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 manifest:full-path="Scripts/javascript/Library1/Macro1.js"/>
  <manifest:file-entry manifest:media-type="" manifest:full-path="Scripts/javascript/Library1/parcel-descriptor.xml"/>
  <manifest:file-entry manifest:media-type="application/binary" manifest:full-path="Scripts/javascript/Library1/"/>
  <manifest:file-entry manifest:media-type="application/binary" manifest:full-path="Scripts/javascript/"/>
  <manifest:file-entry manifest:media-type="application/binary" manifest:full-path="Scripts/"/>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1.072in"/>
    </style:style>
    <style:style style:name="co2" style:family="table-column">
      <style:table-column-properties fo:break-before="auto" style:column-width="1.4854in"/>
    </style:style>
    <style:style style:name="co3" style:family="table-column">
      <style:table-column-properties fo:break-before="auto" style:column-width="1.1272in"/>
    </style:style>
    <style:style style:name="co8" style:family="table-column">
      <style:table-column-properties fo:break-before="auto" style:column-width="1.1598in"/>
    </style:style>
    <style:style style:name="co4" style:family="table-column">
      <style:table-column-properties fo:break-before="auto" style:column-width="0.8925in"/>
    </style:style>
    <style:style style:name="co20" style:family="table-column">
      <style:table-column-properties fo:break-before="auto" style:column-width="1.4in"/>
    </style:style>
    <style:style style:name="co21" style:family="table-column">
      <style:table-column-properties fo:break-before="auto" style:column-width="3.5854in"/>
    </style:style>
    <style:style style:name="co22" style:family="table-column">
      <style:table-column-properties fo:break-before="auto" style:column-width="2.5583in"/>
    </style:style>
    <style:style style:name="co23" style:family="table-column">
      <style:table-column-properties fo:break-before="auto" style:column-width="2.2744in"/>
    </style:style>
    <style:style style:name="co24" style:family="table-column">
      <style:table-column-properties fo:break-before="auto" style:column-width="2.0992in"/>
    </style:style>
    <style:style style:name="co28" style:family="table-column">
      <style:table-column-properties fo:break-before="auto" style:column-width="1.1047in"/>
    </style:style>
    <style:style style:name="co29" style:family="table-column">
      <style:table-column-properties fo:break-before="auto" style:column-width="7.6146in"/>
    </style:style>
    <style:style style:name="co30" style:family="table-column">
      <style:table-column-properties fo:break-before="auto" style:column-width="1.302in"/>
    </style:style>
    <style:style style:name="co15" style:family="table-column">
      <style:table-column-properties fo:break-before="auto" style:column-width="1.5425in"/>
    </style:style>
    <style:style style:name="co16" style:family="table-column">
      <style:table-column-properties fo:break-before="auto" style:column-width="7.9638in"/>
    </style:style>
    <style:style style:name="co17" style:family="table-column">
      <style:table-column-properties fo:break-before="auto" style:column-width="3.9547in"/>
    </style:style>
    <style:style style:name="co18" style:family="table-column">
      <style:table-column-properties fo:break-before="auto" style:column-width="1.4984in"/>
    </style:style>
    <style:style style:name="co19" style:family="table-column">
      <style:table-column-properties fo:break-before="auto" style:column-width="2.4575in"/>
    </style:style>
    <style:style style:name="co25" style:family="table-column">
      <style:table-column-properties fo:break-before="auto" style:column-width="1.7366in"/>
    </style:style>
    <style:style style:name="co26" style:family="table-column">
      <style:table-column-properties fo:break-before="auto" style:column-width="1.0161in"/>
    </style:style>
    <style:style style:name="co27" style:family="table-column">
      <style:table-column-properties fo:break-before="auto" style:column-width="1.0945in"/>
    </style:style>
    <style:style style:name="co31" style:family="table-column">
      <style:table-column-properties fo:break-before="auto" style:column-width="1.2453in"/>
    </style:style>
    <style:style style:name="co32" style:family="table-column">
      <style:table-column-properties fo:break-before="auto" style:column-width="1.6728in"/>
    </style:style>
    <style:style style:name="co33" style:family="table-column">
      <style:table-column-properties fo:break-before="auto" style:column-width="1.1689in"/>
    </style:style>
    <style:style style:name="co34" style:family="table-column">
      <style:table-column-properties fo:break-before="auto" style:column-width="1.6165in"/>
    </style:style>
    <style:style style:name="co35" style:family="table-column">
      <style:table-column-properties fo:break-before="auto" style:column-width="1.1362in"/>
    </style:style>
    <style:style style:name="co36" style:family="table-column">
      <style:table-column-properties fo:break-before="auto" style:column-width="1.0071in"/>
    </style:style>
    <style:style style:name="co37" style:family="table-column">
      <style:table-column-properties fo:break-before="auto" style:column-width="3.3445in"/>
    </style:style>
    <style:style style:name="co38" style:family="table-column">
      <style:table-column-properties fo:break-before="auto" style:column-width="1.3673in"/>
    </style:style>
    <style:style style:name="co39" style:family="table-column">
      <style:table-column-properties fo:break-before="auto" style:column-width="1.5291in"/>
    </style:style>
    <style:style style:name="ro1" style:family="table-row">
      <style:table-row-properties style:row-height="0.1783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1.0154in" fo:break-before="auto" style:use-optimal-row-height="true"/>
    </style:style>
    <style:style style:name="ro5" style:family="table-row">
      <style:table-row-properties style:row-height="0.7772in" fo:break-before="auto" style:use-optimal-row-height="true"/>
    </style:style>
    <style:style style:name="ro6" style:family="table-row">
      <style:table-row-properties style:row-height="0.683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text-properties style:font-name="Arial" style:font-name-asian="微软雅黑" style:font-name-complex="Mangal"/>
    </style:style>
    <style:style style:name="ce7" style:family="table-cell" style:parent-style-name="Default" style:data-style-name="N0"/>
    <style:style style:name="ce3" style:family="table-cell" style:parent-style-name="Default">
      <style:table-cell-properties fo:wrap-option="wrap"/>
    </style:style>
    <style:style style:name="ce4" style:family="table-cell" style:parent-style-name="Default" style:data-style-name="N100"/>
    <style:style style:name="ce5" style:family="table-cell" style:parent-style-name="Default" style:data-style-name="N11"/>
    <style:style style:name="ce6" style:family="table-cell" style:parent-style-name="Default" style:data-style-name="N2"/>
    <style:style style:name="ce8" style:family="table-cell" style:parent-style-name="Default" style:data-style-name="N3"/>
    <style:style style:name="ce9"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P2" style:family="paragraph">
      <style:paragraph-properties fo:text-align="center"/>
    </style:style>
  </office:automatic-styles>
  <office:body>
    <office:spreadsheet>
      <table:table table:name="SQL00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row table:style-name="ro1">
          <table:table-cell office:value-type="string">
            <text:p>REPORTTYPE</text:p>
          </table:table-cell>
          <table:table-cell office:value-type="string">
            <text:p>ALIASNAME</text:p>
          </table:table-cell>
          <table:table-cell office:value-type="string">
            <text:p>COLUMNINDEX</text:p>
          </table:table-cell>
        </table:table-row>
        <table:table-row table:style-name="ro1">
          <table:table-cell office:value-type="float" office:value="2">
            <text:p>2</text:p>
          </table:table-cell>
          <table:table-cell office:value-type="string">
            <text:p>营业总收入</text:p>
          </table:table-cell>
          <table:table-cell office:value-type="float" office:value="1">
            <text:p>1</text:p>
          </table:table-cell>
        </table:table-row>
        <table:table-row table:style-name="ro1">
          <table:table-cell office:value-type="float" office:value="2">
            <text:p>2</text:p>
          </table:table-cell>
          <table:table-cell office:value-type="string">
            <text:p>营业收入</text:p>
          </table:table-cell>
          <table:table-cell office:value-type="float" office:value="2">
            <text:p>2</text:p>
          </table:table-cell>
        </table:table-row>
        <table:table-row table:style-name="ro1">
          <table:table-cell office:value-type="float" office:value="2">
            <text:p>2</text:p>
          </table:table-cell>
          <table:table-cell office:value-type="string">
            <text:p>利息收入</text:p>
          </table:table-cell>
          <table:table-cell office:value-type="float" office:value="3">
            <text:p>3</text:p>
          </table:table-cell>
        </table:table-row>
        <table:table-row table:style-name="ro1">
          <table:table-cell office:value-type="float" office:value="2">
            <text:p>2</text:p>
          </table:table-cell>
          <table:table-cell office:value-type="string">
            <text:p>已赚保费</text:p>
          </table:table-cell>
          <table:table-cell office:value-type="float" office:value="4">
            <text:p>4</text:p>
          </table:table-cell>
        </table:table-row>
        <table:table-row table:style-name="ro1">
          <table:table-cell office:value-type="float" office:value="2">
            <text:p>2</text:p>
          </table:table-cell>
          <table:table-cell office:value-type="string">
            <text:p>手续费及佣金收入</text:p>
          </table:table-cell>
          <table:table-cell office:value-type="float" office:value="5">
            <text:p>5</text:p>
          </table:table-cell>
        </table:table-row>
        <table:table-row table:style-name="ro1">
          <table:table-cell office:value-type="float" office:value="2">
            <text:p>2</text:p>
          </table:table-cell>
          <table:table-cell office:value-type="string">
            <text:p>房地产销售收入</text:p>
          </table:table-cell>
          <table:table-cell office:value-type="float" office:value="6">
            <text:p>6</text:p>
          </table:table-cell>
        </table:table-row>
        <table:table-row table:style-name="ro1">
          <table:table-cell office:value-type="float" office:value="2">
            <text:p>2</text:p>
          </table:table-cell>
          <table:table-cell office:value-type="string">
            <text:p>其他业务收入</text:p>
          </table:table-cell>
          <table:table-cell office:value-type="float" office:value="7">
            <text:p>7</text:p>
          </table:table-cell>
        </table:table-row>
        <table:table-row table:style-name="ro1">
          <table:table-cell office:value-type="float" office:value="2">
            <text:p>2</text:p>
          </table:table-cell>
          <table:table-cell office:value-type="string">
            <text:p>营业总成本</text:p>
          </table:table-cell>
          <table:table-cell office:value-type="float" office:value="8">
            <text:p>8</text:p>
          </table:table-cell>
        </table:table-row>
        <table:table-row table:style-name="ro1">
          <table:table-cell office:value-type="float" office:value="2">
            <text:p>2</text:p>
          </table:table-cell>
          <table:table-cell office:value-type="string">
            <text:p>营业成本</text:p>
          </table:table-cell>
          <table:table-cell office:value-type="float" office:value="9">
            <text:p>9</text:p>
          </table:table-cell>
        </table:table-row>
        <table:table-row table:style-name="ro1">
          <table:table-cell office:value-type="float" office:value="2">
            <text:p>2</text:p>
          </table:table-cell>
          <table:table-cell office:value-type="string">
            <text:p>利息支出</text:p>
          </table:table-cell>
          <table:table-cell office:value-type="float" office:value="10">
            <text:p>10</text:p>
          </table:table-cell>
        </table:table-row>
        <table:table-row table:style-name="ro1">
          <table:table-cell office:value-type="float" office:value="2">
            <text:p>2</text:p>
          </table:table-cell>
          <table:table-cell office:value-type="string">
            <text:p>手续费及佣金支出</text:p>
          </table:table-cell>
          <table:table-cell office:value-type="float" office:value="11">
            <text:p>11</text:p>
          </table:table-cell>
        </table:table-row>
        <table:table-row table:style-name="ro1">
          <table:table-cell office:value-type="float" office:value="2">
            <text:p>2</text:p>
          </table:table-cell>
          <table:table-cell office:value-type="string">
            <text:p>房地产销售成本</text:p>
          </table:table-cell>
          <table:table-cell office:value-type="float" office:value="12">
            <text:p>12</text:p>
          </table:table-cell>
        </table:table-row>
        <table:table-row table:style-name="ro1">
          <table:table-cell office:value-type="float" office:value="2">
            <text:p>2</text:p>
          </table:table-cell>
          <table:table-cell office:value-type="string">
            <text:p>研发费用</text:p>
          </table:table-cell>
          <table:table-cell office:value-type="float" office:value="13">
            <text:p>13</text:p>
          </table:table-cell>
        </table:table-row>
        <table:table-row table:style-name="ro1">
          <table:table-cell office:value-type="float" office:value="2">
            <text:p>2</text:p>
          </table:table-cell>
          <table:table-cell office:value-type="string">
            <text:p>退保金</text:p>
          </table:table-cell>
          <table:table-cell office:value-type="float" office:value="14">
            <text:p>14</text:p>
          </table:table-cell>
        </table:table-row>
        <table:table-row table:style-name="ro1">
          <table:table-cell office:value-type="float" office:value="2">
            <text:p>2</text:p>
          </table:table-cell>
          <table:table-cell office:value-type="string">
            <text:p>赔付支出净额</text:p>
          </table:table-cell>
          <table:table-cell office:value-type="float" office:value="15">
            <text:p>15</text:p>
          </table:table-cell>
        </table:table-row>
        <table:table-row table:style-name="ro1">
          <table:table-cell office:value-type="float" office:value="2">
            <text:p>2</text:p>
          </table:table-cell>
          <table:table-cell office:value-type="string">
            <text:p>提取保险合同准备金净额</text:p>
          </table:table-cell>
          <table:table-cell office:value-type="float" office:value="16">
            <text:p>16</text:p>
          </table:table-cell>
        </table:table-row>
        <table:table-row table:style-name="ro1">
          <table:table-cell office:value-type="float" office:value="2">
            <text:p>2</text:p>
          </table:table-cell>
          <table:table-cell office:value-type="string">
            <text:p>保单红利支出</text:p>
          </table:table-cell>
          <table:table-cell office:value-type="float" office:value="17">
            <text:p>17</text:p>
          </table:table-cell>
        </table:table-row>
        <table:table-row table:style-name="ro1">
          <table:table-cell office:value-type="float" office:value="2">
            <text:p>2</text:p>
          </table:table-cell>
          <table:table-cell office:value-type="string">
            <text:p>分保费用</text:p>
          </table:table-cell>
          <table:table-cell office:value-type="float" office:value="18">
            <text:p>18</text:p>
          </table:table-cell>
        </table:table-row>
        <table:table-row table:style-name="ro1">
          <table:table-cell office:value-type="float" office:value="2">
            <text:p>2</text:p>
          </table:table-cell>
          <table:table-cell office:value-type="string">
            <text:p>其他业务成本</text:p>
          </table:table-cell>
          <table:table-cell office:value-type="float" office:value="19">
            <text:p>19</text:p>
          </table:table-cell>
        </table:table-row>
        <table:table-row table:style-name="ro1">
          <table:table-cell office:value-type="float" office:value="2">
            <text:p>2</text:p>
          </table:table-cell>
          <table:table-cell office:value-type="string">
            <text:p>营业税金及附加</text:p>
          </table:table-cell>
          <table:table-cell office:value-type="float" office:value="20">
            <text:p>20</text:p>
          </table:table-cell>
        </table:table-row>
        <table:table-row table:style-name="ro1">
          <table:table-cell office:value-type="float" office:value="2">
            <text:p>2</text:p>
          </table:table-cell>
          <table:table-cell office:value-type="string">
            <text:p>销售费用</text:p>
          </table:table-cell>
          <table:table-cell office:value-type="float" office:value="21">
            <text:p>21</text:p>
          </table:table-cell>
        </table:table-row>
        <table:table-row table:style-name="ro1">
          <table:table-cell office:value-type="float" office:value="2">
            <text:p>2</text:p>
          </table:table-cell>
          <table:table-cell office:value-type="string">
            <text:p>管理费用</text:p>
          </table:table-cell>
          <table:table-cell office:value-type="float" office:value="22">
            <text:p>22</text:p>
          </table:table-cell>
        </table:table-row>
        <table:table-row table:style-name="ro1">
          <table:table-cell office:value-type="float" office:value="2">
            <text:p>2</text:p>
          </table:table-cell>
          <table:table-cell office:value-type="string">
            <text:p>财务费用</text:p>
          </table:table-cell>
          <table:table-cell office:value-type="float" office:value="23">
            <text:p>23</text:p>
          </table:table-cell>
        </table:table-row>
        <table:table-row table:style-name="ro1">
          <table:table-cell office:value-type="float" office:value="2">
            <text:p>2</text:p>
          </table:table-cell>
          <table:table-cell office:value-type="string">
            <text:p>资产减值损失</text:p>
          </table:table-cell>
          <table:table-cell office:value-type="float" office:value="24">
            <text:p>24</text:p>
          </table:table-cell>
        </table:table-row>
        <table:table-row table:style-name="ro1">
          <table:table-cell office:value-type="float" office:value="2">
            <text:p>2</text:p>
          </table:table-cell>
          <table:table-cell office:value-type="string">
            <text:p>公允价值变动收益</text:p>
          </table:table-cell>
          <table:table-cell office:value-type="float" office:value="25">
            <text:p>25</text:p>
          </table:table-cell>
        </table:table-row>
        <table:table-row table:style-name="ro1">
          <table:table-cell office:value-type="float" office:value="2">
            <text:p>2</text:p>
          </table:table-cell>
          <table:table-cell office:value-type="string">
            <text:p>投资收益</text:p>
          </table:table-cell>
          <table:table-cell office:value-type="float" office:value="26">
            <text:p>26</text:p>
          </table:table-cell>
        </table:table-row>
        <table:table-row table:style-name="ro1">
          <table:table-cell office:value-type="float" office:value="2">
            <text:p>2</text:p>
          </table:table-cell>
          <table:table-cell office:value-type="string">
            <text:p>对联营企业和合营企业的投资收益</text:p>
          </table:table-cell>
          <table:table-cell office:value-type="float" office:value="27">
            <text:p>27</text:p>
          </table:table-cell>
        </table:table-row>
        <table:table-row table:style-name="ro1">
          <table:table-cell office:value-type="float" office:value="2">
            <text:p>2</text:p>
          </table:table-cell>
          <table:table-cell office:value-type="string">
            <text:p>汇兑收益</text:p>
          </table:table-cell>
          <table:table-cell office:value-type="float" office:value="28">
            <text:p>28</text:p>
          </table:table-cell>
        </table:table-row>
        <table:table-row table:style-name="ro1">
          <table:table-cell office:value-type="float" office:value="2">
            <text:p>2</text:p>
          </table:table-cell>
          <table:table-cell office:value-type="string">
            <text:p>期货损益</text:p>
          </table:table-cell>
          <table:table-cell office:value-type="float" office:value="29">
            <text:p>29</text:p>
          </table:table-cell>
        </table:table-row>
        <table:table-row table:style-name="ro1">
          <table:table-cell office:value-type="float" office:value="2">
            <text:p>2</text:p>
          </table:table-cell>
          <table:table-cell office:value-type="string">
            <text:p>托管收益</text:p>
          </table:table-cell>
          <table:table-cell office:value-type="float" office:value="30">
            <text:p>30</text:p>
          </table:table-cell>
        </table:table-row>
        <table:table-row table:style-name="ro1">
          <table:table-cell office:value-type="float" office:value="2">
            <text:p>2</text:p>
          </table:table-cell>
          <table:table-cell office:value-type="string">
            <text:p>补贴收入</text:p>
          </table:table-cell>
          <table:table-cell office:value-type="float" office:value="31">
            <text:p>31</text:p>
          </table:table-cell>
        </table:table-row>
        <table:table-row table:style-name="ro1">
          <table:table-cell office:value-type="float" office:value="2">
            <text:p>2</text:p>
          </table:table-cell>
          <table:table-cell office:value-type="string">
            <text:p>其他业务利润</text:p>
          </table:table-cell>
          <table:table-cell office:value-type="float" office:value="32">
            <text:p>32</text:p>
          </table:table-cell>
        </table:table-row>
        <table:table-row table:style-name="ro1">
          <table:table-cell office:value-type="float" office:value="2">
            <text:p>2</text:p>
          </table:table-cell>
          <table:table-cell office:value-type="string">
            <text:p>营业利润</text:p>
          </table:table-cell>
          <table:table-cell office:value-type="float" office:value="33">
            <text:p>33</text:p>
          </table:table-cell>
        </table:table-row>
        <table:table-row table:style-name="ro1">
          <table:table-cell office:value-type="float" office:value="2">
            <text:p>2</text:p>
          </table:table-cell>
          <table:table-cell office:value-type="string">
            <text:p>营业外收入</text:p>
          </table:table-cell>
          <table:table-cell office:value-type="float" office:value="34">
            <text:p>34</text:p>
          </table:table-cell>
        </table:table-row>
        <table:table-row table:style-name="ro1">
          <table:table-cell office:value-type="float" office:value="2">
            <text:p>2</text:p>
          </table:table-cell>
          <table:table-cell office:value-type="string">
            <text:p>营业外支出</text:p>
          </table:table-cell>
          <table:table-cell office:value-type="float" office:value="35">
            <text:p>35</text:p>
          </table:table-cell>
        </table:table-row>
        <table:table-row table:style-name="ro1">
          <table:table-cell office:value-type="float" office:value="2">
            <text:p>2</text:p>
          </table:table-cell>
          <table:table-cell office:value-type="string">
            <text:p>非流动资产处置损失</text:p>
          </table:table-cell>
          <table:table-cell office:value-type="float" office:value="36">
            <text:p>36</text:p>
          </table:table-cell>
        </table:table-row>
        <table:table-row table:style-name="ro1">
          <table:table-cell office:value-type="float" office:value="2">
            <text:p>2</text:p>
          </table:table-cell>
          <table:table-cell office:value-type="string">
            <text:p>利润总额</text:p>
          </table:table-cell>
          <table:table-cell office:value-type="float" office:value="37">
            <text:p>37</text:p>
          </table:table-cell>
        </table:table-row>
        <table:table-row table:style-name="ro1">
          <table:table-cell office:value-type="float" office:value="2">
            <text:p>2</text:p>
          </table:table-cell>
          <table:table-cell office:value-type="string">
            <text:p>所得税费用</text:p>
          </table:table-cell>
          <table:table-cell office:value-type="float" office:value="38">
            <text:p>38</text:p>
          </table:table-cell>
        </table:table-row>
        <table:table-row table:style-name="ro1">
          <table:table-cell office:value-type="float" office:value="2">
            <text:p>2</text:p>
          </table:table-cell>
          <table:table-cell office:value-type="string">
            <text:p>未确认投资损失</text:p>
          </table:table-cell>
          <table:table-cell office:value-type="float" office:value="39">
            <text:p>39</text:p>
          </table:table-cell>
        </table:table-row>
        <table:table-row table:style-name="ro1">
          <table:table-cell office:value-type="float" office:value="2">
            <text:p>2</text:p>
          </table:table-cell>
          <table:table-cell office:value-type="string">
            <text:p>净利润</text:p>
          </table:table-cell>
          <table:table-cell office:value-type="float" office:value="40">
            <text:p>40</text:p>
          </table:table-cell>
        </table:table-row>
        <table:table-row table:style-name="ro1">
          <table:table-cell office:value-type="float" office:value="2">
            <text:p>2</text:p>
          </table:table-cell>
          <table:table-cell office:value-type="string">
            <text:p>归属于母公司所有者的净利润</text:p>
          </table:table-cell>
          <table:table-cell office:value-type="float" office:value="41">
            <text:p>41</text:p>
          </table:table-cell>
        </table:table-row>
        <table:table-row table:style-name="ro1">
          <table:table-cell office:value-type="float" office:value="2">
            <text:p>2</text:p>
          </table:table-cell>
          <table:table-cell office:value-type="string">
            <text:p>被合并方在合并前实现净利润</text:p>
          </table:table-cell>
          <table:table-cell office:value-type="float" office:value="42">
            <text:p>42</text:p>
          </table:table-cell>
        </table:table-row>
        <table:table-row table:style-name="ro1">
          <table:table-cell office:value-type="float" office:value="2">
            <text:p>2</text:p>
          </table:table-cell>
          <table:table-cell office:value-type="string">
            <text:p>少数股东损益</text:p>
          </table:table-cell>
          <table:table-cell office:value-type="float" office:value="43">
            <text:p>43</text:p>
          </table:table-cell>
        </table:table-row>
        <table:table-row table:style-name="ro1">
          <table:table-cell office:value-type="float" office:value="2">
            <text:p>2</text:p>
          </table:table-cell>
          <table:table-cell office:value-type="string">
            <text:p>基本每股收益</text:p>
          </table:table-cell>
          <table:table-cell office:value-type="float" office:value="44">
            <text:p>44</text:p>
          </table:table-cell>
        </table:table-row>
        <table:table-row table:style-name="ro1">
          <table:table-cell office:value-type="float" office:value="2">
            <text:p>2</text:p>
          </table:table-cell>
          <table:table-cell office:value-type="string">
            <text:p>稀释每股收益</text:p>
          </table:table-cell>
          <table:table-cell office:value-type="float" office:value="45">
            <text:p>45</text:p>
          </table:table-cell>
        </table:table-row>
        <table:table-row table:style-name="ro1">
          <table:table-cell office:value-type="float" office:value="3">
            <text:p>3</text:p>
          </table:table-cell>
          <table:table-cell office:value-type="string">
            <text:p>销售商品、提供劳务收到的现金</text:p>
          </table:table-cell>
          <table:table-cell office:value-type="float" office:value="1">
            <text:p>1</text:p>
          </table:table-cell>
        </table:table-row>
        <table:table-row table:style-name="ro1">
          <table:table-cell office:value-type="float" office:value="3">
            <text:p>3</text:p>
          </table:table-cell>
          <table:table-cell office:value-type="string">
            <text:p>客户存款和同业存放款项净增加额</text:p>
          </table:table-cell>
          <table:table-cell office:value-type="float" office:value="2">
            <text:p>2</text:p>
          </table:table-cell>
        </table:table-row>
        <table:table-row table:style-name="ro2">
          <table:table-cell office:value-type="float" office:value="3">
            <text:p>3</text:p>
          </table:table-cell>
          <table:table-cell office:value-type="string">
            <text:p>向中央银行借款净增加额(万元</text:p>
          </table:table-cell>
          <table:table-cell office:value-type="float" office:value="3">
            <text:p>3</text:p>
          </table:table-cell>
        </table:table-row>
        <table:table-row table:style-name="ro1">
          <table:table-cell office:value-type="float" office:value="3">
            <text:p>3</text:p>
          </table:table-cell>
          <table:table-cell office:value-type="string">
            <text:p>向其他金融机构拆入资金净增加额</text:p>
          </table:table-cell>
          <table:table-cell office:value-type="float" office:value="4">
            <text:p>4</text:p>
          </table:table-cell>
        </table:table-row>
        <table:table-row table:style-name="ro1">
          <table:table-cell office:value-type="float" office:value="3">
            <text:p>3</text:p>
          </table:table-cell>
          <table:table-cell office:value-type="string">
            <text:p>收到原保险合同保费取得的现金</text:p>
          </table:table-cell>
          <table:table-cell office:value-type="float" office:value="5">
            <text:p>5</text:p>
          </table:table-cell>
        </table:table-row>
        <table:table-row table:style-name="ro1">
          <table:table-cell office:value-type="float" office:value="3">
            <text:p>3</text:p>
          </table:table-cell>
          <table:table-cell office:value-type="string">
            <text:p>收到再保险业务现金净额</text:p>
          </table:table-cell>
          <table:table-cell office:value-type="float" office:value="6">
            <text:p>6</text:p>
          </table:table-cell>
        </table:table-row>
        <table:table-row table:style-name="ro1">
          <table:table-cell office:value-type="float" office:value="3">
            <text:p>3</text:p>
          </table:table-cell>
          <table:table-cell office:value-type="string">
            <text:p>保户储金及投资款净增加额</text:p>
          </table:table-cell>
          <table:table-cell office:value-type="float" office:value="7">
            <text:p>7</text:p>
          </table:table-cell>
        </table:table-row>
        <table:table-row table:style-name="ro1">
          <table:table-cell office:value-type="float" office:value="3">
            <text:p>3</text:p>
          </table:table-cell>
          <table:table-cell office:value-type="string">
            <text:p>处置交易性金融资产净增加额</text:p>
          </table:table-cell>
          <table:table-cell office:value-type="float" office:value="8">
            <text:p>8</text:p>
          </table:table-cell>
        </table:table-row>
        <table:table-row table:style-name="ro1">
          <table:table-cell office:value-type="float" office:value="3">
            <text:p>3</text:p>
          </table:table-cell>
          <table:table-cell office:value-type="string">
            <text:p>收取利息、手续费及佣金的现金</text:p>
          </table:table-cell>
          <table:table-cell office:value-type="float" office:value="9">
            <text:p>9</text:p>
          </table:table-cell>
        </table:table-row>
        <table:table-row table:style-name="ro1">
          <table:table-cell office:value-type="float" office:value="3">
            <text:p>3</text:p>
          </table:table-cell>
          <table:table-cell office:value-type="string">
            <text:p>拆入资金净增加额</text:p>
          </table:table-cell>
          <table:table-cell office:value-type="float" office:value="10">
            <text:p>10</text:p>
          </table:table-cell>
        </table:table-row>
        <table:table-row table:style-name="ro1">
          <table:table-cell office:value-type="float" office:value="3">
            <text:p>3</text:p>
          </table:table-cell>
          <table:table-cell office:value-type="string">
            <text:p>回购业务资金净增加额</text:p>
          </table:table-cell>
          <table:table-cell office:value-type="float" office:value="11">
            <text:p>11</text:p>
          </table:table-cell>
        </table:table-row>
        <table:table-row table:style-name="ro1">
          <table:table-cell office:value-type="float" office:value="3">
            <text:p>3</text:p>
          </table:table-cell>
          <table:table-cell office:value-type="string">
            <text:p>收到的税费返还</text:p>
          </table:table-cell>
          <table:table-cell office:value-type="float" office:value="12">
            <text:p>12</text:p>
          </table:table-cell>
        </table:table-row>
        <table:table-row table:style-name="ro1">
          <table:table-cell office:value-type="float" office:value="3">
            <text:p>3</text:p>
          </table:table-cell>
          <table:table-cell office:value-type="string">
            <text:p>收到的其他与经营活动有关的现金</text:p>
          </table:table-cell>
          <table:table-cell office:value-type="float" office:value="13">
            <text:p>13</text:p>
          </table:table-cell>
        </table:table-row>
        <table:table-row table:style-name="ro1">
          <table:table-cell office:value-type="float" office:value="3">
            <text:p>3</text:p>
          </table:table-cell>
          <table:table-cell office:value-type="string">
            <text:p>经营活动现金流入小计</text:p>
          </table:table-cell>
          <table:table-cell office:value-type="float" office:value="14">
            <text:p>14</text:p>
          </table:table-cell>
        </table:table-row>
        <table:table-row table:style-name="ro1">
          <table:table-cell office:value-type="float" office:value="3">
            <text:p>3</text:p>
          </table:table-cell>
          <table:table-cell office:value-type="string">
            <text:p>购买商品、接受劳务支付的现金</text:p>
          </table:table-cell>
          <table:table-cell office:value-type="float" office:value="15">
            <text:p>15</text:p>
          </table:table-cell>
        </table:table-row>
        <table:table-row table:style-name="ro1">
          <table:table-cell office:value-type="float" office:value="3">
            <text:p>3</text:p>
          </table:table-cell>
          <table:table-cell office:value-type="string">
            <text:p>客户贷款及垫款净增加额</text:p>
          </table:table-cell>
          <table:table-cell office:value-type="float" office:value="16">
            <text:p>16</text:p>
          </table:table-cell>
        </table:table-row>
        <table:table-row table:style-name="ro1">
          <table:table-cell office:value-type="float" office:value="3">
            <text:p>3</text:p>
          </table:table-cell>
          <table:table-cell office:value-type="string">
            <text:p>存放中央银行和同业款项净增加额</text:p>
          </table:table-cell>
          <table:table-cell office:value-type="float" office:value="17">
            <text:p>17</text:p>
          </table:table-cell>
        </table:table-row>
        <table:table-row table:style-name="ro1">
          <table:table-cell office:value-type="float" office:value="3">
            <text:p>3</text:p>
          </table:table-cell>
          <table:table-cell office:value-type="string">
            <text:p>支付原保险合同赔付款项的现金</text:p>
          </table:table-cell>
          <table:table-cell office:value-type="float" office:value="18">
            <text:p>18</text:p>
          </table:table-cell>
        </table:table-row>
        <table:table-row table:style-name="ro1">
          <table:table-cell office:value-type="float" office:value="3">
            <text:p>3</text:p>
          </table:table-cell>
          <table:table-cell office:value-type="string">
            <text:p>支付利息、手续费及佣金的现金</text:p>
          </table:table-cell>
          <table:table-cell office:value-type="float" office:value="19">
            <text:p>19</text:p>
          </table:table-cell>
        </table:table-row>
        <table:table-row table:style-name="ro1">
          <table:table-cell office:value-type="float" office:value="3">
            <text:p>3</text:p>
          </table:table-cell>
          <table:table-cell office:value-type="string">
            <text:p>支付保单红利的现金</text:p>
          </table:table-cell>
          <table:table-cell office:value-type="float" office:value="20">
            <text:p>20</text:p>
          </table:table-cell>
        </table:table-row>
        <table:table-row table:style-name="ro1">
          <table:table-cell office:value-type="float" office:value="3">
            <text:p>3</text:p>
          </table:table-cell>
          <table:table-cell office:value-type="string">
            <text:p>支付给职工以及为职工支付的现金</text:p>
          </table:table-cell>
          <table:table-cell office:value-type="float" office:value="21">
            <text:p>21</text:p>
          </table:table-cell>
        </table:table-row>
        <table:table-row table:style-name="ro1">
          <table:table-cell office:value-type="float" office:value="3">
            <text:p>3</text:p>
          </table:table-cell>
          <table:table-cell office:value-type="string">
            <text:p>支付的各项税费</text:p>
          </table:table-cell>
          <table:table-cell office:value-type="float" office:value="22">
            <text:p>22</text:p>
          </table:table-cell>
        </table:table-row>
        <table:table-row table:style-name="ro1">
          <table:table-cell office:value-type="float" office:value="3">
            <text:p>3</text:p>
          </table:table-cell>
          <table:table-cell office:value-type="string">
            <text:p>支付的其他与经营活动有关的现金</text:p>
          </table:table-cell>
          <table:table-cell office:value-type="float" office:value="23">
            <text:p>23</text:p>
          </table:table-cell>
        </table:table-row>
        <table:table-row table:style-name="ro1">
          <table:table-cell office:value-type="float" office:value="3">
            <text:p>3</text:p>
          </table:table-cell>
          <table:table-cell office:value-type="string">
            <text:p>经营活动现金流出小计</text:p>
          </table:table-cell>
          <table:table-cell office:value-type="float" office:value="24">
            <text:p>24</text:p>
          </table:table-cell>
        </table:table-row>
        <table:table-row table:style-name="ro1">
          <table:table-cell office:value-type="float" office:value="3">
            <text:p>3</text:p>
          </table:table-cell>
          <table:table-cell office:value-type="string">
            <text:p>经营活动产生的现金流量净额</text:p>
          </table:table-cell>
          <table:table-cell office:value-type="float" office:value="25">
            <text:p>25</text:p>
          </table:table-cell>
        </table:table-row>
        <table:table-row table:style-name="ro1">
          <table:table-cell office:value-type="float" office:value="3">
            <text:p>3</text:p>
          </table:table-cell>
          <table:table-cell office:value-type="string">
            <text:p>收回投资所收到的现金</text:p>
          </table:table-cell>
          <table:table-cell office:value-type="float" office:value="26">
            <text:p>26</text:p>
          </table:table-cell>
        </table:table-row>
        <table:table-row table:style-name="ro1">
          <table:table-cell office:value-type="float" office:value="3">
            <text:p>3</text:p>
          </table:table-cell>
          <table:table-cell office:value-type="string">
            <text:p>取得投资收益所收到的现金</text:p>
          </table:table-cell>
          <table:table-cell office:value-type="float" office:value="27">
            <text:p>27</text:p>
          </table:table-cell>
        </table:table-row>
        <table:table-row table:style-name="ro1">
          <table:table-cell office:value-type="float" office:value="3">
            <text:p>3</text:p>
          </table:table-cell>
          <table:table-cell office:value-type="string">
            <text:p>处置固定资产、无形资产和其他长期资产所收回的现金净额</text:p>
          </table:table-cell>
          <table:table-cell office:value-type="float" office:value="28">
            <text:p>28</text:p>
          </table:table-cell>
        </table:table-row>
        <table:table-row table:style-name="ro1">
          <table:table-cell office:value-type="float" office:value="3">
            <text:p>3</text:p>
          </table:table-cell>
          <table:table-cell office:value-type="string">
            <text:p>处置子公司及其他营业单位收到的现金净额</text:p>
          </table:table-cell>
          <table:table-cell office:value-type="float" office:value="29">
            <text:p>29</text:p>
          </table:table-cell>
        </table:table-row>
        <table:table-row table:style-name="ro1">
          <table:table-cell office:value-type="float" office:value="3">
            <text:p>3</text:p>
          </table:table-cell>
          <table:table-cell office:value-type="string">
            <text:p>收到的其他与投资活动有关的现金</text:p>
          </table:table-cell>
          <table:table-cell office:value-type="float" office:value="30">
            <text:p>30</text:p>
          </table:table-cell>
        </table:table-row>
        <table:table-row table:style-name="ro1">
          <table:table-cell office:value-type="float" office:value="3">
            <text:p>3</text:p>
          </table:table-cell>
          <table:table-cell office:value-type="string">
            <text:p>减少质押和定期存款所收到的现金</text:p>
          </table:table-cell>
          <table:table-cell office:value-type="float" office:value="31">
            <text:p>31</text:p>
          </table:table-cell>
        </table:table-row>
        <table:table-row table:style-name="ro1">
          <table:table-cell office:value-type="float" office:value="3">
            <text:p>3</text:p>
          </table:table-cell>
          <table:table-cell office:value-type="string">
            <text:p>投资活动现金流入小计</text:p>
          </table:table-cell>
          <table:table-cell office:value-type="float" office:value="32">
            <text:p>32</text:p>
          </table:table-cell>
        </table:table-row>
        <table:table-row table:style-name="ro1">
          <table:table-cell office:value-type="float" office:value="3">
            <text:p>3</text:p>
          </table:table-cell>
          <table:table-cell office:value-type="string">
            <text:p>购建固定资产、无形资产和其他长期资产所支付的现金</text:p>
          </table:table-cell>
          <table:table-cell office:value-type="float" office:value="33">
            <text:p>33</text:p>
          </table:table-cell>
        </table:table-row>
        <table:table-row table:style-name="ro1">
          <table:table-cell office:value-type="float" office:value="3">
            <text:p>3</text:p>
          </table:table-cell>
          <table:table-cell office:value-type="string">
            <text:p>投资所支付的现金</text:p>
          </table:table-cell>
          <table:table-cell office:value-type="float" office:value="34">
            <text:p>34</text:p>
          </table:table-cell>
        </table:table-row>
        <table:table-row table:style-name="ro1">
          <table:table-cell office:value-type="float" office:value="3">
            <text:p>3</text:p>
          </table:table-cell>
          <table:table-cell office:value-type="string">
            <text:p>质押贷款净增加额</text:p>
          </table:table-cell>
          <table:table-cell office:value-type="float" office:value="35">
            <text:p>35</text:p>
          </table:table-cell>
        </table:table-row>
        <table:table-row table:style-name="ro1">
          <table:table-cell office:value-type="float" office:value="3">
            <text:p>3</text:p>
          </table:table-cell>
          <table:table-cell office:value-type="string">
            <text:p>取得子公司及其他营业单位支付的现金净额</text:p>
          </table:table-cell>
          <table:table-cell office:value-type="float" office:value="36">
            <text:p>36</text:p>
          </table:table-cell>
        </table:table-row>
        <table:table-row table:style-name="ro1">
          <table:table-cell office:value-type="float" office:value="3">
            <text:p>3</text:p>
          </table:table-cell>
          <table:table-cell office:value-type="string">
            <text:p>支付的其他与投资活动有关的现金</text:p>
          </table:table-cell>
          <table:table-cell office:value-type="float" office:value="37">
            <text:p>37</text:p>
          </table:table-cell>
        </table:table-row>
        <table:table-row table:style-name="ro1">
          <table:table-cell office:value-type="float" office:value="3">
            <text:p>3</text:p>
          </table:table-cell>
          <table:table-cell office:value-type="string">
            <text:p>增加质押和定期存款所支付的现金</text:p>
          </table:table-cell>
          <table:table-cell office:value-type="float" office:value="38">
            <text:p>38</text:p>
          </table:table-cell>
        </table:table-row>
        <table:table-row table:style-name="ro1">
          <table:table-cell office:value-type="float" office:value="3">
            <text:p>3</text:p>
          </table:table-cell>
          <table:table-cell office:value-type="string">
            <text:p>投资活动现金流出小计</text:p>
          </table:table-cell>
          <table:table-cell office:value-type="float" office:value="39">
            <text:p>39</text:p>
          </table:table-cell>
        </table:table-row>
        <table:table-row table:style-name="ro1">
          <table:table-cell office:value-type="float" office:value="3">
            <text:p>3</text:p>
          </table:table-cell>
          <table:table-cell office:value-type="string">
            <text:p>投资活动产生的现金流量净额</text:p>
          </table:table-cell>
          <table:table-cell office:value-type="float" office:value="40">
            <text:p>40</text:p>
          </table:table-cell>
        </table:table-row>
        <table:table-row table:style-name="ro1">
          <table:table-cell office:value-type="float" office:value="3">
            <text:p>3</text:p>
          </table:table-cell>
          <table:table-cell office:value-type="string">
            <text:p>吸收投资收到的现金</text:p>
          </table:table-cell>
          <table:table-cell office:value-type="float" office:value="41">
            <text:p>41</text:p>
          </table:table-cell>
        </table:table-row>
        <table:table-row table:style-name="ro1">
          <table:table-cell office:value-type="float" office:value="3">
            <text:p>3</text:p>
          </table:table-cell>
          <table:table-cell office:value-type="string">
            <text:p>其中：子公司吸收少数股东投资收到的现金</text:p>
          </table:table-cell>
          <table:table-cell office:value-type="float" office:value="42">
            <text:p>42</text:p>
          </table:table-cell>
        </table:table-row>
        <table:table-row table:style-name="ro1">
          <table:table-cell office:value-type="float" office:value="3">
            <text:p>3</text:p>
          </table:table-cell>
          <table:table-cell office:value-type="string">
            <text:p>取得借款收到的现金</text:p>
          </table:table-cell>
          <table:table-cell office:value-type="float" office:value="43">
            <text:p>43</text:p>
          </table:table-cell>
        </table:table-row>
        <table:table-row table:style-name="ro1">
          <table:table-cell office:value-type="float" office:value="3">
            <text:p>3</text:p>
          </table:table-cell>
          <table:table-cell office:value-type="string">
            <text:p>发行债券收到的现金</text:p>
          </table:table-cell>
          <table:table-cell office:value-type="float" office:value="44">
            <text:p>44</text:p>
          </table:table-cell>
        </table:table-row>
        <table:table-row table:style-name="ro1">
          <table:table-cell office:value-type="float" office:value="3">
            <text:p>3</text:p>
          </table:table-cell>
          <table:table-cell office:value-type="string">
            <text:p>收到其他与筹资活动有关的现金</text:p>
          </table:table-cell>
          <table:table-cell office:value-type="float" office:value="45">
            <text:p>45</text:p>
          </table:table-cell>
        </table:table-row>
        <table:table-row table:style-name="ro1">
          <table:table-cell office:value-type="float" office:value="3">
            <text:p>3</text:p>
          </table:table-cell>
          <table:table-cell office:value-type="string">
            <text:p>筹资活动现金流入小计</text:p>
          </table:table-cell>
          <table:table-cell office:value-type="float" office:value="46">
            <text:p>46</text:p>
          </table:table-cell>
        </table:table-row>
        <table:table-row table:style-name="ro1">
          <table:table-cell office:value-type="float" office:value="3">
            <text:p>3</text:p>
          </table:table-cell>
          <table:table-cell office:value-type="string">
            <text:p>偿还债务支付的现金</text:p>
          </table:table-cell>
          <table:table-cell office:value-type="float" office:value="47">
            <text:p>47</text:p>
          </table:table-cell>
        </table:table-row>
        <table:table-row table:style-name="ro1">
          <table:table-cell office:value-type="float" office:value="3">
            <text:p>3</text:p>
          </table:table-cell>
          <table:table-cell office:value-type="string">
            <text:p>分配股利、利润或偿付利息所支付的现金</text:p>
          </table:table-cell>
          <table:table-cell office:value-type="float" office:value="48">
            <text:p>48</text:p>
          </table:table-cell>
        </table:table-row>
        <table:table-row table:style-name="ro1">
          <table:table-cell office:value-type="float" office:value="3">
            <text:p>3</text:p>
          </table:table-cell>
          <table:table-cell office:value-type="string">
            <text:p>其中：子公司支付给少数股东的股利、利润</text:p>
          </table:table-cell>
          <table:table-cell office:value-type="float" office:value="49">
            <text:p>49</text:p>
          </table:table-cell>
        </table:table-row>
        <table:table-row table:style-name="ro1">
          <table:table-cell office:value-type="float" office:value="3">
            <text:p>3</text:p>
          </table:table-cell>
          <table:table-cell office:value-type="string">
            <text:p>支付其他与筹资活动有关的现金</text:p>
          </table:table-cell>
          <table:table-cell office:value-type="float" office:value="50">
            <text:p>50</text:p>
          </table:table-cell>
        </table:table-row>
        <table:table-row table:style-name="ro1">
          <table:table-cell office:value-type="float" office:value="3">
            <text:p>3</text:p>
          </table:table-cell>
          <table:table-cell office:value-type="string">
            <text:p>筹资活动现金流出小计</text:p>
          </table:table-cell>
          <table:table-cell office:value-type="float" office:value="51">
            <text:p>51</text:p>
          </table:table-cell>
        </table:table-row>
        <table:table-row table:style-name="ro1">
          <table:table-cell office:value-type="float" office:value="3">
            <text:p>3</text:p>
          </table:table-cell>
          <table:table-cell office:value-type="string">
            <text:p>筹资活动产生的现金流量净额</text:p>
          </table:table-cell>
          <table:table-cell office:value-type="float" office:value="52">
            <text:p>52</text:p>
          </table:table-cell>
        </table:table-row>
        <table:table-row table:style-name="ro1">
          <table:table-cell office:value-type="float" office:value="3">
            <text:p>3</text:p>
          </table:table-cell>
          <table:table-cell office:value-type="string">
            <text:p>汇率变动对现金及现金等价物的影响</text:p>
          </table:table-cell>
          <table:table-cell office:value-type="float" office:value="53">
            <text:p>53</text:p>
          </table:table-cell>
        </table:table-row>
        <table:table-row table:style-name="ro1">
          <table:table-cell office:value-type="float" office:value="3">
            <text:p>3</text:p>
          </table:table-cell>
          <table:table-cell office:value-type="string">
            <text:p>现金及现金等价物净增加额</text:p>
          </table:table-cell>
          <table:table-cell office:value-type="float" office:value="54">
            <text:p>54</text:p>
          </table:table-cell>
        </table:table-row>
        <table:table-row table:style-name="ro2">
          <table:table-cell office:value-type="float" office:value="3">
            <text:p>3</text:p>
          </table:table-cell>
          <table:table-cell office:value-type="string">
            <text:p>加:期初现金及现金等价物余额</text:p>
          </table:table-cell>
          <table:table-cell office:value-type="float" office:value="55">
            <text:p>55</text:p>
          </table:table-cell>
        </table:table-row>
        <table:table-row table:style-name="ro1">
          <table:table-cell office:value-type="float" office:value="3">
            <text:p>3</text:p>
          </table:table-cell>
          <table:table-cell office:value-type="string">
            <text:p>期末现金及现金等价物余额</text:p>
          </table:table-cell>
          <table:table-cell office:value-type="float" office:value="56">
            <text:p>56</text:p>
          </table:table-cell>
        </table:table-row>
        <table:table-row table:style-name="ro1">
          <table:table-cell office:value-type="float" office:value="3">
            <text:p>3</text:p>
          </table:table-cell>
          <table:table-cell office:value-type="string">
            <text:p>净利润</text:p>
          </table:table-cell>
          <table:table-cell office:value-type="float" office:value="57">
            <text:p>57</text:p>
          </table:table-cell>
        </table:table-row>
        <table:table-row table:style-name="ro1">
          <table:table-cell office:value-type="float" office:value="3">
            <text:p>3</text:p>
          </table:table-cell>
          <table:table-cell office:value-type="string">
            <text:p>少数股东损益</text:p>
          </table:table-cell>
          <table:table-cell office:value-type="float" office:value="58">
            <text:p>58</text:p>
          </table:table-cell>
        </table:table-row>
        <table:table-row table:style-name="ro1">
          <table:table-cell office:value-type="float" office:value="3">
            <text:p>3</text:p>
          </table:table-cell>
          <table:table-cell office:value-type="string">
            <text:p>未确认的投资损失</text:p>
          </table:table-cell>
          <table:table-cell office:value-type="float" office:value="59">
            <text:p>59</text:p>
          </table:table-cell>
        </table:table-row>
        <table:table-row table:style-name="ro1">
          <table:table-cell office:value-type="float" office:value="3">
            <text:p>3</text:p>
          </table:table-cell>
          <table:table-cell office:value-type="string">
            <text:p>资产减值准备</text:p>
          </table:table-cell>
          <table:table-cell office:value-type="float" office:value="60">
            <text:p>60</text:p>
          </table:table-cell>
        </table:table-row>
        <table:table-row table:style-name="ro1">
          <table:table-cell office:value-type="float" office:value="3">
            <text:p>3</text:p>
          </table:table-cell>
          <table:table-cell office:value-type="string">
            <text:p>固定资产折旧、油气资产折耗、生产性物资折旧</text:p>
          </table:table-cell>
          <table:table-cell office:value-type="float" office:value="61">
            <text:p>61</text:p>
          </table:table-cell>
        </table:table-row>
        <table:table-row table:style-name="ro1">
          <table:table-cell office:value-type="float" office:value="3">
            <text:p>3</text:p>
          </table:table-cell>
          <table:table-cell office:value-type="string">
            <text:p>无形资产摊销</text:p>
          </table:table-cell>
          <table:table-cell office:value-type="float" office:value="62">
            <text:p>62</text:p>
          </table:table-cell>
        </table:table-row>
        <table:table-row table:style-name="ro1">
          <table:table-cell office:value-type="float" office:value="3">
            <text:p>3</text:p>
          </table:table-cell>
          <table:table-cell office:value-type="string">
            <text:p>长期待摊费用摊销</text:p>
          </table:table-cell>
          <table:table-cell office:value-type="float" office:value="63">
            <text:p>63</text:p>
          </table:table-cell>
        </table:table-row>
        <table:table-row table:style-name="ro1">
          <table:table-cell office:value-type="float" office:value="3">
            <text:p>3</text:p>
          </table:table-cell>
          <table:table-cell office:value-type="string">
            <text:p>待摊费用的减少</text:p>
          </table:table-cell>
          <table:table-cell office:value-type="float" office:value="64">
            <text:p>64</text:p>
          </table:table-cell>
        </table:table-row>
        <table:table-row table:style-name="ro1">
          <table:table-cell office:value-type="float" office:value="3">
            <text:p>3</text:p>
          </table:table-cell>
          <table:table-cell office:value-type="string">
            <text:p>预提费用的增加</text:p>
          </table:table-cell>
          <table:table-cell office:value-type="float" office:value="65">
            <text:p>65</text:p>
          </table:table-cell>
        </table:table-row>
        <table:table-row table:style-name="ro1">
          <table:table-cell office:value-type="float" office:value="3">
            <text:p>3</text:p>
          </table:table-cell>
          <table:table-cell office:value-type="string">
            <text:p>处置固定资产、无形资产和其他长期资产的损失</text:p>
          </table:table-cell>
          <table:table-cell office:value-type="float" office:value="66">
            <text:p>66</text:p>
          </table:table-cell>
        </table:table-row>
        <table:table-row table:style-name="ro1">
          <table:table-cell office:value-type="float" office:value="3">
            <text:p>3</text:p>
          </table:table-cell>
          <table:table-cell office:value-type="string">
            <text:p>固定资产报废损失</text:p>
          </table:table-cell>
          <table:table-cell office:value-type="float" office:value="67">
            <text:p>67</text:p>
          </table:table-cell>
        </table:table-row>
        <table:table-row table:style-name="ro1">
          <table:table-cell office:value-type="float" office:value="3">
            <text:p>3</text:p>
          </table:table-cell>
          <table:table-cell office:value-type="string">
            <text:p>公允价值变动损失</text:p>
          </table:table-cell>
          <table:table-cell office:value-type="float" office:value="68">
            <text:p>68</text:p>
          </table:table-cell>
        </table:table-row>
        <table:table-row table:style-name="ro2">
          <table:table-cell office:value-type="float" office:value="3">
            <text:p>3</text:p>
          </table:table-cell>
          <table:table-cell office:value-type="string">
            <text:p>递延收益增加(减：减少)</text:p>
          </table:table-cell>
          <table:table-cell office:value-type="float" office:value="69">
            <text:p>69</text:p>
          </table:table-cell>
        </table:table-row>
        <table:table-row table:style-name="ro1">
          <table:table-cell office:value-type="float" office:value="3">
            <text:p>3</text:p>
          </table:table-cell>
          <table:table-cell office:value-type="string">
            <text:p>预计负债</text:p>
          </table:table-cell>
          <table:table-cell office:value-type="float" office:value="70">
            <text:p>70</text:p>
          </table:table-cell>
        </table:table-row>
        <table:table-row table:style-name="ro1">
          <table:table-cell office:value-type="float" office:value="3">
            <text:p>3</text:p>
          </table:table-cell>
          <table:table-cell office:value-type="string">
            <text:p>财务费用</text:p>
          </table:table-cell>
          <table:table-cell office:value-type="float" office:value="71">
            <text:p>71</text:p>
          </table:table-cell>
        </table:table-row>
        <table:table-row table:style-name="ro1">
          <table:table-cell office:value-type="float" office:value="3">
            <text:p>3</text:p>
          </table:table-cell>
          <table:table-cell office:value-type="string">
            <text:p>投资损失</text:p>
          </table:table-cell>
          <table:table-cell office:value-type="float" office:value="72">
            <text:p>72</text:p>
          </table:table-cell>
        </table:table-row>
        <table:table-row table:style-name="ro1">
          <table:table-cell office:value-type="float" office:value="3">
            <text:p>3</text:p>
          </table:table-cell>
          <table:table-cell office:value-type="string">
            <text:p>递延所得税资产减少</text:p>
          </table:table-cell>
          <table:table-cell office:value-type="float" office:value="73">
            <text:p>73</text:p>
          </table:table-cell>
        </table:table-row>
        <table:table-row table:style-name="ro1">
          <table:table-cell office:value-type="float" office:value="3">
            <text:p>3</text:p>
          </table:table-cell>
          <table:table-cell office:value-type="string">
            <text:p>递延所得税负债增加</text:p>
          </table:table-cell>
          <table:table-cell office:value-type="float" office:value="74">
            <text:p>74</text:p>
          </table:table-cell>
        </table:table-row>
        <table:table-row table:style-name="ro1">
          <table:table-cell office:value-type="float" office:value="3">
            <text:p>3</text:p>
          </table:table-cell>
          <table:table-cell office:value-type="string">
            <text:p>存货的减少</text:p>
          </table:table-cell>
          <table:table-cell office:value-type="float" office:value="75">
            <text:p>75</text:p>
          </table:table-cell>
        </table:table-row>
        <table:table-row table:style-name="ro1">
          <table:table-cell office:value-type="float" office:value="3">
            <text:p>3</text:p>
          </table:table-cell>
          <table:table-cell office:value-type="string">
            <text:p>经营性应收项目的减少</text:p>
          </table:table-cell>
          <table:table-cell office:value-type="float" office:value="76">
            <text:p>76</text:p>
          </table:table-cell>
        </table:table-row>
        <table:table-row table:style-name="ro1">
          <table:table-cell office:value-type="float" office:value="3">
            <text:p>3</text:p>
          </table:table-cell>
          <table:table-cell office:value-type="string">
            <text:p>经营性应付项目的增加</text:p>
          </table:table-cell>
          <table:table-cell office:value-type="float" office:value="77">
            <text:p>77</text:p>
          </table:table-cell>
        </table:table-row>
        <table:table-row table:style-name="ro2">
          <table:table-cell office:value-type="float" office:value="3">
            <text:p>3</text:p>
          </table:table-cell>
          <table:table-cell office:value-type="string">
            <text:p>已完工尚未结算款的减少(减:增加)</text:p>
          </table:table-cell>
          <table:table-cell office:value-type="float" office:value="78">
            <text:p>78</text:p>
          </table:table-cell>
        </table:table-row>
        <table:table-row table:style-name="ro2">
          <table:table-cell office:value-type="float" office:value="3">
            <text:p>3</text:p>
          </table:table-cell>
          <table:table-cell office:value-type="string">
            <text:p>已结算尚未完工款的增加(减:减少)</text:p>
          </table:table-cell>
          <table:table-cell office:value-type="float" office:value="79">
            <text:p>79</text:p>
          </table:table-cell>
        </table:table-row>
        <table:table-row table:style-name="ro1">
          <table:table-cell office:value-type="float" office:value="3">
            <text:p>3</text:p>
          </table:table-cell>
          <table:table-cell office:value-type="string">
            <text:p>其他</text:p>
          </table:table-cell>
          <table:table-cell office:value-type="float" office:value="80">
            <text:p>80</text:p>
          </table:table-cell>
        </table:table-row>
        <table:table-row table:style-name="ro1">
          <table:table-cell office:value-type="float" office:value="3">
            <text:p>3</text:p>
          </table:table-cell>
          <table:table-cell office:value-type="string">
            <text:p>经营活动产生现金流量净额</text:p>
          </table:table-cell>
          <table:table-cell office:value-type="float" office:value="81">
            <text:p>81</text:p>
          </table:table-cell>
        </table:table-row>
        <table:table-row table:style-name="ro1">
          <table:table-cell office:value-type="float" office:value="3">
            <text:p>3</text:p>
          </table:table-cell>
          <table:table-cell office:value-type="string">
            <text:p>债务转为资本</text:p>
          </table:table-cell>
          <table:table-cell office:value-type="float" office:value="82">
            <text:p>82</text:p>
          </table:table-cell>
        </table:table-row>
        <table:table-row table:style-name="ro1">
          <table:table-cell office:value-type="float" office:value="3">
            <text:p>3</text:p>
          </table:table-cell>
          <table:table-cell office:value-type="string">
            <text:p>一年内到期的可转换公司债券</text:p>
          </table:table-cell>
          <table:table-cell office:value-type="float" office:value="83">
            <text:p>83</text:p>
          </table:table-cell>
        </table:table-row>
        <table:table-row table:style-name="ro1">
          <table:table-cell office:value-type="float" office:value="3">
            <text:p>3</text:p>
          </table:table-cell>
          <table:table-cell office:value-type="string">
            <text:p>融资租入固定资产</text:p>
          </table:table-cell>
          <table:table-cell office:value-type="float" office:value="84">
            <text:p>84</text:p>
          </table:table-cell>
        </table:table-row>
        <table:table-row table:style-name="ro1">
          <table:table-cell office:value-type="float" office:value="3">
            <text:p>3</text:p>
          </table:table-cell>
          <table:table-cell office:value-type="string">
            <text:p>现金的期末余额</text:p>
          </table:table-cell>
          <table:table-cell office:value-type="float" office:value="85">
            <text:p>85</text:p>
          </table:table-cell>
        </table:table-row>
        <table:table-row table:style-name="ro1">
          <table:table-cell office:value-type="float" office:value="3">
            <text:p>3</text:p>
          </table:table-cell>
          <table:table-cell office:value-type="string">
            <text:p>现金的期初余额</text:p>
          </table:table-cell>
          <table:table-cell office:value-type="float" office:value="86">
            <text:p>86</text:p>
          </table:table-cell>
        </table:table-row>
        <table:table-row table:style-name="ro1">
          <table:table-cell office:value-type="float" office:value="3">
            <text:p>3</text:p>
          </table:table-cell>
          <table:table-cell office:value-type="string">
            <text:p>现金等价物的期末余额</text:p>
          </table:table-cell>
          <table:table-cell office:value-type="float" office:value="87">
            <text:p>87</text:p>
          </table:table-cell>
        </table:table-row>
        <table:table-row table:style-name="ro1">
          <table:table-cell office:value-type="float" office:value="3">
            <text:p>3</text:p>
          </table:table-cell>
          <table:table-cell office:value-type="string">
            <text:p>现金等价物的期初余额</text:p>
          </table:table-cell>
          <table:table-cell office:value-type="float" office:value="88">
            <text:p>88</text:p>
          </table:table-cell>
        </table:table-row>
        <table:table-row table:style-name="ro1">
          <table:table-cell office:value-type="float" office:value="3">
            <text:p>3</text:p>
          </table:table-cell>
          <table:table-cell office:value-type="string">
            <text:p>现金及现金等价物的净增加额</text:p>
          </table:table-cell>
          <table:table-cell office:value-type="float" office:value="89">
            <text:p>89</text:p>
          </table:table-cell>
        </table:table-row>
        <table:table-row table:style-name="ro1">
          <table:table-cell office:value-type="float" office:value="1">
            <text:p>1</text:p>
          </table:table-cell>
          <table:table-cell office:value-type="string">
            <text:p>货币资金</text:p>
          </table:table-cell>
          <table:table-cell office:value-type="float" office:value="1">
            <text:p>1</text:p>
          </table:table-cell>
        </table:table-row>
        <table:table-row table:style-name="ro1">
          <table:table-cell office:value-type="float" office:value="1">
            <text:p>1</text:p>
          </table:table-cell>
          <table:table-cell office:value-type="string">
            <text:p>结算备付金</text:p>
          </table:table-cell>
          <table:table-cell office:value-type="float" office:value="2">
            <text:p>2</text:p>
          </table:table-cell>
        </table:table-row>
        <table:table-row table:style-name="ro1">
          <table:table-cell office:value-type="float" office:value="1">
            <text:p>1</text:p>
          </table:table-cell>
          <table:table-cell office:value-type="string">
            <text:p>拆出资金</text:p>
          </table:table-cell>
          <table:table-cell office:value-type="float" office:value="3">
            <text:p>3</text:p>
          </table:table-cell>
        </table:table-row>
        <table:table-row table:style-name="ro1">
          <table:table-cell office:value-type="float" office:value="1">
            <text:p>1</text:p>
          </table:table-cell>
          <table:table-cell office:value-type="string">
            <text:p>交易性金融资产</text:p>
          </table:table-cell>
          <table:table-cell office:value-type="float" office:value="4">
            <text:p>4</text:p>
          </table:table-cell>
        </table:table-row>
        <table:table-row table:style-name="ro1">
          <table:table-cell office:value-type="float" office:value="1">
            <text:p>1</text:p>
          </table:table-cell>
          <table:table-cell office:value-type="string">
            <text:p>衍生金融资产</text:p>
          </table:table-cell>
          <table:table-cell office:value-type="float" office:value="5">
            <text:p>5</text:p>
          </table:table-cell>
        </table:table-row>
        <table:table-row table:style-name="ro1">
          <table:table-cell office:value-type="float" office:value="1">
            <text:p>1</text:p>
          </table:table-cell>
          <table:table-cell office:value-type="string">
            <text:p>应收票据</text:p>
          </table:table-cell>
          <table:table-cell office:value-type="float" office:value="6">
            <text:p>6</text:p>
          </table:table-cell>
        </table:table-row>
        <table:table-row table:style-name="ro1">
          <table:table-cell office:value-type="float" office:value="1">
            <text:p>1</text:p>
          </table:table-cell>
          <table:table-cell office:value-type="string">
            <text:p>应收账款</text:p>
          </table:table-cell>
          <table:table-cell office:value-type="float" office:value="7">
            <text:p>7</text:p>
          </table:table-cell>
        </table:table-row>
        <table:table-row table:style-name="ro1">
          <table:table-cell office:value-type="float" office:value="1">
            <text:p>1</text:p>
          </table:table-cell>
          <table:table-cell office:value-type="string">
            <text:p>预付款项</text:p>
          </table:table-cell>
          <table:table-cell office:value-type="float" office:value="8">
            <text:p>8</text:p>
          </table:table-cell>
        </table:table-row>
        <table:table-row table:style-name="ro1">
          <table:table-cell office:value-type="float" office:value="1">
            <text:p>1</text:p>
          </table:table-cell>
          <table:table-cell office:value-type="string">
            <text:p>应收保费</text:p>
          </table:table-cell>
          <table:table-cell office:value-type="float" office:value="9">
            <text:p>9</text:p>
          </table:table-cell>
        </table:table-row>
        <table:table-row table:style-name="ro1">
          <table:table-cell office:value-type="float" office:value="1">
            <text:p>1</text:p>
          </table:table-cell>
          <table:table-cell office:value-type="string">
            <text:p>应收分保账款</text:p>
          </table:table-cell>
          <table:table-cell office:value-type="float" office:value="10">
            <text:p>10</text:p>
          </table:table-cell>
        </table:table-row>
        <table:table-row table:style-name="ro1">
          <table:table-cell office:value-type="float" office:value="1">
            <text:p>1</text:p>
          </table:table-cell>
          <table:table-cell office:value-type="string">
            <text:p>应收分保合同准备金</text:p>
          </table:table-cell>
          <table:table-cell office:value-type="float" office:value="11">
            <text:p>11</text:p>
          </table:table-cell>
        </table:table-row>
        <table:table-row table:style-name="ro1">
          <table:table-cell office:value-type="float" office:value="1">
            <text:p>1</text:p>
          </table:table-cell>
          <table:table-cell office:value-type="string">
            <text:p>应收利息</text:p>
          </table:table-cell>
          <table:table-cell office:value-type="float" office:value="12">
            <text:p>12</text:p>
          </table:table-cell>
        </table:table-row>
        <table:table-row table:style-name="ro1">
          <table:table-cell office:value-type="float" office:value="1">
            <text:p>1</text:p>
          </table:table-cell>
          <table:table-cell office:value-type="string">
            <text:p>应收股利</text:p>
          </table:table-cell>
          <table:table-cell office:value-type="float" office:value="13">
            <text:p>13</text:p>
          </table:table-cell>
        </table:table-row>
        <table:table-row table:style-name="ro1">
          <table:table-cell office:value-type="float" office:value="1">
            <text:p>1</text:p>
          </table:table-cell>
          <table:table-cell office:value-type="string">
            <text:p>其他应收款</text:p>
          </table:table-cell>
          <table:table-cell office:value-type="float" office:value="14">
            <text:p>14</text:p>
          </table:table-cell>
        </table:table-row>
        <table:table-row table:style-name="ro1">
          <table:table-cell office:value-type="float" office:value="1">
            <text:p>1</text:p>
          </table:table-cell>
          <table:table-cell office:value-type="string">
            <text:p>应收出口退税</text:p>
          </table:table-cell>
          <table:table-cell office:value-type="float" office:value="15">
            <text:p>15</text:p>
          </table:table-cell>
        </table:table-row>
        <table:table-row table:style-name="ro1">
          <table:table-cell office:value-type="float" office:value="1">
            <text:p>1</text:p>
          </table:table-cell>
          <table:table-cell office:value-type="string">
            <text:p>应收补贴款</text:p>
          </table:table-cell>
          <table:table-cell office:value-type="float" office:value="16">
            <text:p>16</text:p>
          </table:table-cell>
        </table:table-row>
        <table:table-row table:style-name="ro1">
          <table:table-cell office:value-type="float" office:value="1">
            <text:p>1</text:p>
          </table:table-cell>
          <table:table-cell office:value-type="string">
            <text:p>应收保证金</text:p>
          </table:table-cell>
          <table:table-cell office:value-type="float" office:value="17">
            <text:p>17</text:p>
          </table:table-cell>
        </table:table-row>
        <table:table-row table:style-name="ro1">
          <table:table-cell office:value-type="float" office:value="1">
            <text:p>1</text:p>
          </table:table-cell>
          <table:table-cell office:value-type="string">
            <text:p>内部应收款</text:p>
          </table:table-cell>
          <table:table-cell office:value-type="float" office:value="18">
            <text:p>18</text:p>
          </table:table-cell>
        </table:table-row>
        <table:table-row table:style-name="ro1">
          <table:table-cell office:value-type="float" office:value="1">
            <text:p>1</text:p>
          </table:table-cell>
          <table:table-cell office:value-type="string">
            <text:p>买入返售金融资产</text:p>
          </table:table-cell>
          <table:table-cell office:value-type="float" office:value="19">
            <text:p>19</text:p>
          </table:table-cell>
        </table:table-row>
        <table:table-row table:style-name="ro1">
          <table:table-cell office:value-type="float" office:value="1">
            <text:p>1</text:p>
          </table:table-cell>
          <table:table-cell office:value-type="string">
            <text:p>存货</text:p>
          </table:table-cell>
          <table:table-cell office:value-type="float" office:value="20">
            <text:p>20</text:p>
          </table:table-cell>
        </table:table-row>
        <table:table-row table:style-name="ro1">
          <table:table-cell office:value-type="float" office:value="1">
            <text:p>1</text:p>
          </table:table-cell>
          <table:table-cell office:value-type="string">
            <text:p>待摊费用</text:p>
          </table:table-cell>
          <table:table-cell office:value-type="float" office:value="21">
            <text:p>21</text:p>
          </table:table-cell>
        </table:table-row>
        <table:table-row table:style-name="ro1">
          <table:table-cell office:value-type="float" office:value="1">
            <text:p>1</text:p>
          </table:table-cell>
          <table:table-cell office:value-type="string">
            <text:p>待处理流动资产损益</text:p>
          </table:table-cell>
          <table:table-cell office:value-type="float" office:value="22">
            <text:p>22</text:p>
          </table:table-cell>
        </table:table-row>
        <table:table-row table:style-name="ro1">
          <table:table-cell office:value-type="float" office:value="1">
            <text:p>1</text:p>
          </table:table-cell>
          <table:table-cell office:value-type="string">
            <text:p>一年内到期的非流动资产</text:p>
          </table:table-cell>
          <table:table-cell office:value-type="float" office:value="23">
            <text:p>23</text:p>
          </table:table-cell>
        </table:table-row>
        <table:table-row table:style-name="ro1">
          <table:table-cell office:value-type="float" office:value="1">
            <text:p>1</text:p>
          </table:table-cell>
          <table:table-cell office:value-type="string">
            <text:p>其他流动资产</text:p>
          </table:table-cell>
          <table:table-cell office:value-type="float" office:value="24">
            <text:p>24</text:p>
          </table:table-cell>
        </table:table-row>
        <table:table-row table:style-name="ro1">
          <table:table-cell office:value-type="float" office:value="1">
            <text:p>1</text:p>
          </table:table-cell>
          <table:table-cell office:value-type="string">
            <text:p>流动资产合计</text:p>
          </table:table-cell>
          <table:table-cell office:value-type="float" office:value="25">
            <text:p>25</text:p>
          </table:table-cell>
        </table:table-row>
        <table:table-row table:style-name="ro1">
          <table:table-cell office:value-type="float" office:value="1">
            <text:p>1</text:p>
          </table:table-cell>
          <table:table-cell office:value-type="string">
            <text:p>发放贷款及垫款</text:p>
          </table:table-cell>
          <table:table-cell office:value-type="float" office:value="26">
            <text:p>26</text:p>
          </table:table-cell>
        </table:table-row>
        <table:table-row table:style-name="ro1">
          <table:table-cell office:value-type="float" office:value="1">
            <text:p>1</text:p>
          </table:table-cell>
          <table:table-cell office:value-type="string">
            <text:p>可供出售金融资产</text:p>
          </table:table-cell>
          <table:table-cell office:value-type="float" office:value="27">
            <text:p>27</text:p>
          </table:table-cell>
        </table:table-row>
        <table:table-row table:style-name="ro1">
          <table:table-cell office:value-type="float" office:value="1">
            <text:p>1</text:p>
          </table:table-cell>
          <table:table-cell office:value-type="string">
            <text:p>持有至到期投资</text:p>
          </table:table-cell>
          <table:table-cell office:value-type="float" office:value="28">
            <text:p>28</text:p>
          </table:table-cell>
        </table:table-row>
        <table:table-row table:style-name="ro1">
          <table:table-cell office:value-type="float" office:value="1">
            <text:p>1</text:p>
          </table:table-cell>
          <table:table-cell office:value-type="string">
            <text:p>长期应收款</text:p>
          </table:table-cell>
          <table:table-cell office:value-type="float" office:value="29">
            <text:p>29</text:p>
          </table:table-cell>
        </table:table-row>
        <table:table-row table:style-name="ro1">
          <table:table-cell office:value-type="float" office:value="1">
            <text:p>1</text:p>
          </table:table-cell>
          <table:table-cell office:value-type="string">
            <text:p>长期股权投资</text:p>
          </table:table-cell>
          <table:table-cell office:value-type="float" office:value="30">
            <text:p>30</text:p>
          </table:table-cell>
        </table:table-row>
        <table:table-row table:style-name="ro1">
          <table:table-cell office:value-type="float" office:value="1">
            <text:p>1</text:p>
          </table:table-cell>
          <table:table-cell office:value-type="string">
            <text:p>其他长期投资</text:p>
          </table:table-cell>
          <table:table-cell office:value-type="float" office:value="31">
            <text:p>31</text:p>
          </table:table-cell>
        </table:table-row>
        <table:table-row table:style-name="ro1">
          <table:table-cell office:value-type="float" office:value="1">
            <text:p>1</text:p>
          </table:table-cell>
          <table:table-cell office:value-type="string">
            <text:p>投资性房地产</text:p>
          </table:table-cell>
          <table:table-cell office:value-type="float" office:value="32">
            <text:p>32</text:p>
          </table:table-cell>
        </table:table-row>
        <table:table-row table:style-name="ro1">
          <table:table-cell office:value-type="float" office:value="1">
            <text:p>1</text:p>
          </table:table-cell>
          <table:table-cell office:value-type="string">
            <text:p>固定资产原值</text:p>
          </table:table-cell>
          <table:table-cell office:value-type="float" office:value="33">
            <text:p>33</text:p>
          </table:table-cell>
        </table:table-row>
        <table:table-row table:style-name="ro1">
          <table:table-cell office:value-type="float" office:value="1">
            <text:p>1</text:p>
          </table:table-cell>
          <table:table-cell office:value-type="string">
            <text:p>累计折旧</text:p>
          </table:table-cell>
          <table:table-cell office:value-type="float" office:value="34">
            <text:p>34</text:p>
          </table:table-cell>
        </table:table-row>
        <table:table-row table:style-name="ro1">
          <table:table-cell office:value-type="float" office:value="1">
            <text:p>1</text:p>
          </table:table-cell>
          <table:table-cell office:value-type="string">
            <text:p>固定资产净值</text:p>
          </table:table-cell>
          <table:table-cell office:value-type="float" office:value="35">
            <text:p>35</text:p>
          </table:table-cell>
        </table:table-row>
        <table:table-row table:style-name="ro1">
          <table:table-cell office:value-type="float" office:value="1">
            <text:p>1</text:p>
          </table:table-cell>
          <table:table-cell office:value-type="string">
            <text:p>固定资产减值准备</text:p>
          </table:table-cell>
          <table:table-cell office:value-type="float" office:value="36">
            <text:p>36</text:p>
          </table:table-cell>
        </table:table-row>
        <table:table-row table:style-name="ro1">
          <table:table-cell office:value-type="float" office:value="1">
            <text:p>1</text:p>
          </table:table-cell>
          <table:table-cell office:value-type="string">
            <text:p>固定资产</text:p>
          </table:table-cell>
          <table:table-cell office:value-type="float" office:value="37">
            <text:p>37</text:p>
          </table:table-cell>
        </table:table-row>
        <table:table-row table:style-name="ro1">
          <table:table-cell office:value-type="float" office:value="1">
            <text:p>1</text:p>
          </table:table-cell>
          <table:table-cell office:value-type="string">
            <text:p>在建工程</text:p>
          </table:table-cell>
          <table:table-cell office:value-type="float" office:value="38">
            <text:p>38</text:p>
          </table:table-cell>
        </table:table-row>
        <table:table-row table:style-name="ro1">
          <table:table-cell office:value-type="float" office:value="1">
            <text:p>1</text:p>
          </table:table-cell>
          <table:table-cell office:value-type="string">
            <text:p>工程物资</text:p>
          </table:table-cell>
          <table:table-cell office:value-type="float" office:value="39">
            <text:p>39</text:p>
          </table:table-cell>
        </table:table-row>
        <table:table-row table:style-name="ro1">
          <table:table-cell office:value-type="float" office:value="1">
            <text:p>1</text:p>
          </table:table-cell>
          <table:table-cell office:value-type="string">
            <text:p>固定资产清理</text:p>
          </table:table-cell>
          <table:table-cell office:value-type="float" office:value="40">
            <text:p>40</text:p>
          </table:table-cell>
        </table:table-row>
        <table:table-row table:style-name="ro1">
          <table:table-cell office:value-type="float" office:value="1">
            <text:p>1</text:p>
          </table:table-cell>
          <table:table-cell office:value-type="string">
            <text:p>生产性生物资产</text:p>
          </table:table-cell>
          <table:table-cell office:value-type="float" office:value="41">
            <text:p>41</text:p>
          </table:table-cell>
        </table:table-row>
        <table:table-row table:style-name="ro1">
          <table:table-cell office:value-type="float" office:value="1">
            <text:p>1</text:p>
          </table:table-cell>
          <table:table-cell office:value-type="string">
            <text:p>公益性生物资产</text:p>
          </table:table-cell>
          <table:table-cell office:value-type="float" office:value="42">
            <text:p>42</text:p>
          </table:table-cell>
        </table:table-row>
        <table:table-row table:style-name="ro1">
          <table:table-cell office:value-type="float" office:value="1">
            <text:p>1</text:p>
          </table:table-cell>
          <table:table-cell office:value-type="string">
            <text:p>油气资产</text:p>
          </table:table-cell>
          <table:table-cell office:value-type="float" office:value="43">
            <text:p>43</text:p>
          </table:table-cell>
        </table:table-row>
        <table:table-row table:style-name="ro1">
          <table:table-cell office:value-type="float" office:value="1">
            <text:p>1</text:p>
          </table:table-cell>
          <table:table-cell office:value-type="string">
            <text:p>无形资产</text:p>
          </table:table-cell>
          <table:table-cell office:value-type="float" office:value="44">
            <text:p>44</text:p>
          </table:table-cell>
        </table:table-row>
        <table:table-row table:style-name="ro1">
          <table:table-cell office:value-type="float" office:value="1">
            <text:p>1</text:p>
          </table:table-cell>
          <table:table-cell office:value-type="string">
            <text:p>开发支出</text:p>
          </table:table-cell>
          <table:table-cell office:value-type="float" office:value="45">
            <text:p>45</text:p>
          </table:table-cell>
        </table:table-row>
        <table:table-row table:style-name="ro1">
          <table:table-cell office:value-type="float" office:value="1">
            <text:p>1</text:p>
          </table:table-cell>
          <table:table-cell office:value-type="string">
            <text:p>商誉</text:p>
          </table:table-cell>
          <table:table-cell office:value-type="float" office:value="46">
            <text:p>46</text:p>
          </table:table-cell>
        </table:table-row>
        <table:table-row table:style-name="ro1">
          <table:table-cell office:value-type="float" office:value="1">
            <text:p>1</text:p>
          </table:table-cell>
          <table:table-cell office:value-type="string">
            <text:p>长期待摊费用</text:p>
          </table:table-cell>
          <table:table-cell office:value-type="float" office:value="47">
            <text:p>47</text:p>
          </table:table-cell>
        </table:table-row>
        <table:table-row table:style-name="ro1">
          <table:table-cell office:value-type="float" office:value="1">
            <text:p>1</text:p>
          </table:table-cell>
          <table:table-cell office:value-type="string">
            <text:p>股权分置流通权</text:p>
          </table:table-cell>
          <table:table-cell office:value-type="float" office:value="48">
            <text:p>48</text:p>
          </table:table-cell>
        </table:table-row>
        <table:table-row table:style-name="ro1">
          <table:table-cell office:value-type="float" office:value="1">
            <text:p>1</text:p>
          </table:table-cell>
          <table:table-cell office:value-type="string">
            <text:p>递延所得税资产</text:p>
          </table:table-cell>
          <table:table-cell office:value-type="float" office:value="49">
            <text:p>49</text:p>
          </table:table-cell>
        </table:table-row>
        <table:table-row table:style-name="ro1">
          <table:table-cell office:value-type="float" office:value="1">
            <text:p>1</text:p>
          </table:table-cell>
          <table:table-cell office:value-type="string">
            <text:p>其他非流动资产</text:p>
          </table:table-cell>
          <table:table-cell office:value-type="float" office:value="50">
            <text:p>50</text:p>
          </table:table-cell>
        </table:table-row>
        <table:table-row table:style-name="ro1">
          <table:table-cell office:value-type="float" office:value="1">
            <text:p>1</text:p>
          </table:table-cell>
          <table:table-cell office:value-type="string">
            <text:p>非流动资产合计</text:p>
          </table:table-cell>
          <table:table-cell office:value-type="float" office:value="51">
            <text:p>51</text:p>
          </table:table-cell>
        </table:table-row>
        <table:table-row table:style-name="ro1">
          <table:table-cell office:value-type="float" office:value="1">
            <text:p>1</text:p>
          </table:table-cell>
          <table:table-cell office:value-type="string">
            <text:p>资产总计</text:p>
          </table:table-cell>
          <table:table-cell office:value-type="float" office:value="52">
            <text:p>52</text:p>
          </table:table-cell>
        </table:table-row>
        <table:table-row table:style-name="ro1">
          <table:table-cell office:value-type="float" office:value="1">
            <text:p>1</text:p>
          </table:table-cell>
          <table:table-cell office:value-type="string">
            <text:p>短期借款</text:p>
          </table:table-cell>
          <table:table-cell office:value-type="float" office:value="53">
            <text:p>53</text:p>
          </table:table-cell>
        </table:table-row>
        <table:table-row table:style-name="ro1">
          <table:table-cell office:value-type="float" office:value="1">
            <text:p>1</text:p>
          </table:table-cell>
          <table:table-cell office:value-type="string">
            <text:p>向中央银行借款</text:p>
          </table:table-cell>
          <table:table-cell office:value-type="float" office:value="54">
            <text:p>54</text:p>
          </table:table-cell>
        </table:table-row>
        <table:table-row table:style-name="ro1">
          <table:table-cell office:value-type="float" office:value="1">
            <text:p>1</text:p>
          </table:table-cell>
          <table:table-cell office:value-type="string">
            <text:p>吸收存款及同业存放</text:p>
          </table:table-cell>
          <table:table-cell office:value-type="float" office:value="55">
            <text:p>55</text:p>
          </table:table-cell>
        </table:table-row>
        <table:table-row table:style-name="ro1">
          <table:table-cell office:value-type="float" office:value="1">
            <text:p>1</text:p>
          </table:table-cell>
          <table:table-cell office:value-type="string">
            <text:p>拆入资金</text:p>
          </table:table-cell>
          <table:table-cell office:value-type="float" office:value="56">
            <text:p>56</text:p>
          </table:table-cell>
        </table:table-row>
        <table:table-row table:style-name="ro1">
          <table:table-cell office:value-type="float" office:value="1">
            <text:p>1</text:p>
          </table:table-cell>
          <table:table-cell office:value-type="string">
            <text:p>交易性金融负债</text:p>
          </table:table-cell>
          <table:table-cell office:value-type="float" office:value="57">
            <text:p>57</text:p>
          </table:table-cell>
        </table:table-row>
        <table:table-row table:style-name="ro1">
          <table:table-cell office:value-type="float" office:value="1">
            <text:p>1</text:p>
          </table:table-cell>
          <table:table-cell office:value-type="string">
            <text:p>衍生金融负债</text:p>
          </table:table-cell>
          <table:table-cell office:value-type="float" office:value="58">
            <text:p>58</text:p>
          </table:table-cell>
        </table:table-row>
        <table:table-row table:style-name="ro1">
          <table:table-cell office:value-type="float" office:value="1">
            <text:p>1</text:p>
          </table:table-cell>
          <table:table-cell office:value-type="string">
            <text:p>应付票据</text:p>
          </table:table-cell>
          <table:table-cell office:value-type="float" office:value="59">
            <text:p>59</text:p>
          </table:table-cell>
        </table:table-row>
        <table:table-row table:style-name="ro1">
          <table:table-cell office:value-type="float" office:value="1">
            <text:p>1</text:p>
          </table:table-cell>
          <table:table-cell office:value-type="string">
            <text:p>应付账款</text:p>
          </table:table-cell>
          <table:table-cell office:value-type="float" office:value="60">
            <text:p>60</text:p>
          </table:table-cell>
        </table:table-row>
        <table:table-row table:style-name="ro1">
          <table:table-cell office:value-type="float" office:value="1">
            <text:p>1</text:p>
          </table:table-cell>
          <table:table-cell office:value-type="string">
            <text:p>预收账款</text:p>
          </table:table-cell>
          <table:table-cell office:value-type="float" office:value="61">
            <text:p>61</text:p>
          </table:table-cell>
        </table:table-row>
        <table:table-row table:style-name="ro1">
          <table:table-cell office:value-type="float" office:value="1">
            <text:p>1</text:p>
          </table:table-cell>
          <table:table-cell office:value-type="string">
            <text:p>卖出回购金融资产款</text:p>
          </table:table-cell>
          <table:table-cell office:value-type="float" office:value="62">
            <text:p>62</text:p>
          </table:table-cell>
        </table:table-row>
        <table:table-row table:style-name="ro1">
          <table:table-cell office:value-type="float" office:value="1">
            <text:p>1</text:p>
          </table:table-cell>
          <table:table-cell office:value-type="string">
            <text:p>应付手续费及佣金</text:p>
          </table:table-cell>
          <table:table-cell office:value-type="float" office:value="63">
            <text:p>63</text:p>
          </table:table-cell>
        </table:table-row>
        <table:table-row table:style-name="ro1">
          <table:table-cell office:value-type="float" office:value="1">
            <text:p>1</text:p>
          </table:table-cell>
          <table:table-cell office:value-type="string">
            <text:p>应付职工薪酬</text:p>
          </table:table-cell>
          <table:table-cell office:value-type="float" office:value="64">
            <text:p>64</text:p>
          </table:table-cell>
        </table:table-row>
        <table:table-row table:style-name="ro1">
          <table:table-cell office:value-type="float" office:value="1">
            <text:p>1</text:p>
          </table:table-cell>
          <table:table-cell office:value-type="string">
            <text:p>应交税费</text:p>
          </table:table-cell>
          <table:table-cell office:value-type="float" office:value="65">
            <text:p>65</text:p>
          </table:table-cell>
        </table:table-row>
        <table:table-row table:style-name="ro1">
          <table:table-cell office:value-type="float" office:value="1">
            <text:p>1</text:p>
          </table:table-cell>
          <table:table-cell office:value-type="string">
            <text:p>应付利息</text:p>
          </table:table-cell>
          <table:table-cell office:value-type="float" office:value="66">
            <text:p>66</text:p>
          </table:table-cell>
        </table:table-row>
        <table:table-row table:style-name="ro1">
          <table:table-cell office:value-type="float" office:value="1">
            <text:p>1</text:p>
          </table:table-cell>
          <table:table-cell office:value-type="string">
            <text:p>应付股利</text:p>
          </table:table-cell>
          <table:table-cell office:value-type="float" office:value="67">
            <text:p>67</text:p>
          </table:table-cell>
        </table:table-row>
        <table:table-row table:style-name="ro1">
          <table:table-cell office:value-type="float" office:value="1">
            <text:p>1</text:p>
          </table:table-cell>
          <table:table-cell office:value-type="string">
            <text:p>其他应交款</text:p>
          </table:table-cell>
          <table:table-cell office:value-type="float" office:value="68">
            <text:p>68</text:p>
          </table:table-cell>
        </table:table-row>
        <table:table-row table:style-name="ro1">
          <table:table-cell office:value-type="float" office:value="1">
            <text:p>1</text:p>
          </table:table-cell>
          <table:table-cell office:value-type="string">
            <text:p>应付保证金</text:p>
          </table:table-cell>
          <table:table-cell office:value-type="float" office:value="69">
            <text:p>69</text:p>
          </table:table-cell>
        </table:table-row>
        <table:table-row table:style-name="ro1">
          <table:table-cell office:value-type="float" office:value="1">
            <text:p>1</text:p>
          </table:table-cell>
          <table:table-cell office:value-type="string">
            <text:p>内部应付款</text:p>
          </table:table-cell>
          <table:table-cell office:value-type="float" office:value="70">
            <text:p>70</text:p>
          </table:table-cell>
        </table:table-row>
        <table:table-row table:style-name="ro1">
          <table:table-cell office:value-type="float" office:value="1">
            <text:p>1</text:p>
          </table:table-cell>
          <table:table-cell office:value-type="string">
            <text:p>其他应付款</text:p>
          </table:table-cell>
          <table:table-cell office:value-type="float" office:value="71">
            <text:p>71</text:p>
          </table:table-cell>
        </table:table-row>
        <table:table-row table:style-name="ro1">
          <table:table-cell office:value-type="float" office:value="1">
            <text:p>1</text:p>
          </table:table-cell>
          <table:table-cell office:value-type="string">
            <text:p>预提费用</text:p>
          </table:table-cell>
          <table:table-cell office:value-type="float" office:value="72">
            <text:p>72</text:p>
          </table:table-cell>
        </table:table-row>
        <table:table-row table:style-name="ro1">
          <table:table-cell office:value-type="float" office:value="1">
            <text:p>1</text:p>
          </table:table-cell>
          <table:table-cell office:value-type="string">
            <text:p>预计流动负债</text:p>
          </table:table-cell>
          <table:table-cell office:value-type="float" office:value="73">
            <text:p>73</text:p>
          </table:table-cell>
        </table:table-row>
        <table:table-row table:style-name="ro1">
          <table:table-cell office:value-type="float" office:value="1">
            <text:p>1</text:p>
          </table:table-cell>
          <table:table-cell office:value-type="string">
            <text:p>应付分保账款</text:p>
          </table:table-cell>
          <table:table-cell office:value-type="float" office:value="74">
            <text:p>74</text:p>
          </table:table-cell>
        </table:table-row>
        <table:table-row table:style-name="ro1">
          <table:table-cell office:value-type="float" office:value="1">
            <text:p>1</text:p>
          </table:table-cell>
          <table:table-cell office:value-type="string">
            <text:p>保险合同准备金</text:p>
          </table:table-cell>
          <table:table-cell office:value-type="float" office:value="75">
            <text:p>75</text:p>
          </table:table-cell>
        </table:table-row>
        <table:table-row table:style-name="ro1">
          <table:table-cell office:value-type="float" office:value="1">
            <text:p>1</text:p>
          </table:table-cell>
          <table:table-cell office:value-type="string">
            <text:p>代理买卖证券款</text:p>
          </table:table-cell>
          <table:table-cell office:value-type="float" office:value="76">
            <text:p>76</text:p>
          </table:table-cell>
        </table:table-row>
        <table:table-row table:style-name="ro1">
          <table:table-cell office:value-type="float" office:value="1">
            <text:p>1</text:p>
          </table:table-cell>
          <table:table-cell office:value-type="string">
            <text:p>代理承销证券款</text:p>
          </table:table-cell>
          <table:table-cell office:value-type="float" office:value="77">
            <text:p>77</text:p>
          </table:table-cell>
        </table:table-row>
        <table:table-row table:style-name="ro1">
          <table:table-cell office:value-type="float" office:value="1">
            <text:p>1</text:p>
          </table:table-cell>
          <table:table-cell office:value-type="string">
            <text:p>国际票证结算</text:p>
          </table:table-cell>
          <table:table-cell office:value-type="float" office:value="78">
            <text:p>78</text:p>
          </table:table-cell>
        </table:table-row>
        <table:table-row table:style-name="ro1">
          <table:table-cell office:value-type="float" office:value="1">
            <text:p>1</text:p>
          </table:table-cell>
          <table:table-cell office:value-type="string">
            <text:p>国内票证结算</text:p>
          </table:table-cell>
          <table:table-cell office:value-type="float" office:value="79">
            <text:p>79</text:p>
          </table:table-cell>
        </table:table-row>
        <table:table-row table:style-name="ro1">
          <table:table-cell office:value-type="float" office:value="1">
            <text:p>1</text:p>
          </table:table-cell>
          <table:table-cell office:value-type="string">
            <text:p>递延收益</text:p>
          </table:table-cell>
          <table:table-cell office:value-type="float" office:value="80">
            <text:p>80</text:p>
          </table:table-cell>
        </table:table-row>
        <table:table-row table:style-name="ro1">
          <table:table-cell office:value-type="float" office:value="1">
            <text:p>1</text:p>
          </table:table-cell>
          <table:table-cell office:value-type="string">
            <text:p>应付短期债券</text:p>
          </table:table-cell>
          <table:table-cell office:value-type="float" office:value="81">
            <text:p>81</text:p>
          </table:table-cell>
        </table:table-row>
        <table:table-row table:style-name="ro1">
          <table:table-cell office:value-type="float" office:value="1">
            <text:p>1</text:p>
          </table:table-cell>
          <table:table-cell office:value-type="string">
            <text:p>一年内到期的非流动负债</text:p>
          </table:table-cell>
          <table:table-cell office:value-type="float" office:value="82">
            <text:p>82</text:p>
          </table:table-cell>
        </table:table-row>
        <table:table-row table:style-name="ro1">
          <table:table-cell office:value-type="float" office:value="1">
            <text:p>1</text:p>
          </table:table-cell>
          <table:table-cell office:value-type="string">
            <text:p>其他流动负债</text:p>
          </table:table-cell>
          <table:table-cell office:value-type="float" office:value="83">
            <text:p>83</text:p>
          </table:table-cell>
        </table:table-row>
        <table:table-row table:style-name="ro1">
          <table:table-cell office:value-type="float" office:value="1">
            <text:p>1</text:p>
          </table:table-cell>
          <table:table-cell office:value-type="string">
            <text:p>流动负债合计</text:p>
          </table:table-cell>
          <table:table-cell office:value-type="float" office:value="84">
            <text:p>84</text:p>
          </table:table-cell>
        </table:table-row>
        <table:table-row table:style-name="ro1">
          <table:table-cell office:value-type="float" office:value="1">
            <text:p>1</text:p>
          </table:table-cell>
          <table:table-cell office:value-type="string">
            <text:p>长期借款</text:p>
          </table:table-cell>
          <table:table-cell office:value-type="float" office:value="85">
            <text:p>85</text:p>
          </table:table-cell>
        </table:table-row>
        <table:table-row table:style-name="ro1">
          <table:table-cell office:value-type="float" office:value="1">
            <text:p>1</text:p>
          </table:table-cell>
          <table:table-cell office:value-type="string">
            <text:p>应付债券</text:p>
          </table:table-cell>
          <table:table-cell office:value-type="float" office:value="86">
            <text:p>86</text:p>
          </table:table-cell>
        </table:table-row>
        <table:table-row table:style-name="ro1">
          <table:table-cell office:value-type="float" office:value="1">
            <text:p>1</text:p>
          </table:table-cell>
          <table:table-cell office:value-type="string">
            <text:p>长期应付款</text:p>
          </table:table-cell>
          <table:table-cell office:value-type="float" office:value="87">
            <text:p>87</text:p>
          </table:table-cell>
        </table:table-row>
        <table:table-row table:style-name="ro1">
          <table:table-cell office:value-type="float" office:value="1">
            <text:p>1</text:p>
          </table:table-cell>
          <table:table-cell office:value-type="string">
            <text:p>专项应付款</text:p>
          </table:table-cell>
          <table:table-cell office:value-type="float" office:value="88">
            <text:p>88</text:p>
          </table:table-cell>
        </table:table-row>
        <table:table-row table:style-name="ro1">
          <table:table-cell office:value-type="float" office:value="1">
            <text:p>1</text:p>
          </table:table-cell>
          <table:table-cell office:value-type="string">
            <text:p>预计非流动负债</text:p>
          </table:table-cell>
          <table:table-cell office:value-type="float" office:value="89">
            <text:p>89</text:p>
          </table:table-cell>
        </table:table-row>
        <table:table-row table:style-name="ro1">
          <table:table-cell office:value-type="float" office:value="1">
            <text:p>1</text:p>
          </table:table-cell>
          <table:table-cell office:value-type="string">
            <text:p>长期递延收益</text:p>
          </table:table-cell>
          <table:table-cell office:value-type="float" office:value="90">
            <text:p>90</text:p>
          </table:table-cell>
        </table:table-row>
        <table:table-row table:style-name="ro1">
          <table:table-cell office:value-type="float" office:value="1">
            <text:p>1</text:p>
          </table:table-cell>
          <table:table-cell office:value-type="string">
            <text:p>递延所得税负债</text:p>
          </table:table-cell>
          <table:table-cell office:value-type="float" office:value="91">
            <text:p>91</text:p>
          </table:table-cell>
        </table:table-row>
        <table:table-row table:style-name="ro1">
          <table:table-cell office:value-type="float" office:value="1">
            <text:p>1</text:p>
          </table:table-cell>
          <table:table-cell office:value-type="string">
            <text:p>其他非流动负债</text:p>
          </table:table-cell>
          <table:table-cell office:value-type="float" office:value="92">
            <text:p>92</text:p>
          </table:table-cell>
        </table:table-row>
        <table:table-row table:style-name="ro1">
          <table:table-cell office:value-type="float" office:value="1">
            <text:p>1</text:p>
          </table:table-cell>
          <table:table-cell office:value-type="string">
            <text:p>非流动负债合计</text:p>
          </table:table-cell>
          <table:table-cell office:value-type="float" office:value="93">
            <text:p>93</text:p>
          </table:table-cell>
        </table:table-row>
        <table:table-row table:style-name="ro1">
          <table:table-cell office:value-type="float" office:value="1">
            <text:p>1</text:p>
          </table:table-cell>
          <table:table-cell office:value-type="string">
            <text:p>负债合计</text:p>
          </table:table-cell>
          <table:table-cell office:value-type="float" office:value="94">
            <text:p>94</text:p>
          </table:table-cell>
        </table:table-row>
        <table:table-row table:style-name="ro1">
          <table:table-cell office:value-type="float" office:value="1">
            <text:p>1</text:p>
          </table:table-cell>
          <table:table-cell office:value-type="string">
            <text:p>实收资本</text:p>
          </table:table-cell>
          <table:table-cell office:value-type="float" office:value="95">
            <text:p>95</text:p>
          </table:table-cell>
        </table:table-row>
        <table:table-row table:style-name="ro1">
          <table:table-cell office:value-type="float" office:value="1">
            <text:p>1</text:p>
          </table:table-cell>
          <table:table-cell office:value-type="string">
            <text:p>资本公积</text:p>
          </table:table-cell>
          <table:table-cell office:value-type="float" office:value="96">
            <text:p>96</text:p>
          </table:table-cell>
        </table:table-row>
        <table:table-row table:style-name="ro2">
          <table:table-cell office:value-type="float" office:value="1">
            <text:p>1</text:p>
          </table:table-cell>
          <table:table-cell office:value-type="string">
            <text:p>减:库存股</text:p>
          </table:table-cell>
          <table:table-cell office:value-type="float" office:value="97">
            <text:p>97</text:p>
          </table:table-cell>
        </table:table-row>
        <table:table-row table:style-name="ro1">
          <table:table-cell office:value-type="float" office:value="1">
            <text:p>1</text:p>
          </table:table-cell>
          <table:table-cell office:value-type="string">
            <text:p>专项储备</text:p>
          </table:table-cell>
          <table:table-cell office:value-type="float" office:value="98">
            <text:p>98</text:p>
          </table:table-cell>
        </table:table-row>
        <table:table-row table:style-name="ro1">
          <table:table-cell office:value-type="float" office:value="1">
            <text:p>1</text:p>
          </table:table-cell>
          <table:table-cell office:value-type="string">
            <text:p>盈余公积</text:p>
          </table:table-cell>
          <table:table-cell office:value-type="float" office:value="99">
            <text:p>99</text:p>
          </table:table-cell>
        </table:table-row>
        <table:table-row table:style-name="ro1">
          <table:table-cell office:value-type="float" office:value="1">
            <text:p>1</text:p>
          </table:table-cell>
          <table:table-cell office:value-type="string">
            <text:p>一般风险准备</text:p>
          </table:table-cell>
          <table:table-cell office:value-type="float" office:value="100">
            <text:p>100</text:p>
          </table:table-cell>
        </table:table-row>
        <table:table-row table:style-name="ro1">
          <table:table-cell office:value-type="float" office:value="1">
            <text:p>1</text:p>
          </table:table-cell>
          <table:table-cell office:value-type="string">
            <text:p>未确定的投资损失</text:p>
          </table:table-cell>
          <table:table-cell office:value-type="float" office:value="101">
            <text:p>101</text:p>
          </table:table-cell>
        </table:table-row>
        <table:table-row table:style-name="ro1">
          <table:table-cell office:value-type="float" office:value="1">
            <text:p>1</text:p>
          </table:table-cell>
          <table:table-cell office:value-type="string">
            <text:p>未分配利润</text:p>
          </table:table-cell>
          <table:table-cell office:value-type="float" office:value="102">
            <text:p>102</text:p>
          </table:table-cell>
        </table:table-row>
        <table:table-row table:style-name="ro1">
          <table:table-cell office:value-type="float" office:value="1">
            <text:p>1</text:p>
          </table:table-cell>
          <table:table-cell office:value-type="string">
            <text:p>拟分配现金股利</text:p>
          </table:table-cell>
          <table:table-cell office:value-type="float" office:value="103">
            <text:p>103</text:p>
          </table:table-cell>
        </table:table-row>
        <table:table-row table:style-name="ro1">
          <table:table-cell office:value-type="float" office:value="1">
            <text:p>1</text:p>
          </table:table-cell>
          <table:table-cell office:value-type="string">
            <text:p>外币报表折算差额</text:p>
          </table:table-cell>
          <table:table-cell office:value-type="float" office:value="104">
            <text:p>104</text:p>
          </table:table-cell>
        </table:table-row>
        <table:table-row table:style-name="ro1">
          <table:table-cell office:value-type="float" office:value="1">
            <text:p>1</text:p>
          </table:table-cell>
          <table:table-cell office:value-type="string">
            <text:p>归属于母公司股东权益合计</text:p>
          </table:table-cell>
          <table:table-cell office:value-type="float" office:value="105">
            <text:p>105</text:p>
          </table:table-cell>
        </table:table-row>
        <table:table-row table:style-name="ro1">
          <table:table-cell office:value-type="float" office:value="1">
            <text:p>1</text:p>
          </table:table-cell>
          <table:table-cell office:value-type="string">
            <text:p>少数股东权益</text:p>
          </table:table-cell>
          <table:table-cell office:value-type="float" office:value="106">
            <text:p>106</text:p>
          </table:table-cell>
        </table:table-row>
        <table:table-row table:style-name="ro1">
          <table:table-cell office:value-type="float" office:value="1">
            <text:p>1</text:p>
          </table:table-cell>
          <table:table-cell office:value-type="string">
            <text:p>所有者权益合计</text:p>
          </table:table-cell>
          <table:table-cell office:value-type="float" office:value="107">
            <text:p>107</text:p>
          </table:table-cell>
        </table:table-row>
        <table:table-row table:style-name="ro1">
          <table:table-cell office:value-type="float" office:value="1">
            <text:p>1</text:p>
          </table:table-cell>
          <table:table-cell office:value-type="string">
            <text:p>负债和所有者权益总计</text:p>
          </table:table-cell>
          <table:table-cell office:value-type="float" office:value="108">
            <text:p>108</text:p>
          </table:table-cell>
        </table:table-row>
        <table:table-row table:style-name="ro1">
          <table:table-cell office:value-type="float" office:value="4">
            <text:p>4</text:p>
          </table:table-cell>
          <table:table-cell office:value-type="string">
            <text:p>PRICE</text:p>
          </table:table-cell>
          <table:table-cell office:value-type="float" office:value="1">
            <text:p>1</text:p>
          </table:table-cell>
        </table:table-row>
      </table:table>
      <table:table table:name="SYS_INDEX_DEFINE" table:style-name="ta1" table:print="false">
        <office:forms form:automatic-focus="false" form:apply-design-mode="false"/>
        <table:table-column table:style-name="co4" table:default-cell-style-name="Default"/>
        <table:table-column table:style-name="co15" table:default-cell-style-name="Default"/>
        <table:table-column table:style-name="co16" table:default-cell-style-name="Default"/>
        <table:table-column table:style-name="co17" table:default-cell-style-name="Default"/>
        <table:table-row table:style-name="ro1">
          <table:table-cell office:value-type="string">
            <text:p>ID</text:p>
          </table:table-cell>
          <table:table-cell office:value-type="string">
            <text:p>INDEX</text:p>
          </table:table-cell>
          <table:table-cell office:value-type="string">
            <text:p>FORMULA</text:p>
          </table:table-cell>
          <table:table-cell office:value-type="string">
            <text:p>Description</text:p>
          </table:table-cell>
        </table:table-row>
        <table:table-row table:style-name="ro2">
          <table:table-cell office:value-type="float" office:value="2">
            <text:p>2</text:p>
          </table:table-cell>
          <table:table-cell office:value-type="string">
            <text:p>总资产</text:p>
          </table:table-cell>
          <table:table-cell office:value-type="string">
            <text:p>资产总计@date</text:p>
          </table:table-cell>
          <table:table-cell/>
        </table:table-row>
        <table:table-row table:style-name="ro2">
          <table:table-cell office:value-type="float" office:value="3">
            <text:p>3</text:p>
          </table:table-cell>
          <table:table-cell office:value-type="string">
            <text:p>总负债</text:p>
          </table:table-cell>
          <table:table-cell office:value-type="string">
            <text:p>负债合计@date</text:p>
          </table:table-cell>
          <table:table-cell/>
        </table:table-row>
        <table:table-row table:style-name="ro2">
          <table:table-cell office:value-type="float" office:value="5">
            <text:p>5</text:p>
          </table:table-cell>
          <table:table-cell office:value-type="string">
            <text:p>营总比</text:p>
          </table:table-cell>
          <table:table-cell office:value-type="string">
            <text:p>营业总收入@date/营业总收入@date</text:p>
          </table:table-cell>
          <table:table-cell/>
        </table:table-row>
        <table:table-row table:style-name="ro2">
          <table:table-cell office:value-type="float" office:value="6">
            <text:p>6</text:p>
          </table:table-cell>
          <table:table-cell office:value-type="string">
            <text:p>营业总成本比</text:p>
          </table:table-cell>
          <table:table-cell office:value-type="string">
            <text:p>营业总成本@date/营业总收入@date</text:p>
          </table:table-cell>
          <table:table-cell/>
        </table:table-row>
        <table:table-row table:style-name="ro2">
          <table:table-cell office:value-type="float" office:value="7">
            <text:p>7</text:p>
          </table:table-cell>
          <table:table-cell office:value-type="string">
            <text:p>营业利润比</text:p>
          </table:table-cell>
          <table:table-cell office:value-type="string">
            <text:p>营业利润@date/营业总收入@date</text:p>
          </table:table-cell>
          <table:table-cell/>
        </table:table-row>
        <table:table-row table:style-name="ro2">
          <table:table-cell office:value-type="float" office:value="8">
            <text:p>8</text:p>
          </table:table-cell>
          <table:table-cell office:value-type="string">
            <text:p>税前利润比</text:p>
          </table:table-cell>
          <table:table-cell office:value-type="string">
            <text:p>利润总额@date/营业总收入@date</text:p>
          </table:table-cell>
          <table:table-cell/>
        </table:table-row>
        <table:table-row table:style-name="ro2">
          <table:table-cell office:value-type="float" office:value="11">
            <text:p>11</text:p>
          </table:table-cell>
          <table:table-cell office:value-type="string">
            <text:p>流动比率</text:p>
          </table:table-cell>
          <table:table-cell office:value-type="string">
            <text:p>流动资产合计@date/流动负债合计@date</text:p>
          </table:table-cell>
          <table:table-cell/>
        </table:table-row>
        <table:table-row table:style-name="ro2">
          <table:table-cell office:value-type="float" office:value="12">
            <text:p>12</text:p>
          </table:table-cell>
          <table:table-cell office:value-type="string">
            <text:p>速动比率</text:p>
          </table:table-cell>
          <table:table-cell office:value-type="string">
            <text:p>(流动资产合计@date-存货@date)/流动负债合计@date</text:p>
          </table:table-cell>
          <table:table-cell/>
        </table:table-row>
        <table:table-row table:style-name="ro2">
          <table:table-cell office:value-type="float" office:value="13">
            <text:p>13</text:p>
          </table:table-cell>
          <table:table-cell office:value-type="string">
            <text:p>应收账款周转次数</text:p>
          </table:table-cell>
          <table:table-cell office:value-type="string">
            <text:p>营业总收入@date0*2/(应收账款@date0+应收账款@date1)</text:p>
          </table:table-cell>
          <table:table-cell/>
        </table:table-row>
        <table:table-row table:style-name="ro2">
          <table:table-cell office:value-type="float" office:value="14">
            <text:p>14</text:p>
          </table:table-cell>
          <table:table-cell office:value-type="string">
            <text:p>应收账款周期</text:p>
          </table:table-cell>
          <table:table-cell office:value-type="string">
            <text:p>365/(营业总收入@date0*2/(应收账款@date0+应收账款@date1))</text:p>
          </table:table-cell>
          <table:table-cell/>
        </table:table-row>
        <table:table-row table:style-name="ro2">
          <table:table-cell office:value-type="float" office:value="15">
            <text:p>15</text:p>
          </table:table-cell>
          <table:table-cell office:value-type="string">
            <text:p>存货周转次数</text:p>
          </table:table-cell>
          <table:table-cell office:value-type="string">
            <text:p>营业成本@date0*2/(存货@date0+存货@date1)</text:p>
          </table:table-cell>
          <table:table-cell/>
        </table:table-row>
        <table:table-row table:style-name="ro2">
          <table:table-cell office:value-type="float" office:value="155">
            <text:p>155</text:p>
          </table:table-cell>
          <table:table-cell office:value-type="string">
            <text:p>存货周期</text:p>
          </table:table-cell>
          <table:table-cell office:value-type="string">
            <text:p>365/(营业成本@date0*2/(存货@date0+存货@date1))</text:p>
          </table:table-cell>
          <table:table-cell/>
        </table:table-row>
        <table:table-row table:style-name="ro2">
          <table:table-cell office:value-type="float" office:value="16">
            <text:p>16</text:p>
          </table:table-cell>
          <table:table-cell office:value-type="string">
            <text:p>经营周期</text:p>
          </table:table-cell>
          <table:table-cell office:value-type="string">
            <text:p>365/(营业成本@date0*2/(存货@date0+存货@date1))+365/(营业总收入@date0*2/(应收账款@date0+应收账款@date1))</text:p>
          </table:table-cell>
          <table:table-cell/>
        </table:table-row>
        <table:table-row table:style-name="ro2">
          <table:table-cell office:value-type="float" office:value="166">
            <text:p>166</text:p>
          </table:table-cell>
          <table:table-cell office:value-type="string">
            <text:p>杠杆率</text:p>
          </table:table-cell>
          <table:table-cell table:style-name="ce1" office:value-type="string">
            <text:p>资产总计@date0/所有者权益合计@date0</text:p>
          </table:table-cell>
          <table:table-cell/>
        </table:table-row>
        <table:table-row table:style-name="ro2">
          <table:table-cell office:value-type="float" office:value="21">
            <text:p>21</text:p>
          </table:table-cell>
          <table:table-cell office:value-type="string">
            <text:p>资产负债率</text:p>
          </table:table-cell>
          <table:table-cell office:value-type="string">
            <text:p>负债合计@date/资产总计@date</text:p>
          </table:table-cell>
          <table:table-cell/>
        </table:table-row>
        <table:table-row table:style-name="ro2">
          <table:table-cell office:value-type="float" office:value="22">
            <text:p>22</text:p>
          </table:table-cell>
          <table:table-cell office:value-type="string">
            <text:p>净资产负债率</text:p>
          </table:table-cell>
          <table:table-cell office:value-type="string">
            <text:p>负债合计@date/所有者权益合计@date</text:p>
          </table:table-cell>
          <table:table-cell/>
        </table:table-row>
        <table:table-row table:style-name="ro2">
          <table:table-cell office:value-type="float" office:value="23">
            <text:p>23</text:p>
          </table:table-cell>
          <table:table-cell office:value-type="string">
            <text:p>利息保障倍数</text:p>
          </table:table-cell>
          <table:table-cell office:value-type="string">
            <text:p>(利润总额@date-财务费用@date)/财务费用@date</text:p>
          </table:table-cell>
          <table:table-cell office:value-type="string">
            <text:p>利息支出在利润表中大部分公司未列车,只是为体现财务费用,财务费用为利息支出减去利息收入的合计,不能完全体现利息支出情况.</text:p>
          </table:table-cell>
        </table:table-row>
        <table:table-row table:style-name="ro2">
          <table:table-cell office:value-type="float" office:value="31">
            <text:p>31</text:p>
          </table:table-cell>
          <table:table-cell office:value-type="string">
            <text:p>净资产收益率</text:p>
          </table:table-cell>
          <table:table-cell office:value-type="string">
            <text:p>净利润@date0*2/(所有者权益合计@date0+所有者权益合计@date1)</text:p>
          </table:table-cell>
          <table:table-cell office:value-type="string">
            <text:p>分子应该是净收益减去优先股股利.</text:p>
          </table:table-cell>
        </table:table-row>
        <table:table-row table:style-name="ro2">
          <table:table-cell office:value-type="float" office:value="311">
            <text:p>311</text:p>
          </table:table-cell>
          <table:table-cell office:value-type="string">
            <text:p>总资产收益率</text:p>
          </table:table-cell>
          <table:table-cell office:value-type="string">
            <text:p>净利润@date0*2/(资产总计@date0+资产总计@date1)</text:p>
          </table:table-cell>
          <table:table-cell/>
        </table:table-row>
        <table:table-row table:style-name="ro2">
          <table:table-cell office:value-type="float" office:value="32">
            <text:p>32</text:p>
          </table:table-cell>
          <table:table-cell office:value-type="string">
            <text:p>毛利率</text:p>
          </table:table-cell>
          <table:table-cell office:value-type="string">
            <text:p>(营业总收入@date-营业成本@date)/营业成本@date</text:p>
          </table:table-cell>
          <table:table-cell/>
        </table:table-row>
        <table:table-row table:style-name="ro2">
          <table:table-cell office:value-type="float" office:value="33">
            <text:p>33</text:p>
          </table:table-cell>
          <table:table-cell office:value-type="string">
            <text:p>销售利润率</text:p>
          </table:table-cell>
          <table:table-cell office:value-type="string">
            <text:p>净利润@date0/营业总收入@date0</text:p>
          </table:table-cell>
          <table:table-cell/>
        </table:table-row>
        <table:table-row table:style-name="ro2">
          <table:table-cell office:value-type="float" office:value="34">
            <text:p>34</text:p>
          </table:table-cell>
          <table:table-cell office:value-type="string">
            <text:p>资产周转次数</text:p>
          </table:table-cell>
          <table:table-cell office:value-type="string">
            <text:p>营业总收入@date0*2/(资产总计@date0+资产总计@date1)</text:p>
          </table:table-cell>
          <table:table-cell/>
        </table:table-row>
        <table:table-row table:style-name="ro2">
          <table:table-cell office:value-type="float" office:value="35">
            <text:p>35</text:p>
          </table:table-cell>
          <table:table-cell office:value-type="string">
            <text:p>息税前销售利润率</text:p>
          </table:table-cell>
          <table:table-cell office:value-type="string">
            <text:p>(利润总额@date-财务费用@date)/营业总收入@date</text:p>
          </table:table-cell>
          <table:table-cell office:value-type="string">
            <text:p>利息支出未列出,那么息税前利润的计算如何进行?如果财务费用为负数,应视为0?</text:p>
          </table:table-cell>
        </table:table-row>
        <table:table-row table:style-name="ro2">
          <table:table-cell office:value-type="float" office:value="36">
            <text:p>36</text:p>
          </table:table-cell>
          <table:table-cell office:value-type="string">
            <text:p>资产收益率</text:p>
          </table:table-cell>
          <table:table-cell office:value-type="string">
            <text:p>(利润总额@date-财务费用@date0)*2/(资产总计@date0+资产总计@date1)</text:p>
          </table:table-cell>
          <table:table-cell/>
        </table:table-row>
        <table:table-row table:style-name="ro2">
          <table:table-cell office:value-type="float" office:value="37">
            <text:p>37</text:p>
          </table:table-cell>
          <table:table-cell office:value-type="string">
            <text:p>基本每股收益</text:p>
          </table:table-cell>
          <table:table-cell office:value-type="string">
            <text:p>净利润@date0/实收资本@date0</text:p>
          </table:table-cell>
          <table:table-cell/>
        </table:table-row>
        <table:table-row table:style-name="ro2">
          <table:table-cell office:value-type="float" office:value="38">
            <text:p>38</text:p>
          </table:table-cell>
          <table:table-cell office:value-type="string">
            <text:p>财务杠杆</text:p>
          </table:table-cell>
          <table:table-cell office:value-type="string">
            <text:p>(资产总计@date0+资产总计@date1)/(所有者权益合计@date0+所有者权益合计@date1)</text:p>
          </table:table-cell>
          <table:table-cell/>
        </table:table-row>
        <table:table-row table:style-name="ro2">
          <table:table-cell office:value-type="string">
            <text:p>C</text:p>
          </table:table-cell>
          <table:table-cell office:value-type="string">
            <text:p>财务费用</text:p>
          </table:table-cell>
          <table:table-cell table:style-name="ce1" office:value-type="string">
            <text:p>财务费用@date0</text:p>
          </table:table-cell>
          <table:table-cell/>
        </table:table-row>
        <table:table-row table:style-name="ro2">
          <table:table-cell office:value-type="float" office:value="3801">
            <text:p>3801</text:p>
          </table:table-cell>
          <table:table-cell office:value-type="string">
            <text:p>财务成本比重</text:p>
          </table:table-cell>
          <table:table-cell office:value-type="string">
            <text:p>财务费用@date0/营业总成本@date0</text:p>
          </table:table-cell>
          <table:table-cell/>
        </table:table-row>
        <table:table-row table:style-name="ro2">
          <table:table-cell office:value-type="float" office:value="39">
            <text:p>39</text:p>
          </table:table-cell>
          <table:table-cell office:value-type="string">
            <text:p>净资产收益率变动</text:p>
          </table:table-cell>
          <table:table-cell office:value-type="string">
            <text:p>净利润@date0*2/(所有者权益合计@date0+所有者权益合计@date1)-净利润@date1*2/(所有者权益合计@date1+所有者权益合计@date2)</text:p>
          </table:table-cell>
          <table:table-cell/>
        </table:table-row>
        <table:table-row table:style-name="ro3">
          <table:table-cell office:value-type="float" office:value="90">
            <text:p>90</text:p>
          </table:table-cell>
          <table:table-cell office:value-type="string">
            <text:p>每股市价</text:p>
          </table:table-cell>
          <table:table-cell office:value-type="string">
            <text:p><text:a xlink:href="mailto:PRICE@date">PRICE@date</text:a>0</text:p>
          </table:table-cell>
          <table:table-cell/>
        </table:table-row>
        <table:table-row table:style-name="ro2">
          <table:table-cell office:value-type="string">
            <text:p>W</text:p>
          </table:table-cell>
          <table:table-cell office:value-type="string">
            <text:p>无息负债比重</text:p>
          </table:table-cell>
          <table:table-cell office:value-type="string">
            <text:p>(应付账款@date0+预收账款@date0+应付职工薪酬@date0)/负债合计@date0</text:p>
          </table:table-cell>
          <table:table-cell/>
        </table:table-row>
        <table:table-row table:style-name="ro2">
          <table:table-cell office:value-type="string">
            <text:p>X</text:p>
          </table:table-cell>
          <table:table-cell office:value-type="string">
            <text:p>现金周期</text:p>
          </table:table-cell>
          <table:table-cell table:style-name="ce1" office:value-type="string">
            <text:p>365/(营业成本@date0*2/(存货@date0+存货@date1))+365/(营业总收入@date0*2/(应收账款@date0+应收账款@date1))-365/(营业总成本@date0*2/(应付账款@date0+应付账款@date1))</text:p>
          </table:table-cell>
          <table:table-cell/>
        </table:table-row>
        <table:table-row table:style-name="ro2">
          <table:table-cell office:value-type="string">
            <text:p>Y</text:p>
          </table:table-cell>
          <table:table-cell office:value-type="string">
            <text:p>有息负债比重</text:p>
          </table:table-cell>
          <table:table-cell office:value-type="string">
            <text:p>(长期借款@date0+短期借款@date0+应付债券@date0)/负债合计@date0</text:p>
          </table:table-cell>
          <table:table-cell/>
        </table:table-row>
        <table:table-row table:style-name="ro2">
          <table:table-cell/>
          <table:table-cell office:value-type="string">
            <text:p>应付账款周期</text:p>
          </table:table-cell>
          <table:table-cell table:style-name="ce1" office:value-type="string">
            <text:p>365/(营业总成本@date0*2/(应付账款@date0+应付账款@date1))</text:p>
          </table:table-cell>
          <table:table-cell/>
        </table:table-row>
        <table:table-row table:style-name="ro2">
          <table:table-cell office:value-type="float" office:value="91">
            <text:p>91</text:p>
          </table:table-cell>
          <table:table-cell office:value-type="string">
            <text:p>总市值</text:p>
          </table:table-cell>
          <table:table-cell office:value-type="string">
            <text:p><text:a xlink:href="mailto:PRICE@date">PRICE@date</text:a>0*实收资本@date1</text:p>
          </table:table-cell>
          <table:table-cell/>
        </table:table-row>
        <table:table-row table:style-name="ro2">
          <table:table-cell office:value-type="float" office:value="801">
            <text:p>801</text:p>
          </table:table-cell>
          <table:table-cell office:value-type="string">
            <text:p>经流净利率</text:p>
          </table:table-cell>
          <table:table-cell office:value-type="string">
            <text:p>经营活动产生的现金流量净额@date0/净利润@date0</text:p>
          </table:table-cell>
          <table:table-cell/>
        </table:table-row>
      </table:table>
      <table:table table:name="SYS_CFG" table:style-name="ta1" table:print="false">
        <table:table-column table:style-name="co8" table:default-cell-style-name="Default"/>
        <table:table-column table:style-name="co4" table:default-cell-style-name="Default"/>
        <table:table-row table:style-name="ro1">
          <table:table-cell office:value-type="string">
            <text:p>Name</text:p>
          </table:table-cell>
          <table:table-cell office:value-type="string">
            <text:p>Value</text:p>
          </table:table-cell>
        </table:table-row>
        <table:table-row table:style-name="ro1">
          <table:table-cell office:value-type="string">
            <text:p>sheet.max.rows</text:p>
          </table:table-cell>
          <table:table-cell office:value-type="float" office:value="100000">
            <text:p>100000</text:p>
          </table:table-cell>
        </table:table-row>
      </table:table>
      <table:table table:name="企业列表"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1" form:id="control1"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table-column table:style-name="co4" table:number-columns-repeated="11" table:default-cell-style-name="Default"/>
        <table:table-row table:style-name="ro1">
          <table:table-cell office:value-type="string">
            <text:p>Command</text:p>
          </table:table-cell>
          <table:table-cell table:style-name="ce4" office:value-type="string">
            <text:p>SQL_QUERY</text:p>
          </table:table-cell>
          <table:table-cell table:number-columns-repeated="9"/>
        </table:table-row>
        <table:table-row table:style-name="ro1">
          <table:table-cell office:value-type="string">
            <text:p>SQL</text:p>
          </table:table-cell>
          <table:table-cell table:style-name="ce4" office:value-type="string">
            <text:p>Select * from corp_info </text:p>
          </table:table-cell>
          <table:table-cell table:number-columns-repeated="9"/>
        </table:table-row>
        <table:table-row table:style-name="ro1">
          <table:table-cell office:value-type="string">
            <text:p>Data</text:p>
          </table:table-cell>
          <table:table-cell table:style-name="ce4"/>
          <table:table-cell table:number-columns-repeated="9"/>
        </table:table-row>
        <table:table-row table:style-name="ro1">
          <table:table-cell office:value-type="string">
            <text:p>CORPID</text:p>
          </table:table-cell>
          <table:table-cell table:style-name="ce4" office:value-type="string">
            <text:p>CORPNAME</text:p>
          </table:table-cell>
          <table:table-cell office:value-type="string">
            <text:p>CATEGORY</text:p>
          </table:table-cell>
          <table:table-cell office:value-type="string">
            <text:p>FULLNAME</text:p>
          </table:table-cell>
          <table:table-cell office:value-type="string">
            <text:p>IPODATE</text:p>
          </table:table-cell>
          <table:table-cell office:value-type="string">
            <text:p>PROVINCE</text:p>
          </table:table-cell>
          <table:table-cell office:value-type="string">
            <text:p>CITY</text:p>
          </table:table-cell>
          <table:table-cell office:value-type="string">
            <text:p>WEBSITE</text:p>
          </table:table-cell>
          <table:table-cell office:value-type="string">
            <text:p>ADDRESS</text:p>
          </table:table-cell>
          <table:table-cell/>
          <table:table-cell>
            <draw:control table:end-cell-address="企业列表.M8" table:end-x="0.8232in" table:end-y="0.0661in" draw:z-index="0" draw:text-style-name="P1" svg:width="2.6012in" svg:height="0.7331in" svg:x="0in" svg:y="0.1606in" draw:control="control1"/>
          </table:table-cell>
        </table:table-row>
        <table:table-row table:style-name="ro2">
          <table:table-cell office:value-type="string">
            <text:p>000002</text:p>
          </table:table-cell>
          <table:table-cell office:value-type="string">
            <text:p>万 <text:s/>科Ａ</text:p>
          </table:table-cell>
          <table:table-cell office:value-type="string">
            <text:p>K 房地产</text:p>
          </table:table-cell>
          <table:table-cell office:value-type="string">
            <text:p>万科企业股份有限公司</text:p>
          </table:table-cell>
          <table:table-cell office:value-type="string">
            <text:p>1991-01-29T00:00:00.000+08</text:p>
          </table:table-cell>
          <table:table-cell office:value-type="string">
            <text:p>广东</text:p>
          </table:table-cell>
          <table:table-cell office:value-type="string">
            <text:p>深圳市</text:p>
          </table:table-cell>
          <table:table-cell office:value-type="string">
            <text:p>www.vanke.com</text:p>
          </table:table-cell>
          <table:table-cell office:value-type="string">
            <text:p>广东省深圳市盐田区大梅沙环梅路33号万科中心</text:p>
          </table:table-cell>
          <table:table-cell table:number-columns-repeated="2"/>
        </table:table-row>
        <table:table-row table:style-name="ro2">
          <table:table-cell office:value-type="string">
            <text:p>000004</text:p>
          </table:table-cell>
          <table:table-cell office:value-type="string">
            <text:p>国农科技</text:p>
          </table:table-cell>
          <table:table-cell office:value-type="string">
            <text:p>C 制造业</text:p>
          </table:table-cell>
          <table:table-cell office:value-type="string">
            <text:p>深圳中国农大科技股份有限公司</text:p>
          </table:table-cell>
          <table:table-cell office:value-type="string">
            <text:p>1990-12-01T00:00:00.000+08</text:p>
          </table:table-cell>
          <table:table-cell office:value-type="string">
            <text:p>广东</text:p>
          </table:table-cell>
          <table:table-cell office:value-type="string">
            <text:p>深圳市</text:p>
          </table:table-cell>
          <table:table-cell office:value-type="string">
            <text:p>www.sz000004.cn</text:p>
          </table:table-cell>
          <table:table-cell office:value-type="string">
            <text:p>广东省深圳市南山区中心路（深圳湾段）3333号中铁南方总部大厦503室</text:p>
          </table:table-cell>
          <table:table-cell table:number-columns-repeated="2"/>
        </table:table-row>
        <table:table-row table:style-name="ro2">
          <table:table-cell office:value-type="string">
            <text:p>000005</text:p>
          </table:table-cell>
          <table:table-cell office:value-type="string">
            <text:p>世纪星源</text:p>
          </table:table-cell>
          <table:table-cell office:value-type="string">
            <text:p>N 公共环保</text:p>
          </table:table-cell>
          <table:table-cell office:value-type="string">
            <text:p>深圳世纪星源股份有限公司</text:p>
          </table:table-cell>
          <table:table-cell office:value-type="string">
            <text:p>1990-12-10T00:00:00.000+08</text:p>
          </table:table-cell>
          <table:table-cell office:value-type="string">
            <text:p>广东</text:p>
          </table:table-cell>
          <table:table-cell office:value-type="string">
            <text:p>深圳市</text:p>
          </table:table-cell>
          <table:table-cell office:value-type="string">
            <text:p>www.fountain.com.cn</text:p>
          </table:table-cell>
          <table:table-cell office:value-type="string">
            <text:p>广东省深圳市人民南路发展中心大厦13层</text:p>
          </table:table-cell>
          <table:table-cell table:number-columns-repeated="2"/>
        </table:table-row>
        <table:table-row table:style-name="ro2">
          <table:table-cell office:value-type="string">
            <text:p>000006</text:p>
          </table:table-cell>
          <table:table-cell office:value-type="string">
            <text:p>深振业Ａ</text:p>
          </table:table-cell>
          <table:table-cell office:value-type="string">
            <text:p>K 房地产</text:p>
          </table:table-cell>
          <table:table-cell office:value-type="string">
            <text:p>深圳市振业(集团)股份有限公司</text:p>
          </table:table-cell>
          <table:table-cell office:value-type="string">
            <text:p>1992-04-27T00:00:00.000+08</text:p>
          </table:table-cell>
          <table:table-cell office:value-type="string">
            <text:p>广东</text:p>
          </table:table-cell>
          <table:table-cell office:value-type="string">
            <text:p>深圳市</text:p>
          </table:table-cell>
          <table:table-cell office:value-type="string">
            <text:p>www.zhenye.com</text:p>
          </table:table-cell>
          <table:table-cell office:value-type="string">
            <text:p>广东省深圳市罗湖区宝安南路2014号振业大厦B座11-17层</text:p>
          </table:table-cell>
          <table:table-cell table:number-columns-repeated="2"/>
        </table:table-row>
        <table:table-row table:style-name="ro2">
          <table:table-cell office:value-type="string">
            <text:p>000007</text:p>
          </table:table-cell>
          <table:table-cell office:value-type="string">
            <text:p>全新好</text:p>
          </table:table-cell>
          <table:table-cell office:value-type="string">
            <text:p>H 住宿餐饮</text:p>
          </table:table-cell>
          <table:table-cell office:value-type="string">
            <text:p>深圳市全新好股份有限公司</text:p>
          </table:table-cell>
          <table:table-cell office:value-type="string">
            <text:p>1992-04-13T00:00:00.000+08</text:p>
          </table:table-cell>
          <table:table-cell office:value-type="string">
            <text:p>广东</text:p>
          </table:table-cell>
          <table:table-cell office:value-type="string">
            <text:p>深圳市</text:p>
          </table:table-cell>
          <table:table-cell office:value-type="string">
            <text:p>www.shenzhou-gaotie.com</text:p>
          </table:table-cell>
          <table:table-cell office:value-type="string">
            <text:p>广东省深圳市福田区梅林街道梅康路8号理想时代大厦6楼</text:p>
          </table:table-cell>
          <table:table-cell table:number-columns-repeated="2"/>
        </table:table-row>
        <table:table-row table:style-name="ro2">
          <table:table-cell office:value-type="string">
            <text:p>000008</text:p>
          </table:table-cell>
          <table:table-cell office:value-type="string">
            <text:p>神州高铁</text:p>
          </table:table-cell>
          <table:table-cell office:value-type="string">
            <text:p>C 制造业</text:p>
          </table:table-cell>
          <table:table-cell office:value-type="string">
            <text:p>神州高铁技术股份有限公司</text:p>
          </table:table-cell>
          <table:table-cell office:value-type="string">
            <text:p>1992-05-07T00:00:00.000+08</text:p>
          </table:table-cell>
          <table:table-cell office:value-type="string">
            <text:p>北京</text:p>
          </table:table-cell>
          <table:table-cell office:value-type="string">
            <text:p>北京市</text:p>
          </table:table-cell>
          <table:table-cell office:value-type="string">
            <text:p>www.shenzhou-gaotie.com</text:p>
          </table:table-cell>
          <table:table-cell office:value-type="string">
            <text:p>北京市海淀区高梁桥斜街59号院1号楼16层1606</text:p>
          </table:table-cell>
          <table:table-cell table:number-columns-repeated="2"/>
        </table:table-row>
        <table:table-row table:style-name="ro2">
          <table:table-cell office:value-type="string">
            <text:p>000009</text:p>
          </table:table-cell>
          <table:table-cell office:value-type="string">
            <text:p>中国宝安</text:p>
          </table:table-cell>
          <table:table-cell office:value-type="string">
            <text:p>S 综合</text:p>
          </table:table-cell>
          <table:table-cell office:value-type="string">
            <text:p>中国宝安集团股份有限公司</text:p>
          </table:table-cell>
          <table:table-cell office:value-type="string">
            <text:p>1991-06-25T00:00:00.000+09</text:p>
          </table:table-cell>
          <table:table-cell office:value-type="string">
            <text:p>广东</text:p>
          </table:table-cell>
          <table:table-cell office:value-type="string">
            <text:p>深圳市</text:p>
          </table:table-cell>
          <table:table-cell office:value-type="string">
            <text:p>www.chinabaoan.com</text:p>
          </table:table-cell>
          <table:table-cell office:value-type="string">
            <text:p>广东省深圳市笋岗东路1002号宝安广场A座28-29层</text:p>
          </table:table-cell>
          <table:table-cell table:number-columns-repeated="2"/>
        </table:table-row>
        <table:table-row table:style-name="ro2">
          <table:table-cell office:value-type="string">
            <text:p>000010</text:p>
          </table:table-cell>
          <table:table-cell office:value-type="string">
            <text:p>美丽生态</text:p>
          </table:table-cell>
          <table:table-cell office:value-type="string">
            <text:p>E 建筑业</text:p>
          </table:table-cell>
          <table:table-cell office:value-type="string">
            <text:p>深圳美丽生态股份有限公司</text:p>
          </table:table-cell>
          <table:table-cell office:value-type="string">
            <text:p>1995-10-27T00:00:00.000+08</text:p>
          </table:table-cell>
          <table:table-cell office:value-type="string">
            <text:p>广东</text:p>
          </table:table-cell>
          <table:table-cell office:value-type="string">
            <text:p>深圳市</text:p>
          </table:table-cell>
          <table:table-cell office:value-type="string">
            <text:p>www.szwuye.com.cn</text:p>
          </table:table-cell>
          <table:table-cell office:value-type="string">
            <text:p>广东省深圳市宝安区西乡街道宝安桃花源科技创新园主园A栋孵化大楼321-322室</text:p>
          </table:table-cell>
          <table:table-cell table:number-columns-repeated="2"/>
        </table:table-row>
        <table:table-row table:style-name="ro2">
          <table:table-cell office:value-type="string">
            <text:p>000011</text:p>
          </table:table-cell>
          <table:table-cell office:value-type="string">
            <text:p>深物业A</text:p>
          </table:table-cell>
          <table:table-cell office:value-type="string">
            <text:p>K 房地产</text:p>
          </table:table-cell>
          <table:table-cell office:value-type="string">
            <text:p>深圳市物业发展(集团)股份有限公司</text:p>
          </table:table-cell>
          <table:table-cell office:value-type="string">
            <text:p>1992-03-30T00:00:00.000+08</text:p>
          </table:table-cell>
          <table:table-cell office:value-type="string">
            <text:p>广东</text:p>
          </table:table-cell>
          <table:table-cell office:value-type="string">
            <text:p>深圳市</text:p>
          </table:table-cell>
          <table:table-cell office:value-type="string">
            <text:p>www.szwuye.com.cn</text:p>
          </table:table-cell>
          <table:table-cell office:value-type="string">
            <text:p>广东省深圳市人民南路国贸大厦39、42层</text:p>
          </table:table-cell>
          <table:table-cell table:number-columns-repeated="2"/>
        </table:table-row>
        <table:table-row table:style-name="ro2">
          <table:table-cell office:value-type="string">
            <text:p>000012</text:p>
          </table:table-cell>
          <table:table-cell office:value-type="string">
            <text:p>南 <text:s/>玻Ａ</text:p>
          </table:table-cell>
          <table:table-cell office:value-type="string">
            <text:p>C 制造业</text:p>
          </table:table-cell>
          <table:table-cell office:value-type="string">
            <text:p>中国南玻集团股份有限公司</text:p>
          </table:table-cell>
          <table:table-cell office:value-type="string">
            <text:p>1992-02-28T00:00:00.000+08</text:p>
          </table:table-cell>
          <table:table-cell office:value-type="string">
            <text:p>广东</text:p>
          </table:table-cell>
          <table:table-cell office:value-type="string">
            <text:p>深圳市</text:p>
          </table:table-cell>
          <table:table-cell office:value-type="string">
            <text:p>www.csgholding.com</text:p>
          </table:table-cell>
          <table:table-cell office:value-type="string">
            <text:p>广东省深圳市蛇口工业六路一号南玻大厦</text:p>
          </table:table-cell>
          <table:table-cell table:number-columns-repeated="2"/>
        </table:table-row>
        <table:table-row table:style-name="ro2">
          <table:table-cell office:value-type="string">
            <text:p>000014</text:p>
          </table:table-cell>
          <table:table-cell office:value-type="string">
            <text:p>沙河股份</text:p>
          </table:table-cell>
          <table:table-cell office:value-type="string">
            <text:p>K 房地产</text:p>
          </table:table-cell>
          <table:table-cell office:value-type="string">
            <text:p>沙河实业股份有限公司</text:p>
          </table:table-cell>
          <table:table-cell office:value-type="string">
            <text:p>1992-06-02T00:00:00.000+08</text:p>
          </table:table-cell>
          <table:table-cell office:value-type="string">
            <text:p>广东</text:p>
          </table:table-cell>
          <table:table-cell office:value-type="string">
            <text:p>深圳市</text:p>
          </table:table-cell>
          <table:table-cell office:value-type="string">
            <text:p>www.shahe.cn</text:p>
          </table:table-cell>
          <table:table-cell office:value-type="string">
            <text:p>广东省深圳市南山区白石路2222号沙河世纪楼</text:p>
          </table:table-cell>
          <table:table-cell table:number-columns-repeated="2"/>
        </table:table-row>
        <table:table-row table:style-name="ro2">
          <table:table-cell office:value-type="string">
            <text:p>000016</text:p>
          </table:table-cell>
          <table:table-cell office:value-type="string">
            <text:p>深康佳Ａ</text:p>
          </table:table-cell>
          <table:table-cell office:value-type="string">
            <text:p>C 制造业</text:p>
          </table:table-cell>
          <table:table-cell office:value-type="string">
            <text:p>康佳集团股份有限公司</text:p>
          </table:table-cell>
          <table:table-cell office:value-type="string">
            <text:p>1992-03-27T00:00:00.000+08</text:p>
          </table:table-cell>
          <table:table-cell office:value-type="string">
            <text:p>广东</text:p>
          </table:table-cell>
          <table:table-cell office:value-type="string">
            <text:p>深圳市</text:p>
          </table:table-cell>
          <table:table-cell office:value-type="string">
            <text:p>www.konka.com</text:p>
          </table:table-cell>
          <table:table-cell office:value-type="string">
            <text:p>广东省深圳市南山区粤海街道科技园科技南十二路28号康佳研发大厦15-24层</text:p>
          </table:table-cell>
          <table:table-cell table:number-columns-repeated="2"/>
        </table:table-row>
        <table:table-row table:style-name="ro2">
          <table:table-cell office:value-type="string">
            <text:p>000017</text:p>
          </table:table-cell>
          <table:table-cell office:value-type="string">
            <text:p>深中华A</text:p>
          </table:table-cell>
          <table:table-cell office:value-type="string">
            <text:p>C 制造业</text:p>
          </table:table-cell>
          <table:table-cell office:value-type="string">
            <text:p>深圳中华自行车(集团)股份有限公司</text:p>
          </table:table-cell>
          <table:table-cell office:value-type="string">
            <text:p>1992-03-31T00:00:00.000+08</text:p>
          </table:table-cell>
          <table:table-cell office:value-type="string">
            <text:p>广东</text:p>
          </table:table-cell>
          <table:table-cell office:value-type="string">
            <text:p>深圳市</text:p>
          </table:table-cell>
          <table:table-cell office:value-type="string">
            <text:p>www.cbc.com.cn</text:p>
          </table:table-cell>
          <table:table-cell office:value-type="string">
            <text:p>广东省深圳市布心路三零零八号</text:p>
          </table:table-cell>
          <table:table-cell table:number-columns-repeated="2"/>
        </table:table-row>
        <table:table-row table:style-name="ro2">
          <table:table-cell office:value-type="string">
            <text:p>000018</text:p>
          </table:table-cell>
          <table:table-cell office:value-type="string">
            <text:p>神州长城</text:p>
          </table:table-cell>
          <table:table-cell office:value-type="string">
            <text:p>E 建筑业</text:p>
          </table:table-cell>
          <table:table-cell office:value-type="string">
            <text:p>神州长城股份有限公司</text:p>
          </table:table-cell>
          <table:table-cell office:value-type="string">
            <text:p>1992-06-16T00:00:00.000+08</text:p>
          </table:table-cell>
          <table:table-cell office:value-type="string">
            <text:p>广东</text:p>
          </table:table-cell>
          <table:table-cell office:value-type="string">
            <text:p>深圳市</text:p>
          </table:table-cell>
          <table:table-cell office:value-type="string">
            <text:p>www.udcgroup.com</text:p>
          </table:table-cell>
          <table:table-cell office:value-type="string">
            <text:p>广东省深圳市大鹏新区葵涌街道白石岗葵鹏路26号</text:p>
          </table:table-cell>
          <table:table-cell table:number-columns-repeated="2"/>
        </table:table-row>
        <table:table-row table:style-name="ro2">
          <table:table-cell office:value-type="string">
            <text:p>000019</text:p>
          </table:table-cell>
          <table:table-cell office:value-type="string">
            <text:p>深深宝Ａ</text:p>
          </table:table-cell>
          <table:table-cell office:value-type="string">
            <text:p>C 制造业</text:p>
          </table:table-cell>
          <table:table-cell office:value-type="string">
            <text:p>深圳市深宝实业股份有限公司</text:p>
          </table:table-cell>
          <table:table-cell office:value-type="string">
            <text:p>1992-10-12T00:00:00.000+08</text:p>
          </table:table-cell>
          <table:table-cell office:value-type="string">
            <text:p>广东</text:p>
          </table:table-cell>
          <table:table-cell office:value-type="string">
            <text:p>深圳市</text:p>
          </table:table-cell>
          <table:table-cell office:value-type="string">
            <text:p>www.sbsy.com.cn</text:p>
          </table:table-cell>
          <table:table-cell office:value-type="string">
            <text:p>广东省深圳市南山区粤海街道学府路科技园南区软件产业基地4栋B座8层</text:p>
          </table:table-cell>
          <table:table-cell table:number-columns-repeated="2"/>
        </table:table-row>
        <table:table-row table:style-name="ro2">
          <table:table-cell office:value-type="string">
            <text:p>000020</text:p>
          </table:table-cell>
          <table:table-cell office:value-type="string">
            <text:p>深华发Ａ</text:p>
          </table:table-cell>
          <table:table-cell office:value-type="string">
            <text:p>C 制造业</text:p>
          </table:table-cell>
          <table:table-cell office:value-type="string">
            <text:p>深圳中恒华发股份有限公司</text:p>
          </table:table-cell>
          <table:table-cell office:value-type="string">
            <text:p>1992-04-28T00:00:00.000+08</text:p>
          </table:table-cell>
          <table:table-cell office:value-type="string">
            <text:p>广东</text:p>
          </table:table-cell>
          <table:table-cell office:value-type="string">
            <text:p>深圳市</text:p>
          </table:table-cell>
          <table:table-cell office:value-type="string">
            <text:p>www.hwafa.com.cn</text:p>
          </table:table-cell>
          <table:table-cell office:value-type="string">
            <text:p>广东省深圳市福田区华发北路411幢</text:p>
          </table:table-cell>
          <table:table-cell table:number-columns-repeated="2"/>
        </table:table-row>
        <table:table-row table:style-name="ro2">
          <table:table-cell office:value-type="string">
            <text:p>000021</text:p>
          </table:table-cell>
          <table:table-cell office:value-type="string">
            <text:p>深科技</text:p>
          </table:table-cell>
          <table:table-cell office:value-type="string">
            <text:p>C 制造业</text:p>
          </table:table-cell>
          <table:table-cell office:value-type="string">
            <text:p>深圳长城开发科技股份有限公司</text:p>
          </table:table-cell>
          <table:table-cell office:value-type="string">
            <text:p>1994-02-02T00:00:00.000+08</text:p>
          </table:table-cell>
          <table:table-cell office:value-type="string">
            <text:p>广东</text:p>
          </table:table-cell>
          <table:table-cell office:value-type="string">
            <text:p>深圳市</text:p>
          </table:table-cell>
          <table:table-cell office:value-type="string">
            <text:p>www.kaifa.com.cn</text:p>
          </table:table-cell>
          <table:table-cell office:value-type="string">
            <text:p>广东省深圳市福田区彩田路7006号</text:p>
          </table:table-cell>
          <table:table-cell table:number-columns-repeated="2"/>
        </table:table-row>
        <table:table-row table:style-name="ro2">
          <table:table-cell office:value-type="string">
            <text:p>000022</text:p>
          </table:table-cell>
          <table:table-cell office:value-type="string">
            <text:p>深赤湾Ａ</text:p>
          </table:table-cell>
          <table:table-cell office:value-type="string">
            <text:p>G 运输仓储</text:p>
          </table:table-cell>
          <table:table-cell office:value-type="string">
            <text:p>深圳赤湾港航股份有限公司</text:p>
          </table:table-cell>
          <table:table-cell office:value-type="string">
            <text:p>1993-05-05T00:00:00.000+08</text:p>
          </table:table-cell>
          <table:table-cell office:value-type="string">
            <text:p>广东</text:p>
          </table:table-cell>
          <table:table-cell office:value-type="string">
            <text:p>深圳市</text:p>
          </table:table-cell>
          <table:table-cell office:value-type="string">
            <text:p>www.szcwh.com</text:p>
          </table:table-cell>
          <table:table-cell office:value-type="string">
            <text:p>广东省深圳市赤湾</text:p>
          </table:table-cell>
          <table:table-cell table:number-columns-repeated="2"/>
        </table:table-row>
        <table:table-row table:style-name="ro2">
          <table:table-cell office:value-type="string">
            <text:p>000023</text:p>
          </table:table-cell>
          <table:table-cell office:value-type="string">
            <text:p>深天地Ａ</text:p>
          </table:table-cell>
          <table:table-cell office:value-type="string">
            <text:p>C 制造业</text:p>
          </table:table-cell>
          <table:table-cell office:value-type="string">
            <text:p>深圳市天地(集团)股份有限公司</text:p>
          </table:table-cell>
          <table:table-cell office:value-type="string">
            <text:p>1993-04-29T00:00:00.000+08</text:p>
          </table:table-cell>
          <table:table-cell office:value-type="string">
            <text:p>广东</text:p>
          </table:table-cell>
          <table:table-cell office:value-type="string">
            <text:p>深圳市</text:p>
          </table:table-cell>
          <table:table-cell office:value-type="string">
            <text:p>www.000023.cn</text:p>
          </table:table-cell>
          <table:table-cell office:value-type="string">
            <text:p>广东省深圳市高新技术产业园北区朗山路东物商业大楼10楼</text:p>
          </table:table-cell>
          <table:table-cell table:number-columns-repeated="2"/>
        </table:table-row>
        <table:table-row table:style-name="ro2">
          <table:table-cell office:value-type="string">
            <text:p>000025</text:p>
          </table:table-cell>
          <table:table-cell office:value-type="string">
            <text:p>特 <text:s/>力Ａ</text:p>
          </table:table-cell>
          <table:table-cell office:value-type="string">
            <text:p>F 批发零售</text:p>
          </table:table-cell>
          <table:table-cell office:value-type="string">
            <text:p>深圳市特力(集团)股份有限公司</text:p>
          </table:table-cell>
          <table:table-cell office:value-type="string">
            <text:p>1993-06-21T00:00:00.000+08</text:p>
          </table:table-cell>
          <table:table-cell office:value-type="string">
            <text:p>广东</text:p>
          </table:table-cell>
          <table:table-cell office:value-type="string">
            <text:p>深圳市</text:p>
          </table:table-cell>
          <table:table-cell office:value-type="string">
            <text:p>www.tellus.cn</text:p>
          </table:table-cell>
          <table:table-cell office:value-type="string">
            <text:p>广东省深圳市深南中路中核大厦</text:p>
          </table:table-cell>
          <table:table-cell table:number-columns-repeated="2"/>
        </table:table-row>
        <table:table-row table:style-name="ro2">
          <table:table-cell office:value-type="string">
            <text:p>000026</text:p>
          </table:table-cell>
          <table:table-cell office:value-type="string">
            <text:p>飞亚达Ａ</text:p>
          </table:table-cell>
          <table:table-cell office:value-type="string">
            <text:p>F 批发零售</text:p>
          </table:table-cell>
          <table:table-cell office:value-type="string">
            <text:p>飞亚达（集团）股份有限公司</text:p>
          </table:table-cell>
          <table:table-cell office:value-type="string">
            <text:p>1993-06-03T00:00:00.000+08</text:p>
          </table:table-cell>
          <table:table-cell office:value-type="string">
            <text:p>广东</text:p>
          </table:table-cell>
          <table:table-cell office:value-type="string">
            <text:p>深圳市</text:p>
          </table:table-cell>
          <table:table-cell office:value-type="string">
            <text:p>www.fiytagroup.com</text:p>
          </table:table-cell>
          <table:table-cell office:value-type="string">
            <text:p>广东省深圳市南山区高新南一道飞亚达科技大厦</text:p>
          </table:table-cell>
          <table:table-cell table:number-columns-repeated="2"/>
        </table:table-row>
        <table:table-row table:style-name="ro2">
          <table:table-cell office:value-type="string">
            <text:p>000027</text:p>
          </table:table-cell>
          <table:table-cell office:value-type="string">
            <text:p>深圳能源</text:p>
          </table:table-cell>
          <table:table-cell office:value-type="string">
            <text:p>D 水电煤气</text:p>
          </table:table-cell>
          <table:table-cell office:value-type="string">
            <text:p>深圳能源集团股份有限公司</text:p>
          </table:table-cell>
          <table:table-cell office:value-type="string">
            <text:p>1993-09-03T00:00:00.000+08</text:p>
          </table:table-cell>
          <table:table-cell office:value-type="string">
            <text:p>广东</text:p>
          </table:table-cell>
          <table:table-cell office:value-type="string">
            <text:p>深圳市</text:p>
          </table:table-cell>
          <table:table-cell office:value-type="string">
            <text:p>www.sec.com.cn</text:p>
          </table:table-cell>
          <table:table-cell office:value-type="string">
            <text:p>广东省深圳市福田区深南中路2068号华能大厦5，33，35-36，38-41层</text:p>
          </table:table-cell>
          <table:table-cell table:number-columns-repeated="2"/>
        </table:table-row>
        <table:table-row table:style-name="ro2">
          <table:table-cell office:value-type="string">
            <text:p>000028</text:p>
          </table:table-cell>
          <table:table-cell office:value-type="string">
            <text:p>国药一致</text:p>
          </table:table-cell>
          <table:table-cell office:value-type="string">
            <text:p>F 批发零售</text:p>
          </table:table-cell>
          <table:table-cell office:value-type="string">
            <text:p>国药集团一致药业股份有限公司</text:p>
          </table:table-cell>
          <table:table-cell office:value-type="string">
            <text:p>1993-08-09T00:00:00.000+08</text:p>
          </table:table-cell>
          <table:table-cell office:value-type="string">
            <text:p>广东</text:p>
          </table:table-cell>
          <table:table-cell office:value-type="string">
            <text:p>深圳市</text:p>
          </table:table-cell>
          <table:table-cell office:value-type="string">
            <text:p>www.szaccord.com.cn</text:p>
          </table:table-cell>
          <table:table-cell office:value-type="string">
            <text:p>广东省深圳市福田区八卦四路15号一致药业大楼</text:p>
          </table:table-cell>
          <table:table-cell table:number-columns-repeated="2"/>
        </table:table-row>
        <table:table-row table:style-name="ro2">
          <table:table-cell office:value-type="string">
            <text:p>000029</text:p>
          </table:table-cell>
          <table:table-cell office:value-type="string">
            <text:p>深深房Ａ</text:p>
          </table:table-cell>
          <table:table-cell office:value-type="string">
            <text:p>K 房地产</text:p>
          </table:table-cell>
          <table:table-cell office:value-type="string">
            <text:p>深圳经济特区房地产(集团)股份有限公司</text:p>
          </table:table-cell>
          <table:table-cell office:value-type="string">
            <text:p>1993-09-15T00:00:00.000+08</text:p>
          </table:table-cell>
          <table:table-cell office:value-type="string">
            <text:p>广东</text:p>
          </table:table-cell>
          <table:table-cell office:value-type="string">
            <text:p>深圳市</text:p>
          </table:table-cell>
          <table:table-cell office:value-type="string">
            <text:p>www.sfjt.com.cn</text:p>
          </table:table-cell>
          <table:table-cell office:value-type="string">
            <text:p>广东省深圳市人民南路3005号深房广场47楼</text:p>
          </table:table-cell>
          <table:table-cell table:number-columns-repeated="2"/>
        </table:table-row>
        <table:table-row table:style-name="ro2">
          <table:table-cell office:value-type="string">
            <text:p>000030</text:p>
          </table:table-cell>
          <table:table-cell office:value-type="string">
            <text:p>富奥股份</text:p>
          </table:table-cell>
          <table:table-cell office:value-type="string">
            <text:p>C 制造业</text:p>
          </table:table-cell>
          <table:table-cell office:value-type="string">
            <text:p>富奥汽车零部件股份有限公司</text:p>
          </table:table-cell>
          <table:table-cell office:value-type="string">
            <text:p>1993-09-29T00:00:00.000+08</text:p>
          </table:table-cell>
          <table:table-cell office:value-type="string">
            <text:p>吉林</text:p>
          </table:table-cell>
          <table:table-cell office:value-type="string">
            <text:p>长春市</text:p>
          </table:table-cell>
          <table:table-cell office:value-type="string">
            <text:p>www.cofco-property.cn</text:p>
          </table:table-cell>
          <table:table-cell office:value-type="string">
            <text:p>吉林省长春市汽车经济技术开发区东风南街777号</text:p>
          </table:table-cell>
          <table:table-cell table:number-columns-repeated="2"/>
        </table:table-row>
        <table:table-row table:style-name="ro2">
          <table:table-cell office:value-type="string">
            <text:p>000031</text:p>
          </table:table-cell>
          <table:table-cell office:value-type="string">
            <text:p>中粮地产</text:p>
          </table:table-cell>
          <table:table-cell office:value-type="string">
            <text:p>K 房地产</text:p>
          </table:table-cell>
          <table:table-cell office:value-type="string">
            <text:p>中粮地产（集团）股份有限公司</text:p>
          </table:table-cell>
          <table:table-cell office:value-type="string">
            <text:p>1993-10-08T00:00:00.000+08</text:p>
          </table:table-cell>
          <table:table-cell office:value-type="string">
            <text:p>广东</text:p>
          </table:table-cell>
          <table:table-cell office:value-type="string">
            <text:p>深圳市</text:p>
          </table:table-cell>
          <table:table-cell office:value-type="string">
            <text:p>www.cofco-property.cn</text:p>
          </table:table-cell>
          <table:table-cell office:value-type="string">
            <text:p>广东省深圳市宝安区新城二区湖滨路</text:p>
          </table:table-cell>
          <table:table-cell table:number-columns-repeated="2"/>
        </table:table-row>
        <table:table-row table:style-name="ro2">
          <table:table-cell office:value-type="string">
            <text:p>000032</text:p>
          </table:table-cell>
          <table:table-cell office:value-type="string">
            <text:p>深桑达Ａ</text:p>
          </table:table-cell>
          <table:table-cell office:value-type="string">
            <text:p>F 批发零售</text:p>
          </table:table-cell>
          <table:table-cell office:value-type="string">
            <text:p>深圳市桑达实业股份有限公司</text:p>
          </table:table-cell>
          <table:table-cell office:value-type="string">
            <text:p>1993-10-28T00:00:00.000+08</text:p>
          </table:table-cell>
          <table:table-cell office:value-type="string">
            <text:p>广东</text:p>
          </table:table-cell>
          <table:table-cell office:value-type="string">
            <text:p>深圳市</text:p>
          </table:table-cell>
          <table:table-cell office:value-type="string">
            <text:p>www.sedind.com</text:p>
          </table:table-cell>
          <table:table-cell office:value-type="string">
            <text:p>广东省深圳市南山区科技园科技路1号桑达科技大厦15-17楼</text:p>
          </table:table-cell>
          <table:table-cell table:number-columns-repeated="2"/>
        </table:table-row>
        <table:table-row table:style-name="ro2">
          <table:table-cell office:value-type="string">
            <text:p>000033</text:p>
          </table:table-cell>
          <table:table-cell office:value-type="string">
            <text:p>新都退</text:p>
          </table:table-cell>
          <table:table-cell office:value-type="string">
            <text:p>H 住宿餐饮</text:p>
          </table:table-cell>
          <table:table-cell office:value-type="string">
            <text:p>深圳新都酒店股份有限公司</text:p>
          </table:table-cell>
          <table:table-cell office:value-type="string">
            <text:p>1994-01-03T00:00:00.000+08</text:p>
          </table:table-cell>
          <table:table-cell office:value-type="string">
            <text:p>广东</text:p>
          </table:table-cell>
          <table:table-cell office:value-type="string">
            <text:p>深圳市</text:p>
          </table:table-cell>
          <table:table-cell office:value-type="string">
            <text:p>www.szcphotel.com</text:p>
          </table:table-cell>
          <table:table-cell office:value-type="string">
            <text:p>广东省深圳市春风路一号</text:p>
          </table:table-cell>
          <table:table-cell table:number-columns-repeated="2"/>
        </table:table-row>
        <table:table-row table:style-name="ro2">
          <table:table-cell office:value-type="string">
            <text:p>000034</text:p>
          </table:table-cell>
          <table:table-cell office:value-type="string">
            <text:p>神州数码</text:p>
          </table:table-cell>
          <table:table-cell office:value-type="string">
            <text:p>F 批发零售</text:p>
          </table:table-cell>
          <table:table-cell office:value-type="string">
            <text:p>神州数码集团股份有限公司</text:p>
          </table:table-cell>
          <table:table-cell office:value-type="string">
            <text:p>1994-05-09T00:00:00.000+08</text:p>
          </table:table-cell>
          <table:table-cell office:value-type="string">
            <text:p>广东</text:p>
          </table:table-cell>
          <table:table-cell office:value-type="string">
            <text:p>深圳市</text:p>
          </table:table-cell>
          <table:table-cell office:value-type="string">
            <text:p>www.digitalchina.com</text:p>
          </table:table-cell>
          <table:table-cell office:value-type="string">
            <text:p>广东省深圳市南山区粤海街道科发路8号金融基地1栋11楼E1</text:p>
          </table:table-cell>
          <table:table-cell table:number-columns-repeated="2"/>
        </table:table-row>
        <table:table-row table:style-name="ro2">
          <table:table-cell office:value-type="string">
            <text:p>000035</text:p>
          </table:table-cell>
          <table:table-cell office:value-type="string">
            <text:p>中国天楹</text:p>
          </table:table-cell>
          <table:table-cell office:value-type="string">
            <text:p>N 公共环保</text:p>
          </table:table-cell>
          <table:table-cell office:value-type="string">
            <text:p>中国天楹股份有限公司</text:p>
          </table:table-cell>
          <table:table-cell office:value-type="string">
            <text:p>1994-04-08T00:00:00.000+08</text:p>
          </table:table-cell>
          <table:table-cell office:value-type="string">
            <text:p>江苏</text:p>
          </table:table-cell>
          <table:table-cell office:value-type="string">
            <text:p>南通市</text:p>
          </table:table-cell>
          <table:table-cell office:value-type="string">
            <text:p>www.chinakejian.net</text:p>
          </table:table-cell>
          <table:table-cell office:value-type="string">
            <text:p>江苏省海安县城黄海大道（西）268号</text:p>
          </table:table-cell>
          <table:table-cell table:number-columns-repeated="2"/>
        </table:table-row>
        <table:table-row table:style-name="ro2">
          <table:table-cell office:value-type="string">
            <text:p>000036</text:p>
          </table:table-cell>
          <table:table-cell office:value-type="string">
            <text:p>华联控股</text:p>
          </table:table-cell>
          <table:table-cell office:value-type="string">
            <text:p>K 房地产</text:p>
          </table:table-cell>
          <table:table-cell office:value-type="string">
            <text:p>华联控股股份有限公司</text:p>
          </table:table-cell>
          <table:table-cell office:value-type="string">
            <text:p>1994-06-17T00:00:00.000+08</text:p>
          </table:table-cell>
          <table:table-cell office:value-type="string">
            <text:p>广东</text:p>
          </table:table-cell>
          <table:table-cell office:value-type="string">
            <text:p>深圳市</text:p>
          </table:table-cell>
          <table:table-cell office:value-type="string">
            <text:p>www.udcgroup.com</text:p>
          </table:table-cell>
          <table:table-cell office:value-type="string">
            <text:p>广东省深圳市深南中路2008号华联大厦11层(1103-1109室)</text:p>
          </table:table-cell>
          <table:table-cell table:number-columns-repeated="2"/>
        </table:table-row>
        <table:table-row table:style-name="ro2">
          <table:table-cell office:value-type="string">
            <text:p>000037</text:p>
          </table:table-cell>
          <table:table-cell office:value-type="string">
            <text:p>深南电A</text:p>
          </table:table-cell>
          <table:table-cell office:value-type="string">
            <text:p>D 水电煤气</text:p>
          </table:table-cell>
          <table:table-cell office:value-type="string">
            <text:p>深圳南山热电股份有限公司</text:p>
          </table:table-cell>
          <table:table-cell office:value-type="string">
            <text:p>1994-07-01T00:00:00.000+08</text:p>
          </table:table-cell>
          <table:table-cell office:value-type="string">
            <text:p>广东</text:p>
          </table:table-cell>
          <table:table-cell office:value-type="string">
            <text:p>深圳市</text:p>
          </table:table-cell>
          <table:table-cell office:value-type="string">
            <text:p>www.nsrd.com.cn</text:p>
          </table:table-cell>
          <table:table-cell office:value-type="string">
            <text:p>广东省深圳市南山区月亮湾大道2097号</text:p>
          </table:table-cell>
          <table:table-cell table:number-columns-repeated="2"/>
        </table:table-row>
        <table:table-row table:style-name="ro2">
          <table:table-cell office:value-type="string">
            <text:p>000038</text:p>
          </table:table-cell>
          <table:table-cell office:value-type="string">
            <text:p>深大通</text:p>
          </table:table-cell>
          <table:table-cell office:value-type="string">
            <text:p>L 商务服务</text:p>
          </table:table-cell>
          <table:table-cell office:value-type="string">
            <text:p>深圳大通实业股份有限公司</text:p>
          </table:table-cell>
          <table:table-cell office:value-type="string">
            <text:p>1994-08-08T00:00:00.000+08</text:p>
          </table:table-cell>
          <table:table-cell office:value-type="string">
            <text:p>广东</text:p>
          </table:table-cell>
          <table:table-cell office:value-type="string">
            <text:p>深圳市</text:p>
          </table:table-cell>
          <table:table-cell office:value-type="string">
            <text:p>www.chinadatong.com</text:p>
          </table:table-cell>
          <table:table-cell office:value-type="string">
            <text:p>广东省深圳市华侨城东部工业区</text:p>
          </table:table-cell>
          <table:table-cell table:number-columns-repeated="2"/>
        </table:table-row>
        <table:table-row table:style-name="ro2">
          <table:table-cell office:value-type="string">
            <text:p>000039</text:p>
          </table:table-cell>
          <table:table-cell office:value-type="string">
            <text:p>中集集团</text:p>
          </table:table-cell>
          <table:table-cell office:value-type="string">
            <text:p>C 制造业</text:p>
          </table:table-cell>
          <table:table-cell office:value-type="string">
            <text:p>中国国际海运集装箱(集团)股份有限公司</text:p>
          </table:table-cell>
          <table:table-cell office:value-type="string">
            <text:p>1994-04-08T00:00:00.000+08</text:p>
          </table:table-cell>
          <table:table-cell office:value-type="string">
            <text:p>广东</text:p>
          </table:table-cell>
          <table:table-cell office:value-type="string">
            <text:p>深圳市</text:p>
          </table:table-cell>
          <table:table-cell office:value-type="string">
            <text:p>www.cimc.com</text:p>
          </table:table-cell>
          <table:table-cell office:value-type="string">
            <text:p>广东省深圳市南山蛇口工业区港湾大道2号中集研发中心8楼</text:p>
          </table:table-cell>
          <table:table-cell table:number-columns-repeated="2"/>
        </table:table-row>
        <table:table-row table:style-name="ro2">
          <table:table-cell office:value-type="string">
            <text:p>000040</text:p>
          </table:table-cell>
          <table:table-cell office:value-type="string">
            <text:p>东旭蓝天</text:p>
          </table:table-cell>
          <table:table-cell office:value-type="string">
            <text:p>K 房地产</text:p>
          </table:table-cell>
          <table:table-cell office:value-type="string">
            <text:p>东旭蓝天新能源股份有限公司</text:p>
          </table:table-cell>
          <table:table-cell office:value-type="string">
            <text:p>1994-08-08T00:00:00.000+08</text:p>
          </table:table-cell>
          <table:table-cell office:value-type="string">
            <text:p>广东</text:p>
          </table:table-cell>
          <table:table-cell office:value-type="string">
            <text:p>深圳市</text:p>
          </table:table-cell>
          <table:table-cell office:value-type="string">
            <text:p>www.bahjdc.com</text:p>
          </table:table-cell>
          <table:table-cell office:value-type="string">
            <text:p>广东省深圳市罗湖区东门中路1011号鸿基大厦25-27楼</text:p>
          </table:table-cell>
          <table:table-cell table:number-columns-repeated="2"/>
        </table:table-row>
        <table:table-row table:style-name="ro2">
          <table:table-cell office:value-type="string">
            <text:p>000042</text:p>
          </table:table-cell>
          <table:table-cell office:value-type="string">
            <text:p>中洲控股</text:p>
          </table:table-cell>
          <table:table-cell office:value-type="string">
            <text:p>K 房地产</text:p>
          </table:table-cell>
          <table:table-cell office:value-type="string">
            <text:p>深圳市中洲投资控股股份有限公司</text:p>
          </table:table-cell>
          <table:table-cell office:value-type="string">
            <text:p>1994-09-21T00:00:00.000+08</text:p>
          </table:table-cell>
          <table:table-cell office:value-type="string">
            <text:p>广东</text:p>
          </table:table-cell>
          <table:table-cell office:value-type="string">
            <text:p>深圳市</text:p>
          </table:table-cell>
          <table:table-cell office:value-type="string">
            <text:p>www.zztzkg.com</text:p>
          </table:table-cell>
          <table:table-cell office:value-type="string">
            <text:p>广东省深圳市福田区百花五路长源楼</text:p>
          </table:table-cell>
          <table:table-cell table:number-columns-repeated="2"/>
        </table:table-row>
        <table:table-row table:style-name="ro2">
          <table:table-cell office:value-type="string">
            <text:p>000043</text:p>
          </table:table-cell>
          <table:table-cell office:value-type="string">
            <text:p>中航地产</text:p>
          </table:table-cell>
          <table:table-cell office:value-type="string">
            <text:p>K 房地产</text:p>
          </table:table-cell>
          <table:table-cell office:value-type="string">
            <text:p>中航地产股份有限公司</text:p>
          </table:table-cell>
          <table:table-cell office:value-type="string">
            <text:p>1994-09-28T00:00:00.000+08</text:p>
          </table:table-cell>
          <table:table-cell office:value-type="string">
            <text:p>广东</text:p>
          </table:table-cell>
          <table:table-cell office:value-type="string">
            <text:p>深圳市</text:p>
          </table:table-cell>
          <table:table-cell office:value-type="string">
            <text:p>www.carec.com.cn</text:p>
          </table:table-cell>
          <table:table-cell office:value-type="string">
            <text:p>广东省深圳市福田区振华路163号飞亚达大厦六楼</text:p>
          </table:table-cell>
          <table:table-cell table:number-columns-repeated="2"/>
        </table:table-row>
        <table:table-row table:style-name="ro2">
          <table:table-cell office:value-type="string">
            <text:p>000045</text:p>
          </table:table-cell>
          <table:table-cell office:value-type="string">
            <text:p>深纺织Ａ</text:p>
          </table:table-cell>
          <table:table-cell office:value-type="string">
            <text:p>C 制造业</text:p>
          </table:table-cell>
          <table:table-cell office:value-type="string">
            <text:p>深圳市纺织(集团)股份有限公司</text:p>
          </table:table-cell>
          <table:table-cell office:value-type="string">
            <text:p>1994-08-15T00:00:00.000+08</text:p>
          </table:table-cell>
          <table:table-cell office:value-type="string">
            <text:p>广东</text:p>
          </table:table-cell>
          <table:table-cell office:value-type="string">
            <text:p>深圳市</text:p>
          </table:table-cell>
          <table:table-cell office:value-type="string">
            <text:p>www.chinasthc.com</text:p>
          </table:table-cell>
          <table:table-cell office:value-type="string">
            <text:p>广东省深圳市福田区华强北路3号深纺大厦6楼</text:p>
          </table:table-cell>
          <table:table-cell table:number-columns-repeated="2"/>
        </table:table-row>
        <table:table-row table:style-name="ro2">
          <table:table-cell office:value-type="string">
            <text:p>000046</text:p>
          </table:table-cell>
          <table:table-cell office:value-type="string">
            <text:p>泛海控股</text:p>
          </table:table-cell>
          <table:table-cell office:value-type="string">
            <text:p>K 房地产</text:p>
          </table:table-cell>
          <table:table-cell office:value-type="string">
            <text:p>泛海控股股份有限公司</text:p>
          </table:table-cell>
          <table:table-cell office:value-type="string">
            <text:p>1994-09-12T00:00:00.000+08</text:p>
          </table:table-cell>
          <table:table-cell office:value-type="string">
            <text:p>北京</text:p>
          </table:table-cell>
          <table:table-cell office:value-type="string">
            <text:p>北京市</text:p>
          </table:table-cell>
          <table:table-cell office:value-type="string">
            <text:p>www.fhjs.cn</text:p>
          </table:table-cell>
          <table:table-cell office:value-type="string">
            <text:p>北京市东城区建国门内大街28号民生金融中心C座22层</text:p>
          </table:table-cell>
          <table:table-cell table:number-columns-repeated="2"/>
        </table:table-row>
        <table:table-row table:style-name="ro2">
          <table:table-cell office:value-type="string">
            <text:p>000048</text:p>
          </table:table-cell>
          <table:table-cell office:value-type="string">
            <text:p>康达尔</text:p>
          </table:table-cell>
          <table:table-cell office:value-type="string">
            <text:p>C 制造业</text:p>
          </table:table-cell>
          <table:table-cell office:value-type="string">
            <text:p>深圳市康达尔(集团)股份有限公司</text:p>
          </table:table-cell>
          <table:table-cell office:value-type="string">
            <text:p>1994-11-01T00:00:00.000+08</text:p>
          </table:table-cell>
          <table:table-cell office:value-type="string">
            <text:p>广东</text:p>
          </table:table-cell>
          <table:table-cell office:value-type="string">
            <text:p>深圳市</text:p>
          </table:table-cell>
          <table:table-cell office:value-type="string">
            <text:p>www.kondarl.com</text:p>
          </table:table-cell>
          <table:table-cell office:value-type="string">
            <text:p>广东省深圳市罗湖区深南东路1086号集浩大厦二、三楼</text:p>
          </table:table-cell>
          <table:table-cell table:number-columns-repeated="2"/>
        </table:table-row>
        <table:table-row table:style-name="ro2">
          <table:table-cell office:value-type="string">
            <text:p>000049</text:p>
          </table:table-cell>
          <table:table-cell office:value-type="string">
            <text:p>德赛电池</text:p>
          </table:table-cell>
          <table:table-cell office:value-type="string">
            <text:p>C 制造业</text:p>
          </table:table-cell>
          <table:table-cell office:value-type="string">
            <text:p>深圳市德赛电池科技股份有限公司</text:p>
          </table:table-cell>
          <table:table-cell office:value-type="string">
            <text:p>1995-03-20T00:00:00.000+08</text:p>
          </table:table-cell>
          <table:table-cell office:value-type="string">
            <text:p>广东</text:p>
          </table:table-cell>
          <table:table-cell office:value-type="string">
            <text:p>深圳市</text:p>
          </table:table-cell>
          <table:table-cell office:value-type="string">
            <text:p>www.desaybattery.com</text:p>
          </table:table-cell>
          <table:table-cell office:value-type="string">
            <text:p>广东省深圳市南山区高新科技园南区高新南一道德赛科技大厦26楼</text:p>
          </table:table-cell>
          <table:table-cell table:number-columns-repeated="2"/>
        </table:table-row>
        <table:table-row table:style-name="ro2">
          <table:table-cell office:value-type="string">
            <text:p>000050</text:p>
          </table:table-cell>
          <table:table-cell office:value-type="string">
            <text:p>深天马Ａ</text:p>
          </table:table-cell>
          <table:table-cell office:value-type="string">
            <text:p>C 制造业</text:p>
          </table:table-cell>
          <table:table-cell office:value-type="string">
            <text:p>天马微电子股份有限公司</text:p>
          </table:table-cell>
          <table:table-cell office:value-type="string">
            <text:p>1995-03-15T00:00:00.000+08</text:p>
          </table:table-cell>
          <table:table-cell office:value-type="string">
            <text:p>广东</text:p>
          </table:table-cell>
          <table:table-cell office:value-type="string">
            <text:p>深圳市</text:p>
          </table:table-cell>
          <table:table-cell office:value-type="string">
            <text:p>www.tianma.cn</text:p>
          </table:table-cell>
          <table:table-cell office:value-type="string">
            <text:p>广东省深圳市深南中路中航苑航都大厦22层南</text:p>
          </table:table-cell>
          <table:table-cell table:number-columns-repeated="2"/>
        </table:table-row>
        <table:table-row table:style-name="ro2">
          <table:table-cell office:value-type="string">
            <text:p>000053</text:p>
          </table:table-cell>
          <table:table-cell office:value-type="string">
            <text:p>深基地Ｂ</text:p>
          </table:table-cell>
          <table:table-cell office:value-type="string">
            <text:p>G 运输仓储</text:p>
          </table:table-cell>
          <table:table-cell office:value-type="string">
            <text:p>深圳赤湾石油基地股份有限公司</text:p>
          </table:table-cell>
          <table:table-cell/>
          <table:table-cell office:value-type="string">
            <text:p>广东</text:p>
          </table:table-cell>
          <table:table-cell office:value-type="string">
            <text:p>深圳市</text:p>
          </table:table-cell>
          <table:table-cell office:value-type="string">
            <text:p>www.chiwanbase.com</text:p>
          </table:table-cell>
          <table:table-cell office:value-type="string">
            <text:p>广东省深圳市南山区赤湾基地楼</text:p>
          </table:table-cell>
          <table:table-cell table:number-columns-repeated="2"/>
        </table:table-row>
        <table:table-row table:style-name="ro2">
          <table:table-cell office:value-type="string">
            <text:p>000054</text:p>
          </table:table-cell>
          <table:table-cell office:value-type="string">
            <text:p>建摩B</text:p>
          </table:table-cell>
          <table:table-cell office:value-type="string">
            <text:p>C 制造业</text:p>
          </table:table-cell>
          <table:table-cell office:value-type="string">
            <text:p>重庆建设摩托车股份有限公司</text:p>
          </table:table-cell>
          <table:table-cell office:value-type="string">
            <text:p>1996-04-15T00:00:00.000+08</text:p>
          </table:table-cell>
          <table:table-cell office:value-type="string">
            <text:p>重庆</text:p>
          </table:table-cell>
          <table:table-cell office:value-type="string">
            <text:p>重庆市</text:p>
          </table:table-cell>
          <table:table-cell office:value-type="string">
            <text:p>www.jianshe.com.cn</text:p>
          </table:table-cell>
          <table:table-cell office:value-type="string">
            <text:p>重庆市巴南区花溪工业园建设大道1号</text:p>
          </table:table-cell>
          <table:table-cell table:number-columns-repeated="2"/>
        </table:table-row>
        <table:table-row table:style-name="ro2">
          <table:table-cell office:value-type="string">
            <text:p>000055</text:p>
          </table:table-cell>
          <table:table-cell office:value-type="string">
            <text:p>方大集团</text:p>
          </table:table-cell>
          <table:table-cell office:value-type="string">
            <text:p>C 制造业</text:p>
          </table:table-cell>
          <table:table-cell office:value-type="string">
            <text:p>方大集团股份有限公司</text:p>
          </table:table-cell>
          <table:table-cell office:value-type="string">
            <text:p>1996-04-15T00:00:00.000+08</text:p>
          </table:table-cell>
          <table:table-cell office:value-type="string">
            <text:p>广东</text:p>
          </table:table-cell>
          <table:table-cell office:value-type="string">
            <text:p>深圳市</text:p>
          </table:table-cell>
          <table:table-cell office:value-type="string">
            <text:p>www.fangda.com</text:p>
          </table:table-cell>
          <table:table-cell office:value-type="string">
            <text:p>广东省深圳市高新区科技南十二路方大大厦</text:p>
          </table:table-cell>
          <table:table-cell table:number-columns-repeated="2"/>
        </table:table-row>
        <table:table-row table:style-name="ro2">
          <table:table-cell office:value-type="string">
            <text:p>000056</text:p>
          </table:table-cell>
          <table:table-cell office:value-type="string">
            <text:p>皇庭国际</text:p>
          </table:table-cell>
          <table:table-cell office:value-type="string">
            <text:p>K 房地产</text:p>
          </table:table-cell>
          <table:table-cell office:value-type="string">
            <text:p>深圳市皇庭国际企业股份有限公司</text:p>
          </table:table-cell>
          <table:table-cell office:value-type="string">
            <text:p>1996-07-08T00:00:00.000+08</text:p>
          </table:table-cell>
          <table:table-cell office:value-type="string">
            <text:p>广东</text:p>
          </table:table-cell>
          <table:table-cell office:value-type="string">
            <text:p>深圳市</text:p>
          </table:table-cell>
          <table:table-cell office:value-type="string">
            <text:p>www.china-ia.com</text:p>
          </table:table-cell>
          <table:table-cell office:value-type="string">
            <text:p>广东省深圳市福田区金田路2028号皇岗商务中心58楼03单元</text:p>
          </table:table-cell>
          <table:table-cell table:number-columns-repeated="2"/>
        </table:table-row>
        <table:table-row table:style-name="ro2">
          <table:table-cell office:value-type="string">
            <text:p>000058</text:p>
          </table:table-cell>
          <table:table-cell office:value-type="string">
            <text:p>深 赛 格</text:p>
          </table:table-cell>
          <table:table-cell office:value-type="string">
            <text:p>L 商务服务</text:p>
          </table:table-cell>
          <table:table-cell office:value-type="string">
            <text:p>深圳赛格股份有限公司</text:p>
          </table:table-cell>
          <table:table-cell office:value-type="string">
            <text:p>1996-12-26T00:00:00.000+08</text:p>
          </table:table-cell>
          <table:table-cell office:value-type="string">
            <text:p>广东</text:p>
          </table:table-cell>
          <table:table-cell office:value-type="string">
            <text:p>深圳市</text:p>
          </table:table-cell>
          <table:table-cell office:value-type="string">
            <text:p>www.segcl.com.cn</text:p>
          </table:table-cell>
          <table:table-cell office:value-type="string">
            <text:p>广东省深圳市福田区华强北路群星广场A座三十一楼</text:p>
          </table:table-cell>
          <table:table-cell table:number-columns-repeated="2"/>
        </table:table-row>
        <table:table-row table:style-name="ro2">
          <table:table-cell office:value-type="string">
            <text:p>000059</text:p>
          </table:table-cell>
          <table:table-cell office:value-type="string">
            <text:p>华锦股份</text:p>
          </table:table-cell>
          <table:table-cell office:value-type="string">
            <text:p>C 制造业</text:p>
          </table:table-cell>
          <table:table-cell office:value-type="string">
            <text:p>北方华锦化学工业股份有限公司</text:p>
          </table:table-cell>
          <table:table-cell office:value-type="string">
            <text:p>1997-01-30T00:00:00.000+08</text:p>
          </table:table-cell>
          <table:table-cell office:value-type="string">
            <text:p>辽宁</text:p>
          </table:table-cell>
          <table:table-cell office:value-type="string">
            <text:p>盘锦市</text:p>
          </table:table-cell>
          <table:table-cell office:value-type="string">
            <text:p>www.hjch.com</text:p>
          </table:table-cell>
          <table:table-cell office:value-type="string">
            <text:p>辽宁省盘锦市双台子区红旗大街</text:p>
          </table:table-cell>
          <table:table-cell table:number-columns-repeated="2"/>
        </table:table-row>
        <table:table-row table:style-name="ro2">
          <table:table-cell office:value-type="string">
            <text:p>000060</text:p>
          </table:table-cell>
          <table:table-cell office:value-type="string">
            <text:p>中金岭南</text:p>
          </table:table-cell>
          <table:table-cell office:value-type="string">
            <text:p>C 制造业</text:p>
          </table:table-cell>
          <table:table-cell office:value-type="string">
            <text:p>深圳市中金岭南有色金属股份有限公司</text:p>
          </table:table-cell>
          <table:table-cell office:value-type="string">
            <text:p>1997-01-23T00:00:00.000+08</text:p>
          </table:table-cell>
          <table:table-cell office:value-type="string">
            <text:p>广东</text:p>
          </table:table-cell>
          <table:table-cell office:value-type="string">
            <text:p>深圳市</text:p>
          </table:table-cell>
          <table:table-cell office:value-type="string">
            <text:p>www.nonfemet.com</text:p>
          </table:table-cell>
          <table:table-cell office:value-type="string">
            <text:p>广东省深圳市福田区车公庙深南大道6013号中国有色大厦24-26楼</text:p>
          </table:table-cell>
          <table:table-cell table:number-columns-repeated="2"/>
        </table:table-row>
        <table:table-row table:style-name="ro2">
          <table:table-cell office:value-type="string">
            <text:p>000061</text:p>
          </table:table-cell>
          <table:table-cell office:value-type="string">
            <text:p>农 产 品</text:p>
          </table:table-cell>
          <table:table-cell office:value-type="string">
            <text:p>L 商务服务</text:p>
          </table:table-cell>
          <table:table-cell office:value-type="string">
            <text:p>深圳市农产品股份有限公司</text:p>
          </table:table-cell>
          <table:table-cell office:value-type="string">
            <text:p>1997-01-10T00:00:00.000+08</text:p>
          </table:table-cell>
          <table:table-cell office:value-type="string">
            <text:p>广东</text:p>
          </table:table-cell>
          <table:table-cell office:value-type="string">
            <text:p>深圳市</text:p>
          </table:table-cell>
          <table:table-cell office:value-type="string">
            <text:p>www.szap.com</text:p>
          </table:table-cell>
          <table:table-cell office:value-type="string">
            <text:p>广东省深圳市罗湖区布吉路1019号农产品批发市场第一层</text:p>
          </table:table-cell>
          <table:table-cell table:number-columns-repeated="2"/>
        </table:table-row>
        <table:table-row table:style-name="ro2">
          <table:table-cell office:value-type="string">
            <text:p>000062</text:p>
          </table:table-cell>
          <table:table-cell office:value-type="string">
            <text:p>深圳华强</text:p>
          </table:table-cell>
          <table:table-cell office:value-type="string">
            <text:p>L 商务服务</text:p>
          </table:table-cell>
          <table:table-cell office:value-type="string">
            <text:p>深圳华强实业股份有限公司</text:p>
          </table:table-cell>
          <table:table-cell office:value-type="string">
            <text:p>1997-01-30T00:00:00.000+08</text:p>
          </table:table-cell>
          <table:table-cell office:value-type="string">
            <text:p>广东</text:p>
          </table:table-cell>
          <table:table-cell office:value-type="string">
            <text:p>深圳市</text:p>
          </table:table-cell>
          <table:table-cell office:value-type="string">
            <text:p>www.szhq000062.com</text:p>
          </table:table-cell>
          <table:table-cell office:value-type="string">
            <text:p>广东省深圳市福田区华强北路华强广场A座5楼</text:p>
          </table:table-cell>
          <table:table-cell table:number-columns-repeated="2"/>
        </table:table-row>
        <table:table-row table:style-name="ro2">
          <table:table-cell office:value-type="string">
            <text:p>000063</text:p>
          </table:table-cell>
          <table:table-cell office:value-type="string">
            <text:p>中兴通讯</text:p>
          </table:table-cell>
          <table:table-cell office:value-type="string">
            <text:p>C 制造业</text:p>
          </table:table-cell>
          <table:table-cell office:value-type="string">
            <text:p>中兴通讯股份有限公司</text:p>
          </table:table-cell>
          <table:table-cell office:value-type="string">
            <text:p>1997-11-18T00:00:00.000+08</text:p>
          </table:table-cell>
          <table:table-cell office:value-type="string">
            <text:p>广东</text:p>
          </table:table-cell>
          <table:table-cell office:value-type="string">
            <text:p>深圳市</text:p>
          </table:table-cell>
          <table:table-cell office:value-type="string">
            <text:p>www.zte.com.cn</text:p>
          </table:table-cell>
          <table:table-cell office:value-type="string">
            <text:p>广东省深圳市南山区高新技术产业园科技南路中兴通讯大厦</text:p>
          </table:table-cell>
          <table:table-cell table:number-columns-repeated="2"/>
        </table:table-row>
        <table:table-row table:style-name="ro2">
          <table:table-cell office:value-type="string">
            <text:p>000065</text:p>
          </table:table-cell>
          <table:table-cell office:value-type="string">
            <text:p>北方国际</text:p>
          </table:table-cell>
          <table:table-cell office:value-type="string">
            <text:p>E 建筑业</text:p>
          </table:table-cell>
          <table:table-cell office:value-type="string">
            <text:p>北方国际合作股份有限公司</text:p>
          </table:table-cell>
          <table:table-cell office:value-type="string">
            <text:p>1998-06-05T00:00:00.000+08</text:p>
          </table:table-cell>
          <table:table-cell office:value-type="string">
            <text:p>北京</text:p>
          </table:table-cell>
          <table:table-cell office:value-type="string">
            <text:p>北京市</text:p>
          </table:table-cell>
          <table:table-cell office:value-type="string">
            <text:p>www.norinco-intl.com</text:p>
          </table:table-cell>
          <table:table-cell office:value-type="string">
            <text:p>北京市丰台区南四环西路188号总部基地12区47号楼3层(301、302)</text:p>
          </table:table-cell>
          <table:table-cell table:number-columns-repeated="2"/>
        </table:table-row>
        <table:table-row table:style-name="ro2">
          <table:table-cell office:value-type="string">
            <text:p>000066</text:p>
          </table:table-cell>
          <table:table-cell office:value-type="string">
            <text:p>中国长城</text:p>
          </table:table-cell>
          <table:table-cell office:value-type="string">
            <text:p>C 制造业</text:p>
          </table:table-cell>
          <table:table-cell office:value-type="string">
            <text:p>中国长城科技集团股份有限公司</text:p>
          </table:table-cell>
          <table:table-cell office:value-type="string">
            <text:p>1997-06-26T00:00:00.000+08</text:p>
          </table:table-cell>
          <table:table-cell office:value-type="string">
            <text:p>广东</text:p>
          </table:table-cell>
          <table:table-cell office:value-type="string">
            <text:p>深圳市</text:p>
          </table:table-cell>
          <table:table-cell office:value-type="string">
            <text:p>www.greatwall.cn</text:p>
          </table:table-cell>
          <table:table-cell office:value-type="string">
            <text:p>广东省深圳南山区科技工业园长城计算机大厦</text:p>
          </table:table-cell>
          <table:table-cell table:number-columns-repeated="2"/>
        </table:table-row>
        <table:table-row table:style-name="ro2">
          <table:table-cell office:value-type="string">
            <text:p>000068</text:p>
          </table:table-cell>
          <table:table-cell office:value-type="string">
            <text:p>华控赛格</text:p>
          </table:table-cell>
          <table:table-cell office:value-type="string">
            <text:p>C 制造业</text:p>
          </table:table-cell>
          <table:table-cell office:value-type="string">
            <text:p>深圳华控赛格股份有限公司</text:p>
          </table:table-cell>
          <table:table-cell office:value-type="string">
            <text:p>1997-06-11T00:00:00.000+08</text:p>
          </table:table-cell>
          <table:table-cell office:value-type="string">
            <text:p>广东</text:p>
          </table:table-cell>
          <table:table-cell office:value-type="string">
            <text:p>深圳市</text:p>
          </table:table-cell>
          <table:table-cell office:value-type="string">
            <text:p>www.ssg.com.cn</text:p>
          </table:table-cell>
          <table:table-cell office:value-type="string">
            <text:p>广东省深圳市大工业区兰竹大道以北CH3主厂房</text:p>
          </table:table-cell>
          <table:table-cell table:number-columns-repeated="2"/>
        </table:table-row>
        <table:table-row table:style-name="ro2">
          <table:table-cell office:value-type="string">
            <text:p>000069</text:p>
          </table:table-cell>
          <table:table-cell office:value-type="string">
            <text:p>华侨城Ａ</text:p>
          </table:table-cell>
          <table:table-cell office:value-type="string">
            <text:p>N 公共环保</text:p>
          </table:table-cell>
          <table:table-cell office:value-type="string">
            <text:p>深圳华侨城股份有限公司</text:p>
          </table:table-cell>
          <table:table-cell office:value-type="string">
            <text:p>1997-09-10T00:00:00.000+08</text:p>
          </table:table-cell>
          <table:table-cell office:value-type="string">
            <text:p>广东</text:p>
          </table:table-cell>
          <table:table-cell office:value-type="string">
            <text:p>深圳市</text:p>
          </table:table-cell>
          <table:table-cell office:value-type="string">
            <text:p>www.octholding.com</text:p>
          </table:table-cell>
          <table:table-cell office:value-type="string">
            <text:p>广东省深圳市南山区华侨城</text:p>
          </table:table-cell>
          <table:table-cell table:number-columns-repeated="2"/>
        </table:table-row>
        <table:table-row table:style-name="ro2">
          <table:table-cell office:value-type="string">
            <text:p>000070</text:p>
          </table:table-cell>
          <table:table-cell office:value-type="string">
            <text:p>特发信息</text:p>
          </table:table-cell>
          <table:table-cell office:value-type="string">
            <text:p>C 制造业</text:p>
          </table:table-cell>
          <table:table-cell office:value-type="string">
            <text:p>深圳市特发信息股份有限公司</text:p>
          </table:table-cell>
          <table:table-cell office:value-type="string">
            <text:p>2000-05-11T00:00:00.000+08</text:p>
          </table:table-cell>
          <table:table-cell office:value-type="string">
            <text:p>广东</text:p>
          </table:table-cell>
          <table:table-cell office:value-type="string">
            <text:p>深圳市</text:p>
          </table:table-cell>
          <table:table-cell office:value-type="string">
            <text:p>www.sdgi.com.cn</text:p>
          </table:table-cell>
          <table:table-cell office:value-type="string">
            <text:p>广东省深圳市南山区高新区中区科丰路2号特发信息港大厦B栋18楼</text:p>
          </table:table-cell>
          <table:table-cell table:number-columns-repeated="2"/>
        </table:table-row>
        <table:table-row table:style-name="ro2">
          <table:table-cell office:value-type="string">
            <text:p>000078</text:p>
          </table:table-cell>
          <table:table-cell office:value-type="string">
            <text:p>海王生物</text:p>
          </table:table-cell>
          <table:table-cell office:value-type="string">
            <text:p>F 批发零售</text:p>
          </table:table-cell>
          <table:table-cell office:value-type="string">
            <text:p>深圳市海王生物工程股份有限公司</text:p>
          </table:table-cell>
          <table:table-cell office:value-type="string">
            <text:p>1998-12-18T00:00:00.000+08</text:p>
          </table:table-cell>
          <table:table-cell office:value-type="string">
            <text:p>广东</text:p>
          </table:table-cell>
          <table:table-cell office:value-type="string">
            <text:p>深圳市</text:p>
          </table:table-cell>
          <table:table-cell office:value-type="string">
            <text:p>www.neptunus.com</text:p>
          </table:table-cell>
          <table:table-cell office:value-type="string">
            <text:p>广东省深圳市南山区科技园科技中三路1号海王银河科技大厦24楼</text:p>
          </table:table-cell>
          <table:table-cell table:number-columns-repeated="2"/>
        </table:table-row>
        <table:table-row table:style-name="ro2">
          <table:table-cell office:value-type="string">
            <text:p>000088</text:p>
          </table:table-cell>
          <table:table-cell office:value-type="string">
            <text:p>盐 田 港</text:p>
          </table:table-cell>
          <table:table-cell office:value-type="string">
            <text:p>G 运输仓储</text:p>
          </table:table-cell>
          <table:table-cell office:value-type="string">
            <text:p>深圳市盐田港股份有限公司</text:p>
          </table:table-cell>
          <table:table-cell office:value-type="string">
            <text:p>1997-07-28T00:00:00.000+08</text:p>
          </table:table-cell>
          <table:table-cell office:value-type="string">
            <text:p>广东</text:p>
          </table:table-cell>
          <table:table-cell office:value-type="string">
            <text:p>深圳市</text:p>
          </table:table-cell>
          <table:table-cell office:value-type="string">
            <text:p>www.yantian-port.com</text:p>
          </table:table-cell>
          <table:table-cell office:value-type="string">
            <text:p>广东省深圳市盐田区盐田港海港大厦17-20层</text:p>
          </table:table-cell>
          <table:table-cell table:number-columns-repeated="2"/>
        </table:table-row>
        <table:table-row table:style-name="ro2">
          <table:table-cell office:value-type="string">
            <text:p>000089</text:p>
          </table:table-cell>
          <table:table-cell office:value-type="string">
            <text:p>深圳机场</text:p>
          </table:table-cell>
          <table:table-cell office:value-type="string">
            <text:p>G 运输仓储</text:p>
          </table:table-cell>
          <table:table-cell office:value-type="string">
            <text:p>深圳市机场股份有限公司</text:p>
          </table:table-cell>
          <table:table-cell office:value-type="string">
            <text:p>1998-04-20T00:00:00.000+08</text:p>
          </table:table-cell>
          <table:table-cell office:value-type="string">
            <text:p>广东</text:p>
          </table:table-cell>
          <table:table-cell office:value-type="string">
            <text:p>深圳市</text:p>
          </table:table-cell>
          <table:table-cell office:value-type="string">
            <text:p>www.szairport.com</text:p>
          </table:table-cell>
          <table:table-cell office:value-type="string">
            <text:p>广东省深圳市宝安区宝安机场T3商务区配套写字楼A栋</text:p>
          </table:table-cell>
          <table:table-cell table:number-columns-repeated="2"/>
        </table:table-row>
        <table:table-row table:style-name="ro2">
          <table:table-cell office:value-type="string">
            <text:p>000090</text:p>
          </table:table-cell>
          <table:table-cell office:value-type="string">
            <text:p>天健集团</text:p>
          </table:table-cell>
          <table:table-cell office:value-type="string">
            <text:p>E 建筑业</text:p>
          </table:table-cell>
          <table:table-cell office:value-type="string">
            <text:p>深圳市天健(集团)股份有限公司</text:p>
          </table:table-cell>
          <table:table-cell office:value-type="string">
            <text:p>1999-07-21T00:00:00.000+08</text:p>
          </table:table-cell>
          <table:table-cell office:value-type="string">
            <text:p>广东</text:p>
          </table:table-cell>
          <table:table-cell office:value-type="string">
            <text:p>深圳市</text:p>
          </table:table-cell>
          <table:table-cell office:value-type="string">
            <text:p>www.tagen.cn</text:p>
          </table:table-cell>
          <table:table-cell office:value-type="string">
            <text:p>广东省深圳市福田区滨河大道5020号证券大厦21楼</text:p>
          </table:table-cell>
          <table:table-cell table:number-columns-repeated="2"/>
        </table:table-row>
        <table:table-row table:style-name="ro2">
          <table:table-cell office:value-type="string">
            <text:p>000096</text:p>
          </table:table-cell>
          <table:table-cell office:value-type="string">
            <text:p>广聚能源</text:p>
          </table:table-cell>
          <table:table-cell office:value-type="string">
            <text:p>F 批发零售</text:p>
          </table:table-cell>
          <table:table-cell office:value-type="string">
            <text:p>深圳市广聚能源股份有限公司</text:p>
          </table:table-cell>
          <table:table-cell office:value-type="string">
            <text:p>2000-07-24T00:00:00.000+08</text:p>
          </table:table-cell>
          <table:table-cell office:value-type="string">
            <text:p>广东</text:p>
          </table:table-cell>
          <table:table-cell office:value-type="string">
            <text:p>深圳市</text:p>
          </table:table-cell>
          <table:table-cell office:value-type="string">
            <text:p>www.gj000096.com</text:p>
          </table:table-cell>
          <table:table-cell office:value-type="string">
            <text:p>广东省深圳市南山区海德三道天利中央商务广场22楼</text:p>
          </table:table-cell>
          <table:table-cell table:number-columns-repeated="2"/>
        </table:table-row>
        <table:table-row table:style-name="ro2">
          <table:table-cell office:value-type="string">
            <text:p>000099</text:p>
          </table:table-cell>
          <table:table-cell office:value-type="string">
            <text:p>中信海直</text:p>
          </table:table-cell>
          <table:table-cell office:value-type="string">
            <text:p>G 运输仓储</text:p>
          </table:table-cell>
          <table:table-cell office:value-type="string">
            <text:p>中信海洋直升机股份有限公司</text:p>
          </table:table-cell>
          <table:table-cell office:value-type="string">
            <text:p>2000-07-31T00:00:00.000+08</text:p>
          </table:table-cell>
          <table:table-cell office:value-type="string">
            <text:p>广东</text:p>
          </table:table-cell>
          <table:table-cell office:value-type="string">
            <text:p>深圳市</text:p>
          </table:table-cell>
          <table:table-cell office:value-type="string">
            <text:p>www.cohc.citic</text:p>
          </table:table-cell>
          <table:table-cell office:value-type="string">
            <text:p>广东省深圳市罗湖区解放西路188号</text:p>
          </table:table-cell>
          <table:table-cell table:number-columns-repeated="2"/>
        </table:table-row>
        <table:table-row table:style-name="ro2">
          <table:table-cell office:value-type="string">
            <text:p>000100</text:p>
          </table:table-cell>
          <table:table-cell office:value-type="string">
            <text:p>TCL 集团</text:p>
          </table:table-cell>
          <table:table-cell office:value-type="string">
            <text:p>C 制造业</text:p>
          </table:table-cell>
          <table:table-cell office:value-type="string">
            <text:p>TCL集团股份有限公司</text:p>
          </table:table-cell>
          <table:table-cell office:value-type="string">
            <text:p>2004-01-30T00:00:00.000+08</text:p>
          </table:table-cell>
          <table:table-cell office:value-type="string">
            <text:p>广东</text:p>
          </table:table-cell>
          <table:table-cell office:value-type="string">
            <text:p>惠州市</text:p>
          </table:table-cell>
          <table:table-cell office:value-type="string">
            <text:p>www.tcl.com</text:p>
          </table:table-cell>
          <table:table-cell office:value-type="string">
            <text:p>广东省惠州市仲恺高新技术开发区十九号小区</text:p>
          </table:table-cell>
          <table:table-cell table:number-columns-repeated="2"/>
        </table:table-row>
        <table:table-row table:style-name="ro2">
          <table:table-cell office:value-type="string">
            <text:p>000150</text:p>
          </table:table-cell>
          <table:table-cell office:value-type="string">
            <text:p>宜华健康</text:p>
          </table:table-cell>
          <table:table-cell office:value-type="string">
            <text:p>Q 卫生</text:p>
          </table:table-cell>
          <table:table-cell office:value-type="string">
            <text:p>宜华健康医疗股份有限公司</text:p>
          </table:table-cell>
          <table:table-cell office:value-type="string">
            <text:p>2000-08-07T00:00:00.000+08</text:p>
          </table:table-cell>
          <table:table-cell office:value-type="string">
            <text:p>广东</text:p>
          </table:table-cell>
          <table:table-cell office:value-type="string">
            <text:p>汕头市</text:p>
          </table:table-cell>
          <table:table-cell office:value-type="string">
            <text:p>www.yihuarealestate.com</text:p>
          </table:table-cell>
          <table:table-cell office:value-type="string">
            <text:p>广东省汕头市澄海区文冠路北侧</text:p>
          </table:table-cell>
          <table:table-cell table:number-columns-repeated="2"/>
        </table:table-row>
        <table:table-row table:style-name="ro2">
          <table:table-cell office:value-type="string">
            <text:p>000151</text:p>
          </table:table-cell>
          <table:table-cell office:value-type="string">
            <text:p>中成股份</text:p>
          </table:table-cell>
          <table:table-cell office:value-type="string">
            <text:p>F 批发零售</text:p>
          </table:table-cell>
          <table:table-cell office:value-type="string">
            <text:p>中成进出口股份有限公司</text:p>
          </table:table-cell>
          <table:table-cell office:value-type="string">
            <text:p>2000-09-06T00:00:00.000+08</text:p>
          </table:table-cell>
          <table:table-cell office:value-type="string">
            <text:p>北京</text:p>
          </table:table-cell>
          <table:table-cell office:value-type="string">
            <text:p>北京市</text:p>
          </table:table-cell>
          <table:table-cell office:value-type="string">
            <text:p>www.complant-ltd.com</text:p>
          </table:table-cell>
          <table:table-cell office:value-type="string">
            <text:p>北京市丰台区南四环西路188号二区8号楼</text:p>
          </table:table-cell>
          <table:table-cell table:number-columns-repeated="2"/>
        </table:table-row>
        <table:table-row table:style-name="ro2">
          <table:table-cell office:value-type="string">
            <text:p>000152</text:p>
          </table:table-cell>
          <table:table-cell office:value-type="string">
            <text:p>山 <text:s/>航Ｂ</text:p>
          </table:table-cell>
          <table:table-cell office:value-type="string">
            <text:p>G 运输仓储</text:p>
          </table:table-cell>
          <table:table-cell office:value-type="string">
            <text:p>山东航空股份有限公司</text:p>
          </table:table-cell>
          <table:table-cell office:value-type="string">
            <text:p>2000-09-20T00:00:00.000+08</text:p>
          </table:table-cell>
          <table:table-cell office:value-type="string">
            <text:p>山东</text:p>
          </table:table-cell>
          <table:table-cell office:value-type="string">
            <text:p>济南市</text:p>
          </table:table-cell>
          <table:table-cell office:value-type="string">
            <text:p>www.shandongair.com.cn</text:p>
          </table:table-cell>
          <table:table-cell office:value-type="string">
            <text:p>山东省济南市遥墙国际机场</text:p>
          </table:table-cell>
          <table:table-cell table:number-columns-repeated="2"/>
        </table:table-row>
        <table:table-row table:style-name="ro2">
          <table:table-cell office:value-type="string">
            <text:p>000153</text:p>
          </table:table-cell>
          <table:table-cell office:value-type="string">
            <text:p>丰原药业</text:p>
          </table:table-cell>
          <table:table-cell office:value-type="string">
            <text:p>C 制造业</text:p>
          </table:table-cell>
          <table:table-cell office:value-type="string">
            <text:p>安徽丰原药业股份有限公司</text:p>
          </table:table-cell>
          <table:table-cell office:value-type="string">
            <text:p>2000-09-20T00:00:00.000+08</text:p>
          </table:table-cell>
          <table:table-cell office:value-type="string">
            <text:p>安徽</text:p>
          </table:table-cell>
          <table:table-cell office:value-type="string">
            <text:p>芜湖市</text:p>
          </table:table-cell>
          <table:table-cell office:value-type="string">
            <text:p>www.bbcayy.com</text:p>
          </table:table-cell>
          <table:table-cell office:value-type="string">
            <text:p>安徽省无为县北门外大街108号</text:p>
          </table:table-cell>
          <table:table-cell table:number-columns-repeated="2"/>
        </table:table-row>
        <table:table-row table:style-name="ro2">
          <table:table-cell office:value-type="string">
            <text:p>000155</text:p>
          </table:table-cell>
          <table:table-cell office:value-type="string">
            <text:p>*ST川化</text:p>
          </table:table-cell>
          <table:table-cell office:value-type="string">
            <text:p>C 制造业</text:p>
          </table:table-cell>
          <table:table-cell office:value-type="string">
            <text:p>川化股份有限公司</text:p>
          </table:table-cell>
          <table:table-cell office:value-type="string">
            <text:p>2000-09-26T00:00:00.000+08</text:p>
          </table:table-cell>
          <table:table-cell office:value-type="string">
            <text:p>四川</text:p>
          </table:table-cell>
          <table:table-cell office:value-type="string">
            <text:p>成都市</text:p>
          </table:table-cell>
          <table:table-cell office:value-type="string">
            <text:p>www.scwltd.com</text:p>
          </table:table-cell>
          <table:table-cell office:value-type="string">
            <text:p>四川省成都市青白江区大弯镇团结路311号</text:p>
          </table:table-cell>
          <table:table-cell table:number-columns-repeated="2"/>
        </table:table-row>
        <table:table-row table:style-name="ro2">
          <table:table-cell office:value-type="string">
            <text:p>000156</text:p>
          </table:table-cell>
          <table:table-cell office:value-type="string">
            <text:p>华数传媒</text:p>
          </table:table-cell>
          <table:table-cell office:value-type="string">
            <text:p>R 文化传播</text:p>
          </table:table-cell>
          <table:table-cell office:value-type="string">
            <text:p>华数传媒控股股份有限公司</text:p>
          </table:table-cell>
          <table:table-cell office:value-type="string">
            <text:p>2000-09-06T00:00:00.000+08</text:p>
          </table:table-cell>
          <table:table-cell office:value-type="string">
            <text:p>浙江</text:p>
          </table:table-cell>
          <table:table-cell office:value-type="string">
            <text:p>杭州市</text:p>
          </table:table-cell>
          <table:table-cell office:value-type="string">
            <text:p>www.zoomlion.com</text:p>
          </table:table-cell>
          <table:table-cell office:value-type="string">
            <text:p>浙江省杭州市滨江区江南大道3850号创新大厦15楼1505室</text:p>
          </table:table-cell>
          <table:table-cell table:number-columns-repeated="2"/>
        </table:table-row>
        <table:table-row table:style-name="ro2">
          <table:table-cell office:value-type="string">
            <text:p>000157</text:p>
          </table:table-cell>
          <table:table-cell office:value-type="string">
            <text:p>中联重科</text:p>
          </table:table-cell>
          <table:table-cell office:value-type="string">
            <text:p>C 制造业</text:p>
          </table:table-cell>
          <table:table-cell office:value-type="string">
            <text:p>中联重科股份有限公司</text:p>
          </table:table-cell>
          <table:table-cell office:value-type="string">
            <text:p>2000-10-12T00:00:00.000+08</text:p>
          </table:table-cell>
          <table:table-cell office:value-type="string">
            <text:p>湖南</text:p>
          </table:table-cell>
          <table:table-cell office:value-type="string">
            <text:p>长沙市</text:p>
          </table:table-cell>
          <table:table-cell office:value-type="string">
            <text:p>www.zoomlion.com</text:p>
          </table:table-cell>
          <table:table-cell office:value-type="string">
            <text:p>湖南省长沙市银盆南路361号</text:p>
          </table:table-cell>
          <table:table-cell table:number-columns-repeated="2"/>
        </table:table-row>
        <table:table-row table:style-name="ro2">
          <table:table-cell office:value-type="string">
            <text:p>000158</text:p>
          </table:table-cell>
          <table:table-cell office:value-type="string">
            <text:p>常山股份</text:p>
          </table:table-cell>
          <table:table-cell office:value-type="string">
            <text:p>C 制造业</text:p>
          </table:table-cell>
          <table:table-cell office:value-type="string">
            <text:p>石家庄常山纺织股份有限公司</text:p>
          </table:table-cell>
          <table:table-cell office:value-type="string">
            <text:p>2000-07-24T00:00:00.000+08</text:p>
          </table:table-cell>
          <table:table-cell office:value-type="string">
            <text:p>河北</text:p>
          </table:table-cell>
          <table:table-cell office:value-type="string">
            <text:p>石家庄市</text:p>
          </table:table-cell>
          <table:table-cell office:value-type="string">
            <text:p>www.changshantex.com</text:p>
          </table:table-cell>
          <table:table-cell office:value-type="string">
            <text:p>河北省石家庄市和平东路183号</text:p>
          </table:table-cell>
          <table:table-cell table:number-columns-repeated="2"/>
        </table:table-row>
        <table:table-row table:style-name="ro2">
          <table:table-cell office:value-type="string">
            <text:p>000159</text:p>
          </table:table-cell>
          <table:table-cell office:value-type="string">
            <text:p>国际实业</text:p>
          </table:table-cell>
          <table:table-cell office:value-type="string">
            <text:p>F 批发零售</text:p>
          </table:table-cell>
          <table:table-cell office:value-type="string">
            <text:p>新疆国际实业股份有限公司</text:p>
          </table:table-cell>
          <table:table-cell office:value-type="string">
            <text:p>2000-09-26T00:00:00.000+08</text:p>
          </table:table-cell>
          <table:table-cell office:value-type="string">
            <text:p>新疆</text:p>
          </table:table-cell>
          <table:table-cell office:value-type="string">
            <text:p>乌鲁木齐市</text:p>
          </table:table-cell>
          <table:table-cell office:value-type="string">
            <text:p>www.xjgjsy.com</text:p>
          </table:table-cell>
          <table:table-cell office:value-type="string">
            <text:p>新疆维吾尔自治区乌鲁木齐市高新区北京南路358号大成国际9楼</text:p>
          </table:table-cell>
          <table:table-cell table:number-columns-repeated="2"/>
        </table:table-row>
        <table:table-row table:style-name="ro2">
          <table:table-cell office:value-type="string">
            <text:p>000160</text:p>
          </table:table-cell>
          <table:table-cell office:value-type="string">
            <text:p>东沣B</text:p>
          </table:table-cell>
          <table:table-cell office:value-type="string">
            <text:p>K 房地产</text:p>
          </table:table-cell>
          <table:table-cell office:value-type="string">
            <text:p>东沣科技集团股份有限公司</text:p>
          </table:table-cell>
          <table:table-cell office:value-type="string">
            <text:p>2015-01-26T00:00:00.000+08</text:p>
          </table:table-cell>
          <table:table-cell office:value-type="string">
            <text:p>河北</text:p>
          </table:table-cell>
          <table:table-cell office:value-type="string">
            <text:p>承德市</text:p>
          </table:table-cell>
          <table:table-cell/>
          <table:table-cell office:value-type="string">
            <text:p>河北省承德市承德县下板城镇</text:p>
          </table:table-cell>
          <table:table-cell table:number-columns-repeated="2"/>
        </table:table-row>
        <table:table-row table:style-name="ro2">
          <table:table-cell office:value-type="string">
            <text:p>000166</text:p>
          </table:table-cell>
          <table:table-cell office:value-type="string">
            <text:p>申万宏源</text:p>
          </table:table-cell>
          <table:table-cell office:value-type="string">
            <text:p>J 金融业</text:p>
          </table:table-cell>
          <table:table-cell office:value-type="string">
            <text:p>申万宏源集团股份有限公司</text:p>
          </table:table-cell>
          <table:table-cell office:value-type="string">
            <text:p>2015-01-26T00:00:00.000+08</text:p>
          </table:table-cell>
          <table:table-cell office:value-type="string">
            <text:p>新疆</text:p>
          </table:table-cell>
          <table:table-cell office:value-type="string">
            <text:p>乌鲁木齐市</text:p>
          </table:table-cell>
          <table:table-cell office:value-type="string">
            <text:p>www.rieys.com</text:p>
          </table:table-cell>
          <table:table-cell office:value-type="string">
            <text:p>新疆乌鲁木齐市高新区北京南路358号大成国际大厦20楼2001室</text:p>
          </table:table-cell>
          <table:table-cell table:number-columns-repeated="2"/>
        </table:table-row>
        <table:table-row table:style-name="ro2">
          <table:table-cell office:value-type="string">
            <text:p>000168</text:p>
          </table:table-cell>
          <table:table-cell office:value-type="string">
            <text:p>舜喆B</text:p>
          </table:table-cell>
          <table:table-cell office:value-type="string">
            <text:p>K 房地产</text:p>
          </table:table-cell>
          <table:table-cell office:value-type="string">
            <text:p>广东舜喆（集团）股份有限公司</text:p>
          </table:table-cell>
          <table:table-cell office:value-type="string">
            <text:p>2000-05-29T00:00:00.000+08</text:p>
          </table:table-cell>
          <table:table-cell office:value-type="string">
            <text:p>广东</text:p>
          </table:table-cell>
          <table:table-cell office:value-type="string">
            <text:p>揭阳市</text:p>
          </table:table-cell>
          <table:table-cell office:value-type="string">
            <text:p>www.rieys.com</text:p>
          </table:table-cell>
          <table:table-cell office:value-type="string">
            <text:p>广东省普宁市军埠镇美新工业园</text:p>
          </table:table-cell>
          <table:table-cell table:number-columns-repeated="2"/>
        </table:table-row>
        <table:table-row table:style-name="ro2">
          <table:table-cell office:value-type="string">
            <text:p>000301</text:p>
          </table:table-cell>
          <table:table-cell office:value-type="string">
            <text:p>东方市场</text:p>
          </table:table-cell>
          <table:table-cell office:value-type="string">
            <text:p>D 水电煤气</text:p>
          </table:table-cell>
          <table:table-cell office:value-type="string">
            <text:p>江苏吴江中国东方丝绸市场股份有限公司</text:p>
          </table:table-cell>
          <table:table-cell office:value-type="string">
            <text:p>2000-05-29T00:00:00.000+08</text:p>
          </table:table-cell>
          <table:table-cell office:value-type="string">
            <text:p>江苏</text:p>
          </table:table-cell>
          <table:table-cell office:value-type="string">
            <text:p>苏州市</text:p>
          </table:table-cell>
          <table:table-cell office:value-type="string">
            <text:p>www.cesm.com.cn</text:p>
          </table:table-cell>
          <table:table-cell office:value-type="string">
            <text:p>江苏省吴江市盛泽镇市场路丝绸股份大厦</text:p>
          </table:table-cell>
          <table:table-cell table:number-columns-repeated="2"/>
        </table:table-row>
        <table:table-row table:style-name="ro2">
          <table:table-cell office:value-type="string">
            <text:p>000333</text:p>
          </table:table-cell>
          <table:table-cell office:value-type="string">
            <text:p>美的集团</text:p>
          </table:table-cell>
          <table:table-cell office:value-type="string">
            <text:p>C 制造业</text:p>
          </table:table-cell>
          <table:table-cell office:value-type="string">
            <text:p>美的集团股份有限公司</text:p>
          </table:table-cell>
          <table:table-cell office:value-type="string">
            <text:p>2013-09-18T00:00:00.000+08</text:p>
          </table:table-cell>
          <table:table-cell office:value-type="string">
            <text:p>广东</text:p>
          </table:table-cell>
          <table:table-cell office:value-type="string">
            <text:p>佛山市</text:p>
          </table:table-cell>
          <table:table-cell office:value-type="string">
            <text:p>www.midea.com.cn</text:p>
          </table:table-cell>
          <table:table-cell office:value-type="string">
            <text:p>广东省佛山市顺德区北滘镇美的大道6号美的总部大楼B区26-28楼</text:p>
          </table:table-cell>
          <table:table-cell table:number-columns-repeated="2"/>
        </table:table-row>
        <table:table-row table:style-name="ro2">
          <table:table-cell office:value-type="string">
            <text:p>000338</text:p>
          </table:table-cell>
          <table:table-cell office:value-type="string">
            <text:p>潍柴动力</text:p>
          </table:table-cell>
          <table:table-cell office:value-type="string">
            <text:p>C 制造业</text:p>
          </table:table-cell>
          <table:table-cell office:value-type="string">
            <text:p>潍柴动力股份有限公司</text:p>
          </table:table-cell>
          <table:table-cell office:value-type="string">
            <text:p>2007-04-30T00:00:00.000+08</text:p>
          </table:table-cell>
          <table:table-cell office:value-type="string">
            <text:p>山东</text:p>
          </table:table-cell>
          <table:table-cell office:value-type="string">
            <text:p>潍坊市</text:p>
          </table:table-cell>
          <table:table-cell office:value-type="string">
            <text:p>www.weichaipower.com</text:p>
          </table:table-cell>
          <table:table-cell office:value-type="string">
            <text:p>山东省潍坊市高新技术产业开发区福寿东街197号甲</text:p>
          </table:table-cell>
          <table:table-cell table:number-columns-repeated="2"/>
        </table:table-row>
        <table:table-row table:style-name="ro2">
          <table:table-cell office:value-type="string">
            <text:p>000400</text:p>
          </table:table-cell>
          <table:table-cell office:value-type="string">
            <text:p>许继电气</text:p>
          </table:table-cell>
          <table:table-cell office:value-type="string">
            <text:p>C 制造业</text:p>
          </table:table-cell>
          <table:table-cell office:value-type="string">
            <text:p>许继电气股份有限公司</text:p>
          </table:table-cell>
          <table:table-cell office:value-type="string">
            <text:p>1997-04-18T00:00:00.000+08</text:p>
          </table:table-cell>
          <table:table-cell office:value-type="string">
            <text:p>河南</text:p>
          </table:table-cell>
          <table:table-cell office:value-type="string">
            <text:p>许昌市</text:p>
          </table:table-cell>
          <table:table-cell office:value-type="string">
            <text:p>www.xjec.com</text:p>
          </table:table-cell>
          <table:table-cell office:value-type="string">
            <text:p>河南省许昌市许继大道1298号</text:p>
          </table:table-cell>
          <table:table-cell table:number-columns-repeated="2"/>
        </table:table-row>
        <table:table-row table:style-name="ro2">
          <table:table-cell office:value-type="string">
            <text:p>000401</text:p>
          </table:table-cell>
          <table:table-cell office:value-type="string">
            <text:p>冀东水泥</text:p>
          </table:table-cell>
          <table:table-cell office:value-type="string">
            <text:p>C 制造业</text:p>
          </table:table-cell>
          <table:table-cell office:value-type="string">
            <text:p>唐山冀东水泥股份有限公司</text:p>
          </table:table-cell>
          <table:table-cell office:value-type="string">
            <text:p>1996-06-14T00:00:00.000+08</text:p>
          </table:table-cell>
          <table:table-cell office:value-type="string">
            <text:p>河北</text:p>
          </table:table-cell>
          <table:table-cell office:value-type="string">
            <text:p>唐山市</text:p>
          </table:table-cell>
          <table:table-cell office:value-type="string">
            <text:p>www.jdsn.com.cn</text:p>
          </table:table-cell>
          <table:table-cell office:value-type="string">
            <text:p>河北省唐山市丰润区林荫路</text:p>
          </table:table-cell>
          <table:table-cell table:number-columns-repeated="2"/>
        </table:table-row>
        <table:table-row table:style-name="ro2">
          <table:table-cell office:value-type="string">
            <text:p>000402</text:p>
          </table:table-cell>
          <table:table-cell office:value-type="string">
            <text:p>金 融 街</text:p>
          </table:table-cell>
          <table:table-cell office:value-type="string">
            <text:p>K 房地产</text:p>
          </table:table-cell>
          <table:table-cell office:value-type="string">
            <text:p>金融街控股股份有限公司</text:p>
          </table:table-cell>
          <table:table-cell office:value-type="string">
            <text:p>1996-06-26T00:00:00.000+08</text:p>
          </table:table-cell>
          <table:table-cell office:value-type="string">
            <text:p>北京</text:p>
          </table:table-cell>
          <table:table-cell office:value-type="string">
            <text:p>北京市</text:p>
          </table:table-cell>
          <table:table-cell office:value-type="string">
            <text:p>www.jrjkg.com</text:p>
          </table:table-cell>
          <table:table-cell office:value-type="string">
            <text:p>北京市西城区金城坊街7号</text:p>
          </table:table-cell>
          <table:table-cell table:number-columns-repeated="2"/>
        </table:table-row>
        <table:table-row table:style-name="ro2">
          <table:table-cell office:value-type="string">
            <text:p>000403</text:p>
          </table:table-cell>
          <table:table-cell office:value-type="string">
            <text:p>ST生化</text:p>
          </table:table-cell>
          <table:table-cell office:value-type="string">
            <text:p>C 制造业</text:p>
          </table:table-cell>
          <table:table-cell office:value-type="string">
            <text:p>振兴生化股份有限公司</text:p>
          </table:table-cell>
          <table:table-cell office:value-type="string">
            <text:p>1996-06-28T00:00:00.000+08</text:p>
          </table:table-cell>
          <table:table-cell office:value-type="string">
            <text:p>山西</text:p>
          </table:table-cell>
          <table:table-cell office:value-type="string">
            <text:p>太原市</text:p>
          </table:table-cell>
          <table:table-cell office:value-type="string">
            <text:p>www.999yichun.cn</text:p>
          </table:table-cell>
          <table:table-cell office:value-type="string">
            <text:p>山西省太原市长治路227号高新国际大厦16层</text:p>
          </table:table-cell>
          <table:table-cell table:number-columns-repeated="2"/>
        </table:table-row>
        <table:table-row table:style-name="ro2">
          <table:table-cell office:value-type="string">
            <text:p>000404</text:p>
          </table:table-cell>
          <table:table-cell office:value-type="string">
            <text:p>华意压缩</text:p>
          </table:table-cell>
          <table:table-cell office:value-type="string">
            <text:p>C 制造业</text:p>
          </table:table-cell>
          <table:table-cell office:value-type="string">
            <text:p>华意压缩机股份有限公司</text:p>
          </table:table-cell>
          <table:table-cell office:value-type="string">
            <text:p>1996-06-19T00:00:00.000+08</text:p>
          </table:table-cell>
          <table:table-cell office:value-type="string">
            <text:p>江西</text:p>
          </table:table-cell>
          <table:table-cell office:value-type="string">
            <text:p>景德镇市</text:p>
          </table:table-cell>
          <table:table-cell office:value-type="string">
            <text:p>www.hua-yi.cn</text:p>
          </table:table-cell>
          <table:table-cell office:value-type="string">
            <text:p>江西省景德镇市高新区长虹大道1号</text:p>
          </table:table-cell>
          <table:table-cell table:number-columns-repeated="2"/>
        </table:table-row>
        <table:table-row table:style-name="ro2">
          <table:table-cell office:value-type="string">
            <text:p>000407</text:p>
          </table:table-cell>
          <table:table-cell office:value-type="string">
            <text:p>胜利股份</text:p>
          </table:table-cell>
          <table:table-cell office:value-type="string">
            <text:p>D 水电煤气</text:p>
          </table:table-cell>
          <table:table-cell office:value-type="string">
            <text:p>山东胜利股份有限公司</text:p>
          </table:table-cell>
          <table:table-cell office:value-type="string">
            <text:p>1996-07-03T00:00:00.000+08</text:p>
          </table:table-cell>
          <table:table-cell office:value-type="string">
            <text:p>山东</text:p>
          </table:table-cell>
          <table:table-cell office:value-type="string">
            <text:p>济南市</text:p>
          </table:table-cell>
          <table:table-cell office:value-type="string">
            <text:p>www.vicome.com</text:p>
          </table:table-cell>
          <table:table-cell office:value-type="string">
            <text:p>山东省济南市高新区港兴三路北段济南药谷1号楼B座32层</text:p>
          </table:table-cell>
          <table:table-cell table:number-columns-repeated="2"/>
        </table:table-row>
        <table:table-row table:style-name="ro2">
          <table:table-cell office:value-type="string">
            <text:p>000408</text:p>
          </table:table-cell>
          <table:table-cell office:value-type="string">
            <text:p>金谷源</text:p>
          </table:table-cell>
          <table:table-cell office:value-type="string">
            <text:p>C 制造业</text:p>
          </table:table-cell>
          <table:table-cell office:value-type="string">
            <text:p>金谷源控股股份有限公司</text:p>
          </table:table-cell>
          <table:table-cell office:value-type="string">
            <text:p>1996-06-28T00:00:00.000+08</text:p>
          </table:table-cell>
          <table:table-cell office:value-type="string">
            <text:p>青海</text:p>
          </table:table-cell>
          <table:table-cell office:value-type="string">
            <text:p>格尔木市</text:p>
          </table:table-cell>
          <table:table-cell/>
          <table:table-cell office:value-type="string">
            <text:p>青海省格尔木市昆仑南路15-02号</text:p>
          </table:table-cell>
          <table:table-cell table:number-columns-repeated="2"/>
        </table:table-row>
        <table:table-row table:style-name="ro2">
          <table:table-cell office:value-type="string">
            <text:p>000409</text:p>
          </table:table-cell>
          <table:table-cell office:value-type="string">
            <text:p>山东地矿</text:p>
          </table:table-cell>
          <table:table-cell office:value-type="string">
            <text:p>S 综合</text:p>
          </table:table-cell>
          <table:table-cell office:value-type="string">
            <text:p>山东地矿股份有限公司</text:p>
          </table:table-cell>
          <table:table-cell office:value-type="string">
            <text:p>1996-06-27T00:00:00.000+08</text:p>
          </table:table-cell>
          <table:table-cell office:value-type="string">
            <text:p>山东</text:p>
          </table:table-cell>
          <table:table-cell office:value-type="string">
            <text:p>济南市</text:p>
          </table:table-cell>
          <table:table-cell office:value-type="string">
            <text:p>www.smtcl.com</text:p>
          </table:table-cell>
          <table:table-cell office:value-type="string">
            <text:p>山东省济南市高新区新宇路750号5号楼</text:p>
          </table:table-cell>
          <table:table-cell table:number-columns-repeated="2"/>
        </table:table-row>
        <table:table-row table:style-name="ro2">
          <table:table-cell office:value-type="string">
            <text:p>000410</text:p>
          </table:table-cell>
          <table:table-cell office:value-type="string">
            <text:p>*ST沈机</text:p>
          </table:table-cell>
          <table:table-cell office:value-type="string">
            <text:p>C 制造业</text:p>
          </table:table-cell>
          <table:table-cell office:value-type="string">
            <text:p>沈阳机床股份有限公司</text:p>
          </table:table-cell>
          <table:table-cell office:value-type="string">
            <text:p>1996-07-18T00:00:00.000+08</text:p>
          </table:table-cell>
          <table:table-cell office:value-type="string">
            <text:p>辽宁</text:p>
          </table:table-cell>
          <table:table-cell office:value-type="string">
            <text:p>沈阳市</text:p>
          </table:table-cell>
          <table:table-cell office:value-type="string">
            <text:p>www.smtcl.com</text:p>
          </table:table-cell>
          <table:table-cell office:value-type="string">
            <text:p>辽宁省沈阳经济技术开发区开发大路17甲1号</text:p>
          </table:table-cell>
          <table:table-cell table:number-columns-repeated="2"/>
        </table:table-row>
        <table:table-row table:style-name="ro2">
          <table:table-cell office:value-type="string">
            <text:p>000411</text:p>
          </table:table-cell>
          <table:table-cell office:value-type="string">
            <text:p>英特集团</text:p>
          </table:table-cell>
          <table:table-cell office:value-type="string">
            <text:p>F 批发零售</text:p>
          </table:table-cell>
          <table:table-cell office:value-type="string">
            <text:p>浙江英特集团股份有限公司</text:p>
          </table:table-cell>
          <table:table-cell office:value-type="string">
            <text:p>1996-07-16T00:00:00.000+08</text:p>
          </table:table-cell>
          <table:table-cell office:value-type="string">
            <text:p>浙江</text:p>
          </table:table-cell>
          <table:table-cell office:value-type="string">
            <text:p>杭州市</text:p>
          </table:table-cell>
          <table:table-cell office:value-type="string">
            <text:p>www.intmedic.com</text:p>
          </table:table-cell>
          <table:table-cell office:value-type="string">
            <text:p>浙江省杭州市下城区东新路江南巷2号3幢</text:p>
          </table:table-cell>
          <table:table-cell table:number-columns-repeated="2"/>
        </table:table-row>
        <table:table-row table:style-name="ro2">
          <table:table-cell office:value-type="string">
            <text:p>000413</text:p>
          </table:table-cell>
          <table:table-cell office:value-type="string">
            <text:p>东旭光电</text:p>
          </table:table-cell>
          <table:table-cell office:value-type="string">
            <text:p>C 制造业</text:p>
          </table:table-cell>
          <table:table-cell office:value-type="string">
            <text:p>东旭光电科技股份有限公司</text:p>
          </table:table-cell>
          <table:table-cell office:value-type="string">
            <text:p>1996-09-25T00:00:00.000+08</text:p>
          </table:table-cell>
          <table:table-cell office:value-type="string">
            <text:p>河北</text:p>
          </table:table-cell>
          <table:table-cell office:value-type="string">
            <text:p>石家庄市</text:p>
          </table:table-cell>
          <table:table-cell office:value-type="string">
            <text:p>www.bohaileasing.com</text:p>
          </table:table-cell>
          <table:table-cell office:value-type="string">
            <text:p>河北省石家庄市高新技术产业开发区黄河大道9号</text:p>
          </table:table-cell>
          <table:table-cell table:number-columns-repeated="2"/>
        </table:table-row>
        <table:table-row table:style-name="ro2">
          <table:table-cell office:value-type="string">
            <text:p>000415</text:p>
          </table:table-cell>
          <table:table-cell office:value-type="string">
            <text:p>渤海金控</text:p>
          </table:table-cell>
          <table:table-cell office:value-type="string">
            <text:p>L 商务服务</text:p>
          </table:table-cell>
          <table:table-cell office:value-type="string">
            <text:p>渤海金控投资股份有限公司</text:p>
          </table:table-cell>
          <table:table-cell office:value-type="string">
            <text:p>1996-07-16T00:00:00.000+08</text:p>
          </table:table-cell>
          <table:table-cell office:value-type="string">
            <text:p>新疆</text:p>
          </table:table-cell>
          <table:table-cell office:value-type="string">
            <text:p>乌鲁木齐市</text:p>
          </table:table-cell>
          <table:table-cell office:value-type="string">
            <text:p>www.bohaileasing.com</text:p>
          </table:table-cell>
          <table:table-cell office:value-type="string">
            <text:p>新疆维吾尔自治区乌鲁木齐市沙依巴克区黄河路93号</text:p>
          </table:table-cell>
          <table:table-cell table:number-columns-repeated="2"/>
        </table:table-row>
        <table:table-row table:style-name="ro2">
          <table:table-cell office:value-type="string">
            <text:p>000416</text:p>
          </table:table-cell>
          <table:table-cell office:value-type="string">
            <text:p>民生控股</text:p>
          </table:table-cell>
          <table:table-cell office:value-type="string">
            <text:p>J 金融业</text:p>
          </table:table-cell>
          <table:table-cell office:value-type="string">
            <text:p>民生控股股份有限公司</text:p>
          </table:table-cell>
          <table:table-cell office:value-type="string">
            <text:p>1996-07-19T00:00:00.000+08</text:p>
          </table:table-cell>
          <table:table-cell office:value-type="string">
            <text:p>山东</text:p>
          </table:table-cell>
          <table:table-cell office:value-type="string">
            <text:p>青岛市</text:p>
          </table:table-cell>
          <table:table-cell office:value-type="string">
            <text:p>www.hfbh.com.cn</text:p>
          </table:table-cell>
          <table:table-cell office:value-type="string">
            <text:p>山东省青岛市崂山区株州路151号</text:p>
          </table:table-cell>
          <table:table-cell table:number-columns-repeated="2"/>
        </table:table-row>
        <table:table-row table:style-name="ro2">
          <table:table-cell office:value-type="string">
            <text:p>000417</text:p>
          </table:table-cell>
          <table:table-cell office:value-type="string">
            <text:p>合肥百货</text:p>
          </table:table-cell>
          <table:table-cell office:value-type="string">
            <text:p>F 批发零售</text:p>
          </table:table-cell>
          <table:table-cell office:value-type="string">
            <text:p>合肥百货大楼集团股份有限公司</text:p>
          </table:table-cell>
          <table:table-cell office:value-type="string">
            <text:p>1996-08-12T00:00:00.000+08</text:p>
          </table:table-cell>
          <table:table-cell office:value-type="string">
            <text:p>安徽</text:p>
          </table:table-cell>
          <table:table-cell office:value-type="string">
            <text:p>合肥市</text:p>
          </table:table-cell>
          <table:table-cell office:value-type="string">
            <text:p>www.hfbh.com.cn</text:p>
          </table:table-cell>
          <table:table-cell office:value-type="string">
            <text:p>安徽省合肥市长江中路150号</text:p>
          </table:table-cell>
          <table:table-cell table:number-columns-repeated="2"/>
        </table:table-row>
        <table:table-row table:style-name="ro2">
          <table:table-cell office:value-type="string">
            <text:p>000418</text:p>
          </table:table-cell>
          <table:table-cell office:value-type="string">
            <text:p>小天鹅Ａ</text:p>
          </table:table-cell>
          <table:table-cell office:value-type="string">
            <text:p>C 制造业</text:p>
          </table:table-cell>
          <table:table-cell office:value-type="string">
            <text:p>无锡小天鹅股份有限公司</text:p>
          </table:table-cell>
          <table:table-cell office:value-type="string">
            <text:p>1997-03-28T00:00:00.000+08</text:p>
          </table:table-cell>
          <table:table-cell office:value-type="string">
            <text:p>江苏</text:p>
          </table:table-cell>
          <table:table-cell office:value-type="string">
            <text:p>无锡市</text:p>
          </table:table-cell>
          <table:table-cell office:value-type="string">
            <text:p>www.littleswan.com</text:p>
          </table:table-cell>
          <table:table-cell office:value-type="string">
            <text:p>江苏省无锡市国家高新技术产业开发区长江南路18号</text:p>
          </table:table-cell>
          <table:table-cell table:number-columns-repeated="2"/>
        </table:table-row>
        <table:table-row table:style-name="ro2">
          <table:table-cell office:value-type="string">
            <text:p>000419</text:p>
          </table:table-cell>
          <table:table-cell office:value-type="string">
            <text:p>通程控股</text:p>
          </table:table-cell>
          <table:table-cell office:value-type="string">
            <text:p>F 批发零售</text:p>
          </table:table-cell>
          <table:table-cell office:value-type="string">
            <text:p>长沙通程控股股份有限公司</text:p>
          </table:table-cell>
          <table:table-cell office:value-type="string">
            <text:p>1996-08-16T00:00:00.000+08</text:p>
          </table:table-cell>
          <table:table-cell office:value-type="string">
            <text:p>湖南</text:p>
          </table:table-cell>
          <table:table-cell office:value-type="string">
            <text:p>长沙市</text:p>
          </table:table-cell>
          <table:table-cell office:value-type="string">
            <text:p>www.e-tongcheng.com</text:p>
          </table:table-cell>
          <table:table-cell office:value-type="string">
            <text:p>湖南省长沙市雨花区劳动西路589号</text:p>
          </table:table-cell>
          <table:table-cell table:number-columns-repeated="2"/>
        </table:table-row>
        <table:table-row table:style-name="ro2">
          <table:table-cell office:value-type="string">
            <text:p>000420</text:p>
          </table:table-cell>
          <table:table-cell office:value-type="string">
            <text:p>吉林化纤</text:p>
          </table:table-cell>
          <table:table-cell office:value-type="string">
            <text:p>C 制造业</text:p>
          </table:table-cell>
          <table:table-cell office:value-type="string">
            <text:p>吉林化纤股份有限公司</text:p>
          </table:table-cell>
          <table:table-cell office:value-type="string">
            <text:p>1996-08-02T00:00:00.000+08</text:p>
          </table:table-cell>
          <table:table-cell office:value-type="string">
            <text:p>吉林</text:p>
          </table:table-cell>
          <table:table-cell office:value-type="string">
            <text:p>吉林市</text:p>
          </table:table-cell>
          <table:table-cell office:value-type="string">
            <text:p>www.jlcfc.com</text:p>
          </table:table-cell>
          <table:table-cell office:value-type="string">
            <text:p>吉林省吉林市昌邑区九站街516-1号</text:p>
          </table:table-cell>
          <table:table-cell table:number-columns-repeated="2"/>
        </table:table-row>
        <table:table-row table:style-name="ro2">
          <table:table-cell office:value-type="string">
            <text:p>000421</text:p>
          </table:table-cell>
          <table:table-cell office:value-type="string">
            <text:p>南京公用</text:p>
          </table:table-cell>
          <table:table-cell office:value-type="string">
            <text:p>D 水电煤气</text:p>
          </table:table-cell>
          <table:table-cell office:value-type="string">
            <text:p>南京公用发展股份有限公司</text:p>
          </table:table-cell>
          <table:table-cell office:value-type="string">
            <text:p>1996-08-06T00:00:00.000+08</text:p>
          </table:table-cell>
          <table:table-cell office:value-type="string">
            <text:p>江苏</text:p>
          </table:table-cell>
          <table:table-cell office:value-type="string">
            <text:p>南京市</text:p>
          </table:table-cell>
          <table:table-cell office:value-type="string">
            <text:p>www.zhong-bei.com</text:p>
          </table:table-cell>
          <table:table-cell office:value-type="string">
            <text:p>江苏省南京市建邺区应天大街927号</text:p>
          </table:table-cell>
          <table:table-cell table:number-columns-repeated="2"/>
        </table:table-row>
        <table:table-row table:style-name="ro2">
          <table:table-cell office:value-type="string">
            <text:p>000422</text:p>
          </table:table-cell>
          <table:table-cell office:value-type="string">
            <text:p>湖北宜化</text:p>
          </table:table-cell>
          <table:table-cell office:value-type="string">
            <text:p>C 制造业</text:p>
          </table:table-cell>
          <table:table-cell office:value-type="string">
            <text:p>湖北宜化化工股份有限公司</text:p>
          </table:table-cell>
          <table:table-cell office:value-type="string">
            <text:p>1996-08-15T00:00:00.000+08</text:p>
          </table:table-cell>
          <table:table-cell office:value-type="string">
            <text:p>湖北</text:p>
          </table:table-cell>
          <table:table-cell office:value-type="string">
            <text:p>宜昌市</text:p>
          </table:table-cell>
          <table:table-cell office:value-type="string">
            <text:p>www.hbyh.cn</text:p>
          </table:table-cell>
          <table:table-cell office:value-type="string">
            <text:p>湖北省宜昌市猇亭大道399号</text:p>
          </table:table-cell>
          <table:table-cell table:number-columns-repeated="2"/>
        </table:table-row>
        <table:table-row table:style-name="ro2">
          <table:table-cell office:value-type="string">
            <text:p>000423</text:p>
          </table:table-cell>
          <table:table-cell office:value-type="string">
            <text:p>东阿阿胶</text:p>
          </table:table-cell>
          <table:table-cell office:value-type="string">
            <text:p>C 制造业</text:p>
          </table:table-cell>
          <table:table-cell office:value-type="string">
            <text:p>东阿阿胶股份有限公司</text:p>
          </table:table-cell>
          <table:table-cell office:value-type="string">
            <text:p>1996-07-29T00:00:00.000+08</text:p>
          </table:table-cell>
          <table:table-cell office:value-type="string">
            <text:p>山东</text:p>
          </table:table-cell>
          <table:table-cell office:value-type="string">
            <text:p>聊城市</text:p>
          </table:table-cell>
          <table:table-cell office:value-type="string">
            <text:p>www.dongeejiao.com</text:p>
          </table:table-cell>
          <table:table-cell office:value-type="string">
            <text:p>山东省东阿县阿胶街78号</text:p>
          </table:table-cell>
          <table:table-cell table:number-columns-repeated="2"/>
        </table:table-row>
        <table:table-row table:style-name="ro2">
          <table:table-cell office:value-type="string">
            <text:p>000425</text:p>
          </table:table-cell>
          <table:table-cell office:value-type="string">
            <text:p>徐工机械</text:p>
          </table:table-cell>
          <table:table-cell office:value-type="string">
            <text:p>C 制造业</text:p>
          </table:table-cell>
          <table:table-cell office:value-type="string">
            <text:p>徐工集团工程机械股份有限公司</text:p>
          </table:table-cell>
          <table:table-cell office:value-type="string">
            <text:p>1996-08-28T00:00:00.000+08</text:p>
          </table:table-cell>
          <table:table-cell office:value-type="string">
            <text:p>江苏</text:p>
          </table:table-cell>
          <table:table-cell office:value-type="string">
            <text:p>徐州市</text:p>
          </table:table-cell>
          <table:table-cell office:value-type="string">
            <text:p>www.xcmg.com</text:p>
          </table:table-cell>
          <table:table-cell office:value-type="string">
            <text:p>江苏省徐州经济技术开发区驮蓝山路26号</text:p>
          </table:table-cell>
          <table:table-cell table:number-columns-repeated="2"/>
        </table:table-row>
        <table:table-row table:style-name="ro2">
          <table:table-cell office:value-type="string">
            <text:p>000426</text:p>
          </table:table-cell>
          <table:table-cell office:value-type="string">
            <text:p>兴业矿业</text:p>
          </table:table-cell>
          <table:table-cell office:value-type="string">
            <text:p>B 采矿业</text:p>
          </table:table-cell>
          <table:table-cell office:value-type="string">
            <text:p>内蒙古兴业矿业股份有限公司</text:p>
          </table:table-cell>
          <table:table-cell office:value-type="string">
            <text:p>1996-08-28T00:00:00.000+08</text:p>
          </table:table-cell>
          <table:table-cell office:value-type="string">
            <text:p>内蒙古</text:p>
          </table:table-cell>
          <table:table-cell office:value-type="string">
            <text:p>赤峰市</text:p>
          </table:table-cell>
          <table:table-cell office:value-type="string">
            <text:p>www.huatian-hotel.com</text:p>
          </table:table-cell>
          <table:table-cell office:value-type="string">
            <text:p>内蒙古自治区赤峰市新城区玉龙大街路北、天义路西兴业集团办公楼</text:p>
          </table:table-cell>
          <table:table-cell table:number-columns-repeated="2"/>
        </table:table-row>
        <table:table-row table:style-name="ro2">
          <table:table-cell office:value-type="string">
            <text:p>000428</text:p>
          </table:table-cell>
          <table:table-cell office:value-type="string">
            <text:p>华天酒店</text:p>
          </table:table-cell>
          <table:table-cell office:value-type="string">
            <text:p>H 住宿餐饮</text:p>
          </table:table-cell>
          <table:table-cell office:value-type="string">
            <text:p>华天酒店集团股份有限公司</text:p>
          </table:table-cell>
          <table:table-cell office:value-type="string">
            <text:p>1996-08-08T00:00:00.000+08</text:p>
          </table:table-cell>
          <table:table-cell office:value-type="string">
            <text:p>湖南</text:p>
          </table:table-cell>
          <table:table-cell office:value-type="string">
            <text:p>长沙市</text:p>
          </table:table-cell>
          <table:table-cell office:value-type="string">
            <text:p>www.huatian-hotel.com</text:p>
          </table:table-cell>
          <table:table-cell office:value-type="string">
            <text:p>湖南省长沙市解放东路300号</text:p>
          </table:table-cell>
          <table:table-cell table:number-columns-repeated="2"/>
        </table:table-row>
        <table:table-row table:style-name="ro2">
          <table:table-cell office:value-type="string">
            <text:p>000429</text:p>
          </table:table-cell>
          <table:table-cell office:value-type="string">
            <text:p>粤高速Ａ</text:p>
          </table:table-cell>
          <table:table-cell office:value-type="string">
            <text:p>G 运输仓储</text:p>
          </table:table-cell>
          <table:table-cell office:value-type="string">
            <text:p>广东省高速公路发展股份有限公司</text:p>
          </table:table-cell>
          <table:table-cell office:value-type="string">
            <text:p>1998-02-20T00:00:00.000+08</text:p>
          </table:table-cell>
          <table:table-cell office:value-type="string">
            <text:p>广东</text:p>
          </table:table-cell>
          <table:table-cell office:value-type="string">
            <text:p>广州市</text:p>
          </table:table-cell>
          <table:table-cell office:value-type="string">
            <text:p>www.gpedcl.com</text:p>
          </table:table-cell>
          <table:table-cell office:value-type="string">
            <text:p>广东省广州市白云路85号</text:p>
          </table:table-cell>
          <table:table-cell table:number-columns-repeated="2"/>
        </table:table-row>
        <table:table-row table:style-name="ro2">
          <table:table-cell office:value-type="string">
            <text:p>000430</text:p>
          </table:table-cell>
          <table:table-cell office:value-type="string">
            <text:p>张家界</text:p>
          </table:table-cell>
          <table:table-cell office:value-type="string">
            <text:p>N 公共环保</text:p>
          </table:table-cell>
          <table:table-cell office:value-type="string">
            <text:p>张家界旅游集团股份有限公司</text:p>
          </table:table-cell>
          <table:table-cell office:value-type="string">
            <text:p>1996-08-29T00:00:00.000+08</text:p>
          </table:table-cell>
          <table:table-cell office:value-type="string">
            <text:p>湖南</text:p>
          </table:table-cell>
          <table:table-cell office:value-type="string">
            <text:p>张家界市</text:p>
          </table:table-cell>
          <table:table-cell office:value-type="string">
            <text:p>www.zjjgf.com</text:p>
          </table:table-cell>
          <table:table-cell office:value-type="string">
            <text:p>湖南省张家界市南庄坪1号花园</text:p>
          </table:table-cell>
          <table:table-cell table:number-columns-repeated="2"/>
        </table:table-row>
        <table:table-row table:style-name="ro2">
          <table:table-cell office:value-type="string">
            <text:p>000468</text:p>
          </table:table-cell>
          <table:table-cell office:value-type="string">
            <text:p>*ST宁通B</text:p>
          </table:table-cell>
          <table:table-cell office:value-type="string">
            <text:p>C 制造业</text:p>
          </table:table-cell>
          <table:table-cell office:value-type="string">
            <text:p>南京普天通信股份有限公司</text:p>
          </table:table-cell>
          <table:table-cell office:value-type="string">
            <text:p>2000-11-20T00:00:00.000+08</text:p>
          </table:table-cell>
          <table:table-cell office:value-type="string">
            <text:p>江苏</text:p>
          </table:table-cell>
          <table:table-cell office:value-type="string">
            <text:p>南京市</text:p>
          </table:table-cell>
          <table:table-cell office:value-type="string">
            <text:p>www.postel.com.cn</text:p>
          </table:table-cell>
          <table:table-cell office:value-type="string">
            <text:p>江苏省南京市江宁经济技术开发区秦淮路58号</text:p>
          </table:table-cell>
          <table:table-cell table:number-columns-repeated="2"/>
        </table:table-row>
        <table:table-row table:style-name="ro2">
          <table:table-cell office:value-type="string">
            <text:p>000488</text:p>
          </table:table-cell>
          <table:table-cell office:value-type="string">
            <text:p>晨鸣纸业</text:p>
          </table:table-cell>
          <table:table-cell office:value-type="string">
            <text:p>C 制造业</text:p>
          </table:table-cell>
          <table:table-cell office:value-type="string">
            <text:p>山东晨鸣纸业集团股份有限公司</text:p>
          </table:table-cell>
          <table:table-cell office:value-type="string">
            <text:p>2000-11-20T00:00:00.000+08</text:p>
          </table:table-cell>
          <table:table-cell office:value-type="string">
            <text:p>山东</text:p>
          </table:table-cell>
          <table:table-cell office:value-type="string">
            <text:p>潍坊市</text:p>
          </table:table-cell>
          <table:table-cell office:value-type="string">
            <text:p>www.chenmingpaper.com</text:p>
          </table:table-cell>
          <table:table-cell office:value-type="string">
            <text:p>山东省寿光市圣城街595号</text:p>
          </table:table-cell>
          <table:table-cell table:number-columns-repeated="2"/>
        </table:table-row>
        <table:table-row table:style-name="ro2">
          <table:table-cell office:value-type="string">
            <text:p>000498</text:p>
          </table:table-cell>
          <table:table-cell office:value-type="string">
            <text:p>山东路桥</text:p>
          </table:table-cell>
          <table:table-cell office:value-type="string">
            <text:p>E 建筑业</text:p>
          </table:table-cell>
          <table:table-cell office:value-type="string">
            <text:p>山东高速路桥集团股份有限公司</text:p>
          </table:table-cell>
          <table:table-cell office:value-type="string">
            <text:p>1997-06-09T00:00:00.000+08</text:p>
          </table:table-cell>
          <table:table-cell office:value-type="string">
            <text:p>山东</text:p>
          </table:table-cell>
          <table:table-cell office:value-type="string">
            <text:p>济南市</text:p>
          </table:table-cell>
          <table:table-cell office:value-type="string">
            <text:p>www.wushang.com.cn</text:p>
          </table:table-cell>
          <table:table-cell office:value-type="string">
            <text:p>山东省济南市经五路330号</text:p>
          </table:table-cell>
          <table:table-cell table:number-columns-repeated="2"/>
        </table:table-row>
        <table:table-row table:style-name="ro2">
          <table:table-cell office:value-type="string">
            <text:p>000501</text:p>
          </table:table-cell>
          <table:table-cell office:value-type="string">
            <text:p>鄂武商Ａ</text:p>
          </table:table-cell>
          <table:table-cell office:value-type="string">
            <text:p>F 批发零售</text:p>
          </table:table-cell>
          <table:table-cell office:value-type="string">
            <text:p>武汉武商集团股份有限公司</text:p>
          </table:table-cell>
          <table:table-cell office:value-type="string">
            <text:p>1992-11-20T00:00:00.000+08</text:p>
          </table:table-cell>
          <table:table-cell office:value-type="string">
            <text:p>湖北</text:p>
          </table:table-cell>
          <table:table-cell office:value-type="string">
            <text:p>武汉市</text:p>
          </table:table-cell>
          <table:table-cell office:value-type="string">
            <text:p>www.wushang.com.cn</text:p>
          </table:table-cell>
          <table:table-cell office:value-type="string">
            <text:p>湖北省武汉市江汉区解放大道690号</text:p>
          </table:table-cell>
          <table:table-cell table:number-columns-repeated="2"/>
        </table:table-row>
        <table:table-row table:style-name="ro2">
          <table:table-cell office:value-type="string">
            <text:p>000502</text:p>
          </table:table-cell>
          <table:table-cell office:value-type="string">
            <text:p>绿景控股</text:p>
          </table:table-cell>
          <table:table-cell office:value-type="string">
            <text:p>K 房地产</text:p>
          </table:table-cell>
          <table:table-cell office:value-type="string">
            <text:p>绿景控股股份有限公司</text:p>
          </table:table-cell>
          <table:table-cell office:value-type="string">
            <text:p>1992-11-23T00:00:00.000+08</text:p>
          </table:table-cell>
          <table:table-cell office:value-type="string">
            <text:p>广东</text:p>
          </table:table-cell>
          <table:table-cell office:value-type="string">
            <text:p>广州市</text:p>
          </table:table-cell>
          <table:table-cell office:value-type="string">
            <text:p>www.000502.cn</text:p>
          </table:table-cell>
          <table:table-cell office:value-type="string">
            <text:p>广东省广州市天河区林和中路8号海航大厦35楼05单元</text:p>
          </table:table-cell>
          <table:table-cell table:number-columns-repeated="2"/>
        </table:table-row>
        <table:table-row table:style-name="ro2">
          <table:table-cell office:value-type="string">
            <text:p>000503</text:p>
          </table:table-cell>
          <table:table-cell office:value-type="string">
            <text:p>海虹控股</text:p>
          </table:table-cell>
          <table:table-cell office:value-type="string">
            <text:p>I 信息技术</text:p>
          </table:table-cell>
          <table:table-cell office:value-type="string">
            <text:p>海虹企业(控股)股份有限公司</text:p>
          </table:table-cell>
          <table:table-cell office:value-type="string">
            <text:p>1992-11-30T00:00:00.000+08</text:p>
          </table:table-cell>
          <table:table-cell office:value-type="string">
            <text:p>海南</text:p>
          </table:table-cell>
          <table:table-cell office:value-type="string">
            <text:p>海口市</text:p>
          </table:table-cell>
          <table:table-cell office:value-type="string">
            <text:p>www.searainbow.com</text:p>
          </table:table-cell>
          <table:table-cell office:value-type="string">
            <text:p>海南省海口市文华路18号文华大酒店七层</text:p>
          </table:table-cell>
          <table:table-cell table:number-columns-repeated="2"/>
        </table:table-row>
        <table:table-row table:style-name="ro2">
          <table:table-cell office:value-type="string">
            <text:p>000504</text:p>
          </table:table-cell>
          <table:table-cell office:value-type="string">
            <text:p>南华生物</text:p>
          </table:table-cell>
          <table:table-cell office:value-type="string">
            <text:p>R 文化传播</text:p>
          </table:table-cell>
          <table:table-cell office:value-type="string">
            <text:p>南华生物医药股份有限公司</text:p>
          </table:table-cell>
          <table:table-cell office:value-type="string">
            <text:p>1992-12-08T00:00:00.000+08</text:p>
          </table:table-cell>
          <table:table-cell office:value-type="string">
            <text:p>湖南</text:p>
          </table:table-cell>
          <table:table-cell office:value-type="string">
            <text:p>长沙市</text:p>
          </table:table-cell>
          <table:table-cell office:value-type="string">
            <text:p>www.nhbiogroup.com</text:p>
          </table:table-cell>
          <table:table-cell office:value-type="string">
            <text:p>湖南省长沙市天心区城南西路3号财信大厦13楼</text:p>
          </table:table-cell>
          <table:table-cell table:number-columns-repeated="2"/>
        </table:table-row>
        <table:table-row table:style-name="ro2">
          <table:table-cell office:value-type="string">
            <text:p>000505</text:p>
          </table:table-cell>
          <table:table-cell office:value-type="string">
            <text:p>珠江控股</text:p>
          </table:table-cell>
          <table:table-cell office:value-type="string">
            <text:p>K 房地产</text:p>
          </table:table-cell>
          <table:table-cell office:value-type="string">
            <text:p>海南珠江控股股份有限公司</text:p>
          </table:table-cell>
          <table:table-cell office:value-type="string">
            <text:p>1992-12-21T00:00:00.000+08</text:p>
          </table:table-cell>
          <table:table-cell office:value-type="string">
            <text:p>海南</text:p>
          </table:table-cell>
          <table:table-cell office:value-type="string">
            <text:p>海口市</text:p>
          </table:table-cell>
          <table:table-cell/>
          <table:table-cell office:value-type="string">
            <text:p>海南省海口市珠江广场帝豪大厦29层</text:p>
          </table:table-cell>
          <table:table-cell table:number-columns-repeated="2"/>
        </table:table-row>
        <table:table-row table:style-name="ro2">
          <table:table-cell office:value-type="string">
            <text:p>000506</text:p>
          </table:table-cell>
          <table:table-cell office:value-type="string">
            <text:p>中润资源</text:p>
          </table:table-cell>
          <table:table-cell office:value-type="string">
            <text:p>B 采矿业</text:p>
          </table:table-cell>
          <table:table-cell office:value-type="string">
            <text:p>中润资源投资股份有限公司</text:p>
          </table:table-cell>
          <table:table-cell office:value-type="string">
            <text:p>1993-03-12T00:00:00.000+08</text:p>
          </table:table-cell>
          <table:table-cell office:value-type="string">
            <text:p>山东</text:p>
          </table:table-cell>
          <table:table-cell office:value-type="string">
            <text:p>济南市</text:p>
          </table:table-cell>
          <table:table-cell office:value-type="string">
            <text:p>www.0507.com.cn</text:p>
          </table:table-cell>
          <table:table-cell office:value-type="string">
            <text:p>山东省济南市经十路13777号中润世纪广场17栋</text:p>
          </table:table-cell>
          <table:table-cell table:number-columns-repeated="2"/>
        </table:table-row>
        <table:table-row table:style-name="ro2">
          <table:table-cell office:value-type="string">
            <text:p>000507</text:p>
          </table:table-cell>
          <table:table-cell office:value-type="string">
            <text:p>珠海港</text:p>
          </table:table-cell>
          <table:table-cell office:value-type="string">
            <text:p>G 运输仓储</text:p>
          </table:table-cell>
          <table:table-cell office:value-type="string">
            <text:p>珠海港股份有限公司</text:p>
          </table:table-cell>
          <table:table-cell office:value-type="string">
            <text:p>1993-03-26T00:00:00.000+08</text:p>
          </table:table-cell>
          <table:table-cell office:value-type="string">
            <text:p>广东</text:p>
          </table:table-cell>
          <table:table-cell office:value-type="string">
            <text:p>珠海市</text:p>
          </table:table-cell>
          <table:table-cell office:value-type="string">
            <text:p>www.0507.com.cn</text:p>
          </table:table-cell>
          <table:table-cell office:value-type="string">
            <text:p>广东省珠海市高栏港经济区榕树湾8号2001-2号办公</text:p>
          </table:table-cell>
          <table:table-cell table:number-columns-repeated="2"/>
        </table:table-row>
        <table:table-row table:style-name="ro2">
          <table:table-cell office:value-type="string">
            <text:p>000509</text:p>
          </table:table-cell>
          <table:table-cell office:value-type="string">
            <text:p>华塑控股</text:p>
          </table:table-cell>
          <table:table-cell office:value-type="string">
            <text:p>C 制造业</text:p>
          </table:table-cell>
          <table:table-cell office:value-type="string">
            <text:p>华塑控股股份有限公司</text:p>
          </table:table-cell>
          <table:table-cell office:value-type="string">
            <text:p>1993-05-07T00:00:00.000+08</text:p>
          </table:table-cell>
          <table:table-cell office:value-type="string">
            <text:p>四川</text:p>
          </table:table-cell>
          <table:table-cell office:value-type="string">
            <text:p>南充市</text:p>
          </table:table-cell>
          <table:table-cell office:value-type="string">
            <text:p>www.jinlugroup.cn</text:p>
          </table:table-cell>
          <table:table-cell office:value-type="string">
            <text:p>四川省南充市涪江路117号</text:p>
          </table:table-cell>
          <table:table-cell table:number-columns-repeated="2"/>
        </table:table-row>
        <table:table-row table:style-name="ro2">
          <table:table-cell office:value-type="string">
            <text:p>000510</text:p>
          </table:table-cell>
          <table:table-cell office:value-type="string">
            <text:p>金路集团</text:p>
          </table:table-cell>
          <table:table-cell office:value-type="string">
            <text:p>C 制造业</text:p>
          </table:table-cell>
          <table:table-cell office:value-type="string">
            <text:p>四川金路集团股份有限公司</text:p>
          </table:table-cell>
          <table:table-cell office:value-type="string">
            <text:p>1993-05-07T00:00:00.000+08</text:p>
          </table:table-cell>
          <table:table-cell office:value-type="string">
            <text:p>四川</text:p>
          </table:table-cell>
          <table:table-cell office:value-type="string">
            <text:p>德阳市</text:p>
          </table:table-cell>
          <table:table-cell office:value-type="string">
            <text:p>www.jinlugroup.cn</text:p>
          </table:table-cell>
          <table:table-cell office:value-type="string">
            <text:p>四川省德阳市泰山南路二段733号银鑫·五洲广场一期21栋22-23层</text:p>
          </table:table-cell>
          <table:table-cell table:number-columns-repeated="2"/>
        </table:table-row>
        <table:table-row table:style-name="ro2">
          <table:table-cell office:value-type="string">
            <text:p>000511</text:p>
          </table:table-cell>
          <table:table-cell office:value-type="string">
            <text:p>*ST烯碳</text:p>
          </table:table-cell>
          <table:table-cell office:value-type="string">
            <text:p>C 制造业</text:p>
          </table:table-cell>
          <table:table-cell office:value-type="string">
            <text:p>银基烯碳新材料股份有限公司</text:p>
          </table:table-cell>
          <table:table-cell office:value-type="string">
            <text:p>1993-05-18T00:00:00.000+08</text:p>
          </table:table-cell>
          <table:table-cell office:value-type="string">
            <text:p>辽宁</text:p>
          </table:table-cell>
          <table:table-cell office:value-type="string">
            <text:p>沈阳市</text:p>
          </table:table-cell>
          <table:table-cell office:value-type="string">
            <text:p>www.enecarbon-materials.com</text:p>
          </table:table-cell>
          <table:table-cell office:value-type="string">
            <text:p>辽宁省沈阳市沈河区青年大街109号</text:p>
          </table:table-cell>
          <table:table-cell table:number-columns-repeated="2"/>
        </table:table-row>
        <table:table-row table:style-name="ro2">
          <table:table-cell office:value-type="string">
            <text:p>000512</text:p>
          </table:table-cell>
          <table:table-cell office:value-type="string">
            <text:p>闽灿坤Ｂ</text:p>
          </table:table-cell>
          <table:table-cell office:value-type="string">
            <text:p>C 制造业</text:p>
          </table:table-cell>
          <table:table-cell office:value-type="string">
            <text:p>厦门灿坤实业股份有限公司</text:p>
          </table:table-cell>
          <table:table-cell office:value-type="string">
            <text:p>1993-10-28T00:00:00.000+08</text:p>
          </table:table-cell>
          <table:table-cell office:value-type="string">
            <text:p>福建</text:p>
          </table:table-cell>
          <table:table-cell office:value-type="string">
            <text:p>厦门市</text:p>
          </table:table-cell>
          <table:table-cell office:value-type="string">
            <text:p>www.eupa.cn</text:p>
          </table:table-cell>
          <table:table-cell office:value-type="string">
            <text:p>福建省厦门市湖里工业区兴隆路88号</text:p>
          </table:table-cell>
          <table:table-cell table:number-columns-repeated="2"/>
        </table:table-row>
        <table:table-row table:style-name="ro2">
          <table:table-cell office:value-type="string">
            <text:p>000513</text:p>
          </table:table-cell>
          <table:table-cell office:value-type="string">
            <text:p>丽珠集团</text:p>
          </table:table-cell>
          <table:table-cell office:value-type="string">
            <text:p>C 制造业</text:p>
          </table:table-cell>
          <table:table-cell office:value-type="string">
            <text:p>丽珠医药集团股份有限公司</text:p>
          </table:table-cell>
          <table:table-cell office:value-type="string">
            <text:p>1993-10-28T00:00:00.000+08</text:p>
          </table:table-cell>
          <table:table-cell office:value-type="string">
            <text:p>广东</text:p>
          </table:table-cell>
          <table:table-cell office:value-type="string">
            <text:p>珠海市</text:p>
          </table:table-cell>
          <table:table-cell office:value-type="string">
            <text:p>www.livzon.com.cn</text:p>
          </table:table-cell>
          <table:table-cell office:value-type="string">
            <text:p>广东省珠海市金湾区创业北路38号总部大楼</text:p>
          </table:table-cell>
          <table:table-cell table:number-columns-repeated="2"/>
        </table:table-row>
        <table:table-row table:style-name="ro2">
          <table:table-cell office:value-type="string">
            <text:p>000514</text:p>
          </table:table-cell>
          <table:table-cell office:value-type="string">
            <text:p>渝 开 发</text:p>
          </table:table-cell>
          <table:table-cell office:value-type="string">
            <text:p>K 房地产</text:p>
          </table:table-cell>
          <table:table-cell office:value-type="string">
            <text:p>重庆渝开发股份有限公司</text:p>
          </table:table-cell>
          <table:table-cell office:value-type="string">
            <text:p>1993-07-12T00:00:00.000+08</text:p>
          </table:table-cell>
          <table:table-cell office:value-type="string">
            <text:p>重庆</text:p>
          </table:table-cell>
          <table:table-cell office:value-type="string">
            <text:p>重庆市</text:p>
          </table:table-cell>
          <table:table-cell office:value-type="string">
            <text:p>www.cqukf.com</text:p>
          </table:table-cell>
          <table:table-cell office:value-type="string">
            <text:p>重庆市渝中区重庆村55号2单元39层</text:p>
          </table:table-cell>
          <table:table-cell table:number-columns-repeated="2"/>
        </table:table-row>
        <table:table-row table:style-name="ro2">
          <table:table-cell office:value-type="string">
            <text:p>000516</text:p>
          </table:table-cell>
          <table:table-cell office:value-type="string">
            <text:p>国际医学</text:p>
          </table:table-cell>
          <table:table-cell office:value-type="string">
            <text:p>F 批发零售</text:p>
          </table:table-cell>
          <table:table-cell office:value-type="string">
            <text:p>西安国际医学投资股份有限公司</text:p>
          </table:table-cell>
          <table:table-cell office:value-type="string">
            <text:p>1993-08-09T00:00:00.000+08</text:p>
          </table:table-cell>
          <table:table-cell office:value-type="string">
            <text:p>陕西</text:p>
          </table:table-cell>
          <table:table-cell office:value-type="string">
            <text:p>西安市</text:p>
          </table:table-cell>
          <table:table-cell office:value-type="string">
            <text:p>www.000516.cn</text:p>
          </table:table-cell>
          <table:table-cell office:value-type="string">
            <text:p>陕西省西安市高新区团结南路16号保障楼5层</text:p>
          </table:table-cell>
          <table:table-cell table:number-columns-repeated="2"/>
        </table:table-row>
        <table:table-row table:style-name="ro2">
          <table:table-cell office:value-type="string">
            <text:p>000517</text:p>
          </table:table-cell>
          <table:table-cell office:value-type="string">
            <text:p>荣安地产</text:p>
          </table:table-cell>
          <table:table-cell office:value-type="string">
            <text:p>K 房地产</text:p>
          </table:table-cell>
          <table:table-cell office:value-type="string">
            <text:p>荣安地产股份有限公司</text:p>
          </table:table-cell>
          <table:table-cell office:value-type="string">
            <text:p>1993-08-06T00:00:00.000+08</text:p>
          </table:table-cell>
          <table:table-cell office:value-type="string">
            <text:p>浙江</text:p>
          </table:table-cell>
          <table:table-cell office:value-type="string">
            <text:p>宁波市</text:p>
          </table:table-cell>
          <table:table-cell office:value-type="string">
            <text:p>www.rongan.com.cn</text:p>
          </table:table-cell>
          <table:table-cell office:value-type="string">
            <text:p>浙江省宁波市海曙区灵桥路513号(14-12)</text:p>
          </table:table-cell>
          <table:table-cell table:number-columns-repeated="2"/>
        </table:table-row>
        <table:table-row table:style-name="ro2">
          <table:table-cell office:value-type="string">
            <text:p>000518</text:p>
          </table:table-cell>
          <table:table-cell office:value-type="string">
            <text:p>四环生物</text:p>
          </table:table-cell>
          <table:table-cell office:value-type="string">
            <text:p>C 制造业</text:p>
          </table:table-cell>
          <table:table-cell office:value-type="string">
            <text:p>江苏四环生物股份有限公司</text:p>
          </table:table-cell>
          <table:table-cell office:value-type="string">
            <text:p>1993-09-08T00:00:00.000+08</text:p>
          </table:table-cell>
          <table:table-cell office:value-type="string">
            <text:p>江苏</text:p>
          </table:table-cell>
          <table:table-cell office:value-type="string">
            <text:p>无锡市</text:p>
          </table:table-cell>
          <table:table-cell office:value-type="string">
            <text:p>www.shsw.com.cn</text:p>
          </table:table-cell>
          <table:table-cell office:value-type="string">
            <text:p>江苏省江阴市滨江开发区定山路十号</text:p>
          </table:table-cell>
          <table:table-cell table:number-columns-repeated="2"/>
        </table:table-row>
        <table:table-row table:style-name="ro2">
          <table:table-cell office:value-type="string">
            <text:p>000519</text:p>
          </table:table-cell>
          <table:table-cell office:value-type="string">
            <text:p>中兵红箭</text:p>
          </table:table-cell>
          <table:table-cell office:value-type="string">
            <text:p>C 制造业</text:p>
          </table:table-cell>
          <table:table-cell office:value-type="string">
            <text:p>中兵红箭股份有限公司</text:p>
          </table:table-cell>
          <table:table-cell office:value-type="string">
            <text:p>1993-10-08T00:00:00.000+08</text:p>
          </table:table-cell>
          <table:table-cell office:value-type="string">
            <text:p>湖南</text:p>
          </table:table-cell>
          <table:table-cell office:value-type="string">
            <text:p>湘潭市</text:p>
          </table:table-cell>
          <table:table-cell office:value-type="string">
            <text:p>www.yhdle.com</text:p>
          </table:table-cell>
          <table:table-cell office:value-type="string">
            <text:p>湖南省湘潭国家高新技术产业开发区德国工业园莱茵路1号</text:p>
          </table:table-cell>
          <table:table-cell table:number-columns-repeated="2"/>
        </table:table-row>
        <table:table-row table:style-name="ro2">
          <table:table-cell office:value-type="string">
            <text:p>000520</text:p>
          </table:table-cell>
          <table:table-cell office:value-type="string">
            <text:p>长航凤凰</text:p>
          </table:table-cell>
          <table:table-cell office:value-type="string">
            <text:p>G 运输仓储</text:p>
          </table:table-cell>
          <table:table-cell office:value-type="string">
            <text:p>长航凤凰股份有限公司</text:p>
          </table:table-cell>
          <table:table-cell office:value-type="string">
            <text:p>1993-10-25T00:00:00.000+08</text:p>
          </table:table-cell>
          <table:table-cell office:value-type="string">
            <text:p>湖北</text:p>
          </table:table-cell>
          <table:table-cell office:value-type="string">
            <text:p>武汉市</text:p>
          </table:table-cell>
          <table:table-cell office:value-type="string">
            <text:p>www.csc-hy.com.cn</text:p>
          </table:table-cell>
          <table:table-cell office:value-type="string">
            <text:p>湖北省武汉市民权路39号汇江大厦</text:p>
          </table:table-cell>
          <table:table-cell table:number-columns-repeated="2"/>
        </table:table-row>
        <table:table-row table:style-name="ro2">
          <table:table-cell office:value-type="string">
            <text:p>000521</text:p>
          </table:table-cell>
          <table:table-cell office:value-type="string">
            <text:p>美菱电器</text:p>
          </table:table-cell>
          <table:table-cell office:value-type="string">
            <text:p>C 制造业</text:p>
          </table:table-cell>
          <table:table-cell office:value-type="string">
            <text:p>合肥美菱股份有限公司</text:p>
          </table:table-cell>
          <table:table-cell office:value-type="string">
            <text:p>1993-10-18T00:00:00.000+08</text:p>
          </table:table-cell>
          <table:table-cell office:value-type="string">
            <text:p>安徽</text:p>
          </table:table-cell>
          <table:table-cell office:value-type="string">
            <text:p>合肥市</text:p>
          </table:table-cell>
          <table:table-cell office:value-type="string">
            <text:p>www.meiling.com</text:p>
          </table:table-cell>
          <table:table-cell office:value-type="string">
            <text:p>安徽省合肥市经济技术开发区莲花路2163号</text:p>
          </table:table-cell>
          <table:table-cell table:number-columns-repeated="2"/>
        </table:table-row>
        <table:table-row table:style-name="ro2">
          <table:table-cell office:value-type="string">
            <text:p>000523</text:p>
          </table:table-cell>
          <table:table-cell office:value-type="string">
            <text:p>广州浪奇</text:p>
          </table:table-cell>
          <table:table-cell office:value-type="string">
            <text:p>C 制造业</text:p>
          </table:table-cell>
          <table:table-cell office:value-type="string">
            <text:p>广州市浪奇实业股份有限公司</text:p>
          </table:table-cell>
          <table:table-cell office:value-type="string">
            <text:p>1993-11-08T00:00:00.000+08</text:p>
          </table:table-cell>
          <table:table-cell office:value-type="string">
            <text:p>广东</text:p>
          </table:table-cell>
          <table:table-cell office:value-type="string">
            <text:p>广州市</text:p>
          </table:table-cell>
          <table:table-cell office:value-type="string">
            <text:p>www.lonkey.com.cn</text:p>
          </table:table-cell>
          <table:table-cell office:value-type="string">
            <text:p>广东省广州市天河区黄埔大道东128号</text:p>
          </table:table-cell>
          <table:table-cell table:number-columns-repeated="2"/>
        </table:table-row>
        <table:table-row table:style-name="ro2">
          <table:table-cell office:value-type="string">
            <text:p>000524</text:p>
          </table:table-cell>
          <table:table-cell office:value-type="string">
            <text:p>岭南控股</text:p>
          </table:table-cell>
          <table:table-cell office:value-type="string">
            <text:p>H 住宿餐饮</text:p>
          </table:table-cell>
          <table:table-cell office:value-type="string">
            <text:p>广州岭南集团控股股份有限公司</text:p>
          </table:table-cell>
          <table:table-cell office:value-type="string">
            <text:p>1993-11-18T00:00:00.000+08</text:p>
          </table:table-cell>
          <table:table-cell office:value-type="string">
            <text:p>广东</text:p>
          </table:table-cell>
          <table:table-cell office:value-type="string">
            <text:p>广州市</text:p>
          </table:table-cell>
          <table:table-cell office:value-type="string">
            <text:p>www.hoteldongfang.com</text:p>
          </table:table-cell>
          <table:table-cell office:value-type="string">
            <text:p>广东省广州市流花路120号</text:p>
          </table:table-cell>
          <table:table-cell table:number-columns-repeated="2"/>
        </table:table-row>
        <table:table-row table:style-name="ro2">
          <table:table-cell office:value-type="string">
            <text:p>000525</text:p>
          </table:table-cell>
          <table:table-cell office:value-type="string">
            <text:p>红 太 阳</text:p>
          </table:table-cell>
          <table:table-cell office:value-type="string">
            <text:p>C 制造业</text:p>
          </table:table-cell>
          <table:table-cell office:value-type="string">
            <text:p>南京红太阳股份有限公司</text:p>
          </table:table-cell>
          <table:table-cell office:value-type="string">
            <text:p>1993-10-28T00:00:00.000+08</text:p>
          </table:table-cell>
          <table:table-cell office:value-type="string">
            <text:p>江苏</text:p>
          </table:table-cell>
          <table:table-cell office:value-type="string">
            <text:p>南京市</text:p>
          </table:table-cell>
          <table:table-cell/>
          <table:table-cell office:value-type="string">
            <text:p>江苏省南京市高淳县桠溪镇东风路8号</text:p>
          </table:table-cell>
          <table:table-cell table:number-columns-repeated="2"/>
        </table:table-row>
        <table:table-row table:style-name="ro2">
          <table:table-cell office:value-type="string">
            <text:p>000526</text:p>
          </table:table-cell>
          <table:table-cell office:value-type="string">
            <text:p>*ST紫学</text:p>
          </table:table-cell>
          <table:table-cell office:value-type="string">
            <text:p>P 教育</text:p>
          </table:table-cell>
          <table:table-cell office:value-type="string">
            <text:p>厦门紫光学大股份有限公司</text:p>
          </table:table-cell>
          <table:table-cell office:value-type="string">
            <text:p>1993-11-01T00:00:00.000+08</text:p>
          </table:table-cell>
          <table:table-cell office:value-type="string">
            <text:p>福建</text:p>
          </table:table-cell>
          <table:table-cell office:value-type="string">
            <text:p>厦门市</text:p>
          </table:table-cell>
          <table:table-cell office:value-type="string">
            <text:p>www.liugong.com</text:p>
          </table:table-cell>
          <table:table-cell office:value-type="string">
            <text:p>福建省厦门市湖里区寨上长乐路1号</text:p>
          </table:table-cell>
          <table:table-cell table:number-columns-repeated="2"/>
        </table:table-row>
        <table:table-row table:style-name="ro2">
          <table:table-cell office:value-type="string">
            <text:p>000528</text:p>
          </table:table-cell>
          <table:table-cell office:value-type="string">
            <text:p>柳 <text:s text:c="3"/>工</text:p>
          </table:table-cell>
          <table:table-cell office:value-type="string">
            <text:p>C 制造业</text:p>
          </table:table-cell>
          <table:table-cell office:value-type="string">
            <text:p>广西柳工机械股份有限公司</text:p>
          </table:table-cell>
          <table:table-cell office:value-type="string">
            <text:p>1993-11-18T00:00:00.000+08</text:p>
          </table:table-cell>
          <table:table-cell office:value-type="string">
            <text:p>广西</text:p>
          </table:table-cell>
          <table:table-cell office:value-type="string">
            <text:p>柳州市</text:p>
          </table:table-cell>
          <table:table-cell office:value-type="string">
            <text:p>www.liugong.com</text:p>
          </table:table-cell>
          <table:table-cell office:value-type="string">
            <text:p>广西壮族自治区柳州市柳太路1号</text:p>
          </table:table-cell>
          <table:table-cell table:number-columns-repeated="2"/>
        </table:table-row>
        <table:table-row table:style-name="ro2">
          <table:table-cell office:value-type="string">
            <text:p>000529</text:p>
          </table:table-cell>
          <table:table-cell office:value-type="string">
            <text:p>广弘控股</text:p>
          </table:table-cell>
          <table:table-cell office:value-type="string">
            <text:p>C 制造业</text:p>
          </table:table-cell>
          <table:table-cell office:value-type="string">
            <text:p>广东广弘控股股份有限公司</text:p>
          </table:table-cell>
          <table:table-cell office:value-type="string">
            <text:p>1993-11-18T00:00:00.000+08</text:p>
          </table:table-cell>
          <table:table-cell office:value-type="string">
            <text:p>广东</text:p>
          </table:table-cell>
          <table:table-cell office:value-type="string">
            <text:p>广州市</text:p>
          </table:table-cell>
          <table:table-cell office:value-type="string">
            <text:p>www.ghkg000529.com</text:p>
          </table:table-cell>
          <table:table-cell office:value-type="string">
            <text:p>广东省广州市天河区广州大道北520号</text:p>
          </table:table-cell>
          <table:table-cell table:number-columns-repeated="2"/>
        </table:table-row>
        <table:table-row table:style-name="ro2">
          <table:table-cell office:value-type="string">
            <text:p>000530</text:p>
          </table:table-cell>
          <table:table-cell office:value-type="string">
            <text:p>大冷股份</text:p>
          </table:table-cell>
          <table:table-cell office:value-type="string">
            <text:p>C 制造业</text:p>
          </table:table-cell>
          <table:table-cell office:value-type="string">
            <text:p>大连冷冻机股份有限公司</text:p>
          </table:table-cell>
          <table:table-cell office:value-type="string">
            <text:p>1993-12-08T00:00:00.000+08</text:p>
          </table:table-cell>
          <table:table-cell office:value-type="string">
            <text:p>辽宁</text:p>
          </table:table-cell>
          <table:table-cell office:value-type="string">
            <text:p>大连市</text:p>
          </table:table-cell>
          <table:table-cell office:value-type="string">
            <text:p>www.daleng.cn</text:p>
          </table:table-cell>
          <table:table-cell office:value-type="string">
            <text:p>辽宁省大连市经济技术开发区辽河东路106号</text:p>
          </table:table-cell>
          <table:table-cell table:number-columns-repeated="2"/>
        </table:table-row>
        <table:table-row table:style-name="ro2">
          <table:table-cell office:value-type="string">
            <text:p>000531</text:p>
          </table:table-cell>
          <table:table-cell office:value-type="string">
            <text:p>穗恒运Ａ</text:p>
          </table:table-cell>
          <table:table-cell office:value-type="string">
            <text:p>D 水电煤气</text:p>
          </table:table-cell>
          <table:table-cell office:value-type="string">
            <text:p>广州恒运企业集团股份有限公司</text:p>
          </table:table-cell>
          <table:table-cell office:value-type="string">
            <text:p>1994-01-06T00:00:00.000+08</text:p>
          </table:table-cell>
          <table:table-cell office:value-type="string">
            <text:p>广东</text:p>
          </table:table-cell>
          <table:table-cell office:value-type="string">
            <text:p>广州市</text:p>
          </table:table-cell>
          <table:table-cell office:value-type="string">
            <text:p>www.hengyun.com.cn</text:p>
          </table:table-cell>
          <table:table-cell office:value-type="string">
            <text:p>广东省广州市萝岗区西基工业区西基路</text:p>
          </table:table-cell>
          <table:table-cell table:number-columns-repeated="2"/>
        </table:table-row>
        <table:table-row table:style-name="ro2">
          <table:table-cell office:value-type="string">
            <text:p>000532</text:p>
          </table:table-cell>
          <table:table-cell office:value-type="string">
            <text:p>华金资本</text:p>
          </table:table-cell>
          <table:table-cell office:value-type="string">
            <text:p>S 综合</text:p>
          </table:table-cell>
          <table:table-cell office:value-type="string">
            <text:p>珠海华金资本股份有限公司</text:p>
          </table:table-cell>
          <table:table-cell office:value-type="string">
            <text:p>1994-01-03T00:00:00.000+08</text:p>
          </table:table-cell>
          <table:table-cell office:value-type="string">
            <text:p>广东</text:p>
          </table:table-cell>
          <table:table-cell office:value-type="string">
            <text:p>珠海市</text:p>
          </table:table-cell>
          <table:table-cell office:value-type="string">
            <text:p>www.huajinct.com</text:p>
          </table:table-cell>
          <table:table-cell office:value-type="string">
            <text:p>广东省珠海市高新区前湾二路2号总部基地一期B楼第五层</text:p>
          </table:table-cell>
          <table:table-cell table:number-columns-repeated="2"/>
        </table:table-row>
        <table:table-row table:style-name="ro2">
          <table:table-cell office:value-type="string">
            <text:p>000533</text:p>
          </table:table-cell>
          <table:table-cell office:value-type="string">
            <text:p>万 家 乐</text:p>
          </table:table-cell>
          <table:table-cell office:value-type="string">
            <text:p>C 制造业</text:p>
          </table:table-cell>
          <table:table-cell office:value-type="string">
            <text:p>广东万家乐股份有限公司</text:p>
          </table:table-cell>
          <table:table-cell office:value-type="string">
            <text:p>1994-01-03T00:00:00.000+08</text:p>
          </table:table-cell>
          <table:table-cell office:value-type="string">
            <text:p>广东</text:p>
          </table:table-cell>
          <table:table-cell office:value-type="string">
            <text:p>佛山市</text:p>
          </table:table-cell>
          <table:table-cell office:value-type="string">
            <text:p>www.macro.com.cn</text:p>
          </table:table-cell>
          <table:table-cell office:value-type="string">
            <text:p>广东省佛山市顺德区大良街道顺峰山工业区</text:p>
          </table:table-cell>
          <table:table-cell table:number-columns-repeated="2"/>
        </table:table-row>
        <table:table-row table:style-name="ro2">
          <table:table-cell office:value-type="string">
            <text:p>000534</text:p>
          </table:table-cell>
          <table:table-cell office:value-type="string">
            <text:p>万泽股份</text:p>
          </table:table-cell>
          <table:table-cell office:value-type="string">
            <text:p>K 房地产</text:p>
          </table:table-cell>
          <table:table-cell office:value-type="string">
            <text:p>万泽实业股份有限公司</text:p>
          </table:table-cell>
          <table:table-cell office:value-type="string">
            <text:p>1994-01-10T00:00:00.000+08</text:p>
          </table:table-cell>
          <table:table-cell office:value-type="string">
            <text:p>广东</text:p>
          </table:table-cell>
          <table:table-cell office:value-type="string">
            <text:p>汕头市</text:p>
          </table:table-cell>
          <table:table-cell office:value-type="string">
            <text:p>www.cpttg.com</text:p>
          </table:table-cell>
          <table:table-cell office:value-type="string">
            <text:p>广东省汕头市珠池路23号光明大厦B幢8楼</text:p>
          </table:table-cell>
          <table:table-cell table:number-columns-repeated="2"/>
        </table:table-row>
        <table:table-row table:style-name="ro2">
          <table:table-cell office:value-type="string">
            <text:p>000536</text:p>
          </table:table-cell>
          <table:table-cell office:value-type="string">
            <text:p>华映科技</text:p>
          </table:table-cell>
          <table:table-cell office:value-type="string">
            <text:p>C 制造业</text:p>
          </table:table-cell>
          <table:table-cell office:value-type="string">
            <text:p>华映科技（集团）股份有限公司</text:p>
          </table:table-cell>
          <table:table-cell office:value-type="string">
            <text:p>1993-11-26T00:00:00.000+08</text:p>
          </table:table-cell>
          <table:table-cell office:value-type="string">
            <text:p>福建</text:p>
          </table:table-cell>
          <table:table-cell office:value-type="string">
            <text:p>福州市</text:p>
          </table:table-cell>
          <table:table-cell office:value-type="string">
            <text:p>www.cpttg.com</text:p>
          </table:table-cell>
          <table:table-cell office:value-type="string">
            <text:p>福建省福州市马尾区儒江西路6号1#楼第三、四层</text:p>
          </table:table-cell>
          <table:table-cell table:number-columns-repeated="2"/>
        </table:table-row>
        <table:table-row table:style-name="ro2">
          <table:table-cell office:value-type="string">
            <text:p>000537</text:p>
          </table:table-cell>
          <table:table-cell office:value-type="string">
            <text:p>广宇发展</text:p>
          </table:table-cell>
          <table:table-cell office:value-type="string">
            <text:p>K 房地产</text:p>
          </table:table-cell>
          <table:table-cell office:value-type="string">
            <text:p>天津广宇发展股份有限公司</text:p>
          </table:table-cell>
          <table:table-cell office:value-type="string">
            <text:p>1993-12-10T00:00:00.000+08</text:p>
          </table:table-cell>
          <table:table-cell office:value-type="string">
            <text:p>天津</text:p>
          </table:table-cell>
          <table:table-cell office:value-type="string">
            <text:p>天津市</text:p>
          </table:table-cell>
          <table:table-cell office:value-type="string">
            <text:p>www.gyfz000537.com</text:p>
          </table:table-cell>
          <table:table-cell office:value-type="string">
            <text:p>天津经济技术开发区第三大街16号泰达中心</text:p>
          </table:table-cell>
          <table:table-cell table:number-columns-repeated="2"/>
        </table:table-row>
        <table:table-row table:style-name="ro2">
          <table:table-cell office:value-type="string">
            <text:p>000538</text:p>
          </table:table-cell>
          <table:table-cell office:value-type="string">
            <text:p>云南白药</text:p>
          </table:table-cell>
          <table:table-cell office:value-type="string">
            <text:p>C 制造业</text:p>
          </table:table-cell>
          <table:table-cell office:value-type="string">
            <text:p>云南白药集团股份有限公司</text:p>
          </table:table-cell>
          <table:table-cell office:value-type="string">
            <text:p>1993-12-15T00:00:00.000+08</text:p>
          </table:table-cell>
          <table:table-cell office:value-type="string">
            <text:p>云南</text:p>
          </table:table-cell>
          <table:table-cell office:value-type="string">
            <text:p>昆明市</text:p>
          </table:table-cell>
          <table:table-cell office:value-type="string">
            <text:p>www.yunnanbaiyao.com.cn</text:p>
          </table:table-cell>
          <table:table-cell office:value-type="string">
            <text:p>云南省昆明市呈贡区云南白药街3686号</text:p>
          </table:table-cell>
          <table:table-cell table:number-columns-repeated="2"/>
        </table:table-row>
        <table:table-row table:style-name="ro2">
          <table:table-cell office:value-type="string">
            <text:p>000539</text:p>
          </table:table-cell>
          <table:table-cell office:value-type="string">
            <text:p>粤电力Ａ</text:p>
          </table:table-cell>
          <table:table-cell office:value-type="string">
            <text:p>D 水电煤气</text:p>
          </table:table-cell>
          <table:table-cell office:value-type="string">
            <text:p>广东电力发展股份有限公司</text:p>
          </table:table-cell>
          <table:table-cell office:value-type="string">
            <text:p>1993-11-26T00:00:00.000+08</text:p>
          </table:table-cell>
          <table:table-cell office:value-type="string">
            <text:p>广东</text:p>
          </table:table-cell>
          <table:table-cell office:value-type="string">
            <text:p>广州市</text:p>
          </table:table-cell>
          <table:table-cell office:value-type="string">
            <text:p>www.ged.com.cn</text:p>
          </table:table-cell>
          <table:table-cell office:value-type="string">
            <text:p>广东省广州市天河东路2号粤电广场南塔33-36楼</text:p>
          </table:table-cell>
          <table:table-cell table:number-columns-repeated="2"/>
        </table:table-row>
        <table:table-row table:style-name="ro2">
          <table:table-cell office:value-type="string">
            <text:p>000540</text:p>
          </table:table-cell>
          <table:table-cell office:value-type="string">
            <text:p>中天金融</text:p>
          </table:table-cell>
          <table:table-cell office:value-type="string">
            <text:p>K 房地产</text:p>
          </table:table-cell>
          <table:table-cell office:value-type="string">
            <text:p>中天金融集团股份有限公司</text:p>
          </table:table-cell>
          <table:table-cell office:value-type="string">
            <text:p>1994-02-02T00:00:00.000+08</text:p>
          </table:table-cell>
          <table:table-cell office:value-type="string">
            <text:p>贵州</text:p>
          </table:table-cell>
          <table:table-cell office:value-type="string">
            <text:p>贵阳市</text:p>
          </table:table-cell>
          <table:table-cell office:value-type="string">
            <text:p>www.ztcn.cn</text:p>
          </table:table-cell>
          <table:table-cell office:value-type="string">
            <text:p>贵州省贵阳市观山湖区中天路3号</text:p>
          </table:table-cell>
          <table:table-cell table:number-columns-repeated="2"/>
        </table:table-row>
        <table:table-row table:style-name="ro2">
          <table:table-cell office:value-type="string">
            <text:p>000541</text:p>
          </table:table-cell>
          <table:table-cell office:value-type="string">
            <text:p>佛山照明</text:p>
          </table:table-cell>
          <table:table-cell office:value-type="string">
            <text:p>C 制造业</text:p>
          </table:table-cell>
          <table:table-cell office:value-type="string">
            <text:p>佛山电器照明股份有限公司</text:p>
          </table:table-cell>
          <table:table-cell office:value-type="string">
            <text:p>1993-11-23T00:00:00.000+08</text:p>
          </table:table-cell>
          <table:table-cell office:value-type="string">
            <text:p>广东</text:p>
          </table:table-cell>
          <table:table-cell office:value-type="string">
            <text:p>佛山市</text:p>
          </table:table-cell>
          <table:table-cell office:value-type="string">
            <text:p>www.Chinafsl.Com</text:p>
          </table:table-cell>
          <table:table-cell office:value-type="string">
            <text:p>广东省佛山市禅城区汾江北路64号</text:p>
          </table:table-cell>
          <table:table-cell table:number-columns-repeated="2"/>
        </table:table-row>
        <table:table-row table:style-name="ro2">
          <table:table-cell office:value-type="string">
            <text:p>000543</text:p>
          </table:table-cell>
          <table:table-cell office:value-type="string">
            <text:p>皖能电力</text:p>
          </table:table-cell>
          <table:table-cell office:value-type="string">
            <text:p>D 水电煤气</text:p>
          </table:table-cell>
          <table:table-cell office:value-type="string">
            <text:p>安徽省皖能股份有限公司</text:p>
          </table:table-cell>
          <table:table-cell office:value-type="string">
            <text:p>1993-12-20T00:00:00.000+08</text:p>
          </table:table-cell>
          <table:table-cell office:value-type="string">
            <text:p>安徽</text:p>
          </table:table-cell>
          <table:table-cell office:value-type="string">
            <text:p>合肥市</text:p>
          </table:table-cell>
          <table:table-cell office:value-type="string">
            <text:p>www.wenergy.cn</text:p>
          </table:table-cell>
          <table:table-cell office:value-type="string">
            <text:p>安徽省合肥市马鞍山路76号</text:p>
          </table:table-cell>
          <table:table-cell table:number-columns-repeated="2"/>
        </table:table-row>
        <table:table-row table:style-name="ro2">
          <table:table-cell office:value-type="string">
            <text:p>000544</text:p>
          </table:table-cell>
          <table:table-cell office:value-type="string">
            <text:p>中原环保</text:p>
          </table:table-cell>
          <table:table-cell office:value-type="string">
            <text:p>D 水电煤气</text:p>
          </table:table-cell>
          <table:table-cell office:value-type="string">
            <text:p>中原环保股份有限公司</text:p>
          </table:table-cell>
          <table:table-cell office:value-type="string">
            <text:p>1993-12-08T00:00:00.000+08</text:p>
          </table:table-cell>
          <table:table-cell office:value-type="string">
            <text:p>河南</text:p>
          </table:table-cell>
          <table:table-cell office:value-type="string">
            <text:p>郑州市</text:p>
          </table:table-cell>
          <table:table-cell office:value-type="string">
            <text:p>www.cpepgc.com</text:p>
          </table:table-cell>
          <table:table-cell office:value-type="string">
            <text:p>河南省郑州市郑东新区才高街6号东方鼎盛中心A座10层</text:p>
          </table:table-cell>
          <table:table-cell table:number-columns-repeated="2"/>
        </table:table-row>
        <table:table-row table:style-name="ro2">
          <table:table-cell office:value-type="string">
            <text:p>000545</text:p>
          </table:table-cell>
          <table:table-cell office:value-type="string">
            <text:p>金浦钛业</text:p>
          </table:table-cell>
          <table:table-cell office:value-type="string">
            <text:p>C 制造业</text:p>
          </table:table-cell>
          <table:table-cell office:value-type="string">
            <text:p>吉林金浦钛业股份有限公司</text:p>
          </table:table-cell>
          <table:table-cell office:value-type="string">
            <text:p>1993-12-15T00:00:00.000+08</text:p>
          </table:table-cell>
          <table:table-cell office:value-type="string">
            <text:p>吉林</text:p>
          </table:table-cell>
          <table:table-cell office:value-type="string">
            <text:p>吉林市</text:p>
          </table:table-cell>
          <table:table-cell/>
          <table:table-cell office:value-type="string">
            <text:p>吉林省吉林市吉林经济技术开发区吉孤公路480号</text:p>
          </table:table-cell>
          <table:table-cell table:number-columns-repeated="2"/>
        </table:table-row>
        <table:table-row table:style-name="ro2">
          <table:table-cell office:value-type="string">
            <text:p>000546</text:p>
          </table:table-cell>
          <table:table-cell office:value-type="string">
            <text:p>金圆股份</text:p>
          </table:table-cell>
          <table:table-cell office:value-type="string">
            <text:p>C 制造业</text:p>
          </table:table-cell>
          <table:table-cell office:value-type="string">
            <text:p>金圆水泥股份有限公司</text:p>
          </table:table-cell>
          <table:table-cell office:value-type="string">
            <text:p>1993-12-15T00:00:00.000+08</text:p>
          </table:table-cell>
          <table:table-cell office:value-type="string">
            <text:p>吉林</text:p>
          </table:table-cell>
          <table:table-cell office:value-type="string">
            <text:p>长春市</text:p>
          </table:table-cell>
          <table:table-cell office:value-type="string">
            <text:p>http://www.szxrjt.com</text:p>
          </table:table-cell>
          <table:table-cell office:value-type="string">
            <text:p>吉林省长春市净月开发区中信城枫丹白露一期3栋906室</text:p>
          </table:table-cell>
          <table:table-cell table:number-columns-repeated="2"/>
        </table:table-row>
        <table:table-row table:style-name="ro2">
          <table:table-cell office:value-type="string">
            <text:p>000547</text:p>
          </table:table-cell>
          <table:table-cell office:value-type="string">
            <text:p>航天发展</text:p>
          </table:table-cell>
          <table:table-cell office:value-type="string">
            <text:p>C 制造业</text:p>
          </table:table-cell>
          <table:table-cell office:value-type="string">
            <text:p>航天工业发展股份有限公司</text:p>
          </table:table-cell>
          <table:table-cell office:value-type="string">
            <text:p>1993-11-30T00:00:00.000+08</text:p>
          </table:table-cell>
          <table:table-cell office:value-type="string">
            <text:p>福建</text:p>
          </table:table-cell>
          <table:table-cell office:value-type="string">
            <text:p>福州市</text:p>
          </table:table-cell>
          <table:table-cell office:value-type="string">
            <text:p>http://www.szxrjt.com</text:p>
          </table:table-cell>
          <table:table-cell office:value-type="string">
            <text:p>福建省福州市台江区五一南路67号</text:p>
          </table:table-cell>
          <table:table-cell table:number-columns-repeated="2"/>
        </table:table-row>
        <table:table-row table:style-name="ro2">
          <table:table-cell office:value-type="string">
            <text:p>000548</text:p>
          </table:table-cell>
          <table:table-cell office:value-type="string">
            <text:p>湖南投资</text:p>
          </table:table-cell>
          <table:table-cell office:value-type="string">
            <text:p>G 运输仓储</text:p>
          </table:table-cell>
          <table:table-cell office:value-type="string">
            <text:p>湖南投资集团股份有限公司</text:p>
          </table:table-cell>
          <table:table-cell office:value-type="string">
            <text:p>1993-12-20T00:00:00.000+08</text:p>
          </table:table-cell>
          <table:table-cell office:value-type="string">
            <text:p>湖南</text:p>
          </table:table-cell>
          <table:table-cell office:value-type="string">
            <text:p>长沙市</text:p>
          </table:table-cell>
          <table:table-cell office:value-type="string">
            <text:p>www.hntz.com.cn</text:p>
          </table:table-cell>
          <table:table-cell office:value-type="string">
            <text:p>湖南省长沙市天心区芙蓉中路508号之三君逸康年大酒店十二楼</text:p>
          </table:table-cell>
          <table:table-cell table:number-columns-repeated="2"/>
        </table:table-row>
        <table:table-row table:style-name="ro2">
          <table:table-cell office:value-type="string">
            <text:p>000550</text:p>
          </table:table-cell>
          <table:table-cell office:value-type="string">
            <text:p>江铃汽车</text:p>
          </table:table-cell>
          <table:table-cell office:value-type="string">
            <text:p>C 制造业</text:p>
          </table:table-cell>
          <table:table-cell office:value-type="string">
            <text:p>江铃汽车股份有限公司</text:p>
          </table:table-cell>
          <table:table-cell office:value-type="string">
            <text:p>1993-12-01T00:00:00.000+08</text:p>
          </table:table-cell>
          <table:table-cell office:value-type="string">
            <text:p>江西</text:p>
          </table:table-cell>
          <table:table-cell office:value-type="string">
            <text:p>南昌市</text:p>
          </table:table-cell>
          <table:table-cell office:value-type="string">
            <text:p>www.jmc.com.cn</text:p>
          </table:table-cell>
          <table:table-cell office:value-type="string">
            <text:p>江西省南昌市迎宾北大道509号</text:p>
          </table:table-cell>
          <table:table-cell table:number-columns-repeated="2"/>
        </table:table-row>
        <table:table-row table:style-name="ro2">
          <table:table-cell office:value-type="string">
            <text:p>000551</text:p>
          </table:table-cell>
          <table:table-cell office:value-type="string">
            <text:p>创元科技</text:p>
          </table:table-cell>
          <table:table-cell office:value-type="string">
            <text:p>S 综合</text:p>
          </table:table-cell>
          <table:table-cell office:value-type="string">
            <text:p>创元科技股份有限公司</text:p>
          </table:table-cell>
          <table:table-cell office:value-type="string">
            <text:p>1994-01-06T00:00:00.000+08</text:p>
          </table:table-cell>
          <table:table-cell office:value-type="string">
            <text:p>江苏</text:p>
          </table:table-cell>
          <table:table-cell office:value-type="string">
            <text:p>苏州市</text:p>
          </table:table-cell>
          <table:table-cell office:value-type="string">
            <text:p>www.000551.cn</text:p>
          </table:table-cell>
          <table:table-cell office:value-type="string">
            <text:p>江苏省苏州市高新区鹿山路35号</text:p>
          </table:table-cell>
          <table:table-cell table:number-columns-repeated="2"/>
        </table:table-row>
        <table:table-row table:style-name="ro2">
          <table:table-cell office:value-type="string">
            <text:p>000552</text:p>
          </table:table-cell>
          <table:table-cell office:value-type="string">
            <text:p>靖远煤电</text:p>
          </table:table-cell>
          <table:table-cell office:value-type="string">
            <text:p>B 采矿业</text:p>
          </table:table-cell>
          <table:table-cell office:value-type="string">
            <text:p>甘肃靖远煤电股份有限公司</text:p>
          </table:table-cell>
          <table:table-cell office:value-type="string">
            <text:p>1994-01-06T00:00:00.000+08</text:p>
          </table:table-cell>
          <table:table-cell office:value-type="string">
            <text:p>甘肃</text:p>
          </table:table-cell>
          <table:table-cell office:value-type="string">
            <text:p>白银市</text:p>
          </table:table-cell>
          <table:table-cell office:value-type="string">
            <text:p>www.sanonda.cn</text:p>
          </table:table-cell>
          <table:table-cell office:value-type="string">
            <text:p>甘肃省白银市平川区大桥路1号</text:p>
          </table:table-cell>
          <table:table-cell table:number-columns-repeated="2"/>
        </table:table-row>
        <table:table-row table:style-name="ro2">
          <table:table-cell office:value-type="string">
            <text:p>000553</text:p>
          </table:table-cell>
          <table:table-cell office:value-type="string">
            <text:p>沙隆达Ａ</text:p>
          </table:table-cell>
          <table:table-cell office:value-type="string">
            <text:p>C 制造业</text:p>
          </table:table-cell>
          <table:table-cell office:value-type="string">
            <text:p>湖北沙隆达股份有限公司</text:p>
          </table:table-cell>
          <table:table-cell office:value-type="string">
            <text:p>1993-12-03T00:00:00.000+08</text:p>
          </table:table-cell>
          <table:table-cell office:value-type="string">
            <text:p>湖北</text:p>
          </table:table-cell>
          <table:table-cell office:value-type="string">
            <text:p>荆州市</text:p>
          </table:table-cell>
          <table:table-cell office:value-type="string">
            <text:p>www.sanonda.cn</text:p>
          </table:table-cell>
          <table:table-cell office:value-type="string">
            <text:p>湖北省荆州市北京东路93号</text:p>
          </table:table-cell>
          <table:table-cell table:number-columns-repeated="2"/>
        </table:table-row>
        <table:table-row table:style-name="ro2">
          <table:table-cell office:value-type="string">
            <text:p>000554</text:p>
          </table:table-cell>
          <table:table-cell office:value-type="string">
            <text:p>泰山石油</text:p>
          </table:table-cell>
          <table:table-cell office:value-type="string">
            <text:p>F 批发零售</text:p>
          </table:table-cell>
          <table:table-cell office:value-type="string">
            <text:p>中国石化山东泰山石油股份有限公司</text:p>
          </table:table-cell>
          <table:table-cell office:value-type="string">
            <text:p>1993-12-15T00:00:00.000+08</text:p>
          </table:table-cell>
          <table:table-cell office:value-type="string">
            <text:p>山东</text:p>
          </table:table-cell>
          <table:table-cell office:value-type="string">
            <text:p>泰安市</text:p>
          </table:table-cell>
          <table:table-cell office:value-type="string">
            <text:p>www.dcits.com</text:p>
          </table:table-cell>
          <table:table-cell office:value-type="string">
            <text:p>山东省泰安市东岳大街104号</text:p>
          </table:table-cell>
          <table:table-cell table:number-columns-repeated="2"/>
        </table:table-row>
        <table:table-row table:style-name="ro2">
          <table:table-cell office:value-type="string">
            <text:p>000555</text:p>
          </table:table-cell>
          <table:table-cell office:value-type="string">
            <text:p>神州信息</text:p>
          </table:table-cell>
          <table:table-cell office:value-type="string">
            <text:p>I 信息技术</text:p>
          </table:table-cell>
          <table:table-cell office:value-type="string">
            <text:p>神州数码信息服务股份有限公司</text:p>
          </table:table-cell>
          <table:table-cell office:value-type="string">
            <text:p>1994-04-08T00:00:00.000+08</text:p>
          </table:table-cell>
          <table:table-cell office:value-type="string">
            <text:p>广东</text:p>
          </table:table-cell>
          <table:table-cell office:value-type="string">
            <text:p>深圳市</text:p>
          </table:table-cell>
          <table:table-cell office:value-type="string">
            <text:p>www.dcits.com</text:p>
          </table:table-cell>
          <table:table-cell office:value-type="string">
            <text:p>广东省深圳市南山区科发路8号金融服务技术创新基地2栋11B1单元</text:p>
          </table:table-cell>
          <table:table-cell table:number-columns-repeated="2"/>
        </table:table-row>
        <table:table-row table:style-name="ro2">
          <table:table-cell office:value-type="string">
            <text:p>000557</text:p>
          </table:table-cell>
          <table:table-cell office:value-type="string">
            <text:p>西部创业</text:p>
          </table:table-cell>
          <table:table-cell office:value-type="string">
            <text:p>G 运输仓储</text:p>
          </table:table-cell>
          <table:table-cell office:value-type="string">
            <text:p>宁夏西部创业实业股份有限公司</text:p>
          </table:table-cell>
          <table:table-cell office:value-type="string">
            <text:p>1994-06-17T00:00:00.000+08</text:p>
          </table:table-cell>
          <table:table-cell office:value-type="string">
            <text:p>宁夏</text:p>
          </table:table-cell>
          <table:table-cell office:value-type="string">
            <text:p>银川市</text:p>
          </table:table-cell>
          <table:table-cell office:value-type="string">
            <text:p>www.lander.com.cn</text:p>
          </table:table-cell>
          <table:table-cell office:value-type="string">
            <text:p>宁夏回族自治区银川市北京中路168号C座一楼</text:p>
          </table:table-cell>
          <table:table-cell table:number-columns-repeated="2"/>
        </table:table-row>
        <table:table-row table:style-name="ro2">
          <table:table-cell office:value-type="string">
            <text:p>000558</text:p>
          </table:table-cell>
          <table:table-cell office:value-type="string">
            <text:p>莱茵体育</text:p>
          </table:table-cell>
          <table:table-cell office:value-type="string">
            <text:p>K 房地产</text:p>
          </table:table-cell>
          <table:table-cell office:value-type="string">
            <text:p>莱茵达体育发展股份有限公司</text:p>
          </table:table-cell>
          <table:table-cell office:value-type="string">
            <text:p>1994-05-09T00:00:00.000+08</text:p>
          </table:table-cell>
          <table:table-cell office:value-type="string">
            <text:p>浙江</text:p>
          </table:table-cell>
          <table:table-cell office:value-type="string">
            <text:p>杭州市</text:p>
          </table:table-cell>
          <table:table-cell office:value-type="string">
            <text:p>www.lander.com.cn</text:p>
          </table:table-cell>
          <table:table-cell office:value-type="string">
            <text:p>浙江省杭州市文三路535号莱茵达大厦</text:p>
          </table:table-cell>
          <table:table-cell table:number-columns-repeated="2"/>
        </table:table-row>
        <table:table-row table:style-name="ro2">
          <table:table-cell office:value-type="string">
            <text:p>000559</text:p>
          </table:table-cell>
          <table:table-cell office:value-type="string">
            <text:p>万向钱潮</text:p>
          </table:table-cell>
          <table:table-cell office:value-type="string">
            <text:p>C 制造业</text:p>
          </table:table-cell>
          <table:table-cell office:value-type="string">
            <text:p>万向钱潮股份有限公司</text:p>
          </table:table-cell>
          <table:table-cell office:value-type="string">
            <text:p>1994-01-10T00:00:00.000+08</text:p>
          </table:table-cell>
          <table:table-cell office:value-type="string">
            <text:p>浙江</text:p>
          </table:table-cell>
          <table:table-cell office:value-type="string">
            <text:p>杭州市</text:p>
          </table:table-cell>
          <table:table-cell office:value-type="string">
            <text:p>www.wxqc.com.cn</text:p>
          </table:table-cell>
          <table:table-cell office:value-type="string">
            <text:p>浙江省杭州市萧山区万向路</text:p>
          </table:table-cell>
          <table:table-cell table:number-columns-repeated="2"/>
        </table:table-row>
        <table:table-row table:style-name="ro2">
          <table:table-cell office:value-type="string">
            <text:p>000560</text:p>
          </table:table-cell>
          <table:table-cell office:value-type="string">
            <text:p>昆百大Ａ</text:p>
          </table:table-cell>
          <table:table-cell office:value-type="string">
            <text:p>F 批发零售</text:p>
          </table:table-cell>
          <table:table-cell office:value-type="string">
            <text:p>昆明百货大楼(集团)股份有限公司</text:p>
          </table:table-cell>
          <table:table-cell office:value-type="string">
            <text:p>1994-02-02T00:00:00.000+08</text:p>
          </table:table-cell>
          <table:table-cell office:value-type="string">
            <text:p>云南</text:p>
          </table:table-cell>
          <table:table-cell office:value-type="string">
            <text:p>昆明市</text:p>
          </table:table-cell>
          <table:table-cell office:value-type="string">
            <text:p>000560.kunbuy.com</text:p>
          </table:table-cell>
          <table:table-cell office:value-type="string">
            <text:p>云南省昆明市东风西路1号</text:p>
          </table:table-cell>
          <table:table-cell table:number-columns-repeated="2"/>
        </table:table-row>
        <table:table-row table:style-name="ro2">
          <table:table-cell office:value-type="string">
            <text:p>000561</text:p>
          </table:table-cell>
          <table:table-cell office:value-type="string">
            <text:p>烽火电子</text:p>
          </table:table-cell>
          <table:table-cell office:value-type="string">
            <text:p>C 制造业</text:p>
          </table:table-cell>
          <table:table-cell office:value-type="string">
            <text:p>陕西烽火电子股份有限公司</text:p>
          </table:table-cell>
          <table:table-cell office:value-type="string">
            <text:p>1994-05-09T00:00:00.000+08</text:p>
          </table:table-cell>
          <table:table-cell office:value-type="string">
            <text:p>陕西</text:p>
          </table:table-cell>
          <table:table-cell office:value-type="string">
            <text:p>宝鸡市</text:p>
          </table:table-cell>
          <table:table-cell office:value-type="string">
            <text:p>www.fenghuo.cn</text:p>
          </table:table-cell>
          <table:table-cell office:value-type="string">
            <text:p>陕西省宝鸡市清姜路72号</text:p>
          </table:table-cell>
          <table:table-cell table:number-columns-repeated="2"/>
        </table:table-row>
        <table:table-row table:style-name="ro2">
          <table:table-cell office:value-type="string">
            <text:p>000563</text:p>
          </table:table-cell>
          <table:table-cell office:value-type="string">
            <text:p>陕国投Ａ</text:p>
          </table:table-cell>
          <table:table-cell office:value-type="string">
            <text:p>J 金融业</text:p>
          </table:table-cell>
          <table:table-cell office:value-type="string">
            <text:p>陕西省国际信托股份有限公司</text:p>
          </table:table-cell>
          <table:table-cell office:value-type="string">
            <text:p>1994-01-10T00:00:00.000+08</text:p>
          </table:table-cell>
          <table:table-cell office:value-type="string">
            <text:p>陕西</text:p>
          </table:table-cell>
          <table:table-cell office:value-type="string">
            <text:p>西安市</text:p>
          </table:table-cell>
          <table:table-cell office:value-type="string">
            <text:p>www.siti.com.cn</text:p>
          </table:table-cell>
          <table:table-cell office:value-type="string">
            <text:p>陕西省西安市高新区科技路50号金桥国际广场C座</text:p>
          </table:table-cell>
          <table:table-cell table:number-columns-repeated="2"/>
        </table:table-row>
        <table:table-row table:style-name="ro2">
          <table:table-cell office:value-type="string">
            <text:p>000564</text:p>
          </table:table-cell>
          <table:table-cell office:value-type="string">
            <text:p>供销大集</text:p>
          </table:table-cell>
          <table:table-cell office:value-type="string">
            <text:p>F 批发零售</text:p>
          </table:table-cell>
          <table:table-cell office:value-type="string">
            <text:p>供销大集集团股份有限公司</text:p>
          </table:table-cell>
          <table:table-cell office:value-type="string">
            <text:p>1994-01-10T00:00:00.000+08</text:p>
          </table:table-cell>
          <table:table-cell office:value-type="string">
            <text:p>陕西</text:p>
          </table:table-cell>
          <table:table-cell office:value-type="string">
            <text:p>西安市</text:p>
          </table:table-cell>
          <table:table-cell office:value-type="string">
            <text:p>www.cnminsheng.com</text:p>
          </table:table-cell>
          <table:table-cell office:value-type="string">
            <text:p>陕西省西安市解放路103号</text:p>
          </table:table-cell>
          <table:table-cell table:number-columns-repeated="2"/>
        </table:table-row>
        <table:table-row table:style-name="ro2">
          <table:table-cell office:value-type="string">
            <text:p>000565</text:p>
          </table:table-cell>
          <table:table-cell office:value-type="string">
            <text:p>渝三峡Ａ</text:p>
          </table:table-cell>
          <table:table-cell office:value-type="string">
            <text:p>C 制造业</text:p>
          </table:table-cell>
          <table:table-cell office:value-type="string">
            <text:p>重庆三峡油漆股份有限公司</text:p>
          </table:table-cell>
          <table:table-cell office:value-type="string">
            <text:p>1994-04-08T00:00:00.000+08</text:p>
          </table:table-cell>
          <table:table-cell office:value-type="string">
            <text:p>重庆</text:p>
          </table:table-cell>
          <table:table-cell office:value-type="string">
            <text:p>重庆市</text:p>
          </table:table-cell>
          <table:table-cell office:value-type="string">
            <text:p>www.sanxia.com</text:p>
          </table:table-cell>
          <table:table-cell office:value-type="string">
            <text:p>重庆市江津区德感工业园区</text:p>
          </table:table-cell>
          <table:table-cell table:number-columns-repeated="2"/>
        </table:table-row>
        <table:table-row table:style-name="ro2">
          <table:table-cell office:value-type="string">
            <text:p>000566</text:p>
          </table:table-cell>
          <table:table-cell office:value-type="string">
            <text:p>海南海药</text:p>
          </table:table-cell>
          <table:table-cell office:value-type="string">
            <text:p>C 制造业</text:p>
          </table:table-cell>
          <table:table-cell office:value-type="string">
            <text:p>海南海药股份有限公司</text:p>
          </table:table-cell>
          <table:table-cell office:value-type="string">
            <text:p>1994-05-25T00:00:00.000+08</text:p>
          </table:table-cell>
          <table:table-cell office:value-type="string">
            <text:p>海南</text:p>
          </table:table-cell>
          <table:table-cell office:value-type="string">
            <text:p>海口市</text:p>
          </table:table-cell>
          <table:table-cell office:value-type="string">
            <text:p>www.haiyao.com.cn</text:p>
          </table:table-cell>
          <table:table-cell office:value-type="string">
            <text:p>海南省海口市秀英区南海大道192号</text:p>
          </table:table-cell>
          <table:table-cell table:number-columns-repeated="2"/>
        </table:table-row>
        <table:table-row table:style-name="ro2">
          <table:table-cell office:value-type="string">
            <text:p>000567</text:p>
          </table:table-cell>
          <table:table-cell office:value-type="string">
            <text:p>海德股份</text:p>
          </table:table-cell>
          <table:table-cell office:value-type="string">
            <text:p>K 房地产</text:p>
          </table:table-cell>
          <table:table-cell office:value-type="string">
            <text:p>海南海德实业股份有限公司</text:p>
          </table:table-cell>
          <table:table-cell office:value-type="string">
            <text:p>1994-05-25T00:00:00.000+08</text:p>
          </table:table-cell>
          <table:table-cell office:value-type="string">
            <text:p>海南</text:p>
          </table:table-cell>
          <table:table-cell office:value-type="string">
            <text:p>海口市</text:p>
          </table:table-cell>
          <table:table-cell office:value-type="string">
            <text:p>www.000567.com</text:p>
          </table:table-cell>
          <table:table-cell office:value-type="string">
            <text:p>海南省海口市海德路5号</text:p>
          </table:table-cell>
          <table:table-cell table:number-columns-repeated="2"/>
        </table:table-row>
        <table:table-row table:style-name="ro2">
          <table:table-cell office:value-type="string">
            <text:p>000568</text:p>
          </table:table-cell>
          <table:table-cell office:value-type="string">
            <text:p>泸州老窖</text:p>
          </table:table-cell>
          <table:table-cell office:value-type="string">
            <text:p>C 制造业</text:p>
          </table:table-cell>
          <table:table-cell office:value-type="string">
            <text:p>泸州老窖股份有限公司</text:p>
          </table:table-cell>
          <table:table-cell office:value-type="string">
            <text:p>1994-05-09T00:00:00.000+08</text:p>
          </table:table-cell>
          <table:table-cell office:value-type="string">
            <text:p>四川</text:p>
          </table:table-cell>
          <table:table-cell office:value-type="string">
            <text:p>泸州市</text:p>
          </table:table-cell>
          <table:table-cell office:value-type="string">
            <text:p>www.lzlj.com.cn</text:p>
          </table:table-cell>
          <table:table-cell office:value-type="string">
            <text:p>四川省泸州市国窖广场</text:p>
          </table:table-cell>
          <table:table-cell table:number-columns-repeated="2"/>
        </table:table-row>
        <table:table-row table:style-name="ro2">
          <table:table-cell office:value-type="string">
            <text:p>000570</text:p>
          </table:table-cell>
          <table:table-cell office:value-type="string">
            <text:p>苏常柴Ａ</text:p>
          </table:table-cell>
          <table:table-cell office:value-type="string">
            <text:p>C 制造业</text:p>
          </table:table-cell>
          <table:table-cell office:value-type="string">
            <text:p>常柴股份有限公司</text:p>
          </table:table-cell>
          <table:table-cell office:value-type="string">
            <text:p>1994-07-01T00:00:00.000+08</text:p>
          </table:table-cell>
          <table:table-cell office:value-type="string">
            <text:p>江苏</text:p>
          </table:table-cell>
          <table:table-cell office:value-type="string">
            <text:p>常州市</text:p>
          </table:table-cell>
          <table:table-cell office:value-type="string">
            <text:p>www.changchai.com.cn</text:p>
          </table:table-cell>
          <table:table-cell office:value-type="string">
            <text:p>江苏省常州市怀德中路123号</text:p>
          </table:table-cell>
          <table:table-cell table:number-columns-repeated="2"/>
        </table:table-row>
        <table:table-row table:style-name="ro2">
          <table:table-cell office:value-type="string">
            <text:p>000571</text:p>
          </table:table-cell>
          <table:table-cell office:value-type="string">
            <text:p>新大洲Ａ</text:p>
          </table:table-cell>
          <table:table-cell office:value-type="string">
            <text:p>B 采矿业</text:p>
          </table:table-cell>
          <table:table-cell office:value-type="string">
            <text:p>新大洲控股股份有限公司</text:p>
          </table:table-cell>
          <table:table-cell office:value-type="string">
            <text:p>1994-05-25T00:00:00.000+08</text:p>
          </table:table-cell>
          <table:table-cell office:value-type="string">
            <text:p>海南</text:p>
          </table:table-cell>
          <table:table-cell office:value-type="string">
            <text:p>海口市</text:p>
          </table:table-cell>
          <table:table-cell office:value-type="string">
            <text:p>www.sundiro.com</text:p>
          </table:table-cell>
          <table:table-cell office:value-type="string">
            <text:p>海南省海口市桂林洋经济开发区</text:p>
          </table:table-cell>
          <table:table-cell table:number-columns-repeated="2"/>
        </table:table-row>
        <table:table-row table:style-name="ro2">
          <table:table-cell office:value-type="string">
            <text:p>000572</text:p>
          </table:table-cell>
          <table:table-cell office:value-type="string">
            <text:p>海马汽车</text:p>
          </table:table-cell>
          <table:table-cell office:value-type="string">
            <text:p>C 制造业</text:p>
          </table:table-cell>
          <table:table-cell office:value-type="string">
            <text:p>海马汽车集团股份有限公司</text:p>
          </table:table-cell>
          <table:table-cell office:value-type="string">
            <text:p>1994-08-08T00:00:00.000+08</text:p>
          </table:table-cell>
          <table:table-cell office:value-type="string">
            <text:p>海南</text:p>
          </table:table-cell>
          <table:table-cell office:value-type="string">
            <text:p>海口市</text:p>
          </table:table-cell>
          <table:table-cell office:value-type="string">
            <text:p>www.000572.com</text:p>
          </table:table-cell>
          <table:table-cell office:value-type="string">
            <text:p>海南省海口市金盘工业区金盘路12-8号</text:p>
          </table:table-cell>
          <table:table-cell table:number-columns-repeated="2"/>
        </table:table-row>
        <table:table-row table:style-name="ro2">
          <table:table-cell office:value-type="string">
            <text:p>000573</text:p>
          </table:table-cell>
          <table:table-cell office:value-type="string">
            <text:p>粤宏远Ａ</text:p>
          </table:table-cell>
          <table:table-cell office:value-type="string">
            <text:p>K 房地产</text:p>
          </table:table-cell>
          <table:table-cell office:value-type="string">
            <text:p>东莞宏远工业区股份有限公司</text:p>
          </table:table-cell>
          <table:table-cell office:value-type="string">
            <text:p>1994-08-15T00:00:00.000+08</text:p>
          </table:table-cell>
          <table:table-cell office:value-type="string">
            <text:p>广东</text:p>
          </table:table-cell>
          <table:table-cell office:value-type="string">
            <text:p>东莞市</text:p>
          </table:table-cell>
          <table:table-cell office:value-type="string">
            <text:p>www.winnerway.com.cn</text:p>
          </table:table-cell>
          <table:table-cell office:value-type="string">
            <text:p>广东省东莞市南城区宏远工业区</text:p>
          </table:table-cell>
          <table:table-cell table:number-columns-repeated="2"/>
        </table:table-row>
        <table:table-row table:style-name="ro2">
          <table:table-cell office:value-type="string">
            <text:p>000576</text:p>
          </table:table-cell>
          <table:table-cell office:value-type="string">
            <text:p>广东甘化</text:p>
          </table:table-cell>
          <table:table-cell office:value-type="string">
            <text:p>C 制造业</text:p>
          </table:table-cell>
          <table:table-cell office:value-type="string">
            <text:p>江门甘蔗化工厂(集团)股份有限公司</text:p>
          </table:table-cell>
          <table:table-cell office:value-type="string">
            <text:p>1994-09-07T00:00:00.000+08</text:p>
          </table:table-cell>
          <table:table-cell office:value-type="string">
            <text:p>广东</text:p>
          </table:table-cell>
          <table:table-cell office:value-type="string">
            <text:p>江门市</text:p>
          </table:table-cell>
          <table:table-cell office:value-type="string">
            <text:p>www.gdganhua.com</text:p>
          </table:table-cell>
          <table:table-cell office:value-type="string">
            <text:p>广东省江门市甘化路56号</text:p>
          </table:table-cell>
          <table:table-cell table:number-columns-repeated="2"/>
        </table:table-row>
        <table:table-row table:style-name="ro2">
          <table:table-cell office:value-type="string">
            <text:p>000581</text:p>
          </table:table-cell>
          <table:table-cell office:value-type="string">
            <text:p>威孚高科</text:p>
          </table:table-cell>
          <table:table-cell office:value-type="string">
            <text:p>C 制造业</text:p>
          </table:table-cell>
          <table:table-cell office:value-type="string">
            <text:p>无锡威孚高科技集团股份有限公司</text:p>
          </table:table-cell>
          <table:table-cell office:value-type="string">
            <text:p>1998-09-24T00:00:00.000+08</text:p>
          </table:table-cell>
          <table:table-cell office:value-type="string">
            <text:p>江苏</text:p>
          </table:table-cell>
          <table:table-cell office:value-type="string">
            <text:p>无锡市</text:p>
          </table:table-cell>
          <table:table-cell office:value-type="string">
            <text:p>www.weifu.com.cn</text:p>
          </table:table-cell>
          <table:table-cell office:value-type="string">
            <text:p>江苏省无锡国家高新技术产业开发区华山路5号</text:p>
          </table:table-cell>
          <table:table-cell table:number-columns-repeated="2"/>
        </table:table-row>
        <table:table-row table:style-name="ro2">
          <table:table-cell office:value-type="string">
            <text:p>000582</text:p>
          </table:table-cell>
          <table:table-cell office:value-type="string">
            <text:p>北部湾港</text:p>
          </table:table-cell>
          <table:table-cell office:value-type="string">
            <text:p>G 运输仓储</text:p>
          </table:table-cell>
          <table:table-cell office:value-type="string">
            <text:p>北部湾港股份有限公司</text:p>
          </table:table-cell>
          <table:table-cell office:value-type="string">
            <text:p>1995-11-02T00:00:00.000+08</text:p>
          </table:table-cell>
          <table:table-cell office:value-type="string">
            <text:p>广西</text:p>
          </table:table-cell>
          <table:table-cell office:value-type="string">
            <text:p>北海市</text:p>
          </table:table-cell>
          <table:table-cell office:value-type="string">
            <text:p>www.bbwport.cn</text:p>
          </table:table-cell>
          <table:table-cell office:value-type="string">
            <text:p>广西壮族自治区北海市海角路145号</text:p>
          </table:table-cell>
          <table:table-cell table:number-columns-repeated="2"/>
        </table:table-row>
        <table:table-row table:style-name="ro2">
          <table:table-cell office:value-type="string">
            <text:p>000584</text:p>
          </table:table-cell>
          <table:table-cell office:value-type="string">
            <text:p>友利控股</text:p>
          </table:table-cell>
          <table:table-cell office:value-type="string">
            <text:p>C 制造业</text:p>
          </table:table-cell>
          <table:table-cell office:value-type="string">
            <text:p>江苏友利投资控股股份有限公司</text:p>
          </table:table-cell>
          <table:table-cell office:value-type="string">
            <text:p>1995-11-28T00:00:00.000+08</text:p>
          </table:table-cell>
          <table:table-cell office:value-type="string">
            <text:p>江苏</text:p>
          </table:table-cell>
          <table:table-cell office:value-type="string">
            <text:p>无锡市</text:p>
          </table:table-cell>
          <table:table-cell office:value-type="string">
            <text:p>www.uoli.com.cn</text:p>
          </table:table-cell>
          <table:table-cell office:value-type="string">
            <text:p>江苏省江阴市临港街道双良路15号</text:p>
          </table:table-cell>
          <table:table-cell table:number-columns-repeated="2"/>
        </table:table-row>
        <table:table-row table:style-name="ro2">
          <table:table-cell office:value-type="string">
            <text:p>000585</text:p>
          </table:table-cell>
          <table:table-cell office:value-type="string">
            <text:p>东北电气</text:p>
          </table:table-cell>
          <table:table-cell office:value-type="string">
            <text:p>C 制造业</text:p>
          </table:table-cell>
          <table:table-cell office:value-type="string">
            <text:p>东北电气发展股份有限公司</text:p>
          </table:table-cell>
          <table:table-cell office:value-type="string">
            <text:p>1995-12-13T00:00:00.000+08</text:p>
          </table:table-cell>
          <table:table-cell office:value-type="string">
            <text:p>江苏</text:p>
          </table:table-cell>
          <table:table-cell office:value-type="string">
            <text:p>常州市</text:p>
          </table:table-cell>
          <table:table-cell office:value-type="string">
            <text:p>www.nee.com.cn;www.nee.hk</text:p>
          </table:table-cell>
          <table:table-cell office:value-type="string">
            <text:p>江苏省常州市新北区太湖东路9号4幢23层</text:p>
          </table:table-cell>
          <table:table-cell table:number-columns-repeated="2"/>
        </table:table-row>
        <table:table-row table:style-name="ro2">
          <table:table-cell office:value-type="string">
            <text:p>000586</text:p>
          </table:table-cell>
          <table:table-cell office:value-type="string">
            <text:p>汇源通信</text:p>
          </table:table-cell>
          <table:table-cell office:value-type="string">
            <text:p>C 制造业</text:p>
          </table:table-cell>
          <table:table-cell office:value-type="string">
            <text:p>四川汇源光通信股份有限公司</text:p>
          </table:table-cell>
          <table:table-cell office:value-type="string">
            <text:p>1995-12-20T00:00:00.000+08</text:p>
          </table:table-cell>
          <table:table-cell office:value-type="string">
            <text:p>四川</text:p>
          </table:table-cell>
          <table:table-cell office:value-type="string">
            <text:p>成都市</text:p>
          </table:table-cell>
          <table:table-cell office:value-type="string">
            <text:p>www.schy.com.cn</text:p>
          </table:table-cell>
          <table:table-cell office:value-type="string">
            <text:p>四川省成都市高新西区西芯大道5号</text:p>
          </table:table-cell>
          <table:table-cell table:number-columns-repeated="2"/>
        </table:table-row>
        <table:table-row table:style-name="ro2">
          <table:table-cell office:value-type="string">
            <text:p>000587</text:p>
          </table:table-cell>
          <table:table-cell office:value-type="string">
            <text:p>金洲慈航</text:p>
          </table:table-cell>
          <table:table-cell office:value-type="string">
            <text:p>C 制造业</text:p>
          </table:table-cell>
          <table:table-cell office:value-type="string">
            <text:p>金洲慈航集团股份有限公司</text:p>
          </table:table-cell>
          <table:table-cell office:value-type="string">
            <text:p>1996-04-25T00:00:00.000+08</text:p>
          </table:table-cell>
          <table:table-cell office:value-type="string">
            <text:p>黑龙江</text:p>
          </table:table-cell>
          <table:table-cell office:value-type="string">
            <text:p>伊春市</text:p>
          </table:table-cell>
          <table:table-cell office:value-type="string">
            <text:p>www.goldzb.com</text:p>
          </table:table-cell>
          <table:table-cell office:value-type="string">
            <text:p>黑龙江省伊春市伊春区青山西路118号</text:p>
          </table:table-cell>
          <table:table-cell table:number-columns-repeated="2"/>
        </table:table-row>
        <table:table-row table:style-name="ro2">
          <table:table-cell office:value-type="string">
            <text:p>000589</text:p>
          </table:table-cell>
          <table:table-cell office:value-type="string">
            <text:p>黔轮胎Ａ</text:p>
          </table:table-cell>
          <table:table-cell office:value-type="string">
            <text:p>C 制造业</text:p>
          </table:table-cell>
          <table:table-cell office:value-type="string">
            <text:p>贵州轮胎股份有限公司</text:p>
          </table:table-cell>
          <table:table-cell office:value-type="string">
            <text:p>1996-03-08T00:00:00.000+08</text:p>
          </table:table-cell>
          <table:table-cell office:value-type="string">
            <text:p>贵州</text:p>
          </table:table-cell>
          <table:table-cell office:value-type="string">
            <text:p>贵阳市</text:p>
          </table:table-cell>
          <table:table-cell office:value-type="string">
            <text:p>www.gztire.com</text:p>
          </table:table-cell>
          <table:table-cell office:value-type="string">
            <text:p>贵州省贵阳市百花大道41号</text:p>
          </table:table-cell>
          <table:table-cell table:number-columns-repeated="2"/>
        </table:table-row>
        <table:table-row table:style-name="ro2">
          <table:table-cell office:value-type="string">
            <text:p>000590</text:p>
          </table:table-cell>
          <table:table-cell office:value-type="string">
            <text:p>启迪古汉</text:p>
          </table:table-cell>
          <table:table-cell office:value-type="string">
            <text:p>C 制造业</text:p>
          </table:table-cell>
          <table:table-cell office:value-type="string">
            <text:p>启迪古汉集团股份有限公司</text:p>
          </table:table-cell>
          <table:table-cell office:value-type="string">
            <text:p>1996-01-19T00:00:00.000+08</text:p>
          </table:table-cell>
          <table:table-cell office:value-type="string">
            <text:p>湖南</text:p>
          </table:table-cell>
          <table:table-cell office:value-type="string">
            <text:p>衡阳市</text:p>
          </table:table-cell>
          <table:table-cell office:value-type="string">
            <text:p>www.guhan.com</text:p>
          </table:table-cell>
          <table:table-cell office:value-type="string">
            <text:p>湖南省衡阳市高新区杨柳路33号</text:p>
          </table:table-cell>
          <table:table-cell table:number-columns-repeated="2"/>
        </table:table-row>
        <table:table-row table:style-name="ro2">
          <table:table-cell office:value-type="string">
            <text:p>000591</text:p>
          </table:table-cell>
          <table:table-cell office:value-type="string">
            <text:p>太阳能</text:p>
          </table:table-cell>
          <table:table-cell office:value-type="string">
            <text:p>D 水电煤气</text:p>
          </table:table-cell>
          <table:table-cell office:value-type="string">
            <text:p>中节能太阳能股份有限公司</text:p>
          </table:table-cell>
          <table:table-cell office:value-type="string">
            <text:p>1996-02-08T00:00:00.000+08</text:p>
          </table:table-cell>
          <table:table-cell office:value-type="string">
            <text:p>重庆</text:p>
          </table:table-cell>
          <table:table-cell office:value-type="string">
            <text:p>重庆市</text:p>
          </table:table-cell>
          <table:table-cell office:value-type="string">
            <text:p>www.cecsec.cn</text:p>
          </table:table-cell>
          <table:table-cell office:value-type="string">
            <text:p>重庆市渝中区解放西路1号望江公寓5楼</text:p>
          </table:table-cell>
          <table:table-cell table:number-columns-repeated="2"/>
        </table:table-row>
        <table:table-row table:style-name="ro2">
          <table:table-cell office:value-type="string">
            <text:p>000592</text:p>
          </table:table-cell>
          <table:table-cell office:value-type="string">
            <text:p>平潭发展</text:p>
          </table:table-cell>
          <table:table-cell office:value-type="string">
            <text:p>A 农林牧渔</text:p>
          </table:table-cell>
          <table:table-cell office:value-type="string">
            <text:p>中福海峡（平潭）发展股份有限公司</text:p>
          </table:table-cell>
          <table:table-cell office:value-type="string">
            <text:p>1996-03-27T00:00:00.000+08</text:p>
          </table:table-cell>
          <table:table-cell office:value-type="string">
            <text:p>福建</text:p>
          </table:table-cell>
          <table:table-cell office:value-type="string">
            <text:p>福州市</text:p>
          </table:table-cell>
          <table:table-cell office:value-type="string">
            <text:p>www.000592.com</text:p>
          </table:table-cell>
          <table:table-cell office:value-type="string">
            <text:p>福建省福州市平潭综合实验区金井湾片区商务营运中心</text:p>
          </table:table-cell>
          <table:table-cell table:number-columns-repeated="2"/>
        </table:table-row>
        <table:table-row table:style-name="ro2">
          <table:table-cell office:value-type="string">
            <text:p>000593</text:p>
          </table:table-cell>
          <table:table-cell office:value-type="string">
            <text:p>大通燃气</text:p>
          </table:table-cell>
          <table:table-cell office:value-type="string">
            <text:p>F 批发零售</text:p>
          </table:table-cell>
          <table:table-cell office:value-type="string">
            <text:p>四川大通燃气开发股份有限公司</text:p>
          </table:table-cell>
          <table:table-cell office:value-type="string">
            <text:p>1996-03-12T00:00:00.000+08</text:p>
          </table:table-cell>
          <table:table-cell office:value-type="string">
            <text:p>四川</text:p>
          </table:table-cell>
          <table:table-cell office:value-type="string">
            <text:p>成都市</text:p>
          </table:table-cell>
          <table:table-cell office:value-type="string">
            <text:p>www.dtrq.com</text:p>
          </table:table-cell>
          <table:table-cell office:value-type="string">
            <text:p>四川省成都市建设路55号</text:p>
          </table:table-cell>
          <table:table-cell table:number-columns-repeated="2"/>
        </table:table-row>
        <table:table-row table:style-name="ro2">
          <table:table-cell office:value-type="string">
            <text:p>000595</text:p>
          </table:table-cell>
          <table:table-cell office:value-type="string">
            <text:p>*ST宝实</text:p>
          </table:table-cell>
          <table:table-cell office:value-type="string">
            <text:p>C 制造业</text:p>
          </table:table-cell>
          <table:table-cell office:value-type="string">
            <text:p>宝塔实业股份有限公司</text:p>
          </table:table-cell>
          <table:table-cell office:value-type="string">
            <text:p>1996-04-19T00:00:00.000+08</text:p>
          </table:table-cell>
          <table:table-cell office:value-type="string">
            <text:p>宁夏</text:p>
          </table:table-cell>
          <table:table-cell office:value-type="string">
            <text:p>银川市</text:p>
          </table:table-cell>
          <table:table-cell office:value-type="string">
            <text:p>www.nxz.com.cn</text:p>
          </table:table-cell>
          <table:table-cell office:value-type="string">
            <text:p>宁夏回族自治区银川市西夏区北京西路630号</text:p>
          </table:table-cell>
          <table:table-cell table:number-columns-repeated="2"/>
        </table:table-row>
        <table:table-row table:style-name="ro2">
          <table:table-cell office:value-type="string">
            <text:p>000596</text:p>
          </table:table-cell>
          <table:table-cell office:value-type="string">
            <text:p>古井贡酒</text:p>
          </table:table-cell>
          <table:table-cell office:value-type="string">
            <text:p>C 制造业</text:p>
          </table:table-cell>
          <table:table-cell office:value-type="string">
            <text:p>安徽古井贡酒股份有限公司</text:p>
          </table:table-cell>
          <table:table-cell office:value-type="string">
            <text:p>1996-09-27T00:00:00.000+08</text:p>
          </table:table-cell>
          <table:table-cell office:value-type="string">
            <text:p>安徽</text:p>
          </table:table-cell>
          <table:table-cell office:value-type="string">
            <text:p>亳州市</text:p>
          </table:table-cell>
          <table:table-cell office:value-type="string">
            <text:p>www.gujing.com</text:p>
          </table:table-cell>
          <table:table-cell office:value-type="string">
            <text:p>安徽省亳州市古井镇</text:p>
          </table:table-cell>
          <table:table-cell table:number-columns-repeated="2"/>
        </table:table-row>
        <table:table-row table:style-name="ro2">
          <table:table-cell office:value-type="string">
            <text:p>000597</text:p>
          </table:table-cell>
          <table:table-cell office:value-type="string">
            <text:p>东北制药</text:p>
          </table:table-cell>
          <table:table-cell office:value-type="string">
            <text:p>C 制造业</text:p>
          </table:table-cell>
          <table:table-cell office:value-type="string">
            <text:p>东北制药集团股份有限公司</text:p>
          </table:table-cell>
          <table:table-cell office:value-type="string">
            <text:p>1996-05-23T00:00:00.000+08</text:p>
          </table:table-cell>
          <table:table-cell office:value-type="string">
            <text:p>辽宁</text:p>
          </table:table-cell>
          <table:table-cell office:value-type="string">
            <text:p>沈阳市</text:p>
          </table:table-cell>
          <table:table-cell office:value-type="string">
            <text:p>www.nepharm.com.cn</text:p>
          </table:table-cell>
          <table:table-cell office:value-type="string">
            <text:p>辽宁省沈阳经济技术开发区昆明湖街8号</text:p>
          </table:table-cell>
          <table:table-cell table:number-columns-repeated="2"/>
        </table:table-row>
        <table:table-row table:style-name="ro2">
          <table:table-cell office:value-type="string">
            <text:p>000598</text:p>
          </table:table-cell>
          <table:table-cell office:value-type="string">
            <text:p>兴蓉环境</text:p>
          </table:table-cell>
          <table:table-cell office:value-type="string">
            <text:p>D 水电煤气</text:p>
          </table:table-cell>
          <table:table-cell office:value-type="string">
            <text:p>成都市兴蓉环境股份有限公司</text:p>
          </table:table-cell>
          <table:table-cell office:value-type="string">
            <text:p>1996-05-29T00:00:00.000+08</text:p>
          </table:table-cell>
          <table:table-cell office:value-type="string">
            <text:p>四川</text:p>
          </table:table-cell>
          <table:table-cell office:value-type="string">
            <text:p>成都市</text:p>
          </table:table-cell>
          <table:table-cell office:value-type="string">
            <text:p>www.cdxrec.com</text:p>
          </table:table-cell>
          <table:table-cell office:value-type="string">
            <text:p>四川省成都市青羊区苏坡乡万家湾村</text:p>
          </table:table-cell>
          <table:table-cell table:number-columns-repeated="2"/>
        </table:table-row>
        <table:table-row table:style-name="ro2">
          <table:table-cell office:value-type="string">
            <text:p>000599</text:p>
          </table:table-cell>
          <table:table-cell office:value-type="string">
            <text:p>青岛双星</text:p>
          </table:table-cell>
          <table:table-cell office:value-type="string">
            <text:p>C 制造业</text:p>
          </table:table-cell>
          <table:table-cell office:value-type="string">
            <text:p>青岛双星股份有限公司</text:p>
          </table:table-cell>
          <table:table-cell office:value-type="string">
            <text:p>1996-04-30T00:00:00.000+08</text:p>
          </table:table-cell>
          <table:table-cell office:value-type="string">
            <text:p>山东</text:p>
          </table:table-cell>
          <table:table-cell office:value-type="string">
            <text:p>青岛市</text:p>
          </table:table-cell>
          <table:table-cell office:value-type="string">
            <text:p>www.doublestar.com.cn</text:p>
          </table:table-cell>
          <table:table-cell office:value-type="string">
            <text:p>山东省青岛市黄岛区月亮湾路1号</text:p>
          </table:table-cell>
          <table:table-cell table:number-columns-repeated="2"/>
        </table:table-row>
        <table:table-row table:style-name="ro2">
          <table:table-cell office:value-type="string">
            <text:p>000600</text:p>
          </table:table-cell>
          <table:table-cell office:value-type="string">
            <text:p>建投能源</text:p>
          </table:table-cell>
          <table:table-cell office:value-type="string">
            <text:p>D 水电煤气</text:p>
          </table:table-cell>
          <table:table-cell office:value-type="string">
            <text:p>河北建投能源投资股份有限公司</text:p>
          </table:table-cell>
          <table:table-cell office:value-type="string">
            <text:p>1996-06-06T00:00:00.000+08</text:p>
          </table:table-cell>
          <table:table-cell office:value-type="string">
            <text:p>河北</text:p>
          </table:table-cell>
          <table:table-cell office:value-type="string">
            <text:p>石家庄市</text:p>
          </table:table-cell>
          <table:table-cell office:value-type="string">
            <text:p>www.jei.com.cn</text:p>
          </table:table-cell>
          <table:table-cell office:value-type="string">
            <text:p>河北省石家庄市裕华西路9号裕园广场A座</text:p>
          </table:table-cell>
          <table:table-cell table:number-columns-repeated="2"/>
        </table:table-row>
        <table:table-row table:style-name="ro2">
          <table:table-cell office:value-type="string">
            <text:p>000601</text:p>
          </table:table-cell>
          <table:table-cell office:value-type="string">
            <text:p>韶能股份</text:p>
          </table:table-cell>
          <table:table-cell office:value-type="string">
            <text:p>D 水电煤气</text:p>
          </table:table-cell>
          <table:table-cell office:value-type="string">
            <text:p>广东韶能集团股份有限公司</text:p>
          </table:table-cell>
          <table:table-cell office:value-type="string">
            <text:p>1996-08-30T00:00:00.000+08</text:p>
          </table:table-cell>
          <table:table-cell office:value-type="string">
            <text:p>广东</text:p>
          </table:table-cell>
          <table:table-cell office:value-type="string">
            <text:p>韶关市</text:p>
          </table:table-cell>
          <table:table-cell office:value-type="string">
            <text:p>www.shaoneng.com.cn;www.sn0601.com</text:p>
          </table:table-cell>
          <table:table-cell office:value-type="string">
            <text:p>广东省韶关市武江区沿江路16号</text:p>
          </table:table-cell>
          <table:table-cell table:number-columns-repeated="2"/>
        </table:table-row>
        <table:table-row table:style-name="ro2">
          <table:table-cell office:value-type="string">
            <text:p>000603</text:p>
          </table:table-cell>
          <table:table-cell office:value-type="string">
            <text:p>盛达矿业</text:p>
          </table:table-cell>
          <table:table-cell office:value-type="string">
            <text:p>B 采矿业</text:p>
          </table:table-cell>
          <table:table-cell office:value-type="string">
            <text:p>盛达矿业股份有限公司</text:p>
          </table:table-cell>
          <table:table-cell office:value-type="string">
            <text:p>1996-08-23T00:00:00.000+08</text:p>
          </table:table-cell>
          <table:table-cell office:value-type="string">
            <text:p>北京</text:p>
          </table:table-cell>
          <table:table-cell office:value-type="string">
            <text:p>北京市</text:p>
          </table:table-cell>
          <table:table-cell office:value-type="string">
            <text:p>www.sdjt.com</text:p>
          </table:table-cell>
          <table:table-cell office:value-type="string">
            <text:p>北京市大兴区瀛海镇京福路瀛海段1号</text:p>
          </table:table-cell>
          <table:table-cell table:number-columns-repeated="2"/>
        </table:table-row>
        <table:table-row table:style-name="ro2">
          <table:table-cell office:value-type="string">
            <text:p>000605</text:p>
          </table:table-cell>
          <table:table-cell office:value-type="string">
            <text:p>渤海股份</text:p>
          </table:table-cell>
          <table:table-cell office:value-type="string">
            <text:p>D 水电煤气</text:p>
          </table:table-cell>
          <table:table-cell office:value-type="string">
            <text:p>渤海水业股份有限公司</text:p>
          </table:table-cell>
          <table:table-cell office:value-type="string">
            <text:p>1996-09-13T00:00:00.000+08</text:p>
          </table:table-cell>
          <table:table-cell office:value-type="string">
            <text:p>北京</text:p>
          </table:table-cell>
          <table:table-cell office:value-type="string">
            <text:p>北京市</text:p>
          </table:table-cell>
          <table:table-cell office:value-type="string">
            <text:p>www.bohai-water.com</text:p>
          </table:table-cell>
          <table:table-cell office:value-type="string">
            <text:p>北京市顺义区中关村科技园顺义园临空二路1号</text:p>
          </table:table-cell>
          <table:table-cell table:number-columns-repeated="2"/>
        </table:table-row>
        <table:table-row table:style-name="ro2">
          <table:table-cell office:value-type="string">
            <text:p>000606</text:p>
          </table:table-cell>
          <table:table-cell office:value-type="string">
            <text:p>神州易桥</text:p>
          </table:table-cell>
          <table:table-cell office:value-type="string">
            <text:p>C 制造业</text:p>
          </table:table-cell>
          <table:table-cell office:value-type="string">
            <text:p>神州易桥信息服务股份有限公司</text:p>
          </table:table-cell>
          <table:table-cell office:value-type="string">
            <text:p>1996-10-04T00:00:00.000+08</text:p>
          </table:table-cell>
          <table:table-cell office:value-type="string">
            <text:p>青海</text:p>
          </table:table-cell>
          <table:table-cell office:value-type="string">
            <text:p>西宁市</text:p>
          </table:table-cell>
          <table:table-cell office:value-type="string">
            <text:p>www.eqiao.com.cn</text:p>
          </table:table-cell>
          <table:table-cell office:value-type="string">
            <text:p>青海省西宁市东兴路19号</text:p>
          </table:table-cell>
          <table:table-cell table:number-columns-repeated="2"/>
        </table:table-row>
        <table:table-row table:style-name="ro2">
          <table:table-cell office:value-type="string">
            <text:p>000607</text:p>
          </table:table-cell>
          <table:table-cell office:value-type="string">
            <text:p>华媒控股</text:p>
          </table:table-cell>
          <table:table-cell office:value-type="string">
            <text:p>R 文化传播</text:p>
          </table:table-cell>
          <table:table-cell office:value-type="string">
            <text:p>浙江华媒控股股份有限公司</text:p>
          </table:table-cell>
          <table:table-cell office:value-type="string">
            <text:p>1996-08-30T00:00:00.000+08</text:p>
          </table:table-cell>
          <table:table-cell office:value-type="string">
            <text:p>浙江</text:p>
          </table:table-cell>
          <table:table-cell office:value-type="string">
            <text:p>杭州市</text:p>
          </table:table-cell>
          <table:table-cell office:value-type="string">
            <text:p>www.000607.cn</text:p>
          </table:table-cell>
          <table:table-cell office:value-type="string">
            <text:p>浙江省杭州市下城区体育场路218号</text:p>
          </table:table-cell>
          <table:table-cell table:number-columns-repeated="2"/>
        </table:table-row>
        <table:table-row table:style-name="ro2">
          <table:table-cell office:value-type="string">
            <text:p>000608</text:p>
          </table:table-cell>
          <table:table-cell office:value-type="string">
            <text:p>阳光股份</text:p>
          </table:table-cell>
          <table:table-cell office:value-type="string">
            <text:p>K 房地产</text:p>
          </table:table-cell>
          <table:table-cell office:value-type="string">
            <text:p>阳光新业地产股份有限公司</text:p>
          </table:table-cell>
          <table:table-cell office:value-type="string">
            <text:p>1996-09-19T00:00:00.000+08</text:p>
          </table:table-cell>
          <table:table-cell office:value-type="string">
            <text:p>广西</text:p>
          </table:table-cell>
          <table:table-cell office:value-type="string">
            <text:p>南宁市</text:p>
          </table:table-cell>
          <table:table-cell office:value-type="string">
            <text:p>www.yangguangxinye.com</text:p>
          </table:table-cell>
          <table:table-cell office:value-type="string">
            <text:p>广西壮族自治区南宁市江南路230号南宁经济技术开发区</text:p>
          </table:table-cell>
          <table:table-cell table:number-columns-repeated="2"/>
        </table:table-row>
        <table:table-row table:style-name="ro2">
          <table:table-cell office:value-type="string">
            <text:p>000609</text:p>
          </table:table-cell>
          <table:table-cell office:value-type="string">
            <text:p>绵石投资</text:p>
          </table:table-cell>
          <table:table-cell office:value-type="string">
            <text:p>S 综合</text:p>
          </table:table-cell>
          <table:table-cell office:value-type="string">
            <text:p>北京绵石投资集团股份有限公司</text:p>
          </table:table-cell>
          <table:table-cell office:value-type="string">
            <text:p>1996-10-10T00:00:00.000+08</text:p>
          </table:table-cell>
          <table:table-cell office:value-type="string">
            <text:p>北京</text:p>
          </table:table-cell>
          <table:table-cell office:value-type="string">
            <text:p>北京市</text:p>
          </table:table-cell>
          <table:table-cell office:value-type="string">
            <text:p>www.mainstreets.cn</text:p>
          </table:table-cell>
          <table:table-cell office:value-type="string">
            <text:p>北京市丰台区科学城海鹰路1号院6号楼5层</text:p>
          </table:table-cell>
          <table:table-cell table:number-columns-repeated="2"/>
        </table:table-row>
        <table:table-row table:style-name="ro2">
          <table:table-cell office:value-type="string">
            <text:p>000610</text:p>
          </table:table-cell>
          <table:table-cell office:value-type="string">
            <text:p>西安旅游</text:p>
          </table:table-cell>
          <table:table-cell office:value-type="string">
            <text:p>N 公共环保</text:p>
          </table:table-cell>
          <table:table-cell office:value-type="string">
            <text:p>西安旅游股份有限公司</text:p>
          </table:table-cell>
          <table:table-cell office:value-type="string">
            <text:p>1996-09-26T00:00:00.000+08</text:p>
          </table:table-cell>
          <table:table-cell office:value-type="string">
            <text:p>陕西</text:p>
          </table:table-cell>
          <table:table-cell office:value-type="string">
            <text:p>西安市</text:p>
          </table:table-cell>
          <table:table-cell office:value-type="string">
            <text:p>www.xatourism.com</text:p>
          </table:table-cell>
          <table:table-cell office:value-type="string">
            <text:p>陕西省西安市南二环西段27号西安旅游大厦七层</text:p>
          </table:table-cell>
          <table:table-cell table:number-columns-repeated="2"/>
        </table:table-row>
        <table:table-row table:style-name="ro2">
          <table:table-cell office:value-type="string">
            <text:p>000611</text:p>
          </table:table-cell>
          <table:table-cell office:value-type="string">
            <text:p>天首发展</text:p>
          </table:table-cell>
          <table:table-cell office:value-type="string">
            <text:p>C 制造业</text:p>
          </table:table-cell>
          <table:table-cell office:value-type="string">
            <text:p>内蒙古天首科技发展股份有限公司</text:p>
          </table:table-cell>
          <table:table-cell office:value-type="string">
            <text:p>1996-10-08T00:00:00.000+08</text:p>
          </table:table-cell>
          <table:table-cell office:value-type="string">
            <text:p>内蒙古</text:p>
          </table:table-cell>
          <table:table-cell office:value-type="string">
            <text:p>包头市</text:p>
          </table:table-cell>
          <table:table-cell office:value-type="string">
            <text:p>www.jzwfly.cn</text:p>
          </table:table-cell>
          <table:table-cell office:value-type="string">
            <text:p>内蒙古自治区包头市青山区钢铁大街7号正翔国际广场B6号楼</text:p>
          </table:table-cell>
          <table:table-cell table:number-columns-repeated="2"/>
        </table:table-row>
        <table:table-row table:style-name="ro2">
          <table:table-cell office:value-type="string">
            <text:p>000612</text:p>
          </table:table-cell>
          <table:table-cell office:value-type="string">
            <text:p>焦作万方</text:p>
          </table:table-cell>
          <table:table-cell office:value-type="string">
            <text:p>C 制造业</text:p>
          </table:table-cell>
          <table:table-cell office:value-type="string">
            <text:p>焦作万方铝业股份有限公司</text:p>
          </table:table-cell>
          <table:table-cell office:value-type="string">
            <text:p>1996-09-26T00:00:00.000+08</text:p>
          </table:table-cell>
          <table:table-cell office:value-type="string">
            <text:p>河南</text:p>
          </table:table-cell>
          <table:table-cell office:value-type="string">
            <text:p>焦作市</text:p>
          </table:table-cell>
          <table:table-cell office:value-type="string">
            <text:p>www.jzwfly.cn</text:p>
          </table:table-cell>
          <table:table-cell office:value-type="string">
            <text:p>河南省焦作市马村区待王镇焦新路南侧</text:p>
          </table:table-cell>
          <table:table-cell table:number-columns-repeated="2"/>
        </table:table-row>
        <table:table-row table:style-name="ro2">
          <table:table-cell office:value-type="string">
            <text:p>000613</text:p>
          </table:table-cell>
          <table:table-cell office:value-type="string">
            <text:p>*ST东海A</text:p>
          </table:table-cell>
          <table:table-cell office:value-type="string">
            <text:p>H 住宿餐饮</text:p>
          </table:table-cell>
          <table:table-cell office:value-type="string">
            <text:p>海南大东海旅游中心股份有限公司</text:p>
          </table:table-cell>
          <table:table-cell office:value-type="string">
            <text:p>1997-01-28T00:00:00.000+08</text:p>
          </table:table-cell>
          <table:table-cell office:value-type="string">
            <text:p>海南</text:p>
          </table:table-cell>
          <table:table-cell office:value-type="string">
            <text:p>三亚市</text:p>
          </table:table-cell>
          <table:table-cell office:value-type="string">
            <text:p>www.0615.cn</text:p>
          </table:table-cell>
          <table:table-cell office:value-type="string">
            <text:p>海南省三亚市大东海</text:p>
          </table:table-cell>
          <table:table-cell table:number-columns-repeated="2"/>
        </table:table-row>
        <table:table-row table:style-name="ro2">
          <table:table-cell office:value-type="string">
            <text:p>000615</text:p>
          </table:table-cell>
          <table:table-cell office:value-type="string">
            <text:p>京汉股份</text:p>
          </table:table-cell>
          <table:table-cell office:value-type="string">
            <text:p>K 房地产</text:p>
          </table:table-cell>
          <table:table-cell office:value-type="string">
            <text:p>京汉实业投资股份有限公司</text:p>
          </table:table-cell>
          <table:table-cell office:value-type="string">
            <text:p>1996-10-16T00:00:00.000+08</text:p>
          </table:table-cell>
          <table:table-cell office:value-type="string">
            <text:p>湖北</text:p>
          </table:table-cell>
          <table:table-cell office:value-type="string">
            <text:p>襄阳市</text:p>
          </table:table-cell>
          <table:table-cell office:value-type="string">
            <text:p>www.0615.cn</text:p>
          </table:table-cell>
          <table:table-cell office:value-type="string">
            <text:p>湖北省襄阳市樊城区陈家湖</text:p>
          </table:table-cell>
          <table:table-cell table:number-columns-repeated="2"/>
        </table:table-row>
        <table:table-row table:style-name="ro2">
          <table:table-cell office:value-type="string">
            <text:p>000616</text:p>
          </table:table-cell>
          <table:table-cell office:value-type="string">
            <text:p>海航投资</text:p>
          </table:table-cell>
          <table:table-cell office:value-type="string">
            <text:p>K 房地产</text:p>
          </table:table-cell>
          <table:table-cell office:value-type="string">
            <text:p>海航投资集团股份有限公司</text:p>
          </table:table-cell>
          <table:table-cell office:value-type="string">
            <text:p>1996-11-08T00:00:00.000+08</text:p>
          </table:table-cell>
          <table:table-cell office:value-type="string">
            <text:p>辽宁</text:p>
          </table:table-cell>
          <table:table-cell office:value-type="string">
            <text:p>大连市</text:p>
          </table:table-cell>
          <table:table-cell office:value-type="string">
            <text:p>www.hnainvestment.com</text:p>
          </table:table-cell>
          <table:table-cell office:value-type="string">
            <text:p>辽宁省大连市中山区长江路123号长江写字楼2129</text:p>
          </table:table-cell>
          <table:table-cell table:number-columns-repeated="2"/>
        </table:table-row>
        <table:table-row table:style-name="ro2">
          <table:table-cell office:value-type="string">
            <text:p>000617</text:p>
          </table:table-cell>
          <table:table-cell office:value-type="string">
            <text:p>中油资本</text:p>
          </table:table-cell>
          <table:table-cell office:value-type="string">
            <text:p>C 制造业</text:p>
          </table:table-cell>
          <table:table-cell office:value-type="string">
            <text:p>中国石油集团资本股份有限公司</text:p>
          </table:table-cell>
          <table:table-cell office:value-type="string">
            <text:p>1996-10-22T00:00:00.000+08</text:p>
          </table:table-cell>
          <table:table-cell office:value-type="string">
            <text:p>新疆</text:p>
          </table:table-cell>
          <table:table-cell office:value-type="string">
            <text:p>克拉玛依市</text:p>
          </table:table-cell>
          <table:table-cell office:value-type="string">
            <text:p>www.jichai.com</text:p>
          </table:table-cell>
          <table:table-cell office:value-type="string">
            <text:p>新疆维吾尔自治区克拉玛依市世纪大道7号</text:p>
          </table:table-cell>
          <table:table-cell table:number-columns-repeated="2"/>
        </table:table-row>
        <table:table-row table:style-name="ro2">
          <table:table-cell office:value-type="string">
            <text:p>000619</text:p>
          </table:table-cell>
          <table:table-cell office:value-type="string">
            <text:p>海螺型材</text:p>
          </table:table-cell>
          <table:table-cell office:value-type="string">
            <text:p>C 制造业</text:p>
          </table:table-cell>
          <table:table-cell office:value-type="string">
            <text:p>芜湖海螺型材科技股份有限公司</text:p>
          </table:table-cell>
          <table:table-cell office:value-type="string">
            <text:p>1996-10-23T00:00:00.000+08</text:p>
          </table:table-cell>
          <table:table-cell office:value-type="string">
            <text:p>安徽</text:p>
          </table:table-cell>
          <table:table-cell office:value-type="string">
            <text:p>芜湖市</text:p>
          </table:table-cell>
          <table:table-cell office:value-type="string">
            <text:p>profile.conch.cn</text:p>
          </table:table-cell>
          <table:table-cell office:value-type="string">
            <text:p>安徽省芜湖市经济开发区港湾路</text:p>
          </table:table-cell>
          <table:table-cell table:number-columns-repeated="2"/>
        </table:table-row>
        <table:table-row table:style-name="ro2">
          <table:table-cell office:value-type="string">
            <text:p>000620</text:p>
          </table:table-cell>
          <table:table-cell office:value-type="string">
            <text:p>新华联</text:p>
          </table:table-cell>
          <table:table-cell office:value-type="string">
            <text:p>K 房地产</text:p>
          </table:table-cell>
          <table:table-cell office:value-type="string">
            <text:p>新华联文化旅游发展股份有限公司</text:p>
          </table:table-cell>
          <table:table-cell office:value-type="string">
            <text:p>1996-10-29T00:00:00.000+08</text:p>
          </table:table-cell>
          <table:table-cell office:value-type="string">
            <text:p>北京</text:p>
          </table:table-cell>
          <table:table-cell office:value-type="string">
            <text:p>北京市</text:p>
          </table:table-cell>
          <table:table-cell office:value-type="string">
            <text:p>www.yyhengli.com</text:p>
          </table:table-cell>
          <table:table-cell office:value-type="string">
            <text:p>北京市通州区潞城镇人民政府北楼209室</text:p>
          </table:table-cell>
          <table:table-cell table:number-columns-repeated="2"/>
        </table:table-row>
        <table:table-row table:style-name="ro2">
          <table:table-cell office:value-type="string">
            <text:p>000622</text:p>
          </table:table-cell>
          <table:table-cell office:value-type="string">
            <text:p>恒立实业</text:p>
          </table:table-cell>
          <table:table-cell office:value-type="string">
            <text:p>C 制造业</text:p>
          </table:table-cell>
          <table:table-cell office:value-type="string">
            <text:p>恒立实业发展集团股份有限公司</text:p>
          </table:table-cell>
          <table:table-cell office:value-type="string">
            <text:p>1996-11-07T00:00:00.000+08</text:p>
          </table:table-cell>
          <table:table-cell office:value-type="string">
            <text:p>湖南</text:p>
          </table:table-cell>
          <table:table-cell office:value-type="string">
            <text:p>岳阳市</text:p>
          </table:table-cell>
          <table:table-cell office:value-type="string">
            <text:p>www.yyhengli.com</text:p>
          </table:table-cell>
          <table:table-cell office:value-type="string">
            <text:p>湖南省岳阳市岳阳楼区青年中路9号</text:p>
          </table:table-cell>
          <table:table-cell table:number-columns-repeated="2"/>
        </table:table-row>
        <table:table-row table:style-name="ro2">
          <table:table-cell office:value-type="string">
            <text:p>000623</text:p>
          </table:table-cell>
          <table:table-cell office:value-type="string">
            <text:p>吉林敖东</text:p>
          </table:table-cell>
          <table:table-cell office:value-type="string">
            <text:p>C 制造业</text:p>
          </table:table-cell>
          <table:table-cell office:value-type="string">
            <text:p>吉林敖东药业集团股份有限公司</text:p>
          </table:table-cell>
          <table:table-cell office:value-type="string">
            <text:p>1996-10-28T00:00:00.000+08</text:p>
          </table:table-cell>
          <table:table-cell office:value-type="string">
            <text:p>吉林</text:p>
          </table:table-cell>
          <table:table-cell office:value-type="string">
            <text:p>延边朝鲜族自治州</text:p>
          </table:table-cell>
          <table:table-cell office:value-type="string">
            <text:p>www.jlaod.com</text:p>
          </table:table-cell>
          <table:table-cell office:value-type="string">
            <text:p>吉林省敦化市敖东大街2158号</text:p>
          </table:table-cell>
          <table:table-cell table:number-columns-repeated="2"/>
        </table:table-row>
        <table:table-row table:style-name="ro2">
          <table:table-cell office:value-type="string">
            <text:p>000625</text:p>
          </table:table-cell>
          <table:table-cell office:value-type="string">
            <text:p>长安汽车</text:p>
          </table:table-cell>
          <table:table-cell office:value-type="string">
            <text:p>C 制造业</text:p>
          </table:table-cell>
          <table:table-cell office:value-type="string">
            <text:p>重庆长安汽车股份有限公司</text:p>
          </table:table-cell>
          <table:table-cell office:value-type="string">
            <text:p>1997-06-10T00:00:00.000+08</text:p>
          </table:table-cell>
          <table:table-cell office:value-type="string">
            <text:p>重庆</text:p>
          </table:table-cell>
          <table:table-cell office:value-type="string">
            <text:p>重庆市</text:p>
          </table:table-cell>
          <table:table-cell office:value-type="string">
            <text:p>www.changan.com.cn</text:p>
          </table:table-cell>
          <table:table-cell office:value-type="string">
            <text:p>重庆市江北区建新东路260号</text:p>
          </table:table-cell>
          <table:table-cell table:number-columns-repeated="2"/>
        </table:table-row>
        <table:table-row table:style-name="ro2">
          <table:table-cell office:value-type="string">
            <text:p>000626</text:p>
          </table:table-cell>
          <table:table-cell office:value-type="string">
            <text:p>远大控股</text:p>
          </table:table-cell>
          <table:table-cell office:value-type="string">
            <text:p>F 批发零售</text:p>
          </table:table-cell>
          <table:table-cell office:value-type="string">
            <text:p>远大产业控股股份有限公司</text:p>
          </table:table-cell>
          <table:table-cell office:value-type="string">
            <text:p>1996-11-28T00:00:00.000+08</text:p>
          </table:table-cell>
          <table:table-cell office:value-type="string">
            <text:p>江苏</text:p>
          </table:table-cell>
          <table:table-cell office:value-type="string">
            <text:p>连云港市</text:p>
          </table:table-cell>
          <table:table-cell office:value-type="string">
            <text:p>www.grand-holding.cn</text:p>
          </table:table-cell>
          <table:table-cell office:value-type="string">
            <text:p>江苏省连云港市经济技术开发区高新八路4号</text:p>
          </table:table-cell>
          <table:table-cell table:number-columns-repeated="2"/>
        </table:table-row>
        <table:table-row table:style-name="ro2">
          <table:table-cell office:value-type="string">
            <text:p>000627</text:p>
          </table:table-cell>
          <table:table-cell office:value-type="string">
            <text:p>天茂集团</text:p>
          </table:table-cell>
          <table:table-cell office:value-type="string">
            <text:p>J 金融业</text:p>
          </table:table-cell>
          <table:table-cell office:value-type="string">
            <text:p>天茂实业集团股份有限公司</text:p>
          </table:table-cell>
          <table:table-cell office:value-type="string">
            <text:p>1996-11-12T00:00:00.000+08</text:p>
          </table:table-cell>
          <table:table-cell office:value-type="string">
            <text:p>湖北</text:p>
          </table:table-cell>
          <table:table-cell office:value-type="string">
            <text:p>荆门市</text:p>
          </table:table-cell>
          <table:table-cell office:value-type="string">
            <text:p>www.biocause.com</text:p>
          </table:table-cell>
          <table:table-cell office:value-type="string">
            <text:p>湖北省荆门市杨湾路132号</text:p>
          </table:table-cell>
          <table:table-cell table:number-columns-repeated="2"/>
        </table:table-row>
        <table:table-row table:style-name="ro2">
          <table:table-cell office:value-type="string">
            <text:p>000628</text:p>
          </table:table-cell>
          <table:table-cell office:value-type="string">
            <text:p>高新发展</text:p>
          </table:table-cell>
          <table:table-cell office:value-type="string">
            <text:p>E 建筑业</text:p>
          </table:table-cell>
          <table:table-cell office:value-type="string">
            <text:p>成都高新发展股份有限公司</text:p>
          </table:table-cell>
          <table:table-cell office:value-type="string">
            <text:p>1996-11-18T00:00:00.000+08</text:p>
          </table:table-cell>
          <table:table-cell office:value-type="string">
            <text:p>四川</text:p>
          </table:table-cell>
          <table:table-cell office:value-type="string">
            <text:p>成都市</text:p>
          </table:table-cell>
          <table:table-cell office:value-type="string">
            <text:p>www.cdgxfz.com</text:p>
          </table:table-cell>
          <table:table-cell office:value-type="string">
            <text:p>四川省成都市高新技术产业开发区</text:p>
          </table:table-cell>
          <table:table-cell table:number-columns-repeated="2"/>
        </table:table-row>
        <table:table-row table:style-name="ro2">
          <table:table-cell office:value-type="string">
            <text:p>000629</text:p>
          </table:table-cell>
          <table:table-cell office:value-type="string">
            <text:p>*ST钒钛</text:p>
          </table:table-cell>
          <table:table-cell office:value-type="string">
            <text:p>B 采矿业</text:p>
          </table:table-cell>
          <table:table-cell office:value-type="string">
            <text:p>攀钢集团钒钛资源股份有限公司</text:p>
          </table:table-cell>
          <table:table-cell office:value-type="string">
            <text:p>1996-11-15T00:00:00.000+08</text:p>
          </table:table-cell>
          <table:table-cell office:value-type="string">
            <text:p>四川</text:p>
          </table:table-cell>
          <table:table-cell office:value-type="string">
            <text:p>攀枝花市</text:p>
          </table:table-cell>
          <table:table-cell office:value-type="string">
            <text:p>www.pzhsteel.com.cn/pgvt/</text:p>
          </table:table-cell>
          <table:table-cell office:value-type="string">
            <text:p>四川省攀枝花市弄弄坪</text:p>
          </table:table-cell>
          <table:table-cell table:number-columns-repeated="2"/>
        </table:table-row>
        <table:table-row table:style-name="ro2">
          <table:table-cell office:value-type="string">
            <text:p>000630</text:p>
          </table:table-cell>
          <table:table-cell office:value-type="string">
            <text:p>铜陵有色</text:p>
          </table:table-cell>
          <table:table-cell office:value-type="string">
            <text:p>C 制造业</text:p>
          </table:table-cell>
          <table:table-cell office:value-type="string">
            <text:p>铜陵有色金属集团股份有限公司</text:p>
          </table:table-cell>
          <table:table-cell office:value-type="string">
            <text:p>1996-11-20T00:00:00.000+08</text:p>
          </table:table-cell>
          <table:table-cell office:value-type="string">
            <text:p>安徽</text:p>
          </table:table-cell>
          <table:table-cell office:value-type="string">
            <text:p>铜陵市</text:p>
          </table:table-cell>
          <table:table-cell office:value-type="string">
            <text:p>www.tlys.cn</text:p>
          </table:table-cell>
          <table:table-cell office:value-type="string">
            <text:p>安徽省铜陵市长江西路</text:p>
          </table:table-cell>
          <table:table-cell table:number-columns-repeated="2"/>
        </table:table-row>
        <table:table-row table:style-name="ro2">
          <table:table-cell office:value-type="string">
            <text:p>000631</text:p>
          </table:table-cell>
          <table:table-cell office:value-type="string">
            <text:p>顺发恒业</text:p>
          </table:table-cell>
          <table:table-cell office:value-type="string">
            <text:p>K 房地产</text:p>
          </table:table-cell>
          <table:table-cell office:value-type="string">
            <text:p>顺发恒业股份公司</text:p>
          </table:table-cell>
          <table:table-cell office:value-type="string">
            <text:p>1996-11-22T00:00:00.000+08</text:p>
          </table:table-cell>
          <table:table-cell office:value-type="string">
            <text:p>吉林</text:p>
          </table:table-cell>
          <table:table-cell office:value-type="string">
            <text:p>长春市</text:p>
          </table:table-cell>
          <table:table-cell office:value-type="string">
            <text:p>www.sfhy.cn</text:p>
          </table:table-cell>
          <table:table-cell office:value-type="string">
            <text:p>吉林省长春市前进大街3055号南湖新村办公楼201室</text:p>
          </table:table-cell>
          <table:table-cell table:number-columns-repeated="2"/>
        </table:table-row>
        <table:table-row table:style-name="ro2">
          <table:table-cell office:value-type="string">
            <text:p>000632</text:p>
          </table:table-cell>
          <table:table-cell office:value-type="string">
            <text:p>三木集团</text:p>
          </table:table-cell>
          <table:table-cell office:value-type="string">
            <text:p>F 批发零售</text:p>
          </table:table-cell>
          <table:table-cell office:value-type="string">
            <text:p>福建三木集团股份有限公司</text:p>
          </table:table-cell>
          <table:table-cell office:value-type="string">
            <text:p>1996-11-21T00:00:00.000+08</text:p>
          </table:table-cell>
          <table:table-cell office:value-type="string">
            <text:p>福建</text:p>
          </table:table-cell>
          <table:table-cell office:value-type="string">
            <text:p>福州市</text:p>
          </table:table-cell>
          <table:table-cell office:value-type="string">
            <text:p>www.san-mu.com</text:p>
          </table:table-cell>
          <table:table-cell office:value-type="string">
            <text:p>福建省福州市开发区君竹路162号</text:p>
          </table:table-cell>
          <table:table-cell table:number-columns-repeated="2"/>
        </table:table-row>
        <table:table-row table:style-name="ro2">
          <table:table-cell office:value-type="string">
            <text:p>000633</text:p>
          </table:table-cell>
          <table:table-cell office:value-type="string">
            <text:p>合金投资</text:p>
          </table:table-cell>
          <table:table-cell office:value-type="string">
            <text:p>C 制造业</text:p>
          </table:table-cell>
          <table:table-cell office:value-type="string">
            <text:p>沈阳合金投资股份有限公司</text:p>
          </table:table-cell>
          <table:table-cell office:value-type="string">
            <text:p>1996-11-12T00:00:00.000+08</text:p>
          </table:table-cell>
          <table:table-cell office:value-type="string">
            <text:p>辽宁</text:p>
          </table:table-cell>
          <table:table-cell office:value-type="string">
            <text:p>沈阳市</text:p>
          </table:table-cell>
          <table:table-cell office:value-type="string">
            <text:p>www.hjinv.com</text:p>
          </table:table-cell>
          <table:table-cell office:value-type="string">
            <text:p>辽宁省沈阳市浑南新区世纪路55号</text:p>
          </table:table-cell>
          <table:table-cell table:number-columns-repeated="2"/>
        </table:table-row>
        <table:table-row table:style-name="ro2">
          <table:table-cell office:value-type="string">
            <text:p>000635</text:p>
          </table:table-cell>
          <table:table-cell office:value-type="string">
            <text:p>英 力 特</text:p>
          </table:table-cell>
          <table:table-cell office:value-type="string">
            <text:p>C 制造业</text:p>
          </table:table-cell>
          <table:table-cell office:value-type="string">
            <text:p>宁夏英力特化工股份有限公司</text:p>
          </table:table-cell>
          <table:table-cell office:value-type="string">
            <text:p>1996-11-20T00:00:00.000+08</text:p>
          </table:table-cell>
          <table:table-cell office:value-type="string">
            <text:p>宁夏</text:p>
          </table:table-cell>
          <table:table-cell office:value-type="string">
            <text:p>石嘴山市</text:p>
          </table:table-cell>
          <table:table-cell office:value-type="string">
            <text:p>www.yinglitechem.com</text:p>
          </table:table-cell>
          <table:table-cell office:value-type="string">
            <text:p>宁夏回族自治区石嘴山市惠农区钢电路</text:p>
          </table:table-cell>
          <table:table-cell table:number-columns-repeated="2"/>
        </table:table-row>
        <table:table-row table:style-name="ro2">
          <table:table-cell office:value-type="string">
            <text:p>000636</text:p>
          </table:table-cell>
          <table:table-cell office:value-type="string">
            <text:p>风华高科</text:p>
          </table:table-cell>
          <table:table-cell office:value-type="string">
            <text:p>C 制造业</text:p>
          </table:table-cell>
          <table:table-cell office:value-type="string">
            <text:p>广东风华高新科技股份有限公司</text:p>
          </table:table-cell>
          <table:table-cell office:value-type="string">
            <text:p>1996-11-29T00:00:00.000+08</text:p>
          </table:table-cell>
          <table:table-cell office:value-type="string">
            <text:p>广东</text:p>
          </table:table-cell>
          <table:table-cell office:value-type="string">
            <text:p>肇庆市</text:p>
          </table:table-cell>
          <table:table-cell office:value-type="string">
            <text:p>www.fenghua-advanced.com</text:p>
          </table:table-cell>
          <table:table-cell office:value-type="string">
            <text:p>广东省肇庆市风华路18号风华电子工业城</text:p>
          </table:table-cell>
          <table:table-cell table:number-columns-repeated="2"/>
        </table:table-row>
        <table:table-row table:style-name="ro2">
          <table:table-cell office:value-type="string">
            <text:p>000637</text:p>
          </table:table-cell>
          <table:table-cell office:value-type="string">
            <text:p>茂化实华</text:p>
          </table:table-cell>
          <table:table-cell office:value-type="string">
            <text:p>C 制造业</text:p>
          </table:table-cell>
          <table:table-cell office:value-type="string">
            <text:p>茂名石化实华股份有限公司</text:p>
          </table:table-cell>
          <table:table-cell office:value-type="string">
            <text:p>1996-11-14T00:00:00.000+08</text:p>
          </table:table-cell>
          <table:table-cell office:value-type="string">
            <text:p>广东</text:p>
          </table:table-cell>
          <table:table-cell office:value-type="string">
            <text:p>茂名市</text:p>
          </table:table-cell>
          <table:table-cell office:value-type="string">
            <text:p>www.mhsh0637.com.cn</text:p>
          </table:table-cell>
          <table:table-cell office:value-type="string">
            <text:p>广东省茂名市官渡路162号</text:p>
          </table:table-cell>
          <table:table-cell table:number-columns-repeated="2"/>
        </table:table-row>
        <table:table-row table:style-name="ro2">
          <table:table-cell office:value-type="string">
            <text:p>000638</text:p>
          </table:table-cell>
          <table:table-cell office:value-type="string">
            <text:p>万方发展</text:p>
          </table:table-cell>
          <table:table-cell office:value-type="string">
            <text:p>F 批发零售</text:p>
          </table:table-cell>
          <table:table-cell office:value-type="string">
            <text:p>万方城镇投资发展股份有限公司</text:p>
          </table:table-cell>
          <table:table-cell office:value-type="string">
            <text:p>1996-11-26T00:00:00.000+08</text:p>
          </table:table-cell>
          <table:table-cell office:value-type="string">
            <text:p>辽宁</text:p>
          </table:table-cell>
          <table:table-cell office:value-type="string">
            <text:p>沈阳市</text:p>
          </table:table-cell>
          <table:table-cell office:value-type="string">
            <text:p>www.vanfund.cn</text:p>
          </table:table-cell>
          <table:table-cell office:value-type="string">
            <text:p>辽宁省沈阳市和平区中华路126号</text:p>
          </table:table-cell>
          <table:table-cell table:number-columns-repeated="2"/>
        </table:table-row>
        <table:table-row table:style-name="ro2">
          <table:table-cell office:value-type="string">
            <text:p>000639</text:p>
          </table:table-cell>
          <table:table-cell office:value-type="string">
            <text:p>西王食品</text:p>
          </table:table-cell>
          <table:table-cell office:value-type="string">
            <text:p>C 制造业</text:p>
          </table:table-cell>
          <table:table-cell office:value-type="string">
            <text:p>西王食品股份有限公司</text:p>
          </table:table-cell>
          <table:table-cell office:value-type="string">
            <text:p>1996-11-26T00:00:00.000+08</text:p>
          </table:table-cell>
          <table:table-cell office:value-type="string">
            <text:p>山东</text:p>
          </table:table-cell>
          <table:table-cell office:value-type="string">
            <text:p>滨州市</text:p>
          </table:table-cell>
          <table:table-cell office:value-type="string">
            <text:p>www.xwsp.cc</text:p>
          </table:table-cell>
          <table:table-cell office:value-type="string">
            <text:p>山东省滨州市邹平县西王工业园</text:p>
          </table:table-cell>
          <table:table-cell table:number-columns-repeated="2"/>
        </table:table-row>
        <table:table-row table:style-name="ro2">
          <table:table-cell office:value-type="string">
            <text:p>000650</text:p>
          </table:table-cell>
          <table:table-cell office:value-type="string">
            <text:p>仁和药业</text:p>
          </table:table-cell>
          <table:table-cell office:value-type="string">
            <text:p>C 制造业</text:p>
          </table:table-cell>
          <table:table-cell office:value-type="string">
            <text:p>仁和药业股份有限公司</text:p>
          </table:table-cell>
          <table:table-cell office:value-type="string">
            <text:p>1996-12-10T00:00:00.000+08</text:p>
          </table:table-cell>
          <table:table-cell office:value-type="string">
            <text:p>江西</text:p>
          </table:table-cell>
          <table:table-cell office:value-type="string">
            <text:p>南昌市</text:p>
          </table:table-cell>
          <table:table-cell office:value-type="string">
            <text:p>www.renheyaoye.com</text:p>
          </table:table-cell>
          <table:table-cell office:value-type="string">
            <text:p>江西省南昌市高新开发区京东北大道399号</text:p>
          </table:table-cell>
          <table:table-cell table:number-columns-repeated="2"/>
        </table:table-row>
        <table:table-row table:style-name="ro2">
          <table:table-cell office:value-type="string">
            <text:p>000651</text:p>
          </table:table-cell>
          <table:table-cell office:value-type="string">
            <text:p>格力电器</text:p>
          </table:table-cell>
          <table:table-cell office:value-type="string">
            <text:p>C 制造业</text:p>
          </table:table-cell>
          <table:table-cell office:value-type="string">
            <text:p>珠海格力电器股份有限公司</text:p>
          </table:table-cell>
          <table:table-cell office:value-type="string">
            <text:p>1996-11-18T00:00:00.000+08</text:p>
          </table:table-cell>
          <table:table-cell office:value-type="string">
            <text:p>广东</text:p>
          </table:table-cell>
          <table:table-cell office:value-type="string">
            <text:p>珠海市</text:p>
          </table:table-cell>
          <table:table-cell office:value-type="string">
            <text:p>www.gree.com.cn</text:p>
          </table:table-cell>
          <table:table-cell office:value-type="string">
            <text:p>广东省珠海市前山金鸡西路</text:p>
          </table:table-cell>
          <table:table-cell table:number-columns-repeated="2"/>
        </table:table-row>
        <table:table-row table:style-name="ro2">
          <table:table-cell office:value-type="string">
            <text:p>000652</text:p>
          </table:table-cell>
          <table:table-cell office:value-type="string">
            <text:p>泰达股份</text:p>
          </table:table-cell>
          <table:table-cell office:value-type="string">
            <text:p>F 批发零售</text:p>
          </table:table-cell>
          <table:table-cell office:value-type="string">
            <text:p>天津泰达股份有限公司</text:p>
          </table:table-cell>
          <table:table-cell office:value-type="string">
            <text:p>1996-11-28T00:00:00.000+08</text:p>
          </table:table-cell>
          <table:table-cell office:value-type="string">
            <text:p>天津</text:p>
          </table:table-cell>
          <table:table-cell office:value-type="string">
            <text:p>天津市</text:p>
          </table:table-cell>
          <table:table-cell office:value-type="string">
            <text:p>www.tedastock.com</text:p>
          </table:table-cell>
          <table:table-cell office:value-type="string">
            <text:p>天津市开发区第三大街16号</text:p>
          </table:table-cell>
          <table:table-cell table:number-columns-repeated="2"/>
        </table:table-row>
        <table:table-row table:style-name="ro2">
          <table:table-cell office:value-type="string">
            <text:p>000655</text:p>
          </table:table-cell>
          <table:table-cell office:value-type="string">
            <text:p>金岭矿业</text:p>
          </table:table-cell>
          <table:table-cell office:value-type="string">
            <text:p>B 采矿业</text:p>
          </table:table-cell>
          <table:table-cell office:value-type="string">
            <text:p>山东金岭矿业股份有限公司</text:p>
          </table:table-cell>
          <table:table-cell office:value-type="string">
            <text:p>1996-11-28T00:00:00.000+08</text:p>
          </table:table-cell>
          <table:table-cell office:value-type="string">
            <text:p>山东</text:p>
          </table:table-cell>
          <table:table-cell office:value-type="string">
            <text:p>淄博市</text:p>
          </table:table-cell>
          <table:table-cell office:value-type="string">
            <text:p>www.sdjlky.com</text:p>
          </table:table-cell>
          <table:table-cell office:value-type="string">
            <text:p>山东省淄博市张店区中埠镇</text:p>
          </table:table-cell>
          <table:table-cell table:number-columns-repeated="2"/>
        </table:table-row>
        <table:table-row table:style-name="ro2">
          <table:table-cell office:value-type="string">
            <text:p>000656</text:p>
          </table:table-cell>
          <table:table-cell office:value-type="string">
            <text:p>金科股份</text:p>
          </table:table-cell>
          <table:table-cell office:value-type="string">
            <text:p>K 房地产</text:p>
          </table:table-cell>
          <table:table-cell office:value-type="string">
            <text:p>金科地产集团股份有限公司</text:p>
          </table:table-cell>
          <table:table-cell office:value-type="string">
            <text:p>1996-11-28T00:00:00.000+08</text:p>
          </table:table-cell>
          <table:table-cell office:value-type="string">
            <text:p>重庆</text:p>
          </table:table-cell>
          <table:table-cell office:value-type="string">
            <text:p>重庆市</text:p>
          </table:table-cell>
          <table:table-cell/>
          <table:table-cell office:value-type="string">
            <text:p>重庆市江北区复盛镇正街（政府大楼）</text:p>
          </table:table-cell>
          <table:table-cell table:number-columns-repeated="2"/>
        </table:table-row>
        <table:table-row table:style-name="ro2">
          <table:table-cell office:value-type="string">
            <text:p>000657</text:p>
          </table:table-cell>
          <table:table-cell office:value-type="string">
            <text:p>中钨高新</text:p>
          </table:table-cell>
          <table:table-cell office:value-type="string">
            <text:p>C 制造业</text:p>
          </table:table-cell>
          <table:table-cell office:value-type="string">
            <text:p>中钨高新材料股份有限公司</text:p>
          </table:table-cell>
          <table:table-cell office:value-type="string">
            <text:p>1996-12-05T00:00:00.000+08</text:p>
          </table:table-cell>
          <table:table-cell office:value-type="string">
            <text:p>海南</text:p>
          </table:table-cell>
          <table:table-cell office:value-type="string">
            <text:p>海口市</text:p>
          </table:table-cell>
          <table:table-cell office:value-type="string">
            <text:p>www.zhongfu.com.cn</text:p>
          </table:table-cell>
          <table:table-cell office:value-type="string">
            <text:p>海南省海口市龙昆北路2号珠江广场帝都大厦18楼</text:p>
          </table:table-cell>
          <table:table-cell table:number-columns-repeated="2"/>
        </table:table-row>
        <table:table-row table:style-name="ro2">
          <table:table-cell office:value-type="string">
            <text:p>000659</text:p>
          </table:table-cell>
          <table:table-cell office:value-type="string">
            <text:p>*ST中富</text:p>
          </table:table-cell>
          <table:table-cell office:value-type="string">
            <text:p>C 制造业</text:p>
          </table:table-cell>
          <table:table-cell office:value-type="string">
            <text:p>珠海中富实业股份有限公司</text:p>
          </table:table-cell>
          <table:table-cell office:value-type="string">
            <text:p>1996-12-03T00:00:00.000+08</text:p>
          </table:table-cell>
          <table:table-cell office:value-type="string">
            <text:p>广东</text:p>
          </table:table-cell>
          <table:table-cell office:value-type="string">
            <text:p>珠海市</text:p>
          </table:table-cell>
          <table:table-cell office:value-type="string">
            <text:p>www.zhongfu.com.cn</text:p>
          </table:table-cell>
          <table:table-cell office:value-type="string">
            <text:p>广东省珠海市保税区1号地三号厂房201号</text:p>
          </table:table-cell>
          <table:table-cell table:number-columns-repeated="2"/>
        </table:table-row>
        <table:table-row table:style-name="ro2">
          <table:table-cell office:value-type="string">
            <text:p>000661</text:p>
          </table:table-cell>
          <table:table-cell office:value-type="string">
            <text:p>长春高新</text:p>
          </table:table-cell>
          <table:table-cell office:value-type="string">
            <text:p>C 制造业</text:p>
          </table:table-cell>
          <table:table-cell office:value-type="string">
            <text:p>长春高新技术产业（集团）股份有限公司</text:p>
          </table:table-cell>
          <table:table-cell office:value-type="string">
            <text:p>1996-12-18T00:00:00.000+08</text:p>
          </table:table-cell>
          <table:table-cell office:value-type="string">
            <text:p>吉林</text:p>
          </table:table-cell>
          <table:table-cell office:value-type="string">
            <text:p>长春市</text:p>
          </table:table-cell>
          <table:table-cell office:value-type="string">
            <text:p>www.cchn.com.cn</text:p>
          </table:table-cell>
          <table:table-cell office:value-type="string">
            <text:p>吉林省长春市同志街2400号火炬大厦五层</text:p>
          </table:table-cell>
          <table:table-cell table:number-columns-repeated="2"/>
        </table:table-row>
        <table:table-row table:style-name="ro2">
          <table:table-cell office:value-type="string">
            <text:p>000662</text:p>
          </table:table-cell>
          <table:table-cell office:value-type="string">
            <text:p>天夏智慧</text:p>
          </table:table-cell>
          <table:table-cell office:value-type="string">
            <text:p>C 制造业</text:p>
          </table:table-cell>
          <table:table-cell office:value-type="string">
            <text:p>天夏智慧城市科技股份有限公司</text:p>
          </table:table-cell>
          <table:table-cell office:value-type="string">
            <text:p>1996-12-16T00:00:00.000+08</text:p>
          </table:table-cell>
          <table:table-cell office:value-type="string">
            <text:p>广西</text:p>
          </table:table-cell>
          <table:table-cell office:value-type="string">
            <text:p>梧州市</text:p>
          </table:table-cell>
          <table:table-cell office:value-type="string">
            <text:p>www.txgis.com</text:p>
          </table:table-cell>
          <table:table-cell office:value-type="string">
            <text:p>广西壮族自治区梧州市新兴二路137号</text:p>
          </table:table-cell>
          <table:table-cell table:number-columns-repeated="2"/>
        </table:table-row>
        <table:table-row table:style-name="ro2">
          <table:table-cell office:value-type="string">
            <text:p>000663</text:p>
          </table:table-cell>
          <table:table-cell office:value-type="string">
            <text:p>永安林业</text:p>
          </table:table-cell>
          <table:table-cell office:value-type="string">
            <text:p>C 制造业</text:p>
          </table:table-cell>
          <table:table-cell office:value-type="string">
            <text:p>福建省永安林业(集团)股份有限公司</text:p>
          </table:table-cell>
          <table:table-cell office:value-type="string">
            <text:p>1996-12-06T00:00:00.000+08</text:p>
          </table:table-cell>
          <table:table-cell office:value-type="string">
            <text:p>福建</text:p>
          </table:table-cell>
          <table:table-cell office:value-type="string">
            <text:p>三明市</text:p>
          </table:table-cell>
          <table:table-cell office:value-type="string">
            <text:p>www.yonglin.com</text:p>
          </table:table-cell>
          <table:table-cell office:value-type="string">
            <text:p>福建省永安市燕江东路819号</text:p>
          </table:table-cell>
          <table:table-cell table:number-columns-repeated="2"/>
        </table:table-row>
        <table:table-row table:style-name="ro2">
          <table:table-cell office:value-type="string">
            <text:p>000665</text:p>
          </table:table-cell>
          <table:table-cell office:value-type="string">
            <text:p>湖北广电</text:p>
          </table:table-cell>
          <table:table-cell office:value-type="string">
            <text:p>R 文化传播</text:p>
          </table:table-cell>
          <table:table-cell office:value-type="string">
            <text:p>湖北省广播电视信息网络股份有限公司</text:p>
          </table:table-cell>
          <table:table-cell office:value-type="string">
            <text:p>1996-12-10T00:00:00.000+08</text:p>
          </table:table-cell>
          <table:table-cell office:value-type="string">
            <text:p>湖北</text:p>
          </table:table-cell>
          <table:table-cell office:value-type="string">
            <text:p>武汉市</text:p>
          </table:table-cell>
          <table:table-cell office:value-type="string">
            <text:p>www.hrtn.net</text:p>
          </table:table-cell>
          <table:table-cell office:value-type="string">
            <text:p>湖北省武汉经济技术开发区工业区</text:p>
          </table:table-cell>
          <table:table-cell table:number-columns-repeated="2"/>
        </table:table-row>
        <table:table-row table:style-name="ro2">
          <table:table-cell office:value-type="string">
            <text:p>000666</text:p>
          </table:table-cell>
          <table:table-cell office:value-type="string">
            <text:p>经纬纺机</text:p>
          </table:table-cell>
          <table:table-cell office:value-type="string">
            <text:p>C 制造业</text:p>
          </table:table-cell>
          <table:table-cell office:value-type="string">
            <text:p>经纬纺织机械股份有限公司</text:p>
          </table:table-cell>
          <table:table-cell office:value-type="string">
            <text:p>1996-12-10T00:00:00.000+08</text:p>
          </table:table-cell>
          <table:table-cell office:value-type="string">
            <text:p>北京</text:p>
          </table:table-cell>
          <table:table-cell office:value-type="string">
            <text:p>北京市</text:p>
          </table:table-cell>
          <table:table-cell office:value-type="string">
            <text:p>www.jwgf.com</text:p>
          </table:table-cell>
          <table:table-cell office:value-type="string">
            <text:p>北京市北京经济技术开发区永昌中路8号</text:p>
          </table:table-cell>
          <table:table-cell table:number-columns-repeated="2"/>
        </table:table-row>
        <table:table-row table:style-name="ro2">
          <table:table-cell office:value-type="string">
            <text:p>000667</text:p>
          </table:table-cell>
          <table:table-cell office:value-type="string">
            <text:p>美好置业</text:p>
          </table:table-cell>
          <table:table-cell office:value-type="string">
            <text:p>K 房地产</text:p>
          </table:table-cell>
          <table:table-cell office:value-type="string">
            <text:p>美好置业集团股份有限公司</text:p>
          </table:table-cell>
          <table:table-cell office:value-type="string">
            <text:p>1996-12-05T00:00:00.000+08</text:p>
          </table:table-cell>
          <table:table-cell office:value-type="string">
            <text:p>云南</text:p>
          </table:table-cell>
          <table:table-cell office:value-type="string">
            <text:p>昆明市</text:p>
          </table:table-cell>
          <table:table-cell office:value-type="string">
            <text:p>www.000667.com</text:p>
          </table:table-cell>
          <table:table-cell office:value-type="string">
            <text:p>云南省昆明市国防路129号恒安写字楼5楼</text:p>
          </table:table-cell>
          <table:table-cell table:number-columns-repeated="2"/>
        </table:table-row>
        <table:table-row table:style-name="ro2">
          <table:table-cell office:value-type="string">
            <text:p>000668</text:p>
          </table:table-cell>
          <table:table-cell office:value-type="string">
            <text:p>荣丰控股</text:p>
          </table:table-cell>
          <table:table-cell office:value-type="string">
            <text:p>K 房地产</text:p>
          </table:table-cell>
          <table:table-cell office:value-type="string">
            <text:p>荣丰控股集团股份有限公司</text:p>
          </table:table-cell>
          <table:table-cell office:value-type="string">
            <text:p>1996-12-10T00:00:00.000+08</text:p>
          </table:table-cell>
          <table:table-cell office:value-type="string">
            <text:p>上海</text:p>
          </table:table-cell>
          <table:table-cell office:value-type="string">
            <text:p>上海市</text:p>
          </table:table-cell>
          <table:table-cell office:value-type="string">
            <text:p>www.rfholding.cn</text:p>
          </table:table-cell>
          <table:table-cell office:value-type="string">
            <text:p>上海市浦东新区浦东大道1200号1908室</text:p>
          </table:table-cell>
          <table:table-cell table:number-columns-repeated="2"/>
        </table:table-row>
        <table:table-row table:style-name="ro2">
          <table:table-cell office:value-type="string">
            <text:p>000669</text:p>
          </table:table-cell>
          <table:table-cell office:value-type="string">
            <text:p>金鸿能源</text:p>
          </table:table-cell>
          <table:table-cell office:value-type="string">
            <text:p>D 水电煤气</text:p>
          </table:table-cell>
          <table:table-cell office:value-type="string">
            <text:p>中油金鸿能源投资股份有限公司</text:p>
          </table:table-cell>
          <table:table-cell office:value-type="string">
            <text:p>1996-12-10T00:00:00.000+08</text:p>
          </table:table-cell>
          <table:table-cell office:value-type="string">
            <text:p>吉林</text:p>
          </table:table-cell>
          <table:table-cell office:value-type="string">
            <text:p>吉林市</text:p>
          </table:table-cell>
          <table:table-cell office:value-type="string">
            <text:p>www.000669.com</text:p>
          </table:table-cell>
          <table:table-cell office:value-type="string">
            <text:p>吉林省吉林市高新区恒山西路108号</text:p>
          </table:table-cell>
          <table:table-cell table:number-columns-repeated="2"/>
        </table:table-row>
        <table:table-row table:style-name="ro2">
          <table:table-cell office:value-type="string">
            <text:p>000670</text:p>
          </table:table-cell>
          <table:table-cell office:value-type="string">
            <text:p>盈方微</text:p>
          </table:table-cell>
          <table:table-cell office:value-type="string">
            <text:p>C 制造业</text:p>
          </table:table-cell>
          <table:table-cell office:value-type="string">
            <text:p>盈方微电子股份有限公司</text:p>
          </table:table-cell>
          <table:table-cell office:value-type="string">
            <text:p>1996-12-17T00:00:00.000+08</text:p>
          </table:table-cell>
          <table:table-cell office:value-type="string">
            <text:p>湖北</text:p>
          </table:table-cell>
          <table:table-cell office:value-type="string">
            <text:p>荆州市</text:p>
          </table:table-cell>
          <table:table-cell office:value-type="string">
            <text:p>www.infotm.com</text:p>
          </table:table-cell>
          <table:table-cell office:value-type="string">
            <text:p>湖北省荆州市沙市区北京西路440号</text:p>
          </table:table-cell>
          <table:table-cell table:number-columns-repeated="2"/>
        </table:table-row>
        <table:table-row table:style-name="ro2">
          <table:table-cell office:value-type="string">
            <text:p>000671</text:p>
          </table:table-cell>
          <table:table-cell office:value-type="string">
            <text:p>阳 光 城</text:p>
          </table:table-cell>
          <table:table-cell office:value-type="string">
            <text:p>K 房地产</text:p>
          </table:table-cell>
          <table:table-cell office:value-type="string">
            <text:p>阳光城集团股份有限公司</text:p>
          </table:table-cell>
          <table:table-cell office:value-type="string">
            <text:p>1996-12-18T00:00:00.000+08</text:p>
          </table:table-cell>
          <table:table-cell office:value-type="string">
            <text:p>福建</text:p>
          </table:table-cell>
          <table:table-cell office:value-type="string">
            <text:p>福州市</text:p>
          </table:table-cell>
          <table:table-cell office:value-type="string">
            <text:p>www.yango.com.cn</text:p>
          </table:table-cell>
          <table:table-cell office:value-type="string">
            <text:p>福建省福州经济技术开发区星发路8号</text:p>
          </table:table-cell>
          <table:table-cell table:number-columns-repeated="2"/>
        </table:table-row>
        <table:table-row table:style-name="ro2">
          <table:table-cell office:value-type="string">
            <text:p>000672</text:p>
          </table:table-cell>
          <table:table-cell office:value-type="string">
            <text:p>上峰水泥</text:p>
          </table:table-cell>
          <table:table-cell office:value-type="string">
            <text:p>C 制造业</text:p>
          </table:table-cell>
          <table:table-cell office:value-type="string">
            <text:p>甘肃上峰水泥股份有限公司</text:p>
          </table:table-cell>
          <table:table-cell office:value-type="string">
            <text:p>1996-12-18T00:00:00.000+08</text:p>
          </table:table-cell>
          <table:table-cell office:value-type="string">
            <text:p>甘肃</text:p>
          </table:table-cell>
          <table:table-cell office:value-type="string">
            <text:p>白银市</text:p>
          </table:table-cell>
          <table:table-cell office:value-type="string">
            <text:p>www.sfsn.cn</text:p>
          </table:table-cell>
          <table:table-cell office:value-type="string">
            <text:p>甘肃省白银市白银区五一街8号</text:p>
          </table:table-cell>
          <table:table-cell table:number-columns-repeated="2"/>
        </table:table-row>
        <table:table-row table:style-name="ro2">
          <table:table-cell office:value-type="string">
            <text:p>000673</text:p>
          </table:table-cell>
          <table:table-cell office:value-type="string">
            <text:p>当代东方</text:p>
          </table:table-cell>
          <table:table-cell office:value-type="string">
            <text:p>R 文化传播</text:p>
          </table:table-cell>
          <table:table-cell office:value-type="string">
            <text:p>当代东方投资股份有限公司</text:p>
          </table:table-cell>
          <table:table-cell office:value-type="string">
            <text:p>1997-01-24T00:00:00.000+08</text:p>
          </table:table-cell>
          <table:table-cell office:value-type="string">
            <text:p>山西</text:p>
          </table:table-cell>
          <table:table-cell office:value-type="string">
            <text:p>大同市</text:p>
          </table:table-cell>
          <table:table-cell office:value-type="string">
            <text:p>www.sz000673.com</text:p>
          </table:table-cell>
          <table:table-cell office:value-type="string">
            <text:p>山西省大同市口泉</text:p>
          </table:table-cell>
          <table:table-cell table:number-columns-repeated="2"/>
        </table:table-row>
        <table:table-row table:style-name="ro2">
          <table:table-cell office:value-type="string">
            <text:p>000676</text:p>
          </table:table-cell>
          <table:table-cell office:value-type="string">
            <text:p>智度股份</text:p>
          </table:table-cell>
          <table:table-cell office:value-type="string">
            <text:p>C 制造业</text:p>
          </table:table-cell>
          <table:table-cell office:value-type="string">
            <text:p>智度科技股份有限公司</text:p>
          </table:table-cell>
          <table:table-cell office:value-type="string">
            <text:p>1996-12-24T00:00:00.000+08</text:p>
          </table:table-cell>
          <table:table-cell office:value-type="string">
            <text:p>河南</text:p>
          </table:table-cell>
          <table:table-cell office:value-type="string">
            <text:p>郑州市</text:p>
          </table:table-cell>
          <table:table-cell office:value-type="string">
            <text:p>www.genimous.com</text:p>
          </table:table-cell>
          <table:table-cell office:value-type="string">
            <text:p>河南省郑州市高新技术产业开发区玉兰街101号</text:p>
          </table:table-cell>
          <table:table-cell table:number-columns-repeated="2"/>
        </table:table-row>
        <table:table-row table:style-name="ro2">
          <table:table-cell office:value-type="string">
            <text:p>000677</text:p>
          </table:table-cell>
          <table:table-cell office:value-type="string">
            <text:p>恒天海龙</text:p>
          </table:table-cell>
          <table:table-cell office:value-type="string">
            <text:p>C 制造业</text:p>
          </table:table-cell>
          <table:table-cell office:value-type="string">
            <text:p>恒天海龙股份有限公司</text:p>
          </table:table-cell>
          <table:table-cell office:value-type="string">
            <text:p>1996-12-26T00:00:00.000+08</text:p>
          </table:table-cell>
          <table:table-cell office:value-type="string">
            <text:p>山东</text:p>
          </table:table-cell>
          <table:table-cell office:value-type="string">
            <text:p>潍坊市</text:p>
          </table:table-cell>
          <table:table-cell office:value-type="string">
            <text:p>www.helon.cn</text:p>
          </table:table-cell>
          <table:table-cell office:value-type="string">
            <text:p>山东省潍坊市寒亭区海龙路555号</text:p>
          </table:table-cell>
          <table:table-cell table:number-columns-repeated="2"/>
        </table:table-row>
        <table:table-row table:style-name="ro2">
          <table:table-cell office:value-type="string">
            <text:p>000678</text:p>
          </table:table-cell>
          <table:table-cell office:value-type="string">
            <text:p>襄阳轴承</text:p>
          </table:table-cell>
          <table:table-cell office:value-type="string">
            <text:p>C 制造业</text:p>
          </table:table-cell>
          <table:table-cell office:value-type="string">
            <text:p>襄阳汽车轴承股份有限公司</text:p>
          </table:table-cell>
          <table:table-cell office:value-type="string">
            <text:p>1997-01-06T00:00:00.000+08</text:p>
          </table:table-cell>
          <table:table-cell office:value-type="string">
            <text:p>湖北</text:p>
          </table:table-cell>
          <table:table-cell office:value-type="string">
            <text:p>襄阳市</text:p>
          </table:table-cell>
          <table:table-cell office:value-type="string">
            <text:p>www.zxy.com.cn</text:p>
          </table:table-cell>
          <table:table-cell office:value-type="string">
            <text:p>湖北省襄阳市襄城区轴承路1号</text:p>
          </table:table-cell>
          <table:table-cell table:number-columns-repeated="2"/>
        </table:table-row>
        <table:table-row table:style-name="ro2">
          <table:table-cell office:value-type="string">
            <text:p>000679</text:p>
          </table:table-cell>
          <table:table-cell office:value-type="string">
            <text:p>大连友谊</text:p>
          </table:table-cell>
          <table:table-cell office:value-type="string">
            <text:p>F 批发零售</text:p>
          </table:table-cell>
          <table:table-cell office:value-type="string">
            <text:p>大连友谊(集团)股份有限公司</text:p>
          </table:table-cell>
          <table:table-cell office:value-type="string">
            <text:p>1997-01-24T00:00:00.000+08</text:p>
          </table:table-cell>
          <table:table-cell office:value-type="string">
            <text:p>辽宁</text:p>
          </table:table-cell>
          <table:table-cell office:value-type="string">
            <text:p>大连市</text:p>
          </table:table-cell>
          <table:table-cell office:value-type="string">
            <text:p>www.dlyy.com.cn</text:p>
          </table:table-cell>
          <table:table-cell office:value-type="string">
            <text:p>辽宁省大连市中山区七一街1号</text:p>
          </table:table-cell>
          <table:table-cell table:number-columns-repeated="2"/>
        </table:table-row>
        <table:table-row table:style-name="ro2">
          <table:table-cell office:value-type="string">
            <text:p>000680</text:p>
          </table:table-cell>
          <table:table-cell office:value-type="string">
            <text:p>山推股份</text:p>
          </table:table-cell>
          <table:table-cell office:value-type="string">
            <text:p>C 制造业</text:p>
          </table:table-cell>
          <table:table-cell office:value-type="string">
            <text:p>山推工程机械股份有限公司</text:p>
          </table:table-cell>
          <table:table-cell office:value-type="string">
            <text:p>1997-01-22T00:00:00.000+08</text:p>
          </table:table-cell>
          <table:table-cell office:value-type="string">
            <text:p>山东</text:p>
          </table:table-cell>
          <table:table-cell office:value-type="string">
            <text:p>济宁市</text:p>
          </table:table-cell>
          <table:table-cell office:value-type="string">
            <text:p>www.shantui.com</text:p>
          </table:table-cell>
          <table:table-cell office:value-type="string">
            <text:p>山东省济宁市高新区327国道58号</text:p>
          </table:table-cell>
          <table:table-cell table:number-columns-repeated="2"/>
        </table:table-row>
        <table:table-row table:style-name="ro2">
          <table:table-cell office:value-type="string">
            <text:p>000681</text:p>
          </table:table-cell>
          <table:table-cell office:value-type="string">
            <text:p>视觉中国</text:p>
          </table:table-cell>
          <table:table-cell office:value-type="string">
            <text:p>R 文化传播</text:p>
          </table:table-cell>
          <table:table-cell office:value-type="string">
            <text:p>视觉（中国）文化发展股份有限公司</text:p>
          </table:table-cell>
          <table:table-cell office:value-type="string">
            <text:p>1997-01-21T00:00:00.000+08</text:p>
          </table:table-cell>
          <table:table-cell office:value-type="string">
            <text:p>江苏</text:p>
          </table:table-cell>
          <table:table-cell office:value-type="string">
            <text:p>常州市</text:p>
          </table:table-cell>
          <table:table-cell office:value-type="string">
            <text:p>www.chinafareast.com</text:p>
          </table:table-cell>
          <table:table-cell office:value-type="string">
            <text:p>江苏省常州市武进区武进经济开发区绿杨路2号</text:p>
          </table:table-cell>
          <table:table-cell table:number-columns-repeated="2"/>
        </table:table-row>
        <table:table-row table:style-name="ro2">
          <table:table-cell office:value-type="string">
            <text:p>000682</text:p>
          </table:table-cell>
          <table:table-cell office:value-type="string">
            <text:p>东方电子</text:p>
          </table:table-cell>
          <table:table-cell office:value-type="string">
            <text:p>C 制造业</text:p>
          </table:table-cell>
          <table:table-cell office:value-type="string">
            <text:p>东方电子股份有限公司</text:p>
          </table:table-cell>
          <table:table-cell office:value-type="string">
            <text:p>1997-01-21T00:00:00.000+08</text:p>
          </table:table-cell>
          <table:table-cell office:value-type="string">
            <text:p>山东</text:p>
          </table:table-cell>
          <table:table-cell office:value-type="string">
            <text:p>烟台市</text:p>
          </table:table-cell>
          <table:table-cell office:value-type="string">
            <text:p>www.dongfangelec.com</text:p>
          </table:table-cell>
          <table:table-cell office:value-type="string">
            <text:p>山东省烟台市芝罘区机场路2号</text:p>
          </table:table-cell>
          <table:table-cell table:number-columns-repeated="2"/>
        </table:table-row>
        <table:table-row table:style-name="ro2">
          <table:table-cell office:value-type="string">
            <text:p>000683</text:p>
          </table:table-cell>
          <table:table-cell office:value-type="string">
            <text:p>远兴能源</text:p>
          </table:table-cell>
          <table:table-cell office:value-type="string">
            <text:p>C 制造业</text:p>
          </table:table-cell>
          <table:table-cell office:value-type="string">
            <text:p>内蒙古远兴能源股份有限公司</text:p>
          </table:table-cell>
          <table:table-cell office:value-type="string">
            <text:p>1997-01-31T00:00:00.000+08</text:p>
          </table:table-cell>
          <table:table-cell office:value-type="string">
            <text:p>内蒙古</text:p>
          </table:table-cell>
          <table:table-cell office:value-type="string">
            <text:p>鄂尔多斯市</text:p>
          </table:table-cell>
          <table:table-cell office:value-type="string">
            <text:p>www.yuanxing.com</text:p>
          </table:table-cell>
          <table:table-cell office:value-type="string">
            <text:p>内蒙古自治区鄂尔多斯市东胜区伊煤南路14号创业大厦B座16层</text:p>
          </table:table-cell>
          <table:table-cell table:number-columns-repeated="2"/>
        </table:table-row>
        <table:table-row table:style-name="ro2">
          <table:table-cell office:value-type="string">
            <text:p>000685</text:p>
          </table:table-cell>
          <table:table-cell office:value-type="string">
            <text:p>中山公用</text:p>
          </table:table-cell>
          <table:table-cell office:value-type="string">
            <text:p>D 水电煤气</text:p>
          </table:table-cell>
          <table:table-cell office:value-type="string">
            <text:p>中山公用事业集团股份有限公司</text:p>
          </table:table-cell>
          <table:table-cell office:value-type="string">
            <text:p>1997-01-23T00:00:00.000+08</text:p>
          </table:table-cell>
          <table:table-cell office:value-type="string">
            <text:p>广东</text:p>
          </table:table-cell>
          <table:table-cell office:value-type="string">
            <text:p>中山市</text:p>
          </table:table-cell>
          <table:table-cell office:value-type="string">
            <text:p>www.zpug.net</text:p>
          </table:table-cell>
          <table:table-cell office:value-type="string">
            <text:p>广东省中山市兴中道十八号财兴大厦北座</text:p>
          </table:table-cell>
          <table:table-cell table:number-columns-repeated="2"/>
        </table:table-row>
        <table:table-row table:style-name="ro2">
          <table:table-cell office:value-type="string">
            <text:p>000686</text:p>
          </table:table-cell>
          <table:table-cell office:value-type="string">
            <text:p>东北证券</text:p>
          </table:table-cell>
          <table:table-cell office:value-type="string">
            <text:p>J 金融业</text:p>
          </table:table-cell>
          <table:table-cell office:value-type="string">
            <text:p>东北证券股份有限公司</text:p>
          </table:table-cell>
          <table:table-cell office:value-type="string">
            <text:p>1997-02-27T00:00:00.000+08</text:p>
          </table:table-cell>
          <table:table-cell office:value-type="string">
            <text:p>吉林</text:p>
          </table:table-cell>
          <table:table-cell office:value-type="string">
            <text:p>长春市</text:p>
          </table:table-cell>
          <table:table-cell office:value-type="string">
            <text:p>www.nesc.cn</text:p>
          </table:table-cell>
          <table:table-cell office:value-type="string">
            <text:p>吉林省长春市生态大街6666号</text:p>
          </table:table-cell>
          <table:table-cell table:number-columns-repeated="2"/>
        </table:table-row>
        <table:table-row table:style-name="ro2">
          <table:table-cell office:value-type="string">
            <text:p>000687</text:p>
          </table:table-cell>
          <table:table-cell office:value-type="string">
            <text:p>华讯方舟</text:p>
          </table:table-cell>
          <table:table-cell office:value-type="string">
            <text:p>C 制造业</text:p>
          </table:table-cell>
          <table:table-cell office:value-type="string">
            <text:p>华讯方舟股份有限公司</text:p>
          </table:table-cell>
          <table:table-cell office:value-type="string">
            <text:p>1997-02-21T00:00:00.000+08</text:p>
          </table:table-cell>
          <table:table-cell office:value-type="string">
            <text:p>河北</text:p>
          </table:table-cell>
          <table:table-cell office:value-type="string">
            <text:p>保定市</text:p>
          </table:table-cell>
          <table:table-cell office:value-type="string">
            <text:p>www.huaxunchina.com.cn</text:p>
          </table:table-cell>
          <table:table-cell office:value-type="string">
            <text:p>河北省保定市新市区盛兴西路1369号</text:p>
          </table:table-cell>
          <table:table-cell table:number-columns-repeated="2"/>
        </table:table-row>
        <table:table-row table:style-name="ro2">
          <table:table-cell office:value-type="string">
            <text:p>000688</text:p>
          </table:table-cell>
          <table:table-cell office:value-type="string">
            <text:p>建新矿业</text:p>
          </table:table-cell>
          <table:table-cell office:value-type="string">
            <text:p>B 采矿业</text:p>
          </table:table-cell>
          <table:table-cell office:value-type="string">
            <text:p>建新矿业股份有限责任公司</text:p>
          </table:table-cell>
          <table:table-cell office:value-type="string">
            <text:p>1997-01-20T00:00:00.000+08</text:p>
          </table:table-cell>
          <table:table-cell office:value-type="string">
            <text:p>重庆</text:p>
          </table:table-cell>
          <table:table-cell office:value-type="string">
            <text:p>重庆市</text:p>
          </table:table-cell>
          <table:table-cell office:value-type="string">
            <text:p>www.jianxin0688.com</text:p>
          </table:table-cell>
          <table:table-cell office:value-type="string">
            <text:p>重庆市涪陵区江东群沱子路31号</text:p>
          </table:table-cell>
          <table:table-cell table:number-columns-repeated="2"/>
        </table:table-row>
        <table:table-row table:style-name="ro2">
          <table:table-cell office:value-type="string">
            <text:p>000690</text:p>
          </table:table-cell>
          <table:table-cell office:value-type="string">
            <text:p>宝新能源</text:p>
          </table:table-cell>
          <table:table-cell office:value-type="string">
            <text:p>D 水电煤气</text:p>
          </table:table-cell>
          <table:table-cell office:value-type="string">
            <text:p>广东宝丽华新能源股份有限公司</text:p>
          </table:table-cell>
          <table:table-cell office:value-type="string">
            <text:p>1997-01-28T00:00:00.000+08</text:p>
          </table:table-cell>
          <table:table-cell office:value-type="string">
            <text:p>广东</text:p>
          </table:table-cell>
          <table:table-cell office:value-type="string">
            <text:p>梅州市</text:p>
          </table:table-cell>
          <table:table-cell office:value-type="string">
            <text:p>www.baolihua.com.cn</text:p>
          </table:table-cell>
          <table:table-cell office:value-type="string">
            <text:p>广东省梅州市梅县华侨城香港花园宝丽华综合大楼</text:p>
          </table:table-cell>
          <table:table-cell table:number-columns-repeated="2"/>
        </table:table-row>
        <table:table-row table:style-name="ro2">
          <table:table-cell office:value-type="string">
            <text:p>000691</text:p>
          </table:table-cell>
          <table:table-cell office:value-type="string">
            <text:p>ST亚太</text:p>
          </table:table-cell>
          <table:table-cell office:value-type="string">
            <text:p>K 房地产</text:p>
          </table:table-cell>
          <table:table-cell office:value-type="string">
            <text:p>海南亚太实业发展股份有限公司</text:p>
          </table:table-cell>
          <table:table-cell office:value-type="string">
            <text:p>1997-02-28T00:00:00.000+08</text:p>
          </table:table-cell>
          <table:table-cell office:value-type="string">
            <text:p>甘肃</text:p>
          </table:table-cell>
          <table:table-cell office:value-type="string">
            <text:p>兰州市</text:p>
          </table:table-cell>
          <table:table-cell office:value-type="string">
            <text:p>www.ytsy000691.com</text:p>
          </table:table-cell>
          <table:table-cell office:value-type="string">
            <text:p>甘肃省兰州市兰州新区亚太工业科技总部基地A1号办公楼</text:p>
          </table:table-cell>
          <table:table-cell table:number-columns-repeated="2"/>
        </table:table-row>
        <table:table-row table:style-name="ro2">
          <table:table-cell office:value-type="string">
            <text:p>000692</text:p>
          </table:table-cell>
          <table:table-cell office:value-type="string">
            <text:p>惠天热电</text:p>
          </table:table-cell>
          <table:table-cell office:value-type="string">
            <text:p>D 水电煤气</text:p>
          </table:table-cell>
          <table:table-cell office:value-type="string">
            <text:p>沈阳惠天热电股份有限公司</text:p>
          </table:table-cell>
          <table:table-cell office:value-type="string">
            <text:p>1997-02-27T00:00:00.000+08</text:p>
          </table:table-cell>
          <table:table-cell office:value-type="string">
            <text:p>辽宁</text:p>
          </table:table-cell>
          <table:table-cell office:value-type="string">
            <text:p>沈阳市</text:p>
          </table:table-cell>
          <table:table-cell office:value-type="string">
            <text:p>www.htrd.cn</text:p>
          </table:table-cell>
          <table:table-cell office:value-type="string">
            <text:p>辽宁省沈阳市沈河区热闹路47号</text:p>
          </table:table-cell>
          <table:table-cell table:number-columns-repeated="2"/>
        </table:table-row>
        <table:table-row table:style-name="ro2">
          <table:table-cell office:value-type="string">
            <text:p>000693</text:p>
          </table:table-cell>
          <table:table-cell office:value-type="string">
            <text:p>*ST华泽</text:p>
          </table:table-cell>
          <table:table-cell office:value-type="string">
            <text:p>B 采矿业</text:p>
          </table:table-cell>
          <table:table-cell office:value-type="string">
            <text:p>成都华泽钴镍材料股份有限公司</text:p>
          </table:table-cell>
          <table:table-cell office:value-type="string">
            <text:p>1997-02-26T00:00:00.000+08</text:p>
          </table:table-cell>
          <table:table-cell office:value-type="string">
            <text:p>四川</text:p>
          </table:table-cell>
          <table:table-cell office:value-type="string">
            <text:p>成都市</text:p>
          </table:table-cell>
          <table:table-cell office:value-type="string">
            <text:p>www.ufg.com.cn</text:p>
          </table:table-cell>
          <table:table-cell office:value-type="string">
            <text:p>四川省成都市海峡两岸科技开发园科技创新中心</text:p>
          </table:table-cell>
          <table:table-cell table:number-columns-repeated="2"/>
        </table:table-row>
        <table:table-row table:style-name="ro2">
          <table:table-cell office:value-type="string">
            <text:p>000695</text:p>
          </table:table-cell>
          <table:table-cell office:value-type="string">
            <text:p>滨海能源</text:p>
          </table:table-cell>
          <table:table-cell office:value-type="string">
            <text:p>D 水电煤气</text:p>
          </table:table-cell>
          <table:table-cell office:value-type="string">
            <text:p>天津滨海能源发展股份有限公司</text:p>
          </table:table-cell>
          <table:table-cell office:value-type="string">
            <text:p>1997-02-18T00:00:00.000+08</text:p>
          </table:table-cell>
          <table:table-cell office:value-type="string">
            <text:p>天津</text:p>
          </table:table-cell>
          <table:table-cell office:value-type="string">
            <text:p>天津市</text:p>
          </table:table-cell>
          <table:table-cell office:value-type="string">
            <text:p>www.binhaienergy.com</text:p>
          </table:table-cell>
          <table:table-cell office:value-type="string">
            <text:p>天津市开发区第十一大街27号</text:p>
          </table:table-cell>
          <table:table-cell table:number-columns-repeated="2"/>
        </table:table-row>
        <table:table-row table:style-name="ro2">
          <table:table-cell office:value-type="string">
            <text:p>000697</text:p>
          </table:table-cell>
          <table:table-cell office:value-type="string">
            <text:p>炼石有色</text:p>
          </table:table-cell>
          <table:table-cell office:value-type="string">
            <text:p>B 采矿业</text:p>
          </table:table-cell>
          <table:table-cell office:value-type="string">
            <text:p>陕西炼石有色资源股份有限公司</text:p>
          </table:table-cell>
          <table:table-cell office:value-type="string">
            <text:p>1997-03-25T00:00:00.000+08</text:p>
          </table:table-cell>
          <table:table-cell office:value-type="string">
            <text:p>陕西</text:p>
          </table:table-cell>
          <table:table-cell office:value-type="string">
            <text:p>咸阳市</text:p>
          </table:table-cell>
          <table:table-cell office:value-type="string">
            <text:p>www.lsmin.com</text:p>
          </table:table-cell>
          <table:table-cell office:value-type="string">
            <text:p>陕西省西咸新区沣西新城世纪大道55号</text:p>
          </table:table-cell>
          <table:table-cell table:number-columns-repeated="2"/>
        </table:table-row>
        <table:table-row table:style-name="ro2">
          <table:table-cell office:value-type="string">
            <text:p>000698</text:p>
          </table:table-cell>
          <table:table-cell office:value-type="string">
            <text:p>沈阳化工</text:p>
          </table:table-cell>
          <table:table-cell office:value-type="string">
            <text:p>C 制造业</text:p>
          </table:table-cell>
          <table:table-cell office:value-type="string">
            <text:p>沈阳化工股份有限公司</text:p>
          </table:table-cell>
          <table:table-cell office:value-type="string">
            <text:p>1997-02-20T00:00:00.000+08</text:p>
          </table:table-cell>
          <table:table-cell office:value-type="string">
            <text:p>辽宁</text:p>
          </table:table-cell>
          <table:table-cell office:value-type="string">
            <text:p>沈阳市</text:p>
          </table:table-cell>
          <table:table-cell office:value-type="string">
            <text:p>www.sychem.com</text:p>
          </table:table-cell>
          <table:table-cell office:value-type="string">
            <text:p>辽宁省沈阳市经济技术开发区沈大路888号</text:p>
          </table:table-cell>
          <table:table-cell table:number-columns-repeated="2"/>
        </table:table-row>
        <table:table-row table:style-name="ro2">
          <table:table-cell office:value-type="string">
            <text:p>000700</text:p>
          </table:table-cell>
          <table:table-cell office:value-type="string">
            <text:p>模塑科技</text:p>
          </table:table-cell>
          <table:table-cell office:value-type="string">
            <text:p>C 制造业</text:p>
          </table:table-cell>
          <table:table-cell office:value-type="string">
            <text:p>江南模塑科技股份有限公司</text:p>
          </table:table-cell>
          <table:table-cell office:value-type="string">
            <text:p>1997-02-28T00:00:00.000+08</text:p>
          </table:table-cell>
          <table:table-cell office:value-type="string">
            <text:p>江苏</text:p>
          </table:table-cell>
          <table:table-cell office:value-type="string">
            <text:p>无锡市</text:p>
          </table:table-cell>
          <table:table-cell office:value-type="string">
            <text:p>www.jnmpt.com</text:p>
          </table:table-cell>
          <table:table-cell office:value-type="string">
            <text:p>江苏省江阴市周庄镇长青路8号</text:p>
          </table:table-cell>
          <table:table-cell table:number-columns-repeated="2"/>
        </table:table-row>
        <table:table-row table:style-name="ro2">
          <table:table-cell office:value-type="string">
            <text:p>000701</text:p>
          </table:table-cell>
          <table:table-cell office:value-type="string">
            <text:p>厦门信达</text:p>
          </table:table-cell>
          <table:table-cell office:value-type="string">
            <text:p>F 批发零售</text:p>
          </table:table-cell>
          <table:table-cell office:value-type="string">
            <text:p>厦门信达股份有限公司</text:p>
          </table:table-cell>
          <table:table-cell office:value-type="string">
            <text:p>1997-02-26T00:00:00.000+08</text:p>
          </table:table-cell>
          <table:table-cell office:value-type="string">
            <text:p>福建</text:p>
          </table:table-cell>
          <table:table-cell office:value-type="string">
            <text:p>厦门市</text:p>
          </table:table-cell>
          <table:table-cell office:value-type="string">
            <text:p>www.xindeco.com</text:p>
          </table:table-cell>
          <table:table-cell office:value-type="string">
            <text:p>福建省厦门市湖里区兴隆路27号第7层</text:p>
          </table:table-cell>
          <table:table-cell table:number-columns-repeated="2"/>
        </table:table-row>
        <table:table-row table:style-name="ro2">
          <table:table-cell office:value-type="string">
            <text:p>000702</text:p>
          </table:table-cell>
          <table:table-cell office:value-type="string">
            <text:p>正虹科技</text:p>
          </table:table-cell>
          <table:table-cell office:value-type="string">
            <text:p>C 制造业</text:p>
          </table:table-cell>
          <table:table-cell office:value-type="string">
            <text:p>湖南正虹科技发展股份有限公司</text:p>
          </table:table-cell>
          <table:table-cell office:value-type="string">
            <text:p>1997-03-18T00:00:00.000+08</text:p>
          </table:table-cell>
          <table:table-cell office:value-type="string">
            <text:p>湖南</text:p>
          </table:table-cell>
          <table:table-cell office:value-type="string">
            <text:p>岳阳市</text:p>
          </table:table-cell>
          <table:table-cell office:value-type="string">
            <text:p>www.chinazhjt.com.cn</text:p>
          </table:table-cell>
          <table:table-cell office:value-type="string">
            <text:p>湖南省岳阳市屈原管理区营田镇</text:p>
          </table:table-cell>
          <table:table-cell table:number-columns-repeated="2"/>
        </table:table-row>
        <table:table-row table:style-name="ro2">
          <table:table-cell office:value-type="string">
            <text:p>000703</text:p>
          </table:table-cell>
          <table:table-cell office:value-type="string">
            <text:p>恒逸石化</text:p>
          </table:table-cell>
          <table:table-cell office:value-type="string">
            <text:p>C 制造业</text:p>
          </table:table-cell>
          <table:table-cell office:value-type="string">
            <text:p>恒逸石化股份有限公司</text:p>
          </table:table-cell>
          <table:table-cell office:value-type="string">
            <text:p>1997-03-28T00:00:00.000+08</text:p>
          </table:table-cell>
          <table:table-cell office:value-type="string">
            <text:p>广西</text:p>
          </table:table-cell>
          <table:table-cell office:value-type="string">
            <text:p>北海市</text:p>
          </table:table-cell>
          <table:table-cell office:value-type="string">
            <text:p>www.hengyishihua.com</text:p>
          </table:table-cell>
          <table:table-cell office:value-type="string">
            <text:p>广西壮族自治区北海市北海大道西16号海富大厦第七层G号</text:p>
          </table:table-cell>
          <table:table-cell table:number-columns-repeated="2"/>
        </table:table-row>
        <table:table-row table:style-name="ro2">
          <table:table-cell office:value-type="string">
            <text:p>000705</text:p>
          </table:table-cell>
          <table:table-cell office:value-type="string">
            <text:p>浙江震元</text:p>
          </table:table-cell>
          <table:table-cell office:value-type="string">
            <text:p>F 批发零售</text:p>
          </table:table-cell>
          <table:table-cell office:value-type="string">
            <text:p>浙江震元股份有限公司</text:p>
          </table:table-cell>
          <table:table-cell office:value-type="string">
            <text:p>1997-04-10T00:00:00.000+08</text:p>
          </table:table-cell>
          <table:table-cell office:value-type="string">
            <text:p>浙江</text:p>
          </table:table-cell>
          <table:table-cell office:value-type="string">
            <text:p>绍兴市</text:p>
          </table:table-cell>
          <table:table-cell office:value-type="string">
            <text:p>www.zjzy.com</text:p>
          </table:table-cell>
          <table:table-cell office:value-type="string">
            <text:p>浙江省绍兴市解放北路289号</text:p>
          </table:table-cell>
          <table:table-cell table:number-columns-repeated="2"/>
        </table:table-row>
        <table:table-row table:style-name="ro2">
          <table:table-cell office:value-type="string">
            <text:p>000706</text:p>
          </table:table-cell>
          <table:table-cell office:value-type="string">
            <text:p>瓦轴B</text:p>
          </table:table-cell>
          <table:table-cell office:value-type="string">
            <text:p>C 制造业</text:p>
          </table:table-cell>
          <table:table-cell office:value-type="string">
            <text:p>瓦房店轴承股份有限公司</text:p>
          </table:table-cell>
          <table:table-cell office:value-type="string">
            <text:p>1997-04-15T00:00:00.000+08</text:p>
          </table:table-cell>
          <table:table-cell office:value-type="string">
            <text:p>辽宁</text:p>
          </table:table-cell>
          <table:table-cell office:value-type="string">
            <text:p>大连市</text:p>
          </table:table-cell>
          <table:table-cell office:value-type="string">
            <text:p>www.zwz-bearing.com.cn</text:p>
          </table:table-cell>
          <table:table-cell office:value-type="string">
            <text:p>辽宁省瓦房店市北共济街一段1号</text:p>
          </table:table-cell>
          <table:table-cell table:number-columns-repeated="2"/>
        </table:table-row>
        <table:table-row table:style-name="ro2">
          <table:table-cell office:value-type="string">
            <text:p>000707</text:p>
          </table:table-cell>
          <table:table-cell office:value-type="string">
            <text:p>双环科技</text:p>
          </table:table-cell>
          <table:table-cell office:value-type="string">
            <text:p>C 制造业</text:p>
          </table:table-cell>
          <table:table-cell office:value-type="string">
            <text:p>湖北双环科技股份有限公司</text:p>
          </table:table-cell>
          <table:table-cell office:value-type="string">
            <text:p>1997-04-15T00:00:00.000+08</text:p>
          </table:table-cell>
          <table:table-cell office:value-type="string">
            <text:p>湖北</text:p>
          </table:table-cell>
          <table:table-cell office:value-type="string">
            <text:p>孝感市</text:p>
          </table:table-cell>
          <table:table-cell office:value-type="string">
            <text:p>www.hbshkj.cn</text:p>
          </table:table-cell>
          <table:table-cell office:value-type="string">
            <text:p>湖北省应城市东马坊团结大道26号</text:p>
          </table:table-cell>
          <table:table-cell table:number-columns-repeated="2"/>
        </table:table-row>
        <table:table-row table:style-name="ro2">
          <table:table-cell office:value-type="string">
            <text:p>000708</text:p>
          </table:table-cell>
          <table:table-cell office:value-type="string">
            <text:p>大冶特钢</text:p>
          </table:table-cell>
          <table:table-cell office:value-type="string">
            <text:p>C 制造业</text:p>
          </table:table-cell>
          <table:table-cell office:value-type="string">
            <text:p>大冶特殊钢股份有限公司</text:p>
          </table:table-cell>
          <table:table-cell office:value-type="string">
            <text:p>1997-03-26T00:00:00.000+08</text:p>
          </table:table-cell>
          <table:table-cell office:value-type="string">
            <text:p>湖北</text:p>
          </table:table-cell>
          <table:table-cell office:value-type="string">
            <text:p>黄石市</text:p>
          </table:table-cell>
          <table:table-cell office:value-type="string">
            <text:p>www.dayesteel.com.cn</text:p>
          </table:table-cell>
          <table:table-cell office:value-type="string">
            <text:p>湖北省黄石市黄石大道316号</text:p>
          </table:table-cell>
          <table:table-cell table:number-columns-repeated="2"/>
        </table:table-row>
        <table:table-row table:style-name="ro2">
          <table:table-cell office:value-type="string">
            <text:p>000709</text:p>
          </table:table-cell>
          <table:table-cell office:value-type="string">
            <text:p>河钢股份</text:p>
          </table:table-cell>
          <table:table-cell office:value-type="string">
            <text:p>C 制造业</text:p>
          </table:table-cell>
          <table:table-cell office:value-type="string">
            <text:p>河钢股份有限公司</text:p>
          </table:table-cell>
          <table:table-cell office:value-type="string">
            <text:p>1997-04-16T00:00:00.000+08</text:p>
          </table:table-cell>
          <table:table-cell office:value-type="string">
            <text:p>河北</text:p>
          </table:table-cell>
          <table:table-cell office:value-type="string">
            <text:p>石家庄市</text:p>
          </table:table-cell>
          <table:table-cell office:value-type="string">
            <text:p>www.hebgtgf.com</text:p>
          </table:table-cell>
          <table:table-cell office:value-type="string">
            <text:p>河北省石家庄市体育南大街385号</text:p>
          </table:table-cell>
          <table:table-cell table:number-columns-repeated="2"/>
        </table:table-row>
        <table:table-row table:style-name="ro2">
          <table:table-cell office:value-type="string">
            <text:p>000710</text:p>
          </table:table-cell>
          <table:table-cell office:value-type="string">
            <text:p>*ST天仪</text:p>
          </table:table-cell>
          <table:table-cell office:value-type="string">
            <text:p>C 制造业</text:p>
          </table:table-cell>
          <table:table-cell office:value-type="string">
            <text:p>成都天兴仪表股份有限公司</text:p>
          </table:table-cell>
          <table:table-cell office:value-type="string">
            <text:p>1997-04-22T00:00:00.000+08</text:p>
          </table:table-cell>
          <table:table-cell office:value-type="string">
            <text:p>四川</text:p>
          </table:table-cell>
          <table:table-cell office:value-type="string">
            <text:p>成都市</text:p>
          </table:table-cell>
          <table:table-cell office:value-type="string">
            <text:p>www.txyb.com.cn</text:p>
          </table:table-cell>
          <table:table-cell office:value-type="string">
            <text:p>四川省成都市经济技术开发区（龙泉驿区）成都汽车城大道333号</text:p>
          </table:table-cell>
          <table:table-cell table:number-columns-repeated="2"/>
        </table:table-row>
        <table:table-row table:style-name="ro2">
          <table:table-cell office:value-type="string">
            <text:p>000711</text:p>
          </table:table-cell>
          <table:table-cell office:value-type="string">
            <text:p>京蓝科技</text:p>
          </table:table-cell>
          <table:table-cell office:value-type="string">
            <text:p>A 农林牧渔</text:p>
          </table:table-cell>
          <table:table-cell office:value-type="string">
            <text:p>京蓝科技股份有限公司</text:p>
          </table:table-cell>
          <table:table-cell office:value-type="string">
            <text:p>1997-04-11T00:00:00.000+08</text:p>
          </table:table-cell>
          <table:table-cell office:value-type="string">
            <text:p>黑龙江</text:p>
          </table:table-cell>
          <table:table-cell office:value-type="string">
            <text:p>哈尔滨市</text:p>
          </table:table-cell>
          <table:table-cell office:value-type="string">
            <text:p>www.kinglandgroup.com</text:p>
          </table:table-cell>
          <table:table-cell office:value-type="string">
            <text:p>黑龙江省哈尔滨市南岗区经济技术开发区</text:p>
          </table:table-cell>
          <table:table-cell table:number-columns-repeated="2"/>
        </table:table-row>
        <table:table-row table:style-name="ro2">
          <table:table-cell office:value-type="string">
            <text:p>000712</text:p>
          </table:table-cell>
          <table:table-cell office:value-type="string">
            <text:p>锦龙股份</text:p>
          </table:table-cell>
          <table:table-cell office:value-type="string">
            <text:p>J 金融业</text:p>
          </table:table-cell>
          <table:table-cell office:value-type="string">
            <text:p>广东锦龙发展股份有限公司</text:p>
          </table:table-cell>
          <table:table-cell office:value-type="string">
            <text:p>1997-04-15T00:00:00.000+08</text:p>
          </table:table-cell>
          <table:table-cell office:value-type="string">
            <text:p>广东</text:p>
          </table:table-cell>
          <table:table-cell office:value-type="string">
            <text:p>东莞市</text:p>
          </table:table-cell>
          <table:table-cell office:value-type="string">
            <text:p>www.jlgf.com</text:p>
          </table:table-cell>
          <table:table-cell office:value-type="string">
            <text:p>广东省东莞市南城街道鸿福路106号南峰中心第十二层</text:p>
          </table:table-cell>
          <table:table-cell table:number-columns-repeated="2"/>
        </table:table-row>
        <table:table-row table:style-name="ro2">
          <table:table-cell office:value-type="string">
            <text:p>000713</text:p>
          </table:table-cell>
          <table:table-cell office:value-type="string">
            <text:p>丰乐种业</text:p>
          </table:table-cell>
          <table:table-cell office:value-type="string">
            <text:p>A 农林牧渔</text:p>
          </table:table-cell>
          <table:table-cell office:value-type="string">
            <text:p>合肥丰乐种业股份有限公司</text:p>
          </table:table-cell>
          <table:table-cell office:value-type="string">
            <text:p>1997-04-22T00:00:00.000+08</text:p>
          </table:table-cell>
          <table:table-cell office:value-type="string">
            <text:p>安徽</text:p>
          </table:table-cell>
          <table:table-cell office:value-type="string">
            <text:p>合肥市</text:p>
          </table:table-cell>
          <table:table-cell office:value-type="string">
            <text:p>www.fengle.com.cn</text:p>
          </table:table-cell>
          <table:table-cell office:value-type="string">
            <text:p>安徽省合肥市蜀山区创业大道4号</text:p>
          </table:table-cell>
          <table:table-cell table:number-columns-repeated="2"/>
        </table:table-row>
        <table:table-row table:style-name="ro2">
          <table:table-cell office:value-type="string">
            <text:p>000715</text:p>
          </table:table-cell>
          <table:table-cell office:value-type="string">
            <text:p>中兴商业</text:p>
          </table:table-cell>
          <table:table-cell office:value-type="string">
            <text:p>F 批发零售</text:p>
          </table:table-cell>
          <table:table-cell office:value-type="string">
            <text:p>中兴-沈阳商业大厦(集团)股份有限公司</text:p>
          </table:table-cell>
          <table:table-cell office:value-type="string">
            <text:p>1997-05-08T00:00:00.000+08</text:p>
          </table:table-cell>
          <table:table-cell office:value-type="string">
            <text:p>辽宁</text:p>
          </table:table-cell>
          <table:table-cell office:value-type="string">
            <text:p>沈阳市</text:p>
          </table:table-cell>
          <table:table-cell office:value-type="string">
            <text:p>www.zxbusiness.com</text:p>
          </table:table-cell>
          <table:table-cell office:value-type="string">
            <text:p>辽宁省沈阳市和平区太原北街86号</text:p>
          </table:table-cell>
          <table:table-cell table:number-columns-repeated="2"/>
        </table:table-row>
        <table:table-row table:style-name="ro2">
          <table:table-cell office:value-type="string">
            <text:p>000716</text:p>
          </table:table-cell>
          <table:table-cell office:value-type="string">
            <text:p>黑芝麻</text:p>
          </table:table-cell>
          <table:table-cell office:value-type="string">
            <text:p>C 制造业</text:p>
          </table:table-cell>
          <table:table-cell office:value-type="string">
            <text:p>南方黑芝麻集团股份有限公司</text:p>
          </table:table-cell>
          <table:table-cell office:value-type="string">
            <text:p>1997-04-18T00:00:00.000+08</text:p>
          </table:table-cell>
          <table:table-cell office:value-type="string">
            <text:p>广西</text:p>
          </table:table-cell>
          <table:table-cell office:value-type="string">
            <text:p>南宁市</text:p>
          </table:table-cell>
          <table:table-cell office:value-type="string">
            <text:p>www.nanfangfood.com</text:p>
          </table:table-cell>
          <table:table-cell office:value-type="string">
            <text:p>广西壮族自治区容县城南工业集中区黑五类产业园</text:p>
          </table:table-cell>
          <table:table-cell table:number-columns-repeated="2"/>
        </table:table-row>
        <table:table-row table:style-name="ro2">
          <table:table-cell office:value-type="string">
            <text:p>000717</text:p>
          </table:table-cell>
          <table:table-cell office:value-type="string">
            <text:p>韶钢松山</text:p>
          </table:table-cell>
          <table:table-cell office:value-type="string">
            <text:p>C 制造业</text:p>
          </table:table-cell>
          <table:table-cell office:value-type="string">
            <text:p>广东韶钢松山股份有限公司</text:p>
          </table:table-cell>
          <table:table-cell office:value-type="string">
            <text:p>1997-05-08T00:00:00.000+08</text:p>
          </table:table-cell>
          <table:table-cell office:value-type="string">
            <text:p>广东</text:p>
          </table:table-cell>
          <table:table-cell office:value-type="string">
            <text:p>韶关市</text:p>
          </table:table-cell>
          <table:table-cell office:value-type="string">
            <text:p>www.sgss.com.cn</text:p>
          </table:table-cell>
          <table:table-cell office:value-type="string">
            <text:p>广东省韶关市曲江区马坝</text:p>
          </table:table-cell>
          <table:table-cell table:number-columns-repeated="2"/>
        </table:table-row>
        <table:table-row table:style-name="ro2">
          <table:table-cell office:value-type="string">
            <text:p>000718</text:p>
          </table:table-cell>
          <table:table-cell office:value-type="string">
            <text:p>苏宁环球</text:p>
          </table:table-cell>
          <table:table-cell office:value-type="string">
            <text:p>K 房地产</text:p>
          </table:table-cell>
          <table:table-cell office:value-type="string">
            <text:p>苏宁环球股份有限公司</text:p>
          </table:table-cell>
          <table:table-cell office:value-type="string">
            <text:p>1997-04-08T00:00:00.000+08</text:p>
          </table:table-cell>
          <table:table-cell office:value-type="string">
            <text:p>吉林</text:p>
          </table:table-cell>
          <table:table-cell office:value-type="string">
            <text:p>吉林市</text:p>
          </table:table-cell>
          <table:table-cell office:value-type="string">
            <text:p>www.suning-universal.com</text:p>
          </table:table-cell>
          <table:table-cell office:value-type="string">
            <text:p>吉林省吉林经济技术开发区九站街718号</text:p>
          </table:table-cell>
          <table:table-cell table:number-columns-repeated="2"/>
        </table:table-row>
        <table:table-row table:style-name="ro2">
          <table:table-cell office:value-type="string">
            <text:p>000719</text:p>
          </table:table-cell>
          <table:table-cell office:value-type="string">
            <text:p>大地传媒</text:p>
          </table:table-cell>
          <table:table-cell office:value-type="string">
            <text:p>R 文化传播</text:p>
          </table:table-cell>
          <table:table-cell office:value-type="string">
            <text:p>中原大地传媒股份有限公司</text:p>
          </table:table-cell>
          <table:table-cell office:value-type="string">
            <text:p>1997-03-31T00:00:00.000+08</text:p>
          </table:table-cell>
          <table:table-cell office:value-type="string">
            <text:p>河南</text:p>
          </table:table-cell>
          <table:table-cell office:value-type="string">
            <text:p>焦作市</text:p>
          </table:table-cell>
          <table:table-cell office:value-type="string">
            <text:p>www.sz000720.com</text:p>
          </table:table-cell>
          <table:table-cell office:value-type="string">
            <text:p>河南省焦作市塔南路45号</text:p>
          </table:table-cell>
          <table:table-cell table:number-columns-repeated="2"/>
        </table:table-row>
        <table:table-row table:style-name="ro2">
          <table:table-cell office:value-type="string">
            <text:p>000720</text:p>
          </table:table-cell>
          <table:table-cell office:value-type="string">
            <text:p>新能泰山</text:p>
          </table:table-cell>
          <table:table-cell office:value-type="string">
            <text:p>D 水电煤气</text:p>
          </table:table-cell>
          <table:table-cell office:value-type="string">
            <text:p>山东新能泰山发电股份有限公司</text:p>
          </table:table-cell>
          <table:table-cell office:value-type="string">
            <text:p>1997-05-09T00:00:00.000+08</text:p>
          </table:table-cell>
          <table:table-cell office:value-type="string">
            <text:p>山东</text:p>
          </table:table-cell>
          <table:table-cell office:value-type="string">
            <text:p>泰安市</text:p>
          </table:table-cell>
          <table:table-cell office:value-type="string">
            <text:p>www.sz000720.com</text:p>
          </table:table-cell>
          <table:table-cell office:value-type="string">
            <text:p>山东省泰安市普照寺路5号</text:p>
          </table:table-cell>
          <table:table-cell table:number-columns-repeated="2"/>
        </table:table-row>
        <table:table-row table:style-name="ro2">
          <table:table-cell office:value-type="string">
            <text:p>000721</text:p>
          </table:table-cell>
          <table:table-cell office:value-type="string">
            <text:p>西安饮食</text:p>
          </table:table-cell>
          <table:table-cell office:value-type="string">
            <text:p>H 住宿餐饮</text:p>
          </table:table-cell>
          <table:table-cell office:value-type="string">
            <text:p>西安饮食股份有限公司</text:p>
          </table:table-cell>
          <table:table-cell office:value-type="string">
            <text:p>1997-04-30T00:00:00.000+08</text:p>
          </table:table-cell>
          <table:table-cell office:value-type="string">
            <text:p>陕西</text:p>
          </table:table-cell>
          <table:table-cell office:value-type="string">
            <text:p>西安市</text:p>
          </table:table-cell>
          <table:table-cell office:value-type="string">
            <text:p>www.xcsg.com</text:p>
          </table:table-cell>
          <table:table-cell office:value-type="string">
            <text:p>陕西省西安市碑林区南二环西段27号西安旅游大厦六层</text:p>
          </table:table-cell>
          <table:table-cell table:number-columns-repeated="2"/>
        </table:table-row>
        <table:table-row table:style-name="ro2">
          <table:table-cell office:value-type="string">
            <text:p>000722</text:p>
          </table:table-cell>
          <table:table-cell office:value-type="string">
            <text:p>湖南发展</text:p>
          </table:table-cell>
          <table:table-cell office:value-type="string">
            <text:p>D 水电煤气</text:p>
          </table:table-cell>
          <table:table-cell office:value-type="string">
            <text:p>湖南发展集团股份有限公司</text:p>
          </table:table-cell>
          <table:table-cell office:value-type="string">
            <text:p>1997-05-22T00:00:00.000+08</text:p>
          </table:table-cell>
          <table:table-cell office:value-type="string">
            <text:p>湖南</text:p>
          </table:table-cell>
          <table:table-cell office:value-type="string">
            <text:p>衡阳市</text:p>
          </table:table-cell>
          <table:table-cell office:value-type="string">
            <text:p>www.hnfzgf.com</text:p>
          </table:table-cell>
          <table:table-cell office:value-type="string">
            <text:p>湖南省长沙市天心区芙蓉中路三段142号光大发展大厦2708</text:p>
          </table:table-cell>
          <table:table-cell table:number-columns-repeated="2"/>
        </table:table-row>
        <table:table-row table:style-name="ro2">
          <table:table-cell office:value-type="string">
            <text:p>000723</text:p>
          </table:table-cell>
          <table:table-cell office:value-type="string">
            <text:p>美锦能源</text:p>
          </table:table-cell>
          <table:table-cell office:value-type="string">
            <text:p>C 制造业</text:p>
          </table:table-cell>
          <table:table-cell office:value-type="string">
            <text:p>山西美锦能源股份有限公司</text:p>
          </table:table-cell>
          <table:table-cell office:value-type="string">
            <text:p>1997-05-15T00:00:00.000+08</text:p>
          </table:table-cell>
          <table:table-cell office:value-type="string">
            <text:p>山西</text:p>
          </table:table-cell>
          <table:table-cell office:value-type="string">
            <text:p>太原市</text:p>
          </table:table-cell>
          <table:table-cell office:value-type="string">
            <text:p>www.mjenergy.com</text:p>
          </table:table-cell>
          <table:table-cell office:value-type="string">
            <text:p>山西省太原市清徐县贯中大厦</text:p>
          </table:table-cell>
          <table:table-cell table:number-columns-repeated="2"/>
        </table:table-row>
        <table:table-row table:style-name="ro2">
          <table:table-cell office:value-type="string">
            <text:p>000725</text:p>
          </table:table-cell>
          <table:table-cell office:value-type="string">
            <text:p>京东方Ａ</text:p>
          </table:table-cell>
          <table:table-cell office:value-type="string">
            <text:p>C 制造业</text:p>
          </table:table-cell>
          <table:table-cell office:value-type="string">
            <text:p>京东方科技集团股份有限公司</text:p>
          </table:table-cell>
          <table:table-cell office:value-type="string">
            <text:p>2001-01-12T00:00:00.000+08</text:p>
          </table:table-cell>
          <table:table-cell office:value-type="string">
            <text:p>北京</text:p>
          </table:table-cell>
          <table:table-cell office:value-type="string">
            <text:p>北京市</text:p>
          </table:table-cell>
          <table:table-cell office:value-type="string">
            <text:p>www.boe.com.cn</text:p>
          </table:table-cell>
          <table:table-cell office:value-type="string">
            <text:p>北京市朝阳区酒仙桥路10号</text:p>
          </table:table-cell>
          <table:table-cell table:number-columns-repeated="2"/>
        </table:table-row>
        <table:table-row table:style-name="ro2">
          <table:table-cell office:value-type="string">
            <text:p>000726</text:p>
          </table:table-cell>
          <table:table-cell office:value-type="string">
            <text:p>鲁 <text:s/>泰Ａ</text:p>
          </table:table-cell>
          <table:table-cell office:value-type="string">
            <text:p>C 制造业</text:p>
          </table:table-cell>
          <table:table-cell office:value-type="string">
            <text:p>鲁泰纺织股份有限公司</text:p>
          </table:table-cell>
          <table:table-cell office:value-type="string">
            <text:p>2000-12-25T00:00:00.000+08</text:p>
          </table:table-cell>
          <table:table-cell office:value-type="string">
            <text:p>山东</text:p>
          </table:table-cell>
          <table:table-cell office:value-type="string">
            <text:p>淄博市</text:p>
          </table:table-cell>
          <table:table-cell office:value-type="string">
            <text:p>www.lttc.com.cn</text:p>
          </table:table-cell>
          <table:table-cell office:value-type="string">
            <text:p>山东省淄博市高新技术开发区铭波路11号</text:p>
          </table:table-cell>
          <table:table-cell table:number-columns-repeated="2"/>
        </table:table-row>
        <table:table-row table:style-name="ro2">
          <table:table-cell office:value-type="string">
            <text:p>000727</text:p>
          </table:table-cell>
          <table:table-cell office:value-type="string">
            <text:p>华东科技</text:p>
          </table:table-cell>
          <table:table-cell office:value-type="string">
            <text:p>C 制造业</text:p>
          </table:table-cell>
          <table:table-cell office:value-type="string">
            <text:p>南京华东电子信息科技股份有限公司</text:p>
          </table:table-cell>
          <table:table-cell office:value-type="string">
            <text:p>1997-05-20T00:00:00.000+08</text:p>
          </table:table-cell>
          <table:table-cell office:value-type="string">
            <text:p>江苏</text:p>
          </table:table-cell>
          <table:table-cell office:value-type="string">
            <text:p>南京市</text:p>
          </table:table-cell>
          <table:table-cell office:value-type="string">
            <text:p>www.huadongtech.com</text:p>
          </table:table-cell>
          <table:table-cell office:value-type="string">
            <text:p>江苏省南京市高新技术开发区新科二路28号</text:p>
          </table:table-cell>
          <table:table-cell table:number-columns-repeated="2"/>
        </table:table-row>
        <table:table-row table:style-name="ro2">
          <table:table-cell office:value-type="string">
            <text:p>000728</text:p>
          </table:table-cell>
          <table:table-cell office:value-type="string">
            <text:p>国元证券</text:p>
          </table:table-cell>
          <table:table-cell office:value-type="string">
            <text:p>J 金融业</text:p>
          </table:table-cell>
          <table:table-cell office:value-type="string">
            <text:p>国元证券股份有限公司</text:p>
          </table:table-cell>
          <table:table-cell office:value-type="string">
            <text:p>1997-06-16T00:00:00.000+08</text:p>
          </table:table-cell>
          <table:table-cell office:value-type="string">
            <text:p>安徽</text:p>
          </table:table-cell>
          <table:table-cell office:value-type="string">
            <text:p>合肥市</text:p>
          </table:table-cell>
          <table:table-cell office:value-type="string">
            <text:p>www.gyzq.com.cn</text:p>
          </table:table-cell>
          <table:table-cell office:value-type="string">
            <text:p>安徽省合肥市梅山路18号</text:p>
          </table:table-cell>
          <table:table-cell table:number-columns-repeated="2"/>
        </table:table-row>
        <table:table-row table:style-name="ro2">
          <table:table-cell office:value-type="string">
            <text:p>000729</text:p>
          </table:table-cell>
          <table:table-cell office:value-type="string">
            <text:p>燕京啤酒</text:p>
          </table:table-cell>
          <table:table-cell office:value-type="string">
            <text:p>C 制造业</text:p>
          </table:table-cell>
          <table:table-cell office:value-type="string">
            <text:p>北京燕京啤酒股份有限公司</text:p>
          </table:table-cell>
          <table:table-cell office:value-type="string">
            <text:p>1997-07-16T00:00:00.000+08</text:p>
          </table:table-cell>
          <table:table-cell office:value-type="string">
            <text:p>北京</text:p>
          </table:table-cell>
          <table:table-cell office:value-type="string">
            <text:p>北京市</text:p>
          </table:table-cell>
          <table:table-cell office:value-type="string">
            <text:p>www.yanjing.com.cn</text:p>
          </table:table-cell>
          <table:table-cell office:value-type="string">
            <text:p>北京市顺义区双河路9号</text:p>
          </table:table-cell>
          <table:table-cell table:number-columns-repeated="2"/>
        </table:table-row>
        <table:table-row table:style-name="ro2">
          <table:table-cell office:value-type="string">
            <text:p>000731</text:p>
          </table:table-cell>
          <table:table-cell office:value-type="string">
            <text:p>四川美丰</text:p>
          </table:table-cell>
          <table:table-cell office:value-type="string">
            <text:p>C 制造业</text:p>
          </table:table-cell>
          <table:table-cell office:value-type="string">
            <text:p>四川美丰化工股份有限公司</text:p>
          </table:table-cell>
          <table:table-cell office:value-type="string">
            <text:p>1997-06-17T00:00:00.000+08</text:p>
          </table:table-cell>
          <table:table-cell office:value-type="string">
            <text:p>四川</text:p>
          </table:table-cell>
          <table:table-cell office:value-type="string">
            <text:p>遂宁市</text:p>
          </table:table-cell>
          <table:table-cell office:value-type="string">
            <text:p>www.scmeif.com</text:p>
          </table:table-cell>
          <table:table-cell office:value-type="string">
            <text:p>四川省射洪县太和镇新阳街87号</text:p>
          </table:table-cell>
          <table:table-cell table:number-columns-repeated="2"/>
        </table:table-row>
        <table:table-row table:style-name="ro2">
          <table:table-cell office:value-type="string">
            <text:p>000732</text:p>
          </table:table-cell>
          <table:table-cell office:value-type="string">
            <text:p>泰禾集团</text:p>
          </table:table-cell>
          <table:table-cell office:value-type="string">
            <text:p>K 房地产</text:p>
          </table:table-cell>
          <table:table-cell office:value-type="string">
            <text:p>泰禾集团股份有限公司</text:p>
          </table:table-cell>
          <table:table-cell office:value-type="string">
            <text:p>1997-07-04T00:00:00.000+08</text:p>
          </table:table-cell>
          <table:table-cell office:value-type="string">
            <text:p>福建</text:p>
          </table:table-cell>
          <table:table-cell office:value-type="string">
            <text:p>三明市</text:p>
          </table:table-cell>
          <table:table-cell office:value-type="string">
            <text:p>www.thaihot.com.cn</text:p>
          </table:table-cell>
          <table:table-cell office:value-type="string">
            <text:p>福建省三明市梅列区徐碧</text:p>
          </table:table-cell>
          <table:table-cell table:number-columns-repeated="2"/>
        </table:table-row>
        <table:table-row table:style-name="ro2">
          <table:table-cell office:value-type="string">
            <text:p>000733</text:p>
          </table:table-cell>
          <table:table-cell office:value-type="string">
            <text:p>振华科技</text:p>
          </table:table-cell>
          <table:table-cell office:value-type="string">
            <text:p>C 制造业</text:p>
          </table:table-cell>
          <table:table-cell office:value-type="string">
            <text:p>中国振华(集团)科技股份有限公司</text:p>
          </table:table-cell>
          <table:table-cell office:value-type="string">
            <text:p>1997-07-03T00:00:00.000+08</text:p>
          </table:table-cell>
          <table:table-cell office:value-type="string">
            <text:p>贵州</text:p>
          </table:table-cell>
          <table:table-cell office:value-type="string">
            <text:p>贵阳市</text:p>
          </table:table-cell>
          <table:table-cell office:value-type="string">
            <text:p>www.czst.com.cn</text:p>
          </table:table-cell>
          <table:table-cell office:value-type="string">
            <text:p>贵州省贵阳市乌当区新添大道北段268号</text:p>
          </table:table-cell>
          <table:table-cell table:number-columns-repeated="2"/>
        </table:table-row>
        <table:table-row table:style-name="ro2">
          <table:table-cell office:value-type="string">
            <text:p>000735</text:p>
          </table:table-cell>
          <table:table-cell office:value-type="string">
            <text:p>罗 牛 山</text:p>
          </table:table-cell>
          <table:table-cell office:value-type="string">
            <text:p>A 农林牧渔</text:p>
          </table:table-cell>
          <table:table-cell office:value-type="string">
            <text:p>罗牛山股份有限公司</text:p>
          </table:table-cell>
          <table:table-cell office:value-type="string">
            <text:p>1997-06-11T00:00:00.000+08</text:p>
          </table:table-cell>
          <table:table-cell office:value-type="string">
            <text:p>海南</text:p>
          </table:table-cell>
          <table:table-cell office:value-type="string">
            <text:p>海口市</text:p>
          </table:table-cell>
          <table:table-cell office:value-type="string">
            <text:p>www.luoniushan.com</text:p>
          </table:table-cell>
          <table:table-cell office:value-type="string">
            <text:p>海南省海口市人民大道50号</text:p>
          </table:table-cell>
          <table:table-cell table:number-columns-repeated="2"/>
        </table:table-row>
        <table:table-row table:style-name="ro2">
          <table:table-cell office:value-type="string">
            <text:p>000736</text:p>
          </table:table-cell>
          <table:table-cell office:value-type="string">
            <text:p>中房地产</text:p>
          </table:table-cell>
          <table:table-cell office:value-type="string">
            <text:p>K 房地产</text:p>
          </table:table-cell>
          <table:table-cell office:value-type="string">
            <text:p>中房地产股份有限公司</text:p>
          </table:table-cell>
          <table:table-cell office:value-type="string">
            <text:p>1997-04-25T00:00:00.000+08</text:p>
          </table:table-cell>
          <table:table-cell office:value-type="string">
            <text:p>重庆</text:p>
          </table:table-cell>
          <table:table-cell office:value-type="string">
            <text:p>重庆市</text:p>
          </table:table-cell>
          <table:table-cell office:value-type="string">
            <text:p>www.china-propertyholding.com/inde/index.asp</text:p>
          </table:table-cell>
          <table:table-cell office:value-type="string">
            <text:p>重庆市江北区建新北路86号</text:p>
          </table:table-cell>
          <table:table-cell table:number-columns-repeated="2"/>
        </table:table-row>
        <table:table-row table:style-name="ro2">
          <table:table-cell office:value-type="string">
            <text:p>000737</text:p>
          </table:table-cell>
          <table:table-cell office:value-type="string">
            <text:p>南风化工</text:p>
          </table:table-cell>
          <table:table-cell office:value-type="string">
            <text:p>C 制造业</text:p>
          </table:table-cell>
          <table:table-cell office:value-type="string">
            <text:p>南风化工集团股份有限公司</text:p>
          </table:table-cell>
          <table:table-cell office:value-type="string">
            <text:p>1997-04-28T00:00:00.000+08</text:p>
          </table:table-cell>
          <table:table-cell office:value-type="string">
            <text:p>山西</text:p>
          </table:table-cell>
          <table:table-cell office:value-type="string">
            <text:p>运城市</text:p>
          </table:table-cell>
          <table:table-cell office:value-type="string">
            <text:p>www.nafine.com</text:p>
          </table:table-cell>
          <table:table-cell office:value-type="string">
            <text:p>山西省运城市红旗东街376号</text:p>
          </table:table-cell>
          <table:table-cell table:number-columns-repeated="2"/>
        </table:table-row>
        <table:table-row table:style-name="ro2">
          <table:table-cell office:value-type="string">
            <text:p>000738</text:p>
          </table:table-cell>
          <table:table-cell office:value-type="string">
            <text:p>航发控制</text:p>
          </table:table-cell>
          <table:table-cell office:value-type="string">
            <text:p>C 制造业</text:p>
          </table:table-cell>
          <table:table-cell office:value-type="string">
            <text:p>中国航发动力控制股份有限公司</text:p>
          </table:table-cell>
          <table:table-cell office:value-type="string">
            <text:p>1997-06-26T00:00:00.000+08</text:p>
          </table:table-cell>
          <table:table-cell office:value-type="string">
            <text:p>江苏</text:p>
          </table:table-cell>
          <table:table-cell office:value-type="string">
            <text:p>无锡市</text:p>
          </table:table-cell>
          <table:table-cell office:value-type="string">
            <text:p>www.aaec.com.cn</text:p>
          </table:table-cell>
          <table:table-cell office:value-type="string">
            <text:p>江苏省无锡市滨湖区刘闾路33号</text:p>
          </table:table-cell>
          <table:table-cell table:number-columns-repeated="2"/>
        </table:table-row>
        <table:table-row table:style-name="ro2">
          <table:table-cell office:value-type="string">
            <text:p>000739</text:p>
          </table:table-cell>
          <table:table-cell office:value-type="string">
            <text:p>普洛药业</text:p>
          </table:table-cell>
          <table:table-cell office:value-type="string">
            <text:p>C 制造业</text:p>
          </table:table-cell>
          <table:table-cell office:value-type="string">
            <text:p>普洛药业股份有限公司</text:p>
          </table:table-cell>
          <table:table-cell office:value-type="string">
            <text:p>1997-05-09T00:00:00.000+08</text:p>
          </table:table-cell>
          <table:table-cell office:value-type="string">
            <text:p>浙江</text:p>
          </table:table-cell>
          <table:table-cell office:value-type="string">
            <text:p>金华市</text:p>
          </table:table-cell>
          <table:table-cell office:value-type="string">
            <text:p>www.apeloa.com</text:p>
          </table:table-cell>
          <table:table-cell office:value-type="string">
            <text:p>浙江省东阳市横店江南路333号</text:p>
          </table:table-cell>
          <table:table-cell table:number-columns-repeated="2"/>
        </table:table-row>
        <table:table-row table:style-name="ro2">
          <table:table-cell office:value-type="string">
            <text:p>000750</text:p>
          </table:table-cell>
          <table:table-cell office:value-type="string">
            <text:p>国海证券</text:p>
          </table:table-cell>
          <table:table-cell office:value-type="string">
            <text:p>J 金融业</text:p>
          </table:table-cell>
          <table:table-cell office:value-type="string">
            <text:p>国海证券股份有限公司</text:p>
          </table:table-cell>
          <table:table-cell office:value-type="string">
            <text:p>1997-07-09T00:00:00.000+08</text:p>
          </table:table-cell>
          <table:table-cell office:value-type="string">
            <text:p>广西</text:p>
          </table:table-cell>
          <table:table-cell office:value-type="string">
            <text:p>桂林市</text:p>
          </table:table-cell>
          <table:table-cell office:value-type="string">
            <text:p>www.ghzq.com.cn</text:p>
          </table:table-cell>
          <table:table-cell office:value-type="string">
            <text:p>广西壮族自治区桂林市辅星路13号</text:p>
          </table:table-cell>
          <table:table-cell table:number-columns-repeated="2"/>
        </table:table-row>
        <table:table-row table:style-name="ro2">
          <table:table-cell office:value-type="string">
            <text:p>000751</text:p>
          </table:table-cell>
          <table:table-cell office:value-type="string">
            <text:p>锌业股份</text:p>
          </table:table-cell>
          <table:table-cell office:value-type="string">
            <text:p>C 制造业</text:p>
          </table:table-cell>
          <table:table-cell office:value-type="string">
            <text:p>葫芦岛锌业股份有限公司</text:p>
          </table:table-cell>
          <table:table-cell office:value-type="string">
            <text:p>1997-06-26T00:00:00.000+08</text:p>
          </table:table-cell>
          <table:table-cell office:value-type="string">
            <text:p>辽宁</text:p>
          </table:table-cell>
          <table:table-cell office:value-type="string">
            <text:p>葫芦岛市</text:p>
          </table:table-cell>
          <table:table-cell office:value-type="string">
            <text:p>www.hldxygf.com</text:p>
          </table:table-cell>
          <table:table-cell office:value-type="string">
            <text:p>辽宁省葫芦岛市龙港区锌厂路24号</text:p>
          </table:table-cell>
          <table:table-cell table:number-columns-repeated="2"/>
        </table:table-row>
        <table:table-row table:style-name="ro2">
          <table:table-cell office:value-type="string">
            <text:p>000752</text:p>
          </table:table-cell>
          <table:table-cell office:value-type="string">
            <text:p>西藏发展</text:p>
          </table:table-cell>
          <table:table-cell office:value-type="string">
            <text:p>C 制造业</text:p>
          </table:table-cell>
          <table:table-cell office:value-type="string">
            <text:p>西藏银河科技发展股份有限公司</text:p>
          </table:table-cell>
          <table:table-cell office:value-type="string">
            <text:p>1997-06-25T00:00:00.000+08</text:p>
          </table:table-cell>
          <table:table-cell office:value-type="string">
            <text:p>西藏</text:p>
          </table:table-cell>
          <table:table-cell office:value-type="string">
            <text:p>拉萨市</text:p>
          </table:table-cell>
          <table:table-cell office:value-type="string">
            <text:p>www.zzdc.com.cn</text:p>
          </table:table-cell>
          <table:table-cell office:value-type="string">
            <text:p>西藏自治区拉萨市色拉路36号</text:p>
          </table:table-cell>
          <table:table-cell table:number-columns-repeated="2"/>
        </table:table-row>
        <table:table-row table:style-name="ro2">
          <table:table-cell office:value-type="string">
            <text:p>000753</text:p>
          </table:table-cell>
          <table:table-cell office:value-type="string">
            <text:p>漳州发展</text:p>
          </table:table-cell>
          <table:table-cell office:value-type="string">
            <text:p>F 批发零售</text:p>
          </table:table-cell>
          <table:table-cell office:value-type="string">
            <text:p>福建漳州发展股份有限公司</text:p>
          </table:table-cell>
          <table:table-cell office:value-type="string">
            <text:p>1997-06-26T00:00:00.000+08</text:p>
          </table:table-cell>
          <table:table-cell office:value-type="string">
            <text:p>福建</text:p>
          </table:table-cell>
          <table:table-cell office:value-type="string">
            <text:p>漳州市</text:p>
          </table:table-cell>
          <table:table-cell office:value-type="string">
            <text:p>www.zzdc.com.cn</text:p>
          </table:table-cell>
          <table:table-cell office:value-type="string">
            <text:p>福建省漳州市胜利东路漳州发展广场</text:p>
          </table:table-cell>
          <table:table-cell table:number-columns-repeated="2"/>
        </table:table-row>
        <table:table-row table:style-name="ro2">
          <table:table-cell office:value-type="string">
            <text:p>000755</text:p>
          </table:table-cell>
          <table:table-cell office:value-type="string">
            <text:p>*ST三维</text:p>
          </table:table-cell>
          <table:table-cell office:value-type="string">
            <text:p>C 制造业</text:p>
          </table:table-cell>
          <table:table-cell office:value-type="string">
            <text:p>山西三维集团股份有限公司</text:p>
          </table:table-cell>
          <table:table-cell office:value-type="string">
            <text:p>1997-06-27T00:00:00.000+08</text:p>
          </table:table-cell>
          <table:table-cell office:value-type="string">
            <text:p>山西</text:p>
          </table:table-cell>
          <table:table-cell office:value-type="string">
            <text:p>临汾市</text:p>
          </table:table-cell>
          <table:table-cell office:value-type="string">
            <text:p>www.sxsanwei.com</text:p>
          </table:table-cell>
          <table:table-cell office:value-type="string">
            <text:p>山西省洪洞县赵城镇</text:p>
          </table:table-cell>
          <table:table-cell table:number-columns-repeated="2"/>
        </table:table-row>
        <table:table-row table:style-name="ro2">
          <table:table-cell office:value-type="string">
            <text:p>000756</text:p>
          </table:table-cell>
          <table:table-cell office:value-type="string">
            <text:p>新华制药</text:p>
          </table:table-cell>
          <table:table-cell office:value-type="string">
            <text:p>C 制造业</text:p>
          </table:table-cell>
          <table:table-cell office:value-type="string">
            <text:p>山东新华制药股份有限公司</text:p>
          </table:table-cell>
          <table:table-cell office:value-type="string">
            <text:p>1997-08-06T00:00:00.000+08</text:p>
          </table:table-cell>
          <table:table-cell office:value-type="string">
            <text:p>山东</text:p>
          </table:table-cell>
          <table:table-cell office:value-type="string">
            <text:p>淄博市</text:p>
          </table:table-cell>
          <table:table-cell office:value-type="string">
            <text:p>www.xhzy.com</text:p>
          </table:table-cell>
          <table:table-cell office:value-type="string">
            <text:p>山东省淄博市高新技术产业开发区化工区</text:p>
          </table:table-cell>
          <table:table-cell table:number-columns-repeated="2"/>
        </table:table-row>
        <table:table-row table:style-name="ro2">
          <table:table-cell office:value-type="string">
            <text:p>000757</text:p>
          </table:table-cell>
          <table:table-cell office:value-type="string">
            <text:p>浩物股份</text:p>
          </table:table-cell>
          <table:table-cell office:value-type="string">
            <text:p>C 制造业</text:p>
          </table:table-cell>
          <table:table-cell office:value-type="string">
            <text:p>四川浩物机电股份有限公司</text:p>
          </table:table-cell>
          <table:table-cell office:value-type="string">
            <text:p>1997-06-27T00:00:00.000+08</text:p>
          </table:table-cell>
          <table:table-cell office:value-type="string">
            <text:p>四川</text:p>
          </table:table-cell>
          <table:table-cell office:value-type="string">
            <text:p>内江市</text:p>
          </table:table-cell>
          <table:table-cell office:value-type="string">
            <text:p>www.hwgf757.com</text:p>
          </table:table-cell>
          <table:table-cell office:value-type="string">
            <text:p>四川省内江市市中区甜城大道经济技术开发区</text:p>
          </table:table-cell>
          <table:table-cell table:number-columns-repeated="2"/>
        </table:table-row>
        <table:table-row table:style-name="ro2">
          <table:table-cell office:value-type="string">
            <text:p>000758</text:p>
          </table:table-cell>
          <table:table-cell office:value-type="string">
            <text:p>中色股份</text:p>
          </table:table-cell>
          <table:table-cell office:value-type="string">
            <text:p>B 采矿业</text:p>
          </table:table-cell>
          <table:table-cell office:value-type="string">
            <text:p>中国有色金属建设股份有限公司</text:p>
          </table:table-cell>
          <table:table-cell office:value-type="string">
            <text:p>1997-04-16T00:00:00.000+08</text:p>
          </table:table-cell>
          <table:table-cell office:value-type="string">
            <text:p>北京</text:p>
          </table:table-cell>
          <table:table-cell office:value-type="string">
            <text:p>北京市</text:p>
          </table:table-cell>
          <table:table-cell office:value-type="string">
            <text:p>www.nfc.com.cn</text:p>
          </table:table-cell>
          <table:table-cell office:value-type="string">
            <text:p>北京市丰台区西客站南广场驻京办一号楼B座</text:p>
          </table:table-cell>
          <table:table-cell table:number-columns-repeated="2"/>
        </table:table-row>
        <table:table-row table:style-name="ro2">
          <table:table-cell office:value-type="string">
            <text:p>000759</text:p>
          </table:table-cell>
          <table:table-cell office:value-type="string">
            <text:p>中百集团</text:p>
          </table:table-cell>
          <table:table-cell office:value-type="string">
            <text:p>F 批发零售</text:p>
          </table:table-cell>
          <table:table-cell office:value-type="string">
            <text:p>中百控股集团股份有限公司</text:p>
          </table:table-cell>
          <table:table-cell office:value-type="string">
            <text:p>1997-05-19T00:00:00.000+08</text:p>
          </table:table-cell>
          <table:table-cell office:value-type="string">
            <text:p>湖北</text:p>
          </table:table-cell>
          <table:table-cell office:value-type="string">
            <text:p>武汉市</text:p>
          </table:table-cell>
          <table:table-cell office:value-type="string">
            <text:p>www.whzb.com</text:p>
          </table:table-cell>
          <table:table-cell office:value-type="string">
            <text:p>湖北省武汉市江汉区江汉路129号</text:p>
          </table:table-cell>
          <table:table-cell table:number-columns-repeated="2"/>
        </table:table-row>
        <table:table-row table:style-name="ro2">
          <table:table-cell office:value-type="string">
            <text:p>000760</text:p>
          </table:table-cell>
          <table:table-cell office:value-type="string">
            <text:p>斯太尔</text:p>
          </table:table-cell>
          <table:table-cell office:value-type="string">
            <text:p>C 制造业</text:p>
          </table:table-cell>
          <table:table-cell office:value-type="string">
            <text:p>斯太尔动力股份有限公司</text:p>
          </table:table-cell>
          <table:table-cell office:value-type="string">
            <text:p>1997-06-27T00:00:00.000+08</text:p>
          </table:table-cell>
          <table:table-cell office:value-type="string">
            <text:p>湖北</text:p>
          </table:table-cell>
          <table:table-cell office:value-type="string">
            <text:p>荆州市</text:p>
          </table:table-cell>
          <table:table-cell office:value-type="string">
            <text:p>www.hbbothwin.cn</text:p>
          </table:table-cell>
          <table:table-cell office:value-type="string">
            <text:p>湖北省公安县斗湖堤镇荆江大道178号</text:p>
          </table:table-cell>
          <table:table-cell table:number-columns-repeated="2"/>
        </table:table-row>
        <table:table-row table:style-name="ro2">
          <table:table-cell office:value-type="string">
            <text:p>000761</text:p>
          </table:table-cell>
          <table:table-cell office:value-type="string">
            <text:p>本钢板材</text:p>
          </table:table-cell>
          <table:table-cell office:value-type="string">
            <text:p>C 制造业</text:p>
          </table:table-cell>
          <table:table-cell office:value-type="string">
            <text:p>本钢板材股份有限公司</text:p>
          </table:table-cell>
          <table:table-cell office:value-type="string">
            <text:p>1998-01-15T00:00:00.000+08</text:p>
          </table:table-cell>
          <table:table-cell office:value-type="string">
            <text:p>辽宁</text:p>
          </table:table-cell>
          <table:table-cell office:value-type="string">
            <text:p>本溪市</text:p>
          </table:table-cell>
          <table:table-cell/>
          <table:table-cell office:value-type="string">
            <text:p>辽宁省本溪市平山区人民路16号</text:p>
          </table:table-cell>
          <table:table-cell table:number-columns-repeated="2"/>
        </table:table-row>
        <table:table-row table:style-name="ro2">
          <table:table-cell office:value-type="string">
            <text:p>000762</text:p>
          </table:table-cell>
          <table:table-cell office:value-type="string">
            <text:p>西藏矿业</text:p>
          </table:table-cell>
          <table:table-cell office:value-type="string">
            <text:p>B 采矿业</text:p>
          </table:table-cell>
          <table:table-cell office:value-type="string">
            <text:p>西藏矿业发展股份有限公司</text:p>
          </table:table-cell>
          <table:table-cell office:value-type="string">
            <text:p>1997-07-08T00:00:00.000+08</text:p>
          </table:table-cell>
          <table:table-cell office:value-type="string">
            <text:p>西藏</text:p>
          </table:table-cell>
          <table:table-cell office:value-type="string">
            <text:p>拉萨市</text:p>
          </table:table-cell>
          <table:table-cell office:value-type="string">
            <text:p>www.thjm.cn</text:p>
          </table:table-cell>
          <table:table-cell office:value-type="string">
            <text:p>西藏自治区拉萨市中和国际城金珠二路8号</text:p>
          </table:table-cell>
          <table:table-cell table:number-columns-repeated="2"/>
        </table:table-row>
        <table:table-row table:style-name="ro2">
          <table:table-cell office:value-type="string">
            <text:p>000766</text:p>
          </table:table-cell>
          <table:table-cell office:value-type="string">
            <text:p>通化金马</text:p>
          </table:table-cell>
          <table:table-cell office:value-type="string">
            <text:p>C 制造业</text:p>
          </table:table-cell>
          <table:table-cell office:value-type="string">
            <text:p>通化金马药业集团股份有限公司</text:p>
          </table:table-cell>
          <table:table-cell office:value-type="string">
            <text:p>1997-04-30T00:00:00.000+08</text:p>
          </table:table-cell>
          <table:table-cell office:value-type="string">
            <text:p>吉林</text:p>
          </table:table-cell>
          <table:table-cell office:value-type="string">
            <text:p>通化市</text:p>
          </table:table-cell>
          <table:table-cell office:value-type="string">
            <text:p>www.thjm.cn</text:p>
          </table:table-cell>
          <table:table-cell office:value-type="string">
            <text:p>吉林省通化市二道江区金马路999号</text:p>
          </table:table-cell>
          <table:table-cell table:number-columns-repeated="2"/>
        </table:table-row>
        <table:table-row table:style-name="ro2">
          <table:table-cell office:value-type="string">
            <text:p>000767</text:p>
          </table:table-cell>
          <table:table-cell office:value-type="string">
            <text:p>漳泽电力</text:p>
          </table:table-cell>
          <table:table-cell office:value-type="string">
            <text:p>D 水电煤气</text:p>
          </table:table-cell>
          <table:table-cell office:value-type="string">
            <text:p>山西漳泽电力股份有限公司</text:p>
          </table:table-cell>
          <table:table-cell office:value-type="string">
            <text:p>1997-06-09T00:00:00.000+08</text:p>
          </table:table-cell>
          <table:table-cell office:value-type="string">
            <text:p>山西</text:p>
          </table:table-cell>
          <table:table-cell office:value-type="string">
            <text:p>太原市</text:p>
          </table:table-cell>
          <table:table-cell office:value-type="string">
            <text:p>www.zhangzepower.com</text:p>
          </table:table-cell>
          <table:table-cell office:value-type="string">
            <text:p>山西省太原市晋阳街南一条10号</text:p>
          </table:table-cell>
          <table:table-cell table:number-columns-repeated="2"/>
        </table:table-row>
        <table:table-row table:style-name="ro2">
          <table:table-cell office:value-type="string">
            <text:p>000768</text:p>
          </table:table-cell>
          <table:table-cell office:value-type="string">
            <text:p>中航飞机</text:p>
          </table:table-cell>
          <table:table-cell office:value-type="string">
            <text:p>C 制造业</text:p>
          </table:table-cell>
          <table:table-cell office:value-type="string">
            <text:p>中航飞机股份有限公司</text:p>
          </table:table-cell>
          <table:table-cell office:value-type="string">
            <text:p>1997-06-26T00:00:00.000+08</text:p>
          </table:table-cell>
          <table:table-cell office:value-type="string">
            <text:p>陕西</text:p>
          </table:table-cell>
          <table:table-cell office:value-type="string">
            <text:p>西安市</text:p>
          </table:table-cell>
          <table:table-cell office:value-type="string">
            <text:p>www.aircraft_co.avic.com</text:p>
          </table:table-cell>
          <table:table-cell office:value-type="string">
            <text:p>陕西省西安市阎良区西飞大道一号</text:p>
          </table:table-cell>
          <table:table-cell table:number-columns-repeated="2"/>
        </table:table-row>
        <table:table-row table:style-name="ro2">
          <table:table-cell office:value-type="string">
            <text:p>000771</text:p>
          </table:table-cell>
          <table:table-cell office:value-type="string">
            <text:p>杭汽轮Ｂ</text:p>
          </table:table-cell>
          <table:table-cell office:value-type="string">
            <text:p>C 制造业</text:p>
          </table:table-cell>
          <table:table-cell office:value-type="string">
            <text:p>杭州汽轮机股份有限公司</text:p>
          </table:table-cell>
          <table:table-cell office:value-type="string">
            <text:p>1997-06-11T00:00:00.000+08</text:p>
          </table:table-cell>
          <table:table-cell office:value-type="string">
            <text:p>浙江</text:p>
          </table:table-cell>
          <table:table-cell office:value-type="string">
            <text:p>杭州市</text:p>
          </table:table-cell>
          <table:table-cell office:value-type="string">
            <text:p>www.htc.cn</text:p>
          </table:table-cell>
          <table:table-cell office:value-type="string">
            <text:p>浙江省杭州市石桥路357号</text:p>
          </table:table-cell>
          <table:table-cell table:number-columns-repeated="2"/>
        </table:table-row>
        <table:table-row table:style-name="ro2">
          <table:table-cell office:value-type="string">
            <text:p>000776</text:p>
          </table:table-cell>
          <table:table-cell office:value-type="string">
            <text:p>广发证券</text:p>
          </table:table-cell>
          <table:table-cell office:value-type="string">
            <text:p>J 金融业</text:p>
          </table:table-cell>
          <table:table-cell office:value-type="string">
            <text:p>广发证券股份有限公司</text:p>
          </table:table-cell>
          <table:table-cell office:value-type="string">
            <text:p>1997-06-11T00:00:00.000+08</text:p>
          </table:table-cell>
          <table:table-cell office:value-type="string">
            <text:p>广东</text:p>
          </table:table-cell>
          <table:table-cell office:value-type="string">
            <text:p>广州市</text:p>
          </table:table-cell>
          <table:table-cell office:value-type="string">
            <text:p>www.gf.com.cn</text:p>
          </table:table-cell>
          <table:table-cell office:value-type="string">
            <text:p>广东省广州市黄埔区中新广州知识城腾飞一街2号618室</text:p>
          </table:table-cell>
          <table:table-cell table:number-columns-repeated="2"/>
        </table:table-row>
        <table:table-row table:style-name="ro2">
          <table:table-cell office:value-type="string">
            <text:p>000777</text:p>
          </table:table-cell>
          <table:table-cell office:value-type="string">
            <text:p>中核科技</text:p>
          </table:table-cell>
          <table:table-cell office:value-type="string">
            <text:p>C 制造业</text:p>
          </table:table-cell>
          <table:table-cell office:value-type="string">
            <text:p>中核苏阀科技实业股份有限公司</text:p>
          </table:table-cell>
          <table:table-cell office:value-type="string">
            <text:p>1997-07-10T00:00:00.000+08</text:p>
          </table:table-cell>
          <table:table-cell office:value-type="string">
            <text:p>江苏</text:p>
          </table:table-cell>
          <table:table-cell office:value-type="string">
            <text:p>苏州市</text:p>
          </table:table-cell>
          <table:table-cell office:value-type="string">
            <text:p>www.chinasufa.com</text:p>
          </table:table-cell>
          <table:table-cell office:value-type="string">
            <text:p>江苏省苏州市国家高新技术产业开发区浒关工业园</text:p>
          </table:table-cell>
          <table:table-cell table:number-columns-repeated="2"/>
        </table:table-row>
        <table:table-row table:style-name="ro2">
          <table:table-cell office:value-type="string">
            <text:p>000778</text:p>
          </table:table-cell>
          <table:table-cell office:value-type="string">
            <text:p>新兴铸管</text:p>
          </table:table-cell>
          <table:table-cell office:value-type="string">
            <text:p>C 制造业</text:p>
          </table:table-cell>
          <table:table-cell office:value-type="string">
            <text:p>新兴铸管股份有限公司</text:p>
          </table:table-cell>
          <table:table-cell office:value-type="string">
            <text:p>1997-06-06T00:00:00.000+08</text:p>
          </table:table-cell>
          <table:table-cell office:value-type="string">
            <text:p>河北</text:p>
          </table:table-cell>
          <table:table-cell office:value-type="string">
            <text:p>邯郸市</text:p>
          </table:table-cell>
          <table:table-cell office:value-type="string">
            <text:p>www.xinxing-pipes.com</text:p>
          </table:table-cell>
          <table:table-cell office:value-type="string">
            <text:p>河北省武安市上洛阳村北(二六七二厂区)</text:p>
          </table:table-cell>
          <table:table-cell table:number-columns-repeated="2"/>
        </table:table-row>
        <table:table-row table:style-name="ro2">
          <table:table-cell office:value-type="string">
            <text:p>000779</text:p>
          </table:table-cell>
          <table:table-cell office:value-type="string">
            <text:p>三毛派神</text:p>
          </table:table-cell>
          <table:table-cell office:value-type="string">
            <text:p>C 制造业</text:p>
          </table:table-cell>
          <table:table-cell office:value-type="string">
            <text:p>兰州三毛实业股份有限公司</text:p>
          </table:table-cell>
          <table:table-cell office:value-type="string">
            <text:p>1997-05-28T00:00:00.000+08</text:p>
          </table:table-cell>
          <table:table-cell office:value-type="string">
            <text:p>甘肃</text:p>
          </table:table-cell>
          <table:table-cell office:value-type="string">
            <text:p>兰州市</text:p>
          </table:table-cell>
          <table:table-cell office:value-type="string">
            <text:p>www.chinapaishen.com</text:p>
          </table:table-cell>
          <table:table-cell office:value-type="string">
            <text:p>甘肃省兰州市兰州新区嘉陵江街568号</text:p>
          </table:table-cell>
          <table:table-cell table:number-columns-repeated="2"/>
        </table:table-row>
        <table:table-row table:style-name="ro2">
          <table:table-cell office:value-type="string">
            <text:p>000780</text:p>
          </table:table-cell>
          <table:table-cell office:value-type="string">
            <text:p>*ST平能</text:p>
          </table:table-cell>
          <table:table-cell office:value-type="string">
            <text:p>B 采矿业</text:p>
          </table:table-cell>
          <table:table-cell office:value-type="string">
            <text:p>内蒙古平庄能源股份有限公司</text:p>
          </table:table-cell>
          <table:table-cell office:value-type="string">
            <text:p>1997-06-06T00:00:00.000+08</text:p>
          </table:table-cell>
          <table:table-cell office:value-type="string">
            <text:p>内蒙古</text:p>
          </table:table-cell>
          <table:table-cell office:value-type="string">
            <text:p>赤峰市</text:p>
          </table:table-cell>
          <table:table-cell office:value-type="string">
            <text:p>www.nmgpzny.com</text:p>
          </table:table-cell>
          <table:table-cell office:value-type="string">
            <text:p>内蒙古自治区赤峰市元宝山区平庄镇哈河街</text:p>
          </table:table-cell>
          <table:table-cell table:number-columns-repeated="2"/>
        </table:table-row>
        <table:table-row table:style-name="ro2">
          <table:table-cell office:value-type="string">
            <text:p>000782</text:p>
          </table:table-cell>
          <table:table-cell office:value-type="string">
            <text:p>美达股份</text:p>
          </table:table-cell>
          <table:table-cell office:value-type="string">
            <text:p>C 制造业</text:p>
          </table:table-cell>
          <table:table-cell office:value-type="string">
            <text:p>广东新会美达锦纶股份有限公司</text:p>
          </table:table-cell>
          <table:table-cell office:value-type="string">
            <text:p>1997-06-19T00:00:00.000+08</text:p>
          </table:table-cell>
          <table:table-cell office:value-type="string">
            <text:p>广东</text:p>
          </table:table-cell>
          <table:table-cell office:value-type="string">
            <text:p>江门市</text:p>
          </table:table-cell>
          <table:table-cell office:value-type="string">
            <text:p>www.meidanylon.com</text:p>
          </table:table-cell>
          <table:table-cell office:value-type="string">
            <text:p>广东省江门市新会区会城镇江会路上浅口</text:p>
          </table:table-cell>
          <table:table-cell table:number-columns-repeated="2"/>
        </table:table-row>
        <table:table-row table:style-name="ro2">
          <table:table-cell office:value-type="string">
            <text:p>000783</text:p>
          </table:table-cell>
          <table:table-cell office:value-type="string">
            <text:p>长江证券</text:p>
          </table:table-cell>
          <table:table-cell office:value-type="string">
            <text:p>J 金融业</text:p>
          </table:table-cell>
          <table:table-cell office:value-type="string">
            <text:p>长江证券股份有限公司</text:p>
          </table:table-cell>
          <table:table-cell office:value-type="string">
            <text:p>1997-07-31T00:00:00.000+08</text:p>
          </table:table-cell>
          <table:table-cell office:value-type="string">
            <text:p>湖北</text:p>
          </table:table-cell>
          <table:table-cell office:value-type="string">
            <text:p>武汉市</text:p>
          </table:table-cell>
          <table:table-cell office:value-type="string">
            <text:p>www.cjsc.com</text:p>
          </table:table-cell>
          <table:table-cell office:value-type="string">
            <text:p>湖北省武汉市江汉区新华路特8号</text:p>
          </table:table-cell>
          <table:table-cell table:number-columns-repeated="2"/>
        </table:table-row>
        <table:table-row table:style-name="ro2">
          <table:table-cell office:value-type="string">
            <text:p>000785</text:p>
          </table:table-cell>
          <table:table-cell office:value-type="string">
            <text:p>武汉中商</text:p>
          </table:table-cell>
          <table:table-cell office:value-type="string">
            <text:p>F 批发零售</text:p>
          </table:table-cell>
          <table:table-cell office:value-type="string">
            <text:p>武汉中商集团股份有限公司</text:p>
          </table:table-cell>
          <table:table-cell office:value-type="string">
            <text:p>1997-07-11T00:00:00.000+08</text:p>
          </table:table-cell>
          <table:table-cell office:value-type="string">
            <text:p>湖北</text:p>
          </table:table-cell>
          <table:table-cell office:value-type="string">
            <text:p>武汉市</text:p>
          </table:table-cell>
          <table:table-cell office:value-type="string">
            <text:p>www.zhongshang.com.cn</text:p>
          </table:table-cell>
          <table:table-cell office:value-type="string">
            <text:p>湖北省武汉市武昌区中南路9号</text:p>
          </table:table-cell>
          <table:table-cell table:number-columns-repeated="2"/>
        </table:table-row>
        <table:table-row table:style-name="ro2">
          <table:table-cell office:value-type="string">
            <text:p>000786</text:p>
          </table:table-cell>
          <table:table-cell office:value-type="string">
            <text:p>北新建材</text:p>
          </table:table-cell>
          <table:table-cell office:value-type="string">
            <text:p>C 制造业</text:p>
          </table:table-cell>
          <table:table-cell office:value-type="string">
            <text:p>北新集团建材股份有限公司</text:p>
          </table:table-cell>
          <table:table-cell office:value-type="string">
            <text:p>1997-06-06T00:00:00.000+08</text:p>
          </table:table-cell>
          <table:table-cell office:value-type="string">
            <text:p>北京</text:p>
          </table:table-cell>
          <table:table-cell office:value-type="string">
            <text:p>北京市</text:p>
          </table:table-cell>
          <table:table-cell office:value-type="string">
            <text:p>www.bnbm.com.cn</text:p>
          </table:table-cell>
          <table:table-cell office:value-type="string">
            <text:p>北京市海淀区复兴路17号国海广场2号楼15层</text:p>
          </table:table-cell>
          <table:table-cell table:number-columns-repeated="2"/>
        </table:table-row>
        <table:table-row table:style-name="ro2">
          <table:table-cell office:value-type="string">
            <text:p>000788</text:p>
          </table:table-cell>
          <table:table-cell office:value-type="string">
            <text:p>北大医药</text:p>
          </table:table-cell>
          <table:table-cell office:value-type="string">
            <text:p>C 制造业</text:p>
          </table:table-cell>
          <table:table-cell office:value-type="string">
            <text:p>北大医药股份有限公司</text:p>
          </table:table-cell>
          <table:table-cell office:value-type="string">
            <text:p>1997-06-16T00:00:00.000+08</text:p>
          </table:table-cell>
          <table:table-cell office:value-type="string">
            <text:p>重庆</text:p>
          </table:table-cell>
          <table:table-cell office:value-type="string">
            <text:p>重庆市</text:p>
          </table:table-cell>
          <table:table-cell office:value-type="string">
            <text:p>www.pku-hc.com</text:p>
          </table:table-cell>
          <table:table-cell office:value-type="string">
            <text:p>重庆市北碚区水土镇方正大道21号</text:p>
          </table:table-cell>
          <table:table-cell table:number-columns-repeated="2"/>
        </table:table-row>
        <table:table-row table:style-name="ro2">
          <table:table-cell office:value-type="string">
            <text:p>000789</text:p>
          </table:table-cell>
          <table:table-cell office:value-type="string">
            <text:p>万年青</text:p>
          </table:table-cell>
          <table:table-cell office:value-type="string">
            <text:p>C 制造业</text:p>
          </table:table-cell>
          <table:table-cell office:value-type="string">
            <text:p>江西万年青水泥股份有限公司</text:p>
          </table:table-cell>
          <table:table-cell office:value-type="string">
            <text:p>1997-09-23T00:00:00.000+08</text:p>
          </table:table-cell>
          <table:table-cell office:value-type="string">
            <text:p>江西</text:p>
          </table:table-cell>
          <table:table-cell office:value-type="string">
            <text:p>上饶市</text:p>
          </table:table-cell>
          <table:table-cell office:value-type="string">
            <text:p>www.wnq.com.cn</text:p>
          </table:table-cell>
          <table:table-cell office:value-type="string">
            <text:p>江西省万年县陈营镇</text:p>
          </table:table-cell>
          <table:table-cell table:number-columns-repeated="2"/>
        </table:table-row>
        <table:table-row table:style-name="ro2">
          <table:table-cell office:value-type="string">
            <text:p>000790</text:p>
          </table:table-cell>
          <table:table-cell office:value-type="string">
            <text:p>泰合健康</text:p>
          </table:table-cell>
          <table:table-cell office:value-type="string">
            <text:p>C 制造业</text:p>
          </table:table-cell>
          <table:table-cell office:value-type="string">
            <text:p>成都泰合健康科技集团股份有限公司</text:p>
          </table:table-cell>
          <table:table-cell office:value-type="string">
            <text:p>1998-03-27T00:00:00.000+08</text:p>
          </table:table-cell>
          <table:table-cell office:value-type="string">
            <text:p>四川</text:p>
          </table:table-cell>
          <table:table-cell office:value-type="string">
            <text:p>成都市</text:p>
          </table:table-cell>
          <table:table-cell office:value-type="string">
            <text:p>www.huasungrp.com</text:p>
          </table:table-cell>
          <table:table-cell office:value-type="string">
            <text:p>四川省成都高新区（西区）蜀新大道1168号2栋1楼101号</text:p>
          </table:table-cell>
          <table:table-cell table:number-columns-repeated="2"/>
        </table:table-row>
        <table:table-row table:style-name="ro2">
          <table:table-cell office:value-type="string">
            <text:p>000791</text:p>
          </table:table-cell>
          <table:table-cell office:value-type="string">
            <text:p>甘肃电投</text:p>
          </table:table-cell>
          <table:table-cell office:value-type="string">
            <text:p>D 水电煤气</text:p>
          </table:table-cell>
          <table:table-cell office:value-type="string">
            <text:p>甘肃电投能源发展股份有限公司</text:p>
          </table:table-cell>
          <table:table-cell office:value-type="string">
            <text:p>1997-10-14T00:00:00.000+08</text:p>
          </table:table-cell>
          <table:table-cell office:value-type="string">
            <text:p>甘肃</text:p>
          </table:table-cell>
          <table:table-cell office:value-type="string">
            <text:p>兰州市</text:p>
          </table:table-cell>
          <table:table-cell office:value-type="string">
            <text:p>www.yoxin.net</text:p>
          </table:table-cell>
          <table:table-cell office:value-type="string">
            <text:p>甘肃省兰州市城关区北滨河东路69号甘肃投资集团大厦</text:p>
          </table:table-cell>
          <table:table-cell table:number-columns-repeated="2"/>
        </table:table-row>
        <table:table-row table:style-name="ro2">
          <table:table-cell office:value-type="string">
            <text:p>000792</text:p>
          </table:table-cell>
          <table:table-cell office:value-type="string">
            <text:p>盐湖股份</text:p>
          </table:table-cell>
          <table:table-cell office:value-type="string">
            <text:p>C 制造业</text:p>
          </table:table-cell>
          <table:table-cell office:value-type="string">
            <text:p>青海盐湖工业股份有限公司</text:p>
          </table:table-cell>
          <table:table-cell office:value-type="string">
            <text:p>1997-09-04T00:00:00.000+08</text:p>
          </table:table-cell>
          <table:table-cell office:value-type="string">
            <text:p>青海</text:p>
          </table:table-cell>
          <table:table-cell office:value-type="string">
            <text:p>海西蒙古族藏族自治州</text:p>
          </table:table-cell>
          <table:table-cell office:value-type="string">
            <text:p>www.qhyhgf.com</text:p>
          </table:table-cell>
          <table:table-cell office:value-type="string">
            <text:p>青海省格尔木市黄河路28号</text:p>
          </table:table-cell>
          <table:table-cell table:number-columns-repeated="2"/>
        </table:table-row>
        <table:table-row table:style-name="ro2">
          <table:table-cell office:value-type="string">
            <text:p>000793</text:p>
          </table:table-cell>
          <table:table-cell office:value-type="string">
            <text:p>华闻传媒</text:p>
          </table:table-cell>
          <table:table-cell office:value-type="string">
            <text:p>R 文化传播</text:p>
          </table:table-cell>
          <table:table-cell office:value-type="string">
            <text:p>华闻传媒投资集团股份有限公司</text:p>
          </table:table-cell>
          <table:table-cell office:value-type="string">
            <text:p>1997-07-29T00:00:00.000+08</text:p>
          </table:table-cell>
          <table:table-cell office:value-type="string">
            <text:p>海南</text:p>
          </table:table-cell>
          <table:table-cell office:value-type="string">
            <text:p>海口市</text:p>
          </table:table-cell>
          <table:table-cell office:value-type="string">
            <text:p>www.000793.com</text:p>
          </table:table-cell>
          <table:table-cell office:value-type="string">
            <text:p>海南省海口市海甸四东路民生大厦</text:p>
          </table:table-cell>
          <table:table-cell table:number-columns-repeated="2"/>
        </table:table-row>
        <table:table-row table:style-name="ro2">
          <table:table-cell office:value-type="string">
            <text:p>000795</text:p>
          </table:table-cell>
          <table:table-cell office:value-type="string">
            <text:p>英洛华</text:p>
          </table:table-cell>
          <table:table-cell office:value-type="string">
            <text:p>C 制造业</text:p>
          </table:table-cell>
          <table:table-cell office:value-type="string">
            <text:p>英洛华科技股份有限公司</text:p>
          </table:table-cell>
          <table:table-cell office:value-type="string">
            <text:p>1997-08-08T00:00:00.000+08</text:p>
          </table:table-cell>
          <table:table-cell office:value-type="string">
            <text:p>山西</text:p>
          </table:table-cell>
          <table:table-cell office:value-type="string">
            <text:p>太原市</text:p>
          </table:table-cell>
          <table:table-cell office:value-type="string">
            <text:p>www.twin-tower.com</text:p>
          </table:table-cell>
          <table:table-cell office:value-type="string">
            <text:p>山西省太原市万柏林区新晋祠路147号尚德峰国际14层</text:p>
          </table:table-cell>
          <table:table-cell table:number-columns-repeated="2"/>
        </table:table-row>
        <table:table-row table:style-name="ro2">
          <table:table-cell office:value-type="string">
            <text:p>000796</text:p>
          </table:table-cell>
          <table:table-cell office:value-type="string">
            <text:p>凯撒旅游</text:p>
          </table:table-cell>
          <table:table-cell office:value-type="string">
            <text:p>L 商务服务</text:p>
          </table:table-cell>
          <table:table-cell office:value-type="string">
            <text:p>海航凯撒旅游集团股份有限公司</text:p>
          </table:table-cell>
          <table:table-cell office:value-type="string">
            <text:p>1997-07-03T00:00:00.000+08</text:p>
          </table:table-cell>
          <table:table-cell office:value-type="string">
            <text:p>陕西</text:p>
          </table:table-cell>
          <table:table-cell office:value-type="string">
            <text:p>宝鸡市</text:p>
          </table:table-cell>
          <table:table-cell office:value-type="string">
            <text:p>www.yijituan.com</text:p>
          </table:table-cell>
          <table:table-cell office:value-type="string">
            <text:p>陕西省宝鸡市渭滨区经二路155号</text:p>
          </table:table-cell>
          <table:table-cell table:number-columns-repeated="2"/>
        </table:table-row>
        <table:table-row table:style-name="ro2">
          <table:table-cell office:value-type="string">
            <text:p>000797</text:p>
          </table:table-cell>
          <table:table-cell office:value-type="string">
            <text:p>中国武夷</text:p>
          </table:table-cell>
          <table:table-cell office:value-type="string">
            <text:p>K 房地产</text:p>
          </table:table-cell>
          <table:table-cell office:value-type="string">
            <text:p>中国武夷实业股份有限公司</text:p>
          </table:table-cell>
          <table:table-cell office:value-type="string">
            <text:p>1997-07-15T00:00:00.000+08</text:p>
          </table:table-cell>
          <table:table-cell office:value-type="string">
            <text:p>福建</text:p>
          </table:table-cell>
          <table:table-cell office:value-type="string">
            <text:p>福州市</text:p>
          </table:table-cell>
          <table:table-cell office:value-type="string">
            <text:p>www.chinawuyi.com.cn</text:p>
          </table:table-cell>
          <table:table-cell office:value-type="string">
            <text:p>福建省福州市五四路89号置地广场4层</text:p>
          </table:table-cell>
          <table:table-cell table:number-columns-repeated="2"/>
        </table:table-row>
        <table:table-row table:style-name="ro2">
          <table:table-cell office:value-type="string">
            <text:p>000798</text:p>
          </table:table-cell>
          <table:table-cell office:value-type="string">
            <text:p>中水渔业</text:p>
          </table:table-cell>
          <table:table-cell office:value-type="string">
            <text:p>A 农林牧渔</text:p>
          </table:table-cell>
          <table:table-cell office:value-type="string">
            <text:p>中水集团远洋股份有限公司</text:p>
          </table:table-cell>
          <table:table-cell office:value-type="string">
            <text:p>1998-02-12T00:00:00.000+08</text:p>
          </table:table-cell>
          <table:table-cell office:value-type="string">
            <text:p>北京</text:p>
          </table:table-cell>
          <table:table-cell office:value-type="string">
            <text:p>北京市</text:p>
          </table:table-cell>
          <table:table-cell office:value-type="string">
            <text:p>www.cofc.com.cn</text:p>
          </table:table-cell>
          <table:table-cell office:value-type="string">
            <text:p>北京市西城区西单民丰胡同31号中水大厦6层</text:p>
          </table:table-cell>
          <table:table-cell table:number-columns-repeated="2"/>
        </table:table-row>
        <table:table-row table:style-name="ro2">
          <table:table-cell office:value-type="string">
            <text:p>000799</text:p>
          </table:table-cell>
          <table:table-cell office:value-type="string">
            <text:p>酒鬼酒</text:p>
          </table:table-cell>
          <table:table-cell office:value-type="string">
            <text:p>C 制造业</text:p>
          </table:table-cell>
          <table:table-cell office:value-type="string">
            <text:p>酒鬼酒股份有限公司</text:p>
          </table:table-cell>
          <table:table-cell office:value-type="string">
            <text:p>1997-07-18T00:00:00.000+08</text:p>
          </table:table-cell>
          <table:table-cell office:value-type="string">
            <text:p>湖南</text:p>
          </table:table-cell>
          <table:table-cell office:value-type="string">
            <text:p>湘西土家族苗族自治州</text:p>
          </table:table-cell>
          <table:table-cell office:value-type="string">
            <text:p>www.jiuguijiu000799.com</text:p>
          </table:table-cell>
          <table:table-cell office:value-type="string">
            <text:p>湖南省吉首市峒河街道振武营村</text:p>
          </table:table-cell>
          <table:table-cell table:number-columns-repeated="2"/>
        </table:table-row>
        <table:table-row table:style-name="ro2">
          <table:table-cell office:value-type="string">
            <text:p>000800</text:p>
          </table:table-cell>
          <table:table-cell office:value-type="string">
            <text:p>一汽轿车</text:p>
          </table:table-cell>
          <table:table-cell office:value-type="string">
            <text:p>C 制造业</text:p>
          </table:table-cell>
          <table:table-cell office:value-type="string">
            <text:p>一汽轿车股份有限公司</text:p>
          </table:table-cell>
          <table:table-cell office:value-type="string">
            <text:p>1997-06-18T00:00:00.000+08</text:p>
          </table:table-cell>
          <table:table-cell office:value-type="string">
            <text:p>吉林</text:p>
          </table:table-cell>
          <table:table-cell office:value-type="string">
            <text:p>长春市</text:p>
          </table:table-cell>
          <table:table-cell office:value-type="string">
            <text:p>www.fawcar.com.cn</text:p>
          </table:table-cell>
          <table:table-cell office:value-type="string">
            <text:p>吉林省长春市高新技术产业开发区蔚山路4888号</text:p>
          </table:table-cell>
          <table:table-cell table:number-columns-repeated="2"/>
        </table:table-row>
        <table:table-row table:style-name="ro2">
          <table:table-cell office:value-type="string">
            <text:p>000801</text:p>
          </table:table-cell>
          <table:table-cell office:value-type="string">
            <text:p>四川九洲</text:p>
          </table:table-cell>
          <table:table-cell office:value-type="string">
            <text:p>C 制造业</text:p>
          </table:table-cell>
          <table:table-cell office:value-type="string">
            <text:p>四川九洲电器股份有限公司</text:p>
          </table:table-cell>
          <table:table-cell office:value-type="string">
            <text:p>1998-05-06T00:00:00.000+08</text:p>
          </table:table-cell>
          <table:table-cell office:value-type="string">
            <text:p>四川</text:p>
          </table:table-cell>
          <table:table-cell office:value-type="string">
            <text:p>绵阳市</text:p>
          </table:table-cell>
          <table:table-cell office:value-type="string">
            <text:p>www.jiuzhoutech.com</text:p>
          </table:table-cell>
          <table:table-cell office:value-type="string">
            <text:p>四川省绵阳市科创园区九洲大道259号</text:p>
          </table:table-cell>
          <table:table-cell table:number-columns-repeated="2"/>
        </table:table-row>
        <table:table-row table:style-name="ro2">
          <table:table-cell office:value-type="string">
            <text:p>000802</text:p>
          </table:table-cell>
          <table:table-cell office:value-type="string">
            <text:p>北京文化</text:p>
          </table:table-cell>
          <table:table-cell office:value-type="string">
            <text:p>R 文化传播</text:p>
          </table:table-cell>
          <table:table-cell office:value-type="string">
            <text:p>北京京西文化旅游股份有限公司</text:p>
          </table:table-cell>
          <table:table-cell office:value-type="string">
            <text:p>1998-01-08T00:00:00.000+08</text:p>
          </table:table-cell>
          <table:table-cell office:value-type="string">
            <text:p>北京</text:p>
          </table:table-cell>
          <table:table-cell office:value-type="string">
            <text:p>北京市</text:p>
          </table:table-cell>
          <table:table-cell office:value-type="string">
            <text:p>www.bjwhmedia.com</text:p>
          </table:table-cell>
          <table:table-cell office:value-type="string">
            <text:p>北京市门头沟区水闸路21号12幢</text:p>
          </table:table-cell>
          <table:table-cell table:number-columns-repeated="2"/>
        </table:table-row>
        <table:table-row table:style-name="ro2">
          <table:table-cell office:value-type="string">
            <text:p>000803</text:p>
          </table:table-cell>
          <table:table-cell office:value-type="string">
            <text:p>*ST金宇</text:p>
          </table:table-cell>
          <table:table-cell office:value-type="string">
            <text:p>C 制造业</text:p>
          </table:table-cell>
          <table:table-cell office:value-type="string">
            <text:p>四川金宇汽车城(集团)股份有限公司</text:p>
          </table:table-cell>
          <table:table-cell office:value-type="string">
            <text:p>1998-03-03T00:00:00.000+08</text:p>
          </table:table-cell>
          <table:table-cell office:value-type="string">
            <text:p>四川</text:p>
          </table:table-cell>
          <table:table-cell office:value-type="string">
            <text:p>南充市</text:p>
          </table:table-cell>
          <table:table-cell office:value-type="string">
            <text:p>www.scjycc.com</text:p>
          </table:table-cell>
          <table:table-cell office:value-type="string">
            <text:p>四川省南充市顺庆区延安路380号</text:p>
          </table:table-cell>
          <table:table-cell table:number-columns-repeated="2"/>
        </table:table-row>
        <table:table-row table:style-name="ro2">
          <table:table-cell office:value-type="string">
            <text:p>000806</text:p>
          </table:table-cell>
          <table:table-cell office:value-type="string">
            <text:p>银河生物</text:p>
          </table:table-cell>
          <table:table-cell office:value-type="string">
            <text:p>C 制造业</text:p>
          </table:table-cell>
          <table:table-cell office:value-type="string">
            <text:p>北海银河生物产业投资股份有限公司</text:p>
          </table:table-cell>
          <table:table-cell office:value-type="string">
            <text:p>1998-04-16T00:00:00.000+08</text:p>
          </table:table-cell>
          <table:table-cell office:value-type="string">
            <text:p>广西</text:p>
          </table:table-cell>
          <table:table-cell office:value-type="string">
            <text:p>北海市</text:p>
          </table:table-cell>
          <table:table-cell office:value-type="string">
            <text:p>www.g-biomed.com</text:p>
          </table:table-cell>
          <table:table-cell office:value-type="string">
            <text:p>广西壮族自治区北海市西藏路银河软件科技园专家创业区1号</text:p>
          </table:table-cell>
          <table:table-cell table:number-columns-repeated="2"/>
        </table:table-row>
        <table:table-row table:style-name="ro2">
          <table:table-cell office:value-type="string">
            <text:p>000807</text:p>
          </table:table-cell>
          <table:table-cell office:value-type="string">
            <text:p>云铝股份</text:p>
          </table:table-cell>
          <table:table-cell office:value-type="string">
            <text:p>C 制造业</text:p>
          </table:table-cell>
          <table:table-cell office:value-type="string">
            <text:p>云南铝业股份有限公司</text:p>
          </table:table-cell>
          <table:table-cell office:value-type="string">
            <text:p>1998-04-08T00:00:00.000+08</text:p>
          </table:table-cell>
          <table:table-cell office:value-type="string">
            <text:p>云南</text:p>
          </table:table-cell>
          <table:table-cell office:value-type="string">
            <text:p>昆明市</text:p>
          </table:table-cell>
          <table:table-cell office:value-type="string">
            <text:p>www.ylgf.com</text:p>
          </table:table-cell>
          <table:table-cell office:value-type="string">
            <text:p>云南省昆明市呈贡区七甸街道</text:p>
          </table:table-cell>
          <table:table-cell table:number-columns-repeated="2"/>
        </table:table-row>
        <table:table-row table:style-name="ro2">
          <table:table-cell office:value-type="string">
            <text:p>000809</text:p>
          </table:table-cell>
          <table:table-cell office:value-type="string">
            <text:p>*ST新城</text:p>
          </table:table-cell>
          <table:table-cell office:value-type="string">
            <text:p>N 公共环保</text:p>
          </table:table-cell>
          <table:table-cell office:value-type="string">
            <text:p>铁岭新城投资控股股份有限公司</text:p>
          </table:table-cell>
          <table:table-cell office:value-type="string">
            <text:p>1998-06-16T00:00:00.000+08</text:p>
          </table:table-cell>
          <table:table-cell office:value-type="string">
            <text:p>辽宁</text:p>
          </table:table-cell>
          <table:table-cell office:value-type="string">
            <text:p>铁岭市</text:p>
          </table:table-cell>
          <table:table-cell office:value-type="string">
            <text:p>www.cdzhonghui.com</text:p>
          </table:table-cell>
          <table:table-cell office:value-type="string">
            <text:p>辽宁省铁岭市凡河新区金沙江路12号</text:p>
          </table:table-cell>
          <table:table-cell table:number-columns-repeated="2"/>
        </table:table-row>
        <table:table-row table:style-name="ro2">
          <table:table-cell office:value-type="string">
            <text:p>000810</text:p>
          </table:table-cell>
          <table:table-cell office:value-type="string">
            <text:p>创维数字</text:p>
          </table:table-cell>
          <table:table-cell office:value-type="string">
            <text:p>C 制造业</text:p>
          </table:table-cell>
          <table:table-cell office:value-type="string">
            <text:p>创维数字股份有限公司</text:p>
          </table:table-cell>
          <table:table-cell office:value-type="string">
            <text:p>1998-06-02T00:00:00.000+08</text:p>
          </table:table-cell>
          <table:table-cell office:value-type="string">
            <text:p>四川</text:p>
          </table:table-cell>
          <table:table-cell office:value-type="string">
            <text:p>遂宁市</text:p>
          </table:table-cell>
          <table:table-cell office:value-type="string">
            <text:p>www.skyworthdigital.com</text:p>
          </table:table-cell>
          <table:table-cell office:value-type="string">
            <text:p>四川省遂宁市遂州中路309号</text:p>
          </table:table-cell>
          <table:table-cell table:number-columns-repeated="2"/>
        </table:table-row>
        <table:table-row table:style-name="ro2">
          <table:table-cell office:value-type="string">
            <text:p>000811</text:p>
          </table:table-cell>
          <table:table-cell office:value-type="string">
            <text:p>烟台冰轮</text:p>
          </table:table-cell>
          <table:table-cell office:value-type="string">
            <text:p>C 制造业</text:p>
          </table:table-cell>
          <table:table-cell office:value-type="string">
            <text:p>烟台冰轮股份有限公司</text:p>
          </table:table-cell>
          <table:table-cell office:value-type="string">
            <text:p>1998-05-28T00:00:00.000+08</text:p>
          </table:table-cell>
          <table:table-cell office:value-type="string">
            <text:p>山东</text:p>
          </table:table-cell>
          <table:table-cell office:value-type="string">
            <text:p>烟台市</text:p>
          </table:table-cell>
          <table:table-cell office:value-type="string">
            <text:p>www.yantaimoon.cn</text:p>
          </table:table-cell>
          <table:table-cell office:value-type="string">
            <text:p>山东省烟台市芝罘区冰轮路1号</text:p>
          </table:table-cell>
          <table:table-cell table:number-columns-repeated="2"/>
        </table:table-row>
        <table:table-row table:style-name="ro2">
          <table:table-cell office:value-type="string">
            <text:p>000812</text:p>
          </table:table-cell>
          <table:table-cell office:value-type="string">
            <text:p>陕西金叶</text:p>
          </table:table-cell>
          <table:table-cell office:value-type="string">
            <text:p>C 制造业</text:p>
          </table:table-cell>
          <table:table-cell office:value-type="string">
            <text:p>陕西金叶科教集团股份有限公司</text:p>
          </table:table-cell>
          <table:table-cell office:value-type="string">
            <text:p>1998-06-23T00:00:00.000+08</text:p>
          </table:table-cell>
          <table:table-cell office:value-type="string">
            <text:p>陕西</text:p>
          </table:table-cell>
          <table:table-cell office:value-type="string">
            <text:p>西安市</text:p>
          </table:table-cell>
          <table:table-cell office:value-type="string">
            <text:p>www.jinyegroup.cn</text:p>
          </table:table-cell>
          <table:table-cell office:value-type="string">
            <text:p>陕西省西安市高新区锦业路1号都市之门B座19层</text:p>
          </table:table-cell>
          <table:table-cell table:number-columns-repeated="2"/>
        </table:table-row>
        <table:table-row table:style-name="ro2">
          <table:table-cell office:value-type="string">
            <text:p>000813</text:p>
          </table:table-cell>
          <table:table-cell office:value-type="string">
            <text:p>德展健康</text:p>
          </table:table-cell>
          <table:table-cell office:value-type="string">
            <text:p>C 制造业</text:p>
          </table:table-cell>
          <table:table-cell office:value-type="string">
            <text:p>德展大健康股份有限公司</text:p>
          </table:table-cell>
          <table:table-cell office:value-type="string">
            <text:p>1998-05-19T00:00:00.000+08</text:p>
          </table:table-cell>
          <table:table-cell office:value-type="string">
            <text:p>新疆</text:p>
          </table:table-cell>
          <table:table-cell office:value-type="string">
            <text:p>乌鲁木齐市</text:p>
          </table:table-cell>
          <table:table-cell office:value-type="string">
            <text:p>www.chinatianshan.com</text:p>
          </table:table-cell>
          <table:table-cell office:value-type="string">
            <text:p>新疆维吾尔自治区乌鲁木齐市新市区四平路2288号创新广场B座20层2002室</text:p>
          </table:table-cell>
          <table:table-cell table:number-columns-repeated="2"/>
        </table:table-row>
        <table:table-row table:style-name="ro2">
          <table:table-cell office:value-type="string">
            <text:p>000815</text:p>
          </table:table-cell>
          <table:table-cell office:value-type="string">
            <text:p>美利云</text:p>
          </table:table-cell>
          <table:table-cell office:value-type="string">
            <text:p>C 制造业</text:p>
          </table:table-cell>
          <table:table-cell office:value-type="string">
            <text:p>中冶美利云产业投资股份有限公司</text:p>
          </table:table-cell>
          <table:table-cell office:value-type="string">
            <text:p>1998-06-09T00:00:00.000+08</text:p>
          </table:table-cell>
          <table:table-cell office:value-type="string">
            <text:p>宁夏</text:p>
          </table:table-cell>
          <table:table-cell office:value-type="string">
            <text:p>银川市</text:p>
          </table:table-cell>
          <table:table-cell office:value-type="string">
            <text:p>www.china-meili.com</text:p>
          </table:table-cell>
          <table:table-cell office:value-type="string">
            <text:p>宁夏回族自治区中卫市城区柔远镇</text:p>
          </table:table-cell>
          <table:table-cell table:number-columns-repeated="2"/>
        </table:table-row>
        <table:table-row table:style-name="ro2">
          <table:table-cell office:value-type="string">
            <text:p>000816</text:p>
          </table:table-cell>
          <table:table-cell office:value-type="string">
            <text:p>智慧农业</text:p>
          </table:table-cell>
          <table:table-cell office:value-type="string">
            <text:p>C 制造业</text:p>
          </table:table-cell>
          <table:table-cell office:value-type="string">
            <text:p>江苏农华智慧农业科技股份有限公司</text:p>
          </table:table-cell>
          <table:table-cell office:value-type="string">
            <text:p>1997-08-18T00:00:00.000+08</text:p>
          </table:table-cell>
          <table:table-cell office:value-type="string">
            <text:p>江苏</text:p>
          </table:table-cell>
          <table:table-cell office:value-type="string">
            <text:p>盐城市</text:p>
          </table:table-cell>
          <table:table-cell office:value-type="string">
            <text:p>www.jd.dongyin.com</text:p>
          </table:table-cell>
          <table:table-cell office:value-type="string">
            <text:p>江苏省盐城经济技术开发区希望大道南路58号</text:p>
          </table:table-cell>
          <table:table-cell table:number-columns-repeated="2"/>
        </table:table-row>
        <table:table-row table:style-name="ro2">
          <table:table-cell office:value-type="string">
            <text:p>000818</text:p>
          </table:table-cell>
          <table:table-cell office:value-type="string">
            <text:p>方大化工</text:p>
          </table:table-cell>
          <table:table-cell office:value-type="string">
            <text:p>C 制造业</text:p>
          </table:table-cell>
          <table:table-cell office:value-type="string">
            <text:p>方大锦化化工科技股份有限公司</text:p>
          </table:table-cell>
          <table:table-cell office:value-type="string">
            <text:p>1997-10-17T00:00:00.000+08</text:p>
          </table:table-cell>
          <table:table-cell office:value-type="string">
            <text:p>辽宁</text:p>
          </table:table-cell>
          <table:table-cell office:value-type="string">
            <text:p>葫芦岛市</text:p>
          </table:table-cell>
          <table:table-cell office:value-type="string">
            <text:p>www.fangdachemical.com</text:p>
          </table:table-cell>
          <table:table-cell office:value-type="string">
            <text:p>辽宁省葫芦岛市连山区化工街</text:p>
          </table:table-cell>
          <table:table-cell table:number-columns-repeated="2"/>
        </table:table-row>
        <table:table-row table:style-name="ro2">
          <table:table-cell office:value-type="string">
            <text:p>000819</text:p>
          </table:table-cell>
          <table:table-cell office:value-type="string">
            <text:p>岳阳兴长</text:p>
          </table:table-cell>
          <table:table-cell office:value-type="string">
            <text:p>C 制造业</text:p>
          </table:table-cell>
          <table:table-cell office:value-type="string">
            <text:p>岳阳兴长石化股份有限公司</text:p>
          </table:table-cell>
          <table:table-cell office:value-type="string">
            <text:p>1997-06-25T00:00:00.000+08</text:p>
          </table:table-cell>
          <table:table-cell office:value-type="string">
            <text:p>湖南</text:p>
          </table:table-cell>
          <table:table-cell office:value-type="string">
            <text:p>岳阳市</text:p>
          </table:table-cell>
          <table:table-cell office:value-type="string">
            <text:p>www.yyxc0819.com</text:p>
          </table:table-cell>
          <table:table-cell office:value-type="string">
            <text:p>湖南省岳阳市云溪区</text:p>
          </table:table-cell>
          <table:table-cell table:number-columns-repeated="2"/>
        </table:table-row>
        <table:table-row table:style-name="ro2">
          <table:table-cell office:value-type="string">
            <text:p>000820</text:p>
          </table:table-cell>
          <table:table-cell office:value-type="string">
            <text:p>神雾节能</text:p>
          </table:table-cell>
          <table:table-cell office:value-type="string">
            <text:p>C 制造业</text:p>
          </table:table-cell>
          <table:table-cell office:value-type="string">
            <text:p>神雾节能股份有限公司</text:p>
          </table:table-cell>
          <table:table-cell office:value-type="string">
            <text:p>1998-06-30T00:00:00.000+08</text:p>
          </table:table-cell>
          <table:table-cell office:value-type="string">
            <text:p>辽宁</text:p>
          </table:table-cell>
          <table:table-cell office:value-type="string">
            <text:p>锦州市</text:p>
          </table:table-cell>
          <table:table-cell office:value-type="string">
            <text:p>www.sw-es.cn</text:p>
          </table:table-cell>
          <table:table-cell office:value-type="string">
            <text:p>辽宁省凌海市金城街</text:p>
          </table:table-cell>
          <table:table-cell table:number-columns-repeated="2"/>
        </table:table-row>
        <table:table-row table:style-name="ro2">
          <table:table-cell office:value-type="string">
            <text:p>000821</text:p>
          </table:table-cell>
          <table:table-cell office:value-type="string">
            <text:p>京山轻机</text:p>
          </table:table-cell>
          <table:table-cell office:value-type="string">
            <text:p>C 制造业</text:p>
          </table:table-cell>
          <table:table-cell office:value-type="string">
            <text:p>湖北京山轻工机械股份有限公司</text:p>
          </table:table-cell>
          <table:table-cell office:value-type="string">
            <text:p>1998-06-26T00:00:00.000+08</text:p>
          </table:table-cell>
          <table:table-cell office:value-type="string">
            <text:p>湖北</text:p>
          </table:table-cell>
          <table:table-cell office:value-type="string">
            <text:p>荆门市</text:p>
          </table:table-cell>
          <table:table-cell office:value-type="string">
            <text:p>www.jspackmach.com</text:p>
          </table:table-cell>
          <table:table-cell office:value-type="string">
            <text:p>湖北省京山县经济技术开发区轻机工业园</text:p>
          </table:table-cell>
          <table:table-cell table:number-columns-repeated="2"/>
        </table:table-row>
        <table:table-row table:style-name="ro2">
          <table:table-cell office:value-type="string">
            <text:p>000822</text:p>
          </table:table-cell>
          <table:table-cell office:value-type="string">
            <text:p>山东海化</text:p>
          </table:table-cell>
          <table:table-cell office:value-type="string">
            <text:p>C 制造业</text:p>
          </table:table-cell>
          <table:table-cell office:value-type="string">
            <text:p>山东海化股份有限公司</text:p>
          </table:table-cell>
          <table:table-cell office:value-type="string">
            <text:p>1998-07-03T00:00:00.000+08</text:p>
          </table:table-cell>
          <table:table-cell office:value-type="string">
            <text:p>山东</text:p>
          </table:table-cell>
          <table:table-cell office:value-type="string">
            <text:p>潍坊市</text:p>
          </table:table-cell>
          <table:table-cell office:value-type="string">
            <text:p>www.chinahaihua.com</text:p>
          </table:table-cell>
          <table:table-cell office:value-type="string">
            <text:p>山东省潍坊滨海经济开发区</text:p>
          </table:table-cell>
          <table:table-cell table:number-columns-repeated="2"/>
        </table:table-row>
        <table:table-row table:style-name="ro2">
          <table:table-cell office:value-type="string">
            <text:p>000823</text:p>
          </table:table-cell>
          <table:table-cell office:value-type="string">
            <text:p>超声电子</text:p>
          </table:table-cell>
          <table:table-cell office:value-type="string">
            <text:p>C 制造业</text:p>
          </table:table-cell>
          <table:table-cell office:value-type="string">
            <text:p>广东汕头超声电子股份有限公司</text:p>
          </table:table-cell>
          <table:table-cell office:value-type="string">
            <text:p>1997-10-08T00:00:00.000+08</text:p>
          </table:table-cell>
          <table:table-cell office:value-type="string">
            <text:p>广东</text:p>
          </table:table-cell>
          <table:table-cell office:value-type="string">
            <text:p>汕头市</text:p>
          </table:table-cell>
          <table:table-cell office:value-type="string">
            <text:p>www.gd-goworld.com</text:p>
          </table:table-cell>
          <table:table-cell office:value-type="string">
            <text:p>广东省汕头市龙湖区龙江路12号</text:p>
          </table:table-cell>
          <table:table-cell table:number-columns-repeated="2"/>
        </table:table-row>
        <table:table-row table:style-name="ro2">
          <table:table-cell office:value-type="string">
            <text:p>000825</text:p>
          </table:table-cell>
          <table:table-cell office:value-type="string">
            <text:p>太钢不锈</text:p>
          </table:table-cell>
          <table:table-cell office:value-type="string">
            <text:p>C 制造业</text:p>
          </table:table-cell>
          <table:table-cell office:value-type="string">
            <text:p>山西太钢不锈钢股份有限公司</text:p>
          </table:table-cell>
          <table:table-cell office:value-type="string">
            <text:p>1998-10-21T00:00:00.000+08</text:p>
          </table:table-cell>
          <table:table-cell office:value-type="string">
            <text:p>山西</text:p>
          </table:table-cell>
          <table:table-cell office:value-type="string">
            <text:p>太原市</text:p>
          </table:table-cell>
          <table:table-cell office:value-type="string">
            <text:p>www.tisco.com.cn</text:p>
          </table:table-cell>
          <table:table-cell office:value-type="string">
            <text:p>山西省太原市尖草坪街2号</text:p>
          </table:table-cell>
          <table:table-cell table:number-columns-repeated="2"/>
        </table:table-row>
        <table:table-row table:style-name="ro2">
          <table:table-cell office:value-type="string">
            <text:p>000826</text:p>
          </table:table-cell>
          <table:table-cell office:value-type="string">
            <text:p>启迪桑德</text:p>
          </table:table-cell>
          <table:table-cell office:value-type="string">
            <text:p>N 公共环保</text:p>
          </table:table-cell>
          <table:table-cell office:value-type="string">
            <text:p>启迪桑德环境资源股份有限公司</text:p>
          </table:table-cell>
          <table:table-cell office:value-type="string">
            <text:p>1998-02-25T00:00:00.000+08</text:p>
          </table:table-cell>
          <table:table-cell office:value-type="string">
            <text:p>湖北</text:p>
          </table:table-cell>
          <table:table-cell office:value-type="string">
            <text:p>宜昌市</text:p>
          </table:table-cell>
          <table:table-cell office:value-type="string">
            <text:p>www.soundenvironmental.cn</text:p>
          </table:table-cell>
          <table:table-cell office:value-type="string">
            <text:p>湖北省宜昌市沿江大道114号</text:p>
          </table:table-cell>
          <table:table-cell table:number-columns-repeated="2"/>
        </table:table-row>
        <table:table-row table:style-name="ro2">
          <table:table-cell office:value-type="string">
            <text:p>000828</text:p>
          </table:table-cell>
          <table:table-cell office:value-type="string">
            <text:p>东莞控股</text:p>
          </table:table-cell>
          <table:table-cell office:value-type="string">
            <text:p>G 运输仓储</text:p>
          </table:table-cell>
          <table:table-cell office:value-type="string">
            <text:p>东莞发展控股股份有限公司</text:p>
          </table:table-cell>
          <table:table-cell office:value-type="string">
            <text:p>1997-06-17T00:00:00.000+08</text:p>
          </table:table-cell>
          <table:table-cell office:value-type="string">
            <text:p>广东</text:p>
          </table:table-cell>
          <table:table-cell office:value-type="string">
            <text:p>东莞市</text:p>
          </table:table-cell>
          <table:table-cell office:value-type="string">
            <text:p>www.dgholdings.cn</text:p>
          </table:table-cell>
          <table:table-cell office:value-type="string">
            <text:p>广东省东莞市南城区科技工业园科技路39号</text:p>
          </table:table-cell>
          <table:table-cell table:number-columns-repeated="2"/>
        </table:table-row>
        <table:table-row table:style-name="ro2">
          <table:table-cell office:value-type="string">
            <text:p>000829</text:p>
          </table:table-cell>
          <table:table-cell office:value-type="string">
            <text:p>天音控股</text:p>
          </table:table-cell>
          <table:table-cell office:value-type="string">
            <text:p>F 批发零售</text:p>
          </table:table-cell>
          <table:table-cell office:value-type="string">
            <text:p>天音通信控股股份有限公司</text:p>
          </table:table-cell>
          <table:table-cell office:value-type="string">
            <text:p>1997-12-02T00:00:00.000+08</text:p>
          </table:table-cell>
          <table:table-cell office:value-type="string">
            <text:p>江西</text:p>
          </table:table-cell>
          <table:table-cell office:value-type="string">
            <text:p>赣州市</text:p>
          </table:table-cell>
          <table:table-cell office:value-type="string">
            <text:p>www.chinatelling.com</text:p>
          </table:table-cell>
          <table:table-cell office:value-type="string">
            <text:p>江西省赣州市经济技术开发区迎宾大道60号</text:p>
          </table:table-cell>
          <table:table-cell table:number-columns-repeated="2"/>
        </table:table-row>
        <table:table-row table:style-name="ro2">
          <table:table-cell office:value-type="string">
            <text:p>000830</text:p>
          </table:table-cell>
          <table:table-cell office:value-type="string">
            <text:p>鲁西化工</text:p>
          </table:table-cell>
          <table:table-cell office:value-type="string">
            <text:p>C 制造业</text:p>
          </table:table-cell>
          <table:table-cell office:value-type="string">
            <text:p>鲁西化工集团股份有限公司</text:p>
          </table:table-cell>
          <table:table-cell office:value-type="string">
            <text:p>1998-08-07T00:00:00.000+08</text:p>
          </table:table-cell>
          <table:table-cell office:value-type="string">
            <text:p>山东</text:p>
          </table:table-cell>
          <table:table-cell office:value-type="string">
            <text:p>聊城市</text:p>
          </table:table-cell>
          <table:table-cell office:value-type="string">
            <text:p>www.luxichemical.com</text:p>
          </table:table-cell>
          <table:table-cell office:value-type="string">
            <text:p>山东省聊城市鲁化路68号</text:p>
          </table:table-cell>
          <table:table-cell table:number-columns-repeated="2"/>
        </table:table-row>
        <table:table-row table:style-name="ro2">
          <table:table-cell office:value-type="string">
            <text:p>000831</text:p>
          </table:table-cell>
          <table:table-cell office:value-type="string">
            <text:p>五矿稀土</text:p>
          </table:table-cell>
          <table:table-cell office:value-type="string">
            <text:p>C 制造业</text:p>
          </table:table-cell>
          <table:table-cell office:value-type="string">
            <text:p>五矿稀土股份有限公司</text:p>
          </table:table-cell>
          <table:table-cell office:value-type="string">
            <text:p>1998-09-11T00:00:00.000+08</text:p>
          </table:table-cell>
          <table:table-cell office:value-type="string">
            <text:p>山西</text:p>
          </table:table-cell>
          <table:table-cell office:value-type="string">
            <text:p>运城市</text:p>
          </table:table-cell>
          <table:table-cell office:value-type="string">
            <text:p>www.cmreltd.com</text:p>
          </table:table-cell>
          <table:table-cell office:value-type="string">
            <text:p>山西省运城市解州镇新建路36号</text:p>
          </table:table-cell>
          <table:table-cell table:number-columns-repeated="2"/>
        </table:table-row>
        <table:table-row table:style-name="ro2">
          <table:table-cell office:value-type="string">
            <text:p>000833</text:p>
          </table:table-cell>
          <table:table-cell office:value-type="string">
            <text:p>贵糖股份</text:p>
          </table:table-cell>
          <table:table-cell office:value-type="string">
            <text:p>C 制造业</text:p>
          </table:table-cell>
          <table:table-cell office:value-type="string">
            <text:p>广西贵糖（集团）股份有限公司</text:p>
          </table:table-cell>
          <table:table-cell office:value-type="string">
            <text:p>1998-11-11T00:00:00.000+08</text:p>
          </table:table-cell>
          <table:table-cell office:value-type="string">
            <text:p>广西</text:p>
          </table:table-cell>
          <table:table-cell office:value-type="string">
            <text:p>贵港市</text:p>
          </table:table-cell>
          <table:table-cell office:value-type="string">
            <text:p>www.Guitang.com</text:p>
          </table:table-cell>
          <table:table-cell office:value-type="string">
            <text:p>广西壮族自治区贵港市幸福路100号</text:p>
          </table:table-cell>
          <table:table-cell table:number-columns-repeated="2"/>
        </table:table-row>
        <table:table-row table:style-name="ro2">
          <table:table-cell office:value-type="string">
            <text:p>000835</text:p>
          </table:table-cell>
          <table:table-cell office:value-type="string">
            <text:p>长城动漫</text:p>
          </table:table-cell>
          <table:table-cell office:value-type="string">
            <text:p>C 制造业</text:p>
          </table:table-cell>
          <table:table-cell office:value-type="string">
            <text:p>长城国际动漫游戏股份有限公司</text:p>
          </table:table-cell>
          <table:table-cell office:value-type="string">
            <text:p>1999-06-25T00:00:00.000+08</text:p>
          </table:table-cell>
          <table:table-cell office:value-type="string">
            <text:p>四川</text:p>
          </table:table-cell>
          <table:table-cell office:value-type="string">
            <text:p>成都市</text:p>
          </table:table-cell>
          <table:table-cell office:value-type="string">
            <text:p>www.000835.com</text:p>
          </table:table-cell>
          <table:table-cell office:value-type="string">
            <text:p>四川省成都市高新区紫薇东路16号</text:p>
          </table:table-cell>
          <table:table-cell table:number-columns-repeated="2"/>
        </table:table-row>
        <table:table-row table:style-name="ro2">
          <table:table-cell office:value-type="string">
            <text:p>000836</text:p>
          </table:table-cell>
          <table:table-cell office:value-type="string">
            <text:p>鑫茂科技</text:p>
          </table:table-cell>
          <table:table-cell office:value-type="string">
            <text:p>C 制造业</text:p>
          </table:table-cell>
          <table:table-cell office:value-type="string">
            <text:p>天津鑫茂科技股份有限公司</text:p>
          </table:table-cell>
          <table:table-cell office:value-type="string">
            <text:p>1997-09-29T00:00:00.000+08</text:p>
          </table:table-cell>
          <table:table-cell office:value-type="string">
            <text:p>天津</text:p>
          </table:table-cell>
          <table:table-cell office:value-type="string">
            <text:p>天津市</text:p>
          </table:table-cell>
          <table:table-cell office:value-type="string">
            <text:p>www.xinmaokeji.com.cn</text:p>
          </table:table-cell>
          <table:table-cell office:value-type="string">
            <text:p>天津市滨海高新区华苑产业区榕苑路1号A区八层</text:p>
          </table:table-cell>
          <table:table-cell table:number-columns-repeated="2"/>
        </table:table-row>
        <table:table-row table:style-name="ro2">
          <table:table-cell office:value-type="string">
            <text:p>000837</text:p>
          </table:table-cell>
          <table:table-cell office:value-type="string">
            <text:p>秦川机床</text:p>
          </table:table-cell>
          <table:table-cell office:value-type="string">
            <text:p>C 制造业</text:p>
          </table:table-cell>
          <table:table-cell office:value-type="string">
            <text:p>秦川机床工具集团股份公司</text:p>
          </table:table-cell>
          <table:table-cell office:value-type="string">
            <text:p>1998-09-28T00:00:00.000+08</text:p>
          </table:table-cell>
          <table:table-cell office:value-type="string">
            <text:p>陕西</text:p>
          </table:table-cell>
          <table:table-cell office:value-type="string">
            <text:p>宝鸡市</text:p>
          </table:table-cell>
          <table:table-cell office:value-type="string">
            <text:p>www.qcde.cn</text:p>
          </table:table-cell>
          <table:table-cell office:value-type="string">
            <text:p>陕西省宝鸡市姜谭路22号</text:p>
          </table:table-cell>
          <table:table-cell table:number-columns-repeated="2"/>
        </table:table-row>
        <table:table-row table:style-name="ro2">
          <table:table-cell office:value-type="string">
            <text:p>000838</text:p>
          </table:table-cell>
          <table:table-cell office:value-type="string">
            <text:p>财信发展</text:p>
          </table:table-cell>
          <table:table-cell office:value-type="string">
            <text:p>K 房地产</text:p>
          </table:table-cell>
          <table:table-cell office:value-type="string">
            <text:p>财信国兴地产发展股份有限公司</text:p>
          </table:table-cell>
          <table:table-cell office:value-type="string">
            <text:p>1997-06-26T00:00:00.000+08</text:p>
          </table:table-cell>
          <table:table-cell office:value-type="string">
            <text:p>北京</text:p>
          </table:table-cell>
          <table:table-cell office:value-type="string">
            <text:p>北京市</text:p>
          </table:table-cell>
          <table:table-cell office:value-type="string">
            <text:p>www.casindev.com</text:p>
          </table:table-cell>
          <table:table-cell office:value-type="string">
            <text:p>北京市朝阳区建国路91号院8号楼28层2808单元</text:p>
          </table:table-cell>
          <table:table-cell table:number-columns-repeated="2"/>
        </table:table-row>
        <table:table-row table:style-name="ro2">
          <table:table-cell office:value-type="string">
            <text:p>000839</text:p>
          </table:table-cell>
          <table:table-cell office:value-type="string">
            <text:p>中信国安</text:p>
          </table:table-cell>
          <table:table-cell office:value-type="string">
            <text:p>I 信息技术</text:p>
          </table:table-cell>
          <table:table-cell office:value-type="string">
            <text:p>中信国安信息产业股份有限公司</text:p>
          </table:table-cell>
          <table:table-cell office:value-type="string">
            <text:p>1997-10-31T00:00:00.000+08</text:p>
          </table:table-cell>
          <table:table-cell office:value-type="string">
            <text:p>北京</text:p>
          </table:table-cell>
          <table:table-cell office:value-type="string">
            <text:p>北京市</text:p>
          </table:table-cell>
          <table:table-cell office:value-type="string">
            <text:p>www.citicguoaninfo.com</text:p>
          </table:table-cell>
          <table:table-cell office:value-type="string">
            <text:p>北京市海淀区上地东路5号院1号楼三层</text:p>
          </table:table-cell>
          <table:table-cell table:number-columns-repeated="2"/>
        </table:table-row>
        <table:table-row table:style-name="ro2">
          <table:table-cell office:value-type="string">
            <text:p>000848</text:p>
          </table:table-cell>
          <table:table-cell office:value-type="string">
            <text:p>承德露露</text:p>
          </table:table-cell>
          <table:table-cell office:value-type="string">
            <text:p>C 制造业</text:p>
          </table:table-cell>
          <table:table-cell office:value-type="string">
            <text:p>河北承德露露股份有限公司</text:p>
          </table:table-cell>
          <table:table-cell office:value-type="string">
            <text:p>1997-11-13T00:00:00.000+08</text:p>
          </table:table-cell>
          <table:table-cell office:value-type="string">
            <text:p>河北</text:p>
          </table:table-cell>
          <table:table-cell office:value-type="string">
            <text:p>承德市</text:p>
          </table:table-cell>
          <table:table-cell office:value-type="string">
            <text:p>www.lolo.com.cn</text:p>
          </table:table-cell>
          <table:table-cell office:value-type="string">
            <text:p>河北省承德市高新技术产业开发区（西区8号）</text:p>
          </table:table-cell>
          <table:table-cell table:number-columns-repeated="2"/>
        </table:table-row>
        <table:table-row table:style-name="ro2">
          <table:table-cell office:value-type="string">
            <text:p>000850</text:p>
          </table:table-cell>
          <table:table-cell office:value-type="string">
            <text:p>华茂股份</text:p>
          </table:table-cell>
          <table:table-cell office:value-type="string">
            <text:p>C 制造业</text:p>
          </table:table-cell>
          <table:table-cell office:value-type="string">
            <text:p>安徽华茂纺织股份有限公司</text:p>
          </table:table-cell>
          <table:table-cell office:value-type="string">
            <text:p>1998-10-07T00:00:00.000+08</text:p>
          </table:table-cell>
          <table:table-cell office:value-type="string">
            <text:p>安徽</text:p>
          </table:table-cell>
          <table:table-cell office:value-type="string">
            <text:p>安庆市</text:p>
          </table:table-cell>
          <table:table-cell office:value-type="string">
            <text:p>www.chinahuamao.net</text:p>
          </table:table-cell>
          <table:table-cell office:value-type="string">
            <text:p>安徽省安庆市纺织南路80号</text:p>
          </table:table-cell>
          <table:table-cell table:number-columns-repeated="2"/>
        </table:table-row>
        <table:table-row table:style-name="ro2">
          <table:table-cell office:value-type="string">
            <text:p>000851</text:p>
          </table:table-cell>
          <table:table-cell office:value-type="string">
            <text:p>高鸿股份</text:p>
          </table:table-cell>
          <table:table-cell office:value-type="string">
            <text:p>F 批发零售</text:p>
          </table:table-cell>
          <table:table-cell office:value-type="string">
            <text:p>大唐高鸿数据网络技术股份有限公司</text:p>
          </table:table-cell>
          <table:table-cell office:value-type="string">
            <text:p>1998-06-09T00:00:00.000+08</text:p>
          </table:table-cell>
          <table:table-cell office:value-type="string">
            <text:p>贵州</text:p>
          </table:table-cell>
          <table:table-cell office:value-type="string">
            <text:p>贵阳市</text:p>
          </table:table-cell>
          <table:table-cell office:value-type="string">
            <text:p>www.gohigh.com.cn</text:p>
          </table:table-cell>
          <table:table-cell office:value-type="string">
            <text:p>贵州省贵阳市花溪区磊花路口168号8层</text:p>
          </table:table-cell>
          <table:table-cell table:number-columns-repeated="2"/>
        </table:table-row>
        <table:table-row table:style-name="ro2">
          <table:table-cell office:value-type="string">
            <text:p>000852</text:p>
          </table:table-cell>
          <table:table-cell office:value-type="string">
            <text:p>石化机械</text:p>
          </table:table-cell>
          <table:table-cell office:value-type="string">
            <text:p>C 制造业</text:p>
          </table:table-cell>
          <table:table-cell office:value-type="string">
            <text:p>中石化石油机械股份有限公司</text:p>
          </table:table-cell>
          <table:table-cell office:value-type="string">
            <text:p>1998-11-26T00:00:00.000+08</text:p>
          </table:table-cell>
          <table:table-cell office:value-type="string">
            <text:p>湖北</text:p>
          </table:table-cell>
          <table:table-cell office:value-type="string">
            <text:p>武汉市</text:p>
          </table:table-cell>
          <table:table-cell office:value-type="string">
            <text:p>sofe.sinopec.com</text:p>
          </table:table-cell>
          <table:table-cell office:value-type="string">
            <text:p>湖北省武汉市东湖新技术开发区庙山小区华工园一路5号</text:p>
          </table:table-cell>
          <table:table-cell table:number-columns-repeated="2"/>
        </table:table-row>
        <table:table-row table:style-name="ro2">
          <table:table-cell office:value-type="string">
            <text:p>000856</text:p>
          </table:table-cell>
          <table:table-cell office:value-type="string">
            <text:p>冀东装备</text:p>
          </table:table-cell>
          <table:table-cell office:value-type="string">
            <text:p>C 制造业</text:p>
          </table:table-cell>
          <table:table-cell office:value-type="string">
            <text:p>唐山冀东装备工程股份有限公司</text:p>
          </table:table-cell>
          <table:table-cell office:value-type="string">
            <text:p>1998-08-13T00:00:00.000+08</text:p>
          </table:table-cell>
          <table:table-cell office:value-type="string">
            <text:p>河北</text:p>
          </table:table-cell>
          <table:table-cell office:value-type="string">
            <text:p>唐山市</text:p>
          </table:table-cell>
          <table:table-cell office:value-type="string">
            <text:p>www.jdzbgc.com</text:p>
          </table:table-cell>
          <table:table-cell office:value-type="string">
            <text:p>河北省唐山市曹妃甸装备制造产业园区</text:p>
          </table:table-cell>
          <table:table-cell table:number-columns-repeated="2"/>
        </table:table-row>
        <table:table-row table:style-name="ro2">
          <table:table-cell office:value-type="string">
            <text:p>000858</text:p>
          </table:table-cell>
          <table:table-cell office:value-type="string">
            <text:p>五 粮 液</text:p>
          </table:table-cell>
          <table:table-cell office:value-type="string">
            <text:p>C 制造业</text:p>
          </table:table-cell>
          <table:table-cell office:value-type="string">
            <text:p>宜宾五粮液股份有限公司</text:p>
          </table:table-cell>
          <table:table-cell office:value-type="string">
            <text:p>1998-04-27T00:00:00.000+08</text:p>
          </table:table-cell>
          <table:table-cell office:value-type="string">
            <text:p>四川</text:p>
          </table:table-cell>
          <table:table-cell office:value-type="string">
            <text:p>宜宾市</text:p>
          </table:table-cell>
          <table:table-cell office:value-type="string">
            <text:p>www.wuliangye.com.cn</text:p>
          </table:table-cell>
          <table:table-cell office:value-type="string">
            <text:p>四川省宜宾市翠屏区岷江西路150号</text:p>
          </table:table-cell>
          <table:table-cell table:number-columns-repeated="2"/>
        </table:table-row>
        <table:table-row table:style-name="ro2">
          <table:table-cell office:value-type="string">
            <text:p>000859</text:p>
          </table:table-cell>
          <table:table-cell office:value-type="string">
            <text:p>国风塑业</text:p>
          </table:table-cell>
          <table:table-cell office:value-type="string">
            <text:p>C 制造业</text:p>
          </table:table-cell>
          <table:table-cell office:value-type="string">
            <text:p>安徽国风塑业股份有限公司</text:p>
          </table:table-cell>
          <table:table-cell office:value-type="string">
            <text:p>1998-11-19T00:00:00.000+08</text:p>
          </table:table-cell>
          <table:table-cell office:value-type="string">
            <text:p>安徽</text:p>
          </table:table-cell>
          <table:table-cell office:value-type="string">
            <text:p>合肥市</text:p>
          </table:table-cell>
          <table:table-cell office:value-type="string">
            <text:p>www.guofeng.com</text:p>
          </table:table-cell>
          <table:table-cell office:value-type="string">
            <text:p>安徽省合肥市国家高新技术产业开发区天智路36号</text:p>
          </table:table-cell>
          <table:table-cell table:number-columns-repeated="2"/>
        </table:table-row>
        <table:table-row table:style-name="ro2">
          <table:table-cell office:value-type="string">
            <text:p>000860</text:p>
          </table:table-cell>
          <table:table-cell office:value-type="string">
            <text:p>顺鑫农业</text:p>
          </table:table-cell>
          <table:table-cell office:value-type="string">
            <text:p>C 制造业</text:p>
          </table:table-cell>
          <table:table-cell office:value-type="string">
            <text:p>北京顺鑫农业股份有限公司</text:p>
          </table:table-cell>
          <table:table-cell office:value-type="string">
            <text:p>1998-11-04T00:00:00.000+08</text:p>
          </table:table-cell>
          <table:table-cell office:value-type="string">
            <text:p>北京</text:p>
          </table:table-cell>
          <table:table-cell office:value-type="string">
            <text:p>北京市</text:p>
          </table:table-cell>
          <table:table-cell office:value-type="string">
            <text:p>www.000860.com</text:p>
          </table:table-cell>
          <table:table-cell office:value-type="string">
            <text:p>北京市顺义区站前街1号院1号楼顺鑫国际商务中心12层</text:p>
          </table:table-cell>
          <table:table-cell table:number-columns-repeated="2"/>
        </table:table-row>
        <table:table-row table:style-name="ro2">
          <table:table-cell office:value-type="string">
            <text:p>000861</text:p>
          </table:table-cell>
          <table:table-cell office:value-type="string">
            <text:p>海印股份</text:p>
          </table:table-cell>
          <table:table-cell office:value-type="string">
            <text:p>L 商务服务</text:p>
          </table:table-cell>
          <table:table-cell office:value-type="string">
            <text:p>广东海印集团股份有限公司</text:p>
          </table:table-cell>
          <table:table-cell office:value-type="string">
            <text:p>1998-10-28T00:00:00.000+08</text:p>
          </table:table-cell>
          <table:table-cell office:value-type="string">
            <text:p>广东</text:p>
          </table:table-cell>
          <table:table-cell office:value-type="string">
            <text:p>广州市</text:p>
          </table:table-cell>
          <table:table-cell office:value-type="string">
            <text:p>www.000861.com</text:p>
          </table:table-cell>
          <table:table-cell office:value-type="string">
            <text:p>广东省广州市越秀区东华南路98号21-32层</text:p>
          </table:table-cell>
          <table:table-cell table:number-columns-repeated="2"/>
        </table:table-row>
        <table:table-row table:style-name="ro2">
          <table:table-cell office:value-type="string">
            <text:p>000862</text:p>
          </table:table-cell>
          <table:table-cell office:value-type="string">
            <text:p>银星能源</text:p>
          </table:table-cell>
          <table:table-cell office:value-type="string">
            <text:p>D 水电煤气</text:p>
          </table:table-cell>
          <table:table-cell office:value-type="string">
            <text:p>宁夏银星能源股份有限公司</text:p>
          </table:table-cell>
          <table:table-cell office:value-type="string">
            <text:p>1998-09-15T00:00:00.000+08</text:p>
          </table:table-cell>
          <table:table-cell office:value-type="string">
            <text:p>宁夏</text:p>
          </table:table-cell>
          <table:table-cell office:value-type="string">
            <text:p>银川市</text:p>
          </table:table-cell>
          <table:table-cell office:value-type="string">
            <text:p>www.nxyxny.com.cn</text:p>
          </table:table-cell>
          <table:table-cell office:value-type="string">
            <text:p>宁夏回族自治区银川市西夏区六盘山西路166号</text:p>
          </table:table-cell>
          <table:table-cell table:number-columns-repeated="2"/>
        </table:table-row>
        <table:table-row table:style-name="ro2">
          <table:table-cell office:value-type="string">
            <text:p>000863</text:p>
          </table:table-cell>
          <table:table-cell office:value-type="string">
            <text:p>三湘印象</text:p>
          </table:table-cell>
          <table:table-cell office:value-type="string">
            <text:p>K 房地产</text:p>
          </table:table-cell>
          <table:table-cell office:value-type="string">
            <text:p>三湘印象股份有限公司</text:p>
          </table:table-cell>
          <table:table-cell office:value-type="string">
            <text:p>1997-09-25T00:00:00.000+08</text:p>
          </table:table-cell>
          <table:table-cell office:value-type="string">
            <text:p>上海</text:p>
          </table:table-cell>
          <table:table-cell office:value-type="string">
            <text:p>上海市</text:p>
          </table:table-cell>
          <table:table-cell office:value-type="string">
            <text:p>www.ankai.com</text:p>
          </table:table-cell>
          <table:table-cell office:value-type="string">
            <text:p>上海市杨浦区逸仙路333号501室</text:p>
          </table:table-cell>
          <table:table-cell table:number-columns-repeated="2"/>
        </table:table-row>
        <table:table-row table:style-name="ro2">
          <table:table-cell office:value-type="string">
            <text:p>000868</text:p>
          </table:table-cell>
          <table:table-cell office:value-type="string">
            <text:p>安凯客车</text:p>
          </table:table-cell>
          <table:table-cell office:value-type="string">
            <text:p>C 制造业</text:p>
          </table:table-cell>
          <table:table-cell office:value-type="string">
            <text:p>安徽安凯汽车股份有限公司</text:p>
          </table:table-cell>
          <table:table-cell office:value-type="string">
            <text:p>1997-07-25T00:00:00.000+08</text:p>
          </table:table-cell>
          <table:table-cell office:value-type="string">
            <text:p>安徽</text:p>
          </table:table-cell>
          <table:table-cell office:value-type="string">
            <text:p>合肥市</text:p>
          </table:table-cell>
          <table:table-cell office:value-type="string">
            <text:p>www.ankai.com</text:p>
          </table:table-cell>
          <table:table-cell office:value-type="string">
            <text:p>安徽省合肥市葛淝路1号</text:p>
          </table:table-cell>
          <table:table-cell table:number-columns-repeated="2"/>
        </table:table-row>
        <table:table-row table:style-name="ro2">
          <table:table-cell office:value-type="string">
            <text:p>000869</text:p>
          </table:table-cell>
          <table:table-cell office:value-type="string">
            <text:p>张 <text:s/>裕Ａ</text:p>
          </table:table-cell>
          <table:table-cell office:value-type="string">
            <text:p>C 制造业</text:p>
          </table:table-cell>
          <table:table-cell office:value-type="string">
            <text:p>烟台张裕葡萄酿酒股份有限公司</text:p>
          </table:table-cell>
          <table:table-cell office:value-type="string">
            <text:p>2000-10-26T00:00:00.000+08</text:p>
          </table:table-cell>
          <table:table-cell office:value-type="string">
            <text:p>山东</text:p>
          </table:table-cell>
          <table:table-cell office:value-type="string">
            <text:p>烟台市</text:p>
          </table:table-cell>
          <table:table-cell office:value-type="string">
            <text:p>www.changyu.com.cn</text:p>
          </table:table-cell>
          <table:table-cell office:value-type="string">
            <text:p>山东省烟台市大马路56号</text:p>
          </table:table-cell>
          <table:table-cell table:number-columns-repeated="2"/>
        </table:table-row>
        <table:table-row table:style-name="ro2">
          <table:table-cell office:value-type="string">
            <text:p>000875</text:p>
          </table:table-cell>
          <table:table-cell office:value-type="string">
            <text:p>吉电股份</text:p>
          </table:table-cell>
          <table:table-cell office:value-type="string">
            <text:p>D 水电煤气</text:p>
          </table:table-cell>
          <table:table-cell office:value-type="string">
            <text:p>吉林电力股份有限公司</text:p>
          </table:table-cell>
          <table:table-cell office:value-type="string">
            <text:p>2002-09-26T00:00:00.000+08</text:p>
          </table:table-cell>
          <table:table-cell office:value-type="string">
            <text:p>吉林</text:p>
          </table:table-cell>
          <table:table-cell office:value-type="string">
            <text:p>长春市</text:p>
          </table:table-cell>
          <table:table-cell office:value-type="string">
            <text:p>www.cpijl.com</text:p>
          </table:table-cell>
          <table:table-cell office:value-type="string">
            <text:p>吉林省长春市人民大街9699号</text:p>
          </table:table-cell>
          <table:table-cell table:number-columns-repeated="2"/>
        </table:table-row>
        <table:table-row table:style-name="ro2">
          <table:table-cell office:value-type="string">
            <text:p>000876</text:p>
          </table:table-cell>
          <table:table-cell office:value-type="string">
            <text:p>新 希 望</text:p>
          </table:table-cell>
          <table:table-cell office:value-type="string">
            <text:p>C 制造业</text:p>
          </table:table-cell>
          <table:table-cell office:value-type="string">
            <text:p>新希望六和股份有限公司</text:p>
          </table:table-cell>
          <table:table-cell office:value-type="string">
            <text:p>1998-03-11T00:00:00.000+08</text:p>
          </table:table-cell>
          <table:table-cell office:value-type="string">
            <text:p>四川</text:p>
          </table:table-cell>
          <table:table-cell office:value-type="string">
            <text:p>绵阳市</text:p>
          </table:table-cell>
          <table:table-cell office:value-type="string">
            <text:p>www.newhopeagri.com</text:p>
          </table:table-cell>
          <table:table-cell office:value-type="string">
            <text:p>四川省绵阳国家高新技术产业开发区</text:p>
          </table:table-cell>
          <table:table-cell table:number-columns-repeated="2"/>
        </table:table-row>
        <table:table-row table:style-name="ro2">
          <table:table-cell office:value-type="string">
            <text:p>000877</text:p>
          </table:table-cell>
          <table:table-cell office:value-type="string">
            <text:p>天山股份</text:p>
          </table:table-cell>
          <table:table-cell office:value-type="string">
            <text:p>C 制造业</text:p>
          </table:table-cell>
          <table:table-cell office:value-type="string">
            <text:p>新疆天山水泥股份有限公司</text:p>
          </table:table-cell>
          <table:table-cell office:value-type="string">
            <text:p>1999-01-07T00:00:00.000+08</text:p>
          </table:table-cell>
          <table:table-cell office:value-type="string">
            <text:p>新疆</text:p>
          </table:table-cell>
          <table:table-cell office:value-type="string">
            <text:p>乌鲁木齐市</text:p>
          </table:table-cell>
          <table:table-cell office:value-type="string">
            <text:p>www.sinoma-tianshan.cn</text:p>
          </table:table-cell>
          <table:table-cell office:value-type="string">
            <text:p>新疆维吾尔自治区乌鲁木齐市达坂城区白杨沟村</text:p>
          </table:table-cell>
          <table:table-cell table:number-columns-repeated="2"/>
        </table:table-row>
        <table:table-row table:style-name="ro2">
          <table:table-cell office:value-type="string">
            <text:p>000878</text:p>
          </table:table-cell>
          <table:table-cell office:value-type="string">
            <text:p>云南铜业</text:p>
          </table:table-cell>
          <table:table-cell office:value-type="string">
            <text:p>C 制造业</text:p>
          </table:table-cell>
          <table:table-cell office:value-type="string">
            <text:p>云南铜业股份有限公司</text:p>
          </table:table-cell>
          <table:table-cell office:value-type="string">
            <text:p>1998-06-02T00:00:00.000+08</text:p>
          </table:table-cell>
          <table:table-cell office:value-type="string">
            <text:p>云南</text:p>
          </table:table-cell>
          <table:table-cell office:value-type="string">
            <text:p>昆明市</text:p>
          </table:table-cell>
          <table:table-cell office:value-type="string">
            <text:p>www.yunnancopper.com</text:p>
          </table:table-cell>
          <table:table-cell office:value-type="string">
            <text:p>云南省昆明市国家高新技术产业开发区</text:p>
          </table:table-cell>
          <table:table-cell table:number-columns-repeated="2"/>
        </table:table-row>
        <table:table-row table:style-name="ro2">
          <table:table-cell office:value-type="string">
            <text:p>000880</text:p>
          </table:table-cell>
          <table:table-cell office:value-type="string">
            <text:p>潍柴重机</text:p>
          </table:table-cell>
          <table:table-cell office:value-type="string">
            <text:p>C 制造业</text:p>
          </table:table-cell>
          <table:table-cell office:value-type="string">
            <text:p>潍柴重机股份有限公司</text:p>
          </table:table-cell>
          <table:table-cell office:value-type="string">
            <text:p>1998-04-02T00:00:00.000+08</text:p>
          </table:table-cell>
          <table:table-cell office:value-type="string">
            <text:p>山东</text:p>
          </table:table-cell>
          <table:table-cell office:value-type="string">
            <text:p>潍坊市</text:p>
          </table:table-cell>
          <table:table-cell office:value-type="string">
            <text:p>www.weichaihm.com</text:p>
          </table:table-cell>
          <table:table-cell office:value-type="string">
            <text:p>山东省潍坊滨海经济技术开发区富海大街17号</text:p>
          </table:table-cell>
          <table:table-cell table:number-columns-repeated="2"/>
        </table:table-row>
        <table:table-row table:style-name="ro2">
          <table:table-cell office:value-type="string">
            <text:p>000881</text:p>
          </table:table-cell>
          <table:table-cell office:value-type="string">
            <text:p>中广核技</text:p>
          </table:table-cell>
          <table:table-cell office:value-type="string">
            <text:p>S 综合</text:p>
          </table:table-cell>
          <table:table-cell office:value-type="string">
            <text:p>中广核核技术发展股份有限公司</text:p>
          </table:table-cell>
          <table:table-cell office:value-type="string">
            <text:p>1998-09-02T00:00:00.000+08</text:p>
          </table:table-cell>
          <table:table-cell office:value-type="string">
            <text:p>辽宁</text:p>
          </table:table-cell>
          <table:table-cell office:value-type="string">
            <text:p>大连市</text:p>
          </table:table-cell>
          <table:table-cell office:value-type="string">
            <text:p>www.cdigstock.com</text:p>
          </table:table-cell>
          <table:table-cell office:value-type="string">
            <text:p>辽宁省大连市西岗区黄河路219号外经贸大厦</text:p>
          </table:table-cell>
          <table:table-cell table:number-columns-repeated="2"/>
        </table:table-row>
        <table:table-row table:style-name="ro2">
          <table:table-cell office:value-type="string">
            <text:p>000882</text:p>
          </table:table-cell>
          <table:table-cell office:value-type="string">
            <text:p>华联股份</text:p>
          </table:table-cell>
          <table:table-cell office:value-type="string">
            <text:p>K 房地产</text:p>
          </table:table-cell>
          <table:table-cell office:value-type="string">
            <text:p>北京华联商厦股份有限公司</text:p>
          </table:table-cell>
          <table:table-cell office:value-type="string">
            <text:p>1998-06-16T00:00:00.000+08</text:p>
          </table:table-cell>
          <table:table-cell office:value-type="string">
            <text:p>北京</text:p>
          </table:table-cell>
          <table:table-cell office:value-type="string">
            <text:p>北京市</text:p>
          </table:table-cell>
          <table:table-cell office:value-type="string">
            <text:p>www.beijing-hualian.com</text:p>
          </table:table-cell>
          <table:table-cell office:value-type="string">
            <text:p>北京市通州区永乐经济技术开发区永开路1号</text:p>
          </table:table-cell>
          <table:table-cell table:number-columns-repeated="2"/>
        </table:table-row>
        <table:table-row table:style-name="ro2">
          <table:table-cell office:value-type="string">
            <text:p>000883</text:p>
          </table:table-cell>
          <table:table-cell office:value-type="string">
            <text:p>湖北能源</text:p>
          </table:table-cell>
          <table:table-cell office:value-type="string">
            <text:p>D 水电煤气</text:p>
          </table:table-cell>
          <table:table-cell office:value-type="string">
            <text:p>湖北能源集团股份有限公司</text:p>
          </table:table-cell>
          <table:table-cell office:value-type="string">
            <text:p>1998-05-19T00:00:00.000+08</text:p>
          </table:table-cell>
          <table:table-cell office:value-type="string">
            <text:p>湖北</text:p>
          </table:table-cell>
          <table:table-cell office:value-type="string">
            <text:p>武汉市</text:p>
          </table:table-cell>
          <table:table-cell office:value-type="string">
            <text:p>www.hbny.com.cn</text:p>
          </table:table-cell>
          <table:table-cell office:value-type="string">
            <text:p>湖北省武汉市徐东大街96号</text:p>
          </table:table-cell>
          <table:table-cell table:number-columns-repeated="2"/>
        </table:table-row>
        <table:table-row table:style-name="ro2">
          <table:table-cell office:value-type="string">
            <text:p>000885</text:p>
          </table:table-cell>
          <table:table-cell office:value-type="string">
            <text:p>同力水泥</text:p>
          </table:table-cell>
          <table:table-cell office:value-type="string">
            <text:p>C 制造业</text:p>
          </table:table-cell>
          <table:table-cell office:value-type="string">
            <text:p>河南同力水泥股份有限公司</text:p>
          </table:table-cell>
          <table:table-cell office:value-type="string">
            <text:p>1999-03-19T00:00:00.000+08</text:p>
          </table:table-cell>
          <table:table-cell office:value-type="string">
            <text:p>河南</text:p>
          </table:table-cell>
          <table:table-cell office:value-type="string">
            <text:p>郑州市</text:p>
          </table:table-cell>
          <table:table-cell office:value-type="string">
            <text:p>www.tlcement.com</text:p>
          </table:table-cell>
          <table:table-cell office:value-type="string">
            <text:p>河南省郑州市农业路41号投资大厦9层</text:p>
          </table:table-cell>
          <table:table-cell table:number-columns-repeated="2"/>
        </table:table-row>
        <table:table-row table:style-name="ro2">
          <table:table-cell office:value-type="string">
            <text:p>000886</text:p>
          </table:table-cell>
          <table:table-cell office:value-type="string">
            <text:p>海南高速</text:p>
          </table:table-cell>
          <table:table-cell office:value-type="string">
            <text:p>K 房地产</text:p>
          </table:table-cell>
          <table:table-cell office:value-type="string">
            <text:p>海南高速公路股份有限公司</text:p>
          </table:table-cell>
          <table:table-cell office:value-type="string">
            <text:p>1998-01-23T00:00:00.000+08</text:p>
          </table:table-cell>
          <table:table-cell office:value-type="string">
            <text:p>海南</text:p>
          </table:table-cell>
          <table:table-cell office:value-type="string">
            <text:p>海口市</text:p>
          </table:table-cell>
          <table:table-cell office:value-type="string">
            <text:p>www.hi-expressway.com</text:p>
          </table:table-cell>
          <table:table-cell office:value-type="string">
            <text:p>海南省海口市蓝天路16号高速公路大楼</text:p>
          </table:table-cell>
          <table:table-cell table:number-columns-repeated="2"/>
        </table:table-row>
        <table:table-row table:style-name="ro2">
          <table:table-cell office:value-type="string">
            <text:p>000887</text:p>
          </table:table-cell>
          <table:table-cell office:value-type="string">
            <text:p>中鼎股份</text:p>
          </table:table-cell>
          <table:table-cell office:value-type="string">
            <text:p>C 制造业</text:p>
          </table:table-cell>
          <table:table-cell office:value-type="string">
            <text:p>安徽中鼎密封件股份有限公司</text:p>
          </table:table-cell>
          <table:table-cell office:value-type="string">
            <text:p>1998-12-03T00:00:00.000+08</text:p>
          </table:table-cell>
          <table:table-cell office:value-type="string">
            <text:p>安徽</text:p>
          </table:table-cell>
          <table:table-cell office:value-type="string">
            <text:p>宣城市</text:p>
          </table:table-cell>
          <table:table-cell office:value-type="string">
            <text:p>www.zhongdinggroup.com</text:p>
          </table:table-cell>
          <table:table-cell office:value-type="string">
            <text:p>安徽省宣城市宣南公路口</text:p>
          </table:table-cell>
          <table:table-cell table:number-columns-repeated="2"/>
        </table:table-row>
        <table:table-row table:style-name="ro2">
          <table:table-cell office:value-type="string">
            <text:p>000888</text:p>
          </table:table-cell>
          <table:table-cell office:value-type="string">
            <text:p>峨眉山Ａ</text:p>
          </table:table-cell>
          <table:table-cell office:value-type="string">
            <text:p>N 公共环保</text:p>
          </table:table-cell>
          <table:table-cell office:value-type="string">
            <text:p>峨眉山旅游股份有限公司</text:p>
          </table:table-cell>
          <table:table-cell office:value-type="string">
            <text:p>1997-10-21T00:00:00.000+08</text:p>
          </table:table-cell>
          <table:table-cell office:value-type="string">
            <text:p>四川</text:p>
          </table:table-cell>
          <table:table-cell office:value-type="string">
            <text:p>乐山市</text:p>
          </table:table-cell>
          <table:table-cell office:value-type="string">
            <text:p>www.ems517.com</text:p>
          </table:table-cell>
          <table:table-cell office:value-type="string">
            <text:p>四川省峨眉山市名山南路41号</text:p>
          </table:table-cell>
          <table:table-cell table:number-columns-repeated="2"/>
        </table:table-row>
        <table:table-row table:style-name="ro2">
          <table:table-cell office:value-type="string">
            <text:p>000889</text:p>
          </table:table-cell>
          <table:table-cell office:value-type="string">
            <text:p>茂业通信</text:p>
          </table:table-cell>
          <table:table-cell office:value-type="string">
            <text:p>I 信息技术</text:p>
          </table:table-cell>
          <table:table-cell office:value-type="string">
            <text:p>茂业通信网络股份有限公司</text:p>
          </table:table-cell>
          <table:table-cell office:value-type="string">
            <text:p>1997-12-18T00:00:00.000+08</text:p>
          </table:table-cell>
          <table:table-cell office:value-type="string">
            <text:p>河北</text:p>
          </table:table-cell>
          <table:table-cell office:value-type="string">
            <text:p>秦皇岛市</text:p>
          </table:table-cell>
          <table:table-cell office:value-type="string">
            <text:p>www.hlsc.com.cn</text:p>
          </table:table-cell>
          <table:table-cell office:value-type="string">
            <text:p>河北省秦皇岛市河北大街146号金原国际商务大厦</text:p>
          </table:table-cell>
          <table:table-cell table:number-columns-repeated="2"/>
        </table:table-row>
        <table:table-row table:style-name="ro2">
          <table:table-cell office:value-type="string">
            <text:p>000890</text:p>
          </table:table-cell>
          <table:table-cell office:value-type="string">
            <text:p>法 尔 胜</text:p>
          </table:table-cell>
          <table:table-cell office:value-type="string">
            <text:p>C 制造业</text:p>
          </table:table-cell>
          <table:table-cell office:value-type="string">
            <text:p>江苏法尔胜股份有限公司</text:p>
          </table:table-cell>
          <table:table-cell office:value-type="string">
            <text:p>1999-01-19T00:00:00.000+08</text:p>
          </table:table-cell>
          <table:table-cell office:value-type="string">
            <text:p>江苏</text:p>
          </table:table-cell>
          <table:table-cell office:value-type="string">
            <text:p>无锡市</text:p>
          </table:table-cell>
          <table:table-cell office:value-type="string">
            <text:p>www.fasten.com.cn</text:p>
          </table:table-cell>
          <table:table-cell office:value-type="string">
            <text:p>江苏省江阴市澄江中路165号</text:p>
          </table:table-cell>
          <table:table-cell table:number-columns-repeated="2"/>
        </table:table-row>
        <table:table-row table:style-name="ro2">
          <table:table-cell office:value-type="string">
            <text:p>000892</text:p>
          </table:table-cell>
          <table:table-cell office:value-type="string">
            <text:p>欢瑞世纪</text:p>
          </table:table-cell>
          <table:table-cell office:value-type="string">
            <text:p>R 文化传播</text:p>
          </table:table-cell>
          <table:table-cell office:value-type="string">
            <text:p>欢瑞世纪联合股份有限公司</text:p>
          </table:table-cell>
          <table:table-cell office:value-type="string">
            <text:p>1999-01-15T00:00:00.000+08</text:p>
          </table:table-cell>
          <table:table-cell office:value-type="string">
            <text:p>重庆</text:p>
          </table:table-cell>
          <table:table-cell office:value-type="string">
            <text:p>重庆市</text:p>
          </table:table-cell>
          <table:table-cell office:value-type="string">
            <text:p>www.chinacfc.com</text:p>
          </table:table-cell>
          <table:table-cell office:value-type="string">
            <text:p>重庆市涪陵区人民东路50号</text:p>
          </table:table-cell>
          <table:table-cell table:number-columns-repeated="2"/>
        </table:table-row>
        <table:table-row table:style-name="ro2">
          <table:table-cell office:value-type="string">
            <text:p>000893</text:p>
          </table:table-cell>
          <table:table-cell office:value-type="string">
            <text:p>东凌国际</text:p>
          </table:table-cell>
          <table:table-cell office:value-type="string">
            <text:p>C 制造业</text:p>
          </table:table-cell>
          <table:table-cell office:value-type="string">
            <text:p>广州东凌国际投资股份有限公司</text:p>
          </table:table-cell>
          <table:table-cell office:value-type="string">
            <text:p>1998-12-24T00:00:00.000+08</text:p>
          </table:table-cell>
          <table:table-cell office:value-type="string">
            <text:p>广东</text:p>
          </table:table-cell>
          <table:table-cell office:value-type="string">
            <text:p>广州市</text:p>
          </table:table-cell>
          <table:table-cell office:value-type="string">
            <text:p>www.dongling.cn</text:p>
          </table:table-cell>
          <table:table-cell office:value-type="string">
            <text:p>广东省广州市南沙区万顷沙镇红安路3号</text:p>
          </table:table-cell>
          <table:table-cell table:number-columns-repeated="2"/>
        </table:table-row>
        <table:table-row table:style-name="ro2">
          <table:table-cell office:value-type="string">
            <text:p>000895</text:p>
          </table:table-cell>
          <table:table-cell office:value-type="string">
            <text:p>双汇发展</text:p>
          </table:table-cell>
          <table:table-cell office:value-type="string">
            <text:p>C 制造业</text:p>
          </table:table-cell>
          <table:table-cell office:value-type="string">
            <text:p>河南双汇投资发展股份有限公司</text:p>
          </table:table-cell>
          <table:table-cell office:value-type="string">
            <text:p>1998-12-10T00:00:00.000+08</text:p>
          </table:table-cell>
          <table:table-cell office:value-type="string">
            <text:p>河南</text:p>
          </table:table-cell>
          <table:table-cell office:value-type="string">
            <text:p>漯河市</text:p>
          </table:table-cell>
          <table:table-cell office:value-type="string">
            <text:p>www.shuanghui.net</text:p>
          </table:table-cell>
          <table:table-cell office:value-type="string">
            <text:p>河南省漯河市双汇路1号</text:p>
          </table:table-cell>
          <table:table-cell table:number-columns-repeated="2"/>
        </table:table-row>
        <table:table-row table:style-name="ro2">
          <table:table-cell office:value-type="string">
            <text:p>000897</text:p>
          </table:table-cell>
          <table:table-cell office:value-type="string">
            <text:p>津滨发展</text:p>
          </table:table-cell>
          <table:table-cell office:value-type="string">
            <text:p>K 房地产</text:p>
          </table:table-cell>
          <table:table-cell office:value-type="string">
            <text:p>天津津滨发展股份有限公司</text:p>
          </table:table-cell>
          <table:table-cell office:value-type="string">
            <text:p>1999-04-22T00:00:00.000+08</text:p>
          </table:table-cell>
          <table:table-cell office:value-type="string">
            <text:p>天津</text:p>
          </table:table-cell>
          <table:table-cell office:value-type="string">
            <text:p>天津市</text:p>
          </table:table-cell>
          <table:table-cell office:value-type="string">
            <text:p>www.jbdc.com.cn</text:p>
          </table:table-cell>
          <table:table-cell office:value-type="string">
            <text:p>天津市开发区明园路2号B2别墅5号</text:p>
          </table:table-cell>
          <table:table-cell table:number-columns-repeated="2"/>
        </table:table-row>
        <table:table-row table:style-name="ro2">
          <table:table-cell office:value-type="string">
            <text:p>000898</text:p>
          </table:table-cell>
          <table:table-cell office:value-type="string">
            <text:p>鞍钢股份</text:p>
          </table:table-cell>
          <table:table-cell office:value-type="string">
            <text:p>C 制造业</text:p>
          </table:table-cell>
          <table:table-cell office:value-type="string">
            <text:p>鞍钢股份有限公司</text:p>
          </table:table-cell>
          <table:table-cell office:value-type="string">
            <text:p>1997-12-25T00:00:00.000+08</text:p>
          </table:table-cell>
          <table:table-cell office:value-type="string">
            <text:p>辽宁</text:p>
          </table:table-cell>
          <table:table-cell office:value-type="string">
            <text:p>鞍山市</text:p>
          </table:table-cell>
          <table:table-cell office:value-type="string">
            <text:p>www.ansteel.com.cn</text:p>
          </table:table-cell>
          <table:table-cell office:value-type="string">
            <text:p>辽宁省鞍山市铁西区鞍钢厂区</text:p>
          </table:table-cell>
          <table:table-cell table:number-columns-repeated="2"/>
        </table:table-row>
        <table:table-row table:style-name="ro2">
          <table:table-cell office:value-type="string">
            <text:p>000899</text:p>
          </table:table-cell>
          <table:table-cell office:value-type="string">
            <text:p>赣能股份</text:p>
          </table:table-cell>
          <table:table-cell office:value-type="string">
            <text:p>D 水电煤气</text:p>
          </table:table-cell>
          <table:table-cell office:value-type="string">
            <text:p>江西赣能股份有限公司</text:p>
          </table:table-cell>
          <table:table-cell office:value-type="string">
            <text:p>1997-11-26T00:00:00.000+08</text:p>
          </table:table-cell>
          <table:table-cell office:value-type="string">
            <text:p>江西</text:p>
          </table:table-cell>
          <table:table-cell office:value-type="string">
            <text:p>南昌市</text:p>
          </table:table-cell>
          <table:table-cell office:value-type="string">
            <text:p>www.000899.com</text:p>
          </table:table-cell>
          <table:table-cell office:value-type="string">
            <text:p>江西省南昌市高新技术开发区火炬大街199号</text:p>
          </table:table-cell>
          <table:table-cell table:number-columns-repeated="2"/>
        </table:table-row>
        <table:table-row table:style-name="ro2">
          <table:table-cell office:value-type="string">
            <text:p>000900</text:p>
          </table:table-cell>
          <table:table-cell office:value-type="string">
            <text:p>现代投资</text:p>
          </table:table-cell>
          <table:table-cell office:value-type="string">
            <text:p>G 运输仓储</text:p>
          </table:table-cell>
          <table:table-cell office:value-type="string">
            <text:p>现代投资股份有限公司</text:p>
          </table:table-cell>
          <table:table-cell office:value-type="string">
            <text:p>1999-01-28T00:00:00.000+08</text:p>
          </table:table-cell>
          <table:table-cell office:value-type="string">
            <text:p>湖南</text:p>
          </table:table-cell>
          <table:table-cell office:value-type="string">
            <text:p>长沙市</text:p>
          </table:table-cell>
          <table:table-cell office:value-type="string">
            <text:p>www.xdtz.net</text:p>
          </table:table-cell>
          <table:table-cell office:value-type="string">
            <text:p>湖南省长沙市天心区芙蓉南路二段128号现代广场</text:p>
          </table:table-cell>
          <table:table-cell table:number-columns-repeated="2"/>
        </table:table-row>
        <table:table-row table:style-name="ro2">
          <table:table-cell office:value-type="string">
            <text:p>000901</text:p>
          </table:table-cell>
          <table:table-cell office:value-type="string">
            <text:p>航天科技</text:p>
          </table:table-cell>
          <table:table-cell office:value-type="string">
            <text:p>C 制造业</text:p>
          </table:table-cell>
          <table:table-cell office:value-type="string">
            <text:p>航天科技控股集团股份有限公司</text:p>
          </table:table-cell>
          <table:table-cell office:value-type="string">
            <text:p>1999-04-01T00:00:00.000+08</text:p>
          </table:table-cell>
          <table:table-cell office:value-type="string">
            <text:p>黑龙江</text:p>
          </table:table-cell>
          <table:table-cell office:value-type="string">
            <text:p>哈尔滨市</text:p>
          </table:table-cell>
          <table:table-cell office:value-type="string">
            <text:p>www.newyf.com</text:p>
          </table:table-cell>
          <table:table-cell office:value-type="string">
            <text:p>黑龙江省哈尔滨市平房区哈平西路45号</text:p>
          </table:table-cell>
          <table:table-cell table:number-columns-repeated="2"/>
        </table:table-row>
        <table:table-row table:style-name="ro2">
          <table:table-cell office:value-type="string">
            <text:p>000902</text:p>
          </table:table-cell>
          <table:table-cell office:value-type="string">
            <text:p>新洋丰</text:p>
          </table:table-cell>
          <table:table-cell office:value-type="string">
            <text:p>C 制造业</text:p>
          </table:table-cell>
          <table:table-cell office:value-type="string">
            <text:p>湖北新洋丰肥业股份有限公司</text:p>
          </table:table-cell>
          <table:table-cell office:value-type="string">
            <text:p>1999-04-08T00:00:00.000+08</text:p>
          </table:table-cell>
          <table:table-cell office:value-type="string">
            <text:p>湖北</text:p>
          </table:table-cell>
          <table:table-cell office:value-type="string">
            <text:p>荆门市</text:p>
          </table:table-cell>
          <table:table-cell office:value-type="string">
            <text:p>www.newyf.com</text:p>
          </table:table-cell>
          <table:table-cell office:value-type="string">
            <text:p>湖北省荆门市月亮湖北路附7号</text:p>
          </table:table-cell>
          <table:table-cell table:number-columns-repeated="2"/>
        </table:table-row>
        <table:table-row table:style-name="ro2">
          <table:table-cell office:value-type="string">
            <text:p>000903</text:p>
          </table:table-cell>
          <table:table-cell office:value-type="string">
            <text:p>云内动力</text:p>
          </table:table-cell>
          <table:table-cell office:value-type="string">
            <text:p>C 制造业</text:p>
          </table:table-cell>
          <table:table-cell office:value-type="string">
            <text:p>昆明云内动力股份有限公司</text:p>
          </table:table-cell>
          <table:table-cell office:value-type="string">
            <text:p>1999-04-15T00:00:00.000+08</text:p>
          </table:table-cell>
          <table:table-cell office:value-type="string">
            <text:p>云南</text:p>
          </table:table-cell>
          <table:table-cell office:value-type="string">
            <text:p>昆明市</text:p>
          </table:table-cell>
          <table:table-cell office:value-type="string">
            <text:p>www.yunneidongli.com</text:p>
          </table:table-cell>
          <table:table-cell office:value-type="string">
            <text:p>云南省昆明市经济技术开发区经景路66号</text:p>
          </table:table-cell>
          <table:table-cell table:number-columns-repeated="2"/>
        </table:table-row>
        <table:table-row table:style-name="ro2">
          <table:table-cell office:value-type="string">
            <text:p>000905</text:p>
          </table:table-cell>
          <table:table-cell office:value-type="string">
            <text:p>厦门港务</text:p>
          </table:table-cell>
          <table:table-cell office:value-type="string">
            <text:p>G 运输仓储</text:p>
          </table:table-cell>
          <table:table-cell office:value-type="string">
            <text:p>厦门港务发展股份有限公司</text:p>
          </table:table-cell>
          <table:table-cell office:value-type="string">
            <text:p>1999-04-29T00:00:00.000+08</text:p>
          </table:table-cell>
          <table:table-cell office:value-type="string">
            <text:p>福建</text:p>
          </table:table-cell>
          <table:table-cell office:value-type="string">
            <text:p>厦门市</text:p>
          </table:table-cell>
          <table:table-cell office:value-type="string">
            <text:p>www.xmgw.com.cn</text:p>
          </table:table-cell>
          <table:table-cell office:value-type="string">
            <text:p>福建省厦门市东港北路31号港务大厦20楼、21楼</text:p>
          </table:table-cell>
          <table:table-cell table:number-columns-repeated="2"/>
        </table:table-row>
        <table:table-row table:style-name="ro2">
          <table:table-cell office:value-type="string">
            <text:p>000906</text:p>
          </table:table-cell>
          <table:table-cell office:value-type="string">
            <text:p>浙商中拓</text:p>
          </table:table-cell>
          <table:table-cell office:value-type="string">
            <text:p>F 批发零售</text:p>
          </table:table-cell>
          <table:table-cell office:value-type="string">
            <text:p>浙商中拓集团股份有限公司</text:p>
          </table:table-cell>
          <table:table-cell office:value-type="string">
            <text:p>1999-07-07T00:00:00.000+08</text:p>
          </table:table-cell>
          <table:table-cell office:value-type="string">
            <text:p>湖南</text:p>
          </table:table-cell>
          <table:table-cell office:value-type="string">
            <text:p>长沙市</text:p>
          </table:table-cell>
          <table:table-cell office:value-type="string">
            <text:p>www.zmd.com.cn</text:p>
          </table:table-cell>
          <table:table-cell office:value-type="string">
            <text:p>湖南省长沙市芙蓉区五一大道235号湘域中央1栋401号</text:p>
          </table:table-cell>
          <table:table-cell table:number-columns-repeated="2"/>
        </table:table-row>
        <table:table-row table:style-name="ro2">
          <table:table-cell office:value-type="string">
            <text:p>000908</text:p>
          </table:table-cell>
          <table:table-cell office:value-type="string">
            <text:p>景峰医药</text:p>
          </table:table-cell>
          <table:table-cell office:value-type="string">
            <text:p>C 制造业</text:p>
          </table:table-cell>
          <table:table-cell office:value-type="string">
            <text:p>湖南景峰医药股份有限公司</text:p>
          </table:table-cell>
          <table:table-cell office:value-type="string">
            <text:p>1999-02-03T00:00:00.000+08</text:p>
          </table:table-cell>
          <table:table-cell office:value-type="string">
            <text:p>湖南</text:p>
          </table:table-cell>
          <table:table-cell office:value-type="string">
            <text:p>岳阳市</text:p>
          </table:table-cell>
          <table:table-cell office:value-type="string">
            <text:p>www.hntane.com</text:p>
          </table:table-cell>
          <table:table-cell office:value-type="string">
            <text:p>湖南省岳阳市平江县天岳经济开发区天岳大道</text:p>
          </table:table-cell>
          <table:table-cell table:number-columns-repeated="2"/>
        </table:table-row>
        <table:table-row table:style-name="ro2">
          <table:table-cell office:value-type="string">
            <text:p>000909</text:p>
          </table:table-cell>
          <table:table-cell office:value-type="string">
            <text:p>数源科技</text:p>
          </table:table-cell>
          <table:table-cell office:value-type="string">
            <text:p>S 综合</text:p>
          </table:table-cell>
          <table:table-cell office:value-type="string">
            <text:p>数源科技股份有限公司</text:p>
          </table:table-cell>
          <table:table-cell office:value-type="string">
            <text:p>1999-05-07T00:00:00.000+08</text:p>
          </table:table-cell>
          <table:table-cell office:value-type="string">
            <text:p>浙江</text:p>
          </table:table-cell>
          <table:table-cell office:value-type="string">
            <text:p>杭州市</text:p>
          </table:table-cell>
          <table:table-cell office:value-type="string">
            <text:p>www.soyea.com.cn</text:p>
          </table:table-cell>
          <table:table-cell office:value-type="string">
            <text:p>浙江省杭州西湖区教工路一号</text:p>
          </table:table-cell>
          <table:table-cell table:number-columns-repeated="2"/>
        </table:table-row>
        <table:table-row table:style-name="ro2">
          <table:table-cell office:value-type="string">
            <text:p>000910</text:p>
          </table:table-cell>
          <table:table-cell office:value-type="string">
            <text:p>大亚圣象</text:p>
          </table:table-cell>
          <table:table-cell office:value-type="string">
            <text:p>C 制造业</text:p>
          </table:table-cell>
          <table:table-cell office:value-type="string">
            <text:p>大亚圣象家居股份有限公司</text:p>
          </table:table-cell>
          <table:table-cell office:value-type="string">
            <text:p>1999-06-30T00:00:00.000+08</text:p>
          </table:table-cell>
          <table:table-cell office:value-type="string">
            <text:p>江苏</text:p>
          </table:table-cell>
          <table:table-cell office:value-type="string">
            <text:p>镇江市</text:p>
          </table:table-cell>
          <table:table-cell office:value-type="string">
            <text:p>www.dareglobal.com.cn</text:p>
          </table:table-cell>
          <table:table-cell office:value-type="string">
            <text:p>江苏省丹阳市经济开发区齐梁路99号</text:p>
          </table:table-cell>
          <table:table-cell table:number-columns-repeated="2"/>
        </table:table-row>
        <table:table-row table:style-name="ro2">
          <table:table-cell office:value-type="string">
            <text:p>000911</text:p>
          </table:table-cell>
          <table:table-cell office:value-type="string">
            <text:p>南宁糖业</text:p>
          </table:table-cell>
          <table:table-cell office:value-type="string">
            <text:p>C 制造业</text:p>
          </table:table-cell>
          <table:table-cell office:value-type="string">
            <text:p>南宁糖业股份有限公司</text:p>
          </table:table-cell>
          <table:table-cell office:value-type="string">
            <text:p>1999-05-27T00:00:00.000+08</text:p>
          </table:table-cell>
          <table:table-cell office:value-type="string">
            <text:p>广西</text:p>
          </table:table-cell>
          <table:table-cell office:value-type="string">
            <text:p>南宁市</text:p>
          </table:table-cell>
          <table:table-cell office:value-type="string">
            <text:p>www.nnsugar.com</text:p>
          </table:table-cell>
          <table:table-cell office:value-type="string">
            <text:p>广西壮族自治区南宁市青秀区古城路10号</text:p>
          </table:table-cell>
          <table:table-cell table:number-columns-repeated="2"/>
        </table:table-row>
        <table:table-row table:style-name="ro2">
          <table:table-cell office:value-type="string">
            <text:p>000912</text:p>
          </table:table-cell>
          <table:table-cell office:value-type="string">
            <text:p>泸天化</text:p>
          </table:table-cell>
          <table:table-cell office:value-type="string">
            <text:p>C 制造业</text:p>
          </table:table-cell>
          <table:table-cell office:value-type="string">
            <text:p>四川泸天化股份有限公司</text:p>
          </table:table-cell>
          <table:table-cell office:value-type="string">
            <text:p>1999-06-03T00:00:00.000+08</text:p>
          </table:table-cell>
          <table:table-cell office:value-type="string">
            <text:p>四川</text:p>
          </table:table-cell>
          <table:table-cell office:value-type="string">
            <text:p>成都市</text:p>
          </table:table-cell>
          <table:table-cell office:value-type="string">
            <text:p>www.sclth.com</text:p>
          </table:table-cell>
          <table:table-cell office:value-type="string">
            <text:p>四川省成都市</text:p>
          </table:table-cell>
          <table:table-cell table:number-columns-repeated="2"/>
        </table:table-row>
        <table:table-row table:style-name="ro2">
          <table:table-cell office:value-type="string">
            <text:p>000913</text:p>
          </table:table-cell>
          <table:table-cell office:value-type="string">
            <text:p>钱江摩托</text:p>
          </table:table-cell>
          <table:table-cell office:value-type="string">
            <text:p>C 制造业</text:p>
          </table:table-cell>
          <table:table-cell office:value-type="string">
            <text:p>浙江钱江摩托股份有限公司</text:p>
          </table:table-cell>
          <table:table-cell office:value-type="string">
            <text:p>1999-05-14T00:00:00.000+08</text:p>
          </table:table-cell>
          <table:table-cell office:value-type="string">
            <text:p>浙江</text:p>
          </table:table-cell>
          <table:table-cell office:value-type="string">
            <text:p>台州市</text:p>
          </table:table-cell>
          <table:table-cell office:value-type="string">
            <text:p>www.qjmotor.com</text:p>
          </table:table-cell>
          <table:table-cell office:value-type="string">
            <text:p>浙江省温岭市经济开发区</text:p>
          </table:table-cell>
          <table:table-cell table:number-columns-repeated="2"/>
        </table:table-row>
        <table:table-row table:style-name="ro2">
          <table:table-cell office:value-type="string">
            <text:p>000915</text:p>
          </table:table-cell>
          <table:table-cell office:value-type="string">
            <text:p>山大华特</text:p>
          </table:table-cell>
          <table:table-cell office:value-type="string">
            <text:p>C 制造业</text:p>
          </table:table-cell>
          <table:table-cell office:value-type="string">
            <text:p>山东山大华特科技股份有限公司</text:p>
          </table:table-cell>
          <table:table-cell office:value-type="string">
            <text:p>1999-06-09T00:00:00.000+08</text:p>
          </table:table-cell>
          <table:table-cell office:value-type="string">
            <text:p>山东</text:p>
          </table:table-cell>
          <table:table-cell office:value-type="string">
            <text:p>临沂市</text:p>
          </table:table-cell>
          <table:table-cell office:value-type="string">
            <text:p>www.sd-wit.com</text:p>
          </table:table-cell>
          <table:table-cell office:value-type="string">
            <text:p>山东省沂南县县城振兴路6号</text:p>
          </table:table-cell>
          <table:table-cell table:number-columns-repeated="2"/>
        </table:table-row>
        <table:table-row table:style-name="ro2">
          <table:table-cell office:value-type="string">
            <text:p>000916</text:p>
          </table:table-cell>
          <table:table-cell office:value-type="string">
            <text:p>华北高速</text:p>
          </table:table-cell>
          <table:table-cell office:value-type="string">
            <text:p>G 运输仓储</text:p>
          </table:table-cell>
          <table:table-cell office:value-type="string">
            <text:p>华北高速公路股份有限公司</text:p>
          </table:table-cell>
          <table:table-cell office:value-type="string">
            <text:p>1999-09-27T00:00:00.000+08</text:p>
          </table:table-cell>
          <table:table-cell office:value-type="string">
            <text:p>北京</text:p>
          </table:table-cell>
          <table:table-cell office:value-type="string">
            <text:p>北京市</text:p>
          </table:table-cell>
          <table:table-cell office:value-type="string">
            <text:p>www.hbgsgl.com.cn</text:p>
          </table:table-cell>
          <table:table-cell office:value-type="string">
            <text:p>北京市经济技术开发区东环北路9号</text:p>
          </table:table-cell>
          <table:table-cell table:number-columns-repeated="2"/>
        </table:table-row>
        <table:table-row table:style-name="ro2">
          <table:table-cell office:value-type="string">
            <text:p>000917</text:p>
          </table:table-cell>
          <table:table-cell office:value-type="string">
            <text:p>电广传媒</text:p>
          </table:table-cell>
          <table:table-cell office:value-type="string">
            <text:p>I 信息技术</text:p>
          </table:table-cell>
          <table:table-cell office:value-type="string">
            <text:p>湖南电广传媒股份有限公司</text:p>
          </table:table-cell>
          <table:table-cell office:value-type="string">
            <text:p>1999-03-25T00:00:00.000+08</text:p>
          </table:table-cell>
          <table:table-cell office:value-type="string">
            <text:p>湖南</text:p>
          </table:table-cell>
          <table:table-cell office:value-type="string">
            <text:p>长沙市</text:p>
          </table:table-cell>
          <table:table-cell office:value-type="string">
            <text:p>www.tik.com.cn</text:p>
          </table:table-cell>
          <table:table-cell office:value-type="string">
            <text:p>湖南省长沙市浏阳河大桥东湖南金鹰影视文化城</text:p>
          </table:table-cell>
          <table:table-cell table:number-columns-repeated="2"/>
        </table:table-row>
        <table:table-row table:style-name="ro2">
          <table:table-cell office:value-type="string">
            <text:p>000918</text:p>
          </table:table-cell>
          <table:table-cell office:value-type="string">
            <text:p>嘉凯城</text:p>
          </table:table-cell>
          <table:table-cell office:value-type="string">
            <text:p>K 房地产</text:p>
          </table:table-cell>
          <table:table-cell office:value-type="string">
            <text:p>嘉凯城集团股份有限公司</text:p>
          </table:table-cell>
          <table:table-cell office:value-type="string">
            <text:p>1999-07-20T00:00:00.000+08</text:p>
          </table:table-cell>
          <table:table-cell office:value-type="string">
            <text:p>浙江</text:p>
          </table:table-cell>
          <table:table-cell office:value-type="string">
            <text:p>杭州市</text:p>
          </table:table-cell>
          <table:table-cell office:value-type="string">
            <text:p>www.calxon-group.com</text:p>
          </table:table-cell>
          <table:table-cell office:value-type="string">
            <text:p>浙江省杭州市惠民路56号1号楼318室</text:p>
          </table:table-cell>
          <table:table-cell table:number-columns-repeated="2"/>
        </table:table-row>
        <table:table-row table:style-name="ro2">
          <table:table-cell office:value-type="string">
            <text:p>000919</text:p>
          </table:table-cell>
          <table:table-cell office:value-type="string">
            <text:p>金陵药业</text:p>
          </table:table-cell>
          <table:table-cell office:value-type="string">
            <text:p>C 制造业</text:p>
          </table:table-cell>
          <table:table-cell office:value-type="string">
            <text:p>金陵药业股份有限公司</text:p>
          </table:table-cell>
          <table:table-cell office:value-type="string">
            <text:p>1999-11-18T00:00:00.000+08</text:p>
          </table:table-cell>
          <table:table-cell office:value-type="string">
            <text:p>江苏</text:p>
          </table:table-cell>
          <table:table-cell office:value-type="string">
            <text:p>南京市</text:p>
          </table:table-cell>
          <table:table-cell office:value-type="string">
            <text:p>www.jlyy000919.com</text:p>
          </table:table-cell>
          <table:table-cell office:value-type="string">
            <text:p>江苏省南京市南京经济技术开发区新港大道58号</text:p>
          </table:table-cell>
          <table:table-cell table:number-columns-repeated="2"/>
        </table:table-row>
        <table:table-row table:style-name="ro2">
          <table:table-cell office:value-type="string">
            <text:p>000920</text:p>
          </table:table-cell>
          <table:table-cell office:value-type="string">
            <text:p>南方汇通</text:p>
          </table:table-cell>
          <table:table-cell office:value-type="string">
            <text:p>C 制造业</text:p>
          </table:table-cell>
          <table:table-cell office:value-type="string">
            <text:p>南方汇通股份有限公司</text:p>
          </table:table-cell>
          <table:table-cell office:value-type="string">
            <text:p>1999-06-16T00:00:00.000+08</text:p>
          </table:table-cell>
          <table:table-cell office:value-type="string">
            <text:p>贵州</text:p>
          </table:table-cell>
          <table:table-cell office:value-type="string">
            <text:p>贵阳市</text:p>
          </table:table-cell>
          <table:table-cell office:value-type="string">
            <text:p>www.crrcgc.cc/ht</text:p>
          </table:table-cell>
          <table:table-cell office:value-type="string">
            <text:p>贵州省贵阳市国家高新技术产业开发区</text:p>
          </table:table-cell>
          <table:table-cell table:number-columns-repeated="2"/>
        </table:table-row>
        <table:table-row table:style-name="ro2">
          <table:table-cell office:value-type="string">
            <text:p>000921</text:p>
          </table:table-cell>
          <table:table-cell office:value-type="string">
            <text:p>海信科龙</text:p>
          </table:table-cell>
          <table:table-cell office:value-type="string">
            <text:p>C 制造业</text:p>
          </table:table-cell>
          <table:table-cell office:value-type="string">
            <text:p>海信科龙电器股份有限公司</text:p>
          </table:table-cell>
          <table:table-cell office:value-type="string">
            <text:p>1999-07-13T00:00:00.000+08</text:p>
          </table:table-cell>
          <table:table-cell office:value-type="string">
            <text:p>广东</text:p>
          </table:table-cell>
          <table:table-cell office:value-type="string">
            <text:p>佛山市</text:p>
          </table:table-cell>
          <table:table-cell office:value-type="string">
            <text:p>www.kelon.com</text:p>
          </table:table-cell>
          <table:table-cell office:value-type="string">
            <text:p>广东省佛山市顺德区容桂街道容港路8号</text:p>
          </table:table-cell>
          <table:table-cell table:number-columns-repeated="2"/>
        </table:table-row>
        <table:table-row table:style-name="ro2">
          <table:table-cell office:value-type="string">
            <text:p>000922</text:p>
          </table:table-cell>
          <table:table-cell office:value-type="string">
            <text:p>*ST佳电</text:p>
          </table:table-cell>
          <table:table-cell office:value-type="string">
            <text:p>C 制造业</text:p>
          </table:table-cell>
          <table:table-cell office:value-type="string">
            <text:p>哈尔滨电气集团佳木斯电机股份有限公司</text:p>
          </table:table-cell>
          <table:table-cell office:value-type="string">
            <text:p>1999-06-18T00:00:00.000+08</text:p>
          </table:table-cell>
          <table:table-cell office:value-type="string">
            <text:p>黑龙江</text:p>
          </table:table-cell>
          <table:table-cell office:value-type="string">
            <text:p>佳木斯市</text:p>
          </table:table-cell>
          <table:table-cell office:value-type="string">
            <text:p>www.jemlc.com</text:p>
          </table:table-cell>
          <table:table-cell office:value-type="string">
            <text:p>黑龙江省佳木斯市长安东路247号</text:p>
          </table:table-cell>
          <table:table-cell table:number-columns-repeated="2"/>
        </table:table-row>
        <table:table-row table:style-name="ro2">
          <table:table-cell office:value-type="string">
            <text:p>000923</text:p>
          </table:table-cell>
          <table:table-cell office:value-type="string">
            <text:p>河北宣工</text:p>
          </table:table-cell>
          <table:table-cell office:value-type="string">
            <text:p>C 制造业</text:p>
          </table:table-cell>
          <table:table-cell office:value-type="string">
            <text:p>河北宣化工程机械股份有限公司</text:p>
          </table:table-cell>
          <table:table-cell office:value-type="string">
            <text:p>1999-07-14T00:00:00.000+08</text:p>
          </table:table-cell>
          <table:table-cell office:value-type="string">
            <text:p>河北</text:p>
          </table:table-cell>
          <table:table-cell office:value-type="string">
            <text:p>张家口市</text:p>
          </table:table-cell>
          <table:table-cell office:value-type="string">
            <text:p>www.hbxg.com</text:p>
          </table:table-cell>
          <table:table-cell office:value-type="string">
            <text:p>河北省张家口市宣化区东升路21号</text:p>
          </table:table-cell>
          <table:table-cell table:number-columns-repeated="2"/>
        </table:table-row>
        <table:table-row table:style-name="ro2">
          <table:table-cell office:value-type="string">
            <text:p>000925</text:p>
          </table:table-cell>
          <table:table-cell office:value-type="string">
            <text:p>众合科技</text:p>
          </table:table-cell>
          <table:table-cell office:value-type="string">
            <text:p>C 制造业</text:p>
          </table:table-cell>
          <table:table-cell office:value-type="string">
            <text:p>浙江众合科技股份有限公司</text:p>
          </table:table-cell>
          <table:table-cell office:value-type="string">
            <text:p>1999-06-11T00:00:00.000+08</text:p>
          </table:table-cell>
          <table:table-cell office:value-type="string">
            <text:p>浙江</text:p>
          </table:table-cell>
          <table:table-cell office:value-type="string">
            <text:p>杭州市</text:p>
          </table:table-cell>
          <table:table-cell office:value-type="string">
            <text:p>www.unitedmne.com</text:p>
          </table:table-cell>
          <table:table-cell office:value-type="string">
            <text:p>浙江省杭州市滨江区江汉路1785号双城国际4号楼17层</text:p>
          </table:table-cell>
          <table:table-cell table:number-columns-repeated="2"/>
        </table:table-row>
        <table:table-row table:style-name="ro2">
          <table:table-cell office:value-type="string">
            <text:p>000926</text:p>
          </table:table-cell>
          <table:table-cell office:value-type="string">
            <text:p>福星股份</text:p>
          </table:table-cell>
          <table:table-cell office:value-type="string">
            <text:p>K 房地产</text:p>
          </table:table-cell>
          <table:table-cell office:value-type="string">
            <text:p>湖北福星科技股份有限公司</text:p>
          </table:table-cell>
          <table:table-cell office:value-type="string">
            <text:p>1999-06-18T00:00:00.000+08</text:p>
          </table:table-cell>
          <table:table-cell office:value-type="string">
            <text:p>湖北</text:p>
          </table:table-cell>
          <table:table-cell office:value-type="string">
            <text:p>汉川市</text:p>
          </table:table-cell>
          <table:table-cell office:value-type="string">
            <text:p>www.chinafxkj.com</text:p>
          </table:table-cell>
          <table:table-cell office:value-type="string">
            <text:p>湖北省汉川市沉湖镇福星街1号</text:p>
          </table:table-cell>
          <table:table-cell table:number-columns-repeated="2"/>
        </table:table-row>
        <table:table-row table:style-name="ro2">
          <table:table-cell office:value-type="string">
            <text:p>000927</text:p>
          </table:table-cell>
          <table:table-cell office:value-type="string">
            <text:p>一汽夏利</text:p>
          </table:table-cell>
          <table:table-cell office:value-type="string">
            <text:p>C 制造业</text:p>
          </table:table-cell>
          <table:table-cell office:value-type="string">
            <text:p>天津一汽夏利汽车股份有限公司</text:p>
          </table:table-cell>
          <table:table-cell office:value-type="string">
            <text:p>1999-07-27T00:00:00.000+08</text:p>
          </table:table-cell>
          <table:table-cell office:value-type="string">
            <text:p>天津</text:p>
          </table:table-cell>
          <table:table-cell office:value-type="string">
            <text:p>天津市</text:p>
          </table:table-cell>
          <table:table-cell office:value-type="string">
            <text:p>www.tjfaw.com.cn</text:p>
          </table:table-cell>
          <table:table-cell office:value-type="string">
            <text:p>天津市西青区京福公路578号</text:p>
          </table:table-cell>
          <table:table-cell table:number-columns-repeated="2"/>
        </table:table-row>
        <table:table-row table:style-name="ro2">
          <table:table-cell office:value-type="string">
            <text:p>000928</text:p>
          </table:table-cell>
          <table:table-cell office:value-type="string">
            <text:p>中钢国际</text:p>
          </table:table-cell>
          <table:table-cell office:value-type="string">
            <text:p>E 建筑业</text:p>
          </table:table-cell>
          <table:table-cell office:value-type="string">
            <text:p>中钢国际工程技术股份有限公司</text:p>
          </table:table-cell>
          <table:table-cell office:value-type="string">
            <text:p>1999-03-12T00:00:00.000+08</text:p>
          </table:table-cell>
          <table:table-cell office:value-type="string">
            <text:p>吉林</text:p>
          </table:table-cell>
          <table:table-cell office:value-type="string">
            <text:p>吉林市</text:p>
          </table:table-cell>
          <table:table-cell office:value-type="string">
            <text:p>mecc.sinosteel.com</text:p>
          </table:table-cell>
          <table:table-cell office:value-type="string">
            <text:p>吉林省吉林市昌邑区江湾路2号10楼1002、1003</text:p>
          </table:table-cell>
          <table:table-cell table:number-columns-repeated="2"/>
        </table:table-row>
        <table:table-row table:style-name="ro2">
          <table:table-cell office:value-type="string">
            <text:p>000929</text:p>
          </table:table-cell>
          <table:table-cell office:value-type="string">
            <text:p>兰州黄河</text:p>
          </table:table-cell>
          <table:table-cell office:value-type="string">
            <text:p>C 制造业</text:p>
          </table:table-cell>
          <table:table-cell office:value-type="string">
            <text:p>兰州黄河企业股份有限公司</text:p>
          </table:table-cell>
          <table:table-cell office:value-type="string">
            <text:p>1999-06-23T00:00:00.000+08</text:p>
          </table:table-cell>
          <table:table-cell office:value-type="string">
            <text:p>甘肃</text:p>
          </table:table-cell>
          <table:table-cell office:value-type="string">
            <text:p>兰州市</text:p>
          </table:table-cell>
          <table:table-cell office:value-type="string">
            <text:p>www.yellowriver.net.cn</text:p>
          </table:table-cell>
          <table:table-cell office:value-type="string">
            <text:p>甘肃省兰州市七里河区郑家庄108号</text:p>
          </table:table-cell>
          <table:table-cell table:number-columns-repeated="2"/>
        </table:table-row>
        <table:table-row table:style-name="ro2">
          <table:table-cell office:value-type="string">
            <text:p>000930</text:p>
          </table:table-cell>
          <table:table-cell office:value-type="string">
            <text:p>中粮生化</text:p>
          </table:table-cell>
          <table:table-cell office:value-type="string">
            <text:p>C 制造业</text:p>
          </table:table-cell>
          <table:table-cell office:value-type="string">
            <text:p>中粮生物化学（安徽）股份有限公司</text:p>
          </table:table-cell>
          <table:table-cell office:value-type="string">
            <text:p>1999-07-12T00:00:00.000+08</text:p>
          </table:table-cell>
          <table:table-cell office:value-type="string">
            <text:p>安徽</text:p>
          </table:table-cell>
          <table:table-cell office:value-type="string">
            <text:p>蚌埠市</text:p>
          </table:table-cell>
          <table:table-cell office:value-type="string">
            <text:p>www.zlahsh.com</text:p>
          </table:table-cell>
          <table:table-cell office:value-type="string">
            <text:p>安徽省蚌埠市中粮大道1号</text:p>
          </table:table-cell>
          <table:table-cell table:number-columns-repeated="2"/>
        </table:table-row>
        <table:table-row table:style-name="ro2">
          <table:table-cell office:value-type="string">
            <text:p>000931</text:p>
          </table:table-cell>
          <table:table-cell office:value-type="string">
            <text:p>中 关 村</text:p>
          </table:table-cell>
          <table:table-cell office:value-type="string">
            <text:p>S 综合</text:p>
          </table:table-cell>
          <table:table-cell office:value-type="string">
            <text:p>北京中关村科技发展(控股)股份有限公司</text:p>
          </table:table-cell>
          <table:table-cell office:value-type="string">
            <text:p>1999-07-12T00:00:00.000+08</text:p>
          </table:table-cell>
          <table:table-cell office:value-type="string">
            <text:p>北京</text:p>
          </table:table-cell>
          <table:table-cell office:value-type="string">
            <text:p>北京市</text:p>
          </table:table-cell>
          <table:table-cell office:value-type="string">
            <text:p>www.centek.com.cn</text:p>
          </table:table-cell>
          <table:table-cell office:value-type="string">
            <text:p>北京市海淀区中关村南大街32号</text:p>
          </table:table-cell>
          <table:table-cell table:number-columns-repeated="2"/>
        </table:table-row>
        <table:table-row table:style-name="ro2">
          <table:table-cell office:value-type="string">
            <text:p>000932</text:p>
          </table:table-cell>
          <table:table-cell office:value-type="string">
            <text:p>*ST华菱</text:p>
          </table:table-cell>
          <table:table-cell office:value-type="string">
            <text:p>C 制造业</text:p>
          </table:table-cell>
          <table:table-cell office:value-type="string">
            <text:p>湖南华菱钢铁股份有限公司</text:p>
          </table:table-cell>
          <table:table-cell office:value-type="string">
            <text:p>1999-08-03T00:00:00.000+08</text:p>
          </table:table-cell>
          <table:table-cell office:value-type="string">
            <text:p>湖南</text:p>
          </table:table-cell>
          <table:table-cell office:value-type="string">
            <text:p>长沙市</text:p>
          </table:table-cell>
          <table:table-cell office:value-type="string">
            <text:p>www.valin.cn</text:p>
          </table:table-cell>
          <table:table-cell office:value-type="string">
            <text:p>湖南省长沙市天心区湘府西路222号华菱园主楼</text:p>
          </table:table-cell>
          <table:table-cell table:number-columns-repeated="2"/>
        </table:table-row>
        <table:table-row table:style-name="ro2">
          <table:table-cell office:value-type="string">
            <text:p>000933</text:p>
          </table:table-cell>
          <table:table-cell office:value-type="string">
            <text:p>神火股份</text:p>
          </table:table-cell>
          <table:table-cell office:value-type="string">
            <text:p>C 制造业</text:p>
          </table:table-cell>
          <table:table-cell office:value-type="string">
            <text:p>河南神火煤电股份有限公司</text:p>
          </table:table-cell>
          <table:table-cell office:value-type="string">
            <text:p>1999-08-31T00:00:00.000+08</text:p>
          </table:table-cell>
          <table:table-cell office:value-type="string">
            <text:p>河南</text:p>
          </table:table-cell>
          <table:table-cell office:value-type="string">
            <text:p>商丘市</text:p>
          </table:table-cell>
          <table:table-cell office:value-type="string">
            <text:p>www.shenhuo.com</text:p>
          </table:table-cell>
          <table:table-cell office:value-type="string">
            <text:p>河南省永城市东城区光明路17号</text:p>
          </table:table-cell>
          <table:table-cell table:number-columns-repeated="2"/>
        </table:table-row>
        <table:table-row table:style-name="ro2">
          <table:table-cell office:value-type="string">
            <text:p>000935</text:p>
          </table:table-cell>
          <table:table-cell office:value-type="string">
            <text:p>四川双马</text:p>
          </table:table-cell>
          <table:table-cell office:value-type="string">
            <text:p>C 制造业</text:p>
          </table:table-cell>
          <table:table-cell office:value-type="string">
            <text:p>四川双马水泥股份有限公司</text:p>
          </table:table-cell>
          <table:table-cell office:value-type="string">
            <text:p>1999-08-24T00:00:00.000+08</text:p>
          </table:table-cell>
          <table:table-cell office:value-type="string">
            <text:p>四川</text:p>
          </table:table-cell>
          <table:table-cell office:value-type="string">
            <text:p>绵阳市</text:p>
          </table:table-cell>
          <table:table-cell office:value-type="string">
            <text:p>www.cement.com.cn</text:p>
          </table:table-cell>
          <table:table-cell office:value-type="string">
            <text:p>四川省江油市二朗庙镇</text:p>
          </table:table-cell>
          <table:table-cell table:number-columns-repeated="2"/>
        </table:table-row>
        <table:table-row table:style-name="ro2">
          <table:table-cell office:value-type="string">
            <text:p>000936</text:p>
          </table:table-cell>
          <table:table-cell office:value-type="string">
            <text:p>华西股份</text:p>
          </table:table-cell>
          <table:table-cell office:value-type="string">
            <text:p>C 制造业</text:p>
          </table:table-cell>
          <table:table-cell office:value-type="string">
            <text:p>江苏华西村股份有限公司</text:p>
          </table:table-cell>
          <table:table-cell office:value-type="string">
            <text:p>1999-08-10T00:00:00.000+08</text:p>
          </table:table-cell>
          <table:table-cell office:value-type="string">
            <text:p>江苏</text:p>
          </table:table-cell>
          <table:table-cell office:value-type="string">
            <text:p>无锡市</text:p>
          </table:table-cell>
          <table:table-cell office:value-type="string">
            <text:p>www.jshuaxicun.com、www.v-capital.cn</text:p>
          </table:table-cell>
          <table:table-cell office:value-type="string">
            <text:p>江苏省江阴市华西村</text:p>
          </table:table-cell>
          <table:table-cell table:number-columns-repeated="2"/>
        </table:table-row>
        <table:table-row table:style-name="ro2">
          <table:table-cell office:value-type="string">
            <text:p>000937</text:p>
          </table:table-cell>
          <table:table-cell office:value-type="string">
            <text:p>冀中能源</text:p>
          </table:table-cell>
          <table:table-cell office:value-type="string">
            <text:p>B 采矿业</text:p>
          </table:table-cell>
          <table:table-cell office:value-type="string">
            <text:p>冀中能源股份有限公司</text:p>
          </table:table-cell>
          <table:table-cell office:value-type="string">
            <text:p>1999-09-09T00:00:00.000+08</text:p>
          </table:table-cell>
          <table:table-cell office:value-type="string">
            <text:p>河北</text:p>
          </table:table-cell>
          <table:table-cell office:value-type="string">
            <text:p>邢台市</text:p>
          </table:table-cell>
          <table:table-cell office:value-type="string">
            <text:p>www.jznygf.com</text:p>
          </table:table-cell>
          <table:table-cell office:value-type="string">
            <text:p>河北省邢台市中兴西大街191号</text:p>
          </table:table-cell>
          <table:table-cell table:number-columns-repeated="2"/>
        </table:table-row>
        <table:table-row table:style-name="ro2">
          <table:table-cell office:value-type="string">
            <text:p>000938</text:p>
          </table:table-cell>
          <table:table-cell office:value-type="string">
            <text:p>紫光股份</text:p>
          </table:table-cell>
          <table:table-cell office:value-type="string">
            <text:p>C 制造业</text:p>
          </table:table-cell>
          <table:table-cell office:value-type="string">
            <text:p>紫光股份有限公司</text:p>
          </table:table-cell>
          <table:table-cell office:value-type="string">
            <text:p>1999-11-04T00:00:00.000+08</text:p>
          </table:table-cell>
          <table:table-cell office:value-type="string">
            <text:p>北京</text:p>
          </table:table-cell>
          <table:table-cell office:value-type="string">
            <text:p>北京市</text:p>
          </table:table-cell>
          <table:table-cell office:value-type="string">
            <text:p>www.unis.cn</text:p>
          </table:table-cell>
          <table:table-cell office:value-type="string">
            <text:p>北京市清华大学紫光大楼</text:p>
          </table:table-cell>
          <table:table-cell table:number-columns-repeated="2"/>
        </table:table-row>
        <table:table-row table:style-name="ro2">
          <table:table-cell office:value-type="string">
            <text:p>000939</text:p>
          </table:table-cell>
          <table:table-cell office:value-type="string">
            <text:p>凯迪生态</text:p>
          </table:table-cell>
          <table:table-cell office:value-type="string">
            <text:p>D 水电煤气</text:p>
          </table:table-cell>
          <table:table-cell office:value-type="string">
            <text:p>凯迪生态环境科技股份有限公司</text:p>
          </table:table-cell>
          <table:table-cell office:value-type="string">
            <text:p>1999-09-23T00:00:00.000+08</text:p>
          </table:table-cell>
          <table:table-cell office:value-type="string">
            <text:p>湖北</text:p>
          </table:table-cell>
          <table:table-cell office:value-type="string">
            <text:p>武汉市</text:p>
          </table:table-cell>
          <table:table-cell office:value-type="string">
            <text:p>www.china-kaidi.com</text:p>
          </table:table-cell>
          <table:table-cell office:value-type="string">
            <text:p>湖北省武汉市东湖开发区江夏大道特1号凯迪大厦</text:p>
          </table:table-cell>
          <table:table-cell table:number-columns-repeated="2"/>
        </table:table-row>
        <table:table-row table:style-name="ro2">
          <table:table-cell office:value-type="string">
            <text:p>000948</text:p>
          </table:table-cell>
          <table:table-cell office:value-type="string">
            <text:p>南天信息</text:p>
          </table:table-cell>
          <table:table-cell office:value-type="string">
            <text:p>I 信息技术</text:p>
          </table:table-cell>
          <table:table-cell office:value-type="string">
            <text:p>云南南天电子信息产业股份有限公司</text:p>
          </table:table-cell>
          <table:table-cell office:value-type="string">
            <text:p>1999-10-14T00:00:00.000+08</text:p>
          </table:table-cell>
          <table:table-cell office:value-type="string">
            <text:p>云南</text:p>
          </table:table-cell>
          <table:table-cell office:value-type="string">
            <text:p>昆明市</text:p>
          </table:table-cell>
          <table:table-cell office:value-type="string">
            <text:p>www.nantian.com.cn</text:p>
          </table:table-cell>
          <table:table-cell office:value-type="string">
            <text:p>云南省昆明市高新技术产业开发区高新区产业研发基地</text:p>
          </table:table-cell>
          <table:table-cell table:number-columns-repeated="2"/>
        </table:table-row>
        <table:table-row table:style-name="ro2">
          <table:table-cell office:value-type="string">
            <text:p>000949</text:p>
          </table:table-cell>
          <table:table-cell office:value-type="string">
            <text:p>新乡化纤</text:p>
          </table:table-cell>
          <table:table-cell office:value-type="string">
            <text:p>C 制造业</text:p>
          </table:table-cell>
          <table:table-cell office:value-type="string">
            <text:p>新乡化纤股份有限公司</text:p>
          </table:table-cell>
          <table:table-cell office:value-type="string">
            <text:p>1999-10-21T00:00:00.000+08</text:p>
          </table:table-cell>
          <table:table-cell office:value-type="string">
            <text:p>河南</text:p>
          </table:table-cell>
          <table:table-cell office:value-type="string">
            <text:p>新乡市</text:p>
          </table:table-cell>
          <table:table-cell office:value-type="string">
            <text:p>www.bailu.com</text:p>
          </table:table-cell>
          <table:table-cell office:value-type="string">
            <text:p>河南省新乡市凤泉区锦园路</text:p>
          </table:table-cell>
          <table:table-cell table:number-columns-repeated="2"/>
        </table:table-row>
        <table:table-row table:style-name="ro2">
          <table:table-cell office:value-type="string">
            <text:p>000950</text:p>
          </table:table-cell>
          <table:table-cell office:value-type="string">
            <text:p>*ST建峰</text:p>
          </table:table-cell>
          <table:table-cell office:value-type="string">
            <text:p>C 制造业</text:p>
          </table:table-cell>
          <table:table-cell office:value-type="string">
            <text:p>重庆建峰化工股份有限公司</text:p>
          </table:table-cell>
          <table:table-cell office:value-type="string">
            <text:p>1999-09-16T00:00:00.000+08</text:p>
          </table:table-cell>
          <table:table-cell office:value-type="string">
            <text:p>重庆</text:p>
          </table:table-cell>
          <table:table-cell office:value-type="string">
            <text:p>重庆市</text:p>
          </table:table-cell>
          <table:table-cell office:value-type="string">
            <text:p>www.jfhggf.com</text:p>
          </table:table-cell>
          <table:table-cell office:value-type="string">
            <text:p>重庆市涪陵区白涛街道</text:p>
          </table:table-cell>
          <table:table-cell table:number-columns-repeated="2"/>
        </table:table-row>
        <table:table-row table:style-name="ro2">
          <table:table-cell office:value-type="string">
            <text:p>000951</text:p>
          </table:table-cell>
          <table:table-cell office:value-type="string">
            <text:p>中国重汽</text:p>
          </table:table-cell>
          <table:table-cell office:value-type="string">
            <text:p>C 制造业</text:p>
          </table:table-cell>
          <table:table-cell office:value-type="string">
            <text:p>中国重汽集团济南卡车股份有限公司</text:p>
          </table:table-cell>
          <table:table-cell office:value-type="string">
            <text:p>1999-11-25T00:00:00.000+08</text:p>
          </table:table-cell>
          <table:table-cell office:value-type="string">
            <text:p>山东</text:p>
          </table:table-cell>
          <table:table-cell office:value-type="string">
            <text:p>济南市</text:p>
          </table:table-cell>
          <table:table-cell office:value-type="string">
            <text:p>www.jntruck.com</text:p>
          </table:table-cell>
          <table:table-cell office:value-type="string">
            <text:p>山东省济南市市中区党家庄镇南首</text:p>
          </table:table-cell>
          <table:table-cell table:number-columns-repeated="2"/>
        </table:table-row>
        <table:table-row table:style-name="ro2">
          <table:table-cell office:value-type="string">
            <text:p>000952</text:p>
          </table:table-cell>
          <table:table-cell office:value-type="string">
            <text:p>广济药业</text:p>
          </table:table-cell>
          <table:table-cell office:value-type="string">
            <text:p>C 制造业</text:p>
          </table:table-cell>
          <table:table-cell office:value-type="string">
            <text:p>湖北广济药业股份有限公司</text:p>
          </table:table-cell>
          <table:table-cell office:value-type="string">
            <text:p>1999-11-12T00:00:00.000+08</text:p>
          </table:table-cell>
          <table:table-cell office:value-type="string">
            <text:p>湖北</text:p>
          </table:table-cell>
          <table:table-cell office:value-type="string">
            <text:p>黄冈市</text:p>
          </table:table-cell>
          <table:table-cell office:value-type="string">
            <text:p>www.guangjipharm.com</text:p>
          </table:table-cell>
          <table:table-cell office:value-type="string">
            <text:p>湖北省武穴市江堤路1号</text:p>
          </table:table-cell>
          <table:table-cell table:number-columns-repeated="2"/>
        </table:table-row>
        <table:table-row table:style-name="ro2">
          <table:table-cell office:value-type="string">
            <text:p>000953</text:p>
          </table:table-cell>
          <table:table-cell office:value-type="string">
            <text:p>*ST河化</text:p>
          </table:table-cell>
          <table:table-cell office:value-type="string">
            <text:p>C 制造业</text:p>
          </table:table-cell>
          <table:table-cell office:value-type="string">
            <text:p>广西河池化工股份有限公司</text:p>
          </table:table-cell>
          <table:table-cell office:value-type="string">
            <text:p>1999-12-02T00:00:00.000+08</text:p>
          </table:table-cell>
          <table:table-cell office:value-type="string">
            <text:p>广西</text:p>
          </table:table-cell>
          <table:table-cell office:value-type="string">
            <text:p>河池市</text:p>
          </table:table-cell>
          <table:table-cell office:value-type="string">
            <text:p>www.hechihuagong.com.cn</text:p>
          </table:table-cell>
          <table:table-cell office:value-type="string">
            <text:p>广西壮族自治区河池市六甲镇</text:p>
          </table:table-cell>
          <table:table-cell table:number-columns-repeated="2"/>
        </table:table-row>
        <table:table-row table:style-name="ro2">
          <table:table-cell office:value-type="string">
            <text:p>000955</text:p>
          </table:table-cell>
          <table:table-cell office:value-type="string">
            <text:p>欣龙控股</text:p>
          </table:table-cell>
          <table:table-cell office:value-type="string">
            <text:p>C 制造业</text:p>
          </table:table-cell>
          <table:table-cell office:value-type="string">
            <text:p>欣龙控股（集团）股份有限公司</text:p>
          </table:table-cell>
          <table:table-cell office:value-type="string">
            <text:p>1999-12-09T00:00:00.000+08</text:p>
          </table:table-cell>
          <table:table-cell office:value-type="string">
            <text:p>海南</text:p>
          </table:table-cell>
          <table:table-cell office:value-type="string">
            <text:p>澄迈县</text:p>
          </table:table-cell>
          <table:table-cell office:value-type="string">
            <text:p>www.xinlong-holding.com</text:p>
          </table:table-cell>
          <table:table-cell office:value-type="string">
            <text:p>海南省澄迈县老城工业开发区</text:p>
          </table:table-cell>
          <table:table-cell table:number-columns-repeated="2"/>
        </table:table-row>
        <table:table-row table:style-name="ro2">
          <table:table-cell office:value-type="string">
            <text:p>000957</text:p>
          </table:table-cell>
          <table:table-cell office:value-type="string">
            <text:p>中通客车</text:p>
          </table:table-cell>
          <table:table-cell office:value-type="string">
            <text:p>C 制造业</text:p>
          </table:table-cell>
          <table:table-cell office:value-type="string">
            <text:p>中通客车控股股份有限公司</text:p>
          </table:table-cell>
          <table:table-cell office:value-type="string">
            <text:p>2000-01-13T00:00:00.000+08</text:p>
          </table:table-cell>
          <table:table-cell office:value-type="string">
            <text:p>山东</text:p>
          </table:table-cell>
          <table:table-cell office:value-type="string">
            <text:p>聊城市</text:p>
          </table:table-cell>
          <table:table-cell office:value-type="string">
            <text:p>www.zhongtong.com</text:p>
          </table:table-cell>
          <table:table-cell office:value-type="string">
            <text:p>山东省聊城市经济开发区黄河路261号</text:p>
          </table:table-cell>
          <table:table-cell table:number-columns-repeated="2"/>
        </table:table-row>
        <table:table-row table:style-name="ro2">
          <table:table-cell office:value-type="string">
            <text:p>000958</text:p>
          </table:table-cell>
          <table:table-cell office:value-type="string">
            <text:p>东方能源</text:p>
          </table:table-cell>
          <table:table-cell office:value-type="string">
            <text:p>D 水电煤气</text:p>
          </table:table-cell>
          <table:table-cell office:value-type="string">
            <text:p>石家庄东方能源股份有限公司</text:p>
          </table:table-cell>
          <table:table-cell office:value-type="string">
            <text:p>1999-12-23T00:00:00.000+08</text:p>
          </table:table-cell>
          <table:table-cell office:value-type="string">
            <text:p>河北</text:p>
          </table:table-cell>
          <table:table-cell office:value-type="string">
            <text:p>石家庄市</text:p>
          </table:table-cell>
          <table:table-cell office:value-type="string">
            <text:p>www.dfrdjt.com</text:p>
          </table:table-cell>
          <table:table-cell office:value-type="string">
            <text:p>河北省石家庄市建华南大街161号</text:p>
          </table:table-cell>
          <table:table-cell table:number-columns-repeated="2"/>
        </table:table-row>
        <table:table-row table:style-name="ro2">
          <table:table-cell office:value-type="string">
            <text:p>000959</text:p>
          </table:table-cell>
          <table:table-cell office:value-type="string">
            <text:p>首钢股份</text:p>
          </table:table-cell>
          <table:table-cell office:value-type="string">
            <text:p>C 制造业</text:p>
          </table:table-cell>
          <table:table-cell office:value-type="string">
            <text:p>北京首钢股份有限公司</text:p>
          </table:table-cell>
          <table:table-cell office:value-type="string">
            <text:p>1999-12-16T00:00:00.000+08</text:p>
          </table:table-cell>
          <table:table-cell office:value-type="string">
            <text:p>北京</text:p>
          </table:table-cell>
          <table:table-cell office:value-type="string">
            <text:p>北京市</text:p>
          </table:table-cell>
          <table:table-cell office:value-type="string">
            <text:p>www.sggf.com.cn</text:p>
          </table:table-cell>
          <table:table-cell office:value-type="string">
            <text:p>北京市石景山区石景山路</text:p>
          </table:table-cell>
          <table:table-cell table:number-columns-repeated="2"/>
        </table:table-row>
        <table:table-row table:style-name="ro2">
          <table:table-cell office:value-type="string">
            <text:p>000960</text:p>
          </table:table-cell>
          <table:table-cell office:value-type="string">
            <text:p>锡业股份</text:p>
          </table:table-cell>
          <table:table-cell office:value-type="string">
            <text:p>C 制造业</text:p>
          </table:table-cell>
          <table:table-cell office:value-type="string">
            <text:p>云南锡业股份有限公司</text:p>
          </table:table-cell>
          <table:table-cell office:value-type="string">
            <text:p>2000-02-21T00:00:00.000+08</text:p>
          </table:table-cell>
          <table:table-cell office:value-type="string">
            <text:p>云南</text:p>
          </table:table-cell>
          <table:table-cell office:value-type="string">
            <text:p>昆明市</text:p>
          </table:table-cell>
          <table:table-cell office:value-type="string">
            <text:p>www.ytl.com.cn</text:p>
          </table:table-cell>
          <table:table-cell office:value-type="string">
            <text:p>云南省昆明高新技术产业开发区</text:p>
          </table:table-cell>
          <table:table-cell table:number-columns-repeated="2"/>
        </table:table-row>
        <table:table-row table:style-name="ro2">
          <table:table-cell office:value-type="string">
            <text:p>000961</text:p>
          </table:table-cell>
          <table:table-cell office:value-type="string">
            <text:p>中南建设</text:p>
          </table:table-cell>
          <table:table-cell office:value-type="string">
            <text:p>E 建筑业</text:p>
          </table:table-cell>
          <table:table-cell office:value-type="string">
            <text:p>江苏中南建设集团股份有限公司</text:p>
          </table:table-cell>
          <table:table-cell office:value-type="string">
            <text:p>2000-03-01T00:00:00.000+08</text:p>
          </table:table-cell>
          <table:table-cell office:value-type="string">
            <text:p>江苏</text:p>
          </table:table-cell>
          <table:table-cell office:value-type="string">
            <text:p>南通市</text:p>
          </table:table-cell>
          <table:table-cell office:value-type="string">
            <text:p>www.zhongnanconstruction.cn</text:p>
          </table:table-cell>
          <table:table-cell office:value-type="string">
            <text:p>江苏省海门市常乐镇</text:p>
          </table:table-cell>
          <table:table-cell table:number-columns-repeated="2"/>
        </table:table-row>
        <table:table-row table:style-name="ro2">
          <table:table-cell office:value-type="string">
            <text:p>000962</text:p>
          </table:table-cell>
          <table:table-cell office:value-type="string">
            <text:p>东方钽业</text:p>
          </table:table-cell>
          <table:table-cell office:value-type="string">
            <text:p>C 制造业</text:p>
          </table:table-cell>
          <table:table-cell office:value-type="string">
            <text:p>宁夏东方钽业股份有限公司</text:p>
          </table:table-cell>
          <table:table-cell office:value-type="string">
            <text:p>2000-01-20T00:00:00.000+08</text:p>
          </table:table-cell>
          <table:table-cell office:value-type="string">
            <text:p>宁夏</text:p>
          </table:table-cell>
          <table:table-cell office:value-type="string">
            <text:p>石嘴山市</text:p>
          </table:table-cell>
          <table:table-cell office:value-type="string">
            <text:p>www.otic.com.cn</text:p>
          </table:table-cell>
          <table:table-cell office:value-type="string">
            <text:p>宁夏回族自治区石嘴山市大武口区冶金路</text:p>
          </table:table-cell>
          <table:table-cell table:number-columns-repeated="2"/>
        </table:table-row>
        <table:table-row table:style-name="ro2">
          <table:table-cell office:value-type="string">
            <text:p>000963</text:p>
          </table:table-cell>
          <table:table-cell office:value-type="string">
            <text:p>华东医药</text:p>
          </table:table-cell>
          <table:table-cell office:value-type="string">
            <text:p>F 批发零售</text:p>
          </table:table-cell>
          <table:table-cell office:value-type="string">
            <text:p>华东医药股份有限公司</text:p>
          </table:table-cell>
          <table:table-cell office:value-type="string">
            <text:p>2000-01-27T00:00:00.000+08</text:p>
          </table:table-cell>
          <table:table-cell office:value-type="string">
            <text:p>浙江</text:p>
          </table:table-cell>
          <table:table-cell office:value-type="string">
            <text:p>杭州市</text:p>
          </table:table-cell>
          <table:table-cell office:value-type="string">
            <text:p>www.eastchinapharm.com</text:p>
          </table:table-cell>
          <table:table-cell office:value-type="string">
            <text:p>浙江省杭州市延安路468号1号楼1号门9、10楼</text:p>
          </table:table-cell>
          <table:table-cell table:number-columns-repeated="2"/>
        </table:table-row>
        <table:table-row table:style-name="ro2">
          <table:table-cell office:value-type="string">
            <text:p>000965</text:p>
          </table:table-cell>
          <table:table-cell office:value-type="string">
            <text:p>天保基建</text:p>
          </table:table-cell>
          <table:table-cell office:value-type="string">
            <text:p>K 房地产</text:p>
          </table:table-cell>
          <table:table-cell office:value-type="string">
            <text:p>天津天保基建股份有限公司</text:p>
          </table:table-cell>
          <table:table-cell office:value-type="string">
            <text:p>2000-04-06T00:00:00.000+08</text:p>
          </table:table-cell>
          <table:table-cell office:value-type="string">
            <text:p>天津</text:p>
          </table:table-cell>
          <table:table-cell office:value-type="string">
            <text:p>天津市</text:p>
          </table:table-cell>
          <table:table-cell office:value-type="string">
            <text:p>www.tbjijian.com</text:p>
          </table:table-cell>
          <table:table-cell office:value-type="string">
            <text:p>天津市天津空港经济区西五道35号汇津广场一号楼</text:p>
          </table:table-cell>
          <table:table-cell table:number-columns-repeated="2"/>
        </table:table-row>
        <table:table-row table:style-name="ro2">
          <table:table-cell office:value-type="string">
            <text:p>000966</text:p>
          </table:table-cell>
          <table:table-cell office:value-type="string">
            <text:p>长源电力</text:p>
          </table:table-cell>
          <table:table-cell office:value-type="string">
            <text:p>D 水电煤气</text:p>
          </table:table-cell>
          <table:table-cell office:value-type="string">
            <text:p>国电长源电力股份有限公司</text:p>
          </table:table-cell>
          <table:table-cell office:value-type="string">
            <text:p>2000-03-16T00:00:00.000+08</text:p>
          </table:table-cell>
          <table:table-cell office:value-type="string">
            <text:p>湖北</text:p>
          </table:table-cell>
          <table:table-cell office:value-type="string">
            <text:p>武汉市</text:p>
          </table:table-cell>
          <table:table-cell office:value-type="string">
            <text:p>www.cydl.com.cn</text:p>
          </table:table-cell>
          <table:table-cell office:value-type="string">
            <text:p>湖北省武汉市洪山区徐东大街113号国电大厦</text:p>
          </table:table-cell>
          <table:table-cell table:number-columns-repeated="2"/>
        </table:table-row>
        <table:table-row table:style-name="ro2">
          <table:table-cell office:value-type="string">
            <text:p>000967</text:p>
          </table:table-cell>
          <table:table-cell office:value-type="string">
            <text:p>盈峰环境</text:p>
          </table:table-cell>
          <table:table-cell office:value-type="string">
            <text:p>C 制造业</text:p>
          </table:table-cell>
          <table:table-cell office:value-type="string">
            <text:p>盈峰环境科技集团股份有限公司</text:p>
          </table:table-cell>
          <table:table-cell office:value-type="string">
            <text:p>2000-03-30T00:00:00.000+08</text:p>
          </table:table-cell>
          <table:table-cell office:value-type="string">
            <text:p>浙江</text:p>
          </table:table-cell>
          <table:table-cell office:value-type="string">
            <text:p>绍兴市</text:p>
          </table:table-cell>
          <table:table-cell office:value-type="string">
            <text:p>www.inforeenviro.com</text:p>
          </table:table-cell>
          <table:table-cell office:value-type="string">
            <text:p>浙江省绍兴市上虞区人民西路1818号</text:p>
          </table:table-cell>
          <table:table-cell table:number-columns-repeated="2"/>
        </table:table-row>
        <table:table-row table:style-name="ro2">
          <table:table-cell office:value-type="string">
            <text:p>000968</text:p>
          </table:table-cell>
          <table:table-cell office:value-type="string">
            <text:p>蓝焰控股</text:p>
          </table:table-cell>
          <table:table-cell office:value-type="string">
            <text:p>B 采矿业</text:p>
          </table:table-cell>
          <table:table-cell office:value-type="string">
            <text:p>山西蓝焰控股股份有限公司</text:p>
          </table:table-cell>
          <table:table-cell office:value-type="string">
            <text:p>2000-06-22T00:00:00.000+08</text:p>
          </table:table-cell>
          <table:table-cell office:value-type="string">
            <text:p>山西</text:p>
          </table:table-cell>
          <table:table-cell office:value-type="string">
            <text:p>太原市</text:p>
          </table:table-cell>
          <table:table-cell office:value-type="string">
            <text:p>www.tymqh.com</text:p>
          </table:table-cell>
          <table:table-cell office:value-type="string">
            <text:p>山西省太原市和平南路83号</text:p>
          </table:table-cell>
          <table:table-cell table:number-columns-repeated="2"/>
        </table:table-row>
        <table:table-row table:style-name="ro2">
          <table:table-cell office:value-type="string">
            <text:p>000969</text:p>
          </table:table-cell>
          <table:table-cell office:value-type="string">
            <text:p>安泰科技</text:p>
          </table:table-cell>
          <table:table-cell office:value-type="string">
            <text:p>C 制造业</text:p>
          </table:table-cell>
          <table:table-cell office:value-type="string">
            <text:p>安泰科技股份有限公司</text:p>
          </table:table-cell>
          <table:table-cell office:value-type="string">
            <text:p>2000-05-29T00:00:00.000+08</text:p>
          </table:table-cell>
          <table:table-cell office:value-type="string">
            <text:p>北京</text:p>
          </table:table-cell>
          <table:table-cell office:value-type="string">
            <text:p>北京市</text:p>
          </table:table-cell>
          <table:table-cell office:value-type="string">
            <text:p>www.atmcn.com</text:p>
          </table:table-cell>
          <table:table-cell office:value-type="string">
            <text:p>北京市海淀区学院南路76号</text:p>
          </table:table-cell>
          <table:table-cell table:number-columns-repeated="2"/>
        </table:table-row>
        <table:table-row table:style-name="ro2">
          <table:table-cell office:value-type="string">
            <text:p>000970</text:p>
          </table:table-cell>
          <table:table-cell office:value-type="string">
            <text:p>中科三环</text:p>
          </table:table-cell>
          <table:table-cell office:value-type="string">
            <text:p>C 制造业</text:p>
          </table:table-cell>
          <table:table-cell office:value-type="string">
            <text:p>北京中科三环高技术股份有限公司</text:p>
          </table:table-cell>
          <table:table-cell office:value-type="string">
            <text:p>2000-04-20T00:00:00.000+08</text:p>
          </table:table-cell>
          <table:table-cell office:value-type="string">
            <text:p>北京</text:p>
          </table:table-cell>
          <table:table-cell office:value-type="string">
            <text:p>北京市</text:p>
          </table:table-cell>
          <table:table-cell office:value-type="string">
            <text:p>www.san-huan.com.cn</text:p>
          </table:table-cell>
          <table:table-cell office:value-type="string">
            <text:p>北京市海淀区中关村东路66号甲1号楼27层</text:p>
          </table:table-cell>
          <table:table-cell table:number-columns-repeated="2"/>
        </table:table-row>
        <table:table-row table:style-name="ro2">
          <table:table-cell office:value-type="string">
            <text:p>000971</text:p>
          </table:table-cell>
          <table:table-cell office:value-type="string">
            <text:p>高升控股</text:p>
          </table:table-cell>
          <table:table-cell office:value-type="string">
            <text:p>I 信息技术</text:p>
          </table:table-cell>
          <table:table-cell office:value-type="string">
            <text:p>高升控股股份有限公司</text:p>
          </table:table-cell>
          <table:table-cell office:value-type="string">
            <text:p>2000-04-27T00:00:00.000+08</text:p>
          </table:table-cell>
          <table:table-cell office:value-type="string">
            <text:p>湖北</text:p>
          </table:table-cell>
          <table:table-cell office:value-type="string">
            <text:p>仙桃市</text:p>
          </table:table-cell>
          <table:table-cell office:value-type="string">
            <text:p>www.gosun.com</text:p>
          </table:table-cell>
          <table:table-cell office:value-type="string">
            <text:p>湖北省仙桃市勉阳大道131号</text:p>
          </table:table-cell>
          <table:table-cell table:number-columns-repeated="2"/>
        </table:table-row>
        <table:table-row table:style-name="ro2">
          <table:table-cell office:value-type="string">
            <text:p>000972</text:p>
          </table:table-cell>
          <table:table-cell office:value-type="string">
            <text:p>*ST中基</text:p>
          </table:table-cell>
          <table:table-cell office:value-type="string">
            <text:p>C 制造业</text:p>
          </table:table-cell>
          <table:table-cell office:value-type="string">
            <text:p>中基健康产业股份有限公司</text:p>
          </table:table-cell>
          <table:table-cell office:value-type="string">
            <text:p>2000-09-26T00:00:00.000+08</text:p>
          </table:table-cell>
          <table:table-cell office:value-type="string">
            <text:p>新疆</text:p>
          </table:table-cell>
          <table:table-cell office:value-type="string">
            <text:p>乌鲁木齐市</text:p>
          </table:table-cell>
          <table:table-cell office:value-type="string">
            <text:p>www.chalkistomato.com</text:p>
          </table:table-cell>
          <table:table-cell office:value-type="string">
            <text:p>新疆维吾尔自治区乌鲁木齐市青年路17号</text:p>
          </table:table-cell>
          <table:table-cell table:number-columns-repeated="2"/>
        </table:table-row>
        <table:table-row table:style-name="ro2">
          <table:table-cell office:value-type="string">
            <text:p>000973</text:p>
          </table:table-cell>
          <table:table-cell office:value-type="string">
            <text:p>佛塑科技</text:p>
          </table:table-cell>
          <table:table-cell office:value-type="string">
            <text:p>C 制造业</text:p>
          </table:table-cell>
          <table:table-cell office:value-type="string">
            <text:p>佛山佛塑科技集团股份有限公司</text:p>
          </table:table-cell>
          <table:table-cell office:value-type="string">
            <text:p>2000-05-25T00:00:00.000+08</text:p>
          </table:table-cell>
          <table:table-cell office:value-type="string">
            <text:p>广东</text:p>
          </table:table-cell>
          <table:table-cell office:value-type="string">
            <text:p>佛山市</text:p>
          </table:table-cell>
          <table:table-cell office:value-type="string">
            <text:p>www.fspg.com.cn</text:p>
          </table:table-cell>
          <table:table-cell office:value-type="string">
            <text:p>广东省佛山市禅城区汾江中路85号</text:p>
          </table:table-cell>
          <table:table-cell table:number-columns-repeated="2"/>
        </table:table-row>
        <table:table-row table:style-name="ro2">
          <table:table-cell office:value-type="string">
            <text:p>000975</text:p>
          </table:table-cell>
          <table:table-cell office:value-type="string">
            <text:p>银泰资源</text:p>
          </table:table-cell>
          <table:table-cell office:value-type="string">
            <text:p>B 采矿业</text:p>
          </table:table-cell>
          <table:table-cell office:value-type="string">
            <text:p>银泰资源股份有限公司</text:p>
          </table:table-cell>
          <table:table-cell office:value-type="string">
            <text:p>2000-06-08T00:00:00.000+08</text:p>
          </table:table-cell>
          <table:table-cell office:value-type="string">
            <text:p>内蒙古</text:p>
          </table:table-cell>
          <table:table-cell office:value-type="string">
            <text:p>锡林郭勒盟</text:p>
          </table:table-cell>
          <table:table-cell office:value-type="string">
            <text:p>www.my0976.com</text:p>
          </table:table-cell>
          <table:table-cell office:value-type="string">
            <text:p>内蒙古自治区锡林郭勒盟西乌珠穆沁旗巴拉嘎尔高勒镇哈拉图街</text:p>
          </table:table-cell>
          <table:table-cell table:number-columns-repeated="2"/>
        </table:table-row>
        <table:table-row table:style-name="ro2">
          <table:table-cell office:value-type="string">
            <text:p>000976</text:p>
          </table:table-cell>
          <table:table-cell office:value-type="string">
            <text:p>春晖股份</text:p>
          </table:table-cell>
          <table:table-cell office:value-type="string">
            <text:p>C 制造业</text:p>
          </table:table-cell>
          <table:table-cell office:value-type="string">
            <text:p>广东开平春晖股份有限公司</text:p>
          </table:table-cell>
          <table:table-cell office:value-type="string">
            <text:p>2000-06-01T00:00:00.000+08</text:p>
          </table:table-cell>
          <table:table-cell office:value-type="string">
            <text:p>广东</text:p>
          </table:table-cell>
          <table:table-cell office:value-type="string">
            <text:p>江门市</text:p>
          </table:table-cell>
          <table:table-cell office:value-type="string">
            <text:p>www.my0976.com</text:p>
          </table:table-cell>
          <table:table-cell office:value-type="string">
            <text:p>广东省开平市三埠区港口路10号19幢</text:p>
          </table:table-cell>
          <table:table-cell table:number-columns-repeated="2"/>
        </table:table-row>
        <table:table-row table:style-name="ro2">
          <table:table-cell office:value-type="string">
            <text:p>000977</text:p>
          </table:table-cell>
          <table:table-cell office:value-type="string">
            <text:p>浪潮信息</text:p>
          </table:table-cell>
          <table:table-cell office:value-type="string">
            <text:p>C 制造业</text:p>
          </table:table-cell>
          <table:table-cell office:value-type="string">
            <text:p>浪潮电子信息产业股份有限公司</text:p>
          </table:table-cell>
          <table:table-cell office:value-type="string">
            <text:p>2000-06-08T00:00:00.000+08</text:p>
          </table:table-cell>
          <table:table-cell office:value-type="string">
            <text:p>山东</text:p>
          </table:table-cell>
          <table:table-cell office:value-type="string">
            <text:p>济南市</text:p>
          </table:table-cell>
          <table:table-cell office:value-type="string">
            <text:p>www.inspur.com</text:p>
          </table:table-cell>
          <table:table-cell office:value-type="string">
            <text:p>山东省济南市浪潮路1036号</text:p>
          </table:table-cell>
          <table:table-cell table:number-columns-repeated="2"/>
        </table:table-row>
        <table:table-row table:style-name="ro2">
          <table:table-cell office:value-type="string">
            <text:p>000978</text:p>
          </table:table-cell>
          <table:table-cell office:value-type="string">
            <text:p>桂林旅游</text:p>
          </table:table-cell>
          <table:table-cell office:value-type="string">
            <text:p>N 公共环保</text:p>
          </table:table-cell>
          <table:table-cell office:value-type="string">
            <text:p>桂林旅游股份有限公司</text:p>
          </table:table-cell>
          <table:table-cell office:value-type="string">
            <text:p>2000-05-18T00:00:00.000+08</text:p>
          </table:table-cell>
          <table:table-cell office:value-type="string">
            <text:p>广西</text:p>
          </table:table-cell>
          <table:table-cell office:value-type="string">
            <text:p>桂林市</text:p>
          </table:table-cell>
          <table:table-cell office:value-type="string">
            <text:p>www.guilintravel.com</text:p>
          </table:table-cell>
          <table:table-cell office:value-type="string">
            <text:p>广西壮族自治区桂林市翠竹路27-2号</text:p>
          </table:table-cell>
          <table:table-cell table:number-columns-repeated="2"/>
        </table:table-row>
        <table:table-row table:style-name="ro2">
          <table:table-cell office:value-type="string">
            <text:p>000979</text:p>
          </table:table-cell>
          <table:table-cell office:value-type="string">
            <text:p>中弘股份</text:p>
          </table:table-cell>
          <table:table-cell office:value-type="string">
            <text:p>K 房地产</text:p>
          </table:table-cell>
          <table:table-cell office:value-type="string">
            <text:p>中弘控股股份有限公司</text:p>
          </table:table-cell>
          <table:table-cell office:value-type="string">
            <text:p>2000-06-16T00:00:00.000+08</text:p>
          </table:table-cell>
          <table:table-cell office:value-type="string">
            <text:p>安徽</text:p>
          </table:table-cell>
          <table:table-cell office:value-type="string">
            <text:p>宿州市</text:p>
          </table:table-cell>
          <table:table-cell office:value-type="string">
            <text:p>www.zhonghongholdings.com</text:p>
          </table:table-cell>
          <table:table-cell office:value-type="string">
            <text:p>安徽省宿州市浍水路271号</text:p>
          </table:table-cell>
          <table:table-cell table:number-columns-repeated="2"/>
        </table:table-row>
        <table:table-row table:style-name="ro2">
          <table:table-cell office:value-type="string">
            <text:p>000980</text:p>
          </table:table-cell>
          <table:table-cell office:value-type="string">
            <text:p>众泰汽车</text:p>
          </table:table-cell>
          <table:table-cell office:value-type="string">
            <text:p>C 制造业</text:p>
          </table:table-cell>
          <table:table-cell office:value-type="string">
            <text:p>安徽众泰汽车股份有限公司</text:p>
          </table:table-cell>
          <table:table-cell office:value-type="string">
            <text:p>2000-06-16T00:00:00.000+08</text:p>
          </table:table-cell>
          <table:table-cell office:value-type="string">
            <text:p>安徽</text:p>
          </table:table-cell>
          <table:table-cell office:value-type="string">
            <text:p>黄山市</text:p>
          </table:table-cell>
          <table:table-cell office:value-type="string">
            <text:p>www.hsjinma.com</text:p>
          </table:table-cell>
          <table:table-cell office:value-type="string">
            <text:p>安徽省黄山市歙县经济技术开发区</text:p>
          </table:table-cell>
          <table:table-cell table:number-columns-repeated="2"/>
        </table:table-row>
        <table:table-row table:style-name="ro2">
          <table:table-cell office:value-type="string">
            <text:p>000981</text:p>
          </table:table-cell>
          <table:table-cell office:value-type="string">
            <text:p>银亿股份</text:p>
          </table:table-cell>
          <table:table-cell office:value-type="string">
            <text:p>K 房地产</text:p>
          </table:table-cell>
          <table:table-cell office:value-type="string">
            <text:p>银亿房地产股份有限公司</text:p>
          </table:table-cell>
          <table:table-cell office:value-type="string">
            <text:p>2000-06-22T00:00:00.000+08</text:p>
          </table:table-cell>
          <table:table-cell office:value-type="string">
            <text:p>甘肃</text:p>
          </table:table-cell>
          <table:table-cell office:value-type="string">
            <text:p>兰州市</text:p>
          </table:table-cell>
          <table:table-cell office:value-type="string">
            <text:p>www.chinayinyi.cn</text:p>
          </table:table-cell>
          <table:table-cell office:value-type="string">
            <text:p>甘肃省兰州市高新技术开发区张苏滩573号八楼</text:p>
          </table:table-cell>
          <table:table-cell table:number-columns-repeated="2"/>
        </table:table-row>
        <table:table-row table:style-name="ro2">
          <table:table-cell office:value-type="string">
            <text:p>000982</text:p>
          </table:table-cell>
          <table:table-cell office:value-type="string">
            <text:p>*ST 中绒</text:p>
          </table:table-cell>
          <table:table-cell office:value-type="string">
            <text:p>C 制造业</text:p>
          </table:table-cell>
          <table:table-cell office:value-type="string">
            <text:p>宁夏中银绒业股份有限公司</text:p>
          </table:table-cell>
          <table:table-cell office:value-type="string">
            <text:p>2000-07-06T00:00:00.000+08</text:p>
          </table:table-cell>
          <table:table-cell office:value-type="string">
            <text:p>宁夏</text:p>
          </table:table-cell>
          <table:table-cell office:value-type="string">
            <text:p>银川市</text:p>
          </table:table-cell>
          <table:table-cell office:value-type="string">
            <text:p>www.zhongyincashmere.com</text:p>
          </table:table-cell>
          <table:table-cell office:value-type="string">
            <text:p>宁夏回族自治区灵武市羊绒工业园区中银大道南侧</text:p>
          </table:table-cell>
          <table:table-cell table:number-columns-repeated="2"/>
        </table:table-row>
        <table:table-row table:style-name="ro2">
          <table:table-cell office:value-type="string">
            <text:p>000983</text:p>
          </table:table-cell>
          <table:table-cell office:value-type="string">
            <text:p>西山煤电</text:p>
          </table:table-cell>
          <table:table-cell office:value-type="string">
            <text:p>B 采矿业</text:p>
          </table:table-cell>
          <table:table-cell office:value-type="string">
            <text:p>山西西山煤电股份有限公司</text:p>
          </table:table-cell>
          <table:table-cell office:value-type="string">
            <text:p>2000-07-26T00:00:00.000+08</text:p>
          </table:table-cell>
          <table:table-cell office:value-type="string">
            <text:p>山西</text:p>
          </table:table-cell>
          <table:table-cell office:value-type="string">
            <text:p>太原市</text:p>
          </table:table-cell>
          <table:table-cell office:value-type="string">
            <text:p>www.xsmd.com.cn</text:p>
          </table:table-cell>
          <table:table-cell office:value-type="string">
            <text:p>山西省太原市西矿街318号西山大厦</text:p>
          </table:table-cell>
          <table:table-cell table:number-columns-repeated="2"/>
        </table:table-row>
        <table:table-row table:style-name="ro2">
          <table:table-cell office:value-type="string">
            <text:p>000985</text:p>
          </table:table-cell>
          <table:table-cell office:value-type="string">
            <text:p>大庆华科</text:p>
          </table:table-cell>
          <table:table-cell office:value-type="string">
            <text:p>C 制造业</text:p>
          </table:table-cell>
          <table:table-cell office:value-type="string">
            <text:p>大庆华科股份有限公司</text:p>
          </table:table-cell>
          <table:table-cell office:value-type="string">
            <text:p>2000-07-26T00:00:00.000+08</text:p>
          </table:table-cell>
          <table:table-cell office:value-type="string">
            <text:p>黑龙江</text:p>
          </table:table-cell>
          <table:table-cell office:value-type="string">
            <text:p>大庆市</text:p>
          </table:table-cell>
          <table:table-cell office:value-type="string">
            <text:p>www.huake.com</text:p>
          </table:table-cell>
          <table:table-cell office:value-type="string">
            <text:p>黑龙江省大庆高新技术产业开发区</text:p>
          </table:table-cell>
          <table:table-cell table:number-columns-repeated="2"/>
        </table:table-row>
        <table:table-row table:style-name="ro2">
          <table:table-cell office:value-type="string">
            <text:p>000986</text:p>
          </table:table-cell>
          <table:table-cell office:value-type="string">
            <text:p>粤华包Ｂ</text:p>
          </table:table-cell>
          <table:table-cell office:value-type="string">
            <text:p>C 制造业</text:p>
          </table:table-cell>
          <table:table-cell office:value-type="string">
            <text:p>佛山华新包装股份有限公司</text:p>
          </table:table-cell>
          <table:table-cell office:value-type="string">
            <text:p>2000-07-18T00:00:00.000+08</text:p>
          </table:table-cell>
          <table:table-cell office:value-type="string">
            <text:p>广东</text:p>
          </table:table-cell>
          <table:table-cell office:value-type="string">
            <text:p>佛山市</text:p>
          </table:table-cell>
          <table:table-cell office:value-type="string">
            <text:p>www.fshxp.com</text:p>
          </table:table-cell>
          <table:table-cell office:value-type="string">
            <text:p>广东省佛山市禅城经济开发区罗格围园区科洋路3号之1-之10</text:p>
          </table:table-cell>
          <table:table-cell table:number-columns-repeated="2"/>
        </table:table-row>
        <table:table-row table:style-name="ro2">
          <table:table-cell office:value-type="string">
            <text:p>000987</text:p>
          </table:table-cell>
          <table:table-cell office:value-type="string">
            <text:p>越秀金控</text:p>
          </table:table-cell>
          <table:table-cell office:value-type="string">
            <text:p>F 批发零售</text:p>
          </table:table-cell>
          <table:table-cell office:value-type="string">
            <text:p>广州越秀金融控股集团股份有限公司</text:p>
          </table:table-cell>
          <table:table-cell office:value-type="string">
            <text:p>2000-07-18T00:00:00.000+08</text:p>
          </table:table-cell>
          <table:table-cell office:value-type="string">
            <text:p>广东</text:p>
          </table:table-cell>
          <table:table-cell office:value-type="string">
            <text:p>广州市</text:p>
          </table:table-cell>
          <table:table-cell office:value-type="string">
            <text:p>www.yuexiu-finance.com</text:p>
          </table:table-cell>
          <table:table-cell office:value-type="string">
            <text:p>广东省广州市天河区珠江西路5号广州国际金融中心主塔写字楼第63层01-B单元</text:p>
          </table:table-cell>
          <table:table-cell table:number-columns-repeated="2"/>
        </table:table-row>
        <table:table-row table:style-name="ro2">
          <table:table-cell office:value-type="string">
            <text:p>000988</text:p>
          </table:table-cell>
          <table:table-cell office:value-type="string">
            <text:p>华工科技</text:p>
          </table:table-cell>
          <table:table-cell office:value-type="string">
            <text:p>C 制造业</text:p>
          </table:table-cell>
          <table:table-cell office:value-type="string">
            <text:p>华工科技产业股份有限公司</text:p>
          </table:table-cell>
          <table:table-cell office:value-type="string">
            <text:p>2000-06-08T00:00:00.000+08</text:p>
          </table:table-cell>
          <table:table-cell office:value-type="string">
            <text:p>湖北</text:p>
          </table:table-cell>
          <table:table-cell office:value-type="string">
            <text:p>武汉市</text:p>
          </table:table-cell>
          <table:table-cell office:value-type="string">
            <text:p>www.hgtech.com.cn</text:p>
          </table:table-cell>
          <table:table-cell office:value-type="string">
            <text:p>湖北省武汉市东湖高新技术开发区华中科技大学科技园华工科技本部大楼</text:p>
          </table:table-cell>
          <table:table-cell table:number-columns-repeated="2"/>
        </table:table-row>
        <table:table-row table:style-name="ro2">
          <table:table-cell office:value-type="string">
            <text:p>000989</text:p>
          </table:table-cell>
          <table:table-cell office:value-type="string">
            <text:p>九 芝 堂</text:p>
          </table:table-cell>
          <table:table-cell office:value-type="string">
            <text:p>C 制造业</text:p>
          </table:table-cell>
          <table:table-cell office:value-type="string">
            <text:p>九芝堂股份有限公司</text:p>
          </table:table-cell>
          <table:table-cell office:value-type="string">
            <text:p>2000-06-28T00:00:00.000+08</text:p>
          </table:table-cell>
          <table:table-cell office:value-type="string">
            <text:p>湖南</text:p>
          </table:table-cell>
          <table:table-cell office:value-type="string">
            <text:p>长沙市</text:p>
          </table:table-cell>
          <table:table-cell office:value-type="string">
            <text:p>www.hnjzt.com</text:p>
          </table:table-cell>
          <table:table-cell office:value-type="string">
            <text:p>湖南省长沙市桐梓坡西路339号</text:p>
          </table:table-cell>
          <table:table-cell table:number-columns-repeated="2"/>
        </table:table-row>
        <table:table-row table:style-name="ro2">
          <table:table-cell office:value-type="string">
            <text:p>000990</text:p>
          </table:table-cell>
          <table:table-cell office:value-type="string">
            <text:p>诚志股份</text:p>
          </table:table-cell>
          <table:table-cell office:value-type="string">
            <text:p>C 制造业</text:p>
          </table:table-cell>
          <table:table-cell office:value-type="string">
            <text:p>诚志股份有限公司</text:p>
          </table:table-cell>
          <table:table-cell office:value-type="string">
            <text:p>2000-07-06T00:00:00.000+08</text:p>
          </table:table-cell>
          <table:table-cell office:value-type="string">
            <text:p>江西</text:p>
          </table:table-cell>
          <table:table-cell office:value-type="string">
            <text:p>南昌市</text:p>
          </table:table-cell>
          <table:table-cell office:value-type="string">
            <text:p>www.chengzhi.com.cn</text:p>
          </table:table-cell>
          <table:table-cell office:value-type="string">
            <text:p>江西省南昌市经济开发区玉屏东大道299号</text:p>
          </table:table-cell>
          <table:table-cell table:number-columns-repeated="2"/>
        </table:table-row>
        <table:table-row table:style-name="ro2">
          <table:table-cell office:value-type="string">
            <text:p>000992</text:p>
          </table:table-cell>
          <table:table-cell office:value-type="string">
            <text:p>中 <text:s/>鲁Ｂ</text:p>
          </table:table-cell>
          <table:table-cell office:value-type="string">
            <text:p>A 农林牧渔</text:p>
          </table:table-cell>
          <table:table-cell office:value-type="string">
            <text:p>山东省中鲁远洋渔业股份有限公司</text:p>
          </table:table-cell>
          <table:table-cell office:value-type="string">
            <text:p>2000-07-31T00:00:00.000+08</text:p>
          </table:table-cell>
          <table:table-cell office:value-type="string">
            <text:p>山东</text:p>
          </table:table-cell>
          <table:table-cell office:value-type="string">
            <text:p>青岛市</text:p>
          </table:table-cell>
          <table:table-cell office:value-type="string">
            <text:p>www.mdep.com.cn</text:p>
          </table:table-cell>
          <table:table-cell office:value-type="string">
            <text:p>山东省青岛市崂山区苗岭路29号招行财富大厦</text:p>
          </table:table-cell>
          <table:table-cell table:number-columns-repeated="2"/>
        </table:table-row>
        <table:table-row table:style-name="ro2">
          <table:table-cell office:value-type="string">
            <text:p>000993</text:p>
          </table:table-cell>
          <table:table-cell office:value-type="string">
            <text:p>闽东电力</text:p>
          </table:table-cell>
          <table:table-cell office:value-type="string">
            <text:p>D 水电煤气</text:p>
          </table:table-cell>
          <table:table-cell office:value-type="string">
            <text:p>福建闽东电力股份有限公司</text:p>
          </table:table-cell>
          <table:table-cell office:value-type="string">
            <text:p>2000-07-31T00:00:00.000+08</text:p>
          </table:table-cell>
          <table:table-cell office:value-type="string">
            <text:p>福建</text:p>
          </table:table-cell>
          <table:table-cell office:value-type="string">
            <text:p>宁德市</text:p>
          </table:table-cell>
          <table:table-cell office:value-type="string">
            <text:p>www.mdep.com.cn</text:p>
          </table:table-cell>
          <table:table-cell office:value-type="string">
            <text:p>福建省宁德市环城路143号闽东大广场华隆大厦8-10层</text:p>
          </table:table-cell>
          <table:table-cell table:number-columns-repeated="2"/>
        </table:table-row>
        <table:table-row table:style-name="ro2">
          <table:table-cell office:value-type="string">
            <text:p>000995</text:p>
          </table:table-cell>
          <table:table-cell office:value-type="string">
            <text:p>皇台酒业</text:p>
          </table:table-cell>
          <table:table-cell office:value-type="string">
            <text:p>C 制造业</text:p>
          </table:table-cell>
          <table:table-cell office:value-type="string">
            <text:p>甘肃皇台酒业股份有限公司</text:p>
          </table:table-cell>
          <table:table-cell office:value-type="string">
            <text:p>2000-08-07T00:00:00.000+08</text:p>
          </table:table-cell>
          <table:table-cell office:value-type="string">
            <text:p>甘肃</text:p>
          </table:table-cell>
          <table:table-cell office:value-type="string">
            <text:p>武威市</text:p>
          </table:table-cell>
          <table:table-cell office:value-type="string">
            <text:p>www.huangtaichina.com</text:p>
          </table:table-cell>
          <table:table-cell office:value-type="string">
            <text:p>甘肃省武威市新建路55号</text:p>
          </table:table-cell>
          <table:table-cell table:number-columns-repeated="2"/>
        </table:table-row>
        <table:table-row table:style-name="ro2">
          <table:table-cell office:value-type="string">
            <text:p>000996</text:p>
          </table:table-cell>
          <table:table-cell office:value-type="string">
            <text:p>中国中期</text:p>
          </table:table-cell>
          <table:table-cell office:value-type="string">
            <text:p>F 批发零售</text:p>
          </table:table-cell>
          <table:table-cell office:value-type="string">
            <text:p>中国中期投资股份有限公司</text:p>
          </table:table-cell>
          <table:table-cell office:value-type="string">
            <text:p>2000-07-18T00:00:00.000+08</text:p>
          </table:table-cell>
          <table:table-cell office:value-type="string">
            <text:p>北京</text:p>
          </table:table-cell>
          <table:table-cell office:value-type="string">
            <text:p>北京市</text:p>
          </table:table-cell>
          <table:table-cell office:value-type="string">
            <text:p>www.cifco996.com</text:p>
          </table:table-cell>
          <table:table-cell office:value-type="string">
            <text:p>北京市朝阳区麦子店西路3号12层1316</text:p>
          </table:table-cell>
          <table:table-cell table:number-columns-repeated="2"/>
        </table:table-row>
        <table:table-row table:style-name="ro2">
          <table:table-cell office:value-type="string">
            <text:p>000997</text:p>
          </table:table-cell>
          <table:table-cell office:value-type="string">
            <text:p>新 大 陆</text:p>
          </table:table-cell>
          <table:table-cell office:value-type="string">
            <text:p>I 信息技术</text:p>
          </table:table-cell>
          <table:table-cell office:value-type="string">
            <text:p>福建新大陆电脑股份有限公司</text:p>
          </table:table-cell>
          <table:table-cell office:value-type="string">
            <text:p>2000-08-07T00:00:00.000+08</text:p>
          </table:table-cell>
          <table:table-cell office:value-type="string">
            <text:p>福建</text:p>
          </table:table-cell>
          <table:table-cell office:value-type="string">
            <text:p>福州市</text:p>
          </table:table-cell>
          <table:table-cell office:value-type="string">
            <text:p>www.newlandcomputer.com</text:p>
          </table:table-cell>
          <table:table-cell office:value-type="string">
            <text:p>福建省福州市马尾区儒江西路1号</text:p>
          </table:table-cell>
          <table:table-cell table:number-columns-repeated="2"/>
        </table:table-row>
        <table:table-row table:style-name="ro2">
          <table:table-cell office:value-type="string">
            <text:p>000998</text:p>
          </table:table-cell>
          <table:table-cell office:value-type="string">
            <text:p>隆平高科</text:p>
          </table:table-cell>
          <table:table-cell office:value-type="string">
            <text:p>A 农林牧渔</text:p>
          </table:table-cell>
          <table:table-cell office:value-type="string">
            <text:p>袁隆平农业高科技股份有限公司</text:p>
          </table:table-cell>
          <table:table-cell office:value-type="string">
            <text:p>2000-12-11T00:00:00.000+08</text:p>
          </table:table-cell>
          <table:table-cell office:value-type="string">
            <text:p>湖南</text:p>
          </table:table-cell>
          <table:table-cell office:value-type="string">
            <text:p>长沙市</text:p>
          </table:table-cell>
          <table:table-cell office:value-type="string">
            <text:p>www.lpht.com.cn</text:p>
          </table:table-cell>
          <table:table-cell office:value-type="string">
            <text:p>湖南省长沙市芙蓉区远大二路马坡岭农业高科技园内</text:p>
          </table:table-cell>
          <table:table-cell table:number-columns-repeated="2"/>
        </table:table-row>
        <table:table-row table:style-name="ro2">
          <table:table-cell office:value-type="string">
            <text:p>000999</text:p>
          </table:table-cell>
          <table:table-cell office:value-type="string">
            <text:p>华润三九</text:p>
          </table:table-cell>
          <table:table-cell office:value-type="string">
            <text:p>C 制造业</text:p>
          </table:table-cell>
          <table:table-cell office:value-type="string">
            <text:p>华润三九医药股份有限公司</text:p>
          </table:table-cell>
          <table:table-cell office:value-type="string">
            <text:p>2000-03-09T00:00:00.000+08</text:p>
          </table:table-cell>
          <table:table-cell office:value-type="string">
            <text:p>广东</text:p>
          </table:table-cell>
          <table:table-cell office:value-type="string">
            <text:p>深圳市</text:p>
          </table:table-cell>
          <table:table-cell office:value-type="string">
            <text:p>www.999.com.cn</text:p>
          </table:table-cell>
          <table:table-cell office:value-type="string">
            <text:p>广东省深圳市龙华区观湖街道观澜高新园区观清路1号</text:p>
          </table:table-cell>
          <table:table-cell table:number-columns-repeated="2"/>
        </table:table-row>
        <table:table-row table:style-name="ro2">
          <table:table-cell office:value-type="string">
            <text:p>001696</text:p>
          </table:table-cell>
          <table:table-cell office:value-type="string">
            <text:p>宗申动力</text:p>
          </table:table-cell>
          <table:table-cell office:value-type="string">
            <text:p>C 制造业</text:p>
          </table:table-cell>
          <table:table-cell office:value-type="string">
            <text:p>重庆宗申动力机械股份有限公司</text:p>
          </table:table-cell>
          <table:table-cell office:value-type="string">
            <text:p>1997-03-06T00:00:00.000+08</text:p>
          </table:table-cell>
          <table:table-cell office:value-type="string">
            <text:p>重庆</text:p>
          </table:table-cell>
          <table:table-cell office:value-type="string">
            <text:p>重庆市</text:p>
          </table:table-cell>
          <table:table-cell office:value-type="string">
            <text:p>www.zsengine.com</text:p>
          </table:table-cell>
          <table:table-cell office:value-type="string">
            <text:p>重庆市巴南区炒油场</text:p>
          </table:table-cell>
          <table:table-cell table:number-columns-repeated="2"/>
        </table:table-row>
        <table:table-row table:style-name="ro2">
          <table:table-cell office:value-type="string">
            <text:p>001896</text:p>
          </table:table-cell>
          <table:table-cell office:value-type="string">
            <text:p>豫能控股</text:p>
          </table:table-cell>
          <table:table-cell office:value-type="string">
            <text:p>D 水电煤气</text:p>
          </table:table-cell>
          <table:table-cell office:value-type="string">
            <text:p>河南豫能控股股份有限公司</text:p>
          </table:table-cell>
          <table:table-cell office:value-type="string">
            <text:p>1998-01-22T00:00:00.000+08</text:p>
          </table:table-cell>
          <table:table-cell office:value-type="string">
            <text:p>河南</text:p>
          </table:table-cell>
          <table:table-cell office:value-type="string">
            <text:p>郑州市</text:p>
          </table:table-cell>
          <table:table-cell office:value-type="string">
            <text:p>www.yuneng.com.cn</text:p>
          </table:table-cell>
          <table:table-cell office:value-type="string">
            <text:p>河南省郑州市农业路东41号投资大厦B座8-12层</text:p>
          </table:table-cell>
          <table:table-cell table:number-columns-repeated="2"/>
        </table:table-row>
        <table:table-row table:style-name="ro2">
          <table:table-cell office:value-type="string">
            <text:p>001979</text:p>
          </table:table-cell>
          <table:table-cell office:value-type="string">
            <text:p>招商蛇口</text:p>
          </table:table-cell>
          <table:table-cell office:value-type="string">
            <text:p>K 房地产</text:p>
          </table:table-cell>
          <table:table-cell office:value-type="string">
            <text:p>招商局蛇口工业区控股股份有限公司</text:p>
          </table:table-cell>
          <table:table-cell office:value-type="string">
            <text:p>2015-12-30T00:00:00.000+08</text:p>
          </table:table-cell>
          <table:table-cell office:value-type="string">
            <text:p>广东</text:p>
          </table:table-cell>
          <table:table-cell office:value-type="string">
            <text:p>深圳市</text:p>
          </table:table-cell>
          <table:table-cell office:value-type="string">
            <text:p>www.shekou.com</text:p>
          </table:table-cell>
          <table:table-cell office:value-type="string">
            <text:p>广东省深圳南山区蛇口兴华路6号南海意库3号楼</text:p>
          </table:table-cell>
          <table:table-cell table:number-columns-repeated="2"/>
        </table:table-row>
        <table:table-row table:style-name="ro2">
          <table:table-cell office:value-type="string">
            <text:p>002001</text:p>
          </table:table-cell>
          <table:table-cell office:value-type="string">
            <text:p>新 和 成</text:p>
          </table:table-cell>
          <table:table-cell office:value-type="string">
            <text:p>C 制造业</text:p>
          </table:table-cell>
          <table:table-cell office:value-type="string">
            <text:p>浙江新和成股份有限公司</text:p>
          </table:table-cell>
          <table:table-cell office:value-type="string">
            <text:p>2004-06-25T00:00:00.000+08</text:p>
          </table:table-cell>
          <table:table-cell office:value-type="string">
            <text:p>浙江</text:p>
          </table:table-cell>
          <table:table-cell office:value-type="string">
            <text:p>绍兴市</text:p>
          </table:table-cell>
          <table:table-cell office:value-type="string">
            <text:p>www.cnhu.com</text:p>
          </table:table-cell>
          <table:table-cell office:value-type="string">
            <text:p>浙江省新昌县羽林街道江北路4号</text:p>
          </table:table-cell>
          <table:table-cell table:number-columns-repeated="2"/>
        </table:table-row>
        <table:table-row table:style-name="ro2">
          <table:table-cell office:value-type="string">
            <text:p>002002</text:p>
          </table:table-cell>
          <table:table-cell office:value-type="string">
            <text:p>鸿达兴业</text:p>
          </table:table-cell>
          <table:table-cell office:value-type="string">
            <text:p>C 制造业</text:p>
          </table:table-cell>
          <table:table-cell office:value-type="string">
            <text:p>鸿达兴业股份有限公司</text:p>
          </table:table-cell>
          <table:table-cell office:value-type="string">
            <text:p>2004-06-25T00:00:00.000+08</text:p>
          </table:table-cell>
          <table:table-cell office:value-type="string">
            <text:p>江苏</text:p>
          </table:table-cell>
          <table:table-cell office:value-type="string">
            <text:p>扬州市</text:p>
          </table:table-cell>
          <table:table-cell office:value-type="string">
            <text:p>www.002002.cn</text:p>
          </table:table-cell>
          <table:table-cell office:value-type="string">
            <text:p>江苏省扬州市广陵区杭集镇曙光路</text:p>
          </table:table-cell>
          <table:table-cell table:number-columns-repeated="2"/>
        </table:table-row>
        <table:table-row table:style-name="ro2">
          <table:table-cell office:value-type="string">
            <text:p>002003</text:p>
          </table:table-cell>
          <table:table-cell office:value-type="string">
            <text:p>伟星股份</text:p>
          </table:table-cell>
          <table:table-cell office:value-type="string">
            <text:p>C 制造业</text:p>
          </table:table-cell>
          <table:table-cell office:value-type="string">
            <text:p>浙江伟星实业发展股份有限公司</text:p>
          </table:table-cell>
          <table:table-cell office:value-type="string">
            <text:p>2004-06-25T00:00:00.000+08</text:p>
          </table:table-cell>
          <table:table-cell office:value-type="string">
            <text:p>浙江</text:p>
          </table:table-cell>
          <table:table-cell office:value-type="string">
            <text:p>台州市</text:p>
          </table:table-cell>
          <table:table-cell office:value-type="string">
            <text:p>www.weixing.cn</text:p>
          </table:table-cell>
          <table:table-cell office:value-type="string">
            <text:p>浙江省临海市花园工业区</text:p>
          </table:table-cell>
          <table:table-cell table:number-columns-repeated="2"/>
        </table:table-row>
        <table:table-row table:style-name="ro2">
          <table:table-cell office:value-type="string">
            <text:p>002004</text:p>
          </table:table-cell>
          <table:table-cell office:value-type="string">
            <text:p>华邦健康</text:p>
          </table:table-cell>
          <table:table-cell office:value-type="string">
            <text:p>C 制造业</text:p>
          </table:table-cell>
          <table:table-cell office:value-type="string">
            <text:p>华邦生命健康股份有限公司</text:p>
          </table:table-cell>
          <table:table-cell office:value-type="string">
            <text:p>2004-06-25T00:00:00.000+08</text:p>
          </table:table-cell>
          <table:table-cell office:value-type="string">
            <text:p>重庆</text:p>
          </table:table-cell>
          <table:table-cell office:value-type="string">
            <text:p>重庆市</text:p>
          </table:table-cell>
          <table:table-cell office:value-type="string">
            <text:p>www.huapont.com.cn</text:p>
          </table:table-cell>
          <table:table-cell office:value-type="string">
            <text:p>重庆市渝北区人和星光大道69号</text:p>
          </table:table-cell>
          <table:table-cell table:number-columns-repeated="2"/>
        </table:table-row>
        <table:table-row table:style-name="ro2">
          <table:table-cell office:value-type="string">
            <text:p>002005</text:p>
          </table:table-cell>
          <table:table-cell office:value-type="string">
            <text:p>德豪润达</text:p>
          </table:table-cell>
          <table:table-cell office:value-type="string">
            <text:p>C 制造业</text:p>
          </table:table-cell>
          <table:table-cell office:value-type="string">
            <text:p>广东德豪润达电气股份有限公司</text:p>
          </table:table-cell>
          <table:table-cell office:value-type="string">
            <text:p>2004-06-25T00:00:00.000+08</text:p>
          </table:table-cell>
          <table:table-cell office:value-type="string">
            <text:p>广东</text:p>
          </table:table-cell>
          <table:table-cell office:value-type="string">
            <text:p>珠海市</text:p>
          </table:table-cell>
          <table:table-cell office:value-type="string">
            <text:p>www.electech.com.cn</text:p>
          </table:table-cell>
          <table:table-cell office:value-type="string">
            <text:p>广东省珠海市香洲区唐家湾镇金凤路1号</text:p>
          </table:table-cell>
          <table:table-cell table:number-columns-repeated="2"/>
        </table:table-row>
        <table:table-row table:style-name="ro2">
          <table:table-cell office:value-type="string">
            <text:p>002006</text:p>
          </table:table-cell>
          <table:table-cell office:value-type="string">
            <text:p>精功科技</text:p>
          </table:table-cell>
          <table:table-cell office:value-type="string">
            <text:p>C 制造业</text:p>
          </table:table-cell>
          <table:table-cell office:value-type="string">
            <text:p>浙江精功科技股份有限公司</text:p>
          </table:table-cell>
          <table:table-cell office:value-type="string">
            <text:p>2004-06-25T00:00:00.000+08</text:p>
          </table:table-cell>
          <table:table-cell office:value-type="string">
            <text:p>浙江</text:p>
          </table:table-cell>
          <table:table-cell office:value-type="string">
            <text:p>绍兴市</text:p>
          </table:table-cell>
          <table:table-cell office:value-type="string">
            <text:p>www.jgtec.com.cn</text:p>
          </table:table-cell>
          <table:table-cell office:value-type="string">
            <text:p>浙江省绍兴市柯桥区鉴湖路1809号</text:p>
          </table:table-cell>
          <table:table-cell table:number-columns-repeated="2"/>
        </table:table-row>
        <table:table-row table:style-name="ro2">
          <table:table-cell office:value-type="string">
            <text:p>002007</text:p>
          </table:table-cell>
          <table:table-cell office:value-type="string">
            <text:p>华兰生物</text:p>
          </table:table-cell>
          <table:table-cell office:value-type="string">
            <text:p>C 制造业</text:p>
          </table:table-cell>
          <table:table-cell office:value-type="string">
            <text:p>华兰生物工程股份有限公司</text:p>
          </table:table-cell>
          <table:table-cell office:value-type="string">
            <text:p>2004-06-25T00:00:00.000+08</text:p>
          </table:table-cell>
          <table:table-cell office:value-type="string">
            <text:p>河南</text:p>
          </table:table-cell>
          <table:table-cell office:value-type="string">
            <text:p>新乡市</text:p>
          </table:table-cell>
          <table:table-cell office:value-type="string">
            <text:p>www.hualanbio.com</text:p>
          </table:table-cell>
          <table:table-cell office:value-type="string">
            <text:p>河南省新乡市华兰大道甲1号</text:p>
          </table:table-cell>
          <table:table-cell table:number-columns-repeated="2"/>
        </table:table-row>
        <table:table-row table:style-name="ro2">
          <table:table-cell office:value-type="string">
            <text:p>002008</text:p>
          </table:table-cell>
          <table:table-cell office:value-type="string">
            <text:p>大族激光</text:p>
          </table:table-cell>
          <table:table-cell office:value-type="string">
            <text:p>C 制造业</text:p>
          </table:table-cell>
          <table:table-cell office:value-type="string">
            <text:p>大族激光科技产业集团股份有限公司</text:p>
          </table:table-cell>
          <table:table-cell office:value-type="string">
            <text:p>2004-06-25T00:00:00.000+08</text:p>
          </table:table-cell>
          <table:table-cell office:value-type="string">
            <text:p>广东</text:p>
          </table:table-cell>
          <table:table-cell office:value-type="string">
            <text:p>深圳市</text:p>
          </table:table-cell>
          <table:table-cell office:value-type="string">
            <text:p>www.hanslaser.com</text:p>
          </table:table-cell>
          <table:table-cell office:value-type="string">
            <text:p>广东省深圳市南山区深南大道9988号</text:p>
          </table:table-cell>
          <table:table-cell table:number-columns-repeated="2"/>
        </table:table-row>
        <table:table-row table:style-name="ro2">
          <table:table-cell office:value-type="string">
            <text:p>002009</text:p>
          </table:table-cell>
          <table:table-cell office:value-type="string">
            <text:p>天奇股份</text:p>
          </table:table-cell>
          <table:table-cell office:value-type="string">
            <text:p>C 制造业</text:p>
          </table:table-cell>
          <table:table-cell office:value-type="string">
            <text:p>天奇自动化工程股份有限公司</text:p>
          </table:table-cell>
          <table:table-cell office:value-type="string">
            <text:p>2004-06-29T00:00:00.000+08</text:p>
          </table:table-cell>
          <table:table-cell office:value-type="string">
            <text:p>江苏</text:p>
          </table:table-cell>
          <table:table-cell office:value-type="string">
            <text:p>无锡市</text:p>
          </table:table-cell>
          <table:table-cell office:value-type="string">
            <text:p>www.chinaconveyor.com</text:p>
          </table:table-cell>
          <table:table-cell office:value-type="string">
            <text:p>江苏省无锡市惠山区洛社镇洛藕路288号</text:p>
          </table:table-cell>
          <table:table-cell table:number-columns-repeated="2"/>
        </table:table-row>
        <table:table-row table:style-name="ro2">
          <table:table-cell office:value-type="string">
            <text:p>002010</text:p>
          </table:table-cell>
          <table:table-cell office:value-type="string">
            <text:p>传化智联</text:p>
          </table:table-cell>
          <table:table-cell office:value-type="string">
            <text:p>C 制造业</text:p>
          </table:table-cell>
          <table:table-cell office:value-type="string">
            <text:p>传化智联股份有限公司</text:p>
          </table:table-cell>
          <table:table-cell office:value-type="string">
            <text:p>2004-06-29T00:00:00.000+08</text:p>
          </table:table-cell>
          <table:table-cell office:value-type="string">
            <text:p>浙江</text:p>
          </table:table-cell>
          <table:table-cell office:value-type="string">
            <text:p>杭州市</text:p>
          </table:table-cell>
          <table:table-cell office:value-type="string">
            <text:p>www.transfarchem.com</text:p>
          </table:table-cell>
          <table:table-cell office:value-type="string">
            <text:p>浙江省杭州市萧山经济技术开发区</text:p>
          </table:table-cell>
          <table:table-cell table:number-columns-repeated="2"/>
        </table:table-row>
        <table:table-row table:style-name="ro2">
          <table:table-cell office:value-type="string">
            <text:p>002011</text:p>
          </table:table-cell>
          <table:table-cell office:value-type="string">
            <text:p>盾安环境</text:p>
          </table:table-cell>
          <table:table-cell office:value-type="string">
            <text:p>C 制造业</text:p>
          </table:table-cell>
          <table:table-cell office:value-type="string">
            <text:p>浙江盾安人工环境股份有限公司</text:p>
          </table:table-cell>
          <table:table-cell office:value-type="string">
            <text:p>2004-07-05T00:00:00.000+08</text:p>
          </table:table-cell>
          <table:table-cell office:value-type="string">
            <text:p>浙江</text:p>
          </table:table-cell>
          <table:table-cell office:value-type="string">
            <text:p>绍兴市</text:p>
          </table:table-cell>
          <table:table-cell office:value-type="string">
            <text:p>www.dunan.net</text:p>
          </table:table-cell>
          <table:table-cell office:value-type="string">
            <text:p>中国浙江省诸暨市店口工业区</text:p>
          </table:table-cell>
          <table:table-cell table:number-columns-repeated="2"/>
        </table:table-row>
        <table:table-row table:style-name="ro2">
          <table:table-cell office:value-type="string">
            <text:p>002012</text:p>
          </table:table-cell>
          <table:table-cell office:value-type="string">
            <text:p>凯恩股份</text:p>
          </table:table-cell>
          <table:table-cell office:value-type="string">
            <text:p>C 制造业</text:p>
          </table:table-cell>
          <table:table-cell office:value-type="string">
            <text:p>浙江凯恩特种材料股份有限公司</text:p>
          </table:table-cell>
          <table:table-cell office:value-type="string">
            <text:p>2004-07-05T00:00:00.000+08</text:p>
          </table:table-cell>
          <table:table-cell office:value-type="string">
            <text:p>浙江</text:p>
          </table:table-cell>
          <table:table-cell office:value-type="string">
            <text:p>丽水市</text:p>
          </table:table-cell>
          <table:table-cell office:value-type="string">
            <text:p>www.zjkan.com</text:p>
          </table:table-cell>
          <table:table-cell office:value-type="string">
            <text:p>浙江省遂昌县妙高镇凯恩路1008号</text:p>
          </table:table-cell>
          <table:table-cell table:number-columns-repeated="2"/>
        </table:table-row>
        <table:table-row table:style-name="ro2">
          <table:table-cell office:value-type="string">
            <text:p>002013</text:p>
          </table:table-cell>
          <table:table-cell office:value-type="string">
            <text:p>中航机电</text:p>
          </table:table-cell>
          <table:table-cell office:value-type="string">
            <text:p>C 制造业</text:p>
          </table:table-cell>
          <table:table-cell office:value-type="string">
            <text:p>中航工业机电系统股份有限公司</text:p>
          </table:table-cell>
          <table:table-cell office:value-type="string">
            <text:p>2004-07-05T00:00:00.000+08</text:p>
          </table:table-cell>
          <table:table-cell office:value-type="string">
            <text:p>湖北</text:p>
          </table:table-cell>
          <table:table-cell office:value-type="string">
            <text:p>襄阳市</text:p>
          </table:table-cell>
          <table:table-cell office:value-type="string">
            <text:p>www.avicem.com</text:p>
          </table:table-cell>
          <table:table-cell office:value-type="string">
            <text:p>湖北省襄阳市高新区追日路8号</text:p>
          </table:table-cell>
          <table:table-cell table:number-columns-repeated="2"/>
        </table:table-row>
        <table:table-row table:style-name="ro2">
          <table:table-cell office:value-type="string">
            <text:p>002014</text:p>
          </table:table-cell>
          <table:table-cell office:value-type="string">
            <text:p>永新股份</text:p>
          </table:table-cell>
          <table:table-cell office:value-type="string">
            <text:p>C 制造业</text:p>
          </table:table-cell>
          <table:table-cell office:value-type="string">
            <text:p>黄山永新股份有限公司</text:p>
          </table:table-cell>
          <table:table-cell office:value-type="string">
            <text:p>2004-07-08T00:00:00.000+08</text:p>
          </table:table-cell>
          <table:table-cell office:value-type="string">
            <text:p>安徽</text:p>
          </table:table-cell>
          <table:table-cell office:value-type="string">
            <text:p>黄山市</text:p>
          </table:table-cell>
          <table:table-cell office:value-type="string">
            <text:p>www.novel.com.cn</text:p>
          </table:table-cell>
          <table:table-cell office:value-type="string">
            <text:p>安徽省黄山市徽州区徽州东路188号</text:p>
          </table:table-cell>
          <table:table-cell table:number-columns-repeated="2"/>
        </table:table-row>
        <table:table-row table:style-name="ro2">
          <table:table-cell office:value-type="string">
            <text:p>002015</text:p>
          </table:table-cell>
          <table:table-cell office:value-type="string">
            <text:p>霞客环保</text:p>
          </table:table-cell>
          <table:table-cell office:value-type="string">
            <text:p>C 制造业</text:p>
          </table:table-cell>
          <table:table-cell office:value-type="string">
            <text:p>江苏霞客环保色纺股份有限公司</text:p>
          </table:table-cell>
          <table:table-cell office:value-type="string">
            <text:p>2004-07-08T00:00:00.000+08</text:p>
          </table:table-cell>
          <table:table-cell office:value-type="string">
            <text:p>江苏</text:p>
          </table:table-cell>
          <table:table-cell office:value-type="string">
            <text:p>无锡市</text:p>
          </table:table-cell>
          <table:table-cell office:value-type="string">
            <text:p>www.xiakehb.com</text:p>
          </table:table-cell>
          <table:table-cell office:value-type="string">
            <text:p>www.seeker-cn.com</text:p>
          </table:table-cell>
          <table:table-cell table:number-columns-repeated="2"/>
        </table:table-row>
        <table:table-row table:style-name="ro2">
          <table:table-cell office:value-type="string">
            <text:p>002016</text:p>
          </table:table-cell>
          <table:table-cell office:value-type="string">
            <text:p>世荣兆业</text:p>
          </table:table-cell>
          <table:table-cell office:value-type="string">
            <text:p>K 房地产</text:p>
          </table:table-cell>
          <table:table-cell office:value-type="string">
            <text:p>广东世荣兆业股份有限公司</text:p>
          </table:table-cell>
          <table:table-cell office:value-type="string">
            <text:p>2004-07-08T00:00:00.000+08</text:p>
          </table:table-cell>
          <table:table-cell office:value-type="string">
            <text:p>广东</text:p>
          </table:table-cell>
          <table:table-cell office:value-type="string">
            <text:p>珠海市</text:p>
          </table:table-cell>
          <table:table-cell office:value-type="string">
            <text:p>www.gdsrzy.com</text:p>
          </table:table-cell>
          <table:table-cell office:value-type="string">
            <text:p>广东省珠海市斗门区井岸镇珠峰大道288号1区17号楼</text:p>
          </table:table-cell>
          <table:table-cell table:number-columns-repeated="2"/>
        </table:table-row>
        <table:table-row table:style-name="ro2">
          <table:table-cell office:value-type="string">
            <text:p>002017</text:p>
          </table:table-cell>
          <table:table-cell office:value-type="string">
            <text:p>东信和平</text:p>
          </table:table-cell>
          <table:table-cell office:value-type="string">
            <text:p>C 制造业</text:p>
          </table:table-cell>
          <table:table-cell office:value-type="string">
            <text:p>东信和平科技股份有限公司</text:p>
          </table:table-cell>
          <table:table-cell office:value-type="string">
            <text:p>2004-07-13T00:00:00.000+08</text:p>
          </table:table-cell>
          <table:table-cell office:value-type="string">
            <text:p>广东</text:p>
          </table:table-cell>
          <table:table-cell office:value-type="string">
            <text:p>珠海市</text:p>
          </table:table-cell>
          <table:table-cell office:value-type="string">
            <text:p>www.eastcompeace.com</text:p>
          </table:table-cell>
          <table:table-cell office:value-type="string">
            <text:p>广东省珠海市高新区南屏科技工业园屏工中路8号</text:p>
          </table:table-cell>
          <table:table-cell table:number-columns-repeated="2"/>
        </table:table-row>
        <table:table-row table:style-name="ro2">
          <table:table-cell office:value-type="string">
            <text:p>002018</text:p>
          </table:table-cell>
          <table:table-cell office:value-type="string">
            <text:p>华信国际</text:p>
          </table:table-cell>
          <table:table-cell office:value-type="string">
            <text:p>C 制造业</text:p>
          </table:table-cell>
          <table:table-cell office:value-type="string">
            <text:p>安徽华信国际控股股份有限公司</text:p>
          </table:table-cell>
          <table:table-cell office:value-type="string">
            <text:p>2004-07-13T00:00:00.000+08</text:p>
          </table:table-cell>
          <table:table-cell office:value-type="string">
            <text:p>安徽</text:p>
          </table:table-cell>
          <table:table-cell office:value-type="string">
            <text:p>马鞍山市</text:p>
          </table:table-cell>
          <table:table-cell office:value-type="string">
            <text:p>www.huaxingchem.com</text:p>
          </table:table-cell>
          <table:table-cell office:value-type="string">
            <text:p>安徽省马鞍山市和县乌江镇</text:p>
          </table:table-cell>
          <table:table-cell table:number-columns-repeated="2"/>
        </table:table-row>
        <table:table-row table:style-name="ro2">
          <table:table-cell office:value-type="string">
            <text:p>002019</text:p>
          </table:table-cell>
          <table:table-cell office:value-type="string">
            <text:p>亿帆医药</text:p>
          </table:table-cell>
          <table:table-cell office:value-type="string">
            <text:p>C 制造业</text:p>
          </table:table-cell>
          <table:table-cell office:value-type="string">
            <text:p>亿帆医药股份有限公司</text:p>
          </table:table-cell>
          <table:table-cell office:value-type="string">
            <text:p>2004-07-13T00:00:00.000+08</text:p>
          </table:table-cell>
          <table:table-cell office:value-type="string">
            <text:p>安徽</text:p>
          </table:table-cell>
          <table:table-cell office:value-type="string">
            <text:p>合肥市</text:p>
          </table:table-cell>
          <table:table-cell office:value-type="string">
            <text:p>www.xinfupharm.com</text:p>
          </table:table-cell>
          <table:table-cell office:value-type="string">
            <text:p>安徽省合肥市经济技术开发区繁华大道与文山路交叉口</text:p>
          </table:table-cell>
          <table:table-cell table:number-columns-repeated="2"/>
        </table:table-row>
        <table:table-row table:style-name="ro2">
          <table:table-cell office:value-type="string">
            <text:p>002020</text:p>
          </table:table-cell>
          <table:table-cell office:value-type="string">
            <text:p>京新药业</text:p>
          </table:table-cell>
          <table:table-cell office:value-type="string">
            <text:p>C 制造业</text:p>
          </table:table-cell>
          <table:table-cell office:value-type="string">
            <text:p>浙江京新药业股份有限公司</text:p>
          </table:table-cell>
          <table:table-cell office:value-type="string">
            <text:p>2004-07-15T00:00:00.000+08</text:p>
          </table:table-cell>
          <table:table-cell office:value-type="string">
            <text:p>浙江</text:p>
          </table:table-cell>
          <table:table-cell office:value-type="string">
            <text:p>绍兴市</text:p>
          </table:table-cell>
          <table:table-cell office:value-type="string">
            <text:p>www.jingxinpharm.com</text:p>
          </table:table-cell>
          <table:table-cell office:value-type="string">
            <text:p>浙江省新昌县羽林街道新昌大道东路800号</text:p>
          </table:table-cell>
          <table:table-cell table:number-columns-repeated="2"/>
        </table:table-row>
        <table:table-row table:style-name="ro2">
          <table:table-cell office:value-type="string">
            <text:p>002021</text:p>
          </table:table-cell>
          <table:table-cell office:value-type="string">
            <text:p>中捷资源</text:p>
          </table:table-cell>
          <table:table-cell office:value-type="string">
            <text:p>C 制造业</text:p>
          </table:table-cell>
          <table:table-cell office:value-type="string">
            <text:p>中捷资源投资股份有限公司</text:p>
          </table:table-cell>
          <table:table-cell office:value-type="string">
            <text:p>2004-07-15T00:00:00.000+08</text:p>
          </table:table-cell>
          <table:table-cell office:value-type="string">
            <text:p>浙江</text:p>
          </table:table-cell>
          <table:table-cell office:value-type="string">
            <text:p>台州市</text:p>
          </table:table-cell>
          <table:table-cell office:value-type="string">
            <text:p>www.zoje.com</text:p>
          </table:table-cell>
          <table:table-cell office:value-type="string">
            <text:p>浙江省玉环县大麦屿街道兴港东路198号</text:p>
          </table:table-cell>
          <table:table-cell table:number-columns-repeated="2"/>
        </table:table-row>
        <table:table-row table:style-name="ro2">
          <table:table-cell office:value-type="string">
            <text:p>002022</text:p>
          </table:table-cell>
          <table:table-cell office:value-type="string">
            <text:p>科华生物</text:p>
          </table:table-cell>
          <table:table-cell office:value-type="string">
            <text:p>C 制造业</text:p>
          </table:table-cell>
          <table:table-cell office:value-type="string">
            <text:p>上海科华生物工程股份有限公司</text:p>
          </table:table-cell>
          <table:table-cell office:value-type="string">
            <text:p>2004-07-21T00:00:00.000+08</text:p>
          </table:table-cell>
          <table:table-cell office:value-type="string">
            <text:p>上海</text:p>
          </table:table-cell>
          <table:table-cell office:value-type="string">
            <text:p>上海市</text:p>
          </table:table-cell>
          <table:table-cell office:value-type="string">
            <text:p>www.skhb.com</text:p>
          </table:table-cell>
          <table:table-cell office:value-type="string">
            <text:p>上海市钦州北路1189号</text:p>
          </table:table-cell>
          <table:table-cell table:number-columns-repeated="2"/>
        </table:table-row>
        <table:table-row table:style-name="ro2">
          <table:table-cell office:value-type="string">
            <text:p>002023</text:p>
          </table:table-cell>
          <table:table-cell office:value-type="string">
            <text:p>海特高新</text:p>
          </table:table-cell>
          <table:table-cell office:value-type="string">
            <text:p>C 制造业</text:p>
          </table:table-cell>
          <table:table-cell office:value-type="string">
            <text:p>四川海特高新技术股份有限公司</text:p>
          </table:table-cell>
          <table:table-cell office:value-type="string">
            <text:p>2004-07-21T00:00:00.000+08</text:p>
          </table:table-cell>
          <table:table-cell office:value-type="string">
            <text:p>四川</text:p>
          </table:table-cell>
          <table:table-cell office:value-type="string">
            <text:p>成都市</text:p>
          </table:table-cell>
          <table:table-cell office:value-type="string">
            <text:p>www.schtgx.com</text:p>
          </table:table-cell>
          <table:table-cell office:value-type="string">
            <text:p>四川省成都市高新区高朋大道21号</text:p>
          </table:table-cell>
          <table:table-cell table:number-columns-repeated="2"/>
        </table:table-row>
        <table:table-row table:style-name="ro2">
          <table:table-cell office:value-type="string">
            <text:p>002024</text:p>
          </table:table-cell>
          <table:table-cell office:value-type="string">
            <text:p>苏宁云商</text:p>
          </table:table-cell>
          <table:table-cell office:value-type="string">
            <text:p>F 批发零售</text:p>
          </table:table-cell>
          <table:table-cell office:value-type="string">
            <text:p>苏宁云商集团股份有限公司</text:p>
          </table:table-cell>
          <table:table-cell office:value-type="string">
            <text:p>2004-07-21T00:00:00.000+08</text:p>
          </table:table-cell>
          <table:table-cell office:value-type="string">
            <text:p>江苏</text:p>
          </table:table-cell>
          <table:table-cell office:value-type="string">
            <text:p>南京市</text:p>
          </table:table-cell>
          <table:table-cell office:value-type="string">
            <text:p>www.suning.cn</text:p>
          </table:table-cell>
          <table:table-cell office:value-type="string">
            <text:p>江苏省南京市山西路8号金山大厦1-5层</text:p>
          </table:table-cell>
          <table:table-cell table:number-columns-repeated="2"/>
        </table:table-row>
        <table:table-row table:style-name="ro2">
          <table:table-cell office:value-type="string">
            <text:p>002025</text:p>
          </table:table-cell>
          <table:table-cell office:value-type="string">
            <text:p>航天电器</text:p>
          </table:table-cell>
          <table:table-cell office:value-type="string">
            <text:p>C 制造业</text:p>
          </table:table-cell>
          <table:table-cell office:value-type="string">
            <text:p>贵州航天电器股份有限公司</text:p>
          </table:table-cell>
          <table:table-cell office:value-type="string">
            <text:p>2004-07-26T00:00:00.000+08</text:p>
          </table:table-cell>
          <table:table-cell office:value-type="string">
            <text:p>贵州</text:p>
          </table:table-cell>
          <table:table-cell office:value-type="string">
            <text:p>贵阳市</text:p>
          </table:table-cell>
          <table:table-cell office:value-type="string">
            <text:p>www.gzhtdq.com.cn</text:p>
          </table:table-cell>
          <table:table-cell office:value-type="string">
            <text:p>贵州省贵阳经济技术开发区红河路7号</text:p>
          </table:table-cell>
          <table:table-cell table:number-columns-repeated="2"/>
        </table:table-row>
        <table:table-row table:style-name="ro2">
          <table:table-cell office:value-type="string">
            <text:p>002026</text:p>
          </table:table-cell>
          <table:table-cell office:value-type="string">
            <text:p>山东威达</text:p>
          </table:table-cell>
          <table:table-cell office:value-type="string">
            <text:p>C 制造业</text:p>
          </table:table-cell>
          <table:table-cell office:value-type="string">
            <text:p>山东威达机械股份有限公司</text:p>
          </table:table-cell>
          <table:table-cell office:value-type="string">
            <text:p>2004-07-27T00:00:00.000+08</text:p>
          </table:table-cell>
          <table:table-cell office:value-type="string">
            <text:p>山东</text:p>
          </table:table-cell>
          <table:table-cell office:value-type="string">
            <text:p>威海市</text:p>
          </table:table-cell>
          <table:table-cell office:value-type="string">
            <text:p>www.weidapeacock.com</text:p>
          </table:table-cell>
          <table:table-cell office:value-type="string">
            <text:p>山东省威海临港经济技术开发区苘山镇中韩路2号</text:p>
          </table:table-cell>
          <table:table-cell table:number-columns-repeated="2"/>
        </table:table-row>
        <table:table-row table:style-name="ro2">
          <table:table-cell office:value-type="string">
            <text:p>002027</text:p>
          </table:table-cell>
          <table:table-cell office:value-type="string">
            <text:p>分众传媒</text:p>
          </table:table-cell>
          <table:table-cell office:value-type="string">
            <text:p>L 商务服务</text:p>
          </table:table-cell>
          <table:table-cell office:value-type="string">
            <text:p>分众传媒信息技术股份有限公司</text:p>
          </table:table-cell>
          <table:table-cell office:value-type="string">
            <text:p>2004-08-04T00:00:00.000+08</text:p>
          </table:table-cell>
          <table:table-cell office:value-type="string">
            <text:p>广东</text:p>
          </table:table-cell>
          <table:table-cell office:value-type="string">
            <text:p>广州市</text:p>
          </table:table-cell>
          <table:table-cell office:value-type="string">
            <text:p>www.focusmedia.cn</text:p>
          </table:table-cell>
          <table:table-cell office:value-type="string">
            <text:p>广东省广州市黄埔区中新知识城凤凰三路8号2号楼2130室</text:p>
          </table:table-cell>
          <table:table-cell table:number-columns-repeated="2"/>
        </table:table-row>
        <table:table-row table:style-name="ro2">
          <table:table-cell office:value-type="string">
            <text:p>002028</text:p>
          </table:table-cell>
          <table:table-cell office:value-type="string">
            <text:p>思源电气</text:p>
          </table:table-cell>
          <table:table-cell office:value-type="string">
            <text:p>C 制造业</text:p>
          </table:table-cell>
          <table:table-cell office:value-type="string">
            <text:p>思源电气股份有限公司</text:p>
          </table:table-cell>
          <table:table-cell office:value-type="string">
            <text:p>2004-08-05T00:00:00.000+08</text:p>
          </table:table-cell>
          <table:table-cell office:value-type="string">
            <text:p>上海</text:p>
          </table:table-cell>
          <table:table-cell office:value-type="string">
            <text:p>上海市</text:p>
          </table:table-cell>
          <table:table-cell office:value-type="string">
            <text:p>www.sieyuan.com</text:p>
          </table:table-cell>
          <table:table-cell office:value-type="string">
            <text:p>上海市闵行区金都路4399号</text:p>
          </table:table-cell>
          <table:table-cell table:number-columns-repeated="2"/>
        </table:table-row>
        <table:table-row table:style-name="ro2">
          <table:table-cell office:value-type="string">
            <text:p>002029</text:p>
          </table:table-cell>
          <table:table-cell office:value-type="string">
            <text:p>七 匹 狼</text:p>
          </table:table-cell>
          <table:table-cell office:value-type="string">
            <text:p>C 制造业</text:p>
          </table:table-cell>
          <table:table-cell office:value-type="string">
            <text:p>福建七匹狼实业股份有限公司</text:p>
          </table:table-cell>
          <table:table-cell office:value-type="string">
            <text:p>2004-08-06T00:00:00.000+08</text:p>
          </table:table-cell>
          <table:table-cell office:value-type="string">
            <text:p>福建</text:p>
          </table:table-cell>
          <table:table-cell office:value-type="string">
            <text:p>泉州市</text:p>
          </table:table-cell>
          <table:table-cell office:value-type="string">
            <text:p>www.septwolves.com</text:p>
          </table:table-cell>
          <table:table-cell office:value-type="string">
            <text:p>福建省晋江市金井镇南工业区</text:p>
          </table:table-cell>
          <table:table-cell table:number-columns-repeated="2"/>
        </table:table-row>
        <table:table-row table:style-name="ro2">
          <table:table-cell office:value-type="string">
            <text:p>002030</text:p>
          </table:table-cell>
          <table:table-cell office:value-type="string">
            <text:p>达安基因</text:p>
          </table:table-cell>
          <table:table-cell office:value-type="string">
            <text:p>C 制造业</text:p>
          </table:table-cell>
          <table:table-cell office:value-type="string">
            <text:p>中山大学达安基因股份有限公司</text:p>
          </table:table-cell>
          <table:table-cell office:value-type="string">
            <text:p>2004-08-09T00:00:00.000+08</text:p>
          </table:table-cell>
          <table:table-cell office:value-type="string">
            <text:p>广东</text:p>
          </table:table-cell>
          <table:table-cell office:value-type="string">
            <text:p>广州市</text:p>
          </table:table-cell>
          <table:table-cell office:value-type="string">
            <text:p>www.daangene.com</text:p>
          </table:table-cell>
          <table:table-cell office:value-type="string">
            <text:p>广东省广州市高新技术开发区科学城香山路19号</text:p>
          </table:table-cell>
          <table:table-cell table:number-columns-repeated="2"/>
        </table:table-row>
        <table:table-row table:style-name="ro2">
          <table:table-cell office:value-type="string">
            <text:p>002031</text:p>
          </table:table-cell>
          <table:table-cell office:value-type="string">
            <text:p>巨轮智能</text:p>
          </table:table-cell>
          <table:table-cell office:value-type="string">
            <text:p>C 制造业</text:p>
          </table:table-cell>
          <table:table-cell office:value-type="string">
            <text:p>巨轮智能装备股份有限公司</text:p>
          </table:table-cell>
          <table:table-cell office:value-type="string">
            <text:p>2004-08-16T00:00:00.000+08</text:p>
          </table:table-cell>
          <table:table-cell office:value-type="string">
            <text:p>广东</text:p>
          </table:table-cell>
          <table:table-cell office:value-type="string">
            <text:p>揭阳市</text:p>
          </table:table-cell>
          <table:table-cell office:value-type="string">
            <text:p>www.greatoo.com</text:p>
          </table:table-cell>
          <table:table-cell office:value-type="string">
            <text:p>广东省揭东经济开发区5号路中段</text:p>
          </table:table-cell>
          <table:table-cell table:number-columns-repeated="2"/>
        </table:table-row>
        <table:table-row table:style-name="ro2">
          <table:table-cell office:value-type="string">
            <text:p>002032</text:p>
          </table:table-cell>
          <table:table-cell office:value-type="string">
            <text:p>苏 泊 尔</text:p>
          </table:table-cell>
          <table:table-cell office:value-type="string">
            <text:p>C 制造业</text:p>
          </table:table-cell>
          <table:table-cell office:value-type="string">
            <text:p>浙江苏泊尔股份有限公司</text:p>
          </table:table-cell>
          <table:table-cell office:value-type="string">
            <text:p>2004-08-17T00:00:00.000+08</text:p>
          </table:table-cell>
          <table:table-cell office:value-type="string">
            <text:p>浙江</text:p>
          </table:table-cell>
          <table:table-cell office:value-type="string">
            <text:p>台州市</text:p>
          </table:table-cell>
          <table:table-cell office:value-type="string">
            <text:p>www.supor.com.cn</text:p>
          </table:table-cell>
          <table:table-cell office:value-type="string">
            <text:p>浙江省玉环县大麦屿经济开发区</text:p>
          </table:table-cell>
          <table:table-cell table:number-columns-repeated="2"/>
        </table:table-row>
        <table:table-row table:style-name="ro2">
          <table:table-cell office:value-type="string">
            <text:p>002033</text:p>
          </table:table-cell>
          <table:table-cell office:value-type="string">
            <text:p>丽江旅游</text:p>
          </table:table-cell>
          <table:table-cell office:value-type="string">
            <text:p>N 公共环保</text:p>
          </table:table-cell>
          <table:table-cell office:value-type="string">
            <text:p>丽江玉龙旅游股份有限公司</text:p>
          </table:table-cell>
          <table:table-cell office:value-type="string">
            <text:p>2004-08-25T00:00:00.000+08</text:p>
          </table:table-cell>
          <table:table-cell office:value-type="string">
            <text:p>云南</text:p>
          </table:table-cell>
          <table:table-cell office:value-type="string">
            <text:p>丽江市</text:p>
          </table:table-cell>
          <table:table-cell office:value-type="string">
            <text:p>www.yulongtour.com</text:p>
          </table:table-cell>
          <table:table-cell office:value-type="string">
            <text:p>云南省丽江市古城区香格里大道760号丽江玉龙旅游大厦</text:p>
          </table:table-cell>
          <table:table-cell table:number-columns-repeated="2"/>
        </table:table-row>
        <table:table-row table:style-name="ro2">
          <table:table-cell office:value-type="string">
            <text:p>002034</text:p>
          </table:table-cell>
          <table:table-cell office:value-type="string">
            <text:p>美 欣 达</text:p>
          </table:table-cell>
          <table:table-cell office:value-type="string">
            <text:p>C 制造业</text:p>
          </table:table-cell>
          <table:table-cell office:value-type="string">
            <text:p>浙江美欣达印染集团股份有限公司</text:p>
          </table:table-cell>
          <table:table-cell office:value-type="string">
            <text:p>2004-08-26T00:00:00.000+08</text:p>
          </table:table-cell>
          <table:table-cell office:value-type="string">
            <text:p>浙江</text:p>
          </table:table-cell>
          <table:table-cell office:value-type="string">
            <text:p>湖州市</text:p>
          </table:table-cell>
          <table:table-cell office:value-type="string">
            <text:p>www.mizuda.net</text:p>
          </table:table-cell>
          <table:table-cell office:value-type="string">
            <text:p>浙江省湖州市天子圩路288号</text:p>
          </table:table-cell>
          <table:table-cell table:number-columns-repeated="2"/>
        </table:table-row>
        <table:table-row table:style-name="ro2">
          <table:table-cell office:value-type="string">
            <text:p>002035</text:p>
          </table:table-cell>
          <table:table-cell office:value-type="string">
            <text:p>华帝股份</text:p>
          </table:table-cell>
          <table:table-cell office:value-type="string">
            <text:p>C 制造业</text:p>
          </table:table-cell>
          <table:table-cell office:value-type="string">
            <text:p>华帝股份有限公司</text:p>
          </table:table-cell>
          <table:table-cell office:value-type="string">
            <text:p>2004-09-01T00:00:00.000+08</text:p>
          </table:table-cell>
          <table:table-cell office:value-type="string">
            <text:p>广东</text:p>
          </table:table-cell>
          <table:table-cell office:value-type="string">
            <text:p>中山市</text:p>
          </table:table-cell>
          <table:table-cell office:value-type="string">
            <text:p>www.vatti.com.cn</text:p>
          </table:table-cell>
          <table:table-cell office:value-type="string">
            <text:p>广东省中山市小榄镇工业大道南华园路1号</text:p>
          </table:table-cell>
          <table:table-cell table:number-columns-repeated="2"/>
        </table:table-row>
        <table:table-row table:style-name="ro2">
          <table:table-cell office:value-type="string">
            <text:p>002036</text:p>
          </table:table-cell>
          <table:table-cell office:value-type="string">
            <text:p>联创电子</text:p>
          </table:table-cell>
          <table:table-cell office:value-type="string">
            <text:p>C 制造业</text:p>
          </table:table-cell>
          <table:table-cell office:value-type="string">
            <text:p>联创电子科技股份有限公司</text:p>
          </table:table-cell>
          <table:table-cell office:value-type="string">
            <text:p>2004-09-03T00:00:00.000+08</text:p>
          </table:table-cell>
          <table:table-cell office:value-type="string">
            <text:p>江西</text:p>
          </table:table-cell>
          <table:table-cell office:value-type="string">
            <text:p>南昌市</text:p>
          </table:table-cell>
          <table:table-cell office:value-type="string">
            <text:p>www.lcetron.com</text:p>
          </table:table-cell>
          <table:table-cell office:value-type="string">
            <text:p>江西省南昌市高新开发区京东大道1699号</text:p>
          </table:table-cell>
          <table:table-cell table:number-columns-repeated="2"/>
        </table:table-row>
        <table:table-row table:style-name="ro2">
          <table:table-cell office:value-type="string">
            <text:p>002037</text:p>
          </table:table-cell>
          <table:table-cell office:value-type="string">
            <text:p>久联发展</text:p>
          </table:table-cell>
          <table:table-cell office:value-type="string">
            <text:p>C 制造业</text:p>
          </table:table-cell>
          <table:table-cell office:value-type="string">
            <text:p>贵州久联民爆器材发展股份有限公司</text:p>
          </table:table-cell>
          <table:table-cell office:value-type="string">
            <text:p>2004-09-08T00:00:00.000+08</text:p>
          </table:table-cell>
          <table:table-cell office:value-type="string">
            <text:p>贵州</text:p>
          </table:table-cell>
          <table:table-cell office:value-type="string">
            <text:p>贵阳市</text:p>
          </table:table-cell>
          <table:table-cell office:value-type="string">
            <text:p>www.gzjiulian.com/</text:p>
          </table:table-cell>
          <table:table-cell office:value-type="string">
            <text:p>贵州省贵阳市高新技术开发区新天园区</text:p>
          </table:table-cell>
          <table:table-cell table:number-columns-repeated="2"/>
        </table:table-row>
        <table:table-row table:style-name="ro2">
          <table:table-cell office:value-type="string">
            <text:p>002038</text:p>
          </table:table-cell>
          <table:table-cell office:value-type="string">
            <text:p>双鹭药业</text:p>
          </table:table-cell>
          <table:table-cell office:value-type="string">
            <text:p>C 制造业</text:p>
          </table:table-cell>
          <table:table-cell office:value-type="string">
            <text:p>北京双鹭药业股份有限公司</text:p>
          </table:table-cell>
          <table:table-cell office:value-type="string">
            <text:p>2004-09-09T00:00:00.000+08</text:p>
          </table:table-cell>
          <table:table-cell office:value-type="string">
            <text:p>北京</text:p>
          </table:table-cell>
          <table:table-cell office:value-type="string">
            <text:p>北京市</text:p>
          </table:table-cell>
          <table:table-cell office:value-type="string">
            <text:p>www.slpharm.com.cn</text:p>
          </table:table-cell>
          <table:table-cell office:value-type="string">
            <text:p>北京市海淀区西三环北路100号金玉大厦1103-1105室</text:p>
          </table:table-cell>
          <table:table-cell table:number-columns-repeated="2"/>
        </table:table-row>
        <table:table-row table:style-name="ro2">
          <table:table-cell office:value-type="string">
            <text:p>002039</text:p>
          </table:table-cell>
          <table:table-cell office:value-type="string">
            <text:p>黔源电力</text:p>
          </table:table-cell>
          <table:table-cell office:value-type="string">
            <text:p>D 水电煤气</text:p>
          </table:table-cell>
          <table:table-cell office:value-type="string">
            <text:p>贵州黔源电力股份有限公司</text:p>
          </table:table-cell>
          <table:table-cell office:value-type="string">
            <text:p>2005-03-03T00:00:00.000+08</text:p>
          </table:table-cell>
          <table:table-cell office:value-type="string">
            <text:p>贵州</text:p>
          </table:table-cell>
          <table:table-cell office:value-type="string">
            <text:p>贵阳市</text:p>
          </table:table-cell>
          <table:table-cell office:value-type="string">
            <text:p>www.gzqydl.cn</text:p>
          </table:table-cell>
          <table:table-cell office:value-type="string">
            <text:p>贵州省贵阳市都司高架桥路46号黔源大厦</text:p>
          </table:table-cell>
          <table:table-cell table:number-columns-repeated="2"/>
        </table:table-row>
        <table:table-row table:style-name="ro2">
          <table:table-cell office:value-type="string">
            <text:p>002040</text:p>
          </table:table-cell>
          <table:table-cell office:value-type="string">
            <text:p>南 京 港</text:p>
          </table:table-cell>
          <table:table-cell office:value-type="string">
            <text:p>G 运输仓储</text:p>
          </table:table-cell>
          <table:table-cell office:value-type="string">
            <text:p>南京港股份有限公司</text:p>
          </table:table-cell>
          <table:table-cell office:value-type="string">
            <text:p>2005-03-25T00:00:00.000+08</text:p>
          </table:table-cell>
          <table:table-cell office:value-type="string">
            <text:p>江苏</text:p>
          </table:table-cell>
          <table:table-cell office:value-type="string">
            <text:p>南京市</text:p>
          </table:table-cell>
          <table:table-cell office:value-type="string">
            <text:p>www.nj-port.com</text:p>
          </table:table-cell>
          <table:table-cell office:value-type="string">
            <text:p>江苏省南京市栖霞区和燕路251号1幢1101室</text:p>
          </table:table-cell>
          <table:table-cell table:number-columns-repeated="2"/>
        </table:table-row>
        <table:table-row table:style-name="ro2">
          <table:table-cell office:value-type="string">
            <text:p>002041</text:p>
          </table:table-cell>
          <table:table-cell office:value-type="string">
            <text:p>登海种业</text:p>
          </table:table-cell>
          <table:table-cell office:value-type="string">
            <text:p>A 农林牧渔</text:p>
          </table:table-cell>
          <table:table-cell office:value-type="string">
            <text:p>山东登海种业股份有限公司</text:p>
          </table:table-cell>
          <table:table-cell office:value-type="string">
            <text:p>2005-04-18T00:00:00.000+08</text:p>
          </table:table-cell>
          <table:table-cell office:value-type="string">
            <text:p>山东</text:p>
          </table:table-cell>
          <table:table-cell office:value-type="string">
            <text:p>烟台市</text:p>
          </table:table-cell>
          <table:table-cell office:value-type="string">
            <text:p>www.sddhzy.com</text:p>
          </table:table-cell>
          <table:table-cell office:value-type="string">
            <text:p>山东省莱州市农科院城山路西侧</text:p>
          </table:table-cell>
          <table:table-cell table:number-columns-repeated="2"/>
        </table:table-row>
        <table:table-row table:style-name="ro2">
          <table:table-cell office:value-type="string">
            <text:p>002042</text:p>
          </table:table-cell>
          <table:table-cell office:value-type="string">
            <text:p>华孚色纺</text:p>
          </table:table-cell>
          <table:table-cell office:value-type="string">
            <text:p>C 制造业</text:p>
          </table:table-cell>
          <table:table-cell office:value-type="string">
            <text:p>华孚色纺股份有限公司</text:p>
          </table:table-cell>
          <table:table-cell office:value-type="string">
            <text:p>2005-04-27T00:00:00.000+08</text:p>
          </table:table-cell>
          <table:table-cell office:value-type="string">
            <text:p>安徽</text:p>
          </table:table-cell>
          <table:table-cell office:value-type="string">
            <text:p>淮北市</text:p>
          </table:table-cell>
          <table:table-cell office:value-type="string">
            <text:p>www.e-huafu.com;www.huafuyarn.com</text:p>
          </table:table-cell>
          <table:table-cell office:value-type="string">
            <text:p>安徽省淮北市烈山区石山路6号</text:p>
          </table:table-cell>
          <table:table-cell table:number-columns-repeated="2"/>
        </table:table-row>
        <table:table-row table:style-name="ro2">
          <table:table-cell office:value-type="string">
            <text:p>002043</text:p>
          </table:table-cell>
          <table:table-cell office:value-type="string">
            <text:p>兔 宝 宝</text:p>
          </table:table-cell>
          <table:table-cell office:value-type="string">
            <text:p>C 制造业</text:p>
          </table:table-cell>
          <table:table-cell office:value-type="string">
            <text:p>德华兔宝宝装饰新材股份有限公司</text:p>
          </table:table-cell>
          <table:table-cell office:value-type="string">
            <text:p>2005-05-10T00:00:00.000+08</text:p>
          </table:table-cell>
          <table:table-cell office:value-type="string">
            <text:p>浙江</text:p>
          </table:table-cell>
          <table:table-cell office:value-type="string">
            <text:p>湖州市</text:p>
          </table:table-cell>
          <table:table-cell office:value-type="string">
            <text:p>www.tubaobao.com</text:p>
          </table:table-cell>
          <table:table-cell office:value-type="string">
            <text:p>浙江省德清县洛舍镇工业区</text:p>
          </table:table-cell>
          <table:table-cell table:number-columns-repeated="2"/>
        </table:table-row>
        <table:table-row table:style-name="ro2">
          <table:table-cell office:value-type="string">
            <text:p>002044</text:p>
          </table:table-cell>
          <table:table-cell office:value-type="string">
            <text:p>美年健康</text:p>
          </table:table-cell>
          <table:table-cell office:value-type="string">
            <text:p>Q 卫生</text:p>
          </table:table-cell>
          <table:table-cell office:value-type="string">
            <text:p>美年大健康产业控股股份有限公司</text:p>
          </table:table-cell>
          <table:table-cell office:value-type="string">
            <text:p>2005-05-18T00:00:00.000+08</text:p>
          </table:table-cell>
          <table:table-cell office:value-type="string">
            <text:p>江苏</text:p>
          </table:table-cell>
          <table:table-cell office:value-type="string">
            <text:p>南通市</text:p>
          </table:table-cell>
          <table:table-cell office:value-type="string">
            <text:p>www.sanyougroup.com</text:p>
          </table:table-cell>
          <table:table-cell office:value-type="string">
            <text:p>江苏省南通市人民东路218号</text:p>
          </table:table-cell>
          <table:table-cell table:number-columns-repeated="2"/>
        </table:table-row>
        <table:table-row table:style-name="ro2">
          <table:table-cell office:value-type="string">
            <text:p>002045</text:p>
          </table:table-cell>
          <table:table-cell office:value-type="string">
            <text:p>国光电器</text:p>
          </table:table-cell>
          <table:table-cell office:value-type="string">
            <text:p>C 制造业</text:p>
          </table:table-cell>
          <table:table-cell office:value-type="string">
            <text:p>国光电器股份有限公司</text:p>
          </table:table-cell>
          <table:table-cell office:value-type="string">
            <text:p>2005-05-23T00:00:00.000+08</text:p>
          </table:table-cell>
          <table:table-cell office:value-type="string">
            <text:p>广东</text:p>
          </table:table-cell>
          <table:table-cell office:value-type="string">
            <text:p>广州市</text:p>
          </table:table-cell>
          <table:table-cell office:value-type="string">
            <text:p>www.ggec.com.cn</text:p>
          </table:table-cell>
          <table:table-cell office:value-type="string">
            <text:p>广东省广州市花都区新雅街镜湖大道8号</text:p>
          </table:table-cell>
          <table:table-cell table:number-columns-repeated="2"/>
        </table:table-row>
        <table:table-row table:style-name="ro2">
          <table:table-cell office:value-type="string">
            <text:p>002046</text:p>
          </table:table-cell>
          <table:table-cell office:value-type="string">
            <text:p>轴研科技</text:p>
          </table:table-cell>
          <table:table-cell office:value-type="string">
            <text:p>C 制造业</text:p>
          </table:table-cell>
          <table:table-cell office:value-type="string">
            <text:p>洛阳轴研科技股份有限公司</text:p>
          </table:table-cell>
          <table:table-cell office:value-type="string">
            <text:p>2005-05-26T00:00:00.000+08</text:p>
          </table:table-cell>
          <table:table-cell office:value-type="string">
            <text:p>河南</text:p>
          </table:table-cell>
          <table:table-cell office:value-type="string">
            <text:p>洛阳市</text:p>
          </table:table-cell>
          <table:table-cell office:value-type="string">
            <text:p>www.zys.com.cn</text:p>
          </table:table-cell>
          <table:table-cell office:value-type="string">
            <text:p>河南省洛阳市高新技术开发区丰华路6号</text:p>
          </table:table-cell>
          <table:table-cell table:number-columns-repeated="2"/>
        </table:table-row>
        <table:table-row table:style-name="ro2">
          <table:table-cell office:value-type="string">
            <text:p>002047</text:p>
          </table:table-cell>
          <table:table-cell office:value-type="string">
            <text:p>宝鹰股份</text:p>
          </table:table-cell>
          <table:table-cell office:value-type="string">
            <text:p>E 建筑业</text:p>
          </table:table-cell>
          <table:table-cell office:value-type="string">
            <text:p>深圳市宝鹰建设控股集团股份有限公司</text:p>
          </table:table-cell>
          <table:table-cell office:value-type="string">
            <text:p>2005-05-31T00:00:00.000+08</text:p>
          </table:table-cell>
          <table:table-cell office:value-type="string">
            <text:p>广东</text:p>
          </table:table-cell>
          <table:table-cell office:value-type="string">
            <text:p>深圳市</text:p>
          </table:table-cell>
          <table:table-cell office:value-type="string">
            <text:p>www.szby.cn</text:p>
          </table:table-cell>
          <table:table-cell office:value-type="string">
            <text:p>广东省深圳市宝安区福永街道桥头社区桥塘大道</text:p>
          </table:table-cell>
          <table:table-cell table:number-columns-repeated="2"/>
        </table:table-row>
        <table:table-row table:style-name="ro2">
          <table:table-cell office:value-type="string">
            <text:p>002048</text:p>
          </table:table-cell>
          <table:table-cell office:value-type="string">
            <text:p>宁波华翔</text:p>
          </table:table-cell>
          <table:table-cell office:value-type="string">
            <text:p>C 制造业</text:p>
          </table:table-cell>
          <table:table-cell office:value-type="string">
            <text:p>宁波华翔电子股份有限公司</text:p>
          </table:table-cell>
          <table:table-cell office:value-type="string">
            <text:p>2005-06-03T00:00:00.000+08</text:p>
          </table:table-cell>
          <table:table-cell office:value-type="string">
            <text:p>浙江</text:p>
          </table:table-cell>
          <table:table-cell office:value-type="string">
            <text:p>宁波市</text:p>
          </table:table-cell>
          <table:table-cell office:value-type="string">
            <text:p>www.nbhx.com.cn</text:p>
          </table:table-cell>
          <table:table-cell office:value-type="string">
            <text:p>浙江省象山县西周镇象西开发区</text:p>
          </table:table-cell>
          <table:table-cell table:number-columns-repeated="2"/>
        </table:table-row>
        <table:table-row table:style-name="ro2">
          <table:table-cell office:value-type="string">
            <text:p>002049</text:p>
          </table:table-cell>
          <table:table-cell office:value-type="string">
            <text:p>紫光国芯</text:p>
          </table:table-cell>
          <table:table-cell office:value-type="string">
            <text:p>C 制造业</text:p>
          </table:table-cell>
          <table:table-cell office:value-type="string">
            <text:p>紫光国芯股份有限公司</text:p>
          </table:table-cell>
          <table:table-cell office:value-type="string">
            <text:p>2005-06-06T00:00:00.000+08</text:p>
          </table:table-cell>
          <table:table-cell office:value-type="string">
            <text:p>河北</text:p>
          </table:table-cell>
          <table:table-cell office:value-type="string">
            <text:p>唐山市</text:p>
          </table:table-cell>
          <table:table-cell office:value-type="string">
            <text:p>www.gosinoic.com</text:p>
          </table:table-cell>
          <table:table-cell office:value-type="string">
            <text:p>河北省玉田县无终西街3129号</text:p>
          </table:table-cell>
          <table:table-cell table:number-columns-repeated="2"/>
        </table:table-row>
        <table:table-row table:style-name="ro2">
          <table:table-cell office:value-type="string">
            <text:p>002050</text:p>
          </table:table-cell>
          <table:table-cell office:value-type="string">
            <text:p>三花智控</text:p>
          </table:table-cell>
          <table:table-cell office:value-type="string">
            <text:p>C 制造业</text:p>
          </table:table-cell>
          <table:table-cell office:value-type="string">
            <text:p>浙江三花智能控制股份有限公司</text:p>
          </table:table-cell>
          <table:table-cell office:value-type="string">
            <text:p>2005-06-07T00:00:00.000+08</text:p>
          </table:table-cell>
          <table:table-cell office:value-type="string">
            <text:p>浙江</text:p>
          </table:table-cell>
          <table:table-cell office:value-type="string">
            <text:p>绍兴市</text:p>
          </table:table-cell>
          <table:table-cell office:value-type="string">
            <text:p>www.zjshc.com</text:p>
          </table:table-cell>
          <table:table-cell office:value-type="string">
            <text:p>浙江省新昌县七星街道下礼泉</text:p>
          </table:table-cell>
          <table:table-cell table:number-columns-repeated="2"/>
        </table:table-row>
        <table:table-row table:style-name="ro2">
          <table:table-cell office:value-type="string">
            <text:p>002051</text:p>
          </table:table-cell>
          <table:table-cell office:value-type="string">
            <text:p>中工国际</text:p>
          </table:table-cell>
          <table:table-cell office:value-type="string">
            <text:p>E 建筑业</text:p>
          </table:table-cell>
          <table:table-cell office:value-type="string">
            <text:p>中工国际工程股份有限公司</text:p>
          </table:table-cell>
          <table:table-cell office:value-type="string">
            <text:p>2006-06-19T00:00:00.000+08</text:p>
          </table:table-cell>
          <table:table-cell office:value-type="string">
            <text:p>北京</text:p>
          </table:table-cell>
          <table:table-cell office:value-type="string">
            <text:p>北京市</text:p>
          </table:table-cell>
          <table:table-cell office:value-type="string">
            <text:p>www.camce.com.cn</text:p>
          </table:table-cell>
          <table:table-cell office:value-type="string">
            <text:p>北京市海淀区丹棱街3号</text:p>
          </table:table-cell>
          <table:table-cell table:number-columns-repeated="2"/>
        </table:table-row>
        <table:table-row table:style-name="ro2">
          <table:table-cell office:value-type="string">
            <text:p>002052</text:p>
          </table:table-cell>
          <table:table-cell office:value-type="string">
            <text:p>同洲电子</text:p>
          </table:table-cell>
          <table:table-cell office:value-type="string">
            <text:p>C 制造业</text:p>
          </table:table-cell>
          <table:table-cell office:value-type="string">
            <text:p>深圳市同洲电子股份有限公司</text:p>
          </table:table-cell>
          <table:table-cell office:value-type="string">
            <text:p>2006-06-27T00:00:00.000+08</text:p>
          </table:table-cell>
          <table:table-cell office:value-type="string">
            <text:p>广东</text:p>
          </table:table-cell>
          <table:table-cell office:value-type="string">
            <text:p>深圳市</text:p>
          </table:table-cell>
          <table:table-cell office:value-type="string">
            <text:p>www.coship.com</text:p>
          </table:table-cell>
          <table:table-cell office:value-type="string">
            <text:p>广东省深圳市南山区高新科技园北区彩虹科技大厦六楼</text:p>
          </table:table-cell>
          <table:table-cell table:number-columns-repeated="2"/>
        </table:table-row>
        <table:table-row table:style-name="ro2">
          <table:table-cell office:value-type="string">
            <text:p>002053</text:p>
          </table:table-cell>
          <table:table-cell office:value-type="string">
            <text:p>云南能投</text:p>
          </table:table-cell>
          <table:table-cell office:value-type="string">
            <text:p>C 制造业</text:p>
          </table:table-cell>
          <table:table-cell office:value-type="string">
            <text:p>云南能源投资股份有限公司</text:p>
          </table:table-cell>
          <table:table-cell office:value-type="string">
            <text:p>2006-06-27T00:00:00.000+08</text:p>
          </table:table-cell>
          <table:table-cell office:value-type="string">
            <text:p>云南</text:p>
          </table:table-cell>
          <table:table-cell office:value-type="string">
            <text:p>昆明市</text:p>
          </table:table-cell>
          <table:table-cell office:value-type="string">
            <text:p>www.ynyh.com</text:p>
          </table:table-cell>
          <table:table-cell office:value-type="string">
            <text:p>云南省昆明市官渡区春城路276号</text:p>
          </table:table-cell>
          <table:table-cell table:number-columns-repeated="2"/>
        </table:table-row>
        <table:table-row table:style-name="ro2">
          <table:table-cell office:value-type="string">
            <text:p>002054</text:p>
          </table:table-cell>
          <table:table-cell office:value-type="string">
            <text:p>德美化工</text:p>
          </table:table-cell>
          <table:table-cell office:value-type="string">
            <text:p>C 制造业</text:p>
          </table:table-cell>
          <table:table-cell office:value-type="string">
            <text:p>广东德美精细化工集团股份有限公司</text:p>
          </table:table-cell>
          <table:table-cell office:value-type="string">
            <text:p>2006-07-25T00:00:00.000+08</text:p>
          </table:table-cell>
          <table:table-cell office:value-type="string">
            <text:p>广东</text:p>
          </table:table-cell>
          <table:table-cell office:value-type="string">
            <text:p>佛山市</text:p>
          </table:table-cell>
          <table:table-cell office:value-type="string">
            <text:p>www.dymatic.com</text:p>
          </table:table-cell>
          <table:table-cell office:value-type="string">
            <text:p>广东省佛山市顺德高新区科技产业园朝桂南路</text:p>
          </table:table-cell>
          <table:table-cell table:number-columns-repeated="2"/>
        </table:table-row>
        <table:table-row table:style-name="ro2">
          <table:table-cell office:value-type="string">
            <text:p>002055</text:p>
          </table:table-cell>
          <table:table-cell office:value-type="string">
            <text:p>得润电子</text:p>
          </table:table-cell>
          <table:table-cell office:value-type="string">
            <text:p>C 制造业</text:p>
          </table:table-cell>
          <table:table-cell office:value-type="string">
            <text:p>深圳市得润电子股份有限公司</text:p>
          </table:table-cell>
          <table:table-cell office:value-type="string">
            <text:p>2006-07-25T00:00:00.000+08</text:p>
          </table:table-cell>
          <table:table-cell office:value-type="string">
            <text:p>广东</text:p>
          </table:table-cell>
          <table:table-cell office:value-type="string">
            <text:p>深圳市</text:p>
          </table:table-cell>
          <table:table-cell office:value-type="string">
            <text:p>www.deren.com.cn</text:p>
          </table:table-cell>
          <table:table-cell office:value-type="string">
            <text:p>广东省深圳市光明新区光明街道三十三路9号得润电子工业园</text:p>
          </table:table-cell>
          <table:table-cell table:number-columns-repeated="2"/>
        </table:table-row>
        <table:table-row table:style-name="ro2">
          <table:table-cell office:value-type="string">
            <text:p>002056</text:p>
          </table:table-cell>
          <table:table-cell office:value-type="string">
            <text:p>横店东磁</text:p>
          </table:table-cell>
          <table:table-cell office:value-type="string">
            <text:p>C 制造业</text:p>
          </table:table-cell>
          <table:table-cell office:value-type="string">
            <text:p>横店集团东磁股份有限公司</text:p>
          </table:table-cell>
          <table:table-cell office:value-type="string">
            <text:p>2006-08-02T00:00:00.000+08</text:p>
          </table:table-cell>
          <table:table-cell office:value-type="string">
            <text:p>浙江</text:p>
          </table:table-cell>
          <table:table-cell office:value-type="string">
            <text:p>金华市</text:p>
          </table:table-cell>
          <table:table-cell office:value-type="string">
            <text:p>www.chinadmegc.com</text:p>
          </table:table-cell>
          <table:table-cell office:value-type="string">
            <text:p>浙江省东阳市横店工业区</text:p>
          </table:table-cell>
          <table:table-cell table:number-columns-repeated="2"/>
        </table:table-row>
        <table:table-row table:style-name="ro2">
          <table:table-cell office:value-type="string">
            <text:p>002057</text:p>
          </table:table-cell>
          <table:table-cell office:value-type="string">
            <text:p>中钢天源</text:p>
          </table:table-cell>
          <table:table-cell office:value-type="string">
            <text:p>C 制造业</text:p>
          </table:table-cell>
          <table:table-cell office:value-type="string">
            <text:p>中钢集团安徽天源科技股份有限公司</text:p>
          </table:table-cell>
          <table:table-cell office:value-type="string">
            <text:p>2006-08-02T00:00:00.000+08</text:p>
          </table:table-cell>
          <table:table-cell office:value-type="string">
            <text:p>安徽</text:p>
          </table:table-cell>
          <table:table-cell office:value-type="string">
            <text:p>马鞍山市</text:p>
          </table:table-cell>
          <table:table-cell office:value-type="string">
            <text:p>www.ty-magnet.com</text:p>
          </table:table-cell>
          <table:table-cell office:value-type="string">
            <text:p>安徽省马鞍山市雨山区霍里山大道南段9号</text:p>
          </table:table-cell>
          <table:table-cell table:number-columns-repeated="2"/>
        </table:table-row>
        <table:table-row table:style-name="ro2">
          <table:table-cell office:value-type="string">
            <text:p>002058</text:p>
          </table:table-cell>
          <table:table-cell office:value-type="string">
            <text:p>威 尔 泰</text:p>
          </table:table-cell>
          <table:table-cell office:value-type="string">
            <text:p>C 制造业</text:p>
          </table:table-cell>
          <table:table-cell office:value-type="string">
            <text:p>上海威尔泰工业自动化股份有限公司</text:p>
          </table:table-cell>
          <table:table-cell office:value-type="string">
            <text:p>2006-08-02T00:00:00.000+08</text:p>
          </table:table-cell>
          <table:table-cell office:value-type="string">
            <text:p>上海</text:p>
          </table:table-cell>
          <table:table-cell office:value-type="string">
            <text:p>上海市</text:p>
          </table:table-cell>
          <table:table-cell office:value-type="string">
            <text:p>dm@welltech.com.cn</text:p>
          </table:table-cell>
          <table:table-cell office:value-type="string">
            <text:p>上海市闵行区虹中路263号1幢</text:p>
          </table:table-cell>
          <table:table-cell table:number-columns-repeated="2"/>
        </table:table-row>
        <table:table-row table:style-name="ro2">
          <table:table-cell office:value-type="string">
            <text:p>002059</text:p>
          </table:table-cell>
          <table:table-cell office:value-type="string">
            <text:p>云南旅游</text:p>
          </table:table-cell>
          <table:table-cell office:value-type="string">
            <text:p>N 公共环保</text:p>
          </table:table-cell>
          <table:table-cell office:value-type="string">
            <text:p>云南旅游股份有限公司</text:p>
          </table:table-cell>
          <table:table-cell office:value-type="string">
            <text:p>2006-08-10T00:00:00.000+08</text:p>
          </table:table-cell>
          <table:table-cell office:value-type="string">
            <text:p>云南</text:p>
          </table:table-cell>
          <table:table-cell office:value-type="string">
            <text:p>昆明市</text:p>
          </table:table-cell>
          <table:table-cell office:value-type="string">
            <text:p>www.expo99km.com</text:p>
          </table:table-cell>
          <table:table-cell office:value-type="string">
            <text:p>云南省昆明市白龙路世博园</text:p>
          </table:table-cell>
          <table:table-cell table:number-columns-repeated="2"/>
        </table:table-row>
        <table:table-row table:style-name="ro2">
          <table:table-cell office:value-type="string">
            <text:p>002060</text:p>
          </table:table-cell>
          <table:table-cell office:value-type="string">
            <text:p>粤 水 电</text:p>
          </table:table-cell>
          <table:table-cell office:value-type="string">
            <text:p>E 建筑业</text:p>
          </table:table-cell>
          <table:table-cell office:value-type="string">
            <text:p>广东水电二局股份有限公司</text:p>
          </table:table-cell>
          <table:table-cell office:value-type="string">
            <text:p>2006-08-10T00:00:00.000+08</text:p>
          </table:table-cell>
          <table:table-cell office:value-type="string">
            <text:p>广东</text:p>
          </table:table-cell>
          <table:table-cell office:value-type="string">
            <text:p>广州市</text:p>
          </table:table-cell>
          <table:table-cell office:value-type="string">
            <text:p>www.gdsdej.com</text:p>
          </table:table-cell>
          <table:table-cell office:value-type="string">
            <text:p>广东省广州市增城区新塘镇广深大道西1号1幢水电广场A-1商务中心20层</text:p>
          </table:table-cell>
          <table:table-cell table:number-columns-repeated="2"/>
        </table:table-row>
        <table:table-row table:style-name="ro2">
          <table:table-cell office:value-type="string">
            <text:p>002061</text:p>
          </table:table-cell>
          <table:table-cell office:value-type="string">
            <text:p>江山化工</text:p>
          </table:table-cell>
          <table:table-cell office:value-type="string">
            <text:p>C 制造业</text:p>
          </table:table-cell>
          <table:table-cell office:value-type="string">
            <text:p>浙江江山化工股份有限公司</text:p>
          </table:table-cell>
          <table:table-cell office:value-type="string">
            <text:p>2006-08-16T00:00:00.000+08</text:p>
          </table:table-cell>
          <table:table-cell office:value-type="string">
            <text:p>浙江</text:p>
          </table:table-cell>
          <table:table-cell office:value-type="string">
            <text:p>衢州市</text:p>
          </table:table-cell>
          <table:table-cell office:value-type="string">
            <text:p>www.jiangshanchem.com</text:p>
          </table:table-cell>
          <table:table-cell office:value-type="string">
            <text:p>浙江省江山市景星东路38号</text:p>
          </table:table-cell>
          <table:table-cell table:number-columns-repeated="2"/>
        </table:table-row>
        <table:table-row table:style-name="ro2">
          <table:table-cell office:value-type="string">
            <text:p>002062</text:p>
          </table:table-cell>
          <table:table-cell office:value-type="string">
            <text:p>宏润建设</text:p>
          </table:table-cell>
          <table:table-cell office:value-type="string">
            <text:p>E 建筑业</text:p>
          </table:table-cell>
          <table:table-cell office:value-type="string">
            <text:p>宏润建设集团股份有限公司</text:p>
          </table:table-cell>
          <table:table-cell office:value-type="string">
            <text:p>2006-08-16T00:00:00.000+08</text:p>
          </table:table-cell>
          <table:table-cell office:value-type="string">
            <text:p>浙江</text:p>
          </table:table-cell>
          <table:table-cell office:value-type="string">
            <text:p>宁波市</text:p>
          </table:table-cell>
          <table:table-cell office:value-type="string">
            <text:p>www.chinahongrun.com</text:p>
          </table:table-cell>
          <table:table-cell office:value-type="string">
            <text:p>浙江省象山县丹城镇建设东路262号</text:p>
          </table:table-cell>
          <table:table-cell table:number-columns-repeated="2"/>
        </table:table-row>
        <table:table-row table:style-name="ro2">
          <table:table-cell office:value-type="string">
            <text:p>002063</text:p>
          </table:table-cell>
          <table:table-cell office:value-type="string">
            <text:p>远光软件</text:p>
          </table:table-cell>
          <table:table-cell office:value-type="string">
            <text:p>I 信息技术</text:p>
          </table:table-cell>
          <table:table-cell office:value-type="string">
            <text:p>远光软件股份有限公司</text:p>
          </table:table-cell>
          <table:table-cell office:value-type="string">
            <text:p>2006-08-23T00:00:00.000+08</text:p>
          </table:table-cell>
          <table:table-cell office:value-type="string">
            <text:p>广东</text:p>
          </table:table-cell>
          <table:table-cell office:value-type="string">
            <text:p>珠海市</text:p>
          </table:table-cell>
          <table:table-cell office:value-type="string">
            <text:p>www.ygsoft.com</text:p>
          </table:table-cell>
          <table:table-cell office:value-type="string">
            <text:p>广东省珠海市港湾大道科技一路3号</text:p>
          </table:table-cell>
          <table:table-cell table:number-columns-repeated="2"/>
        </table:table-row>
        <table:table-row table:style-name="ro2">
          <table:table-cell office:value-type="string">
            <text:p>002064</text:p>
          </table:table-cell>
          <table:table-cell office:value-type="string">
            <text:p>华峰氨纶</text:p>
          </table:table-cell>
          <table:table-cell office:value-type="string">
            <text:p>C 制造业</text:p>
          </table:table-cell>
          <table:table-cell office:value-type="string">
            <text:p>浙江华峰氨纶股份有限公司</text:p>
          </table:table-cell>
          <table:table-cell office:value-type="string">
            <text:p>2006-08-23T00:00:00.000+08</text:p>
          </table:table-cell>
          <table:table-cell office:value-type="string">
            <text:p>浙江</text:p>
          </table:table-cell>
          <table:table-cell office:value-type="string">
            <text:p>温州市</text:p>
          </table:table-cell>
          <table:table-cell office:value-type="string">
            <text:p>www.spandex.com.cn</text:p>
          </table:table-cell>
          <table:table-cell office:value-type="string">
            <text:p>浙江省瑞安市莘塍工业园区</text:p>
          </table:table-cell>
          <table:table-cell table:number-columns-repeated="2"/>
        </table:table-row>
        <table:table-row table:style-name="ro2">
          <table:table-cell office:value-type="string">
            <text:p>002065</text:p>
          </table:table-cell>
          <table:table-cell office:value-type="string">
            <text:p>东华软件</text:p>
          </table:table-cell>
          <table:table-cell office:value-type="string">
            <text:p>I 信息技术</text:p>
          </table:table-cell>
          <table:table-cell office:value-type="string">
            <text:p>东华软件股份公司</text:p>
          </table:table-cell>
          <table:table-cell office:value-type="string">
            <text:p>2006-08-23T00:00:00.000+08</text:p>
          </table:table-cell>
          <table:table-cell office:value-type="string">
            <text:p>北京</text:p>
          </table:table-cell>
          <table:table-cell office:value-type="string">
            <text:p>北京市</text:p>
          </table:table-cell>
          <table:table-cell office:value-type="string">
            <text:p>www.dhcc.com.cn</text:p>
          </table:table-cell>
          <table:table-cell office:value-type="string">
            <text:p>北京市海淀区紫金数码园3号楼15层1501</text:p>
          </table:table-cell>
          <table:table-cell table:number-columns-repeated="2"/>
        </table:table-row>
        <table:table-row table:style-name="ro2">
          <table:table-cell office:value-type="string">
            <text:p>002066</text:p>
          </table:table-cell>
          <table:table-cell office:value-type="string">
            <text:p>瑞泰科技</text:p>
          </table:table-cell>
          <table:table-cell office:value-type="string">
            <text:p>C 制造业</text:p>
          </table:table-cell>
          <table:table-cell office:value-type="string">
            <text:p>瑞泰科技股份有限公司</text:p>
          </table:table-cell>
          <table:table-cell office:value-type="string">
            <text:p>2006-08-23T00:00:00.000+08</text:p>
          </table:table-cell>
          <table:table-cell office:value-type="string">
            <text:p>北京</text:p>
          </table:table-cell>
          <table:table-cell office:value-type="string">
            <text:p>北京市</text:p>
          </table:table-cell>
          <table:table-cell office:value-type="string">
            <text:p>www.bjruitai.com</text:p>
          </table:table-cell>
          <table:table-cell office:value-type="string">
            <text:p>北京市朝阳区酒仙桥路乙21号</text:p>
          </table:table-cell>
          <table:table-cell table:number-columns-repeated="2"/>
        </table:table-row>
        <table:table-row table:style-name="ro2">
          <table:table-cell office:value-type="string">
            <text:p>002067</text:p>
          </table:table-cell>
          <table:table-cell office:value-type="string">
            <text:p>景兴纸业</text:p>
          </table:table-cell>
          <table:table-cell office:value-type="string">
            <text:p>C 制造业</text:p>
          </table:table-cell>
          <table:table-cell office:value-type="string">
            <text:p>浙江景兴纸业股份有限公司</text:p>
          </table:table-cell>
          <table:table-cell office:value-type="string">
            <text:p>2006-09-15T00:00:00.000+08</text:p>
          </table:table-cell>
          <table:table-cell office:value-type="string">
            <text:p>浙江</text:p>
          </table:table-cell>
          <table:table-cell office:value-type="string">
            <text:p>嘉兴市</text:p>
          </table:table-cell>
          <table:table-cell office:value-type="string">
            <text:p>www.jxpaper.com.cn</text:p>
          </table:table-cell>
          <table:table-cell office:value-type="string">
            <text:p>浙江省平湖市曹桥镇</text:p>
          </table:table-cell>
          <table:table-cell table:number-columns-repeated="2"/>
        </table:table-row>
        <table:table-row table:style-name="ro2">
          <table:table-cell office:value-type="string">
            <text:p>002068</text:p>
          </table:table-cell>
          <table:table-cell office:value-type="string">
            <text:p>黑猫股份</text:p>
          </table:table-cell>
          <table:table-cell office:value-type="string">
            <text:p>C 制造业</text:p>
          </table:table-cell>
          <table:table-cell office:value-type="string">
            <text:p>江西黑猫炭黑股份有限公司</text:p>
          </table:table-cell>
          <table:table-cell office:value-type="string">
            <text:p>2006-09-15T00:00:00.000+08</text:p>
          </table:table-cell>
          <table:table-cell office:value-type="string">
            <text:p>江西</text:p>
          </table:table-cell>
          <table:table-cell office:value-type="string">
            <text:p>景德镇市</text:p>
          </table:table-cell>
          <table:table-cell office:value-type="string">
            <text:p>www.jx-blackcat.com</text:p>
          </table:table-cell>
          <table:table-cell office:value-type="string">
            <text:p>江西省景德镇市昌江区历尧</text:p>
          </table:table-cell>
          <table:table-cell table:number-columns-repeated="2"/>
        </table:table-row>
        <table:table-row table:style-name="ro2">
          <table:table-cell office:value-type="string">
            <text:p>002069</text:p>
          </table:table-cell>
          <table:table-cell office:value-type="string">
            <text:p>獐子岛</text:p>
          </table:table-cell>
          <table:table-cell office:value-type="string">
            <text:p>A 农林牧渔</text:p>
          </table:table-cell>
          <table:table-cell office:value-type="string">
            <text:p>獐子岛集团股份有限公司</text:p>
          </table:table-cell>
          <table:table-cell office:value-type="string">
            <text:p>2006-09-28T00:00:00.000+08</text:p>
          </table:table-cell>
          <table:table-cell office:value-type="string">
            <text:p>辽宁</text:p>
          </table:table-cell>
          <table:table-cell office:value-type="string">
            <text:p>大连市</text:p>
          </table:table-cell>
          <table:table-cell office:value-type="string">
            <text:p>www.zhangzidao.com</text:p>
          </table:table-cell>
          <table:table-cell office:value-type="string">
            <text:p>辽宁省大连市长海县獐子岛镇沙包村</text:p>
          </table:table-cell>
          <table:table-cell table:number-columns-repeated="2"/>
        </table:table-row>
        <table:table-row table:style-name="ro2">
          <table:table-cell office:value-type="string">
            <text:p>002070</text:p>
          </table:table-cell>
          <table:table-cell office:value-type="string">
            <text:p>*ST众和</text:p>
          </table:table-cell>
          <table:table-cell office:value-type="string">
            <text:p>C 制造业</text:p>
          </table:table-cell>
          <table:table-cell office:value-type="string">
            <text:p>福建众和股份有限公司</text:p>
          </table:table-cell>
          <table:table-cell office:value-type="string">
            <text:p>2006-10-12T00:00:00.000+08</text:p>
          </table:table-cell>
          <table:table-cell office:value-type="string">
            <text:p>福建</text:p>
          </table:table-cell>
          <table:table-cell office:value-type="string">
            <text:p>莆田市</text:p>
          </table:table-cell>
          <table:table-cell office:value-type="string">
            <text:p>www.zhonghe.com</text:p>
          </table:table-cell>
          <table:table-cell office:value-type="string">
            <text:p>福建省莆田市秀屿区西许工业区5-8号</text:p>
          </table:table-cell>
          <table:table-cell table:number-columns-repeated="2"/>
        </table:table-row>
        <table:table-row table:style-name="ro2">
          <table:table-cell office:value-type="string">
            <text:p>002071</text:p>
          </table:table-cell>
          <table:table-cell office:value-type="string">
            <text:p>长城影视</text:p>
          </table:table-cell>
          <table:table-cell office:value-type="string">
            <text:p>R 文化传播</text:p>
          </table:table-cell>
          <table:table-cell office:value-type="string">
            <text:p>长城影视股份有限公司</text:p>
          </table:table-cell>
          <table:table-cell office:value-type="string">
            <text:p>2006-10-12T00:00:00.000+08</text:p>
          </table:table-cell>
          <table:table-cell office:value-type="string">
            <text:p>江苏</text:p>
          </table:table-cell>
          <table:table-cell office:value-type="string">
            <text:p>苏州市</text:p>
          </table:table-cell>
          <table:table-cell office:value-type="string">
            <text:p>www.chinaccys.com</text:p>
          </table:table-cell>
          <table:table-cell office:value-type="string">
            <text:p>江苏省张家港市大新镇人民路128号</text:p>
          </table:table-cell>
          <table:table-cell table:number-columns-repeated="2"/>
        </table:table-row>
        <table:table-row table:style-name="ro2">
          <table:table-cell office:value-type="string">
            <text:p>002072</text:p>
          </table:table-cell>
          <table:table-cell office:value-type="string">
            <text:p>凯瑞德</text:p>
          </table:table-cell>
          <table:table-cell office:value-type="string">
            <text:p>C 制造业</text:p>
          </table:table-cell>
          <table:table-cell office:value-type="string">
            <text:p>凯瑞德控股股份有限公司</text:p>
          </table:table-cell>
          <table:table-cell office:value-type="string">
            <text:p>2006-10-18T00:00:00.000+08</text:p>
          </table:table-cell>
          <table:table-cell office:value-type="string">
            <text:p>山东</text:p>
          </table:table-cell>
          <table:table-cell office:value-type="string">
            <text:p>德州市</text:p>
          </table:table-cell>
          <table:table-cell office:value-type="string">
            <text:p>www.textiledm.com</text:p>
          </table:table-cell>
          <table:table-cell office:value-type="string">
            <text:p>山东省德州市德城区顺河西路18号</text:p>
          </table:table-cell>
          <table:table-cell table:number-columns-repeated="2"/>
        </table:table-row>
        <table:table-row table:style-name="ro2">
          <table:table-cell office:value-type="string">
            <text:p>002073</text:p>
          </table:table-cell>
          <table:table-cell office:value-type="string">
            <text:p>软控股份</text:p>
          </table:table-cell>
          <table:table-cell office:value-type="string">
            <text:p>C 制造业</text:p>
          </table:table-cell>
          <table:table-cell office:value-type="string">
            <text:p>软控股份有限公司</text:p>
          </table:table-cell>
          <table:table-cell office:value-type="string">
            <text:p>2006-10-18T00:00:00.000+08</text:p>
          </table:table-cell>
          <table:table-cell office:value-type="string">
            <text:p>山东</text:p>
          </table:table-cell>
          <table:table-cell office:value-type="string">
            <text:p>青岛市</text:p>
          </table:table-cell>
          <table:table-cell office:value-type="string">
            <text:p>www.mesnac.com</text:p>
          </table:table-cell>
          <table:table-cell office:value-type="string">
            <text:p>山东省青岛市保税区纽约路2号</text:p>
          </table:table-cell>
          <table:table-cell table:number-columns-repeated="2"/>
        </table:table-row>
        <table:table-row table:style-name="ro2">
          <table:table-cell office:value-type="string">
            <text:p>002074</text:p>
          </table:table-cell>
          <table:table-cell office:value-type="string">
            <text:p>国轩高科</text:p>
          </table:table-cell>
          <table:table-cell office:value-type="string">
            <text:p>C 制造业</text:p>
          </table:table-cell>
          <table:table-cell office:value-type="string">
            <text:p>国轩高科股份有限公司</text:p>
          </table:table-cell>
          <table:table-cell office:value-type="string">
            <text:p>2006-10-18T00:00:00.000+08</text:p>
          </table:table-cell>
          <table:table-cell office:value-type="string">
            <text:p>江苏</text:p>
          </table:table-cell>
          <table:table-cell office:value-type="string">
            <text:p>南通市</text:p>
          </table:table-cell>
          <table:table-cell office:value-type="string">
            <text:p>www.hfgxgk.com</text:p>
          </table:table-cell>
          <table:table-cell office:value-type="string">
            <text:p>江苏省南通市通州区十总镇东源大道1号</text:p>
          </table:table-cell>
          <table:table-cell table:number-columns-repeated="2"/>
        </table:table-row>
        <table:table-row table:style-name="ro2">
          <table:table-cell office:value-type="string">
            <text:p>002075</text:p>
          </table:table-cell>
          <table:table-cell office:value-type="string">
            <text:p>沙钢股份</text:p>
          </table:table-cell>
          <table:table-cell office:value-type="string">
            <text:p>C 制造业</text:p>
          </table:table-cell>
          <table:table-cell office:value-type="string">
            <text:p>江苏沙钢股份有限公司</text:p>
          </table:table-cell>
          <table:table-cell office:value-type="string">
            <text:p>2006-10-25T00:00:00.000+08</text:p>
          </table:table-cell>
          <table:table-cell office:value-type="string">
            <text:p>江苏</text:p>
          </table:table-cell>
          <table:table-cell office:value-type="string">
            <text:p>苏州市</text:p>
          </table:table-cell>
          <table:table-cell office:value-type="string">
            <text:p>www.shaganggf.com</text:p>
          </table:table-cell>
          <table:table-cell office:value-type="string">
            <text:p>江苏省张家港市锦丰镇沙钢大厦</text:p>
          </table:table-cell>
          <table:table-cell table:number-columns-repeated="2"/>
        </table:table-row>
        <table:table-row table:style-name="ro2">
          <table:table-cell office:value-type="string">
            <text:p>002076</text:p>
          </table:table-cell>
          <table:table-cell office:value-type="string">
            <text:p>雪 莱 特</text:p>
          </table:table-cell>
          <table:table-cell office:value-type="string">
            <text:p>C 制造业</text:p>
          </table:table-cell>
          <table:table-cell office:value-type="string">
            <text:p>广东雪莱特光电科技股份有限公司</text:p>
          </table:table-cell>
          <table:table-cell office:value-type="string">
            <text:p>2006-10-25T00:00:00.000+08</text:p>
          </table:table-cell>
          <table:table-cell office:value-type="string">
            <text:p>广东</text:p>
          </table:table-cell>
          <table:table-cell office:value-type="string">
            <text:p>佛山市</text:p>
          </table:table-cell>
          <table:table-cell office:value-type="string">
            <text:p>www.cnlight.com</text:p>
          </table:table-cell>
          <table:table-cell office:value-type="string">
            <text:p>广东省佛山市南海区狮山工业科技工业园A区</text:p>
          </table:table-cell>
          <table:table-cell table:number-columns-repeated="2"/>
        </table:table-row>
        <table:table-row table:style-name="ro2">
          <table:table-cell office:value-type="string">
            <text:p>002077</text:p>
          </table:table-cell>
          <table:table-cell office:value-type="string">
            <text:p>大港股份</text:p>
          </table:table-cell>
          <table:table-cell office:value-type="string">
            <text:p>K 房地产</text:p>
          </table:table-cell>
          <table:table-cell office:value-type="string">
            <text:p>江苏大港股份有限公司</text:p>
          </table:table-cell>
          <table:table-cell office:value-type="string">
            <text:p>2006-11-16T00:00:00.000+08</text:p>
          </table:table-cell>
          <table:table-cell office:value-type="string">
            <text:p>江苏</text:p>
          </table:table-cell>
          <table:table-cell office:value-type="string">
            <text:p>镇江市</text:p>
          </table:table-cell>
          <table:table-cell office:value-type="string">
            <text:p>www.dggf.cn</text:p>
          </table:table-cell>
          <table:table-cell office:value-type="string">
            <text:p>江苏省镇江新区大港通港路1号</text:p>
          </table:table-cell>
          <table:table-cell table:number-columns-repeated="2"/>
        </table:table-row>
        <table:table-row table:style-name="ro2">
          <table:table-cell office:value-type="string">
            <text:p>002078</text:p>
          </table:table-cell>
          <table:table-cell office:value-type="string">
            <text:p>太阳纸业</text:p>
          </table:table-cell>
          <table:table-cell office:value-type="string">
            <text:p>C 制造业</text:p>
          </table:table-cell>
          <table:table-cell office:value-type="string">
            <text:p>山东太阳纸业股份有限公司</text:p>
          </table:table-cell>
          <table:table-cell office:value-type="string">
            <text:p>2006-11-16T00:00:00.000+08</text:p>
          </table:table-cell>
          <table:table-cell office:value-type="string">
            <text:p>山东</text:p>
          </table:table-cell>
          <table:table-cell office:value-type="string">
            <text:p>济宁市</text:p>
          </table:table-cell>
          <table:table-cell office:value-type="string">
            <text:p>www.sunpapergroup.com</text:p>
          </table:table-cell>
          <table:table-cell office:value-type="string">
            <text:p>山东省兖州市西关大街66号</text:p>
          </table:table-cell>
          <table:table-cell table:number-columns-repeated="2"/>
        </table:table-row>
        <table:table-row table:style-name="ro2">
          <table:table-cell office:value-type="string">
            <text:p>002079</text:p>
          </table:table-cell>
          <table:table-cell office:value-type="string">
            <text:p>苏州固锝</text:p>
          </table:table-cell>
          <table:table-cell office:value-type="string">
            <text:p>C 制造业</text:p>
          </table:table-cell>
          <table:table-cell office:value-type="string">
            <text:p>苏州固锝电子股份有限公司</text:p>
          </table:table-cell>
          <table:table-cell office:value-type="string">
            <text:p>2006-11-16T00:00:00.000+08</text:p>
          </table:table-cell>
          <table:table-cell office:value-type="string">
            <text:p>江苏</text:p>
          </table:table-cell>
          <table:table-cell office:value-type="string">
            <text:p>苏州市</text:p>
          </table:table-cell>
          <table:table-cell office:value-type="string">
            <text:p>www.goodark.com</text:p>
          </table:table-cell>
          <table:table-cell office:value-type="string">
            <text:p>江苏省苏州市通安开发区通锡路31号</text:p>
          </table:table-cell>
          <table:table-cell table:number-columns-repeated="2"/>
        </table:table-row>
        <table:table-row table:style-name="ro2">
          <table:table-cell office:value-type="string">
            <text:p>002080</text:p>
          </table:table-cell>
          <table:table-cell office:value-type="string">
            <text:p>中材科技</text:p>
          </table:table-cell>
          <table:table-cell office:value-type="string">
            <text:p>C 制造业</text:p>
          </table:table-cell>
          <table:table-cell office:value-type="string">
            <text:p>中材科技股份有限公司</text:p>
          </table:table-cell>
          <table:table-cell office:value-type="string">
            <text:p>2006-11-20T00:00:00.000+08</text:p>
          </table:table-cell>
          <table:table-cell office:value-type="string">
            <text:p>江苏</text:p>
          </table:table-cell>
          <table:table-cell office:value-type="string">
            <text:p>南京市</text:p>
          </table:table-cell>
          <table:table-cell office:value-type="string">
            <text:p>www.sinomatech.com</text:p>
          </table:table-cell>
          <table:table-cell office:value-type="string">
            <text:p>江苏省南京市江宁科学园彤天路99号</text:p>
          </table:table-cell>
          <table:table-cell table:number-columns-repeated="2"/>
        </table:table-row>
        <table:table-row table:style-name="ro2">
          <table:table-cell office:value-type="string">
            <text:p>002081</text:p>
          </table:table-cell>
          <table:table-cell office:value-type="string">
            <text:p>金 螳 螂</text:p>
          </table:table-cell>
          <table:table-cell office:value-type="string">
            <text:p>E 建筑业</text:p>
          </table:table-cell>
          <table:table-cell office:value-type="string">
            <text:p>苏州金螳螂建筑装饰股份有限公司</text:p>
          </table:table-cell>
          <table:table-cell office:value-type="string">
            <text:p>2006-11-20T00:00:00.000+08</text:p>
          </table:table-cell>
          <table:table-cell office:value-type="string">
            <text:p>江苏</text:p>
          </table:table-cell>
          <table:table-cell office:value-type="string">
            <text:p>苏州市</text:p>
          </table:table-cell>
          <table:table-cell office:value-type="string">
            <text:p>www.goldmantis.com</text:p>
          </table:table-cell>
          <table:table-cell office:value-type="string">
            <text:p>江苏省苏州工业园区民营工业区</text:p>
          </table:table-cell>
          <table:table-cell table:number-columns-repeated="2"/>
        </table:table-row>
        <table:table-row table:style-name="ro2">
          <table:table-cell office:value-type="string">
            <text:p>002082</text:p>
          </table:table-cell>
          <table:table-cell office:value-type="string">
            <text:p>栋梁新材</text:p>
          </table:table-cell>
          <table:table-cell office:value-type="string">
            <text:p>C 制造业</text:p>
          </table:table-cell>
          <table:table-cell office:value-type="string">
            <text:p>浙江栋梁新材股份有限公司</text:p>
          </table:table-cell>
          <table:table-cell office:value-type="string">
            <text:p>2006-11-20T00:00:00.000+08</text:p>
          </table:table-cell>
          <table:table-cell office:value-type="string">
            <text:p>浙江</text:p>
          </table:table-cell>
          <table:table-cell office:value-type="string">
            <text:p>湖州市</text:p>
          </table:table-cell>
          <table:table-cell office:value-type="string">
            <text:p>www.dongliang.com.cn</text:p>
          </table:table-cell>
          <table:table-cell office:value-type="string">
            <text:p>浙江省湖州市八里店镇</text:p>
          </table:table-cell>
          <table:table-cell table:number-columns-repeated="2"/>
        </table:table-row>
        <table:table-row table:style-name="ro2">
          <table:table-cell office:value-type="string">
            <text:p>002083</text:p>
          </table:table-cell>
          <table:table-cell office:value-type="string">
            <text:p>孚日股份</text:p>
          </table:table-cell>
          <table:table-cell office:value-type="string">
            <text:p>C 制造业</text:p>
          </table:table-cell>
          <table:table-cell office:value-type="string">
            <text:p>孚日集团股份有限公司</text:p>
          </table:table-cell>
          <table:table-cell office:value-type="string">
            <text:p>2006-11-24T00:00:00.000+08</text:p>
          </table:table-cell>
          <table:table-cell office:value-type="string">
            <text:p>山东</text:p>
          </table:table-cell>
          <table:table-cell office:value-type="string">
            <text:p>潍坊市</text:p>
          </table:table-cell>
          <table:table-cell office:value-type="string">
            <text:p>www.sunvim.com</text:p>
          </table:table-cell>
          <table:table-cell office:value-type="string">
            <text:p>山东省高密市孚日街1号</text:p>
          </table:table-cell>
          <table:table-cell table:number-columns-repeated="2"/>
        </table:table-row>
        <table:table-row table:style-name="ro2">
          <table:table-cell office:value-type="string">
            <text:p>002084</text:p>
          </table:table-cell>
          <table:table-cell office:value-type="string">
            <text:p>海鸥卫浴</text:p>
          </table:table-cell>
          <table:table-cell office:value-type="string">
            <text:p>C 制造业</text:p>
          </table:table-cell>
          <table:table-cell office:value-type="string">
            <text:p>广州海鸥卫浴用品股份有限公司</text:p>
          </table:table-cell>
          <table:table-cell office:value-type="string">
            <text:p>2006-11-24T00:00:00.000+08</text:p>
          </table:table-cell>
          <table:table-cell office:value-type="string">
            <text:p>广东</text:p>
          </table:table-cell>
          <table:table-cell office:value-type="string">
            <text:p>广州市</text:p>
          </table:table-cell>
          <table:table-cell office:value-type="string">
            <text:p>www.seagullgroup.cn</text:p>
          </table:table-cell>
          <table:table-cell office:value-type="string">
            <text:p>广东省广州市番禺区沙头街禺山西路363号</text:p>
          </table:table-cell>
          <table:table-cell table:number-columns-repeated="2"/>
        </table:table-row>
        <table:table-row table:style-name="ro2">
          <table:table-cell office:value-type="string">
            <text:p>002085</text:p>
          </table:table-cell>
          <table:table-cell office:value-type="string">
            <text:p>万丰奥威</text:p>
          </table:table-cell>
          <table:table-cell office:value-type="string">
            <text:p>C 制造业</text:p>
          </table:table-cell>
          <table:table-cell office:value-type="string">
            <text:p>浙江万丰奥威汽轮股份有限公司</text:p>
          </table:table-cell>
          <table:table-cell office:value-type="string">
            <text:p>2006-11-28T00:00:00.000+08</text:p>
          </table:table-cell>
          <table:table-cell office:value-type="string">
            <text:p>浙江</text:p>
          </table:table-cell>
          <table:table-cell office:value-type="string">
            <text:p>绍兴市</text:p>
          </table:table-cell>
          <table:table-cell office:value-type="string">
            <text:p>www.wfaw.com.cn</text:p>
          </table:table-cell>
          <table:table-cell office:value-type="string">
            <text:p>浙江省新昌县城关镇新昌工业区（后溪）</text:p>
          </table:table-cell>
          <table:table-cell table:number-columns-repeated="2"/>
        </table:table-row>
        <table:table-row table:style-name="ro2">
          <table:table-cell office:value-type="string">
            <text:p>002086</text:p>
          </table:table-cell>
          <table:table-cell office:value-type="string">
            <text:p>东方海洋</text:p>
          </table:table-cell>
          <table:table-cell office:value-type="string">
            <text:p>A 农林牧渔</text:p>
          </table:table-cell>
          <table:table-cell office:value-type="string">
            <text:p>山东东方海洋科技股份有限公司</text:p>
          </table:table-cell>
          <table:table-cell office:value-type="string">
            <text:p>2006-11-28T00:00:00.000+08</text:p>
          </table:table-cell>
          <table:table-cell office:value-type="string">
            <text:p>山东</text:p>
          </table:table-cell>
          <table:table-cell office:value-type="string">
            <text:p>烟台市</text:p>
          </table:table-cell>
          <table:table-cell office:value-type="string">
            <text:p>www.yt-fishery.com</text:p>
          </table:table-cell>
          <table:table-cell office:value-type="string">
            <text:p>山东省烟台市莱山区澳柯玛大街18号</text:p>
          </table:table-cell>
          <table:table-cell table:number-columns-repeated="2"/>
        </table:table-row>
        <table:table-row table:style-name="ro2">
          <table:table-cell office:value-type="string">
            <text:p>002087</text:p>
          </table:table-cell>
          <table:table-cell office:value-type="string">
            <text:p>新野纺织</text:p>
          </table:table-cell>
          <table:table-cell office:value-type="string">
            <text:p>C 制造业</text:p>
          </table:table-cell>
          <table:table-cell office:value-type="string">
            <text:p>河南新野纺织股份有限公司</text:p>
          </table:table-cell>
          <table:table-cell office:value-type="string">
            <text:p>2006-11-30T00:00:00.000+08</text:p>
          </table:table-cell>
          <table:table-cell office:value-type="string">
            <text:p>河南</text:p>
          </table:table-cell>
          <table:table-cell office:value-type="string">
            <text:p>南阳市</text:p>
          </table:table-cell>
          <table:table-cell office:value-type="string">
            <text:p>www.xinye-tex.com</text:p>
          </table:table-cell>
          <table:table-cell office:value-type="string">
            <text:p>河南省新野县城关镇书院路15号</text:p>
          </table:table-cell>
          <table:table-cell table:number-columns-repeated="2"/>
        </table:table-row>
        <table:table-row table:style-name="ro2">
          <table:table-cell office:value-type="string">
            <text:p>002088</text:p>
          </table:table-cell>
          <table:table-cell office:value-type="string">
            <text:p>鲁阳节能</text:p>
          </table:table-cell>
          <table:table-cell office:value-type="string">
            <text:p>C 制造业</text:p>
          </table:table-cell>
          <table:table-cell office:value-type="string">
            <text:p>山东鲁阳节能材料股份有限公司</text:p>
          </table:table-cell>
          <table:table-cell office:value-type="string">
            <text:p>2006-11-30T00:00:00.000+08</text:p>
          </table:table-cell>
          <table:table-cell office:value-type="string">
            <text:p>山东</text:p>
          </table:table-cell>
          <table:table-cell office:value-type="string">
            <text:p>淄博市</text:p>
          </table:table-cell>
          <table:table-cell office:value-type="string">
            <text:p>www.luyang.com</text:p>
          </table:table-cell>
          <table:table-cell office:value-type="string">
            <text:p>山东省淄博市沂源县沂河路11号</text:p>
          </table:table-cell>
          <table:table-cell table:number-columns-repeated="2"/>
        </table:table-row>
        <table:table-row table:style-name="ro2">
          <table:table-cell office:value-type="string">
            <text:p>002089</text:p>
          </table:table-cell>
          <table:table-cell office:value-type="string">
            <text:p>新 海 宜</text:p>
          </table:table-cell>
          <table:table-cell office:value-type="string">
            <text:p>C 制造业</text:p>
          </table:table-cell>
          <table:table-cell office:value-type="string">
            <text:p>苏州新海宜通信科技股份有限公司</text:p>
          </table:table-cell>
          <table:table-cell office:value-type="string">
            <text:p>2006-11-30T00:00:00.000+08</text:p>
          </table:table-cell>
          <table:table-cell office:value-type="string">
            <text:p>江苏</text:p>
          </table:table-cell>
          <table:table-cell office:value-type="string">
            <text:p>苏州市</text:p>
          </table:table-cell>
          <table:table-cell office:value-type="string">
            <text:p>www.nsu.com.cn</text:p>
          </table:table-cell>
          <table:table-cell office:value-type="string">
            <text:p>江苏省苏州工业园区泾茂路168号</text:p>
          </table:table-cell>
          <table:table-cell table:number-columns-repeated="2"/>
        </table:table-row>
        <table:table-row table:style-name="ro2">
          <table:table-cell office:value-type="string">
            <text:p>002090</text:p>
          </table:table-cell>
          <table:table-cell office:value-type="string">
            <text:p>金智科技</text:p>
          </table:table-cell>
          <table:table-cell office:value-type="string">
            <text:p>C 制造业</text:p>
          </table:table-cell>
          <table:table-cell office:value-type="string">
            <text:p>江苏金智科技股份有限公司</text:p>
          </table:table-cell>
          <table:table-cell office:value-type="string">
            <text:p>2006-12-08T00:00:00.000+08</text:p>
          </table:table-cell>
          <table:table-cell office:value-type="string">
            <text:p>江苏</text:p>
          </table:table-cell>
          <table:table-cell office:value-type="string">
            <text:p>南京市</text:p>
          </table:table-cell>
          <table:table-cell office:value-type="string">
            <text:p>www.wiscom.com.cn</text:p>
          </table:table-cell>
          <table:table-cell office:value-type="string">
            <text:p>江苏省南京市江宁开发区将军大道100号</text:p>
          </table:table-cell>
          <table:table-cell table:number-columns-repeated="2"/>
        </table:table-row>
        <table:table-row table:style-name="ro2">
          <table:table-cell office:value-type="string">
            <text:p>002091</text:p>
          </table:table-cell>
          <table:table-cell office:value-type="string">
            <text:p>江苏国泰</text:p>
          </table:table-cell>
          <table:table-cell office:value-type="string">
            <text:p>F 批发零售</text:p>
          </table:table-cell>
          <table:table-cell office:value-type="string">
            <text:p>江苏国泰国际集团国贸股份有限公司</text:p>
          </table:table-cell>
          <table:table-cell office:value-type="string">
            <text:p>2006-12-08T00:00:00.000+08</text:p>
          </table:table-cell>
          <table:table-cell office:value-type="string">
            <text:p>江苏</text:p>
          </table:table-cell>
          <table:table-cell office:value-type="string">
            <text:p>苏州市</text:p>
          </table:table-cell>
          <table:table-cell office:value-type="string">
            <text:p>www.gtiggm.com</text:p>
          </table:table-cell>
          <table:table-cell office:value-type="string">
            <text:p>江苏省张家港市国泰时代广场11-24楼</text:p>
          </table:table-cell>
          <table:table-cell table:number-columns-repeated="2"/>
        </table:table-row>
        <table:table-row table:style-name="ro2">
          <table:table-cell office:value-type="string">
            <text:p>002092</text:p>
          </table:table-cell>
          <table:table-cell office:value-type="string">
            <text:p>中泰化学</text:p>
          </table:table-cell>
          <table:table-cell office:value-type="string">
            <text:p>C 制造业</text:p>
          </table:table-cell>
          <table:table-cell office:value-type="string">
            <text:p>新疆中泰化学股份有限公司</text:p>
          </table:table-cell>
          <table:table-cell office:value-type="string">
            <text:p>2006-12-08T00:00:00.000+08</text:p>
          </table:table-cell>
          <table:table-cell office:value-type="string">
            <text:p>新疆</text:p>
          </table:table-cell>
          <table:table-cell office:value-type="string">
            <text:p>乌鲁木齐市</text:p>
          </table:table-cell>
          <table:table-cell office:value-type="string">
            <text:p>www.zthx.com</text:p>
          </table:table-cell>
          <table:table-cell office:value-type="string">
            <text:p>新疆维吾尔自治区乌鲁木齐市经济技术开发区阳澄湖路39号</text:p>
          </table:table-cell>
          <table:table-cell table:number-columns-repeated="2"/>
        </table:table-row>
        <table:table-row table:style-name="ro2">
          <table:table-cell office:value-type="string">
            <text:p>002093</text:p>
          </table:table-cell>
          <table:table-cell office:value-type="string">
            <text:p>国脉科技</text:p>
          </table:table-cell>
          <table:table-cell office:value-type="string">
            <text:p>I 信息技术</text:p>
          </table:table-cell>
          <table:table-cell office:value-type="string">
            <text:p>国脉科技股份有限公司</text:p>
          </table:table-cell>
          <table:table-cell office:value-type="string">
            <text:p>2006-12-15T00:00:00.000+08</text:p>
          </table:table-cell>
          <table:table-cell office:value-type="string">
            <text:p>福建</text:p>
          </table:table-cell>
          <table:table-cell office:value-type="string">
            <text:p>福州市</text:p>
          </table:table-cell>
          <table:table-cell office:value-type="string">
            <text:p>www.guomaitech.com</text:p>
          </table:table-cell>
          <table:table-cell office:value-type="string">
            <text:p>福建省福州市马尾区江滨东大道116号</text:p>
          </table:table-cell>
          <table:table-cell table:number-columns-repeated="2"/>
        </table:table-row>
        <table:table-row table:style-name="ro2">
          <table:table-cell office:value-type="string">
            <text:p>002094</text:p>
          </table:table-cell>
          <table:table-cell office:value-type="string">
            <text:p>青岛金王</text:p>
          </table:table-cell>
          <table:table-cell office:value-type="string">
            <text:p>C 制造业</text:p>
          </table:table-cell>
          <table:table-cell office:value-type="string">
            <text:p>青岛金王应用化学股份有限公司</text:p>
          </table:table-cell>
          <table:table-cell office:value-type="string">
            <text:p>2006-12-15T00:00:00.000+08</text:p>
          </table:table-cell>
          <table:table-cell office:value-type="string">
            <text:p>山东</text:p>
          </table:table-cell>
          <table:table-cell office:value-type="string">
            <text:p>青岛市</text:p>
          </table:table-cell>
          <table:table-cell office:value-type="string">
            <text:p>www.chinakingking.com</text:p>
          </table:table-cell>
          <table:table-cell office:value-type="string">
            <text:p>山东省青岛即墨市青岛环保产业园</text:p>
          </table:table-cell>
          <table:table-cell table:number-columns-repeated="2"/>
        </table:table-row>
        <table:table-row table:style-name="ro2">
          <table:table-cell office:value-type="string">
            <text:p>002095</text:p>
          </table:table-cell>
          <table:table-cell office:value-type="string">
            <text:p>生 意 宝</text:p>
          </table:table-cell>
          <table:table-cell office:value-type="string">
            <text:p>I 信息技术</text:p>
          </table:table-cell>
          <table:table-cell office:value-type="string">
            <text:p>浙江网盛生意宝股份有限公司</text:p>
          </table:table-cell>
          <table:table-cell office:value-type="string">
            <text:p>2006-12-15T00:00:00.000+08</text:p>
          </table:table-cell>
          <table:table-cell office:value-type="string">
            <text:p>浙江</text:p>
          </table:table-cell>
          <table:table-cell office:value-type="string">
            <text:p>杭州市</text:p>
          </table:table-cell>
          <table:table-cell office:value-type="string">
            <text:p>www.chinanetsun.com</text:p>
          </table:table-cell>
          <table:table-cell office:value-type="string">
            <text:p>浙江省杭州市莫干山路187号易盛大厦12F</text:p>
          </table:table-cell>
          <table:table-cell table:number-columns-repeated="2"/>
        </table:table-row>
        <table:table-row table:style-name="ro2">
          <table:table-cell office:value-type="string">
            <text:p>002096</text:p>
          </table:table-cell>
          <table:table-cell office:value-type="string">
            <text:p>南岭民爆</text:p>
          </table:table-cell>
          <table:table-cell office:value-type="string">
            <text:p>C 制造业</text:p>
          </table:table-cell>
          <table:table-cell office:value-type="string">
            <text:p>湖南南岭民用爆破器材股份有限公司</text:p>
          </table:table-cell>
          <table:table-cell office:value-type="string">
            <text:p>2006-12-22T00:00:00.000+08</text:p>
          </table:table-cell>
          <table:table-cell office:value-type="string">
            <text:p>湖南</text:p>
          </table:table-cell>
          <table:table-cell office:value-type="string">
            <text:p>永州市</text:p>
          </table:table-cell>
          <table:table-cell office:value-type="string">
            <text:p>www.hnnlmb.com</text:p>
          </table:table-cell>
          <table:table-cell office:value-type="string">
            <text:p>湖南省永州市双牌县泷泊镇双北路6号</text:p>
          </table:table-cell>
          <table:table-cell table:number-columns-repeated="2"/>
        </table:table-row>
        <table:table-row table:style-name="ro2">
          <table:table-cell office:value-type="string">
            <text:p>002097</text:p>
          </table:table-cell>
          <table:table-cell office:value-type="string">
            <text:p>山河智能</text:p>
          </table:table-cell>
          <table:table-cell office:value-type="string">
            <text:p>C 制造业</text:p>
          </table:table-cell>
          <table:table-cell office:value-type="string">
            <text:p>山河智能装备股份有限公司</text:p>
          </table:table-cell>
          <table:table-cell office:value-type="string">
            <text:p>2006-12-22T00:00:00.000+08</text:p>
          </table:table-cell>
          <table:table-cell office:value-type="string">
            <text:p>湖南</text:p>
          </table:table-cell>
          <table:table-cell office:value-type="string">
            <text:p>长沙市</text:p>
          </table:table-cell>
          <table:table-cell office:value-type="string">
            <text:p>www.sunward.com.cn</text:p>
          </table:table-cell>
          <table:table-cell office:value-type="string">
            <text:p>湖南省长沙市经济技术开发区漓湘中路16号</text:p>
          </table:table-cell>
          <table:table-cell table:number-columns-repeated="2"/>
        </table:table-row>
        <table:table-row table:style-name="ro2">
          <table:table-cell office:value-type="string">
            <text:p>002098</text:p>
          </table:table-cell>
          <table:table-cell office:value-type="string">
            <text:p>浔兴股份</text:p>
          </table:table-cell>
          <table:table-cell office:value-type="string">
            <text:p>C 制造业</text:p>
          </table:table-cell>
          <table:table-cell office:value-type="string">
            <text:p>福建浔兴拉链科技股份有限公司</text:p>
          </table:table-cell>
          <table:table-cell office:value-type="string">
            <text:p>2006-12-22T00:00:00.000+08</text:p>
          </table:table-cell>
          <table:table-cell office:value-type="string">
            <text:p>福建</text:p>
          </table:table-cell>
          <table:table-cell office:value-type="string">
            <text:p>泉州市</text:p>
          </table:table-cell>
          <table:table-cell office:value-type="string">
            <text:p>www.sbszipper.com.cn</text:p>
          </table:table-cell>
          <table:table-cell office:value-type="string">
            <text:p>福建省晋江市深沪乌漏沟东工业区</text:p>
          </table:table-cell>
          <table:table-cell table:number-columns-repeated="2"/>
        </table:table-row>
        <table:table-row table:style-name="ro2">
          <table:table-cell office:value-type="string">
            <text:p>002099</text:p>
          </table:table-cell>
          <table:table-cell office:value-type="string">
            <text:p>海翔药业</text:p>
          </table:table-cell>
          <table:table-cell office:value-type="string">
            <text:p>C 制造业</text:p>
          </table:table-cell>
          <table:table-cell office:value-type="string">
            <text:p>浙江海翔药业股份有限公司</text:p>
          </table:table-cell>
          <table:table-cell office:value-type="string">
            <text:p>2006-12-26T00:00:00.000+08</text:p>
          </table:table-cell>
          <table:table-cell office:value-type="string">
            <text:p>浙江</text:p>
          </table:table-cell>
          <table:table-cell office:value-type="string">
            <text:p>台州市</text:p>
          </table:table-cell>
          <table:table-cell office:value-type="string">
            <text:p>www.hisoar.com</text:p>
          </table:table-cell>
          <table:table-cell office:value-type="string">
            <text:p>浙江省台州市椒江区外沙支路100号</text:p>
          </table:table-cell>
          <table:table-cell table:number-columns-repeated="2"/>
        </table:table-row>
        <table:table-row table:style-name="ro2">
          <table:table-cell office:value-type="string">
            <text:p>002100</text:p>
          </table:table-cell>
          <table:table-cell office:value-type="string">
            <text:p>天康生物</text:p>
          </table:table-cell>
          <table:table-cell office:value-type="string">
            <text:p>C 制造业</text:p>
          </table:table-cell>
          <table:table-cell office:value-type="string">
            <text:p>天康生物股份有限公司</text:p>
          </table:table-cell>
          <table:table-cell office:value-type="string">
            <text:p>2006-12-26T00:00:00.000+08</text:p>
          </table:table-cell>
          <table:table-cell office:value-type="string">
            <text:p>新疆</text:p>
          </table:table-cell>
          <table:table-cell office:value-type="string">
            <text:p>乌鲁木齐市</text:p>
          </table:table-cell>
          <table:table-cell office:value-type="string">
            <text:p>www.tcsw.com.cn</text:p>
          </table:table-cell>
          <table:table-cell office:value-type="string">
            <text:p>新疆维吾尔自治区乌鲁木齐市高新区长春南路528号</text:p>
          </table:table-cell>
          <table:table-cell table:number-columns-repeated="2"/>
        </table:table-row>
        <table:table-row table:style-name="ro2">
          <table:table-cell office:value-type="string">
            <text:p>002101</text:p>
          </table:table-cell>
          <table:table-cell office:value-type="string">
            <text:p>广东鸿图</text:p>
          </table:table-cell>
          <table:table-cell office:value-type="string">
            <text:p>C 制造业</text:p>
          </table:table-cell>
          <table:table-cell office:value-type="string">
            <text:p>广东鸿图科技股份有限公司</text:p>
          </table:table-cell>
          <table:table-cell office:value-type="string">
            <text:p>2006-12-29T00:00:00.000+08</text:p>
          </table:table-cell>
          <table:table-cell office:value-type="string">
            <text:p>广东</text:p>
          </table:table-cell>
          <table:table-cell office:value-type="string">
            <text:p>肇庆市</text:p>
          </table:table-cell>
          <table:table-cell office:value-type="string">
            <text:p>www.ght-china.com</text:p>
          </table:table-cell>
          <table:table-cell office:value-type="string">
            <text:p>广东省肇庆市高要区金渡世纪大道168号</text:p>
          </table:table-cell>
          <table:table-cell table:number-columns-repeated="2"/>
        </table:table-row>
        <table:table-row table:style-name="ro2">
          <table:table-cell office:value-type="string">
            <text:p>002102</text:p>
          </table:table-cell>
          <table:table-cell office:value-type="string">
            <text:p>冠福股份</text:p>
          </table:table-cell>
          <table:table-cell office:value-type="string">
            <text:p>C 制造业</text:p>
          </table:table-cell>
          <table:table-cell office:value-type="string">
            <text:p>冠福控股股份有限公司</text:p>
          </table:table-cell>
          <table:table-cell office:value-type="string">
            <text:p>2006-12-29T00:00:00.000+08</text:p>
          </table:table-cell>
          <table:table-cell office:value-type="string">
            <text:p>福建</text:p>
          </table:table-cell>
          <table:table-cell office:value-type="string">
            <text:p>泉州市</text:p>
          </table:table-cell>
          <table:table-cell office:value-type="string">
            <text:p>www.guanfu.com</text:p>
          </table:table-cell>
          <table:table-cell office:value-type="string">
            <text:p>福建省泉州市德化县浔中镇土坂村</text:p>
          </table:table-cell>
          <table:table-cell table:number-columns-repeated="2"/>
        </table:table-row>
        <table:table-row table:style-name="ro2">
          <table:table-cell office:value-type="string">
            <text:p>002103</text:p>
          </table:table-cell>
          <table:table-cell office:value-type="string">
            <text:p>广博股份</text:p>
          </table:table-cell>
          <table:table-cell office:value-type="string">
            <text:p>C 制造业</text:p>
          </table:table-cell>
          <table:table-cell office:value-type="string">
            <text:p>广博集团股份有限公司</text:p>
          </table:table-cell>
          <table:table-cell office:value-type="string">
            <text:p>2007-01-10T00:00:00.000+08</text:p>
          </table:table-cell>
          <table:table-cell office:value-type="string">
            <text:p>浙江</text:p>
          </table:table-cell>
          <table:table-cell office:value-type="string">
            <text:p>宁波市</text:p>
          </table:table-cell>
          <table:table-cell office:value-type="string">
            <text:p>www.guangbo.net</text:p>
          </table:table-cell>
          <table:table-cell office:value-type="string">
            <text:p>浙江省宁波市海曙区石碶街道车何</text:p>
          </table:table-cell>
          <table:table-cell table:number-columns-repeated="2"/>
        </table:table-row>
        <table:table-row table:style-name="ro2">
          <table:table-cell office:value-type="string">
            <text:p>002104</text:p>
          </table:table-cell>
          <table:table-cell office:value-type="string">
            <text:p>恒宝股份</text:p>
          </table:table-cell>
          <table:table-cell office:value-type="string">
            <text:p>C 制造业</text:p>
          </table:table-cell>
          <table:table-cell office:value-type="string">
            <text:p>恒宝股份有限公司</text:p>
          </table:table-cell>
          <table:table-cell office:value-type="string">
            <text:p>2007-01-10T00:00:00.000+08</text:p>
          </table:table-cell>
          <table:table-cell office:value-type="string">
            <text:p>江苏</text:p>
          </table:table-cell>
          <table:table-cell office:value-type="string">
            <text:p>镇江市</text:p>
          </table:table-cell>
          <table:table-cell office:value-type="string">
            <text:p>www.hengbao.com</text:p>
          </table:table-cell>
          <table:table-cell office:value-type="string">
            <text:p>江苏省丹阳市横塘工业区</text:p>
          </table:table-cell>
          <table:table-cell table:number-columns-repeated="2"/>
        </table:table-row>
        <table:table-row table:style-name="ro2">
          <table:table-cell office:value-type="string">
            <text:p>002105</text:p>
          </table:table-cell>
          <table:table-cell office:value-type="string">
            <text:p>信隆健康</text:p>
          </table:table-cell>
          <table:table-cell office:value-type="string">
            <text:p>C 制造业</text:p>
          </table:table-cell>
          <table:table-cell office:value-type="string">
            <text:p>深圳信隆健康产业发展股份有限公司</text:p>
          </table:table-cell>
          <table:table-cell office:value-type="string">
            <text:p>2007-01-12T00:00:00.000+08</text:p>
          </table:table-cell>
          <table:table-cell office:value-type="string">
            <text:p>广东</text:p>
          </table:table-cell>
          <table:table-cell office:value-type="string">
            <text:p>深圳市</text:p>
          </table:table-cell>
          <table:table-cell office:value-type="string">
            <text:p>www.hlcorp.com.cn</text:p>
          </table:table-cell>
          <table:table-cell office:value-type="string">
            <text:p>广东省深圳市宝安区松岗街道办碧头第三工业区</text:p>
          </table:table-cell>
          <table:table-cell table:number-columns-repeated="2"/>
        </table:table-row>
        <table:table-row table:style-name="ro2">
          <table:table-cell office:value-type="string">
            <text:p>002106</text:p>
          </table:table-cell>
          <table:table-cell office:value-type="string">
            <text:p>莱宝高科</text:p>
          </table:table-cell>
          <table:table-cell office:value-type="string">
            <text:p>C 制造业</text:p>
          </table:table-cell>
          <table:table-cell office:value-type="string">
            <text:p>深圳莱宝高科技股份有限公司</text:p>
          </table:table-cell>
          <table:table-cell office:value-type="string">
            <text:p>2007-01-12T00:00:00.000+08</text:p>
          </table:table-cell>
          <table:table-cell office:value-type="string">
            <text:p>广东</text:p>
          </table:table-cell>
          <table:table-cell office:value-type="string">
            <text:p>深圳市</text:p>
          </table:table-cell>
          <table:table-cell office:value-type="string">
            <text:p>www.laibao.com.cn</text:p>
          </table:table-cell>
          <table:table-cell office:value-type="string">
            <text:p>广东省深圳市南山区高新北二道29号</text:p>
          </table:table-cell>
          <table:table-cell table:number-columns-repeated="2"/>
        </table:table-row>
        <table:table-row table:style-name="ro2">
          <table:table-cell office:value-type="string">
            <text:p>002107</text:p>
          </table:table-cell>
          <table:table-cell office:value-type="string">
            <text:p>沃华医药</text:p>
          </table:table-cell>
          <table:table-cell office:value-type="string">
            <text:p>C 制造业</text:p>
          </table:table-cell>
          <table:table-cell office:value-type="string">
            <text:p>山东沃华医药科技股份有限公司</text:p>
          </table:table-cell>
          <table:table-cell office:value-type="string">
            <text:p>2007-01-24T00:00:00.000+08</text:p>
          </table:table-cell>
          <table:table-cell office:value-type="string">
            <text:p>山东</text:p>
          </table:table-cell>
          <table:table-cell office:value-type="string">
            <text:p>潍坊市</text:p>
          </table:table-cell>
          <table:table-cell office:value-type="string">
            <text:p>www.wohua.cn</text:p>
          </table:table-cell>
          <table:table-cell office:value-type="string">
            <text:p>山东省潍坊市高新技术产业开发区梨园街3517号</text:p>
          </table:table-cell>
          <table:table-cell table:number-columns-repeated="2"/>
        </table:table-row>
        <table:table-row table:style-name="ro2">
          <table:table-cell office:value-type="string">
            <text:p>002108</text:p>
          </table:table-cell>
          <table:table-cell office:value-type="string">
            <text:p>沧州明珠</text:p>
          </table:table-cell>
          <table:table-cell office:value-type="string">
            <text:p>C 制造业</text:p>
          </table:table-cell>
          <table:table-cell office:value-type="string">
            <text:p>沧州明珠塑料股份有限公司</text:p>
          </table:table-cell>
          <table:table-cell office:value-type="string">
            <text:p>2007-01-24T00:00:00.000+08</text:p>
          </table:table-cell>
          <table:table-cell office:value-type="string">
            <text:p>河北</text:p>
          </table:table-cell>
          <table:table-cell office:value-type="string">
            <text:p>沧州市</text:p>
          </table:table-cell>
          <table:table-cell office:value-type="string">
            <text:p>www.cz-mz.com</text:p>
          </table:table-cell>
          <table:table-cell office:value-type="string">
            <text:p>河北省沧州市沧石路张庄子工业园区</text:p>
          </table:table-cell>
          <table:table-cell table:number-columns-repeated="2"/>
        </table:table-row>
        <table:table-row table:style-name="ro2">
          <table:table-cell office:value-type="string">
            <text:p>002109</text:p>
          </table:table-cell>
          <table:table-cell office:value-type="string">
            <text:p>兴化股份</text:p>
          </table:table-cell>
          <table:table-cell office:value-type="string">
            <text:p>C 制造业</text:p>
          </table:table-cell>
          <table:table-cell office:value-type="string">
            <text:p>陕西兴化化学股份有限公司</text:p>
          </table:table-cell>
          <table:table-cell office:value-type="string">
            <text:p>2007-01-26T00:00:00.000+08</text:p>
          </table:table-cell>
          <table:table-cell office:value-type="string">
            <text:p>陕西</text:p>
          </table:table-cell>
          <table:table-cell office:value-type="string">
            <text:p>咸阳市</text:p>
          </table:table-cell>
          <table:table-cell office:value-type="string">
            <text:p>www.snxhchem.com</text:p>
          </table:table-cell>
          <table:table-cell office:value-type="string">
            <text:p>陕西省兴平市南郊</text:p>
          </table:table-cell>
          <table:table-cell table:number-columns-repeated="2"/>
        </table:table-row>
        <table:table-row table:style-name="ro2">
          <table:table-cell office:value-type="string">
            <text:p>002110</text:p>
          </table:table-cell>
          <table:table-cell office:value-type="string">
            <text:p>三钢闽光</text:p>
          </table:table-cell>
          <table:table-cell office:value-type="string">
            <text:p>C 制造业</text:p>
          </table:table-cell>
          <table:table-cell office:value-type="string">
            <text:p>福建三钢闽光股份有限公司</text:p>
          </table:table-cell>
          <table:table-cell office:value-type="string">
            <text:p>2007-01-26T00:00:00.000+08</text:p>
          </table:table-cell>
          <table:table-cell office:value-type="string">
            <text:p>福建</text:p>
          </table:table-cell>
          <table:table-cell office:value-type="string">
            <text:p>三明市</text:p>
          </table:table-cell>
          <table:table-cell office:value-type="string">
            <text:p>www.sgmg.com.cn</text:p>
          </table:table-cell>
          <table:table-cell office:value-type="string">
            <text:p>福建省三明市梅列区工业中路群工三路</text:p>
          </table:table-cell>
          <table:table-cell table:number-columns-repeated="2"/>
        </table:table-row>
        <table:table-row table:style-name="ro2">
          <table:table-cell office:value-type="string">
            <text:p>002111</text:p>
          </table:table-cell>
          <table:table-cell office:value-type="string">
            <text:p>威海广泰</text:p>
          </table:table-cell>
          <table:table-cell office:value-type="string">
            <text:p>C 制造业</text:p>
          </table:table-cell>
          <table:table-cell office:value-type="string">
            <text:p>威海广泰空港设备股份有限公司</text:p>
          </table:table-cell>
          <table:table-cell office:value-type="string">
            <text:p>2007-01-26T00:00:00.000+08</text:p>
          </table:table-cell>
          <table:table-cell office:value-type="string">
            <text:p>山东</text:p>
          </table:table-cell>
          <table:table-cell office:value-type="string">
            <text:p>威海市</text:p>
          </table:table-cell>
          <table:table-cell office:value-type="string">
            <text:p>www.guangtai.com.cn</text:p>
          </table:table-cell>
          <table:table-cell office:value-type="string">
            <text:p>山东省威海市环翠区黄河街16号</text:p>
          </table:table-cell>
          <table:table-cell table:number-columns-repeated="2"/>
        </table:table-row>
        <table:table-row table:style-name="ro2">
          <table:table-cell office:value-type="string">
            <text:p>002112</text:p>
          </table:table-cell>
          <table:table-cell office:value-type="string">
            <text:p>三变科技</text:p>
          </table:table-cell>
          <table:table-cell office:value-type="string">
            <text:p>C 制造业</text:p>
          </table:table-cell>
          <table:table-cell office:value-type="string">
            <text:p>三变科技股份有限公司</text:p>
          </table:table-cell>
          <table:table-cell office:value-type="string">
            <text:p>2007-02-08T00:00:00.000+08</text:p>
          </table:table-cell>
          <table:table-cell office:value-type="string">
            <text:p>浙江</text:p>
          </table:table-cell>
          <table:table-cell office:value-type="string">
            <text:p>台州市</text:p>
          </table:table-cell>
          <table:table-cell office:value-type="string">
            <text:p>www.sanbian.cn</text:p>
          </table:table-cell>
          <table:table-cell office:value-type="string">
            <text:p>浙江省三门县海游镇西区大道369号</text:p>
          </table:table-cell>
          <table:table-cell table:number-columns-repeated="2"/>
        </table:table-row>
        <table:table-row table:style-name="ro2">
          <table:table-cell office:value-type="string">
            <text:p>002113</text:p>
          </table:table-cell>
          <table:table-cell office:value-type="string">
            <text:p>天润数娱</text:p>
          </table:table-cell>
          <table:table-cell office:value-type="string">
            <text:p>I 信息技术</text:p>
          </table:table-cell>
          <table:table-cell office:value-type="string">
            <text:p>湖南天润数字娱乐文化传媒股份有限公司</text:p>
          </table:table-cell>
          <table:table-cell office:value-type="string">
            <text:p>2007-02-08T00:00:00.000+08</text:p>
          </table:table-cell>
          <table:table-cell office:value-type="string">
            <text:p>湖南</text:p>
          </table:table-cell>
          <table:table-cell office:value-type="string">
            <text:p>岳阳市</text:p>
          </table:table-cell>
          <table:table-cell office:value-type="string">
            <text:p>www.trfz.com</text:p>
          </table:table-cell>
          <table:table-cell office:value-type="string">
            <text:p>湖南省岳阳市九华山2号</text:p>
          </table:table-cell>
          <table:table-cell table:number-columns-repeated="2"/>
        </table:table-row>
        <table:table-row table:style-name="ro2">
          <table:table-cell office:value-type="string">
            <text:p>002114</text:p>
          </table:table-cell>
          <table:table-cell office:value-type="string">
            <text:p>罗平锌电</text:p>
          </table:table-cell>
          <table:table-cell office:value-type="string">
            <text:p>C 制造业</text:p>
          </table:table-cell>
          <table:table-cell office:value-type="string">
            <text:p>云南罗平锌电股份有限公司</text:p>
          </table:table-cell>
          <table:table-cell office:value-type="string">
            <text:p>2007-02-15T00:00:00.000+08</text:p>
          </table:table-cell>
          <table:table-cell office:value-type="string">
            <text:p>云南</text:p>
          </table:table-cell>
          <table:table-cell office:value-type="string">
            <text:p>曲靖市</text:p>
          </table:table-cell>
          <table:table-cell office:value-type="string">
            <text:p>www.lpxdgf.cn</text:p>
          </table:table-cell>
          <table:table-cell office:value-type="string">
            <text:p>云南省曲靖市罗平县罗雄镇九龙大道南段</text:p>
          </table:table-cell>
          <table:table-cell table:number-columns-repeated="2"/>
        </table:table-row>
        <table:table-row table:style-name="ro2">
          <table:table-cell office:value-type="string">
            <text:p>002115</text:p>
          </table:table-cell>
          <table:table-cell office:value-type="string">
            <text:p>三维通信</text:p>
          </table:table-cell>
          <table:table-cell office:value-type="string">
            <text:p>C 制造业</text:p>
          </table:table-cell>
          <table:table-cell office:value-type="string">
            <text:p>三维通信股份有限公司</text:p>
          </table:table-cell>
          <table:table-cell office:value-type="string">
            <text:p>2007-02-15T00:00:00.000+08</text:p>
          </table:table-cell>
          <table:table-cell office:value-type="string">
            <text:p>浙江</text:p>
          </table:table-cell>
          <table:table-cell office:value-type="string">
            <text:p>杭州市</text:p>
          </table:table-cell>
          <table:table-cell office:value-type="string">
            <text:p>www.sunwave.com.cn</text:p>
          </table:table-cell>
          <table:table-cell office:value-type="string">
            <text:p>浙江省杭州市滨江区火炬大道581号</text:p>
          </table:table-cell>
          <table:table-cell table:number-columns-repeated="2"/>
        </table:table-row>
        <table:table-row table:style-name="ro2">
          <table:table-cell office:value-type="string">
            <text:p>002116</text:p>
          </table:table-cell>
          <table:table-cell office:value-type="string">
            <text:p>中国海诚</text:p>
          </table:table-cell>
          <table:table-cell office:value-type="string">
            <text:p>M 科研服务</text:p>
          </table:table-cell>
          <table:table-cell office:value-type="string">
            <text:p>中国海诚工程科技股份有限公司</text:p>
          </table:table-cell>
          <table:table-cell office:value-type="string">
            <text:p>2007-02-15T00:00:00.000+08</text:p>
          </table:table-cell>
          <table:table-cell office:value-type="string">
            <text:p>上海</text:p>
          </table:table-cell>
          <table:table-cell office:value-type="string">
            <text:p>上海市</text:p>
          </table:table-cell>
          <table:table-cell office:value-type="string">
            <text:p>www.haisum.com</text:p>
          </table:table-cell>
          <table:table-cell office:value-type="string">
            <text:p>上海市宝庆路21号</text:p>
          </table:table-cell>
          <table:table-cell table:number-columns-repeated="2"/>
        </table:table-row>
        <table:table-row table:style-name="ro2">
          <table:table-cell office:value-type="string">
            <text:p>002117</text:p>
          </table:table-cell>
          <table:table-cell office:value-type="string">
            <text:p>东港股份</text:p>
          </table:table-cell>
          <table:table-cell office:value-type="string">
            <text:p>C 制造业</text:p>
          </table:table-cell>
          <table:table-cell office:value-type="string">
            <text:p>东港股份有限公司</text:p>
          </table:table-cell>
          <table:table-cell office:value-type="string">
            <text:p>2007-03-02T00:00:00.000+08</text:p>
          </table:table-cell>
          <table:table-cell office:value-type="string">
            <text:p>山东</text:p>
          </table:table-cell>
          <table:table-cell office:value-type="string">
            <text:p>济南市</text:p>
          </table:table-cell>
          <table:table-cell office:value-type="string">
            <text:p>www.tungkong.com.cn</text:p>
          </table:table-cell>
          <table:table-cell office:value-type="string">
            <text:p>山东省济南市山大北路23号</text:p>
          </table:table-cell>
          <table:table-cell table:number-columns-repeated="2"/>
        </table:table-row>
        <table:table-row table:style-name="ro2">
          <table:table-cell office:value-type="string">
            <text:p>002118</text:p>
          </table:table-cell>
          <table:table-cell office:value-type="string">
            <text:p>紫鑫药业</text:p>
          </table:table-cell>
          <table:table-cell office:value-type="string">
            <text:p>C 制造业</text:p>
          </table:table-cell>
          <table:table-cell office:value-type="string">
            <text:p>吉林紫鑫药业股份有限公司</text:p>
          </table:table-cell>
          <table:table-cell office:value-type="string">
            <text:p>2007-03-02T00:00:00.000+08</text:p>
          </table:table-cell>
          <table:table-cell office:value-type="string">
            <text:p>吉林</text:p>
          </table:table-cell>
          <table:table-cell office:value-type="string">
            <text:p>通化市</text:p>
          </table:table-cell>
          <table:table-cell office:value-type="string">
            <text:p>www.jilinzixin.com.cn</text:p>
          </table:table-cell>
          <table:table-cell office:value-type="string">
            <text:p>吉林省通化市柳河县英利路88号</text:p>
          </table:table-cell>
          <table:table-cell table:number-columns-repeated="2"/>
        </table:table-row>
        <table:table-row table:style-name="ro2">
          <table:table-cell office:value-type="string">
            <text:p>002119</text:p>
          </table:table-cell>
          <table:table-cell office:value-type="string">
            <text:p>康强电子</text:p>
          </table:table-cell>
          <table:table-cell office:value-type="string">
            <text:p>C 制造业</text:p>
          </table:table-cell>
          <table:table-cell office:value-type="string">
            <text:p>宁波康强电子股份有限公司</text:p>
          </table:table-cell>
          <table:table-cell office:value-type="string">
            <text:p>2007-03-02T00:00:00.000+08</text:p>
          </table:table-cell>
          <table:table-cell office:value-type="string">
            <text:p>浙江</text:p>
          </table:table-cell>
          <table:table-cell office:value-type="string">
            <text:p>宁波市</text:p>
          </table:table-cell>
          <table:table-cell office:value-type="string">
            <text:p>www.kangqiang.com</text:p>
          </table:table-cell>
          <table:table-cell office:value-type="string">
            <text:p>浙江省宁波市鄞州投资创业中心金源路988号</text:p>
          </table:table-cell>
          <table:table-cell table:number-columns-repeated="2"/>
        </table:table-row>
        <table:table-row table:style-name="ro2">
          <table:table-cell office:value-type="string">
            <text:p>002120</text:p>
          </table:table-cell>
          <table:table-cell office:value-type="string">
            <text:p>韵达股份</text:p>
          </table:table-cell>
          <table:table-cell office:value-type="string">
            <text:p>C 制造业</text:p>
          </table:table-cell>
          <table:table-cell office:value-type="string">
            <text:p>韵达控股股份有限公司</text:p>
          </table:table-cell>
          <table:table-cell office:value-type="string">
            <text:p>2007-03-06T00:00:00.000+08</text:p>
          </table:table-cell>
          <table:table-cell office:value-type="string">
            <text:p>浙江</text:p>
          </table:table-cell>
          <table:table-cell office:value-type="string">
            <text:p>宁波市</text:p>
          </table:table-cell>
          <table:table-cell office:value-type="string">
            <text:p>www.xinhaigroup.com</text:p>
          </table:table-cell>
          <table:table-cell office:value-type="string">
            <text:p>浙江省慈溪市崇寿镇永清南路8号</text:p>
          </table:table-cell>
          <table:table-cell table:number-columns-repeated="2"/>
        </table:table-row>
        <table:table-row table:style-name="ro2">
          <table:table-cell office:value-type="string">
            <text:p>002121</text:p>
          </table:table-cell>
          <table:table-cell office:value-type="string">
            <text:p>科陆电子</text:p>
          </table:table-cell>
          <table:table-cell office:value-type="string">
            <text:p>C 制造业</text:p>
          </table:table-cell>
          <table:table-cell office:value-type="string">
            <text:p>深圳市科陆电子科技股份有限公司</text:p>
          </table:table-cell>
          <table:table-cell office:value-type="string">
            <text:p>2007-03-06T00:00:00.000+08</text:p>
          </table:table-cell>
          <table:table-cell office:value-type="string">
            <text:p>广东</text:p>
          </table:table-cell>
          <table:table-cell office:value-type="string">
            <text:p>深圳市</text:p>
          </table:table-cell>
          <table:table-cell office:value-type="string">
            <text:p>www.szclou.com</text:p>
          </table:table-cell>
          <table:table-cell office:value-type="string">
            <text:p>广东省深圳市光明新区观光路3009号招商局光明科技园A6栋2A</text:p>
          </table:table-cell>
          <table:table-cell table:number-columns-repeated="2"/>
        </table:table-row>
        <table:table-row table:style-name="ro2">
          <table:table-cell office:value-type="string">
            <text:p>002122</text:p>
          </table:table-cell>
          <table:table-cell office:value-type="string">
            <text:p>天马股份</text:p>
          </table:table-cell>
          <table:table-cell office:value-type="string">
            <text:p>C 制造业</text:p>
          </table:table-cell>
          <table:table-cell office:value-type="string">
            <text:p>天马轴承集团股份有限公司</text:p>
          </table:table-cell>
          <table:table-cell office:value-type="string">
            <text:p>2007-03-28T00:00:00.000+08</text:p>
          </table:table-cell>
          <table:table-cell office:value-type="string">
            <text:p>浙江</text:p>
          </table:table-cell>
          <table:table-cell office:value-type="string">
            <text:p>杭州市</text:p>
          </table:table-cell>
          <table:table-cell office:value-type="string">
            <text:p>www.zjtmb.com</text:p>
          </table:table-cell>
          <table:table-cell office:value-type="string">
            <text:p>浙江省杭州市拱墅区石祥路202号</text:p>
          </table:table-cell>
          <table:table-cell table:number-columns-repeated="2"/>
        </table:table-row>
        <table:table-row table:style-name="ro2">
          <table:table-cell office:value-type="string">
            <text:p>002123</text:p>
          </table:table-cell>
          <table:table-cell office:value-type="string">
            <text:p>梦网荣信</text:p>
          </table:table-cell>
          <table:table-cell office:value-type="string">
            <text:p>I 信息技术</text:p>
          </table:table-cell>
          <table:table-cell office:value-type="string">
            <text:p>梦网荣信科技集团股份有限公司</text:p>
          </table:table-cell>
          <table:table-cell office:value-type="string">
            <text:p>2007-03-28T00:00:00.000+08</text:p>
          </table:table-cell>
          <table:table-cell office:value-type="string">
            <text:p>辽宁</text:p>
          </table:table-cell>
          <table:table-cell office:value-type="string">
            <text:p>鞍山市</text:p>
          </table:table-cell>
          <table:table-cell office:value-type="string">
            <text:p>www.rxpe.com</text:p>
          </table:table-cell>
          <table:table-cell office:value-type="string">
            <text:p>辽宁省鞍山市铁东区科技路108号</text:p>
          </table:table-cell>
          <table:table-cell table:number-columns-repeated="2"/>
        </table:table-row>
        <table:table-row table:style-name="ro2">
          <table:table-cell office:value-type="string">
            <text:p>002124</text:p>
          </table:table-cell>
          <table:table-cell office:value-type="string">
            <text:p>天邦股份</text:p>
          </table:table-cell>
          <table:table-cell office:value-type="string">
            <text:p>C 制造业</text:p>
          </table:table-cell>
          <table:table-cell office:value-type="string">
            <text:p>天邦食品股份有限公司</text:p>
          </table:table-cell>
          <table:table-cell office:value-type="string">
            <text:p>2007-04-03T00:00:00.000+08</text:p>
          </table:table-cell>
          <table:table-cell office:value-type="string">
            <text:p>浙江</text:p>
          </table:table-cell>
          <table:table-cell office:value-type="string">
            <text:p>宁波市</text:p>
          </table:table-cell>
          <table:table-cell office:value-type="string">
            <text:p>www.tianbang.com</text:p>
          </table:table-cell>
          <table:table-cell office:value-type="string">
            <text:p>浙江省余姚市玉立路55号阳光国际大厦A座1805-1807</text:p>
          </table:table-cell>
          <table:table-cell table:number-columns-repeated="2"/>
        </table:table-row>
        <table:table-row table:style-name="ro2">
          <table:table-cell office:value-type="string">
            <text:p>002125</text:p>
          </table:table-cell>
          <table:table-cell office:value-type="string">
            <text:p>湘潭电化</text:p>
          </table:table-cell>
          <table:table-cell office:value-type="string">
            <text:p>C 制造业</text:p>
          </table:table-cell>
          <table:table-cell office:value-type="string">
            <text:p>湘潭电化科技股份有限公司</text:p>
          </table:table-cell>
          <table:table-cell office:value-type="string">
            <text:p>2007-04-03T00:00:00.000+08</text:p>
          </table:table-cell>
          <table:table-cell office:value-type="string">
            <text:p>湖南</text:p>
          </table:table-cell>
          <table:table-cell office:value-type="string">
            <text:p>湘潭市</text:p>
          </table:table-cell>
          <table:table-cell office:value-type="string">
            <text:p>www.chinaemd.com</text:p>
          </table:table-cell>
          <table:table-cell office:value-type="string">
            <text:p>湖南省湘潭市雨湖区鹤岭镇</text:p>
          </table:table-cell>
          <table:table-cell table:number-columns-repeated="2"/>
        </table:table-row>
        <table:table-row table:style-name="ro2">
          <table:table-cell office:value-type="string">
            <text:p>002126</text:p>
          </table:table-cell>
          <table:table-cell office:value-type="string">
            <text:p>银轮股份</text:p>
          </table:table-cell>
          <table:table-cell office:value-type="string">
            <text:p>C 制造业</text:p>
          </table:table-cell>
          <table:table-cell office:value-type="string">
            <text:p>浙江银轮机械股份有限公司</text:p>
          </table:table-cell>
          <table:table-cell office:value-type="string">
            <text:p>2007-04-18T00:00:00.000+08</text:p>
          </table:table-cell>
          <table:table-cell office:value-type="string">
            <text:p>浙江</text:p>
          </table:table-cell>
          <table:table-cell office:value-type="string">
            <text:p>台州市</text:p>
          </table:table-cell>
          <table:table-cell office:value-type="string">
            <text:p>www.yinlun.com</text:p>
          </table:table-cell>
          <table:table-cell office:value-type="string">
            <text:p>浙江省天台县福溪街道始丰东路8号</text:p>
          </table:table-cell>
          <table:table-cell table:number-columns-repeated="2"/>
        </table:table-row>
        <table:table-row table:style-name="ro2">
          <table:table-cell office:value-type="string">
            <text:p>002127</text:p>
          </table:table-cell>
          <table:table-cell office:value-type="string">
            <text:p>南极电商</text:p>
          </table:table-cell>
          <table:table-cell office:value-type="string">
            <text:p>L 商务服务</text:p>
          </table:table-cell>
          <table:table-cell office:value-type="string">
            <text:p>南极电商股份有限公司</text:p>
          </table:table-cell>
          <table:table-cell office:value-type="string">
            <text:p>2007-04-18T00:00:00.000+08</text:p>
          </table:table-cell>
          <table:table-cell office:value-type="string">
            <text:p>江苏</text:p>
          </table:table-cell>
          <table:table-cell office:value-type="string">
            <text:p>苏州市</text:p>
          </table:table-cell>
          <table:table-cell office:value-type="string">
            <text:p>www.xmtex.com</text:p>
          </table:table-cell>
          <table:table-cell office:value-type="string">
            <text:p>江苏省吴江市盛泽镇五龙路22号</text:p>
          </table:table-cell>
          <table:table-cell table:number-columns-repeated="2"/>
        </table:table-row>
        <table:table-row table:style-name="ro2">
          <table:table-cell office:value-type="string">
            <text:p>002128</text:p>
          </table:table-cell>
          <table:table-cell office:value-type="string">
            <text:p>露天煤业</text:p>
          </table:table-cell>
          <table:table-cell office:value-type="string">
            <text:p>B 采矿业</text:p>
          </table:table-cell>
          <table:table-cell office:value-type="string">
            <text:p>内蒙古霍林河露天煤业股份有限公司</text:p>
          </table:table-cell>
          <table:table-cell office:value-type="string">
            <text:p>2007-04-18T00:00:00.000+08</text:p>
          </table:table-cell>
          <table:table-cell office:value-type="string">
            <text:p>内蒙古</text:p>
          </table:table-cell>
          <table:table-cell office:value-type="string">
            <text:p>通辽市</text:p>
          </table:table-cell>
          <table:table-cell office:value-type="string">
            <text:p>www.zdhm.com.cn</text:p>
          </table:table-cell>
          <table:table-cell office:value-type="string">
            <text:p>内蒙古自治区霍林郭勒市哲里木大街（霍矿珠斯花区）</text:p>
          </table:table-cell>
          <table:table-cell table:number-columns-repeated="2"/>
        </table:table-row>
        <table:table-row table:style-name="ro2">
          <table:table-cell office:value-type="string">
            <text:p>002129</text:p>
          </table:table-cell>
          <table:table-cell office:value-type="string">
            <text:p>中环股份</text:p>
          </table:table-cell>
          <table:table-cell office:value-type="string">
            <text:p>C 制造业</text:p>
          </table:table-cell>
          <table:table-cell office:value-type="string">
            <text:p>天津中环半导体股份有限公司</text:p>
          </table:table-cell>
          <table:table-cell office:value-type="string">
            <text:p>2007-04-20T00:00:00.000+08</text:p>
          </table:table-cell>
          <table:table-cell office:value-type="string">
            <text:p>天津</text:p>
          </table:table-cell>
          <table:table-cell office:value-type="string">
            <text:p>天津市</text:p>
          </table:table-cell>
          <table:table-cell office:value-type="string">
            <text:p>www.tjsemi.com</text:p>
          </table:table-cell>
          <table:table-cell office:value-type="string">
            <text:p>天津市新技术产业园区华苑产业区（环外）海泰东路12号</text:p>
          </table:table-cell>
          <table:table-cell table:number-columns-repeated="2"/>
        </table:table-row>
        <table:table-row table:style-name="ro2">
          <table:table-cell office:value-type="string">
            <text:p>002130</text:p>
          </table:table-cell>
          <table:table-cell office:value-type="string">
            <text:p>沃尔核材</text:p>
          </table:table-cell>
          <table:table-cell office:value-type="string">
            <text:p>C 制造业</text:p>
          </table:table-cell>
          <table:table-cell office:value-type="string">
            <text:p>深圳市沃尔核材股份有限公司</text:p>
          </table:table-cell>
          <table:table-cell office:value-type="string">
            <text:p>2007-04-20T00:00:00.000+08</text:p>
          </table:table-cell>
          <table:table-cell office:value-type="string">
            <text:p>广东</text:p>
          </table:table-cell>
          <table:table-cell office:value-type="string">
            <text:p>深圳市</text:p>
          </table:table-cell>
          <table:table-cell office:value-type="string">
            <text:p>www.woer.com</text:p>
          </table:table-cell>
          <table:table-cell office:value-type="string">
            <text:p>广东省深圳市坪山新区兰景北路沃尔工业园</text:p>
          </table:table-cell>
          <table:table-cell table:number-columns-repeated="2"/>
        </table:table-row>
        <table:table-row table:style-name="ro2">
          <table:table-cell office:value-type="string">
            <text:p>002131</text:p>
          </table:table-cell>
          <table:table-cell office:value-type="string">
            <text:p>利欧股份</text:p>
          </table:table-cell>
          <table:table-cell office:value-type="string">
            <text:p>I 信息技术</text:p>
          </table:table-cell>
          <table:table-cell office:value-type="string">
            <text:p>利欧集团股份有限公司</text:p>
          </table:table-cell>
          <table:table-cell office:value-type="string">
            <text:p>2007-04-27T00:00:00.000+08</text:p>
          </table:table-cell>
          <table:table-cell office:value-type="string">
            <text:p>浙江</text:p>
          </table:table-cell>
          <table:table-cell office:value-type="string">
            <text:p>台州市</text:p>
          </table:table-cell>
          <table:table-cell office:value-type="string">
            <text:p>www.chinapumps.com</text:p>
          </table:table-cell>
          <table:table-cell office:value-type="string">
            <text:p>浙江省温岭市滨海镇利欧路1号</text:p>
          </table:table-cell>
          <table:table-cell table:number-columns-repeated="2"/>
        </table:table-row>
        <table:table-row table:style-name="ro2">
          <table:table-cell office:value-type="string">
            <text:p>002132</text:p>
          </table:table-cell>
          <table:table-cell office:value-type="string">
            <text:p>恒星科技</text:p>
          </table:table-cell>
          <table:table-cell office:value-type="string">
            <text:p>C 制造业</text:p>
          </table:table-cell>
          <table:table-cell office:value-type="string">
            <text:p>河南恒星科技股份有限公司</text:p>
          </table:table-cell>
          <table:table-cell office:value-type="string">
            <text:p>2007-04-27T00:00:00.000+08</text:p>
          </table:table-cell>
          <table:table-cell office:value-type="string">
            <text:p>河南</text:p>
          </table:table-cell>
          <table:table-cell office:value-type="string">
            <text:p>郑州市</text:p>
          </table:table-cell>
          <table:table-cell office:value-type="string">
            <text:p>www.hengxingchinese.com</text:p>
          </table:table-cell>
          <table:table-cell office:value-type="string">
            <text:p>河南省巩义市康店镇焦湾村</text:p>
          </table:table-cell>
          <table:table-cell table:number-columns-repeated="2"/>
        </table:table-row>
        <table:table-row table:style-name="ro2">
          <table:table-cell office:value-type="string">
            <text:p>002133</text:p>
          </table:table-cell>
          <table:table-cell office:value-type="string">
            <text:p>广宇集团</text:p>
          </table:table-cell>
          <table:table-cell office:value-type="string">
            <text:p>K 房地产</text:p>
          </table:table-cell>
          <table:table-cell office:value-type="string">
            <text:p>广宇集团股份有限公司</text:p>
          </table:table-cell>
          <table:table-cell office:value-type="string">
            <text:p>2007-04-27T00:00:00.000+08</text:p>
          </table:table-cell>
          <table:table-cell office:value-type="string">
            <text:p>浙江</text:p>
          </table:table-cell>
          <table:table-cell office:value-type="string">
            <text:p>杭州市</text:p>
          </table:table-cell>
          <table:table-cell office:value-type="string">
            <text:p>www.cosmosgroup.com.cn</text:p>
          </table:table-cell>
          <table:table-cell office:value-type="string">
            <text:p>浙江省杭州市平海路8号</text:p>
          </table:table-cell>
          <table:table-cell table:number-columns-repeated="2"/>
        </table:table-row>
        <table:table-row table:style-name="ro2">
          <table:table-cell office:value-type="string">
            <text:p>002134</text:p>
          </table:table-cell>
          <table:table-cell office:value-type="string">
            <text:p>*ST普林</text:p>
          </table:table-cell>
          <table:table-cell office:value-type="string">
            <text:p>C 制造业</text:p>
          </table:table-cell>
          <table:table-cell office:value-type="string">
            <text:p>天津普林电路股份有限公司</text:p>
          </table:table-cell>
          <table:table-cell office:value-type="string">
            <text:p>2007-05-16T00:00:00.000+08</text:p>
          </table:table-cell>
          <table:table-cell office:value-type="string">
            <text:p>天津</text:p>
          </table:table-cell>
          <table:table-cell office:value-type="string">
            <text:p>天津市</text:p>
          </table:table-cell>
          <table:table-cell office:value-type="string">
            <text:p>www.toppcb.com</text:p>
          </table:table-cell>
          <table:table-cell office:value-type="string">
            <text:p>天津市空港经济区航海路53号</text:p>
          </table:table-cell>
          <table:table-cell table:number-columns-repeated="2"/>
        </table:table-row>
        <table:table-row table:style-name="ro2">
          <table:table-cell office:value-type="string">
            <text:p>002135</text:p>
          </table:table-cell>
          <table:table-cell office:value-type="string">
            <text:p>东南网架</text:p>
          </table:table-cell>
          <table:table-cell office:value-type="string">
            <text:p>E 建筑业</text:p>
          </table:table-cell>
          <table:table-cell office:value-type="string">
            <text:p>浙江东南网架股份有限公司</text:p>
          </table:table-cell>
          <table:table-cell office:value-type="string">
            <text:p>2007-05-30T00:00:00.000+08</text:p>
          </table:table-cell>
          <table:table-cell office:value-type="string">
            <text:p>浙江</text:p>
          </table:table-cell>
          <table:table-cell office:value-type="string">
            <text:p>杭州市</text:p>
          </table:table-cell>
          <table:table-cell office:value-type="string">
            <text:p>www.dongnanwangjia.com</text:p>
          </table:table-cell>
          <table:table-cell office:value-type="string">
            <text:p>浙江省杭州市萧山区衙前镇</text:p>
          </table:table-cell>
          <table:table-cell table:number-columns-repeated="2"/>
        </table:table-row>
        <table:table-row table:style-name="ro2">
          <table:table-cell office:value-type="string">
            <text:p>002136</text:p>
          </table:table-cell>
          <table:table-cell office:value-type="string">
            <text:p>安 纳 达</text:p>
          </table:table-cell>
          <table:table-cell office:value-type="string">
            <text:p>C 制造业</text:p>
          </table:table-cell>
          <table:table-cell office:value-type="string">
            <text:p>安徽安纳达钛业股份有限公司</text:p>
          </table:table-cell>
          <table:table-cell office:value-type="string">
            <text:p>2007-05-30T00:00:00.000+08</text:p>
          </table:table-cell>
          <table:table-cell office:value-type="string">
            <text:p>安徽</text:p>
          </table:table-cell>
          <table:table-cell office:value-type="string">
            <text:p>铜陵市</text:p>
          </table:table-cell>
          <table:table-cell office:value-type="string">
            <text:p>www.andty.com</text:p>
          </table:table-cell>
          <table:table-cell office:value-type="string">
            <text:p>安徽省铜陵市铜官大道</text:p>
          </table:table-cell>
          <table:table-cell table:number-columns-repeated="2"/>
        </table:table-row>
        <table:table-row table:style-name="ro2">
          <table:table-cell office:value-type="string">
            <text:p>002137</text:p>
          </table:table-cell>
          <table:table-cell office:value-type="string">
            <text:p>麦达数字</text:p>
          </table:table-cell>
          <table:table-cell office:value-type="string">
            <text:p>C 制造业</text:p>
          </table:table-cell>
          <table:table-cell office:value-type="string">
            <text:p>深圳市麦达数字股份有限公司</text:p>
          </table:table-cell>
          <table:table-cell office:value-type="string">
            <text:p>2007-06-13T00:00:00.000+08</text:p>
          </table:table-cell>
          <table:table-cell office:value-type="string">
            <text:p>广东</text:p>
          </table:table-cell>
          <table:table-cell office:value-type="string">
            <text:p>深圳市</text:p>
          </table:table-cell>
          <table:table-cell office:value-type="string">
            <text:p>www.sz-seastar.com</text:p>
          </table:table-cell>
          <table:table-cell office:value-type="string">
            <text:p>广东省深圳市龙岗区宝龙工业城宝龙六路实益达科技园</text:p>
          </table:table-cell>
          <table:table-cell table:number-columns-repeated="2"/>
        </table:table-row>
        <table:table-row table:style-name="ro2">
          <table:table-cell office:value-type="string">
            <text:p>002138</text:p>
          </table:table-cell>
          <table:table-cell office:value-type="string">
            <text:p>顺络电子</text:p>
          </table:table-cell>
          <table:table-cell office:value-type="string">
            <text:p>C 制造业</text:p>
          </table:table-cell>
          <table:table-cell office:value-type="string">
            <text:p>深圳顺络电子股份有限公司</text:p>
          </table:table-cell>
          <table:table-cell office:value-type="string">
            <text:p>2007-06-13T00:00:00.000+08</text:p>
          </table:table-cell>
          <table:table-cell office:value-type="string">
            <text:p>广东</text:p>
          </table:table-cell>
          <table:table-cell office:value-type="string">
            <text:p>深圳市</text:p>
          </table:table-cell>
          <table:table-cell office:value-type="string">
            <text:p>www.sunlordinc.com</text:p>
          </table:table-cell>
          <table:table-cell office:value-type="string">
            <text:p>广东省深圳市宝安区观澜街道大富苑工业区顺络观澜工业园</text:p>
          </table:table-cell>
          <table:table-cell table:number-columns-repeated="2"/>
        </table:table-row>
        <table:table-row table:style-name="ro2">
          <table:table-cell office:value-type="string">
            <text:p>002139</text:p>
          </table:table-cell>
          <table:table-cell office:value-type="string">
            <text:p>拓邦股份</text:p>
          </table:table-cell>
          <table:table-cell office:value-type="string">
            <text:p>C 制造业</text:p>
          </table:table-cell>
          <table:table-cell office:value-type="string">
            <text:p>深圳拓邦股份有限公司</text:p>
          </table:table-cell>
          <table:table-cell office:value-type="string">
            <text:p>2007-06-29T00:00:00.000+08</text:p>
          </table:table-cell>
          <table:table-cell office:value-type="string">
            <text:p>广东</text:p>
          </table:table-cell>
          <table:table-cell office:value-type="string">
            <text:p>深圳市</text:p>
          </table:table-cell>
          <table:table-cell office:value-type="string">
            <text:p>www.topband-e.com</text:p>
          </table:table-cell>
          <table:table-cell office:value-type="string">
            <text:p>广东省深圳市南山区高新技术产业园清华大学研究院B区413房</text:p>
          </table:table-cell>
          <table:table-cell table:number-columns-repeated="2"/>
        </table:table-row>
        <table:table-row table:style-name="ro2">
          <table:table-cell office:value-type="string">
            <text:p>002140</text:p>
          </table:table-cell>
          <table:table-cell office:value-type="string">
            <text:p>东华科技</text:p>
          </table:table-cell>
          <table:table-cell office:value-type="string">
            <text:p>E 建筑业</text:p>
          </table:table-cell>
          <table:table-cell office:value-type="string">
            <text:p>东华工程科技股份有限公司</text:p>
          </table:table-cell>
          <table:table-cell office:value-type="string">
            <text:p>2007-07-12T00:00:00.000+08</text:p>
          </table:table-cell>
          <table:table-cell office:value-type="string">
            <text:p>安徽</text:p>
          </table:table-cell>
          <table:table-cell office:value-type="string">
            <text:p>合肥市</text:p>
          </table:table-cell>
          <table:table-cell office:value-type="string">
            <text:p>www.chinaecec.com</text:p>
          </table:table-cell>
          <table:table-cell office:value-type="string">
            <text:p>安徽省合肥市长江西路669号高新技术产业开发区内</text:p>
          </table:table-cell>
          <table:table-cell table:number-columns-repeated="2"/>
        </table:table-row>
        <table:table-row table:style-name="ro2">
          <table:table-cell office:value-type="string">
            <text:p>002141</text:p>
          </table:table-cell>
          <table:table-cell office:value-type="string">
            <text:p>贤丰控股</text:p>
          </table:table-cell>
          <table:table-cell office:value-type="string">
            <text:p>C 制造业</text:p>
          </table:table-cell>
          <table:table-cell office:value-type="string">
            <text:p>贤丰控股股份有限公司</text:p>
          </table:table-cell>
          <table:table-cell office:value-type="string">
            <text:p>2007-07-20T00:00:00.000+08</text:p>
          </table:table-cell>
          <table:table-cell office:value-type="string">
            <text:p>广东</text:p>
          </table:table-cell>
          <table:table-cell office:value-type="string">
            <text:p>珠海市</text:p>
          </table:table-cell>
          <table:table-cell office:value-type="string">
            <text:p>www.ronsen.com.cn</text:p>
          </table:table-cell>
          <table:table-cell office:value-type="string">
            <text:p>广东省珠海市金湾区三灶镇三灶科技工业园</text:p>
          </table:table-cell>
          <table:table-cell table:number-columns-repeated="2"/>
        </table:table-row>
        <table:table-row table:style-name="ro2">
          <table:table-cell office:value-type="string">
            <text:p>002142</text:p>
          </table:table-cell>
          <table:table-cell office:value-type="string">
            <text:p>宁波银行</text:p>
          </table:table-cell>
          <table:table-cell office:value-type="string">
            <text:p>J 金融业</text:p>
          </table:table-cell>
          <table:table-cell office:value-type="string">
            <text:p>宁波银行股份有限公司</text:p>
          </table:table-cell>
          <table:table-cell office:value-type="string">
            <text:p>2007-07-19T00:00:00.000+08</text:p>
          </table:table-cell>
          <table:table-cell office:value-type="string">
            <text:p>浙江</text:p>
          </table:table-cell>
          <table:table-cell office:value-type="string">
            <text:p>宁波市</text:p>
          </table:table-cell>
          <table:table-cell office:value-type="string">
            <text:p>www.nbcb.com.cn</text:p>
          </table:table-cell>
          <table:table-cell office:value-type="string">
            <text:p>浙江省宁波市鄞州区宁南南路700号</text:p>
          </table:table-cell>
          <table:table-cell table:number-columns-repeated="2"/>
        </table:table-row>
        <table:table-row table:style-name="ro2">
          <table:table-cell office:value-type="string">
            <text:p>002143</text:p>
          </table:table-cell>
          <table:table-cell office:value-type="string">
            <text:p>印纪传媒</text:p>
          </table:table-cell>
          <table:table-cell office:value-type="string">
            <text:p>L 商务服务</text:p>
          </table:table-cell>
          <table:table-cell office:value-type="string">
            <text:p>印纪娱乐传媒股份有限公司</text:p>
          </table:table-cell>
          <table:table-cell office:value-type="string">
            <text:p>2007-07-20T00:00:00.000+08</text:p>
          </table:table-cell>
          <table:table-cell office:value-type="string">
            <text:p>四川</text:p>
          </table:table-cell>
          <table:table-cell office:value-type="string">
            <text:p>遂宁市</text:p>
          </table:table-cell>
          <table:table-cell office:value-type="string">
            <text:p>www.d-m-g.com</text:p>
          </table:table-cell>
          <table:table-cell office:value-type="string">
            <text:p>四川省遂宁市滨江南路666号</text:p>
          </table:table-cell>
          <table:table-cell table:number-columns-repeated="2"/>
        </table:table-row>
        <table:table-row table:style-name="ro2">
          <table:table-cell office:value-type="string">
            <text:p>002144</text:p>
          </table:table-cell>
          <table:table-cell office:value-type="string">
            <text:p>宏达高科</text:p>
          </table:table-cell>
          <table:table-cell office:value-type="string">
            <text:p>C 制造业</text:p>
          </table:table-cell>
          <table:table-cell office:value-type="string">
            <text:p>宏达高科控股股份有限公司</text:p>
          </table:table-cell>
          <table:table-cell office:value-type="string">
            <text:p>2007-08-03T00:00:00.000+08</text:p>
          </table:table-cell>
          <table:table-cell office:value-type="string">
            <text:p>浙江</text:p>
          </table:table-cell>
          <table:table-cell office:value-type="string">
            <text:p>嘉兴市</text:p>
          </table:table-cell>
          <table:table-cell office:value-type="string">
            <text:p>www.zjhongda.com.cn</text:p>
          </table:table-cell>
          <table:table-cell office:value-type="string">
            <text:p>浙江省海宁市许村镇建设路118号</text:p>
          </table:table-cell>
          <table:table-cell table:number-columns-repeated="2"/>
        </table:table-row>
        <table:table-row table:style-name="ro2">
          <table:table-cell office:value-type="string">
            <text:p>002145</text:p>
          </table:table-cell>
          <table:table-cell office:value-type="string">
            <text:p>中核钛白</text:p>
          </table:table-cell>
          <table:table-cell office:value-type="string">
            <text:p>C 制造业</text:p>
          </table:table-cell>
          <table:table-cell office:value-type="string">
            <text:p>中核华原钛白股份有限公司</text:p>
          </table:table-cell>
          <table:table-cell office:value-type="string">
            <text:p>2007-08-03T00:00:00.000+08</text:p>
          </table:table-cell>
          <table:table-cell office:value-type="string">
            <text:p>甘肃</text:p>
          </table:table-cell>
          <table:table-cell office:value-type="string">
            <text:p>嘉峪关市</text:p>
          </table:table-cell>
          <table:table-cell office:value-type="string">
            <text:p>www.tioxhua.com</text:p>
          </table:table-cell>
          <table:table-cell office:value-type="string">
            <text:p>甘肃省嘉峪关市东湖国际小区2号楼1单元401室</text:p>
          </table:table-cell>
          <table:table-cell table:number-columns-repeated="2"/>
        </table:table-row>
        <table:table-row table:style-name="ro2">
          <table:table-cell office:value-type="string">
            <text:p>002146</text:p>
          </table:table-cell>
          <table:table-cell office:value-type="string">
            <text:p>荣盛发展</text:p>
          </table:table-cell>
          <table:table-cell office:value-type="string">
            <text:p>K 房地产</text:p>
          </table:table-cell>
          <table:table-cell office:value-type="string">
            <text:p>荣盛房地产发展股份有限公司</text:p>
          </table:table-cell>
          <table:table-cell office:value-type="string">
            <text:p>2007-08-08T00:00:00.000+08</text:p>
          </table:table-cell>
          <table:table-cell office:value-type="string">
            <text:p>河北</text:p>
          </table:table-cell>
          <table:table-cell office:value-type="string">
            <text:p>廊坊市</text:p>
          </table:table-cell>
          <table:table-cell office:value-type="string">
            <text:p>www.risesun.cn</text:p>
          </table:table-cell>
          <table:table-cell office:value-type="string">
            <text:p>河北省廊坊市经济技术开发区祥云道81号</text:p>
          </table:table-cell>
          <table:table-cell table:number-columns-repeated="2"/>
        </table:table-row>
        <table:table-row table:style-name="ro2">
          <table:table-cell office:value-type="string">
            <text:p>002147</text:p>
          </table:table-cell>
          <table:table-cell office:value-type="string">
            <text:p>新光圆成</text:p>
          </table:table-cell>
          <table:table-cell office:value-type="string">
            <text:p>K 房地产</text:p>
          </table:table-cell>
          <table:table-cell office:value-type="string">
            <text:p>新光圆成股份有限公司</text:p>
          </table:table-cell>
          <table:table-cell office:value-type="string">
            <text:p>2007-08-08T00:00:00.000+08</text:p>
          </table:table-cell>
          <table:table-cell office:value-type="string">
            <text:p>安徽</text:p>
          </table:table-cell>
          <table:table-cell office:value-type="string">
            <text:p>马鞍山市</text:p>
          </table:table-cell>
          <table:table-cell office:value-type="string">
            <text:p>www.masfy.com</text:p>
          </table:table-cell>
          <table:table-cell office:value-type="string">
            <text:p>安徽省马鞍山市经济技术开发区超山西路</text:p>
          </table:table-cell>
          <table:table-cell table:number-columns-repeated="2"/>
        </table:table-row>
        <table:table-row table:style-name="ro2">
          <table:table-cell office:value-type="string">
            <text:p>002148</text:p>
          </table:table-cell>
          <table:table-cell office:value-type="string">
            <text:p>北纬通信</text:p>
          </table:table-cell>
          <table:table-cell office:value-type="string">
            <text:p>I 信息技术</text:p>
          </table:table-cell>
          <table:table-cell office:value-type="string">
            <text:p>北京北纬通信科技股份有限公司</text:p>
          </table:table-cell>
          <table:table-cell office:value-type="string">
            <text:p>2007-08-10T00:00:00.000+08</text:p>
          </table:table-cell>
          <table:table-cell office:value-type="string">
            <text:p>北京</text:p>
          </table:table-cell>
          <table:table-cell office:value-type="string">
            <text:p>北京市</text:p>
          </table:table-cell>
          <table:table-cell office:value-type="string">
            <text:p>www.bisp.com</text:p>
          </table:table-cell>
          <table:table-cell office:value-type="string">
            <text:p>北京市丰台区西四环南路19号九号楼247室</text:p>
          </table:table-cell>
          <table:table-cell table:number-columns-repeated="2"/>
        </table:table-row>
        <table:table-row table:style-name="ro2">
          <table:table-cell office:value-type="string">
            <text:p>002149</text:p>
          </table:table-cell>
          <table:table-cell office:value-type="string">
            <text:p>西部材料</text:p>
          </table:table-cell>
          <table:table-cell office:value-type="string">
            <text:p>C 制造业</text:p>
          </table:table-cell>
          <table:table-cell office:value-type="string">
            <text:p>西部金属材料股份有限公司</text:p>
          </table:table-cell>
          <table:table-cell office:value-type="string">
            <text:p>2007-08-10T00:00:00.000+08</text:p>
          </table:table-cell>
          <table:table-cell office:value-type="string">
            <text:p>陕西</text:p>
          </table:table-cell>
          <table:table-cell office:value-type="string">
            <text:p>西安市</text:p>
          </table:table-cell>
          <table:table-cell office:value-type="string">
            <text:p>www.c-wmm.com</text:p>
          </table:table-cell>
          <table:table-cell office:value-type="string">
            <text:p>陕西省西安市经开区泾渭工业园西金路西段15号</text:p>
          </table:table-cell>
          <table:table-cell table:number-columns-repeated="2"/>
        </table:table-row>
        <table:table-row table:style-name="ro2">
          <table:table-cell office:value-type="string">
            <text:p>002150</text:p>
          </table:table-cell>
          <table:table-cell office:value-type="string">
            <text:p>通润装备</text:p>
          </table:table-cell>
          <table:table-cell office:value-type="string">
            <text:p>C 制造业</text:p>
          </table:table-cell>
          <table:table-cell office:value-type="string">
            <text:p>江苏通润装备科技股份有限公司</text:p>
          </table:table-cell>
          <table:table-cell office:value-type="string">
            <text:p>2007-08-10T00:00:00.000+08</text:p>
          </table:table-cell>
          <table:table-cell office:value-type="string">
            <text:p>江苏</text:p>
          </table:table-cell>
          <table:table-cell office:value-type="string">
            <text:p>苏州市</text:p>
          </table:table-cell>
          <table:table-cell office:value-type="string">
            <text:p>www.tongrunindustries.com</text:p>
          </table:table-cell>
          <table:table-cell office:value-type="string">
            <text:p>江苏省常熟市海虞镇周行通港工业开发区</text:p>
          </table:table-cell>
          <table:table-cell table:number-columns-repeated="2"/>
        </table:table-row>
        <table:table-row table:style-name="ro2">
          <table:table-cell office:value-type="string">
            <text:p>002151</text:p>
          </table:table-cell>
          <table:table-cell office:value-type="string">
            <text:p>北斗星通</text:p>
          </table:table-cell>
          <table:table-cell office:value-type="string">
            <text:p>C 制造业</text:p>
          </table:table-cell>
          <table:table-cell office:value-type="string">
            <text:p>北京北斗星通导航技术股份有限公司</text:p>
          </table:table-cell>
          <table:table-cell office:value-type="string">
            <text:p>2007-08-13T00:00:00.000+08</text:p>
          </table:table-cell>
          <table:table-cell office:value-type="string">
            <text:p>北京</text:p>
          </table:table-cell>
          <table:table-cell office:value-type="string">
            <text:p>北京市</text:p>
          </table:table-cell>
          <table:table-cell office:value-type="string">
            <text:p>www.navchina.com</text:p>
          </table:table-cell>
          <table:table-cell office:value-type="string">
            <text:p>北京市海淀区中关村永丰高新技术产业基地丰贤东路7号北斗星通大厦</text:p>
          </table:table-cell>
          <table:table-cell table:number-columns-repeated="2"/>
        </table:table-row>
        <table:table-row table:style-name="ro2">
          <table:table-cell office:value-type="string">
            <text:p>002152</text:p>
          </table:table-cell>
          <table:table-cell office:value-type="string">
            <text:p>广电运通</text:p>
          </table:table-cell>
          <table:table-cell office:value-type="string">
            <text:p>C 制造业</text:p>
          </table:table-cell>
          <table:table-cell office:value-type="string">
            <text:p>广州广电运通金融电子股份有限公司</text:p>
          </table:table-cell>
          <table:table-cell office:value-type="string">
            <text:p>2007-08-13T00:00:00.000+08</text:p>
          </table:table-cell>
          <table:table-cell office:value-type="string">
            <text:p>广东</text:p>
          </table:table-cell>
          <table:table-cell office:value-type="string">
            <text:p>广州市</text:p>
          </table:table-cell>
          <table:table-cell office:value-type="string">
            <text:p>www.grgbanking.com</text:p>
          </table:table-cell>
          <table:table-cell office:value-type="string">
            <text:p>广东省广州市高新技术产业开发区科学城科林路9、11号</text:p>
          </table:table-cell>
          <table:table-cell table:number-columns-repeated="2"/>
        </table:table-row>
        <table:table-row table:style-name="ro2">
          <table:table-cell office:value-type="string">
            <text:p>002153</text:p>
          </table:table-cell>
          <table:table-cell office:value-type="string">
            <text:p>石基信息</text:p>
          </table:table-cell>
          <table:table-cell office:value-type="string">
            <text:p>I 信息技术</text:p>
          </table:table-cell>
          <table:table-cell office:value-type="string">
            <text:p>北京中长石基信息技术股份有限公司</text:p>
          </table:table-cell>
          <table:table-cell office:value-type="string">
            <text:p>2007-08-13T00:00:00.000+08</text:p>
          </table:table-cell>
          <table:table-cell office:value-type="string">
            <text:p>北京</text:p>
          </table:table-cell>
          <table:table-cell office:value-type="string">
            <text:p>北京市</text:p>
          </table:table-cell>
          <table:table-cell office:value-type="string">
            <text:p>www.shijigroup.com</text:p>
          </table:table-cell>
          <table:table-cell office:value-type="string">
            <text:p>北京市海淀区复兴路甲65号-A11层</text:p>
          </table:table-cell>
          <table:table-cell table:number-columns-repeated="2"/>
        </table:table-row>
        <table:table-row table:style-name="ro2">
          <table:table-cell office:value-type="string">
            <text:p>002154</text:p>
          </table:table-cell>
          <table:table-cell office:value-type="string">
            <text:p>报 喜 鸟</text:p>
          </table:table-cell>
          <table:table-cell office:value-type="string">
            <text:p>C 制造业</text:p>
          </table:table-cell>
          <table:table-cell office:value-type="string">
            <text:p>报喜鸟控股股份有限公司</text:p>
          </table:table-cell>
          <table:table-cell office:value-type="string">
            <text:p>2007-08-16T00:00:00.000+08</text:p>
          </table:table-cell>
          <table:table-cell office:value-type="string">
            <text:p>浙江</text:p>
          </table:table-cell>
          <table:table-cell office:value-type="string">
            <text:p>温州市</text:p>
          </table:table-cell>
          <table:table-cell office:value-type="string">
            <text:p>www.bxn.com</text:p>
          </table:table-cell>
          <table:table-cell office:value-type="string">
            <text:p>浙江省永嘉县瓯北镇报喜鸟工业区</text:p>
          </table:table-cell>
          <table:table-cell table:number-columns-repeated="2"/>
        </table:table-row>
        <table:table-row table:style-name="ro2">
          <table:table-cell office:value-type="string">
            <text:p>002155</text:p>
          </table:table-cell>
          <table:table-cell office:value-type="string">
            <text:p>湖南黄金</text:p>
          </table:table-cell>
          <table:table-cell office:value-type="string">
            <text:p>B 采矿业</text:p>
          </table:table-cell>
          <table:table-cell office:value-type="string">
            <text:p>湖南黄金股份有限公司</text:p>
          </table:table-cell>
          <table:table-cell office:value-type="string">
            <text:p>2007-08-16T00:00:00.000+08</text:p>
          </table:table-cell>
          <table:table-cell office:value-type="string">
            <text:p>湖南</text:p>
          </table:table-cell>
          <table:table-cell office:value-type="string">
            <text:p>怀化市</text:p>
          </table:table-cell>
          <table:table-cell office:value-type="string">
            <text:p>www.hngoldcorp.com</text:p>
          </table:table-cell>
          <table:table-cell office:value-type="string">
            <text:p>湖南省长沙市雨花区芙蓉中路二段金源大酒店16楼</text:p>
          </table:table-cell>
          <table:table-cell table:number-columns-repeated="2"/>
        </table:table-row>
        <table:table-row table:style-name="ro2">
          <table:table-cell office:value-type="string">
            <text:p>002156</text:p>
          </table:table-cell>
          <table:table-cell office:value-type="string">
            <text:p>通富微电</text:p>
          </table:table-cell>
          <table:table-cell office:value-type="string">
            <text:p>C 制造业</text:p>
          </table:table-cell>
          <table:table-cell office:value-type="string">
            <text:p>通富微电子股份有限公司</text:p>
          </table:table-cell>
          <table:table-cell office:value-type="string">
            <text:p>2007-08-16T00:00:00.000+08</text:p>
          </table:table-cell>
          <table:table-cell office:value-type="string">
            <text:p>江苏</text:p>
          </table:table-cell>
          <table:table-cell office:value-type="string">
            <text:p>南通市</text:p>
          </table:table-cell>
          <table:table-cell office:value-type="string">
            <text:p>www.tfme.com</text:p>
          </table:table-cell>
          <table:table-cell office:value-type="string">
            <text:p>江苏省南通市崇川开发区崇川路288号</text:p>
          </table:table-cell>
          <table:table-cell table:number-columns-repeated="2"/>
        </table:table-row>
        <table:table-row table:style-name="ro2">
          <table:table-cell office:value-type="string">
            <text:p>002157</text:p>
          </table:table-cell>
          <table:table-cell office:value-type="string">
            <text:p>正邦科技</text:p>
          </table:table-cell>
          <table:table-cell office:value-type="string">
            <text:p>C 制造业</text:p>
          </table:table-cell>
          <table:table-cell office:value-type="string">
            <text:p>江西正邦科技股份有限公司</text:p>
          </table:table-cell>
          <table:table-cell office:value-type="string">
            <text:p>2007-08-17T00:00:00.000+08</text:p>
          </table:table-cell>
          <table:table-cell office:value-type="string">
            <text:p>江西</text:p>
          </table:table-cell>
          <table:table-cell office:value-type="string">
            <text:p>南昌市</text:p>
          </table:table-cell>
          <table:table-cell office:value-type="string">
            <text:p>www.zhengbang.com</text:p>
          </table:table-cell>
          <table:table-cell office:value-type="string">
            <text:p>江西省南昌市高新技术开发区艾溪湖一路569号</text:p>
          </table:table-cell>
          <table:table-cell table:number-columns-repeated="2"/>
        </table:table-row>
        <table:table-row table:style-name="ro2">
          <table:table-cell office:value-type="string">
            <text:p>002158</text:p>
          </table:table-cell>
          <table:table-cell office:value-type="string">
            <text:p>汉钟精机</text:p>
          </table:table-cell>
          <table:table-cell office:value-type="string">
            <text:p>C 制造业</text:p>
          </table:table-cell>
          <table:table-cell office:value-type="string">
            <text:p>上海汉钟精机股份有限公司</text:p>
          </table:table-cell>
          <table:table-cell office:value-type="string">
            <text:p>2007-08-17T00:00:00.000+08</text:p>
          </table:table-cell>
          <table:table-cell office:value-type="string">
            <text:p>上海</text:p>
          </table:table-cell>
          <table:table-cell office:value-type="string">
            <text:p>上海市</text:p>
          </table:table-cell>
          <table:table-cell office:value-type="string">
            <text:p>www.hanbell.com.cn</text:p>
          </table:table-cell>
          <table:table-cell office:value-type="string">
            <text:p>上海市金山区枫泾工业开发区亭枫公路8289号</text:p>
          </table:table-cell>
          <table:table-cell table:number-columns-repeated="2"/>
        </table:table-row>
        <table:table-row table:style-name="ro2">
          <table:table-cell office:value-type="string">
            <text:p>002159</text:p>
          </table:table-cell>
          <table:table-cell office:value-type="string">
            <text:p>三特索道</text:p>
          </table:table-cell>
          <table:table-cell office:value-type="string">
            <text:p>N 公共环保</text:p>
          </table:table-cell>
          <table:table-cell office:value-type="string">
            <text:p>武汉三特索道集团股份有限公司</text:p>
          </table:table-cell>
          <table:table-cell office:value-type="string">
            <text:p>2007-08-17T00:00:00.000+08</text:p>
          </table:table-cell>
          <table:table-cell office:value-type="string">
            <text:p>湖北</text:p>
          </table:table-cell>
          <table:table-cell office:value-type="string">
            <text:p>武汉市</text:p>
          </table:table-cell>
          <table:table-cell office:value-type="string">
            <text:p>www.sante.com.cn</text:p>
          </table:table-cell>
          <table:table-cell office:value-type="string">
            <text:p>湖北省武汉市武昌区黄鹂路88号1号楼</text:p>
          </table:table-cell>
          <table:table-cell table:number-columns-repeated="2"/>
        </table:table-row>
        <table:table-row table:style-name="ro2">
          <table:table-cell office:value-type="string">
            <text:p>002160</text:p>
          </table:table-cell>
          <table:table-cell office:value-type="string">
            <text:p>常铝股份</text:p>
          </table:table-cell>
          <table:table-cell office:value-type="string">
            <text:p>C 制造业</text:p>
          </table:table-cell>
          <table:table-cell office:value-type="string">
            <text:p>江苏常铝铝业股份有限公司</text:p>
          </table:table-cell>
          <table:table-cell office:value-type="string">
            <text:p>2007-08-21T00:00:00.000+08</text:p>
          </table:table-cell>
          <table:table-cell office:value-type="string">
            <text:p>江苏</text:p>
          </table:table-cell>
          <table:table-cell office:value-type="string">
            <text:p>苏州市</text:p>
          </table:table-cell>
          <table:table-cell office:value-type="string">
            <text:p>www.alcha.com</text:p>
          </table:table-cell>
          <table:table-cell office:value-type="string">
            <text:p>江苏省常熟市白茆镇西</text:p>
          </table:table-cell>
          <table:table-cell table:number-columns-repeated="2"/>
        </table:table-row>
        <table:table-row table:style-name="ro2">
          <table:table-cell office:value-type="string">
            <text:p>002161</text:p>
          </table:table-cell>
          <table:table-cell office:value-type="string">
            <text:p>远 望 谷</text:p>
          </table:table-cell>
          <table:table-cell office:value-type="string">
            <text:p>C 制造业</text:p>
          </table:table-cell>
          <table:table-cell office:value-type="string">
            <text:p>深圳市远望谷信息技术股份有限公司</text:p>
          </table:table-cell>
          <table:table-cell office:value-type="string">
            <text:p>2007-08-21T00:00:00.000+08</text:p>
          </table:table-cell>
          <table:table-cell office:value-type="string">
            <text:p>广东</text:p>
          </table:table-cell>
          <table:table-cell office:value-type="string">
            <text:p>深圳市</text:p>
          </table:table-cell>
          <table:table-cell office:value-type="string">
            <text:p>www.invengo.cn</text:p>
          </table:table-cell>
          <table:table-cell office:value-type="string">
            <text:p>广东省深圳市南山区高新技术产业园区南区T2栋B座3层</text:p>
          </table:table-cell>
          <table:table-cell table:number-columns-repeated="2"/>
        </table:table-row>
        <table:table-row table:style-name="ro2">
          <table:table-cell office:value-type="string">
            <text:p>002162</text:p>
          </table:table-cell>
          <table:table-cell office:value-type="string">
            <text:p>悦心健康</text:p>
          </table:table-cell>
          <table:table-cell office:value-type="string">
            <text:p>C 制造业</text:p>
          </table:table-cell>
          <table:table-cell office:value-type="string">
            <text:p>上海悦心健康集团股份有限公司</text:p>
          </table:table-cell>
          <table:table-cell office:value-type="string">
            <text:p>2007-08-23T00:00:00.000+08</text:p>
          </table:table-cell>
          <table:table-cell office:value-type="string">
            <text:p>上海</text:p>
          </table:table-cell>
          <table:table-cell office:value-type="string">
            <text:p>上海市</text:p>
          </table:table-cell>
          <table:table-cell office:value-type="string">
            <text:p>www.cimic.com</text:p>
          </table:table-cell>
          <table:table-cell office:value-type="string">
            <text:p>上海市闵行区浦江镇三鲁公路2121号</text:p>
          </table:table-cell>
          <table:table-cell table:number-columns-repeated="2"/>
        </table:table-row>
        <table:table-row table:style-name="ro2">
          <table:table-cell office:value-type="string">
            <text:p>002163</text:p>
          </table:table-cell>
          <table:table-cell office:value-type="string">
            <text:p>中航三鑫</text:p>
          </table:table-cell>
          <table:table-cell office:value-type="string">
            <text:p>E 建筑业</text:p>
          </table:table-cell>
          <table:table-cell office:value-type="string">
            <text:p>中航三鑫股份有限公司</text:p>
          </table:table-cell>
          <table:table-cell office:value-type="string">
            <text:p>2007-08-23T00:00:00.000+08</text:p>
          </table:table-cell>
          <table:table-cell office:value-type="string">
            <text:p>广东</text:p>
          </table:table-cell>
          <table:table-cell office:value-type="string">
            <text:p>深圳市</text:p>
          </table:table-cell>
          <table:table-cell office:value-type="string">
            <text:p>www.sanxinglass.com</text:p>
          </table:table-cell>
          <table:table-cell office:value-type="string">
            <text:p>广东省深圳市南山区南海大道2061号新保辉大厦17层</text:p>
          </table:table-cell>
          <table:table-cell table:number-columns-repeated="2"/>
        </table:table-row>
        <table:table-row table:style-name="ro2">
          <table:table-cell office:value-type="string">
            <text:p>002164</text:p>
          </table:table-cell>
          <table:table-cell office:value-type="string">
            <text:p>宁波东力</text:p>
          </table:table-cell>
          <table:table-cell office:value-type="string">
            <text:p>C 制造业</text:p>
          </table:table-cell>
          <table:table-cell office:value-type="string">
            <text:p>宁波东力股份有限公司</text:p>
          </table:table-cell>
          <table:table-cell office:value-type="string">
            <text:p>2007-08-23T00:00:00.000+08</text:p>
          </table:table-cell>
          <table:table-cell office:value-type="string">
            <text:p>浙江</text:p>
          </table:table-cell>
          <table:table-cell office:value-type="string">
            <text:p>宁波市</text:p>
          </table:table-cell>
          <table:table-cell office:value-type="string">
            <text:p>www.donly.com.cn</text:p>
          </table:table-cell>
          <table:table-cell office:value-type="string">
            <text:p>浙江省宁波市江北区银海路1号</text:p>
          </table:table-cell>
          <table:table-cell table:number-columns-repeated="2"/>
        </table:table-row>
        <table:table-row table:style-name="ro2">
          <table:table-cell office:value-type="string">
            <text:p>002165</text:p>
          </table:table-cell>
          <table:table-cell office:value-type="string">
            <text:p>红 宝 丽</text:p>
          </table:table-cell>
          <table:table-cell office:value-type="string">
            <text:p>C 制造业</text:p>
          </table:table-cell>
          <table:table-cell office:value-type="string">
            <text:p>红宝丽集团股份有限公司</text:p>
          </table:table-cell>
          <table:table-cell office:value-type="string">
            <text:p>2007-09-13T00:00:00.000+08</text:p>
          </table:table-cell>
          <table:table-cell office:value-type="string">
            <text:p>江苏</text:p>
          </table:table-cell>
          <table:table-cell office:value-type="string">
            <text:p>南京市</text:p>
          </table:table-cell>
          <table:table-cell office:value-type="string">
            <text:p>www.hongbaoli.com</text:p>
          </table:table-cell>
          <table:table-cell office:value-type="string">
            <text:p>江苏省南京市高淳区经济开发区双高路29号</text:p>
          </table:table-cell>
          <table:table-cell table:number-columns-repeated="2"/>
        </table:table-row>
        <table:table-row table:style-name="ro2">
          <table:table-cell office:value-type="string">
            <text:p>002166</text:p>
          </table:table-cell>
          <table:table-cell office:value-type="string">
            <text:p>莱茵生物</text:p>
          </table:table-cell>
          <table:table-cell office:value-type="string">
            <text:p>C 制造业</text:p>
          </table:table-cell>
          <table:table-cell office:value-type="string">
            <text:p>桂林莱茵生物科技股份有限公司</text:p>
          </table:table-cell>
          <table:table-cell office:value-type="string">
            <text:p>2007-09-13T00:00:00.000+08</text:p>
          </table:table-cell>
          <table:table-cell office:value-type="string">
            <text:p>广西</text:p>
          </table:table-cell>
          <table:table-cell office:value-type="string">
            <text:p>桂林市</text:p>
          </table:table-cell>
          <table:table-cell office:value-type="string">
            <text:p>www.layn.com.cn</text:p>
          </table:table-cell>
          <table:table-cell office:value-type="string">
            <text:p>广西壮族自治区桂林市临桂县西城南路秧塘工业园</text:p>
          </table:table-cell>
          <table:table-cell table:number-columns-repeated="2"/>
        </table:table-row>
        <table:table-row table:style-name="ro2">
          <table:table-cell office:value-type="string">
            <text:p>002167</text:p>
          </table:table-cell>
          <table:table-cell office:value-type="string">
            <text:p>东方锆业</text:p>
          </table:table-cell>
          <table:table-cell office:value-type="string">
            <text:p>C 制造业</text:p>
          </table:table-cell>
          <table:table-cell office:value-type="string">
            <text:p>广东东方锆业科技股份有限公司</text:p>
          </table:table-cell>
          <table:table-cell office:value-type="string">
            <text:p>2007-09-13T00:00:00.000+08</text:p>
          </table:table-cell>
          <table:table-cell office:value-type="string">
            <text:p>广东</text:p>
          </table:table-cell>
          <table:table-cell office:value-type="string">
            <text:p>汕头市</text:p>
          </table:table-cell>
          <table:table-cell office:value-type="string">
            <text:p>www.orientzr.com</text:p>
          </table:table-cell>
          <table:table-cell office:value-type="string">
            <text:p>广东省汕头市澄海区莱美路宇田科技园</text:p>
          </table:table-cell>
          <table:table-cell table:number-columns-repeated="2"/>
        </table:table-row>
        <table:table-row table:style-name="ro2">
          <table:table-cell office:value-type="string">
            <text:p>002168</text:p>
          </table:table-cell>
          <table:table-cell office:value-type="string">
            <text:p>深圳惠程</text:p>
          </table:table-cell>
          <table:table-cell office:value-type="string">
            <text:p>C 制造业</text:p>
          </table:table-cell>
          <table:table-cell office:value-type="string">
            <text:p>深圳市惠程电气股份有限公司</text:p>
          </table:table-cell>
          <table:table-cell office:value-type="string">
            <text:p>2007-09-19T00:00:00.000+08</text:p>
          </table:table-cell>
          <table:table-cell office:value-type="string">
            <text:p>广东</text:p>
          </table:table-cell>
          <table:table-cell office:value-type="string">
            <text:p>深圳市</text:p>
          </table:table-cell>
          <table:table-cell office:value-type="string">
            <text:p>www.hifuture.com</text:p>
          </table:table-cell>
          <table:table-cell office:value-type="string">
            <text:p>广东省深圳市坪山新区大工业区兰景路以东、锦绣路以南惠程科技工业厂区</text:p>
          </table:table-cell>
          <table:table-cell table:number-columns-repeated="2"/>
        </table:table-row>
        <table:table-row table:style-name="ro2">
          <table:table-cell office:value-type="string">
            <text:p>002169</text:p>
          </table:table-cell>
          <table:table-cell office:value-type="string">
            <text:p>智光电气</text:p>
          </table:table-cell>
          <table:table-cell office:value-type="string">
            <text:p>C 制造业</text:p>
          </table:table-cell>
          <table:table-cell office:value-type="string">
            <text:p>广州智光电气股份有限公司</text:p>
          </table:table-cell>
          <table:table-cell office:value-type="string">
            <text:p>2007-09-19T00:00:00.000+08</text:p>
          </table:table-cell>
          <table:table-cell office:value-type="string">
            <text:p>广东</text:p>
          </table:table-cell>
          <table:table-cell office:value-type="string">
            <text:p>广州市</text:p>
          </table:table-cell>
          <table:table-cell office:value-type="string">
            <text:p>www.gzzg.com.cn</text:p>
          </table:table-cell>
          <table:table-cell office:value-type="string">
            <text:p>广东省广州市黄埔区云埔工业区埔南路51号</text:p>
          </table:table-cell>
          <table:table-cell table:number-columns-repeated="2"/>
        </table:table-row>
        <table:table-row table:style-name="ro2">
          <table:table-cell office:value-type="string">
            <text:p>002170</text:p>
          </table:table-cell>
          <table:table-cell office:value-type="string">
            <text:p>芭田股份</text:p>
          </table:table-cell>
          <table:table-cell office:value-type="string">
            <text:p>C 制造业</text:p>
          </table:table-cell>
          <table:table-cell office:value-type="string">
            <text:p>深圳市芭田生态工程股份有限公司</text:p>
          </table:table-cell>
          <table:table-cell office:value-type="string">
            <text:p>2007-09-19T00:00:00.000+08</text:p>
          </table:table-cell>
          <table:table-cell office:value-type="string">
            <text:p>广东</text:p>
          </table:table-cell>
          <table:table-cell office:value-type="string">
            <text:p>深圳市</text:p>
          </table:table-cell>
          <table:table-cell office:value-type="string">
            <text:p>www.batian.com.cn</text:p>
          </table:table-cell>
          <table:table-cell office:value-type="string">
            <text:p>广东省深圳市南山区高新技术园粤兴二道10号7-8楼</text:p>
          </table:table-cell>
          <table:table-cell table:number-columns-repeated="2"/>
        </table:table-row>
        <table:table-row table:style-name="ro2">
          <table:table-cell office:value-type="string">
            <text:p>002171</text:p>
          </table:table-cell>
          <table:table-cell office:value-type="string">
            <text:p>楚江新材</text:p>
          </table:table-cell>
          <table:table-cell office:value-type="string">
            <text:p>C 制造业</text:p>
          </table:table-cell>
          <table:table-cell office:value-type="string">
            <text:p>安徽楚江科技新材料股份有限公司</text:p>
          </table:table-cell>
          <table:table-cell office:value-type="string">
            <text:p>2007-09-21T00:00:00.000+08</text:p>
          </table:table-cell>
          <table:table-cell office:value-type="string">
            <text:p>安徽</text:p>
          </table:table-cell>
          <table:table-cell office:value-type="string">
            <text:p>芜湖市</text:p>
          </table:table-cell>
          <table:table-cell office:value-type="string">
            <text:p>www.jcty.cn</text:p>
          </table:table-cell>
          <table:table-cell office:value-type="string">
            <text:p>安徽省芜湖市九华北路8号</text:p>
          </table:table-cell>
          <table:table-cell table:number-columns-repeated="2"/>
        </table:table-row>
        <table:table-row table:style-name="ro2">
          <table:table-cell office:value-type="string">
            <text:p>002172</text:p>
          </table:table-cell>
          <table:table-cell office:value-type="string">
            <text:p>澳洋科技</text:p>
          </table:table-cell>
          <table:table-cell office:value-type="string">
            <text:p>C 制造业</text:p>
          </table:table-cell>
          <table:table-cell office:value-type="string">
            <text:p>江苏澳洋科技股份有限公司</text:p>
          </table:table-cell>
          <table:table-cell office:value-type="string">
            <text:p>2007-09-21T00:00:00.000+08</text:p>
          </table:table-cell>
          <table:table-cell office:value-type="string">
            <text:p>江苏</text:p>
          </table:table-cell>
          <table:table-cell office:value-type="string">
            <text:p>苏州市</text:p>
          </table:table-cell>
          <table:table-cell office:value-type="string">
            <text:p>www.aykj.cn</text:p>
          </table:table-cell>
          <table:table-cell office:value-type="string">
            <text:p>江苏省张家港市杨舍镇塘市</text:p>
          </table:table-cell>
          <table:table-cell table:number-columns-repeated="2"/>
        </table:table-row>
        <table:table-row table:style-name="ro2">
          <table:table-cell office:value-type="string">
            <text:p>002173</text:p>
          </table:table-cell>
          <table:table-cell office:value-type="string">
            <text:p>创新医疗</text:p>
          </table:table-cell>
          <table:table-cell office:value-type="string">
            <text:p>C 制造业</text:p>
          </table:table-cell>
          <table:table-cell office:value-type="string">
            <text:p>创新医疗管理股份有限公司</text:p>
          </table:table-cell>
          <table:table-cell office:value-type="string">
            <text:p>2007-09-25T00:00:00.000+08</text:p>
          </table:table-cell>
          <table:table-cell office:value-type="string">
            <text:p>浙江</text:p>
          </table:table-cell>
          <table:table-cell office:value-type="string">
            <text:p>绍兴市</text:p>
          </table:table-cell>
          <table:table-cell office:value-type="string">
            <text:p>www.shanxiahupearl.cn</text:p>
          </table:table-cell>
          <table:table-cell office:value-type="string">
            <text:p>www.shanxiahu.com</text:p>
          </table:table-cell>
          <table:table-cell table:number-columns-repeated="2"/>
        </table:table-row>
        <table:table-row table:style-name="ro2">
          <table:table-cell office:value-type="string">
            <text:p>002174</text:p>
          </table:table-cell>
          <table:table-cell office:value-type="string">
            <text:p>游族网络</text:p>
          </table:table-cell>
          <table:table-cell office:value-type="string">
            <text:p>I 信息技术</text:p>
          </table:table-cell>
          <table:table-cell office:value-type="string">
            <text:p>游族网络股份有限公司</text:p>
          </table:table-cell>
          <table:table-cell office:value-type="string">
            <text:p>2007-09-25T00:00:00.000+08</text:p>
          </table:table-cell>
          <table:table-cell office:value-type="string">
            <text:p>福建</text:p>
          </table:table-cell>
          <table:table-cell office:value-type="string">
            <text:p>泉州市</text:p>
          </table:table-cell>
          <table:table-cell office:value-type="string">
            <text:p>www.youzu.com；www.youzu.cn</text:p>
          </table:table-cell>
          <table:table-cell office:value-type="string">
            <text:p>福建省晋江市经济开发区安东园金山路31号</text:p>
          </table:table-cell>
          <table:table-cell table:number-columns-repeated="2"/>
        </table:table-row>
        <table:table-row table:style-name="ro2">
          <table:table-cell office:value-type="string">
            <text:p>002175</text:p>
          </table:table-cell>
          <table:table-cell office:value-type="string">
            <text:p>东方网络</text:p>
          </table:table-cell>
          <table:table-cell office:value-type="string">
            <text:p>I 信息技术</text:p>
          </table:table-cell>
          <table:table-cell office:value-type="string">
            <text:p>东方时代网络传媒股份有限公司</text:p>
          </table:table-cell>
          <table:table-cell office:value-type="string">
            <text:p>2007-10-12T00:00:00.000+08</text:p>
          </table:table-cell>
          <table:table-cell office:value-type="string">
            <text:p>广西</text:p>
          </table:table-cell>
          <table:table-cell office:value-type="string">
            <text:p>桂林市</text:p>
          </table:table-cell>
          <table:table-cell office:value-type="string">
            <text:p>www.guanglu.com.cn</text:p>
          </table:table-cell>
          <table:table-cell office:value-type="string">
            <text:p>广西壮族自治区桂林国家高新区五号区</text:p>
          </table:table-cell>
          <table:table-cell table:number-columns-repeated="2"/>
        </table:table-row>
        <table:table-row table:style-name="ro2">
          <table:table-cell office:value-type="string">
            <text:p>002176</text:p>
          </table:table-cell>
          <table:table-cell office:value-type="string">
            <text:p>江特电机</text:p>
          </table:table-cell>
          <table:table-cell office:value-type="string">
            <text:p>C 制造业</text:p>
          </table:table-cell>
          <table:table-cell office:value-type="string">
            <text:p>江西特种电机股份有限公司</text:p>
          </table:table-cell>
          <table:table-cell office:value-type="string">
            <text:p>2007-10-12T00:00:00.000+08</text:p>
          </table:table-cell>
          <table:table-cell office:value-type="string">
            <text:p>江西</text:p>
          </table:table-cell>
          <table:table-cell office:value-type="string">
            <text:p>宜春市</text:p>
          </table:table-cell>
          <table:table-cell office:value-type="string">
            <text:p>www.jiangte.com.cn</text:p>
          </table:table-cell>
          <table:table-cell office:value-type="string">
            <text:p>江西省宜春市环城南路581号</text:p>
          </table:table-cell>
          <table:table-cell table:number-columns-repeated="2"/>
        </table:table-row>
        <table:table-row table:style-name="ro2">
          <table:table-cell office:value-type="string">
            <text:p>002177</text:p>
          </table:table-cell>
          <table:table-cell office:value-type="string">
            <text:p>御银股份</text:p>
          </table:table-cell>
          <table:table-cell office:value-type="string">
            <text:p>C 制造业</text:p>
          </table:table-cell>
          <table:table-cell office:value-type="string">
            <text:p>广州御银科技股份有限公司</text:p>
          </table:table-cell>
          <table:table-cell office:value-type="string">
            <text:p>2007-11-01T00:00:00.000+08</text:p>
          </table:table-cell>
          <table:table-cell office:value-type="string">
            <text:p>广东</text:p>
          </table:table-cell>
          <table:table-cell office:value-type="string">
            <text:p>广州市</text:p>
          </table:table-cell>
          <table:table-cell office:value-type="string">
            <text:p>www.kingteller.com.cn</text:p>
          </table:table-cell>
          <table:table-cell office:value-type="string">
            <text:p>广东省广州市天河区高唐路234号901房</text:p>
          </table:table-cell>
          <table:table-cell table:number-columns-repeated="2"/>
        </table:table-row>
        <table:table-row table:style-name="ro2">
          <table:table-cell office:value-type="string">
            <text:p>002178</text:p>
          </table:table-cell>
          <table:table-cell office:value-type="string">
            <text:p>延华智能</text:p>
          </table:table-cell>
          <table:table-cell office:value-type="string">
            <text:p>M 科研服务</text:p>
          </table:table-cell>
          <table:table-cell office:value-type="string">
            <text:p>上海延华智能科技(集团)股份有限公司</text:p>
          </table:table-cell>
          <table:table-cell office:value-type="string">
            <text:p>2007-11-01T00:00:00.000+08</text:p>
          </table:table-cell>
          <table:table-cell office:value-type="string">
            <text:p>上海</text:p>
          </table:table-cell>
          <table:table-cell office:value-type="string">
            <text:p>上海市</text:p>
          </table:table-cell>
          <table:table-cell office:value-type="string">
            <text:p>www.chinaforwards.com</text:p>
          </table:table-cell>
          <table:table-cell office:value-type="string">
            <text:p>上海市普陀区西康路1255号6楼602室</text:p>
          </table:table-cell>
          <table:table-cell table:number-columns-repeated="2"/>
        </table:table-row>
        <table:table-row table:style-name="ro2">
          <table:table-cell office:value-type="string">
            <text:p>002179</text:p>
          </table:table-cell>
          <table:table-cell office:value-type="string">
            <text:p>中航光电</text:p>
          </table:table-cell>
          <table:table-cell office:value-type="string">
            <text:p>C 制造业</text:p>
          </table:table-cell>
          <table:table-cell office:value-type="string">
            <text:p>中航光电科技股份有限公司</text:p>
          </table:table-cell>
          <table:table-cell office:value-type="string">
            <text:p>2007-11-01T00:00:00.000+08</text:p>
          </table:table-cell>
          <table:table-cell office:value-type="string">
            <text:p>河南</text:p>
          </table:table-cell>
          <table:table-cell office:value-type="string">
            <text:p>洛阳市</text:p>
          </table:table-cell>
          <table:table-cell office:value-type="string">
            <text:p>www.jonhon.cn</text:p>
          </table:table-cell>
          <table:table-cell office:value-type="string">
            <text:p>中国（河南）自由贸易区试验区洛阳片区洛阳高新技术开发区周山路10号</text:p>
          </table:table-cell>
          <table:table-cell table:number-columns-repeated="2"/>
        </table:table-row>
        <table:table-row table:style-name="ro2">
          <table:table-cell office:value-type="string">
            <text:p>002180</text:p>
          </table:table-cell>
          <table:table-cell office:value-type="string">
            <text:p>纳思达</text:p>
          </table:table-cell>
          <table:table-cell office:value-type="string">
            <text:p>C 制造业</text:p>
          </table:table-cell>
          <table:table-cell office:value-type="string">
            <text:p>纳思达股份有限公司</text:p>
          </table:table-cell>
          <table:table-cell office:value-type="string">
            <text:p>2007-11-13T00:00:00.000+08</text:p>
          </table:table-cell>
          <table:table-cell office:value-type="string">
            <text:p>广东</text:p>
          </table:table-cell>
          <table:table-cell office:value-type="string">
            <text:p>珠海市</text:p>
          </table:table-cell>
          <table:table-cell office:value-type="string">
            <text:p>www.apexmic.cn</text:p>
          </table:table-cell>
          <table:table-cell office:value-type="string">
            <text:p>广东省珠海市香洲区珠海大道3883号01栋2楼、7楼B区，02栋，03栋，04栋1楼、2楼、3楼、4楼、5楼，05栋</text:p>
          </table:table-cell>
          <table:table-cell table:number-columns-repeated="2"/>
        </table:table-row>
        <table:table-row table:style-name="ro2">
          <table:table-cell office:value-type="string">
            <text:p>002181</text:p>
          </table:table-cell>
          <table:table-cell office:value-type="string">
            <text:p>粤 传 媒</text:p>
          </table:table-cell>
          <table:table-cell office:value-type="string">
            <text:p>L 商务服务</text:p>
          </table:table-cell>
          <table:table-cell office:value-type="string">
            <text:p>广东广州日报传媒股份有限公司</text:p>
          </table:table-cell>
          <table:table-cell office:value-type="string">
            <text:p>2007-11-16T00:00:00.000+08</text:p>
          </table:table-cell>
          <table:table-cell office:value-type="string">
            <text:p>广东</text:p>
          </table:table-cell>
          <table:table-cell office:value-type="string">
            <text:p>广州市</text:p>
          </table:table-cell>
          <table:table-cell office:value-type="string">
            <text:p>www.gdgzrb.com</text:p>
          </table:table-cell>
          <table:table-cell office:value-type="string">
            <text:p>广东省广州市白云区增槎路1113号</text:p>
          </table:table-cell>
          <table:table-cell table:number-columns-repeated="2"/>
        </table:table-row>
        <table:table-row table:style-name="ro2">
          <table:table-cell office:value-type="string">
            <text:p>002182</text:p>
          </table:table-cell>
          <table:table-cell office:value-type="string">
            <text:p>云海金属</text:p>
          </table:table-cell>
          <table:table-cell office:value-type="string">
            <text:p>C 制造业</text:p>
          </table:table-cell>
          <table:table-cell office:value-type="string">
            <text:p>南京云海特种金属股份有限公司</text:p>
          </table:table-cell>
          <table:table-cell office:value-type="string">
            <text:p>2007-11-13T00:00:00.000+08</text:p>
          </table:table-cell>
          <table:table-cell office:value-type="string">
            <text:p>江苏</text:p>
          </table:table-cell>
          <table:table-cell office:value-type="string">
            <text:p>南京市</text:p>
          </table:table-cell>
          <table:table-cell office:value-type="string">
            <text:p>www.rsm.com.cn</text:p>
          </table:table-cell>
          <table:table-cell office:value-type="string">
            <text:p>江苏省南京市溧水经济开发区秀山东路9号</text:p>
          </table:table-cell>
          <table:table-cell table:number-columns-repeated="2"/>
        </table:table-row>
        <table:table-row table:style-name="ro2">
          <table:table-cell office:value-type="string">
            <text:p>002183</text:p>
          </table:table-cell>
          <table:table-cell office:value-type="string">
            <text:p>怡 亚 通</text:p>
          </table:table-cell>
          <table:table-cell office:value-type="string">
            <text:p>L 商务服务</text:p>
          </table:table-cell>
          <table:table-cell office:value-type="string">
            <text:p>深圳市怡亚通供应链股份有限公司</text:p>
          </table:table-cell>
          <table:table-cell office:value-type="string">
            <text:p>2007-11-13T00:00:00.000+08</text:p>
          </table:table-cell>
          <table:table-cell office:value-type="string">
            <text:p>广东</text:p>
          </table:table-cell>
          <table:table-cell office:value-type="string">
            <text:p>深圳市</text:p>
          </table:table-cell>
          <table:table-cell office:value-type="string">
            <text:p>www.eascs.com</text:p>
          </table:table-cell>
          <table:table-cell office:value-type="string">
            <text:p>广东省深圳市宝安区西乡街道桃花源科技创新园A栋孵化大楼338室</text:p>
          </table:table-cell>
          <table:table-cell table:number-columns-repeated="2"/>
        </table:table-row>
        <table:table-row table:style-name="ro2">
          <table:table-cell office:value-type="string">
            <text:p>002184</text:p>
          </table:table-cell>
          <table:table-cell office:value-type="string">
            <text:p>海得控制</text:p>
          </table:table-cell>
          <table:table-cell office:value-type="string">
            <text:p>C 制造业</text:p>
          </table:table-cell>
          <table:table-cell office:value-type="string">
            <text:p>上海海得控制系统股份有限公司</text:p>
          </table:table-cell>
          <table:table-cell office:value-type="string">
            <text:p>2007-11-16T00:00:00.000+08</text:p>
          </table:table-cell>
          <table:table-cell office:value-type="string">
            <text:p>上海</text:p>
          </table:table-cell>
          <table:table-cell office:value-type="string">
            <text:p>上海市</text:p>
          </table:table-cell>
          <table:table-cell office:value-type="string">
            <text:p>www.hite.com.cn</text:p>
          </table:table-cell>
          <table:table-cell office:value-type="string">
            <text:p>上海市闵行区漕河泾开发区浦江高科技园新骏环路777号</text:p>
          </table:table-cell>
          <table:table-cell table:number-columns-repeated="2"/>
        </table:table-row>
        <table:table-row table:style-name="ro2">
          <table:table-cell office:value-type="string">
            <text:p>002185</text:p>
          </table:table-cell>
          <table:table-cell office:value-type="string">
            <text:p>华天科技</text:p>
          </table:table-cell>
          <table:table-cell office:value-type="string">
            <text:p>C 制造业</text:p>
          </table:table-cell>
          <table:table-cell office:value-type="string">
            <text:p>天水华天科技股份有限公司</text:p>
          </table:table-cell>
          <table:table-cell office:value-type="string">
            <text:p>2007-11-20T00:00:00.000+08</text:p>
          </table:table-cell>
          <table:table-cell office:value-type="string">
            <text:p>甘肃</text:p>
          </table:table-cell>
          <table:table-cell office:value-type="string">
            <text:p>天水市</text:p>
          </table:table-cell>
          <table:table-cell office:value-type="string">
            <text:p>www.tshtkj.com</text:p>
          </table:table-cell>
          <table:table-cell office:value-type="string">
            <text:p>甘肃省天水市秦州区双桥路14号</text:p>
          </table:table-cell>
          <table:table-cell table:number-columns-repeated="2"/>
        </table:table-row>
        <table:table-row table:style-name="ro2">
          <table:table-cell office:value-type="string">
            <text:p>002186</text:p>
          </table:table-cell>
          <table:table-cell office:value-type="string">
            <text:p>全 聚 德</text:p>
          </table:table-cell>
          <table:table-cell office:value-type="string">
            <text:p>H 住宿餐饮</text:p>
          </table:table-cell>
          <table:table-cell office:value-type="string">
            <text:p>中国全聚德(集团)股份有限公司</text:p>
          </table:table-cell>
          <table:table-cell office:value-type="string">
            <text:p>2007-11-20T00:00:00.000+08</text:p>
          </table:table-cell>
          <table:table-cell office:value-type="string">
            <text:p>北京</text:p>
          </table:table-cell>
          <table:table-cell office:value-type="string">
            <text:p>北京市</text:p>
          </table:table-cell>
          <table:table-cell office:value-type="string">
            <text:p>www.quanjude.com.cn</text:p>
          </table:table-cell>
          <table:table-cell office:value-type="string">
            <text:p>北京市宣武区前门西河沿217号</text:p>
          </table:table-cell>
          <table:table-cell table:number-columns-repeated="2"/>
        </table:table-row>
        <table:table-row table:style-name="ro2">
          <table:table-cell office:value-type="string">
            <text:p>002187</text:p>
          </table:table-cell>
          <table:table-cell office:value-type="string">
            <text:p>广百股份</text:p>
          </table:table-cell>
          <table:table-cell office:value-type="string">
            <text:p>F 批发零售</text:p>
          </table:table-cell>
          <table:table-cell office:value-type="string">
            <text:p>广州市广百股份有限公司</text:p>
          </table:table-cell>
          <table:table-cell office:value-type="string">
            <text:p>2007-11-22T00:00:00.000+08</text:p>
          </table:table-cell>
          <table:table-cell office:value-type="string">
            <text:p>广东</text:p>
          </table:table-cell>
          <table:table-cell office:value-type="string">
            <text:p>广州市</text:p>
          </table:table-cell>
          <table:table-cell office:value-type="string">
            <text:p>www.grandbuy.com.cn</text:p>
          </table:table-cell>
          <table:table-cell office:value-type="string">
            <text:p>广东省广州市越秀区西湖路12号</text:p>
          </table:table-cell>
          <table:table-cell table:number-columns-repeated="2"/>
        </table:table-row>
        <table:table-row table:style-name="ro2">
          <table:table-cell office:value-type="string">
            <text:p>002188</text:p>
          </table:table-cell>
          <table:table-cell office:value-type="string">
            <text:p>巴士在线</text:p>
          </table:table-cell>
          <table:table-cell office:value-type="string">
            <text:p>L 商务服务</text:p>
          </table:table-cell>
          <table:table-cell office:value-type="string">
            <text:p>巴士在线股份有限公司</text:p>
          </table:table-cell>
          <table:table-cell office:value-type="string">
            <text:p>2007-11-22T00:00:00.000+08</text:p>
          </table:table-cell>
          <table:table-cell office:value-type="string">
            <text:p>浙江</text:p>
          </table:table-cell>
          <table:table-cell office:value-type="string">
            <text:p>嘉兴市</text:p>
          </table:table-cell>
          <table:table-cell office:value-type="string">
            <text:p>www.busonline.com</text:p>
          </table:table-cell>
          <table:table-cell office:value-type="string">
            <text:p>浙江省嘉善县经济开发区东升路36号</text:p>
          </table:table-cell>
          <table:table-cell table:number-columns-repeated="2"/>
        </table:table-row>
        <table:table-row table:style-name="ro2">
          <table:table-cell office:value-type="string">
            <text:p>002189</text:p>
          </table:table-cell>
          <table:table-cell office:value-type="string">
            <text:p>利达光电</text:p>
          </table:table-cell>
          <table:table-cell office:value-type="string">
            <text:p>C 制造业</text:p>
          </table:table-cell>
          <table:table-cell office:value-type="string">
            <text:p>利达光电股份有限公司</text:p>
          </table:table-cell>
          <table:table-cell office:value-type="string">
            <text:p>2007-12-03T00:00:00.000+08</text:p>
          </table:table-cell>
          <table:table-cell office:value-type="string">
            <text:p>河南</text:p>
          </table:table-cell>
          <table:table-cell office:value-type="string">
            <text:p>南阳市</text:p>
          </table:table-cell>
          <table:table-cell office:value-type="string">
            <text:p>www.lida-oe.com</text:p>
          </table:table-cell>
          <table:table-cell office:value-type="string">
            <text:p>河南省南阳市中州路254号</text:p>
          </table:table-cell>
          <table:table-cell table:number-columns-repeated="2"/>
        </table:table-row>
        <table:table-row table:style-name="ro2">
          <table:table-cell office:value-type="string">
            <text:p>002190</text:p>
          </table:table-cell>
          <table:table-cell office:value-type="string">
            <text:p>成飞集成</text:p>
          </table:table-cell>
          <table:table-cell office:value-type="string">
            <text:p>C 制造业</text:p>
          </table:table-cell>
          <table:table-cell office:value-type="string">
            <text:p>四川成飞集成科技股份有限公司</text:p>
          </table:table-cell>
          <table:table-cell office:value-type="string">
            <text:p>2007-12-03T00:00:00.000+08</text:p>
          </table:table-cell>
          <table:table-cell office:value-type="string">
            <text:p>四川</text:p>
          </table:table-cell>
          <table:table-cell office:value-type="string">
            <text:p>成都市</text:p>
          </table:table-cell>
          <table:table-cell office:value-type="string">
            <text:p>www.cac-citc.com.cn</text:p>
          </table:table-cell>
          <table:table-cell office:value-type="string">
            <text:p>四川省成都市青羊区日月大道666号一栋</text:p>
          </table:table-cell>
          <table:table-cell table:number-columns-repeated="2"/>
        </table:table-row>
        <table:table-row table:style-name="ro2">
          <table:table-cell office:value-type="string">
            <text:p>002191</text:p>
          </table:table-cell>
          <table:table-cell office:value-type="string">
            <text:p>劲嘉股份</text:p>
          </table:table-cell>
          <table:table-cell office:value-type="string">
            <text:p>C 制造业</text:p>
          </table:table-cell>
          <table:table-cell office:value-type="string">
            <text:p>深圳劲嘉集团股份有限公司</text:p>
          </table:table-cell>
          <table:table-cell office:value-type="string">
            <text:p>2007-12-05T00:00:00.000+08</text:p>
          </table:table-cell>
          <table:table-cell office:value-type="string">
            <text:p>广东</text:p>
          </table:table-cell>
          <table:table-cell office:value-type="string">
            <text:p>深圳市</text:p>
          </table:table-cell>
          <table:table-cell office:value-type="string">
            <text:p>www.jinjia.com</text:p>
          </table:table-cell>
          <table:table-cell office:value-type="string">
            <text:p>广东省深圳市南山区高新技术产业园区科技中二路劲嘉科技大厦18-19层</text:p>
          </table:table-cell>
          <table:table-cell table:number-columns-repeated="2"/>
        </table:table-row>
        <table:table-row table:style-name="ro2">
          <table:table-cell office:value-type="string">
            <text:p>002192</text:p>
          </table:table-cell>
          <table:table-cell office:value-type="string">
            <text:p>融捷股份</text:p>
          </table:table-cell>
          <table:table-cell office:value-type="string">
            <text:p>C 制造业</text:p>
          </table:table-cell>
          <table:table-cell office:value-type="string">
            <text:p>融捷股份有限公司</text:p>
          </table:table-cell>
          <table:table-cell office:value-type="string">
            <text:p>2007-12-05T00:00:00.000+08</text:p>
          </table:table-cell>
          <table:table-cell office:value-type="string">
            <text:p>广东</text:p>
          </table:table-cell>
          <table:table-cell office:value-type="string">
            <text:p>广州市</text:p>
          </table:table-cell>
          <table:table-cell office:value-type="string">
            <text:p>www.luxiang.cn</text:p>
          </table:table-cell>
          <table:table-cell office:value-type="string">
            <text:p>广东省广州市天河区珠江西路5号广州国际金融中心主塔写字楼第45层04-05单元</text:p>
          </table:table-cell>
          <table:table-cell table:number-columns-repeated="2"/>
        </table:table-row>
        <table:table-row table:style-name="ro2">
          <table:table-cell office:value-type="string">
            <text:p>002193</text:p>
          </table:table-cell>
          <table:table-cell office:value-type="string">
            <text:p>如意集团</text:p>
          </table:table-cell>
          <table:table-cell office:value-type="string">
            <text:p>C 制造业</text:p>
          </table:table-cell>
          <table:table-cell office:value-type="string">
            <text:p>山东如意毛纺服装集团股份有限公司</text:p>
          </table:table-cell>
          <table:table-cell office:value-type="string">
            <text:p>2007-12-07T00:00:00.000+08</text:p>
          </table:table-cell>
          <table:table-cell office:value-type="string">
            <text:p>山东</text:p>
          </table:table-cell>
          <table:table-cell office:value-type="string">
            <text:p>济宁市</text:p>
          </table:table-cell>
          <table:table-cell office:value-type="string">
            <text:p>www.shandongruyi.com</text:p>
          </table:table-cell>
          <table:table-cell office:value-type="string">
            <text:p>山东省济宁市高新区如意工业园</text:p>
          </table:table-cell>
          <table:table-cell table:number-columns-repeated="2"/>
        </table:table-row>
        <table:table-row table:style-name="ro2">
          <table:table-cell office:value-type="string">
            <text:p>002194</text:p>
          </table:table-cell>
          <table:table-cell office:value-type="string">
            <text:p>武汉凡谷</text:p>
          </table:table-cell>
          <table:table-cell office:value-type="string">
            <text:p>C 制造业</text:p>
          </table:table-cell>
          <table:table-cell office:value-type="string">
            <text:p>武汉凡谷电子技术股份有限公司</text:p>
          </table:table-cell>
          <table:table-cell office:value-type="string">
            <text:p>2007-12-07T00:00:00.000+08</text:p>
          </table:table-cell>
          <table:table-cell office:value-type="string">
            <text:p>湖北</text:p>
          </table:table-cell>
          <table:table-cell office:value-type="string">
            <text:p>武汉市</text:p>
          </table:table-cell>
          <table:table-cell office:value-type="string">
            <text:p>www.fingu.com</text:p>
          </table:table-cell>
          <table:table-cell office:value-type="string">
            <text:p>湖北省武汉市洪山区关东科技园三号区二号楼</text:p>
          </table:table-cell>
          <table:table-cell table:number-columns-repeated="2"/>
        </table:table-row>
        <table:table-row table:style-name="ro2">
          <table:table-cell office:value-type="string">
            <text:p>002195</text:p>
          </table:table-cell>
          <table:table-cell office:value-type="string">
            <text:p>二三四五</text:p>
          </table:table-cell>
          <table:table-cell office:value-type="string">
            <text:p>I 信息技术</text:p>
          </table:table-cell>
          <table:table-cell office:value-type="string">
            <text:p>上海二三四五网络控股集团股份有限公司</text:p>
          </table:table-cell>
          <table:table-cell office:value-type="string">
            <text:p>2007-12-12T00:00:00.000+08</text:p>
          </table:table-cell>
          <table:table-cell office:value-type="string">
            <text:p>上海</text:p>
          </table:table-cell>
          <table:table-cell office:value-type="string">
            <text:p>上海市</text:p>
          </table:table-cell>
          <table:table-cell office:value-type="string">
            <text:p>www.2345hyron.com</text:p>
          </table:table-cell>
          <table:table-cell office:value-type="string">
            <text:p>上海市徐汇区宜山路700号85幢6楼</text:p>
          </table:table-cell>
          <table:table-cell table:number-columns-repeated="2"/>
        </table:table-row>
        <table:table-row table:style-name="ro2">
          <table:table-cell office:value-type="string">
            <text:p>002196</text:p>
          </table:table-cell>
          <table:table-cell office:value-type="string">
            <text:p>方正电机</text:p>
          </table:table-cell>
          <table:table-cell office:value-type="string">
            <text:p>C 制造业</text:p>
          </table:table-cell>
          <table:table-cell office:value-type="string">
            <text:p>浙江方正电机股份有限公司</text:p>
          </table:table-cell>
          <table:table-cell office:value-type="string">
            <text:p>2007-12-12T00:00:00.000+08</text:p>
          </table:table-cell>
          <table:table-cell office:value-type="string">
            <text:p>浙江</text:p>
          </table:table-cell>
          <table:table-cell office:value-type="string">
            <text:p>丽水市</text:p>
          </table:table-cell>
          <table:table-cell office:value-type="string">
            <text:p>www.fdm.com.cn</text:p>
          </table:table-cell>
          <table:table-cell office:value-type="string">
            <text:p>浙江省丽水生态产业集聚区(经济开发区)石牛路73号</text:p>
          </table:table-cell>
          <table:table-cell table:number-columns-repeated="2"/>
        </table:table-row>
        <table:table-row table:style-name="ro2">
          <table:table-cell office:value-type="string">
            <text:p>002197</text:p>
          </table:table-cell>
          <table:table-cell office:value-type="string">
            <text:p>证通电子</text:p>
          </table:table-cell>
          <table:table-cell office:value-type="string">
            <text:p>C 制造业</text:p>
          </table:table-cell>
          <table:table-cell office:value-type="string">
            <text:p>深圳市证通电子股份有限公司</text:p>
          </table:table-cell>
          <table:table-cell office:value-type="string">
            <text:p>2007-12-18T00:00:00.000+08</text:p>
          </table:table-cell>
          <table:table-cell office:value-type="string">
            <text:p>广东</text:p>
          </table:table-cell>
          <table:table-cell office:value-type="string">
            <text:p>深圳市</text:p>
          </table:table-cell>
          <table:table-cell office:value-type="string">
            <text:p>www.szzt.com.cn</text:p>
          </table:table-cell>
          <table:table-cell office:value-type="string">
            <text:p>广东省深圳市南山区南油天安工业村八座3A</text:p>
          </table:table-cell>
          <table:table-cell table:number-columns-repeated="2"/>
        </table:table-row>
        <table:table-row table:style-name="ro2">
          <table:table-cell office:value-type="string">
            <text:p>002198</text:p>
          </table:table-cell>
          <table:table-cell office:value-type="string">
            <text:p>嘉应制药</text:p>
          </table:table-cell>
          <table:table-cell office:value-type="string">
            <text:p>C 制造业</text:p>
          </table:table-cell>
          <table:table-cell office:value-type="string">
            <text:p>广东嘉应制药股份有限公司</text:p>
          </table:table-cell>
          <table:table-cell office:value-type="string">
            <text:p>2007-12-18T00:00:00.000+08</text:p>
          </table:table-cell>
          <table:table-cell office:value-type="string">
            <text:p>广东</text:p>
          </table:table-cell>
          <table:table-cell office:value-type="string">
            <text:p>梅州市</text:p>
          </table:table-cell>
          <table:table-cell office:value-type="string">
            <text:p>www.gdjyzy.com.cn</text:p>
          </table:table-cell>
          <table:table-cell office:value-type="string">
            <text:p>广东省梅州市东升工业园B区</text:p>
          </table:table-cell>
          <table:table-cell table:number-columns-repeated="2"/>
        </table:table-row>
        <table:table-row table:style-name="ro2">
          <table:table-cell office:value-type="string">
            <text:p>002199</text:p>
          </table:table-cell>
          <table:table-cell office:value-type="string">
            <text:p>东晶电子</text:p>
          </table:table-cell>
          <table:table-cell office:value-type="string">
            <text:p>C 制造业</text:p>
          </table:table-cell>
          <table:table-cell office:value-type="string">
            <text:p>浙江东晶电子股份有限公司</text:p>
          </table:table-cell>
          <table:table-cell office:value-type="string">
            <text:p>2007-12-21T00:00:00.000+08</text:p>
          </table:table-cell>
          <table:table-cell office:value-type="string">
            <text:p>浙江</text:p>
          </table:table-cell>
          <table:table-cell office:value-type="string">
            <text:p>金华市</text:p>
          </table:table-cell>
          <table:table-cell office:value-type="string">
            <text:p>www.ecec.com.cn</text:p>
          </table:table-cell>
          <table:table-cell office:value-type="string">
            <text:p>浙江省金华市宾虹西路555号</text:p>
          </table:table-cell>
          <table:table-cell table:number-columns-repeated="2"/>
        </table:table-row>
        <table:table-row table:style-name="ro2">
          <table:table-cell office:value-type="string">
            <text:p>002200</text:p>
          </table:table-cell>
          <table:table-cell office:value-type="string">
            <text:p>云投生态</text:p>
          </table:table-cell>
          <table:table-cell office:value-type="string">
            <text:p>A 农林牧渔</text:p>
          </table:table-cell>
          <table:table-cell office:value-type="string">
            <text:p>云南云投生态环境科技股份有限公司</text:p>
          </table:table-cell>
          <table:table-cell office:value-type="string">
            <text:p>2007-12-21T00:00:00.000+08</text:p>
          </table:table-cell>
          <table:table-cell office:value-type="string">
            <text:p>云南</text:p>
          </table:table-cell>
          <table:table-cell office:value-type="string">
            <text:p>昆明市</text:p>
          </table:table-cell>
          <table:table-cell office:value-type="string">
            <text:p>www.yt-eco.com</text:p>
          </table:table-cell>
          <table:table-cell office:value-type="string">
            <text:p>云南省昆明市经济技术开发区经浦路6号</text:p>
          </table:table-cell>
          <table:table-cell table:number-columns-repeated="2"/>
        </table:table-row>
        <table:table-row table:style-name="ro2">
          <table:table-cell office:value-type="string">
            <text:p>002201</text:p>
          </table:table-cell>
          <table:table-cell office:value-type="string">
            <text:p>九鼎新材</text:p>
          </table:table-cell>
          <table:table-cell office:value-type="string">
            <text:p>C 制造业</text:p>
          </table:table-cell>
          <table:table-cell office:value-type="string">
            <text:p>江苏九鼎新材料股份有限公司</text:p>
          </table:table-cell>
          <table:table-cell office:value-type="string">
            <text:p>2007-12-26T00:00:00.000+08</text:p>
          </table:table-cell>
          <table:table-cell office:value-type="string">
            <text:p>江苏</text:p>
          </table:table-cell>
          <table:table-cell office:value-type="string">
            <text:p>南通市</text:p>
          </table:table-cell>
          <table:table-cell office:value-type="string">
            <text:p>www.cjdg.com</text:p>
          </table:table-cell>
          <table:table-cell office:value-type="string">
            <text:p>江苏省如皋市中山东路1号</text:p>
          </table:table-cell>
          <table:table-cell table:number-columns-repeated="2"/>
        </table:table-row>
        <table:table-row table:style-name="ro2">
          <table:table-cell office:value-type="string">
            <text:p>002202</text:p>
          </table:table-cell>
          <table:table-cell office:value-type="string">
            <text:p>金风科技</text:p>
          </table:table-cell>
          <table:table-cell office:value-type="string">
            <text:p>C 制造业</text:p>
          </table:table-cell>
          <table:table-cell office:value-type="string">
            <text:p>新疆金风科技股份有限公司</text:p>
          </table:table-cell>
          <table:table-cell office:value-type="string">
            <text:p>2007-12-26T00:00:00.000+08</text:p>
          </table:table-cell>
          <table:table-cell office:value-type="string">
            <text:p>新疆</text:p>
          </table:table-cell>
          <table:table-cell office:value-type="string">
            <text:p>乌鲁木齐市</text:p>
          </table:table-cell>
          <table:table-cell office:value-type="string">
            <text:p>www.goldwind.cn</text:p>
          </table:table-cell>
          <table:table-cell office:value-type="string">
            <text:p>新疆维吾尔自治区乌鲁木齐市经济技术开发区上海路107号</text:p>
          </table:table-cell>
          <table:table-cell table:number-columns-repeated="2"/>
        </table:table-row>
        <table:table-row table:style-name="ro2">
          <table:table-cell office:value-type="string">
            <text:p>002203</text:p>
          </table:table-cell>
          <table:table-cell office:value-type="string">
            <text:p>海亮股份</text:p>
          </table:table-cell>
          <table:table-cell office:value-type="string">
            <text:p>C 制造业</text:p>
          </table:table-cell>
          <table:table-cell office:value-type="string">
            <text:p>浙江海亮股份有限公司</text:p>
          </table:table-cell>
          <table:table-cell office:value-type="string">
            <text:p>2008-01-16T00:00:00.000+08</text:p>
          </table:table-cell>
          <table:table-cell office:value-type="string">
            <text:p>浙江</text:p>
          </table:table-cell>
          <table:table-cell office:value-type="string">
            <text:p>绍兴市</text:p>
          </table:table-cell>
          <table:table-cell office:value-type="string">
            <text:p>www.hailiang.com</text:p>
          </table:table-cell>
          <table:table-cell office:value-type="string">
            <text:p>浙江省诸暨市店口镇工业区</text:p>
          </table:table-cell>
          <table:table-cell table:number-columns-repeated="2"/>
        </table:table-row>
        <table:table-row table:style-name="ro2">
          <table:table-cell office:value-type="string">
            <text:p>002204</text:p>
          </table:table-cell>
          <table:table-cell office:value-type="string">
            <text:p>大连重工</text:p>
          </table:table-cell>
          <table:table-cell office:value-type="string">
            <text:p>C 制造业</text:p>
          </table:table-cell>
          <table:table-cell office:value-type="string">
            <text:p>大连华锐重工集团股份有限公司</text:p>
          </table:table-cell>
          <table:table-cell office:value-type="string">
            <text:p>2008-01-16T00:00:00.000+08</text:p>
          </table:table-cell>
          <table:table-cell office:value-type="string">
            <text:p>辽宁</text:p>
          </table:table-cell>
          <table:table-cell office:value-type="string">
            <text:p>大连市</text:p>
          </table:table-cell>
          <table:table-cell office:value-type="string">
            <text:p>www.dhidcw.com</text:p>
          </table:table-cell>
          <table:table-cell office:value-type="string">
            <text:p>辽宁省大连市西岗区八一路169号</text:p>
          </table:table-cell>
          <table:table-cell table:number-columns-repeated="2"/>
        </table:table-row>
        <table:table-row table:style-name="ro2">
          <table:table-cell office:value-type="string">
            <text:p>002205</text:p>
          </table:table-cell>
          <table:table-cell office:value-type="string">
            <text:p>国统股份</text:p>
          </table:table-cell>
          <table:table-cell office:value-type="string">
            <text:p>C 制造业</text:p>
          </table:table-cell>
          <table:table-cell office:value-type="string">
            <text:p>新疆国统管道股份有限公司</text:p>
          </table:table-cell>
          <table:table-cell office:value-type="string">
            <text:p>2008-01-23T00:00:00.000+08</text:p>
          </table:table-cell>
          <table:table-cell office:value-type="string">
            <text:p>新疆</text:p>
          </table:table-cell>
          <table:table-cell office:value-type="string">
            <text:p>乌鲁木齐市</text:p>
          </table:table-cell>
          <table:table-cell office:value-type="string">
            <text:p>www.xjgt.com</text:p>
          </table:table-cell>
          <table:table-cell office:value-type="string">
            <text:p>新疆维吾尔自治区乌鲁木齐市林泉西路765号</text:p>
          </table:table-cell>
          <table:table-cell table:number-columns-repeated="2"/>
        </table:table-row>
        <table:table-row table:style-name="ro2">
          <table:table-cell office:value-type="string">
            <text:p>002206</text:p>
          </table:table-cell>
          <table:table-cell office:value-type="string">
            <text:p>海 利 得</text:p>
          </table:table-cell>
          <table:table-cell office:value-type="string">
            <text:p>C 制造业</text:p>
          </table:table-cell>
          <table:table-cell office:value-type="string">
            <text:p>浙江海利得新材料股份有限公司</text:p>
          </table:table-cell>
          <table:table-cell office:value-type="string">
            <text:p>2008-01-23T00:00:00.000+08</text:p>
          </table:table-cell>
          <table:table-cell office:value-type="string">
            <text:p>浙江</text:p>
          </table:table-cell>
          <table:table-cell office:value-type="string">
            <text:p>嘉兴市</text:p>
          </table:table-cell>
          <table:table-cell office:value-type="string">
            <text:p>www.halead.com</text:p>
          </table:table-cell>
          <table:table-cell office:value-type="string">
            <text:p>浙江省海宁市马桥镇经编园区内</text:p>
          </table:table-cell>
          <table:table-cell table:number-columns-repeated="2"/>
        </table:table-row>
        <table:table-row table:style-name="ro2">
          <table:table-cell office:value-type="string">
            <text:p>002207</text:p>
          </table:table-cell>
          <table:table-cell office:value-type="string">
            <text:p>*ST准油</text:p>
          </table:table-cell>
          <table:table-cell office:value-type="string">
            <text:p>B 采矿业</text:p>
          </table:table-cell>
          <table:table-cell office:value-type="string">
            <text:p>新疆准东石油技术股份有限公司</text:p>
          </table:table-cell>
          <table:table-cell office:value-type="string">
            <text:p>2008-01-28T00:00:00.000+08</text:p>
          </table:table-cell>
          <table:table-cell office:value-type="string">
            <text:p>新疆</text:p>
          </table:table-cell>
          <table:table-cell office:value-type="string">
            <text:p>克拉玛依市</text:p>
          </table:table-cell>
          <table:table-cell office:value-type="string">
            <text:p>www.zygf.com.cn</text:p>
          </table:table-cell>
          <table:table-cell office:value-type="string">
            <text:p>新疆维吾尔自治区克拉玛依市友谊路251号</text:p>
          </table:table-cell>
          <table:table-cell table:number-columns-repeated="2"/>
        </table:table-row>
        <table:table-row table:style-name="ro2">
          <table:table-cell office:value-type="string">
            <text:p>002208</text:p>
          </table:table-cell>
          <table:table-cell office:value-type="string">
            <text:p>合肥城建</text:p>
          </table:table-cell>
          <table:table-cell office:value-type="string">
            <text:p>K 房地产</text:p>
          </table:table-cell>
          <table:table-cell office:value-type="string">
            <text:p>合肥城建发展股份有限公司</text:p>
          </table:table-cell>
          <table:table-cell office:value-type="string">
            <text:p>2008-01-28T00:00:00.000+08</text:p>
          </table:table-cell>
          <table:table-cell office:value-type="string">
            <text:p>安徽</text:p>
          </table:table-cell>
          <table:table-cell office:value-type="string">
            <text:p>合肥市</text:p>
          </table:table-cell>
          <table:table-cell office:value-type="string">
            <text:p>www.hucd.cn</text:p>
          </table:table-cell>
          <table:table-cell office:value-type="string">
            <text:p>安徽省合肥市蜀山区潜山路100号琥珀五环国际A座</text:p>
          </table:table-cell>
          <table:table-cell table:number-columns-repeated="2"/>
        </table:table-row>
        <table:table-row table:style-name="ro2">
          <table:table-cell office:value-type="string">
            <text:p>002209</text:p>
          </table:table-cell>
          <table:table-cell office:value-type="string">
            <text:p>达 意 隆</text:p>
          </table:table-cell>
          <table:table-cell office:value-type="string">
            <text:p>C 制造业</text:p>
          </table:table-cell>
          <table:table-cell office:value-type="string">
            <text:p>广州达意隆包装机械股份有限公司</text:p>
          </table:table-cell>
          <table:table-cell office:value-type="string">
            <text:p>2008-01-30T00:00:00.000+08</text:p>
          </table:table-cell>
          <table:table-cell office:value-type="string">
            <text:p>广东</text:p>
          </table:table-cell>
          <table:table-cell office:value-type="string">
            <text:p>广州市</text:p>
          </table:table-cell>
          <table:table-cell office:value-type="string">
            <text:p>www.tech-long.com</text:p>
          </table:table-cell>
          <table:table-cell office:value-type="string">
            <text:p>广东省广州市黄埔区云埔一路23号</text:p>
          </table:table-cell>
          <table:table-cell table:number-columns-repeated="2"/>
        </table:table-row>
        <table:table-row table:style-name="ro2">
          <table:table-cell office:value-type="string">
            <text:p>002210</text:p>
          </table:table-cell>
          <table:table-cell office:value-type="string">
            <text:p>飞马国际</text:p>
          </table:table-cell>
          <table:table-cell office:value-type="string">
            <text:p>L 商务服务</text:p>
          </table:table-cell>
          <table:table-cell office:value-type="string">
            <text:p>深圳市飞马国际供应链股份有限公司</text:p>
          </table:table-cell>
          <table:table-cell office:value-type="string">
            <text:p>2008-01-30T00:00:00.000+08</text:p>
          </table:table-cell>
          <table:table-cell office:value-type="string">
            <text:p>广东</text:p>
          </table:table-cell>
          <table:table-cell office:value-type="string">
            <text:p>深圳市</text:p>
          </table:table-cell>
          <table:table-cell office:value-type="string">
            <text:p>www.fmscm.com</text:p>
          </table:table-cell>
          <table:table-cell office:value-type="string">
            <text:p>广东省深圳市福田区深南大道7008号阳光高尔夫大厦26楼2601室</text:p>
          </table:table-cell>
          <table:table-cell table:number-columns-repeated="2"/>
        </table:table-row>
        <table:table-row table:style-name="ro2">
          <table:table-cell office:value-type="string">
            <text:p>002211</text:p>
          </table:table-cell>
          <table:table-cell office:value-type="string">
            <text:p>宏达新材</text:p>
          </table:table-cell>
          <table:table-cell office:value-type="string">
            <text:p>C 制造业</text:p>
          </table:table-cell>
          <table:table-cell office:value-type="string">
            <text:p>江苏宏达新材料股份有限公司</text:p>
          </table:table-cell>
          <table:table-cell office:value-type="string">
            <text:p>2008-02-01T00:00:00.000+08</text:p>
          </table:table-cell>
          <table:table-cell office:value-type="string">
            <text:p>江苏</text:p>
          </table:table-cell>
          <table:table-cell office:value-type="string">
            <text:p>镇江市</text:p>
          </table:table-cell>
          <table:table-cell office:value-type="string">
            <text:p>www.hongda-chemical.com</text:p>
          </table:table-cell>
          <table:table-cell office:value-type="string">
            <text:p>江苏省扬中市明珠广场</text:p>
          </table:table-cell>
          <table:table-cell table:number-columns-repeated="2"/>
        </table:table-row>
        <table:table-row table:style-name="ro2">
          <table:table-cell office:value-type="string">
            <text:p>002212</text:p>
          </table:table-cell>
          <table:table-cell office:value-type="string">
            <text:p>南洋股份</text:p>
          </table:table-cell>
          <table:table-cell office:value-type="string">
            <text:p>C 制造业</text:p>
          </table:table-cell>
          <table:table-cell office:value-type="string">
            <text:p>南洋天融信科技集团股份有限公司</text:p>
          </table:table-cell>
          <table:table-cell office:value-type="string">
            <text:p>2008-02-01T00:00:00.000+08</text:p>
          </table:table-cell>
          <table:table-cell office:value-type="string">
            <text:p>广东</text:p>
          </table:table-cell>
          <table:table-cell office:value-type="string">
            <text:p>汕头市</text:p>
          </table:table-cell>
          <table:table-cell office:value-type="string">
            <text:p>www.nanyangcable.com</text:p>
          </table:table-cell>
          <table:table-cell office:value-type="string">
            <text:p>广东省汕头市珠津工业区珠津二街1号</text:p>
          </table:table-cell>
          <table:table-cell table:number-columns-repeated="2"/>
        </table:table-row>
        <table:table-row table:style-name="ro2">
          <table:table-cell office:value-type="string">
            <text:p>002213</text:p>
          </table:table-cell>
          <table:table-cell office:value-type="string">
            <text:p>特 尔 佳</text:p>
          </table:table-cell>
          <table:table-cell office:value-type="string">
            <text:p>C 制造业</text:p>
          </table:table-cell>
          <table:table-cell office:value-type="string">
            <text:p>深圳市特尔佳科技股份有限公司</text:p>
          </table:table-cell>
          <table:table-cell office:value-type="string">
            <text:p>2008-02-01T00:00:00.000+08</text:p>
          </table:table-cell>
          <table:table-cell office:value-type="string">
            <text:p>广东</text:p>
          </table:table-cell>
          <table:table-cell office:value-type="string">
            <text:p>深圳市</text:p>
          </table:table-cell>
          <table:table-cell office:value-type="string">
            <text:p>www.terca.cn</text:p>
          </table:table-cell>
          <table:table-cell office:value-type="string">
            <text:p>广东省深圳市南山区科技中二路深圳软件园12#楼301</text:p>
          </table:table-cell>
          <table:table-cell table:number-columns-repeated="2"/>
        </table:table-row>
        <table:table-row table:style-name="ro2">
          <table:table-cell office:value-type="string">
            <text:p>002214</text:p>
          </table:table-cell>
          <table:table-cell office:value-type="string">
            <text:p>大立科技</text:p>
          </table:table-cell>
          <table:table-cell office:value-type="string">
            <text:p>C 制造业</text:p>
          </table:table-cell>
          <table:table-cell office:value-type="string">
            <text:p>浙江大立科技股份有限公司</text:p>
          </table:table-cell>
          <table:table-cell office:value-type="string">
            <text:p>2008-02-18T00:00:00.000+08</text:p>
          </table:table-cell>
          <table:table-cell office:value-type="string">
            <text:p>浙江</text:p>
          </table:table-cell>
          <table:table-cell office:value-type="string">
            <text:p>杭州市</text:p>
          </table:table-cell>
          <table:table-cell office:value-type="string">
            <text:p>www.dali-tech.com</text:p>
          </table:table-cell>
          <table:table-cell office:value-type="string">
            <text:p>浙江省杭州市滨江区滨康路639号</text:p>
          </table:table-cell>
          <table:table-cell table:number-columns-repeated="2"/>
        </table:table-row>
        <table:table-row table:style-name="ro2">
          <table:table-cell office:value-type="string">
            <text:p>002215</text:p>
          </table:table-cell>
          <table:table-cell office:value-type="string">
            <text:p>诺 普 信</text:p>
          </table:table-cell>
          <table:table-cell office:value-type="string">
            <text:p>C 制造业</text:p>
          </table:table-cell>
          <table:table-cell office:value-type="string">
            <text:p>深圳诺普信农化股份有限公司</text:p>
          </table:table-cell>
          <table:table-cell office:value-type="string">
            <text:p>2008-02-18T00:00:00.000+08</text:p>
          </table:table-cell>
          <table:table-cell office:value-type="string">
            <text:p>广东</text:p>
          </table:table-cell>
          <table:table-cell office:value-type="string">
            <text:p>深圳市</text:p>
          </table:table-cell>
          <table:table-cell office:value-type="string">
            <text:p>www.noposion.com</text:p>
          </table:table-cell>
          <table:table-cell office:value-type="string">
            <text:p>广东省深圳市宝安区西乡水库路113号</text:p>
          </table:table-cell>
          <table:table-cell table:number-columns-repeated="2"/>
        </table:table-row>
        <table:table-row table:style-name="ro2">
          <table:table-cell office:value-type="string">
            <text:p>002216</text:p>
          </table:table-cell>
          <table:table-cell office:value-type="string">
            <text:p>三全食品</text:p>
          </table:table-cell>
          <table:table-cell office:value-type="string">
            <text:p>C 制造业</text:p>
          </table:table-cell>
          <table:table-cell office:value-type="string">
            <text:p>三全食品股份有限公司</text:p>
          </table:table-cell>
          <table:table-cell office:value-type="string">
            <text:p>2008-02-20T00:00:00.000+08</text:p>
          </table:table-cell>
          <table:table-cell office:value-type="string">
            <text:p>河南</text:p>
          </table:table-cell>
          <table:table-cell office:value-type="string">
            <text:p>郑州市</text:p>
          </table:table-cell>
          <table:table-cell office:value-type="string">
            <text:p>www.sanquan.com</text:p>
          </table:table-cell>
          <table:table-cell office:value-type="string">
            <text:p>河南省郑州市综合投资区长兴路中段</text:p>
          </table:table-cell>
          <table:table-cell table:number-columns-repeated="2"/>
        </table:table-row>
        <table:table-row table:style-name="ro2">
          <table:table-cell office:value-type="string">
            <text:p>002217</text:p>
          </table:table-cell>
          <table:table-cell office:value-type="string">
            <text:p>合力泰</text:p>
          </table:table-cell>
          <table:table-cell office:value-type="string">
            <text:p>C 制造业</text:p>
          </table:table-cell>
          <table:table-cell office:value-type="string">
            <text:p>合力泰科技股份有限公司</text:p>
          </table:table-cell>
          <table:table-cell office:value-type="string">
            <text:p>2008-02-20T00:00:00.000+08</text:p>
          </table:table-cell>
          <table:table-cell office:value-type="string">
            <text:p>山东</text:p>
          </table:table-cell>
          <table:table-cell office:value-type="string">
            <text:p>淄博市</text:p>
          </table:table-cell>
          <table:table-cell office:value-type="string">
            <text:p>www.lianhechem.com.cn</text:p>
          </table:table-cell>
          <table:table-cell office:value-type="string">
            <text:p>山东省沂源县城东风路36号</text:p>
          </table:table-cell>
          <table:table-cell table:number-columns-repeated="2"/>
        </table:table-row>
        <table:table-row table:style-name="ro2">
          <table:table-cell office:value-type="string">
            <text:p>002218</text:p>
          </table:table-cell>
          <table:table-cell office:value-type="string">
            <text:p>拓日新能</text:p>
          </table:table-cell>
          <table:table-cell office:value-type="string">
            <text:p>C 制造业</text:p>
          </table:table-cell>
          <table:table-cell office:value-type="string">
            <text:p>深圳市拓日新能源科技股份有限公司</text:p>
          </table:table-cell>
          <table:table-cell office:value-type="string">
            <text:p>2008-02-28T00:00:00.000+08</text:p>
          </table:table-cell>
          <table:table-cell office:value-type="string">
            <text:p>广东</text:p>
          </table:table-cell>
          <table:table-cell office:value-type="string">
            <text:p>深圳市</text:p>
          </table:table-cell>
          <table:table-cell office:value-type="string">
            <text:p>www.topraysolar.com;www.topraysolar.cn</text:p>
          </table:table-cell>
          <table:table-cell office:value-type="string">
            <text:p>广东省深圳市南山区侨城北路香年广场[南区]主楼（A座）栋―座8层802、803、804号房</text:p>
          </table:table-cell>
          <table:table-cell table:number-columns-repeated="2"/>
        </table:table-row>
        <table:table-row table:style-name="ro2">
          <table:table-cell office:value-type="string">
            <text:p>002219</text:p>
          </table:table-cell>
          <table:table-cell office:value-type="string">
            <text:p>恒康医疗</text:p>
          </table:table-cell>
          <table:table-cell office:value-type="string">
            <text:p>C 制造业</text:p>
          </table:table-cell>
          <table:table-cell office:value-type="string">
            <text:p>恒康医疗集团股份有限公司</text:p>
          </table:table-cell>
          <table:table-cell office:value-type="string">
            <text:p>2008-03-06T00:00:00.000+08</text:p>
          </table:table-cell>
          <table:table-cell office:value-type="string">
            <text:p>甘肃</text:p>
          </table:table-cell>
          <table:table-cell office:value-type="string">
            <text:p>陇南市</text:p>
          </table:table-cell>
          <table:table-cell office:value-type="string">
            <text:p>www.duyiwei.com</text:p>
          </table:table-cell>
          <table:table-cell office:value-type="string">
            <text:p>甘肃省陇南市康县王坝独一味工业园区</text:p>
          </table:table-cell>
          <table:table-cell table:number-columns-repeated="2"/>
        </table:table-row>
        <table:table-row table:style-name="ro2">
          <table:table-cell office:value-type="string">
            <text:p>002220</text:p>
          </table:table-cell>
          <table:table-cell office:value-type="string">
            <text:p>天宝股份</text:p>
          </table:table-cell>
          <table:table-cell office:value-type="string">
            <text:p>C 制造业</text:p>
          </table:table-cell>
          <table:table-cell office:value-type="string">
            <text:p>大连天宝绿色食品股份有限公司</text:p>
          </table:table-cell>
          <table:table-cell office:value-type="string">
            <text:p>2008-02-28T00:00:00.000+08</text:p>
          </table:table-cell>
          <table:table-cell office:value-type="string">
            <text:p>辽宁</text:p>
          </table:table-cell>
          <table:table-cell office:value-type="string">
            <text:p>大连市</text:p>
          </table:table-cell>
          <table:table-cell office:value-type="string">
            <text:p>www.cn-tianbao.com</text:p>
          </table:table-cell>
          <table:table-cell office:value-type="string">
            <text:p>辽宁省大连市金州区拥政街道三里村624号</text:p>
          </table:table-cell>
          <table:table-cell table:number-columns-repeated="2"/>
        </table:table-row>
        <table:table-row table:style-name="ro2">
          <table:table-cell office:value-type="string">
            <text:p>002221</text:p>
          </table:table-cell>
          <table:table-cell office:value-type="string">
            <text:p>东华能源</text:p>
          </table:table-cell>
          <table:table-cell office:value-type="string">
            <text:p>F 批发零售</text:p>
          </table:table-cell>
          <table:table-cell office:value-type="string">
            <text:p>东华能源股份有限公司</text:p>
          </table:table-cell>
          <table:table-cell office:value-type="string">
            <text:p>2008-03-06T00:00:00.000+08</text:p>
          </table:table-cell>
          <table:table-cell office:value-type="string">
            <text:p>江苏</text:p>
          </table:table-cell>
          <table:table-cell office:value-type="string">
            <text:p>苏州市</text:p>
          </table:table-cell>
          <table:table-cell office:value-type="string">
            <text:p>www.chinadhe.com</text:p>
          </table:table-cell>
          <table:table-cell office:value-type="string">
            <text:p>江苏省张家港保税区出口加工区东华路668号</text:p>
          </table:table-cell>
          <table:table-cell table:number-columns-repeated="2"/>
        </table:table-row>
        <table:table-row table:style-name="ro2">
          <table:table-cell office:value-type="string">
            <text:p>002222</text:p>
          </table:table-cell>
          <table:table-cell office:value-type="string">
            <text:p>福晶科技</text:p>
          </table:table-cell>
          <table:table-cell office:value-type="string">
            <text:p>C 制造业</text:p>
          </table:table-cell>
          <table:table-cell office:value-type="string">
            <text:p>福建福晶科技股份有限公司</text:p>
          </table:table-cell>
          <table:table-cell office:value-type="string">
            <text:p>2008-03-19T00:00:00.000+08</text:p>
          </table:table-cell>
          <table:table-cell office:value-type="string">
            <text:p>福建</text:p>
          </table:table-cell>
          <table:table-cell office:value-type="string">
            <text:p>福州市</text:p>
          </table:table-cell>
          <table:table-cell office:value-type="string">
            <text:p>www.castech.com</text:p>
          </table:table-cell>
          <table:table-cell office:value-type="string">
            <text:p>福建省福州市鼓楼区软件大道89号福州软件园F区9号楼</text:p>
          </table:table-cell>
          <table:table-cell table:number-columns-repeated="2"/>
        </table:table-row>
        <table:table-row table:style-name="ro2">
          <table:table-cell office:value-type="string">
            <text:p>002223</text:p>
          </table:table-cell>
          <table:table-cell office:value-type="string">
            <text:p>鱼跃医疗</text:p>
          </table:table-cell>
          <table:table-cell office:value-type="string">
            <text:p>C 制造业</text:p>
          </table:table-cell>
          <table:table-cell office:value-type="string">
            <text:p>江苏鱼跃医疗设备股份有限公司</text:p>
          </table:table-cell>
          <table:table-cell office:value-type="string">
            <text:p>2008-04-18T00:00:00.000+08</text:p>
          </table:table-cell>
          <table:table-cell office:value-type="string">
            <text:p>江苏</text:p>
          </table:table-cell>
          <table:table-cell office:value-type="string">
            <text:p>镇江市</text:p>
          </table:table-cell>
          <table:table-cell office:value-type="string">
            <text:p>www.yuyue.com.cn</text:p>
          </table:table-cell>
          <table:table-cell office:value-type="string">
            <text:p>江苏省丹阳市云阳工业园(振新路南)</text:p>
          </table:table-cell>
          <table:table-cell table:number-columns-repeated="2"/>
        </table:table-row>
        <table:table-row table:style-name="ro2">
          <table:table-cell office:value-type="string">
            <text:p>002224</text:p>
          </table:table-cell>
          <table:table-cell office:value-type="string">
            <text:p>三 力 士</text:p>
          </table:table-cell>
          <table:table-cell office:value-type="string">
            <text:p>C 制造业</text:p>
          </table:table-cell>
          <table:table-cell office:value-type="string">
            <text:p>三力士股份有限公司</text:p>
          </table:table-cell>
          <table:table-cell office:value-type="string">
            <text:p>2008-04-25T00:00:00.000+08</text:p>
          </table:table-cell>
          <table:table-cell office:value-type="string">
            <text:p>浙江</text:p>
          </table:table-cell>
          <table:table-cell office:value-type="string">
            <text:p>绍兴市</text:p>
          </table:table-cell>
          <table:table-cell office:value-type="string">
            <text:p>www.v-belt.com</text:p>
          </table:table-cell>
          <table:table-cell office:value-type="string">
            <text:p>浙江省绍兴县柯岩街道余渚村</text:p>
          </table:table-cell>
          <table:table-cell table:number-columns-repeated="2"/>
        </table:table-row>
        <table:table-row table:style-name="ro2">
          <table:table-cell office:value-type="string">
            <text:p>002225</text:p>
          </table:table-cell>
          <table:table-cell office:value-type="string">
            <text:p>濮耐股份</text:p>
          </table:table-cell>
          <table:table-cell office:value-type="string">
            <text:p>C 制造业</text:p>
          </table:table-cell>
          <table:table-cell office:value-type="string">
            <text:p>濮阳濮耐高温材料（集团）股份有限公司</text:p>
          </table:table-cell>
          <table:table-cell office:value-type="string">
            <text:p>2008-04-25T00:00:00.000+08</text:p>
          </table:table-cell>
          <table:table-cell office:value-type="string">
            <text:p>河南</text:p>
          </table:table-cell>
          <table:table-cell office:value-type="string">
            <text:p>濮阳市</text:p>
          </table:table-cell>
          <table:table-cell office:value-type="string">
            <text:p>www.punai.com</text:p>
          </table:table-cell>
          <table:table-cell office:value-type="string">
            <text:p>河南省濮阳县西环路中段</text:p>
          </table:table-cell>
          <table:table-cell table:number-columns-repeated="2"/>
        </table:table-row>
        <table:table-row table:style-name="ro2">
          <table:table-cell office:value-type="string">
            <text:p>002226</text:p>
          </table:table-cell>
          <table:table-cell office:value-type="string">
            <text:p>江南化工</text:p>
          </table:table-cell>
          <table:table-cell office:value-type="string">
            <text:p>C 制造业</text:p>
          </table:table-cell>
          <table:table-cell office:value-type="string">
            <text:p>安徽江南化工股份有限公司</text:p>
          </table:table-cell>
          <table:table-cell office:value-type="string">
            <text:p>2008-05-06T00:00:00.000+08</text:p>
          </table:table-cell>
          <table:table-cell office:value-type="string">
            <text:p>安徽</text:p>
          </table:table-cell>
          <table:table-cell office:value-type="string">
            <text:p>宣城市</text:p>
          </table:table-cell>
          <table:table-cell office:value-type="string">
            <text:p>www.ahjnhg.com</text:p>
          </table:table-cell>
          <table:table-cell office:value-type="string">
            <text:p>安徽省宁国市港口镇分界山</text:p>
          </table:table-cell>
          <table:table-cell table:number-columns-repeated="2"/>
        </table:table-row>
        <table:table-row table:style-name="ro2">
          <table:table-cell office:value-type="string">
            <text:p>002227</text:p>
          </table:table-cell>
          <table:table-cell office:value-type="string">
            <text:p>奥 特 迅</text:p>
          </table:table-cell>
          <table:table-cell office:value-type="string">
            <text:p>C 制造业</text:p>
          </table:table-cell>
          <table:table-cell office:value-type="string">
            <text:p>深圳奥特迅电力设备股份有限公司</text:p>
          </table:table-cell>
          <table:table-cell office:value-type="string">
            <text:p>2008-05-06T00:00:00.000+08</text:p>
          </table:table-cell>
          <table:table-cell office:value-type="string">
            <text:p>广东</text:p>
          </table:table-cell>
          <table:table-cell office:value-type="string">
            <text:p>深圳市</text:p>
          </table:table-cell>
          <table:table-cell office:value-type="string">
            <text:p>www.atc-a.com</text:p>
          </table:table-cell>
          <table:table-cell office:value-type="string">
            <text:p>广东省深圳市南山区高新技术产业园北区松坪山路3号奥特迅电力大厦</text:p>
          </table:table-cell>
          <table:table-cell table:number-columns-repeated="2"/>
        </table:table-row>
        <table:table-row table:style-name="ro2">
          <table:table-cell office:value-type="string">
            <text:p>002228</text:p>
          </table:table-cell>
          <table:table-cell office:value-type="string">
            <text:p>合兴包装</text:p>
          </table:table-cell>
          <table:table-cell office:value-type="string">
            <text:p>C 制造业</text:p>
          </table:table-cell>
          <table:table-cell office:value-type="string">
            <text:p>厦门合兴包装印刷股份有限公司</text:p>
          </table:table-cell>
          <table:table-cell office:value-type="string">
            <text:p>2008-05-08T00:00:00.000+08</text:p>
          </table:table-cell>
          <table:table-cell office:value-type="string">
            <text:p>福建</text:p>
          </table:table-cell>
          <table:table-cell office:value-type="string">
            <text:p>厦门市</text:p>
          </table:table-cell>
          <table:table-cell office:value-type="string">
            <text:p>www.hxpp.com.cn</text:p>
          </table:table-cell>
          <table:table-cell office:value-type="string">
            <text:p>福建省厦门市同安区同集北路556号</text:p>
          </table:table-cell>
          <table:table-cell table:number-columns-repeated="2"/>
        </table:table-row>
        <table:table-row table:style-name="ro2">
          <table:table-cell office:value-type="string">
            <text:p>002229</text:p>
          </table:table-cell>
          <table:table-cell office:value-type="string">
            <text:p>鸿博股份</text:p>
          </table:table-cell>
          <table:table-cell office:value-type="string">
            <text:p>C 制造业</text:p>
          </table:table-cell>
          <table:table-cell office:value-type="string">
            <text:p>鸿博股份有限公司</text:p>
          </table:table-cell>
          <table:table-cell office:value-type="string">
            <text:p>2008-05-08T00:00:00.000+08</text:p>
          </table:table-cell>
          <table:table-cell office:value-type="string">
            <text:p>福建</text:p>
          </table:table-cell>
          <table:table-cell office:value-type="string">
            <text:p>福州市</text:p>
          </table:table-cell>
          <table:table-cell office:value-type="string">
            <text:p>www.hb-print.com.cn</text:p>
          </table:table-cell>
          <table:table-cell office:value-type="string">
            <text:p>福建省福州市金山开发区金达路136号</text:p>
          </table:table-cell>
          <table:table-cell table:number-columns-repeated="2"/>
        </table:table-row>
        <table:table-row table:style-name="ro2">
          <table:table-cell office:value-type="string">
            <text:p>002230</text:p>
          </table:table-cell>
          <table:table-cell office:value-type="string">
            <text:p>科大讯飞</text:p>
          </table:table-cell>
          <table:table-cell office:value-type="string">
            <text:p>I 信息技术</text:p>
          </table:table-cell>
          <table:table-cell office:value-type="string">
            <text:p>科大讯飞股份有限公司</text:p>
          </table:table-cell>
          <table:table-cell office:value-type="string">
            <text:p>2008-05-12T00:00:00.000+08</text:p>
          </table:table-cell>
          <table:table-cell office:value-type="string">
            <text:p>安徽</text:p>
          </table:table-cell>
          <table:table-cell office:value-type="string">
            <text:p>合肥市</text:p>
          </table:table-cell>
          <table:table-cell office:value-type="string">
            <text:p>www.iflytek.com</text:p>
          </table:table-cell>
          <table:table-cell office:value-type="string">
            <text:p>安徽省合肥市高新开发区望江西路666号</text:p>
          </table:table-cell>
          <table:table-cell table:number-columns-repeated="2"/>
        </table:table-row>
        <table:table-row table:style-name="ro2">
          <table:table-cell office:value-type="string">
            <text:p>002231</text:p>
          </table:table-cell>
          <table:table-cell office:value-type="string">
            <text:p>奥维通信</text:p>
          </table:table-cell>
          <table:table-cell office:value-type="string">
            <text:p>C 制造业</text:p>
          </table:table-cell>
          <table:table-cell office:value-type="string">
            <text:p>奥维通信股份有限公司</text:p>
          </table:table-cell>
          <table:table-cell office:value-type="string">
            <text:p>2008-05-12T00:00:00.000+08</text:p>
          </table:table-cell>
          <table:table-cell office:value-type="string">
            <text:p>辽宁</text:p>
          </table:table-cell>
          <table:table-cell office:value-type="string">
            <text:p>沈阳市</text:p>
          </table:table-cell>
          <table:table-cell office:value-type="string">
            <text:p>www.syallwin.com</text:p>
          </table:table-cell>
          <table:table-cell office:value-type="string">
            <text:p>辽宁省沈阳市浑南新区高歌路6号</text:p>
          </table:table-cell>
          <table:table-cell table:number-columns-repeated="2"/>
        </table:table-row>
        <table:table-row table:style-name="ro2">
          <table:table-cell office:value-type="string">
            <text:p>002232</text:p>
          </table:table-cell>
          <table:table-cell office:value-type="string">
            <text:p>启明信息</text:p>
          </table:table-cell>
          <table:table-cell office:value-type="string">
            <text:p>I 信息技术</text:p>
          </table:table-cell>
          <table:table-cell office:value-type="string">
            <text:p>启明信息技术股份有限公司</text:p>
          </table:table-cell>
          <table:table-cell office:value-type="string">
            <text:p>2008-05-09T00:00:00.000+08</text:p>
          </table:table-cell>
          <table:table-cell office:value-type="string">
            <text:p>吉林</text:p>
          </table:table-cell>
          <table:table-cell office:value-type="string">
            <text:p>长春市</text:p>
          </table:table-cell>
          <table:table-cell office:value-type="string">
            <text:p>www.qm.cn</text:p>
          </table:table-cell>
          <table:table-cell office:value-type="string">
            <text:p>吉林省长春净月高新技术产业开发区百合街1009号</text:p>
          </table:table-cell>
          <table:table-cell table:number-columns-repeated="2"/>
        </table:table-row>
        <table:table-row table:style-name="ro2">
          <table:table-cell office:value-type="string">
            <text:p>002233</text:p>
          </table:table-cell>
          <table:table-cell office:value-type="string">
            <text:p>塔牌集团</text:p>
          </table:table-cell>
          <table:table-cell office:value-type="string">
            <text:p>C 制造业</text:p>
          </table:table-cell>
          <table:table-cell office:value-type="string">
            <text:p>广东塔牌集团股份有限公司</text:p>
          </table:table-cell>
          <table:table-cell office:value-type="string">
            <text:p>2008-05-16T00:00:00.000+08</text:p>
          </table:table-cell>
          <table:table-cell office:value-type="string">
            <text:p>广东</text:p>
          </table:table-cell>
          <table:table-cell office:value-type="string">
            <text:p>梅州市</text:p>
          </table:table-cell>
          <table:table-cell office:value-type="string">
            <text:p>www.tapai.com</text:p>
          </table:table-cell>
          <table:table-cell office:value-type="string">
            <text:p>广东省梅州市蕉岭县蕉城镇（塔牌大厦）</text:p>
          </table:table-cell>
          <table:table-cell table:number-columns-repeated="2"/>
        </table:table-row>
        <table:table-row table:style-name="ro2">
          <table:table-cell office:value-type="string">
            <text:p>002234</text:p>
          </table:table-cell>
          <table:table-cell office:value-type="string">
            <text:p>民和股份</text:p>
          </table:table-cell>
          <table:table-cell office:value-type="string">
            <text:p>A 农林牧渔</text:p>
          </table:table-cell>
          <table:table-cell office:value-type="string">
            <text:p>山东民和牧业股份有限公司</text:p>
          </table:table-cell>
          <table:table-cell office:value-type="string">
            <text:p>2008-05-16T00:00:00.000+08</text:p>
          </table:table-cell>
          <table:table-cell office:value-type="string">
            <text:p>山东</text:p>
          </table:table-cell>
          <table:table-cell office:value-type="string">
            <text:p>烟台市</text:p>
          </table:table-cell>
          <table:table-cell office:value-type="string">
            <text:p>www.minhe.cn</text:p>
          </table:table-cell>
          <table:table-cell office:value-type="string">
            <text:p>山东省烟台蓬莱市西郊</text:p>
          </table:table-cell>
          <table:table-cell table:number-columns-repeated="2"/>
        </table:table-row>
        <table:table-row table:style-name="ro2">
          <table:table-cell office:value-type="string">
            <text:p>002235</text:p>
          </table:table-cell>
          <table:table-cell office:value-type="string">
            <text:p>安妮股份</text:p>
          </table:table-cell>
          <table:table-cell office:value-type="string">
            <text:p>C 制造业</text:p>
          </table:table-cell>
          <table:table-cell office:value-type="string">
            <text:p>厦门安妮股份有限公司</text:p>
          </table:table-cell>
          <table:table-cell office:value-type="string">
            <text:p>2008-05-16T00:00:00.000+08</text:p>
          </table:table-cell>
          <table:table-cell office:value-type="string">
            <text:p>福建</text:p>
          </table:table-cell>
          <table:table-cell office:value-type="string">
            <text:p>厦门市</text:p>
          </table:table-cell>
          <table:table-cell office:value-type="string">
            <text:p>www.anne.com.cn</text:p>
          </table:table-cell>
          <table:table-cell office:value-type="string">
            <text:p>福建省厦门市集美区杏林锦园南路99号</text:p>
          </table:table-cell>
          <table:table-cell table:number-columns-repeated="2"/>
        </table:table-row>
        <table:table-row table:style-name="ro2">
          <table:table-cell office:value-type="string">
            <text:p>002236</text:p>
          </table:table-cell>
          <table:table-cell office:value-type="string">
            <text:p>大华股份</text:p>
          </table:table-cell>
          <table:table-cell office:value-type="string">
            <text:p>C 制造业</text:p>
          </table:table-cell>
          <table:table-cell office:value-type="string">
            <text:p>浙江大华技术股份有限公司</text:p>
          </table:table-cell>
          <table:table-cell office:value-type="string">
            <text:p>2008-05-20T00:00:00.000+08</text:p>
          </table:table-cell>
          <table:table-cell office:value-type="string">
            <text:p>浙江</text:p>
          </table:table-cell>
          <table:table-cell office:value-type="string">
            <text:p>杭州市</text:p>
          </table:table-cell>
          <table:table-cell office:value-type="string">
            <text:p>www.dahuatech.com</text:p>
          </table:table-cell>
          <table:table-cell office:value-type="string">
            <text:p>浙江省杭州市滨江区滨安路1187号</text:p>
          </table:table-cell>
          <table:table-cell table:number-columns-repeated="2"/>
        </table:table-row>
        <table:table-row table:style-name="ro2">
          <table:table-cell office:value-type="string">
            <text:p>002237</text:p>
          </table:table-cell>
          <table:table-cell office:value-type="string">
            <text:p>恒邦股份</text:p>
          </table:table-cell>
          <table:table-cell office:value-type="string">
            <text:p>C 制造业</text:p>
          </table:table-cell>
          <table:table-cell office:value-type="string">
            <text:p>山东恒邦冶炼股份有限公司</text:p>
          </table:table-cell>
          <table:table-cell office:value-type="string">
            <text:p>2008-05-20T00:00:00.000+08</text:p>
          </table:table-cell>
          <table:table-cell office:value-type="string">
            <text:p>山东</text:p>
          </table:table-cell>
          <table:table-cell office:value-type="string">
            <text:p>烟台市</text:p>
          </table:table-cell>
          <table:table-cell office:value-type="string">
            <text:p>www.hbyl.cn</text:p>
          </table:table-cell>
          <table:table-cell office:value-type="string">
            <text:p>山东省烟台市牟平区水道镇</text:p>
          </table:table-cell>
          <table:table-cell table:number-columns-repeated="2"/>
        </table:table-row>
        <table:table-row table:style-name="ro2">
          <table:table-cell office:value-type="string">
            <text:p>002238</text:p>
          </table:table-cell>
          <table:table-cell office:value-type="string">
            <text:p>天威视讯</text:p>
          </table:table-cell>
          <table:table-cell office:value-type="string">
            <text:p>I 信息技术</text:p>
          </table:table-cell>
          <table:table-cell office:value-type="string">
            <text:p>深圳市天威视讯股份有限公司</text:p>
          </table:table-cell>
          <table:table-cell office:value-type="string">
            <text:p>2008-05-26T00:00:00.000+08</text:p>
          </table:table-cell>
          <table:table-cell office:value-type="string">
            <text:p>广东</text:p>
          </table:table-cell>
          <table:table-cell office:value-type="string">
            <text:p>深圳市</text:p>
          </table:table-cell>
          <table:table-cell office:value-type="string">
            <text:p>www.topway.com.cn</text:p>
          </table:table-cell>
          <table:table-cell office:value-type="string">
            <text:p>广东省深圳市福田区彩田路6001号</text:p>
          </table:table-cell>
          <table:table-cell table:number-columns-repeated="2"/>
        </table:table-row>
        <table:table-row table:style-name="ro2">
          <table:table-cell office:value-type="string">
            <text:p>002239</text:p>
          </table:table-cell>
          <table:table-cell office:value-type="string">
            <text:p>奥特佳</text:p>
          </table:table-cell>
          <table:table-cell office:value-type="string">
            <text:p>C 制造业</text:p>
          </table:table-cell>
          <table:table-cell office:value-type="string">
            <text:p>奥特佳新能源科技股份有限公司</text:p>
          </table:table-cell>
          <table:table-cell office:value-type="string">
            <text:p>2008-05-22T00:00:00.000+08</text:p>
          </table:table-cell>
          <table:table-cell office:value-type="string">
            <text:p>江苏</text:p>
          </table:table-cell>
          <table:table-cell office:value-type="string">
            <text:p>南通市</text:p>
          </table:table-cell>
          <table:table-cell office:value-type="string">
            <text:p>www.kfield.com.cn</text:p>
          </table:table-cell>
          <table:table-cell office:value-type="string">
            <text:p>江苏省南通高新技术产业开发区文昌路666号</text:p>
          </table:table-cell>
          <table:table-cell table:number-columns-repeated="2"/>
        </table:table-row>
        <table:table-row table:style-name="ro2">
          <table:table-cell office:value-type="string">
            <text:p>002240</text:p>
          </table:table-cell>
          <table:table-cell office:value-type="string">
            <text:p>威华股份</text:p>
          </table:table-cell>
          <table:table-cell office:value-type="string">
            <text:p>C 制造业</text:p>
          </table:table-cell>
          <table:table-cell office:value-type="string">
            <text:p>广东威华股份有限公司</text:p>
          </table:table-cell>
          <table:table-cell office:value-type="string">
            <text:p>2008-05-23T00:00:00.000+08</text:p>
          </table:table-cell>
          <table:table-cell office:value-type="string">
            <text:p>广东</text:p>
          </table:table-cell>
          <table:table-cell office:value-type="string">
            <text:p>梅州市</text:p>
          </table:table-cell>
          <table:table-cell office:value-type="string">
            <text:p>www.weihuaonline.com</text:p>
          </table:table-cell>
          <table:table-cell office:value-type="string">
            <text:p>广东省梅州市沿江东路滨江新村B00栋7楼</text:p>
          </table:table-cell>
          <table:table-cell table:number-columns-repeated="2"/>
        </table:table-row>
        <table:table-row table:style-name="ro2">
          <table:table-cell office:value-type="string">
            <text:p>002241</text:p>
          </table:table-cell>
          <table:table-cell office:value-type="string">
            <text:p>歌尔股份</text:p>
          </table:table-cell>
          <table:table-cell office:value-type="string">
            <text:p>C 制造业</text:p>
          </table:table-cell>
          <table:table-cell office:value-type="string">
            <text:p>歌尔股份有限公司</text:p>
          </table:table-cell>
          <table:table-cell office:value-type="string">
            <text:p>2008-05-22T00:00:00.000+08</text:p>
          </table:table-cell>
          <table:table-cell office:value-type="string">
            <text:p>山东</text:p>
          </table:table-cell>
          <table:table-cell office:value-type="string">
            <text:p>潍坊市</text:p>
          </table:table-cell>
          <table:table-cell office:value-type="string">
            <text:p>www.goertek.com</text:p>
          </table:table-cell>
          <table:table-cell office:value-type="string">
            <text:p>山东省潍坊高新技术产业开发区东方路268号</text:p>
          </table:table-cell>
          <table:table-cell table:number-columns-repeated="2"/>
        </table:table-row>
        <table:table-row table:style-name="ro2">
          <table:table-cell office:value-type="string">
            <text:p>002242</text:p>
          </table:table-cell>
          <table:table-cell office:value-type="string">
            <text:p>九阳股份</text:p>
          </table:table-cell>
          <table:table-cell office:value-type="string">
            <text:p>C 制造业</text:p>
          </table:table-cell>
          <table:table-cell office:value-type="string">
            <text:p>九阳股份有限公司</text:p>
          </table:table-cell>
          <table:table-cell office:value-type="string">
            <text:p>2008-05-28T00:00:00.000+08</text:p>
          </table:table-cell>
          <table:table-cell office:value-type="string">
            <text:p>山东</text:p>
          </table:table-cell>
          <table:table-cell office:value-type="string">
            <text:p>济南市</text:p>
          </table:table-cell>
          <table:table-cell office:value-type="string">
            <text:p>www.joyoung.com.cn</text:p>
          </table:table-cell>
          <table:table-cell office:value-type="string">
            <text:p>山东省济南市槐荫区美里路999号</text:p>
          </table:table-cell>
          <table:table-cell table:number-columns-repeated="2"/>
        </table:table-row>
        <table:table-row table:style-name="ro2">
          <table:table-cell office:value-type="string">
            <text:p>002243</text:p>
          </table:table-cell>
          <table:table-cell office:value-type="string">
            <text:p>通产丽星</text:p>
          </table:table-cell>
          <table:table-cell office:value-type="string">
            <text:p>C 制造业</text:p>
          </table:table-cell>
          <table:table-cell office:value-type="string">
            <text:p>深圳市通产丽星股份有限公司</text:p>
          </table:table-cell>
          <table:table-cell office:value-type="string">
            <text:p>2008-05-28T00:00:00.000+08</text:p>
          </table:table-cell>
          <table:table-cell office:value-type="string">
            <text:p>广东</text:p>
          </table:table-cell>
          <table:table-cell office:value-type="string">
            <text:p>深圳市</text:p>
          </table:table-cell>
          <table:table-cell office:value-type="string">
            <text:p>www.beautystar.cn</text:p>
          </table:table-cell>
          <table:table-cell office:value-type="string">
            <text:p>广东省深圳市龙岗区龙岗大道(坪地段)1001号</text:p>
          </table:table-cell>
          <table:table-cell table:number-columns-repeated="2"/>
        </table:table-row>
        <table:table-row table:style-name="ro2">
          <table:table-cell office:value-type="string">
            <text:p>002244</text:p>
          </table:table-cell>
          <table:table-cell office:value-type="string">
            <text:p>滨江集团</text:p>
          </table:table-cell>
          <table:table-cell office:value-type="string">
            <text:p>K 房地产</text:p>
          </table:table-cell>
          <table:table-cell office:value-type="string">
            <text:p>杭州滨江房产集团股份有限公司</text:p>
          </table:table-cell>
          <table:table-cell office:value-type="string">
            <text:p>2008-05-29T00:00:00.000+08</text:p>
          </table:table-cell>
          <table:table-cell office:value-type="string">
            <text:p>浙江</text:p>
          </table:table-cell>
          <table:table-cell office:value-type="string">
            <text:p>杭州市</text:p>
          </table:table-cell>
          <table:table-cell office:value-type="string">
            <text:p>www.binjiang.com.cn</text:p>
          </table:table-cell>
          <table:table-cell office:value-type="string">
            <text:p>浙江省杭州市庆春东路38号</text:p>
          </table:table-cell>
          <table:table-cell table:number-columns-repeated="2"/>
        </table:table-row>
        <table:table-row table:style-name="ro2">
          <table:table-cell office:value-type="string">
            <text:p>002245</text:p>
          </table:table-cell>
          <table:table-cell office:value-type="string">
            <text:p>澳洋顺昌</text:p>
          </table:table-cell>
          <table:table-cell office:value-type="string">
            <text:p>G 运输仓储</text:p>
          </table:table-cell>
          <table:table-cell office:value-type="string">
            <text:p>江苏澳洋顺昌股份有限公司</text:p>
          </table:table-cell>
          <table:table-cell office:value-type="string">
            <text:p>2008-06-05T00:00:00.000+08</text:p>
          </table:table-cell>
          <table:table-cell office:value-type="string">
            <text:p>江苏</text:p>
          </table:table-cell>
          <table:table-cell office:value-type="string">
            <text:p>苏州市</text:p>
          </table:table-cell>
          <table:table-cell office:value-type="string">
            <text:p>www.aucksun.com</text:p>
          </table:table-cell>
          <table:table-cell office:value-type="string">
            <text:p>江苏省张家港市杨舍镇新泾中路10号</text:p>
          </table:table-cell>
          <table:table-cell table:number-columns-repeated="2"/>
        </table:table-row>
        <table:table-row table:style-name="ro2">
          <table:table-cell office:value-type="string">
            <text:p>002246</text:p>
          </table:table-cell>
          <table:table-cell office:value-type="string">
            <text:p>北化股份</text:p>
          </table:table-cell>
          <table:table-cell office:value-type="string">
            <text:p>C 制造业</text:p>
          </table:table-cell>
          <table:table-cell office:value-type="string">
            <text:p>四川北方硝化棉股份有限公司</text:p>
          </table:table-cell>
          <table:table-cell office:value-type="string">
            <text:p>2008-06-05T00:00:00.000+08</text:p>
          </table:table-cell>
          <table:table-cell office:value-type="string">
            <text:p>四川</text:p>
          </table:table-cell>
          <table:table-cell office:value-type="string">
            <text:p>泸州市</text:p>
          </table:table-cell>
          <table:table-cell office:value-type="string">
            <text:p>www.sn-nc.com</text:p>
          </table:table-cell>
          <table:table-cell office:value-type="string">
            <text:p>四川省泸州市高坝</text:p>
          </table:table-cell>
          <table:table-cell table:number-columns-repeated="2"/>
        </table:table-row>
        <table:table-row table:style-name="ro2">
          <table:table-cell office:value-type="string">
            <text:p>002247</text:p>
          </table:table-cell>
          <table:table-cell office:value-type="string">
            <text:p>帝龙文化</text:p>
          </table:table-cell>
          <table:table-cell office:value-type="string">
            <text:p>C 制造业</text:p>
          </table:table-cell>
          <table:table-cell office:value-type="string">
            <text:p>浙江帝龙文化发展股份有限公司</text:p>
          </table:table-cell>
          <table:table-cell office:value-type="string">
            <text:p>2008-06-12T00:00:00.000+08</text:p>
          </table:table-cell>
          <table:table-cell office:value-type="string">
            <text:p>浙江</text:p>
          </table:table-cell>
          <table:table-cell office:value-type="string">
            <text:p>杭州市</text:p>
          </table:table-cell>
          <table:table-cell office:value-type="string">
            <text:p>www.dilong.cc</text:p>
          </table:table-cell>
          <table:table-cell office:value-type="string">
            <text:p>浙江省临安市玲珑街道玲珑工业区环南路1958号</text:p>
          </table:table-cell>
          <table:table-cell table:number-columns-repeated="2"/>
        </table:table-row>
        <table:table-row table:style-name="ro2">
          <table:table-cell office:value-type="string">
            <text:p>002248</text:p>
          </table:table-cell>
          <table:table-cell office:value-type="string">
            <text:p>*ST东数</text:p>
          </table:table-cell>
          <table:table-cell office:value-type="string">
            <text:p>C 制造业</text:p>
          </table:table-cell>
          <table:table-cell office:value-type="string">
            <text:p>威海华东数控股份有限公司</text:p>
          </table:table-cell>
          <table:table-cell office:value-type="string">
            <text:p>2008-06-12T00:00:00.000+08</text:p>
          </table:table-cell>
          <table:table-cell office:value-type="string">
            <text:p>山东</text:p>
          </table:table-cell>
          <table:table-cell office:value-type="string">
            <text:p>威海市</text:p>
          </table:table-cell>
          <table:table-cell office:value-type="string">
            <text:p>www.huadongcnc.com</text:p>
          </table:table-cell>
          <table:table-cell office:value-type="string">
            <text:p>山东省威海经济技术开发区环山路698号</text:p>
          </table:table-cell>
          <table:table-cell table:number-columns-repeated="2"/>
        </table:table-row>
        <table:table-row table:style-name="ro2">
          <table:table-cell office:value-type="string">
            <text:p>002249</text:p>
          </table:table-cell>
          <table:table-cell office:value-type="string">
            <text:p>大洋电机</text:p>
          </table:table-cell>
          <table:table-cell office:value-type="string">
            <text:p>C 制造业</text:p>
          </table:table-cell>
          <table:table-cell office:value-type="string">
            <text:p>中山大洋电机股份有限公司</text:p>
          </table:table-cell>
          <table:table-cell office:value-type="string">
            <text:p>2008-06-19T00:00:00.000+08</text:p>
          </table:table-cell>
          <table:table-cell office:value-type="string">
            <text:p>广东</text:p>
          </table:table-cell>
          <table:table-cell office:value-type="string">
            <text:p>中山市</text:p>
          </table:table-cell>
          <table:table-cell office:value-type="string">
            <text:p>www.broad-ocean.com.cn</text:p>
          </table:table-cell>
          <table:table-cell office:value-type="string">
            <text:p>广东省中山市西区沙朗第三工业区</text:p>
          </table:table-cell>
          <table:table-cell table:number-columns-repeated="2"/>
        </table:table-row>
        <table:table-row table:style-name="ro2">
          <table:table-cell office:value-type="string">
            <text:p>002250</text:p>
          </table:table-cell>
          <table:table-cell office:value-type="string">
            <text:p>联化科技</text:p>
          </table:table-cell>
          <table:table-cell office:value-type="string">
            <text:p>C 制造业</text:p>
          </table:table-cell>
          <table:table-cell office:value-type="string">
            <text:p>联化科技股份有限公司</text:p>
          </table:table-cell>
          <table:table-cell office:value-type="string">
            <text:p>2008-06-19T00:00:00.000+08</text:p>
          </table:table-cell>
          <table:table-cell office:value-type="string">
            <text:p>浙江</text:p>
          </table:table-cell>
          <table:table-cell office:value-type="string">
            <text:p>台州市</text:p>
          </table:table-cell>
          <table:table-cell office:value-type="string">
            <text:p>www.lianhetech.com</text:p>
          </table:table-cell>
          <table:table-cell office:value-type="string">
            <text:p>浙江省台州市黄岩区江口经济开发区永椒路8号</text:p>
          </table:table-cell>
          <table:table-cell table:number-columns-repeated="2"/>
        </table:table-row>
        <table:table-row table:style-name="ro2">
          <table:table-cell office:value-type="string">
            <text:p>002251</text:p>
          </table:table-cell>
          <table:table-cell office:value-type="string">
            <text:p>步 步 高</text:p>
          </table:table-cell>
          <table:table-cell office:value-type="string">
            <text:p>F 批发零售</text:p>
          </table:table-cell>
          <table:table-cell office:value-type="string">
            <text:p>步步高商业连锁股份有限公司</text:p>
          </table:table-cell>
          <table:table-cell office:value-type="string">
            <text:p>2008-06-19T00:00:00.000+08</text:p>
          </table:table-cell>
          <table:table-cell office:value-type="string">
            <text:p>湖南</text:p>
          </table:table-cell>
          <table:table-cell office:value-type="string">
            <text:p>湘潭市</text:p>
          </table:table-cell>
          <table:table-cell office:value-type="string">
            <text:p>www.bbg.com.cn</text:p>
          </table:table-cell>
          <table:table-cell office:value-type="string">
            <text:p>湖南省湘潭市韶山西路309号步步高大厦</text:p>
          </table:table-cell>
          <table:table-cell table:number-columns-repeated="2"/>
        </table:table-row>
        <table:table-row table:style-name="ro2">
          <table:table-cell office:value-type="string">
            <text:p>002252</text:p>
          </table:table-cell>
          <table:table-cell office:value-type="string">
            <text:p>上海莱士</text:p>
          </table:table-cell>
          <table:table-cell office:value-type="string">
            <text:p>C 制造业</text:p>
          </table:table-cell>
          <table:table-cell office:value-type="string">
            <text:p>上海莱士血液制品股份有限公司</text:p>
          </table:table-cell>
          <table:table-cell office:value-type="string">
            <text:p>2008-06-23T00:00:00.000+08</text:p>
          </table:table-cell>
          <table:table-cell office:value-type="string">
            <text:p>上海</text:p>
          </table:table-cell>
          <table:table-cell office:value-type="string">
            <text:p>上海市</text:p>
          </table:table-cell>
          <table:table-cell office:value-type="string">
            <text:p>www.raas-corp.com</text:p>
          </table:table-cell>
          <table:table-cell office:value-type="string">
            <text:p>上海市奉贤区望园路2009号</text:p>
          </table:table-cell>
          <table:table-cell table:number-columns-repeated="2"/>
        </table:table-row>
        <table:table-row table:style-name="ro2">
          <table:table-cell office:value-type="string">
            <text:p>002253</text:p>
          </table:table-cell>
          <table:table-cell office:value-type="string">
            <text:p>川大智胜</text:p>
          </table:table-cell>
          <table:table-cell office:value-type="string">
            <text:p>I 信息技术</text:p>
          </table:table-cell>
          <table:table-cell office:value-type="string">
            <text:p>四川川大智胜软件股份有限公司</text:p>
          </table:table-cell>
          <table:table-cell office:value-type="string">
            <text:p>2008-06-23T00:00:00.000+08</text:p>
          </table:table-cell>
          <table:table-cell office:value-type="string">
            <text:p>四川</text:p>
          </table:table-cell>
          <table:table-cell office:value-type="string">
            <text:p>成都市</text:p>
          </table:table-cell>
          <table:table-cell office:value-type="string">
            <text:p>www.wisesoft.com.cn</text:p>
          </table:table-cell>
          <table:table-cell office:value-type="string">
            <text:p>四川省成都市武科东一路七号</text:p>
          </table:table-cell>
          <table:table-cell table:number-columns-repeated="2"/>
        </table:table-row>
        <table:table-row table:style-name="ro2">
          <table:table-cell office:value-type="string">
            <text:p>002254</text:p>
          </table:table-cell>
          <table:table-cell office:value-type="string">
            <text:p>泰和新材</text:p>
          </table:table-cell>
          <table:table-cell office:value-type="string">
            <text:p>C 制造业</text:p>
          </table:table-cell>
          <table:table-cell office:value-type="string">
            <text:p>烟台泰和新材料股份有限公司</text:p>
          </table:table-cell>
          <table:table-cell office:value-type="string">
            <text:p>2008-06-25T00:00:00.000+08</text:p>
          </table:table-cell>
          <table:table-cell office:value-type="string">
            <text:p>山东</text:p>
          </table:table-cell>
          <table:table-cell office:value-type="string">
            <text:p>烟台市</text:p>
          </table:table-cell>
          <table:table-cell office:value-type="string">
            <text:p>www.tayho.com.cn</text:p>
          </table:table-cell>
          <table:table-cell office:value-type="string">
            <text:p>山东省烟台经济技术开发区黑龙江路10号</text:p>
          </table:table-cell>
          <table:table-cell table:number-columns-repeated="2"/>
        </table:table-row>
        <table:table-row table:style-name="ro2">
          <table:table-cell office:value-type="string">
            <text:p>002255</text:p>
          </table:table-cell>
          <table:table-cell office:value-type="string">
            <text:p>海陆重工</text:p>
          </table:table-cell>
          <table:table-cell office:value-type="string">
            <text:p>C 制造业</text:p>
          </table:table-cell>
          <table:table-cell office:value-type="string">
            <text:p>苏州海陆重工股份有限公司</text:p>
          </table:table-cell>
          <table:table-cell office:value-type="string">
            <text:p>2008-06-25T00:00:00.000+08</text:p>
          </table:table-cell>
          <table:table-cell office:value-type="string">
            <text:p>江苏</text:p>
          </table:table-cell>
          <table:table-cell office:value-type="string">
            <text:p>苏州市</text:p>
          </table:table-cell>
          <table:table-cell office:value-type="string">
            <text:p>www.hailu-boiler.cn</text:p>
          </table:table-cell>
          <table:table-cell office:value-type="string">
            <text:p>江苏省张家港市东南大道1号（张家港经济技术开发区）</text:p>
          </table:table-cell>
          <table:table-cell table:number-columns-repeated="2"/>
        </table:table-row>
        <table:table-row table:style-name="ro2">
          <table:table-cell office:value-type="string">
            <text:p>002256</text:p>
          </table:table-cell>
          <table:table-cell office:value-type="string">
            <text:p>兆新股份</text:p>
          </table:table-cell>
          <table:table-cell office:value-type="string">
            <text:p>C 制造业</text:p>
          </table:table-cell>
          <table:table-cell office:value-type="string">
            <text:p>深圳市兆新能源股份有限公司</text:p>
          </table:table-cell>
          <table:table-cell office:value-type="string">
            <text:p>2008-06-25T00:00:00.000+08</text:p>
          </table:table-cell>
          <table:table-cell office:value-type="string">
            <text:p>广东</text:p>
          </table:table-cell>
          <table:table-cell office:value-type="string">
            <text:p>深圳市</text:p>
          </table:table-cell>
          <table:table-cell office:value-type="string">
            <text:p>www.7cf.com</text:p>
          </table:table-cell>
          <table:table-cell office:value-type="string">
            <text:p>广东省深圳市宝安区石岩镇上屋彩虹工业城</text:p>
          </table:table-cell>
          <table:table-cell table:number-columns-repeated="2"/>
        </table:table-row>
        <table:table-row table:style-name="ro2">
          <table:table-cell office:value-type="string">
            <text:p>002258</text:p>
          </table:table-cell>
          <table:table-cell office:value-type="string">
            <text:p>利尔化学</text:p>
          </table:table-cell>
          <table:table-cell office:value-type="string">
            <text:p>C 制造业</text:p>
          </table:table-cell>
          <table:table-cell office:value-type="string">
            <text:p>利尔化学股份有限公司</text:p>
          </table:table-cell>
          <table:table-cell office:value-type="string">
            <text:p>2008-07-08T00:00:00.000+08</text:p>
          </table:table-cell>
          <table:table-cell office:value-type="string">
            <text:p>四川</text:p>
          </table:table-cell>
          <table:table-cell office:value-type="string">
            <text:p>绵阳市</text:p>
          </table:table-cell>
          <table:table-cell office:value-type="string">
            <text:p>www.lierchem.com</text:p>
          </table:table-cell>
          <table:table-cell office:value-type="string">
            <text:p>四川省绵阳经济技术开发区</text:p>
          </table:table-cell>
          <table:table-cell table:number-columns-repeated="2"/>
        </table:table-row>
        <table:table-row table:style-name="ro2">
          <table:table-cell office:value-type="string">
            <text:p>002259</text:p>
          </table:table-cell>
          <table:table-cell office:value-type="string">
            <text:p>升达林业</text:p>
          </table:table-cell>
          <table:table-cell office:value-type="string">
            <text:p>C 制造业</text:p>
          </table:table-cell>
          <table:table-cell office:value-type="string">
            <text:p>四川升达林业产业股份有限公司</text:p>
          </table:table-cell>
          <table:table-cell office:value-type="string">
            <text:p>2008-07-16T00:00:00.000+08</text:p>
          </table:table-cell>
          <table:table-cell office:value-type="string">
            <text:p>四川</text:p>
          </table:table-cell>
          <table:table-cell office:value-type="string">
            <text:p>成都市</text:p>
          </table:table-cell>
          <table:table-cell office:value-type="string">
            <text:p>www.shengdawood.com</text:p>
          </table:table-cell>
          <table:table-cell office:value-type="string">
            <text:p>四川省成都市锦江区东华正街42号</text:p>
          </table:table-cell>
          <table:table-cell table:number-columns-repeated="2"/>
        </table:table-row>
        <table:table-row table:style-name="ro2">
          <table:table-cell office:value-type="string">
            <text:p>002260</text:p>
          </table:table-cell>
          <table:table-cell office:value-type="string">
            <text:p>德奥通航</text:p>
          </table:table-cell>
          <table:table-cell office:value-type="string">
            <text:p>C 制造业</text:p>
          </table:table-cell>
          <table:table-cell office:value-type="string">
            <text:p>德奥通用航空股份有限公司</text:p>
          </table:table-cell>
          <table:table-cell office:value-type="string">
            <text:p>2008-07-16T00:00:00.000+08</text:p>
          </table:table-cell>
          <table:table-cell office:value-type="string">
            <text:p>广东</text:p>
          </table:table-cell>
          <table:table-cell office:value-type="string">
            <text:p>佛山市</text:p>
          </table:table-cell>
          <table:table-cell office:value-type="string">
            <text:p>www.elecpro.com</text:p>
          </table:table-cell>
          <table:table-cell office:value-type="string">
            <text:p>广东省佛山市南海区松岗松夏工业园工业大道西</text:p>
          </table:table-cell>
          <table:table-cell table:number-columns-repeated="2"/>
        </table:table-row>
        <table:table-row table:style-name="ro2">
          <table:table-cell office:value-type="string">
            <text:p>002261</text:p>
          </table:table-cell>
          <table:table-cell office:value-type="string">
            <text:p>拓维信息</text:p>
          </table:table-cell>
          <table:table-cell office:value-type="string">
            <text:p>I 信息技术</text:p>
          </table:table-cell>
          <table:table-cell office:value-type="string">
            <text:p>拓维信息系统股份有限公司</text:p>
          </table:table-cell>
          <table:table-cell office:value-type="string">
            <text:p>2008-07-23T00:00:00.000+08</text:p>
          </table:table-cell>
          <table:table-cell office:value-type="string">
            <text:p>湖南</text:p>
          </table:table-cell>
          <table:table-cell office:value-type="string">
            <text:p>长沙市</text:p>
          </table:table-cell>
          <table:table-cell office:value-type="string">
            <text:p>www.talkweb.com.cn</text:p>
          </table:table-cell>
          <table:table-cell office:value-type="string">
            <text:p>湖南省长沙市岳麓区桐梓坡西路298号</text:p>
          </table:table-cell>
          <table:table-cell table:number-columns-repeated="2"/>
        </table:table-row>
        <table:table-row table:style-name="ro2">
          <table:table-cell office:value-type="string">
            <text:p>002262</text:p>
          </table:table-cell>
          <table:table-cell office:value-type="string">
            <text:p>恩华药业</text:p>
          </table:table-cell>
          <table:table-cell office:value-type="string">
            <text:p>C 制造业</text:p>
          </table:table-cell>
          <table:table-cell office:value-type="string">
            <text:p>江苏恩华药业股份有限公司</text:p>
          </table:table-cell>
          <table:table-cell office:value-type="string">
            <text:p>2008-07-23T00:00:00.000+08</text:p>
          </table:table-cell>
          <table:table-cell office:value-type="string">
            <text:p>江苏</text:p>
          </table:table-cell>
          <table:table-cell office:value-type="string">
            <text:p>徐州市</text:p>
          </table:table-cell>
          <table:table-cell office:value-type="string">
            <text:p>www.nhwa-group.com</text:p>
          </table:table-cell>
          <table:table-cell office:value-type="string">
            <text:p>江苏省徐州经济开发区杨山路18号</text:p>
          </table:table-cell>
          <table:table-cell table:number-columns-repeated="2"/>
        </table:table-row>
        <table:table-row table:style-name="ro2">
          <table:table-cell office:value-type="string">
            <text:p>002263</text:p>
          </table:table-cell>
          <table:table-cell office:value-type="string">
            <text:p>大 东 南</text:p>
          </table:table-cell>
          <table:table-cell office:value-type="string">
            <text:p>C 制造业</text:p>
          </table:table-cell>
          <table:table-cell office:value-type="string">
            <text:p>浙江大东南股份有限公司</text:p>
          </table:table-cell>
          <table:table-cell office:value-type="string">
            <text:p>2008-07-28T00:00:00.000+08</text:p>
          </table:table-cell>
          <table:table-cell office:value-type="string">
            <text:p>浙江</text:p>
          </table:table-cell>
          <table:table-cell office:value-type="string">
            <text:p>绍兴市</text:p>
          </table:table-cell>
          <table:table-cell office:value-type="string">
            <text:p>www.chinaddn.com</text:p>
          </table:table-cell>
          <table:table-cell office:value-type="string">
            <text:p>浙江省诸暨市城西工业区</text:p>
          </table:table-cell>
          <table:table-cell table:number-columns-repeated="2"/>
        </table:table-row>
        <table:table-row table:style-name="ro2">
          <table:table-cell office:value-type="string">
            <text:p>002264</text:p>
          </table:table-cell>
          <table:table-cell office:value-type="string">
            <text:p>新 华 都</text:p>
          </table:table-cell>
          <table:table-cell office:value-type="string">
            <text:p>F 批发零售</text:p>
          </table:table-cell>
          <table:table-cell office:value-type="string">
            <text:p>新华都购物广场股份有限公司</text:p>
          </table:table-cell>
          <table:table-cell office:value-type="string">
            <text:p>2008-07-31T00:00:00.000+08</text:p>
          </table:table-cell>
          <table:table-cell office:value-type="string">
            <text:p>福建</text:p>
          </table:table-cell>
          <table:table-cell office:value-type="string">
            <text:p>厦门市</text:p>
          </table:table-cell>
          <table:table-cell office:value-type="string">
            <text:p>www.nhd-mart.com</text:p>
          </table:table-cell>
          <table:table-cell office:value-type="string">
            <text:p>福建省厦门市思明区香莲里28号莲花广场商业中心二层237-263单元</text:p>
          </table:table-cell>
          <table:table-cell table:number-columns-repeated="2"/>
        </table:table-row>
        <table:table-row table:style-name="ro2">
          <table:table-cell office:value-type="string">
            <text:p>002265</text:p>
          </table:table-cell>
          <table:table-cell office:value-type="string">
            <text:p>西仪股份</text:p>
          </table:table-cell>
          <table:table-cell office:value-type="string">
            <text:p>C 制造业</text:p>
          </table:table-cell>
          <table:table-cell office:value-type="string">
            <text:p>云南西仪工业股份有限公司</text:p>
          </table:table-cell>
          <table:table-cell office:value-type="string">
            <text:p>2008-08-06T00:00:00.000+08</text:p>
          </table:table-cell>
          <table:table-cell office:value-type="string">
            <text:p>云南</text:p>
          </table:table-cell>
          <table:table-cell office:value-type="string">
            <text:p>昆明市</text:p>
          </table:table-cell>
          <table:table-cell office:value-type="string">
            <text:p>www.ynxygy.com</text:p>
          </table:table-cell>
          <table:table-cell office:value-type="string">
            <text:p>云南省昆明市西山区海口镇山冲</text:p>
          </table:table-cell>
          <table:table-cell table:number-columns-repeated="2"/>
        </table:table-row>
        <table:table-row table:style-name="ro2">
          <table:table-cell office:value-type="string">
            <text:p>002266</text:p>
          </table:table-cell>
          <table:table-cell office:value-type="string">
            <text:p>浙富控股</text:p>
          </table:table-cell>
          <table:table-cell office:value-type="string">
            <text:p>C 制造业</text:p>
          </table:table-cell>
          <table:table-cell office:value-type="string">
            <text:p>浙富控股集团股份有限公司</text:p>
          </table:table-cell>
          <table:table-cell office:value-type="string">
            <text:p>2008-08-06T00:00:00.000+08</text:p>
          </table:table-cell>
          <table:table-cell office:value-type="string">
            <text:p>浙江</text:p>
          </table:table-cell>
          <table:table-cell office:value-type="string">
            <text:p>杭州市</text:p>
          </table:table-cell>
          <table:table-cell office:value-type="string">
            <text:p>www.zhefu.cn</text:p>
          </table:table-cell>
          <table:table-cell office:value-type="string">
            <text:p>浙江省桐庐县县城迎春南路177号浙富大厦25F</text:p>
          </table:table-cell>
          <table:table-cell table:number-columns-repeated="2"/>
        </table:table-row>
        <table:table-row table:style-name="ro2">
          <table:table-cell office:value-type="string">
            <text:p>002267</text:p>
          </table:table-cell>
          <table:table-cell office:value-type="string">
            <text:p>陕天然气</text:p>
          </table:table-cell>
          <table:table-cell office:value-type="string">
            <text:p>D 水电煤气</text:p>
          </table:table-cell>
          <table:table-cell office:value-type="string">
            <text:p>陕西省天然气股份有限公司</text:p>
          </table:table-cell>
          <table:table-cell office:value-type="string">
            <text:p>2008-08-13T00:00:00.000+08</text:p>
          </table:table-cell>
          <table:table-cell office:value-type="string">
            <text:p>陕西</text:p>
          </table:table-cell>
          <table:table-cell office:value-type="string">
            <text:p>西安市</text:p>
          </table:table-cell>
          <table:table-cell office:value-type="string">
            <text:p>www.shaanxigas.com</text:p>
          </table:table-cell>
          <table:table-cell office:value-type="string">
            <text:p>陕西省西安市经济技术开发区A1区</text:p>
          </table:table-cell>
          <table:table-cell table:number-columns-repeated="2"/>
        </table:table-row>
        <table:table-row table:style-name="ro2">
          <table:table-cell office:value-type="string">
            <text:p>002268</text:p>
          </table:table-cell>
          <table:table-cell office:value-type="string">
            <text:p>卫 士 通</text:p>
          </table:table-cell>
          <table:table-cell office:value-type="string">
            <text:p>I 信息技术</text:p>
          </table:table-cell>
          <table:table-cell office:value-type="string">
            <text:p>成都卫士通信息产业股份有限公司</text:p>
          </table:table-cell>
          <table:table-cell office:value-type="string">
            <text:p>2008-08-11T00:00:00.000+08</text:p>
          </table:table-cell>
          <table:table-cell office:value-type="string">
            <text:p>四川</text:p>
          </table:table-cell>
          <table:table-cell office:value-type="string">
            <text:p>成都市</text:p>
          </table:table-cell>
          <table:table-cell office:value-type="string">
            <text:p>www.westone.com.cn</text:p>
          </table:table-cell>
          <table:table-cell office:value-type="string">
            <text:p>四川省成都高新技术产业开发区云华路333号</text:p>
          </table:table-cell>
          <table:table-cell table:number-columns-repeated="2"/>
        </table:table-row>
        <table:table-row table:style-name="ro2">
          <table:table-cell office:value-type="string">
            <text:p>002269</text:p>
          </table:table-cell>
          <table:table-cell office:value-type="string">
            <text:p>美邦服饰</text:p>
          </table:table-cell>
          <table:table-cell office:value-type="string">
            <text:p>C 制造业</text:p>
          </table:table-cell>
          <table:table-cell office:value-type="string">
            <text:p>上海美特斯邦威服饰股份有限公司</text:p>
          </table:table-cell>
          <table:table-cell office:value-type="string">
            <text:p>2008-08-28T00:00:00.000+08</text:p>
          </table:table-cell>
          <table:table-cell office:value-type="string">
            <text:p>上海</text:p>
          </table:table-cell>
          <table:table-cell office:value-type="string">
            <text:p>上海市</text:p>
          </table:table-cell>
          <table:table-cell office:value-type="string">
            <text:p>www.metersbonwe.com</text:p>
          </table:table-cell>
          <table:table-cell office:value-type="string">
            <text:p>上海市浦东新区康桥镇康桥东路800号</text:p>
          </table:table-cell>
          <table:table-cell table:number-columns-repeated="2"/>
        </table:table-row>
        <table:table-row table:style-name="ro2">
          <table:table-cell office:value-type="string">
            <text:p>002270</text:p>
          </table:table-cell>
          <table:table-cell office:value-type="string">
            <text:p>华明装备</text:p>
          </table:table-cell>
          <table:table-cell office:value-type="string">
            <text:p>C 制造业</text:p>
          </table:table-cell>
          <table:table-cell office:value-type="string">
            <text:p>华明电力装备股份有限公司</text:p>
          </table:table-cell>
          <table:table-cell office:value-type="string">
            <text:p>2008-09-05T00:00:00.000+08</text:p>
          </table:table-cell>
          <table:table-cell office:value-type="string">
            <text:p>山东</text:p>
          </table:table-cell>
          <table:table-cell office:value-type="string">
            <text:p>济南市</text:p>
          </table:table-cell>
          <table:table-cell office:value-type="string">
            <text:p>www.huaming.com</text:p>
          </table:table-cell>
          <table:table-cell office:value-type="string">
            <text:p>山东省济南市天辰大街389号</text:p>
          </table:table-cell>
          <table:table-cell table:number-columns-repeated="2"/>
        </table:table-row>
        <table:table-row table:style-name="ro2">
          <table:table-cell office:value-type="string">
            <text:p>002271</text:p>
          </table:table-cell>
          <table:table-cell office:value-type="string">
            <text:p>东方雨虹</text:p>
          </table:table-cell>
          <table:table-cell office:value-type="string">
            <text:p>C 制造业</text:p>
          </table:table-cell>
          <table:table-cell office:value-type="string">
            <text:p>北京东方雨虹防水技术股份有限公司</text:p>
          </table:table-cell>
          <table:table-cell office:value-type="string">
            <text:p>2008-09-10T00:00:00.000+08</text:p>
          </table:table-cell>
          <table:table-cell office:value-type="string">
            <text:p>北京</text:p>
          </table:table-cell>
          <table:table-cell office:value-type="string">
            <text:p>北京市</text:p>
          </table:table-cell>
          <table:table-cell office:value-type="string">
            <text:p>www.yuhong.com.cn</text:p>
          </table:table-cell>
          <table:table-cell office:value-type="string">
            <text:p>北京市顺义区顺平路沙岭段甲2号</text:p>
          </table:table-cell>
          <table:table-cell table:number-columns-repeated="2"/>
        </table:table-row>
        <table:table-row table:style-name="ro2">
          <table:table-cell office:value-type="string">
            <text:p>002272</text:p>
          </table:table-cell>
          <table:table-cell office:value-type="string">
            <text:p>川润股份</text:p>
          </table:table-cell>
          <table:table-cell office:value-type="string">
            <text:p>C 制造业</text:p>
          </table:table-cell>
          <table:table-cell office:value-type="string">
            <text:p>四川川润股份有限公司</text:p>
          </table:table-cell>
          <table:table-cell office:value-type="string">
            <text:p>2008-09-19T00:00:00.000+08</text:p>
          </table:table-cell>
          <table:table-cell office:value-type="string">
            <text:p>四川</text:p>
          </table:table-cell>
          <table:table-cell office:value-type="string">
            <text:p>自贡市</text:p>
          </table:table-cell>
          <table:table-cell office:value-type="string">
            <text:p>www.chuanrun.com</text:p>
          </table:table-cell>
          <table:table-cell office:value-type="string">
            <text:p>四川省自贡市高新工业园区荣川路1号</text:p>
          </table:table-cell>
          <table:table-cell table:number-columns-repeated="2"/>
        </table:table-row>
        <table:table-row table:style-name="ro2">
          <table:table-cell office:value-type="string">
            <text:p>002273</text:p>
          </table:table-cell>
          <table:table-cell office:value-type="string">
            <text:p>水晶光电</text:p>
          </table:table-cell>
          <table:table-cell office:value-type="string">
            <text:p>C 制造业</text:p>
          </table:table-cell>
          <table:table-cell office:value-type="string">
            <text:p>浙江水晶光电科技股份有限公司</text:p>
          </table:table-cell>
          <table:table-cell office:value-type="string">
            <text:p>2008-09-19T00:00:00.000+08</text:p>
          </table:table-cell>
          <table:table-cell office:value-type="string">
            <text:p>浙江</text:p>
          </table:table-cell>
          <table:table-cell office:value-type="string">
            <text:p>台州市</text:p>
          </table:table-cell>
          <table:table-cell office:value-type="string">
            <text:p>www.crystal-optech.com</text:p>
          </table:table-cell>
          <table:table-cell office:value-type="string">
            <text:p>浙江省台州市椒江区星星电子产业区A5号</text:p>
          </table:table-cell>
          <table:table-cell table:number-columns-repeated="2"/>
        </table:table-row>
        <table:table-row table:style-name="ro2">
          <table:table-cell office:value-type="string">
            <text:p>002274</text:p>
          </table:table-cell>
          <table:table-cell office:value-type="string">
            <text:p>华昌化工</text:p>
          </table:table-cell>
          <table:table-cell office:value-type="string">
            <text:p>C 制造业</text:p>
          </table:table-cell>
          <table:table-cell office:value-type="string">
            <text:p>江苏华昌化工股份有限公司</text:p>
          </table:table-cell>
          <table:table-cell office:value-type="string">
            <text:p>2008-09-25T00:00:00.000+08</text:p>
          </table:table-cell>
          <table:table-cell office:value-type="string">
            <text:p>江苏</text:p>
          </table:table-cell>
          <table:table-cell office:value-type="string">
            <text:p>苏州市</text:p>
          </table:table-cell>
          <table:table-cell office:value-type="string">
            <text:p>www.huachangchem.cn</text:p>
          </table:table-cell>
          <table:table-cell office:value-type="string">
            <text:p>江苏省张家港市金港镇保税区扬子江国际化学工业园南海路1号</text:p>
          </table:table-cell>
          <table:table-cell table:number-columns-repeated="2"/>
        </table:table-row>
        <table:table-row table:style-name="ro2">
          <table:table-cell office:value-type="string">
            <text:p>002275</text:p>
          </table:table-cell>
          <table:table-cell office:value-type="string">
            <text:p>桂林三金</text:p>
          </table:table-cell>
          <table:table-cell office:value-type="string">
            <text:p>C 制造业</text:p>
          </table:table-cell>
          <table:table-cell office:value-type="string">
            <text:p>桂林三金药业股份有限公司</text:p>
          </table:table-cell>
          <table:table-cell office:value-type="string">
            <text:p>2009-07-10T00:00:00.000+08</text:p>
          </table:table-cell>
          <table:table-cell office:value-type="string">
            <text:p>广西</text:p>
          </table:table-cell>
          <table:table-cell office:value-type="string">
            <text:p>桂林市</text:p>
          </table:table-cell>
          <table:table-cell office:value-type="string">
            <text:p>www.sanjin.com.cn</text:p>
          </table:table-cell>
          <table:table-cell office:value-type="string">
            <text:p>广西壮族自治区桂林市金星路1号</text:p>
          </table:table-cell>
          <table:table-cell table:number-columns-repeated="2"/>
        </table:table-row>
        <table:table-row table:style-name="ro2">
          <table:table-cell office:value-type="string">
            <text:p>002276</text:p>
          </table:table-cell>
          <table:table-cell office:value-type="string">
            <text:p>万马股份</text:p>
          </table:table-cell>
          <table:table-cell office:value-type="string">
            <text:p>C 制造业</text:p>
          </table:table-cell>
          <table:table-cell office:value-type="string">
            <text:p>浙江万马股份有限公司</text:p>
          </table:table-cell>
          <table:table-cell office:value-type="string">
            <text:p>2009-07-10T00:00:00.000+08</text:p>
          </table:table-cell>
          <table:table-cell office:value-type="string">
            <text:p>浙江</text:p>
          </table:table-cell>
          <table:table-cell office:value-type="string">
            <text:p>杭州市</text:p>
          </table:table-cell>
          <table:table-cell office:value-type="string">
            <text:p>www.wanma-cable.cn</text:p>
          </table:table-cell>
          <table:table-cell office:value-type="string">
            <text:p>浙江省临安经济开发区南环路88号</text:p>
          </table:table-cell>
          <table:table-cell table:number-columns-repeated="2"/>
        </table:table-row>
        <table:table-row table:style-name="ro2">
          <table:table-cell office:value-type="string">
            <text:p>002277</text:p>
          </table:table-cell>
          <table:table-cell office:value-type="string">
            <text:p>友阿股份</text:p>
          </table:table-cell>
          <table:table-cell office:value-type="string">
            <text:p>F 批发零售</text:p>
          </table:table-cell>
          <table:table-cell office:value-type="string">
            <text:p>湖南友谊阿波罗商业股份有限公司</text:p>
          </table:table-cell>
          <table:table-cell office:value-type="string">
            <text:p>2009-07-17T00:00:00.000+08</text:p>
          </table:table-cell>
          <table:table-cell office:value-type="string">
            <text:p>湖南</text:p>
          </table:table-cell>
          <table:table-cell office:value-type="string">
            <text:p>长沙市</text:p>
          </table:table-cell>
          <table:table-cell office:value-type="string">
            <text:p>www.your-mart.cn</text:p>
          </table:table-cell>
          <table:table-cell office:value-type="string">
            <text:p>湖南省长沙市芙蓉区八一路1号</text:p>
          </table:table-cell>
          <table:table-cell table:number-columns-repeated="2"/>
        </table:table-row>
        <table:table-row table:style-name="ro2">
          <table:table-cell office:value-type="string">
            <text:p>002278</text:p>
          </table:table-cell>
          <table:table-cell office:value-type="string">
            <text:p>神开股份</text:p>
          </table:table-cell>
          <table:table-cell office:value-type="string">
            <text:p>C 制造业</text:p>
          </table:table-cell>
          <table:table-cell office:value-type="string">
            <text:p>上海神开石油化工装备股份有限公司</text:p>
          </table:table-cell>
          <table:table-cell office:value-type="string">
            <text:p>2009-08-11T00:00:00.000+08</text:p>
          </table:table-cell>
          <table:table-cell office:value-type="string">
            <text:p>上海</text:p>
          </table:table-cell>
          <table:table-cell office:value-type="string">
            <text:p>上海市</text:p>
          </table:table-cell>
          <table:table-cell office:value-type="string">
            <text:p>www.shenkai.com</text:p>
          </table:table-cell>
          <table:table-cell office:value-type="string">
            <text:p>上海市闵行区浦星公路1769号</text:p>
          </table:table-cell>
          <table:table-cell table:number-columns-repeated="2"/>
        </table:table-row>
        <table:table-row table:style-name="ro2">
          <table:table-cell office:value-type="string">
            <text:p>002279</text:p>
          </table:table-cell>
          <table:table-cell office:value-type="string">
            <text:p>久其软件</text:p>
          </table:table-cell>
          <table:table-cell office:value-type="string">
            <text:p>I 信息技术</text:p>
          </table:table-cell>
          <table:table-cell office:value-type="string">
            <text:p>北京久其软件股份有限公司</text:p>
          </table:table-cell>
          <table:table-cell office:value-type="string">
            <text:p>2009-08-11T00:00:00.000+08</text:p>
          </table:table-cell>
          <table:table-cell office:value-type="string">
            <text:p>北京</text:p>
          </table:table-cell>
          <table:table-cell office:value-type="string">
            <text:p>北京市</text:p>
          </table:table-cell>
          <table:table-cell office:value-type="string">
            <text:p>www.jiuqi.com.cn</text:p>
          </table:table-cell>
          <table:table-cell office:value-type="string">
            <text:p>北京市海淀区大慧寺路5号3号楼3层</text:p>
          </table:table-cell>
          <table:table-cell table:number-columns-repeated="2"/>
        </table:table-row>
        <table:table-row table:style-name="ro2">
          <table:table-cell office:value-type="string">
            <text:p>002280</text:p>
          </table:table-cell>
          <table:table-cell office:value-type="string">
            <text:p>联络互动</text:p>
          </table:table-cell>
          <table:table-cell office:value-type="string">
            <text:p>I 信息技术</text:p>
          </table:table-cell>
          <table:table-cell office:value-type="string">
            <text:p>杭州联络互动信息科技股份有限公司</text:p>
          </table:table-cell>
          <table:table-cell office:value-type="string">
            <text:p>2009-08-21T00:00:00.000+08</text:p>
          </table:table-cell>
          <table:table-cell office:value-type="string">
            <text:p>浙江</text:p>
          </table:table-cell>
          <table:table-cell office:value-type="string">
            <text:p>杭州市</text:p>
          </table:table-cell>
          <table:table-cell office:value-type="string">
            <text:p>www.lianluo.com</text:p>
          </table:table-cell>
          <table:table-cell office:value-type="string">
            <text:p>浙江省杭州市滨江区南环路3766号</text:p>
          </table:table-cell>
          <table:table-cell table:number-columns-repeated="2"/>
        </table:table-row>
        <table:table-row table:style-name="ro2">
          <table:table-cell office:value-type="string">
            <text:p>002281</text:p>
          </table:table-cell>
          <table:table-cell office:value-type="string">
            <text:p>光迅科技</text:p>
          </table:table-cell>
          <table:table-cell office:value-type="string">
            <text:p>C 制造业</text:p>
          </table:table-cell>
          <table:table-cell office:value-type="string">
            <text:p>武汉光迅科技股份有限公司</text:p>
          </table:table-cell>
          <table:table-cell office:value-type="string">
            <text:p>2009-08-21T00:00:00.000+08</text:p>
          </table:table-cell>
          <table:table-cell office:value-type="string">
            <text:p>湖北</text:p>
          </table:table-cell>
          <table:table-cell office:value-type="string">
            <text:p>武汉市</text:p>
          </table:table-cell>
          <table:table-cell office:value-type="string">
            <text:p>www.accelink.com</text:p>
          </table:table-cell>
          <table:table-cell office:value-type="string">
            <text:p>湖北省武汉市洪山区邮科院路88号</text:p>
          </table:table-cell>
          <table:table-cell table:number-columns-repeated="2"/>
        </table:table-row>
        <table:table-row table:style-name="ro2">
          <table:table-cell office:value-type="string">
            <text:p>002282</text:p>
          </table:table-cell>
          <table:table-cell office:value-type="string">
            <text:p>博深工具</text:p>
          </table:table-cell>
          <table:table-cell office:value-type="string">
            <text:p>C 制造业</text:p>
          </table:table-cell>
          <table:table-cell office:value-type="string">
            <text:p>博深工具股份有限公司</text:p>
          </table:table-cell>
          <table:table-cell office:value-type="string">
            <text:p>2009-08-21T00:00:00.000+08</text:p>
          </table:table-cell>
          <table:table-cell office:value-type="string">
            <text:p>河北</text:p>
          </table:table-cell>
          <table:table-cell office:value-type="string">
            <text:p>石家庄市</text:p>
          </table:table-cell>
          <table:table-cell office:value-type="string">
            <text:p>www.bosuntools.com</text:p>
          </table:table-cell>
          <table:table-cell office:value-type="string">
            <text:p>河北省石家庄高新技术产业开发区海河道10号</text:p>
          </table:table-cell>
          <table:table-cell table:number-columns-repeated="2"/>
        </table:table-row>
        <table:table-row table:style-name="ro2">
          <table:table-cell office:value-type="string">
            <text:p>002283</text:p>
          </table:table-cell>
          <table:table-cell office:value-type="string">
            <text:p>天润曲轴</text:p>
          </table:table-cell>
          <table:table-cell office:value-type="string">
            <text:p>C 制造业</text:p>
          </table:table-cell>
          <table:table-cell office:value-type="string">
            <text:p>天润曲轴股份有限公司</text:p>
          </table:table-cell>
          <table:table-cell office:value-type="string">
            <text:p>2009-08-21T00:00:00.000+08</text:p>
          </table:table-cell>
          <table:table-cell office:value-type="string">
            <text:p>山东</text:p>
          </table:table-cell>
          <table:table-cell office:value-type="string">
            <text:p>威海市</text:p>
          </table:table-cell>
          <table:table-cell office:value-type="string">
            <text:p>www.tianrun.com</text:p>
          </table:table-cell>
          <table:table-cell office:value-type="string">
            <text:p>山东省威海市文登区天润路2-13号</text:p>
          </table:table-cell>
          <table:table-cell table:number-columns-repeated="2"/>
        </table:table-row>
        <table:table-row table:style-name="ro2">
          <table:table-cell office:value-type="string">
            <text:p>002284</text:p>
          </table:table-cell>
          <table:table-cell office:value-type="string">
            <text:p>亚太股份</text:p>
          </table:table-cell>
          <table:table-cell office:value-type="string">
            <text:p>C 制造业</text:p>
          </table:table-cell>
          <table:table-cell office:value-type="string">
            <text:p>浙江亚太机电股份有限公司</text:p>
          </table:table-cell>
          <table:table-cell office:value-type="string">
            <text:p>2009-08-28T00:00:00.000+08</text:p>
          </table:table-cell>
          <table:table-cell office:value-type="string">
            <text:p>浙江</text:p>
          </table:table-cell>
          <table:table-cell office:value-type="string">
            <text:p>杭州市</text:p>
          </table:table-cell>
          <table:table-cell office:value-type="string">
            <text:p>www.apg.cn</text:p>
          </table:table-cell>
          <table:table-cell office:value-type="string">
            <text:p>浙江省杭州市萧山区蜀山街道亚太路1399号</text:p>
          </table:table-cell>
          <table:table-cell table:number-columns-repeated="2"/>
        </table:table-row>
        <table:table-row table:style-name="ro2">
          <table:table-cell office:value-type="string">
            <text:p>002285</text:p>
          </table:table-cell>
          <table:table-cell office:value-type="string">
            <text:p>世联行</text:p>
          </table:table-cell>
          <table:table-cell office:value-type="string">
            <text:p>K 房地产</text:p>
          </table:table-cell>
          <table:table-cell office:value-type="string">
            <text:p>深圳世联行地产顾问股份有限公司</text:p>
          </table:table-cell>
          <table:table-cell office:value-type="string">
            <text:p>2009-08-28T00:00:00.000+08</text:p>
          </table:table-cell>
          <table:table-cell office:value-type="string">
            <text:p>广东</text:p>
          </table:table-cell>
          <table:table-cell office:value-type="string">
            <text:p>深圳市</text:p>
          </table:table-cell>
          <table:table-cell office:value-type="string">
            <text:p>www.worldunion.com.cn</text:p>
          </table:table-cell>
          <table:table-cell office:value-type="string">
            <text:p>广东省深圳市罗湖区深南东路2028号罗湖商务中心12楼</text:p>
          </table:table-cell>
          <table:table-cell table:number-columns-repeated="2"/>
        </table:table-row>
        <table:table-row table:style-name="ro2">
          <table:table-cell office:value-type="string">
            <text:p>002286</text:p>
          </table:table-cell>
          <table:table-cell office:value-type="string">
            <text:p>保龄宝</text:p>
          </table:table-cell>
          <table:table-cell office:value-type="string">
            <text:p>C 制造业</text:p>
          </table:table-cell>
          <table:table-cell office:value-type="string">
            <text:p>保龄宝生物股份有限公司</text:p>
          </table:table-cell>
          <table:table-cell office:value-type="string">
            <text:p>2009-08-28T00:00:00.000+08</text:p>
          </table:table-cell>
          <table:table-cell office:value-type="string">
            <text:p>山东</text:p>
          </table:table-cell>
          <table:table-cell office:value-type="string">
            <text:p>德州市</text:p>
          </table:table-cell>
          <table:table-cell office:value-type="string">
            <text:p>www.blb-cn.com</text:p>
          </table:table-cell>
          <table:table-cell office:value-type="string">
            <text:p>山东省德州（禹城）国家高新技术产业开发区东外环路1号</text:p>
          </table:table-cell>
          <table:table-cell table:number-columns-repeated="2"/>
        </table:table-row>
        <table:table-row table:style-name="ro2">
          <table:table-cell office:value-type="string">
            <text:p>002287</text:p>
          </table:table-cell>
          <table:table-cell office:value-type="string">
            <text:p>奇正藏药</text:p>
          </table:table-cell>
          <table:table-cell office:value-type="string">
            <text:p>C 制造业</text:p>
          </table:table-cell>
          <table:table-cell office:value-type="string">
            <text:p>西藏奇正藏药股份有限公司</text:p>
          </table:table-cell>
          <table:table-cell office:value-type="string">
            <text:p>2009-08-28T00:00:00.000+08</text:p>
          </table:table-cell>
          <table:table-cell office:value-type="string">
            <text:p>西藏</text:p>
          </table:table-cell>
          <table:table-cell office:value-type="string">
            <text:p>林芝市</text:p>
          </table:table-cell>
          <table:table-cell office:value-type="string">
            <text:p>www.cheezheng.com.cn</text:p>
          </table:table-cell>
          <table:table-cell office:value-type="string">
            <text:p>西藏自治区林芝市巴宜区德吉路2号</text:p>
          </table:table-cell>
          <table:table-cell table:number-columns-repeated="2"/>
        </table:table-row>
        <table:table-row table:style-name="ro2">
          <table:table-cell office:value-type="string">
            <text:p>002288</text:p>
          </table:table-cell>
          <table:table-cell office:value-type="string">
            <text:p>超华科技</text:p>
          </table:table-cell>
          <table:table-cell office:value-type="string">
            <text:p>C 制造业</text:p>
          </table:table-cell>
          <table:table-cell office:value-type="string">
            <text:p>广东超华科技股份有限公司</text:p>
          </table:table-cell>
          <table:table-cell office:value-type="string">
            <text:p>2009-09-03T00:00:00.000+08</text:p>
          </table:table-cell>
          <table:table-cell office:value-type="string">
            <text:p>广东</text:p>
          </table:table-cell>
          <table:table-cell office:value-type="string">
            <text:p>梅州市</text:p>
          </table:table-cell>
          <table:table-cell office:value-type="string">
            <text:p>www.chaohuatech.com</text:p>
          </table:table-cell>
          <table:table-cell office:value-type="string">
            <text:p>广东省梅州市梅县区宪梓南路19号</text:p>
          </table:table-cell>
          <table:table-cell table:number-columns-repeated="2"/>
        </table:table-row>
        <table:table-row table:style-name="ro2">
          <table:table-cell office:value-type="string">
            <text:p>002289</text:p>
          </table:table-cell>
          <table:table-cell office:value-type="string">
            <text:p>宇顺电子</text:p>
          </table:table-cell>
          <table:table-cell office:value-type="string">
            <text:p>C 制造业</text:p>
          </table:table-cell>
          <table:table-cell office:value-type="string">
            <text:p>深圳市宇顺电子股份有限公司</text:p>
          </table:table-cell>
          <table:table-cell office:value-type="string">
            <text:p>2009-09-03T00:00:00.000+08</text:p>
          </table:table-cell>
          <table:table-cell office:value-type="string">
            <text:p>广东</text:p>
          </table:table-cell>
          <table:table-cell office:value-type="string">
            <text:p>深圳市</text:p>
          </table:table-cell>
          <table:table-cell office:value-type="string">
            <text:p>www.szsuccess.com.cn</text:p>
          </table:table-cell>
          <table:table-cell office:value-type="string">
            <text:p>广东省深圳市南山区深圳市软件产业基地1栋A座13层1302</text:p>
          </table:table-cell>
          <table:table-cell table:number-columns-repeated="2"/>
        </table:table-row>
        <table:table-row table:style-name="ro2">
          <table:table-cell office:value-type="string">
            <text:p>002290</text:p>
          </table:table-cell>
          <table:table-cell office:value-type="string">
            <text:p>中科新材</text:p>
          </table:table-cell>
          <table:table-cell office:value-type="string">
            <text:p>C 制造业</text:p>
          </table:table-cell>
          <table:table-cell office:value-type="string">
            <text:p>苏州中科创新型材料股份有限公司</text:p>
          </table:table-cell>
          <table:table-cell office:value-type="string">
            <text:p>2009-09-03T00:00:00.000+08</text:p>
          </table:table-cell>
          <table:table-cell office:value-type="string">
            <text:p>江苏</text:p>
          </table:table-cell>
          <table:table-cell office:value-type="string">
            <text:p>苏州市</text:p>
          </table:table-cell>
          <table:table-cell office:value-type="string">
            <text:p>www.szhssm.com.cn</text:p>
          </table:table-cell>
          <table:table-cell office:value-type="string">
            <text:p>江苏省苏州工业园区后戴街108号</text:p>
          </table:table-cell>
          <table:table-cell table:number-columns-repeated="2"/>
        </table:table-row>
        <table:table-row table:style-name="ro2">
          <table:table-cell office:value-type="string">
            <text:p>002291</text:p>
          </table:table-cell>
          <table:table-cell office:value-type="string">
            <text:p>星期六</text:p>
          </table:table-cell>
          <table:table-cell office:value-type="string">
            <text:p>C 制造业</text:p>
          </table:table-cell>
          <table:table-cell office:value-type="string">
            <text:p>星期六股份有限公司</text:p>
          </table:table-cell>
          <table:table-cell office:value-type="string">
            <text:p>2009-09-03T00:00:00.000+08</text:p>
          </table:table-cell>
          <table:table-cell office:value-type="string">
            <text:p>广东</text:p>
          </table:table-cell>
          <table:table-cell office:value-type="string">
            <text:p>佛山市</text:p>
          </table:table-cell>
          <table:table-cell office:value-type="string">
            <text:p>www.st-sat.com</text:p>
          </table:table-cell>
          <table:table-cell office:value-type="string">
            <text:p>广东省佛山市南海区桂城街道庆安路2号</text:p>
          </table:table-cell>
          <table:table-cell table:number-columns-repeated="2"/>
        </table:table-row>
        <table:table-row table:style-name="ro2">
          <table:table-cell office:value-type="string">
            <text:p>002292</text:p>
          </table:table-cell>
          <table:table-cell office:value-type="string">
            <text:p>奥飞娱乐</text:p>
          </table:table-cell>
          <table:table-cell office:value-type="string">
            <text:p>C 制造业</text:p>
          </table:table-cell>
          <table:table-cell office:value-type="string">
            <text:p>奥飞娱乐股份有限公司</text:p>
          </table:table-cell>
          <table:table-cell office:value-type="string">
            <text:p>2009-09-10T00:00:00.000+08</text:p>
          </table:table-cell>
          <table:table-cell office:value-type="string">
            <text:p>广东</text:p>
          </table:table-cell>
          <table:table-cell office:value-type="string">
            <text:p>汕头市</text:p>
          </table:table-cell>
          <table:table-cell office:value-type="string">
            <text:p>www.gdalpha.com</text:p>
          </table:table-cell>
          <table:table-cell office:value-type="string">
            <text:p>广东省汕头市澄海区文冠路中段奥迪工业园</text:p>
          </table:table-cell>
          <table:table-cell table:number-columns-repeated="2"/>
        </table:table-row>
        <table:table-row table:style-name="ro2">
          <table:table-cell office:value-type="string">
            <text:p>002293</text:p>
          </table:table-cell>
          <table:table-cell office:value-type="string">
            <text:p>罗莱生活</text:p>
          </table:table-cell>
          <table:table-cell office:value-type="string">
            <text:p>C 制造业</text:p>
          </table:table-cell>
          <table:table-cell office:value-type="string">
            <text:p>罗莱生活科技股份有限公司</text:p>
          </table:table-cell>
          <table:table-cell office:value-type="string">
            <text:p>2009-09-10T00:00:00.000+08</text:p>
          </table:table-cell>
          <table:table-cell office:value-type="string">
            <text:p>江苏</text:p>
          </table:table-cell>
          <table:table-cell office:value-type="string">
            <text:p>南通市</text:p>
          </table:table-cell>
          <table:table-cell office:value-type="string">
            <text:p>www.luolai.com.cn</text:p>
          </table:table-cell>
          <table:table-cell office:value-type="string">
            <text:p>江苏省南通市经济技术开发区星湖大道1699号</text:p>
          </table:table-cell>
          <table:table-cell table:number-columns-repeated="2"/>
        </table:table-row>
        <table:table-row table:style-name="ro2">
          <table:table-cell office:value-type="string">
            <text:p>002294</text:p>
          </table:table-cell>
          <table:table-cell office:value-type="string">
            <text:p>信立泰</text:p>
          </table:table-cell>
          <table:table-cell office:value-type="string">
            <text:p>C 制造业</text:p>
          </table:table-cell>
          <table:table-cell office:value-type="string">
            <text:p>深圳信立泰药业股份有限公司</text:p>
          </table:table-cell>
          <table:table-cell office:value-type="string">
            <text:p>2009-09-10T00:00:00.000+08</text:p>
          </table:table-cell>
          <table:table-cell office:value-type="string">
            <text:p>广东</text:p>
          </table:table-cell>
          <table:table-cell office:value-type="string">
            <text:p>深圳市</text:p>
          </table:table-cell>
          <table:table-cell office:value-type="string">
            <text:p>www.salubris.cn</text:p>
          </table:table-cell>
          <table:table-cell office:value-type="string">
            <text:p>广东省深圳市福田区深南大道6009号车公庙绿景广场主楼37层</text:p>
          </table:table-cell>
          <table:table-cell table:number-columns-repeated="2"/>
        </table:table-row>
        <table:table-row table:style-name="ro2">
          <table:table-cell office:value-type="string">
            <text:p>002295</text:p>
          </table:table-cell>
          <table:table-cell office:value-type="string">
            <text:p>精艺股份</text:p>
          </table:table-cell>
          <table:table-cell office:value-type="string">
            <text:p>C 制造业</text:p>
          </table:table-cell>
          <table:table-cell office:value-type="string">
            <text:p>广东精艺金属股份有限公司</text:p>
          </table:table-cell>
          <table:table-cell office:value-type="string">
            <text:p>2009-09-29T00:00:00.000+08</text:p>
          </table:table-cell>
          <table:table-cell office:value-type="string">
            <text:p>广东</text:p>
          </table:table-cell>
          <table:table-cell office:value-type="string">
            <text:p>佛山市</text:p>
          </table:table-cell>
          <table:table-cell office:value-type="string">
            <text:p>www.jingyimetal.com</text:p>
          </table:table-cell>
          <table:table-cell office:value-type="string">
            <text:p>广东省佛山市顺德区北滘镇西海工业区</text:p>
          </table:table-cell>
          <table:table-cell table:number-columns-repeated="2"/>
        </table:table-row>
        <table:table-row table:style-name="ro2">
          <table:table-cell office:value-type="string">
            <text:p>002296</text:p>
          </table:table-cell>
          <table:table-cell office:value-type="string">
            <text:p>辉煌科技</text:p>
          </table:table-cell>
          <table:table-cell office:value-type="string">
            <text:p>C 制造业</text:p>
          </table:table-cell>
          <table:table-cell office:value-type="string">
            <text:p>河南辉煌科技股份有限公司</text:p>
          </table:table-cell>
          <table:table-cell office:value-type="string">
            <text:p>2009-09-29T00:00:00.000+08</text:p>
          </table:table-cell>
          <table:table-cell office:value-type="string">
            <text:p>河南</text:p>
          </table:table-cell>
          <table:table-cell office:value-type="string">
            <text:p>郑州市</text:p>
          </table:table-cell>
          <table:table-cell office:value-type="string">
            <text:p>www.hhkj.cn</text:p>
          </table:table-cell>
          <table:table-cell office:value-type="string">
            <text:p>河南省郑州市高新技术产业开发区科学大道74号</text:p>
          </table:table-cell>
          <table:table-cell table:number-columns-repeated="2"/>
        </table:table-row>
        <table:table-row table:style-name="ro2">
          <table:table-cell office:value-type="string">
            <text:p>002297</text:p>
          </table:table-cell>
          <table:table-cell office:value-type="string">
            <text:p>博云新材</text:p>
          </table:table-cell>
          <table:table-cell office:value-type="string">
            <text:p>C 制造业</text:p>
          </table:table-cell>
          <table:table-cell office:value-type="string">
            <text:p>湖南博云新材料股份有限公司</text:p>
          </table:table-cell>
          <table:table-cell office:value-type="string">
            <text:p>2009-09-29T00:00:00.000+08</text:p>
          </table:table-cell>
          <table:table-cell office:value-type="string">
            <text:p>湖南</text:p>
          </table:table-cell>
          <table:table-cell office:value-type="string">
            <text:p>长沙市</text:p>
          </table:table-cell>
          <table:table-cell office:value-type="string">
            <text:p>www.hnboyun.com.cn</text:p>
          </table:table-cell>
          <table:table-cell office:value-type="string">
            <text:p>湖南省长沙市河西国家级高新技术产业开发区麓谷麓松路500号</text:p>
          </table:table-cell>
          <table:table-cell table:number-columns-repeated="2"/>
        </table:table-row>
        <table:table-row table:style-name="ro2">
          <table:table-cell office:value-type="string">
            <text:p>002298</text:p>
          </table:table-cell>
          <table:table-cell office:value-type="string">
            <text:p>中电鑫龙</text:p>
          </table:table-cell>
          <table:table-cell office:value-type="string">
            <text:p>I 信息技术</text:p>
          </table:table-cell>
          <table:table-cell office:value-type="string">
            <text:p>安徽中电兴发与鑫龙科技股份有限公司</text:p>
          </table:table-cell>
          <table:table-cell office:value-type="string">
            <text:p>2009-09-29T00:00:00.000+08</text:p>
          </table:table-cell>
          <table:table-cell office:value-type="string">
            <text:p>安徽</text:p>
          </table:table-cell>
          <table:table-cell office:value-type="string">
            <text:p>芜湖市</text:p>
          </table:table-cell>
          <table:table-cell office:value-type="string">
            <text:p>www.ah-xinlong.com</text:p>
          </table:table-cell>
          <table:table-cell office:value-type="string">
            <text:p>安徽省芜湖市经济技术开发区电器部件工业园(九华北路118号)</text:p>
          </table:table-cell>
          <table:table-cell table:number-columns-repeated="2"/>
        </table:table-row>
        <table:table-row table:style-name="ro2">
          <table:table-cell office:value-type="string">
            <text:p>002299</text:p>
          </table:table-cell>
          <table:table-cell office:value-type="string">
            <text:p>圣农发展</text:p>
          </table:table-cell>
          <table:table-cell office:value-type="string">
            <text:p>A 农林牧渔</text:p>
          </table:table-cell>
          <table:table-cell office:value-type="string">
            <text:p>福建圣农发展股份有限公司</text:p>
          </table:table-cell>
          <table:table-cell office:value-type="string">
            <text:p>2009-10-21T00:00:00.000+08</text:p>
          </table:table-cell>
          <table:table-cell office:value-type="string">
            <text:p>福建</text:p>
          </table:table-cell>
          <table:table-cell office:value-type="string">
            <text:p>南平市</text:p>
          </table:table-cell>
          <table:table-cell office:value-type="string">
            <text:p>www.sunnercn.com</text:p>
          </table:table-cell>
          <table:table-cell office:value-type="string">
            <text:p>福建省光泽县十里铺圣农总部办公大楼</text:p>
          </table:table-cell>
          <table:table-cell table:number-columns-repeated="2"/>
        </table:table-row>
        <table:table-row table:style-name="ro2">
          <table:table-cell office:value-type="string">
            <text:p>002300</text:p>
          </table:table-cell>
          <table:table-cell office:value-type="string">
            <text:p>太阳电缆</text:p>
          </table:table-cell>
          <table:table-cell office:value-type="string">
            <text:p>C 制造业</text:p>
          </table:table-cell>
          <table:table-cell office:value-type="string">
            <text:p>福建南平太阳电缆股份有限公司</text:p>
          </table:table-cell>
          <table:table-cell office:value-type="string">
            <text:p>2009-10-21T00:00:00.000+08</text:p>
          </table:table-cell>
          <table:table-cell office:value-type="string">
            <text:p>福建</text:p>
          </table:table-cell>
          <table:table-cell office:value-type="string">
            <text:p>南平市</text:p>
          </table:table-cell>
          <table:table-cell office:value-type="string">
            <text:p>www.npcable.com</text:p>
          </table:table-cell>
          <table:table-cell office:value-type="string">
            <text:p>福建省南平市工业路102号</text:p>
          </table:table-cell>
          <table:table-cell table:number-columns-repeated="2"/>
        </table:table-row>
        <table:table-row table:style-name="ro2">
          <table:table-cell office:value-type="string">
            <text:p>002301</text:p>
          </table:table-cell>
          <table:table-cell office:value-type="string">
            <text:p>齐心集团</text:p>
          </table:table-cell>
          <table:table-cell office:value-type="string">
            <text:p>C 制造业</text:p>
          </table:table-cell>
          <table:table-cell office:value-type="string">
            <text:p>深圳齐心集团股份有限公司</text:p>
          </table:table-cell>
          <table:table-cell office:value-type="string">
            <text:p>2009-10-21T00:00:00.000+08</text:p>
          </table:table-cell>
          <table:table-cell office:value-type="string">
            <text:p>广东</text:p>
          </table:table-cell>
          <table:table-cell office:value-type="string">
            <text:p>深圳市</text:p>
          </table:table-cell>
          <table:table-cell office:value-type="string">
            <text:p>www.comix.com.cn;www.qx.com</text:p>
          </table:table-cell>
          <table:table-cell office:value-type="string">
            <text:p>广东省深圳市福田区福虹路世贸广场A幢17楼05-06号</text:p>
          </table:table-cell>
          <table:table-cell table:number-columns-repeated="2"/>
        </table:table-row>
        <table:table-row table:style-name="ro2">
          <table:table-cell office:value-type="string">
            <text:p>002302</text:p>
          </table:table-cell>
          <table:table-cell office:value-type="string">
            <text:p>西部建设</text:p>
          </table:table-cell>
          <table:table-cell office:value-type="string">
            <text:p>C 制造业</text:p>
          </table:table-cell>
          <table:table-cell office:value-type="string">
            <text:p>中建西部建设股份有限公司</text:p>
          </table:table-cell>
          <table:table-cell office:value-type="string">
            <text:p>2009-11-03T00:00:00.000+08</text:p>
          </table:table-cell>
          <table:table-cell office:value-type="string">
            <text:p>新疆</text:p>
          </table:table-cell>
          <table:table-cell office:value-type="string">
            <text:p>乌鲁木齐市</text:p>
          </table:table-cell>
          <table:table-cell office:value-type="string">
            <text:p>cwcg.cscec.com</text:p>
          </table:table-cell>
          <table:table-cell office:value-type="string">
            <text:p>新疆维吾尔自治区乌鲁木齐市经济技术开发区泰山路268号</text:p>
          </table:table-cell>
          <table:table-cell table:number-columns-repeated="2"/>
        </table:table-row>
        <table:table-row table:style-name="ro2">
          <table:table-cell office:value-type="string">
            <text:p>002303</text:p>
          </table:table-cell>
          <table:table-cell office:value-type="string">
            <text:p>美盈森</text:p>
          </table:table-cell>
          <table:table-cell office:value-type="string">
            <text:p>C 制造业</text:p>
          </table:table-cell>
          <table:table-cell office:value-type="string">
            <text:p>美盈森集团股份有限公司</text:p>
          </table:table-cell>
          <table:table-cell office:value-type="string">
            <text:p>2009-11-03T00:00:00.000+08</text:p>
          </table:table-cell>
          <table:table-cell office:value-type="string">
            <text:p>广东</text:p>
          </table:table-cell>
          <table:table-cell office:value-type="string">
            <text:p>深圳市</text:p>
          </table:table-cell>
          <table:table-cell office:value-type="string">
            <text:p>www.szmys.com</text:p>
          </table:table-cell>
          <table:table-cell office:value-type="string">
            <text:p>广东省深圳市光明新区光明新陂头村美盈森厂区A栋</text:p>
          </table:table-cell>
          <table:table-cell table:number-columns-repeated="2"/>
        </table:table-row>
        <table:table-row table:style-name="ro2">
          <table:table-cell office:value-type="string">
            <text:p>002304</text:p>
          </table:table-cell>
          <table:table-cell office:value-type="string">
            <text:p>洋河股份</text:p>
          </table:table-cell>
          <table:table-cell office:value-type="string">
            <text:p>C 制造业</text:p>
          </table:table-cell>
          <table:table-cell office:value-type="string">
            <text:p>江苏洋河酒厂股份有限公司</text:p>
          </table:table-cell>
          <table:table-cell office:value-type="string">
            <text:p>2009-11-06T00:00:00.000+08</text:p>
          </table:table-cell>
          <table:table-cell office:value-type="string">
            <text:p>江苏</text:p>
          </table:table-cell>
          <table:table-cell office:value-type="string">
            <text:p>宿迁市</text:p>
          </table:table-cell>
          <table:table-cell office:value-type="string">
            <text:p>www.chinayanghe.com</text:p>
          </table:table-cell>
          <table:table-cell office:value-type="string">
            <text:p>江苏省宿迁市洋河镇中大街118号</text:p>
          </table:table-cell>
          <table:table-cell table:number-columns-repeated="2"/>
        </table:table-row>
        <table:table-row table:style-name="ro2">
          <table:table-cell office:value-type="string">
            <text:p>002305</text:p>
          </table:table-cell>
          <table:table-cell office:value-type="string">
            <text:p>南国置业</text:p>
          </table:table-cell>
          <table:table-cell office:value-type="string">
            <text:p>K 房地产</text:p>
          </table:table-cell>
          <table:table-cell office:value-type="string">
            <text:p>南国置业股份有限公司</text:p>
          </table:table-cell>
          <table:table-cell office:value-type="string">
            <text:p>2009-11-06T00:00:00.000+08</text:p>
          </table:table-cell>
          <table:table-cell office:value-type="string">
            <text:p>湖北</text:p>
          </table:table-cell>
          <table:table-cell office:value-type="string">
            <text:p>武汉市</text:p>
          </table:table-cell>
          <table:table-cell office:value-type="string">
            <text:p>www.langold.com.cn</text:p>
          </table:table-cell>
          <table:table-cell office:value-type="string">
            <text:p>湖北省武汉市武昌区南湖中央花园会所</text:p>
          </table:table-cell>
          <table:table-cell table:number-columns-repeated="2"/>
        </table:table-row>
        <table:table-row table:style-name="ro2">
          <table:table-cell office:value-type="string">
            <text:p>002306</text:p>
          </table:table-cell>
          <table:table-cell office:value-type="string">
            <text:p>*ST云网</text:p>
          </table:table-cell>
          <table:table-cell office:value-type="string">
            <text:p>H 住宿餐饮</text:p>
          </table:table-cell>
          <table:table-cell office:value-type="string">
            <text:p>中科云网科技集团股份有限公司</text:p>
          </table:table-cell>
          <table:table-cell office:value-type="string">
            <text:p>2009-11-11T00:00:00.000+08</text:p>
          </table:table-cell>
          <table:table-cell office:value-type="string">
            <text:p>北京</text:p>
          </table:table-cell>
          <table:table-cell office:value-type="string">
            <text:p>北京市</text:p>
          </table:table-cell>
          <table:table-cell office:value-type="string">
            <text:p>www.cltg.com.cn</text:p>
          </table:table-cell>
          <table:table-cell office:value-type="string">
            <text:p>北京市海淀区北四环西路65号1611号</text:p>
          </table:table-cell>
          <table:table-cell table:number-columns-repeated="2"/>
        </table:table-row>
        <table:table-row table:style-name="ro2">
          <table:table-cell office:value-type="string">
            <text:p>002307</text:p>
          </table:table-cell>
          <table:table-cell office:value-type="string">
            <text:p>北新路桥</text:p>
          </table:table-cell>
          <table:table-cell office:value-type="string">
            <text:p>E 建筑业</text:p>
          </table:table-cell>
          <table:table-cell office:value-type="string">
            <text:p>新疆北新路桥集团股份有限公司</text:p>
          </table:table-cell>
          <table:table-cell office:value-type="string">
            <text:p>2009-11-11T00:00:00.000+08</text:p>
          </table:table-cell>
          <table:table-cell office:value-type="string">
            <text:p>新疆</text:p>
          </table:table-cell>
          <table:table-cell office:value-type="string">
            <text:p>乌鲁木齐市</text:p>
          </table:table-cell>
          <table:table-cell office:value-type="string">
            <text:p>www.xjbxlq.com</text:p>
          </table:table-cell>
          <table:table-cell office:value-type="string">
            <text:p>新疆维吾尔自治区乌鲁木齐市高新区高新街217号盈科广场A座16-17层</text:p>
          </table:table-cell>
          <table:table-cell table:number-columns-repeated="2"/>
        </table:table-row>
        <table:table-row table:style-name="ro2">
          <table:table-cell office:value-type="string">
            <text:p>002308</text:p>
          </table:table-cell>
          <table:table-cell office:value-type="string">
            <text:p>威创股份</text:p>
          </table:table-cell>
          <table:table-cell office:value-type="string">
            <text:p>C 制造业</text:p>
          </table:table-cell>
          <table:table-cell office:value-type="string">
            <text:p>威创集团股份有限公司</text:p>
          </table:table-cell>
          <table:table-cell office:value-type="string">
            <text:p>2009-11-27T00:00:00.000+08</text:p>
          </table:table-cell>
          <table:table-cell office:value-type="string">
            <text:p>广东</text:p>
          </table:table-cell>
          <table:table-cell office:value-type="string">
            <text:p>广州市</text:p>
          </table:table-cell>
          <table:table-cell office:value-type="string">
            <text:p>www.vtron.com</text:p>
          </table:table-cell>
          <table:table-cell office:value-type="string">
            <text:p>广东省广州高新技术产业开发区科珠路233号</text:p>
          </table:table-cell>
          <table:table-cell table:number-columns-repeated="2"/>
        </table:table-row>
        <table:table-row table:style-name="ro2">
          <table:table-cell office:value-type="string">
            <text:p>002309</text:p>
          </table:table-cell>
          <table:table-cell office:value-type="string">
            <text:p>中利集团</text:p>
          </table:table-cell>
          <table:table-cell office:value-type="string">
            <text:p>C 制造业</text:p>
          </table:table-cell>
          <table:table-cell office:value-type="string">
            <text:p>江苏中利集团股份有限公司</text:p>
          </table:table-cell>
          <table:table-cell office:value-type="string">
            <text:p>2009-11-27T00:00:00.000+08</text:p>
          </table:table-cell>
          <table:table-cell office:value-type="string">
            <text:p>江苏</text:p>
          </table:table-cell>
          <table:table-cell office:value-type="string">
            <text:p>苏州市</text:p>
          </table:table-cell>
          <table:table-cell office:value-type="string">
            <text:p>www.zhongli.com</text:p>
          </table:table-cell>
          <table:table-cell office:value-type="string">
            <text:p>江苏省常熟东南经济开发区</text:p>
          </table:table-cell>
          <table:table-cell table:number-columns-repeated="2"/>
        </table:table-row>
        <table:table-row table:style-name="ro2">
          <table:table-cell office:value-type="string">
            <text:p>002310</text:p>
          </table:table-cell>
          <table:table-cell office:value-type="string">
            <text:p>东方园林</text:p>
          </table:table-cell>
          <table:table-cell office:value-type="string">
            <text:p>E 建筑业</text:p>
          </table:table-cell>
          <table:table-cell office:value-type="string">
            <text:p>北京东方园林环境股份有限公司</text:p>
          </table:table-cell>
          <table:table-cell office:value-type="string">
            <text:p>2009-11-27T00:00:00.000+08</text:p>
          </table:table-cell>
          <table:table-cell office:value-type="string">
            <text:p>北京</text:p>
          </table:table-cell>
          <table:table-cell office:value-type="string">
            <text:p>北京市</text:p>
          </table:table-cell>
          <table:table-cell office:value-type="string">
            <text:p>www.orientscape.com</text:p>
          </table:table-cell>
          <table:table-cell office:value-type="string">
            <text:p>北京市朝阳区酒仙桥北路甲10号院104号楼6层601号</text:p>
          </table:table-cell>
          <table:table-cell table:number-columns-repeated="2"/>
        </table:table-row>
        <table:table-row table:style-name="ro2">
          <table:table-cell office:value-type="string">
            <text:p>002311</text:p>
          </table:table-cell>
          <table:table-cell office:value-type="string">
            <text:p>海大集团</text:p>
          </table:table-cell>
          <table:table-cell office:value-type="string">
            <text:p>C 制造业</text:p>
          </table:table-cell>
          <table:table-cell office:value-type="string">
            <text:p>广东海大集团股份有限公司</text:p>
          </table:table-cell>
          <table:table-cell office:value-type="string">
            <text:p>2009-11-27T00:00:00.000+08</text:p>
          </table:table-cell>
          <table:table-cell office:value-type="string">
            <text:p>广东</text:p>
          </table:table-cell>
          <table:table-cell office:value-type="string">
            <text:p>广州市</text:p>
          </table:table-cell>
          <table:table-cell office:value-type="string">
            <text:p>www.haid.com.cn</text:p>
          </table:table-cell>
          <table:table-cell office:value-type="string">
            <text:p>广东省广州市番禺区南村镇南村村北大街18号之六</text:p>
          </table:table-cell>
          <table:table-cell table:number-columns-repeated="2"/>
        </table:table-row>
        <table:table-row table:style-name="ro2">
          <table:table-cell office:value-type="string">
            <text:p>002312</text:p>
          </table:table-cell>
          <table:table-cell office:value-type="string">
            <text:p>*ST三泰</text:p>
          </table:table-cell>
          <table:table-cell office:value-type="string">
            <text:p>C 制造业</text:p>
          </table:table-cell>
          <table:table-cell office:value-type="string">
            <text:p>成都三泰控股集团股份有限公司</text:p>
          </table:table-cell>
          <table:table-cell office:value-type="string">
            <text:p>2009-12-03T00:00:00.000+08</text:p>
          </table:table-cell>
          <table:table-cell office:value-type="string">
            <text:p>四川</text:p>
          </table:table-cell>
          <table:table-cell office:value-type="string">
            <text:p>成都市</text:p>
          </table:table-cell>
          <table:table-cell office:value-type="string">
            <text:p>www.isantai.com</text:p>
          </table:table-cell>
          <table:table-cell office:value-type="string">
            <text:p>四川省成都市金牛区高科技产业园区蜀西路42号</text:p>
          </table:table-cell>
          <table:table-cell table:number-columns-repeated="2"/>
        </table:table-row>
        <table:table-row table:style-name="ro2">
          <table:table-cell office:value-type="string">
            <text:p>002313</text:p>
          </table:table-cell>
          <table:table-cell office:value-type="string">
            <text:p>日海通讯</text:p>
          </table:table-cell>
          <table:table-cell office:value-type="string">
            <text:p>C 制造业</text:p>
          </table:table-cell>
          <table:table-cell office:value-type="string">
            <text:p>深圳日海通讯技术股份有限公司</text:p>
          </table:table-cell>
          <table:table-cell office:value-type="string">
            <text:p>2009-12-03T00:00:00.000+08</text:p>
          </table:table-cell>
          <table:table-cell office:value-type="string">
            <text:p>广东</text:p>
          </table:table-cell>
          <table:table-cell office:value-type="string">
            <text:p>深圳市</text:p>
          </table:table-cell>
          <table:table-cell office:value-type="string">
            <text:p>www.sunseagroup.com</text:p>
          </table:table-cell>
          <table:table-cell office:value-type="string">
            <text:p>广东省深圳市南山区大新路198号马家龙创新大厦17层1701</text:p>
          </table:table-cell>
          <table:table-cell table:number-columns-repeated="2"/>
        </table:table-row>
        <table:table-row table:style-name="ro2">
          <table:table-cell office:value-type="string">
            <text:p>002314</text:p>
          </table:table-cell>
          <table:table-cell office:value-type="string">
            <text:p>南山控股</text:p>
          </table:table-cell>
          <table:table-cell office:value-type="string">
            <text:p>K 房地产</text:p>
          </table:table-cell>
          <table:table-cell office:value-type="string">
            <text:p>深圳市新南山控股（集团）股份有限公司</text:p>
          </table:table-cell>
          <table:table-cell office:value-type="string">
            <text:p>2009-12-03T00:00:00.000+08</text:p>
          </table:table-cell>
          <table:table-cell office:value-type="string">
            <text:p>广东</text:p>
          </table:table-cell>
          <table:table-cell office:value-type="string">
            <text:p>深圳市</text:p>
          </table:table-cell>
          <table:table-cell office:value-type="string">
            <text:p>www.szyazhi.com</text:p>
          </table:table-cell>
          <table:table-cell office:value-type="string">
            <text:p>广东省深圳市南山区高新区南区科技南十二路007号九洲电器大厦五楼A室</text:p>
          </table:table-cell>
          <table:table-cell table:number-columns-repeated="2"/>
        </table:table-row>
        <table:table-row table:style-name="ro2">
          <table:table-cell office:value-type="string">
            <text:p>002315</text:p>
          </table:table-cell>
          <table:table-cell office:value-type="string">
            <text:p>焦点科技</text:p>
          </table:table-cell>
          <table:table-cell office:value-type="string">
            <text:p>I 信息技术</text:p>
          </table:table-cell>
          <table:table-cell office:value-type="string">
            <text:p>焦点科技股份有限公司</text:p>
          </table:table-cell>
          <table:table-cell office:value-type="string">
            <text:p>2009-12-09T00:00:00.000+08</text:p>
          </table:table-cell>
          <table:table-cell office:value-type="string">
            <text:p>江苏</text:p>
          </table:table-cell>
          <table:table-cell office:value-type="string">
            <text:p>南京市</text:p>
          </table:table-cell>
          <table:table-cell office:value-type="string">
            <text:p>www.focuschina.com</text:p>
          </table:table-cell>
          <table:table-cell office:value-type="string">
            <text:p>江苏省南京市高新开发区星火路软件大厦A座12F</text:p>
          </table:table-cell>
          <table:table-cell table:number-columns-repeated="2"/>
        </table:table-row>
        <table:table-row table:style-name="ro2">
          <table:table-cell office:value-type="string">
            <text:p>002316</text:p>
          </table:table-cell>
          <table:table-cell office:value-type="string">
            <text:p>键桥通讯</text:p>
          </table:table-cell>
          <table:table-cell office:value-type="string">
            <text:p>I 信息技术</text:p>
          </table:table-cell>
          <table:table-cell office:value-type="string">
            <text:p>深圳键桥通讯技术股份有限公司</text:p>
          </table:table-cell>
          <table:table-cell office:value-type="string">
            <text:p>2009-12-09T00:00:00.000+08</text:p>
          </table:table-cell>
          <table:table-cell office:value-type="string">
            <text:p>广东</text:p>
          </table:table-cell>
          <table:table-cell office:value-type="string">
            <text:p>深圳市</text:p>
          </table:table-cell>
          <table:table-cell office:value-type="string">
            <text:p>www.keybridge.com.cn</text:p>
          </table:table-cell>
          <table:table-cell office:value-type="string">
            <text:p>广东省深圳市南山区高新科技园后海大道2388号怡化金融科技大厦24层</text:p>
          </table:table-cell>
          <table:table-cell table:number-columns-repeated="2"/>
        </table:table-row>
        <table:table-row table:style-name="ro2">
          <table:table-cell office:value-type="string">
            <text:p>002317</text:p>
          </table:table-cell>
          <table:table-cell office:value-type="string">
            <text:p>众生药业</text:p>
          </table:table-cell>
          <table:table-cell office:value-type="string">
            <text:p>C 制造业</text:p>
          </table:table-cell>
          <table:table-cell office:value-type="string">
            <text:p>广东众生药业股份有限公司</text:p>
          </table:table-cell>
          <table:table-cell office:value-type="string">
            <text:p>2009-12-11T00:00:00.000+08</text:p>
          </table:table-cell>
          <table:table-cell office:value-type="string">
            <text:p>广东</text:p>
          </table:table-cell>
          <table:table-cell office:value-type="string">
            <text:p>东莞市</text:p>
          </table:table-cell>
          <table:table-cell office:value-type="string">
            <text:p>www.zspcl.com</text:p>
          </table:table-cell>
          <table:table-cell office:value-type="string">
            <text:p>广东省东莞市石龙镇西湖工业区信息产业园</text:p>
          </table:table-cell>
          <table:table-cell table:number-columns-repeated="2"/>
        </table:table-row>
        <table:table-row table:style-name="ro2">
          <table:table-cell office:value-type="string">
            <text:p>002318</text:p>
          </table:table-cell>
          <table:table-cell office:value-type="string">
            <text:p>久立特材</text:p>
          </table:table-cell>
          <table:table-cell office:value-type="string">
            <text:p>C 制造业</text:p>
          </table:table-cell>
          <table:table-cell office:value-type="string">
            <text:p>浙江久立特材科技股份有限公司</text:p>
          </table:table-cell>
          <table:table-cell office:value-type="string">
            <text:p>2009-12-11T00:00:00.000+08</text:p>
          </table:table-cell>
          <table:table-cell office:value-type="string">
            <text:p>浙江</text:p>
          </table:table-cell>
          <table:table-cell office:value-type="string">
            <text:p>湖州市</text:p>
          </table:table-cell>
          <table:table-cell office:value-type="string">
            <text:p>www.jiuli.com</text:p>
          </table:table-cell>
          <table:table-cell office:value-type="string">
            <text:p>浙江省湖州市双林镇镇西</text:p>
          </table:table-cell>
          <table:table-cell table:number-columns-repeated="2"/>
        </table:table-row>
        <table:table-row table:style-name="ro2">
          <table:table-cell office:value-type="string">
            <text:p>002319</text:p>
          </table:table-cell>
          <table:table-cell office:value-type="string">
            <text:p>乐通股份</text:p>
          </table:table-cell>
          <table:table-cell office:value-type="string">
            <text:p>C 制造业</text:p>
          </table:table-cell>
          <table:table-cell office:value-type="string">
            <text:p>珠海市乐通化工股份有限公司</text:p>
          </table:table-cell>
          <table:table-cell office:value-type="string">
            <text:p>2009-12-11T00:00:00.000+08</text:p>
          </table:table-cell>
          <table:table-cell office:value-type="string">
            <text:p>广东</text:p>
          </table:table-cell>
          <table:table-cell office:value-type="string">
            <text:p>珠海市</text:p>
          </table:table-cell>
          <table:table-cell office:value-type="string">
            <text:p>www.letongink.com</text:p>
          </table:table-cell>
          <table:table-cell office:value-type="string">
            <text:p>广东省珠海市金鼎官塘乐通工业园</text:p>
          </table:table-cell>
          <table:table-cell table:number-columns-repeated="2"/>
        </table:table-row>
        <table:table-row table:style-name="ro2">
          <table:table-cell office:value-type="string">
            <text:p>002320</text:p>
          </table:table-cell>
          <table:table-cell office:value-type="string">
            <text:p>海峡股份</text:p>
          </table:table-cell>
          <table:table-cell office:value-type="string">
            <text:p>G 运输仓储</text:p>
          </table:table-cell>
          <table:table-cell office:value-type="string">
            <text:p>海南海峡航运股份有限公司</text:p>
          </table:table-cell>
          <table:table-cell office:value-type="string">
            <text:p>2009-12-16T00:00:00.000+08</text:p>
          </table:table-cell>
          <table:table-cell office:value-type="string">
            <text:p>海南</text:p>
          </table:table-cell>
          <table:table-cell office:value-type="string">
            <text:p>海口市</text:p>
          </table:table-cell>
          <table:table-cell office:value-type="string">
            <text:p>www.hnss.net.cn</text:p>
          </table:table-cell>
          <table:table-cell office:value-type="string">
            <text:p>海南省海口市滨海大道157号港航大厦14楼</text:p>
          </table:table-cell>
          <table:table-cell table:number-columns-repeated="2"/>
        </table:table-row>
        <table:table-row table:style-name="ro2">
          <table:table-cell office:value-type="string">
            <text:p>002321</text:p>
          </table:table-cell>
          <table:table-cell office:value-type="string">
            <text:p>华英农业</text:p>
          </table:table-cell>
          <table:table-cell office:value-type="string">
            <text:p>A 农林牧渔</text:p>
          </table:table-cell>
          <table:table-cell office:value-type="string">
            <text:p>河南华英农业发展股份有限公司</text:p>
          </table:table-cell>
          <table:table-cell office:value-type="string">
            <text:p>2009-12-16T00:00:00.000+08</text:p>
          </table:table-cell>
          <table:table-cell office:value-type="string">
            <text:p>河南</text:p>
          </table:table-cell>
          <table:table-cell office:value-type="string">
            <text:p>信阳市</text:p>
          </table:table-cell>
          <table:table-cell office:value-type="string">
            <text:p>www.hua-ying.com</text:p>
          </table:table-cell>
          <table:table-cell office:value-type="string">
            <text:p>河南省潢川县产业集聚区工业大道1号</text:p>
          </table:table-cell>
          <table:table-cell table:number-columns-repeated="2"/>
        </table:table-row>
        <table:table-row table:style-name="ro2">
          <table:table-cell office:value-type="string">
            <text:p>002322</text:p>
          </table:table-cell>
          <table:table-cell office:value-type="string">
            <text:p>理工环科</text:p>
          </table:table-cell>
          <table:table-cell office:value-type="string">
            <text:p>C 制造业</text:p>
          </table:table-cell>
          <table:table-cell office:value-type="string">
            <text:p>宁波理工环境能源科技股份有限公司</text:p>
          </table:table-cell>
          <table:table-cell office:value-type="string">
            <text:p>2009-12-18T00:00:00.000+08</text:p>
          </table:table-cell>
          <table:table-cell office:value-type="string">
            <text:p>浙江</text:p>
          </table:table-cell>
          <table:table-cell office:value-type="string">
            <text:p>宁波市</text:p>
          </table:table-cell>
          <table:table-cell office:value-type="string">
            <text:p>www.lgom.com.cn</text:p>
          </table:table-cell>
          <table:table-cell office:value-type="string">
            <text:p>浙江省宁波市保税区曹娥江路22号</text:p>
          </table:table-cell>
          <table:table-cell table:number-columns-repeated="2"/>
        </table:table-row>
        <table:table-row table:style-name="ro2">
          <table:table-cell office:value-type="string">
            <text:p>002323</text:p>
          </table:table-cell>
          <table:table-cell office:value-type="string">
            <text:p>雅百特</text:p>
          </table:table-cell>
          <table:table-cell office:value-type="string">
            <text:p>E 建筑业</text:p>
          </table:table-cell>
          <table:table-cell office:value-type="string">
            <text:p>江苏雅百特科技股份有限公司</text:p>
          </table:table-cell>
          <table:table-cell office:value-type="string">
            <text:p>2009-12-18T00:00:00.000+08</text:p>
          </table:table-cell>
          <table:table-cell office:value-type="string">
            <text:p>江苏</text:p>
          </table:table-cell>
          <table:table-cell office:value-type="string">
            <text:p>盐城市</text:p>
          </table:table-cell>
          <table:table-cell office:value-type="string">
            <text:p>www.yabaite.com</text:p>
          </table:table-cell>
          <table:table-cell office:value-type="string">
            <text:p>江苏省盐城市青年西路88号</text:p>
          </table:table-cell>
          <table:table-cell table:number-columns-repeated="2"/>
        </table:table-row>
        <table:table-row table:style-name="ro2">
          <table:table-cell office:value-type="string">
            <text:p>002324</text:p>
          </table:table-cell>
          <table:table-cell office:value-type="string">
            <text:p>普利特</text:p>
          </table:table-cell>
          <table:table-cell office:value-type="string">
            <text:p>C 制造业</text:p>
          </table:table-cell>
          <table:table-cell office:value-type="string">
            <text:p>上海普利特复合材料股份有限公司</text:p>
          </table:table-cell>
          <table:table-cell office:value-type="string">
            <text:p>2009-12-18T00:00:00.000+08</text:p>
          </table:table-cell>
          <table:table-cell office:value-type="string">
            <text:p>上海</text:p>
          </table:table-cell>
          <table:table-cell office:value-type="string">
            <text:p>上海市</text:p>
          </table:table-cell>
          <table:table-cell office:value-type="string">
            <text:p>www.pret.com.cn</text:p>
          </table:table-cell>
          <table:table-cell office:value-type="string">
            <text:p>上海市四平路421弄20号2楼</text:p>
          </table:table-cell>
          <table:table-cell table:number-columns-repeated="2"/>
        </table:table-row>
        <table:table-row table:style-name="ro2">
          <table:table-cell office:value-type="string">
            <text:p>002325</text:p>
          </table:table-cell>
          <table:table-cell office:value-type="string">
            <text:p>洪涛股份</text:p>
          </table:table-cell>
          <table:table-cell office:value-type="string">
            <text:p>E 建筑业</text:p>
          </table:table-cell>
          <table:table-cell office:value-type="string">
            <text:p>深圳市洪涛装饰股份有限公司</text:p>
          </table:table-cell>
          <table:table-cell office:value-type="string">
            <text:p>2009-12-22T00:00:00.000+08</text:p>
          </table:table-cell>
          <table:table-cell office:value-type="string">
            <text:p>广东</text:p>
          </table:table-cell>
          <table:table-cell office:value-type="string">
            <text:p>深圳市</text:p>
          </table:table-cell>
          <table:table-cell office:value-type="string">
            <text:p>www.szhongtao.cn</text:p>
          </table:table-cell>
          <table:table-cell office:value-type="string">
            <text:p>广东省深圳市罗湖区泥岗西洪涛路17号</text:p>
          </table:table-cell>
          <table:table-cell table:number-columns-repeated="2"/>
        </table:table-row>
        <table:table-row table:style-name="ro2">
          <table:table-cell office:value-type="string">
            <text:p>002326</text:p>
          </table:table-cell>
          <table:table-cell office:value-type="string">
            <text:p>永太科技</text:p>
          </table:table-cell>
          <table:table-cell office:value-type="string">
            <text:p>C 制造业</text:p>
          </table:table-cell>
          <table:table-cell office:value-type="string">
            <text:p>浙江永太科技股份有限公司</text:p>
          </table:table-cell>
          <table:table-cell office:value-type="string">
            <text:p>2009-12-22T00:00:00.000+08</text:p>
          </table:table-cell>
          <table:table-cell office:value-type="string">
            <text:p>浙江</text:p>
          </table:table-cell>
          <table:table-cell office:value-type="string">
            <text:p>台州市</text:p>
          </table:table-cell>
          <table:table-cell office:value-type="string">
            <text:p>www.yongtaitech.com</text:p>
          </table:table-cell>
          <table:table-cell office:value-type="string">
            <text:p>浙江省化学原料药基地临海园区东海第五大道1号</text:p>
          </table:table-cell>
          <table:table-cell table:number-columns-repeated="2"/>
        </table:table-row>
        <table:table-row table:style-name="ro2">
          <table:table-cell office:value-type="string">
            <text:p>002327</text:p>
          </table:table-cell>
          <table:table-cell office:value-type="string">
            <text:p>富安娜</text:p>
          </table:table-cell>
          <table:table-cell office:value-type="string">
            <text:p>C 制造业</text:p>
          </table:table-cell>
          <table:table-cell office:value-type="string">
            <text:p>深圳市富安娜家居用品股份有限公司</text:p>
          </table:table-cell>
          <table:table-cell office:value-type="string">
            <text:p>2009-12-30T00:00:00.000+08</text:p>
          </table:table-cell>
          <table:table-cell office:value-type="string">
            <text:p>广东</text:p>
          </table:table-cell>
          <table:table-cell office:value-type="string">
            <text:p>深圳市</text:p>
          </table:table-cell>
          <table:table-cell office:value-type="string">
            <text:p>www.fuanna.com.cn</text:p>
          </table:table-cell>
          <table:table-cell office:value-type="string">
            <text:p>广东省深圳市南山区创业南油大道西路自行车加工厂1栋</text:p>
          </table:table-cell>
          <table:table-cell table:number-columns-repeated="2"/>
        </table:table-row>
        <table:table-row table:style-name="ro2">
          <table:table-cell office:value-type="string">
            <text:p>002328</text:p>
          </table:table-cell>
          <table:table-cell office:value-type="string">
            <text:p>新朋股份</text:p>
          </table:table-cell>
          <table:table-cell office:value-type="string">
            <text:p>C 制造业</text:p>
          </table:table-cell>
          <table:table-cell office:value-type="string">
            <text:p>上海新朋实业股份有限公司</text:p>
          </table:table-cell>
          <table:table-cell office:value-type="string">
            <text:p>2009-12-30T00:00:00.000+08</text:p>
          </table:table-cell>
          <table:table-cell office:value-type="string">
            <text:p>上海</text:p>
          </table:table-cell>
          <table:table-cell office:value-type="string">
            <text:p>上海市</text:p>
          </table:table-cell>
          <table:table-cell office:value-type="string">
            <text:p>www.xinpeng.com</text:p>
          </table:table-cell>
          <table:table-cell office:value-type="string">
            <text:p>上海市青浦区华新镇华隆路1698号</text:p>
          </table:table-cell>
          <table:table-cell table:number-columns-repeated="2"/>
        </table:table-row>
        <table:table-row table:style-name="ro2">
          <table:table-cell office:value-type="string">
            <text:p>002329</text:p>
          </table:table-cell>
          <table:table-cell office:value-type="string">
            <text:p>皇氏集团</text:p>
          </table:table-cell>
          <table:table-cell office:value-type="string">
            <text:p>C 制造业</text:p>
          </table:table-cell>
          <table:table-cell office:value-type="string">
            <text:p>皇氏集团股份有限公司</text:p>
          </table:table-cell>
          <table:table-cell office:value-type="string">
            <text:p>2010-01-06T00:00:00.000+08</text:p>
          </table:table-cell>
          <table:table-cell office:value-type="string">
            <text:p>广西</text:p>
          </table:table-cell>
          <table:table-cell office:value-type="string">
            <text:p>南宁市</text:p>
          </table:table-cell>
          <table:table-cell office:value-type="string">
            <text:p>www.gxhsry.com</text:p>
          </table:table-cell>
          <table:table-cell office:value-type="string">
            <text:p>广西壮族自治区南宁市科园大道66号</text:p>
          </table:table-cell>
          <table:table-cell table:number-columns-repeated="2"/>
        </table:table-row>
        <table:table-row table:style-name="ro2">
          <table:table-cell office:value-type="string">
            <text:p>002330</text:p>
          </table:table-cell>
          <table:table-cell office:value-type="string">
            <text:p>得利斯</text:p>
          </table:table-cell>
          <table:table-cell office:value-type="string">
            <text:p>C 制造业</text:p>
          </table:table-cell>
          <table:table-cell office:value-type="string">
            <text:p>山东得利斯食品股份有限公司</text:p>
          </table:table-cell>
          <table:table-cell office:value-type="string">
            <text:p>2010-01-06T00:00:00.000+08</text:p>
          </table:table-cell>
          <table:table-cell office:value-type="string">
            <text:p>山东</text:p>
          </table:table-cell>
          <table:table-cell office:value-type="string">
            <text:p>潍坊市</text:p>
          </table:table-cell>
          <table:table-cell office:value-type="string">
            <text:p>www.delisi.com.cn</text:p>
          </table:table-cell>
          <table:table-cell office:value-type="string">
            <text:p>山东省诸城市昌城镇驻地</text:p>
          </table:table-cell>
          <table:table-cell table:number-columns-repeated="2"/>
        </table:table-row>
        <table:table-row table:style-name="ro2">
          <table:table-cell office:value-type="string">
            <text:p>002331</text:p>
          </table:table-cell>
          <table:table-cell office:value-type="string">
            <text:p>皖通科技</text:p>
          </table:table-cell>
          <table:table-cell office:value-type="string">
            <text:p>I 信息技术</text:p>
          </table:table-cell>
          <table:table-cell office:value-type="string">
            <text:p>安徽皖通科技股份有限公司</text:p>
          </table:table-cell>
          <table:table-cell office:value-type="string">
            <text:p>2010-01-06T00:00:00.000+08</text:p>
          </table:table-cell>
          <table:table-cell office:value-type="string">
            <text:p>安徽</text:p>
          </table:table-cell>
          <table:table-cell office:value-type="string">
            <text:p>合肥市</text:p>
          </table:table-cell>
          <table:table-cell office:value-type="string">
            <text:p>www.wantong-tech.net</text:p>
          </table:table-cell>
          <table:table-cell office:value-type="string">
            <text:p>安徽省合肥市高新区皖水路589号</text:p>
          </table:table-cell>
          <table:table-cell table:number-columns-repeated="2"/>
        </table:table-row>
        <table:table-row table:style-name="ro2">
          <table:table-cell office:value-type="string">
            <text:p>002332</text:p>
          </table:table-cell>
          <table:table-cell office:value-type="string">
            <text:p>仙琚制药</text:p>
          </table:table-cell>
          <table:table-cell office:value-type="string">
            <text:p>C 制造业</text:p>
          </table:table-cell>
          <table:table-cell office:value-type="string">
            <text:p>浙江仙琚制药股份有限公司</text:p>
          </table:table-cell>
          <table:table-cell office:value-type="string">
            <text:p>2010-01-12T00:00:00.000+08</text:p>
          </table:table-cell>
          <table:table-cell office:value-type="string">
            <text:p>浙江</text:p>
          </table:table-cell>
          <table:table-cell office:value-type="string">
            <text:p>台州市</text:p>
          </table:table-cell>
          <table:table-cell office:value-type="string">
            <text:p>www.xjpharma.com</text:p>
          </table:table-cell>
          <table:table-cell office:value-type="string">
            <text:p>浙江省仙居县仙药路1号</text:p>
          </table:table-cell>
          <table:table-cell table:number-columns-repeated="2"/>
        </table:table-row>
        <table:table-row table:style-name="ro2">
          <table:table-cell office:value-type="string">
            <text:p>002333</text:p>
          </table:table-cell>
          <table:table-cell office:value-type="string">
            <text:p>罗普斯金</text:p>
          </table:table-cell>
          <table:table-cell office:value-type="string">
            <text:p>C 制造业</text:p>
          </table:table-cell>
          <table:table-cell office:value-type="string">
            <text:p>苏州罗普斯金铝业股份有限公司</text:p>
          </table:table-cell>
          <table:table-cell office:value-type="string">
            <text:p>2010-01-12T00:00:00.000+08</text:p>
          </table:table-cell>
          <table:table-cell office:value-type="string">
            <text:p>江苏</text:p>
          </table:table-cell>
          <table:table-cell office:value-type="string">
            <text:p>苏州市</text:p>
          </table:table-cell>
          <table:table-cell office:value-type="string">
            <text:p>www.lpsk.com.cn</text:p>
          </table:table-cell>
          <table:table-cell office:value-type="string">
            <text:p>江苏省苏州市相城区黄埭镇潘阳工业园太东路2777号</text:p>
          </table:table-cell>
          <table:table-cell table:number-columns-repeated="2"/>
        </table:table-row>
        <table:table-row table:style-name="ro2">
          <table:table-cell office:value-type="string">
            <text:p>002334</text:p>
          </table:table-cell>
          <table:table-cell office:value-type="string">
            <text:p>英威腾</text:p>
          </table:table-cell>
          <table:table-cell office:value-type="string">
            <text:p>C 制造业</text:p>
          </table:table-cell>
          <table:table-cell office:value-type="string">
            <text:p>深圳市英威腾电气股份有限公司</text:p>
          </table:table-cell>
          <table:table-cell office:value-type="string">
            <text:p>2010-01-13T00:00:00.000+08</text:p>
          </table:table-cell>
          <table:table-cell office:value-type="string">
            <text:p>广东</text:p>
          </table:table-cell>
          <table:table-cell office:value-type="string">
            <text:p>深圳市</text:p>
          </table:table-cell>
          <table:table-cell office:value-type="string">
            <text:p>www.invt.com.cn</text:p>
          </table:table-cell>
          <table:table-cell office:value-type="string">
            <text:p>广东省深圳市南山区龙井高发科技工业园4号厂房</text:p>
          </table:table-cell>
          <table:table-cell table:number-columns-repeated="2"/>
        </table:table-row>
        <table:table-row table:style-name="ro2">
          <table:table-cell office:value-type="string">
            <text:p>002335</text:p>
          </table:table-cell>
          <table:table-cell office:value-type="string">
            <text:p>科华恒盛</text:p>
          </table:table-cell>
          <table:table-cell office:value-type="string">
            <text:p>C 制造业</text:p>
          </table:table-cell>
          <table:table-cell office:value-type="string">
            <text:p>厦门科华恒盛股份有限公司</text:p>
          </table:table-cell>
          <table:table-cell office:value-type="string">
            <text:p>2010-01-13T00:00:00.000+08</text:p>
          </table:table-cell>
          <table:table-cell office:value-type="string">
            <text:p>福建</text:p>
          </table:table-cell>
          <table:table-cell office:value-type="string">
            <text:p>厦门市</text:p>
          </table:table-cell>
          <table:table-cell office:value-type="string">
            <text:p>www.kehua.com.cn</text:p>
          </table:table-cell>
          <table:table-cell office:value-type="string">
            <text:p>福建省厦门火炬高新区火炬园马垄路457号</text:p>
          </table:table-cell>
          <table:table-cell table:number-columns-repeated="2"/>
        </table:table-row>
        <table:table-row table:style-name="ro2">
          <table:table-cell office:value-type="string">
            <text:p>002336</text:p>
          </table:table-cell>
          <table:table-cell office:value-type="string">
            <text:p>人人乐</text:p>
          </table:table-cell>
          <table:table-cell office:value-type="string">
            <text:p>F 批发零售</text:p>
          </table:table-cell>
          <table:table-cell office:value-type="string">
            <text:p>人人乐连锁商业集团股份有限公司</text:p>
          </table:table-cell>
          <table:table-cell office:value-type="string">
            <text:p>2010-01-13T00:00:00.000+08</text:p>
          </table:table-cell>
          <table:table-cell office:value-type="string">
            <text:p>广东</text:p>
          </table:table-cell>
          <table:table-cell office:value-type="string">
            <text:p>深圳市</text:p>
          </table:table-cell>
          <table:table-cell office:value-type="string">
            <text:p>www.renrenle.cn</text:p>
          </table:table-cell>
          <table:table-cell office:value-type="string">
            <text:p>广东省深圳市南山区前海路心语家园裙楼二层</text:p>
          </table:table-cell>
          <table:table-cell table:number-columns-repeated="2"/>
        </table:table-row>
        <table:table-row table:style-name="ro2">
          <table:table-cell office:value-type="string">
            <text:p>002337</text:p>
          </table:table-cell>
          <table:table-cell office:value-type="string">
            <text:p>赛象科技</text:p>
          </table:table-cell>
          <table:table-cell office:value-type="string">
            <text:p>C 制造业</text:p>
          </table:table-cell>
          <table:table-cell office:value-type="string">
            <text:p>天津赛象科技股份有限公司</text:p>
          </table:table-cell>
          <table:table-cell office:value-type="string">
            <text:p>2010-01-15T00:00:00.000+08</text:p>
          </table:table-cell>
          <table:table-cell office:value-type="string">
            <text:p>天津</text:p>
          </table:table-cell>
          <table:table-cell office:value-type="string">
            <text:p>天津市</text:p>
          </table:table-cell>
          <table:table-cell office:value-type="string">
            <text:p>www.chinarpm.com</text:p>
          </table:table-cell>
          <table:table-cell office:value-type="string">
            <text:p>天津市华苑新技术产业园区(环外)海泰发展四道9号</text:p>
          </table:table-cell>
          <table:table-cell table:number-columns-repeated="2"/>
        </table:table-row>
        <table:table-row table:style-name="ro2">
          <table:table-cell office:value-type="string">
            <text:p>002338</text:p>
          </table:table-cell>
          <table:table-cell office:value-type="string">
            <text:p>奥普光电</text:p>
          </table:table-cell>
          <table:table-cell office:value-type="string">
            <text:p>C 制造业</text:p>
          </table:table-cell>
          <table:table-cell office:value-type="string">
            <text:p>长春奥普光电技术股份有限公司</text:p>
          </table:table-cell>
          <table:table-cell office:value-type="string">
            <text:p>2010-01-15T00:00:00.000+08</text:p>
          </table:table-cell>
          <table:table-cell office:value-type="string">
            <text:p>吉林</text:p>
          </table:table-cell>
          <table:table-cell office:value-type="string">
            <text:p>长春市</text:p>
          </table:table-cell>
          <table:table-cell office:value-type="string">
            <text:p>www.up-china.com</text:p>
          </table:table-cell>
          <table:table-cell office:value-type="string">
            <text:p>吉林省长春市经济技术开发区营口路588号</text:p>
          </table:table-cell>
          <table:table-cell table:number-columns-repeated="2"/>
        </table:table-row>
        <table:table-row table:style-name="ro2">
          <table:table-cell office:value-type="string">
            <text:p>002339</text:p>
          </table:table-cell>
          <table:table-cell office:value-type="string">
            <text:p>积成电子</text:p>
          </table:table-cell>
          <table:table-cell office:value-type="string">
            <text:p>C 制造业</text:p>
          </table:table-cell>
          <table:table-cell office:value-type="string">
            <text:p>积成电子股份有限公司</text:p>
          </table:table-cell>
          <table:table-cell office:value-type="string">
            <text:p>2010-01-22T00:00:00.000+08</text:p>
          </table:table-cell>
          <table:table-cell office:value-type="string">
            <text:p>山东</text:p>
          </table:table-cell>
          <table:table-cell office:value-type="string">
            <text:p>济南市</text:p>
          </table:table-cell>
          <table:table-cell office:value-type="string">
            <text:p>www.ieslab.com.cn</text:p>
          </table:table-cell>
          <table:table-cell office:value-type="string">
            <text:p>山东省济南市科航路1677号</text:p>
          </table:table-cell>
          <table:table-cell table:number-columns-repeated="2"/>
        </table:table-row>
        <table:table-row table:style-name="ro2">
          <table:table-cell office:value-type="string">
            <text:p>002340</text:p>
          </table:table-cell>
          <table:table-cell office:value-type="string">
            <text:p>格林美</text:p>
          </table:table-cell>
          <table:table-cell office:value-type="string">
            <text:p>C 制造业</text:p>
          </table:table-cell>
          <table:table-cell office:value-type="string">
            <text:p>格林美股份有限公司</text:p>
          </table:table-cell>
          <table:table-cell office:value-type="string">
            <text:p>2010-01-22T00:00:00.000+08</text:p>
          </table:table-cell>
          <table:table-cell office:value-type="string">
            <text:p>广东</text:p>
          </table:table-cell>
          <table:table-cell office:value-type="string">
            <text:p>深圳市</text:p>
          </table:table-cell>
          <table:table-cell office:value-type="string">
            <text:p>www.gemchina.com</text:p>
          </table:table-cell>
          <table:table-cell office:value-type="string">
            <text:p>广东省深圳市宝安区宝安中心区兴华路南侧荣超滨海大厦A栋20层2008号房</text:p>
          </table:table-cell>
          <table:table-cell table:number-columns-repeated="2"/>
        </table:table-row>
        <table:table-row table:style-name="ro2">
          <table:table-cell office:value-type="string">
            <text:p>002341</text:p>
          </table:table-cell>
          <table:table-cell office:value-type="string">
            <text:p>新纶科技</text:p>
          </table:table-cell>
          <table:table-cell office:value-type="string">
            <text:p>C 制造业</text:p>
          </table:table-cell>
          <table:table-cell office:value-type="string">
            <text:p>深圳市新纶科技股份有限公司</text:p>
          </table:table-cell>
          <table:table-cell office:value-type="string">
            <text:p>2010-01-22T00:00:00.000+08</text:p>
          </table:table-cell>
          <table:table-cell office:value-type="string">
            <text:p>广东</text:p>
          </table:table-cell>
          <table:table-cell office:value-type="string">
            <text:p>深圳市</text:p>
          </table:table-cell>
          <table:table-cell office:value-type="string">
            <text:p>www.szselen.com</text:p>
          </table:table-cell>
          <table:table-cell office:value-type="string">
            <text:p>广东省深圳市南山区南海大道3025号创意大厦13-14楼</text:p>
          </table:table-cell>
          <table:table-cell table:number-columns-repeated="2"/>
        </table:table-row>
        <table:table-row table:style-name="ro2">
          <table:table-cell office:value-type="string">
            <text:p>002342</text:p>
          </table:table-cell>
          <table:table-cell office:value-type="string">
            <text:p>巨力索具</text:p>
          </table:table-cell>
          <table:table-cell office:value-type="string">
            <text:p>C 制造业</text:p>
          </table:table-cell>
          <table:table-cell office:value-type="string">
            <text:p>巨力索具股份有限公司</text:p>
          </table:table-cell>
          <table:table-cell office:value-type="string">
            <text:p>2010-01-26T00:00:00.000+08</text:p>
          </table:table-cell>
          <table:table-cell office:value-type="string">
            <text:p>河北</text:p>
          </table:table-cell>
          <table:table-cell office:value-type="string">
            <text:p>保定市</text:p>
          </table:table-cell>
          <table:table-cell office:value-type="string">
            <text:p>www.julisling.com</text:p>
          </table:table-cell>
          <table:table-cell office:value-type="string">
            <text:p>河北省保定市徐水县巨力路</text:p>
          </table:table-cell>
          <table:table-cell table:number-columns-repeated="2"/>
        </table:table-row>
        <table:table-row table:style-name="ro2">
          <table:table-cell office:value-type="string">
            <text:p>002343</text:p>
          </table:table-cell>
          <table:table-cell office:value-type="string">
            <text:p>慈文传媒</text:p>
          </table:table-cell>
          <table:table-cell office:value-type="string">
            <text:p>R 文化传播</text:p>
          </table:table-cell>
          <table:table-cell office:value-type="string">
            <text:p>慈文传媒股份有限公司</text:p>
          </table:table-cell>
          <table:table-cell office:value-type="string">
            <text:p>2010-01-26T00:00:00.000+08</text:p>
          </table:table-cell>
          <table:table-cell office:value-type="string">
            <text:p>浙江</text:p>
          </table:table-cell>
          <table:table-cell office:value-type="string">
            <text:p>嘉兴市</text:p>
          </table:table-cell>
          <table:table-cell office:value-type="string">
            <text:p>www.ciwen.com.cn</text:p>
          </table:table-cell>
          <table:table-cell office:value-type="string">
            <text:p>浙江省嘉兴市昌盛南路36号嘉兴智慧产业创新园智慧大厦B座1001室</text:p>
          </table:table-cell>
          <table:table-cell table:number-columns-repeated="2"/>
        </table:table-row>
        <table:table-row table:style-name="ro2">
          <table:table-cell office:value-type="string">
            <text:p>002344</text:p>
          </table:table-cell>
          <table:table-cell office:value-type="string">
            <text:p>海宁皮城</text:p>
          </table:table-cell>
          <table:table-cell office:value-type="string">
            <text:p>L 商务服务</text:p>
          </table:table-cell>
          <table:table-cell office:value-type="string">
            <text:p>海宁中国皮革城股份有限公司</text:p>
          </table:table-cell>
          <table:table-cell office:value-type="string">
            <text:p>2010-01-26T00:00:00.000+08</text:p>
          </table:table-cell>
          <table:table-cell office:value-type="string">
            <text:p>浙江</text:p>
          </table:table-cell>
          <table:table-cell office:value-type="string">
            <text:p>嘉兴市</text:p>
          </table:table-cell>
          <table:table-cell office:value-type="string">
            <text:p>www.zgpgc.com</text:p>
          </table:table-cell>
          <table:table-cell office:value-type="string">
            <text:p>浙江省海宁市海州西路201号</text:p>
          </table:table-cell>
          <table:table-cell table:number-columns-repeated="2"/>
        </table:table-row>
        <table:table-row table:style-name="ro2">
          <table:table-cell office:value-type="string">
            <text:p>002345</text:p>
          </table:table-cell>
          <table:table-cell office:value-type="string">
            <text:p>潮宏基</text:p>
          </table:table-cell>
          <table:table-cell office:value-type="string">
            <text:p>C 制造业</text:p>
          </table:table-cell>
          <table:table-cell office:value-type="string">
            <text:p>广东潮宏基实业股份有限公司</text:p>
          </table:table-cell>
          <table:table-cell office:value-type="string">
            <text:p>2010-01-28T00:00:00.000+08</text:p>
          </table:table-cell>
          <table:table-cell office:value-type="string">
            <text:p>广东</text:p>
          </table:table-cell>
          <table:table-cell office:value-type="string">
            <text:p>汕头市</text:p>
          </table:table-cell>
          <table:table-cell office:value-type="string">
            <text:p>www.chjchina.com</text:p>
          </table:table-cell>
          <table:table-cell office:value-type="string">
            <text:p>广东省汕头市龙湖区龙新工业区龙新五街四号1-4楼</text:p>
          </table:table-cell>
          <table:table-cell table:number-columns-repeated="2"/>
        </table:table-row>
        <table:table-row table:style-name="ro2">
          <table:table-cell office:value-type="string">
            <text:p>002346</text:p>
          </table:table-cell>
          <table:table-cell office:value-type="string">
            <text:p>柘中股份</text:p>
          </table:table-cell>
          <table:table-cell office:value-type="string">
            <text:p>C 制造业</text:p>
          </table:table-cell>
          <table:table-cell office:value-type="string">
            <text:p>上海柘中集团股份有限公司</text:p>
          </table:table-cell>
          <table:table-cell office:value-type="string">
            <text:p>2010-01-28T00:00:00.000+08</text:p>
          </table:table-cell>
          <table:table-cell office:value-type="string">
            <text:p>上海</text:p>
          </table:table-cell>
          <table:table-cell office:value-type="string">
            <text:p>上海市</text:p>
          </table:table-cell>
          <table:table-cell office:value-type="string">
            <text:p>www.ch-zzcc.com</text:p>
          </table:table-cell>
          <table:table-cell office:value-type="string">
            <text:p>上海市奉贤区浦卫公路50号</text:p>
          </table:table-cell>
          <table:table-cell table:number-columns-repeated="2"/>
        </table:table-row>
        <table:table-row table:style-name="ro2">
          <table:table-cell office:value-type="string">
            <text:p>002347</text:p>
          </table:table-cell>
          <table:table-cell office:value-type="string">
            <text:p>泰尔股份</text:p>
          </table:table-cell>
          <table:table-cell office:value-type="string">
            <text:p>C 制造业</text:p>
          </table:table-cell>
          <table:table-cell office:value-type="string">
            <text:p>泰尔重工股份有限公司</text:p>
          </table:table-cell>
          <table:table-cell office:value-type="string">
            <text:p>2010-01-28T00:00:00.000+08</text:p>
          </table:table-cell>
          <table:table-cell office:value-type="string">
            <text:p>安徽</text:p>
          </table:table-cell>
          <table:table-cell office:value-type="string">
            <text:p>马鞍山市</text:p>
          </table:table-cell>
          <table:table-cell office:value-type="string">
            <text:p>www.taiergroup.com</text:p>
          </table:table-cell>
          <table:table-cell office:value-type="string">
            <text:p>安徽省马鞍山市经济技术开发区超山路669号</text:p>
          </table:table-cell>
          <table:table-cell table:number-columns-repeated="2"/>
        </table:table-row>
        <table:table-row table:style-name="ro2">
          <table:table-cell office:value-type="string">
            <text:p>002348</text:p>
          </table:table-cell>
          <table:table-cell office:value-type="string">
            <text:p>高乐股份</text:p>
          </table:table-cell>
          <table:table-cell office:value-type="string">
            <text:p>C 制造业</text:p>
          </table:table-cell>
          <table:table-cell office:value-type="string">
            <text:p>广东高乐玩具股份有限公司</text:p>
          </table:table-cell>
          <table:table-cell office:value-type="string">
            <text:p>2010-02-03T00:00:00.000+08</text:p>
          </table:table-cell>
          <table:table-cell office:value-type="string">
            <text:p>广东</text:p>
          </table:table-cell>
          <table:table-cell office:value-type="string">
            <text:p>揭阳市</text:p>
          </table:table-cell>
          <table:table-cell office:value-type="string">
            <text:p>www.goldlok.com</text:p>
          </table:table-cell>
          <table:table-cell office:value-type="string">
            <text:p>广东省普宁市池尾街道塘边村塘边里东片168号</text:p>
          </table:table-cell>
          <table:table-cell table:number-columns-repeated="2"/>
        </table:table-row>
        <table:table-row table:style-name="ro2">
          <table:table-cell office:value-type="string">
            <text:p>002349</text:p>
          </table:table-cell>
          <table:table-cell office:value-type="string">
            <text:p>精华制药</text:p>
          </table:table-cell>
          <table:table-cell office:value-type="string">
            <text:p>C 制造业</text:p>
          </table:table-cell>
          <table:table-cell office:value-type="string">
            <text:p>精华制药集团股份有限公司</text:p>
          </table:table-cell>
          <table:table-cell office:value-type="string">
            <text:p>2010-02-03T00:00:00.000+08</text:p>
          </table:table-cell>
          <table:table-cell office:value-type="string">
            <text:p>江苏</text:p>
          </table:table-cell>
          <table:table-cell office:value-type="string">
            <text:p>南通市</text:p>
          </table:table-cell>
          <table:table-cell office:value-type="string">
            <text:p>www.ntjhzy.com</text:p>
          </table:table-cell>
          <table:table-cell office:value-type="string">
            <text:p>江苏省南通市港闸经济开发区兴泰路9号</text:p>
          </table:table-cell>
          <table:table-cell table:number-columns-repeated="2"/>
        </table:table-row>
        <table:table-row table:style-name="ro2">
          <table:table-cell office:value-type="string">
            <text:p>002350</text:p>
          </table:table-cell>
          <table:table-cell office:value-type="string">
            <text:p>北京科锐</text:p>
          </table:table-cell>
          <table:table-cell office:value-type="string">
            <text:p>C 制造业</text:p>
          </table:table-cell>
          <table:table-cell office:value-type="string">
            <text:p>北京科锐配电自动化股份有限公司</text:p>
          </table:table-cell>
          <table:table-cell office:value-type="string">
            <text:p>2010-02-03T00:00:00.000+08</text:p>
          </table:table-cell>
          <table:table-cell office:value-type="string">
            <text:p>北京</text:p>
          </table:table-cell>
          <table:table-cell office:value-type="string">
            <text:p>北京市</text:p>
          </table:table-cell>
          <table:table-cell office:value-type="string">
            <text:p>www.creat-da.com.cn</text:p>
          </table:table-cell>
          <table:table-cell office:value-type="string">
            <text:p>北京市海淀区西北旺东路10号院东区4号楼</text:p>
          </table:table-cell>
          <table:table-cell table:number-columns-repeated="2"/>
        </table:table-row>
        <table:table-row table:style-name="ro2">
          <table:table-cell office:value-type="string">
            <text:p>002351</text:p>
          </table:table-cell>
          <table:table-cell office:value-type="string">
            <text:p>漫步者</text:p>
          </table:table-cell>
          <table:table-cell office:value-type="string">
            <text:p>C 制造业</text:p>
          </table:table-cell>
          <table:table-cell office:value-type="string">
            <text:p>深圳市漫步者科技股份有限公司</text:p>
          </table:table-cell>
          <table:table-cell office:value-type="string">
            <text:p>2010-02-05T00:00:00.000+08</text:p>
          </table:table-cell>
          <table:table-cell office:value-type="string">
            <text:p>广东</text:p>
          </table:table-cell>
          <table:table-cell office:value-type="string">
            <text:p>深圳市</text:p>
          </table:table-cell>
          <table:table-cell office:value-type="string">
            <text:p>www.edifier.com;www.manbuzhe.com</text:p>
          </table:table-cell>
          <table:table-cell office:value-type="string">
            <text:p>广东省深圳市南山区科技园深南大道9998号万利达科技大厦22层9单元</text:p>
          </table:table-cell>
          <table:table-cell table:number-columns-repeated="2"/>
        </table:table-row>
        <table:table-row table:style-name="ro2">
          <table:table-cell office:value-type="string">
            <text:p>002352</text:p>
          </table:table-cell>
          <table:table-cell office:value-type="string">
            <text:p>顺丰控股</text:p>
          </table:table-cell>
          <table:table-cell office:value-type="string">
            <text:p>G 运输仓储</text:p>
          </table:table-cell>
          <table:table-cell office:value-type="string">
            <text:p>顺丰控股股份有限公司</text:p>
          </table:table-cell>
          <table:table-cell office:value-type="string">
            <text:p>2010-02-05T00:00:00.000+08</text:p>
          </table:table-cell>
          <table:table-cell office:value-type="string">
            <text:p>安徽</text:p>
          </table:table-cell>
          <table:table-cell office:value-type="string">
            <text:p>马鞍山市</text:p>
          </table:table-cell>
          <table:table-cell office:value-type="string">
            <text:p>www.dingtaicn.com</text:p>
          </table:table-cell>
          <table:table-cell office:value-type="string">
            <text:p>安徽省马鞍山市当涂工业园</text:p>
          </table:table-cell>
          <table:table-cell table:number-columns-repeated="2"/>
        </table:table-row>
        <table:table-row table:style-name="ro2">
          <table:table-cell office:value-type="string">
            <text:p>002353</text:p>
          </table:table-cell>
          <table:table-cell office:value-type="string">
            <text:p>杰瑞股份</text:p>
          </table:table-cell>
          <table:table-cell office:value-type="string">
            <text:p>C 制造业</text:p>
          </table:table-cell>
          <table:table-cell office:value-type="string">
            <text:p>烟台杰瑞石油服务集团股份有限公司</text:p>
          </table:table-cell>
          <table:table-cell office:value-type="string">
            <text:p>2010-02-05T00:00:00.000+08</text:p>
          </table:table-cell>
          <table:table-cell office:value-type="string">
            <text:p>山东</text:p>
          </table:table-cell>
          <table:table-cell office:value-type="string">
            <text:p>烟台市</text:p>
          </table:table-cell>
          <table:table-cell office:value-type="string">
            <text:p>www.jereh.com</text:p>
          </table:table-cell>
          <table:table-cell office:value-type="string">
            <text:p>山东省烟台市莱山区杰瑞路5号</text:p>
          </table:table-cell>
          <table:table-cell table:number-columns-repeated="2"/>
        </table:table-row>
        <table:table-row table:style-name="ro2">
          <table:table-cell office:value-type="string">
            <text:p>002354</text:p>
          </table:table-cell>
          <table:table-cell office:value-type="string">
            <text:p>天神娱乐</text:p>
          </table:table-cell>
          <table:table-cell office:value-type="string">
            <text:p>I 信息技术</text:p>
          </table:table-cell>
          <table:table-cell office:value-type="string">
            <text:p>大连天神娱乐股份有限公司</text:p>
          </table:table-cell>
          <table:table-cell office:value-type="string">
            <text:p>2010-02-09T00:00:00.000+08</text:p>
          </table:table-cell>
          <table:table-cell office:value-type="string">
            <text:p>辽宁</text:p>
          </table:table-cell>
          <table:table-cell office:value-type="string">
            <text:p>大连市</text:p>
          </table:table-cell>
          <table:table-cell office:value-type="string">
            <text:p>www.tianshenyule.com</text:p>
          </table:table-cell>
          <table:table-cell office:value-type="string">
            <text:p>辽宁省大连市中山区致富街31号905单元</text:p>
          </table:table-cell>
          <table:table-cell table:number-columns-repeated="2"/>
        </table:table-row>
        <table:table-row table:style-name="ro2">
          <table:table-cell office:value-type="string">
            <text:p>002355</text:p>
          </table:table-cell>
          <table:table-cell office:value-type="string">
            <text:p>兴民智通</text:p>
          </table:table-cell>
          <table:table-cell office:value-type="string">
            <text:p>C 制造业</text:p>
          </table:table-cell>
          <table:table-cell office:value-type="string">
            <text:p>兴民智通（集团）股份有限公司</text:p>
          </table:table-cell>
          <table:table-cell office:value-type="string">
            <text:p>2010-02-09T00:00:00.000+08</text:p>
          </table:table-cell>
          <table:table-cell office:value-type="string">
            <text:p>山东</text:p>
          </table:table-cell>
          <table:table-cell office:value-type="string">
            <text:p>烟台市</text:p>
          </table:table-cell>
          <table:table-cell office:value-type="string">
            <text:p>www.xingmin.com</text:p>
          </table:table-cell>
          <table:table-cell office:value-type="string">
            <text:p>山东省龙口市龙口经济开发区</text:p>
          </table:table-cell>
          <table:table-cell table:number-columns-repeated="2"/>
        </table:table-row>
        <table:table-row table:style-name="ro2">
          <table:table-cell office:value-type="string">
            <text:p>002356</text:p>
          </table:table-cell>
          <table:table-cell office:value-type="string">
            <text:p>赫美集团</text:p>
          </table:table-cell>
          <table:table-cell office:value-type="string">
            <text:p>F 批发零售</text:p>
          </table:table-cell>
          <table:table-cell office:value-type="string">
            <text:p>深圳赫美集团股份有限公司</text:p>
          </table:table-cell>
          <table:table-cell office:value-type="string">
            <text:p>2010-02-09T00:00:00.000+08</text:p>
          </table:table-cell>
          <table:table-cell office:value-type="string">
            <text:p>广东</text:p>
          </table:table-cell>
          <table:table-cell office:value-type="string">
            <text:p>深圳市</text:p>
          </table:table-cell>
          <table:table-cell office:value-type="string">
            <text:p>www.hemei.cn</text:p>
          </table:table-cell>
          <table:table-cell office:value-type="string">
            <text:p>广东省深圳市坪山新区金牛西路16号华瀚科技工业2号厂房218A</text:p>
          </table:table-cell>
          <table:table-cell table:number-columns-repeated="2"/>
        </table:table-row>
        <table:table-row table:style-name="ro2">
          <table:table-cell office:value-type="string">
            <text:p>002357</text:p>
          </table:table-cell>
          <table:table-cell office:value-type="string">
            <text:p>富临运业</text:p>
          </table:table-cell>
          <table:table-cell office:value-type="string">
            <text:p>G 运输仓储</text:p>
          </table:table-cell>
          <table:table-cell office:value-type="string">
            <text:p>四川富临运业集团股份有限公司</text:p>
          </table:table-cell>
          <table:table-cell office:value-type="string">
            <text:p>2010-02-10T00:00:00.000+08</text:p>
          </table:table-cell>
          <table:table-cell office:value-type="string">
            <text:p>四川</text:p>
          </table:table-cell>
          <table:table-cell office:value-type="string">
            <text:p>绵阳市</text:p>
          </table:table-cell>
          <table:table-cell office:value-type="string">
            <text:p>www.scflyy.cn</text:p>
          </table:table-cell>
          <table:table-cell office:value-type="string">
            <text:p>四川省绵阳市绵州大道北段98号</text:p>
          </table:table-cell>
          <table:table-cell table:number-columns-repeated="2"/>
        </table:table-row>
        <table:table-row table:style-name="ro2">
          <table:table-cell office:value-type="string">
            <text:p>002358</text:p>
          </table:table-cell>
          <table:table-cell office:value-type="string">
            <text:p>森源电气</text:p>
          </table:table-cell>
          <table:table-cell office:value-type="string">
            <text:p>C 制造业</text:p>
          </table:table-cell>
          <table:table-cell office:value-type="string">
            <text:p>河南森源电气股份有限公司</text:p>
          </table:table-cell>
          <table:table-cell office:value-type="string">
            <text:p>2010-02-10T00:00:00.000+08</text:p>
          </table:table-cell>
          <table:table-cell office:value-type="string">
            <text:p>河南</text:p>
          </table:table-cell>
          <table:table-cell office:value-type="string">
            <text:p>许昌市</text:p>
          </table:table-cell>
          <table:table-cell office:value-type="string">
            <text:p>www.hnsyec.com</text:p>
          </table:table-cell>
          <table:table-cell office:value-type="string">
            <text:p>河南省长葛市魏武路南段西侧</text:p>
          </table:table-cell>
          <table:table-cell table:number-columns-repeated="2"/>
        </table:table-row>
        <table:table-row table:style-name="ro2">
          <table:table-cell office:value-type="string">
            <text:p>002359</text:p>
          </table:table-cell>
          <table:table-cell office:value-type="string">
            <text:p>齐星铁塔</text:p>
          </table:table-cell>
          <table:table-cell office:value-type="string">
            <text:p>C 制造业</text:p>
          </table:table-cell>
          <table:table-cell office:value-type="string">
            <text:p>山东齐星铁塔科技股份有限公司</text:p>
          </table:table-cell>
          <table:table-cell office:value-type="string">
            <text:p>2010-02-10T00:00:00.000+08</text:p>
          </table:table-cell>
          <table:table-cell office:value-type="string">
            <text:p>山东</text:p>
          </table:table-cell>
          <table:table-cell office:value-type="string">
            <text:p>滨州市</text:p>
          </table:table-cell>
          <table:table-cell office:value-type="string">
            <text:p>www.qxtt.cn</text:p>
          </table:table-cell>
          <table:table-cell office:value-type="string">
            <text:p>山东省邹平县开发区会仙二路</text:p>
          </table:table-cell>
          <table:table-cell table:number-columns-repeated="2"/>
        </table:table-row>
        <table:table-row table:style-name="ro2">
          <table:table-cell office:value-type="string">
            <text:p>002360</text:p>
          </table:table-cell>
          <table:table-cell office:value-type="string">
            <text:p>同德化工</text:p>
          </table:table-cell>
          <table:table-cell office:value-type="string">
            <text:p>C 制造业</text:p>
          </table:table-cell>
          <table:table-cell office:value-type="string">
            <text:p>山西同德化工股份有限公司</text:p>
          </table:table-cell>
          <table:table-cell office:value-type="string">
            <text:p>2010-03-03T00:00:00.000+08</text:p>
          </table:table-cell>
          <table:table-cell office:value-type="string">
            <text:p>山西</text:p>
          </table:table-cell>
          <table:table-cell office:value-type="string">
            <text:p>忻州市</text:p>
          </table:table-cell>
          <table:table-cell office:value-type="string">
            <text:p>www.tondchem.com</text:p>
          </table:table-cell>
          <table:table-cell office:value-type="string">
            <text:p>山西省河曲县文笔镇焦尾城大茂口</text:p>
          </table:table-cell>
          <table:table-cell table:number-columns-repeated="2"/>
        </table:table-row>
        <table:table-row table:style-name="ro2">
          <table:table-cell office:value-type="string">
            <text:p>002361</text:p>
          </table:table-cell>
          <table:table-cell office:value-type="string">
            <text:p>神剑股份</text:p>
          </table:table-cell>
          <table:table-cell office:value-type="string">
            <text:p>C 制造业</text:p>
          </table:table-cell>
          <table:table-cell office:value-type="string">
            <text:p>安徽神剑新材料股份有限公司</text:p>
          </table:table-cell>
          <table:table-cell office:value-type="string">
            <text:p>2010-03-03T00:00:00.000+08</text:p>
          </table:table-cell>
          <table:table-cell office:value-type="string">
            <text:p>安徽</text:p>
          </table:table-cell>
          <table:table-cell office:value-type="string">
            <text:p>芜湖市</text:p>
          </table:table-cell>
          <table:table-cell office:value-type="string">
            <text:p>www.shen-jian.com</text:p>
          </table:table-cell>
          <table:table-cell office:value-type="string">
            <text:p>安徽省芜湖经济技术开发区桥北工业园保顺路8号</text:p>
          </table:table-cell>
          <table:table-cell table:number-columns-repeated="2"/>
        </table:table-row>
        <table:table-row table:style-name="ro2">
          <table:table-cell office:value-type="string">
            <text:p>002362</text:p>
          </table:table-cell>
          <table:table-cell office:value-type="string">
            <text:p>汉王科技</text:p>
          </table:table-cell>
          <table:table-cell office:value-type="string">
            <text:p>C 制造业</text:p>
          </table:table-cell>
          <table:table-cell office:value-type="string">
            <text:p>汉王科技股份有限公司</text:p>
          </table:table-cell>
          <table:table-cell office:value-type="string">
            <text:p>2010-03-03T00:00:00.000+08</text:p>
          </table:table-cell>
          <table:table-cell office:value-type="string">
            <text:p>北京</text:p>
          </table:table-cell>
          <table:table-cell office:value-type="string">
            <text:p>北京市</text:p>
          </table:table-cell>
          <table:table-cell office:value-type="string">
            <text:p>www.hanwang.com.cn</text:p>
          </table:table-cell>
          <table:table-cell office:value-type="string">
            <text:p>北京市海淀区东北旺西路8号5号楼三层</text:p>
          </table:table-cell>
          <table:table-cell table:number-columns-repeated="2"/>
        </table:table-row>
        <table:table-row table:style-name="ro2">
          <table:table-cell office:value-type="string">
            <text:p>002363</text:p>
          </table:table-cell>
          <table:table-cell office:value-type="string">
            <text:p>隆基机械</text:p>
          </table:table-cell>
          <table:table-cell office:value-type="string">
            <text:p>C 制造业</text:p>
          </table:table-cell>
          <table:table-cell office:value-type="string">
            <text:p>山东隆基机械股份有限公司</text:p>
          </table:table-cell>
          <table:table-cell office:value-type="string">
            <text:p>2010-03-05T00:00:00.000+08</text:p>
          </table:table-cell>
          <table:table-cell office:value-type="string">
            <text:p>山东</text:p>
          </table:table-cell>
          <table:table-cell office:value-type="string">
            <text:p>烟台市</text:p>
          </table:table-cell>
          <table:table-cell office:value-type="string">
            <text:p>www.longjigroup.cn</text:p>
          </table:table-cell>
          <table:table-cell office:value-type="string">
            <text:p>山东省龙口市外向型经济开发区</text:p>
          </table:table-cell>
          <table:table-cell table:number-columns-repeated="2"/>
        </table:table-row>
        <table:table-row table:style-name="ro2">
          <table:table-cell office:value-type="string">
            <text:p>002364</text:p>
          </table:table-cell>
          <table:table-cell office:value-type="string">
            <text:p>中恒电气</text:p>
          </table:table-cell>
          <table:table-cell office:value-type="string">
            <text:p>C 制造业</text:p>
          </table:table-cell>
          <table:table-cell office:value-type="string">
            <text:p>杭州中恒电气股份有限公司</text:p>
          </table:table-cell>
          <table:table-cell office:value-type="string">
            <text:p>2010-03-05T00:00:00.000+08</text:p>
          </table:table-cell>
          <table:table-cell office:value-type="string">
            <text:p>浙江</text:p>
          </table:table-cell>
          <table:table-cell office:value-type="string">
            <text:p>杭州市</text:p>
          </table:table-cell>
          <table:table-cell office:value-type="string">
            <text:p>www.hzzh.com</text:p>
          </table:table-cell>
          <table:table-cell office:value-type="string">
            <text:p>浙江省杭州市高新区之江科技工业园东信大道69号</text:p>
          </table:table-cell>
          <table:table-cell table:number-columns-repeated="2"/>
        </table:table-row>
        <table:table-row table:style-name="ro2">
          <table:table-cell office:value-type="string">
            <text:p>002365</text:p>
          </table:table-cell>
          <table:table-cell office:value-type="string">
            <text:p>永安药业</text:p>
          </table:table-cell>
          <table:table-cell office:value-type="string">
            <text:p>C 制造业</text:p>
          </table:table-cell>
          <table:table-cell office:value-type="string">
            <text:p>潜江永安药业股份有限公司</text:p>
          </table:table-cell>
          <table:table-cell office:value-type="string">
            <text:p>2010-03-05T00:00:00.000+08</text:p>
          </table:table-cell>
          <table:table-cell office:value-type="string">
            <text:p>湖北</text:p>
          </table:table-cell>
          <table:table-cell office:value-type="string">
            <text:p>潜江市</text:p>
          </table:table-cell>
          <table:table-cell office:value-type="string">
            <text:p>www.chinataurine.com</text:p>
          </table:table-cell>
          <table:table-cell office:value-type="string">
            <text:p>湖北省潜江经济开发区广泽大道2号</text:p>
          </table:table-cell>
          <table:table-cell table:number-columns-repeated="2"/>
        </table:table-row>
        <table:table-row table:style-name="ro2">
          <table:table-cell office:value-type="string">
            <text:p>002366</text:p>
          </table:table-cell>
          <table:table-cell office:value-type="string">
            <text:p>台海核电</text:p>
          </table:table-cell>
          <table:table-cell office:value-type="string">
            <text:p>C 制造业</text:p>
          </table:table-cell>
          <table:table-cell office:value-type="string">
            <text:p>台海玛努尔核电设备股份有限公司</text:p>
          </table:table-cell>
          <table:table-cell office:value-type="string">
            <text:p>2010-03-12T00:00:00.000+08</text:p>
          </table:table-cell>
          <table:table-cell office:value-type="string">
            <text:p>四川</text:p>
          </table:table-cell>
          <table:table-cell office:value-type="string">
            <text:p>眉山市</text:p>
          </table:table-cell>
          <table:table-cell office:value-type="string">
            <text:p>www.scdanfu.cn</text:p>
          </table:table-cell>
          <table:table-cell office:value-type="string">
            <text:p>四川省青神县黑龙镇</text:p>
          </table:table-cell>
          <table:table-cell table:number-columns-repeated="2"/>
        </table:table-row>
        <table:table-row table:style-name="ro2">
          <table:table-cell office:value-type="string">
            <text:p>002367</text:p>
          </table:table-cell>
          <table:table-cell office:value-type="string">
            <text:p>康力电梯</text:p>
          </table:table-cell>
          <table:table-cell office:value-type="string">
            <text:p>C 制造业</text:p>
          </table:table-cell>
          <table:table-cell office:value-type="string">
            <text:p>康力电梯股份有限公司</text:p>
          </table:table-cell>
          <table:table-cell office:value-type="string">
            <text:p>2010-03-12T00:00:00.000+08</text:p>
          </table:table-cell>
          <table:table-cell office:value-type="string">
            <text:p>江苏</text:p>
          </table:table-cell>
          <table:table-cell office:value-type="string">
            <text:p>苏州市</text:p>
          </table:table-cell>
          <table:table-cell office:value-type="string">
            <text:p>www.canny-elevator.com</text:p>
          </table:table-cell>
          <table:table-cell office:value-type="string">
            <text:p>江苏省汾湖高新技术产业开发区康力大道888号</text:p>
          </table:table-cell>
          <table:table-cell table:number-columns-repeated="2"/>
        </table:table-row>
        <table:table-row table:style-name="ro2">
          <table:table-cell office:value-type="string">
            <text:p>002368</text:p>
          </table:table-cell>
          <table:table-cell office:value-type="string">
            <text:p>太极股份</text:p>
          </table:table-cell>
          <table:table-cell office:value-type="string">
            <text:p>I 信息技术</text:p>
          </table:table-cell>
          <table:table-cell office:value-type="string">
            <text:p>太极计算机股份有限公司</text:p>
          </table:table-cell>
          <table:table-cell office:value-type="string">
            <text:p>2010-03-12T00:00:00.000+08</text:p>
          </table:table-cell>
          <table:table-cell office:value-type="string">
            <text:p>北京</text:p>
          </table:table-cell>
          <table:table-cell office:value-type="string">
            <text:p>北京市</text:p>
          </table:table-cell>
          <table:table-cell office:value-type="string">
            <text:p>www.taiji.com.cn</text:p>
          </table:table-cell>
          <table:table-cell office:value-type="string">
            <text:p>北京市海淀区北四环中路211号</text:p>
          </table:table-cell>
          <table:table-cell table:number-columns-repeated="2"/>
        </table:table-row>
        <table:table-row table:style-name="ro2">
          <table:table-cell office:value-type="string">
            <text:p>002369</text:p>
          </table:table-cell>
          <table:table-cell office:value-type="string">
            <text:p>卓翼科技</text:p>
          </table:table-cell>
          <table:table-cell office:value-type="string">
            <text:p>C 制造业</text:p>
          </table:table-cell>
          <table:table-cell office:value-type="string">
            <text:p>深圳市卓翼科技股份有限公司</text:p>
          </table:table-cell>
          <table:table-cell office:value-type="string">
            <text:p>2010-03-16T00:00:00.000+08</text:p>
          </table:table-cell>
          <table:table-cell office:value-type="string">
            <text:p>广东</text:p>
          </table:table-cell>
          <table:table-cell office:value-type="string">
            <text:p>深圳市</text:p>
          </table:table-cell>
          <table:table-cell office:value-type="string">
            <text:p>www.zowee.com.cn</text:p>
          </table:table-cell>
          <table:table-cell office:value-type="string">
            <text:p>广东省深圳市南山区西丽民企科技工业园5栋</text:p>
          </table:table-cell>
          <table:table-cell table:number-columns-repeated="2"/>
        </table:table-row>
        <table:table-row table:style-name="ro2">
          <table:table-cell office:value-type="string">
            <text:p>002370</text:p>
          </table:table-cell>
          <table:table-cell office:value-type="string">
            <text:p>亚太药业</text:p>
          </table:table-cell>
          <table:table-cell office:value-type="string">
            <text:p>C 制造业</text:p>
          </table:table-cell>
          <table:table-cell office:value-type="string">
            <text:p>浙江亚太药业股份有限公司</text:p>
          </table:table-cell>
          <table:table-cell office:value-type="string">
            <text:p>2010-03-16T00:00:00.000+08</text:p>
          </table:table-cell>
          <table:table-cell office:value-type="string">
            <text:p>浙江</text:p>
          </table:table-cell>
          <table:table-cell office:value-type="string">
            <text:p>绍兴市</text:p>
          </table:table-cell>
          <table:table-cell office:value-type="string">
            <text:p>www.ytyaoye.com</text:p>
          </table:table-cell>
          <table:table-cell office:value-type="string">
            <text:p>浙江省绍兴市柯桥区云集路1152号</text:p>
          </table:table-cell>
          <table:table-cell table:number-columns-repeated="2"/>
        </table:table-row>
        <table:table-row table:style-name="ro2">
          <table:table-cell office:value-type="string">
            <text:p>002371</text:p>
          </table:table-cell>
          <table:table-cell office:value-type="string">
            <text:p>北方华创</text:p>
          </table:table-cell>
          <table:table-cell office:value-type="string">
            <text:p>C 制造业</text:p>
          </table:table-cell>
          <table:table-cell office:value-type="string">
            <text:p>北方华创科技集团股份有限公司</text:p>
          </table:table-cell>
          <table:table-cell office:value-type="string">
            <text:p>2010-03-16T00:00:00.000+08</text:p>
          </table:table-cell>
          <table:table-cell office:value-type="string">
            <text:p>北京</text:p>
          </table:table-cell>
          <table:table-cell office:value-type="string">
            <text:p>北京市</text:p>
          </table:table-cell>
          <table:table-cell office:value-type="string">
            <text:p>www.naura.com</text:p>
          </table:table-cell>
          <table:table-cell office:value-type="string">
            <text:p>北京市朝阳区酒仙桥东路1号</text:p>
          </table:table-cell>
          <table:table-cell table:number-columns-repeated="2"/>
        </table:table-row>
        <table:table-row table:style-name="ro2">
          <table:table-cell office:value-type="string">
            <text:p>002372</text:p>
          </table:table-cell>
          <table:table-cell office:value-type="string">
            <text:p>伟星新材</text:p>
          </table:table-cell>
          <table:table-cell office:value-type="string">
            <text:p>C 制造业</text:p>
          </table:table-cell>
          <table:table-cell office:value-type="string">
            <text:p>浙江伟星新型建材股份有限公司</text:p>
          </table:table-cell>
          <table:table-cell office:value-type="string">
            <text:p>2010-03-18T00:00:00.000+08</text:p>
          </table:table-cell>
          <table:table-cell office:value-type="string">
            <text:p>浙江</text:p>
          </table:table-cell>
          <table:table-cell office:value-type="string">
            <text:p>台州市</text:p>
          </table:table-cell>
          <table:table-cell office:value-type="string">
            <text:p>www.china-pipes.com</text:p>
          </table:table-cell>
          <table:table-cell office:value-type="string">
            <text:p>浙江省临海经济开发区</text:p>
          </table:table-cell>
          <table:table-cell table:number-columns-repeated="2"/>
        </table:table-row>
        <table:table-row table:style-name="ro2">
          <table:table-cell office:value-type="string">
            <text:p>002373</text:p>
          </table:table-cell>
          <table:table-cell office:value-type="string">
            <text:p>千方科技</text:p>
          </table:table-cell>
          <table:table-cell office:value-type="string">
            <text:p>I 信息技术</text:p>
          </table:table-cell>
          <table:table-cell office:value-type="string">
            <text:p>北京千方科技股份有限公司</text:p>
          </table:table-cell>
          <table:table-cell office:value-type="string">
            <text:p>2010-03-18T00:00:00.000+08</text:p>
          </table:table-cell>
          <table:table-cell office:value-type="string">
            <text:p>北京</text:p>
          </table:table-cell>
          <table:table-cell office:value-type="string">
            <text:p>北京市</text:p>
          </table:table-cell>
          <table:table-cell office:value-type="string">
            <text:p>www.ctfo.com</text:p>
          </table:table-cell>
          <table:table-cell office:value-type="string">
            <text:p>北京市海淀区东北旺西路8号中关村软件园一期27号楼B座501号</text:p>
          </table:table-cell>
          <table:table-cell table:number-columns-repeated="2"/>
        </table:table-row>
        <table:table-row table:style-name="ro2">
          <table:table-cell office:value-type="string">
            <text:p>002374</text:p>
          </table:table-cell>
          <table:table-cell office:value-type="string">
            <text:p>丽鹏股份</text:p>
          </table:table-cell>
          <table:table-cell office:value-type="string">
            <text:p>C 制造业</text:p>
          </table:table-cell>
          <table:table-cell office:value-type="string">
            <text:p>山东丽鹏股份有限公司</text:p>
          </table:table-cell>
          <table:table-cell office:value-type="string">
            <text:p>2010-03-18T00:00:00.000+08</text:p>
          </table:table-cell>
          <table:table-cell office:value-type="string">
            <text:p>山东</text:p>
          </table:table-cell>
          <table:table-cell office:value-type="string">
            <text:p>烟台市</text:p>
          </table:table-cell>
          <table:table-cell office:value-type="string">
            <text:p>www.lp.com.cn</text:p>
          </table:table-cell>
          <table:table-cell office:value-type="string">
            <text:p>山东省烟台市牟平区姜格庄街道办事处丽鹏路1号</text:p>
          </table:table-cell>
          <table:table-cell table:number-columns-repeated="2"/>
        </table:table-row>
        <table:table-row table:style-name="ro2">
          <table:table-cell office:value-type="string">
            <text:p>002375</text:p>
          </table:table-cell>
          <table:table-cell office:value-type="string">
            <text:p>亚厦股份</text:p>
          </table:table-cell>
          <table:table-cell office:value-type="string">
            <text:p>E 建筑业</text:p>
          </table:table-cell>
          <table:table-cell office:value-type="string">
            <text:p>浙江亚厦装饰股份有限公司</text:p>
          </table:table-cell>
          <table:table-cell office:value-type="string">
            <text:p>2010-03-23T00:00:00.000+08</text:p>
          </table:table-cell>
          <table:table-cell office:value-type="string">
            <text:p>浙江</text:p>
          </table:table-cell>
          <table:table-cell office:value-type="string">
            <text:p>绍兴市</text:p>
          </table:table-cell>
          <table:table-cell office:value-type="string">
            <text:p>www.chinayasha.com</text:p>
          </table:table-cell>
          <table:table-cell office:value-type="string">
            <text:p>浙江省上虞市章镇工业新区</text:p>
          </table:table-cell>
          <table:table-cell table:number-columns-repeated="2"/>
        </table:table-row>
        <table:table-row table:style-name="ro2">
          <table:table-cell office:value-type="string">
            <text:p>002376</text:p>
          </table:table-cell>
          <table:table-cell office:value-type="string">
            <text:p>新北洋</text:p>
          </table:table-cell>
          <table:table-cell office:value-type="string">
            <text:p>C 制造业</text:p>
          </table:table-cell>
          <table:table-cell office:value-type="string">
            <text:p>山东新北洋信息技术股份有限公司</text:p>
          </table:table-cell>
          <table:table-cell office:value-type="string">
            <text:p>2010-03-23T00:00:00.000+08</text:p>
          </table:table-cell>
          <table:table-cell office:value-type="string">
            <text:p>山东</text:p>
          </table:table-cell>
          <table:table-cell office:value-type="string">
            <text:p>威海市</text:p>
          </table:table-cell>
          <table:table-cell office:value-type="string">
            <text:p>www.newbeiyang.com.cn</text:p>
          </table:table-cell>
          <table:table-cell office:value-type="string">
            <text:p>山东省威海市火炬高技术产业开发区火炬路169号</text:p>
          </table:table-cell>
          <table:table-cell table:number-columns-repeated="2"/>
        </table:table-row>
        <table:table-row table:style-name="ro2">
          <table:table-cell office:value-type="string">
            <text:p>002377</text:p>
          </table:table-cell>
          <table:table-cell office:value-type="string">
            <text:p>国创高新</text:p>
          </table:table-cell>
          <table:table-cell office:value-type="string">
            <text:p>C 制造业</text:p>
          </table:table-cell>
          <table:table-cell office:value-type="string">
            <text:p>湖北国创高新材料股份有限公司</text:p>
          </table:table-cell>
          <table:table-cell office:value-type="string">
            <text:p>2010-03-23T00:00:00.000+08</text:p>
          </table:table-cell>
          <table:table-cell office:value-type="string">
            <text:p>湖北</text:p>
          </table:table-cell>
          <table:table-cell office:value-type="string">
            <text:p>武汉市</text:p>
          </table:table-cell>
          <table:table-cell office:value-type="string">
            <text:p>www.guochuang.com.cn</text:p>
          </table:table-cell>
          <table:table-cell office:value-type="string">
            <text:p>湖北省武汉市东湖新技术开发区武大园三路8号</text:p>
          </table:table-cell>
          <table:table-cell table:number-columns-repeated="2"/>
        </table:table-row>
        <table:table-row table:style-name="ro2">
          <table:table-cell office:value-type="string">
            <text:p>002378</text:p>
          </table:table-cell>
          <table:table-cell office:value-type="string">
            <text:p>章源钨业</text:p>
          </table:table-cell>
          <table:table-cell office:value-type="string">
            <text:p>C 制造业</text:p>
          </table:table-cell>
          <table:table-cell office:value-type="string">
            <text:p>崇义章源钨业股份有限公司</text:p>
          </table:table-cell>
          <table:table-cell office:value-type="string">
            <text:p>2010-03-31T00:00:00.000+08</text:p>
          </table:table-cell>
          <table:table-cell office:value-type="string">
            <text:p>江西</text:p>
          </table:table-cell>
          <table:table-cell office:value-type="string">
            <text:p>赣州市</text:p>
          </table:table-cell>
          <table:table-cell office:value-type="string">
            <text:p>www.zy-tungsten.com</text:p>
          </table:table-cell>
          <table:table-cell office:value-type="string">
            <text:p>江西省赣州市崇义县城塔下</text:p>
          </table:table-cell>
          <table:table-cell table:number-columns-repeated="2"/>
        </table:table-row>
        <table:table-row table:style-name="ro2">
          <table:table-cell office:value-type="string">
            <text:p>002379</text:p>
          </table:table-cell>
          <table:table-cell office:value-type="string">
            <text:p>宏创控股</text:p>
          </table:table-cell>
          <table:table-cell office:value-type="string">
            <text:p>C 制造业</text:p>
          </table:table-cell>
          <table:table-cell office:value-type="string">
            <text:p>山东宏创铝业控股股份有限公司</text:p>
          </table:table-cell>
          <table:table-cell office:value-type="string">
            <text:p>2010-03-31T00:00:00.000+08</text:p>
          </table:table-cell>
          <table:table-cell office:value-type="string">
            <text:p>山东</text:p>
          </table:table-cell>
          <table:table-cell office:value-type="string">
            <text:p>滨州市</text:p>
          </table:table-cell>
          <table:table-cell office:value-type="string">
            <text:p>www.loften.com.cn</text:p>
          </table:table-cell>
          <table:table-cell office:value-type="string">
            <text:p>山东省博兴县滨博大街1568号</text:p>
          </table:table-cell>
          <table:table-cell table:number-columns-repeated="2"/>
        </table:table-row>
        <table:table-row table:style-name="ro2">
          <table:table-cell office:value-type="string">
            <text:p>002380</text:p>
          </table:table-cell>
          <table:table-cell office:value-type="string">
            <text:p>科远股份</text:p>
          </table:table-cell>
          <table:table-cell office:value-type="string">
            <text:p>C 制造业</text:p>
          </table:table-cell>
          <table:table-cell office:value-type="string">
            <text:p>南京科远自动化集团股份有限公司</text:p>
          </table:table-cell>
          <table:table-cell office:value-type="string">
            <text:p>2010-03-31T00:00:00.000+08</text:p>
          </table:table-cell>
          <table:table-cell office:value-type="string">
            <text:p>江苏</text:p>
          </table:table-cell>
          <table:table-cell office:value-type="string">
            <text:p>南京市</text:p>
          </table:table-cell>
          <table:table-cell office:value-type="string">
            <text:p>www.sciyon.com</text:p>
          </table:table-cell>
          <table:table-cell office:value-type="string">
            <text:p>江苏省南京市江宁区秣陵街道清水亭东路1266号</text:p>
          </table:table-cell>
          <table:table-cell table:number-columns-repeated="2"/>
        </table:table-row>
        <table:table-row table:style-name="ro2">
          <table:table-cell office:value-type="string">
            <text:p>002381</text:p>
          </table:table-cell>
          <table:table-cell office:value-type="string">
            <text:p>双箭股份</text:p>
          </table:table-cell>
          <table:table-cell office:value-type="string">
            <text:p>C 制造业</text:p>
          </table:table-cell>
          <table:table-cell office:value-type="string">
            <text:p>浙江双箭橡胶股份有限公司</text:p>
          </table:table-cell>
          <table:table-cell office:value-type="string">
            <text:p>2010-04-02T00:00:00.000+08</text:p>
          </table:table-cell>
          <table:table-cell office:value-type="string">
            <text:p>浙江</text:p>
          </table:table-cell>
          <table:table-cell office:value-type="string">
            <text:p>嘉兴市</text:p>
          </table:table-cell>
          <table:table-cell office:value-type="string">
            <text:p>www.doublearrow.net</text:p>
          </table:table-cell>
          <table:table-cell office:value-type="string">
            <text:p>浙江省桐乡市洲泉镇晚村</text:p>
          </table:table-cell>
          <table:table-cell table:number-columns-repeated="2"/>
        </table:table-row>
        <table:table-row table:style-name="ro2">
          <table:table-cell office:value-type="string">
            <text:p>002382</text:p>
          </table:table-cell>
          <table:table-cell office:value-type="string">
            <text:p>蓝帆医疗</text:p>
          </table:table-cell>
          <table:table-cell office:value-type="string">
            <text:p>C 制造业</text:p>
          </table:table-cell>
          <table:table-cell office:value-type="string">
            <text:p>蓝帆医疗股份有限公司</text:p>
          </table:table-cell>
          <table:table-cell office:value-type="string">
            <text:p>2010-04-02T00:00:00.000+08</text:p>
          </table:table-cell>
          <table:table-cell office:value-type="string">
            <text:p>山东</text:p>
          </table:table-cell>
          <table:table-cell office:value-type="string">
            <text:p>淄博市</text:p>
          </table:table-cell>
          <table:table-cell office:value-type="string">
            <text:p>www.bluesail.cn</text:p>
          </table:table-cell>
          <table:table-cell office:value-type="string">
            <text:p>山东省淄博市齐鲁化学工业区清田路21号</text:p>
          </table:table-cell>
          <table:table-cell table:number-columns-repeated="2"/>
        </table:table-row>
        <table:table-row table:style-name="ro2">
          <table:table-cell office:value-type="string">
            <text:p>002383</text:p>
          </table:table-cell>
          <table:table-cell office:value-type="string">
            <text:p>合众思壮</text:p>
          </table:table-cell>
          <table:table-cell office:value-type="string">
            <text:p>C 制造业</text:p>
          </table:table-cell>
          <table:table-cell office:value-type="string">
            <text:p>北京合众思壮科技股份有限公司</text:p>
          </table:table-cell>
          <table:table-cell office:value-type="string">
            <text:p>2010-04-02T00:00:00.000+08</text:p>
          </table:table-cell>
          <table:table-cell office:value-type="string">
            <text:p>北京</text:p>
          </table:table-cell>
          <table:table-cell office:value-type="string">
            <text:p>北京市</text:p>
          </table:table-cell>
          <table:table-cell office:value-type="string">
            <text:p>www.unistrong.com</text:p>
          </table:table-cell>
          <table:table-cell office:value-type="string">
            <text:p>北京市海淀区知春路118号知春大厦1501室</text:p>
          </table:table-cell>
          <table:table-cell table:number-columns-repeated="2"/>
        </table:table-row>
        <table:table-row table:style-name="ro2">
          <table:table-cell office:value-type="string">
            <text:p>002384</text:p>
          </table:table-cell>
          <table:table-cell office:value-type="string">
            <text:p>东山精密</text:p>
          </table:table-cell>
          <table:table-cell office:value-type="string">
            <text:p>C 制造业</text:p>
          </table:table-cell>
          <table:table-cell office:value-type="string">
            <text:p>苏州东山精密制造股份有限公司</text:p>
          </table:table-cell>
          <table:table-cell office:value-type="string">
            <text:p>2010-04-09T00:00:00.000+08</text:p>
          </table:table-cell>
          <table:table-cell office:value-type="string">
            <text:p>江苏</text:p>
          </table:table-cell>
          <table:table-cell office:value-type="string">
            <text:p>苏州市</text:p>
          </table:table-cell>
          <table:table-cell office:value-type="string">
            <text:p>www.sz-dsbj.com</text:p>
          </table:table-cell>
          <table:table-cell office:value-type="string">
            <text:p>江苏省苏州市吴中区东山上湾村</text:p>
          </table:table-cell>
          <table:table-cell table:number-columns-repeated="2"/>
        </table:table-row>
        <table:table-row table:style-name="ro2">
          <table:table-cell office:value-type="string">
            <text:p>002385</text:p>
          </table:table-cell>
          <table:table-cell office:value-type="string">
            <text:p>大北农</text:p>
          </table:table-cell>
          <table:table-cell office:value-type="string">
            <text:p>C 制造业</text:p>
          </table:table-cell>
          <table:table-cell office:value-type="string">
            <text:p>北京大北农科技集团股份有限公司</text:p>
          </table:table-cell>
          <table:table-cell office:value-type="string">
            <text:p>2010-04-09T00:00:00.000+08</text:p>
          </table:table-cell>
          <table:table-cell office:value-type="string">
            <text:p>北京</text:p>
          </table:table-cell>
          <table:table-cell office:value-type="string">
            <text:p>北京市</text:p>
          </table:table-cell>
          <table:table-cell office:value-type="string">
            <text:p>www.dbn.com.cn</text:p>
          </table:table-cell>
          <table:table-cell office:value-type="string">
            <text:p>北京市海淀区中关村大街27号中关村大厦14层</text:p>
          </table:table-cell>
          <table:table-cell table:number-columns-repeated="2"/>
        </table:table-row>
        <table:table-row table:style-name="ro2">
          <table:table-cell office:value-type="string">
            <text:p>002386</text:p>
          </table:table-cell>
          <table:table-cell office:value-type="string">
            <text:p>天原集团</text:p>
          </table:table-cell>
          <table:table-cell office:value-type="string">
            <text:p>C 制造业</text:p>
          </table:table-cell>
          <table:table-cell office:value-type="string">
            <text:p>宜宾天原集团股份有限公司</text:p>
          </table:table-cell>
          <table:table-cell office:value-type="string">
            <text:p>2010-04-09T00:00:00.000+08</text:p>
          </table:table-cell>
          <table:table-cell office:value-type="string">
            <text:p>四川</text:p>
          </table:table-cell>
          <table:table-cell office:value-type="string">
            <text:p>宜宾市</text:p>
          </table:table-cell>
          <table:table-cell office:value-type="string">
            <text:p>www.ybty.com</text:p>
          </table:table-cell>
          <table:table-cell office:value-type="string">
            <text:p>四川省宜宾临港经济技术开发区港园路西段61号</text:p>
          </table:table-cell>
          <table:table-cell table:number-columns-repeated="2"/>
        </table:table-row>
        <table:table-row table:style-name="ro2">
          <table:table-cell office:value-type="string">
            <text:p>002387</text:p>
          </table:table-cell>
          <table:table-cell office:value-type="string">
            <text:p>黑牛食品</text:p>
          </table:table-cell>
          <table:table-cell office:value-type="string">
            <text:p>C 制造业</text:p>
          </table:table-cell>
          <table:table-cell office:value-type="string">
            <text:p>黑牛食品股份有限公司</text:p>
          </table:table-cell>
          <table:table-cell office:value-type="string">
            <text:p>2010-04-13T00:00:00.000+08</text:p>
          </table:table-cell>
          <table:table-cell office:value-type="string">
            <text:p>广东</text:p>
          </table:table-cell>
          <table:table-cell office:value-type="string">
            <text:p>汕头市</text:p>
          </table:table-cell>
          <table:table-cell office:value-type="string">
            <text:p>www.blackcow.cn</text:p>
          </table:table-cell>
          <table:table-cell office:value-type="string">
            <text:p>广东省汕头市金平区岐山北工业片区02-02号</text:p>
          </table:table-cell>
          <table:table-cell table:number-columns-repeated="2"/>
        </table:table-row>
        <table:table-row table:style-name="ro2">
          <table:table-cell office:value-type="string">
            <text:p>002388</text:p>
          </table:table-cell>
          <table:table-cell office:value-type="string">
            <text:p>新亚制程</text:p>
          </table:table-cell>
          <table:table-cell office:value-type="string">
            <text:p>C 制造业</text:p>
          </table:table-cell>
          <table:table-cell office:value-type="string">
            <text:p>深圳市新亚电子制程股份有限公司</text:p>
          </table:table-cell>
          <table:table-cell office:value-type="string">
            <text:p>2010-04-13T00:00:00.000+08</text:p>
          </table:table-cell>
          <table:table-cell office:value-type="string">
            <text:p>广东</text:p>
          </table:table-cell>
          <table:table-cell office:value-type="string">
            <text:p>深圳市</text:p>
          </table:table-cell>
          <table:table-cell office:value-type="string">
            <text:p>www.sunyes.cn</text:p>
          </table:table-cell>
          <table:table-cell office:value-type="string">
            <text:p>广东省深圳市福田区中康路卓越梅林中心广场（北区）1栋306A</text:p>
          </table:table-cell>
          <table:table-cell table:number-columns-repeated="2"/>
        </table:table-row>
        <table:table-row table:style-name="ro2">
          <table:table-cell office:value-type="string">
            <text:p>002389</text:p>
          </table:table-cell>
          <table:table-cell office:value-type="string">
            <text:p>南洋科技</text:p>
          </table:table-cell>
          <table:table-cell office:value-type="string">
            <text:p>C 制造业</text:p>
          </table:table-cell>
          <table:table-cell office:value-type="string">
            <text:p>浙江南洋科技股份有限公司</text:p>
          </table:table-cell>
          <table:table-cell office:value-type="string">
            <text:p>2010-04-13T00:00:00.000+08</text:p>
          </table:table-cell>
          <table:table-cell office:value-type="string">
            <text:p>浙江</text:p>
          </table:table-cell>
          <table:table-cell office:value-type="string">
            <text:p>台州市</text:p>
          </table:table-cell>
          <table:table-cell office:value-type="string">
            <text:p>www.nykj.cc</text:p>
          </table:table-cell>
          <table:table-cell office:value-type="string">
            <text:p>浙江省台州市开发区开发大道388号</text:p>
          </table:table-cell>
          <table:table-cell table:number-columns-repeated="2"/>
        </table:table-row>
        <table:table-row table:style-name="ro2">
          <table:table-cell office:value-type="string">
            <text:p>002390</text:p>
          </table:table-cell>
          <table:table-cell office:value-type="string">
            <text:p>信邦制药</text:p>
          </table:table-cell>
          <table:table-cell office:value-type="string">
            <text:p>C 制造业</text:p>
          </table:table-cell>
          <table:table-cell office:value-type="string">
            <text:p>贵州信邦制药股份有限公司</text:p>
          </table:table-cell>
          <table:table-cell office:value-type="string">
            <text:p>2010-04-16T00:00:00.000+08</text:p>
          </table:table-cell>
          <table:table-cell office:value-type="string">
            <text:p>贵州</text:p>
          </table:table-cell>
          <table:table-cell office:value-type="string">
            <text:p>贵阳市</text:p>
          </table:table-cell>
          <table:table-cell office:value-type="string">
            <text:p>www.xinbang.com</text:p>
          </table:table-cell>
          <table:table-cell office:value-type="string">
            <text:p>贵州省黔南布依布依族苗族自治州罗甸县龙坪镇解放路96号</text:p>
          </table:table-cell>
          <table:table-cell table:number-columns-repeated="2"/>
        </table:table-row>
        <table:table-row table:style-name="ro2">
          <table:table-cell office:value-type="string">
            <text:p>002391</text:p>
          </table:table-cell>
          <table:table-cell office:value-type="string">
            <text:p>长青股份</text:p>
          </table:table-cell>
          <table:table-cell office:value-type="string">
            <text:p>C 制造业</text:p>
          </table:table-cell>
          <table:table-cell office:value-type="string">
            <text:p>江苏长青农化股份有限公司</text:p>
          </table:table-cell>
          <table:table-cell office:value-type="string">
            <text:p>2010-04-16T00:00:00.000+08</text:p>
          </table:table-cell>
          <table:table-cell office:value-type="string">
            <text:p>江苏</text:p>
          </table:table-cell>
          <table:table-cell office:value-type="string">
            <text:p>扬州市</text:p>
          </table:table-cell>
          <table:table-cell office:value-type="string">
            <text:p>www.jscq.com</text:p>
          </table:table-cell>
          <table:table-cell office:value-type="string">
            <text:p>江苏省扬州市江都经济开发区三江大道8号</text:p>
          </table:table-cell>
          <table:table-cell table:number-columns-repeated="2"/>
        </table:table-row>
        <table:table-row table:style-name="ro2">
          <table:table-cell office:value-type="string">
            <text:p>002392</text:p>
          </table:table-cell>
          <table:table-cell office:value-type="string">
            <text:p>北京利尔</text:p>
          </table:table-cell>
          <table:table-cell office:value-type="string">
            <text:p>C 制造业</text:p>
          </table:table-cell>
          <table:table-cell office:value-type="string">
            <text:p>北京利尔高温材料股份有限公司</text:p>
          </table:table-cell>
          <table:table-cell office:value-type="string">
            <text:p>2010-04-23T00:00:00.000+08</text:p>
          </table:table-cell>
          <table:table-cell office:value-type="string">
            <text:p>北京</text:p>
          </table:table-cell>
          <table:table-cell office:value-type="string">
            <text:p>北京市</text:p>
          </table:table-cell>
          <table:table-cell office:value-type="string">
            <text:p>www.bjlirr.com</text:p>
          </table:table-cell>
          <table:table-cell office:value-type="string">
            <text:p>北京市昌平区小汤山镇小汤山工业园4号楼</text:p>
          </table:table-cell>
          <table:table-cell table:number-columns-repeated="2"/>
        </table:table-row>
        <table:table-row table:style-name="ro2">
          <table:table-cell office:value-type="string">
            <text:p>002393</text:p>
          </table:table-cell>
          <table:table-cell office:value-type="string">
            <text:p>力生制药</text:p>
          </table:table-cell>
          <table:table-cell office:value-type="string">
            <text:p>C 制造业</text:p>
          </table:table-cell>
          <table:table-cell office:value-type="string">
            <text:p>天津力生制药股份有限公司</text:p>
          </table:table-cell>
          <table:table-cell office:value-type="string">
            <text:p>2010-04-23T00:00:00.000+08</text:p>
          </table:table-cell>
          <table:table-cell office:value-type="string">
            <text:p>天津</text:p>
          </table:table-cell>
          <table:table-cell office:value-type="string">
            <text:p>天津市</text:p>
          </table:table-cell>
          <table:table-cell office:value-type="string">
            <text:p>www.lishengpharma.com</text:p>
          </table:table-cell>
          <table:table-cell office:value-type="string">
            <text:p>天津市西青经济技术开发区赛达北一道16号</text:p>
          </table:table-cell>
          <table:table-cell table:number-columns-repeated="2"/>
        </table:table-row>
        <table:table-row table:style-name="ro2">
          <table:table-cell office:value-type="string">
            <text:p>002394</text:p>
          </table:table-cell>
          <table:table-cell office:value-type="string">
            <text:p>联发股份</text:p>
          </table:table-cell>
          <table:table-cell office:value-type="string">
            <text:p>C 制造业</text:p>
          </table:table-cell>
          <table:table-cell office:value-type="string">
            <text:p>江苏联发纺织股份有限公司</text:p>
          </table:table-cell>
          <table:table-cell office:value-type="string">
            <text:p>2010-04-23T00:00:00.000+08</text:p>
          </table:table-cell>
          <table:table-cell office:value-type="string">
            <text:p>江苏</text:p>
          </table:table-cell>
          <table:table-cell office:value-type="string">
            <text:p>南通市</text:p>
          </table:table-cell>
          <table:table-cell office:value-type="string">
            <text:p>www.lianfa.cn</text:p>
          </table:table-cell>
          <table:table-cell office:value-type="string">
            <text:p>江苏省南通市海安县城东镇恒联路88号</text:p>
          </table:table-cell>
          <table:table-cell table:number-columns-repeated="2"/>
        </table:table-row>
        <table:table-row table:style-name="ro2">
          <table:table-cell office:value-type="string">
            <text:p>002395</text:p>
          </table:table-cell>
          <table:table-cell office:value-type="string">
            <text:p>双象股份</text:p>
          </table:table-cell>
          <table:table-cell office:value-type="string">
            <text:p>C 制造业</text:p>
          </table:table-cell>
          <table:table-cell office:value-type="string">
            <text:p>无锡双象超纤材料股份有限公司</text:p>
          </table:table-cell>
          <table:table-cell office:value-type="string">
            <text:p>2010-04-29T00:00:00.000+08</text:p>
          </table:table-cell>
          <table:table-cell office:value-type="string">
            <text:p>江苏</text:p>
          </table:table-cell>
          <table:table-cell office:value-type="string">
            <text:p>无锡市</text:p>
          </table:table-cell>
          <table:table-cell office:value-type="string">
            <text:p>www.sxcxgf.com</text:p>
          </table:table-cell>
          <table:table-cell office:value-type="string">
            <text:p>江苏省无锡市新吴区鸿山街道后宅中路188号</text:p>
          </table:table-cell>
          <table:table-cell table:number-columns-repeated="2"/>
        </table:table-row>
        <table:table-row table:style-name="ro2">
          <table:table-cell office:value-type="string">
            <text:p>002396</text:p>
          </table:table-cell>
          <table:table-cell office:value-type="string">
            <text:p>星网锐捷</text:p>
          </table:table-cell>
          <table:table-cell office:value-type="string">
            <text:p>C 制造业</text:p>
          </table:table-cell>
          <table:table-cell office:value-type="string">
            <text:p>福建星网锐捷通讯股份有限公司</text:p>
          </table:table-cell>
          <table:table-cell office:value-type="string">
            <text:p>2010-06-23T00:00:00.000+08</text:p>
          </table:table-cell>
          <table:table-cell office:value-type="string">
            <text:p>福建</text:p>
          </table:table-cell>
          <table:table-cell office:value-type="string">
            <text:p>福州市</text:p>
          </table:table-cell>
          <table:table-cell office:value-type="string">
            <text:p>www.star-net.cn</text:p>
          </table:table-cell>
          <table:table-cell office:value-type="string">
            <text:p>福建省福州市仓山区金山大道618号桔园洲星网锐捷科技园19-22栋</text:p>
          </table:table-cell>
          <table:table-cell table:number-columns-repeated="2"/>
        </table:table-row>
        <table:table-row table:style-name="ro2">
          <table:table-cell office:value-type="string">
            <text:p>002397</text:p>
          </table:table-cell>
          <table:table-cell office:value-type="string">
            <text:p>梦洁股份</text:p>
          </table:table-cell>
          <table:table-cell office:value-type="string">
            <text:p>C 制造业</text:p>
          </table:table-cell>
          <table:table-cell office:value-type="string">
            <text:p>湖南梦洁家纺股份有限公司</text:p>
          </table:table-cell>
          <table:table-cell office:value-type="string">
            <text:p>2010-04-29T00:00:00.000+08</text:p>
          </table:table-cell>
          <table:table-cell office:value-type="string">
            <text:p>湖南</text:p>
          </table:table-cell>
          <table:table-cell office:value-type="string">
            <text:p>长沙市</text:p>
          </table:table-cell>
          <table:table-cell office:value-type="string">
            <text:p>www.mendale.com</text:p>
          </table:table-cell>
          <table:table-cell office:value-type="string">
            <text:p>湖南省长沙市高新技术产业开发区麓谷产业基地谷苑路168号</text:p>
          </table:table-cell>
          <table:table-cell table:number-columns-repeated="2"/>
        </table:table-row>
        <table:table-row table:style-name="ro2">
          <table:table-cell office:value-type="string">
            <text:p>002398</text:p>
          </table:table-cell>
          <table:table-cell office:value-type="string">
            <text:p>建研集团</text:p>
          </table:table-cell>
          <table:table-cell office:value-type="string">
            <text:p>M 科研服务</text:p>
          </table:table-cell>
          <table:table-cell office:value-type="string">
            <text:p>厦门市建筑科学研究院集团股份有限公司</text:p>
          </table:table-cell>
          <table:table-cell office:value-type="string">
            <text:p>2010-05-06T00:00:00.000+08</text:p>
          </table:table-cell>
          <table:table-cell office:value-type="string">
            <text:p>福建</text:p>
          </table:table-cell>
          <table:table-cell office:value-type="string">
            <text:p>厦门市</text:p>
          </table:table-cell>
          <table:table-cell office:value-type="string">
            <text:p>www.xmabr.com</text:p>
          </table:table-cell>
          <table:table-cell office:value-type="string">
            <text:p>福建省厦门市思明区湖滨南路62号</text:p>
          </table:table-cell>
          <table:table-cell table:number-columns-repeated="2"/>
        </table:table-row>
        <table:table-row table:style-name="ro2">
          <table:table-cell office:value-type="string">
            <text:p>002399</text:p>
          </table:table-cell>
          <table:table-cell office:value-type="string">
            <text:p>海普瑞</text:p>
          </table:table-cell>
          <table:table-cell office:value-type="string">
            <text:p>C 制造业</text:p>
          </table:table-cell>
          <table:table-cell office:value-type="string">
            <text:p>深圳市海普瑞药业集团股份有限公司</text:p>
          </table:table-cell>
          <table:table-cell office:value-type="string">
            <text:p>2010-05-06T00:00:00.000+08</text:p>
          </table:table-cell>
          <table:table-cell office:value-type="string">
            <text:p>广东</text:p>
          </table:table-cell>
          <table:table-cell office:value-type="string">
            <text:p>深圳市</text:p>
          </table:table-cell>
          <table:table-cell office:value-type="string">
            <text:p>www.hepalink.com</text:p>
          </table:table-cell>
          <table:table-cell office:value-type="string">
            <text:p>广东省深圳市南山区松坪山郎山路21号</text:p>
          </table:table-cell>
          <table:table-cell table:number-columns-repeated="2"/>
        </table:table-row>
        <table:table-row table:style-name="ro2">
          <table:table-cell office:value-type="string">
            <text:p>002400</text:p>
          </table:table-cell>
          <table:table-cell office:value-type="string">
            <text:p>省广股份</text:p>
          </table:table-cell>
          <table:table-cell office:value-type="string">
            <text:p>L 商务服务</text:p>
          </table:table-cell>
          <table:table-cell office:value-type="string">
            <text:p>广东省广告集团股份有限公司</text:p>
          </table:table-cell>
          <table:table-cell office:value-type="string">
            <text:p>2010-05-06T00:00:00.000+08</text:p>
          </table:table-cell>
          <table:table-cell office:value-type="string">
            <text:p>广东</text:p>
          </table:table-cell>
          <table:table-cell office:value-type="string">
            <text:p>广州市</text:p>
          </table:table-cell>
          <table:table-cell office:value-type="string">
            <text:p>www.gdadc.com</text:p>
          </table:table-cell>
          <table:table-cell office:value-type="string">
            <text:p>广东省广州市越秀区东风东路745号之二</text:p>
          </table:table-cell>
          <table:table-cell table:number-columns-repeated="2"/>
        </table:table-row>
        <table:table-row table:style-name="ro2">
          <table:table-cell office:value-type="string">
            <text:p>002401</text:p>
          </table:table-cell>
          <table:table-cell office:value-type="string">
            <text:p>中远海科</text:p>
          </table:table-cell>
          <table:table-cell office:value-type="string">
            <text:p>I 信息技术</text:p>
          </table:table-cell>
          <table:table-cell office:value-type="string">
            <text:p>中远海运科技股份有限公司</text:p>
          </table:table-cell>
          <table:table-cell office:value-type="string">
            <text:p>2010-05-06T00:00:00.000+08</text:p>
          </table:table-cell>
          <table:table-cell office:value-type="string">
            <text:p>上海</text:p>
          </table:table-cell>
          <table:table-cell office:value-type="string">
            <text:p>上海市</text:p>
          </table:table-cell>
          <table:table-cell office:value-type="string">
            <text:p>www.cnshippingnt.com</text:p>
          </table:table-cell>
          <table:table-cell office:value-type="string">
            <text:p>上海市浦东新区民生路600号</text:p>
          </table:table-cell>
          <table:table-cell table:number-columns-repeated="2"/>
        </table:table-row>
        <table:table-row table:style-name="ro2">
          <table:table-cell office:value-type="string">
            <text:p>002402</text:p>
          </table:table-cell>
          <table:table-cell office:value-type="string">
            <text:p>和而泰</text:p>
          </table:table-cell>
          <table:table-cell office:value-type="string">
            <text:p>C 制造业</text:p>
          </table:table-cell>
          <table:table-cell office:value-type="string">
            <text:p>深圳和而泰智能控制股份有限公司</text:p>
          </table:table-cell>
          <table:table-cell office:value-type="string">
            <text:p>2010-05-11T00:00:00.000+08</text:p>
          </table:table-cell>
          <table:table-cell office:value-type="string">
            <text:p>广东</text:p>
          </table:table-cell>
          <table:table-cell office:value-type="string">
            <text:p>深圳市</text:p>
          </table:table-cell>
          <table:table-cell office:value-type="string">
            <text:p>www.szhittech.com</text:p>
          </table:table-cell>
          <table:table-cell office:value-type="string">
            <text:p>广东省深圳市南山区高新南区科技南十路6号深圳航天科技创新研究院大厦D座10楼1010-1011</text:p>
          </table:table-cell>
          <table:table-cell table:number-columns-repeated="2"/>
        </table:table-row>
        <table:table-row table:style-name="ro2">
          <table:table-cell office:value-type="string">
            <text:p>002403</text:p>
          </table:table-cell>
          <table:table-cell office:value-type="string">
            <text:p>爱仕达</text:p>
          </table:table-cell>
          <table:table-cell office:value-type="string">
            <text:p>C 制造业</text:p>
          </table:table-cell>
          <table:table-cell office:value-type="string">
            <text:p>浙江爱仕达电器股份有限公司</text:p>
          </table:table-cell>
          <table:table-cell office:value-type="string">
            <text:p>2010-05-11T00:00:00.000+08</text:p>
          </table:table-cell>
          <table:table-cell office:value-type="string">
            <text:p>浙江</text:p>
          </table:table-cell>
          <table:table-cell office:value-type="string">
            <text:p>台州市</text:p>
          </table:table-cell>
          <table:table-cell office:value-type="string">
            <text:p>www.chinaasd.com</text:p>
          </table:table-cell>
          <table:table-cell office:value-type="string">
            <text:p>浙江省温岭市经济开发区科技路2号</text:p>
          </table:table-cell>
          <table:table-cell table:number-columns-repeated="2"/>
        </table:table-row>
        <table:table-row table:style-name="ro2">
          <table:table-cell office:value-type="string">
            <text:p>002404</text:p>
          </table:table-cell>
          <table:table-cell office:value-type="string">
            <text:p>嘉欣丝绸</text:p>
          </table:table-cell>
          <table:table-cell office:value-type="string">
            <text:p>C 制造业</text:p>
          </table:table-cell>
          <table:table-cell office:value-type="string">
            <text:p>浙江嘉欣丝绸股份有限公司</text:p>
          </table:table-cell>
          <table:table-cell office:value-type="string">
            <text:p>2010-05-11T00:00:00.000+08</text:p>
          </table:table-cell>
          <table:table-cell office:value-type="string">
            <text:p>浙江</text:p>
          </table:table-cell>
          <table:table-cell office:value-type="string">
            <text:p>嘉兴市</text:p>
          </table:table-cell>
          <table:table-cell office:value-type="string">
            <text:p>www.jxsilk.cn</text:p>
          </table:table-cell>
          <table:table-cell office:value-type="string">
            <text:p>浙江省嘉兴市中环西路588号</text:p>
          </table:table-cell>
          <table:table-cell table:number-columns-repeated="2"/>
        </table:table-row>
        <table:table-row table:style-name="ro2">
          <table:table-cell office:value-type="string">
            <text:p>002405</text:p>
          </table:table-cell>
          <table:table-cell office:value-type="string">
            <text:p>四维图新</text:p>
          </table:table-cell>
          <table:table-cell office:value-type="string">
            <text:p>I 信息技术</text:p>
          </table:table-cell>
          <table:table-cell office:value-type="string">
            <text:p>北京四维图新科技股份有限公司</text:p>
          </table:table-cell>
          <table:table-cell office:value-type="string">
            <text:p>2010-05-18T00:00:00.000+08</text:p>
          </table:table-cell>
          <table:table-cell office:value-type="string">
            <text:p>北京</text:p>
          </table:table-cell>
          <table:table-cell office:value-type="string">
            <text:p>北京市</text:p>
          </table:table-cell>
          <table:table-cell office:value-type="string">
            <text:p>www.navinfo.com</text:p>
          </table:table-cell>
          <table:table-cell office:value-type="string">
            <text:p>北京市海淀区学院路7号弘彧大厦10层1002A室</text:p>
          </table:table-cell>
          <table:table-cell table:number-columns-repeated="2"/>
        </table:table-row>
        <table:table-row table:style-name="ro2">
          <table:table-cell office:value-type="string">
            <text:p>002406</text:p>
          </table:table-cell>
          <table:table-cell office:value-type="string">
            <text:p>远东传动</text:p>
          </table:table-cell>
          <table:table-cell office:value-type="string">
            <text:p>C 制造业</text:p>
          </table:table-cell>
          <table:table-cell office:value-type="string">
            <text:p>许昌远东传动轴股份有限公司</text:p>
          </table:table-cell>
          <table:table-cell office:value-type="string">
            <text:p>2010-05-18T00:00:00.000+08</text:p>
          </table:table-cell>
          <table:table-cell office:value-type="string">
            <text:p>河南</text:p>
          </table:table-cell>
          <table:table-cell office:value-type="string">
            <text:p>许昌市</text:p>
          </table:table-cell>
          <table:table-cell office:value-type="string">
            <text:p>www.yodonchina.com</text:p>
          </table:table-cell>
          <table:table-cell office:value-type="string">
            <text:p>河南省许昌市北郊尚集镇</text:p>
          </table:table-cell>
          <table:table-cell table:number-columns-repeated="2"/>
        </table:table-row>
        <table:table-row table:style-name="ro2">
          <table:table-cell office:value-type="string">
            <text:p>002407</text:p>
          </table:table-cell>
          <table:table-cell office:value-type="string">
            <text:p>多氟多</text:p>
          </table:table-cell>
          <table:table-cell office:value-type="string">
            <text:p>C 制造业</text:p>
          </table:table-cell>
          <table:table-cell office:value-type="string">
            <text:p>多氟多化工股份有限公司</text:p>
          </table:table-cell>
          <table:table-cell office:value-type="string">
            <text:p>2010-05-18T00:00:00.000+08</text:p>
          </table:table-cell>
          <table:table-cell office:value-type="string">
            <text:p>河南</text:p>
          </table:table-cell>
          <table:table-cell office:value-type="string">
            <text:p>焦作市</text:p>
          </table:table-cell>
          <table:table-cell office:value-type="string">
            <text:p>www.dfdchem.com</text:p>
          </table:table-cell>
          <table:table-cell office:value-type="string">
            <text:p>河南省焦作市中站区焦克路</text:p>
          </table:table-cell>
          <table:table-cell table:number-columns-repeated="2"/>
        </table:table-row>
        <table:table-row table:style-name="ro2">
          <table:table-cell office:value-type="string">
            <text:p>002408</text:p>
          </table:table-cell>
          <table:table-cell office:value-type="string">
            <text:p>齐翔腾达</text:p>
          </table:table-cell>
          <table:table-cell office:value-type="string">
            <text:p>C 制造业</text:p>
          </table:table-cell>
          <table:table-cell office:value-type="string">
            <text:p>淄博齐翔腾达化工股份有限公司</text:p>
          </table:table-cell>
          <table:table-cell office:value-type="string">
            <text:p>2010-05-18T00:00:00.000+08</text:p>
          </table:table-cell>
          <table:table-cell office:value-type="string">
            <text:p>山东</text:p>
          </table:table-cell>
          <table:table-cell office:value-type="string">
            <text:p>淄博市</text:p>
          </table:table-cell>
          <table:table-cell office:value-type="string">
            <text:p>www.qxtdgf.com</text:p>
          </table:table-cell>
          <table:table-cell office:value-type="string">
            <text:p>山东省淄博市临淄区胶厂南路1号</text:p>
          </table:table-cell>
          <table:table-cell table:number-columns-repeated="2"/>
        </table:table-row>
        <table:table-row table:style-name="ro2">
          <table:table-cell office:value-type="string">
            <text:p>002409</text:p>
          </table:table-cell>
          <table:table-cell office:value-type="string">
            <text:p>雅克科技</text:p>
          </table:table-cell>
          <table:table-cell office:value-type="string">
            <text:p>C 制造业</text:p>
          </table:table-cell>
          <table:table-cell office:value-type="string">
            <text:p>江苏雅克科技股份有限公司</text:p>
          </table:table-cell>
          <table:table-cell office:value-type="string">
            <text:p>2010-05-25T00:00:00.000+08</text:p>
          </table:table-cell>
          <table:table-cell office:value-type="string">
            <text:p>江苏</text:p>
          </table:table-cell>
          <table:table-cell office:value-type="string">
            <text:p>无锡市</text:p>
          </table:table-cell>
          <table:table-cell office:value-type="string">
            <text:p>www.yokechem.com</text:p>
          </table:table-cell>
          <table:table-cell office:value-type="string">
            <text:p>江苏省无锡宜兴经济开发区荆溪北路</text:p>
          </table:table-cell>
          <table:table-cell table:number-columns-repeated="2"/>
        </table:table-row>
        <table:table-row table:style-name="ro2">
          <table:table-cell office:value-type="string">
            <text:p>002410</text:p>
          </table:table-cell>
          <table:table-cell office:value-type="string">
            <text:p>广联达</text:p>
          </table:table-cell>
          <table:table-cell office:value-type="string">
            <text:p>I 信息技术</text:p>
          </table:table-cell>
          <table:table-cell office:value-type="string">
            <text:p>广联达科技股份有限公司</text:p>
          </table:table-cell>
          <table:table-cell office:value-type="string">
            <text:p>2010-05-25T00:00:00.000+08</text:p>
          </table:table-cell>
          <table:table-cell office:value-type="string">
            <text:p>北京</text:p>
          </table:table-cell>
          <table:table-cell office:value-type="string">
            <text:p>北京市</text:p>
          </table:table-cell>
          <table:table-cell office:value-type="string">
            <text:p>www.glodon.com</text:p>
          </table:table-cell>
          <table:table-cell office:value-type="string">
            <text:p>北京市海淀区西北旺东路10号院东区13号楼</text:p>
          </table:table-cell>
          <table:table-cell table:number-columns-repeated="2"/>
        </table:table-row>
        <table:table-row table:style-name="ro2">
          <table:table-cell office:value-type="string">
            <text:p>002411</text:p>
          </table:table-cell>
          <table:table-cell office:value-type="string">
            <text:p>必康股份</text:p>
          </table:table-cell>
          <table:table-cell office:value-type="string">
            <text:p>C 制造业</text:p>
          </table:table-cell>
          <table:table-cell office:value-type="string">
            <text:p>江苏必康制药股份有限公司</text:p>
          </table:table-cell>
          <table:table-cell office:value-type="string">
            <text:p>2010-05-25T00:00:00.000+08</text:p>
          </table:table-cell>
          <table:table-cell office:value-type="string">
            <text:p>江苏</text:p>
          </table:table-cell>
          <table:table-cell office:value-type="string">
            <text:p>南通市</text:p>
          </table:table-cell>
          <table:table-cell office:value-type="string">
            <text:p>www.jjjkj.com.cn</text:p>
          </table:table-cell>
          <table:table-cell office:value-type="string">
            <text:p>江苏省如东县沿海经济开发区黄海三路12号</text:p>
          </table:table-cell>
          <table:table-cell table:number-columns-repeated="2"/>
        </table:table-row>
        <table:table-row table:style-name="ro2">
          <table:table-cell office:value-type="string">
            <text:p>002412</text:p>
          </table:table-cell>
          <table:table-cell office:value-type="string">
            <text:p>汉森制药</text:p>
          </table:table-cell>
          <table:table-cell office:value-type="string">
            <text:p>C 制造业</text:p>
          </table:table-cell>
          <table:table-cell office:value-type="string">
            <text:p>湖南汉森制药股份有限公司</text:p>
          </table:table-cell>
          <table:table-cell office:value-type="string">
            <text:p>2010-05-25T00:00:00.000+08</text:p>
          </table:table-cell>
          <table:table-cell office:value-type="string">
            <text:p>湖南</text:p>
          </table:table-cell>
          <table:table-cell office:value-type="string">
            <text:p>益阳市</text:p>
          </table:table-cell>
          <table:table-cell office:value-type="string">
            <text:p>www.hansenzy.com</text:p>
          </table:table-cell>
          <table:table-cell office:value-type="string">
            <text:p>湖南省益阳市银城南路龙岭工业园</text:p>
          </table:table-cell>
          <table:table-cell table:number-columns-repeated="2"/>
        </table:table-row>
        <table:table-row table:style-name="ro2">
          <table:table-cell office:value-type="string">
            <text:p>002413</text:p>
          </table:table-cell>
          <table:table-cell office:value-type="string">
            <text:p>雷科防务</text:p>
          </table:table-cell>
          <table:table-cell office:value-type="string">
            <text:p>C 制造业</text:p>
          </table:table-cell>
          <table:table-cell office:value-type="string">
            <text:p>江苏雷科防务科技股份有限公司</text:p>
          </table:table-cell>
          <table:table-cell office:value-type="string">
            <text:p>2010-05-28T00:00:00.000+08</text:p>
          </table:table-cell>
          <table:table-cell office:value-type="string">
            <text:p>江苏</text:p>
          </table:table-cell>
          <table:table-cell office:value-type="string">
            <text:p>常州市</text:p>
          </table:table-cell>
          <table:table-cell office:value-type="string">
            <text:p>www.racodf.com</text:p>
          </table:table-cell>
          <table:table-cell office:value-type="string">
            <text:p>江苏省常州市武进区礼嘉镇建东村建华路南</text:p>
          </table:table-cell>
          <table:table-cell table:number-columns-repeated="2"/>
        </table:table-row>
        <table:table-row table:style-name="ro2">
          <table:table-cell office:value-type="string">
            <text:p>002414</text:p>
          </table:table-cell>
          <table:table-cell office:value-type="string">
            <text:p>高德红外</text:p>
          </table:table-cell>
          <table:table-cell office:value-type="string">
            <text:p>C 制造业</text:p>
          </table:table-cell>
          <table:table-cell office:value-type="string">
            <text:p>武汉高德红外股份有限公司</text:p>
          </table:table-cell>
          <table:table-cell office:value-type="string">
            <text:p>2010-07-16T00:00:00.000+08</text:p>
          </table:table-cell>
          <table:table-cell office:value-type="string">
            <text:p>湖北</text:p>
          </table:table-cell>
          <table:table-cell office:value-type="string">
            <text:p>武汉市</text:p>
          </table:table-cell>
          <table:table-cell office:value-type="string">
            <text:p>www.wuhan-guide.com</text:p>
          </table:table-cell>
          <table:table-cell office:value-type="string">
            <text:p>湖北省武汉市东湖开发区黄龙山南路6号</text:p>
          </table:table-cell>
          <table:table-cell table:number-columns-repeated="2"/>
        </table:table-row>
        <table:table-row table:style-name="ro2">
          <table:table-cell office:value-type="string">
            <text:p>002415</text:p>
          </table:table-cell>
          <table:table-cell office:value-type="string">
            <text:p>海康威视</text:p>
          </table:table-cell>
          <table:table-cell office:value-type="string">
            <text:p>C 制造业</text:p>
          </table:table-cell>
          <table:table-cell office:value-type="string">
            <text:p>杭州海康威视数字技术股份有限公司</text:p>
          </table:table-cell>
          <table:table-cell office:value-type="string">
            <text:p>2010-05-28T00:00:00.000+08</text:p>
          </table:table-cell>
          <table:table-cell office:value-type="string">
            <text:p>浙江</text:p>
          </table:table-cell>
          <table:table-cell office:value-type="string">
            <text:p>杭州市</text:p>
          </table:table-cell>
          <table:table-cell office:value-type="string">
            <text:p>www.hikvision.com</text:p>
          </table:table-cell>
          <table:table-cell office:value-type="string">
            <text:p>浙江省杭州市滨江区阡陌路555号</text:p>
          </table:table-cell>
          <table:table-cell table:number-columns-repeated="2"/>
        </table:table-row>
        <table:table-row table:style-name="ro2">
          <table:table-cell office:value-type="string">
            <text:p>002416</text:p>
          </table:table-cell>
          <table:table-cell office:value-type="string">
            <text:p>爱施德</text:p>
          </table:table-cell>
          <table:table-cell office:value-type="string">
            <text:p>F 批发零售</text:p>
          </table:table-cell>
          <table:table-cell office:value-type="string">
            <text:p>深圳市爱施德股份有限公司</text:p>
          </table:table-cell>
          <table:table-cell office:value-type="string">
            <text:p>2010-05-28T00:00:00.000+08</text:p>
          </table:table-cell>
          <table:table-cell office:value-type="string">
            <text:p>广东</text:p>
          </table:table-cell>
          <table:table-cell office:value-type="string">
            <text:p>深圳市</text:p>
          </table:table-cell>
          <table:table-cell office:value-type="string">
            <text:p>www.aisidi.com</text:p>
          </table:table-cell>
          <table:table-cell office:value-type="string">
            <text:p>广东省深圳市福田区泰然大道东泰然劲松大厦20F</text:p>
          </table:table-cell>
          <table:table-cell table:number-columns-repeated="2"/>
        </table:table-row>
        <table:table-row table:style-name="ro2">
          <table:table-cell office:value-type="string">
            <text:p>002417</text:p>
          </table:table-cell>
          <table:table-cell office:value-type="string">
            <text:p>三元达</text:p>
          </table:table-cell>
          <table:table-cell office:value-type="string">
            <text:p>C 制造业</text:p>
          </table:table-cell>
          <table:table-cell office:value-type="string">
            <text:p>福建三元达通讯股份有限公司</text:p>
          </table:table-cell>
          <table:table-cell office:value-type="string">
            <text:p>2010-06-01T00:00:00.000+08</text:p>
          </table:table-cell>
          <table:table-cell office:value-type="string">
            <text:p>福建</text:p>
          </table:table-cell>
          <table:table-cell office:value-type="string">
            <text:p>福州市</text:p>
          </table:table-cell>
          <table:table-cell office:value-type="string">
            <text:p>www.sunnada.com</text:p>
          </table:table-cell>
          <table:table-cell office:value-type="string">
            <text:p>福建省福州市鼓楼区五凤街道软件大道89号福州软件园产业基地二期7#楼</text:p>
          </table:table-cell>
          <table:table-cell table:number-columns-repeated="2"/>
        </table:table-row>
        <table:table-row table:style-name="ro2">
          <table:table-cell office:value-type="string">
            <text:p>002418</text:p>
          </table:table-cell>
          <table:table-cell office:value-type="string">
            <text:p>康盛股份</text:p>
          </table:table-cell>
          <table:table-cell office:value-type="string">
            <text:p>C 制造业</text:p>
          </table:table-cell>
          <table:table-cell office:value-type="string">
            <text:p>浙江康盛股份有限公司</text:p>
          </table:table-cell>
          <table:table-cell office:value-type="string">
            <text:p>2010-06-01T00:00:00.000+08</text:p>
          </table:table-cell>
          <table:table-cell office:value-type="string">
            <text:p>浙江</text:p>
          </table:table-cell>
          <table:table-cell office:value-type="string">
            <text:p>杭州市</text:p>
          </table:table-cell>
          <table:table-cell office:value-type="string">
            <text:p>www.kasun.cn</text:p>
          </table:table-cell>
          <table:table-cell office:value-type="string">
            <text:p>浙江省杭州市淳安县千岛湖镇康盛路268号</text:p>
          </table:table-cell>
          <table:table-cell table:number-columns-repeated="2"/>
        </table:table-row>
        <table:table-row table:style-name="ro2">
          <table:table-cell office:value-type="string">
            <text:p>002419</text:p>
          </table:table-cell>
          <table:table-cell office:value-type="string">
            <text:p>天虹股份</text:p>
          </table:table-cell>
          <table:table-cell office:value-type="string">
            <text:p>F 批发零售</text:p>
          </table:table-cell>
          <table:table-cell office:value-type="string">
            <text:p>天虹商场股份有限公司</text:p>
          </table:table-cell>
          <table:table-cell office:value-type="string">
            <text:p>2010-06-01T00:00:00.000+08</text:p>
          </table:table-cell>
          <table:table-cell office:value-type="string">
            <text:p>广东</text:p>
          </table:table-cell>
          <table:table-cell office:value-type="string">
            <text:p>深圳市</text:p>
          </table:table-cell>
          <table:table-cell office:value-type="string">
            <text:p>www.rainbow.cn</text:p>
          </table:table-cell>
          <table:table-cell office:value-type="string">
            <text:p>广东省深圳市南山区中心路（深圳湾段）3019号天虹大厦9-14楼、17-20楼</text:p>
          </table:table-cell>
          <table:table-cell table:number-columns-repeated="2"/>
        </table:table-row>
        <table:table-row table:style-name="ro2">
          <table:table-cell office:value-type="string">
            <text:p>002420</text:p>
          </table:table-cell>
          <table:table-cell office:value-type="string">
            <text:p>毅昌股份</text:p>
          </table:table-cell>
          <table:table-cell office:value-type="string">
            <text:p>C 制造业</text:p>
          </table:table-cell>
          <table:table-cell office:value-type="string">
            <text:p>广州毅昌科技股份有限公司</text:p>
          </table:table-cell>
          <table:table-cell office:value-type="string">
            <text:p>2010-06-01T00:00:00.000+08</text:p>
          </table:table-cell>
          <table:table-cell office:value-type="string">
            <text:p>广东</text:p>
          </table:table-cell>
          <table:table-cell office:value-type="string">
            <text:p>广州市</text:p>
          </table:table-cell>
          <table:table-cell office:value-type="string">
            <text:p>www.echom.com</text:p>
          </table:table-cell>
          <table:table-cell office:value-type="string">
            <text:p>广东省广州市高新技术产业开发区科学城科丰路29号</text:p>
          </table:table-cell>
          <table:table-cell table:number-columns-repeated="2"/>
        </table:table-row>
        <table:table-row table:style-name="ro2">
          <table:table-cell office:value-type="string">
            <text:p>002421</text:p>
          </table:table-cell>
          <table:table-cell office:value-type="string">
            <text:p>达实智能</text:p>
          </table:table-cell>
          <table:table-cell office:value-type="string">
            <text:p>I 信息技术</text:p>
          </table:table-cell>
          <table:table-cell office:value-type="string">
            <text:p>深圳达实智能股份有限公司</text:p>
          </table:table-cell>
          <table:table-cell office:value-type="string">
            <text:p>2010-06-03T00:00:00.000+08</text:p>
          </table:table-cell>
          <table:table-cell office:value-type="string">
            <text:p>广东</text:p>
          </table:table-cell>
          <table:table-cell office:value-type="string">
            <text:p>深圳市</text:p>
          </table:table-cell>
          <table:table-cell office:value-type="string">
            <text:p>www.chn-das.com</text:p>
          </table:table-cell>
          <table:table-cell office:value-type="string">
            <text:p>广东省深圳市南山区高新技术产业园W1-A栋5楼</text:p>
          </table:table-cell>
          <table:table-cell table:number-columns-repeated="2"/>
        </table:table-row>
        <table:table-row table:style-name="ro2">
          <table:table-cell office:value-type="string">
            <text:p>002422</text:p>
          </table:table-cell>
          <table:table-cell office:value-type="string">
            <text:p>科伦药业</text:p>
          </table:table-cell>
          <table:table-cell office:value-type="string">
            <text:p>C 制造业</text:p>
          </table:table-cell>
          <table:table-cell office:value-type="string">
            <text:p>四川科伦药业股份有限公司</text:p>
          </table:table-cell>
          <table:table-cell office:value-type="string">
            <text:p>2010-06-03T00:00:00.000+08</text:p>
          </table:table-cell>
          <table:table-cell office:value-type="string">
            <text:p>四川</text:p>
          </table:table-cell>
          <table:table-cell office:value-type="string">
            <text:p>成都市</text:p>
          </table:table-cell>
          <table:table-cell office:value-type="string">
            <text:p>www.kelun.com</text:p>
          </table:table-cell>
          <table:table-cell office:value-type="string">
            <text:p>四川省成都市新都卫星城工业开发区南二路</text:p>
          </table:table-cell>
          <table:table-cell table:number-columns-repeated="2"/>
        </table:table-row>
        <table:table-row table:style-name="ro2">
          <table:table-cell office:value-type="string">
            <text:p>002423</text:p>
          </table:table-cell>
          <table:table-cell office:value-type="string">
            <text:p>中原特钢</text:p>
          </table:table-cell>
          <table:table-cell office:value-type="string">
            <text:p>C 制造业</text:p>
          </table:table-cell>
          <table:table-cell office:value-type="string">
            <text:p>中原特钢股份有限公司</text:p>
          </table:table-cell>
          <table:table-cell office:value-type="string">
            <text:p>2010-06-03T00:00:00.000+08</text:p>
          </table:table-cell>
          <table:table-cell office:value-type="string">
            <text:p>河南</text:p>
          </table:table-cell>
          <table:table-cell office:value-type="string">
            <text:p>焦作市</text:p>
          </table:table-cell>
          <table:table-cell office:value-type="string">
            <text:p>www.zssw.com</text:p>
          </table:table-cell>
          <table:table-cell office:value-type="string">
            <text:p>河南省济源市承留镇小寨村</text:p>
          </table:table-cell>
          <table:table-cell table:number-columns-repeated="2"/>
        </table:table-row>
        <table:table-row table:style-name="ro2">
          <table:table-cell office:value-type="string">
            <text:p>002424</text:p>
          </table:table-cell>
          <table:table-cell office:value-type="string">
            <text:p>贵州百灵</text:p>
          </table:table-cell>
          <table:table-cell office:value-type="string">
            <text:p>C 制造业</text:p>
          </table:table-cell>
          <table:table-cell office:value-type="string">
            <text:p>贵州百灵企业集团制药股份有限公司</text:p>
          </table:table-cell>
          <table:table-cell office:value-type="string">
            <text:p>2010-06-03T00:00:00.000+08</text:p>
          </table:table-cell>
          <table:table-cell office:value-type="string">
            <text:p>贵州</text:p>
          </table:table-cell>
          <table:table-cell office:value-type="string">
            <text:p>安顺市</text:p>
          </table:table-cell>
          <table:table-cell office:value-type="string">
            <text:p>www.gzbl.com</text:p>
          </table:table-cell>
          <table:table-cell office:value-type="string">
            <text:p>贵州省安顺市经济技术开发区西航大道</text:p>
          </table:table-cell>
          <table:table-cell table:number-columns-repeated="2"/>
        </table:table-row>
        <table:table-row table:style-name="ro2">
          <table:table-cell office:value-type="string">
            <text:p>002425</text:p>
          </table:table-cell>
          <table:table-cell office:value-type="string">
            <text:p>凯撒文化</text:p>
          </table:table-cell>
          <table:table-cell office:value-type="string">
            <text:p>C 制造业</text:p>
          </table:table-cell>
          <table:table-cell office:value-type="string">
            <text:p>凯撒（中国）文化股份有限公司</text:p>
          </table:table-cell>
          <table:table-cell office:value-type="string">
            <text:p>2010-06-08T00:00:00.000+08</text:p>
          </table:table-cell>
          <table:table-cell office:value-type="string">
            <text:p>广东</text:p>
          </table:table-cell>
          <table:table-cell office:value-type="string">
            <text:p>汕头市</text:p>
          </table:table-cell>
          <table:table-cell office:value-type="string">
            <text:p>www.kaiser.com.cn</text:p>
          </table:table-cell>
          <table:table-cell office:value-type="string">
            <text:p>广东省汕头市龙湖珠津工业区珠津一街3号凯撒工业城</text:p>
          </table:table-cell>
          <table:table-cell table:number-columns-repeated="2"/>
        </table:table-row>
        <table:table-row table:style-name="ro2">
          <table:table-cell office:value-type="string">
            <text:p>002426</text:p>
          </table:table-cell>
          <table:table-cell office:value-type="string">
            <text:p>胜利精密</text:p>
          </table:table-cell>
          <table:table-cell office:value-type="string">
            <text:p>C 制造业</text:p>
          </table:table-cell>
          <table:table-cell office:value-type="string">
            <text:p>苏州胜利精密制造科技股份有限公司</text:p>
          </table:table-cell>
          <table:table-cell office:value-type="string">
            <text:p>2010-06-08T00:00:00.000+08</text:p>
          </table:table-cell>
          <table:table-cell office:value-type="string">
            <text:p>江苏</text:p>
          </table:table-cell>
          <table:table-cell office:value-type="string">
            <text:p>苏州市</text:p>
          </table:table-cell>
          <table:table-cell office:value-type="string">
            <text:p>www.vicsz.com</text:p>
          </table:table-cell>
          <table:table-cell office:value-type="string">
            <text:p>江苏省苏州市高新区浒关工业园浒泾路55号</text:p>
          </table:table-cell>
          <table:table-cell table:number-columns-repeated="2"/>
        </table:table-row>
        <table:table-row table:style-name="ro2">
          <table:table-cell office:value-type="string">
            <text:p>002427</text:p>
          </table:table-cell>
          <table:table-cell office:value-type="string">
            <text:p>尤夫股份</text:p>
          </table:table-cell>
          <table:table-cell office:value-type="string">
            <text:p>C 制造业</text:p>
          </table:table-cell>
          <table:table-cell office:value-type="string">
            <text:p>浙江尤夫高新纤维股份有限公司</text:p>
          </table:table-cell>
          <table:table-cell office:value-type="string">
            <text:p>2010-06-08T00:00:00.000+08</text:p>
          </table:table-cell>
          <table:table-cell office:value-type="string">
            <text:p>浙江</text:p>
          </table:table-cell>
          <table:table-cell office:value-type="string">
            <text:p>湖州市</text:p>
          </table:table-cell>
          <table:table-cell office:value-type="string">
            <text:p>www.unifull.com</text:p>
          </table:table-cell>
          <table:table-cell office:value-type="string">
            <text:p>浙江省湖州市和孚镇工业园区</text:p>
          </table:table-cell>
          <table:table-cell table:number-columns-repeated="2"/>
        </table:table-row>
        <table:table-row table:style-name="ro2">
          <table:table-cell office:value-type="string">
            <text:p>002428</text:p>
          </table:table-cell>
          <table:table-cell office:value-type="string">
            <text:p>云南锗业</text:p>
          </table:table-cell>
          <table:table-cell office:value-type="string">
            <text:p>C 制造业</text:p>
          </table:table-cell>
          <table:table-cell office:value-type="string">
            <text:p>云南临沧鑫圆锗业股份有限公司</text:p>
          </table:table-cell>
          <table:table-cell office:value-type="string">
            <text:p>2010-06-08T00:00:00.000+08</text:p>
          </table:table-cell>
          <table:table-cell office:value-type="string">
            <text:p>云南</text:p>
          </table:table-cell>
          <table:table-cell office:value-type="string">
            <text:p>临沧市</text:p>
          </table:table-cell>
          <table:table-cell office:value-type="string">
            <text:p>www.sino-ge.com</text:p>
          </table:table-cell>
          <table:table-cell office:value-type="string">
            <text:p>云南省临沧市临翔区忙畔街道办事处忙畔社区喜鹊窝组168号</text:p>
          </table:table-cell>
          <table:table-cell table:number-columns-repeated="2"/>
        </table:table-row>
        <table:table-row table:style-name="ro2">
          <table:table-cell office:value-type="string">
            <text:p>002429</text:p>
          </table:table-cell>
          <table:table-cell office:value-type="string">
            <text:p>兆驰股份</text:p>
          </table:table-cell>
          <table:table-cell office:value-type="string">
            <text:p>C 制造业</text:p>
          </table:table-cell>
          <table:table-cell office:value-type="string">
            <text:p>深圳市兆驰股份有限公司</text:p>
          </table:table-cell>
          <table:table-cell office:value-type="string">
            <text:p>2010-06-10T00:00:00.000+08</text:p>
          </table:table-cell>
          <table:table-cell office:value-type="string">
            <text:p>广东</text:p>
          </table:table-cell>
          <table:table-cell office:value-type="string">
            <text:p>深圳市</text:p>
          </table:table-cell>
          <table:table-cell office:value-type="string">
            <text:p>www.szmtc.com.cn</text:p>
          </table:table-cell>
          <table:table-cell office:value-type="string">
            <text:p>广东省深圳市龙岗区南湾街道下李朗社区李朗路一号兆驰创新产业园</text:p>
          </table:table-cell>
          <table:table-cell table:number-columns-repeated="2"/>
        </table:table-row>
        <table:table-row table:style-name="ro2">
          <table:table-cell office:value-type="string">
            <text:p>002430</text:p>
          </table:table-cell>
          <table:table-cell office:value-type="string">
            <text:p>杭氧股份</text:p>
          </table:table-cell>
          <table:table-cell office:value-type="string">
            <text:p>C 制造业</text:p>
          </table:table-cell>
          <table:table-cell office:value-type="string">
            <text:p>杭州杭氧股份有限公司</text:p>
          </table:table-cell>
          <table:table-cell office:value-type="string">
            <text:p>2010-06-10T00:00:00.000+08</text:p>
          </table:table-cell>
          <table:table-cell office:value-type="string">
            <text:p>浙江</text:p>
          </table:table-cell>
          <table:table-cell office:value-type="string">
            <text:p>临安市</text:p>
          </table:table-cell>
          <table:table-cell office:value-type="string">
            <text:p>www.hangyang.com</text:p>
          </table:table-cell>
          <table:table-cell office:value-type="string">
            <text:p>浙江省临安市青山湖街道东环路99号</text:p>
          </table:table-cell>
          <table:table-cell table:number-columns-repeated="2"/>
        </table:table-row>
        <table:table-row table:style-name="ro2">
          <table:table-cell office:value-type="string">
            <text:p>002431</text:p>
          </table:table-cell>
          <table:table-cell office:value-type="string">
            <text:p>棕榈股份</text:p>
          </table:table-cell>
          <table:table-cell office:value-type="string">
            <text:p>E 建筑业</text:p>
          </table:table-cell>
          <table:table-cell office:value-type="string">
            <text:p>棕榈生态城镇发展股份有限公司</text:p>
          </table:table-cell>
          <table:table-cell office:value-type="string">
            <text:p>2010-06-10T00:00:00.000+08</text:p>
          </table:table-cell>
          <table:table-cell office:value-type="string">
            <text:p>广东</text:p>
          </table:table-cell>
          <table:table-cell office:value-type="string">
            <text:p>中山市</text:p>
          </table:table-cell>
          <table:table-cell office:value-type="string">
            <text:p>www.palm-la.com</text:p>
          </table:table-cell>
          <table:table-cell office:value-type="string">
            <text:p>广东省中山市小榄镇绩西祥丰中路21号</text:p>
          </table:table-cell>
          <table:table-cell table:number-columns-repeated="2"/>
        </table:table-row>
        <table:table-row table:style-name="ro2">
          <table:table-cell office:value-type="string">
            <text:p>002432</text:p>
          </table:table-cell>
          <table:table-cell office:value-type="string">
            <text:p>九安医疗</text:p>
          </table:table-cell>
          <table:table-cell office:value-type="string">
            <text:p>C 制造业</text:p>
          </table:table-cell>
          <table:table-cell office:value-type="string">
            <text:p>天津九安医疗电子股份有限公司</text:p>
          </table:table-cell>
          <table:table-cell office:value-type="string">
            <text:p>2010-06-10T00:00:00.000+08</text:p>
          </table:table-cell>
          <table:table-cell office:value-type="string">
            <text:p>天津</text:p>
          </table:table-cell>
          <table:table-cell office:value-type="string">
            <text:p>天津市</text:p>
          </table:table-cell>
          <table:table-cell office:value-type="string">
            <text:p>www.jiuan.com</text:p>
          </table:table-cell>
          <table:table-cell office:value-type="string">
            <text:p>天津市南开区雅安道金平路3号</text:p>
          </table:table-cell>
          <table:table-cell table:number-columns-repeated="2"/>
        </table:table-row>
        <table:table-row table:style-name="ro2">
          <table:table-cell office:value-type="string">
            <text:p>002433</text:p>
          </table:table-cell>
          <table:table-cell office:value-type="string">
            <text:p>太安堂</text:p>
          </table:table-cell>
          <table:table-cell office:value-type="string">
            <text:p>C 制造业</text:p>
          </table:table-cell>
          <table:table-cell office:value-type="string">
            <text:p>广东太安堂药业股份有限公司</text:p>
          </table:table-cell>
          <table:table-cell office:value-type="string">
            <text:p>2010-06-18T00:00:00.000+08</text:p>
          </table:table-cell>
          <table:table-cell office:value-type="string">
            <text:p>广东</text:p>
          </table:table-cell>
          <table:table-cell office:value-type="string">
            <text:p>汕头市</text:p>
          </table:table-cell>
          <table:table-cell office:value-type="string">
            <text:p>www.taiantang.net</text:p>
          </table:table-cell>
          <table:table-cell office:value-type="string">
            <text:p>广东省汕头市金园工业区11R2-2片区第1、2座</text:p>
          </table:table-cell>
          <table:table-cell table:number-columns-repeated="2"/>
        </table:table-row>
        <table:table-row table:style-name="ro2">
          <table:table-cell office:value-type="string">
            <text:p>002434</text:p>
          </table:table-cell>
          <table:table-cell office:value-type="string">
            <text:p>万里扬</text:p>
          </table:table-cell>
          <table:table-cell office:value-type="string">
            <text:p>C 制造业</text:p>
          </table:table-cell>
          <table:table-cell office:value-type="string">
            <text:p>浙江万里扬股份有限公司</text:p>
          </table:table-cell>
          <table:table-cell office:value-type="string">
            <text:p>2010-06-18T00:00:00.000+08</text:p>
          </table:table-cell>
          <table:table-cell office:value-type="string">
            <text:p>浙江</text:p>
          </table:table-cell>
          <table:table-cell office:value-type="string">
            <text:p>金华市</text:p>
          </table:table-cell>
          <table:table-cell office:value-type="string">
            <text:p>www.zjwly.com</text:p>
          </table:table-cell>
          <table:table-cell office:value-type="string">
            <text:p>浙江省金华市宾虹西路3999号</text:p>
          </table:table-cell>
          <table:table-cell table:number-columns-repeated="2"/>
        </table:table-row>
        <table:table-row table:style-name="ro2">
          <table:table-cell office:value-type="string">
            <text:p>002435</text:p>
          </table:table-cell>
          <table:table-cell office:value-type="string">
            <text:p>长江润发</text:p>
          </table:table-cell>
          <table:table-cell office:value-type="string">
            <text:p>C 制造业</text:p>
          </table:table-cell>
          <table:table-cell office:value-type="string">
            <text:p>长江润发医药股份有限公司</text:p>
          </table:table-cell>
          <table:table-cell office:value-type="string">
            <text:p>2010-06-18T00:00:00.000+08</text:p>
          </table:table-cell>
          <table:table-cell office:value-type="string">
            <text:p>江苏</text:p>
          </table:table-cell>
          <table:table-cell office:value-type="string">
            <text:p>苏州市</text:p>
          </table:table-cell>
          <table:table-cell office:value-type="string">
            <text:p>http://www.cjrfjx.com</text:p>
          </table:table-cell>
          <table:table-cell office:value-type="string">
            <text:p>江苏省张家港市金港镇晨丰公路</text:p>
          </table:table-cell>
          <table:table-cell table:number-columns-repeated="2"/>
        </table:table-row>
        <table:table-row table:style-name="ro2">
          <table:table-cell office:value-type="string">
            <text:p>002436</text:p>
          </table:table-cell>
          <table:table-cell office:value-type="string">
            <text:p>兴森科技</text:p>
          </table:table-cell>
          <table:table-cell office:value-type="string">
            <text:p>C 制造业</text:p>
          </table:table-cell>
          <table:table-cell office:value-type="string">
            <text:p>深圳市兴森快捷电路科技股份有限公司</text:p>
          </table:table-cell>
          <table:table-cell office:value-type="string">
            <text:p>2010-06-18T00:00:00.000+08</text:p>
          </table:table-cell>
          <table:table-cell office:value-type="string">
            <text:p>广东</text:p>
          </table:table-cell>
          <table:table-cell office:value-type="string">
            <text:p>深圳市</text:p>
          </table:table-cell>
          <table:table-cell office:value-type="string">
            <text:p>www.chinafastprint.com</text:p>
          </table:table-cell>
          <table:table-cell office:value-type="string">
            <text:p>广东省深圳市南山区白石路与沙河西路交汇处深圳湾科技生态园一区2栋A座8层8A01-8A07、9层9A01-9A07</text:p>
          </table:table-cell>
          <table:table-cell table:number-columns-repeated="2"/>
        </table:table-row>
        <table:table-row table:style-name="ro2">
          <table:table-cell office:value-type="string">
            <text:p>002437</text:p>
          </table:table-cell>
          <table:table-cell office:value-type="string">
            <text:p>誉衡药业</text:p>
          </table:table-cell>
          <table:table-cell office:value-type="string">
            <text:p>C 制造业</text:p>
          </table:table-cell>
          <table:table-cell office:value-type="string">
            <text:p>哈尔滨誉衡药业股份有限公司</text:p>
          </table:table-cell>
          <table:table-cell office:value-type="string">
            <text:p>2010-06-23T00:00:00.000+08</text:p>
          </table:table-cell>
          <table:table-cell office:value-type="string">
            <text:p>黑龙江</text:p>
          </table:table-cell>
          <table:table-cell office:value-type="string">
            <text:p>哈尔滨市</text:p>
          </table:table-cell>
          <table:table-cell office:value-type="string">
            <text:p>www.gloria.cc</text:p>
          </table:table-cell>
          <table:table-cell office:value-type="string">
            <text:p>黑龙江省哈尔滨市呼兰区利民经济技术开发区北京路29号</text:p>
          </table:table-cell>
          <table:table-cell table:number-columns-repeated="2"/>
        </table:table-row>
        <table:table-row table:style-name="ro2">
          <table:table-cell office:value-type="string">
            <text:p>002438</text:p>
          </table:table-cell>
          <table:table-cell office:value-type="string">
            <text:p>江苏神通</text:p>
          </table:table-cell>
          <table:table-cell office:value-type="string">
            <text:p>C 制造业</text:p>
          </table:table-cell>
          <table:table-cell office:value-type="string">
            <text:p>江苏神通阀门股份有限公司</text:p>
          </table:table-cell>
          <table:table-cell office:value-type="string">
            <text:p>2010-06-23T00:00:00.000+08</text:p>
          </table:table-cell>
          <table:table-cell office:value-type="string">
            <text:p>江苏</text:p>
          </table:table-cell>
          <table:table-cell office:value-type="string">
            <text:p>南通市</text:p>
          </table:table-cell>
          <table:table-cell office:value-type="string">
            <text:p>www.stfm.cn</text:p>
          </table:table-cell>
          <table:table-cell office:value-type="string">
            <text:p>江苏省启东市南阳镇</text:p>
          </table:table-cell>
          <table:table-cell table:number-columns-repeated="2"/>
        </table:table-row>
        <table:table-row table:style-name="ro2">
          <table:table-cell office:value-type="string">
            <text:p>002439</text:p>
          </table:table-cell>
          <table:table-cell office:value-type="string">
            <text:p>启明星辰</text:p>
          </table:table-cell>
          <table:table-cell office:value-type="string">
            <text:p>I 信息技术</text:p>
          </table:table-cell>
          <table:table-cell office:value-type="string">
            <text:p>启明星辰信息技术集团股份有限公司</text:p>
          </table:table-cell>
          <table:table-cell office:value-type="string">
            <text:p>2010-06-23T00:00:00.000+08</text:p>
          </table:table-cell>
          <table:table-cell office:value-type="string">
            <text:p>北京</text:p>
          </table:table-cell>
          <table:table-cell office:value-type="string">
            <text:p>北京市</text:p>
          </table:table-cell>
          <table:table-cell office:value-type="string">
            <text:p>www.venustech.com.cn</text:p>
          </table:table-cell>
          <table:table-cell office:value-type="string">
            <text:p>北京市海淀区东北旺西路8号中关村软件园21号楼启明星辰大厦一层</text:p>
          </table:table-cell>
          <table:table-cell table:number-columns-repeated="2"/>
        </table:table-row>
        <table:table-row table:style-name="ro2">
          <table:table-cell office:value-type="string">
            <text:p>002440</text:p>
          </table:table-cell>
          <table:table-cell office:value-type="string">
            <text:p>闰土股份</text:p>
          </table:table-cell>
          <table:table-cell office:value-type="string">
            <text:p>C 制造业</text:p>
          </table:table-cell>
          <table:table-cell office:value-type="string">
            <text:p>浙江闰土股份有限公司</text:p>
          </table:table-cell>
          <table:table-cell office:value-type="string">
            <text:p>2010-07-06T00:00:00.000+08</text:p>
          </table:table-cell>
          <table:table-cell office:value-type="string">
            <text:p>浙江</text:p>
          </table:table-cell>
          <table:table-cell office:value-type="string">
            <text:p>绍兴市</text:p>
          </table:table-cell>
          <table:table-cell office:value-type="string">
            <text:p>www.runtuchem.com</text:p>
          </table:table-cell>
          <table:table-cell office:value-type="string">
            <text:p>浙江省杭州湾上虞经济技术开发区纬七东路1号</text:p>
          </table:table-cell>
          <table:table-cell table:number-columns-repeated="2"/>
        </table:table-row>
        <table:table-row table:style-name="ro2">
          <table:table-cell office:value-type="string">
            <text:p>002441</text:p>
          </table:table-cell>
          <table:table-cell office:value-type="string">
            <text:p>众业达</text:p>
          </table:table-cell>
          <table:table-cell office:value-type="string">
            <text:p>F 批发零售</text:p>
          </table:table-cell>
          <table:table-cell office:value-type="string">
            <text:p>众业达电气股份有限公司</text:p>
          </table:table-cell>
          <table:table-cell office:value-type="string">
            <text:p>2010-07-06T00:00:00.000+08</text:p>
          </table:table-cell>
          <table:table-cell office:value-type="string">
            <text:p>广东</text:p>
          </table:table-cell>
          <table:table-cell office:value-type="string">
            <text:p>汕头市</text:p>
          </table:table-cell>
          <table:table-cell office:value-type="string">
            <text:p>www.zyd.cn</text:p>
          </table:table-cell>
          <table:table-cell office:value-type="string">
            <text:p>广东省汕头市衡山路62号</text:p>
          </table:table-cell>
          <table:table-cell table:number-columns-repeated="2"/>
        </table:table-row>
        <table:table-row table:style-name="ro2">
          <table:table-cell office:value-type="string">
            <text:p>002442</text:p>
          </table:table-cell>
          <table:table-cell office:value-type="string">
            <text:p>龙星化工</text:p>
          </table:table-cell>
          <table:table-cell office:value-type="string">
            <text:p>C 制造业</text:p>
          </table:table-cell>
          <table:table-cell office:value-type="string">
            <text:p>龙星化工股份有限公司</text:p>
          </table:table-cell>
          <table:table-cell office:value-type="string">
            <text:p>2010-07-06T00:00:00.000+08</text:p>
          </table:table-cell>
          <table:table-cell office:value-type="string">
            <text:p>河北</text:p>
          </table:table-cell>
          <table:table-cell office:value-type="string">
            <text:p>邢台市</text:p>
          </table:table-cell>
          <table:table-cell office:value-type="string">
            <text:p>www.hb-lx.com.cn</text:p>
          </table:table-cell>
          <table:table-cell office:value-type="string">
            <text:p>河北省沙河市东环路龙星街1号</text:p>
          </table:table-cell>
          <table:table-cell table:number-columns-repeated="2"/>
        </table:table-row>
        <table:table-row table:style-name="ro2">
          <table:table-cell office:value-type="string">
            <text:p>002443</text:p>
          </table:table-cell>
          <table:table-cell office:value-type="string">
            <text:p>金洲管道</text:p>
          </table:table-cell>
          <table:table-cell office:value-type="string">
            <text:p>C 制造业</text:p>
          </table:table-cell>
          <table:table-cell office:value-type="string">
            <text:p>浙江金洲管道科技股份有限公司</text:p>
          </table:table-cell>
          <table:table-cell office:value-type="string">
            <text:p>2010-07-06T00:00:00.000+08</text:p>
          </table:table-cell>
          <table:table-cell office:value-type="string">
            <text:p>浙江</text:p>
          </table:table-cell>
          <table:table-cell office:value-type="string">
            <text:p>湖州市</text:p>
          </table:table-cell>
          <table:table-cell office:value-type="string">
            <text:p>www.chinakingland.com</text:p>
          </table:table-cell>
          <table:table-cell office:value-type="string">
            <text:p>浙江省湖州市东门十五里牌（318国道旁）</text:p>
          </table:table-cell>
          <table:table-cell table:number-columns-repeated="2"/>
        </table:table-row>
        <table:table-row table:style-name="ro2">
          <table:table-cell office:value-type="string">
            <text:p>002444</text:p>
          </table:table-cell>
          <table:table-cell office:value-type="string">
            <text:p>巨星科技</text:p>
          </table:table-cell>
          <table:table-cell office:value-type="string">
            <text:p>C 制造业</text:p>
          </table:table-cell>
          <table:table-cell office:value-type="string">
            <text:p>杭州巨星科技股份有限公司</text:p>
          </table:table-cell>
          <table:table-cell office:value-type="string">
            <text:p>2010-07-13T00:00:00.000+08</text:p>
          </table:table-cell>
          <table:table-cell office:value-type="string">
            <text:p>浙江</text:p>
          </table:table-cell>
          <table:table-cell office:value-type="string">
            <text:p>杭州市</text:p>
          </table:table-cell>
          <table:table-cell office:value-type="string">
            <text:p>www.greatstartools.com</text:p>
          </table:table-cell>
          <table:table-cell office:value-type="string">
            <text:p>浙江省杭州市江干区九环路35号</text:p>
          </table:table-cell>
          <table:table-cell table:number-columns-repeated="2"/>
        </table:table-row>
        <table:table-row table:style-name="ro2">
          <table:table-cell office:value-type="string">
            <text:p>002445</text:p>
          </table:table-cell>
          <table:table-cell office:value-type="string">
            <text:p>中南文化</text:p>
          </table:table-cell>
          <table:table-cell office:value-type="string">
            <text:p>C 制造业</text:p>
          </table:table-cell>
          <table:table-cell office:value-type="string">
            <text:p>中南红文化集团股份有限公司</text:p>
          </table:table-cell>
          <table:table-cell office:value-type="string">
            <text:p>2010-07-13T00:00:00.000+08</text:p>
          </table:table-cell>
          <table:table-cell office:value-type="string">
            <text:p>江苏</text:p>
          </table:table-cell>
          <table:table-cell office:value-type="string">
            <text:p>无锡市</text:p>
          </table:table-cell>
          <table:table-cell office:value-type="string">
            <text:p>www.znhi.com.cn</text:p>
          </table:table-cell>
          <table:table-cell office:value-type="string">
            <text:p>江苏省江阴市高新技术产业开发园金山路788号</text:p>
          </table:table-cell>
          <table:table-cell table:number-columns-repeated="2"/>
        </table:table-row>
        <table:table-row table:style-name="ro2">
          <table:table-cell office:value-type="string">
            <text:p>002446</text:p>
          </table:table-cell>
          <table:table-cell office:value-type="string">
            <text:p>盛路通信</text:p>
          </table:table-cell>
          <table:table-cell office:value-type="string">
            <text:p>C 制造业</text:p>
          </table:table-cell>
          <table:table-cell office:value-type="string">
            <text:p>广东盛路通信科技股份有限公司</text:p>
          </table:table-cell>
          <table:table-cell office:value-type="string">
            <text:p>2010-07-13T00:00:00.000+08</text:p>
          </table:table-cell>
          <table:table-cell office:value-type="string">
            <text:p>广东</text:p>
          </table:table-cell>
          <table:table-cell office:value-type="string">
            <text:p>佛山市</text:p>
          </table:table-cell>
          <table:table-cell office:value-type="string">
            <text:p>www.shenglu.com</text:p>
          </table:table-cell>
          <table:table-cell office:value-type="string">
            <text:p>广东省佛山市三水区西南工业园进业二路四号</text:p>
          </table:table-cell>
          <table:table-cell table:number-columns-repeated="2"/>
        </table:table-row>
        <table:table-row table:style-name="ro2">
          <table:table-cell office:value-type="string">
            <text:p>002447</text:p>
          </table:table-cell>
          <table:table-cell office:value-type="string">
            <text:p>壹桥股份</text:p>
          </table:table-cell>
          <table:table-cell office:value-type="string">
            <text:p>A 农林牧渔</text:p>
          </table:table-cell>
          <table:table-cell office:value-type="string">
            <text:p>大连壹桥海参股份有限公司</text:p>
          </table:table-cell>
          <table:table-cell office:value-type="string">
            <text:p>2010-07-13T00:00:00.000+08</text:p>
          </table:table-cell>
          <table:table-cell office:value-type="string">
            <text:p>辽宁</text:p>
          </table:table-cell>
          <table:table-cell office:value-type="string">
            <text:p>大连市</text:p>
          </table:table-cell>
          <table:table-cell office:value-type="string">
            <text:p>www.dlyiqiao.com</text:p>
          </table:table-cell>
          <table:table-cell office:value-type="string">
            <text:p>辽宁省大连瓦房店市谢屯镇沙山村</text:p>
          </table:table-cell>
          <table:table-cell table:number-columns-repeated="2"/>
        </table:table-row>
        <table:table-row table:style-name="ro2">
          <table:table-cell office:value-type="string">
            <text:p>002448</text:p>
          </table:table-cell>
          <table:table-cell office:value-type="string">
            <text:p>中原内配</text:p>
          </table:table-cell>
          <table:table-cell office:value-type="string">
            <text:p>C 制造业</text:p>
          </table:table-cell>
          <table:table-cell office:value-type="string">
            <text:p>中原内配集团股份有限公司</text:p>
          </table:table-cell>
          <table:table-cell office:value-type="string">
            <text:p>2010-07-16T00:00:00.000+08</text:p>
          </table:table-cell>
          <table:table-cell office:value-type="string">
            <text:p>河南</text:p>
          </table:table-cell>
          <table:table-cell office:value-type="string">
            <text:p>焦作市</text:p>
          </table:table-cell>
          <table:table-cell office:value-type="string">
            <text:p>www.hnzynp.com</text:p>
          </table:table-cell>
          <table:table-cell office:value-type="string">
            <text:p>河南省孟州市产业集聚区</text:p>
          </table:table-cell>
          <table:table-cell table:number-columns-repeated="2"/>
        </table:table-row>
        <table:table-row table:style-name="ro2">
          <table:table-cell office:value-type="string">
            <text:p>002449</text:p>
          </table:table-cell>
          <table:table-cell office:value-type="string">
            <text:p>国星光电</text:p>
          </table:table-cell>
          <table:table-cell office:value-type="string">
            <text:p>C 制造业</text:p>
          </table:table-cell>
          <table:table-cell office:value-type="string">
            <text:p>佛山市国星光电股份有限公司</text:p>
          </table:table-cell>
          <table:table-cell office:value-type="string">
            <text:p>2010-07-16T00:00:00.000+08</text:p>
          </table:table-cell>
          <table:table-cell office:value-type="string">
            <text:p>广东</text:p>
          </table:table-cell>
          <table:table-cell office:value-type="string">
            <text:p>佛山市</text:p>
          </table:table-cell>
          <table:table-cell office:value-type="string">
            <text:p>www.nationstar.com</text:p>
          </table:table-cell>
          <table:table-cell office:value-type="string">
            <text:p>广东省佛山市禅城区华宝南路18号</text:p>
          </table:table-cell>
          <table:table-cell table:number-columns-repeated="2"/>
        </table:table-row>
        <table:table-row table:style-name="ro2">
          <table:table-cell office:value-type="string">
            <text:p>002450</text:p>
          </table:table-cell>
          <table:table-cell office:value-type="string">
            <text:p>康得新</text:p>
          </table:table-cell>
          <table:table-cell office:value-type="string">
            <text:p>C 制造业</text:p>
          </table:table-cell>
          <table:table-cell office:value-type="string">
            <text:p>康得新复合材料集团股份有限公司</text:p>
          </table:table-cell>
          <table:table-cell office:value-type="string">
            <text:p>2010-07-16T00:00:00.000+08</text:p>
          </table:table-cell>
          <table:table-cell office:value-type="string">
            <text:p>江苏</text:p>
          </table:table-cell>
          <table:table-cell office:value-type="string">
            <text:p>张家港市</text:p>
          </table:table-cell>
          <table:table-cell office:value-type="string">
            <text:p>www.kangdexin.com</text:p>
          </table:table-cell>
          <table:table-cell office:value-type="string">
            <text:p>江苏省张家港市环保新材料产业园晨港路北侧、港华路西侧</text:p>
          </table:table-cell>
          <table:table-cell table:number-columns-repeated="2"/>
        </table:table-row>
        <table:table-row table:style-name="ro2">
          <table:table-cell office:value-type="string">
            <text:p>002451</text:p>
          </table:table-cell>
          <table:table-cell office:value-type="string">
            <text:p>摩恩电气</text:p>
          </table:table-cell>
          <table:table-cell office:value-type="string">
            <text:p>C 制造业</text:p>
          </table:table-cell>
          <table:table-cell office:value-type="string">
            <text:p>上海摩恩电气股份有限公司</text:p>
          </table:table-cell>
          <table:table-cell office:value-type="string">
            <text:p>2010-07-20T00:00:00.000+08</text:p>
          </table:table-cell>
          <table:table-cell office:value-type="string">
            <text:p>上海</text:p>
          </table:table-cell>
          <table:table-cell office:value-type="string">
            <text:p>上海市</text:p>
          </table:table-cell>
          <table:table-cell office:value-type="string">
            <text:p>www.mornelectric.com</text:p>
          </table:table-cell>
          <table:table-cell office:value-type="string">
            <text:p>上海市浦东新区江山路2829号</text:p>
          </table:table-cell>
          <table:table-cell table:number-columns-repeated="2"/>
        </table:table-row>
        <table:table-row table:style-name="ro2">
          <table:table-cell office:value-type="string">
            <text:p>002452</text:p>
          </table:table-cell>
          <table:table-cell office:value-type="string">
            <text:p>长高集团</text:p>
          </table:table-cell>
          <table:table-cell office:value-type="string">
            <text:p>C 制造业</text:p>
          </table:table-cell>
          <table:table-cell office:value-type="string">
            <text:p>湖南长高高压开关集团股份公司</text:p>
          </table:table-cell>
          <table:table-cell office:value-type="string">
            <text:p>2010-07-20T00:00:00.000+08</text:p>
          </table:table-cell>
          <table:table-cell office:value-type="string">
            <text:p>湖南</text:p>
          </table:table-cell>
          <table:table-cell office:value-type="string">
            <text:p>长沙市</text:p>
          </table:table-cell>
          <table:table-cell office:value-type="string">
            <text:p>www.gykg.cn</text:p>
          </table:table-cell>
          <table:table-cell office:value-type="string">
            <text:p>湖南省长沙市望城区金星大道高科技食品工业基地（金星大道与普瑞大道交汇处西南角）</text:p>
          </table:table-cell>
          <table:table-cell table:number-columns-repeated="2"/>
        </table:table-row>
        <table:table-row table:style-name="ro2">
          <table:table-cell office:value-type="string">
            <text:p>002453</text:p>
          </table:table-cell>
          <table:table-cell office:value-type="string">
            <text:p>天马精化</text:p>
          </table:table-cell>
          <table:table-cell office:value-type="string">
            <text:p>C 制造业</text:p>
          </table:table-cell>
          <table:table-cell office:value-type="string">
            <text:p>苏州天马精细化学品股份有限公司</text:p>
          </table:table-cell>
          <table:table-cell office:value-type="string">
            <text:p>2010-07-20T00:00:00.000+08</text:p>
          </table:table-cell>
          <table:table-cell office:value-type="string">
            <text:p>江苏</text:p>
          </table:table-cell>
          <table:table-cell office:value-type="string">
            <text:p>苏州市</text:p>
          </table:table-cell>
          <table:table-cell office:value-type="string">
            <text:p>www.tianmachem.com</text:p>
          </table:table-cell>
          <table:table-cell office:value-type="string">
            <text:p>江苏省苏州市吴中区木渎镇花苑东路199-1号</text:p>
          </table:table-cell>
          <table:table-cell table:number-columns-repeated="2"/>
        </table:table-row>
        <table:table-row table:style-name="ro2">
          <table:table-cell office:value-type="string">
            <text:p>002454</text:p>
          </table:table-cell>
          <table:table-cell office:value-type="string">
            <text:p>松芝股份</text:p>
          </table:table-cell>
          <table:table-cell office:value-type="string">
            <text:p>C 制造业</text:p>
          </table:table-cell>
          <table:table-cell office:value-type="string">
            <text:p>上海加冷松芝汽车空调股份有限公司</text:p>
          </table:table-cell>
          <table:table-cell office:value-type="string">
            <text:p>2010-07-20T00:00:00.000+08</text:p>
          </table:table-cell>
          <table:table-cell office:value-type="string">
            <text:p>上海</text:p>
          </table:table-cell>
          <table:table-cell office:value-type="string">
            <text:p>上海市</text:p>
          </table:table-cell>
          <table:table-cell office:value-type="string">
            <text:p>www.shsongz.com.cn</text:p>
          </table:table-cell>
          <table:table-cell office:value-type="string">
            <text:p>上海市莘庄工业区华宁路4999号</text:p>
          </table:table-cell>
          <table:table-cell table:number-columns-repeated="2"/>
        </table:table-row>
        <table:table-row table:style-name="ro2">
          <table:table-cell office:value-type="string">
            <text:p>002455</text:p>
          </table:table-cell>
          <table:table-cell office:value-type="string">
            <text:p>百川股份</text:p>
          </table:table-cell>
          <table:table-cell office:value-type="string">
            <text:p>C 制造业</text:p>
          </table:table-cell>
          <table:table-cell office:value-type="string">
            <text:p>无锡百川化工股份有限公司</text:p>
          </table:table-cell>
          <table:table-cell office:value-type="string">
            <text:p>2010-08-03T00:00:00.000+08</text:p>
          </table:table-cell>
          <table:table-cell office:value-type="string">
            <text:p>江苏</text:p>
          </table:table-cell>
          <table:table-cell office:value-type="string">
            <text:p>无锡市</text:p>
          </table:table-cell>
          <table:table-cell office:value-type="string">
            <text:p>www.bcchem.com</text:p>
          </table:table-cell>
          <table:table-cell office:value-type="string">
            <text:p>江苏省江阴市云亭街道建设路55号</text:p>
          </table:table-cell>
          <table:table-cell table:number-columns-repeated="2"/>
        </table:table-row>
        <table:table-row table:style-name="ro2">
          <table:table-cell office:value-type="string">
            <text:p>002456</text:p>
          </table:table-cell>
          <table:table-cell office:value-type="string">
            <text:p>欧菲光</text:p>
          </table:table-cell>
          <table:table-cell office:value-type="string">
            <text:p>C 制造业</text:p>
          </table:table-cell>
          <table:table-cell office:value-type="string">
            <text:p>深圳欧菲光科技股份有限公司</text:p>
          </table:table-cell>
          <table:table-cell office:value-type="string">
            <text:p>2010-08-03T00:00:00.000+08</text:p>
          </table:table-cell>
          <table:table-cell office:value-type="string">
            <text:p>广东</text:p>
          </table:table-cell>
          <table:table-cell office:value-type="string">
            <text:p>深圳市</text:p>
          </table:table-cell>
          <table:table-cell office:value-type="string">
            <text:p>www.o-film.com</text:p>
          </table:table-cell>
          <table:table-cell office:value-type="string">
            <text:p>广东省深圳市光明新区公明街道松白公路华发路段欧菲光科技园</text:p>
          </table:table-cell>
          <table:table-cell table:number-columns-repeated="2"/>
        </table:table-row>
        <table:table-row table:style-name="ro2">
          <table:table-cell office:value-type="string">
            <text:p>002457</text:p>
          </table:table-cell>
          <table:table-cell office:value-type="string">
            <text:p>青龙管业</text:p>
          </table:table-cell>
          <table:table-cell office:value-type="string">
            <text:p>C 制造业</text:p>
          </table:table-cell>
          <table:table-cell office:value-type="string">
            <text:p>宁夏青龙管业股份有限公司</text:p>
          </table:table-cell>
          <table:table-cell office:value-type="string">
            <text:p>2010-08-03T00:00:00.000+08</text:p>
          </table:table-cell>
          <table:table-cell office:value-type="string">
            <text:p>宁夏</text:p>
          </table:table-cell>
          <table:table-cell office:value-type="string">
            <text:p>吴忠市</text:p>
          </table:table-cell>
          <table:table-cell office:value-type="string">
            <text:p>www.qlgd.com.cn</text:p>
          </table:table-cell>
          <table:table-cell office:value-type="string">
            <text:p>宁夏回族自治区青铜峡市河西</text:p>
          </table:table-cell>
          <table:table-cell table:number-columns-repeated="2"/>
        </table:table-row>
        <table:table-row table:style-name="ro2">
          <table:table-cell office:value-type="string">
            <text:p>002458</text:p>
          </table:table-cell>
          <table:table-cell office:value-type="string">
            <text:p>益生股份</text:p>
          </table:table-cell>
          <table:table-cell office:value-type="string">
            <text:p>A 农林牧渔</text:p>
          </table:table-cell>
          <table:table-cell office:value-type="string">
            <text:p>山东益生种畜禽股份有限公司</text:p>
          </table:table-cell>
          <table:table-cell office:value-type="string">
            <text:p>2010-08-10T00:00:00.000+08</text:p>
          </table:table-cell>
          <table:table-cell office:value-type="string">
            <text:p>山东</text:p>
          </table:table-cell>
          <table:table-cell office:value-type="string">
            <text:p>烟台市</text:p>
          </table:table-cell>
          <table:table-cell office:value-type="string">
            <text:p>www.yishenggufen.com</text:p>
          </table:table-cell>
          <table:table-cell office:value-type="string">
            <text:p>山东省烟台市芝罘区朝阳街80号</text:p>
          </table:table-cell>
          <table:table-cell table:number-columns-repeated="2"/>
        </table:table-row>
        <table:table-row table:style-name="ro2">
          <table:table-cell office:value-type="string">
            <text:p>002459</text:p>
          </table:table-cell>
          <table:table-cell office:value-type="string">
            <text:p>天业通联</text:p>
          </table:table-cell>
          <table:table-cell office:value-type="string">
            <text:p>C 制造业</text:p>
          </table:table-cell>
          <table:table-cell office:value-type="string">
            <text:p>秦皇岛天业通联重工股份有限公司</text:p>
          </table:table-cell>
          <table:table-cell office:value-type="string">
            <text:p>2010-08-10T00:00:00.000+08</text:p>
          </table:table-cell>
          <table:table-cell office:value-type="string">
            <text:p>河北</text:p>
          </table:table-cell>
          <table:table-cell office:value-type="string">
            <text:p>秦皇岛市</text:p>
          </table:table-cell>
          <table:table-cell office:value-type="string">
            <text:p>www.tianyetolian.com</text:p>
          </table:table-cell>
          <table:table-cell office:value-type="string">
            <text:p>河北省秦皇岛市经济技术开发区天山北路3号</text:p>
          </table:table-cell>
          <table:table-cell table:number-columns-repeated="2"/>
        </table:table-row>
        <table:table-row table:style-name="ro2">
          <table:table-cell office:value-type="string">
            <text:p>002460</text:p>
          </table:table-cell>
          <table:table-cell office:value-type="string">
            <text:p>赣锋锂业</text:p>
          </table:table-cell>
          <table:table-cell office:value-type="string">
            <text:p>C 制造业</text:p>
          </table:table-cell>
          <table:table-cell office:value-type="string">
            <text:p>江西赣锋锂业股份有限公司</text:p>
          </table:table-cell>
          <table:table-cell office:value-type="string">
            <text:p>2010-08-10T00:00:00.000+08</text:p>
          </table:table-cell>
          <table:table-cell office:value-type="string">
            <text:p>江西</text:p>
          </table:table-cell>
          <table:table-cell office:value-type="string">
            <text:p>新余市</text:p>
          </table:table-cell>
          <table:table-cell office:value-type="string">
            <text:p>www.ganfenglithium.com</text:p>
          </table:table-cell>
          <table:table-cell office:value-type="string">
            <text:p>江西省新余市经济开发区龙腾路</text:p>
          </table:table-cell>
          <table:table-cell table:number-columns-repeated="2"/>
        </table:table-row>
        <table:table-row table:style-name="ro2">
          <table:table-cell office:value-type="string">
            <text:p>002461</text:p>
          </table:table-cell>
          <table:table-cell office:value-type="string">
            <text:p>珠江啤酒</text:p>
          </table:table-cell>
          <table:table-cell office:value-type="string">
            <text:p>C 制造业</text:p>
          </table:table-cell>
          <table:table-cell office:value-type="string">
            <text:p>广州珠江啤酒股份有限公司</text:p>
          </table:table-cell>
          <table:table-cell office:value-type="string">
            <text:p>2010-08-18T00:00:00.000+08</text:p>
          </table:table-cell>
          <table:table-cell office:value-type="string">
            <text:p>广东</text:p>
          </table:table-cell>
          <table:table-cell office:value-type="string">
            <text:p>广州市</text:p>
          </table:table-cell>
          <table:table-cell office:value-type="string">
            <text:p>www.zhujiangbeer.com</text:p>
          </table:table-cell>
          <table:table-cell office:value-type="string">
            <text:p>广东省广州市海珠区新港东路磨碟沙大街118号</text:p>
          </table:table-cell>
          <table:table-cell table:number-columns-repeated="2"/>
        </table:table-row>
        <table:table-row table:style-name="ro2">
          <table:table-cell office:value-type="string">
            <text:p>002462</text:p>
          </table:table-cell>
          <table:table-cell office:value-type="string">
            <text:p>嘉事堂</text:p>
          </table:table-cell>
          <table:table-cell office:value-type="string">
            <text:p>F 批发零售</text:p>
          </table:table-cell>
          <table:table-cell office:value-type="string">
            <text:p>嘉事堂药业股份有限公司</text:p>
          </table:table-cell>
          <table:table-cell office:value-type="string">
            <text:p>2010-08-18T00:00:00.000+08</text:p>
          </table:table-cell>
          <table:table-cell office:value-type="string">
            <text:p>北京</text:p>
          </table:table-cell>
          <table:table-cell office:value-type="string">
            <text:p>北京市</text:p>
          </table:table-cell>
          <table:table-cell office:value-type="string">
            <text:p>www.cachet.com.cn</text:p>
          </table:table-cell>
          <table:table-cell office:value-type="string">
            <text:p>北京市海淀区昆明湖南路11号1号楼</text:p>
          </table:table-cell>
          <table:table-cell table:number-columns-repeated="2"/>
        </table:table-row>
        <table:table-row table:style-name="ro2">
          <table:table-cell office:value-type="string">
            <text:p>002463</text:p>
          </table:table-cell>
          <table:table-cell office:value-type="string">
            <text:p>沪电股份</text:p>
          </table:table-cell>
          <table:table-cell office:value-type="string">
            <text:p>C 制造业</text:p>
          </table:table-cell>
          <table:table-cell office:value-type="string">
            <text:p>沪士电子股份有限公司</text:p>
          </table:table-cell>
          <table:table-cell office:value-type="string">
            <text:p>2010-08-18T00:00:00.000+08</text:p>
          </table:table-cell>
          <table:table-cell office:value-type="string">
            <text:p>江苏</text:p>
          </table:table-cell>
          <table:table-cell office:value-type="string">
            <text:p>苏州市</text:p>
          </table:table-cell>
          <table:table-cell office:value-type="string">
            <text:p>www.wuscn.com</text:p>
          </table:table-cell>
          <table:table-cell office:value-type="string">
            <text:p>江苏省昆山市黑龙江北路55号</text:p>
          </table:table-cell>
          <table:table-cell table:number-columns-repeated="2"/>
        </table:table-row>
        <table:table-row table:style-name="ro2">
          <table:table-cell office:value-type="string">
            <text:p>002464</text:p>
          </table:table-cell>
          <table:table-cell office:value-type="string">
            <text:p>金利科技</text:p>
          </table:table-cell>
          <table:table-cell office:value-type="string">
            <text:p>I 信息技术</text:p>
          </table:table-cell>
          <table:table-cell office:value-type="string">
            <text:p>昆山金利表面材料应用科技股份有限公司</text:p>
          </table:table-cell>
          <table:table-cell office:value-type="string">
            <text:p>2010-08-31T00:00:00.000+08</text:p>
          </table:table-cell>
          <table:table-cell office:value-type="string">
            <text:p>江苏</text:p>
          </table:table-cell>
          <table:table-cell office:value-type="string">
            <text:p>苏州市</text:p>
          </table:table-cell>
          <table:table-cell office:value-type="string">
            <text:p>www.ksjinli.com</text:p>
          </table:table-cell>
          <table:table-cell office:value-type="string">
            <text:p>江苏省昆山市经济技术开发区昆嘉路1098号</text:p>
          </table:table-cell>
          <table:table-cell table:number-columns-repeated="2"/>
        </table:table-row>
        <table:table-row table:style-name="ro2">
          <table:table-cell office:value-type="string">
            <text:p>002465</text:p>
          </table:table-cell>
          <table:table-cell office:value-type="string">
            <text:p>海格通信</text:p>
          </table:table-cell>
          <table:table-cell office:value-type="string">
            <text:p>C 制造业</text:p>
          </table:table-cell>
          <table:table-cell office:value-type="string">
            <text:p>广州海格通信集团股份有限公司</text:p>
          </table:table-cell>
          <table:table-cell office:value-type="string">
            <text:p>2010-08-31T00:00:00.000+08</text:p>
          </table:table-cell>
          <table:table-cell office:value-type="string">
            <text:p>广东</text:p>
          </table:table-cell>
          <table:table-cell office:value-type="string">
            <text:p>广州市</text:p>
          </table:table-cell>
          <table:table-cell office:value-type="string">
            <text:p>www.haige.com</text:p>
          </table:table-cell>
          <table:table-cell office:value-type="string">
            <text:p>广东省广州市高新技术产业开发区科学城海云路88号</text:p>
          </table:table-cell>
          <table:table-cell table:number-columns-repeated="2"/>
        </table:table-row>
        <table:table-row table:style-name="ro2">
          <table:table-cell office:value-type="string">
            <text:p>002466</text:p>
          </table:table-cell>
          <table:table-cell office:value-type="string">
            <text:p>天齐锂业</text:p>
          </table:table-cell>
          <table:table-cell office:value-type="string">
            <text:p>C 制造业</text:p>
          </table:table-cell>
          <table:table-cell office:value-type="string">
            <text:p>天齐锂业股份有限公司</text:p>
          </table:table-cell>
          <table:table-cell office:value-type="string">
            <text:p>2010-08-31T00:00:00.000+08</text:p>
          </table:table-cell>
          <table:table-cell office:value-type="string">
            <text:p>四川</text:p>
          </table:table-cell>
          <table:table-cell office:value-type="string">
            <text:p>遂宁市</text:p>
          </table:table-cell>
          <table:table-cell office:value-type="string">
            <text:p>www.tianqilithium.com</text:p>
          </table:table-cell>
          <table:table-cell office:value-type="string">
            <text:p>四川省射洪县太和镇城北太空村</text:p>
          </table:table-cell>
          <table:table-cell table:number-columns-repeated="2"/>
        </table:table-row>
        <table:table-row table:style-name="ro2">
          <table:table-cell office:value-type="string">
            <text:p>002467</text:p>
          </table:table-cell>
          <table:table-cell office:value-type="string">
            <text:p>二六三</text:p>
          </table:table-cell>
          <table:table-cell office:value-type="string">
            <text:p>I 信息技术</text:p>
          </table:table-cell>
          <table:table-cell office:value-type="string">
            <text:p>二六三网络通信股份有限公司</text:p>
          </table:table-cell>
          <table:table-cell office:value-type="string">
            <text:p>2010-09-08T00:00:00.000+08</text:p>
          </table:table-cell>
          <table:table-cell office:value-type="string">
            <text:p>北京</text:p>
          </table:table-cell>
          <table:table-cell office:value-type="string">
            <text:p>北京市</text:p>
          </table:table-cell>
          <table:table-cell office:value-type="string">
            <text:p>www.net263.com</text:p>
          </table:table-cell>
          <table:table-cell office:value-type="string">
            <text:p>北京市昌平区城区镇超前路13号</text:p>
          </table:table-cell>
          <table:table-cell table:number-columns-repeated="2"/>
        </table:table-row>
        <table:table-row table:style-name="ro2">
          <table:table-cell office:value-type="string">
            <text:p>002468</text:p>
          </table:table-cell>
          <table:table-cell office:value-type="string">
            <text:p>申通快递</text:p>
          </table:table-cell>
          <table:table-cell office:value-type="string">
            <text:p>C 制造业</text:p>
          </table:table-cell>
          <table:table-cell office:value-type="string">
            <text:p>申通快递股份有限公司</text:p>
          </table:table-cell>
          <table:table-cell office:value-type="string">
            <text:p>2010-09-08T00:00:00.000+08</text:p>
          </table:table-cell>
          <table:table-cell office:value-type="string">
            <text:p>浙江</text:p>
          </table:table-cell>
          <table:table-cell office:value-type="string">
            <text:p>台州市</text:p>
          </table:table-cell>
          <table:table-cell office:value-type="string">
            <text:p>www.sto.cn</text:p>
          </table:table-cell>
          <table:table-cell office:value-type="string">
            <text:p>浙江省玉环县机电工业园区</text:p>
          </table:table-cell>
          <table:table-cell table:number-columns-repeated="2"/>
        </table:table-row>
        <table:table-row table:style-name="ro2">
          <table:table-cell office:value-type="string">
            <text:p>002469</text:p>
          </table:table-cell>
          <table:table-cell office:value-type="string">
            <text:p>三维工程</text:p>
          </table:table-cell>
          <table:table-cell office:value-type="string">
            <text:p>M 科研服务</text:p>
          </table:table-cell>
          <table:table-cell office:value-type="string">
            <text:p>山东三维石化工程股份有限公司</text:p>
          </table:table-cell>
          <table:table-cell office:value-type="string">
            <text:p>2010-09-08T00:00:00.000+08</text:p>
          </table:table-cell>
          <table:table-cell office:value-type="string">
            <text:p>山东</text:p>
          </table:table-cell>
          <table:table-cell office:value-type="string">
            <text:p>淄博市</text:p>
          </table:table-cell>
          <table:table-cell office:value-type="string">
            <text:p>www.sdsunway.com.cn</text:p>
          </table:table-cell>
          <table:table-cell office:value-type="string">
            <text:p>山东省淄博市临淄区炼厂中路22号</text:p>
          </table:table-cell>
          <table:table-cell table:number-columns-repeated="2"/>
        </table:table-row>
        <table:table-row table:style-name="ro2">
          <table:table-cell office:value-type="string">
            <text:p>002470</text:p>
          </table:table-cell>
          <table:table-cell office:value-type="string">
            <text:p>金正大</text:p>
          </table:table-cell>
          <table:table-cell office:value-type="string">
            <text:p>C 制造业</text:p>
          </table:table-cell>
          <table:table-cell office:value-type="string">
            <text:p>金正大生态工程集团股份有限公司</text:p>
          </table:table-cell>
          <table:table-cell office:value-type="string">
            <text:p>2010-09-08T00:00:00.000+08</text:p>
          </table:table-cell>
          <table:table-cell office:value-type="string">
            <text:p>山东</text:p>
          </table:table-cell>
          <table:table-cell office:value-type="string">
            <text:p>临沂市</text:p>
          </table:table-cell>
          <table:table-cell office:value-type="string">
            <text:p>www.kingenta.com</text:p>
          </table:table-cell>
          <table:table-cell office:value-type="string">
            <text:p>山东省临沭县兴大西街19号</text:p>
          </table:table-cell>
          <table:table-cell table:number-columns-repeated="2"/>
        </table:table-row>
        <table:table-row table:style-name="ro2">
          <table:table-cell office:value-type="string">
            <text:p>002471</text:p>
          </table:table-cell>
          <table:table-cell office:value-type="string">
            <text:p>中超控股</text:p>
          </table:table-cell>
          <table:table-cell office:value-type="string">
            <text:p>C 制造业</text:p>
          </table:table-cell>
          <table:table-cell office:value-type="string">
            <text:p>江苏中超控股股份有限公司</text:p>
          </table:table-cell>
          <table:table-cell office:value-type="string">
            <text:p>2010-09-10T00:00:00.000+08</text:p>
          </table:table-cell>
          <table:table-cell office:value-type="string">
            <text:p>江苏</text:p>
          </table:table-cell>
          <table:table-cell office:value-type="string">
            <text:p>无锡市</text:p>
          </table:table-cell>
          <table:table-cell office:value-type="string">
            <text:p>www.zcdlgf.com</text:p>
          </table:table-cell>
          <table:table-cell office:value-type="string">
            <text:p>江苏省宜兴市西郊工业园振丰东路999号</text:p>
          </table:table-cell>
          <table:table-cell table:number-columns-repeated="2"/>
        </table:table-row>
        <table:table-row table:style-name="ro2">
          <table:table-cell office:value-type="string">
            <text:p>002472</text:p>
          </table:table-cell>
          <table:table-cell office:value-type="string">
            <text:p>双环传动</text:p>
          </table:table-cell>
          <table:table-cell office:value-type="string">
            <text:p>C 制造业</text:p>
          </table:table-cell>
          <table:table-cell office:value-type="string">
            <text:p>浙江双环传动机械股份有限公司</text:p>
          </table:table-cell>
          <table:table-cell office:value-type="string">
            <text:p>2010-09-10T00:00:00.000+08</text:p>
          </table:table-cell>
          <table:table-cell office:value-type="string">
            <text:p>浙江</text:p>
          </table:table-cell>
          <table:table-cell office:value-type="string">
            <text:p>台州市</text:p>
          </table:table-cell>
          <table:table-cell office:value-type="string">
            <text:p>www.gearsnet.com</text:p>
          </table:table-cell>
          <table:table-cell office:value-type="string">
            <text:p>浙江省玉环县机电产业功能区盛园路1号</text:p>
          </table:table-cell>
          <table:table-cell table:number-columns-repeated="2"/>
        </table:table-row>
        <table:table-row table:style-name="ro2">
          <table:table-cell office:value-type="string">
            <text:p>002473</text:p>
          </table:table-cell>
          <table:table-cell office:value-type="string">
            <text:p>*ST圣莱</text:p>
          </table:table-cell>
          <table:table-cell office:value-type="string">
            <text:p>C 制造业</text:p>
          </table:table-cell>
          <table:table-cell office:value-type="string">
            <text:p>宁波圣莱达电器股份有限公司</text:p>
          </table:table-cell>
          <table:table-cell office:value-type="string">
            <text:p>2010-09-10T00:00:00.000+08</text:p>
          </table:table-cell>
          <table:table-cell office:value-type="string">
            <text:p>浙江</text:p>
          </table:table-cell>
          <table:table-cell office:value-type="string">
            <text:p>宁波市</text:p>
          </table:table-cell>
          <table:table-cell office:value-type="string">
            <text:p>www.nbslt.com</text:p>
          </table:table-cell>
          <table:table-cell office:value-type="string">
            <text:p>浙江省宁波市江北区金山路298号</text:p>
          </table:table-cell>
          <table:table-cell table:number-columns-repeated="2"/>
        </table:table-row>
        <table:table-row table:style-name="ro2">
          <table:table-cell office:value-type="string">
            <text:p>002474</text:p>
          </table:table-cell>
          <table:table-cell office:value-type="string">
            <text:p>榕基软件</text:p>
          </table:table-cell>
          <table:table-cell office:value-type="string">
            <text:p>I 信息技术</text:p>
          </table:table-cell>
          <table:table-cell office:value-type="string">
            <text:p>福建榕基软件股份有限公司</text:p>
          </table:table-cell>
          <table:table-cell office:value-type="string">
            <text:p>2010-09-15T00:00:00.000+08</text:p>
          </table:table-cell>
          <table:table-cell office:value-type="string">
            <text:p>福建</text:p>
          </table:table-cell>
          <table:table-cell office:value-type="string">
            <text:p>福州市</text:p>
          </table:table-cell>
          <table:table-cell office:value-type="string">
            <text:p>www.rongji.com</text:p>
          </table:table-cell>
          <table:table-cell office:value-type="string">
            <text:p>福建省福州市鼓楼区铜盘路福州软件园产业基地</text:p>
          </table:table-cell>
          <table:table-cell table:number-columns-repeated="2"/>
        </table:table-row>
        <table:table-row table:style-name="ro2">
          <table:table-cell office:value-type="string">
            <text:p>002475</text:p>
          </table:table-cell>
          <table:table-cell office:value-type="string">
            <text:p>立讯精密</text:p>
          </table:table-cell>
          <table:table-cell office:value-type="string">
            <text:p>C 制造业</text:p>
          </table:table-cell>
          <table:table-cell office:value-type="string">
            <text:p>立讯精密工业股份有限公司</text:p>
          </table:table-cell>
          <table:table-cell office:value-type="string">
            <text:p>2010-09-15T00:00:00.000+08</text:p>
          </table:table-cell>
          <table:table-cell office:value-type="string">
            <text:p>广东</text:p>
          </table:table-cell>
          <table:table-cell office:value-type="string">
            <text:p>深圳市</text:p>
          </table:table-cell>
          <table:table-cell office:value-type="string">
            <text:p>www.luxshare-ict.com</text:p>
          </table:table-cell>
          <table:table-cell office:value-type="string">
            <text:p>广东省深圳市宝安区沙井街道蚝一西部三洋新工业区A栋2层</text:p>
          </table:table-cell>
          <table:table-cell table:number-columns-repeated="2"/>
        </table:table-row>
        <table:table-row table:style-name="ro2">
          <table:table-cell office:value-type="string">
            <text:p>002476</text:p>
          </table:table-cell>
          <table:table-cell office:value-type="string">
            <text:p>宝莫股份</text:p>
          </table:table-cell>
          <table:table-cell office:value-type="string">
            <text:p>C 制造业</text:p>
          </table:table-cell>
          <table:table-cell office:value-type="string">
            <text:p>山东宝莫生物化工股份有限公司</text:p>
          </table:table-cell>
          <table:table-cell office:value-type="string">
            <text:p>2010-09-15T00:00:00.000+08</text:p>
          </table:table-cell>
          <table:table-cell office:value-type="string">
            <text:p>山东</text:p>
          </table:table-cell>
          <table:table-cell office:value-type="string">
            <text:p>东营市</text:p>
          </table:table-cell>
          <table:table-cell office:value-type="string">
            <text:p>www.slcapam.com</text:p>
          </table:table-cell>
          <table:table-cell office:value-type="string">
            <text:p>山东省东营市东营区西四路892号</text:p>
          </table:table-cell>
          <table:table-cell table:number-columns-repeated="2"/>
        </table:table-row>
        <table:table-row table:style-name="ro2">
          <table:table-cell office:value-type="string">
            <text:p>002477</text:p>
          </table:table-cell>
          <table:table-cell office:value-type="string">
            <text:p>雏鹰农牧</text:p>
          </table:table-cell>
          <table:table-cell office:value-type="string">
            <text:p>A 农林牧渔</text:p>
          </table:table-cell>
          <table:table-cell office:value-type="string">
            <text:p>雏鹰农牧集团股份有限公司</text:p>
          </table:table-cell>
          <table:table-cell office:value-type="string">
            <text:p>2010-09-15T00:00:00.000+08</text:p>
          </table:table-cell>
          <table:table-cell office:value-type="string">
            <text:p>河南</text:p>
          </table:table-cell>
          <table:table-cell office:value-type="string">
            <text:p>郑州市</text:p>
          </table:table-cell>
          <table:table-cell office:value-type="string">
            <text:p>www.chu-ying.com</text:p>
          </table:table-cell>
          <table:table-cell office:value-type="string">
            <text:p>河南省新郑市薛店镇</text:p>
          </table:table-cell>
          <table:table-cell table:number-columns-repeated="2"/>
        </table:table-row>
        <table:table-row table:style-name="ro2">
          <table:table-cell office:value-type="string">
            <text:p>002478</text:p>
          </table:table-cell>
          <table:table-cell office:value-type="string">
            <text:p>常宝股份</text:p>
          </table:table-cell>
          <table:table-cell office:value-type="string">
            <text:p>C 制造业</text:p>
          </table:table-cell>
          <table:table-cell office:value-type="string">
            <text:p>江苏常宝钢管股份有限公司</text:p>
          </table:table-cell>
          <table:table-cell office:value-type="string">
            <text:p>2010-09-21T00:00:00.000+08</text:p>
          </table:table-cell>
          <table:table-cell office:value-type="string">
            <text:p>江苏</text:p>
          </table:table-cell>
          <table:table-cell office:value-type="string">
            <text:p>常州市</text:p>
          </table:table-cell>
          <table:table-cell office:value-type="string">
            <text:p>www.cbsteeltube.com</text:p>
          </table:table-cell>
          <table:table-cell office:value-type="string">
            <text:p>江苏省常州市延陵东路558号</text:p>
          </table:table-cell>
          <table:table-cell table:number-columns-repeated="2"/>
        </table:table-row>
        <table:table-row table:style-name="ro2">
          <table:table-cell office:value-type="string">
            <text:p>002479</text:p>
          </table:table-cell>
          <table:table-cell office:value-type="string">
            <text:p>富春环保</text:p>
          </table:table-cell>
          <table:table-cell office:value-type="string">
            <text:p>D 水电煤气</text:p>
          </table:table-cell>
          <table:table-cell office:value-type="string">
            <text:p>浙江富春江环保热电股份有限公司</text:p>
          </table:table-cell>
          <table:table-cell office:value-type="string">
            <text:p>2010-09-21T00:00:00.000+08</text:p>
          </table:table-cell>
          <table:table-cell office:value-type="string">
            <text:p>浙江</text:p>
          </table:table-cell>
          <table:table-cell office:value-type="string">
            <text:p>杭州市</text:p>
          </table:table-cell>
          <table:table-cell office:value-type="string">
            <text:p>www.zhefuet.com</text:p>
          </table:table-cell>
          <table:table-cell office:value-type="string">
            <text:p>浙江省富阳市灵桥镇春永路188号</text:p>
          </table:table-cell>
          <table:table-cell table:number-columns-repeated="2"/>
        </table:table-row>
        <table:table-row table:style-name="ro2">
          <table:table-cell office:value-type="string">
            <text:p>002480</text:p>
          </table:table-cell>
          <table:table-cell office:value-type="string">
            <text:p>新筑股份</text:p>
          </table:table-cell>
          <table:table-cell office:value-type="string">
            <text:p>C 制造业</text:p>
          </table:table-cell>
          <table:table-cell office:value-type="string">
            <text:p>成都市新筑路桥机械股份有限公司</text:p>
          </table:table-cell>
          <table:table-cell office:value-type="string">
            <text:p>2010-09-21T00:00:00.000+08</text:p>
          </table:table-cell>
          <table:table-cell office:value-type="string">
            <text:p>四川</text:p>
          </table:table-cell>
          <table:table-cell office:value-type="string">
            <text:p>成都市</text:p>
          </table:table-cell>
          <table:table-cell office:value-type="string">
            <text:p>www.xinzhu.com</text:p>
          </table:table-cell>
          <table:table-cell office:value-type="string">
            <text:p>四川省成都市四川新津工业园区</text:p>
          </table:table-cell>
          <table:table-cell table:number-columns-repeated="2"/>
        </table:table-row>
        <table:table-row table:style-name="ro2">
          <table:table-cell office:value-type="string">
            <text:p>002481</text:p>
          </table:table-cell>
          <table:table-cell office:value-type="string">
            <text:p>双塔食品</text:p>
          </table:table-cell>
          <table:table-cell office:value-type="string">
            <text:p>C 制造业</text:p>
          </table:table-cell>
          <table:table-cell office:value-type="string">
            <text:p>烟台双塔食品股份有限公司</text:p>
          </table:table-cell>
          <table:table-cell office:value-type="string">
            <text:p>2010-09-21T00:00:00.000+08</text:p>
          </table:table-cell>
          <table:table-cell office:value-type="string">
            <text:p>山东</text:p>
          </table:table-cell>
          <table:table-cell office:value-type="string">
            <text:p>烟台市</text:p>
          </table:table-cell>
          <table:table-cell office:value-type="string">
            <text:p>www.shuangtafood.com</text:p>
          </table:table-cell>
          <table:table-cell office:value-type="string">
            <text:p>山东省招远市金岭镇寨里</text:p>
          </table:table-cell>
          <table:table-cell table:number-columns-repeated="2"/>
        </table:table-row>
        <table:table-row table:style-name="ro2">
          <table:table-cell office:value-type="string">
            <text:p>002482</text:p>
          </table:table-cell>
          <table:table-cell office:value-type="string">
            <text:p>广田集团</text:p>
          </table:table-cell>
          <table:table-cell office:value-type="string">
            <text:p>E 建筑业</text:p>
          </table:table-cell>
          <table:table-cell office:value-type="string">
            <text:p>深圳广田集团股份有限公司</text:p>
          </table:table-cell>
          <table:table-cell office:value-type="string">
            <text:p>2010-09-29T00:00:00.000+08</text:p>
          </table:table-cell>
          <table:table-cell office:value-type="string">
            <text:p>广东</text:p>
          </table:table-cell>
          <table:table-cell office:value-type="string">
            <text:p>深圳市</text:p>
          </table:table-cell>
          <table:table-cell office:value-type="string">
            <text:p>www.szgt.com</text:p>
          </table:table-cell>
          <table:table-cell office:value-type="string">
            <text:p>广东省深圳市罗湖区深南东路2098号</text:p>
          </table:table-cell>
          <table:table-cell table:number-columns-repeated="2"/>
        </table:table-row>
        <table:table-row table:style-name="ro2">
          <table:table-cell office:value-type="string">
            <text:p>002483</text:p>
          </table:table-cell>
          <table:table-cell office:value-type="string">
            <text:p>润邦股份</text:p>
          </table:table-cell>
          <table:table-cell office:value-type="string">
            <text:p>C 制造业</text:p>
          </table:table-cell>
          <table:table-cell office:value-type="string">
            <text:p>江苏润邦重工股份有限公司</text:p>
          </table:table-cell>
          <table:table-cell office:value-type="string">
            <text:p>2010-09-29T00:00:00.000+08</text:p>
          </table:table-cell>
          <table:table-cell office:value-type="string">
            <text:p>江苏</text:p>
          </table:table-cell>
          <table:table-cell office:value-type="string">
            <text:p>南通市</text:p>
          </table:table-cell>
          <table:table-cell office:value-type="string">
            <text:p>www.jiangsurhi.com</text:p>
          </table:table-cell>
          <table:table-cell office:value-type="string">
            <text:p>江苏省南通经济技术开发区振兴西路9号</text:p>
          </table:table-cell>
          <table:table-cell table:number-columns-repeated="2"/>
        </table:table-row>
        <table:table-row table:style-name="ro2">
          <table:table-cell office:value-type="string">
            <text:p>002484</text:p>
          </table:table-cell>
          <table:table-cell office:value-type="string">
            <text:p>江海股份</text:p>
          </table:table-cell>
          <table:table-cell office:value-type="string">
            <text:p>C 制造业</text:p>
          </table:table-cell>
          <table:table-cell office:value-type="string">
            <text:p>南通江海电容器股份有限公司</text:p>
          </table:table-cell>
          <table:table-cell office:value-type="string">
            <text:p>2010-09-29T00:00:00.000+08</text:p>
          </table:table-cell>
          <table:table-cell office:value-type="string">
            <text:p>江苏</text:p>
          </table:table-cell>
          <table:table-cell office:value-type="string">
            <text:p>南通市</text:p>
          </table:table-cell>
          <table:table-cell office:value-type="string">
            <text:p>www.jianghai.com</text:p>
          </table:table-cell>
          <table:table-cell office:value-type="string">
            <text:p>江苏省南通市通州区平潮通扬南路79号</text:p>
          </table:table-cell>
          <table:table-cell table:number-columns-repeated="2"/>
        </table:table-row>
        <table:table-row table:style-name="ro2">
          <table:table-cell office:value-type="string">
            <text:p>002485</text:p>
          </table:table-cell>
          <table:table-cell office:value-type="string">
            <text:p>希努尔</text:p>
          </table:table-cell>
          <table:table-cell office:value-type="string">
            <text:p>C 制造业</text:p>
          </table:table-cell>
          <table:table-cell office:value-type="string">
            <text:p>希努尔男装股份有限公司</text:p>
          </table:table-cell>
          <table:table-cell office:value-type="string">
            <text:p>2010-10-15T00:00:00.000+08</text:p>
          </table:table-cell>
          <table:table-cell office:value-type="string">
            <text:p>山东</text:p>
          </table:table-cell>
          <table:table-cell office:value-type="string">
            <text:p>潍坊市</text:p>
          </table:table-cell>
          <table:table-cell office:value-type="string">
            <text:p>www.sinoer.com</text:p>
          </table:table-cell>
          <table:table-cell office:value-type="string">
            <text:p>山东省诸城市东环路58号</text:p>
          </table:table-cell>
          <table:table-cell table:number-columns-repeated="2"/>
        </table:table-row>
        <table:table-row table:style-name="ro2">
          <table:table-cell office:value-type="string">
            <text:p>002486</text:p>
          </table:table-cell>
          <table:table-cell office:value-type="string">
            <text:p>嘉麟杰</text:p>
          </table:table-cell>
          <table:table-cell office:value-type="string">
            <text:p>C 制造业</text:p>
          </table:table-cell>
          <table:table-cell office:value-type="string">
            <text:p>上海嘉麟杰纺织品股份有限公司</text:p>
          </table:table-cell>
          <table:table-cell office:value-type="string">
            <text:p>2010-10-15T00:00:00.000+08</text:p>
          </table:table-cell>
          <table:table-cell office:value-type="string">
            <text:p>上海</text:p>
          </table:table-cell>
          <table:table-cell office:value-type="string">
            <text:p>上海市</text:p>
          </table:table-cell>
          <table:table-cell office:value-type="string">
            <text:p>www.challenge-21c.com</text:p>
          </table:table-cell>
          <table:table-cell office:value-type="string">
            <text:p>上海市金山区亭林镇亭枫公路1918号</text:p>
          </table:table-cell>
          <table:table-cell table:number-columns-repeated="2"/>
        </table:table-row>
        <table:table-row table:style-name="ro2">
          <table:table-cell office:value-type="string">
            <text:p>002487</text:p>
          </table:table-cell>
          <table:table-cell office:value-type="string">
            <text:p>大金重工</text:p>
          </table:table-cell>
          <table:table-cell office:value-type="string">
            <text:p>C 制造业</text:p>
          </table:table-cell>
          <table:table-cell office:value-type="string">
            <text:p>辽宁大金重工股份有限公司</text:p>
          </table:table-cell>
          <table:table-cell office:value-type="string">
            <text:p>2010-10-15T00:00:00.000+08</text:p>
          </table:table-cell>
          <table:table-cell office:value-type="string">
            <text:p>辽宁</text:p>
          </table:table-cell>
          <table:table-cell office:value-type="string">
            <text:p>阜新市</text:p>
          </table:table-cell>
          <table:table-cell office:value-type="string">
            <text:p>www.dajin.cn</text:p>
          </table:table-cell>
          <table:table-cell office:value-type="string">
            <text:p>辽宁省阜新市新邱区新邱大街155号</text:p>
          </table:table-cell>
          <table:table-cell table:number-columns-repeated="2"/>
        </table:table-row>
        <table:table-row table:style-name="ro2">
          <table:table-cell office:value-type="string">
            <text:p>002488</text:p>
          </table:table-cell>
          <table:table-cell office:value-type="string">
            <text:p>金固股份</text:p>
          </table:table-cell>
          <table:table-cell office:value-type="string">
            <text:p>C 制造业</text:p>
          </table:table-cell>
          <table:table-cell office:value-type="string">
            <text:p>浙江金固股份有限公司</text:p>
          </table:table-cell>
          <table:table-cell office:value-type="string">
            <text:p>2010-10-21T00:00:00.000+08</text:p>
          </table:table-cell>
          <table:table-cell office:value-type="string">
            <text:p>浙江</text:p>
          </table:table-cell>
          <table:table-cell office:value-type="string">
            <text:p>杭州市</text:p>
          </table:table-cell>
          <table:table-cell office:value-type="string">
            <text:p>www.jgwheel.com</text:p>
          </table:table-cell>
          <table:table-cell office:value-type="string">
            <text:p>浙江省富阳市富春街道公园西路1181号</text:p>
          </table:table-cell>
          <table:table-cell table:number-columns-repeated="2"/>
        </table:table-row>
        <table:table-row table:style-name="ro2">
          <table:table-cell office:value-type="string">
            <text:p>002489</text:p>
          </table:table-cell>
          <table:table-cell office:value-type="string">
            <text:p>浙江永强</text:p>
          </table:table-cell>
          <table:table-cell office:value-type="string">
            <text:p>C 制造业</text:p>
          </table:table-cell>
          <table:table-cell office:value-type="string">
            <text:p>浙江永强集团股份有限公司</text:p>
          </table:table-cell>
          <table:table-cell office:value-type="string">
            <text:p>2010-10-21T00:00:00.000+08</text:p>
          </table:table-cell>
          <table:table-cell office:value-type="string">
            <text:p>浙江</text:p>
          </table:table-cell>
          <table:table-cell office:value-type="string">
            <text:p>台州市</text:p>
          </table:table-cell>
          <table:table-cell office:value-type="string">
            <text:p>www.yotrio.com</text:p>
          </table:table-cell>
          <table:table-cell office:value-type="string">
            <text:p>浙江省临海市前江南路1号</text:p>
          </table:table-cell>
          <table:table-cell table:number-columns-repeated="2"/>
        </table:table-row>
        <table:table-row table:style-name="ro2">
          <table:table-cell office:value-type="string">
            <text:p>002490</text:p>
          </table:table-cell>
          <table:table-cell office:value-type="string">
            <text:p>*ST墨龙</text:p>
          </table:table-cell>
          <table:table-cell office:value-type="string">
            <text:p>C 制造业</text:p>
          </table:table-cell>
          <table:table-cell office:value-type="string">
            <text:p>山东墨龙石油机械股份有限公司</text:p>
          </table:table-cell>
          <table:table-cell office:value-type="string">
            <text:p>2010-10-21T00:00:00.000+08</text:p>
          </table:table-cell>
          <table:table-cell office:value-type="string">
            <text:p>山东</text:p>
          </table:table-cell>
          <table:table-cell office:value-type="string">
            <text:p>潍坊市</text:p>
          </table:table-cell>
          <table:table-cell office:value-type="string">
            <text:p>www.molonggroup.com</text:p>
          </table:table-cell>
          <table:table-cell office:value-type="string">
            <text:p>山东省寿光市北环路99号</text:p>
          </table:table-cell>
          <table:table-cell table:number-columns-repeated="2"/>
        </table:table-row>
        <table:table-row table:style-name="ro2">
          <table:table-cell office:value-type="string">
            <text:p>002491</text:p>
          </table:table-cell>
          <table:table-cell office:value-type="string">
            <text:p>通鼎互联</text:p>
          </table:table-cell>
          <table:table-cell office:value-type="string">
            <text:p>C 制造业</text:p>
          </table:table-cell>
          <table:table-cell office:value-type="string">
            <text:p>通鼎互联信息股份有限公司</text:p>
          </table:table-cell>
          <table:table-cell office:value-type="string">
            <text:p>2010-10-21T00:00:00.000+08</text:p>
          </table:table-cell>
          <table:table-cell office:value-type="string">
            <text:p>江苏</text:p>
          </table:table-cell>
          <table:table-cell office:value-type="string">
            <text:p>苏州市</text:p>
          </table:table-cell>
          <table:table-cell office:value-type="string">
            <text:p>www.tdgd.com.cn</text:p>
          </table:table-cell>
          <table:table-cell office:value-type="string">
            <text:p>江苏省吴江市震泽镇八都经济开发区小平大道8号</text:p>
          </table:table-cell>
          <table:table-cell table:number-columns-repeated="2"/>
        </table:table-row>
        <table:table-row table:style-name="ro2">
          <table:table-cell office:value-type="string">
            <text:p>002492</text:p>
          </table:table-cell>
          <table:table-cell office:value-type="string">
            <text:p>恒基达鑫</text:p>
          </table:table-cell>
          <table:table-cell office:value-type="string">
            <text:p>G 运输仓储</text:p>
          </table:table-cell>
          <table:table-cell office:value-type="string">
            <text:p>珠海恒基达鑫国际化工仓储股份有限公司</text:p>
          </table:table-cell>
          <table:table-cell office:value-type="string">
            <text:p>2010-11-02T00:00:00.000+08</text:p>
          </table:table-cell>
          <table:table-cell office:value-type="string">
            <text:p>广东</text:p>
          </table:table-cell>
          <table:table-cell office:value-type="string">
            <text:p>珠海市</text:p>
          </table:table-cell>
          <table:table-cell office:value-type="string">
            <text:p>www.winbase-tank.com</text:p>
          </table:table-cell>
          <table:table-cell office:value-type="string">
            <text:p>广东省珠海市高栏港经济区南迳湾</text:p>
          </table:table-cell>
          <table:table-cell table:number-columns-repeated="2"/>
        </table:table-row>
        <table:table-row table:style-name="ro2">
          <table:table-cell office:value-type="string">
            <text:p>002493</text:p>
          </table:table-cell>
          <table:table-cell office:value-type="string">
            <text:p>荣盛石化</text:p>
          </table:table-cell>
          <table:table-cell office:value-type="string">
            <text:p>C 制造业</text:p>
          </table:table-cell>
          <table:table-cell office:value-type="string">
            <text:p>荣盛石化股份有限公司</text:p>
          </table:table-cell>
          <table:table-cell office:value-type="string">
            <text:p>2010-11-02T00:00:00.000+08</text:p>
          </table:table-cell>
          <table:table-cell office:value-type="string">
            <text:p>浙江</text:p>
          </table:table-cell>
          <table:table-cell office:value-type="string">
            <text:p>杭州市</text:p>
          </table:table-cell>
          <table:table-cell office:value-type="string">
            <text:p>www.cnrspc.com</text:p>
          </table:table-cell>
          <table:table-cell office:value-type="string">
            <text:p>浙江省杭州市萧山区益农镇红阳路98号</text:p>
          </table:table-cell>
          <table:table-cell table:number-columns-repeated="2"/>
        </table:table-row>
        <table:table-row table:style-name="ro2">
          <table:table-cell office:value-type="string">
            <text:p>002494</text:p>
          </table:table-cell>
          <table:table-cell office:value-type="string">
            <text:p>华斯股份</text:p>
          </table:table-cell>
          <table:table-cell office:value-type="string">
            <text:p>C 制造业</text:p>
          </table:table-cell>
          <table:table-cell office:value-type="string">
            <text:p>华斯控股股份有限公司</text:p>
          </table:table-cell>
          <table:table-cell office:value-type="string">
            <text:p>2010-11-02T00:00:00.000+08</text:p>
          </table:table-cell>
          <table:table-cell office:value-type="string">
            <text:p>河北</text:p>
          </table:table-cell>
          <table:table-cell office:value-type="string">
            <text:p>沧州市</text:p>
          </table:table-cell>
          <table:table-cell office:value-type="string">
            <text:p>www.huasiag.com</text:p>
          </table:table-cell>
          <table:table-cell office:value-type="string">
            <text:p>河北省肃宁县尚村镇</text:p>
          </table:table-cell>
          <table:table-cell table:number-columns-repeated="2"/>
        </table:table-row>
        <table:table-row table:style-name="ro2">
          <table:table-cell office:value-type="string">
            <text:p>002495</text:p>
          </table:table-cell>
          <table:table-cell office:value-type="string">
            <text:p>佳隆股份</text:p>
          </table:table-cell>
          <table:table-cell office:value-type="string">
            <text:p>C 制造业</text:p>
          </table:table-cell>
          <table:table-cell office:value-type="string">
            <text:p>广东佳隆食品股份有限公司</text:p>
          </table:table-cell>
          <table:table-cell office:value-type="string">
            <text:p>2010-11-02T00:00:00.000+08</text:p>
          </table:table-cell>
          <table:table-cell office:value-type="string">
            <text:p>广东</text:p>
          </table:table-cell>
          <table:table-cell office:value-type="string">
            <text:p>揭阳市</text:p>
          </table:table-cell>
          <table:table-cell office:value-type="string">
            <text:p>www.gdjlfood.com</text:p>
          </table:table-cell>
          <table:table-cell office:value-type="string">
            <text:p>广东省普宁市池尾工业区上寮园256幢0138号</text:p>
          </table:table-cell>
          <table:table-cell table:number-columns-repeated="2"/>
        </table:table-row>
        <table:table-row table:style-name="ro2">
          <table:table-cell office:value-type="string">
            <text:p>002496</text:p>
          </table:table-cell>
          <table:table-cell office:value-type="string">
            <text:p>辉丰股份</text:p>
          </table:table-cell>
          <table:table-cell office:value-type="string">
            <text:p>C 制造业</text:p>
          </table:table-cell>
          <table:table-cell office:value-type="string">
            <text:p>江苏辉丰农化股份有限公司</text:p>
          </table:table-cell>
          <table:table-cell office:value-type="string">
            <text:p>2010-11-09T00:00:00.000+08</text:p>
          </table:table-cell>
          <table:table-cell office:value-type="string">
            <text:p>江苏</text:p>
          </table:table-cell>
          <table:table-cell office:value-type="string">
            <text:p>盐城市</text:p>
          </table:table-cell>
          <table:table-cell office:value-type="string">
            <text:p>www.hfagro.com</text:p>
          </table:table-cell>
          <table:table-cell office:value-type="string">
            <text:p>江苏省大丰市海洋经济开发区南区纬二路（王港闸南首）</text:p>
          </table:table-cell>
          <table:table-cell table:number-columns-repeated="2"/>
        </table:table-row>
        <table:table-row table:style-name="ro2">
          <table:table-cell office:value-type="string">
            <text:p>002497</text:p>
          </table:table-cell>
          <table:table-cell office:value-type="string">
            <text:p>雅化集团</text:p>
          </table:table-cell>
          <table:table-cell office:value-type="string">
            <text:p>C 制造业</text:p>
          </table:table-cell>
          <table:table-cell office:value-type="string">
            <text:p>四川雅化实业集团股份有限公司</text:p>
          </table:table-cell>
          <table:table-cell office:value-type="string">
            <text:p>2010-11-09T00:00:00.000+08</text:p>
          </table:table-cell>
          <table:table-cell office:value-type="string">
            <text:p>四川</text:p>
          </table:table-cell>
          <table:table-cell office:value-type="string">
            <text:p>雅安市</text:p>
          </table:table-cell>
          <table:table-cell office:value-type="string">
            <text:p>www.scyahua.com</text:p>
          </table:table-cell>
          <table:table-cell office:value-type="string">
            <text:p>四川省雅安市经开区永兴大道南段99号</text:p>
          </table:table-cell>
          <table:table-cell table:number-columns-repeated="2"/>
        </table:table-row>
        <table:table-row table:style-name="ro2">
          <table:table-cell office:value-type="string">
            <text:p>002498</text:p>
          </table:table-cell>
          <table:table-cell office:value-type="string">
            <text:p>汉缆股份</text:p>
          </table:table-cell>
          <table:table-cell office:value-type="string">
            <text:p>C 制造业</text:p>
          </table:table-cell>
          <table:table-cell office:value-type="string">
            <text:p>青岛汉缆股份有限公司</text:p>
          </table:table-cell>
          <table:table-cell office:value-type="string">
            <text:p>2010-11-09T00:00:00.000+08</text:p>
          </table:table-cell>
          <table:table-cell office:value-type="string">
            <text:p>山东</text:p>
          </table:table-cell>
          <table:table-cell office:value-type="string">
            <text:p>青岛市</text:p>
          </table:table-cell>
          <table:table-cell office:value-type="string">
            <text:p>www.hanhe-cable.com</text:p>
          </table:table-cell>
          <table:table-cell office:value-type="string">
            <text:p>山东省青岛市崂山区九水东路628号</text:p>
          </table:table-cell>
          <table:table-cell table:number-columns-repeated="2"/>
        </table:table-row>
        <table:table-row table:style-name="ro2">
          <table:table-cell office:value-type="string">
            <text:p>002499</text:p>
          </table:table-cell>
          <table:table-cell office:value-type="string">
            <text:p>科林环保</text:p>
          </table:table-cell>
          <table:table-cell office:value-type="string">
            <text:p>C 制造业</text:p>
          </table:table-cell>
          <table:table-cell office:value-type="string">
            <text:p>科林环保装备股份有限公司</text:p>
          </table:table-cell>
          <table:table-cell office:value-type="string">
            <text:p>2010-11-09T00:00:00.000+08</text:p>
          </table:table-cell>
          <table:table-cell office:value-type="string">
            <text:p>江苏</text:p>
          </table:table-cell>
          <table:table-cell office:value-type="string">
            <text:p>苏州市</text:p>
          </table:table-cell>
          <table:table-cell office:value-type="string">
            <text:p>www.kelin-china.com</text:p>
          </table:table-cell>
          <table:table-cell office:value-type="string">
            <text:p>江苏省吴江市松陵镇八坼社区</text:p>
          </table:table-cell>
          <table:table-cell table:number-columns-repeated="2"/>
        </table:table-row>
        <table:table-row table:style-name="ro2">
          <table:table-cell office:value-type="string">
            <text:p>002500</text:p>
          </table:table-cell>
          <table:table-cell office:value-type="string">
            <text:p>山西证券</text:p>
          </table:table-cell>
          <table:table-cell office:value-type="string">
            <text:p>J 金融业</text:p>
          </table:table-cell>
          <table:table-cell office:value-type="string">
            <text:p>山西证券股份有限公司</text:p>
          </table:table-cell>
          <table:table-cell office:value-type="string">
            <text:p>2010-11-15T00:00:00.000+08</text:p>
          </table:table-cell>
          <table:table-cell office:value-type="string">
            <text:p>山西</text:p>
          </table:table-cell>
          <table:table-cell office:value-type="string">
            <text:p>太原市</text:p>
          </table:table-cell>
          <table:table-cell office:value-type="string">
            <text:p>www.i618.com.cn;www.sxzq.com</text:p>
          </table:table-cell>
          <table:table-cell office:value-type="string">
            <text:p>山西省太原市府西街69号山西国际贸易中心东塔楼</text:p>
          </table:table-cell>
          <table:table-cell table:number-columns-repeated="2"/>
        </table:table-row>
        <table:table-row table:style-name="ro2">
          <table:table-cell office:value-type="string">
            <text:p>002501</text:p>
          </table:table-cell>
          <table:table-cell office:value-type="string">
            <text:p>利源精制</text:p>
          </table:table-cell>
          <table:table-cell office:value-type="string">
            <text:p>C 制造业</text:p>
          </table:table-cell>
          <table:table-cell office:value-type="string">
            <text:p>吉林利源精制股份有限公司</text:p>
          </table:table-cell>
          <table:table-cell office:value-type="string">
            <text:p>2010-11-17T00:00:00.000+08</text:p>
          </table:table-cell>
          <table:table-cell office:value-type="string">
            <text:p>吉林</text:p>
          </table:table-cell>
          <table:table-cell office:value-type="string">
            <text:p>辽源市</text:p>
          </table:table-cell>
          <table:table-cell office:value-type="string">
            <text:p>www.liyuanlvye.com</text:p>
          </table:table-cell>
          <table:table-cell office:value-type="string">
            <text:p>吉林省辽源市西宁大路5729号</text:p>
          </table:table-cell>
          <table:table-cell table:number-columns-repeated="2"/>
        </table:table-row>
        <table:table-row table:style-name="ro2">
          <table:table-cell office:value-type="string">
            <text:p>002502</text:p>
          </table:table-cell>
          <table:table-cell office:value-type="string">
            <text:p>骅威文化</text:p>
          </table:table-cell>
          <table:table-cell office:value-type="string">
            <text:p>R 文化传播</text:p>
          </table:table-cell>
          <table:table-cell office:value-type="string">
            <text:p>骅威文化股份有限公司</text:p>
          </table:table-cell>
          <table:table-cell office:value-type="string">
            <text:p>2010-11-17T00:00:00.000+08</text:p>
          </table:table-cell>
          <table:table-cell office:value-type="string">
            <text:p>广东</text:p>
          </table:table-cell>
          <table:table-cell office:value-type="string">
            <text:p>汕头市</text:p>
          </table:table-cell>
          <table:table-cell office:value-type="string">
            <text:p>www.huawei-stock.com</text:p>
          </table:table-cell>
          <table:table-cell office:value-type="string">
            <text:p>广东省汕头市澄海区澄华工业区玉亭路</text:p>
          </table:table-cell>
          <table:table-cell table:number-columns-repeated="2"/>
        </table:table-row>
        <table:table-row table:style-name="ro2">
          <table:table-cell office:value-type="string">
            <text:p>002503</text:p>
          </table:table-cell>
          <table:table-cell office:value-type="string">
            <text:p>搜于特</text:p>
          </table:table-cell>
          <table:table-cell office:value-type="string">
            <text:p>C 制造业</text:p>
          </table:table-cell>
          <table:table-cell office:value-type="string">
            <text:p>搜于特集团股份有限公司</text:p>
          </table:table-cell>
          <table:table-cell office:value-type="string">
            <text:p>2010-11-17T00:00:00.000+08</text:p>
          </table:table-cell>
          <table:table-cell office:value-type="string">
            <text:p>广东</text:p>
          </table:table-cell>
          <table:table-cell office:value-type="string">
            <text:p>东莞市</text:p>
          </table:table-cell>
          <table:table-cell office:value-type="string">
            <text:p>www.celucasn.com</text:p>
          </table:table-cell>
          <table:table-cell office:value-type="string">
            <text:p>广东省东莞市道滘镇新鸿昌路1号</text:p>
          </table:table-cell>
          <table:table-cell table:number-columns-repeated="2"/>
        </table:table-row>
        <table:table-row table:style-name="ro2">
          <table:table-cell office:value-type="string">
            <text:p>002504</text:p>
          </table:table-cell>
          <table:table-cell office:value-type="string">
            <text:p>*ST弘高</text:p>
          </table:table-cell>
          <table:table-cell office:value-type="string">
            <text:p>E 建筑业</text:p>
          </table:table-cell>
          <table:table-cell office:value-type="string">
            <text:p>北京弘高创意建筑设计股份有限公司</text:p>
          </table:table-cell>
          <table:table-cell office:value-type="string">
            <text:p>2010-11-18T00:00:00.000+08</text:p>
          </table:table-cell>
          <table:table-cell office:value-type="string">
            <text:p>北京</text:p>
          </table:table-cell>
          <table:table-cell office:value-type="string">
            <text:p>北京市</text:p>
          </table:table-cell>
          <table:table-cell office:value-type="string">
            <text:p>www.jsdgme.com</text:p>
          </table:table-cell>
          <table:table-cell office:value-type="string">
            <text:p>北京市朝阳区来广营西路朝来高科技产业园7号楼</text:p>
          </table:table-cell>
          <table:table-cell table:number-columns-repeated="2"/>
        </table:table-row>
        <table:table-row table:style-name="ro2">
          <table:table-cell office:value-type="string">
            <text:p>002505</text:p>
          </table:table-cell>
          <table:table-cell office:value-type="string">
            <text:p>大康农业</text:p>
          </table:table-cell>
          <table:table-cell office:value-type="string">
            <text:p>A 农林牧渔</text:p>
          </table:table-cell>
          <table:table-cell office:value-type="string">
            <text:p>湖南大康国际农业食品股份有限公司</text:p>
          </table:table-cell>
          <table:table-cell office:value-type="string">
            <text:p>2010-11-18T00:00:00.000+08</text:p>
          </table:table-cell>
          <table:table-cell office:value-type="string">
            <text:p>湖南</text:p>
          </table:table-cell>
          <table:table-cell office:value-type="string">
            <text:p>怀化市</text:p>
          </table:table-cell>
          <table:table-cell office:value-type="string">
            <text:p>www.dakangmuye.com</text:p>
          </table:table-cell>
          <table:table-cell office:value-type="string">
            <text:p>湖南省怀化市鹤城区鸭嘴岩工业园3栋</text:p>
          </table:table-cell>
          <table:table-cell table:number-columns-repeated="2"/>
        </table:table-row>
        <table:table-row table:style-name="ro2">
          <table:table-cell office:value-type="string">
            <text:p>002506</text:p>
          </table:table-cell>
          <table:table-cell office:value-type="string">
            <text:p>协鑫集成</text:p>
          </table:table-cell>
          <table:table-cell office:value-type="string">
            <text:p>C 制造业</text:p>
          </table:table-cell>
          <table:table-cell office:value-type="string">
            <text:p>协鑫集成科技股份有限公司</text:p>
          </table:table-cell>
          <table:table-cell office:value-type="string">
            <text:p>2010-11-18T00:00:00.000+08</text:p>
          </table:table-cell>
          <table:table-cell office:value-type="string">
            <text:p>上海</text:p>
          </table:table-cell>
          <table:table-cell office:value-type="string">
            <text:p>上海市</text:p>
          </table:table-cell>
          <table:table-cell office:value-type="string">
            <text:p>www.gclsi.com</text:p>
          </table:table-cell>
          <table:table-cell office:value-type="string">
            <text:p>上海市奉贤区南桥镇江海经济园区</text:p>
          </table:table-cell>
          <table:table-cell table:number-columns-repeated="2"/>
        </table:table-row>
        <table:table-row table:style-name="ro2">
          <table:table-cell office:value-type="string">
            <text:p>002507</text:p>
          </table:table-cell>
          <table:table-cell office:value-type="string">
            <text:p>涪陵榨菜</text:p>
          </table:table-cell>
          <table:table-cell office:value-type="string">
            <text:p>C 制造业</text:p>
          </table:table-cell>
          <table:table-cell office:value-type="string">
            <text:p>重庆市涪陵榨菜集团股份有限公司</text:p>
          </table:table-cell>
          <table:table-cell office:value-type="string">
            <text:p>2010-11-23T00:00:00.000+08</text:p>
          </table:table-cell>
          <table:table-cell office:value-type="string">
            <text:p>重庆</text:p>
          </table:table-cell>
          <table:table-cell office:value-type="string">
            <text:p>重庆市</text:p>
          </table:table-cell>
          <table:table-cell office:value-type="string">
            <text:p>www.flzc.com</text:p>
          </table:table-cell>
          <table:table-cell office:value-type="string">
            <text:p>重庆市涪陵区江北街道办事处二渡村一组</text:p>
          </table:table-cell>
          <table:table-cell table:number-columns-repeated="2"/>
        </table:table-row>
        <table:table-row table:style-name="ro2">
          <table:table-cell office:value-type="string">
            <text:p>002508</text:p>
          </table:table-cell>
          <table:table-cell office:value-type="string">
            <text:p>老板电器</text:p>
          </table:table-cell>
          <table:table-cell office:value-type="string">
            <text:p>C 制造业</text:p>
          </table:table-cell>
          <table:table-cell office:value-type="string">
            <text:p>杭州老板电器股份有限公司</text:p>
          </table:table-cell>
          <table:table-cell office:value-type="string">
            <text:p>2010-11-23T00:00:00.000+08</text:p>
          </table:table-cell>
          <table:table-cell office:value-type="string">
            <text:p>浙江</text:p>
          </table:table-cell>
          <table:table-cell office:value-type="string">
            <text:p>杭州市</text:p>
          </table:table-cell>
          <table:table-cell office:value-type="string">
            <text:p>www.robam.com</text:p>
          </table:table-cell>
          <table:table-cell office:value-type="string">
            <text:p>浙江省杭州余杭区余杭经济开发区临平大道592号</text:p>
          </table:table-cell>
          <table:table-cell table:number-columns-repeated="2"/>
        </table:table-row>
        <table:table-row table:style-name="ro2">
          <table:table-cell office:value-type="string">
            <text:p>002509</text:p>
          </table:table-cell>
          <table:table-cell office:value-type="string">
            <text:p>天广中茂</text:p>
          </table:table-cell>
          <table:table-cell office:value-type="string">
            <text:p>C 制造业</text:p>
          </table:table-cell>
          <table:table-cell office:value-type="string">
            <text:p>天广中茂股份有限公司</text:p>
          </table:table-cell>
          <table:table-cell office:value-type="string">
            <text:p>2010-11-23T00:00:00.000+08</text:p>
          </table:table-cell>
          <table:table-cell office:value-type="string">
            <text:p>福建</text:p>
          </table:table-cell>
          <table:table-cell office:value-type="string">
            <text:p>泉州市</text:p>
          </table:table-cell>
          <table:table-cell office:value-type="string">
            <text:p>www.tianguang.com</text:p>
          </table:table-cell>
          <table:table-cell office:value-type="string">
            <text:p>福建省南安市成功科技开发区</text:p>
          </table:table-cell>
          <table:table-cell table:number-columns-repeated="2"/>
        </table:table-row>
        <table:table-row table:style-name="ro2">
          <table:table-cell office:value-type="string">
            <text:p>002510</text:p>
          </table:table-cell>
          <table:table-cell office:value-type="string">
            <text:p>天汽模</text:p>
          </table:table-cell>
          <table:table-cell office:value-type="string">
            <text:p>C 制造业</text:p>
          </table:table-cell>
          <table:table-cell office:value-type="string">
            <text:p>天津汽车模具股份有限公司</text:p>
          </table:table-cell>
          <table:table-cell office:value-type="string">
            <text:p>2010-11-25T00:00:00.000+08</text:p>
          </table:table-cell>
          <table:table-cell office:value-type="string">
            <text:p>天津</text:p>
          </table:table-cell>
          <table:table-cell office:value-type="string">
            <text:p>天津市</text:p>
          </table:table-cell>
          <table:table-cell office:value-type="string">
            <text:p>www.tqm.com.cn</text:p>
          </table:table-cell>
          <table:table-cell office:value-type="string">
            <text:p>天津市天津空港经济区航天路77号</text:p>
          </table:table-cell>
          <table:table-cell table:number-columns-repeated="2"/>
        </table:table-row>
        <table:table-row table:style-name="ro2">
          <table:table-cell office:value-type="string">
            <text:p>002511</text:p>
          </table:table-cell>
          <table:table-cell office:value-type="string">
            <text:p>中顺洁柔</text:p>
          </table:table-cell>
          <table:table-cell office:value-type="string">
            <text:p>C 制造业</text:p>
          </table:table-cell>
          <table:table-cell office:value-type="string">
            <text:p>中顺洁柔纸业股份有限公司</text:p>
          </table:table-cell>
          <table:table-cell office:value-type="string">
            <text:p>2010-11-25T00:00:00.000+08</text:p>
          </table:table-cell>
          <table:table-cell office:value-type="string">
            <text:p>广东</text:p>
          </table:table-cell>
          <table:table-cell office:value-type="string">
            <text:p>中山市</text:p>
          </table:table-cell>
          <table:table-cell office:value-type="string">
            <text:p>www.zhongshungroup.com</text:p>
          </table:table-cell>
          <table:table-cell office:value-type="string">
            <text:p>广东省中山市东升镇坦背胜龙村</text:p>
          </table:table-cell>
          <table:table-cell table:number-columns-repeated="2"/>
        </table:table-row>
        <table:table-row table:style-name="ro2">
          <table:table-cell office:value-type="string">
            <text:p>002512</text:p>
          </table:table-cell>
          <table:table-cell office:value-type="string">
            <text:p>达华智能</text:p>
          </table:table-cell>
          <table:table-cell office:value-type="string">
            <text:p>C 制造业</text:p>
          </table:table-cell>
          <table:table-cell office:value-type="string">
            <text:p>中山达华智能科技股份有限公司</text:p>
          </table:table-cell>
          <table:table-cell office:value-type="string">
            <text:p>2010-12-03T00:00:00.000+08</text:p>
          </table:table-cell>
          <table:table-cell office:value-type="string">
            <text:p>广东</text:p>
          </table:table-cell>
          <table:table-cell office:value-type="string">
            <text:p>中山市</text:p>
          </table:table-cell>
          <table:table-cell office:value-type="string">
            <text:p>www.twh.com.cn</text:p>
          </table:table-cell>
          <table:table-cell office:value-type="string">
            <text:p>广东省中山市小榄镇泰丰工业区水怡南路9号</text:p>
          </table:table-cell>
          <table:table-cell table:number-columns-repeated="2"/>
        </table:table-row>
        <table:table-row table:style-name="ro2">
          <table:table-cell office:value-type="string">
            <text:p>002513</text:p>
          </table:table-cell>
          <table:table-cell office:value-type="string">
            <text:p>蓝丰生化</text:p>
          </table:table-cell>
          <table:table-cell office:value-type="string">
            <text:p>C 制造业</text:p>
          </table:table-cell>
          <table:table-cell office:value-type="string">
            <text:p>江苏蓝丰生物化工股份有限公司</text:p>
          </table:table-cell>
          <table:table-cell office:value-type="string">
            <text:p>2010-12-03T00:00:00.000+08</text:p>
          </table:table-cell>
          <table:table-cell office:value-type="string">
            <text:p>江苏</text:p>
          </table:table-cell>
          <table:table-cell office:value-type="string">
            <text:p>徐州市</text:p>
          </table:table-cell>
          <table:table-cell office:value-type="string">
            <text:p>www.jslanfeng.com</text:p>
          </table:table-cell>
          <table:table-cell office:value-type="string">
            <text:p>江苏省新沂经济开发区苏化路1号</text:p>
          </table:table-cell>
          <table:table-cell table:number-columns-repeated="2"/>
        </table:table-row>
        <table:table-row table:style-name="ro2">
          <table:table-cell office:value-type="string">
            <text:p>002514</text:p>
          </table:table-cell>
          <table:table-cell office:value-type="string">
            <text:p>宝馨科技</text:p>
          </table:table-cell>
          <table:table-cell office:value-type="string">
            <text:p>C 制造业</text:p>
          </table:table-cell>
          <table:table-cell office:value-type="string">
            <text:p>苏州宝馨科技实业股份有限公司</text:p>
          </table:table-cell>
          <table:table-cell office:value-type="string">
            <text:p>2010-12-03T00:00:00.000+08</text:p>
          </table:table-cell>
          <table:table-cell office:value-type="string">
            <text:p>江苏</text:p>
          </table:table-cell>
          <table:table-cell office:value-type="string">
            <text:p>苏州市</text:p>
          </table:table-cell>
          <table:table-cell office:value-type="string">
            <text:p>www.boamax.com</text:p>
          </table:table-cell>
          <table:table-cell office:value-type="string">
            <text:p>江苏省苏州高新区浒墅关经济开发区石阳路17号</text:p>
          </table:table-cell>
          <table:table-cell table:number-columns-repeated="2"/>
        </table:table-row>
        <table:table-row table:style-name="ro2">
          <table:table-cell office:value-type="string">
            <text:p>002515</text:p>
          </table:table-cell>
          <table:table-cell office:value-type="string">
            <text:p>金字火腿</text:p>
          </table:table-cell>
          <table:table-cell office:value-type="string">
            <text:p>C 制造业</text:p>
          </table:table-cell>
          <table:table-cell office:value-type="string">
            <text:p>金字火腿股份有限公司</text:p>
          </table:table-cell>
          <table:table-cell office:value-type="string">
            <text:p>2010-12-03T00:00:00.000+08</text:p>
          </table:table-cell>
          <table:table-cell office:value-type="string">
            <text:p>浙江</text:p>
          </table:table-cell>
          <table:table-cell office:value-type="string">
            <text:p>金华市</text:p>
          </table:table-cell>
          <table:table-cell office:value-type="string">
            <text:p>www.jinzichina.com</text:p>
          </table:table-cell>
          <table:table-cell office:value-type="string">
            <text:p>浙江省金华市工业园区金帆街1000号</text:p>
          </table:table-cell>
          <table:table-cell table:number-columns-repeated="2"/>
        </table:table-row>
        <table:table-row table:style-name="ro2">
          <table:table-cell office:value-type="string">
            <text:p>002516</text:p>
          </table:table-cell>
          <table:table-cell office:value-type="string">
            <text:p>旷达科技</text:p>
          </table:table-cell>
          <table:table-cell office:value-type="string">
            <text:p>C 制造业</text:p>
          </table:table-cell>
          <table:table-cell office:value-type="string">
            <text:p>旷达科技集团股份有限公司</text:p>
          </table:table-cell>
          <table:table-cell office:value-type="string">
            <text:p>2010-12-07T00:00:00.000+08</text:p>
          </table:table-cell>
          <table:table-cell office:value-type="string">
            <text:p>江苏</text:p>
          </table:table-cell>
          <table:table-cell office:value-type="string">
            <text:p>常州市</text:p>
          </table:table-cell>
          <table:table-cell office:value-type="string">
            <text:p>www.kuangdacn.com</text:p>
          </table:table-cell>
          <table:table-cell office:value-type="string">
            <text:p>江苏省常州市武进区湖塘镇人民东路109号</text:p>
          </table:table-cell>
          <table:table-cell table:number-columns-repeated="2"/>
        </table:table-row>
        <table:table-row table:style-name="ro2">
          <table:table-cell office:value-type="string">
            <text:p>002517</text:p>
          </table:table-cell>
          <table:table-cell office:value-type="string">
            <text:p>恺英网络</text:p>
          </table:table-cell>
          <table:table-cell office:value-type="string">
            <text:p>I 信息技术</text:p>
          </table:table-cell>
          <table:table-cell office:value-type="string">
            <text:p>恺英网络股份有限公司</text:p>
          </table:table-cell>
          <table:table-cell office:value-type="string">
            <text:p>2010-12-07T00:00:00.000+08</text:p>
          </table:table-cell>
          <table:table-cell office:value-type="string">
            <text:p>福建</text:p>
          </table:table-cell>
          <table:table-cell office:value-type="string">
            <text:p>泉州市</text:p>
          </table:table-cell>
          <table:table-cell office:value-type="string">
            <text:p>www.taiya.hk</text:p>
          </table:table-cell>
          <table:table-cell office:value-type="string">
            <text:p>福建省泉州市经济技术开发区清濛园区美泰路36号</text:p>
          </table:table-cell>
          <table:table-cell table:number-columns-repeated="2"/>
        </table:table-row>
        <table:table-row table:style-name="ro2">
          <table:table-cell office:value-type="string">
            <text:p>002518</text:p>
          </table:table-cell>
          <table:table-cell office:value-type="string">
            <text:p>科士达</text:p>
          </table:table-cell>
          <table:table-cell office:value-type="string">
            <text:p>C 制造业</text:p>
          </table:table-cell>
          <table:table-cell office:value-type="string">
            <text:p>深圳科士达科技股份有限公司</text:p>
          </table:table-cell>
          <table:table-cell office:value-type="string">
            <text:p>2010-12-07T00:00:00.000+08</text:p>
          </table:table-cell>
          <table:table-cell office:value-type="string">
            <text:p>广东</text:p>
          </table:table-cell>
          <table:table-cell office:value-type="string">
            <text:p>深圳市</text:p>
          </table:table-cell>
          <table:table-cell office:value-type="string">
            <text:p>www.kstar.com.cn</text:p>
          </table:table-cell>
          <table:table-cell office:value-type="string">
            <text:p>广东省深圳市南山区高新北区科技中二路软件园1栋4楼401、402室</text:p>
          </table:table-cell>
          <table:table-cell table:number-columns-repeated="2"/>
        </table:table-row>
        <table:table-row table:style-name="ro2">
          <table:table-cell office:value-type="string">
            <text:p>002519</text:p>
          </table:table-cell>
          <table:table-cell office:value-type="string">
            <text:p>银河电子</text:p>
          </table:table-cell>
          <table:table-cell office:value-type="string">
            <text:p>C 制造业</text:p>
          </table:table-cell>
          <table:table-cell office:value-type="string">
            <text:p>江苏银河电子股份有限公司</text:p>
          </table:table-cell>
          <table:table-cell office:value-type="string">
            <text:p>2010-12-07T00:00:00.000+08</text:p>
          </table:table-cell>
          <table:table-cell office:value-type="string">
            <text:p>江苏</text:p>
          </table:table-cell>
          <table:table-cell office:value-type="string">
            <text:p>苏州市</text:p>
          </table:table-cell>
          <table:table-cell office:value-type="string">
            <text:p>www.yinhe.com</text:p>
          </table:table-cell>
          <table:table-cell office:value-type="string">
            <text:p>江苏省张家港市塘桥镇南环路188号</text:p>
          </table:table-cell>
          <table:table-cell table:number-columns-repeated="2"/>
        </table:table-row>
        <table:table-row table:style-name="ro2">
          <table:table-cell office:value-type="string">
            <text:p>002520</text:p>
          </table:table-cell>
          <table:table-cell office:value-type="string">
            <text:p>日发精机</text:p>
          </table:table-cell>
          <table:table-cell office:value-type="string">
            <text:p>C 制造业</text:p>
          </table:table-cell>
          <table:table-cell office:value-type="string">
            <text:p>浙江日发精密机械股份有限公司</text:p>
          </table:table-cell>
          <table:table-cell office:value-type="string">
            <text:p>2010-12-10T00:00:00.000+08</text:p>
          </table:table-cell>
          <table:table-cell office:value-type="string">
            <text:p>浙江</text:p>
          </table:table-cell>
          <table:table-cell office:value-type="string">
            <text:p>绍兴市</text:p>
          </table:table-cell>
          <table:table-cell office:value-type="string">
            <text:p>www.rifapm.com</text:p>
          </table:table-cell>
          <table:table-cell office:value-type="string">
            <text:p>浙江省新昌县七星街道日发数码科技园</text:p>
          </table:table-cell>
          <table:table-cell table:number-columns-repeated="2"/>
        </table:table-row>
        <table:table-row table:style-name="ro2">
          <table:table-cell office:value-type="string">
            <text:p>002521</text:p>
          </table:table-cell>
          <table:table-cell office:value-type="string">
            <text:p>齐峰新材</text:p>
          </table:table-cell>
          <table:table-cell office:value-type="string">
            <text:p>C 制造业</text:p>
          </table:table-cell>
          <table:table-cell office:value-type="string">
            <text:p>齐峰新材料股份有限公司</text:p>
          </table:table-cell>
          <table:table-cell office:value-type="string">
            <text:p>2010-12-10T00:00:00.000+08</text:p>
          </table:table-cell>
          <table:table-cell office:value-type="string">
            <text:p>山东</text:p>
          </table:table-cell>
          <table:table-cell office:value-type="string">
            <text:p>淄博市</text:p>
          </table:table-cell>
          <table:table-cell office:value-type="string">
            <text:p>www.qifeng.cn</text:p>
          </table:table-cell>
          <table:table-cell office:value-type="string">
            <text:p>山东省淄博市临淄区朱台镇朱台路22号</text:p>
          </table:table-cell>
          <table:table-cell table:number-columns-repeated="2"/>
        </table:table-row>
        <table:table-row table:style-name="ro2">
          <table:table-cell office:value-type="string">
            <text:p>002522</text:p>
          </table:table-cell>
          <table:table-cell office:value-type="string">
            <text:p>浙江众成</text:p>
          </table:table-cell>
          <table:table-cell office:value-type="string">
            <text:p>C 制造业</text:p>
          </table:table-cell>
          <table:table-cell office:value-type="string">
            <text:p>浙江众成包装材料股份有限公司</text:p>
          </table:table-cell>
          <table:table-cell office:value-type="string">
            <text:p>2010-12-10T00:00:00.000+08</text:p>
          </table:table-cell>
          <table:table-cell office:value-type="string">
            <text:p>浙江</text:p>
          </table:table-cell>
          <table:table-cell office:value-type="string">
            <text:p>嘉兴市</text:p>
          </table:table-cell>
          <table:table-cell office:value-type="string">
            <text:p>www.zjzhongda.com</text:p>
          </table:table-cell>
          <table:table-cell office:value-type="string">
            <text:p>浙江省嘉善县惠民街道泰山路1号</text:p>
          </table:table-cell>
          <table:table-cell table:number-columns-repeated="2"/>
        </table:table-row>
        <table:table-row table:style-name="ro2">
          <table:table-cell office:value-type="string">
            <text:p>002523</text:p>
          </table:table-cell>
          <table:table-cell office:value-type="string">
            <text:p>天桥起重</text:p>
          </table:table-cell>
          <table:table-cell office:value-type="string">
            <text:p>C 制造业</text:p>
          </table:table-cell>
          <table:table-cell office:value-type="string">
            <text:p>株洲天桥起重机股份有限公司</text:p>
          </table:table-cell>
          <table:table-cell office:value-type="string">
            <text:p>2010-12-10T00:00:00.000+08</text:p>
          </table:table-cell>
          <table:table-cell office:value-type="string">
            <text:p>湖南</text:p>
          </table:table-cell>
          <table:table-cell office:value-type="string">
            <text:p>株洲市</text:p>
          </table:table-cell>
          <table:table-cell office:value-type="string">
            <text:p>www.tqcc.cn</text:p>
          </table:table-cell>
          <table:table-cell office:value-type="string">
            <text:p>湖南省株洲市石峰区田心北门</text:p>
          </table:table-cell>
          <table:table-cell table:number-columns-repeated="2"/>
        </table:table-row>
        <table:table-row table:style-name="ro2">
          <table:table-cell office:value-type="string">
            <text:p>002524</text:p>
          </table:table-cell>
          <table:table-cell office:value-type="string">
            <text:p>光正集团</text:p>
          </table:table-cell>
          <table:table-cell office:value-type="string">
            <text:p>D 水电煤气</text:p>
          </table:table-cell>
          <table:table-cell office:value-type="string">
            <text:p>光正集团股份有限公司</text:p>
          </table:table-cell>
          <table:table-cell office:value-type="string">
            <text:p>2010-12-17T00:00:00.000+08</text:p>
          </table:table-cell>
          <table:table-cell office:value-type="string">
            <text:p>新疆</text:p>
          </table:table-cell>
          <table:table-cell office:value-type="string">
            <text:p>乌鲁木齐市</text:p>
          </table:table-cell>
          <table:table-cell office:value-type="string">
            <text:p>www.gzss.cc</text:p>
          </table:table-cell>
          <table:table-cell office:value-type="string">
            <text:p>新疆维吾尔自治区乌鲁木齐经济技术开发区融合北路266号</text:p>
          </table:table-cell>
          <table:table-cell table:number-columns-repeated="2"/>
        </table:table-row>
        <table:table-row table:style-name="ro2">
          <table:table-cell office:value-type="string">
            <text:p>002526</text:p>
          </table:table-cell>
          <table:table-cell office:value-type="string">
            <text:p>山东矿机</text:p>
          </table:table-cell>
          <table:table-cell office:value-type="string">
            <text:p>C 制造业</text:p>
          </table:table-cell>
          <table:table-cell office:value-type="string">
            <text:p>山东矿机集团股份有限公司</text:p>
          </table:table-cell>
          <table:table-cell office:value-type="string">
            <text:p>2010-12-17T00:00:00.000+08</text:p>
          </table:table-cell>
          <table:table-cell office:value-type="string">
            <text:p>山东</text:p>
          </table:table-cell>
          <table:table-cell office:value-type="string">
            <text:p>潍坊市</text:p>
          </table:table-cell>
          <table:table-cell office:value-type="string">
            <text:p>www.skj.cc</text:p>
          </table:table-cell>
          <table:table-cell office:value-type="string">
            <text:p>山东省昌乐县经济开发区大沂路北段</text:p>
          </table:table-cell>
          <table:table-cell table:number-columns-repeated="2"/>
        </table:table-row>
        <table:table-row table:style-name="ro2">
          <table:table-cell office:value-type="string">
            <text:p>002527</text:p>
          </table:table-cell>
          <table:table-cell office:value-type="string">
            <text:p>新时达</text:p>
          </table:table-cell>
          <table:table-cell office:value-type="string">
            <text:p>C 制造业</text:p>
          </table:table-cell>
          <table:table-cell office:value-type="string">
            <text:p>上海新时达电气股份有限公司</text:p>
          </table:table-cell>
          <table:table-cell office:value-type="string">
            <text:p>2010-12-24T00:00:00.000+08</text:p>
          </table:table-cell>
          <table:table-cell office:value-type="string">
            <text:p>上海</text:p>
          </table:table-cell>
          <table:table-cell office:value-type="string">
            <text:p>上海市</text:p>
          </table:table-cell>
          <table:table-cell office:value-type="string">
            <text:p>www.stepelevator.com</text:p>
          </table:table-cell>
          <table:table-cell office:value-type="string">
            <text:p>上海市嘉定区南翔镇新丰村新勤路289号</text:p>
          </table:table-cell>
          <table:table-cell table:number-columns-repeated="2"/>
        </table:table-row>
        <table:table-row table:style-name="ro2">
          <table:table-cell office:value-type="string">
            <text:p>002528</text:p>
          </table:table-cell>
          <table:table-cell office:value-type="string">
            <text:p>英飞拓</text:p>
          </table:table-cell>
          <table:table-cell office:value-type="string">
            <text:p>C 制造业</text:p>
          </table:table-cell>
          <table:table-cell office:value-type="string">
            <text:p>深圳英飞拓科技股份有限公司</text:p>
          </table:table-cell>
          <table:table-cell office:value-type="string">
            <text:p>2010-12-24T00:00:00.000+08</text:p>
          </table:table-cell>
          <table:table-cell office:value-type="string">
            <text:p>广东</text:p>
          </table:table-cell>
          <table:table-cell office:value-type="string">
            <text:p>深圳市</text:p>
          </table:table-cell>
          <table:table-cell office:value-type="string">
            <text:p>www.infinova.com.cn</text:p>
          </table:table-cell>
          <table:table-cell office:value-type="string">
            <text:p>广东省深圳市龙华新区观澜高新技术产业园英飞拓厂房</text:p>
          </table:table-cell>
          <table:table-cell table:number-columns-repeated="2"/>
        </table:table-row>
        <table:table-row table:style-name="ro2">
          <table:table-cell office:value-type="string">
            <text:p>002529</text:p>
          </table:table-cell>
          <table:table-cell office:value-type="string">
            <text:p>海源机械</text:p>
          </table:table-cell>
          <table:table-cell office:value-type="string">
            <text:p>C 制造业</text:p>
          </table:table-cell>
          <table:table-cell office:value-type="string">
            <text:p>福建海源自动化机械股份有限公司</text:p>
          </table:table-cell>
          <table:table-cell office:value-type="string">
            <text:p>2010-12-24T00:00:00.000+08</text:p>
          </table:table-cell>
          <table:table-cell office:value-type="string">
            <text:p>福建</text:p>
          </table:table-cell>
          <table:table-cell office:value-type="string">
            <text:p>福州市</text:p>
          </table:table-cell>
          <table:table-cell office:value-type="string">
            <text:p>www.haiyuan-group.com</text:p>
          </table:table-cell>
          <table:table-cell office:value-type="string">
            <text:p>福建省福州市闽侯县荆溪镇铁岭北路2号</text:p>
          </table:table-cell>
          <table:table-cell table:number-columns-repeated="2"/>
        </table:table-row>
        <table:table-row table:style-name="ro2">
          <table:table-cell office:value-type="string">
            <text:p>002530</text:p>
          </table:table-cell>
          <table:table-cell office:value-type="string">
            <text:p>金财互联</text:p>
          </table:table-cell>
          <table:table-cell office:value-type="string">
            <text:p>C 制造业</text:p>
          </table:table-cell>
          <table:table-cell office:value-type="string">
            <text:p>金财互联控股股份有限公司</text:p>
          </table:table-cell>
          <table:table-cell office:value-type="string">
            <text:p>2010-12-31T00:00:00.000+08</text:p>
          </table:table-cell>
          <table:table-cell office:value-type="string">
            <text:p>江苏</text:p>
          </table:table-cell>
          <table:table-cell office:value-type="string">
            <text:p>盐城市</text:p>
          </table:table-cell>
          <table:table-cell office:value-type="string">
            <text:p>www.fengdong.com</text:p>
          </table:table-cell>
          <table:table-cell office:value-type="string">
            <text:p>江苏省盐城市大丰区经济开发区南翔西路333号</text:p>
          </table:table-cell>
          <table:table-cell table:number-columns-repeated="2"/>
        </table:table-row>
        <table:table-row table:style-name="ro2">
          <table:table-cell office:value-type="string">
            <text:p>002531</text:p>
          </table:table-cell>
          <table:table-cell office:value-type="string">
            <text:p>天顺风能</text:p>
          </table:table-cell>
          <table:table-cell office:value-type="string">
            <text:p>C 制造业</text:p>
          </table:table-cell>
          <table:table-cell office:value-type="string">
            <text:p>天顺风能（苏州）股份有限公司</text:p>
          </table:table-cell>
          <table:table-cell office:value-type="string">
            <text:p>2010-12-31T00:00:00.000+08</text:p>
          </table:table-cell>
          <table:table-cell office:value-type="string">
            <text:p>江苏</text:p>
          </table:table-cell>
          <table:table-cell office:value-type="string">
            <text:p>苏州市</text:p>
          </table:table-cell>
          <table:table-cell office:value-type="string">
            <text:p>www.titanwind.com.cn</text:p>
          </table:table-cell>
          <table:table-cell office:value-type="string">
            <text:p>江苏省苏州市太仓经济开发区宁波东路28号</text:p>
          </table:table-cell>
          <table:table-cell table:number-columns-repeated="2"/>
        </table:table-row>
        <table:table-row table:style-name="ro2">
          <table:table-cell office:value-type="string">
            <text:p>002532</text:p>
          </table:table-cell>
          <table:table-cell office:value-type="string">
            <text:p>新界泵业</text:p>
          </table:table-cell>
          <table:table-cell office:value-type="string">
            <text:p>C 制造业</text:p>
          </table:table-cell>
          <table:table-cell office:value-type="string">
            <text:p>新界泵业集团股份有限公司</text:p>
          </table:table-cell>
          <table:table-cell office:value-type="string">
            <text:p>2010-12-31T00:00:00.000+08</text:p>
          </table:table-cell>
          <table:table-cell office:value-type="string">
            <text:p>浙江</text:p>
          </table:table-cell>
          <table:table-cell office:value-type="string">
            <text:p>台州市</text:p>
          </table:table-cell>
          <table:table-cell office:value-type="string">
            <text:p>www.shimge.com</text:p>
          </table:table-cell>
          <table:table-cell office:value-type="string">
            <text:p>浙江省温岭市大溪镇大洋城工业区</text:p>
          </table:table-cell>
          <table:table-cell table:number-columns-repeated="2"/>
        </table:table-row>
        <table:table-row table:style-name="ro2">
          <table:table-cell office:value-type="string">
            <text:p>002533</text:p>
          </table:table-cell>
          <table:table-cell office:value-type="string">
            <text:p>金杯电工</text:p>
          </table:table-cell>
          <table:table-cell office:value-type="string">
            <text:p>C 制造业</text:p>
          </table:table-cell>
          <table:table-cell office:value-type="string">
            <text:p>金杯电工股份有限公司</text:p>
          </table:table-cell>
          <table:table-cell office:value-type="string">
            <text:p>2010-12-31T00:00:00.000+08</text:p>
          </table:table-cell>
          <table:table-cell office:value-type="string">
            <text:p>湖南</text:p>
          </table:table-cell>
          <table:table-cell office:value-type="string">
            <text:p>长沙市</text:p>
          </table:table-cell>
          <table:table-cell office:value-type="string">
            <text:p>www.gold-cup.cn</text:p>
          </table:table-cell>
          <table:table-cell office:value-type="string">
            <text:p>湖南省长沙市高新技术产业开发区东方红中路580号</text:p>
          </table:table-cell>
          <table:table-cell table:number-columns-repeated="2"/>
        </table:table-row>
        <table:table-row table:style-name="ro2">
          <table:table-cell office:value-type="string">
            <text:p>002534</text:p>
          </table:table-cell>
          <table:table-cell office:value-type="string">
            <text:p>杭锅股份</text:p>
          </table:table-cell>
          <table:table-cell office:value-type="string">
            <text:p>C 制造业</text:p>
          </table:table-cell>
          <table:table-cell office:value-type="string">
            <text:p>杭州锅炉集团股份有限公司</text:p>
          </table:table-cell>
          <table:table-cell office:value-type="string">
            <text:p>2011-01-10T00:00:00.000+08</text:p>
          </table:table-cell>
          <table:table-cell office:value-type="string">
            <text:p>浙江</text:p>
          </table:table-cell>
          <table:table-cell office:value-type="string">
            <text:p>杭州市</text:p>
          </table:table-cell>
          <table:table-cell office:value-type="string">
            <text:p>www.chinaboilers.com</text:p>
          </table:table-cell>
          <table:table-cell office:value-type="string">
            <text:p>浙江省杭州市江干区大农港路1216号</text:p>
          </table:table-cell>
          <table:table-cell table:number-columns-repeated="2"/>
        </table:table-row>
        <table:table-row table:style-name="ro2">
          <table:table-cell office:value-type="string">
            <text:p>002535</text:p>
          </table:table-cell>
          <table:table-cell office:value-type="string">
            <text:p>林州重机</text:p>
          </table:table-cell>
          <table:table-cell office:value-type="string">
            <text:p>C 制造业</text:p>
          </table:table-cell>
          <table:table-cell office:value-type="string">
            <text:p>林州重机集团股份有限公司</text:p>
          </table:table-cell>
          <table:table-cell office:value-type="string">
            <text:p>2011-01-11T00:00:00.000+08</text:p>
          </table:table-cell>
          <table:table-cell office:value-type="string">
            <text:p>河南</text:p>
          </table:table-cell>
          <table:table-cell office:value-type="string">
            <text:p>安阳市</text:p>
          </table:table-cell>
          <table:table-cell office:value-type="string">
            <text:p>www.lzzj.com</text:p>
          </table:table-cell>
          <table:table-cell office:value-type="string">
            <text:p>河南省林州市产业集聚区凤宝大道与陵阳大道交叉口</text:p>
          </table:table-cell>
          <table:table-cell table:number-columns-repeated="2"/>
        </table:table-row>
        <table:table-row table:style-name="ro2">
          <table:table-cell office:value-type="string">
            <text:p>002536</text:p>
          </table:table-cell>
          <table:table-cell office:value-type="string">
            <text:p>西泵股份</text:p>
          </table:table-cell>
          <table:table-cell office:value-type="string">
            <text:p>C 制造业</text:p>
          </table:table-cell>
          <table:table-cell office:value-type="string">
            <text:p>河南省西峡汽车水泵股份有限公司</text:p>
          </table:table-cell>
          <table:table-cell office:value-type="string">
            <text:p>2011-01-11T00:00:00.000+08</text:p>
          </table:table-cell>
          <table:table-cell office:value-type="string">
            <text:p>河南</text:p>
          </table:table-cell>
          <table:table-cell office:value-type="string">
            <text:p>南阳市</text:p>
          </table:table-cell>
          <table:table-cell office:value-type="string">
            <text:p>www.xixia-waterpump.com</text:p>
          </table:table-cell>
          <table:table-cell office:value-type="string">
            <text:p>河南省西峡县工业大道</text:p>
          </table:table-cell>
          <table:table-cell table:number-columns-repeated="2"/>
        </table:table-row>
        <table:table-row table:style-name="ro2">
          <table:table-cell office:value-type="string">
            <text:p>002537</text:p>
          </table:table-cell>
          <table:table-cell office:value-type="string">
            <text:p>海立美达</text:p>
          </table:table-cell>
          <table:table-cell office:value-type="string">
            <text:p>C 制造业</text:p>
          </table:table-cell>
          <table:table-cell office:value-type="string">
            <text:p>青岛海立美达股份有限公司</text:p>
          </table:table-cell>
          <table:table-cell office:value-type="string">
            <text:p>2011-01-10T00:00:00.000+08</text:p>
          </table:table-cell>
          <table:table-cell office:value-type="string">
            <text:p>山东</text:p>
          </table:table-cell>
          <table:table-cell office:value-type="string">
            <text:p>青岛市</text:p>
          </table:table-cell>
          <table:table-cell office:value-type="string">
            <text:p>www.haili.com.cn</text:p>
          </table:table-cell>
          <table:table-cell office:value-type="string">
            <text:p>山东省青岛即墨市青威路1626号</text:p>
          </table:table-cell>
          <table:table-cell table:number-columns-repeated="2"/>
        </table:table-row>
        <table:table-row table:style-name="ro2">
          <table:table-cell office:value-type="string">
            <text:p>002538</text:p>
          </table:table-cell>
          <table:table-cell office:value-type="string">
            <text:p>司尔特</text:p>
          </table:table-cell>
          <table:table-cell office:value-type="string">
            <text:p>C 制造业</text:p>
          </table:table-cell>
          <table:table-cell office:value-type="string">
            <text:p>安徽省司尔特肥业股份有限公司</text:p>
          </table:table-cell>
          <table:table-cell office:value-type="string">
            <text:p>2011-01-18T00:00:00.000+08</text:p>
          </table:table-cell>
          <table:table-cell office:value-type="string">
            <text:p>安徽</text:p>
          </table:table-cell>
          <table:table-cell office:value-type="string">
            <text:p>宁国市</text:p>
          </table:table-cell>
          <table:table-cell office:value-type="string">
            <text:p>www.sierte.com</text:p>
          </table:table-cell>
          <table:table-cell office:value-type="string">
            <text:p>安徽省宁国经济技术开发区</text:p>
          </table:table-cell>
          <table:table-cell table:number-columns-repeated="2"/>
        </table:table-row>
        <table:table-row table:style-name="ro2">
          <table:table-cell office:value-type="string">
            <text:p>002539</text:p>
          </table:table-cell>
          <table:table-cell office:value-type="string">
            <text:p>云图控股</text:p>
          </table:table-cell>
          <table:table-cell office:value-type="string">
            <text:p>C 制造业</text:p>
          </table:table-cell>
          <table:table-cell office:value-type="string">
            <text:p>成都云图控股股份有限公司</text:p>
          </table:table-cell>
          <table:table-cell office:value-type="string">
            <text:p>2011-01-18T00:00:00.000+08</text:p>
          </table:table-cell>
          <table:table-cell office:value-type="string">
            <text:p>四川</text:p>
          </table:table-cell>
          <table:table-cell office:value-type="string">
            <text:p>成都市</text:p>
          </table:table-cell>
          <table:table-cell office:value-type="string">
            <text:p>www.wintrueholding.com</text:p>
          </table:table-cell>
          <table:table-cell office:value-type="string">
            <text:p>四川省成都市新都工业开发区南二路</text:p>
          </table:table-cell>
          <table:table-cell table:number-columns-repeated="2"/>
        </table:table-row>
        <table:table-row table:style-name="ro2">
          <table:table-cell office:value-type="string">
            <text:p>002540</text:p>
          </table:table-cell>
          <table:table-cell office:value-type="string">
            <text:p>亚太科技</text:p>
          </table:table-cell>
          <table:table-cell office:value-type="string">
            <text:p>C 制造业</text:p>
          </table:table-cell>
          <table:table-cell office:value-type="string">
            <text:p>江苏亚太轻合金科技股份有限公司</text:p>
          </table:table-cell>
          <table:table-cell office:value-type="string">
            <text:p>2011-01-18T00:00:00.000+08</text:p>
          </table:table-cell>
          <table:table-cell office:value-type="string">
            <text:p>江苏</text:p>
          </table:table-cell>
          <table:table-cell office:value-type="string">
            <text:p>无锡市</text:p>
          </table:table-cell>
          <table:table-cell office:value-type="string">
            <text:p>www.yatal.com；www.apalt.com</text:p>
          </table:table-cell>
          <table:table-cell office:value-type="string">
            <text:p>江苏省无锡市新区坊兴路8号</text:p>
          </table:table-cell>
          <table:table-cell table:number-columns-repeated="2"/>
        </table:table-row>
        <table:table-row table:style-name="ro2">
          <table:table-cell office:value-type="string">
            <text:p>002541</text:p>
          </table:table-cell>
          <table:table-cell office:value-type="string">
            <text:p>鸿路钢构</text:p>
          </table:table-cell>
          <table:table-cell office:value-type="string">
            <text:p>C 制造业</text:p>
          </table:table-cell>
          <table:table-cell office:value-type="string">
            <text:p>安徽鸿路钢结构(集团)股份有限公司</text:p>
          </table:table-cell>
          <table:table-cell office:value-type="string">
            <text:p>2011-01-18T00:00:00.000+08</text:p>
          </table:table-cell>
          <table:table-cell office:value-type="string">
            <text:p>安徽</text:p>
          </table:table-cell>
          <table:table-cell office:value-type="string">
            <text:p>合肥市</text:p>
          </table:table-cell>
          <table:table-cell office:value-type="string">
            <text:p>www.hong-lu.com</text:p>
          </table:table-cell>
          <table:table-cell office:value-type="string">
            <text:p>安徽省合肥市双凤工业区</text:p>
          </table:table-cell>
          <table:table-cell table:number-columns-repeated="2"/>
        </table:table-row>
        <table:table-row table:style-name="ro2">
          <table:table-cell office:value-type="string">
            <text:p>002542</text:p>
          </table:table-cell>
          <table:table-cell office:value-type="string">
            <text:p>中化岩土</text:p>
          </table:table-cell>
          <table:table-cell office:value-type="string">
            <text:p>E 建筑业</text:p>
          </table:table-cell>
          <table:table-cell office:value-type="string">
            <text:p>中化岩土集团股份有限公司</text:p>
          </table:table-cell>
          <table:table-cell office:value-type="string">
            <text:p>2011-01-28T00:00:00.000+08</text:p>
          </table:table-cell>
          <table:table-cell office:value-type="string">
            <text:p>北京</text:p>
          </table:table-cell>
          <table:table-cell office:value-type="string">
            <text:p>北京市</text:p>
          </table:table-cell>
          <table:table-cell office:value-type="string">
            <text:p>www.cge.com.cn</text:p>
          </table:table-cell>
          <table:table-cell office:value-type="string">
            <text:p>北京市大兴工业开发区科苑路13号1号楼</text:p>
          </table:table-cell>
          <table:table-cell table:number-columns-repeated="2"/>
        </table:table-row>
        <table:table-row table:style-name="ro2">
          <table:table-cell office:value-type="string">
            <text:p>002543</text:p>
          </table:table-cell>
          <table:table-cell office:value-type="string">
            <text:p>万和电气</text:p>
          </table:table-cell>
          <table:table-cell office:value-type="string">
            <text:p>C 制造业</text:p>
          </table:table-cell>
          <table:table-cell office:value-type="string">
            <text:p>广东万和新电气股份有限公司</text:p>
          </table:table-cell>
          <table:table-cell office:value-type="string">
            <text:p>2011-01-28T00:00:00.000+08</text:p>
          </table:table-cell>
          <table:table-cell office:value-type="string">
            <text:p>广东</text:p>
          </table:table-cell>
          <table:table-cell office:value-type="string">
            <text:p>佛山市</text:p>
          </table:table-cell>
          <table:table-cell office:value-type="string">
            <text:p>www.vanward.com</text:p>
          </table:table-cell>
          <table:table-cell office:value-type="string">
            <text:p>广东省佛山市顺德高新区(容桂)建业中路13号</text:p>
          </table:table-cell>
          <table:table-cell table:number-columns-repeated="2"/>
        </table:table-row>
        <table:table-row table:style-name="ro2">
          <table:table-cell office:value-type="string">
            <text:p>002544</text:p>
          </table:table-cell>
          <table:table-cell office:value-type="string">
            <text:p>杰赛科技</text:p>
          </table:table-cell>
          <table:table-cell office:value-type="string">
            <text:p>I 信息技术</text:p>
          </table:table-cell>
          <table:table-cell office:value-type="string">
            <text:p>广州杰赛科技股份有限公司</text:p>
          </table:table-cell>
          <table:table-cell office:value-type="string">
            <text:p>2011-01-28T00:00:00.000+08</text:p>
          </table:table-cell>
          <table:table-cell office:value-type="string">
            <text:p>广东</text:p>
          </table:table-cell>
          <table:table-cell office:value-type="string">
            <text:p>广州市</text:p>
          </table:table-cell>
          <table:table-cell office:value-type="string">
            <text:p>www.chinagci.com</text:p>
          </table:table-cell>
          <table:table-cell office:value-type="string">
            <text:p>广东省广州市新港中路381号</text:p>
          </table:table-cell>
          <table:table-cell table:number-columns-repeated="2"/>
        </table:table-row>
        <table:table-row table:style-name="ro2">
          <table:table-cell office:value-type="string">
            <text:p>002545</text:p>
          </table:table-cell>
          <table:table-cell office:value-type="string">
            <text:p>东方铁塔</text:p>
          </table:table-cell>
          <table:table-cell office:value-type="string">
            <text:p>C 制造业</text:p>
          </table:table-cell>
          <table:table-cell office:value-type="string">
            <text:p>青岛东方铁塔股份有限公司</text:p>
          </table:table-cell>
          <table:table-cell office:value-type="string">
            <text:p>2011-02-11T00:00:00.000+08</text:p>
          </table:table-cell>
          <table:table-cell office:value-type="string">
            <text:p>山东</text:p>
          </table:table-cell>
          <table:table-cell office:value-type="string">
            <text:p>青岛市</text:p>
          </table:table-cell>
          <table:table-cell office:value-type="string">
            <text:p>www.qddftt.cn</text:p>
          </table:table-cell>
          <table:table-cell office:value-type="string">
            <text:p>山东省胶州市广州北路318号</text:p>
          </table:table-cell>
          <table:table-cell table:number-columns-repeated="2"/>
        </table:table-row>
        <table:table-row table:style-name="ro2">
          <table:table-cell office:value-type="string">
            <text:p>002546</text:p>
          </table:table-cell>
          <table:table-cell office:value-type="string">
            <text:p>新联电子</text:p>
          </table:table-cell>
          <table:table-cell office:value-type="string">
            <text:p>C 制造业</text:p>
          </table:table-cell>
          <table:table-cell office:value-type="string">
            <text:p>南京新联电子股份有限公司</text:p>
          </table:table-cell>
          <table:table-cell office:value-type="string">
            <text:p>2011-02-11T00:00:00.000+08</text:p>
          </table:table-cell>
          <table:table-cell office:value-type="string">
            <text:p>江苏</text:p>
          </table:table-cell>
          <table:table-cell office:value-type="string">
            <text:p>南京市</text:p>
          </table:table-cell>
          <table:table-cell office:value-type="string">
            <text:p>www.xldz.com</text:p>
          </table:table-cell>
          <table:table-cell office:value-type="string">
            <text:p>江苏省南京市江宁经济技术开发区利源北路66号</text:p>
          </table:table-cell>
          <table:table-cell table:number-columns-repeated="2"/>
        </table:table-row>
        <table:table-row table:style-name="ro2">
          <table:table-cell office:value-type="string">
            <text:p>002547</text:p>
          </table:table-cell>
          <table:table-cell office:value-type="string">
            <text:p>春兴精工</text:p>
          </table:table-cell>
          <table:table-cell office:value-type="string">
            <text:p>C 制造业</text:p>
          </table:table-cell>
          <table:table-cell office:value-type="string">
            <text:p>苏州春兴精工股份有限公司</text:p>
          </table:table-cell>
          <table:table-cell office:value-type="string">
            <text:p>2011-02-18T00:00:00.000+08</text:p>
          </table:table-cell>
          <table:table-cell office:value-type="string">
            <text:p>江苏</text:p>
          </table:table-cell>
          <table:table-cell office:value-type="string">
            <text:p>苏州市</text:p>
          </table:table-cell>
          <table:table-cell office:value-type="string">
            <text:p>www.chunxing-group.com</text:p>
          </table:table-cell>
          <table:table-cell office:value-type="string">
            <text:p>江苏省苏州市苏州工业园区唯亭镇浦田路2号</text:p>
          </table:table-cell>
          <table:table-cell table:number-columns-repeated="2"/>
        </table:table-row>
        <table:table-row table:style-name="ro2">
          <table:table-cell office:value-type="string">
            <text:p>002548</text:p>
          </table:table-cell>
          <table:table-cell office:value-type="string">
            <text:p>金新农</text:p>
          </table:table-cell>
          <table:table-cell office:value-type="string">
            <text:p>C 制造业</text:p>
          </table:table-cell>
          <table:table-cell office:value-type="string">
            <text:p>深圳市金新农科技股份有限公司</text:p>
          </table:table-cell>
          <table:table-cell office:value-type="string">
            <text:p>2011-02-18T00:00:00.000+08</text:p>
          </table:table-cell>
          <table:table-cell office:value-type="string">
            <text:p>广东</text:p>
          </table:table-cell>
          <table:table-cell office:value-type="string">
            <text:p>深圳市</text:p>
          </table:table-cell>
          <table:table-cell office:value-type="string">
            <text:p>www.chengnong.com</text:p>
          </table:table-cell>
          <table:table-cell office:value-type="string">
            <text:p>广东省深圳市宝安区公明镇将石塘下围</text:p>
          </table:table-cell>
          <table:table-cell table:number-columns-repeated="2"/>
        </table:table-row>
        <table:table-row table:style-name="ro2">
          <table:table-cell office:value-type="string">
            <text:p>002549</text:p>
          </table:table-cell>
          <table:table-cell office:value-type="string">
            <text:p>凯美特气</text:p>
          </table:table-cell>
          <table:table-cell office:value-type="string">
            <text:p>N 公共环保</text:p>
          </table:table-cell>
          <table:table-cell office:value-type="string">
            <text:p>湖南凯美特气体股份有限公司</text:p>
          </table:table-cell>
          <table:table-cell office:value-type="string">
            <text:p>2011-02-18T00:00:00.000+08</text:p>
          </table:table-cell>
          <table:table-cell office:value-type="string">
            <text:p>湖南</text:p>
          </table:table-cell>
          <table:table-cell office:value-type="string">
            <text:p>岳阳市</text:p>
          </table:table-cell>
          <table:table-cell office:value-type="string">
            <text:p>www.china-kmt.cn</text:p>
          </table:table-cell>
          <table:table-cell office:value-type="string">
            <text:p>湖南省岳阳市岳阳楼区七里山（巴陵石化化肥事业部西门）</text:p>
          </table:table-cell>
          <table:table-cell table:number-columns-repeated="2"/>
        </table:table-row>
        <table:table-row table:style-name="ro2">
          <table:table-cell office:value-type="string">
            <text:p>002550</text:p>
          </table:table-cell>
          <table:table-cell office:value-type="string">
            <text:p>千红制药</text:p>
          </table:table-cell>
          <table:table-cell office:value-type="string">
            <text:p>C 制造业</text:p>
          </table:table-cell>
          <table:table-cell office:value-type="string">
            <text:p>常州千红生化制药股份有限公司</text:p>
          </table:table-cell>
          <table:table-cell office:value-type="string">
            <text:p>2011-02-18T00:00:00.000+08</text:p>
          </table:table-cell>
          <table:table-cell office:value-type="string">
            <text:p>江苏</text:p>
          </table:table-cell>
          <table:table-cell office:value-type="string">
            <text:p>常州市</text:p>
          </table:table-cell>
          <table:table-cell office:value-type="string">
            <text:p>www.qhsh.com.cn</text:p>
          </table:table-cell>
          <table:table-cell office:value-type="string">
            <text:p>江苏省常州市新北区云河路518号</text:p>
          </table:table-cell>
          <table:table-cell table:number-columns-repeated="2"/>
        </table:table-row>
        <table:table-row table:style-name="ro2">
          <table:table-cell office:value-type="string">
            <text:p>002551</text:p>
          </table:table-cell>
          <table:table-cell office:value-type="string">
            <text:p>尚荣医疗</text:p>
          </table:table-cell>
          <table:table-cell office:value-type="string">
            <text:p>C 制造业</text:p>
          </table:table-cell>
          <table:table-cell office:value-type="string">
            <text:p>深圳市尚荣医疗股份有限公司</text:p>
          </table:table-cell>
          <table:table-cell office:value-type="string">
            <text:p>2011-02-25T00:00:00.000+08</text:p>
          </table:table-cell>
          <table:table-cell office:value-type="string">
            <text:p>广东</text:p>
          </table:table-cell>
          <table:table-cell office:value-type="string">
            <text:p>深圳市</text:p>
          </table:table-cell>
          <table:table-cell office:value-type="string">
            <text:p>www.glory-medical.com.cn</text:p>
          </table:table-cell>
          <table:table-cell office:value-type="string">
            <text:p>广东省深圳市龙岗区宝龙工业城宝龙5路2号尚荣科技工业园</text:p>
          </table:table-cell>
          <table:table-cell table:number-columns-repeated="2"/>
        </table:table-row>
        <table:table-row table:style-name="ro2">
          <table:table-cell office:value-type="string">
            <text:p>002552</text:p>
          </table:table-cell>
          <table:table-cell office:value-type="string">
            <text:p>宝鼎科技</text:p>
          </table:table-cell>
          <table:table-cell office:value-type="string">
            <text:p>C 制造业</text:p>
          </table:table-cell>
          <table:table-cell office:value-type="string">
            <text:p>宝鼎科技股份有限公司</text:p>
          </table:table-cell>
          <table:table-cell office:value-type="string">
            <text:p>2011-02-25T00:00:00.000+08</text:p>
          </table:table-cell>
          <table:table-cell office:value-type="string">
            <text:p>浙江</text:p>
          </table:table-cell>
          <table:table-cell office:value-type="string">
            <text:p>杭州市</text:p>
          </table:table-cell>
          <table:table-cell office:value-type="string">
            <text:p>www.baoding-tech.com</text:p>
          </table:table-cell>
          <table:table-cell office:value-type="string">
            <text:p>浙江省杭州余杭区塘栖镇工业园区内</text:p>
          </table:table-cell>
          <table:table-cell table:number-columns-repeated="2"/>
        </table:table-row>
        <table:table-row table:style-name="ro2">
          <table:table-cell office:value-type="string">
            <text:p>002553</text:p>
          </table:table-cell>
          <table:table-cell office:value-type="string">
            <text:p>南方轴承</text:p>
          </table:table-cell>
          <table:table-cell office:value-type="string">
            <text:p>C 制造业</text:p>
          </table:table-cell>
          <table:table-cell office:value-type="string">
            <text:p>江苏南方轴承股份有限公司</text:p>
          </table:table-cell>
          <table:table-cell office:value-type="string">
            <text:p>2011-02-25T00:00:00.000+08</text:p>
          </table:table-cell>
          <table:table-cell office:value-type="string">
            <text:p>江苏</text:p>
          </table:table-cell>
          <table:table-cell office:value-type="string">
            <text:p>常州市</text:p>
          </table:table-cell>
          <table:table-cell office:value-type="string">
            <text:p>www.nf-bearings.com</text:p>
          </table:table-cell>
          <table:table-cell office:value-type="string">
            <text:p>江苏省常州市武进高新技术开发区龙翔路</text:p>
          </table:table-cell>
          <table:table-cell table:number-columns-repeated="2"/>
        </table:table-row>
        <table:table-row table:style-name="ro2">
          <table:table-cell office:value-type="string">
            <text:p>002554</text:p>
          </table:table-cell>
          <table:table-cell office:value-type="string">
            <text:p>惠博普</text:p>
          </table:table-cell>
          <table:table-cell office:value-type="string">
            <text:p>B 采矿业</text:p>
          </table:table-cell>
          <table:table-cell office:value-type="string">
            <text:p>华油惠博普科技股份有限公司</text:p>
          </table:table-cell>
          <table:table-cell office:value-type="string">
            <text:p>2011-02-25T00:00:00.000+08</text:p>
          </table:table-cell>
          <table:table-cell office:value-type="string">
            <text:p>北京</text:p>
          </table:table-cell>
          <table:table-cell office:value-type="string">
            <text:p>北京市</text:p>
          </table:table-cell>
          <table:table-cell office:value-type="string">
            <text:p>www.china-hbp.com</text:p>
          </table:table-cell>
          <table:table-cell office:value-type="string">
            <text:p>北京市海淀区马甸东路17号11层1212</text:p>
          </table:table-cell>
          <table:table-cell table:number-columns-repeated="2"/>
        </table:table-row>
        <table:table-row table:style-name="ro2">
          <table:table-cell office:value-type="string">
            <text:p>002555</text:p>
          </table:table-cell>
          <table:table-cell office:value-type="string">
            <text:p>三七互娱</text:p>
          </table:table-cell>
          <table:table-cell office:value-type="string">
            <text:p>I 信息技术</text:p>
          </table:table-cell>
          <table:table-cell office:value-type="string">
            <text:p>芜湖顺荣三七互娱网络科技股份有限公司</text:p>
          </table:table-cell>
          <table:table-cell office:value-type="string">
            <text:p>2011-03-02T00:00:00.000+08</text:p>
          </table:table-cell>
          <table:table-cell office:value-type="string">
            <text:p>安徽</text:p>
          </table:table-cell>
          <table:table-cell office:value-type="string">
            <text:p>芜湖市</text:p>
          </table:table-cell>
          <table:table-cell office:value-type="string">
            <text:p>www.shunrong.cn</text:p>
          </table:table-cell>
          <table:table-cell office:value-type="string">
            <text:p>安徽省芜湖市南陵县经济开发区</text:p>
          </table:table-cell>
          <table:table-cell table:number-columns-repeated="2"/>
        </table:table-row>
        <table:table-row table:style-name="ro2">
          <table:table-cell office:value-type="string">
            <text:p>002556</text:p>
          </table:table-cell>
          <table:table-cell office:value-type="string">
            <text:p>辉隆股份</text:p>
          </table:table-cell>
          <table:table-cell office:value-type="string">
            <text:p>F 批发零售</text:p>
          </table:table-cell>
          <table:table-cell office:value-type="string">
            <text:p>安徽辉隆农资集团股份有限公司</text:p>
          </table:table-cell>
          <table:table-cell office:value-type="string">
            <text:p>2011-03-02T00:00:00.000+08</text:p>
          </table:table-cell>
          <table:table-cell office:value-type="string">
            <text:p>安徽</text:p>
          </table:table-cell>
          <table:table-cell office:value-type="string">
            <text:p>合肥市</text:p>
          </table:table-cell>
          <table:table-cell office:value-type="string">
            <text:p>www.ahamp.com</text:p>
          </table:table-cell>
          <table:table-cell office:value-type="string">
            <text:p>安徽省合肥市蜀山区祁门路1777号</text:p>
          </table:table-cell>
          <table:table-cell table:number-columns-repeated="2"/>
        </table:table-row>
        <table:table-row table:style-name="ro2">
          <table:table-cell office:value-type="string">
            <text:p>002557</text:p>
          </table:table-cell>
          <table:table-cell office:value-type="string">
            <text:p>洽洽食品</text:p>
          </table:table-cell>
          <table:table-cell office:value-type="string">
            <text:p>C 制造业</text:p>
          </table:table-cell>
          <table:table-cell office:value-type="string">
            <text:p>洽洽食品股份有限公司</text:p>
          </table:table-cell>
          <table:table-cell office:value-type="string">
            <text:p>2011-03-02T00:00:00.000+08</text:p>
          </table:table-cell>
          <table:table-cell office:value-type="string">
            <text:p>安徽</text:p>
          </table:table-cell>
          <table:table-cell office:value-type="string">
            <text:p>合肥市</text:p>
          </table:table-cell>
          <table:table-cell office:value-type="string">
            <text:p>www.qiaqiafood.com</text:p>
          </table:table-cell>
          <table:table-cell office:value-type="string">
            <text:p>安徽省合肥市经济技术开发区莲花路</text:p>
          </table:table-cell>
          <table:table-cell table:number-columns-repeated="2"/>
        </table:table-row>
        <table:table-row table:style-name="ro2">
          <table:table-cell office:value-type="string">
            <text:p>002558</text:p>
          </table:table-cell>
          <table:table-cell office:value-type="string">
            <text:p>巨人网络</text:p>
          </table:table-cell>
          <table:table-cell office:value-type="string">
            <text:p>I 信息技术</text:p>
          </table:table-cell>
          <table:table-cell office:value-type="string">
            <text:p>巨人网络集团股份有限公司</text:p>
          </table:table-cell>
          <table:table-cell office:value-type="string">
            <text:p>2011-03-02T00:00:00.000+08</text:p>
          </table:table-cell>
          <table:table-cell office:value-type="string">
            <text:p>重庆</text:p>
          </table:table-cell>
          <table:table-cell office:value-type="string">
            <text:p>重庆市</text:p>
          </table:table-cell>
          <table:table-cell office:value-type="string">
            <text:p>www.ga-me.com</text:p>
          </table:table-cell>
          <table:table-cell office:value-type="string">
            <text:p>重庆市南岸区江南大道8号万达广场1栋5层</text:p>
          </table:table-cell>
          <table:table-cell table:number-columns-repeated="2"/>
        </table:table-row>
        <table:table-row table:style-name="ro2">
          <table:table-cell office:value-type="string">
            <text:p>002559</text:p>
          </table:table-cell>
          <table:table-cell office:value-type="string">
            <text:p>亚威股份</text:p>
          </table:table-cell>
          <table:table-cell office:value-type="string">
            <text:p>C 制造业</text:p>
          </table:table-cell>
          <table:table-cell office:value-type="string">
            <text:p>江苏亚威机床股份有限公司</text:p>
          </table:table-cell>
          <table:table-cell office:value-type="string">
            <text:p>2011-03-03T00:00:00.000+08</text:p>
          </table:table-cell>
          <table:table-cell office:value-type="string">
            <text:p>江苏</text:p>
          </table:table-cell>
          <table:table-cell office:value-type="string">
            <text:p>扬州市</text:p>
          </table:table-cell>
          <table:table-cell office:value-type="string">
            <text:p>www.yawei.cc</text:p>
          </table:table-cell>
          <table:table-cell office:value-type="string">
            <text:p>江苏省扬州市江都区黄海南路仙城工业园</text:p>
          </table:table-cell>
          <table:table-cell table:number-columns-repeated="2"/>
        </table:table-row>
        <table:table-row table:style-name="ro2">
          <table:table-cell office:value-type="string">
            <text:p>002560</text:p>
          </table:table-cell>
          <table:table-cell office:value-type="string">
            <text:p>通达股份</text:p>
          </table:table-cell>
          <table:table-cell office:value-type="string">
            <text:p>C 制造业</text:p>
          </table:table-cell>
          <table:table-cell office:value-type="string">
            <text:p>河南通达电缆股份有限公司</text:p>
          </table:table-cell>
          <table:table-cell office:value-type="string">
            <text:p>2011-03-03T00:00:00.000+08</text:p>
          </table:table-cell>
          <table:table-cell office:value-type="string">
            <text:p>河南</text:p>
          </table:table-cell>
          <table:table-cell office:value-type="string">
            <text:p>洛阳市</text:p>
          </table:table-cell>
          <table:table-cell office:value-type="string">
            <text:p>www.hntddl.com</text:p>
          </table:table-cell>
          <table:table-cell office:value-type="string">
            <text:p>河南省偃师市史家湾工业区</text:p>
          </table:table-cell>
          <table:table-cell table:number-columns-repeated="2"/>
        </table:table-row>
        <table:table-row table:style-name="ro2">
          <table:table-cell office:value-type="string">
            <text:p>002561</text:p>
          </table:table-cell>
          <table:table-cell office:value-type="string">
            <text:p>徐家汇</text:p>
          </table:table-cell>
          <table:table-cell office:value-type="string">
            <text:p>F 批发零售</text:p>
          </table:table-cell>
          <table:table-cell office:value-type="string">
            <text:p>上海徐家汇商城股份有限公司</text:p>
          </table:table-cell>
          <table:table-cell office:value-type="string">
            <text:p>2011-03-03T00:00:00.000+08</text:p>
          </table:table-cell>
          <table:table-cell office:value-type="string">
            <text:p>上海</text:p>
          </table:table-cell>
          <table:table-cell office:value-type="string">
            <text:p>上海市</text:p>
          </table:table-cell>
          <table:table-cell office:value-type="string">
            <text:p>www.xjh-sc.com</text:p>
          </table:table-cell>
          <table:table-cell office:value-type="string">
            <text:p>上海市肇嘉浜路1068号</text:p>
          </table:table-cell>
          <table:table-cell table:number-columns-repeated="2"/>
        </table:table-row>
        <table:table-row table:style-name="ro2">
          <table:table-cell office:value-type="string">
            <text:p>002562</text:p>
          </table:table-cell>
          <table:table-cell office:value-type="string">
            <text:p>兄弟科技</text:p>
          </table:table-cell>
          <table:table-cell office:value-type="string">
            <text:p>C 制造业</text:p>
          </table:table-cell>
          <table:table-cell office:value-type="string">
            <text:p>兄弟科技股份有限公司</text:p>
          </table:table-cell>
          <table:table-cell office:value-type="string">
            <text:p>2011-03-10T00:00:00.000+08</text:p>
          </table:table-cell>
          <table:table-cell office:value-type="string">
            <text:p>浙江</text:p>
          </table:table-cell>
          <table:table-cell office:value-type="string">
            <text:p>嘉兴市</text:p>
          </table:table-cell>
          <table:table-cell office:value-type="string">
            <text:p>www.brother.com.cn</text:p>
          </table:table-cell>
          <table:table-cell office:value-type="string">
            <text:p>浙江省海宁市周王庙镇联民村蔡家石桥3号</text:p>
          </table:table-cell>
          <table:table-cell table:number-columns-repeated="2"/>
        </table:table-row>
        <table:table-row table:style-name="ro2">
          <table:table-cell office:value-type="string">
            <text:p>002563</text:p>
          </table:table-cell>
          <table:table-cell office:value-type="string">
            <text:p>森马服饰</text:p>
          </table:table-cell>
          <table:table-cell office:value-type="string">
            <text:p>C 制造业</text:p>
          </table:table-cell>
          <table:table-cell office:value-type="string">
            <text:p>浙江森马服饰股份有限公司</text:p>
          </table:table-cell>
          <table:table-cell office:value-type="string">
            <text:p>2011-03-11T00:00:00.000+08</text:p>
          </table:table-cell>
          <table:table-cell office:value-type="string">
            <text:p>浙江</text:p>
          </table:table-cell>
          <table:table-cell office:value-type="string">
            <text:p>温州市</text:p>
          </table:table-cell>
          <table:table-cell office:value-type="string">
            <text:p>www.semirbiz.com</text:p>
          </table:table-cell>
          <table:table-cell office:value-type="string">
            <text:p>浙江省温州市瓯海区娄桥工业园南汇路98号</text:p>
          </table:table-cell>
          <table:table-cell table:number-columns-repeated="2"/>
        </table:table-row>
        <table:table-row table:style-name="ro2">
          <table:table-cell office:value-type="string">
            <text:p>002564</text:p>
          </table:table-cell>
          <table:table-cell office:value-type="string">
            <text:p>天沃科技</text:p>
          </table:table-cell>
          <table:table-cell office:value-type="string">
            <text:p>C 制造业</text:p>
          </table:table-cell>
          <table:table-cell office:value-type="string">
            <text:p>苏州天沃科技股份有限公司</text:p>
          </table:table-cell>
          <table:table-cell office:value-type="string">
            <text:p>2011-03-10T00:00:00.000+08</text:p>
          </table:table-cell>
          <table:table-cell office:value-type="string">
            <text:p>江苏</text:p>
          </table:table-cell>
          <table:table-cell office:value-type="string">
            <text:p>苏州市</text:p>
          </table:table-cell>
          <table:table-cell office:value-type="string">
            <text:p>www.zhanghuaji.com</text:p>
          </table:table-cell>
          <table:table-cell office:value-type="string">
            <text:p>江苏省苏州张家港市金港镇后塍澄杨路20号</text:p>
          </table:table-cell>
          <table:table-cell table:number-columns-repeated="2"/>
        </table:table-row>
        <table:table-row table:style-name="ro2">
          <table:table-cell office:value-type="string">
            <text:p>002565</text:p>
          </table:table-cell>
          <table:table-cell office:value-type="string">
            <text:p>顺灏股份</text:p>
          </table:table-cell>
          <table:table-cell office:value-type="string">
            <text:p>C 制造业</text:p>
          </table:table-cell>
          <table:table-cell office:value-type="string">
            <text:p>上海顺灏新材料科技股份有限公司</text:p>
          </table:table-cell>
          <table:table-cell office:value-type="string">
            <text:p>2011-03-18T00:00:00.000+08</text:p>
          </table:table-cell>
          <table:table-cell office:value-type="string">
            <text:p>上海</text:p>
          </table:table-cell>
          <table:table-cell office:value-type="string">
            <text:p>上海市</text:p>
          </table:table-cell>
          <table:table-cell office:value-type="string">
            <text:p>www.luxinevotech.com</text:p>
          </table:table-cell>
          <table:table-cell office:value-type="string">
            <text:p>上海市真陈路200号</text:p>
          </table:table-cell>
          <table:table-cell table:number-columns-repeated="2"/>
        </table:table-row>
        <table:table-row table:style-name="ro2">
          <table:table-cell office:value-type="string">
            <text:p>002566</text:p>
          </table:table-cell>
          <table:table-cell office:value-type="string">
            <text:p>益盛药业</text:p>
          </table:table-cell>
          <table:table-cell office:value-type="string">
            <text:p>C 制造业</text:p>
          </table:table-cell>
          <table:table-cell office:value-type="string">
            <text:p>吉林省集安益盛药业股份有限公司</text:p>
          </table:table-cell>
          <table:table-cell office:value-type="string">
            <text:p>2011-03-18T00:00:00.000+08</text:p>
          </table:table-cell>
          <table:table-cell office:value-type="string">
            <text:p>吉林</text:p>
          </table:table-cell>
          <table:table-cell office:value-type="string">
            <text:p>通化市</text:p>
          </table:table-cell>
          <table:table-cell office:value-type="string">
            <text:p>www.yisheng-pharm.com</text:p>
          </table:table-cell>
          <table:table-cell office:value-type="string">
            <text:p>吉林省集安市文化东路17-20号</text:p>
          </table:table-cell>
          <table:table-cell table:number-columns-repeated="2"/>
        </table:table-row>
        <table:table-row table:style-name="ro2">
          <table:table-cell office:value-type="string">
            <text:p>002567</text:p>
          </table:table-cell>
          <table:table-cell office:value-type="string">
            <text:p>唐人神</text:p>
          </table:table-cell>
          <table:table-cell office:value-type="string">
            <text:p>C 制造业</text:p>
          </table:table-cell>
          <table:table-cell office:value-type="string">
            <text:p>唐人神集团股份有限公司</text:p>
          </table:table-cell>
          <table:table-cell office:value-type="string">
            <text:p>2011-03-25T00:00:00.000+08</text:p>
          </table:table-cell>
          <table:table-cell office:value-type="string">
            <text:p>湖南</text:p>
          </table:table-cell>
          <table:table-cell office:value-type="string">
            <text:p>株洲市</text:p>
          </table:table-cell>
          <table:table-cell office:value-type="string">
            <text:p>www.tangrenshen.com.cn</text:p>
          </table:table-cell>
          <table:table-cell office:value-type="string">
            <text:p>湖南省株洲市国家高新技术产业开发区栗雨工业园</text:p>
          </table:table-cell>
          <table:table-cell table:number-columns-repeated="2"/>
        </table:table-row>
        <table:table-row table:style-name="ro2">
          <table:table-cell office:value-type="string">
            <text:p>002568</text:p>
          </table:table-cell>
          <table:table-cell office:value-type="string">
            <text:p>百润股份</text:p>
          </table:table-cell>
          <table:table-cell office:value-type="string">
            <text:p>C 制造业</text:p>
          </table:table-cell>
          <table:table-cell office:value-type="string">
            <text:p>上海百润投资控股集团股份有限公司</text:p>
          </table:table-cell>
          <table:table-cell office:value-type="string">
            <text:p>2011-03-25T00:00:00.000+08</text:p>
          </table:table-cell>
          <table:table-cell office:value-type="string">
            <text:p>上海</text:p>
          </table:table-cell>
          <table:table-cell office:value-type="string">
            <text:p>上海市</text:p>
          </table:table-cell>
          <table:table-cell office:value-type="string">
            <text:p>www.bairun.net</text:p>
          </table:table-cell>
          <table:table-cell office:value-type="string">
            <text:p>上海市康桥工业区康桥东路558号</text:p>
          </table:table-cell>
          <table:table-cell table:number-columns-repeated="2"/>
        </table:table-row>
        <table:table-row table:style-name="ro2">
          <table:table-cell office:value-type="string">
            <text:p>002569</text:p>
          </table:table-cell>
          <table:table-cell office:value-type="string">
            <text:p>步森股份</text:p>
          </table:table-cell>
          <table:table-cell office:value-type="string">
            <text:p>C 制造业</text:p>
          </table:table-cell>
          <table:table-cell office:value-type="string">
            <text:p>浙江步森服饰股份有限公司</text:p>
          </table:table-cell>
          <table:table-cell office:value-type="string">
            <text:p>2011-04-12T00:00:00.000+08</text:p>
          </table:table-cell>
          <table:table-cell office:value-type="string">
            <text:p>浙江</text:p>
          </table:table-cell>
          <table:table-cell office:value-type="string">
            <text:p>绍兴市</text:p>
          </table:table-cell>
          <table:table-cell office:value-type="string">
            <text:p>www.busen.cn</text:p>
          </table:table-cell>
          <table:table-cell office:value-type="string">
            <text:p>浙江省诸暨市枫桥镇步森大道419号</text:p>
          </table:table-cell>
          <table:table-cell table:number-columns-repeated="2"/>
        </table:table-row>
        <table:table-row table:style-name="ro2">
          <table:table-cell office:value-type="string">
            <text:p>002570</text:p>
          </table:table-cell>
          <table:table-cell office:value-type="string">
            <text:p>贝因美</text:p>
          </table:table-cell>
          <table:table-cell office:value-type="string">
            <text:p>C 制造业</text:p>
          </table:table-cell>
          <table:table-cell office:value-type="string">
            <text:p>贝因美婴童食品股份有限公司</text:p>
          </table:table-cell>
          <table:table-cell office:value-type="string">
            <text:p>2011-04-12T00:00:00.000+08</text:p>
          </table:table-cell>
          <table:table-cell office:value-type="string">
            <text:p>浙江</text:p>
          </table:table-cell>
          <table:table-cell office:value-type="string">
            <text:p>杭州市</text:p>
          </table:table-cell>
          <table:table-cell office:value-type="string">
            <text:p>www.beingmate.com</text:p>
          </table:table-cell>
          <table:table-cell office:value-type="string">
            <text:p>浙江省杭州市滨江区南环路3758号</text:p>
          </table:table-cell>
          <table:table-cell table:number-columns-repeated="2"/>
        </table:table-row>
        <table:table-row table:style-name="ro2">
          <table:table-cell office:value-type="string">
            <text:p>002571</text:p>
          </table:table-cell>
          <table:table-cell office:value-type="string">
            <text:p>*ST德力</text:p>
          </table:table-cell>
          <table:table-cell office:value-type="string">
            <text:p>C 制造业</text:p>
          </table:table-cell>
          <table:table-cell office:value-type="string">
            <text:p>安徽德力日用玻璃股份有限公司</text:p>
          </table:table-cell>
          <table:table-cell office:value-type="string">
            <text:p>2011-04-12T00:00:00.000+08</text:p>
          </table:table-cell>
          <table:table-cell office:value-type="string">
            <text:p>安徽</text:p>
          </table:table-cell>
          <table:table-cell office:value-type="string">
            <text:p>滁州市</text:p>
          </table:table-cell>
          <table:table-cell office:value-type="string">
            <text:p>www.deliglass.com</text:p>
          </table:table-cell>
          <table:table-cell office:value-type="string">
            <text:p>安徽省滁州市凤阳县工业园</text:p>
          </table:table-cell>
          <table:table-cell table:number-columns-repeated="2"/>
        </table:table-row>
        <table:table-row table:style-name="ro2">
          <table:table-cell office:value-type="string">
            <text:p>002572</text:p>
          </table:table-cell>
          <table:table-cell office:value-type="string">
            <text:p>索菲亚</text:p>
          </table:table-cell>
          <table:table-cell office:value-type="string">
            <text:p>C 制造业</text:p>
          </table:table-cell>
          <table:table-cell office:value-type="string">
            <text:p>索菲亚家居股份有限公司</text:p>
          </table:table-cell>
          <table:table-cell office:value-type="string">
            <text:p>2011-04-12T00:00:00.000+08</text:p>
          </table:table-cell>
          <table:table-cell office:value-type="string">
            <text:p>广东</text:p>
          </table:table-cell>
          <table:table-cell office:value-type="string">
            <text:p>广州市</text:p>
          </table:table-cell>
          <table:table-cell office:value-type="string">
            <text:p>www.suofeiya.com.cn</text:p>
          </table:table-cell>
          <table:table-cell office:value-type="string">
            <text:p>广东省广州市增城市新塘镇宁西工业园</text:p>
          </table:table-cell>
          <table:table-cell table:number-columns-repeated="2"/>
        </table:table-row>
        <table:table-row table:style-name="ro2">
          <table:table-cell office:value-type="string">
            <text:p>002573</text:p>
          </table:table-cell>
          <table:table-cell office:value-type="string">
            <text:p>清新环境</text:p>
          </table:table-cell>
          <table:table-cell office:value-type="string">
            <text:p>N 公共环保</text:p>
          </table:table-cell>
          <table:table-cell office:value-type="string">
            <text:p>北京清新环境技术股份有限公司</text:p>
          </table:table-cell>
          <table:table-cell office:value-type="string">
            <text:p>2011-04-22T00:00:00.000+08</text:p>
          </table:table-cell>
          <table:table-cell office:value-type="string">
            <text:p>北京</text:p>
          </table:table-cell>
          <table:table-cell office:value-type="string">
            <text:p>北京市</text:p>
          </table:table-cell>
          <table:table-cell office:value-type="string">
            <text:p>www.qingxin.com.cn</text:p>
          </table:table-cell>
          <table:table-cell office:value-type="string">
            <text:p>北京市海淀区西八里庄路69号人民政协报大厦10层</text:p>
          </table:table-cell>
          <table:table-cell table:number-columns-repeated="2"/>
        </table:table-row>
        <table:table-row table:style-name="ro2">
          <table:table-cell office:value-type="string">
            <text:p>002574</text:p>
          </table:table-cell>
          <table:table-cell office:value-type="string">
            <text:p>明牌珠宝</text:p>
          </table:table-cell>
          <table:table-cell office:value-type="string">
            <text:p>C 制造业</text:p>
          </table:table-cell>
          <table:table-cell office:value-type="string">
            <text:p>浙江明牌珠宝股份有限公司</text:p>
          </table:table-cell>
          <table:table-cell office:value-type="string">
            <text:p>2011-04-22T00:00:00.000+08</text:p>
          </table:table-cell>
          <table:table-cell office:value-type="string">
            <text:p>浙江</text:p>
          </table:table-cell>
          <table:table-cell office:value-type="string">
            <text:p>绍兴市</text:p>
          </table:table-cell>
          <table:table-cell office:value-type="string">
            <text:p>www.mingr.com</text:p>
          </table:table-cell>
          <table:table-cell office:value-type="string">
            <text:p>浙江省绍兴市柯桥区福全工业区</text:p>
          </table:table-cell>
          <table:table-cell table:number-columns-repeated="2"/>
        </table:table-row>
        <table:table-row table:style-name="ro2">
          <table:table-cell office:value-type="string">
            <text:p>002575</text:p>
          </table:table-cell>
          <table:table-cell office:value-type="string">
            <text:p>群兴玩具</text:p>
          </table:table-cell>
          <table:table-cell office:value-type="string">
            <text:p>C 制造业</text:p>
          </table:table-cell>
          <table:table-cell office:value-type="string">
            <text:p>广东群兴玩具股份有限公司</text:p>
          </table:table-cell>
          <table:table-cell office:value-type="string">
            <text:p>2011-04-22T00:00:00.000+08</text:p>
          </table:table-cell>
          <table:table-cell office:value-type="string">
            <text:p>广东</text:p>
          </table:table-cell>
          <table:table-cell office:value-type="string">
            <text:p>汕头市</text:p>
          </table:table-cell>
          <table:table-cell office:value-type="string">
            <text:p>www.qunxingtoys.com</text:p>
          </table:table-cell>
          <table:table-cell office:value-type="string">
            <text:p>广东省汕头市澄海区岭海工业区清平路北侧群兴工业园2幢1楼之二</text:p>
          </table:table-cell>
          <table:table-cell table:number-columns-repeated="2"/>
        </table:table-row>
        <table:table-row table:style-name="ro2">
          <table:table-cell office:value-type="string">
            <text:p>002576</text:p>
          </table:table-cell>
          <table:table-cell office:value-type="string">
            <text:p>通达动力</text:p>
          </table:table-cell>
          <table:table-cell office:value-type="string">
            <text:p>C 制造业</text:p>
          </table:table-cell>
          <table:table-cell office:value-type="string">
            <text:p>江苏通达动力科技股份有限公司</text:p>
          </table:table-cell>
          <table:table-cell office:value-type="string">
            <text:p>2011-04-28T00:00:00.000+08</text:p>
          </table:table-cell>
          <table:table-cell office:value-type="string">
            <text:p>江苏</text:p>
          </table:table-cell>
          <table:table-cell office:value-type="string">
            <text:p>南通市</text:p>
          </table:table-cell>
          <table:table-cell office:value-type="string">
            <text:p>www.tdchina.com</text:p>
          </table:table-cell>
          <table:table-cell office:value-type="string">
            <text:p>江苏省南通市通州区四安镇庵东村</text:p>
          </table:table-cell>
          <table:table-cell table:number-columns-repeated="2"/>
        </table:table-row>
        <table:table-row table:style-name="ro2">
          <table:table-cell office:value-type="string">
            <text:p>002577</text:p>
          </table:table-cell>
          <table:table-cell office:value-type="string">
            <text:p>雷柏科技</text:p>
          </table:table-cell>
          <table:table-cell office:value-type="string">
            <text:p>C 制造业</text:p>
          </table:table-cell>
          <table:table-cell office:value-type="string">
            <text:p>深圳雷柏科技股份有限公司</text:p>
          </table:table-cell>
          <table:table-cell office:value-type="string">
            <text:p>2011-04-28T00:00:00.000+08</text:p>
          </table:table-cell>
          <table:table-cell office:value-type="string">
            <text:p>广东</text:p>
          </table:table-cell>
          <table:table-cell office:value-type="string">
            <text:p>深圳市</text:p>
          </table:table-cell>
          <table:table-cell office:value-type="string">
            <text:p>www.rapoo.com</text:p>
          </table:table-cell>
          <table:table-cell office:value-type="string">
            <text:p>广东省深圳市坪山新区坑梓街道大工业区锦绣东路22号</text:p>
          </table:table-cell>
          <table:table-cell table:number-columns-repeated="2"/>
        </table:table-row>
        <table:table-row table:style-name="ro2">
          <table:table-cell office:value-type="string">
            <text:p>002578</text:p>
          </table:table-cell>
          <table:table-cell office:value-type="string">
            <text:p>闽发铝业</text:p>
          </table:table-cell>
          <table:table-cell office:value-type="string">
            <text:p>C 制造业</text:p>
          </table:table-cell>
          <table:table-cell office:value-type="string">
            <text:p>福建省闽发铝业股份有限公司</text:p>
          </table:table-cell>
          <table:table-cell office:value-type="string">
            <text:p>2011-04-28T00:00:00.000+08</text:p>
          </table:table-cell>
          <table:table-cell office:value-type="string">
            <text:p>福建</text:p>
          </table:table-cell>
          <table:table-cell office:value-type="string">
            <text:p>泉州市</text:p>
          </table:table-cell>
          <table:table-cell office:value-type="string">
            <text:p>www.minfa.com</text:p>
          </table:table-cell>
          <table:table-cell office:value-type="string">
            <text:p>福建省泉州市南安市东田镇蓝溪村（一期）11幢1-3层</text:p>
          </table:table-cell>
          <table:table-cell table:number-columns-repeated="2"/>
        </table:table-row>
        <table:table-row table:style-name="ro2">
          <table:table-cell office:value-type="string">
            <text:p>002579</text:p>
          </table:table-cell>
          <table:table-cell office:value-type="string">
            <text:p>中京电子</text:p>
          </table:table-cell>
          <table:table-cell office:value-type="string">
            <text:p>C 制造业</text:p>
          </table:table-cell>
          <table:table-cell office:value-type="string">
            <text:p>惠州中京电子科技股份有限公司</text:p>
          </table:table-cell>
          <table:table-cell office:value-type="string">
            <text:p>2011-05-06T00:00:00.000+08</text:p>
          </table:table-cell>
          <table:table-cell office:value-type="string">
            <text:p>广东</text:p>
          </table:table-cell>
          <table:table-cell office:value-type="string">
            <text:p>惠州市</text:p>
          </table:table-cell>
          <table:table-cell office:value-type="string">
            <text:p>www.ceepcb.com</text:p>
          </table:table-cell>
          <table:table-cell office:value-type="string">
            <text:p>广东省惠州市仲恺高新区陈江街道中京路1号</text:p>
          </table:table-cell>
          <table:table-cell table:number-columns-repeated="2"/>
        </table:table-row>
        <table:table-row table:style-name="ro2">
          <table:table-cell office:value-type="string">
            <text:p>002580</text:p>
          </table:table-cell>
          <table:table-cell office:value-type="string">
            <text:p>圣阳股份</text:p>
          </table:table-cell>
          <table:table-cell office:value-type="string">
            <text:p>C 制造业</text:p>
          </table:table-cell>
          <table:table-cell office:value-type="string">
            <text:p>山东圣阳电源股份有限公司</text:p>
          </table:table-cell>
          <table:table-cell office:value-type="string">
            <text:p>2011-05-06T00:00:00.000+08</text:p>
          </table:table-cell>
          <table:table-cell office:value-type="string">
            <text:p>山东</text:p>
          </table:table-cell>
          <table:table-cell office:value-type="string">
            <text:p>济宁市</text:p>
          </table:table-cell>
          <table:table-cell office:value-type="string">
            <text:p>www.sacredsun.cn</text:p>
          </table:table-cell>
          <table:table-cell office:value-type="string">
            <text:p>山东省曲阜市圣阳路1号</text:p>
          </table:table-cell>
          <table:table-cell table:number-columns-repeated="2"/>
        </table:table-row>
        <table:table-row table:style-name="ro2">
          <table:table-cell office:value-type="string">
            <text:p>002581</text:p>
          </table:table-cell>
          <table:table-cell office:value-type="string">
            <text:p>未名医药</text:p>
          </table:table-cell>
          <table:table-cell office:value-type="string">
            <text:p>C 制造业</text:p>
          </table:table-cell>
          <table:table-cell office:value-type="string">
            <text:p>山东未名生物医药股份有限公司</text:p>
          </table:table-cell>
          <table:table-cell office:value-type="string">
            <text:p>2011-05-20T00:00:00.000+08</text:p>
          </table:table-cell>
          <table:table-cell office:value-type="string">
            <text:p>山东</text:p>
          </table:table-cell>
          <table:table-cell office:value-type="string">
            <text:p>淄博市</text:p>
          </table:table-cell>
          <table:table-cell office:value-type="string">
            <text:p>www.wanchang.com</text:p>
          </table:table-cell>
          <table:table-cell office:value-type="string">
            <text:p>山东省淄博市张店区朝阳路18号</text:p>
          </table:table-cell>
          <table:table-cell table:number-columns-repeated="2"/>
        </table:table-row>
        <table:table-row table:style-name="ro2">
          <table:table-cell office:value-type="string">
            <text:p>002582</text:p>
          </table:table-cell>
          <table:table-cell office:value-type="string">
            <text:p>好想你</text:p>
          </table:table-cell>
          <table:table-cell office:value-type="string">
            <text:p>C 制造业</text:p>
          </table:table-cell>
          <table:table-cell office:value-type="string">
            <text:p>好想你枣业股份有限公司</text:p>
          </table:table-cell>
          <table:table-cell office:value-type="string">
            <text:p>2011-05-20T00:00:00.000+08</text:p>
          </table:table-cell>
          <table:table-cell office:value-type="string">
            <text:p>河南</text:p>
          </table:table-cell>
          <table:table-cell office:value-type="string">
            <text:p>郑州市</text:p>
          </table:table-cell>
          <table:table-cell office:value-type="string">
            <text:p>www.haoxiangni.cn</text:p>
          </table:table-cell>
          <table:table-cell office:value-type="string">
            <text:p>河南省新郑市薛店镇</text:p>
          </table:table-cell>
          <table:table-cell table:number-columns-repeated="2"/>
        </table:table-row>
        <table:table-row table:style-name="ro2">
          <table:table-cell office:value-type="string">
            <text:p>002583</text:p>
          </table:table-cell>
          <table:table-cell office:value-type="string">
            <text:p>海能达</text:p>
          </table:table-cell>
          <table:table-cell office:value-type="string">
            <text:p>C 制造业</text:p>
          </table:table-cell>
          <table:table-cell office:value-type="string">
            <text:p>海能达通信股份有限公司</text:p>
          </table:table-cell>
          <table:table-cell office:value-type="string">
            <text:p>2011-05-27T00:00:00.000+08</text:p>
          </table:table-cell>
          <table:table-cell office:value-type="string">
            <text:p>广东</text:p>
          </table:table-cell>
          <table:table-cell office:value-type="string">
            <text:p>深圳市</text:p>
          </table:table-cell>
          <table:table-cell office:value-type="string">
            <text:p>www.hytera.cn</text:p>
          </table:table-cell>
          <table:table-cell office:value-type="string">
            <text:p>广东省深圳市南山区高新区北区北环路9108号海能达大厦</text:p>
          </table:table-cell>
          <table:table-cell table:number-columns-repeated="2"/>
        </table:table-row>
        <table:table-row table:style-name="ro2">
          <table:table-cell office:value-type="string">
            <text:p>002584</text:p>
          </table:table-cell>
          <table:table-cell office:value-type="string">
            <text:p>西陇科学</text:p>
          </table:table-cell>
          <table:table-cell office:value-type="string">
            <text:p>C 制造业</text:p>
          </table:table-cell>
          <table:table-cell office:value-type="string">
            <text:p>西陇科学股份有限公司</text:p>
          </table:table-cell>
          <table:table-cell office:value-type="string">
            <text:p>2011-06-02T00:00:00.000+08</text:p>
          </table:table-cell>
          <table:table-cell office:value-type="string">
            <text:p>广东</text:p>
          </table:table-cell>
          <table:table-cell office:value-type="string">
            <text:p>汕头市</text:p>
          </table:table-cell>
          <table:table-cell office:value-type="string">
            <text:p>www.xlhg.com.cn</text:p>
          </table:table-cell>
          <table:table-cell office:value-type="string">
            <text:p>广东省汕头市潮汕路西陇中街1-3号</text:p>
          </table:table-cell>
          <table:table-cell table:number-columns-repeated="2"/>
        </table:table-row>
        <table:table-row table:style-name="ro2">
          <table:table-cell office:value-type="string">
            <text:p>002585</text:p>
          </table:table-cell>
          <table:table-cell office:value-type="string">
            <text:p>双星新材</text:p>
          </table:table-cell>
          <table:table-cell office:value-type="string">
            <text:p>C 制造业</text:p>
          </table:table-cell>
          <table:table-cell office:value-type="string">
            <text:p>江苏双星彩塑新材料股份有限公司</text:p>
          </table:table-cell>
          <table:table-cell office:value-type="string">
            <text:p>2011-06-02T00:00:00.000+08</text:p>
          </table:table-cell>
          <table:table-cell office:value-type="string">
            <text:p>江苏</text:p>
          </table:table-cell>
          <table:table-cell office:value-type="string">
            <text:p>宿迁市</text:p>
          </table:table-cell>
          <table:table-cell office:value-type="string">
            <text:p>www.cpp.com.cn</text:p>
          </table:table-cell>
          <table:table-cell office:value-type="string">
            <text:p>www.shuangxingcaisu.com</text:p>
          </table:table-cell>
          <table:table-cell table:number-columns-repeated="2"/>
        </table:table-row>
        <table:table-row table:style-name="ro2">
          <table:table-cell office:value-type="string">
            <text:p>002586</text:p>
          </table:table-cell>
          <table:table-cell office:value-type="string">
            <text:p>围海股份</text:p>
          </table:table-cell>
          <table:table-cell office:value-type="string">
            <text:p>E 建筑业</text:p>
          </table:table-cell>
          <table:table-cell office:value-type="string">
            <text:p>浙江省围海建设集团股份有限公司</text:p>
          </table:table-cell>
          <table:table-cell office:value-type="string">
            <text:p>2011-06-02T00:00:00.000+08</text:p>
          </table:table-cell>
          <table:table-cell office:value-type="string">
            <text:p>浙江</text:p>
          </table:table-cell>
          <table:table-cell office:value-type="string">
            <text:p>宁波市</text:p>
          </table:table-cell>
          <table:table-cell office:value-type="string">
            <text:p>www.zjwh.com.cn</text:p>
          </table:table-cell>
          <table:table-cell office:value-type="string">
            <text:p>浙江省宁波市高新区广贤路1009号</text:p>
          </table:table-cell>
          <table:table-cell table:number-columns-repeated="2"/>
        </table:table-row>
        <table:table-row table:style-name="ro2">
          <table:table-cell office:value-type="string">
            <text:p>002587</text:p>
          </table:table-cell>
          <table:table-cell office:value-type="string">
            <text:p>奥拓电子</text:p>
          </table:table-cell>
          <table:table-cell office:value-type="string">
            <text:p>C 制造业</text:p>
          </table:table-cell>
          <table:table-cell office:value-type="string">
            <text:p>深圳市奥拓电子股份有限公司</text:p>
          </table:table-cell>
          <table:table-cell office:value-type="string">
            <text:p>2011-06-10T00:00:00.000+08</text:p>
          </table:table-cell>
          <table:table-cell office:value-type="string">
            <text:p>广东</text:p>
          </table:table-cell>
          <table:table-cell office:value-type="string">
            <text:p>深圳市</text:p>
          </table:table-cell>
          <table:table-cell office:value-type="string">
            <text:p>www.szaoto.com.cn</text:p>
          </table:table-cell>
          <table:table-cell office:value-type="string">
            <text:p>广东省深圳市南山区深南大道高新技术工业村T2厂房T2A6-B</text:p>
          </table:table-cell>
          <table:table-cell table:number-columns-repeated="2"/>
        </table:table-row>
        <table:table-row table:style-name="ro2">
          <table:table-cell office:value-type="string">
            <text:p>002588</text:p>
          </table:table-cell>
          <table:table-cell office:value-type="string">
            <text:p>史丹利</text:p>
          </table:table-cell>
          <table:table-cell office:value-type="string">
            <text:p>C 制造业</text:p>
          </table:table-cell>
          <table:table-cell office:value-type="string">
            <text:p>史丹利农业集团股份有限公司</text:p>
          </table:table-cell>
          <table:table-cell office:value-type="string">
            <text:p>2011-06-10T00:00:00.000+08</text:p>
          </table:table-cell>
          <table:table-cell office:value-type="string">
            <text:p>山东</text:p>
          </table:table-cell>
          <table:table-cell office:value-type="string">
            <text:p>临沂市</text:p>
          </table:table-cell>
          <table:table-cell office:value-type="string">
            <text:p>www.shidanli.cn</text:p>
          </table:table-cell>
          <table:table-cell office:value-type="string">
            <text:p>山东省临沂市临沭县城常林东大街东首</text:p>
          </table:table-cell>
          <table:table-cell table:number-columns-repeated="2"/>
        </table:table-row>
        <table:table-row table:style-name="ro2">
          <table:table-cell office:value-type="string">
            <text:p>002589</text:p>
          </table:table-cell>
          <table:table-cell office:value-type="string">
            <text:p>瑞康医药</text:p>
          </table:table-cell>
          <table:table-cell office:value-type="string">
            <text:p>F 批发零售</text:p>
          </table:table-cell>
          <table:table-cell office:value-type="string">
            <text:p>瑞康医药股份有限公司</text:p>
          </table:table-cell>
          <table:table-cell office:value-type="string">
            <text:p>2011-06-10T00:00:00.000+08</text:p>
          </table:table-cell>
          <table:table-cell office:value-type="string">
            <text:p>山东</text:p>
          </table:table-cell>
          <table:table-cell office:value-type="string">
            <text:p>烟台市</text:p>
          </table:table-cell>
          <table:table-cell office:value-type="string">
            <text:p>www.realcan.cn</text:p>
          </table:table-cell>
          <table:table-cell office:value-type="string">
            <text:p>山东省烟台市芝罘区机场路326号</text:p>
          </table:table-cell>
          <table:table-cell table:number-columns-repeated="2"/>
        </table:table-row>
        <table:table-row table:style-name="ro2">
          <table:table-cell office:value-type="string">
            <text:p>002590</text:p>
          </table:table-cell>
          <table:table-cell office:value-type="string">
            <text:p>万安科技</text:p>
          </table:table-cell>
          <table:table-cell office:value-type="string">
            <text:p>C 制造业</text:p>
          </table:table-cell>
          <table:table-cell office:value-type="string">
            <text:p>浙江万安科技股份有限公司</text:p>
          </table:table-cell>
          <table:table-cell office:value-type="string">
            <text:p>2011-06-10T00:00:00.000+08</text:p>
          </table:table-cell>
          <table:table-cell office:value-type="string">
            <text:p>浙江</text:p>
          </table:table-cell>
          <table:table-cell office:value-type="string">
            <text:p>绍兴市</text:p>
          </table:table-cell>
          <table:table-cell office:value-type="string">
            <text:p>www.vie.com.cn</text:p>
          </table:table-cell>
          <table:table-cell office:value-type="string">
            <text:p>浙江省诸暨市店口镇工业区</text:p>
          </table:table-cell>
          <table:table-cell table:number-columns-repeated="2"/>
        </table:table-row>
        <table:table-row table:style-name="ro2">
          <table:table-cell office:value-type="string">
            <text:p>002591</text:p>
          </table:table-cell>
          <table:table-cell office:value-type="string">
            <text:p>恒大高新</text:p>
          </table:table-cell>
          <table:table-cell office:value-type="string">
            <text:p>C 制造业</text:p>
          </table:table-cell>
          <table:table-cell office:value-type="string">
            <text:p>江西恒大高新技术股份有限公司</text:p>
          </table:table-cell>
          <table:table-cell office:value-type="string">
            <text:p>2011-06-21T00:00:00.000+08</text:p>
          </table:table-cell>
          <table:table-cell office:value-type="string">
            <text:p>江西</text:p>
          </table:table-cell>
          <table:table-cell office:value-type="string">
            <text:p>南昌市</text:p>
          </table:table-cell>
          <table:table-cell office:value-type="string">
            <text:p>www.heng-da.com</text:p>
          </table:table-cell>
          <table:table-cell office:value-type="string">
            <text:p>江西省南昌市高新区金庐北路88号</text:p>
          </table:table-cell>
          <table:table-cell table:number-columns-repeated="2"/>
        </table:table-row>
        <table:table-row table:style-name="ro2">
          <table:table-cell office:value-type="string">
            <text:p>002592</text:p>
          </table:table-cell>
          <table:table-cell office:value-type="string">
            <text:p>八菱科技</text:p>
          </table:table-cell>
          <table:table-cell office:value-type="string">
            <text:p>C 制造业</text:p>
          </table:table-cell>
          <table:table-cell office:value-type="string">
            <text:p>南宁八菱科技股份有限公司</text:p>
          </table:table-cell>
          <table:table-cell office:value-type="string">
            <text:p>2011-11-11T00:00:00.000+08</text:p>
          </table:table-cell>
          <table:table-cell office:value-type="string">
            <text:p>广西</text:p>
          </table:table-cell>
          <table:table-cell office:value-type="string">
            <text:p>南宁市</text:p>
          </table:table-cell>
          <table:table-cell office:value-type="string">
            <text:p>www.baling.com.cn</text:p>
          </table:table-cell>
          <table:table-cell office:value-type="string">
            <text:p>广西壮族自治区南宁市高新区工业园区科德路1号</text:p>
          </table:table-cell>
          <table:table-cell table:number-columns-repeated="2"/>
        </table:table-row>
        <table:table-row table:style-name="ro2">
          <table:table-cell office:value-type="string">
            <text:p>002593</text:p>
          </table:table-cell>
          <table:table-cell office:value-type="string">
            <text:p>日上集团</text:p>
          </table:table-cell>
          <table:table-cell office:value-type="string">
            <text:p>C 制造业</text:p>
          </table:table-cell>
          <table:table-cell office:value-type="string">
            <text:p>厦门日上集团股份有限公司</text:p>
          </table:table-cell>
          <table:table-cell office:value-type="string">
            <text:p>2011-06-28T00:00:00.000+08</text:p>
          </table:table-cell>
          <table:table-cell office:value-type="string">
            <text:p>福建</text:p>
          </table:table-cell>
          <table:table-cell office:value-type="string">
            <text:p>厦门市</text:p>
          </table:table-cell>
          <table:table-cell office:value-type="string">
            <text:p>www.sunrise-ncc.com</text:p>
          </table:table-cell>
          <table:table-cell office:value-type="string">
            <text:p>福建省厦门市集美区杏林杏北路30号</text:p>
          </table:table-cell>
          <table:table-cell table:number-columns-repeated="2"/>
        </table:table-row>
        <table:table-row table:style-name="ro2">
          <table:table-cell office:value-type="string">
            <text:p>002594</text:p>
          </table:table-cell>
          <table:table-cell office:value-type="string">
            <text:p>比亚迪</text:p>
          </table:table-cell>
          <table:table-cell office:value-type="string">
            <text:p>C 制造业</text:p>
          </table:table-cell>
          <table:table-cell office:value-type="string">
            <text:p>比亚迪股份有限公司</text:p>
          </table:table-cell>
          <table:table-cell office:value-type="string">
            <text:p>2011-06-30T00:00:00.000+08</text:p>
          </table:table-cell>
          <table:table-cell office:value-type="string">
            <text:p>广东</text:p>
          </table:table-cell>
          <table:table-cell office:value-type="string">
            <text:p>深圳市</text:p>
          </table:table-cell>
          <table:table-cell office:value-type="string">
            <text:p>www.byd.com.cn</text:p>
          </table:table-cell>
          <table:table-cell office:value-type="string">
            <text:p>广东省深圳市大鹏新区葵涌街道延安路一号</text:p>
          </table:table-cell>
          <table:table-cell table:number-columns-repeated="2"/>
        </table:table-row>
        <table:table-row table:style-name="ro2">
          <table:table-cell office:value-type="string">
            <text:p>002595</text:p>
          </table:table-cell>
          <table:table-cell office:value-type="string">
            <text:p>豪迈科技</text:p>
          </table:table-cell>
          <table:table-cell office:value-type="string">
            <text:p>C 制造业</text:p>
          </table:table-cell>
          <table:table-cell office:value-type="string">
            <text:p>山东豪迈机械科技股份有限公司</text:p>
          </table:table-cell>
          <table:table-cell office:value-type="string">
            <text:p>2011-06-28T00:00:00.000+08</text:p>
          </table:table-cell>
          <table:table-cell office:value-type="string">
            <text:p>山东</text:p>
          </table:table-cell>
          <table:table-cell office:value-type="string">
            <text:p>潍坊市</text:p>
          </table:table-cell>
          <table:table-cell office:value-type="string">
            <text:p>www.haomaikeji.com</text:p>
          </table:table-cell>
          <table:table-cell office:value-type="string">
            <text:p>山东省高密市密水科技工业园豪迈路1号</text:p>
          </table:table-cell>
          <table:table-cell table:number-columns-repeated="2"/>
        </table:table-row>
        <table:table-row table:style-name="ro2">
          <table:table-cell office:value-type="string">
            <text:p>002596</text:p>
          </table:table-cell>
          <table:table-cell office:value-type="string">
            <text:p>海南瑞泽</text:p>
          </table:table-cell>
          <table:table-cell office:value-type="string">
            <text:p>C 制造业</text:p>
          </table:table-cell>
          <table:table-cell office:value-type="string">
            <text:p>海南瑞泽新型建材股份有限公司</text:p>
          </table:table-cell>
          <table:table-cell office:value-type="string">
            <text:p>2011-07-07T00:00:00.000+08</text:p>
          </table:table-cell>
          <table:table-cell office:value-type="string">
            <text:p>海南</text:p>
          </table:table-cell>
          <table:table-cell office:value-type="string">
            <text:p>三亚市</text:p>
          </table:table-cell>
          <table:table-cell office:value-type="string">
            <text:p>www.hnruize.com</text:p>
          </table:table-cell>
          <table:table-cell office:value-type="string">
            <text:p>海南省三亚市崖城镇创意产业园区</text:p>
          </table:table-cell>
          <table:table-cell table:number-columns-repeated="2"/>
        </table:table-row>
        <table:table-row table:style-name="ro2">
          <table:table-cell office:value-type="string">
            <text:p>002597</text:p>
          </table:table-cell>
          <table:table-cell office:value-type="string">
            <text:p>金禾实业</text:p>
          </table:table-cell>
          <table:table-cell office:value-type="string">
            <text:p>C 制造业</text:p>
          </table:table-cell>
          <table:table-cell office:value-type="string">
            <text:p>安徽金禾实业股份有限公司</text:p>
          </table:table-cell>
          <table:table-cell office:value-type="string">
            <text:p>2011-07-07T00:00:00.000+08</text:p>
          </table:table-cell>
          <table:table-cell office:value-type="string">
            <text:p>安徽</text:p>
          </table:table-cell>
          <table:table-cell office:value-type="string">
            <text:p>滁州市</text:p>
          </table:table-cell>
          <table:table-cell office:value-type="string">
            <text:p>www.jinheshiye.com</text:p>
          </table:table-cell>
          <table:table-cell office:value-type="string">
            <text:p>安徽省来安县城东大街127号</text:p>
          </table:table-cell>
          <table:table-cell table:number-columns-repeated="2"/>
        </table:table-row>
        <table:table-row table:style-name="ro2">
          <table:table-cell office:value-type="string">
            <text:p>002598</text:p>
          </table:table-cell>
          <table:table-cell office:value-type="string">
            <text:p>山东章鼓</text:p>
          </table:table-cell>
          <table:table-cell office:value-type="string">
            <text:p>C 制造业</text:p>
          </table:table-cell>
          <table:table-cell office:value-type="string">
            <text:p>山东省章丘鼓风机股份有限公司</text:p>
          </table:table-cell>
          <table:table-cell office:value-type="string">
            <text:p>2011-07-07T00:00:00.000+08</text:p>
          </table:table-cell>
          <table:table-cell office:value-type="string">
            <text:p>山东</text:p>
          </table:table-cell>
          <table:table-cell office:value-type="string">
            <text:p>济南市</text:p>
          </table:table-cell>
          <table:table-cell office:value-type="string">
            <text:p>www.blower.cn</text:p>
          </table:table-cell>
          <table:table-cell office:value-type="string">
            <text:p>山东省章丘市明水经济开发区世纪大道东首</text:p>
          </table:table-cell>
          <table:table-cell table:number-columns-repeated="2"/>
        </table:table-row>
        <table:table-row table:style-name="ro2">
          <table:table-cell office:value-type="string">
            <text:p>002599</text:p>
          </table:table-cell>
          <table:table-cell office:value-type="string">
            <text:p>盛通股份</text:p>
          </table:table-cell>
          <table:table-cell office:value-type="string">
            <text:p>C 制造业</text:p>
          </table:table-cell>
          <table:table-cell office:value-type="string">
            <text:p>北京盛通印刷股份有限公司</text:p>
          </table:table-cell>
          <table:table-cell office:value-type="string">
            <text:p>2011-07-15T00:00:00.000+08</text:p>
          </table:table-cell>
          <table:table-cell office:value-type="string">
            <text:p>北京</text:p>
          </table:table-cell>
          <table:table-cell office:value-type="string">
            <text:p>北京市</text:p>
          </table:table-cell>
          <table:table-cell office:value-type="string">
            <text:p>www.shengtongprint.com</text:p>
          </table:table-cell>
          <table:table-cell office:value-type="string">
            <text:p>北京市北京经济技术开发区经海三路18号</text:p>
          </table:table-cell>
          <table:table-cell table:number-columns-repeated="2"/>
        </table:table-row>
        <table:table-row table:style-name="ro2">
          <table:table-cell office:value-type="string">
            <text:p>002600</text:p>
          </table:table-cell>
          <table:table-cell office:value-type="string">
            <text:p>江粉磁材</text:p>
          </table:table-cell>
          <table:table-cell office:value-type="string">
            <text:p>C 制造业</text:p>
          </table:table-cell>
          <table:table-cell office:value-type="string">
            <text:p>广东江粉磁材股份有限公司</text:p>
          </table:table-cell>
          <table:table-cell office:value-type="string">
            <text:p>2011-07-15T00:00:00.000+08</text:p>
          </table:table-cell>
          <table:table-cell office:value-type="string">
            <text:p>广东</text:p>
          </table:table-cell>
          <table:table-cell office:value-type="string">
            <text:p>江门市</text:p>
          </table:table-cell>
          <table:table-cell office:value-type="string">
            <text:p>www.jpmf.com.cn</text:p>
          </table:table-cell>
          <table:table-cell office:value-type="string">
            <text:p>广东省江门市龙湾路8号</text:p>
          </table:table-cell>
          <table:table-cell table:number-columns-repeated="2"/>
        </table:table-row>
        <table:table-row table:style-name="ro2">
          <table:table-cell office:value-type="string">
            <text:p>002601</text:p>
          </table:table-cell>
          <table:table-cell office:value-type="string">
            <text:p>龙蟒佰利</text:p>
          </table:table-cell>
          <table:table-cell office:value-type="string">
            <text:p>C 制造业</text:p>
          </table:table-cell>
          <table:table-cell office:value-type="string">
            <text:p>龙蟒佰利联集团股份有限公司</text:p>
          </table:table-cell>
          <table:table-cell office:value-type="string">
            <text:p>2011-07-15T00:00:00.000+08</text:p>
          </table:table-cell>
          <table:table-cell office:value-type="string">
            <text:p>河南</text:p>
          </table:table-cell>
          <table:table-cell office:value-type="string">
            <text:p>焦作市</text:p>
          </table:table-cell>
          <table:table-cell office:value-type="string">
            <text:p>www.billionschem.com</text:p>
          </table:table-cell>
          <table:table-cell office:value-type="string">
            <text:p>河南省焦作市中站区西</text:p>
          </table:table-cell>
          <table:table-cell table:number-columns-repeated="2"/>
        </table:table-row>
        <table:table-row table:style-name="ro2">
          <table:table-cell office:value-type="string">
            <text:p>002602</text:p>
          </table:table-cell>
          <table:table-cell office:value-type="string">
            <text:p>世纪华通</text:p>
          </table:table-cell>
          <table:table-cell office:value-type="string">
            <text:p>C 制造业</text:p>
          </table:table-cell>
          <table:table-cell office:value-type="string">
            <text:p>浙江世纪华通集团股份有限公司</text:p>
          </table:table-cell>
          <table:table-cell office:value-type="string">
            <text:p>2011-07-28T00:00:00.000+08</text:p>
          </table:table-cell>
          <table:table-cell office:value-type="string">
            <text:p>浙江</text:p>
          </table:table-cell>
          <table:table-cell office:value-type="string">
            <text:p>绍兴市</text:p>
          </table:table-cell>
          <table:table-cell office:value-type="string">
            <text:p>www.sjhuatong.com</text:p>
          </table:table-cell>
          <table:table-cell office:value-type="string">
            <text:p>浙江省绍兴市上虞区曹娥街道越爱路66号</text:p>
          </table:table-cell>
          <table:table-cell table:number-columns-repeated="2"/>
        </table:table-row>
        <table:table-row table:style-name="ro2">
          <table:table-cell office:value-type="string">
            <text:p>002603</text:p>
          </table:table-cell>
          <table:table-cell office:value-type="string">
            <text:p>以岭药业</text:p>
          </table:table-cell>
          <table:table-cell office:value-type="string">
            <text:p>C 制造业</text:p>
          </table:table-cell>
          <table:table-cell office:value-type="string">
            <text:p>石家庄以岭药业股份有限公司</text:p>
          </table:table-cell>
          <table:table-cell office:value-type="string">
            <text:p>2011-07-28T00:00:00.000+08</text:p>
          </table:table-cell>
          <table:table-cell office:value-type="string">
            <text:p>河北</text:p>
          </table:table-cell>
          <table:table-cell office:value-type="string">
            <text:p>石家庄市</text:p>
          </table:table-cell>
          <table:table-cell office:value-type="string">
            <text:p>www.yiling.cn</text:p>
          </table:table-cell>
          <table:table-cell office:value-type="string">
            <text:p>河北省石家庄市高新技术产业开发区天山大街238号</text:p>
          </table:table-cell>
          <table:table-cell table:number-columns-repeated="2"/>
        </table:table-row>
        <table:table-row table:style-name="ro2">
          <table:table-cell office:value-type="string">
            <text:p>002604</text:p>
          </table:table-cell>
          <table:table-cell office:value-type="string">
            <text:p>龙力生物</text:p>
          </table:table-cell>
          <table:table-cell office:value-type="string">
            <text:p>C 制造业</text:p>
          </table:table-cell>
          <table:table-cell office:value-type="string">
            <text:p>山东龙力生物科技股份有限公司</text:p>
          </table:table-cell>
          <table:table-cell office:value-type="string">
            <text:p>2011-07-28T00:00:00.000+08</text:p>
          </table:table-cell>
          <table:table-cell office:value-type="string">
            <text:p>山东</text:p>
          </table:table-cell>
          <table:table-cell office:value-type="string">
            <text:p>德州市</text:p>
          </table:table-cell>
          <table:table-cell office:value-type="string">
            <text:p>www.longlive.cn</text:p>
          </table:table-cell>
          <table:table-cell office:value-type="string">
            <text:p>山东省德州市(禹城)国家高新技术产业开发区</text:p>
          </table:table-cell>
          <table:table-cell table:number-columns-repeated="2"/>
        </table:table-row>
        <table:table-row table:style-name="ro2">
          <table:table-cell office:value-type="string">
            <text:p>002605</text:p>
          </table:table-cell>
          <table:table-cell office:value-type="string">
            <text:p>姚记扑克</text:p>
          </table:table-cell>
          <table:table-cell office:value-type="string">
            <text:p>C 制造业</text:p>
          </table:table-cell>
          <table:table-cell office:value-type="string">
            <text:p>上海姚记扑克股份有限公司</text:p>
          </table:table-cell>
          <table:table-cell office:value-type="string">
            <text:p>2011-08-05T00:00:00.000+08</text:p>
          </table:table-cell>
          <table:table-cell office:value-type="string">
            <text:p>上海</text:p>
          </table:table-cell>
          <table:table-cell office:value-type="string">
            <text:p>上海市</text:p>
          </table:table-cell>
          <table:table-cell office:value-type="string">
            <text:p>www.yaojipoker.com</text:p>
          </table:table-cell>
          <table:table-cell office:value-type="string">
            <text:p>上海市嘉定区黄渡镇曹安路4218号</text:p>
          </table:table-cell>
          <table:table-cell table:number-columns-repeated="2"/>
        </table:table-row>
        <table:table-row table:style-name="ro2">
          <table:table-cell office:value-type="string">
            <text:p>002606</text:p>
          </table:table-cell>
          <table:table-cell office:value-type="string">
            <text:p>大连电瓷</text:p>
          </table:table-cell>
          <table:table-cell office:value-type="string">
            <text:p>C 制造业</text:p>
          </table:table-cell>
          <table:table-cell office:value-type="string">
            <text:p>大连电瓷集团股份有限公司</text:p>
          </table:table-cell>
          <table:table-cell office:value-type="string">
            <text:p>2011-08-05T00:00:00.000+08</text:p>
          </table:table-cell>
          <table:table-cell office:value-type="string">
            <text:p>辽宁</text:p>
          </table:table-cell>
          <table:table-cell office:value-type="string">
            <text:p>大连市</text:p>
          </table:table-cell>
          <table:table-cell office:value-type="string">
            <text:p>www.insulators.cn</text:p>
          </table:table-cell>
          <table:table-cell office:value-type="string">
            <text:p>辽宁省大连经济技术开发区双D港辽河东路88号</text:p>
          </table:table-cell>
          <table:table-cell table:number-columns-repeated="2"/>
        </table:table-row>
        <table:table-row table:style-name="ro2">
          <table:table-cell office:value-type="string">
            <text:p>002607</text:p>
          </table:table-cell>
          <table:table-cell office:value-type="string">
            <text:p>亚夏汽车</text:p>
          </table:table-cell>
          <table:table-cell office:value-type="string">
            <text:p>F 批发零售</text:p>
          </table:table-cell>
          <table:table-cell office:value-type="string">
            <text:p>亚夏汽车股份有限公司</text:p>
          </table:table-cell>
          <table:table-cell office:value-type="string">
            <text:p>2011-08-10T00:00:00.000+08</text:p>
          </table:table-cell>
          <table:table-cell office:value-type="string">
            <text:p>安徽</text:p>
          </table:table-cell>
          <table:table-cell office:value-type="string">
            <text:p>芜湖市</text:p>
          </table:table-cell>
          <table:table-cell office:value-type="string">
            <text:p>www.yaxia.com</text:p>
          </table:table-cell>
          <table:table-cell office:value-type="string">
            <text:p>安徽省芜湖市鸠江区弋江北路亚夏汽车城</text:p>
          </table:table-cell>
          <table:table-cell table:number-columns-repeated="2"/>
        </table:table-row>
        <table:table-row table:style-name="ro2">
          <table:table-cell office:value-type="string">
            <text:p>002608</text:p>
          </table:table-cell>
          <table:table-cell office:value-type="string">
            <text:p>江苏国信</text:p>
          </table:table-cell>
          <table:table-cell office:value-type="string">
            <text:p>D 水电煤气</text:p>
          </table:table-cell>
          <table:table-cell office:value-type="string">
            <text:p>江苏国信股份有限公司</text:p>
          </table:table-cell>
          <table:table-cell office:value-type="string">
            <text:p>2011-08-10T00:00:00.000+08</text:p>
          </table:table-cell>
          <table:table-cell office:value-type="string">
            <text:p>江苏</text:p>
          </table:table-cell>
          <table:table-cell office:value-type="string">
            <text:p>南京市</text:p>
          </table:table-cell>
          <table:table-cell office:value-type="string">
            <text:p>www.saintymarine.com.cn</text:p>
          </table:table-cell>
          <table:table-cell office:value-type="string">
            <text:p>江苏省南京市玄武区长江路88号</text:p>
          </table:table-cell>
          <table:table-cell table:number-columns-repeated="2"/>
        </table:table-row>
        <table:table-row table:style-name="ro2">
          <table:table-cell office:value-type="string">
            <text:p>002609</text:p>
          </table:table-cell>
          <table:table-cell office:value-type="string">
            <text:p>捷顺科技</text:p>
          </table:table-cell>
          <table:table-cell office:value-type="string">
            <text:p>I 信息技术</text:p>
          </table:table-cell>
          <table:table-cell office:value-type="string">
            <text:p>深圳市捷顺科技实业股份有限公司</text:p>
          </table:table-cell>
          <table:table-cell office:value-type="string">
            <text:p>2011-08-15T00:00:00.000+08</text:p>
          </table:table-cell>
          <table:table-cell office:value-type="string">
            <text:p>广东</text:p>
          </table:table-cell>
          <table:table-cell office:value-type="string">
            <text:p>深圳市</text:p>
          </table:table-cell>
          <table:table-cell office:value-type="string">
            <text:p>www.jieshun.cn</text:p>
          </table:table-cell>
          <table:table-cell office:value-type="string">
            <text:p>广东省深圳市福田区梅林街道龙尾路10号捷顺科技</text:p>
          </table:table-cell>
          <table:table-cell table:number-columns-repeated="2"/>
        </table:table-row>
        <table:table-row table:style-name="ro2">
          <table:table-cell office:value-type="string">
            <text:p>002610</text:p>
          </table:table-cell>
          <table:table-cell office:value-type="string">
            <text:p>爱康科技</text:p>
          </table:table-cell>
          <table:table-cell office:value-type="string">
            <text:p>C 制造业</text:p>
          </table:table-cell>
          <table:table-cell office:value-type="string">
            <text:p>江苏爱康科技股份有限公司</text:p>
          </table:table-cell>
          <table:table-cell office:value-type="string">
            <text:p>2011-08-15T00:00:00.000+08</text:p>
          </table:table-cell>
          <table:table-cell office:value-type="string">
            <text:p>江苏</text:p>
          </table:table-cell>
          <table:table-cell office:value-type="string">
            <text:p>无锡市</text:p>
          </table:table-cell>
          <table:table-cell office:value-type="string">
            <text:p>www.akcome.com</text:p>
          </table:table-cell>
          <table:table-cell office:value-type="string">
            <text:p>江苏省江阴市华士工业集中区红苗园区勤丰路1015号</text:p>
          </table:table-cell>
          <table:table-cell table:number-columns-repeated="2"/>
        </table:table-row>
        <table:table-row table:style-name="ro2">
          <table:table-cell office:value-type="string">
            <text:p>002611</text:p>
          </table:table-cell>
          <table:table-cell office:value-type="string">
            <text:p>东方精工</text:p>
          </table:table-cell>
          <table:table-cell office:value-type="string">
            <text:p>C 制造业</text:p>
          </table:table-cell>
          <table:table-cell office:value-type="string">
            <text:p>广东东方精工科技股份有限公司</text:p>
          </table:table-cell>
          <table:table-cell office:value-type="string">
            <text:p>2011-08-30T00:00:00.000+08</text:p>
          </table:table-cell>
          <table:table-cell office:value-type="string">
            <text:p>广东</text:p>
          </table:table-cell>
          <table:table-cell office:value-type="string">
            <text:p>佛山市</text:p>
          </table:table-cell>
          <table:table-cell office:value-type="string">
            <text:p>www.vmtdf.com</text:p>
          </table:table-cell>
          <table:table-cell office:value-type="string">
            <text:p>广东省佛山市南海区狮山镇强狮路2号（办公楼、厂房A、厂房B、宿舍A、宿舍B、饭堂）</text:p>
          </table:table-cell>
          <table:table-cell table:number-columns-repeated="2"/>
        </table:table-row>
        <table:table-row table:style-name="ro2">
          <table:table-cell office:value-type="string">
            <text:p>002612</text:p>
          </table:table-cell>
          <table:table-cell office:value-type="string">
            <text:p>朗姿股份</text:p>
          </table:table-cell>
          <table:table-cell office:value-type="string">
            <text:p>C 制造业</text:p>
          </table:table-cell>
          <table:table-cell office:value-type="string">
            <text:p>朗姿股份有限公司</text:p>
          </table:table-cell>
          <table:table-cell office:value-type="string">
            <text:p>2011-08-30T00:00:00.000+08</text:p>
          </table:table-cell>
          <table:table-cell office:value-type="string">
            <text:p>北京</text:p>
          </table:table-cell>
          <table:table-cell office:value-type="string">
            <text:p>北京市</text:p>
          </table:table-cell>
          <table:table-cell office:value-type="string">
            <text:p>www.lancygroup.com</text:p>
          </table:table-cell>
          <table:table-cell office:value-type="string">
            <text:p>北京市顺义区马坡镇白马路63号</text:p>
          </table:table-cell>
          <table:table-cell table:number-columns-repeated="2"/>
        </table:table-row>
        <table:table-row table:style-name="ro2">
          <table:table-cell office:value-type="string">
            <text:p>002613</text:p>
          </table:table-cell>
          <table:table-cell office:value-type="string">
            <text:p>北玻股份</text:p>
          </table:table-cell>
          <table:table-cell office:value-type="string">
            <text:p>C 制造业</text:p>
          </table:table-cell>
          <table:table-cell office:value-type="string">
            <text:p>洛阳北方玻璃技术股份有限公司</text:p>
          </table:table-cell>
          <table:table-cell office:value-type="string">
            <text:p>2011-08-30T00:00:00.000+08</text:p>
          </table:table-cell>
          <table:table-cell office:value-type="string">
            <text:p>河南</text:p>
          </table:table-cell>
          <table:table-cell office:value-type="string">
            <text:p>洛阳市</text:p>
          </table:table-cell>
          <table:table-cell office:value-type="string">
            <text:p>www.northglass.com</text:p>
          </table:table-cell>
          <table:table-cell office:value-type="string">
            <text:p>河南省洛阳市高新区滨河路20号</text:p>
          </table:table-cell>
          <table:table-cell table:number-columns-repeated="2"/>
        </table:table-row>
        <table:table-row table:style-name="ro2">
          <table:table-cell office:value-type="string">
            <text:p>002614</text:p>
          </table:table-cell>
          <table:table-cell office:value-type="string">
            <text:p>奥佳华</text:p>
          </table:table-cell>
          <table:table-cell office:value-type="string">
            <text:p>C 制造业</text:p>
          </table:table-cell>
          <table:table-cell office:value-type="string">
            <text:p>奥佳华智能健康科技集团股份有限公司</text:p>
          </table:table-cell>
          <table:table-cell office:value-type="string">
            <text:p>2011-09-09T00:00:00.000+08</text:p>
          </table:table-cell>
          <table:table-cell office:value-type="string">
            <text:p>福建</text:p>
          </table:table-cell>
          <table:table-cell office:value-type="string">
            <text:p>厦门市</text:p>
          </table:table-cell>
          <table:table-cell office:value-type="string">
            <text:p>www.easepal.com.cn</text:p>
          </table:table-cell>
          <table:table-cell office:value-type="string">
            <text:p>福建省厦门市前埔路168号</text:p>
          </table:table-cell>
          <table:table-cell table:number-columns-repeated="2"/>
        </table:table-row>
        <table:table-row table:style-name="ro2">
          <table:table-cell office:value-type="string">
            <text:p>002615</text:p>
          </table:table-cell>
          <table:table-cell office:value-type="string">
            <text:p>哈尔斯</text:p>
          </table:table-cell>
          <table:table-cell office:value-type="string">
            <text:p>C 制造业</text:p>
          </table:table-cell>
          <table:table-cell office:value-type="string">
            <text:p>浙江哈尔斯真空器皿股份有限公司</text:p>
          </table:table-cell>
          <table:table-cell office:value-type="string">
            <text:p>2011-09-09T00:00:00.000+08</text:p>
          </table:table-cell>
          <table:table-cell office:value-type="string">
            <text:p>浙江</text:p>
          </table:table-cell>
          <table:table-cell office:value-type="string">
            <text:p>金华市</text:p>
          </table:table-cell>
          <table:table-cell office:value-type="string">
            <text:p>www.haers.com</text:p>
          </table:table-cell>
          <table:table-cell office:value-type="string">
            <text:p>浙江省永康经济开发区哈尔斯路1号</text:p>
          </table:table-cell>
          <table:table-cell table:number-columns-repeated="2"/>
        </table:table-row>
        <table:table-row table:style-name="ro2">
          <table:table-cell office:value-type="string">
            <text:p>002616</text:p>
          </table:table-cell>
          <table:table-cell office:value-type="string">
            <text:p>长青集团</text:p>
          </table:table-cell>
          <table:table-cell office:value-type="string">
            <text:p>C 制造业</text:p>
          </table:table-cell>
          <table:table-cell office:value-type="string">
            <text:p>广东长青（集团）股份有限公司</text:p>
          </table:table-cell>
          <table:table-cell office:value-type="string">
            <text:p>2011-09-20T00:00:00.000+08</text:p>
          </table:table-cell>
          <table:table-cell office:value-type="string">
            <text:p>广东</text:p>
          </table:table-cell>
          <table:table-cell office:value-type="string">
            <text:p>中山市</text:p>
          </table:table-cell>
          <table:table-cell office:value-type="string">
            <text:p>www.chinachant.com</text:p>
          </table:table-cell>
          <table:table-cell office:value-type="string">
            <text:p>广东省中山市小榄工业大道南42号</text:p>
          </table:table-cell>
          <table:table-cell table:number-columns-repeated="2"/>
        </table:table-row>
        <table:table-row table:style-name="ro2">
          <table:table-cell office:value-type="string">
            <text:p>002617</text:p>
          </table:table-cell>
          <table:table-cell office:value-type="string">
            <text:p>露笑科技</text:p>
          </table:table-cell>
          <table:table-cell office:value-type="string">
            <text:p>C 制造业</text:p>
          </table:table-cell>
          <table:table-cell office:value-type="string">
            <text:p>露笑科技股份有限公司</text:p>
          </table:table-cell>
          <table:table-cell office:value-type="string">
            <text:p>2011-09-20T00:00:00.000+08</text:p>
          </table:table-cell>
          <table:table-cell office:value-type="string">
            <text:p>浙江</text:p>
          </table:table-cell>
          <table:table-cell office:value-type="string">
            <text:p>绍兴市</text:p>
          </table:table-cell>
          <table:table-cell office:value-type="string">
            <text:p>www.roshowtech.com</text:p>
          </table:table-cell>
          <table:table-cell office:value-type="string">
            <text:p>浙江省诸暨市店口镇露笑路38号</text:p>
          </table:table-cell>
          <table:table-cell table:number-columns-repeated="2"/>
        </table:table-row>
        <table:table-row table:style-name="ro2">
          <table:table-cell office:value-type="string">
            <text:p>002618</text:p>
          </table:table-cell>
          <table:table-cell office:value-type="string">
            <text:p>丹邦科技</text:p>
          </table:table-cell>
          <table:table-cell office:value-type="string">
            <text:p>C 制造业</text:p>
          </table:table-cell>
          <table:table-cell office:value-type="string">
            <text:p>深圳丹邦科技股份有限公司</text:p>
          </table:table-cell>
          <table:table-cell office:value-type="string">
            <text:p>2011-09-20T00:00:00.000+08</text:p>
          </table:table-cell>
          <table:table-cell office:value-type="string">
            <text:p>广东</text:p>
          </table:table-cell>
          <table:table-cell office:value-type="string">
            <text:p>深圳市</text:p>
          </table:table-cell>
          <table:table-cell office:value-type="string">
            <text:p>www.danbang.com</text:p>
          </table:table-cell>
          <table:table-cell office:value-type="string">
            <text:p>广东省深圳市南山区高新园朗山一路丹邦科技大楼</text:p>
          </table:table-cell>
          <table:table-cell table:number-columns-repeated="2"/>
        </table:table-row>
        <table:table-row table:style-name="ro2">
          <table:table-cell office:value-type="string">
            <text:p>002619</text:p>
          </table:table-cell>
          <table:table-cell office:value-type="string">
            <text:p>巨龙管业</text:p>
          </table:table-cell>
          <table:table-cell office:value-type="string">
            <text:p>C 制造业</text:p>
          </table:table-cell>
          <table:table-cell office:value-type="string">
            <text:p>浙江巨龙管业股份有限公司</text:p>
          </table:table-cell>
          <table:table-cell office:value-type="string">
            <text:p>2011-09-29T00:00:00.000+08</text:p>
          </table:table-cell>
          <table:table-cell office:value-type="string">
            <text:p>浙江</text:p>
          </table:table-cell>
          <table:table-cell office:value-type="string">
            <text:p>金华市</text:p>
          </table:table-cell>
          <table:table-cell office:value-type="string">
            <text:p>www.zjjlgy.com</text:p>
          </table:table-cell>
          <table:table-cell office:value-type="string">
            <text:p>浙江省金华市婺城新区临江工业园区（白龙桥镇湖家）</text:p>
          </table:table-cell>
          <table:table-cell table:number-columns-repeated="2"/>
        </table:table-row>
        <table:table-row table:style-name="ro2">
          <table:table-cell office:value-type="string">
            <text:p>002620</text:p>
          </table:table-cell>
          <table:table-cell office:value-type="string">
            <text:p>瑞和股份</text:p>
          </table:table-cell>
          <table:table-cell office:value-type="string">
            <text:p>E 建筑业</text:p>
          </table:table-cell>
          <table:table-cell office:value-type="string">
            <text:p>深圳瑞和建筑装饰股份有限公司</text:p>
          </table:table-cell>
          <table:table-cell office:value-type="string">
            <text:p>2011-09-29T00:00:00.000+08</text:p>
          </table:table-cell>
          <table:table-cell office:value-type="string">
            <text:p>广东</text:p>
          </table:table-cell>
          <table:table-cell office:value-type="string">
            <text:p>深圳市</text:p>
          </table:table-cell>
          <table:table-cell office:value-type="string">
            <text:p>www.sz-ruihe.com</text:p>
          </table:table-cell>
          <table:table-cell office:value-type="string">
            <text:p>广东省深圳市罗湖区深南东路3027号瑞和大厦</text:p>
          </table:table-cell>
          <table:table-cell table:number-columns-repeated="2"/>
        </table:table-row>
        <table:table-row table:style-name="ro2">
          <table:table-cell office:value-type="string">
            <text:p>002621</text:p>
          </table:table-cell>
          <table:table-cell office:value-type="string">
            <text:p>三垒股份</text:p>
          </table:table-cell>
          <table:table-cell office:value-type="string">
            <text:p>C 制造业</text:p>
          </table:table-cell>
          <table:table-cell office:value-type="string">
            <text:p>大连三垒机器股份有限公司</text:p>
          </table:table-cell>
          <table:table-cell office:value-type="string">
            <text:p>2011-09-29T00:00:00.000+08</text:p>
          </table:table-cell>
          <table:table-cell office:value-type="string">
            <text:p>辽宁</text:p>
          </table:table-cell>
          <table:table-cell office:value-type="string">
            <text:p>大连市</text:p>
          </table:table-cell>
          <table:table-cell office:value-type="string">
            <text:p>www.slsj.com.cn</text:p>
          </table:table-cell>
          <table:table-cell office:value-type="string">
            <text:p>辽宁省大连高新技术产业园区七贤岭爱贤街33号</text:p>
          </table:table-cell>
          <table:table-cell table:number-columns-repeated="2"/>
        </table:table-row>
        <table:table-row table:style-name="ro2">
          <table:table-cell office:value-type="string">
            <text:p>002622</text:p>
          </table:table-cell>
          <table:table-cell office:value-type="string">
            <text:p>融钰集团</text:p>
          </table:table-cell>
          <table:table-cell office:value-type="string">
            <text:p>C 制造业</text:p>
          </table:table-cell>
          <table:table-cell office:value-type="string">
            <text:p>融钰集团股份有限公司</text:p>
          </table:table-cell>
          <table:table-cell office:value-type="string">
            <text:p>2011-10-18T00:00:00.000+08</text:p>
          </table:table-cell>
          <table:table-cell office:value-type="string">
            <text:p>吉林</text:p>
          </table:table-cell>
          <table:table-cell office:value-type="string">
            <text:p>吉林市</text:p>
          </table:table-cell>
          <table:table-cell office:value-type="string">
            <text:p>www.royalholding.cn</text:p>
          </table:table-cell>
          <table:table-cell office:value-type="string">
            <text:p>吉林省吉林市船营区迎宾大路98号</text:p>
          </table:table-cell>
          <table:table-cell table:number-columns-repeated="2"/>
        </table:table-row>
        <table:table-row table:style-name="ro2">
          <table:table-cell office:value-type="string">
            <text:p>002623</text:p>
          </table:table-cell>
          <table:table-cell office:value-type="string">
            <text:p>亚玛顿</text:p>
          </table:table-cell>
          <table:table-cell office:value-type="string">
            <text:p>C 制造业</text:p>
          </table:table-cell>
          <table:table-cell office:value-type="string">
            <text:p>常州亚玛顿股份有限公司</text:p>
          </table:table-cell>
          <table:table-cell office:value-type="string">
            <text:p>2011-10-13T00:00:00.000+08</text:p>
          </table:table-cell>
          <table:table-cell office:value-type="string">
            <text:p>江苏</text:p>
          </table:table-cell>
          <table:table-cell office:value-type="string">
            <text:p>常州市</text:p>
          </table:table-cell>
          <table:table-cell office:value-type="string">
            <text:p>www.czamd.com</text:p>
          </table:table-cell>
          <table:table-cell office:value-type="string">
            <text:p>江苏省常州市青龙东路639号</text:p>
          </table:table-cell>
          <table:table-cell table:number-columns-repeated="2"/>
        </table:table-row>
        <table:table-row table:style-name="ro2">
          <table:table-cell office:value-type="string">
            <text:p>002624</text:p>
          </table:table-cell>
          <table:table-cell office:value-type="string">
            <text:p>完美世界</text:p>
          </table:table-cell>
          <table:table-cell office:value-type="string">
            <text:p>I 信息技术</text:p>
          </table:table-cell>
          <table:table-cell office:value-type="string">
            <text:p>完美世界股份有限公司</text:p>
          </table:table-cell>
          <table:table-cell office:value-type="string">
            <text:p>2011-10-28T00:00:00.000+08</text:p>
          </table:table-cell>
          <table:table-cell office:value-type="string">
            <text:p>浙江</text:p>
          </table:table-cell>
          <table:table-cell office:value-type="string">
            <text:p>湖州市</text:p>
          </table:table-cell>
          <table:table-cell office:value-type="string">
            <text:p>www.pwpic.com</text:p>
          </table:table-cell>
          <table:table-cell office:value-type="string">
            <text:p>浙江省湖州市德清县钟管镇龙山路117号</text:p>
          </table:table-cell>
          <table:table-cell table:number-columns-repeated="2"/>
        </table:table-row>
        <table:table-row table:style-name="ro2">
          <table:table-cell office:value-type="string">
            <text:p>002625</text:p>
          </table:table-cell>
          <table:table-cell office:value-type="string">
            <text:p>龙生股份</text:p>
          </table:table-cell>
          <table:table-cell office:value-type="string">
            <text:p>C 制造业</text:p>
          </table:table-cell>
          <table:table-cell office:value-type="string">
            <text:p>浙江龙生汽车部件股份有限公司</text:p>
          </table:table-cell>
          <table:table-cell office:value-type="string">
            <text:p>2011-11-03T00:00:00.000+08</text:p>
          </table:table-cell>
          <table:table-cell office:value-type="string">
            <text:p>浙江</text:p>
          </table:table-cell>
          <table:table-cell office:value-type="string">
            <text:p>杭州市</text:p>
          </table:table-cell>
          <table:table-cell office:value-type="string">
            <text:p>www.longsheng988.com</text:p>
          </table:table-cell>
          <table:table-cell office:value-type="string">
            <text:p>浙江省桐庐县富春江镇俞赵工业功能区988号</text:p>
          </table:table-cell>
          <table:table-cell table:number-columns-repeated="2"/>
        </table:table-row>
        <table:table-row table:style-name="ro2">
          <table:table-cell office:value-type="string">
            <text:p>002626</text:p>
          </table:table-cell>
          <table:table-cell office:value-type="string">
            <text:p>金达威</text:p>
          </table:table-cell>
          <table:table-cell office:value-type="string">
            <text:p>C 制造业</text:p>
          </table:table-cell>
          <table:table-cell office:value-type="string">
            <text:p>厦门金达威集团股份有限公司</text:p>
          </table:table-cell>
          <table:table-cell office:value-type="string">
            <text:p>2011-10-28T00:00:00.000+08</text:p>
          </table:table-cell>
          <table:table-cell office:value-type="string">
            <text:p>福建</text:p>
          </table:table-cell>
          <table:table-cell office:value-type="string">
            <text:p>厦门市</text:p>
          </table:table-cell>
          <table:table-cell office:value-type="string">
            <text:p>www.kingdomway.com</text:p>
          </table:table-cell>
          <table:table-cell office:value-type="string">
            <text:p>福建省厦门市海沧新阳工业区</text:p>
          </table:table-cell>
          <table:table-cell table:number-columns-repeated="2"/>
        </table:table-row>
        <table:table-row table:style-name="ro2">
          <table:table-cell office:value-type="string">
            <text:p>002627</text:p>
          </table:table-cell>
          <table:table-cell office:value-type="string">
            <text:p>宜昌交运</text:p>
          </table:table-cell>
          <table:table-cell office:value-type="string">
            <text:p>G 运输仓储</text:p>
          </table:table-cell>
          <table:table-cell office:value-type="string">
            <text:p>湖北宜昌交运集团股份有限公司</text:p>
          </table:table-cell>
          <table:table-cell office:value-type="string">
            <text:p>2011-11-03T00:00:00.000+08</text:p>
          </table:table-cell>
          <table:table-cell office:value-type="string">
            <text:p>湖北</text:p>
          </table:table-cell>
          <table:table-cell office:value-type="string">
            <text:p>宜昌市</text:p>
          </table:table-cell>
          <table:table-cell office:value-type="string">
            <text:p>www.ycjyjt.com</text:p>
          </table:table-cell>
          <table:table-cell office:value-type="string">
            <text:p>湖北省宜昌市港窑路5号</text:p>
          </table:table-cell>
          <table:table-cell table:number-columns-repeated="2"/>
        </table:table-row>
        <table:table-row table:style-name="ro2">
          <table:table-cell office:value-type="string">
            <text:p>002628</text:p>
          </table:table-cell>
          <table:table-cell office:value-type="string">
            <text:p>成都路桥</text:p>
          </table:table-cell>
          <table:table-cell office:value-type="string">
            <text:p>E 建筑业</text:p>
          </table:table-cell>
          <table:table-cell office:value-type="string">
            <text:p>成都市路桥工程股份有限公司</text:p>
          </table:table-cell>
          <table:table-cell office:value-type="string">
            <text:p>2011-11-03T00:00:00.000+08</text:p>
          </table:table-cell>
          <table:table-cell office:value-type="string">
            <text:p>四川</text:p>
          </table:table-cell>
          <table:table-cell office:value-type="string">
            <text:p>成都市</text:p>
          </table:table-cell>
          <table:table-cell office:value-type="string">
            <text:p>www.cdlq.com</text:p>
          </table:table-cell>
          <table:table-cell office:value-type="string">
            <text:p>四川省成都市武侯区武科东四路11号</text:p>
          </table:table-cell>
          <table:table-cell table:number-columns-repeated="2"/>
        </table:table-row>
        <table:table-row table:style-name="ro2">
          <table:table-cell office:value-type="string">
            <text:p>002629</text:p>
          </table:table-cell>
          <table:table-cell office:value-type="string">
            <text:p>仁智股份</text:p>
          </table:table-cell>
          <table:table-cell office:value-type="string">
            <text:p>B 采矿业</text:p>
          </table:table-cell>
          <table:table-cell office:value-type="string">
            <text:p>浙江仁智股份有限公司</text:p>
          </table:table-cell>
          <table:table-cell office:value-type="string">
            <text:p>2011-11-03T00:00:00.000+08</text:p>
          </table:table-cell>
          <table:table-cell office:value-type="string">
            <text:p>浙江</text:p>
          </table:table-cell>
          <table:table-cell office:value-type="string">
            <text:p>温州市</text:p>
          </table:table-cell>
          <table:table-cell office:value-type="string">
            <text:p>www.chinarenzhi.com</text:p>
          </table:table-cell>
          <table:table-cell office:value-type="string">
            <text:p>浙江省温州经济技术开发区滨海六路2180号旭日小区1幢108室</text:p>
          </table:table-cell>
          <table:table-cell table:number-columns-repeated="2"/>
        </table:table-row>
        <table:table-row table:style-name="ro2">
          <table:table-cell office:value-type="string">
            <text:p>002630</text:p>
          </table:table-cell>
          <table:table-cell office:value-type="string">
            <text:p>华西能源</text:p>
          </table:table-cell>
          <table:table-cell office:value-type="string">
            <text:p>C 制造业</text:p>
          </table:table-cell>
          <table:table-cell office:value-type="string">
            <text:p>华西能源工业股份有限公司</text:p>
          </table:table-cell>
          <table:table-cell office:value-type="string">
            <text:p>2011-11-11T00:00:00.000+08</text:p>
          </table:table-cell>
          <table:table-cell office:value-type="string">
            <text:p>四川</text:p>
          </table:table-cell>
          <table:table-cell office:value-type="string">
            <text:p>自贡市</text:p>
          </table:table-cell>
          <table:table-cell office:value-type="string">
            <text:p>www.westernpower.cn</text:p>
          </table:table-cell>
          <table:table-cell office:value-type="string">
            <text:p>四川省自贡市高新工业园区荣川路66号</text:p>
          </table:table-cell>
          <table:table-cell table:number-columns-repeated="2"/>
        </table:table-row>
        <table:table-row table:style-name="ro2">
          <table:table-cell office:value-type="string">
            <text:p>002631</text:p>
          </table:table-cell>
          <table:table-cell office:value-type="string">
            <text:p>德尔未来</text:p>
          </table:table-cell>
          <table:table-cell office:value-type="string">
            <text:p>C 制造业</text:p>
          </table:table-cell>
          <table:table-cell office:value-type="string">
            <text:p>德尔未来科技控股集团股份有限公司</text:p>
          </table:table-cell>
          <table:table-cell office:value-type="string">
            <text:p>2011-11-11T00:00:00.000+08</text:p>
          </table:table-cell>
          <table:table-cell office:value-type="string">
            <text:p>江苏</text:p>
          </table:table-cell>
          <table:table-cell office:value-type="string">
            <text:p>苏州市</text:p>
          </table:table-cell>
          <table:table-cell office:value-type="string">
            <text:p>www.der.com.cn</text:p>
          </table:table-cell>
          <table:table-cell office:value-type="string">
            <text:p>江苏省苏州吴江市七都镇人民东路</text:p>
          </table:table-cell>
          <table:table-cell table:number-columns-repeated="2"/>
        </table:table-row>
        <table:table-row table:style-name="ro2">
          <table:table-cell office:value-type="string">
            <text:p>002632</text:p>
          </table:table-cell>
          <table:table-cell office:value-type="string">
            <text:p>道明光学</text:p>
          </table:table-cell>
          <table:table-cell office:value-type="string">
            <text:p>C 制造业</text:p>
          </table:table-cell>
          <table:table-cell office:value-type="string">
            <text:p>道明光学股份有限公司</text:p>
          </table:table-cell>
          <table:table-cell office:value-type="string">
            <text:p>2011-11-22T00:00:00.000+08</text:p>
          </table:table-cell>
          <table:table-cell office:value-type="string">
            <text:p>浙江</text:p>
          </table:table-cell>
          <table:table-cell office:value-type="string">
            <text:p>金华市</text:p>
          </table:table-cell>
          <table:table-cell office:value-type="string">
            <text:p>www.chinadaoming.com</text:p>
          </table:table-cell>
          <table:table-cell office:value-type="string">
            <text:p>浙江省永康市象珠镇象珠工业区3号迎宾大道1号</text:p>
          </table:table-cell>
          <table:table-cell table:number-columns-repeated="2"/>
        </table:table-row>
        <table:table-row table:style-name="ro2">
          <table:table-cell office:value-type="string">
            <text:p>002633</text:p>
          </table:table-cell>
          <table:table-cell office:value-type="string">
            <text:p>申科股份</text:p>
          </table:table-cell>
          <table:table-cell office:value-type="string">
            <text:p>C 制造业</text:p>
          </table:table-cell>
          <table:table-cell office:value-type="string">
            <text:p>申科滑动轴承股份有限公司</text:p>
          </table:table-cell>
          <table:table-cell office:value-type="string">
            <text:p>2011-11-22T00:00:00.000+08</text:p>
          </table:table-cell>
          <table:table-cell office:value-type="string">
            <text:p>浙江</text:p>
          </table:table-cell>
          <table:table-cell office:value-type="string">
            <text:p>绍兴市</text:p>
          </table:table-cell>
          <table:table-cell office:value-type="string">
            <text:p>www.shenke.com</text:p>
          </table:table-cell>
          <table:table-cell office:value-type="string">
            <text:p>浙江省诸暨市望云路132号</text:p>
          </table:table-cell>
          <table:table-cell table:number-columns-repeated="2"/>
        </table:table-row>
        <table:table-row table:style-name="ro2">
          <table:table-cell office:value-type="string">
            <text:p>002634</text:p>
          </table:table-cell>
          <table:table-cell office:value-type="string">
            <text:p>棒杰股份</text:p>
          </table:table-cell>
          <table:table-cell office:value-type="string">
            <text:p>C 制造业</text:p>
          </table:table-cell>
          <table:table-cell office:value-type="string">
            <text:p>浙江棒杰数码针织品股份有限公司</text:p>
          </table:table-cell>
          <table:table-cell office:value-type="string">
            <text:p>2011-12-05T00:00:00.000+08</text:p>
          </table:table-cell>
          <table:table-cell office:value-type="string">
            <text:p>浙江</text:p>
          </table:table-cell>
          <table:table-cell office:value-type="string">
            <text:p>金华市</text:p>
          </table:table-cell>
          <table:table-cell office:value-type="string">
            <text:p>www.bangjie.cn</text:p>
          </table:table-cell>
          <table:table-cell office:value-type="string">
            <text:p>浙江省义乌市苏溪镇镇南小区</text:p>
          </table:table-cell>
          <table:table-cell table:number-columns-repeated="2"/>
        </table:table-row>
        <table:table-row table:style-name="ro2">
          <table:table-cell office:value-type="string">
            <text:p>002635</text:p>
          </table:table-cell>
          <table:table-cell office:value-type="string">
            <text:p>安洁科技</text:p>
          </table:table-cell>
          <table:table-cell office:value-type="string">
            <text:p>C 制造业</text:p>
          </table:table-cell>
          <table:table-cell office:value-type="string">
            <text:p>苏州安洁科技股份有限公司</text:p>
          </table:table-cell>
          <table:table-cell office:value-type="string">
            <text:p>2011-11-25T00:00:00.000+08</text:p>
          </table:table-cell>
          <table:table-cell office:value-type="string">
            <text:p>江苏</text:p>
          </table:table-cell>
          <table:table-cell office:value-type="string">
            <text:p>苏州市</text:p>
          </table:table-cell>
          <table:table-cell office:value-type="string">
            <text:p>www.anjiesz.com</text:p>
          </table:table-cell>
          <table:table-cell office:value-type="string">
            <text:p>江苏省苏州市吴中区光福镇福锦路8号</text:p>
          </table:table-cell>
          <table:table-cell table:number-columns-repeated="2"/>
        </table:table-row>
        <table:table-row table:style-name="ro2">
          <table:table-cell office:value-type="string">
            <text:p>002636</text:p>
          </table:table-cell>
          <table:table-cell office:value-type="string">
            <text:p>金安国纪</text:p>
          </table:table-cell>
          <table:table-cell office:value-type="string">
            <text:p>C 制造业</text:p>
          </table:table-cell>
          <table:table-cell office:value-type="string">
            <text:p>金安国纪科技股份有限公司</text:p>
          </table:table-cell>
          <table:table-cell office:value-type="string">
            <text:p>2011-11-25T00:00:00.000+08</text:p>
          </table:table-cell>
          <table:table-cell office:value-type="string">
            <text:p>上海</text:p>
          </table:table-cell>
          <table:table-cell office:value-type="string">
            <text:p>上海市</text:p>
          </table:table-cell>
          <table:table-cell office:value-type="string">
            <text:p>www.goldenmax.cn</text:p>
          </table:table-cell>
          <table:table-cell office:value-type="string">
            <text:p>上海市松江工业区宝胜路33号</text:p>
          </table:table-cell>
          <table:table-cell table:number-columns-repeated="2"/>
        </table:table-row>
        <table:table-row table:style-name="ro2">
          <table:table-cell office:value-type="string">
            <text:p>002637</text:p>
          </table:table-cell>
          <table:table-cell office:value-type="string">
            <text:p>赞宇科技</text:p>
          </table:table-cell>
          <table:table-cell office:value-type="string">
            <text:p>C 制造业</text:p>
          </table:table-cell>
          <table:table-cell office:value-type="string">
            <text:p>赞宇科技集团股份有限公司</text:p>
          </table:table-cell>
          <table:table-cell office:value-type="string">
            <text:p>2011-11-25T00:00:00.000+08</text:p>
          </table:table-cell>
          <table:table-cell office:value-type="string">
            <text:p>浙江</text:p>
          </table:table-cell>
          <table:table-cell office:value-type="string">
            <text:p>杭州市</text:p>
          </table:table-cell>
          <table:table-cell office:value-type="string">
            <text:p>www.zzytech.com</text:p>
          </table:table-cell>
          <table:table-cell office:value-type="string">
            <text:p>浙江省杭州市城头巷128号</text:p>
          </table:table-cell>
          <table:table-cell table:number-columns-repeated="2"/>
        </table:table-row>
        <table:table-row table:style-name="ro2">
          <table:table-cell office:value-type="string">
            <text:p>002638</text:p>
          </table:table-cell>
          <table:table-cell office:value-type="string">
            <text:p>勤上股份</text:p>
          </table:table-cell>
          <table:table-cell office:value-type="string">
            <text:p>C 制造业</text:p>
          </table:table-cell>
          <table:table-cell office:value-type="string">
            <text:p>东莞勤上光电股份有限公司</text:p>
          </table:table-cell>
          <table:table-cell office:value-type="string">
            <text:p>2011-11-25T00:00:00.000+08</text:p>
          </table:table-cell>
          <table:table-cell office:value-type="string">
            <text:p>广东</text:p>
          </table:table-cell>
          <table:table-cell office:value-type="string">
            <text:p>东莞市</text:p>
          </table:table-cell>
          <table:table-cell office:value-type="string">
            <text:p>www.kingsun-china.com</text:p>
          </table:table-cell>
          <table:table-cell office:value-type="string">
            <text:p>广东省东莞市常平镇横江厦村</text:p>
          </table:table-cell>
          <table:table-cell table:number-columns-repeated="2"/>
        </table:table-row>
        <table:table-row table:style-name="ro2">
          <table:table-cell office:value-type="string">
            <text:p>002639</text:p>
          </table:table-cell>
          <table:table-cell office:value-type="string">
            <text:p>雪人股份</text:p>
          </table:table-cell>
          <table:table-cell office:value-type="string">
            <text:p>C 制造业</text:p>
          </table:table-cell>
          <table:table-cell office:value-type="string">
            <text:p>福建雪人股份有限公司</text:p>
          </table:table-cell>
          <table:table-cell office:value-type="string">
            <text:p>2011-12-05T00:00:00.000+08</text:p>
          </table:table-cell>
          <table:table-cell office:value-type="string">
            <text:p>福建</text:p>
          </table:table-cell>
          <table:table-cell office:value-type="string">
            <text:p>福州市</text:p>
          </table:table-cell>
          <table:table-cell office:value-type="string">
            <text:p>www.snowkey.com</text:p>
          </table:table-cell>
          <table:table-cell office:value-type="string">
            <text:p>福建省福州滨海工业区(松下镇首祉村)</text:p>
          </table:table-cell>
          <table:table-cell table:number-columns-repeated="2"/>
        </table:table-row>
        <table:table-row table:style-name="ro2">
          <table:table-cell office:value-type="string">
            <text:p>002640</text:p>
          </table:table-cell>
          <table:table-cell office:value-type="string">
            <text:p>跨境通</text:p>
          </table:table-cell>
          <table:table-cell office:value-type="string">
            <text:p>F 批发零售</text:p>
          </table:table-cell>
          <table:table-cell office:value-type="string">
            <text:p>跨境通宝电子商务股份有限公司</text:p>
          </table:table-cell>
          <table:table-cell office:value-type="string">
            <text:p>2011-12-08T00:00:00.000+08</text:p>
          </table:table-cell>
          <table:table-cell office:value-type="string">
            <text:p>山西</text:p>
          </table:table-cell>
          <table:table-cell office:value-type="string">
            <text:p>太原市</text:p>
          </table:table-cell>
          <table:table-cell office:value-type="string">
            <text:p>www.byky.com</text:p>
          </table:table-cell>
          <table:table-cell office:value-type="string">
            <text:p>山西省太原市建设南路632号</text:p>
          </table:table-cell>
          <table:table-cell table:number-columns-repeated="2"/>
        </table:table-row>
        <table:table-row table:style-name="ro2">
          <table:table-cell office:value-type="string">
            <text:p>002641</text:p>
          </table:table-cell>
          <table:table-cell office:value-type="string">
            <text:p>永高股份</text:p>
          </table:table-cell>
          <table:table-cell office:value-type="string">
            <text:p>C 制造业</text:p>
          </table:table-cell>
          <table:table-cell office:value-type="string">
            <text:p>永高股份有限公司</text:p>
          </table:table-cell>
          <table:table-cell office:value-type="string">
            <text:p>2011-12-08T00:00:00.000+08</text:p>
          </table:table-cell>
          <table:table-cell office:value-type="string">
            <text:p>浙江</text:p>
          </table:table-cell>
          <table:table-cell office:value-type="string">
            <text:p>台州市</text:p>
          </table:table-cell>
          <table:table-cell office:value-type="string">
            <text:p>www.yonggao.com；www.era.com.cn</text:p>
          </table:table-cell>
          <table:table-cell office:value-type="string">
            <text:p>浙江省台州市黄岩经济开发区埭西路2号</text:p>
          </table:table-cell>
          <table:table-cell table:number-columns-repeated="2"/>
        </table:table-row>
        <table:table-row table:style-name="ro2">
          <table:table-cell office:value-type="string">
            <text:p>002642</text:p>
          </table:table-cell>
          <table:table-cell office:value-type="string">
            <text:p>荣之联</text:p>
          </table:table-cell>
          <table:table-cell office:value-type="string">
            <text:p>I 信息技术</text:p>
          </table:table-cell>
          <table:table-cell office:value-type="string">
            <text:p>北京荣之联科技股份有限公司</text:p>
          </table:table-cell>
          <table:table-cell office:value-type="string">
            <text:p>2011-12-20T00:00:00.000+08</text:p>
          </table:table-cell>
          <table:table-cell office:value-type="string">
            <text:p>北京</text:p>
          </table:table-cell>
          <table:table-cell office:value-type="string">
            <text:p>北京市</text:p>
          </table:table-cell>
          <table:table-cell office:value-type="string">
            <text:p>www.ronglian.com</text:p>
          </table:table-cell>
          <table:table-cell office:value-type="string">
            <text:p>北京市海淀区北四环西路56号10层1002-1</text:p>
          </table:table-cell>
          <table:table-cell table:number-columns-repeated="2"/>
        </table:table-row>
        <table:table-row table:style-name="ro2">
          <table:table-cell office:value-type="string">
            <text:p>002643</text:p>
          </table:table-cell>
          <table:table-cell office:value-type="string">
            <text:p>万润股份</text:p>
          </table:table-cell>
          <table:table-cell office:value-type="string">
            <text:p>C 制造业</text:p>
          </table:table-cell>
          <table:table-cell office:value-type="string">
            <text:p>中节能万润股份有限公司</text:p>
          </table:table-cell>
          <table:table-cell office:value-type="string">
            <text:p>2011-12-20T00:00:00.000+08</text:p>
          </table:table-cell>
          <table:table-cell office:value-type="string">
            <text:p>山东</text:p>
          </table:table-cell>
          <table:table-cell office:value-type="string">
            <text:p>烟台市</text:p>
          </table:table-cell>
          <table:table-cell office:value-type="string">
            <text:p>www.valiant-cn.com</text:p>
          </table:table-cell>
          <table:table-cell office:value-type="string">
            <text:p>山东省烟台市经济技术开发区五指山路11号</text:p>
          </table:table-cell>
          <table:table-cell table:number-columns-repeated="2"/>
        </table:table-row>
        <table:table-row table:style-name="ro2">
          <table:table-cell office:value-type="string">
            <text:p>002644</text:p>
          </table:table-cell>
          <table:table-cell office:value-type="string">
            <text:p>佛慈制药</text:p>
          </table:table-cell>
          <table:table-cell office:value-type="string">
            <text:p>C 制造业</text:p>
          </table:table-cell>
          <table:table-cell office:value-type="string">
            <text:p>兰州佛慈制药股份有限公司</text:p>
          </table:table-cell>
          <table:table-cell office:value-type="string">
            <text:p>2011-12-22T00:00:00.000+08</text:p>
          </table:table-cell>
          <table:table-cell office:value-type="string">
            <text:p>甘肃</text:p>
          </table:table-cell>
          <table:table-cell office:value-type="string">
            <text:p>兰州市</text:p>
          </table:table-cell>
          <table:table-cell office:value-type="string">
            <text:p>www.fczy.com</text:p>
          </table:table-cell>
          <table:table-cell office:value-type="string">
            <text:p>甘肃省兰州市城关区雁滩高新技术开发区</text:p>
          </table:table-cell>
          <table:table-cell table:number-columns-repeated="2"/>
        </table:table-row>
        <table:table-row table:style-name="ro2">
          <table:table-cell office:value-type="string">
            <text:p>002645</text:p>
          </table:table-cell>
          <table:table-cell office:value-type="string">
            <text:p>华宏科技</text:p>
          </table:table-cell>
          <table:table-cell office:value-type="string">
            <text:p>C 制造业</text:p>
          </table:table-cell>
          <table:table-cell office:value-type="string">
            <text:p>江苏华宏科技股份有限公司</text:p>
          </table:table-cell>
          <table:table-cell office:value-type="string">
            <text:p>2011-12-20T00:00:00.000+08</text:p>
          </table:table-cell>
          <table:table-cell office:value-type="string">
            <text:p>江苏</text:p>
          </table:table-cell>
          <table:table-cell office:value-type="string">
            <text:p>无锡市</text:p>
          </table:table-cell>
          <table:table-cell office:value-type="string">
            <text:p>www.hhyyjx.net</text:p>
          </table:table-cell>
          <table:table-cell office:value-type="string">
            <text:p>江苏省江阴市周庄镇澄杨路1118号</text:p>
          </table:table-cell>
          <table:table-cell table:number-columns-repeated="2"/>
        </table:table-row>
        <table:table-row table:style-name="ro2">
          <table:table-cell office:value-type="string">
            <text:p>002646</text:p>
          </table:table-cell>
          <table:table-cell office:value-type="string">
            <text:p>青青稞酒</text:p>
          </table:table-cell>
          <table:table-cell office:value-type="string">
            <text:p>C 制造业</text:p>
          </table:table-cell>
          <table:table-cell office:value-type="string">
            <text:p>青海互助青稞酒股份有限公司</text:p>
          </table:table-cell>
          <table:table-cell office:value-type="string">
            <text:p>2011-12-22T00:00:00.000+08</text:p>
          </table:table-cell>
          <table:table-cell office:value-type="string">
            <text:p>青海</text:p>
          </table:table-cell>
          <table:table-cell office:value-type="string">
            <text:p>海东市</text:p>
          </table:table-cell>
          <table:table-cell office:value-type="string">
            <text:p>www.qkj.com.cn</text:p>
          </table:table-cell>
          <table:table-cell office:value-type="string">
            <text:p>青海省互助县威远镇西大街6号</text:p>
          </table:table-cell>
          <table:table-cell table:number-columns-repeated="2"/>
        </table:table-row>
        <table:table-row table:style-name="ro2">
          <table:table-cell office:value-type="string">
            <text:p>002647</text:p>
          </table:table-cell>
          <table:table-cell office:value-type="string">
            <text:p>民盛金科</text:p>
          </table:table-cell>
          <table:table-cell office:value-type="string">
            <text:p>C 制造业</text:p>
          </table:table-cell>
          <table:table-cell office:value-type="string">
            <text:p>民盛金科控股股份有限公司</text:p>
          </table:table-cell>
          <table:table-cell office:value-type="string">
            <text:p>2011-12-28T00:00:00.000+08</text:p>
          </table:table-cell>
          <table:table-cell office:value-type="string">
            <text:p>浙江</text:p>
          </table:table-cell>
          <table:table-cell office:value-type="string">
            <text:p>绍兴市</text:p>
          </table:table-cell>
          <table:table-cell office:value-type="string">
            <text:p>www.chinahonglei.com</text:p>
          </table:table-cell>
          <table:table-cell office:value-type="string">
            <text:p>浙江省诸暨市大唐镇开元东路</text:p>
          </table:table-cell>
          <table:table-cell table:number-columns-repeated="2"/>
        </table:table-row>
        <table:table-row table:style-name="ro2">
          <table:table-cell office:value-type="string">
            <text:p>002648</text:p>
          </table:table-cell>
          <table:table-cell office:value-type="string">
            <text:p>卫星石化</text:p>
          </table:table-cell>
          <table:table-cell office:value-type="string">
            <text:p>C 制造业</text:p>
          </table:table-cell>
          <table:table-cell office:value-type="string">
            <text:p>浙江卫星石化股份有限公司</text:p>
          </table:table-cell>
          <table:table-cell office:value-type="string">
            <text:p>2011-12-28T00:00:00.000+08</text:p>
          </table:table-cell>
          <table:table-cell office:value-type="string">
            <text:p>浙江</text:p>
          </table:table-cell>
          <table:table-cell office:value-type="string">
            <text:p>嘉兴市</text:p>
          </table:table-cell>
          <table:table-cell office:value-type="string">
            <text:p>www.satlpec.com</text:p>
          </table:table-cell>
          <table:table-cell office:value-type="string">
            <text:p>浙江省嘉兴市嘉兴工业园区步焦路</text:p>
          </table:table-cell>
          <table:table-cell table:number-columns-repeated="2"/>
        </table:table-row>
        <table:table-row table:style-name="ro2">
          <table:table-cell office:value-type="string">
            <text:p>002649</text:p>
          </table:table-cell>
          <table:table-cell office:value-type="string">
            <text:p>博彦科技</text:p>
          </table:table-cell>
          <table:table-cell office:value-type="string">
            <text:p>I 信息技术</text:p>
          </table:table-cell>
          <table:table-cell office:value-type="string">
            <text:p>博彦科技股份有限公司</text:p>
          </table:table-cell>
          <table:table-cell office:value-type="string">
            <text:p>2012-01-06T00:00:00.000+08</text:p>
          </table:table-cell>
          <table:table-cell office:value-type="string">
            <text:p>北京</text:p>
          </table:table-cell>
          <table:table-cell office:value-type="string">
            <text:p>北京市</text:p>
          </table:table-cell>
          <table:table-cell office:value-type="string">
            <text:p>www.beyondsoft.com</text:p>
          </table:table-cell>
          <table:table-cell office:value-type="string">
            <text:p>北京市海淀区西北旺东路10号院东区7号楼博彦科技大厦</text:p>
          </table:table-cell>
          <table:table-cell table:number-columns-repeated="2"/>
        </table:table-row>
        <table:table-row table:style-name="ro2">
          <table:table-cell office:value-type="string">
            <text:p>002650</text:p>
          </table:table-cell>
          <table:table-cell office:value-type="string">
            <text:p>加加食品</text:p>
          </table:table-cell>
          <table:table-cell office:value-type="string">
            <text:p>C 制造业</text:p>
          </table:table-cell>
          <table:table-cell office:value-type="string">
            <text:p>加加食品集团股份有限公司</text:p>
          </table:table-cell>
          <table:table-cell office:value-type="string">
            <text:p>2012-01-06T00:00:00.000+08</text:p>
          </table:table-cell>
          <table:table-cell office:value-type="string">
            <text:p>湖南</text:p>
          </table:table-cell>
          <table:table-cell office:value-type="string">
            <text:p>长沙市</text:p>
          </table:table-cell>
          <table:table-cell office:value-type="string">
            <text:p>www.jiajiagroup.com</text:p>
          </table:table-cell>
          <table:table-cell office:value-type="string">
            <text:p>湖南省长沙市宁乡县经济技术开发区站前路</text:p>
          </table:table-cell>
          <table:table-cell table:number-columns-repeated="2"/>
        </table:table-row>
        <table:table-row table:style-name="ro2">
          <table:table-cell office:value-type="string">
            <text:p>002651</text:p>
          </table:table-cell>
          <table:table-cell office:value-type="string">
            <text:p>利君股份</text:p>
          </table:table-cell>
          <table:table-cell office:value-type="string">
            <text:p>C 制造业</text:p>
          </table:table-cell>
          <table:table-cell office:value-type="string">
            <text:p>成都利君实业股份有限公司</text:p>
          </table:table-cell>
          <table:table-cell office:value-type="string">
            <text:p>2012-01-06T00:00:00.000+08</text:p>
          </table:table-cell>
          <table:table-cell office:value-type="string">
            <text:p>四川</text:p>
          </table:table-cell>
          <table:table-cell office:value-type="string">
            <text:p>成都市</text:p>
          </table:table-cell>
          <table:table-cell office:value-type="string">
            <text:p>www.cdleejun.com</text:p>
          </table:table-cell>
          <table:table-cell office:value-type="string">
            <text:p>四川省成都市武侯区武科东二路5号</text:p>
          </table:table-cell>
          <table:table-cell table:number-columns-repeated="2"/>
        </table:table-row>
        <table:table-row table:style-name="ro2">
          <table:table-cell office:value-type="string">
            <text:p>002652</text:p>
          </table:table-cell>
          <table:table-cell office:value-type="string">
            <text:p>扬子新材</text:p>
          </table:table-cell>
          <table:table-cell office:value-type="string">
            <text:p>C 制造业</text:p>
          </table:table-cell>
          <table:table-cell office:value-type="string">
            <text:p>苏州扬子江新型材料股份有限公司</text:p>
          </table:table-cell>
          <table:table-cell office:value-type="string">
            <text:p>2012-01-19T00:00:00.000+08</text:p>
          </table:table-cell>
          <table:table-cell office:value-type="string">
            <text:p>江苏</text:p>
          </table:table-cell>
          <table:table-cell office:value-type="string">
            <text:p>苏州市</text:p>
          </table:table-cell>
          <table:table-cell office:value-type="string">
            <text:p>www.yzjnm.com</text:p>
          </table:table-cell>
          <table:table-cell office:value-type="string">
            <text:p>江苏省苏州市相城区潘阳工业园春丰路88号</text:p>
          </table:table-cell>
          <table:table-cell table:number-columns-repeated="2"/>
        </table:table-row>
        <table:table-row table:style-name="ro2">
          <table:table-cell office:value-type="string">
            <text:p>002653</text:p>
          </table:table-cell>
          <table:table-cell office:value-type="string">
            <text:p>海思科</text:p>
          </table:table-cell>
          <table:table-cell office:value-type="string">
            <text:p>C 制造业</text:p>
          </table:table-cell>
          <table:table-cell office:value-type="string">
            <text:p>海思科医药集团股份有限公司</text:p>
          </table:table-cell>
          <table:table-cell office:value-type="string">
            <text:p>2012-01-17T00:00:00.000+08</text:p>
          </table:table-cell>
          <table:table-cell office:value-type="string">
            <text:p>西藏</text:p>
          </table:table-cell>
          <table:table-cell office:value-type="string">
            <text:p>山南市</text:p>
          </table:table-cell>
          <table:table-cell office:value-type="string">
            <text:p>www.haisco.com</text:p>
          </table:table-cell>
          <table:table-cell office:value-type="string">
            <text:p>西藏自治区山南地区泽当镇三湘大道17号</text:p>
          </table:table-cell>
          <table:table-cell table:number-columns-repeated="2"/>
        </table:table-row>
        <table:table-row table:style-name="ro2">
          <table:table-cell office:value-type="string">
            <text:p>002654</text:p>
          </table:table-cell>
          <table:table-cell office:value-type="string">
            <text:p>万润科技</text:p>
          </table:table-cell>
          <table:table-cell office:value-type="string">
            <text:p>C 制造业</text:p>
          </table:table-cell>
          <table:table-cell office:value-type="string">
            <text:p>深圳万润科技股份有限公司</text:p>
          </table:table-cell>
          <table:table-cell office:value-type="string">
            <text:p>2012-02-17T00:00:00.000+08</text:p>
          </table:table-cell>
          <table:table-cell office:value-type="string">
            <text:p>广东</text:p>
          </table:table-cell>
          <table:table-cell office:value-type="string">
            <text:p>深圳市</text:p>
          </table:table-cell>
          <table:table-cell office:value-type="string">
            <text:p>www.mason-led.com</text:p>
          </table:table-cell>
          <table:table-cell office:value-type="string">
            <text:p>广东省深圳市光明新区观光路3009号招商局光明科技园A3栋05B3室</text:p>
          </table:table-cell>
          <table:table-cell table:number-columns-repeated="2"/>
        </table:table-row>
        <table:table-row table:style-name="ro2">
          <table:table-cell office:value-type="string">
            <text:p>002655</text:p>
          </table:table-cell>
          <table:table-cell office:value-type="string">
            <text:p>共达电声</text:p>
          </table:table-cell>
          <table:table-cell office:value-type="string">
            <text:p>C 制造业</text:p>
          </table:table-cell>
          <table:table-cell office:value-type="string">
            <text:p>山东共达电声股份有限公司</text:p>
          </table:table-cell>
          <table:table-cell office:value-type="string">
            <text:p>2012-02-17T00:00:00.000+08</text:p>
          </table:table-cell>
          <table:table-cell office:value-type="string">
            <text:p>山东</text:p>
          </table:table-cell>
          <table:table-cell office:value-type="string">
            <text:p>潍坊市</text:p>
          </table:table-cell>
          <table:table-cell office:value-type="string">
            <text:p>www.gettopacoustic.com</text:p>
          </table:table-cell>
          <table:table-cell office:value-type="string">
            <text:p>山东省潍坊市坊子区凤山路68号</text:p>
          </table:table-cell>
          <table:table-cell table:number-columns-repeated="2"/>
        </table:table-row>
        <table:table-row table:style-name="ro2">
          <table:table-cell office:value-type="string">
            <text:p>002656</text:p>
          </table:table-cell>
          <table:table-cell office:value-type="string">
            <text:p>摩登大道</text:p>
          </table:table-cell>
          <table:table-cell office:value-type="string">
            <text:p>C 制造业</text:p>
          </table:table-cell>
          <table:table-cell office:value-type="string">
            <text:p>摩登大道时尚集团股份有限公司</text:p>
          </table:table-cell>
          <table:table-cell office:value-type="string">
            <text:p>2012-02-28T00:00:00.000+08</text:p>
          </table:table-cell>
          <table:table-cell office:value-type="string">
            <text:p>广东</text:p>
          </table:table-cell>
          <table:table-cell office:value-type="string">
            <text:p>广州市</text:p>
          </table:table-cell>
          <table:table-cell office:value-type="string">
            <text:p>www.canudilo.com</text:p>
          </table:table-cell>
          <table:table-cell office:value-type="string">
            <text:p>广东省广州市天河区黄埔大道西638号富力科讯大厦1310房</text:p>
          </table:table-cell>
          <table:table-cell table:number-columns-repeated="2"/>
        </table:table-row>
        <table:table-row table:style-name="ro2">
          <table:table-cell office:value-type="string">
            <text:p>002657</text:p>
          </table:table-cell>
          <table:table-cell office:value-type="string">
            <text:p>中科金财</text:p>
          </table:table-cell>
          <table:table-cell office:value-type="string">
            <text:p>I 信息技术</text:p>
          </table:table-cell>
          <table:table-cell office:value-type="string">
            <text:p>北京中科金财科技股份有限公司</text:p>
          </table:table-cell>
          <table:table-cell office:value-type="string">
            <text:p>2012-02-28T00:00:00.000+08</text:p>
          </table:table-cell>
          <table:table-cell office:value-type="string">
            <text:p>北京</text:p>
          </table:table-cell>
          <table:table-cell office:value-type="string">
            <text:p>北京市</text:p>
          </table:table-cell>
          <table:table-cell office:value-type="string">
            <text:p>www.sinodata.net.cn</text:p>
          </table:table-cell>
          <table:table-cell office:value-type="string">
            <text:p>北京市海淀区学院路39号唯实大厦1006室</text:p>
          </table:table-cell>
          <table:table-cell table:number-columns-repeated="2"/>
        </table:table-row>
        <table:table-row table:style-name="ro2">
          <table:table-cell office:value-type="string">
            <text:p>002658</text:p>
          </table:table-cell>
          <table:table-cell office:value-type="string">
            <text:p>雪迪龙</text:p>
          </table:table-cell>
          <table:table-cell office:value-type="string">
            <text:p>C 制造业</text:p>
          </table:table-cell>
          <table:table-cell office:value-type="string">
            <text:p>北京雪迪龙科技股份有限公司</text:p>
          </table:table-cell>
          <table:table-cell office:value-type="string">
            <text:p>2012-03-09T00:00:00.000+08</text:p>
          </table:table-cell>
          <table:table-cell office:value-type="string">
            <text:p>北京</text:p>
          </table:table-cell>
          <table:table-cell office:value-type="string">
            <text:p>北京市</text:p>
          </table:table-cell>
          <table:table-cell office:value-type="string">
            <text:p>www.chsdl.com</text:p>
          </table:table-cell>
          <table:table-cell office:value-type="string">
            <text:p>北京市昌平区高新三街3号</text:p>
          </table:table-cell>
          <table:table-cell table:number-columns-repeated="2"/>
        </table:table-row>
        <table:table-row table:style-name="ro2">
          <table:table-cell office:value-type="string">
            <text:p>002659</text:p>
          </table:table-cell>
          <table:table-cell office:value-type="string">
            <text:p>中泰桥梁</text:p>
          </table:table-cell>
          <table:table-cell office:value-type="string">
            <text:p>E 建筑业</text:p>
          </table:table-cell>
          <table:table-cell office:value-type="string">
            <text:p>江苏中泰桥梁钢构股份有限公司</text:p>
          </table:table-cell>
          <table:table-cell office:value-type="string">
            <text:p>2012-03-09T00:00:00.000+08</text:p>
          </table:table-cell>
          <table:table-cell office:value-type="string">
            <text:p>江苏</text:p>
          </table:table-cell>
          <table:table-cell office:value-type="string">
            <text:p>无锡市</text:p>
          </table:table-cell>
          <table:table-cell office:value-type="string">
            <text:p>www.jszt.net.cn</text:p>
          </table:table-cell>
          <table:table-cell office:value-type="string">
            <text:p>江苏省江阴-靖江工业园区同康路15号</text:p>
          </table:table-cell>
          <table:table-cell table:number-columns-repeated="2"/>
        </table:table-row>
        <table:table-row table:style-name="ro2">
          <table:table-cell office:value-type="string">
            <text:p>002660</text:p>
          </table:table-cell>
          <table:table-cell office:value-type="string">
            <text:p>茂硕电源</text:p>
          </table:table-cell>
          <table:table-cell office:value-type="string">
            <text:p>C 制造业</text:p>
          </table:table-cell>
          <table:table-cell office:value-type="string">
            <text:p>茂硕电源科技股份有限公司</text:p>
          </table:table-cell>
          <table:table-cell office:value-type="string">
            <text:p>2012-03-16T00:00:00.000+08</text:p>
          </table:table-cell>
          <table:table-cell office:value-type="string">
            <text:p>广东</text:p>
          </table:table-cell>
          <table:table-cell office:value-type="string">
            <text:p>深圳市</text:p>
          </table:table-cell>
          <table:table-cell office:value-type="string">
            <text:p>www.mosopower.com</text:p>
          </table:table-cell>
          <table:table-cell office:value-type="string">
            <text:p>广东省深圳市南山区松白路关外小白芒桑泰工业园</text:p>
          </table:table-cell>
          <table:table-cell table:number-columns-repeated="2"/>
        </table:table-row>
        <table:table-row table:style-name="ro2">
          <table:table-cell office:value-type="string">
            <text:p>002661</text:p>
          </table:table-cell>
          <table:table-cell office:value-type="string">
            <text:p>克明面业</text:p>
          </table:table-cell>
          <table:table-cell office:value-type="string">
            <text:p>C 制造业</text:p>
          </table:table-cell>
          <table:table-cell office:value-type="string">
            <text:p>克明面业股份有限公司</text:p>
          </table:table-cell>
          <table:table-cell office:value-type="string">
            <text:p>2012-03-16T00:00:00.000+08</text:p>
          </table:table-cell>
          <table:table-cell office:value-type="string">
            <text:p>湖南</text:p>
          </table:table-cell>
          <table:table-cell office:value-type="string">
            <text:p>益阳市</text:p>
          </table:table-cell>
          <table:table-cell office:value-type="string">
            <text:p>www.kemen.net.cn</text:p>
          </table:table-cell>
          <table:table-cell office:value-type="string">
            <text:p>湖南省南县兴盛大道工业园1号</text:p>
          </table:table-cell>
          <table:table-cell table:number-columns-repeated="2"/>
        </table:table-row>
        <table:table-row table:style-name="ro2">
          <table:table-cell office:value-type="string">
            <text:p>002662</text:p>
          </table:table-cell>
          <table:table-cell office:value-type="string">
            <text:p>京威股份</text:p>
          </table:table-cell>
          <table:table-cell office:value-type="string">
            <text:p>C 制造业</text:p>
          </table:table-cell>
          <table:table-cell office:value-type="string">
            <text:p>北京威卡威汽车零部件股份有限公司</text:p>
          </table:table-cell>
          <table:table-cell office:value-type="string">
            <text:p>2012-03-09T00:00:00.000+08</text:p>
          </table:table-cell>
          <table:table-cell office:value-type="string">
            <text:p>北京</text:p>
          </table:table-cell>
          <table:table-cell office:value-type="string">
            <text:p>北京市</text:p>
          </table:table-cell>
          <table:table-cell office:value-type="string">
            <text:p>www.beijing-wkw.com</text:p>
          </table:table-cell>
          <table:table-cell office:value-type="string">
            <text:p>北京市大兴区魏永路(天堂河段)70号</text:p>
          </table:table-cell>
          <table:table-cell table:number-columns-repeated="2"/>
        </table:table-row>
        <table:table-row table:style-name="ro2">
          <table:table-cell office:value-type="string">
            <text:p>002663</text:p>
          </table:table-cell>
          <table:table-cell office:value-type="string">
            <text:p>普邦股份</text:p>
          </table:table-cell>
          <table:table-cell office:value-type="string">
            <text:p>E 建筑业</text:p>
          </table:table-cell>
          <table:table-cell office:value-type="string">
            <text:p>广州普邦园林股份有限公司</text:p>
          </table:table-cell>
          <table:table-cell office:value-type="string">
            <text:p>2012-03-16T00:00:00.000+08</text:p>
          </table:table-cell>
          <table:table-cell office:value-type="string">
            <text:p>广东</text:p>
          </table:table-cell>
          <table:table-cell office:value-type="string">
            <text:p>广州市</text:p>
          </table:table-cell>
          <table:table-cell office:value-type="string">
            <text:p>www.pblandscape.com</text:p>
          </table:table-cell>
          <table:table-cell office:value-type="string">
            <text:p>广东省广州市越秀区寺右新马路南二街一巷14-20号首层</text:p>
          </table:table-cell>
          <table:table-cell table:number-columns-repeated="2"/>
        </table:table-row>
        <table:table-row table:style-name="ro2">
          <table:table-cell office:value-type="string">
            <text:p>002664</text:p>
          </table:table-cell>
          <table:table-cell office:value-type="string">
            <text:p>信质电机</text:p>
          </table:table-cell>
          <table:table-cell office:value-type="string">
            <text:p>C 制造业</text:p>
          </table:table-cell>
          <table:table-cell office:value-type="string">
            <text:p>信质电机股份有限公司</text:p>
          </table:table-cell>
          <table:table-cell office:value-type="string">
            <text:p>2012-03-16T00:00:00.000+08</text:p>
          </table:table-cell>
          <table:table-cell office:value-type="string">
            <text:p>浙江</text:p>
          </table:table-cell>
          <table:table-cell office:value-type="string">
            <text:p>台州市</text:p>
          </table:table-cell>
          <table:table-cell office:value-type="string">
            <text:p>www.chinaxinzhi.com</text:p>
          </table:table-cell>
          <table:table-cell office:value-type="string">
            <text:p>浙江省台州市椒江区前所信质路28号</text:p>
          </table:table-cell>
          <table:table-cell table:number-columns-repeated="2"/>
        </table:table-row>
        <table:table-row table:style-name="ro2">
          <table:table-cell office:value-type="string">
            <text:p>002665</text:p>
          </table:table-cell>
          <table:table-cell office:value-type="string">
            <text:p>首航节能</text:p>
          </table:table-cell>
          <table:table-cell office:value-type="string">
            <text:p>C 制造业</text:p>
          </table:table-cell>
          <table:table-cell office:value-type="string">
            <text:p>北京首航艾启威节能技术股份有限公司</text:p>
          </table:table-cell>
          <table:table-cell office:value-type="string">
            <text:p>2012-03-27T00:00:00.000+08</text:p>
          </table:table-cell>
          <table:table-cell office:value-type="string">
            <text:p>北京</text:p>
          </table:table-cell>
          <table:table-cell office:value-type="string">
            <text:p>北京市</text:p>
          </table:table-cell>
          <table:table-cell office:value-type="string">
            <text:p>www.sh-ihw.com</text:p>
          </table:table-cell>
          <table:table-cell office:value-type="string">
            <text:p>北京市大兴区榆顺路2号3号楼208室</text:p>
          </table:table-cell>
          <table:table-cell table:number-columns-repeated="2"/>
        </table:table-row>
        <table:table-row table:style-name="ro2">
          <table:table-cell office:value-type="string">
            <text:p>002666</text:p>
          </table:table-cell>
          <table:table-cell office:value-type="string">
            <text:p>德联集团</text:p>
          </table:table-cell>
          <table:table-cell office:value-type="string">
            <text:p>C 制造业</text:p>
          </table:table-cell>
          <table:table-cell office:value-type="string">
            <text:p>广东德联集团股份有限公司</text:p>
          </table:table-cell>
          <table:table-cell office:value-type="string">
            <text:p>2012-03-27T00:00:00.000+08</text:p>
          </table:table-cell>
          <table:table-cell office:value-type="string">
            <text:p>广东</text:p>
          </table:table-cell>
          <table:table-cell office:value-type="string">
            <text:p>佛山市</text:p>
          </table:table-cell>
          <table:table-cell office:value-type="string">
            <text:p>www.delian.cn</text:p>
          </table:table-cell>
          <table:table-cell office:value-type="string">
            <text:p>广东省佛山市南海区小塘狮山新城开发区</text:p>
          </table:table-cell>
          <table:table-cell table:number-columns-repeated="2"/>
        </table:table-row>
        <table:table-row table:style-name="ro2">
          <table:table-cell office:value-type="string">
            <text:p>002667</text:p>
          </table:table-cell>
          <table:table-cell office:value-type="string">
            <text:p>鞍重股份</text:p>
          </table:table-cell>
          <table:table-cell office:value-type="string">
            <text:p>C 制造业</text:p>
          </table:table-cell>
          <table:table-cell office:value-type="string">
            <text:p>鞍山重型矿山机器股份有限公司</text:p>
          </table:table-cell>
          <table:table-cell office:value-type="string">
            <text:p>2012-03-29T00:00:00.000+08</text:p>
          </table:table-cell>
          <table:table-cell office:value-type="string">
            <text:p>辽宁</text:p>
          </table:table-cell>
          <table:table-cell office:value-type="string">
            <text:p>鞍山市</text:p>
          </table:table-cell>
          <table:table-cell office:value-type="string">
            <text:p>www.aszkjqc.com</text:p>
          </table:table-cell>
          <table:table-cell office:value-type="string">
            <text:p>辽宁省鞍山市立山区胜利北路900号</text:p>
          </table:table-cell>
          <table:table-cell table:number-columns-repeated="2"/>
        </table:table-row>
        <table:table-row table:style-name="ro2">
          <table:table-cell office:value-type="string">
            <text:p>002668</text:p>
          </table:table-cell>
          <table:table-cell office:value-type="string">
            <text:p>奥马电器</text:p>
          </table:table-cell>
          <table:table-cell office:value-type="string">
            <text:p>C 制造业</text:p>
          </table:table-cell>
          <table:table-cell office:value-type="string">
            <text:p>广东奥马电器股份有限公司</text:p>
          </table:table-cell>
          <table:table-cell office:value-type="string">
            <text:p>2012-04-16T00:00:00.000+08</text:p>
          </table:table-cell>
          <table:table-cell office:value-type="string">
            <text:p>广东</text:p>
          </table:table-cell>
          <table:table-cell office:value-type="string">
            <text:p>中山市</text:p>
          </table:table-cell>
          <table:table-cell office:value-type="string">
            <text:p>www.homa.cn</text:p>
          </table:table-cell>
          <table:table-cell office:value-type="string">
            <text:p>广东省中山市南头镇东福北路54号</text:p>
          </table:table-cell>
          <table:table-cell table:number-columns-repeated="2"/>
        </table:table-row>
        <table:table-row table:style-name="ro2">
          <table:table-cell office:value-type="string">
            <text:p>002669</text:p>
          </table:table-cell>
          <table:table-cell office:value-type="string">
            <text:p>康达新材</text:p>
          </table:table-cell>
          <table:table-cell office:value-type="string">
            <text:p>C 制造业</text:p>
          </table:table-cell>
          <table:table-cell office:value-type="string">
            <text:p>上海康达化工新材料股份有限公司</text:p>
          </table:table-cell>
          <table:table-cell office:value-type="string">
            <text:p>2012-04-16T00:00:00.000+08</text:p>
          </table:table-cell>
          <table:table-cell office:value-type="string">
            <text:p>上海</text:p>
          </table:table-cell>
          <table:table-cell office:value-type="string">
            <text:p>上海市</text:p>
          </table:table-cell>
          <table:table-cell office:value-type="string">
            <text:p>www.kangda-sh.com</text:p>
          </table:table-cell>
          <table:table-cell office:value-type="string">
            <text:p>上海市奉贤区雷州路169号</text:p>
          </table:table-cell>
          <table:table-cell table:number-columns-repeated="2"/>
        </table:table-row>
        <table:table-row table:style-name="ro2">
          <table:table-cell office:value-type="string">
            <text:p>002670</text:p>
          </table:table-cell>
          <table:table-cell office:value-type="string">
            <text:p>国盛金控</text:p>
          </table:table-cell>
          <table:table-cell office:value-type="string">
            <text:p>J 金融业</text:p>
          </table:table-cell>
          <table:table-cell office:value-type="string">
            <text:p>广东国盛金控集团股份有限公司</text:p>
          </table:table-cell>
          <table:table-cell office:value-type="string">
            <text:p>2012-04-16T00:00:00.000+08</text:p>
          </table:table-cell>
          <table:table-cell office:value-type="string">
            <text:p>广东</text:p>
          </table:table-cell>
          <table:table-cell office:value-type="string">
            <text:p>佛山市</text:p>
          </table:table-cell>
          <table:table-cell office:value-type="string">
            <text:p>www.wasung.com</text:p>
          </table:table-cell>
          <table:table-cell office:value-type="string">
            <text:p>广东省佛山市顺德区容桂华口昌宝东路13号</text:p>
          </table:table-cell>
          <table:table-cell table:number-columns-repeated="2"/>
        </table:table-row>
        <table:table-row table:style-name="ro2">
          <table:table-cell office:value-type="string">
            <text:p>002671</text:p>
          </table:table-cell>
          <table:table-cell office:value-type="string">
            <text:p>龙泉股份</text:p>
          </table:table-cell>
          <table:table-cell office:value-type="string">
            <text:p>C 制造业</text:p>
          </table:table-cell>
          <table:table-cell office:value-type="string">
            <text:p>山东龙泉管道工程股份有限公司</text:p>
          </table:table-cell>
          <table:table-cell office:value-type="string">
            <text:p>2012-04-26T00:00:00.000+08</text:p>
          </table:table-cell>
          <table:table-cell office:value-type="string">
            <text:p>山东</text:p>
          </table:table-cell>
          <table:table-cell office:value-type="string">
            <text:p>淄博市</text:p>
          </table:table-cell>
          <table:table-cell office:value-type="string">
            <text:p>www.lqpccp.com</text:p>
          </table:table-cell>
          <table:table-cell office:value-type="string">
            <text:p>山东省淄博市博山区尖山东路36号</text:p>
          </table:table-cell>
          <table:table-cell table:number-columns-repeated="2"/>
        </table:table-row>
        <table:table-row table:style-name="ro2">
          <table:table-cell office:value-type="string">
            <text:p>002672</text:p>
          </table:table-cell>
          <table:table-cell office:value-type="string">
            <text:p>东江环保</text:p>
          </table:table-cell>
          <table:table-cell office:value-type="string">
            <text:p>C 制造业</text:p>
          </table:table-cell>
          <table:table-cell office:value-type="string">
            <text:p>东江环保股份有限公司</text:p>
          </table:table-cell>
          <table:table-cell office:value-type="string">
            <text:p>2012-04-26T00:00:00.000+08</text:p>
          </table:table-cell>
          <table:table-cell office:value-type="string">
            <text:p>广东</text:p>
          </table:table-cell>
          <table:table-cell office:value-type="string">
            <text:p>深圳市</text:p>
          </table:table-cell>
          <table:table-cell office:value-type="string">
            <text:p>www.dongjiang.com.cn</text:p>
          </table:table-cell>
          <table:table-cell office:value-type="string">
            <text:p>广东省深圳市南山区高新区北区朗山路9号东江环保大楼1楼、3楼、8楼北面、9楼、10楼、11楼、12楼</text:p>
          </table:table-cell>
          <table:table-cell table:number-columns-repeated="2"/>
        </table:table-row>
        <table:table-row table:style-name="ro2">
          <table:table-cell office:value-type="string">
            <text:p>002673</text:p>
          </table:table-cell>
          <table:table-cell office:value-type="string">
            <text:p>西部证券</text:p>
          </table:table-cell>
          <table:table-cell office:value-type="string">
            <text:p>J 金融业</text:p>
          </table:table-cell>
          <table:table-cell office:value-type="string">
            <text:p>西部证券股份有限公司</text:p>
          </table:table-cell>
          <table:table-cell office:value-type="string">
            <text:p>2012-05-03T00:00:00.000+08</text:p>
          </table:table-cell>
          <table:table-cell office:value-type="string">
            <text:p>陕西</text:p>
          </table:table-cell>
          <table:table-cell office:value-type="string">
            <text:p>西安市</text:p>
          </table:table-cell>
          <table:table-cell office:value-type="string">
            <text:p>www.westsecu.com</text:p>
          </table:table-cell>
          <table:table-cell office:value-type="string">
            <text:p>陕西省西安市东新街232号信托大厦</text:p>
          </table:table-cell>
          <table:table-cell table:number-columns-repeated="2"/>
        </table:table-row>
        <table:table-row table:style-name="ro2">
          <table:table-cell office:value-type="string">
            <text:p>002674</text:p>
          </table:table-cell>
          <table:table-cell office:value-type="string">
            <text:p>兴业科技</text:p>
          </table:table-cell>
          <table:table-cell office:value-type="string">
            <text:p>C 制造业</text:p>
          </table:table-cell>
          <table:table-cell office:value-type="string">
            <text:p>兴业皮革科技股份有限公司</text:p>
          </table:table-cell>
          <table:table-cell office:value-type="string">
            <text:p>2012-05-07T00:00:00.000+08</text:p>
          </table:table-cell>
          <table:table-cell office:value-type="string">
            <text:p>福建</text:p>
          </table:table-cell>
          <table:table-cell office:value-type="string">
            <text:p>泉州市</text:p>
          </table:table-cell>
          <table:table-cell office:value-type="string">
            <text:p>www.xingyeleather.com</text:p>
          </table:table-cell>
          <table:table-cell office:value-type="string">
            <text:p>福建省晋江市安海第二工业区</text:p>
          </table:table-cell>
          <table:table-cell table:number-columns-repeated="2"/>
        </table:table-row>
        <table:table-row table:style-name="ro2">
          <table:table-cell office:value-type="string">
            <text:p>002675</text:p>
          </table:table-cell>
          <table:table-cell office:value-type="string">
            <text:p>东诚药业</text:p>
          </table:table-cell>
          <table:table-cell office:value-type="string">
            <text:p>C 制造业</text:p>
          </table:table-cell>
          <table:table-cell office:value-type="string">
            <text:p>烟台东诚药业集团股份有限公司</text:p>
          </table:table-cell>
          <table:table-cell office:value-type="string">
            <text:p>2012-05-25T00:00:00.000+08</text:p>
          </table:table-cell>
          <table:table-cell office:value-type="string">
            <text:p>山东</text:p>
          </table:table-cell>
          <table:table-cell office:value-type="string">
            <text:p>烟台市</text:p>
          </table:table-cell>
          <table:table-cell office:value-type="string">
            <text:p>www.dcb-group.com</text:p>
          </table:table-cell>
          <table:table-cell office:value-type="string">
            <text:p>山东省烟台经济技术开发区长白山路7号</text:p>
          </table:table-cell>
          <table:table-cell table:number-columns-repeated="2"/>
        </table:table-row>
        <table:table-row table:style-name="ro2">
          <table:table-cell office:value-type="string">
            <text:p>002676</text:p>
          </table:table-cell>
          <table:table-cell office:value-type="string">
            <text:p>顺威股份</text:p>
          </table:table-cell>
          <table:table-cell office:value-type="string">
            <text:p>C 制造业</text:p>
          </table:table-cell>
          <table:table-cell office:value-type="string">
            <text:p>广东顺威精密塑料股份有限公司</text:p>
          </table:table-cell>
          <table:table-cell office:value-type="string">
            <text:p>2012-05-25T00:00:00.000+08</text:p>
          </table:table-cell>
          <table:table-cell office:value-type="string">
            <text:p>广东</text:p>
          </table:table-cell>
          <table:table-cell office:value-type="string">
            <text:p>佛山市</text:p>
          </table:table-cell>
          <table:table-cell office:value-type="string">
            <text:p>www.sunwill.com.cn</text:p>
          </table:table-cell>
          <table:table-cell office:value-type="string">
            <text:p>广东省佛山市顺德区高新区(容桂)科苑一路6号</text:p>
          </table:table-cell>
          <table:table-cell table:number-columns-repeated="2"/>
        </table:table-row>
        <table:table-row table:style-name="ro2">
          <table:table-cell office:value-type="string">
            <text:p>002677</text:p>
          </table:table-cell>
          <table:table-cell office:value-type="string">
            <text:p>浙江美大</text:p>
          </table:table-cell>
          <table:table-cell office:value-type="string">
            <text:p>C 制造业</text:p>
          </table:table-cell>
          <table:table-cell office:value-type="string">
            <text:p>浙江美大实业股份有限公司</text:p>
          </table:table-cell>
          <table:table-cell office:value-type="string">
            <text:p>2012-05-25T00:00:00.000+08</text:p>
          </table:table-cell>
          <table:table-cell office:value-type="string">
            <text:p>浙江</text:p>
          </table:table-cell>
          <table:table-cell office:value-type="string">
            <text:p>嘉兴市</text:p>
          </table:table-cell>
          <table:table-cell office:value-type="string">
            <text:p>www.meida.com</text:p>
          </table:table-cell>
          <table:table-cell office:value-type="string">
            <text:p>浙江省海宁市袁花镇谈桥81号(海宁市东西大道60KM)</text:p>
          </table:table-cell>
          <table:table-cell table:number-columns-repeated="2"/>
        </table:table-row>
        <table:table-row table:style-name="ro2">
          <table:table-cell office:value-type="string">
            <text:p>002678</text:p>
          </table:table-cell>
          <table:table-cell office:value-type="string">
            <text:p>珠江钢琴</text:p>
          </table:table-cell>
          <table:table-cell office:value-type="string">
            <text:p>C 制造业</text:p>
          </table:table-cell>
          <table:table-cell office:value-type="string">
            <text:p>广州珠江钢琴集团股份有限公司</text:p>
          </table:table-cell>
          <table:table-cell office:value-type="string">
            <text:p>2012-05-30T00:00:00.000+08</text:p>
          </table:table-cell>
          <table:table-cell office:value-type="string">
            <text:p>广东</text:p>
          </table:table-cell>
          <table:table-cell office:value-type="string">
            <text:p>广州市</text:p>
          </table:table-cell>
          <table:table-cell office:value-type="string">
            <text:p>www.pearlriverpiano.com</text:p>
          </table:table-cell>
          <table:table-cell office:value-type="string">
            <text:p>广东省广州市荔湾区花地大道南渔尾西路8号</text:p>
          </table:table-cell>
          <table:table-cell table:number-columns-repeated="2"/>
        </table:table-row>
        <table:table-row table:style-name="ro2">
          <table:table-cell office:value-type="string">
            <text:p>002679</text:p>
          </table:table-cell>
          <table:table-cell office:value-type="string">
            <text:p>福建金森</text:p>
          </table:table-cell>
          <table:table-cell office:value-type="string">
            <text:p>A 农林牧渔</text:p>
          </table:table-cell>
          <table:table-cell office:value-type="string">
            <text:p>福建金森林业股份有限公司</text:p>
          </table:table-cell>
          <table:table-cell office:value-type="string">
            <text:p>2012-06-05T00:00:00.000+08</text:p>
          </table:table-cell>
          <table:table-cell office:value-type="string">
            <text:p>福建</text:p>
          </table:table-cell>
          <table:table-cell office:value-type="string">
            <text:p>三明市</text:p>
          </table:table-cell>
          <table:table-cell office:value-type="string">
            <text:p>www.jinsenforestry.com</text:p>
          </table:table-cell>
          <table:table-cell office:value-type="string">
            <text:p>福建省三明市将乐县水南三华南路48号</text:p>
          </table:table-cell>
          <table:table-cell table:number-columns-repeated="2"/>
        </table:table-row>
        <table:table-row table:style-name="ro2">
          <table:table-cell office:value-type="string">
            <text:p>002680</text:p>
          </table:table-cell>
          <table:table-cell office:value-type="string">
            <text:p>长生生物</text:p>
          </table:table-cell>
          <table:table-cell office:value-type="string">
            <text:p>C 制造业</text:p>
          </table:table-cell>
          <table:table-cell office:value-type="string">
            <text:p>长生生物科技股份有限公司</text:p>
          </table:table-cell>
          <table:table-cell office:value-type="string">
            <text:p>2012-06-05T00:00:00.000+08</text:p>
          </table:table-cell>
          <table:table-cell office:value-type="string">
            <text:p>江苏</text:p>
          </table:table-cell>
          <table:table-cell office:value-type="string">
            <text:p>连云港市</text:p>
          </table:table-cell>
          <table:table-cell office:value-type="string">
            <text:p>china.cs-vaccine.com</text:p>
          </table:table-cell>
          <table:table-cell office:value-type="string">
            <text:p>江苏省连云港市海州开发区秦东门大街1号</text:p>
          </table:table-cell>
          <table:table-cell table:number-columns-repeated="2"/>
        </table:table-row>
        <table:table-row table:style-name="ro2">
          <table:table-cell office:value-type="string">
            <text:p>002681</text:p>
          </table:table-cell>
          <table:table-cell office:value-type="string">
            <text:p>奋达科技</text:p>
          </table:table-cell>
          <table:table-cell office:value-type="string">
            <text:p>C 制造业</text:p>
          </table:table-cell>
          <table:table-cell office:value-type="string">
            <text:p>深圳市奋达科技股份有限公司</text:p>
          </table:table-cell>
          <table:table-cell office:value-type="string">
            <text:p>2012-06-05T00:00:00.000+08</text:p>
          </table:table-cell>
          <table:table-cell office:value-type="string">
            <text:p>广东</text:p>
          </table:table-cell>
          <table:table-cell office:value-type="string">
            <text:p>深圳市</text:p>
          </table:table-cell>
          <table:table-cell office:value-type="string">
            <text:p>www.fenda.com</text:p>
          </table:table-cell>
          <table:table-cell office:value-type="string">
            <text:p>广东省深圳市宝安区石岩洲石路奋达科技园</text:p>
          </table:table-cell>
          <table:table-cell table:number-columns-repeated="2"/>
        </table:table-row>
        <table:table-row table:style-name="ro2">
          <table:table-cell office:value-type="string">
            <text:p>002682</text:p>
          </table:table-cell>
          <table:table-cell office:value-type="string">
            <text:p>龙洲股份</text:p>
          </table:table-cell>
          <table:table-cell office:value-type="string">
            <text:p>G 运输仓储</text:p>
          </table:table-cell>
          <table:table-cell office:value-type="string">
            <text:p>福建龙洲运输股份有限公司</text:p>
          </table:table-cell>
          <table:table-cell office:value-type="string">
            <text:p>2012-06-12T00:00:00.000+08</text:p>
          </table:table-cell>
          <table:table-cell office:value-type="string">
            <text:p>福建</text:p>
          </table:table-cell>
          <table:table-cell office:value-type="string">
            <text:p>龙岩市</text:p>
          </table:table-cell>
          <table:table-cell office:value-type="string">
            <text:p>www.lzgf.cn</text:p>
          </table:table-cell>
          <table:table-cell office:value-type="string">
            <text:p>福建省龙岩市新罗区南环西路112号</text:p>
          </table:table-cell>
          <table:table-cell table:number-columns-repeated="2"/>
        </table:table-row>
        <table:table-row table:style-name="ro2">
          <table:table-cell office:value-type="string">
            <text:p>002683</text:p>
          </table:table-cell>
          <table:table-cell office:value-type="string">
            <text:p>宏大爆破</text:p>
          </table:table-cell>
          <table:table-cell office:value-type="string">
            <text:p>B 采矿业</text:p>
          </table:table-cell>
          <table:table-cell office:value-type="string">
            <text:p>广东宏大爆破股份有限公司</text:p>
          </table:table-cell>
          <table:table-cell office:value-type="string">
            <text:p>2012-06-12T00:00:00.000+08</text:p>
          </table:table-cell>
          <table:table-cell office:value-type="string">
            <text:p>广东</text:p>
          </table:table-cell>
          <table:table-cell office:value-type="string">
            <text:p>广州市</text:p>
          </table:table-cell>
          <table:table-cell office:value-type="string">
            <text:p>www.hdbp.com</text:p>
          </table:table-cell>
          <table:table-cell office:value-type="string">
            <text:p>广东省广州市天河区珠江新城华夏路49号之二津滨腾越大厦北塔21层</text:p>
          </table:table-cell>
          <table:table-cell table:number-columns-repeated="2"/>
        </table:table-row>
        <table:table-row table:style-name="ro2">
          <table:table-cell office:value-type="string">
            <text:p>002684</text:p>
          </table:table-cell>
          <table:table-cell office:value-type="string">
            <text:p>猛狮科技</text:p>
          </table:table-cell>
          <table:table-cell office:value-type="string">
            <text:p>C 制造业</text:p>
          </table:table-cell>
          <table:table-cell office:value-type="string">
            <text:p>广东猛狮新能源科技股份有限公司</text:p>
          </table:table-cell>
          <table:table-cell office:value-type="string">
            <text:p>2012-06-12T00:00:00.000+08</text:p>
          </table:table-cell>
          <table:table-cell office:value-type="string">
            <text:p>广东</text:p>
          </table:table-cell>
          <table:table-cell office:value-type="string">
            <text:p>汕头市</text:p>
          </table:table-cell>
          <table:table-cell office:value-type="string">
            <text:p>www.dynavolt.net</text:p>
          </table:table-cell>
          <table:table-cell office:value-type="string">
            <text:p>广东省汕头市澄海区莲河西路（华富工业区猛狮蓄电池厂内1.2.4幢）</text:p>
          </table:table-cell>
          <table:table-cell table:number-columns-repeated="2"/>
        </table:table-row>
        <table:table-row table:style-name="ro2">
          <table:table-cell office:value-type="string">
            <text:p>002685</text:p>
          </table:table-cell>
          <table:table-cell office:value-type="string">
            <text:p>华东重机</text:p>
          </table:table-cell>
          <table:table-cell office:value-type="string">
            <text:p>C 制造业</text:p>
          </table:table-cell>
          <table:table-cell office:value-type="string">
            <text:p>无锡华东重型机械股份有限公司</text:p>
          </table:table-cell>
          <table:table-cell office:value-type="string">
            <text:p>2012-06-12T00:00:00.000+08</text:p>
          </table:table-cell>
          <table:table-cell office:value-type="string">
            <text:p>江苏</text:p>
          </table:table-cell>
          <table:table-cell office:value-type="string">
            <text:p>无锡市</text:p>
          </table:table-cell>
          <table:table-cell office:value-type="string">
            <text:p>www.hdhm.com</text:p>
          </table:table-cell>
          <table:table-cell office:value-type="string">
            <text:p>江苏省无锡市滨湖经济技术开发区华苑路12号</text:p>
          </table:table-cell>
          <table:table-cell table:number-columns-repeated="2"/>
        </table:table-row>
        <table:table-row table:style-name="ro2">
          <table:table-cell office:value-type="string">
            <text:p>002686</text:p>
          </table:table-cell>
          <table:table-cell office:value-type="string">
            <text:p>亿利达</text:p>
          </table:table-cell>
          <table:table-cell office:value-type="string">
            <text:p>C 制造业</text:p>
          </table:table-cell>
          <table:table-cell office:value-type="string">
            <text:p>浙江亿利达风机股份有限公司</text:p>
          </table:table-cell>
          <table:table-cell office:value-type="string">
            <text:p>2012-07-03T00:00:00.000+08</text:p>
          </table:table-cell>
          <table:table-cell office:value-type="string">
            <text:p>浙江</text:p>
          </table:table-cell>
          <table:table-cell office:value-type="string">
            <text:p>台州市</text:p>
          </table:table-cell>
          <table:table-cell office:value-type="string">
            <text:p>www.yilida.com</text:p>
          </table:table-cell>
          <table:table-cell office:value-type="string">
            <text:p>浙江省台州市路桥区横街镇亿利达路</text:p>
          </table:table-cell>
          <table:table-cell table:number-columns-repeated="2"/>
        </table:table-row>
        <table:table-row table:style-name="ro2">
          <table:table-cell office:value-type="string">
            <text:p>002687</text:p>
          </table:table-cell>
          <table:table-cell office:value-type="string">
            <text:p>乔治白</text:p>
          </table:table-cell>
          <table:table-cell office:value-type="string">
            <text:p>C 制造业</text:p>
          </table:table-cell>
          <table:table-cell office:value-type="string">
            <text:p>浙江乔治白服饰股份有限公司</text:p>
          </table:table-cell>
          <table:table-cell office:value-type="string">
            <text:p>2012-07-13T00:00:00.000+08</text:p>
          </table:table-cell>
          <table:table-cell office:value-type="string">
            <text:p>浙江</text:p>
          </table:table-cell>
          <table:table-cell office:value-type="string">
            <text:p>温州市</text:p>
          </table:table-cell>
          <table:table-cell office:value-type="string">
            <text:p>www.giuseppe.cn</text:p>
          </table:table-cell>
          <table:table-cell office:value-type="string">
            <text:p>浙江省平阳县昆阳镇平瑞公路588号</text:p>
          </table:table-cell>
          <table:table-cell table:number-columns-repeated="2"/>
        </table:table-row>
        <table:table-row table:style-name="ro2">
          <table:table-cell office:value-type="string">
            <text:p>002688</text:p>
          </table:table-cell>
          <table:table-cell office:value-type="string">
            <text:p>金河生物</text:p>
          </table:table-cell>
          <table:table-cell office:value-type="string">
            <text:p>C 制造业</text:p>
          </table:table-cell>
          <table:table-cell office:value-type="string">
            <text:p>金河生物科技股份有限公司</text:p>
          </table:table-cell>
          <table:table-cell office:value-type="string">
            <text:p>2012-07-13T00:00:00.000+08</text:p>
          </table:table-cell>
          <table:table-cell office:value-type="string">
            <text:p>内蒙古</text:p>
          </table:table-cell>
          <table:table-cell office:value-type="string">
            <text:p>呼和浩特市</text:p>
          </table:table-cell>
          <table:table-cell office:value-type="string">
            <text:p>www.jinhe.com.cn</text:p>
          </table:table-cell>
          <table:table-cell office:value-type="string">
            <text:p>内蒙古自治区呼和浩特市托克托县新坪路71号</text:p>
          </table:table-cell>
          <table:table-cell table:number-columns-repeated="2"/>
        </table:table-row>
        <table:table-row table:style-name="ro2">
          <table:table-cell office:value-type="string">
            <text:p>002689</text:p>
          </table:table-cell>
          <table:table-cell office:value-type="string">
            <text:p>远大智能</text:p>
          </table:table-cell>
          <table:table-cell office:value-type="string">
            <text:p>C 制造业</text:p>
          </table:table-cell>
          <table:table-cell office:value-type="string">
            <text:p>沈阳远大智能工业集团股份有限公司</text:p>
          </table:table-cell>
          <table:table-cell office:value-type="string">
            <text:p>2012-07-17T00:00:00.000+08</text:p>
          </table:table-cell>
          <table:table-cell office:value-type="string">
            <text:p>辽宁</text:p>
          </table:table-cell>
          <table:table-cell office:value-type="string">
            <text:p>沈阳市</text:p>
          </table:table-cell>
          <table:table-cell office:value-type="string">
            <text:p>www.bltelevator.com</text:p>
          </table:table-cell>
          <table:table-cell office:value-type="string">
            <text:p>辽宁省沈阳经济技术开发区开发大路27号</text:p>
          </table:table-cell>
          <table:table-cell table:number-columns-repeated="2"/>
        </table:table-row>
        <table:table-row table:style-name="ro2">
          <table:table-cell office:value-type="string">
            <text:p>002690</text:p>
          </table:table-cell>
          <table:table-cell office:value-type="string">
            <text:p>美亚光电</text:p>
          </table:table-cell>
          <table:table-cell office:value-type="string">
            <text:p>C 制造业</text:p>
          </table:table-cell>
          <table:table-cell office:value-type="string">
            <text:p>合肥美亚光电技术股份有限公司</text:p>
          </table:table-cell>
          <table:table-cell office:value-type="string">
            <text:p>2012-07-31T00:00:00.000+08</text:p>
          </table:table-cell>
          <table:table-cell office:value-type="string">
            <text:p>安徽</text:p>
          </table:table-cell>
          <table:table-cell office:value-type="string">
            <text:p>合肥市</text:p>
          </table:table-cell>
          <table:table-cell office:value-type="string">
            <text:p>www.chinameyer.com</text:p>
          </table:table-cell>
          <table:table-cell office:value-type="string">
            <text:p>安徽省合肥市高新区望江西路668号</text:p>
          </table:table-cell>
          <table:table-cell table:number-columns-repeated="2"/>
        </table:table-row>
        <table:table-row table:style-name="ro2">
          <table:table-cell office:value-type="string">
            <text:p>002691</text:p>
          </table:table-cell>
          <table:table-cell office:value-type="string">
            <text:p>冀凯股份</text:p>
          </table:table-cell>
          <table:table-cell office:value-type="string">
            <text:p>C 制造业</text:p>
          </table:table-cell>
          <table:table-cell office:value-type="string">
            <text:p>冀凯装备制造股份有限公司</text:p>
          </table:table-cell>
          <table:table-cell office:value-type="string">
            <text:p>2012-07-31T00:00:00.000+08</text:p>
          </table:table-cell>
          <table:table-cell office:value-type="string">
            <text:p>河北</text:p>
          </table:table-cell>
          <table:table-cell office:value-type="string">
            <text:p>石家庄市</text:p>
          </table:table-cell>
          <table:table-cell office:value-type="string">
            <text:p>www.jikaigf.com</text:p>
          </table:table-cell>
          <table:table-cell office:value-type="string">
            <text:p>河北省石家庄高新区湘江道418号</text:p>
          </table:table-cell>
          <table:table-cell table:number-columns-repeated="2"/>
        </table:table-row>
        <table:table-row table:style-name="ro2">
          <table:table-cell office:value-type="string">
            <text:p>002692</text:p>
          </table:table-cell>
          <table:table-cell office:value-type="string">
            <text:p>睿康股份</text:p>
          </table:table-cell>
          <table:table-cell office:value-type="string">
            <text:p>C 制造业</text:p>
          </table:table-cell>
          <table:table-cell office:value-type="string">
            <text:p>睿康文远电缆股份有限公司</text:p>
          </table:table-cell>
          <table:table-cell office:value-type="string">
            <text:p>2012-08-08T00:00:00.000+08</text:p>
          </table:table-cell>
          <table:table-cell office:value-type="string">
            <text:p>江苏</text:p>
          </table:table-cell>
          <table:table-cell office:value-type="string">
            <text:p>无锡市</text:p>
          </table:table-cell>
          <table:table-cell office:value-type="string">
            <text:p>www.yccable.cn</text:p>
          </table:table-cell>
          <table:table-cell office:value-type="string">
            <text:p>江苏省宜兴市官林镇远程路8号</text:p>
          </table:table-cell>
          <table:table-cell table:number-columns-repeated="2"/>
        </table:table-row>
        <table:table-row table:style-name="ro2">
          <table:table-cell office:value-type="string">
            <text:p>002693</text:p>
          </table:table-cell>
          <table:table-cell office:value-type="string">
            <text:p>双成药业</text:p>
          </table:table-cell>
          <table:table-cell office:value-type="string">
            <text:p>C 制造业</text:p>
          </table:table-cell>
          <table:table-cell office:value-type="string">
            <text:p>海南双成药业股份有限公司</text:p>
          </table:table-cell>
          <table:table-cell office:value-type="string">
            <text:p>2012-08-08T00:00:00.000+08</text:p>
          </table:table-cell>
          <table:table-cell office:value-type="string">
            <text:p>海南</text:p>
          </table:table-cell>
          <table:table-cell office:value-type="string">
            <text:p>海口市</text:p>
          </table:table-cell>
          <table:table-cell office:value-type="string">
            <text:p>www.shuangchengmed.com</text:p>
          </table:table-cell>
          <table:table-cell office:value-type="string">
            <text:p>海南省海口市秀英区兴国路16号</text:p>
          </table:table-cell>
          <table:table-cell table:number-columns-repeated="2"/>
        </table:table-row>
        <table:table-row table:style-name="ro2">
          <table:table-cell office:value-type="string">
            <text:p>002694</text:p>
          </table:table-cell>
          <table:table-cell office:value-type="string">
            <text:p>顾地科技</text:p>
          </table:table-cell>
          <table:table-cell office:value-type="string">
            <text:p>C 制造业</text:p>
          </table:table-cell>
          <table:table-cell office:value-type="string">
            <text:p>顾地科技股份有限公司</text:p>
          </table:table-cell>
          <table:table-cell office:value-type="string">
            <text:p>2012-08-16T00:00:00.000+08</text:p>
          </table:table-cell>
          <table:table-cell office:value-type="string">
            <text:p>湖北</text:p>
          </table:table-cell>
          <table:table-cell office:value-type="string">
            <text:p>鄂州市</text:p>
          </table:table-cell>
          <table:table-cell office:value-type="string">
            <text:p>www.goody.com.cn</text:p>
          </table:table-cell>
          <table:table-cell office:value-type="string">
            <text:p>湖北省鄂州经济开发区吴楚大道18号</text:p>
          </table:table-cell>
          <table:table-cell table:number-columns-repeated="2"/>
        </table:table-row>
        <table:table-row table:style-name="ro2">
          <table:table-cell office:value-type="string">
            <text:p>002695</text:p>
          </table:table-cell>
          <table:table-cell office:value-type="string">
            <text:p>煌上煌</text:p>
          </table:table-cell>
          <table:table-cell office:value-type="string">
            <text:p>C 制造业</text:p>
          </table:table-cell>
          <table:table-cell office:value-type="string">
            <text:p>江西煌上煌集团食品股份有限公司</text:p>
          </table:table-cell>
          <table:table-cell office:value-type="string">
            <text:p>2012-09-05T00:00:00.000+08</text:p>
          </table:table-cell>
          <table:table-cell office:value-type="string">
            <text:p>江西</text:p>
          </table:table-cell>
          <table:table-cell office:value-type="string">
            <text:p>南昌市</text:p>
          </table:table-cell>
          <table:table-cell office:value-type="string">
            <text:p>www.jxhsh.com.cn</text:p>
          </table:table-cell>
          <table:table-cell office:value-type="string">
            <text:p>江西省南昌市南昌县小蓝经济开发区小蓝中大道66号</text:p>
          </table:table-cell>
          <table:table-cell table:number-columns-repeated="2"/>
        </table:table-row>
        <table:table-row table:style-name="ro2">
          <table:table-cell office:value-type="string">
            <text:p>002696</text:p>
          </table:table-cell>
          <table:table-cell office:value-type="string">
            <text:p>百洋股份</text:p>
          </table:table-cell>
          <table:table-cell office:value-type="string">
            <text:p>A 农林牧渔</text:p>
          </table:table-cell>
          <table:table-cell office:value-type="string">
            <text:p>百洋产业投资集团股份有限公司</text:p>
          </table:table-cell>
          <table:table-cell office:value-type="string">
            <text:p>2012-09-05T00:00:00.000+08</text:p>
          </table:table-cell>
          <table:table-cell office:value-type="string">
            <text:p>广西</text:p>
          </table:table-cell>
          <table:table-cell office:value-type="string">
            <text:p>南宁市</text:p>
          </table:table-cell>
          <table:table-cell office:value-type="string">
            <text:p>www.baiyang.com</text:p>
          </table:table-cell>
          <table:table-cell office:value-type="string">
            <text:p>广西壮族自治区南宁高新技术开发区高新四路9号</text:p>
          </table:table-cell>
          <table:table-cell table:number-columns-repeated="2"/>
        </table:table-row>
        <table:table-row table:style-name="ro2">
          <table:table-cell office:value-type="string">
            <text:p>002697</text:p>
          </table:table-cell>
          <table:table-cell office:value-type="string">
            <text:p>红旗连锁</text:p>
          </table:table-cell>
          <table:table-cell office:value-type="string">
            <text:p>F 批发零售</text:p>
          </table:table-cell>
          <table:table-cell office:value-type="string">
            <text:p>成都红旗连锁股份有限公司</text:p>
          </table:table-cell>
          <table:table-cell office:value-type="string">
            <text:p>2012-09-05T00:00:00.000+08</text:p>
          </table:table-cell>
          <table:table-cell office:value-type="string">
            <text:p>四川</text:p>
          </table:table-cell>
          <table:table-cell office:value-type="string">
            <text:p>成都市</text:p>
          </table:table-cell>
          <table:table-cell office:value-type="string">
            <text:p>www.hqls.com.cn</text:p>
          </table:table-cell>
          <table:table-cell office:value-type="string">
            <text:p>四川省成都市高新区西区迪康大道七号</text:p>
          </table:table-cell>
          <table:table-cell table:number-columns-repeated="2"/>
        </table:table-row>
        <table:table-row table:style-name="ro2">
          <table:table-cell office:value-type="string">
            <text:p>002698</text:p>
          </table:table-cell>
          <table:table-cell office:value-type="string">
            <text:p>博实股份</text:p>
          </table:table-cell>
          <table:table-cell office:value-type="string">
            <text:p>C 制造业</text:p>
          </table:table-cell>
          <table:table-cell office:value-type="string">
            <text:p>哈尔滨博实自动化股份有限公司</text:p>
          </table:table-cell>
          <table:table-cell office:value-type="string">
            <text:p>2012-09-11T00:00:00.000+08</text:p>
          </table:table-cell>
          <table:table-cell office:value-type="string">
            <text:p>黑龙江</text:p>
          </table:table-cell>
          <table:table-cell office:value-type="string">
            <text:p>哈尔滨市</text:p>
          </table:table-cell>
          <table:table-cell office:value-type="string">
            <text:p>www.boshi.cn</text:p>
          </table:table-cell>
          <table:table-cell office:value-type="string">
            <text:p>黑龙江省哈尔滨开发区迎宾路集中区东湖街9号</text:p>
          </table:table-cell>
          <table:table-cell table:number-columns-repeated="2"/>
        </table:table-row>
        <table:table-row table:style-name="ro2">
          <table:table-cell office:value-type="string">
            <text:p>002699</text:p>
          </table:table-cell>
          <table:table-cell office:value-type="string">
            <text:p>美盛文化</text:p>
          </table:table-cell>
          <table:table-cell office:value-type="string">
            <text:p>R 文化传播</text:p>
          </table:table-cell>
          <table:table-cell office:value-type="string">
            <text:p>美盛文化创意股份有限公司</text:p>
          </table:table-cell>
          <table:table-cell office:value-type="string">
            <text:p>2012-09-11T00:00:00.000+08</text:p>
          </table:table-cell>
          <table:table-cell office:value-type="string">
            <text:p>浙江</text:p>
          </table:table-cell>
          <table:table-cell office:value-type="string">
            <text:p>绍兴市</text:p>
          </table:table-cell>
          <table:table-cell office:value-type="string">
            <text:p>www.chinarising.com.cn</text:p>
          </table:table-cell>
          <table:table-cell office:value-type="string">
            <text:p>浙江省绍兴市新昌省级高新技术园区内（南岩）</text:p>
          </table:table-cell>
          <table:table-cell table:number-columns-repeated="2"/>
        </table:table-row>
        <table:table-row table:style-name="ro2">
          <table:table-cell office:value-type="string">
            <text:p>002700</text:p>
          </table:table-cell>
          <table:table-cell office:value-type="string">
            <text:p>新疆浩源</text:p>
          </table:table-cell>
          <table:table-cell office:value-type="string">
            <text:p>D 水电煤气</text:p>
          </table:table-cell>
          <table:table-cell office:value-type="string">
            <text:p>新疆浩源天然气股份有限公司</text:p>
          </table:table-cell>
          <table:table-cell office:value-type="string">
            <text:p>2012-09-21T00:00:00.000+08</text:p>
          </table:table-cell>
          <table:table-cell office:value-type="string">
            <text:p>新疆</text:p>
          </table:table-cell>
          <table:table-cell office:value-type="string">
            <text:p>阿克苏地区</text:p>
          </table:table-cell>
          <table:table-cell office:value-type="string">
            <text:p>www.hytrq.com</text:p>
          </table:table-cell>
          <table:table-cell office:value-type="string">
            <text:p>新疆维吾尔自治区阿克苏市英阿瓦提路2号</text:p>
          </table:table-cell>
          <table:table-cell table:number-columns-repeated="2"/>
        </table:table-row>
        <table:table-row table:style-name="ro2">
          <table:table-cell office:value-type="string">
            <text:p>002701</text:p>
          </table:table-cell>
          <table:table-cell office:value-type="string">
            <text:p>奥瑞金</text:p>
          </table:table-cell>
          <table:table-cell office:value-type="string">
            <text:p>C 制造业</text:p>
          </table:table-cell>
          <table:table-cell office:value-type="string">
            <text:p>奥瑞金包装股份有限公司</text:p>
          </table:table-cell>
          <table:table-cell office:value-type="string">
            <text:p>2012-10-11T00:00:00.000+08</text:p>
          </table:table-cell>
          <table:table-cell office:value-type="string">
            <text:p>北京</text:p>
          </table:table-cell>
          <table:table-cell office:value-type="string">
            <text:p>北京市</text:p>
          </table:table-cell>
          <table:table-cell office:value-type="string">
            <text:p>www.orgpackaging.com</text:p>
          </table:table-cell>
          <table:table-cell office:value-type="string">
            <text:p>北京市怀柔区雁栖工业开发区</text:p>
          </table:table-cell>
          <table:table-cell table:number-columns-repeated="2"/>
        </table:table-row>
        <table:table-row table:style-name="ro2">
          <table:table-cell office:value-type="string">
            <text:p>002702</text:p>
          </table:table-cell>
          <table:table-cell office:value-type="string">
            <text:p>海欣食品</text:p>
          </table:table-cell>
          <table:table-cell office:value-type="string">
            <text:p>C 制造业</text:p>
          </table:table-cell>
          <table:table-cell office:value-type="string">
            <text:p>海欣食品股份有限公司</text:p>
          </table:table-cell>
          <table:table-cell office:value-type="string">
            <text:p>2012-10-11T00:00:00.000+08</text:p>
          </table:table-cell>
          <table:table-cell office:value-type="string">
            <text:p>福建</text:p>
          </table:table-cell>
          <table:table-cell office:value-type="string">
            <text:p>福州市</text:p>
          </table:table-cell>
          <table:table-cell office:value-type="string">
            <text:p>www.tengxinfoods.com.cn</text:p>
          </table:table-cell>
          <table:table-cell office:value-type="string">
            <text:p>福建省福州市仓山区金山建新北路150号1#楼</text:p>
          </table:table-cell>
          <table:table-cell table:number-columns-repeated="2"/>
        </table:table-row>
        <table:table-row table:style-name="ro2">
          <table:table-cell office:value-type="string">
            <text:p>002703</text:p>
          </table:table-cell>
          <table:table-cell office:value-type="string">
            <text:p>浙江世宝</text:p>
          </table:table-cell>
          <table:table-cell office:value-type="string">
            <text:p>C 制造业</text:p>
          </table:table-cell>
          <table:table-cell office:value-type="string">
            <text:p>浙江世宝股份有限公司</text:p>
          </table:table-cell>
          <table:table-cell office:value-type="string">
            <text:p>2012-11-02T00:00:00.000+08</text:p>
          </table:table-cell>
          <table:table-cell office:value-type="string">
            <text:p>浙江</text:p>
          </table:table-cell>
          <table:table-cell office:value-type="string">
            <text:p>金华市</text:p>
          </table:table-cell>
          <table:table-cell office:value-type="string">
            <text:p>www.zjshibao.com</text:p>
          </table:table-cell>
          <table:table-cell office:value-type="string">
            <text:p>浙江省义乌市佛堂镇双林路1号</text:p>
          </table:table-cell>
          <table:table-cell table:number-columns-repeated="2"/>
        </table:table-row>
        <table:table-row table:style-name="ro2">
          <table:table-cell office:value-type="string">
            <text:p>002705</text:p>
          </table:table-cell>
          <table:table-cell office:value-type="string">
            <text:p>新宝股份</text:p>
          </table:table-cell>
          <table:table-cell office:value-type="string">
            <text:p>C 制造业</text:p>
          </table:table-cell>
          <table:table-cell office:value-type="string">
            <text:p>广东新宝电器股份有限公司</text:p>
          </table:table-cell>
          <table:table-cell office:value-type="string">
            <text:p>2014-01-21T00:00:00.000+08</text:p>
          </table:table-cell>
          <table:table-cell office:value-type="string">
            <text:p>广东</text:p>
          </table:table-cell>
          <table:table-cell office:value-type="string">
            <text:p>佛山市</text:p>
          </table:table-cell>
          <table:table-cell office:value-type="string">
            <text:p>www.donlim.com</text:p>
          </table:table-cell>
          <table:table-cell office:value-type="string">
            <text:p>广东省佛山市顺德区勒流镇政和南路</text:p>
          </table:table-cell>
          <table:table-cell table:number-columns-repeated="2"/>
        </table:table-row>
        <table:table-row table:style-name="ro2">
          <table:table-cell office:value-type="string">
            <text:p>002706</text:p>
          </table:table-cell>
          <table:table-cell office:value-type="string">
            <text:p>良信电器</text:p>
          </table:table-cell>
          <table:table-cell office:value-type="string">
            <text:p>C 制造业</text:p>
          </table:table-cell>
          <table:table-cell office:value-type="string">
            <text:p>上海良信电器股份有限公司</text:p>
          </table:table-cell>
          <table:table-cell office:value-type="string">
            <text:p>2014-01-21T00:00:00.000+08</text:p>
          </table:table-cell>
          <table:table-cell office:value-type="string">
            <text:p>上海</text:p>
          </table:table-cell>
          <table:table-cell office:value-type="string">
            <text:p>上海市</text:p>
          </table:table-cell>
          <table:table-cell office:value-type="string">
            <text:p>www.sh-liangxin.com</text:p>
          </table:table-cell>
          <table:table-cell office:value-type="string">
            <text:p>上海市浦东新区衡安路668号第4-8幢</text:p>
          </table:table-cell>
          <table:table-cell table:number-columns-repeated="2"/>
        </table:table-row>
        <table:table-row table:style-name="ro2">
          <table:table-cell office:value-type="string">
            <text:p>002707</text:p>
          </table:table-cell>
          <table:table-cell office:value-type="string">
            <text:p>众信旅游</text:p>
          </table:table-cell>
          <table:table-cell office:value-type="string">
            <text:p>L 商务服务</text:p>
          </table:table-cell>
          <table:table-cell office:value-type="string">
            <text:p>众信旅游集团股份有限公司</text:p>
          </table:table-cell>
          <table:table-cell office:value-type="string">
            <text:p>2014-01-23T00:00:00.000+08</text:p>
          </table:table-cell>
          <table:table-cell office:value-type="string">
            <text:p>北京</text:p>
          </table:table-cell>
          <table:table-cell office:value-type="string">
            <text:p>北京市</text:p>
          </table:table-cell>
          <table:table-cell office:value-type="string">
            <text:p>www.utourworld.com</text:p>
          </table:table-cell>
          <table:table-cell office:value-type="string">
            <text:p>北京市朝阳区朝阳公园路8号西2门01号</text:p>
          </table:table-cell>
          <table:table-cell table:number-columns-repeated="2"/>
        </table:table-row>
        <table:table-row table:style-name="ro2">
          <table:table-cell office:value-type="string">
            <text:p>002708</text:p>
          </table:table-cell>
          <table:table-cell office:value-type="string">
            <text:p>光洋股份</text:p>
          </table:table-cell>
          <table:table-cell office:value-type="string">
            <text:p>C 制造业</text:p>
          </table:table-cell>
          <table:table-cell office:value-type="string">
            <text:p>常州光洋轴承股份有限公司</text:p>
          </table:table-cell>
          <table:table-cell office:value-type="string">
            <text:p>2014-01-21T00:00:00.000+08</text:p>
          </table:table-cell>
          <table:table-cell office:value-type="string">
            <text:p>江苏</text:p>
          </table:table-cell>
          <table:table-cell office:value-type="string">
            <text:p>常州市</text:p>
          </table:table-cell>
          <table:table-cell office:value-type="string">
            <text:p>www.nrb.com.cn</text:p>
          </table:table-cell>
          <table:table-cell office:value-type="string">
            <text:p>江苏省常州市新北区汉江路52号</text:p>
          </table:table-cell>
          <table:table-cell table:number-columns-repeated="2"/>
        </table:table-row>
        <table:table-row table:style-name="ro2">
          <table:table-cell office:value-type="string">
            <text:p>002709</text:p>
          </table:table-cell>
          <table:table-cell office:value-type="string">
            <text:p>天赐材料</text:p>
          </table:table-cell>
          <table:table-cell office:value-type="string">
            <text:p>C 制造业</text:p>
          </table:table-cell>
          <table:table-cell office:value-type="string">
            <text:p>广州天赐高新材料股份有限公司</text:p>
          </table:table-cell>
          <table:table-cell office:value-type="string">
            <text:p>2014-01-23T00:00:00.000+08</text:p>
          </table:table-cell>
          <table:table-cell office:value-type="string">
            <text:p>广东</text:p>
          </table:table-cell>
          <table:table-cell office:value-type="string">
            <text:p>广州市</text:p>
          </table:table-cell>
          <table:table-cell office:value-type="string">
            <text:p>www.tinci.com</text:p>
          </table:table-cell>
          <table:table-cell office:value-type="string">
            <text:p>广东省广州市黄埔区云埔工业区东诚片康达路8号</text:p>
          </table:table-cell>
          <table:table-cell table:number-columns-repeated="2"/>
        </table:table-row>
        <table:table-row table:style-name="ro2">
          <table:table-cell office:value-type="string">
            <text:p>002711</text:p>
          </table:table-cell>
          <table:table-cell office:value-type="string">
            <text:p>欧浦智网</text:p>
          </table:table-cell>
          <table:table-cell office:value-type="string">
            <text:p>G 运输仓储</text:p>
          </table:table-cell>
          <table:table-cell office:value-type="string">
            <text:p>欧浦智网股份有限公司</text:p>
          </table:table-cell>
          <table:table-cell office:value-type="string">
            <text:p>2014-01-27T00:00:00.000+08</text:p>
          </table:table-cell>
          <table:table-cell office:value-type="string">
            <text:p>广东</text:p>
          </table:table-cell>
          <table:table-cell office:value-type="string">
            <text:p>佛山市</text:p>
          </table:table-cell>
          <table:table-cell office:value-type="string">
            <text:p>corp.opsteel.cn</text:p>
          </table:table-cell>
          <table:table-cell office:value-type="string">
            <text:p>广东省佛山市顺德区乐从镇路州村委会第二工业区乐成路7号地</text:p>
          </table:table-cell>
          <table:table-cell table:number-columns-repeated="2"/>
        </table:table-row>
        <table:table-row table:style-name="ro2">
          <table:table-cell office:value-type="string">
            <text:p>002712</text:p>
          </table:table-cell>
          <table:table-cell office:value-type="string">
            <text:p>思美传媒</text:p>
          </table:table-cell>
          <table:table-cell office:value-type="string">
            <text:p>L 商务服务</text:p>
          </table:table-cell>
          <table:table-cell office:value-type="string">
            <text:p>思美传媒股份有限公司</text:p>
          </table:table-cell>
          <table:table-cell office:value-type="string">
            <text:p>2014-01-23T00:00:00.000+08</text:p>
          </table:table-cell>
          <table:table-cell office:value-type="string">
            <text:p>浙江</text:p>
          </table:table-cell>
          <table:table-cell office:value-type="string">
            <text:p>杭州市</text:p>
          </table:table-cell>
          <table:table-cell office:value-type="string">
            <text:p>www.simei.cc</text:p>
          </table:table-cell>
          <table:table-cell office:value-type="string">
            <text:p>浙江省杭州市南复路59号</text:p>
          </table:table-cell>
          <table:table-cell table:number-columns-repeated="2"/>
        </table:table-row>
        <table:table-row table:style-name="ro2">
          <table:table-cell office:value-type="string">
            <text:p>002713</text:p>
          </table:table-cell>
          <table:table-cell office:value-type="string">
            <text:p>东易日盛</text:p>
          </table:table-cell>
          <table:table-cell office:value-type="string">
            <text:p>E 建筑业</text:p>
          </table:table-cell>
          <table:table-cell office:value-type="string">
            <text:p>东易日盛家居装饰集团股份有限公司</text:p>
          </table:table-cell>
          <table:table-cell office:value-type="string">
            <text:p>2014-02-19T00:00:00.000+08</text:p>
          </table:table-cell>
          <table:table-cell office:value-type="string">
            <text:p>北京</text:p>
          </table:table-cell>
          <table:table-cell office:value-type="string">
            <text:p>北京市</text:p>
          </table:table-cell>
          <table:table-cell office:value-type="string">
            <text:p>www.dyrs.com.cn</text:p>
          </table:table-cell>
          <table:table-cell office:value-type="string">
            <text:p>北京市房山区长沟镇房易路西侧</text:p>
          </table:table-cell>
          <table:table-cell table:number-columns-repeated="2"/>
        </table:table-row>
        <table:table-row table:style-name="ro2">
          <table:table-cell office:value-type="string">
            <text:p>002714</text:p>
          </table:table-cell>
          <table:table-cell office:value-type="string">
            <text:p>牧原股份</text:p>
          </table:table-cell>
          <table:table-cell office:value-type="string">
            <text:p>A 农林牧渔</text:p>
          </table:table-cell>
          <table:table-cell office:value-type="string">
            <text:p>牧原食品股份有限公司</text:p>
          </table:table-cell>
          <table:table-cell office:value-type="string">
            <text:p>2014-01-28T00:00:00.000+08</text:p>
          </table:table-cell>
          <table:table-cell office:value-type="string">
            <text:p>河南</text:p>
          </table:table-cell>
          <table:table-cell office:value-type="string">
            <text:p>南阳市</text:p>
          </table:table-cell>
          <table:table-cell office:value-type="string">
            <text:p>www.hnnxmy.com</text:p>
          </table:table-cell>
          <table:table-cell office:value-type="string">
            <text:p>河南省南阳市内乡县灌涨镇水田村</text:p>
          </table:table-cell>
          <table:table-cell table:number-columns-repeated="2"/>
        </table:table-row>
        <table:table-row table:style-name="ro2">
          <table:table-cell office:value-type="string">
            <text:p>002715</text:p>
          </table:table-cell>
          <table:table-cell office:value-type="string">
            <text:p>登云股份</text:p>
          </table:table-cell>
          <table:table-cell office:value-type="string">
            <text:p>C 制造业</text:p>
          </table:table-cell>
          <table:table-cell office:value-type="string">
            <text:p>怀集登云汽配股份有限公司</text:p>
          </table:table-cell>
          <table:table-cell office:value-type="string">
            <text:p>2014-02-19T00:00:00.000+08</text:p>
          </table:table-cell>
          <table:table-cell office:value-type="string">
            <text:p>广东</text:p>
          </table:table-cell>
          <table:table-cell office:value-type="string">
            <text:p>肇庆市</text:p>
          </table:table-cell>
          <table:table-cell office:value-type="string">
            <text:p>www.huaijivalve.com</text:p>
          </table:table-cell>
          <table:table-cell office:value-type="string">
            <text:p>广东省怀集县怀城镇登云亭</text:p>
          </table:table-cell>
          <table:table-cell table:number-columns-repeated="2"/>
        </table:table-row>
        <table:table-row table:style-name="ro2">
          <table:table-cell office:value-type="string">
            <text:p>002716</text:p>
          </table:table-cell>
          <table:table-cell office:value-type="string">
            <text:p>金贵银业</text:p>
          </table:table-cell>
          <table:table-cell office:value-type="string">
            <text:p>C 制造业</text:p>
          </table:table-cell>
          <table:table-cell office:value-type="string">
            <text:p>郴州市金贵银业股份有限公司</text:p>
          </table:table-cell>
          <table:table-cell office:value-type="string">
            <text:p>2014-01-28T00:00:00.000+08</text:p>
          </table:table-cell>
          <table:table-cell office:value-type="string">
            <text:p>湖南</text:p>
          </table:table-cell>
          <table:table-cell office:value-type="string">
            <text:p>郴州市</text:p>
          </table:table-cell>
          <table:table-cell office:value-type="string">
            <text:p>www.jingui-silver.com</text:p>
          </table:table-cell>
          <table:table-cell office:value-type="string">
            <text:p>湖南省郴州市苏仙区白露塘镇福城大道1号（湖南郴州高新技术产业园内）</text:p>
          </table:table-cell>
          <table:table-cell table:number-columns-repeated="2"/>
        </table:table-row>
        <table:table-row table:style-name="ro2">
          <table:table-cell office:value-type="string">
            <text:p>002717</text:p>
          </table:table-cell>
          <table:table-cell office:value-type="string">
            <text:p>岭南园林</text:p>
          </table:table-cell>
          <table:table-cell office:value-type="string">
            <text:p>E 建筑业</text:p>
          </table:table-cell>
          <table:table-cell office:value-type="string">
            <text:p>岭南园林股份有限公司</text:p>
          </table:table-cell>
          <table:table-cell office:value-type="string">
            <text:p>2014-02-19T00:00:00.000+08</text:p>
          </table:table-cell>
          <table:table-cell office:value-type="string">
            <text:p>广东</text:p>
          </table:table-cell>
          <table:table-cell office:value-type="string">
            <text:p>东莞市</text:p>
          </table:table-cell>
          <table:table-cell office:value-type="string">
            <text:p>www.lnlandscape.com</text:p>
          </table:table-cell>
          <table:table-cell office:value-type="string">
            <text:p>广东省东莞市东城街道东源路东城文化中心扩建楼1号楼10楼</text:p>
          </table:table-cell>
          <table:table-cell table:number-columns-repeated="2"/>
        </table:table-row>
        <table:table-row table:style-name="ro2">
          <table:table-cell office:value-type="string">
            <text:p>002718</text:p>
          </table:table-cell>
          <table:table-cell office:value-type="string">
            <text:p>友邦吊顶</text:p>
          </table:table-cell>
          <table:table-cell office:value-type="string">
            <text:p>C 制造业</text:p>
          </table:table-cell>
          <table:table-cell office:value-type="string">
            <text:p>浙江友邦集成吊顶股份有限公司</text:p>
          </table:table-cell>
          <table:table-cell office:value-type="string">
            <text:p>2014-01-28T00:00:00.000+08</text:p>
          </table:table-cell>
          <table:table-cell office:value-type="string">
            <text:p>浙江</text:p>
          </table:table-cell>
          <table:table-cell office:value-type="string">
            <text:p>嘉兴市</text:p>
          </table:table-cell>
          <table:table-cell office:value-type="string">
            <text:p>www.chinayoubang.com</text:p>
          </table:table-cell>
          <table:table-cell office:value-type="string">
            <text:p>浙江省嘉兴市海盐县百步工业区北A区</text:p>
          </table:table-cell>
          <table:table-cell table:number-columns-repeated="2"/>
        </table:table-row>
        <table:table-row table:style-name="ro2">
          <table:table-cell office:value-type="string">
            <text:p>002719</text:p>
          </table:table-cell>
          <table:table-cell office:value-type="string">
            <text:p>麦趣尔</text:p>
          </table:table-cell>
          <table:table-cell office:value-type="string">
            <text:p>C 制造业</text:p>
          </table:table-cell>
          <table:table-cell office:value-type="string">
            <text:p>麦趣尔集团股份有限公司</text:p>
          </table:table-cell>
          <table:table-cell office:value-type="string">
            <text:p>2014-01-28T00:00:00.000+08</text:p>
          </table:table-cell>
          <table:table-cell office:value-type="string">
            <text:p>新疆</text:p>
          </table:table-cell>
          <table:table-cell office:value-type="string">
            <text:p>昌吉回族自治州</text:p>
          </table:table-cell>
          <table:table-cell office:value-type="string">
            <text:p>www.maiquer.com</text:p>
          </table:table-cell>
          <table:table-cell office:value-type="string">
            <text:p>新疆维吾尔自治区昌吉回族自治州昌吉市麦趣尔大道</text:p>
          </table:table-cell>
          <table:table-cell table:number-columns-repeated="2"/>
        </table:table-row>
        <table:table-row table:style-name="ro2">
          <table:table-cell office:value-type="string">
            <text:p>002721</text:p>
          </table:table-cell>
          <table:table-cell office:value-type="string">
            <text:p>金一文化</text:p>
          </table:table-cell>
          <table:table-cell office:value-type="string">
            <text:p>C 制造业</text:p>
          </table:table-cell>
          <table:table-cell office:value-type="string">
            <text:p>北京金一文化发展股份有限公司</text:p>
          </table:table-cell>
          <table:table-cell office:value-type="string">
            <text:p>2014-01-27T00:00:00.000+08</text:p>
          </table:table-cell>
          <table:table-cell office:value-type="string">
            <text:p>北京</text:p>
          </table:table-cell>
          <table:table-cell office:value-type="string">
            <text:p>北京市</text:p>
          </table:table-cell>
          <table:table-cell office:value-type="string">
            <text:p>www.e-kingee.com</text:p>
          </table:table-cell>
          <table:table-cell office:value-type="string">
            <text:p>北京市西城区复兴门外大街A2号1号楼515室</text:p>
          </table:table-cell>
          <table:table-cell table:number-columns-repeated="2"/>
        </table:table-row>
        <table:table-row table:style-name="ro2">
          <table:table-cell office:value-type="string">
            <text:p>002722</text:p>
          </table:table-cell>
          <table:table-cell office:value-type="string">
            <text:p>金轮股份</text:p>
          </table:table-cell>
          <table:table-cell office:value-type="string">
            <text:p>C 制造业</text:p>
          </table:table-cell>
          <table:table-cell office:value-type="string">
            <text:p>金轮蓝海股份有限公司</text:p>
          </table:table-cell>
          <table:table-cell office:value-type="string">
            <text:p>2014-01-28T00:00:00.000+08</text:p>
          </table:table-cell>
          <table:table-cell office:value-type="string">
            <text:p>江苏</text:p>
          </table:table-cell>
          <table:table-cell office:value-type="string">
            <text:p>南通市</text:p>
          </table:table-cell>
          <table:table-cell office:value-type="string">
            <text:p>www.geron-china.com</text:p>
          </table:table-cell>
          <table:table-cell office:value-type="string">
            <text:p>江苏省海门经济技术开发区广州路999号</text:p>
          </table:table-cell>
          <table:table-cell table:number-columns-repeated="2"/>
        </table:table-row>
        <table:table-row table:style-name="ro2">
          <table:table-cell office:value-type="string">
            <text:p>002723</text:p>
          </table:table-cell>
          <table:table-cell office:value-type="string">
            <text:p>金莱特</text:p>
          </table:table-cell>
          <table:table-cell office:value-type="string">
            <text:p>C 制造业</text:p>
          </table:table-cell>
          <table:table-cell office:value-type="string">
            <text:p>广东金莱特电器股份有限公司</text:p>
          </table:table-cell>
          <table:table-cell office:value-type="string">
            <text:p>2014-01-29T00:00:00.000+08</text:p>
          </table:table-cell>
          <table:table-cell office:value-type="string">
            <text:p>广东</text:p>
          </table:table-cell>
          <table:table-cell office:value-type="string">
            <text:p>江门市</text:p>
          </table:table-cell>
          <table:table-cell office:value-type="string">
            <text:p>www.kennede.com</text:p>
          </table:table-cell>
          <table:table-cell office:value-type="string">
            <text:p>广东省江门市蓬江区棠下镇金桐路21号</text:p>
          </table:table-cell>
          <table:table-cell table:number-columns-repeated="2"/>
        </table:table-row>
        <table:table-row table:style-name="ro2">
          <table:table-cell office:value-type="string">
            <text:p>002724</text:p>
          </table:table-cell>
          <table:table-cell office:value-type="string">
            <text:p>海洋王</text:p>
          </table:table-cell>
          <table:table-cell office:value-type="string">
            <text:p>C 制造业</text:p>
          </table:table-cell>
          <table:table-cell office:value-type="string">
            <text:p>海洋王照明科技股份有限公司</text:p>
          </table:table-cell>
          <table:table-cell office:value-type="string">
            <text:p>2014-11-04T00:00:00.000+08</text:p>
          </table:table-cell>
          <table:table-cell office:value-type="string">
            <text:p>广东</text:p>
          </table:table-cell>
          <table:table-cell office:value-type="string">
            <text:p>深圳市</text:p>
          </table:table-cell>
          <table:table-cell office:value-type="string">
            <text:p>www.haiyangwang.com</text:p>
          </table:table-cell>
          <table:table-cell office:value-type="string">
            <text:p>广东省深圳市光明新区光明街道高新路1601号海洋王科技楼B栋1层</text:p>
          </table:table-cell>
          <table:table-cell table:number-columns-repeated="2"/>
        </table:table-row>
        <table:table-row table:style-name="ro2">
          <table:table-cell office:value-type="string">
            <text:p>002725</text:p>
          </table:table-cell>
          <table:table-cell office:value-type="string">
            <text:p>跃岭股份</text:p>
          </table:table-cell>
          <table:table-cell office:value-type="string">
            <text:p>C 制造业</text:p>
          </table:table-cell>
          <table:table-cell office:value-type="string">
            <text:p>浙江跃岭股份有限公司</text:p>
          </table:table-cell>
          <table:table-cell office:value-type="string">
            <text:p>2014-01-29T00:00:00.000+08</text:p>
          </table:table-cell>
          <table:table-cell office:value-type="string">
            <text:p>浙江</text:p>
          </table:table-cell>
          <table:table-cell office:value-type="string">
            <text:p>台州市</text:p>
          </table:table-cell>
          <table:table-cell office:value-type="string">
            <text:p>www.yuering.com</text:p>
          </table:table-cell>
          <table:table-cell office:value-type="string">
            <text:p>浙江省温岭市泽国镇泽国大道888号</text:p>
          </table:table-cell>
          <table:table-cell table:number-columns-repeated="2"/>
        </table:table-row>
        <table:table-row table:style-name="ro2">
          <table:table-cell office:value-type="string">
            <text:p>002726</text:p>
          </table:table-cell>
          <table:table-cell office:value-type="string">
            <text:p>龙大肉食</text:p>
          </table:table-cell>
          <table:table-cell office:value-type="string">
            <text:p>C 制造业</text:p>
          </table:table-cell>
          <table:table-cell office:value-type="string">
            <text:p>山东龙大肉食品股份有限公司</text:p>
          </table:table-cell>
          <table:table-cell office:value-type="string">
            <text:p>2014-06-26T00:00:00.000+08</text:p>
          </table:table-cell>
          <table:table-cell office:value-type="string">
            <text:p>山东</text:p>
          </table:table-cell>
          <table:table-cell office:value-type="string">
            <text:p>烟台市</text:p>
          </table:table-cell>
          <table:table-cell office:value-type="string">
            <text:p>www.longdameat.com</text:p>
          </table:table-cell>
          <table:table-cell office:value-type="string">
            <text:p>山东省莱阳市食品工业园</text:p>
          </table:table-cell>
          <table:table-cell table:number-columns-repeated="2"/>
        </table:table-row>
        <table:table-row table:style-name="ro2">
          <table:table-cell office:value-type="string">
            <text:p>002727</text:p>
          </table:table-cell>
          <table:table-cell office:value-type="string">
            <text:p>一心堂</text:p>
          </table:table-cell>
          <table:table-cell office:value-type="string">
            <text:p>F 批发零售</text:p>
          </table:table-cell>
          <table:table-cell office:value-type="string">
            <text:p>云南鸿翔一心堂药业（集团）股份有限公司</text:p>
          </table:table-cell>
          <table:table-cell office:value-type="string">
            <text:p>2014-07-02T00:00:00.000+08</text:p>
          </table:table-cell>
          <table:table-cell office:value-type="string">
            <text:p>云南</text:p>
          </table:table-cell>
          <table:table-cell office:value-type="string">
            <text:p>昆明市</text:p>
          </table:table-cell>
          <table:table-cell office:value-type="string">
            <text:p>www.hx8886.com</text:p>
          </table:table-cell>
          <table:table-cell office:value-type="string">
            <text:p>云南省昆明市经济技术开发区鸿翔路1号</text:p>
          </table:table-cell>
          <table:table-cell table:number-columns-repeated="2"/>
        </table:table-row>
        <table:table-row table:style-name="ro2">
          <table:table-cell office:value-type="string">
            <text:p>002728</text:p>
          </table:table-cell>
          <table:table-cell office:value-type="string">
            <text:p>特一药业</text:p>
          </table:table-cell>
          <table:table-cell office:value-type="string">
            <text:p>C 制造业</text:p>
          </table:table-cell>
          <table:table-cell office:value-type="string">
            <text:p>特一药业集团股份有限公司</text:p>
          </table:table-cell>
          <table:table-cell office:value-type="string">
            <text:p>2014-07-31T00:00:00.000+08</text:p>
          </table:table-cell>
          <table:table-cell office:value-type="string">
            <text:p>广东</text:p>
          </table:table-cell>
          <table:table-cell office:value-type="string">
            <text:p>台山市</text:p>
          </table:table-cell>
          <table:table-cell office:value-type="string">
            <text:p>www.tczy.com.cn</text:p>
          </table:table-cell>
          <table:table-cell office:value-type="string">
            <text:p>广东省台山市北坑工业园</text:p>
          </table:table-cell>
          <table:table-cell table:number-columns-repeated="2"/>
        </table:table-row>
        <table:table-row table:style-name="ro2">
          <table:table-cell office:value-type="string">
            <text:p>002729</text:p>
          </table:table-cell>
          <table:table-cell office:value-type="string">
            <text:p>好利来</text:p>
          </table:table-cell>
          <table:table-cell office:value-type="string">
            <text:p>C 制造业</text:p>
          </table:table-cell>
          <table:table-cell office:value-type="string">
            <text:p>好利来（中国）电子科技股份有限公司</text:p>
          </table:table-cell>
          <table:table-cell office:value-type="string">
            <text:p>2014-09-12T00:00:00.000+08</text:p>
          </table:table-cell>
          <table:table-cell office:value-type="string">
            <text:p>福建</text:p>
          </table:table-cell>
          <table:table-cell office:value-type="string">
            <text:p>厦门市</text:p>
          </table:table-cell>
          <table:table-cell office:value-type="string">
            <text:p>www.hollyfuse.com</text:p>
          </table:table-cell>
          <table:table-cell office:value-type="string">
            <text:p>福建省厦门市翔安区舫山东二路829号</text:p>
          </table:table-cell>
          <table:table-cell table:number-columns-repeated="2"/>
        </table:table-row>
        <table:table-row table:style-name="ro2">
          <table:table-cell office:value-type="string">
            <text:p>002730</text:p>
          </table:table-cell>
          <table:table-cell office:value-type="string">
            <text:p>电光科技</text:p>
          </table:table-cell>
          <table:table-cell office:value-type="string">
            <text:p>C 制造业</text:p>
          </table:table-cell>
          <table:table-cell office:value-type="string">
            <text:p>电光防爆科技股份有限公司</text:p>
          </table:table-cell>
          <table:table-cell office:value-type="string">
            <text:p>2014-10-09T00:00:00.000+08</text:p>
          </table:table-cell>
          <table:table-cell office:value-type="string">
            <text:p>浙江</text:p>
          </table:table-cell>
          <table:table-cell office:value-type="string">
            <text:p>温州市</text:p>
          </table:table-cell>
          <table:table-cell office:value-type="string">
            <text:p>www.dianguang.com</text:p>
          </table:table-cell>
          <table:table-cell office:value-type="string">
            <text:p>浙江省乐清经济开发区纬五路180号</text:p>
          </table:table-cell>
          <table:table-cell table:number-columns-repeated="2"/>
        </table:table-row>
        <table:table-row table:style-name="ro2">
          <table:table-cell office:value-type="string">
            <text:p>002731</text:p>
          </table:table-cell>
          <table:table-cell office:value-type="string">
            <text:p>萃华珠宝</text:p>
          </table:table-cell>
          <table:table-cell office:value-type="string">
            <text:p>C 制造业</text:p>
          </table:table-cell>
          <table:table-cell office:value-type="string">
            <text:p>沈阳萃华金银珠宝股份有限公司</text:p>
          </table:table-cell>
          <table:table-cell office:value-type="string">
            <text:p>2014-11-04T00:00:00.000+08</text:p>
          </table:table-cell>
          <table:table-cell office:value-type="string">
            <text:p>辽宁</text:p>
          </table:table-cell>
          <table:table-cell office:value-type="string">
            <text:p>沈阳市</text:p>
          </table:table-cell>
          <table:table-cell office:value-type="string">
            <text:p>www.chjd.com.cn</text:p>
          </table:table-cell>
          <table:table-cell office:value-type="string">
            <text:p>辽宁省沈阳市大东区北顺城路翠华巷72号</text:p>
          </table:table-cell>
          <table:table-cell table:number-columns-repeated="2"/>
        </table:table-row>
        <table:table-row table:style-name="ro2">
          <table:table-cell office:value-type="string">
            <text:p>002732</text:p>
          </table:table-cell>
          <table:table-cell office:value-type="string">
            <text:p>燕塘乳业</text:p>
          </table:table-cell>
          <table:table-cell office:value-type="string">
            <text:p>C 制造业</text:p>
          </table:table-cell>
          <table:table-cell office:value-type="string">
            <text:p>广东燕塘乳业股份有限公司</text:p>
          </table:table-cell>
          <table:table-cell office:value-type="string">
            <text:p>2014-12-05T00:00:00.000+08</text:p>
          </table:table-cell>
          <table:table-cell office:value-type="string">
            <text:p>广东</text:p>
          </table:table-cell>
          <table:table-cell office:value-type="string">
            <text:p>广州市</text:p>
          </table:table-cell>
          <table:table-cell office:value-type="string">
            <text:p>www.yantangmilk.com</text:p>
          </table:table-cell>
          <table:table-cell office:value-type="string">
            <text:p>广东省广州市天河区沙河燕塘</text:p>
          </table:table-cell>
          <table:table-cell table:number-columns-repeated="2"/>
        </table:table-row>
        <table:table-row table:style-name="ro2">
          <table:table-cell office:value-type="string">
            <text:p>002733</text:p>
          </table:table-cell>
          <table:table-cell office:value-type="string">
            <text:p>雄韬股份</text:p>
          </table:table-cell>
          <table:table-cell office:value-type="string">
            <text:p>C 制造业</text:p>
          </table:table-cell>
          <table:table-cell office:value-type="string">
            <text:p>深圳市雄韬电源科技股份有限公司</text:p>
          </table:table-cell>
          <table:table-cell office:value-type="string">
            <text:p>2014-12-03T00:00:00.000+08</text:p>
          </table:table-cell>
          <table:table-cell office:value-type="string">
            <text:p>广东</text:p>
          </table:table-cell>
          <table:table-cell office:value-type="string">
            <text:p>深圳市</text:p>
          </table:table-cell>
          <table:table-cell office:value-type="string">
            <text:p>www.senry-batt.com</text:p>
          </table:table-cell>
          <table:table-cell office:value-type="string">
            <text:p>广东省深圳市大鹏新区大鹏街道同富工业区雄韬科技园办公楼、1#、2#、3#、8#厂房及9#厂房南栋1至5层</text:p>
          </table:table-cell>
          <table:table-cell table:number-columns-repeated="2"/>
        </table:table-row>
        <table:table-row table:style-name="ro2">
          <table:table-cell office:value-type="string">
            <text:p>002734</text:p>
          </table:table-cell>
          <table:table-cell office:value-type="string">
            <text:p>利民股份</text:p>
          </table:table-cell>
          <table:table-cell office:value-type="string">
            <text:p>C 制造业</text:p>
          </table:table-cell>
          <table:table-cell office:value-type="string">
            <text:p>利民化工股份有限公司</text:p>
          </table:table-cell>
          <table:table-cell office:value-type="string">
            <text:p>2015-01-27T00:00:00.000+08</text:p>
          </table:table-cell>
          <table:table-cell office:value-type="string">
            <text:p>江苏</text:p>
          </table:table-cell>
          <table:table-cell office:value-type="string">
            <text:p>徐州市</text:p>
          </table:table-cell>
          <table:table-cell office:value-type="string">
            <text:p>www.chinalimin.com</text:p>
          </table:table-cell>
          <table:table-cell office:value-type="string">
            <text:p>江苏省新沂经济开发区</text:p>
          </table:table-cell>
          <table:table-cell table:number-columns-repeated="2"/>
        </table:table-row>
        <table:table-row table:style-name="ro2">
          <table:table-cell office:value-type="string">
            <text:p>002735</text:p>
          </table:table-cell>
          <table:table-cell office:value-type="string">
            <text:p>王子新材</text:p>
          </table:table-cell>
          <table:table-cell office:value-type="string">
            <text:p>C 制造业</text:p>
          </table:table-cell>
          <table:table-cell office:value-type="string">
            <text:p>深圳王子新材料股份有限公司</text:p>
          </table:table-cell>
          <table:table-cell office:value-type="string">
            <text:p>2014-12-03T00:00:00.000+08</text:p>
          </table:table-cell>
          <table:table-cell office:value-type="string">
            <text:p>广东</text:p>
          </table:table-cell>
          <table:table-cell office:value-type="string">
            <text:p>深圳市</text:p>
          </table:table-cell>
          <table:table-cell office:value-type="string">
            <text:p>www.szwzxc.com</text:p>
          </table:table-cell>
          <table:table-cell office:value-type="string">
            <text:p>广东省深圳市龙华新区龙华街道油松第十工业区王子工业园</text:p>
          </table:table-cell>
          <table:table-cell table:number-columns-repeated="2"/>
        </table:table-row>
        <table:table-row table:style-name="ro2">
          <table:table-cell office:value-type="string">
            <text:p>002736</text:p>
          </table:table-cell>
          <table:table-cell office:value-type="string">
            <text:p>国信证券</text:p>
          </table:table-cell>
          <table:table-cell office:value-type="string">
            <text:p>J 金融业</text:p>
          </table:table-cell>
          <table:table-cell office:value-type="string">
            <text:p>国信证券股份有限公司</text:p>
          </table:table-cell>
          <table:table-cell office:value-type="string">
            <text:p>2014-12-29T00:00:00.000+08</text:p>
          </table:table-cell>
          <table:table-cell office:value-type="string">
            <text:p>广东</text:p>
          </table:table-cell>
          <table:table-cell office:value-type="string">
            <text:p>深圳市</text:p>
          </table:table-cell>
          <table:table-cell office:value-type="string">
            <text:p>www.guosen.com.cn</text:p>
          </table:table-cell>
          <table:table-cell office:value-type="string">
            <text:p>广东省深圳市罗湖区红岭中路1012号国信证券大厦十六层至二十六层</text:p>
          </table:table-cell>
          <table:table-cell table:number-columns-repeated="2"/>
        </table:table-row>
        <table:table-row table:style-name="ro2">
          <table:table-cell office:value-type="string">
            <text:p>002737</text:p>
          </table:table-cell>
          <table:table-cell office:value-type="string">
            <text:p>葵花药业</text:p>
          </table:table-cell>
          <table:table-cell office:value-type="string">
            <text:p>C 制造业</text:p>
          </table:table-cell>
          <table:table-cell office:value-type="string">
            <text:p>葵花药业集团股份有限公司</text:p>
          </table:table-cell>
          <table:table-cell office:value-type="string">
            <text:p>2014-12-30T00:00:00.000+08</text:p>
          </table:table-cell>
          <table:table-cell office:value-type="string">
            <text:p>黑龙江</text:p>
          </table:table-cell>
          <table:table-cell office:value-type="string">
            <text:p>哈尔滨市</text:p>
          </table:table-cell>
          <table:table-cell office:value-type="string">
            <text:p>www.kuihuayaoye.com</text:p>
          </table:table-cell>
          <table:table-cell office:value-type="string">
            <text:p>黑龙江省哈尔滨高新技术产业开发区迎宾路集中区东湖路18号</text:p>
          </table:table-cell>
          <table:table-cell table:number-columns-repeated="2"/>
        </table:table-row>
        <table:table-row table:style-name="ro2">
          <table:table-cell office:value-type="string">
            <text:p>002738</text:p>
          </table:table-cell>
          <table:table-cell office:value-type="string">
            <text:p>中矿资源</text:p>
          </table:table-cell>
          <table:table-cell office:value-type="string">
            <text:p>M 科研服务</text:p>
          </table:table-cell>
          <table:table-cell office:value-type="string">
            <text:p>中矿资源勘探股份有限公司</text:p>
          </table:table-cell>
          <table:table-cell office:value-type="string">
            <text:p>2014-12-30T00:00:00.000+08</text:p>
          </table:table-cell>
          <table:table-cell office:value-type="string">
            <text:p>北京</text:p>
          </table:table-cell>
          <table:table-cell office:value-type="string">
            <text:p>北京市</text:p>
          </table:table-cell>
          <table:table-cell office:value-type="string">
            <text:p>www.nfmec.com</text:p>
          </table:table-cell>
          <table:table-cell office:value-type="string">
            <text:p>北京市丰台区海鹰路5号503室</text:p>
          </table:table-cell>
          <table:table-cell table:number-columns-repeated="2"/>
        </table:table-row>
        <table:table-row table:style-name="ro2">
          <table:table-cell office:value-type="string">
            <text:p>002739</text:p>
          </table:table-cell>
          <table:table-cell office:value-type="string">
            <text:p>万达电影</text:p>
          </table:table-cell>
          <table:table-cell office:value-type="string">
            <text:p>R 文化传播</text:p>
          </table:table-cell>
          <table:table-cell office:value-type="string">
            <text:p>万达电影股份有限公司</text:p>
          </table:table-cell>
          <table:table-cell office:value-type="string">
            <text:p>2015-01-22T00:00:00.000+08</text:p>
          </table:table-cell>
          <table:table-cell office:value-type="string">
            <text:p>北京</text:p>
          </table:table-cell>
          <table:table-cell office:value-type="string">
            <text:p>北京市</text:p>
          </table:table-cell>
          <table:table-cell office:value-type="string">
            <text:p>www.wandacinemas.com</text:p>
          </table:table-cell>
          <table:table-cell office:value-type="string">
            <text:p>北京市朝阳区建国路93号万达广场B座11层</text:p>
          </table:table-cell>
          <table:table-cell table:number-columns-repeated="2"/>
        </table:table-row>
        <table:table-row table:style-name="ro2">
          <table:table-cell office:value-type="string">
            <text:p>002740</text:p>
          </table:table-cell>
          <table:table-cell office:value-type="string">
            <text:p>爱迪尔</text:p>
          </table:table-cell>
          <table:table-cell office:value-type="string">
            <text:p>C 制造业</text:p>
          </table:table-cell>
          <table:table-cell office:value-type="string">
            <text:p>深圳市爱迪尔珠宝股份有限公司</text:p>
          </table:table-cell>
          <table:table-cell office:value-type="string">
            <text:p>2015-01-22T00:00:00.000+08</text:p>
          </table:table-cell>
          <table:table-cell office:value-type="string">
            <text:p>广东</text:p>
          </table:table-cell>
          <table:table-cell office:value-type="string">
            <text:p>深圳市</text:p>
          </table:table-cell>
          <table:table-cell office:value-type="string">
            <text:p>www.idr.com.cn</text:p>
          </table:table-cell>
          <table:table-cell office:value-type="string">
            <text:p>广东省深圳市罗湖区东晓路1005号北楼二、三楼</text:p>
          </table:table-cell>
          <table:table-cell table:number-columns-repeated="2"/>
        </table:table-row>
        <table:table-row table:style-name="ro2">
          <table:table-cell office:value-type="string">
            <text:p>002741</text:p>
          </table:table-cell>
          <table:table-cell office:value-type="string">
            <text:p>光华科技</text:p>
          </table:table-cell>
          <table:table-cell office:value-type="string">
            <text:p>C 制造业</text:p>
          </table:table-cell>
          <table:table-cell office:value-type="string">
            <text:p>广东光华科技股份有限公司</text:p>
          </table:table-cell>
          <table:table-cell office:value-type="string">
            <text:p>2015-02-16T00:00:00.000+08</text:p>
          </table:table-cell>
          <table:table-cell office:value-type="string">
            <text:p>广东</text:p>
          </table:table-cell>
          <table:table-cell office:value-type="string">
            <text:p>汕头市</text:p>
          </table:table-cell>
          <table:table-cell office:value-type="string">
            <text:p>www.jinhuada.com</text:p>
          </table:table-cell>
          <table:table-cell office:value-type="string">
            <text:p>广东省汕头市大学路295号</text:p>
          </table:table-cell>
          <table:table-cell table:number-columns-repeated="2"/>
        </table:table-row>
        <table:table-row table:style-name="ro2">
          <table:table-cell office:value-type="string">
            <text:p>002742</text:p>
          </table:table-cell>
          <table:table-cell office:value-type="string">
            <text:p>三圣股份</text:p>
          </table:table-cell>
          <table:table-cell office:value-type="string">
            <text:p>C 制造业</text:p>
          </table:table-cell>
          <table:table-cell office:value-type="string">
            <text:p>重庆三圣实业股份有限公司</text:p>
          </table:table-cell>
          <table:table-cell office:value-type="string">
            <text:p>2015-02-17T00:00:00.000+08</text:p>
          </table:table-cell>
          <table:table-cell office:value-type="string">
            <text:p>重庆</text:p>
          </table:table-cell>
          <table:table-cell office:value-type="string">
            <text:p>重庆市</text:p>
          </table:table-cell>
          <table:table-cell office:value-type="string">
            <text:p>www.cqsstc.com</text:p>
          </table:table-cell>
          <table:table-cell office:value-type="string">
            <text:p>重庆市北碚区三圣镇街道</text:p>
          </table:table-cell>
          <table:table-cell table:number-columns-repeated="2"/>
        </table:table-row>
        <table:table-row table:style-name="ro2">
          <table:table-cell office:value-type="string">
            <text:p>002743</text:p>
          </table:table-cell>
          <table:table-cell office:value-type="string">
            <text:p>富煌钢构</text:p>
          </table:table-cell>
          <table:table-cell office:value-type="string">
            <text:p>C 制造业</text:p>
          </table:table-cell>
          <table:table-cell office:value-type="string">
            <text:p>安徽富煌钢构股份有限公司</text:p>
          </table:table-cell>
          <table:table-cell office:value-type="string">
            <text:p>2015-02-17T00:00:00.000+08</text:p>
          </table:table-cell>
          <table:table-cell office:value-type="string">
            <text:p>安徽</text:p>
          </table:table-cell>
          <table:table-cell office:value-type="string">
            <text:p>合肥市</text:p>
          </table:table-cell>
          <table:table-cell office:value-type="string">
            <text:p>www.fuhuang.cn</text:p>
          </table:table-cell>
          <table:table-cell office:value-type="string">
            <text:p>安徽省巢湖市黄麓镇富煌工业园</text:p>
          </table:table-cell>
          <table:table-cell table:number-columns-repeated="2"/>
        </table:table-row>
        <table:table-row table:style-name="ro2">
          <table:table-cell office:value-type="string">
            <text:p>002745</text:p>
          </table:table-cell>
          <table:table-cell office:value-type="string">
            <text:p>木林森</text:p>
          </table:table-cell>
          <table:table-cell office:value-type="string">
            <text:p>C 制造业</text:p>
          </table:table-cell>
          <table:table-cell office:value-type="string">
            <text:p>木林森股份有限公司</text:p>
          </table:table-cell>
          <table:table-cell office:value-type="string">
            <text:p>2015-02-17T00:00:00.000+08</text:p>
          </table:table-cell>
          <table:table-cell office:value-type="string">
            <text:p>广东</text:p>
          </table:table-cell>
          <table:table-cell office:value-type="string">
            <text:p>中山市</text:p>
          </table:table-cell>
          <table:table-cell office:value-type="string">
            <text:p>www.zsmls.com</text:p>
          </table:table-cell>
          <table:table-cell office:value-type="string">
            <text:p>广东省中山市小榄镇木林森大道1号、中山市小榄镇泰丰工业大道中42号之一</text:p>
          </table:table-cell>
          <table:table-cell table:number-columns-repeated="2"/>
        </table:table-row>
        <table:table-row table:style-name="ro2">
          <table:table-cell office:value-type="string">
            <text:p>002746</text:p>
          </table:table-cell>
          <table:table-cell office:value-type="string">
            <text:p>仙坛股份</text:p>
          </table:table-cell>
          <table:table-cell office:value-type="string">
            <text:p>A 农林牧渔</text:p>
          </table:table-cell>
          <table:table-cell office:value-type="string">
            <text:p>山东仙坛股份有限公司</text:p>
          </table:table-cell>
          <table:table-cell office:value-type="string">
            <text:p>2015-02-16T00:00:00.000+08</text:p>
          </table:table-cell>
          <table:table-cell office:value-type="string">
            <text:p>山东</text:p>
          </table:table-cell>
          <table:table-cell office:value-type="string">
            <text:p>烟台市</text:p>
          </table:table-cell>
          <table:table-cell office:value-type="string">
            <text:p>www.sdxiantan.com</text:p>
          </table:table-cell>
          <table:table-cell office:value-type="string">
            <text:p>山东省牟平工业园区（城东）</text:p>
          </table:table-cell>
          <table:table-cell table:number-columns-repeated="2"/>
        </table:table-row>
        <table:table-row table:style-name="ro2">
          <table:table-cell office:value-type="string">
            <text:p>002747</text:p>
          </table:table-cell>
          <table:table-cell office:value-type="string">
            <text:p>埃斯顿</text:p>
          </table:table-cell>
          <table:table-cell office:value-type="string">
            <text:p>C 制造业</text:p>
          </table:table-cell>
          <table:table-cell office:value-type="string">
            <text:p>南京埃斯顿自动化股份有限公司</text:p>
          </table:table-cell>
          <table:table-cell office:value-type="string">
            <text:p>2015-03-20T00:00:00.000+08</text:p>
          </table:table-cell>
          <table:table-cell office:value-type="string">
            <text:p>江苏</text:p>
          </table:table-cell>
          <table:table-cell office:value-type="string">
            <text:p>南京市</text:p>
          </table:table-cell>
          <table:table-cell office:value-type="string">
            <text:p>www.estun.com</text:p>
          </table:table-cell>
          <table:table-cell office:value-type="string">
            <text:p>江苏省南京江宁经济技术开发区将军南路155号</text:p>
          </table:table-cell>
          <table:table-cell table:number-columns-repeated="2"/>
        </table:table-row>
        <table:table-row table:style-name="ro2">
          <table:table-cell office:value-type="string">
            <text:p>002748</text:p>
          </table:table-cell>
          <table:table-cell office:value-type="string">
            <text:p>世龙实业</text:p>
          </table:table-cell>
          <table:table-cell office:value-type="string">
            <text:p>C 制造业</text:p>
          </table:table-cell>
          <table:table-cell office:value-type="string">
            <text:p>江西世龙实业股份有限公司</text:p>
          </table:table-cell>
          <table:table-cell office:value-type="string">
            <text:p>2015-03-19T00:00:00.000+08</text:p>
          </table:table-cell>
          <table:table-cell office:value-type="string">
            <text:p>江西</text:p>
          </table:table-cell>
          <table:table-cell office:value-type="string">
            <text:p>景德镇市</text:p>
          </table:table-cell>
          <table:table-cell office:value-type="string">
            <text:p>www.chinaselon.com</text:p>
          </table:table-cell>
          <table:table-cell office:value-type="string">
            <text:p>江西省乐平市接渡镇（江西世龙实业股份有限公司3栋行政办公楼）</text:p>
          </table:table-cell>
          <table:table-cell table:number-columns-repeated="2"/>
        </table:table-row>
        <table:table-row table:style-name="ro2">
          <table:table-cell office:value-type="string">
            <text:p>002749</text:p>
          </table:table-cell>
          <table:table-cell office:value-type="string">
            <text:p>国光股份</text:p>
          </table:table-cell>
          <table:table-cell office:value-type="string">
            <text:p>C 制造业</text:p>
          </table:table-cell>
          <table:table-cell office:value-type="string">
            <text:p>四川国光农化股份有限公司</text:p>
          </table:table-cell>
          <table:table-cell office:value-type="string">
            <text:p>2015-03-20T00:00:00.000+08</text:p>
          </table:table-cell>
          <table:table-cell office:value-type="string">
            <text:p>四川</text:p>
          </table:table-cell>
          <table:table-cell office:value-type="string">
            <text:p>成都市</text:p>
          </table:table-cell>
          <table:table-cell office:value-type="string">
            <text:p>www.scggic.com</text:p>
          </table:table-cell>
          <table:table-cell office:value-type="string">
            <text:p>四川省简阳市平泉镇</text:p>
          </table:table-cell>
          <table:table-cell table:number-columns-repeated="2"/>
        </table:table-row>
        <table:table-row table:style-name="ro2">
          <table:table-cell office:value-type="string">
            <text:p>002750</text:p>
          </table:table-cell>
          <table:table-cell office:value-type="string">
            <text:p>龙津药业</text:p>
          </table:table-cell>
          <table:table-cell office:value-type="string">
            <text:p>C 制造业</text:p>
          </table:table-cell>
          <table:table-cell office:value-type="string">
            <text:p>昆明龙津药业股份有限公司</text:p>
          </table:table-cell>
          <table:table-cell office:value-type="string">
            <text:p>2015-03-24T00:00:00.000+08</text:p>
          </table:table-cell>
          <table:table-cell office:value-type="string">
            <text:p>云南</text:p>
          </table:table-cell>
          <table:table-cell office:value-type="string">
            <text:p>昆明市</text:p>
          </table:table-cell>
          <table:table-cell office:value-type="string">
            <text:p>www.longjin.com.cn</text:p>
          </table:table-cell>
          <table:table-cell office:value-type="string">
            <text:p>云南省昆明市高新区科高路2188号</text:p>
          </table:table-cell>
          <table:table-cell table:number-columns-repeated="2"/>
        </table:table-row>
        <table:table-row table:style-name="ro2">
          <table:table-cell office:value-type="string">
            <text:p>002751</text:p>
          </table:table-cell>
          <table:table-cell office:value-type="string">
            <text:p>易尚展示</text:p>
          </table:table-cell>
          <table:table-cell office:value-type="string">
            <text:p>C 制造业</text:p>
          </table:table-cell>
          <table:table-cell office:value-type="string">
            <text:p>深圳市易尚展示股份有限公司</text:p>
          </table:table-cell>
          <table:table-cell office:value-type="string">
            <text:p>2015-04-24T00:00:00.000+08</text:p>
          </table:table-cell>
          <table:table-cell office:value-type="string">
            <text:p>广东</text:p>
          </table:table-cell>
          <table:table-cell office:value-type="string">
            <text:p>深圳市</text:p>
          </table:table-cell>
          <table:table-cell office:value-type="string">
            <text:p>www.es-display.com</text:p>
          </table:table-cell>
          <table:table-cell office:value-type="string">
            <text:p>广东省深圳市福田区福强路4001号（深圳文化创意园）AB座三层B301</text:p>
          </table:table-cell>
          <table:table-cell table:number-columns-repeated="2"/>
        </table:table-row>
        <table:table-row table:style-name="ro2">
          <table:table-cell office:value-type="string">
            <text:p>002752</text:p>
          </table:table-cell>
          <table:table-cell office:value-type="string">
            <text:p>昇兴股份</text:p>
          </table:table-cell>
          <table:table-cell office:value-type="string">
            <text:p>C 制造业</text:p>
          </table:table-cell>
          <table:table-cell office:value-type="string">
            <text:p>昇兴集团股份有限公司</text:p>
          </table:table-cell>
          <table:table-cell office:value-type="string">
            <text:p>2015-04-22T00:00:00.000+08</text:p>
          </table:table-cell>
          <table:table-cell office:value-type="string">
            <text:p>福建</text:p>
          </table:table-cell>
          <table:table-cell office:value-type="string">
            <text:p>福州市</text:p>
          </table:table-cell>
          <table:table-cell office:value-type="string">
            <text:p>www.shengxingholdings.com</text:p>
          </table:table-cell>
          <table:table-cell office:value-type="string">
            <text:p>福建省福州市经济技术开发区经一路</text:p>
          </table:table-cell>
          <table:table-cell table:number-columns-repeated="2"/>
        </table:table-row>
        <table:table-row table:style-name="ro2">
          <table:table-cell office:value-type="string">
            <text:p>002753</text:p>
          </table:table-cell>
          <table:table-cell office:value-type="string">
            <text:p>永东股份</text:p>
          </table:table-cell>
          <table:table-cell office:value-type="string">
            <text:p>C 制造业</text:p>
          </table:table-cell>
          <table:table-cell office:value-type="string">
            <text:p>山西永东化工股份有限公司</text:p>
          </table:table-cell>
          <table:table-cell office:value-type="string">
            <text:p>2015-05-19T00:00:00.000+08</text:p>
          </table:table-cell>
          <table:table-cell office:value-type="string">
            <text:p>山西</text:p>
          </table:table-cell>
          <table:table-cell office:value-type="string">
            <text:p>运城市</text:p>
          </table:table-cell>
          <table:table-cell office:value-type="string">
            <text:p>www.sxydhg.com</text:p>
          </table:table-cell>
          <table:table-cell office:value-type="string">
            <text:p>山西省运城市稷山县西社镇高渠村</text:p>
          </table:table-cell>
          <table:table-cell table:number-columns-repeated="2"/>
        </table:table-row>
        <table:table-row table:style-name="ro2">
          <table:table-cell office:value-type="string">
            <text:p>002755</text:p>
          </table:table-cell>
          <table:table-cell office:value-type="string">
            <text:p>东方新星</text:p>
          </table:table-cell>
          <table:table-cell office:value-type="string">
            <text:p>E 建筑业</text:p>
          </table:table-cell>
          <table:table-cell office:value-type="string">
            <text:p>北京东方新星石化工程股份有限公司</text:p>
          </table:table-cell>
          <table:table-cell office:value-type="string">
            <text:p>2015-05-15T00:00:00.000+08</text:p>
          </table:table-cell>
          <table:table-cell office:value-type="string">
            <text:p>北京</text:p>
          </table:table-cell>
          <table:table-cell office:value-type="string">
            <text:p>北京市</text:p>
          </table:table-cell>
          <table:table-cell office:value-type="string">
            <text:p>www.bnec.cn</text:p>
          </table:table-cell>
          <table:table-cell office:value-type="string">
            <text:p>北京市丰台区南四环西路188号七区28号楼</text:p>
          </table:table-cell>
          <table:table-cell table:number-columns-repeated="2"/>
        </table:table-row>
        <table:table-row table:style-name="ro2">
          <table:table-cell office:value-type="string">
            <text:p>002756</text:p>
          </table:table-cell>
          <table:table-cell office:value-type="string">
            <text:p>永兴特钢</text:p>
          </table:table-cell>
          <table:table-cell office:value-type="string">
            <text:p>C 制造业</text:p>
          </table:table-cell>
          <table:table-cell office:value-type="string">
            <text:p>永兴特种不锈钢股份有限公司</text:p>
          </table:table-cell>
          <table:table-cell office:value-type="string">
            <text:p>2015-05-15T00:00:00.000+08</text:p>
          </table:table-cell>
          <table:table-cell office:value-type="string">
            <text:p>浙江</text:p>
          </table:table-cell>
          <table:table-cell office:value-type="string">
            <text:p>湖州市</text:p>
          </table:table-cell>
          <table:table-cell office:value-type="string">
            <text:p>www.yongxingbxg.com</text:p>
          </table:table-cell>
          <table:table-cell office:value-type="string">
            <text:p>浙江省湖州市杨家埠</text:p>
          </table:table-cell>
          <table:table-cell table:number-columns-repeated="2"/>
        </table:table-row>
        <table:table-row table:style-name="ro2">
          <table:table-cell office:value-type="string">
            <text:p>002757</text:p>
          </table:table-cell>
          <table:table-cell office:value-type="string">
            <text:p>南兴装备</text:p>
          </table:table-cell>
          <table:table-cell office:value-type="string">
            <text:p>C 制造业</text:p>
          </table:table-cell>
          <table:table-cell office:value-type="string">
            <text:p>南兴装备股份有限公司</text:p>
          </table:table-cell>
          <table:table-cell office:value-type="string">
            <text:p>2015-05-27T00:00:00.000+08</text:p>
          </table:table-cell>
          <table:table-cell office:value-type="string">
            <text:p>广东</text:p>
          </table:table-cell>
          <table:table-cell office:value-type="string">
            <text:p>东莞市</text:p>
          </table:table-cell>
          <table:table-cell office:value-type="string">
            <text:p>www.nanxing.com.cn</text:p>
          </table:table-cell>
          <table:table-cell office:value-type="string">
            <text:p>广东省东莞市厚街镇科技工业园南兴路</text:p>
          </table:table-cell>
          <table:table-cell table:number-columns-repeated="2"/>
        </table:table-row>
        <table:table-row table:style-name="ro2">
          <table:table-cell office:value-type="string">
            <text:p>002758</text:p>
          </table:table-cell>
          <table:table-cell office:value-type="string">
            <text:p>华通医药</text:p>
          </table:table-cell>
          <table:table-cell office:value-type="string">
            <text:p>F 批发零售</text:p>
          </table:table-cell>
          <table:table-cell office:value-type="string">
            <text:p>浙江华通医药股份有限公司</text:p>
          </table:table-cell>
          <table:table-cell office:value-type="string">
            <text:p>2015-05-27T00:00:00.000+08</text:p>
          </table:table-cell>
          <table:table-cell office:value-type="string">
            <text:p>浙江</text:p>
          </table:table-cell>
          <table:table-cell office:value-type="string">
            <text:p>绍兴市</text:p>
          </table:table-cell>
          <table:table-cell office:value-type="string">
            <text:p>www.sxhtyy.net</text:p>
          </table:table-cell>
          <table:table-cell office:value-type="string">
            <text:p>浙江省绍兴市柯桥区轻纺城大道1605号</text:p>
          </table:table-cell>
          <table:table-cell table:number-columns-repeated="2"/>
        </table:table-row>
        <table:table-row table:style-name="ro2">
          <table:table-cell office:value-type="string">
            <text:p>002759</text:p>
          </table:table-cell>
          <table:table-cell office:value-type="string">
            <text:p>天际股份</text:p>
          </table:table-cell>
          <table:table-cell office:value-type="string">
            <text:p>C 制造业</text:p>
          </table:table-cell>
          <table:table-cell office:value-type="string">
            <text:p>广东天际电器股份有限公司</text:p>
          </table:table-cell>
          <table:table-cell office:value-type="string">
            <text:p>2015-05-28T00:00:00.000+08</text:p>
          </table:table-cell>
          <table:table-cell office:value-type="string">
            <text:p>广东</text:p>
          </table:table-cell>
          <table:table-cell office:value-type="string">
            <text:p>汕头市</text:p>
          </table:table-cell>
          <table:table-cell office:value-type="string">
            <text:p>www.tonze.com</text:p>
          </table:table-cell>
          <table:table-cell office:value-type="string">
            <text:p>广东省汕头市潮汕路金园工业城12-12片区</text:p>
          </table:table-cell>
          <table:table-cell table:number-columns-repeated="2"/>
        </table:table-row>
        <table:table-row table:style-name="ro2">
          <table:table-cell office:value-type="string">
            <text:p>002760</text:p>
          </table:table-cell>
          <table:table-cell office:value-type="string">
            <text:p>凤形股份</text:p>
          </table:table-cell>
          <table:table-cell office:value-type="string">
            <text:p>C 制造业</text:p>
          </table:table-cell>
          <table:table-cell office:value-type="string">
            <text:p>安徽省凤形耐磨材料股份有限公司</text:p>
          </table:table-cell>
          <table:table-cell office:value-type="string">
            <text:p>2015-06-11T00:00:00.000+08</text:p>
          </table:table-cell>
          <table:table-cell office:value-type="string">
            <text:p>安徽</text:p>
          </table:table-cell>
          <table:table-cell office:value-type="string">
            <text:p>宣城市</text:p>
          </table:table-cell>
          <table:table-cell office:value-type="string">
            <text:p>www.fengxing.com</text:p>
          </table:table-cell>
          <table:table-cell office:value-type="string">
            <text:p>安徽省宁国市经济技术开发区东城大道北侧</text:p>
          </table:table-cell>
          <table:table-cell table:number-columns-repeated="2"/>
        </table:table-row>
        <table:table-row table:style-name="ro2">
          <table:table-cell office:value-type="string">
            <text:p>002761</text:p>
          </table:table-cell>
          <table:table-cell office:value-type="string">
            <text:p>多喜爱</text:p>
          </table:table-cell>
          <table:table-cell office:value-type="string">
            <text:p>C 制造业</text:p>
          </table:table-cell>
          <table:table-cell office:value-type="string">
            <text:p>多喜爱集团股份有限公司</text:p>
          </table:table-cell>
          <table:table-cell office:value-type="string">
            <text:p>2015-06-10T00:00:00.000+08</text:p>
          </table:table-cell>
          <table:table-cell office:value-type="string">
            <text:p>湖南</text:p>
          </table:table-cell>
          <table:table-cell office:value-type="string">
            <text:p>长沙市</text:p>
          </table:table-cell>
          <table:table-cell office:value-type="string">
            <text:p>www.dohia.com</text:p>
          </table:table-cell>
          <table:table-cell office:value-type="string">
            <text:p>湖南省长沙市岳麓区麓谷大道627号长海创业基地南二层</text:p>
          </table:table-cell>
          <table:table-cell table:number-columns-repeated="2"/>
        </table:table-row>
        <table:table-row table:style-name="ro2">
          <table:table-cell office:value-type="string">
            <text:p>002762</text:p>
          </table:table-cell>
          <table:table-cell office:value-type="string">
            <text:p>金发拉比</text:p>
          </table:table-cell>
          <table:table-cell office:value-type="string">
            <text:p>C 制造业</text:p>
          </table:table-cell>
          <table:table-cell office:value-type="string">
            <text:p>金发拉比妇婴童用品股份有限公司</text:p>
          </table:table-cell>
          <table:table-cell office:value-type="string">
            <text:p>2015-06-10T00:00:00.000+08</text:p>
          </table:table-cell>
          <table:table-cell office:value-type="string">
            <text:p>广东</text:p>
          </table:table-cell>
          <table:table-cell office:value-type="string">
            <text:p>汕头市</text:p>
          </table:table-cell>
          <table:table-cell office:value-type="string">
            <text:p>www.stjinfa.com</text:p>
          </table:table-cell>
          <table:table-cell office:value-type="string">
            <text:p>广东省汕头市金平区鮀浦鮀济南路107号</text:p>
          </table:table-cell>
          <table:table-cell table:number-columns-repeated="2"/>
        </table:table-row>
        <table:table-row table:style-name="ro2">
          <table:table-cell office:value-type="string">
            <text:p>002763</text:p>
          </table:table-cell>
          <table:table-cell office:value-type="string">
            <text:p>汇洁股份</text:p>
          </table:table-cell>
          <table:table-cell office:value-type="string">
            <text:p>C 制造业</text:p>
          </table:table-cell>
          <table:table-cell office:value-type="string">
            <text:p>深圳汇洁集团股份有限公司</text:p>
          </table:table-cell>
          <table:table-cell office:value-type="string">
            <text:p>2015-06-10T00:00:00.000+08</text:p>
          </table:table-cell>
          <table:table-cell office:value-type="string">
            <text:p>广东</text:p>
          </table:table-cell>
          <table:table-cell office:value-type="string">
            <text:p>深圳市</text:p>
          </table:table-cell>
          <table:table-cell office:value-type="string">
            <text:p>www.huijiegroup.com</text:p>
          </table:table-cell>
          <table:table-cell office:value-type="string">
            <text:p>广东省深圳市福田区深南大道1006号深圳国际创新中心A栋31-33层</text:p>
          </table:table-cell>
          <table:table-cell table:number-columns-repeated="2"/>
        </table:table-row>
        <table:table-row table:style-name="ro2">
          <table:table-cell office:value-type="string">
            <text:p>002765</text:p>
          </table:table-cell>
          <table:table-cell office:value-type="string">
            <text:p>蓝黛传动</text:p>
          </table:table-cell>
          <table:table-cell office:value-type="string">
            <text:p>C 制造业</text:p>
          </table:table-cell>
          <table:table-cell office:value-type="string">
            <text:p>重庆蓝黛动力传动机械股份有限公司</text:p>
          </table:table-cell>
          <table:table-cell office:value-type="string">
            <text:p>2015-06-12T00:00:00.000+08</text:p>
          </table:table-cell>
          <table:table-cell office:value-type="string">
            <text:p>重庆</text:p>
          </table:table-cell>
          <table:table-cell office:value-type="string">
            <text:p>重庆市</text:p>
          </table:table-cell>
          <table:table-cell office:value-type="string">
            <text:p>www.cqld.com</text:p>
          </table:table-cell>
          <table:table-cell office:value-type="string">
            <text:p>重庆市璧山区璧泉街道剑山路100号</text:p>
          </table:table-cell>
          <table:table-cell table:number-columns-repeated="2"/>
        </table:table-row>
        <table:table-row table:style-name="ro2">
          <table:table-cell office:value-type="string">
            <text:p>002766</text:p>
          </table:table-cell>
          <table:table-cell office:value-type="string">
            <text:p>索菱股份</text:p>
          </table:table-cell>
          <table:table-cell office:value-type="string">
            <text:p>C 制造业</text:p>
          </table:table-cell>
          <table:table-cell office:value-type="string">
            <text:p>深圳市索菱实业股份有限公司</text:p>
          </table:table-cell>
          <table:table-cell office:value-type="string">
            <text:p>2015-06-11T00:00:00.000+08</text:p>
          </table:table-cell>
          <table:table-cell office:value-type="string">
            <text:p>广东</text:p>
          </table:table-cell>
          <table:table-cell office:value-type="string">
            <text:p>深圳市</text:p>
          </table:table-cell>
          <table:table-cell office:value-type="string">
            <text:p>www.szsoling.com</text:p>
          </table:table-cell>
          <table:table-cell office:value-type="string">
            <text:p>广东省深圳市南山区深南大道9678号大冲商务中心1栋2号楼（B座）28楼</text:p>
          </table:table-cell>
          <table:table-cell table:number-columns-repeated="2"/>
        </table:table-row>
        <table:table-row table:style-name="ro2">
          <table:table-cell office:value-type="string">
            <text:p>002767</text:p>
          </table:table-cell>
          <table:table-cell office:value-type="string">
            <text:p>先锋电子</text:p>
          </table:table-cell>
          <table:table-cell office:value-type="string">
            <text:p>C 制造业</text:p>
          </table:table-cell>
          <table:table-cell office:value-type="string">
            <text:p>杭州先锋电子技术股份有限公司</text:p>
          </table:table-cell>
          <table:table-cell office:value-type="string">
            <text:p>2015-06-12T00:00:00.000+08</text:p>
          </table:table-cell>
          <table:table-cell office:value-type="string">
            <text:p>浙江</text:p>
          </table:table-cell>
          <table:table-cell office:value-type="string">
            <text:p>杭州市</text:p>
          </table:table-cell>
          <table:table-cell office:value-type="string">
            <text:p>www.innover.com.cn</text:p>
          </table:table-cell>
          <table:table-cell office:value-type="string">
            <text:p>浙江省杭州市滨江区滨安路1186-1号</text:p>
          </table:table-cell>
          <table:table-cell table:number-columns-repeated="2"/>
        </table:table-row>
        <table:table-row table:style-name="ro2">
          <table:table-cell office:value-type="string">
            <text:p>002768</text:p>
          </table:table-cell>
          <table:table-cell office:value-type="string">
            <text:p>国恩股份</text:p>
          </table:table-cell>
          <table:table-cell office:value-type="string">
            <text:p>C 制造业</text:p>
          </table:table-cell>
          <table:table-cell office:value-type="string">
            <text:p>青岛国恩科技股份有限公司</text:p>
          </table:table-cell>
          <table:table-cell office:value-type="string">
            <text:p>2015-06-30T00:00:00.000+08</text:p>
          </table:table-cell>
          <table:table-cell office:value-type="string">
            <text:p>山东</text:p>
          </table:table-cell>
          <table:table-cell office:value-type="string">
            <text:p>青岛市</text:p>
          </table:table-cell>
          <table:table-cell office:value-type="string">
            <text:p>www.qdgon.com</text:p>
          </table:table-cell>
          <table:table-cell office:value-type="string">
            <text:p>山东省青岛市城阳区棘洪滩街道青大工业园2号路</text:p>
          </table:table-cell>
          <table:table-cell table:number-columns-repeated="2"/>
        </table:table-row>
        <table:table-row table:style-name="ro2">
          <table:table-cell office:value-type="string">
            <text:p>002769</text:p>
          </table:table-cell>
          <table:table-cell office:value-type="string">
            <text:p>普路通</text:p>
          </table:table-cell>
          <table:table-cell office:value-type="string">
            <text:p>L 商务服务</text:p>
          </table:table-cell>
          <table:table-cell office:value-type="string">
            <text:p>深圳市普路通供应链管理股份有限公司</text:p>
          </table:table-cell>
          <table:table-cell office:value-type="string">
            <text:p>2015-06-29T00:00:00.000+08</text:p>
          </table:table-cell>
          <table:table-cell office:value-type="string">
            <text:p>广东</text:p>
          </table:table-cell>
          <table:table-cell office:value-type="string">
            <text:p>深圳市</text:p>
          </table:table-cell>
          <table:table-cell office:value-type="string">
            <text:p>www.prolto.com</text:p>
          </table:table-cell>
          <table:table-cell office:value-type="string">
            <text:p>广东省深圳市福田区深南大道1006号深圳国际创新中心A栋21楼</text:p>
          </table:table-cell>
          <table:table-cell table:number-columns-repeated="2"/>
        </table:table-row>
        <table:table-row table:style-name="ro2">
          <table:table-cell office:value-type="string">
            <text:p>002770</text:p>
          </table:table-cell>
          <table:table-cell office:value-type="string">
            <text:p>科迪乳业</text:p>
          </table:table-cell>
          <table:table-cell office:value-type="string">
            <text:p>C 制造业</text:p>
          </table:table-cell>
          <table:table-cell office:value-type="string">
            <text:p>河南科迪乳业股份有限公司</text:p>
          </table:table-cell>
          <table:table-cell office:value-type="string">
            <text:p>2015-06-30T00:00:00.000+08</text:p>
          </table:table-cell>
          <table:table-cell office:value-type="string">
            <text:p>河南</text:p>
          </table:table-cell>
          <table:table-cell office:value-type="string">
            <text:p>商丘市</text:p>
          </table:table-cell>
          <table:table-cell office:value-type="string">
            <text:p>www.kedidairy.com</text:p>
          </table:table-cell>
          <table:table-cell office:value-type="string">
            <text:p>河南省虞城县产业集聚区工业大道18号</text:p>
          </table:table-cell>
          <table:table-cell table:number-columns-repeated="2"/>
        </table:table-row>
        <table:table-row table:style-name="ro2">
          <table:table-cell office:value-type="string">
            <text:p>002771</text:p>
          </table:table-cell>
          <table:table-cell office:value-type="string">
            <text:p>真视通</text:p>
          </table:table-cell>
          <table:table-cell office:value-type="string">
            <text:p>I 信息技术</text:p>
          </table:table-cell>
          <table:table-cell office:value-type="string">
            <text:p>北京真视通科技股份有限公司</text:p>
          </table:table-cell>
          <table:table-cell office:value-type="string">
            <text:p>2015-06-29T00:00:00.000+08</text:p>
          </table:table-cell>
          <table:table-cell office:value-type="string">
            <text:p>北京</text:p>
          </table:table-cell>
          <table:table-cell office:value-type="string">
            <text:p>北京市</text:p>
          </table:table-cell>
          <table:table-cell office:value-type="string">
            <text:p>www.bjzst.cn</text:p>
          </table:table-cell>
          <table:table-cell office:value-type="string">
            <text:p>北京市丰台区科学城航路9号10层1002号[园区]</text:p>
          </table:table-cell>
          <table:table-cell table:number-columns-repeated="2"/>
        </table:table-row>
        <table:table-row table:style-name="ro2">
          <table:table-cell office:value-type="string">
            <text:p>002772</text:p>
          </table:table-cell>
          <table:table-cell office:value-type="string">
            <text:p>众兴菌业</text:p>
          </table:table-cell>
          <table:table-cell office:value-type="string">
            <text:p>A 农林牧渔</text:p>
          </table:table-cell>
          <table:table-cell office:value-type="string">
            <text:p>天水众兴菌业科技股份有限公司</text:p>
          </table:table-cell>
          <table:table-cell office:value-type="string">
            <text:p>2015-06-26T00:00:00.000+08</text:p>
          </table:table-cell>
          <table:table-cell office:value-type="string">
            <text:p>甘肃</text:p>
          </table:table-cell>
          <table:table-cell office:value-type="string">
            <text:p>天水市</text:p>
          </table:table-cell>
          <table:table-cell office:value-type="string">
            <text:p>www.tszxjy.cn</text:p>
          </table:table-cell>
          <table:table-cell office:value-type="string">
            <text:p>甘肃省天水市麦积区国家农业科技园区</text:p>
          </table:table-cell>
          <table:table-cell table:number-columns-repeated="2"/>
        </table:table-row>
        <table:table-row table:style-name="ro2">
          <table:table-cell office:value-type="string">
            <text:p>002773</text:p>
          </table:table-cell>
          <table:table-cell office:value-type="string">
            <text:p>康弘药业</text:p>
          </table:table-cell>
          <table:table-cell office:value-type="string">
            <text:p>C 制造业</text:p>
          </table:table-cell>
          <table:table-cell office:value-type="string">
            <text:p>成都康弘药业集团股份有限公司</text:p>
          </table:table-cell>
          <table:table-cell office:value-type="string">
            <text:p>2015-06-26T00:00:00.000+08</text:p>
          </table:table-cell>
          <table:table-cell office:value-type="string">
            <text:p>四川</text:p>
          </table:table-cell>
          <table:table-cell office:value-type="string">
            <text:p>成都市</text:p>
          </table:table-cell>
          <table:table-cell office:value-type="string">
            <text:p>www.cnkh.com</text:p>
          </table:table-cell>
          <table:table-cell office:value-type="string">
            <text:p>四川省成都市金牛区蜀西路36号</text:p>
          </table:table-cell>
          <table:table-cell table:number-columns-repeated="2"/>
        </table:table-row>
        <table:table-row table:style-name="ro2">
          <table:table-cell office:value-type="string">
            <text:p>002774</text:p>
          </table:table-cell>
          <table:table-cell office:value-type="string">
            <text:p>快意电梯</text:p>
          </table:table-cell>
          <table:table-cell office:value-type="string">
            <text:p>C 制造业</text:p>
          </table:table-cell>
          <table:table-cell office:value-type="string">
            <text:p>快意电梯股份有限公司</text:p>
          </table:table-cell>
          <table:table-cell office:value-type="string">
            <text:p>2017-03-24T00:00:00.000+08</text:p>
          </table:table-cell>
          <table:table-cell office:value-type="string">
            <text:p>广东</text:p>
          </table:table-cell>
          <table:table-cell office:value-type="string">
            <text:p>东莞市</text:p>
          </table:table-cell>
          <table:table-cell office:value-type="string">
            <text:p>www.ifelift.com</text:p>
          </table:table-cell>
          <table:table-cell office:value-type="string">
            <text:p>广东省东莞市清溪镇谢坑村金龙工业区</text:p>
          </table:table-cell>
          <table:table-cell table:number-columns-repeated="2"/>
        </table:table-row>
        <table:table-row table:style-name="ro2">
          <table:table-cell office:value-type="string">
            <text:p>002775</text:p>
          </table:table-cell>
          <table:table-cell office:value-type="string">
            <text:p>文科园林</text:p>
          </table:table-cell>
          <table:table-cell office:value-type="string">
            <text:p>E 建筑业</text:p>
          </table:table-cell>
          <table:table-cell office:value-type="string">
            <text:p>深圳文科园林股份有限公司</text:p>
          </table:table-cell>
          <table:table-cell office:value-type="string">
            <text:p>2015-06-29T00:00:00.000+08</text:p>
          </table:table-cell>
          <table:table-cell office:value-type="string">
            <text:p>广东</text:p>
          </table:table-cell>
          <table:table-cell office:value-type="string">
            <text:p>深圳市</text:p>
          </table:table-cell>
          <table:table-cell office:value-type="string">
            <text:p>www.wkyy.com</text:p>
          </table:table-cell>
          <table:table-cell office:value-type="string">
            <text:p>广东省深圳市福田区深南大道1006号深圳国际创新中心（福田科技广场）A栋35、36层</text:p>
          </table:table-cell>
          <table:table-cell table:number-columns-repeated="2"/>
        </table:table-row>
        <table:table-row table:style-name="ro2">
          <table:table-cell office:value-type="string">
            <text:p>002776</text:p>
          </table:table-cell>
          <table:table-cell office:value-type="string">
            <text:p>柏堡龙</text:p>
          </table:table-cell>
          <table:table-cell office:value-type="string">
            <text:p>M 科研服务</text:p>
          </table:table-cell>
          <table:table-cell office:value-type="string">
            <text:p>广东柏堡龙股份有限公司</text:p>
          </table:table-cell>
          <table:table-cell office:value-type="string">
            <text:p>2015-06-26T00:00:00.000+08</text:p>
          </table:table-cell>
          <table:table-cell office:value-type="string">
            <text:p>广东</text:p>
          </table:table-cell>
          <table:table-cell office:value-type="string">
            <text:p>揭阳市</text:p>
          </table:table-cell>
          <table:table-cell office:value-type="string">
            <text:p>www.bobaolon.net</text:p>
          </table:table-cell>
          <table:table-cell office:value-type="string">
            <text:p>广东省普宁市流沙东街道新坛村新美路南侧大德北路西</text:p>
          </table:table-cell>
          <table:table-cell table:number-columns-repeated="2"/>
        </table:table-row>
        <table:table-row table:style-name="ro2">
          <table:table-cell office:value-type="string">
            <text:p>002777</text:p>
          </table:table-cell>
          <table:table-cell office:value-type="string">
            <text:p>久远银海</text:p>
          </table:table-cell>
          <table:table-cell office:value-type="string">
            <text:p>I 信息技术</text:p>
          </table:table-cell>
          <table:table-cell office:value-type="string">
            <text:p>四川久远银海软件股份有限公司</text:p>
          </table:table-cell>
          <table:table-cell office:value-type="string">
            <text:p>2015-12-31T00:00:00.000+08</text:p>
          </table:table-cell>
          <table:table-cell office:value-type="string">
            <text:p>四川</text:p>
          </table:table-cell>
          <table:table-cell office:value-type="string">
            <text:p>成都市</text:p>
          </table:table-cell>
          <table:table-cell office:value-type="string">
            <text:p>www.yinhai.com</text:p>
          </table:table-cell>
          <table:table-cell office:value-type="string">
            <text:p>四川省成都市高新区科园一路3号2幢</text:p>
          </table:table-cell>
          <table:table-cell table:number-columns-repeated="2"/>
        </table:table-row>
        <table:table-row table:style-name="ro2">
          <table:table-cell office:value-type="string">
            <text:p>002778</text:p>
          </table:table-cell>
          <table:table-cell office:value-type="string">
            <text:p>高科石化</text:p>
          </table:table-cell>
          <table:table-cell office:value-type="string">
            <text:p>C 制造业</text:p>
          </table:table-cell>
          <table:table-cell office:value-type="string">
            <text:p>江苏高科石化股份有限公司</text:p>
          </table:table-cell>
          <table:table-cell office:value-type="string">
            <text:p>2016-01-06T00:00:00.000+08</text:p>
          </table:table-cell>
          <table:table-cell office:value-type="string">
            <text:p>江苏</text:p>
          </table:table-cell>
          <table:table-cell office:value-type="string">
            <text:p>无锡市</text:p>
          </table:table-cell>
          <table:table-cell office:value-type="string">
            <text:p>www.jsgaoke.com</text:p>
          </table:table-cell>
          <table:table-cell office:value-type="string">
            <text:p>江苏省宜兴市徐舍镇鲸塘工业集中区</text:p>
          </table:table-cell>
          <table:table-cell table:number-columns-repeated="2"/>
        </table:table-row>
        <table:table-row table:style-name="ro2">
          <table:table-cell office:value-type="string">
            <text:p>002779</text:p>
          </table:table-cell>
          <table:table-cell office:value-type="string">
            <text:p>中坚科技</text:p>
          </table:table-cell>
          <table:table-cell office:value-type="string">
            <text:p>C 制造业</text:p>
          </table:table-cell>
          <table:table-cell office:value-type="string">
            <text:p>浙江中坚科技股份有限公司</text:p>
          </table:table-cell>
          <table:table-cell office:value-type="string">
            <text:p>2015-12-09T00:00:00.000+08</text:p>
          </table:table-cell>
          <table:table-cell office:value-type="string">
            <text:p>浙江</text:p>
          </table:table-cell>
          <table:table-cell office:value-type="string">
            <text:p>金华市</text:p>
          </table:table-cell>
          <table:table-cell office:value-type="string">
            <text:p>www.topsunpower.cc</text:p>
          </table:table-cell>
          <table:table-cell office:value-type="string">
            <text:p>浙江省永康市经济开发区名园南大道10号</text:p>
          </table:table-cell>
          <table:table-cell table:number-columns-repeated="2"/>
        </table:table-row>
        <table:table-row table:style-name="ro2">
          <table:table-cell office:value-type="string">
            <text:p>002780</text:p>
          </table:table-cell>
          <table:table-cell office:value-type="string">
            <text:p>三夫户外</text:p>
          </table:table-cell>
          <table:table-cell office:value-type="string">
            <text:p>F 批发零售</text:p>
          </table:table-cell>
          <table:table-cell office:value-type="string">
            <text:p>北京三夫户外用品股份有限公司</text:p>
          </table:table-cell>
          <table:table-cell office:value-type="string">
            <text:p>2015-12-09T00:00:00.000+08</text:p>
          </table:table-cell>
          <table:table-cell office:value-type="string">
            <text:p>北京</text:p>
          </table:table-cell>
          <table:table-cell office:value-type="string">
            <text:p>北京市</text:p>
          </table:table-cell>
          <table:table-cell office:value-type="string">
            <text:p>www.sanfo.com</text:p>
          </table:table-cell>
          <table:table-cell office:value-type="string">
            <text:p>北京市西城区马甸南村4号楼-5号（德胜园区）</text:p>
          </table:table-cell>
          <table:table-cell table:number-columns-repeated="2"/>
        </table:table-row>
        <table:table-row table:style-name="ro2">
          <table:table-cell office:value-type="string">
            <text:p>002781</text:p>
          </table:table-cell>
          <table:table-cell office:value-type="string">
            <text:p>奇信股份</text:p>
          </table:table-cell>
          <table:table-cell office:value-type="string">
            <text:p>E 建筑业</text:p>
          </table:table-cell>
          <table:table-cell office:value-type="string">
            <text:p>深圳市奇信建设集团股份有限公司</text:p>
          </table:table-cell>
          <table:table-cell office:value-type="string">
            <text:p>2015-12-22T00:00:00.000+08</text:p>
          </table:table-cell>
          <table:table-cell office:value-type="string">
            <text:p>广东</text:p>
          </table:table-cell>
          <table:table-cell office:value-type="string">
            <text:p>深圳市</text:p>
          </table:table-cell>
          <table:table-cell office:value-type="string">
            <text:p>www.qxzs.com</text:p>
          </table:table-cell>
          <table:table-cell office:value-type="string">
            <text:p>广东省深圳市福田区江南名苑一、二层</text:p>
          </table:table-cell>
          <table:table-cell table:number-columns-repeated="2"/>
        </table:table-row>
        <table:table-row table:style-name="ro2">
          <table:table-cell office:value-type="string">
            <text:p>002782</text:p>
          </table:table-cell>
          <table:table-cell office:value-type="string">
            <text:p>可立克</text:p>
          </table:table-cell>
          <table:table-cell office:value-type="string">
            <text:p>C 制造业</text:p>
          </table:table-cell>
          <table:table-cell office:value-type="string">
            <text:p>深圳可立克科技股份有限公司</text:p>
          </table:table-cell>
          <table:table-cell office:value-type="string">
            <text:p>2015-12-22T00:00:00.000+08</text:p>
          </table:table-cell>
          <table:table-cell office:value-type="string">
            <text:p>广东</text:p>
          </table:table-cell>
          <table:table-cell office:value-type="string">
            <text:p>深圳市</text:p>
          </table:table-cell>
          <table:table-cell office:value-type="string">
            <text:p>www.clickele.com</text:p>
          </table:table-cell>
          <table:table-cell office:value-type="string">
            <text:p>广东省深圳市宝安区福永街道桥头社区正中工业厂区7栋1、2、4层</text:p>
          </table:table-cell>
          <table:table-cell table:number-columns-repeated="2"/>
        </table:table-row>
        <table:table-row table:style-name="ro2">
          <table:table-cell office:value-type="string">
            <text:p>002783</text:p>
          </table:table-cell>
          <table:table-cell office:value-type="string">
            <text:p>凯龙股份</text:p>
          </table:table-cell>
          <table:table-cell office:value-type="string">
            <text:p>C 制造业</text:p>
          </table:table-cell>
          <table:table-cell office:value-type="string">
            <text:p>湖北凯龙化工集团股份有限公司</text:p>
          </table:table-cell>
          <table:table-cell office:value-type="string">
            <text:p>2015-12-09T00:00:00.000+08</text:p>
          </table:table-cell>
          <table:table-cell office:value-type="string">
            <text:p>湖北</text:p>
          </table:table-cell>
          <table:table-cell office:value-type="string">
            <text:p>荆门市</text:p>
          </table:table-cell>
          <table:table-cell office:value-type="string">
            <text:p>www.hbklgroup.cn</text:p>
          </table:table-cell>
          <table:table-cell office:value-type="string">
            <text:p>湖北省荆门市东宝区泉口路20号</text:p>
          </table:table-cell>
          <table:table-cell table:number-columns-repeated="2"/>
        </table:table-row>
        <table:table-row table:style-name="ro2">
          <table:table-cell office:value-type="string">
            <text:p>002785</text:p>
          </table:table-cell>
          <table:table-cell office:value-type="string">
            <text:p>万里石</text:p>
          </table:table-cell>
          <table:table-cell office:value-type="string">
            <text:p>C 制造业</text:p>
          </table:table-cell>
          <table:table-cell office:value-type="string">
            <text:p>厦门万里石股份有限公司</text:p>
          </table:table-cell>
          <table:table-cell office:value-type="string">
            <text:p>2015-12-23T00:00:00.000+08</text:p>
          </table:table-cell>
          <table:table-cell office:value-type="string">
            <text:p>福建</text:p>
          </table:table-cell>
          <table:table-cell office:value-type="string">
            <text:p>厦门市</text:p>
          </table:table-cell>
          <table:table-cell office:value-type="string">
            <text:p>www.wanlistone.com</text:p>
          </table:table-cell>
          <table:table-cell office:value-type="string">
            <text:p>福建省厦门市思明区湖滨北路201号宏业大厦8楼</text:p>
          </table:table-cell>
          <table:table-cell table:number-columns-repeated="2"/>
        </table:table-row>
        <table:table-row table:style-name="ro2">
          <table:table-cell office:value-type="string">
            <text:p>002786</text:p>
          </table:table-cell>
          <table:table-cell office:value-type="string">
            <text:p>银宝山新</text:p>
          </table:table-cell>
          <table:table-cell office:value-type="string">
            <text:p>C 制造业</text:p>
          </table:table-cell>
          <table:table-cell office:value-type="string">
            <text:p>深圳市银宝山新科技股份有限公司</text:p>
          </table:table-cell>
          <table:table-cell office:value-type="string">
            <text:p>2015-12-23T00:00:00.000+08</text:p>
          </table:table-cell>
          <table:table-cell office:value-type="string">
            <text:p>广东</text:p>
          </table:table-cell>
          <table:table-cell office:value-type="string">
            <text:p>深圳市</text:p>
          </table:table-cell>
          <table:table-cell office:value-type="string">
            <text:p>www.basismold.com</text:p>
          </table:table-cell>
          <table:table-cell office:value-type="string">
            <text:p>广东省深圳市宝安区石岩街道罗租社区建兴路5号</text:p>
          </table:table-cell>
          <table:table-cell table:number-columns-repeated="2"/>
        </table:table-row>
        <table:table-row table:style-name="ro2">
          <table:table-cell office:value-type="string">
            <text:p>002787</text:p>
          </table:table-cell>
          <table:table-cell office:value-type="string">
            <text:p>华源控股</text:p>
          </table:table-cell>
          <table:table-cell office:value-type="string">
            <text:p>C 制造业</text:p>
          </table:table-cell>
          <table:table-cell office:value-type="string">
            <text:p>苏州华源控股股份有限公司</text:p>
          </table:table-cell>
          <table:table-cell office:value-type="string">
            <text:p>2015-12-31T00:00:00.000+08</text:p>
          </table:table-cell>
          <table:table-cell office:value-type="string">
            <text:p>江苏</text:p>
          </table:table-cell>
          <table:table-cell office:value-type="string">
            <text:p>苏州市</text:p>
          </table:table-cell>
          <table:table-cell office:value-type="string">
            <text:p>www.huayuan-print.com</text:p>
          </table:table-cell>
          <table:table-cell office:value-type="string">
            <text:p>江苏省苏州市吴江区桃源镇桃乌公路东侧</text:p>
          </table:table-cell>
          <table:table-cell table:number-columns-repeated="2"/>
        </table:table-row>
        <table:table-row table:style-name="ro2">
          <table:table-cell office:value-type="string">
            <text:p>002788</text:p>
          </table:table-cell>
          <table:table-cell office:value-type="string">
            <text:p>鹭燕医药</text:p>
          </table:table-cell>
          <table:table-cell office:value-type="string">
            <text:p>F 批发零售</text:p>
          </table:table-cell>
          <table:table-cell office:value-type="string">
            <text:p>鹭燕医药股份有限公司</text:p>
          </table:table-cell>
          <table:table-cell office:value-type="string">
            <text:p>2016-02-18T00:00:00.000+08</text:p>
          </table:table-cell>
          <table:table-cell office:value-type="string">
            <text:p>福建</text:p>
          </table:table-cell>
          <table:table-cell office:value-type="string">
            <text:p>厦门市</text:p>
          </table:table-cell>
          <table:table-cell office:value-type="string">
            <text:p>www.luyan.com.cn</text:p>
          </table:table-cell>
          <table:table-cell office:value-type="string">
            <text:p>福建省厦门市湖里区安岭路1004号</text:p>
          </table:table-cell>
          <table:table-cell table:number-columns-repeated="2"/>
        </table:table-row>
        <table:table-row table:style-name="ro2">
          <table:table-cell office:value-type="string">
            <text:p>002789</text:p>
          </table:table-cell>
          <table:table-cell office:value-type="string">
            <text:p>建艺集团</text:p>
          </table:table-cell>
          <table:table-cell office:value-type="string">
            <text:p>E 建筑业</text:p>
          </table:table-cell>
          <table:table-cell office:value-type="string">
            <text:p>深圳市建艺装饰集团股份有限公司</text:p>
          </table:table-cell>
          <table:table-cell office:value-type="string">
            <text:p>2016-03-11T00:00:00.000+08</text:p>
          </table:table-cell>
          <table:table-cell office:value-type="string">
            <text:p>广东</text:p>
          </table:table-cell>
          <table:table-cell office:value-type="string">
            <text:p>深圳市</text:p>
          </table:table-cell>
          <table:table-cell office:value-type="string">
            <text:p>www.jyzs.com.cn</text:p>
          </table:table-cell>
          <table:table-cell office:value-type="string">
            <text:p>广东省深圳市福田区振兴路建艺大厦19层东</text:p>
          </table:table-cell>
          <table:table-cell table:number-columns-repeated="2"/>
        </table:table-row>
        <table:table-row table:style-name="ro2">
          <table:table-cell office:value-type="string">
            <text:p>002790</text:p>
          </table:table-cell>
          <table:table-cell office:value-type="string">
            <text:p>瑞尔特</text:p>
          </table:table-cell>
          <table:table-cell office:value-type="string">
            <text:p>C 制造业</text:p>
          </table:table-cell>
          <table:table-cell office:value-type="string">
            <text:p>厦门瑞尔特卫浴科技股份有限公司</text:p>
          </table:table-cell>
          <table:table-cell office:value-type="string">
            <text:p>2016-03-08T00:00:00.000+08</text:p>
          </table:table-cell>
          <table:table-cell office:value-type="string">
            <text:p>福建</text:p>
          </table:table-cell>
          <table:table-cell office:value-type="string">
            <text:p>厦门市</text:p>
          </table:table-cell>
          <table:table-cell office:value-type="string">
            <text:p>www.rtplumbing.com</text:p>
          </table:table-cell>
          <table:table-cell office:value-type="string">
            <text:p>福建省厦门市海沧区后祥路18号</text:p>
          </table:table-cell>
          <table:table-cell table:number-columns-repeated="2"/>
        </table:table-row>
        <table:table-row table:style-name="ro2">
          <table:table-cell office:value-type="string">
            <text:p>002791</text:p>
          </table:table-cell>
          <table:table-cell office:value-type="string">
            <text:p>坚朗五金</text:p>
          </table:table-cell>
          <table:table-cell office:value-type="string">
            <text:p>C 制造业</text:p>
          </table:table-cell>
          <table:table-cell office:value-type="string">
            <text:p>广东坚朗五金制品股份有限公司</text:p>
          </table:table-cell>
          <table:table-cell office:value-type="string">
            <text:p>2016-03-29T00:00:00.000+08</text:p>
          </table:table-cell>
          <table:table-cell office:value-type="string">
            <text:p>广东</text:p>
          </table:table-cell>
          <table:table-cell office:value-type="string">
            <text:p>东莞市</text:p>
          </table:table-cell>
          <table:table-cell office:value-type="string">
            <text:p>www.kinlong.com</text:p>
          </table:table-cell>
          <table:table-cell office:value-type="string">
            <text:p>广东省东莞市塘厦镇大坪坚朗路3号</text:p>
          </table:table-cell>
          <table:table-cell table:number-columns-repeated="2"/>
        </table:table-row>
        <table:table-row table:style-name="ro2">
          <table:table-cell office:value-type="string">
            <text:p>002792</text:p>
          </table:table-cell>
          <table:table-cell office:value-type="string">
            <text:p>通宇通讯</text:p>
          </table:table-cell>
          <table:table-cell office:value-type="string">
            <text:p>C 制造业</text:p>
          </table:table-cell>
          <table:table-cell office:value-type="string">
            <text:p>广东通宇通讯股份有限公司</text:p>
          </table:table-cell>
          <table:table-cell office:value-type="string">
            <text:p>2016-03-28T00:00:00.000+08</text:p>
          </table:table-cell>
          <table:table-cell office:value-type="string">
            <text:p>广东</text:p>
          </table:table-cell>
          <table:table-cell office:value-type="string">
            <text:p>中山市</text:p>
          </table:table-cell>
          <table:table-cell office:value-type="string">
            <text:p>www.tycc.cn</text:p>
          </table:table-cell>
          <table:table-cell office:value-type="string">
            <text:p>广东省中山市火炬开发区金通街3号</text:p>
          </table:table-cell>
          <table:table-cell table:number-columns-repeated="2"/>
        </table:table-row>
        <table:table-row table:style-name="ro2">
          <table:table-cell office:value-type="string">
            <text:p>002793</text:p>
          </table:table-cell>
          <table:table-cell office:value-type="string">
            <text:p>东音股份</text:p>
          </table:table-cell>
          <table:table-cell office:value-type="string">
            <text:p>C 制造业</text:p>
          </table:table-cell>
          <table:table-cell office:value-type="string">
            <text:p>浙江东音泵业股份有限公司</text:p>
          </table:table-cell>
          <table:table-cell office:value-type="string">
            <text:p>2016-04-15T00:00:00.000+08</text:p>
          </table:table-cell>
          <table:table-cell office:value-type="string">
            <text:p>浙江</text:p>
          </table:table-cell>
          <table:table-cell office:value-type="string">
            <text:p>台州市</text:p>
          </table:table-cell>
          <table:table-cell office:value-type="string">
            <text:p>www.doyin.com</text:p>
          </table:table-cell>
          <table:table-cell office:value-type="string">
            <text:p>浙江省温岭市大溪镇大石一级公路南侧</text:p>
          </table:table-cell>
          <table:table-cell table:number-columns-repeated="2"/>
        </table:table-row>
        <table:table-row table:style-name="ro2">
          <table:table-cell office:value-type="string">
            <text:p>002795</text:p>
          </table:table-cell>
          <table:table-cell office:value-type="string">
            <text:p>永和智控</text:p>
          </table:table-cell>
          <table:table-cell office:value-type="string">
            <text:p>C 制造业</text:p>
          </table:table-cell>
          <table:table-cell office:value-type="string">
            <text:p>永和流体智控股份有限公司</text:p>
          </table:table-cell>
          <table:table-cell office:value-type="string">
            <text:p>2016-04-28T00:00:00.000+08</text:p>
          </table:table-cell>
          <table:table-cell office:value-type="string">
            <text:p>浙江</text:p>
          </table:table-cell>
          <table:table-cell office:value-type="string">
            <text:p>台州市</text:p>
          </table:table-cell>
          <table:table-cell office:value-type="string">
            <text:p>www.yhvalve.com</text:p>
          </table:table-cell>
          <table:table-cell office:value-type="string">
            <text:p>浙江省玉环县清港镇工业产业集聚区</text:p>
          </table:table-cell>
          <table:table-cell table:number-columns-repeated="2"/>
        </table:table-row>
        <table:table-row table:style-name="ro2">
          <table:table-cell office:value-type="string">
            <text:p>002796</text:p>
          </table:table-cell>
          <table:table-cell office:value-type="string">
            <text:p>世嘉科技</text:p>
          </table:table-cell>
          <table:table-cell office:value-type="string">
            <text:p>C 制造业</text:p>
          </table:table-cell>
          <table:table-cell office:value-type="string">
            <text:p>苏州市世嘉科技股份有限公司</text:p>
          </table:table-cell>
          <table:table-cell office:value-type="string">
            <text:p>2016-05-10T00:00:00.000+08</text:p>
          </table:table-cell>
          <table:table-cell office:value-type="string">
            <text:p>江苏</text:p>
          </table:table-cell>
          <table:table-cell office:value-type="string">
            <text:p>苏州市</text:p>
          </table:table-cell>
          <table:table-cell office:value-type="string">
            <text:p>www.sz-shijia.com</text:p>
          </table:table-cell>
          <table:table-cell office:value-type="string">
            <text:p>江苏省苏州市塘西路28号</text:p>
          </table:table-cell>
          <table:table-cell table:number-columns-repeated="2"/>
        </table:table-row>
        <table:table-row table:style-name="ro2">
          <table:table-cell office:value-type="string">
            <text:p>002797</text:p>
          </table:table-cell>
          <table:table-cell office:value-type="string">
            <text:p>第一创业</text:p>
          </table:table-cell>
          <table:table-cell office:value-type="string">
            <text:p>J 金融业</text:p>
          </table:table-cell>
          <table:table-cell office:value-type="string">
            <text:p>第一创业证券股份有限公司</text:p>
          </table:table-cell>
          <table:table-cell office:value-type="string">
            <text:p>2016-05-11T00:00:00.000+08</text:p>
          </table:table-cell>
          <table:table-cell office:value-type="string">
            <text:p>广东</text:p>
          </table:table-cell>
          <table:table-cell office:value-type="string">
            <text:p>深圳市</text:p>
          </table:table-cell>
          <table:table-cell office:value-type="string">
            <text:p>www.firstcapital.com.cn</text:p>
          </table:table-cell>
          <table:table-cell office:value-type="string">
            <text:p>广东省深圳市福田区福华一路115号投行大厦20楼</text:p>
          </table:table-cell>
          <table:table-cell table:number-columns-repeated="2"/>
        </table:table-row>
        <table:table-row table:style-name="ro2">
          <table:table-cell office:value-type="string">
            <text:p>002798</text:p>
          </table:table-cell>
          <table:table-cell office:value-type="string">
            <text:p>帝王洁具</text:p>
          </table:table-cell>
          <table:table-cell office:value-type="string">
            <text:p>C 制造业</text:p>
          </table:table-cell>
          <table:table-cell office:value-type="string">
            <text:p>四川帝王洁具股份有限公司</text:p>
          </table:table-cell>
          <table:table-cell office:value-type="string">
            <text:p>2016-05-25T00:00:00.000+08</text:p>
          </table:table-cell>
          <table:table-cell office:value-type="string">
            <text:p>四川</text:p>
          </table:table-cell>
          <table:table-cell office:value-type="string">
            <text:p>资阳市</text:p>
          </table:table-cell>
          <table:table-cell office:value-type="string">
            <text:p>www.monarch-sw.com</text:p>
          </table:table-cell>
          <table:table-cell office:value-type="string">
            <text:p>四川省简阳市贾家镇工业开发区</text:p>
          </table:table-cell>
          <table:table-cell table:number-columns-repeated="2"/>
        </table:table-row>
        <table:table-row table:style-name="ro2">
          <table:table-cell office:value-type="string">
            <text:p>002799</text:p>
          </table:table-cell>
          <table:table-cell office:value-type="string">
            <text:p>环球印务</text:p>
          </table:table-cell>
          <table:table-cell office:value-type="string">
            <text:p>C 制造业</text:p>
          </table:table-cell>
          <table:table-cell office:value-type="string">
            <text:p>西安环球印务股份有限公司</text:p>
          </table:table-cell>
          <table:table-cell office:value-type="string">
            <text:p>2016-06-08T00:00:00.000+08</text:p>
          </table:table-cell>
          <table:table-cell office:value-type="string">
            <text:p>陕西</text:p>
          </table:table-cell>
          <table:table-cell office:value-type="string">
            <text:p>西安市</text:p>
          </table:table-cell>
          <table:table-cell office:value-type="string">
            <text:p>www.globalprinting.cn</text:p>
          </table:table-cell>
          <table:table-cell office:value-type="string">
            <text:p>陕西省西安市高新区科技一路32号</text:p>
          </table:table-cell>
          <table:table-cell table:number-columns-repeated="2"/>
        </table:table-row>
        <table:table-row table:style-name="ro2">
          <table:table-cell office:value-type="string">
            <text:p>002800</text:p>
          </table:table-cell>
          <table:table-cell office:value-type="string">
            <text:p>天顺股份</text:p>
          </table:table-cell>
          <table:table-cell office:value-type="string">
            <text:p>G 运输仓储</text:p>
          </table:table-cell>
          <table:table-cell office:value-type="string">
            <text:p>新疆天顺供应链股份有限公司</text:p>
          </table:table-cell>
          <table:table-cell office:value-type="string">
            <text:p>2016-05-30T00:00:00.000+08</text:p>
          </table:table-cell>
          <table:table-cell office:value-type="string">
            <text:p>新疆</text:p>
          </table:table-cell>
          <table:table-cell office:value-type="string">
            <text:p>乌鲁木齐市</text:p>
          </table:table-cell>
          <table:table-cell office:value-type="string">
            <text:p>www.xjtsscm.com</text:p>
          </table:table-cell>
          <table:table-cell office:value-type="string">
            <text:p>新疆维吾尔自治区乌鲁木齐经济技术开发区赛里木湖路133号</text:p>
          </table:table-cell>
          <table:table-cell table:number-columns-repeated="2"/>
        </table:table-row>
        <table:table-row table:style-name="ro2">
          <table:table-cell office:value-type="string">
            <text:p>002801</text:p>
          </table:table-cell>
          <table:table-cell office:value-type="string">
            <text:p>微光股份</text:p>
          </table:table-cell>
          <table:table-cell office:value-type="string">
            <text:p>C 制造业</text:p>
          </table:table-cell>
          <table:table-cell office:value-type="string">
            <text:p>杭州微光电子股份有限公司</text:p>
          </table:table-cell>
          <table:table-cell office:value-type="string">
            <text:p>2016-06-22T00:00:00.000+08</text:p>
          </table:table-cell>
          <table:table-cell office:value-type="string">
            <text:p>浙江</text:p>
          </table:table-cell>
          <table:table-cell office:value-type="string">
            <text:p>杭州市</text:p>
          </table:table-cell>
          <table:table-cell office:value-type="string">
            <text:p>www.wgmotor.com</text:p>
          </table:table-cell>
          <table:table-cell office:value-type="string">
            <text:p>浙江省杭州市余杭经济开发区兴中路365号</text:p>
          </table:table-cell>
          <table:table-cell table:number-columns-repeated="2"/>
        </table:table-row>
        <table:table-row table:style-name="ro2">
          <table:table-cell office:value-type="string">
            <text:p>002802</text:p>
          </table:table-cell>
          <table:table-cell office:value-type="string">
            <text:p>洪汇新材</text:p>
          </table:table-cell>
          <table:table-cell office:value-type="string">
            <text:p>C 制造业</text:p>
          </table:table-cell>
          <table:table-cell office:value-type="string">
            <text:p>无锡洪汇新材料科技股份有限公司</text:p>
          </table:table-cell>
          <table:table-cell office:value-type="string">
            <text:p>2016-06-29T00:00:00.000+08</text:p>
          </table:table-cell>
          <table:table-cell office:value-type="string">
            <text:p>江苏</text:p>
          </table:table-cell>
          <table:table-cell office:value-type="string">
            <text:p>无锡市</text:p>
          </table:table-cell>
          <table:table-cell office:value-type="string">
            <text:p>www.wuxihonghui.com</text:p>
          </table:table-cell>
          <table:table-cell office:value-type="string">
            <text:p>江苏省无锡市锡山区东港镇新材料产业园</text:p>
          </table:table-cell>
          <table:table-cell table:number-columns-repeated="2"/>
        </table:table-row>
        <table:table-row table:style-name="ro2">
          <table:table-cell office:value-type="string">
            <text:p>002803</text:p>
          </table:table-cell>
          <table:table-cell office:value-type="string">
            <text:p>吉宏股份</text:p>
          </table:table-cell>
          <table:table-cell office:value-type="string">
            <text:p>C 制造业</text:p>
          </table:table-cell>
          <table:table-cell office:value-type="string">
            <text:p>厦门吉宏包装科技股份有限公司</text:p>
          </table:table-cell>
          <table:table-cell office:value-type="string">
            <text:p>2016-07-12T00:00:00.000+08</text:p>
          </table:table-cell>
          <table:table-cell office:value-type="string">
            <text:p>福建</text:p>
          </table:table-cell>
          <table:table-cell office:value-type="string">
            <text:p>厦门市</text:p>
          </table:table-cell>
          <table:table-cell office:value-type="string">
            <text:p>www.jihong.cc</text:p>
          </table:table-cell>
          <table:table-cell office:value-type="string">
            <text:p>福建省厦门市海沧区东孚工业区二期浦头路9号</text:p>
          </table:table-cell>
          <table:table-cell table:number-columns-repeated="2"/>
        </table:table-row>
        <table:table-row table:style-name="ro2">
          <table:table-cell office:value-type="string">
            <text:p>002805</text:p>
          </table:table-cell>
          <table:table-cell office:value-type="string">
            <text:p>丰元股份</text:p>
          </table:table-cell>
          <table:table-cell office:value-type="string">
            <text:p>C 制造业</text:p>
          </table:table-cell>
          <table:table-cell office:value-type="string">
            <text:p>山东丰元化学股份有限公司</text:p>
          </table:table-cell>
          <table:table-cell office:value-type="string">
            <text:p>2016-07-07T00:00:00.000+08</text:p>
          </table:table-cell>
          <table:table-cell office:value-type="string">
            <text:p>山东</text:p>
          </table:table-cell>
          <table:table-cell office:value-type="string">
            <text:p>枣庄市</text:p>
          </table:table-cell>
          <table:table-cell office:value-type="string">
            <text:p>www.fengyuanhuaxue.com</text:p>
          </table:table-cell>
          <table:table-cell office:value-type="string">
            <text:p>山东省枣庄市台儿庄区东顺路1227号</text:p>
          </table:table-cell>
          <table:table-cell table:number-columns-repeated="2"/>
        </table:table-row>
        <table:table-row table:style-name="ro2">
          <table:table-cell office:value-type="string">
            <text:p>002806</text:p>
          </table:table-cell>
          <table:table-cell office:value-type="string">
            <text:p>华锋股份</text:p>
          </table:table-cell>
          <table:table-cell office:value-type="string">
            <text:p>C 制造业</text:p>
          </table:table-cell>
          <table:table-cell office:value-type="string">
            <text:p>肇庆华锋电子铝箔股份有限公司</text:p>
          </table:table-cell>
          <table:table-cell office:value-type="string">
            <text:p>2016-07-26T00:00:00.000+08</text:p>
          </table:table-cell>
          <table:table-cell office:value-type="string">
            <text:p>广东</text:p>
          </table:table-cell>
          <table:table-cell office:value-type="string">
            <text:p>肇庆市</text:p>
          </table:table-cell>
          <table:table-cell office:value-type="string">
            <text:p>www.c-hfcc.com</text:p>
          </table:table-cell>
          <table:table-cell office:value-type="string">
            <text:p>广东省肇庆市端州区端州工业城</text:p>
          </table:table-cell>
          <table:table-cell table:number-columns-repeated="2"/>
        </table:table-row>
        <table:table-row table:style-name="ro2">
          <table:table-cell office:value-type="string">
            <text:p>002807</text:p>
          </table:table-cell>
          <table:table-cell office:value-type="string">
            <text:p>江阴银行</text:p>
          </table:table-cell>
          <table:table-cell office:value-type="string">
            <text:p>J 金融业</text:p>
          </table:table-cell>
          <table:table-cell office:value-type="string">
            <text:p>江苏江阴农村商业银行股份有限公司</text:p>
          </table:table-cell>
          <table:table-cell office:value-type="string">
            <text:p>2016-09-02T00:00:00.000+08</text:p>
          </table:table-cell>
          <table:table-cell office:value-type="string">
            <text:p>江苏</text:p>
          </table:table-cell>
          <table:table-cell office:value-type="string">
            <text:p>无锡市</text:p>
          </table:table-cell>
          <table:table-cell office:value-type="string">
            <text:p>www.jybank.com.cn</text:p>
          </table:table-cell>
          <table:table-cell office:value-type="string">
            <text:p>江苏省江阴市澄江中路1号</text:p>
          </table:table-cell>
          <table:table-cell table:number-columns-repeated="2"/>
        </table:table-row>
        <table:table-row table:style-name="ro2">
          <table:table-cell office:value-type="string">
            <text:p>002808</text:p>
          </table:table-cell>
          <table:table-cell office:value-type="string">
            <text:p>苏州恒久</text:p>
          </table:table-cell>
          <table:table-cell office:value-type="string">
            <text:p>C 制造业</text:p>
          </table:table-cell>
          <table:table-cell office:value-type="string">
            <text:p>苏州恒久光电科技股份有限公司</text:p>
          </table:table-cell>
          <table:table-cell office:value-type="string">
            <text:p>2016-08-12T00:00:00.000+08</text:p>
          </table:table-cell>
          <table:table-cell office:value-type="string">
            <text:p>江苏</text:p>
          </table:table-cell>
          <table:table-cell office:value-type="string">
            <text:p>苏州市</text:p>
          </table:table-cell>
          <table:table-cell office:value-type="string">
            <text:p>www.sgt21.com</text:p>
          </table:table-cell>
          <table:table-cell office:value-type="string">
            <text:p>江苏省苏州市高新区火炬路38号</text:p>
          </table:table-cell>
          <table:table-cell table:number-columns-repeated="2"/>
        </table:table-row>
        <table:table-row table:style-name="ro2">
          <table:table-cell office:value-type="string">
            <text:p>002809</text:p>
          </table:table-cell>
          <table:table-cell office:value-type="string">
            <text:p>红墙股份</text:p>
          </table:table-cell>
          <table:table-cell office:value-type="string">
            <text:p>C 制造业</text:p>
          </table:table-cell>
          <table:table-cell office:value-type="string">
            <text:p>广东红墙新材料股份有限公司</text:p>
          </table:table-cell>
          <table:table-cell office:value-type="string">
            <text:p>2016-08-23T00:00:00.000+08</text:p>
          </table:table-cell>
          <table:table-cell office:value-type="string">
            <text:p>广东</text:p>
          </table:table-cell>
          <table:table-cell office:value-type="string">
            <text:p>惠州市</text:p>
          </table:table-cell>
          <table:table-cell office:value-type="string">
            <text:p>www.redwall.com.cn</text:p>
          </table:table-cell>
          <table:table-cell office:value-type="string">
            <text:p>广东省博罗县石湾镇科技产业园</text:p>
          </table:table-cell>
          <table:table-cell table:number-columns-repeated="2"/>
        </table:table-row>
        <table:table-row table:style-name="ro2">
          <table:table-cell office:value-type="string">
            <text:p>002810</text:p>
          </table:table-cell>
          <table:table-cell office:value-type="string">
            <text:p>山东赫达</text:p>
          </table:table-cell>
          <table:table-cell office:value-type="string">
            <text:p>C 制造业</text:p>
          </table:table-cell>
          <table:table-cell office:value-type="string">
            <text:p>山东赫达股份有限公司</text:p>
          </table:table-cell>
          <table:table-cell office:value-type="string">
            <text:p>2016-08-26T00:00:00.000+08</text:p>
          </table:table-cell>
          <table:table-cell office:value-type="string">
            <text:p>山东</text:p>
          </table:table-cell>
          <table:table-cell office:value-type="string">
            <text:p>淄博市</text:p>
          </table:table-cell>
          <table:table-cell office:value-type="string">
            <text:p>www.sdhead.com</text:p>
          </table:table-cell>
          <table:table-cell office:value-type="string">
            <text:p>山东省淄博市周村经济开发区西北外环路999号</text:p>
          </table:table-cell>
          <table:table-cell table:number-columns-repeated="2"/>
        </table:table-row>
        <table:table-row table:style-name="ro2">
          <table:table-cell office:value-type="string">
            <text:p>002811</text:p>
          </table:table-cell>
          <table:table-cell office:value-type="string">
            <text:p>亚泰国际</text:p>
          </table:table-cell>
          <table:table-cell office:value-type="string">
            <text:p>E 建筑业</text:p>
          </table:table-cell>
          <table:table-cell office:value-type="string">
            <text:p>深圳市亚泰国际建设股份有限公司</text:p>
          </table:table-cell>
          <table:table-cell office:value-type="string">
            <text:p>2016-09-08T00:00:00.000+08</text:p>
          </table:table-cell>
          <table:table-cell office:value-type="string">
            <text:p>广东</text:p>
          </table:table-cell>
          <table:table-cell office:value-type="string">
            <text:p>深圳市</text:p>
          </table:table-cell>
          <table:table-cell office:value-type="string">
            <text:p>www.atgcn.com</text:p>
          </table:table-cell>
          <table:table-cell office:value-type="string">
            <text:p>广东省深圳市福田区中心区益田路与福华路交汇处卓越时代广场4B01、4B02</text:p>
          </table:table-cell>
          <table:table-cell table:number-columns-repeated="2"/>
        </table:table-row>
        <table:table-row table:style-name="ro2">
          <table:table-cell office:value-type="string">
            <text:p>002812</text:p>
          </table:table-cell>
          <table:table-cell office:value-type="string">
            <text:p>创新股份</text:p>
          </table:table-cell>
          <table:table-cell office:value-type="string">
            <text:p>C 制造业</text:p>
          </table:table-cell>
          <table:table-cell office:value-type="string">
            <text:p>云南创新新材料股份有限公司</text:p>
          </table:table-cell>
          <table:table-cell office:value-type="string">
            <text:p>2016-09-14T00:00:00.000+08</text:p>
          </table:table-cell>
          <table:table-cell office:value-type="string">
            <text:p>云南</text:p>
          </table:table-cell>
          <table:table-cell office:value-type="string">
            <text:p>玉溪市</text:p>
          </table:table-cell>
          <table:table-cell office:value-type="string">
            <text:p>www.cxxcl.cn</text:p>
          </table:table-cell>
          <table:table-cell office:value-type="string">
            <text:p>云南省玉溪市高新区抚仙路125号</text:p>
          </table:table-cell>
          <table:table-cell table:number-columns-repeated="2"/>
        </table:table-row>
        <table:table-row table:style-name="ro2">
          <table:table-cell office:value-type="string">
            <text:p>002813</text:p>
          </table:table-cell>
          <table:table-cell office:value-type="string">
            <text:p>路畅科技</text:p>
          </table:table-cell>
          <table:table-cell office:value-type="string">
            <text:p>C 制造业</text:p>
          </table:table-cell>
          <table:table-cell office:value-type="string">
            <text:p>深圳市路畅科技股份有限公司</text:p>
          </table:table-cell>
          <table:table-cell office:value-type="string">
            <text:p>2016-10-12T00:00:00.000+08</text:p>
          </table:table-cell>
          <table:table-cell office:value-type="string">
            <text:p>广东</text:p>
          </table:table-cell>
          <table:table-cell office:value-type="string">
            <text:p>深圳市</text:p>
          </table:table-cell>
          <table:table-cell office:value-type="string">
            <text:p>www.roadrover.cn</text:p>
          </table:table-cell>
          <table:table-cell office:value-type="string">
            <text:p>广东省深圳市南山区海天一路11号5栋C座8楼、9楼</text:p>
          </table:table-cell>
          <table:table-cell table:number-columns-repeated="2"/>
        </table:table-row>
        <table:table-row table:style-name="ro2">
          <table:table-cell office:value-type="string">
            <text:p>002815</text:p>
          </table:table-cell>
          <table:table-cell office:value-type="string">
            <text:p>崇达技术</text:p>
          </table:table-cell>
          <table:table-cell office:value-type="string">
            <text:p>C 制造业</text:p>
          </table:table-cell>
          <table:table-cell office:value-type="string">
            <text:p>深圳市崇达电路技术股份有限公司</text:p>
          </table:table-cell>
          <table:table-cell office:value-type="string">
            <text:p>2016-10-12T00:00:00.000+08</text:p>
          </table:table-cell>
          <table:table-cell office:value-type="string">
            <text:p>广东</text:p>
          </table:table-cell>
          <table:table-cell office:value-type="string">
            <text:p>深圳市</text:p>
          </table:table-cell>
          <table:table-cell office:value-type="string">
            <text:p>www.suntakpcb.com</text:p>
          </table:table-cell>
          <table:table-cell office:value-type="string">
            <text:p>广东省深圳市光明新区光明街道观光路3009号招商局光明科技园A3栋C单元207</text:p>
          </table:table-cell>
          <table:table-cell table:number-columns-repeated="2"/>
        </table:table-row>
        <table:table-row table:style-name="ro2">
          <table:table-cell office:value-type="string">
            <text:p>002816</text:p>
          </table:table-cell>
          <table:table-cell office:value-type="string">
            <text:p>和科达</text:p>
          </table:table-cell>
          <table:table-cell office:value-type="string">
            <text:p>C 制造业</text:p>
          </table:table-cell>
          <table:table-cell office:value-type="string">
            <text:p>深圳市和科达精密清洗设备股份有限公司</text:p>
          </table:table-cell>
          <table:table-cell office:value-type="string">
            <text:p>2016-10-25T00:00:00.000+08</text:p>
          </table:table-cell>
          <table:table-cell office:value-type="string">
            <text:p>广东</text:p>
          </table:table-cell>
          <table:table-cell office:value-type="string">
            <text:p>深圳市</text:p>
          </table:table-cell>
          <table:table-cell office:value-type="string">
            <text:p>www.hkdholding.com</text:p>
          </table:table-cell>
          <table:table-cell office:value-type="string">
            <text:p>广东省深圳市龙华新区大浪街道华旺路和科达工业园3号厂房三楼</text:p>
          </table:table-cell>
          <table:table-cell table:number-columns-repeated="2"/>
        </table:table-row>
        <table:table-row table:style-name="ro2">
          <table:table-cell office:value-type="string">
            <text:p>002817</text:p>
          </table:table-cell>
          <table:table-cell office:value-type="string">
            <text:p>黄山胶囊</text:p>
          </table:table-cell>
          <table:table-cell office:value-type="string">
            <text:p>C 制造业</text:p>
          </table:table-cell>
          <table:table-cell office:value-type="string">
            <text:p>安徽黄山胶囊股份有限公司</text:p>
          </table:table-cell>
          <table:table-cell office:value-type="string">
            <text:p>2016-10-25T00:00:00.000+08</text:p>
          </table:table-cell>
          <table:table-cell office:value-type="string">
            <text:p>安徽</text:p>
          </table:table-cell>
          <table:table-cell office:value-type="string">
            <text:p>宣城市</text:p>
          </table:table-cell>
          <table:table-cell office:value-type="string">
            <text:p>www.hsjn.com</text:p>
          </table:table-cell>
          <table:table-cell office:value-type="string">
            <text:p>安徽省宣城市旌德县白地洪川</text:p>
          </table:table-cell>
          <table:table-cell table:number-columns-repeated="2"/>
        </table:table-row>
        <table:table-row table:style-name="ro2">
          <table:table-cell office:value-type="string">
            <text:p>002818</text:p>
          </table:table-cell>
          <table:table-cell office:value-type="string">
            <text:p>富森美</text:p>
          </table:table-cell>
          <table:table-cell office:value-type="string">
            <text:p>L 商务服务</text:p>
          </table:table-cell>
          <table:table-cell office:value-type="string">
            <text:p>成都富森美家居股份有限公司</text:p>
          </table:table-cell>
          <table:table-cell office:value-type="string">
            <text:p>2016-11-09T00:00:00.000+08</text:p>
          </table:table-cell>
          <table:table-cell office:value-type="string">
            <text:p>四川</text:p>
          </table:table-cell>
          <table:table-cell office:value-type="string">
            <text:p>成都市</text:p>
          </table:table-cell>
          <table:table-cell office:value-type="string">
            <text:p>www.fsmjj.cn</text:p>
          </table:table-cell>
          <table:table-cell office:value-type="string">
            <text:p>四川省成都市蓉都大道将军路68号</text:p>
          </table:table-cell>
          <table:table-cell table:number-columns-repeated="2"/>
        </table:table-row>
        <table:table-row table:style-name="ro2">
          <table:table-cell office:value-type="string">
            <text:p>002819</text:p>
          </table:table-cell>
          <table:table-cell office:value-type="string">
            <text:p>东方中科</text:p>
          </table:table-cell>
          <table:table-cell office:value-type="string">
            <text:p>F 批发零售</text:p>
          </table:table-cell>
          <table:table-cell office:value-type="string">
            <text:p>北京东方中科集成科技股份有限公司</text:p>
          </table:table-cell>
          <table:table-cell office:value-type="string">
            <text:p>2016-11-11T00:00:00.000+08</text:p>
          </table:table-cell>
          <table:table-cell office:value-type="string">
            <text:p>北京</text:p>
          </table:table-cell>
          <table:table-cell office:value-type="string">
            <text:p>北京市</text:p>
          </table:table-cell>
          <table:table-cell office:value-type="string">
            <text:p>www.jicheng.net.cn</text:p>
          </table:table-cell>
          <table:table-cell office:value-type="string">
            <text:p>北京市海淀区阜成路67号银都大厦12层</text:p>
          </table:table-cell>
          <table:table-cell table:number-columns-repeated="2"/>
        </table:table-row>
        <table:table-row table:style-name="ro2">
          <table:table-cell office:value-type="string">
            <text:p>002820</text:p>
          </table:table-cell>
          <table:table-cell office:value-type="string">
            <text:p>桂发祥</text:p>
          </table:table-cell>
          <table:table-cell office:value-type="string">
            <text:p>C 制造业</text:p>
          </table:table-cell>
          <table:table-cell office:value-type="string">
            <text:p>天津桂发祥十八街麻花食品股份有限公司</text:p>
          </table:table-cell>
          <table:table-cell office:value-type="string">
            <text:p>2016-11-18T00:00:00.000+08</text:p>
          </table:table-cell>
          <table:table-cell office:value-type="string">
            <text:p>天津</text:p>
          </table:table-cell>
          <table:table-cell office:value-type="string">
            <text:p>天津市</text:p>
          </table:table-cell>
          <table:table-cell office:value-type="string">
            <text:p>www.gfx.com.cn</text:p>
          </table:table-cell>
          <table:table-cell office:value-type="string">
            <text:p>天津市河西区洞庭路32号</text:p>
          </table:table-cell>
          <table:table-cell table:number-columns-repeated="2"/>
        </table:table-row>
        <table:table-row table:style-name="ro2">
          <table:table-cell office:value-type="string">
            <text:p>002821</text:p>
          </table:table-cell>
          <table:table-cell office:value-type="string">
            <text:p>凯莱英</text:p>
          </table:table-cell>
          <table:table-cell office:value-type="string">
            <text:p>C 制造业</text:p>
          </table:table-cell>
          <table:table-cell office:value-type="string">
            <text:p>凯莱英医药集团（天津）股份有限公司</text:p>
          </table:table-cell>
          <table:table-cell office:value-type="string">
            <text:p>2016-11-18T00:00:00.000+08</text:p>
          </table:table-cell>
          <table:table-cell office:value-type="string">
            <text:p>天津</text:p>
          </table:table-cell>
          <table:table-cell office:value-type="string">
            <text:p>天津市</text:p>
          </table:table-cell>
          <table:table-cell office:value-type="string">
            <text:p>www.asymchem.com.cn</text:p>
          </table:table-cell>
          <table:table-cell office:value-type="string">
            <text:p>天津市经济技术开发区洞庭三街6号</text:p>
          </table:table-cell>
          <table:table-cell table:number-columns-repeated="2"/>
        </table:table-row>
        <table:table-row table:style-name="ro2">
          <table:table-cell office:value-type="string">
            <text:p>002822</text:p>
          </table:table-cell>
          <table:table-cell office:value-type="string">
            <text:p>中装建设</text:p>
          </table:table-cell>
          <table:table-cell office:value-type="string">
            <text:p>E 建筑业</text:p>
          </table:table-cell>
          <table:table-cell office:value-type="string">
            <text:p>深圳市中装建设集团股份有限公司</text:p>
          </table:table-cell>
          <table:table-cell office:value-type="string">
            <text:p>2016-11-29T00:00:00.000+08</text:p>
          </table:table-cell>
          <table:table-cell office:value-type="string">
            <text:p>广东</text:p>
          </table:table-cell>
          <table:table-cell office:value-type="string">
            <text:p>深圳市</text:p>
          </table:table-cell>
          <table:table-cell office:value-type="string">
            <text:p>www.zhongzhuang.com</text:p>
          </table:table-cell>
          <table:table-cell office:value-type="string">
            <text:p>广东省深圳市罗湖区深南东路4002号鸿隆世纪广场四-五层（仅限办公）</text:p>
          </table:table-cell>
          <table:table-cell table:number-columns-repeated="2"/>
        </table:table-row>
        <table:table-row table:style-name="ro2">
          <table:table-cell office:value-type="string">
            <text:p>002823</text:p>
          </table:table-cell>
          <table:table-cell office:value-type="string">
            <text:p>凯中精密</text:p>
          </table:table-cell>
          <table:table-cell office:value-type="string">
            <text:p>C 制造业</text:p>
          </table:table-cell>
          <table:table-cell office:value-type="string">
            <text:p>深圳市凯中精密技术股份有限公司</text:p>
          </table:table-cell>
          <table:table-cell office:value-type="string">
            <text:p>2016-11-24T00:00:00.000+08</text:p>
          </table:table-cell>
          <table:table-cell office:value-type="string">
            <text:p>广东</text:p>
          </table:table-cell>
          <table:table-cell office:value-type="string">
            <text:p>深圳市</text:p>
          </table:table-cell>
          <table:table-cell office:value-type="string">
            <text:p>www.kaizhong.com</text:p>
          </table:table-cell>
          <table:table-cell office:value-type="string">
            <text:p>广东省深圳市宝安区沙井街道新桥芙蓉工业区2#、4#、7#、9#栋、厂房3栋</text:p>
          </table:table-cell>
          <table:table-cell table:number-columns-repeated="2"/>
        </table:table-row>
        <table:table-row table:style-name="ro2">
          <table:table-cell office:value-type="string">
            <text:p>002824</text:p>
          </table:table-cell>
          <table:table-cell office:value-type="string">
            <text:p>和胜股份</text:p>
          </table:table-cell>
          <table:table-cell office:value-type="string">
            <text:p>C 制造业</text:p>
          </table:table-cell>
          <table:table-cell office:value-type="string">
            <text:p>广东和胜工业铝材股份有限公司</text:p>
          </table:table-cell>
          <table:table-cell office:value-type="string">
            <text:p>2017-01-12T00:00:00.000+08</text:p>
          </table:table-cell>
          <table:table-cell office:value-type="string">
            <text:p>广东</text:p>
          </table:table-cell>
          <table:table-cell office:value-type="string">
            <text:p>中山市</text:p>
          </table:table-cell>
          <table:table-cell office:value-type="string">
            <text:p>www.hoshion.com</text:p>
          </table:table-cell>
          <table:table-cell office:value-type="string">
            <text:p>广东省中山市三乡镇前陇工业区美源路5号、广东省中山市三乡镇西山社区华曦路3号</text:p>
          </table:table-cell>
          <table:table-cell table:number-columns-repeated="2"/>
        </table:table-row>
        <table:table-row table:style-name="ro2">
          <table:table-cell office:value-type="string">
            <text:p>002825</text:p>
          </table:table-cell>
          <table:table-cell office:value-type="string">
            <text:p>纳尔股份</text:p>
          </table:table-cell>
          <table:table-cell office:value-type="string">
            <text:p>C 制造业</text:p>
          </table:table-cell>
          <table:table-cell office:value-type="string">
            <text:p>上海纳尔数码喷印材料股份有限公司</text:p>
          </table:table-cell>
          <table:table-cell office:value-type="string">
            <text:p>2016-11-29T00:00:00.000+08</text:p>
          </table:table-cell>
          <table:table-cell office:value-type="string">
            <text:p>上海</text:p>
          </table:table-cell>
          <table:table-cell office:value-type="string">
            <text:p>上海市</text:p>
          </table:table-cell>
          <table:table-cell office:value-type="string">
            <text:p>www.nar.com.cn</text:p>
          </table:table-cell>
          <table:table-cell office:value-type="string">
            <text:p>上海市浦东新区新场镇新瀚路26号</text:p>
          </table:table-cell>
          <table:table-cell table:number-columns-repeated="2"/>
        </table:table-row>
        <table:table-row table:style-name="ro2">
          <table:table-cell office:value-type="string">
            <text:p>002826</text:p>
          </table:table-cell>
          <table:table-cell office:value-type="string">
            <text:p>易明医药</text:p>
          </table:table-cell>
          <table:table-cell office:value-type="string">
            <text:p>C 制造业</text:p>
          </table:table-cell>
          <table:table-cell office:value-type="string">
            <text:p>西藏易明西雅医药科技股份有限公司</text:p>
          </table:table-cell>
          <table:table-cell office:value-type="string">
            <text:p>2016-12-09T00:00:00.000+08</text:p>
          </table:table-cell>
          <table:table-cell office:value-type="string">
            <text:p>西藏</text:p>
          </table:table-cell>
          <table:table-cell office:value-type="string">
            <text:p>拉萨市</text:p>
          </table:table-cell>
          <table:table-cell office:value-type="string">
            <text:p>www.emyy.cn</text:p>
          </table:table-cell>
          <table:table-cell office:value-type="string">
            <text:p>西藏自治区拉萨经济技术开发区林琼岗路6号</text:p>
          </table:table-cell>
          <table:table-cell table:number-columns-repeated="2"/>
        </table:table-row>
        <table:table-row table:style-name="ro2">
          <table:table-cell office:value-type="string">
            <text:p>002827</text:p>
          </table:table-cell>
          <table:table-cell office:value-type="string">
            <text:p>高争民爆</text:p>
          </table:table-cell>
          <table:table-cell office:value-type="string">
            <text:p>C 制造业</text:p>
          </table:table-cell>
          <table:table-cell office:value-type="string">
            <text:p>西藏高争民爆股份有限公司</text:p>
          </table:table-cell>
          <table:table-cell office:value-type="string">
            <text:p>2016-12-09T00:00:00.000+08</text:p>
          </table:table-cell>
          <table:table-cell office:value-type="string">
            <text:p>西藏</text:p>
          </table:table-cell>
          <table:table-cell office:value-type="string">
            <text:p>拉萨市</text:p>
          </table:table-cell>
          <table:table-cell office:value-type="string">
            <text:p>www.xzmbgf.com</text:p>
          </table:table-cell>
          <table:table-cell office:value-type="string">
            <text:p>西藏自治区拉萨市北京西路133号</text:p>
          </table:table-cell>
          <table:table-cell table:number-columns-repeated="2"/>
        </table:table-row>
        <table:table-row table:style-name="ro2">
          <table:table-cell office:value-type="string">
            <text:p>002828</text:p>
          </table:table-cell>
          <table:table-cell office:value-type="string">
            <text:p>贝肯能源</text:p>
          </table:table-cell>
          <table:table-cell office:value-type="string">
            <text:p>B 采矿业</text:p>
          </table:table-cell>
          <table:table-cell office:value-type="string">
            <text:p>新疆贝肯能源工程股份有限公司</text:p>
          </table:table-cell>
          <table:table-cell office:value-type="string">
            <text:p>2016-12-08T00:00:00.000+08</text:p>
          </table:table-cell>
          <table:table-cell office:value-type="string">
            <text:p>新疆</text:p>
          </table:table-cell>
          <table:table-cell office:value-type="string">
            <text:p>克拉玛依市</text:p>
          </table:table-cell>
          <table:table-cell office:value-type="string">
            <text:p>www.beiken.com</text:p>
          </table:table-cell>
          <table:table-cell office:value-type="string">
            <text:p>新疆维吾尔自治区克拉玛依市白碱滩区门户路91号</text:p>
          </table:table-cell>
          <table:table-cell table:number-columns-repeated="2"/>
        </table:table-row>
        <table:table-row table:style-name="ro2">
          <table:table-cell office:value-type="string">
            <text:p>002829</text:p>
          </table:table-cell>
          <table:table-cell office:value-type="string">
            <text:p>星网宇达</text:p>
          </table:table-cell>
          <table:table-cell office:value-type="string">
            <text:p>C 制造业</text:p>
          </table:table-cell>
          <table:table-cell office:value-type="string">
            <text:p>北京星网宇达科技股份有限公司</text:p>
          </table:table-cell>
          <table:table-cell office:value-type="string">
            <text:p>2016-12-13T00:00:00.000+08</text:p>
          </table:table-cell>
          <table:table-cell office:value-type="string">
            <text:p>北京</text:p>
          </table:table-cell>
          <table:table-cell office:value-type="string">
            <text:p>北京市</text:p>
          </table:table-cell>
          <table:table-cell office:value-type="string">
            <text:p>www.starneto.com</text:p>
          </table:table-cell>
          <table:table-cell office:value-type="string">
            <text:p>北京市海淀区蓝靛厂东路2号院2号楼4层1单元（A座）5C</text:p>
          </table:table-cell>
          <table:table-cell table:number-columns-repeated="2"/>
        </table:table-row>
        <table:table-row table:style-name="ro2">
          <table:table-cell office:value-type="string">
            <text:p>002830</text:p>
          </table:table-cell>
          <table:table-cell office:value-type="string">
            <text:p>名雕股份</text:p>
          </table:table-cell>
          <table:table-cell office:value-type="string">
            <text:p>E 建筑业</text:p>
          </table:table-cell>
          <table:table-cell office:value-type="string">
            <text:p>深圳市名雕装饰股份有限公司</text:p>
          </table:table-cell>
          <table:table-cell office:value-type="string">
            <text:p>2016-12-13T00:00:00.000+08</text:p>
          </table:table-cell>
          <table:table-cell office:value-type="string">
            <text:p>广东</text:p>
          </table:table-cell>
          <table:table-cell office:value-type="string">
            <text:p>深圳市</text:p>
          </table:table-cell>
          <table:table-cell office:value-type="string">
            <text:p>www.mingdiao.com.cn</text:p>
          </table:table-cell>
          <table:table-cell office:value-type="string">
            <text:p>广东省深圳市罗湖区宝安北笋岗仓831、830号陆层615、616房</text:p>
          </table:table-cell>
          <table:table-cell table:number-columns-repeated="2"/>
        </table:table-row>
        <table:table-row table:style-name="ro2">
          <table:table-cell office:value-type="string">
            <text:p>002831</text:p>
          </table:table-cell>
          <table:table-cell office:value-type="string">
            <text:p>裕同科技</text:p>
          </table:table-cell>
          <table:table-cell office:value-type="string">
            <text:p>C 制造业</text:p>
          </table:table-cell>
          <table:table-cell office:value-type="string">
            <text:p>深圳市裕同包装科技股份有限公司</text:p>
          </table:table-cell>
          <table:table-cell office:value-type="string">
            <text:p>2016-12-16T00:00:00.000+08</text:p>
          </table:table-cell>
          <table:table-cell office:value-type="string">
            <text:p>广东</text:p>
          </table:table-cell>
          <table:table-cell office:value-type="string">
            <text:p>深圳市</text:p>
          </table:table-cell>
          <table:table-cell office:value-type="string">
            <text:p>www.szyuto.com</text:p>
          </table:table-cell>
          <table:table-cell office:value-type="string">
            <text:p>广东省深圳市宝安区石岩街道水田社区石环路1号A栋，B栋，C栋，E栋，H栋，J栋，G栋</text:p>
          </table:table-cell>
          <table:table-cell table:number-columns-repeated="2"/>
        </table:table-row>
        <table:table-row table:style-name="ro2">
          <table:table-cell office:value-type="string">
            <text:p>002832</text:p>
          </table:table-cell>
          <table:table-cell office:value-type="string">
            <text:p>比音勒芬</text:p>
          </table:table-cell>
          <table:table-cell office:value-type="string">
            <text:p>C 制造业</text:p>
          </table:table-cell>
          <table:table-cell office:value-type="string">
            <text:p>比音勒芬服饰股份有限公司</text:p>
          </table:table-cell>
          <table:table-cell office:value-type="string">
            <text:p>2016-12-23T00:00:00.000+08</text:p>
          </table:table-cell>
          <table:table-cell office:value-type="string">
            <text:p>广东</text:p>
          </table:table-cell>
          <table:table-cell office:value-type="string">
            <text:p>广州市</text:p>
          </table:table-cell>
          <table:table-cell office:value-type="string">
            <text:p>www.biemlf.com</text:p>
          </table:table-cell>
          <table:table-cell office:value-type="string">
            <text:p>广东省广州市番禺区南村镇兴业大道309号</text:p>
          </table:table-cell>
          <table:table-cell table:number-columns-repeated="2"/>
        </table:table-row>
        <table:table-row table:style-name="ro2">
          <table:table-cell office:value-type="string">
            <text:p>002833</text:p>
          </table:table-cell>
          <table:table-cell office:value-type="string">
            <text:p>弘亚数控</text:p>
          </table:table-cell>
          <table:table-cell office:value-type="string">
            <text:p>C 制造业</text:p>
          </table:table-cell>
          <table:table-cell office:value-type="string">
            <text:p>广州弘亚数控机械股份有限公司</text:p>
          </table:table-cell>
          <table:table-cell office:value-type="string">
            <text:p>2016-12-28T00:00:00.000+08</text:p>
          </table:table-cell>
          <table:table-cell office:value-type="string">
            <text:p>广东</text:p>
          </table:table-cell>
          <table:table-cell office:value-type="string">
            <text:p>广州市</text:p>
          </table:table-cell>
          <table:table-cell office:value-type="string">
            <text:p>www.kdtmac.com</text:p>
          </table:table-cell>
          <table:table-cell office:value-type="string">
            <text:p>广东省广州市黄埔区云埔工业区云开路3号</text:p>
          </table:table-cell>
          <table:table-cell table:number-columns-repeated="2"/>
        </table:table-row>
        <table:table-row table:style-name="ro2">
          <table:table-cell office:value-type="string">
            <text:p>002835</text:p>
          </table:table-cell>
          <table:table-cell office:value-type="string">
            <text:p>同为股份</text:p>
          </table:table-cell>
          <table:table-cell office:value-type="string">
            <text:p>C 制造业</text:p>
          </table:table-cell>
          <table:table-cell office:value-type="string">
            <text:p>深圳市同为数码科技股份有限公司</text:p>
          </table:table-cell>
          <table:table-cell office:value-type="string">
            <text:p>2016-12-28T00:00:00.000+08</text:p>
          </table:table-cell>
          <table:table-cell office:value-type="string">
            <text:p>广东</text:p>
          </table:table-cell>
          <table:table-cell office:value-type="string">
            <text:p>深圳市</text:p>
          </table:table-cell>
          <table:table-cell office:value-type="string">
            <text:p>www.tvt.net.cn</text:p>
          </table:table-cell>
          <table:table-cell office:value-type="string">
            <text:p>广东省深圳市南山区高新技术产业园南区东部中电照明研发中心北六楼E室</text:p>
          </table:table-cell>
          <table:table-cell table:number-columns-repeated="2"/>
        </table:table-row>
        <table:table-row table:style-name="ro2">
          <table:table-cell office:value-type="string">
            <text:p>002836</text:p>
          </table:table-cell>
          <table:table-cell office:value-type="string">
            <text:p>新宏泽</text:p>
          </table:table-cell>
          <table:table-cell office:value-type="string">
            <text:p>C 制造业</text:p>
          </table:table-cell>
          <table:table-cell office:value-type="string">
            <text:p>广东新宏泽包装股份有限公司</text:p>
          </table:table-cell>
          <table:table-cell office:value-type="string">
            <text:p>2016-12-29T00:00:00.000+08</text:p>
          </table:table-cell>
          <table:table-cell office:value-type="string">
            <text:p>广东</text:p>
          </table:table-cell>
          <table:table-cell office:value-type="string">
            <text:p>潮州市</text:p>
          </table:table-cell>
          <table:table-cell office:value-type="string">
            <text:p>www.newglp.com</text:p>
          </table:table-cell>
          <table:table-cell office:value-type="string">
            <text:p>广东省潮州市潮州大道北片工业区北站二路宏泽工业园</text:p>
          </table:table-cell>
          <table:table-cell table:number-columns-repeated="2"/>
        </table:table-row>
        <table:table-row table:style-name="ro2">
          <table:table-cell office:value-type="string">
            <text:p>002837</text:p>
          </table:table-cell>
          <table:table-cell office:value-type="string">
            <text:p>英维克</text:p>
          </table:table-cell>
          <table:table-cell office:value-type="string">
            <text:p>C 制造业</text:p>
          </table:table-cell>
          <table:table-cell office:value-type="string">
            <text:p>深圳市英维克科技股份有限公司</text:p>
          </table:table-cell>
          <table:table-cell office:value-type="string">
            <text:p>2016-12-29T00:00:00.000+08</text:p>
          </table:table-cell>
          <table:table-cell office:value-type="string">
            <text:p>广东</text:p>
          </table:table-cell>
          <table:table-cell office:value-type="string">
            <text:p>深圳市</text:p>
          </table:table-cell>
          <table:table-cell office:value-type="string">
            <text:p>www.envicool.com</text:p>
          </table:table-cell>
          <table:table-cell office:value-type="string">
            <text:p>广东省深圳市龙华区观澜街道观光路1303号鸿信工业园9号厂房1-3楼</text:p>
          </table:table-cell>
          <table:table-cell table:number-columns-repeated="2"/>
        </table:table-row>
        <table:table-row table:style-name="ro2">
          <table:table-cell office:value-type="string">
            <text:p>002838</text:p>
          </table:table-cell>
          <table:table-cell office:value-type="string">
            <text:p>道恩股份</text:p>
          </table:table-cell>
          <table:table-cell office:value-type="string">
            <text:p>C 制造业</text:p>
          </table:table-cell>
          <table:table-cell office:value-type="string">
            <text:p>山东道恩高分子材料股份有限公司</text:p>
          </table:table-cell>
          <table:table-cell office:value-type="string">
            <text:p>2017-01-06T00:00:00.000+08</text:p>
          </table:table-cell>
          <table:table-cell office:value-type="string">
            <text:p>山东</text:p>
          </table:table-cell>
          <table:table-cell office:value-type="string">
            <text:p>烟台市</text:p>
          </table:table-cell>
          <table:table-cell office:value-type="string">
            <text:p>www.dawnprene.com</text:p>
          </table:table-cell>
          <table:table-cell office:value-type="string">
            <text:p>山东省龙口市振兴路北首道恩经济园工业园区</text:p>
          </table:table-cell>
          <table:table-cell table:number-columns-repeated="2"/>
        </table:table-row>
        <table:table-row table:style-name="ro2">
          <table:table-cell office:value-type="string">
            <text:p>002839</text:p>
          </table:table-cell>
          <table:table-cell office:value-type="string">
            <text:p>张家港行</text:p>
          </table:table-cell>
          <table:table-cell office:value-type="string">
            <text:p>J 金融业</text:p>
          </table:table-cell>
          <table:table-cell office:value-type="string">
            <text:p>江苏张家港农村商业银行股份有限公司</text:p>
          </table:table-cell>
          <table:table-cell office:value-type="string">
            <text:p>2017-01-24T00:00:00.000+08</text:p>
          </table:table-cell>
          <table:table-cell office:value-type="string">
            <text:p>江苏</text:p>
          </table:table-cell>
          <table:table-cell office:value-type="string">
            <text:p>苏州市</text:p>
          </table:table-cell>
          <table:table-cell office:value-type="string">
            <text:p>www.zrcbank.com</text:p>
          </table:table-cell>
          <table:table-cell office:value-type="string">
            <text:p>江苏省张家港市杨舍镇人民中路66号</text:p>
          </table:table-cell>
          <table:table-cell table:number-columns-repeated="2"/>
        </table:table-row>
        <table:table-row table:style-name="ro2">
          <table:table-cell office:value-type="string">
            <text:p>002840</text:p>
          </table:table-cell>
          <table:table-cell office:value-type="string">
            <text:p>华统股份</text:p>
          </table:table-cell>
          <table:table-cell office:value-type="string">
            <text:p>C 制造业</text:p>
          </table:table-cell>
          <table:table-cell office:value-type="string">
            <text:p>浙江华统肉制品股份有限公司</text:p>
          </table:table-cell>
          <table:table-cell office:value-type="string">
            <text:p>2017-01-10T00:00:00.000+08</text:p>
          </table:table-cell>
          <table:table-cell office:value-type="string">
            <text:p>浙江</text:p>
          </table:table-cell>
          <table:table-cell office:value-type="string">
            <text:p>金华市</text:p>
          </table:table-cell>
          <table:table-cell office:value-type="string">
            <text:p>www.huatongmeat.com</text:p>
          </table:table-cell>
          <table:table-cell office:value-type="string">
            <text:p>浙江省义乌市义亭镇姑塘工业小区</text:p>
          </table:table-cell>
          <table:table-cell table:number-columns-repeated="2"/>
        </table:table-row>
        <table:table-row table:style-name="ro2">
          <table:table-cell office:value-type="string">
            <text:p>002841</text:p>
          </table:table-cell>
          <table:table-cell office:value-type="string">
            <text:p>视源股份</text:p>
          </table:table-cell>
          <table:table-cell office:value-type="string">
            <text:p>C 制造业</text:p>
          </table:table-cell>
          <table:table-cell office:value-type="string">
            <text:p>广州视源电子科技股份有限公司</text:p>
          </table:table-cell>
          <table:table-cell office:value-type="string">
            <text:p>2017-01-19T00:00:00.000+08</text:p>
          </table:table-cell>
          <table:table-cell office:value-type="string">
            <text:p>广东</text:p>
          </table:table-cell>
          <table:table-cell office:value-type="string">
            <text:p>广州市</text:p>
          </table:table-cell>
          <table:table-cell office:value-type="string">
            <text:p>www.cvte.com</text:p>
          </table:table-cell>
          <table:table-cell office:value-type="string">
            <text:p>广东省广州市黄埔区云埔四路6号</text:p>
          </table:table-cell>
          <table:table-cell table:number-columns-repeated="2"/>
        </table:table-row>
        <table:table-row table:style-name="ro2">
          <table:table-cell office:value-type="string">
            <text:p>002842</text:p>
          </table:table-cell>
          <table:table-cell office:value-type="string">
            <text:p>翔鹭钨业</text:p>
          </table:table-cell>
          <table:table-cell office:value-type="string">
            <text:p>C 制造业</text:p>
          </table:table-cell>
          <table:table-cell office:value-type="string">
            <text:p>广东翔鹭钨业股份有限公司</text:p>
          </table:table-cell>
          <table:table-cell office:value-type="string">
            <text:p>2017-01-19T00:00:00.000+08</text:p>
          </table:table-cell>
          <table:table-cell office:value-type="string">
            <text:p>广东</text:p>
          </table:table-cell>
          <table:table-cell office:value-type="string">
            <text:p>潮州市</text:p>
          </table:table-cell>
          <table:table-cell office:value-type="string">
            <text:p>www.xl-tungsten.com</text:p>
          </table:table-cell>
          <table:table-cell office:value-type="string">
            <text:p>广东省潮州市湘桥区官塘镇庵头工业区</text:p>
          </table:table-cell>
          <table:table-cell table:number-columns-repeated="2"/>
        </table:table-row>
        <table:table-row table:style-name="ro2">
          <table:table-cell office:value-type="string">
            <text:p>002843</text:p>
          </table:table-cell>
          <table:table-cell office:value-type="string">
            <text:p>泰嘉股份</text:p>
          </table:table-cell>
          <table:table-cell office:value-type="string">
            <text:p>C 制造业</text:p>
          </table:table-cell>
          <table:table-cell office:value-type="string">
            <text:p>湖南泰嘉新材料科技股份有限公司</text:p>
          </table:table-cell>
          <table:table-cell office:value-type="string">
            <text:p>2017-01-20T00:00:00.000+08</text:p>
          </table:table-cell>
          <table:table-cell office:value-type="string">
            <text:p>湖南</text:p>
          </table:table-cell>
          <table:table-cell office:value-type="string">
            <text:p>长沙市</text:p>
          </table:table-cell>
          <table:table-cell office:value-type="string">
            <text:p>www.bichamp.com</text:p>
          </table:table-cell>
          <table:table-cell office:value-type="string">
            <text:p>湖南省长沙市望城经济技术开发区泰嘉路68号</text:p>
          </table:table-cell>
          <table:table-cell table:number-columns-repeated="2"/>
        </table:table-row>
        <table:table-row table:style-name="ro2">
          <table:table-cell office:value-type="string">
            <text:p>002845</text:p>
          </table:table-cell>
          <table:table-cell office:value-type="string">
            <text:p>同兴达</text:p>
          </table:table-cell>
          <table:table-cell office:value-type="string">
            <text:p>C 制造业</text:p>
          </table:table-cell>
          <table:table-cell office:value-type="string">
            <text:p>深圳同兴达科技股份有限公司</text:p>
          </table:table-cell>
          <table:table-cell office:value-type="string">
            <text:p>2017-01-25T00:00:00.000+08</text:p>
          </table:table-cell>
          <table:table-cell office:value-type="string">
            <text:p>广东</text:p>
          </table:table-cell>
          <table:table-cell office:value-type="string">
            <text:p>深圳市</text:p>
          </table:table-cell>
          <table:table-cell office:value-type="string">
            <text:p>www.txdkj.com</text:p>
          </table:table-cell>
          <table:table-cell office:value-type="string">
            <text:p>广东省深圳市龙华新区龙华街道工业东路利金城科技工业园3#厂房4楼</text:p>
          </table:table-cell>
          <table:table-cell table:number-columns-repeated="2"/>
        </table:table-row>
        <table:table-row table:style-name="ro2">
          <table:table-cell office:value-type="string">
            <text:p>002846</text:p>
          </table:table-cell>
          <table:table-cell office:value-type="string">
            <text:p>英联股份</text:p>
          </table:table-cell>
          <table:table-cell office:value-type="string">
            <text:p>C 制造业</text:p>
          </table:table-cell>
          <table:table-cell office:value-type="string">
            <text:p>广东英联包装股份有限公司</text:p>
          </table:table-cell>
          <table:table-cell office:value-type="string">
            <text:p>2017-02-07T00:00:00.000+08</text:p>
          </table:table-cell>
          <table:table-cell office:value-type="string">
            <text:p>广东</text:p>
          </table:table-cell>
          <table:table-cell office:value-type="string">
            <text:p>汕头市</text:p>
          </table:table-cell>
          <table:table-cell office:value-type="string">
            <text:p>www.enpackcorp.com</text:p>
          </table:table-cell>
          <table:table-cell office:value-type="string">
            <text:p>广东省汕头市濠江区达南路中段</text:p>
          </table:table-cell>
          <table:table-cell table:number-columns-repeated="2"/>
        </table:table-row>
        <table:table-row table:style-name="ro2">
          <table:table-cell office:value-type="string">
            <text:p>002847</text:p>
          </table:table-cell>
          <table:table-cell office:value-type="string">
            <text:p>盐津铺子</text:p>
          </table:table-cell>
          <table:table-cell office:value-type="string">
            <text:p>C 制造业</text:p>
          </table:table-cell>
          <table:table-cell office:value-type="string">
            <text:p>盐津铺子食品股份有限公司</text:p>
          </table:table-cell>
          <table:table-cell office:value-type="string">
            <text:p>2017-02-08T00:00:00.000+08</text:p>
          </table:table-cell>
          <table:table-cell office:value-type="string">
            <text:p>湖南</text:p>
          </table:table-cell>
          <table:table-cell office:value-type="string">
            <text:p>长沙市</text:p>
          </table:table-cell>
          <table:table-cell office:value-type="string">
            <text:p>www.yanjinpuzi.com</text:p>
          </table:table-cell>
          <table:table-cell office:value-type="string">
            <text:p>湖南省浏阳生物医药工业园</text:p>
          </table:table-cell>
          <table:table-cell table:number-columns-repeated="2"/>
        </table:table-row>
        <table:table-row table:style-name="ro2">
          <table:table-cell office:value-type="string">
            <text:p>002848</text:p>
          </table:table-cell>
          <table:table-cell office:value-type="string">
            <text:p>高斯贝尔</text:p>
          </table:table-cell>
          <table:table-cell office:value-type="string">
            <text:p>C 制造业</text:p>
          </table:table-cell>
          <table:table-cell office:value-type="string">
            <text:p>高斯贝尔数码科技股份有限公司</text:p>
          </table:table-cell>
          <table:table-cell office:value-type="string">
            <text:p>2017-02-13T00:00:00.000+08</text:p>
          </table:table-cell>
          <table:table-cell office:value-type="string">
            <text:p>湖南</text:p>
          </table:table-cell>
          <table:table-cell office:value-type="string">
            <text:p>郴州市</text:p>
          </table:table-cell>
          <table:table-cell office:value-type="string">
            <text:p>www.gospell.com</text:p>
          </table:table-cell>
          <table:table-cell office:value-type="string">
            <text:p>湖南省郴州市苏仙区观山洞街道高斯贝尔产业园</text:p>
          </table:table-cell>
          <table:table-cell table:number-columns-repeated="2"/>
        </table:table-row>
        <table:table-row table:style-name="ro2">
          <table:table-cell office:value-type="string">
            <text:p>002849</text:p>
          </table:table-cell>
          <table:table-cell office:value-type="string">
            <text:p>威星智能</text:p>
          </table:table-cell>
          <table:table-cell office:value-type="string">
            <text:p>C 制造业</text:p>
          </table:table-cell>
          <table:table-cell office:value-type="string">
            <text:p>浙江威星智能仪表股份有限公司</text:p>
          </table:table-cell>
          <table:table-cell office:value-type="string">
            <text:p>2017-02-17T00:00:00.000+08</text:p>
          </table:table-cell>
          <table:table-cell office:value-type="string">
            <text:p>浙江</text:p>
          </table:table-cell>
          <table:table-cell office:value-type="string">
            <text:p>杭州市</text:p>
          </table:table-cell>
          <table:table-cell office:value-type="string">
            <text:p>www.viewshine.cn</text:p>
          </table:table-cell>
          <table:table-cell office:value-type="string">
            <text:p>浙江省杭州市拱墅区莫干山路1418-41号6号楼（上城科技工业基地）</text:p>
          </table:table-cell>
          <table:table-cell table:number-columns-repeated="2"/>
        </table:table-row>
        <table:table-row table:style-name="ro2">
          <table:table-cell office:value-type="string">
            <text:p>002850</text:p>
          </table:table-cell>
          <table:table-cell office:value-type="string">
            <text:p>科达利</text:p>
          </table:table-cell>
          <table:table-cell office:value-type="string">
            <text:p>C 制造业</text:p>
          </table:table-cell>
          <table:table-cell office:value-type="string">
            <text:p>深圳市科达利实业股份有限公司</text:p>
          </table:table-cell>
          <table:table-cell office:value-type="string">
            <text:p>2017-03-02T00:00:00.000+08</text:p>
          </table:table-cell>
          <table:table-cell office:value-type="string">
            <text:p>广东</text:p>
          </table:table-cell>
          <table:table-cell office:value-type="string">
            <text:p>深圳市</text:p>
          </table:table-cell>
          <table:table-cell office:value-type="string">
            <text:p>www.kedali.com.cn</text:p>
          </table:table-cell>
          <table:table-cell office:value-type="string">
            <text:p>广东省深圳市宝安区大浪街道华兴路北侧中建工业区第一栋厂房三层</text:p>
          </table:table-cell>
          <table:table-cell table:number-columns-repeated="2"/>
        </table:table-row>
        <table:table-row table:style-name="ro2">
          <table:table-cell office:value-type="string">
            <text:p>002851</text:p>
          </table:table-cell>
          <table:table-cell office:value-type="string">
            <text:p>麦格米特</text:p>
          </table:table-cell>
          <table:table-cell office:value-type="string">
            <text:p>C 制造业</text:p>
          </table:table-cell>
          <table:table-cell office:value-type="string">
            <text:p>深圳麦格米特电气股份有限公司</text:p>
          </table:table-cell>
          <table:table-cell office:value-type="string">
            <text:p>2017-03-06T00:00:00.000+08</text:p>
          </table:table-cell>
          <table:table-cell office:value-type="string">
            <text:p>广东</text:p>
          </table:table-cell>
          <table:table-cell office:value-type="string">
            <text:p>深圳市</text:p>
          </table:table-cell>
          <table:table-cell office:value-type="string">
            <text:p>www.megmeet.com</text:p>
          </table:table-cell>
          <table:table-cell office:value-type="string">
            <text:p>广东省深圳市南山区高新区北区朗山路13号清华紫光科技园5层A、B、C501-503、D、E</text:p>
          </table:table-cell>
          <table:table-cell table:number-columns-repeated="2"/>
        </table:table-row>
        <table:table-row table:style-name="ro2">
          <table:table-cell office:value-type="string">
            <text:p>002852</text:p>
          </table:table-cell>
          <table:table-cell office:value-type="string">
            <text:p>道道全</text:p>
          </table:table-cell>
          <table:table-cell office:value-type="string">
            <text:p>C 制造业</text:p>
          </table:table-cell>
          <table:table-cell office:value-type="string">
            <text:p>道道全粮油股份有限公司</text:p>
          </table:table-cell>
          <table:table-cell office:value-type="string">
            <text:p>2017-03-10T00:00:00.000+08</text:p>
          </table:table-cell>
          <table:table-cell office:value-type="string">
            <text:p>湖南</text:p>
          </table:table-cell>
          <table:table-cell office:value-type="string">
            <text:p>岳阳市</text:p>
          </table:table-cell>
          <table:table-cell office:value-type="string">
            <text:p>www.ddqly.com</text:p>
          </table:table-cell>
          <table:table-cell office:value-type="string">
            <text:p>湖南省岳阳经济技术开发区营盘岭路113号</text:p>
          </table:table-cell>
          <table:table-cell table:number-columns-repeated="2"/>
        </table:table-row>
        <table:table-row table:style-name="ro2">
          <table:table-cell office:value-type="string">
            <text:p>002853</text:p>
          </table:table-cell>
          <table:table-cell office:value-type="string">
            <text:p>皮阿诺</text:p>
          </table:table-cell>
          <table:table-cell office:value-type="string">
            <text:p>C 制造业</text:p>
          </table:table-cell>
          <table:table-cell office:value-type="string">
            <text:p>广东皮阿诺科学艺术家居股份有限公司</text:p>
          </table:table-cell>
          <table:table-cell office:value-type="string">
            <text:p>2017-03-10T00:00:00.000+08</text:p>
          </table:table-cell>
          <table:table-cell office:value-type="string">
            <text:p>广东</text:p>
          </table:table-cell>
          <table:table-cell office:value-type="string">
            <text:p>中山市</text:p>
          </table:table-cell>
          <table:table-cell office:value-type="string">
            <text:p>www.pianor.com</text:p>
          </table:table-cell>
          <table:table-cell office:value-type="string">
            <text:p>广东省中山市阜沙镇上南村、中山市阜沙镇安华路2号之一</text:p>
          </table:table-cell>
          <table:table-cell table:number-columns-repeated="2"/>
        </table:table-row>
        <table:table-row table:style-name="ro2">
          <table:table-cell office:value-type="string">
            <text:p>002855</text:p>
          </table:table-cell>
          <table:table-cell office:value-type="string">
            <text:p>捷荣技术</text:p>
          </table:table-cell>
          <table:table-cell office:value-type="string">
            <text:p>C 制造业</text:p>
          </table:table-cell>
          <table:table-cell office:value-type="string">
            <text:p>东莞捷荣技术股份有限公司</text:p>
          </table:table-cell>
          <table:table-cell office:value-type="string">
            <text:p>2017-03-21T00:00:00.000+08</text:p>
          </table:table-cell>
          <table:table-cell office:value-type="string">
            <text:p>广东</text:p>
          </table:table-cell>
          <table:table-cell office:value-type="string">
            <text:p>东莞市</text:p>
          </table:table-cell>
          <table:table-cell office:value-type="string">
            <text:p>www.chitwing.com</text:p>
          </table:table-cell>
          <table:table-cell office:value-type="string">
            <text:p>广东省东莞市长安镇新安工业园</text:p>
          </table:table-cell>
          <table:table-cell table:number-columns-repeated="2"/>
        </table:table-row>
        <table:table-row table:style-name="ro2">
          <table:table-cell office:value-type="string">
            <text:p>002856</text:p>
          </table:table-cell>
          <table:table-cell office:value-type="string">
            <text:p>美芝股份</text:p>
          </table:table-cell>
          <table:table-cell office:value-type="string">
            <text:p>E 建筑业</text:p>
          </table:table-cell>
          <table:table-cell office:value-type="string">
            <text:p>深圳市美芝装饰设计工程股份有限公司</text:p>
          </table:table-cell>
          <table:table-cell office:value-type="string">
            <text:p>2017-03-20T00:00:00.000+08</text:p>
          </table:table-cell>
          <table:table-cell office:value-type="string">
            <text:p>广东</text:p>
          </table:table-cell>
          <table:table-cell office:value-type="string">
            <text:p>深圳市</text:p>
          </table:table-cell>
          <table:table-cell office:value-type="string">
            <text:p>www.szmeizhi.com</text:p>
          </table:table-cell>
          <table:table-cell office:value-type="string">
            <text:p>广东省深圳市福田区八卦四路科研楼7栋1-6层</text:p>
          </table:table-cell>
          <table:table-cell table:number-columns-repeated="2"/>
        </table:table-row>
        <table:table-row table:style-name="ro2">
          <table:table-cell office:value-type="string">
            <text:p>002857</text:p>
          </table:table-cell>
          <table:table-cell office:value-type="string">
            <text:p>三晖电气</text:p>
          </table:table-cell>
          <table:table-cell office:value-type="string">
            <text:p>C 制造业</text:p>
          </table:table-cell>
          <table:table-cell office:value-type="string">
            <text:p>郑州三晖电气股份有限公司</text:p>
          </table:table-cell>
          <table:table-cell office:value-type="string">
            <text:p>2017-03-23T00:00:00.000+08</text:p>
          </table:table-cell>
          <table:table-cell office:value-type="string">
            <text:p>河南</text:p>
          </table:table-cell>
          <table:table-cell office:value-type="string">
            <text:p>郑州市</text:p>
          </table:table-cell>
          <table:table-cell office:value-type="string">
            <text:p>www.cnsms.com</text:p>
          </table:table-cell>
          <table:table-cell office:value-type="string">
            <text:p>河南省郑州市经济技术开发区第五大街85号</text:p>
          </table:table-cell>
          <table:table-cell table:number-columns-repeated="2"/>
        </table:table-row>
        <table:table-row table:style-name="ro2">
          <table:table-cell office:value-type="string">
            <text:p>002858</text:p>
          </table:table-cell>
          <table:table-cell office:value-type="string">
            <text:p>力盛赛车</text:p>
          </table:table-cell>
          <table:table-cell office:value-type="string">
            <text:p>R 文化传播</text:p>
          </table:table-cell>
          <table:table-cell office:value-type="string">
            <text:p>上海力盛赛车文化股份有限公司</text:p>
          </table:table-cell>
          <table:table-cell office:value-type="string">
            <text:p>2017-03-24T00:00:00.000+08</text:p>
          </table:table-cell>
          <table:table-cell office:value-type="string">
            <text:p>上海</text:p>
          </table:table-cell>
          <table:table-cell office:value-type="string">
            <text:p>上海市</text:p>
          </table:table-cell>
          <table:table-cell office:value-type="string">
            <text:p>www.lsracing.cn</text:p>
          </table:table-cell>
          <table:table-cell office:value-type="string">
            <text:p>上海市松江区佘山镇沈砖公路3000号</text:p>
          </table:table-cell>
          <table:table-cell table:number-columns-repeated="2"/>
        </table:table-row>
        <table:table-row table:style-name="ro2">
          <table:table-cell office:value-type="string">
            <text:p>002859</text:p>
          </table:table-cell>
          <table:table-cell office:value-type="string">
            <text:p>洁美科技</text:p>
          </table:table-cell>
          <table:table-cell office:value-type="string">
            <text:p>C 制造业</text:p>
          </table:table-cell>
          <table:table-cell office:value-type="string">
            <text:p>浙江洁美电子科技股份有限公司</text:p>
          </table:table-cell>
          <table:table-cell office:value-type="string">
            <text:p>2017-04-07T00:00:00.000+08</text:p>
          </table:table-cell>
          <table:table-cell office:value-type="string">
            <text:p>浙江</text:p>
          </table:table-cell>
          <table:table-cell office:value-type="string">
            <text:p>湖州市</text:p>
          </table:table-cell>
          <table:table-cell office:value-type="string">
            <text:p>www.jmkj.com</text:p>
          </table:table-cell>
          <table:table-cell office:value-type="string">
            <text:p>浙江省安吉经济开发区阳光工业园区</text:p>
          </table:table-cell>
          <table:table-cell table:number-columns-repeated="2"/>
        </table:table-row>
        <table:table-row table:style-name="ro2">
          <table:table-cell office:value-type="string">
            <text:p>002860</text:p>
          </table:table-cell>
          <table:table-cell office:value-type="string">
            <text:p>星帅尔</text:p>
          </table:table-cell>
          <table:table-cell office:value-type="string">
            <text:p>C 制造业</text:p>
          </table:table-cell>
          <table:table-cell office:value-type="string">
            <text:p>杭州星帅尔电器股份有限公司</text:p>
          </table:table-cell>
          <table:table-cell office:value-type="string">
            <text:p>2017-04-12T00:00:00.000+08</text:p>
          </table:table-cell>
          <table:table-cell office:value-type="string">
            <text:p>浙江</text:p>
          </table:table-cell>
          <table:table-cell office:value-type="string">
            <text:p>杭州市</text:p>
          </table:table-cell>
          <table:table-cell office:value-type="string">
            <text:p>www.hzstarshuaier.com</text:p>
          </table:table-cell>
          <table:table-cell office:value-type="string">
            <text:p>浙江省杭州市富阳区受降镇祝家村交界岭99号（2、3、4、5幢）</text:p>
          </table:table-cell>
          <table:table-cell table:number-columns-repeated="2"/>
        </table:table-row>
        <table:table-row table:style-name="ro2">
          <table:table-cell office:value-type="string">
            <text:p>002861</text:p>
          </table:table-cell>
          <table:table-cell office:value-type="string">
            <text:p>瀛通通讯</text:p>
          </table:table-cell>
          <table:table-cell office:value-type="string">
            <text:p>C 制造业</text:p>
          </table:table-cell>
          <table:table-cell office:value-type="string">
            <text:p>湖北瀛通通讯线材股份有限公司</text:p>
          </table:table-cell>
          <table:table-cell office:value-type="string">
            <text:p>2017-04-13T00:00:00.000+08</text:p>
          </table:table-cell>
          <table:table-cell office:value-type="string">
            <text:p>湖北</text:p>
          </table:table-cell>
          <table:table-cell office:value-type="string">
            <text:p>咸宁市</text:p>
          </table:table-cell>
          <table:table-cell office:value-type="string">
            <text:p>www.yingtong-wire.com</text:p>
          </table:table-cell>
          <table:table-cell office:value-type="string">
            <text:p>湖北省通城县隽水镇经济开发区新塔社区</text:p>
          </table:table-cell>
          <table:table-cell table:number-columns-repeated="2"/>
        </table:table-row>
        <table:table-row table:style-name="ro2">
          <table:table-cell office:value-type="string">
            <text:p>002862</text:p>
          </table:table-cell>
          <table:table-cell office:value-type="string">
            <text:p>实丰文化</text:p>
          </table:table-cell>
          <table:table-cell office:value-type="string">
            <text:p>C 制造业</text:p>
          </table:table-cell>
          <table:table-cell office:value-type="string">
            <text:p>实丰文化发展股份有限公司</text:p>
          </table:table-cell>
          <table:table-cell office:value-type="string">
            <text:p>2017-04-11T00:00:00.000+08</text:p>
          </table:table-cell>
          <table:table-cell office:value-type="string">
            <text:p>广东</text:p>
          </table:table-cell>
          <table:table-cell office:value-type="string">
            <text:p>汕头市</text:p>
          </table:table-cell>
          <table:table-cell office:value-type="string">
            <text:p>www.sunfuntoys.com</text:p>
          </table:table-cell>
          <table:table-cell office:value-type="string">
            <text:p>广东省汕头市澄海区文冠路澄华工业区</text:p>
          </table:table-cell>
          <table:table-cell table:number-columns-repeated="2"/>
        </table:table-row>
        <table:table-row table:style-name="ro2">
          <table:table-cell office:value-type="string">
            <text:p>002863</text:p>
          </table:table-cell>
          <table:table-cell office:value-type="string">
            <text:p>今飞凯达</text:p>
          </table:table-cell>
          <table:table-cell office:value-type="string">
            <text:p>C 制造业</text:p>
          </table:table-cell>
          <table:table-cell office:value-type="string">
            <text:p>浙江今飞凯达轮毂股份有限公司</text:p>
          </table:table-cell>
          <table:table-cell office:value-type="string">
            <text:p>2017-04-18T00:00:00.000+08</text:p>
          </table:table-cell>
          <table:table-cell office:value-type="string">
            <text:p>浙江</text:p>
          </table:table-cell>
          <table:table-cell office:value-type="string">
            <text:p>金华市</text:p>
          </table:table-cell>
          <table:table-cell office:value-type="string">
            <text:p>www.jfkd.com.cn</text:p>
          </table:table-cell>
          <table:table-cell office:value-type="string">
            <text:p>浙江省金华市工业园区仙华南街800号</text:p>
          </table:table-cell>
          <table:table-cell table:number-columns-repeated="2"/>
        </table:table-row>
        <table:table-row table:style-name="ro2">
          <table:table-cell office:value-type="string">
            <text:p>002865</text:p>
          </table:table-cell>
          <table:table-cell office:value-type="string">
            <text:p>钧达股份</text:p>
          </table:table-cell>
          <table:table-cell office:value-type="string">
            <text:p>C 制造业</text:p>
          </table:table-cell>
          <table:table-cell office:value-type="string">
            <text:p>海南钧达汽车饰件股份有限公司</text:p>
          </table:table-cell>
          <table:table-cell office:value-type="string">
            <text:p>2017-04-25T00:00:00.000+08</text:p>
          </table:table-cell>
          <table:table-cell office:value-type="string">
            <text:p>海南</text:p>
          </table:table-cell>
          <table:table-cell office:value-type="string">
            <text:p>海口市</text:p>
          </table:table-cell>
          <table:table-cell office:value-type="string">
            <text:p>www.transimage.com</text:p>
          </table:table-cell>
          <table:table-cell office:value-type="string">
            <text:p>海南省海口市南海大道168号海口保税区内海南钧达大楼</text:p>
          </table:table-cell>
          <table:table-cell table:number-columns-repeated="2"/>
        </table:table-row>
        <table:table-row table:style-name="ro2">
          <table:table-cell office:value-type="string">
            <text:p>002866</text:p>
          </table:table-cell>
          <table:table-cell office:value-type="string">
            <text:p>传艺科技</text:p>
          </table:table-cell>
          <table:table-cell office:value-type="string">
            <text:p>C 制造业</text:p>
          </table:table-cell>
          <table:table-cell office:value-type="string">
            <text:p>江苏传艺科技股份有限公司</text:p>
          </table:table-cell>
          <table:table-cell office:value-type="string">
            <text:p>2017-04-26T00:00:00.000+08</text:p>
          </table:table-cell>
          <table:table-cell office:value-type="string">
            <text:p>江苏</text:p>
          </table:table-cell>
          <table:table-cell office:value-type="string">
            <text:p>扬州市</text:p>
          </table:table-cell>
          <table:table-cell office:value-type="string">
            <text:p>www.transimage.com</text:p>
          </table:table-cell>
          <table:table-cell office:value-type="string">
            <text:p>江苏省高邮市高邮经济开发区凌波路33号</text:p>
          </table:table-cell>
          <table:table-cell table:number-columns-repeated="2"/>
        </table:table-row>
        <table:table-row table:style-name="ro2">
          <table:table-cell office:value-type="string">
            <text:p>002867</text:p>
          </table:table-cell>
          <table:table-cell office:value-type="string">
            <text:p>周大生</text:p>
          </table:table-cell>
          <table:table-cell office:value-type="string">
            <text:p>F 批发零售</text:p>
          </table:table-cell>
          <table:table-cell office:value-type="string">
            <text:p>周大生珠宝股份有限公司</text:p>
          </table:table-cell>
          <table:table-cell office:value-type="string">
            <text:p>2017-04-27T00:00:00.000+08</text:p>
          </table:table-cell>
          <table:table-cell office:value-type="string">
            <text:p>广东</text:p>
          </table:table-cell>
          <table:table-cell office:value-type="string">
            <text:p>深圳市</text:p>
          </table:table-cell>
          <table:table-cell office:value-type="string">
            <text:p>www.chowtaiseng.com</text:p>
          </table:table-cell>
          <table:table-cell office:value-type="string">
            <text:p>广东省深圳市罗湖区文锦北路田贝花园裙楼商场叁层301</text:p>
          </table:table-cell>
          <table:table-cell table:number-columns-repeated="2"/>
        </table:table-row>
        <table:table-row table:style-name="ro2">
          <table:table-cell office:value-type="string">
            <text:p>002868</text:p>
          </table:table-cell>
          <table:table-cell office:value-type="string">
            <text:p>绿康生化</text:p>
          </table:table-cell>
          <table:table-cell office:value-type="string">
            <text:p>C 制造业</text:p>
          </table:table-cell>
          <table:table-cell office:value-type="string">
            <text:p>绿康生化股份有限公司</text:p>
          </table:table-cell>
          <table:table-cell office:value-type="string">
            <text:p>2017-05-03T00:00:00.000+08</text:p>
          </table:table-cell>
          <table:table-cell office:value-type="string">
            <text:p>福建</text:p>
          </table:table-cell>
          <table:table-cell office:value-type="string">
            <text:p>南平市</text:p>
          </table:table-cell>
          <table:table-cell office:value-type="string">
            <text:p>www.pclifecome.com</text:p>
          </table:table-cell>
          <table:table-cell office:value-type="string">
            <text:p>福建省浦城县南浦生态工业园区19号</text:p>
          </table:table-cell>
          <table:table-cell table:number-columns-repeated="2"/>
        </table:table-row>
        <table:table-row table:style-name="ro2">
          <table:table-cell office:value-type="string">
            <text:p>002869</text:p>
          </table:table-cell>
          <table:table-cell office:value-type="string">
            <text:p>金溢科技</text:p>
          </table:table-cell>
          <table:table-cell office:value-type="string">
            <text:p>C 制造业</text:p>
          </table:table-cell>
          <table:table-cell office:value-type="string">
            <text:p>深圳市金溢科技股份有限公司</text:p>
          </table:table-cell>
          <table:table-cell office:value-type="string">
            <text:p>2017-05-15T00:00:00.000+08</text:p>
          </table:table-cell>
          <table:table-cell office:value-type="string">
            <text:p>广东</text:p>
          </table:table-cell>
          <table:table-cell office:value-type="string">
            <text:p>深圳市</text:p>
          </table:table-cell>
          <table:table-cell office:value-type="string">
            <text:p>www.genvict.com</text:p>
          </table:table-cell>
          <table:table-cell office:value-type="string">
            <text:p>广东省深圳市南山区科苑路清华信息港研发楼A栋12层</text:p>
          </table:table-cell>
          <table:table-cell table:number-columns-repeated="2"/>
        </table:table-row>
        <table:table-row table:style-name="ro2">
          <table:table-cell office:value-type="string">
            <text:p>002870</text:p>
          </table:table-cell>
          <table:table-cell office:value-type="string">
            <text:p>香山股份</text:p>
          </table:table-cell>
          <table:table-cell office:value-type="string">
            <text:p>C 制造业</text:p>
          </table:table-cell>
          <table:table-cell office:value-type="string">
            <text:p>广东香山衡器集团股份有限公司</text:p>
          </table:table-cell>
          <table:table-cell office:value-type="string">
            <text:p>2017-05-15T00:00:00.000+08</text:p>
          </table:table-cell>
          <table:table-cell office:value-type="string">
            <text:p>广东</text:p>
          </table:table-cell>
          <table:table-cell office:value-type="string">
            <text:p>中山市</text:p>
          </table:table-cell>
          <table:table-cell office:value-type="string">
            <text:p>www.camry.com.cn</text:p>
          </table:table-cell>
          <table:table-cell office:value-type="string">
            <text:p>广东省中山市东区起湾道东侧白沙湾工业园区</text:p>
          </table:table-cell>
          <table:table-cell table:number-columns-repeated="2"/>
        </table:table-row>
        <table:table-row table:style-name="ro2">
          <table:table-cell office:value-type="string">
            <text:p>002871</text:p>
          </table:table-cell>
          <table:table-cell office:value-type="string">
            <text:p>伟隆股份</text:p>
          </table:table-cell>
          <table:table-cell office:value-type="string">
            <text:p>C 制造业</text:p>
          </table:table-cell>
          <table:table-cell office:value-type="string">
            <text:p>青岛伟隆阀门股份有限公司</text:p>
          </table:table-cell>
          <table:table-cell office:value-type="string">
            <text:p>2017-05-11T00:00:00.000+08</text:p>
          </table:table-cell>
          <table:table-cell office:value-type="string">
            <text:p>山东</text:p>
          </table:table-cell>
          <table:table-cell office:value-type="string">
            <text:p>青岛市</text:p>
          </table:table-cell>
          <table:table-cell office:value-type="string">
            <text:p>www.weilongvalve.com</text:p>
          </table:table-cell>
          <table:table-cell office:value-type="string">
            <text:p>山东省青岛即墨市蓝村镇兴和路45号</text:p>
          </table:table-cell>
          <table:table-cell table:number-columns-repeated="2"/>
        </table:table-row>
        <table:table-row table:style-name="ro2">
          <table:table-cell office:value-type="string">
            <text:p>002872</text:p>
          </table:table-cell>
          <table:table-cell office:value-type="string">
            <text:p>天圣制药</text:p>
          </table:table-cell>
          <table:table-cell office:value-type="string">
            <text:p>F 批发零售</text:p>
          </table:table-cell>
          <table:table-cell office:value-type="string">
            <text:p>天圣制药集团股份有限公司</text:p>
          </table:table-cell>
          <table:table-cell office:value-type="string">
            <text:p>2017-05-19T00:00:00.000+08</text:p>
          </table:table-cell>
          <table:table-cell office:value-type="string">
            <text:p>重庆</text:p>
          </table:table-cell>
          <table:table-cell office:value-type="string">
            <text:p>重庆市</text:p>
          </table:table-cell>
          <table:table-cell office:value-type="string">
            <text:p>www.tszy.com.cn</text:p>
          </table:table-cell>
          <table:table-cell office:value-type="string">
            <text:p>重庆市朝阳工业园区（垫江桂溪）</text:p>
          </table:table-cell>
          <table:table-cell table:number-columns-repeated="2"/>
        </table:table-row>
        <table:table-row table:style-name="ro2">
          <table:table-cell office:value-type="string">
            <text:p>002873</text:p>
          </table:table-cell>
          <table:table-cell office:value-type="string">
            <text:p>新天药业</text:p>
          </table:table-cell>
          <table:table-cell office:value-type="string">
            <text:p>C 制造业</text:p>
          </table:table-cell>
          <table:table-cell office:value-type="string">
            <text:p>贵阳新天药业股份有限公司</text:p>
          </table:table-cell>
          <table:table-cell office:value-type="string">
            <text:p>2017-05-19T00:00:00.000+08</text:p>
          </table:table-cell>
          <table:table-cell office:value-type="string">
            <text:p>贵州</text:p>
          </table:table-cell>
          <table:table-cell office:value-type="string">
            <text:p>贵阳市</text:p>
          </table:table-cell>
          <table:table-cell office:value-type="string">
            <text:p>www.gyxtyy.com</text:p>
          </table:table-cell>
          <table:table-cell office:value-type="string">
            <text:p>贵州省贵阳国家高新技术产业开发区新添大道114号</text:p>
          </table:table-cell>
          <table:table-cell table:number-columns-repeated="2"/>
        </table:table-row>
        <table:table-row table:style-name="ro2">
          <table:table-cell office:value-type="string">
            <text:p>002875</text:p>
          </table:table-cell>
          <table:table-cell office:value-type="string">
            <text:p>安奈儿</text:p>
          </table:table-cell>
          <table:table-cell office:value-type="string">
            <text:p>C 制造业</text:p>
          </table:table-cell>
          <table:table-cell office:value-type="string">
            <text:p>深圳市安奈儿股份有限公司</text:p>
          </table:table-cell>
          <table:table-cell office:value-type="string">
            <text:p>2017-06-01T00:00:00.000+08</text:p>
          </table:table-cell>
          <table:table-cell office:value-type="string">
            <text:p>广东</text:p>
          </table:table-cell>
          <table:table-cell office:value-type="string">
            <text:p>深圳市</text:p>
          </table:table-cell>
          <table:table-cell office:value-type="string">
            <text:p>www.annil.com</text:p>
          </table:table-cell>
          <table:table-cell office:value-type="string">
            <text:p>广东省深圳市龙岗区坂田街道雪岗路2018号天安云谷产业园一期3栋A座13-17楼</text:p>
          </table:table-cell>
          <table:table-cell table:number-columns-repeated="2"/>
        </table:table-row>
        <table:table-row table:style-name="ro2">
          <table:table-cell office:value-type="string">
            <text:p>002876</text:p>
          </table:table-cell>
          <table:table-cell office:value-type="string">
            <text:p>三利谱</text:p>
          </table:table-cell>
          <table:table-cell office:value-type="string">
            <text:p>C 制造业</text:p>
          </table:table-cell>
          <table:table-cell office:value-type="string">
            <text:p>深圳市三利谱光电科技股份有限公司</text:p>
          </table:table-cell>
          <table:table-cell office:value-type="string">
            <text:p>2017-05-25T00:00:00.000+08</text:p>
          </table:table-cell>
          <table:table-cell office:value-type="string">
            <text:p>广东</text:p>
          </table:table-cell>
          <table:table-cell office:value-type="string">
            <text:p>深圳市</text:p>
          </table:table-cell>
          <table:table-cell office:value-type="string">
            <text:p>www.sunnypol.com</text:p>
          </table:table-cell>
          <table:table-cell office:value-type="string">
            <text:p>广东省深圳市光明新区公明办事处楼村社区第二工业区同富一路5号第1-9栋</text:p>
          </table:table-cell>
          <table:table-cell table:number-columns-repeated="2"/>
        </table:table-row>
        <table:table-row table:style-name="ro2">
          <table:table-cell office:value-type="string">
            <text:p>002877</text:p>
          </table:table-cell>
          <table:table-cell office:value-type="string">
            <text:p>智能自控</text:p>
          </table:table-cell>
          <table:table-cell office:value-type="string">
            <text:p>C 制造业</text:p>
          </table:table-cell>
          <table:table-cell office:value-type="string">
            <text:p>无锡智能自控工程股份有限公司</text:p>
          </table:table-cell>
          <table:table-cell office:value-type="string">
            <text:p>2017-06-05T00:00:00.000+08</text:p>
          </table:table-cell>
          <table:table-cell office:value-type="string">
            <text:p>江苏</text:p>
          </table:table-cell>
          <table:table-cell office:value-type="string">
            <text:p>无锡市</text:p>
          </table:table-cell>
          <table:table-cell office:value-type="string">
            <text:p>www.wuxismart.com</text:p>
          </table:table-cell>
          <table:table-cell office:value-type="string">
            <text:p>江苏省无锡市锡达路258号</text:p>
          </table:table-cell>
          <table:table-cell table:number-columns-repeated="2"/>
        </table:table-row>
        <table:table-row table:style-name="ro2">
          <table:table-cell office:value-type="string">
            <text:p>002878</text:p>
          </table:table-cell>
          <table:table-cell office:value-type="string">
            <text:p>元隆雅图</text:p>
          </table:table-cell>
          <table:table-cell office:value-type="string">
            <text:p>L 商务服务</text:p>
          </table:table-cell>
          <table:table-cell office:value-type="string">
            <text:p>北京元隆雅图文化传播股份有限公司</text:p>
          </table:table-cell>
          <table:table-cell office:value-type="string">
            <text:p>2017-06-06T00:00:00.000+08</text:p>
          </table:table-cell>
          <table:table-cell office:value-type="string">
            <text:p>北京</text:p>
          </table:table-cell>
          <table:table-cell office:value-type="string">
            <text:p>北京市</text:p>
          </table:table-cell>
          <table:table-cell office:value-type="string">
            <text:p>www.ylyato.com</text:p>
          </table:table-cell>
          <table:table-cell office:value-type="string">
            <text:p>北京市西城区平原里21号楼5层A606</text:p>
          </table:table-cell>
          <table:table-cell table:number-columns-repeated="2"/>
        </table:table-row>
        <table:table-row table:style-name="ro2">
          <table:table-cell office:value-type="string">
            <text:p>002880</text:p>
          </table:table-cell>
          <table:table-cell office:value-type="string">
            <text:p>卫光生物</text:p>
          </table:table-cell>
          <table:table-cell office:value-type="string">
            <text:p>C 制造业</text:p>
          </table:table-cell>
          <table:table-cell office:value-type="string">
            <text:p>深圳市卫光生物制品股份有限公司</text:p>
          </table:table-cell>
          <table:table-cell office:value-type="string">
            <text:p>2017-06-16T00:00:00.000+08</text:p>
          </table:table-cell>
          <table:table-cell office:value-type="string">
            <text:p>广东</text:p>
          </table:table-cell>
          <table:table-cell office:value-type="string">
            <text:p>深圳市</text:p>
          </table:table-cell>
          <table:table-cell office:value-type="string">
            <text:p>www.szwg.com</text:p>
          </table:table-cell>
          <table:table-cell office:value-type="string">
            <text:p>广东省深圳市光明新区光明街道光侨大道3402号</text:p>
          </table:table-cell>
          <table:table-cell table:number-columns-repeated="2"/>
        </table:table-row>
        <table:table-row table:style-name="ro2">
          <table:table-cell office:value-type="string">
            <text:p>300001</text:p>
          </table:table-cell>
          <table:table-cell office:value-type="string">
            <text:p>特锐德</text:p>
          </table:table-cell>
          <table:table-cell office:value-type="string">
            <text:p>C 制造业</text:p>
          </table:table-cell>
          <table:table-cell office:value-type="string">
            <text:p>青岛特锐德电气股份有限公司</text:p>
          </table:table-cell>
          <table:table-cell office:value-type="string">
            <text:p>2009-10-30T00:00:00.000+08</text:p>
          </table:table-cell>
          <table:table-cell office:value-type="string">
            <text:p>山东</text:p>
          </table:table-cell>
          <table:table-cell office:value-type="string">
            <text:p>青岛市</text:p>
          </table:table-cell>
          <table:table-cell office:value-type="string">
            <text:p>www.qdtgood.com</text:p>
          </table:table-cell>
          <table:table-cell office:value-type="string">
            <text:p>山东省青岛市崂山区松岭路336号</text:p>
          </table:table-cell>
          <table:table-cell table:number-columns-repeated="2"/>
        </table:table-row>
        <table:table-row table:style-name="ro2">
          <table:table-cell office:value-type="string">
            <text:p>300002</text:p>
          </table:table-cell>
          <table:table-cell office:value-type="string">
            <text:p>神州泰岳</text:p>
          </table:table-cell>
          <table:table-cell office:value-type="string">
            <text:p>I 信息技术</text:p>
          </table:table-cell>
          <table:table-cell office:value-type="string">
            <text:p>北京神州泰岳软件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ultrapower.com.cn</text:p>
          </table:table-cell>
          <table:table-cell office:value-type="string">
            <text:p>北京市海淀区万泉庄路28号万柳新贵大厦A座6层601室</text:p>
          </table:table-cell>
          <table:table-cell table:number-columns-repeated="2"/>
        </table:table-row>
        <table:table-row table:style-name="ro2">
          <table:table-cell office:value-type="string">
            <text:p>300003</text:p>
          </table:table-cell>
          <table:table-cell office:value-type="string">
            <text:p>乐普医疗</text:p>
          </table:table-cell>
          <table:table-cell office:value-type="string">
            <text:p>C 制造业</text:p>
          </table:table-cell>
          <table:table-cell office:value-type="string">
            <text:p>乐普（北京）医疗器械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lepumedical.com</text:p>
          </table:table-cell>
          <table:table-cell office:value-type="string">
            <text:p>北京市昌平区超前路37号</text:p>
          </table:table-cell>
          <table:table-cell table:number-columns-repeated="2"/>
        </table:table-row>
        <table:table-row table:style-name="ro2">
          <table:table-cell office:value-type="string">
            <text:p>300004</text:p>
          </table:table-cell>
          <table:table-cell office:value-type="string">
            <text:p>南风股份</text:p>
          </table:table-cell>
          <table:table-cell office:value-type="string">
            <text:p>C 制造业</text:p>
          </table:table-cell>
          <table:table-cell office:value-type="string">
            <text:p>南方风机股份有限公司</text:p>
          </table:table-cell>
          <table:table-cell office:value-type="string">
            <text:p>2009-10-30T00:00:00.000+08</text:p>
          </table:table-cell>
          <table:table-cell office:value-type="string">
            <text:p>广东</text:p>
          </table:table-cell>
          <table:table-cell office:value-type="string">
            <text:p>佛山市</text:p>
          </table:table-cell>
          <table:table-cell office:value-type="string">
            <text:p>www.ntfan.com</text:p>
          </table:table-cell>
          <table:table-cell office:value-type="string">
            <text:p>广东省佛山市南海区小塘三环西路(狮南段)31号</text:p>
          </table:table-cell>
          <table:table-cell table:number-columns-repeated="2"/>
        </table:table-row>
        <table:table-row table:style-name="ro2">
          <table:table-cell office:value-type="string">
            <text:p>300005</text:p>
          </table:table-cell>
          <table:table-cell office:value-type="string">
            <text:p>探路者</text:p>
          </table:table-cell>
          <table:table-cell office:value-type="string">
            <text:p>C 制造业</text:p>
          </table:table-cell>
          <table:table-cell office:value-type="string">
            <text:p>探路者控股集团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toread.com.cn</text:p>
          </table:table-cell>
          <table:table-cell office:value-type="string">
            <text:p>北京市昌平区科技园区永安路26号609-06</text:p>
          </table:table-cell>
          <table:table-cell table:number-columns-repeated="2"/>
        </table:table-row>
        <table:table-row table:style-name="ro2">
          <table:table-cell office:value-type="string">
            <text:p>300006</text:p>
          </table:table-cell>
          <table:table-cell office:value-type="string">
            <text:p>莱美药业</text:p>
          </table:table-cell>
          <table:table-cell office:value-type="string">
            <text:p>C 制造业</text:p>
          </table:table-cell>
          <table:table-cell office:value-type="string">
            <text:p>重庆莱美药业股份有限公司</text:p>
          </table:table-cell>
          <table:table-cell office:value-type="string">
            <text:p>2009-10-30T00:00:00.000+08</text:p>
          </table:table-cell>
          <table:table-cell office:value-type="string">
            <text:p>重庆</text:p>
          </table:table-cell>
          <table:table-cell office:value-type="string">
            <text:p>重庆市</text:p>
          </table:table-cell>
          <table:table-cell office:value-type="string">
            <text:p>www.cqlummy.com</text:p>
          </table:table-cell>
          <table:table-cell office:value-type="string">
            <text:p>重庆市南岸区玉马路99号</text:p>
          </table:table-cell>
          <table:table-cell table:number-columns-repeated="2"/>
        </table:table-row>
        <table:table-row table:style-name="ro2">
          <table:table-cell office:value-type="string">
            <text:p>300007</text:p>
          </table:table-cell>
          <table:table-cell office:value-type="string">
            <text:p>汉威电子</text:p>
          </table:table-cell>
          <table:table-cell office:value-type="string">
            <text:p>C 制造业</text:p>
          </table:table-cell>
          <table:table-cell office:value-type="string">
            <text:p>河南汉威电子股份有限公司</text:p>
          </table:table-cell>
          <table:table-cell office:value-type="string">
            <text:p>2009-10-30T00:00:00.000+08</text:p>
          </table:table-cell>
          <table:table-cell office:value-type="string">
            <text:p>河南</text:p>
          </table:table-cell>
          <table:table-cell office:value-type="string">
            <text:p>郑州市</text:p>
          </table:table-cell>
          <table:table-cell office:value-type="string">
            <text:p>www.hwsensor.com</text:p>
          </table:table-cell>
          <table:table-cell office:value-type="string">
            <text:p>河南省郑州高新技术开发区雪松路169号</text:p>
          </table:table-cell>
          <table:table-cell table:number-columns-repeated="2"/>
        </table:table-row>
        <table:table-row table:style-name="ro2">
          <table:table-cell office:value-type="string">
            <text:p>300008</text:p>
          </table:table-cell>
          <table:table-cell office:value-type="string">
            <text:p>天海防务</text:p>
          </table:table-cell>
          <table:table-cell office:value-type="string">
            <text:p>M 科研服务</text:p>
          </table:table-cell>
          <table:table-cell office:value-type="string">
            <text:p>天海融合防务装备技术股份有限公司</text:p>
          </table:table-cell>
          <table:table-cell office:value-type="string">
            <text:p>2009-10-30T00:00:00.000+08</text:p>
          </table:table-cell>
          <table:table-cell office:value-type="string">
            <text:p>上海</text:p>
          </table:table-cell>
          <table:table-cell office:value-type="string">
            <text:p>上海市</text:p>
          </table:table-cell>
          <table:table-cell office:value-type="string">
            <text:p>www.bestwaysh.com</text:p>
          </table:table-cell>
          <table:table-cell office:value-type="string">
            <text:p>上海市松江区莘砖公路518号10幢8层</text:p>
          </table:table-cell>
          <table:table-cell table:number-columns-repeated="2"/>
        </table:table-row>
        <table:table-row table:style-name="ro2">
          <table:table-cell office:value-type="string">
            <text:p>300009</text:p>
          </table:table-cell>
          <table:table-cell office:value-type="string">
            <text:p>安科生物</text:p>
          </table:table-cell>
          <table:table-cell office:value-type="string">
            <text:p>C 制造业</text:p>
          </table:table-cell>
          <table:table-cell office:value-type="string">
            <text:p>安徽安科生物工程(集团)股份有限公司</text:p>
          </table:table-cell>
          <table:table-cell office:value-type="string">
            <text:p>2009-10-30T00:00:00.000+08</text:p>
          </table:table-cell>
          <table:table-cell office:value-type="string">
            <text:p>安徽</text:p>
          </table:table-cell>
          <table:table-cell office:value-type="string">
            <text:p>合肥市</text:p>
          </table:table-cell>
          <table:table-cell office:value-type="string">
            <text:p>www.ankebio.com</text:p>
          </table:table-cell>
          <table:table-cell office:value-type="string">
            <text:p>安徽省合肥市长江西路669号高新区海关路K-1</text:p>
          </table:table-cell>
          <table:table-cell table:number-columns-repeated="2"/>
        </table:table-row>
        <table:table-row table:style-name="ro2">
          <table:table-cell office:value-type="string">
            <text:p>300010</text:p>
          </table:table-cell>
          <table:table-cell office:value-type="string">
            <text:p>立思辰</text:p>
          </table:table-cell>
          <table:table-cell office:value-type="string">
            <text:p>I 信息技术</text:p>
          </table:table-cell>
          <table:table-cell office:value-type="string">
            <text:p>北京立思辰科技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lanxum.com</text:p>
          </table:table-cell>
          <table:table-cell office:value-type="string">
            <text:p>北京市门头沟区石龙南路6号1幢6-206室</text:p>
          </table:table-cell>
          <table:table-cell table:number-columns-repeated="2"/>
        </table:table-row>
        <table:table-row table:style-name="ro2">
          <table:table-cell office:value-type="string">
            <text:p>300011</text:p>
          </table:table-cell>
          <table:table-cell office:value-type="string">
            <text:p>鼎汉技术</text:p>
          </table:table-cell>
          <table:table-cell office:value-type="string">
            <text:p>C 制造业</text:p>
          </table:table-cell>
          <table:table-cell office:value-type="string">
            <text:p>北京鼎汉技术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dinghantech.com</text:p>
          </table:table-cell>
          <table:table-cell office:value-type="string">
            <text:p>北京市丰台区南四环西路188号十八区2号楼（园区）</text:p>
          </table:table-cell>
          <table:table-cell table:number-columns-repeated="2"/>
        </table:table-row>
        <table:table-row table:style-name="ro2">
          <table:table-cell office:value-type="string">
            <text:p>300012</text:p>
          </table:table-cell>
          <table:table-cell office:value-type="string">
            <text:p>华测检测</text:p>
          </table:table-cell>
          <table:table-cell office:value-type="string">
            <text:p>M 科研服务</text:p>
          </table:table-cell>
          <table:table-cell office:value-type="string">
            <text:p>华测检测认证集团股份有限公司</text:p>
          </table:table-cell>
          <table:table-cell office:value-type="string">
            <text:p>2009-10-30T00:00:00.000+08</text:p>
          </table:table-cell>
          <table:table-cell office:value-type="string">
            <text:p>广东</text:p>
          </table:table-cell>
          <table:table-cell office:value-type="string">
            <text:p>深圳市</text:p>
          </table:table-cell>
          <table:table-cell office:value-type="string">
            <text:p>www.cti-cert.com</text:p>
          </table:table-cell>
          <table:table-cell office:value-type="string">
            <text:p>广东省深圳市宝安区70区留仙三路6号鸿威工业园C栋厂房1楼</text:p>
          </table:table-cell>
          <table:table-cell table:number-columns-repeated="2"/>
        </table:table-row>
        <table:table-row table:style-name="ro2">
          <table:table-cell office:value-type="string">
            <text:p>300013</text:p>
          </table:table-cell>
          <table:table-cell office:value-type="string">
            <text:p>新宁物流</text:p>
          </table:table-cell>
          <table:table-cell office:value-type="string">
            <text:p>G 运输仓储</text:p>
          </table:table-cell>
          <table:table-cell office:value-type="string">
            <text:p>江苏新宁现代物流股份有限公司</text:p>
          </table:table-cell>
          <table:table-cell office:value-type="string">
            <text:p>2009-10-30T00:00:00.000+08</text:p>
          </table:table-cell>
          <table:table-cell office:value-type="string">
            <text:p>江苏</text:p>
          </table:table-cell>
          <table:table-cell office:value-type="string">
            <text:p>苏州市</text:p>
          </table:table-cell>
          <table:table-cell office:value-type="string">
            <text:p>www.xinning.com.cn</text:p>
          </table:table-cell>
          <table:table-cell office:value-type="string">
            <text:p>江苏省昆山市张浦镇阳光西路760号</text:p>
          </table:table-cell>
          <table:table-cell table:number-columns-repeated="2"/>
        </table:table-row>
        <table:table-row table:style-name="ro2">
          <table:table-cell office:value-type="string">
            <text:p>300014</text:p>
          </table:table-cell>
          <table:table-cell office:value-type="string">
            <text:p>亿纬锂能</text:p>
          </table:table-cell>
          <table:table-cell office:value-type="string">
            <text:p>C 制造业</text:p>
          </table:table-cell>
          <table:table-cell office:value-type="string">
            <text:p>惠州亿纬锂能股份有限公司</text:p>
          </table:table-cell>
          <table:table-cell office:value-type="string">
            <text:p>2009-10-30T00:00:00.000+08</text:p>
          </table:table-cell>
          <table:table-cell office:value-type="string">
            <text:p>广东</text:p>
          </table:table-cell>
          <table:table-cell office:value-type="string">
            <text:p>惠州市</text:p>
          </table:table-cell>
          <table:table-cell office:value-type="string">
            <text:p>www.evebattery.com</text:p>
          </table:table-cell>
          <table:table-cell office:value-type="string">
            <text:p>广东省惠州市仲恺高新区惠风七路36号</text:p>
          </table:table-cell>
          <table:table-cell table:number-columns-repeated="2"/>
        </table:table-row>
        <table:table-row table:style-name="ro2">
          <table:table-cell office:value-type="string">
            <text:p>300015</text:p>
          </table:table-cell>
          <table:table-cell office:value-type="string">
            <text:p>爱尔眼科</text:p>
          </table:table-cell>
          <table:table-cell office:value-type="string">
            <text:p>Q 卫生</text:p>
          </table:table-cell>
          <table:table-cell office:value-type="string">
            <text:p>爱尔眼科医院集团股份有限公司</text:p>
          </table:table-cell>
          <table:table-cell office:value-type="string">
            <text:p>2009-10-30T00:00:00.000+08</text:p>
          </table:table-cell>
          <table:table-cell office:value-type="string">
            <text:p>湖南</text:p>
          </table:table-cell>
          <table:table-cell office:value-type="string">
            <text:p>长沙市</text:p>
          </table:table-cell>
          <table:table-cell office:value-type="string">
            <text:p>www.aierchina.com</text:p>
          </table:table-cell>
          <table:table-cell office:value-type="string">
            <text:p>湖南省长沙市芙蓉区长冲路99号隆平高科技园省科研成果转化中心一楼</text:p>
          </table:table-cell>
          <table:table-cell table:number-columns-repeated="2"/>
        </table:table-row>
        <table:table-row table:style-name="ro2">
          <table:table-cell office:value-type="string">
            <text:p>300016</text:p>
          </table:table-cell>
          <table:table-cell office:value-type="string">
            <text:p>北陆药业</text:p>
          </table:table-cell>
          <table:table-cell office:value-type="string">
            <text:p>C 制造业</text:p>
          </table:table-cell>
          <table:table-cell office:value-type="string">
            <text:p>北京北陆药业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beilu.com.cn</text:p>
          </table:table-cell>
          <table:table-cell office:value-type="string">
            <text:p>北京市密云区水源西路3号</text:p>
          </table:table-cell>
          <table:table-cell table:number-columns-repeated="2"/>
        </table:table-row>
        <table:table-row table:style-name="ro2">
          <table:table-cell office:value-type="string">
            <text:p>300017</text:p>
          </table:table-cell>
          <table:table-cell office:value-type="string">
            <text:p>网宿科技</text:p>
          </table:table-cell>
          <table:table-cell office:value-type="string">
            <text:p>I 信息技术</text:p>
          </table:table-cell>
          <table:table-cell office:value-type="string">
            <text:p>网宿科技股份有限公司</text:p>
          </table:table-cell>
          <table:table-cell office:value-type="string">
            <text:p>2009-10-30T00:00:00.000+08</text:p>
          </table:table-cell>
          <table:table-cell office:value-type="string">
            <text:p>上海</text:p>
          </table:table-cell>
          <table:table-cell office:value-type="string">
            <text:p>上海市</text:p>
          </table:table-cell>
          <table:table-cell office:value-type="string">
            <text:p>www.chinanetcenter.com</text:p>
          </table:table-cell>
          <table:table-cell office:value-type="string">
            <text:p>上海嘉定环城路200号</text:p>
          </table:table-cell>
          <table:table-cell table:number-columns-repeated="2"/>
        </table:table-row>
        <table:table-row table:style-name="ro2">
          <table:table-cell office:value-type="string">
            <text:p>300018</text:p>
          </table:table-cell>
          <table:table-cell office:value-type="string">
            <text:p>中元股份</text:p>
          </table:table-cell>
          <table:table-cell office:value-type="string">
            <text:p>C 制造业</text:p>
          </table:table-cell>
          <table:table-cell office:value-type="string">
            <text:p>武汉中元华电科技股份有限公司</text:p>
          </table:table-cell>
          <table:table-cell office:value-type="string">
            <text:p>2009-10-30T00:00:00.000+08</text:p>
          </table:table-cell>
          <table:table-cell office:value-type="string">
            <text:p>湖北</text:p>
          </table:table-cell>
          <table:table-cell office:value-type="string">
            <text:p>武汉市</text:p>
          </table:table-cell>
          <table:table-cell office:value-type="string">
            <text:p>www.zyhd.com.cn</text:p>
          </table:table-cell>
          <table:table-cell office:value-type="string">
            <text:p>湖北省武汉东湖新技术开发区华中科技大学科技园六路6号</text:p>
          </table:table-cell>
          <table:table-cell table:number-columns-repeated="2"/>
        </table:table-row>
        <table:table-row table:style-name="ro2">
          <table:table-cell office:value-type="string">
            <text:p>300019</text:p>
          </table:table-cell>
          <table:table-cell office:value-type="string">
            <text:p>硅宝科技</text:p>
          </table:table-cell>
          <table:table-cell office:value-type="string">
            <text:p>C 制造业</text:p>
          </table:table-cell>
          <table:table-cell office:value-type="string">
            <text:p>成都硅宝科技股份有限公司</text:p>
          </table:table-cell>
          <table:table-cell office:value-type="string">
            <text:p>2009-10-30T00:00:00.000+08</text:p>
          </table:table-cell>
          <table:table-cell office:value-type="string">
            <text:p>四川</text:p>
          </table:table-cell>
          <table:table-cell office:value-type="string">
            <text:p>成都市</text:p>
          </table:table-cell>
          <table:table-cell office:value-type="string">
            <text:p>www.cnguibao.com</text:p>
          </table:table-cell>
          <table:table-cell office:value-type="string">
            <text:p>四川省成都高新区新园大道16号</text:p>
          </table:table-cell>
          <table:table-cell table:number-columns-repeated="2"/>
        </table:table-row>
        <table:table-row table:style-name="ro2">
          <table:table-cell office:value-type="string">
            <text:p>300020</text:p>
          </table:table-cell>
          <table:table-cell office:value-type="string">
            <text:p>银江股份</text:p>
          </table:table-cell>
          <table:table-cell office:value-type="string">
            <text:p>I 信息技术</text:p>
          </table:table-cell>
          <table:table-cell office:value-type="string">
            <text:p>银江股份有限公司</text:p>
          </table:table-cell>
          <table:table-cell office:value-type="string">
            <text:p>2009-10-30T00:00:00.000+08</text:p>
          </table:table-cell>
          <table:table-cell office:value-type="string">
            <text:p>浙江</text:p>
          </table:table-cell>
          <table:table-cell office:value-type="string">
            <text:p>杭州市</text:p>
          </table:table-cell>
          <table:table-cell office:value-type="string">
            <text:p>www.enjoyor.net</text:p>
          </table:table-cell>
          <table:table-cell office:value-type="string">
            <text:p>浙江省杭州市益乐路223号1幢1层</text:p>
          </table:table-cell>
          <table:table-cell table:number-columns-repeated="2"/>
        </table:table-row>
        <table:table-row table:style-name="ro2">
          <table:table-cell office:value-type="string">
            <text:p>300021</text:p>
          </table:table-cell>
          <table:table-cell office:value-type="string">
            <text:p>大禹节水</text:p>
          </table:table-cell>
          <table:table-cell office:value-type="string">
            <text:p>C 制造业</text:p>
          </table:table-cell>
          <table:table-cell office:value-type="string">
            <text:p>大禹节水集团股份有限公司</text:p>
          </table:table-cell>
          <table:table-cell office:value-type="string">
            <text:p>2009-10-30T00:00:00.000+08</text:p>
          </table:table-cell>
          <table:table-cell office:value-type="string">
            <text:p>甘肃</text:p>
          </table:table-cell>
          <table:table-cell office:value-type="string">
            <text:p>酒泉市</text:p>
          </table:table-cell>
          <table:table-cell office:value-type="string">
            <text:p>www.gsdyjsgs.com</text:p>
          </table:table-cell>
          <table:table-cell office:value-type="string">
            <text:p>甘肃省酒泉市解放路290号</text:p>
          </table:table-cell>
          <table:table-cell table:number-columns-repeated="2"/>
        </table:table-row>
        <table:table-row table:style-name="ro2">
          <table:table-cell office:value-type="string">
            <text:p>300022</text:p>
          </table:table-cell>
          <table:table-cell office:value-type="string">
            <text:p>吉峰农机</text:p>
          </table:table-cell>
          <table:table-cell office:value-type="string">
            <text:p>F 批发零售</text:p>
          </table:table-cell>
          <table:table-cell office:value-type="string">
            <text:p>吉峰农机连锁股份有限公司</text:p>
          </table:table-cell>
          <table:table-cell office:value-type="string">
            <text:p>2009-10-30T00:00:00.000+08</text:p>
          </table:table-cell>
          <table:table-cell office:value-type="string">
            <text:p>四川</text:p>
          </table:table-cell>
          <table:table-cell office:value-type="string">
            <text:p>成都市</text:p>
          </table:table-cell>
          <table:table-cell office:value-type="string">
            <text:p>www.gifore.com</text:p>
          </table:table-cell>
          <table:table-cell office:value-type="string">
            <text:p>四川省成都市郫县成都现代工业港北部园区港通北二路219号</text:p>
          </table:table-cell>
          <table:table-cell table:number-columns-repeated="2"/>
        </table:table-row>
        <table:table-row table:style-name="ro2">
          <table:table-cell office:value-type="string">
            <text:p>300023</text:p>
          </table:table-cell>
          <table:table-cell office:value-type="string">
            <text:p>宝德股份</text:p>
          </table:table-cell>
          <table:table-cell office:value-type="string">
            <text:p>L 商务服务</text:p>
          </table:table-cell>
          <table:table-cell office:value-type="string">
            <text:p>西安宝德自动化股份有限公司</text:p>
          </table:table-cell>
          <table:table-cell office:value-type="string">
            <text:p>2009-10-30T00:00:00.000+08</text:p>
          </table:table-cell>
          <table:table-cell office:value-type="string">
            <text:p>陕西</text:p>
          </table:table-cell>
          <table:table-cell office:value-type="string">
            <text:p>西安市</text:p>
          </table:table-cell>
          <table:table-cell office:value-type="string">
            <text:p>www.bode-e.com</text:p>
          </table:table-cell>
          <table:table-cell office:value-type="string">
            <text:p>陕西省西安市高新区草堂科技产业基地秦岭大道西付6号</text:p>
          </table:table-cell>
          <table:table-cell table:number-columns-repeated="2"/>
        </table:table-row>
        <table:table-row table:style-name="ro2">
          <table:table-cell office:value-type="string">
            <text:p>300024</text:p>
          </table:table-cell>
          <table:table-cell office:value-type="string">
            <text:p>机器人</text:p>
          </table:table-cell>
          <table:table-cell office:value-type="string">
            <text:p>C 制造业</text:p>
          </table:table-cell>
          <table:table-cell office:value-type="string">
            <text:p>沈阳新松机器人自动化股份有限公司</text:p>
          </table:table-cell>
          <table:table-cell office:value-type="string">
            <text:p>2009-10-30T00:00:00.000+08</text:p>
          </table:table-cell>
          <table:table-cell office:value-type="string">
            <text:p>辽宁</text:p>
          </table:table-cell>
          <table:table-cell office:value-type="string">
            <text:p>沈阳市</text:p>
          </table:table-cell>
          <table:table-cell office:value-type="string">
            <text:p>www.siasun.com</text:p>
          </table:table-cell>
          <table:table-cell office:value-type="string">
            <text:p>辽宁省沈阳市浑南新区金辉街16号</text:p>
          </table:table-cell>
          <table:table-cell table:number-columns-repeated="2"/>
        </table:table-row>
        <table:table-row table:style-name="ro2">
          <table:table-cell office:value-type="string">
            <text:p>300025</text:p>
          </table:table-cell>
          <table:table-cell office:value-type="string">
            <text:p>华星创业</text:p>
          </table:table-cell>
          <table:table-cell office:value-type="string">
            <text:p>I 信息技术</text:p>
          </table:table-cell>
          <table:table-cell office:value-type="string">
            <text:p>杭州华星创业通信技术股份有限公司</text:p>
          </table:table-cell>
          <table:table-cell office:value-type="string">
            <text:p>2009-10-30T00:00:00.000+08</text:p>
          </table:table-cell>
          <table:table-cell office:value-type="string">
            <text:p>浙江</text:p>
          </table:table-cell>
          <table:table-cell office:value-type="string">
            <text:p>杭州市</text:p>
          </table:table-cell>
          <table:table-cell office:value-type="string">
            <text:p>www.hxcy.com.cn</text:p>
          </table:table-cell>
          <table:table-cell office:value-type="string">
            <text:p>浙江省杭州市滨江区长河街道聚才路500号</text:p>
          </table:table-cell>
          <table:table-cell table:number-columns-repeated="2"/>
        </table:table-row>
        <table:table-row table:style-name="ro2">
          <table:table-cell office:value-type="string">
            <text:p>300026</text:p>
          </table:table-cell>
          <table:table-cell office:value-type="string">
            <text:p>红日药业</text:p>
          </table:table-cell>
          <table:table-cell office:value-type="string">
            <text:p>C 制造业</text:p>
          </table:table-cell>
          <table:table-cell office:value-type="string">
            <text:p>天津红日药业股份有限公司</text:p>
          </table:table-cell>
          <table:table-cell office:value-type="string">
            <text:p>2009-10-30T00:00:00.000+08</text:p>
          </table:table-cell>
          <table:table-cell office:value-type="string">
            <text:p>天津</text:p>
          </table:table-cell>
          <table:table-cell office:value-type="string">
            <text:p>天津市</text:p>
          </table:table-cell>
          <table:table-cell office:value-type="string">
            <text:p>www.chasesun.cn</text:p>
          </table:table-cell>
          <table:table-cell office:value-type="string">
            <text:p>天津新技术产业园区武清开发区泉发路西</text:p>
          </table:table-cell>
          <table:table-cell table:number-columns-repeated="2"/>
        </table:table-row>
        <table:table-row table:style-name="ro2">
          <table:table-cell office:value-type="string">
            <text:p>300027</text:p>
          </table:table-cell>
          <table:table-cell office:value-type="string">
            <text:p>华谊兄弟</text:p>
          </table:table-cell>
          <table:table-cell office:value-type="string">
            <text:p>R 文化传播</text:p>
          </table:table-cell>
          <table:table-cell office:value-type="string">
            <text:p>华谊兄弟传媒股份有限公司</text:p>
          </table:table-cell>
          <table:table-cell office:value-type="string">
            <text:p>2009-10-30T00:00:00.000+08</text:p>
          </table:table-cell>
          <table:table-cell office:value-type="string">
            <text:p>浙江</text:p>
          </table:table-cell>
          <table:table-cell office:value-type="string">
            <text:p>金华市</text:p>
          </table:table-cell>
          <table:table-cell office:value-type="string">
            <text:p>www.huayimedia.com</text:p>
          </table:table-cell>
          <table:table-cell office:value-type="string">
            <text:p>浙江省东阳市横店影视产业实验区C1001</text:p>
          </table:table-cell>
          <table:table-cell table:number-columns-repeated="2"/>
        </table:table-row>
        <table:table-row table:style-name="ro2">
          <table:table-cell office:value-type="string">
            <text:p>300028</text:p>
          </table:table-cell>
          <table:table-cell office:value-type="string">
            <text:p>金亚科技</text:p>
          </table:table-cell>
          <table:table-cell office:value-type="string">
            <text:p>C 制造业</text:p>
          </table:table-cell>
          <table:table-cell office:value-type="string">
            <text:p>金亚科技股份有限公司</text:p>
          </table:table-cell>
          <table:table-cell office:value-type="string">
            <text:p>2009-10-30T00:00:00.000+08</text:p>
          </table:table-cell>
          <table:table-cell office:value-type="string">
            <text:p>四川</text:p>
          </table:table-cell>
          <table:table-cell office:value-type="string">
            <text:p>成都市</text:p>
          </table:table-cell>
          <table:table-cell office:value-type="string">
            <text:p>www.geeya.cn</text:p>
          </table:table-cell>
          <table:table-cell office:value-type="string">
            <text:p>四川省成都市蜀西路50号</text:p>
          </table:table-cell>
          <table:table-cell table:number-columns-repeated="2"/>
        </table:table-row>
        <table:table-row table:style-name="ro2">
          <table:table-cell office:value-type="string">
            <text:p>300029</text:p>
          </table:table-cell>
          <table:table-cell office:value-type="string">
            <text:p>天龙光电</text:p>
          </table:table-cell>
          <table:table-cell office:value-type="string">
            <text:p>C 制造业</text:p>
          </table:table-cell>
          <table:table-cell office:value-type="string">
            <text:p>江苏华盛天龙光电设备股份有限公司</text:p>
          </table:table-cell>
          <table:table-cell office:value-type="string">
            <text:p>2009-12-25T00:00:00.000+08</text:p>
          </table:table-cell>
          <table:table-cell office:value-type="string">
            <text:p>江苏</text:p>
          </table:table-cell>
          <table:table-cell office:value-type="string">
            <text:p>常州市</text:p>
          </table:table-cell>
          <table:table-cell office:value-type="string">
            <text:p>www.hstl.cn</text:p>
          </table:table-cell>
          <table:table-cell office:value-type="string">
            <text:p>江苏省金坛经济开发区华城路318号</text:p>
          </table:table-cell>
          <table:table-cell table:number-columns-repeated="2"/>
        </table:table-row>
        <table:table-row table:style-name="ro2">
          <table:table-cell office:value-type="string">
            <text:p>300030</text:p>
          </table:table-cell>
          <table:table-cell office:value-type="string">
            <text:p>阳普医疗</text:p>
          </table:table-cell>
          <table:table-cell office:value-type="string">
            <text:p>C 制造业</text:p>
          </table:table-cell>
          <table:table-cell office:value-type="string">
            <text:p>广州阳普医疗科技股份有限公司</text:p>
          </table:table-cell>
          <table:table-cell office:value-type="string">
            <text:p>2009-12-25T00:00:00.000+08</text:p>
          </table:table-cell>
          <table:table-cell office:value-type="string">
            <text:p>广东</text:p>
          </table:table-cell>
          <table:table-cell office:value-type="string">
            <text:p>广州市</text:p>
          </table:table-cell>
          <table:table-cell office:value-type="string">
            <text:p>www.improve-medical.com</text:p>
          </table:table-cell>
          <table:table-cell office:value-type="string">
            <text:p>广东省广州市经济技术开发区科学城开源大道102号</text:p>
          </table:table-cell>
          <table:table-cell table:number-columns-repeated="2"/>
        </table:table-row>
        <table:table-row table:style-name="ro2">
          <table:table-cell office:value-type="string">
            <text:p>300031</text:p>
          </table:table-cell>
          <table:table-cell office:value-type="string">
            <text:p>宝通科技</text:p>
          </table:table-cell>
          <table:table-cell office:value-type="string">
            <text:p>I 信息技术</text:p>
          </table:table-cell>
          <table:table-cell office:value-type="string">
            <text:p>无锡宝通科技股份有限公司</text:p>
          </table:table-cell>
          <table:table-cell office:value-type="string">
            <text:p>2009-12-25T00:00:00.000+08</text:p>
          </table:table-cell>
          <table:table-cell office:value-type="string">
            <text:p>江苏</text:p>
          </table:table-cell>
          <table:table-cell office:value-type="string">
            <text:p>无锡市</text:p>
          </table:table-cell>
          <table:table-cell office:value-type="string">
            <text:p>www.btdy.com</text:p>
          </table:table-cell>
          <table:table-cell office:value-type="string">
            <text:p>江苏省无锡市新吴区张公路19号</text:p>
          </table:table-cell>
          <table:table-cell table:number-columns-repeated="2"/>
        </table:table-row>
        <table:table-row table:style-name="ro2">
          <table:table-cell office:value-type="string">
            <text:p>300032</text:p>
          </table:table-cell>
          <table:table-cell office:value-type="string">
            <text:p>金龙机电</text:p>
          </table:table-cell>
          <table:table-cell office:value-type="string">
            <text:p>C 制造业</text:p>
          </table:table-cell>
          <table:table-cell office:value-type="string">
            <text:p>金龙机电股份有限公司</text:p>
          </table:table-cell>
          <table:table-cell office:value-type="string">
            <text:p>2009-12-25T00:00:00.000+08</text:p>
          </table:table-cell>
          <table:table-cell office:value-type="string">
            <text:p>浙江</text:p>
          </table:table-cell>
          <table:table-cell office:value-type="string">
            <text:p>温州市</text:p>
          </table:table-cell>
          <table:table-cell office:value-type="string">
            <text:p>www.kotl.com.cn</text:p>
          </table:table-cell>
          <table:table-cell office:value-type="string">
            <text:p>浙江省乐清市北白象镇进港大道边金龙科技园</text:p>
          </table:table-cell>
          <table:table-cell table:number-columns-repeated="2"/>
        </table:table-row>
        <table:table-row table:style-name="ro2">
          <table:table-cell office:value-type="string">
            <text:p>300033</text:p>
          </table:table-cell>
          <table:table-cell office:value-type="string">
            <text:p>同花顺</text:p>
          </table:table-cell>
          <table:table-cell office:value-type="string">
            <text:p>I 信息技术</text:p>
          </table:table-cell>
          <table:table-cell office:value-type="string">
            <text:p>浙江核新同花顺网络信息股份有限公司</text:p>
          </table:table-cell>
          <table:table-cell office:value-type="string">
            <text:p>2009-12-25T00:00:00.000+08</text:p>
          </table:table-cell>
          <table:table-cell office:value-type="string">
            <text:p>浙江</text:p>
          </table:table-cell>
          <table:table-cell office:value-type="string">
            <text:p>杭州市</text:p>
          </table:table-cell>
          <table:table-cell office:value-type="string">
            <text:p>www.10jqka.com.cn</text:p>
          </table:table-cell>
          <table:table-cell office:value-type="string">
            <text:p>浙江省杭州市余杭区同顺街18号</text:p>
          </table:table-cell>
          <table:table-cell table:number-columns-repeated="2"/>
        </table:table-row>
        <table:table-row table:style-name="ro2">
          <table:table-cell office:value-type="string">
            <text:p>300034</text:p>
          </table:table-cell>
          <table:table-cell office:value-type="string">
            <text:p>钢研高纳</text:p>
          </table:table-cell>
          <table:table-cell office:value-type="string">
            <text:p>C 制造业</text:p>
          </table:table-cell>
          <table:table-cell office:value-type="string">
            <text:p>北京钢研高纳科技股份有限公司</text:p>
          </table:table-cell>
          <table:table-cell office:value-type="string">
            <text:p>2009-12-25T00:00:00.000+08</text:p>
          </table:table-cell>
          <table:table-cell office:value-type="string">
            <text:p>北京</text:p>
          </table:table-cell>
          <table:table-cell office:value-type="string">
            <text:p>北京市</text:p>
          </table:table-cell>
          <table:table-cell office:value-type="string">
            <text:p>www.cisri-gaona.com.cn</text:p>
          </table:table-cell>
          <table:table-cell office:value-type="string">
            <text:p>北京市海淀区大柳树南村19号</text:p>
          </table:table-cell>
          <table:table-cell table:number-columns-repeated="2"/>
        </table:table-row>
        <table:table-row table:style-name="ro2">
          <table:table-cell office:value-type="string">
            <text:p>300035</text:p>
          </table:table-cell>
          <table:table-cell office:value-type="string">
            <text:p>中科电气</text:p>
          </table:table-cell>
          <table:table-cell office:value-type="string">
            <text:p>C 制造业</text:p>
          </table:table-cell>
          <table:table-cell office:value-type="string">
            <text:p>湖南中科电气股份有限公司</text:p>
          </table:table-cell>
          <table:table-cell office:value-type="string">
            <text:p>2009-12-25T00:00:00.000+08</text:p>
          </table:table-cell>
          <table:table-cell office:value-type="string">
            <text:p>湖南</text:p>
          </table:table-cell>
          <table:table-cell office:value-type="string">
            <text:p>岳阳市</text:p>
          </table:table-cell>
          <table:table-cell office:value-type="string">
            <text:p>www.cseco.cn</text:p>
          </table:table-cell>
          <table:table-cell office:value-type="string">
            <text:p>湖南省岳阳经济技术开发区岳阳大道中科工业园</text:p>
          </table:table-cell>
          <table:table-cell table:number-columns-repeated="2"/>
        </table:table-row>
        <table:table-row table:style-name="ro2">
          <table:table-cell office:value-type="string">
            <text:p>300036</text:p>
          </table:table-cell>
          <table:table-cell office:value-type="string">
            <text:p>超图软件</text:p>
          </table:table-cell>
          <table:table-cell office:value-type="string">
            <text:p>I 信息技术</text:p>
          </table:table-cell>
          <table:table-cell office:value-type="string">
            <text:p>北京超图软件股份有限公司</text:p>
          </table:table-cell>
          <table:table-cell office:value-type="string">
            <text:p>2009-12-25T00:00:00.000+08</text:p>
          </table:table-cell>
          <table:table-cell office:value-type="string">
            <text:p>北京</text:p>
          </table:table-cell>
          <table:table-cell office:value-type="string">
            <text:p>北京市</text:p>
          </table:table-cell>
          <table:table-cell office:value-type="string">
            <text:p>www.supermap.com.cn</text:p>
          </table:table-cell>
          <table:table-cell office:value-type="string">
            <text:p>北京市朝阳区酒仙桥北路甲10号电子城IT产业园107楼6层</text:p>
          </table:table-cell>
          <table:table-cell table:number-columns-repeated="2"/>
        </table:table-row>
        <table:table-row table:style-name="ro2">
          <table:table-cell office:value-type="string">
            <text:p>300037</text:p>
          </table:table-cell>
          <table:table-cell office:value-type="string">
            <text:p>新宙邦</text:p>
          </table:table-cell>
          <table:table-cell office:value-type="string">
            <text:p>C 制造业</text:p>
          </table:table-cell>
          <table:table-cell office:value-type="string">
            <text:p>深圳新宙邦科技股份有限公司</text:p>
          </table:table-cell>
          <table:table-cell office:value-type="string">
            <text:p>2010-01-08T00:00:00.000+08</text:p>
          </table:table-cell>
          <table:table-cell office:value-type="string">
            <text:p>广东</text:p>
          </table:table-cell>
          <table:table-cell office:value-type="string">
            <text:p>深圳市</text:p>
          </table:table-cell>
          <table:table-cell office:value-type="string">
            <text:p>www.capchem.com</text:p>
          </table:table-cell>
          <table:table-cell office:value-type="string">
            <text:p>广东省深圳市坪山区沙坣同富裕工业区</text:p>
          </table:table-cell>
          <table:table-cell table:number-columns-repeated="2"/>
        </table:table-row>
        <table:table-row table:style-name="ro2">
          <table:table-cell office:value-type="string">
            <text:p>300038</text:p>
          </table:table-cell>
          <table:table-cell office:value-type="string">
            <text:p>梅泰诺</text:p>
          </table:table-cell>
          <table:table-cell office:value-type="string">
            <text:p>C 制造业</text:p>
          </table:table-cell>
          <table:table-cell office:value-type="string">
            <text:p>北京梅泰诺通信技术股份有限公司</text:p>
          </table:table-cell>
          <table:table-cell office:value-type="string">
            <text:p>2010-01-08T00:00:00.000+08</text:p>
          </table:table-cell>
          <table:table-cell office:value-type="string">
            <text:p>北京</text:p>
          </table:table-cell>
          <table:table-cell office:value-type="string">
            <text:p>北京市</text:p>
          </table:table-cell>
          <table:table-cell office:value-type="string">
            <text:p>www.miteno.com</text:p>
          </table:table-cell>
          <table:table-cell office:value-type="string">
            <text:p>北京市西城区新街口外大街28号主楼302室(德胜园区)</text:p>
          </table:table-cell>
          <table:table-cell table:number-columns-repeated="2"/>
        </table:table-row>
        <table:table-row table:style-name="ro2">
          <table:table-cell office:value-type="string">
            <text:p>300039</text:p>
          </table:table-cell>
          <table:table-cell office:value-type="string">
            <text:p>上海凯宝</text:p>
          </table:table-cell>
          <table:table-cell office:value-type="string">
            <text:p>C 制造业</text:p>
          </table:table-cell>
          <table:table-cell office:value-type="string">
            <text:p>上海凯宝药业股份有限公司</text:p>
          </table:table-cell>
          <table:table-cell office:value-type="string">
            <text:p>2010-01-08T00:00:00.000+08</text:p>
          </table:table-cell>
          <table:table-cell office:value-type="string">
            <text:p>上海</text:p>
          </table:table-cell>
          <table:table-cell office:value-type="string">
            <text:p>上海市</text:p>
          </table:table-cell>
          <table:table-cell office:value-type="string">
            <text:p>www.xykb.com</text:p>
          </table:table-cell>
          <table:table-cell office:value-type="string">
            <text:p>上海市工业综合开发区程普路88号</text:p>
          </table:table-cell>
          <table:table-cell table:number-columns-repeated="2"/>
        </table:table-row>
        <table:table-row table:style-name="ro2">
          <table:table-cell office:value-type="string">
            <text:p>300040</text:p>
          </table:table-cell>
          <table:table-cell office:value-type="string">
            <text:p>九洲电气</text:p>
          </table:table-cell>
          <table:table-cell office:value-type="string">
            <text:p>C 制造业</text:p>
          </table:table-cell>
          <table:table-cell office:value-type="string">
            <text:p>哈尔滨九洲电气股份有限公司</text:p>
          </table:table-cell>
          <table:table-cell office:value-type="string">
            <text:p>2010-01-08T00:00:00.000+08</text:p>
          </table:table-cell>
          <table:table-cell office:value-type="string">
            <text:p>黑龙江</text:p>
          </table:table-cell>
          <table:table-cell office:value-type="string">
            <text:p>哈尔滨市</text:p>
          </table:table-cell>
          <table:table-cell office:value-type="string">
            <text:p>www.jze.com.cn</text:p>
          </table:table-cell>
          <table:table-cell office:value-type="string">
            <text:p>黑龙江省哈尔滨市南岗区哈平路609号</text:p>
          </table:table-cell>
          <table:table-cell table:number-columns-repeated="2"/>
        </table:table-row>
        <table:table-row table:style-name="ro2">
          <table:table-cell office:value-type="string">
            <text:p>300041</text:p>
          </table:table-cell>
          <table:table-cell office:value-type="string">
            <text:p>回天新材</text:p>
          </table:table-cell>
          <table:table-cell office:value-type="string">
            <text:p>C 制造业</text:p>
          </table:table-cell>
          <table:table-cell office:value-type="string">
            <text:p>湖北回天新材料股份有限公司</text:p>
          </table:table-cell>
          <table:table-cell office:value-type="string">
            <text:p>2010-01-08T00:00:00.000+08</text:p>
          </table:table-cell>
          <table:table-cell office:value-type="string">
            <text:p>湖北</text:p>
          </table:table-cell>
          <table:table-cell office:value-type="string">
            <text:p>襄阳市</text:p>
          </table:table-cell>
          <table:table-cell office:value-type="string">
            <text:p>www.huitian.net.cn</text:p>
          </table:table-cell>
          <table:table-cell office:value-type="string">
            <text:p>湖北省襄阳市国家高新技术开发区航天路7号</text:p>
          </table:table-cell>
          <table:table-cell table:number-columns-repeated="2"/>
        </table:table-row>
        <table:table-row table:style-name="ro2">
          <table:table-cell office:value-type="string">
            <text:p>300042</text:p>
          </table:table-cell>
          <table:table-cell office:value-type="string">
            <text:p>朗科科技</text:p>
          </table:table-cell>
          <table:table-cell office:value-type="string">
            <text:p>C 制造业</text:p>
          </table:table-cell>
          <table:table-cell office:value-type="string">
            <text:p>深圳市朗科科技股份有限公司</text:p>
          </table:table-cell>
          <table:table-cell office:value-type="string">
            <text:p>2010-01-08T00:00:00.000+08</text:p>
          </table:table-cell>
          <table:table-cell office:value-type="string">
            <text:p>广东</text:p>
          </table:table-cell>
          <table:table-cell office:value-type="string">
            <text:p>深圳市</text:p>
          </table:table-cell>
          <table:table-cell office:value-type="string">
            <text:p>www.netac.com.cn</text:p>
          </table:table-cell>
          <table:table-cell office:value-type="string">
            <text:p>广东省深圳市南山区高新技术产业园区高新南六道朗科大厦16、18、19楼</text:p>
          </table:table-cell>
          <table:table-cell table:number-columns-repeated="2"/>
        </table:table-row>
        <table:table-row table:style-name="ro2">
          <table:table-cell office:value-type="string">
            <text:p>300043</text:p>
          </table:table-cell>
          <table:table-cell office:value-type="string">
            <text:p>星辉娱乐</text:p>
          </table:table-cell>
          <table:table-cell office:value-type="string">
            <text:p>C 制造业</text:p>
          </table:table-cell>
          <table:table-cell office:value-type="string">
            <text:p>星辉互动娱乐股份有限公司</text:p>
          </table:table-cell>
          <table:table-cell office:value-type="string">
            <text:p>2010-01-20T00:00:00.000+08</text:p>
          </table:table-cell>
          <table:table-cell office:value-type="string">
            <text:p>广东</text:p>
          </table:table-cell>
          <table:table-cell office:value-type="string">
            <text:p>汕头市</text:p>
          </table:table-cell>
          <table:table-cell office:value-type="string">
            <text:p>www.rastar.cn</text:p>
          </table:table-cell>
          <table:table-cell office:value-type="string">
            <text:p>广东省汕头市澄海区星辉工业园(上华镇夏岛路北侧)</text:p>
          </table:table-cell>
          <table:table-cell table:number-columns-repeated="2"/>
        </table:table-row>
        <table:table-row table:style-name="ro2">
          <table:table-cell office:value-type="string">
            <text:p>300044</text:p>
          </table:table-cell>
          <table:table-cell office:value-type="string">
            <text:p>赛为智能</text:p>
          </table:table-cell>
          <table:table-cell office:value-type="string">
            <text:p>I 信息技术</text:p>
          </table:table-cell>
          <table:table-cell office:value-type="string">
            <text:p>深圳市赛为智能股份有限公司</text:p>
          </table:table-cell>
          <table:table-cell office:value-type="string">
            <text:p>2010-01-20T00:00:00.000+08</text:p>
          </table:table-cell>
          <table:table-cell office:value-type="string">
            <text:p>广东</text:p>
          </table:table-cell>
          <table:table-cell office:value-type="string">
            <text:p>深圳市</text:p>
          </table:table-cell>
          <table:table-cell office:value-type="string">
            <text:p>www.szsunwin.com</text:p>
          </table:table-cell>
          <table:table-cell office:value-type="string">
            <text:p>广东省深圳市南山区高新区科技中二路软件园2号楼3楼</text:p>
          </table:table-cell>
          <table:table-cell table:number-columns-repeated="2"/>
        </table:table-row>
        <table:table-row table:style-name="ro2">
          <table:table-cell office:value-type="string">
            <text:p>300045</text:p>
          </table:table-cell>
          <table:table-cell office:value-type="string">
            <text:p>华力创通</text:p>
          </table:table-cell>
          <table:table-cell office:value-type="string">
            <text:p>C 制造业</text:p>
          </table:table-cell>
          <table:table-cell office:value-type="string">
            <text:p>北京华力创通科技股份有限公司</text:p>
          </table:table-cell>
          <table:table-cell office:value-type="string">
            <text:p>2010-01-20T00:00:00.000+08</text:p>
          </table:table-cell>
          <table:table-cell office:value-type="string">
            <text:p>北京</text:p>
          </table:table-cell>
          <table:table-cell office:value-type="string">
            <text:p>北京市</text:p>
          </table:table-cell>
          <table:table-cell office:value-type="string">
            <text:p>www.hwacreate.com.cn</text:p>
          </table:table-cell>
          <table:table-cell office:value-type="string">
            <text:p>北京市海淀区东北旺西路8号院中关村软件园乙18号楼创通科技大厦</text:p>
          </table:table-cell>
          <table:table-cell table:number-columns-repeated="2"/>
        </table:table-row>
        <table:table-row table:style-name="ro2">
          <table:table-cell office:value-type="string">
            <text:p>300046</text:p>
          </table:table-cell>
          <table:table-cell office:value-type="string">
            <text:p>台基股份</text:p>
          </table:table-cell>
          <table:table-cell office:value-type="string">
            <text:p>C 制造业</text:p>
          </table:table-cell>
          <table:table-cell office:value-type="string">
            <text:p>湖北台基半导体股份有限公司</text:p>
          </table:table-cell>
          <table:table-cell office:value-type="string">
            <text:p>2010-01-20T00:00:00.000+08</text:p>
          </table:table-cell>
          <table:table-cell office:value-type="string">
            <text:p>湖北</text:p>
          </table:table-cell>
          <table:table-cell office:value-type="string">
            <text:p>襄阳市</text:p>
          </table:table-cell>
          <table:table-cell office:value-type="string">
            <text:p>www.tech-sem.com</text:p>
          </table:table-cell>
          <table:table-cell office:value-type="string">
            <text:p>湖北省襄阳市襄城区胜利街162号</text:p>
          </table:table-cell>
          <table:table-cell table:number-columns-repeated="2"/>
        </table:table-row>
        <table:table-row table:style-name="ro2">
          <table:table-cell office:value-type="string">
            <text:p>300047</text:p>
          </table:table-cell>
          <table:table-cell office:value-type="string">
            <text:p>天源迪科</text:p>
          </table:table-cell>
          <table:table-cell office:value-type="string">
            <text:p>I 信息技术</text:p>
          </table:table-cell>
          <table:table-cell office:value-type="string">
            <text:p>深圳天源迪科信息技术股份有限公司</text:p>
          </table:table-cell>
          <table:table-cell office:value-type="string">
            <text:p>2010-01-20T00:00:00.000+08</text:p>
          </table:table-cell>
          <table:table-cell office:value-type="string">
            <text:p>广东</text:p>
          </table:table-cell>
          <table:table-cell office:value-type="string">
            <text:p>深圳市</text:p>
          </table:table-cell>
          <table:table-cell office:value-type="string">
            <text:p>www.tydic.com</text:p>
          </table:table-cell>
          <table:table-cell office:value-type="string">
            <text:p>广东省深圳市南山区粤海街道高新区南区市高新技术工业村T3栋B3楼</text:p>
          </table:table-cell>
          <table:table-cell table:number-columns-repeated="2"/>
        </table:table-row>
        <table:table-row table:style-name="ro2">
          <table:table-cell office:value-type="string">
            <text:p>300048</text:p>
          </table:table-cell>
          <table:table-cell office:value-type="string">
            <text:p>合康新能</text:p>
          </table:table-cell>
          <table:table-cell office:value-type="string">
            <text:p>C 制造业</text:p>
          </table:table-cell>
          <table:table-cell office:value-type="string">
            <text:p>北京合康新能科技股份有限公司</text:p>
          </table:table-cell>
          <table:table-cell office:value-type="string">
            <text:p>2010-01-20T00:00:00.000+08</text:p>
          </table:table-cell>
          <table:table-cell office:value-type="string">
            <text:p>北京</text:p>
          </table:table-cell>
          <table:table-cell office:value-type="string">
            <text:p>北京市</text:p>
          </table:table-cell>
          <table:table-cell office:value-type="string">
            <text:p>www.hiconics.com</text:p>
          </table:table-cell>
          <table:table-cell office:value-type="string">
            <text:p>北京市石景山区古城西街19号中小企业基地院内</text:p>
          </table:table-cell>
          <table:table-cell table:number-columns-repeated="2"/>
        </table:table-row>
        <table:table-row table:style-name="ro2">
          <table:table-cell office:value-type="string">
            <text:p>300049</text:p>
          </table:table-cell>
          <table:table-cell office:value-type="string">
            <text:p>福瑞股份</text:p>
          </table:table-cell>
          <table:table-cell office:value-type="string">
            <text:p>C 制造业</text:p>
          </table:table-cell>
          <table:table-cell office:value-type="string">
            <text:p>内蒙古福瑞医疗科技股份有限公司</text:p>
          </table:table-cell>
          <table:table-cell office:value-type="string">
            <text:p>2010-01-20T00:00:00.000+08</text:p>
          </table:table-cell>
          <table:table-cell office:value-type="string">
            <text:p>内蒙古</text:p>
          </table:table-cell>
          <table:table-cell office:value-type="string">
            <text:p>乌兰察布市</text:p>
          </table:table-cell>
          <table:table-cell office:value-type="string">
            <text:p>www.fu-rui.com</text:p>
          </table:table-cell>
          <table:table-cell office:value-type="string">
            <text:p>内蒙古自治区乌兰察布盟集宁市解放路103号</text:p>
          </table:table-cell>
          <table:table-cell table:number-columns-repeated="2"/>
        </table:table-row>
        <table:table-row table:style-name="ro2">
          <table:table-cell office:value-type="string">
            <text:p>300050</text:p>
          </table:table-cell>
          <table:table-cell office:value-type="string">
            <text:p>世纪鼎利</text:p>
          </table:table-cell>
          <table:table-cell office:value-type="string">
            <text:p>I 信息技术</text:p>
          </table:table-cell>
          <table:table-cell office:value-type="string">
            <text:p>珠海世纪鼎利科技股份有限公司</text:p>
          </table:table-cell>
          <table:table-cell office:value-type="string">
            <text:p>2010-01-20T00:00:00.000+08</text:p>
          </table:table-cell>
          <table:table-cell office:value-type="string">
            <text:p>广东</text:p>
          </table:table-cell>
          <table:table-cell office:value-type="string">
            <text:p>珠海市</text:p>
          </table:table-cell>
          <table:table-cell office:value-type="string">
            <text:p>www.dingli.com</text:p>
          </table:table-cell>
          <table:table-cell office:value-type="string">
            <text:p>广东省珠海市港湾大道科技五路8号一层</text:p>
          </table:table-cell>
          <table:table-cell table:number-columns-repeated="2"/>
        </table:table-row>
        <table:table-row table:style-name="ro2">
          <table:table-cell office:value-type="string">
            <text:p>300051</text:p>
          </table:table-cell>
          <table:table-cell office:value-type="string">
            <text:p>三五互联</text:p>
          </table:table-cell>
          <table:table-cell office:value-type="string">
            <text:p>I 信息技术</text:p>
          </table:table-cell>
          <table:table-cell office:value-type="string">
            <text:p>厦门三五互联科技股份有限公司</text:p>
          </table:table-cell>
          <table:table-cell office:value-type="string">
            <text:p>2010-02-11T00:00:00.000+08</text:p>
          </table:table-cell>
          <table:table-cell office:value-type="string">
            <text:p>福建</text:p>
          </table:table-cell>
          <table:table-cell office:value-type="string">
            <text:p>厦门市</text:p>
          </table:table-cell>
          <table:table-cell office:value-type="string">
            <text:p>www.35.com</text:p>
          </table:table-cell>
          <table:table-cell office:value-type="string">
            <text:p>福建省厦门市火炬高新技术产业开发区软件园二期观日路8号一层</text:p>
          </table:table-cell>
          <table:table-cell table:number-columns-repeated="2"/>
        </table:table-row>
        <table:table-row table:style-name="ro2">
          <table:table-cell office:value-type="string">
            <text:p>300052</text:p>
          </table:table-cell>
          <table:table-cell office:value-type="string">
            <text:p>中青宝</text:p>
          </table:table-cell>
          <table:table-cell office:value-type="string">
            <text:p>I 信息技术</text:p>
          </table:table-cell>
          <table:table-cell office:value-type="string">
            <text:p>深圳中青宝互动网络股份有限公司</text:p>
          </table:table-cell>
          <table:table-cell office:value-type="string">
            <text:p>2010-02-11T00:00:00.000+08</text:p>
          </table:table-cell>
          <table:table-cell office:value-type="string">
            <text:p>广东</text:p>
          </table:table-cell>
          <table:table-cell office:value-type="string">
            <text:p>深圳市</text:p>
          </table:table-cell>
          <table:table-cell office:value-type="string">
            <text:p>www.zqgame.com.cn</text:p>
          </table:table-cell>
          <table:table-cell office:value-type="string">
            <text:p>广东省深圳市福田区深南中路电子科技大厦C座43层A1</text:p>
          </table:table-cell>
          <table:table-cell table:number-columns-repeated="2"/>
        </table:table-row>
        <table:table-row table:style-name="ro2">
          <table:table-cell office:value-type="string">
            <text:p>300053</text:p>
          </table:table-cell>
          <table:table-cell office:value-type="string">
            <text:p>欧比特</text:p>
          </table:table-cell>
          <table:table-cell office:value-type="string">
            <text:p>C 制造业</text:p>
          </table:table-cell>
          <table:table-cell office:value-type="string">
            <text:p>珠海欧比特控制工程股份有限公司</text:p>
          </table:table-cell>
          <table:table-cell office:value-type="string">
            <text:p>2010-02-11T00:00:00.000+08</text:p>
          </table:table-cell>
          <table:table-cell office:value-type="string">
            <text:p>广东</text:p>
          </table:table-cell>
          <table:table-cell office:value-type="string">
            <text:p>珠海市</text:p>
          </table:table-cell>
          <table:table-cell office:value-type="string">
            <text:p>www.myorbita.net</text:p>
          </table:table-cell>
          <table:table-cell office:value-type="string">
            <text:p>广东省珠海市唐家东岸白沙路1号欧比特科技园</text:p>
          </table:table-cell>
          <table:table-cell table:number-columns-repeated="2"/>
        </table:table-row>
        <table:table-row table:style-name="ro2">
          <table:table-cell office:value-type="string">
            <text:p>300054</text:p>
          </table:table-cell>
          <table:table-cell office:value-type="string">
            <text:p>鼎龙股份</text:p>
          </table:table-cell>
          <table:table-cell office:value-type="string">
            <text:p>C 制造业</text:p>
          </table:table-cell>
          <table:table-cell office:value-type="string">
            <text:p>湖北鼎龙控股股份有限公司</text:p>
          </table:table-cell>
          <table:table-cell office:value-type="string">
            <text:p>2010-02-11T00:00:00.000+08</text:p>
          </table:table-cell>
          <table:table-cell office:value-type="string">
            <text:p>湖北</text:p>
          </table:table-cell>
          <table:table-cell office:value-type="string">
            <text:p>武汉市</text:p>
          </table:table-cell>
          <table:table-cell office:value-type="string">
            <text:p>www.dinglongchem.com</text:p>
          </table:table-cell>
          <table:table-cell office:value-type="string">
            <text:p>湖北省武汉市经济技术开发区东荆河路1号</text:p>
          </table:table-cell>
          <table:table-cell table:number-columns-repeated="2"/>
        </table:table-row>
        <table:table-row table:style-name="ro2">
          <table:table-cell office:value-type="string">
            <text:p>300055</text:p>
          </table:table-cell>
          <table:table-cell office:value-type="string">
            <text:p>万邦达</text:p>
          </table:table-cell>
          <table:table-cell office:value-type="string">
            <text:p>E 建筑业</text:p>
          </table:table-cell>
          <table:table-cell office:value-type="string">
            <text:p>北京万邦达环保技术股份有限公司</text:p>
          </table:table-cell>
          <table:table-cell office:value-type="string">
            <text:p>2010-02-26T00:00:00.000+08</text:p>
          </table:table-cell>
          <table:table-cell office:value-type="string">
            <text:p>北京</text:p>
          </table:table-cell>
          <table:table-cell office:value-type="string">
            <text:p>北京市</text:p>
          </table:table-cell>
          <table:table-cell office:value-type="string">
            <text:p>www.waterbd.cn</text:p>
          </table:table-cell>
          <table:table-cell office:value-type="string">
            <text:p>北京市朝阳区酒仙桥路甲10号3号楼15层1506</text:p>
          </table:table-cell>
          <table:table-cell table:number-columns-repeated="2"/>
        </table:table-row>
        <table:table-row table:style-name="ro2">
          <table:table-cell office:value-type="string">
            <text:p>300056</text:p>
          </table:table-cell>
          <table:table-cell office:value-type="string">
            <text:p>三维丝</text:p>
          </table:table-cell>
          <table:table-cell office:value-type="string">
            <text:p>C 制造业</text:p>
          </table:table-cell>
          <table:table-cell office:value-type="string">
            <text:p>厦门三维丝环保股份有限公司</text:p>
          </table:table-cell>
          <table:table-cell office:value-type="string">
            <text:p>2010-02-26T00:00:00.000+08</text:p>
          </table:table-cell>
          <table:table-cell office:value-type="string">
            <text:p>福建</text:p>
          </table:table-cell>
          <table:table-cell office:value-type="string">
            <text:p>厦门市</text:p>
          </table:table-cell>
          <table:table-cell office:value-type="string">
            <text:p>www.savings.com.cn</text:p>
          </table:table-cell>
          <table:table-cell office:value-type="string">
            <text:p>福建省厦门火炬高新区（翔安）产业区春光路1178-1188号</text:p>
          </table:table-cell>
          <table:table-cell table:number-columns-repeated="2"/>
        </table:table-row>
        <table:table-row table:style-name="ro2">
          <table:table-cell office:value-type="string">
            <text:p>300057</text:p>
          </table:table-cell>
          <table:table-cell office:value-type="string">
            <text:p>万顺股份</text:p>
          </table:table-cell>
          <table:table-cell office:value-type="string">
            <text:p>C 制造业</text:p>
          </table:table-cell>
          <table:table-cell office:value-type="string">
            <text:p>汕头万顺包装材料股份有限公司</text:p>
          </table:table-cell>
          <table:table-cell office:value-type="string">
            <text:p>2010-02-26T00:00:00.000+08</text:p>
          </table:table-cell>
          <table:table-cell office:value-type="string">
            <text:p>广东</text:p>
          </table:table-cell>
          <table:table-cell office:value-type="string">
            <text:p>汕头市</text:p>
          </table:table-cell>
          <table:table-cell office:value-type="string">
            <text:p>www.wanshun.cn</text:p>
          </table:table-cell>
          <table:table-cell office:value-type="string">
            <text:p>广东省汕头保税区万顺工业园</text:p>
          </table:table-cell>
          <table:table-cell table:number-columns-repeated="2"/>
        </table:table-row>
        <table:table-row table:style-name="ro2">
          <table:table-cell office:value-type="string">
            <text:p>300058</text:p>
          </table:table-cell>
          <table:table-cell office:value-type="string">
            <text:p>蓝色光标</text:p>
          </table:table-cell>
          <table:table-cell office:value-type="string">
            <text:p>L 商务服务</text:p>
          </table:table-cell>
          <table:table-cell office:value-type="string">
            <text:p>北京蓝色光标品牌管理顾问股份有限公司</text:p>
          </table:table-cell>
          <table:table-cell office:value-type="string">
            <text:p>2010-02-26T00:00:00.000+08</text:p>
          </table:table-cell>
          <table:table-cell office:value-type="string">
            <text:p>北京</text:p>
          </table:table-cell>
          <table:table-cell office:value-type="string">
            <text:p>北京市</text:p>
          </table:table-cell>
          <table:table-cell office:value-type="string">
            <text:p>www.bluefocusgroup.com</text:p>
          </table:table-cell>
          <table:table-cell office:value-type="string">
            <text:p>北京市朝阳区酒仙桥北路9号（厂区）10幢二层A5-01</text:p>
          </table:table-cell>
          <table:table-cell table:number-columns-repeated="2"/>
        </table:table-row>
        <table:table-row table:style-name="ro2">
          <table:table-cell office:value-type="string">
            <text:p>300059</text:p>
          </table:table-cell>
          <table:table-cell office:value-type="string">
            <text:p>东方财富</text:p>
          </table:table-cell>
          <table:table-cell office:value-type="string">
            <text:p>I 信息技术</text:p>
          </table:table-cell>
          <table:table-cell office:value-type="string">
            <text:p>东方财富信息股份有限公司</text:p>
          </table:table-cell>
          <table:table-cell office:value-type="string">
            <text:p>2010-03-19T00:00:00.000+08</text:p>
          </table:table-cell>
          <table:table-cell office:value-type="string">
            <text:p>上海</text:p>
          </table:table-cell>
          <table:table-cell office:value-type="string">
            <text:p>上海市</text:p>
          </table:table-cell>
          <table:table-cell office:value-type="string">
            <text:p>www.eastmoney.com</text:p>
          </table:table-cell>
          <table:table-cell office:value-type="string">
            <text:p>上海市嘉定区宝安公路2999号1幢</text:p>
          </table:table-cell>
          <table:table-cell table:number-columns-repeated="2"/>
        </table:table-row>
        <table:table-row table:style-name="ro2">
          <table:table-cell office:value-type="string">
            <text:p>300061</text:p>
          </table:table-cell>
          <table:table-cell office:value-type="string">
            <text:p>康耐特</text:p>
          </table:table-cell>
          <table:table-cell office:value-type="string">
            <text:p>C 制造业</text:p>
          </table:table-cell>
          <table:table-cell office:value-type="string">
            <text:p>上海康耐特光学股份有限公司</text:p>
          </table:table-cell>
          <table:table-cell office:value-type="string">
            <text:p>2010-03-19T00:00:00.000+08</text:p>
          </table:table-cell>
          <table:table-cell office:value-type="string">
            <text:p>上海</text:p>
          </table:table-cell>
          <table:table-cell office:value-type="string">
            <text:p>上海市</text:p>
          </table:table-cell>
          <table:table-cell office:value-type="string">
            <text:p>www.conantoptical.com</text:p>
          </table:table-cell>
          <table:table-cell office:value-type="string">
            <text:p>上海市浦东新区川大路555号</text:p>
          </table:table-cell>
          <table:table-cell table:number-columns-repeated="2"/>
        </table:table-row>
        <table:table-row table:style-name="ro2">
          <table:table-cell office:value-type="string">
            <text:p>300062</text:p>
          </table:table-cell>
          <table:table-cell office:value-type="string">
            <text:p>中能电气</text:p>
          </table:table-cell>
          <table:table-cell office:value-type="string">
            <text:p>C 制造业</text:p>
          </table:table-cell>
          <table:table-cell office:value-type="string">
            <text:p>中能电气股份有限公司</text:p>
          </table:table-cell>
          <table:table-cell office:value-type="string">
            <text:p>2010-03-19T00:00:00.000+08</text:p>
          </table:table-cell>
          <table:table-cell office:value-type="string">
            <text:p>福建</text:p>
          </table:table-cell>
          <table:table-cell office:value-type="string">
            <text:p>福州市</text:p>
          </table:table-cell>
          <table:table-cell office:value-type="string">
            <text:p>www.ceepower.com</text:p>
          </table:table-cell>
          <table:table-cell office:value-type="string">
            <text:p>福建省福州市仓山区金山工业区金洲北路</text:p>
          </table:table-cell>
          <table:table-cell table:number-columns-repeated="2"/>
        </table:table-row>
        <table:table-row table:style-name="ro2">
          <table:table-cell office:value-type="string">
            <text:p>300063</text:p>
          </table:table-cell>
          <table:table-cell office:value-type="string">
            <text:p>天龙集团</text:p>
          </table:table-cell>
          <table:table-cell office:value-type="string">
            <text:p>L 商务服务</text:p>
          </table:table-cell>
          <table:table-cell office:value-type="string">
            <text:p>广东天龙油墨集团股份有限公司</text:p>
          </table:table-cell>
          <table:table-cell office:value-type="string">
            <text:p>2010-03-26T00:00:00.000+08</text:p>
          </table:table-cell>
          <table:table-cell office:value-type="string">
            <text:p>广东</text:p>
          </table:table-cell>
          <table:table-cell office:value-type="string">
            <text:p>肇庆市</text:p>
          </table:table-cell>
          <table:table-cell office:value-type="string">
            <text:p>www.tlym.cn</text:p>
          </table:table-cell>
          <table:table-cell office:value-type="string">
            <text:p>广东省肇庆市金渡工业园内</text:p>
          </table:table-cell>
          <table:table-cell table:number-columns-repeated="2"/>
        </table:table-row>
        <table:table-row table:style-name="ro2">
          <table:table-cell office:value-type="string">
            <text:p>300064</text:p>
          </table:table-cell>
          <table:table-cell office:value-type="string">
            <text:p>豫金刚石</text:p>
          </table:table-cell>
          <table:table-cell office:value-type="string">
            <text:p>C 制造业</text:p>
          </table:table-cell>
          <table:table-cell office:value-type="string">
            <text:p>郑州华晶金刚石股份有限公司</text:p>
          </table:table-cell>
          <table:table-cell office:value-type="string">
            <text:p>2010-03-26T00:00:00.000+08</text:p>
          </table:table-cell>
          <table:table-cell office:value-type="string">
            <text:p>河南</text:p>
          </table:table-cell>
          <table:table-cell office:value-type="string">
            <text:p>郑州市</text:p>
          </table:table-cell>
          <table:table-cell office:value-type="string">
            <text:p>www.sinocrystal.com.cn</text:p>
          </table:table-cell>
          <table:table-cell office:value-type="string">
            <text:p>河南省郑州市高新开发区冬青街24号</text:p>
          </table:table-cell>
          <table:table-cell table:number-columns-repeated="2"/>
        </table:table-row>
        <table:table-row table:style-name="ro2">
          <table:table-cell office:value-type="string">
            <text:p>300065</text:p>
          </table:table-cell>
          <table:table-cell office:value-type="string">
            <text:p>海兰信</text:p>
          </table:table-cell>
          <table:table-cell office:value-type="string">
            <text:p>C 制造业</text:p>
          </table:table-cell>
          <table:table-cell office:value-type="string">
            <text:p>北京海兰信数据科技股份有限公司</text:p>
          </table:table-cell>
          <table:table-cell office:value-type="string">
            <text:p>2010-03-26T00:00:00.000+08</text:p>
          </table:table-cell>
          <table:table-cell office:value-type="string">
            <text:p>北京</text:p>
          </table:table-cell>
          <table:table-cell office:value-type="string">
            <text:p>北京市</text:p>
          </table:table-cell>
          <table:table-cell office:value-type="string">
            <text:p>www.highlander.com.cn</text:p>
          </table:table-cell>
          <table:table-cell office:value-type="string">
            <text:p>北京市海淀区中关村东路1号院清华科技园科技大厦C座1902室</text:p>
          </table:table-cell>
          <table:table-cell table:number-columns-repeated="2"/>
        </table:table-row>
        <table:table-row table:style-name="ro2">
          <table:table-cell office:value-type="string">
            <text:p>300066</text:p>
          </table:table-cell>
          <table:table-cell office:value-type="string">
            <text:p>三川智慧</text:p>
          </table:table-cell>
          <table:table-cell office:value-type="string">
            <text:p>C 制造业</text:p>
          </table:table-cell>
          <table:table-cell office:value-type="string">
            <text:p>三川智慧科技股份有限公司</text:p>
          </table:table-cell>
          <table:table-cell office:value-type="string">
            <text:p>2010-03-26T00:00:00.000+08</text:p>
          </table:table-cell>
          <table:table-cell office:value-type="string">
            <text:p>江西</text:p>
          </table:table-cell>
          <table:table-cell office:value-type="string">
            <text:p>鹰潭市</text:p>
          </table:table-cell>
          <table:table-cell office:value-type="string">
            <text:p>www.ytsanchuan.com</text:p>
          </table:table-cell>
          <table:table-cell office:value-type="string">
            <text:p>江西省鹰潭高新区龙岗片区三川水工产业园</text:p>
          </table:table-cell>
          <table:table-cell table:number-columns-repeated="2"/>
        </table:table-row>
        <table:table-row table:style-name="ro2">
          <table:table-cell office:value-type="string">
            <text:p>300067</text:p>
          </table:table-cell>
          <table:table-cell office:value-type="string">
            <text:p>安诺其</text:p>
          </table:table-cell>
          <table:table-cell office:value-type="string">
            <text:p>C 制造业</text:p>
          </table:table-cell>
          <table:table-cell office:value-type="string">
            <text:p>上海安诺其集团股份有限公司</text:p>
          </table:table-cell>
          <table:table-cell office:value-type="string">
            <text:p>2010-04-21T00:00:00.000+08</text:p>
          </table:table-cell>
          <table:table-cell office:value-type="string">
            <text:p>上海</text:p>
          </table:table-cell>
          <table:table-cell office:value-type="string">
            <text:p>上海市</text:p>
          </table:table-cell>
          <table:table-cell office:value-type="string">
            <text:p>www.anoky.com.cn</text:p>
          </table:table-cell>
          <table:table-cell office:value-type="string">
            <text:p>上海市青浦工业园区崧华路881号</text:p>
          </table:table-cell>
          <table:table-cell table:number-columns-repeated="2"/>
        </table:table-row>
        <table:table-row table:style-name="ro2">
          <table:table-cell office:value-type="string">
            <text:p>300068</text:p>
          </table:table-cell>
          <table:table-cell office:value-type="string">
            <text:p>南都电源</text:p>
          </table:table-cell>
          <table:table-cell office:value-type="string">
            <text:p>C 制造业</text:p>
          </table:table-cell>
          <table:table-cell office:value-type="string">
            <text:p>浙江南都电源动力股份有限公司</text:p>
          </table:table-cell>
          <table:table-cell office:value-type="string">
            <text:p>2010-04-21T00:00:00.000+08</text:p>
          </table:table-cell>
          <table:table-cell office:value-type="string">
            <text:p>浙江</text:p>
          </table:table-cell>
          <table:table-cell office:value-type="string">
            <text:p>杭州市</text:p>
          </table:table-cell>
          <table:table-cell office:value-type="string">
            <text:p>www.naradapower.com</text:p>
          </table:table-cell>
          <table:table-cell office:value-type="string">
            <text:p>浙江省临安市青山湖街道景观大道72号</text:p>
          </table:table-cell>
          <table:table-cell table:number-columns-repeated="2"/>
        </table:table-row>
        <table:table-row table:style-name="ro2">
          <table:table-cell office:value-type="string">
            <text:p>300069</text:p>
          </table:table-cell>
          <table:table-cell office:value-type="string">
            <text:p>金利华电</text:p>
          </table:table-cell>
          <table:table-cell office:value-type="string">
            <text:p>C 制造业</text:p>
          </table:table-cell>
          <table:table-cell office:value-type="string">
            <text:p>浙江金利华电气股份有限公司</text:p>
          </table:table-cell>
          <table:table-cell office:value-type="string">
            <text:p>2010-04-21T00:00:00.000+08</text:p>
          </table:table-cell>
          <table:table-cell office:value-type="string">
            <text:p>浙江</text:p>
          </table:table-cell>
          <table:table-cell office:value-type="string">
            <text:p>金华市</text:p>
          </table:table-cell>
          <table:table-cell office:value-type="string">
            <text:p>www.jlhdq.com</text:p>
          </table:table-cell>
          <table:table-cell office:value-type="string">
            <text:p>浙江省金华市金东经济开发区</text:p>
          </table:table-cell>
          <table:table-cell table:number-columns-repeated="2"/>
        </table:table-row>
        <table:table-row table:style-name="ro2">
          <table:table-cell office:value-type="string">
            <text:p>300070</text:p>
          </table:table-cell>
          <table:table-cell office:value-type="string">
            <text:p>碧水源</text:p>
          </table:table-cell>
          <table:table-cell office:value-type="string">
            <text:p>N 公共环保</text:p>
          </table:table-cell>
          <table:table-cell office:value-type="string">
            <text:p>北京碧水源科技股份有限公司</text:p>
          </table:table-cell>
          <table:table-cell office:value-type="string">
            <text:p>2010-04-21T00:00:00.000+08</text:p>
          </table:table-cell>
          <table:table-cell office:value-type="string">
            <text:p>北京</text:p>
          </table:table-cell>
          <table:table-cell office:value-type="string">
            <text:p>北京市</text:p>
          </table:table-cell>
          <table:table-cell office:value-type="string">
            <text:p>www.originwater.com</text:p>
          </table:table-cell>
          <table:table-cell office:value-type="string">
            <text:p>北京市海淀区生命科学园路23-2号碧水源大厦</text:p>
          </table:table-cell>
          <table:table-cell table:number-columns-repeated="2"/>
        </table:table-row>
        <table:table-row table:style-name="ro2">
          <table:table-cell office:value-type="string">
            <text:p>300071</text:p>
          </table:table-cell>
          <table:table-cell office:value-type="string">
            <text:p>华谊嘉信</text:p>
          </table:table-cell>
          <table:table-cell office:value-type="string">
            <text:p>L 商务服务</text:p>
          </table:table-cell>
          <table:table-cell office:value-type="string">
            <text:p>北京华谊嘉信整合营销顾问集团股份有限公司</text:p>
          </table:table-cell>
          <table:table-cell office:value-type="string">
            <text:p>2010-04-21T00:00:00.000+08</text:p>
          </table:table-cell>
          <table:table-cell office:value-type="string">
            <text:p>北京</text:p>
          </table:table-cell>
          <table:table-cell office:value-type="string">
            <text:p>北京市</text:p>
          </table:table-cell>
          <table:table-cell office:value-type="string">
            <text:p>www.spearhead.com.cn</text:p>
          </table:table-cell>
          <table:table-cell office:value-type="string">
            <text:p>北京市石景山区实兴大街30号院8号楼512</text:p>
          </table:table-cell>
          <table:table-cell table:number-columns-repeated="2"/>
        </table:table-row>
        <table:table-row table:style-name="ro2">
          <table:table-cell office:value-type="string">
            <text:p>300072</text:p>
          </table:table-cell>
          <table:table-cell office:value-type="string">
            <text:p>三聚环保</text:p>
          </table:table-cell>
          <table:table-cell office:value-type="string">
            <text:p>C 制造业</text:p>
          </table:table-cell>
          <table:table-cell office:value-type="string">
            <text:p>北京三聚环保新材料股份有限公司</text:p>
          </table:table-cell>
          <table:table-cell office:value-type="string">
            <text:p>2010-04-27T00:00:00.000+08</text:p>
          </table:table-cell>
          <table:table-cell office:value-type="string">
            <text:p>北京</text:p>
          </table:table-cell>
          <table:table-cell office:value-type="string">
            <text:p>北京市</text:p>
          </table:table-cell>
          <table:table-cell office:value-type="string">
            <text:p>www.sanju.cn</text:p>
          </table:table-cell>
          <table:table-cell office:value-type="string">
            <text:p>北京市海淀区人大北路33号1号楼大行基业大厦9层</text:p>
          </table:table-cell>
          <table:table-cell table:number-columns-repeated="2"/>
        </table:table-row>
        <table:table-row table:style-name="ro2">
          <table:table-cell office:value-type="string">
            <text:p>300073</text:p>
          </table:table-cell>
          <table:table-cell office:value-type="string">
            <text:p>当升科技</text:p>
          </table:table-cell>
          <table:table-cell office:value-type="string">
            <text:p>C 制造业</text:p>
          </table:table-cell>
          <table:table-cell office:value-type="string">
            <text:p>北京当升材料科技股份有限公司</text:p>
          </table:table-cell>
          <table:table-cell office:value-type="string">
            <text:p>2010-04-27T00:00:00.000+08</text:p>
          </table:table-cell>
          <table:table-cell office:value-type="string">
            <text:p>北京</text:p>
          </table:table-cell>
          <table:table-cell office:value-type="string">
            <text:p>北京市</text:p>
          </table:table-cell>
          <table:table-cell office:value-type="string">
            <text:p>www.easpring.com.cn</text:p>
          </table:table-cell>
          <table:table-cell office:value-type="string">
            <text:p>北京市丰台区南四环西路188号总部基地18区21号</text:p>
          </table:table-cell>
          <table:table-cell table:number-columns-repeated="2"/>
        </table:table-row>
        <table:table-row table:style-name="ro2">
          <table:table-cell office:value-type="string">
            <text:p>300074</text:p>
          </table:table-cell>
          <table:table-cell office:value-type="string">
            <text:p>华平股份</text:p>
          </table:table-cell>
          <table:table-cell office:value-type="string">
            <text:p>I 信息技术</text:p>
          </table:table-cell>
          <table:table-cell office:value-type="string">
            <text:p>华平信息技术股份有限公司</text:p>
          </table:table-cell>
          <table:table-cell office:value-type="string">
            <text:p>2010-04-27T00:00:00.000+08</text:p>
          </table:table-cell>
          <table:table-cell office:value-type="string">
            <text:p>上海</text:p>
          </table:table-cell>
          <table:table-cell office:value-type="string">
            <text:p>上海市</text:p>
          </table:table-cell>
          <table:table-cell office:value-type="string">
            <text:p>www.avcon.com.cn</text:p>
          </table:table-cell>
          <table:table-cell office:value-type="string">
            <text:p>上海市杨浦区国权北路1688弄69号</text:p>
          </table:table-cell>
          <table:table-cell table:number-columns-repeated="2"/>
        </table:table-row>
        <table:table-row table:style-name="ro2">
          <table:table-cell office:value-type="string">
            <text:p>300075</text:p>
          </table:table-cell>
          <table:table-cell office:value-type="string">
            <text:p>数字政通</text:p>
          </table:table-cell>
          <table:table-cell office:value-type="string">
            <text:p>I 信息技术</text:p>
          </table:table-cell>
          <table:table-cell office:value-type="string">
            <text:p>北京数字政通科技股份有限公司</text:p>
          </table:table-cell>
          <table:table-cell office:value-type="string">
            <text:p>2010-04-27T00:00:00.000+08</text:p>
          </table:table-cell>
          <table:table-cell office:value-type="string">
            <text:p>北京</text:p>
          </table:table-cell>
          <table:table-cell office:value-type="string">
            <text:p>北京市</text:p>
          </table:table-cell>
          <table:table-cell office:value-type="string">
            <text:p>www.egova.com.cn</text:p>
          </table:table-cell>
          <table:table-cell office:value-type="string">
            <text:p>北京市海淀区西直门北大街32号枫蓝国际中心A座楼18层1805室</text:p>
          </table:table-cell>
          <table:table-cell table:number-columns-repeated="2"/>
        </table:table-row>
        <table:table-row table:style-name="ro2">
          <table:table-cell office:value-type="string">
            <text:p>300076</text:p>
          </table:table-cell>
          <table:table-cell office:value-type="string">
            <text:p>GQY视讯</text:p>
          </table:table-cell>
          <table:table-cell office:value-type="string">
            <text:p>C 制造业</text:p>
          </table:table-cell>
          <table:table-cell office:value-type="string">
            <text:p>宁波GQY视讯股份有限公司</text:p>
          </table:table-cell>
          <table:table-cell office:value-type="string">
            <text:p>2010-04-30T00:00:00.000+08</text:p>
          </table:table-cell>
          <table:table-cell office:value-type="string">
            <text:p>浙江</text:p>
          </table:table-cell>
          <table:table-cell office:value-type="string">
            <text:p>宁波市</text:p>
          </table:table-cell>
          <table:table-cell office:value-type="string">
            <text:p>www.gqy.com.cn</text:p>
          </table:table-cell>
          <table:table-cell office:value-type="string">
            <text:p>浙江省宁波杭州湾新区滨海四路131号</text:p>
          </table:table-cell>
          <table:table-cell table:number-columns-repeated="2"/>
        </table:table-row>
        <table:table-row table:style-name="ro2">
          <table:table-cell office:value-type="string">
            <text:p>300077</text:p>
          </table:table-cell>
          <table:table-cell office:value-type="string">
            <text:p>国民技术</text:p>
          </table:table-cell>
          <table:table-cell office:value-type="string">
            <text:p>C 制造业</text:p>
          </table:table-cell>
          <table:table-cell office:value-type="string">
            <text:p>国民技术股份有限公司</text:p>
          </table:table-cell>
          <table:table-cell office:value-type="string">
            <text:p>2010-04-30T00:00:00.000+08</text:p>
          </table:table-cell>
          <table:table-cell office:value-type="string">
            <text:p>广东</text:p>
          </table:table-cell>
          <table:table-cell office:value-type="string">
            <text:p>深圳市</text:p>
          </table:table-cell>
          <table:table-cell office:value-type="string">
            <text:p>www.nationz.com.cn</text:p>
          </table:table-cell>
          <table:table-cell office:value-type="string">
            <text:p>广东省深圳市南山区高新技术产业园区深圳软件园3栋301、302</text:p>
          </table:table-cell>
          <table:table-cell table:number-columns-repeated="2"/>
        </table:table-row>
        <table:table-row table:style-name="ro2">
          <table:table-cell office:value-type="string">
            <text:p>300078</text:p>
          </table:table-cell>
          <table:table-cell office:value-type="string">
            <text:p>思创医惠</text:p>
          </table:table-cell>
          <table:table-cell office:value-type="string">
            <text:p>C 制造业</text:p>
          </table:table-cell>
          <table:table-cell office:value-type="string">
            <text:p>思创医惠科技股份有限公司</text:p>
          </table:table-cell>
          <table:table-cell office:value-type="string">
            <text:p>2010-04-30T00:00:00.000+08</text:p>
          </table:table-cell>
          <table:table-cell office:value-type="string">
            <text:p>浙江</text:p>
          </table:table-cell>
          <table:table-cell office:value-type="string">
            <text:p>杭州市</text:p>
          </table:table-cell>
          <table:table-cell office:value-type="string">
            <text:p>www.century-cn.com</text:p>
          </table:table-cell>
          <table:table-cell office:value-type="string">
            <text:p>浙江省杭州市莫干山路1418-25号(上城科技经济园)</text:p>
          </table:table-cell>
          <table:table-cell table:number-columns-repeated="2"/>
        </table:table-row>
        <table:table-row table:style-name="ro2">
          <table:table-cell office:value-type="string">
            <text:p>300079</text:p>
          </table:table-cell>
          <table:table-cell office:value-type="string">
            <text:p>数码视讯</text:p>
          </table:table-cell>
          <table:table-cell office:value-type="string">
            <text:p>C 制造业</text:p>
          </table:table-cell>
          <table:table-cell office:value-type="string">
            <text:p>北京数码视讯科技股份有限公司</text:p>
          </table:table-cell>
          <table:table-cell office:value-type="string">
            <text:p>2010-04-30T00:00:00.000+08</text:p>
          </table:table-cell>
          <table:table-cell office:value-type="string">
            <text:p>北京</text:p>
          </table:table-cell>
          <table:table-cell office:value-type="string">
            <text:p>北京市</text:p>
          </table:table-cell>
          <table:table-cell office:value-type="string">
            <text:p>www.sumavision.com</text:p>
          </table:table-cell>
          <table:table-cell office:value-type="string">
            <text:p>北京市海淀区上地信息产业基地开拓路15号1幢</text:p>
          </table:table-cell>
          <table:table-cell table:number-columns-repeated="2"/>
        </table:table-row>
        <table:table-row table:style-name="ro2">
          <table:table-cell office:value-type="string">
            <text:p>300080</text:p>
          </table:table-cell>
          <table:table-cell office:value-type="string">
            <text:p>易成新能</text:p>
          </table:table-cell>
          <table:table-cell office:value-type="string">
            <text:p>C 制造业</text:p>
          </table:table-cell>
          <table:table-cell office:value-type="string">
            <text:p>河南易成新能源股份有限公司</text:p>
          </table:table-cell>
          <table:table-cell office:value-type="string">
            <text:p>2010-06-25T00:00:00.000+08</text:p>
          </table:table-cell>
          <table:table-cell office:value-type="string">
            <text:p>河南</text:p>
          </table:table-cell>
          <table:table-cell office:value-type="string">
            <text:p>开封市</text:p>
          </table:table-cell>
          <table:table-cell office:value-type="string">
            <text:p>www.ycne.com.cn</text:p>
          </table:table-cell>
          <table:table-cell office:value-type="string">
            <text:p>河南省开封市精细化工产业园区</text:p>
          </table:table-cell>
          <table:table-cell table:number-columns-repeated="2"/>
        </table:table-row>
        <table:table-row table:style-name="ro2">
          <table:table-cell office:value-type="string">
            <text:p>300081</text:p>
          </table:table-cell>
          <table:table-cell office:value-type="string">
            <text:p>恒信东方</text:p>
          </table:table-cell>
          <table:table-cell office:value-type="string">
            <text:p>F 批发零售</text:p>
          </table:table-cell>
          <table:table-cell office:value-type="string">
            <text:p>恒信东方文化股份有限公司</text:p>
          </table:table-cell>
          <table:table-cell office:value-type="string">
            <text:p>2010-05-20T00:00:00.000+08</text:p>
          </table:table-cell>
          <table:table-cell office:value-type="string">
            <text:p>河北</text:p>
          </table:table-cell>
          <table:table-cell office:value-type="string">
            <text:p>石家庄市</text:p>
          </table:table-cell>
          <table:table-cell office:value-type="string">
            <text:p>www.hxgro.com</text:p>
          </table:table-cell>
          <table:table-cell office:value-type="string">
            <text:p>河北省石家庄市开发区天山大街副69号</text:p>
          </table:table-cell>
          <table:table-cell table:number-columns-repeated="2"/>
        </table:table-row>
        <table:table-row table:style-name="ro2">
          <table:table-cell office:value-type="string">
            <text:p>300082</text:p>
          </table:table-cell>
          <table:table-cell office:value-type="string">
            <text:p>奥克股份</text:p>
          </table:table-cell>
          <table:table-cell office:value-type="string">
            <text:p>C 制造业</text:p>
          </table:table-cell>
          <table:table-cell office:value-type="string">
            <text:p>辽宁奥克化学股份有限公司</text:p>
          </table:table-cell>
          <table:table-cell office:value-type="string">
            <text:p>2010-05-20T00:00:00.000+08</text:p>
          </table:table-cell>
          <table:table-cell office:value-type="string">
            <text:p>辽宁</text:p>
          </table:table-cell>
          <table:table-cell office:value-type="string">
            <text:p>辽阳市</text:p>
          </table:table-cell>
          <table:table-cell office:value-type="string">
            <text:p>www.oxiranchem.com</text:p>
          </table:table-cell>
          <table:table-cell office:value-type="string">
            <text:p>辽宁省辽阳市宏伟区万和七路38号</text:p>
          </table:table-cell>
          <table:table-cell table:number-columns-repeated="2"/>
        </table:table-row>
        <table:table-row table:style-name="ro2">
          <table:table-cell office:value-type="string">
            <text:p>300083</text:p>
          </table:table-cell>
          <table:table-cell office:value-type="string">
            <text:p>劲胜精密</text:p>
          </table:table-cell>
          <table:table-cell office:value-type="string">
            <text:p>C 制造业</text:p>
          </table:table-cell>
          <table:table-cell office:value-type="string">
            <text:p>东莞劲胜精密组件股份有限公司</text:p>
          </table:table-cell>
          <table:table-cell office:value-type="string">
            <text:p>2010-05-20T00:00:00.000+08</text:p>
          </table:table-cell>
          <table:table-cell office:value-type="string">
            <text:p>广东</text:p>
          </table:table-cell>
          <table:table-cell office:value-type="string">
            <text:p>东莞市</text:p>
          </table:table-cell>
          <table:table-cell office:value-type="string">
            <text:p>www.januscn.com</text:p>
          </table:table-cell>
          <table:table-cell office:value-type="string">
            <text:p>广东省东莞市长安镇上角村</text:p>
          </table:table-cell>
          <table:table-cell table:number-columns-repeated="2"/>
        </table:table-row>
        <table:table-row table:style-name="ro2">
          <table:table-cell office:value-type="string">
            <text:p>300084</text:p>
          </table:table-cell>
          <table:table-cell office:value-type="string">
            <text:p>海默科技</text:p>
          </table:table-cell>
          <table:table-cell office:value-type="string">
            <text:p>B 采矿业</text:p>
          </table:table-cell>
          <table:table-cell office:value-type="string">
            <text:p>海默科技（集团）股份有限公司</text:p>
          </table:table-cell>
          <table:table-cell office:value-type="string">
            <text:p>2010-05-20T00:00:00.000+08</text:p>
          </table:table-cell>
          <table:table-cell office:value-type="string">
            <text:p>甘肃</text:p>
          </table:table-cell>
          <table:table-cell office:value-type="string">
            <text:p>兰州市</text:p>
          </table:table-cell>
          <table:table-cell office:value-type="string">
            <text:p>www.haimo.com.cn</text:p>
          </table:table-cell>
          <table:table-cell office:value-type="string">
            <text:p>甘肃省兰州市城关区张苏滩593号</text:p>
          </table:table-cell>
          <table:table-cell table:number-columns-repeated="2"/>
        </table:table-row>
        <table:table-row table:style-name="ro2">
          <table:table-cell office:value-type="string">
            <text:p>300085</text:p>
          </table:table-cell>
          <table:table-cell office:value-type="string">
            <text:p>银之杰</text:p>
          </table:table-cell>
          <table:table-cell office:value-type="string">
            <text:p>I 信息技术</text:p>
          </table:table-cell>
          <table:table-cell office:value-type="string">
            <text:p>深圳市银之杰科技股份有限公司</text:p>
          </table:table-cell>
          <table:table-cell office:value-type="string">
            <text:p>2010-05-26T00:00:00.000+08</text:p>
          </table:table-cell>
          <table:table-cell office:value-type="string">
            <text:p>广东</text:p>
          </table:table-cell>
          <table:table-cell office:value-type="string">
            <text:p>深圳市</text:p>
          </table:table-cell>
          <table:table-cell office:value-type="string">
            <text:p>www.yinzhijie.com</text:p>
          </table:table-cell>
          <table:table-cell office:value-type="string">
            <text:p>广东省深圳市福田区车公庙天安数码城天祥大厦AB座5B2</text:p>
          </table:table-cell>
          <table:table-cell table:number-columns-repeated="2"/>
        </table:table-row>
        <table:table-row table:style-name="ro2">
          <table:table-cell office:value-type="string">
            <text:p>300086</text:p>
          </table:table-cell>
          <table:table-cell office:value-type="string">
            <text:p>康芝药业</text:p>
          </table:table-cell>
          <table:table-cell office:value-type="string">
            <text:p>C 制造业</text:p>
          </table:table-cell>
          <table:table-cell office:value-type="string">
            <text:p>康芝药业股份有限公司</text:p>
          </table:table-cell>
          <table:table-cell office:value-type="string">
            <text:p>2010-05-26T00:00:00.000+08</text:p>
          </table:table-cell>
          <table:table-cell office:value-type="string">
            <text:p>海南</text:p>
          </table:table-cell>
          <table:table-cell office:value-type="string">
            <text:p>海口市</text:p>
          </table:table-cell>
          <table:table-cell office:value-type="string">
            <text:p>www.honz.com.cn</text:p>
          </table:table-cell>
          <table:table-cell office:value-type="string">
            <text:p>海南省海口国家高新技术产业开发区药谷工业园药谷三路6号</text:p>
          </table:table-cell>
          <table:table-cell table:number-columns-repeated="2"/>
        </table:table-row>
        <table:table-row table:style-name="ro2">
          <table:table-cell office:value-type="string">
            <text:p>300087</text:p>
          </table:table-cell>
          <table:table-cell office:value-type="string">
            <text:p>荃银高科</text:p>
          </table:table-cell>
          <table:table-cell office:value-type="string">
            <text:p>A 农林牧渔</text:p>
          </table:table-cell>
          <table:table-cell office:value-type="string">
            <text:p>安徽荃银高科种业股份有限公司</text:p>
          </table:table-cell>
          <table:table-cell office:value-type="string">
            <text:p>2010-05-26T00:00:00.000+08</text:p>
          </table:table-cell>
          <table:table-cell office:value-type="string">
            <text:p>安徽</text:p>
          </table:table-cell>
          <table:table-cell office:value-type="string">
            <text:p>合肥市</text:p>
          </table:table-cell>
          <table:table-cell office:value-type="string">
            <text:p>www.winallseed.com</text:p>
          </table:table-cell>
          <table:table-cell office:value-type="string">
            <text:p>安徽省合肥市高新区创新大道98号</text:p>
          </table:table-cell>
          <table:table-cell table:number-columns-repeated="2"/>
        </table:table-row>
        <table:table-row table:style-name="ro2">
          <table:table-cell office:value-type="string">
            <text:p>300088</text:p>
          </table:table-cell>
          <table:table-cell office:value-type="string">
            <text:p>长信科技</text:p>
          </table:table-cell>
          <table:table-cell office:value-type="string">
            <text:p>C 制造业</text:p>
          </table:table-cell>
          <table:table-cell office:value-type="string">
            <text:p>芜湖长信科技股份有限公司</text:p>
          </table:table-cell>
          <table:table-cell office:value-type="string">
            <text:p>2010-05-26T00:00:00.000+08</text:p>
          </table:table-cell>
          <table:table-cell office:value-type="string">
            <text:p>安徽</text:p>
          </table:table-cell>
          <table:table-cell office:value-type="string">
            <text:p>芜湖市</text:p>
          </table:table-cell>
          <table:table-cell office:value-type="string">
            <text:p>www.token-ito.com</text:p>
          </table:table-cell>
          <table:table-cell office:value-type="string">
            <text:p>安徽省芜湖市经济技术开发区汽经二路以东</text:p>
          </table:table-cell>
          <table:table-cell table:number-columns-repeated="2"/>
        </table:table-row>
        <table:table-row table:style-name="ro2">
          <table:table-cell office:value-type="string">
            <text:p>300089</text:p>
          </table:table-cell>
          <table:table-cell office:value-type="string">
            <text:p>文化长城</text:p>
          </table:table-cell>
          <table:table-cell office:value-type="string">
            <text:p>C 制造业</text:p>
          </table:table-cell>
          <table:table-cell office:value-type="string">
            <text:p>广东文化长城集团股份有限公司</text:p>
          </table:table-cell>
          <table:table-cell office:value-type="string">
            <text:p>2010-06-25T00:00:00.000+08</text:p>
          </table:table-cell>
          <table:table-cell office:value-type="string">
            <text:p>广东</text:p>
          </table:table-cell>
          <table:table-cell office:value-type="string">
            <text:p>潮州市</text:p>
          </table:table-cell>
          <table:table-cell office:value-type="string">
            <text:p>www.thegreatwall-china.com</text:p>
          </table:table-cell>
          <table:table-cell office:value-type="string">
            <text:p>广东省潮州市枫溪区蔡陇大道</text:p>
          </table:table-cell>
          <table:table-cell table:number-columns-repeated="2"/>
        </table:table-row>
        <table:table-row table:style-name="ro2">
          <table:table-cell office:value-type="string">
            <text:p>300090</text:p>
          </table:table-cell>
          <table:table-cell office:value-type="string">
            <text:p>盛运环保</text:p>
          </table:table-cell>
          <table:table-cell office:value-type="string">
            <text:p>C 制造业</text:p>
          </table:table-cell>
          <table:table-cell office:value-type="string">
            <text:p>安徽盛运环保（集团）股份有限公司</text:p>
          </table:table-cell>
          <table:table-cell office:value-type="string">
            <text:p>2010-06-25T00:00:00.000+08</text:p>
          </table:table-cell>
          <table:table-cell office:value-type="string">
            <text:p>安徽</text:p>
          </table:table-cell>
          <table:table-cell office:value-type="string">
            <text:p>安庆市</text:p>
          </table:table-cell>
          <table:table-cell office:value-type="string">
            <text:p>www.300090.com.cn</text:p>
          </table:table-cell>
          <table:table-cell office:value-type="string">
            <text:p>安徽省桐城市区快活岭</text:p>
          </table:table-cell>
          <table:table-cell table:number-columns-repeated="2"/>
        </table:table-row>
        <table:table-row table:style-name="ro2">
          <table:table-cell office:value-type="string">
            <text:p>300091</text:p>
          </table:table-cell>
          <table:table-cell office:value-type="string">
            <text:p>金通灵</text:p>
          </table:table-cell>
          <table:table-cell office:value-type="string">
            <text:p>C 制造业</text:p>
          </table:table-cell>
          <table:table-cell office:value-type="string">
            <text:p>江苏金通灵流体机械科技股份有限公司</text:p>
          </table:table-cell>
          <table:table-cell office:value-type="string">
            <text:p>2010-06-25T00:00:00.000+08</text:p>
          </table:table-cell>
          <table:table-cell office:value-type="string">
            <text:p>江苏</text:p>
          </table:table-cell>
          <table:table-cell office:value-type="string">
            <text:p>南通市</text:p>
          </table:table-cell>
          <table:table-cell office:value-type="string">
            <text:p>www.jtlfans.com</text:p>
          </table:table-cell>
          <table:table-cell office:value-type="string">
            <text:p>江苏省南通市钟秀中路135号</text:p>
          </table:table-cell>
          <table:table-cell table:number-columns-repeated="2"/>
        </table:table-row>
        <table:table-row table:style-name="ro2">
          <table:table-cell office:value-type="string">
            <text:p>300092</text:p>
          </table:table-cell>
          <table:table-cell office:value-type="string">
            <text:p>科新机电</text:p>
          </table:table-cell>
          <table:table-cell office:value-type="string">
            <text:p>C 制造业</text:p>
          </table:table-cell>
          <table:table-cell office:value-type="string">
            <text:p>四川科新机电股份有限公司</text:p>
          </table:table-cell>
          <table:table-cell office:value-type="string">
            <text:p>2010-07-08T00:00:00.000+08</text:p>
          </table:table-cell>
          <table:table-cell office:value-type="string">
            <text:p>四川</text:p>
          </table:table-cell>
          <table:table-cell office:value-type="string">
            <text:p>德阳市</text:p>
          </table:table-cell>
          <table:table-cell office:value-type="string">
            <text:p>www.sckxjd.com</text:p>
          </table:table-cell>
          <table:table-cell office:value-type="string">
            <text:p>四川省什邡市马祖镇</text:p>
          </table:table-cell>
          <table:table-cell table:number-columns-repeated="2"/>
        </table:table-row>
        <table:table-row table:style-name="ro2">
          <table:table-cell office:value-type="string">
            <text:p>300093</text:p>
          </table:table-cell>
          <table:table-cell office:value-type="string">
            <text:p>金刚玻璃</text:p>
          </table:table-cell>
          <table:table-cell office:value-type="string">
            <text:p>C 制造业</text:p>
          </table:table-cell>
          <table:table-cell office:value-type="string">
            <text:p>广东金刚玻璃科技股份有限公司</text:p>
          </table:table-cell>
          <table:table-cell office:value-type="string">
            <text:p>2010-07-08T00:00:00.000+08</text:p>
          </table:table-cell>
          <table:table-cell office:value-type="string">
            <text:p>广东</text:p>
          </table:table-cell>
          <table:table-cell office:value-type="string">
            <text:p>汕头市</text:p>
          </table:table-cell>
          <table:table-cell office:value-type="string">
            <text:p>www.golden-glass.cn</text:p>
          </table:table-cell>
          <table:table-cell office:value-type="string">
            <text:p>广东省汕头市大学路叠金工业区</text:p>
          </table:table-cell>
          <table:table-cell table:number-columns-repeated="2"/>
        </table:table-row>
        <table:table-row table:style-name="ro2">
          <table:table-cell office:value-type="string">
            <text:p>300094</text:p>
          </table:table-cell>
          <table:table-cell office:value-type="string">
            <text:p>国联水产</text:p>
          </table:table-cell>
          <table:table-cell office:value-type="string">
            <text:p>A 农林牧渔</text:p>
          </table:table-cell>
          <table:table-cell office:value-type="string">
            <text:p>湛江国联水产开发股份有限公司</text:p>
          </table:table-cell>
          <table:table-cell office:value-type="string">
            <text:p>2010-07-08T00:00:00.000+08</text:p>
          </table:table-cell>
          <table:table-cell office:value-type="string">
            <text:p>广东</text:p>
          </table:table-cell>
          <table:table-cell office:value-type="string">
            <text:p>湛江市</text:p>
          </table:table-cell>
          <table:table-cell office:value-type="string">
            <text:p>www.gl-fish.com</text:p>
          </table:table-cell>
          <table:table-cell office:value-type="string">
            <text:p>广东省湛江开发区平乐工业区永平南路</text:p>
          </table:table-cell>
          <table:table-cell table:number-columns-repeated="2"/>
        </table:table-row>
        <table:table-row table:style-name="ro2">
          <table:table-cell office:value-type="string">
            <text:p>300095</text:p>
          </table:table-cell>
          <table:table-cell office:value-type="string">
            <text:p>华伍股份</text:p>
          </table:table-cell>
          <table:table-cell office:value-type="string">
            <text:p>C 制造业</text:p>
          </table:table-cell>
          <table:table-cell office:value-type="string">
            <text:p>江西华伍制动器股份有限公司</text:p>
          </table:table-cell>
          <table:table-cell office:value-type="string">
            <text:p>2010-07-28T00:00:00.000+08</text:p>
          </table:table-cell>
          <table:table-cell office:value-type="string">
            <text:p>江西</text:p>
          </table:table-cell>
          <table:table-cell office:value-type="string">
            <text:p>宜春市</text:p>
          </table:table-cell>
          <table:table-cell office:value-type="string">
            <text:p>www.hua-wu.com</text:p>
          </table:table-cell>
          <table:table-cell office:value-type="string">
            <text:p>江西省丰城市高新技术产业园区火炬大道26号</text:p>
          </table:table-cell>
          <table:table-cell table:number-columns-repeated="2"/>
        </table:table-row>
        <table:table-row table:style-name="ro2">
          <table:table-cell office:value-type="string">
            <text:p>300096</text:p>
          </table:table-cell>
          <table:table-cell office:value-type="string">
            <text:p>易联众</text:p>
          </table:table-cell>
          <table:table-cell office:value-type="string">
            <text:p>I 信息技术</text:p>
          </table:table-cell>
          <table:table-cell office:value-type="string">
            <text:p>易联众信息技术股份有限公司</text:p>
          </table:table-cell>
          <table:table-cell office:value-type="string">
            <text:p>2010-07-28T00:00:00.000+08</text:p>
          </table:table-cell>
          <table:table-cell office:value-type="string">
            <text:p>福建</text:p>
          </table:table-cell>
          <table:table-cell office:value-type="string">
            <text:p>厦门市</text:p>
          </table:table-cell>
          <table:table-cell office:value-type="string">
            <text:p>www.ylzinfo.com</text:p>
          </table:table-cell>
          <table:table-cell office:value-type="string">
            <text:p>福建省厦门市软件园二期观日路18号502室</text:p>
          </table:table-cell>
          <table:table-cell table:number-columns-repeated="2"/>
        </table:table-row>
        <table:table-row table:style-name="ro2">
          <table:table-cell office:value-type="string">
            <text:p>300097</text:p>
          </table:table-cell>
          <table:table-cell office:value-type="string">
            <text:p>智云股份</text:p>
          </table:table-cell>
          <table:table-cell office:value-type="string">
            <text:p>C 制造业</text:p>
          </table:table-cell>
          <table:table-cell office:value-type="string">
            <text:p>大连智云自动化装备股份有限公司</text:p>
          </table:table-cell>
          <table:table-cell office:value-type="string">
            <text:p>2010-07-28T00:00:00.000+08</text:p>
          </table:table-cell>
          <table:table-cell office:value-type="string">
            <text:p>辽宁</text:p>
          </table:table-cell>
          <table:table-cell office:value-type="string">
            <text:p>大连市</text:p>
          </table:table-cell>
          <table:table-cell office:value-type="string">
            <text:p>www.zhiyun-cn.com</text:p>
          </table:table-cell>
          <table:table-cell office:value-type="string">
            <text:p>辽宁省大连市甘井子区营日路32号-1</text:p>
          </table:table-cell>
          <table:table-cell table:number-columns-repeated="2"/>
        </table:table-row>
        <table:table-row table:style-name="ro2">
          <table:table-cell office:value-type="string">
            <text:p>300098</text:p>
          </table:table-cell>
          <table:table-cell office:value-type="string">
            <text:p>高新兴</text:p>
          </table:table-cell>
          <table:table-cell office:value-type="string">
            <text:p>I 信息技术</text:p>
          </table:table-cell>
          <table:table-cell office:value-type="string">
            <text:p>高新兴科技集团股份有限公司</text:p>
          </table:table-cell>
          <table:table-cell office:value-type="string">
            <text:p>2010-07-28T00:00:00.000+08</text:p>
          </table:table-cell>
          <table:table-cell office:value-type="string">
            <text:p>广东</text:p>
          </table:table-cell>
          <table:table-cell office:value-type="string">
            <text:p>广州市</text:p>
          </table:table-cell>
          <table:table-cell office:value-type="string">
            <text:p>www.gosuncn.com</text:p>
          </table:table-cell>
          <table:table-cell office:value-type="string">
            <text:p>广东省广州市萝岗区科学城开创大道2819号六楼</text:p>
          </table:table-cell>
          <table:table-cell table:number-columns-repeated="2"/>
        </table:table-row>
        <table:table-row table:style-name="ro2">
          <table:table-cell office:value-type="string">
            <text:p>300099</text:p>
          </table:table-cell>
          <table:table-cell office:value-type="string">
            <text:p>精准信息</text:p>
          </table:table-cell>
          <table:table-cell office:value-type="string">
            <text:p>C 制造业</text:p>
          </table:table-cell>
          <table:table-cell office:value-type="string">
            <text:p>尤洛卡精准信息工程股份有限公司</text:p>
          </table:table-cell>
          <table:table-cell office:value-type="string">
            <text:p>2010-08-06T00:00:00.000+08</text:p>
          </table:table-cell>
          <table:table-cell office:value-type="string">
            <text:p>山东</text:p>
          </table:table-cell>
          <table:table-cell office:value-type="string">
            <text:p>泰安市</text:p>
          </table:table-cell>
          <table:table-cell office:value-type="string">
            <text:p>www.uroica.com.cn</text:p>
          </table:table-cell>
          <table:table-cell office:value-type="string">
            <text:p>山东省泰安市高新区凤祥路以西规划支路以北</text:p>
          </table:table-cell>
          <table:table-cell table:number-columns-repeated="2"/>
        </table:table-row>
        <table:table-row table:style-name="ro2">
          <table:table-cell office:value-type="string">
            <text:p>300100</text:p>
          </table:table-cell>
          <table:table-cell office:value-type="string">
            <text:p>双林股份</text:p>
          </table:table-cell>
          <table:table-cell office:value-type="string">
            <text:p>C 制造业</text:p>
          </table:table-cell>
          <table:table-cell office:value-type="string">
            <text:p>宁波双林汽车部件股份有限公司</text:p>
          </table:table-cell>
          <table:table-cell office:value-type="string">
            <text:p>2010-08-06T00:00:00.000+08</text:p>
          </table:table-cell>
          <table:table-cell office:value-type="string">
            <text:p>浙江</text:p>
          </table:table-cell>
          <table:table-cell office:value-type="string">
            <text:p>宁波市</text:p>
          </table:table-cell>
          <table:table-cell office:value-type="string">
            <text:p>www.shuanglin.cn</text:p>
          </table:table-cell>
          <table:table-cell office:value-type="string">
            <text:p>浙江省宁波市宁海县西店镇潢溪口</text:p>
          </table:table-cell>
          <table:table-cell table:number-columns-repeated="2"/>
        </table:table-row>
        <table:table-row table:style-name="ro2">
          <table:table-cell office:value-type="string">
            <text:p>300101</text:p>
          </table:table-cell>
          <table:table-cell office:value-type="string">
            <text:p>振芯科技</text:p>
          </table:table-cell>
          <table:table-cell office:value-type="string">
            <text:p>C 制造业</text:p>
          </table:table-cell>
          <table:table-cell office:value-type="string">
            <text:p>成都振芯科技股份有限公司</text:p>
          </table:table-cell>
          <table:table-cell office:value-type="string">
            <text:p>2010-08-06T00:00:00.000+08</text:p>
          </table:table-cell>
          <table:table-cell office:value-type="string">
            <text:p>四川</text:p>
          </table:table-cell>
          <table:table-cell office:value-type="string">
            <text:p>成都市</text:p>
          </table:table-cell>
          <table:table-cell office:value-type="string">
            <text:p>www.corpro.cn</text:p>
          </table:table-cell>
          <table:table-cell office:value-type="string">
            <text:p>四川省成都高新区高朋大道1号</text:p>
          </table:table-cell>
          <table:table-cell table:number-columns-repeated="2"/>
        </table:table-row>
        <table:table-row table:style-name="ro2">
          <table:table-cell office:value-type="string">
            <text:p>300102</text:p>
          </table:table-cell>
          <table:table-cell office:value-type="string">
            <text:p>乾照光电</text:p>
          </table:table-cell>
          <table:table-cell office:value-type="string">
            <text:p>C 制造业</text:p>
          </table:table-cell>
          <table:table-cell office:value-type="string">
            <text:p>厦门乾照光电股份有限公司</text:p>
          </table:table-cell>
          <table:table-cell office:value-type="string">
            <text:p>2010-08-12T00:00:00.000+08</text:p>
          </table:table-cell>
          <table:table-cell office:value-type="string">
            <text:p>福建</text:p>
          </table:table-cell>
          <table:table-cell office:value-type="string">
            <text:p>厦门市</text:p>
          </table:table-cell>
          <table:table-cell office:value-type="string">
            <text:p>www.changelight.com.cn</text:p>
          </table:table-cell>
          <table:table-cell office:value-type="string">
            <text:p>福建省厦门火炬高新区（翔安）产业区翔天路259-269号</text:p>
          </table:table-cell>
          <table:table-cell table:number-columns-repeated="2"/>
        </table:table-row>
        <table:table-row table:style-name="ro2">
          <table:table-cell office:value-type="string">
            <text:p>300103</text:p>
          </table:table-cell>
          <table:table-cell office:value-type="string">
            <text:p>达刚路机</text:p>
          </table:table-cell>
          <table:table-cell office:value-type="string">
            <text:p>C 制造业</text:p>
          </table:table-cell>
          <table:table-cell office:value-type="string">
            <text:p>西安达刚路面机械股份有限公司</text:p>
          </table:table-cell>
          <table:table-cell office:value-type="string">
            <text:p>2010-08-12T00:00:00.000+08</text:p>
          </table:table-cell>
          <table:table-cell office:value-type="string">
            <text:p>陕西</text:p>
          </table:table-cell>
          <table:table-cell office:value-type="string">
            <text:p>西安市</text:p>
          </table:table-cell>
          <table:table-cell office:value-type="string">
            <text:p>www.sxdagang.com</text:p>
          </table:table-cell>
          <table:table-cell office:value-type="string">
            <text:p>陕西省西安市高新技术产业开发区科技三路60号</text:p>
          </table:table-cell>
          <table:table-cell table:number-columns-repeated="2"/>
        </table:table-row>
        <table:table-row table:style-name="ro2">
          <table:table-cell office:value-type="string">
            <text:p>300104</text:p>
          </table:table-cell>
          <table:table-cell office:value-type="string">
            <text:p>乐视网</text:p>
          </table:table-cell>
          <table:table-cell office:value-type="string">
            <text:p>I 信息技术</text:p>
          </table:table-cell>
          <table:table-cell office:value-type="string">
            <text:p>乐视网信息技术（北京）股份有限公司</text:p>
          </table:table-cell>
          <table:table-cell office:value-type="string">
            <text:p>2010-08-12T00:00:00.000+08</text:p>
          </table:table-cell>
          <table:table-cell office:value-type="string">
            <text:p>北京</text:p>
          </table:table-cell>
          <table:table-cell office:value-type="string">
            <text:p>北京市</text:p>
          </table:table-cell>
          <table:table-cell office:value-type="string">
            <text:p>www.letv.com</text:p>
          </table:table-cell>
          <table:table-cell office:value-type="string">
            <text:p>北京市海淀区学院南路68号19号楼六层6184号房间</text:p>
          </table:table-cell>
          <table:table-cell table:number-columns-repeated="2"/>
        </table:table-row>
        <table:table-row table:style-name="ro2">
          <table:table-cell office:value-type="string">
            <text:p>300105</text:p>
          </table:table-cell>
          <table:table-cell office:value-type="string">
            <text:p>龙源技术</text:p>
          </table:table-cell>
          <table:table-cell office:value-type="string">
            <text:p>C 制造业</text:p>
          </table:table-cell>
          <table:table-cell office:value-type="string">
            <text:p>烟台龙源电力技术股份有限公司</text:p>
          </table:table-cell>
          <table:table-cell office:value-type="string">
            <text:p>2010-08-20T00:00:00.000+08</text:p>
          </table:table-cell>
          <table:table-cell office:value-type="string">
            <text:p>山东</text:p>
          </table:table-cell>
          <table:table-cell office:value-type="string">
            <text:p>烟台市</text:p>
          </table:table-cell>
          <table:table-cell office:value-type="string">
            <text:p>www.lypower.com</text:p>
          </table:table-cell>
          <table:table-cell office:value-type="string">
            <text:p>山东省烟台市经济技术开发区衡山路9号</text:p>
          </table:table-cell>
          <table:table-cell table:number-columns-repeated="2"/>
        </table:table-row>
        <table:table-row table:style-name="ro2">
          <table:table-cell office:value-type="string">
            <text:p>300106</text:p>
          </table:table-cell>
          <table:table-cell office:value-type="string">
            <text:p>西部牧业</text:p>
          </table:table-cell>
          <table:table-cell office:value-type="string">
            <text:p>A 农林牧渔</text:p>
          </table:table-cell>
          <table:table-cell office:value-type="string">
            <text:p>新疆西部牧业股份有限公司</text:p>
          </table:table-cell>
          <table:table-cell office:value-type="string">
            <text:p>2010-08-20T00:00:00.000+08</text:p>
          </table:table-cell>
          <table:table-cell office:value-type="string">
            <text:p>新疆</text:p>
          </table:table-cell>
          <table:table-cell office:value-type="string">
            <text:p>石河子市</text:p>
          </table:table-cell>
          <table:table-cell office:value-type="string">
            <text:p>www.xjxbmy.com</text:p>
          </table:table-cell>
          <table:table-cell office:value-type="string">
            <text:p>新疆维吾尔自治区石河子市西四路5-2号</text:p>
          </table:table-cell>
          <table:table-cell table:number-columns-repeated="2"/>
        </table:table-row>
        <table:table-row table:style-name="ro2">
          <table:table-cell office:value-type="string">
            <text:p>300107</text:p>
          </table:table-cell>
          <table:table-cell office:value-type="string">
            <text:p>建新股份</text:p>
          </table:table-cell>
          <table:table-cell office:value-type="string">
            <text:p>C 制造业</text:p>
          </table:table-cell>
          <table:table-cell office:value-type="string">
            <text:p>河北建新化工股份有限公司</text:p>
          </table:table-cell>
          <table:table-cell office:value-type="string">
            <text:p>2010-08-20T00:00:00.000+08</text:p>
          </table:table-cell>
          <table:table-cell office:value-type="string">
            <text:p>河北</text:p>
          </table:table-cell>
          <table:table-cell office:value-type="string">
            <text:p>沧州市</text:p>
          </table:table-cell>
          <table:table-cell office:value-type="string">
            <text:p>www.jianxinchemical.com</text:p>
          </table:table-cell>
          <table:table-cell office:value-type="string">
            <text:p>河北省沧州市临港化工园区（中捷农场）</text:p>
          </table:table-cell>
          <table:table-cell table:number-columns-repeated="2"/>
        </table:table-row>
        <table:table-row table:style-name="ro2">
          <table:table-cell office:value-type="string">
            <text:p>300108</text:p>
          </table:table-cell>
          <table:table-cell office:value-type="string">
            <text:p>双龙股份</text:p>
          </table:table-cell>
          <table:table-cell office:value-type="string">
            <text:p>C 制造业</text:p>
          </table:table-cell>
          <table:table-cell office:value-type="string">
            <text:p>通化双龙化工股份有限公司</text:p>
          </table:table-cell>
          <table:table-cell office:value-type="string">
            <text:p>2010-08-25T00:00:00.000+08</text:p>
          </table:table-cell>
          <table:table-cell office:value-type="string">
            <text:p>吉林</text:p>
          </table:table-cell>
          <table:table-cell office:value-type="string">
            <text:p>通化市</text:p>
          </table:table-cell>
          <table:table-cell office:value-type="string">
            <text:p>www.thslhg.com</text:p>
          </table:table-cell>
          <table:table-cell office:value-type="string">
            <text:p>吉林省通化市二道江区铁厂镇</text:p>
          </table:table-cell>
          <table:table-cell table:number-columns-repeated="2"/>
        </table:table-row>
        <table:table-row table:style-name="ro2">
          <table:table-cell office:value-type="string">
            <text:p>300109</text:p>
          </table:table-cell>
          <table:table-cell office:value-type="string">
            <text:p>新开源</text:p>
          </table:table-cell>
          <table:table-cell office:value-type="string">
            <text:p>C 制造业</text:p>
          </table:table-cell>
          <table:table-cell office:value-type="string">
            <text:p>博爱新开源制药股份有限公司</text:p>
          </table:table-cell>
          <table:table-cell office:value-type="string">
            <text:p>2010-08-25T00:00:00.000+08</text:p>
          </table:table-cell>
          <table:table-cell office:value-type="string">
            <text:p>河南</text:p>
          </table:table-cell>
          <table:table-cell office:value-type="string">
            <text:p>焦作市</text:p>
          </table:table-cell>
          <table:table-cell office:value-type="string">
            <text:p>www.china-pvp.com</text:p>
          </table:table-cell>
          <table:table-cell office:value-type="string">
            <text:p>河南省焦作市博爱县文化路（东段）1888号</text:p>
          </table:table-cell>
          <table:table-cell table:number-columns-repeated="2"/>
        </table:table-row>
        <table:table-row table:style-name="ro2">
          <table:table-cell office:value-type="string">
            <text:p>300110</text:p>
          </table:table-cell>
          <table:table-cell office:value-type="string">
            <text:p>华仁药业</text:p>
          </table:table-cell>
          <table:table-cell office:value-type="string">
            <text:p>C 制造业</text:p>
          </table:table-cell>
          <table:table-cell office:value-type="string">
            <text:p>华仁药业股份有限公司</text:p>
          </table:table-cell>
          <table:table-cell office:value-type="string">
            <text:p>2010-08-25T00:00:00.000+08</text:p>
          </table:table-cell>
          <table:table-cell office:value-type="string">
            <text:p>山东</text:p>
          </table:table-cell>
          <table:table-cell office:value-type="string">
            <text:p>青岛市</text:p>
          </table:table-cell>
          <table:table-cell office:value-type="string">
            <text:p>www.qdhuaren.com</text:p>
          </table:table-cell>
          <table:table-cell office:value-type="string">
            <text:p>山东省青岛市高科技工业园株洲路187号</text:p>
          </table:table-cell>
          <table:table-cell table:number-columns-repeated="2"/>
        </table:table-row>
        <table:table-row table:style-name="ro2">
          <table:table-cell office:value-type="string">
            <text:p>300111</text:p>
          </table:table-cell>
          <table:table-cell office:value-type="string">
            <text:p>向日葵</text:p>
          </table:table-cell>
          <table:table-cell office:value-type="string">
            <text:p>C 制造业</text:p>
          </table:table-cell>
          <table:table-cell office:value-type="string">
            <text:p>浙江向日葵光能科技股份有限公司</text:p>
          </table:table-cell>
          <table:table-cell office:value-type="string">
            <text:p>2010-08-27T00:00:00.000+08</text:p>
          </table:table-cell>
          <table:table-cell office:value-type="string">
            <text:p>浙江</text:p>
          </table:table-cell>
          <table:table-cell office:value-type="string">
            <text:p>绍兴市</text:p>
          </table:table-cell>
          <table:table-cell office:value-type="string">
            <text:p>www.sunowe.com.cn</text:p>
          </table:table-cell>
          <table:table-cell office:value-type="string">
            <text:p>浙江省绍兴袍江工业区三江路</text:p>
          </table:table-cell>
          <table:table-cell table:number-columns-repeated="2"/>
        </table:table-row>
        <table:table-row table:style-name="ro2">
          <table:table-cell office:value-type="string">
            <text:p>300112</text:p>
          </table:table-cell>
          <table:table-cell office:value-type="string">
            <text:p>万讯自控</text:p>
          </table:table-cell>
          <table:table-cell office:value-type="string">
            <text:p>C 制造业</text:p>
          </table:table-cell>
          <table:table-cell office:value-type="string">
            <text:p>深圳万讯自控股份有限公司</text:p>
          </table:table-cell>
          <table:table-cell office:value-type="string">
            <text:p>2010-08-27T00:00:00.000+08</text:p>
          </table:table-cell>
          <table:table-cell office:value-type="string">
            <text:p>广东</text:p>
          </table:table-cell>
          <table:table-cell office:value-type="string">
            <text:p>深圳市</text:p>
          </table:table-cell>
          <table:table-cell office:value-type="string">
            <text:p>www.maxonic.com.cn</text:p>
          </table:table-cell>
          <table:table-cell office:value-type="string">
            <text:p>广东省深圳市南山区高新技术产业园北区三号路万讯自控大楼1-6层</text:p>
          </table:table-cell>
          <table:table-cell table:number-columns-repeated="2"/>
        </table:table-row>
        <table:table-row table:style-name="ro2">
          <table:table-cell office:value-type="string">
            <text:p>300113</text:p>
          </table:table-cell>
          <table:table-cell office:value-type="string">
            <text:p>顺网科技</text:p>
          </table:table-cell>
          <table:table-cell office:value-type="string">
            <text:p>I 信息技术</text:p>
          </table:table-cell>
          <table:table-cell office:value-type="string">
            <text:p>杭州顺网科技股份有限公司</text:p>
          </table:table-cell>
          <table:table-cell office:value-type="string">
            <text:p>2010-08-27T00:00:00.000+08</text:p>
          </table:table-cell>
          <table:table-cell office:value-type="string">
            <text:p>浙江</text:p>
          </table:table-cell>
          <table:table-cell office:value-type="string">
            <text:p>杭州市</text:p>
          </table:table-cell>
          <table:table-cell office:value-type="string">
            <text:p>www.shunwang.com</text:p>
          </table:table-cell>
          <table:table-cell office:value-type="string">
            <text:p>浙江省杭州市西湖区文一西路75号3号楼</text:p>
          </table:table-cell>
          <table:table-cell table:number-columns-repeated="2"/>
        </table:table-row>
        <table:table-row table:style-name="ro2">
          <table:table-cell office:value-type="string">
            <text:p>300114</text:p>
          </table:table-cell>
          <table:table-cell office:value-type="string">
            <text:p>中航电测</text:p>
          </table:table-cell>
          <table:table-cell office:value-type="string">
            <text:p>C 制造业</text:p>
          </table:table-cell>
          <table:table-cell office:value-type="string">
            <text:p>中航电测仪器股份有限公司</text:p>
          </table:table-cell>
          <table:table-cell office:value-type="string">
            <text:p>2010-08-27T00:00:00.000+08</text:p>
          </table:table-cell>
          <table:table-cell office:value-type="string">
            <text:p>陕西</text:p>
          </table:table-cell>
          <table:table-cell office:value-type="string">
            <text:p>汉中市</text:p>
          </table:table-cell>
          <table:table-cell office:value-type="string">
            <text:p>www.zemic.com.cn</text:p>
          </table:table-cell>
          <table:table-cell office:value-type="string">
            <text:p>陕西省汉中市经济开发区北区鑫源路</text:p>
          </table:table-cell>
          <table:table-cell table:number-columns-repeated="2"/>
        </table:table-row>
        <table:table-row table:style-name="ro2">
          <table:table-cell office:value-type="string">
            <text:p>300115</text:p>
          </table:table-cell>
          <table:table-cell office:value-type="string">
            <text:p>长盈精密</text:p>
          </table:table-cell>
          <table:table-cell office:value-type="string">
            <text:p>C 制造业</text:p>
          </table:table-cell>
          <table:table-cell office:value-type="string">
            <text:p>深圳市长盈精密技术股份有限公司</text:p>
          </table:table-cell>
          <table:table-cell office:value-type="string">
            <text:p>2010-09-02T00:00:00.000+08</text:p>
          </table:table-cell>
          <table:table-cell office:value-type="string">
            <text:p>广东</text:p>
          </table:table-cell>
          <table:table-cell office:value-type="string">
            <text:p>深圳市</text:p>
          </table:table-cell>
          <table:table-cell office:value-type="string">
            <text:p>www.ewpt.cn</text:p>
          </table:table-cell>
          <table:table-cell office:value-type="string">
            <text:p>广东省深圳市宝安区福永镇桥头富桥工业3区3号厂</text:p>
          </table:table-cell>
          <table:table-cell table:number-columns-repeated="2"/>
        </table:table-row>
        <table:table-row table:style-name="ro2">
          <table:table-cell office:value-type="string">
            <text:p>300116</text:p>
          </table:table-cell>
          <table:table-cell office:value-type="string">
            <text:p>坚瑞沃能</text:p>
          </table:table-cell>
          <table:table-cell office:value-type="string">
            <text:p>C 制造业</text:p>
          </table:table-cell>
          <table:table-cell office:value-type="string">
            <text:p>陕西坚瑞沃能股份有限公司</text:p>
          </table:table-cell>
          <table:table-cell office:value-type="string">
            <text:p>2010-09-02T00:00:00.000+08</text:p>
          </table:table-cell>
          <table:table-cell office:value-type="string">
            <text:p>陕西</text:p>
          </table:table-cell>
          <table:table-cell office:value-type="string">
            <text:p>西安市</text:p>
          </table:table-cell>
          <table:table-cell office:value-type="string">
            <text:p>www.xajr.com</text:p>
          </table:table-cell>
          <table:table-cell office:value-type="string">
            <text:p>陕西省西安市高新区科技二路65号6幢10701房</text:p>
          </table:table-cell>
          <table:table-cell table:number-columns-repeated="2"/>
        </table:table-row>
        <table:table-row table:style-name="ro2">
          <table:table-cell office:value-type="string">
            <text:p>300117</text:p>
          </table:table-cell>
          <table:table-cell office:value-type="string">
            <text:p>嘉寓股份</text:p>
          </table:table-cell>
          <table:table-cell office:value-type="string">
            <text:p>E 建筑业</text:p>
          </table:table-cell>
          <table:table-cell office:value-type="string">
            <text:p>北京嘉寓门窗幕墙股份有限公司</text:p>
          </table:table-cell>
          <table:table-cell office:value-type="string">
            <text:p>2010-09-02T00:00:00.000+08</text:p>
          </table:table-cell>
          <table:table-cell office:value-type="string">
            <text:p>北京</text:p>
          </table:table-cell>
          <table:table-cell office:value-type="string">
            <text:p>北京市</text:p>
          </table:table-cell>
          <table:table-cell office:value-type="string">
            <text:p>www.jiayu.com.cn</text:p>
          </table:table-cell>
          <table:table-cell office:value-type="string">
            <text:p>北京市顺义区牛栏山镇牛富路1号</text:p>
          </table:table-cell>
          <table:table-cell table:number-columns-repeated="2"/>
        </table:table-row>
        <table:table-row table:style-name="ro2">
          <table:table-cell office:value-type="string">
            <text:p>300118</text:p>
          </table:table-cell>
          <table:table-cell office:value-type="string">
            <text:p>东方日升</text:p>
          </table:table-cell>
          <table:table-cell office:value-type="string">
            <text:p>C 制造业</text:p>
          </table:table-cell>
          <table:table-cell office:value-type="string">
            <text:p>东方日升新能源股份有限公司</text:p>
          </table:table-cell>
          <table:table-cell office:value-type="string">
            <text:p>2010-09-02T00:00:00.000+08</text:p>
          </table:table-cell>
          <table:table-cell office:value-type="string">
            <text:p>浙江</text:p>
          </table:table-cell>
          <table:table-cell office:value-type="string">
            <text:p>宁波市</text:p>
          </table:table-cell>
          <table:table-cell office:value-type="string">
            <text:p>www.risenenergy.com</text:p>
          </table:table-cell>
          <table:table-cell office:value-type="string">
            <text:p>浙江省宁波市宁海县梅林街道塔山工业园区</text:p>
          </table:table-cell>
          <table:table-cell table:number-columns-repeated="2"/>
        </table:table-row>
        <table:table-row table:style-name="ro2">
          <table:table-cell office:value-type="string">
            <text:p>300119</text:p>
          </table:table-cell>
          <table:table-cell office:value-type="string">
            <text:p>瑞普生物</text:p>
          </table:table-cell>
          <table:table-cell office:value-type="string">
            <text:p>C 制造业</text:p>
          </table:table-cell>
          <table:table-cell office:value-type="string">
            <text:p>天津瑞普生物技术股份有限公司</text:p>
          </table:table-cell>
          <table:table-cell office:value-type="string">
            <text:p>2010-09-17T00:00:00.000+08</text:p>
          </table:table-cell>
          <table:table-cell office:value-type="string">
            <text:p>天津</text:p>
          </table:table-cell>
          <table:table-cell office:value-type="string">
            <text:p>天津市</text:p>
          </table:table-cell>
          <table:table-cell office:value-type="string">
            <text:p>www.ringpu.com</text:p>
          </table:table-cell>
          <table:table-cell office:value-type="string">
            <text:p>天津市天津空港经济区东九道1号</text:p>
          </table:table-cell>
          <table:table-cell table:number-columns-repeated="2"/>
        </table:table-row>
        <table:table-row table:style-name="ro2">
          <table:table-cell office:value-type="string">
            <text:p>300120</text:p>
          </table:table-cell>
          <table:table-cell office:value-type="string">
            <text:p>经纬电材</text:p>
          </table:table-cell>
          <table:table-cell office:value-type="string">
            <text:p>C 制造业</text:p>
          </table:table-cell>
          <table:table-cell office:value-type="string">
            <text:p>天津经纬电材股份有限公司</text:p>
          </table:table-cell>
          <table:table-cell office:value-type="string">
            <text:p>2010-09-17T00:00:00.000+08</text:p>
          </table:table-cell>
          <table:table-cell office:value-type="string">
            <text:p>天津</text:p>
          </table:table-cell>
          <table:table-cell office:value-type="string">
            <text:p>天津市</text:p>
          </table:table-cell>
          <table:table-cell office:value-type="string">
            <text:p>www.jwdc.cn</text:p>
          </table:table-cell>
          <table:table-cell office:value-type="string">
            <text:p>天津市津南经济开发区（双港）旺港路12号</text:p>
          </table:table-cell>
          <table:table-cell table:number-columns-repeated="2"/>
        </table:table-row>
        <table:table-row table:style-name="ro2">
          <table:table-cell office:value-type="string">
            <text:p>300121</text:p>
          </table:table-cell>
          <table:table-cell office:value-type="string">
            <text:p>阳谷华泰</text:p>
          </table:table-cell>
          <table:table-cell office:value-type="string">
            <text:p>C 制造业</text:p>
          </table:table-cell>
          <table:table-cell office:value-type="string">
            <text:p>山东阳谷华泰化工股份有限公司</text:p>
          </table:table-cell>
          <table:table-cell office:value-type="string">
            <text:p>2010-09-17T00:00:00.000+08</text:p>
          </table:table-cell>
          <table:table-cell office:value-type="string">
            <text:p>山东</text:p>
          </table:table-cell>
          <table:table-cell office:value-type="string">
            <text:p>聊城市</text:p>
          </table:table-cell>
          <table:table-cell office:value-type="string">
            <text:p>www.yghuatai.com</text:p>
          </table:table-cell>
          <table:table-cell office:value-type="string">
            <text:p>山东省阳谷县清河西路217号</text:p>
          </table:table-cell>
          <table:table-cell table:number-columns-repeated="2"/>
        </table:table-row>
        <table:table-row table:style-name="ro2">
          <table:table-cell office:value-type="string">
            <text:p>300122</text:p>
          </table:table-cell>
          <table:table-cell office:value-type="string">
            <text:p>智飞生物</text:p>
          </table:table-cell>
          <table:table-cell office:value-type="string">
            <text:p>C 制造业</text:p>
          </table:table-cell>
          <table:table-cell office:value-type="string">
            <text:p>重庆智飞生物制品股份有限公司</text:p>
          </table:table-cell>
          <table:table-cell office:value-type="string">
            <text:p>2010-09-28T00:00:00.000+08</text:p>
          </table:table-cell>
          <table:table-cell office:value-type="string">
            <text:p>重庆</text:p>
          </table:table-cell>
          <table:table-cell office:value-type="string">
            <text:p>重庆市</text:p>
          </table:table-cell>
          <table:table-cell office:value-type="string">
            <text:p>www.zhifeishengwu.com</text:p>
          </table:table-cell>
          <table:table-cell office:value-type="string">
            <text:p>重庆市江北区金源路7号25-1至25-8</text:p>
          </table:table-cell>
          <table:table-cell table:number-columns-repeated="2"/>
        </table:table-row>
        <table:table-row table:style-name="ro2">
          <table:table-cell office:value-type="string">
            <text:p>300123</text:p>
          </table:table-cell>
          <table:table-cell office:value-type="string">
            <text:p>太阳鸟</text:p>
          </table:table-cell>
          <table:table-cell office:value-type="string">
            <text:p>C 制造业</text:p>
          </table:table-cell>
          <table:table-cell office:value-type="string">
            <text:p>太阳鸟游艇股份有限公司</text:p>
          </table:table-cell>
          <table:table-cell office:value-type="string">
            <text:p>2010-09-28T00:00:00.000+08</text:p>
          </table:table-cell>
          <table:table-cell office:value-type="string">
            <text:p>湖南</text:p>
          </table:table-cell>
          <table:table-cell office:value-type="string">
            <text:p>益阳市</text:p>
          </table:table-cell>
          <table:table-cell office:value-type="string">
            <text:p>www.cnsunbird.com</text:p>
          </table:table-cell>
          <table:table-cell office:value-type="string">
            <text:p>湖南省沅江市游艇工业园</text:p>
          </table:table-cell>
          <table:table-cell table:number-columns-repeated="2"/>
        </table:table-row>
        <table:table-row table:style-name="ro2">
          <table:table-cell office:value-type="string">
            <text:p>300124</text:p>
          </table:table-cell>
          <table:table-cell office:value-type="string">
            <text:p>汇川技术</text:p>
          </table:table-cell>
          <table:table-cell office:value-type="string">
            <text:p>C 制造业</text:p>
          </table:table-cell>
          <table:table-cell office:value-type="string">
            <text:p>深圳市汇川技术股份有限公司</text:p>
          </table:table-cell>
          <table:table-cell office:value-type="string">
            <text:p>2010-09-28T00:00:00.000+08</text:p>
          </table:table-cell>
          <table:table-cell office:value-type="string">
            <text:p>广东</text:p>
          </table:table-cell>
          <table:table-cell office:value-type="string">
            <text:p>深圳市</text:p>
          </table:table-cell>
          <table:table-cell office:value-type="string">
            <text:p>www.inovance.cn</text:p>
          </table:table-cell>
          <table:table-cell office:value-type="string">
            <text:p>广东省深圳市龙华新区观澜街道高新技术产业园汇川技术总部大厦</text:p>
          </table:table-cell>
          <table:table-cell table:number-columns-repeated="2"/>
        </table:table-row>
        <table:table-row table:style-name="ro2">
          <table:table-cell office:value-type="string">
            <text:p>300125</text:p>
          </table:table-cell>
          <table:table-cell office:value-type="string">
            <text:p>易世达</text:p>
          </table:table-cell>
          <table:table-cell office:value-type="string">
            <text:p>M 科研服务</text:p>
          </table:table-cell>
          <table:table-cell office:value-type="string">
            <text:p>大连易世达新能源发展股份有限公司</text:p>
          </table:table-cell>
          <table:table-cell office:value-type="string">
            <text:p>2010-10-13T00:00:00.000+08</text:p>
          </table:table-cell>
          <table:table-cell office:value-type="string">
            <text:p>辽宁</text:p>
          </table:table-cell>
          <table:table-cell office:value-type="string">
            <text:p>大连市</text:p>
          </table:table-cell>
          <table:table-cell office:value-type="string">
            <text:p>www.dleast.cc</text:p>
          </table:table-cell>
          <table:table-cell office:value-type="string">
            <text:p>辽宁省大连高新园区火炬路32号B座18-20层</text:p>
          </table:table-cell>
          <table:table-cell table:number-columns-repeated="2"/>
        </table:table-row>
        <table:table-row table:style-name="ro2">
          <table:table-cell office:value-type="string">
            <text:p>300126</text:p>
          </table:table-cell>
          <table:table-cell office:value-type="string">
            <text:p>锐奇股份</text:p>
          </table:table-cell>
          <table:table-cell office:value-type="string">
            <text:p>C 制造业</text:p>
          </table:table-cell>
          <table:table-cell office:value-type="string">
            <text:p>锐奇控股股份有限公司</text:p>
          </table:table-cell>
          <table:table-cell office:value-type="string">
            <text:p>2010-10-13T00:00:00.000+08</text:p>
          </table:table-cell>
          <table:table-cell office:value-type="string">
            <text:p>上海</text:p>
          </table:table-cell>
          <table:table-cell office:value-type="string">
            <text:p>上海市</text:p>
          </table:table-cell>
          <table:table-cell office:value-type="string">
            <text:p>www.ken-tools.com</text:p>
          </table:table-cell>
          <table:table-cell office:value-type="string">
            <text:p>上海市松江区新桥镇新茸路5号</text:p>
          </table:table-cell>
          <table:table-cell table:number-columns-repeated="2"/>
        </table:table-row>
        <table:table-row table:style-name="ro2">
          <table:table-cell office:value-type="string">
            <text:p>300127</text:p>
          </table:table-cell>
          <table:table-cell office:value-type="string">
            <text:p>银河磁体</text:p>
          </table:table-cell>
          <table:table-cell office:value-type="string">
            <text:p>C 制造业</text:p>
          </table:table-cell>
          <table:table-cell office:value-type="string">
            <text:p>成都银河磁体股份有限公司</text:p>
          </table:table-cell>
          <table:table-cell office:value-type="string">
            <text:p>2010-10-13T00:00:00.000+08</text:p>
          </table:table-cell>
          <table:table-cell office:value-type="string">
            <text:p>四川</text:p>
          </table:table-cell>
          <table:table-cell office:value-type="string">
            <text:p>成都市</text:p>
          </table:table-cell>
          <table:table-cell office:value-type="string">
            <text:p>www.galaxymagnets.com</text:p>
          </table:table-cell>
          <table:table-cell office:value-type="string">
            <text:p>四川省成都市高新技术开发区西区百草路6号</text:p>
          </table:table-cell>
          <table:table-cell table:number-columns-repeated="2"/>
        </table:table-row>
        <table:table-row table:style-name="ro2">
          <table:table-cell office:value-type="string">
            <text:p>300128</text:p>
          </table:table-cell>
          <table:table-cell office:value-type="string">
            <text:p>锦富技术</text:p>
          </table:table-cell>
          <table:table-cell office:value-type="string">
            <text:p>C 制造业</text:p>
          </table:table-cell>
          <table:table-cell office:value-type="string">
            <text:p>苏州锦富技术股份有限公司</text:p>
          </table:table-cell>
          <table:table-cell office:value-type="string">
            <text:p>2010-10-13T00:00:00.000+08</text:p>
          </table:table-cell>
          <table:table-cell office:value-type="string">
            <text:p>江苏</text:p>
          </table:table-cell>
          <table:table-cell office:value-type="string">
            <text:p>苏州市</text:p>
          </table:table-cell>
          <table:table-cell office:value-type="string">
            <text:p>www.jin-fu.cn</text:p>
          </table:table-cell>
          <table:table-cell office:value-type="string">
            <text:p>江苏省苏州工业园区江浦路39号</text:p>
          </table:table-cell>
          <table:table-cell table:number-columns-repeated="2"/>
        </table:table-row>
        <table:table-row table:style-name="ro2">
          <table:table-cell office:value-type="string">
            <text:p>300129</text:p>
          </table:table-cell>
          <table:table-cell office:value-type="string">
            <text:p>泰胜风能</text:p>
          </table:table-cell>
          <table:table-cell office:value-type="string">
            <text:p>C 制造业</text:p>
          </table:table-cell>
          <table:table-cell office:value-type="string">
            <text:p>上海泰胜风能装备股份有限公司</text:p>
          </table:table-cell>
          <table:table-cell office:value-type="string">
            <text:p>2010-10-19T00:00:00.000+08</text:p>
          </table:table-cell>
          <table:table-cell office:value-type="string">
            <text:p>上海</text:p>
          </table:table-cell>
          <table:table-cell office:value-type="string">
            <text:p>上海市</text:p>
          </table:table-cell>
          <table:table-cell office:value-type="string">
            <text:p>www.shtsp.com</text:p>
          </table:table-cell>
          <table:table-cell office:value-type="string">
            <text:p>上海市金山区卫清东路1988号</text:p>
          </table:table-cell>
          <table:table-cell table:number-columns-repeated="2"/>
        </table:table-row>
        <table:table-row table:style-name="ro2">
          <table:table-cell office:value-type="string">
            <text:p>300130</text:p>
          </table:table-cell>
          <table:table-cell office:value-type="string">
            <text:p>新国都</text:p>
          </table:table-cell>
          <table:table-cell office:value-type="string">
            <text:p>C 制造业</text:p>
          </table:table-cell>
          <table:table-cell office:value-type="string">
            <text:p>深圳市新国都技术股份有限公司</text:p>
          </table:table-cell>
          <table:table-cell office:value-type="string">
            <text:p>2010-10-19T00:00:00.000+08</text:p>
          </table:table-cell>
          <table:table-cell office:value-type="string">
            <text:p>广东</text:p>
          </table:table-cell>
          <table:table-cell office:value-type="string">
            <text:p>深圳市</text:p>
          </table:table-cell>
          <table:table-cell office:value-type="string">
            <text:p>www.xinguodu.com</text:p>
          </table:table-cell>
          <table:table-cell office:value-type="string">
            <text:p>广东省深圳市福田区深南路车公庙工业区泰然劲松大厦17A</text:p>
          </table:table-cell>
          <table:table-cell table:number-columns-repeated="2"/>
        </table:table-row>
        <table:table-row table:style-name="ro2">
          <table:table-cell office:value-type="string">
            <text:p>300131</text:p>
          </table:table-cell>
          <table:table-cell office:value-type="string">
            <text:p>英唐智控</text:p>
          </table:table-cell>
          <table:table-cell office:value-type="string">
            <text:p>F 批发零售</text:p>
          </table:table-cell>
          <table:table-cell office:value-type="string">
            <text:p>深圳市英唐智能控制股份有限公司</text:p>
          </table:table-cell>
          <table:table-cell office:value-type="string">
            <text:p>2010-10-19T00:00:00.000+08</text:p>
          </table:table-cell>
          <table:table-cell office:value-type="string">
            <text:p>广东</text:p>
          </table:table-cell>
          <table:table-cell office:value-type="string">
            <text:p>深圳市</text:p>
          </table:table-cell>
          <table:table-cell office:value-type="string">
            <text:p>www.yitoa.com</text:p>
          </table:table-cell>
          <table:table-cell office:value-type="string">
            <text:p>广东省深圳市南山区高新技术产业园科技南五路英唐大厦五楼</text:p>
          </table:table-cell>
          <table:table-cell table:number-columns-repeated="2"/>
        </table:table-row>
        <table:table-row table:style-name="ro2">
          <table:table-cell office:value-type="string">
            <text:p>300132</text:p>
          </table:table-cell>
          <table:table-cell office:value-type="string">
            <text:p>青松股份</text:p>
          </table:table-cell>
          <table:table-cell office:value-type="string">
            <text:p>C 制造业</text:p>
          </table:table-cell>
          <table:table-cell office:value-type="string">
            <text:p>福建青松股份有限公司</text:p>
          </table:table-cell>
          <table:table-cell office:value-type="string">
            <text:p>2010-10-26T00:00:00.000+08</text:p>
          </table:table-cell>
          <table:table-cell office:value-type="string">
            <text:p>福建</text:p>
          </table:table-cell>
          <table:table-cell office:value-type="string">
            <text:p>南平市</text:p>
          </table:table-cell>
          <table:table-cell office:value-type="string">
            <text:p>www.greenpine.cc</text:p>
          </table:table-cell>
          <table:table-cell office:value-type="string">
            <text:p>福建省建阳市回瑶工业园区</text:p>
          </table:table-cell>
          <table:table-cell table:number-columns-repeated="2"/>
        </table:table-row>
        <table:table-row table:style-name="ro2">
          <table:table-cell office:value-type="string">
            <text:p>300133</text:p>
          </table:table-cell>
          <table:table-cell office:value-type="string">
            <text:p>华策影视</text:p>
          </table:table-cell>
          <table:table-cell office:value-type="string">
            <text:p>R 文化传播</text:p>
          </table:table-cell>
          <table:table-cell office:value-type="string">
            <text:p>浙江华策影视股份有限公司</text:p>
          </table:table-cell>
          <table:table-cell office:value-type="string">
            <text:p>2010-10-26T00:00:00.000+08</text:p>
          </table:table-cell>
          <table:table-cell office:value-type="string">
            <text:p>浙江</text:p>
          </table:table-cell>
          <table:table-cell office:value-type="string">
            <text:p>杭州市</text:p>
          </table:table-cell>
          <table:table-cell office:value-type="string">
            <text:p>www.huacemedia.com</text:p>
          </table:table-cell>
          <table:table-cell office:value-type="string">
            <text:p>浙江省杭州市文二西路683号西溪创意产业园C-C座</text:p>
          </table:table-cell>
          <table:table-cell table:number-columns-repeated="2"/>
        </table:table-row>
        <table:table-row table:style-name="ro2">
          <table:table-cell office:value-type="string">
            <text:p>300134</text:p>
          </table:table-cell>
          <table:table-cell office:value-type="string">
            <text:p>大富科技</text:p>
          </table:table-cell>
          <table:table-cell office:value-type="string">
            <text:p>C 制造业</text:p>
          </table:table-cell>
          <table:table-cell office:value-type="string">
            <text:p>深圳市大富科技股份有限公司</text:p>
          </table:table-cell>
          <table:table-cell office:value-type="string">
            <text:p>2010-10-26T00:00:00.000+08</text:p>
          </table:table-cell>
          <table:table-cell office:value-type="string">
            <text:p>广东</text:p>
          </table:table-cell>
          <table:table-cell office:value-type="string">
            <text:p>深圳市</text:p>
          </table:table-cell>
          <table:table-cell office:value-type="string">
            <text:p>www.tatfook.com</text:p>
          </table:table-cell>
          <table:table-cell office:value-type="string">
            <text:p>广东省深圳市宝安区沙井街道蚝乡路沙井工业公司第三工业区A1、A2、A3的101、A4的第一、二、三层</text:p>
          </table:table-cell>
          <table:table-cell table:number-columns-repeated="2"/>
        </table:table-row>
        <table:table-row table:style-name="ro2">
          <table:table-cell office:value-type="string">
            <text:p>300135</text:p>
          </table:table-cell>
          <table:table-cell office:value-type="string">
            <text:p>宝利国际</text:p>
          </table:table-cell>
          <table:table-cell office:value-type="string">
            <text:p>C 制造业</text:p>
          </table:table-cell>
          <table:table-cell office:value-type="string">
            <text:p>江苏宝利国际投资股份有限公司</text:p>
          </table:table-cell>
          <table:table-cell office:value-type="string">
            <text:p>2010-10-26T00:00:00.000+08</text:p>
          </table:table-cell>
          <table:table-cell office:value-type="string">
            <text:p>江苏</text:p>
          </table:table-cell>
          <table:table-cell office:value-type="string">
            <text:p>无锡市</text:p>
          </table:table-cell>
          <table:table-cell office:value-type="string">
            <text:p>www.baolijt.cn</text:p>
          </table:table-cell>
          <table:table-cell office:value-type="string">
            <text:p>江苏省江阴市云亭镇工业园区</text:p>
          </table:table-cell>
          <table:table-cell table:number-columns-repeated="2"/>
        </table:table-row>
        <table:table-row table:style-name="ro2">
          <table:table-cell office:value-type="string">
            <text:p>300136</text:p>
          </table:table-cell>
          <table:table-cell office:value-type="string">
            <text:p>信维通信</text:p>
          </table:table-cell>
          <table:table-cell office:value-type="string">
            <text:p>C 制造业</text:p>
          </table:table-cell>
          <table:table-cell office:value-type="string">
            <text:p>深圳市信维通信股份有限公司</text:p>
          </table:table-cell>
          <table:table-cell office:value-type="string">
            <text:p>2010-11-05T00:00:00.000+08</text:p>
          </table:table-cell>
          <table:table-cell office:value-type="string">
            <text:p>广东</text:p>
          </table:table-cell>
          <table:table-cell office:value-type="string">
            <text:p>深圳市</text:p>
          </table:table-cell>
          <table:table-cell office:value-type="string">
            <text:p>www.sz-sunway.com.cn</text:p>
          </table:table-cell>
          <table:table-cell office:value-type="string">
            <text:p>广东省深圳市宝安区沙井街道西环路1013号A.B栋</text:p>
          </table:table-cell>
          <table:table-cell table:number-columns-repeated="2"/>
        </table:table-row>
        <table:table-row table:style-name="ro2">
          <table:table-cell office:value-type="string">
            <text:p>300137</text:p>
          </table:table-cell>
          <table:table-cell office:value-type="string">
            <text:p>先河环保</text:p>
          </table:table-cell>
          <table:table-cell office:value-type="string">
            <text:p>C 制造业</text:p>
          </table:table-cell>
          <table:table-cell office:value-type="string">
            <text:p>河北先河环保科技股份有限公司</text:p>
          </table:table-cell>
          <table:table-cell office:value-type="string">
            <text:p>2010-11-05T00:00:00.000+08</text:p>
          </table:table-cell>
          <table:table-cell office:value-type="string">
            <text:p>河北</text:p>
          </table:table-cell>
          <table:table-cell office:value-type="string">
            <text:p>石家庄市</text:p>
          </table:table-cell>
          <table:table-cell office:value-type="string">
            <text:p>www.sailhero.com.cn</text:p>
          </table:table-cell>
          <table:table-cell office:value-type="string">
            <text:p>河北省石家庄市高新技术开发区湘江道251号</text:p>
          </table:table-cell>
          <table:table-cell table:number-columns-repeated="2"/>
        </table:table-row>
        <table:table-row table:style-name="ro2">
          <table:table-cell office:value-type="string">
            <text:p>300138</text:p>
          </table:table-cell>
          <table:table-cell office:value-type="string">
            <text:p>晨光生物</text:p>
          </table:table-cell>
          <table:table-cell office:value-type="string">
            <text:p>C 制造业</text:p>
          </table:table-cell>
          <table:table-cell office:value-type="string">
            <text:p>晨光生物科技集团股份有限公司</text:p>
          </table:table-cell>
          <table:table-cell office:value-type="string">
            <text:p>2010-11-05T00:00:00.000+08</text:p>
          </table:table-cell>
          <table:table-cell office:value-type="string">
            <text:p>河北</text:p>
          </table:table-cell>
          <table:table-cell office:value-type="string">
            <text:p>邯郸市</text:p>
          </table:table-cell>
          <table:table-cell office:value-type="string">
            <text:p>www.cn-cg.com</text:p>
          </table:table-cell>
          <table:table-cell office:value-type="string">
            <text:p>河北省曲周县城晨光路1号</text:p>
          </table:table-cell>
          <table:table-cell table:number-columns-repeated="2"/>
        </table:table-row>
        <table:table-row table:style-name="ro2">
          <table:table-cell office:value-type="string">
            <text:p>300139</text:p>
          </table:table-cell>
          <table:table-cell office:value-type="string">
            <text:p>晓程科技</text:p>
          </table:table-cell>
          <table:table-cell office:value-type="string">
            <text:p>C 制造业</text:p>
          </table:table-cell>
          <table:table-cell office:value-type="string">
            <text:p>北京晓程科技股份有限公司</text:p>
          </table:table-cell>
          <table:table-cell office:value-type="string">
            <text:p>2010-11-12T00:00:00.000+08</text:p>
          </table:table-cell>
          <table:table-cell office:value-type="string">
            <text:p>北京</text:p>
          </table:table-cell>
          <table:table-cell office:value-type="string">
            <text:p>北京市</text:p>
          </table:table-cell>
          <table:table-cell office:value-type="string">
            <text:p>www.xiaocheng.com</text:p>
          </table:table-cell>
          <table:table-cell office:value-type="string">
            <text:p>北京市海淀区西三环北路87号国际财经中心D座503</text:p>
          </table:table-cell>
          <table:table-cell table:number-columns-repeated="2"/>
        </table:table-row>
        <table:table-row table:style-name="ro2">
          <table:table-cell office:value-type="string">
            <text:p>300140</text:p>
          </table:table-cell>
          <table:table-cell office:value-type="string">
            <text:p>中环装备</text:p>
          </table:table-cell>
          <table:table-cell office:value-type="string">
            <text:p>C 制造业</text:p>
          </table:table-cell>
          <table:table-cell office:value-type="string">
            <text:p>中节能环保装备股份有限公司</text:p>
          </table:table-cell>
          <table:table-cell office:value-type="string">
            <text:p>2010-11-12T00:00:00.000+08</text:p>
          </table:table-cell>
          <table:table-cell office:value-type="string">
            <text:p>陕西</text:p>
          </table:table-cell>
          <table:table-cell office:value-type="string">
            <text:p>西安市</text:p>
          </table:table-cell>
          <table:table-cell office:value-type="string">
            <text:p>www.sdricom.com</text:p>
          </table:table-cell>
          <table:table-cell office:value-type="string">
            <text:p>陕西省西安市经济技术开发区凤城十二路</text:p>
          </table:table-cell>
          <table:table-cell table:number-columns-repeated="2"/>
        </table:table-row>
        <table:table-row table:style-name="ro2">
          <table:table-cell office:value-type="string">
            <text:p>300141</text:p>
          </table:table-cell>
          <table:table-cell office:value-type="string">
            <text:p>和顺电气</text:p>
          </table:table-cell>
          <table:table-cell office:value-type="string">
            <text:p>C 制造业</text:p>
          </table:table-cell>
          <table:table-cell office:value-type="string">
            <text:p>苏州工业园区和顺电气股份有限公司</text:p>
          </table:table-cell>
          <table:table-cell office:value-type="string">
            <text:p>2010-11-12T00:00:00.000+08</text:p>
          </table:table-cell>
          <table:table-cell office:value-type="string">
            <text:p>江苏</text:p>
          </table:table-cell>
          <table:table-cell office:value-type="string">
            <text:p>苏州市</text:p>
          </table:table-cell>
          <table:table-cell office:value-type="string">
            <text:p>www.cnheshun.com</text:p>
          </table:table-cell>
          <table:table-cell office:value-type="string">
            <text:p>江苏省苏州工业园区和顺路8号</text:p>
          </table:table-cell>
          <table:table-cell table:number-columns-repeated="2"/>
        </table:table-row>
        <table:table-row table:style-name="ro2">
          <table:table-cell office:value-type="string">
            <text:p>300142</text:p>
          </table:table-cell>
          <table:table-cell office:value-type="string">
            <text:p>沃森生物</text:p>
          </table:table-cell>
          <table:table-cell office:value-type="string">
            <text:p>C 制造业</text:p>
          </table:table-cell>
          <table:table-cell office:value-type="string">
            <text:p>云南沃森生物技术股份有限公司</text:p>
          </table:table-cell>
          <table:table-cell office:value-type="string">
            <text:p>2010-11-12T00:00:00.000+08</text:p>
          </table:table-cell>
          <table:table-cell office:value-type="string">
            <text:p>云南</text:p>
          </table:table-cell>
          <table:table-cell office:value-type="string">
            <text:p>昆明市</text:p>
          </table:table-cell>
          <table:table-cell office:value-type="string">
            <text:p>www.walvax.com</text:p>
          </table:table-cell>
          <table:table-cell office:value-type="string">
            <text:p>云南省昆明市高新开发区北区云南大学科技园2期A3幢4楼</text:p>
          </table:table-cell>
          <table:table-cell table:number-columns-repeated="2"/>
        </table:table-row>
        <table:table-row table:style-name="ro2">
          <table:table-cell office:value-type="string">
            <text:p>300143</text:p>
          </table:table-cell>
          <table:table-cell office:value-type="string">
            <text:p>星河生物</text:p>
          </table:table-cell>
          <table:table-cell office:value-type="string">
            <text:p>A 农林牧渔</text:p>
          </table:table-cell>
          <table:table-cell office:value-type="string">
            <text:p>广东星河生物科技股份有限公司</text:p>
          </table:table-cell>
          <table:table-cell office:value-type="string">
            <text:p>2010-12-09T00:00:00.000+08</text:p>
          </table:table-cell>
          <table:table-cell office:value-type="string">
            <text:p>广东</text:p>
          </table:table-cell>
          <table:table-cell office:value-type="string">
            <text:p>东莞市</text:p>
          </table:table-cell>
          <table:table-cell office:value-type="string">
            <text:p>www.starway.com.cn</text:p>
          </table:table-cell>
          <table:table-cell office:value-type="string">
            <text:p>广东省东莞市塘厦镇蛟坪大道83号</text:p>
          </table:table-cell>
          <table:table-cell table:number-columns-repeated="2"/>
        </table:table-row>
        <table:table-row table:style-name="ro2">
          <table:table-cell office:value-type="string">
            <text:p>300144</text:p>
          </table:table-cell>
          <table:table-cell office:value-type="string">
            <text:p>宋城演艺</text:p>
          </table:table-cell>
          <table:table-cell office:value-type="string">
            <text:p>R 文化传播</text:p>
          </table:table-cell>
          <table:table-cell office:value-type="string">
            <text:p>宋城演艺发展股份有限公司</text:p>
          </table:table-cell>
          <table:table-cell office:value-type="string">
            <text:p>2010-12-09T00:00:00.000+08</text:p>
          </table:table-cell>
          <table:table-cell office:value-type="string">
            <text:p>浙江</text:p>
          </table:table-cell>
          <table:table-cell office:value-type="string">
            <text:p>杭州市</text:p>
          </table:table-cell>
          <table:table-cell office:value-type="string">
            <text:p>www.chinascgf.com</text:p>
          </table:table-cell>
          <table:table-cell office:value-type="string">
            <text:p>浙江省杭州市之江路148号</text:p>
          </table:table-cell>
          <table:table-cell table:number-columns-repeated="2"/>
        </table:table-row>
        <table:table-row table:style-name="ro2">
          <table:table-cell office:value-type="string">
            <text:p>300145</text:p>
          </table:table-cell>
          <table:table-cell office:value-type="string">
            <text:p>中金环境</text:p>
          </table:table-cell>
          <table:table-cell office:value-type="string">
            <text:p>C 制造业</text:p>
          </table:table-cell>
          <table:table-cell office:value-type="string">
            <text:p>南方中金环境股份有限公司</text:p>
          </table:table-cell>
          <table:table-cell office:value-type="string">
            <text:p>2010-12-09T00:00:00.000+08</text:p>
          </table:table-cell>
          <table:table-cell office:value-type="string">
            <text:p>浙江</text:p>
          </table:table-cell>
          <table:table-cell office:value-type="string">
            <text:p>杭州市</text:p>
          </table:table-cell>
          <table:table-cell office:value-type="string">
            <text:p>www.nanfang-pump.com</text:p>
          </table:table-cell>
          <table:table-cell office:value-type="string">
            <text:p>浙江省杭州市余杭区仁和街道仁河大道46号</text:p>
          </table:table-cell>
          <table:table-cell table:number-columns-repeated="2"/>
        </table:table-row>
        <table:table-row table:style-name="ro2">
          <table:table-cell office:value-type="string">
            <text:p>300146</text:p>
          </table:table-cell>
          <table:table-cell office:value-type="string">
            <text:p>汤臣倍健</text:p>
          </table:table-cell>
          <table:table-cell office:value-type="string">
            <text:p>C 制造业</text:p>
          </table:table-cell>
          <table:table-cell office:value-type="string">
            <text:p>汤臣倍健股份有限公司</text:p>
          </table:table-cell>
          <table:table-cell office:value-type="string">
            <text:p>2010-12-15T00:00:00.000+08</text:p>
          </table:table-cell>
          <table:table-cell office:value-type="string">
            <text:p>广东</text:p>
          </table:table-cell>
          <table:table-cell office:value-type="string">
            <text:p>珠海市</text:p>
          </table:table-cell>
          <table:table-cell office:value-type="string">
            <text:p>www.by-health.com.cn</text:p>
          </table:table-cell>
          <table:table-cell office:value-type="string">
            <text:p>广东省珠海市金湾区三灶科技工业园星汉路19号</text:p>
          </table:table-cell>
          <table:table-cell table:number-columns-repeated="2"/>
        </table:table-row>
        <table:table-row table:style-name="ro2">
          <table:table-cell office:value-type="string">
            <text:p>300147</text:p>
          </table:table-cell>
          <table:table-cell office:value-type="string">
            <text:p>香雪制药</text:p>
          </table:table-cell>
          <table:table-cell office:value-type="string">
            <text:p>C 制造业</text:p>
          </table:table-cell>
          <table:table-cell office:value-type="string">
            <text:p>广州市香雪制药股份有限公司</text:p>
          </table:table-cell>
          <table:table-cell office:value-type="string">
            <text:p>2010-12-15T00:00:00.000+08</text:p>
          </table:table-cell>
          <table:table-cell office:value-type="string">
            <text:p>广东</text:p>
          </table:table-cell>
          <table:table-cell office:value-type="string">
            <text:p>广州市</text:p>
          </table:table-cell>
          <table:table-cell office:value-type="string">
            <text:p>www.xphcn.com</text:p>
          </table:table-cell>
          <table:table-cell office:value-type="string">
            <text:p>广东省广州市萝岗区广州经济技术开发区科学城金峰园路2号</text:p>
          </table:table-cell>
          <table:table-cell table:number-columns-repeated="2"/>
        </table:table-row>
        <table:table-row table:style-name="ro2">
          <table:table-cell office:value-type="string">
            <text:p>300148</text:p>
          </table:table-cell>
          <table:table-cell office:value-type="string">
            <text:p>天舟文化</text:p>
          </table:table-cell>
          <table:table-cell office:value-type="string">
            <text:p>R 文化传播</text:p>
          </table:table-cell>
          <table:table-cell office:value-type="string">
            <text:p>天舟文化股份有限公司</text:p>
          </table:table-cell>
          <table:table-cell office:value-type="string">
            <text:p>2010-12-15T00:00:00.000+08</text:p>
          </table:table-cell>
          <table:table-cell office:value-type="string">
            <text:p>湖南</text:p>
          </table:table-cell>
          <table:table-cell office:value-type="string">
            <text:p>长沙市</text:p>
          </table:table-cell>
          <table:table-cell office:value-type="string">
            <text:p>www.t-angel.com</text:p>
          </table:table-cell>
          <table:table-cell office:value-type="string">
            <text:p>湖南省长沙县星沙镇茶叶大市场办公楼502、602号</text:p>
          </table:table-cell>
          <table:table-cell table:number-columns-repeated="2"/>
        </table:table-row>
        <table:table-row table:style-name="ro2">
          <table:table-cell office:value-type="string">
            <text:p>300149</text:p>
          </table:table-cell>
          <table:table-cell office:value-type="string">
            <text:p>量子高科</text:p>
          </table:table-cell>
          <table:table-cell office:value-type="string">
            <text:p>C 制造业</text:p>
          </table:table-cell>
          <table:table-cell office:value-type="string">
            <text:p>量子高科（中国）生物股份有限公司</text:p>
          </table:table-cell>
          <table:table-cell office:value-type="string">
            <text:p>2010-12-22T00:00:00.000+08</text:p>
          </table:table-cell>
          <table:table-cell office:value-type="string">
            <text:p>广东</text:p>
          </table:table-cell>
          <table:table-cell office:value-type="string">
            <text:p>江门市</text:p>
          </table:table-cell>
          <table:table-cell office:value-type="string">
            <text:p>www.qht.cc</text:p>
          </table:table-cell>
          <table:table-cell office:value-type="string">
            <text:p>广东省江门市高新区高新西路133号</text:p>
          </table:table-cell>
          <table:table-cell table:number-columns-repeated="2"/>
        </table:table-row>
        <table:table-row table:style-name="ro2">
          <table:table-cell office:value-type="string">
            <text:p>300150</text:p>
          </table:table-cell>
          <table:table-cell office:value-type="string">
            <text:p>世纪瑞尔</text:p>
          </table:table-cell>
          <table:table-cell office:value-type="string">
            <text:p>I 信息技术</text:p>
          </table:table-cell>
          <table:table-cell office:value-type="string">
            <text:p>北京世纪瑞尔技术股份有限公司</text:p>
          </table:table-cell>
          <table:table-cell office:value-type="string">
            <text:p>2010-12-22T00:00:00.000+08</text:p>
          </table:table-cell>
          <table:table-cell office:value-type="string">
            <text:p>北京</text:p>
          </table:table-cell>
          <table:table-cell office:value-type="string">
            <text:p>北京市</text:p>
          </table:table-cell>
          <table:table-cell office:value-type="string">
            <text:p>www.c-real.com.cn</text:p>
          </table:table-cell>
          <table:table-cell office:value-type="string">
            <text:p>北京市海淀区创业路8号3号楼6层3-9</text:p>
          </table:table-cell>
          <table:table-cell table:number-columns-repeated="2"/>
        </table:table-row>
        <table:table-row table:style-name="ro2">
          <table:table-cell office:value-type="string">
            <text:p>300151</text:p>
          </table:table-cell>
          <table:table-cell office:value-type="string">
            <text:p>昌红科技</text:p>
          </table:table-cell>
          <table:table-cell office:value-type="string">
            <text:p>C 制造业</text:p>
          </table:table-cell>
          <table:table-cell office:value-type="string">
            <text:p>深圳市昌红科技股份有限公司</text:p>
          </table:table-cell>
          <table:table-cell office:value-type="string">
            <text:p>2010-12-22T00:00:00.000+08</text:p>
          </table:table-cell>
          <table:table-cell office:value-type="string">
            <text:p>广东</text:p>
          </table:table-cell>
          <table:table-cell office:value-type="string">
            <text:p>深圳市</text:p>
          </table:table-cell>
          <table:table-cell office:value-type="string">
            <text:p>www.sz-changhong.com</text:p>
          </table:table-cell>
          <table:table-cell office:value-type="string">
            <text:p>广东省深圳市坪山新区坪山锦龙大道西侧</text:p>
          </table:table-cell>
          <table:table-cell table:number-columns-repeated="2"/>
        </table:table-row>
        <table:table-row table:style-name="ro2">
          <table:table-cell office:value-type="string">
            <text:p>300152</text:p>
          </table:table-cell>
          <table:table-cell office:value-type="string">
            <text:p>科融环境</text:p>
          </table:table-cell>
          <table:table-cell office:value-type="string">
            <text:p>N 公共环保</text:p>
          </table:table-cell>
          <table:table-cell office:value-type="string">
            <text:p>徐州科融环境资源股份有限公司</text:p>
          </table:table-cell>
          <table:table-cell office:value-type="string">
            <text:p>2010-12-29T00:00:00.000+08</text:p>
          </table:table-cell>
          <table:table-cell office:value-type="string">
            <text:p>江苏</text:p>
          </table:table-cell>
          <table:table-cell office:value-type="string">
            <text:p>徐州市</text:p>
          </table:table-cell>
          <table:table-cell office:value-type="string">
            <text:p>www.kre.cn</text:p>
          </table:table-cell>
          <table:table-cell office:value-type="string">
            <text:p>江苏省徐州市经济开发区杨山路12号</text:p>
          </table:table-cell>
          <table:table-cell table:number-columns-repeated="2"/>
        </table:table-row>
        <table:table-row table:style-name="ro2">
          <table:table-cell office:value-type="string">
            <text:p>300153</text:p>
          </table:table-cell>
          <table:table-cell office:value-type="string">
            <text:p>科泰电源</text:p>
          </table:table-cell>
          <table:table-cell office:value-type="string">
            <text:p>C 制造业</text:p>
          </table:table-cell>
          <table:table-cell office:value-type="string">
            <text:p>上海科泰电源股份有限公司</text:p>
          </table:table-cell>
          <table:table-cell office:value-type="string">
            <text:p>2010-12-29T00:00:00.000+08</text:p>
          </table:table-cell>
          <table:table-cell office:value-type="string">
            <text:p>上海</text:p>
          </table:table-cell>
          <table:table-cell office:value-type="string">
            <text:p>上海市</text:p>
          </table:table-cell>
          <table:table-cell office:value-type="string">
            <text:p>www.cooltechsh.com</text:p>
          </table:table-cell>
          <table:table-cell office:value-type="string">
            <text:p>上海市青浦区张江高新区青浦园天辰路1633号</text:p>
          </table:table-cell>
          <table:table-cell table:number-columns-repeated="2"/>
        </table:table-row>
        <table:table-row table:style-name="ro2">
          <table:table-cell office:value-type="string">
            <text:p>300154</text:p>
          </table:table-cell>
          <table:table-cell office:value-type="string">
            <text:p>瑞凌股份</text:p>
          </table:table-cell>
          <table:table-cell office:value-type="string">
            <text:p>C 制造业</text:p>
          </table:table-cell>
          <table:table-cell office:value-type="string">
            <text:p>深圳市瑞凌实业股份有限公司</text:p>
          </table:table-cell>
          <table:table-cell office:value-type="string">
            <text:p>2010-12-29T00:00:00.000+08</text:p>
          </table:table-cell>
          <table:table-cell office:value-type="string">
            <text:p>广东</text:p>
          </table:table-cell>
          <table:table-cell office:value-type="string">
            <text:p>深圳市</text:p>
          </table:table-cell>
          <table:table-cell office:value-type="string">
            <text:p>www.riland.com.cn</text:p>
          </table:table-cell>
          <table:table-cell office:value-type="string">
            <text:p>广东省深圳市光明新区观光路3009号招商局科技园A3栋C单元207</text:p>
          </table:table-cell>
          <table:table-cell table:number-columns-repeated="2"/>
        </table:table-row>
        <table:table-row table:style-name="ro2">
          <table:table-cell office:value-type="string">
            <text:p>300155</text:p>
          </table:table-cell>
          <table:table-cell office:value-type="string">
            <text:p>安居宝</text:p>
          </table:table-cell>
          <table:table-cell office:value-type="string">
            <text:p>C 制造业</text:p>
          </table:table-cell>
          <table:table-cell office:value-type="string">
            <text:p>广东安居宝数码科技股份有限公司</text:p>
          </table:table-cell>
          <table:table-cell office:value-type="string">
            <text:p>2011-01-07T00:00:00.000+08</text:p>
          </table:table-cell>
          <table:table-cell office:value-type="string">
            <text:p>广东</text:p>
          </table:table-cell>
          <table:table-cell office:value-type="string">
            <text:p>广州市</text:p>
          </table:table-cell>
          <table:table-cell office:value-type="string">
            <text:p>www.anjubao.com</text:p>
          </table:table-cell>
          <table:table-cell office:value-type="string">
            <text:p>广东省广州高新技术产业开发区科学城起云路6号自编一栋</text:p>
          </table:table-cell>
          <table:table-cell table:number-columns-repeated="2"/>
        </table:table-row>
        <table:table-row table:style-name="ro2">
          <table:table-cell office:value-type="string">
            <text:p>300156</text:p>
          </table:table-cell>
          <table:table-cell office:value-type="string">
            <text:p>神雾环保</text:p>
          </table:table-cell>
          <table:table-cell office:value-type="string">
            <text:p>C 制造业</text:p>
          </table:table-cell>
          <table:table-cell office:value-type="string">
            <text:p>神雾环保技术股份有限公司</text:p>
          </table:table-cell>
          <table:table-cell office:value-type="string">
            <text:p>2011-01-07T00:00:00.000+08</text:p>
          </table:table-cell>
          <table:table-cell office:value-type="string">
            <text:p>北京</text:p>
          </table:table-cell>
          <table:table-cell office:value-type="string">
            <text:p>北京市</text:p>
          </table:table-cell>
          <table:table-cell office:value-type="string">
            <text:p>www.swet.net.cn</text:p>
          </table:table-cell>
          <table:table-cell office:value-type="string">
            <text:p>北京市朝阳区将台路5号院15号楼C座6层</text:p>
          </table:table-cell>
          <table:table-cell table:number-columns-repeated="2"/>
        </table:table-row>
        <table:table-row table:style-name="ro2">
          <table:table-cell office:value-type="string">
            <text:p>300157</text:p>
          </table:table-cell>
          <table:table-cell office:value-type="string">
            <text:p>恒泰艾普</text:p>
          </table:table-cell>
          <table:table-cell office:value-type="string">
            <text:p>B 采矿业</text:p>
          </table:table-cell>
          <table:table-cell office:value-type="string">
            <text:p>恒泰艾普集团股份有限公司</text:p>
          </table:table-cell>
          <table:table-cell office:value-type="string">
            <text:p>2011-01-07T00:00:00.000+08</text:p>
          </table:table-cell>
          <table:table-cell office:value-type="string">
            <text:p>北京</text:p>
          </table:table-cell>
          <table:table-cell office:value-type="string">
            <text:p>北京市</text:p>
          </table:table-cell>
          <table:table-cell office:value-type="string">
            <text:p>www.ldocean.com.cn</text:p>
          </table:table-cell>
          <table:table-cell office:value-type="string">
            <text:p>北京市海淀区丰秀中路3号院4号楼401室</text:p>
          </table:table-cell>
          <table:table-cell table:number-columns-repeated="2"/>
        </table:table-row>
        <table:table-row table:style-name="ro2">
          <table:table-cell office:value-type="string">
            <text:p>300158</text:p>
          </table:table-cell>
          <table:table-cell office:value-type="string">
            <text:p>振东制药</text:p>
          </table:table-cell>
          <table:table-cell office:value-type="string">
            <text:p>C 制造业</text:p>
          </table:table-cell>
          <table:table-cell office:value-type="string">
            <text:p>山西振东制药股份有限公司</text:p>
          </table:table-cell>
          <table:table-cell office:value-type="string">
            <text:p>2011-01-07T00:00:00.000+08</text:p>
          </table:table-cell>
          <table:table-cell office:value-type="string">
            <text:p>山西</text:p>
          </table:table-cell>
          <table:table-cell office:value-type="string">
            <text:p>长治市</text:p>
          </table:table-cell>
          <table:table-cell office:value-type="string">
            <text:p>www.zdjt.com</text:p>
          </table:table-cell>
          <table:table-cell office:value-type="string">
            <text:p>山西省长治县光明南路振东科技园</text:p>
          </table:table-cell>
          <table:table-cell table:number-columns-repeated="2"/>
        </table:table-row>
        <table:table-row table:style-name="ro2">
          <table:table-cell office:value-type="string">
            <text:p>300159</text:p>
          </table:table-cell>
          <table:table-cell office:value-type="string">
            <text:p>新研股份</text:p>
          </table:table-cell>
          <table:table-cell office:value-type="string">
            <text:p>C 制造业</text:p>
          </table:table-cell>
          <table:table-cell office:value-type="string">
            <text:p>新疆机械研究院股份有限公司</text:p>
          </table:table-cell>
          <table:table-cell office:value-type="string">
            <text:p>2011-01-07T00:00:00.000+08</text:p>
          </table:table-cell>
          <table:table-cell office:value-type="string">
            <text:p>新疆</text:p>
          </table:table-cell>
          <table:table-cell office:value-type="string">
            <text:p>乌鲁木齐市</text:p>
          </table:table-cell>
          <table:table-cell office:value-type="string">
            <text:p>www.xjjxy.com.cn</text:p>
          </table:table-cell>
          <table:table-cell office:value-type="string">
            <text:p>新疆维吾尔自治区乌鲁木齐经济技术开发区融合南路661号</text:p>
          </table:table-cell>
          <table:table-cell table:number-columns-repeated="2"/>
        </table:table-row>
        <table:table-row table:style-name="ro2">
          <table:table-cell office:value-type="string">
            <text:p>300160</text:p>
          </table:table-cell>
          <table:table-cell office:value-type="string">
            <text:p>秀强股份</text:p>
          </table:table-cell>
          <table:table-cell office:value-type="string">
            <text:p>C 制造业</text:p>
          </table:table-cell>
          <table:table-cell office:value-type="string">
            <text:p>江苏秀强玻璃工艺股份有限公司</text:p>
          </table:table-cell>
          <table:table-cell office:value-type="string">
            <text:p>2011-01-13T00:00:00.000+08</text:p>
          </table:table-cell>
          <table:table-cell office:value-type="string">
            <text:p>江苏</text:p>
          </table:table-cell>
          <table:table-cell office:value-type="string">
            <text:p>宿迁市</text:p>
          </table:table-cell>
          <table:table-cell office:value-type="string">
            <text:p>www.jsxq.com</text:p>
          </table:table-cell>
          <table:table-cell office:value-type="string">
            <text:p>江苏省宿迁市宿豫区江山大道28号</text:p>
          </table:table-cell>
          <table:table-cell table:number-columns-repeated="2"/>
        </table:table-row>
        <table:table-row table:style-name="ro2">
          <table:table-cell office:value-type="string">
            <text:p>300161</text:p>
          </table:table-cell>
          <table:table-cell office:value-type="string">
            <text:p>华中数控</text:p>
          </table:table-cell>
          <table:table-cell office:value-type="string">
            <text:p>C 制造业</text:p>
          </table:table-cell>
          <table:table-cell office:value-type="string">
            <text:p>武汉华中数控股份有限公司</text:p>
          </table:table-cell>
          <table:table-cell office:value-type="string">
            <text:p>2011-01-13T00:00:00.000+08</text:p>
          </table:table-cell>
          <table:table-cell office:value-type="string">
            <text:p>湖北</text:p>
          </table:table-cell>
          <table:table-cell office:value-type="string">
            <text:p>武汉市</text:p>
          </table:table-cell>
          <table:table-cell office:value-type="string">
            <text:p>www.huazhongcnc.com</text:p>
          </table:table-cell>
          <table:table-cell office:value-type="string">
            <text:p>湖北省武汉市东湖开发区华工科技园</text:p>
          </table:table-cell>
          <table:table-cell table:number-columns-repeated="2"/>
        </table:table-row>
        <table:table-row table:style-name="ro2">
          <table:table-cell office:value-type="string">
            <text:p>300162</text:p>
          </table:table-cell>
          <table:table-cell office:value-type="string">
            <text:p>雷曼股份</text:p>
          </table:table-cell>
          <table:table-cell office:value-type="string">
            <text:p>C 制造业</text:p>
          </table:table-cell>
          <table:table-cell office:value-type="string">
            <text:p>深圳雷曼光电科技股份有限公司</text:p>
          </table:table-cell>
          <table:table-cell office:value-type="string">
            <text:p>2011-01-13T00:00:00.000+08</text:p>
          </table:table-cell>
          <table:table-cell office:value-type="string">
            <text:p>广东</text:p>
          </table:table-cell>
          <table:table-cell office:value-type="string">
            <text:p>深圳市</text:p>
          </table:table-cell>
          <table:table-cell office:value-type="string">
            <text:p>www.ledman.cn</text:p>
          </table:table-cell>
          <table:table-cell office:value-type="string">
            <text:p>广东省深圳市南山区松白公路百旺信工业园区二区第八栋</text:p>
          </table:table-cell>
          <table:table-cell table:number-columns-repeated="2"/>
        </table:table-row>
        <table:table-row table:style-name="ro2">
          <table:table-cell office:value-type="string">
            <text:p>300163</text:p>
          </table:table-cell>
          <table:table-cell office:value-type="string">
            <text:p>先锋新材</text:p>
          </table:table-cell>
          <table:table-cell office:value-type="string">
            <text:p>C 制造业</text:p>
          </table:table-cell>
          <table:table-cell office:value-type="string">
            <text:p>宁波先锋新材料股份有限公司</text:p>
          </table:table-cell>
          <table:table-cell office:value-type="string">
            <text:p>2011-01-13T00:00:00.000+08</text:p>
          </table:table-cell>
          <table:table-cell office:value-type="string">
            <text:p>浙江</text:p>
          </table:table-cell>
          <table:table-cell office:value-type="string">
            <text:p>宁波市</text:p>
          </table:table-cell>
          <table:table-cell office:value-type="string">
            <text:p>www.aplus.cn;www.chinacurtains.com</text:p>
          </table:table-cell>
          <table:table-cell office:value-type="string">
            <text:p>浙江省宁波市海曙区集士港镇汇士路8号</text:p>
          </table:table-cell>
          <table:table-cell table:number-columns-repeated="2"/>
        </table:table-row>
        <table:table-row table:style-name="ro2">
          <table:table-cell office:value-type="string">
            <text:p>300164</text:p>
          </table:table-cell>
          <table:table-cell office:value-type="string">
            <text:p>通源石油</text:p>
          </table:table-cell>
          <table:table-cell office:value-type="string">
            <text:p>B 采矿业</text:p>
          </table:table-cell>
          <table:table-cell office:value-type="string">
            <text:p>西安通源石油科技股份有限公司</text:p>
          </table:table-cell>
          <table:table-cell office:value-type="string">
            <text:p>2011-01-13T00:00:00.000+08</text:p>
          </table:table-cell>
          <table:table-cell office:value-type="string">
            <text:p>陕西</text:p>
          </table:table-cell>
          <table:table-cell office:value-type="string">
            <text:p>西安市</text:p>
          </table:table-cell>
          <table:table-cell office:value-type="string">
            <text:p>www.tongoiltools.com</text:p>
          </table:table-cell>
          <table:table-cell office:value-type="string">
            <text:p>陕西省西安市高新区科技二路70号软件园唐乐阁D301室</text:p>
          </table:table-cell>
          <table:table-cell table:number-columns-repeated="2"/>
        </table:table-row>
        <table:table-row table:style-name="ro2">
          <table:table-cell office:value-type="string">
            <text:p>300165</text:p>
          </table:table-cell>
          <table:table-cell office:value-type="string">
            <text:p>天瑞仪器</text:p>
          </table:table-cell>
          <table:table-cell office:value-type="string">
            <text:p>C 制造业</text:p>
          </table:table-cell>
          <table:table-cell office:value-type="string">
            <text:p>江苏天瑞仪器股份有限公司</text:p>
          </table:table-cell>
          <table:table-cell office:value-type="string">
            <text:p>2011-01-25T00:00:00.000+08</text:p>
          </table:table-cell>
          <table:table-cell office:value-type="string">
            <text:p>江苏</text:p>
          </table:table-cell>
          <table:table-cell office:value-type="string">
            <text:p>苏州市</text:p>
          </table:table-cell>
          <table:table-cell office:value-type="string">
            <text:p>www.skyray-instrument.com</text:p>
          </table:table-cell>
          <table:table-cell office:value-type="string">
            <text:p>江苏省昆山市玉山镇中华园西路1888号天瑞大厦</text:p>
          </table:table-cell>
          <table:table-cell table:number-columns-repeated="2"/>
        </table:table-row>
        <table:table-row table:style-name="ro2">
          <table:table-cell office:value-type="string">
            <text:p>300166</text:p>
          </table:table-cell>
          <table:table-cell office:value-type="string">
            <text:p>东方国信</text:p>
          </table:table-cell>
          <table:table-cell office:value-type="string">
            <text:p>I 信息技术</text:p>
          </table:table-cell>
          <table:table-cell office:value-type="string">
            <text:p>北京东方国信科技股份有限公司</text:p>
          </table:table-cell>
          <table:table-cell office:value-type="string">
            <text:p>2011-01-25T00:00:00.000+08</text:p>
          </table:table-cell>
          <table:table-cell office:value-type="string">
            <text:p>北京</text:p>
          </table:table-cell>
          <table:table-cell office:value-type="string">
            <text:p>北京市</text:p>
          </table:table-cell>
          <table:table-cell office:value-type="string">
            <text:p>www.bonc.com.cn</text:p>
          </table:table-cell>
          <table:table-cell office:value-type="string">
            <text:p>北京市朝阳区创达三路1号院1号楼7层101</text:p>
          </table:table-cell>
          <table:table-cell table:number-columns-repeated="2"/>
        </table:table-row>
        <table:table-row table:style-name="ro2">
          <table:table-cell office:value-type="string">
            <text:p>300167</text:p>
          </table:table-cell>
          <table:table-cell office:value-type="string">
            <text:p>迪威视讯</text:p>
          </table:table-cell>
          <table:table-cell office:value-type="string">
            <text:p>I 信息技术</text:p>
          </table:table-cell>
          <table:table-cell office:value-type="string">
            <text:p>深圳市迪威视讯股份有限公司</text:p>
          </table:table-cell>
          <table:table-cell office:value-type="string">
            <text:p>2011-01-25T00:00:00.000+08</text:p>
          </table:table-cell>
          <table:table-cell office:value-type="string">
            <text:p>广东</text:p>
          </table:table-cell>
          <table:table-cell office:value-type="string">
            <text:p>深圳市</text:p>
          </table:table-cell>
          <table:table-cell office:value-type="string">
            <text:p>www.dvision.cn</text:p>
          </table:table-cell>
          <table:table-cell office:value-type="string">
            <text:p>广东省深圳市南山区西丽镇茶光路南侧深圳集成电路设计应用产业园306-1、307、407、409室</text:p>
          </table:table-cell>
          <table:table-cell table:number-columns-repeated="2"/>
        </table:table-row>
        <table:table-row table:style-name="ro2">
          <table:table-cell office:value-type="string">
            <text:p>300168</text:p>
          </table:table-cell>
          <table:table-cell office:value-type="string">
            <text:p>万达信息</text:p>
          </table:table-cell>
          <table:table-cell office:value-type="string">
            <text:p>I 信息技术</text:p>
          </table:table-cell>
          <table:table-cell office:value-type="string">
            <text:p>万达信息股份有限公司</text:p>
          </table:table-cell>
          <table:table-cell office:value-type="string">
            <text:p>2011-01-25T00:00:00.000+08</text:p>
          </table:table-cell>
          <table:table-cell office:value-type="string">
            <text:p>上海</text:p>
          </table:table-cell>
          <table:table-cell office:value-type="string">
            <text:p>上海市</text:p>
          </table:table-cell>
          <table:table-cell office:value-type="string">
            <text:p>www.wondersgroup.com</text:p>
          </table:table-cell>
          <table:table-cell office:value-type="string">
            <text:p>上海市桂平路481号20号楼5层</text:p>
          </table:table-cell>
          <table:table-cell table:number-columns-repeated="2"/>
        </table:table-row>
        <table:table-row table:style-name="ro2">
          <table:table-cell office:value-type="string">
            <text:p>300169</text:p>
          </table:table-cell>
          <table:table-cell office:value-type="string">
            <text:p>天晟新材</text:p>
          </table:table-cell>
          <table:table-cell office:value-type="string">
            <text:p>C 制造业</text:p>
          </table:table-cell>
          <table:table-cell office:value-type="string">
            <text:p>常州天晟新材料股份有限公司</text:p>
          </table:table-cell>
          <table:table-cell office:value-type="string">
            <text:p>2011-01-25T00:00:00.000+08</text:p>
          </table:table-cell>
          <table:table-cell office:value-type="string">
            <text:p>江苏</text:p>
          </table:table-cell>
          <table:table-cell office:value-type="string">
            <text:p>常州市</text:p>
          </table:table-cell>
          <table:table-cell office:value-type="string">
            <text:p>www.tschina.com</text:p>
          </table:table-cell>
          <table:table-cell office:value-type="string">
            <text:p>江苏省常州市龙锦路508号</text:p>
          </table:table-cell>
          <table:table-cell table:number-columns-repeated="2"/>
        </table:table-row>
        <table:table-row table:style-name="ro2">
          <table:table-cell office:value-type="string">
            <text:p>300170</text:p>
          </table:table-cell>
          <table:table-cell office:value-type="string">
            <text:p>汉得信息</text:p>
          </table:table-cell>
          <table:table-cell office:value-type="string">
            <text:p>I 信息技术</text:p>
          </table:table-cell>
          <table:table-cell office:value-type="string">
            <text:p>上海汉得信息技术股份有限公司</text:p>
          </table:table-cell>
          <table:table-cell office:value-type="string">
            <text:p>2011-02-01T00:00:00.000+08</text:p>
          </table:table-cell>
          <table:table-cell office:value-type="string">
            <text:p>上海</text:p>
          </table:table-cell>
          <table:table-cell office:value-type="string">
            <text:p>上海市</text:p>
          </table:table-cell>
          <table:table-cell office:value-type="string">
            <text:p>www.hand-china.com</text:p>
          </table:table-cell>
          <table:table-cell office:value-type="string">
            <text:p>上海市青浦工业园区外青松公路5500号303室</text:p>
          </table:table-cell>
          <table:table-cell table:number-columns-repeated="2"/>
        </table:table-row>
        <table:table-row table:style-name="ro2">
          <table:table-cell office:value-type="string">
            <text:p>300171</text:p>
          </table:table-cell>
          <table:table-cell office:value-type="string">
            <text:p>东富龙</text:p>
          </table:table-cell>
          <table:table-cell office:value-type="string">
            <text:p>C 制造业</text:p>
          </table:table-cell>
          <table:table-cell office:value-type="string">
            <text:p>上海东富龙科技股份有限公司</text:p>
          </table:table-cell>
          <table:table-cell office:value-type="string">
            <text:p>2011-02-01T00:00:00.000+08</text:p>
          </table:table-cell>
          <table:table-cell office:value-type="string">
            <text:p>上海</text:p>
          </table:table-cell>
          <table:table-cell office:value-type="string">
            <text:p>上海市</text:p>
          </table:table-cell>
          <table:table-cell office:value-type="string">
            <text:p>www.tofflon.com</text:p>
          </table:table-cell>
          <table:table-cell office:value-type="string">
            <text:p>上海市闵行区都会路1509号4幢</text:p>
          </table:table-cell>
          <table:table-cell table:number-columns-repeated="2"/>
        </table:table-row>
        <table:table-row table:style-name="ro2">
          <table:table-cell office:value-type="string">
            <text:p>300172</text:p>
          </table:table-cell>
          <table:table-cell office:value-type="string">
            <text:p>中电环保</text:p>
          </table:table-cell>
          <table:table-cell office:value-type="string">
            <text:p>N 公共环保</text:p>
          </table:table-cell>
          <table:table-cell office:value-type="string">
            <text:p>中电环保股份有限公司</text:p>
          </table:table-cell>
          <table:table-cell office:value-type="string">
            <text:p>2011-02-01T00:00:00.000+08</text:p>
          </table:table-cell>
          <table:table-cell office:value-type="string">
            <text:p>江苏</text:p>
          </table:table-cell>
          <table:table-cell office:value-type="string">
            <text:p>南京市</text:p>
          </table:table-cell>
          <table:table-cell office:value-type="string">
            <text:p>www.njcec.com</text:p>
          </table:table-cell>
          <table:table-cell office:value-type="string">
            <text:p>江苏省南京市江宁开发区诚信大道1800号</text:p>
          </table:table-cell>
          <table:table-cell table:number-columns-repeated="2"/>
        </table:table-row>
        <table:table-row table:style-name="ro2">
          <table:table-cell office:value-type="string">
            <text:p>300173</text:p>
          </table:table-cell>
          <table:table-cell office:value-type="string">
            <text:p>智慧松德</text:p>
          </table:table-cell>
          <table:table-cell office:value-type="string">
            <text:p>C 制造业</text:p>
          </table:table-cell>
          <table:table-cell office:value-type="string">
            <text:p>松德智慧装备股份有限公司</text:p>
          </table:table-cell>
          <table:table-cell office:value-type="string">
            <text:p>2011-02-01T00:00:00.000+08</text:p>
          </table:table-cell>
          <table:table-cell office:value-type="string">
            <text:p>广东</text:p>
          </table:table-cell>
          <table:table-cell office:value-type="string">
            <text:p>中山市</text:p>
          </table:table-cell>
          <table:table-cell office:value-type="string">
            <text:p>www.songde.com.cn</text:p>
          </table:table-cell>
          <table:table-cell office:value-type="string">
            <text:p>广东省中山市南头镇东福北路35号</text:p>
          </table:table-cell>
          <table:table-cell table:number-columns-repeated="2"/>
        </table:table-row>
        <table:table-row table:style-name="ro2">
          <table:table-cell office:value-type="string">
            <text:p>300174</text:p>
          </table:table-cell>
          <table:table-cell office:value-type="string">
            <text:p>元力股份</text:p>
          </table:table-cell>
          <table:table-cell office:value-type="string">
            <text:p>C 制造业</text:p>
          </table:table-cell>
          <table:table-cell office:value-type="string">
            <text:p>福建元力活性炭股份有限公司</text:p>
          </table:table-cell>
          <table:table-cell office:value-type="string">
            <text:p>2011-02-01T00:00:00.000+08</text:p>
          </table:table-cell>
          <table:table-cell office:value-type="string">
            <text:p>福建</text:p>
          </table:table-cell>
          <table:table-cell office:value-type="string">
            <text:p>南平市</text:p>
          </table:table-cell>
          <table:table-cell office:value-type="string">
            <text:p>www.yuanlicarbon.com</text:p>
          </table:table-cell>
          <table:table-cell office:value-type="string">
            <text:p>福建省南平来舟经济开发区</text:p>
          </table:table-cell>
          <table:table-cell table:number-columns-repeated="2"/>
        </table:table-row>
        <table:table-row table:style-name="ro2">
          <table:table-cell office:value-type="string">
            <text:p>300175</text:p>
          </table:table-cell>
          <table:table-cell office:value-type="string">
            <text:p>朗源股份</text:p>
          </table:table-cell>
          <table:table-cell office:value-type="string">
            <text:p>C 制造业</text:p>
          </table:table-cell>
          <table:table-cell office:value-type="string">
            <text:p>朗源股份有限公司</text:p>
          </table:table-cell>
          <table:table-cell office:value-type="string">
            <text:p>2011-02-15T00:00:00.000+08</text:p>
          </table:table-cell>
          <table:table-cell office:value-type="string">
            <text:p>山东</text:p>
          </table:table-cell>
          <table:table-cell office:value-type="string">
            <text:p>烟台市</text:p>
          </table:table-cell>
          <table:table-cell office:value-type="string">
            <text:p>www.lontrue.com</text:p>
          </table:table-cell>
          <table:table-cell office:value-type="string">
            <text:p>山东省龙口高新技术产业园区</text:p>
          </table:table-cell>
          <table:table-cell table:number-columns-repeated="2"/>
        </table:table-row>
        <table:table-row table:style-name="ro2">
          <table:table-cell office:value-type="string">
            <text:p>300176</text:p>
          </table:table-cell>
          <table:table-cell office:value-type="string">
            <text:p>鸿特精密</text:p>
          </table:table-cell>
          <table:table-cell office:value-type="string">
            <text:p>C 制造业</text:p>
          </table:table-cell>
          <table:table-cell office:value-type="string">
            <text:p>广东鸿特精密技术股份有限公司</text:p>
          </table:table-cell>
          <table:table-cell office:value-type="string">
            <text:p>2011-02-15T00:00:00.000+08</text:p>
          </table:table-cell>
          <table:table-cell office:value-type="string">
            <text:p>广东</text:p>
          </table:table-cell>
          <table:table-cell office:value-type="string">
            <text:p>肇庆市</text:p>
          </table:table-cell>
          <table:table-cell office:value-type="string">
            <text:p>www.hongteo.com.cn</text:p>
          </table:table-cell>
          <table:table-cell office:value-type="string">
            <text:p>广东省肇庆市鼎湖城区北十区</text:p>
          </table:table-cell>
          <table:table-cell table:number-columns-repeated="2"/>
        </table:table-row>
        <table:table-row table:style-name="ro2">
          <table:table-cell office:value-type="string">
            <text:p>300177</text:p>
          </table:table-cell>
          <table:table-cell office:value-type="string">
            <text:p>中海达</text:p>
          </table:table-cell>
          <table:table-cell office:value-type="string">
            <text:p>C 制造业</text:p>
          </table:table-cell>
          <table:table-cell office:value-type="string">
            <text:p>广州中海达卫星导航技术股份有限公司</text:p>
          </table:table-cell>
          <table:table-cell office:value-type="string">
            <text:p>2011-02-15T00:00:00.000+08</text:p>
          </table:table-cell>
          <table:table-cell office:value-type="string">
            <text:p>广东</text:p>
          </table:table-cell>
          <table:table-cell office:value-type="string">
            <text:p>广州市</text:p>
          </table:table-cell>
          <table:table-cell office:value-type="string">
            <text:p>www.hi-target.com.cn</text:p>
          </table:table-cell>
          <table:table-cell office:value-type="string">
            <text:p>广东省广州市番禺区东环街番禺大道北555号天安总部中心13号厂房101</text:p>
          </table:table-cell>
          <table:table-cell table:number-columns-repeated="2"/>
        </table:table-row>
        <table:table-row table:style-name="ro2">
          <table:table-cell office:value-type="string">
            <text:p>300178</text:p>
          </table:table-cell>
          <table:table-cell office:value-type="string">
            <text:p>腾邦国际</text:p>
          </table:table-cell>
          <table:table-cell office:value-type="string">
            <text:p>L 商务服务</text:p>
          </table:table-cell>
          <table:table-cell office:value-type="string">
            <text:p>深圳市腾邦国际商业服务股份有限公司</text:p>
          </table:table-cell>
          <table:table-cell office:value-type="string">
            <text:p>2011-02-15T00:00:00.000+08</text:p>
          </table:table-cell>
          <table:table-cell office:value-type="string">
            <text:p>广东</text:p>
          </table:table-cell>
          <table:table-cell office:value-type="string">
            <text:p>深圳市</text:p>
          </table:table-cell>
          <table:table-cell office:value-type="string">
            <text:p>www.tempus.cn</text:p>
          </table:table-cell>
          <table:table-cell office:value-type="string">
            <text:p>广东省深圳市福田保税区桃花路腾邦物流大厦5楼</text:p>
          </table:table-cell>
          <table:table-cell table:number-columns-repeated="2"/>
        </table:table-row>
        <table:table-row table:style-name="ro2">
          <table:table-cell office:value-type="string">
            <text:p>300179</text:p>
          </table:table-cell>
          <table:table-cell office:value-type="string">
            <text:p>四方达</text:p>
          </table:table-cell>
          <table:table-cell office:value-type="string">
            <text:p>C 制造业</text:p>
          </table:table-cell>
          <table:table-cell office:value-type="string">
            <text:p>河南四方达超硬材料股份有限公司</text:p>
          </table:table-cell>
          <table:table-cell office:value-type="string">
            <text:p>2011-02-15T00:00:00.000+08</text:p>
          </table:table-cell>
          <table:table-cell office:value-type="string">
            <text:p>河南</text:p>
          </table:table-cell>
          <table:table-cell office:value-type="string">
            <text:p>郑州市</text:p>
          </table:table-cell>
          <table:table-cell office:value-type="string">
            <text:p>www.sf-diamond.com.cn</text:p>
          </table:table-cell>
          <table:table-cell office:value-type="string">
            <text:p>河南省郑州市经济技术开发区第十大街109号</text:p>
          </table:table-cell>
          <table:table-cell table:number-columns-repeated="2"/>
        </table:table-row>
        <table:table-row table:style-name="ro2">
          <table:table-cell office:value-type="string">
            <text:p>300180</text:p>
          </table:table-cell>
          <table:table-cell office:value-type="string">
            <text:p>华峰超纤</text:p>
          </table:table-cell>
          <table:table-cell office:value-type="string">
            <text:p>C 制造业</text:p>
          </table:table-cell>
          <table:table-cell office:value-type="string">
            <text:p>上海华峰超纤材料股份有限公司</text:p>
          </table:table-cell>
          <table:table-cell office:value-type="string">
            <text:p>2011-02-22T00:00:00.000+08</text:p>
          </table:table-cell>
          <table:table-cell office:value-type="string">
            <text:p>上海</text:p>
          </table:table-cell>
          <table:table-cell office:value-type="string">
            <text:p>上海市</text:p>
          </table:table-cell>
          <table:table-cell office:value-type="string">
            <text:p>www.zuoli.com</text:p>
          </table:table-cell>
          <table:table-cell office:value-type="string">
            <text:p>上海市金山区亭卫南路888号</text:p>
          </table:table-cell>
          <table:table-cell table:number-columns-repeated="2"/>
        </table:table-row>
        <table:table-row table:style-name="ro2">
          <table:table-cell office:value-type="string">
            <text:p>300181</text:p>
          </table:table-cell>
          <table:table-cell office:value-type="string">
            <text:p>佐力药业</text:p>
          </table:table-cell>
          <table:table-cell office:value-type="string">
            <text:p>C 制造业</text:p>
          </table:table-cell>
          <table:table-cell office:value-type="string">
            <text:p>浙江佐力药业股份有限公司</text:p>
          </table:table-cell>
          <table:table-cell office:value-type="string">
            <text:p>2011-02-22T00:00:00.000+08</text:p>
          </table:table-cell>
          <table:table-cell office:value-type="string">
            <text:p>浙江</text:p>
          </table:table-cell>
          <table:table-cell office:value-type="string">
            <text:p>湖州市</text:p>
          </table:table-cell>
          <table:table-cell office:value-type="string">
            <text:p>www.zuoli.com</text:p>
          </table:table-cell>
          <table:table-cell office:value-type="string">
            <text:p>浙江省德清县阜溪街道志远北路388号</text:p>
          </table:table-cell>
          <table:table-cell table:number-columns-repeated="2"/>
        </table:table-row>
        <table:table-row table:style-name="ro2">
          <table:table-cell office:value-type="string">
            <text:p>300182</text:p>
          </table:table-cell>
          <table:table-cell office:value-type="string">
            <text:p>捷成股份</text:p>
          </table:table-cell>
          <table:table-cell office:value-type="string">
            <text:p>I 信息技术</text:p>
          </table:table-cell>
          <table:table-cell office:value-type="string">
            <text:p>北京捷成世纪科技股份有限公司</text:p>
          </table:table-cell>
          <table:table-cell office:value-type="string">
            <text:p>2011-02-22T00:00:00.000+08</text:p>
          </table:table-cell>
          <table:table-cell office:value-type="string">
            <text:p>北京</text:p>
          </table:table-cell>
          <table:table-cell office:value-type="string">
            <text:p>北京市</text:p>
          </table:table-cell>
          <table:table-cell office:value-type="string">
            <text:p>www.jetsen.com.cn</text:p>
          </table:table-cell>
          <table:table-cell office:value-type="string">
            <text:p>北京市海淀区知春路1号学院国际大厦709室</text:p>
          </table:table-cell>
          <table:table-cell table:number-columns-repeated="2"/>
        </table:table-row>
        <table:table-row table:style-name="ro2">
          <table:table-cell office:value-type="string">
            <text:p>300183</text:p>
          </table:table-cell>
          <table:table-cell office:value-type="string">
            <text:p>东软载波</text:p>
          </table:table-cell>
          <table:table-cell office:value-type="string">
            <text:p>I 信息技术</text:p>
          </table:table-cell>
          <table:table-cell office:value-type="string">
            <text:p>青岛东软载波科技股份有限公司</text:p>
          </table:table-cell>
          <table:table-cell office:value-type="string">
            <text:p>2011-02-22T00:00:00.000+08</text:p>
          </table:table-cell>
          <table:table-cell office:value-type="string">
            <text:p>山东</text:p>
          </table:table-cell>
          <table:table-cell office:value-type="string">
            <text:p>青岛市</text:p>
          </table:table-cell>
          <table:table-cell office:value-type="string">
            <text:p>www.eastsoft.com.cn</text:p>
          </table:table-cell>
          <table:table-cell office:value-type="string">
            <text:p>山东省青岛市市北区上清路16号甲</text:p>
          </table:table-cell>
          <table:table-cell table:number-columns-repeated="2"/>
        </table:table-row>
        <table:table-row table:style-name="ro2">
          <table:table-cell office:value-type="string">
            <text:p>300184</text:p>
          </table:table-cell>
          <table:table-cell office:value-type="string">
            <text:p>力源信息</text:p>
          </table:table-cell>
          <table:table-cell office:value-type="string">
            <text:p>F 批发零售</text:p>
          </table:table-cell>
          <table:table-cell office:value-type="string">
            <text:p>武汉力源信息技术股份有限公司</text:p>
          </table:table-cell>
          <table:table-cell office:value-type="string">
            <text:p>2011-02-22T00:00:00.000+08</text:p>
          </table:table-cell>
          <table:table-cell office:value-type="string">
            <text:p>湖北</text:p>
          </table:table-cell>
          <table:table-cell office:value-type="string">
            <text:p>武汉市</text:p>
          </table:table-cell>
          <table:table-cell office:value-type="string">
            <text:p>www.icbase.com</text:p>
          </table:table-cell>
          <table:table-cell office:value-type="string">
            <text:p>湖北省武汉市东湖新技术开发区武大园三路5号</text:p>
          </table:table-cell>
          <table:table-cell table:number-columns-repeated="2"/>
        </table:table-row>
        <table:table-row table:style-name="ro2">
          <table:table-cell office:value-type="string">
            <text:p>300185</text:p>
          </table:table-cell>
          <table:table-cell office:value-type="string">
            <text:p>通裕重工</text:p>
          </table:table-cell>
          <table:table-cell office:value-type="string">
            <text:p>C 制造业</text:p>
          </table:table-cell>
          <table:table-cell office:value-type="string">
            <text:p>通裕重工股份有限公司</text:p>
          </table:table-cell>
          <table:table-cell office:value-type="string">
            <text:p>2011-03-08T00:00:00.000+08</text:p>
          </table:table-cell>
          <table:table-cell office:value-type="string">
            <text:p>山东</text:p>
          </table:table-cell>
          <table:table-cell office:value-type="string">
            <text:p>德州市</text:p>
          </table:table-cell>
          <table:table-cell office:value-type="string">
            <text:p>www.tongyuheavy.com</text:p>
          </table:table-cell>
          <table:table-cell office:value-type="string">
            <text:p>山东省德州（禹城）国家高新技术产业开发区</text:p>
          </table:table-cell>
          <table:table-cell table:number-columns-repeated="2"/>
        </table:table-row>
        <table:table-row table:style-name="ro2">
          <table:table-cell office:value-type="string">
            <text:p>300187</text:p>
          </table:table-cell>
          <table:table-cell office:value-type="string">
            <text:p>永清环保</text:p>
          </table:table-cell>
          <table:table-cell office:value-type="string">
            <text:p>N 公共环保</text:p>
          </table:table-cell>
          <table:table-cell office:value-type="string">
            <text:p>永清环保股份有限公司</text:p>
          </table:table-cell>
          <table:table-cell office:value-type="string">
            <text:p>2011-03-08T00:00:00.000+08</text:p>
          </table:table-cell>
          <table:table-cell office:value-type="string">
            <text:p>湖南</text:p>
          </table:table-cell>
          <table:table-cell office:value-type="string">
            <text:p>长沙市</text:p>
          </table:table-cell>
          <table:table-cell office:value-type="string">
            <text:p>www.yonker.com.cn</text:p>
          </table:table-cell>
          <table:table-cell office:value-type="string">
            <text:p>湖南省长沙市浏阳市国家生物医药产业基地(319国道旁)</text:p>
          </table:table-cell>
          <table:table-cell table:number-columns-repeated="2"/>
        </table:table-row>
        <table:table-row table:style-name="ro2">
          <table:table-cell office:value-type="string">
            <text:p>300188</text:p>
          </table:table-cell>
          <table:table-cell office:value-type="string">
            <text:p>美亚柏科</text:p>
          </table:table-cell>
          <table:table-cell office:value-type="string">
            <text:p>I 信息技术</text:p>
          </table:table-cell>
          <table:table-cell office:value-type="string">
            <text:p>厦门市美亚柏科信息股份有限公司</text:p>
          </table:table-cell>
          <table:table-cell office:value-type="string">
            <text:p>2011-03-16T00:00:00.000+08</text:p>
          </table:table-cell>
          <table:table-cell office:value-type="string">
            <text:p>福建</text:p>
          </table:table-cell>
          <table:table-cell office:value-type="string">
            <text:p>厦门市</text:p>
          </table:table-cell>
          <table:table-cell office:value-type="string">
            <text:p>www.300188.cn</text:p>
          </table:table-cell>
          <table:table-cell office:value-type="string">
            <text:p>福建省厦门市软件园二期观日路12号102-402单元</text:p>
          </table:table-cell>
          <table:table-cell table:number-columns-repeated="2"/>
        </table:table-row>
        <table:table-row table:style-name="ro2">
          <table:table-cell office:value-type="string">
            <text:p>300189</text:p>
          </table:table-cell>
          <table:table-cell office:value-type="string">
            <text:p>神农基因</text:p>
          </table:table-cell>
          <table:table-cell office:value-type="string">
            <text:p>A 农林牧渔</text:p>
          </table:table-cell>
          <table:table-cell office:value-type="string">
            <text:p>海南神农基因科技股份有限公司</text:p>
          </table:table-cell>
          <table:table-cell office:value-type="string">
            <text:p>2011-03-16T00:00:00.000+08</text:p>
          </table:table-cell>
          <table:table-cell office:value-type="string">
            <text:p>海南</text:p>
          </table:table-cell>
          <table:table-cell office:value-type="string">
            <text:p>海口市</text:p>
          </table:table-cell>
          <table:table-cell office:value-type="string">
            <text:p>www.sndf.com.cn</text:p>
          </table:table-cell>
          <table:table-cell office:value-type="string">
            <text:p>海南省海口市紫荆路2-1号紫荆信息公寓26A</text:p>
          </table:table-cell>
          <table:table-cell table:number-columns-repeated="2"/>
        </table:table-row>
        <table:table-row table:style-name="ro2">
          <table:table-cell office:value-type="string">
            <text:p>300190</text:p>
          </table:table-cell>
          <table:table-cell office:value-type="string">
            <text:p>维尔利</text:p>
          </table:table-cell>
          <table:table-cell office:value-type="string">
            <text:p>N 公共环保</text:p>
          </table:table-cell>
          <table:table-cell office:value-type="string">
            <text:p>江苏维尔利环保科技股份有限公司</text:p>
          </table:table-cell>
          <table:table-cell office:value-type="string">
            <text:p>2011-03-16T00:00:00.000+08</text:p>
          </table:table-cell>
          <table:table-cell office:value-type="string">
            <text:p>江苏</text:p>
          </table:table-cell>
          <table:table-cell office:value-type="string">
            <text:p>常州市</text:p>
          </table:table-cell>
          <table:table-cell office:value-type="string">
            <text:p>www.jswelle.com.cn</text:p>
          </table:table-cell>
          <table:table-cell office:value-type="string">
            <text:p>江苏省常州新北区汉江路156号</text:p>
          </table:table-cell>
          <table:table-cell table:number-columns-repeated="2"/>
        </table:table-row>
        <table:table-row table:style-name="ro2">
          <table:table-cell office:value-type="string">
            <text:p>300191</text:p>
          </table:table-cell>
          <table:table-cell office:value-type="string">
            <text:p>潜能恒信</text:p>
          </table:table-cell>
          <table:table-cell office:value-type="string">
            <text:p>B 采矿业</text:p>
          </table:table-cell>
          <table:table-cell office:value-type="string">
            <text:p>潜能恒信能源技术股份有限公司</text:p>
          </table:table-cell>
          <table:table-cell office:value-type="string">
            <text:p>2011-03-16T00:00:00.000+08</text:p>
          </table:table-cell>
          <table:table-cell office:value-type="string">
            <text:p>北京</text:p>
          </table:table-cell>
          <table:table-cell office:value-type="string">
            <text:p>北京市</text:p>
          </table:table-cell>
          <table:table-cell office:value-type="string">
            <text:p>www.sinogeo.com</text:p>
          </table:table-cell>
          <table:table-cell office:value-type="string">
            <text:p>北京市海淀区紫竹院路81号院3号楼北方地产大厦618</text:p>
          </table:table-cell>
          <table:table-cell table:number-columns-repeated="2"/>
        </table:table-row>
        <table:table-row table:style-name="ro2">
          <table:table-cell office:value-type="string">
            <text:p>300192</text:p>
          </table:table-cell>
          <table:table-cell office:value-type="string">
            <text:p>科斯伍德</text:p>
          </table:table-cell>
          <table:table-cell office:value-type="string">
            <text:p>C 制造业</text:p>
          </table:table-cell>
          <table:table-cell office:value-type="string">
            <text:p>苏州科斯伍德油墨股份有限公司</text:p>
          </table:table-cell>
          <table:table-cell office:value-type="string">
            <text:p>2011-03-22T00:00:00.000+08</text:p>
          </table:table-cell>
          <table:table-cell office:value-type="string">
            <text:p>江苏</text:p>
          </table:table-cell>
          <table:table-cell office:value-type="string">
            <text:p>苏州市</text:p>
          </table:table-cell>
          <table:table-cell office:value-type="string">
            <text:p>www.szkinks.com</text:p>
          </table:table-cell>
          <table:table-cell office:value-type="string">
            <text:p>江苏省苏州市相城区黄埭镇春申路989号</text:p>
          </table:table-cell>
          <table:table-cell table:number-columns-repeated="2"/>
        </table:table-row>
        <table:table-row table:style-name="ro2">
          <table:table-cell office:value-type="string">
            <text:p>300193</text:p>
          </table:table-cell>
          <table:table-cell office:value-type="string">
            <text:p>佳士科技</text:p>
          </table:table-cell>
          <table:table-cell office:value-type="string">
            <text:p>C 制造业</text:p>
          </table:table-cell>
          <table:table-cell office:value-type="string">
            <text:p>深圳市佳士科技股份有限公司</text:p>
          </table:table-cell>
          <table:table-cell office:value-type="string">
            <text:p>2011-03-22T00:00:00.000+08</text:p>
          </table:table-cell>
          <table:table-cell office:value-type="string">
            <text:p>广东</text:p>
          </table:table-cell>
          <table:table-cell office:value-type="string">
            <text:p>深圳市</text:p>
          </table:table-cell>
          <table:table-cell office:value-type="string">
            <text:p>www.jasic.com.cn</text:p>
          </table:table-cell>
          <table:table-cell office:value-type="string">
            <text:p>广东省深圳市坪山新区青兰一路3号</text:p>
          </table:table-cell>
          <table:table-cell table:number-columns-repeated="2"/>
        </table:table-row>
        <table:table-row table:style-name="ro2">
          <table:table-cell office:value-type="string">
            <text:p>300194</text:p>
          </table:table-cell>
          <table:table-cell office:value-type="string">
            <text:p>福安药业</text:p>
          </table:table-cell>
          <table:table-cell office:value-type="string">
            <text:p>C 制造业</text:p>
          </table:table-cell>
          <table:table-cell office:value-type="string">
            <text:p>福安药业（集团）股份有限公司</text:p>
          </table:table-cell>
          <table:table-cell office:value-type="string">
            <text:p>2011-03-22T00:00:00.000+08</text:p>
          </table:table-cell>
          <table:table-cell office:value-type="string">
            <text:p>重庆</text:p>
          </table:table-cell>
          <table:table-cell office:value-type="string">
            <text:p>重庆市</text:p>
          </table:table-cell>
          <table:table-cell office:value-type="string">
            <text:p>www.fapharm.com</text:p>
          </table:table-cell>
          <table:table-cell office:value-type="string">
            <text:p>重庆市长寿区化南一路1号</text:p>
          </table:table-cell>
          <table:table-cell table:number-columns-repeated="2"/>
        </table:table-row>
        <table:table-row table:style-name="ro2">
          <table:table-cell office:value-type="string">
            <text:p>300195</text:p>
          </table:table-cell>
          <table:table-cell office:value-type="string">
            <text:p>长荣股份</text:p>
          </table:table-cell>
          <table:table-cell office:value-type="string">
            <text:p>C 制造业</text:p>
          </table:table-cell>
          <table:table-cell office:value-type="string">
            <text:p>天津长荣印刷设备股份有限公司</text:p>
          </table:table-cell>
          <table:table-cell office:value-type="string">
            <text:p>2011-03-29T00:00:00.000+08</text:p>
          </table:table-cell>
          <table:table-cell office:value-type="string">
            <text:p>天津</text:p>
          </table:table-cell>
          <table:table-cell office:value-type="string">
            <text:p>天津市</text:p>
          </table:table-cell>
          <table:table-cell office:value-type="string">
            <text:p>www.mkmchina.com</text:p>
          </table:table-cell>
          <table:table-cell office:value-type="string">
            <text:p>天津市新技术产业园区北辰科技工业园</text:p>
          </table:table-cell>
          <table:table-cell table:number-columns-repeated="2"/>
        </table:table-row>
        <table:table-row table:style-name="ro2">
          <table:table-cell office:value-type="string">
            <text:p>300196</text:p>
          </table:table-cell>
          <table:table-cell office:value-type="string">
            <text:p>长海股份</text:p>
          </table:table-cell>
          <table:table-cell office:value-type="string">
            <text:p>C 制造业</text:p>
          </table:table-cell>
          <table:table-cell office:value-type="string">
            <text:p>江苏长海复合材料股份有限公司</text:p>
          </table:table-cell>
          <table:table-cell office:value-type="string">
            <text:p>2011-03-29T00:00:00.000+08</text:p>
          </table:table-cell>
          <table:table-cell office:value-type="string">
            <text:p>江苏</text:p>
          </table:table-cell>
          <table:table-cell office:value-type="string">
            <text:p>常州市</text:p>
          </table:table-cell>
          <table:table-cell office:value-type="string">
            <text:p>www.changhaigfrp.com</text:p>
          </table:table-cell>
          <table:table-cell office:value-type="string">
            <text:p>江苏省常州市武进区遥观镇塘桥村</text:p>
          </table:table-cell>
          <table:table-cell table:number-columns-repeated="2"/>
        </table:table-row>
        <table:table-row table:style-name="ro2">
          <table:table-cell office:value-type="string">
            <text:p>300197</text:p>
          </table:table-cell>
          <table:table-cell office:value-type="string">
            <text:p>铁汉生态</text:p>
          </table:table-cell>
          <table:table-cell office:value-type="string">
            <text:p>E 建筑业</text:p>
          </table:table-cell>
          <table:table-cell office:value-type="string">
            <text:p>深圳市铁汉生态环境股份有限公司</text:p>
          </table:table-cell>
          <table:table-cell office:value-type="string">
            <text:p>2011-03-29T00:00:00.000+08</text:p>
          </table:table-cell>
          <table:table-cell office:value-type="string">
            <text:p>广东</text:p>
          </table:table-cell>
          <table:table-cell office:value-type="string">
            <text:p>深圳市</text:p>
          </table:table-cell>
          <table:table-cell office:value-type="string">
            <text:p>www.sztechand.com</text:p>
          </table:table-cell>
          <table:table-cell office:value-type="string">
            <text:p>广东省深圳市龙岗区坂田街道雪岗路2018号天安云谷产业园一期3栋B座20层2002单元</text:p>
          </table:table-cell>
          <table:table-cell table:number-columns-repeated="2"/>
        </table:table-row>
        <table:table-row table:style-name="ro2">
          <table:table-cell office:value-type="string">
            <text:p>300198</text:p>
          </table:table-cell>
          <table:table-cell office:value-type="string">
            <text:p>纳川股份</text:p>
          </table:table-cell>
          <table:table-cell office:value-type="string">
            <text:p>C 制造业</text:p>
          </table:table-cell>
          <table:table-cell office:value-type="string">
            <text:p>福建纳川管材科技股份有限公司</text:p>
          </table:table-cell>
          <table:table-cell office:value-type="string">
            <text:p>2011-04-07T00:00:00.000+08</text:p>
          </table:table-cell>
          <table:table-cell office:value-type="string">
            <text:p>福建</text:p>
          </table:table-cell>
          <table:table-cell office:value-type="string">
            <text:p>泉州市</text:p>
          </table:table-cell>
          <table:table-cell office:value-type="string">
            <text:p>www.superpipe.cn</text:p>
          </table:table-cell>
          <table:table-cell office:value-type="string">
            <text:p>福建省泉州市泉港区普安工业区</text:p>
          </table:table-cell>
          <table:table-cell table:number-columns-repeated="2"/>
        </table:table-row>
        <table:table-row table:style-name="ro2">
          <table:table-cell office:value-type="string">
            <text:p>300199</text:p>
          </table:table-cell>
          <table:table-cell office:value-type="string">
            <text:p>翰宇药业</text:p>
          </table:table-cell>
          <table:table-cell office:value-type="string">
            <text:p>C 制造业</text:p>
          </table:table-cell>
          <table:table-cell office:value-type="string">
            <text:p>深圳翰宇药业股份有限公司</text:p>
          </table:table-cell>
          <table:table-cell office:value-type="string">
            <text:p>2011-04-07T00:00:00.000+08</text:p>
          </table:table-cell>
          <table:table-cell office:value-type="string">
            <text:p>广东</text:p>
          </table:table-cell>
          <table:table-cell office:value-type="string">
            <text:p>深圳市</text:p>
          </table:table-cell>
          <table:table-cell office:value-type="string">
            <text:p>www.hybio.com.cn</text:p>
          </table:table-cell>
          <table:table-cell office:value-type="string">
            <text:p>广东省深圳市南山区高新技术工业园中区翰宇生物医药园办公大楼四层</text:p>
          </table:table-cell>
          <table:table-cell table:number-columns-repeated="2"/>
        </table:table-row>
        <table:table-row table:style-name="ro2">
          <table:table-cell office:value-type="string">
            <text:p>300200</text:p>
          </table:table-cell>
          <table:table-cell office:value-type="string">
            <text:p>高盟新材</text:p>
          </table:table-cell>
          <table:table-cell office:value-type="string">
            <text:p>C 制造业</text:p>
          </table:table-cell>
          <table:table-cell office:value-type="string">
            <text:p>北京高盟新材料股份有限公司</text:p>
          </table:table-cell>
          <table:table-cell office:value-type="string">
            <text:p>2011-04-07T00:00:00.000+08</text:p>
          </table:table-cell>
          <table:table-cell office:value-type="string">
            <text:p>北京</text:p>
          </table:table-cell>
          <table:table-cell office:value-type="string">
            <text:p>北京市</text:p>
          </table:table-cell>
          <table:table-cell office:value-type="string">
            <text:p>www.co-mens.com</text:p>
          </table:table-cell>
          <table:table-cell office:value-type="string">
            <text:p>北京市丰台区科学城航丰路8号2层209室（园区）</text:p>
          </table:table-cell>
          <table:table-cell table:number-columns-repeated="2"/>
        </table:table-row>
        <table:table-row table:style-name="ro2">
          <table:table-cell office:value-type="string">
            <text:p>300201</text:p>
          </table:table-cell>
          <table:table-cell office:value-type="string">
            <text:p>海伦哲</text:p>
          </table:table-cell>
          <table:table-cell office:value-type="string">
            <text:p>C 制造业</text:p>
          </table:table-cell>
          <table:table-cell office:value-type="string">
            <text:p>徐州海伦哲专用车辆股份有限公司</text:p>
          </table:table-cell>
          <table:table-cell office:value-type="string">
            <text:p>2011-04-07T00:00:00.000+08</text:p>
          </table:table-cell>
          <table:table-cell office:value-type="string">
            <text:p>江苏</text:p>
          </table:table-cell>
          <table:table-cell office:value-type="string">
            <text:p>徐州市</text:p>
          </table:table-cell>
          <table:table-cell office:value-type="string">
            <text:p>www.xzhlz.com</text:p>
          </table:table-cell>
          <table:table-cell office:value-type="string">
            <text:p>江苏省徐州经济开发区螺山路19号</text:p>
          </table:table-cell>
          <table:table-cell table:number-columns-repeated="2"/>
        </table:table-row>
        <table:table-row table:style-name="ro2">
          <table:table-cell office:value-type="string">
            <text:p>300202</text:p>
          </table:table-cell>
          <table:table-cell office:value-type="string">
            <text:p>聚龙股份</text:p>
          </table:table-cell>
          <table:table-cell office:value-type="string">
            <text:p>C 制造业</text:p>
          </table:table-cell>
          <table:table-cell office:value-type="string">
            <text:p>聚龙股份有限公司</text:p>
          </table:table-cell>
          <table:table-cell office:value-type="string">
            <text:p>2011-04-15T00:00:00.000+08</text:p>
          </table:table-cell>
          <table:table-cell office:value-type="string">
            <text:p>辽宁</text:p>
          </table:table-cell>
          <table:table-cell office:value-type="string">
            <text:p>鞍山市</text:p>
          </table:table-cell>
          <table:table-cell office:value-type="string">
            <text:p>www.julong.cc</text:p>
          </table:table-cell>
          <table:table-cell office:value-type="string">
            <text:p>辽宁省鞍山市铁东区千山中路308号</text:p>
          </table:table-cell>
          <table:table-cell table:number-columns-repeated="2"/>
        </table:table-row>
        <table:table-row table:style-name="ro2">
          <table:table-cell office:value-type="string">
            <text:p>300203</text:p>
          </table:table-cell>
          <table:table-cell office:value-type="string">
            <text:p>聚光科技</text:p>
          </table:table-cell>
          <table:table-cell office:value-type="string">
            <text:p>C 制造业</text:p>
          </table:table-cell>
          <table:table-cell office:value-type="string">
            <text:p>聚光科技（杭州）股份有限公司</text:p>
          </table:table-cell>
          <table:table-cell office:value-type="string">
            <text:p>2011-04-15T00:00:00.000+08</text:p>
          </table:table-cell>
          <table:table-cell office:value-type="string">
            <text:p>浙江</text:p>
          </table:table-cell>
          <table:table-cell office:value-type="string">
            <text:p>杭州市</text:p>
          </table:table-cell>
          <table:table-cell office:value-type="string">
            <text:p>www.fpi-inc.com</text:p>
          </table:table-cell>
          <table:table-cell office:value-type="string">
            <text:p>浙江省杭州市滨江区滨安路760号</text:p>
          </table:table-cell>
          <table:table-cell table:number-columns-repeated="2"/>
        </table:table-row>
        <table:table-row table:style-name="ro2">
          <table:table-cell office:value-type="string">
            <text:p>300204</text:p>
          </table:table-cell>
          <table:table-cell office:value-type="string">
            <text:p>舒泰神</text:p>
          </table:table-cell>
          <table:table-cell office:value-type="string">
            <text:p>C 制造业</text:p>
          </table:table-cell>
          <table:table-cell office:value-type="string">
            <text:p>舒泰神(北京)生物制药股份有限公司</text:p>
          </table:table-cell>
          <table:table-cell office:value-type="string">
            <text:p>2011-04-15T00:00:00.000+08</text:p>
          </table:table-cell>
          <table:table-cell office:value-type="string">
            <text:p>北京</text:p>
          </table:table-cell>
          <table:table-cell office:value-type="string">
            <text:p>北京市</text:p>
          </table:table-cell>
          <table:table-cell office:value-type="string">
            <text:p>www.staidson.com</text:p>
          </table:table-cell>
          <table:table-cell office:value-type="string">
            <text:p>北京市北京经济技术开发区经海二路36号</text:p>
          </table:table-cell>
          <table:table-cell table:number-columns-repeated="2"/>
        </table:table-row>
        <table:table-row table:style-name="ro2">
          <table:table-cell office:value-type="string">
            <text:p>300205</text:p>
          </table:table-cell>
          <table:table-cell office:value-type="string">
            <text:p>天喻信息</text:p>
          </table:table-cell>
          <table:table-cell office:value-type="string">
            <text:p>C 制造业</text:p>
          </table:table-cell>
          <table:table-cell office:value-type="string">
            <text:p>武汉天喻信息产业股份有限公司</text:p>
          </table:table-cell>
          <table:table-cell office:value-type="string">
            <text:p>2011-04-21T00:00:00.000+08</text:p>
          </table:table-cell>
          <table:table-cell office:value-type="string">
            <text:p>湖北</text:p>
          </table:table-cell>
          <table:table-cell office:value-type="string">
            <text:p>武汉市</text:p>
          </table:table-cell>
          <table:table-cell office:value-type="string">
            <text:p>www.whty.com.cn</text:p>
          </table:table-cell>
          <table:table-cell office:value-type="string">
            <text:p>湖北省武汉市东湖新技术开发区华工大学科技园</text:p>
          </table:table-cell>
          <table:table-cell table:number-columns-repeated="2"/>
        </table:table-row>
        <table:table-row table:style-name="ro2">
          <table:table-cell office:value-type="string">
            <text:p>300206</text:p>
          </table:table-cell>
          <table:table-cell office:value-type="string">
            <text:p>理邦仪器</text:p>
          </table:table-cell>
          <table:table-cell office:value-type="string">
            <text:p>C 制造业</text:p>
          </table:table-cell>
          <table:table-cell office:value-type="string">
            <text:p>深圳市理邦精密仪器股份有限公司</text:p>
          </table:table-cell>
          <table:table-cell office:value-type="string">
            <text:p>2011-04-21T00:00:00.000+08</text:p>
          </table:table-cell>
          <table:table-cell office:value-type="string">
            <text:p>广东</text:p>
          </table:table-cell>
          <table:table-cell office:value-type="string">
            <text:p>深圳市</text:p>
          </table:table-cell>
          <table:table-cell office:value-type="string">
            <text:p>www.edan.com.cn</text:p>
          </table:table-cell>
          <table:table-cell office:value-type="string">
            <text:p>广东省深圳市坪山新区坑梓街道金沙社区金辉路15号</text:p>
          </table:table-cell>
          <table:table-cell table:number-columns-repeated="2"/>
        </table:table-row>
        <table:table-row table:style-name="ro2">
          <table:table-cell office:value-type="string">
            <text:p>300207</text:p>
          </table:table-cell>
          <table:table-cell office:value-type="string">
            <text:p>欣旺达</text:p>
          </table:table-cell>
          <table:table-cell office:value-type="string">
            <text:p>C 制造业</text:p>
          </table:table-cell>
          <table:table-cell office:value-type="string">
            <text:p>欣旺达电子股份有限公司</text:p>
          </table:table-cell>
          <table:table-cell office:value-type="string">
            <text:p>2011-04-21T00:00:00.000+08</text:p>
          </table:table-cell>
          <table:table-cell office:value-type="string">
            <text:p>广东</text:p>
          </table:table-cell>
          <table:table-cell office:value-type="string">
            <text:p>深圳市</text:p>
          </table:table-cell>
          <table:table-cell office:value-type="string">
            <text:p>www.sunwoda.com</text:p>
          </table:table-cell>
          <table:table-cell office:value-type="string">
            <text:p>广东省深圳市宝安区石岩街道石龙社区颐和路2号综合楼1楼、2楼A-B区、2楼D区-9楼</text:p>
          </table:table-cell>
          <table:table-cell table:number-columns-repeated="2"/>
        </table:table-row>
        <table:table-row table:style-name="ro2">
          <table:table-cell office:value-type="string">
            <text:p>300208</text:p>
          </table:table-cell>
          <table:table-cell office:value-type="string">
            <text:p>恒顺众昇</text:p>
          </table:table-cell>
          <table:table-cell office:value-type="string">
            <text:p>C 制造业</text:p>
          </table:table-cell>
          <table:table-cell office:value-type="string">
            <text:p>青岛市恒顺众昇集团股份有限公司</text:p>
          </table:table-cell>
          <table:table-cell office:value-type="string">
            <text:p>2011-04-26T00:00:00.000+08</text:p>
          </table:table-cell>
          <table:table-cell office:value-type="string">
            <text:p>山东</text:p>
          </table:table-cell>
          <table:table-cell office:value-type="string">
            <text:p>青岛市</text:p>
          </table:table-cell>
          <table:table-cell office:value-type="string">
            <text:p>www.qdhengshun.com</text:p>
          </table:table-cell>
          <table:table-cell office:value-type="string">
            <text:p>山东省青岛市城阳区流亭街道双元路西侧（空港工业聚集区）</text:p>
          </table:table-cell>
          <table:table-cell table:number-columns-repeated="2"/>
        </table:table-row>
        <table:table-row table:style-name="ro2">
          <table:table-cell office:value-type="string">
            <text:p>300209</text:p>
          </table:table-cell>
          <table:table-cell office:value-type="string">
            <text:p>天泽信息</text:p>
          </table:table-cell>
          <table:table-cell office:value-type="string">
            <text:p>I 信息技术</text:p>
          </table:table-cell>
          <table:table-cell office:value-type="string">
            <text:p>天泽信息产业股份有限公司</text:p>
          </table:table-cell>
          <table:table-cell office:value-type="string">
            <text:p>2011-04-26T00:00:00.000+08</text:p>
          </table:table-cell>
          <table:table-cell office:value-type="string">
            <text:p>江苏</text:p>
          </table:table-cell>
          <table:table-cell office:value-type="string">
            <text:p>南京市</text:p>
          </table:table-cell>
          <table:table-cell office:value-type="string">
            <text:p>www.itrackstar.com</text:p>
          </table:table-cell>
          <table:table-cell office:value-type="string">
            <text:p>江苏省南京市建邺区云龙山路80号</text:p>
          </table:table-cell>
          <table:table-cell table:number-columns-repeated="2"/>
        </table:table-row>
        <table:table-row table:style-name="ro2">
          <table:table-cell office:value-type="string">
            <text:p>300210</text:p>
          </table:table-cell>
          <table:table-cell office:value-type="string">
            <text:p>森远股份</text:p>
          </table:table-cell>
          <table:table-cell office:value-type="string">
            <text:p>C 制造业</text:p>
          </table:table-cell>
          <table:table-cell office:value-type="string">
            <text:p>鞍山森远路桥股份有限公司</text:p>
          </table:table-cell>
          <table:table-cell office:value-type="string">
            <text:p>2011-04-26T00:00:00.000+08</text:p>
          </table:table-cell>
          <table:table-cell office:value-type="string">
            <text:p>辽宁</text:p>
          </table:table-cell>
          <table:table-cell office:value-type="string">
            <text:p>鞍山市</text:p>
          </table:table-cell>
          <table:table-cell office:value-type="string">
            <text:p>www.assyrb.com</text:p>
          </table:table-cell>
          <table:table-cell office:value-type="string">
            <text:p>辽宁省鞍山市鞍千路281号</text:p>
          </table:table-cell>
          <table:table-cell table:number-columns-repeated="2"/>
        </table:table-row>
        <table:table-row table:style-name="ro2">
          <table:table-cell office:value-type="string">
            <text:p>300211</text:p>
          </table:table-cell>
          <table:table-cell office:value-type="string">
            <text:p>亿通科技</text:p>
          </table:table-cell>
          <table:table-cell office:value-type="string">
            <text:p>C 制造业</text:p>
          </table:table-cell>
          <table:table-cell office:value-type="string">
            <text:p>江苏亿通高科技股份有限公司</text:p>
          </table:table-cell>
          <table:table-cell office:value-type="string">
            <text:p>2011-05-05T00:00:00.000+08</text:p>
          </table:table-cell>
          <table:table-cell office:value-type="string">
            <text:p>江苏</text:p>
          </table:table-cell>
          <table:table-cell office:value-type="string">
            <text:p>苏州市</text:p>
          </table:table-cell>
          <table:table-cell office:value-type="string">
            <text:p>www.yitong-group.com</text:p>
          </table:table-cell>
          <table:table-cell office:value-type="string">
            <text:p>江苏省常熟市通林路28号</text:p>
          </table:table-cell>
          <table:table-cell table:number-columns-repeated="2"/>
        </table:table-row>
        <table:table-row table:style-name="ro2">
          <table:table-cell office:value-type="string">
            <text:p>300212</text:p>
          </table:table-cell>
          <table:table-cell office:value-type="string">
            <text:p>易华录</text:p>
          </table:table-cell>
          <table:table-cell office:value-type="string">
            <text:p>I 信息技术</text:p>
          </table:table-cell>
          <table:table-cell office:value-type="string">
            <text:p>北京易华录信息技术股份有限公司</text:p>
          </table:table-cell>
          <table:table-cell office:value-type="string">
            <text:p>2011-05-05T00:00:00.000+08</text:p>
          </table:table-cell>
          <table:table-cell office:value-type="string">
            <text:p>北京</text:p>
          </table:table-cell>
          <table:table-cell office:value-type="string">
            <text:p>北京市</text:p>
          </table:table-cell>
          <table:table-cell office:value-type="string">
            <text:p>www.ehualu.com</text:p>
          </table:table-cell>
          <table:table-cell office:value-type="string">
            <text:p>北京市石景山区阜石路165号院1号楼1001室</text:p>
          </table:table-cell>
          <table:table-cell table:number-columns-repeated="2"/>
        </table:table-row>
        <table:table-row table:style-name="ro2">
          <table:table-cell office:value-type="string">
            <text:p>300213</text:p>
          </table:table-cell>
          <table:table-cell office:value-type="string">
            <text:p>佳讯飞鸿</text:p>
          </table:table-cell>
          <table:table-cell office:value-type="string">
            <text:p>C 制造业</text:p>
          </table:table-cell>
          <table:table-cell office:value-type="string">
            <text:p>北京佳讯飞鸿电气股份有限公司</text:p>
          </table:table-cell>
          <table:table-cell office:value-type="string">
            <text:p>2011-05-05T00:00:00.000+08</text:p>
          </table:table-cell>
          <table:table-cell office:value-type="string">
            <text:p>北京</text:p>
          </table:table-cell>
          <table:table-cell office:value-type="string">
            <text:p>北京市</text:p>
          </table:table-cell>
          <table:table-cell office:value-type="string">
            <text:p>www.jiaxun.com</text:p>
          </table:table-cell>
          <table:table-cell office:value-type="string">
            <text:p>北京海淀区锦带路88号院1号楼</text:p>
          </table:table-cell>
          <table:table-cell table:number-columns-repeated="2"/>
        </table:table-row>
        <table:table-row table:style-name="ro2">
          <table:table-cell office:value-type="string">
            <text:p>300214</text:p>
          </table:table-cell>
          <table:table-cell office:value-type="string">
            <text:p>日科化学</text:p>
          </table:table-cell>
          <table:table-cell office:value-type="string">
            <text:p>C 制造业</text:p>
          </table:table-cell>
          <table:table-cell office:value-type="string">
            <text:p>山东日科化学股份有限公司</text:p>
          </table:table-cell>
          <table:table-cell office:value-type="string">
            <text:p>2011-05-11T00:00:00.000+08</text:p>
          </table:table-cell>
          <table:table-cell office:value-type="string">
            <text:p>山东</text:p>
          </table:table-cell>
          <table:table-cell office:value-type="string">
            <text:p>潍坊市</text:p>
          </table:table-cell>
          <table:table-cell office:value-type="string">
            <text:p>www.rikechem.com</text:p>
          </table:table-cell>
          <table:table-cell office:value-type="string">
            <text:p>山东省昌乐县英轩街3999号1号楼</text:p>
          </table:table-cell>
          <table:table-cell table:number-columns-repeated="2"/>
        </table:table-row>
        <table:table-row table:style-name="ro2">
          <table:table-cell office:value-type="string">
            <text:p>300215</text:p>
          </table:table-cell>
          <table:table-cell office:value-type="string">
            <text:p>电科院</text:p>
          </table:table-cell>
          <table:table-cell office:value-type="string">
            <text:p>M 科研服务</text:p>
          </table:table-cell>
          <table:table-cell office:value-type="string">
            <text:p>苏州电器科学研究院股份有限公司</text:p>
          </table:table-cell>
          <table:table-cell office:value-type="string">
            <text:p>2011-05-11T00:00:00.000+08</text:p>
          </table:table-cell>
          <table:table-cell office:value-type="string">
            <text:p>江苏</text:p>
          </table:table-cell>
          <table:table-cell office:value-type="string">
            <text:p>苏州市</text:p>
          </table:table-cell>
          <table:table-cell office:value-type="string">
            <text:p>www.eeti-easa.com</text:p>
          </table:table-cell>
          <table:table-cell office:value-type="string">
            <text:p>江苏省苏州市吴中区越溪前珠路5号</text:p>
          </table:table-cell>
          <table:table-cell table:number-columns-repeated="2"/>
        </table:table-row>
        <table:table-row table:style-name="ro2">
          <table:table-cell office:value-type="string">
            <text:p>300216</text:p>
          </table:table-cell>
          <table:table-cell office:value-type="string">
            <text:p>千山药机</text:p>
          </table:table-cell>
          <table:table-cell office:value-type="string">
            <text:p>C 制造业</text:p>
          </table:table-cell>
          <table:table-cell office:value-type="string">
            <text:p>湖南千山制药机械股份有限公司</text:p>
          </table:table-cell>
          <table:table-cell office:value-type="string">
            <text:p>2011-05-11T00:00:00.000+08</text:p>
          </table:table-cell>
          <table:table-cell office:value-type="string">
            <text:p>湖南</text:p>
          </table:table-cell>
          <table:table-cell office:value-type="string">
            <text:p>长沙市</text:p>
          </table:table-cell>
          <table:table-cell office:value-type="string">
            <text:p>www.chinasun.com.cn</text:p>
          </table:table-cell>
          <table:table-cell office:value-type="string">
            <text:p>湖南省长沙经济技术开发区盼盼路9号</text:p>
          </table:table-cell>
          <table:table-cell table:number-columns-repeated="2"/>
        </table:table-row>
        <table:table-row table:style-name="ro2">
          <table:table-cell office:value-type="string">
            <text:p>300217</text:p>
          </table:table-cell>
          <table:table-cell office:value-type="string">
            <text:p>东方电热</text:p>
          </table:table-cell>
          <table:table-cell office:value-type="string">
            <text:p>C 制造业</text:p>
          </table:table-cell>
          <table:table-cell office:value-type="string">
            <text:p>镇江东方电热科技股份有限公司</text:p>
          </table:table-cell>
          <table:table-cell office:value-type="string">
            <text:p>2011-05-18T00:00:00.000+08</text:p>
          </table:table-cell>
          <table:table-cell office:value-type="string">
            <text:p>江苏</text:p>
          </table:table-cell>
          <table:table-cell office:value-type="string">
            <text:p>镇江市</text:p>
          </table:table-cell>
          <table:table-cell office:value-type="string">
            <text:p>www.dongfang-heater.com</text:p>
          </table:table-cell>
          <table:table-cell office:value-type="string">
            <text:p>江苏省镇江市镇江新区大港五峰山路18号</text:p>
          </table:table-cell>
          <table:table-cell table:number-columns-repeated="2"/>
        </table:table-row>
        <table:table-row table:style-name="ro2">
          <table:table-cell office:value-type="string">
            <text:p>300218</text:p>
          </table:table-cell>
          <table:table-cell office:value-type="string">
            <text:p>安利股份</text:p>
          </table:table-cell>
          <table:table-cell office:value-type="string">
            <text:p>C 制造业</text:p>
          </table:table-cell>
          <table:table-cell office:value-type="string">
            <text:p>安徽安利材料科技股份有限公司</text:p>
          </table:table-cell>
          <table:table-cell office:value-type="string">
            <text:p>2011-05-18T00:00:00.000+08</text:p>
          </table:table-cell>
          <table:table-cell office:value-type="string">
            <text:p>安徽</text:p>
          </table:table-cell>
          <table:table-cell office:value-type="string">
            <text:p>合肥市</text:p>
          </table:table-cell>
          <table:table-cell office:value-type="string">
            <text:p>www.chinapuleather.com</text:p>
          </table:table-cell>
          <table:table-cell office:value-type="string">
            <text:p>安徽省合肥市经济技术开发区桃花工业园拓展区（繁华大道与创新大道交叉口）</text:p>
          </table:table-cell>
          <table:table-cell table:number-columns-repeated="2"/>
        </table:table-row>
        <table:table-row table:style-name="ro2">
          <table:table-cell office:value-type="string">
            <text:p>300219</text:p>
          </table:table-cell>
          <table:table-cell office:value-type="string">
            <text:p>鸿利智汇</text:p>
          </table:table-cell>
          <table:table-cell office:value-type="string">
            <text:p>C 制造业</text:p>
          </table:table-cell>
          <table:table-cell office:value-type="string">
            <text:p>鸿利智汇集团股份有限公司</text:p>
          </table:table-cell>
          <table:table-cell office:value-type="string">
            <text:p>2011-05-18T00:00:00.000+08</text:p>
          </table:table-cell>
          <table:table-cell office:value-type="string">
            <text:p>广东</text:p>
          </table:table-cell>
          <table:table-cell office:value-type="string">
            <text:p>广州市</text:p>
          </table:table-cell>
          <table:table-cell office:value-type="string">
            <text:p>www.honglitronic.com</text:p>
          </table:table-cell>
          <table:table-cell office:value-type="string">
            <text:p>广东省广州市花都区花东镇先科一路1号</text:p>
          </table:table-cell>
          <table:table-cell table:number-columns-repeated="2"/>
        </table:table-row>
        <table:table-row table:style-name="ro2">
          <table:table-cell office:value-type="string">
            <text:p>300220</text:p>
          </table:table-cell>
          <table:table-cell office:value-type="string">
            <text:p>金运激光</text:p>
          </table:table-cell>
          <table:table-cell office:value-type="string">
            <text:p>C 制造业</text:p>
          </table:table-cell>
          <table:table-cell office:value-type="string">
            <text:p>武汉金运激光股份有限公司</text:p>
          </table:table-cell>
          <table:table-cell office:value-type="string">
            <text:p>2011-05-25T00:00:00.000+08</text:p>
          </table:table-cell>
          <table:table-cell office:value-type="string">
            <text:p>湖北</text:p>
          </table:table-cell>
          <table:table-cell office:value-type="string">
            <text:p>武汉市</text:p>
          </table:table-cell>
          <table:table-cell office:value-type="string">
            <text:p>www.goldenlaser.cn</text:p>
          </table:table-cell>
          <table:table-cell office:value-type="string">
            <text:p>湖北省武汉市江岸区后湖街石桥一路3号3栋</text:p>
          </table:table-cell>
          <table:table-cell table:number-columns-repeated="2"/>
        </table:table-row>
        <table:table-row table:style-name="ro2">
          <table:table-cell office:value-type="string">
            <text:p>300221</text:p>
          </table:table-cell>
          <table:table-cell office:value-type="string">
            <text:p>银禧科技</text:p>
          </table:table-cell>
          <table:table-cell office:value-type="string">
            <text:p>C 制造业</text:p>
          </table:table-cell>
          <table:table-cell office:value-type="string">
            <text:p>广东银禧科技股份有限公司</text:p>
          </table:table-cell>
          <table:table-cell office:value-type="string">
            <text:p>2011-05-25T00:00:00.000+08</text:p>
          </table:table-cell>
          <table:table-cell office:value-type="string">
            <text:p>广东</text:p>
          </table:table-cell>
          <table:table-cell office:value-type="string">
            <text:p>东莞市</text:p>
          </table:table-cell>
          <table:table-cell office:value-type="string">
            <text:p>www.silverage.cn</text:p>
          </table:table-cell>
          <table:table-cell office:value-type="string">
            <text:p>广东省东莞市虎门镇居岐村</text:p>
          </table:table-cell>
          <table:table-cell table:number-columns-repeated="2"/>
        </table:table-row>
        <table:table-row table:style-name="ro2">
          <table:table-cell office:value-type="string">
            <text:p>300222</text:p>
          </table:table-cell>
          <table:table-cell office:value-type="string">
            <text:p>科大智能</text:p>
          </table:table-cell>
          <table:table-cell office:value-type="string">
            <text:p>C 制造业</text:p>
          </table:table-cell>
          <table:table-cell office:value-type="string">
            <text:p>科大智能科技股份有限公司</text:p>
          </table:table-cell>
          <table:table-cell office:value-type="string">
            <text:p>2011-05-25T00:00:00.000+08</text:p>
          </table:table-cell>
          <table:table-cell office:value-type="string">
            <text:p>上海</text:p>
          </table:table-cell>
          <table:table-cell office:value-type="string">
            <text:p>上海市</text:p>
          </table:table-cell>
          <table:table-cell office:value-type="string">
            <text:p>www.csg.com.cn</text:p>
          </table:table-cell>
          <table:table-cell office:value-type="string">
            <text:p>中国（上海）自由贸易试验区碧波路456号A203-A206室</text:p>
          </table:table-cell>
          <table:table-cell table:number-columns-repeated="2"/>
        </table:table-row>
        <table:table-row table:style-name="ro2">
          <table:table-cell office:value-type="string">
            <text:p>300223</text:p>
          </table:table-cell>
          <table:table-cell office:value-type="string">
            <text:p>北京君正</text:p>
          </table:table-cell>
          <table:table-cell office:value-type="string">
            <text:p>C 制造业</text:p>
          </table:table-cell>
          <table:table-cell office:value-type="string">
            <text:p>北京君正集成电路股份有限公司</text:p>
          </table:table-cell>
          <table:table-cell office:value-type="string">
            <text:p>2011-05-31T00:00:00.000+08</text:p>
          </table:table-cell>
          <table:table-cell office:value-type="string">
            <text:p>北京</text:p>
          </table:table-cell>
          <table:table-cell office:value-type="string">
            <text:p>北京市</text:p>
          </table:table-cell>
          <table:table-cell office:value-type="string">
            <text:p>www.ingenic.com</text:p>
          </table:table-cell>
          <table:table-cell office:value-type="string">
            <text:p>北京市海淀区西北旺东路10号院东区14号楼A座一至三层</text:p>
          </table:table-cell>
          <table:table-cell table:number-columns-repeated="2"/>
        </table:table-row>
        <table:table-row table:style-name="ro2">
          <table:table-cell office:value-type="string">
            <text:p>300224</text:p>
          </table:table-cell>
          <table:table-cell office:value-type="string">
            <text:p>正海磁材</text:p>
          </table:table-cell>
          <table:table-cell office:value-type="string">
            <text:p>C 制造业</text:p>
          </table:table-cell>
          <table:table-cell office:value-type="string">
            <text:p>烟台正海磁性材料股份有限公司</text:p>
          </table:table-cell>
          <table:table-cell office:value-type="string">
            <text:p>2011-05-31T00:00:00.000+08</text:p>
          </table:table-cell>
          <table:table-cell office:value-type="string">
            <text:p>山东</text:p>
          </table:table-cell>
          <table:table-cell office:value-type="string">
            <text:p>烟台市</text:p>
          </table:table-cell>
          <table:table-cell office:value-type="string">
            <text:p>www.zhmag.com</text:p>
          </table:table-cell>
          <table:table-cell office:value-type="string">
            <text:p>山东省烟台经济技术开发区珠江路22号</text:p>
          </table:table-cell>
          <table:table-cell table:number-columns-repeated="2"/>
        </table:table-row>
        <table:table-row table:style-name="ro2">
          <table:table-cell office:value-type="string">
            <text:p>300225</text:p>
          </table:table-cell>
          <table:table-cell office:value-type="string">
            <text:p>金力泰</text:p>
          </table:table-cell>
          <table:table-cell office:value-type="string">
            <text:p>C 制造业</text:p>
          </table:table-cell>
          <table:table-cell office:value-type="string">
            <text:p>上海金力泰化工股份有限公司</text:p>
          </table:table-cell>
          <table:table-cell office:value-type="string">
            <text:p>2011-05-31T00:00:00.000+08</text:p>
          </table:table-cell>
          <table:table-cell office:value-type="string">
            <text:p>上海</text:p>
          </table:table-cell>
          <table:table-cell office:value-type="string">
            <text:p>上海市</text:p>
          </table:table-cell>
          <table:table-cell office:value-type="string">
            <text:p>www.knt.cn</text:p>
          </table:table-cell>
          <table:table-cell office:value-type="string">
            <text:p>上海市奉贤区青村镇沿钱公路2888号</text:p>
          </table:table-cell>
          <table:table-cell table:number-columns-repeated="2"/>
        </table:table-row>
        <table:table-row table:style-name="ro2">
          <table:table-cell office:value-type="string">
            <text:p>300226</text:p>
          </table:table-cell>
          <table:table-cell office:value-type="string">
            <text:p>上海钢联</text:p>
          </table:table-cell>
          <table:table-cell office:value-type="string">
            <text:p>I 信息技术</text:p>
          </table:table-cell>
          <table:table-cell office:value-type="string">
            <text:p>上海钢联电子商务股份有限公司</text:p>
          </table:table-cell>
          <table:table-cell office:value-type="string">
            <text:p>2011-06-08T00:00:00.000+08</text:p>
          </table:table-cell>
          <table:table-cell office:value-type="string">
            <text:p>上海</text:p>
          </table:table-cell>
          <table:table-cell office:value-type="string">
            <text:p>上海市</text:p>
          </table:table-cell>
          <table:table-cell office:value-type="string">
            <text:p>www.mysteel.com</text:p>
          </table:table-cell>
          <table:table-cell office:value-type="string">
            <text:p>上海市宝山区园丰路68号</text:p>
          </table:table-cell>
          <table:table-cell table:number-columns-repeated="2"/>
        </table:table-row>
        <table:table-row table:style-name="ro2">
          <table:table-cell office:value-type="string">
            <text:p>300227</text:p>
          </table:table-cell>
          <table:table-cell office:value-type="string">
            <text:p>光韵达</text:p>
          </table:table-cell>
          <table:table-cell office:value-type="string">
            <text:p>C 制造业</text:p>
          </table:table-cell>
          <table:table-cell office:value-type="string">
            <text:p>深圳光韵达光电科技股份有限公司</text:p>
          </table:table-cell>
          <table:table-cell office:value-type="string">
            <text:p>2011-06-08T00:00:00.000+08</text:p>
          </table:table-cell>
          <table:table-cell office:value-type="string">
            <text:p>广东</text:p>
          </table:table-cell>
          <table:table-cell office:value-type="string">
            <text:p>深圳市</text:p>
          </table:table-cell>
          <table:table-cell office:value-type="string">
            <text:p>www.sunshine-laser.com</text:p>
          </table:table-cell>
          <table:table-cell office:value-type="string">
            <text:p>广东省深圳市南山区高新区北区朗山路13号清华紫光科技园C座1层</text:p>
          </table:table-cell>
          <table:table-cell table:number-columns-repeated="2"/>
        </table:table-row>
        <table:table-row table:style-name="ro2">
          <table:table-cell office:value-type="string">
            <text:p>300228</text:p>
          </table:table-cell>
          <table:table-cell office:value-type="string">
            <text:p>富瑞特装</text:p>
          </table:table-cell>
          <table:table-cell office:value-type="string">
            <text:p>C 制造业</text:p>
          </table:table-cell>
          <table:table-cell office:value-type="string">
            <text:p>张家港富瑞特种装备股份有限公司</text:p>
          </table:table-cell>
          <table:table-cell office:value-type="string">
            <text:p>2011-06-08T00:00:00.000+08</text:p>
          </table:table-cell>
          <table:table-cell office:value-type="string">
            <text:p>江苏</text:p>
          </table:table-cell>
          <table:table-cell office:value-type="string">
            <text:p>苏州市</text:p>
          </table:table-cell>
          <table:table-cell office:value-type="string">
            <text:p>www.furuise.com</text:p>
          </table:table-cell>
          <table:table-cell office:value-type="string">
            <text:p>江苏省张家港市杨舍镇晨新路19号</text:p>
          </table:table-cell>
          <table:table-cell table:number-columns-repeated="2"/>
        </table:table-row>
        <table:table-row table:style-name="ro2">
          <table:table-cell office:value-type="string">
            <text:p>300229</text:p>
          </table:table-cell>
          <table:table-cell office:value-type="string">
            <text:p>拓尔思</text:p>
          </table:table-cell>
          <table:table-cell office:value-type="string">
            <text:p>I 信息技术</text:p>
          </table:table-cell>
          <table:table-cell office:value-type="string">
            <text:p>北京拓尔思信息技术股份有限公司</text:p>
          </table:table-cell>
          <table:table-cell office:value-type="string">
            <text:p>2011-06-15T00:00:00.000+08</text:p>
          </table:table-cell>
          <table:table-cell office:value-type="string">
            <text:p>北京</text:p>
          </table:table-cell>
          <table:table-cell office:value-type="string">
            <text:p>北京市</text:p>
          </table:table-cell>
          <table:table-cell office:value-type="string">
            <text:p>www.trs.com.cn</text:p>
          </table:table-cell>
          <table:table-cell office:value-type="string">
            <text:p>北京市海淀区知春路6号(锦秋国际大厦)14层14B04</text:p>
          </table:table-cell>
          <table:table-cell table:number-columns-repeated="2"/>
        </table:table-row>
        <table:table-row table:style-name="ro2">
          <table:table-cell office:value-type="string">
            <text:p>300230</text:p>
          </table:table-cell>
          <table:table-cell office:value-type="string">
            <text:p>永利股份</text:p>
          </table:table-cell>
          <table:table-cell office:value-type="string">
            <text:p>C 制造业</text:p>
          </table:table-cell>
          <table:table-cell office:value-type="string">
            <text:p>上海永利带业股份有限公司</text:p>
          </table:table-cell>
          <table:table-cell office:value-type="string">
            <text:p>2011-06-15T00:00:00.000+08</text:p>
          </table:table-cell>
          <table:table-cell office:value-type="string">
            <text:p>上海</text:p>
          </table:table-cell>
          <table:table-cell office:value-type="string">
            <text:p>上海市</text:p>
          </table:table-cell>
          <table:table-cell office:value-type="string">
            <text:p>www.yonglibelt.com</text:p>
          </table:table-cell>
          <table:table-cell office:value-type="string">
            <text:p>上海市青浦区徐泾镇徐旺路58号</text:p>
          </table:table-cell>
          <table:table-cell table:number-columns-repeated="2"/>
        </table:table-row>
        <table:table-row table:style-name="ro2">
          <table:table-cell office:value-type="string">
            <text:p>300231</text:p>
          </table:table-cell>
          <table:table-cell office:value-type="string">
            <text:p>银信科技</text:p>
          </table:table-cell>
          <table:table-cell office:value-type="string">
            <text:p>I 信息技术</text:p>
          </table:table-cell>
          <table:table-cell office:value-type="string">
            <text:p>北京银信长远科技股份有限公司</text:p>
          </table:table-cell>
          <table:table-cell office:value-type="string">
            <text:p>2011-06-15T00:00:00.000+08</text:p>
          </table:table-cell>
          <table:table-cell office:value-type="string">
            <text:p>北京</text:p>
          </table:table-cell>
          <table:table-cell office:value-type="string">
            <text:p>北京市</text:p>
          </table:table-cell>
          <table:table-cell office:value-type="string">
            <text:p>www.trustfar.cn</text:p>
          </table:table-cell>
          <table:table-cell office:value-type="string">
            <text:p>北京市海淀区苏州街29号维亚大厦12层071室</text:p>
          </table:table-cell>
          <table:table-cell table:number-columns-repeated="2"/>
        </table:table-row>
        <table:table-row table:style-name="ro2">
          <table:table-cell office:value-type="string">
            <text:p>300232</text:p>
          </table:table-cell>
          <table:table-cell office:value-type="string">
            <text:p>洲明科技</text:p>
          </table:table-cell>
          <table:table-cell office:value-type="string">
            <text:p>C 制造业</text:p>
          </table:table-cell>
          <table:table-cell office:value-type="string">
            <text:p>深圳市洲明科技股份有限公司</text:p>
          </table:table-cell>
          <table:table-cell office:value-type="string">
            <text:p>2011-06-22T00:00:00.000+08</text:p>
          </table:table-cell>
          <table:table-cell office:value-type="string">
            <text:p>广东</text:p>
          </table:table-cell>
          <table:table-cell office:value-type="string">
            <text:p>深圳市</text:p>
          </table:table-cell>
          <table:table-cell office:value-type="string">
            <text:p>www.unilumin.com</text:p>
          </table:table-cell>
          <table:table-cell office:value-type="string">
            <text:p>广东省深圳市宝安区福永街道桥头社区永福路112号A栋</text:p>
          </table:table-cell>
          <table:table-cell table:number-columns-repeated="2"/>
        </table:table-row>
        <table:table-row table:style-name="ro2">
          <table:table-cell office:value-type="string">
            <text:p>300233</text:p>
          </table:table-cell>
          <table:table-cell office:value-type="string">
            <text:p>金城医药</text:p>
          </table:table-cell>
          <table:table-cell office:value-type="string">
            <text:p>C 制造业</text:p>
          </table:table-cell>
          <table:table-cell office:value-type="string">
            <text:p>山东金城医药集团股份有限公司</text:p>
          </table:table-cell>
          <table:table-cell office:value-type="string">
            <text:p>2011-06-22T00:00:00.000+08</text:p>
          </table:table-cell>
          <table:table-cell office:value-type="string">
            <text:p>山东</text:p>
          </table:table-cell>
          <table:table-cell office:value-type="string">
            <text:p>淄博市</text:p>
          </table:table-cell>
          <table:table-cell office:value-type="string">
            <text:p>www.jinchengpharm.com</text:p>
          </table:table-cell>
          <table:table-cell office:value-type="string">
            <text:p>山东省淄博市淄川经济开发区双山路1号</text:p>
          </table:table-cell>
          <table:table-cell table:number-columns-repeated="2"/>
        </table:table-row>
        <table:table-row table:style-name="ro2">
          <table:table-cell office:value-type="string">
            <text:p>300234</text:p>
          </table:table-cell>
          <table:table-cell office:value-type="string">
            <text:p>开尔新材</text:p>
          </table:table-cell>
          <table:table-cell office:value-type="string">
            <text:p>C 制造业</text:p>
          </table:table-cell>
          <table:table-cell office:value-type="string">
            <text:p>浙江开尔新材料股份有限公司</text:p>
          </table:table-cell>
          <table:table-cell office:value-type="string">
            <text:p>2011-06-22T00:00:00.000+08</text:p>
          </table:table-cell>
          <table:table-cell office:value-type="string">
            <text:p>浙江</text:p>
          </table:table-cell>
          <table:table-cell office:value-type="string">
            <text:p>金华市</text:p>
          </table:table-cell>
          <table:table-cell office:value-type="string">
            <text:p>www.zjke.com</text:p>
          </table:table-cell>
          <table:table-cell office:value-type="string">
            <text:p>浙江省金华市金东区曹宅工业区</text:p>
          </table:table-cell>
          <table:table-cell table:number-columns-repeated="2"/>
        </table:table-row>
        <table:table-row table:style-name="ro2">
          <table:table-cell office:value-type="string">
            <text:p>300235</text:p>
          </table:table-cell>
          <table:table-cell office:value-type="string">
            <text:p>方直科技</text:p>
          </table:table-cell>
          <table:table-cell office:value-type="string">
            <text:p>I 信息技术</text:p>
          </table:table-cell>
          <table:table-cell office:value-type="string">
            <text:p>深圳市方直科技股份有限公司</text:p>
          </table:table-cell>
          <table:table-cell office:value-type="string">
            <text:p>2011-06-29T00:00:00.000+08</text:p>
          </table:table-cell>
          <table:table-cell office:value-type="string">
            <text:p>广东</text:p>
          </table:table-cell>
          <table:table-cell office:value-type="string">
            <text:p>深圳市</text:p>
          </table:table-cell>
          <table:table-cell office:value-type="string">
            <text:p>www.kingsunedu.com</text:p>
          </table:table-cell>
          <table:table-cell office:value-type="string">
            <text:p>广东省深圳市南山区科技中二路深圳软件园12＃楼302</text:p>
          </table:table-cell>
          <table:table-cell table:number-columns-repeated="2"/>
        </table:table-row>
        <table:table-row table:style-name="ro2">
          <table:table-cell office:value-type="string">
            <text:p>300236</text:p>
          </table:table-cell>
          <table:table-cell office:value-type="string">
            <text:p>上海新阳</text:p>
          </table:table-cell>
          <table:table-cell office:value-type="string">
            <text:p>C 制造业</text:p>
          </table:table-cell>
          <table:table-cell office:value-type="string">
            <text:p>上海新阳半导体材料股份有限公司</text:p>
          </table:table-cell>
          <table:table-cell office:value-type="string">
            <text:p>2011-06-29T00:00:00.000+08</text:p>
          </table:table-cell>
          <table:table-cell office:value-type="string">
            <text:p>上海</text:p>
          </table:table-cell>
          <table:table-cell office:value-type="string">
            <text:p>上海市</text:p>
          </table:table-cell>
          <table:table-cell office:value-type="string">
            <text:p>www.sinyang.com.cn</text:p>
          </table:table-cell>
          <table:table-cell office:value-type="string">
            <text:p>上海市松江区思贤路3600号</text:p>
          </table:table-cell>
          <table:table-cell table:number-columns-repeated="2"/>
        </table:table-row>
        <table:table-row table:style-name="ro2">
          <table:table-cell office:value-type="string">
            <text:p>300237</text:p>
          </table:table-cell>
          <table:table-cell office:value-type="string">
            <text:p>美晨科技</text:p>
          </table:table-cell>
          <table:table-cell office:value-type="string">
            <text:p>E 建筑业</text:p>
          </table:table-cell>
          <table:table-cell office:value-type="string">
            <text:p>山东美晨科技股份有限公司</text:p>
          </table:table-cell>
          <table:table-cell office:value-type="string">
            <text:p>2011-06-29T00:00:00.000+08</text:p>
          </table:table-cell>
          <table:table-cell office:value-type="string">
            <text:p>山东</text:p>
          </table:table-cell>
          <table:table-cell office:value-type="string">
            <text:p>潍坊市</text:p>
          </table:table-cell>
          <table:table-cell office:value-type="string">
            <text:p>www.meichen.cc</text:p>
          </table:table-cell>
          <table:table-cell office:value-type="string">
            <text:p>山东省潍坊市诸城市密州街道北十里四村600号</text:p>
          </table:table-cell>
          <table:table-cell table:number-columns-repeated="2"/>
        </table:table-row>
        <table:table-row table:style-name="ro2">
          <table:table-cell office:value-type="string">
            <text:p>300238</text:p>
          </table:table-cell>
          <table:table-cell office:value-type="string">
            <text:p>冠昊生物</text:p>
          </table:table-cell>
          <table:table-cell office:value-type="string">
            <text:p>C 制造业</text:p>
          </table:table-cell>
          <table:table-cell office:value-type="string">
            <text:p>冠昊生物科技股份有限公司</text:p>
          </table:table-cell>
          <table:table-cell office:value-type="string">
            <text:p>2011-07-06T00:00:00.000+08</text:p>
          </table:table-cell>
          <table:table-cell office:value-type="string">
            <text:p>广东</text:p>
          </table:table-cell>
          <table:table-cell office:value-type="string">
            <text:p>广州市</text:p>
          </table:table-cell>
          <table:table-cell office:value-type="string">
            <text:p>www.grandhopebio.com</text:p>
          </table:table-cell>
          <table:table-cell office:value-type="string">
            <text:p>广东省广州市萝岗区玉岩路12号</text:p>
          </table:table-cell>
          <table:table-cell table:number-columns-repeated="2"/>
        </table:table-row>
        <table:table-row table:style-name="ro2">
          <table:table-cell office:value-type="string">
            <text:p>300239</text:p>
          </table:table-cell>
          <table:table-cell office:value-type="string">
            <text:p>东宝生物</text:p>
          </table:table-cell>
          <table:table-cell office:value-type="string">
            <text:p>C 制造业</text:p>
          </table:table-cell>
          <table:table-cell office:value-type="string">
            <text:p>包头东宝生物技术股份有限公司</text:p>
          </table:table-cell>
          <table:table-cell office:value-type="string">
            <text:p>2011-07-06T00:00:00.000+08</text:p>
          </table:table-cell>
          <table:table-cell office:value-type="string">
            <text:p>内蒙古</text:p>
          </table:table-cell>
          <table:table-cell office:value-type="string">
            <text:p>包头市</text:p>
          </table:table-cell>
          <table:table-cell office:value-type="string">
            <text:p>www.dongbaoshengwu.com</text:p>
          </table:table-cell>
          <table:table-cell office:value-type="string">
            <text:p>内蒙古自治区包头市稀土高新技术产业开发区黄河大街46号</text:p>
          </table:table-cell>
          <table:table-cell table:number-columns-repeated="2"/>
        </table:table-row>
        <table:table-row table:style-name="ro2">
          <table:table-cell office:value-type="string">
            <text:p>300240</text:p>
          </table:table-cell>
          <table:table-cell office:value-type="string">
            <text:p>飞力达</text:p>
          </table:table-cell>
          <table:table-cell office:value-type="string">
            <text:p>G 运输仓储</text:p>
          </table:table-cell>
          <table:table-cell office:value-type="string">
            <text:p>江苏飞力达国际物流股份有限公司</text:p>
          </table:table-cell>
          <table:table-cell office:value-type="string">
            <text:p>2011-07-06T00:00:00.000+08</text:p>
          </table:table-cell>
          <table:table-cell office:value-type="string">
            <text:p>江苏</text:p>
          </table:table-cell>
          <table:table-cell office:value-type="string">
            <text:p>苏州市</text:p>
          </table:table-cell>
          <table:table-cell office:value-type="string">
            <text:p>www.feiliks.com</text:p>
          </table:table-cell>
          <table:table-cell office:value-type="string">
            <text:p>江苏省昆山开发区</text:p>
          </table:table-cell>
          <table:table-cell table:number-columns-repeated="2"/>
        </table:table-row>
        <table:table-row table:style-name="ro2">
          <table:table-cell office:value-type="string">
            <text:p>300241</text:p>
          </table:table-cell>
          <table:table-cell office:value-type="string">
            <text:p>瑞丰光电</text:p>
          </table:table-cell>
          <table:table-cell office:value-type="string">
            <text:p>C 制造业</text:p>
          </table:table-cell>
          <table:table-cell office:value-type="string">
            <text:p>深圳市瑞丰光电子股份有限公司</text:p>
          </table:table-cell>
          <table:table-cell office:value-type="string">
            <text:p>2011-07-12T00:00:00.000+08</text:p>
          </table:table-cell>
          <table:table-cell office:value-type="string">
            <text:p>广东</text:p>
          </table:table-cell>
          <table:table-cell office:value-type="string">
            <text:p>深圳市</text:p>
          </table:table-cell>
          <table:table-cell office:value-type="string">
            <text:p>www.refond.com</text:p>
          </table:table-cell>
          <table:table-cell office:value-type="string">
            <text:p>广东省深圳市光明新区公明办事处田寮社区第十工业区1栋六楼</text:p>
          </table:table-cell>
          <table:table-cell table:number-columns-repeated="2"/>
        </table:table-row>
        <table:table-row table:style-name="ro2">
          <table:table-cell office:value-type="string">
            <text:p>300242</text:p>
          </table:table-cell>
          <table:table-cell office:value-type="string">
            <text:p>明家联合</text:p>
          </table:table-cell>
          <table:table-cell office:value-type="string">
            <text:p>I 信息技术</text:p>
          </table:table-cell>
          <table:table-cell office:value-type="string">
            <text:p>广东明家联合移动科技股份有限公司</text:p>
          </table:table-cell>
          <table:table-cell office:value-type="string">
            <text:p>2011-07-12T00:00:00.000+08</text:p>
          </table:table-cell>
          <table:table-cell office:value-type="string">
            <text:p>广东</text:p>
          </table:table-cell>
          <table:table-cell office:value-type="string">
            <text:p>东莞市</text:p>
          </table:table-cell>
          <table:table-cell office:value-type="string">
            <text:p>www.migunmobi.com</text:p>
          </table:table-cell>
          <table:table-cell office:value-type="string">
            <text:p>广东省东莞市横沥镇村头村工业区</text:p>
          </table:table-cell>
          <table:table-cell table:number-columns-repeated="2"/>
        </table:table-row>
        <table:table-row table:style-name="ro2">
          <table:table-cell office:value-type="string">
            <text:p>300243</text:p>
          </table:table-cell>
          <table:table-cell office:value-type="string">
            <text:p>瑞丰高材</text:p>
          </table:table-cell>
          <table:table-cell office:value-type="string">
            <text:p>C 制造业</text:p>
          </table:table-cell>
          <table:table-cell office:value-type="string">
            <text:p>山东瑞丰高分子材料股份有限公司</text:p>
          </table:table-cell>
          <table:table-cell office:value-type="string">
            <text:p>2011-07-12T00:00:00.000+08</text:p>
          </table:table-cell>
          <table:table-cell office:value-type="string">
            <text:p>山东</text:p>
          </table:table-cell>
          <table:table-cell office:value-type="string">
            <text:p>淄博市</text:p>
          </table:table-cell>
          <table:table-cell office:value-type="string">
            <text:p>www.ruifengchemical.com</text:p>
          </table:table-cell>
          <table:table-cell office:value-type="string">
            <text:p>山东省沂源县经济开发区</text:p>
          </table:table-cell>
          <table:table-cell table:number-columns-repeated="2"/>
        </table:table-row>
        <table:table-row table:style-name="ro2">
          <table:table-cell office:value-type="string">
            <text:p>300244</text:p>
          </table:table-cell>
          <table:table-cell office:value-type="string">
            <text:p>迪安诊断</text:p>
          </table:table-cell>
          <table:table-cell office:value-type="string">
            <text:p>Q 卫生</text:p>
          </table:table-cell>
          <table:table-cell office:value-type="string">
            <text:p>浙江迪安诊断技术股份有限公司</text:p>
          </table:table-cell>
          <table:table-cell office:value-type="string">
            <text:p>2011-07-19T00:00:00.000+08</text:p>
          </table:table-cell>
          <table:table-cell office:value-type="string">
            <text:p>浙江</text:p>
          </table:table-cell>
          <table:table-cell office:value-type="string">
            <text:p>杭州市</text:p>
          </table:table-cell>
          <table:table-cell office:value-type="string">
            <text:p>www.dazd.cn</text:p>
          </table:table-cell>
          <table:table-cell office:value-type="string">
            <text:p>浙江省杭州市西湖区古墩路702号赞宇大厦5-6层</text:p>
          </table:table-cell>
          <table:table-cell table:number-columns-repeated="2"/>
        </table:table-row>
        <table:table-row table:style-name="ro2">
          <table:table-cell office:value-type="string">
            <text:p>300245</text:p>
          </table:table-cell>
          <table:table-cell office:value-type="string">
            <text:p>天玑科技</text:p>
          </table:table-cell>
          <table:table-cell office:value-type="string">
            <text:p>I 信息技术</text:p>
          </table:table-cell>
          <table:table-cell office:value-type="string">
            <text:p>上海天玑科技股份有限公司</text:p>
          </table:table-cell>
          <table:table-cell office:value-type="string">
            <text:p>2011-07-19T00:00:00.000+08</text:p>
          </table:table-cell>
          <table:table-cell office:value-type="string">
            <text:p>上海</text:p>
          </table:table-cell>
          <table:table-cell office:value-type="string">
            <text:p>上海市</text:p>
          </table:table-cell>
          <table:table-cell office:value-type="string">
            <text:p>www.dnt.com.cn</text:p>
          </table:table-cell>
          <table:table-cell office:value-type="string">
            <text:p>上海市青浦区清河湾路1200号1008室</text:p>
          </table:table-cell>
          <table:table-cell table:number-columns-repeated="2"/>
        </table:table-row>
        <table:table-row table:style-name="ro2">
          <table:table-cell office:value-type="string">
            <text:p>300246</text:p>
          </table:table-cell>
          <table:table-cell office:value-type="string">
            <text:p>宝莱特</text:p>
          </table:table-cell>
          <table:table-cell office:value-type="string">
            <text:p>C 制造业</text:p>
          </table:table-cell>
          <table:table-cell office:value-type="string">
            <text:p>广东宝莱特医用科技股份有限公司</text:p>
          </table:table-cell>
          <table:table-cell office:value-type="string">
            <text:p>2011-07-19T00:00:00.000+08</text:p>
          </table:table-cell>
          <table:table-cell office:value-type="string">
            <text:p>广东</text:p>
          </table:table-cell>
          <table:table-cell office:value-type="string">
            <text:p>珠海市</text:p>
          </table:table-cell>
          <table:table-cell office:value-type="string">
            <text:p>www.blt.com.cn</text:p>
          </table:table-cell>
          <table:table-cell office:value-type="string">
            <text:p>广东省珠海市高新区科技创新海岸创新一路2号</text:p>
          </table:table-cell>
          <table:table-cell table:number-columns-repeated="2"/>
        </table:table-row>
        <table:table-row table:style-name="ro2">
          <table:table-cell office:value-type="string">
            <text:p>300247</text:p>
          </table:table-cell>
          <table:table-cell office:value-type="string">
            <text:p>乐金健康</text:p>
          </table:table-cell>
          <table:table-cell office:value-type="string">
            <text:p>C 制造业</text:p>
          </table:table-cell>
          <table:table-cell office:value-type="string">
            <text:p>安徽乐金健康科技股份有限公司</text:p>
          </table:table-cell>
          <table:table-cell office:value-type="string">
            <text:p>2011-07-29T00:00:00.000+08</text:p>
          </table:table-cell>
          <table:table-cell office:value-type="string">
            <text:p>安徽</text:p>
          </table:table-cell>
          <table:table-cell office:value-type="string">
            <text:p>合肥市</text:p>
          </table:table-cell>
          <table:table-cell office:value-type="string">
            <text:p>www.saunaking.com.cn</text:p>
          </table:table-cell>
          <table:table-cell office:value-type="string">
            <text:p>安徽省合肥市长江西路669号AJ-9地块</text:p>
          </table:table-cell>
          <table:table-cell table:number-columns-repeated="2"/>
        </table:table-row>
        <table:table-row table:style-name="ro2">
          <table:table-cell office:value-type="string">
            <text:p>300248</text:p>
          </table:table-cell>
          <table:table-cell office:value-type="string">
            <text:p>新开普</text:p>
          </table:table-cell>
          <table:table-cell office:value-type="string">
            <text:p>I 信息技术</text:p>
          </table:table-cell>
          <table:table-cell office:value-type="string">
            <text:p>新开普电子股份有限公司</text:p>
          </table:table-cell>
          <table:table-cell office:value-type="string">
            <text:p>2011-07-29T00:00:00.000+08</text:p>
          </table:table-cell>
          <table:table-cell office:value-type="string">
            <text:p>河南</text:p>
          </table:table-cell>
          <table:table-cell office:value-type="string">
            <text:p>郑州市</text:p>
          </table:table-cell>
          <table:table-cell office:value-type="string">
            <text:p>www.newcapec.com.cn</text:p>
          </table:table-cell>
          <table:table-cell office:value-type="string">
            <text:p>河南省郑州高新技术产业开发区迎春街18号</text:p>
          </table:table-cell>
          <table:table-cell table:number-columns-repeated="2"/>
        </table:table-row>
        <table:table-row table:style-name="ro2">
          <table:table-cell office:value-type="string">
            <text:p>300249</text:p>
          </table:table-cell>
          <table:table-cell office:value-type="string">
            <text:p>依米康</text:p>
          </table:table-cell>
          <table:table-cell office:value-type="string">
            <text:p>C 制造业</text:p>
          </table:table-cell>
          <table:table-cell office:value-type="string">
            <text:p>四川依米康环境科技股份有限公司</text:p>
          </table:table-cell>
          <table:table-cell office:value-type="string">
            <text:p>2011-08-03T00:00:00.000+08</text:p>
          </table:table-cell>
          <table:table-cell office:value-type="string">
            <text:p>四川</text:p>
          </table:table-cell>
          <table:table-cell office:value-type="string">
            <text:p>成都市</text:p>
          </table:table-cell>
          <table:table-cell office:value-type="string">
            <text:p>www.sunrisegroup.com.cn</text:p>
          </table:table-cell>
          <table:table-cell office:value-type="string">
            <text:p>四川省成都高新区科园南二路二号</text:p>
          </table:table-cell>
          <table:table-cell table:number-columns-repeated="2"/>
        </table:table-row>
        <table:table-row table:style-name="ro2">
          <table:table-cell office:value-type="string">
            <text:p>300250</text:p>
          </table:table-cell>
          <table:table-cell office:value-type="string">
            <text:p>初灵信息</text:p>
          </table:table-cell>
          <table:table-cell office:value-type="string">
            <text:p>C 制造业</text:p>
          </table:table-cell>
          <table:table-cell office:value-type="string">
            <text:p>杭州初灵信息技术股份有限公司</text:p>
          </table:table-cell>
          <table:table-cell office:value-type="string">
            <text:p>2011-08-03T00:00:00.000+08</text:p>
          </table:table-cell>
          <table:table-cell office:value-type="string">
            <text:p>浙江</text:p>
          </table:table-cell>
          <table:table-cell office:value-type="string">
            <text:p>杭州市</text:p>
          </table:table-cell>
          <table:table-cell office:value-type="string">
            <text:p>www.cncr-it.com</text:p>
          </table:table-cell>
          <table:table-cell office:value-type="string">
            <text:p>浙江省杭州市滨江区浦沿街道伟业路1号5幢</text:p>
          </table:table-cell>
          <table:table-cell table:number-columns-repeated="2"/>
        </table:table-row>
        <table:table-row table:style-name="ro2">
          <table:table-cell office:value-type="string">
            <text:p>300251</text:p>
          </table:table-cell>
          <table:table-cell office:value-type="string">
            <text:p>光线传媒</text:p>
          </table:table-cell>
          <table:table-cell office:value-type="string">
            <text:p>R 文化传播</text:p>
          </table:table-cell>
          <table:table-cell office:value-type="string">
            <text:p>北京光线传媒股份有限公司</text:p>
          </table:table-cell>
          <table:table-cell office:value-type="string">
            <text:p>2011-08-03T00:00:00.000+08</text:p>
          </table:table-cell>
          <table:table-cell office:value-type="string">
            <text:p>北京</text:p>
          </table:table-cell>
          <table:table-cell office:value-type="string">
            <text:p>北京市</text:p>
          </table:table-cell>
          <table:table-cell office:value-type="string">
            <text:p>www.ewang.com</text:p>
          </table:table-cell>
          <table:table-cell office:value-type="string">
            <text:p>北京市东城区和平里东街11号37号楼11105号</text:p>
          </table:table-cell>
          <table:table-cell table:number-columns-repeated="2"/>
        </table:table-row>
        <table:table-row table:style-name="ro2">
          <table:table-cell office:value-type="string">
            <text:p>300252</text:p>
          </table:table-cell>
          <table:table-cell office:value-type="string">
            <text:p>金信诺</text:p>
          </table:table-cell>
          <table:table-cell office:value-type="string">
            <text:p>C 制造业</text:p>
          </table:table-cell>
          <table:table-cell office:value-type="string">
            <text:p>深圳金信诺高新技术股份有限公司</text:p>
          </table:table-cell>
          <table:table-cell office:value-type="string">
            <text:p>2011-08-18T00:00:00.000+08</text:p>
          </table:table-cell>
          <table:table-cell office:value-type="string">
            <text:p>广东</text:p>
          </table:table-cell>
          <table:table-cell office:value-type="string">
            <text:p>深圳市</text:p>
          </table:table-cell>
          <table:table-cell office:value-type="string">
            <text:p>www.kingsignal.com</text:p>
          </table:table-cell>
          <table:table-cell office:value-type="string">
            <text:p>广东省深圳市高新区中区深圳软件园9号楼302室</text:p>
          </table:table-cell>
          <table:table-cell table:number-columns-repeated="2"/>
        </table:table-row>
        <table:table-row table:style-name="ro2">
          <table:table-cell office:value-type="string">
            <text:p>300253</text:p>
          </table:table-cell>
          <table:table-cell office:value-type="string">
            <text:p>卫宁健康</text:p>
          </table:table-cell>
          <table:table-cell office:value-type="string">
            <text:p>I 信息技术</text:p>
          </table:table-cell>
          <table:table-cell office:value-type="string">
            <text:p>卫宁健康科技集团股份有限公司</text:p>
          </table:table-cell>
          <table:table-cell office:value-type="string">
            <text:p>2011-08-18T00:00:00.000+08</text:p>
          </table:table-cell>
          <table:table-cell office:value-type="string">
            <text:p>上海</text:p>
          </table:table-cell>
          <table:table-cell office:value-type="string">
            <text:p>上海市</text:p>
          </table:table-cell>
          <table:table-cell office:value-type="string">
            <text:p>www.winning.com.cn</text:p>
          </table:table-cell>
          <table:table-cell office:value-type="string">
            <text:p>上海市浦东新区上南路4184号258室</text:p>
          </table:table-cell>
          <table:table-cell table:number-columns-repeated="2"/>
        </table:table-row>
        <table:table-row table:style-name="ro2">
          <table:table-cell office:value-type="string">
            <text:p>300254</text:p>
          </table:table-cell>
          <table:table-cell office:value-type="string">
            <text:p>仟源医药</text:p>
          </table:table-cell>
          <table:table-cell office:value-type="string">
            <text:p>C 制造业</text:p>
          </table:table-cell>
          <table:table-cell office:value-type="string">
            <text:p>山西仟源医药集团股份有限公司</text:p>
          </table:table-cell>
          <table:table-cell office:value-type="string">
            <text:p>2011-08-19T00:00:00.000+08</text:p>
          </table:table-cell>
          <table:table-cell office:value-type="string">
            <text:p>山西</text:p>
          </table:table-cell>
          <table:table-cell office:value-type="string">
            <text:p>大同市</text:p>
          </table:table-cell>
          <table:table-cell office:value-type="string">
            <text:p>www.cy-pharm.com</text:p>
          </table:table-cell>
          <table:table-cell office:value-type="string">
            <text:p>山西省大同市经济技术开发区湖滨大街53号</text:p>
          </table:table-cell>
          <table:table-cell table:number-columns-repeated="2"/>
        </table:table-row>
        <table:table-row table:style-name="ro2">
          <table:table-cell office:value-type="string">
            <text:p>300255</text:p>
          </table:table-cell>
          <table:table-cell office:value-type="string">
            <text:p>常山药业</text:p>
          </table:table-cell>
          <table:table-cell office:value-type="string">
            <text:p>C 制造业</text:p>
          </table:table-cell>
          <table:table-cell office:value-type="string">
            <text:p>河北常山生化药业股份有限公司</text:p>
          </table:table-cell>
          <table:table-cell office:value-type="string">
            <text:p>2011-08-19T00:00:00.000+08</text:p>
          </table:table-cell>
          <table:table-cell office:value-type="string">
            <text:p>河北</text:p>
          </table:table-cell>
          <table:table-cell office:value-type="string">
            <text:p>石家庄市</text:p>
          </table:table-cell>
          <table:table-cell office:value-type="string">
            <text:p>www.heparin.cn</text:p>
          </table:table-cell>
          <table:table-cell office:value-type="string">
            <text:p>河北省石家庄市正定镇火车站西富强路9号</text:p>
          </table:table-cell>
          <table:table-cell table:number-columns-repeated="2"/>
        </table:table-row>
        <table:table-row table:style-name="ro2">
          <table:table-cell office:value-type="string">
            <text:p>300256</text:p>
          </table:table-cell>
          <table:table-cell office:value-type="string">
            <text:p>星星科技</text:p>
          </table:table-cell>
          <table:table-cell office:value-type="string">
            <text:p>C 制造业</text:p>
          </table:table-cell>
          <table:table-cell office:value-type="string">
            <text:p>浙江星星科技股份有限公司</text:p>
          </table:table-cell>
          <table:table-cell office:value-type="string">
            <text:p>2011-08-19T00:00:00.000+08</text:p>
          </table:table-cell>
          <table:table-cell office:value-type="string">
            <text:p>浙江</text:p>
          </table:table-cell>
          <table:table-cell office:value-type="string">
            <text:p>台州市</text:p>
          </table:table-cell>
          <table:table-cell office:value-type="string">
            <text:p>www.first-panel.com</text:p>
          </table:table-cell>
          <table:table-cell office:value-type="string">
            <text:p>浙江省台州市椒江区洪家星星电子产业基地4号楼</text:p>
          </table:table-cell>
          <table:table-cell table:number-columns-repeated="2"/>
        </table:table-row>
        <table:table-row table:style-name="ro2">
          <table:table-cell office:value-type="string">
            <text:p>300257</text:p>
          </table:table-cell>
          <table:table-cell office:value-type="string">
            <text:p>开山股份</text:p>
          </table:table-cell>
          <table:table-cell office:value-type="string">
            <text:p>C 制造业</text:p>
          </table:table-cell>
          <table:table-cell office:value-type="string">
            <text:p>浙江开山压缩机股份有限公司</text:p>
          </table:table-cell>
          <table:table-cell office:value-type="string">
            <text:p>2011-08-19T00:00:00.000+08</text:p>
          </table:table-cell>
          <table:table-cell office:value-type="string">
            <text:p>浙江</text:p>
          </table:table-cell>
          <table:table-cell office:value-type="string">
            <text:p>衢州市</text:p>
          </table:table-cell>
          <table:table-cell office:value-type="string">
            <text:p>www.kaishancomp.com.cn</text:p>
          </table:table-cell>
          <table:table-cell office:value-type="string">
            <text:p>浙江省衢州市经济开发区凯旋西路9号</text:p>
          </table:table-cell>
          <table:table-cell table:number-columns-repeated="2"/>
        </table:table-row>
        <table:table-row table:style-name="ro2">
          <table:table-cell office:value-type="string">
            <text:p>300258</text:p>
          </table:table-cell>
          <table:table-cell office:value-type="string">
            <text:p>精锻科技</text:p>
          </table:table-cell>
          <table:table-cell office:value-type="string">
            <text:p>C 制造业</text:p>
          </table:table-cell>
          <table:table-cell office:value-type="string">
            <text:p>江苏太平洋精锻科技股份有限公司</text:p>
          </table:table-cell>
          <table:table-cell office:value-type="string">
            <text:p>2011-08-26T00:00:00.000+08</text:p>
          </table:table-cell>
          <table:table-cell office:value-type="string">
            <text:p>江苏</text:p>
          </table:table-cell>
          <table:table-cell office:value-type="string">
            <text:p>泰州市</text:p>
          </table:table-cell>
          <table:table-cell office:value-type="string">
            <text:p>www.ppforging.com</text:p>
          </table:table-cell>
          <table:table-cell office:value-type="string">
            <text:p>江苏省泰州市姜堰区姜堰大道91号</text:p>
          </table:table-cell>
          <table:table-cell table:number-columns-repeated="2"/>
        </table:table-row>
        <table:table-row table:style-name="ro2">
          <table:table-cell office:value-type="string">
            <text:p>300259</text:p>
          </table:table-cell>
          <table:table-cell office:value-type="string">
            <text:p>新天科技</text:p>
          </table:table-cell>
          <table:table-cell office:value-type="string">
            <text:p>C 制造业</text:p>
          </table:table-cell>
          <table:table-cell office:value-type="string">
            <text:p>新天科技股份有限公司</text:p>
          </table:table-cell>
          <table:table-cell office:value-type="string">
            <text:p>2011-08-31T00:00:00.000+08</text:p>
          </table:table-cell>
          <table:table-cell office:value-type="string">
            <text:p>河南</text:p>
          </table:table-cell>
          <table:table-cell office:value-type="string">
            <text:p>郑州市</text:p>
          </table:table-cell>
          <table:table-cell office:value-type="string">
            <text:p>www.suntront.com</text:p>
          </table:table-cell>
          <table:table-cell office:value-type="string">
            <text:p>河南省郑州国家级高新技术产业开发区红松路252号</text:p>
          </table:table-cell>
          <table:table-cell table:number-columns-repeated="2"/>
        </table:table-row>
        <table:table-row table:style-name="ro2">
          <table:table-cell office:value-type="string">
            <text:p>300260</text:p>
          </table:table-cell>
          <table:table-cell office:value-type="string">
            <text:p>新莱应材</text:p>
          </table:table-cell>
          <table:table-cell office:value-type="string">
            <text:p>C 制造业</text:p>
          </table:table-cell>
          <table:table-cell office:value-type="string">
            <text:p>昆山新莱洁净应用材料股份有限公司</text:p>
          </table:table-cell>
          <table:table-cell office:value-type="string">
            <text:p>2011-09-06T00:00:00.000+08</text:p>
          </table:table-cell>
          <table:table-cell office:value-type="string">
            <text:p>江苏</text:p>
          </table:table-cell>
          <table:table-cell office:value-type="string">
            <text:p>苏州市</text:p>
          </table:table-cell>
          <table:table-cell office:value-type="string">
            <text:p>www.kinglai.com.cn</text:p>
          </table:table-cell>
          <table:table-cell office:value-type="string">
            <text:p>江苏省昆山市陆家镇陆丰西路22号</text:p>
          </table:table-cell>
          <table:table-cell table:number-columns-repeated="2"/>
        </table:table-row>
        <table:table-row table:style-name="ro2">
          <table:table-cell office:value-type="string">
            <text:p>300261</text:p>
          </table:table-cell>
          <table:table-cell office:value-type="string">
            <text:p>雅本化学</text:p>
          </table:table-cell>
          <table:table-cell office:value-type="string">
            <text:p>C 制造业</text:p>
          </table:table-cell>
          <table:table-cell office:value-type="string">
            <text:p>雅本化学股份有限公司</text:p>
          </table:table-cell>
          <table:table-cell office:value-type="string">
            <text:p>2011-09-06T00:00:00.000+08</text:p>
          </table:table-cell>
          <table:table-cell office:value-type="string">
            <text:p>江苏</text:p>
          </table:table-cell>
          <table:table-cell office:value-type="string">
            <text:p>苏州市</text:p>
          </table:table-cell>
          <table:table-cell office:value-type="string">
            <text:p>www.abachem.com</text:p>
          </table:table-cell>
          <table:table-cell office:value-type="string">
            <text:p>江苏省太仓市太仓港港口开发区石化区东方东路18号</text:p>
          </table:table-cell>
          <table:table-cell table:number-columns-repeated="2"/>
        </table:table-row>
        <table:table-row table:style-name="ro2">
          <table:table-cell office:value-type="string">
            <text:p>300262</text:p>
          </table:table-cell>
          <table:table-cell office:value-type="string">
            <text:p>巴安水务</text:p>
          </table:table-cell>
          <table:table-cell office:value-type="string">
            <text:p>E 建筑业</text:p>
          </table:table-cell>
          <table:table-cell office:value-type="string">
            <text:p>上海巴安水务股份有限公司</text:p>
          </table:table-cell>
          <table:table-cell office:value-type="string">
            <text:p>2011-09-16T00:00:00.000+08</text:p>
          </table:table-cell>
          <table:table-cell office:value-type="string">
            <text:p>上海</text:p>
          </table:table-cell>
          <table:table-cell office:value-type="string">
            <text:p>上海市</text:p>
          </table:table-cell>
          <table:table-cell office:value-type="string">
            <text:p>www.safbon.com</text:p>
          </table:table-cell>
          <table:table-cell office:value-type="string">
            <text:p>上海市青浦区练塘镇章练塘路666号</text:p>
          </table:table-cell>
          <table:table-cell table:number-columns-repeated="2"/>
        </table:table-row>
        <table:table-row table:style-name="ro2">
          <table:table-cell office:value-type="string">
            <text:p>300263</text:p>
          </table:table-cell>
          <table:table-cell office:value-type="string">
            <text:p>隆华节能</text:p>
          </table:table-cell>
          <table:table-cell office:value-type="string">
            <text:p>C 制造业</text:p>
          </table:table-cell>
          <table:table-cell office:value-type="string">
            <text:p>洛阳隆华传热节能股份有限公司</text:p>
          </table:table-cell>
          <table:table-cell office:value-type="string">
            <text:p>2011-09-16T00:00:00.000+08</text:p>
          </table:table-cell>
          <table:table-cell office:value-type="string">
            <text:p>河南</text:p>
          </table:table-cell>
          <table:table-cell office:value-type="string">
            <text:p>洛阳市</text:p>
          </table:table-cell>
          <table:table-cell office:value-type="string">
            <text:p>www.longhuachuanre.com</text:p>
          </table:table-cell>
          <table:table-cell office:value-type="string">
            <text:p>河南省洛阳市空港产业集聚区</text:p>
          </table:table-cell>
          <table:table-cell table:number-columns-repeated="2"/>
        </table:table-row>
        <table:table-row table:style-name="ro2">
          <table:table-cell office:value-type="string">
            <text:p>300264</text:p>
          </table:table-cell>
          <table:table-cell office:value-type="string">
            <text:p>佳创视讯</text:p>
          </table:table-cell>
          <table:table-cell office:value-type="string">
            <text:p>I 信息技术</text:p>
          </table:table-cell>
          <table:table-cell office:value-type="string">
            <text:p>深圳市佳创视讯技术股份有限公司</text:p>
          </table:table-cell>
          <table:table-cell office:value-type="string">
            <text:p>2011-09-16T00:00:00.000+08</text:p>
          </table:table-cell>
          <table:table-cell office:value-type="string">
            <text:p>广东</text:p>
          </table:table-cell>
          <table:table-cell office:value-type="string">
            <text:p>深圳市</text:p>
          </table:table-cell>
          <table:table-cell office:value-type="string">
            <text:p>www.avit.com.cn</text:p>
          </table:table-cell>
          <table:table-cell office:value-type="string">
            <text:p>广东省深圳市光明新区观光路招商局光明科技园A3栋C208单元</text:p>
          </table:table-cell>
          <table:table-cell table:number-columns-repeated="2"/>
        </table:table-row>
        <table:table-row table:style-name="ro2">
          <table:table-cell office:value-type="string">
            <text:p>300265</text:p>
          </table:table-cell>
          <table:table-cell office:value-type="string">
            <text:p>通光线缆</text:p>
          </table:table-cell>
          <table:table-cell office:value-type="string">
            <text:p>C 制造业</text:p>
          </table:table-cell>
          <table:table-cell office:value-type="string">
            <text:p>江苏通光电子线缆股份有限公司</text:p>
          </table:table-cell>
          <table:table-cell office:value-type="string">
            <text:p>2011-09-16T00:00:00.000+08</text:p>
          </table:table-cell>
          <table:table-cell office:value-type="string">
            <text:p>江苏</text:p>
          </table:table-cell>
          <table:table-cell office:value-type="string">
            <text:p>南通市</text:p>
          </table:table-cell>
          <table:table-cell office:value-type="string">
            <text:p>www.tgjt.cn</text:p>
          </table:table-cell>
          <table:table-cell office:value-type="string">
            <text:p>江苏省海门市海门镇渤海路169号</text:p>
          </table:table-cell>
          <table:table-cell table:number-columns-repeated="2"/>
        </table:table-row>
        <table:table-row table:style-name="ro2">
          <table:table-cell office:value-type="string">
            <text:p>300266</text:p>
          </table:table-cell>
          <table:table-cell office:value-type="string">
            <text:p>兴源环境</text:p>
          </table:table-cell>
          <table:table-cell office:value-type="string">
            <text:p>N 公共环保</text:p>
          </table:table-cell>
          <table:table-cell office:value-type="string">
            <text:p>兴源环境科技股份有限公司</text:p>
          </table:table-cell>
          <table:table-cell office:value-type="string">
            <text:p>2011-09-27T00:00:00.000+08</text:p>
          </table:table-cell>
          <table:table-cell office:value-type="string">
            <text:p>浙江</text:p>
          </table:table-cell>
          <table:table-cell office:value-type="string">
            <text:p>杭州市</text:p>
          </table:table-cell>
          <table:table-cell office:value-type="string">
            <text:p>www.xingyuan.com</text:p>
          </table:table-cell>
          <table:table-cell office:value-type="string">
            <text:p>浙江省杭州市余杭区杭州余杭经济技术开发区望梅路1588号</text:p>
          </table:table-cell>
          <table:table-cell table:number-columns-repeated="2"/>
        </table:table-row>
        <table:table-row table:style-name="ro2">
          <table:table-cell office:value-type="string">
            <text:p>300267</text:p>
          </table:table-cell>
          <table:table-cell office:value-type="string">
            <text:p>尔康制药</text:p>
          </table:table-cell>
          <table:table-cell office:value-type="string">
            <text:p>C 制造业</text:p>
          </table:table-cell>
          <table:table-cell office:value-type="string">
            <text:p>湖南尔康制药股份有限公司</text:p>
          </table:table-cell>
          <table:table-cell office:value-type="string">
            <text:p>2011-09-27T00:00:00.000+08</text:p>
          </table:table-cell>
          <table:table-cell office:value-type="string">
            <text:p>湖南</text:p>
          </table:table-cell>
          <table:table-cell office:value-type="string">
            <text:p>长沙市</text:p>
          </table:table-cell>
          <table:table-cell office:value-type="string">
            <text:p>www.hnerkang.com</text:p>
          </table:table-cell>
          <table:table-cell office:value-type="string">
            <text:p>湖南省长沙市浏阳经济开发区康平路167号</text:p>
          </table:table-cell>
          <table:table-cell table:number-columns-repeated="2"/>
        </table:table-row>
        <table:table-row table:style-name="ro2">
          <table:table-cell office:value-type="string">
            <text:p>300268</text:p>
          </table:table-cell>
          <table:table-cell office:value-type="string">
            <text:p>万福生科</text:p>
          </table:table-cell>
          <table:table-cell office:value-type="string">
            <text:p>C 制造业</text:p>
          </table:table-cell>
          <table:table-cell office:value-type="string">
            <text:p>万福生科（湖南）农业开发股份有限公司</text:p>
          </table:table-cell>
          <table:table-cell office:value-type="string">
            <text:p>2011-09-27T00:00:00.000+08</text:p>
          </table:table-cell>
          <table:table-cell office:value-type="string">
            <text:p>湖南</text:p>
          </table:table-cell>
          <table:table-cell office:value-type="string">
            <text:p>常德市</text:p>
          </table:table-cell>
          <table:table-cell office:value-type="string">
            <text:p>www.wanfushk.com</text:p>
          </table:table-cell>
          <table:table-cell office:value-type="string">
            <text:p>湖南省常德市桃源县陬市镇桂花路1号</text:p>
          </table:table-cell>
          <table:table-cell table:number-columns-repeated="2"/>
        </table:table-row>
        <table:table-row table:style-name="ro2">
          <table:table-cell office:value-type="string">
            <text:p>300269</text:p>
          </table:table-cell>
          <table:table-cell office:value-type="string">
            <text:p>联建光电</text:p>
          </table:table-cell>
          <table:table-cell office:value-type="string">
            <text:p>L 商务服务</text:p>
          </table:table-cell>
          <table:table-cell office:value-type="string">
            <text:p>深圳市联建光电股份有限公司</text:p>
          </table:table-cell>
          <table:table-cell office:value-type="string">
            <text:p>2011-10-12T00:00:00.000+08</text:p>
          </table:table-cell>
          <table:table-cell office:value-type="string">
            <text:p>广东</text:p>
          </table:table-cell>
          <table:table-cell office:value-type="string">
            <text:p>深圳市</text:p>
          </table:table-cell>
          <table:table-cell office:value-type="string">
            <text:p>www.lcjh.com</text:p>
          </table:table-cell>
          <table:table-cell office:value-type="string">
            <text:p>广东省深圳市宝安区68区留仙三路安通达工业厂区四号厂房2楼</text:p>
          </table:table-cell>
          <table:table-cell table:number-columns-repeated="2"/>
        </table:table-row>
        <table:table-row table:style-name="ro2">
          <table:table-cell office:value-type="string">
            <text:p>300270</text:p>
          </table:table-cell>
          <table:table-cell office:value-type="string">
            <text:p>中威电子</text:p>
          </table:table-cell>
          <table:table-cell office:value-type="string">
            <text:p>C 制造业</text:p>
          </table:table-cell>
          <table:table-cell office:value-type="string">
            <text:p>杭州中威电子股份有限公司</text:p>
          </table:table-cell>
          <table:table-cell office:value-type="string">
            <text:p>2011-10-12T00:00:00.000+08</text:p>
          </table:table-cell>
          <table:table-cell office:value-type="string">
            <text:p>浙江</text:p>
          </table:table-cell>
          <table:table-cell office:value-type="string">
            <text:p>杭州市</text:p>
          </table:table-cell>
          <table:table-cell office:value-type="string">
            <text:p>www.joyware.com</text:p>
          </table:table-cell>
          <table:table-cell office:value-type="string">
            <text:p>浙江省杭州市西湖区文三路20号浙江建工大楼17层</text:p>
          </table:table-cell>
          <table:table-cell table:number-columns-repeated="2"/>
        </table:table-row>
        <table:table-row table:style-name="ro2">
          <table:table-cell office:value-type="string">
            <text:p>300271</text:p>
          </table:table-cell>
          <table:table-cell office:value-type="string">
            <text:p>华宇软件</text:p>
          </table:table-cell>
          <table:table-cell office:value-type="string">
            <text:p>I 信息技术</text:p>
          </table:table-cell>
          <table:table-cell office:value-type="string">
            <text:p>北京华宇软件股份有限公司</text:p>
          </table:table-cell>
          <table:table-cell office:value-type="string">
            <text:p>2011-10-26T00:00:00.000+08</text:p>
          </table:table-cell>
          <table:table-cell office:value-type="string">
            <text:p>北京</text:p>
          </table:table-cell>
          <table:table-cell office:value-type="string">
            <text:p>北京市</text:p>
          </table:table-cell>
          <table:table-cell office:value-type="string">
            <text:p>www.thunisoft.com</text:p>
          </table:table-cell>
          <table:table-cell office:value-type="string">
            <text:p>北京市海淀区中关村东路1号院清华科技园科技大厦C座25层</text:p>
          </table:table-cell>
          <table:table-cell table:number-columns-repeated="2"/>
        </table:table-row>
        <table:table-row table:style-name="ro2">
          <table:table-cell office:value-type="string">
            <text:p>300272</text:p>
          </table:table-cell>
          <table:table-cell office:value-type="string">
            <text:p>开能环保</text:p>
          </table:table-cell>
          <table:table-cell office:value-type="string">
            <text:p>C 制造业</text:p>
          </table:table-cell>
          <table:table-cell office:value-type="string">
            <text:p>上海开能环保设备股份有限公司</text:p>
          </table:table-cell>
          <table:table-cell office:value-type="string">
            <text:p>2011-11-02T00:00:00.000+08</text:p>
          </table:table-cell>
          <table:table-cell office:value-type="string">
            <text:p>上海</text:p>
          </table:table-cell>
          <table:table-cell office:value-type="string">
            <text:p>上海市</text:p>
          </table:table-cell>
          <table:table-cell office:value-type="string">
            <text:p>www.canature.com</text:p>
          </table:table-cell>
          <table:table-cell office:value-type="string">
            <text:p>上海浦东新区川大路518号</text:p>
          </table:table-cell>
          <table:table-cell table:number-columns-repeated="2"/>
        </table:table-row>
        <table:table-row table:style-name="ro2">
          <table:table-cell office:value-type="string">
            <text:p>300273</text:p>
          </table:table-cell>
          <table:table-cell office:value-type="string">
            <text:p>和佳股份</text:p>
          </table:table-cell>
          <table:table-cell office:value-type="string">
            <text:p>C 制造业</text:p>
          </table:table-cell>
          <table:table-cell office:value-type="string">
            <text:p>珠海和佳医疗设备股份有限公司</text:p>
          </table:table-cell>
          <table:table-cell office:value-type="string">
            <text:p>2011-10-26T00:00:00.000+08</text:p>
          </table:table-cell>
          <table:table-cell office:value-type="string">
            <text:p>广东</text:p>
          </table:table-cell>
          <table:table-cell office:value-type="string">
            <text:p>珠海市</text:p>
          </table:table-cell>
          <table:table-cell office:value-type="string">
            <text:p>www.hokai.com</text:p>
          </table:table-cell>
          <table:table-cell office:value-type="string">
            <text:p>广东省珠海市香洲区宝盛路5号</text:p>
          </table:table-cell>
          <table:table-cell table:number-columns-repeated="2"/>
        </table:table-row>
        <table:table-row table:style-name="ro2">
          <table:table-cell office:value-type="string">
            <text:p>300274</text:p>
          </table:table-cell>
          <table:table-cell office:value-type="string">
            <text:p>阳光电源</text:p>
          </table:table-cell>
          <table:table-cell office:value-type="string">
            <text:p>C 制造业</text:p>
          </table:table-cell>
          <table:table-cell office:value-type="string">
            <text:p>阳光电源股份有限公司</text:p>
          </table:table-cell>
          <table:table-cell office:value-type="string">
            <text:p>2011-11-02T00:00:00.000+08</text:p>
          </table:table-cell>
          <table:table-cell office:value-type="string">
            <text:p>安徽</text:p>
          </table:table-cell>
          <table:table-cell office:value-type="string">
            <text:p>合肥市</text:p>
          </table:table-cell>
          <table:table-cell office:value-type="string">
            <text:p>www.sungrowpower.com</text:p>
          </table:table-cell>
          <table:table-cell office:value-type="string">
            <text:p>安徽省合肥市高新区习友路1699号</text:p>
          </table:table-cell>
          <table:table-cell table:number-columns-repeated="2"/>
        </table:table-row>
        <table:table-row table:style-name="ro2">
          <table:table-cell office:value-type="string">
            <text:p>300275</text:p>
          </table:table-cell>
          <table:table-cell office:value-type="string">
            <text:p>梅安森</text:p>
          </table:table-cell>
          <table:table-cell office:value-type="string">
            <text:p>I 信息技术</text:p>
          </table:table-cell>
          <table:table-cell office:value-type="string">
            <text:p>重庆梅安森科技股份有限公司</text:p>
          </table:table-cell>
          <table:table-cell office:value-type="string">
            <text:p>2011-11-02T00:00:00.000+08</text:p>
          </table:table-cell>
          <table:table-cell office:value-type="string">
            <text:p>重庆</text:p>
          </table:table-cell>
          <table:table-cell office:value-type="string">
            <text:p>重庆市</text:p>
          </table:table-cell>
          <table:table-cell office:value-type="string">
            <text:p>www.cqmas.com</text:p>
          </table:table-cell>
          <table:table-cell office:value-type="string">
            <text:p>重庆市九龙坡区二郞创业路105号高科创业园C2区6层</text:p>
          </table:table-cell>
          <table:table-cell table:number-columns-repeated="2"/>
        </table:table-row>
        <table:table-row table:style-name="ro2">
          <table:table-cell office:value-type="string">
            <text:p>300276</text:p>
          </table:table-cell>
          <table:table-cell office:value-type="string">
            <text:p>三丰智能</text:p>
          </table:table-cell>
          <table:table-cell office:value-type="string">
            <text:p>C 制造业</text:p>
          </table:table-cell>
          <table:table-cell office:value-type="string">
            <text:p>湖北三丰智能输送装备股份有限公司</text:p>
          </table:table-cell>
          <table:table-cell office:value-type="string">
            <text:p>2011-11-15T00:00:00.000+08</text:p>
          </table:table-cell>
          <table:table-cell office:value-type="string">
            <text:p>湖北</text:p>
          </table:table-cell>
          <table:table-cell office:value-type="string">
            <text:p>黄石市</text:p>
          </table:table-cell>
          <table:table-cell office:value-type="string">
            <text:p>www.cnsanf.com</text:p>
          </table:table-cell>
          <table:table-cell office:value-type="string">
            <text:p>湖北省黄石市黄石经济技术开发区黄金山工业新区金山大道398号</text:p>
          </table:table-cell>
          <table:table-cell table:number-columns-repeated="2"/>
        </table:table-row>
        <table:table-row table:style-name="ro2">
          <table:table-cell office:value-type="string">
            <text:p>300277</text:p>
          </table:table-cell>
          <table:table-cell office:value-type="string">
            <text:p>海联讯</text:p>
          </table:table-cell>
          <table:table-cell office:value-type="string">
            <text:p>I 信息技术</text:p>
          </table:table-cell>
          <table:table-cell office:value-type="string">
            <text:p>深圳海联讯科技股份有限公司</text:p>
          </table:table-cell>
          <table:table-cell office:value-type="string">
            <text:p>2011-11-23T00:00:00.000+08</text:p>
          </table:table-cell>
          <table:table-cell office:value-type="string">
            <text:p>广东</text:p>
          </table:table-cell>
          <table:table-cell office:value-type="string">
            <text:p>深圳市</text:p>
          </table:table-cell>
          <table:table-cell office:value-type="string">
            <text:p>www.hirisun.com</text:p>
          </table:table-cell>
          <table:table-cell office:value-type="string">
            <text:p>广东省深圳市南山区深南大道市高新技术园R2厂房B区3a层</text:p>
          </table:table-cell>
          <table:table-cell table:number-columns-repeated="2"/>
        </table:table-row>
        <table:table-row table:style-name="ro2">
          <table:table-cell office:value-type="string">
            <text:p>300278</text:p>
          </table:table-cell>
          <table:table-cell office:value-type="string">
            <text:p>华昌达</text:p>
          </table:table-cell>
          <table:table-cell office:value-type="string">
            <text:p>C 制造业</text:p>
          </table:table-cell>
          <table:table-cell office:value-type="string">
            <text:p>湖北华昌达智能装备股份有限公司</text:p>
          </table:table-cell>
          <table:table-cell office:value-type="string">
            <text:p>2011-12-16T00:00:00.000+08</text:p>
          </table:table-cell>
          <table:table-cell office:value-type="string">
            <text:p>湖北</text:p>
          </table:table-cell>
          <table:table-cell office:value-type="string">
            <text:p>十堰市</text:p>
          </table:table-cell>
          <table:table-cell office:value-type="string">
            <text:p>www.hchd.com.cn</text:p>
          </table:table-cell>
          <table:table-cell office:value-type="string">
            <text:p>湖北省十堰市东益大道9号</text:p>
          </table:table-cell>
          <table:table-cell table:number-columns-repeated="2"/>
        </table:table-row>
        <table:table-row table:style-name="ro2">
          <table:table-cell office:value-type="string">
            <text:p>300279</text:p>
          </table:table-cell>
          <table:table-cell office:value-type="string">
            <text:p>和晶科技</text:p>
          </table:table-cell>
          <table:table-cell office:value-type="string">
            <text:p>C 制造业</text:p>
          </table:table-cell>
          <table:table-cell office:value-type="string">
            <text:p>无锡和晶科技股份有限公司</text:p>
          </table:table-cell>
          <table:table-cell office:value-type="string">
            <text:p>2011-12-29T00:00:00.000+08</text:p>
          </table:table-cell>
          <table:table-cell office:value-type="string">
            <text:p>江苏</text:p>
          </table:table-cell>
          <table:table-cell office:value-type="string">
            <text:p>无锡市</text:p>
          </table:table-cell>
          <table:table-cell office:value-type="string">
            <text:p>www.hodgen-china.com</text:p>
          </table:table-cell>
          <table:table-cell office:value-type="string">
            <text:p>江苏省无锡新区长江东路177号</text:p>
          </table:table-cell>
          <table:table-cell table:number-columns-repeated="2"/>
        </table:table-row>
        <table:table-row table:style-name="ro2">
          <table:table-cell office:value-type="string">
            <text:p>300280</text:p>
          </table:table-cell>
          <table:table-cell office:value-type="string">
            <text:p>南通锻压</text:p>
          </table:table-cell>
          <table:table-cell office:value-type="string">
            <text:p>C 制造业</text:p>
          </table:table-cell>
          <table:table-cell office:value-type="string">
            <text:p>南通锻压设备股份有限公司</text:p>
          </table:table-cell>
          <table:table-cell office:value-type="string">
            <text:p>2011-12-29T00:00:00.000+08</text:p>
          </table:table-cell>
          <table:table-cell office:value-type="string">
            <text:p>江苏</text:p>
          </table:table-cell>
          <table:table-cell office:value-type="string">
            <text:p>南通市</text:p>
          </table:table-cell>
          <table:table-cell office:value-type="string">
            <text:p>www.ntdy.com.cn</text:p>
          </table:table-cell>
          <table:table-cell office:value-type="string">
            <text:p>江苏省南通市如皋经济开发区锻压产业园区内</text:p>
          </table:table-cell>
          <table:table-cell table:number-columns-repeated="2"/>
        </table:table-row>
        <table:table-row table:style-name="ro2">
          <table:table-cell office:value-type="string">
            <text:p>300281</text:p>
          </table:table-cell>
          <table:table-cell office:value-type="string">
            <text:p>金明精机</text:p>
          </table:table-cell>
          <table:table-cell office:value-type="string">
            <text:p>C 制造业</text:p>
          </table:table-cell>
          <table:table-cell office:value-type="string">
            <text:p>广东金明精机股份有限公司</text:p>
          </table:table-cell>
          <table:table-cell office:value-type="string">
            <text:p>2011-12-29T00:00:00.000+08</text:p>
          </table:table-cell>
          <table:table-cell office:value-type="string">
            <text:p>广东</text:p>
          </table:table-cell>
          <table:table-cell office:value-type="string">
            <text:p>汕头市</text:p>
          </table:table-cell>
          <table:table-cell office:value-type="string">
            <text:p>www.jmjj.com</text:p>
          </table:table-cell>
          <table:table-cell office:value-type="string">
            <text:p>广东省汕头市濠江区纺织工业园</text:p>
          </table:table-cell>
          <table:table-cell table:number-columns-repeated="2"/>
        </table:table-row>
        <table:table-row table:style-name="ro2">
          <table:table-cell office:value-type="string">
            <text:p>300282</text:p>
          </table:table-cell>
          <table:table-cell office:value-type="string">
            <text:p>汇冠股份</text:p>
          </table:table-cell>
          <table:table-cell office:value-type="string">
            <text:p>C 制造业</text:p>
          </table:table-cell>
          <table:table-cell office:value-type="string">
            <text:p>北京汇冠新技术股份有限公司</text:p>
          </table:table-cell>
          <table:table-cell office:value-type="string">
            <text:p>2011-12-29T00:00:00.000+08</text:p>
          </table:table-cell>
          <table:table-cell office:value-type="string">
            <text:p>北京</text:p>
          </table:table-cell>
          <table:table-cell office:value-type="string">
            <text:p>北京市</text:p>
          </table:table-cell>
          <table:table-cell office:value-type="string">
            <text:p>www.irtouch.com</text:p>
          </table:table-cell>
          <table:table-cell office:value-type="string">
            <text:p>北京市海淀区西北旺东路10号院东区21号楼6层101-601</text:p>
          </table:table-cell>
          <table:table-cell table:number-columns-repeated="2"/>
        </table:table-row>
        <table:table-row table:style-name="ro2">
          <table:table-cell office:value-type="string">
            <text:p>300283</text:p>
          </table:table-cell>
          <table:table-cell office:value-type="string">
            <text:p>温州宏丰</text:p>
          </table:table-cell>
          <table:table-cell office:value-type="string">
            <text:p>C 制造业</text:p>
          </table:table-cell>
          <table:table-cell office:value-type="string">
            <text:p>温州宏丰电工合金股份有限公司</text:p>
          </table:table-cell>
          <table:table-cell office:value-type="string">
            <text:p>2012-01-10T00:00:00.000+08</text:p>
          </table:table-cell>
          <table:table-cell office:value-type="string">
            <text:p>浙江</text:p>
          </table:table-cell>
          <table:table-cell office:value-type="string">
            <text:p>温州市</text:p>
          </table:table-cell>
          <table:table-cell office:value-type="string">
            <text:p>www.wzhf.com</text:p>
          </table:table-cell>
          <table:table-cell office:value-type="string">
            <text:p>浙江省乐清市北白象镇大桥工业区塘下片区</text:p>
          </table:table-cell>
          <table:table-cell table:number-columns-repeated="2"/>
        </table:table-row>
        <table:table-row table:style-name="ro2">
          <table:table-cell office:value-type="string">
            <text:p>300284</text:p>
          </table:table-cell>
          <table:table-cell office:value-type="string">
            <text:p>苏交科</text:p>
          </table:table-cell>
          <table:table-cell office:value-type="string">
            <text:p>M 科研服务</text:p>
          </table:table-cell>
          <table:table-cell office:value-type="string">
            <text:p>苏交科集团股份有限公司</text:p>
          </table:table-cell>
          <table:table-cell office:value-type="string">
            <text:p>2012-01-10T00:00:00.000+08</text:p>
          </table:table-cell>
          <table:table-cell office:value-type="string">
            <text:p>江苏</text:p>
          </table:table-cell>
          <table:table-cell office:value-type="string">
            <text:p>南京市</text:p>
          </table:table-cell>
          <table:table-cell office:value-type="string">
            <text:p>www.jsti.com;www.jstri.com</text:p>
          </table:table-cell>
          <table:table-cell office:value-type="string">
            <text:p>江苏省南京市水西门大街223号</text:p>
          </table:table-cell>
          <table:table-cell table:number-columns-repeated="2"/>
        </table:table-row>
        <table:table-row table:style-name="ro2">
          <table:table-cell office:value-type="string">
            <text:p>300285</text:p>
          </table:table-cell>
          <table:table-cell office:value-type="string">
            <text:p>国瓷材料</text:p>
          </table:table-cell>
          <table:table-cell office:value-type="string">
            <text:p>C 制造业</text:p>
          </table:table-cell>
          <table:table-cell office:value-type="string">
            <text:p>山东国瓷功能材料股份有限公司</text:p>
          </table:table-cell>
          <table:table-cell office:value-type="string">
            <text:p>2012-01-13T00:00:00.000+08</text:p>
          </table:table-cell>
          <table:table-cell office:value-type="string">
            <text:p>山东</text:p>
          </table:table-cell>
          <table:table-cell office:value-type="string">
            <text:p>东营市</text:p>
          </table:table-cell>
          <table:table-cell office:value-type="string">
            <text:p>www.sinocera.com.cn</text:p>
          </table:table-cell>
          <table:table-cell office:value-type="string">
            <text:p>山东省东营市东营区辽河路24号</text:p>
          </table:table-cell>
          <table:table-cell table:number-columns-repeated="2"/>
        </table:table-row>
        <table:table-row table:style-name="ro2">
          <table:table-cell office:value-type="string">
            <text:p>300286</text:p>
          </table:table-cell>
          <table:table-cell office:value-type="string">
            <text:p>安科瑞</text:p>
          </table:table-cell>
          <table:table-cell office:value-type="string">
            <text:p>C 制造业</text:p>
          </table:table-cell>
          <table:table-cell office:value-type="string">
            <text:p>安科瑞电气股份有限公司</text:p>
          </table:table-cell>
          <table:table-cell office:value-type="string">
            <text:p>2012-01-13T00:00:00.000+08</text:p>
          </table:table-cell>
          <table:table-cell office:value-type="string">
            <text:p>上海</text:p>
          </table:table-cell>
          <table:table-cell office:value-type="string">
            <text:p>上海市</text:p>
          </table:table-cell>
          <table:table-cell office:value-type="string">
            <text:p>www.acrel.cn</text:p>
          </table:table-cell>
          <table:table-cell office:value-type="string">
            <text:p>上海市嘉定区育绿路253号</text:p>
          </table:table-cell>
          <table:table-cell table:number-columns-repeated="2"/>
        </table:table-row>
        <table:table-row table:style-name="ro2">
          <table:table-cell office:value-type="string">
            <text:p>300287</text:p>
          </table:table-cell>
          <table:table-cell office:value-type="string">
            <text:p>飞利信</text:p>
          </table:table-cell>
          <table:table-cell office:value-type="string">
            <text:p>I 信息技术</text:p>
          </table:table-cell>
          <table:table-cell office:value-type="string">
            <text:p>北京飞利信科技股份有限公司</text:p>
          </table:table-cell>
          <table:table-cell office:value-type="string">
            <text:p>2012-02-01T00:00:00.000+08</text:p>
          </table:table-cell>
          <table:table-cell office:value-type="string">
            <text:p>北京</text:p>
          </table:table-cell>
          <table:table-cell office:value-type="string">
            <text:p>北京市</text:p>
          </table:table-cell>
          <table:table-cell office:value-type="string">
            <text:p>www.philisense.com</text:p>
          </table:table-cell>
          <table:table-cell office:value-type="string">
            <text:p>北京市海淀区塔院志新村2号金唐酒店3层3078</text:p>
          </table:table-cell>
          <table:table-cell table:number-columns-repeated="2"/>
        </table:table-row>
        <table:table-row table:style-name="ro2">
          <table:table-cell office:value-type="string">
            <text:p>300288</text:p>
          </table:table-cell>
          <table:table-cell office:value-type="string">
            <text:p>朗玛信息</text:p>
          </table:table-cell>
          <table:table-cell office:value-type="string">
            <text:p>I 信息技术</text:p>
          </table:table-cell>
          <table:table-cell office:value-type="string">
            <text:p>贵阳朗玛信息技术股份有限公司</text:p>
          </table:table-cell>
          <table:table-cell office:value-type="string">
            <text:p>2012-02-16T00:00:00.000+08</text:p>
          </table:table-cell>
          <table:table-cell office:value-type="string">
            <text:p>贵州</text:p>
          </table:table-cell>
          <table:table-cell office:value-type="string">
            <text:p>贵阳市</text:p>
          </table:table-cell>
          <table:table-cell office:value-type="string">
            <text:p>www.longmaster.com.cn</text:p>
          </table:table-cell>
          <table:table-cell office:value-type="string">
            <text:p>贵州省贵阳市高新金阳科技产业园长岭南路31号(国家数字内容产业园二楼)</text:p>
          </table:table-cell>
          <table:table-cell table:number-columns-repeated="2"/>
        </table:table-row>
        <table:table-row table:style-name="ro2">
          <table:table-cell office:value-type="string">
            <text:p>300289</text:p>
          </table:table-cell>
          <table:table-cell office:value-type="string">
            <text:p>利德曼</text:p>
          </table:table-cell>
          <table:table-cell office:value-type="string">
            <text:p>C 制造业</text:p>
          </table:table-cell>
          <table:table-cell office:value-type="string">
            <text:p>北京利德曼生化股份有限公司</text:p>
          </table:table-cell>
          <table:table-cell office:value-type="string">
            <text:p>2012-02-16T00:00:00.000+08</text:p>
          </table:table-cell>
          <table:table-cell office:value-type="string">
            <text:p>北京</text:p>
          </table:table-cell>
          <table:table-cell office:value-type="string">
            <text:p>北京市</text:p>
          </table:table-cell>
          <table:table-cell office:value-type="string">
            <text:p>www.leadmanbio.com</text:p>
          </table:table-cell>
          <table:table-cell office:value-type="string">
            <text:p>北京市北京经济技术开发区兴海路5号</text:p>
          </table:table-cell>
          <table:table-cell table:number-columns-repeated="2"/>
        </table:table-row>
        <table:table-row table:style-name="ro2">
          <table:table-cell office:value-type="string">
            <text:p>300290</text:p>
          </table:table-cell>
          <table:table-cell office:value-type="string">
            <text:p>荣科科技</text:p>
          </table:table-cell>
          <table:table-cell office:value-type="string">
            <text:p>I 信息技术</text:p>
          </table:table-cell>
          <table:table-cell office:value-type="string">
            <text:p>荣科科技股份有限公司</text:p>
          </table:table-cell>
          <table:table-cell office:value-type="string">
            <text:p>2012-02-16T00:00:00.000+08</text:p>
          </table:table-cell>
          <table:table-cell office:value-type="string">
            <text:p>辽宁</text:p>
          </table:table-cell>
          <table:table-cell office:value-type="string">
            <text:p>沈阳市</text:p>
          </table:table-cell>
          <table:table-cell office:value-type="string">
            <text:p>www.bringspring.com</text:p>
          </table:table-cell>
          <table:table-cell office:value-type="string">
            <text:p>辽宁省沈阳经济技术开发区开发大路7甲3号</text:p>
          </table:table-cell>
          <table:table-cell table:number-columns-repeated="2"/>
        </table:table-row>
        <table:table-row table:style-name="ro2">
          <table:table-cell office:value-type="string">
            <text:p>300291</text:p>
          </table:table-cell>
          <table:table-cell office:value-type="string">
            <text:p>华录百纳</text:p>
          </table:table-cell>
          <table:table-cell office:value-type="string">
            <text:p>R 文化传播</text:p>
          </table:table-cell>
          <table:table-cell office:value-type="string">
            <text:p>北京华录百纳影视股份有限公司</text:p>
          </table:table-cell>
          <table:table-cell office:value-type="string">
            <text:p>2012-02-09T00:00:00.000+08</text:p>
          </table:table-cell>
          <table:table-cell office:value-type="string">
            <text:p>北京</text:p>
          </table:table-cell>
          <table:table-cell office:value-type="string">
            <text:p>北京市</text:p>
          </table:table-cell>
          <table:table-cell office:value-type="string">
            <text:p>www.hlbn-ent.com</text:p>
          </table:table-cell>
          <table:table-cell office:value-type="string">
            <text:p>北京市石景山区八大处高科技园区西井路3号3号楼5365房间</text:p>
          </table:table-cell>
          <table:table-cell table:number-columns-repeated="2"/>
        </table:table-row>
        <table:table-row table:style-name="ro2">
          <table:table-cell office:value-type="string">
            <text:p>300292</text:p>
          </table:table-cell>
          <table:table-cell office:value-type="string">
            <text:p>吴通控股</text:p>
          </table:table-cell>
          <table:table-cell office:value-type="string">
            <text:p>C 制造业</text:p>
          </table:table-cell>
          <table:table-cell office:value-type="string">
            <text:p>吴通控股集团股份有限公司</text:p>
          </table:table-cell>
          <table:table-cell office:value-type="string">
            <text:p>2012-02-29T00:00:00.000+08</text:p>
          </table:table-cell>
          <table:table-cell office:value-type="string">
            <text:p>江苏</text:p>
          </table:table-cell>
          <table:table-cell office:value-type="string">
            <text:p>苏州市</text:p>
          </table:table-cell>
          <table:table-cell office:value-type="string">
            <text:p>www.cnwutong.com</text:p>
          </table:table-cell>
          <table:table-cell office:value-type="string">
            <text:p>江苏省苏州市相城经济开发区漕湖街道太东路2596号</text:p>
          </table:table-cell>
          <table:table-cell table:number-columns-repeated="2"/>
        </table:table-row>
        <table:table-row table:style-name="ro2">
          <table:table-cell office:value-type="string">
            <text:p>300293</text:p>
          </table:table-cell>
          <table:table-cell office:value-type="string">
            <text:p>蓝英装备</text:p>
          </table:table-cell>
          <table:table-cell office:value-type="string">
            <text:p>C 制造业</text:p>
          </table:table-cell>
          <table:table-cell office:value-type="string">
            <text:p>沈阳蓝英工业自动化装备股份有限公司</text:p>
          </table:table-cell>
          <table:table-cell office:value-type="string">
            <text:p>2012-03-08T00:00:00.000+08</text:p>
          </table:table-cell>
          <table:table-cell office:value-type="string">
            <text:p>辽宁</text:p>
          </table:table-cell>
          <table:table-cell office:value-type="string">
            <text:p>沈阳市</text:p>
          </table:table-cell>
          <table:table-cell office:value-type="string">
            <text:p>www.chnsbs.net</text:p>
          </table:table-cell>
          <table:table-cell office:value-type="string">
            <text:p>辽宁省沈阳市浑南产业区东区飞云路3号</text:p>
          </table:table-cell>
          <table:table-cell table:number-columns-repeated="2"/>
        </table:table-row>
        <table:table-row table:style-name="ro2">
          <table:table-cell office:value-type="string">
            <text:p>300294</text:p>
          </table:table-cell>
          <table:table-cell office:value-type="string">
            <text:p>博雅生物</text:p>
          </table:table-cell>
          <table:table-cell office:value-type="string">
            <text:p>C 制造业</text:p>
          </table:table-cell>
          <table:table-cell office:value-type="string">
            <text:p>江西博雅生物制药股份有限公司</text:p>
          </table:table-cell>
          <table:table-cell office:value-type="string">
            <text:p>2012-03-08T00:00:00.000+08</text:p>
          </table:table-cell>
          <table:table-cell office:value-type="string">
            <text:p>江西</text:p>
          </table:table-cell>
          <table:table-cell office:value-type="string">
            <text:p>抚州市</text:p>
          </table:table-cell>
          <table:table-cell office:value-type="string">
            <text:p>www.china-boya.com</text:p>
          </table:table-cell>
          <table:table-cell office:value-type="string">
            <text:p>江西省抚州市高新技术产业园区惠泉路333号</text:p>
          </table:table-cell>
          <table:table-cell table:number-columns-repeated="2"/>
        </table:table-row>
        <table:table-row table:style-name="ro2">
          <table:table-cell office:value-type="string">
            <text:p>300295</text:p>
          </table:table-cell>
          <table:table-cell office:value-type="string">
            <text:p>三六五网</text:p>
          </table:table-cell>
          <table:table-cell office:value-type="string">
            <text:p>I 信息技术</text:p>
          </table:table-cell>
          <table:table-cell office:value-type="string">
            <text:p>江苏三六五网络股份有限公司</text:p>
          </table:table-cell>
          <table:table-cell office:value-type="string">
            <text:p>2012-03-15T00:00:00.000+08</text:p>
          </table:table-cell>
          <table:table-cell office:value-type="string">
            <text:p>江苏</text:p>
          </table:table-cell>
          <table:table-cell office:value-type="string">
            <text:p>南京市</text:p>
          </table:table-cell>
          <table:table-cell office:value-type="string">
            <text:p>www.house365.com</text:p>
          </table:table-cell>
          <table:table-cell office:value-type="string">
            <text:p>江苏省南京市六合区龙池街道新东路</text:p>
          </table:table-cell>
          <table:table-cell table:number-columns-repeated="2"/>
        </table:table-row>
        <table:table-row table:style-name="ro2">
          <table:table-cell office:value-type="string">
            <text:p>300296</text:p>
          </table:table-cell>
          <table:table-cell office:value-type="string">
            <text:p>利亚德</text:p>
          </table:table-cell>
          <table:table-cell office:value-type="string">
            <text:p>C 制造业</text:p>
          </table:table-cell>
          <table:table-cell office:value-type="string">
            <text:p>利亚德光电股份有限公司</text:p>
          </table:table-cell>
          <table:table-cell office:value-type="string">
            <text:p>2012-03-15T00:00:00.000+08</text:p>
          </table:table-cell>
          <table:table-cell office:value-type="string">
            <text:p>北京</text:p>
          </table:table-cell>
          <table:table-cell office:value-type="string">
            <text:p>北京市</text:p>
          </table:table-cell>
          <table:table-cell office:value-type="string">
            <text:p>www.leyard.com</text:p>
          </table:table-cell>
          <table:table-cell office:value-type="string">
            <text:p>北京市海淀区颐和园北正红旗西街9号</text:p>
          </table:table-cell>
          <table:table-cell table:number-columns-repeated="2"/>
        </table:table-row>
        <table:table-row table:style-name="ro2">
          <table:table-cell office:value-type="string">
            <text:p>300297</text:p>
          </table:table-cell>
          <table:table-cell office:value-type="string">
            <text:p>蓝盾股份</text:p>
          </table:table-cell>
          <table:table-cell office:value-type="string">
            <text:p>I 信息技术</text:p>
          </table:table-cell>
          <table:table-cell office:value-type="string">
            <text:p>蓝盾信息安全技术股份有限公司</text:p>
          </table:table-cell>
          <table:table-cell office:value-type="string">
            <text:p>2012-03-15T00:00:00.000+08</text:p>
          </table:table-cell>
          <table:table-cell office:value-type="string">
            <text:p>广东</text:p>
          </table:table-cell>
          <table:table-cell office:value-type="string">
            <text:p>广州市</text:p>
          </table:table-cell>
          <table:table-cell office:value-type="string">
            <text:p>www.bluedon.com</text:p>
          </table:table-cell>
          <table:table-cell office:value-type="string">
            <text:p>广东省广州市天河区天慧路16号</text:p>
          </table:table-cell>
          <table:table-cell table:number-columns-repeated="2"/>
        </table:table-row>
        <table:table-row table:style-name="ro2">
          <table:table-cell office:value-type="string">
            <text:p>300298</text:p>
          </table:table-cell>
          <table:table-cell office:value-type="string">
            <text:p>三诺生物</text:p>
          </table:table-cell>
          <table:table-cell office:value-type="string">
            <text:p>C 制造业</text:p>
          </table:table-cell>
          <table:table-cell office:value-type="string">
            <text:p>三诺生物传感股份有限公司</text:p>
          </table:table-cell>
          <table:table-cell office:value-type="string">
            <text:p>2012-03-19T00:00:00.000+08</text:p>
          </table:table-cell>
          <table:table-cell office:value-type="string">
            <text:p>湖南</text:p>
          </table:table-cell>
          <table:table-cell office:value-type="string">
            <text:p>长沙市</text:p>
          </table:table-cell>
          <table:table-cell office:value-type="string">
            <text:p>www.sinocare.com</text:p>
          </table:table-cell>
          <table:table-cell office:value-type="string">
            <text:p>湖南省长沙市高新技术产业开发区谷苑路265号</text:p>
          </table:table-cell>
          <table:table-cell table:number-columns-repeated="2"/>
        </table:table-row>
        <table:table-row table:style-name="ro2">
          <table:table-cell office:value-type="string">
            <text:p>300299</text:p>
          </table:table-cell>
          <table:table-cell office:value-type="string">
            <text:p>富春股份</text:p>
          </table:table-cell>
          <table:table-cell office:value-type="string">
            <text:p>I 信息技术</text:p>
          </table:table-cell>
          <table:table-cell office:value-type="string">
            <text:p>富春科技股份有限公司</text:p>
          </table:table-cell>
          <table:table-cell office:value-type="string">
            <text:p>2012-03-19T00:00:00.000+08</text:p>
          </table:table-cell>
          <table:table-cell office:value-type="string">
            <text:p>福建</text:p>
          </table:table-cell>
          <table:table-cell office:value-type="string">
            <text:p>福州市</text:p>
          </table:table-cell>
          <table:table-cell office:value-type="string">
            <text:p>www.forcom.com.cn</text:p>
          </table:table-cell>
          <table:table-cell office:value-type="string">
            <text:p>福建省福州市鼓楼区铜盘路软件大道89号C区25号楼</text:p>
          </table:table-cell>
          <table:table-cell table:number-columns-repeated="2"/>
        </table:table-row>
        <table:table-row table:style-name="ro2">
          <table:table-cell office:value-type="string">
            <text:p>300300</text:p>
          </table:table-cell>
          <table:table-cell office:value-type="string">
            <text:p>汉鼎宇佑</text:p>
          </table:table-cell>
          <table:table-cell office:value-type="string">
            <text:p>I 信息技术</text:p>
          </table:table-cell>
          <table:table-cell office:value-type="string">
            <text:p>汉鼎宇佑互联网股份有限公司</text:p>
          </table:table-cell>
          <table:table-cell office:value-type="string">
            <text:p>2012-03-19T00:00:00.000+08</text:p>
          </table:table-cell>
          <table:table-cell office:value-type="string">
            <text:p>浙江</text:p>
          </table:table-cell>
          <table:table-cell office:value-type="string">
            <text:p>杭州市</text:p>
          </table:table-cell>
          <table:table-cell office:value-type="string">
            <text:p>www.hakim.com.cn</text:p>
          </table:table-cell>
          <table:table-cell office:value-type="string">
            <text:p>浙江省杭州市延安路511号元通大厦1119室</text:p>
          </table:table-cell>
          <table:table-cell table:number-columns-repeated="2"/>
        </table:table-row>
        <table:table-row table:style-name="ro2">
          <table:table-cell office:value-type="string">
            <text:p>300301</text:p>
          </table:table-cell>
          <table:table-cell office:value-type="string">
            <text:p>长方集团</text:p>
          </table:table-cell>
          <table:table-cell office:value-type="string">
            <text:p>C 制造业</text:p>
          </table:table-cell>
          <table:table-cell office:value-type="string">
            <text:p>深圳市长方集团股份有限公司</text:p>
          </table:table-cell>
          <table:table-cell office:value-type="string">
            <text:p>2012-03-21T00:00:00.000+08</text:p>
          </table:table-cell>
          <table:table-cell office:value-type="string">
            <text:p>广东</text:p>
          </table:table-cell>
          <table:table-cell office:value-type="string">
            <text:p>深圳市</text:p>
          </table:table-cell>
          <table:table-cell office:value-type="string">
            <text:p>www.cfled.com</text:p>
          </table:table-cell>
          <table:table-cell office:value-type="string">
            <text:p>广东省深圳市坪山新区大工业区聚龙山3号路</text:p>
          </table:table-cell>
          <table:table-cell table:number-columns-repeated="2"/>
        </table:table-row>
        <table:table-row table:style-name="ro2">
          <table:table-cell office:value-type="string">
            <text:p>300302</text:p>
          </table:table-cell>
          <table:table-cell office:value-type="string">
            <text:p>同有科技</text:p>
          </table:table-cell>
          <table:table-cell office:value-type="string">
            <text:p>I 信息技术</text:p>
          </table:table-cell>
          <table:table-cell office:value-type="string">
            <text:p>北京同有飞骥科技股份有限公司</text:p>
          </table:table-cell>
          <table:table-cell office:value-type="string">
            <text:p>2012-03-21T00:00:00.000+08</text:p>
          </table:table-cell>
          <table:table-cell office:value-type="string">
            <text:p>北京</text:p>
          </table:table-cell>
          <table:table-cell office:value-type="string">
            <text:p>北京市</text:p>
          </table:table-cell>
          <table:table-cell office:value-type="string">
            <text:p>www.toyou.com.cn</text:p>
          </table:table-cell>
          <table:table-cell office:value-type="string">
            <text:p>北京市海淀区地锦路9号院2号楼-1至4层101</text:p>
          </table:table-cell>
          <table:table-cell table:number-columns-repeated="2"/>
        </table:table-row>
        <table:table-row table:style-name="ro2">
          <table:table-cell office:value-type="string">
            <text:p>300303</text:p>
          </table:table-cell>
          <table:table-cell office:value-type="string">
            <text:p>聚飞光电</text:p>
          </table:table-cell>
          <table:table-cell office:value-type="string">
            <text:p>C 制造业</text:p>
          </table:table-cell>
          <table:table-cell office:value-type="string">
            <text:p>深圳市聚飞光电股份有限公司</text:p>
          </table:table-cell>
          <table:table-cell office:value-type="string">
            <text:p>2012-03-19T00:00:00.000+08</text:p>
          </table:table-cell>
          <table:table-cell office:value-type="string">
            <text:p>广东</text:p>
          </table:table-cell>
          <table:table-cell office:value-type="string">
            <text:p>深圳市</text:p>
          </table:table-cell>
          <table:table-cell office:value-type="string">
            <text:p>www.jfled.com.cn</text:p>
          </table:table-cell>
          <table:table-cell office:value-type="string">
            <text:p>广东省深圳市龙岗区平湖街道鹅公岭社区鹅岭工业区4号</text:p>
          </table:table-cell>
          <table:table-cell table:number-columns-repeated="2"/>
        </table:table-row>
        <table:table-row table:style-name="ro2">
          <table:table-cell office:value-type="string">
            <text:p>300304</text:p>
          </table:table-cell>
          <table:table-cell office:value-type="string">
            <text:p>云意电气</text:p>
          </table:table-cell>
          <table:table-cell office:value-type="string">
            <text:p>C 制造业</text:p>
          </table:table-cell>
          <table:table-cell office:value-type="string">
            <text:p>江苏云意电气股份有限公司</text:p>
          </table:table-cell>
          <table:table-cell office:value-type="string">
            <text:p>2012-03-21T00:00:00.000+08</text:p>
          </table:table-cell>
          <table:table-cell office:value-type="string">
            <text:p>江苏</text:p>
          </table:table-cell>
          <table:table-cell office:value-type="string">
            <text:p>徐州市</text:p>
          </table:table-cell>
          <table:table-cell office:value-type="string">
            <text:p>www.yunyi-china.com</text:p>
          </table:table-cell>
          <table:table-cell office:value-type="string">
            <text:p>江苏省徐州市铜山经济开发区黄山路26号</text:p>
          </table:table-cell>
          <table:table-cell table:number-columns-repeated="2"/>
        </table:table-row>
        <table:table-row table:style-name="ro2">
          <table:table-cell office:value-type="string">
            <text:p>300305</text:p>
          </table:table-cell>
          <table:table-cell office:value-type="string">
            <text:p>裕兴股份</text:p>
          </table:table-cell>
          <table:table-cell office:value-type="string">
            <text:p>C 制造业</text:p>
          </table:table-cell>
          <table:table-cell office:value-type="string">
            <text:p>江苏裕兴薄膜科技股份有限公司</text:p>
          </table:table-cell>
          <table:table-cell office:value-type="string">
            <text:p>2012-03-29T00:00:00.000+08</text:p>
          </table:table-cell>
          <table:table-cell office:value-type="string">
            <text:p>江苏</text:p>
          </table:table-cell>
          <table:table-cell office:value-type="string">
            <text:p>常州市</text:p>
          </table:table-cell>
          <table:table-cell office:value-type="string">
            <text:p>www.czyuxing.com</text:p>
          </table:table-cell>
          <table:table-cell office:value-type="string">
            <text:p>江苏省常州市钟楼经济开发区童子河西路8-8号</text:p>
          </table:table-cell>
          <table:table-cell table:number-columns-repeated="2"/>
        </table:table-row>
        <table:table-row table:style-name="ro2">
          <table:table-cell office:value-type="string">
            <text:p>300306</text:p>
          </table:table-cell>
          <table:table-cell office:value-type="string">
            <text:p>远方光电</text:p>
          </table:table-cell>
          <table:table-cell office:value-type="string">
            <text:p>C 制造业</text:p>
          </table:table-cell>
          <table:table-cell office:value-type="string">
            <text:p>杭州远方光电信息股份有限公司</text:p>
          </table:table-cell>
          <table:table-cell office:value-type="string">
            <text:p>2012-03-29T00:00:00.000+08</text:p>
          </table:table-cell>
          <table:table-cell office:value-type="string">
            <text:p>浙江</text:p>
          </table:table-cell>
          <table:table-cell office:value-type="string">
            <text:p>杭州市</text:p>
          </table:table-cell>
          <table:table-cell office:value-type="string">
            <text:p>www.everfine.cn</text:p>
          </table:table-cell>
          <table:table-cell office:value-type="string">
            <text:p>浙江省杭州市滨江区滨康路669号1号楼</text:p>
          </table:table-cell>
          <table:table-cell table:number-columns-repeated="2"/>
        </table:table-row>
        <table:table-row table:style-name="ro2">
          <table:table-cell office:value-type="string">
            <text:p>300307</text:p>
          </table:table-cell>
          <table:table-cell office:value-type="string">
            <text:p>慈星股份</text:p>
          </table:table-cell>
          <table:table-cell office:value-type="string">
            <text:p>C 制造业</text:p>
          </table:table-cell>
          <table:table-cell office:value-type="string">
            <text:p>宁波慈星股份有限公司</text:p>
          </table:table-cell>
          <table:table-cell office:value-type="string">
            <text:p>2012-03-29T00:00:00.000+08</text:p>
          </table:table-cell>
          <table:table-cell office:value-type="string">
            <text:p>浙江</text:p>
          </table:table-cell>
          <table:table-cell office:value-type="string">
            <text:p>宁波市</text:p>
          </table:table-cell>
          <table:table-cell office:value-type="string">
            <text:p>www.ci-xing.com</text:p>
          </table:table-cell>
          <table:table-cell office:value-type="string">
            <text:p>浙江省慈溪市白沙路街道华东轻纺针织城三期6号楼</text:p>
          </table:table-cell>
          <table:table-cell table:number-columns-repeated="2"/>
        </table:table-row>
        <table:table-row table:style-name="ro2">
          <table:table-cell office:value-type="string">
            <text:p>300308</text:p>
          </table:table-cell>
          <table:table-cell office:value-type="string">
            <text:p>中际装备</text:p>
          </table:table-cell>
          <table:table-cell office:value-type="string">
            <text:p>C 制造业</text:p>
          </table:table-cell>
          <table:table-cell office:value-type="string">
            <text:p>山东中际电工装备股份有限公司</text:p>
          </table:table-cell>
          <table:table-cell office:value-type="string">
            <text:p>2012-04-10T00:00:00.000+08</text:p>
          </table:table-cell>
          <table:table-cell office:value-type="string">
            <text:p>山东</text:p>
          </table:table-cell>
          <table:table-cell office:value-type="string">
            <text:p>烟台市</text:p>
          </table:table-cell>
          <table:table-cell office:value-type="string">
            <text:p>www.zhongji.cc</text:p>
          </table:table-cell>
          <table:table-cell office:value-type="string">
            <text:p>山东省龙口市诸由观镇驻地</text:p>
          </table:table-cell>
          <table:table-cell table:number-columns-repeated="2"/>
        </table:table-row>
        <table:table-row table:style-name="ro2">
          <table:table-cell office:value-type="string">
            <text:p>300309</text:p>
          </table:table-cell>
          <table:table-cell office:value-type="string">
            <text:p>吉艾科技</text:p>
          </table:table-cell>
          <table:table-cell office:value-type="string">
            <text:p>C 制造业</text:p>
          </table:table-cell>
          <table:table-cell office:value-type="string">
            <text:p>吉艾科技（北京）股份公司</text:p>
          </table:table-cell>
          <table:table-cell office:value-type="string">
            <text:p>2012-04-10T00:00:00.000+08</text:p>
          </table:table-cell>
          <table:table-cell office:value-type="string">
            <text:p>北京</text:p>
          </table:table-cell>
          <table:table-cell office:value-type="string">
            <text:p>北京市</text:p>
          </table:table-cell>
          <table:table-cell office:value-type="string">
            <text:p>www.gi-tech.cn</text:p>
          </table:table-cell>
          <table:table-cell office:value-type="string">
            <text:p>北京市丰台区海鹰路1号院2号楼2层201室</text:p>
          </table:table-cell>
          <table:table-cell table:number-columns-repeated="2"/>
        </table:table-row>
        <table:table-row table:style-name="ro2">
          <table:table-cell office:value-type="string">
            <text:p>300310</text:p>
          </table:table-cell>
          <table:table-cell office:value-type="string">
            <text:p>宜通世纪</text:p>
          </table:table-cell>
          <table:table-cell office:value-type="string">
            <text:p>I 信息技术</text:p>
          </table:table-cell>
          <table:table-cell office:value-type="string">
            <text:p>广东宜通世纪科技股份有限公司</text:p>
          </table:table-cell>
          <table:table-cell office:value-type="string">
            <text:p>2012-04-25T00:00:00.000+08</text:p>
          </table:table-cell>
          <table:table-cell office:value-type="string">
            <text:p>广东</text:p>
          </table:table-cell>
          <table:table-cell office:value-type="string">
            <text:p>广州市</text:p>
          </table:table-cell>
          <table:table-cell office:value-type="string">
            <text:p>www.etonetech.com</text:p>
          </table:table-cell>
          <table:table-cell office:value-type="string">
            <text:p>广东省广州市天河区建中路14、16号第三层东</text:p>
          </table:table-cell>
          <table:table-cell table:number-columns-repeated="2"/>
        </table:table-row>
        <table:table-row table:style-name="ro2">
          <table:table-cell office:value-type="string">
            <text:p>300311</text:p>
          </table:table-cell>
          <table:table-cell office:value-type="string">
            <text:p>任子行</text:p>
          </table:table-cell>
          <table:table-cell office:value-type="string">
            <text:p>I 信息技术</text:p>
          </table:table-cell>
          <table:table-cell office:value-type="string">
            <text:p>任子行网络技术股份有限公司</text:p>
          </table:table-cell>
          <table:table-cell office:value-type="string">
            <text:p>2012-04-25T00:00:00.000+08</text:p>
          </table:table-cell>
          <table:table-cell office:value-type="string">
            <text:p>广东</text:p>
          </table:table-cell>
          <table:table-cell office:value-type="string">
            <text:p>深圳市</text:p>
          </table:table-cell>
          <table:table-cell office:value-type="string">
            <text:p>www.1218.com.cn</text:p>
          </table:table-cell>
          <table:table-cell office:value-type="string">
            <text:p>广东省深圳市南山区高新区科技中2路软件园2栋6楼</text:p>
          </table:table-cell>
          <table:table-cell table:number-columns-repeated="2"/>
        </table:table-row>
        <table:table-row table:style-name="ro2">
          <table:table-cell office:value-type="string">
            <text:p>300312</text:p>
          </table:table-cell>
          <table:table-cell office:value-type="string">
            <text:p>邦讯技术</text:p>
          </table:table-cell>
          <table:table-cell office:value-type="string">
            <text:p>I 信息技术</text:p>
          </table:table-cell>
          <table:table-cell office:value-type="string">
            <text:p>邦讯技术股份有限公司</text:p>
          </table:table-cell>
          <table:table-cell office:value-type="string">
            <text:p>2012-05-08T00:00:00.000+08</text:p>
          </table:table-cell>
          <table:table-cell office:value-type="string">
            <text:p>北京</text:p>
          </table:table-cell>
          <table:table-cell office:value-type="string">
            <text:p>北京市</text:p>
          </table:table-cell>
          <table:table-cell office:value-type="string">
            <text:p>www.boomsense.com</text:p>
          </table:table-cell>
          <table:table-cell office:value-type="string">
            <text:p>北京市海淀区杏石口路80号益园文化创意产业基地A区4号楼一层</text:p>
          </table:table-cell>
          <table:table-cell table:number-columns-repeated="2"/>
        </table:table-row>
        <table:table-row table:style-name="ro2">
          <table:table-cell office:value-type="string">
            <text:p>300313</text:p>
          </table:table-cell>
          <table:table-cell office:value-type="string">
            <text:p>天山生物</text:p>
          </table:table-cell>
          <table:table-cell office:value-type="string">
            <text:p>A 农林牧渔</text:p>
          </table:table-cell>
          <table:table-cell office:value-type="string">
            <text:p>新疆天山畜牧生物工程股份有限公司</text:p>
          </table:table-cell>
          <table:table-cell office:value-type="string">
            <text:p>2012-04-25T00:00:00.000+08</text:p>
          </table:table-cell>
          <table:table-cell office:value-type="string">
            <text:p>新疆</text:p>
          </table:table-cell>
          <table:table-cell office:value-type="string">
            <text:p>昌吉回族自治州</text:p>
          </table:table-cell>
          <table:table-cell office:value-type="string">
            <text:p>www.xjtssw.com</text:p>
          </table:table-cell>
          <table:table-cell office:value-type="string">
            <text:p>新疆维吾尔自治区昌吉市高新区光明南路1号</text:p>
          </table:table-cell>
          <table:table-cell table:number-columns-repeated="2"/>
        </table:table-row>
        <table:table-row table:style-name="ro2">
          <table:table-cell office:value-type="string">
            <text:p>300314</text:p>
          </table:table-cell>
          <table:table-cell office:value-type="string">
            <text:p>戴维医疗</text:p>
          </table:table-cell>
          <table:table-cell office:value-type="string">
            <text:p>C 制造业</text:p>
          </table:table-cell>
          <table:table-cell office:value-type="string">
            <text:p>宁波戴维医疗器械股份有限公司</text:p>
          </table:table-cell>
          <table:table-cell office:value-type="string">
            <text:p>2012-05-08T00:00:00.000+08</text:p>
          </table:table-cell>
          <table:table-cell office:value-type="string">
            <text:p>浙江</text:p>
          </table:table-cell>
          <table:table-cell office:value-type="string">
            <text:p>宁波市</text:p>
          </table:table-cell>
          <table:table-cell office:value-type="string">
            <text:p>www.nbdavid.com</text:p>
          </table:table-cell>
          <table:table-cell office:value-type="string">
            <text:p>浙江省象山经济开发区滨海工业园金兴路35号</text:p>
          </table:table-cell>
          <table:table-cell table:number-columns-repeated="2"/>
        </table:table-row>
        <table:table-row table:style-name="ro2">
          <table:table-cell office:value-type="string">
            <text:p>300315</text:p>
          </table:table-cell>
          <table:table-cell office:value-type="string">
            <text:p>掌趣科技</text:p>
          </table:table-cell>
          <table:table-cell office:value-type="string">
            <text:p>I 信息技术</text:p>
          </table:table-cell>
          <table:table-cell office:value-type="string">
            <text:p>北京掌趣科技股份有限公司</text:p>
          </table:table-cell>
          <table:table-cell office:value-type="string">
            <text:p>2012-05-11T00:00:00.000+08</text:p>
          </table:table-cell>
          <table:table-cell office:value-type="string">
            <text:p>北京</text:p>
          </table:table-cell>
          <table:table-cell office:value-type="string">
            <text:p>北京市</text:p>
          </table:table-cell>
          <table:table-cell office:value-type="string">
            <text:p>www.ourpalm.com</text:p>
          </table:table-cell>
          <table:table-cell office:value-type="string">
            <text:p>北京市海淀区奥北产业基地29号楼（北楼）1-9层</text:p>
          </table:table-cell>
          <table:table-cell table:number-columns-repeated="2"/>
        </table:table-row>
        <table:table-row table:style-name="ro2">
          <table:table-cell office:value-type="string">
            <text:p>300316</text:p>
          </table:table-cell>
          <table:table-cell office:value-type="string">
            <text:p>晶盛机电</text:p>
          </table:table-cell>
          <table:table-cell office:value-type="string">
            <text:p>C 制造业</text:p>
          </table:table-cell>
          <table:table-cell office:value-type="string">
            <text:p>浙江晶盛机电股份有限公司</text:p>
          </table:table-cell>
          <table:table-cell office:value-type="string">
            <text:p>2012-05-11T00:00:00.000+08</text:p>
          </table:table-cell>
          <table:table-cell office:value-type="string">
            <text:p>浙江</text:p>
          </table:table-cell>
          <table:table-cell office:value-type="string">
            <text:p>绍兴市</text:p>
          </table:table-cell>
          <table:table-cell office:value-type="string">
            <text:p>www.jsjd.cc</text:p>
          </table:table-cell>
          <table:table-cell office:value-type="string">
            <text:p>浙江省绍兴市上虞区通江西路218号</text:p>
          </table:table-cell>
          <table:table-cell table:number-columns-repeated="2"/>
        </table:table-row>
        <table:table-row table:style-name="ro2">
          <table:table-cell office:value-type="string">
            <text:p>300317</text:p>
          </table:table-cell>
          <table:table-cell office:value-type="string">
            <text:p>珈伟股份</text:p>
          </table:table-cell>
          <table:table-cell office:value-type="string">
            <text:p>C 制造业</text:p>
          </table:table-cell>
          <table:table-cell office:value-type="string">
            <text:p>深圳珈伟光伏照明股份有限公司</text:p>
          </table:table-cell>
          <table:table-cell office:value-type="string">
            <text:p>2012-05-11T00:00:00.000+08</text:p>
          </table:table-cell>
          <table:table-cell office:value-type="string">
            <text:p>广东</text:p>
          </table:table-cell>
          <table:table-cell office:value-type="string">
            <text:p>深圳市</text:p>
          </table:table-cell>
          <table:table-cell office:value-type="string">
            <text:p>www.jiawei.com</text:p>
          </table:table-cell>
          <table:table-cell office:value-type="string">
            <text:p>广东省深圳市龙岗区坪地街道中心社区新发工业区1、2、3、4号</text:p>
          </table:table-cell>
          <table:table-cell table:number-columns-repeated="2"/>
        </table:table-row>
        <table:table-row table:style-name="ro2">
          <table:table-cell office:value-type="string">
            <text:p>300318</text:p>
          </table:table-cell>
          <table:table-cell office:value-type="string">
            <text:p>博晖创新</text:p>
          </table:table-cell>
          <table:table-cell office:value-type="string">
            <text:p>C 制造业</text:p>
          </table:table-cell>
          <table:table-cell office:value-type="string">
            <text:p>北京博晖创新光电技术股份有限公司</text:p>
          </table:table-cell>
          <table:table-cell office:value-type="string">
            <text:p>2012-05-23T00:00:00.000+08</text:p>
          </table:table-cell>
          <table:table-cell office:value-type="string">
            <text:p>北京</text:p>
          </table:table-cell>
          <table:table-cell office:value-type="string">
            <text:p>北京市</text:p>
          </table:table-cell>
          <table:table-cell office:value-type="string">
            <text:p>www.bohui-tech.com</text:p>
          </table:table-cell>
          <table:table-cell office:value-type="string">
            <text:p>北京市昌平区生命园路9号院</text:p>
          </table:table-cell>
          <table:table-cell table:number-columns-repeated="2"/>
        </table:table-row>
        <table:table-row table:style-name="ro2">
          <table:table-cell office:value-type="string">
            <text:p>300319</text:p>
          </table:table-cell>
          <table:table-cell office:value-type="string">
            <text:p>麦捷科技</text:p>
          </table:table-cell>
          <table:table-cell office:value-type="string">
            <text:p>C 制造业</text:p>
          </table:table-cell>
          <table:table-cell office:value-type="string">
            <text:p>深圳市麦捷微电子科技股份有限公司</text:p>
          </table:table-cell>
          <table:table-cell office:value-type="string">
            <text:p>2012-05-23T00:00:00.000+08</text:p>
          </table:table-cell>
          <table:table-cell office:value-type="string">
            <text:p>广东</text:p>
          </table:table-cell>
          <table:table-cell office:value-type="string">
            <text:p>深圳市</text:p>
          </table:table-cell>
          <table:table-cell office:value-type="string">
            <text:p>www.szmicrogate.com</text:p>
          </table:table-cell>
          <table:table-cell office:value-type="string">
            <text:p>广东省深圳市龙华新区观澜街道广培社区裕新路65号南兴工业园厂房第一栋、第二栋</text:p>
          </table:table-cell>
          <table:table-cell table:number-columns-repeated="2"/>
        </table:table-row>
        <table:table-row table:style-name="ro2">
          <table:table-cell office:value-type="string">
            <text:p>300320</text:p>
          </table:table-cell>
          <table:table-cell office:value-type="string">
            <text:p>海达股份</text:p>
          </table:table-cell>
          <table:table-cell office:value-type="string">
            <text:p>C 制造业</text:p>
          </table:table-cell>
          <table:table-cell office:value-type="string">
            <text:p>江阴海达橡塑股份有限公司</text:p>
          </table:table-cell>
          <table:table-cell office:value-type="string">
            <text:p>2012-06-01T00:00:00.000+08</text:p>
          </table:table-cell>
          <table:table-cell office:value-type="string">
            <text:p>江苏</text:p>
          </table:table-cell>
          <table:table-cell office:value-type="string">
            <text:p>无锡市</text:p>
          </table:table-cell>
          <table:table-cell office:value-type="string">
            <text:p>www.haida.cn</text:p>
          </table:table-cell>
          <table:table-cell office:value-type="string">
            <text:p>江苏省江阴市周庄镇云顾路585号</text:p>
          </table:table-cell>
          <table:table-cell table:number-columns-repeated="2"/>
        </table:table-row>
        <table:table-row table:style-name="ro2">
          <table:table-cell office:value-type="string">
            <text:p>300321</text:p>
          </table:table-cell>
          <table:table-cell office:value-type="string">
            <text:p>同大股份</text:p>
          </table:table-cell>
          <table:table-cell office:value-type="string">
            <text:p>C 制造业</text:p>
          </table:table-cell>
          <table:table-cell office:value-type="string">
            <text:p>山东同大海岛新材料股份有限公司</text:p>
          </table:table-cell>
          <table:table-cell office:value-type="string">
            <text:p>2012-05-23T00:00:00.000+08</text:p>
          </table:table-cell>
          <table:table-cell office:value-type="string">
            <text:p>山东</text:p>
          </table:table-cell>
          <table:table-cell office:value-type="string">
            <text:p>潍坊市</text:p>
          </table:table-cell>
          <table:table-cell office:value-type="string">
            <text:p>www.tongdahdcx.com</text:p>
          </table:table-cell>
          <table:table-cell office:value-type="string">
            <text:p>山东省昌邑市同大街522号</text:p>
          </table:table-cell>
          <table:table-cell table:number-columns-repeated="2"/>
        </table:table-row>
        <table:table-row table:style-name="ro2">
          <table:table-cell office:value-type="string">
            <text:p>300322</text:p>
          </table:table-cell>
          <table:table-cell office:value-type="string">
            <text:p>硕贝德</text:p>
          </table:table-cell>
          <table:table-cell office:value-type="string">
            <text:p>C 制造业</text:p>
          </table:table-cell>
          <table:table-cell office:value-type="string">
            <text:p>惠州硕贝德无线科技股份有限公司</text:p>
          </table:table-cell>
          <table:table-cell office:value-type="string">
            <text:p>2012-06-08T00:00:00.000+08</text:p>
          </table:table-cell>
          <table:table-cell office:value-type="string">
            <text:p>广东</text:p>
          </table:table-cell>
          <table:table-cell office:value-type="string">
            <text:p>惠州市</text:p>
          </table:table-cell>
          <table:table-cell office:value-type="string">
            <text:p>www.speed-hz.com</text:p>
          </table:table-cell>
          <table:table-cell office:value-type="string">
            <text:p>广东省惠州市东江高新区上霞片区SX-01-02号</text:p>
          </table:table-cell>
          <table:table-cell table:number-columns-repeated="2"/>
        </table:table-row>
        <table:table-row table:style-name="ro2">
          <table:table-cell office:value-type="string">
            <text:p>300323</text:p>
          </table:table-cell>
          <table:table-cell office:value-type="string">
            <text:p>华灿光电</text:p>
          </table:table-cell>
          <table:table-cell office:value-type="string">
            <text:p>C 制造业</text:p>
          </table:table-cell>
          <table:table-cell office:value-type="string">
            <text:p>华灿光电股份有限公司</text:p>
          </table:table-cell>
          <table:table-cell office:value-type="string">
            <text:p>2012-06-01T00:00:00.000+08</text:p>
          </table:table-cell>
          <table:table-cell office:value-type="string">
            <text:p>湖北</text:p>
          </table:table-cell>
          <table:table-cell office:value-type="string">
            <text:p>武汉市</text:p>
          </table:table-cell>
          <table:table-cell office:value-type="string">
            <text:p>www.hcsemitek.com</text:p>
          </table:table-cell>
          <table:table-cell office:value-type="string">
            <text:p>湖北省武汉市东湖开发区滨湖路8号</text:p>
          </table:table-cell>
          <table:table-cell table:number-columns-repeated="2"/>
        </table:table-row>
        <table:table-row table:style-name="ro2">
          <table:table-cell office:value-type="string">
            <text:p>300324</text:p>
          </table:table-cell>
          <table:table-cell office:value-type="string">
            <text:p>旋极信息</text:p>
          </table:table-cell>
          <table:table-cell office:value-type="string">
            <text:p>I 信息技术</text:p>
          </table:table-cell>
          <table:table-cell office:value-type="string">
            <text:p>北京旋极信息技术股份有限公司</text:p>
          </table:table-cell>
          <table:table-cell office:value-type="string">
            <text:p>2012-06-08T00:00:00.000+08</text:p>
          </table:table-cell>
          <table:table-cell office:value-type="string">
            <text:p>北京</text:p>
          </table:table-cell>
          <table:table-cell office:value-type="string">
            <text:p>北京市</text:p>
          </table:table-cell>
          <table:table-cell office:value-type="string">
            <text:p>www.watertek.com</text:p>
          </table:table-cell>
          <table:table-cell office:value-type="string">
            <text:p>北京市海淀区丰秀中路3号院12号楼-1层至5层101</text:p>
          </table:table-cell>
          <table:table-cell table:number-columns-repeated="2"/>
        </table:table-row>
        <table:table-row table:style-name="ro2">
          <table:table-cell office:value-type="string">
            <text:p>300325</text:p>
          </table:table-cell>
          <table:table-cell office:value-type="string">
            <text:p>德威新材</text:p>
          </table:table-cell>
          <table:table-cell office:value-type="string">
            <text:p>C 制造业</text:p>
          </table:table-cell>
          <table:table-cell office:value-type="string">
            <text:p>江苏德威新材料股份有限公司</text:p>
          </table:table-cell>
          <table:table-cell office:value-type="string">
            <text:p>2012-06-01T00:00:00.000+08</text:p>
          </table:table-cell>
          <table:table-cell office:value-type="string">
            <text:p>江苏</text:p>
          </table:table-cell>
          <table:table-cell office:value-type="string">
            <text:p>苏州市</text:p>
          </table:table-cell>
          <table:table-cell office:value-type="string">
            <text:p>www.chinadewei.com</text:p>
          </table:table-cell>
          <table:table-cell office:value-type="string">
            <text:p>江苏省太仓市沙溪镇沙南东路99号</text:p>
          </table:table-cell>
          <table:table-cell table:number-columns-repeated="2"/>
        </table:table-row>
        <table:table-row table:style-name="ro2">
          <table:table-cell office:value-type="string">
            <text:p>300326</text:p>
          </table:table-cell>
          <table:table-cell office:value-type="string">
            <text:p>凯利泰</text:p>
          </table:table-cell>
          <table:table-cell office:value-type="string">
            <text:p>C 制造业</text:p>
          </table:table-cell>
          <table:table-cell office:value-type="string">
            <text:p>上海凯利泰医疗科技股份有限公司</text:p>
          </table:table-cell>
          <table:table-cell office:value-type="string">
            <text:p>2012-06-13T00:00:00.000+08</text:p>
          </table:table-cell>
          <table:table-cell office:value-type="string">
            <text:p>上海</text:p>
          </table:table-cell>
          <table:table-cell office:value-type="string">
            <text:p>上海市</text:p>
          </table:table-cell>
          <table:table-cell office:value-type="string">
            <text:p>www.kineticmedinc.com.cn</text:p>
          </table:table-cell>
          <table:table-cell office:value-type="string">
            <text:p>上海市张江高科技园东区瑞庆路528号23幢2楼</text:p>
          </table:table-cell>
          <table:table-cell table:number-columns-repeated="2"/>
        </table:table-row>
        <table:table-row table:style-name="ro2">
          <table:table-cell office:value-type="string">
            <text:p>300327</text:p>
          </table:table-cell>
          <table:table-cell office:value-type="string">
            <text:p>中颖电子</text:p>
          </table:table-cell>
          <table:table-cell office:value-type="string">
            <text:p>C 制造业</text:p>
          </table:table-cell>
          <table:table-cell office:value-type="string">
            <text:p>中颖电子股份有限公司</text:p>
          </table:table-cell>
          <table:table-cell office:value-type="string">
            <text:p>2012-06-13T00:00:00.000+08</text:p>
          </table:table-cell>
          <table:table-cell office:value-type="string">
            <text:p>上海</text:p>
          </table:table-cell>
          <table:table-cell office:value-type="string">
            <text:p>上海市</text:p>
          </table:table-cell>
          <table:table-cell office:value-type="string">
            <text:p>www.sinowealth.com</text:p>
          </table:table-cell>
          <table:table-cell office:value-type="string">
            <text:p>上海市长宁区临空经济园区金钟路767弄3号</text:p>
          </table:table-cell>
          <table:table-cell table:number-columns-repeated="2"/>
        </table:table-row>
        <table:table-row table:style-name="ro2">
          <table:table-cell office:value-type="string">
            <text:p>300328</text:p>
          </table:table-cell>
          <table:table-cell office:value-type="string">
            <text:p>宜安科技</text:p>
          </table:table-cell>
          <table:table-cell office:value-type="string">
            <text:p>C 制造业</text:p>
          </table:table-cell>
          <table:table-cell office:value-type="string">
            <text:p>东莞宜安科技股份有限公司</text:p>
          </table:table-cell>
          <table:table-cell office:value-type="string">
            <text:p>2012-06-19T00:00:00.000+08</text:p>
          </table:table-cell>
          <table:table-cell office:value-type="string">
            <text:p>广东</text:p>
          </table:table-cell>
          <table:table-cell office:value-type="string">
            <text:p>东莞市</text:p>
          </table:table-cell>
          <table:table-cell office:value-type="string">
            <text:p>www.e-ande.com</text:p>
          </table:table-cell>
          <table:table-cell office:value-type="string">
            <text:p>广东省东莞市清溪镇银泉工业区</text:p>
          </table:table-cell>
          <table:table-cell table:number-columns-repeated="2"/>
        </table:table-row>
        <table:table-row table:style-name="ro2">
          <table:table-cell office:value-type="string">
            <text:p>300329</text:p>
          </table:table-cell>
          <table:table-cell office:value-type="string">
            <text:p>海伦钢琴</text:p>
          </table:table-cell>
          <table:table-cell office:value-type="string">
            <text:p>C 制造业</text:p>
          </table:table-cell>
          <table:table-cell office:value-type="string">
            <text:p>海伦钢琴股份有限公司</text:p>
          </table:table-cell>
          <table:table-cell office:value-type="string">
            <text:p>2012-06-19T00:00:00.000+08</text:p>
          </table:table-cell>
          <table:table-cell office:value-type="string">
            <text:p>浙江</text:p>
          </table:table-cell>
          <table:table-cell office:value-type="string">
            <text:p>宁波市</text:p>
          </table:table-cell>
          <table:table-cell office:value-type="string">
            <text:p>www.hailunpiano.com</text:p>
          </table:table-cell>
          <table:table-cell office:value-type="string">
            <text:p>浙江省宁波市北仑区龙潭山路36号</text:p>
          </table:table-cell>
          <table:table-cell table:number-columns-repeated="2"/>
        </table:table-row>
        <table:table-row table:style-name="ro2">
          <table:table-cell office:value-type="string">
            <text:p>300330</text:p>
          </table:table-cell>
          <table:table-cell office:value-type="string">
            <text:p>华虹计通</text:p>
          </table:table-cell>
          <table:table-cell office:value-type="string">
            <text:p>I 信息技术</text:p>
          </table:table-cell>
          <table:table-cell office:value-type="string">
            <text:p>上海华虹计通智能系统股份有限公司</text:p>
          </table:table-cell>
          <table:table-cell office:value-type="string">
            <text:p>2012-06-19T00:00:00.000+08</text:p>
          </table:table-cell>
          <table:table-cell office:value-type="string">
            <text:p>上海</text:p>
          </table:table-cell>
          <table:table-cell office:value-type="string">
            <text:p>上海市</text:p>
          </table:table-cell>
          <table:table-cell office:value-type="string">
            <text:p>www.huahongjt.com</text:p>
          </table:table-cell>
          <table:table-cell office:value-type="string">
            <text:p>上海市长宁区广顺路33号H栋3-4F</text:p>
          </table:table-cell>
          <table:table-cell table:number-columns-repeated="2"/>
        </table:table-row>
        <table:table-row table:style-name="ro2">
          <table:table-cell office:value-type="string">
            <text:p>300331</text:p>
          </table:table-cell>
          <table:table-cell office:value-type="string">
            <text:p>苏大维格</text:p>
          </table:table-cell>
          <table:table-cell office:value-type="string">
            <text:p>C 制造业</text:p>
          </table:table-cell>
          <table:table-cell office:value-type="string">
            <text:p>苏州苏大维格光电科技股份有限公司</text:p>
          </table:table-cell>
          <table:table-cell office:value-type="string">
            <text:p>2012-06-28T00:00:00.000+08</text:p>
          </table:table-cell>
          <table:table-cell office:value-type="string">
            <text:p>江苏</text:p>
          </table:table-cell>
          <table:table-cell office:value-type="string">
            <text:p>苏州市</text:p>
          </table:table-cell>
          <table:table-cell office:value-type="string">
            <text:p>www.svgoptronics.com</text:p>
          </table:table-cell>
          <table:table-cell office:value-type="string">
            <text:p>江苏省苏州工业园区苏虹东路北钟南街478号</text:p>
          </table:table-cell>
          <table:table-cell table:number-columns-repeated="2"/>
        </table:table-row>
        <table:table-row table:style-name="ro2">
          <table:table-cell office:value-type="string">
            <text:p>300332</text:p>
          </table:table-cell>
          <table:table-cell office:value-type="string">
            <text:p>天壕环境</text:p>
          </table:table-cell>
          <table:table-cell office:value-type="string">
            <text:p>D 水电煤气</text:p>
          </table:table-cell>
          <table:table-cell office:value-type="string">
            <text:p>天壕环境股份有限公司</text:p>
          </table:table-cell>
          <table:table-cell office:value-type="string">
            <text:p>2012-06-28T00:00:00.000+08</text:p>
          </table:table-cell>
          <table:table-cell office:value-type="string">
            <text:p>北京</text:p>
          </table:table-cell>
          <table:table-cell office:value-type="string">
            <text:p>北京市</text:p>
          </table:table-cell>
          <table:table-cell office:value-type="string">
            <text:p>www.trce.com.cn</text:p>
          </table:table-cell>
          <table:table-cell office:value-type="string">
            <text:p>北京市海淀区西直门北大街32号枫蓝国际中心2号楼906室</text:p>
          </table:table-cell>
          <table:table-cell table:number-columns-repeated="2"/>
        </table:table-row>
        <table:table-row table:style-name="ro2">
          <table:table-cell office:value-type="string">
            <text:p>300333</text:p>
          </table:table-cell>
          <table:table-cell office:value-type="string">
            <text:p>兆日科技</text:p>
          </table:table-cell>
          <table:table-cell office:value-type="string">
            <text:p>I 信息技术</text:p>
          </table:table-cell>
          <table:table-cell office:value-type="string">
            <text:p>深圳兆日科技股份有限公司</text:p>
          </table:table-cell>
          <table:table-cell office:value-type="string">
            <text:p>2012-06-28T00:00:00.000+08</text:p>
          </table:table-cell>
          <table:table-cell office:value-type="string">
            <text:p>广东</text:p>
          </table:table-cell>
          <table:table-cell office:value-type="string">
            <text:p>深圳市</text:p>
          </table:table-cell>
          <table:table-cell office:value-type="string">
            <text:p>www.sinosun.com.cn</text:p>
          </table:table-cell>
          <table:table-cell office:value-type="string">
            <text:p>广东省深圳市福田区泰然八路泰然大厦C座1605</text:p>
          </table:table-cell>
          <table:table-cell table:number-columns-repeated="2"/>
        </table:table-row>
        <table:table-row table:style-name="ro2">
          <table:table-cell office:value-type="string">
            <text:p>300334</text:p>
          </table:table-cell>
          <table:table-cell office:value-type="string">
            <text:p>津膜科技</text:p>
          </table:table-cell>
          <table:table-cell office:value-type="string">
            <text:p>C 制造业</text:p>
          </table:table-cell>
          <table:table-cell office:value-type="string">
            <text:p>天津膜天膜科技股份有限公司</text:p>
          </table:table-cell>
          <table:table-cell office:value-type="string">
            <text:p>2012-07-05T00:00:00.000+08</text:p>
          </table:table-cell>
          <table:table-cell office:value-type="string">
            <text:p>天津</text:p>
          </table:table-cell>
          <table:table-cell office:value-type="string">
            <text:p>天津市</text:p>
          </table:table-cell>
          <table:table-cell office:value-type="string">
            <text:p>www.motimo.com</text:p>
          </table:table-cell>
          <table:table-cell office:value-type="string">
            <text:p>天津市经济技术开发区第11大街60号</text:p>
          </table:table-cell>
          <table:table-cell table:number-columns-repeated="2"/>
        </table:table-row>
        <table:table-row table:style-name="ro2">
          <table:table-cell office:value-type="string">
            <text:p>300335</text:p>
          </table:table-cell>
          <table:table-cell office:value-type="string">
            <text:p>迪森股份</text:p>
          </table:table-cell>
          <table:table-cell office:value-type="string">
            <text:p>D 水电煤气</text:p>
          </table:table-cell>
          <table:table-cell office:value-type="string">
            <text:p>广州迪森热能技术股份有限公司</text:p>
          </table:table-cell>
          <table:table-cell office:value-type="string">
            <text:p>2012-07-10T00:00:00.000+08</text:p>
          </table:table-cell>
          <table:table-cell office:value-type="string">
            <text:p>广东</text:p>
          </table:table-cell>
          <table:table-cell office:value-type="string">
            <text:p>广州市</text:p>
          </table:table-cell>
          <table:table-cell office:value-type="string">
            <text:p>www.devotiongroup.com</text:p>
          </table:table-cell>
          <table:table-cell office:value-type="string">
            <text:p>广东省广州市经济开发区东区东众路42号</text:p>
          </table:table-cell>
          <table:table-cell table:number-columns-repeated="2"/>
        </table:table-row>
        <table:table-row table:style-name="ro2">
          <table:table-cell office:value-type="string">
            <text:p>300336</text:p>
          </table:table-cell>
          <table:table-cell office:value-type="string">
            <text:p>新文化</text:p>
          </table:table-cell>
          <table:table-cell office:value-type="string">
            <text:p>R 文化传播</text:p>
          </table:table-cell>
          <table:table-cell office:value-type="string">
            <text:p>上海新文化传媒集团股份有限公司</text:p>
          </table:table-cell>
          <table:table-cell office:value-type="string">
            <text:p>2012-07-10T00:00:00.000+08</text:p>
          </table:table-cell>
          <table:table-cell office:value-type="string">
            <text:p>上海</text:p>
          </table:table-cell>
          <table:table-cell office:value-type="string">
            <text:p>上海市</text:p>
          </table:table-cell>
          <table:table-cell office:value-type="string">
            <text:p>www.ncmedia.com.cn</text:p>
          </table:table-cell>
          <table:table-cell office:value-type="string">
            <text:p>上海市虹口区东江湾路444号北区238室</text:p>
          </table:table-cell>
          <table:table-cell table:number-columns-repeated="2"/>
        </table:table-row>
        <table:table-row table:style-name="ro2">
          <table:table-cell office:value-type="string">
            <text:p>300337</text:p>
          </table:table-cell>
          <table:table-cell office:value-type="string">
            <text:p>银邦股份</text:p>
          </table:table-cell>
          <table:table-cell office:value-type="string">
            <text:p>C 制造业</text:p>
          </table:table-cell>
          <table:table-cell office:value-type="string">
            <text:p>银邦金属复合材料股份有限公司</text:p>
          </table:table-cell>
          <table:table-cell office:value-type="string">
            <text:p>2012-07-18T00:00:00.000+08</text:p>
          </table:table-cell>
          <table:table-cell office:value-type="string">
            <text:p>江苏</text:p>
          </table:table-cell>
          <table:table-cell office:value-type="string">
            <text:p>无锡市</text:p>
          </table:table-cell>
          <table:table-cell office:value-type="string">
            <text:p>www.cn-yinbang.com</text:p>
          </table:table-cell>
          <table:table-cell office:value-type="string">
            <text:p>江苏省无锡市新区鸿山街道后宅</text:p>
          </table:table-cell>
          <table:table-cell table:number-columns-repeated="2"/>
        </table:table-row>
        <table:table-row table:style-name="ro2">
          <table:table-cell office:value-type="string">
            <text:p>300338</text:p>
          </table:table-cell>
          <table:table-cell office:value-type="string">
            <text:p>开元股份</text:p>
          </table:table-cell>
          <table:table-cell office:value-type="string">
            <text:p>C 制造业</text:p>
          </table:table-cell>
          <table:table-cell office:value-type="string">
            <text:p>长沙开元仪器股份有限公司</text:p>
          </table:table-cell>
          <table:table-cell office:value-type="string">
            <text:p>2012-07-26T00:00:00.000+08</text:p>
          </table:table-cell>
          <table:table-cell office:value-type="string">
            <text:p>湖南</text:p>
          </table:table-cell>
          <table:table-cell office:value-type="string">
            <text:p>长沙市</text:p>
          </table:table-cell>
          <table:table-cell office:value-type="string">
            <text:p>www.chs5e.com</text:p>
          </table:table-cell>
          <table:table-cell office:value-type="string">
            <text:p>湖南省长沙市经济技术开发区开元路172号</text:p>
          </table:table-cell>
          <table:table-cell table:number-columns-repeated="2"/>
        </table:table-row>
        <table:table-row table:style-name="ro2">
          <table:table-cell office:value-type="string">
            <text:p>300339</text:p>
          </table:table-cell>
          <table:table-cell office:value-type="string">
            <text:p>润和软件</text:p>
          </table:table-cell>
          <table:table-cell office:value-type="string">
            <text:p>I 信息技术</text:p>
          </table:table-cell>
          <table:table-cell office:value-type="string">
            <text:p>江苏润和软件股份有限公司</text:p>
          </table:table-cell>
          <table:table-cell office:value-type="string">
            <text:p>2012-07-18T00:00:00.000+08</text:p>
          </table:table-cell>
          <table:table-cell office:value-type="string">
            <text:p>江苏</text:p>
          </table:table-cell>
          <table:table-cell office:value-type="string">
            <text:p>南京市</text:p>
          </table:table-cell>
          <table:table-cell office:value-type="string">
            <text:p>www.hoperun.com</text:p>
          </table:table-cell>
          <table:table-cell office:value-type="string">
            <text:p>江苏省南京市雨花台区铁心桥工业园</text:p>
          </table:table-cell>
          <table:table-cell table:number-columns-repeated="2"/>
        </table:table-row>
        <table:table-row table:style-name="ro2">
          <table:table-cell office:value-type="string">
            <text:p>300340</text:p>
          </table:table-cell>
          <table:table-cell office:value-type="string">
            <text:p>科恒股份</text:p>
          </table:table-cell>
          <table:table-cell office:value-type="string">
            <text:p>C 制造业</text:p>
          </table:table-cell>
          <table:table-cell office:value-type="string">
            <text:p>江门市科恒实业股份有限公司</text:p>
          </table:table-cell>
          <table:table-cell office:value-type="string">
            <text:p>2012-07-26T00:00:00.000+08</text:p>
          </table:table-cell>
          <table:table-cell office:value-type="string">
            <text:p>广东</text:p>
          </table:table-cell>
          <table:table-cell office:value-type="string">
            <text:p>江门市</text:p>
          </table:table-cell>
          <table:table-cell office:value-type="string">
            <text:p>www.keheng.com.cn</text:p>
          </table:table-cell>
          <table:table-cell office:value-type="string">
            <text:p>广东省江门市江海区滘头滘兴南路22号</text:p>
          </table:table-cell>
          <table:table-cell table:number-columns-repeated="2"/>
        </table:table-row>
        <table:table-row table:style-name="ro2">
          <table:table-cell office:value-type="string">
            <text:p>300341</text:p>
          </table:table-cell>
          <table:table-cell office:value-type="string">
            <text:p>麦迪电气</text:p>
          </table:table-cell>
          <table:table-cell office:value-type="string">
            <text:p>C 制造业</text:p>
          </table:table-cell>
          <table:table-cell office:value-type="string">
            <text:p>麦克奥迪（厦门）电气股份有限公司</text:p>
          </table:table-cell>
          <table:table-cell office:value-type="string">
            <text:p>2012-07-26T00:00:00.000+08</text:p>
          </table:table-cell>
          <table:table-cell office:value-type="string">
            <text:p>福建</text:p>
          </table:table-cell>
          <table:table-cell office:value-type="string">
            <text:p>厦门市</text:p>
          </table:table-cell>
          <table:table-cell office:value-type="string">
            <text:p>www.motic-electric.com</text:p>
          </table:table-cell>
          <table:table-cell office:value-type="string">
            <text:p>福建省厦门市火炬高新区(翔安)产业区舫山南路808号</text:p>
          </table:table-cell>
          <table:table-cell table:number-columns-repeated="2"/>
        </table:table-row>
        <table:table-row table:style-name="ro2">
          <table:table-cell office:value-type="string">
            <text:p>300342</text:p>
          </table:table-cell>
          <table:table-cell office:value-type="string">
            <text:p>天银机电</text:p>
          </table:table-cell>
          <table:table-cell office:value-type="string">
            <text:p>C 制造业</text:p>
          </table:table-cell>
          <table:table-cell office:value-type="string">
            <text:p>常熟市天银机电股份有限公司</text:p>
          </table:table-cell>
          <table:table-cell office:value-type="string">
            <text:p>2012-07-26T00:00:00.000+08</text:p>
          </table:table-cell>
          <table:table-cell office:value-type="string">
            <text:p>江苏</text:p>
          </table:table-cell>
          <table:table-cell office:value-type="string">
            <text:p>苏州市</text:p>
          </table:table-cell>
          <table:table-cell office:value-type="string">
            <text:p>www.tyjd.cc</text:p>
          </table:table-cell>
          <table:table-cell office:value-type="string">
            <text:p>江苏省苏州市常熟碧溪新区迎宾路8号</text:p>
          </table:table-cell>
          <table:table-cell table:number-columns-repeated="2"/>
        </table:table-row>
        <table:table-row table:style-name="ro2">
          <table:table-cell office:value-type="string">
            <text:p>300343</text:p>
          </table:table-cell>
          <table:table-cell office:value-type="string">
            <text:p>联创互联</text:p>
          </table:table-cell>
          <table:table-cell office:value-type="string">
            <text:p>I 信息技术</text:p>
          </table:table-cell>
          <table:table-cell office:value-type="string">
            <text:p>山东联创互联网传媒股份有限公司</text:p>
          </table:table-cell>
          <table:table-cell office:value-type="string">
            <text:p>2012-08-01T00:00:00.000+08</text:p>
          </table:table-cell>
          <table:table-cell office:value-type="string">
            <text:p>山东</text:p>
          </table:table-cell>
          <table:table-cell office:value-type="string">
            <text:p>淄博市</text:p>
          </table:table-cell>
          <table:table-cell office:value-type="string">
            <text:p>www.lecron.cn</text:p>
          </table:table-cell>
          <table:table-cell office:value-type="string">
            <text:p>山东省淄博市张店区东部化工区昌国东路219号</text:p>
          </table:table-cell>
          <table:table-cell table:number-columns-repeated="2"/>
        </table:table-row>
        <table:table-row table:style-name="ro2">
          <table:table-cell office:value-type="string">
            <text:p>300344</text:p>
          </table:table-cell>
          <table:table-cell office:value-type="string">
            <text:p>太空板业</text:p>
          </table:table-cell>
          <table:table-cell office:value-type="string">
            <text:p>C 制造业</text:p>
          </table:table-cell>
          <table:table-cell office:value-type="string">
            <text:p>北京太空板业股份有限公司</text:p>
          </table:table-cell>
          <table:table-cell office:value-type="string">
            <text:p>2012-08-01T00:00:00.000+08</text:p>
          </table:table-cell>
          <table:table-cell office:value-type="string">
            <text:p>北京</text:p>
          </table:table-cell>
          <table:table-cell office:value-type="string">
            <text:p>北京市</text:p>
          </table:table-cell>
          <table:table-cell office:value-type="string">
            <text:p>www.taikong.cn</text:p>
          </table:table-cell>
          <table:table-cell office:value-type="string">
            <text:p>北京市丰台区科学城中核路1号3号楼12层</text:p>
          </table:table-cell>
          <table:table-cell table:number-columns-repeated="2"/>
        </table:table-row>
        <table:table-row table:style-name="ro2">
          <table:table-cell office:value-type="string">
            <text:p>300345</text:p>
          </table:table-cell>
          <table:table-cell office:value-type="string">
            <text:p>红宇新材</text:p>
          </table:table-cell>
          <table:table-cell office:value-type="string">
            <text:p>C 制造业</text:p>
          </table:table-cell>
          <table:table-cell office:value-type="string">
            <text:p>湖南红宇耐磨新材料股份有限公司</text:p>
          </table:table-cell>
          <table:table-cell office:value-type="string">
            <text:p>2012-08-01T00:00:00.000+08</text:p>
          </table:table-cell>
          <table:table-cell office:value-type="string">
            <text:p>湖南</text:p>
          </table:table-cell>
          <table:table-cell office:value-type="string">
            <text:p>长沙市</text:p>
          </table:table-cell>
          <table:table-cell office:value-type="string">
            <text:p>www.chinahongyu.cn</text:p>
          </table:table-cell>
          <table:table-cell office:value-type="string">
            <text:p>湖南省长沙市金洲新区金沙西路068号</text:p>
          </table:table-cell>
          <table:table-cell table:number-columns-repeated="2"/>
        </table:table-row>
        <table:table-row table:style-name="ro2">
          <table:table-cell office:value-type="string">
            <text:p>300346</text:p>
          </table:table-cell>
          <table:table-cell office:value-type="string">
            <text:p>南大光电</text:p>
          </table:table-cell>
          <table:table-cell office:value-type="string">
            <text:p>C 制造业</text:p>
          </table:table-cell>
          <table:table-cell office:value-type="string">
            <text:p>江苏南大光电材料股份有限公司</text:p>
          </table:table-cell>
          <table:table-cell office:value-type="string">
            <text:p>2012-08-07T00:00:00.000+08</text:p>
          </table:table-cell>
          <table:table-cell office:value-type="string">
            <text:p>江苏</text:p>
          </table:table-cell>
          <table:table-cell office:value-type="string">
            <text:p>苏州市</text:p>
          </table:table-cell>
          <table:table-cell office:value-type="string">
            <text:p>www.natachem.com</text:p>
          </table:table-cell>
          <table:table-cell office:value-type="string">
            <text:p>江苏省苏州工业园区翠薇街9号月亮湾国际商务中心701-702</text:p>
          </table:table-cell>
          <table:table-cell table:number-columns-repeated="2"/>
        </table:table-row>
        <table:table-row table:style-name="ro2">
          <table:table-cell office:value-type="string">
            <text:p>300347</text:p>
          </table:table-cell>
          <table:table-cell office:value-type="string">
            <text:p>泰格医药</text:p>
          </table:table-cell>
          <table:table-cell office:value-type="string">
            <text:p>Q 卫生</text:p>
          </table:table-cell>
          <table:table-cell office:value-type="string">
            <text:p>杭州泰格医药科技股份有限公司</text:p>
          </table:table-cell>
          <table:table-cell office:value-type="string">
            <text:p>2012-08-17T00:00:00.000+08</text:p>
          </table:table-cell>
          <table:table-cell office:value-type="string">
            <text:p>浙江</text:p>
          </table:table-cell>
          <table:table-cell office:value-type="string">
            <text:p>杭州市</text:p>
          </table:table-cell>
          <table:table-cell office:value-type="string">
            <text:p>www.tigermed.net</text:p>
          </table:table-cell>
          <table:table-cell office:value-type="string">
            <text:p>浙江省杭州市滨江区江南大道618号东冠大厦1502-1</text:p>
          </table:table-cell>
          <table:table-cell table:number-columns-repeated="2"/>
        </table:table-row>
        <table:table-row table:style-name="ro2">
          <table:table-cell office:value-type="string">
            <text:p>300348</text:p>
          </table:table-cell>
          <table:table-cell office:value-type="string">
            <text:p>长亮科技</text:p>
          </table:table-cell>
          <table:table-cell office:value-type="string">
            <text:p>I 信息技术</text:p>
          </table:table-cell>
          <table:table-cell office:value-type="string">
            <text:p>深圳市长亮科技股份有限公司</text:p>
          </table:table-cell>
          <table:table-cell office:value-type="string">
            <text:p>2012-08-17T00:00:00.000+08</text:p>
          </table:table-cell>
          <table:table-cell office:value-type="string">
            <text:p>广东</text:p>
          </table:table-cell>
          <table:table-cell office:value-type="string">
            <text:p>深圳市</text:p>
          </table:table-cell>
          <table:table-cell office:value-type="string">
            <text:p>www.sunline.cn</text:p>
          </table:table-cell>
          <table:table-cell office:value-type="string">
            <text:p>广东省深圳市南山区粤海街道沙河西路深圳湾科技生态园一区2栋A座5层</text:p>
          </table:table-cell>
          <table:table-cell table:number-columns-repeated="2"/>
        </table:table-row>
        <table:table-row table:style-name="ro2">
          <table:table-cell office:value-type="string">
            <text:p>300349</text:p>
          </table:table-cell>
          <table:table-cell office:value-type="string">
            <text:p>金卡智能</text:p>
          </table:table-cell>
          <table:table-cell office:value-type="string">
            <text:p>C 制造业</text:p>
          </table:table-cell>
          <table:table-cell office:value-type="string">
            <text:p>金卡智能集团股份有限公司</text:p>
          </table:table-cell>
          <table:table-cell office:value-type="string">
            <text:p>2012-08-17T00:00:00.000+08</text:p>
          </table:table-cell>
          <table:table-cell office:value-type="string">
            <text:p>浙江</text:p>
          </table:table-cell>
          <table:table-cell office:value-type="string">
            <text:p>温州市</text:p>
          </table:table-cell>
          <table:table-cell office:value-type="string">
            <text:p>www.china-goldcard.com</text:p>
          </table:table-cell>
          <table:table-cell office:value-type="string">
            <text:p>浙江省温州市乐清经济开发区纬十七路291号</text:p>
          </table:table-cell>
          <table:table-cell table:number-columns-repeated="2"/>
        </table:table-row>
        <table:table-row table:style-name="ro2">
          <table:table-cell office:value-type="string">
            <text:p>300350</text:p>
          </table:table-cell>
          <table:table-cell office:value-type="string">
            <text:p>华鹏飞</text:p>
          </table:table-cell>
          <table:table-cell office:value-type="string">
            <text:p>G 运输仓储</text:p>
          </table:table-cell>
          <table:table-cell office:value-type="string">
            <text:p>深圳市华鹏飞现代物流股份有限公司</text:p>
          </table:table-cell>
          <table:table-cell office:value-type="string">
            <text:p>2012-08-21T00:00:00.000+08</text:p>
          </table:table-cell>
          <table:table-cell office:value-type="string">
            <text:p>广东</text:p>
          </table:table-cell>
          <table:table-cell office:value-type="string">
            <text:p>深圳市</text:p>
          </table:table-cell>
          <table:table-cell office:value-type="string">
            <text:p>www.huapengfei.com</text:p>
          </table:table-cell>
          <table:table-cell office:value-type="string">
            <text:p>广东省深圳市福田区八卦岭八卦路众鑫科技大厦第12层（大厦自编号1306#）</text:p>
          </table:table-cell>
          <table:table-cell table:number-columns-repeated="2"/>
        </table:table-row>
        <table:table-row table:style-name="ro2">
          <table:table-cell office:value-type="string">
            <text:p>300351</text:p>
          </table:table-cell>
          <table:table-cell office:value-type="string">
            <text:p>永贵电器</text:p>
          </table:table-cell>
          <table:table-cell office:value-type="string">
            <text:p>C 制造业</text:p>
          </table:table-cell>
          <table:table-cell office:value-type="string">
            <text:p>浙江永贵电器股份有限公司</text:p>
          </table:table-cell>
          <table:table-cell office:value-type="string">
            <text:p>2012-09-20T00:00:00.000+08</text:p>
          </table:table-cell>
          <table:table-cell office:value-type="string">
            <text:p>浙江</text:p>
          </table:table-cell>
          <table:table-cell office:value-type="string">
            <text:p>台州市</text:p>
          </table:table-cell>
          <table:table-cell office:value-type="string">
            <text:p>www.yonggui.com</text:p>
          </table:table-cell>
          <table:table-cell office:value-type="string">
            <text:p>浙江省天台县白鹤镇东园路5号（西工业区）</text:p>
          </table:table-cell>
          <table:table-cell table:number-columns-repeated="2"/>
        </table:table-row>
        <table:table-row table:style-name="ro2">
          <table:table-cell office:value-type="string">
            <text:p>300352</text:p>
          </table:table-cell>
          <table:table-cell office:value-type="string">
            <text:p>北信源</text:p>
          </table:table-cell>
          <table:table-cell office:value-type="string">
            <text:p>I 信息技术</text:p>
          </table:table-cell>
          <table:table-cell office:value-type="string">
            <text:p>北京北信源软件股份有限公司</text:p>
          </table:table-cell>
          <table:table-cell office:value-type="string">
            <text:p>2012-09-12T00:00:00.000+08</text:p>
          </table:table-cell>
          <table:table-cell office:value-type="string">
            <text:p>北京</text:p>
          </table:table-cell>
          <table:table-cell office:value-type="string">
            <text:p>北京市</text:p>
          </table:table-cell>
          <table:table-cell office:value-type="string">
            <text:p>www.vrv.com.cn</text:p>
          </table:table-cell>
          <table:table-cell office:value-type="string">
            <text:p>北京市海淀区中关村南大街34号中关村科技发展大厦C座1602室</text:p>
          </table:table-cell>
          <table:table-cell table:number-columns-repeated="2"/>
        </table:table-row>
        <table:table-row table:style-name="ro2">
          <table:table-cell office:value-type="string">
            <text:p>300353</text:p>
          </table:table-cell>
          <table:table-cell office:value-type="string">
            <text:p>东土科技</text:p>
          </table:table-cell>
          <table:table-cell office:value-type="string">
            <text:p>C 制造业</text:p>
          </table:table-cell>
          <table:table-cell office:value-type="string">
            <text:p>北京东土科技股份有限公司</text:p>
          </table:table-cell>
          <table:table-cell office:value-type="string">
            <text:p>2012-09-27T00:00:00.000+08</text:p>
          </table:table-cell>
          <table:table-cell office:value-type="string">
            <text:p>北京</text:p>
          </table:table-cell>
          <table:table-cell office:value-type="string">
            <text:p>北京市</text:p>
          </table:table-cell>
          <table:table-cell office:value-type="string">
            <text:p>www.kyland.com.cn</text:p>
          </table:table-cell>
          <table:table-cell office:value-type="string">
            <text:p>北京市石景山区实兴大街30号院2号楼8至12层901</text:p>
          </table:table-cell>
          <table:table-cell table:number-columns-repeated="2"/>
        </table:table-row>
        <table:table-row table:style-name="ro2">
          <table:table-cell office:value-type="string">
            <text:p>300354</text:p>
          </table:table-cell>
          <table:table-cell office:value-type="string">
            <text:p>东华测试</text:p>
          </table:table-cell>
          <table:table-cell office:value-type="string">
            <text:p>C 制造业</text:p>
          </table:table-cell>
          <table:table-cell office:value-type="string">
            <text:p>江苏东华测试技术股份有限公司</text:p>
          </table:table-cell>
          <table:table-cell office:value-type="string">
            <text:p>2012-09-20T00:00:00.000+08</text:p>
          </table:table-cell>
          <table:table-cell office:value-type="string">
            <text:p>江苏</text:p>
          </table:table-cell>
          <table:table-cell office:value-type="string">
            <text:p>泰州市</text:p>
          </table:table-cell>
          <table:table-cell office:value-type="string">
            <text:p>www.dhtest.com</text:p>
          </table:table-cell>
          <table:table-cell office:value-type="string">
            <text:p>江苏省靖江市靖江市斜桥镇新港大道208号（沿江公路罗家港桥东北侧200米）</text:p>
          </table:table-cell>
          <table:table-cell table:number-columns-repeated="2"/>
        </table:table-row>
        <table:table-row table:style-name="ro2">
          <table:table-cell office:value-type="string">
            <text:p>300355</text:p>
          </table:table-cell>
          <table:table-cell office:value-type="string">
            <text:p>蒙草生态</text:p>
          </table:table-cell>
          <table:table-cell office:value-type="string">
            <text:p>N 公共环保</text:p>
          </table:table-cell>
          <table:table-cell office:value-type="string">
            <text:p>内蒙古蒙草生态环境（集团）股份有限公司</text:p>
          </table:table-cell>
          <table:table-cell office:value-type="string">
            <text:p>2012-09-27T00:00:00.000+08</text:p>
          </table:table-cell>
          <table:table-cell office:value-type="string">
            <text:p>内蒙古</text:p>
          </table:table-cell>
          <table:table-cell office:value-type="string">
            <text:p>呼和浩特市</text:p>
          </table:table-cell>
          <table:table-cell office:value-type="string">
            <text:p>www.nmhxy.com</text:p>
          </table:table-cell>
          <table:table-cell office:value-type="string">
            <text:p>内蒙古自治区呼和浩特市盛乐经济园区盛乐五街南侧</text:p>
          </table:table-cell>
          <table:table-cell table:number-columns-repeated="2"/>
        </table:table-row>
        <table:table-row table:style-name="ro2">
          <table:table-cell office:value-type="string">
            <text:p>300356</text:p>
          </table:table-cell>
          <table:table-cell office:value-type="string">
            <text:p>光一科技</text:p>
          </table:table-cell>
          <table:table-cell office:value-type="string">
            <text:p>C 制造业</text:p>
          </table:table-cell>
          <table:table-cell office:value-type="string">
            <text:p>光一科技股份有限公司</text:p>
          </table:table-cell>
          <table:table-cell office:value-type="string">
            <text:p>2012-10-09T00:00:00.000+08</text:p>
          </table:table-cell>
          <table:table-cell office:value-type="string">
            <text:p>江苏</text:p>
          </table:table-cell>
          <table:table-cell office:value-type="string">
            <text:p>南京市</text:p>
          </table:table-cell>
          <table:table-cell office:value-type="string">
            <text:p>www.elefirst.com</text:p>
          </table:table-cell>
          <table:table-cell office:value-type="string">
            <text:p>江苏省南京市江宁经济技术开发区胜太路88号</text:p>
          </table:table-cell>
          <table:table-cell table:number-columns-repeated="2"/>
        </table:table-row>
        <table:table-row table:style-name="ro2">
          <table:table-cell office:value-type="string">
            <text:p>300357</text:p>
          </table:table-cell>
          <table:table-cell office:value-type="string">
            <text:p>我武生物</text:p>
          </table:table-cell>
          <table:table-cell office:value-type="string">
            <text:p>C 制造业</text:p>
          </table:table-cell>
          <table:table-cell office:value-type="string">
            <text:p>浙江我武生物科技股份有限公司</text:p>
          </table:table-cell>
          <table:table-cell office:value-type="string">
            <text:p>2014-01-21T00:00:00.000+08</text:p>
          </table:table-cell>
          <table:table-cell office:value-type="string">
            <text:p>浙江</text:p>
          </table:table-cell>
          <table:table-cell office:value-type="string">
            <text:p>湖州市</text:p>
          </table:table-cell>
          <table:table-cell office:value-type="string">
            <text:p>www.wolwobiotech.com</text:p>
          </table:table-cell>
          <table:table-cell office:value-type="string">
            <text:p>浙江省湖州市德清县武康镇志远北路636号</text:p>
          </table:table-cell>
          <table:table-cell table:number-columns-repeated="2"/>
        </table:table-row>
        <table:table-row table:style-name="ro2">
          <table:table-cell office:value-type="string">
            <text:p>300358</text:p>
          </table:table-cell>
          <table:table-cell office:value-type="string">
            <text:p>楚天科技</text:p>
          </table:table-cell>
          <table:table-cell office:value-type="string">
            <text:p>C 制造业</text:p>
          </table:table-cell>
          <table:table-cell office:value-type="string">
            <text:p>楚天科技股份有限公司</text:p>
          </table:table-cell>
          <table:table-cell office:value-type="string">
            <text:p>2014-01-21T00:00:00.000+08</text:p>
          </table:table-cell>
          <table:table-cell office:value-type="string">
            <text:p>湖南</text:p>
          </table:table-cell>
          <table:table-cell office:value-type="string">
            <text:p>长沙市</text:p>
          </table:table-cell>
          <table:table-cell office:value-type="string">
            <text:p>www.truking.cn</text:p>
          </table:table-cell>
          <table:table-cell office:value-type="string">
            <text:p>湖南省长沙市宁乡县玉潭镇新康路1号</text:p>
          </table:table-cell>
          <table:table-cell table:number-columns-repeated="2"/>
        </table:table-row>
        <table:table-row table:style-name="ro2">
          <table:table-cell office:value-type="string">
            <text:p>300359</text:p>
          </table:table-cell>
          <table:table-cell office:value-type="string">
            <text:p>全通教育</text:p>
          </table:table-cell>
          <table:table-cell office:value-type="string">
            <text:p>I 信息技术</text:p>
          </table:table-cell>
          <table:table-cell office:value-type="string">
            <text:p>全通教育集团（广东）股份有限公司</text:p>
          </table:table-cell>
          <table:table-cell office:value-type="string">
            <text:p>2014-01-21T00:00:00.000+08</text:p>
          </table:table-cell>
          <table:table-cell office:value-type="string">
            <text:p>广东</text:p>
          </table:table-cell>
          <table:table-cell office:value-type="string">
            <text:p>中山市</text:p>
          </table:table-cell>
          <table:table-cell office:value-type="string">
            <text:p>www.qtone.cn</text:p>
          </table:table-cell>
          <table:table-cell office:value-type="string">
            <text:p>广东省中山市东区中山四路88号尚峰金融商务中心5座18层之一</text:p>
          </table:table-cell>
          <table:table-cell table:number-columns-repeated="2"/>
        </table:table-row>
        <table:table-row table:style-name="ro2">
          <table:table-cell office:value-type="string">
            <text:p>300360</text:p>
          </table:table-cell>
          <table:table-cell office:value-type="string">
            <text:p>炬华科技</text:p>
          </table:table-cell>
          <table:table-cell office:value-type="string">
            <text:p>C 制造业</text:p>
          </table:table-cell>
          <table:table-cell office:value-type="string">
            <text:p>杭州炬华科技股份有限公司</text:p>
          </table:table-cell>
          <table:table-cell office:value-type="string">
            <text:p>2014-01-21T00:00:00.000+08</text:p>
          </table:table-cell>
          <table:table-cell office:value-type="string">
            <text:p>浙江</text:p>
          </table:table-cell>
          <table:table-cell office:value-type="string">
            <text:p>杭州市</text:p>
          </table:table-cell>
          <table:table-cell office:value-type="string">
            <text:p>www.sunrisemeter.com</text:p>
          </table:table-cell>
          <table:table-cell office:value-type="string">
            <text:p>浙江省杭州市余杭区仓前街道龙潭路9号</text:p>
          </table:table-cell>
          <table:table-cell table:number-columns-repeated="2"/>
        </table:table-row>
        <table:table-row table:style-name="ro2">
          <table:table-cell office:value-type="string">
            <text:p>300362</text:p>
          </table:table-cell>
          <table:table-cell office:value-type="string">
            <text:p>天翔环境</text:p>
          </table:table-cell>
          <table:table-cell office:value-type="string">
            <text:p>C 制造业</text:p>
          </table:table-cell>
          <table:table-cell office:value-type="string">
            <text:p>成都天翔环境股份有限公司</text:p>
          </table:table-cell>
          <table:table-cell office:value-type="string">
            <text:p>2014-01-21T00:00:00.000+08</text:p>
          </table:table-cell>
          <table:table-cell office:value-type="string">
            <text:p>四川</text:p>
          </table:table-cell>
          <table:table-cell office:value-type="string">
            <text:p>成都市</text:p>
          </table:table-cell>
          <table:table-cell office:value-type="string">
            <text:p>www.tbhic.cn</text:p>
          </table:table-cell>
          <table:table-cell office:value-type="string">
            <text:p>四川省成都市青白江区大同路188号</text:p>
          </table:table-cell>
          <table:table-cell table:number-columns-repeated="2"/>
        </table:table-row>
        <table:table-row table:style-name="ro2">
          <table:table-cell office:value-type="string">
            <text:p>300363</text:p>
          </table:table-cell>
          <table:table-cell office:value-type="string">
            <text:p>博腾股份</text:p>
          </table:table-cell>
          <table:table-cell office:value-type="string">
            <text:p>C 制造业</text:p>
          </table:table-cell>
          <table:table-cell office:value-type="string">
            <text:p>重庆博腾制药科技股份有限公司</text:p>
          </table:table-cell>
          <table:table-cell office:value-type="string">
            <text:p>2014-01-29T00:00:00.000+08</text:p>
          </table:table-cell>
          <table:table-cell office:value-type="string">
            <text:p>重庆</text:p>
          </table:table-cell>
          <table:table-cell office:value-type="string">
            <text:p>重庆市</text:p>
          </table:table-cell>
          <table:table-cell office:value-type="string">
            <text:p>www.porton.cn</text:p>
          </table:table-cell>
          <table:table-cell office:value-type="string">
            <text:p>重庆市(长寿)化工园区精细化工一区</text:p>
          </table:table-cell>
          <table:table-cell table:number-columns-repeated="2"/>
        </table:table-row>
        <table:table-row table:style-name="ro2">
          <table:table-cell office:value-type="string">
            <text:p>300364</text:p>
          </table:table-cell>
          <table:table-cell office:value-type="string">
            <text:p>中文在线</text:p>
          </table:table-cell>
          <table:table-cell office:value-type="string">
            <text:p>R 文化传播</text:p>
          </table:table-cell>
          <table:table-cell office:value-type="string">
            <text:p>中文在线数字出版集团股份有限公司</text:p>
          </table:table-cell>
          <table:table-cell office:value-type="string">
            <text:p>2015-01-21T00:00:00.000+08</text:p>
          </table:table-cell>
          <table:table-cell office:value-type="string">
            <text:p>北京</text:p>
          </table:table-cell>
          <table:table-cell office:value-type="string">
            <text:p>北京市</text:p>
          </table:table-cell>
          <table:table-cell office:value-type="string">
            <text:p>www.chineseall.com</text:p>
          </table:table-cell>
          <table:table-cell office:value-type="string">
            <text:p>北京市东城区安定门东大街28号2号楼9层905号</text:p>
          </table:table-cell>
          <table:table-cell table:number-columns-repeated="2"/>
        </table:table-row>
        <table:table-row table:style-name="ro2">
          <table:table-cell office:value-type="string">
            <text:p>300365</text:p>
          </table:table-cell>
          <table:table-cell office:value-type="string">
            <text:p>恒华科技</text:p>
          </table:table-cell>
          <table:table-cell office:value-type="string">
            <text:p>I 信息技术</text:p>
          </table:table-cell>
          <table:table-cell office:value-type="string">
            <text:p>北京恒华伟业科技股份有限公司</text:p>
          </table:table-cell>
          <table:table-cell office:value-type="string">
            <text:p>2014-01-23T00:00:00.000+08</text:p>
          </table:table-cell>
          <table:table-cell office:value-type="string">
            <text:p>北京</text:p>
          </table:table-cell>
          <table:table-cell office:value-type="string">
            <text:p>北京市</text:p>
          </table:table-cell>
          <table:table-cell office:value-type="string">
            <text:p>www.ieforever.com</text:p>
          </table:table-cell>
          <table:table-cell office:value-type="string">
            <text:p>北京市西城区德胜门东滨河路11号4号楼3层</text:p>
          </table:table-cell>
          <table:table-cell table:number-columns-repeated="2"/>
        </table:table-row>
        <table:table-row table:style-name="ro2">
          <table:table-cell office:value-type="string">
            <text:p>300366</text:p>
          </table:table-cell>
          <table:table-cell office:value-type="string">
            <text:p>创意信息</text:p>
          </table:table-cell>
          <table:table-cell office:value-type="string">
            <text:p>I 信息技术</text:p>
          </table:table-cell>
          <table:table-cell office:value-type="string">
            <text:p>四川创意信息技术股份有限公司</text:p>
          </table:table-cell>
          <table:table-cell office:value-type="string">
            <text:p>2014-01-27T00:00:00.000+08</text:p>
          </table:table-cell>
          <table:table-cell office:value-type="string">
            <text:p>四川</text:p>
          </table:table-cell>
          <table:table-cell office:value-type="string">
            <text:p>成都市</text:p>
          </table:table-cell>
          <table:table-cell office:value-type="string">
            <text:p>www.sc-troy.com</text:p>
          </table:table-cell>
          <table:table-cell office:value-type="string">
            <text:p>四川省成都市青羊区万和路99号丽阳天下7-9室</text:p>
          </table:table-cell>
          <table:table-cell table:number-columns-repeated="2"/>
        </table:table-row>
        <table:table-row table:style-name="ro2">
          <table:table-cell office:value-type="string">
            <text:p>300367</text:p>
          </table:table-cell>
          <table:table-cell office:value-type="string">
            <text:p>东方网力</text:p>
          </table:table-cell>
          <table:table-cell office:value-type="string">
            <text:p>C 制造业</text:p>
          </table:table-cell>
          <table:table-cell office:value-type="string">
            <text:p>东方网力科技股份有限公司</text:p>
          </table:table-cell>
          <table:table-cell office:value-type="string">
            <text:p>2014-01-29T00:00:00.000+08</text:p>
          </table:table-cell>
          <table:table-cell office:value-type="string">
            <text:p>北京</text:p>
          </table:table-cell>
          <table:table-cell office:value-type="string">
            <text:p>北京市</text:p>
          </table:table-cell>
          <table:table-cell office:value-type="string">
            <text:p>www.netposa.com</text:p>
          </table:table-cell>
          <table:table-cell office:value-type="string">
            <text:p>北京市海淀区学院路35号世宁大厦4层408室</text:p>
          </table:table-cell>
          <table:table-cell table:number-columns-repeated="2"/>
        </table:table-row>
        <table:table-row table:style-name="ro2">
          <table:table-cell office:value-type="string">
            <text:p>300368</text:p>
          </table:table-cell>
          <table:table-cell office:value-type="string">
            <text:p>汇金股份</text:p>
          </table:table-cell>
          <table:table-cell office:value-type="string">
            <text:p>C 制造业</text:p>
          </table:table-cell>
          <table:table-cell office:value-type="string">
            <text:p>河北汇金机电股份有限公司</text:p>
          </table:table-cell>
          <table:table-cell office:value-type="string">
            <text:p>2014-01-23T00:00:00.000+08</text:p>
          </table:table-cell>
          <table:table-cell office:value-type="string">
            <text:p>河北</text:p>
          </table:table-cell>
          <table:table-cell office:value-type="string">
            <text:p>石家庄市</text:p>
          </table:table-cell>
          <table:table-cell office:value-type="string">
            <text:p>www.hjjs.com</text:p>
          </table:table-cell>
          <table:table-cell office:value-type="string">
            <text:p>河北省石家庄高新技术产业开发区湘江道209号</text:p>
          </table:table-cell>
          <table:table-cell table:number-columns-repeated="2"/>
        </table:table-row>
        <table:table-row table:style-name="ro2">
          <table:table-cell office:value-type="string">
            <text:p>300369</text:p>
          </table:table-cell>
          <table:table-cell office:value-type="string">
            <text:p>绿盟科技</text:p>
          </table:table-cell>
          <table:table-cell office:value-type="string">
            <text:p>I 信息技术</text:p>
          </table:table-cell>
          <table:table-cell office:value-type="string">
            <text:p>北京神州绿盟信息安全科技股份有限公司</text:p>
          </table:table-cell>
          <table:table-cell office:value-type="string">
            <text:p>2014-01-29T00:00:00.000+08</text:p>
          </table:table-cell>
          <table:table-cell office:value-type="string">
            <text:p>北京</text:p>
          </table:table-cell>
          <table:table-cell office:value-type="string">
            <text:p>北京市</text:p>
          </table:table-cell>
          <table:table-cell office:value-type="string">
            <text:p>www.nsfocus.com</text:p>
          </table:table-cell>
          <table:table-cell office:value-type="string">
            <text:p>北京市海淀区北洼路4号益泰大厦5层</text:p>
          </table:table-cell>
          <table:table-cell table:number-columns-repeated="2"/>
        </table:table-row>
        <table:table-row table:style-name="ro2">
          <table:table-cell office:value-type="string">
            <text:p>300370</text:p>
          </table:table-cell>
          <table:table-cell office:value-type="string">
            <text:p>安控科技</text:p>
          </table:table-cell>
          <table:table-cell office:value-type="string">
            <text:p>C 制造业</text:p>
          </table:table-cell>
          <table:table-cell office:value-type="string">
            <text:p>北京安控科技股份有限公司</text:p>
          </table:table-cell>
          <table:table-cell office:value-type="string">
            <text:p>2014-01-23T00:00:00.000+08</text:p>
          </table:table-cell>
          <table:table-cell office:value-type="string">
            <text:p>北京</text:p>
          </table:table-cell>
          <table:table-cell office:value-type="string">
            <text:p>北京市</text:p>
          </table:table-cell>
          <table:table-cell office:value-type="string">
            <text:p>www.etrol.com</text:p>
          </table:table-cell>
          <table:table-cell office:value-type="string">
            <text:p>北京市海淀区地锦路9号院6号楼</text:p>
          </table:table-cell>
          <table:table-cell table:number-columns-repeated="2"/>
        </table:table-row>
        <table:table-row table:style-name="ro2">
          <table:table-cell office:value-type="string">
            <text:p>300371</text:p>
          </table:table-cell>
          <table:table-cell office:value-type="string">
            <text:p>汇中股份</text:p>
          </table:table-cell>
          <table:table-cell office:value-type="string">
            <text:p>C 制造业</text:p>
          </table:table-cell>
          <table:table-cell office:value-type="string">
            <text:p>汇中仪表股份有限公司</text:p>
          </table:table-cell>
          <table:table-cell office:value-type="string">
            <text:p>2014-01-23T00:00:00.000+08</text:p>
          </table:table-cell>
          <table:table-cell office:value-type="string">
            <text:p>河北</text:p>
          </table:table-cell>
          <table:table-cell office:value-type="string">
            <text:p>唐山市</text:p>
          </table:table-cell>
          <table:table-cell office:value-type="string">
            <text:p>www.hzyb.com</text:p>
          </table:table-cell>
          <table:table-cell office:value-type="string">
            <text:p>河北省唐山高新技术产业开发区高新西道126号</text:p>
          </table:table-cell>
          <table:table-cell table:number-columns-repeated="2"/>
        </table:table-row>
        <table:table-row table:style-name="ro2">
          <table:table-cell office:value-type="string">
            <text:p>300372</text:p>
          </table:table-cell>
          <table:table-cell office:value-type="string">
            <text:p>欣泰电气</text:p>
          </table:table-cell>
          <table:table-cell office:value-type="string">
            <text:p>C 制造业</text:p>
          </table:table-cell>
          <table:table-cell office:value-type="string">
            <text:p>丹东欣泰电气股份有限公司</text:p>
          </table:table-cell>
          <table:table-cell office:value-type="string">
            <text:p>2014-01-27T00:00:00.000+08</text:p>
          </table:table-cell>
          <table:table-cell office:value-type="string">
            <text:p>辽宁</text:p>
          </table:table-cell>
          <table:table-cell office:value-type="string">
            <text:p>丹东市</text:p>
          </table:table-cell>
          <table:table-cell office:value-type="string">
            <text:p>www.xintaidianqi.com</text:p>
          </table:table-cell>
          <table:table-cell office:value-type="string">
            <text:p>辽宁省丹东市振安区东平大街159号</text:p>
          </table:table-cell>
          <table:table-cell table:number-columns-repeated="2"/>
        </table:table-row>
        <table:table-row table:style-name="ro2">
          <table:table-cell office:value-type="string">
            <text:p>300373</text:p>
          </table:table-cell>
          <table:table-cell office:value-type="string">
            <text:p>扬杰科技</text:p>
          </table:table-cell>
          <table:table-cell office:value-type="string">
            <text:p>C 制造业</text:p>
          </table:table-cell>
          <table:table-cell office:value-type="string">
            <text:p>扬州扬杰电子科技股份有限公司</text:p>
          </table:table-cell>
          <table:table-cell office:value-type="string">
            <text:p>2014-01-23T00:00:00.000+08</text:p>
          </table:table-cell>
          <table:table-cell office:value-type="string">
            <text:p>江苏</text:p>
          </table:table-cell>
          <table:table-cell office:value-type="string">
            <text:p>扬州市</text:p>
          </table:table-cell>
          <table:table-cell office:value-type="string">
            <text:p>www.21yangjie.com</text:p>
          </table:table-cell>
          <table:table-cell office:value-type="string">
            <text:p>江苏省扬州市维扬经济开发区</text:p>
          </table:table-cell>
          <table:table-cell table:number-columns-repeated="2"/>
        </table:table-row>
        <table:table-row table:style-name="ro2">
          <table:table-cell office:value-type="string">
            <text:p>300374</text:p>
          </table:table-cell>
          <table:table-cell office:value-type="string">
            <text:p>恒通科技</text:p>
          </table:table-cell>
          <table:table-cell office:value-type="string">
            <text:p>C 制造业</text:p>
          </table:table-cell>
          <table:table-cell office:value-type="string">
            <text:p>北京恒通创新赛木科技股份有限公司</text:p>
          </table:table-cell>
          <table:table-cell office:value-type="string">
            <text:p>2015-03-19T00:00:00.000+08</text:p>
          </table:table-cell>
          <table:table-cell office:value-type="string">
            <text:p>北京</text:p>
          </table:table-cell>
          <table:table-cell office:value-type="string">
            <text:p>北京市</text:p>
          </table:table-cell>
          <table:table-cell office:value-type="string">
            <text:p>www.htcxms.com</text:p>
          </table:table-cell>
          <table:table-cell office:value-type="string">
            <text:p>北京市房山区窦店镇普安路87号</text:p>
          </table:table-cell>
          <table:table-cell table:number-columns-repeated="2"/>
        </table:table-row>
        <table:table-row table:style-name="ro2">
          <table:table-cell office:value-type="string">
            <text:p>300375</text:p>
          </table:table-cell>
          <table:table-cell office:value-type="string">
            <text:p>鹏翎股份</text:p>
          </table:table-cell>
          <table:table-cell office:value-type="string">
            <text:p>C 制造业</text:p>
          </table:table-cell>
          <table:table-cell office:value-type="string">
            <text:p>天津鹏翎胶管股份有限公司</text:p>
          </table:table-cell>
          <table:table-cell office:value-type="string">
            <text:p>2014-01-27T00:00:00.000+08</text:p>
          </table:table-cell>
          <table:table-cell office:value-type="string">
            <text:p>天津</text:p>
          </table:table-cell>
          <table:table-cell office:value-type="string">
            <text:p>天津市</text:p>
          </table:table-cell>
          <table:table-cell office:value-type="string">
            <text:p>www.pengling.cn</text:p>
          </table:table-cell>
          <table:table-cell office:value-type="string">
            <text:p>天津市滨海新区中塘工业区葛万公路1703号</text:p>
          </table:table-cell>
          <table:table-cell table:number-columns-repeated="2"/>
        </table:table-row>
        <table:table-row table:style-name="ro2">
          <table:table-cell office:value-type="string">
            <text:p>300376</text:p>
          </table:table-cell>
          <table:table-cell office:value-type="string">
            <text:p>易事特</text:p>
          </table:table-cell>
          <table:table-cell office:value-type="string">
            <text:p>C 制造业</text:p>
          </table:table-cell>
          <table:table-cell office:value-type="string">
            <text:p>易事特集团股份有限公司</text:p>
          </table:table-cell>
          <table:table-cell office:value-type="string">
            <text:p>2014-01-27T00:00:00.000+08</text:p>
          </table:table-cell>
          <table:table-cell office:value-type="string">
            <text:p>广东</text:p>
          </table:table-cell>
          <table:table-cell office:value-type="string">
            <text:p>东莞市</text:p>
          </table:table-cell>
          <table:table-cell office:value-type="string">
            <text:p>www.eastups.com</text:p>
          </table:table-cell>
          <table:table-cell office:value-type="string">
            <text:p>广东省东莞市松山湖科技产业园区工业北路6号</text:p>
          </table:table-cell>
          <table:table-cell table:number-columns-repeated="2"/>
        </table:table-row>
        <table:table-row table:style-name="ro2">
          <table:table-cell office:value-type="string">
            <text:p>300377</text:p>
          </table:table-cell>
          <table:table-cell office:value-type="string">
            <text:p>赢时胜</text:p>
          </table:table-cell>
          <table:table-cell office:value-type="string">
            <text:p>I 信息技术</text:p>
          </table:table-cell>
          <table:table-cell office:value-type="string">
            <text:p>深圳市赢时胜信息技术股份有限公司</text:p>
          </table:table-cell>
          <table:table-cell office:value-type="string">
            <text:p>2014-01-27T00:00:00.000+08</text:p>
          </table:table-cell>
          <table:table-cell office:value-type="string">
            <text:p>广东</text:p>
          </table:table-cell>
          <table:table-cell office:value-type="string">
            <text:p>深圳市</text:p>
          </table:table-cell>
          <table:table-cell office:value-type="string">
            <text:p>www.ysstech.com</text:p>
          </table:table-cell>
          <table:table-cell office:value-type="string">
            <text:p>广东省深圳市福田区深南路与新洲路交汇处东南侧航天大厦A座611A</text:p>
          </table:table-cell>
          <table:table-cell table:number-columns-repeated="2"/>
        </table:table-row>
        <table:table-row table:style-name="ro2">
          <table:table-cell office:value-type="string">
            <text:p>300378</text:p>
          </table:table-cell>
          <table:table-cell office:value-type="string">
            <text:p>鼎捷软件</text:p>
          </table:table-cell>
          <table:table-cell office:value-type="string">
            <text:p>I 信息技术</text:p>
          </table:table-cell>
          <table:table-cell office:value-type="string">
            <text:p>鼎捷软件股份有限公司</text:p>
          </table:table-cell>
          <table:table-cell office:value-type="string">
            <text:p>2014-01-27T00:00:00.000+08</text:p>
          </table:table-cell>
          <table:table-cell office:value-type="string">
            <text:p>上海</text:p>
          </table:table-cell>
          <table:table-cell office:value-type="string">
            <text:p>上海市</text:p>
          </table:table-cell>
          <table:table-cell office:value-type="string">
            <text:p>www.digiwin.com.cn</text:p>
          </table:table-cell>
          <table:table-cell office:value-type="string">
            <text:p>上海市静安区江场路1377弄7号20层</text:p>
          </table:table-cell>
          <table:table-cell table:number-columns-repeated="2"/>
        </table:table-row>
        <table:table-row table:style-name="ro2">
          <table:table-cell office:value-type="string">
            <text:p>300379</text:p>
          </table:table-cell>
          <table:table-cell office:value-type="string">
            <text:p>东方通</text:p>
          </table:table-cell>
          <table:table-cell office:value-type="string">
            <text:p>I 信息技术</text:p>
          </table:table-cell>
          <table:table-cell office:value-type="string">
            <text:p>北京东方通科技股份有限公司</text:p>
          </table:table-cell>
          <table:table-cell office:value-type="string">
            <text:p>2014-01-28T00:00:00.000+08</text:p>
          </table:table-cell>
          <table:table-cell office:value-type="string">
            <text:p>北京</text:p>
          </table:table-cell>
          <table:table-cell office:value-type="string">
            <text:p>北京市</text:p>
          </table:table-cell>
          <table:table-cell office:value-type="string">
            <text:p>www.tongtech.com</text:p>
          </table:table-cell>
          <table:table-cell office:value-type="string">
            <text:p>北京市丰台区丰台路口139号主楼311室(园区)</text:p>
          </table:table-cell>
          <table:table-cell table:number-columns-repeated="2"/>
        </table:table-row>
        <table:table-row table:style-name="ro2">
          <table:table-cell office:value-type="string">
            <text:p>300380</text:p>
          </table:table-cell>
          <table:table-cell office:value-type="string">
            <text:p>安硕信息</text:p>
          </table:table-cell>
          <table:table-cell office:value-type="string">
            <text:p>I 信息技术</text:p>
          </table:table-cell>
          <table:table-cell office:value-type="string">
            <text:p>上海安硕信息技术股份有限公司</text:p>
          </table:table-cell>
          <table:table-cell office:value-type="string">
            <text:p>2014-01-28T00:00:00.000+08</text:p>
          </table:table-cell>
          <table:table-cell office:value-type="string">
            <text:p>上海</text:p>
          </table:table-cell>
          <table:table-cell office:value-type="string">
            <text:p>上海市</text:p>
          </table:table-cell>
          <table:table-cell office:value-type="string">
            <text:p>www.amarsoft.com</text:p>
          </table:table-cell>
          <table:table-cell office:value-type="string">
            <text:p>上海市杨浦区国泰路11号2308室</text:p>
          </table:table-cell>
          <table:table-cell table:number-columns-repeated="2"/>
        </table:table-row>
        <table:table-row table:style-name="ro2">
          <table:table-cell office:value-type="string">
            <text:p>300381</text:p>
          </table:table-cell>
          <table:table-cell office:value-type="string">
            <text:p>溢多利</text:p>
          </table:table-cell>
          <table:table-cell office:value-type="string">
            <text:p>C 制造业</text:p>
          </table:table-cell>
          <table:table-cell office:value-type="string">
            <text:p>广东溢多利生物科技股份有限公司</text:p>
          </table:table-cell>
          <table:table-cell office:value-type="string">
            <text:p>2014-01-28T00:00:00.000+08</text:p>
          </table:table-cell>
          <table:table-cell office:value-type="string">
            <text:p>广东</text:p>
          </table:table-cell>
          <table:table-cell office:value-type="string">
            <text:p>珠海市</text:p>
          </table:table-cell>
          <table:table-cell office:value-type="string">
            <text:p>www.yiduoli.com</text:p>
          </table:table-cell>
          <table:table-cell office:value-type="string">
            <text:p>广东省珠海市南屏高科技工业区屏北一路8号</text:p>
          </table:table-cell>
          <table:table-cell table:number-columns-repeated="2"/>
        </table:table-row>
        <table:table-row table:style-name="ro2">
          <table:table-cell office:value-type="string">
            <text:p>300382</text:p>
          </table:table-cell>
          <table:table-cell office:value-type="string">
            <text:p>斯莱克</text:p>
          </table:table-cell>
          <table:table-cell office:value-type="string">
            <text:p>C 制造业</text:p>
          </table:table-cell>
          <table:table-cell office:value-type="string">
            <text:p>苏州斯莱克精密设备股份有限公司</text:p>
          </table:table-cell>
          <table:table-cell office:value-type="string">
            <text:p>2014-01-29T00:00:00.000+08</text:p>
          </table:table-cell>
          <table:table-cell office:value-type="string">
            <text:p>江苏</text:p>
          </table:table-cell>
          <table:table-cell office:value-type="string">
            <text:p>苏州市</text:p>
          </table:table-cell>
          <table:table-cell office:value-type="string">
            <text:p>www.slac.com.cn</text:p>
          </table:table-cell>
          <table:table-cell office:value-type="string">
            <text:p>江苏省苏州市吴中区胥口镇石胥路621号</text:p>
          </table:table-cell>
          <table:table-cell table:number-columns-repeated="2"/>
        </table:table-row>
        <table:table-row table:style-name="ro2">
          <table:table-cell office:value-type="string">
            <text:p>300383</text:p>
          </table:table-cell>
          <table:table-cell office:value-type="string">
            <text:p>光环新网</text:p>
          </table:table-cell>
          <table:table-cell office:value-type="string">
            <text:p>I 信息技术</text:p>
          </table:table-cell>
          <table:table-cell office:value-type="string">
            <text:p>北京光环新网科技股份有限公司</text:p>
          </table:table-cell>
          <table:table-cell office:value-type="string">
            <text:p>2014-01-29T00:00:00.000+08</text:p>
          </table:table-cell>
          <table:table-cell office:value-type="string">
            <text:p>北京</text:p>
          </table:table-cell>
          <table:table-cell office:value-type="string">
            <text:p>北京市</text:p>
          </table:table-cell>
          <table:table-cell office:value-type="string">
            <text:p>www.sinnet.com.cn</text:p>
          </table:table-cell>
          <table:table-cell office:value-type="string">
            <text:p>北京市门头沟区石龙经济技术开发区永安路20号3号楼二层202室</text:p>
          </table:table-cell>
          <table:table-cell table:number-columns-repeated="2"/>
        </table:table-row>
        <table:table-row table:style-name="ro2">
          <table:table-cell office:value-type="string">
            <text:p>300384</text:p>
          </table:table-cell>
          <table:table-cell office:value-type="string">
            <text:p>三联虹普</text:p>
          </table:table-cell>
          <table:table-cell office:value-type="string">
            <text:p>M 科研服务</text:p>
          </table:table-cell>
          <table:table-cell office:value-type="string">
            <text:p>北京三联虹普新合纤技术服务股份有限公司</text:p>
          </table:table-cell>
          <table:table-cell office:value-type="string">
            <text:p>2014-08-01T00:00:00.000+08</text:p>
          </table:table-cell>
          <table:table-cell office:value-type="string">
            <text:p>北京</text:p>
          </table:table-cell>
          <table:table-cell office:value-type="string">
            <text:p>北京市</text:p>
          </table:table-cell>
          <table:table-cell office:value-type="string">
            <text:p>www.slhpcn.com</text:p>
          </table:table-cell>
          <table:table-cell office:value-type="string">
            <text:p>北京市海淀区北清路68号院1号楼二层西侧01227-01302</text:p>
          </table:table-cell>
          <table:table-cell table:number-columns-repeated="2"/>
        </table:table-row>
        <table:table-row table:style-name="ro2">
          <table:table-cell office:value-type="string">
            <text:p>300385</text:p>
          </table:table-cell>
          <table:table-cell office:value-type="string">
            <text:p>雪浪环境</text:p>
          </table:table-cell>
          <table:table-cell office:value-type="string">
            <text:p>C 制造业</text:p>
          </table:table-cell>
          <table:table-cell office:value-type="string">
            <text:p>无锡雪浪环境科技股份有限公司</text:p>
          </table:table-cell>
          <table:table-cell office:value-type="string">
            <text:p>2014-06-26T00:00:00.000+08</text:p>
          </table:table-cell>
          <table:table-cell office:value-type="string">
            <text:p>江苏</text:p>
          </table:table-cell>
          <table:table-cell office:value-type="string">
            <text:p>无锡市</text:p>
          </table:table-cell>
          <table:table-cell office:value-type="string">
            <text:p>www.cecm.com.cn</text:p>
          </table:table-cell>
          <table:table-cell office:value-type="string">
            <text:p>江苏省无锡市滨湖区太湖街道双新经济园</text:p>
          </table:table-cell>
          <table:table-cell table:number-columns-repeated="2"/>
        </table:table-row>
        <table:table-row table:style-name="ro2">
          <table:table-cell office:value-type="string">
            <text:p>300386</text:p>
          </table:table-cell>
          <table:table-cell office:value-type="string">
            <text:p>飞天诚信</text:p>
          </table:table-cell>
          <table:table-cell office:value-type="string">
            <text:p>I 信息技术</text:p>
          </table:table-cell>
          <table:table-cell office:value-type="string">
            <text:p>飞天诚信科技股份有限公司</text:p>
          </table:table-cell>
          <table:table-cell office:value-type="string">
            <text:p>2014-06-26T00:00:00.000+08</text:p>
          </table:table-cell>
          <table:table-cell office:value-type="string">
            <text:p>北京</text:p>
          </table:table-cell>
          <table:table-cell office:value-type="string">
            <text:p>北京市</text:p>
          </table:table-cell>
          <table:table-cell office:value-type="string">
            <text:p>www.ftsafe.com.cn</text:p>
          </table:table-cell>
          <table:table-cell office:value-type="string">
            <text:p>北京市海淀区学清路9号汇智大厦B楼17层</text:p>
          </table:table-cell>
          <table:table-cell table:number-columns-repeated="2"/>
        </table:table-row>
        <table:table-row table:style-name="ro2">
          <table:table-cell office:value-type="string">
            <text:p>300387</text:p>
          </table:table-cell>
          <table:table-cell office:value-type="string">
            <text:p>富邦股份</text:p>
          </table:table-cell>
          <table:table-cell office:value-type="string">
            <text:p>C 制造业</text:p>
          </table:table-cell>
          <table:table-cell office:value-type="string">
            <text:p>湖北富邦科技股份有限公司</text:p>
          </table:table-cell>
          <table:table-cell office:value-type="string">
            <text:p>2014-07-02T00:00:00.000+08</text:p>
          </table:table-cell>
          <table:table-cell office:value-type="string">
            <text:p>湖北</text:p>
          </table:table-cell>
          <table:table-cell office:value-type="string">
            <text:p>孝感市</text:p>
          </table:table-cell>
          <table:table-cell office:value-type="string">
            <text:p>www.forbon.com</text:p>
          </table:table-cell>
          <table:table-cell office:value-type="string">
            <text:p>湖北省应城市经济技术开发区</text:p>
          </table:table-cell>
          <table:table-cell table:number-columns-repeated="2"/>
        </table:table-row>
        <table:table-row table:style-name="ro2">
          <table:table-cell office:value-type="string">
            <text:p>300388</text:p>
          </table:table-cell>
          <table:table-cell office:value-type="string">
            <text:p>国祯环保</text:p>
          </table:table-cell>
          <table:table-cell office:value-type="string">
            <text:p>N 公共环保</text:p>
          </table:table-cell>
          <table:table-cell office:value-type="string">
            <text:p>安徽国祯环保节能科技股份有限公司</text:p>
          </table:table-cell>
          <table:table-cell office:value-type="string">
            <text:p>2014-08-01T00:00:00.000+08</text:p>
          </table:table-cell>
          <table:table-cell office:value-type="string">
            <text:p>安徽</text:p>
          </table:table-cell>
          <table:table-cell office:value-type="string">
            <text:p>合肥市</text:p>
          </table:table-cell>
          <table:table-cell office:value-type="string">
            <text:p>www.gzep.com.cn</text:p>
          </table:table-cell>
          <table:table-cell office:value-type="string">
            <text:p>安徽省合肥市高新技术产业开发区科学大道91号</text:p>
          </table:table-cell>
          <table:table-cell table:number-columns-repeated="2"/>
        </table:table-row>
        <table:table-row table:style-name="ro2">
          <table:table-cell office:value-type="string">
            <text:p>300389</text:p>
          </table:table-cell>
          <table:table-cell office:value-type="string">
            <text:p>艾比森</text:p>
          </table:table-cell>
          <table:table-cell office:value-type="string">
            <text:p>C 制造业</text:p>
          </table:table-cell>
          <table:table-cell office:value-type="string">
            <text:p>深圳市艾比森光电股份有限公司</text:p>
          </table:table-cell>
          <table:table-cell office:value-type="string">
            <text:p>2014-08-01T00:00:00.000+08</text:p>
          </table:table-cell>
          <table:table-cell office:value-type="string">
            <text:p>广东</text:p>
          </table:table-cell>
          <table:table-cell office:value-type="string">
            <text:p>深圳市</text:p>
          </table:table-cell>
          <table:table-cell office:value-type="string">
            <text:p>www.szabsen.com，www.absen.cn</text:p>
          </table:table-cell>
          <table:table-cell office:value-type="string">
            <text:p>广东省深圳市龙岗区坂田街道雪岗路2018号天安云谷产业园一期3栋A座18、19、20层</text:p>
          </table:table-cell>
          <table:table-cell table:number-columns-repeated="2"/>
        </table:table-row>
        <table:table-row table:style-name="ro2">
          <table:table-cell office:value-type="string">
            <text:p>300390</text:p>
          </table:table-cell>
          <table:table-cell office:value-type="string">
            <text:p>天华超净</text:p>
          </table:table-cell>
          <table:table-cell office:value-type="string">
            <text:p>C 制造业</text:p>
          </table:table-cell>
          <table:table-cell office:value-type="string">
            <text:p>苏州天华超净科技股份有限公司</text:p>
          </table:table-cell>
          <table:table-cell office:value-type="string">
            <text:p>2014-07-31T00:00:00.000+08</text:p>
          </table:table-cell>
          <table:table-cell office:value-type="string">
            <text:p>江苏</text:p>
          </table:table-cell>
          <table:table-cell office:value-type="string">
            <text:p>苏州市</text:p>
          </table:table-cell>
          <table:table-cell office:value-type="string">
            <text:p>www.canmax.com.cn</text:p>
          </table:table-cell>
          <table:table-cell office:value-type="string">
            <text:p>江苏省苏州市工业园区双马街99号</text:p>
          </table:table-cell>
          <table:table-cell table:number-columns-repeated="2"/>
        </table:table-row>
        <table:table-row table:style-name="ro2">
          <table:table-cell office:value-type="string">
            <text:p>300391</text:p>
          </table:table-cell>
          <table:table-cell office:value-type="string">
            <text:p>康跃科技</text:p>
          </table:table-cell>
          <table:table-cell office:value-type="string">
            <text:p>C 制造业</text:p>
          </table:table-cell>
          <table:table-cell office:value-type="string">
            <text:p>康跃科技股份有限公司</text:p>
          </table:table-cell>
          <table:table-cell office:value-type="string">
            <text:p>2014-08-01T00:00:00.000+08</text:p>
          </table:table-cell>
          <table:table-cell office:value-type="string">
            <text:p>山东</text:p>
          </table:table-cell>
          <table:table-cell office:value-type="string">
            <text:p>潍坊市</text:p>
          </table:table-cell>
          <table:table-cell office:value-type="string">
            <text:p>www.chinakangyue.com</text:p>
          </table:table-cell>
          <table:table-cell office:value-type="string">
            <text:p>山东省潍坊市寿光市开发区（原北洛镇政府驻地）</text:p>
          </table:table-cell>
          <table:table-cell table:number-columns-repeated="2"/>
        </table:table-row>
        <table:table-row table:style-name="ro2">
          <table:table-cell office:value-type="string">
            <text:p>300392</text:p>
          </table:table-cell>
          <table:table-cell office:value-type="string">
            <text:p>腾信股份</text:p>
          </table:table-cell>
          <table:table-cell office:value-type="string">
            <text:p>I 信息技术</text:p>
          </table:table-cell>
          <table:table-cell office:value-type="string">
            <text:p>北京腾信创新网络营销技术股份有限公司</text:p>
          </table:table-cell>
          <table:table-cell office:value-type="string">
            <text:p>2014-09-10T00:00:00.000+08</text:p>
          </table:table-cell>
          <table:table-cell office:value-type="string">
            <text:p>北京</text:p>
          </table:table-cell>
          <table:table-cell office:value-type="string">
            <text:p>北京市</text:p>
          </table:table-cell>
          <table:table-cell office:value-type="string">
            <text:p>www.tensynchina.com</text:p>
          </table:table-cell>
          <table:table-cell office:value-type="string">
            <text:p>北京市朝阳区光华路15号院2号楼601室</text:p>
          </table:table-cell>
          <table:table-cell table:number-columns-repeated="2"/>
        </table:table-row>
        <table:table-row table:style-name="ro2">
          <table:table-cell office:value-type="string">
            <text:p>300393</text:p>
          </table:table-cell>
          <table:table-cell office:value-type="string">
            <text:p>中来股份</text:p>
          </table:table-cell>
          <table:table-cell office:value-type="string">
            <text:p>C 制造业</text:p>
          </table:table-cell>
          <table:table-cell office:value-type="string">
            <text:p>苏州中来光伏新材股份有限公司</text:p>
          </table:table-cell>
          <table:table-cell office:value-type="string">
            <text:p>2014-09-12T00:00:00.000+08</text:p>
          </table:table-cell>
          <table:table-cell office:value-type="string">
            <text:p>江苏</text:p>
          </table:table-cell>
          <table:table-cell office:value-type="string">
            <text:p>苏州市</text:p>
          </table:table-cell>
          <table:table-cell office:value-type="string">
            <text:p>www.jolywood.cn</text:p>
          </table:table-cell>
          <table:table-cell office:value-type="string">
            <text:p>江苏省常熟市沙家浜镇常昆工业园区青年路</text:p>
          </table:table-cell>
          <table:table-cell table:number-columns-repeated="2"/>
        </table:table-row>
        <table:table-row table:style-name="ro2">
          <table:table-cell office:value-type="string">
            <text:p>300394</text:p>
          </table:table-cell>
          <table:table-cell office:value-type="string">
            <text:p>天孚通信</text:p>
          </table:table-cell>
          <table:table-cell office:value-type="string">
            <text:p>C 制造业</text:p>
          </table:table-cell>
          <table:table-cell office:value-type="string">
            <text:p>苏州天孚光通信股份有限公司</text:p>
          </table:table-cell>
          <table:table-cell office:value-type="string">
            <text:p>2015-02-17T00:00:00.000+08</text:p>
          </table:table-cell>
          <table:table-cell office:value-type="string">
            <text:p>江苏</text:p>
          </table:table-cell>
          <table:table-cell office:value-type="string">
            <text:p>苏州市</text:p>
          </table:table-cell>
          <table:table-cell office:value-type="string">
            <text:p>www.tfcsz.com</text:p>
          </table:table-cell>
          <table:table-cell office:value-type="string">
            <text:p>江苏省苏州高新区银珠路17号</text:p>
          </table:table-cell>
          <table:table-cell table:number-columns-repeated="2"/>
        </table:table-row>
        <table:table-row table:style-name="ro2">
          <table:table-cell office:value-type="string">
            <text:p>300395</text:p>
          </table:table-cell>
          <table:table-cell office:value-type="string">
            <text:p>菲利华</text:p>
          </table:table-cell>
          <table:table-cell office:value-type="string">
            <text:p>C 制造业</text:p>
          </table:table-cell>
          <table:table-cell office:value-type="string">
            <text:p>湖北菲利华石英玻璃股份有限公司</text:p>
          </table:table-cell>
          <table:table-cell office:value-type="string">
            <text:p>2014-09-10T00:00:00.000+08</text:p>
          </table:table-cell>
          <table:table-cell office:value-type="string">
            <text:p>湖北</text:p>
          </table:table-cell>
          <table:table-cell office:value-type="string">
            <text:p>荆州市</text:p>
          </table:table-cell>
          <table:table-cell office:value-type="string">
            <text:p>www.feilihua.com</text:p>
          </table:table-cell>
          <table:table-cell office:value-type="string">
            <text:p>湖北省荆州市东方大道68号</text:p>
          </table:table-cell>
          <table:table-cell table:number-columns-repeated="2"/>
        </table:table-row>
        <table:table-row table:style-name="ro2">
          <table:table-cell office:value-type="string">
            <text:p>300396</text:p>
          </table:table-cell>
          <table:table-cell office:value-type="string">
            <text:p>迪瑞医疗</text:p>
          </table:table-cell>
          <table:table-cell office:value-type="string">
            <text:p>C 制造业</text:p>
          </table:table-cell>
          <table:table-cell office:value-type="string">
            <text:p>迪瑞医疗科技股份有限公司</text:p>
          </table:table-cell>
          <table:table-cell office:value-type="string">
            <text:p>2014-09-10T00:00:00.000+08</text:p>
          </table:table-cell>
          <table:table-cell office:value-type="string">
            <text:p>吉林</text:p>
          </table:table-cell>
          <table:table-cell office:value-type="string">
            <text:p>长春市</text:p>
          </table:table-cell>
          <table:table-cell office:value-type="string">
            <text:p>www.dirui.com.cn</text:p>
          </table:table-cell>
          <table:table-cell office:value-type="string">
            <text:p>吉林省长春市高新开发区云河街95号</text:p>
          </table:table-cell>
          <table:table-cell table:number-columns-repeated="2"/>
        </table:table-row>
        <table:table-row table:style-name="ro2">
          <table:table-cell office:value-type="string">
            <text:p>300397</text:p>
          </table:table-cell>
          <table:table-cell office:value-type="string">
            <text:p>天和防务</text:p>
          </table:table-cell>
          <table:table-cell office:value-type="string">
            <text:p>C 制造业</text:p>
          </table:table-cell>
          <table:table-cell office:value-type="string">
            <text:p>西安天和防务技术股份有限公司</text:p>
          </table:table-cell>
          <table:table-cell office:value-type="string">
            <text:p>2014-09-10T00:00:00.000+08</text:p>
          </table:table-cell>
          <table:table-cell office:value-type="string">
            <text:p>陕西</text:p>
          </table:table-cell>
          <table:table-cell office:value-type="string">
            <text:p>西安市</text:p>
          </table:table-cell>
          <table:table-cell office:value-type="string">
            <text:p>www.thtw.com.cn</text:p>
          </table:table-cell>
          <table:table-cell office:value-type="string">
            <text:p>陕西省西安市高新区科技五路9号</text:p>
          </table:table-cell>
          <table:table-cell table:number-columns-repeated="2"/>
        </table:table-row>
        <table:table-row table:style-name="ro2">
          <table:table-cell office:value-type="string">
            <text:p>300398</text:p>
          </table:table-cell>
          <table:table-cell office:value-type="string">
            <text:p>飞凯材料</text:p>
          </table:table-cell>
          <table:table-cell office:value-type="string">
            <text:p>C 制造业</text:p>
          </table:table-cell>
          <table:table-cell office:value-type="string">
            <text:p>上海飞凯光电材料股份有限公司</text:p>
          </table:table-cell>
          <table:table-cell office:value-type="string">
            <text:p>2014-10-09T00:00:00.000+08</text:p>
          </table:table-cell>
          <table:table-cell office:value-type="string">
            <text:p>上海</text:p>
          </table:table-cell>
          <table:table-cell office:value-type="string">
            <text:p>上海市</text:p>
          </table:table-cell>
          <table:table-cell office:value-type="string">
            <text:p>www.phichem.com.cn</text:p>
          </table:table-cell>
          <table:table-cell office:value-type="string">
            <text:p>上海市宝山区潘泾路2999号</text:p>
          </table:table-cell>
          <table:table-cell table:number-columns-repeated="2"/>
        </table:table-row>
        <table:table-row table:style-name="ro2">
          <table:table-cell office:value-type="string">
            <text:p>300399</text:p>
          </table:table-cell>
          <table:table-cell office:value-type="string">
            <text:p>京天利</text:p>
          </table:table-cell>
          <table:table-cell office:value-type="string">
            <text:p>I 信息技术</text:p>
          </table:table-cell>
          <table:table-cell office:value-type="string">
            <text:p>北京无线天利移动信息技术股份有限公司</text:p>
          </table:table-cell>
          <table:table-cell office:value-type="string">
            <text:p>2014-10-09T00:00:00.000+08</text:p>
          </table:table-cell>
          <table:table-cell office:value-type="string">
            <text:p>北京</text:p>
          </table:table-cell>
          <table:table-cell office:value-type="string">
            <text:p>北京市</text:p>
          </table:table-cell>
          <table:table-cell office:value-type="string">
            <text:p>www.ihandy.cn</text:p>
          </table:table-cell>
          <table:table-cell office:value-type="string">
            <text:p>北京市石景山区实兴大街30号院6号楼9层、3层</text:p>
          </table:table-cell>
          <table:table-cell table:number-columns-repeated="2"/>
        </table:table-row>
        <table:table-row table:style-name="ro2">
          <table:table-cell office:value-type="string">
            <text:p>300400</text:p>
          </table:table-cell>
          <table:table-cell office:value-type="string">
            <text:p>劲拓股份</text:p>
          </table:table-cell>
          <table:table-cell office:value-type="string">
            <text:p>C 制造业</text:p>
          </table:table-cell>
          <table:table-cell office:value-type="string">
            <text:p>深圳市劲拓自动化设备股份有限公司</text:p>
          </table:table-cell>
          <table:table-cell office:value-type="string">
            <text:p>2014-10-10T00:00:00.000+08</text:p>
          </table:table-cell>
          <table:table-cell office:value-type="string">
            <text:p>广东</text:p>
          </table:table-cell>
          <table:table-cell office:value-type="string">
            <text:p>深圳市</text:p>
          </table:table-cell>
          <table:table-cell office:value-type="string">
            <text:p>www.jt-ele.com</text:p>
          </table:table-cell>
          <table:table-cell office:value-type="string">
            <text:p>广东省深圳市宝安区西乡街道广深高速公路北侧鹤洲工业区劲拓自动化工业厂区</text:p>
          </table:table-cell>
          <table:table-cell table:number-columns-repeated="2"/>
        </table:table-row>
        <table:table-row table:style-name="ro2">
          <table:table-cell office:value-type="string">
            <text:p>300401</text:p>
          </table:table-cell>
          <table:table-cell office:value-type="string">
            <text:p>花园生物</text:p>
          </table:table-cell>
          <table:table-cell office:value-type="string">
            <text:p>C 制造业</text:p>
          </table:table-cell>
          <table:table-cell office:value-type="string">
            <text:p>浙江花园生物高科股份有限公司</text:p>
          </table:table-cell>
          <table:table-cell office:value-type="string">
            <text:p>2014-10-09T00:00:00.000+08</text:p>
          </table:table-cell>
          <table:table-cell office:value-type="string">
            <text:p>浙江</text:p>
          </table:table-cell>
          <table:table-cell office:value-type="string">
            <text:p>金华市</text:p>
          </table:table-cell>
          <table:table-cell office:value-type="string">
            <text:p>www.hybiotech.com</text:p>
          </table:table-cell>
          <table:table-cell office:value-type="string">
            <text:p>浙江省东阳市南马镇花园村</text:p>
          </table:table-cell>
          <table:table-cell table:number-columns-repeated="2"/>
        </table:table-row>
        <table:table-row table:style-name="ro2">
          <table:table-cell office:value-type="string">
            <text:p>300402</text:p>
          </table:table-cell>
          <table:table-cell office:value-type="string">
            <text:p>宝色股份</text:p>
          </table:table-cell>
          <table:table-cell office:value-type="string">
            <text:p>C 制造业</text:p>
          </table:table-cell>
          <table:table-cell office:value-type="string">
            <text:p>南京宝色股份公司</text:p>
          </table:table-cell>
          <table:table-cell office:value-type="string">
            <text:p>2014-10-10T00:00:00.000+08</text:p>
          </table:table-cell>
          <table:table-cell office:value-type="string">
            <text:p>江苏</text:p>
          </table:table-cell>
          <table:table-cell office:value-type="string">
            <text:p>南京市</text:p>
          </table:table-cell>
          <table:table-cell office:value-type="string">
            <text:p>www.baose.com</text:p>
          </table:table-cell>
          <table:table-cell office:value-type="string">
            <text:p>江苏省南京市江宁滨江经济开发区景明大街15号</text:p>
          </table:table-cell>
          <table:table-cell table:number-columns-repeated="2"/>
        </table:table-row>
        <table:table-row table:style-name="ro2">
          <table:table-cell office:value-type="string">
            <text:p>300403</text:p>
          </table:table-cell>
          <table:table-cell office:value-type="string">
            <text:p>地尔汉宇</text:p>
          </table:table-cell>
          <table:table-cell office:value-type="string">
            <text:p>C 制造业</text:p>
          </table:table-cell>
          <table:table-cell office:value-type="string">
            <text:p>江门市地尔汉宇电器股份有限公司</text:p>
          </table:table-cell>
          <table:table-cell office:value-type="string">
            <text:p>2014-10-30T00:00:00.000+08</text:p>
          </table:table-cell>
          <table:table-cell office:value-type="string">
            <text:p>广东</text:p>
          </table:table-cell>
          <table:table-cell office:value-type="string">
            <text:p>江门市</text:p>
          </table:table-cell>
          <table:table-cell office:value-type="string">
            <text:p>www.idearhanyu.com</text:p>
          </table:table-cell>
          <table:table-cell office:value-type="string">
            <text:p>广东省江门市高新技术开发区清澜路336号</text:p>
          </table:table-cell>
          <table:table-cell table:number-columns-repeated="2"/>
        </table:table-row>
        <table:table-row table:style-name="ro2">
          <table:table-cell office:value-type="string">
            <text:p>300404</text:p>
          </table:table-cell>
          <table:table-cell office:value-type="string">
            <text:p>博济医药</text:p>
          </table:table-cell>
          <table:table-cell office:value-type="string">
            <text:p>M 科研服务</text:p>
          </table:table-cell>
          <table:table-cell office:value-type="string">
            <text:p>广州博济医药生物技术股份有限公司</text:p>
          </table:table-cell>
          <table:table-cell office:value-type="string">
            <text:p>2015-04-24T00:00:00.000+08</text:p>
          </table:table-cell>
          <table:table-cell office:value-type="string">
            <text:p>广东</text:p>
          </table:table-cell>
          <table:table-cell office:value-type="string">
            <text:p>广州市</text:p>
          </table:table-cell>
          <table:table-cell office:value-type="string">
            <text:p>www.gzboji.com</text:p>
          </table:table-cell>
          <table:table-cell office:value-type="string">
            <text:p>广东省广州市天河区华观路1933号701房</text:p>
          </table:table-cell>
          <table:table-cell table:number-columns-repeated="2"/>
        </table:table-row>
        <table:table-row table:style-name="ro2">
          <table:table-cell office:value-type="string">
            <text:p>300405</text:p>
          </table:table-cell>
          <table:table-cell office:value-type="string">
            <text:p>科隆精化</text:p>
          </table:table-cell>
          <table:table-cell office:value-type="string">
            <text:p>C 制造业</text:p>
          </table:table-cell>
          <table:table-cell office:value-type="string">
            <text:p>辽宁科隆精细化工股份有限公司</text:p>
          </table:table-cell>
          <table:table-cell office:value-type="string">
            <text:p>2014-10-30T00:00:00.000+08</text:p>
          </table:table-cell>
          <table:table-cell office:value-type="string">
            <text:p>辽宁</text:p>
          </table:table-cell>
          <table:table-cell office:value-type="string">
            <text:p>辽阳市</text:p>
          </table:table-cell>
          <table:table-cell office:value-type="string">
            <text:p>www.kelongchem.com</text:p>
          </table:table-cell>
          <table:table-cell office:value-type="string">
            <text:p>辽宁省辽阳市宏伟区万和七路36号</text:p>
          </table:table-cell>
          <table:table-cell table:number-columns-repeated="2"/>
        </table:table-row>
        <table:table-row table:style-name="ro2">
          <table:table-cell office:value-type="string">
            <text:p>300406</text:p>
          </table:table-cell>
          <table:table-cell office:value-type="string">
            <text:p>九强生物</text:p>
          </table:table-cell>
          <table:table-cell office:value-type="string">
            <text:p>C 制造业</text:p>
          </table:table-cell>
          <table:table-cell office:value-type="string">
            <text:p>北京九强生物技术股份有限公司</text:p>
          </table:table-cell>
          <table:table-cell office:value-type="string">
            <text:p>2014-10-30T00:00:00.000+08</text:p>
          </table:table-cell>
          <table:table-cell office:value-type="string">
            <text:p>北京</text:p>
          </table:table-cell>
          <table:table-cell office:value-type="string">
            <text:p>北京市</text:p>
          </table:table-cell>
          <table:table-cell office:value-type="string">
            <text:p>www.bsbe.com.cn</text:p>
          </table:table-cell>
          <table:table-cell office:value-type="string">
            <text:p>北京市海淀区花园东路15号旷怡大厦5层</text:p>
          </table:table-cell>
          <table:table-cell table:number-columns-repeated="2"/>
        </table:table-row>
        <table:table-row table:style-name="ro2">
          <table:table-cell office:value-type="string">
            <text:p>300407</text:p>
          </table:table-cell>
          <table:table-cell office:value-type="string">
            <text:p>凯发电气</text:p>
          </table:table-cell>
          <table:table-cell office:value-type="string">
            <text:p>C 制造业</text:p>
          </table:table-cell>
          <table:table-cell office:value-type="string">
            <text:p>天津凯发电气股份有限公司</text:p>
          </table:table-cell>
          <table:table-cell office:value-type="string">
            <text:p>2014-12-03T00:00:00.000+08</text:p>
          </table:table-cell>
          <table:table-cell office:value-type="string">
            <text:p>天津</text:p>
          </table:table-cell>
          <table:table-cell office:value-type="string">
            <text:p>天津市</text:p>
          </table:table-cell>
          <table:table-cell office:value-type="string">
            <text:p>www.keyvia.cn</text:p>
          </table:table-cell>
          <table:table-cell office:value-type="string">
            <text:p>天津市新产业园区华苑产业区物华道8号</text:p>
          </table:table-cell>
          <table:table-cell table:number-columns-repeated="2"/>
        </table:table-row>
        <table:table-row table:style-name="ro2">
          <table:table-cell office:value-type="string">
            <text:p>300408</text:p>
          </table:table-cell>
          <table:table-cell office:value-type="string">
            <text:p>三环集团</text:p>
          </table:table-cell>
          <table:table-cell office:value-type="string">
            <text:p>C 制造业</text:p>
          </table:table-cell>
          <table:table-cell office:value-type="string">
            <text:p>潮州三环（集团）股份有限公司</text:p>
          </table:table-cell>
          <table:table-cell office:value-type="string">
            <text:p>2014-12-03T00:00:00.000+08</text:p>
          </table:table-cell>
          <table:table-cell office:value-type="string">
            <text:p>广东</text:p>
          </table:table-cell>
          <table:table-cell office:value-type="string">
            <text:p>潮州市</text:p>
          </table:table-cell>
          <table:table-cell office:value-type="string">
            <text:p>www.cctc.cc</text:p>
          </table:table-cell>
          <table:table-cell office:value-type="string">
            <text:p>广东省潮州市凤塘三环工业城内综合楼</text:p>
          </table:table-cell>
          <table:table-cell table:number-columns-repeated="2"/>
        </table:table-row>
        <table:table-row table:style-name="ro2">
          <table:table-cell office:value-type="string">
            <text:p>300409</text:p>
          </table:table-cell>
          <table:table-cell office:value-type="string">
            <text:p>道氏技术</text:p>
          </table:table-cell>
          <table:table-cell office:value-type="string">
            <text:p>C 制造业</text:p>
          </table:table-cell>
          <table:table-cell office:value-type="string">
            <text:p>广东道氏技术股份有限公司</text:p>
          </table:table-cell>
          <table:table-cell office:value-type="string">
            <text:p>2014-12-03T00:00:00.000+08</text:p>
          </table:table-cell>
          <table:table-cell office:value-type="string">
            <text:p>广东</text:p>
          </table:table-cell>
          <table:table-cell office:value-type="string">
            <text:p>江门市</text:p>
          </table:table-cell>
          <table:table-cell office:value-type="string">
            <text:p>www.dowstone.com.cn</text:p>
          </table:table-cell>
          <table:table-cell office:value-type="string">
            <text:p>广东省恩平市圣堂镇三联佛仔坳</text:p>
          </table:table-cell>
          <table:table-cell table:number-columns-repeated="2"/>
        </table:table-row>
        <table:table-row table:style-name="ro2">
          <table:table-cell office:value-type="string">
            <text:p>300410</text:p>
          </table:table-cell>
          <table:table-cell office:value-type="string">
            <text:p>正业科技</text:p>
          </table:table-cell>
          <table:table-cell office:value-type="string">
            <text:p>C 制造业</text:p>
          </table:table-cell>
          <table:table-cell office:value-type="string">
            <text:p>广东正业科技股份有限公司</text:p>
          </table:table-cell>
          <table:table-cell office:value-type="string">
            <text:p>2014-12-31T00:00:00.000+08</text:p>
          </table:table-cell>
          <table:table-cell office:value-type="string">
            <text:p>广东</text:p>
          </table:table-cell>
          <table:table-cell office:value-type="string">
            <text:p>东莞市</text:p>
          </table:table-cell>
          <table:table-cell office:value-type="string">
            <text:p>www.zhengyee.com</text:p>
          </table:table-cell>
          <table:table-cell office:value-type="string">
            <text:p>广东省东莞市松山湖科技产业园区科技九路2号</text:p>
          </table:table-cell>
          <table:table-cell table:number-columns-repeated="2"/>
        </table:table-row>
        <table:table-row table:style-name="ro2">
          <table:table-cell office:value-type="string">
            <text:p>300411</text:p>
          </table:table-cell>
          <table:table-cell office:value-type="string">
            <text:p>金盾股份</text:p>
          </table:table-cell>
          <table:table-cell office:value-type="string">
            <text:p>C 制造业</text:p>
          </table:table-cell>
          <table:table-cell office:value-type="string">
            <text:p>浙江金盾风机股份有限公司</text:p>
          </table:table-cell>
          <table:table-cell office:value-type="string">
            <text:p>2014-12-31T00:00:00.000+08</text:p>
          </table:table-cell>
          <table:table-cell office:value-type="string">
            <text:p>浙江</text:p>
          </table:table-cell>
          <table:table-cell office:value-type="string">
            <text:p>绍兴市</text:p>
          </table:table-cell>
          <table:table-cell office:value-type="string">
            <text:p>www.jindunfan.com</text:p>
          </table:table-cell>
          <table:table-cell office:value-type="string">
            <text:p>浙江省绍兴市上虞区章镇镇工业园区</text:p>
          </table:table-cell>
          <table:table-cell table:number-columns-repeated="2"/>
        </table:table-row>
        <table:table-row table:style-name="ro2">
          <table:table-cell office:value-type="string">
            <text:p>300412</text:p>
          </table:table-cell>
          <table:table-cell office:value-type="string">
            <text:p>迦南科技</text:p>
          </table:table-cell>
          <table:table-cell office:value-type="string">
            <text:p>C 制造业</text:p>
          </table:table-cell>
          <table:table-cell office:value-type="string">
            <text:p>浙江迦南科技股份有限公司</text:p>
          </table:table-cell>
          <table:table-cell office:value-type="string">
            <text:p>2014-12-31T00:00:00.000+08</text:p>
          </table:table-cell>
          <table:table-cell office:value-type="string">
            <text:p>浙江</text:p>
          </table:table-cell>
          <table:table-cell office:value-type="string">
            <text:p>温州市</text:p>
          </table:table-cell>
          <table:table-cell office:value-type="string">
            <text:p>www.china-jianan.com/cn/</text:p>
          </table:table-cell>
          <table:table-cell office:value-type="string">
            <text:p>浙江省温州市永嘉县东瓯工业园区</text:p>
          </table:table-cell>
          <table:table-cell table:number-columns-repeated="2"/>
        </table:table-row>
        <table:table-row table:style-name="ro2">
          <table:table-cell office:value-type="string">
            <text:p>300413</text:p>
          </table:table-cell>
          <table:table-cell office:value-type="string">
            <text:p>快乐购</text:p>
          </table:table-cell>
          <table:table-cell office:value-type="string">
            <text:p>F 批发零售</text:p>
          </table:table-cell>
          <table:table-cell office:value-type="string">
            <text:p>快乐购物股份有限公司</text:p>
          </table:table-cell>
          <table:table-cell office:value-type="string">
            <text:p>2015-01-21T00:00:00.000+08</text:p>
          </table:table-cell>
          <table:table-cell office:value-type="string">
            <text:p>湖南</text:p>
          </table:table-cell>
          <table:table-cell office:value-type="string">
            <text:p>长沙市</text:p>
          </table:table-cell>
          <table:table-cell office:value-type="string">
            <text:p>www.happigo.com</text:p>
          </table:table-cell>
          <table:table-cell office:value-type="string">
            <text:p>湖南省长沙市开福区金鹰影视文化城</text:p>
          </table:table-cell>
          <table:table-cell table:number-columns-repeated="2"/>
        </table:table-row>
        <table:table-row table:style-name="ro2">
          <table:table-cell office:value-type="string">
            <text:p>300414</text:p>
          </table:table-cell>
          <table:table-cell office:value-type="string">
            <text:p>中光防雷</text:p>
          </table:table-cell>
          <table:table-cell office:value-type="string">
            <text:p>C 制造业</text:p>
          </table:table-cell>
          <table:table-cell office:value-type="string">
            <text:p>四川中光防雷科技股份有限公司</text:p>
          </table:table-cell>
          <table:table-cell office:value-type="string">
            <text:p>2015-05-13T00:00:00.000+08</text:p>
          </table:table-cell>
          <table:table-cell office:value-type="string">
            <text:p>四川</text:p>
          </table:table-cell>
          <table:table-cell office:value-type="string">
            <text:p>成都市</text:p>
          </table:table-cell>
          <table:table-cell office:value-type="string">
            <text:p>www.zhongguang.com</text:p>
          </table:table-cell>
          <table:table-cell office:value-type="string">
            <text:p>四川省成都高新区西部园区天宇路19号</text:p>
          </table:table-cell>
          <table:table-cell table:number-columns-repeated="2"/>
        </table:table-row>
        <table:table-row table:style-name="ro2">
          <table:table-cell office:value-type="string">
            <text:p>300415</text:p>
          </table:table-cell>
          <table:table-cell office:value-type="string">
            <text:p>伊之密</text:p>
          </table:table-cell>
          <table:table-cell office:value-type="string">
            <text:p>C 制造业</text:p>
          </table:table-cell>
          <table:table-cell office:value-type="string">
            <text:p>广东伊之密精密机械股份有限公司</text:p>
          </table:table-cell>
          <table:table-cell office:value-type="string">
            <text:p>2015-01-23T00:00:00.000+08</text:p>
          </table:table-cell>
          <table:table-cell office:value-type="string">
            <text:p>广东</text:p>
          </table:table-cell>
          <table:table-cell office:value-type="string">
            <text:p>佛山市</text:p>
          </table:table-cell>
          <table:table-cell office:value-type="string">
            <text:p>www.yizumi-group.com</text:p>
          </table:table-cell>
          <table:table-cell office:value-type="string">
            <text:p>广东省佛山市顺德高新区（容桂）科苑三路22号</text:p>
          </table:table-cell>
          <table:table-cell table:number-columns-repeated="2"/>
        </table:table-row>
        <table:table-row table:style-name="ro2">
          <table:table-cell office:value-type="string">
            <text:p>300416</text:p>
          </table:table-cell>
          <table:table-cell office:value-type="string">
            <text:p>苏试试验</text:p>
          </table:table-cell>
          <table:table-cell office:value-type="string">
            <text:p>C 制造业</text:p>
          </table:table-cell>
          <table:table-cell office:value-type="string">
            <text:p>苏州苏试试验仪器股份有限公司</text:p>
          </table:table-cell>
          <table:table-cell office:value-type="string">
            <text:p>2015-01-22T00:00:00.000+08</text:p>
          </table:table-cell>
          <table:table-cell office:value-type="string">
            <text:p>江苏</text:p>
          </table:table-cell>
          <table:table-cell office:value-type="string">
            <text:p>苏州市</text:p>
          </table:table-cell>
          <table:table-cell office:value-type="string">
            <text:p>www.chinasti.com</text:p>
          </table:table-cell>
          <table:table-cell office:value-type="string">
            <text:p>江苏省苏州工业园区中新科技城唯亭镇科峰路18号</text:p>
          </table:table-cell>
          <table:table-cell table:number-columns-repeated="2"/>
        </table:table-row>
        <table:table-row table:style-name="ro2">
          <table:table-cell office:value-type="string">
            <text:p>300417</text:p>
          </table:table-cell>
          <table:table-cell office:value-type="string">
            <text:p>南华仪器</text:p>
          </table:table-cell>
          <table:table-cell office:value-type="string">
            <text:p>C 制造业</text:p>
          </table:table-cell>
          <table:table-cell office:value-type="string">
            <text:p>佛山市南华仪器股份有限公司</text:p>
          </table:table-cell>
          <table:table-cell office:value-type="string">
            <text:p>2015-01-23T00:00:00.000+08</text:p>
          </table:table-cell>
          <table:table-cell office:value-type="string">
            <text:p>广东</text:p>
          </table:table-cell>
          <table:table-cell office:value-type="string">
            <text:p>佛山市</text:p>
          </table:table-cell>
          <table:table-cell office:value-type="string">
            <text:p>www.nanhua.com.cn</text:p>
          </table:table-cell>
          <table:table-cell office:value-type="string">
            <text:p>广东省佛山市南海区桂城街道夏南路59号；广东省佛山市南海区桂城街平胜工业区大马头</text:p>
          </table:table-cell>
          <table:table-cell table:number-columns-repeated="2"/>
        </table:table-row>
        <table:table-row table:style-name="ro2">
          <table:table-cell office:value-type="string">
            <text:p>300418</text:p>
          </table:table-cell>
          <table:table-cell office:value-type="string">
            <text:p>昆仑万维</text:p>
          </table:table-cell>
          <table:table-cell office:value-type="string">
            <text:p>I 信息技术</text:p>
          </table:table-cell>
          <table:table-cell office:value-type="string">
            <text:p>北京昆仑万维科技股份有限公司</text:p>
          </table:table-cell>
          <table:table-cell office:value-type="string">
            <text:p>2015-01-21T00:00:00.000+08</text:p>
          </table:table-cell>
          <table:table-cell office:value-type="string">
            <text:p>北京</text:p>
          </table:table-cell>
          <table:table-cell office:value-type="string">
            <text:p>北京市</text:p>
          </table:table-cell>
          <table:table-cell office:value-type="string">
            <text:p>www.kalends.cn</text:p>
          </table:table-cell>
          <table:table-cell office:value-type="string">
            <text:p>北京市海淀区知春路118号知春大厦B座605E</text:p>
          </table:table-cell>
          <table:table-cell table:number-columns-repeated="2"/>
        </table:table-row>
        <table:table-row table:style-name="ro2">
          <table:table-cell office:value-type="string">
            <text:p>300419</text:p>
          </table:table-cell>
          <table:table-cell office:value-type="string">
            <text:p>浩丰科技</text:p>
          </table:table-cell>
          <table:table-cell office:value-type="string">
            <text:p>I 信息技术</text:p>
          </table:table-cell>
          <table:table-cell office:value-type="string">
            <text:p>北京浩丰创源科技股份有限公司</text:p>
          </table:table-cell>
          <table:table-cell office:value-type="string">
            <text:p>2015-01-22T00:00:00.000+08</text:p>
          </table:table-cell>
          <table:table-cell office:value-type="string">
            <text:p>北京</text:p>
          </table:table-cell>
          <table:table-cell office:value-type="string">
            <text:p>北京市</text:p>
          </table:table-cell>
          <table:table-cell office:value-type="string">
            <text:p>www.interact.net.cn</text:p>
          </table:table-cell>
          <table:table-cell office:value-type="string">
            <text:p>北京市海淀区阜石路甲69号院2号楼5层二单元502</text:p>
          </table:table-cell>
          <table:table-cell table:number-columns-repeated="2"/>
        </table:table-row>
        <table:table-row table:style-name="ro2">
          <table:table-cell office:value-type="string">
            <text:p>300420</text:p>
          </table:table-cell>
          <table:table-cell office:value-type="string">
            <text:p>五洋科技</text:p>
          </table:table-cell>
          <table:table-cell office:value-type="string">
            <text:p>C 制造业</text:p>
          </table:table-cell>
          <table:table-cell office:value-type="string">
            <text:p>徐州五洋科技股份有限公司</text:p>
          </table:table-cell>
          <table:table-cell office:value-type="string">
            <text:p>2015-02-17T00:00:00.000+08</text:p>
          </table:table-cell>
          <table:table-cell office:value-type="string">
            <text:p>江苏</text:p>
          </table:table-cell>
          <table:table-cell office:value-type="string">
            <text:p>徐州市</text:p>
          </table:table-cell>
          <table:table-cell office:value-type="string">
            <text:p>www.wuyangkeji.com</text:p>
          </table:table-cell>
          <table:table-cell office:value-type="string">
            <text:p>江苏省徐州市铜山新区银山路东、珠江路北</text:p>
          </table:table-cell>
          <table:table-cell table:number-columns-repeated="2"/>
        </table:table-row>
        <table:table-row table:style-name="ro2">
          <table:table-cell office:value-type="string">
            <text:p>300421</text:p>
          </table:table-cell>
          <table:table-cell office:value-type="string">
            <text:p>力星股份</text:p>
          </table:table-cell>
          <table:table-cell office:value-type="string">
            <text:p>C 制造业</text:p>
          </table:table-cell>
          <table:table-cell office:value-type="string">
            <text:p>江苏力星通用钢球股份有限公司</text:p>
          </table:table-cell>
          <table:table-cell office:value-type="string">
            <text:p>2015-02-17T00:00:00.000+08</text:p>
          </table:table-cell>
          <table:table-cell office:value-type="string">
            <text:p>江苏</text:p>
          </table:table-cell>
          <table:table-cell office:value-type="string">
            <text:p>南通市</text:p>
          </table:table-cell>
          <table:table-cell office:value-type="string">
            <text:p>www.jgbr.com.cn</text:p>
          </table:table-cell>
          <table:table-cell office:value-type="string">
            <text:p>江苏省如皋市如城镇兴源大道68号</text:p>
          </table:table-cell>
          <table:table-cell table:number-columns-repeated="2"/>
        </table:table-row>
        <table:table-row table:style-name="ro2">
          <table:table-cell office:value-type="string">
            <text:p>300422</text:p>
          </table:table-cell>
          <table:table-cell office:value-type="string">
            <text:p>博世科</text:p>
          </table:table-cell>
          <table:table-cell office:value-type="string">
            <text:p>N 公共环保</text:p>
          </table:table-cell>
          <table:table-cell office:value-type="string">
            <text:p>广西博世科环保科技股份有限公司</text:p>
          </table:table-cell>
          <table:table-cell office:value-type="string">
            <text:p>2015-02-17T00:00:00.000+08</text:p>
          </table:table-cell>
          <table:table-cell office:value-type="string">
            <text:p>广西</text:p>
          </table:table-cell>
          <table:table-cell office:value-type="string">
            <text:p>南宁市</text:p>
          </table:table-cell>
          <table:table-cell office:value-type="string">
            <text:p>www.bossco.cc</text:p>
          </table:table-cell>
          <table:table-cell office:value-type="string">
            <text:p>广西壮族自治区南宁市高新区科兴路12号</text:p>
          </table:table-cell>
          <table:table-cell table:number-columns-repeated="2"/>
        </table:table-row>
        <table:table-row table:style-name="ro2">
          <table:table-cell office:value-type="string">
            <text:p>300423</text:p>
          </table:table-cell>
          <table:table-cell office:value-type="string">
            <text:p>鲁亿通</text:p>
          </table:table-cell>
          <table:table-cell office:value-type="string">
            <text:p>C 制造业</text:p>
          </table:table-cell>
          <table:table-cell office:value-type="string">
            <text:p>山东鲁亿通智能电气股份有限公司</text:p>
          </table:table-cell>
          <table:table-cell office:value-type="string">
            <text:p>2015-02-17T00:00:00.000+08</text:p>
          </table:table-cell>
          <table:table-cell office:value-type="string">
            <text:p>山东</text:p>
          </table:table-cell>
          <table:table-cell office:value-type="string">
            <text:p>烟台市</text:p>
          </table:table-cell>
          <table:table-cell office:value-type="string">
            <text:p>www.luyitong.com</text:p>
          </table:table-cell>
          <table:table-cell office:value-type="string">
            <text:p>山东省莱阳市龙门西路256号</text:p>
          </table:table-cell>
          <table:table-cell table:number-columns-repeated="2"/>
        </table:table-row>
        <table:table-row table:style-name="ro2">
          <table:table-cell office:value-type="string">
            <text:p>300424</text:p>
          </table:table-cell>
          <table:table-cell office:value-type="string">
            <text:p>航新科技</text:p>
          </table:table-cell>
          <table:table-cell office:value-type="string">
            <text:p>C 制造业</text:p>
          </table:table-cell>
          <table:table-cell office:value-type="string">
            <text:p>广州航新航空科技股份有限公司</text:p>
          </table:table-cell>
          <table:table-cell office:value-type="string">
            <text:p>2015-04-22T00:00:00.000+08</text:p>
          </table:table-cell>
          <table:table-cell office:value-type="string">
            <text:p>广东</text:p>
          </table:table-cell>
          <table:table-cell office:value-type="string">
            <text:p>广州市</text:p>
          </table:table-cell>
          <table:table-cell office:value-type="string">
            <text:p>www.hangxin.com</text:p>
          </table:table-cell>
          <table:table-cell office:value-type="string">
            <text:p>广东省广州市经济技术开发区科学城光宝路1号</text:p>
          </table:table-cell>
          <table:table-cell table:number-columns-repeated="2"/>
        </table:table-row>
        <table:table-row table:style-name="ro2">
          <table:table-cell office:value-type="string">
            <text:p>300425</text:p>
          </table:table-cell>
          <table:table-cell office:value-type="string">
            <text:p>环能科技</text:p>
          </table:table-cell>
          <table:table-cell office:value-type="string">
            <text:p>C 制造业</text:p>
          </table:table-cell>
          <table:table-cell office:value-type="string">
            <text:p>环能科技股份有限公司</text:p>
          </table:table-cell>
          <table:table-cell office:value-type="string">
            <text:p>2015-02-16T00:00:00.000+08</text:p>
          </table:table-cell>
          <table:table-cell office:value-type="string">
            <text:p>四川</text:p>
          </table:table-cell>
          <table:table-cell office:value-type="string">
            <text:p>成都市</text:p>
          </table:table-cell>
          <table:table-cell office:value-type="string">
            <text:p>www.scimee.com</text:p>
          </table:table-cell>
          <table:table-cell office:value-type="string">
            <text:p>四川省成都市武侯区兴一路3号</text:p>
          </table:table-cell>
          <table:table-cell table:number-columns-repeated="2"/>
        </table:table-row>
        <table:table-row table:style-name="ro2">
          <table:table-cell office:value-type="string">
            <text:p>300426</text:p>
          </table:table-cell>
          <table:table-cell office:value-type="string">
            <text:p>唐德影视</text:p>
          </table:table-cell>
          <table:table-cell office:value-type="string">
            <text:p>R 文化传播</text:p>
          </table:table-cell>
          <table:table-cell office:value-type="string">
            <text:p>浙江唐德影视股份有限公司</text:p>
          </table:table-cell>
          <table:table-cell office:value-type="string">
            <text:p>2015-02-17T00:00:00.000+08</text:p>
          </table:table-cell>
          <table:table-cell office:value-type="string">
            <text:p>浙江</text:p>
          </table:table-cell>
          <table:table-cell office:value-type="string">
            <text:p>金华市</text:p>
          </table:table-cell>
          <table:table-cell office:value-type="string">
            <text:p>www.tangde.com.cn</text:p>
          </table:table-cell>
          <table:table-cell office:value-type="string">
            <text:p>浙江省横店影视产业实验区C3-028</text:p>
          </table:table-cell>
          <table:table-cell table:number-columns-repeated="2"/>
        </table:table-row>
        <table:table-row table:style-name="ro2">
          <table:table-cell office:value-type="string">
            <text:p>300427</text:p>
          </table:table-cell>
          <table:table-cell office:value-type="string">
            <text:p>红相电力</text:p>
          </table:table-cell>
          <table:table-cell office:value-type="string">
            <text:p>C 制造业</text:p>
          </table:table-cell>
          <table:table-cell office:value-type="string">
            <text:p>厦门红相电力设备股份有限公司</text:p>
          </table:table-cell>
          <table:table-cell office:value-type="string">
            <text:p>2015-02-17T00:00:00.000+08</text:p>
          </table:table-cell>
          <table:table-cell office:value-type="string">
            <text:p>福建</text:p>
          </table:table-cell>
          <table:table-cell office:value-type="string">
            <text:p>厦门市</text:p>
          </table:table-cell>
          <table:table-cell office:value-type="string">
            <text:p>www.redphase.com.cn</text:p>
          </table:table-cell>
          <table:table-cell office:value-type="string">
            <text:p>福建省厦门市思明区南投路3号1002单元之一</text:p>
          </table:table-cell>
          <table:table-cell table:number-columns-repeated="2"/>
        </table:table-row>
        <table:table-row table:style-name="ro2">
          <table:table-cell office:value-type="string">
            <text:p>300428</text:p>
          </table:table-cell>
          <table:table-cell office:value-type="string">
            <text:p>四通新材</text:p>
          </table:table-cell>
          <table:table-cell office:value-type="string">
            <text:p>C 制造业</text:p>
          </table:table-cell>
          <table:table-cell office:value-type="string">
            <text:p>河北四通新型金属材料股份有限公司</text:p>
          </table:table-cell>
          <table:table-cell office:value-type="string">
            <text:p>2015-03-19T00:00:00.000+08</text:p>
          </table:table-cell>
          <table:table-cell office:value-type="string">
            <text:p>河北</text:p>
          </table:table-cell>
          <table:table-cell office:value-type="string">
            <text:p>保定市</text:p>
          </table:table-cell>
          <table:table-cell office:value-type="string">
            <text:p>www.stnm.com.cn</text:p>
          </table:table-cell>
          <table:table-cell office:value-type="string">
            <text:p>河北省保定市清苑县发展西街359号</text:p>
          </table:table-cell>
          <table:table-cell table:number-columns-repeated="2"/>
        </table:table-row>
        <table:table-row table:style-name="ro2">
          <table:table-cell office:value-type="string">
            <text:p>300429</text:p>
          </table:table-cell>
          <table:table-cell office:value-type="string">
            <text:p>强力新材</text:p>
          </table:table-cell>
          <table:table-cell office:value-type="string">
            <text:p>C 制造业</text:p>
          </table:table-cell>
          <table:table-cell office:value-type="string">
            <text:p>常州强力电子新材料股份有限公司</text:p>
          </table:table-cell>
          <table:table-cell office:value-type="string">
            <text:p>2015-03-24T00:00:00.000+08</text:p>
          </table:table-cell>
          <table:table-cell office:value-type="string">
            <text:p>江苏</text:p>
          </table:table-cell>
          <table:table-cell office:value-type="string">
            <text:p>常州市</text:p>
          </table:table-cell>
          <table:table-cell office:value-type="string">
            <text:p>www.tronly.com</text:p>
          </table:table-cell>
          <table:table-cell office:value-type="string">
            <text:p>江苏省常州市武进区遥观镇钱家工业园</text:p>
          </table:table-cell>
          <table:table-cell table:number-columns-repeated="2"/>
        </table:table-row>
        <table:table-row table:style-name="ro2">
          <table:table-cell office:value-type="string">
            <text:p>300430</text:p>
          </table:table-cell>
          <table:table-cell office:value-type="string">
            <text:p>诚益通</text:p>
          </table:table-cell>
          <table:table-cell office:value-type="string">
            <text:p>C 制造业</text:p>
          </table:table-cell>
          <table:table-cell office:value-type="string">
            <text:p>北京诚益通控制工程科技股份有限公司</text:p>
          </table:table-cell>
          <table:table-cell office:value-type="string">
            <text:p>2015-03-19T00:00:00.000+08</text:p>
          </table:table-cell>
          <table:table-cell office:value-type="string">
            <text:p>北京</text:p>
          </table:table-cell>
          <table:table-cell office:value-type="string">
            <text:p>北京市</text:p>
          </table:table-cell>
          <table:table-cell office:value-type="string">
            <text:p>www.ctntech.com</text:p>
          </table:table-cell>
          <table:table-cell office:value-type="string">
            <text:p>北京市昌平区科技园区超前路9号B座2172室</text:p>
          </table:table-cell>
          <table:table-cell table:number-columns-repeated="2"/>
        </table:table-row>
        <table:table-row table:style-name="ro2">
          <table:table-cell office:value-type="string">
            <text:p>300431</text:p>
          </table:table-cell>
          <table:table-cell office:value-type="string">
            <text:p>暴风集团</text:p>
          </table:table-cell>
          <table:table-cell office:value-type="string">
            <text:p>I 信息技术</text:p>
          </table:table-cell>
          <table:table-cell office:value-type="string">
            <text:p>暴风集团股份有限公司</text:p>
          </table:table-cell>
          <table:table-cell office:value-type="string">
            <text:p>2015-03-24T00:00:00.000+08</text:p>
          </table:table-cell>
          <table:table-cell office:value-type="string">
            <text:p>北京</text:p>
          </table:table-cell>
          <table:table-cell office:value-type="string">
            <text:p>北京市</text:p>
          </table:table-cell>
          <table:table-cell office:value-type="string">
            <text:p>www.baofeng.com</text:p>
          </table:table-cell>
          <table:table-cell office:value-type="string">
            <text:p>北京市石景山区实兴大街30号院3号楼2层D-1067房间</text:p>
          </table:table-cell>
          <table:table-cell table:number-columns-repeated="2"/>
        </table:table-row>
        <table:table-row table:style-name="ro2">
          <table:table-cell office:value-type="string">
            <text:p>300432</text:p>
          </table:table-cell>
          <table:table-cell office:value-type="string">
            <text:p>富临精工</text:p>
          </table:table-cell>
          <table:table-cell office:value-type="string">
            <text:p>C 制造业</text:p>
          </table:table-cell>
          <table:table-cell office:value-type="string">
            <text:p>绵阳富临精工机械股份有限公司</text:p>
          </table:table-cell>
          <table:table-cell office:value-type="string">
            <text:p>2015-03-19T00:00:00.000+08</text:p>
          </table:table-cell>
          <table:table-cell office:value-type="string">
            <text:p>四川</text:p>
          </table:table-cell>
          <table:table-cell office:value-type="string">
            <text:p>绵阳市</text:p>
          </table:table-cell>
          <table:table-cell office:value-type="string">
            <text:p>www.fulinpm.com</text:p>
          </table:table-cell>
          <table:table-cell office:value-type="string">
            <text:p>四川省绵阳市经开区板桥街268号</text:p>
          </table:table-cell>
          <table:table-cell table:number-columns-repeated="2"/>
        </table:table-row>
        <table:table-row table:style-name="ro2">
          <table:table-cell office:value-type="string">
            <text:p>300433</text:p>
          </table:table-cell>
          <table:table-cell office:value-type="string">
            <text:p>蓝思科技</text:p>
          </table:table-cell>
          <table:table-cell office:value-type="string">
            <text:p>C 制造业</text:p>
          </table:table-cell>
          <table:table-cell office:value-type="string">
            <text:p>蓝思科技股份有限公司</text:p>
          </table:table-cell>
          <table:table-cell office:value-type="string">
            <text:p>2015-03-18T00:00:00.000+08</text:p>
          </table:table-cell>
          <table:table-cell office:value-type="string">
            <text:p>湖南</text:p>
          </table:table-cell>
          <table:table-cell office:value-type="string">
            <text:p>长沙市</text:p>
          </table:table-cell>
          <table:table-cell office:value-type="string">
            <text:p>www.hnlens.com</text:p>
          </table:table-cell>
          <table:table-cell office:value-type="string">
            <text:p>湖南省浏阳生物医药园</text:p>
          </table:table-cell>
          <table:table-cell table:number-columns-repeated="2"/>
        </table:table-row>
        <table:table-row table:style-name="ro2">
          <table:table-cell office:value-type="string">
            <text:p>300434</text:p>
          </table:table-cell>
          <table:table-cell office:value-type="string">
            <text:p>金石东方</text:p>
          </table:table-cell>
          <table:table-cell office:value-type="string">
            <text:p>C 制造业</text:p>
          </table:table-cell>
          <table:table-cell office:value-type="string">
            <text:p>四川金石东方新材料设备股份有限公司</text:p>
          </table:table-cell>
          <table:table-cell office:value-type="string">
            <text:p>2015-04-24T00:00:00.000+08</text:p>
          </table:table-cell>
          <table:table-cell office:value-type="string">
            <text:p>四川</text:p>
          </table:table-cell>
          <table:table-cell office:value-type="string">
            <text:p>成都市</text:p>
          </table:table-cell>
          <table:table-cell office:value-type="string">
            <text:p>www.goldstone-group.com</text:p>
          </table:table-cell>
          <table:table-cell office:value-type="string">
            <text:p>四川省成都市双流县九江镇万家社区</text:p>
          </table:table-cell>
          <table:table-cell table:number-columns-repeated="2"/>
        </table:table-row>
        <table:table-row table:style-name="ro2">
          <table:table-cell office:value-type="string">
            <text:p>300435</text:p>
          </table:table-cell>
          <table:table-cell office:value-type="string">
            <text:p>中泰股份</text:p>
          </table:table-cell>
          <table:table-cell office:value-type="string">
            <text:p>C 制造业</text:p>
          </table:table-cell>
          <table:table-cell office:value-type="string">
            <text:p>杭州中泰深冷技术股份有限公司</text:p>
          </table:table-cell>
          <table:table-cell office:value-type="string">
            <text:p>2015-03-26T00:00:00.000+08</text:p>
          </table:table-cell>
          <table:table-cell office:value-type="string">
            <text:p>浙江</text:p>
          </table:table-cell>
          <table:table-cell office:value-type="string">
            <text:p>杭州市</text:p>
          </table:table-cell>
          <table:table-cell office:value-type="string">
            <text:p>www.zhongtaihangzhou.com</text:p>
          </table:table-cell>
          <table:table-cell office:value-type="string">
            <text:p>浙江省富阳市东洲街道高尔夫路228号</text:p>
          </table:table-cell>
          <table:table-cell table:number-columns-repeated="2"/>
        </table:table-row>
        <table:table-row table:style-name="ro2">
          <table:table-cell office:value-type="string">
            <text:p>300436</text:p>
          </table:table-cell>
          <table:table-cell office:value-type="string">
            <text:p>广生堂</text:p>
          </table:table-cell>
          <table:table-cell office:value-type="string">
            <text:p>C 制造业</text:p>
          </table:table-cell>
          <table:table-cell office:value-type="string">
            <text:p>福建广生堂药业股份有限公司</text:p>
          </table:table-cell>
          <table:table-cell office:value-type="string">
            <text:p>2015-04-22T00:00:00.000+08</text:p>
          </table:table-cell>
          <table:table-cell office:value-type="string">
            <text:p>福建</text:p>
          </table:table-cell>
          <table:table-cell office:value-type="string">
            <text:p>宁德市</text:p>
          </table:table-cell>
          <table:table-cell office:value-type="string">
            <text:p>www.cosunter.com</text:p>
          </table:table-cell>
          <table:table-cell office:value-type="string">
            <text:p>福建省柘荣县东源乡富源工业区</text:p>
          </table:table-cell>
          <table:table-cell table:number-columns-repeated="2"/>
        </table:table-row>
        <table:table-row table:style-name="ro2">
          <table:table-cell office:value-type="string">
            <text:p>300437</text:p>
          </table:table-cell>
          <table:table-cell office:value-type="string">
            <text:p>清水源</text:p>
          </table:table-cell>
          <table:table-cell office:value-type="string">
            <text:p>C 制造业</text:p>
          </table:table-cell>
          <table:table-cell office:value-type="string">
            <text:p>河南清水源科技股份有限公司</text:p>
          </table:table-cell>
          <table:table-cell office:value-type="string">
            <text:p>2015-04-23T00:00:00.000+08</text:p>
          </table:table-cell>
          <table:table-cell office:value-type="string">
            <text:p>河南</text:p>
          </table:table-cell>
          <table:table-cell office:value-type="string">
            <text:p>济源市</text:p>
          </table:table-cell>
          <table:table-cell office:value-type="string">
            <text:p>www.qywt.com.cn</text:p>
          </table:table-cell>
          <table:table-cell office:value-type="string">
            <text:p>河南省济源市轵城镇207国道东侧正兴玉米公司北邻</text:p>
          </table:table-cell>
          <table:table-cell table:number-columns-repeated="2"/>
        </table:table-row>
        <table:table-row table:style-name="ro2">
          <table:table-cell office:value-type="string">
            <text:p>300438</text:p>
          </table:table-cell>
          <table:table-cell office:value-type="string">
            <text:p>鹏辉能源</text:p>
          </table:table-cell>
          <table:table-cell office:value-type="string">
            <text:p>C 制造业</text:p>
          </table:table-cell>
          <table:table-cell office:value-type="string">
            <text:p>广州鹏辉能源科技股份有限公司</text:p>
          </table:table-cell>
          <table:table-cell office:value-type="string">
            <text:p>2015-04-24T00:00:00.000+08</text:p>
          </table:table-cell>
          <table:table-cell office:value-type="string">
            <text:p>广东</text:p>
          </table:table-cell>
          <table:table-cell office:value-type="string">
            <text:p>广州市</text:p>
          </table:table-cell>
          <table:table-cell office:value-type="string">
            <text:p>www.greatpower.net</text:p>
          </table:table-cell>
          <table:table-cell office:value-type="string">
            <text:p>广东省广州市番禺区沙湾镇市良路(西村段)912号</text:p>
          </table:table-cell>
          <table:table-cell table:number-columns-repeated="2"/>
        </table:table-row>
        <table:table-row table:style-name="ro2">
          <table:table-cell office:value-type="string">
            <text:p>300439</text:p>
          </table:table-cell>
          <table:table-cell office:value-type="string">
            <text:p>美康生物</text:p>
          </table:table-cell>
          <table:table-cell office:value-type="string">
            <text:p>C 制造业</text:p>
          </table:table-cell>
          <table:table-cell office:value-type="string">
            <text:p>美康生物科技股份有限公司</text:p>
          </table:table-cell>
          <table:table-cell office:value-type="string">
            <text:p>2015-04-22T00:00:00.000+08</text:p>
          </table:table-cell>
          <table:table-cell office:value-type="string">
            <text:p>浙江</text:p>
          </table:table-cell>
          <table:table-cell office:value-type="string">
            <text:p>宁波市</text:p>
          </table:table-cell>
          <table:table-cell office:value-type="string">
            <text:p>www.nb-medicalsystem.com</text:p>
          </table:table-cell>
          <table:table-cell office:value-type="string">
            <text:p>浙江省宁波市鄞州区启明南路299号</text:p>
          </table:table-cell>
          <table:table-cell table:number-columns-repeated="2"/>
        </table:table-row>
        <table:table-row table:style-name="ro2">
          <table:table-cell office:value-type="string">
            <text:p>300440</text:p>
          </table:table-cell>
          <table:table-cell office:value-type="string">
            <text:p>运达科技</text:p>
          </table:table-cell>
          <table:table-cell office:value-type="string">
            <text:p>I 信息技术</text:p>
          </table:table-cell>
          <table:table-cell office:value-type="string">
            <text:p>成都运达科技股份有限公司</text:p>
          </table:table-cell>
          <table:table-cell office:value-type="string">
            <text:p>2015-04-23T00:00:00.000+08</text:p>
          </table:table-cell>
          <table:table-cell office:value-type="string">
            <text:p>四川</text:p>
          </table:table-cell>
          <table:table-cell office:value-type="string">
            <text:p>成都市</text:p>
          </table:table-cell>
          <table:table-cell office:value-type="string">
            <text:p>www.yd-tec.com</text:p>
          </table:table-cell>
          <table:table-cell office:value-type="string">
            <text:p>四川省成都高新区新达路11号</text:p>
          </table:table-cell>
          <table:table-cell table:number-columns-repeated="2"/>
        </table:table-row>
        <table:table-row table:style-name="ro2">
          <table:table-cell office:value-type="string">
            <text:p>300441</text:p>
          </table:table-cell>
          <table:table-cell office:value-type="string">
            <text:p>鲍斯股份</text:p>
          </table:table-cell>
          <table:table-cell office:value-type="string">
            <text:p>C 制造业</text:p>
          </table:table-cell>
          <table:table-cell office:value-type="string">
            <text:p>宁波鲍斯能源装备股份有限公司</text:p>
          </table:table-cell>
          <table:table-cell office:value-type="string">
            <text:p>2015-04-23T00:00:00.000+08</text:p>
          </table:table-cell>
          <table:table-cell office:value-type="string">
            <text:p>浙江</text:p>
          </table:table-cell>
          <table:table-cell office:value-type="string">
            <text:p>宁波市</text:p>
          </table:table-cell>
          <table:table-cell office:value-type="string">
            <text:p>www.cnbaosi.com</text:p>
          </table:table-cell>
          <table:table-cell office:value-type="string">
            <text:p>浙江省奉化市西坞街道尚桥路18号</text:p>
          </table:table-cell>
          <table:table-cell table:number-columns-repeated="2"/>
        </table:table-row>
        <table:table-row table:style-name="ro2">
          <table:table-cell office:value-type="string">
            <text:p>300442</text:p>
          </table:table-cell>
          <table:table-cell office:value-type="string">
            <text:p>普丽盛</text:p>
          </table:table-cell>
          <table:table-cell office:value-type="string">
            <text:p>C 制造业</text:p>
          </table:table-cell>
          <table:table-cell office:value-type="string">
            <text:p>上海普丽盛包装股份有限公司</text:p>
          </table:table-cell>
          <table:table-cell office:value-type="string">
            <text:p>2015-04-24T00:00:00.000+08</text:p>
          </table:table-cell>
          <table:table-cell office:value-type="string">
            <text:p>上海</text:p>
          </table:table-cell>
          <table:table-cell office:value-type="string">
            <text:p>上海市</text:p>
          </table:table-cell>
          <table:table-cell office:value-type="string">
            <text:p>www.cn-pls.com</text:p>
          </table:table-cell>
          <table:table-cell office:value-type="string">
            <text:p>上海市金山区张堰镇金张支路84号26幢</text:p>
          </table:table-cell>
          <table:table-cell table:number-columns-repeated="2"/>
        </table:table-row>
        <table:table-row table:style-name="ro2">
          <table:table-cell office:value-type="string">
            <text:p>300443</text:p>
          </table:table-cell>
          <table:table-cell office:value-type="string">
            <text:p>金雷风电</text:p>
          </table:table-cell>
          <table:table-cell office:value-type="string">
            <text:p>C 制造业</text:p>
          </table:table-cell>
          <table:table-cell office:value-type="string">
            <text:p>山东莱芜金雷风电科技股份有限公司</text:p>
          </table:table-cell>
          <table:table-cell office:value-type="string">
            <text:p>2015-04-22T00:00:00.000+08</text:p>
          </table:table-cell>
          <table:table-cell office:value-type="string">
            <text:p>山东</text:p>
          </table:table-cell>
          <table:table-cell office:value-type="string">
            <text:p>莱芜市</text:p>
          </table:table-cell>
          <table:table-cell office:value-type="string">
            <text:p>www.jinleiwind.com</text:p>
          </table:table-cell>
          <table:table-cell office:value-type="string">
            <text:p>山东省莱芜市钢城区里辛镇张家岭村</text:p>
          </table:table-cell>
          <table:table-cell table:number-columns-repeated="2"/>
        </table:table-row>
        <table:table-row table:style-name="ro2">
          <table:table-cell office:value-type="string">
            <text:p>300444</text:p>
          </table:table-cell>
          <table:table-cell office:value-type="string">
            <text:p>双杰电气</text:p>
          </table:table-cell>
          <table:table-cell office:value-type="string">
            <text:p>C 制造业</text:p>
          </table:table-cell>
          <table:table-cell office:value-type="string">
            <text:p>北京双杰电气股份有限公司</text:p>
          </table:table-cell>
          <table:table-cell office:value-type="string">
            <text:p>2015-04-23T00:00:00.000+08</text:p>
          </table:table-cell>
          <table:table-cell office:value-type="string">
            <text:p>北京</text:p>
          </table:table-cell>
          <table:table-cell office:value-type="string">
            <text:p>北京市</text:p>
          </table:table-cell>
          <table:table-cell office:value-type="string">
            <text:p>www.sojoline.com</text:p>
          </table:table-cell>
          <table:table-cell office:value-type="string">
            <text:p>北京市海淀区上地三街9号D座1111</text:p>
          </table:table-cell>
          <table:table-cell table:number-columns-repeated="2"/>
        </table:table-row>
        <table:table-row table:style-name="ro2">
          <table:table-cell office:value-type="string">
            <text:p>300445</text:p>
          </table:table-cell>
          <table:table-cell office:value-type="string">
            <text:p>康斯特</text:p>
          </table:table-cell>
          <table:table-cell office:value-type="string">
            <text:p>C 制造业</text:p>
          </table:table-cell>
          <table:table-cell office:value-type="string">
            <text:p>北京康斯特仪表科技股份有限公司</text:p>
          </table:table-cell>
          <table:table-cell office:value-type="string">
            <text:p>2015-04-24T00:00:00.000+08</text:p>
          </table:table-cell>
          <table:table-cell office:value-type="string">
            <text:p>北京</text:p>
          </table:table-cell>
          <table:table-cell office:value-type="string">
            <text:p>北京市</text:p>
          </table:table-cell>
          <table:table-cell office:value-type="string">
            <text:p>www.constgroup.com</text:p>
          </table:table-cell>
          <table:table-cell office:value-type="string">
            <text:p>北京市海淀区丰秀中路3号院5号楼</text:p>
          </table:table-cell>
          <table:table-cell table:number-columns-repeated="2"/>
        </table:table-row>
        <table:table-row table:style-name="ro2">
          <table:table-cell office:value-type="string">
            <text:p>300446</text:p>
          </table:table-cell>
          <table:table-cell office:value-type="string">
            <text:p>乐凯新材</text:p>
          </table:table-cell>
          <table:table-cell office:value-type="string">
            <text:p>C 制造业</text:p>
          </table:table-cell>
          <table:table-cell office:value-type="string">
            <text:p>保定乐凯新材料股份有限公司</text:p>
          </table:table-cell>
          <table:table-cell office:value-type="string">
            <text:p>2015-04-23T00:00:00.000+08</text:p>
          </table:table-cell>
          <table:table-cell office:value-type="string">
            <text:p>河北</text:p>
          </table:table-cell>
          <table:table-cell office:value-type="string">
            <text:p>保定市</text:p>
          </table:table-cell>
          <table:table-cell office:value-type="string">
            <text:p>maginfo.luckyfilm.com.cn</text:p>
          </table:table-cell>
          <table:table-cell office:value-type="string">
            <text:p>河北省保定市和润路569号</text:p>
          </table:table-cell>
          <table:table-cell table:number-columns-repeated="2"/>
        </table:table-row>
        <table:table-row table:style-name="ro2">
          <table:table-cell office:value-type="string">
            <text:p>300447</text:p>
          </table:table-cell>
          <table:table-cell office:value-type="string">
            <text:p>全信股份</text:p>
          </table:table-cell>
          <table:table-cell office:value-type="string">
            <text:p>C 制造业</text:p>
          </table:table-cell>
          <table:table-cell office:value-type="string">
            <text:p>南京全信传输科技股份有限公司</text:p>
          </table:table-cell>
          <table:table-cell office:value-type="string">
            <text:p>2015-04-22T00:00:00.000+08</text:p>
          </table:table-cell>
          <table:table-cell office:value-type="string">
            <text:p>江苏</text:p>
          </table:table-cell>
          <table:table-cell office:value-type="string">
            <text:p>南京市</text:p>
          </table:table-cell>
          <table:table-cell office:value-type="string">
            <text:p>www.qx-kj.com</text:p>
          </table:table-cell>
          <table:table-cell office:value-type="string">
            <text:p>江苏省南京市鼓楼区汉中门大街301号01幢12层</text:p>
          </table:table-cell>
          <table:table-cell table:number-columns-repeated="2"/>
        </table:table-row>
        <table:table-row table:style-name="ro2">
          <table:table-cell office:value-type="string">
            <text:p>300448</text:p>
          </table:table-cell>
          <table:table-cell office:value-type="string">
            <text:p>浩云科技</text:p>
          </table:table-cell>
          <table:table-cell office:value-type="string">
            <text:p>I 信息技术</text:p>
          </table:table-cell>
          <table:table-cell office:value-type="string">
            <text:p>浩云科技股份有限公司</text:p>
          </table:table-cell>
          <table:table-cell office:value-type="string">
            <text:p>2015-04-24T00:00:00.000+08</text:p>
          </table:table-cell>
          <table:table-cell office:value-type="string">
            <text:p>广东</text:p>
          </table:table-cell>
          <table:table-cell office:value-type="string">
            <text:p>广州市</text:p>
          </table:table-cell>
          <table:table-cell office:value-type="string">
            <text:p>www.haoyuntech.com</text:p>
          </table:table-cell>
          <table:table-cell office:value-type="string">
            <text:p>广东省广州市番禺区东环街番禺大道北555号天安总部中心2号楼2201</text:p>
          </table:table-cell>
          <table:table-cell table:number-columns-repeated="2"/>
        </table:table-row>
        <table:table-row table:style-name="ro2">
          <table:table-cell office:value-type="string">
            <text:p>300449</text:p>
          </table:table-cell>
          <table:table-cell office:value-type="string">
            <text:p>汉邦高科</text:p>
          </table:table-cell>
          <table:table-cell office:value-type="string">
            <text:p>C 制造业</text:p>
          </table:table-cell>
          <table:table-cell office:value-type="string">
            <text:p>北京汉邦高科数字技术股份有限公司</text:p>
          </table:table-cell>
          <table:table-cell office:value-type="string">
            <text:p>2015-04-22T00:00:00.000+08</text:p>
          </table:table-cell>
          <table:table-cell office:value-type="string">
            <text:p>北京</text:p>
          </table:table-cell>
          <table:table-cell office:value-type="string">
            <text:p>北京市</text:p>
          </table:table-cell>
          <table:table-cell office:value-type="string">
            <text:p>www.hbgk.net</text:p>
          </table:table-cell>
          <table:table-cell office:value-type="string">
            <text:p>北京市海淀区长春桥路11号4号楼裙房四层南侧1-12号房间</text:p>
          </table:table-cell>
          <table:table-cell table:number-columns-repeated="2"/>
        </table:table-row>
        <table:table-row table:style-name="ro2">
          <table:table-cell office:value-type="string">
            <text:p>300450</text:p>
          </table:table-cell>
          <table:table-cell office:value-type="string">
            <text:p>先导智能</text:p>
          </table:table-cell>
          <table:table-cell office:value-type="string">
            <text:p>C 制造业</text:p>
          </table:table-cell>
          <table:table-cell office:value-type="string">
            <text:p>无锡先导智能装备股份有限公司</text:p>
          </table:table-cell>
          <table:table-cell office:value-type="string">
            <text:p>2015-05-18T00:00:00.000+08</text:p>
          </table:table-cell>
          <table:table-cell office:value-type="string">
            <text:p>江苏</text:p>
          </table:table-cell>
          <table:table-cell office:value-type="string">
            <text:p>无锡市</text:p>
          </table:table-cell>
          <table:table-cell office:value-type="string">
            <text:p>www.leadchina.cn</text:p>
          </table:table-cell>
          <table:table-cell office:value-type="string">
            <text:p>江苏省无锡国家高新技术产业开发区新锡路20号</text:p>
          </table:table-cell>
          <table:table-cell table:number-columns-repeated="2"/>
        </table:table-row>
        <table:table-row table:style-name="ro2">
          <table:table-cell office:value-type="string">
            <text:p>300451</text:p>
          </table:table-cell>
          <table:table-cell office:value-type="string">
            <text:p>创业软件</text:p>
          </table:table-cell>
          <table:table-cell office:value-type="string">
            <text:p>I 信息技术</text:p>
          </table:table-cell>
          <table:table-cell office:value-type="string">
            <text:p>创业软件股份有限公司</text:p>
          </table:table-cell>
          <table:table-cell office:value-type="string">
            <text:p>2015-05-14T00:00:00.000+08</text:p>
          </table:table-cell>
          <table:table-cell office:value-type="string">
            <text:p>浙江</text:p>
          </table:table-cell>
          <table:table-cell office:value-type="string">
            <text:p>杭州市</text:p>
          </table:table-cell>
          <table:table-cell office:value-type="string">
            <text:p>www.bsoft.com.cn</text:p>
          </table:table-cell>
          <table:table-cell office:value-type="string">
            <text:p>浙江省杭州市滨江区长河街道越达巷92号创业智慧大厦五楼</text:p>
          </table:table-cell>
          <table:table-cell table:number-columns-repeated="2"/>
        </table:table-row>
        <table:table-row table:style-name="ro2">
          <table:table-cell office:value-type="string">
            <text:p>300452</text:p>
          </table:table-cell>
          <table:table-cell office:value-type="string">
            <text:p>山河药辅</text:p>
          </table:table-cell>
          <table:table-cell office:value-type="string">
            <text:p>C 制造业</text:p>
          </table:table-cell>
          <table:table-cell office:value-type="string">
            <text:p>安徽山河药用辅料股份有限公司</text:p>
          </table:table-cell>
          <table:table-cell office:value-type="string">
            <text:p>2015-05-15T00:00:00.000+08</text:p>
          </table:table-cell>
          <table:table-cell office:value-type="string">
            <text:p>安徽</text:p>
          </table:table-cell>
          <table:table-cell office:value-type="string">
            <text:p>淮南市</text:p>
          </table:table-cell>
          <table:table-cell office:value-type="string">
            <text:p>www.shanhe01.com</text:p>
          </table:table-cell>
          <table:table-cell office:value-type="string">
            <text:p>安徽省淮南经济技术开发区</text:p>
          </table:table-cell>
          <table:table-cell table:number-columns-repeated="2"/>
        </table:table-row>
        <table:table-row table:style-name="ro2">
          <table:table-cell office:value-type="string">
            <text:p>300453</text:p>
          </table:table-cell>
          <table:table-cell office:value-type="string">
            <text:p>三鑫医疗</text:p>
          </table:table-cell>
          <table:table-cell office:value-type="string">
            <text:p>C 制造业</text:p>
          </table:table-cell>
          <table:table-cell office:value-type="string">
            <text:p>江西三鑫医疗科技股份有限公司</text:p>
          </table:table-cell>
          <table:table-cell office:value-type="string">
            <text:p>2015-05-15T00:00:00.000+08</text:p>
          </table:table-cell>
          <table:table-cell office:value-type="string">
            <text:p>江西</text:p>
          </table:table-cell>
          <table:table-cell office:value-type="string">
            <text:p>南昌市</text:p>
          </table:table-cell>
          <table:table-cell office:value-type="string">
            <text:p>www.sanxin-med.com</text:p>
          </table:table-cell>
          <table:table-cell office:value-type="string">
            <text:p>江西省南昌市南昌县小蓝经济开发区富山大道999号</text:p>
          </table:table-cell>
          <table:table-cell table:number-columns-repeated="2"/>
        </table:table-row>
        <table:table-row table:style-name="ro2">
          <table:table-cell office:value-type="string">
            <text:p>300455</text:p>
          </table:table-cell>
          <table:table-cell office:value-type="string">
            <text:p>康拓红外</text:p>
          </table:table-cell>
          <table:table-cell office:value-type="string">
            <text:p>C 制造业</text:p>
          </table:table-cell>
          <table:table-cell office:value-type="string">
            <text:p>北京康拓红外技术股份有限公司</text:p>
          </table:table-cell>
          <table:table-cell office:value-type="string">
            <text:p>2015-05-15T00:00:00.000+08</text:p>
          </table:table-cell>
          <table:table-cell office:value-type="string">
            <text:p>北京</text:p>
          </table:table-cell>
          <table:table-cell office:value-type="string">
            <text:p>北京市</text:p>
          </table:table-cell>
          <table:table-cell office:value-type="string">
            <text:p>www.cchbds.com.cn</text:p>
          </table:table-cell>
          <table:table-cell office:value-type="string">
            <text:p>北京市海淀区知春路61号9层</text:p>
          </table:table-cell>
          <table:table-cell table:number-columns-repeated="2"/>
        </table:table-row>
        <table:table-row table:style-name="ro2">
          <table:table-cell office:value-type="string">
            <text:p>300456</text:p>
          </table:table-cell>
          <table:table-cell office:value-type="string">
            <text:p>耐威科技</text:p>
          </table:table-cell>
          <table:table-cell office:value-type="string">
            <text:p>C 制造业</text:p>
          </table:table-cell>
          <table:table-cell office:value-type="string">
            <text:p>北京耐威科技股份有限公司</text:p>
          </table:table-cell>
          <table:table-cell office:value-type="string">
            <text:p>2015-05-14T00:00:00.000+08</text:p>
          </table:table-cell>
          <table:table-cell office:value-type="string">
            <text:p>北京</text:p>
          </table:table-cell>
          <table:table-cell office:value-type="string">
            <text:p>北京市</text:p>
          </table:table-cell>
          <table:table-cell office:value-type="string">
            <text:p>www.navgnss.com</text:p>
          </table:table-cell>
          <table:table-cell office:value-type="string">
            <text:p>北京市西城区裕民路18号北环中心A座2607室（德胜园区）</text:p>
          </table:table-cell>
          <table:table-cell table:number-columns-repeated="2"/>
        </table:table-row>
        <table:table-row table:style-name="ro2">
          <table:table-cell office:value-type="string">
            <text:p>300457</text:p>
          </table:table-cell>
          <table:table-cell office:value-type="string">
            <text:p>赢合科技</text:p>
          </table:table-cell>
          <table:table-cell office:value-type="string">
            <text:p>C 制造业</text:p>
          </table:table-cell>
          <table:table-cell office:value-type="string">
            <text:p>深圳市赢合科技股份有限公司</text:p>
          </table:table-cell>
          <table:table-cell office:value-type="string">
            <text:p>2015-05-14T00:00:00.000+08</text:p>
          </table:table-cell>
          <table:table-cell office:value-type="string">
            <text:p>广东</text:p>
          </table:table-cell>
          <table:table-cell office:value-type="string">
            <text:p>深圳市</text:p>
          </table:table-cell>
          <table:table-cell office:value-type="string">
            <text:p>www.yhwins.com/cn</text:p>
          </table:table-cell>
          <table:table-cell office:value-type="string">
            <text:p>广东省深圳市龙华新区龙华街道和平东路港之龙科技园科技孵化中心5楼E、I区</text:p>
          </table:table-cell>
          <table:table-cell table:number-columns-repeated="2"/>
        </table:table-row>
        <table:table-row table:style-name="ro2">
          <table:table-cell office:value-type="string">
            <text:p>300458</text:p>
          </table:table-cell>
          <table:table-cell office:value-type="string">
            <text:p>全志科技</text:p>
          </table:table-cell>
          <table:table-cell office:value-type="string">
            <text:p>C 制造业</text:p>
          </table:table-cell>
          <table:table-cell office:value-type="string">
            <text:p>珠海全志科技股份有限公司</text:p>
          </table:table-cell>
          <table:table-cell office:value-type="string">
            <text:p>2015-05-15T00:00:00.000+08</text:p>
          </table:table-cell>
          <table:table-cell office:value-type="string">
            <text:p>广东</text:p>
          </table:table-cell>
          <table:table-cell office:value-type="string">
            <text:p>珠海市</text:p>
          </table:table-cell>
          <table:table-cell office:value-type="string">
            <text:p>www.allwinnertech.com</text:p>
          </table:table-cell>
          <table:table-cell office:value-type="string">
            <text:p>广东省珠海市高新区唐家湾镇科技二路9号</text:p>
          </table:table-cell>
          <table:table-cell table:number-columns-repeated="2"/>
        </table:table-row>
        <table:table-row table:style-name="ro2">
          <table:table-cell office:value-type="string">
            <text:p>300459</text:p>
          </table:table-cell>
          <table:table-cell office:value-type="string">
            <text:p>金科娱乐</text:p>
          </table:table-cell>
          <table:table-cell office:value-type="string">
            <text:p>C 制造业</text:p>
          </table:table-cell>
          <table:table-cell office:value-type="string">
            <text:p>浙江金科娱乐文化股份有限公司</text:p>
          </table:table-cell>
          <table:table-cell office:value-type="string">
            <text:p>2015-05-15T00:00:00.000+08</text:p>
          </table:table-cell>
          <table:table-cell office:value-type="string">
            <text:p>浙江</text:p>
          </table:table-cell>
          <table:table-cell office:value-type="string">
            <text:p>杭州市</text:p>
          </table:table-cell>
          <table:table-cell office:value-type="string">
            <text:p>www.jkyule.com</text:p>
          </table:table-cell>
          <table:table-cell office:value-type="string">
            <text:p>浙江省杭州湾上虞经济技术开发区</text:p>
          </table:table-cell>
          <table:table-cell table:number-columns-repeated="2"/>
        </table:table-row>
        <table:table-row table:style-name="ro2">
          <table:table-cell office:value-type="string">
            <text:p>300460</text:p>
          </table:table-cell>
          <table:table-cell office:value-type="string">
            <text:p>惠伦晶体</text:p>
          </table:table-cell>
          <table:table-cell office:value-type="string">
            <text:p>C 制造业</text:p>
          </table:table-cell>
          <table:table-cell office:value-type="string">
            <text:p>广东惠伦晶体科技股份有限公司</text:p>
          </table:table-cell>
          <table:table-cell office:value-type="string">
            <text:p>2015-05-15T00:00:00.000+08</text:p>
          </table:table-cell>
          <table:table-cell office:value-type="string">
            <text:p>广东</text:p>
          </table:table-cell>
          <table:table-cell office:value-type="string">
            <text:p>东莞市</text:p>
          </table:table-cell>
          <table:table-cell office:value-type="string">
            <text:p>www.dgylec.com</text:p>
          </table:table-cell>
          <table:table-cell office:value-type="string">
            <text:p>广东省东莞市黄江镇东环路鸡啼岗段36号</text:p>
          </table:table-cell>
          <table:table-cell table:number-columns-repeated="2"/>
        </table:table-row>
        <table:table-row table:style-name="ro2">
          <table:table-cell office:value-type="string">
            <text:p>300461</text:p>
          </table:table-cell>
          <table:table-cell office:value-type="string">
            <text:p>田中精机</text:p>
          </table:table-cell>
          <table:table-cell office:value-type="string">
            <text:p>C 制造业</text:p>
          </table:table-cell>
          <table:table-cell office:value-type="string">
            <text:p>浙江田中精机股份有限公司</text:p>
          </table:table-cell>
          <table:table-cell office:value-type="string">
            <text:p>2015-05-19T00:00:00.000+08</text:p>
          </table:table-cell>
          <table:table-cell office:value-type="string">
            <text:p>浙江</text:p>
          </table:table-cell>
          <table:table-cell office:value-type="string">
            <text:p>嘉兴市</text:p>
          </table:table-cell>
          <table:table-cell office:value-type="string">
            <text:p>www.tanac.com.cn</text:p>
          </table:table-cell>
          <table:table-cell office:value-type="string">
            <text:p>浙江省嘉善县姚庄镇新景路398号</text:p>
          </table:table-cell>
          <table:table-cell table:number-columns-repeated="2"/>
        </table:table-row>
        <table:table-row table:style-name="ro2">
          <table:table-cell office:value-type="string">
            <text:p>300462</text:p>
          </table:table-cell>
          <table:table-cell office:value-type="string">
            <text:p>华铭智能</text:p>
          </table:table-cell>
          <table:table-cell office:value-type="string">
            <text:p>C 制造业</text:p>
          </table:table-cell>
          <table:table-cell office:value-type="string">
            <text:p>上海华铭智能终端设备股份有限公司</text:p>
          </table:table-cell>
          <table:table-cell office:value-type="string">
            <text:p>2015-05-27T00:00:00.000+08</text:p>
          </table:table-cell>
          <table:table-cell office:value-type="string">
            <text:p>上海</text:p>
          </table:table-cell>
          <table:table-cell office:value-type="string">
            <text:p>上海市</text:p>
          </table:table-cell>
          <table:table-cell office:value-type="string">
            <text:p>www.hmmachine.com</text:p>
          </table:table-cell>
          <table:table-cell office:value-type="string">
            <text:p>上海市松江区茸北工业区施惠路北侧</text:p>
          </table:table-cell>
          <table:table-cell table:number-columns-repeated="2"/>
        </table:table-row>
        <table:table-row table:style-name="ro2">
          <table:table-cell office:value-type="string">
            <text:p>300463</text:p>
          </table:table-cell>
          <table:table-cell office:value-type="string">
            <text:p>迈克生物</text:p>
          </table:table-cell>
          <table:table-cell office:value-type="string">
            <text:p>C 制造业</text:p>
          </table:table-cell>
          <table:table-cell office:value-type="string">
            <text:p>迈克生物股份有限公司</text:p>
          </table:table-cell>
          <table:table-cell office:value-type="string">
            <text:p>2015-05-28T00:00:00.000+08</text:p>
          </table:table-cell>
          <table:table-cell office:value-type="string">
            <text:p>四川</text:p>
          </table:table-cell>
          <table:table-cell office:value-type="string">
            <text:p>成都市</text:p>
          </table:table-cell>
          <table:table-cell office:value-type="string">
            <text:p>www.makerbio.com</text:p>
          </table:table-cell>
          <table:table-cell office:value-type="string">
            <text:p>四川省成都市高新区百川路16号</text:p>
          </table:table-cell>
          <table:table-cell table:number-columns-repeated="2"/>
        </table:table-row>
        <table:table-row table:style-name="ro2">
          <table:table-cell office:value-type="string">
            <text:p>300464</text:p>
          </table:table-cell>
          <table:table-cell office:value-type="string">
            <text:p>星徽精密</text:p>
          </table:table-cell>
          <table:table-cell office:value-type="string">
            <text:p>C 制造业</text:p>
          </table:table-cell>
          <table:table-cell office:value-type="string">
            <text:p>广东星徽精密制造股份有限公司</text:p>
          </table:table-cell>
          <table:table-cell office:value-type="string">
            <text:p>2015-06-10T00:00:00.000+08</text:p>
          </table:table-cell>
          <table:table-cell office:value-type="string">
            <text:p>广东</text:p>
          </table:table-cell>
          <table:table-cell office:value-type="string">
            <text:p>佛山市</text:p>
          </table:table-cell>
          <table:table-cell office:value-type="string">
            <text:p>www.sh-abc.cn</text:p>
          </table:table-cell>
          <table:table-cell office:value-type="string">
            <text:p>广东省佛山市顺德区北滘镇工业园兴业路7号</text:p>
          </table:table-cell>
          <table:table-cell table:number-columns-repeated="2"/>
        </table:table-row>
        <table:table-row table:style-name="ro2">
          <table:table-cell office:value-type="string">
            <text:p>300465</text:p>
          </table:table-cell>
          <table:table-cell office:value-type="string">
            <text:p>高伟达</text:p>
          </table:table-cell>
          <table:table-cell office:value-type="string">
            <text:p>I 信息技术</text:p>
          </table:table-cell>
          <table:table-cell office:value-type="string">
            <text:p>高伟达软件股份有限公司</text:p>
          </table:table-cell>
          <table:table-cell office:value-type="string">
            <text:p>2015-05-28T00:00:00.000+08</text:p>
          </table:table-cell>
          <table:table-cell office:value-type="string">
            <text:p>北京</text:p>
          </table:table-cell>
          <table:table-cell office:value-type="string">
            <text:p>北京市</text:p>
          </table:table-cell>
          <table:table-cell office:value-type="string">
            <text:p>www.git.com.cn</text:p>
          </table:table-cell>
          <table:table-cell office:value-type="string">
            <text:p>北京市海淀区大慧寺8号北区20栋604房间</text:p>
          </table:table-cell>
          <table:table-cell table:number-columns-repeated="2"/>
        </table:table-row>
        <table:table-row table:style-name="ro2">
          <table:table-cell office:value-type="string">
            <text:p>300466</text:p>
          </table:table-cell>
          <table:table-cell office:value-type="string">
            <text:p>赛摩电气</text:p>
          </table:table-cell>
          <table:table-cell office:value-type="string">
            <text:p>C 制造业</text:p>
          </table:table-cell>
          <table:table-cell office:value-type="string">
            <text:p>赛摩电气股份有限公司</text:p>
          </table:table-cell>
          <table:table-cell office:value-type="string">
            <text:p>2015-05-28T00:00:00.000+08</text:p>
          </table:table-cell>
          <table:table-cell office:value-type="string">
            <text:p>江苏</text:p>
          </table:table-cell>
          <table:table-cell office:value-type="string">
            <text:p>徐州市</text:p>
          </table:table-cell>
          <table:table-cell office:value-type="string">
            <text:p>www.saimo.cn</text:p>
          </table:table-cell>
          <table:table-cell office:value-type="string">
            <text:p>江苏省徐州经济开发区螺山2号</text:p>
          </table:table-cell>
          <table:table-cell table:number-columns-repeated="2"/>
        </table:table-row>
        <table:table-row table:style-name="ro2">
          <table:table-cell office:value-type="string">
            <text:p>300467</text:p>
          </table:table-cell>
          <table:table-cell office:value-type="string">
            <text:p>迅游科技</text:p>
          </table:table-cell>
          <table:table-cell office:value-type="string">
            <text:p>I 信息技术</text:p>
          </table:table-cell>
          <table:table-cell office:value-type="string">
            <text:p>四川迅游网络科技股份有限公司</text:p>
          </table:table-cell>
          <table:table-cell office:value-type="string">
            <text:p>2015-05-27T00:00:00.000+08</text:p>
          </table:table-cell>
          <table:table-cell office:value-type="string">
            <text:p>四川</text:p>
          </table:table-cell>
          <table:table-cell office:value-type="string">
            <text:p>成都市</text:p>
          </table:table-cell>
          <table:table-cell office:value-type="string">
            <text:p>www.xunyou.com</text:p>
          </table:table-cell>
          <table:table-cell office:value-type="string">
            <text:p>四川省成都高新区世纪城南路599号7栋6、7层</text:p>
          </table:table-cell>
          <table:table-cell table:number-columns-repeated="2"/>
        </table:table-row>
        <table:table-row table:style-name="ro2">
          <table:table-cell office:value-type="string">
            <text:p>300468</text:p>
          </table:table-cell>
          <table:table-cell office:value-type="string">
            <text:p>四方精创</text:p>
          </table:table-cell>
          <table:table-cell office:value-type="string">
            <text:p>I 信息技术</text:p>
          </table:table-cell>
          <table:table-cell office:value-type="string">
            <text:p>深圳四方精创资讯股份有限公司</text:p>
          </table:table-cell>
          <table:table-cell office:value-type="string">
            <text:p>2015-05-27T00:00:00.000+08</text:p>
          </table:table-cell>
          <table:table-cell office:value-type="string">
            <text:p>广东</text:p>
          </table:table-cell>
          <table:table-cell office:value-type="string">
            <text:p>深圳市</text:p>
          </table:table-cell>
          <table:table-cell office:value-type="string">
            <text:p>www.formssi.com</text:p>
          </table:table-cell>
          <table:table-cell office:value-type="string">
            <text:p>广东省深圳市南山区科技中二路深圳软件园12#楼402</text:p>
          </table:table-cell>
          <table:table-cell table:number-columns-repeated="2"/>
        </table:table-row>
        <table:table-row table:style-name="ro2">
          <table:table-cell office:value-type="string">
            <text:p>300469</text:p>
          </table:table-cell>
          <table:table-cell office:value-type="string">
            <text:p>信息发展</text:p>
          </table:table-cell>
          <table:table-cell office:value-type="string">
            <text:p>I 信息技术</text:p>
          </table:table-cell>
          <table:table-cell office:value-type="string">
            <text:p>上海中信信息发展股份有限公司</text:p>
          </table:table-cell>
          <table:table-cell office:value-type="string">
            <text:p>2015-06-11T00:00:00.000+08</text:p>
          </table:table-cell>
          <table:table-cell office:value-type="string">
            <text:p>上海</text:p>
          </table:table-cell>
          <table:table-cell office:value-type="string">
            <text:p>上海市</text:p>
          </table:table-cell>
          <table:table-cell office:value-type="string">
            <text:p>www.cesgroup.com.cn</text:p>
          </table:table-cell>
          <table:table-cell office:value-type="string">
            <text:p>上海市静安区昌平路710号302室</text:p>
          </table:table-cell>
          <table:table-cell table:number-columns-repeated="2"/>
        </table:table-row>
        <table:table-row table:style-name="ro2">
          <table:table-cell office:value-type="string">
            <text:p>300470</text:p>
          </table:table-cell>
          <table:table-cell office:value-type="string">
            <text:p>日机密封</text:p>
          </table:table-cell>
          <table:table-cell office:value-type="string">
            <text:p>C 制造业</text:p>
          </table:table-cell>
          <table:table-cell office:value-type="string">
            <text:p>四川日机密封件股份有限公司</text:p>
          </table:table-cell>
          <table:table-cell office:value-type="string">
            <text:p>2015-06-12T00:00:00.000+08</text:p>
          </table:table-cell>
          <table:table-cell office:value-type="string">
            <text:p>四川</text:p>
          </table:table-cell>
          <table:table-cell office:value-type="string">
            <text:p>成都市</text:p>
          </table:table-cell>
          <table:table-cell office:value-type="string">
            <text:p>www.sns-china.com</text:p>
          </table:table-cell>
          <table:table-cell office:value-type="string">
            <text:p>四川省成都市武侯区武科西四路八号</text:p>
          </table:table-cell>
          <table:table-cell table:number-columns-repeated="2"/>
        </table:table-row>
        <table:table-row table:style-name="ro2">
          <table:table-cell office:value-type="string">
            <text:p>300471</text:p>
          </table:table-cell>
          <table:table-cell office:value-type="string">
            <text:p>厚普股份</text:p>
          </table:table-cell>
          <table:table-cell office:value-type="string">
            <text:p>C 制造业</text:p>
          </table:table-cell>
          <table:table-cell office:value-type="string">
            <text:p>成都华气厚普机电设备股份有限公司</text:p>
          </table:table-cell>
          <table:table-cell office:value-type="string">
            <text:p>2015-06-11T00:00:00.000+08</text:p>
          </table:table-cell>
          <table:table-cell office:value-type="string">
            <text:p>四川</text:p>
          </table:table-cell>
          <table:table-cell office:value-type="string">
            <text:p>成都市</text:p>
          </table:table-cell>
          <table:table-cell office:value-type="string">
            <text:p>www.hqhop.com</text:p>
          </table:table-cell>
          <table:table-cell office:value-type="string">
            <text:p>四川省成都市高新区世纪城南路599号6栋11层3号</text:p>
          </table:table-cell>
          <table:table-cell table:number-columns-repeated="2"/>
        </table:table-row>
        <table:table-row table:style-name="ro2">
          <table:table-cell office:value-type="string">
            <text:p>300472</text:p>
          </table:table-cell>
          <table:table-cell office:value-type="string">
            <text:p>新元科技</text:p>
          </table:table-cell>
          <table:table-cell office:value-type="string">
            <text:p>C 制造业</text:p>
          </table:table-cell>
          <table:table-cell office:value-type="string">
            <text:p>北京万向新元科技股份有限公司</text:p>
          </table:table-cell>
          <table:table-cell office:value-type="string">
            <text:p>2015-06-11T00:00:00.000+08</text:p>
          </table:table-cell>
          <table:table-cell office:value-type="string">
            <text:p>北京</text:p>
          </table:table-cell>
          <table:table-cell office:value-type="string">
            <text:p>北京市</text:p>
          </table:table-cell>
          <table:table-cell office:value-type="string">
            <text:p>www.newu.com.cn</text:p>
          </table:table-cell>
          <table:table-cell office:value-type="string">
            <text:p>北京市海淀区阜成路58号新洲商务大厦409房间</text:p>
          </table:table-cell>
          <table:table-cell table:number-columns-repeated="2"/>
        </table:table-row>
        <table:table-row table:style-name="ro2">
          <table:table-cell office:value-type="string">
            <text:p>300473</text:p>
          </table:table-cell>
          <table:table-cell office:value-type="string">
            <text:p>德尔股份</text:p>
          </table:table-cell>
          <table:table-cell office:value-type="string">
            <text:p>C 制造业</text:p>
          </table:table-cell>
          <table:table-cell office:value-type="string">
            <text:p>阜新德尔汽车部件股份有限公司</text:p>
          </table:table-cell>
          <table:table-cell office:value-type="string">
            <text:p>2015-06-12T00:00:00.000+08</text:p>
          </table:table-cell>
          <table:table-cell office:value-type="string">
            <text:p>辽宁</text:p>
          </table:table-cell>
          <table:table-cell office:value-type="string">
            <text:p>阜新市</text:p>
          </table:table-cell>
          <table:table-cell office:value-type="string">
            <text:p>www.dare-auto.com</text:p>
          </table:table-cell>
          <table:table-cell office:value-type="string">
            <text:p>辽宁省阜新市经济开发区E路55号</text:p>
          </table:table-cell>
          <table:table-cell table:number-columns-repeated="2"/>
        </table:table-row>
        <table:table-row table:style-name="ro2">
          <table:table-cell office:value-type="string">
            <text:p>300474</text:p>
          </table:table-cell>
          <table:table-cell office:value-type="string">
            <text:p>景嘉微</text:p>
          </table:table-cell>
          <table:table-cell office:value-type="string">
            <text:p>C 制造业</text:p>
          </table:table-cell>
          <table:table-cell office:value-type="string">
            <text:p>长沙景嘉微电子股份有限公司</text:p>
          </table:table-cell>
          <table:table-cell office:value-type="string">
            <text:p>2016-03-31T00:00:00.000+08</text:p>
          </table:table-cell>
          <table:table-cell office:value-type="string">
            <text:p>湖南</text:p>
          </table:table-cell>
          <table:table-cell office:value-type="string">
            <text:p>长沙市</text:p>
          </table:table-cell>
          <table:table-cell office:value-type="string">
            <text:p>www.jingjiamicro.com</text:p>
          </table:table-cell>
          <table:table-cell office:value-type="string">
            <text:p>湖南省长沙高新开发区麓谷麓景路2号</text:p>
          </table:table-cell>
          <table:table-cell table:number-columns-repeated="2"/>
        </table:table-row>
        <table:table-row table:style-name="ro2">
          <table:table-cell office:value-type="string">
            <text:p>300475</text:p>
          </table:table-cell>
          <table:table-cell office:value-type="string">
            <text:p>聚隆科技</text:p>
          </table:table-cell>
          <table:table-cell office:value-type="string">
            <text:p>C 制造业</text:p>
          </table:table-cell>
          <table:table-cell office:value-type="string">
            <text:p>安徽聚隆传动科技股份有限公司</text:p>
          </table:table-cell>
          <table:table-cell office:value-type="string">
            <text:p>2015-06-10T00:00:00.000+08</text:p>
          </table:table-cell>
          <table:table-cell office:value-type="string">
            <text:p>安徽</text:p>
          </table:table-cell>
          <table:table-cell office:value-type="string">
            <text:p>宣城市</text:p>
          </table:table-cell>
          <table:table-cell office:value-type="string">
            <text:p>www.ahjlcd.com</text:p>
          </table:table-cell>
          <table:table-cell office:value-type="string">
            <text:p>安徽省宣城宁国经济技术开发区创业北路16号</text:p>
          </table:table-cell>
          <table:table-cell table:number-columns-repeated="2"/>
        </table:table-row>
        <table:table-row table:style-name="ro2">
          <table:table-cell office:value-type="string">
            <text:p>300476</text:p>
          </table:table-cell>
          <table:table-cell office:value-type="string">
            <text:p>胜宏科技</text:p>
          </table:table-cell>
          <table:table-cell office:value-type="string">
            <text:p>C 制造业</text:p>
          </table:table-cell>
          <table:table-cell office:value-type="string">
            <text:p>胜宏科技（惠州）股份有限公司</text:p>
          </table:table-cell>
          <table:table-cell office:value-type="string">
            <text:p>2015-06-11T00:00:00.000+08</text:p>
          </table:table-cell>
          <table:table-cell office:value-type="string">
            <text:p>广东</text:p>
          </table:table-cell>
          <table:table-cell office:value-type="string">
            <text:p>惠州市</text:p>
          </table:table-cell>
          <table:table-cell office:value-type="string">
            <text:p>www.shpcb.com</text:p>
          </table:table-cell>
          <table:table-cell office:value-type="string">
            <text:p>广东省惠州市惠阳区淡水镇新桥村行诚科技园</text:p>
          </table:table-cell>
          <table:table-cell table:number-columns-repeated="2"/>
        </table:table-row>
        <table:table-row table:style-name="ro2">
          <table:table-cell office:value-type="string">
            <text:p>300477</text:p>
          </table:table-cell>
          <table:table-cell office:value-type="string">
            <text:p>合纵科技</text:p>
          </table:table-cell>
          <table:table-cell office:value-type="string">
            <text:p>C 制造业</text:p>
          </table:table-cell>
          <table:table-cell office:value-type="string">
            <text:p>北京合纵科技股份有限公司</text:p>
          </table:table-cell>
          <table:table-cell office:value-type="string">
            <text:p>2015-06-10T00:00:00.000+08</text:p>
          </table:table-cell>
          <table:table-cell office:value-type="string">
            <text:p>北京</text:p>
          </table:table-cell>
          <table:table-cell office:value-type="string">
            <text:p>北京市</text:p>
          </table:table-cell>
          <table:table-cell office:value-type="string">
            <text:p>www.chinahezong.com</text:p>
          </table:table-cell>
          <table:table-cell office:value-type="string">
            <text:p>北京市海淀区上地三街9号嘉华大厦D1211、1212</text:p>
          </table:table-cell>
          <table:table-cell table:number-columns-repeated="2"/>
        </table:table-row>
        <table:table-row table:style-name="ro2">
          <table:table-cell office:value-type="string">
            <text:p>300478</text:p>
          </table:table-cell>
          <table:table-cell office:value-type="string">
            <text:p>杭州高新</text:p>
          </table:table-cell>
          <table:table-cell office:value-type="string">
            <text:p>C 制造业</text:p>
          </table:table-cell>
          <table:table-cell office:value-type="string">
            <text:p>杭州高新橡塑材料股份有限公司</text:p>
          </table:table-cell>
          <table:table-cell office:value-type="string">
            <text:p>2015-06-10T00:00:00.000+08</text:p>
          </table:table-cell>
          <table:table-cell office:value-type="string">
            <text:p>浙江</text:p>
          </table:table-cell>
          <table:table-cell office:value-type="string">
            <text:p>杭州市</text:p>
          </table:table-cell>
          <table:table-cell office:value-type="string">
            <text:p>www.gxsl.com</text:p>
          </table:table-cell>
          <table:table-cell office:value-type="string">
            <text:p>浙江省杭州市余杭区径山镇龙皇路10号</text:p>
          </table:table-cell>
          <table:table-cell table:number-columns-repeated="2"/>
        </table:table-row>
        <table:table-row table:style-name="ro2">
          <table:table-cell office:value-type="string">
            <text:p>300479</text:p>
          </table:table-cell>
          <table:table-cell office:value-type="string">
            <text:p>神思电子</text:p>
          </table:table-cell>
          <table:table-cell office:value-type="string">
            <text:p>C 制造业</text:p>
          </table:table-cell>
          <table:table-cell office:value-type="string">
            <text:p>神思电子技术股份有限公司</text:p>
          </table:table-cell>
          <table:table-cell office:value-type="string">
            <text:p>2015-06-12T00:00:00.000+08</text:p>
          </table:table-cell>
          <table:table-cell office:value-type="string">
            <text:p>山东</text:p>
          </table:table-cell>
          <table:table-cell office:value-type="string">
            <text:p>济南市</text:p>
          </table:table-cell>
          <table:table-cell office:value-type="string">
            <text:p>www.sdses.com</text:p>
          </table:table-cell>
          <table:table-cell office:value-type="string">
            <text:p>山东省济南市高新区舜华西路699号</text:p>
          </table:table-cell>
          <table:table-cell table:number-columns-repeated="2"/>
        </table:table-row>
        <table:table-row table:style-name="ro2">
          <table:table-cell office:value-type="string">
            <text:p>300480</text:p>
          </table:table-cell>
          <table:table-cell office:value-type="string">
            <text:p>光力科技</text:p>
          </table:table-cell>
          <table:table-cell office:value-type="string">
            <text:p>C 制造业</text:p>
          </table:table-cell>
          <table:table-cell office:value-type="string">
            <text:p>郑州光力科技股份有限公司</text:p>
          </table:table-cell>
          <table:table-cell office:value-type="string">
            <text:p>2015-07-02T00:00:00.000+08</text:p>
          </table:table-cell>
          <table:table-cell office:value-type="string">
            <text:p>河南</text:p>
          </table:table-cell>
          <table:table-cell office:value-type="string">
            <text:p>郑州市</text:p>
          </table:table-cell>
          <table:table-cell office:value-type="string">
            <text:p>www.gltech.cn</text:p>
          </table:table-cell>
          <table:table-cell office:value-type="string">
            <text:p>河南省郑州高新开发区长椿路10号</text:p>
          </table:table-cell>
          <table:table-cell table:number-columns-repeated="2"/>
        </table:table-row>
        <table:table-row table:style-name="ro2">
          <table:table-cell office:value-type="string">
            <text:p>300481</text:p>
          </table:table-cell>
          <table:table-cell office:value-type="string">
            <text:p>濮阳惠成</text:p>
          </table:table-cell>
          <table:table-cell office:value-type="string">
            <text:p>C 制造业</text:p>
          </table:table-cell>
          <table:table-cell office:value-type="string">
            <text:p>濮阳惠成电子材料股份有限公司</text:p>
          </table:table-cell>
          <table:table-cell office:value-type="string">
            <text:p>2015-06-30T00:00:00.000+08</text:p>
          </table:table-cell>
          <table:table-cell office:value-type="string">
            <text:p>河南</text:p>
          </table:table-cell>
          <table:table-cell office:value-type="string">
            <text:p>濮阳市</text:p>
          </table:table-cell>
          <table:table-cell office:value-type="string">
            <text:p>www.huichengchem.com</text:p>
          </table:table-cell>
          <table:table-cell office:value-type="string">
            <text:p>河南省濮阳市胜利路西段</text:p>
          </table:table-cell>
          <table:table-cell table:number-columns-repeated="2"/>
        </table:table-row>
        <table:table-row table:style-name="ro2">
          <table:table-cell office:value-type="string">
            <text:p>300482</text:p>
          </table:table-cell>
          <table:table-cell office:value-type="string">
            <text:p>万孚生物</text:p>
          </table:table-cell>
          <table:table-cell office:value-type="string">
            <text:p>C 制造业</text:p>
          </table:table-cell>
          <table:table-cell office:value-type="string">
            <text:p>广州万孚生物技术股份有限公司</text:p>
          </table:table-cell>
          <table:table-cell office:value-type="string">
            <text:p>2015-06-30T00:00:00.000+08</text:p>
          </table:table-cell>
          <table:table-cell office:value-type="string">
            <text:p>广东</text:p>
          </table:table-cell>
          <table:table-cell office:value-type="string">
            <text:p>广州市</text:p>
          </table:table-cell>
          <table:table-cell office:value-type="string">
            <text:p>www.wondfo.com.cn</text:p>
          </table:table-cell>
          <table:table-cell office:value-type="string">
            <text:p>广东省广州市萝岗区科学城荔枝山路8号</text:p>
          </table:table-cell>
          <table:table-cell table:number-columns-repeated="2"/>
        </table:table-row>
        <table:table-row table:style-name="ro2">
          <table:table-cell office:value-type="string">
            <text:p>300483</text:p>
          </table:table-cell>
          <table:table-cell office:value-type="string">
            <text:p>沃施股份</text:p>
          </table:table-cell>
          <table:table-cell office:value-type="string">
            <text:p>C 制造业</text:p>
          </table:table-cell>
          <table:table-cell office:value-type="string">
            <text:p>上海沃施园艺股份有限公司</text:p>
          </table:table-cell>
          <table:table-cell office:value-type="string">
            <text:p>2015-06-30T00:00:00.000+08</text:p>
          </table:table-cell>
          <table:table-cell office:value-type="string">
            <text:p>上海</text:p>
          </table:table-cell>
          <table:table-cell office:value-type="string">
            <text:p>上海市</text:p>
          </table:table-cell>
          <table:table-cell office:value-type="string">
            <text:p>www.worthgarden.com</text:p>
          </table:table-cell>
          <table:table-cell office:value-type="string">
            <text:p>上海闵行区元江路5000号</text:p>
          </table:table-cell>
          <table:table-cell table:number-columns-repeated="2"/>
        </table:table-row>
        <table:table-row table:style-name="ro2">
          <table:table-cell office:value-type="string">
            <text:p>300484</text:p>
          </table:table-cell>
          <table:table-cell office:value-type="string">
            <text:p>蓝海华腾</text:p>
          </table:table-cell>
          <table:table-cell office:value-type="string">
            <text:p>C 制造业</text:p>
          </table:table-cell>
          <table:table-cell office:value-type="string">
            <text:p>深圳市蓝海华腾技术股份有限公司</text:p>
          </table:table-cell>
          <table:table-cell office:value-type="string">
            <text:p>2016-03-22T00:00:00.000+08</text:p>
          </table:table-cell>
          <table:table-cell office:value-type="string">
            <text:p>广东</text:p>
          </table:table-cell>
          <table:table-cell office:value-type="string">
            <text:p>深圳市</text:p>
          </table:table-cell>
          <table:table-cell office:value-type="string">
            <text:p>www.v-t.net.cn</text:p>
          </table:table-cell>
          <table:table-cell office:value-type="string">
            <text:p>广东省深圳市南山区西丽阳光社区新锋大楼B栋第6层</text:p>
          </table:table-cell>
          <table:table-cell table:number-columns-repeated="2"/>
        </table:table-row>
        <table:table-row table:style-name="ro2">
          <table:table-cell office:value-type="string">
            <text:p>300485</text:p>
          </table:table-cell>
          <table:table-cell office:value-type="string">
            <text:p>赛升药业</text:p>
          </table:table-cell>
          <table:table-cell office:value-type="string">
            <text:p>C 制造业</text:p>
          </table:table-cell>
          <table:table-cell office:value-type="string">
            <text:p>北京赛升药业股份有限公司</text:p>
          </table:table-cell>
          <table:table-cell office:value-type="string">
            <text:p>2015-06-26T00:00:00.000+08</text:p>
          </table:table-cell>
          <table:table-cell office:value-type="string">
            <text:p>北京</text:p>
          </table:table-cell>
          <table:table-cell office:value-type="string">
            <text:p>北京市</text:p>
          </table:table-cell>
          <table:table-cell office:value-type="string">
            <text:p>www.ssyy.com.cn</text:p>
          </table:table-cell>
          <table:table-cell office:value-type="string">
            <text:p>北京市北京经济技术开发区兴盛街8号</text:p>
          </table:table-cell>
          <table:table-cell table:number-columns-repeated="2"/>
        </table:table-row>
        <table:table-row table:style-name="ro2">
          <table:table-cell office:value-type="string">
            <text:p>300486</text:p>
          </table:table-cell>
          <table:table-cell office:value-type="string">
            <text:p>东杰智能</text:p>
          </table:table-cell>
          <table:table-cell office:value-type="string">
            <text:p>C 制造业</text:p>
          </table:table-cell>
          <table:table-cell office:value-type="string">
            <text:p>山西东杰智能物流装备股份有限公司</text:p>
          </table:table-cell>
          <table:table-cell office:value-type="string">
            <text:p>2015-06-30T00:00:00.000+08</text:p>
          </table:table-cell>
          <table:table-cell office:value-type="string">
            <text:p>山西</text:p>
          </table:table-cell>
          <table:table-cell office:value-type="string">
            <text:p>太原市</text:p>
          </table:table-cell>
          <table:table-cell office:value-type="string">
            <text:p>www.omh.com.cn</text:p>
          </table:table-cell>
          <table:table-cell office:value-type="string">
            <text:p>山西省太原市新兰路51号</text:p>
          </table:table-cell>
          <table:table-cell table:number-columns-repeated="2"/>
        </table:table-row>
        <table:table-row table:style-name="ro2">
          <table:table-cell office:value-type="string">
            <text:p>300487</text:p>
          </table:table-cell>
          <table:table-cell office:value-type="string">
            <text:p>蓝晓科技</text:p>
          </table:table-cell>
          <table:table-cell office:value-type="string">
            <text:p>C 制造业</text:p>
          </table:table-cell>
          <table:table-cell office:value-type="string">
            <text:p>西安蓝晓科技新材料股份有限公司</text:p>
          </table:table-cell>
          <table:table-cell office:value-type="string">
            <text:p>2015-07-02T00:00:00.000+08</text:p>
          </table:table-cell>
          <table:table-cell office:value-type="string">
            <text:p>陕西</text:p>
          </table:table-cell>
          <table:table-cell office:value-type="string">
            <text:p>西安市</text:p>
          </table:table-cell>
          <table:table-cell office:value-type="string">
            <text:p>www.sunresin.com</text:p>
          </table:table-cell>
          <table:table-cell office:value-type="string">
            <text:p>陕西省西安市高新区科技二路72号天泽大厦南楼四层</text:p>
          </table:table-cell>
          <table:table-cell table:number-columns-repeated="2"/>
        </table:table-row>
        <table:table-row table:style-name="ro2">
          <table:table-cell office:value-type="string">
            <text:p>300488</text:p>
          </table:table-cell>
          <table:table-cell office:value-type="string">
            <text:p>恒锋工具</text:p>
          </table:table-cell>
          <table:table-cell office:value-type="string">
            <text:p>C 制造业</text:p>
          </table:table-cell>
          <table:table-cell office:value-type="string">
            <text:p>恒锋工具股份有限公司</text:p>
          </table:table-cell>
          <table:table-cell office:value-type="string">
            <text:p>2015-07-01T00:00:00.000+08</text:p>
          </table:table-cell>
          <table:table-cell office:value-type="string">
            <text:p>浙江</text:p>
          </table:table-cell>
          <table:table-cell office:value-type="string">
            <text:p>嘉兴市</text:p>
          </table:table-cell>
          <table:table-cell office:value-type="string">
            <text:p>www.esttools.com</text:p>
          </table:table-cell>
          <table:table-cell office:value-type="string">
            <text:p>浙江省嘉兴市海盐县武原镇新桥北路239号</text:p>
          </table:table-cell>
          <table:table-cell table:number-columns-repeated="2"/>
        </table:table-row>
        <table:table-row table:style-name="ro2">
          <table:table-cell office:value-type="string">
            <text:p>300489</text:p>
          </table:table-cell>
          <table:table-cell office:value-type="string">
            <text:p>中飞股份</text:p>
          </table:table-cell>
          <table:table-cell office:value-type="string">
            <text:p>C 制造业</text:p>
          </table:table-cell>
          <table:table-cell office:value-type="string">
            <text:p>哈尔滨中飞新技术股份有限公司</text:p>
          </table:table-cell>
          <table:table-cell office:value-type="string">
            <text:p>2015-07-01T00:00:00.000+08</text:p>
          </table:table-cell>
          <table:table-cell office:value-type="string">
            <text:p>黑龙江</text:p>
          </table:table-cell>
          <table:table-cell office:value-type="string">
            <text:p>哈尔滨市</text:p>
          </table:table-cell>
          <table:table-cell office:value-type="string">
            <text:p>www.zfgf.cc</text:p>
          </table:table-cell>
          <table:table-cell office:value-type="string">
            <text:p>黑龙江省哈尔滨市哈南工业新城核心区哈南第八大道5号</text:p>
          </table:table-cell>
          <table:table-cell table:number-columns-repeated="2"/>
        </table:table-row>
        <table:table-row table:style-name="ro2">
          <table:table-cell office:value-type="string">
            <text:p>300490</text:p>
          </table:table-cell>
          <table:table-cell office:value-type="string">
            <text:p>华自科技</text:p>
          </table:table-cell>
          <table:table-cell office:value-type="string">
            <text:p>C 制造业</text:p>
          </table:table-cell>
          <table:table-cell office:value-type="string">
            <text:p>华自科技股份有限公司</text:p>
          </table:table-cell>
          <table:table-cell office:value-type="string">
            <text:p>2015-12-31T00:00:00.000+08</text:p>
          </table:table-cell>
          <table:table-cell office:value-type="string">
            <text:p>湖南</text:p>
          </table:table-cell>
          <table:table-cell office:value-type="string">
            <text:p>长沙市</text:p>
          </table:table-cell>
          <table:table-cell office:value-type="string">
            <text:p>www.cshnac.com</text:p>
          </table:table-cell>
          <table:table-cell office:value-type="string">
            <text:p>湖南省长沙高新开发区麓谷麓松路609号</text:p>
          </table:table-cell>
          <table:table-cell table:number-columns-repeated="2"/>
        </table:table-row>
        <table:table-row table:style-name="ro2">
          <table:table-cell office:value-type="string">
            <text:p>300491</text:p>
          </table:table-cell>
          <table:table-cell office:value-type="string">
            <text:p>通合科技</text:p>
          </table:table-cell>
          <table:table-cell office:value-type="string">
            <text:p>C 制造业</text:p>
          </table:table-cell>
          <table:table-cell office:value-type="string">
            <text:p>石家庄通合电子科技股份有限公司</text:p>
          </table:table-cell>
          <table:table-cell office:value-type="string">
            <text:p>2015-12-31T00:00:00.000+08</text:p>
          </table:table-cell>
          <table:table-cell office:value-type="string">
            <text:p>河北</text:p>
          </table:table-cell>
          <table:table-cell office:value-type="string">
            <text:p>石家庄市</text:p>
          </table:table-cell>
          <table:table-cell office:value-type="string">
            <text:p>www.sjzthdz.com</text:p>
          </table:table-cell>
          <table:table-cell office:value-type="string">
            <text:p>河北省石家庄高新区漓江道350号</text:p>
          </table:table-cell>
          <table:table-cell table:number-columns-repeated="2"/>
        </table:table-row>
        <table:table-row table:style-name="ro2">
          <table:table-cell office:value-type="string">
            <text:p>300492</text:p>
          </table:table-cell>
          <table:table-cell office:value-type="string">
            <text:p>山鼎设计</text:p>
          </table:table-cell>
          <table:table-cell office:value-type="string">
            <text:p>M 科研服务</text:p>
          </table:table-cell>
          <table:table-cell office:value-type="string">
            <text:p>山鼎设计股份有限公司</text:p>
          </table:table-cell>
          <table:table-cell office:value-type="string">
            <text:p>2015-12-23T00:00:00.000+08</text:p>
          </table:table-cell>
          <table:table-cell office:value-type="string">
            <text:p>四川</text:p>
          </table:table-cell>
          <table:table-cell office:value-type="string">
            <text:p>成都市</text:p>
          </table:table-cell>
          <table:table-cell office:value-type="string">
            <text:p>www.cendes-arch.com</text:p>
          </table:table-cell>
          <table:table-cell office:value-type="string">
            <text:p>四川省成都市锦江区天仙桥北路3号附1号</text:p>
          </table:table-cell>
          <table:table-cell table:number-columns-repeated="2"/>
        </table:table-row>
        <table:table-row table:style-name="ro2">
          <table:table-cell office:value-type="string">
            <text:p>300493</text:p>
          </table:table-cell>
          <table:table-cell office:value-type="string">
            <text:p>润欣科技</text:p>
          </table:table-cell>
          <table:table-cell office:value-type="string">
            <text:p>I 信息技术</text:p>
          </table:table-cell>
          <table:table-cell office:value-type="string">
            <text:p>上海润欣科技股份有限公司</text:p>
          </table:table-cell>
          <table:table-cell office:value-type="string">
            <text:p>2015-12-10T00:00:00.000+08</text:p>
          </table:table-cell>
          <table:table-cell office:value-type="string">
            <text:p>上海</text:p>
          </table:table-cell>
          <table:table-cell office:value-type="string">
            <text:p>上海市</text:p>
          </table:table-cell>
          <table:table-cell office:value-type="string">
            <text:p>www.fortune-co.com</text:p>
          </table:table-cell>
          <table:table-cell office:value-type="string">
            <text:p>上海市徐汇区田林路200号A号楼301室</text:p>
          </table:table-cell>
          <table:table-cell table:number-columns-repeated="2"/>
        </table:table-row>
        <table:table-row table:style-name="ro2">
          <table:table-cell office:value-type="string">
            <text:p>300494</text:p>
          </table:table-cell>
          <table:table-cell office:value-type="string">
            <text:p>盛天网络</text:p>
          </table:table-cell>
          <table:table-cell office:value-type="string">
            <text:p>I 信息技术</text:p>
          </table:table-cell>
          <table:table-cell office:value-type="string">
            <text:p>湖北盛天网络技术股份有限公司</text:p>
          </table:table-cell>
          <table:table-cell office:value-type="string">
            <text:p>2015-12-31T00:00:00.000+08</text:p>
          </table:table-cell>
          <table:table-cell office:value-type="string">
            <text:p>湖北</text:p>
          </table:table-cell>
          <table:table-cell office:value-type="string">
            <text:p>武汉市</text:p>
          </table:table-cell>
          <table:table-cell office:value-type="string">
            <text:p>www.stnts.com</text:p>
          </table:table-cell>
          <table:table-cell office:value-type="string">
            <text:p>湖北省武汉市东湖新技术开发区光谷大道77号金融港B7栋9-11楼</text:p>
          </table:table-cell>
          <table:table-cell table:number-columns-repeated="2"/>
        </table:table-row>
        <table:table-row table:style-name="ro2">
          <table:table-cell office:value-type="string">
            <text:p>300495</text:p>
          </table:table-cell>
          <table:table-cell office:value-type="string">
            <text:p>美尚生态</text:p>
          </table:table-cell>
          <table:table-cell office:value-type="string">
            <text:p>E 建筑业</text:p>
          </table:table-cell>
          <table:table-cell office:value-type="string">
            <text:p>美尚生态景观股份有限公司</text:p>
          </table:table-cell>
          <table:table-cell office:value-type="string">
            <text:p>2015-12-22T00:00:00.000+08</text:p>
          </table:table-cell>
          <table:table-cell office:value-type="string">
            <text:p>江苏</text:p>
          </table:table-cell>
          <table:table-cell office:value-type="string">
            <text:p>无锡市</text:p>
          </table:table-cell>
          <table:table-cell office:value-type="string">
            <text:p>www.misho.com.cn</text:p>
          </table:table-cell>
          <table:table-cell office:value-type="string">
            <text:p>江苏省无锡市无锡（太湖）国际科技园大学科技园清源路兴业楼A栋518号</text:p>
          </table:table-cell>
          <table:table-cell table:number-columns-repeated="2"/>
        </table:table-row>
        <table:table-row table:style-name="ro2">
          <table:table-cell office:value-type="string">
            <text:p>300496</text:p>
          </table:table-cell>
          <table:table-cell office:value-type="string">
            <text:p>中科创达</text:p>
          </table:table-cell>
          <table:table-cell office:value-type="string">
            <text:p>I 信息技术</text:p>
          </table:table-cell>
          <table:table-cell office:value-type="string">
            <text:p>中科创达软件股份有限公司</text:p>
          </table:table-cell>
          <table:table-cell office:value-type="string">
            <text:p>2015-12-10T00:00:00.000+08</text:p>
          </table:table-cell>
          <table:table-cell office:value-type="string">
            <text:p>北京</text:p>
          </table:table-cell>
          <table:table-cell office:value-type="string">
            <text:p>北京市</text:p>
          </table:table-cell>
          <table:table-cell office:value-type="string">
            <text:p>www.thundersoft.com</text:p>
          </table:table-cell>
          <table:table-cell office:value-type="string">
            <text:p>北京市海淀区龙翔路甲1号泰翔商务楼4层401-409</text:p>
          </table:table-cell>
          <table:table-cell table:number-columns-repeated="2"/>
        </table:table-row>
        <table:table-row table:style-name="ro2">
          <table:table-cell office:value-type="string">
            <text:p>300497</text:p>
          </table:table-cell>
          <table:table-cell office:value-type="string">
            <text:p>富祥股份</text:p>
          </table:table-cell>
          <table:table-cell office:value-type="string">
            <text:p>C 制造业</text:p>
          </table:table-cell>
          <table:table-cell office:value-type="string">
            <text:p>江西富祥药业股份有限公司</text:p>
          </table:table-cell>
          <table:table-cell office:value-type="string">
            <text:p>2015-12-22T00:00:00.000+08</text:p>
          </table:table-cell>
          <table:table-cell office:value-type="string">
            <text:p>江西</text:p>
          </table:table-cell>
          <table:table-cell office:value-type="string">
            <text:p>景德镇市</text:p>
          </table:table-cell>
          <table:table-cell office:value-type="string">
            <text:p>www.fushine.cn</text:p>
          </table:table-cell>
          <table:table-cell office:value-type="string">
            <text:p>江西省景德镇市昌江区鱼丽工业区2号（鱼山与丽阳交界处）</text:p>
          </table:table-cell>
          <table:table-cell table:number-columns-repeated="2"/>
        </table:table-row>
        <table:table-row table:style-name="ro2">
          <table:table-cell office:value-type="string">
            <text:p>300498</text:p>
          </table:table-cell>
          <table:table-cell office:value-type="string">
            <text:p>温氏股份</text:p>
          </table:table-cell>
          <table:table-cell office:value-type="string">
            <text:p>A 农林牧渔</text:p>
          </table:table-cell>
          <table:table-cell office:value-type="string">
            <text:p>广东温氏食品集团股份有限公司</text:p>
          </table:table-cell>
          <table:table-cell office:value-type="string">
            <text:p>2015-11-02T00:00:00.000+08</text:p>
          </table:table-cell>
          <table:table-cell office:value-type="string">
            <text:p>广东</text:p>
          </table:table-cell>
          <table:table-cell office:value-type="string">
            <text:p>云浮市</text:p>
          </table:table-cell>
          <table:table-cell office:value-type="string">
            <text:p>www.wens.com.cn</text:p>
          </table:table-cell>
          <table:table-cell office:value-type="string">
            <text:p>广东省云浮市新兴县新城镇东堤北路9号</text:p>
          </table:table-cell>
          <table:table-cell table:number-columns-repeated="2"/>
        </table:table-row>
        <table:table-row table:style-name="ro2">
          <table:table-cell office:value-type="string">
            <text:p>300499</text:p>
          </table:table-cell>
          <table:table-cell office:value-type="string">
            <text:p>高澜股份</text:p>
          </table:table-cell>
          <table:table-cell office:value-type="string">
            <text:p>C 制造业</text:p>
          </table:table-cell>
          <table:table-cell office:value-type="string">
            <text:p>广州高澜节能技术股份有限公司</text:p>
          </table:table-cell>
          <table:table-cell office:value-type="string">
            <text:p>2016-02-02T00:00:00.000+08</text:p>
          </table:table-cell>
          <table:table-cell office:value-type="string">
            <text:p>广东</text:p>
          </table:table-cell>
          <table:table-cell office:value-type="string">
            <text:p>广州市</text:p>
          </table:table-cell>
          <table:table-cell office:value-type="string">
            <text:p>www.goaland.com.cn</text:p>
          </table:table-cell>
          <table:table-cell office:value-type="string">
            <text:p>广东省广州市高新技术产业开发区科学城南云五路3号</text:p>
          </table:table-cell>
          <table:table-cell table:number-columns-repeated="2"/>
        </table:table-row>
        <table:table-row table:style-name="ro2">
          <table:table-cell office:value-type="string">
            <text:p>300500</text:p>
          </table:table-cell>
          <table:table-cell office:value-type="string">
            <text:p>启迪设计</text:p>
          </table:table-cell>
          <table:table-cell office:value-type="string">
            <text:p>M 科研服务</text:p>
          </table:table-cell>
          <table:table-cell office:value-type="string">
            <text:p>启迪设计集团股份有限公司</text:p>
          </table:table-cell>
          <table:table-cell office:value-type="string">
            <text:p>2016-02-04T00:00:00.000+08</text:p>
          </table:table-cell>
          <table:table-cell office:value-type="string">
            <text:p>江苏</text:p>
          </table:table-cell>
          <table:table-cell office:value-type="string">
            <text:p>苏州市</text:p>
          </table:table-cell>
          <table:table-cell office:value-type="string">
            <text:p>www.siad-c.com</text:p>
          </table:table-cell>
          <table:table-cell office:value-type="string">
            <text:p>江苏省苏州工业园区星海街9号</text:p>
          </table:table-cell>
          <table:table-cell table:number-columns-repeated="2"/>
        </table:table-row>
        <table:table-row table:style-name="ro2">
          <table:table-cell office:value-type="string">
            <text:p>300501</text:p>
          </table:table-cell>
          <table:table-cell office:value-type="string">
            <text:p>海顺新材</text:p>
          </table:table-cell>
          <table:table-cell office:value-type="string">
            <text:p>C 制造业</text:p>
          </table:table-cell>
          <table:table-cell office:value-type="string">
            <text:p>上海海顺新型药用包装材料股份有限公司</text:p>
          </table:table-cell>
          <table:table-cell office:value-type="string">
            <text:p>2016-02-04T00:00:00.000+08</text:p>
          </table:table-cell>
          <table:table-cell office:value-type="string">
            <text:p>上海</text:p>
          </table:table-cell>
          <table:table-cell office:value-type="string">
            <text:p>上海市</text:p>
          </table:table-cell>
          <table:table-cell office:value-type="string">
            <text:p>www.haishunpackaging.com</text:p>
          </table:table-cell>
          <table:table-cell office:value-type="string">
            <text:p>上海市松江区洞泾镇蔡家浜路18号</text:p>
          </table:table-cell>
          <table:table-cell table:number-columns-repeated="2"/>
        </table:table-row>
        <table:table-row table:style-name="ro2">
          <table:table-cell office:value-type="string">
            <text:p>300502</text:p>
          </table:table-cell>
          <table:table-cell office:value-type="string">
            <text:p>新易盛</text:p>
          </table:table-cell>
          <table:table-cell office:value-type="string">
            <text:p>C 制造业</text:p>
          </table:table-cell>
          <table:table-cell office:value-type="string">
            <text:p>成都新易盛通信技术股份有限公司</text:p>
          </table:table-cell>
          <table:table-cell office:value-type="string">
            <text:p>2016-03-03T00:00:00.000+08</text:p>
          </table:table-cell>
          <table:table-cell office:value-type="string">
            <text:p>四川</text:p>
          </table:table-cell>
          <table:table-cell office:value-type="string">
            <text:p>成都市</text:p>
          </table:table-cell>
          <table:table-cell office:value-type="string">
            <text:p>www.eoptolink.com</text:p>
          </table:table-cell>
          <table:table-cell office:value-type="string">
            <text:p>四川省成都高新区高朋大道21号1幢四楼</text:p>
          </table:table-cell>
          <table:table-cell table:number-columns-repeated="2"/>
        </table:table-row>
        <table:table-row table:style-name="ro2">
          <table:table-cell office:value-type="string">
            <text:p>300503</text:p>
          </table:table-cell>
          <table:table-cell office:value-type="string">
            <text:p>昊志机电</text:p>
          </table:table-cell>
          <table:table-cell office:value-type="string">
            <text:p>C 制造业</text:p>
          </table:table-cell>
          <table:table-cell office:value-type="string">
            <text:p>广州市昊志机电股份有限公司</text:p>
          </table:table-cell>
          <table:table-cell office:value-type="string">
            <text:p>2016-03-09T00:00:00.000+08</text:p>
          </table:table-cell>
          <table:table-cell office:value-type="string">
            <text:p>广东</text:p>
          </table:table-cell>
          <table:table-cell office:value-type="string">
            <text:p>广州市</text:p>
          </table:table-cell>
          <table:table-cell office:value-type="string">
            <text:p>www.haozhihs.com</text:p>
          </table:table-cell>
          <table:table-cell office:value-type="string">
            <text:p>广东省广州经济技术开发区永和经济区江东街6号</text:p>
          </table:table-cell>
          <table:table-cell table:number-columns-repeated="2"/>
        </table:table-row>
        <table:table-row table:style-name="ro2">
          <table:table-cell office:value-type="string">
            <text:p>300505</text:p>
          </table:table-cell>
          <table:table-cell office:value-type="string">
            <text:p>川金诺</text:p>
          </table:table-cell>
          <table:table-cell office:value-type="string">
            <text:p>C 制造业</text:p>
          </table:table-cell>
          <table:table-cell office:value-type="string">
            <text:p>昆明川金诺化工股份有限公司</text:p>
          </table:table-cell>
          <table:table-cell office:value-type="string">
            <text:p>2016-03-15T00:00:00.000+08</text:p>
          </table:table-cell>
          <table:table-cell office:value-type="string">
            <text:p>云南</text:p>
          </table:table-cell>
          <table:table-cell office:value-type="string">
            <text:p>昆明市</text:p>
          </table:table-cell>
          <table:table-cell office:value-type="string">
            <text:p>www.kmcjn.com</text:p>
          </table:table-cell>
          <table:table-cell office:value-type="string">
            <text:p>云南省昆明市东川区铜都镇四方地工业园区</text:p>
          </table:table-cell>
          <table:table-cell table:number-columns-repeated="2"/>
        </table:table-row>
        <table:table-row table:style-name="ro2">
          <table:table-cell office:value-type="string">
            <text:p>300506</text:p>
          </table:table-cell>
          <table:table-cell office:value-type="string">
            <text:p>名家汇</text:p>
          </table:table-cell>
          <table:table-cell office:value-type="string">
            <text:p>E 建筑业</text:p>
          </table:table-cell>
          <table:table-cell office:value-type="string">
            <text:p>深圳市名家汇科技股份有限公司</text:p>
          </table:table-cell>
          <table:table-cell office:value-type="string">
            <text:p>2016-03-24T00:00:00.000+08</text:p>
          </table:table-cell>
          <table:table-cell office:value-type="string">
            <text:p>广东</text:p>
          </table:table-cell>
          <table:table-cell office:value-type="string">
            <text:p>深圳市</text:p>
          </table:table-cell>
          <table:table-cell office:value-type="string">
            <text:p>www.minkave.com</text:p>
          </table:table-cell>
          <table:table-cell office:value-type="string">
            <text:p>广东省深圳市南山区南山街道东滨路4351号荔源商务大厦A座13、14、15楼</text:p>
          </table:table-cell>
          <table:table-cell table:number-columns-repeated="2"/>
        </table:table-row>
        <table:table-row table:style-name="ro2">
          <table:table-cell office:value-type="string">
            <text:p>300507</text:p>
          </table:table-cell>
          <table:table-cell office:value-type="string">
            <text:p>苏奥传感</text:p>
          </table:table-cell>
          <table:table-cell office:value-type="string">
            <text:p>C 制造业</text:p>
          </table:table-cell>
          <table:table-cell office:value-type="string">
            <text:p>江苏奥力威传感高科股份有限公司</text:p>
          </table:table-cell>
          <table:table-cell office:value-type="string">
            <text:p>2016-04-29T00:00:00.000+08</text:p>
          </table:table-cell>
          <table:table-cell office:value-type="string">
            <text:p>江苏</text:p>
          </table:table-cell>
          <table:table-cell office:value-type="string">
            <text:p>扬州市</text:p>
          </table:table-cell>
          <table:table-cell office:value-type="string">
            <text:p>www.yos.net.cn</text:p>
          </table:table-cell>
          <table:table-cell office:value-type="string">
            <text:p>江苏省扬州高新技术产业开发区祥园路158号</text:p>
          </table:table-cell>
          <table:table-cell table:number-columns-repeated="2"/>
        </table:table-row>
        <table:table-row table:style-name="ro2">
          <table:table-cell office:value-type="string">
            <text:p>300508</text:p>
          </table:table-cell>
          <table:table-cell office:value-type="string">
            <text:p>维宏股份</text:p>
          </table:table-cell>
          <table:table-cell office:value-type="string">
            <text:p>I 信息技术</text:p>
          </table:table-cell>
          <table:table-cell office:value-type="string">
            <text:p>上海维宏电子科技股份有限公司</text:p>
          </table:table-cell>
          <table:table-cell office:value-type="string">
            <text:p>2016-04-19T00:00:00.000+08</text:p>
          </table:table-cell>
          <table:table-cell office:value-type="string">
            <text:p>上海</text:p>
          </table:table-cell>
          <table:table-cell office:value-type="string">
            <text:p>上海市</text:p>
          </table:table-cell>
          <table:table-cell office:value-type="string">
            <text:p>www.weihong.com.cn</text:p>
          </table:table-cell>
          <table:table-cell office:value-type="string">
            <text:p>上海市闵行区联航路1588号1幢业务楼B509室</text:p>
          </table:table-cell>
          <table:table-cell table:number-columns-repeated="2"/>
        </table:table-row>
        <table:table-row table:style-name="ro2">
          <table:table-cell office:value-type="string">
            <text:p>300509</text:p>
          </table:table-cell>
          <table:table-cell office:value-type="string">
            <text:p>新美星</text:p>
          </table:table-cell>
          <table:table-cell office:value-type="string">
            <text:p>C 制造业</text:p>
          </table:table-cell>
          <table:table-cell office:value-type="string">
            <text:p>江苏新美星包装机械股份有限公司</text:p>
          </table:table-cell>
          <table:table-cell office:value-type="string">
            <text:p>2016-04-25T00:00:00.000+08</text:p>
          </table:table-cell>
          <table:table-cell office:value-type="string">
            <text:p>江苏</text:p>
          </table:table-cell>
          <table:table-cell office:value-type="string">
            <text:p>苏州市</text:p>
          </table:table-cell>
          <table:table-cell office:value-type="string">
            <text:p>www.newamstar.com</text:p>
          </table:table-cell>
          <table:table-cell office:value-type="string">
            <text:p>江苏省张家港经济开发区南区（新泾东路）</text:p>
          </table:table-cell>
          <table:table-cell table:number-columns-repeated="2"/>
        </table:table-row>
        <table:table-row table:style-name="ro2">
          <table:table-cell office:value-type="string">
            <text:p>300510</text:p>
          </table:table-cell>
          <table:table-cell office:value-type="string">
            <text:p>金冠电气</text:p>
          </table:table-cell>
          <table:table-cell office:value-type="string">
            <text:p>C 制造业</text:p>
          </table:table-cell>
          <table:table-cell office:value-type="string">
            <text:p>吉林省金冠电气股份有限公司</text:p>
          </table:table-cell>
          <table:table-cell office:value-type="string">
            <text:p>2016-05-06T00:00:00.000+08</text:p>
          </table:table-cell>
          <table:table-cell office:value-type="string">
            <text:p>吉林</text:p>
          </table:table-cell>
          <table:table-cell office:value-type="string">
            <text:p>长春市</text:p>
          </table:table-cell>
          <table:table-cell office:value-type="string">
            <text:p>www.jljgdq.cn</text:p>
          </table:table-cell>
          <table:table-cell office:value-type="string">
            <text:p>吉林省长春市双阳经济开发区延寿路4号</text:p>
          </table:table-cell>
          <table:table-cell table:number-columns-repeated="2"/>
        </table:table-row>
        <table:table-row table:style-name="ro2">
          <table:table-cell office:value-type="string">
            <text:p>300511</text:p>
          </table:table-cell>
          <table:table-cell office:value-type="string">
            <text:p>雪榕生物</text:p>
          </table:table-cell>
          <table:table-cell office:value-type="string">
            <text:p>A 农林牧渔</text:p>
          </table:table-cell>
          <table:table-cell office:value-type="string">
            <text:p>上海雪榕生物科技股份有限公司</text:p>
          </table:table-cell>
          <table:table-cell office:value-type="string">
            <text:p>2016-05-04T00:00:00.000+08</text:p>
          </table:table-cell>
          <table:table-cell office:value-type="string">
            <text:p>上海</text:p>
          </table:table-cell>
          <table:table-cell office:value-type="string">
            <text:p>上海市</text:p>
          </table:table-cell>
          <table:table-cell office:value-type="string">
            <text:p>www.xuerong.com</text:p>
          </table:table-cell>
          <table:table-cell office:value-type="string">
            <text:p>上海市奉贤区现代农业园区高丰路999号</text:p>
          </table:table-cell>
          <table:table-cell table:number-columns-repeated="2"/>
        </table:table-row>
        <table:table-row table:style-name="ro2">
          <table:table-cell office:value-type="string">
            <text:p>300512</text:p>
          </table:table-cell>
          <table:table-cell office:value-type="string">
            <text:p>中亚股份</text:p>
          </table:table-cell>
          <table:table-cell office:value-type="string">
            <text:p>C 制造业</text:p>
          </table:table-cell>
          <table:table-cell office:value-type="string">
            <text:p>杭州中亚机械股份有限公司</text:p>
          </table:table-cell>
          <table:table-cell office:value-type="string">
            <text:p>2016-05-26T00:00:00.000+08</text:p>
          </table:table-cell>
          <table:table-cell office:value-type="string">
            <text:p>浙江</text:p>
          </table:table-cell>
          <table:table-cell office:value-type="string">
            <text:p>杭州市</text:p>
          </table:table-cell>
          <table:table-cell office:value-type="string">
            <text:p>www.zhongyagroup.com</text:p>
          </table:table-cell>
          <table:table-cell office:value-type="string">
            <text:p>浙江省杭州市拱墅区方家埭路189号</text:p>
          </table:table-cell>
          <table:table-cell table:number-columns-repeated="2"/>
        </table:table-row>
        <table:table-row table:style-name="ro2">
          <table:table-cell office:value-type="string">
            <text:p>300513</text:p>
          </table:table-cell>
          <table:table-cell office:value-type="string">
            <text:p>恒泰实达</text:p>
          </table:table-cell>
          <table:table-cell office:value-type="string">
            <text:p>I 信息技术</text:p>
          </table:table-cell>
          <table:table-cell office:value-type="string">
            <text:p>北京恒泰实达科技股份有限公司</text:p>
          </table:table-cell>
          <table:table-cell office:value-type="string">
            <text:p>2016-05-30T00:00:00.000+08</text:p>
          </table:table-cell>
          <table:table-cell office:value-type="string">
            <text:p>北京</text:p>
          </table:table-cell>
          <table:table-cell office:value-type="string">
            <text:p>北京市</text:p>
          </table:table-cell>
          <table:table-cell office:value-type="string">
            <text:p>www.techstar.com.cn</text:p>
          </table:table-cell>
          <table:table-cell office:value-type="string">
            <text:p>北京市海淀区保福寺A区世纪科贸大厦C座1501号</text:p>
          </table:table-cell>
          <table:table-cell table:number-columns-repeated="2"/>
        </table:table-row>
        <table:table-row table:style-name="ro2">
          <table:table-cell office:value-type="string">
            <text:p>300514</text:p>
          </table:table-cell>
          <table:table-cell office:value-type="string">
            <text:p>友讯达</text:p>
          </table:table-cell>
          <table:table-cell office:value-type="string">
            <text:p>C 制造业</text:p>
          </table:table-cell>
          <table:table-cell office:value-type="string">
            <text:p>深圳友讯达科技股份有限公司</text:p>
          </table:table-cell>
          <table:table-cell office:value-type="string">
            <text:p>2017-04-26T00:00:00.000+08</text:p>
          </table:table-cell>
          <table:table-cell office:value-type="string">
            <text:p>广东</text:p>
          </table:table-cell>
          <table:table-cell office:value-type="string">
            <text:p>深圳市</text:p>
          </table:table-cell>
          <table:table-cell office:value-type="string">
            <text:p>www.friendcom.com</text:p>
          </table:table-cell>
          <table:table-cell office:value-type="string">
            <text:p>广东省深圳市南山区桃源街道光前工业区十七栋六楼</text:p>
          </table:table-cell>
          <table:table-cell table:number-columns-repeated="2"/>
        </table:table-row>
        <table:table-row table:style-name="ro2">
          <table:table-cell office:value-type="string">
            <text:p>300515</text:p>
          </table:table-cell>
          <table:table-cell office:value-type="string">
            <text:p>三德科技</text:p>
          </table:table-cell>
          <table:table-cell office:value-type="string">
            <text:p>C 制造业</text:p>
          </table:table-cell>
          <table:table-cell office:value-type="string">
            <text:p>湖南三德科技股份有限公司</text:p>
          </table:table-cell>
          <table:table-cell office:value-type="string">
            <text:p>2016-06-08T00:00:00.000+08</text:p>
          </table:table-cell>
          <table:table-cell office:value-type="string">
            <text:p>湖南</text:p>
          </table:table-cell>
          <table:table-cell office:value-type="string">
            <text:p>长沙市</text:p>
          </table:table-cell>
          <table:table-cell office:value-type="string">
            <text:p>www.sandegroup.com</text:p>
          </table:table-cell>
          <table:table-cell office:value-type="string">
            <text:p>湖南省长沙高新开发区桐梓坡西路558号</text:p>
          </table:table-cell>
          <table:table-cell table:number-columns-repeated="2"/>
        </table:table-row>
        <table:table-row table:style-name="ro2">
          <table:table-cell office:value-type="string">
            <text:p>300516</text:p>
          </table:table-cell>
          <table:table-cell office:value-type="string">
            <text:p>久之洋</text:p>
          </table:table-cell>
          <table:table-cell office:value-type="string">
            <text:p>C 制造业</text:p>
          </table:table-cell>
          <table:table-cell office:value-type="string">
            <text:p>湖北久之洋红外系统股份有限公司</text:p>
          </table:table-cell>
          <table:table-cell office:value-type="string">
            <text:p>2016-06-02T00:00:00.000+08</text:p>
          </table:table-cell>
          <table:table-cell office:value-type="string">
            <text:p>湖北</text:p>
          </table:table-cell>
          <table:table-cell office:value-type="string">
            <text:p>武汉市</text:p>
          </table:table-cell>
          <table:table-cell office:value-type="string">
            <text:p>www.hbjir.com</text:p>
          </table:table-cell>
          <table:table-cell office:value-type="string">
            <text:p>湖北省武汉市江夏区庙山开发区明泽街9号</text:p>
          </table:table-cell>
          <table:table-cell table:number-columns-repeated="2"/>
        </table:table-row>
        <table:table-row table:style-name="ro2">
          <table:table-cell office:value-type="string">
            <text:p>300517</text:p>
          </table:table-cell>
          <table:table-cell office:value-type="string">
            <text:p>海波重科</text:p>
          </table:table-cell>
          <table:table-cell office:value-type="string">
            <text:p>E 建筑业</text:p>
          </table:table-cell>
          <table:table-cell office:value-type="string">
            <text:p>海波重型工程科技股份有限公司</text:p>
          </table:table-cell>
          <table:table-cell office:value-type="string">
            <text:p>2016-07-19T00:00:00.000+08</text:p>
          </table:table-cell>
          <table:table-cell office:value-type="string">
            <text:p>湖北</text:p>
          </table:table-cell>
          <table:table-cell office:value-type="string">
            <text:p>武汉市</text:p>
          </table:table-cell>
          <table:table-cell office:value-type="string">
            <text:p>www.haiod.com</text:p>
          </table:table-cell>
          <table:table-cell office:value-type="string">
            <text:p>湖北省武汉市江夏区郑店街黄金桥工业园6号</text:p>
          </table:table-cell>
          <table:table-cell table:number-columns-repeated="2"/>
        </table:table-row>
        <table:table-row table:style-name="ro2">
          <table:table-cell office:value-type="string">
            <text:p>300518</text:p>
          </table:table-cell>
          <table:table-cell office:value-type="string">
            <text:p>盛讯达</text:p>
          </table:table-cell>
          <table:table-cell office:value-type="string">
            <text:p>I 信息技术</text:p>
          </table:table-cell>
          <table:table-cell office:value-type="string">
            <text:p>深圳市盛讯达科技股份有限公司</text:p>
          </table:table-cell>
          <table:table-cell office:value-type="string">
            <text:p>2016-06-24T00:00:00.000+08</text:p>
          </table:table-cell>
          <table:table-cell office:value-type="string">
            <text:p>广东</text:p>
          </table:table-cell>
          <table:table-cell office:value-type="string">
            <text:p>深圳市</text:p>
          </table:table-cell>
          <table:table-cell office:value-type="string">
            <text:p>www.gamexun.com</text:p>
          </table:table-cell>
          <table:table-cell office:value-type="string">
            <text:p>广东省深圳市福田区深南大道7888号东海国际中心一期A栋11层01B</text:p>
          </table:table-cell>
          <table:table-cell table:number-columns-repeated="2"/>
        </table:table-row>
        <table:table-row table:style-name="ro2">
          <table:table-cell office:value-type="string">
            <text:p>300519</text:p>
          </table:table-cell>
          <table:table-cell office:value-type="string">
            <text:p>新光药业</text:p>
          </table:table-cell>
          <table:table-cell office:value-type="string">
            <text:p>C 制造业</text:p>
          </table:table-cell>
          <table:table-cell office:value-type="string">
            <text:p>浙江新光药业股份有限公司</text:p>
          </table:table-cell>
          <table:table-cell office:value-type="string">
            <text:p>2016-06-24T00:00:00.000+08</text:p>
          </table:table-cell>
          <table:table-cell office:value-type="string">
            <text:p>浙江</text:p>
          </table:table-cell>
          <table:table-cell office:value-type="string">
            <text:p>绍兴市</text:p>
          </table:table-cell>
          <table:table-cell office:value-type="string">
            <text:p>www.xgpharma.com</text:p>
          </table:table-cell>
          <table:table-cell office:value-type="string">
            <text:p>浙江省嵊州市剡湖街道环城西路25号</text:p>
          </table:table-cell>
          <table:table-cell table:number-columns-repeated="2"/>
        </table:table-row>
        <table:table-row table:style-name="ro2">
          <table:table-cell office:value-type="string">
            <text:p>300520</text:p>
          </table:table-cell>
          <table:table-cell office:value-type="string">
            <text:p>科大国创</text:p>
          </table:table-cell>
          <table:table-cell office:value-type="string">
            <text:p>I 信息技术</text:p>
          </table:table-cell>
          <table:table-cell office:value-type="string">
            <text:p>科大国创软件股份有限公司</text:p>
          </table:table-cell>
          <table:table-cell office:value-type="string">
            <text:p>2016-07-08T00:00:00.000+08</text:p>
          </table:table-cell>
          <table:table-cell office:value-type="string">
            <text:p>安徽</text:p>
          </table:table-cell>
          <table:table-cell office:value-type="string">
            <text:p>合肥市</text:p>
          </table:table-cell>
          <table:table-cell office:value-type="string">
            <text:p>www.kdgcsoft.com</text:p>
          </table:table-cell>
          <table:table-cell office:value-type="string">
            <text:p>安徽省合肥市高新区文曲路355号</text:p>
          </table:table-cell>
          <table:table-cell table:number-columns-repeated="2"/>
        </table:table-row>
        <table:table-row table:style-name="ro2">
          <table:table-cell office:value-type="string">
            <text:p>300521</text:p>
          </table:table-cell>
          <table:table-cell office:value-type="string">
            <text:p>爱司凯</text:p>
          </table:table-cell>
          <table:table-cell office:value-type="string">
            <text:p>C 制造业</text:p>
          </table:table-cell>
          <table:table-cell office:value-type="string">
            <text:p>广州市爱司凯科技股份有限公司</text:p>
          </table:table-cell>
          <table:table-cell office:value-type="string">
            <text:p>2016-07-05T00:00:00.000+08</text:p>
          </table:table-cell>
          <table:table-cell office:value-type="string">
            <text:p>广东</text:p>
          </table:table-cell>
          <table:table-cell office:value-type="string">
            <text:p>广州市</text:p>
          </table:table-cell>
          <table:table-cell office:value-type="string">
            <text:p>www..amsky.cc</text:p>
          </table:table-cell>
          <table:table-cell office:value-type="string">
            <text:p>广东省广州市中新广州知识城九佛建设新街18号自编112房</text:p>
          </table:table-cell>
          <table:table-cell table:number-columns-repeated="2"/>
        </table:table-row>
        <table:table-row table:style-name="ro2">
          <table:table-cell office:value-type="string">
            <text:p>300522</text:p>
          </table:table-cell>
          <table:table-cell office:value-type="string">
            <text:p>世名科技</text:p>
          </table:table-cell>
          <table:table-cell office:value-type="string">
            <text:p>C 制造业</text:p>
          </table:table-cell>
          <table:table-cell office:value-type="string">
            <text:p>苏州世名科技股份有限公司</text:p>
          </table:table-cell>
          <table:table-cell office:value-type="string">
            <text:p>2016-07-05T00:00:00.000+08</text:p>
          </table:table-cell>
          <table:table-cell office:value-type="string">
            <text:p>江苏</text:p>
          </table:table-cell>
          <table:table-cell office:value-type="string">
            <text:p>苏州市</text:p>
          </table:table-cell>
          <table:table-cell office:value-type="string">
            <text:p>www.smcolor.com.cn</text:p>
          </table:table-cell>
          <table:table-cell office:value-type="string">
            <text:p>江苏省昆山市周市镇黄浦江北路219号</text:p>
          </table:table-cell>
          <table:table-cell table:number-columns-repeated="2"/>
        </table:table-row>
        <table:table-row table:style-name="ro2">
          <table:table-cell office:value-type="string">
            <text:p>300523</text:p>
          </table:table-cell>
          <table:table-cell office:value-type="string">
            <text:p>辰安科技</text:p>
          </table:table-cell>
          <table:table-cell office:value-type="string">
            <text:p>I 信息技术</text:p>
          </table:table-cell>
          <table:table-cell office:value-type="string">
            <text:p>北京辰安科技股份有限公司</text:p>
          </table:table-cell>
          <table:table-cell office:value-type="string">
            <text:p>2016-07-26T00:00:00.000+08</text:p>
          </table:table-cell>
          <table:table-cell office:value-type="string">
            <text:p>北京</text:p>
          </table:table-cell>
          <table:table-cell office:value-type="string">
            <text:p>北京市</text:p>
          </table:table-cell>
          <table:table-cell office:value-type="string">
            <text:p>www.gsafety.com</text:p>
          </table:table-cell>
          <table:table-cell office:value-type="string">
            <text:p>北京市海淀区丰秀中路3号院1号楼-1至5层305</text:p>
          </table:table-cell>
          <table:table-cell table:number-columns-repeated="2"/>
        </table:table-row>
        <table:table-row table:style-name="ro2">
          <table:table-cell office:value-type="string">
            <text:p>300525</text:p>
          </table:table-cell>
          <table:table-cell office:value-type="string">
            <text:p>博思软件</text:p>
          </table:table-cell>
          <table:table-cell office:value-type="string">
            <text:p>I 信息技术</text:p>
          </table:table-cell>
          <table:table-cell office:value-type="string">
            <text:p>福建博思软件股份有限公司</text:p>
          </table:table-cell>
          <table:table-cell office:value-type="string">
            <text:p>2016-07-26T00:00:00.000+08</text:p>
          </table:table-cell>
          <table:table-cell office:value-type="string">
            <text:p>福建</text:p>
          </table:table-cell>
          <table:table-cell office:value-type="string">
            <text:p>福州市</text:p>
          </table:table-cell>
          <table:table-cell office:value-type="string">
            <text:p>www.bosssoft.com.cn</text:p>
          </table:table-cell>
          <table:table-cell office:value-type="string">
            <text:p>福建省福州市闽侯县上街镇科技东路福州高新技术产业开发区“海西高新技术产业园”创业大厦A区7层</text:p>
          </table:table-cell>
          <table:table-cell table:number-columns-repeated="2"/>
        </table:table-row>
        <table:table-row table:style-name="ro2">
          <table:table-cell office:value-type="string">
            <text:p>300526</text:p>
          </table:table-cell>
          <table:table-cell office:value-type="string">
            <text:p>中潜股份</text:p>
          </table:table-cell>
          <table:table-cell office:value-type="string">
            <text:p>C 制造业</text:p>
          </table:table-cell>
          <table:table-cell office:value-type="string">
            <text:p>中潜股份有限公司</text:p>
          </table:table-cell>
          <table:table-cell office:value-type="string">
            <text:p>2016-08-02T00:00:00.000+08</text:p>
          </table:table-cell>
          <table:table-cell office:value-type="string">
            <text:p>广东</text:p>
          </table:table-cell>
          <table:table-cell office:value-type="string">
            <text:p>惠州市</text:p>
          </table:table-cell>
          <table:table-cell office:value-type="string">
            <text:p>www.sumnet.com.cn</text:p>
          </table:table-cell>
          <table:table-cell office:value-type="string">
            <text:p>广东省惠州市惠阳区新圩镇长布村</text:p>
          </table:table-cell>
          <table:table-cell table:number-columns-repeated="2"/>
        </table:table-row>
        <table:table-row table:style-name="ro2">
          <table:table-cell office:value-type="string">
            <text:p>300527</text:p>
          </table:table-cell>
          <table:table-cell office:value-type="string">
            <text:p>华舟应急</text:p>
          </table:table-cell>
          <table:table-cell office:value-type="string">
            <text:p>C 制造业</text:p>
          </table:table-cell>
          <table:table-cell office:value-type="string">
            <text:p>湖北华舟重工应急装备股份有限公司</text:p>
          </table:table-cell>
          <table:table-cell office:value-type="string">
            <text:p>2016-08-05T00:00:00.000+08</text:p>
          </table:table-cell>
          <table:table-cell office:value-type="string">
            <text:p>湖北</text:p>
          </table:table-cell>
          <table:table-cell office:value-type="string">
            <text:p>武汉市</text:p>
          </table:table-cell>
          <table:table-cell office:value-type="string">
            <text:p>www.harzone.com.cn</text:p>
          </table:table-cell>
          <table:table-cell office:value-type="string">
            <text:p>湖北省武汉市江夏区庙山开发区阳光大道5号</text:p>
          </table:table-cell>
          <table:table-cell table:number-columns-repeated="2"/>
        </table:table-row>
        <table:table-row table:style-name="ro2">
          <table:table-cell office:value-type="string">
            <text:p>300528</text:p>
          </table:table-cell>
          <table:table-cell office:value-type="string">
            <text:p>幸福蓝海</text:p>
          </table:table-cell>
          <table:table-cell office:value-type="string">
            <text:p>R 文化传播</text:p>
          </table:table-cell>
          <table:table-cell office:value-type="string">
            <text:p>幸福蓝海影视文化集团股份有限公司</text:p>
          </table:table-cell>
          <table:table-cell office:value-type="string">
            <text:p>2016-08-08T00:00:00.000+08</text:p>
          </table:table-cell>
          <table:table-cell office:value-type="string">
            <text:p>江苏</text:p>
          </table:table-cell>
          <table:table-cell office:value-type="string">
            <text:p>南京市</text:p>
          </table:table-cell>
          <table:table-cell office:value-type="string">
            <text:p>www.omnijoi.com</text:p>
          </table:table-cell>
          <table:table-cell office:value-type="string">
            <text:p>江苏省南京市中山路348号中信大厦17楼</text:p>
          </table:table-cell>
          <table:table-cell table:number-columns-repeated="2"/>
        </table:table-row>
        <table:table-row table:style-name="ro2">
          <table:table-cell office:value-type="string">
            <text:p>300529</text:p>
          </table:table-cell>
          <table:table-cell office:value-type="string">
            <text:p>健帆生物</text:p>
          </table:table-cell>
          <table:table-cell office:value-type="string">
            <text:p>C 制造业</text:p>
          </table:table-cell>
          <table:table-cell office:value-type="string">
            <text:p>珠海健帆生物科技股份有限公司</text:p>
          </table:table-cell>
          <table:table-cell office:value-type="string">
            <text:p>2016-08-02T00:00:00.000+08</text:p>
          </table:table-cell>
          <table:table-cell office:value-type="string">
            <text:p>广东</text:p>
          </table:table-cell>
          <table:table-cell office:value-type="string">
            <text:p>珠海市</text:p>
          </table:table-cell>
          <table:table-cell office:value-type="string">
            <text:p>www.jafron.com</text:p>
          </table:table-cell>
          <table:table-cell office:value-type="string">
            <text:p>广东省珠海市高新区科技六路98号</text:p>
          </table:table-cell>
          <table:table-cell table:number-columns-repeated="2"/>
        </table:table-row>
        <table:table-row table:style-name="ro2">
          <table:table-cell office:value-type="string">
            <text:p>300530</text:p>
          </table:table-cell>
          <table:table-cell office:value-type="string">
            <text:p>达志科技</text:p>
          </table:table-cell>
          <table:table-cell office:value-type="string">
            <text:p>C 制造业</text:p>
          </table:table-cell>
          <table:table-cell office:value-type="string">
            <text:p>广东达志环保科技股份有限公司</text:p>
          </table:table-cell>
          <table:table-cell office:value-type="string">
            <text:p>2016-08-09T00:00:00.000+08</text:p>
          </table:table-cell>
          <table:table-cell office:value-type="string">
            <text:p>广东</text:p>
          </table:table-cell>
          <table:table-cell office:value-type="string">
            <text:p>广州市</text:p>
          </table:table-cell>
          <table:table-cell office:value-type="string">
            <text:p>www.dazhitech.com</text:p>
          </table:table-cell>
          <table:table-cell office:value-type="string">
            <text:p>广东省广州经济技术开发区永和经济区田园东路1号、2号</text:p>
          </table:table-cell>
          <table:table-cell table:number-columns-repeated="2"/>
        </table:table-row>
        <table:table-row table:style-name="ro2">
          <table:table-cell office:value-type="string">
            <text:p>300531</text:p>
          </table:table-cell>
          <table:table-cell office:value-type="string">
            <text:p>优博讯</text:p>
          </table:table-cell>
          <table:table-cell office:value-type="string">
            <text:p>C 制造业</text:p>
          </table:table-cell>
          <table:table-cell office:value-type="string">
            <text:p>深圳市优博讯科技股份有限公司</text:p>
          </table:table-cell>
          <table:table-cell office:value-type="string">
            <text:p>2016-08-09T00:00:00.000+08</text:p>
          </table:table-cell>
          <table:table-cell office:value-type="string">
            <text:p>广东</text:p>
          </table:table-cell>
          <table:table-cell office:value-type="string">
            <text:p>深圳市</text:p>
          </table:table-cell>
          <table:table-cell office:value-type="string">
            <text:p>www.urovo.com</text:p>
          </table:table-cell>
          <table:table-cell office:value-type="string">
            <text:p>广东省深圳市南山区高新区南区粤兴三道8号中国地质大学产学研基地中地大楼A701-710</text:p>
          </table:table-cell>
          <table:table-cell table:number-columns-repeated="2"/>
        </table:table-row>
        <table:table-row table:style-name="ro2">
          <table:table-cell office:value-type="string">
            <text:p>300532</text:p>
          </table:table-cell>
          <table:table-cell office:value-type="string">
            <text:p>今天国际</text:p>
          </table:table-cell>
          <table:table-cell office:value-type="string">
            <text:p>I 信息技术</text:p>
          </table:table-cell>
          <table:table-cell office:value-type="string">
            <text:p>深圳市今天国际物流技术股份有限公司</text:p>
          </table:table-cell>
          <table:table-cell office:value-type="string">
            <text:p>2016-08-18T00:00:00.000+08</text:p>
          </table:table-cell>
          <table:table-cell office:value-type="string">
            <text:p>广东</text:p>
          </table:table-cell>
          <table:table-cell office:value-type="string">
            <text:p>深圳市</text:p>
          </table:table-cell>
          <table:table-cell office:value-type="string">
            <text:p>www.nti56.com</text:p>
          </table:table-cell>
          <table:table-cell office:value-type="string">
            <text:p>广东省深圳市罗湖区笋岗东路1002宝安广场A座10楼F、G、H</text:p>
          </table:table-cell>
          <table:table-cell table:number-columns-repeated="2"/>
        </table:table-row>
        <table:table-row table:style-name="ro2">
          <table:table-cell office:value-type="string">
            <text:p>300533</text:p>
          </table:table-cell>
          <table:table-cell office:value-type="string">
            <text:p>冰川网络</text:p>
          </table:table-cell>
          <table:table-cell office:value-type="string">
            <text:p>I 信息技术</text:p>
          </table:table-cell>
          <table:table-cell office:value-type="string">
            <text:p>深圳冰川网络股份有限公司</text:p>
          </table:table-cell>
          <table:table-cell office:value-type="string">
            <text:p>2016-08-18T00:00:00.000+08</text:p>
          </table:table-cell>
          <table:table-cell office:value-type="string">
            <text:p>广东</text:p>
          </table:table-cell>
          <table:table-cell office:value-type="string">
            <text:p>深圳市</text:p>
          </table:table-cell>
          <table:table-cell office:value-type="string">
            <text:p>www.q1.com</text:p>
          </table:table-cell>
          <table:table-cell office:value-type="string">
            <text:p>广东省深圳市南山区科技中二路1号深圳软件园（2期）9栋601、602室</text:p>
          </table:table-cell>
          <table:table-cell table:number-columns-repeated="2"/>
        </table:table-row>
        <table:table-row table:style-name="ro2">
          <table:table-cell office:value-type="string">
            <text:p>300534</text:p>
          </table:table-cell>
          <table:table-cell office:value-type="string">
            <text:p>陇神戎发</text:p>
          </table:table-cell>
          <table:table-cell office:value-type="string">
            <text:p>C 制造业</text:p>
          </table:table-cell>
          <table:table-cell office:value-type="string">
            <text:p>甘肃陇神戎发药业股份有限公司</text:p>
          </table:table-cell>
          <table:table-cell office:value-type="string">
            <text:p>2016-09-13T00:00:00.000+08</text:p>
          </table:table-cell>
          <table:table-cell office:value-type="string">
            <text:p>甘肃</text:p>
          </table:table-cell>
          <table:table-cell office:value-type="string">
            <text:p>兰州市</text:p>
          </table:table-cell>
          <table:table-cell office:value-type="string">
            <text:p>www.lsrfzy.com</text:p>
          </table:table-cell>
          <table:table-cell office:value-type="string">
            <text:p>甘肃省兰州市榆中县定远镇国防路10号</text:p>
          </table:table-cell>
          <table:table-cell table:number-columns-repeated="2"/>
        </table:table-row>
        <table:table-row table:style-name="ro2">
          <table:table-cell office:value-type="string">
            <text:p>300535</text:p>
          </table:table-cell>
          <table:table-cell office:value-type="string">
            <text:p>达威股份</text:p>
          </table:table-cell>
          <table:table-cell office:value-type="string">
            <text:p>C 制造业</text:p>
          </table:table-cell>
          <table:table-cell office:value-type="string">
            <text:p>四川达威科技股份有限公司</text:p>
          </table:table-cell>
          <table:table-cell office:value-type="string">
            <text:p>2016-08-12T00:00:00.000+08</text:p>
          </table:table-cell>
          <table:table-cell office:value-type="string">
            <text:p>四川</text:p>
          </table:table-cell>
          <table:table-cell office:value-type="string">
            <text:p>成都市</text:p>
          </table:table-cell>
          <table:table-cell office:value-type="string">
            <text:p>www.dowellchem.cn</text:p>
          </table:table-cell>
          <table:table-cell office:value-type="string">
            <text:p>四川省成都市新津县五津镇希望路555号</text:p>
          </table:table-cell>
          <table:table-cell table:number-columns-repeated="2"/>
        </table:table-row>
        <table:table-row table:style-name="ro2">
          <table:table-cell office:value-type="string">
            <text:p>300536</text:p>
          </table:table-cell>
          <table:table-cell office:value-type="string">
            <text:p>农尚环境</text:p>
          </table:table-cell>
          <table:table-cell office:value-type="string">
            <text:p>E 建筑业</text:p>
          </table:table-cell>
          <table:table-cell office:value-type="string">
            <text:p>武汉农尚环境股份有限公司</text:p>
          </table:table-cell>
          <table:table-cell office:value-type="string">
            <text:p>2016-09-20T00:00:00.000+08</text:p>
          </table:table-cell>
          <table:table-cell office:value-type="string">
            <text:p>湖北</text:p>
          </table:table-cell>
          <table:table-cell office:value-type="string">
            <text:p>武汉市</text:p>
          </table:table-cell>
          <table:table-cell office:value-type="string">
            <text:p>www.nusunlandscape.com</text:p>
          </table:table-cell>
          <table:table-cell office:value-type="string">
            <text:p>湖北省武汉市江岸区江汉北路34号九运大厦C单元23层1-3室</text:p>
          </table:table-cell>
          <table:table-cell table:number-columns-repeated="2"/>
        </table:table-row>
        <table:table-row table:style-name="ro2">
          <table:table-cell office:value-type="string">
            <text:p>300537</text:p>
          </table:table-cell>
          <table:table-cell office:value-type="string">
            <text:p>广信材料</text:p>
          </table:table-cell>
          <table:table-cell office:value-type="string">
            <text:p>C 制造业</text:p>
          </table:table-cell>
          <table:table-cell office:value-type="string">
            <text:p>江苏广信感光新材料股份有限公司</text:p>
          </table:table-cell>
          <table:table-cell office:value-type="string">
            <text:p>2016-08-30T00:00:00.000+08</text:p>
          </table:table-cell>
          <table:table-cell office:value-type="string">
            <text:p>江苏</text:p>
          </table:table-cell>
          <table:table-cell office:value-type="string">
            <text:p>无锡市</text:p>
          </table:table-cell>
          <table:table-cell office:value-type="string">
            <text:p>www.kuangshun.com</text:p>
          </table:table-cell>
          <table:table-cell office:value-type="string">
            <text:p>江苏省江阴市青阳镇工业集中区华澄路18号</text:p>
          </table:table-cell>
          <table:table-cell table:number-columns-repeated="2"/>
        </table:table-row>
        <table:table-row table:style-name="ro2">
          <table:table-cell office:value-type="string">
            <text:p>300538</text:p>
          </table:table-cell>
          <table:table-cell office:value-type="string">
            <text:p>同益股份</text:p>
          </table:table-cell>
          <table:table-cell office:value-type="string">
            <text:p>F 批发零售</text:p>
          </table:table-cell>
          <table:table-cell office:value-type="string">
            <text:p>深圳市同益实业股份有限公司</text:p>
          </table:table-cell>
          <table:table-cell office:value-type="string">
            <text:p>2016-08-26T00:00:00.000+08</text:p>
          </table:table-cell>
          <table:table-cell office:value-type="string">
            <text:p>广东</text:p>
          </table:table-cell>
          <table:table-cell office:value-type="string">
            <text:p>深圳市</text:p>
          </table:table-cell>
          <table:table-cell office:value-type="string">
            <text:p>www.tongyiplastic.com</text:p>
          </table:table-cell>
          <table:table-cell office:value-type="string">
            <text:p>广东省深圳市宝安区宝安中心区兴华路南侧荣超滨海大厦B座0301、0302、0303、0305、0306、0310、1106</text:p>
          </table:table-cell>
          <table:table-cell table:number-columns-repeated="2"/>
        </table:table-row>
        <table:table-row table:style-name="ro2">
          <table:table-cell office:value-type="string">
            <text:p>300539</text:p>
          </table:table-cell>
          <table:table-cell office:value-type="string">
            <text:p>横河模具</text:p>
          </table:table-cell>
          <table:table-cell office:value-type="string">
            <text:p>C 制造业</text:p>
          </table:table-cell>
          <table:table-cell office:value-type="string">
            <text:p>宁波横河模具股份有限公司</text:p>
          </table:table-cell>
          <table:table-cell office:value-type="string">
            <text:p>2016-08-30T00:00:00.000+08</text:p>
          </table:table-cell>
          <table:table-cell office:value-type="string">
            <text:p>浙江</text:p>
          </table:table-cell>
          <table:table-cell office:value-type="string">
            <text:p>宁波市</text:p>
          </table:table-cell>
          <table:table-cell office:value-type="string">
            <text:p>www.mouldcenter.com</text:p>
          </table:table-cell>
          <table:table-cell office:value-type="string">
            <text:p>浙江省慈溪市新兴产业集群区宗汉街道新兴大道588号</text:p>
          </table:table-cell>
          <table:table-cell table:number-columns-repeated="2"/>
        </table:table-row>
        <table:table-row table:style-name="ro2">
          <table:table-cell office:value-type="string">
            <text:p>300540</text:p>
          </table:table-cell>
          <table:table-cell office:value-type="string">
            <text:p>深冷股份</text:p>
          </table:table-cell>
          <table:table-cell office:value-type="string">
            <text:p>C 制造业</text:p>
          </table:table-cell>
          <table:table-cell office:value-type="string">
            <text:p>成都深冷液化设备股份有限公司</text:p>
          </table:table-cell>
          <table:table-cell office:value-type="string">
            <text:p>2016-08-23T00:00:00.000+08</text:p>
          </table:table-cell>
          <table:table-cell office:value-type="string">
            <text:p>四川</text:p>
          </table:table-cell>
          <table:table-cell office:value-type="string">
            <text:p>成都市</text:p>
          </table:table-cell>
          <table:table-cell office:value-type="string">
            <text:p>www.chengduair.com</text:p>
          </table:table-cell>
          <table:table-cell office:value-type="string">
            <text:p>四川省成都市郫都区成都现代工业港北片区港北四路335号</text:p>
          </table:table-cell>
          <table:table-cell table:number-columns-repeated="2"/>
        </table:table-row>
        <table:table-row table:style-name="ro2">
          <table:table-cell office:value-type="string">
            <text:p>300541</text:p>
          </table:table-cell>
          <table:table-cell office:value-type="string">
            <text:p>先进数通</text:p>
          </table:table-cell>
          <table:table-cell office:value-type="string">
            <text:p>I 信息技术</text:p>
          </table:table-cell>
          <table:table-cell office:value-type="string">
            <text:p>北京先进数通信息技术股份公司</text:p>
          </table:table-cell>
          <table:table-cell office:value-type="string">
            <text:p>2016-09-13T00:00:00.000+08</text:p>
          </table:table-cell>
          <table:table-cell office:value-type="string">
            <text:p>北京</text:p>
          </table:table-cell>
          <table:table-cell office:value-type="string">
            <text:p>北京市</text:p>
          </table:table-cell>
          <table:table-cell office:value-type="string">
            <text:p>www.adtec.com.cn</text:p>
          </table:table-cell>
          <table:table-cell office:value-type="string">
            <text:p>北京市海淀区车道沟一号滨河大厦D座六层</text:p>
          </table:table-cell>
          <table:table-cell table:number-columns-repeated="2"/>
        </table:table-row>
        <table:table-row table:style-name="ro2">
          <table:table-cell office:value-type="string">
            <text:p>300542</text:p>
          </table:table-cell>
          <table:table-cell office:value-type="string">
            <text:p>新晨科技</text:p>
          </table:table-cell>
          <table:table-cell office:value-type="string">
            <text:p>I 信息技术</text:p>
          </table:table-cell>
          <table:table-cell office:value-type="string">
            <text:p>新晨科技股份有限公司</text:p>
          </table:table-cell>
          <table:table-cell office:value-type="string">
            <text:p>2016-09-20T00:00:00.000+08</text:p>
          </table:table-cell>
          <table:table-cell office:value-type="string">
            <text:p>北京</text:p>
          </table:table-cell>
          <table:table-cell office:value-type="string">
            <text:p>北京市</text:p>
          </table:table-cell>
          <table:table-cell office:value-type="string">
            <text:p>www.brilliance.com.cn</text:p>
          </table:table-cell>
          <table:table-cell office:value-type="string">
            <text:p>北京市海淀区蓝靛厂东路2号院金源时代商务中心2号楼B座8层</text:p>
          </table:table-cell>
          <table:table-cell table:number-columns-repeated="2"/>
        </table:table-row>
        <table:table-row table:style-name="ro2">
          <table:table-cell office:value-type="string">
            <text:p>300543</text:p>
          </table:table-cell>
          <table:table-cell office:value-type="string">
            <text:p>朗科智能</text:p>
          </table:table-cell>
          <table:table-cell office:value-type="string">
            <text:p>C 制造业</text:p>
          </table:table-cell>
          <table:table-cell office:value-type="string">
            <text:p>深圳市朗科智能电气股份有限公司</text:p>
          </table:table-cell>
          <table:table-cell office:value-type="string">
            <text:p>2016-09-08T00:00:00.000+08</text:p>
          </table:table-cell>
          <table:table-cell office:value-type="string">
            <text:p>广东</text:p>
          </table:table-cell>
          <table:table-cell office:value-type="string">
            <text:p>深圳市</text:p>
          </table:table-cell>
          <table:table-cell office:value-type="string">
            <text:p>www.longood.com</text:p>
          </table:table-cell>
          <table:table-cell office:value-type="string">
            <text:p>广东省深圳市宝安区石岩街道上排社区爱群路同富裕工业区8-4#厂房</text:p>
          </table:table-cell>
          <table:table-cell table:number-columns-repeated="2"/>
        </table:table-row>
        <table:table-row table:style-name="ro2">
          <table:table-cell office:value-type="string">
            <text:p>300545</text:p>
          </table:table-cell>
          <table:table-cell office:value-type="string">
            <text:p>联得装备</text:p>
          </table:table-cell>
          <table:table-cell office:value-type="string">
            <text:p>C 制造业</text:p>
          </table:table-cell>
          <table:table-cell office:value-type="string">
            <text:p>深圳市联得自动化装备股份有限公司</text:p>
          </table:table-cell>
          <table:table-cell office:value-type="string">
            <text:p>2016-09-28T00:00:00.000+08</text:p>
          </table:table-cell>
          <table:table-cell office:value-type="string">
            <text:p>广东</text:p>
          </table:table-cell>
          <table:table-cell office:value-type="string">
            <text:p>深圳市</text:p>
          </table:table-cell>
          <table:table-cell office:value-type="string">
            <text:p>www.liande-china.com</text:p>
          </table:table-cell>
          <table:table-cell office:value-type="string">
            <text:p>广东省深圳市宝安区大浪街道大浪社区同富邨工业园A区3栋1-4层</text:p>
          </table:table-cell>
          <table:table-cell table:number-columns-repeated="2"/>
        </table:table-row>
        <table:table-row table:style-name="ro2">
          <table:table-cell office:value-type="string">
            <text:p>300546</text:p>
          </table:table-cell>
          <table:table-cell office:value-type="string">
            <text:p>雄帝科技</text:p>
          </table:table-cell>
          <table:table-cell office:value-type="string">
            <text:p>C 制造业</text:p>
          </table:table-cell>
          <table:table-cell office:value-type="string">
            <text:p>深圳市雄帝科技股份有限公司</text:p>
          </table:table-cell>
          <table:table-cell office:value-type="string">
            <text:p>2016-09-28T00:00:00.000+08</text:p>
          </table:table-cell>
          <table:table-cell office:value-type="string">
            <text:p>广东</text:p>
          </table:table-cell>
          <table:table-cell office:value-type="string">
            <text:p>深圳市</text:p>
          </table:table-cell>
          <table:table-cell office:value-type="string">
            <text:p>www.xiongdi.cn</text:p>
          </table:table-cell>
          <table:table-cell office:value-type="string">
            <text:p>广东省深圳市南山区粤海街道深圳市软件产业基地1栋C座9层</text:p>
          </table:table-cell>
          <table:table-cell table:number-columns-repeated="2"/>
        </table:table-row>
        <table:table-row table:style-name="ro2">
          <table:table-cell office:value-type="string">
            <text:p>300547</text:p>
          </table:table-cell>
          <table:table-cell office:value-type="string">
            <text:p>川环科技</text:p>
          </table:table-cell>
          <table:table-cell office:value-type="string">
            <text:p>C 制造业</text:p>
          </table:table-cell>
          <table:table-cell office:value-type="string">
            <text:p>四川川环科技股份有限公司</text:p>
          </table:table-cell>
          <table:table-cell office:value-type="string">
            <text:p>2016-09-30T00:00:00.000+08</text:p>
          </table:table-cell>
          <table:table-cell office:value-type="string">
            <text:p>四川</text:p>
          </table:table-cell>
          <table:table-cell office:value-type="string">
            <text:p>达州市</text:p>
          </table:table-cell>
          <table:table-cell office:value-type="string">
            <text:p>www.chuanhuan.com</text:p>
          </table:table-cell>
          <table:table-cell office:value-type="string">
            <text:p>四川省大竹县东柳工业园区</text:p>
          </table:table-cell>
          <table:table-cell table:number-columns-repeated="2"/>
        </table:table-row>
        <table:table-row table:style-name="ro2">
          <table:table-cell office:value-type="string">
            <text:p>300548</text:p>
          </table:table-cell>
          <table:table-cell office:value-type="string">
            <text:p>博创科技</text:p>
          </table:table-cell>
          <table:table-cell office:value-type="string">
            <text:p>C 制造业</text:p>
          </table:table-cell>
          <table:table-cell office:value-type="string">
            <text:p>博创科技股份有限公司</text:p>
          </table:table-cell>
          <table:table-cell office:value-type="string">
            <text:p>2016-10-12T00:00:00.000+08</text:p>
          </table:table-cell>
          <table:table-cell office:value-type="string">
            <text:p>浙江</text:p>
          </table:table-cell>
          <table:table-cell office:value-type="string">
            <text:p>嘉兴市</text:p>
          </table:table-cell>
          <table:table-cell office:value-type="string">
            <text:p>www.broadex-tech.com</text:p>
          </table:table-cell>
          <table:table-cell office:value-type="string">
            <text:p>浙江省嘉兴市南湖区亚太路306号</text:p>
          </table:table-cell>
          <table:table-cell table:number-columns-repeated="2"/>
        </table:table-row>
        <table:table-row table:style-name="ro2">
          <table:table-cell office:value-type="string">
            <text:p>300549</text:p>
          </table:table-cell>
          <table:table-cell office:value-type="string">
            <text:p>优德精密</text:p>
          </table:table-cell>
          <table:table-cell office:value-type="string">
            <text:p>C 制造业</text:p>
          </table:table-cell>
          <table:table-cell office:value-type="string">
            <text:p>优德精密工业（昆山）股份有限公司</text:p>
          </table:table-cell>
          <table:table-cell office:value-type="string">
            <text:p>2016-09-30T00:00:00.000+08</text:p>
          </table:table-cell>
          <table:table-cell office:value-type="string">
            <text:p>江苏</text:p>
          </table:table-cell>
          <table:table-cell office:value-type="string">
            <text:p>苏州市</text:p>
          </table:table-cell>
          <table:table-cell office:value-type="string">
            <text:p>www.jouder.com</text:p>
          </table:table-cell>
          <table:table-cell office:value-type="string">
            <text:p>江苏省昆山高科技工业园北门路3168号</text:p>
          </table:table-cell>
          <table:table-cell table:number-columns-repeated="2"/>
        </table:table-row>
        <table:table-row table:style-name="ro2">
          <table:table-cell office:value-type="string">
            <text:p>300550</text:p>
          </table:table-cell>
          <table:table-cell office:value-type="string">
            <text:p>和仁科技</text:p>
          </table:table-cell>
          <table:table-cell office:value-type="string">
            <text:p>I 信息技术</text:p>
          </table:table-cell>
          <table:table-cell office:value-type="string">
            <text:p>浙江和仁科技股份有限公司</text:p>
          </table:table-cell>
          <table:table-cell office:value-type="string">
            <text:p>2016-10-18T00:00:00.000+08</text:p>
          </table:table-cell>
          <table:table-cell office:value-type="string">
            <text:p>浙江</text:p>
          </table:table-cell>
          <table:table-cell office:value-type="string">
            <text:p>杭州市</text:p>
          </table:table-cell>
          <table:table-cell office:value-type="string">
            <text:p>www.herenit.com</text:p>
          </table:table-cell>
          <table:table-cell office:value-type="string">
            <text:p>浙江省杭州市东信大道66号E座302室</text:p>
          </table:table-cell>
          <table:table-cell table:number-columns-repeated="2"/>
        </table:table-row>
        <table:table-row table:style-name="ro2">
          <table:table-cell office:value-type="string">
            <text:p>300551</text:p>
          </table:table-cell>
          <table:table-cell office:value-type="string">
            <text:p>古鳌科技</text:p>
          </table:table-cell>
          <table:table-cell office:value-type="string">
            <text:p>C 制造业</text:p>
          </table:table-cell>
          <table:table-cell office:value-type="string">
            <text:p>上海古鳌电子科技股份有限公司</text:p>
          </table:table-cell>
          <table:table-cell office:value-type="string">
            <text:p>2016-10-18T00:00:00.000+08</text:p>
          </table:table-cell>
          <table:table-cell office:value-type="string">
            <text:p>上海</text:p>
          </table:table-cell>
          <table:table-cell office:value-type="string">
            <text:p>上海市</text:p>
          </table:table-cell>
          <table:table-cell office:value-type="string">
            <text:p>www.gooao.cn</text:p>
          </table:table-cell>
          <table:table-cell office:value-type="string">
            <text:p>上海市普陀区同普路1225弄6号</text:p>
          </table:table-cell>
          <table:table-cell table:number-columns-repeated="2"/>
        </table:table-row>
        <table:table-row table:style-name="ro2">
          <table:table-cell office:value-type="string">
            <text:p>300552</text:p>
          </table:table-cell>
          <table:table-cell office:value-type="string">
            <text:p>万集科技</text:p>
          </table:table-cell>
          <table:table-cell office:value-type="string">
            <text:p>I 信息技术</text:p>
          </table:table-cell>
          <table:table-cell office:value-type="string">
            <text:p>北京万集科技股份有限公司</text:p>
          </table:table-cell>
          <table:table-cell office:value-type="string">
            <text:p>2016-10-21T00:00:00.000+08</text:p>
          </table:table-cell>
          <table:table-cell office:value-type="string">
            <text:p>北京</text:p>
          </table:table-cell>
          <table:table-cell office:value-type="string">
            <text:p>北京市</text:p>
          </table:table-cell>
          <table:table-cell office:value-type="string">
            <text:p>www.wanji.net.cn</text:p>
          </table:table-cell>
          <table:table-cell office:value-type="string">
            <text:p>北京市海淀区上地东路1号院5号楼601</text:p>
          </table:table-cell>
          <table:table-cell table:number-columns-repeated="2"/>
        </table:table-row>
        <table:table-row table:style-name="ro2">
          <table:table-cell office:value-type="string">
            <text:p>300553</text:p>
          </table:table-cell>
          <table:table-cell office:value-type="string">
            <text:p>集智股份</text:p>
          </table:table-cell>
          <table:table-cell office:value-type="string">
            <text:p>C 制造业</text:p>
          </table:table-cell>
          <table:table-cell office:value-type="string">
            <text:p>杭州集智机电股份有限公司</text:p>
          </table:table-cell>
          <table:table-cell office:value-type="string">
            <text:p>2016-10-21T00:00:00.000+08</text:p>
          </table:table-cell>
          <table:table-cell office:value-type="string">
            <text:p>浙江</text:p>
          </table:table-cell>
          <table:table-cell office:value-type="string">
            <text:p>杭州市</text:p>
          </table:table-cell>
          <table:table-cell office:value-type="string">
            <text:p>www.zjjizhi.com</text:p>
          </table:table-cell>
          <table:table-cell office:value-type="string">
            <text:p>浙江省杭州市西湖区三墩镇西园三路10号</text:p>
          </table:table-cell>
          <table:table-cell table:number-columns-repeated="2"/>
        </table:table-row>
        <table:table-row table:style-name="ro2">
          <table:table-cell office:value-type="string">
            <text:p>300554</text:p>
          </table:table-cell>
          <table:table-cell office:value-type="string">
            <text:p>三超新材</text:p>
          </table:table-cell>
          <table:table-cell office:value-type="string">
            <text:p>C 制造业</text:p>
          </table:table-cell>
          <table:table-cell office:value-type="string">
            <text:p>南京三超新材料股份有限公司</text:p>
          </table:table-cell>
          <table:table-cell office:value-type="string">
            <text:p>2017-04-21T00:00:00.000+08</text:p>
          </table:table-cell>
          <table:table-cell office:value-type="string">
            <text:p>江苏</text:p>
          </table:table-cell>
          <table:table-cell office:value-type="string">
            <text:p>南京市</text:p>
          </table:table-cell>
          <table:table-cell office:value-type="string">
            <text:p>www.diasc.com.cn</text:p>
          </table:table-cell>
          <table:table-cell office:value-type="string">
            <text:p>江苏省南京市江宁区淳化街道泽诚路77号</text:p>
          </table:table-cell>
          <table:table-cell table:number-columns-repeated="2"/>
        </table:table-row>
        <table:table-row table:style-name="ro2">
          <table:table-cell office:value-type="string">
            <text:p>300555</text:p>
          </table:table-cell>
          <table:table-cell office:value-type="string">
            <text:p>路通视信</text:p>
          </table:table-cell>
          <table:table-cell office:value-type="string">
            <text:p>C 制造业</text:p>
          </table:table-cell>
          <table:table-cell office:value-type="string">
            <text:p>无锡路通视信网络股份有限公司</text:p>
          </table:table-cell>
          <table:table-cell office:value-type="string">
            <text:p>2016-10-18T00:00:00.000+08</text:p>
          </table:table-cell>
          <table:table-cell office:value-type="string">
            <text:p>江苏</text:p>
          </table:table-cell>
          <table:table-cell office:value-type="string">
            <text:p>无锡市</text:p>
          </table:table-cell>
          <table:table-cell office:value-type="string">
            <text:p>www.lootom.com</text:p>
          </table:table-cell>
          <table:table-cell office:value-type="string">
            <text:p>江苏省无锡市滨湖区五三零大厦1号十八层1802室</text:p>
          </table:table-cell>
          <table:table-cell table:number-columns-repeated="2"/>
        </table:table-row>
        <table:table-row table:style-name="ro2">
          <table:table-cell office:value-type="string">
            <text:p>300556</text:p>
          </table:table-cell>
          <table:table-cell office:value-type="string">
            <text:p>丝路视觉</text:p>
          </table:table-cell>
          <table:table-cell office:value-type="string">
            <text:p>I 信息技术</text:p>
          </table:table-cell>
          <table:table-cell office:value-type="string">
            <text:p>丝路视觉科技股份有限公司</text:p>
          </table:table-cell>
          <table:table-cell office:value-type="string">
            <text:p>2016-11-04T00:00:00.000+08</text:p>
          </table:table-cell>
          <table:table-cell office:value-type="string">
            <text:p>广东</text:p>
          </table:table-cell>
          <table:table-cell office:value-type="string">
            <text:p>深圳市</text:p>
          </table:table-cell>
          <table:table-cell office:value-type="string">
            <text:p>www.silkroadcg.com</text:p>
          </table:table-cell>
          <table:table-cell office:value-type="string">
            <text:p>广东省深圳市福田区福强路3030号文化体育产业总部大厦17楼</text:p>
          </table:table-cell>
          <table:table-cell table:number-columns-repeated="2"/>
        </table:table-row>
        <table:table-row table:style-name="ro2">
          <table:table-cell office:value-type="string">
            <text:p>300557</text:p>
          </table:table-cell>
          <table:table-cell office:value-type="string">
            <text:p>理工光科</text:p>
          </table:table-cell>
          <table:table-cell office:value-type="string">
            <text:p>C 制造业</text:p>
          </table:table-cell>
          <table:table-cell office:value-type="string">
            <text:p>武汉理工光科股份有限公司</text:p>
          </table:table-cell>
          <table:table-cell office:value-type="string">
            <text:p>2016-11-01T00:00:00.000+08</text:p>
          </table:table-cell>
          <table:table-cell office:value-type="string">
            <text:p>湖北</text:p>
          </table:table-cell>
          <table:table-cell office:value-type="string">
            <text:p>武汉市</text:p>
          </table:table-cell>
          <table:table-cell office:value-type="string">
            <text:p>www.wutos.com</text:p>
          </table:table-cell>
          <table:table-cell office:value-type="string">
            <text:p>湖北省武汉市东湖开发区武汉理工大学科技园</text:p>
          </table:table-cell>
          <table:table-cell table:number-columns-repeated="2"/>
        </table:table-row>
        <table:table-row table:style-name="ro2">
          <table:table-cell office:value-type="string">
            <text:p>300558</text:p>
          </table:table-cell>
          <table:table-cell office:value-type="string">
            <text:p>贝达药业</text:p>
          </table:table-cell>
          <table:table-cell office:value-type="string">
            <text:p>C 制造业</text:p>
          </table:table-cell>
          <table:table-cell office:value-type="string">
            <text:p>贝达药业股份有限公司</text:p>
          </table:table-cell>
          <table:table-cell office:value-type="string">
            <text:p>2016-11-07T00:00:00.000+08</text:p>
          </table:table-cell>
          <table:table-cell office:value-type="string">
            <text:p>浙江</text:p>
          </table:table-cell>
          <table:table-cell office:value-type="string">
            <text:p>杭州市</text:p>
          </table:table-cell>
          <table:table-cell office:value-type="string">
            <text:p>www.bettapharma.com</text:p>
          </table:table-cell>
          <table:table-cell office:value-type="string">
            <text:p>浙江省杭州市余杭经济技术开发区红丰路589号</text:p>
          </table:table-cell>
          <table:table-cell table:number-columns-repeated="2"/>
        </table:table-row>
        <table:table-row table:style-name="ro2">
          <table:table-cell office:value-type="string">
            <text:p>300559</text:p>
          </table:table-cell>
          <table:table-cell office:value-type="string">
            <text:p>佳发安泰</text:p>
          </table:table-cell>
          <table:table-cell office:value-type="string">
            <text:p>I 信息技术</text:p>
          </table:table-cell>
          <table:table-cell office:value-type="string">
            <text:p>成都佳发安泰科技股份有限公司</text:p>
          </table:table-cell>
          <table:table-cell office:value-type="string">
            <text:p>2016-11-01T00:00:00.000+08</text:p>
          </table:table-cell>
          <table:table-cell office:value-type="string">
            <text:p>四川</text:p>
          </table:table-cell>
          <table:table-cell office:value-type="string">
            <text:p>成都市</text:p>
          </table:table-cell>
          <table:table-cell office:value-type="string">
            <text:p>ww.jf-r.com</text:p>
          </table:table-cell>
          <table:table-cell office:value-type="string">
            <text:p>四川省成都市武侯区武兴五路433号（武侯新城管委会内）</text:p>
          </table:table-cell>
          <table:table-cell table:number-columns-repeated="2"/>
        </table:table-row>
        <table:table-row table:style-name="ro2">
          <table:table-cell office:value-type="string">
            <text:p>300560</text:p>
          </table:table-cell>
          <table:table-cell office:value-type="string">
            <text:p>中富通</text:p>
          </table:table-cell>
          <table:table-cell office:value-type="string">
            <text:p>I 信息技术</text:p>
          </table:table-cell>
          <table:table-cell office:value-type="string">
            <text:p>中富通股份有限公司</text:p>
          </table:table-cell>
          <table:table-cell office:value-type="string">
            <text:p>2016-11-01T00:00:00.000+08</text:p>
          </table:table-cell>
          <table:table-cell office:value-type="string">
            <text:p>福建</text:p>
          </table:table-cell>
          <table:table-cell office:value-type="string">
            <text:p>福州市</text:p>
          </table:table-cell>
          <table:table-cell office:value-type="string">
            <text:p>www.zftii.com</text:p>
          </table:table-cell>
          <table:table-cell office:value-type="string">
            <text:p>福建省福州市鼓楼区铜盘路软件大道89号软件园F区4号楼20、21、22层</text:p>
          </table:table-cell>
          <table:table-cell table:number-columns-repeated="2"/>
        </table:table-row>
        <table:table-row table:style-name="ro2">
          <table:table-cell office:value-type="string">
            <text:p>300561</text:p>
          </table:table-cell>
          <table:table-cell office:value-type="string">
            <text:p>汇金科技</text:p>
          </table:table-cell>
          <table:table-cell office:value-type="string">
            <text:p>I 信息技术</text:p>
          </table:table-cell>
          <table:table-cell office:value-type="string">
            <text:p>珠海汇金科技股份有限公司</text:p>
          </table:table-cell>
          <table:table-cell office:value-type="string">
            <text:p>2016-11-17T00:00:00.000+08</text:p>
          </table:table-cell>
          <table:table-cell office:value-type="string">
            <text:p>广东</text:p>
          </table:table-cell>
          <table:table-cell office:value-type="string">
            <text:p>珠海市</text:p>
          </table:table-cell>
          <table:table-cell office:value-type="string">
            <text:p>www.sgsg.cc</text:p>
          </table:table-cell>
          <table:table-cell office:value-type="string">
            <text:p>广东省珠海市软件园路1号会展中心3#第三层</text:p>
          </table:table-cell>
          <table:table-cell table:number-columns-repeated="2"/>
        </table:table-row>
        <table:table-row table:style-name="ro2">
          <table:table-cell office:value-type="string">
            <text:p>300562</text:p>
          </table:table-cell>
          <table:table-cell office:value-type="string">
            <text:p>乐心医疗</text:p>
          </table:table-cell>
          <table:table-cell office:value-type="string">
            <text:p>C 制造业</text:p>
          </table:table-cell>
          <table:table-cell office:value-type="string">
            <text:p>广东乐心医疗电子股份有限公司</text:p>
          </table:table-cell>
          <table:table-cell office:value-type="string">
            <text:p>2016-11-16T00:00:00.000+08</text:p>
          </table:table-cell>
          <table:table-cell office:value-type="string">
            <text:p>广东</text:p>
          </table:table-cell>
          <table:table-cell office:value-type="string">
            <text:p>中山市</text:p>
          </table:table-cell>
          <table:table-cell office:value-type="string">
            <text:p>www.lifesense.com</text:p>
          </table:table-cell>
          <table:table-cell office:value-type="string">
            <text:p>广东省中山市火炬开发区东利路105号A区</text:p>
          </table:table-cell>
          <table:table-cell table:number-columns-repeated="2"/>
        </table:table-row>
        <table:table-row table:style-name="ro2">
          <table:table-cell office:value-type="string">
            <text:p>300563</text:p>
          </table:table-cell>
          <table:table-cell office:value-type="string">
            <text:p>神宇股份</text:p>
          </table:table-cell>
          <table:table-cell office:value-type="string">
            <text:p>C 制造业</text:p>
          </table:table-cell>
          <table:table-cell office:value-type="string">
            <text:p>神宇通信科技股份公司</text:p>
          </table:table-cell>
          <table:table-cell office:value-type="string">
            <text:p>2016-11-14T00:00:00.000+08</text:p>
          </table:table-cell>
          <table:table-cell office:value-type="string">
            <text:p>江苏</text:p>
          </table:table-cell>
          <table:table-cell office:value-type="string">
            <text:p>无锡市</text:p>
          </table:table-cell>
          <table:table-cell office:value-type="string">
            <text:p>www.shenyucable.com</text:p>
          </table:table-cell>
          <table:table-cell office:value-type="string">
            <text:p>江苏省江阴市长山大道22号</text:p>
          </table:table-cell>
          <table:table-cell table:number-columns-repeated="2"/>
        </table:table-row>
        <table:table-row table:style-name="ro2">
          <table:table-cell office:value-type="string">
            <text:p>300565</text:p>
          </table:table-cell>
          <table:table-cell office:value-type="string">
            <text:p>科信技术</text:p>
          </table:table-cell>
          <table:table-cell office:value-type="string">
            <text:p>C 制造业</text:p>
          </table:table-cell>
          <table:table-cell office:value-type="string">
            <text:p>深圳市科信通信技术股份有限公司</text:p>
          </table:table-cell>
          <table:table-cell office:value-type="string">
            <text:p>2016-11-22T00:00:00.000+08</text:p>
          </table:table-cell>
          <table:table-cell office:value-type="string">
            <text:p>广东</text:p>
          </table:table-cell>
          <table:table-cell office:value-type="string">
            <text:p>深圳市</text:p>
          </table:table-cell>
          <table:table-cell office:value-type="string">
            <text:p>www.szkexin.com.cn</text:p>
          </table:table-cell>
          <table:table-cell office:value-type="string">
            <text:p>广东省深圳市光明新区公明办事处塘家社区高新科技园汇业路南科信小区第1栋</text:p>
          </table:table-cell>
          <table:table-cell table:number-columns-repeated="2"/>
        </table:table-row>
        <table:table-row table:style-name="ro2">
          <table:table-cell office:value-type="string">
            <text:p>300566</text:p>
          </table:table-cell>
          <table:table-cell office:value-type="string">
            <text:p>激智科技</text:p>
          </table:table-cell>
          <table:table-cell office:value-type="string">
            <text:p>C 制造业</text:p>
          </table:table-cell>
          <table:table-cell office:value-type="string">
            <text:p>宁波激智科技股份有限公司</text:p>
          </table:table-cell>
          <table:table-cell office:value-type="string">
            <text:p>2016-11-15T00:00:00.000+08</text:p>
          </table:table-cell>
          <table:table-cell office:value-type="string">
            <text:p>浙江</text:p>
          </table:table-cell>
          <table:table-cell office:value-type="string">
            <text:p>宁波市</text:p>
          </table:table-cell>
          <table:table-cell office:value-type="string">
            <text:p>www.excitontech.cn</text:p>
          </table:table-cell>
          <table:table-cell office:value-type="string">
            <text:p>浙江省宁波高新区晶源路9号</text:p>
          </table:table-cell>
          <table:table-cell table:number-columns-repeated="2"/>
        </table:table-row>
        <table:table-row table:style-name="ro2">
          <table:table-cell office:value-type="string">
            <text:p>300567</text:p>
          </table:table-cell>
          <table:table-cell office:value-type="string">
            <text:p>精测电子</text:p>
          </table:table-cell>
          <table:table-cell office:value-type="string">
            <text:p>C 制造业</text:p>
          </table:table-cell>
          <table:table-cell office:value-type="string">
            <text:p>武汉精测电子技术股份有限公司</text:p>
          </table:table-cell>
          <table:table-cell office:value-type="string">
            <text:p>2016-11-22T00:00:00.000+08</text:p>
          </table:table-cell>
          <table:table-cell office:value-type="string">
            <text:p>湖北</text:p>
          </table:table-cell>
          <table:table-cell office:value-type="string">
            <text:p>武汉市</text:p>
          </table:table-cell>
          <table:table-cell office:value-type="string">
            <text:p>www.wuhanjingce.com</text:p>
          </table:table-cell>
          <table:table-cell office:value-type="string">
            <text:p>湖北省武汉市洪山区书城路48#(北港工业园)1栋11层</text:p>
          </table:table-cell>
          <table:table-cell table:number-columns-repeated="2"/>
        </table:table-row>
        <table:table-row table:style-name="ro2">
          <table:table-cell office:value-type="string">
            <text:p>300568</text:p>
          </table:table-cell>
          <table:table-cell office:value-type="string">
            <text:p>星源材质</text:p>
          </table:table-cell>
          <table:table-cell office:value-type="string">
            <text:p>C 制造业</text:p>
          </table:table-cell>
          <table:table-cell office:value-type="string">
            <text:p>深圳市星源材质科技股份有限公司</text:p>
          </table:table-cell>
          <table:table-cell office:value-type="string">
            <text:p>2016-12-01T00:00:00.000+08</text:p>
          </table:table-cell>
          <table:table-cell office:value-type="string">
            <text:p>广东</text:p>
          </table:table-cell>
          <table:table-cell office:value-type="string">
            <text:p>深圳市</text:p>
          </table:table-cell>
          <table:table-cell office:value-type="string">
            <text:p>www.senior798.com</text:p>
          </table:table-cell>
          <table:table-cell office:value-type="string">
            <text:p>广东省深圳市光明新区公明办事处田园路北</text:p>
          </table:table-cell>
          <table:table-cell table:number-columns-repeated="2"/>
        </table:table-row>
        <table:table-row table:style-name="ro2">
          <table:table-cell office:value-type="string">
            <text:p>300569</text:p>
          </table:table-cell>
          <table:table-cell office:value-type="string">
            <text:p>天能重工</text:p>
          </table:table-cell>
          <table:table-cell office:value-type="string">
            <text:p>C 制造业</text:p>
          </table:table-cell>
          <table:table-cell office:value-type="string">
            <text:p>青岛天能重工股份有限公司</text:p>
          </table:table-cell>
          <table:table-cell office:value-type="string">
            <text:p>2016-11-25T00:00:00.000+08</text:p>
          </table:table-cell>
          <table:table-cell office:value-type="string">
            <text:p>山东</text:p>
          </table:table-cell>
          <table:table-cell office:value-type="string">
            <text:p>青岛市</text:p>
          </table:table-cell>
          <table:table-cell office:value-type="string">
            <text:p>www.qdtnp.com</text:p>
          </table:table-cell>
          <table:table-cell office:value-type="string">
            <text:p>山东省胶州市李哥庄镇大沽河工业园</text:p>
          </table:table-cell>
          <table:table-cell table:number-columns-repeated="2"/>
        </table:table-row>
        <table:table-row table:style-name="ro2">
          <table:table-cell office:value-type="string">
            <text:p>300570</text:p>
          </table:table-cell>
          <table:table-cell office:value-type="string">
            <text:p>太辰光</text:p>
          </table:table-cell>
          <table:table-cell office:value-type="string">
            <text:p>C 制造业</text:p>
          </table:table-cell>
          <table:table-cell office:value-type="string">
            <text:p>深圳太辰光通信股份有限公司</text:p>
          </table:table-cell>
          <table:table-cell office:value-type="string">
            <text:p>2016-12-06T00:00:00.000+08</text:p>
          </table:table-cell>
          <table:table-cell office:value-type="string">
            <text:p>广东</text:p>
          </table:table-cell>
          <table:table-cell office:value-type="string">
            <text:p>深圳市</text:p>
          </table:table-cell>
          <table:table-cell office:value-type="string">
            <text:p>www.china-tscom.com</text:p>
          </table:table-cell>
          <table:table-cell office:value-type="string">
            <text:p>广东省深圳市福田区车公庙泰然工贸园201栋6楼</text:p>
          </table:table-cell>
          <table:table-cell table:number-columns-repeated="2"/>
        </table:table-row>
        <table:table-row table:style-name="ro2">
          <table:table-cell office:value-type="string">
            <text:p>300571</text:p>
          </table:table-cell>
          <table:table-cell office:value-type="string">
            <text:p>平治信息</text:p>
          </table:table-cell>
          <table:table-cell office:value-type="string">
            <text:p>I 信息技术</text:p>
          </table:table-cell>
          <table:table-cell office:value-type="string">
            <text:p>杭州平治信息技术股份有限公司</text:p>
          </table:table-cell>
          <table:table-cell office:value-type="string">
            <text:p>2016-12-13T00:00:00.000+08</text:p>
          </table:table-cell>
          <table:table-cell office:value-type="string">
            <text:p>浙江</text:p>
          </table:table-cell>
          <table:table-cell office:value-type="string">
            <text:p>杭州市</text:p>
          </table:table-cell>
          <table:table-cell office:value-type="string">
            <text:p>www.anysoft.cn</text:p>
          </table:table-cell>
          <table:table-cell office:value-type="string">
            <text:p>浙江省杭州市江干区九盛路9号A18幢5楼518室</text:p>
          </table:table-cell>
          <table:table-cell table:number-columns-repeated="2"/>
        </table:table-row>
        <table:table-row table:style-name="ro2">
          <table:table-cell office:value-type="string">
            <text:p>300572</text:p>
          </table:table-cell>
          <table:table-cell office:value-type="string">
            <text:p>安车检测</text:p>
          </table:table-cell>
          <table:table-cell office:value-type="string">
            <text:p>C 制造业</text:p>
          </table:table-cell>
          <table:table-cell office:value-type="string">
            <text:p>深圳市安车检测股份有限公司</text:p>
          </table:table-cell>
          <table:table-cell office:value-type="string">
            <text:p>2016-12-06T00:00:00.000+08</text:p>
          </table:table-cell>
          <table:table-cell office:value-type="string">
            <text:p>广东</text:p>
          </table:table-cell>
          <table:table-cell office:value-type="string">
            <text:p>深圳市</text:p>
          </table:table-cell>
          <table:table-cell office:value-type="string">
            <text:p>www.anche.cn</text:p>
          </table:table-cell>
          <table:table-cell office:value-type="string">
            <text:p>广东省深圳市南山区科技中2路1号深圳软件园（二期）9栋4楼401室</text:p>
          </table:table-cell>
          <table:table-cell table:number-columns-repeated="2"/>
        </table:table-row>
        <table:table-row table:style-name="ro2">
          <table:table-cell office:value-type="string">
            <text:p>300573</text:p>
          </table:table-cell>
          <table:table-cell office:value-type="string">
            <text:p>兴齐眼药</text:p>
          </table:table-cell>
          <table:table-cell office:value-type="string">
            <text:p>C 制造业</text:p>
          </table:table-cell>
          <table:table-cell office:value-type="string">
            <text:p>沈阳兴齐眼药股份有限公司</text:p>
          </table:table-cell>
          <table:table-cell office:value-type="string">
            <text:p>2016-12-08T00:00:00.000+08</text:p>
          </table:table-cell>
          <table:table-cell office:value-type="string">
            <text:p>辽宁</text:p>
          </table:table-cell>
          <table:table-cell office:value-type="string">
            <text:p>沈阳市</text:p>
          </table:table-cell>
          <table:table-cell office:value-type="string">
            <text:p>www.sinqi.com</text:p>
          </table:table-cell>
          <table:table-cell office:value-type="string">
            <text:p>辽宁省沈阳市东陵区泗水街68号</text:p>
          </table:table-cell>
          <table:table-cell table:number-columns-repeated="2"/>
        </table:table-row>
        <table:table-row table:style-name="ro2">
          <table:table-cell office:value-type="string">
            <text:p>300575</text:p>
          </table:table-cell>
          <table:table-cell office:value-type="string">
            <text:p>中旗股份</text:p>
          </table:table-cell>
          <table:table-cell office:value-type="string">
            <text:p>C 制造业</text:p>
          </table:table-cell>
          <table:table-cell office:value-type="string">
            <text:p>江苏中旗作物保护股份有限公司</text:p>
          </table:table-cell>
          <table:table-cell office:value-type="string">
            <text:p>2016-12-20T00:00:00.000+08</text:p>
          </table:table-cell>
          <table:table-cell office:value-type="string">
            <text:p>江苏</text:p>
          </table:table-cell>
          <table:table-cell office:value-type="string">
            <text:p>南京市</text:p>
          </table:table-cell>
          <table:table-cell office:value-type="string">
            <text:p>www.flagchem.com</text:p>
          </table:table-cell>
          <table:table-cell office:value-type="string">
            <text:p>江苏省南京市南京化学工业园区长丰河路309号</text:p>
          </table:table-cell>
          <table:table-cell table:number-columns-repeated="2"/>
        </table:table-row>
        <table:table-row table:style-name="ro2">
          <table:table-cell office:value-type="string">
            <text:p>300576</text:p>
          </table:table-cell>
          <table:table-cell office:value-type="string">
            <text:p>容大感光</text:p>
          </table:table-cell>
          <table:table-cell office:value-type="string">
            <text:p>C 制造业</text:p>
          </table:table-cell>
          <table:table-cell office:value-type="string">
            <text:p>深圳市容大感光科技股份有限公司</text:p>
          </table:table-cell>
          <table:table-cell office:value-type="string">
            <text:p>2016-12-20T00:00:00.000+08</text:p>
          </table:table-cell>
          <table:table-cell office:value-type="string">
            <text:p>广东</text:p>
          </table:table-cell>
          <table:table-cell office:value-type="string">
            <text:p>深圳市</text:p>
          </table:table-cell>
          <table:table-cell office:value-type="string">
            <text:p>www.szrd.com</text:p>
          </table:table-cell>
          <table:table-cell office:value-type="string">
            <text:p>广东省深圳市宝安区福永街道福永立新湖第一科技园研发楼第1-3楼</text:p>
          </table:table-cell>
          <table:table-cell table:number-columns-repeated="2"/>
        </table:table-row>
        <table:table-row table:style-name="ro2">
          <table:table-cell office:value-type="string">
            <text:p>300577</text:p>
          </table:table-cell>
          <table:table-cell office:value-type="string">
            <text:p>开润股份</text:p>
          </table:table-cell>
          <table:table-cell office:value-type="string">
            <text:p>C 制造业</text:p>
          </table:table-cell>
          <table:table-cell office:value-type="string">
            <text:p>安徽开润股份有限公司</text:p>
          </table:table-cell>
          <table:table-cell office:value-type="string">
            <text:p>2016-12-21T00:00:00.000+08</text:p>
          </table:table-cell>
          <table:table-cell office:value-type="string">
            <text:p>安徽</text:p>
          </table:table-cell>
          <table:table-cell office:value-type="string">
            <text:p>滁州市</text:p>
          </table:table-cell>
          <table:table-cell office:value-type="string">
            <text:p>www.korrun.com</text:p>
          </table:table-cell>
          <table:table-cell office:value-type="string">
            <text:p>安徽省滁州市同乐路1555号</text:p>
          </table:table-cell>
          <table:table-cell table:number-columns-repeated="2"/>
        </table:table-row>
        <table:table-row table:style-name="ro2">
          <table:table-cell office:value-type="string">
            <text:p>300578</text:p>
          </table:table-cell>
          <table:table-cell office:value-type="string">
            <text:p>会畅通讯</text:p>
          </table:table-cell>
          <table:table-cell office:value-type="string">
            <text:p>I 信息技术</text:p>
          </table:table-cell>
          <table:table-cell office:value-type="string">
            <text:p>上海会畅通讯股份有限公司</text:p>
          </table:table-cell>
          <table:table-cell office:value-type="string">
            <text:p>2017-01-25T00:00:00.000+08</text:p>
          </table:table-cell>
          <table:table-cell office:value-type="string">
            <text:p>上海</text:p>
          </table:table-cell>
          <table:table-cell office:value-type="string">
            <text:p>上海市</text:p>
          </table:table-cell>
          <table:table-cell office:value-type="string">
            <text:p>www.bizconf.cn</text:p>
          </table:table-cell>
          <table:table-cell office:value-type="string">
            <text:p>上海市金山区吕巷镇红光路4200-4201号2757室</text:p>
          </table:table-cell>
          <table:table-cell table:number-columns-repeated="2"/>
        </table:table-row>
        <table:table-row table:style-name="ro2">
          <table:table-cell office:value-type="string">
            <text:p>300579</text:p>
          </table:table-cell>
          <table:table-cell office:value-type="string">
            <text:p>数字认证</text:p>
          </table:table-cell>
          <table:table-cell office:value-type="string">
            <text:p>I 信息技术</text:p>
          </table:table-cell>
          <table:table-cell office:value-type="string">
            <text:p>北京数字认证股份有限公司</text:p>
          </table:table-cell>
          <table:table-cell office:value-type="string">
            <text:p>2016-12-23T00:00:00.000+08</text:p>
          </table:table-cell>
          <table:table-cell office:value-type="string">
            <text:p>北京</text:p>
          </table:table-cell>
          <table:table-cell office:value-type="string">
            <text:p>北京市</text:p>
          </table:table-cell>
          <table:table-cell office:value-type="string">
            <text:p>www.bjca.org.cn</text:p>
          </table:table-cell>
          <table:table-cell office:value-type="string">
            <text:p>北京市海淀区北四环西路68号1501号</text:p>
          </table:table-cell>
          <table:table-cell table:number-columns-repeated="2"/>
        </table:table-row>
        <table:table-row table:style-name="ro2">
          <table:table-cell office:value-type="string">
            <text:p>300580</text:p>
          </table:table-cell>
          <table:table-cell office:value-type="string">
            <text:p>贝斯特</text:p>
          </table:table-cell>
          <table:table-cell office:value-type="string">
            <text:p>C 制造业</text:p>
          </table:table-cell>
          <table:table-cell office:value-type="string">
            <text:p>无锡贝斯特精机股份有限公司</text:p>
          </table:table-cell>
          <table:table-cell office:value-type="string">
            <text:p>2017-01-11T00:00:00.000+08</text:p>
          </table:table-cell>
          <table:table-cell office:value-type="string">
            <text:p>江苏</text:p>
          </table:table-cell>
          <table:table-cell office:value-type="string">
            <text:p>无锡市</text:p>
          </table:table-cell>
          <table:table-cell office:value-type="string">
            <text:p>www.wuxibest.com</text:p>
          </table:table-cell>
          <table:table-cell office:value-type="string">
            <text:p>江苏省无锡市鸿桥路801-2702</text:p>
          </table:table-cell>
          <table:table-cell table:number-columns-repeated="2"/>
        </table:table-row>
        <table:table-row table:style-name="ro2">
          <table:table-cell office:value-type="string">
            <text:p>300581</text:p>
          </table:table-cell>
          <table:table-cell office:value-type="string">
            <text:p>晨曦航空</text:p>
          </table:table-cell>
          <table:table-cell office:value-type="string">
            <text:p>C 制造业</text:p>
          </table:table-cell>
          <table:table-cell office:value-type="string">
            <text:p>西安晨曦航空科技股份有限公司</text:p>
          </table:table-cell>
          <table:table-cell office:value-type="string">
            <text:p>2016-12-20T00:00:00.000+08</text:p>
          </table:table-cell>
          <table:table-cell office:value-type="string">
            <text:p>陕西</text:p>
          </table:table-cell>
          <table:table-cell office:value-type="string">
            <text:p>西安市</text:p>
          </table:table-cell>
          <table:table-cell office:value-type="string">
            <text:p>cn.inventronics-co.com</text:p>
          </table:table-cell>
          <table:table-cell office:value-type="string">
            <text:p>陕西省西安市高新区锦业路69号创业园C区11号</text:p>
          </table:table-cell>
          <table:table-cell table:number-columns-repeated="2"/>
        </table:table-row>
        <table:table-row table:style-name="ro2">
          <table:table-cell office:value-type="string">
            <text:p>300582</text:p>
          </table:table-cell>
          <table:table-cell office:value-type="string">
            <text:p>英飞特</text:p>
          </table:table-cell>
          <table:table-cell office:value-type="string">
            <text:p>C 制造业</text:p>
          </table:table-cell>
          <table:table-cell office:value-type="string">
            <text:p>英飞特电子（杭州）股份有限公司</text:p>
          </table:table-cell>
          <table:table-cell office:value-type="string">
            <text:p>2016-12-28T00:00:00.000+08</text:p>
          </table:table-cell>
          <table:table-cell office:value-type="string">
            <text:p>浙江</text:p>
          </table:table-cell>
          <table:table-cell office:value-type="string">
            <text:p>杭州市</text:p>
          </table:table-cell>
          <table:table-cell office:value-type="string">
            <text:p>cn.inventronics-co.com</text:p>
          </table:table-cell>
          <table:table-cell office:value-type="string">
            <text:p>浙江省杭州市滨江区长河街道江虹路459号A座</text:p>
          </table:table-cell>
          <table:table-cell table:number-columns-repeated="2"/>
        </table:table-row>
        <table:table-row table:style-name="ro2">
          <table:table-cell office:value-type="string">
            <text:p>300583</text:p>
          </table:table-cell>
          <table:table-cell office:value-type="string">
            <text:p>赛托生物</text:p>
          </table:table-cell>
          <table:table-cell office:value-type="string">
            <text:p>C 制造业</text:p>
          </table:table-cell>
          <table:table-cell office:value-type="string">
            <text:p>山东赛托生物科技股份有限公司</text:p>
          </table:table-cell>
          <table:table-cell office:value-type="string">
            <text:p>2017-01-06T00:00:00.000+08</text:p>
          </table:table-cell>
          <table:table-cell office:value-type="string">
            <text:p>山东</text:p>
          </table:table-cell>
          <table:table-cell office:value-type="string">
            <text:p>菏泽市</text:p>
          </table:table-cell>
          <table:table-cell office:value-type="string">
            <text:p>www.sitobiotech.com</text:p>
          </table:table-cell>
          <table:table-cell office:value-type="string">
            <text:p>山东省菏泽市定陶县东外环路南段</text:p>
          </table:table-cell>
          <table:table-cell table:number-columns-repeated="2"/>
        </table:table-row>
        <table:table-row table:style-name="ro2">
          <table:table-cell office:value-type="string">
            <text:p>300584</text:p>
          </table:table-cell>
          <table:table-cell office:value-type="string">
            <text:p>海辰药业</text:p>
          </table:table-cell>
          <table:table-cell office:value-type="string">
            <text:p>C 制造业</text:p>
          </table:table-cell>
          <table:table-cell office:value-type="string">
            <text:p>南京海辰药业股份有限公司</text:p>
          </table:table-cell>
          <table:table-cell office:value-type="string">
            <text:p>2017-01-12T00:00:00.000+08</text:p>
          </table:table-cell>
          <table:table-cell office:value-type="string">
            <text:p>江苏</text:p>
          </table:table-cell>
          <table:table-cell office:value-type="string">
            <text:p>南京市</text:p>
          </table:table-cell>
          <table:table-cell office:value-type="string">
            <text:p>www.hicin.cn</text:p>
          </table:table-cell>
          <table:table-cell office:value-type="string">
            <text:p>江苏省南京市经济技术开发区恒发路1号</text:p>
          </table:table-cell>
          <table:table-cell table:number-columns-repeated="2"/>
        </table:table-row>
        <table:table-row table:style-name="ro2">
          <table:table-cell office:value-type="string">
            <text:p>300585</text:p>
          </table:table-cell>
          <table:table-cell office:value-type="string">
            <text:p>奥联电子</text:p>
          </table:table-cell>
          <table:table-cell office:value-type="string">
            <text:p>C 制造业</text:p>
          </table:table-cell>
          <table:table-cell office:value-type="string">
            <text:p>南京奥联汽车电子电器股份有限公司</text:p>
          </table:table-cell>
          <table:table-cell office:value-type="string">
            <text:p>2016-12-29T00:00:00.000+08</text:p>
          </table:table-cell>
          <table:table-cell office:value-type="string">
            <text:p>江苏</text:p>
          </table:table-cell>
          <table:table-cell office:value-type="string">
            <text:p>南京市</text:p>
          </table:table-cell>
          <table:table-cell office:value-type="string">
            <text:p>www.njaolian.com</text:p>
          </table:table-cell>
          <table:table-cell office:value-type="string">
            <text:p>江苏省南京市江宁区谷里街道东善桥工业集中区</text:p>
          </table:table-cell>
          <table:table-cell table:number-columns-repeated="2"/>
        </table:table-row>
        <table:table-row table:style-name="ro2">
          <table:table-cell office:value-type="string">
            <text:p>300586</text:p>
          </table:table-cell>
          <table:table-cell office:value-type="string">
            <text:p>美联新材</text:p>
          </table:table-cell>
          <table:table-cell office:value-type="string">
            <text:p>C 制造业</text:p>
          </table:table-cell>
          <table:table-cell office:value-type="string">
            <text:p>广东美联新材料股份有限公司</text:p>
          </table:table-cell>
          <table:table-cell office:value-type="string">
            <text:p>2017-01-04T00:00:00.000+08</text:p>
          </table:table-cell>
          <table:table-cell office:value-type="string">
            <text:p>广东</text:p>
          </table:table-cell>
          <table:table-cell office:value-type="string">
            <text:p>汕头市</text:p>
          </table:table-cell>
          <table:table-cell office:value-type="string">
            <text:p>www.malion.cn</text:p>
          </table:table-cell>
          <table:table-cell office:value-type="string">
            <text:p>广东省汕头市美联路1号</text:p>
          </table:table-cell>
          <table:table-cell table:number-columns-repeated="2"/>
        </table:table-row>
        <table:table-row table:style-name="ro2">
          <table:table-cell office:value-type="string">
            <text:p>300587</text:p>
          </table:table-cell>
          <table:table-cell office:value-type="string">
            <text:p>天铁股份</text:p>
          </table:table-cell>
          <table:table-cell office:value-type="string">
            <text:p>C 制造业</text:p>
          </table:table-cell>
          <table:table-cell office:value-type="string">
            <text:p>浙江天铁实业股份有限公司</text:p>
          </table:table-cell>
          <table:table-cell office:value-type="string">
            <text:p>2017-01-05T00:00:00.000+08</text:p>
          </table:table-cell>
          <table:table-cell office:value-type="string">
            <text:p>浙江</text:p>
          </table:table-cell>
          <table:table-cell office:value-type="string">
            <text:p>台州市</text:p>
          </table:table-cell>
          <table:table-cell office:value-type="string">
            <text:p>www.tiantie.cn</text:p>
          </table:table-cell>
          <table:table-cell office:value-type="string">
            <text:p>浙江省天台县人民东路928号</text:p>
          </table:table-cell>
          <table:table-cell table:number-columns-repeated="2"/>
        </table:table-row>
        <table:table-row table:style-name="ro2">
          <table:table-cell office:value-type="string">
            <text:p>300588</text:p>
          </table:table-cell>
          <table:table-cell office:value-type="string">
            <text:p>熙菱信息</text:p>
          </table:table-cell>
          <table:table-cell office:value-type="string">
            <text:p>I 信息技术</text:p>
          </table:table-cell>
          <table:table-cell office:value-type="string">
            <text:p>新疆熙菱信息技术股份有限公司</text:p>
          </table:table-cell>
          <table:table-cell office:value-type="string">
            <text:p>2017-01-05T00:00:00.000+08</text:p>
          </table:table-cell>
          <table:table-cell office:value-type="string">
            <text:p>新疆</text:p>
          </table:table-cell>
          <table:table-cell office:value-type="string">
            <text:p>乌鲁木齐市</text:p>
          </table:table-cell>
          <table:table-cell office:value-type="string">
            <text:p>www.sit.com.cn</text:p>
          </table:table-cell>
          <table:table-cell office:value-type="string">
            <text:p>新疆维吾尔自治区乌鲁木齐市高新区（新市区）北京南路358号大成国际大厦10层</text:p>
          </table:table-cell>
          <table:table-cell table:number-columns-repeated="2"/>
        </table:table-row>
        <table:table-row table:style-name="ro2">
          <table:table-cell office:value-type="string">
            <text:p>300589</text:p>
          </table:table-cell>
          <table:table-cell office:value-type="string">
            <text:p>江龙船艇</text:p>
          </table:table-cell>
          <table:table-cell office:value-type="string">
            <text:p>C 制造业</text:p>
          </table:table-cell>
          <table:table-cell office:value-type="string">
            <text:p>江龙船艇科技股份有限公司</text:p>
          </table:table-cell>
          <table:table-cell office:value-type="string">
            <text:p>2017-01-13T00:00:00.000+08</text:p>
          </table:table-cell>
          <table:table-cell office:value-type="string">
            <text:p>广东</text:p>
          </table:table-cell>
          <table:table-cell office:value-type="string">
            <text:p>中山市</text:p>
          </table:table-cell>
          <table:table-cell office:value-type="string">
            <text:p>www.jianglong.cn</text:p>
          </table:table-cell>
          <table:table-cell office:value-type="string">
            <text:p>广东省中山市神湾镇桂竹路1号江龙船艇科技园</text:p>
          </table:table-cell>
          <table:table-cell table:number-columns-repeated="2"/>
        </table:table-row>
        <table:table-row table:style-name="ro2">
          <table:table-cell office:value-type="string">
            <text:p>300590</text:p>
          </table:table-cell>
          <table:table-cell office:value-type="string">
            <text:p>移为通信</text:p>
          </table:table-cell>
          <table:table-cell office:value-type="string">
            <text:p>C 制造业</text:p>
          </table:table-cell>
          <table:table-cell office:value-type="string">
            <text:p>上海移为通信技术股份有限公司</text:p>
          </table:table-cell>
          <table:table-cell office:value-type="string">
            <text:p>2017-01-11T00:00:00.000+08</text:p>
          </table:table-cell>
          <table:table-cell office:value-type="string">
            <text:p>上海</text:p>
          </table:table-cell>
          <table:table-cell office:value-type="string">
            <text:p>上海市</text:p>
          </table:table-cell>
          <table:table-cell office:value-type="string">
            <text:p>www.queclink.com</text:p>
          </table:table-cell>
          <table:table-cell office:value-type="string">
            <text:p>上海市闵行区宜山路1618号E厂房801A室</text:p>
          </table:table-cell>
          <table:table-cell table:number-columns-repeated="2"/>
        </table:table-row>
        <table:table-row table:style-name="ro2">
          <table:table-cell office:value-type="string">
            <text:p>300591</text:p>
          </table:table-cell>
          <table:table-cell office:value-type="string">
            <text:p>万里马</text:p>
          </table:table-cell>
          <table:table-cell office:value-type="string">
            <text:p>C 制造业</text:p>
          </table:table-cell>
          <table:table-cell office:value-type="string">
            <text:p>广东万里马实业股份有限公司</text:p>
          </table:table-cell>
          <table:table-cell office:value-type="string">
            <text:p>2017-01-10T00:00:00.000+08</text:p>
          </table:table-cell>
          <table:table-cell office:value-type="string">
            <text:p>广东</text:p>
          </table:table-cell>
          <table:table-cell office:value-type="string">
            <text:p>东莞市</text:p>
          </table:table-cell>
          <table:table-cell office:value-type="string">
            <text:p>www.wanlima.com.cn</text:p>
          </table:table-cell>
          <table:table-cell office:value-type="string">
            <text:p>广东省东莞市长安镇建安路367号</text:p>
          </table:table-cell>
          <table:table-cell table:number-columns-repeated="2"/>
        </table:table-row>
        <table:table-row table:style-name="ro2">
          <table:table-cell office:value-type="string">
            <text:p>300592</text:p>
          </table:table-cell>
          <table:table-cell office:value-type="string">
            <text:p>华凯创意</text:p>
          </table:table-cell>
          <table:table-cell office:value-type="string">
            <text:p>R 文化传播</text:p>
          </table:table-cell>
          <table:table-cell office:value-type="string">
            <text:p>湖南华凯文化创意股份有限公司</text:p>
          </table:table-cell>
          <table:table-cell office:value-type="string">
            <text:p>2017-01-20T00:00:00.000+08</text:p>
          </table:table-cell>
          <table:table-cell office:value-type="string">
            <text:p>湖南</text:p>
          </table:table-cell>
          <table:table-cell office:value-type="string">
            <text:p>长沙市</text:p>
          </table:table-cell>
          <table:table-cell office:value-type="string">
            <text:p>www.huakai.net</text:p>
          </table:table-cell>
          <table:table-cell office:value-type="string">
            <text:p>湖南省长沙市岳麓区桐梓坡西路229号厂房101</text:p>
          </table:table-cell>
          <table:table-cell table:number-columns-repeated="2"/>
        </table:table-row>
        <table:table-row table:style-name="ro2">
          <table:table-cell office:value-type="string">
            <text:p>300593</text:p>
          </table:table-cell>
          <table:table-cell office:value-type="string">
            <text:p>新雷能</text:p>
          </table:table-cell>
          <table:table-cell office:value-type="string">
            <text:p>C 制造业</text:p>
          </table:table-cell>
          <table:table-cell office:value-type="string">
            <text:p>北京新雷能科技股份有限公司</text:p>
          </table:table-cell>
          <table:table-cell office:value-type="string">
            <text:p>2017-01-13T00:00:00.000+08</text:p>
          </table:table-cell>
          <table:table-cell office:value-type="string">
            <text:p>北京</text:p>
          </table:table-cell>
          <table:table-cell office:value-type="string">
            <text:p>北京市</text:p>
          </table:table-cell>
          <table:table-cell office:value-type="string">
            <text:p>www.suplet.com</text:p>
          </table:table-cell>
          <table:table-cell office:value-type="string">
            <text:p>北京市昌平区科技园区超前路9号B座285室</text:p>
          </table:table-cell>
          <table:table-cell table:number-columns-repeated="2"/>
        </table:table-row>
        <table:table-row table:style-name="ro2">
          <table:table-cell office:value-type="string">
            <text:p>300595</text:p>
          </table:table-cell>
          <table:table-cell office:value-type="string">
            <text:p>欧普康视</text:p>
          </table:table-cell>
          <table:table-cell office:value-type="string">
            <text:p>C 制造业</text:p>
          </table:table-cell>
          <table:table-cell office:value-type="string">
            <text:p>欧普康视科技股份有限公司</text:p>
          </table:table-cell>
          <table:table-cell office:value-type="string">
            <text:p>2017-01-17T00:00:00.000+08</text:p>
          </table:table-cell>
          <table:table-cell office:value-type="string">
            <text:p>安徽</text:p>
          </table:table-cell>
          <table:table-cell office:value-type="string">
            <text:p>合肥市</text:p>
          </table:table-cell>
          <table:table-cell office:value-type="string">
            <text:p>www.orthok.cn</text:p>
          </table:table-cell>
          <table:table-cell office:value-type="string">
            <text:p>安徽省合肥市高新区梦园路7号</text:p>
          </table:table-cell>
          <table:table-cell table:number-columns-repeated="2"/>
        </table:table-row>
        <table:table-row table:style-name="ro2">
          <table:table-cell office:value-type="string">
            <text:p>300596</text:p>
          </table:table-cell>
          <table:table-cell office:value-type="string">
            <text:p>利安隆</text:p>
          </table:table-cell>
          <table:table-cell office:value-type="string">
            <text:p>C 制造业</text:p>
          </table:table-cell>
          <table:table-cell office:value-type="string">
            <text:p>天津利安隆新材料股份有限公司</text:p>
          </table:table-cell>
          <table:table-cell office:value-type="string">
            <text:p>2017-01-19T00:00:00.000+08</text:p>
          </table:table-cell>
          <table:table-cell office:value-type="string">
            <text:p>天津</text:p>
          </table:table-cell>
          <table:table-cell office:value-type="string">
            <text:p>天津市</text:p>
          </table:table-cell>
          <table:table-cell office:value-type="string">
            <text:p>www.rianlon.com</text:p>
          </table:table-cell>
          <table:table-cell office:value-type="string">
            <text:p>天津市经济技术开发区汉沽现代产业区黄山路6号</text:p>
          </table:table-cell>
          <table:table-cell table:number-columns-repeated="2"/>
        </table:table-row>
        <table:table-row table:style-name="ro2">
          <table:table-cell office:value-type="string">
            <text:p>300597</text:p>
          </table:table-cell>
          <table:table-cell office:value-type="string">
            <text:p>吉大通信</text:p>
          </table:table-cell>
          <table:table-cell office:value-type="string">
            <text:p>I 信息技术</text:p>
          </table:table-cell>
          <table:table-cell office:value-type="string">
            <text:p>吉林吉大通信设计院股份有限公司</text:p>
          </table:table-cell>
          <table:table-cell office:value-type="string">
            <text:p>2017-01-23T00:00:00.000+08</text:p>
          </table:table-cell>
          <table:table-cell office:value-type="string">
            <text:p>吉林</text:p>
          </table:table-cell>
          <table:table-cell office:value-type="string">
            <text:p>长春市</text:p>
          </table:table-cell>
          <table:table-cell office:value-type="string">
            <text:p>www.jlucdi.com</text:p>
          </table:table-cell>
          <table:table-cell office:value-type="string">
            <text:p>吉林省长春市朝阳区南湖学府经典小区第9幢701室</text:p>
          </table:table-cell>
          <table:table-cell table:number-columns-repeated="2"/>
        </table:table-row>
        <table:table-row table:style-name="ro2">
          <table:table-cell office:value-type="string">
            <text:p>300598</text:p>
          </table:table-cell>
          <table:table-cell office:value-type="string">
            <text:p>诚迈科技</text:p>
          </table:table-cell>
          <table:table-cell office:value-type="string">
            <text:p>I 信息技术</text:p>
          </table:table-cell>
          <table:table-cell office:value-type="string">
            <text:p>诚迈科技（南京）股份有限公司</text:p>
          </table:table-cell>
          <table:table-cell office:value-type="string">
            <text:p>2017-01-20T00:00:00.000+08</text:p>
          </table:table-cell>
          <table:table-cell office:value-type="string">
            <text:p>江苏</text:p>
          </table:table-cell>
          <table:table-cell office:value-type="string">
            <text:p>南京市</text:p>
          </table:table-cell>
          <table:table-cell office:value-type="string">
            <text:p>www.archermind.com</text:p>
          </table:table-cell>
          <table:table-cell office:value-type="string">
            <text:p>江苏省南京市雨花台区软件大道106号2幢1102室</text:p>
          </table:table-cell>
          <table:table-cell table:number-columns-repeated="2"/>
        </table:table-row>
        <table:table-row table:style-name="ro2">
          <table:table-cell office:value-type="string">
            <text:p>300599</text:p>
          </table:table-cell>
          <table:table-cell office:value-type="string">
            <text:p>雄塑科技</text:p>
          </table:table-cell>
          <table:table-cell office:value-type="string">
            <text:p>C 制造业</text:p>
          </table:table-cell>
          <table:table-cell office:value-type="string">
            <text:p>广东雄塑科技集团股份有限公司</text:p>
          </table:table-cell>
          <table:table-cell office:value-type="string">
            <text:p>2017-01-23T00:00:00.000+08</text:p>
          </table:table-cell>
          <table:table-cell office:value-type="string">
            <text:p>广东</text:p>
          </table:table-cell>
          <table:table-cell office:value-type="string">
            <text:p>佛山市</text:p>
          </table:table-cell>
          <table:table-cell office:value-type="string">
            <text:p>www.xiongsu.cn</text:p>
          </table:table-cell>
          <table:table-cell office:value-type="string">
            <text:p>广东省佛山市南海区九江镇龙高路敦根路段雄塑工业园</text:p>
          </table:table-cell>
          <table:table-cell table:number-columns-repeated="2"/>
        </table:table-row>
        <table:table-row table:style-name="ro2">
          <table:table-cell office:value-type="string">
            <text:p>300600</text:p>
          </table:table-cell>
          <table:table-cell office:value-type="string">
            <text:p>瑞特股份</text:p>
          </table:table-cell>
          <table:table-cell office:value-type="string">
            <text:p>C 制造业</text:p>
          </table:table-cell>
          <table:table-cell office:value-type="string">
            <text:p>常熟瑞特电气股份有限公司</text:p>
          </table:table-cell>
          <table:table-cell office:value-type="string">
            <text:p>2017-01-25T00:00:00.000+08</text:p>
          </table:table-cell>
          <table:table-cell office:value-type="string">
            <text:p>江苏</text:p>
          </table:table-cell>
          <table:table-cell office:value-type="string">
            <text:p>苏州市</text:p>
          </table:table-cell>
          <table:table-cell office:value-type="string">
            <text:p>www.cn-ruite.com</text:p>
          </table:table-cell>
          <table:table-cell office:value-type="string">
            <text:p>江苏省常熟市虞山镇高新技术产业园青岛路2号</text:p>
          </table:table-cell>
          <table:table-cell table:number-columns-repeated="2"/>
        </table:table-row>
        <table:table-row table:style-name="ro2">
          <table:table-cell office:value-type="string">
            <text:p>300601</text:p>
          </table:table-cell>
          <table:table-cell office:value-type="string">
            <text:p>康泰生物</text:p>
          </table:table-cell>
          <table:table-cell office:value-type="string">
            <text:p>C 制造业</text:p>
          </table:table-cell>
          <table:table-cell office:value-type="string">
            <text:p>深圳康泰生物制品股份有限公司</text:p>
          </table:table-cell>
          <table:table-cell office:value-type="string">
            <text:p>2017-02-07T00:00:00.000+08</text:p>
          </table:table-cell>
          <table:table-cell office:value-type="string">
            <text:p>广东</text:p>
          </table:table-cell>
          <table:table-cell office:value-type="string">
            <text:p>深圳市</text:p>
          </table:table-cell>
          <table:table-cell office:value-type="string">
            <text:p>www.biokangtai.com</text:p>
          </table:table-cell>
          <table:table-cell office:value-type="string">
            <text:p>广东省深圳市南山区科技工业园科发路6号</text:p>
          </table:table-cell>
          <table:table-cell table:number-columns-repeated="2"/>
        </table:table-row>
        <table:table-row table:style-name="ro2">
          <table:table-cell office:value-type="string">
            <text:p>300602</text:p>
          </table:table-cell>
          <table:table-cell office:value-type="string">
            <text:p>飞荣达</text:p>
          </table:table-cell>
          <table:table-cell office:value-type="string">
            <text:p>C 制造业</text:p>
          </table:table-cell>
          <table:table-cell office:value-type="string">
            <text:p>深圳市飞荣达科技股份有限公司</text:p>
          </table:table-cell>
          <table:table-cell office:value-type="string">
            <text:p>2017-01-26T00:00:00.000+08</text:p>
          </table:table-cell>
          <table:table-cell office:value-type="string">
            <text:p>广东</text:p>
          </table:table-cell>
          <table:table-cell office:value-type="string">
            <text:p>深圳市</text:p>
          </table:table-cell>
          <table:table-cell office:value-type="string">
            <text:p>www.frd.cn</text:p>
          </table:table-cell>
          <table:table-cell office:value-type="string">
            <text:p>广东省深圳市南山区桃源街道北环路猫头山高发工业区高发8＃厂房一至六层、3#厂房五层西等</text:p>
          </table:table-cell>
          <table:table-cell table:number-columns-repeated="2"/>
        </table:table-row>
        <table:table-row table:style-name="ro2">
          <table:table-cell office:value-type="string">
            <text:p>300603</text:p>
          </table:table-cell>
          <table:table-cell office:value-type="string">
            <text:p>立昂技术</text:p>
          </table:table-cell>
          <table:table-cell office:value-type="string">
            <text:p>I 信息技术</text:p>
          </table:table-cell>
          <table:table-cell office:value-type="string">
            <text:p>立昂技术股份有限公司</text:p>
          </table:table-cell>
          <table:table-cell office:value-type="string">
            <text:p>2017-01-26T00:00:00.000+08</text:p>
          </table:table-cell>
          <table:table-cell office:value-type="string">
            <text:p>新疆</text:p>
          </table:table-cell>
          <table:table-cell office:value-type="string">
            <text:p>乌鲁木齐市</text:p>
          </table:table-cell>
          <table:table-cell office:value-type="string">
            <text:p>www.leoncom.cn</text:p>
          </table:table-cell>
          <table:table-cell office:value-type="string">
            <text:p>新疆维吾尔自治区乌鲁木齐经济技术开发区喀什西路545号美丽家园3层办公楼30号</text:p>
          </table:table-cell>
          <table:table-cell table:number-columns-repeated="2"/>
        </table:table-row>
        <table:table-row table:style-name="ro2">
          <table:table-cell office:value-type="string">
            <text:p>300604</text:p>
          </table:table-cell>
          <table:table-cell office:value-type="string">
            <text:p>长川科技</text:p>
          </table:table-cell>
          <table:table-cell office:value-type="string">
            <text:p>C 制造业</text:p>
          </table:table-cell>
          <table:table-cell office:value-type="string">
            <text:p>杭州长川科技股份有限公司</text:p>
          </table:table-cell>
          <table:table-cell office:value-type="string">
            <text:p>2017-04-17T00:00:00.000+08</text:p>
          </table:table-cell>
          <table:table-cell office:value-type="string">
            <text:p>浙江</text:p>
          </table:table-cell>
          <table:table-cell office:value-type="string">
            <text:p>杭州市</text:p>
          </table:table-cell>
          <table:table-cell office:value-type="string">
            <text:p>www.hzcctech.com</text:p>
          </table:table-cell>
          <table:table-cell office:value-type="string">
            <text:p>浙江省杭州市滨江区江淑路799号3幢第一、第二全楼层和第三、四、五层A单元</text:p>
          </table:table-cell>
          <table:table-cell table:number-columns-repeated="2"/>
        </table:table-row>
        <table:table-row table:style-name="ro2">
          <table:table-cell office:value-type="string">
            <text:p>300605</text:p>
          </table:table-cell>
          <table:table-cell office:value-type="string">
            <text:p>恒锋信息</text:p>
          </table:table-cell>
          <table:table-cell office:value-type="string">
            <text:p>I 信息技术</text:p>
          </table:table-cell>
          <table:table-cell office:value-type="string">
            <text:p>恒锋信息科技股份有限公司</text:p>
          </table:table-cell>
          <table:table-cell office:value-type="string">
            <text:p>2017-02-08T00:00:00.000+08</text:p>
          </table:table-cell>
          <table:table-cell office:value-type="string">
            <text:p>福建</text:p>
          </table:table-cell>
          <table:table-cell office:value-type="string">
            <text:p>福州市</text:p>
          </table:table-cell>
          <table:table-cell office:value-type="string">
            <text:p>www.i-hengfeng.com</text:p>
          </table:table-cell>
          <table:table-cell office:value-type="string">
            <text:p>福建省福州市鼓楼区乌山西路318号洪山科技园创业中心大厦二层219室</text:p>
          </table:table-cell>
          <table:table-cell table:number-columns-repeated="2"/>
        </table:table-row>
        <table:table-row table:style-name="ro2">
          <table:table-cell office:value-type="string">
            <text:p>300606</text:p>
          </table:table-cell>
          <table:table-cell office:value-type="string">
            <text:p>金太阳</text:p>
          </table:table-cell>
          <table:table-cell office:value-type="string">
            <text:p>C 制造业</text:p>
          </table:table-cell>
          <table:table-cell office:value-type="string">
            <text:p>东莞金太阳研磨股份有限公司</text:p>
          </table:table-cell>
          <table:table-cell office:value-type="string">
            <text:p>2017-02-08T00:00:00.000+08</text:p>
          </table:table-cell>
          <table:table-cell office:value-type="string">
            <text:p>广东</text:p>
          </table:table-cell>
          <table:table-cell office:value-type="string">
            <text:p>东莞市</text:p>
          </table:table-cell>
          <table:table-cell office:value-type="string">
            <text:p>www.chinagoldensun.cn</text:p>
          </table:table-cell>
          <table:table-cell office:value-type="string">
            <text:p>广东省东莞市大岭山镇大环路东66号</text:p>
          </table:table-cell>
          <table:table-cell table:number-columns-repeated="2"/>
        </table:table-row>
        <table:table-row table:style-name="ro2">
          <table:table-cell office:value-type="string">
            <text:p>300607</text:p>
          </table:table-cell>
          <table:table-cell office:value-type="string">
            <text:p>拓斯达</text:p>
          </table:table-cell>
          <table:table-cell office:value-type="string">
            <text:p>C 制造业</text:p>
          </table:table-cell>
          <table:table-cell office:value-type="string">
            <text:p>广东拓斯达科技股份有限公司</text:p>
          </table:table-cell>
          <table:table-cell office:value-type="string">
            <text:p>2017-02-09T00:00:00.000+08</text:p>
          </table:table-cell>
          <table:table-cell office:value-type="string">
            <text:p>广东</text:p>
          </table:table-cell>
          <table:table-cell office:value-type="string">
            <text:p>东莞市</text:p>
          </table:table-cell>
          <table:table-cell office:value-type="string">
            <text:p>www.topstarltd.com</text:p>
          </table:table-cell>
          <table:table-cell office:value-type="string">
            <text:p>广东省东莞市大岭山镇新塘村新塘新路90号</text:p>
          </table:table-cell>
          <table:table-cell table:number-columns-repeated="2"/>
        </table:table-row>
        <table:table-row table:style-name="ro2">
          <table:table-cell office:value-type="string">
            <text:p>300608</text:p>
          </table:table-cell>
          <table:table-cell office:value-type="string">
            <text:p>思特奇</text:p>
          </table:table-cell>
          <table:table-cell office:value-type="string">
            <text:p>I 信息技术</text:p>
          </table:table-cell>
          <table:table-cell office:value-type="string">
            <text:p>北京思特奇信息技术股份有限公司</text:p>
          </table:table-cell>
          <table:table-cell office:value-type="string">
            <text:p>2017-02-13T00:00:00.000+08</text:p>
          </table:table-cell>
          <table:table-cell office:value-type="string">
            <text:p>北京</text:p>
          </table:table-cell>
          <table:table-cell office:value-type="string">
            <text:p>北京市</text:p>
          </table:table-cell>
          <table:table-cell office:value-type="string">
            <text:p>www.si-tech.com.cn</text:p>
          </table:table-cell>
          <table:table-cell office:value-type="string">
            <text:p>北京市海淀区中关村南大街6号中电信息大厦14层</text:p>
          </table:table-cell>
          <table:table-cell table:number-columns-repeated="2"/>
        </table:table-row>
        <table:table-row table:style-name="ro2">
          <table:table-cell office:value-type="string">
            <text:p>300609</text:p>
          </table:table-cell>
          <table:table-cell office:value-type="string">
            <text:p>汇纳科技</text:p>
          </table:table-cell>
          <table:table-cell office:value-type="string">
            <text:p>I 信息技术</text:p>
          </table:table-cell>
          <table:table-cell office:value-type="string">
            <text:p>上海汇纳信息科技股份有限公司</text:p>
          </table:table-cell>
          <table:table-cell office:value-type="string">
            <text:p>2017-02-15T00:00:00.000+08</text:p>
          </table:table-cell>
          <table:table-cell office:value-type="string">
            <text:p>上海</text:p>
          </table:table-cell>
          <table:table-cell office:value-type="string">
            <text:p>上海市</text:p>
          </table:table-cell>
          <table:table-cell office:value-type="string">
            <text:p>www.winnerinf.com</text:p>
          </table:table-cell>
          <table:table-cell office:value-type="string">
            <text:p>上海市金山区亭林镇亭枫公路333号216室</text:p>
          </table:table-cell>
          <table:table-cell table:number-columns-repeated="2"/>
        </table:table-row>
        <table:table-row table:style-name="ro2">
          <table:table-cell office:value-type="string">
            <text:p>300610</text:p>
          </table:table-cell>
          <table:table-cell office:value-type="string">
            <text:p>晨化股份</text:p>
          </table:table-cell>
          <table:table-cell office:value-type="string">
            <text:p>C 制造业</text:p>
          </table:table-cell>
          <table:table-cell office:value-type="string">
            <text:p>扬州晨化新材料股份有限公司</text:p>
          </table:table-cell>
          <table:table-cell office:value-type="string">
            <text:p>2017-02-13T00:00:00.000+08</text:p>
          </table:table-cell>
          <table:table-cell office:value-type="string">
            <text:p>江苏</text:p>
          </table:table-cell>
          <table:table-cell office:value-type="string">
            <text:p>扬州市</text:p>
          </table:table-cell>
          <table:table-cell office:value-type="string">
            <text:p>www. yzch.cc</text:p>
          </table:table-cell>
          <table:table-cell office:value-type="string">
            <text:p>江苏省宝应县曹甸镇镇中路231号</text:p>
          </table:table-cell>
          <table:table-cell table:number-columns-repeated="2"/>
        </table:table-row>
        <table:table-row table:style-name="ro2">
          <table:table-cell office:value-type="string">
            <text:p>300611</text:p>
          </table:table-cell>
          <table:table-cell office:value-type="string">
            <text:p>美力科技</text:p>
          </table:table-cell>
          <table:table-cell office:value-type="string">
            <text:p>C 制造业</text:p>
          </table:table-cell>
          <table:table-cell office:value-type="string">
            <text:p>浙江美力科技股份有限公司</text:p>
          </table:table-cell>
          <table:table-cell office:value-type="string">
            <text:p>2017-02-20T00:00:00.000+08</text:p>
          </table:table-cell>
          <table:table-cell office:value-type="string">
            <text:p>浙江</text:p>
          </table:table-cell>
          <table:table-cell office:value-type="string">
            <text:p>绍兴市</text:p>
          </table:table-cell>
          <table:table-cell office:value-type="string">
            <text:p>www.china-springs.com</text:p>
          </table:table-cell>
          <table:table-cell office:value-type="string">
            <text:p>浙江省新昌县新昌大道西路1365号</text:p>
          </table:table-cell>
          <table:table-cell table:number-columns-repeated="2"/>
        </table:table-row>
        <table:table-row table:style-name="ro2">
          <table:table-cell office:value-type="string">
            <text:p>300612</text:p>
          </table:table-cell>
          <table:table-cell office:value-type="string">
            <text:p>宣亚国际</text:p>
          </table:table-cell>
          <table:table-cell office:value-type="string">
            <text:p>L 商务服务</text:p>
          </table:table-cell>
          <table:table-cell office:value-type="string">
            <text:p>宣亚国际品牌管理（北京）股份有限公司</text:p>
          </table:table-cell>
          <table:table-cell office:value-type="string">
            <text:p>2017-02-15T00:00:00.000+08</text:p>
          </table:table-cell>
          <table:table-cell office:value-type="string">
            <text:p>北京</text:p>
          </table:table-cell>
          <table:table-cell office:value-type="string">
            <text:p>北京市</text:p>
          </table:table-cell>
          <table:table-cell office:value-type="string">
            <text:p>www.shunyagroup.com</text:p>
          </table:table-cell>
          <table:table-cell office:value-type="string">
            <text:p>北京市朝阳区八里庄东里1号CN02-B</text:p>
          </table:table-cell>
          <table:table-cell table:number-columns-repeated="2"/>
        </table:table-row>
        <table:table-row table:style-name="ro2">
          <table:table-cell office:value-type="string">
            <text:p>300613</text:p>
          </table:table-cell>
          <table:table-cell office:value-type="string">
            <text:p>富瀚微</text:p>
          </table:table-cell>
          <table:table-cell office:value-type="string">
            <text:p>I 信息技术</text:p>
          </table:table-cell>
          <table:table-cell office:value-type="string">
            <text:p>上海富瀚微电子股份有限公司</text:p>
          </table:table-cell>
          <table:table-cell office:value-type="string">
            <text:p>2017-02-20T00:00:00.000+08</text:p>
          </table:table-cell>
          <table:table-cell office:value-type="string">
            <text:p>上海</text:p>
          </table:table-cell>
          <table:table-cell office:value-type="string">
            <text:p>上海市</text:p>
          </table:table-cell>
          <table:table-cell office:value-type="string">
            <text:p>www.fullhan.com</text:p>
          </table:table-cell>
          <table:table-cell office:value-type="string">
            <text:p>上海市桂平路680号32幢620室</text:p>
          </table:table-cell>
          <table:table-cell table:number-columns-repeated="2"/>
        </table:table-row>
        <table:table-row table:style-name="ro2">
          <table:table-cell office:value-type="string">
            <text:p>300615</text:p>
          </table:table-cell>
          <table:table-cell office:value-type="string">
            <text:p>欣天科技</text:p>
          </table:table-cell>
          <table:table-cell office:value-type="string">
            <text:p>C 制造业</text:p>
          </table:table-cell>
          <table:table-cell office:value-type="string">
            <text:p>深圳市欣天科技股份有限公司</text:p>
          </table:table-cell>
          <table:table-cell office:value-type="string">
            <text:p>2017-02-15T00:00:00.000+08</text:p>
          </table:table-cell>
          <table:table-cell office:value-type="string">
            <text:p>广东</text:p>
          </table:table-cell>
          <table:table-cell office:value-type="string">
            <text:p>深圳市</text:p>
          </table:table-cell>
          <table:table-cell office:value-type="string">
            <text:p>www.xdc-industries.com</text:p>
          </table:table-cell>
          <table:table-cell office:value-type="string">
            <text:p>广东省深圳市南山区西丽官龙村第二工业区4号</text:p>
          </table:table-cell>
          <table:table-cell table:number-columns-repeated="2"/>
        </table:table-row>
        <table:table-row table:style-name="ro2">
          <table:table-cell office:value-type="string">
            <text:p>300616</text:p>
          </table:table-cell>
          <table:table-cell office:value-type="string">
            <text:p>尚品宅配</text:p>
          </table:table-cell>
          <table:table-cell office:value-type="string">
            <text:p>C 制造业</text:p>
          </table:table-cell>
          <table:table-cell office:value-type="string">
            <text:p>广州尚品宅配家居股份有限公司</text:p>
          </table:table-cell>
          <table:table-cell office:value-type="string">
            <text:p>2017-03-07T00:00:00.000+08</text:p>
          </table:table-cell>
          <table:table-cell office:value-type="string">
            <text:p>广东</text:p>
          </table:table-cell>
          <table:table-cell office:value-type="string">
            <text:p>广州市</text:p>
          </table:table-cell>
          <table:table-cell office:value-type="string">
            <text:p>www.spzp.com</text:p>
          </table:table-cell>
          <table:table-cell office:value-type="string">
            <text:p>广东省广州市天河区花城大道85号3501房之自编01-05单元</text:p>
          </table:table-cell>
          <table:table-cell table:number-columns-repeated="2"/>
        </table:table-row>
        <table:table-row table:style-name="ro2">
          <table:table-cell office:value-type="string">
            <text:p>300617</text:p>
          </table:table-cell>
          <table:table-cell office:value-type="string">
            <text:p>安靠智电</text:p>
          </table:table-cell>
          <table:table-cell office:value-type="string">
            <text:p>C 制造业</text:p>
          </table:table-cell>
          <table:table-cell office:value-type="string">
            <text:p>江苏安靠智能输电工程科技股份有限公司</text:p>
          </table:table-cell>
          <table:table-cell office:value-type="string">
            <text:p>2017-02-28T00:00:00.000+08</text:p>
          </table:table-cell>
          <table:table-cell office:value-type="string">
            <text:p>江苏</text:p>
          </table:table-cell>
          <table:table-cell office:value-type="string">
            <text:p>常州市</text:p>
          </table:table-cell>
          <table:table-cell office:value-type="string">
            <text:p>www.ankura.com.cn</text:p>
          </table:table-cell>
          <table:table-cell office:value-type="string">
            <text:p>江苏省溧阳市经济开发区天目湖工业园</text:p>
          </table:table-cell>
          <table:table-cell table:number-columns-repeated="2"/>
        </table:table-row>
        <table:table-row table:style-name="ro2">
          <table:table-cell office:value-type="string">
            <text:p>300618</text:p>
          </table:table-cell>
          <table:table-cell office:value-type="string">
            <text:p>寒锐钴业</text:p>
          </table:table-cell>
          <table:table-cell office:value-type="string">
            <text:p>C 制造业</text:p>
          </table:table-cell>
          <table:table-cell office:value-type="string">
            <text:p>南京寒锐钴业股份有限公司</text:p>
          </table:table-cell>
          <table:table-cell office:value-type="string">
            <text:p>2017-03-06T00:00:00.000+08</text:p>
          </table:table-cell>
          <table:table-cell office:value-type="string">
            <text:p>江苏</text:p>
          </table:table-cell>
          <table:table-cell office:value-type="string">
            <text:p>南京市</text:p>
          </table:table-cell>
          <table:table-cell office:value-type="string">
            <text:p>www.hrcobalt.com</text:p>
          </table:table-cell>
          <table:table-cell office:value-type="string">
            <text:p>江苏省南京市江宁经济技术开发区静淮街115号</text:p>
          </table:table-cell>
          <table:table-cell table:number-columns-repeated="2"/>
        </table:table-row>
        <table:table-row table:style-name="ro2">
          <table:table-cell office:value-type="string">
            <text:p>300619</text:p>
          </table:table-cell>
          <table:table-cell office:value-type="string">
            <text:p>金银河</text:p>
          </table:table-cell>
          <table:table-cell office:value-type="string">
            <text:p>C 制造业</text:p>
          </table:table-cell>
          <table:table-cell office:value-type="string">
            <text:p>佛山市金银河智能装备股份有限公司</text:p>
          </table:table-cell>
          <table:table-cell office:value-type="string">
            <text:p>2017-03-01T00:00:00.000+08</text:p>
          </table:table-cell>
          <table:table-cell office:value-type="string">
            <text:p>广东</text:p>
          </table:table-cell>
          <table:table-cell office:value-type="string">
            <text:p>佛山市</text:p>
          </table:table-cell>
          <table:table-cell office:value-type="string">
            <text:p>www.goldenyh.com</text:p>
          </table:table-cell>
          <table:table-cell office:value-type="string">
            <text:p>广东省佛山市三水区西南街道宝云路6号一、二、四、五、六、七座</text:p>
          </table:table-cell>
          <table:table-cell table:number-columns-repeated="2"/>
        </table:table-row>
        <table:table-row table:style-name="ro2">
          <table:table-cell office:value-type="string">
            <text:p>300620</text:p>
          </table:table-cell>
          <table:table-cell office:value-type="string">
            <text:p>光库科技</text:p>
          </table:table-cell>
          <table:table-cell office:value-type="string">
            <text:p>C 制造业</text:p>
          </table:table-cell>
          <table:table-cell office:value-type="string">
            <text:p>珠海光库科技股份有限公司</text:p>
          </table:table-cell>
          <table:table-cell office:value-type="string">
            <text:p>2017-03-10T00:00:00.000+08</text:p>
          </table:table-cell>
          <table:table-cell office:value-type="string">
            <text:p>广东</text:p>
          </table:table-cell>
          <table:table-cell office:value-type="string">
            <text:p>珠海市</text:p>
          </table:table-cell>
          <table:table-cell office:value-type="string">
            <text:p>www.afrlaser.com</text:p>
          </table:table-cell>
          <table:table-cell office:value-type="string">
            <text:p>广东省珠海市软件园路1号生产加工中心5#楼二层1-6单元、8单元</text:p>
          </table:table-cell>
          <table:table-cell table:number-columns-repeated="2"/>
        </table:table-row>
        <table:table-row table:style-name="ro2">
          <table:table-cell office:value-type="string">
            <text:p>300621</text:p>
          </table:table-cell>
          <table:table-cell office:value-type="string">
            <text:p>维业股份</text:p>
          </table:table-cell>
          <table:table-cell office:value-type="string">
            <text:p>E 建筑业</text:p>
          </table:table-cell>
          <table:table-cell office:value-type="string">
            <text:p>深圳市维业装饰集团股份有限公司</text:p>
          </table:table-cell>
          <table:table-cell office:value-type="string">
            <text:p>2017-03-16T00:00:00.000+08</text:p>
          </table:table-cell>
          <table:table-cell office:value-type="string">
            <text:p>广东</text:p>
          </table:table-cell>
          <table:table-cell office:value-type="string">
            <text:p>深圳市</text:p>
          </table:table-cell>
          <table:table-cell office:value-type="string">
            <text:p>www.szweiye.com</text:p>
          </table:table-cell>
          <table:table-cell office:value-type="string">
            <text:p>广东省深圳市福田区新洲路以西、莲花路以南振业景洲大厦裙楼101</text:p>
          </table:table-cell>
          <table:table-cell table:number-columns-repeated="2"/>
        </table:table-row>
        <table:table-row table:style-name="ro2">
          <table:table-cell office:value-type="string">
            <text:p>300622</text:p>
          </table:table-cell>
          <table:table-cell office:value-type="string">
            <text:p>博士眼镜</text:p>
          </table:table-cell>
          <table:table-cell office:value-type="string">
            <text:p>F 批发零售</text:p>
          </table:table-cell>
          <table:table-cell office:value-type="string">
            <text:p>博士眼镜连锁股份有限公司</text:p>
          </table:table-cell>
          <table:table-cell office:value-type="string">
            <text:p>2017-03-15T00:00:00.000+08</text:p>
          </table:table-cell>
          <table:table-cell office:value-type="string">
            <text:p>广东</text:p>
          </table:table-cell>
          <table:table-cell office:value-type="string">
            <text:p>深圳市</text:p>
          </table:table-cell>
          <table:table-cell office:value-type="string">
            <text:p>www.doctorglasses.com.cn</text:p>
          </table:table-cell>
          <table:table-cell office:value-type="string">
            <text:p>广东省深圳市福田区金田路与福中路交界东南荣超经贸中心502</text:p>
          </table:table-cell>
          <table:table-cell table:number-columns-repeated="2"/>
        </table:table-row>
        <table:table-row table:style-name="ro2">
          <table:table-cell office:value-type="string">
            <text:p>300623</text:p>
          </table:table-cell>
          <table:table-cell office:value-type="string">
            <text:p>捷捷微电</text:p>
          </table:table-cell>
          <table:table-cell office:value-type="string">
            <text:p>C 制造业</text:p>
          </table:table-cell>
          <table:table-cell office:value-type="string">
            <text:p>江苏捷捷微电子股份有限公司</text:p>
          </table:table-cell>
          <table:table-cell office:value-type="string">
            <text:p>2017-03-14T00:00:00.000+08</text:p>
          </table:table-cell>
          <table:table-cell office:value-type="string">
            <text:p>江苏</text:p>
          </table:table-cell>
          <table:table-cell office:value-type="string">
            <text:p>南通市</text:p>
          </table:table-cell>
          <table:table-cell office:value-type="string">
            <text:p>www.jjwdz.com</text:p>
          </table:table-cell>
          <table:table-cell office:value-type="string">
            <text:p>江苏省启东市科技创业园兴龙路8号</text:p>
          </table:table-cell>
          <table:table-cell table:number-columns-repeated="2"/>
        </table:table-row>
        <table:table-row table:style-name="ro2">
          <table:table-cell office:value-type="string">
            <text:p>300625</text:p>
          </table:table-cell>
          <table:table-cell office:value-type="string">
            <text:p>三雄极光</text:p>
          </table:table-cell>
          <table:table-cell office:value-type="string">
            <text:p>C 制造业</text:p>
          </table:table-cell>
          <table:table-cell office:value-type="string">
            <text:p>广东三雄极光照明股份有限公司</text:p>
          </table:table-cell>
          <table:table-cell office:value-type="string">
            <text:p>2017-03-17T00:00:00.000+08</text:p>
          </table:table-cell>
          <table:table-cell office:value-type="string">
            <text:p>广东</text:p>
          </table:table-cell>
          <table:table-cell office:value-type="string">
            <text:p>广州市</text:p>
          </table:table-cell>
          <table:table-cell office:value-type="string">
            <text:p>www.pak.com.cn</text:p>
          </table:table-cell>
          <table:table-cell office:value-type="string">
            <text:p>广东省广州市番禺区石壁街韦涌工业区132号</text:p>
          </table:table-cell>
          <table:table-cell table:number-columns-repeated="2"/>
        </table:table-row>
        <table:table-row table:style-name="ro2">
          <table:table-cell office:value-type="string">
            <text:p>300626</text:p>
          </table:table-cell>
          <table:table-cell office:value-type="string">
            <text:p>华瑞股份</text:p>
          </table:table-cell>
          <table:table-cell office:value-type="string">
            <text:p>C 制造业</text:p>
          </table:table-cell>
          <table:table-cell office:value-type="string">
            <text:p>华瑞电器股份有限公司</text:p>
          </table:table-cell>
          <table:table-cell office:value-type="string">
            <text:p>2017-03-20T00:00:00.000+08</text:p>
          </table:table-cell>
          <table:table-cell office:value-type="string">
            <text:p>浙江</text:p>
          </table:table-cell>
          <table:table-cell office:value-type="string">
            <text:p>宁波市</text:p>
          </table:table-cell>
          <table:table-cell office:value-type="string">
            <text:p>www.china-commutator.com</text:p>
          </table:table-cell>
          <table:table-cell office:value-type="string">
            <text:p>浙江省宁波市鄞州区姜山镇科技园区</text:p>
          </table:table-cell>
          <table:table-cell table:number-columns-repeated="2"/>
        </table:table-row>
        <table:table-row table:style-name="ro2">
          <table:table-cell office:value-type="string">
            <text:p>300627</text:p>
          </table:table-cell>
          <table:table-cell office:value-type="string">
            <text:p>华测导航</text:p>
          </table:table-cell>
          <table:table-cell office:value-type="string">
            <text:p>C 制造业</text:p>
          </table:table-cell>
          <table:table-cell office:value-type="string">
            <text:p>上海华测导航技术股份有限公司</text:p>
          </table:table-cell>
          <table:table-cell office:value-type="string">
            <text:p>2017-03-21T00:00:00.000+08</text:p>
          </table:table-cell>
          <table:table-cell office:value-type="string">
            <text:p>上海</text:p>
          </table:table-cell>
          <table:table-cell office:value-type="string">
            <text:p>上海市</text:p>
          </table:table-cell>
          <table:table-cell office:value-type="string">
            <text:p>www.huace.cn</text:p>
          </table:table-cell>
          <table:table-cell office:value-type="string">
            <text:p>上海市青浦区徐泾镇高路599号C座</text:p>
          </table:table-cell>
          <table:table-cell table:number-columns-repeated="2"/>
        </table:table-row>
        <table:table-row table:style-name="ro2">
          <table:table-cell office:value-type="string">
            <text:p>300628</text:p>
          </table:table-cell>
          <table:table-cell office:value-type="string">
            <text:p>亿联网络</text:p>
          </table:table-cell>
          <table:table-cell office:value-type="string">
            <text:p>C 制造业</text:p>
          </table:table-cell>
          <table:table-cell office:value-type="string">
            <text:p>厦门亿联网络技术股份有限公司</text:p>
          </table:table-cell>
          <table:table-cell office:value-type="string">
            <text:p>2017-03-17T00:00:00.000+08</text:p>
          </table:table-cell>
          <table:table-cell office:value-type="string">
            <text:p>福建</text:p>
          </table:table-cell>
          <table:table-cell office:value-type="string">
            <text:p>厦门市</text:p>
          </table:table-cell>
          <table:table-cell office:value-type="string">
            <text:p>www.yealink.com.cn</text:p>
          </table:table-cell>
          <table:table-cell office:value-type="string">
            <text:p>福建省厦门市湖里区云顶北路16号三楼309</text:p>
          </table:table-cell>
          <table:table-cell table:number-columns-repeated="2"/>
        </table:table-row>
        <table:table-row table:style-name="ro2">
          <table:table-cell office:value-type="string">
            <text:p>300629</text:p>
          </table:table-cell>
          <table:table-cell office:value-type="string">
            <text:p>新劲刚</text:p>
          </table:table-cell>
          <table:table-cell office:value-type="string">
            <text:p>C 制造业</text:p>
          </table:table-cell>
          <table:table-cell office:value-type="string">
            <text:p>广东新劲刚新材料科技股份有限公司</text:p>
          </table:table-cell>
          <table:table-cell office:value-type="string">
            <text:p>2017-03-24T00:00:00.000+08</text:p>
          </table:table-cell>
          <table:table-cell office:value-type="string">
            <text:p>广东</text:p>
          </table:table-cell>
          <table:table-cell office:value-type="string">
            <text:p>佛山市</text:p>
          </table:table-cell>
          <table:table-cell office:value-type="string">
            <text:p>www.king-strong.com</text:p>
          </table:table-cell>
          <table:table-cell office:value-type="string">
            <text:p>广东省佛山市南海区丹灶镇五金工业区博金路6号办公楼及车间</text:p>
          </table:table-cell>
          <table:table-cell table:number-columns-repeated="2"/>
        </table:table-row>
        <table:table-row table:style-name="ro2">
          <table:table-cell office:value-type="string">
            <text:p>300630</text:p>
          </table:table-cell>
          <table:table-cell office:value-type="string">
            <text:p>普利制药</text:p>
          </table:table-cell>
          <table:table-cell office:value-type="string">
            <text:p>C 制造业</text:p>
          </table:table-cell>
          <table:table-cell office:value-type="string">
            <text:p>海南普利制药股份有限公司</text:p>
          </table:table-cell>
          <table:table-cell office:value-type="string">
            <text:p>2017-03-28T00:00:00.000+08</text:p>
          </table:table-cell>
          <table:table-cell office:value-type="string">
            <text:p>海南</text:p>
          </table:table-cell>
          <table:table-cell office:value-type="string">
            <text:p>海口市</text:p>
          </table:table-cell>
          <table:table-cell office:value-type="string">
            <text:p>www.hnpoly.com</text:p>
          </table:table-cell>
          <table:table-cell office:value-type="string">
            <text:p>海南省海口市美兰区桂林洋经济开发区</text:p>
          </table:table-cell>
          <table:table-cell table:number-columns-repeated="2"/>
        </table:table-row>
        <table:table-row table:style-name="ro2">
          <table:table-cell office:value-type="string">
            <text:p>300631</text:p>
          </table:table-cell>
          <table:table-cell office:value-type="string">
            <text:p>久吾高科</text:p>
          </table:table-cell>
          <table:table-cell office:value-type="string">
            <text:p>C 制造业</text:p>
          </table:table-cell>
          <table:table-cell office:value-type="string">
            <text:p>江苏久吾高科技股份有限公司</text:p>
          </table:table-cell>
          <table:table-cell office:value-type="string">
            <text:p>2017-03-23T00:00:00.000+08</text:p>
          </table:table-cell>
          <table:table-cell office:value-type="string">
            <text:p>江苏</text:p>
          </table:table-cell>
          <table:table-cell office:value-type="string">
            <text:p>南京市</text:p>
          </table:table-cell>
          <table:table-cell office:value-type="string">
            <text:p>www.jiuwu.com</text:p>
          </table:table-cell>
          <table:table-cell office:value-type="string">
            <text:p>江苏省南京市浦口区园思路9号</text:p>
          </table:table-cell>
          <table:table-cell table:number-columns-repeated="2"/>
        </table:table-row>
        <table:table-row table:style-name="ro2">
          <table:table-cell office:value-type="string">
            <text:p>300632</text:p>
          </table:table-cell>
          <table:table-cell office:value-type="string">
            <text:p>光莆股份</text:p>
          </table:table-cell>
          <table:table-cell office:value-type="string">
            <text:p>C 制造业</text:p>
          </table:table-cell>
          <table:table-cell office:value-type="string">
            <text:p>厦门光莆电子股份有限公司</text:p>
          </table:table-cell>
          <table:table-cell office:value-type="string">
            <text:p>2017-04-06T00:00:00.000+08</text:p>
          </table:table-cell>
          <table:table-cell office:value-type="string">
            <text:p>福建</text:p>
          </table:table-cell>
          <table:table-cell office:value-type="string">
            <text:p>厦门市</text:p>
          </table:table-cell>
          <table:table-cell office:value-type="string">
            <text:p>www.goproled.cn</text:p>
          </table:table-cell>
          <table:table-cell office:value-type="string">
            <text:p>福建省厦门市思明区岭兜西路608号</text:p>
          </table:table-cell>
          <table:table-cell table:number-columns-repeated="2"/>
        </table:table-row>
        <table:table-row table:style-name="ro2">
          <table:table-cell office:value-type="string">
            <text:p>300633</text:p>
          </table:table-cell>
          <table:table-cell office:value-type="string">
            <text:p>开立医疗</text:p>
          </table:table-cell>
          <table:table-cell office:value-type="string">
            <text:p>C 制造业</text:p>
          </table:table-cell>
          <table:table-cell office:value-type="string">
            <text:p>深圳开立生物医疗科技股份有限公司</text:p>
          </table:table-cell>
          <table:table-cell office:value-type="string">
            <text:p>2017-04-06T00:00:00.000+08</text:p>
          </table:table-cell>
          <table:table-cell office:value-type="string">
            <text:p>广东</text:p>
          </table:table-cell>
          <table:table-cell office:value-type="string">
            <text:p>深圳市</text:p>
          </table:table-cell>
          <table:table-cell office:value-type="string">
            <text:p>www.sonoscape.com</text:p>
          </table:table-cell>
          <table:table-cell office:value-type="string">
            <text:p>广东省深圳市南山区玉泉路毅哲大厦4、5、8、9、10楼</text:p>
          </table:table-cell>
          <table:table-cell table:number-columns-repeated="2"/>
        </table:table-row>
        <table:table-row table:style-name="ro2">
          <table:table-cell office:value-type="string">
            <text:p>300635</text:p>
          </table:table-cell>
          <table:table-cell office:value-type="string">
            <text:p>达安股份</text:p>
          </table:table-cell>
          <table:table-cell office:value-type="string">
            <text:p>M 科研服务</text:p>
          </table:table-cell>
          <table:table-cell office:value-type="string">
            <text:p>广东达安项目管理股份有限公司</text:p>
          </table:table-cell>
          <table:table-cell office:value-type="string">
            <text:p>2017-03-31T00:00:00.000+08</text:p>
          </table:table-cell>
          <table:table-cell office:value-type="string">
            <text:p>广东</text:p>
          </table:table-cell>
          <table:table-cell office:value-type="string">
            <text:p>广州市</text:p>
          </table:table-cell>
          <table:table-cell office:value-type="string">
            <text:p>www.gddaan.com</text:p>
          </table:table-cell>
          <table:table-cell office:value-type="string">
            <text:p>广东省广州市白云区广州大道北1421号圣地大厦六楼601房</text:p>
          </table:table-cell>
          <table:table-cell table:number-columns-repeated="2"/>
        </table:table-row>
        <table:table-row table:style-name="ro2">
          <table:table-cell office:value-type="string">
            <text:p>300636</text:p>
          </table:table-cell>
          <table:table-cell office:value-type="string">
            <text:p>同和药业</text:p>
          </table:table-cell>
          <table:table-cell office:value-type="string">
            <text:p>C 制造业</text:p>
          </table:table-cell>
          <table:table-cell office:value-type="string">
            <text:p>江西同和药业股份有限公司</text:p>
          </table:table-cell>
          <table:table-cell office:value-type="string">
            <text:p>2017-03-31T00:00:00.000+08</text:p>
          </table:table-cell>
          <table:table-cell office:value-type="string">
            <text:p>江西</text:p>
          </table:table-cell>
          <table:table-cell office:value-type="string">
            <text:p>宜春市</text:p>
          </table:table-cell>
          <table:table-cell office:value-type="string">
            <text:p>www.jxsynergy.com</text:p>
          </table:table-cell>
          <table:table-cell office:value-type="string">
            <text:p>江西省宜春市奉新县奉新工业园区</text:p>
          </table:table-cell>
          <table:table-cell table:number-columns-repeated="2"/>
        </table:table-row>
        <table:table-row table:style-name="ro2">
          <table:table-cell office:value-type="string">
            <text:p>300637</text:p>
          </table:table-cell>
          <table:table-cell office:value-type="string">
            <text:p>扬帆新材</text:p>
          </table:table-cell>
          <table:table-cell office:value-type="string">
            <text:p>C 制造业</text:p>
          </table:table-cell>
          <table:table-cell office:value-type="string">
            <text:p>浙江扬帆新材料股份有限公司</text:p>
          </table:table-cell>
          <table:table-cell office:value-type="string">
            <text:p>2017-04-12T00:00:00.000+08</text:p>
          </table:table-cell>
          <table:table-cell office:value-type="string">
            <text:p>浙江</text:p>
          </table:table-cell>
          <table:table-cell office:value-type="string">
            <text:p>绍兴市</text:p>
          </table:table-cell>
          <table:table-cell office:value-type="string">
            <text:p>www.zjyfxc.com</text:p>
          </table:table-cell>
          <table:table-cell office:value-type="string">
            <text:p>浙江省杭州湾上虞经济技术开发区纬三路25号</text:p>
          </table:table-cell>
          <table:table-cell table:number-columns-repeated="2"/>
        </table:table-row>
        <table:table-row table:style-name="ro2">
          <table:table-cell office:value-type="string">
            <text:p>300638</text:p>
          </table:table-cell>
          <table:table-cell office:value-type="string">
            <text:p>广和通</text:p>
          </table:table-cell>
          <table:table-cell office:value-type="string">
            <text:p>C 制造业</text:p>
          </table:table-cell>
          <table:table-cell office:value-type="string">
            <text:p>深圳市广和通无线股份有限公司</text:p>
          </table:table-cell>
          <table:table-cell office:value-type="string">
            <text:p>2017-04-13T00:00:00.000+08</text:p>
          </table:table-cell>
          <table:table-cell office:value-type="string">
            <text:p>广东</text:p>
          </table:table-cell>
          <table:table-cell office:value-type="string">
            <text:p>深圳市</text:p>
          </table:table-cell>
          <table:table-cell office:value-type="string">
            <text:p>www.fibocom.com.cn</text:p>
          </table:table-cell>
          <table:table-cell office:value-type="string">
            <text:p>广东省深圳市南山区南海大道1057号科技大厦二期A栋501A号</text:p>
          </table:table-cell>
          <table:table-cell table:number-columns-repeated="2"/>
        </table:table-row>
        <table:table-row table:style-name="ro2">
          <table:table-cell office:value-type="string">
            <text:p>300639</text:p>
          </table:table-cell>
          <table:table-cell office:value-type="string">
            <text:p>凯普生物</text:p>
          </table:table-cell>
          <table:table-cell office:value-type="string">
            <text:p>C 制造业</text:p>
          </table:table-cell>
          <table:table-cell office:value-type="string">
            <text:p>广东凯普生物科技股份有限公司</text:p>
          </table:table-cell>
          <table:table-cell office:value-type="string">
            <text:p>2017-04-12T00:00:00.000+08</text:p>
          </table:table-cell>
          <table:table-cell office:value-type="string">
            <text:p>广东</text:p>
          </table:table-cell>
          <table:table-cell office:value-type="string">
            <text:p>潮州市</text:p>
          </table:table-cell>
          <table:table-cell office:value-type="string">
            <text:p>www.hybribio.cn</text:p>
          </table:table-cell>
          <table:table-cell office:value-type="string">
            <text:p>广东省潮州市经济开发区试验区北片高新区D5-3-3-4小区</text:p>
          </table:table-cell>
          <table:table-cell table:number-columns-repeated="2"/>
        </table:table-row>
        <table:table-row table:style-name="ro2">
          <table:table-cell office:value-type="string">
            <text:p>300640</text:p>
          </table:table-cell>
          <table:table-cell office:value-type="string">
            <text:p>德艺文创</text:p>
          </table:table-cell>
          <table:table-cell office:value-type="string">
            <text:p>R 文化传播</text:p>
          </table:table-cell>
          <table:table-cell office:value-type="string">
            <text:p>德艺文化创意集团股份有限公司</text:p>
          </table:table-cell>
          <table:table-cell office:value-type="string">
            <text:p>2017-04-17T00:00:00.000+08</text:p>
          </table:table-cell>
          <table:table-cell office:value-type="string">
            <text:p>福建</text:p>
          </table:table-cell>
          <table:table-cell office:value-type="string">
            <text:p>福州市</text:p>
          </table:table-cell>
          <table:table-cell office:value-type="string">
            <text:p>www.fz-profit.com</text:p>
          </table:table-cell>
          <table:table-cell office:value-type="string">
            <text:p>福建省福州市鼓楼区五四路158号环球广场1701单元</text:p>
          </table:table-cell>
          <table:table-cell table:number-columns-repeated="2"/>
        </table:table-row>
        <table:table-row table:style-name="ro2">
          <table:table-cell office:value-type="string">
            <text:p>300641</text:p>
          </table:table-cell>
          <table:table-cell office:value-type="string">
            <text:p>正丹股份</text:p>
          </table:table-cell>
          <table:table-cell office:value-type="string">
            <text:p>C 制造业</text:p>
          </table:table-cell>
          <table:table-cell office:value-type="string">
            <text:p>江苏正丹化学工业股份有限公司</text:p>
          </table:table-cell>
          <table:table-cell office:value-type="string">
            <text:p>2017-04-18T00:00:00.000+08</text:p>
          </table:table-cell>
          <table:table-cell office:value-type="string">
            <text:p>江苏</text:p>
          </table:table-cell>
          <table:table-cell office:value-type="string">
            <text:p>镇江市</text:p>
          </table:table-cell>
          <table:table-cell office:value-type="string">
            <text:p>www.zhengdanchem.com</text:p>
          </table:table-cell>
          <table:table-cell office:value-type="string">
            <text:p>江苏省镇江新区国际化学工业园松林山路南</text:p>
          </table:table-cell>
          <table:table-cell table:number-columns-repeated="2"/>
        </table:table-row>
        <table:table-row table:style-name="ro2">
          <table:table-cell office:value-type="string">
            <text:p>300642</text:p>
          </table:table-cell>
          <table:table-cell office:value-type="string">
            <text:p>透景生命</text:p>
          </table:table-cell>
          <table:table-cell office:value-type="string">
            <text:p>C 制造业</text:p>
          </table:table-cell>
          <table:table-cell office:value-type="string">
            <text:p>上海透景生命科技股份有限公司</text:p>
          </table:table-cell>
          <table:table-cell office:value-type="string">
            <text:p>2017-04-21T00:00:00.000+08</text:p>
          </table:table-cell>
          <table:table-cell office:value-type="string">
            <text:p>上海</text:p>
          </table:table-cell>
          <table:table-cell office:value-type="string">
            <text:p>上海市</text:p>
          </table:table-cell>
          <table:table-cell office:value-type="string">
            <text:p>www.tellgen.com</text:p>
          </table:table-cell>
          <table:table-cell office:value-type="string">
            <text:p>中国（上海）自由贸易试验区碧波路572弄115号1幢</text:p>
          </table:table-cell>
          <table:table-cell table:number-columns-repeated="2"/>
        </table:table-row>
        <table:table-row table:style-name="ro2">
          <table:table-cell office:value-type="string">
            <text:p>300643</text:p>
          </table:table-cell>
          <table:table-cell office:value-type="string">
            <text:p>万通智控</text:p>
          </table:table-cell>
          <table:table-cell office:value-type="string">
            <text:p>C 制造业</text:p>
          </table:table-cell>
          <table:table-cell office:value-type="string">
            <text:p>万通智控科技股份有限公司</text:p>
          </table:table-cell>
          <table:table-cell office:value-type="string">
            <text:p>2017-05-05T00:00:00.000+08</text:p>
          </table:table-cell>
          <table:table-cell office:value-type="string">
            <text:p>浙江</text:p>
          </table:table-cell>
          <table:table-cell office:value-type="string">
            <text:p>杭州市</text:p>
          </table:table-cell>
          <table:table-cell office:value-type="string">
            <text:p>www.hamaton.com</text:p>
          </table:table-cell>
          <table:table-cell office:value-type="string">
            <text:p>浙江省杭州市余杭区杭州余杭经济技术开发区振兴东路12号</text:p>
          </table:table-cell>
          <table:table-cell table:number-columns-repeated="2"/>
        </table:table-row>
        <table:table-row table:style-name="ro2">
          <table:table-cell office:value-type="string">
            <text:p>300645</text:p>
          </table:table-cell>
          <table:table-cell office:value-type="string">
            <text:p>正元智慧</text:p>
          </table:table-cell>
          <table:table-cell office:value-type="string">
            <text:p>I 信息技术</text:p>
          </table:table-cell>
          <table:table-cell office:value-type="string">
            <text:p>浙江正元智慧科技股份有限公司</text:p>
          </table:table-cell>
          <table:table-cell office:value-type="string">
            <text:p>2017-04-21T00:00:00.000+08</text:p>
          </table:table-cell>
          <table:table-cell office:value-type="string">
            <text:p>浙江</text:p>
          </table:table-cell>
          <table:table-cell office:value-type="string">
            <text:p>杭州市</text:p>
          </table:table-cell>
          <table:table-cell office:value-type="string">
            <text:p>www.hzsun.com</text:p>
          </table:table-cell>
          <table:table-cell office:value-type="string">
            <text:p>浙江省杭州市余杭区文一西路1500号1幢301室</text:p>
          </table:table-cell>
          <table:table-cell table:number-columns-repeated="2"/>
        </table:table-row>
        <table:table-row table:style-name="ro2">
          <table:table-cell office:value-type="string">
            <text:p>300647</text:p>
          </table:table-cell>
          <table:table-cell office:value-type="string">
            <text:p>超频三</text:p>
          </table:table-cell>
          <table:table-cell office:value-type="string">
            <text:p>C 制造业</text:p>
          </table:table-cell>
          <table:table-cell office:value-type="string">
            <text:p>深圳市超频三科技股份有限公司</text:p>
          </table:table-cell>
          <table:table-cell office:value-type="string">
            <text:p>2017-05-03T00:00:00.000+08</text:p>
          </table:table-cell>
          <table:table-cell office:value-type="string">
            <text:p>广东</text:p>
          </table:table-cell>
          <table:table-cell office:value-type="string">
            <text:p>深圳市</text:p>
          </table:table-cell>
          <table:table-cell office:value-type="string">
            <text:p>www.pccooler.cn</text:p>
          </table:table-cell>
          <table:table-cell office:value-type="string">
            <text:p>广东省深圳市龙岗区天安数码创业园1号厂房A单元07层A701房</text:p>
          </table:table-cell>
          <table:table-cell table:number-columns-repeated="2"/>
        </table:table-row>
        <table:table-row table:style-name="ro2">
          <table:table-cell office:value-type="string">
            <text:p>300648</text:p>
          </table:table-cell>
          <table:table-cell office:value-type="string">
            <text:p>星云股份</text:p>
          </table:table-cell>
          <table:table-cell office:value-type="string">
            <text:p>C 制造业</text:p>
          </table:table-cell>
          <table:table-cell office:value-type="string">
            <text:p>福建星云电子股份有限公司</text:p>
          </table:table-cell>
          <table:table-cell office:value-type="string">
            <text:p>2017-04-25T00:00:00.000+08</text:p>
          </table:table-cell>
          <table:table-cell office:value-type="string">
            <text:p>福建</text:p>
          </table:table-cell>
          <table:table-cell office:value-type="string">
            <text:p>福州市</text:p>
          </table:table-cell>
          <table:table-cell office:value-type="string">
            <text:p>www.e-nebula.com</text:p>
          </table:table-cell>
          <table:table-cell office:value-type="string">
            <text:p>福建省福州市马尾区快安马江大道石狮路6号1-4#楼</text:p>
          </table:table-cell>
          <table:table-cell table:number-columns-repeated="2"/>
        </table:table-row>
        <table:table-row table:style-name="ro2">
          <table:table-cell office:value-type="string">
            <text:p>300649</text:p>
          </table:table-cell>
          <table:table-cell office:value-type="string">
            <text:p>杭州园林</text:p>
          </table:table-cell>
          <table:table-cell office:value-type="string">
            <text:p>M 科研服务</text:p>
          </table:table-cell>
          <table:table-cell office:value-type="string">
            <text:p>杭州园林设计院股份有限公司</text:p>
          </table:table-cell>
          <table:table-cell office:value-type="string">
            <text:p>2017-05-05T00:00:00.000+08</text:p>
          </table:table-cell>
          <table:table-cell office:value-type="string">
            <text:p>浙江</text:p>
          </table:table-cell>
          <table:table-cell office:value-type="string">
            <text:p>杭州市</text:p>
          </table:table-cell>
          <table:table-cell office:value-type="string">
            <text:p>www.hzyly.com</text:p>
          </table:table-cell>
          <table:table-cell office:value-type="string">
            <text:p>浙江省杭州市西湖区杨公堤32号</text:p>
          </table:table-cell>
          <table:table-cell table:number-columns-repeated="2"/>
        </table:table-row>
        <table:table-row table:style-name="ro2">
          <table:table-cell office:value-type="string">
            <text:p>300650</text:p>
          </table:table-cell>
          <table:table-cell office:value-type="string">
            <text:p>太龙照明</text:p>
          </table:table-cell>
          <table:table-cell office:value-type="string">
            <text:p>C 制造业</text:p>
          </table:table-cell>
          <table:table-cell office:value-type="string">
            <text:p>太龙（福建）商业照明股份有限公司</text:p>
          </table:table-cell>
          <table:table-cell office:value-type="string">
            <text:p>2017-05-03T00:00:00.000+08</text:p>
          </table:table-cell>
          <table:table-cell office:value-type="string">
            <text:p>福建</text:p>
          </table:table-cell>
          <table:table-cell office:value-type="string">
            <text:p>漳州市</text:p>
          </table:table-cell>
          <table:table-cell office:value-type="string">
            <text:p>www.tecnon.net</text:p>
          </table:table-cell>
          <table:table-cell office:value-type="string">
            <text:p>福建省漳州台商投资区角美镇文圃工业园</text:p>
          </table:table-cell>
          <table:table-cell table:number-columns-repeated="2"/>
        </table:table-row>
        <table:table-row table:style-name="ro2">
          <table:table-cell office:value-type="string">
            <text:p>300651</text:p>
          </table:table-cell>
          <table:table-cell office:value-type="string">
            <text:p>金陵体育</text:p>
          </table:table-cell>
          <table:table-cell office:value-type="string">
            <text:p>C 制造业</text:p>
          </table:table-cell>
          <table:table-cell office:value-type="string">
            <text:p>江苏金陵体育器材股份有限公司</text:p>
          </table:table-cell>
          <table:table-cell office:value-type="string">
            <text:p>2017-05-09T00:00:00.000+08</text:p>
          </table:table-cell>
          <table:table-cell office:value-type="string">
            <text:p>江苏</text:p>
          </table:table-cell>
          <table:table-cell office:value-type="string">
            <text:p>苏州市</text:p>
          </table:table-cell>
          <table:table-cell office:value-type="string">
            <text:p>www.jlsports.com</text:p>
          </table:table-cell>
          <table:table-cell office:value-type="string">
            <text:p>江苏省苏州市张家港市南丰镇海丰路</text:p>
          </table:table-cell>
          <table:table-cell table:number-columns-repeated="2"/>
        </table:table-row>
        <table:table-row table:style-name="ro2">
          <table:table-cell office:value-type="string">
            <text:p>300652</text:p>
          </table:table-cell>
          <table:table-cell office:value-type="string">
            <text:p>雷迪克</text:p>
          </table:table-cell>
          <table:table-cell office:value-type="string">
            <text:p>C 制造业</text:p>
          </table:table-cell>
          <table:table-cell office:value-type="string">
            <text:p>杭州雷迪克节能科技股份有限公司</text:p>
          </table:table-cell>
          <table:table-cell office:value-type="string">
            <text:p>2017-05-16T00:00:00.000+08</text:p>
          </table:table-cell>
          <table:table-cell office:value-type="string">
            <text:p>浙江</text:p>
          </table:table-cell>
          <table:table-cell office:value-type="string">
            <text:p>杭州市</text:p>
          </table:table-cell>
          <table:table-cell office:value-type="string">
            <text:p>www.radical.cn</text:p>
          </table:table-cell>
          <table:table-cell office:value-type="string">
            <text:p>浙江省杭州萧山经济技术开发区桥南区块春潮路89号</text:p>
          </table:table-cell>
          <table:table-cell table:number-columns-repeated="2"/>
        </table:table-row>
        <table:table-row table:style-name="ro2">
          <table:table-cell office:value-type="string">
            <text:p>300653</text:p>
          </table:table-cell>
          <table:table-cell office:value-type="string">
            <text:p>正海生物</text:p>
          </table:table-cell>
          <table:table-cell office:value-type="string">
            <text:p>C 制造业</text:p>
          </table:table-cell>
          <table:table-cell office:value-type="string">
            <text:p>烟台正海生物科技股份有限公司</text:p>
          </table:table-cell>
          <table:table-cell office:value-type="string">
            <text:p>2017-05-16T00:00:00.000+08</text:p>
          </table:table-cell>
          <table:table-cell office:value-type="string">
            <text:p>山东</text:p>
          </table:table-cell>
          <table:table-cell office:value-type="string">
            <text:p>烟台市</text:p>
          </table:table-cell>
          <table:table-cell office:value-type="string">
            <text:p>www.zhbio.com</text:p>
          </table:table-cell>
          <table:table-cell office:value-type="string">
            <text:p>山东省烟台经济技术开发区衡山路10号</text:p>
          </table:table-cell>
          <table:table-cell table:number-columns-repeated="2"/>
        </table:table-row>
        <table:table-row table:style-name="ro2">
          <table:table-cell office:value-type="string">
            <text:p>300655</text:p>
          </table:table-cell>
          <table:table-cell office:value-type="string">
            <text:p>晶瑞股份</text:p>
          </table:table-cell>
          <table:table-cell office:value-type="string">
            <text:p>C 制造业</text:p>
          </table:table-cell>
          <table:table-cell office:value-type="string">
            <text:p>苏州晶瑞化学股份有限公司</text:p>
          </table:table-cell>
          <table:table-cell office:value-type="string">
            <text:p>2017-05-23T00:00:00.000+08</text:p>
          </table:table-cell>
          <table:table-cell office:value-type="string">
            <text:p>江苏</text:p>
          </table:table-cell>
          <table:table-cell office:value-type="string">
            <text:p>苏州市</text:p>
          </table:table-cell>
          <table:table-cell office:value-type="string">
            <text:p>www.jingrui-chem.com.cn</text:p>
          </table:table-cell>
          <table:table-cell office:value-type="string">
            <text:p>江苏省苏州吴中经济开发区澄湖东路3号</text:p>
          </table:table-cell>
          <table:table-cell table:number-columns-repeated="2"/>
        </table:table-row>
        <table:table-row table:style-name="ro2">
          <table:table-cell office:value-type="string">
            <text:p>300656</text:p>
          </table:table-cell>
          <table:table-cell office:value-type="string">
            <text:p>民德电子</text:p>
          </table:table-cell>
          <table:table-cell office:value-type="string">
            <text:p>C 制造业</text:p>
          </table:table-cell>
          <table:table-cell office:value-type="string">
            <text:p>深圳市民德电子科技股份有限公司</text:p>
          </table:table-cell>
          <table:table-cell office:value-type="string">
            <text:p>2017-05-19T00:00:00.000+08</text:p>
          </table:table-cell>
          <table:table-cell office:value-type="string">
            <text:p>广东</text:p>
          </table:table-cell>
          <table:table-cell office:value-type="string">
            <text:p>深圳市</text:p>
          </table:table-cell>
          <table:table-cell office:value-type="string">
            <text:p>www.mindeo.cn</text:p>
          </table:table-cell>
          <table:table-cell office:value-type="string">
            <text:p>广东省深圳市南山区高新区中区科技园工业厂房25栋1段5层（1）号</text:p>
          </table:table-cell>
          <table:table-cell table:number-columns-repeated="2"/>
        </table:table-row>
        <table:table-row table:style-name="ro2">
          <table:table-cell office:value-type="string">
            <text:p>300657</text:p>
          </table:table-cell>
          <table:table-cell office:value-type="string">
            <text:p>弘信电子</text:p>
          </table:table-cell>
          <table:table-cell office:value-type="string">
            <text:p>C 制造业</text:p>
          </table:table-cell>
          <table:table-cell office:value-type="string">
            <text:p>厦门弘信电子科技股份有限公司</text:p>
          </table:table-cell>
          <table:table-cell office:value-type="string">
            <text:p>2017-05-23T00:00:00.000+08</text:p>
          </table:table-cell>
          <table:table-cell office:value-type="string">
            <text:p>福建</text:p>
          </table:table-cell>
          <table:table-cell office:value-type="string">
            <text:p>厦门市</text:p>
          </table:table-cell>
          <table:table-cell office:value-type="string">
            <text:p>www.fpc98.com</text:p>
          </table:table-cell>
          <table:table-cell office:value-type="string">
            <text:p>福建省厦门火炬高新区(翔安)产业区翔海路19号之2(1#厂房3楼)</text:p>
          </table:table-cell>
          <table:table-cell table:number-columns-repeated="2"/>
        </table:table-row>
        <table:table-row table:style-name="ro2">
          <table:table-cell office:value-type="string">
            <text:p>300658</text:p>
          </table:table-cell>
          <table:table-cell office:value-type="string">
            <text:p>延江股份</text:p>
          </table:table-cell>
          <table:table-cell office:value-type="string">
            <text:p>C 制造业</text:p>
          </table:table-cell>
          <table:table-cell office:value-type="string">
            <text:p>厦门延江新材料股份有限公司</text:p>
          </table:table-cell>
          <table:table-cell office:value-type="string">
            <text:p>2017-06-02T00:00:00.000+08</text:p>
          </table:table-cell>
          <table:table-cell office:value-type="string">
            <text:p>福建</text:p>
          </table:table-cell>
          <table:table-cell office:value-type="string">
            <text:p>厦门市</text:p>
          </table:table-cell>
          <table:table-cell office:value-type="string">
            <text:p>www.yanjan.com</text:p>
          </table:table-cell>
          <table:table-cell office:value-type="string">
            <text:p>福建省厦门市翔安区内厝镇上塘社区363号致富楼299室</text:p>
          </table:table-cell>
          <table:table-cell table:number-columns-repeated="2"/>
        </table:table-row>
        <table:table-row table:style-name="ro2">
          <table:table-cell office:value-type="string">
            <text:p>300659</text:p>
          </table:table-cell>
          <table:table-cell office:value-type="string">
            <text:p>中孚信息</text:p>
          </table:table-cell>
          <table:table-cell office:value-type="string">
            <text:p>I 信息技术</text:p>
          </table:table-cell>
          <table:table-cell office:value-type="string">
            <text:p>中孚信息股份有限公司</text:p>
          </table:table-cell>
          <table:table-cell office:value-type="string">
            <text:p>2017-05-26T00:00:00.000+08</text:p>
          </table:table-cell>
          <table:table-cell office:value-type="string">
            <text:p>山东</text:p>
          </table:table-cell>
          <table:table-cell office:value-type="string">
            <text:p>济南市</text:p>
          </table:table-cell>
          <table:table-cell office:value-type="string">
            <text:p>www.zhongfu.net</text:p>
          </table:table-cell>
          <table:table-cell office:value-type="string">
            <text:p>山东省济南市高新区新泺大街1166号奥盛大厦2号楼15-16层</text:p>
          </table:table-cell>
          <table:table-cell table:number-columns-repeated="2"/>
        </table:table-row>
        <table:table-row table:style-name="ro2">
          <table:table-cell office:value-type="string">
            <text:p>300660</text:p>
          </table:table-cell>
          <table:table-cell office:value-type="string">
            <text:p>江苏雷利</text:p>
          </table:table-cell>
          <table:table-cell office:value-type="string">
            <text:p>C 制造业</text:p>
          </table:table-cell>
          <table:table-cell office:value-type="string">
            <text:p>江苏雷利电机股份有限公司</text:p>
          </table:table-cell>
          <table:table-cell office:value-type="string">
            <text:p>2017-06-02T00:00:00.000+08</text:p>
          </table:table-cell>
          <table:table-cell office:value-type="string">
            <text:p>江苏</text:p>
          </table:table-cell>
          <table:table-cell office:value-type="string">
            <text:p>常州市</text:p>
          </table:table-cell>
          <table:table-cell office:value-type="string">
            <text:p>www.czleili.com</text:p>
          </table:table-cell>
          <table:table-cell office:value-type="string">
            <text:p>江苏省常州市武进区遥观镇钱家塘路19号</text:p>
          </table:table-cell>
          <table:table-cell table:number-columns-repeated="2"/>
        </table:table-row>
        <table:table-row table:style-name="ro2">
          <table:table-cell office:value-type="string">
            <text:p>300661</text:p>
          </table:table-cell>
          <table:table-cell office:value-type="string">
            <text:p>圣邦股份</text:p>
          </table:table-cell>
          <table:table-cell office:value-type="string">
            <text:p>C 制造业</text:p>
          </table:table-cell>
          <table:table-cell office:value-type="string">
            <text:p>圣邦微电子（北京）股份有限公司</text:p>
          </table:table-cell>
          <table:table-cell office:value-type="string">
            <text:p>2017-06-06T00:00:00.000+08</text:p>
          </table:table-cell>
          <table:table-cell office:value-type="string">
            <text:p>北京</text:p>
          </table:table-cell>
          <table:table-cell office:value-type="string">
            <text:p>北京市</text:p>
          </table:table-cell>
          <table:table-cell office:value-type="string">
            <text:p>www.sg-micro.com</text:p>
          </table:table-cell>
          <table:table-cell office:value-type="string">
            <text:p>北京市海淀区西三环北路87号13层3-1301</text:p>
          </table:table-cell>
          <table:table-cell table:number-columns-repeated="2"/>
        </table:table-row>
        <table:table-row table:style-name="ro2">
          <table:table-cell office:value-type="string">
            <text:p>300662</text:p>
          </table:table-cell>
          <table:table-cell office:value-type="string">
            <text:p>科锐国际</text:p>
          </table:table-cell>
          <table:table-cell office:value-type="string">
            <text:p>L 商务服务</text:p>
          </table:table-cell>
          <table:table-cell office:value-type="string">
            <text:p>北京科锐国际人力资源股份有限公司</text:p>
          </table:table-cell>
          <table:table-cell office:value-type="string">
            <text:p>2017-06-08T00:00:00.000+08</text:p>
          </table:table-cell>
          <table:table-cell office:value-type="string">
            <text:p>北京</text:p>
          </table:table-cell>
          <table:table-cell office:value-type="string">
            <text:p>北京市</text:p>
          </table:table-cell>
          <table:table-cell office:value-type="string">
            <text:p>www.careerintlinc.com</text:p>
          </table:table-cell>
          <table:table-cell office:value-type="string">
            <text:p>北京市朝阳区朝外大街16号中国人寿大厦1301</text:p>
          </table:table-cell>
          <table:table-cell table:number-columns-repeated="2"/>
        </table:table-row>
        <table:table-row table:style-name="ro2">
          <table:table-cell office:value-type="string">
            <text:p>300663</text:p>
          </table:table-cell>
          <table:table-cell office:value-type="string">
            <text:p>科蓝软件</text:p>
          </table:table-cell>
          <table:table-cell office:value-type="string">
            <text:p>I 信息技术</text:p>
          </table:table-cell>
          <table:table-cell office:value-type="string">
            <text:p>北京科蓝软件系统股份有限公司</text:p>
          </table:table-cell>
          <table:table-cell office:value-type="string">
            <text:p>2017-06-08T00:00:00.000+08</text:p>
          </table:table-cell>
          <table:table-cell office:value-type="string">
            <text:p>北京</text:p>
          </table:table-cell>
          <table:table-cell office:value-type="string">
            <text:p>北京市</text:p>
          </table:table-cell>
          <table:table-cell office:value-type="string">
            <text:p>www.csii.com.cn</text:p>
          </table:table-cell>
          <table:table-cell office:value-type="string">
            <text:p>北京市北京经济技术开发区永昌北路3号7号楼D06室</text:p>
          </table:table-cell>
          <table:table-cell table:number-columns-repeated="2"/>
        </table:table-row>
        <table:table-row table:style-name="ro2">
          <table:table-cell office:value-type="string">
            <text:p>300665</text:p>
          </table:table-cell>
          <table:table-cell office:value-type="string">
            <text:p>飞鹿股份</text:p>
          </table:table-cell>
          <table:table-cell office:value-type="string">
            <text:p>C 制造业</text:p>
          </table:table-cell>
          <table:table-cell office:value-type="string">
            <text:p>株洲飞鹿高新材料技术股份有限公司</text:p>
          </table:table-cell>
          <table:table-cell office:value-type="string">
            <text:p>2017-06-13T00:00:00.000+08</text:p>
          </table:table-cell>
          <table:table-cell office:value-type="string">
            <text:p>湖南</text:p>
          </table:table-cell>
          <table:table-cell office:value-type="string">
            <text:p>株洲市</text:p>
          </table:table-cell>
          <table:table-cell office:value-type="string">
            <text:p>www.zzfeilu.com</text:p>
          </table:table-cell>
          <table:table-cell office:value-type="string">
            <text:p>湖南省株洲市荷塘区金山工业园</text:p>
          </table:table-cell>
          <table:table-cell table:number-columns-repeated="2"/>
        </table:table-row>
        <table:table-row table:style-name="ro2">
          <table:table-cell office:value-type="string">
            <text:p>300666</text:p>
          </table:table-cell>
          <table:table-cell office:value-type="string">
            <text:p>江丰电子</text:p>
          </table:table-cell>
          <table:table-cell office:value-type="string">
            <text:p>C 制造业</text:p>
          </table:table-cell>
          <table:table-cell office:value-type="string">
            <text:p>宁波江丰电子材料股份有限公司</text:p>
          </table:table-cell>
          <table:table-cell office:value-type="string">
            <text:p>2017-06-15T00:00:00.000+08</text:p>
          </table:table-cell>
          <table:table-cell office:value-type="string">
            <text:p>浙江</text:p>
          </table:table-cell>
          <table:table-cell office:value-type="string">
            <text:p>宁波市</text:p>
          </table:table-cell>
          <table:table-cell office:value-type="string">
            <text:p>www.kfmic.com</text:p>
          </table:table-cell>
          <table:table-cell office:value-type="string">
            <text:p>浙江省余姚市经济开发区名邦科技工业园区安山路</text:p>
          </table:table-cell>
          <table:table-cell table:number-columns-repeated="2"/>
        </table:table-row>
        <table:table-row table:style-name="ro2">
          <table:table-cell office:value-type="string">
            <text:p>600710</text:p>
          </table:table-cell>
          <table:table-cell office:value-type="string">
            <text:p>白云机场</text:p>
          </table:table-cell>
          <table:table-cell office:value-type="string">
            <text:p>F 批发零售</text:p>
          </table:table-cell>
          <table:table-cell office:value-type="string">
            <text:p>常林股份有限公司</text:p>
          </table:table-cell>
          <table:table-cell office:value-type="string">
            <text:p>2003-04-28T00:00:00.000+08</text:p>
          </table:table-cell>
          <table:table-cell table:number-columns-repeated="6"/>
        </table:table-row>
        <table:table-row table:style-name="ro2">
          <table:table-cell office:value-type="string">
            <text:p>600000</text:p>
          </table:table-cell>
          <table:table-cell office:value-type="string">
            <text:p>浦发银行</text:p>
          </table:table-cell>
          <table:table-cell office:value-type="string">
            <text:p>J 金融业</text:p>
          </table:table-cell>
          <table:table-cell office:value-type="string">
            <text:p>上海浦东发展银行股份有限公司</text:p>
          </table:table-cell>
          <table:table-cell office:value-type="string">
            <text:p>1999-11-10T00:00:00.000+08</text:p>
          </table:table-cell>
          <table:table-cell table:number-columns-repeated="6"/>
        </table:table-row>
        <table:table-row table:style-name="ro2">
          <table:table-cell office:value-type="string">
            <text:p>600004</text:p>
          </table:table-cell>
          <table:table-cell office:value-type="string">
            <text:p>白云机场</text:p>
          </table:table-cell>
          <table:table-cell office:value-type="string">
            <text:p>G 运输仓储</text:p>
          </table:table-cell>
          <table:table-cell office:value-type="string">
            <text:p>广州白云国际机场股份有限公司</text:p>
          </table:table-cell>
          <table:table-cell office:value-type="string">
            <text:p>2003-04-28T00:00:00.000+08</text:p>
          </table:table-cell>
          <table:table-cell table:number-columns-repeated="6"/>
        </table:table-row>
        <table:table-row table:style-name="ro2">
          <table:table-cell office:value-type="string">
            <text:p>600006</text:p>
          </table:table-cell>
          <table:table-cell office:value-type="string">
            <text:p>东风汽车</text:p>
          </table:table-cell>
          <table:table-cell office:value-type="string">
            <text:p>C 制造业</text:p>
          </table:table-cell>
          <table:table-cell office:value-type="string">
            <text:p>东风汽车股份有限公司</text:p>
          </table:table-cell>
          <table:table-cell office:value-type="string">
            <text:p>1999-07-27T00:00:00.000+08</text:p>
          </table:table-cell>
          <table:table-cell table:number-columns-repeated="6"/>
        </table:table-row>
        <table:table-row table:style-name="ro2">
          <table:table-cell office:value-type="string">
            <text:p>600007</text:p>
          </table:table-cell>
          <table:table-cell office:value-type="string">
            <text:p>中国国贸</text:p>
          </table:table-cell>
          <table:table-cell office:value-type="string">
            <text:p>K 房地产</text:p>
          </table:table-cell>
          <table:table-cell office:value-type="string">
            <text:p>中国国际贸易中心股份有限公司</text:p>
          </table:table-cell>
          <table:table-cell office:value-type="string">
            <text:p>1999-03-12T00:00:00.000+08</text:p>
          </table:table-cell>
          <table:table-cell table:number-columns-repeated="6"/>
        </table:table-row>
        <table:table-row table:style-name="ro2">
          <table:table-cell office:value-type="string">
            <text:p>600008</text:p>
          </table:table-cell>
          <table:table-cell office:value-type="string">
            <text:p>首创股份</text:p>
          </table:table-cell>
          <table:table-cell office:value-type="string">
            <text:p>D 水电煤气</text:p>
          </table:table-cell>
          <table:table-cell office:value-type="string">
            <text:p>北京首创股份有限公司</text:p>
          </table:table-cell>
          <table:table-cell office:value-type="string">
            <text:p>2000-04-27T00:00:00.000+08</text:p>
          </table:table-cell>
          <table:table-cell table:number-columns-repeated="6"/>
        </table:table-row>
        <table:table-row table:style-name="ro2">
          <table:table-cell office:value-type="string">
            <text:p>600009</text:p>
          </table:table-cell>
          <table:table-cell office:value-type="string">
            <text:p>上海机场</text:p>
          </table:table-cell>
          <table:table-cell office:value-type="string">
            <text:p>G 运输仓储</text:p>
          </table:table-cell>
          <table:table-cell office:value-type="string">
            <text:p>上海国际机场股份有限公司</text:p>
          </table:table-cell>
          <table:table-cell office:value-type="string">
            <text:p>1998-02-18T00:00:00.000+08</text:p>
          </table:table-cell>
          <table:table-cell table:number-columns-repeated="6"/>
        </table:table-row>
        <table:table-row table:style-name="ro2">
          <table:table-cell office:value-type="string">
            <text:p>600010</text:p>
          </table:table-cell>
          <table:table-cell office:value-type="string">
            <text:p>包钢股份</text:p>
          </table:table-cell>
          <table:table-cell office:value-type="string">
            <text:p>C 制造业</text:p>
          </table:table-cell>
          <table:table-cell office:value-type="string">
            <text:p>内蒙古包钢钢联股份有限公司</text:p>
          </table:table-cell>
          <table:table-cell office:value-type="string">
            <text:p>2001-03-09T00:00:00.000+08</text:p>
          </table:table-cell>
          <table:table-cell table:number-columns-repeated="6"/>
        </table:table-row>
        <table:table-row table:style-name="ro2">
          <table:table-cell office:value-type="string">
            <text:p>600011</text:p>
          </table:table-cell>
          <table:table-cell office:value-type="string">
            <text:p>华能国际</text:p>
          </table:table-cell>
          <table:table-cell office:value-type="string">
            <text:p>D 水电煤气</text:p>
          </table:table-cell>
          <table:table-cell office:value-type="string">
            <text:p>华能国际电力股份有限公司</text:p>
          </table:table-cell>
          <table:table-cell office:value-type="string">
            <text:p>2001-12-06T00:00:00.000+08</text:p>
          </table:table-cell>
          <table:table-cell table:number-columns-repeated="6"/>
        </table:table-row>
        <table:table-row table:style-name="ro2">
          <table:table-cell office:value-type="string">
            <text:p>600012</text:p>
          </table:table-cell>
          <table:table-cell office:value-type="string">
            <text:p>皖通高速</text:p>
          </table:table-cell>
          <table:table-cell office:value-type="string">
            <text:p>G 运输仓储</text:p>
          </table:table-cell>
          <table:table-cell office:value-type="string">
            <text:p>安徽皖通高速公路股份有限公司</text:p>
          </table:table-cell>
          <table:table-cell office:value-type="string">
            <text:p>2003-01-07T00:00:00.000+08</text:p>
          </table:table-cell>
          <table:table-cell table:number-columns-repeated="6"/>
        </table:table-row>
        <table:table-row table:style-name="ro2">
          <table:table-cell office:value-type="string">
            <text:p>600015</text:p>
          </table:table-cell>
          <table:table-cell office:value-type="string">
            <text:p>华夏银行</text:p>
          </table:table-cell>
          <table:table-cell office:value-type="string">
            <text:p>J 金融业</text:p>
          </table:table-cell>
          <table:table-cell office:value-type="string">
            <text:p>华夏银行股份有限公司</text:p>
          </table:table-cell>
          <table:table-cell office:value-type="string">
            <text:p>2003-09-12T00:00:00.000+08</text:p>
          </table:table-cell>
          <table:table-cell table:number-columns-repeated="6"/>
        </table:table-row>
        <table:table-row table:style-name="ro2">
          <table:table-cell office:value-type="string">
            <text:p>600016</text:p>
          </table:table-cell>
          <table:table-cell office:value-type="string">
            <text:p>民生银行</text:p>
          </table:table-cell>
          <table:table-cell office:value-type="string">
            <text:p>J 金融业</text:p>
          </table:table-cell>
          <table:table-cell office:value-type="string">
            <text:p>中国民生银行股份有限公司</text:p>
          </table:table-cell>
          <table:table-cell office:value-type="string">
            <text:p>2000-12-19T00:00:00.000+08</text:p>
          </table:table-cell>
          <table:table-cell table:number-columns-repeated="6"/>
        </table:table-row>
        <table:table-row table:style-name="ro2">
          <table:table-cell office:value-type="string">
            <text:p>600017</text:p>
          </table:table-cell>
          <table:table-cell office:value-type="string">
            <text:p>日照港</text:p>
          </table:table-cell>
          <table:table-cell office:value-type="string">
            <text:p>G 运输仓储</text:p>
          </table:table-cell>
          <table:table-cell office:value-type="string">
            <text:p>日照港股份有限公司</text:p>
          </table:table-cell>
          <table:table-cell office:value-type="string">
            <text:p>2006-10-17T00:00:00.000+08</text:p>
          </table:table-cell>
          <table:table-cell table:number-columns-repeated="6"/>
        </table:table-row>
        <table:table-row table:style-name="ro2">
          <table:table-cell office:value-type="string">
            <text:p>600018</text:p>
          </table:table-cell>
          <table:table-cell office:value-type="string">
            <text:p>上港集团</text:p>
          </table:table-cell>
          <table:table-cell office:value-type="string">
            <text:p>G 运输仓储</text:p>
          </table:table-cell>
          <table:table-cell office:value-type="string">
            <text:p>上海国际港务（集团）股份有限公司</text:p>
          </table:table-cell>
          <table:table-cell office:value-type="string">
            <text:p>2006-10-26T00:00:00.000+08</text:p>
          </table:table-cell>
          <table:table-cell table:number-columns-repeated="6"/>
        </table:table-row>
        <table:table-row table:style-name="ro2">
          <table:table-cell office:value-type="string">
            <text:p>600019</text:p>
          </table:table-cell>
          <table:table-cell office:value-type="string">
            <text:p>宝钢股份</text:p>
          </table:table-cell>
          <table:table-cell office:value-type="string">
            <text:p>C 制造业</text:p>
          </table:table-cell>
          <table:table-cell office:value-type="string">
            <text:p>宝山钢铁股份有限公司</text:p>
          </table:table-cell>
          <table:table-cell office:value-type="string">
            <text:p>2000-12-12T00:00:00.000+08</text:p>
          </table:table-cell>
          <table:table-cell table:number-columns-repeated="6"/>
        </table:table-row>
        <table:table-row table:style-name="ro2">
          <table:table-cell office:value-type="string">
            <text:p>600020</text:p>
          </table:table-cell>
          <table:table-cell office:value-type="string">
            <text:p>中原高速</text:p>
          </table:table-cell>
          <table:table-cell office:value-type="string">
            <text:p>G 运输仓储</text:p>
          </table:table-cell>
          <table:table-cell office:value-type="string">
            <text:p>河南中原高速公路股份有限公司</text:p>
          </table:table-cell>
          <table:table-cell office:value-type="string">
            <text:p>2003-08-08T00:00:00.000+08</text:p>
          </table:table-cell>
          <table:table-cell table:number-columns-repeated="6"/>
        </table:table-row>
        <table:table-row table:style-name="ro2">
          <table:table-cell office:value-type="string">
            <text:p>600021</text:p>
          </table:table-cell>
          <table:table-cell office:value-type="string">
            <text:p>上海电力</text:p>
          </table:table-cell>
          <table:table-cell office:value-type="string">
            <text:p>D 水电煤气</text:p>
          </table:table-cell>
          <table:table-cell office:value-type="string">
            <text:p>上海电力股份有限公司</text:p>
          </table:table-cell>
          <table:table-cell office:value-type="string">
            <text:p>2003-10-29T00:00:00.000+08</text:p>
          </table:table-cell>
          <table:table-cell table:number-columns-repeated="6"/>
        </table:table-row>
        <table:table-row table:style-name="ro2">
          <table:table-cell office:value-type="string">
            <text:p>600022</text:p>
          </table:table-cell>
          <table:table-cell office:value-type="string">
            <text:p>山东钢铁</text:p>
          </table:table-cell>
          <table:table-cell office:value-type="string">
            <text:p>C 制造业</text:p>
          </table:table-cell>
          <table:table-cell office:value-type="string">
            <text:p>山东钢铁股份有限公司</text:p>
          </table:table-cell>
          <table:table-cell office:value-type="string">
            <text:p>2004-06-29T00:00:00.000+08</text:p>
          </table:table-cell>
          <table:table-cell table:number-columns-repeated="6"/>
        </table:table-row>
        <table:table-row table:style-name="ro2">
          <table:table-cell office:value-type="string">
            <text:p>600023</text:p>
          </table:table-cell>
          <table:table-cell office:value-type="string">
            <text:p>浙能电力</text:p>
          </table:table-cell>
          <table:table-cell office:value-type="string">
            <text:p>D 水电煤气</text:p>
          </table:table-cell>
          <table:table-cell office:value-type="string">
            <text:p>浙江浙能电力股份有限公司</text:p>
          </table:table-cell>
          <table:table-cell office:value-type="string">
            <text:p>2013-12-19T00:00:00.000+08</text:p>
          </table:table-cell>
          <table:table-cell table:number-columns-repeated="6"/>
        </table:table-row>
        <table:table-row table:style-name="ro2">
          <table:table-cell office:value-type="string">
            <text:p>600026</text:p>
          </table:table-cell>
          <table:table-cell office:value-type="string">
            <text:p>中远海能</text:p>
          </table:table-cell>
          <table:table-cell office:value-type="string">
            <text:p>G 运输仓储</text:p>
          </table:table-cell>
          <table:table-cell office:value-type="string">
            <text:p>中远海运能源运输股份有限公司</text:p>
          </table:table-cell>
          <table:table-cell office:value-type="string">
            <text:p>2002-05-23T00:00:00.000+08</text:p>
          </table:table-cell>
          <table:table-cell table:number-columns-repeated="6"/>
        </table:table-row>
        <table:table-row table:style-name="ro2">
          <table:table-cell office:value-type="string">
            <text:p>600027</text:p>
          </table:table-cell>
          <table:table-cell office:value-type="string">
            <text:p>华电国际</text:p>
          </table:table-cell>
          <table:table-cell office:value-type="string">
            <text:p>D 水电煤气</text:p>
          </table:table-cell>
          <table:table-cell office:value-type="string">
            <text:p>华电国际电力股份有限公司</text:p>
          </table:table-cell>
          <table:table-cell office:value-type="string">
            <text:p>2005-02-03T00:00:00.000+08</text:p>
          </table:table-cell>
          <table:table-cell table:number-columns-repeated="6"/>
        </table:table-row>
        <table:table-row table:style-name="ro2">
          <table:table-cell office:value-type="string">
            <text:p>600028</text:p>
          </table:table-cell>
          <table:table-cell office:value-type="string">
            <text:p>中国石化</text:p>
          </table:table-cell>
          <table:table-cell office:value-type="string">
            <text:p>B 采矿业</text:p>
          </table:table-cell>
          <table:table-cell office:value-type="string">
            <text:p>中国石油化工股份有限公司</text:p>
          </table:table-cell>
          <table:table-cell office:value-type="string">
            <text:p>2001-08-08T00:00:00.000+08</text:p>
          </table:table-cell>
          <table:table-cell table:number-columns-repeated="6"/>
        </table:table-row>
        <table:table-row table:style-name="ro2">
          <table:table-cell office:value-type="string">
            <text:p>600029</text:p>
          </table:table-cell>
          <table:table-cell office:value-type="string">
            <text:p>南方航空</text:p>
          </table:table-cell>
          <table:table-cell office:value-type="string">
            <text:p>G 运输仓储</text:p>
          </table:table-cell>
          <table:table-cell office:value-type="string">
            <text:p>中国南方航空股份有限公司</text:p>
          </table:table-cell>
          <table:table-cell office:value-type="string">
            <text:p>2003-07-25T00:00:00.000+08</text:p>
          </table:table-cell>
          <table:table-cell table:number-columns-repeated="6"/>
        </table:table-row>
        <table:table-row table:style-name="ro2">
          <table:table-cell office:value-type="string">
            <text:p>600030</text:p>
          </table:table-cell>
          <table:table-cell office:value-type="string">
            <text:p>中信证券</text:p>
          </table:table-cell>
          <table:table-cell office:value-type="string">
            <text:p>J 金融业</text:p>
          </table:table-cell>
          <table:table-cell office:value-type="string">
            <text:p>中信证券股份有限公司</text:p>
          </table:table-cell>
          <table:table-cell office:value-type="string">
            <text:p>2003-01-06T00:00:00.000+08</text:p>
          </table:table-cell>
          <table:table-cell table:number-columns-repeated="6"/>
        </table:table-row>
        <table:table-row table:style-name="ro2">
          <table:table-cell office:value-type="string">
            <text:p>600031</text:p>
          </table:table-cell>
          <table:table-cell office:value-type="string">
            <text:p>三一重工</text:p>
          </table:table-cell>
          <table:table-cell office:value-type="string">
            <text:p>C 制造业</text:p>
          </table:table-cell>
          <table:table-cell office:value-type="string">
            <text:p>三一重工股份有限公司</text:p>
          </table:table-cell>
          <table:table-cell office:value-type="string">
            <text:p>2003-07-03T00:00:00.000+08</text:p>
          </table:table-cell>
          <table:table-cell table:number-columns-repeated="6"/>
        </table:table-row>
        <table:table-row table:style-name="ro2">
          <table:table-cell office:value-type="string">
            <text:p>600033</text:p>
          </table:table-cell>
          <table:table-cell office:value-type="string">
            <text:p>福建高速</text:p>
          </table:table-cell>
          <table:table-cell office:value-type="string">
            <text:p>G 运输仓储</text:p>
          </table:table-cell>
          <table:table-cell office:value-type="string">
            <text:p>福建发展高速公路股份有限公司</text:p>
          </table:table-cell>
          <table:table-cell office:value-type="string">
            <text:p>2001-02-09T00:00:00.000+08</text:p>
          </table:table-cell>
          <table:table-cell table:number-columns-repeated="6"/>
        </table:table-row>
        <table:table-row table:style-name="ro2">
          <table:table-cell office:value-type="string">
            <text:p>600035</text:p>
          </table:table-cell>
          <table:table-cell office:value-type="string">
            <text:p>楚天高速</text:p>
          </table:table-cell>
          <table:table-cell office:value-type="string">
            <text:p>G 运输仓储</text:p>
          </table:table-cell>
          <table:table-cell office:value-type="string">
            <text:p>湖北楚天高速公路股份有限公司</text:p>
          </table:table-cell>
          <table:table-cell office:value-type="string">
            <text:p>2004-03-10T00:00:00.000+08</text:p>
          </table:table-cell>
          <table:table-cell table:number-columns-repeated="6"/>
        </table:table-row>
        <table:table-row table:style-name="ro2">
          <table:table-cell office:value-type="string">
            <text:p>600036</text:p>
          </table:table-cell>
          <table:table-cell office:value-type="string">
            <text:p>招商银行</text:p>
          </table:table-cell>
          <table:table-cell office:value-type="string">
            <text:p>J 金融业</text:p>
          </table:table-cell>
          <table:table-cell office:value-type="string">
            <text:p>招商银行股份有限公司</text:p>
          </table:table-cell>
          <table:table-cell office:value-type="string">
            <text:p>2002-04-09T00:00:00.000+08</text:p>
          </table:table-cell>
          <table:table-cell table:number-columns-repeated="6"/>
        </table:table-row>
        <table:table-row table:style-name="ro2">
          <table:table-cell office:value-type="string">
            <text:p>600037</text:p>
          </table:table-cell>
          <table:table-cell office:value-type="string">
            <text:p>歌华有线</text:p>
          </table:table-cell>
          <table:table-cell office:value-type="string">
            <text:p>I 信息技术</text:p>
          </table:table-cell>
          <table:table-cell office:value-type="string">
            <text:p>北京歌华有线电视网络股份有限公司</text:p>
          </table:table-cell>
          <table:table-cell office:value-type="string">
            <text:p>2001-02-08T00:00:00.000+08</text:p>
          </table:table-cell>
          <table:table-cell table:number-columns-repeated="6"/>
        </table:table-row>
        <table:table-row table:style-name="ro2">
          <table:table-cell office:value-type="string">
            <text:p>600038</text:p>
          </table:table-cell>
          <table:table-cell office:value-type="string">
            <text:p>中直股份</text:p>
          </table:table-cell>
          <table:table-cell office:value-type="string">
            <text:p>C 制造业</text:p>
          </table:table-cell>
          <table:table-cell office:value-type="string">
            <text:p>中航直升机股份有限公司</text:p>
          </table:table-cell>
          <table:table-cell office:value-type="string">
            <text:p>2000-12-18T00:00:00.000+08</text:p>
          </table:table-cell>
          <table:table-cell table:number-columns-repeated="6"/>
        </table:table-row>
        <table:table-row table:style-name="ro2">
          <table:table-cell office:value-type="string">
            <text:p>600039</text:p>
          </table:table-cell>
          <table:table-cell office:value-type="string">
            <text:p>四川路桥</text:p>
          </table:table-cell>
          <table:table-cell office:value-type="string">
            <text:p>E 建筑业</text:p>
          </table:table-cell>
          <table:table-cell office:value-type="string">
            <text:p>四川路桥建设集团股份有限公司</text:p>
          </table:table-cell>
          <table:table-cell office:value-type="string">
            <text:p>2003-03-25T00:00:00.000+08</text:p>
          </table:table-cell>
          <table:table-cell table:number-columns-repeated="6"/>
        </table:table-row>
        <table:table-row table:style-name="ro2">
          <table:table-cell office:value-type="string">
            <text:p>600048</text:p>
          </table:table-cell>
          <table:table-cell office:value-type="string">
            <text:p>保利地产</text:p>
          </table:table-cell>
          <table:table-cell office:value-type="string">
            <text:p>K 房地产</text:p>
          </table:table-cell>
          <table:table-cell office:value-type="string">
            <text:p>保利房地产（集团）股份有限公司</text:p>
          </table:table-cell>
          <table:table-cell office:value-type="string">
            <text:p>2006-07-31T00:00:00.000+08</text:p>
          </table:table-cell>
          <table:table-cell table:number-columns-repeated="6"/>
        </table:table-row>
        <table:table-row table:style-name="ro2">
          <table:table-cell office:value-type="string">
            <text:p>600050</text:p>
          </table:table-cell>
          <table:table-cell office:value-type="string">
            <text:p>中国联通</text:p>
          </table:table-cell>
          <table:table-cell office:value-type="string">
            <text:p>I 信息技术</text:p>
          </table:table-cell>
          <table:table-cell office:value-type="string">
            <text:p>中国联合网络通信股份有限公司</text:p>
          </table:table-cell>
          <table:table-cell office:value-type="string">
            <text:p>2002-10-09T00:00:00.000+08</text:p>
          </table:table-cell>
          <table:table-cell table:number-columns-repeated="6"/>
        </table:table-row>
        <table:table-row table:style-name="ro2">
          <table:table-cell office:value-type="string">
            <text:p>600051</text:p>
          </table:table-cell>
          <table:table-cell office:value-type="string">
            <text:p>宁波联合</text:p>
          </table:table-cell>
          <table:table-cell office:value-type="string">
            <text:p>F 批发零售</text:p>
          </table:table-cell>
          <table:table-cell office:value-type="string">
            <text:p>宁波联合集团股份有限公司</text:p>
          </table:table-cell>
          <table:table-cell office:value-type="string">
            <text:p>1997-04-10T00:00:00.000+08</text:p>
          </table:table-cell>
          <table:table-cell table:number-columns-repeated="6"/>
        </table:table-row>
        <table:table-row table:style-name="ro2">
          <table:table-cell office:value-type="string">
            <text:p>600052</text:p>
          </table:table-cell>
          <table:table-cell office:value-type="string">
            <text:p>浙江广厦</text:p>
          </table:table-cell>
          <table:table-cell office:value-type="string">
            <text:p>K 房地产</text:p>
          </table:table-cell>
          <table:table-cell office:value-type="string">
            <text:p>浙江广厦股份有限公司</text:p>
          </table:table-cell>
          <table:table-cell office:value-type="string">
            <text:p>1997-04-18T00:00:00.000+08</text:p>
          </table:table-cell>
          <table:table-cell table:number-columns-repeated="6"/>
        </table:table-row>
        <table:table-row table:style-name="ro2">
          <table:table-cell office:value-type="string">
            <text:p>600053</text:p>
          </table:table-cell>
          <table:table-cell office:value-type="string">
            <text:p>九鼎投资</text:p>
          </table:table-cell>
          <table:table-cell office:value-type="string">
            <text:p>K 房地产</text:p>
          </table:table-cell>
          <table:table-cell office:value-type="string">
            <text:p>昆吾九鼎投资控股股份有限公司</text:p>
          </table:table-cell>
          <table:table-cell office:value-type="string">
            <text:p>1997-04-18T00:00:00.000+08</text:p>
          </table:table-cell>
          <table:table-cell table:number-columns-repeated="6"/>
        </table:table-row>
        <table:table-row table:style-name="ro2">
          <table:table-cell office:value-type="string">
            <text:p>600054</text:p>
          </table:table-cell>
          <table:table-cell office:value-type="string">
            <text:p>黄山旅游</text:p>
          </table:table-cell>
          <table:table-cell office:value-type="string">
            <text:p>N 公共环保</text:p>
          </table:table-cell>
          <table:table-cell office:value-type="string">
            <text:p>黄山旅游发展股份有限公司</text:p>
          </table:table-cell>
          <table:table-cell office:value-type="string">
            <text:p>1997-05-06T00:00:00.000+08</text:p>
          </table:table-cell>
          <table:table-cell table:number-columns-repeated="6"/>
        </table:table-row>
        <table:table-row table:style-name="ro2">
          <table:table-cell office:value-type="string">
            <text:p>600055</text:p>
          </table:table-cell>
          <table:table-cell office:value-type="string">
            <text:p>万东医疗</text:p>
          </table:table-cell>
          <table:table-cell office:value-type="string">
            <text:p>C 制造业</text:p>
          </table:table-cell>
          <table:table-cell office:value-type="string">
            <text:p>北京万东医疗科技股份有限公司</text:p>
          </table:table-cell>
          <table:table-cell office:value-type="string">
            <text:p>1997-05-19T00:00:00.000+08</text:p>
          </table:table-cell>
          <table:table-cell table:number-columns-repeated="6"/>
        </table:table-row>
        <table:table-row table:style-name="ro2">
          <table:table-cell office:value-type="string">
            <text:p>600056</text:p>
          </table:table-cell>
          <table:table-cell office:value-type="string">
            <text:p>中国医药</text:p>
          </table:table-cell>
          <table:table-cell office:value-type="string">
            <text:p>C 制造业</text:p>
          </table:table-cell>
          <table:table-cell office:value-type="string">
            <text:p>中国医药健康产业股份有限公司</text:p>
          </table:table-cell>
          <table:table-cell office:value-type="string">
            <text:p>1997-05-15T00:00:00.000+08</text:p>
          </table:table-cell>
          <table:table-cell table:number-columns-repeated="6"/>
        </table:table-row>
        <table:table-row table:style-name="ro2">
          <table:table-cell office:value-type="string">
            <text:p>600057</text:p>
          </table:table-cell>
          <table:table-cell office:value-type="string">
            <text:p>象屿股份</text:p>
          </table:table-cell>
          <table:table-cell office:value-type="string">
            <text:p>L 商务服务</text:p>
          </table:table-cell>
          <table:table-cell office:value-type="string">
            <text:p>厦门象屿股份有限公司</text:p>
          </table:table-cell>
          <table:table-cell office:value-type="string">
            <text:p>1997-06-04T00:00:00.000+08</text:p>
          </table:table-cell>
          <table:table-cell table:number-columns-repeated="6"/>
        </table:table-row>
        <table:table-row table:style-name="ro2">
          <table:table-cell office:value-type="string">
            <text:p>600058</text:p>
          </table:table-cell>
          <table:table-cell office:value-type="string">
            <text:p>五矿发展</text:p>
          </table:table-cell>
          <table:table-cell office:value-type="string">
            <text:p>F 批发零售</text:p>
          </table:table-cell>
          <table:table-cell office:value-type="string">
            <text:p>五矿发展股份有限公司</text:p>
          </table:table-cell>
          <table:table-cell office:value-type="string">
            <text:p>1997-05-28T00:00:00.000+08</text:p>
          </table:table-cell>
          <table:table-cell table:number-columns-repeated="6"/>
        </table:table-row>
        <table:table-row table:style-name="ro2">
          <table:table-cell office:value-type="string">
            <text:p>600059</text:p>
          </table:table-cell>
          <table:table-cell office:value-type="string">
            <text:p>古越龙山</text:p>
          </table:table-cell>
          <table:table-cell office:value-type="string">
            <text:p>C 制造业</text:p>
          </table:table-cell>
          <table:table-cell office:value-type="string">
            <text:p>浙江古越龙山绍兴酒股份有限公司</text:p>
          </table:table-cell>
          <table:table-cell office:value-type="string">
            <text:p>1997-05-16T00:00:00.000+08</text:p>
          </table:table-cell>
          <table:table-cell table:number-columns-repeated="6"/>
        </table:table-row>
        <table:table-row table:style-name="ro2">
          <table:table-cell office:value-type="string">
            <text:p>600060</text:p>
          </table:table-cell>
          <table:table-cell office:value-type="string">
            <text:p>海信电器</text:p>
          </table:table-cell>
          <table:table-cell office:value-type="string">
            <text:p>C 制造业</text:p>
          </table:table-cell>
          <table:table-cell office:value-type="string">
            <text:p>青岛海信电器股份有限公司</text:p>
          </table:table-cell>
          <table:table-cell office:value-type="string">
            <text:p>1997-04-22T00:00:00.000+08</text:p>
          </table:table-cell>
          <table:table-cell table:number-columns-repeated="6"/>
        </table:table-row>
        <table:table-row table:style-name="ro2">
          <table:table-cell office:value-type="string">
            <text:p>600061</text:p>
          </table:table-cell>
          <table:table-cell office:value-type="string">
            <text:p>国投安信</text:p>
          </table:table-cell>
          <table:table-cell office:value-type="string">
            <text:p>J 金融业</text:p>
          </table:table-cell>
          <table:table-cell office:value-type="string">
            <text:p>国投安信股份有限公司</text:p>
          </table:table-cell>
          <table:table-cell office:value-type="string">
            <text:p>1997-05-19T00:00:00.000+08</text:p>
          </table:table-cell>
          <table:table-cell table:number-columns-repeated="6"/>
        </table:table-row>
        <table:table-row table:style-name="ro2">
          <table:table-cell office:value-type="string">
            <text:p>600062</text:p>
          </table:table-cell>
          <table:table-cell office:value-type="string">
            <text:p>华润双鹤</text:p>
          </table:table-cell>
          <table:table-cell office:value-type="string">
            <text:p>C 制造业</text:p>
          </table:table-cell>
          <table:table-cell office:value-type="string">
            <text:p>华润双鹤药业股份有限公司</text:p>
          </table:table-cell>
          <table:table-cell office:value-type="string">
            <text:p>1997-05-22T00:00:00.000+08</text:p>
          </table:table-cell>
          <table:table-cell table:number-columns-repeated="6"/>
        </table:table-row>
        <table:table-row table:style-name="ro2">
          <table:table-cell office:value-type="string">
            <text:p>600063</text:p>
          </table:table-cell>
          <table:table-cell office:value-type="string">
            <text:p>皖维高新</text:p>
          </table:table-cell>
          <table:table-cell office:value-type="string">
            <text:p>C 制造业</text:p>
          </table:table-cell>
          <table:table-cell office:value-type="string">
            <text:p>安徽皖维高新材料股份有限公司</text:p>
          </table:table-cell>
          <table:table-cell office:value-type="string">
            <text:p>1997-05-28T00:00:00.000+08</text:p>
          </table:table-cell>
          <table:table-cell table:number-columns-repeated="6"/>
        </table:table-row>
        <table:table-row table:style-name="ro2">
          <table:table-cell office:value-type="string">
            <text:p>600064</text:p>
          </table:table-cell>
          <table:table-cell office:value-type="string">
            <text:p>南京高科</text:p>
          </table:table-cell>
          <table:table-cell office:value-type="string">
            <text:p>K 房地产</text:p>
          </table:table-cell>
          <table:table-cell office:value-type="string">
            <text:p>南京高科股份有限公司</text:p>
          </table:table-cell>
          <table:table-cell office:value-type="string">
            <text:p>1997-05-06T00:00:00.000+08</text:p>
          </table:table-cell>
          <table:table-cell table:number-columns-repeated="6"/>
        </table:table-row>
        <table:table-row table:style-name="ro2">
          <table:table-cell office:value-type="string">
            <text:p>600066</text:p>
          </table:table-cell>
          <table:table-cell office:value-type="string">
            <text:p>宇通客车</text:p>
          </table:table-cell>
          <table:table-cell office:value-type="string">
            <text:p>C 制造业</text:p>
          </table:table-cell>
          <table:table-cell office:value-type="string">
            <text:p>郑州宇通客车股份有限公司</text:p>
          </table:table-cell>
          <table:table-cell office:value-type="string">
            <text:p>1997-05-08T00:00:00.000+08</text:p>
          </table:table-cell>
          <table:table-cell table:number-columns-repeated="6"/>
        </table:table-row>
        <table:table-row table:style-name="ro2">
          <table:table-cell office:value-type="string">
            <text:p>600067</text:p>
          </table:table-cell>
          <table:table-cell office:value-type="string">
            <text:p>冠城大通</text:p>
          </table:table-cell>
          <table:table-cell office:value-type="string">
            <text:p>K 房地产</text:p>
          </table:table-cell>
          <table:table-cell office:value-type="string">
            <text:p>冠城大通股份有限公司</text:p>
          </table:table-cell>
          <table:table-cell office:value-type="string">
            <text:p>1997-05-08T00:00:00.000+08</text:p>
          </table:table-cell>
          <table:table-cell table:number-columns-repeated="6"/>
        </table:table-row>
        <table:table-row table:style-name="ro2">
          <table:table-cell office:value-type="string">
            <text:p>600068</text:p>
          </table:table-cell>
          <table:table-cell office:value-type="string">
            <text:p>葛洲坝</text:p>
          </table:table-cell>
          <table:table-cell office:value-type="string">
            <text:p>E 建筑业</text:p>
          </table:table-cell>
          <table:table-cell office:value-type="string">
            <text:p>中国葛洲坝集团股份有限公司</text:p>
          </table:table-cell>
          <table:table-cell office:value-type="string">
            <text:p>1997-05-26T00:00:00.000+08</text:p>
          </table:table-cell>
          <table:table-cell table:number-columns-repeated="6"/>
        </table:table-row>
        <table:table-row table:style-name="ro2">
          <table:table-cell office:value-type="string">
            <text:p>600069</text:p>
          </table:table-cell>
          <table:table-cell office:value-type="string">
            <text:p>银鸽投资</text:p>
          </table:table-cell>
          <table:table-cell office:value-type="string">
            <text:p>C 制造业</text:p>
          </table:table-cell>
          <table:table-cell office:value-type="string">
            <text:p>河南银鸽实业投资股份有限公司</text:p>
          </table:table-cell>
          <table:table-cell office:value-type="string">
            <text:p>1997-04-30T00:00:00.000+08</text:p>
          </table:table-cell>
          <table:table-cell table:number-columns-repeated="6"/>
        </table:table-row>
        <table:table-row table:style-name="ro2">
          <table:table-cell office:value-type="string">
            <text:p>600070</text:p>
          </table:table-cell>
          <table:table-cell office:value-type="string">
            <text:p>浙江富润</text:p>
          </table:table-cell>
          <table:table-cell office:value-type="string">
            <text:p>C 制造业</text:p>
          </table:table-cell>
          <table:table-cell office:value-type="string">
            <text:p>浙江富润股份有限公司</text:p>
          </table:table-cell>
          <table:table-cell office:value-type="string">
            <text:p>1997-06-04T00:00:00.000+08</text:p>
          </table:table-cell>
          <table:table-cell table:number-columns-repeated="6"/>
        </table:table-row>
        <table:table-row table:style-name="ro2">
          <table:table-cell office:value-type="string">
            <text:p>600071</text:p>
          </table:table-cell>
          <table:table-cell office:value-type="string">
            <text:p>凤凰光学</text:p>
          </table:table-cell>
          <table:table-cell office:value-type="string">
            <text:p>C 制造业</text:p>
          </table:table-cell>
          <table:table-cell office:value-type="string">
            <text:p>凤凰光学股份有限公司</text:p>
          </table:table-cell>
          <table:table-cell office:value-type="string">
            <text:p>1997-05-28T00:00:00.000+08</text:p>
          </table:table-cell>
          <table:table-cell table:number-columns-repeated="6"/>
        </table:table-row>
        <table:table-row table:style-name="ro2">
          <table:table-cell office:value-type="string">
            <text:p>600072</text:p>
          </table:table-cell>
          <table:table-cell office:value-type="string">
            <text:p>中船科技</text:p>
          </table:table-cell>
          <table:table-cell office:value-type="string">
            <text:p>E 建筑业</text:p>
          </table:table-cell>
          <table:table-cell office:value-type="string">
            <text:p>中船科技股份有限公司</text:p>
          </table:table-cell>
          <table:table-cell office:value-type="string">
            <text:p>1997-06-03T00:00:00.000+08</text:p>
          </table:table-cell>
          <table:table-cell table:number-columns-repeated="6"/>
        </table:table-row>
        <table:table-row table:style-name="ro2">
          <table:table-cell office:value-type="string">
            <text:p>600073</text:p>
          </table:table-cell>
          <table:table-cell office:value-type="string">
            <text:p>上海梅林</text:p>
          </table:table-cell>
          <table:table-cell office:value-type="string">
            <text:p>C 制造业</text:p>
          </table:table-cell>
          <table:table-cell office:value-type="string">
            <text:p>上海梅林正广和股份有限公司</text:p>
          </table:table-cell>
          <table:table-cell office:value-type="string">
            <text:p>1997-07-04T00:00:00.000+08</text:p>
          </table:table-cell>
          <table:table-cell table:number-columns-repeated="6"/>
        </table:table-row>
        <table:table-row table:style-name="ro2">
          <table:table-cell office:value-type="string">
            <text:p>600074</text:p>
          </table:table-cell>
          <table:table-cell office:value-type="string">
            <text:p>保千里</text:p>
          </table:table-cell>
          <table:table-cell office:value-type="string">
            <text:p>C 制造业</text:p>
          </table:table-cell>
          <table:table-cell office:value-type="string">
            <text:p>江苏保千里视像科技集团股份有限公司</text:p>
          </table:table-cell>
          <table:table-cell office:value-type="string">
            <text:p>1997-06-23T00:00:00.000+08</text:p>
          </table:table-cell>
          <table:table-cell table:number-columns-repeated="6"/>
        </table:table-row>
        <table:table-row table:style-name="ro2">
          <table:table-cell office:value-type="string">
            <text:p>600075</text:p>
          </table:table-cell>
          <table:table-cell office:value-type="string">
            <text:p>新疆天业</text:p>
          </table:table-cell>
          <table:table-cell office:value-type="string">
            <text:p>C 制造业</text:p>
          </table:table-cell>
          <table:table-cell office:value-type="string">
            <text:p>新疆天业股份有限公司</text:p>
          </table:table-cell>
          <table:table-cell office:value-type="string">
            <text:p>1997-06-17T00:00:00.000+08</text:p>
          </table:table-cell>
          <table:table-cell table:number-columns-repeated="6"/>
        </table:table-row>
        <table:table-row table:style-name="ro2">
          <table:table-cell office:value-type="string">
            <text:p>600076</text:p>
          </table:table-cell>
          <table:table-cell office:value-type="string">
            <text:p>康欣新材</text:p>
          </table:table-cell>
          <table:table-cell office:value-type="string">
            <text:p>C 制造业</text:p>
          </table:table-cell>
          <table:table-cell office:value-type="string">
            <text:p>康欣新材料股份有限公司</text:p>
          </table:table-cell>
          <table:table-cell office:value-type="string">
            <text:p>1997-05-26T00:00:00.000+08</text:p>
          </table:table-cell>
          <table:table-cell table:number-columns-repeated="6"/>
        </table:table-row>
        <table:table-row table:style-name="ro2">
          <table:table-cell office:value-type="string">
            <text:p>600077</text:p>
          </table:table-cell>
          <table:table-cell office:value-type="string">
            <text:p>宋都股份</text:p>
          </table:table-cell>
          <table:table-cell office:value-type="string">
            <text:p>K 房地产</text:p>
          </table:table-cell>
          <table:table-cell office:value-type="string">
            <text:p>宋都基业投资股份有限公司</text:p>
          </table:table-cell>
          <table:table-cell office:value-type="string">
            <text:p>1997-05-20T00:00:00.000+08</text:p>
          </table:table-cell>
          <table:table-cell table:number-columns-repeated="6"/>
        </table:table-row>
        <table:table-row table:style-name="ro2">
          <table:table-cell office:value-type="string">
            <text:p>600078</text:p>
          </table:table-cell>
          <table:table-cell office:value-type="string">
            <text:p>澄星股份</text:p>
          </table:table-cell>
          <table:table-cell office:value-type="string">
            <text:p>C 制造业</text:p>
          </table:table-cell>
          <table:table-cell office:value-type="string">
            <text:p>江苏澄星磷化工股份有限公司</text:p>
          </table:table-cell>
          <table:table-cell office:value-type="string">
            <text:p>1997-06-27T00:00:00.000+08</text:p>
          </table:table-cell>
          <table:table-cell table:number-columns-repeated="6"/>
        </table:table-row>
        <table:table-row table:style-name="ro2">
          <table:table-cell office:value-type="string">
            <text:p>600079</text:p>
          </table:table-cell>
          <table:table-cell office:value-type="string">
            <text:p>人福医药</text:p>
          </table:table-cell>
          <table:table-cell office:value-type="string">
            <text:p>C 制造业</text:p>
          </table:table-cell>
          <table:table-cell office:value-type="string">
            <text:p>人福医药集团股份公司</text:p>
          </table:table-cell>
          <table:table-cell office:value-type="string">
            <text:p>1997-06-06T00:00:00.000+08</text:p>
          </table:table-cell>
          <table:table-cell table:number-columns-repeated="6"/>
        </table:table-row>
        <table:table-row table:style-name="ro2">
          <table:table-cell office:value-type="string">
            <text:p>600080</text:p>
          </table:table-cell>
          <table:table-cell office:value-type="string">
            <text:p>金花股份</text:p>
          </table:table-cell>
          <table:table-cell office:value-type="string">
            <text:p>C 制造业</text:p>
          </table:table-cell>
          <table:table-cell office:value-type="string">
            <text:p>金花企业(集团)股份有限公司</text:p>
          </table:table-cell>
          <table:table-cell office:value-type="string">
            <text:p>1997-06-12T00:00:00.000+08</text:p>
          </table:table-cell>
          <table:table-cell table:number-columns-repeated="6"/>
        </table:table-row>
        <table:table-row table:style-name="ro2">
          <table:table-cell office:value-type="string">
            <text:p>600081</text:p>
          </table:table-cell>
          <table:table-cell office:value-type="string">
            <text:p>东风科技</text:p>
          </table:table-cell>
          <table:table-cell office:value-type="string">
            <text:p>C 制造业</text:p>
          </table:table-cell>
          <table:table-cell office:value-type="string">
            <text:p>东风电子科技股份有限公司</text:p>
          </table:table-cell>
          <table:table-cell office:value-type="string">
            <text:p>1997-07-03T00:00:00.000+08</text:p>
          </table:table-cell>
          <table:table-cell table:number-columns-repeated="6"/>
        </table:table-row>
        <table:table-row table:style-name="ro2">
          <table:table-cell office:value-type="string">
            <text:p>600082</text:p>
          </table:table-cell>
          <table:table-cell office:value-type="string">
            <text:p>海泰发展</text:p>
          </table:table-cell>
          <table:table-cell office:value-type="string">
            <text:p>S 综合</text:p>
          </table:table-cell>
          <table:table-cell office:value-type="string">
            <text:p>天津海泰科技发展股份有限公司</text:p>
          </table:table-cell>
          <table:table-cell office:value-type="string">
            <text:p>1997-06-20T00:00:00.000+08</text:p>
          </table:table-cell>
          <table:table-cell table:number-columns-repeated="6"/>
        </table:table-row>
        <table:table-row table:style-name="ro2">
          <table:table-cell office:value-type="string">
            <text:p>600083</text:p>
          </table:table-cell>
          <table:table-cell office:value-type="string">
            <text:p>博信股份</text:p>
          </table:table-cell>
          <table:table-cell office:value-type="string">
            <text:p>C 制造业</text:p>
          </table:table-cell>
          <table:table-cell office:value-type="string">
            <text:p>广东博信投资控股股份有限公司</text:p>
          </table:table-cell>
          <table:table-cell office:value-type="string">
            <text:p>1997-06-06T00:00:00.000+08</text:p>
          </table:table-cell>
          <table:table-cell table:number-columns-repeated="6"/>
        </table:table-row>
        <table:table-row table:style-name="ro2">
          <table:table-cell office:value-type="string">
            <text:p>600084</text:p>
          </table:table-cell>
          <table:table-cell office:value-type="string">
            <text:p>中葡股份</text:p>
          </table:table-cell>
          <table:table-cell office:value-type="string">
            <text:p>C 制造业</text:p>
          </table:table-cell>
          <table:table-cell office:value-type="string">
            <text:p>中信国安葡萄酒业股份有限公司</text:p>
          </table:table-cell>
          <table:table-cell office:value-type="string">
            <text:p>1997-07-11T00:00:00.000+08</text:p>
          </table:table-cell>
          <table:table-cell table:number-columns-repeated="6"/>
        </table:table-row>
        <table:table-row table:style-name="ro2">
          <table:table-cell office:value-type="string">
            <text:p>600085</text:p>
          </table:table-cell>
          <table:table-cell office:value-type="string">
            <text:p>同仁堂</text:p>
          </table:table-cell>
          <table:table-cell office:value-type="string">
            <text:p>C 制造业</text:p>
          </table:table-cell>
          <table:table-cell office:value-type="string">
            <text:p>北京同仁堂股份有限公司</text:p>
          </table:table-cell>
          <table:table-cell office:value-type="string">
            <text:p>1997-06-25T00:00:00.000+08</text:p>
          </table:table-cell>
          <table:table-cell table:number-columns-repeated="6"/>
        </table:table-row>
        <table:table-row table:style-name="ro2">
          <table:table-cell office:value-type="string">
            <text:p>600086</text:p>
          </table:table-cell>
          <table:table-cell office:value-type="string">
            <text:p>东方金钰</text:p>
          </table:table-cell>
          <table:table-cell office:value-type="string">
            <text:p>C 制造业</text:p>
          </table:table-cell>
          <table:table-cell office:value-type="string">
            <text:p>东方金钰股份有限公司</text:p>
          </table:table-cell>
          <table:table-cell office:value-type="string">
            <text:p>1997-06-06T00:00:00.000+08</text:p>
          </table:table-cell>
          <table:table-cell table:number-columns-repeated="6"/>
        </table:table-row>
        <table:table-row table:style-name="ro2">
          <table:table-cell office:value-type="string">
            <text:p>600088</text:p>
          </table:table-cell>
          <table:table-cell office:value-type="string">
            <text:p>中视传媒</text:p>
          </table:table-cell>
          <table:table-cell office:value-type="string">
            <text:p>R 文化传播</text:p>
          </table:table-cell>
          <table:table-cell office:value-type="string">
            <text:p>中视传媒股份有限公司</text:p>
          </table:table-cell>
          <table:table-cell office:value-type="string">
            <text:p>1997-06-16T00:00:00.000+08</text:p>
          </table:table-cell>
          <table:table-cell table:number-columns-repeated="6"/>
        </table:table-row>
        <table:table-row table:style-name="ro2">
          <table:table-cell office:value-type="string">
            <text:p>600089</text:p>
          </table:table-cell>
          <table:table-cell office:value-type="string">
            <text:p>特变电工</text:p>
          </table:table-cell>
          <table:table-cell office:value-type="string">
            <text:p>C 制造业</text:p>
          </table:table-cell>
          <table:table-cell office:value-type="string">
            <text:p>特变电工股份有限公司</text:p>
          </table:table-cell>
          <table:table-cell office:value-type="string">
            <text:p>1997-06-18T00:00:00.000+08</text:p>
          </table:table-cell>
          <table:table-cell table:number-columns-repeated="6"/>
        </table:table-row>
        <table:table-row table:style-name="ro2">
          <table:table-cell office:value-type="string">
            <text:p>600090</text:p>
          </table:table-cell>
          <table:table-cell office:value-type="string">
            <text:p>同济堂</text:p>
          </table:table-cell>
          <table:table-cell office:value-type="string">
            <text:p>F 批发零售</text:p>
          </table:table-cell>
          <table:table-cell office:value-type="string">
            <text:p>新疆同济堂健康产业股份有限公司</text:p>
          </table:table-cell>
          <table:table-cell office:value-type="string">
            <text:p>1997-06-16T00:00:00.000+08</text:p>
          </table:table-cell>
          <table:table-cell table:number-columns-repeated="6"/>
        </table:table-row>
        <table:table-row table:style-name="ro2">
          <table:table-cell office:value-type="string">
            <text:p>600091</text:p>
          </table:table-cell>
          <table:table-cell office:value-type="string">
            <text:p>ST明科</text:p>
          </table:table-cell>
          <table:table-cell office:value-type="string">
            <text:p>C 制造业</text:p>
          </table:table-cell>
          <table:table-cell office:value-type="string">
            <text:p>包头明天科技股份有限公司</text:p>
          </table:table-cell>
          <table:table-cell office:value-type="string">
            <text:p>1997-07-04T00:00:00.000+08</text:p>
          </table:table-cell>
          <table:table-cell table:number-columns-repeated="6"/>
        </table:table-row>
        <table:table-row table:style-name="ro2">
          <table:table-cell office:value-type="string">
            <text:p>600093</text:p>
          </table:table-cell>
          <table:table-cell office:value-type="string">
            <text:p>易见股份</text:p>
          </table:table-cell>
          <table:table-cell office:value-type="string">
            <text:p>L 商务服务</text:p>
          </table:table-cell>
          <table:table-cell office:value-type="string">
            <text:p>易见供应链管理股份有限公司</text:p>
          </table:table-cell>
          <table:table-cell office:value-type="string">
            <text:p>1997-06-26T00:00:00.000+08</text:p>
          </table:table-cell>
          <table:table-cell table:number-columns-repeated="6"/>
        </table:table-row>
        <table:table-row table:style-name="ro2">
          <table:table-cell office:value-type="string">
            <text:p>600094</text:p>
          </table:table-cell>
          <table:table-cell office:value-type="string">
            <text:p>大名城</text:p>
          </table:table-cell>
          <table:table-cell office:value-type="string">
            <text:p>K 房地产</text:p>
          </table:table-cell>
          <table:table-cell office:value-type="string">
            <text:p>上海大名城企业股份有限公司</text:p>
          </table:table-cell>
          <table:table-cell office:value-type="string">
            <text:p>1997-07-03T00:00:00.000+08</text:p>
          </table:table-cell>
          <table:table-cell table:number-columns-repeated="6"/>
        </table:table-row>
        <table:table-row table:style-name="ro2">
          <table:table-cell office:value-type="string">
            <text:p>600095</text:p>
          </table:table-cell>
          <table:table-cell office:value-type="string">
            <text:p>哈高科</text:p>
          </table:table-cell>
          <table:table-cell office:value-type="string">
            <text:p>C 制造业</text:p>
          </table:table-cell>
          <table:table-cell office:value-type="string">
            <text:p>哈尔滨高科技(集团)股份有限公司</text:p>
          </table:table-cell>
          <table:table-cell office:value-type="string">
            <text:p>1997-07-08T00:00:00.000+08</text:p>
          </table:table-cell>
          <table:table-cell table:number-columns-repeated="6"/>
        </table:table-row>
        <table:table-row table:style-name="ro2">
          <table:table-cell office:value-type="string">
            <text:p>600096</text:p>
          </table:table-cell>
          <table:table-cell office:value-type="string">
            <text:p>云天化</text:p>
          </table:table-cell>
          <table:table-cell office:value-type="string">
            <text:p>C 制造业</text:p>
          </table:table-cell>
          <table:table-cell office:value-type="string">
            <text:p>云南云天化股份有限公司</text:p>
          </table:table-cell>
          <table:table-cell office:value-type="string">
            <text:p>1997-07-09T00:00:00.000+08</text:p>
          </table:table-cell>
          <table:table-cell table:number-columns-repeated="6"/>
        </table:table-row>
        <table:table-row table:style-name="ro2">
          <table:table-cell office:value-type="string">
            <text:p>600097</text:p>
          </table:table-cell>
          <table:table-cell office:value-type="string">
            <text:p>开创国际</text:p>
          </table:table-cell>
          <table:table-cell office:value-type="string">
            <text:p>A 农林牧渔</text:p>
          </table:table-cell>
          <table:table-cell office:value-type="string">
            <text:p>上海开创国际海洋资源股份有限公司</text:p>
          </table:table-cell>
          <table:table-cell office:value-type="string">
            <text:p>1997-06-19T00:00:00.000+08</text:p>
          </table:table-cell>
          <table:table-cell table:number-columns-repeated="6"/>
        </table:table-row>
        <table:table-row table:style-name="ro2">
          <table:table-cell office:value-type="string">
            <text:p>600098</text:p>
          </table:table-cell>
          <table:table-cell office:value-type="string">
            <text:p>广州发展</text:p>
          </table:table-cell>
          <table:table-cell office:value-type="string">
            <text:p>D 水电煤气</text:p>
          </table:table-cell>
          <table:table-cell office:value-type="string">
            <text:p>广州发展集团股份有限公司</text:p>
          </table:table-cell>
          <table:table-cell office:value-type="string">
            <text:p>1997-07-18T00:00:00.000+08</text:p>
          </table:table-cell>
          <table:table-cell table:number-columns-repeated="6"/>
        </table:table-row>
        <table:table-row table:style-name="ro2">
          <table:table-cell office:value-type="string">
            <text:p>600099</text:p>
          </table:table-cell>
          <table:table-cell office:value-type="string">
            <text:p>林海股份</text:p>
          </table:table-cell>
          <table:table-cell office:value-type="string">
            <text:p>C 制造业</text:p>
          </table:table-cell>
          <table:table-cell office:value-type="string">
            <text:p>林海股份有限公司</text:p>
          </table:table-cell>
          <table:table-cell office:value-type="string">
            <text:p>1997-07-04T00:00:00.000+08</text:p>
          </table:table-cell>
          <table:table-cell table:number-columns-repeated="6"/>
        </table:table-row>
        <table:table-row table:style-name="ro2">
          <table:table-cell office:value-type="string">
            <text:p>600100</text:p>
          </table:table-cell>
          <table:table-cell office:value-type="string">
            <text:p>同方股份</text:p>
          </table:table-cell>
          <table:table-cell office:value-type="string">
            <text:p>C 制造业</text:p>
          </table:table-cell>
          <table:table-cell office:value-type="string">
            <text:p>同方股份有限公司</text:p>
          </table:table-cell>
          <table:table-cell office:value-type="string">
            <text:p>1997-06-27T00:00:00.000+08</text:p>
          </table:table-cell>
          <table:table-cell table:number-columns-repeated="6"/>
        </table:table-row>
        <table:table-row table:style-name="ro2">
          <table:table-cell office:value-type="string">
            <text:p>600101</text:p>
          </table:table-cell>
          <table:table-cell office:value-type="string">
            <text:p>明星电力</text:p>
          </table:table-cell>
          <table:table-cell office:value-type="string">
            <text:p>D 水电煤气</text:p>
          </table:table-cell>
          <table:table-cell office:value-type="string">
            <text:p>四川明星电力股份有限公司</text:p>
          </table:table-cell>
          <table:table-cell office:value-type="string">
            <text:p>1997-06-27T00:00:00.000+08</text:p>
          </table:table-cell>
          <table:table-cell table:number-columns-repeated="6"/>
        </table:table-row>
        <table:table-row table:style-name="ro2">
          <table:table-cell office:value-type="string">
            <text:p>600103</text:p>
          </table:table-cell>
          <table:table-cell office:value-type="string">
            <text:p>青山纸业</text:p>
          </table:table-cell>
          <table:table-cell office:value-type="string">
            <text:p>C 制造业</text:p>
          </table:table-cell>
          <table:table-cell office:value-type="string">
            <text:p>福建省青山纸业股份有限公司</text:p>
          </table:table-cell>
          <table:table-cell office:value-type="string">
            <text:p>1997-07-03T00:00:00.000+08</text:p>
          </table:table-cell>
          <table:table-cell table:number-columns-repeated="6"/>
        </table:table-row>
        <table:table-row table:style-name="ro2">
          <table:table-cell office:value-type="string">
            <text:p>600104</text:p>
          </table:table-cell>
          <table:table-cell office:value-type="string">
            <text:p>上汽集团</text:p>
          </table:table-cell>
          <table:table-cell office:value-type="string">
            <text:p>C 制造业</text:p>
          </table:table-cell>
          <table:table-cell office:value-type="string">
            <text:p>上海汽车集团股份有限公司</text:p>
          </table:table-cell>
          <table:table-cell office:value-type="string">
            <text:p>1997-11-25T00:00:00.000+08</text:p>
          </table:table-cell>
          <table:table-cell table:number-columns-repeated="6"/>
        </table:table-row>
        <table:table-row table:style-name="ro2">
          <table:table-cell office:value-type="string">
            <text:p>600105</text:p>
          </table:table-cell>
          <table:table-cell office:value-type="string">
            <text:p>永鼎股份</text:p>
          </table:table-cell>
          <table:table-cell office:value-type="string">
            <text:p>C 制造业</text:p>
          </table:table-cell>
          <table:table-cell office:value-type="string">
            <text:p>江苏永鼎股份有限公司</text:p>
          </table:table-cell>
          <table:table-cell office:value-type="string">
            <text:p>1997-09-29T00:00:00.000+08</text:p>
          </table:table-cell>
          <table:table-cell table:number-columns-repeated="6"/>
        </table:table-row>
        <table:table-row table:style-name="ro2">
          <table:table-cell office:value-type="string">
            <text:p>600106</text:p>
          </table:table-cell>
          <table:table-cell office:value-type="string">
            <text:p>重庆路桥</text:p>
          </table:table-cell>
          <table:table-cell office:value-type="string">
            <text:p>G 运输仓储</text:p>
          </table:table-cell>
          <table:table-cell office:value-type="string">
            <text:p>重庆路桥股份有限公司</text:p>
          </table:table-cell>
          <table:table-cell office:value-type="string">
            <text:p>1997-06-18T00:00:00.000+08</text:p>
          </table:table-cell>
          <table:table-cell table:number-columns-repeated="6"/>
        </table:table-row>
        <table:table-row table:style-name="ro2">
          <table:table-cell office:value-type="string">
            <text:p>600107</text:p>
          </table:table-cell>
          <table:table-cell office:value-type="string">
            <text:p>美尔雅</text:p>
          </table:table-cell>
          <table:table-cell office:value-type="string">
            <text:p>C 制造业</text:p>
          </table:table-cell>
          <table:table-cell office:value-type="string">
            <text:p>湖北美尔雅股份有限公司</text:p>
          </table:table-cell>
          <table:table-cell office:value-type="string">
            <text:p>1997-11-06T00:00:00.000+08</text:p>
          </table:table-cell>
          <table:table-cell table:number-columns-repeated="6"/>
        </table:table-row>
        <table:table-row table:style-name="ro2">
          <table:table-cell office:value-type="string">
            <text:p>600108</text:p>
          </table:table-cell>
          <table:table-cell office:value-type="string">
            <text:p>亚盛集团</text:p>
          </table:table-cell>
          <table:table-cell office:value-type="string">
            <text:p>A 农林牧渔</text:p>
          </table:table-cell>
          <table:table-cell office:value-type="string">
            <text:p>甘肃亚盛实业(集团)股份有限公司</text:p>
          </table:table-cell>
          <table:table-cell office:value-type="string">
            <text:p>1997-08-18T00:00:00.000+08</text:p>
          </table:table-cell>
          <table:table-cell table:number-columns-repeated="6"/>
        </table:table-row>
        <table:table-row table:style-name="ro2">
          <table:table-cell office:value-type="string">
            <text:p>600109</text:p>
          </table:table-cell>
          <table:table-cell office:value-type="string">
            <text:p>国金证券</text:p>
          </table:table-cell>
          <table:table-cell office:value-type="string">
            <text:p>J 金融业</text:p>
          </table:table-cell>
          <table:table-cell office:value-type="string">
            <text:p>国金证券股份有限公司</text:p>
          </table:table-cell>
          <table:table-cell office:value-type="string">
            <text:p>1997-08-07T00:00:00.000+08</text:p>
          </table:table-cell>
          <table:table-cell table:number-columns-repeated="6"/>
        </table:table-row>
        <table:table-row table:style-name="ro2">
          <table:table-cell office:value-type="string">
            <text:p>600110</text:p>
          </table:table-cell>
          <table:table-cell office:value-type="string">
            <text:p>诺德股份</text:p>
          </table:table-cell>
          <table:table-cell office:value-type="string">
            <text:p>C 制造业</text:p>
          </table:table-cell>
          <table:table-cell office:value-type="string">
            <text:p>诺德投资股份有限公司</text:p>
          </table:table-cell>
          <table:table-cell office:value-type="string">
            <text:p>1997-10-07T00:00:00.000+08</text:p>
          </table:table-cell>
          <table:table-cell table:number-columns-repeated="6"/>
        </table:table-row>
        <table:table-row table:style-name="ro2">
          <table:table-cell office:value-type="string">
            <text:p>600111</text:p>
          </table:table-cell>
          <table:table-cell office:value-type="string">
            <text:p>北方稀土</text:p>
          </table:table-cell>
          <table:table-cell office:value-type="string">
            <text:p>C 制造业</text:p>
          </table:table-cell>
          <table:table-cell office:value-type="string">
            <text:p>中国北方稀土(集团)高科技股份有限公司</text:p>
          </table:table-cell>
          <table:table-cell office:value-type="string">
            <text:p>1997-09-24T00:00:00.000+08</text:p>
          </table:table-cell>
          <table:table-cell table:number-columns-repeated="6"/>
        </table:table-row>
        <table:table-row table:style-name="ro2">
          <table:table-cell office:value-type="string">
            <text:p>600112</text:p>
          </table:table-cell>
          <table:table-cell office:value-type="string">
            <text:p>*ST天成</text:p>
          </table:table-cell>
          <table:table-cell office:value-type="string">
            <text:p>C 制造业</text:p>
          </table:table-cell>
          <table:table-cell office:value-type="string">
            <text:p>贵州长征天成控股股份有限公司</text:p>
          </table:table-cell>
          <table:table-cell office:value-type="string">
            <text:p>1997-11-27T00:00:00.000+08</text:p>
          </table:table-cell>
          <table:table-cell table:number-columns-repeated="6"/>
        </table:table-row>
        <table:table-row table:style-name="ro2">
          <table:table-cell office:value-type="string">
            <text:p>600113</text:p>
          </table:table-cell>
          <table:table-cell office:value-type="string">
            <text:p>浙江东日</text:p>
          </table:table-cell>
          <table:table-cell office:value-type="string">
            <text:p>L 商务服务</text:p>
          </table:table-cell>
          <table:table-cell office:value-type="string">
            <text:p>浙江东日股份有限公司</text:p>
          </table:table-cell>
          <table:table-cell office:value-type="string">
            <text:p>1997-10-21T00:00:00.000+08</text:p>
          </table:table-cell>
          <table:table-cell table:number-columns-repeated="6"/>
        </table:table-row>
        <table:table-row table:style-name="ro2">
          <table:table-cell office:value-type="string">
            <text:p>600114</text:p>
          </table:table-cell>
          <table:table-cell office:value-type="string">
            <text:p>东睦股份</text:p>
          </table:table-cell>
          <table:table-cell office:value-type="string">
            <text:p>C 制造业</text:p>
          </table:table-cell>
          <table:table-cell office:value-type="string">
            <text:p>东睦新材料集团股份有限公司</text:p>
          </table:table-cell>
          <table:table-cell office:value-type="string">
            <text:p>2004-05-11T00:00:00.000+08</text:p>
          </table:table-cell>
          <table:table-cell table:number-columns-repeated="6"/>
        </table:table-row>
        <table:table-row table:style-name="ro2">
          <table:table-cell office:value-type="string">
            <text:p>600115</text:p>
          </table:table-cell>
          <table:table-cell office:value-type="string">
            <text:p>东方航空</text:p>
          </table:table-cell>
          <table:table-cell office:value-type="string">
            <text:p>G 运输仓储</text:p>
          </table:table-cell>
          <table:table-cell office:value-type="string">
            <text:p>中国东方航空股份有限公司</text:p>
          </table:table-cell>
          <table:table-cell office:value-type="string">
            <text:p>1997-11-05T00:00:00.000+08</text:p>
          </table:table-cell>
          <table:table-cell table:number-columns-repeated="6"/>
        </table:table-row>
        <table:table-row table:style-name="ro2">
          <table:table-cell office:value-type="string">
            <text:p>600116</text:p>
          </table:table-cell>
          <table:table-cell office:value-type="string">
            <text:p>三峡水利</text:p>
          </table:table-cell>
          <table:table-cell office:value-type="string">
            <text:p>D 水电煤气</text:p>
          </table:table-cell>
          <table:table-cell office:value-type="string">
            <text:p>重庆三峡水利电力(集团)股份有限公司</text:p>
          </table:table-cell>
          <table:table-cell office:value-type="string">
            <text:p>1997-08-04T00:00:00.000+08</text:p>
          </table:table-cell>
          <table:table-cell table:number-columns-repeated="6"/>
        </table:table-row>
        <table:table-row table:style-name="ro2">
          <table:table-cell office:value-type="string">
            <text:p>600117</text:p>
          </table:table-cell>
          <table:table-cell office:value-type="string">
            <text:p>西宁特钢</text:p>
          </table:table-cell>
          <table:table-cell office:value-type="string">
            <text:p>C 制造业</text:p>
          </table:table-cell>
          <table:table-cell office:value-type="string">
            <text:p>西宁特殊钢股份有限公司</text:p>
          </table:table-cell>
          <table:table-cell office:value-type="string">
            <text:p>1997-10-15T00:00:00.000+08</text:p>
          </table:table-cell>
          <table:table-cell table:number-columns-repeated="6"/>
        </table:table-row>
        <table:table-row table:style-name="ro2">
          <table:table-cell office:value-type="string">
            <text:p>600118</text:p>
          </table:table-cell>
          <table:table-cell office:value-type="string">
            <text:p>中国卫星</text:p>
          </table:table-cell>
          <table:table-cell office:value-type="string">
            <text:p>C 制造业</text:p>
          </table:table-cell>
          <table:table-cell office:value-type="string">
            <text:p>中国东方红卫星股份有限公司</text:p>
          </table:table-cell>
          <table:table-cell office:value-type="string">
            <text:p>1997-09-08T00:00:00.000+08</text:p>
          </table:table-cell>
          <table:table-cell table:number-columns-repeated="6"/>
        </table:table-row>
        <table:table-row table:style-name="ro2">
          <table:table-cell office:value-type="string">
            <text:p>600119</text:p>
          </table:table-cell>
          <table:table-cell office:value-type="string">
            <text:p>长江投资</text:p>
          </table:table-cell>
          <table:table-cell office:value-type="string">
            <text:p>G 运输仓储</text:p>
          </table:table-cell>
          <table:table-cell office:value-type="string">
            <text:p>长发集团长江投资实业股份有限公司</text:p>
          </table:table-cell>
          <table:table-cell office:value-type="string">
            <text:p>1998-01-15T00:00:00.000+08</text:p>
          </table:table-cell>
          <table:table-cell table:number-columns-repeated="6"/>
        </table:table-row>
        <table:table-row table:style-name="ro2">
          <table:table-cell office:value-type="string">
            <text:p>600120</text:p>
          </table:table-cell>
          <table:table-cell office:value-type="string">
            <text:p>浙江东方</text:p>
          </table:table-cell>
          <table:table-cell office:value-type="string">
            <text:p>F 批发零售</text:p>
          </table:table-cell>
          <table:table-cell office:value-type="string">
            <text:p>浙江东方集团股份有限公司</text:p>
          </table:table-cell>
          <table:table-cell office:value-type="string">
            <text:p>1997-12-01T00:00:00.000+08</text:p>
          </table:table-cell>
          <table:table-cell table:number-columns-repeated="6"/>
        </table:table-row>
        <table:table-row table:style-name="ro2">
          <table:table-cell office:value-type="string">
            <text:p>600121</text:p>
          </table:table-cell>
          <table:table-cell office:value-type="string">
            <text:p>*ST郑煤</text:p>
          </table:table-cell>
          <table:table-cell office:value-type="string">
            <text:p>B 采矿业</text:p>
          </table:table-cell>
          <table:table-cell office:value-type="string">
            <text:p>郑州煤电股份有限公司</text:p>
          </table:table-cell>
          <table:table-cell office:value-type="string">
            <text:p>1998-01-07T00:00:00.000+08</text:p>
          </table:table-cell>
          <table:table-cell table:number-columns-repeated="6"/>
        </table:table-row>
        <table:table-row table:style-name="ro2">
          <table:table-cell office:value-type="string">
            <text:p>600122</text:p>
          </table:table-cell>
          <table:table-cell office:value-type="string">
            <text:p>宏图高科</text:p>
          </table:table-cell>
          <table:table-cell office:value-type="string">
            <text:p>F 批发零售</text:p>
          </table:table-cell>
          <table:table-cell office:value-type="string">
            <text:p>江苏宏图高科技股份有限公司</text:p>
          </table:table-cell>
          <table:table-cell office:value-type="string">
            <text:p>1998-04-20T00:00:00.000+08</text:p>
          </table:table-cell>
          <table:table-cell table:number-columns-repeated="6"/>
        </table:table-row>
        <table:table-row table:style-name="ro2">
          <table:table-cell office:value-type="string">
            <text:p>600123</text:p>
          </table:table-cell>
          <table:table-cell office:value-type="string">
            <text:p>兰花科创</text:p>
          </table:table-cell>
          <table:table-cell office:value-type="string">
            <text:p>B 采矿业</text:p>
          </table:table-cell>
          <table:table-cell office:value-type="string">
            <text:p>山西兰花科技创业股份有限公司</text:p>
          </table:table-cell>
          <table:table-cell office:value-type="string">
            <text:p>1998-12-17T00:00:00.000+08</text:p>
          </table:table-cell>
          <table:table-cell table:number-columns-repeated="6"/>
        </table:table-row>
        <table:table-row table:style-name="ro2">
          <table:table-cell office:value-type="string">
            <text:p>600125</text:p>
          </table:table-cell>
          <table:table-cell office:value-type="string">
            <text:p>铁龙物流</text:p>
          </table:table-cell>
          <table:table-cell office:value-type="string">
            <text:p>G 运输仓储</text:p>
          </table:table-cell>
          <table:table-cell office:value-type="string">
            <text:p>中铁铁龙集装箱物流股份有限公司</text:p>
          </table:table-cell>
          <table:table-cell office:value-type="string">
            <text:p>1998-05-11T00:00:00.000+08</text:p>
          </table:table-cell>
          <table:table-cell table:number-columns-repeated="6"/>
        </table:table-row>
        <table:table-row table:style-name="ro2">
          <table:table-cell office:value-type="string">
            <text:p>600126</text:p>
          </table:table-cell>
          <table:table-cell office:value-type="string">
            <text:p>杭钢股份</text:p>
          </table:table-cell>
          <table:table-cell office:value-type="string">
            <text:p>C 制造业</text:p>
          </table:table-cell>
          <table:table-cell office:value-type="string">
            <text:p>杭州钢铁股份有限公司</text:p>
          </table:table-cell>
          <table:table-cell office:value-type="string">
            <text:p>1998-03-11T00:00:00.000+08</text:p>
          </table:table-cell>
          <table:table-cell table:number-columns-repeated="6"/>
        </table:table-row>
        <table:table-row table:style-name="ro2">
          <table:table-cell office:value-type="string">
            <text:p>600127</text:p>
          </table:table-cell>
          <table:table-cell office:value-type="string">
            <text:p>金健米业</text:p>
          </table:table-cell>
          <table:table-cell office:value-type="string">
            <text:p>C 制造业</text:p>
          </table:table-cell>
          <table:table-cell office:value-type="string">
            <text:p>金健米业股份有限公司</text:p>
          </table:table-cell>
          <table:table-cell office:value-type="string">
            <text:p>1998-05-06T00:00:00.000+08</text:p>
          </table:table-cell>
          <table:table-cell table:number-columns-repeated="6"/>
        </table:table-row>
        <table:table-row table:style-name="ro2">
          <table:table-cell office:value-type="string">
            <text:p>600128</text:p>
          </table:table-cell>
          <table:table-cell office:value-type="string">
            <text:p>弘业股份</text:p>
          </table:table-cell>
          <table:table-cell office:value-type="string">
            <text:p>F 批发零售</text:p>
          </table:table-cell>
          <table:table-cell office:value-type="string">
            <text:p>江苏弘业股份有限公司</text:p>
          </table:table-cell>
          <table:table-cell office:value-type="string">
            <text:p>1997-09-01T00:00:00.000+08</text:p>
          </table:table-cell>
          <table:table-cell table:number-columns-repeated="6"/>
        </table:table-row>
        <table:table-row table:style-name="ro2">
          <table:table-cell office:value-type="string">
            <text:p>600129</text:p>
          </table:table-cell>
          <table:table-cell office:value-type="string">
            <text:p>太极集团</text:p>
          </table:table-cell>
          <table:table-cell office:value-type="string">
            <text:p>C 制造业</text:p>
          </table:table-cell>
          <table:table-cell office:value-type="string">
            <text:p>重庆太极实业（集团）股份有限公司</text:p>
          </table:table-cell>
          <table:table-cell office:value-type="string">
            <text:p>1997-11-18T00:00:00.000+08</text:p>
          </table:table-cell>
          <table:table-cell table:number-columns-repeated="6"/>
        </table:table-row>
        <table:table-row table:style-name="ro2">
          <table:table-cell office:value-type="string">
            <text:p>600130</text:p>
          </table:table-cell>
          <table:table-cell office:value-type="string">
            <text:p>波导股份</text:p>
          </table:table-cell>
          <table:table-cell office:value-type="string">
            <text:p>C 制造业</text:p>
          </table:table-cell>
          <table:table-cell office:value-type="string">
            <text:p>宁波波导股份有限公司</text:p>
          </table:table-cell>
          <table:table-cell office:value-type="string">
            <text:p>2000-07-06T00:00:00.000+08</text:p>
          </table:table-cell>
          <table:table-cell table:number-columns-repeated="6"/>
        </table:table-row>
        <table:table-row table:style-name="ro2">
          <table:table-cell office:value-type="string">
            <text:p>600131</text:p>
          </table:table-cell>
          <table:table-cell office:value-type="string">
            <text:p>岷江水电</text:p>
          </table:table-cell>
          <table:table-cell office:value-type="string">
            <text:p>D 水电煤气</text:p>
          </table:table-cell>
          <table:table-cell office:value-type="string">
            <text:p>四川岷江水利电力股份有限公司</text:p>
          </table:table-cell>
          <table:table-cell office:value-type="string">
            <text:p>1998-04-02T00:00:00.000+08</text:p>
          </table:table-cell>
          <table:table-cell table:number-columns-repeated="6"/>
        </table:table-row>
        <table:table-row table:style-name="ro2">
          <table:table-cell office:value-type="string">
            <text:p>600132</text:p>
          </table:table-cell>
          <table:table-cell office:value-type="string">
            <text:p>重庆啤酒</text:p>
          </table:table-cell>
          <table:table-cell office:value-type="string">
            <text:p>C 制造业</text:p>
          </table:table-cell>
          <table:table-cell office:value-type="string">
            <text:p>重庆啤酒股份有限公司</text:p>
          </table:table-cell>
          <table:table-cell office:value-type="string">
            <text:p>1997-10-30T00:00:00.000+08</text:p>
          </table:table-cell>
          <table:table-cell table:number-columns-repeated="6"/>
        </table:table-row>
        <table:table-row table:style-name="ro2">
          <table:table-cell office:value-type="string">
            <text:p>600133</text:p>
          </table:table-cell>
          <table:table-cell office:value-type="string">
            <text:p>东湖高新</text:p>
          </table:table-cell>
          <table:table-cell office:value-type="string">
            <text:p>E 建筑业</text:p>
          </table:table-cell>
          <table:table-cell office:value-type="string">
            <text:p>武汉东湖高新集团股份有限公司</text:p>
          </table:table-cell>
          <table:table-cell office:value-type="string">
            <text:p>1998-02-12T00:00:00.000+08</text:p>
          </table:table-cell>
          <table:table-cell table:number-columns-repeated="6"/>
        </table:table-row>
        <table:table-row table:style-name="ro2">
          <table:table-cell office:value-type="string">
            <text:p>600135</text:p>
          </table:table-cell>
          <table:table-cell office:value-type="string">
            <text:p>乐凯胶片</text:p>
          </table:table-cell>
          <table:table-cell office:value-type="string">
            <text:p>C 制造业</text:p>
          </table:table-cell>
          <table:table-cell office:value-type="string">
            <text:p>乐凯胶片股份有限公司</text:p>
          </table:table-cell>
          <table:table-cell office:value-type="string">
            <text:p>1998-01-22T00:00:00.000+08</text:p>
          </table:table-cell>
          <table:table-cell table:number-columns-repeated="6"/>
        </table:table-row>
        <table:table-row table:style-name="ro2">
          <table:table-cell office:value-type="string">
            <text:p>600136</text:p>
          </table:table-cell>
          <table:table-cell office:value-type="string">
            <text:p>当代明诚</text:p>
          </table:table-cell>
          <table:table-cell office:value-type="string">
            <text:p>R 文化传播</text:p>
          </table:table-cell>
          <table:table-cell office:value-type="string">
            <text:p>武汉当代明诚文化股份有限公司</text:p>
          </table:table-cell>
          <table:table-cell office:value-type="string">
            <text:p>1998-03-03T00:00:00.000+08</text:p>
          </table:table-cell>
          <table:table-cell table:number-columns-repeated="6"/>
        </table:table-row>
        <table:table-row table:style-name="ro2">
          <table:table-cell office:value-type="string">
            <text:p>600137</text:p>
          </table:table-cell>
          <table:table-cell office:value-type="string">
            <text:p>浪莎股份</text:p>
          </table:table-cell>
          <table:table-cell office:value-type="string">
            <text:p>C 制造业</text:p>
          </table:table-cell>
          <table:table-cell office:value-type="string">
            <text:p>四川浪莎控股股份有限公司</text:p>
          </table:table-cell>
          <table:table-cell office:value-type="string">
            <text:p>1998-04-16T00:00:00.000+08</text:p>
          </table:table-cell>
          <table:table-cell table:number-columns-repeated="6"/>
        </table:table-row>
        <table:table-row table:style-name="ro2">
          <table:table-cell office:value-type="string">
            <text:p>600138</text:p>
          </table:table-cell>
          <table:table-cell office:value-type="string">
            <text:p>中青旅</text:p>
          </table:table-cell>
          <table:table-cell office:value-type="string">
            <text:p>L 商务服务</text:p>
          </table:table-cell>
          <table:table-cell office:value-type="string">
            <text:p>中青旅控股股份有限公司</text:p>
          </table:table-cell>
          <table:table-cell office:value-type="string">
            <text:p>1997-12-03T00:00:00.000+08</text:p>
          </table:table-cell>
          <table:table-cell table:number-columns-repeated="6"/>
        </table:table-row>
        <table:table-row table:style-name="ro2">
          <table:table-cell office:value-type="string">
            <text:p>600139</text:p>
          </table:table-cell>
          <table:table-cell office:value-type="string">
            <text:p>西部资源</text:p>
          </table:table-cell>
          <table:table-cell office:value-type="string">
            <text:p>C 制造业</text:p>
          </table:table-cell>
          <table:table-cell office:value-type="string">
            <text:p>四川西部资源控股股份有限公司</text:p>
          </table:table-cell>
          <table:table-cell office:value-type="string">
            <text:p>1998-02-25T00:00:00.000+08</text:p>
          </table:table-cell>
          <table:table-cell table:number-columns-repeated="6"/>
        </table:table-row>
        <table:table-row table:style-name="ro2">
          <table:table-cell office:value-type="string">
            <text:p>600141</text:p>
          </table:table-cell>
          <table:table-cell office:value-type="string">
            <text:p>兴发集团</text:p>
          </table:table-cell>
          <table:table-cell office:value-type="string">
            <text:p>C 制造业</text:p>
          </table:table-cell>
          <table:table-cell office:value-type="string">
            <text:p>湖北兴发化工集团股份有限公司</text:p>
          </table:table-cell>
          <table:table-cell office:value-type="string">
            <text:p>1999-06-16T00:00:00.000+08</text:p>
          </table:table-cell>
          <table:table-cell table:number-columns-repeated="6"/>
        </table:table-row>
        <table:table-row table:style-name="ro2">
          <table:table-cell office:value-type="string">
            <text:p>600143</text:p>
          </table:table-cell>
          <table:table-cell office:value-type="string">
            <text:p>金发科技</text:p>
          </table:table-cell>
          <table:table-cell office:value-type="string">
            <text:p>C 制造业</text:p>
          </table:table-cell>
          <table:table-cell office:value-type="string">
            <text:p>金发科技股份有限公司</text:p>
          </table:table-cell>
          <table:table-cell office:value-type="string">
            <text:p>2004-06-23T00:00:00.000+08</text:p>
          </table:table-cell>
          <table:table-cell table:number-columns-repeated="6"/>
        </table:table-row>
        <table:table-row table:style-name="ro2">
          <table:table-cell office:value-type="string">
            <text:p>600145</text:p>
          </table:table-cell>
          <table:table-cell office:value-type="string">
            <text:p>*ST新亿</text:p>
          </table:table-cell>
          <table:table-cell office:value-type="string">
            <text:p>C 制造业</text:p>
          </table:table-cell>
          <table:table-cell office:value-type="string">
            <text:p>新疆亿路万源实业投资控股股份有限公司</text:p>
          </table:table-cell>
          <table:table-cell office:value-type="string">
            <text:p>1999-09-23T00:00:00.000+08</text:p>
          </table:table-cell>
          <table:table-cell table:number-columns-repeated="6"/>
        </table:table-row>
        <table:table-row table:style-name="ro2">
          <table:table-cell office:value-type="string">
            <text:p>600146</text:p>
          </table:table-cell>
          <table:table-cell office:value-type="string">
            <text:p>商赢环球</text:p>
          </table:table-cell>
          <table:table-cell office:value-type="string">
            <text:p>C 制造业</text:p>
          </table:table-cell>
          <table:table-cell office:value-type="string">
            <text:p>商赢环球股份有限公司</text:p>
          </table:table-cell>
          <table:table-cell office:value-type="string">
            <text:p>1999-07-07T00:00:00.000+08</text:p>
          </table:table-cell>
          <table:table-cell table:number-columns-repeated="6"/>
        </table:table-row>
        <table:table-row table:style-name="ro2">
          <table:table-cell office:value-type="string">
            <text:p>600148</text:p>
          </table:table-cell>
          <table:table-cell office:value-type="string">
            <text:p>长春一东</text:p>
          </table:table-cell>
          <table:table-cell office:value-type="string">
            <text:p>C 制造业</text:p>
          </table:table-cell>
          <table:table-cell office:value-type="string">
            <text:p>长春一东离合器股份有限公司</text:p>
          </table:table-cell>
          <table:table-cell office:value-type="string">
            <text:p>1998-05-20T00:00:00.000+08</text:p>
          </table:table-cell>
          <table:table-cell table:number-columns-repeated="6"/>
        </table:table-row>
        <table:table-row table:style-name="ro2">
          <table:table-cell office:value-type="string">
            <text:p>600149</text:p>
          </table:table-cell>
          <table:table-cell office:value-type="string">
            <text:p>*ST坊展</text:p>
          </table:table-cell>
          <table:table-cell office:value-type="string">
            <text:p>S 综合</text:p>
          </table:table-cell>
          <table:table-cell office:value-type="string">
            <text:p>廊坊发展股份有限公司</text:p>
          </table:table-cell>
          <table:table-cell office:value-type="string">
            <text:p>1999-10-14T00:00:00.000+08</text:p>
          </table:table-cell>
          <table:table-cell table:number-columns-repeated="6"/>
        </table:table-row>
        <table:table-row table:style-name="ro2">
          <table:table-cell office:value-type="string">
            <text:p>600150</text:p>
          </table:table-cell>
          <table:table-cell office:value-type="string">
            <text:p>中国船舶</text:p>
          </table:table-cell>
          <table:table-cell office:value-type="string">
            <text:p>C 制造业</text:p>
          </table:table-cell>
          <table:table-cell office:value-type="string">
            <text:p>中国船舶工业股份有限公司</text:p>
          </table:table-cell>
          <table:table-cell office:value-type="string">
            <text:p>1998-05-20T00:00:00.000+08</text:p>
          </table:table-cell>
          <table:table-cell table:number-columns-repeated="6"/>
        </table:table-row>
        <table:table-row table:style-name="ro2">
          <table:table-cell office:value-type="string">
            <text:p>600151</text:p>
          </table:table-cell>
          <table:table-cell office:value-type="string">
            <text:p>航天机电</text:p>
          </table:table-cell>
          <table:table-cell office:value-type="string">
            <text:p>C 制造业</text:p>
          </table:table-cell>
          <table:table-cell office:value-type="string">
            <text:p>上海航天汽车机电股份有限公司</text:p>
          </table:table-cell>
          <table:table-cell office:value-type="string">
            <text:p>1998-06-05T00:00:00.000+08</text:p>
          </table:table-cell>
          <table:table-cell table:number-columns-repeated="6"/>
        </table:table-row>
        <table:table-row table:style-name="ro2">
          <table:table-cell office:value-type="string">
            <text:p>600152</text:p>
          </table:table-cell>
          <table:table-cell office:value-type="string">
            <text:p>维科精华</text:p>
          </table:table-cell>
          <table:table-cell office:value-type="string">
            <text:p>C 制造业</text:p>
          </table:table-cell>
          <table:table-cell office:value-type="string">
            <text:p>宁波维科精华集团股份有限公司</text:p>
          </table:table-cell>
          <table:table-cell office:value-type="string">
            <text:p>1998-06-09T00:00:00.000+08</text:p>
          </table:table-cell>
          <table:table-cell table:number-columns-repeated="6"/>
        </table:table-row>
        <table:table-row table:style-name="ro2">
          <table:table-cell office:value-type="string">
            <text:p>600153</text:p>
          </table:table-cell>
          <table:table-cell office:value-type="string">
            <text:p>建发股份</text:p>
          </table:table-cell>
          <table:table-cell office:value-type="string">
            <text:p>F 批发零售</text:p>
          </table:table-cell>
          <table:table-cell office:value-type="string">
            <text:p>厦门建发股份有限公司</text:p>
          </table:table-cell>
          <table:table-cell office:value-type="string">
            <text:p>1998-06-16T00:00:00.000+08</text:p>
          </table:table-cell>
          <table:table-cell table:number-columns-repeated="6"/>
        </table:table-row>
        <table:table-row table:style-name="ro2">
          <table:table-cell office:value-type="string">
            <text:p>600155</text:p>
          </table:table-cell>
          <table:table-cell office:value-type="string">
            <text:p>宝硕股份</text:p>
          </table:table-cell>
          <table:table-cell office:value-type="string">
            <text:p>J 金融业</text:p>
          </table:table-cell>
          <table:table-cell office:value-type="string">
            <text:p>河北宝硕股份有限公司</text:p>
          </table:table-cell>
          <table:table-cell office:value-type="string">
            <text:p>1998-09-18T00:00:00.000+08</text:p>
          </table:table-cell>
          <table:table-cell table:number-columns-repeated="6"/>
        </table:table-row>
        <table:table-row table:style-name="ro2">
          <table:table-cell office:value-type="string">
            <text:p>600156</text:p>
          </table:table-cell>
          <table:table-cell office:value-type="string">
            <text:p>华升股份</text:p>
          </table:table-cell>
          <table:table-cell office:value-type="string">
            <text:p>C 制造业</text:p>
          </table:table-cell>
          <table:table-cell office:value-type="string">
            <text:p>湖南华升股份有限公司</text:p>
          </table:table-cell>
          <table:table-cell office:value-type="string">
            <text:p>1998-05-27T00:00:00.000+08</text:p>
          </table:table-cell>
          <table:table-cell table:number-columns-repeated="6"/>
        </table:table-row>
        <table:table-row table:style-name="ro2">
          <table:table-cell office:value-type="string">
            <text:p>600157</text:p>
          </table:table-cell>
          <table:table-cell office:value-type="string">
            <text:p>永泰能源</text:p>
          </table:table-cell>
          <table:table-cell office:value-type="string">
            <text:p>B 采矿业</text:p>
          </table:table-cell>
          <table:table-cell office:value-type="string">
            <text:p>永泰能源股份有限公司</text:p>
          </table:table-cell>
          <table:table-cell office:value-type="string">
            <text:p>1998-05-13T00:00:00.000+08</text:p>
          </table:table-cell>
          <table:table-cell table:number-columns-repeated="6"/>
        </table:table-row>
        <table:table-row table:style-name="ro2">
          <table:table-cell office:value-type="string">
            <text:p>600158</text:p>
          </table:table-cell>
          <table:table-cell office:value-type="string">
            <text:p>中体产业</text:p>
          </table:table-cell>
          <table:table-cell office:value-type="string">
            <text:p>K 房地产</text:p>
          </table:table-cell>
          <table:table-cell office:value-type="string">
            <text:p>中体产业集团股份有限公司</text:p>
          </table:table-cell>
          <table:table-cell office:value-type="string">
            <text:p>1998-03-27T00:00:00.000+08</text:p>
          </table:table-cell>
          <table:table-cell table:number-columns-repeated="6"/>
        </table:table-row>
        <table:table-row table:style-name="ro2">
          <table:table-cell office:value-type="string">
            <text:p>600159</text:p>
          </table:table-cell>
          <table:table-cell office:value-type="string">
            <text:p>大龙地产</text:p>
          </table:table-cell>
          <table:table-cell office:value-type="string">
            <text:p>K 房地产</text:p>
          </table:table-cell>
          <table:table-cell office:value-type="string">
            <text:p>北京市大龙伟业房地产开发股份有限公司</text:p>
          </table:table-cell>
          <table:table-cell office:value-type="string">
            <text:p>1998-05-26T00:00:00.000+08</text:p>
          </table:table-cell>
          <table:table-cell table:number-columns-repeated="6"/>
        </table:table-row>
        <table:table-row table:style-name="ro2">
          <table:table-cell office:value-type="string">
            <text:p>600160</text:p>
          </table:table-cell>
          <table:table-cell office:value-type="string">
            <text:p>巨化股份</text:p>
          </table:table-cell>
          <table:table-cell office:value-type="string">
            <text:p>C 制造业</text:p>
          </table:table-cell>
          <table:table-cell office:value-type="string">
            <text:p>浙江巨化股份有限公司</text:p>
          </table:table-cell>
          <table:table-cell office:value-type="string">
            <text:p>1998-06-26T00:00:00.000+08</text:p>
          </table:table-cell>
          <table:table-cell table:number-columns-repeated="6"/>
        </table:table-row>
        <table:table-row table:style-name="ro2">
          <table:table-cell office:value-type="string">
            <text:p>600161</text:p>
          </table:table-cell>
          <table:table-cell office:value-type="string">
            <text:p>天坛生物</text:p>
          </table:table-cell>
          <table:table-cell office:value-type="string">
            <text:p>C 制造业</text:p>
          </table:table-cell>
          <table:table-cell office:value-type="string">
            <text:p>北京天坛生物制品股份有限公司</text:p>
          </table:table-cell>
          <table:table-cell office:value-type="string">
            <text:p>1998-06-16T00:00:00.000+08</text:p>
          </table:table-cell>
          <table:table-cell table:number-columns-repeated="6"/>
        </table:table-row>
        <table:table-row table:style-name="ro2">
          <table:table-cell office:value-type="string">
            <text:p>600162</text:p>
          </table:table-cell>
          <table:table-cell office:value-type="string">
            <text:p>香江控股</text:p>
          </table:table-cell>
          <table:table-cell office:value-type="string">
            <text:p>K 房地产</text:p>
          </table:table-cell>
          <table:table-cell office:value-type="string">
            <text:p>深圳香江控股股份有限公司</text:p>
          </table:table-cell>
          <table:table-cell office:value-type="string">
            <text:p>1998-06-09T00:00:00.000+08</text:p>
          </table:table-cell>
          <table:table-cell table:number-columns-repeated="6"/>
        </table:table-row>
        <table:table-row table:style-name="ro2">
          <table:table-cell office:value-type="string">
            <text:p>600163</text:p>
          </table:table-cell>
          <table:table-cell office:value-type="string">
            <text:p>中闽能源</text:p>
          </table:table-cell>
          <table:table-cell office:value-type="string">
            <text:p>D 水电煤气</text:p>
          </table:table-cell>
          <table:table-cell office:value-type="string">
            <text:p>中闽能源股份有限公司</text:p>
          </table:table-cell>
          <table:table-cell office:value-type="string">
            <text:p>1998-06-02T00:00:00.000+08</text:p>
          </table:table-cell>
          <table:table-cell table:number-columns-repeated="6"/>
        </table:table-row>
        <table:table-row table:style-name="ro2">
          <table:table-cell office:value-type="string">
            <text:p>600165</text:p>
          </table:table-cell>
          <table:table-cell office:value-type="string">
            <text:p>新日恒力</text:p>
          </table:table-cell>
          <table:table-cell office:value-type="string">
            <text:p>C 制造业</text:p>
          </table:table-cell>
          <table:table-cell office:value-type="string">
            <text:p>宁夏新日恒力钢丝绳股份有限公司</text:p>
          </table:table-cell>
          <table:table-cell office:value-type="string">
            <text:p>1998-05-29T00:00:00.000+08</text:p>
          </table:table-cell>
          <table:table-cell table:number-columns-repeated="6"/>
        </table:table-row>
        <table:table-row table:style-name="ro2">
          <table:table-cell office:value-type="string">
            <text:p>600166</text:p>
          </table:table-cell>
          <table:table-cell office:value-type="string">
            <text:p>福田汽车</text:p>
          </table:table-cell>
          <table:table-cell office:value-type="string">
            <text:p>C 制造业</text:p>
          </table:table-cell>
          <table:table-cell office:value-type="string">
            <text:p>北汽福田汽车股份有限公司</text:p>
          </table:table-cell>
          <table:table-cell office:value-type="string">
            <text:p>1998-06-02T00:00:00.000+08</text:p>
          </table:table-cell>
          <table:table-cell table:number-columns-repeated="6"/>
        </table:table-row>
        <table:table-row table:style-name="ro2">
          <table:table-cell office:value-type="string">
            <text:p>600167</text:p>
          </table:table-cell>
          <table:table-cell office:value-type="string">
            <text:p>联美控股</text:p>
          </table:table-cell>
          <table:table-cell office:value-type="string">
            <text:p>D 水电煤气</text:p>
          </table:table-cell>
          <table:table-cell office:value-type="string">
            <text:p>联美量子股份有限公司</text:p>
          </table:table-cell>
          <table:table-cell office:value-type="string">
            <text:p>1999-01-28T00:00:00.000+08</text:p>
          </table:table-cell>
          <table:table-cell table:number-columns-repeated="6"/>
        </table:table-row>
        <table:table-row table:style-name="ro2">
          <table:table-cell office:value-type="string">
            <text:p>600168</text:p>
          </table:table-cell>
          <table:table-cell office:value-type="string">
            <text:p>武汉控股</text:p>
          </table:table-cell>
          <table:table-cell office:value-type="string">
            <text:p>D 水电煤气</text:p>
          </table:table-cell>
          <table:table-cell office:value-type="string">
            <text:p>武汉三镇实业控股股份有限公司</text:p>
          </table:table-cell>
          <table:table-cell office:value-type="string">
            <text:p>1998-04-27T00:00:00.000+08</text:p>
          </table:table-cell>
          <table:table-cell table:number-columns-repeated="6"/>
        </table:table-row>
        <table:table-row table:style-name="ro2">
          <table:table-cell office:value-type="string">
            <text:p>600169</text:p>
          </table:table-cell>
          <table:table-cell office:value-type="string">
            <text:p>太原重工</text:p>
          </table:table-cell>
          <table:table-cell office:value-type="string">
            <text:p>C 制造业</text:p>
          </table:table-cell>
          <table:table-cell office:value-type="string">
            <text:p>太原重工股份有限公司</text:p>
          </table:table-cell>
          <table:table-cell office:value-type="string">
            <text:p>1998-09-04T00:00:00.000+08</text:p>
          </table:table-cell>
          <table:table-cell table:number-columns-repeated="6"/>
        </table:table-row>
        <table:table-row table:style-name="ro2">
          <table:table-cell office:value-type="string">
            <text:p>600170</text:p>
          </table:table-cell>
          <table:table-cell office:value-type="string">
            <text:p>上海建工</text:p>
          </table:table-cell>
          <table:table-cell office:value-type="string">
            <text:p>E 建筑业</text:p>
          </table:table-cell>
          <table:table-cell office:value-type="string">
            <text:p>上海建工集团股份有限公司</text:p>
          </table:table-cell>
          <table:table-cell office:value-type="string">
            <text:p>1998-06-23T00:00:00.000+08</text:p>
          </table:table-cell>
          <table:table-cell table:number-columns-repeated="6"/>
        </table:table-row>
        <table:table-row table:style-name="ro2">
          <table:table-cell office:value-type="string">
            <text:p>600171</text:p>
          </table:table-cell>
          <table:table-cell office:value-type="string">
            <text:p>上海贝岭</text:p>
          </table:table-cell>
          <table:table-cell office:value-type="string">
            <text:p>C 制造业</text:p>
          </table:table-cell>
          <table:table-cell office:value-type="string">
            <text:p>上海贝岭股份有限公司</text:p>
          </table:table-cell>
          <table:table-cell office:value-type="string">
            <text:p>1998-09-24T00:00:00.000+08</text:p>
          </table:table-cell>
          <table:table-cell table:number-columns-repeated="6"/>
        </table:table-row>
        <table:table-row table:style-name="ro2">
          <table:table-cell office:value-type="string">
            <text:p>600172</text:p>
          </table:table-cell>
          <table:table-cell office:value-type="string">
            <text:p>黄河旋风</text:p>
          </table:table-cell>
          <table:table-cell office:value-type="string">
            <text:p>C 制造业</text:p>
          </table:table-cell>
          <table:table-cell office:value-type="string">
            <text:p>河南黄河旋风股份有限公司</text:p>
          </table:table-cell>
          <table:table-cell office:value-type="string">
            <text:p>1998-11-26T00:00:00.000+08</text:p>
          </table:table-cell>
          <table:table-cell table:number-columns-repeated="6"/>
        </table:table-row>
        <table:table-row table:style-name="ro2">
          <table:table-cell office:value-type="string">
            <text:p>600173</text:p>
          </table:table-cell>
          <table:table-cell office:value-type="string">
            <text:p>卧龙地产</text:p>
          </table:table-cell>
          <table:table-cell office:value-type="string">
            <text:p>K 房地产</text:p>
          </table:table-cell>
          <table:table-cell office:value-type="string">
            <text:p>卧龙地产集团股份有限公司</text:p>
          </table:table-cell>
          <table:table-cell office:value-type="string">
            <text:p>1999-04-15T00:00:00.000+08</text:p>
          </table:table-cell>
          <table:table-cell table:number-columns-repeated="6"/>
        </table:table-row>
        <table:table-row table:style-name="ro2">
          <table:table-cell office:value-type="string">
            <text:p>600175</text:p>
          </table:table-cell>
          <table:table-cell office:value-type="string">
            <text:p>美都能源</text:p>
          </table:table-cell>
          <table:table-cell office:value-type="string">
            <text:p>S 综合</text:p>
          </table:table-cell>
          <table:table-cell office:value-type="string">
            <text:p>美都能源股份有限公司</text:p>
          </table:table-cell>
          <table:table-cell office:value-type="string">
            <text:p>1999-04-08T00:00:00.000+08</text:p>
          </table:table-cell>
          <table:table-cell table:number-columns-repeated="6"/>
        </table:table-row>
        <table:table-row table:style-name="ro2">
          <table:table-cell office:value-type="string">
            <text:p>600176</text:p>
          </table:table-cell>
          <table:table-cell office:value-type="string">
            <text:p>中国巨石</text:p>
          </table:table-cell>
          <table:table-cell office:value-type="string">
            <text:p>C 制造业</text:p>
          </table:table-cell>
          <table:table-cell office:value-type="string">
            <text:p>中国巨石股份有限公司</text:p>
          </table:table-cell>
          <table:table-cell office:value-type="string">
            <text:p>1999-04-22T00:00:00.000+08</text:p>
          </table:table-cell>
          <table:table-cell table:number-columns-repeated="6"/>
        </table:table-row>
        <table:table-row table:style-name="ro2">
          <table:table-cell office:value-type="string">
            <text:p>600177</text:p>
          </table:table-cell>
          <table:table-cell office:value-type="string">
            <text:p>雅戈尔</text:p>
          </table:table-cell>
          <table:table-cell office:value-type="string">
            <text:p>K 房地产</text:p>
          </table:table-cell>
          <table:table-cell office:value-type="string">
            <text:p>雅戈尔集团股份有限公司</text:p>
          </table:table-cell>
          <table:table-cell office:value-type="string">
            <text:p>1998-11-19T00:00:00.000+08</text:p>
          </table:table-cell>
          <table:table-cell table:number-columns-repeated="6"/>
        </table:table-row>
        <table:table-row table:style-name="ro2">
          <table:table-cell office:value-type="string">
            <text:p>600178</text:p>
          </table:table-cell>
          <table:table-cell office:value-type="string">
            <text:p>东安动力</text:p>
          </table:table-cell>
          <table:table-cell office:value-type="string">
            <text:p>C 制造业</text:p>
          </table:table-cell>
          <table:table-cell office:value-type="string">
            <text:p>哈尔滨东安汽车动力股份有限公司</text:p>
          </table:table-cell>
          <table:table-cell office:value-type="string">
            <text:p>1998-10-14T00:00:00.000+08</text:p>
          </table:table-cell>
          <table:table-cell table:number-columns-repeated="6"/>
        </table:table-row>
        <table:table-row table:style-name="ro2">
          <table:table-cell office:value-type="string">
            <text:p>600179</text:p>
          </table:table-cell>
          <table:table-cell office:value-type="string">
            <text:p>安通控股</text:p>
          </table:table-cell>
          <table:table-cell office:value-type="string">
            <text:p>G 运输仓储</text:p>
          </table:table-cell>
          <table:table-cell office:value-type="string">
            <text:p>安通控股股份有限公司</text:p>
          </table:table-cell>
          <table:table-cell office:value-type="string">
            <text:p>1998-11-04T00:00:00.000+08</text:p>
          </table:table-cell>
          <table:table-cell table:number-columns-repeated="6"/>
        </table:table-row>
        <table:table-row table:style-name="ro2">
          <table:table-cell office:value-type="string">
            <text:p>600180</text:p>
          </table:table-cell>
          <table:table-cell office:value-type="string">
            <text:p>瑞茂通</text:p>
          </table:table-cell>
          <table:table-cell office:value-type="string">
            <text:p>F 批发零售</text:p>
          </table:table-cell>
          <table:table-cell office:value-type="string">
            <text:p>瑞茂通供应链管理股份有限公司</text:p>
          </table:table-cell>
          <table:table-cell office:value-type="string">
            <text:p>1998-07-03T00:00:00.000+08</text:p>
          </table:table-cell>
          <table:table-cell table:number-columns-repeated="6"/>
        </table:table-row>
        <table:table-row table:style-name="ro2">
          <table:table-cell office:value-type="string">
            <text:p>600182</text:p>
          </table:table-cell>
          <table:table-cell office:value-type="string">
            <text:p>S佳通</text:p>
          </table:table-cell>
          <table:table-cell office:value-type="string">
            <text:p>C 制造业</text:p>
          </table:table-cell>
          <table:table-cell office:value-type="string">
            <text:p>佳通轮胎股份有限公司</text:p>
          </table:table-cell>
          <table:table-cell office:value-type="string">
            <text:p>1999-05-07T00:00:00.000+08</text:p>
          </table:table-cell>
          <table:table-cell table:number-columns-repeated="6"/>
        </table:table-row>
        <table:table-row table:style-name="ro2">
          <table:table-cell office:value-type="string">
            <text:p>600183</text:p>
          </table:table-cell>
          <table:table-cell office:value-type="string">
            <text:p>生益科技</text:p>
          </table:table-cell>
          <table:table-cell office:value-type="string">
            <text:p>C 制造业</text:p>
          </table:table-cell>
          <table:table-cell office:value-type="string">
            <text:p>广东生益科技股份有限公司</text:p>
          </table:table-cell>
          <table:table-cell office:value-type="string">
            <text:p>1998-10-28T00:00:00.000+08</text:p>
          </table:table-cell>
          <table:table-cell table:number-columns-repeated="6"/>
        </table:table-row>
        <table:table-row table:style-name="ro2">
          <table:table-cell office:value-type="string">
            <text:p>600184</text:p>
          </table:table-cell>
          <table:table-cell office:value-type="string">
            <text:p>光电股份</text:p>
          </table:table-cell>
          <table:table-cell office:value-type="string">
            <text:p>C 制造业</text:p>
          </table:table-cell>
          <table:table-cell office:value-type="string">
            <text:p>北方光电股份有限公司</text:p>
          </table:table-cell>
          <table:table-cell office:value-type="string">
            <text:p>2003-11-06T00:00:00.000+08</text:p>
          </table:table-cell>
          <table:table-cell table:number-columns-repeated="6"/>
        </table:table-row>
        <table:table-row table:style-name="ro2">
          <table:table-cell office:value-type="string">
            <text:p>600185</text:p>
          </table:table-cell>
          <table:table-cell office:value-type="string">
            <text:p>格力地产</text:p>
          </table:table-cell>
          <table:table-cell office:value-type="string">
            <text:p>K 房地产</text:p>
          </table:table-cell>
          <table:table-cell office:value-type="string">
            <text:p>格力地产股份有限公司</text:p>
          </table:table-cell>
          <table:table-cell office:value-type="string">
            <text:p>1999-06-11T00:00:00.000+08</text:p>
          </table:table-cell>
          <table:table-cell table:number-columns-repeated="6"/>
        </table:table-row>
        <table:table-row table:style-name="ro2">
          <table:table-cell office:value-type="string">
            <text:p>600186</text:p>
          </table:table-cell>
          <table:table-cell office:value-type="string">
            <text:p>莲花健康</text:p>
          </table:table-cell>
          <table:table-cell office:value-type="string">
            <text:p>C 制造业</text:p>
          </table:table-cell>
          <table:table-cell office:value-type="string">
            <text:p>莲花健康产业集团股份有限公司</text:p>
          </table:table-cell>
          <table:table-cell office:value-type="string">
            <text:p>1998-08-25T00:00:00.000+08</text:p>
          </table:table-cell>
          <table:table-cell table:number-columns-repeated="6"/>
        </table:table-row>
        <table:table-row table:style-name="ro2">
          <table:table-cell office:value-type="string">
            <text:p>600187</text:p>
          </table:table-cell>
          <table:table-cell office:value-type="string">
            <text:p>国中水务</text:p>
          </table:table-cell>
          <table:table-cell office:value-type="string">
            <text:p>D 水电煤气</text:p>
          </table:table-cell>
          <table:table-cell office:value-type="string">
            <text:p>黑龙江国中水务股份有限公司</text:p>
          </table:table-cell>
          <table:table-cell office:value-type="string">
            <text:p>1998-11-11T00:00:00.000+08</text:p>
          </table:table-cell>
          <table:table-cell table:number-columns-repeated="6"/>
        </table:table-row>
        <table:table-row table:style-name="ro2">
          <table:table-cell office:value-type="string">
            <text:p>600188</text:p>
          </table:table-cell>
          <table:table-cell office:value-type="string">
            <text:p>兖州煤业</text:p>
          </table:table-cell>
          <table:table-cell office:value-type="string">
            <text:p>B 采矿业</text:p>
          </table:table-cell>
          <table:table-cell office:value-type="string">
            <text:p>兖州煤业股份有限公司</text:p>
          </table:table-cell>
          <table:table-cell office:value-type="string">
            <text:p>1998-07-01T00:00:00.000+08</text:p>
          </table:table-cell>
          <table:table-cell table:number-columns-repeated="6"/>
        </table:table-row>
        <table:table-row table:style-name="ro2">
          <table:table-cell office:value-type="string">
            <text:p>600189</text:p>
          </table:table-cell>
          <table:table-cell office:value-type="string">
            <text:p>吉林森工</text:p>
          </table:table-cell>
          <table:table-cell office:value-type="string">
            <text:p>C 制造业</text:p>
          </table:table-cell>
          <table:table-cell office:value-type="string">
            <text:p>吉林森林工业股份有限公司</text:p>
          </table:table-cell>
          <table:table-cell office:value-type="string">
            <text:p>1998-10-07T00:00:00.000+08</text:p>
          </table:table-cell>
          <table:table-cell table:number-columns-repeated="6"/>
        </table:table-row>
        <table:table-row table:style-name="ro2">
          <table:table-cell office:value-type="string">
            <text:p>600190</text:p>
          </table:table-cell>
          <table:table-cell office:value-type="string">
            <text:p>锦州港</text:p>
          </table:table-cell>
          <table:table-cell office:value-type="string">
            <text:p>G 运输仓储</text:p>
          </table:table-cell>
          <table:table-cell office:value-type="string">
            <text:p>锦州港股份有限公司</text:p>
          </table:table-cell>
          <table:table-cell office:value-type="string">
            <text:p>1999-06-09T00:00:00.000+08</text:p>
          </table:table-cell>
          <table:table-cell table:number-columns-repeated="6"/>
        </table:table-row>
        <table:table-row table:style-name="ro2">
          <table:table-cell office:value-type="string">
            <text:p>600191</text:p>
          </table:table-cell>
          <table:table-cell office:value-type="string">
            <text:p>华资实业</text:p>
          </table:table-cell>
          <table:table-cell office:value-type="string">
            <text:p>C 制造业</text:p>
          </table:table-cell>
          <table:table-cell office:value-type="string">
            <text:p>包头华资实业股份有限公司</text:p>
          </table:table-cell>
          <table:table-cell office:value-type="string">
            <text:p>1998-12-10T00:00:00.000+08</text:p>
          </table:table-cell>
          <table:table-cell table:number-columns-repeated="6"/>
        </table:table-row>
        <table:table-row table:style-name="ro2">
          <table:table-cell office:value-type="string">
            <text:p>600192</text:p>
          </table:table-cell>
          <table:table-cell office:value-type="string">
            <text:p>长城电工</text:p>
          </table:table-cell>
          <table:table-cell office:value-type="string">
            <text:p>C 制造业</text:p>
          </table:table-cell>
          <table:table-cell office:value-type="string">
            <text:p>兰州长城电工股份有限公司</text:p>
          </table:table-cell>
          <table:table-cell office:value-type="string">
            <text:p>1998-12-24T00:00:00.000+08</text:p>
          </table:table-cell>
          <table:table-cell table:number-columns-repeated="6"/>
        </table:table-row>
        <table:table-row table:style-name="ro2">
          <table:table-cell office:value-type="string">
            <text:p>600193</text:p>
          </table:table-cell>
          <table:table-cell office:value-type="string">
            <text:p>创兴资源</text:p>
          </table:table-cell>
          <table:table-cell office:value-type="string">
            <text:p>E 建筑业</text:p>
          </table:table-cell>
          <table:table-cell office:value-type="string">
            <text:p>上海创兴资源开发股份有限公司</text:p>
          </table:table-cell>
          <table:table-cell office:value-type="string">
            <text:p>1999-05-27T00:00:00.000+08</text:p>
          </table:table-cell>
          <table:table-cell table:number-columns-repeated="6"/>
        </table:table-row>
        <table:table-row table:style-name="ro2">
          <table:table-cell office:value-type="string">
            <text:p>600195</text:p>
          </table:table-cell>
          <table:table-cell office:value-type="string">
            <text:p>中牧股份</text:p>
          </table:table-cell>
          <table:table-cell office:value-type="string">
            <text:p>C 制造业</text:p>
          </table:table-cell>
          <table:table-cell office:value-type="string">
            <text:p>中牧实业股份有限公司</text:p>
          </table:table-cell>
          <table:table-cell office:value-type="string">
            <text:p>1999-01-07T00:00:00.000+08</text:p>
          </table:table-cell>
          <table:table-cell table:number-columns-repeated="6"/>
        </table:table-row>
        <table:table-row table:style-name="ro2">
          <table:table-cell office:value-type="string">
            <text:p>600196</text:p>
          </table:table-cell>
          <table:table-cell office:value-type="string">
            <text:p>复星医药</text:p>
          </table:table-cell>
          <table:table-cell office:value-type="string">
            <text:p>C 制造业</text:p>
          </table:table-cell>
          <table:table-cell office:value-type="string">
            <text:p>上海复星医药（集团）股份有限公司</text:p>
          </table:table-cell>
          <table:table-cell office:value-type="string">
            <text:p>1998-08-07T00:00:00.000+08</text:p>
          </table:table-cell>
          <table:table-cell table:number-columns-repeated="6"/>
        </table:table-row>
        <table:table-row table:style-name="ro2">
          <table:table-cell office:value-type="string">
            <text:p>600197</text:p>
          </table:table-cell>
          <table:table-cell office:value-type="string">
            <text:p>伊力特</text:p>
          </table:table-cell>
          <table:table-cell office:value-type="string">
            <text:p>C 制造业</text:p>
          </table:table-cell>
          <table:table-cell office:value-type="string">
            <text:p>新疆伊力特实业股份有限公司</text:p>
          </table:table-cell>
          <table:table-cell office:value-type="string">
            <text:p>1999-09-16T00:00:00.000+08</text:p>
          </table:table-cell>
          <table:table-cell table:number-columns-repeated="6"/>
        </table:table-row>
        <table:table-row table:style-name="ro2">
          <table:table-cell office:value-type="string">
            <text:p>600198</text:p>
          </table:table-cell>
          <table:table-cell office:value-type="string">
            <text:p>大唐电信</text:p>
          </table:table-cell>
          <table:table-cell office:value-type="string">
            <text:p>C 制造业</text:p>
          </table:table-cell>
          <table:table-cell office:value-type="string">
            <text:p>大唐电信科技股份有限公司</text:p>
          </table:table-cell>
          <table:table-cell office:value-type="string">
            <text:p>1998-10-21T00:00:00.000+08</text:p>
          </table:table-cell>
          <table:table-cell table:number-columns-repeated="6"/>
        </table:table-row>
        <table:table-row table:style-name="ro2">
          <table:table-cell office:value-type="string">
            <text:p>600199</text:p>
          </table:table-cell>
          <table:table-cell office:value-type="string">
            <text:p>金种子酒</text:p>
          </table:table-cell>
          <table:table-cell office:value-type="string">
            <text:p>C 制造业</text:p>
          </table:table-cell>
          <table:table-cell office:value-type="string">
            <text:p>安徽金种子酒业股份有限公司</text:p>
          </table:table-cell>
          <table:table-cell office:value-type="string">
            <text:p>1998-08-12T00:00:00.000+08</text:p>
          </table:table-cell>
          <table:table-cell table:number-columns-repeated="6"/>
        </table:table-row>
        <table:table-row table:style-name="ro2">
          <table:table-cell office:value-type="string">
            <text:p>600200</text:p>
          </table:table-cell>
          <table:table-cell office:value-type="string">
            <text:p>江苏吴中</text:p>
          </table:table-cell>
          <table:table-cell office:value-type="string">
            <text:p>S 综合</text:p>
          </table:table-cell>
          <table:table-cell office:value-type="string">
            <text:p>江苏吴中实业股份有限公司</text:p>
          </table:table-cell>
          <table:table-cell office:value-type="string">
            <text:p>1999-04-01T00:00:00.000+08</text:p>
          </table:table-cell>
          <table:table-cell table:number-columns-repeated="6"/>
        </table:table-row>
        <table:table-row table:style-name="ro2">
          <table:table-cell office:value-type="string">
            <text:p>600201</text:p>
          </table:table-cell>
          <table:table-cell office:value-type="string">
            <text:p>生物股份</text:p>
          </table:table-cell>
          <table:table-cell office:value-type="string">
            <text:p>C 制造业</text:p>
          </table:table-cell>
          <table:table-cell office:value-type="string">
            <text:p>金宇生物技术股份有限公司</text:p>
          </table:table-cell>
          <table:table-cell office:value-type="string">
            <text:p>1999-01-15T00:00:00.000+08</text:p>
          </table:table-cell>
          <table:table-cell table:number-columns-repeated="6"/>
        </table:table-row>
        <table:table-row table:style-name="ro2">
          <table:table-cell office:value-type="string">
            <text:p>600202</text:p>
          </table:table-cell>
          <table:table-cell office:value-type="string">
            <text:p>哈空调</text:p>
          </table:table-cell>
          <table:table-cell office:value-type="string">
            <text:p>C 制造业</text:p>
          </table:table-cell>
          <table:table-cell office:value-type="string">
            <text:p>哈尔滨空调股份有限公司</text:p>
          </table:table-cell>
          <table:table-cell office:value-type="string">
            <text:p>1999-06-03T00:00:00.000+08</text:p>
          </table:table-cell>
          <table:table-cell table:number-columns-repeated="6"/>
        </table:table-row>
        <table:table-row table:style-name="ro2">
          <table:table-cell office:value-type="string">
            <text:p>600203</text:p>
          </table:table-cell>
          <table:table-cell office:value-type="string">
            <text:p>福日电子</text:p>
          </table:table-cell>
          <table:table-cell office:value-type="string">
            <text:p>F 批发零售</text:p>
          </table:table-cell>
          <table:table-cell office:value-type="string">
            <text:p>福建福日电子股份有限公司</text:p>
          </table:table-cell>
          <table:table-cell office:value-type="string">
            <text:p>1999-05-14T00:00:00.000+08</text:p>
          </table:table-cell>
          <table:table-cell table:number-columns-repeated="6"/>
        </table:table-row>
        <table:table-row table:style-name="ro2">
          <table:table-cell office:value-type="string">
            <text:p>600206</text:p>
          </table:table-cell>
          <table:table-cell office:value-type="string">
            <text:p>有研新材</text:p>
          </table:table-cell>
          <table:table-cell office:value-type="string">
            <text:p>C 制造业</text:p>
          </table:table-cell>
          <table:table-cell office:value-type="string">
            <text:p>有研新材料股份有限公司</text:p>
          </table:table-cell>
          <table:table-cell office:value-type="string">
            <text:p>1999-03-19T00:00:00.000+08</text:p>
          </table:table-cell>
          <table:table-cell table:number-columns-repeated="6"/>
        </table:table-row>
        <table:table-row table:style-name="ro2">
          <table:table-cell office:value-type="string">
            <text:p>600207</text:p>
          </table:table-cell>
          <table:table-cell office:value-type="string">
            <text:p>安彩高科</text:p>
          </table:table-cell>
          <table:table-cell office:value-type="string">
            <text:p>D 水电煤气</text:p>
          </table:table-cell>
          <table:table-cell office:value-type="string">
            <text:p>河南安彩高科股份有限公司</text:p>
          </table:table-cell>
          <table:table-cell office:value-type="string">
            <text:p>1999-07-14T00:00:00.000+08</text:p>
          </table:table-cell>
          <table:table-cell table:number-columns-repeated="6"/>
        </table:table-row>
        <table:table-row table:style-name="ro2">
          <table:table-cell office:value-type="string">
            <text:p>600208</text:p>
          </table:table-cell>
          <table:table-cell office:value-type="string">
            <text:p>新湖中宝</text:p>
          </table:table-cell>
          <table:table-cell office:value-type="string">
            <text:p>K 房地产</text:p>
          </table:table-cell>
          <table:table-cell office:value-type="string">
            <text:p>新湖中宝股份有限公司</text:p>
          </table:table-cell>
          <table:table-cell office:value-type="string">
            <text:p>1999-06-23T00:00:00.000+08</text:p>
          </table:table-cell>
          <table:table-cell table:number-columns-repeated="6"/>
        </table:table-row>
        <table:table-row table:style-name="ro2">
          <table:table-cell office:value-type="string">
            <text:p>600209</text:p>
          </table:table-cell>
          <table:table-cell office:value-type="string">
            <text:p>罗顿发展</text:p>
          </table:table-cell>
          <table:table-cell office:value-type="string">
            <text:p>E 建筑业</text:p>
          </table:table-cell>
          <table:table-cell office:value-type="string">
            <text:p>罗顿发展股份有限公司</text:p>
          </table:table-cell>
          <table:table-cell office:value-type="string">
            <text:p>1999-03-25T00:00:00.000+08</text:p>
          </table:table-cell>
          <table:table-cell table:number-columns-repeated="6"/>
        </table:table-row>
        <table:table-row table:style-name="ro2">
          <table:table-cell office:value-type="string">
            <text:p>600210</text:p>
          </table:table-cell>
          <table:table-cell office:value-type="string">
            <text:p>紫江企业</text:p>
          </table:table-cell>
          <table:table-cell office:value-type="string">
            <text:p>C 制造业</text:p>
          </table:table-cell>
          <table:table-cell office:value-type="string">
            <text:p>上海紫江企业集团股份有限公司</text:p>
          </table:table-cell>
          <table:table-cell office:value-type="string">
            <text:p>1999-08-24T00:00:00.000+08</text:p>
          </table:table-cell>
          <table:table-cell table:number-columns-repeated="6"/>
        </table:table-row>
        <table:table-row table:style-name="ro2">
          <table:table-cell office:value-type="string">
            <text:p>600211</text:p>
          </table:table-cell>
          <table:table-cell office:value-type="string">
            <text:p>西藏药业</text:p>
          </table:table-cell>
          <table:table-cell office:value-type="string">
            <text:p>C 制造业</text:p>
          </table:table-cell>
          <table:table-cell office:value-type="string">
            <text:p>西藏诺迪康药业股份有限公司</text:p>
          </table:table-cell>
          <table:table-cell office:value-type="string">
            <text:p>1999-07-21T00:00:00.000+08</text:p>
          </table:table-cell>
          <table:table-cell table:number-columns-repeated="6"/>
        </table:table-row>
        <table:table-row table:style-name="ro2">
          <table:table-cell office:value-type="string">
            <text:p>600212</text:p>
          </table:table-cell>
          <table:table-cell office:value-type="string">
            <text:p>江泉实业</text:p>
          </table:table-cell>
          <table:table-cell office:value-type="string">
            <text:p>S 综合</text:p>
          </table:table-cell>
          <table:table-cell office:value-type="string">
            <text:p>山东江泉实业股份有限公司</text:p>
          </table:table-cell>
          <table:table-cell office:value-type="string">
            <text:p>1999-08-17T00:00:00.000+08</text:p>
          </table:table-cell>
          <table:table-cell table:number-columns-repeated="6"/>
        </table:table-row>
        <table:table-row table:style-name="ro2">
          <table:table-cell office:value-type="string">
            <text:p>600213</text:p>
          </table:table-cell>
          <table:table-cell office:value-type="string">
            <text:p>亚星客车</text:p>
          </table:table-cell>
          <table:table-cell office:value-type="string">
            <text:p>C 制造业</text:p>
          </table:table-cell>
          <table:table-cell office:value-type="string">
            <text:p>扬州亚星客车股份有限公司</text:p>
          </table:table-cell>
          <table:table-cell office:value-type="string">
            <text:p>1999-08-31T00:00:00.000+08</text:p>
          </table:table-cell>
          <table:table-cell table:number-columns-repeated="6"/>
        </table:table-row>
        <table:table-row table:style-name="ro2">
          <table:table-cell office:value-type="string">
            <text:p>600215</text:p>
          </table:table-cell>
          <table:table-cell office:value-type="string">
            <text:p>长春经开</text:p>
          </table:table-cell>
          <table:table-cell office:value-type="string">
            <text:p>K 房地产</text:p>
          </table:table-cell>
          <table:table-cell office:value-type="string">
            <text:p>长春经开(集团)股份有限公司</text:p>
          </table:table-cell>
          <table:table-cell office:value-type="string">
            <text:p>1999-09-09T00:00:00.000+08</text:p>
          </table:table-cell>
          <table:table-cell table:number-columns-repeated="6"/>
        </table:table-row>
        <table:table-row table:style-name="ro2">
          <table:table-cell office:value-type="string">
            <text:p>600216</text:p>
          </table:table-cell>
          <table:table-cell office:value-type="string">
            <text:p>浙江医药</text:p>
          </table:table-cell>
          <table:table-cell office:value-type="string">
            <text:p>C 制造业</text:p>
          </table:table-cell>
          <table:table-cell office:value-type="string">
            <text:p>浙江医药股份有限公司</text:p>
          </table:table-cell>
          <table:table-cell office:value-type="string">
            <text:p>1999-10-21T00:00:00.000+08</text:p>
          </table:table-cell>
          <table:table-cell table:number-columns-repeated="6"/>
        </table:table-row>
        <table:table-row table:style-name="ro2">
          <table:table-cell office:value-type="string">
            <text:p>600217</text:p>
          </table:table-cell>
          <table:table-cell office:value-type="string">
            <text:p>中再资环</text:p>
          </table:table-cell>
          <table:table-cell office:value-type="string">
            <text:p>C 制造业</text:p>
          </table:table-cell>
          <table:table-cell office:value-type="string">
            <text:p>中再资源环境股份有限公司</text:p>
          </table:table-cell>
          <table:table-cell office:value-type="string">
            <text:p>1999-12-16T00:00:00.000+08</text:p>
          </table:table-cell>
          <table:table-cell table:number-columns-repeated="6"/>
        </table:table-row>
        <table:table-row table:style-name="ro2">
          <table:table-cell office:value-type="string">
            <text:p>600218</text:p>
          </table:table-cell>
          <table:table-cell office:value-type="string">
            <text:p>全柴动力</text:p>
          </table:table-cell>
          <table:table-cell office:value-type="string">
            <text:p>C 制造业</text:p>
          </table:table-cell>
          <table:table-cell office:value-type="string">
            <text:p>安徽全柴动力股份有限公司</text:p>
          </table:table-cell>
          <table:table-cell office:value-type="string">
            <text:p>1998-12-03T00:00:00.000+08</text:p>
          </table:table-cell>
          <table:table-cell table:number-columns-repeated="6"/>
        </table:table-row>
        <table:table-row table:style-name="ro2">
          <table:table-cell office:value-type="string">
            <text:p>600219</text:p>
          </table:table-cell>
          <table:table-cell office:value-type="string">
            <text:p>南山铝业</text:p>
          </table:table-cell>
          <table:table-cell office:value-type="string">
            <text:p>C 制造业</text:p>
          </table:table-cell>
          <table:table-cell office:value-type="string">
            <text:p>山东南山铝业股份有限公司</text:p>
          </table:table-cell>
          <table:table-cell office:value-type="string">
            <text:p>1999-12-23T00:00:00.000+08</text:p>
          </table:table-cell>
          <table:table-cell table:number-columns-repeated="6"/>
        </table:table-row>
        <table:table-row table:style-name="ro2">
          <table:table-cell office:value-type="string">
            <text:p>600220</text:p>
          </table:table-cell>
          <table:table-cell office:value-type="string">
            <text:p>江苏阳光</text:p>
          </table:table-cell>
          <table:table-cell office:value-type="string">
            <text:p>C 制造业</text:p>
          </table:table-cell>
          <table:table-cell office:value-type="string">
            <text:p>江苏阳光股份有限公司</text:p>
          </table:table-cell>
          <table:table-cell office:value-type="string">
            <text:p>1999-09-27T00:00:00.000+08</text:p>
          </table:table-cell>
          <table:table-cell table:number-columns-repeated="6"/>
        </table:table-row>
        <table:table-row table:style-name="ro2">
          <table:table-cell office:value-type="string">
            <text:p>600221</text:p>
          </table:table-cell>
          <table:table-cell office:value-type="string">
            <text:p>海航控股</text:p>
          </table:table-cell>
          <table:table-cell office:value-type="string">
            <text:p>G 运输仓储</text:p>
          </table:table-cell>
          <table:table-cell office:value-type="string">
            <text:p>海南航空控股股份有限公司</text:p>
          </table:table-cell>
          <table:table-cell office:value-type="string">
            <text:p>1999-11-25T00:00:00.000+08</text:p>
          </table:table-cell>
          <table:table-cell table:number-columns-repeated="6"/>
        </table:table-row>
        <table:table-row table:style-name="ro2">
          <table:table-cell office:value-type="string">
            <text:p>600222</text:p>
          </table:table-cell>
          <table:table-cell office:value-type="string">
            <text:p>太龙药业</text:p>
          </table:table-cell>
          <table:table-cell office:value-type="string">
            <text:p>C 制造业</text:p>
          </table:table-cell>
          <table:table-cell office:value-type="string">
            <text:p>河南太龙药业股份有限公司</text:p>
          </table:table-cell>
          <table:table-cell office:value-type="string">
            <text:p>1999-11-05T00:00:00.000+08</text:p>
          </table:table-cell>
          <table:table-cell table:number-columns-repeated="6"/>
        </table:table-row>
        <table:table-row table:style-name="ro2">
          <table:table-cell office:value-type="string">
            <text:p>600223</text:p>
          </table:table-cell>
          <table:table-cell office:value-type="string">
            <text:p>鲁商置业</text:p>
          </table:table-cell>
          <table:table-cell office:value-type="string">
            <text:p>K 房地产</text:p>
          </table:table-cell>
          <table:table-cell office:value-type="string">
            <text:p>鲁商置业股份有限公司</text:p>
          </table:table-cell>
          <table:table-cell office:value-type="string">
            <text:p>2000-01-13T00:00:00.000+08</text:p>
          </table:table-cell>
          <table:table-cell table:number-columns-repeated="6"/>
        </table:table-row>
        <table:table-row table:style-name="ro2">
          <table:table-cell office:value-type="string">
            <text:p>600225</text:p>
          </table:table-cell>
          <table:table-cell office:value-type="string">
            <text:p>*ST松江</text:p>
          </table:table-cell>
          <table:table-cell office:value-type="string">
            <text:p>K 房地产</text:p>
          </table:table-cell>
          <table:table-cell office:value-type="string">
            <text:p>天津松江股份有限公司</text:p>
          </table:table-cell>
          <table:table-cell office:value-type="string">
            <text:p>2000-01-27T00:00:00.000+08</text:p>
          </table:table-cell>
          <table:table-cell table:number-columns-repeated="6"/>
        </table:table-row>
        <table:table-row table:style-name="ro2">
          <table:table-cell office:value-type="string">
            <text:p>600226</text:p>
          </table:table-cell>
          <table:table-cell office:value-type="string">
            <text:p>瀚叶股份</text:p>
          </table:table-cell>
          <table:table-cell office:value-type="string">
            <text:p>C 制造业</text:p>
          </table:table-cell>
          <table:table-cell office:value-type="string">
            <text:p>浙江瀚叶股份有限公司</text:p>
          </table:table-cell>
          <table:table-cell office:value-type="string">
            <text:p>1999-11-16T00:00:00.000+08</text:p>
          </table:table-cell>
          <table:table-cell table:number-columns-repeated="6"/>
        </table:table-row>
        <table:table-row table:style-name="ro2">
          <table:table-cell office:value-type="string">
            <text:p>600227</text:p>
          </table:table-cell>
          <table:table-cell office:value-type="string">
            <text:p>赤天化</text:p>
          </table:table-cell>
          <table:table-cell office:value-type="string">
            <text:p>C 制造业</text:p>
          </table:table-cell>
          <table:table-cell office:value-type="string">
            <text:p>贵州赤天化股份有限公司</text:p>
          </table:table-cell>
          <table:table-cell office:value-type="string">
            <text:p>2000-02-21T00:00:00.000+08</text:p>
          </table:table-cell>
          <table:table-cell table:number-columns-repeated="6"/>
        </table:table-row>
        <table:table-row table:style-name="ro2">
          <table:table-cell office:value-type="string">
            <text:p>600228</text:p>
          </table:table-cell>
          <table:table-cell office:value-type="string">
            <text:p>*ST昌九</text:p>
          </table:table-cell>
          <table:table-cell office:value-type="string">
            <text:p>C 制造业</text:p>
          </table:table-cell>
          <table:table-cell office:value-type="string">
            <text:p>江西昌九生物化工股份有限公司</text:p>
          </table:table-cell>
          <table:table-cell office:value-type="string">
            <text:p>1999-01-19T00:00:00.000+08</text:p>
          </table:table-cell>
          <table:table-cell table:number-columns-repeated="6"/>
        </table:table-row>
        <table:table-row table:style-name="ro2">
          <table:table-cell office:value-type="string">
            <text:p>600229</text:p>
          </table:table-cell>
          <table:table-cell office:value-type="string">
            <text:p>城市传媒</text:p>
          </table:table-cell>
          <table:table-cell office:value-type="string">
            <text:p>R 文化传播</text:p>
          </table:table-cell>
          <table:table-cell office:value-type="string">
            <text:p>青岛城市传媒股份有限公司</text:p>
          </table:table-cell>
          <table:table-cell office:value-type="string">
            <text:p>2000-03-09T00:00:00.000+08</text:p>
          </table:table-cell>
          <table:table-cell table:number-columns-repeated="6"/>
        </table:table-row>
        <table:table-row table:style-name="ro2">
          <table:table-cell office:value-type="string">
            <text:p>600230</text:p>
          </table:table-cell>
          <table:table-cell office:value-type="string">
            <text:p>沧州大化</text:p>
          </table:table-cell>
          <table:table-cell office:value-type="string">
            <text:p>C 制造业</text:p>
          </table:table-cell>
          <table:table-cell office:value-type="string">
            <text:p>沧州大化股份有限公司</text:p>
          </table:table-cell>
          <table:table-cell office:value-type="string">
            <text:p>2000-04-06T00:00:00.000+08</text:p>
          </table:table-cell>
          <table:table-cell table:number-columns-repeated="6"/>
        </table:table-row>
        <table:table-row table:style-name="ro2">
          <table:table-cell office:value-type="string">
            <text:p>600231</text:p>
          </table:table-cell>
          <table:table-cell office:value-type="string">
            <text:p>凌钢股份</text:p>
          </table:table-cell>
          <table:table-cell office:value-type="string">
            <text:p>C 制造业</text:p>
          </table:table-cell>
          <table:table-cell office:value-type="string">
            <text:p>凌源钢铁股份有限公司</text:p>
          </table:table-cell>
          <table:table-cell office:value-type="string">
            <text:p>2000-05-11T00:00:00.000+08</text:p>
          </table:table-cell>
          <table:table-cell table:number-columns-repeated="6"/>
        </table:table-row>
        <table:table-row table:style-name="ro2">
          <table:table-cell office:value-type="string">
            <text:p>600232</text:p>
          </table:table-cell>
          <table:table-cell office:value-type="string">
            <text:p>金鹰股份</text:p>
          </table:table-cell>
          <table:table-cell office:value-type="string">
            <text:p>C 制造业</text:p>
          </table:table-cell>
          <table:table-cell office:value-type="string">
            <text:p>浙江金鹰股份有限公司</text:p>
          </table:table-cell>
          <table:table-cell office:value-type="string">
            <text:p>2000-06-02T00:00:00.000+08</text:p>
          </table:table-cell>
          <table:table-cell table:number-columns-repeated="6"/>
        </table:table-row>
        <table:table-row table:style-name="ro2">
          <table:table-cell office:value-type="string">
            <text:p>600233</text:p>
          </table:table-cell>
          <table:table-cell office:value-type="string">
            <text:p>圆通速递</text:p>
          </table:table-cell>
          <table:table-cell office:value-type="string">
            <text:p>G 运输仓储</text:p>
          </table:table-cell>
          <table:table-cell office:value-type="string">
            <text:p>圆通速递股份有限公司</text:p>
          </table:table-cell>
          <table:table-cell office:value-type="string">
            <text:p>2000-06-08T00:00:00.000+08</text:p>
          </table:table-cell>
          <table:table-cell table:number-columns-repeated="6"/>
        </table:table-row>
        <table:table-row table:style-name="ro2">
          <table:table-cell office:value-type="string">
            <text:p>600234</text:p>
          </table:table-cell>
          <table:table-cell office:value-type="string">
            <text:p>ST山水</text:p>
          </table:table-cell>
          <table:table-cell office:value-type="string">
            <text:p>C 制造业</text:p>
          </table:table-cell>
          <table:table-cell office:value-type="string">
            <text:p>山西广和山水文化传播股份有限公司</text:p>
          </table:table-cell>
          <table:table-cell office:value-type="string">
            <text:p>2000-06-15T00:00:00.000+08</text:p>
          </table:table-cell>
          <table:table-cell table:number-columns-repeated="6"/>
        </table:table-row>
        <table:table-row table:style-name="ro2">
          <table:table-cell office:value-type="string">
            <text:p>600235</text:p>
          </table:table-cell>
          <table:table-cell office:value-type="string">
            <text:p>民丰特纸</text:p>
          </table:table-cell>
          <table:table-cell office:value-type="string">
            <text:p>C 制造业</text:p>
          </table:table-cell>
          <table:table-cell office:value-type="string">
            <text:p>民丰特种纸股份有限公司</text:p>
          </table:table-cell>
          <table:table-cell office:value-type="string">
            <text:p>2000-06-15T00:00:00.000+08</text:p>
          </table:table-cell>
          <table:table-cell table:number-columns-repeated="6"/>
        </table:table-row>
        <table:table-row table:style-name="ro2">
          <table:table-cell office:value-type="string">
            <text:p>600236</text:p>
          </table:table-cell>
          <table:table-cell office:value-type="string">
            <text:p>桂冠电力</text:p>
          </table:table-cell>
          <table:table-cell office:value-type="string">
            <text:p>D 水电煤气</text:p>
          </table:table-cell>
          <table:table-cell office:value-type="string">
            <text:p>广西桂冠电力股份有限公司</text:p>
          </table:table-cell>
          <table:table-cell office:value-type="string">
            <text:p>2000-03-23T00:00:00.000+08</text:p>
          </table:table-cell>
          <table:table-cell table:number-columns-repeated="6"/>
        </table:table-row>
        <table:table-row table:style-name="ro2">
          <table:table-cell office:value-type="string">
            <text:p>600237</text:p>
          </table:table-cell>
          <table:table-cell office:value-type="string">
            <text:p>铜峰电子</text:p>
          </table:table-cell>
          <table:table-cell office:value-type="string">
            <text:p>C 制造业</text:p>
          </table:table-cell>
          <table:table-cell office:value-type="string">
            <text:p>安徽铜峰电子股份有限公司</text:p>
          </table:table-cell>
          <table:table-cell office:value-type="string">
            <text:p>2000-06-09T00:00:00.000+08</text:p>
          </table:table-cell>
          <table:table-cell table:number-columns-repeated="6"/>
        </table:table-row>
        <table:table-row table:style-name="ro2">
          <table:table-cell office:value-type="string">
            <text:p>600238</text:p>
          </table:table-cell>
          <table:table-cell office:value-type="string">
            <text:p>海南椰岛</text:p>
          </table:table-cell>
          <table:table-cell office:value-type="string">
            <text:p>C 制造业</text:p>
          </table:table-cell>
          <table:table-cell office:value-type="string">
            <text:p>海南椰岛（集团）股份有限公司</text:p>
          </table:table-cell>
          <table:table-cell office:value-type="string">
            <text:p>2000-01-20T00:00:00.000+08</text:p>
          </table:table-cell>
          <table:table-cell table:number-columns-repeated="6"/>
        </table:table-row>
        <table:table-row table:style-name="ro2">
          <table:table-cell office:value-type="string">
            <text:p>600239</text:p>
          </table:table-cell>
          <table:table-cell office:value-type="string">
            <text:p>云南城投</text:p>
          </table:table-cell>
          <table:table-cell office:value-type="string">
            <text:p>K 房地产</text:p>
          </table:table-cell>
          <table:table-cell office:value-type="string">
            <text:p>云南城投置业股份有限公司</text:p>
          </table:table-cell>
          <table:table-cell office:value-type="string">
            <text:p>1999-12-02T00:00:00.000+08</text:p>
          </table:table-cell>
          <table:table-cell table:number-columns-repeated="6"/>
        </table:table-row>
        <table:table-row table:style-name="ro2">
          <table:table-cell office:value-type="string">
            <text:p>600240</text:p>
          </table:table-cell>
          <table:table-cell office:value-type="string">
            <text:p>华业资本</text:p>
          </table:table-cell>
          <table:table-cell office:value-type="string">
            <text:p>K 房地产</text:p>
          </table:table-cell>
          <table:table-cell office:value-type="string">
            <text:p>北京华业资本控股股份有限公司</text:p>
          </table:table-cell>
          <table:table-cell office:value-type="string">
            <text:p>2000-06-28T00:00:00.000+08</text:p>
          </table:table-cell>
          <table:table-cell table:number-columns-repeated="6"/>
        </table:table-row>
        <table:table-row table:style-name="ro2">
          <table:table-cell office:value-type="string">
            <text:p>600241</text:p>
          </table:table-cell>
          <table:table-cell office:value-type="string">
            <text:p>时代万恒</text:p>
          </table:table-cell>
          <table:table-cell office:value-type="string">
            <text:p>F 批发零售</text:p>
          </table:table-cell>
          <table:table-cell office:value-type="string">
            <text:p>辽宁时代万恒股份有限公司</text:p>
          </table:table-cell>
          <table:table-cell office:value-type="string">
            <text:p>2000-11-28T00:00:00.000+08</text:p>
          </table:table-cell>
          <table:table-cell table:number-columns-repeated="6"/>
        </table:table-row>
        <table:table-row table:style-name="ro2">
          <table:table-cell office:value-type="string">
            <text:p>600242</text:p>
          </table:table-cell>
          <table:table-cell office:value-type="string">
            <text:p>中昌数据</text:p>
          </table:table-cell>
          <table:table-cell office:value-type="string">
            <text:p>G 运输仓储</text:p>
          </table:table-cell>
          <table:table-cell office:value-type="string">
            <text:p>中昌大数据股份有限公司</text:p>
          </table:table-cell>
          <table:table-cell office:value-type="string">
            <text:p>2000-12-07T00:00:00.000+08</text:p>
          </table:table-cell>
          <table:table-cell table:number-columns-repeated="6"/>
        </table:table-row>
        <table:table-row table:style-name="ro2">
          <table:table-cell office:value-type="string">
            <text:p>600243</text:p>
          </table:table-cell>
          <table:table-cell office:value-type="string">
            <text:p>青海华鼎</text:p>
          </table:table-cell>
          <table:table-cell office:value-type="string">
            <text:p>C 制造业</text:p>
          </table:table-cell>
          <table:table-cell office:value-type="string">
            <text:p>青海华鼎实业股份有限公司</text:p>
          </table:table-cell>
          <table:table-cell office:value-type="string">
            <text:p>2000-11-20T00:00:00.000+08</text:p>
          </table:table-cell>
          <table:table-cell table:number-columns-repeated="6"/>
        </table:table-row>
        <table:table-row table:style-name="ro2">
          <table:table-cell office:value-type="string">
            <text:p>600246</text:p>
          </table:table-cell>
          <table:table-cell office:value-type="string">
            <text:p>万通地产</text:p>
          </table:table-cell>
          <table:table-cell office:value-type="string">
            <text:p>K 房地产</text:p>
          </table:table-cell>
          <table:table-cell office:value-type="string">
            <text:p>北京万通地产股份有限公司</text:p>
          </table:table-cell>
          <table:table-cell office:value-type="string">
            <text:p>2000-09-22T00:00:00.000+08</text:p>
          </table:table-cell>
          <table:table-cell table:number-columns-repeated="6"/>
        </table:table-row>
        <table:table-row table:style-name="ro2">
          <table:table-cell office:value-type="string">
            <text:p>600247</text:p>
          </table:table-cell>
          <table:table-cell office:value-type="string">
            <text:p>ST成城</text:p>
          </table:table-cell>
          <table:table-cell office:value-type="string">
            <text:p>F 批发零售</text:p>
          </table:table-cell>
          <table:table-cell office:value-type="string">
            <text:p>吉林成城集团股份有限公司</text:p>
          </table:table-cell>
          <table:table-cell office:value-type="string">
            <text:p>2000-11-23T00:00:00.000+08</text:p>
          </table:table-cell>
          <table:table-cell table:number-columns-repeated="6"/>
        </table:table-row>
        <table:table-row table:style-name="ro2">
          <table:table-cell office:value-type="string">
            <text:p>600248</text:p>
          </table:table-cell>
          <table:table-cell office:value-type="string">
            <text:p>延长化建</text:p>
          </table:table-cell>
          <table:table-cell office:value-type="string">
            <text:p>E 建筑业</text:p>
          </table:table-cell>
          <table:table-cell office:value-type="string">
            <text:p>陕西延长石油化建股份有限公司</text:p>
          </table:table-cell>
          <table:table-cell office:value-type="string">
            <text:p>2000-06-22T00:00:00.000+08</text:p>
          </table:table-cell>
          <table:table-cell table:number-columns-repeated="6"/>
        </table:table-row>
        <table:table-row table:style-name="ro2">
          <table:table-cell office:value-type="string">
            <text:p>600249</text:p>
          </table:table-cell>
          <table:table-cell office:value-type="string">
            <text:p>两面针</text:p>
          </table:table-cell>
          <table:table-cell office:value-type="string">
            <text:p>C 制造业</text:p>
          </table:table-cell>
          <table:table-cell office:value-type="string">
            <text:p>柳州两面针股份有限公司</text:p>
          </table:table-cell>
          <table:table-cell office:value-type="string">
            <text:p>2004-01-30T00:00:00.000+08</text:p>
          </table:table-cell>
          <table:table-cell table:number-columns-repeated="6"/>
        </table:table-row>
        <table:table-row table:style-name="ro2">
          <table:table-cell office:value-type="string">
            <text:p>600250</text:p>
          </table:table-cell>
          <table:table-cell office:value-type="string">
            <text:p>南纺股份</text:p>
          </table:table-cell>
          <table:table-cell office:value-type="string">
            <text:p>F 批发零售</text:p>
          </table:table-cell>
          <table:table-cell office:value-type="string">
            <text:p>南京纺织品进出口股份有限公司</text:p>
          </table:table-cell>
          <table:table-cell office:value-type="string">
            <text:p>2001-03-06T00:00:00.000+08</text:p>
          </table:table-cell>
          <table:table-cell table:number-columns-repeated="6"/>
        </table:table-row>
        <table:table-row table:style-name="ro2">
          <table:table-cell office:value-type="string">
            <text:p>600251</text:p>
          </table:table-cell>
          <table:table-cell office:value-type="string">
            <text:p>冠农股份</text:p>
          </table:table-cell>
          <table:table-cell office:value-type="string">
            <text:p>C 制造业</text:p>
          </table:table-cell>
          <table:table-cell office:value-type="string">
            <text:p>新疆冠农果茸集团股份有限公司</text:p>
          </table:table-cell>
          <table:table-cell office:value-type="string">
            <text:p>2003-06-09T00:00:00.000+08</text:p>
          </table:table-cell>
          <table:table-cell table:number-columns-repeated="6"/>
        </table:table-row>
        <table:table-row table:style-name="ro2">
          <table:table-cell office:value-type="string">
            <text:p>600252</text:p>
          </table:table-cell>
          <table:table-cell office:value-type="string">
            <text:p>中恒集团</text:p>
          </table:table-cell>
          <table:table-cell office:value-type="string">
            <text:p>C 制造业</text:p>
          </table:table-cell>
          <table:table-cell office:value-type="string">
            <text:p>广西梧州中恒集团股份有限公司</text:p>
          </table:table-cell>
          <table:table-cell office:value-type="string">
            <text:p>2000-11-30T00:00:00.000+08</text:p>
          </table:table-cell>
          <table:table-cell table:number-columns-repeated="6"/>
        </table:table-row>
        <table:table-row table:style-name="ro2">
          <table:table-cell office:value-type="string">
            <text:p>600255</text:p>
          </table:table-cell>
          <table:table-cell office:value-type="string">
            <text:p>鑫科材料</text:p>
          </table:table-cell>
          <table:table-cell office:value-type="string">
            <text:p>C 制造业</text:p>
          </table:table-cell>
          <table:table-cell office:value-type="string">
            <text:p>安徽鑫科新材料股份有限公司</text:p>
          </table:table-cell>
          <table:table-cell office:value-type="string">
            <text:p>2000-11-22T00:00:00.000+08</text:p>
          </table:table-cell>
          <table:table-cell table:number-columns-repeated="6"/>
        </table:table-row>
        <table:table-row table:style-name="ro2">
          <table:table-cell office:value-type="string">
            <text:p>600256</text:p>
          </table:table-cell>
          <table:table-cell office:value-type="string">
            <text:p>广汇能源</text:p>
          </table:table-cell>
          <table:table-cell office:value-type="string">
            <text:p>S 综合</text:p>
          </table:table-cell>
          <table:table-cell office:value-type="string">
            <text:p>广汇能源股份有限公司</text:p>
          </table:table-cell>
          <table:table-cell office:value-type="string">
            <text:p>2000-05-26T00:00:00.000+08</text:p>
          </table:table-cell>
          <table:table-cell table:number-columns-repeated="6"/>
        </table:table-row>
        <table:table-row table:style-name="ro2">
          <table:table-cell office:value-type="string">
            <text:p>600257</text:p>
          </table:table-cell>
          <table:table-cell office:value-type="string">
            <text:p>大湖股份</text:p>
          </table:table-cell>
          <table:table-cell office:value-type="string">
            <text:p>A 农林牧渔</text:p>
          </table:table-cell>
          <table:table-cell office:value-type="string">
            <text:p>大湖水殖股份有限公司</text:p>
          </table:table-cell>
          <table:table-cell office:value-type="string">
            <text:p>2000-06-12T00:00:00.000+08</text:p>
          </table:table-cell>
          <table:table-cell table:number-columns-repeated="6"/>
        </table:table-row>
        <table:table-row table:style-name="ro2">
          <table:table-cell office:value-type="string">
            <text:p>600258</text:p>
          </table:table-cell>
          <table:table-cell office:value-type="string">
            <text:p>首旅酒店</text:p>
          </table:table-cell>
          <table:table-cell office:value-type="string">
            <text:p>H 住宿餐饮</text:p>
          </table:table-cell>
          <table:table-cell office:value-type="string">
            <text:p>北京首旅酒店（集团）股份有限公司</text:p>
          </table:table-cell>
          <table:table-cell office:value-type="string">
            <text:p>2000-06-01T00:00:00.000+08</text:p>
          </table:table-cell>
          <table:table-cell table:number-columns-repeated="6"/>
        </table:table-row>
        <table:table-row table:style-name="ro2">
          <table:table-cell office:value-type="string">
            <text:p>600259</text:p>
          </table:table-cell>
          <table:table-cell office:value-type="string">
            <text:p>广晟有色</text:p>
          </table:table-cell>
          <table:table-cell office:value-type="string">
            <text:p>B 采矿业</text:p>
          </table:table-cell>
          <table:table-cell office:value-type="string">
            <text:p>广晟有色金属股份有限公司</text:p>
          </table:table-cell>
          <table:table-cell office:value-type="string">
            <text:p>2000-05-25T00:00:00.000+08</text:p>
          </table:table-cell>
          <table:table-cell table:number-columns-repeated="6"/>
        </table:table-row>
        <table:table-row table:style-name="ro2">
          <table:table-cell office:value-type="string">
            <text:p>600260</text:p>
          </table:table-cell>
          <table:table-cell office:value-type="string">
            <text:p>凯乐科技</text:p>
          </table:table-cell>
          <table:table-cell office:value-type="string">
            <text:p>C 制造业</text:p>
          </table:table-cell>
          <table:table-cell office:value-type="string">
            <text:p>湖北凯乐科技股份有限公司</text:p>
          </table:table-cell>
          <table:table-cell office:value-type="string">
            <text:p>2000-07-06T00:00:00.000+08</text:p>
          </table:table-cell>
          <table:table-cell table:number-columns-repeated="6"/>
        </table:table-row>
        <table:table-row table:style-name="ro2">
          <table:table-cell office:value-type="string">
            <text:p>600261</text:p>
          </table:table-cell>
          <table:table-cell office:value-type="string">
            <text:p>阳光照明</text:p>
          </table:table-cell>
          <table:table-cell office:value-type="string">
            <text:p>C 制造业</text:p>
          </table:table-cell>
          <table:table-cell office:value-type="string">
            <text:p>浙江阳光照明电器集团股份有限公司</text:p>
          </table:table-cell>
          <table:table-cell office:value-type="string">
            <text:p>2000-07-20T00:00:00.000+08</text:p>
          </table:table-cell>
          <table:table-cell table:number-columns-repeated="6"/>
        </table:table-row>
        <table:table-row table:style-name="ro2">
          <table:table-cell office:value-type="string">
            <text:p>600262</text:p>
          </table:table-cell>
          <table:table-cell office:value-type="string">
            <text:p>北方股份</text:p>
          </table:table-cell>
          <table:table-cell office:value-type="string">
            <text:p>C 制造业</text:p>
          </table:table-cell>
          <table:table-cell office:value-type="string">
            <text:p>内蒙古北方重型汽车股份有限公司</text:p>
          </table:table-cell>
          <table:table-cell office:value-type="string">
            <text:p>2000-06-30T00:00:00.000+08</text:p>
          </table:table-cell>
          <table:table-cell table:number-columns-repeated="6"/>
        </table:table-row>
        <table:table-row table:style-name="ro2">
          <table:table-cell office:value-type="string">
            <text:p>600265</text:p>
          </table:table-cell>
          <table:table-cell office:value-type="string">
            <text:p>ST景谷</text:p>
          </table:table-cell>
          <table:table-cell office:value-type="string">
            <text:p>A 农林牧渔</text:p>
          </table:table-cell>
          <table:table-cell office:value-type="string">
            <text:p>云南景谷林业股份有限公司</text:p>
          </table:table-cell>
          <table:table-cell office:value-type="string">
            <text:p>2000-08-25T00:00:00.000+08</text:p>
          </table:table-cell>
          <table:table-cell table:number-columns-repeated="6"/>
        </table:table-row>
        <table:table-row table:style-name="ro2">
          <table:table-cell office:value-type="string">
            <text:p>600266</text:p>
          </table:table-cell>
          <table:table-cell office:value-type="string">
            <text:p>北京城建</text:p>
          </table:table-cell>
          <table:table-cell office:value-type="string">
            <text:p>K 房地产</text:p>
          </table:table-cell>
          <table:table-cell office:value-type="string">
            <text:p>北京城建投资发展股份有限公司</text:p>
          </table:table-cell>
          <table:table-cell office:value-type="string">
            <text:p>1999-02-03T00:00:00.000+08</text:p>
          </table:table-cell>
          <table:table-cell table:number-columns-repeated="6"/>
        </table:table-row>
        <table:table-row table:style-name="ro2">
          <table:table-cell office:value-type="string">
            <text:p>600267</text:p>
          </table:table-cell>
          <table:table-cell office:value-type="string">
            <text:p>海正药业</text:p>
          </table:table-cell>
          <table:table-cell office:value-type="string">
            <text:p>C 制造业</text:p>
          </table:table-cell>
          <table:table-cell office:value-type="string">
            <text:p>浙江海正药业股份有限公司</text:p>
          </table:table-cell>
          <table:table-cell office:value-type="string">
            <text:p>2000-07-25T00:00:00.000+08</text:p>
          </table:table-cell>
          <table:table-cell table:number-columns-repeated="6"/>
        </table:table-row>
        <table:table-row table:style-name="ro2">
          <table:table-cell office:value-type="string">
            <text:p>600268</text:p>
          </table:table-cell>
          <table:table-cell office:value-type="string">
            <text:p>国电南自</text:p>
          </table:table-cell>
          <table:table-cell office:value-type="string">
            <text:p>C 制造业</text:p>
          </table:table-cell>
          <table:table-cell office:value-type="string">
            <text:p>国电南京自动化股份有限公司</text:p>
          </table:table-cell>
          <table:table-cell office:value-type="string">
            <text:p>1999-11-18T00:00:00.000+08</text:p>
          </table:table-cell>
          <table:table-cell table:number-columns-repeated="6"/>
        </table:table-row>
        <table:table-row table:style-name="ro2">
          <table:table-cell office:value-type="string">
            <text:p>600269</text:p>
          </table:table-cell>
          <table:table-cell office:value-type="string">
            <text:p>赣粤高速</text:p>
          </table:table-cell>
          <table:table-cell office:value-type="string">
            <text:p>G 运输仓储</text:p>
          </table:table-cell>
          <table:table-cell office:value-type="string">
            <text:p>江西赣粤高速公路股份有限公司</text:p>
          </table:table-cell>
          <table:table-cell office:value-type="string">
            <text:p>2000-05-18T00:00:00.000+08</text:p>
          </table:table-cell>
          <table:table-cell table:number-columns-repeated="6"/>
        </table:table-row>
        <table:table-row table:style-name="ro2">
          <table:table-cell office:value-type="string">
            <text:p>600270</text:p>
          </table:table-cell>
          <table:table-cell office:value-type="string">
            <text:p>外运发展</text:p>
          </table:table-cell>
          <table:table-cell office:value-type="string">
            <text:p>G 运输仓储</text:p>
          </table:table-cell>
          <table:table-cell office:value-type="string">
            <text:p>中外运空运发展股份有限公司</text:p>
          </table:table-cell>
          <table:table-cell office:value-type="string">
            <text:p>2000-12-28T00:00:00.000+08</text:p>
          </table:table-cell>
          <table:table-cell table:number-columns-repeated="6"/>
        </table:table-row>
        <table:table-row table:style-name="ro2">
          <table:table-cell office:value-type="string">
            <text:p>600271</text:p>
          </table:table-cell>
          <table:table-cell office:value-type="string">
            <text:p>航天信息</text:p>
          </table:table-cell>
          <table:table-cell office:value-type="string">
            <text:p>C 制造业</text:p>
          </table:table-cell>
          <table:table-cell office:value-type="string">
            <text:p>航天信息股份有限公司</text:p>
          </table:table-cell>
          <table:table-cell office:value-type="string">
            <text:p>2003-07-11T00:00:00.000+08</text:p>
          </table:table-cell>
          <table:table-cell table:number-columns-repeated="6"/>
        </table:table-row>
        <table:table-row table:style-name="ro2">
          <table:table-cell office:value-type="string">
            <text:p>600272</text:p>
          </table:table-cell>
          <table:table-cell office:value-type="string">
            <text:p>开开实业</text:p>
          </table:table-cell>
          <table:table-cell office:value-type="string">
            <text:p>F 批发零售</text:p>
          </table:table-cell>
          <table:table-cell office:value-type="string">
            <text:p>上海开开实业股份有限公司</text:p>
          </table:table-cell>
          <table:table-cell office:value-type="string">
            <text:p>1997-01-08T00:00:00.000+08</text:p>
          </table:table-cell>
          <table:table-cell table:number-columns-repeated="6"/>
        </table:table-row>
        <table:table-row table:style-name="ro2">
          <table:table-cell office:value-type="string">
            <text:p>600273</text:p>
          </table:table-cell>
          <table:table-cell office:value-type="string">
            <text:p>嘉化能源</text:p>
          </table:table-cell>
          <table:table-cell office:value-type="string">
            <text:p>C 制造业</text:p>
          </table:table-cell>
          <table:table-cell office:value-type="string">
            <text:p>浙江嘉化能源化工股份有限公司</text:p>
          </table:table-cell>
          <table:table-cell office:value-type="string">
            <text:p>2003-06-27T00:00:00.000+08</text:p>
          </table:table-cell>
          <table:table-cell table:number-columns-repeated="6"/>
        </table:table-row>
        <table:table-row table:style-name="ro2">
          <table:table-cell office:value-type="string">
            <text:p>600275</text:p>
          </table:table-cell>
          <table:table-cell office:value-type="string">
            <text:p>*ST昌鱼</text:p>
          </table:table-cell>
          <table:table-cell office:value-type="string">
            <text:p>C 制造业</text:p>
          </table:table-cell>
          <table:table-cell office:value-type="string">
            <text:p>湖北武昌鱼股份有限公司</text:p>
          </table:table-cell>
          <table:table-cell office:value-type="string">
            <text:p>2000-08-10T00:00:00.000+08</text:p>
          </table:table-cell>
          <table:table-cell table:number-columns-repeated="6"/>
        </table:table-row>
        <table:table-row table:style-name="ro2">
          <table:table-cell office:value-type="string">
            <text:p>600276</text:p>
          </table:table-cell>
          <table:table-cell office:value-type="string">
            <text:p>恒瑞医药</text:p>
          </table:table-cell>
          <table:table-cell office:value-type="string">
            <text:p>C 制造业</text:p>
          </table:table-cell>
          <table:table-cell office:value-type="string">
            <text:p>江苏恒瑞医药股份有限公司</text:p>
          </table:table-cell>
          <table:table-cell office:value-type="string">
            <text:p>2000-10-18T00:00:00.000+08</text:p>
          </table:table-cell>
          <table:table-cell table:number-columns-repeated="6"/>
        </table:table-row>
        <table:table-row table:style-name="ro2">
          <table:table-cell office:value-type="string">
            <text:p>600277</text:p>
          </table:table-cell>
          <table:table-cell office:value-type="string">
            <text:p>亿利洁能</text:p>
          </table:table-cell>
          <table:table-cell office:value-type="string">
            <text:p>C 制造业</text:p>
          </table:table-cell>
          <table:table-cell office:value-type="string">
            <text:p>亿利洁能股份有限公司</text:p>
          </table:table-cell>
          <table:table-cell office:value-type="string">
            <text:p>2000-07-25T00:00:00.000+08</text:p>
          </table:table-cell>
          <table:table-cell table:number-columns-repeated="6"/>
        </table:table-row>
        <table:table-row table:style-name="ro2">
          <table:table-cell office:value-type="string">
            <text:p>600278</text:p>
          </table:table-cell>
          <table:table-cell office:value-type="string">
            <text:p>东方创业</text:p>
          </table:table-cell>
          <table:table-cell office:value-type="string">
            <text:p>F 批发零售</text:p>
          </table:table-cell>
          <table:table-cell office:value-type="string">
            <text:p>东方国际创业股份有限公司</text:p>
          </table:table-cell>
          <table:table-cell office:value-type="string">
            <text:p>2000-07-12T00:00:00.000+08</text:p>
          </table:table-cell>
          <table:table-cell table:number-columns-repeated="6"/>
        </table:table-row>
        <table:table-row table:style-name="ro2">
          <table:table-cell office:value-type="string">
            <text:p>600279</text:p>
          </table:table-cell>
          <table:table-cell office:value-type="string">
            <text:p>重庆港九</text:p>
          </table:table-cell>
          <table:table-cell office:value-type="string">
            <text:p>G 运输仓储</text:p>
          </table:table-cell>
          <table:table-cell office:value-type="string">
            <text:p>重庆港九股份有限公司</text:p>
          </table:table-cell>
          <table:table-cell office:value-type="string">
            <text:p>2000-07-31T00:00:00.000+08</text:p>
          </table:table-cell>
          <table:table-cell table:number-columns-repeated="6"/>
        </table:table-row>
        <table:table-row table:style-name="ro2">
          <table:table-cell office:value-type="string">
            <text:p>600280</text:p>
          </table:table-cell>
          <table:table-cell office:value-type="string">
            <text:p>中央商场</text:p>
          </table:table-cell>
          <table:table-cell office:value-type="string">
            <text:p>F 批发零售</text:p>
          </table:table-cell>
          <table:table-cell office:value-type="string">
            <text:p>南京中央商场（集团）股份有限公司</text:p>
          </table:table-cell>
          <table:table-cell office:value-type="string">
            <text:p>2000-09-26T00:00:00.000+08</text:p>
          </table:table-cell>
          <table:table-cell table:number-columns-repeated="6"/>
        </table:table-row>
        <table:table-row table:style-name="ro2">
          <table:table-cell office:value-type="string">
            <text:p>600281</text:p>
          </table:table-cell>
          <table:table-cell office:value-type="string">
            <text:p>太化股份</text:p>
          </table:table-cell>
          <table:table-cell office:value-type="string">
            <text:p>C 制造业</text:p>
          </table:table-cell>
          <table:table-cell office:value-type="string">
            <text:p>太原化工股份有限公司</text:p>
          </table:table-cell>
          <table:table-cell office:value-type="string">
            <text:p>2000-11-09T00:00:00.000+08</text:p>
          </table:table-cell>
          <table:table-cell table:number-columns-repeated="6"/>
        </table:table-row>
        <table:table-row table:style-name="ro2">
          <table:table-cell office:value-type="string">
            <text:p>600282</text:p>
          </table:table-cell>
          <table:table-cell office:value-type="string">
            <text:p>南钢股份</text:p>
          </table:table-cell>
          <table:table-cell office:value-type="string">
            <text:p>C 制造业</text:p>
          </table:table-cell>
          <table:table-cell office:value-type="string">
            <text:p>南京钢铁股份有限公司</text:p>
          </table:table-cell>
          <table:table-cell office:value-type="string">
            <text:p>2000-09-19T00:00:00.000+08</text:p>
          </table:table-cell>
          <table:table-cell table:number-columns-repeated="6"/>
        </table:table-row>
        <table:table-row table:style-name="ro2">
          <table:table-cell office:value-type="string">
            <text:p>600283</text:p>
          </table:table-cell>
          <table:table-cell office:value-type="string">
            <text:p>钱江水利</text:p>
          </table:table-cell>
          <table:table-cell office:value-type="string">
            <text:p>D 水电煤气</text:p>
          </table:table-cell>
          <table:table-cell office:value-type="string">
            <text:p>钱江水利开发股份有限公司</text:p>
          </table:table-cell>
          <table:table-cell office:value-type="string">
            <text:p>2000-10-18T00:00:00.000+08</text:p>
          </table:table-cell>
          <table:table-cell table:number-columns-repeated="6"/>
        </table:table-row>
        <table:table-row table:style-name="ro2">
          <table:table-cell office:value-type="string">
            <text:p>600284</text:p>
          </table:table-cell>
          <table:table-cell office:value-type="string">
            <text:p>浦东建设</text:p>
          </table:table-cell>
          <table:table-cell office:value-type="string">
            <text:p>E 建筑业</text:p>
          </table:table-cell>
          <table:table-cell office:value-type="string">
            <text:p>上海浦东路桥建设股份有限公司</text:p>
          </table:table-cell>
          <table:table-cell office:value-type="string">
            <text:p>2004-03-16T00:00:00.000+08</text:p>
          </table:table-cell>
          <table:table-cell table:number-columns-repeated="6"/>
        </table:table-row>
        <table:table-row table:style-name="ro2">
          <table:table-cell office:value-type="string">
            <text:p>600285</text:p>
          </table:table-cell>
          <table:table-cell office:value-type="string">
            <text:p>羚锐制药</text:p>
          </table:table-cell>
          <table:table-cell office:value-type="string">
            <text:p>C 制造业</text:p>
          </table:table-cell>
          <table:table-cell office:value-type="string">
            <text:p>河南羚锐制药股份有限公司</text:p>
          </table:table-cell>
          <table:table-cell office:value-type="string">
            <text:p>2000-10-18T00:00:00.000+08</text:p>
          </table:table-cell>
          <table:table-cell table:number-columns-repeated="6"/>
        </table:table-row>
        <table:table-row table:style-name="ro2">
          <table:table-cell office:value-type="string">
            <text:p>600287</text:p>
          </table:table-cell>
          <table:table-cell office:value-type="string">
            <text:p>江苏舜天</text:p>
          </table:table-cell>
          <table:table-cell office:value-type="string">
            <text:p>F 批发零售</text:p>
          </table:table-cell>
          <table:table-cell office:value-type="string">
            <text:p>江苏舜天股份有限公司</text:p>
          </table:table-cell>
          <table:table-cell office:value-type="string">
            <text:p>2000-09-01T00:00:00.000+08</text:p>
          </table:table-cell>
          <table:table-cell table:number-columns-repeated="6"/>
        </table:table-row>
        <table:table-row table:style-name="ro2">
          <table:table-cell office:value-type="string">
            <text:p>600288</text:p>
          </table:table-cell>
          <table:table-cell office:value-type="string">
            <text:p>大恒科技</text:p>
          </table:table-cell>
          <table:table-cell office:value-type="string">
            <text:p>C 制造业</text:p>
          </table:table-cell>
          <table:table-cell office:value-type="string">
            <text:p>大恒新纪元科技股份有限公司</text:p>
          </table:table-cell>
          <table:table-cell office:value-type="string">
            <text:p>2000-11-29T00:00:00.000+08</text:p>
          </table:table-cell>
          <table:table-cell table:number-columns-repeated="6"/>
        </table:table-row>
        <table:table-row table:style-name="ro2">
          <table:table-cell office:value-type="string">
            <text:p>600289</text:p>
          </table:table-cell>
          <table:table-cell office:value-type="string">
            <text:p>亿阳信通</text:p>
          </table:table-cell>
          <table:table-cell office:value-type="string">
            <text:p>I 信息技术</text:p>
          </table:table-cell>
          <table:table-cell office:value-type="string">
            <text:p>亿阳信通股份有限公司</text:p>
          </table:table-cell>
          <table:table-cell office:value-type="string">
            <text:p>2000-07-20T00:00:00.000+08</text:p>
          </table:table-cell>
          <table:table-cell table:number-columns-repeated="6"/>
        </table:table-row>
        <table:table-row table:style-name="ro2">
          <table:table-cell office:value-type="string">
            <text:p>600290</text:p>
          </table:table-cell>
          <table:table-cell office:value-type="string">
            <text:p>华仪电气</text:p>
          </table:table-cell>
          <table:table-cell office:value-type="string">
            <text:p>C 制造业</text:p>
          </table:table-cell>
          <table:table-cell office:value-type="string">
            <text:p>华仪电气股份有限公司</text:p>
          </table:table-cell>
          <table:table-cell office:value-type="string">
            <text:p>2000-11-06T00:00:00.000+08</text:p>
          </table:table-cell>
          <table:table-cell table:number-columns-repeated="6"/>
        </table:table-row>
        <table:table-row table:style-name="ro2">
          <table:table-cell office:value-type="string">
            <text:p>600291</text:p>
          </table:table-cell>
          <table:table-cell office:value-type="string">
            <text:p>西水股份</text:p>
          </table:table-cell>
          <table:table-cell office:value-type="string">
            <text:p>J 金融业</text:p>
          </table:table-cell>
          <table:table-cell office:value-type="string">
            <text:p>内蒙古西水创业股份有限公司</text:p>
          </table:table-cell>
          <table:table-cell office:value-type="string">
            <text:p>2000-07-31T00:00:00.000+08</text:p>
          </table:table-cell>
          <table:table-cell table:number-columns-repeated="6"/>
        </table:table-row>
        <table:table-row table:style-name="ro2">
          <table:table-cell office:value-type="string">
            <text:p>600292</text:p>
          </table:table-cell>
          <table:table-cell office:value-type="string">
            <text:p>远达环保</text:p>
          </table:table-cell>
          <table:table-cell office:value-type="string">
            <text:p>N 公共环保</text:p>
          </table:table-cell>
          <table:table-cell office:value-type="string">
            <text:p>国家电投集团远达环保股份有限公司</text:p>
          </table:table-cell>
          <table:table-cell office:value-type="string">
            <text:p>2000-11-01T00:00:00.000+08</text:p>
          </table:table-cell>
          <table:table-cell table:number-columns-repeated="6"/>
        </table:table-row>
        <table:table-row table:style-name="ro2">
          <table:table-cell office:value-type="string">
            <text:p>600293</text:p>
          </table:table-cell>
          <table:table-cell office:value-type="string">
            <text:p>三峡新材</text:p>
          </table:table-cell>
          <table:table-cell office:value-type="string">
            <text:p>C 制造业</text:p>
          </table:table-cell>
          <table:table-cell office:value-type="string">
            <text:p>湖北三峡新型建材股份有限公司</text:p>
          </table:table-cell>
          <table:table-cell office:value-type="string">
            <text:p>2000-09-19T00:00:00.000+08</text:p>
          </table:table-cell>
          <table:table-cell table:number-columns-repeated="6"/>
        </table:table-row>
        <table:table-row table:style-name="ro2">
          <table:table-cell office:value-type="string">
            <text:p>600295</text:p>
          </table:table-cell>
          <table:table-cell office:value-type="string">
            <text:p>鄂尔多斯</text:p>
          </table:table-cell>
          <table:table-cell office:value-type="string">
            <text:p>C 制造业</text:p>
          </table:table-cell>
          <table:table-cell office:value-type="string">
            <text:p>内蒙古鄂尔多斯资源股份有限公司</text:p>
          </table:table-cell>
          <table:table-cell office:value-type="string">
            <text:p>1995-10-20T00:00:00.000+08</text:p>
          </table:table-cell>
          <table:table-cell table:number-columns-repeated="6"/>
        </table:table-row>
        <table:table-row table:style-name="ro2">
          <table:table-cell office:value-type="string">
            <text:p>600297</text:p>
          </table:table-cell>
          <table:table-cell office:value-type="string">
            <text:p>广汇汽车</text:p>
          </table:table-cell>
          <table:table-cell office:value-type="string">
            <text:p>F 批发零售</text:p>
          </table:table-cell>
          <table:table-cell office:value-type="string">
            <text:p>广汇汽车服务股份公司</text:p>
          </table:table-cell>
          <table:table-cell office:value-type="string">
            <text:p>2000-11-16T00:00:00.000+08</text:p>
          </table:table-cell>
          <table:table-cell table:number-columns-repeated="6"/>
        </table:table-row>
        <table:table-row table:style-name="ro2">
          <table:table-cell office:value-type="string">
            <text:p>600298</text:p>
          </table:table-cell>
          <table:table-cell office:value-type="string">
            <text:p>安琪酵母</text:p>
          </table:table-cell>
          <table:table-cell office:value-type="string">
            <text:p>C 制造业</text:p>
          </table:table-cell>
          <table:table-cell office:value-type="string">
            <text:p>安琪酵母股份有限公司</text:p>
          </table:table-cell>
          <table:table-cell office:value-type="string">
            <text:p>2000-08-18T00:00:00.000+08</text:p>
          </table:table-cell>
          <table:table-cell table:number-columns-repeated="6"/>
        </table:table-row>
        <table:table-row table:style-name="ro2">
          <table:table-cell office:value-type="string">
            <text:p>600299</text:p>
          </table:table-cell>
          <table:table-cell office:value-type="string">
            <text:p>安迪苏</text:p>
          </table:table-cell>
          <table:table-cell office:value-type="string">
            <text:p>C 制造业</text:p>
          </table:table-cell>
          <table:table-cell office:value-type="string">
            <text:p>蓝星安迪苏股份有限公司</text:p>
          </table:table-cell>
          <table:table-cell office:value-type="string">
            <text:p>2000-04-20T00:00:00.000+08</text:p>
          </table:table-cell>
          <table:table-cell table:number-columns-repeated="6"/>
        </table:table-row>
        <table:table-row table:style-name="ro2">
          <table:table-cell office:value-type="string">
            <text:p>600300</text:p>
          </table:table-cell>
          <table:table-cell office:value-type="string">
            <text:p>维维股份</text:p>
          </table:table-cell>
          <table:table-cell office:value-type="string">
            <text:p>C 制造业</text:p>
          </table:table-cell>
          <table:table-cell office:value-type="string">
            <text:p>维维食品饮料股份有限公司</text:p>
          </table:table-cell>
          <table:table-cell office:value-type="string">
            <text:p>2000-06-30T00:00:00.000+08</text:p>
          </table:table-cell>
          <table:table-cell table:number-columns-repeated="6"/>
        </table:table-row>
        <table:table-row table:style-name="ro2">
          <table:table-cell office:value-type="string">
            <text:p>600301</text:p>
          </table:table-cell>
          <table:table-cell office:value-type="string">
            <text:p>ST南化</text:p>
          </table:table-cell>
          <table:table-cell office:value-type="string">
            <text:p>C 制造业</text:p>
          </table:table-cell>
          <table:table-cell office:value-type="string">
            <text:p>南宁化工股份有限公司</text:p>
          </table:table-cell>
          <table:table-cell office:value-type="string">
            <text:p>2000-07-12T00:00:00.000+08</text:p>
          </table:table-cell>
          <table:table-cell table:number-columns-repeated="6"/>
        </table:table-row>
        <table:table-row table:style-name="ro2">
          <table:table-cell office:value-type="string">
            <text:p>600302</text:p>
          </table:table-cell>
          <table:table-cell office:value-type="string">
            <text:p>标准股份</text:p>
          </table:table-cell>
          <table:table-cell office:value-type="string">
            <text:p>C 制造业</text:p>
          </table:table-cell>
          <table:table-cell office:value-type="string">
            <text:p>西安标准工业股份有限公司</text:p>
          </table:table-cell>
          <table:table-cell office:value-type="string">
            <text:p>2000-12-13T00:00:00.000+08</text:p>
          </table:table-cell>
          <table:table-cell table:number-columns-repeated="6"/>
        </table:table-row>
        <table:table-row table:style-name="ro2">
          <table:table-cell office:value-type="string">
            <text:p>600303</text:p>
          </table:table-cell>
          <table:table-cell office:value-type="string">
            <text:p>曙光股份</text:p>
          </table:table-cell>
          <table:table-cell office:value-type="string">
            <text:p>C 制造业</text:p>
          </table:table-cell>
          <table:table-cell office:value-type="string">
            <text:p>辽宁曙光汽车集团股份有限公司</text:p>
          </table:table-cell>
          <table:table-cell office:value-type="string">
            <text:p>2000-12-26T00:00:00.000+08</text:p>
          </table:table-cell>
          <table:table-cell table:number-columns-repeated="6"/>
        </table:table-row>
        <table:table-row table:style-name="ro2">
          <table:table-cell office:value-type="string">
            <text:p>600305</text:p>
          </table:table-cell>
          <table:table-cell office:value-type="string">
            <text:p>恒顺醋业</text:p>
          </table:table-cell>
          <table:table-cell office:value-type="string">
            <text:p>C 制造业</text:p>
          </table:table-cell>
          <table:table-cell office:value-type="string">
            <text:p>江苏恒顺醋业股份有限公司</text:p>
          </table:table-cell>
          <table:table-cell office:value-type="string">
            <text:p>2001-02-06T00:00:00.000+08</text:p>
          </table:table-cell>
          <table:table-cell table:number-columns-repeated="6"/>
        </table:table-row>
        <table:table-row table:style-name="ro2">
          <table:table-cell office:value-type="string">
            <text:p>600306</text:p>
          </table:table-cell>
          <table:table-cell office:value-type="string">
            <text:p>商业城</text:p>
          </table:table-cell>
          <table:table-cell office:value-type="string">
            <text:p>F 批发零售</text:p>
          </table:table-cell>
          <table:table-cell office:value-type="string">
            <text:p>沈阳商业城股份有限公司</text:p>
          </table:table-cell>
          <table:table-cell office:value-type="string">
            <text:p>2000-12-26T00:00:00.000+08</text:p>
          </table:table-cell>
          <table:table-cell table:number-columns-repeated="6"/>
        </table:table-row>
        <table:table-row table:style-name="ro2">
          <table:table-cell office:value-type="string">
            <text:p>600307</text:p>
          </table:table-cell>
          <table:table-cell office:value-type="string">
            <text:p>酒钢宏兴</text:p>
          </table:table-cell>
          <table:table-cell office:value-type="string">
            <text:p>C 制造业</text:p>
          </table:table-cell>
          <table:table-cell office:value-type="string">
            <text:p>甘肃酒钢集团宏兴钢铁股份有限公司</text:p>
          </table:table-cell>
          <table:table-cell office:value-type="string">
            <text:p>2000-12-20T00:00:00.000+08</text:p>
          </table:table-cell>
          <table:table-cell table:number-columns-repeated="6"/>
        </table:table-row>
        <table:table-row table:style-name="ro2">
          <table:table-cell office:value-type="string">
            <text:p>600308</text:p>
          </table:table-cell>
          <table:table-cell office:value-type="string">
            <text:p>华泰股份</text:p>
          </table:table-cell>
          <table:table-cell office:value-type="string">
            <text:p>C 制造业</text:p>
          </table:table-cell>
          <table:table-cell office:value-type="string">
            <text:p>山东华泰纸业股份有限公司</text:p>
          </table:table-cell>
          <table:table-cell office:value-type="string">
            <text:p>2000-09-28T00:00:00.000+08</text:p>
          </table:table-cell>
          <table:table-cell table:number-columns-repeated="6"/>
        </table:table-row>
        <table:table-row table:style-name="ro2">
          <table:table-cell office:value-type="string">
            <text:p>600309</text:p>
          </table:table-cell>
          <table:table-cell office:value-type="string">
            <text:p>万华化学</text:p>
          </table:table-cell>
          <table:table-cell office:value-type="string">
            <text:p>C 制造业</text:p>
          </table:table-cell>
          <table:table-cell office:value-type="string">
            <text:p>万华化学集团股份有限公司</text:p>
          </table:table-cell>
          <table:table-cell office:value-type="string">
            <text:p>2000-01-05T00:00:00.000+08</text:p>
          </table:table-cell>
          <table:table-cell table:number-columns-repeated="6"/>
        </table:table-row>
        <table:table-row table:style-name="ro2">
          <table:table-cell office:value-type="string">
            <text:p>600310</text:p>
          </table:table-cell>
          <table:table-cell office:value-type="string">
            <text:p>桂东电力</text:p>
          </table:table-cell>
          <table:table-cell office:value-type="string">
            <text:p>D 水电煤气</text:p>
          </table:table-cell>
          <table:table-cell office:value-type="string">
            <text:p>广西桂东电力股份有限公司</text:p>
          </table:table-cell>
          <table:table-cell office:value-type="string">
            <text:p>2001-02-28T00:00:00.000+08</text:p>
          </table:table-cell>
          <table:table-cell table:number-columns-repeated="6"/>
        </table:table-row>
        <table:table-row table:style-name="ro2">
          <table:table-cell office:value-type="string">
            <text:p>600311</text:p>
          </table:table-cell>
          <table:table-cell office:value-type="string">
            <text:p>荣华实业</text:p>
          </table:table-cell>
          <table:table-cell office:value-type="string">
            <text:p>B 采矿业</text:p>
          </table:table-cell>
          <table:table-cell office:value-type="string">
            <text:p>甘肃荣华实业（集团）股份有限公司</text:p>
          </table:table-cell>
          <table:table-cell office:value-type="string">
            <text:p>2001-06-26T00:00:00.000+08</text:p>
          </table:table-cell>
          <table:table-cell table:number-columns-repeated="6"/>
        </table:table-row>
        <table:table-row table:style-name="ro2">
          <table:table-cell office:value-type="string">
            <text:p>600312</text:p>
          </table:table-cell>
          <table:table-cell office:value-type="string">
            <text:p>平高电气</text:p>
          </table:table-cell>
          <table:table-cell office:value-type="string">
            <text:p>C 制造业</text:p>
          </table:table-cell>
          <table:table-cell office:value-type="string">
            <text:p>河南平高电气股份有限公司</text:p>
          </table:table-cell>
          <table:table-cell office:value-type="string">
            <text:p>2001-02-21T00:00:00.000+08</text:p>
          </table:table-cell>
          <table:table-cell table:number-columns-repeated="6"/>
        </table:table-row>
        <table:table-row table:style-name="ro2">
          <table:table-cell office:value-type="string">
            <text:p>600313</text:p>
          </table:table-cell>
          <table:table-cell office:value-type="string">
            <text:p>农发种业</text:p>
          </table:table-cell>
          <table:table-cell office:value-type="string">
            <text:p>F 批发零售</text:p>
          </table:table-cell>
          <table:table-cell office:value-type="string">
            <text:p>中农发种业集团股份有限公司</text:p>
          </table:table-cell>
          <table:table-cell office:value-type="string">
            <text:p>2001-01-19T00:00:00.000+08</text:p>
          </table:table-cell>
          <table:table-cell table:number-columns-repeated="6"/>
        </table:table-row>
        <table:table-row table:style-name="ro2">
          <table:table-cell office:value-type="string">
            <text:p>600315</text:p>
          </table:table-cell>
          <table:table-cell office:value-type="string">
            <text:p>上海家化</text:p>
          </table:table-cell>
          <table:table-cell office:value-type="string">
            <text:p>C 制造业</text:p>
          </table:table-cell>
          <table:table-cell office:value-type="string">
            <text:p>上海家化联合股份有限公司</text:p>
          </table:table-cell>
          <table:table-cell office:value-type="string">
            <text:p>2001-03-15T00:00:00.000+08</text:p>
          </table:table-cell>
          <table:table-cell table:number-columns-repeated="6"/>
        </table:table-row>
        <table:table-row table:style-name="ro2">
          <table:table-cell office:value-type="string">
            <text:p>600316</text:p>
          </table:table-cell>
          <table:table-cell office:value-type="string">
            <text:p>洪都航空</text:p>
          </table:table-cell>
          <table:table-cell office:value-type="string">
            <text:p>C 制造业</text:p>
          </table:table-cell>
          <table:table-cell office:value-type="string">
            <text:p>江西洪都航空工业股份有限公司</text:p>
          </table:table-cell>
          <table:table-cell office:value-type="string">
            <text:p>2000-12-15T00:00:00.000+08</text:p>
          </table:table-cell>
          <table:table-cell table:number-columns-repeated="6"/>
        </table:table-row>
        <table:table-row table:style-name="ro2">
          <table:table-cell office:value-type="string">
            <text:p>600317</text:p>
          </table:table-cell>
          <table:table-cell office:value-type="string">
            <text:p>营口港</text:p>
          </table:table-cell>
          <table:table-cell office:value-type="string">
            <text:p>G 运输仓储</text:p>
          </table:table-cell>
          <table:table-cell office:value-type="string">
            <text:p>营口港务股份有限公司</text:p>
          </table:table-cell>
          <table:table-cell office:value-type="string">
            <text:p>2002-01-31T00:00:00.000+08</text:p>
          </table:table-cell>
          <table:table-cell table:number-columns-repeated="6"/>
        </table:table-row>
        <table:table-row table:style-name="ro2">
          <table:table-cell office:value-type="string">
            <text:p>600318</text:p>
          </table:table-cell>
          <table:table-cell office:value-type="string">
            <text:p>新力金融</text:p>
          </table:table-cell>
          <table:table-cell office:value-type="string">
            <text:p>J 金融业</text:p>
          </table:table-cell>
          <table:table-cell office:value-type="string">
            <text:p>安徽新力金融股份有限公司</text:p>
          </table:table-cell>
          <table:table-cell office:value-type="string">
            <text:p>2000-12-08T00:00:00.000+08</text:p>
          </table:table-cell>
          <table:table-cell table:number-columns-repeated="6"/>
        </table:table-row>
        <table:table-row table:style-name="ro2">
          <table:table-cell office:value-type="string">
            <text:p>600319</text:p>
          </table:table-cell>
          <table:table-cell office:value-type="string">
            <text:p>亚星化学</text:p>
          </table:table-cell>
          <table:table-cell office:value-type="string">
            <text:p>C 制造业</text:p>
          </table:table-cell>
          <table:table-cell office:value-type="string">
            <text:p>潍坊亚星化学股份有限公司</text:p>
          </table:table-cell>
          <table:table-cell office:value-type="string">
            <text:p>2001-03-26T00:00:00.000+08</text:p>
          </table:table-cell>
          <table:table-cell table:number-columns-repeated="6"/>
        </table:table-row>
        <table:table-row table:style-name="ro2">
          <table:table-cell office:value-type="string">
            <text:p>600320</text:p>
          </table:table-cell>
          <table:table-cell office:value-type="string">
            <text:p>振华重工</text:p>
          </table:table-cell>
          <table:table-cell office:value-type="string">
            <text:p>C 制造业</text:p>
          </table:table-cell>
          <table:table-cell office:value-type="string">
            <text:p>上海振华重工（集团）股份有限公司</text:p>
          </table:table-cell>
          <table:table-cell office:value-type="string">
            <text:p>2000-12-21T00:00:00.000+08</text:p>
          </table:table-cell>
          <table:table-cell table:number-columns-repeated="6"/>
        </table:table-row>
        <table:table-row table:style-name="ro2">
          <table:table-cell office:value-type="string">
            <text:p>600321</text:p>
          </table:table-cell>
          <table:table-cell office:value-type="string">
            <text:p>国栋建设</text:p>
          </table:table-cell>
          <table:table-cell office:value-type="string">
            <text:p>C 制造业</text:p>
          </table:table-cell>
          <table:table-cell office:value-type="string">
            <text:p>四川国栋建设股份有限公司</text:p>
          </table:table-cell>
          <table:table-cell office:value-type="string">
            <text:p>2001-05-24T00:00:00.000+08</text:p>
          </table:table-cell>
          <table:table-cell table:number-columns-repeated="6"/>
        </table:table-row>
        <table:table-row table:style-name="ro2">
          <table:table-cell office:value-type="string">
            <text:p>600322</text:p>
          </table:table-cell>
          <table:table-cell office:value-type="string">
            <text:p>天房发展</text:p>
          </table:table-cell>
          <table:table-cell office:value-type="string">
            <text:p>K 房地产</text:p>
          </table:table-cell>
          <table:table-cell office:value-type="string">
            <text:p>天津市房地产发展（集团）股份有限公司</text:p>
          </table:table-cell>
          <table:table-cell office:value-type="string">
            <text:p>2001-09-10T00:00:00.000+08</text:p>
          </table:table-cell>
          <table:table-cell table:number-columns-repeated="6"/>
        </table:table-row>
        <table:table-row table:style-name="ro2">
          <table:table-cell office:value-type="string">
            <text:p>600323</text:p>
          </table:table-cell>
          <table:table-cell office:value-type="string">
            <text:p>瀚蓝环境</text:p>
          </table:table-cell>
          <table:table-cell office:value-type="string">
            <text:p>D 水电煤气</text:p>
          </table:table-cell>
          <table:table-cell office:value-type="string">
            <text:p>瀚蓝环境股份有限公司</text:p>
          </table:table-cell>
          <table:table-cell office:value-type="string">
            <text:p>2000-12-25T00:00:00.000+08</text:p>
          </table:table-cell>
          <table:table-cell table:number-columns-repeated="6"/>
        </table:table-row>
        <table:table-row table:style-name="ro2">
          <table:table-cell office:value-type="string">
            <text:p>600325</text:p>
          </table:table-cell>
          <table:table-cell office:value-type="string">
            <text:p>华发股份</text:p>
          </table:table-cell>
          <table:table-cell office:value-type="string">
            <text:p>K 房地产</text:p>
          </table:table-cell>
          <table:table-cell office:value-type="string">
            <text:p>珠海华发实业股份有限公司</text:p>
          </table:table-cell>
          <table:table-cell office:value-type="string">
            <text:p>2004-02-25T00:00:00.000+08</text:p>
          </table:table-cell>
          <table:table-cell table:number-columns-repeated="6"/>
        </table:table-row>
        <table:table-row table:style-name="ro2">
          <table:table-cell office:value-type="string">
            <text:p>600326</text:p>
          </table:table-cell>
          <table:table-cell office:value-type="string">
            <text:p>西藏天路</text:p>
          </table:table-cell>
          <table:table-cell office:value-type="string">
            <text:p>E 建筑业</text:p>
          </table:table-cell>
          <table:table-cell office:value-type="string">
            <text:p>西藏天路股份有限公司</text:p>
          </table:table-cell>
          <table:table-cell office:value-type="string">
            <text:p>2001-01-16T00:00:00.000+08</text:p>
          </table:table-cell>
          <table:table-cell table:number-columns-repeated="6"/>
        </table:table-row>
        <table:table-row table:style-name="ro2">
          <table:table-cell office:value-type="string">
            <text:p>600327</text:p>
          </table:table-cell>
          <table:table-cell office:value-type="string">
            <text:p>大东方</text:p>
          </table:table-cell>
          <table:table-cell office:value-type="string">
            <text:p>F 批发零售</text:p>
          </table:table-cell>
          <table:table-cell office:value-type="string">
            <text:p>无锡商业大厦大东方股份有限公司</text:p>
          </table:table-cell>
          <table:table-cell office:value-type="string">
            <text:p>2002-06-25T00:00:00.000+08</text:p>
          </table:table-cell>
          <table:table-cell table:number-columns-repeated="6"/>
        </table:table-row>
        <table:table-row table:style-name="ro2">
          <table:table-cell office:value-type="string">
            <text:p>600328</text:p>
          </table:table-cell>
          <table:table-cell office:value-type="string">
            <text:p>兰太实业</text:p>
          </table:table-cell>
          <table:table-cell office:value-type="string">
            <text:p>C 制造业</text:p>
          </table:table-cell>
          <table:table-cell office:value-type="string">
            <text:p>内蒙古兰太实业股份有限公司</text:p>
          </table:table-cell>
          <table:table-cell office:value-type="string">
            <text:p>2000-12-22T00:00:00.000+08</text:p>
          </table:table-cell>
          <table:table-cell table:number-columns-repeated="6"/>
        </table:table-row>
        <table:table-row table:style-name="ro2">
          <table:table-cell office:value-type="string">
            <text:p>600329</text:p>
          </table:table-cell>
          <table:table-cell office:value-type="string">
            <text:p>中新药业</text:p>
          </table:table-cell>
          <table:table-cell office:value-type="string">
            <text:p>C 制造业</text:p>
          </table:table-cell>
          <table:table-cell office:value-type="string">
            <text:p>天津中新药业集团股份有限公司</text:p>
          </table:table-cell>
          <table:table-cell office:value-type="string">
            <text:p>2001-06-06T00:00:00.000+08</text:p>
          </table:table-cell>
          <table:table-cell table:number-columns-repeated="6"/>
        </table:table-row>
        <table:table-row table:style-name="ro2">
          <table:table-cell office:value-type="string">
            <text:p>600330</text:p>
          </table:table-cell>
          <table:table-cell office:value-type="string">
            <text:p>天通股份</text:p>
          </table:table-cell>
          <table:table-cell office:value-type="string">
            <text:p>C 制造业</text:p>
          </table:table-cell>
          <table:table-cell office:value-type="string">
            <text:p>天通控股股份有限公司</text:p>
          </table:table-cell>
          <table:table-cell office:value-type="string">
            <text:p>2001-01-18T00:00:00.000+08</text:p>
          </table:table-cell>
          <table:table-cell table:number-columns-repeated="6"/>
        </table:table-row>
        <table:table-row table:style-name="ro2">
          <table:table-cell office:value-type="string">
            <text:p>600331</text:p>
          </table:table-cell>
          <table:table-cell office:value-type="string">
            <text:p>宏达股份</text:p>
          </table:table-cell>
          <table:table-cell office:value-type="string">
            <text:p>C 制造业</text:p>
          </table:table-cell>
          <table:table-cell office:value-type="string">
            <text:p>四川宏达股份有限公司</text:p>
          </table:table-cell>
          <table:table-cell office:value-type="string">
            <text:p>2001-12-20T00:00:00.000+08</text:p>
          </table:table-cell>
          <table:table-cell table:number-columns-repeated="6"/>
        </table:table-row>
        <table:table-row table:style-name="ro2">
          <table:table-cell office:value-type="string">
            <text:p>600332</text:p>
          </table:table-cell>
          <table:table-cell office:value-type="string">
            <text:p>白云山</text:p>
          </table:table-cell>
          <table:table-cell office:value-type="string">
            <text:p>C 制造业</text:p>
          </table:table-cell>
          <table:table-cell office:value-type="string">
            <text:p>广州白云山医药集团股份有限公司</text:p>
          </table:table-cell>
          <table:table-cell office:value-type="string">
            <text:p>2001-02-06T00:00:00.000+08</text:p>
          </table:table-cell>
          <table:table-cell table:number-columns-repeated="6"/>
        </table:table-row>
        <table:table-row table:style-name="ro2">
          <table:table-cell office:value-type="string">
            <text:p>600333</text:p>
          </table:table-cell>
          <table:table-cell office:value-type="string">
            <text:p>长春燃气</text:p>
          </table:table-cell>
          <table:table-cell office:value-type="string">
            <text:p>D 水电煤气</text:p>
          </table:table-cell>
          <table:table-cell office:value-type="string">
            <text:p>长春燃气股份有限公司</text:p>
          </table:table-cell>
          <table:table-cell office:value-type="string">
            <text:p>2000-12-11T00:00:00.000+08</text:p>
          </table:table-cell>
          <table:table-cell table:number-columns-repeated="6"/>
        </table:table-row>
        <table:table-row table:style-name="ro2">
          <table:table-cell office:value-type="string">
            <text:p>600335</text:p>
          </table:table-cell>
          <table:table-cell office:value-type="string">
            <text:p>国机汽车</text:p>
          </table:table-cell>
          <table:table-cell office:value-type="string">
            <text:p>F 批发零售</text:p>
          </table:table-cell>
          <table:table-cell office:value-type="string">
            <text:p>国机汽车股份有限公司</text:p>
          </table:table-cell>
          <table:table-cell office:value-type="string">
            <text:p>2001-03-05T00:00:00.000+08</text:p>
          </table:table-cell>
          <table:table-cell table:number-columns-repeated="6"/>
        </table:table-row>
        <table:table-row table:style-name="ro2">
          <table:table-cell office:value-type="string">
            <text:p>600336</text:p>
          </table:table-cell>
          <table:table-cell office:value-type="string">
            <text:p>澳柯玛</text:p>
          </table:table-cell>
          <table:table-cell office:value-type="string">
            <text:p>C 制造业</text:p>
          </table:table-cell>
          <table:table-cell office:value-type="string">
            <text:p>澳柯玛股份有限公司</text:p>
          </table:table-cell>
          <table:table-cell office:value-type="string">
            <text:p>2000-12-29T00:00:00.000+08</text:p>
          </table:table-cell>
          <table:table-cell table:number-columns-repeated="6"/>
        </table:table-row>
        <table:table-row table:style-name="ro2">
          <table:table-cell office:value-type="string">
            <text:p>600337</text:p>
          </table:table-cell>
          <table:table-cell office:value-type="string">
            <text:p>美克家居</text:p>
          </table:table-cell>
          <table:table-cell office:value-type="string">
            <text:p>F 批发零售</text:p>
          </table:table-cell>
          <table:table-cell office:value-type="string">
            <text:p>美克国际家居用品股份有限公司</text:p>
          </table:table-cell>
          <table:table-cell office:value-type="string">
            <text:p>2000-11-27T00:00:00.000+08</text:p>
          </table:table-cell>
          <table:table-cell table:number-columns-repeated="6"/>
        </table:table-row>
        <table:table-row table:style-name="ro2">
          <table:table-cell office:value-type="string">
            <text:p>600338</text:p>
          </table:table-cell>
          <table:table-cell office:value-type="string">
            <text:p>西藏珠峰</text:p>
          </table:table-cell>
          <table:table-cell office:value-type="string">
            <text:p>C 制造业</text:p>
          </table:table-cell>
          <table:table-cell office:value-type="string">
            <text:p>西藏珠峰资源股份有限公司</text:p>
          </table:table-cell>
          <table:table-cell office:value-type="string">
            <text:p>2000-12-27T00:00:00.000+08</text:p>
          </table:table-cell>
          <table:table-cell table:number-columns-repeated="6"/>
        </table:table-row>
        <table:table-row table:style-name="ro2">
          <table:table-cell office:value-type="string">
            <text:p>600339</text:p>
          </table:table-cell>
          <table:table-cell office:value-type="string">
            <text:p>中油工程</text:p>
          </table:table-cell>
          <table:table-cell office:value-type="string">
            <text:p>B 采矿业</text:p>
          </table:table-cell>
          <table:table-cell office:value-type="string">
            <text:p>中国石油集团工程股份有限公司</text:p>
          </table:table-cell>
          <table:table-cell office:value-type="string">
            <text:p>2000-12-25T00:00:00.000+08</text:p>
          </table:table-cell>
          <table:table-cell table:number-columns-repeated="6"/>
        </table:table-row>
        <table:table-row table:style-name="ro2">
          <table:table-cell office:value-type="string">
            <text:p>600340</text:p>
          </table:table-cell>
          <table:table-cell office:value-type="string">
            <text:p>华夏幸福</text:p>
          </table:table-cell>
          <table:table-cell office:value-type="string">
            <text:p>K 房地产</text:p>
          </table:table-cell>
          <table:table-cell office:value-type="string">
            <text:p>华夏幸福基业股份有限公司</text:p>
          </table:table-cell>
          <table:table-cell office:value-type="string">
            <text:p>2003-12-30T00:00:00.000+08</text:p>
          </table:table-cell>
          <table:table-cell table:number-columns-repeated="6"/>
        </table:table-row>
        <table:table-row table:style-name="ro2">
          <table:table-cell office:value-type="string">
            <text:p>600343</text:p>
          </table:table-cell>
          <table:table-cell office:value-type="string">
            <text:p>航天动力</text:p>
          </table:table-cell>
          <table:table-cell office:value-type="string">
            <text:p>C 制造业</text:p>
          </table:table-cell>
          <table:table-cell office:value-type="string">
            <text:p>陕西航天动力高科技股份有限公司</text:p>
          </table:table-cell>
          <table:table-cell office:value-type="string">
            <text:p>2003-04-08T00:00:00.000+08</text:p>
          </table:table-cell>
          <table:table-cell table:number-columns-repeated="6"/>
        </table:table-row>
        <table:table-row table:style-name="ro2">
          <table:table-cell office:value-type="string">
            <text:p>600345</text:p>
          </table:table-cell>
          <table:table-cell office:value-type="string">
            <text:p>长江通信</text:p>
          </table:table-cell>
          <table:table-cell office:value-type="string">
            <text:p>C 制造业</text:p>
          </table:table-cell>
          <table:table-cell office:value-type="string">
            <text:p>武汉长江通信产业集团股份有限公司</text:p>
          </table:table-cell>
          <table:table-cell office:value-type="string">
            <text:p>2000-12-22T00:00:00.000+08</text:p>
          </table:table-cell>
          <table:table-cell table:number-columns-repeated="6"/>
        </table:table-row>
        <table:table-row table:style-name="ro2">
          <table:table-cell office:value-type="string">
            <text:p>600346</text:p>
          </table:table-cell>
          <table:table-cell office:value-type="string">
            <text:p>恒力股份</text:p>
          </table:table-cell>
          <table:table-cell office:value-type="string">
            <text:p>C 制造业</text:p>
          </table:table-cell>
          <table:table-cell office:value-type="string">
            <text:p>恒力石化股份有限公司</text:p>
          </table:table-cell>
          <table:table-cell office:value-type="string">
            <text:p>2001-08-20T00:00:00.000+08</text:p>
          </table:table-cell>
          <table:table-cell table:number-columns-repeated="6"/>
        </table:table-row>
        <table:table-row table:style-name="ro2">
          <table:table-cell office:value-type="string">
            <text:p>600348</text:p>
          </table:table-cell>
          <table:table-cell office:value-type="string">
            <text:p>阳泉煤业</text:p>
          </table:table-cell>
          <table:table-cell office:value-type="string">
            <text:p>B 采矿业</text:p>
          </table:table-cell>
          <table:table-cell office:value-type="string">
            <text:p>阳泉煤业（集团）股份有限公司</text:p>
          </table:table-cell>
          <table:table-cell office:value-type="string">
            <text:p>2003-08-21T00:00:00.000+08</text:p>
          </table:table-cell>
          <table:table-cell table:number-columns-repeated="6"/>
        </table:table-row>
        <table:table-row table:style-name="ro2">
          <table:table-cell office:value-type="string">
            <text:p>600350</text:p>
          </table:table-cell>
          <table:table-cell office:value-type="string">
            <text:p>山东高速</text:p>
          </table:table-cell>
          <table:table-cell office:value-type="string">
            <text:p>G 运输仓储</text:p>
          </table:table-cell>
          <table:table-cell office:value-type="string">
            <text:p>山东高速股份有限公司</text:p>
          </table:table-cell>
          <table:table-cell office:value-type="string">
            <text:p>2002-03-18T00:00:00.000+08</text:p>
          </table:table-cell>
          <table:table-cell table:number-columns-repeated="6"/>
        </table:table-row>
        <table:table-row table:style-name="ro2">
          <table:table-cell office:value-type="string">
            <text:p>600351</text:p>
          </table:table-cell>
          <table:table-cell office:value-type="string">
            <text:p>亚宝药业</text:p>
          </table:table-cell>
          <table:table-cell office:value-type="string">
            <text:p>C 制造业</text:p>
          </table:table-cell>
          <table:table-cell office:value-type="string">
            <text:p>亚宝药业集团股份有限公司</text:p>
          </table:table-cell>
          <table:table-cell office:value-type="string">
            <text:p>2002-09-26T00:00:00.000+08</text:p>
          </table:table-cell>
          <table:table-cell table:number-columns-repeated="6"/>
        </table:table-row>
        <table:table-row table:style-name="ro2">
          <table:table-cell office:value-type="string">
            <text:p>600352</text:p>
          </table:table-cell>
          <table:table-cell office:value-type="string">
            <text:p>浙江龙盛</text:p>
          </table:table-cell>
          <table:table-cell office:value-type="string">
            <text:p>C 制造业</text:p>
          </table:table-cell>
          <table:table-cell office:value-type="string">
            <text:p>浙江龙盛集团股份有限公司</text:p>
          </table:table-cell>
          <table:table-cell office:value-type="string">
            <text:p>2003-08-01T00:00:00.000+08</text:p>
          </table:table-cell>
          <table:table-cell table:number-columns-repeated="6"/>
        </table:table-row>
        <table:table-row table:style-name="ro2">
          <table:table-cell office:value-type="string">
            <text:p>600353</text:p>
          </table:table-cell>
          <table:table-cell office:value-type="string">
            <text:p>旭光股份</text:p>
          </table:table-cell>
          <table:table-cell office:value-type="string">
            <text:p>C 制造业</text:p>
          </table:table-cell>
          <table:table-cell office:value-type="string">
            <text:p>成都旭光电子股份有限公司</text:p>
          </table:table-cell>
          <table:table-cell office:value-type="string">
            <text:p>2002-11-20T00:00:00.000+08</text:p>
          </table:table-cell>
          <table:table-cell table:number-columns-repeated="6"/>
        </table:table-row>
        <table:table-row table:style-name="ro2">
          <table:table-cell office:value-type="string">
            <text:p>600354</text:p>
          </table:table-cell>
          <table:table-cell office:value-type="string">
            <text:p>敦煌种业</text:p>
          </table:table-cell>
          <table:table-cell office:value-type="string">
            <text:p>A 农林牧渔</text:p>
          </table:table-cell>
          <table:table-cell office:value-type="string">
            <text:p>甘肃省敦煌种业股份有限公司</text:p>
          </table:table-cell>
          <table:table-cell office:value-type="string">
            <text:p>2004-01-15T00:00:00.000+08</text:p>
          </table:table-cell>
          <table:table-cell table:number-columns-repeated="6"/>
        </table:table-row>
        <table:table-row table:style-name="ro2">
          <table:table-cell office:value-type="string">
            <text:p>600355</text:p>
          </table:table-cell>
          <table:table-cell office:value-type="string">
            <text:p>精伦电子</text:p>
          </table:table-cell>
          <table:table-cell office:value-type="string">
            <text:p>C 制造业</text:p>
          </table:table-cell>
          <table:table-cell office:value-type="string">
            <text:p>精伦电子股份有限公司</text:p>
          </table:table-cell>
          <table:table-cell office:value-type="string">
            <text:p>2002-06-13T00:00:00.000+08</text:p>
          </table:table-cell>
          <table:table-cell table:number-columns-repeated="6"/>
        </table:table-row>
        <table:table-row table:style-name="ro2">
          <table:table-cell office:value-type="string">
            <text:p>600356</text:p>
          </table:table-cell>
          <table:table-cell office:value-type="string">
            <text:p>恒丰纸业</text:p>
          </table:table-cell>
          <table:table-cell office:value-type="string">
            <text:p>C 制造业</text:p>
          </table:table-cell>
          <table:table-cell office:value-type="string">
            <text:p>牡丹江恒丰纸业股份有限公司</text:p>
          </table:table-cell>
          <table:table-cell office:value-type="string">
            <text:p>2001-04-19T00:00:00.000+08</text:p>
          </table:table-cell>
          <table:table-cell table:number-columns-repeated="6"/>
        </table:table-row>
        <table:table-row table:style-name="ro2">
          <table:table-cell office:value-type="string">
            <text:p>600358</text:p>
          </table:table-cell>
          <table:table-cell office:value-type="string">
            <text:p>国旅联合</text:p>
          </table:table-cell>
          <table:table-cell office:value-type="string">
            <text:p>L 商务服务</text:p>
          </table:table-cell>
          <table:table-cell office:value-type="string">
            <text:p>国旅联合股份有限公司</text:p>
          </table:table-cell>
          <table:table-cell office:value-type="string">
            <text:p>2000-09-22T00:00:00.000+08</text:p>
          </table:table-cell>
          <table:table-cell table:number-columns-repeated="6"/>
        </table:table-row>
        <table:table-row table:style-name="ro2">
          <table:table-cell office:value-type="string">
            <text:p>600359</text:p>
          </table:table-cell>
          <table:table-cell office:value-type="string">
            <text:p>新农开发</text:p>
          </table:table-cell>
          <table:table-cell office:value-type="string">
            <text:p>A 农林牧渔</text:p>
          </table:table-cell>
          <table:table-cell office:value-type="string">
            <text:p>新疆塔里木农业综合开发股份有限公司</text:p>
          </table:table-cell>
          <table:table-cell office:value-type="string">
            <text:p>1999-04-29T00:00:00.000+08</text:p>
          </table:table-cell>
          <table:table-cell table:number-columns-repeated="6"/>
        </table:table-row>
        <table:table-row table:style-name="ro2">
          <table:table-cell office:value-type="string">
            <text:p>600360</text:p>
          </table:table-cell>
          <table:table-cell office:value-type="string">
            <text:p>华微电子</text:p>
          </table:table-cell>
          <table:table-cell office:value-type="string">
            <text:p>C 制造业</text:p>
          </table:table-cell>
          <table:table-cell office:value-type="string">
            <text:p>吉林华微电子股份有限公司</text:p>
          </table:table-cell>
          <table:table-cell office:value-type="string">
            <text:p>2001-03-16T00:00:00.000+08</text:p>
          </table:table-cell>
          <table:table-cell table:number-columns-repeated="6"/>
        </table:table-row>
        <table:table-row table:style-name="ro2">
          <table:table-cell office:value-type="string">
            <text:p>600361</text:p>
          </table:table-cell>
          <table:table-cell office:value-type="string">
            <text:p>华联综超</text:p>
          </table:table-cell>
          <table:table-cell office:value-type="string">
            <text:p>F 批发零售</text:p>
          </table:table-cell>
          <table:table-cell office:value-type="string">
            <text:p>北京华联综合超市股份有限公司</text:p>
          </table:table-cell>
          <table:table-cell office:value-type="string">
            <text:p>2001-11-29T00:00:00.000+08</text:p>
          </table:table-cell>
          <table:table-cell table:number-columns-repeated="6"/>
        </table:table-row>
        <table:table-row table:style-name="ro2">
          <table:table-cell office:value-type="string">
            <text:p>600362</text:p>
          </table:table-cell>
          <table:table-cell office:value-type="string">
            <text:p>江西铜业</text:p>
          </table:table-cell>
          <table:table-cell office:value-type="string">
            <text:p>C 制造业</text:p>
          </table:table-cell>
          <table:table-cell office:value-type="string">
            <text:p>江西铜业股份有限公司</text:p>
          </table:table-cell>
          <table:table-cell office:value-type="string">
            <text:p>2002-01-11T00:00:00.000+08</text:p>
          </table:table-cell>
          <table:table-cell table:number-columns-repeated="6"/>
        </table:table-row>
        <table:table-row table:style-name="ro2">
          <table:table-cell office:value-type="string">
            <text:p>600363</text:p>
          </table:table-cell>
          <table:table-cell office:value-type="string">
            <text:p>联创光电</text:p>
          </table:table-cell>
          <table:table-cell office:value-type="string">
            <text:p>C 制造业</text:p>
          </table:table-cell>
          <table:table-cell office:value-type="string">
            <text:p>江西联创光电科技股份有限公司</text:p>
          </table:table-cell>
          <table:table-cell office:value-type="string">
            <text:p>2001-03-29T00:00:00.000+08</text:p>
          </table:table-cell>
          <table:table-cell table:number-columns-repeated="6"/>
        </table:table-row>
        <table:table-row table:style-name="ro2">
          <table:table-cell office:value-type="string">
            <text:p>600365</text:p>
          </table:table-cell>
          <table:table-cell office:value-type="string">
            <text:p>通葡股份</text:p>
          </table:table-cell>
          <table:table-cell office:value-type="string">
            <text:p>C 制造业</text:p>
          </table:table-cell>
          <table:table-cell office:value-type="string">
            <text:p>通化葡萄酒股份有限公司</text:p>
          </table:table-cell>
          <table:table-cell office:value-type="string">
            <text:p>2001-01-15T00:00:00.000+08</text:p>
          </table:table-cell>
          <table:table-cell table:number-columns-repeated="6"/>
        </table:table-row>
        <table:table-row table:style-name="ro2">
          <table:table-cell office:value-type="string">
            <text:p>600366</text:p>
          </table:table-cell>
          <table:table-cell office:value-type="string">
            <text:p>宁波韵升</text:p>
          </table:table-cell>
          <table:table-cell office:value-type="string">
            <text:p>C 制造业</text:p>
          </table:table-cell>
          <table:table-cell office:value-type="string">
            <text:p>宁波韵升股份有限公司</text:p>
          </table:table-cell>
          <table:table-cell office:value-type="string">
            <text:p>2000-10-30T00:00:00.000+08</text:p>
          </table:table-cell>
          <table:table-cell table:number-columns-repeated="6"/>
        </table:table-row>
        <table:table-row table:style-name="ro2">
          <table:table-cell office:value-type="string">
            <text:p>600367</text:p>
          </table:table-cell>
          <table:table-cell office:value-type="string">
            <text:p>红星发展</text:p>
          </table:table-cell>
          <table:table-cell office:value-type="string">
            <text:p>C 制造业</text:p>
          </table:table-cell>
          <table:table-cell office:value-type="string">
            <text:p>贵州红星发展股份有限公司</text:p>
          </table:table-cell>
          <table:table-cell office:value-type="string">
            <text:p>2001-03-20T00:00:00.000+08</text:p>
          </table:table-cell>
          <table:table-cell table:number-columns-repeated="6"/>
        </table:table-row>
        <table:table-row table:style-name="ro2">
          <table:table-cell office:value-type="string">
            <text:p>600368</text:p>
          </table:table-cell>
          <table:table-cell office:value-type="string">
            <text:p>五洲交通</text:p>
          </table:table-cell>
          <table:table-cell office:value-type="string">
            <text:p>G 运输仓储</text:p>
          </table:table-cell>
          <table:table-cell office:value-type="string">
            <text:p>广西五洲交通股份有限公司</text:p>
          </table:table-cell>
          <table:table-cell office:value-type="string">
            <text:p>2000-12-21T00:00:00.000+08</text:p>
          </table:table-cell>
          <table:table-cell table:number-columns-repeated="6"/>
        </table:table-row>
        <table:table-row table:style-name="ro2">
          <table:table-cell office:value-type="string">
            <text:p>600369</text:p>
          </table:table-cell>
          <table:table-cell office:value-type="string">
            <text:p>西南证券</text:p>
          </table:table-cell>
          <table:table-cell office:value-type="string">
            <text:p>J 金融业</text:p>
          </table:table-cell>
          <table:table-cell office:value-type="string">
            <text:p>西南证券股份有限公司</text:p>
          </table:table-cell>
          <table:table-cell office:value-type="string">
            <text:p>2001-01-09T00:00:00.000+08</text:p>
          </table:table-cell>
          <table:table-cell table:number-columns-repeated="6"/>
        </table:table-row>
        <table:table-row table:style-name="ro2">
          <table:table-cell office:value-type="string">
            <text:p>600370</text:p>
          </table:table-cell>
          <table:table-cell office:value-type="string">
            <text:p>三房巷</text:p>
          </table:table-cell>
          <table:table-cell office:value-type="string">
            <text:p>C 制造业</text:p>
          </table:table-cell>
          <table:table-cell office:value-type="string">
            <text:p>江苏三房巷实业股份有限公司</text:p>
          </table:table-cell>
          <table:table-cell office:value-type="string">
            <text:p>2003-03-06T00:00:00.000+08</text:p>
          </table:table-cell>
          <table:table-cell table:number-columns-repeated="6"/>
        </table:table-row>
        <table:table-row table:style-name="ro2">
          <table:table-cell office:value-type="string">
            <text:p>600371</text:p>
          </table:table-cell>
          <table:table-cell office:value-type="string">
            <text:p>万向德农</text:p>
          </table:table-cell>
          <table:table-cell office:value-type="string">
            <text:p>A 农林牧渔</text:p>
          </table:table-cell>
          <table:table-cell office:value-type="string">
            <text:p>万向德农股份有限公司</text:p>
          </table:table-cell>
          <table:table-cell office:value-type="string">
            <text:p>2002-09-16T00:00:00.000+08</text:p>
          </table:table-cell>
          <table:table-cell table:number-columns-repeated="6"/>
        </table:table-row>
        <table:table-row table:style-name="ro2">
          <table:table-cell office:value-type="string">
            <text:p>600372</text:p>
          </table:table-cell>
          <table:table-cell office:value-type="string">
            <text:p>中航电子</text:p>
          </table:table-cell>
          <table:table-cell office:value-type="string">
            <text:p>C 制造业</text:p>
          </table:table-cell>
          <table:table-cell office:value-type="string">
            <text:p>中航航空电子系统股份有限公司</text:p>
          </table:table-cell>
          <table:table-cell office:value-type="string">
            <text:p>2001-07-06T00:00:00.000+08</text:p>
          </table:table-cell>
          <table:table-cell table:number-columns-repeated="6"/>
        </table:table-row>
        <table:table-row table:style-name="ro2">
          <table:table-cell office:value-type="string">
            <text:p>600373</text:p>
          </table:table-cell>
          <table:table-cell office:value-type="string">
            <text:p>中文传媒</text:p>
          </table:table-cell>
          <table:table-cell office:value-type="string">
            <text:p>R 文化传播</text:p>
          </table:table-cell>
          <table:table-cell office:value-type="string">
            <text:p>中文天地出版传媒股份有限公司</text:p>
          </table:table-cell>
          <table:table-cell office:value-type="string">
            <text:p>2002-03-04T00:00:00.000+08</text:p>
          </table:table-cell>
          <table:table-cell table:number-columns-repeated="6"/>
        </table:table-row>
        <table:table-row table:style-name="ro2">
          <table:table-cell office:value-type="string">
            <text:p>600375</text:p>
          </table:table-cell>
          <table:table-cell office:value-type="string">
            <text:p>华菱星马</text:p>
          </table:table-cell>
          <table:table-cell office:value-type="string">
            <text:p>C 制造业</text:p>
          </table:table-cell>
          <table:table-cell office:value-type="string">
            <text:p>华菱星马汽车（集团）股份有限公司</text:p>
          </table:table-cell>
          <table:table-cell office:value-type="string">
            <text:p>2003-04-01T00:00:00.000+08</text:p>
          </table:table-cell>
          <table:table-cell table:number-columns-repeated="6"/>
        </table:table-row>
        <table:table-row table:style-name="ro2">
          <table:table-cell office:value-type="string">
            <text:p>600376</text:p>
          </table:table-cell>
          <table:table-cell office:value-type="string">
            <text:p>首开股份</text:p>
          </table:table-cell>
          <table:table-cell office:value-type="string">
            <text:p>K 房地产</text:p>
          </table:table-cell>
          <table:table-cell office:value-type="string">
            <text:p>北京首都开发股份有限公司</text:p>
          </table:table-cell>
          <table:table-cell office:value-type="string">
            <text:p>2001-03-12T00:00:00.000+08</text:p>
          </table:table-cell>
          <table:table-cell table:number-columns-repeated="6"/>
        </table:table-row>
        <table:table-row table:style-name="ro2">
          <table:table-cell office:value-type="string">
            <text:p>600377</text:p>
          </table:table-cell>
          <table:table-cell office:value-type="string">
            <text:p>宁沪高速</text:p>
          </table:table-cell>
          <table:table-cell office:value-type="string">
            <text:p>G 运输仓储</text:p>
          </table:table-cell>
          <table:table-cell office:value-type="string">
            <text:p>江苏宁沪高速公路股份有限公司</text:p>
          </table:table-cell>
          <table:table-cell office:value-type="string">
            <text:p>2001-01-16T00:00:00.000+08</text:p>
          </table:table-cell>
          <table:table-cell table:number-columns-repeated="6"/>
        </table:table-row>
        <table:table-row table:style-name="ro2">
          <table:table-cell office:value-type="string">
            <text:p>600378</text:p>
          </table:table-cell>
          <table:table-cell office:value-type="string">
            <text:p>天科股份</text:p>
          </table:table-cell>
          <table:table-cell office:value-type="string">
            <text:p>C 制造业</text:p>
          </table:table-cell>
          <table:table-cell office:value-type="string">
            <text:p>四川天一科技股份有限公司</text:p>
          </table:table-cell>
          <table:table-cell office:value-type="string">
            <text:p>2001-01-11T00:00:00.000+08</text:p>
          </table:table-cell>
          <table:table-cell table:number-columns-repeated="6"/>
        </table:table-row>
        <table:table-row table:style-name="ro2">
          <table:table-cell office:value-type="string">
            <text:p>600379</text:p>
          </table:table-cell>
          <table:table-cell office:value-type="string">
            <text:p>宝光股份</text:p>
          </table:table-cell>
          <table:table-cell office:value-type="string">
            <text:p>C 制造业</text:p>
          </table:table-cell>
          <table:table-cell office:value-type="string">
            <text:p>陕西宝光真空电器股份有限公司</text:p>
          </table:table-cell>
          <table:table-cell office:value-type="string">
            <text:p>2002-01-16T00:00:00.000+08</text:p>
          </table:table-cell>
          <table:table-cell table:number-columns-repeated="6"/>
        </table:table-row>
        <table:table-row table:style-name="ro2">
          <table:table-cell office:value-type="string">
            <text:p>600380</text:p>
          </table:table-cell>
          <table:table-cell office:value-type="string">
            <text:p>健康元</text:p>
          </table:table-cell>
          <table:table-cell office:value-type="string">
            <text:p>C 制造业</text:p>
          </table:table-cell>
          <table:table-cell office:value-type="string">
            <text:p>健康元药业集团股份有限公司</text:p>
          </table:table-cell>
          <table:table-cell office:value-type="string">
            <text:p>2001-06-08T00:00:00.000+08</text:p>
          </table:table-cell>
          <table:table-cell table:number-columns-repeated="6"/>
        </table:table-row>
        <table:table-row table:style-name="ro2">
          <table:table-cell office:value-type="string">
            <text:p>600381</text:p>
          </table:table-cell>
          <table:table-cell office:value-type="string">
            <text:p>青海春天</text:p>
          </table:table-cell>
          <table:table-cell office:value-type="string">
            <text:p>C 制造业</text:p>
          </table:table-cell>
          <table:table-cell office:value-type="string">
            <text:p>青海春天药用资源科技股份有限公司</text:p>
          </table:table-cell>
          <table:table-cell office:value-type="string">
            <text:p>2001-05-08T00:00:00.000+08</text:p>
          </table:table-cell>
          <table:table-cell table:number-columns-repeated="6"/>
        </table:table-row>
        <table:table-row table:style-name="ro2">
          <table:table-cell office:value-type="string">
            <text:p>600382</text:p>
          </table:table-cell>
          <table:table-cell office:value-type="string">
            <text:p>广东明珠</text:p>
          </table:table-cell>
          <table:table-cell office:value-type="string">
            <text:p>F 批发零售</text:p>
          </table:table-cell>
          <table:table-cell office:value-type="string">
            <text:p>广东明珠集团股份有限公司</text:p>
          </table:table-cell>
          <table:table-cell office:value-type="string">
            <text:p>2001-01-18T00:00:00.000+08</text:p>
          </table:table-cell>
          <table:table-cell table:number-columns-repeated="6"/>
        </table:table-row>
        <table:table-row table:style-name="ro2">
          <table:table-cell office:value-type="string">
            <text:p>600383</text:p>
          </table:table-cell>
          <table:table-cell office:value-type="string">
            <text:p>金地集团</text:p>
          </table:table-cell>
          <table:table-cell office:value-type="string">
            <text:p>K 房地产</text:p>
          </table:table-cell>
          <table:table-cell office:value-type="string">
            <text:p>金地（集团）股份有限公司</text:p>
          </table:table-cell>
          <table:table-cell office:value-type="string">
            <text:p>2001-04-12T00:00:00.000+08</text:p>
          </table:table-cell>
          <table:table-cell table:number-columns-repeated="6"/>
        </table:table-row>
        <table:table-row table:style-name="ro2">
          <table:table-cell office:value-type="string">
            <text:p>600385</text:p>
          </table:table-cell>
          <table:table-cell office:value-type="string">
            <text:p>山东金泰</text:p>
          </table:table-cell>
          <table:table-cell office:value-type="string">
            <text:p>C 制造业</text:p>
          </table:table-cell>
          <table:table-cell office:value-type="string">
            <text:p>山东金泰集团股份有限公司</text:p>
          </table:table-cell>
          <table:table-cell office:value-type="string">
            <text:p>2001-07-23T00:00:00.000+08</text:p>
          </table:table-cell>
          <table:table-cell table:number-columns-repeated="6"/>
        </table:table-row>
        <table:table-row table:style-name="ro2">
          <table:table-cell office:value-type="string">
            <text:p>600386</text:p>
          </table:table-cell>
          <table:table-cell office:value-type="string">
            <text:p>北巴传媒</text:p>
          </table:table-cell>
          <table:table-cell office:value-type="string">
            <text:p>F 批发零售</text:p>
          </table:table-cell>
          <table:table-cell office:value-type="string">
            <text:p>北京巴士传媒股份有限公司</text:p>
          </table:table-cell>
          <table:table-cell office:value-type="string">
            <text:p>2001-02-16T00:00:00.000+08</text:p>
          </table:table-cell>
          <table:table-cell table:number-columns-repeated="6"/>
        </table:table-row>
        <table:table-row table:style-name="ro2">
          <table:table-cell office:value-type="string">
            <text:p>600387</text:p>
          </table:table-cell>
          <table:table-cell office:value-type="string">
            <text:p>海越股份</text:p>
          </table:table-cell>
          <table:table-cell office:value-type="string">
            <text:p>F 批发零售</text:p>
          </table:table-cell>
          <table:table-cell office:value-type="string">
            <text:p>浙江海越股份有限公司</text:p>
          </table:table-cell>
          <table:table-cell office:value-type="string">
            <text:p>2004-02-18T00:00:00.000+08</text:p>
          </table:table-cell>
          <table:table-cell table:number-columns-repeated="6"/>
        </table:table-row>
        <table:table-row table:style-name="ro2">
          <table:table-cell office:value-type="string">
            <text:p>600388</text:p>
          </table:table-cell>
          <table:table-cell office:value-type="string">
            <text:p>龙净环保</text:p>
          </table:table-cell>
          <table:table-cell office:value-type="string">
            <text:p>C 制造业</text:p>
          </table:table-cell>
          <table:table-cell office:value-type="string">
            <text:p>福建龙净环保股份有限公司</text:p>
          </table:table-cell>
          <table:table-cell office:value-type="string">
            <text:p>2000-12-29T00:00:00.000+08</text:p>
          </table:table-cell>
          <table:table-cell table:number-columns-repeated="6"/>
        </table:table-row>
        <table:table-row table:style-name="ro2">
          <table:table-cell office:value-type="string">
            <text:p>600389</text:p>
          </table:table-cell>
          <table:table-cell office:value-type="string">
            <text:p>江山股份</text:p>
          </table:table-cell>
          <table:table-cell office:value-type="string">
            <text:p>C 制造业</text:p>
          </table:table-cell>
          <table:table-cell office:value-type="string">
            <text:p>南通江山农药化工股份有限公司</text:p>
          </table:table-cell>
          <table:table-cell office:value-type="string">
            <text:p>2001-01-10T00:00:00.000+08</text:p>
          </table:table-cell>
          <table:table-cell table:number-columns-repeated="6"/>
        </table:table-row>
        <table:table-row table:style-name="ro2">
          <table:table-cell office:value-type="string">
            <text:p>600390</text:p>
          </table:table-cell>
          <table:table-cell office:value-type="string">
            <text:p>五矿资本</text:p>
          </table:table-cell>
          <table:table-cell office:value-type="string">
            <text:p>C 制造业</text:p>
          </table:table-cell>
          <table:table-cell office:value-type="string">
            <text:p>五矿资本股份有限公司</text:p>
          </table:table-cell>
          <table:table-cell office:value-type="string">
            <text:p>2001-01-15T00:00:00.000+08</text:p>
          </table:table-cell>
          <table:table-cell table:number-columns-repeated="6"/>
        </table:table-row>
        <table:table-row table:style-name="ro2">
          <table:table-cell office:value-type="string">
            <text:p>600391</text:p>
          </table:table-cell>
          <table:table-cell office:value-type="string">
            <text:p>航发科技</text:p>
          </table:table-cell>
          <table:table-cell office:value-type="string">
            <text:p>C 制造业</text:p>
          </table:table-cell>
          <table:table-cell office:value-type="string">
            <text:p>中国航发航空科技股份有限公司</text:p>
          </table:table-cell>
          <table:table-cell office:value-type="string">
            <text:p>2001-12-12T00:00:00.000+08</text:p>
          </table:table-cell>
          <table:table-cell table:number-columns-repeated="6"/>
        </table:table-row>
        <table:table-row table:style-name="ro2">
          <table:table-cell office:value-type="string">
            <text:p>600392</text:p>
          </table:table-cell>
          <table:table-cell office:value-type="string">
            <text:p>盛和资源</text:p>
          </table:table-cell>
          <table:table-cell office:value-type="string">
            <text:p>C 制造业</text:p>
          </table:table-cell>
          <table:table-cell office:value-type="string">
            <text:p>盛和资源控股股份有限公司</text:p>
          </table:table-cell>
          <table:table-cell office:value-type="string">
            <text:p>2003-05-29T00:00:00.000+08</text:p>
          </table:table-cell>
          <table:table-cell table:number-columns-repeated="6"/>
        </table:table-row>
        <table:table-row table:style-name="ro2">
          <table:table-cell office:value-type="string">
            <text:p>600393</text:p>
          </table:table-cell>
          <table:table-cell office:value-type="string">
            <text:p>粤泰股份</text:p>
          </table:table-cell>
          <table:table-cell office:value-type="string">
            <text:p>K 房地产</text:p>
          </table:table-cell>
          <table:table-cell office:value-type="string">
            <text:p>广州粤泰集团股份有限公司</text:p>
          </table:table-cell>
          <table:table-cell office:value-type="string">
            <text:p>2001-03-19T00:00:00.000+08</text:p>
          </table:table-cell>
          <table:table-cell table:number-columns-repeated="6"/>
        </table:table-row>
        <table:table-row table:style-name="ro2">
          <table:table-cell office:value-type="string">
            <text:p>600395</text:p>
          </table:table-cell>
          <table:table-cell office:value-type="string">
            <text:p>盘江股份</text:p>
          </table:table-cell>
          <table:table-cell office:value-type="string">
            <text:p>B 采矿业</text:p>
          </table:table-cell>
          <table:table-cell office:value-type="string">
            <text:p>贵州盘江精煤股份有限公司</text:p>
          </table:table-cell>
          <table:table-cell office:value-type="string">
            <text:p>2001-05-31T00:00:00.000+08</text:p>
          </table:table-cell>
          <table:table-cell table:number-columns-repeated="6"/>
        </table:table-row>
        <table:table-row table:style-name="ro2">
          <table:table-cell office:value-type="string">
            <text:p>600396</text:p>
          </table:table-cell>
          <table:table-cell office:value-type="string">
            <text:p>金山股份</text:p>
          </table:table-cell>
          <table:table-cell office:value-type="string">
            <text:p>D 水电煤气</text:p>
          </table:table-cell>
          <table:table-cell office:value-type="string">
            <text:p>沈阳金山能源股份有限公司</text:p>
          </table:table-cell>
          <table:table-cell office:value-type="string">
            <text:p>2001-03-28T00:00:00.000+08</text:p>
          </table:table-cell>
          <table:table-cell table:number-columns-repeated="6"/>
        </table:table-row>
        <table:table-row table:style-name="ro2">
          <table:table-cell office:value-type="string">
            <text:p>600397</text:p>
          </table:table-cell>
          <table:table-cell office:value-type="string">
            <text:p>安源煤业</text:p>
          </table:table-cell>
          <table:table-cell office:value-type="string">
            <text:p>B 采矿业</text:p>
          </table:table-cell>
          <table:table-cell office:value-type="string">
            <text:p>安源煤业集团股份有限公司</text:p>
          </table:table-cell>
          <table:table-cell office:value-type="string">
            <text:p>2002-07-02T00:00:00.000+08</text:p>
          </table:table-cell>
          <table:table-cell table:number-columns-repeated="6"/>
        </table:table-row>
        <table:table-row table:style-name="ro2">
          <table:table-cell office:value-type="string">
            <text:p>600398</text:p>
          </table:table-cell>
          <table:table-cell office:value-type="string">
            <text:p>海澜之家</text:p>
          </table:table-cell>
          <table:table-cell office:value-type="string">
            <text:p>C 制造业</text:p>
          </table:table-cell>
          <table:table-cell office:value-type="string">
            <text:p>海澜之家股份有限公司</text:p>
          </table:table-cell>
          <table:table-cell office:value-type="string">
            <text:p>2000-12-28T00:00:00.000+08</text:p>
          </table:table-cell>
          <table:table-cell table:number-columns-repeated="6"/>
        </table:table-row>
        <table:table-row table:style-name="ro2">
          <table:table-cell office:value-type="string">
            <text:p>600399</text:p>
          </table:table-cell>
          <table:table-cell office:value-type="string">
            <text:p>抚顺特钢</text:p>
          </table:table-cell>
          <table:table-cell office:value-type="string">
            <text:p>C 制造业</text:p>
          </table:table-cell>
          <table:table-cell office:value-type="string">
            <text:p>抚顺特殊钢股份有限公司</text:p>
          </table:table-cell>
          <table:table-cell office:value-type="string">
            <text:p>2000-12-29T00:00:00.000+08</text:p>
          </table:table-cell>
          <table:table-cell table:number-columns-repeated="6"/>
        </table:table-row>
        <table:table-row table:style-name="ro2">
          <table:table-cell office:value-type="string">
            <text:p>600400</text:p>
          </table:table-cell>
          <table:table-cell office:value-type="string">
            <text:p>红豆股份</text:p>
          </table:table-cell>
          <table:table-cell office:value-type="string">
            <text:p>C 制造业</text:p>
          </table:table-cell>
          <table:table-cell office:value-type="string">
            <text:p>江苏红豆实业股份有限公司</text:p>
          </table:table-cell>
          <table:table-cell office:value-type="string">
            <text:p>2001-01-08T00:00:00.000+08</text:p>
          </table:table-cell>
          <table:table-cell table:number-columns-repeated="6"/>
        </table:table-row>
        <table:table-row table:style-name="ro2">
          <table:table-cell office:value-type="string">
            <text:p>600401</text:p>
          </table:table-cell>
          <table:table-cell office:value-type="string">
            <text:p>*ST海润</text:p>
          </table:table-cell>
          <table:table-cell office:value-type="string">
            <text:p>C 制造业</text:p>
          </table:table-cell>
          <table:table-cell office:value-type="string">
            <text:p>海润光伏科技股份有限公司</text:p>
          </table:table-cell>
          <table:table-cell office:value-type="string">
            <text:p>2003-09-24T00:00:00.000+08</text:p>
          </table:table-cell>
          <table:table-cell table:number-columns-repeated="6"/>
        </table:table-row>
        <table:table-row table:style-name="ro2">
          <table:table-cell office:value-type="string">
            <text:p>600403</text:p>
          </table:table-cell>
          <table:table-cell office:value-type="string">
            <text:p>*ST大有</text:p>
          </table:table-cell>
          <table:table-cell office:value-type="string">
            <text:p>B 采矿业</text:p>
          </table:table-cell>
          <table:table-cell office:value-type="string">
            <text:p>河南大有能源股份有限公司</text:p>
          </table:table-cell>
          <table:table-cell office:value-type="string">
            <text:p>2003-10-09T00:00:00.000+08</text:p>
          </table:table-cell>
          <table:table-cell table:number-columns-repeated="6"/>
        </table:table-row>
        <table:table-row table:style-name="ro2">
          <table:table-cell office:value-type="string">
            <text:p>600405</text:p>
          </table:table-cell>
          <table:table-cell office:value-type="string">
            <text:p>动力源</text:p>
          </table:table-cell>
          <table:table-cell office:value-type="string">
            <text:p>C 制造业</text:p>
          </table:table-cell>
          <table:table-cell office:value-type="string">
            <text:p>北京动力源科技股份有限公司</text:p>
          </table:table-cell>
          <table:table-cell office:value-type="string">
            <text:p>2004-04-01T00:00:00.000+08</text:p>
          </table:table-cell>
          <table:table-cell table:number-columns-repeated="6"/>
        </table:table-row>
        <table:table-row table:style-name="ro2">
          <table:table-cell office:value-type="string">
            <text:p>600406</text:p>
          </table:table-cell>
          <table:table-cell office:value-type="string">
            <text:p>国电南瑞</text:p>
          </table:table-cell>
          <table:table-cell office:value-type="string">
            <text:p>I 信息技术</text:p>
          </table:table-cell>
          <table:table-cell office:value-type="string">
            <text:p>国电南瑞科技股份有限公司</text:p>
          </table:table-cell>
          <table:table-cell office:value-type="string">
            <text:p>2003-10-16T00:00:00.000+08</text:p>
          </table:table-cell>
          <table:table-cell table:number-columns-repeated="6"/>
        </table:table-row>
        <table:table-row table:style-name="ro2">
          <table:table-cell office:value-type="string">
            <text:p>600408</text:p>
          </table:table-cell>
          <table:table-cell office:value-type="string">
            <text:p>安泰集团</text:p>
          </table:table-cell>
          <table:table-cell office:value-type="string">
            <text:p>C 制造业</text:p>
          </table:table-cell>
          <table:table-cell office:value-type="string">
            <text:p>山西安泰集团股份有限公司</text:p>
          </table:table-cell>
          <table:table-cell office:value-type="string">
            <text:p>2003-02-12T00:00:00.000+08</text:p>
          </table:table-cell>
          <table:table-cell table:number-columns-repeated="6"/>
        </table:table-row>
        <table:table-row table:style-name="ro2">
          <table:table-cell office:value-type="string">
            <text:p>600409</text:p>
          </table:table-cell>
          <table:table-cell office:value-type="string">
            <text:p>三友化工</text:p>
          </table:table-cell>
          <table:table-cell office:value-type="string">
            <text:p>C 制造业</text:p>
          </table:table-cell>
          <table:table-cell office:value-type="string">
            <text:p>唐山三友化工股份有限公司</text:p>
          </table:table-cell>
          <table:table-cell office:value-type="string">
            <text:p>2003-06-18T00:00:00.000+08</text:p>
          </table:table-cell>
          <table:table-cell table:number-columns-repeated="6"/>
        </table:table-row>
        <table:table-row table:style-name="ro2">
          <table:table-cell office:value-type="string">
            <text:p>600410</text:p>
          </table:table-cell>
          <table:table-cell office:value-type="string">
            <text:p>华胜天成</text:p>
          </table:table-cell>
          <table:table-cell office:value-type="string">
            <text:p>I 信息技术</text:p>
          </table:table-cell>
          <table:table-cell office:value-type="string">
            <text:p>北京华胜天成科技股份有限公司</text:p>
          </table:table-cell>
          <table:table-cell office:value-type="string">
            <text:p>2004-04-27T00:00:00.000+08</text:p>
          </table:table-cell>
          <table:table-cell table:number-columns-repeated="6"/>
        </table:table-row>
        <table:table-row table:style-name="ro2">
          <table:table-cell office:value-type="string">
            <text:p>600415</text:p>
          </table:table-cell>
          <table:table-cell office:value-type="string">
            <text:p>小商品城</text:p>
          </table:table-cell>
          <table:table-cell office:value-type="string">
            <text:p>L 商务服务</text:p>
          </table:table-cell>
          <table:table-cell office:value-type="string">
            <text:p>浙江中国小商品城集团股份有限公司</text:p>
          </table:table-cell>
          <table:table-cell office:value-type="string">
            <text:p>2002-05-09T00:00:00.000+08</text:p>
          </table:table-cell>
          <table:table-cell table:number-columns-repeated="6"/>
        </table:table-row>
        <table:table-row table:style-name="ro2">
          <table:table-cell office:value-type="string">
            <text:p>600416</text:p>
          </table:table-cell>
          <table:table-cell office:value-type="string">
            <text:p>湘电股份</text:p>
          </table:table-cell>
          <table:table-cell office:value-type="string">
            <text:p>C 制造业</text:p>
          </table:table-cell>
          <table:table-cell office:value-type="string">
            <text:p>湘潭电机股份有限公司</text:p>
          </table:table-cell>
          <table:table-cell office:value-type="string">
            <text:p>2002-07-18T00:00:00.000+08</text:p>
          </table:table-cell>
          <table:table-cell table:number-columns-repeated="6"/>
        </table:table-row>
        <table:table-row table:style-name="ro2">
          <table:table-cell office:value-type="string">
            <text:p>600418</text:p>
          </table:table-cell>
          <table:table-cell office:value-type="string">
            <text:p>江淮汽车</text:p>
          </table:table-cell>
          <table:table-cell office:value-type="string">
            <text:p>C 制造业</text:p>
          </table:table-cell>
          <table:table-cell office:value-type="string">
            <text:p>安徽江淮汽车集团股份有限公司</text:p>
          </table:table-cell>
          <table:table-cell office:value-type="string">
            <text:p>2001-08-24T00:00:00.000+08</text:p>
          </table:table-cell>
          <table:table-cell table:number-columns-repeated="6"/>
        </table:table-row>
        <table:table-row table:style-name="ro2">
          <table:table-cell office:value-type="string">
            <text:p>600419</text:p>
          </table:table-cell>
          <table:table-cell office:value-type="string">
            <text:p>天润乳业</text:p>
          </table:table-cell>
          <table:table-cell office:value-type="string">
            <text:p>C 制造业</text:p>
          </table:table-cell>
          <table:table-cell office:value-type="string">
            <text:p>新疆天润乳业股份有限公司</text:p>
          </table:table-cell>
          <table:table-cell office:value-type="string">
            <text:p>2001-06-28T00:00:00.000+08</text:p>
          </table:table-cell>
          <table:table-cell table:number-columns-repeated="6"/>
        </table:table-row>
        <table:table-row table:style-name="ro2">
          <table:table-cell office:value-type="string">
            <text:p>600420</text:p>
          </table:table-cell>
          <table:table-cell office:value-type="string">
            <text:p>现代制药</text:p>
          </table:table-cell>
          <table:table-cell office:value-type="string">
            <text:p>C 制造业</text:p>
          </table:table-cell>
          <table:table-cell office:value-type="string">
            <text:p>上海现代制药股份有限公司</text:p>
          </table:table-cell>
          <table:table-cell office:value-type="string">
            <text:p>2004-06-16T00:00:00.000+08</text:p>
          </table:table-cell>
          <table:table-cell table:number-columns-repeated="6"/>
        </table:table-row>
        <table:table-row table:style-name="ro2">
          <table:table-cell office:value-type="string">
            <text:p>600421</text:p>
          </table:table-cell>
          <table:table-cell office:value-type="string">
            <text:p>仰帆控股</text:p>
          </table:table-cell>
          <table:table-cell office:value-type="string">
            <text:p>C 制造业</text:p>
          </table:table-cell>
          <table:table-cell office:value-type="string">
            <text:p>湖北仰帆控股股份有限公司</text:p>
          </table:table-cell>
          <table:table-cell office:value-type="string">
            <text:p>2004-06-07T00:00:00.000+08</text:p>
          </table:table-cell>
          <table:table-cell table:number-columns-repeated="6"/>
        </table:table-row>
        <table:table-row table:style-name="ro2">
          <table:table-cell office:value-type="string">
            <text:p>600422</text:p>
          </table:table-cell>
          <table:table-cell office:value-type="string">
            <text:p>昆药集团</text:p>
          </table:table-cell>
          <table:table-cell office:value-type="string">
            <text:p>C 制造业</text:p>
          </table:table-cell>
          <table:table-cell office:value-type="string">
            <text:p>昆药集团股份有限公司</text:p>
          </table:table-cell>
          <table:table-cell office:value-type="string">
            <text:p>2000-12-06T00:00:00.000+08</text:p>
          </table:table-cell>
          <table:table-cell table:number-columns-repeated="6"/>
        </table:table-row>
        <table:table-row table:style-name="ro2">
          <table:table-cell office:value-type="string">
            <text:p>600423</text:p>
          </table:table-cell>
          <table:table-cell office:value-type="string">
            <text:p>*ST柳化</text:p>
          </table:table-cell>
          <table:table-cell office:value-type="string">
            <text:p>C 制造业</text:p>
          </table:table-cell>
          <table:table-cell office:value-type="string">
            <text:p>柳州化工股份有限公司</text:p>
          </table:table-cell>
          <table:table-cell office:value-type="string">
            <text:p>2003-07-17T00:00:00.000+08</text:p>
          </table:table-cell>
          <table:table-cell table:number-columns-repeated="6"/>
        </table:table-row>
        <table:table-row table:style-name="ro2">
          <table:table-cell office:value-type="string">
            <text:p>600425</text:p>
          </table:table-cell>
          <table:table-cell office:value-type="string">
            <text:p>*ST青松</text:p>
          </table:table-cell>
          <table:table-cell office:value-type="string">
            <text:p>C 制造业</text:p>
          </table:table-cell>
          <table:table-cell office:value-type="string">
            <text:p>新疆青松建材化工（集团）股份有限公司</text:p>
          </table:table-cell>
          <table:table-cell office:value-type="string">
            <text:p>2003-07-24T00:00:00.000+08</text:p>
          </table:table-cell>
          <table:table-cell table:number-columns-repeated="6"/>
        </table:table-row>
        <table:table-row table:style-name="ro2">
          <table:table-cell office:value-type="string">
            <text:p>600426</text:p>
          </table:table-cell>
          <table:table-cell office:value-type="string">
            <text:p>华鲁恒升</text:p>
          </table:table-cell>
          <table:table-cell office:value-type="string">
            <text:p>C 制造业</text:p>
          </table:table-cell>
          <table:table-cell office:value-type="string">
            <text:p>山东华鲁恒升化工股份有限公司</text:p>
          </table:table-cell>
          <table:table-cell office:value-type="string">
            <text:p>2002-06-20T00:00:00.000+08</text:p>
          </table:table-cell>
          <table:table-cell table:number-columns-repeated="6"/>
        </table:table-row>
        <table:table-row table:style-name="ro2">
          <table:table-cell office:value-type="string">
            <text:p>600428</text:p>
          </table:table-cell>
          <table:table-cell office:value-type="string">
            <text:p>中远海特</text:p>
          </table:table-cell>
          <table:table-cell office:value-type="string">
            <text:p>G 运输仓储</text:p>
          </table:table-cell>
          <table:table-cell office:value-type="string">
            <text:p>中远海运特种运输股份有限公司</text:p>
          </table:table-cell>
          <table:table-cell office:value-type="string">
            <text:p>2002-04-18T00:00:00.000+08</text:p>
          </table:table-cell>
          <table:table-cell table:number-columns-repeated="6"/>
        </table:table-row>
        <table:table-row table:style-name="ro2">
          <table:table-cell office:value-type="string">
            <text:p>600429</text:p>
          </table:table-cell>
          <table:table-cell office:value-type="string">
            <text:p>三元股份</text:p>
          </table:table-cell>
          <table:table-cell office:value-type="string">
            <text:p>C 制造业</text:p>
          </table:table-cell>
          <table:table-cell office:value-type="string">
            <text:p>北京三元食品股份有限公司</text:p>
          </table:table-cell>
          <table:table-cell office:value-type="string">
            <text:p>2003-09-15T00:00:00.000+08</text:p>
          </table:table-cell>
          <table:table-cell table:number-columns-repeated="6"/>
        </table:table-row>
        <table:table-row table:style-name="ro2">
          <table:table-cell office:value-type="string">
            <text:p>600432</text:p>
          </table:table-cell>
          <table:table-cell office:value-type="string">
            <text:p>*ST吉恩</text:p>
          </table:table-cell>
          <table:table-cell office:value-type="string">
            <text:p>C 制造业</text:p>
          </table:table-cell>
          <table:table-cell office:value-type="string">
            <text:p>吉林吉恩镍业股份有限公司</text:p>
          </table:table-cell>
          <table:table-cell office:value-type="string">
            <text:p>2003-09-05T00:00:00.000+08</text:p>
          </table:table-cell>
          <table:table-cell table:number-columns-repeated="6"/>
        </table:table-row>
        <table:table-row table:style-name="ro2">
          <table:table-cell office:value-type="string">
            <text:p>600433</text:p>
          </table:table-cell>
          <table:table-cell office:value-type="string">
            <text:p>冠豪高新</text:p>
          </table:table-cell>
          <table:table-cell office:value-type="string">
            <text:p>C 制造业</text:p>
          </table:table-cell>
          <table:table-cell office:value-type="string">
            <text:p>广东冠豪高新技术股份有限公司</text:p>
          </table:table-cell>
          <table:table-cell office:value-type="string">
            <text:p>2003-06-19T00:00:00.000+08</text:p>
          </table:table-cell>
          <table:table-cell table:number-columns-repeated="6"/>
        </table:table-row>
        <table:table-row table:style-name="ro2">
          <table:table-cell office:value-type="string">
            <text:p>600435</text:p>
          </table:table-cell>
          <table:table-cell office:value-type="string">
            <text:p>北方导航</text:p>
          </table:table-cell>
          <table:table-cell office:value-type="string">
            <text:p>C 制造业</text:p>
          </table:table-cell>
          <table:table-cell office:value-type="string">
            <text:p>北方导航控制技术股份有限公司</text:p>
          </table:table-cell>
          <table:table-cell office:value-type="string">
            <text:p>2003-07-04T00:00:00.000+08</text:p>
          </table:table-cell>
          <table:table-cell table:number-columns-repeated="6"/>
        </table:table-row>
        <table:table-row table:style-name="ro2">
          <table:table-cell office:value-type="string">
            <text:p>600436</text:p>
          </table:table-cell>
          <table:table-cell office:value-type="string">
            <text:p>片仔癀</text:p>
          </table:table-cell>
          <table:table-cell office:value-type="string">
            <text:p>C 制造业</text:p>
          </table:table-cell>
          <table:table-cell office:value-type="string">
            <text:p>漳州片仔癀药业股份有限公司</text:p>
          </table:table-cell>
          <table:table-cell office:value-type="string">
            <text:p>2003-06-16T00:00:00.000+08</text:p>
          </table:table-cell>
          <table:table-cell table:number-columns-repeated="6"/>
        </table:table-row>
        <table:table-row table:style-name="ro2">
          <table:table-cell office:value-type="string">
            <text:p>600438</text:p>
          </table:table-cell>
          <table:table-cell office:value-type="string">
            <text:p>通威股份</text:p>
          </table:table-cell>
          <table:table-cell office:value-type="string">
            <text:p>C 制造业</text:p>
          </table:table-cell>
          <table:table-cell office:value-type="string">
            <text:p>通威股份有限公司</text:p>
          </table:table-cell>
          <table:table-cell office:value-type="string">
            <text:p>2004-03-02T00:00:00.000+08</text:p>
          </table:table-cell>
          <table:table-cell table:number-columns-repeated="6"/>
        </table:table-row>
        <table:table-row table:style-name="ro2">
          <table:table-cell office:value-type="string">
            <text:p>600439</text:p>
          </table:table-cell>
          <table:table-cell office:value-type="string">
            <text:p>瑞贝卡</text:p>
          </table:table-cell>
          <table:table-cell office:value-type="string">
            <text:p>C 制造业</text:p>
          </table:table-cell>
          <table:table-cell office:value-type="string">
            <text:p>河南瑞贝卡发制品股份有限公司</text:p>
          </table:table-cell>
          <table:table-cell office:value-type="string">
            <text:p>2003-07-10T00:00:00.000+08</text:p>
          </table:table-cell>
          <table:table-cell table:number-columns-repeated="6"/>
        </table:table-row>
        <table:table-row table:style-name="ro2">
          <table:table-cell office:value-type="string">
            <text:p>600444</text:p>
          </table:table-cell>
          <table:table-cell office:value-type="string">
            <text:p>国机通用</text:p>
          </table:table-cell>
          <table:table-cell office:value-type="string">
            <text:p>C 制造业</text:p>
          </table:table-cell>
          <table:table-cell office:value-type="string">
            <text:p>国机通用机械科技股份有限公司</text:p>
          </table:table-cell>
          <table:table-cell office:value-type="string">
            <text:p>2004-02-19T00:00:00.000+08</text:p>
          </table:table-cell>
          <table:table-cell table:number-columns-repeated="6"/>
        </table:table-row>
        <table:table-row table:style-name="ro2">
          <table:table-cell office:value-type="string">
            <text:p>600446</text:p>
          </table:table-cell>
          <table:table-cell office:value-type="string">
            <text:p>金证股份</text:p>
          </table:table-cell>
          <table:table-cell office:value-type="string">
            <text:p>I 信息技术</text:p>
          </table:table-cell>
          <table:table-cell office:value-type="string">
            <text:p>深圳市金证科技股份有限公司</text:p>
          </table:table-cell>
          <table:table-cell office:value-type="string">
            <text:p>2003-12-24T00:00:00.000+08</text:p>
          </table:table-cell>
          <table:table-cell table:number-columns-repeated="6"/>
        </table:table-row>
        <table:table-row table:style-name="ro2">
          <table:table-cell office:value-type="string">
            <text:p>600448</text:p>
          </table:table-cell>
          <table:table-cell office:value-type="string">
            <text:p>华纺股份</text:p>
          </table:table-cell>
          <table:table-cell office:value-type="string">
            <text:p>C 制造业</text:p>
          </table:table-cell>
          <table:table-cell office:value-type="string">
            <text:p>华纺股份有限公司</text:p>
          </table:table-cell>
          <table:table-cell office:value-type="string">
            <text:p>2001-09-03T00:00:00.000+08</text:p>
          </table:table-cell>
          <table:table-cell table:number-columns-repeated="6"/>
        </table:table-row>
        <table:table-row table:style-name="ro2">
          <table:table-cell office:value-type="string">
            <text:p>600449</text:p>
          </table:table-cell>
          <table:table-cell office:value-type="string">
            <text:p>宁夏建材</text:p>
          </table:table-cell>
          <table:table-cell office:value-type="string">
            <text:p>C 制造业</text:p>
          </table:table-cell>
          <table:table-cell office:value-type="string">
            <text:p>宁夏建材集团股份有限公司</text:p>
          </table:table-cell>
          <table:table-cell office:value-type="string">
            <text:p>2003-08-29T00:00:00.000+08</text:p>
          </table:table-cell>
          <table:table-cell table:number-columns-repeated="6"/>
        </table:table-row>
        <table:table-row table:style-name="ro2">
          <table:table-cell office:value-type="string">
            <text:p>600452</text:p>
          </table:table-cell>
          <table:table-cell office:value-type="string">
            <text:p>涪陵电力</text:p>
          </table:table-cell>
          <table:table-cell office:value-type="string">
            <text:p>D 水电煤气</text:p>
          </table:table-cell>
          <table:table-cell office:value-type="string">
            <text:p>重庆涪陵电力实业股份有限公司</text:p>
          </table:table-cell>
          <table:table-cell office:value-type="string">
            <text:p>2004-03-03T00:00:00.000+08</text:p>
          </table:table-cell>
          <table:table-cell table:number-columns-repeated="6"/>
        </table:table-row>
        <table:table-row table:style-name="ro2">
          <table:table-cell office:value-type="string">
            <text:p>600455</text:p>
          </table:table-cell>
          <table:table-cell office:value-type="string">
            <text:p>博通股份</text:p>
          </table:table-cell>
          <table:table-cell office:value-type="string">
            <text:p>S 综合</text:p>
          </table:table-cell>
          <table:table-cell office:value-type="string">
            <text:p>西安博通资讯股份有限公司</text:p>
          </table:table-cell>
          <table:table-cell office:value-type="string">
            <text:p>2004-03-29T00:00:00.000+08</text:p>
          </table:table-cell>
          <table:table-cell table:number-columns-repeated="6"/>
        </table:table-row>
        <table:table-row table:style-name="ro2">
          <table:table-cell office:value-type="string">
            <text:p>600456</text:p>
          </table:table-cell>
          <table:table-cell office:value-type="string">
            <text:p>宝钛股份</text:p>
          </table:table-cell>
          <table:table-cell office:value-type="string">
            <text:p>C 制造业</text:p>
          </table:table-cell>
          <table:table-cell office:value-type="string">
            <text:p>宝鸡钛业股份有限公司</text:p>
          </table:table-cell>
          <table:table-cell office:value-type="string">
            <text:p>2002-04-12T00:00:00.000+08</text:p>
          </table:table-cell>
          <table:table-cell table:number-columns-repeated="6"/>
        </table:table-row>
        <table:table-row table:style-name="ro2">
          <table:table-cell office:value-type="string">
            <text:p>600458</text:p>
          </table:table-cell>
          <table:table-cell office:value-type="string">
            <text:p>时代新材</text:p>
          </table:table-cell>
          <table:table-cell office:value-type="string">
            <text:p>C 制造业</text:p>
          </table:table-cell>
          <table:table-cell office:value-type="string">
            <text:p>株洲时代新材料科技股份有限公司</text:p>
          </table:table-cell>
          <table:table-cell office:value-type="string">
            <text:p>2002-12-19T00:00:00.000+08</text:p>
          </table:table-cell>
          <table:table-cell table:number-columns-repeated="6"/>
        </table:table-row>
        <table:table-row table:style-name="ro2">
          <table:table-cell office:value-type="string">
            <text:p>600459</text:p>
          </table:table-cell>
          <table:table-cell office:value-type="string">
            <text:p>贵研铂业</text:p>
          </table:table-cell>
          <table:table-cell office:value-type="string">
            <text:p>C 制造业</text:p>
          </table:table-cell>
          <table:table-cell office:value-type="string">
            <text:p>贵研铂业股份有限公司</text:p>
          </table:table-cell>
          <table:table-cell office:value-type="string">
            <text:p>2003-05-16T00:00:00.000+08</text:p>
          </table:table-cell>
          <table:table-cell table:number-columns-repeated="6"/>
        </table:table-row>
        <table:table-row table:style-name="ro2">
          <table:table-cell office:value-type="string">
            <text:p>600460</text:p>
          </table:table-cell>
          <table:table-cell office:value-type="string">
            <text:p>士兰微</text:p>
          </table:table-cell>
          <table:table-cell office:value-type="string">
            <text:p>C 制造业</text:p>
          </table:table-cell>
          <table:table-cell office:value-type="string">
            <text:p>杭州士兰微电子股份有限公司</text:p>
          </table:table-cell>
          <table:table-cell office:value-type="string">
            <text:p>2003-03-11T00:00:00.000+08</text:p>
          </table:table-cell>
          <table:table-cell table:number-columns-repeated="6"/>
        </table:table-row>
        <table:table-row table:style-name="ro2">
          <table:table-cell office:value-type="string">
            <text:p>600461</text:p>
          </table:table-cell>
          <table:table-cell office:value-type="string">
            <text:p>洪城水业</text:p>
          </table:table-cell>
          <table:table-cell office:value-type="string">
            <text:p>D 水电煤气</text:p>
          </table:table-cell>
          <table:table-cell office:value-type="string">
            <text:p>江西洪城水业股份有限公司</text:p>
          </table:table-cell>
          <table:table-cell office:value-type="string">
            <text:p>2004-06-01T00:00:00.000+08</text:p>
          </table:table-cell>
          <table:table-cell table:number-columns-repeated="6"/>
        </table:table-row>
        <table:table-row table:style-name="ro2">
          <table:table-cell office:value-type="string">
            <text:p>600462</text:p>
          </table:table-cell>
          <table:table-cell office:value-type="string">
            <text:p>九有股份</text:p>
          </table:table-cell>
          <table:table-cell office:value-type="string">
            <text:p>C 制造业</text:p>
          </table:table-cell>
          <table:table-cell office:value-type="string">
            <text:p>深圳九有股份有限公司</text:p>
          </table:table-cell>
          <table:table-cell office:value-type="string">
            <text:p>2003-09-03T00:00:00.000+08</text:p>
          </table:table-cell>
          <table:table-cell table:number-columns-repeated="6"/>
        </table:table-row>
        <table:table-row table:style-name="ro2">
          <table:table-cell office:value-type="string">
            <text:p>600463</text:p>
          </table:table-cell>
          <table:table-cell office:value-type="string">
            <text:p>空港股份</text:p>
          </table:table-cell>
          <table:table-cell office:value-type="string">
            <text:p>E 建筑业</text:p>
          </table:table-cell>
          <table:table-cell office:value-type="string">
            <text:p>北京空港科技园区股份有限公司</text:p>
          </table:table-cell>
          <table:table-cell office:value-type="string">
            <text:p>2004-03-18T00:00:00.000+08</text:p>
          </table:table-cell>
          <table:table-cell table:number-columns-repeated="6"/>
        </table:table-row>
        <table:table-row table:style-name="ro2">
          <table:table-cell office:value-type="string">
            <text:p>600466</text:p>
          </table:table-cell>
          <table:table-cell office:value-type="string">
            <text:p>蓝光发展</text:p>
          </table:table-cell>
          <table:table-cell office:value-type="string">
            <text:p>K 房地产</text:p>
          </table:table-cell>
          <table:table-cell office:value-type="string">
            <text:p>四川蓝光发展股份有限公司</text:p>
          </table:table-cell>
          <table:table-cell office:value-type="string">
            <text:p>2001-02-12T00:00:00.000+08</text:p>
          </table:table-cell>
          <table:table-cell table:number-columns-repeated="6"/>
        </table:table-row>
        <table:table-row table:style-name="ro2">
          <table:table-cell office:value-type="string">
            <text:p>600467</text:p>
          </table:table-cell>
          <table:table-cell office:value-type="string">
            <text:p>好当家</text:p>
          </table:table-cell>
          <table:table-cell office:value-type="string">
            <text:p>A 农林牧渔</text:p>
          </table:table-cell>
          <table:table-cell office:value-type="string">
            <text:p>山东好当家海洋发展股份有限公司</text:p>
          </table:table-cell>
          <table:table-cell office:value-type="string">
            <text:p>2004-04-05T00:00:00.000+08</text:p>
          </table:table-cell>
          <table:table-cell table:number-columns-repeated="6"/>
        </table:table-row>
        <table:table-row table:style-name="ro2">
          <table:table-cell office:value-type="string">
            <text:p>600468</text:p>
          </table:table-cell>
          <table:table-cell office:value-type="string">
            <text:p>百利电气</text:p>
          </table:table-cell>
          <table:table-cell office:value-type="string">
            <text:p>C 制造业</text:p>
          </table:table-cell>
          <table:table-cell office:value-type="string">
            <text:p>天津百利特精电气股份有限公司</text:p>
          </table:table-cell>
          <table:table-cell office:value-type="string">
            <text:p>2001-06-15T00:00:00.000+08</text:p>
          </table:table-cell>
          <table:table-cell table:number-columns-repeated="6"/>
        </table:table-row>
        <table:table-row table:style-name="ro2">
          <table:table-cell office:value-type="string">
            <text:p>600469</text:p>
          </table:table-cell>
          <table:table-cell office:value-type="string">
            <text:p>风神股份</text:p>
          </table:table-cell>
          <table:table-cell office:value-type="string">
            <text:p>C 制造业</text:p>
          </table:table-cell>
          <table:table-cell office:value-type="string">
            <text:p>风神轮胎股份有限公司</text:p>
          </table:table-cell>
          <table:table-cell office:value-type="string">
            <text:p>2003-10-21T00:00:00.000+08</text:p>
          </table:table-cell>
          <table:table-cell table:number-columns-repeated="6"/>
        </table:table-row>
        <table:table-row table:style-name="ro2">
          <table:table-cell office:value-type="string">
            <text:p>600470</text:p>
          </table:table-cell>
          <table:table-cell office:value-type="string">
            <text:p>六国化工</text:p>
          </table:table-cell>
          <table:table-cell office:value-type="string">
            <text:p>C 制造业</text:p>
          </table:table-cell>
          <table:table-cell office:value-type="string">
            <text:p>安徽六国化工股份有限公司</text:p>
          </table:table-cell>
          <table:table-cell office:value-type="string">
            <text:p>2004-03-05T00:00:00.000+08</text:p>
          </table:table-cell>
          <table:table-cell table:number-columns-repeated="6"/>
        </table:table-row>
        <table:table-row table:style-name="ro2">
          <table:table-cell office:value-type="string">
            <text:p>600475</text:p>
          </table:table-cell>
          <table:table-cell office:value-type="string">
            <text:p>华光股份</text:p>
          </table:table-cell>
          <table:table-cell office:value-type="string">
            <text:p>C 制造业</text:p>
          </table:table-cell>
          <table:table-cell office:value-type="string">
            <text:p>无锡华光锅炉股份有限公司</text:p>
          </table:table-cell>
          <table:table-cell office:value-type="string">
            <text:p>2003-07-21T00:00:00.000+08</text:p>
          </table:table-cell>
          <table:table-cell table:number-columns-repeated="6"/>
        </table:table-row>
        <table:table-row table:style-name="ro2">
          <table:table-cell office:value-type="string">
            <text:p>600476</text:p>
          </table:table-cell>
          <table:table-cell office:value-type="string">
            <text:p>湘邮科技</text:p>
          </table:table-cell>
          <table:table-cell office:value-type="string">
            <text:p>I 信息技术</text:p>
          </table:table-cell>
          <table:table-cell office:value-type="string">
            <text:p>湖南湘邮科技股份有限公司</text:p>
          </table:table-cell>
          <table:table-cell office:value-type="string">
            <text:p>2003-12-10T00:00:00.000+08</text:p>
          </table:table-cell>
          <table:table-cell table:number-columns-repeated="6"/>
        </table:table-row>
        <table:table-row table:style-name="ro2">
          <table:table-cell office:value-type="string">
            <text:p>600477</text:p>
          </table:table-cell>
          <table:table-cell office:value-type="string">
            <text:p>杭萧钢构</text:p>
          </table:table-cell>
          <table:table-cell office:value-type="string">
            <text:p>E 建筑业</text:p>
          </table:table-cell>
          <table:table-cell office:value-type="string">
            <text:p>杭萧钢构股份有限公司</text:p>
          </table:table-cell>
          <table:table-cell office:value-type="string">
            <text:p>2003-11-10T00:00:00.000+08</text:p>
          </table:table-cell>
          <table:table-cell table:number-columns-repeated="6"/>
        </table:table-row>
        <table:table-row table:style-name="ro2">
          <table:table-cell office:value-type="string">
            <text:p>600478</text:p>
          </table:table-cell>
          <table:table-cell office:value-type="string">
            <text:p>科力远</text:p>
          </table:table-cell>
          <table:table-cell office:value-type="string">
            <text:p>C 制造业</text:p>
          </table:table-cell>
          <table:table-cell office:value-type="string">
            <text:p>湖南科力远新能源股份有限公司</text:p>
          </table:table-cell>
          <table:table-cell office:value-type="string">
            <text:p>2003-09-18T00:00:00.000+08</text:p>
          </table:table-cell>
          <table:table-cell table:number-columns-repeated="6"/>
        </table:table-row>
        <table:table-row table:style-name="ro2">
          <table:table-cell office:value-type="string">
            <text:p>600479</text:p>
          </table:table-cell>
          <table:table-cell office:value-type="string">
            <text:p>千金药业</text:p>
          </table:table-cell>
          <table:table-cell office:value-type="string">
            <text:p>C 制造业</text:p>
          </table:table-cell>
          <table:table-cell office:value-type="string">
            <text:p>株洲千金药业股份有限公司</text:p>
          </table:table-cell>
          <table:table-cell office:value-type="string">
            <text:p>2004-03-12T00:00:00.000+08</text:p>
          </table:table-cell>
          <table:table-cell table:number-columns-repeated="6"/>
        </table:table-row>
        <table:table-row table:style-name="ro2">
          <table:table-cell office:value-type="string">
            <text:p>600480</text:p>
          </table:table-cell>
          <table:table-cell office:value-type="string">
            <text:p>凌云股份</text:p>
          </table:table-cell>
          <table:table-cell office:value-type="string">
            <text:p>C 制造业</text:p>
          </table:table-cell>
          <table:table-cell office:value-type="string">
            <text:p>凌云工业股份有限公司</text:p>
          </table:table-cell>
          <table:table-cell office:value-type="string">
            <text:p>2003-08-15T00:00:00.000+08</text:p>
          </table:table-cell>
          <table:table-cell table:number-columns-repeated="6"/>
        </table:table-row>
        <table:table-row table:style-name="ro2">
          <table:table-cell office:value-type="string">
            <text:p>600481</text:p>
          </table:table-cell>
          <table:table-cell office:value-type="string">
            <text:p>双良节能</text:p>
          </table:table-cell>
          <table:table-cell office:value-type="string">
            <text:p>C 制造业</text:p>
          </table:table-cell>
          <table:table-cell office:value-type="string">
            <text:p>双良节能系统股份有限公司</text:p>
          </table:table-cell>
          <table:table-cell office:value-type="string">
            <text:p>2003-04-22T00:00:00.000+08</text:p>
          </table:table-cell>
          <table:table-cell table:number-columns-repeated="6"/>
        </table:table-row>
        <table:table-row table:style-name="ro2">
          <table:table-cell office:value-type="string">
            <text:p>600482</text:p>
          </table:table-cell>
          <table:table-cell office:value-type="string">
            <text:p>中国动力</text:p>
          </table:table-cell>
          <table:table-cell office:value-type="string">
            <text:p>C 制造业</text:p>
          </table:table-cell>
          <table:table-cell office:value-type="string">
            <text:p>中国船舶重工集团动力股份有限公司</text:p>
          </table:table-cell>
          <table:table-cell office:value-type="string">
            <text:p>2004-07-14T00:00:00.000+08</text:p>
          </table:table-cell>
          <table:table-cell table:number-columns-repeated="6"/>
        </table:table-row>
        <table:table-row table:style-name="ro2">
          <table:table-cell office:value-type="string">
            <text:p>600483</text:p>
          </table:table-cell>
          <table:table-cell office:value-type="string">
            <text:p>福能股份</text:p>
          </table:table-cell>
          <table:table-cell office:value-type="string">
            <text:p>D 水电煤气</text:p>
          </table:table-cell>
          <table:table-cell office:value-type="string">
            <text:p>福建福能股份有限公司</text:p>
          </table:table-cell>
          <table:table-cell office:value-type="string">
            <text:p>2004-05-31T00:00:00.000+08</text:p>
          </table:table-cell>
          <table:table-cell table:number-columns-repeated="6"/>
        </table:table-row>
        <table:table-row table:style-name="ro2">
          <table:table-cell office:value-type="string">
            <text:p>600485</text:p>
          </table:table-cell>
          <table:table-cell office:value-type="string">
            <text:p>信威集团</text:p>
          </table:table-cell>
          <table:table-cell office:value-type="string">
            <text:p>C 制造业</text:p>
          </table:table-cell>
          <table:table-cell office:value-type="string">
            <text:p>北京信威科技集团股份有限公司</text:p>
          </table:table-cell>
          <table:table-cell office:value-type="string">
            <text:p>2003-08-07T00:00:00.000+08</text:p>
          </table:table-cell>
          <table:table-cell table:number-columns-repeated="6"/>
        </table:table-row>
        <table:table-row table:style-name="ro2">
          <table:table-cell office:value-type="string">
            <text:p>600486</text:p>
          </table:table-cell>
          <table:table-cell office:value-type="string">
            <text:p>扬农化工</text:p>
          </table:table-cell>
          <table:table-cell office:value-type="string">
            <text:p>C 制造业</text:p>
          </table:table-cell>
          <table:table-cell office:value-type="string">
            <text:p>江苏扬农化工股份有限公司</text:p>
          </table:table-cell>
          <table:table-cell office:value-type="string">
            <text:p>2002-04-25T00:00:00.000+08</text:p>
          </table:table-cell>
          <table:table-cell table:number-columns-repeated="6"/>
        </table:table-row>
        <table:table-row table:style-name="ro2">
          <table:table-cell office:value-type="string">
            <text:p>600487</text:p>
          </table:table-cell>
          <table:table-cell office:value-type="string">
            <text:p>亨通光电</text:p>
          </table:table-cell>
          <table:table-cell office:value-type="string">
            <text:p>C 制造业</text:p>
          </table:table-cell>
          <table:table-cell office:value-type="string">
            <text:p>江苏亨通光电股份有限公司</text:p>
          </table:table-cell>
          <table:table-cell office:value-type="string">
            <text:p>2003-08-22T00:00:00.000+08</text:p>
          </table:table-cell>
          <table:table-cell table:number-columns-repeated="6"/>
        </table:table-row>
        <table:table-row table:style-name="ro2">
          <table:table-cell office:value-type="string">
            <text:p>600488</text:p>
          </table:table-cell>
          <table:table-cell office:value-type="string">
            <text:p>天药股份</text:p>
          </table:table-cell>
          <table:table-cell office:value-type="string">
            <text:p>C 制造业</text:p>
          </table:table-cell>
          <table:table-cell office:value-type="string">
            <text:p>天津天药药业股份有限公司</text:p>
          </table:table-cell>
          <table:table-cell office:value-type="string">
            <text:p>2001-06-18T00:00:00.000+08</text:p>
          </table:table-cell>
          <table:table-cell table:number-columns-repeated="6"/>
        </table:table-row>
        <table:table-row table:style-name="ro2">
          <table:table-cell office:value-type="string">
            <text:p>600489</text:p>
          </table:table-cell>
          <table:table-cell office:value-type="string">
            <text:p>中金黄金</text:p>
          </table:table-cell>
          <table:table-cell office:value-type="string">
            <text:p>B 采矿业</text:p>
          </table:table-cell>
          <table:table-cell office:value-type="string">
            <text:p>中金黄金股份有限公司</text:p>
          </table:table-cell>
          <table:table-cell office:value-type="string">
            <text:p>2003-08-14T00:00:00.000+08</text:p>
          </table:table-cell>
          <table:table-cell table:number-columns-repeated="6"/>
        </table:table-row>
        <table:table-row table:style-name="ro2">
          <table:table-cell office:value-type="string">
            <text:p>600490</text:p>
          </table:table-cell>
          <table:table-cell office:value-type="string">
            <text:p>鹏欣资源</text:p>
          </table:table-cell>
          <table:table-cell office:value-type="string">
            <text:p>C 制造业</text:p>
          </table:table-cell>
          <table:table-cell office:value-type="string">
            <text:p>鹏欣环球资源股份有限公司</text:p>
          </table:table-cell>
          <table:table-cell office:value-type="string">
            <text:p>2003-06-26T00:00:00.000+08</text:p>
          </table:table-cell>
          <table:table-cell table:number-columns-repeated="6"/>
        </table:table-row>
        <table:table-row table:style-name="ro2">
          <table:table-cell office:value-type="string">
            <text:p>600491</text:p>
          </table:table-cell>
          <table:table-cell office:value-type="string">
            <text:p>龙元建设</text:p>
          </table:table-cell>
          <table:table-cell office:value-type="string">
            <text:p>E 建筑业</text:p>
          </table:table-cell>
          <table:table-cell office:value-type="string">
            <text:p>龙元建设集团股份有限公司</text:p>
          </table:table-cell>
          <table:table-cell office:value-type="string">
            <text:p>2004-05-24T00:00:00.000+08</text:p>
          </table:table-cell>
          <table:table-cell table:number-columns-repeated="6"/>
        </table:table-row>
        <table:table-row table:style-name="ro2">
          <table:table-cell office:value-type="string">
            <text:p>600493</text:p>
          </table:table-cell>
          <table:table-cell office:value-type="string">
            <text:p>凤竹纺织</text:p>
          </table:table-cell>
          <table:table-cell office:value-type="string">
            <text:p>C 制造业</text:p>
          </table:table-cell>
          <table:table-cell office:value-type="string">
            <text:p>福建凤竹纺织科技股份有限公司</text:p>
          </table:table-cell>
          <table:table-cell office:value-type="string">
            <text:p>2004-04-21T00:00:00.000+08</text:p>
          </table:table-cell>
          <table:table-cell table:number-columns-repeated="6"/>
        </table:table-row>
        <table:table-row table:style-name="ro2">
          <table:table-cell office:value-type="string">
            <text:p>600495</text:p>
          </table:table-cell>
          <table:table-cell office:value-type="string">
            <text:p>晋西车轴</text:p>
          </table:table-cell>
          <table:table-cell office:value-type="string">
            <text:p>C 制造业</text:p>
          </table:table-cell>
          <table:table-cell office:value-type="string">
            <text:p>晋西车轴股份有限公司</text:p>
          </table:table-cell>
          <table:table-cell office:value-type="string">
            <text:p>2004-05-26T00:00:00.000+08</text:p>
          </table:table-cell>
          <table:table-cell table:number-columns-repeated="6"/>
        </table:table-row>
        <table:table-row table:style-name="ro2">
          <table:table-cell office:value-type="string">
            <text:p>600496</text:p>
          </table:table-cell>
          <table:table-cell office:value-type="string">
            <text:p>精工钢构</text:p>
          </table:table-cell>
          <table:table-cell office:value-type="string">
            <text:p>E 建筑业</text:p>
          </table:table-cell>
          <table:table-cell office:value-type="string">
            <text:p>长江精工钢结构（集团）股份有限公司</text:p>
          </table:table-cell>
          <table:table-cell office:value-type="string">
            <text:p>2002-06-05T00:00:00.000+08</text:p>
          </table:table-cell>
          <table:table-cell table:number-columns-repeated="6"/>
        </table:table-row>
        <table:table-row table:style-name="ro2">
          <table:table-cell office:value-type="string">
            <text:p>600497</text:p>
          </table:table-cell>
          <table:table-cell office:value-type="string">
            <text:p>驰宏锌锗</text:p>
          </table:table-cell>
          <table:table-cell office:value-type="string">
            <text:p>B 采矿业</text:p>
          </table:table-cell>
          <table:table-cell office:value-type="string">
            <text:p>云南驰宏锌锗股份有限公司</text:p>
          </table:table-cell>
          <table:table-cell office:value-type="string">
            <text:p>2004-04-20T00:00:00.000+08</text:p>
          </table:table-cell>
          <table:table-cell table:number-columns-repeated="6"/>
        </table:table-row>
        <table:table-row table:style-name="ro2">
          <table:table-cell office:value-type="string">
            <text:p>600498</text:p>
          </table:table-cell>
          <table:table-cell office:value-type="string">
            <text:p>烽火通信</text:p>
          </table:table-cell>
          <table:table-cell office:value-type="string">
            <text:p>C 制造业</text:p>
          </table:table-cell>
          <table:table-cell office:value-type="string">
            <text:p>烽火通信科技股份有限公司</text:p>
          </table:table-cell>
          <table:table-cell office:value-type="string">
            <text:p>2001-08-23T00:00:00.000+08</text:p>
          </table:table-cell>
          <table:table-cell table:number-columns-repeated="6"/>
        </table:table-row>
        <table:table-row table:style-name="ro2">
          <table:table-cell office:value-type="string">
            <text:p>600499</text:p>
          </table:table-cell>
          <table:table-cell office:value-type="string">
            <text:p>科达洁能</text:p>
          </table:table-cell>
          <table:table-cell office:value-type="string">
            <text:p>C 制造业</text:p>
          </table:table-cell>
          <table:table-cell office:value-type="string">
            <text:p>广东科达洁能股份有限公司</text:p>
          </table:table-cell>
          <table:table-cell office:value-type="string">
            <text:p>2002-10-10T00:00:00.000+08</text:p>
          </table:table-cell>
          <table:table-cell table:number-columns-repeated="6"/>
        </table:table-row>
        <table:table-row table:style-name="ro2">
          <table:table-cell office:value-type="string">
            <text:p>600500</text:p>
          </table:table-cell>
          <table:table-cell office:value-type="string">
            <text:p>中化国际</text:p>
          </table:table-cell>
          <table:table-cell office:value-type="string">
            <text:p>C 制造业</text:p>
          </table:table-cell>
          <table:table-cell office:value-type="string">
            <text:p>中化国际（控股）股份有限公司</text:p>
          </table:table-cell>
          <table:table-cell office:value-type="string">
            <text:p>2000-03-01T00:00:00.000+08</text:p>
          </table:table-cell>
          <table:table-cell table:number-columns-repeated="6"/>
        </table:table-row>
        <table:table-row table:style-name="ro2">
          <table:table-cell office:value-type="string">
            <text:p>600501</text:p>
          </table:table-cell>
          <table:table-cell office:value-type="string">
            <text:p>航天晨光</text:p>
          </table:table-cell>
          <table:table-cell office:value-type="string">
            <text:p>C 制造业</text:p>
          </table:table-cell>
          <table:table-cell office:value-type="string">
            <text:p>航天晨光股份有限公司</text:p>
          </table:table-cell>
          <table:table-cell office:value-type="string">
            <text:p>2001-06-15T00:00:00.000+08</text:p>
          </table:table-cell>
          <table:table-cell table:number-columns-repeated="6"/>
        </table:table-row>
        <table:table-row table:style-name="ro2">
          <table:table-cell office:value-type="string">
            <text:p>600502</text:p>
          </table:table-cell>
          <table:table-cell office:value-type="string">
            <text:p>安徽水利</text:p>
          </table:table-cell>
          <table:table-cell office:value-type="string">
            <text:p>E 建筑业</text:p>
          </table:table-cell>
          <table:table-cell office:value-type="string">
            <text:p>安徽水利开发股份有限公司</text:p>
          </table:table-cell>
          <table:table-cell office:value-type="string">
            <text:p>2003-04-15T00:00:00.000+08</text:p>
          </table:table-cell>
          <table:table-cell table:number-columns-repeated="6"/>
        </table:table-row>
        <table:table-row table:style-name="ro2">
          <table:table-cell office:value-type="string">
            <text:p>600503</text:p>
          </table:table-cell>
          <table:table-cell office:value-type="string">
            <text:p>华丽家族</text:p>
          </table:table-cell>
          <table:table-cell office:value-type="string">
            <text:p>K 房地产</text:p>
          </table:table-cell>
          <table:table-cell office:value-type="string">
            <text:p>华丽家族股份有限公司</text:p>
          </table:table-cell>
          <table:table-cell office:value-type="string">
            <text:p>2002-07-09T00:00:00.000+08</text:p>
          </table:table-cell>
          <table:table-cell table:number-columns-repeated="6"/>
        </table:table-row>
        <table:table-row table:style-name="ro2">
          <table:table-cell office:value-type="string">
            <text:p>600505</text:p>
          </table:table-cell>
          <table:table-cell office:value-type="string">
            <text:p>西昌电力</text:p>
          </table:table-cell>
          <table:table-cell office:value-type="string">
            <text:p>D 水电煤气</text:p>
          </table:table-cell>
          <table:table-cell office:value-type="string">
            <text:p>四川西昌电力股份有限公司</text:p>
          </table:table-cell>
          <table:table-cell office:value-type="string">
            <text:p>2002-05-30T00:00:00.000+08</text:p>
          </table:table-cell>
          <table:table-cell table:number-columns-repeated="6"/>
        </table:table-row>
        <table:table-row table:style-name="ro2">
          <table:table-cell office:value-type="string">
            <text:p>600506</text:p>
          </table:table-cell>
          <table:table-cell office:value-type="string">
            <text:p>香梨股份</text:p>
          </table:table-cell>
          <table:table-cell office:value-type="string">
            <text:p>A 农林牧渔</text:p>
          </table:table-cell>
          <table:table-cell office:value-type="string">
            <text:p>新疆库尔勒香梨股份有限公司</text:p>
          </table:table-cell>
          <table:table-cell office:value-type="string">
            <text:p>2001-12-26T00:00:00.000+08</text:p>
          </table:table-cell>
          <table:table-cell table:number-columns-repeated="6"/>
        </table:table-row>
        <table:table-row table:style-name="ro2">
          <table:table-cell office:value-type="string">
            <text:p>600507</text:p>
          </table:table-cell>
          <table:table-cell office:value-type="string">
            <text:p>方大特钢</text:p>
          </table:table-cell>
          <table:table-cell office:value-type="string">
            <text:p>C 制造业</text:p>
          </table:table-cell>
          <table:table-cell office:value-type="string">
            <text:p>方大特钢科技股份有限公司</text:p>
          </table:table-cell>
          <table:table-cell office:value-type="string">
            <text:p>2003-09-30T00:00:00.000+08</text:p>
          </table:table-cell>
          <table:table-cell table:number-columns-repeated="6"/>
        </table:table-row>
        <table:table-row table:style-name="ro2">
          <table:table-cell office:value-type="string">
            <text:p>600508</text:p>
          </table:table-cell>
          <table:table-cell office:value-type="string">
            <text:p>上海能源</text:p>
          </table:table-cell>
          <table:table-cell office:value-type="string">
            <text:p>B 采矿业</text:p>
          </table:table-cell>
          <table:table-cell office:value-type="string">
            <text:p>上海大屯能源股份有限公司</text:p>
          </table:table-cell>
          <table:table-cell office:value-type="string">
            <text:p>2001-08-29T00:00:00.000+08</text:p>
          </table:table-cell>
          <table:table-cell table:number-columns-repeated="6"/>
        </table:table-row>
        <table:table-row table:style-name="ro2">
          <table:table-cell office:value-type="string">
            <text:p>600509</text:p>
          </table:table-cell>
          <table:table-cell office:value-type="string">
            <text:p>天富能源</text:p>
          </table:table-cell>
          <table:table-cell office:value-type="string">
            <text:p>D 水电煤气</text:p>
          </table:table-cell>
          <table:table-cell office:value-type="string">
            <text:p>新疆天富能源股份有限公司</text:p>
          </table:table-cell>
          <table:table-cell office:value-type="string">
            <text:p>2002-02-28T00:00:00.000+08</text:p>
          </table:table-cell>
          <table:table-cell table:number-columns-repeated="6"/>
        </table:table-row>
        <table:table-row table:style-name="ro2">
          <table:table-cell office:value-type="string">
            <text:p>600510</text:p>
          </table:table-cell>
          <table:table-cell office:value-type="string">
            <text:p>黑牡丹</text:p>
          </table:table-cell>
          <table:table-cell office:value-type="string">
            <text:p>K 房地产</text:p>
          </table:table-cell>
          <table:table-cell office:value-type="string">
            <text:p>黑牡丹（集团）股份有限公司</text:p>
          </table:table-cell>
          <table:table-cell office:value-type="string">
            <text:p>2002-06-18T00:00:00.000+08</text:p>
          </table:table-cell>
          <table:table-cell table:number-columns-repeated="6"/>
        </table:table-row>
        <table:table-row table:style-name="ro2">
          <table:table-cell office:value-type="string">
            <text:p>600511</text:p>
          </table:table-cell>
          <table:table-cell office:value-type="string">
            <text:p>国药股份</text:p>
          </table:table-cell>
          <table:table-cell office:value-type="string">
            <text:p>F 批发零售</text:p>
          </table:table-cell>
          <table:table-cell office:value-type="string">
            <text:p>国药集团药业股份有限公司</text:p>
          </table:table-cell>
          <table:table-cell office:value-type="string">
            <text:p>2002-11-27T00:00:00.000+08</text:p>
          </table:table-cell>
          <table:table-cell table:number-columns-repeated="6"/>
        </table:table-row>
        <table:table-row table:style-name="ro2">
          <table:table-cell office:value-type="string">
            <text:p>600512</text:p>
          </table:table-cell>
          <table:table-cell office:value-type="string">
            <text:p>腾达建设</text:p>
          </table:table-cell>
          <table:table-cell office:value-type="string">
            <text:p>E 建筑业</text:p>
          </table:table-cell>
          <table:table-cell office:value-type="string">
            <text:p>腾达建设集团股份有限公司</text:p>
          </table:table-cell>
          <table:table-cell office:value-type="string">
            <text:p>2002-12-26T00:00:00.000+08</text:p>
          </table:table-cell>
          <table:table-cell table:number-columns-repeated="6"/>
        </table:table-row>
        <table:table-row table:style-name="ro2">
          <table:table-cell office:value-type="string">
            <text:p>600513</text:p>
          </table:table-cell>
          <table:table-cell office:value-type="string">
            <text:p>联环药业</text:p>
          </table:table-cell>
          <table:table-cell office:value-type="string">
            <text:p>C 制造业</text:p>
          </table:table-cell>
          <table:table-cell office:value-type="string">
            <text:p>江苏联环药业股份有限公司</text:p>
          </table:table-cell>
          <table:table-cell office:value-type="string">
            <text:p>2003-03-19T00:00:00.000+08</text:p>
          </table:table-cell>
          <table:table-cell table:number-columns-repeated="6"/>
        </table:table-row>
        <table:table-row table:style-name="ro2">
          <table:table-cell office:value-type="string">
            <text:p>600515</text:p>
          </table:table-cell>
          <table:table-cell office:value-type="string">
            <text:p>海航基础</text:p>
          </table:table-cell>
          <table:table-cell office:value-type="string">
            <text:p>F 批发零售</text:p>
          </table:table-cell>
          <table:table-cell office:value-type="string">
            <text:p>海南海航基础设施投资集团股份有限公司</text:p>
          </table:table-cell>
          <table:table-cell office:value-type="string">
            <text:p>2002-08-06T00:00:00.000+08</text:p>
          </table:table-cell>
          <table:table-cell table:number-columns-repeated="6"/>
        </table:table-row>
        <table:table-row table:style-name="ro2">
          <table:table-cell office:value-type="string">
            <text:p>600516</text:p>
          </table:table-cell>
          <table:table-cell office:value-type="string">
            <text:p>方大炭素</text:p>
          </table:table-cell>
          <table:table-cell office:value-type="string">
            <text:p>C 制造业</text:p>
          </table:table-cell>
          <table:table-cell office:value-type="string">
            <text:p>方大炭素新材料科技股份有限公司</text:p>
          </table:table-cell>
          <table:table-cell office:value-type="string">
            <text:p>2002-08-30T00:00:00.000+08</text:p>
          </table:table-cell>
          <table:table-cell table:number-columns-repeated="6"/>
        </table:table-row>
        <table:table-row table:style-name="ro2">
          <table:table-cell office:value-type="string">
            <text:p>600517</text:p>
          </table:table-cell>
          <table:table-cell office:value-type="string">
            <text:p>置信电气</text:p>
          </table:table-cell>
          <table:table-cell office:value-type="string">
            <text:p>C 制造业</text:p>
          </table:table-cell>
          <table:table-cell office:value-type="string">
            <text:p>上海置信电气股份有限公司</text:p>
          </table:table-cell>
          <table:table-cell office:value-type="string">
            <text:p>2003-10-10T00:00:00.000+08</text:p>
          </table:table-cell>
          <table:table-cell table:number-columns-repeated="6"/>
        </table:table-row>
        <table:table-row table:style-name="ro2">
          <table:table-cell office:value-type="string">
            <text:p>600518</text:p>
          </table:table-cell>
          <table:table-cell office:value-type="string">
            <text:p>康美药业</text:p>
          </table:table-cell>
          <table:table-cell office:value-type="string">
            <text:p>C 制造业</text:p>
          </table:table-cell>
          <table:table-cell office:value-type="string">
            <text:p>康美药业股份有限公司</text:p>
          </table:table-cell>
          <table:table-cell office:value-type="string">
            <text:p>2001-03-19T00:00:00.000+08</text:p>
          </table:table-cell>
          <table:table-cell table:number-columns-repeated="6"/>
        </table:table-row>
        <table:table-row table:style-name="ro2">
          <table:table-cell office:value-type="string">
            <text:p>600519</text:p>
          </table:table-cell>
          <table:table-cell office:value-type="string">
            <text:p>贵州茅台</text:p>
          </table:table-cell>
          <table:table-cell office:value-type="string">
            <text:p>C 制造业</text:p>
          </table:table-cell>
          <table:table-cell office:value-type="string">
            <text:p>贵州茅台酒股份有限公司</text:p>
          </table:table-cell>
          <table:table-cell office:value-type="string">
            <text:p>2001-08-27T00:00:00.000+08</text:p>
          </table:table-cell>
          <table:table-cell table:number-columns-repeated="6"/>
        </table:table-row>
        <table:table-row table:style-name="ro2">
          <table:table-cell office:value-type="string">
            <text:p>600520</text:p>
          </table:table-cell>
          <table:table-cell office:value-type="string">
            <text:p>中发科技</text:p>
          </table:table-cell>
          <table:table-cell office:value-type="string">
            <text:p>C 制造业</text:p>
          </table:table-cell>
          <table:table-cell office:value-type="string">
            <text:p>铜陵中发三佳科技股份有限公司</text:p>
          </table:table-cell>
          <table:table-cell office:value-type="string">
            <text:p>2002-01-08T00:00:00.000+08</text:p>
          </table:table-cell>
          <table:table-cell table:number-columns-repeated="6"/>
        </table:table-row>
        <table:table-row table:style-name="ro2">
          <table:table-cell office:value-type="string">
            <text:p>600521</text:p>
          </table:table-cell>
          <table:table-cell office:value-type="string">
            <text:p>华海药业</text:p>
          </table:table-cell>
          <table:table-cell office:value-type="string">
            <text:p>C 制造业</text:p>
          </table:table-cell>
          <table:table-cell office:value-type="string">
            <text:p>浙江华海药业股份有限公司</text:p>
          </table:table-cell>
          <table:table-cell office:value-type="string">
            <text:p>2003-03-04T00:00:00.000+08</text:p>
          </table:table-cell>
          <table:table-cell table:number-columns-repeated="6"/>
        </table:table-row>
        <table:table-row table:style-name="ro2">
          <table:table-cell office:value-type="string">
            <text:p>600522</text:p>
          </table:table-cell>
          <table:table-cell office:value-type="string">
            <text:p>中天科技</text:p>
          </table:table-cell>
          <table:table-cell office:value-type="string">
            <text:p>C 制造业</text:p>
          </table:table-cell>
          <table:table-cell office:value-type="string">
            <text:p>江苏中天科技股份有限公司</text:p>
          </table:table-cell>
          <table:table-cell office:value-type="string">
            <text:p>2002-10-24T00:00:00.000+08</text:p>
          </table:table-cell>
          <table:table-cell table:number-columns-repeated="6"/>
        </table:table-row>
        <table:table-row table:style-name="ro2">
          <table:table-cell office:value-type="string">
            <text:p>600523</text:p>
          </table:table-cell>
          <table:table-cell office:value-type="string">
            <text:p>贵航股份</text:p>
          </table:table-cell>
          <table:table-cell office:value-type="string">
            <text:p>C 制造业</text:p>
          </table:table-cell>
          <table:table-cell office:value-type="string">
            <text:p>贵州贵航汽车零部件股份有限公司</text:p>
          </table:table-cell>
          <table:table-cell office:value-type="string">
            <text:p>2001-12-27T00:00:00.000+08</text:p>
          </table:table-cell>
          <table:table-cell table:number-columns-repeated="6"/>
        </table:table-row>
        <table:table-row table:style-name="ro2">
          <table:table-cell office:value-type="string">
            <text:p>600525</text:p>
          </table:table-cell>
          <table:table-cell office:value-type="string">
            <text:p>长园集团</text:p>
          </table:table-cell>
          <table:table-cell office:value-type="string">
            <text:p>C 制造业</text:p>
          </table:table-cell>
          <table:table-cell office:value-type="string">
            <text:p>长园集团股份有限公司</text:p>
          </table:table-cell>
          <table:table-cell office:value-type="string">
            <text:p>2002-12-02T00:00:00.000+08</text:p>
          </table:table-cell>
          <table:table-cell table:number-columns-repeated="6"/>
        </table:table-row>
        <table:table-row table:style-name="ro2">
          <table:table-cell office:value-type="string">
            <text:p>600526</text:p>
          </table:table-cell>
          <table:table-cell office:value-type="string">
            <text:p>菲达环保</text:p>
          </table:table-cell>
          <table:table-cell office:value-type="string">
            <text:p>C 制造业</text:p>
          </table:table-cell>
          <table:table-cell office:value-type="string">
            <text:p>浙江菲达环保科技股份有限公司</text:p>
          </table:table-cell>
          <table:table-cell office:value-type="string">
            <text:p>2002-07-22T00:00:00.000+08</text:p>
          </table:table-cell>
          <table:table-cell table:number-columns-repeated="6"/>
        </table:table-row>
        <table:table-row table:style-name="ro2">
          <table:table-cell office:value-type="string">
            <text:p>600527</text:p>
          </table:table-cell>
          <table:table-cell office:value-type="string">
            <text:p>江南高纤</text:p>
          </table:table-cell>
          <table:table-cell office:value-type="string">
            <text:p>C 制造业</text:p>
          </table:table-cell>
          <table:table-cell office:value-type="string">
            <text:p>江苏江南高纤股份有限公司</text:p>
          </table:table-cell>
          <table:table-cell office:value-type="string">
            <text:p>2003-11-27T00:00:00.000+08</text:p>
          </table:table-cell>
          <table:table-cell table:number-columns-repeated="6"/>
        </table:table-row>
        <table:table-row table:style-name="ro2">
          <table:table-cell office:value-type="string">
            <text:p>600528</text:p>
          </table:table-cell>
          <table:table-cell office:value-type="string">
            <text:p>中铁工业</text:p>
          </table:table-cell>
          <table:table-cell office:value-type="string">
            <text:p>C 制造业</text:p>
          </table:table-cell>
          <table:table-cell office:value-type="string">
            <text:p>中铁高新工业股份有限公司</text:p>
          </table:table-cell>
          <table:table-cell office:value-type="string">
            <text:p>2001-05-28T00:00:00.000+08</text:p>
          </table:table-cell>
          <table:table-cell table:number-columns-repeated="6"/>
        </table:table-row>
        <table:table-row table:style-name="ro2">
          <table:table-cell office:value-type="string">
            <text:p>600529</text:p>
          </table:table-cell>
          <table:table-cell office:value-type="string">
            <text:p>山东药玻</text:p>
          </table:table-cell>
          <table:table-cell office:value-type="string">
            <text:p>C 制造业</text:p>
          </table:table-cell>
          <table:table-cell office:value-type="string">
            <text:p>山东省药用玻璃股份有限公司</text:p>
          </table:table-cell>
          <table:table-cell office:value-type="string">
            <text:p>2002-06-03T00:00:00.000+08</text:p>
          </table:table-cell>
          <table:table-cell table:number-columns-repeated="6"/>
        </table:table-row>
        <table:table-row table:style-name="ro2">
          <table:table-cell office:value-type="string">
            <text:p>600530</text:p>
          </table:table-cell>
          <table:table-cell office:value-type="string">
            <text:p>交大昂立</text:p>
          </table:table-cell>
          <table:table-cell office:value-type="string">
            <text:p>C 制造业</text:p>
          </table:table-cell>
          <table:table-cell office:value-type="string">
            <text:p>上海交大昂立股份有限公司</text:p>
          </table:table-cell>
          <table:table-cell office:value-type="string">
            <text:p>2001-07-02T00:00:00.000+08</text:p>
          </table:table-cell>
          <table:table-cell table:number-columns-repeated="6"/>
        </table:table-row>
        <table:table-row table:style-name="ro2">
          <table:table-cell office:value-type="string">
            <text:p>600531</text:p>
          </table:table-cell>
          <table:table-cell office:value-type="string">
            <text:p>豫光金铅</text:p>
          </table:table-cell>
          <table:table-cell office:value-type="string">
            <text:p>C 制造业</text:p>
          </table:table-cell>
          <table:table-cell office:value-type="string">
            <text:p>河南豫光金铅股份有限公司</text:p>
          </table:table-cell>
          <table:table-cell office:value-type="string">
            <text:p>2002-07-30T00:00:00.000+08</text:p>
          </table:table-cell>
          <table:table-cell table:number-columns-repeated="6"/>
        </table:table-row>
        <table:table-row table:style-name="ro2">
          <table:table-cell office:value-type="string">
            <text:p>600532</text:p>
          </table:table-cell>
          <table:table-cell office:value-type="string">
            <text:p>宏达矿业</text:p>
          </table:table-cell>
          <table:table-cell office:value-type="string">
            <text:p>B 采矿业</text:p>
          </table:table-cell>
          <table:table-cell office:value-type="string">
            <text:p>上海宏达矿业股份有限公司</text:p>
          </table:table-cell>
          <table:table-cell office:value-type="string">
            <text:p>2002-10-31T00:00:00.000+08</text:p>
          </table:table-cell>
          <table:table-cell table:number-columns-repeated="6"/>
        </table:table-row>
        <table:table-row table:style-name="ro2">
          <table:table-cell office:value-type="string">
            <text:p>600533</text:p>
          </table:table-cell>
          <table:table-cell office:value-type="string">
            <text:p>栖霞建设</text:p>
          </table:table-cell>
          <table:table-cell office:value-type="string">
            <text:p>K 房地产</text:p>
          </table:table-cell>
          <table:table-cell office:value-type="string">
            <text:p>南京栖霞建设股份有限公司</text:p>
          </table:table-cell>
          <table:table-cell office:value-type="string">
            <text:p>2002-03-28T00:00:00.000+08</text:p>
          </table:table-cell>
          <table:table-cell table:number-columns-repeated="6"/>
        </table:table-row>
        <table:table-row table:style-name="ro2">
          <table:table-cell office:value-type="string">
            <text:p>600535</text:p>
          </table:table-cell>
          <table:table-cell office:value-type="string">
            <text:p>天士力</text:p>
          </table:table-cell>
          <table:table-cell office:value-type="string">
            <text:p>C 制造业</text:p>
          </table:table-cell>
          <table:table-cell office:value-type="string">
            <text:p>天士力医药集团股份有限公司</text:p>
          </table:table-cell>
          <table:table-cell office:value-type="string">
            <text:p>2002-08-23T00:00:00.000+08</text:p>
          </table:table-cell>
          <table:table-cell table:number-columns-repeated="6"/>
        </table:table-row>
        <table:table-row table:style-name="ro2">
          <table:table-cell office:value-type="string">
            <text:p>600536</text:p>
          </table:table-cell>
          <table:table-cell office:value-type="string">
            <text:p>中国软件</text:p>
          </table:table-cell>
          <table:table-cell office:value-type="string">
            <text:p>I 信息技术</text:p>
          </table:table-cell>
          <table:table-cell office:value-type="string">
            <text:p>中国软件与技术服务股份有限公司</text:p>
          </table:table-cell>
          <table:table-cell office:value-type="string">
            <text:p>2002-05-17T00:00:00.000+08</text:p>
          </table:table-cell>
          <table:table-cell table:number-columns-repeated="6"/>
        </table:table-row>
        <table:table-row table:style-name="ro2">
          <table:table-cell office:value-type="string">
            <text:p>600537</text:p>
          </table:table-cell>
          <table:table-cell office:value-type="string">
            <text:p>亿晶光电</text:p>
          </table:table-cell>
          <table:table-cell office:value-type="string">
            <text:p>C 制造业</text:p>
          </table:table-cell>
          <table:table-cell office:value-type="string">
            <text:p>亿晶光电科技股份有限公司</text:p>
          </table:table-cell>
          <table:table-cell office:value-type="string">
            <text:p>2003-01-23T00:00:00.000+08</text:p>
          </table:table-cell>
          <table:table-cell table:number-columns-repeated="6"/>
        </table:table-row>
        <table:table-row table:style-name="ro2">
          <table:table-cell office:value-type="string">
            <text:p>600538</text:p>
          </table:table-cell>
          <table:table-cell office:value-type="string">
            <text:p>国发股份</text:p>
          </table:table-cell>
          <table:table-cell office:value-type="string">
            <text:p>C 制造业</text:p>
          </table:table-cell>
          <table:table-cell office:value-type="string">
            <text:p>北海国发海洋生物产业股份有限公司</text:p>
          </table:table-cell>
          <table:table-cell office:value-type="string">
            <text:p>2003-01-14T00:00:00.000+08</text:p>
          </table:table-cell>
          <table:table-cell table:number-columns-repeated="6"/>
        </table:table-row>
        <table:table-row table:style-name="ro2">
          <table:table-cell office:value-type="string">
            <text:p>600539</text:p>
          </table:table-cell>
          <table:table-cell office:value-type="string">
            <text:p>狮头股份</text:p>
          </table:table-cell>
          <table:table-cell office:value-type="string">
            <text:p>C 制造业</text:p>
          </table:table-cell>
          <table:table-cell office:value-type="string">
            <text:p>太原狮头水泥股份有限公司</text:p>
          </table:table-cell>
          <table:table-cell office:value-type="string">
            <text:p>2001-08-24T00:00:00.000+08</text:p>
          </table:table-cell>
          <table:table-cell table:number-columns-repeated="6"/>
        </table:table-row>
        <table:table-row table:style-name="ro2">
          <table:table-cell office:value-type="string">
            <text:p>600540</text:p>
          </table:table-cell>
          <table:table-cell office:value-type="string">
            <text:p>*ST新赛</text:p>
          </table:table-cell>
          <table:table-cell office:value-type="string">
            <text:p>A 农林牧渔</text:p>
          </table:table-cell>
          <table:table-cell office:value-type="string">
            <text:p>新疆赛里木现代农业股份有限公司</text:p>
          </table:table-cell>
          <table:table-cell office:value-type="string">
            <text:p>2004-01-07T00:00:00.000+08</text:p>
          </table:table-cell>
          <table:table-cell table:number-columns-repeated="6"/>
        </table:table-row>
        <table:table-row table:style-name="ro2">
          <table:table-cell office:value-type="string">
            <text:p>600543</text:p>
          </table:table-cell>
          <table:table-cell office:value-type="string">
            <text:p>莫高股份</text:p>
          </table:table-cell>
          <table:table-cell office:value-type="string">
            <text:p>C 制造业</text:p>
          </table:table-cell>
          <table:table-cell office:value-type="string">
            <text:p>甘肃莫高实业发展股份有限公司</text:p>
          </table:table-cell>
          <table:table-cell office:value-type="string">
            <text:p>2004-03-24T00:00:00.000+08</text:p>
          </table:table-cell>
          <table:table-cell table:number-columns-repeated="6"/>
        </table:table-row>
        <table:table-row table:style-name="ro2">
          <table:table-cell office:value-type="string">
            <text:p>600545</text:p>
          </table:table-cell>
          <table:table-cell office:value-type="string">
            <text:p>新疆城建</text:p>
          </table:table-cell>
          <table:table-cell office:value-type="string">
            <text:p>E 建筑业</text:p>
          </table:table-cell>
          <table:table-cell office:value-type="string">
            <text:p>新疆城建(集团)股份有限公司</text:p>
          </table:table-cell>
          <table:table-cell office:value-type="string">
            <text:p>2003-12-03T00:00:00.000+08</text:p>
          </table:table-cell>
          <table:table-cell table:number-columns-repeated="6"/>
        </table:table-row>
        <table:table-row table:style-name="ro2">
          <table:table-cell office:value-type="string">
            <text:p>600546</text:p>
          </table:table-cell>
          <table:table-cell office:value-type="string">
            <text:p>山煤国际</text:p>
          </table:table-cell>
          <table:table-cell office:value-type="string">
            <text:p>F 批发零售</text:p>
          </table:table-cell>
          <table:table-cell office:value-type="string">
            <text:p>山煤国际能源集团股份有限公司</text:p>
          </table:table-cell>
          <table:table-cell office:value-type="string">
            <text:p>2003-07-31T00:00:00.000+08</text:p>
          </table:table-cell>
          <table:table-cell table:number-columns-repeated="6"/>
        </table:table-row>
        <table:table-row table:style-name="ro2">
          <table:table-cell office:value-type="string">
            <text:p>600547</text:p>
          </table:table-cell>
          <table:table-cell office:value-type="string">
            <text:p>山东黄金</text:p>
          </table:table-cell>
          <table:table-cell office:value-type="string">
            <text:p>B 采矿业</text:p>
          </table:table-cell>
          <table:table-cell office:value-type="string">
            <text:p>山东黄金矿业股份有限公司</text:p>
          </table:table-cell>
          <table:table-cell office:value-type="string">
            <text:p>2003-08-28T00:00:00.000+08</text:p>
          </table:table-cell>
          <table:table-cell table:number-columns-repeated="6"/>
        </table:table-row>
        <table:table-row table:style-name="ro2">
          <table:table-cell office:value-type="string">
            <text:p>600548</text:p>
          </table:table-cell>
          <table:table-cell office:value-type="string">
            <text:p>深高速</text:p>
          </table:table-cell>
          <table:table-cell office:value-type="string">
            <text:p>G 运输仓储</text:p>
          </table:table-cell>
          <table:table-cell office:value-type="string">
            <text:p>深圳高速公路股份有限公司</text:p>
          </table:table-cell>
          <table:table-cell office:value-type="string">
            <text:p>2001-12-25T00:00:00.000+08</text:p>
          </table:table-cell>
          <table:table-cell table:number-columns-repeated="6"/>
        </table:table-row>
        <table:table-row table:style-name="ro2">
          <table:table-cell office:value-type="string">
            <text:p>600549</text:p>
          </table:table-cell>
          <table:table-cell office:value-type="string">
            <text:p>厦门钨业</text:p>
          </table:table-cell>
          <table:table-cell office:value-type="string">
            <text:p>C 制造业</text:p>
          </table:table-cell>
          <table:table-cell office:value-type="string">
            <text:p>厦门钨业股份有限公司</text:p>
          </table:table-cell>
          <table:table-cell office:value-type="string">
            <text:p>2002-11-07T00:00:00.000+08</text:p>
          </table:table-cell>
          <table:table-cell table:number-columns-repeated="6"/>
        </table:table-row>
        <table:table-row table:style-name="ro2">
          <table:table-cell office:value-type="string">
            <text:p>600550</text:p>
          </table:table-cell>
          <table:table-cell office:value-type="string">
            <text:p>保变电气</text:p>
          </table:table-cell>
          <table:table-cell office:value-type="string">
            <text:p>C 制造业</text:p>
          </table:table-cell>
          <table:table-cell office:value-type="string">
            <text:p>保定天威保变电气股份有限公司</text:p>
          </table:table-cell>
          <table:table-cell office:value-type="string">
            <text:p>2001-02-28T00:00:00.000+08</text:p>
          </table:table-cell>
          <table:table-cell table:number-columns-repeated="6"/>
        </table:table-row>
        <table:table-row table:style-name="ro2">
          <table:table-cell office:value-type="string">
            <text:p>600551</text:p>
          </table:table-cell>
          <table:table-cell office:value-type="string">
            <text:p>时代出版</text:p>
          </table:table-cell>
          <table:table-cell office:value-type="string">
            <text:p>R 文化传播</text:p>
          </table:table-cell>
          <table:table-cell office:value-type="string">
            <text:p>时代出版传媒股份有限公司</text:p>
          </table:table-cell>
          <table:table-cell office:value-type="string">
            <text:p>2002-09-05T00:00:00.000+08</text:p>
          </table:table-cell>
          <table:table-cell table:number-columns-repeated="6"/>
        </table:table-row>
        <table:table-row table:style-name="ro2">
          <table:table-cell office:value-type="string">
            <text:p>600552</text:p>
          </table:table-cell>
          <table:table-cell office:value-type="string">
            <text:p>凯盛科技</text:p>
          </table:table-cell>
          <table:table-cell office:value-type="string">
            <text:p>C 制造业</text:p>
          </table:table-cell>
          <table:table-cell office:value-type="string">
            <text:p>凯盛科技股份有限公司</text:p>
          </table:table-cell>
          <table:table-cell office:value-type="string">
            <text:p>2002-11-08T00:00:00.000+08</text:p>
          </table:table-cell>
          <table:table-cell table:number-columns-repeated="6"/>
        </table:table-row>
        <table:table-row table:style-name="ro2">
          <table:table-cell office:value-type="string">
            <text:p>600555</text:p>
          </table:table-cell>
          <table:table-cell office:value-type="string">
            <text:p>海航创新</text:p>
          </table:table-cell>
          <table:table-cell office:value-type="string">
            <text:p>K 房地产</text:p>
          </table:table-cell>
          <table:table-cell office:value-type="string">
            <text:p>海航创新（海南）股份有限公司</text:p>
          </table:table-cell>
          <table:table-cell office:value-type="string">
            <text:p>2001-03-28T00:00:00.000+08</text:p>
          </table:table-cell>
          <table:table-cell table:number-columns-repeated="6"/>
        </table:table-row>
        <table:table-row table:style-name="ro2">
          <table:table-cell office:value-type="string">
            <text:p>600556</text:p>
          </table:table-cell>
          <table:table-cell office:value-type="string">
            <text:p>ST慧球</text:p>
          </table:table-cell>
          <table:table-cell office:value-type="string">
            <text:p>I 信息技术</text:p>
          </table:table-cell>
          <table:table-cell office:value-type="string">
            <text:p>广西慧球科技股份有限公司</text:p>
          </table:table-cell>
          <table:table-cell office:value-type="string">
            <text:p>2001-08-07T00:00:00.000+08</text:p>
          </table:table-cell>
          <table:table-cell table:number-columns-repeated="6"/>
        </table:table-row>
        <table:table-row table:style-name="ro2">
          <table:table-cell office:value-type="string">
            <text:p>600557</text:p>
          </table:table-cell>
          <table:table-cell office:value-type="string">
            <text:p>康缘药业</text:p>
          </table:table-cell>
          <table:table-cell office:value-type="string">
            <text:p>C 制造业</text:p>
          </table:table-cell>
          <table:table-cell office:value-type="string">
            <text:p>江苏康缘药业股份有限公司</text:p>
          </table:table-cell>
          <table:table-cell office:value-type="string">
            <text:p>2002-09-18T00:00:00.000+08</text:p>
          </table:table-cell>
          <table:table-cell table:number-columns-repeated="6"/>
        </table:table-row>
        <table:table-row table:style-name="ro2">
          <table:table-cell office:value-type="string">
            <text:p>600558</text:p>
          </table:table-cell>
          <table:table-cell office:value-type="string">
            <text:p>大西洋</text:p>
          </table:table-cell>
          <table:table-cell office:value-type="string">
            <text:p>C 制造业</text:p>
          </table:table-cell>
          <table:table-cell office:value-type="string">
            <text:p>四川大西洋焊接材料股份有限公司</text:p>
          </table:table-cell>
          <table:table-cell office:value-type="string">
            <text:p>2001-02-27T00:00:00.000+08</text:p>
          </table:table-cell>
          <table:table-cell table:number-columns-repeated="6"/>
        </table:table-row>
        <table:table-row table:style-name="ro2">
          <table:table-cell office:value-type="string">
            <text:p>600559</text:p>
          </table:table-cell>
          <table:table-cell office:value-type="string">
            <text:p>老白干酒</text:p>
          </table:table-cell>
          <table:table-cell office:value-type="string">
            <text:p>C 制造业</text:p>
          </table:table-cell>
          <table:table-cell office:value-type="string">
            <text:p>河北衡水老白干酒业股份有限公司</text:p>
          </table:table-cell>
          <table:table-cell office:value-type="string">
            <text:p>2002-10-29T00:00:00.000+08</text:p>
          </table:table-cell>
          <table:table-cell table:number-columns-repeated="6"/>
        </table:table-row>
        <table:table-row table:style-name="ro2">
          <table:table-cell office:value-type="string">
            <text:p>600560</text:p>
          </table:table-cell>
          <table:table-cell office:value-type="string">
            <text:p>金自天正</text:p>
          </table:table-cell>
          <table:table-cell office:value-type="string">
            <text:p>C 制造业</text:p>
          </table:table-cell>
          <table:table-cell office:value-type="string">
            <text:p>北京金自天正智能控制股份有限公司</text:p>
          </table:table-cell>
          <table:table-cell office:value-type="string">
            <text:p>2002-09-19T00:00:00.000+08</text:p>
          </table:table-cell>
          <table:table-cell table:number-columns-repeated="6"/>
        </table:table-row>
        <table:table-row table:style-name="ro2">
          <table:table-cell office:value-type="string">
            <text:p>600561</text:p>
          </table:table-cell>
          <table:table-cell office:value-type="string">
            <text:p>江西长运</text:p>
          </table:table-cell>
          <table:table-cell office:value-type="string">
            <text:p>G 运输仓储</text:p>
          </table:table-cell>
          <table:table-cell office:value-type="string">
            <text:p>江西长运股份有限公司</text:p>
          </table:table-cell>
          <table:table-cell office:value-type="string">
            <text:p>2002-07-16T00:00:00.000+08</text:p>
          </table:table-cell>
          <table:table-cell table:number-columns-repeated="6"/>
        </table:table-row>
        <table:table-row table:style-name="ro2">
          <table:table-cell office:value-type="string">
            <text:p>600562</text:p>
          </table:table-cell>
          <table:table-cell office:value-type="string">
            <text:p>国睿科技</text:p>
          </table:table-cell>
          <table:table-cell office:value-type="string">
            <text:p>C 制造业</text:p>
          </table:table-cell>
          <table:table-cell office:value-type="string">
            <text:p>国睿科技股份有限公司</text:p>
          </table:table-cell>
          <table:table-cell office:value-type="string">
            <text:p>2003-01-28T00:00:00.000+08</text:p>
          </table:table-cell>
          <table:table-cell table:number-columns-repeated="6"/>
        </table:table-row>
        <table:table-row table:style-name="ro2">
          <table:table-cell office:value-type="string">
            <text:p>600563</text:p>
          </table:table-cell>
          <table:table-cell office:value-type="string">
            <text:p>法拉电子</text:p>
          </table:table-cell>
          <table:table-cell office:value-type="string">
            <text:p>C 制造业</text:p>
          </table:table-cell>
          <table:table-cell office:value-type="string">
            <text:p>厦门法拉电子股份有限公司</text:p>
          </table:table-cell>
          <table:table-cell office:value-type="string">
            <text:p>2002-12-10T00:00:00.000+08</text:p>
          </table:table-cell>
          <table:table-cell table:number-columns-repeated="6"/>
        </table:table-row>
        <table:table-row table:style-name="ro2">
          <table:table-cell office:value-type="string">
            <text:p>600565</text:p>
          </table:table-cell>
          <table:table-cell office:value-type="string">
            <text:p>迪马股份</text:p>
          </table:table-cell>
          <table:table-cell office:value-type="string">
            <text:p>K 房地产</text:p>
          </table:table-cell>
          <table:table-cell office:value-type="string">
            <text:p>重庆市迪马实业股份有限公司</text:p>
          </table:table-cell>
          <table:table-cell office:value-type="string">
            <text:p>2002-07-23T00:00:00.000+08</text:p>
          </table:table-cell>
          <table:table-cell table:number-columns-repeated="6"/>
        </table:table-row>
        <table:table-row table:style-name="ro2">
          <table:table-cell office:value-type="string">
            <text:p>600566</text:p>
          </table:table-cell>
          <table:table-cell office:value-type="string">
            <text:p>济川药业</text:p>
          </table:table-cell>
          <table:table-cell office:value-type="string">
            <text:p>C 制造业</text:p>
          </table:table-cell>
          <table:table-cell office:value-type="string">
            <text:p>湖北济川药业股份有限公司</text:p>
          </table:table-cell>
          <table:table-cell office:value-type="string">
            <text:p>2001-08-22T00:00:00.000+08</text:p>
          </table:table-cell>
          <table:table-cell table:number-columns-repeated="6"/>
        </table:table-row>
        <table:table-row table:style-name="ro2">
          <table:table-cell office:value-type="string">
            <text:p>600567</text:p>
          </table:table-cell>
          <table:table-cell office:value-type="string">
            <text:p>山鹰纸业</text:p>
          </table:table-cell>
          <table:table-cell office:value-type="string">
            <text:p>C 制造业</text:p>
          </table:table-cell>
          <table:table-cell office:value-type="string">
            <text:p>安徽山鹰纸业股份有限公司</text:p>
          </table:table-cell>
          <table:table-cell office:value-type="string">
            <text:p>2001-12-18T00:00:00.000+08</text:p>
          </table:table-cell>
          <table:table-cell table:number-columns-repeated="6"/>
        </table:table-row>
        <table:table-row table:style-name="ro2">
          <table:table-cell office:value-type="string">
            <text:p>600568</text:p>
          </table:table-cell>
          <table:table-cell office:value-type="string">
            <text:p>中珠医疗</text:p>
          </table:table-cell>
          <table:table-cell office:value-type="string">
            <text:p>C 制造业</text:p>
          </table:table-cell>
          <table:table-cell office:value-type="string">
            <text:p>中珠医疗控股股份有限公司</text:p>
          </table:table-cell>
          <table:table-cell office:value-type="string">
            <text:p>2001-05-18T00:00:00.000+08</text:p>
          </table:table-cell>
          <table:table-cell table:number-columns-repeated="6"/>
        </table:table-row>
        <table:table-row table:style-name="ro2">
          <table:table-cell office:value-type="string">
            <text:p>600569</text:p>
          </table:table-cell>
          <table:table-cell office:value-type="string">
            <text:p>安阳钢铁</text:p>
          </table:table-cell>
          <table:table-cell office:value-type="string">
            <text:p>C 制造业</text:p>
          </table:table-cell>
          <table:table-cell office:value-type="string">
            <text:p>安阳钢铁股份有限公司</text:p>
          </table:table-cell>
          <table:table-cell office:value-type="string">
            <text:p>2001-08-20T00:00:00.000+08</text:p>
          </table:table-cell>
          <table:table-cell table:number-columns-repeated="6"/>
        </table:table-row>
        <table:table-row table:style-name="ro2">
          <table:table-cell office:value-type="string">
            <text:p>600570</text:p>
          </table:table-cell>
          <table:table-cell office:value-type="string">
            <text:p>恒生电子</text:p>
          </table:table-cell>
          <table:table-cell office:value-type="string">
            <text:p>I 信息技术</text:p>
          </table:table-cell>
          <table:table-cell office:value-type="string">
            <text:p>恒生电子股份有限公司</text:p>
          </table:table-cell>
          <table:table-cell office:value-type="string">
            <text:p>2003-12-16T00:00:00.000+08</text:p>
          </table:table-cell>
          <table:table-cell table:number-columns-repeated="6"/>
        </table:table-row>
        <table:table-row table:style-name="ro2">
          <table:table-cell office:value-type="string">
            <text:p>600571</text:p>
          </table:table-cell>
          <table:table-cell office:value-type="string">
            <text:p>信雅达</text:p>
          </table:table-cell>
          <table:table-cell office:value-type="string">
            <text:p>I 信息技术</text:p>
          </table:table-cell>
          <table:table-cell office:value-type="string">
            <text:p>信雅达系统工程股份有限公司</text:p>
          </table:table-cell>
          <table:table-cell office:value-type="string">
            <text:p>2002-11-01T00:00:00.000+08</text:p>
          </table:table-cell>
          <table:table-cell table:number-columns-repeated="6"/>
        </table:table-row>
        <table:table-row table:style-name="ro2">
          <table:table-cell office:value-type="string">
            <text:p>600572</text:p>
          </table:table-cell>
          <table:table-cell office:value-type="string">
            <text:p>康恩贝</text:p>
          </table:table-cell>
          <table:table-cell office:value-type="string">
            <text:p>C 制造业</text:p>
          </table:table-cell>
          <table:table-cell office:value-type="string">
            <text:p>浙江康恩贝制药股份有限公司</text:p>
          </table:table-cell>
          <table:table-cell office:value-type="string">
            <text:p>2004-04-12T00:00:00.000+08</text:p>
          </table:table-cell>
          <table:table-cell table:number-columns-repeated="6"/>
        </table:table-row>
        <table:table-row table:style-name="ro2">
          <table:table-cell office:value-type="string">
            <text:p>600573</text:p>
          </table:table-cell>
          <table:table-cell office:value-type="string">
            <text:p>惠泉啤酒</text:p>
          </table:table-cell>
          <table:table-cell office:value-type="string">
            <text:p>C 制造业</text:p>
          </table:table-cell>
          <table:table-cell office:value-type="string">
            <text:p>福建省燕京惠泉啤酒股份有限公司</text:p>
          </table:table-cell>
          <table:table-cell office:value-type="string">
            <text:p>2003-02-26T00:00:00.000+08</text:p>
          </table:table-cell>
          <table:table-cell table:number-columns-repeated="6"/>
        </table:table-row>
        <table:table-row table:style-name="ro2">
          <table:table-cell office:value-type="string">
            <text:p>600575</text:p>
          </table:table-cell>
          <table:table-cell office:value-type="string">
            <text:p>皖江物流</text:p>
          </table:table-cell>
          <table:table-cell office:value-type="string">
            <text:p>G 运输仓储</text:p>
          </table:table-cell>
          <table:table-cell office:value-type="string">
            <text:p>安徽皖江物流（集团）股份有限公司</text:p>
          </table:table-cell>
          <table:table-cell office:value-type="string">
            <text:p>2003-03-28T00:00:00.000+08</text:p>
          </table:table-cell>
          <table:table-cell table:number-columns-repeated="6"/>
        </table:table-row>
        <table:table-row table:style-name="ro2">
          <table:table-cell office:value-type="string">
            <text:p>600576</text:p>
          </table:table-cell>
          <table:table-cell office:value-type="string">
            <text:p>万家文化</text:p>
          </table:table-cell>
          <table:table-cell office:value-type="string">
            <text:p>R 文化传播</text:p>
          </table:table-cell>
          <table:table-cell office:value-type="string">
            <text:p>浙江万好万家文化股份有限公司</text:p>
          </table:table-cell>
          <table:table-cell office:value-type="string">
            <text:p>2003-02-20T00:00:00.000+08</text:p>
          </table:table-cell>
          <table:table-cell table:number-columns-repeated="6"/>
        </table:table-row>
        <table:table-row table:style-name="ro2">
          <table:table-cell office:value-type="string">
            <text:p>600577</text:p>
          </table:table-cell>
          <table:table-cell office:value-type="string">
            <text:p>精达股份</text:p>
          </table:table-cell>
          <table:table-cell office:value-type="string">
            <text:p>C 制造业</text:p>
          </table:table-cell>
          <table:table-cell office:value-type="string">
            <text:p>铜陵精达特种电磁线股份有限公司</text:p>
          </table:table-cell>
          <table:table-cell office:value-type="string">
            <text:p>2002-09-11T00:00:00.000+08</text:p>
          </table:table-cell>
          <table:table-cell table:number-columns-repeated="6"/>
        </table:table-row>
        <table:table-row table:style-name="ro2">
          <table:table-cell office:value-type="string">
            <text:p>600578</text:p>
          </table:table-cell>
          <table:table-cell office:value-type="string">
            <text:p>京能电力</text:p>
          </table:table-cell>
          <table:table-cell office:value-type="string">
            <text:p>D 水电煤气</text:p>
          </table:table-cell>
          <table:table-cell office:value-type="string">
            <text:p>北京京能电力股份有限公司</text:p>
          </table:table-cell>
          <table:table-cell office:value-type="string">
            <text:p>2002-05-10T00:00:00.000+08</text:p>
          </table:table-cell>
          <table:table-cell table:number-columns-repeated="6"/>
        </table:table-row>
        <table:table-row table:style-name="ro2">
          <table:table-cell office:value-type="string">
            <text:p>600579</text:p>
          </table:table-cell>
          <table:table-cell office:value-type="string">
            <text:p>天华院</text:p>
          </table:table-cell>
          <table:table-cell office:value-type="string">
            <text:p>C 制造业</text:p>
          </table:table-cell>
          <table:table-cell office:value-type="string">
            <text:p>青岛天华院化学工程股份有限公司</text:p>
          </table:table-cell>
          <table:table-cell office:value-type="string">
            <text:p>2002-08-09T00:00:00.000+08</text:p>
          </table:table-cell>
          <table:table-cell table:number-columns-repeated="6"/>
        </table:table-row>
        <table:table-row table:style-name="ro2">
          <table:table-cell office:value-type="string">
            <text:p>600580</text:p>
          </table:table-cell>
          <table:table-cell office:value-type="string">
            <text:p>卧龙电气</text:p>
          </table:table-cell>
          <table:table-cell office:value-type="string">
            <text:p>C 制造业</text:p>
          </table:table-cell>
          <table:table-cell office:value-type="string">
            <text:p>卧龙电气集团股份有限公司</text:p>
          </table:table-cell>
          <table:table-cell office:value-type="string">
            <text:p>2002-06-06T00:00:00.000+08</text:p>
          </table:table-cell>
          <table:table-cell table:number-columns-repeated="6"/>
        </table:table-row>
        <table:table-row table:style-name="ro2">
          <table:table-cell office:value-type="string">
            <text:p>600581</text:p>
          </table:table-cell>
          <table:table-cell office:value-type="string">
            <text:p>八一钢铁</text:p>
          </table:table-cell>
          <table:table-cell office:value-type="string">
            <text:p>C 制造业</text:p>
          </table:table-cell>
          <table:table-cell office:value-type="string">
            <text:p>新疆八一钢铁股份有限公司</text:p>
          </table:table-cell>
          <table:table-cell office:value-type="string">
            <text:p>2002-08-16T00:00:00.000+08</text:p>
          </table:table-cell>
          <table:table-cell table:number-columns-repeated="6"/>
        </table:table-row>
        <table:table-row table:style-name="ro2">
          <table:table-cell office:value-type="string">
            <text:p>600582</text:p>
          </table:table-cell>
          <table:table-cell office:value-type="string">
            <text:p>天地科技</text:p>
          </table:table-cell>
          <table:table-cell office:value-type="string">
            <text:p>C 制造业</text:p>
          </table:table-cell>
          <table:table-cell office:value-type="string">
            <text:p>天地科技股份有限公司</text:p>
          </table:table-cell>
          <table:table-cell office:value-type="string">
            <text:p>2002-05-15T00:00:00.000+08</text:p>
          </table:table-cell>
          <table:table-cell table:number-columns-repeated="6"/>
        </table:table-row>
        <table:table-row table:style-name="ro2">
          <table:table-cell office:value-type="string">
            <text:p>600583</text:p>
          </table:table-cell>
          <table:table-cell office:value-type="string">
            <text:p>海油工程</text:p>
          </table:table-cell>
          <table:table-cell office:value-type="string">
            <text:p>B 采矿业</text:p>
          </table:table-cell>
          <table:table-cell office:value-type="string">
            <text:p>海洋石油工程股份有限公司</text:p>
          </table:table-cell>
          <table:table-cell office:value-type="string">
            <text:p>2002-02-05T00:00:00.000+08</text:p>
          </table:table-cell>
          <table:table-cell table:number-columns-repeated="6"/>
        </table:table-row>
        <table:table-row table:style-name="ro2">
          <table:table-cell office:value-type="string">
            <text:p>600584</text:p>
          </table:table-cell>
          <table:table-cell office:value-type="string">
            <text:p>长电科技</text:p>
          </table:table-cell>
          <table:table-cell office:value-type="string">
            <text:p>C 制造业</text:p>
          </table:table-cell>
          <table:table-cell office:value-type="string">
            <text:p>江苏长电科技股份有限公司</text:p>
          </table:table-cell>
          <table:table-cell office:value-type="string">
            <text:p>2003-06-03T00:00:00.000+08</text:p>
          </table:table-cell>
          <table:table-cell table:number-columns-repeated="6"/>
        </table:table-row>
        <table:table-row table:style-name="ro2">
          <table:table-cell office:value-type="string">
            <text:p>600585</text:p>
          </table:table-cell>
          <table:table-cell office:value-type="string">
            <text:p>海螺水泥</text:p>
          </table:table-cell>
          <table:table-cell office:value-type="string">
            <text:p>C 制造业</text:p>
          </table:table-cell>
          <table:table-cell office:value-type="string">
            <text:p>安徽海螺水泥股份有限公司</text:p>
          </table:table-cell>
          <table:table-cell office:value-type="string">
            <text:p>2002-02-07T00:00:00.000+08</text:p>
          </table:table-cell>
          <table:table-cell table:number-columns-repeated="6"/>
        </table:table-row>
        <table:table-row table:style-name="ro2">
          <table:table-cell office:value-type="string">
            <text:p>600586</text:p>
          </table:table-cell>
          <table:table-cell office:value-type="string">
            <text:p>金晶科技</text:p>
          </table:table-cell>
          <table:table-cell office:value-type="string">
            <text:p>C 制造业</text:p>
          </table:table-cell>
          <table:table-cell office:value-type="string">
            <text:p>山东金晶科技股份有限公司</text:p>
          </table:table-cell>
          <table:table-cell office:value-type="string">
            <text:p>2002-08-15T00:00:00.000+08</text:p>
          </table:table-cell>
          <table:table-cell table:number-columns-repeated="6"/>
        </table:table-row>
        <table:table-row table:style-name="ro2">
          <table:table-cell office:value-type="string">
            <text:p>600587</text:p>
          </table:table-cell>
          <table:table-cell office:value-type="string">
            <text:p>新华医疗</text:p>
          </table:table-cell>
          <table:table-cell office:value-type="string">
            <text:p>C 制造业</text:p>
          </table:table-cell>
          <table:table-cell office:value-type="string">
            <text:p>山东新华医疗器械股份有限公司</text:p>
          </table:table-cell>
          <table:table-cell office:value-type="string">
            <text:p>2002-09-27T00:00:00.000+08</text:p>
          </table:table-cell>
          <table:table-cell table:number-columns-repeated="6"/>
        </table:table-row>
        <table:table-row table:style-name="ro2">
          <table:table-cell office:value-type="string">
            <text:p>600588</text:p>
          </table:table-cell>
          <table:table-cell office:value-type="string">
            <text:p>用友网络</text:p>
          </table:table-cell>
          <table:table-cell office:value-type="string">
            <text:p>I 信息技术</text:p>
          </table:table-cell>
          <table:table-cell office:value-type="string">
            <text:p>用友网络科技股份有限公司</text:p>
          </table:table-cell>
          <table:table-cell office:value-type="string">
            <text:p>2001-05-18T00:00:00.000+08</text:p>
          </table:table-cell>
          <table:table-cell table:number-columns-repeated="6"/>
        </table:table-row>
        <table:table-row table:style-name="ro2">
          <table:table-cell office:value-type="string">
            <text:p>600589</text:p>
          </table:table-cell>
          <table:table-cell office:value-type="string">
            <text:p>广东榕泰</text:p>
          </table:table-cell>
          <table:table-cell office:value-type="string">
            <text:p>C 制造业</text:p>
          </table:table-cell>
          <table:table-cell office:value-type="string">
            <text:p>广东榕泰实业股份有限公司</text:p>
          </table:table-cell>
          <table:table-cell office:value-type="string">
            <text:p>2001-06-12T00:00:00.000+08</text:p>
          </table:table-cell>
          <table:table-cell table:number-columns-repeated="6"/>
        </table:table-row>
        <table:table-row table:style-name="ro2">
          <table:table-cell office:value-type="string">
            <text:p>600590</text:p>
          </table:table-cell>
          <table:table-cell office:value-type="string">
            <text:p>泰豪科技</text:p>
          </table:table-cell>
          <table:table-cell office:value-type="string">
            <text:p>C 制造业</text:p>
          </table:table-cell>
          <table:table-cell office:value-type="string">
            <text:p>泰豪科技股份有限公司</text:p>
          </table:table-cell>
          <table:table-cell office:value-type="string">
            <text:p>2002-07-03T00:00:00.000+08</text:p>
          </table:table-cell>
          <table:table-cell table:number-columns-repeated="6"/>
        </table:table-row>
        <table:table-row table:style-name="ro2">
          <table:table-cell office:value-type="string">
            <text:p>600592</text:p>
          </table:table-cell>
          <table:table-cell office:value-type="string">
            <text:p>龙溪股份</text:p>
          </table:table-cell>
          <table:table-cell office:value-type="string">
            <text:p>C 制造业</text:p>
          </table:table-cell>
          <table:table-cell office:value-type="string">
            <text:p>福建龙溪轴承（集团）股份有限公司</text:p>
          </table:table-cell>
          <table:table-cell office:value-type="string">
            <text:p>2002-08-05T00:00:00.000+08</text:p>
          </table:table-cell>
          <table:table-cell table:number-columns-repeated="6"/>
        </table:table-row>
        <table:table-row table:style-name="ro2">
          <table:table-cell office:value-type="string">
            <text:p>600593</text:p>
          </table:table-cell>
          <table:table-cell office:value-type="string">
            <text:p>大连圣亚</text:p>
          </table:table-cell>
          <table:table-cell office:value-type="string">
            <text:p>N 公共环保</text:p>
          </table:table-cell>
          <table:table-cell office:value-type="string">
            <text:p>大连圣亚旅游控股股份有限公司</text:p>
          </table:table-cell>
          <table:table-cell office:value-type="string">
            <text:p>2002-07-11T00:00:00.000+08</text:p>
          </table:table-cell>
          <table:table-cell table:number-columns-repeated="6"/>
        </table:table-row>
        <table:table-row table:style-name="ro2">
          <table:table-cell office:value-type="string">
            <text:p>600594</text:p>
          </table:table-cell>
          <table:table-cell office:value-type="string">
            <text:p>益佰制药</text:p>
          </table:table-cell>
          <table:table-cell office:value-type="string">
            <text:p>C 制造业</text:p>
          </table:table-cell>
          <table:table-cell office:value-type="string">
            <text:p>贵州益佰制药股份有限公司</text:p>
          </table:table-cell>
          <table:table-cell office:value-type="string">
            <text:p>2004-03-23T00:00:00.000+08</text:p>
          </table:table-cell>
          <table:table-cell table:number-columns-repeated="6"/>
        </table:table-row>
        <table:table-row table:style-name="ro2">
          <table:table-cell office:value-type="string">
            <text:p>600595</text:p>
          </table:table-cell>
          <table:table-cell office:value-type="string">
            <text:p>中孚实业</text:p>
          </table:table-cell>
          <table:table-cell office:value-type="string">
            <text:p>C 制造业</text:p>
          </table:table-cell>
          <table:table-cell office:value-type="string">
            <text:p>河南中孚实业股份有限公司</text:p>
          </table:table-cell>
          <table:table-cell office:value-type="string">
            <text:p>2002-06-26T00:00:00.000+08</text:p>
          </table:table-cell>
          <table:table-cell table:number-columns-repeated="6"/>
        </table:table-row>
        <table:table-row table:style-name="ro2">
          <table:table-cell office:value-type="string">
            <text:p>600596</text:p>
          </table:table-cell>
          <table:table-cell office:value-type="string">
            <text:p>新安股份</text:p>
          </table:table-cell>
          <table:table-cell office:value-type="string">
            <text:p>C 制造业</text:p>
          </table:table-cell>
          <table:table-cell office:value-type="string">
            <text:p>浙江新安化工集团股份有限公司</text:p>
          </table:table-cell>
          <table:table-cell office:value-type="string">
            <text:p>2001-09-06T00:00:00.000+08</text:p>
          </table:table-cell>
          <table:table-cell table:number-columns-repeated="6"/>
        </table:table-row>
        <table:table-row table:style-name="ro2">
          <table:table-cell office:value-type="string">
            <text:p>600597</text:p>
          </table:table-cell>
          <table:table-cell office:value-type="string">
            <text:p>光明乳业</text:p>
          </table:table-cell>
          <table:table-cell office:value-type="string">
            <text:p>C 制造业</text:p>
          </table:table-cell>
          <table:table-cell office:value-type="string">
            <text:p>光明乳业股份有限公司</text:p>
          </table:table-cell>
          <table:table-cell office:value-type="string">
            <text:p>2002-08-28T00:00:00.000+08</text:p>
          </table:table-cell>
          <table:table-cell table:number-columns-repeated="6"/>
        </table:table-row>
        <table:table-row table:style-name="ro2">
          <table:table-cell office:value-type="string">
            <text:p>600598</text:p>
          </table:table-cell>
          <table:table-cell office:value-type="string">
            <text:p>北大荒</text:p>
          </table:table-cell>
          <table:table-cell office:value-type="string">
            <text:p>A 农林牧渔</text:p>
          </table:table-cell>
          <table:table-cell office:value-type="string">
            <text:p>黑龙江北大荒农业股份有限公司</text:p>
          </table:table-cell>
          <table:table-cell office:value-type="string">
            <text:p>2002-03-29T00:00:00.000+08</text:p>
          </table:table-cell>
          <table:table-cell table:number-columns-repeated="6"/>
        </table:table-row>
        <table:table-row table:style-name="ro2">
          <table:table-cell office:value-type="string">
            <text:p>600599</text:p>
          </table:table-cell>
          <table:table-cell office:value-type="string">
            <text:p>熊猫金控</text:p>
          </table:table-cell>
          <table:table-cell office:value-type="string">
            <text:p>J 金融业</text:p>
          </table:table-cell>
          <table:table-cell office:value-type="string">
            <text:p>熊猫金控股份有限公司</text:p>
          </table:table-cell>
          <table:table-cell office:value-type="string">
            <text:p>2001-08-28T00:00:00.000+08</text:p>
          </table:table-cell>
          <table:table-cell table:number-columns-repeated="6"/>
        </table:table-row>
        <table:table-row table:style-name="ro2">
          <table:table-cell office:value-type="string">
            <text:p>600600</text:p>
          </table:table-cell>
          <table:table-cell office:value-type="string">
            <text:p>青岛啤酒</text:p>
          </table:table-cell>
          <table:table-cell office:value-type="string">
            <text:p>C 制造业</text:p>
          </table:table-cell>
          <table:table-cell office:value-type="string">
            <text:p>青岛啤酒股份有限公司</text:p>
          </table:table-cell>
          <table:table-cell office:value-type="string">
            <text:p>1993-08-27T00:00:00.000+08</text:p>
          </table:table-cell>
          <table:table-cell table:number-columns-repeated="6"/>
        </table:table-row>
        <table:table-row table:style-name="ro2">
          <table:table-cell office:value-type="string">
            <text:p>600601</text:p>
          </table:table-cell>
          <table:table-cell office:value-type="string">
            <text:p>方正科技</text:p>
          </table:table-cell>
          <table:table-cell office:value-type="string">
            <text:p>C 制造业</text:p>
          </table:table-cell>
          <table:table-cell office:value-type="string">
            <text:p>方正科技集团股份有限公司</text:p>
          </table:table-cell>
          <table:table-cell office:value-type="string">
            <text:p>1990-12-19T00:00:00.000+08</text:p>
          </table:table-cell>
          <table:table-cell table:number-columns-repeated="6"/>
        </table:table-row>
        <table:table-row table:style-name="ro2">
          <table:table-cell office:value-type="string">
            <text:p>600602</text:p>
          </table:table-cell>
          <table:table-cell office:value-type="string">
            <text:p>云赛智联</text:p>
          </table:table-cell>
          <table:table-cell office:value-type="string">
            <text:p>I 信息技术</text:p>
          </table:table-cell>
          <table:table-cell office:value-type="string">
            <text:p>云赛智联股份有限公司</text:p>
          </table:table-cell>
          <table:table-cell office:value-type="string">
            <text:p>1990-12-19T00:00:00.000+08</text:p>
          </table:table-cell>
          <table:table-cell table:number-columns-repeated="6"/>
        </table:table-row>
        <table:table-row table:style-name="ro2">
          <table:table-cell office:value-type="string">
            <text:p>600603</text:p>
          </table:table-cell>
          <table:table-cell office:value-type="string">
            <text:p>广汇物流</text:p>
          </table:table-cell>
          <table:table-cell office:value-type="string">
            <text:p>S 综合</text:p>
          </table:table-cell>
          <table:table-cell office:value-type="string">
            <text:p>广汇物流股份有限公司</text:p>
          </table:table-cell>
          <table:table-cell office:value-type="string">
            <text:p>1992-01-13T00:00:00.000+08</text:p>
          </table:table-cell>
          <table:table-cell table:number-columns-repeated="6"/>
        </table:table-row>
        <table:table-row table:style-name="ro2">
          <table:table-cell office:value-type="string">
            <text:p>600604</text:p>
          </table:table-cell>
          <table:table-cell office:value-type="string">
            <text:p>市北高新</text:p>
          </table:table-cell>
          <table:table-cell office:value-type="string">
            <text:p>K 房地产</text:p>
          </table:table-cell>
          <table:table-cell office:value-type="string">
            <text:p>上海市北高新股份有限公司</text:p>
          </table:table-cell>
          <table:table-cell office:value-type="string">
            <text:p>1992-03-27T00:00:00.000+08</text:p>
          </table:table-cell>
          <table:table-cell table:number-columns-repeated="6"/>
        </table:table-row>
        <table:table-row table:style-name="ro2">
          <table:table-cell office:value-type="string">
            <text:p>600605</text:p>
          </table:table-cell>
          <table:table-cell office:value-type="string">
            <text:p>汇通能源</text:p>
          </table:table-cell>
          <table:table-cell office:value-type="string">
            <text:p>F 批发零售</text:p>
          </table:table-cell>
          <table:table-cell office:value-type="string">
            <text:p>上海汇通能源股份有限公司</text:p>
          </table:table-cell>
          <table:table-cell office:value-type="string">
            <text:p>1992-03-27T00:00:00.000+08</text:p>
          </table:table-cell>
          <table:table-cell table:number-columns-repeated="6"/>
        </table:table-row>
        <table:table-row table:style-name="ro2">
          <table:table-cell office:value-type="string">
            <text:p>600606</text:p>
          </table:table-cell>
          <table:table-cell office:value-type="string">
            <text:p>绿地控股</text:p>
          </table:table-cell>
          <table:table-cell office:value-type="string">
            <text:p>K 房地产</text:p>
          </table:table-cell>
          <table:table-cell office:value-type="string">
            <text:p>绿地控股集团股份有限公司</text:p>
          </table:table-cell>
          <table:table-cell office:value-type="string">
            <text:p>1992-03-27T00:00:00.000+08</text:p>
          </table:table-cell>
          <table:table-cell table:number-columns-repeated="6"/>
        </table:table-row>
        <table:table-row table:style-name="ro2">
          <table:table-cell office:value-type="string">
            <text:p>600608</text:p>
          </table:table-cell>
          <table:table-cell office:value-type="string">
            <text:p>*ST沪科</text:p>
          </table:table-cell>
          <table:table-cell office:value-type="string">
            <text:p>C 制造业</text:p>
          </table:table-cell>
          <table:table-cell office:value-type="string">
            <text:p>上海宽频科技股份有限公司</text:p>
          </table:table-cell>
          <table:table-cell office:value-type="string">
            <text:p>1992-03-27T00:00:00.000+08</text:p>
          </table:table-cell>
          <table:table-cell table:number-columns-repeated="6"/>
        </table:table-row>
        <table:table-row table:style-name="ro2">
          <table:table-cell office:value-type="string">
            <text:p>600609</text:p>
          </table:table-cell>
          <table:table-cell office:value-type="string">
            <text:p>金杯汽车</text:p>
          </table:table-cell>
          <table:table-cell office:value-type="string">
            <text:p>C 制造业</text:p>
          </table:table-cell>
          <table:table-cell office:value-type="string">
            <text:p>金杯汽车股份有限公司</text:p>
          </table:table-cell>
          <table:table-cell office:value-type="string">
            <text:p>1992-07-24T00:00:00.000+08</text:p>
          </table:table-cell>
          <table:table-cell table:number-columns-repeated="6"/>
        </table:table-row>
        <table:table-row table:style-name="ro2">
          <table:table-cell office:value-type="string">
            <text:p>600610</text:p>
          </table:table-cell>
          <table:table-cell office:value-type="string">
            <text:p>中毅达</text:p>
          </table:table-cell>
          <table:table-cell office:value-type="string">
            <text:p>E 建筑业</text:p>
          </table:table-cell>
          <table:table-cell office:value-type="string">
            <text:p>上海中毅达股份有限公司</text:p>
          </table:table-cell>
          <table:table-cell office:value-type="string">
            <text:p>1992-08-05T00:00:00.000+08</text:p>
          </table:table-cell>
          <table:table-cell table:number-columns-repeated="6"/>
        </table:table-row>
        <table:table-row table:style-name="ro2">
          <table:table-cell office:value-type="string">
            <text:p>600611</text:p>
          </table:table-cell>
          <table:table-cell office:value-type="string">
            <text:p>大众交通</text:p>
          </table:table-cell>
          <table:table-cell office:value-type="string">
            <text:p>G 运输仓储</text:p>
          </table:table-cell>
          <table:table-cell office:value-type="string">
            <text:p>大众交通（集团）股份有限公司</text:p>
          </table:table-cell>
          <table:table-cell office:value-type="string">
            <text:p>1992-08-07T00:00:00.000+08</text:p>
          </table:table-cell>
          <table:table-cell table:number-columns-repeated="6"/>
        </table:table-row>
        <table:table-row table:style-name="ro2">
          <table:table-cell office:value-type="string">
            <text:p>600612</text:p>
          </table:table-cell>
          <table:table-cell office:value-type="string">
            <text:p>老凤祥</text:p>
          </table:table-cell>
          <table:table-cell office:value-type="string">
            <text:p>C 制造业</text:p>
          </table:table-cell>
          <table:table-cell office:value-type="string">
            <text:p>老凤祥股份有限公司</text:p>
          </table:table-cell>
          <table:table-cell office:value-type="string">
            <text:p>1992-08-14T00:00:00.000+08</text:p>
          </table:table-cell>
          <table:table-cell table:number-columns-repeated="6"/>
        </table:table-row>
        <table:table-row table:style-name="ro2">
          <table:table-cell office:value-type="string">
            <text:p>600613</text:p>
          </table:table-cell>
          <table:table-cell office:value-type="string">
            <text:p>神奇制药</text:p>
          </table:table-cell>
          <table:table-cell office:value-type="string">
            <text:p>C 制造业</text:p>
          </table:table-cell>
          <table:table-cell office:value-type="string">
            <text:p>上海神奇制药投资管理股份有限公司</text:p>
          </table:table-cell>
          <table:table-cell office:value-type="string">
            <text:p>1992-08-20T00:00:00.000+08</text:p>
          </table:table-cell>
          <table:table-cell table:number-columns-repeated="6"/>
        </table:table-row>
        <table:table-row table:style-name="ro2">
          <table:table-cell office:value-type="string">
            <text:p>600614</text:p>
          </table:table-cell>
          <table:table-cell office:value-type="string">
            <text:p>鹏起科技</text:p>
          </table:table-cell>
          <table:table-cell office:value-type="string">
            <text:p>C 制造业</text:p>
          </table:table-cell>
          <table:table-cell office:value-type="string">
            <text:p>鹏起科技发展股份有限公司</text:p>
          </table:table-cell>
          <table:table-cell office:value-type="string">
            <text:p>1992-08-28T00:00:00.000+08</text:p>
          </table:table-cell>
          <table:table-cell table:number-columns-repeated="6"/>
        </table:table-row>
        <table:table-row table:style-name="ro2">
          <table:table-cell office:value-type="string">
            <text:p>600615</text:p>
          </table:table-cell>
          <table:table-cell office:value-type="string">
            <text:p>丰华股份</text:p>
          </table:table-cell>
          <table:table-cell office:value-type="string">
            <text:p>C 制造业</text:p>
          </table:table-cell>
          <table:table-cell office:value-type="string">
            <text:p>上海丰华(集团）股份有限公司</text:p>
          </table:table-cell>
          <table:table-cell office:value-type="string">
            <text:p>1992-09-10T00:00:00.000+08</text:p>
          </table:table-cell>
          <table:table-cell table:number-columns-repeated="6"/>
        </table:table-row>
        <table:table-row table:style-name="ro2">
          <table:table-cell office:value-type="string">
            <text:p>600616</text:p>
          </table:table-cell>
          <table:table-cell office:value-type="string">
            <text:p>金枫酒业</text:p>
          </table:table-cell>
          <table:table-cell office:value-type="string">
            <text:p>C 制造业</text:p>
          </table:table-cell>
          <table:table-cell office:value-type="string">
            <text:p>上海金枫酒业股份有限公司</text:p>
          </table:table-cell>
          <table:table-cell office:value-type="string">
            <text:p>1992-09-29T00:00:00.000+08</text:p>
          </table:table-cell>
          <table:table-cell table:number-columns-repeated="6"/>
        </table:table-row>
        <table:table-row table:style-name="ro2">
          <table:table-cell office:value-type="string">
            <text:p>600617</text:p>
          </table:table-cell>
          <table:table-cell office:value-type="string">
            <text:p>国新能源</text:p>
          </table:table-cell>
          <table:table-cell office:value-type="string">
            <text:p>D 水电煤气</text:p>
          </table:table-cell>
          <table:table-cell office:value-type="string">
            <text:p>山西省国新能源股份有限公司</text:p>
          </table:table-cell>
          <table:table-cell office:value-type="string">
            <text:p>1992-10-13T00:00:00.000+08</text:p>
          </table:table-cell>
          <table:table-cell table:number-columns-repeated="6"/>
        </table:table-row>
        <table:table-row table:style-name="ro2">
          <table:table-cell office:value-type="string">
            <text:p>600618</text:p>
          </table:table-cell>
          <table:table-cell office:value-type="string">
            <text:p>氯碱化工</text:p>
          </table:table-cell>
          <table:table-cell office:value-type="string">
            <text:p>C 制造业</text:p>
          </table:table-cell>
          <table:table-cell office:value-type="string">
            <text:p>上海氯碱化工股份有限公司</text:p>
          </table:table-cell>
          <table:table-cell office:value-type="string">
            <text:p>1992-11-13T00:00:00.000+08</text:p>
          </table:table-cell>
          <table:table-cell table:number-columns-repeated="6"/>
        </table:table-row>
        <table:table-row table:style-name="ro2">
          <table:table-cell office:value-type="string">
            <text:p>600619</text:p>
          </table:table-cell>
          <table:table-cell office:value-type="string">
            <text:p>海立股份</text:p>
          </table:table-cell>
          <table:table-cell office:value-type="string">
            <text:p>C 制造业</text:p>
          </table:table-cell>
          <table:table-cell office:value-type="string">
            <text:p>上海海立(集团)股份有限公司</text:p>
          </table:table-cell>
          <table:table-cell office:value-type="string">
            <text:p>1992-11-13T00:00:00.000+08</text:p>
          </table:table-cell>
          <table:table-cell table:number-columns-repeated="6"/>
        </table:table-row>
        <table:table-row table:style-name="ro2">
          <table:table-cell office:value-type="string">
            <text:p>600620</text:p>
          </table:table-cell>
          <table:table-cell office:value-type="string">
            <text:p>天宸股份</text:p>
          </table:table-cell>
          <table:table-cell office:value-type="string">
            <text:p>S 综合</text:p>
          </table:table-cell>
          <table:table-cell office:value-type="string">
            <text:p>上海市天宸股份有限公司</text:p>
          </table:table-cell>
          <table:table-cell office:value-type="string">
            <text:p>1992-11-17T00:00:00.000+08</text:p>
          </table:table-cell>
          <table:table-cell table:number-columns-repeated="6"/>
        </table:table-row>
        <table:table-row table:style-name="ro2">
          <table:table-cell office:value-type="string">
            <text:p>600621</text:p>
          </table:table-cell>
          <table:table-cell office:value-type="string">
            <text:p>华鑫股份</text:p>
          </table:table-cell>
          <table:table-cell office:value-type="string">
            <text:p>K 房地产</text:p>
          </table:table-cell>
          <table:table-cell office:value-type="string">
            <text:p>上海华鑫股份有限公司</text:p>
          </table:table-cell>
          <table:table-cell office:value-type="string">
            <text:p>1992-12-02T00:00:00.000+08</text:p>
          </table:table-cell>
          <table:table-cell table:number-columns-repeated="6"/>
        </table:table-row>
        <table:table-row table:style-name="ro2">
          <table:table-cell office:value-type="string">
            <text:p>600622</text:p>
          </table:table-cell>
          <table:table-cell office:value-type="string">
            <text:p>嘉宝集团</text:p>
          </table:table-cell>
          <table:table-cell office:value-type="string">
            <text:p>K 房地产</text:p>
          </table:table-cell>
          <table:table-cell office:value-type="string">
            <text:p>上海嘉宝实业(集团)股份有限公司</text:p>
          </table:table-cell>
          <table:table-cell office:value-type="string">
            <text:p>1992-12-03T00:00:00.000+08</text:p>
          </table:table-cell>
          <table:table-cell table:number-columns-repeated="6"/>
        </table:table-row>
        <table:table-row table:style-name="ro2">
          <table:table-cell office:value-type="string">
            <text:p>600623</text:p>
          </table:table-cell>
          <table:table-cell office:value-type="string">
            <text:p>华谊集团</text:p>
          </table:table-cell>
          <table:table-cell office:value-type="string">
            <text:p>C 制造业</text:p>
          </table:table-cell>
          <table:table-cell office:value-type="string">
            <text:p>上海华谊集团股份有限公司</text:p>
          </table:table-cell>
          <table:table-cell office:value-type="string">
            <text:p>1992-12-04T00:00:00.000+08</text:p>
          </table:table-cell>
          <table:table-cell table:number-columns-repeated="6"/>
        </table:table-row>
        <table:table-row table:style-name="ro2">
          <table:table-cell office:value-type="string">
            <text:p>600624</text:p>
          </table:table-cell>
          <table:table-cell office:value-type="string">
            <text:p>复旦复华</text:p>
          </table:table-cell>
          <table:table-cell office:value-type="string">
            <text:p>S 综合</text:p>
          </table:table-cell>
          <table:table-cell office:value-type="string">
            <text:p>上海复旦复华科技股份有限公司</text:p>
          </table:table-cell>
          <table:table-cell office:value-type="string">
            <text:p>1993-01-05T00:00:00.000+08</text:p>
          </table:table-cell>
          <table:table-cell table:number-columns-repeated="6"/>
        </table:table-row>
        <table:table-row table:style-name="ro2">
          <table:table-cell office:value-type="string">
            <text:p>600626</text:p>
          </table:table-cell>
          <table:table-cell office:value-type="string">
            <text:p>申达股份</text:p>
          </table:table-cell>
          <table:table-cell office:value-type="string">
            <text:p>F 批发零售</text:p>
          </table:table-cell>
          <table:table-cell office:value-type="string">
            <text:p>上海申达股份有限公司</text:p>
          </table:table-cell>
          <table:table-cell office:value-type="string">
            <text:p>1993-01-07T00:00:00.000+08</text:p>
          </table:table-cell>
          <table:table-cell table:number-columns-repeated="6"/>
        </table:table-row>
        <table:table-row table:style-name="ro2">
          <table:table-cell office:value-type="string">
            <text:p>600628</text:p>
          </table:table-cell>
          <table:table-cell office:value-type="string">
            <text:p>新世界</text:p>
          </table:table-cell>
          <table:table-cell office:value-type="string">
            <text:p>F 批发零售</text:p>
          </table:table-cell>
          <table:table-cell office:value-type="string">
            <text:p>上海新世界股份有限公司</text:p>
          </table:table-cell>
          <table:table-cell office:value-type="string">
            <text:p>1993-01-09T00:00:00.000+08</text:p>
          </table:table-cell>
          <table:table-cell table:number-columns-repeated="6"/>
        </table:table-row>
        <table:table-row table:style-name="ro2">
          <table:table-cell office:value-type="string">
            <text:p>600629</text:p>
          </table:table-cell>
          <table:table-cell office:value-type="string">
            <text:p>华建集团</text:p>
          </table:table-cell>
          <table:table-cell office:value-type="string">
            <text:p>M 科研服务</text:p>
          </table:table-cell>
          <table:table-cell office:value-type="string">
            <text:p>华东建筑集团股份有限公司</text:p>
          </table:table-cell>
          <table:table-cell office:value-type="string">
            <text:p>1993-02-09T00:00:00.000+08</text:p>
          </table:table-cell>
          <table:table-cell table:number-columns-repeated="6"/>
        </table:table-row>
        <table:table-row table:style-name="ro2">
          <table:table-cell office:value-type="string">
            <text:p>600630</text:p>
          </table:table-cell>
          <table:table-cell office:value-type="string">
            <text:p>龙头股份</text:p>
          </table:table-cell>
          <table:table-cell office:value-type="string">
            <text:p>C 制造业</text:p>
          </table:table-cell>
          <table:table-cell office:value-type="string">
            <text:p>上海龙头（集团）股份有限公司</text:p>
          </table:table-cell>
          <table:table-cell office:value-type="string">
            <text:p>1993-02-09T00:00:00.000+08</text:p>
          </table:table-cell>
          <table:table-cell table:number-columns-repeated="6"/>
        </table:table-row>
        <table:table-row table:style-name="ro2">
          <table:table-cell office:value-type="string">
            <text:p>600633</text:p>
          </table:table-cell>
          <table:table-cell office:value-type="string">
            <text:p>浙数文化</text:p>
          </table:table-cell>
          <table:table-cell office:value-type="string">
            <text:p>R 文化传播</text:p>
          </table:table-cell>
          <table:table-cell office:value-type="string">
            <text:p>浙报数字文化集团股份有限公司</text:p>
          </table:table-cell>
          <table:table-cell office:value-type="string">
            <text:p>1993-03-04T00:00:00.000+08</text:p>
          </table:table-cell>
          <table:table-cell table:number-columns-repeated="6"/>
        </table:table-row>
        <table:table-row table:style-name="ro2">
          <table:table-cell office:value-type="string">
            <text:p>600634</text:p>
          </table:table-cell>
          <table:table-cell office:value-type="string">
            <text:p>富控互动</text:p>
          </table:table-cell>
          <table:table-cell office:value-type="string">
            <text:p>I 信息技术</text:p>
          </table:table-cell>
          <table:table-cell office:value-type="string">
            <text:p>上海中技投资控股股份有限公司</text:p>
          </table:table-cell>
          <table:table-cell office:value-type="string">
            <text:p>1993-03-04T00:00:00.000+08</text:p>
          </table:table-cell>
          <table:table-cell table:number-columns-repeated="6"/>
        </table:table-row>
        <table:table-row table:style-name="ro2">
          <table:table-cell office:value-type="string">
            <text:p>600635</text:p>
          </table:table-cell>
          <table:table-cell office:value-type="string">
            <text:p>大众公用</text:p>
          </table:table-cell>
          <table:table-cell office:value-type="string">
            <text:p>D 水电煤气</text:p>
          </table:table-cell>
          <table:table-cell office:value-type="string">
            <text:p>上海大众公用事业(集团)股份有限公司</text:p>
          </table:table-cell>
          <table:table-cell office:value-type="string">
            <text:p>1993-03-04T00:00:00.000+08</text:p>
          </table:table-cell>
          <table:table-cell table:number-columns-repeated="6"/>
        </table:table-row>
        <table:table-row table:style-name="ro2">
          <table:table-cell office:value-type="string">
            <text:p>600636</text:p>
          </table:table-cell>
          <table:table-cell office:value-type="string">
            <text:p>*ST爱富</text:p>
          </table:table-cell>
          <table:table-cell office:value-type="string">
            <text:p>C 制造业</text:p>
          </table:table-cell>
          <table:table-cell office:value-type="string">
            <text:p>上海三爱富新材料股份有限公司</text:p>
          </table:table-cell>
          <table:table-cell office:value-type="string">
            <text:p>1993-03-16T00:00:00.000+08</text:p>
          </table:table-cell>
          <table:table-cell table:number-columns-repeated="6"/>
        </table:table-row>
        <table:table-row table:style-name="ro2">
          <table:table-cell office:value-type="string">
            <text:p>600637</text:p>
          </table:table-cell>
          <table:table-cell office:value-type="string">
            <text:p>东方明珠</text:p>
          </table:table-cell>
          <table:table-cell office:value-type="string">
            <text:p>I 信息技术</text:p>
          </table:table-cell>
          <table:table-cell office:value-type="string">
            <text:p>上海东方明珠新媒体股份有限公司</text:p>
          </table:table-cell>
          <table:table-cell office:value-type="string">
            <text:p>1993-03-16T00:00:00.000+08</text:p>
          </table:table-cell>
          <table:table-cell table:number-columns-repeated="6"/>
        </table:table-row>
        <table:table-row table:style-name="ro2">
          <table:table-cell office:value-type="string">
            <text:p>600638</text:p>
          </table:table-cell>
          <table:table-cell office:value-type="string">
            <text:p>新黄浦</text:p>
          </table:table-cell>
          <table:table-cell office:value-type="string">
            <text:p>K 房地产</text:p>
          </table:table-cell>
          <table:table-cell office:value-type="string">
            <text:p>上海新黄浦置业股份有限公司</text:p>
          </table:table-cell>
          <table:table-cell office:value-type="string">
            <text:p>1993-03-26T00:00:00.000+08</text:p>
          </table:table-cell>
          <table:table-cell table:number-columns-repeated="6"/>
        </table:table-row>
        <table:table-row table:style-name="ro2">
          <table:table-cell office:value-type="string">
            <text:p>600639</text:p>
          </table:table-cell>
          <table:table-cell office:value-type="string">
            <text:p>浦东金桥</text:p>
          </table:table-cell>
          <table:table-cell office:value-type="string">
            <text:p>K 房地产</text:p>
          </table:table-cell>
          <table:table-cell office:value-type="string">
            <text:p>上海金桥出口加工区开发股份有限公司</text:p>
          </table:table-cell>
          <table:table-cell office:value-type="string">
            <text:p>1993-03-26T00:00:00.000+08</text:p>
          </table:table-cell>
          <table:table-cell table:number-columns-repeated="6"/>
        </table:table-row>
        <table:table-row table:style-name="ro2">
          <table:table-cell office:value-type="string">
            <text:p>600640</text:p>
          </table:table-cell>
          <table:table-cell office:value-type="string">
            <text:p>号百控股</text:p>
          </table:table-cell>
          <table:table-cell office:value-type="string">
            <text:p>L 商务服务</text:p>
          </table:table-cell>
          <table:table-cell office:value-type="string">
            <text:p>号百控股股份有限公司</text:p>
          </table:table-cell>
          <table:table-cell office:value-type="string">
            <text:p>1993-04-07T00:00:00.000+08</text:p>
          </table:table-cell>
          <table:table-cell table:number-columns-repeated="6"/>
        </table:table-row>
        <table:table-row table:style-name="ro2">
          <table:table-cell office:value-type="string">
            <text:p>600641</text:p>
          </table:table-cell>
          <table:table-cell office:value-type="string">
            <text:p>万业企业</text:p>
          </table:table-cell>
          <table:table-cell office:value-type="string">
            <text:p>K 房地产</text:p>
          </table:table-cell>
          <table:table-cell office:value-type="string">
            <text:p>上海万业企业股份有限公司</text:p>
          </table:table-cell>
          <table:table-cell office:value-type="string">
            <text:p>1993-04-07T00:00:00.000+08</text:p>
          </table:table-cell>
          <table:table-cell table:number-columns-repeated="6"/>
        </table:table-row>
        <table:table-row table:style-name="ro2">
          <table:table-cell office:value-type="string">
            <text:p>600642</text:p>
          </table:table-cell>
          <table:table-cell office:value-type="string">
            <text:p>申能股份</text:p>
          </table:table-cell>
          <table:table-cell office:value-type="string">
            <text:p>D 水电煤气</text:p>
          </table:table-cell>
          <table:table-cell office:value-type="string">
            <text:p>申能股份有限公司</text:p>
          </table:table-cell>
          <table:table-cell office:value-type="string">
            <text:p>1993-04-16T00:00:00.000+08</text:p>
          </table:table-cell>
          <table:table-cell table:number-columns-repeated="6"/>
        </table:table-row>
        <table:table-row table:style-name="ro2">
          <table:table-cell office:value-type="string">
            <text:p>600643</text:p>
          </table:table-cell>
          <table:table-cell office:value-type="string">
            <text:p>爱建集团</text:p>
          </table:table-cell>
          <table:table-cell office:value-type="string">
            <text:p>J 金融业</text:p>
          </table:table-cell>
          <table:table-cell office:value-type="string">
            <text:p>上海爱建集团股份有限公司</text:p>
          </table:table-cell>
          <table:table-cell office:value-type="string">
            <text:p>1993-04-26T00:00:00.000+08</text:p>
          </table:table-cell>
          <table:table-cell table:number-columns-repeated="6"/>
        </table:table-row>
        <table:table-row table:style-name="ro2">
          <table:table-cell office:value-type="string">
            <text:p>600644</text:p>
          </table:table-cell>
          <table:table-cell office:value-type="string">
            <text:p>乐山电力</text:p>
          </table:table-cell>
          <table:table-cell office:value-type="string">
            <text:p>D 水电煤气</text:p>
          </table:table-cell>
          <table:table-cell office:value-type="string">
            <text:p>乐山电力股份有限公司</text:p>
          </table:table-cell>
          <table:table-cell office:value-type="string">
            <text:p>1993-04-26T00:00:00.000+08</text:p>
          </table:table-cell>
          <table:table-cell table:number-columns-repeated="6"/>
        </table:table-row>
        <table:table-row table:style-name="ro2">
          <table:table-cell office:value-type="string">
            <text:p>600645</text:p>
          </table:table-cell>
          <table:table-cell office:value-type="string">
            <text:p>中源协和</text:p>
          </table:table-cell>
          <table:table-cell office:value-type="string">
            <text:p>M 科研服务</text:p>
          </table:table-cell>
          <table:table-cell office:value-type="string">
            <text:p>中源协和细胞基因工程股份有限公司</text:p>
          </table:table-cell>
          <table:table-cell office:value-type="string">
            <text:p>1993-05-04T00:00:00.000+08</text:p>
          </table:table-cell>
          <table:table-cell table:number-columns-repeated="6"/>
        </table:table-row>
        <table:table-row table:style-name="ro2">
          <table:table-cell office:value-type="string">
            <text:p>600647</text:p>
          </table:table-cell>
          <table:table-cell office:value-type="string">
            <text:p>同达创业</text:p>
          </table:table-cell>
          <table:table-cell office:value-type="string">
            <text:p>F 批发零售</text:p>
          </table:table-cell>
          <table:table-cell office:value-type="string">
            <text:p>上海同达创业投资股份有限公司</text:p>
          </table:table-cell>
          <table:table-cell office:value-type="string">
            <text:p>1993-05-04T00:00:00.000+08</text:p>
          </table:table-cell>
          <table:table-cell table:number-columns-repeated="6"/>
        </table:table-row>
        <table:table-row table:style-name="ro2">
          <table:table-cell office:value-type="string">
            <text:p>600648</text:p>
          </table:table-cell>
          <table:table-cell office:value-type="string">
            <text:p>外高桥</text:p>
          </table:table-cell>
          <table:table-cell office:value-type="string">
            <text:p>F 批发零售</text:p>
          </table:table-cell>
          <table:table-cell office:value-type="string">
            <text:p>上海外高桥集团股份有限公司</text:p>
          </table:table-cell>
          <table:table-cell office:value-type="string">
            <text:p>1993-05-04T00:00:00.000+08</text:p>
          </table:table-cell>
          <table:table-cell table:number-columns-repeated="6"/>
        </table:table-row>
        <table:table-row table:style-name="ro2">
          <table:table-cell office:value-type="string">
            <text:p>600649</text:p>
          </table:table-cell>
          <table:table-cell office:value-type="string">
            <text:p>城投控股</text:p>
          </table:table-cell>
          <table:table-cell office:value-type="string">
            <text:p>K 房地产</text:p>
          </table:table-cell>
          <table:table-cell office:value-type="string">
            <text:p>上海城投控股股份有限公司</text:p>
          </table:table-cell>
          <table:table-cell office:value-type="string">
            <text:p>1993-05-18T00:00:00.000+08</text:p>
          </table:table-cell>
          <table:table-cell table:number-columns-repeated="6"/>
        </table:table-row>
        <table:table-row table:style-name="ro2">
          <table:table-cell office:value-type="string">
            <text:p>600650</text:p>
          </table:table-cell>
          <table:table-cell office:value-type="string">
            <text:p>锦江投资</text:p>
          </table:table-cell>
          <table:table-cell office:value-type="string">
            <text:p>G 运输仓储</text:p>
          </table:table-cell>
          <table:table-cell office:value-type="string">
            <text:p>上海锦江国际实业投资股份有限公司</text:p>
          </table:table-cell>
          <table:table-cell office:value-type="string">
            <text:p>1993-06-07T00:00:00.000+08</text:p>
          </table:table-cell>
          <table:table-cell table:number-columns-repeated="6"/>
        </table:table-row>
        <table:table-row table:style-name="ro2">
          <table:table-cell office:value-type="string">
            <text:p>600651</text:p>
          </table:table-cell>
          <table:table-cell office:value-type="string">
            <text:p>飞乐音响</text:p>
          </table:table-cell>
          <table:table-cell office:value-type="string">
            <text:p>C 制造业</text:p>
          </table:table-cell>
          <table:table-cell office:value-type="string">
            <text:p>上海飞乐音响股份有限公司</text:p>
          </table:table-cell>
          <table:table-cell office:value-type="string">
            <text:p>1986-09-26T00:00:00.000+08</text:p>
          </table:table-cell>
          <table:table-cell table:number-columns-repeated="6"/>
        </table:table-row>
        <table:table-row table:style-name="ro2">
          <table:table-cell office:value-type="string">
            <text:p>600652</text:p>
          </table:table-cell>
          <table:table-cell office:value-type="string">
            <text:p>游久游戏</text:p>
          </table:table-cell>
          <table:table-cell office:value-type="string">
            <text:p>I 信息技术</text:p>
          </table:table-cell>
          <table:table-cell office:value-type="string">
            <text:p>上海游久游戏股份有限公司</text:p>
          </table:table-cell>
          <table:table-cell office:value-type="string">
            <text:p>1990-12-19T00:00:00.000+08</text:p>
          </table:table-cell>
          <table:table-cell table:number-columns-repeated="6"/>
        </table:table-row>
        <table:table-row table:style-name="ro2">
          <table:table-cell office:value-type="string">
            <text:p>600653</text:p>
          </table:table-cell>
          <table:table-cell office:value-type="string">
            <text:p>申华控股</text:p>
          </table:table-cell>
          <table:table-cell office:value-type="string">
            <text:p>F 批发零售</text:p>
          </table:table-cell>
          <table:table-cell office:value-type="string">
            <text:p>上海申华控股股份有限公司</text:p>
          </table:table-cell>
          <table:table-cell office:value-type="string">
            <text:p>1990-12-19T00:00:00.000+08</text:p>
          </table:table-cell>
          <table:table-cell table:number-columns-repeated="6"/>
        </table:table-row>
        <table:table-row table:style-name="ro2">
          <table:table-cell office:value-type="string">
            <text:p>600654</text:p>
          </table:table-cell>
          <table:table-cell office:value-type="string">
            <text:p>*ST中安</text:p>
          </table:table-cell>
          <table:table-cell office:value-type="string">
            <text:p>I 信息技术</text:p>
          </table:table-cell>
          <table:table-cell office:value-type="string">
            <text:p>中安消股份有限公司</text:p>
          </table:table-cell>
          <table:table-cell office:value-type="string">
            <text:p>1990-12-19T00:00:00.000+08</text:p>
          </table:table-cell>
          <table:table-cell table:number-columns-repeated="6"/>
        </table:table-row>
        <table:table-row table:style-name="ro2">
          <table:table-cell office:value-type="string">
            <text:p>600655</text:p>
          </table:table-cell>
          <table:table-cell office:value-type="string">
            <text:p>豫园商城</text:p>
          </table:table-cell>
          <table:table-cell office:value-type="string">
            <text:p>F 批发零售</text:p>
          </table:table-cell>
          <table:table-cell office:value-type="string">
            <text:p>上海豫园旅游商城股份有限公司</text:p>
          </table:table-cell>
          <table:table-cell office:value-type="string">
            <text:p>1992-09-02T00:00:00.000+08</text:p>
          </table:table-cell>
          <table:table-cell table:number-columns-repeated="6"/>
        </table:table-row>
        <table:table-row table:style-name="ro2">
          <table:table-cell office:value-type="string">
            <text:p>600657</text:p>
          </table:table-cell>
          <table:table-cell office:value-type="string">
            <text:p>信达地产</text:p>
          </table:table-cell>
          <table:table-cell office:value-type="string">
            <text:p>K 房地产</text:p>
          </table:table-cell>
          <table:table-cell office:value-type="string">
            <text:p>信达地产股份有限公司</text:p>
          </table:table-cell>
          <table:table-cell office:value-type="string">
            <text:p>1993-05-24T00:00:00.000+08</text:p>
          </table:table-cell>
          <table:table-cell table:number-columns-repeated="6"/>
        </table:table-row>
        <table:table-row table:style-name="ro2">
          <table:table-cell office:value-type="string">
            <text:p>600658</text:p>
          </table:table-cell>
          <table:table-cell office:value-type="string">
            <text:p>电子城</text:p>
          </table:table-cell>
          <table:table-cell office:value-type="string">
            <text:p>K 房地产</text:p>
          </table:table-cell>
          <table:table-cell office:value-type="string">
            <text:p>北京电子城投资开发股份有限公司</text:p>
          </table:table-cell>
          <table:table-cell office:value-type="string">
            <text:p>1993-05-24T00:00:00.000+08</text:p>
          </table:table-cell>
          <table:table-cell table:number-columns-repeated="6"/>
        </table:table-row>
        <table:table-row table:style-name="ro2">
          <table:table-cell office:value-type="string">
            <text:p>600660</text:p>
          </table:table-cell>
          <table:table-cell office:value-type="string">
            <text:p>福耀玻璃</text:p>
          </table:table-cell>
          <table:table-cell office:value-type="string">
            <text:p>C 制造业</text:p>
          </table:table-cell>
          <table:table-cell office:value-type="string">
            <text:p>福耀玻璃工业集团股份有限公司</text:p>
          </table:table-cell>
          <table:table-cell office:value-type="string">
            <text:p>1993-06-10T00:00:00.000+08</text:p>
          </table:table-cell>
          <table:table-cell table:number-columns-repeated="6"/>
        </table:table-row>
        <table:table-row table:style-name="ro2">
          <table:table-cell office:value-type="string">
            <text:p>600661</text:p>
          </table:table-cell>
          <table:table-cell office:value-type="string">
            <text:p>新南洋</text:p>
          </table:table-cell>
          <table:table-cell office:value-type="string">
            <text:p>P 教育</text:p>
          </table:table-cell>
          <table:table-cell office:value-type="string">
            <text:p>上海新南洋股份有限公司</text:p>
          </table:table-cell>
          <table:table-cell office:value-type="string">
            <text:p>1993-06-14T00:00:00.000+08</text:p>
          </table:table-cell>
          <table:table-cell table:number-columns-repeated="6"/>
        </table:table-row>
        <table:table-row table:style-name="ro2">
          <table:table-cell office:value-type="string">
            <text:p>600662</text:p>
          </table:table-cell>
          <table:table-cell office:value-type="string">
            <text:p>强生控股</text:p>
          </table:table-cell>
          <table:table-cell office:value-type="string">
            <text:p>G 运输仓储</text:p>
          </table:table-cell>
          <table:table-cell office:value-type="string">
            <text:p>上海强生控股股份有限公司</text:p>
          </table:table-cell>
          <table:table-cell office:value-type="string">
            <text:p>1993-06-14T00:00:00.000+08</text:p>
          </table:table-cell>
          <table:table-cell table:number-columns-repeated="6"/>
        </table:table-row>
        <table:table-row table:style-name="ro2">
          <table:table-cell office:value-type="string">
            <text:p>600663</text:p>
          </table:table-cell>
          <table:table-cell office:value-type="string">
            <text:p>陆家嘴</text:p>
          </table:table-cell>
          <table:table-cell office:value-type="string">
            <text:p>K 房地产</text:p>
          </table:table-cell>
          <table:table-cell office:value-type="string">
            <text:p>上海陆家嘴金融贸易区开发股份有限公司</text:p>
          </table:table-cell>
          <table:table-cell office:value-type="string">
            <text:p>1993-06-28T00:00:00.000+08</text:p>
          </table:table-cell>
          <table:table-cell table:number-columns-repeated="6"/>
        </table:table-row>
        <table:table-row table:style-name="ro2">
          <table:table-cell office:value-type="string">
            <text:p>600664</text:p>
          </table:table-cell>
          <table:table-cell office:value-type="string">
            <text:p>哈药股份</text:p>
          </table:table-cell>
          <table:table-cell office:value-type="string">
            <text:p>C 制造业</text:p>
          </table:table-cell>
          <table:table-cell office:value-type="string">
            <text:p>哈药集团股份有限公司</text:p>
          </table:table-cell>
          <table:table-cell office:value-type="string">
            <text:p>1993-06-29T00:00:00.000+08</text:p>
          </table:table-cell>
          <table:table-cell table:number-columns-repeated="6"/>
        </table:table-row>
        <table:table-row table:style-name="ro2">
          <table:table-cell office:value-type="string">
            <text:p>600665</text:p>
          </table:table-cell>
          <table:table-cell office:value-type="string">
            <text:p>天地源</text:p>
          </table:table-cell>
          <table:table-cell office:value-type="string">
            <text:p>K 房地产</text:p>
          </table:table-cell>
          <table:table-cell office:value-type="string">
            <text:p>天地源股份有限公司</text:p>
          </table:table-cell>
          <table:table-cell office:value-type="string">
            <text:p>1993-07-09T00:00:00.000+08</text:p>
          </table:table-cell>
          <table:table-cell table:number-columns-repeated="6"/>
        </table:table-row>
        <table:table-row table:style-name="ro2">
          <table:table-cell office:value-type="string">
            <text:p>600666</text:p>
          </table:table-cell>
          <table:table-cell office:value-type="string">
            <text:p>奥瑞德</text:p>
          </table:table-cell>
          <table:table-cell office:value-type="string">
            <text:p>C 制造业</text:p>
          </table:table-cell>
          <table:table-cell office:value-type="string">
            <text:p>奥瑞德光电股份有限公司</text:p>
          </table:table-cell>
          <table:table-cell office:value-type="string">
            <text:p>1993-07-12T00:00:00.000+08</text:p>
          </table:table-cell>
          <table:table-cell table:number-columns-repeated="6"/>
        </table:table-row>
        <table:table-row table:style-name="ro2">
          <table:table-cell office:value-type="string">
            <text:p>600667</text:p>
          </table:table-cell>
          <table:table-cell office:value-type="string">
            <text:p>太极实业</text:p>
          </table:table-cell>
          <table:table-cell office:value-type="string">
            <text:p>C 制造业</text:p>
          </table:table-cell>
          <table:table-cell office:value-type="string">
            <text:p>无锡市太极实业股份有限公司</text:p>
          </table:table-cell>
          <table:table-cell office:value-type="string">
            <text:p>1993-07-28T00:00:00.000+08</text:p>
          </table:table-cell>
          <table:table-cell table:number-columns-repeated="6"/>
        </table:table-row>
        <table:table-row table:style-name="ro2">
          <table:table-cell office:value-type="string">
            <text:p>600668</text:p>
          </table:table-cell>
          <table:table-cell office:value-type="string">
            <text:p>尖峰集团</text:p>
          </table:table-cell>
          <table:table-cell office:value-type="string">
            <text:p>C 制造业</text:p>
          </table:table-cell>
          <table:table-cell office:value-type="string">
            <text:p>浙江尖峰集团股份有限公司</text:p>
          </table:table-cell>
          <table:table-cell office:value-type="string">
            <text:p>1993-07-28T00:00:00.000+08</text:p>
          </table:table-cell>
          <table:table-cell table:number-columns-repeated="6"/>
        </table:table-row>
        <table:table-row table:style-name="ro2">
          <table:table-cell office:value-type="string">
            <text:p>600671</text:p>
          </table:table-cell>
          <table:table-cell office:value-type="string">
            <text:p>天目药业</text:p>
          </table:table-cell>
          <table:table-cell office:value-type="string">
            <text:p>C 制造业</text:p>
          </table:table-cell>
          <table:table-cell office:value-type="string">
            <text:p>杭州天目山药业股份有限公司</text:p>
          </table:table-cell>
          <table:table-cell office:value-type="string">
            <text:p>1993-08-23T00:00:00.000+08</text:p>
          </table:table-cell>
          <table:table-cell table:number-columns-repeated="6"/>
        </table:table-row>
        <table:table-row table:style-name="ro2">
          <table:table-cell office:value-type="string">
            <text:p>600673</text:p>
          </table:table-cell>
          <table:table-cell office:value-type="string">
            <text:p>东阳光科</text:p>
          </table:table-cell>
          <table:table-cell office:value-type="string">
            <text:p>C 制造业</text:p>
          </table:table-cell>
          <table:table-cell office:value-type="string">
            <text:p>广东东阳光科技控股股份有限公司</text:p>
          </table:table-cell>
          <table:table-cell office:value-type="string">
            <text:p>1993-09-17T00:00:00.000+08</text:p>
          </table:table-cell>
          <table:table-cell table:number-columns-repeated="6"/>
        </table:table-row>
        <table:table-row table:style-name="ro2">
          <table:table-cell office:value-type="string">
            <text:p>600674</text:p>
          </table:table-cell>
          <table:table-cell office:value-type="string">
            <text:p>川投能源</text:p>
          </table:table-cell>
          <table:table-cell office:value-type="string">
            <text:p>D 水电煤气</text:p>
          </table:table-cell>
          <table:table-cell office:value-type="string">
            <text:p>四川川投能源股份有限公司</text:p>
          </table:table-cell>
          <table:table-cell office:value-type="string">
            <text:p>1993-09-24T00:00:00.000+08</text:p>
          </table:table-cell>
          <table:table-cell table:number-columns-repeated="6"/>
        </table:table-row>
        <table:table-row table:style-name="ro2">
          <table:table-cell office:value-type="string">
            <text:p>600675</text:p>
          </table:table-cell>
          <table:table-cell office:value-type="string">
            <text:p>中华企业</text:p>
          </table:table-cell>
          <table:table-cell office:value-type="string">
            <text:p>K 房地产</text:p>
          </table:table-cell>
          <table:table-cell office:value-type="string">
            <text:p>中华企业股份有限公司</text:p>
          </table:table-cell>
          <table:table-cell office:value-type="string">
            <text:p>1993-09-24T00:00:00.000+08</text:p>
          </table:table-cell>
          <table:table-cell table:number-columns-repeated="6"/>
        </table:table-row>
        <table:table-row table:style-name="ro2">
          <table:table-cell office:value-type="string">
            <text:p>600676</text:p>
          </table:table-cell>
          <table:table-cell office:value-type="string">
            <text:p>交运股份</text:p>
          </table:table-cell>
          <table:table-cell office:value-type="string">
            <text:p>G 运输仓储</text:p>
          </table:table-cell>
          <table:table-cell office:value-type="string">
            <text:p>上海交运集团股份有限公司</text:p>
          </table:table-cell>
          <table:table-cell office:value-type="string">
            <text:p>1993-09-28T00:00:00.000+08</text:p>
          </table:table-cell>
          <table:table-cell table:number-columns-repeated="6"/>
        </table:table-row>
        <table:table-row table:style-name="ro2">
          <table:table-cell office:value-type="string">
            <text:p>600677</text:p>
          </table:table-cell>
          <table:table-cell office:value-type="string">
            <text:p>航天通信</text:p>
          </table:table-cell>
          <table:table-cell office:value-type="string">
            <text:p>F 批发零售</text:p>
          </table:table-cell>
          <table:table-cell office:value-type="string">
            <text:p>航天通信控股集团股份有限公司</text:p>
          </table:table-cell>
          <table:table-cell office:value-type="string">
            <text:p>1993-09-28T00:00:00.000+08</text:p>
          </table:table-cell>
          <table:table-cell table:number-columns-repeated="6"/>
        </table:table-row>
        <table:table-row table:style-name="ro2">
          <table:table-cell office:value-type="string">
            <text:p>600678</text:p>
          </table:table-cell>
          <table:table-cell office:value-type="string">
            <text:p>四川金顶</text:p>
          </table:table-cell>
          <table:table-cell office:value-type="string">
            <text:p>C 制造业</text:p>
          </table:table-cell>
          <table:table-cell office:value-type="string">
            <text:p>四川金顶(集团)股份有限公司</text:p>
          </table:table-cell>
          <table:table-cell office:value-type="string">
            <text:p>1993-10-08T00:00:00.000+08</text:p>
          </table:table-cell>
          <table:table-cell table:number-columns-repeated="6"/>
        </table:table-row>
        <table:table-row table:style-name="ro2">
          <table:table-cell office:value-type="string">
            <text:p>600679</text:p>
          </table:table-cell>
          <table:table-cell office:value-type="string">
            <text:p>上海凤凰</text:p>
          </table:table-cell>
          <table:table-cell office:value-type="string">
            <text:p>C 制造业</text:p>
          </table:table-cell>
          <table:table-cell office:value-type="string">
            <text:p>上海凤凰企业（集团）股份有限公司</text:p>
          </table:table-cell>
          <table:table-cell office:value-type="string">
            <text:p>1993-10-08T00:00:00.000+08</text:p>
          </table:table-cell>
          <table:table-cell table:number-columns-repeated="6"/>
        </table:table-row>
        <table:table-row table:style-name="ro2">
          <table:table-cell office:value-type="string">
            <text:p>600680</text:p>
          </table:table-cell>
          <table:table-cell office:value-type="string">
            <text:p>*ST上普</text:p>
          </table:table-cell>
          <table:table-cell office:value-type="string">
            <text:p>C 制造业</text:p>
          </table:table-cell>
          <table:table-cell office:value-type="string">
            <text:p>上海普天邮通科技股份有限公司</text:p>
          </table:table-cell>
          <table:table-cell office:value-type="string">
            <text:p>1993-10-18T00:00:00.000+08</text:p>
          </table:table-cell>
          <table:table-cell table:number-columns-repeated="6"/>
        </table:table-row>
        <table:table-row table:style-name="ro2">
          <table:table-cell office:value-type="string">
            <text:p>600681</text:p>
          </table:table-cell>
          <table:table-cell office:value-type="string">
            <text:p>百川能源</text:p>
          </table:table-cell>
          <table:table-cell office:value-type="string">
            <text:p>D 水电煤气</text:p>
          </table:table-cell>
          <table:table-cell office:value-type="string">
            <text:p>百川能源股份有限公司</text:p>
          </table:table-cell>
          <table:table-cell office:value-type="string">
            <text:p>1993-10-18T00:00:00.000+08</text:p>
          </table:table-cell>
          <table:table-cell table:number-columns-repeated="6"/>
        </table:table-row>
        <table:table-row table:style-name="ro2">
          <table:table-cell office:value-type="string">
            <text:p>600682</text:p>
          </table:table-cell>
          <table:table-cell office:value-type="string">
            <text:p>南京新百</text:p>
          </table:table-cell>
          <table:table-cell office:value-type="string">
            <text:p>F 批发零售</text:p>
          </table:table-cell>
          <table:table-cell office:value-type="string">
            <text:p>南京新街口百货商店股份有限公司</text:p>
          </table:table-cell>
          <table:table-cell office:value-type="string">
            <text:p>1993-10-18T00:00:00.000+08</text:p>
          </table:table-cell>
          <table:table-cell table:number-columns-repeated="6"/>
        </table:table-row>
        <table:table-row table:style-name="ro2">
          <table:table-cell office:value-type="string">
            <text:p>600683</text:p>
          </table:table-cell>
          <table:table-cell office:value-type="string">
            <text:p>京投发展</text:p>
          </table:table-cell>
          <table:table-cell office:value-type="string">
            <text:p>K 房地产</text:p>
          </table:table-cell>
          <table:table-cell office:value-type="string">
            <text:p>京投发展股份有限公司</text:p>
          </table:table-cell>
          <table:table-cell office:value-type="string">
            <text:p>1993-10-25T00:00:00.000+08</text:p>
          </table:table-cell>
          <table:table-cell table:number-columns-repeated="6"/>
        </table:table-row>
        <table:table-row table:style-name="ro2">
          <table:table-cell office:value-type="string">
            <text:p>600684</text:p>
          </table:table-cell>
          <table:table-cell office:value-type="string">
            <text:p>珠江实业</text:p>
          </table:table-cell>
          <table:table-cell office:value-type="string">
            <text:p>K 房地产</text:p>
          </table:table-cell>
          <table:table-cell office:value-type="string">
            <text:p>广州珠江实业开发股份有限公司</text:p>
          </table:table-cell>
          <table:table-cell office:value-type="string">
            <text:p>1993-10-28T00:00:00.000+08</text:p>
          </table:table-cell>
          <table:table-cell table:number-columns-repeated="6"/>
        </table:table-row>
        <table:table-row table:style-name="ro2">
          <table:table-cell office:value-type="string">
            <text:p>600685</text:p>
          </table:table-cell>
          <table:table-cell office:value-type="string">
            <text:p>中船防务</text:p>
          </table:table-cell>
          <table:table-cell office:value-type="string">
            <text:p>C 制造业</text:p>
          </table:table-cell>
          <table:table-cell office:value-type="string">
            <text:p>中船海洋与防务装备股份有限公司</text:p>
          </table:table-cell>
          <table:table-cell office:value-type="string">
            <text:p>1993-10-28T00:00:00.000+08</text:p>
          </table:table-cell>
          <table:table-cell table:number-columns-repeated="6"/>
        </table:table-row>
        <table:table-row table:style-name="ro2">
          <table:table-cell office:value-type="string">
            <text:p>600686</text:p>
          </table:table-cell>
          <table:table-cell office:value-type="string">
            <text:p>金龙汽车</text:p>
          </table:table-cell>
          <table:table-cell office:value-type="string">
            <text:p>C 制造业</text:p>
          </table:table-cell>
          <table:table-cell office:value-type="string">
            <text:p>厦门金龙汽车集团股份有限公司</text:p>
          </table:table-cell>
          <table:table-cell office:value-type="string">
            <text:p>1993-11-08T00:00:00.000+08</text:p>
          </table:table-cell>
          <table:table-cell table:number-columns-repeated="6"/>
        </table:table-row>
        <table:table-row table:style-name="ro2">
          <table:table-cell office:value-type="string">
            <text:p>600687</text:p>
          </table:table-cell>
          <table:table-cell office:value-type="string">
            <text:p>刚泰控股</text:p>
          </table:table-cell>
          <table:table-cell office:value-type="string">
            <text:p>C 制造业</text:p>
          </table:table-cell>
          <table:table-cell office:value-type="string">
            <text:p>甘肃刚泰控股（集团）股份有限公司</text:p>
          </table:table-cell>
          <table:table-cell office:value-type="string">
            <text:p>1993-11-08T00:00:00.000+08</text:p>
          </table:table-cell>
          <table:table-cell table:number-columns-repeated="6"/>
        </table:table-row>
        <table:table-row table:style-name="ro2">
          <table:table-cell office:value-type="string">
            <text:p>600688</text:p>
          </table:table-cell>
          <table:table-cell office:value-type="string">
            <text:p>上海石化</text:p>
          </table:table-cell>
          <table:table-cell office:value-type="string">
            <text:p>C 制造业</text:p>
          </table:table-cell>
          <table:table-cell office:value-type="string">
            <text:p>中国石化上海石油化工股份有限公司</text:p>
          </table:table-cell>
          <table:table-cell office:value-type="string">
            <text:p>1993-11-08T00:00:00.000+08</text:p>
          </table:table-cell>
          <table:table-cell table:number-columns-repeated="6"/>
        </table:table-row>
        <table:table-row table:style-name="ro2">
          <table:table-cell office:value-type="string">
            <text:p>600689</text:p>
          </table:table-cell>
          <table:table-cell office:value-type="string">
            <text:p>上海三毛</text:p>
          </table:table-cell>
          <table:table-cell office:value-type="string">
            <text:p>C 制造业</text:p>
          </table:table-cell>
          <table:table-cell office:value-type="string">
            <text:p>上海三毛企业（集团）股份有限公司</text:p>
          </table:table-cell>
          <table:table-cell office:value-type="string">
            <text:p>1993-11-08T00:00:00.000+08</text:p>
          </table:table-cell>
          <table:table-cell table:number-columns-repeated="6"/>
        </table:table-row>
        <table:table-row table:style-name="ro2">
          <table:table-cell office:value-type="string">
            <text:p>600690</text:p>
          </table:table-cell>
          <table:table-cell office:value-type="string">
            <text:p>青岛海尔</text:p>
          </table:table-cell>
          <table:table-cell office:value-type="string">
            <text:p>C 制造业</text:p>
          </table:table-cell>
          <table:table-cell office:value-type="string">
            <text:p>青岛海尔股份有限公司</text:p>
          </table:table-cell>
          <table:table-cell office:value-type="string">
            <text:p>1993-11-19T00:00:00.000+08</text:p>
          </table:table-cell>
          <table:table-cell table:number-columns-repeated="6"/>
        </table:table-row>
        <table:table-row table:style-name="ro2">
          <table:table-cell office:value-type="string">
            <text:p>600691</text:p>
          </table:table-cell>
          <table:table-cell office:value-type="string">
            <text:p>阳煤化工</text:p>
          </table:table-cell>
          <table:table-cell office:value-type="string">
            <text:p>C 制造业</text:p>
          </table:table-cell>
          <table:table-cell office:value-type="string">
            <text:p>阳煤化工股份有限公司</text:p>
          </table:table-cell>
          <table:table-cell office:value-type="string">
            <text:p>1993-11-19T00:00:00.000+08</text:p>
          </table:table-cell>
          <table:table-cell table:number-columns-repeated="6"/>
        </table:table-row>
        <table:table-row table:style-name="ro2">
          <table:table-cell office:value-type="string">
            <text:p>600692</text:p>
          </table:table-cell>
          <table:table-cell office:value-type="string">
            <text:p>亚通股份</text:p>
          </table:table-cell>
          <table:table-cell office:value-type="string">
            <text:p>G 运输仓储</text:p>
          </table:table-cell>
          <table:table-cell office:value-type="string">
            <text:p>上海亚通股份有限公司</text:p>
          </table:table-cell>
          <table:table-cell office:value-type="string">
            <text:p>1993-11-19T00:00:00.000+08</text:p>
          </table:table-cell>
          <table:table-cell table:number-columns-repeated="6"/>
        </table:table-row>
        <table:table-row table:style-name="ro2">
          <table:table-cell office:value-type="string">
            <text:p>600693</text:p>
          </table:table-cell>
          <table:table-cell office:value-type="string">
            <text:p>东百集团</text:p>
          </table:table-cell>
          <table:table-cell office:value-type="string">
            <text:p>F 批发零售</text:p>
          </table:table-cell>
          <table:table-cell office:value-type="string">
            <text:p>福建东百集团股份有限公司</text:p>
          </table:table-cell>
          <table:table-cell office:value-type="string">
            <text:p>1993-11-22T00:00:00.000+08</text:p>
          </table:table-cell>
          <table:table-cell table:number-columns-repeated="6"/>
        </table:table-row>
        <table:table-row table:style-name="ro2">
          <table:table-cell office:value-type="string">
            <text:p>600694</text:p>
          </table:table-cell>
          <table:table-cell office:value-type="string">
            <text:p>大商股份</text:p>
          </table:table-cell>
          <table:table-cell office:value-type="string">
            <text:p>F 批发零售</text:p>
          </table:table-cell>
          <table:table-cell office:value-type="string">
            <text:p>大商股份有限公司</text:p>
          </table:table-cell>
          <table:table-cell office:value-type="string">
            <text:p>1993-11-22T00:00:00.000+08</text:p>
          </table:table-cell>
          <table:table-cell table:number-columns-repeated="6"/>
        </table:table-row>
        <table:table-row table:style-name="ro2">
          <table:table-cell office:value-type="string">
            <text:p>600695</text:p>
          </table:table-cell>
          <table:table-cell office:value-type="string">
            <text:p>绿庭投资</text:p>
          </table:table-cell>
          <table:table-cell office:value-type="string">
            <text:p>J 金融业</text:p>
          </table:table-cell>
          <table:table-cell office:value-type="string">
            <text:p>上海绿庭投资控股集团股份有限公司</text:p>
          </table:table-cell>
          <table:table-cell office:value-type="string">
            <text:p>1993-11-22T00:00:00.000+08</text:p>
          </table:table-cell>
          <table:table-cell table:number-columns-repeated="6"/>
        </table:table-row>
        <table:table-row table:style-name="ro2">
          <table:table-cell office:value-type="string">
            <text:p>600696</text:p>
          </table:table-cell>
          <table:table-cell office:value-type="string">
            <text:p>*ST匹凸</text:p>
          </table:table-cell>
          <table:table-cell office:value-type="string">
            <text:p>K 房地产</text:p>
          </table:table-cell>
          <table:table-cell office:value-type="string">
            <text:p>匹凸匹金融信息服务（上海）股份有限公司</text:p>
          </table:table-cell>
          <table:table-cell office:value-type="string">
            <text:p>1993-12-06T00:00:00.000+08</text:p>
          </table:table-cell>
          <table:table-cell table:number-columns-repeated="6"/>
        </table:table-row>
        <table:table-row table:style-name="ro2">
          <table:table-cell office:value-type="string">
            <text:p>600697</text:p>
          </table:table-cell>
          <table:table-cell office:value-type="string">
            <text:p>欧亚集团</text:p>
          </table:table-cell>
          <table:table-cell office:value-type="string">
            <text:p>F 批发零售</text:p>
          </table:table-cell>
          <table:table-cell office:value-type="string">
            <text:p>长春欧亚集团股份有限公司</text:p>
          </table:table-cell>
          <table:table-cell office:value-type="string">
            <text:p>1993-12-06T00:00:00.000+08</text:p>
          </table:table-cell>
          <table:table-cell table:number-columns-repeated="6"/>
        </table:table-row>
        <table:table-row table:style-name="ro2">
          <table:table-cell office:value-type="string">
            <text:p>600698</text:p>
          </table:table-cell>
          <table:table-cell office:value-type="string">
            <text:p>湖南天雁</text:p>
          </table:table-cell>
          <table:table-cell office:value-type="string">
            <text:p>C 制造业</text:p>
          </table:table-cell>
          <table:table-cell office:value-type="string">
            <text:p>湖南天雁机械股份有限公司</text:p>
          </table:table-cell>
          <table:table-cell office:value-type="string">
            <text:p>1993-12-06T00:00:00.000+08</text:p>
          </table:table-cell>
          <table:table-cell table:number-columns-repeated="6"/>
        </table:table-row>
        <table:table-row table:style-name="ro2">
          <table:table-cell office:value-type="string">
            <text:p>600699</text:p>
          </table:table-cell>
          <table:table-cell office:value-type="string">
            <text:p>均胜电子</text:p>
          </table:table-cell>
          <table:table-cell office:value-type="string">
            <text:p>C 制造业</text:p>
          </table:table-cell>
          <table:table-cell office:value-type="string">
            <text:p>宁波均胜电子股份有限公司</text:p>
          </table:table-cell>
          <table:table-cell office:value-type="string">
            <text:p>1993-12-06T00:00:00.000+08</text:p>
          </table:table-cell>
          <table:table-cell table:number-columns-repeated="6"/>
        </table:table-row>
        <table:table-row table:style-name="ro2">
          <table:table-cell office:value-type="string">
            <text:p>600701</text:p>
          </table:table-cell>
          <table:table-cell office:value-type="string">
            <text:p>工大高新</text:p>
          </table:table-cell>
          <table:table-cell office:value-type="string">
            <text:p>I 信息技术</text:p>
          </table:table-cell>
          <table:table-cell office:value-type="string">
            <text:p>哈尔滨工大高新技术产业开发股份有限公司</text:p>
          </table:table-cell>
          <table:table-cell office:value-type="string">
            <text:p>1996-05-28T00:00:00.000+08</text:p>
          </table:table-cell>
          <table:table-cell table:number-columns-repeated="6"/>
        </table:table-row>
        <table:table-row table:style-name="ro2">
          <table:table-cell office:value-type="string">
            <text:p>600702</text:p>
          </table:table-cell>
          <table:table-cell office:value-type="string">
            <text:p>沱牌舍得</text:p>
          </table:table-cell>
          <table:table-cell office:value-type="string">
            <text:p>C 制造业</text:p>
          </table:table-cell>
          <table:table-cell office:value-type="string">
            <text:p>四川沱牌舍得酒业股份有限公司</text:p>
          </table:table-cell>
          <table:table-cell office:value-type="string">
            <text:p>1996-05-24T00:00:00.000+08</text:p>
          </table:table-cell>
          <table:table-cell table:number-columns-repeated="6"/>
        </table:table-row>
        <table:table-row table:style-name="ro2">
          <table:table-cell office:value-type="string">
            <text:p>600703</text:p>
          </table:table-cell>
          <table:table-cell office:value-type="string">
            <text:p>三安光电</text:p>
          </table:table-cell>
          <table:table-cell office:value-type="string">
            <text:p>C 制造业</text:p>
          </table:table-cell>
          <table:table-cell office:value-type="string">
            <text:p>三安光电股份有限公司</text:p>
          </table:table-cell>
          <table:table-cell office:value-type="string">
            <text:p>1996-05-28T00:00:00.000+08</text:p>
          </table:table-cell>
          <table:table-cell table:number-columns-repeated="6"/>
        </table:table-row>
        <table:table-row table:style-name="ro2">
          <table:table-cell office:value-type="string">
            <text:p>600704</text:p>
          </table:table-cell>
          <table:table-cell office:value-type="string">
            <text:p>物产中大</text:p>
          </table:table-cell>
          <table:table-cell office:value-type="string">
            <text:p>F 批发零售</text:p>
          </table:table-cell>
          <table:table-cell office:value-type="string">
            <text:p>物产中大集团股份有限公司</text:p>
          </table:table-cell>
          <table:table-cell office:value-type="string">
            <text:p>1996-06-06T00:00:00.000+08</text:p>
          </table:table-cell>
          <table:table-cell table:number-columns-repeated="6"/>
        </table:table-row>
        <table:table-row table:style-name="ro2">
          <table:table-cell office:value-type="string">
            <text:p>600705</text:p>
          </table:table-cell>
          <table:table-cell office:value-type="string">
            <text:p>中航资本</text:p>
          </table:table-cell>
          <table:table-cell office:value-type="string">
            <text:p>J 金融业</text:p>
          </table:table-cell>
          <table:table-cell office:value-type="string">
            <text:p>中航资本控股股份有限公司</text:p>
          </table:table-cell>
          <table:table-cell office:value-type="string">
            <text:p>1996-05-16T00:00:00.000+08</text:p>
          </table:table-cell>
          <table:table-cell table:number-columns-repeated="6"/>
        </table:table-row>
        <table:table-row table:style-name="ro2">
          <table:table-cell office:value-type="string">
            <text:p>600706</text:p>
          </table:table-cell>
          <table:table-cell office:value-type="string">
            <text:p>曲江文旅</text:p>
          </table:table-cell>
          <table:table-cell office:value-type="string">
            <text:p>N 公共环保</text:p>
          </table:table-cell>
          <table:table-cell office:value-type="string">
            <text:p>西安曲江文化旅游股份有限公司</text:p>
          </table:table-cell>
          <table:table-cell office:value-type="string">
            <text:p>1996-05-16T00:00:00.000+08</text:p>
          </table:table-cell>
          <table:table-cell table:number-columns-repeated="6"/>
        </table:table-row>
        <table:table-row table:style-name="ro2">
          <table:table-cell office:value-type="string">
            <text:p>600707</text:p>
          </table:table-cell>
          <table:table-cell office:value-type="string">
            <text:p>彩虹股份</text:p>
          </table:table-cell>
          <table:table-cell office:value-type="string">
            <text:p>C 制造业</text:p>
          </table:table-cell>
          <table:table-cell office:value-type="string">
            <text:p>彩虹显示器件股份有限公司</text:p>
          </table:table-cell>
          <table:table-cell office:value-type="string">
            <text:p>1996-05-20T00:00:00.000+08</text:p>
          </table:table-cell>
          <table:table-cell table:number-columns-repeated="6"/>
        </table:table-row>
        <table:table-row table:style-name="ro2">
          <table:table-cell office:value-type="string">
            <text:p>600708</text:p>
          </table:table-cell>
          <table:table-cell office:value-type="string">
            <text:p>光明地产</text:p>
          </table:table-cell>
          <table:table-cell office:value-type="string">
            <text:p>K 房地产</text:p>
          </table:table-cell>
          <table:table-cell office:value-type="string">
            <text:p>光明房地产集团股份有限公司</text:p>
          </table:table-cell>
          <table:table-cell office:value-type="string">
            <text:p>1996-06-06T00:00:00.000+08</text:p>
          </table:table-cell>
          <table:table-cell table:number-columns-repeated="6"/>
        </table:table-row>
        <table:table-row table:style-name="ro2">
          <table:table-cell office:value-type="string">
            <text:p>600711</text:p>
          </table:table-cell>
          <table:table-cell office:value-type="string">
            <text:p>盛屯矿业</text:p>
          </table:table-cell>
          <table:table-cell office:value-type="string">
            <text:p>B 采矿业</text:p>
          </table:table-cell>
          <table:table-cell office:value-type="string">
            <text:p>盛屯矿业集团股份有限公司</text:p>
          </table:table-cell>
          <table:table-cell office:value-type="string">
            <text:p>1996-05-31T00:00:00.000+08</text:p>
          </table:table-cell>
          <table:table-cell table:number-columns-repeated="6"/>
        </table:table-row>
        <table:table-row table:style-name="ro2">
          <table:table-cell office:value-type="string">
            <text:p>600712</text:p>
          </table:table-cell>
          <table:table-cell office:value-type="string">
            <text:p>南宁百货</text:p>
          </table:table-cell>
          <table:table-cell office:value-type="string">
            <text:p>F 批发零售</text:p>
          </table:table-cell>
          <table:table-cell office:value-type="string">
            <text:p>南宁百货大楼股份有限公司</text:p>
          </table:table-cell>
          <table:table-cell office:value-type="string">
            <text:p>1996-06-26T00:00:00.000+08</text:p>
          </table:table-cell>
          <table:table-cell table:number-columns-repeated="6"/>
        </table:table-row>
        <table:table-row table:style-name="ro2">
          <table:table-cell office:value-type="string">
            <text:p>600713</text:p>
          </table:table-cell>
          <table:table-cell office:value-type="string">
            <text:p>南京医药</text:p>
          </table:table-cell>
          <table:table-cell office:value-type="string">
            <text:p>F 批发零售</text:p>
          </table:table-cell>
          <table:table-cell office:value-type="string">
            <text:p>南京医药股份有限公司</text:p>
          </table:table-cell>
          <table:table-cell office:value-type="string">
            <text:p>1996-07-01T00:00:00.000+08</text:p>
          </table:table-cell>
          <table:table-cell table:number-columns-repeated="6"/>
        </table:table-row>
        <table:table-row table:style-name="ro2">
          <table:table-cell office:value-type="string">
            <text:p>600714</text:p>
          </table:table-cell>
          <table:table-cell office:value-type="string">
            <text:p>金瑞矿业</text:p>
          </table:table-cell>
          <table:table-cell office:value-type="string">
            <text:p>B 采矿业</text:p>
          </table:table-cell>
          <table:table-cell office:value-type="string">
            <text:p>青海金瑞矿业发展股份有限公司</text:p>
          </table:table-cell>
          <table:table-cell office:value-type="string">
            <text:p>1996-06-06T00:00:00.000+08</text:p>
          </table:table-cell>
          <table:table-cell table:number-columns-repeated="6"/>
        </table:table-row>
        <table:table-row table:style-name="ro2">
          <table:table-cell office:value-type="string">
            <text:p>600715</text:p>
          </table:table-cell>
          <table:table-cell office:value-type="string">
            <text:p>文投控股</text:p>
          </table:table-cell>
          <table:table-cell office:value-type="string">
            <text:p>R 文化传播</text:p>
          </table:table-cell>
          <table:table-cell office:value-type="string">
            <text:p>文投控股股份有限公司</text:p>
          </table:table-cell>
          <table:table-cell office:value-type="string">
            <text:p>1996-07-01T00:00:00.000+08</text:p>
          </table:table-cell>
          <table:table-cell table:number-columns-repeated="6"/>
        </table:table-row>
        <table:table-row table:style-name="ro2">
          <table:table-cell office:value-type="string">
            <text:p>600716</text:p>
          </table:table-cell>
          <table:table-cell office:value-type="string">
            <text:p>凤凰股份</text:p>
          </table:table-cell>
          <table:table-cell office:value-type="string">
            <text:p>K 房地产</text:p>
          </table:table-cell>
          <table:table-cell office:value-type="string">
            <text:p>江苏凤凰置业投资股份有限公司</text:p>
          </table:table-cell>
          <table:table-cell office:value-type="string">
            <text:p>1996-07-02T00:00:00.000+08</text:p>
          </table:table-cell>
          <table:table-cell table:number-columns-repeated="6"/>
        </table:table-row>
        <table:table-row table:style-name="ro2">
          <table:table-cell office:value-type="string">
            <text:p>600717</text:p>
          </table:table-cell>
          <table:table-cell office:value-type="string">
            <text:p>天津港</text:p>
          </table:table-cell>
          <table:table-cell office:value-type="string">
            <text:p>G 运输仓储</text:p>
          </table:table-cell>
          <table:table-cell office:value-type="string">
            <text:p>天津港股份有限公司</text:p>
          </table:table-cell>
          <table:table-cell office:value-type="string">
            <text:p>1996-06-14T00:00:00.000+08</text:p>
          </table:table-cell>
          <table:table-cell table:number-columns-repeated="6"/>
        </table:table-row>
        <table:table-row table:style-name="ro2">
          <table:table-cell office:value-type="string">
            <text:p>600718</text:p>
          </table:table-cell>
          <table:table-cell office:value-type="string">
            <text:p>东软集团</text:p>
          </table:table-cell>
          <table:table-cell office:value-type="string">
            <text:p>I 信息技术</text:p>
          </table:table-cell>
          <table:table-cell office:value-type="string">
            <text:p>东软集团股份有限公司</text:p>
          </table:table-cell>
          <table:table-cell office:value-type="string">
            <text:p>1996-06-18T00:00:00.000+08</text:p>
          </table:table-cell>
          <table:table-cell table:number-columns-repeated="6"/>
        </table:table-row>
        <table:table-row table:style-name="ro2">
          <table:table-cell office:value-type="string">
            <text:p>600719</text:p>
          </table:table-cell>
          <table:table-cell office:value-type="string">
            <text:p>大连热电</text:p>
          </table:table-cell>
          <table:table-cell office:value-type="string">
            <text:p>D 水电煤气</text:p>
          </table:table-cell>
          <table:table-cell office:value-type="string">
            <text:p>大连热电股份有限公司</text:p>
          </table:table-cell>
          <table:table-cell office:value-type="string">
            <text:p>1996-07-16T00:00:00.000+08</text:p>
          </table:table-cell>
          <table:table-cell table:number-columns-repeated="6"/>
        </table:table-row>
        <table:table-row table:style-name="ro2">
          <table:table-cell office:value-type="string">
            <text:p>600720</text:p>
          </table:table-cell>
          <table:table-cell office:value-type="string">
            <text:p>祁连山</text:p>
          </table:table-cell>
          <table:table-cell office:value-type="string">
            <text:p>C 制造业</text:p>
          </table:table-cell>
          <table:table-cell office:value-type="string">
            <text:p>甘肃祁连山水泥集团股份有限公司</text:p>
          </table:table-cell>
          <table:table-cell office:value-type="string">
            <text:p>1996-07-16T00:00:00.000+08</text:p>
          </table:table-cell>
          <table:table-cell table:number-columns-repeated="6"/>
        </table:table-row>
        <table:table-row table:style-name="ro2">
          <table:table-cell office:value-type="string">
            <text:p>600721</text:p>
          </table:table-cell>
          <table:table-cell office:value-type="string">
            <text:p>百花村</text:p>
          </table:table-cell>
          <table:table-cell office:value-type="string">
            <text:p>M 科研服务</text:p>
          </table:table-cell>
          <table:table-cell office:value-type="string">
            <text:p>新疆百花村股份有限公司</text:p>
          </table:table-cell>
          <table:table-cell office:value-type="string">
            <text:p>1996-06-26T00:00:00.000+08</text:p>
          </table:table-cell>
          <table:table-cell table:number-columns-repeated="6"/>
        </table:table-row>
        <table:table-row table:style-name="ro2">
          <table:table-cell office:value-type="string">
            <text:p>600722</text:p>
          </table:table-cell>
          <table:table-cell office:value-type="string">
            <text:p>金牛化工</text:p>
          </table:table-cell>
          <table:table-cell office:value-type="string">
            <text:p>C 制造业</text:p>
          </table:table-cell>
          <table:table-cell office:value-type="string">
            <text:p>河北金牛化工股份有限公司</text:p>
          </table:table-cell>
          <table:table-cell office:value-type="string">
            <text:p>1996-06-26T00:00:00.000+08</text:p>
          </table:table-cell>
          <table:table-cell table:number-columns-repeated="6"/>
        </table:table-row>
        <table:table-row table:style-name="ro2">
          <table:table-cell office:value-type="string">
            <text:p>600723</text:p>
          </table:table-cell>
          <table:table-cell office:value-type="string">
            <text:p>首商股份</text:p>
          </table:table-cell>
          <table:table-cell office:value-type="string">
            <text:p>F 批发零售</text:p>
          </table:table-cell>
          <table:table-cell office:value-type="string">
            <text:p>北京首商集团股份有限公司</text:p>
          </table:table-cell>
          <table:table-cell office:value-type="string">
            <text:p>1996-07-16T00:00:00.000+08</text:p>
          </table:table-cell>
          <table:table-cell table:number-columns-repeated="6"/>
        </table:table-row>
        <table:table-row table:style-name="ro2">
          <table:table-cell office:value-type="string">
            <text:p>600724</text:p>
          </table:table-cell>
          <table:table-cell office:value-type="string">
            <text:p>宁波富达</text:p>
          </table:table-cell>
          <table:table-cell office:value-type="string">
            <text:p>K 房地产</text:p>
          </table:table-cell>
          <table:table-cell office:value-type="string">
            <text:p>宁波富达股份有限公司</text:p>
          </table:table-cell>
          <table:table-cell office:value-type="string">
            <text:p>1996-07-16T00:00:00.000+08</text:p>
          </table:table-cell>
          <table:table-cell table:number-columns-repeated="6"/>
        </table:table-row>
        <table:table-row table:style-name="ro2">
          <table:table-cell office:value-type="string">
            <text:p>600725</text:p>
          </table:table-cell>
          <table:table-cell office:value-type="string">
            <text:p>ST云维</text:p>
          </table:table-cell>
          <table:table-cell office:value-type="string">
            <text:p>C 制造业</text:p>
          </table:table-cell>
          <table:table-cell office:value-type="string">
            <text:p>云南云维股份有限公司</text:p>
          </table:table-cell>
          <table:table-cell office:value-type="string">
            <text:p>1996-07-02T00:00:00.000+08</text:p>
          </table:table-cell>
          <table:table-cell table:number-columns-repeated="6"/>
        </table:table-row>
        <table:table-row table:style-name="ro2">
          <table:table-cell office:value-type="string">
            <text:p>600726</text:p>
          </table:table-cell>
          <table:table-cell office:value-type="string">
            <text:p>华电能源</text:p>
          </table:table-cell>
          <table:table-cell office:value-type="string">
            <text:p>D 水电煤气</text:p>
          </table:table-cell>
          <table:table-cell office:value-type="string">
            <text:p>华电能源股份有限公司</text:p>
          </table:table-cell>
          <table:table-cell office:value-type="string">
            <text:p>1996-07-01T00:00:00.000+08</text:p>
          </table:table-cell>
          <table:table-cell table:number-columns-repeated="6"/>
        </table:table-row>
        <table:table-row table:style-name="ro2">
          <table:table-cell office:value-type="string">
            <text:p>600727</text:p>
          </table:table-cell>
          <table:table-cell office:value-type="string">
            <text:p>鲁北化工</text:p>
          </table:table-cell>
          <table:table-cell office:value-type="string">
            <text:p>C 制造业</text:p>
          </table:table-cell>
          <table:table-cell office:value-type="string">
            <text:p>山东鲁北化工股份有限公司</text:p>
          </table:table-cell>
          <table:table-cell office:value-type="string">
            <text:p>1996-07-02T00:00:00.000+08</text:p>
          </table:table-cell>
          <table:table-cell table:number-columns-repeated="6"/>
        </table:table-row>
        <table:table-row table:style-name="ro2">
          <table:table-cell office:value-type="string">
            <text:p>600728</text:p>
          </table:table-cell>
          <table:table-cell office:value-type="string">
            <text:p>佳都科技</text:p>
          </table:table-cell>
          <table:table-cell office:value-type="string">
            <text:p>I 信息技术</text:p>
          </table:table-cell>
          <table:table-cell office:value-type="string">
            <text:p>佳都新太科技股份有限公司</text:p>
          </table:table-cell>
          <table:table-cell office:value-type="string">
            <text:p>1996-07-16T00:00:00.000+08</text:p>
          </table:table-cell>
          <table:table-cell table:number-columns-repeated="6"/>
        </table:table-row>
        <table:table-row table:style-name="ro2">
          <table:table-cell office:value-type="string">
            <text:p>600729</text:p>
          </table:table-cell>
          <table:table-cell office:value-type="string">
            <text:p>重庆百货</text:p>
          </table:table-cell>
          <table:table-cell office:value-type="string">
            <text:p>F 批发零售</text:p>
          </table:table-cell>
          <table:table-cell office:value-type="string">
            <text:p>重庆百货大楼股份有限公司</text:p>
          </table:table-cell>
          <table:table-cell office:value-type="string">
            <text:p>1996-07-02T00:00:00.000+08</text:p>
          </table:table-cell>
          <table:table-cell table:number-columns-repeated="6"/>
        </table:table-row>
        <table:table-row table:style-name="ro2">
          <table:table-cell office:value-type="string">
            <text:p>600730</text:p>
          </table:table-cell>
          <table:table-cell office:value-type="string">
            <text:p>中国高科</text:p>
          </table:table-cell>
          <table:table-cell office:value-type="string">
            <text:p>K 房地产</text:p>
          </table:table-cell>
          <table:table-cell office:value-type="string">
            <text:p>中国高科集团股份有限公司</text:p>
          </table:table-cell>
          <table:table-cell office:value-type="string">
            <text:p>1996-07-26T00:00:00.000+08</text:p>
          </table:table-cell>
          <table:table-cell table:number-columns-repeated="6"/>
        </table:table-row>
        <table:table-row table:style-name="ro2">
          <table:table-cell office:value-type="string">
            <text:p>600731</text:p>
          </table:table-cell>
          <table:table-cell office:value-type="string">
            <text:p>湖南海利</text:p>
          </table:table-cell>
          <table:table-cell office:value-type="string">
            <text:p>C 制造业</text:p>
          </table:table-cell>
          <table:table-cell office:value-type="string">
            <text:p>湖南海利化工股份有限公司</text:p>
          </table:table-cell>
          <table:table-cell office:value-type="string">
            <text:p>1996-08-02T00:00:00.000+08</text:p>
          </table:table-cell>
          <table:table-cell table:number-columns-repeated="6"/>
        </table:table-row>
        <table:table-row table:style-name="ro2">
          <table:table-cell office:value-type="string">
            <text:p>600732</text:p>
          </table:table-cell>
          <table:table-cell office:value-type="string">
            <text:p>ST新梅</text:p>
          </table:table-cell>
          <table:table-cell office:value-type="string">
            <text:p>K 房地产</text:p>
          </table:table-cell>
          <table:table-cell office:value-type="string">
            <text:p>上海新梅置业股份有限公司</text:p>
          </table:table-cell>
          <table:table-cell office:value-type="string">
            <text:p>1996-08-16T00:00:00.000+08</text:p>
          </table:table-cell>
          <table:table-cell table:number-columns-repeated="6"/>
        </table:table-row>
        <table:table-row table:style-name="ro2">
          <table:table-cell office:value-type="string">
            <text:p>600733</text:p>
          </table:table-cell>
          <table:table-cell office:value-type="string">
            <text:p>S*ST前锋</text:p>
          </table:table-cell>
          <table:table-cell office:value-type="string">
            <text:p>K 房地产</text:p>
          </table:table-cell>
          <table:table-cell office:value-type="string">
            <text:p>成都前锋电子股份有限公司</text:p>
          </table:table-cell>
          <table:table-cell office:value-type="string">
            <text:p>1996-08-16T00:00:00.000+08</text:p>
          </table:table-cell>
          <table:table-cell table:number-columns-repeated="6"/>
        </table:table-row>
        <table:table-row table:style-name="ro2">
          <table:table-cell office:value-type="string">
            <text:p>600734</text:p>
          </table:table-cell>
          <table:table-cell office:value-type="string">
            <text:p>实达集团</text:p>
          </table:table-cell>
          <table:table-cell office:value-type="string">
            <text:p>C 制造业</text:p>
          </table:table-cell>
          <table:table-cell office:value-type="string">
            <text:p>福建实达集团股份有限公司</text:p>
          </table:table-cell>
          <table:table-cell office:value-type="string">
            <text:p>1996-08-08T00:00:00.000+08</text:p>
          </table:table-cell>
          <table:table-cell table:number-columns-repeated="6"/>
        </table:table-row>
        <table:table-row table:style-name="ro2">
          <table:table-cell office:value-type="string">
            <text:p>600735</text:p>
          </table:table-cell>
          <table:table-cell office:value-type="string">
            <text:p>新华锦</text:p>
          </table:table-cell>
          <table:table-cell office:value-type="string">
            <text:p>C 制造业</text:p>
          </table:table-cell>
          <table:table-cell office:value-type="string">
            <text:p>山东新华锦国际股份有限公司</text:p>
          </table:table-cell>
          <table:table-cell office:value-type="string">
            <text:p>1996-07-26T00:00:00.000+08</text:p>
          </table:table-cell>
          <table:table-cell table:number-columns-repeated="6"/>
        </table:table-row>
        <table:table-row table:style-name="ro2">
          <table:table-cell office:value-type="string">
            <text:p>600736</text:p>
          </table:table-cell>
          <table:table-cell office:value-type="string">
            <text:p>苏州高新</text:p>
          </table:table-cell>
          <table:table-cell office:value-type="string">
            <text:p>K 房地产</text:p>
          </table:table-cell>
          <table:table-cell office:value-type="string">
            <text:p>苏州新区高新技术产业股份有限公司</text:p>
          </table:table-cell>
          <table:table-cell office:value-type="string">
            <text:p>1996-08-15T00:00:00.000+08</text:p>
          </table:table-cell>
          <table:table-cell table:number-columns-repeated="6"/>
        </table:table-row>
        <table:table-row table:style-name="ro2">
          <table:table-cell office:value-type="string">
            <text:p>600737</text:p>
          </table:table-cell>
          <table:table-cell office:value-type="string">
            <text:p>中粮糖业</text:p>
          </table:table-cell>
          <table:table-cell office:value-type="string">
            <text:p>C 制造业</text:p>
          </table:table-cell>
          <table:table-cell office:value-type="string">
            <text:p>中粮屯河糖业股份有限公司</text:p>
          </table:table-cell>
          <table:table-cell office:value-type="string">
            <text:p>1996-07-31T00:00:00.000+08</text:p>
          </table:table-cell>
          <table:table-cell table:number-columns-repeated="6"/>
        </table:table-row>
        <table:table-row table:style-name="ro2">
          <table:table-cell office:value-type="string">
            <text:p>600738</text:p>
          </table:table-cell>
          <table:table-cell office:value-type="string">
            <text:p>兰州民百</text:p>
          </table:table-cell>
          <table:table-cell office:value-type="string">
            <text:p>F 批发零售</text:p>
          </table:table-cell>
          <table:table-cell office:value-type="string">
            <text:p>兰州民百(集团)股份有限公司</text:p>
          </table:table-cell>
          <table:table-cell office:value-type="string">
            <text:p>1996-08-02T00:00:00.000+08</text:p>
          </table:table-cell>
          <table:table-cell table:number-columns-repeated="6"/>
        </table:table-row>
        <table:table-row table:style-name="ro2">
          <table:table-cell office:value-type="string">
            <text:p>600739</text:p>
          </table:table-cell>
          <table:table-cell office:value-type="string">
            <text:p>辽宁成大</text:p>
          </table:table-cell>
          <table:table-cell office:value-type="string">
            <text:p>F 批发零售</text:p>
          </table:table-cell>
          <table:table-cell office:value-type="string">
            <text:p>辽宁成大股份有限公司</text:p>
          </table:table-cell>
          <table:table-cell office:value-type="string">
            <text:p>1996-08-19T00:00:00.000+08</text:p>
          </table:table-cell>
          <table:table-cell table:number-columns-repeated="6"/>
        </table:table-row>
        <table:table-row table:style-name="ro2">
          <table:table-cell office:value-type="string">
            <text:p>600740</text:p>
          </table:table-cell>
          <table:table-cell office:value-type="string">
            <text:p>山西焦化</text:p>
          </table:table-cell>
          <table:table-cell office:value-type="string">
            <text:p>C 制造业</text:p>
          </table:table-cell>
          <table:table-cell office:value-type="string">
            <text:p>山西焦化股份有限公司</text:p>
          </table:table-cell>
          <table:table-cell office:value-type="string">
            <text:p>1996-08-08T00:00:00.000+08</text:p>
          </table:table-cell>
          <table:table-cell table:number-columns-repeated="6"/>
        </table:table-row>
        <table:table-row table:style-name="ro2">
          <table:table-cell office:value-type="string">
            <text:p>600741</text:p>
          </table:table-cell>
          <table:table-cell office:value-type="string">
            <text:p>华域汽车</text:p>
          </table:table-cell>
          <table:table-cell office:value-type="string">
            <text:p>C 制造业</text:p>
          </table:table-cell>
          <table:table-cell office:value-type="string">
            <text:p>华域汽车系统股份有限公司</text:p>
          </table:table-cell>
          <table:table-cell office:value-type="string">
            <text:p>1996-08-26T00:00:00.000+08</text:p>
          </table:table-cell>
          <table:table-cell table:number-columns-repeated="6"/>
        </table:table-row>
        <table:table-row table:style-name="ro2">
          <table:table-cell office:value-type="string">
            <text:p>600742</text:p>
          </table:table-cell>
          <table:table-cell office:value-type="string">
            <text:p>一汽富维</text:p>
          </table:table-cell>
          <table:table-cell office:value-type="string">
            <text:p>C 制造业</text:p>
          </table:table-cell>
          <table:table-cell office:value-type="string">
            <text:p>长春一汽富维汽车零部件股份有限公司</text:p>
          </table:table-cell>
          <table:table-cell office:value-type="string">
            <text:p>1996-08-26T00:00:00.000+08</text:p>
          </table:table-cell>
          <table:table-cell table:number-columns-repeated="6"/>
        </table:table-row>
        <table:table-row table:style-name="ro2">
          <table:table-cell office:value-type="string">
            <text:p>600743</text:p>
          </table:table-cell>
          <table:table-cell office:value-type="string">
            <text:p>华远地产</text:p>
          </table:table-cell>
          <table:table-cell office:value-type="string">
            <text:p>K 房地产</text:p>
          </table:table-cell>
          <table:table-cell office:value-type="string">
            <text:p>华远地产股份有限公司</text:p>
          </table:table-cell>
          <table:table-cell office:value-type="string">
            <text:p>1996-09-09T00:00:00.000+08</text:p>
          </table:table-cell>
          <table:table-cell table:number-columns-repeated="6"/>
        </table:table-row>
        <table:table-row table:style-name="ro2">
          <table:table-cell office:value-type="string">
            <text:p>600744</text:p>
          </table:table-cell>
          <table:table-cell office:value-type="string">
            <text:p>华银电力</text:p>
          </table:table-cell>
          <table:table-cell office:value-type="string">
            <text:p>D 水电煤气</text:p>
          </table:table-cell>
          <table:table-cell office:value-type="string">
            <text:p>大唐华银电力股份有限公司</text:p>
          </table:table-cell>
          <table:table-cell office:value-type="string">
            <text:p>1996-09-05T00:00:00.000+08</text:p>
          </table:table-cell>
          <table:table-cell table:number-columns-repeated="6"/>
        </table:table-row>
        <table:table-row table:style-name="ro2">
          <table:table-cell office:value-type="string">
            <text:p>600745</text:p>
          </table:table-cell>
          <table:table-cell office:value-type="string">
            <text:p>中茵股份</text:p>
          </table:table-cell>
          <table:table-cell office:value-type="string">
            <text:p>C 制造业</text:p>
          </table:table-cell>
          <table:table-cell office:value-type="string">
            <text:p>中茵股份有限公司</text:p>
          </table:table-cell>
          <table:table-cell office:value-type="string">
            <text:p>1996-08-28T00:00:00.000+08</text:p>
          </table:table-cell>
          <table:table-cell table:number-columns-repeated="6"/>
        </table:table-row>
        <table:table-row table:style-name="ro2">
          <table:table-cell office:value-type="string">
            <text:p>600746</text:p>
          </table:table-cell>
          <table:table-cell office:value-type="string">
            <text:p>江苏索普</text:p>
          </table:table-cell>
          <table:table-cell office:value-type="string">
            <text:p>C 制造业</text:p>
          </table:table-cell>
          <table:table-cell office:value-type="string">
            <text:p>江苏索普化工股份有限公司</text:p>
          </table:table-cell>
          <table:table-cell office:value-type="string">
            <text:p>1996-09-18T00:00:00.000+08</text:p>
          </table:table-cell>
          <table:table-cell table:number-columns-repeated="6"/>
        </table:table-row>
        <table:table-row table:style-name="ro2">
          <table:table-cell office:value-type="string">
            <text:p>600747</text:p>
          </table:table-cell>
          <table:table-cell office:value-type="string">
            <text:p>大连控股</text:p>
          </table:table-cell>
          <table:table-cell office:value-type="string">
            <text:p>F 批发零售</text:p>
          </table:table-cell>
          <table:table-cell office:value-type="string">
            <text:p>大连大福控股股份有限公司</text:p>
          </table:table-cell>
          <table:table-cell office:value-type="string">
            <text:p>1996-09-16T00:00:00.000+08</text:p>
          </table:table-cell>
          <table:table-cell table:number-columns-repeated="6"/>
        </table:table-row>
        <table:table-row table:style-name="ro2">
          <table:table-cell office:value-type="string">
            <text:p>600748</text:p>
          </table:table-cell>
          <table:table-cell office:value-type="string">
            <text:p>上实发展</text:p>
          </table:table-cell>
          <table:table-cell office:value-type="string">
            <text:p>K 房地产</text:p>
          </table:table-cell>
          <table:table-cell office:value-type="string">
            <text:p>上海实业发展股份有限公司</text:p>
          </table:table-cell>
          <table:table-cell office:value-type="string">
            <text:p>1996-09-25T00:00:00.000+08</text:p>
          </table:table-cell>
          <table:table-cell table:number-columns-repeated="6"/>
        </table:table-row>
        <table:table-row table:style-name="ro2">
          <table:table-cell office:value-type="string">
            <text:p>600749</text:p>
          </table:table-cell>
          <table:table-cell office:value-type="string">
            <text:p>西藏旅游</text:p>
          </table:table-cell>
          <table:table-cell office:value-type="string">
            <text:p>N 公共环保</text:p>
          </table:table-cell>
          <table:table-cell office:value-type="string">
            <text:p>西藏旅游股份有限公司</text:p>
          </table:table-cell>
          <table:table-cell office:value-type="string">
            <text:p>1996-10-15T00:00:00.000+08</text:p>
          </table:table-cell>
          <table:table-cell table:number-columns-repeated="6"/>
        </table:table-row>
        <table:table-row table:style-name="ro2">
          <table:table-cell office:value-type="string">
            <text:p>600750</text:p>
          </table:table-cell>
          <table:table-cell office:value-type="string">
            <text:p>江中药业</text:p>
          </table:table-cell>
          <table:table-cell office:value-type="string">
            <text:p>C 制造业</text:p>
          </table:table-cell>
          <table:table-cell office:value-type="string">
            <text:p>江中药业股份有限公司</text:p>
          </table:table-cell>
          <table:table-cell office:value-type="string">
            <text:p>1996-09-23T00:00:00.000+08</text:p>
          </table:table-cell>
          <table:table-cell table:number-columns-repeated="6"/>
        </table:table-row>
        <table:table-row table:style-name="ro2">
          <table:table-cell office:value-type="string">
            <text:p>600751</text:p>
          </table:table-cell>
          <table:table-cell office:value-type="string">
            <text:p>天海投资</text:p>
          </table:table-cell>
          <table:table-cell office:value-type="string">
            <text:p>G 运输仓储</text:p>
          </table:table-cell>
          <table:table-cell office:value-type="string">
            <text:p>天津天海投资发展股份有限公司</text:p>
          </table:table-cell>
          <table:table-cell office:value-type="string">
            <text:p>1996-09-09T00:00:00.000+08</text:p>
          </table:table-cell>
          <table:table-cell table:number-columns-repeated="6"/>
        </table:table-row>
        <table:table-row table:style-name="ro2">
          <table:table-cell office:value-type="string">
            <text:p>600753</text:p>
          </table:table-cell>
          <table:table-cell office:value-type="string">
            <text:p>东方银星</text:p>
          </table:table-cell>
          <table:table-cell office:value-type="string">
            <text:p>F 批发零售</text:p>
          </table:table-cell>
          <table:table-cell office:value-type="string">
            <text:p>河南东方银星投资股份有限公司</text:p>
          </table:table-cell>
          <table:table-cell office:value-type="string">
            <text:p>1996-09-27T00:00:00.000+08</text:p>
          </table:table-cell>
          <table:table-cell table:number-columns-repeated="6"/>
        </table:table-row>
        <table:table-row table:style-name="ro2">
          <table:table-cell office:value-type="string">
            <text:p>600754</text:p>
          </table:table-cell>
          <table:table-cell office:value-type="string">
            <text:p>锦江股份</text:p>
          </table:table-cell>
          <table:table-cell office:value-type="string">
            <text:p>H 住宿餐饮</text:p>
          </table:table-cell>
          <table:table-cell office:value-type="string">
            <text:p>上海锦江国际酒店发展股份有限公司</text:p>
          </table:table-cell>
          <table:table-cell office:value-type="string">
            <text:p>1996-10-11T00:00:00.000+08</text:p>
          </table:table-cell>
          <table:table-cell table:number-columns-repeated="6"/>
        </table:table-row>
        <table:table-row table:style-name="ro2">
          <table:table-cell office:value-type="string">
            <text:p>600755</text:p>
          </table:table-cell>
          <table:table-cell office:value-type="string">
            <text:p>厦门国贸</text:p>
          </table:table-cell>
          <table:table-cell office:value-type="string">
            <text:p>F 批发零售</text:p>
          </table:table-cell>
          <table:table-cell office:value-type="string">
            <text:p>厦门国贸集团股份有限公司</text:p>
          </table:table-cell>
          <table:table-cell office:value-type="string">
            <text:p>1996-10-03T00:00:00.000+08</text:p>
          </table:table-cell>
          <table:table-cell table:number-columns-repeated="6"/>
        </table:table-row>
        <table:table-row table:style-name="ro2">
          <table:table-cell office:value-type="string">
            <text:p>600756</text:p>
          </table:table-cell>
          <table:table-cell office:value-type="string">
            <text:p>浪潮软件</text:p>
          </table:table-cell>
          <table:table-cell office:value-type="string">
            <text:p>I 信息技术</text:p>
          </table:table-cell>
          <table:table-cell office:value-type="string">
            <text:p>浪潮软件股份有限公司</text:p>
          </table:table-cell>
          <table:table-cell office:value-type="string">
            <text:p>1996-09-23T00:00:00.000+08</text:p>
          </table:table-cell>
          <table:table-cell table:number-columns-repeated="6"/>
        </table:table-row>
        <table:table-row table:style-name="ro2">
          <table:table-cell office:value-type="string">
            <text:p>600757</text:p>
          </table:table-cell>
          <table:table-cell office:value-type="string">
            <text:p>长江传媒</text:p>
          </table:table-cell>
          <table:table-cell office:value-type="string">
            <text:p>R 文化传播</text:p>
          </table:table-cell>
          <table:table-cell office:value-type="string">
            <text:p>长江出版传媒股份有限公司</text:p>
          </table:table-cell>
          <table:table-cell office:value-type="string">
            <text:p>1996-10-03T00:00:00.000+08</text:p>
          </table:table-cell>
          <table:table-cell table:number-columns-repeated="6"/>
        </table:table-row>
        <table:table-row table:style-name="ro2">
          <table:table-cell office:value-type="string">
            <text:p>600758</text:p>
          </table:table-cell>
          <table:table-cell office:value-type="string">
            <text:p>红阳能源</text:p>
          </table:table-cell>
          <table:table-cell office:value-type="string">
            <text:p>D 水电煤气</text:p>
          </table:table-cell>
          <table:table-cell office:value-type="string">
            <text:p>辽宁红阳能源投资股份有限公司</text:p>
          </table:table-cell>
          <table:table-cell office:value-type="string">
            <text:p>1996-10-29T00:00:00.000+08</text:p>
          </table:table-cell>
          <table:table-cell table:number-columns-repeated="6"/>
        </table:table-row>
        <table:table-row table:style-name="ro2">
          <table:table-cell office:value-type="string">
            <text:p>600759</text:p>
          </table:table-cell>
          <table:table-cell office:value-type="string">
            <text:p>洲际油气</text:p>
          </table:table-cell>
          <table:table-cell office:value-type="string">
            <text:p>F 批发零售</text:p>
          </table:table-cell>
          <table:table-cell office:value-type="string">
            <text:p>洲际油气股份有限公司</text:p>
          </table:table-cell>
          <table:table-cell office:value-type="string">
            <text:p>1996-10-08T00:00:00.000+08</text:p>
          </table:table-cell>
          <table:table-cell table:number-columns-repeated="6"/>
        </table:table-row>
        <table:table-row table:style-name="ro2">
          <table:table-cell office:value-type="string">
            <text:p>600760</text:p>
          </table:table-cell>
          <table:table-cell office:value-type="string">
            <text:p>中航黑豹</text:p>
          </table:table-cell>
          <table:table-cell office:value-type="string">
            <text:p>C 制造业</text:p>
          </table:table-cell>
          <table:table-cell office:value-type="string">
            <text:p>中航黑豹股份有限公司</text:p>
          </table:table-cell>
          <table:table-cell office:value-type="string">
            <text:p>1996-10-11T00:00:00.000+08</text:p>
          </table:table-cell>
          <table:table-cell table:number-columns-repeated="6"/>
        </table:table-row>
        <table:table-row table:style-name="ro2">
          <table:table-cell office:value-type="string">
            <text:p>600761</text:p>
          </table:table-cell>
          <table:table-cell office:value-type="string">
            <text:p>安徽合力</text:p>
          </table:table-cell>
          <table:table-cell office:value-type="string">
            <text:p>C 制造业</text:p>
          </table:table-cell>
          <table:table-cell office:value-type="string">
            <text:p>安徽合力股份有限公司</text:p>
          </table:table-cell>
          <table:table-cell office:value-type="string">
            <text:p>1996-10-09T00:00:00.000+08</text:p>
          </table:table-cell>
          <table:table-cell table:number-columns-repeated="6"/>
        </table:table-row>
        <table:table-row table:style-name="ro2">
          <table:table-cell office:value-type="string">
            <text:p>600763</text:p>
          </table:table-cell>
          <table:table-cell office:value-type="string">
            <text:p>通策医疗</text:p>
          </table:table-cell>
          <table:table-cell office:value-type="string">
            <text:p>Q 卫生</text:p>
          </table:table-cell>
          <table:table-cell office:value-type="string">
            <text:p>通策医疗投资股份有限公司</text:p>
          </table:table-cell>
          <table:table-cell office:value-type="string">
            <text:p>1996-10-30T00:00:00.000+08</text:p>
          </table:table-cell>
          <table:table-cell table:number-columns-repeated="6"/>
        </table:table-row>
        <table:table-row table:style-name="ro2">
          <table:table-cell office:value-type="string">
            <text:p>600764</text:p>
          </table:table-cell>
          <table:table-cell office:value-type="string">
            <text:p>中电广通</text:p>
          </table:table-cell>
          <table:table-cell office:value-type="string">
            <text:p>C 制造业</text:p>
          </table:table-cell>
          <table:table-cell office:value-type="string">
            <text:p>中电广通股份有限公司</text:p>
          </table:table-cell>
          <table:table-cell office:value-type="string">
            <text:p>1996-11-04T00:00:00.000+08</text:p>
          </table:table-cell>
          <table:table-cell table:number-columns-repeated="6"/>
        </table:table-row>
        <table:table-row table:style-name="ro2">
          <table:table-cell office:value-type="string">
            <text:p>600765</text:p>
          </table:table-cell>
          <table:table-cell office:value-type="string">
            <text:p>中航重机</text:p>
          </table:table-cell>
          <table:table-cell office:value-type="string">
            <text:p>C 制造业</text:p>
          </table:table-cell>
          <table:table-cell office:value-type="string">
            <text:p>中航重机股份有限公司</text:p>
          </table:table-cell>
          <table:table-cell office:value-type="string">
            <text:p>1996-11-06T00:00:00.000+08</text:p>
          </table:table-cell>
          <table:table-cell table:number-columns-repeated="6"/>
        </table:table-row>
        <table:table-row table:style-name="ro2">
          <table:table-cell office:value-type="string">
            <text:p>600766</text:p>
          </table:table-cell>
          <table:table-cell office:value-type="string">
            <text:p>园城黄金</text:p>
          </table:table-cell>
          <table:table-cell office:value-type="string">
            <text:p>B 采矿业</text:p>
          </table:table-cell>
          <table:table-cell office:value-type="string">
            <text:p>烟台园城黄金股份有限公司</text:p>
          </table:table-cell>
          <table:table-cell office:value-type="string">
            <text:p>1996-10-28T00:00:00.000+08</text:p>
          </table:table-cell>
          <table:table-cell table:number-columns-repeated="6"/>
        </table:table-row>
        <table:table-row table:style-name="ro2">
          <table:table-cell office:value-type="string">
            <text:p>600767</text:p>
          </table:table-cell>
          <table:table-cell office:value-type="string">
            <text:p>*ST运盛</text:p>
          </table:table-cell>
          <table:table-cell office:value-type="string">
            <text:p>I 信息技术</text:p>
          </table:table-cell>
          <table:table-cell office:value-type="string">
            <text:p>运盛(上海)医疗科技股份有限公司</text:p>
          </table:table-cell>
          <table:table-cell office:value-type="string">
            <text:p>1996-11-15T00:00:00.000+08</text:p>
          </table:table-cell>
          <table:table-cell table:number-columns-repeated="6"/>
        </table:table-row>
        <table:table-row table:style-name="ro2">
          <table:table-cell office:value-type="string">
            <text:p>600768</text:p>
          </table:table-cell>
          <table:table-cell office:value-type="string">
            <text:p>宁波富邦</text:p>
          </table:table-cell>
          <table:table-cell office:value-type="string">
            <text:p>C 制造业</text:p>
          </table:table-cell>
          <table:table-cell office:value-type="string">
            <text:p>宁波富邦精业集团股份有限公司</text:p>
          </table:table-cell>
          <table:table-cell office:value-type="string">
            <text:p>1996-11-11T00:00:00.000+08</text:p>
          </table:table-cell>
          <table:table-cell table:number-columns-repeated="6"/>
        </table:table-row>
        <table:table-row table:style-name="ro2">
          <table:table-cell office:value-type="string">
            <text:p>600769</text:p>
          </table:table-cell>
          <table:table-cell office:value-type="string">
            <text:p>祥龙电业</text:p>
          </table:table-cell>
          <table:table-cell office:value-type="string">
            <text:p>E 建筑业</text:p>
          </table:table-cell>
          <table:table-cell office:value-type="string">
            <text:p>武汉祥龙电业股份有限公司</text:p>
          </table:table-cell>
          <table:table-cell office:value-type="string">
            <text:p>1996-11-01T00:00:00.000+08</text:p>
          </table:table-cell>
          <table:table-cell table:number-columns-repeated="6"/>
        </table:table-row>
        <table:table-row table:style-name="ro2">
          <table:table-cell office:value-type="string">
            <text:p>600770</text:p>
          </table:table-cell>
          <table:table-cell office:value-type="string">
            <text:p>综艺股份</text:p>
          </table:table-cell>
          <table:table-cell office:value-type="string">
            <text:p>S 综合</text:p>
          </table:table-cell>
          <table:table-cell office:value-type="string">
            <text:p>江苏综艺股份有限公司</text:p>
          </table:table-cell>
          <table:table-cell office:value-type="string">
            <text:p>1996-11-20T00:00:00.000+08</text:p>
          </table:table-cell>
          <table:table-cell table:number-columns-repeated="6"/>
        </table:table-row>
        <table:table-row table:style-name="ro2">
          <table:table-cell office:value-type="string">
            <text:p>600771</text:p>
          </table:table-cell>
          <table:table-cell office:value-type="string">
            <text:p>广誉远</text:p>
          </table:table-cell>
          <table:table-cell office:value-type="string">
            <text:p>C 制造业</text:p>
          </table:table-cell>
          <table:table-cell office:value-type="string">
            <text:p>广誉远中药股份有限公司</text:p>
          </table:table-cell>
          <table:table-cell office:value-type="string">
            <text:p>1996-11-05T00:00:00.000+08</text:p>
          </table:table-cell>
          <table:table-cell table:number-columns-repeated="6"/>
        </table:table-row>
        <table:table-row table:style-name="ro2">
          <table:table-cell office:value-type="string">
            <text:p>600773</text:p>
          </table:table-cell>
          <table:table-cell office:value-type="string">
            <text:p>西藏城投</text:p>
          </table:table-cell>
          <table:table-cell office:value-type="string">
            <text:p>K 房地产</text:p>
          </table:table-cell>
          <table:table-cell office:value-type="string">
            <text:p>西藏城市发展投资股份有限公司</text:p>
          </table:table-cell>
          <table:table-cell office:value-type="string">
            <text:p>1996-11-08T00:00:00.000+08</text:p>
          </table:table-cell>
          <table:table-cell table:number-columns-repeated="6"/>
        </table:table-row>
        <table:table-row table:style-name="ro2">
          <table:table-cell office:value-type="string">
            <text:p>600774</text:p>
          </table:table-cell>
          <table:table-cell office:value-type="string">
            <text:p>汉商集团</text:p>
          </table:table-cell>
          <table:table-cell office:value-type="string">
            <text:p>F 批发零售</text:p>
          </table:table-cell>
          <table:table-cell office:value-type="string">
            <text:p>武汉市汉商集团股份有限公司</text:p>
          </table:table-cell>
          <table:table-cell office:value-type="string">
            <text:p>1996-11-08T00:00:00.000+08</text:p>
          </table:table-cell>
          <table:table-cell table:number-columns-repeated="6"/>
        </table:table-row>
        <table:table-row table:style-name="ro2">
          <table:table-cell office:value-type="string">
            <text:p>600775</text:p>
          </table:table-cell>
          <table:table-cell office:value-type="string">
            <text:p>南京熊猫</text:p>
          </table:table-cell>
          <table:table-cell office:value-type="string">
            <text:p>C 制造业</text:p>
          </table:table-cell>
          <table:table-cell office:value-type="string">
            <text:p>南京熊猫电子股份有限公司</text:p>
          </table:table-cell>
          <table:table-cell office:value-type="string">
            <text:p>1996-11-18T00:00:00.000+08</text:p>
          </table:table-cell>
          <table:table-cell table:number-columns-repeated="6"/>
        </table:table-row>
        <table:table-row table:style-name="ro2">
          <table:table-cell office:value-type="string">
            <text:p>600776</text:p>
          </table:table-cell>
          <table:table-cell office:value-type="string">
            <text:p>东方通信</text:p>
          </table:table-cell>
          <table:table-cell office:value-type="string">
            <text:p>C 制造业</text:p>
          </table:table-cell>
          <table:table-cell office:value-type="string">
            <text:p>东方通信股份有限公司</text:p>
          </table:table-cell>
          <table:table-cell office:value-type="string">
            <text:p>1996-11-26T00:00:00.000+08</text:p>
          </table:table-cell>
          <table:table-cell table:number-columns-repeated="6"/>
        </table:table-row>
        <table:table-row table:style-name="ro2">
          <table:table-cell office:value-type="string">
            <text:p>600777</text:p>
          </table:table-cell>
          <table:table-cell office:value-type="string">
            <text:p>新潮能源</text:p>
          </table:table-cell>
          <table:table-cell office:value-type="string">
            <text:p>S 综合</text:p>
          </table:table-cell>
          <table:table-cell office:value-type="string">
            <text:p>山东新潮能源股份有限公司</text:p>
          </table:table-cell>
          <table:table-cell office:value-type="string">
            <text:p>1996-11-21T00:00:00.000+08</text:p>
          </table:table-cell>
          <table:table-cell table:number-columns-repeated="6"/>
        </table:table-row>
        <table:table-row table:style-name="ro2">
          <table:table-cell office:value-type="string">
            <text:p>600778</text:p>
          </table:table-cell>
          <table:table-cell office:value-type="string">
            <text:p>友好集团</text:p>
          </table:table-cell>
          <table:table-cell office:value-type="string">
            <text:p>F 批发零售</text:p>
          </table:table-cell>
          <table:table-cell office:value-type="string">
            <text:p>新疆友好（集团）股份有限公司</text:p>
          </table:table-cell>
          <table:table-cell office:value-type="string">
            <text:p>1996-12-03T00:00:00.000+08</text:p>
          </table:table-cell>
          <table:table-cell table:number-columns-repeated="6"/>
        </table:table-row>
        <table:table-row table:style-name="ro2">
          <table:table-cell office:value-type="string">
            <text:p>600779</text:p>
          </table:table-cell>
          <table:table-cell office:value-type="string">
            <text:p>水井坊</text:p>
          </table:table-cell>
          <table:table-cell office:value-type="string">
            <text:p>C 制造业</text:p>
          </table:table-cell>
          <table:table-cell office:value-type="string">
            <text:p>四川水井坊股份有限公司</text:p>
          </table:table-cell>
          <table:table-cell office:value-type="string">
            <text:p>1996-12-06T00:00:00.000+08</text:p>
          </table:table-cell>
          <table:table-cell table:number-columns-repeated="6"/>
        </table:table-row>
        <table:table-row table:style-name="ro2">
          <table:table-cell office:value-type="string">
            <text:p>600780</text:p>
          </table:table-cell>
          <table:table-cell office:value-type="string">
            <text:p>通宝能源</text:p>
          </table:table-cell>
          <table:table-cell office:value-type="string">
            <text:p>D 水电煤气</text:p>
          </table:table-cell>
          <table:table-cell office:value-type="string">
            <text:p>山西通宝能源股份有限公司</text:p>
          </table:table-cell>
          <table:table-cell office:value-type="string">
            <text:p>1996-12-05T00:00:00.000+08</text:p>
          </table:table-cell>
          <table:table-cell table:number-columns-repeated="6"/>
        </table:table-row>
        <table:table-row table:style-name="ro2">
          <table:table-cell office:value-type="string">
            <text:p>600781</text:p>
          </table:table-cell>
          <table:table-cell office:value-type="string">
            <text:p>辅仁药业</text:p>
          </table:table-cell>
          <table:table-cell office:value-type="string">
            <text:p>C 制造业</text:p>
          </table:table-cell>
          <table:table-cell office:value-type="string">
            <text:p>辅仁药业集团实业股份有限公司</text:p>
          </table:table-cell>
          <table:table-cell office:value-type="string">
            <text:p>1996-12-18T00:00:00.000+08</text:p>
          </table:table-cell>
          <table:table-cell table:number-columns-repeated="6"/>
        </table:table-row>
        <table:table-row table:style-name="ro2">
          <table:table-cell office:value-type="string">
            <text:p>600782</text:p>
          </table:table-cell>
          <table:table-cell office:value-type="string">
            <text:p>新钢股份</text:p>
          </table:table-cell>
          <table:table-cell office:value-type="string">
            <text:p>C 制造业</text:p>
          </table:table-cell>
          <table:table-cell office:value-type="string">
            <text:p>新余钢铁股份有限公司</text:p>
          </table:table-cell>
          <table:table-cell office:value-type="string">
            <text:p>1996-12-25T00:00:00.000+08</text:p>
          </table:table-cell>
          <table:table-cell table:number-columns-repeated="6"/>
        </table:table-row>
        <table:table-row table:style-name="ro2">
          <table:table-cell office:value-type="string">
            <text:p>600783</text:p>
          </table:table-cell>
          <table:table-cell office:value-type="string">
            <text:p>鲁信创投</text:p>
          </table:table-cell>
          <table:table-cell office:value-type="string">
            <text:p>S 综合</text:p>
          </table:table-cell>
          <table:table-cell office:value-type="string">
            <text:p>鲁信创业投资集团股份有限公司</text:p>
          </table:table-cell>
          <table:table-cell office:value-type="string">
            <text:p>1996-12-25T00:00:00.000+08</text:p>
          </table:table-cell>
          <table:table-cell table:number-columns-repeated="6"/>
        </table:table-row>
        <table:table-row table:style-name="ro2">
          <table:table-cell office:value-type="string">
            <text:p>600784</text:p>
          </table:table-cell>
          <table:table-cell office:value-type="string">
            <text:p>鲁银投资</text:p>
          </table:table-cell>
          <table:table-cell office:value-type="string">
            <text:p>S 综合</text:p>
          </table:table-cell>
          <table:table-cell office:value-type="string">
            <text:p>鲁银投资集团股份有限公司</text:p>
          </table:table-cell>
          <table:table-cell office:value-type="string">
            <text:p>1996-12-25T00:00:00.000+08</text:p>
          </table:table-cell>
          <table:table-cell table:number-columns-repeated="6"/>
        </table:table-row>
        <table:table-row table:style-name="ro2">
          <table:table-cell office:value-type="string">
            <text:p>600785</text:p>
          </table:table-cell>
          <table:table-cell office:value-type="string">
            <text:p>新华百货</text:p>
          </table:table-cell>
          <table:table-cell office:value-type="string">
            <text:p>F 批发零售</text:p>
          </table:table-cell>
          <table:table-cell office:value-type="string">
            <text:p>银川新华百货商业集团股份有限公司</text:p>
          </table:table-cell>
          <table:table-cell office:value-type="string">
            <text:p>1997-01-08T00:00:00.000+08</text:p>
          </table:table-cell>
          <table:table-cell table:number-columns-repeated="6"/>
        </table:table-row>
        <table:table-row table:style-name="ro2">
          <table:table-cell office:value-type="string">
            <text:p>600787</text:p>
          </table:table-cell>
          <table:table-cell office:value-type="string">
            <text:p>中储股份</text:p>
          </table:table-cell>
          <table:table-cell office:value-type="string">
            <text:p>G 运输仓储</text:p>
          </table:table-cell>
          <table:table-cell office:value-type="string">
            <text:p>中储发展股份有限公司</text:p>
          </table:table-cell>
          <table:table-cell office:value-type="string">
            <text:p>1997-01-21T00:00:00.000+08</text:p>
          </table:table-cell>
          <table:table-cell table:number-columns-repeated="6"/>
        </table:table-row>
        <table:table-row table:style-name="ro2">
          <table:table-cell office:value-type="string">
            <text:p>600789</text:p>
          </table:table-cell>
          <table:table-cell office:value-type="string">
            <text:p>鲁抗医药</text:p>
          </table:table-cell>
          <table:table-cell office:value-type="string">
            <text:p>C 制造业</text:p>
          </table:table-cell>
          <table:table-cell office:value-type="string">
            <text:p>山东鲁抗医药股份有限公司</text:p>
          </table:table-cell>
          <table:table-cell office:value-type="string">
            <text:p>1997-02-26T00:00:00.000+08</text:p>
          </table:table-cell>
          <table:table-cell table:number-columns-repeated="6"/>
        </table:table-row>
        <table:table-row table:style-name="ro2">
          <table:table-cell office:value-type="string">
            <text:p>600790</text:p>
          </table:table-cell>
          <table:table-cell office:value-type="string">
            <text:p>轻纺城</text:p>
          </table:table-cell>
          <table:table-cell office:value-type="string">
            <text:p>L 商务服务</text:p>
          </table:table-cell>
          <table:table-cell office:value-type="string">
            <text:p>浙江中国轻纺城集团股份有限公司</text:p>
          </table:table-cell>
          <table:table-cell office:value-type="string">
            <text:p>1997-02-28T00:00:00.000+08</text:p>
          </table:table-cell>
          <table:table-cell table:number-columns-repeated="6"/>
        </table:table-row>
        <table:table-row table:style-name="ro2">
          <table:table-cell office:value-type="string">
            <text:p>600791</text:p>
          </table:table-cell>
          <table:table-cell office:value-type="string">
            <text:p>京能置业</text:p>
          </table:table-cell>
          <table:table-cell office:value-type="string">
            <text:p>K 房地产</text:p>
          </table:table-cell>
          <table:table-cell office:value-type="string">
            <text:p>京能置业股份有限公司</text:p>
          </table:table-cell>
          <table:table-cell office:value-type="string">
            <text:p>1997-01-30T00:00:00.000+08</text:p>
          </table:table-cell>
          <table:table-cell table:number-columns-repeated="6"/>
        </table:table-row>
        <table:table-row table:style-name="ro2">
          <table:table-cell office:value-type="string">
            <text:p>600792</text:p>
          </table:table-cell>
          <table:table-cell office:value-type="string">
            <text:p>云煤能源</text:p>
          </table:table-cell>
          <table:table-cell office:value-type="string">
            <text:p>C 制造业</text:p>
          </table:table-cell>
          <table:table-cell office:value-type="string">
            <text:p>云南煤业能源股份有限公司</text:p>
          </table:table-cell>
          <table:table-cell office:value-type="string">
            <text:p>1997-01-23T00:00:00.000+08</text:p>
          </table:table-cell>
          <table:table-cell table:number-columns-repeated="6"/>
        </table:table-row>
        <table:table-row table:style-name="ro2">
          <table:table-cell office:value-type="string">
            <text:p>600793</text:p>
          </table:table-cell>
          <table:table-cell office:value-type="string">
            <text:p>宜宾纸业</text:p>
          </table:table-cell>
          <table:table-cell office:value-type="string">
            <text:p>C 制造业</text:p>
          </table:table-cell>
          <table:table-cell office:value-type="string">
            <text:p>宜宾纸业股份有限公司</text:p>
          </table:table-cell>
          <table:table-cell office:value-type="string">
            <text:p>1997-02-20T00:00:00.000+08</text:p>
          </table:table-cell>
          <table:table-cell table:number-columns-repeated="6"/>
        </table:table-row>
        <table:table-row table:style-name="ro2">
          <table:table-cell office:value-type="string">
            <text:p>600794</text:p>
          </table:table-cell>
          <table:table-cell office:value-type="string">
            <text:p>保税科技</text:p>
          </table:table-cell>
          <table:table-cell office:value-type="string">
            <text:p>G 运输仓储</text:p>
          </table:table-cell>
          <table:table-cell office:value-type="string">
            <text:p>张家港保税科技股份有限公司</text:p>
          </table:table-cell>
          <table:table-cell office:value-type="string">
            <text:p>1997-03-06T00:00:00.000+08</text:p>
          </table:table-cell>
          <table:table-cell table:number-columns-repeated="6"/>
        </table:table-row>
        <table:table-row table:style-name="ro2">
          <table:table-cell office:value-type="string">
            <text:p>600795</text:p>
          </table:table-cell>
          <table:table-cell office:value-type="string">
            <text:p>国电电力</text:p>
          </table:table-cell>
          <table:table-cell office:value-type="string">
            <text:p>D 水电煤气</text:p>
          </table:table-cell>
          <table:table-cell office:value-type="string">
            <text:p>国电电力发展股份有限公司</text:p>
          </table:table-cell>
          <table:table-cell office:value-type="string">
            <text:p>1997-03-18T00:00:00.000+08</text:p>
          </table:table-cell>
          <table:table-cell table:number-columns-repeated="6"/>
        </table:table-row>
        <table:table-row table:style-name="ro2">
          <table:table-cell office:value-type="string">
            <text:p>600796</text:p>
          </table:table-cell>
          <table:table-cell office:value-type="string">
            <text:p>钱江生化</text:p>
          </table:table-cell>
          <table:table-cell office:value-type="string">
            <text:p>C 制造业</text:p>
          </table:table-cell>
          <table:table-cell office:value-type="string">
            <text:p>浙江钱江生物化学股份有限公司</text:p>
          </table:table-cell>
          <table:table-cell office:value-type="string">
            <text:p>1997-04-08T00:00:00.000+08</text:p>
          </table:table-cell>
          <table:table-cell table:number-columns-repeated="6"/>
        </table:table-row>
        <table:table-row table:style-name="ro2">
          <table:table-cell office:value-type="string">
            <text:p>600797</text:p>
          </table:table-cell>
          <table:table-cell office:value-type="string">
            <text:p>浙大网新</text:p>
          </table:table-cell>
          <table:table-cell office:value-type="string">
            <text:p>I 信息技术</text:p>
          </table:table-cell>
          <table:table-cell office:value-type="string">
            <text:p>浙大网新科技股份有限公司</text:p>
          </table:table-cell>
          <table:table-cell office:value-type="string">
            <text:p>1997-04-18T00:00:00.000+08</text:p>
          </table:table-cell>
          <table:table-cell table:number-columns-repeated="6"/>
        </table:table-row>
        <table:table-row table:style-name="ro2">
          <table:table-cell office:value-type="string">
            <text:p>600798</text:p>
          </table:table-cell>
          <table:table-cell office:value-type="string">
            <text:p>宁波海运</text:p>
          </table:table-cell>
          <table:table-cell office:value-type="string">
            <text:p>G 运输仓储</text:p>
          </table:table-cell>
          <table:table-cell office:value-type="string">
            <text:p>宁波海运股份有限公司</text:p>
          </table:table-cell>
          <table:table-cell office:value-type="string">
            <text:p>1997-04-23T00:00:00.000+08</text:p>
          </table:table-cell>
          <table:table-cell table:number-columns-repeated="6"/>
        </table:table-row>
        <table:table-row table:style-name="ro2">
          <table:table-cell office:value-type="string">
            <text:p>600800</text:p>
          </table:table-cell>
          <table:table-cell office:value-type="string">
            <text:p>天津磁卡</text:p>
          </table:table-cell>
          <table:table-cell office:value-type="string">
            <text:p>C 制造业</text:p>
          </table:table-cell>
          <table:table-cell office:value-type="string">
            <text:p>天津环球磁卡股份有限公司</text:p>
          </table:table-cell>
          <table:table-cell office:value-type="string">
            <text:p>1993-12-06T00:00:00.000+08</text:p>
          </table:table-cell>
          <table:table-cell table:number-columns-repeated="6"/>
        </table:table-row>
        <table:table-row table:style-name="ro2">
          <table:table-cell office:value-type="string">
            <text:p>600801</text:p>
          </table:table-cell>
          <table:table-cell office:value-type="string">
            <text:p>华新水泥</text:p>
          </table:table-cell>
          <table:table-cell office:value-type="string">
            <text:p>C 制造业</text:p>
          </table:table-cell>
          <table:table-cell office:value-type="string">
            <text:p>华新水泥股份有限公司</text:p>
          </table:table-cell>
          <table:table-cell office:value-type="string">
            <text:p>1994-01-03T00:00:00.000+08</text:p>
          </table:table-cell>
          <table:table-cell table:number-columns-repeated="6"/>
        </table:table-row>
        <table:table-row table:style-name="ro2">
          <table:table-cell office:value-type="string">
            <text:p>600802</text:p>
          </table:table-cell>
          <table:table-cell office:value-type="string">
            <text:p>福建水泥</text:p>
          </table:table-cell>
          <table:table-cell office:value-type="string">
            <text:p>C 制造业</text:p>
          </table:table-cell>
          <table:table-cell office:value-type="string">
            <text:p>福建水泥股份有限公司</text:p>
          </table:table-cell>
          <table:table-cell office:value-type="string">
            <text:p>1994-01-03T00:00:00.000+08</text:p>
          </table:table-cell>
          <table:table-cell table:number-columns-repeated="6"/>
        </table:table-row>
        <table:table-row table:style-name="ro2">
          <table:table-cell office:value-type="string">
            <text:p>600803</text:p>
          </table:table-cell>
          <table:table-cell office:value-type="string">
            <text:p>新奥股份</text:p>
          </table:table-cell>
          <table:table-cell office:value-type="string">
            <text:p>C 制造业</text:p>
          </table:table-cell>
          <table:table-cell office:value-type="string">
            <text:p>新奥生态控股股份有限公司</text:p>
          </table:table-cell>
          <table:table-cell office:value-type="string">
            <text:p>1994-01-03T00:00:00.000+08</text:p>
          </table:table-cell>
          <table:table-cell table:number-columns-repeated="6"/>
        </table:table-row>
        <table:table-row table:style-name="ro2">
          <table:table-cell office:value-type="string">
            <text:p>600804</text:p>
          </table:table-cell>
          <table:table-cell office:value-type="string">
            <text:p>鹏博士</text:p>
          </table:table-cell>
          <table:table-cell office:value-type="string">
            <text:p>I 信息技术</text:p>
          </table:table-cell>
          <table:table-cell office:value-type="string">
            <text:p>鹏博士电信传媒集团股份有限公司</text:p>
          </table:table-cell>
          <table:table-cell office:value-type="string">
            <text:p>1994-01-03T00:00:00.000+08</text:p>
          </table:table-cell>
          <table:table-cell table:number-columns-repeated="6"/>
        </table:table-row>
        <table:table-row table:style-name="ro2">
          <table:table-cell office:value-type="string">
            <text:p>600805</text:p>
          </table:table-cell>
          <table:table-cell office:value-type="string">
            <text:p>悦达投资</text:p>
          </table:table-cell>
          <table:table-cell office:value-type="string">
            <text:p>S 综合</text:p>
          </table:table-cell>
          <table:table-cell office:value-type="string">
            <text:p>江苏悦达投资股份有限公司</text:p>
          </table:table-cell>
          <table:table-cell office:value-type="string">
            <text:p>1994-01-03T00:00:00.000+08</text:p>
          </table:table-cell>
          <table:table-cell table:number-columns-repeated="6"/>
        </table:table-row>
        <table:table-row table:style-name="ro2">
          <table:table-cell office:value-type="string">
            <text:p>600806</text:p>
          </table:table-cell>
          <table:table-cell office:value-type="string">
            <text:p>*ST昆机</text:p>
          </table:table-cell>
          <table:table-cell office:value-type="string">
            <text:p>C 制造业</text:p>
          </table:table-cell>
          <table:table-cell office:value-type="string">
            <text:p>沈机集团昆明机床股份有限公司</text:p>
          </table:table-cell>
          <table:table-cell office:value-type="string">
            <text:p>1994-01-03T00:00:00.000+08</text:p>
          </table:table-cell>
          <table:table-cell table:number-columns-repeated="6"/>
        </table:table-row>
        <table:table-row table:style-name="ro2">
          <table:table-cell office:value-type="string">
            <text:p>600807</text:p>
          </table:table-cell>
          <table:table-cell office:value-type="string">
            <text:p>天业股份</text:p>
          </table:table-cell>
          <table:table-cell office:value-type="string">
            <text:p>K 房地产</text:p>
          </table:table-cell>
          <table:table-cell office:value-type="string">
            <text:p>山东天业恒基股份有限公司</text:p>
          </table:table-cell>
          <table:table-cell office:value-type="string">
            <text:p>1994-01-03T00:00:00.000+08</text:p>
          </table:table-cell>
          <table:table-cell table:number-columns-repeated="6"/>
        </table:table-row>
        <table:table-row table:style-name="ro2">
          <table:table-cell office:value-type="string">
            <text:p>600808</text:p>
          </table:table-cell>
          <table:table-cell office:value-type="string">
            <text:p>马钢股份</text:p>
          </table:table-cell>
          <table:table-cell office:value-type="string">
            <text:p>C 制造业</text:p>
          </table:table-cell>
          <table:table-cell office:value-type="string">
            <text:p>马鞍山钢铁股份有限公司</text:p>
          </table:table-cell>
          <table:table-cell office:value-type="string">
            <text:p>1994-01-06T00:00:00.000+08</text:p>
          </table:table-cell>
          <table:table-cell table:number-columns-repeated="6"/>
        </table:table-row>
        <table:table-row table:style-name="ro2">
          <table:table-cell office:value-type="string">
            <text:p>600809</text:p>
          </table:table-cell>
          <table:table-cell office:value-type="string">
            <text:p>山西汾酒</text:p>
          </table:table-cell>
          <table:table-cell office:value-type="string">
            <text:p>C 制造业</text:p>
          </table:table-cell>
          <table:table-cell office:value-type="string">
            <text:p>山西杏花村汾酒厂股份有限公司</text:p>
          </table:table-cell>
          <table:table-cell office:value-type="string">
            <text:p>1994-01-06T00:00:00.000+08</text:p>
          </table:table-cell>
          <table:table-cell table:number-columns-repeated="6"/>
        </table:table-row>
        <table:table-row table:style-name="ro2">
          <table:table-cell office:value-type="string">
            <text:p>600810</text:p>
          </table:table-cell>
          <table:table-cell office:value-type="string">
            <text:p>神马股份</text:p>
          </table:table-cell>
          <table:table-cell office:value-type="string">
            <text:p>C 制造业</text:p>
          </table:table-cell>
          <table:table-cell office:value-type="string">
            <text:p>神马实业股份有限公司</text:p>
          </table:table-cell>
          <table:table-cell office:value-type="string">
            <text:p>1994-01-06T00:00:00.000+08</text:p>
          </table:table-cell>
          <table:table-cell table:number-columns-repeated="6"/>
        </table:table-row>
        <table:table-row table:style-name="ro2">
          <table:table-cell office:value-type="string">
            <text:p>600811</text:p>
          </table:table-cell>
          <table:table-cell office:value-type="string">
            <text:p>东方集团</text:p>
          </table:table-cell>
          <table:table-cell office:value-type="string">
            <text:p>F 批发零售</text:p>
          </table:table-cell>
          <table:table-cell office:value-type="string">
            <text:p>东方集团股份有限公司</text:p>
          </table:table-cell>
          <table:table-cell office:value-type="string">
            <text:p>1994-01-06T00:00:00.000+08</text:p>
          </table:table-cell>
          <table:table-cell table:number-columns-repeated="6"/>
        </table:table-row>
        <table:table-row table:style-name="ro2">
          <table:table-cell office:value-type="string">
            <text:p>600812</text:p>
          </table:table-cell>
          <table:table-cell office:value-type="string">
            <text:p>华北制药</text:p>
          </table:table-cell>
          <table:table-cell office:value-type="string">
            <text:p>C 制造业</text:p>
          </table:table-cell>
          <table:table-cell office:value-type="string">
            <text:p>华北制药股份有限公司</text:p>
          </table:table-cell>
          <table:table-cell office:value-type="string">
            <text:p>1994-01-14T00:00:00.000+08</text:p>
          </table:table-cell>
          <table:table-cell table:number-columns-repeated="6"/>
        </table:table-row>
        <table:table-row table:style-name="ro2">
          <table:table-cell office:value-type="string">
            <text:p>600814</text:p>
          </table:table-cell>
          <table:table-cell office:value-type="string">
            <text:p>杭州解百</text:p>
          </table:table-cell>
          <table:table-cell office:value-type="string">
            <text:p>F 批发零售</text:p>
          </table:table-cell>
          <table:table-cell office:value-type="string">
            <text:p>杭州解百集团股份有限公司</text:p>
          </table:table-cell>
          <table:table-cell office:value-type="string">
            <text:p>1994-01-14T00:00:00.000+08</text:p>
          </table:table-cell>
          <table:table-cell table:number-columns-repeated="6"/>
        </table:table-row>
        <table:table-row table:style-name="ro2">
          <table:table-cell office:value-type="string">
            <text:p>600815</text:p>
          </table:table-cell>
          <table:table-cell office:value-type="string">
            <text:p>*ST厦工</text:p>
          </table:table-cell>
          <table:table-cell office:value-type="string">
            <text:p>C 制造业</text:p>
          </table:table-cell>
          <table:table-cell office:value-type="string">
            <text:p>厦门厦工机械股份有限公司</text:p>
          </table:table-cell>
          <table:table-cell office:value-type="string">
            <text:p>1994-01-28T00:00:00.000+08</text:p>
          </table:table-cell>
          <table:table-cell table:number-columns-repeated="6"/>
        </table:table-row>
        <table:table-row table:style-name="ro2">
          <table:table-cell office:value-type="string">
            <text:p>600816</text:p>
          </table:table-cell>
          <table:table-cell office:value-type="string">
            <text:p>安信信托</text:p>
          </table:table-cell>
          <table:table-cell office:value-type="string">
            <text:p>J 金融业</text:p>
          </table:table-cell>
          <table:table-cell office:value-type="string">
            <text:p>安信信托股份有限公司</text:p>
          </table:table-cell>
          <table:table-cell office:value-type="string">
            <text:p>1994-01-28T00:00:00.000+08</text:p>
          </table:table-cell>
          <table:table-cell table:number-columns-repeated="6"/>
        </table:table-row>
        <table:table-row table:style-name="ro2">
          <table:table-cell office:value-type="string">
            <text:p>600817</text:p>
          </table:table-cell>
          <table:table-cell office:value-type="string">
            <text:p>*ST宏盛</text:p>
          </table:table-cell>
          <table:table-cell office:value-type="string">
            <text:p>K 房地产</text:p>
          </table:table-cell>
          <table:table-cell office:value-type="string">
            <text:p>西安宏盛科技发展股份有限公司</text:p>
          </table:table-cell>
          <table:table-cell office:value-type="string">
            <text:p>1994-01-28T00:00:00.000+08</text:p>
          </table:table-cell>
          <table:table-cell table:number-columns-repeated="6"/>
        </table:table-row>
        <table:table-row table:style-name="ro2">
          <table:table-cell office:value-type="string">
            <text:p>600818</text:p>
          </table:table-cell>
          <table:table-cell office:value-type="string">
            <text:p>中路股份</text:p>
          </table:table-cell>
          <table:table-cell office:value-type="string">
            <text:p>C 制造业</text:p>
          </table:table-cell>
          <table:table-cell office:value-type="string">
            <text:p>中路股份有限公司</text:p>
          </table:table-cell>
          <table:table-cell office:value-type="string">
            <text:p>1994-01-28T00:00:00.000+08</text:p>
          </table:table-cell>
          <table:table-cell table:number-columns-repeated="6"/>
        </table:table-row>
        <table:table-row table:style-name="ro2">
          <table:table-cell office:value-type="string">
            <text:p>600819</text:p>
          </table:table-cell>
          <table:table-cell office:value-type="string">
            <text:p>耀皮玻璃</text:p>
          </table:table-cell>
          <table:table-cell office:value-type="string">
            <text:p>C 制造业</text:p>
          </table:table-cell>
          <table:table-cell office:value-type="string">
            <text:p>上海耀皮玻璃集团股份有限公司</text:p>
          </table:table-cell>
          <table:table-cell office:value-type="string">
            <text:p>1994-01-28T00:00:00.000+08</text:p>
          </table:table-cell>
          <table:table-cell table:number-columns-repeated="6"/>
        </table:table-row>
        <table:table-row table:style-name="ro2">
          <table:table-cell office:value-type="string">
            <text:p>600820</text:p>
          </table:table-cell>
          <table:table-cell office:value-type="string">
            <text:p>隧道股份</text:p>
          </table:table-cell>
          <table:table-cell office:value-type="string">
            <text:p>E 建筑业</text:p>
          </table:table-cell>
          <table:table-cell office:value-type="string">
            <text:p>上海隧道工程股份有限公司</text:p>
          </table:table-cell>
          <table:table-cell office:value-type="string">
            <text:p>1994-01-28T00:00:00.000+08</text:p>
          </table:table-cell>
          <table:table-cell table:number-columns-repeated="6"/>
        </table:table-row>
        <table:table-row table:style-name="ro2">
          <table:table-cell office:value-type="string">
            <text:p>600821</text:p>
          </table:table-cell>
          <table:table-cell office:value-type="string">
            <text:p>津劝业</text:p>
          </table:table-cell>
          <table:table-cell office:value-type="string">
            <text:p>F 批发零售</text:p>
          </table:table-cell>
          <table:table-cell office:value-type="string">
            <text:p>天津劝业场（集团）股份有限公司</text:p>
          </table:table-cell>
          <table:table-cell office:value-type="string">
            <text:p>1994-01-28T00:00:00.000+08</text:p>
          </table:table-cell>
          <table:table-cell table:number-columns-repeated="6"/>
        </table:table-row>
        <table:table-row table:style-name="ro2">
          <table:table-cell office:value-type="string">
            <text:p>600822</text:p>
          </table:table-cell>
          <table:table-cell office:value-type="string">
            <text:p>上海物贸</text:p>
          </table:table-cell>
          <table:table-cell office:value-type="string">
            <text:p>F 批发零售</text:p>
          </table:table-cell>
          <table:table-cell office:value-type="string">
            <text:p>上海物资贸易股份有限公司</text:p>
          </table:table-cell>
          <table:table-cell office:value-type="string">
            <text:p>1994-02-04T00:00:00.000+08</text:p>
          </table:table-cell>
          <table:table-cell table:number-columns-repeated="6"/>
        </table:table-row>
        <table:table-row table:style-name="ro2">
          <table:table-cell office:value-type="string">
            <text:p>600823</text:p>
          </table:table-cell>
          <table:table-cell office:value-type="string">
            <text:p>世茂股份</text:p>
          </table:table-cell>
          <table:table-cell office:value-type="string">
            <text:p>K 房地产</text:p>
          </table:table-cell>
          <table:table-cell office:value-type="string">
            <text:p>上海世茂股份有限公司</text:p>
          </table:table-cell>
          <table:table-cell office:value-type="string">
            <text:p>1994-02-04T00:00:00.000+08</text:p>
          </table:table-cell>
          <table:table-cell table:number-columns-repeated="6"/>
        </table:table-row>
        <table:table-row table:style-name="ro2">
          <table:table-cell office:value-type="string">
            <text:p>600824</text:p>
          </table:table-cell>
          <table:table-cell office:value-type="string">
            <text:p>益民集团</text:p>
          </table:table-cell>
          <table:table-cell office:value-type="string">
            <text:p>F 批发零售</text:p>
          </table:table-cell>
          <table:table-cell office:value-type="string">
            <text:p>上海益民商业集团股份有限公司</text:p>
          </table:table-cell>
          <table:table-cell office:value-type="string">
            <text:p>1994-02-04T00:00:00.000+08</text:p>
          </table:table-cell>
          <table:table-cell table:number-columns-repeated="6"/>
        </table:table-row>
        <table:table-row table:style-name="ro2">
          <table:table-cell office:value-type="string">
            <text:p>600825</text:p>
          </table:table-cell>
          <table:table-cell office:value-type="string">
            <text:p>新华传媒</text:p>
          </table:table-cell>
          <table:table-cell office:value-type="string">
            <text:p>R 文化传播</text:p>
          </table:table-cell>
          <table:table-cell office:value-type="string">
            <text:p>上海新华传媒股份有限公司</text:p>
          </table:table-cell>
          <table:table-cell office:value-type="string">
            <text:p>1994-02-04T00:00:00.000+08</text:p>
          </table:table-cell>
          <table:table-cell table:number-columns-repeated="6"/>
        </table:table-row>
        <table:table-row table:style-name="ro2">
          <table:table-cell office:value-type="string">
            <text:p>600826</text:p>
          </table:table-cell>
          <table:table-cell office:value-type="string">
            <text:p>兰生股份</text:p>
          </table:table-cell>
          <table:table-cell office:value-type="string">
            <text:p>F 批发零售</text:p>
          </table:table-cell>
          <table:table-cell office:value-type="string">
            <text:p>上海兰生股份有限公司</text:p>
          </table:table-cell>
          <table:table-cell office:value-type="string">
            <text:p>1994-02-04T00:00:00.000+08</text:p>
          </table:table-cell>
          <table:table-cell table:number-columns-repeated="6"/>
        </table:table-row>
        <table:table-row table:style-name="ro2">
          <table:table-cell office:value-type="string">
            <text:p>600827</text:p>
          </table:table-cell>
          <table:table-cell office:value-type="string">
            <text:p>百联股份</text:p>
          </table:table-cell>
          <table:table-cell office:value-type="string">
            <text:p>F 批发零售</text:p>
          </table:table-cell>
          <table:table-cell office:value-type="string">
            <text:p>上海百联集团股份有限公司</text:p>
          </table:table-cell>
          <table:table-cell office:value-type="string">
            <text:p>1994-02-04T00:00:00.000+08</text:p>
          </table:table-cell>
          <table:table-cell table:number-columns-repeated="6"/>
        </table:table-row>
        <table:table-row table:style-name="ro2">
          <table:table-cell office:value-type="string">
            <text:p>600828</text:p>
          </table:table-cell>
          <table:table-cell office:value-type="string">
            <text:p>茂业商业</text:p>
          </table:table-cell>
          <table:table-cell office:value-type="string">
            <text:p>F 批发零售</text:p>
          </table:table-cell>
          <table:table-cell office:value-type="string">
            <text:p>茂业商业股份有限公司</text:p>
          </table:table-cell>
          <table:table-cell office:value-type="string">
            <text:p>1994-02-24T00:00:00.000+08</text:p>
          </table:table-cell>
          <table:table-cell table:number-columns-repeated="6"/>
        </table:table-row>
        <table:table-row table:style-name="ro2">
          <table:table-cell office:value-type="string">
            <text:p>600829</text:p>
          </table:table-cell>
          <table:table-cell office:value-type="string">
            <text:p>人民同泰</text:p>
          </table:table-cell>
          <table:table-cell office:value-type="string">
            <text:p>F 批发零售</text:p>
          </table:table-cell>
          <table:table-cell office:value-type="string">
            <text:p>哈药集团人民同泰医药股份有限公司</text:p>
          </table:table-cell>
          <table:table-cell office:value-type="string">
            <text:p>1994-02-24T00:00:00.000+08</text:p>
          </table:table-cell>
          <table:table-cell table:number-columns-repeated="6"/>
        </table:table-row>
        <table:table-row table:style-name="ro2">
          <table:table-cell office:value-type="string">
            <text:p>600830</text:p>
          </table:table-cell>
          <table:table-cell office:value-type="string">
            <text:p>香溢融通</text:p>
          </table:table-cell>
          <table:table-cell office:value-type="string">
            <text:p>L 商务服务</text:p>
          </table:table-cell>
          <table:table-cell office:value-type="string">
            <text:p>香溢融通控股集团股份有限公司</text:p>
          </table:table-cell>
          <table:table-cell office:value-type="string">
            <text:p>1994-02-24T00:00:00.000+08</text:p>
          </table:table-cell>
          <table:table-cell table:number-columns-repeated="6"/>
        </table:table-row>
        <table:table-row table:style-name="ro2">
          <table:table-cell office:value-type="string">
            <text:p>600831</text:p>
          </table:table-cell>
          <table:table-cell office:value-type="string">
            <text:p>广电网络</text:p>
          </table:table-cell>
          <table:table-cell office:value-type="string">
            <text:p>I 信息技术</text:p>
          </table:table-cell>
          <table:table-cell office:value-type="string">
            <text:p>陕西广电网络传媒（集团）股份有限公司</text:p>
          </table:table-cell>
          <table:table-cell office:value-type="string">
            <text:p>1994-02-24T00:00:00.000+08</text:p>
          </table:table-cell>
          <table:table-cell table:number-columns-repeated="6"/>
        </table:table-row>
        <table:table-row table:style-name="ro2">
          <table:table-cell office:value-type="string">
            <text:p>600833</text:p>
          </table:table-cell>
          <table:table-cell office:value-type="string">
            <text:p>第一医药</text:p>
          </table:table-cell>
          <table:table-cell office:value-type="string">
            <text:p>F 批发零售</text:p>
          </table:table-cell>
          <table:table-cell office:value-type="string">
            <text:p>上海第一医药股份有限公司</text:p>
          </table:table-cell>
          <table:table-cell office:value-type="string">
            <text:p>1994-02-24T00:00:00.000+08</text:p>
          </table:table-cell>
          <table:table-cell table:number-columns-repeated="6"/>
        </table:table-row>
        <table:table-row table:style-name="ro2">
          <table:table-cell office:value-type="string">
            <text:p>600834</text:p>
          </table:table-cell>
          <table:table-cell office:value-type="string">
            <text:p>申通地铁</text:p>
          </table:table-cell>
          <table:table-cell office:value-type="string">
            <text:p>G 运输仓储</text:p>
          </table:table-cell>
          <table:table-cell office:value-type="string">
            <text:p>上海申通地铁股份有限公司</text:p>
          </table:table-cell>
          <table:table-cell office:value-type="string">
            <text:p>1994-02-24T00:00:00.000+08</text:p>
          </table:table-cell>
          <table:table-cell table:number-columns-repeated="6"/>
        </table:table-row>
        <table:table-row table:style-name="ro2">
          <table:table-cell office:value-type="string">
            <text:p>600835</text:p>
          </table:table-cell>
          <table:table-cell office:value-type="string">
            <text:p>上海机电</text:p>
          </table:table-cell>
          <table:table-cell office:value-type="string">
            <text:p>C 制造业</text:p>
          </table:table-cell>
          <table:table-cell office:value-type="string">
            <text:p>上海机电股份有限公司</text:p>
          </table:table-cell>
          <table:table-cell office:value-type="string">
            <text:p>1994-02-24T00:00:00.000+08</text:p>
          </table:table-cell>
          <table:table-cell table:number-columns-repeated="6"/>
        </table:table-row>
        <table:table-row table:style-name="ro2">
          <table:table-cell office:value-type="string">
            <text:p>600836</text:p>
          </table:table-cell>
          <table:table-cell office:value-type="string">
            <text:p>界龙实业</text:p>
          </table:table-cell>
          <table:table-cell office:value-type="string">
            <text:p>C 制造业</text:p>
          </table:table-cell>
          <table:table-cell office:value-type="string">
            <text:p>上海界龙实业集团股份有限公司</text:p>
          </table:table-cell>
          <table:table-cell office:value-type="string">
            <text:p>1994-02-24T00:00:00.000+08</text:p>
          </table:table-cell>
          <table:table-cell table:number-columns-repeated="6"/>
        </table:table-row>
        <table:table-row table:style-name="ro2">
          <table:table-cell office:value-type="string">
            <text:p>600837</text:p>
          </table:table-cell>
          <table:table-cell office:value-type="string">
            <text:p>海通证券</text:p>
          </table:table-cell>
          <table:table-cell office:value-type="string">
            <text:p>J 金融业</text:p>
          </table:table-cell>
          <table:table-cell office:value-type="string">
            <text:p>海通证券股份有限公司</text:p>
          </table:table-cell>
          <table:table-cell office:value-type="string">
            <text:p>1994-02-24T00:00:00.000+08</text:p>
          </table:table-cell>
          <table:table-cell table:number-columns-repeated="6"/>
        </table:table-row>
        <table:table-row table:style-name="ro2">
          <table:table-cell office:value-type="string">
            <text:p>600838</text:p>
          </table:table-cell>
          <table:table-cell office:value-type="string">
            <text:p>上海九百</text:p>
          </table:table-cell>
          <table:table-cell office:value-type="string">
            <text:p>F 批发零售</text:p>
          </table:table-cell>
          <table:table-cell office:value-type="string">
            <text:p>上海九百股份有限公司</text:p>
          </table:table-cell>
          <table:table-cell office:value-type="string">
            <text:p>1994-02-24T00:00:00.000+08</text:p>
          </table:table-cell>
          <table:table-cell table:number-columns-repeated="6"/>
        </table:table-row>
        <table:table-row table:style-name="ro2">
          <table:table-cell office:value-type="string">
            <text:p>600839</text:p>
          </table:table-cell>
          <table:table-cell office:value-type="string">
            <text:p>四川长虹</text:p>
          </table:table-cell>
          <table:table-cell office:value-type="string">
            <text:p>C 制造业</text:p>
          </table:table-cell>
          <table:table-cell office:value-type="string">
            <text:p>四川长虹电器股份有限公司</text:p>
          </table:table-cell>
          <table:table-cell office:value-type="string">
            <text:p>1994-03-11T00:00:00.000+08</text:p>
          </table:table-cell>
          <table:table-cell table:number-columns-repeated="6"/>
        </table:table-row>
        <table:table-row table:style-name="ro2">
          <table:table-cell office:value-type="string">
            <text:p>600841</text:p>
          </table:table-cell>
          <table:table-cell office:value-type="string">
            <text:p>上柴股份</text:p>
          </table:table-cell>
          <table:table-cell office:value-type="string">
            <text:p>C 制造业</text:p>
          </table:table-cell>
          <table:table-cell office:value-type="string">
            <text:p>上海柴油机股份有限公司</text:p>
          </table:table-cell>
          <table:table-cell office:value-type="string">
            <text:p>1994-03-11T00:00:00.000+08</text:p>
          </table:table-cell>
          <table:table-cell table:number-columns-repeated="6"/>
        </table:table-row>
        <table:table-row table:style-name="ro2">
          <table:table-cell office:value-type="string">
            <text:p>600843</text:p>
          </table:table-cell>
          <table:table-cell office:value-type="string">
            <text:p>上工申贝</text:p>
          </table:table-cell>
          <table:table-cell office:value-type="string">
            <text:p>C 制造业</text:p>
          </table:table-cell>
          <table:table-cell office:value-type="string">
            <text:p>上工申贝（集团）股份有限公司</text:p>
          </table:table-cell>
          <table:table-cell office:value-type="string">
            <text:p>1994-03-11T00:00:00.000+08</text:p>
          </table:table-cell>
          <table:table-cell table:number-columns-repeated="6"/>
        </table:table-row>
        <table:table-row table:style-name="ro2">
          <table:table-cell office:value-type="string">
            <text:p>600844</text:p>
          </table:table-cell>
          <table:table-cell office:value-type="string">
            <text:p>*ST丹科</text:p>
          </table:table-cell>
          <table:table-cell office:value-type="string">
            <text:p>C 制造业</text:p>
          </table:table-cell>
          <table:table-cell office:value-type="string">
            <text:p>丹化化工科技股份有限公司</text:p>
          </table:table-cell>
          <table:table-cell office:value-type="string">
            <text:p>1994-03-11T00:00:00.000+08</text:p>
          </table:table-cell>
          <table:table-cell table:number-columns-repeated="6"/>
        </table:table-row>
        <table:table-row table:style-name="ro2">
          <table:table-cell office:value-type="string">
            <text:p>600845</text:p>
          </table:table-cell>
          <table:table-cell office:value-type="string">
            <text:p>宝信软件</text:p>
          </table:table-cell>
          <table:table-cell office:value-type="string">
            <text:p>I 信息技术</text:p>
          </table:table-cell>
          <table:table-cell office:value-type="string">
            <text:p>上海宝信软件股份有限公司</text:p>
          </table:table-cell>
          <table:table-cell office:value-type="string">
            <text:p>1994-03-11T00:00:00.000+08</text:p>
          </table:table-cell>
          <table:table-cell table:number-columns-repeated="6"/>
        </table:table-row>
        <table:table-row table:style-name="ro2">
          <table:table-cell office:value-type="string">
            <text:p>600846</text:p>
          </table:table-cell>
          <table:table-cell office:value-type="string">
            <text:p>同济科技</text:p>
          </table:table-cell>
          <table:table-cell office:value-type="string">
            <text:p>E 建筑业</text:p>
          </table:table-cell>
          <table:table-cell office:value-type="string">
            <text:p>上海同济科技实业股份有限公司</text:p>
          </table:table-cell>
          <table:table-cell office:value-type="string">
            <text:p>1994-03-11T00:00:00.000+08</text:p>
          </table:table-cell>
          <table:table-cell table:number-columns-repeated="6"/>
        </table:table-row>
        <table:table-row table:style-name="ro2">
          <table:table-cell office:value-type="string">
            <text:p>600847</text:p>
          </table:table-cell>
          <table:table-cell office:value-type="string">
            <text:p>*ST万里</text:p>
          </table:table-cell>
          <table:table-cell office:value-type="string">
            <text:p>C 制造业</text:p>
          </table:table-cell>
          <table:table-cell office:value-type="string">
            <text:p>重庆万里新能源股份有限公司</text:p>
          </table:table-cell>
          <table:table-cell office:value-type="string">
            <text:p>1994-03-24T00:00:00.000+08</text:p>
          </table:table-cell>
          <table:table-cell table:number-columns-repeated="6"/>
        </table:table-row>
        <table:table-row table:style-name="ro2">
          <table:table-cell office:value-type="string">
            <text:p>600848</text:p>
          </table:table-cell>
          <table:table-cell office:value-type="string">
            <text:p>上海临港</text:p>
          </table:table-cell>
          <table:table-cell office:value-type="string">
            <text:p>K 房地产</text:p>
          </table:table-cell>
          <table:table-cell office:value-type="string">
            <text:p>上海临港控股股份有限公司</text:p>
          </table:table-cell>
          <table:table-cell office:value-type="string">
            <text:p>1994-03-24T00:00:00.000+08</text:p>
          </table:table-cell>
          <table:table-cell table:number-columns-repeated="6"/>
        </table:table-row>
        <table:table-row table:style-name="ro2">
          <table:table-cell office:value-type="string">
            <text:p>600850</text:p>
          </table:table-cell>
          <table:table-cell office:value-type="string">
            <text:p>华东电脑</text:p>
          </table:table-cell>
          <table:table-cell office:value-type="string">
            <text:p>I 信息技术</text:p>
          </table:table-cell>
          <table:table-cell office:value-type="string">
            <text:p>上海华东电脑股份有限公司</text:p>
          </table:table-cell>
          <table:table-cell office:value-type="string">
            <text:p>1994-03-24T00:00:00.000+08</text:p>
          </table:table-cell>
          <table:table-cell table:number-columns-repeated="6"/>
        </table:table-row>
        <table:table-row table:style-name="ro2">
          <table:table-cell office:value-type="string">
            <text:p>600851</text:p>
          </table:table-cell>
          <table:table-cell office:value-type="string">
            <text:p>海欣股份</text:p>
          </table:table-cell>
          <table:table-cell office:value-type="string">
            <text:p>C 制造业</text:p>
          </table:table-cell>
          <table:table-cell office:value-type="string">
            <text:p>上海海欣集团股份有限公司</text:p>
          </table:table-cell>
          <table:table-cell office:value-type="string">
            <text:p>1994-04-04T00:00:00.000+08</text:p>
          </table:table-cell>
          <table:table-cell table:number-columns-repeated="6"/>
        </table:table-row>
        <table:table-row table:style-name="ro2">
          <table:table-cell office:value-type="string">
            <text:p>600853</text:p>
          </table:table-cell>
          <table:table-cell office:value-type="string">
            <text:p>龙建股份</text:p>
          </table:table-cell>
          <table:table-cell office:value-type="string">
            <text:p>E 建筑业</text:p>
          </table:table-cell>
          <table:table-cell office:value-type="string">
            <text:p>龙建路桥股份有限公司</text:p>
          </table:table-cell>
          <table:table-cell office:value-type="string">
            <text:p>1994-04-04T00:00:00.000+08</text:p>
          </table:table-cell>
          <table:table-cell table:number-columns-repeated="6"/>
        </table:table-row>
        <table:table-row table:style-name="ro2">
          <table:table-cell office:value-type="string">
            <text:p>600854</text:p>
          </table:table-cell>
          <table:table-cell office:value-type="string">
            <text:p>春兰股份</text:p>
          </table:table-cell>
          <table:table-cell office:value-type="string">
            <text:p>C 制造业</text:p>
          </table:table-cell>
          <table:table-cell office:value-type="string">
            <text:p>江苏春兰制冷设备股份有限公司</text:p>
          </table:table-cell>
          <table:table-cell office:value-type="string">
            <text:p>1994-04-25T00:00:00.000+08</text:p>
          </table:table-cell>
          <table:table-cell table:number-columns-repeated="6"/>
        </table:table-row>
        <table:table-row table:style-name="ro2">
          <table:table-cell office:value-type="string">
            <text:p>600855</text:p>
          </table:table-cell>
          <table:table-cell office:value-type="string">
            <text:p>航天长峰</text:p>
          </table:table-cell>
          <table:table-cell office:value-type="string">
            <text:p>C 制造业</text:p>
          </table:table-cell>
          <table:table-cell office:value-type="string">
            <text:p>北京航天长峰股份有限公司</text:p>
          </table:table-cell>
          <table:table-cell office:value-type="string">
            <text:p>1994-04-25T00:00:00.000+08</text:p>
          </table:table-cell>
          <table:table-cell table:number-columns-repeated="6"/>
        </table:table-row>
        <table:table-row table:style-name="ro2">
          <table:table-cell office:value-type="string">
            <text:p>600856</text:p>
          </table:table-cell>
          <table:table-cell office:value-type="string">
            <text:p>中天能源</text:p>
          </table:table-cell>
          <table:table-cell office:value-type="string">
            <text:p>D 水电煤气</text:p>
          </table:table-cell>
          <table:table-cell office:value-type="string">
            <text:p>长春中天能源股份有限公司</text:p>
          </table:table-cell>
          <table:table-cell office:value-type="string">
            <text:p>1994-04-25T00:00:00.000+08</text:p>
          </table:table-cell>
          <table:table-cell table:number-columns-repeated="6"/>
        </table:table-row>
        <table:table-row table:style-name="ro2">
          <table:table-cell office:value-type="string">
            <text:p>600857</text:p>
          </table:table-cell>
          <table:table-cell office:value-type="string">
            <text:p>宁波中百</text:p>
          </table:table-cell>
          <table:table-cell office:value-type="string">
            <text:p>F 批发零售</text:p>
          </table:table-cell>
          <table:table-cell office:value-type="string">
            <text:p>宁波中百股份有限公司</text:p>
          </table:table-cell>
          <table:table-cell office:value-type="string">
            <text:p>1994-04-25T00:00:00.000+08</text:p>
          </table:table-cell>
          <table:table-cell table:number-columns-repeated="6"/>
        </table:table-row>
        <table:table-row table:style-name="ro2">
          <table:table-cell office:value-type="string">
            <text:p>600858</text:p>
          </table:table-cell>
          <table:table-cell office:value-type="string">
            <text:p>银座股份</text:p>
          </table:table-cell>
          <table:table-cell office:value-type="string">
            <text:p>F 批发零售</text:p>
          </table:table-cell>
          <table:table-cell office:value-type="string">
            <text:p>银座集团股份有限公司</text:p>
          </table:table-cell>
          <table:table-cell office:value-type="string">
            <text:p>1994-05-06T00:00:00.000+08</text:p>
          </table:table-cell>
          <table:table-cell table:number-columns-repeated="6"/>
        </table:table-row>
        <table:table-row table:style-name="ro2">
          <table:table-cell office:value-type="string">
            <text:p>600859</text:p>
          </table:table-cell>
          <table:table-cell office:value-type="string">
            <text:p>王府井</text:p>
          </table:table-cell>
          <table:table-cell office:value-type="string">
            <text:p>F 批发零售</text:p>
          </table:table-cell>
          <table:table-cell office:value-type="string">
            <text:p>王府井集团股份有限公司</text:p>
          </table:table-cell>
          <table:table-cell office:value-type="string">
            <text:p>1994-05-06T00:00:00.000+08</text:p>
          </table:table-cell>
          <table:table-cell table:number-columns-repeated="6"/>
        </table:table-row>
        <table:table-row table:style-name="ro2">
          <table:table-cell office:value-type="string">
            <text:p>600860</text:p>
          </table:table-cell>
          <table:table-cell office:value-type="string">
            <text:p>*ST京城</text:p>
          </table:table-cell>
          <table:table-cell office:value-type="string">
            <text:p>C 制造业</text:p>
          </table:table-cell>
          <table:table-cell office:value-type="string">
            <text:p>北京京城机电股份有限公司</text:p>
          </table:table-cell>
          <table:table-cell office:value-type="string">
            <text:p>1994-05-06T00:00:00.000+08</text:p>
          </table:table-cell>
          <table:table-cell table:number-columns-repeated="6"/>
        </table:table-row>
        <table:table-row table:style-name="ro2">
          <table:table-cell office:value-type="string">
            <text:p>600861</text:p>
          </table:table-cell>
          <table:table-cell office:value-type="string">
            <text:p>北京城乡</text:p>
          </table:table-cell>
          <table:table-cell office:value-type="string">
            <text:p>F 批发零售</text:p>
          </table:table-cell>
          <table:table-cell office:value-type="string">
            <text:p>北京城乡商业（集团）股份有限公司</text:p>
          </table:table-cell>
          <table:table-cell office:value-type="string">
            <text:p>1994-05-20T00:00:00.000+08</text:p>
          </table:table-cell>
          <table:table-cell table:number-columns-repeated="6"/>
        </table:table-row>
        <table:table-row table:style-name="ro2">
          <table:table-cell office:value-type="string">
            <text:p>600862</text:p>
          </table:table-cell>
          <table:table-cell office:value-type="string">
            <text:p>中航高科</text:p>
          </table:table-cell>
          <table:table-cell office:value-type="string">
            <text:p>C 制造业</text:p>
          </table:table-cell>
          <table:table-cell office:value-type="string">
            <text:p>中航航空高科技股份有限公司</text:p>
          </table:table-cell>
          <table:table-cell office:value-type="string">
            <text:p>1994-05-20T00:00:00.000+08</text:p>
          </table:table-cell>
          <table:table-cell table:number-columns-repeated="6"/>
        </table:table-row>
        <table:table-row table:style-name="ro2">
          <table:table-cell office:value-type="string">
            <text:p>600863</text:p>
          </table:table-cell>
          <table:table-cell office:value-type="string">
            <text:p>内蒙华电</text:p>
          </table:table-cell>
          <table:table-cell office:value-type="string">
            <text:p>D 水电煤气</text:p>
          </table:table-cell>
          <table:table-cell office:value-type="string">
            <text:p>内蒙古蒙电华能热电股份有限公司</text:p>
          </table:table-cell>
          <table:table-cell office:value-type="string">
            <text:p>1994-05-20T00:00:00.000+08</text:p>
          </table:table-cell>
          <table:table-cell table:number-columns-repeated="6"/>
        </table:table-row>
        <table:table-row table:style-name="ro2">
          <table:table-cell office:value-type="string">
            <text:p>600864</text:p>
          </table:table-cell>
          <table:table-cell office:value-type="string">
            <text:p>哈投股份</text:p>
          </table:table-cell>
          <table:table-cell office:value-type="string">
            <text:p>D 水电煤气</text:p>
          </table:table-cell>
          <table:table-cell office:value-type="string">
            <text:p>哈尔滨哈投投资股份有限公司</text:p>
          </table:table-cell>
          <table:table-cell office:value-type="string">
            <text:p>1994-08-09T00:00:00.000+08</text:p>
          </table:table-cell>
          <table:table-cell table:number-columns-repeated="6"/>
        </table:table-row>
        <table:table-row table:style-name="ro2">
          <table:table-cell office:value-type="string">
            <text:p>600865</text:p>
          </table:table-cell>
          <table:table-cell office:value-type="string">
            <text:p>百大集团</text:p>
          </table:table-cell>
          <table:table-cell office:value-type="string">
            <text:p>F 批发零售</text:p>
          </table:table-cell>
          <table:table-cell office:value-type="string">
            <text:p>百大集团股份有限公司</text:p>
          </table:table-cell>
          <table:table-cell office:value-type="string">
            <text:p>1994-08-09T00:00:00.000+08</text:p>
          </table:table-cell>
          <table:table-cell table:number-columns-repeated="6"/>
        </table:table-row>
        <table:table-row table:style-name="ro2">
          <table:table-cell office:value-type="string">
            <text:p>600866</text:p>
          </table:table-cell>
          <table:table-cell office:value-type="string">
            <text:p>星湖科技</text:p>
          </table:table-cell>
          <table:table-cell office:value-type="string">
            <text:p>C 制造业</text:p>
          </table:table-cell>
          <table:table-cell office:value-type="string">
            <text:p>广东肇庆星湖生物科技股份有限公司</text:p>
          </table:table-cell>
          <table:table-cell office:value-type="string">
            <text:p>1994-08-18T00:00:00.000+08</text:p>
          </table:table-cell>
          <table:table-cell table:number-columns-repeated="6"/>
        </table:table-row>
        <table:table-row table:style-name="ro2">
          <table:table-cell office:value-type="string">
            <text:p>600867</text:p>
          </table:table-cell>
          <table:table-cell office:value-type="string">
            <text:p>通化东宝</text:p>
          </table:table-cell>
          <table:table-cell office:value-type="string">
            <text:p>C 制造业</text:p>
          </table:table-cell>
          <table:table-cell office:value-type="string">
            <text:p>通化东宝药业股份有限公司</text:p>
          </table:table-cell>
          <table:table-cell office:value-type="string">
            <text:p>1994-08-24T00:00:00.000+08</text:p>
          </table:table-cell>
          <table:table-cell table:number-columns-repeated="6"/>
        </table:table-row>
        <table:table-row table:style-name="ro2">
          <table:table-cell office:value-type="string">
            <text:p>600868</text:p>
          </table:table-cell>
          <table:table-cell office:value-type="string">
            <text:p>梅雁吉祥</text:p>
          </table:table-cell>
          <table:table-cell office:value-type="string">
            <text:p>D 水电煤气</text:p>
          </table:table-cell>
          <table:table-cell office:value-type="string">
            <text:p>广东梅雁吉祥水电股份有限公司</text:p>
          </table:table-cell>
          <table:table-cell office:value-type="string">
            <text:p>1994-09-12T00:00:00.000+08</text:p>
          </table:table-cell>
          <table:table-cell table:number-columns-repeated="6"/>
        </table:table-row>
        <table:table-row table:style-name="ro2">
          <table:table-cell office:value-type="string">
            <text:p>600869</text:p>
          </table:table-cell>
          <table:table-cell office:value-type="string">
            <text:p>智慧能源</text:p>
          </table:table-cell>
          <table:table-cell office:value-type="string">
            <text:p>C 制造业</text:p>
          </table:table-cell>
          <table:table-cell office:value-type="string">
            <text:p>远东智慧能源股份有限公司</text:p>
          </table:table-cell>
          <table:table-cell office:value-type="string">
            <text:p>1995-02-06T00:00:00.000+08</text:p>
          </table:table-cell>
          <table:table-cell table:number-columns-repeated="6"/>
        </table:table-row>
        <table:table-row table:style-name="ro2">
          <table:table-cell office:value-type="string">
            <text:p>600870</text:p>
          </table:table-cell>
          <table:table-cell office:value-type="string">
            <text:p>厦华电子</text:p>
          </table:table-cell>
          <table:table-cell office:value-type="string">
            <text:p>C 制造业</text:p>
          </table:table-cell>
          <table:table-cell office:value-type="string">
            <text:p>厦门华侨电子股份有限公司</text:p>
          </table:table-cell>
          <table:table-cell office:value-type="string">
            <text:p>1995-02-28T00:00:00.000+08</text:p>
          </table:table-cell>
          <table:table-cell table:number-columns-repeated="6"/>
        </table:table-row>
        <table:table-row table:style-name="ro2">
          <table:table-cell office:value-type="string">
            <text:p>600871</text:p>
          </table:table-cell>
          <table:table-cell office:value-type="string">
            <text:p>石化油服</text:p>
          </table:table-cell>
          <table:table-cell office:value-type="string">
            <text:p>B 采矿业</text:p>
          </table:table-cell>
          <table:table-cell office:value-type="string">
            <text:p>中石化石油工程技术服务股份有限公司</text:p>
          </table:table-cell>
          <table:table-cell office:value-type="string">
            <text:p>1995-04-11T00:00:00.000+08</text:p>
          </table:table-cell>
          <table:table-cell table:number-columns-repeated="6"/>
        </table:table-row>
        <table:table-row table:style-name="ro2">
          <table:table-cell office:value-type="string">
            <text:p>600872</text:p>
          </table:table-cell>
          <table:table-cell office:value-type="string">
            <text:p>中炬高新</text:p>
          </table:table-cell>
          <table:table-cell office:value-type="string">
            <text:p>C 制造业</text:p>
          </table:table-cell>
          <table:table-cell office:value-type="string">
            <text:p>中炬高新技术实业（集团）股份有限公司</text:p>
          </table:table-cell>
          <table:table-cell office:value-type="string">
            <text:p>1995-01-24T00:00:00.000+08</text:p>
          </table:table-cell>
          <table:table-cell table:number-columns-repeated="6"/>
        </table:table-row>
        <table:table-row table:style-name="ro2">
          <table:table-cell office:value-type="string">
            <text:p>600873</text:p>
          </table:table-cell>
          <table:table-cell office:value-type="string">
            <text:p>梅花生物</text:p>
          </table:table-cell>
          <table:table-cell office:value-type="string">
            <text:p>C 制造业</text:p>
          </table:table-cell>
          <table:table-cell office:value-type="string">
            <text:p>梅花生物科技集团股份有限公司</text:p>
          </table:table-cell>
          <table:table-cell office:value-type="string">
            <text:p>1995-02-17T00:00:00.000+08</text:p>
          </table:table-cell>
          <table:table-cell table:number-columns-repeated="6"/>
        </table:table-row>
        <table:table-row table:style-name="ro2">
          <table:table-cell office:value-type="string">
            <text:p>600874</text:p>
          </table:table-cell>
          <table:table-cell office:value-type="string">
            <text:p>创业环保</text:p>
          </table:table-cell>
          <table:table-cell office:value-type="string">
            <text:p>D 水电煤气</text:p>
          </table:table-cell>
          <table:table-cell office:value-type="string">
            <text:p>天津创业环保集团股份有限公司</text:p>
          </table:table-cell>
          <table:table-cell office:value-type="string">
            <text:p>1995-06-30T00:00:00.000+08</text:p>
          </table:table-cell>
          <table:table-cell table:number-columns-repeated="6"/>
        </table:table-row>
        <table:table-row table:style-name="ro2">
          <table:table-cell office:value-type="string">
            <text:p>600875</text:p>
          </table:table-cell>
          <table:table-cell office:value-type="string">
            <text:p>东方电气</text:p>
          </table:table-cell>
          <table:table-cell office:value-type="string">
            <text:p>C 制造业</text:p>
          </table:table-cell>
          <table:table-cell office:value-type="string">
            <text:p>东方电气股份有限公司</text:p>
          </table:table-cell>
          <table:table-cell office:value-type="string">
            <text:p>1995-10-10T00:00:00.000+08</text:p>
          </table:table-cell>
          <table:table-cell table:number-columns-repeated="6"/>
        </table:table-row>
        <table:table-row table:style-name="ro2">
          <table:table-cell office:value-type="string">
            <text:p>600876</text:p>
          </table:table-cell>
          <table:table-cell office:value-type="string">
            <text:p>洛阳玻璃</text:p>
          </table:table-cell>
          <table:table-cell office:value-type="string">
            <text:p>C 制造业</text:p>
          </table:table-cell>
          <table:table-cell office:value-type="string">
            <text:p>洛阳玻璃股份有限公司</text:p>
          </table:table-cell>
          <table:table-cell office:value-type="string">
            <text:p>1995-10-31T00:00:00.000+08</text:p>
          </table:table-cell>
          <table:table-cell table:number-columns-repeated="6"/>
        </table:table-row>
        <table:table-row table:style-name="ro2">
          <table:table-cell office:value-type="string">
            <text:p>600877</text:p>
          </table:table-cell>
          <table:table-cell office:value-type="string">
            <text:p>*ST嘉陵</text:p>
          </table:table-cell>
          <table:table-cell office:value-type="string">
            <text:p>C 制造业</text:p>
          </table:table-cell>
          <table:table-cell office:value-type="string">
            <text:p>中国嘉陵工业股份有限公司(集团)</text:p>
          </table:table-cell>
          <table:table-cell office:value-type="string">
            <text:p>1995-10-13T00:00:00.000+08</text:p>
          </table:table-cell>
          <table:table-cell table:number-columns-repeated="6"/>
        </table:table-row>
        <table:table-row table:style-name="ro2">
          <table:table-cell office:value-type="string">
            <text:p>600879</text:p>
          </table:table-cell>
          <table:table-cell office:value-type="string">
            <text:p>航天电子</text:p>
          </table:table-cell>
          <table:table-cell office:value-type="string">
            <text:p>C 制造业</text:p>
          </table:table-cell>
          <table:table-cell office:value-type="string">
            <text:p>航天时代电子技术股份有限公司</text:p>
          </table:table-cell>
          <table:table-cell office:value-type="string">
            <text:p>1995-11-15T00:00:00.000+08</text:p>
          </table:table-cell>
          <table:table-cell table:number-columns-repeated="6"/>
        </table:table-row>
        <table:table-row table:style-name="ro2">
          <table:table-cell office:value-type="string">
            <text:p>600880</text:p>
          </table:table-cell>
          <table:table-cell office:value-type="string">
            <text:p>博瑞传播</text:p>
          </table:table-cell>
          <table:table-cell office:value-type="string">
            <text:p>R 文化传播</text:p>
          </table:table-cell>
          <table:table-cell office:value-type="string">
            <text:p>成都博瑞传播股份有限公司</text:p>
          </table:table-cell>
          <table:table-cell office:value-type="string">
            <text:p>1995-11-15T00:00:00.000+08</text:p>
          </table:table-cell>
          <table:table-cell table:number-columns-repeated="6"/>
        </table:table-row>
        <table:table-row table:style-name="ro2">
          <table:table-cell office:value-type="string">
            <text:p>600881</text:p>
          </table:table-cell>
          <table:table-cell office:value-type="string">
            <text:p>亚泰集团</text:p>
          </table:table-cell>
          <table:table-cell office:value-type="string">
            <text:p>C 制造业</text:p>
          </table:table-cell>
          <table:table-cell office:value-type="string">
            <text:p>吉林亚泰(集团)股份有限公司</text:p>
          </table:table-cell>
          <table:table-cell office:value-type="string">
            <text:p>1995-11-15T00:00:00.000+08</text:p>
          </table:table-cell>
          <table:table-cell table:number-columns-repeated="6"/>
        </table:table-row>
        <table:table-row table:style-name="ro2">
          <table:table-cell office:value-type="string">
            <text:p>600882</text:p>
          </table:table-cell>
          <table:table-cell office:value-type="string">
            <text:p>广泽股份</text:p>
          </table:table-cell>
          <table:table-cell office:value-type="string">
            <text:p>C 制造业</text:p>
          </table:table-cell>
          <table:table-cell office:value-type="string">
            <text:p>上海广泽食品科技股份有限公司</text:p>
          </table:table-cell>
          <table:table-cell office:value-type="string">
            <text:p>1995-12-06T00:00:00.000+08</text:p>
          </table:table-cell>
          <table:table-cell table:number-columns-repeated="6"/>
        </table:table-row>
        <table:table-row table:style-name="ro2">
          <table:table-cell office:value-type="string">
            <text:p>600883</text:p>
          </table:table-cell>
          <table:table-cell office:value-type="string">
            <text:p>博闻科技</text:p>
          </table:table-cell>
          <table:table-cell office:value-type="string">
            <text:p>C 制造业</text:p>
          </table:table-cell>
          <table:table-cell office:value-type="string">
            <text:p>云南博闻科技实业股份有限公司</text:p>
          </table:table-cell>
          <table:table-cell office:value-type="string">
            <text:p>1995-12-08T00:00:00.000+08</text:p>
          </table:table-cell>
          <table:table-cell table:number-columns-repeated="6"/>
        </table:table-row>
        <table:table-row table:style-name="ro2">
          <table:table-cell office:value-type="string">
            <text:p>600884</text:p>
          </table:table-cell>
          <table:table-cell office:value-type="string">
            <text:p>杉杉股份</text:p>
          </table:table-cell>
          <table:table-cell office:value-type="string">
            <text:p>C 制造业</text:p>
          </table:table-cell>
          <table:table-cell office:value-type="string">
            <text:p>宁波杉杉股份有限公司</text:p>
          </table:table-cell>
          <table:table-cell office:value-type="string">
            <text:p>1996-01-30T00:00:00.000+08</text:p>
          </table:table-cell>
          <table:table-cell table:number-columns-repeated="6"/>
        </table:table-row>
        <table:table-row table:style-name="ro2">
          <table:table-cell office:value-type="string">
            <text:p>600885</text:p>
          </table:table-cell>
          <table:table-cell office:value-type="string">
            <text:p>宏发股份</text:p>
          </table:table-cell>
          <table:table-cell office:value-type="string">
            <text:p>C 制造业</text:p>
          </table:table-cell>
          <table:table-cell office:value-type="string">
            <text:p>宏发科技股份有限公司</text:p>
          </table:table-cell>
          <table:table-cell office:value-type="string">
            <text:p>1996-02-05T00:00:00.000+08</text:p>
          </table:table-cell>
          <table:table-cell table:number-columns-repeated="6"/>
        </table:table-row>
        <table:table-row table:style-name="ro2">
          <table:table-cell office:value-type="string">
            <text:p>600886</text:p>
          </table:table-cell>
          <table:table-cell office:value-type="string">
            <text:p>国投电力</text:p>
          </table:table-cell>
          <table:table-cell office:value-type="string">
            <text:p>D 水电煤气</text:p>
          </table:table-cell>
          <table:table-cell office:value-type="string">
            <text:p>国投电力控股股份有限公司</text:p>
          </table:table-cell>
          <table:table-cell office:value-type="string">
            <text:p>1996-01-18T00:00:00.000+08</text:p>
          </table:table-cell>
          <table:table-cell table:number-columns-repeated="6"/>
        </table:table-row>
        <table:table-row table:style-name="ro2">
          <table:table-cell office:value-type="string">
            <text:p>600887</text:p>
          </table:table-cell>
          <table:table-cell office:value-type="string">
            <text:p>伊利股份</text:p>
          </table:table-cell>
          <table:table-cell office:value-type="string">
            <text:p>C 制造业</text:p>
          </table:table-cell>
          <table:table-cell office:value-type="string">
            <text:p>内蒙古伊利实业集团股份有限公司</text:p>
          </table:table-cell>
          <table:table-cell office:value-type="string">
            <text:p>1996-03-12T00:00:00.000+08</text:p>
          </table:table-cell>
          <table:table-cell table:number-columns-repeated="6"/>
        </table:table-row>
        <table:table-row table:style-name="ro2">
          <table:table-cell office:value-type="string">
            <text:p>600888</text:p>
          </table:table-cell>
          <table:table-cell office:value-type="string">
            <text:p>新疆众和</text:p>
          </table:table-cell>
          <table:table-cell office:value-type="string">
            <text:p>C 制造业</text:p>
          </table:table-cell>
          <table:table-cell office:value-type="string">
            <text:p>新疆众和股份有限公司</text:p>
          </table:table-cell>
          <table:table-cell office:value-type="string">
            <text:p>1996-02-15T00:00:00.000+08</text:p>
          </table:table-cell>
          <table:table-cell table:number-columns-repeated="6"/>
        </table:table-row>
        <table:table-row table:style-name="ro2">
          <table:table-cell office:value-type="string">
            <text:p>600889</text:p>
          </table:table-cell>
          <table:table-cell office:value-type="string">
            <text:p>南京化纤</text:p>
          </table:table-cell>
          <table:table-cell office:value-type="string">
            <text:p>C 制造业</text:p>
          </table:table-cell>
          <table:table-cell office:value-type="string">
            <text:p>南京化纤股份有限公司</text:p>
          </table:table-cell>
          <table:table-cell office:value-type="string">
            <text:p>1996-03-08T00:00:00.000+08</text:p>
          </table:table-cell>
          <table:table-cell table:number-columns-repeated="6"/>
        </table:table-row>
        <table:table-row table:style-name="ro2">
          <table:table-cell office:value-type="string">
            <text:p>600890</text:p>
          </table:table-cell>
          <table:table-cell office:value-type="string">
            <text:p>中房股份</text:p>
          </table:table-cell>
          <table:table-cell office:value-type="string">
            <text:p>K 房地产</text:p>
          </table:table-cell>
          <table:table-cell office:value-type="string">
            <text:p>中房置业股份有限公司</text:p>
          </table:table-cell>
          <table:table-cell office:value-type="string">
            <text:p>1996-03-18T00:00:00.000+08</text:p>
          </table:table-cell>
          <table:table-cell table:number-columns-repeated="6"/>
        </table:table-row>
        <table:table-row table:style-name="ro2">
          <table:table-cell office:value-type="string">
            <text:p>600891</text:p>
          </table:table-cell>
          <table:table-cell office:value-type="string">
            <text:p>秋林集团</text:p>
          </table:table-cell>
          <table:table-cell office:value-type="string">
            <text:p>C 制造业</text:p>
          </table:table-cell>
          <table:table-cell office:value-type="string">
            <text:p>哈尔滨秋林集团股份有限公司</text:p>
          </table:table-cell>
          <table:table-cell office:value-type="string">
            <text:p>1996-03-25T00:00:00.000+08</text:p>
          </table:table-cell>
          <table:table-cell table:number-columns-repeated="6"/>
        </table:table-row>
        <table:table-row table:style-name="ro2">
          <table:table-cell office:value-type="string">
            <text:p>600892</text:p>
          </table:table-cell>
          <table:table-cell office:value-type="string">
            <text:p>大晟文化</text:p>
          </table:table-cell>
          <table:table-cell office:value-type="string">
            <text:p>I 信息技术</text:p>
          </table:table-cell>
          <table:table-cell office:value-type="string">
            <text:p>大晟时代文化投资股份有限公司</text:p>
          </table:table-cell>
          <table:table-cell office:value-type="string">
            <text:p>1996-03-15T00:00:00.000+08</text:p>
          </table:table-cell>
          <table:table-cell table:number-columns-repeated="6"/>
        </table:table-row>
        <table:table-row table:style-name="ro2">
          <table:table-cell office:value-type="string">
            <text:p>600893</text:p>
          </table:table-cell>
          <table:table-cell office:value-type="string">
            <text:p>航发动力</text:p>
          </table:table-cell>
          <table:table-cell office:value-type="string">
            <text:p>C 制造业</text:p>
          </table:table-cell>
          <table:table-cell office:value-type="string">
            <text:p>中国航发动力股份有限公司</text:p>
          </table:table-cell>
          <table:table-cell office:value-type="string">
            <text:p>1996-04-08T00:00:00.000+08</text:p>
          </table:table-cell>
          <table:table-cell table:number-columns-repeated="6"/>
        </table:table-row>
        <table:table-row table:style-name="ro2">
          <table:table-cell office:value-type="string">
            <text:p>600894</text:p>
          </table:table-cell>
          <table:table-cell office:value-type="string">
            <text:p>广日股份</text:p>
          </table:table-cell>
          <table:table-cell office:value-type="string">
            <text:p>C 制造业</text:p>
          </table:table-cell>
          <table:table-cell office:value-type="string">
            <text:p>广州广日股份有限公司</text:p>
          </table:table-cell>
          <table:table-cell office:value-type="string">
            <text:p>1996-03-28T00:00:00.000+08</text:p>
          </table:table-cell>
          <table:table-cell table:number-columns-repeated="6"/>
        </table:table-row>
        <table:table-row table:style-name="ro2">
          <table:table-cell office:value-type="string">
            <text:p>600895</text:p>
          </table:table-cell>
          <table:table-cell office:value-type="string">
            <text:p>张江高科</text:p>
          </table:table-cell>
          <table:table-cell office:value-type="string">
            <text:p>S 综合</text:p>
          </table:table-cell>
          <table:table-cell office:value-type="string">
            <text:p>上海张江高科技园区开发股份有限公司</text:p>
          </table:table-cell>
          <table:table-cell office:value-type="string">
            <text:p>1996-04-22T00:00:00.000+08</text:p>
          </table:table-cell>
          <table:table-cell table:number-columns-repeated="6"/>
        </table:table-row>
        <table:table-row table:style-name="ro2">
          <table:table-cell office:value-type="string">
            <text:p>600896</text:p>
          </table:table-cell>
          <table:table-cell office:value-type="string">
            <text:p>览海投资</text:p>
          </table:table-cell>
          <table:table-cell office:value-type="string">
            <text:p>Q 卫生</text:p>
          </table:table-cell>
          <table:table-cell office:value-type="string">
            <text:p>览海医疗产业投资股份有限公司</text:p>
          </table:table-cell>
          <table:table-cell office:value-type="string">
            <text:p>1996-05-03T00:00:00.000+08</text:p>
          </table:table-cell>
          <table:table-cell table:number-columns-repeated="6"/>
        </table:table-row>
        <table:table-row table:style-name="ro2">
          <table:table-cell office:value-type="string">
            <text:p>600897</text:p>
          </table:table-cell>
          <table:table-cell office:value-type="string">
            <text:p>厦门空港</text:p>
          </table:table-cell>
          <table:table-cell office:value-type="string">
            <text:p>G 运输仓储</text:p>
          </table:table-cell>
          <table:table-cell office:value-type="string">
            <text:p>元翔（厦门）国际航空港股份有限公司</text:p>
          </table:table-cell>
          <table:table-cell office:value-type="string">
            <text:p>1996-05-31T00:00:00.000+08</text:p>
          </table:table-cell>
          <table:table-cell table:number-columns-repeated="6"/>
        </table:table-row>
        <table:table-row table:style-name="ro2">
          <table:table-cell office:value-type="string">
            <text:p>600898</text:p>
          </table:table-cell>
          <table:table-cell office:value-type="string">
            <text:p>国美通讯</text:p>
          </table:table-cell>
          <table:table-cell office:value-type="string">
            <text:p>C 制造业</text:p>
          </table:table-cell>
          <table:table-cell office:value-type="string">
            <text:p>三联商社股份有限公司</text:p>
          </table:table-cell>
          <table:table-cell office:value-type="string">
            <text:p>1996-04-18T00:00:00.000+08</text:p>
          </table:table-cell>
          <table:table-cell table:number-columns-repeated="6"/>
        </table:table-row>
        <table:table-row table:style-name="ro2">
          <table:table-cell office:value-type="string">
            <text:p>600900</text:p>
          </table:table-cell>
          <table:table-cell office:value-type="string">
            <text:p>长江电力</text:p>
          </table:table-cell>
          <table:table-cell office:value-type="string">
            <text:p>D 水电煤气</text:p>
          </table:table-cell>
          <table:table-cell office:value-type="string">
            <text:p>中国长江电力股份有限公司</text:p>
          </table:table-cell>
          <table:table-cell office:value-type="string">
            <text:p>2003-11-18T00:00:00.000+08</text:p>
          </table:table-cell>
          <table:table-cell table:number-columns-repeated="6"/>
        </table:table-row>
        <table:table-row table:style-name="ro2">
          <table:table-cell office:value-type="string">
            <text:p>600908</text:p>
          </table:table-cell>
          <table:table-cell office:value-type="string">
            <text:p>无锡银行</text:p>
          </table:table-cell>
          <table:table-cell office:value-type="string">
            <text:p>J 金融业</text:p>
          </table:table-cell>
          <table:table-cell office:value-type="string">
            <text:p>无锡农村商业银行股份有限公司</text:p>
          </table:table-cell>
          <table:table-cell office:value-type="string">
            <text:p>2016-09-23T00:00:00.000+08</text:p>
          </table:table-cell>
          <table:table-cell table:number-columns-repeated="6"/>
        </table:table-row>
        <table:table-row table:style-name="ro2">
          <table:table-cell office:value-type="string">
            <text:p>600909</text:p>
          </table:table-cell>
          <table:table-cell office:value-type="string">
            <text:p>华安证券</text:p>
          </table:table-cell>
          <table:table-cell office:value-type="string">
            <text:p>J 金融业</text:p>
          </table:table-cell>
          <table:table-cell office:value-type="string">
            <text:p>华安证券股份有限公司</text:p>
          </table:table-cell>
          <table:table-cell office:value-type="string">
            <text:p>2016-12-06T00:00:00.000+08</text:p>
          </table:table-cell>
          <table:table-cell table:number-columns-repeated="6"/>
        </table:table-row>
        <table:table-row table:style-name="ro2">
          <table:table-cell office:value-type="string">
            <text:p>600917</text:p>
          </table:table-cell>
          <table:table-cell office:value-type="string">
            <text:p>重庆燃气</text:p>
          </table:table-cell>
          <table:table-cell office:value-type="string">
            <text:p>D 水电煤气</text:p>
          </table:table-cell>
          <table:table-cell office:value-type="string">
            <text:p>重庆燃气集团股份有限公司</text:p>
          </table:table-cell>
          <table:table-cell office:value-type="string">
            <text:p>2014-09-30T00:00:00.000+08</text:p>
          </table:table-cell>
          <table:table-cell table:number-columns-repeated="6"/>
        </table:table-row>
        <table:table-row table:style-name="ro2">
          <table:table-cell office:value-type="string">
            <text:p>600919</text:p>
          </table:table-cell>
          <table:table-cell office:value-type="string">
            <text:p>江苏银行</text:p>
          </table:table-cell>
          <table:table-cell office:value-type="string">
            <text:p>J 金融业</text:p>
          </table:table-cell>
          <table:table-cell office:value-type="string">
            <text:p>江苏银行股份有限公司</text:p>
          </table:table-cell>
          <table:table-cell office:value-type="string">
            <text:p>2016-08-02T00:00:00.000+08</text:p>
          </table:table-cell>
          <table:table-cell table:number-columns-repeated="6"/>
        </table:table-row>
        <table:table-row table:style-name="ro2">
          <table:table-cell office:value-type="string">
            <text:p>600926</text:p>
          </table:table-cell>
          <table:table-cell office:value-type="string">
            <text:p>杭州银行</text:p>
          </table:table-cell>
          <table:table-cell office:value-type="string">
            <text:p>J 金融业</text:p>
          </table:table-cell>
          <table:table-cell office:value-type="string">
            <text:p>杭州银行股份有限公司</text:p>
          </table:table-cell>
          <table:table-cell office:value-type="string">
            <text:p>2016-10-27T00:00:00.000+08</text:p>
          </table:table-cell>
          <table:table-cell table:number-columns-repeated="6"/>
        </table:table-row>
        <table:table-row table:style-name="ro2">
          <table:table-cell office:value-type="string">
            <text:p>600936</text:p>
          </table:table-cell>
          <table:table-cell office:value-type="string">
            <text:p>广西广电</text:p>
          </table:table-cell>
          <table:table-cell office:value-type="string">
            <text:p>I 信息技术</text:p>
          </table:table-cell>
          <table:table-cell office:value-type="string">
            <text:p>广西广播电视信息网络股份有限公司</text:p>
          </table:table-cell>
          <table:table-cell office:value-type="string">
            <text:p>2016-08-15T00:00:00.000+08</text:p>
          </table:table-cell>
          <table:table-cell table:number-columns-repeated="6"/>
        </table:table-row>
        <table:table-row table:style-name="ro2">
          <table:table-cell office:value-type="string">
            <text:p>600939</text:p>
          </table:table-cell>
          <table:table-cell office:value-type="string">
            <text:p>重庆建工</text:p>
          </table:table-cell>
          <table:table-cell office:value-type="string">
            <text:p>E 建筑业</text:p>
          </table:table-cell>
          <table:table-cell office:value-type="string">
            <text:p>重庆建工集团股份有限公司</text:p>
          </table:table-cell>
          <table:table-cell office:value-type="string">
            <text:p>2017-02-21T00:00:00.000+08</text:p>
          </table:table-cell>
          <table:table-cell table:number-columns-repeated="6"/>
        </table:table-row>
        <table:table-row table:style-name="ro2">
          <table:table-cell office:value-type="string">
            <text:p>600958</text:p>
          </table:table-cell>
          <table:table-cell office:value-type="string">
            <text:p>东方证券</text:p>
          </table:table-cell>
          <table:table-cell office:value-type="string">
            <text:p>J 金融业</text:p>
          </table:table-cell>
          <table:table-cell office:value-type="string">
            <text:p>东方证券股份有限公司</text:p>
          </table:table-cell>
          <table:table-cell office:value-type="string">
            <text:p>2015-03-23T00:00:00.000+08</text:p>
          </table:table-cell>
          <table:table-cell table:number-columns-repeated="6"/>
        </table:table-row>
        <table:table-row table:style-name="ro2">
          <table:table-cell office:value-type="string">
            <text:p>600959</text:p>
          </table:table-cell>
          <table:table-cell office:value-type="string">
            <text:p>江苏有线</text:p>
          </table:table-cell>
          <table:table-cell office:value-type="string">
            <text:p>I 信息技术</text:p>
          </table:table-cell>
          <table:table-cell office:value-type="string">
            <text:p>江苏省广电有线信息网络股份有限公司</text:p>
          </table:table-cell>
          <table:table-cell office:value-type="string">
            <text:p>2015-04-28T00:00:00.000+08</text:p>
          </table:table-cell>
          <table:table-cell table:number-columns-repeated="6"/>
        </table:table-row>
        <table:table-row table:style-name="ro2">
          <table:table-cell office:value-type="string">
            <text:p>600960</text:p>
          </table:table-cell>
          <table:table-cell office:value-type="string">
            <text:p>渤海活塞</text:p>
          </table:table-cell>
          <table:table-cell office:value-type="string">
            <text:p>C 制造业</text:p>
          </table:table-cell>
          <table:table-cell office:value-type="string">
            <text:p>山东滨州渤海活塞股份有限公司</text:p>
          </table:table-cell>
          <table:table-cell office:value-type="string">
            <text:p>2004-04-07T00:00:00.000+08</text:p>
          </table:table-cell>
          <table:table-cell table:number-columns-repeated="6"/>
        </table:table-row>
        <table:table-row table:style-name="ro2">
          <table:table-cell office:value-type="string">
            <text:p>600961</text:p>
          </table:table-cell>
          <table:table-cell office:value-type="string">
            <text:p>株冶集团</text:p>
          </table:table-cell>
          <table:table-cell office:value-type="string">
            <text:p>C 制造业</text:p>
          </table:table-cell>
          <table:table-cell office:value-type="string">
            <text:p>株洲冶炼集团股份有限公司</text:p>
          </table:table-cell>
          <table:table-cell office:value-type="string">
            <text:p>2004-08-30T00:00:00.000+08</text:p>
          </table:table-cell>
          <table:table-cell table:number-columns-repeated="6"/>
        </table:table-row>
        <table:table-row table:style-name="ro2">
          <table:table-cell office:value-type="string">
            <text:p>600962</text:p>
          </table:table-cell>
          <table:table-cell office:value-type="string">
            <text:p>国投中鲁</text:p>
          </table:table-cell>
          <table:table-cell office:value-type="string">
            <text:p>C 制造业</text:p>
          </table:table-cell>
          <table:table-cell office:value-type="string">
            <text:p>国投中鲁果汁股份有限公司</text:p>
          </table:table-cell>
          <table:table-cell office:value-type="string">
            <text:p>2004-06-22T00:00:00.000+08</text:p>
          </table:table-cell>
          <table:table-cell table:number-columns-repeated="6"/>
        </table:table-row>
        <table:table-row table:style-name="ro2">
          <table:table-cell office:value-type="string">
            <text:p>600963</text:p>
          </table:table-cell>
          <table:table-cell office:value-type="string">
            <text:p>岳阳林纸</text:p>
          </table:table-cell>
          <table:table-cell office:value-type="string">
            <text:p>C 制造业</text:p>
          </table:table-cell>
          <table:table-cell office:value-type="string">
            <text:p>岳阳林纸股份有限公司</text:p>
          </table:table-cell>
          <table:table-cell office:value-type="string">
            <text:p>2004-05-25T00:00:00.000+08</text:p>
          </table:table-cell>
          <table:table-cell table:number-columns-repeated="6"/>
        </table:table-row>
        <table:table-row table:style-name="ro2">
          <table:table-cell office:value-type="string">
            <text:p>600965</text:p>
          </table:table-cell>
          <table:table-cell office:value-type="string">
            <text:p>福成股份</text:p>
          </table:table-cell>
          <table:table-cell office:value-type="string">
            <text:p>A 农林牧渔</text:p>
          </table:table-cell>
          <table:table-cell office:value-type="string">
            <text:p>河北福成五丰食品股份有限公司</text:p>
          </table:table-cell>
          <table:table-cell office:value-type="string">
            <text:p>2004-07-13T00:00:00.000+08</text:p>
          </table:table-cell>
          <table:table-cell table:number-columns-repeated="6"/>
        </table:table-row>
        <table:table-row table:style-name="ro2">
          <table:table-cell office:value-type="string">
            <text:p>600966</text:p>
          </table:table-cell>
          <table:table-cell office:value-type="string">
            <text:p>博汇纸业</text:p>
          </table:table-cell>
          <table:table-cell office:value-type="string">
            <text:p>C 制造业</text:p>
          </table:table-cell>
          <table:table-cell office:value-type="string">
            <text:p>山东博汇纸业股份有限公司</text:p>
          </table:table-cell>
          <table:table-cell office:value-type="string">
            <text:p>2004-06-08T00:00:00.000+08</text:p>
          </table:table-cell>
          <table:table-cell table:number-columns-repeated="6"/>
        </table:table-row>
        <table:table-row table:style-name="ro2">
          <table:table-cell office:value-type="string">
            <text:p>600967</text:p>
          </table:table-cell>
          <table:table-cell office:value-type="string">
            <text:p>内蒙一机</text:p>
          </table:table-cell>
          <table:table-cell office:value-type="string">
            <text:p>C 制造业</text:p>
          </table:table-cell>
          <table:table-cell office:value-type="string">
            <text:p>内蒙古第一机械集团股份有限公司</text:p>
          </table:table-cell>
          <table:table-cell office:value-type="string">
            <text:p>2004-05-18T00:00:00.000+08</text:p>
          </table:table-cell>
          <table:table-cell table:number-columns-repeated="6"/>
        </table:table-row>
        <table:table-row table:style-name="ro2">
          <table:table-cell office:value-type="string">
            <text:p>600969</text:p>
          </table:table-cell>
          <table:table-cell office:value-type="string">
            <text:p>郴电国际</text:p>
          </table:table-cell>
          <table:table-cell office:value-type="string">
            <text:p>D 水电煤气</text:p>
          </table:table-cell>
          <table:table-cell office:value-type="string">
            <text:p>湖南郴电国际发展股份有限公司</text:p>
          </table:table-cell>
          <table:table-cell office:value-type="string">
            <text:p>2004-04-08T00:00:00.000+08</text:p>
          </table:table-cell>
          <table:table-cell table:number-columns-repeated="6"/>
        </table:table-row>
        <table:table-row table:style-name="ro2">
          <table:table-cell office:value-type="string">
            <text:p>600970</text:p>
          </table:table-cell>
          <table:table-cell office:value-type="string">
            <text:p>中材国际</text:p>
          </table:table-cell>
          <table:table-cell office:value-type="string">
            <text:p>C 制造业</text:p>
          </table:table-cell>
          <table:table-cell office:value-type="string">
            <text:p>中国中材国际工程股份有限公司</text:p>
          </table:table-cell>
          <table:table-cell office:value-type="string">
            <text:p>2005-04-12T00:00:00.000+08</text:p>
          </table:table-cell>
          <table:table-cell table:number-columns-repeated="6"/>
        </table:table-row>
        <table:table-row table:style-name="ro2">
          <table:table-cell office:value-type="string">
            <text:p>600971</text:p>
          </table:table-cell>
          <table:table-cell office:value-type="string">
            <text:p>恒源煤电</text:p>
          </table:table-cell>
          <table:table-cell office:value-type="string">
            <text:p>B 采矿业</text:p>
          </table:table-cell>
          <table:table-cell office:value-type="string">
            <text:p>安徽恒源煤电股份有限公司</text:p>
          </table:table-cell>
          <table:table-cell office:value-type="string">
            <text:p>2004-08-17T00:00:00.000+08</text:p>
          </table:table-cell>
          <table:table-cell table:number-columns-repeated="6"/>
        </table:table-row>
        <table:table-row table:style-name="ro2">
          <table:table-cell office:value-type="string">
            <text:p>600973</text:p>
          </table:table-cell>
          <table:table-cell office:value-type="string">
            <text:p>宝胜股份</text:p>
          </table:table-cell>
          <table:table-cell office:value-type="string">
            <text:p>C 制造业</text:p>
          </table:table-cell>
          <table:table-cell office:value-type="string">
            <text:p>宝胜科技创新股份有限公司</text:p>
          </table:table-cell>
          <table:table-cell office:value-type="string">
            <text:p>2004-08-02T00:00:00.000+08</text:p>
          </table:table-cell>
          <table:table-cell table:number-columns-repeated="6"/>
        </table:table-row>
        <table:table-row table:style-name="ro2">
          <table:table-cell office:value-type="string">
            <text:p>600975</text:p>
          </table:table-cell>
          <table:table-cell office:value-type="string">
            <text:p>新五丰</text:p>
          </table:table-cell>
          <table:table-cell office:value-type="string">
            <text:p>A 农林牧渔</text:p>
          </table:table-cell>
          <table:table-cell office:value-type="string">
            <text:p>湖南新五丰股份有限公司</text:p>
          </table:table-cell>
          <table:table-cell office:value-type="string">
            <text:p>2004-06-09T00:00:00.000+08</text:p>
          </table:table-cell>
          <table:table-cell table:number-columns-repeated="6"/>
        </table:table-row>
        <table:table-row table:style-name="ro2">
          <table:table-cell office:value-type="string">
            <text:p>600976</text:p>
          </table:table-cell>
          <table:table-cell office:value-type="string">
            <text:p>健民集团</text:p>
          </table:table-cell>
          <table:table-cell office:value-type="string">
            <text:p>F 批发零售</text:p>
          </table:table-cell>
          <table:table-cell office:value-type="string">
            <text:p>健民药业集团股份有限公司</text:p>
          </table:table-cell>
          <table:table-cell office:value-type="string">
            <text:p>2004-04-19T00:00:00.000+08</text:p>
          </table:table-cell>
          <table:table-cell table:number-columns-repeated="6"/>
        </table:table-row>
        <table:table-row table:style-name="ro2">
          <table:table-cell office:value-type="string">
            <text:p>600977</text:p>
          </table:table-cell>
          <table:table-cell office:value-type="string">
            <text:p>中国电影</text:p>
          </table:table-cell>
          <table:table-cell office:value-type="string">
            <text:p>R 文化传播</text:p>
          </table:table-cell>
          <table:table-cell office:value-type="string">
            <text:p>中国电影股份有限公司</text:p>
          </table:table-cell>
          <table:table-cell office:value-type="string">
            <text:p>2016-08-09T00:00:00.000+08</text:p>
          </table:table-cell>
          <table:table-cell table:number-columns-repeated="6"/>
        </table:table-row>
        <table:table-row table:style-name="ro2">
          <table:table-cell office:value-type="string">
            <text:p>600978</text:p>
          </table:table-cell>
          <table:table-cell office:value-type="string">
            <text:p>宜华生活</text:p>
          </table:table-cell>
          <table:table-cell office:value-type="string">
            <text:p>C 制造业</text:p>
          </table:table-cell>
          <table:table-cell office:value-type="string">
            <text:p>宜华生活科技股份有限公司</text:p>
          </table:table-cell>
          <table:table-cell office:value-type="string">
            <text:p>2004-08-24T00:00:00.000+08</text:p>
          </table:table-cell>
          <table:table-cell table:number-columns-repeated="6"/>
        </table:table-row>
        <table:table-row table:style-name="ro2">
          <table:table-cell office:value-type="string">
            <text:p>600979</text:p>
          </table:table-cell>
          <table:table-cell office:value-type="string">
            <text:p>广安爱众</text:p>
          </table:table-cell>
          <table:table-cell office:value-type="string">
            <text:p>D 水电煤气</text:p>
          </table:table-cell>
          <table:table-cell office:value-type="string">
            <text:p>四川广安爱众股份有限公司</text:p>
          </table:table-cell>
          <table:table-cell office:value-type="string">
            <text:p>2004-09-06T00:00:00.000+08</text:p>
          </table:table-cell>
          <table:table-cell table:number-columns-repeated="6"/>
        </table:table-row>
        <table:table-row table:style-name="ro2">
          <table:table-cell office:value-type="string">
            <text:p>600980</text:p>
          </table:table-cell>
          <table:table-cell office:value-type="string">
            <text:p>北矿科技</text:p>
          </table:table-cell>
          <table:table-cell office:value-type="string">
            <text:p>C 制造业</text:p>
          </table:table-cell>
          <table:table-cell office:value-type="string">
            <text:p>北矿科技股份有限公司</text:p>
          </table:table-cell>
          <table:table-cell office:value-type="string">
            <text:p>2004-05-12T00:00:00.000+08</text:p>
          </table:table-cell>
          <table:table-cell table:number-columns-repeated="6"/>
        </table:table-row>
        <table:table-row table:style-name="ro2">
          <table:table-cell office:value-type="string">
            <text:p>600981</text:p>
          </table:table-cell>
          <table:table-cell office:value-type="string">
            <text:p>汇鸿集团</text:p>
          </table:table-cell>
          <table:table-cell office:value-type="string">
            <text:p>F 批发零售</text:p>
          </table:table-cell>
          <table:table-cell office:value-type="string">
            <text:p>江苏汇鸿国际集团股份有限公司</text:p>
          </table:table-cell>
          <table:table-cell office:value-type="string">
            <text:p>2004-06-30T00:00:00.000+08</text:p>
          </table:table-cell>
          <table:table-cell table:number-columns-repeated="6"/>
        </table:table-row>
        <table:table-row table:style-name="ro2">
          <table:table-cell office:value-type="string">
            <text:p>600982</text:p>
          </table:table-cell>
          <table:table-cell office:value-type="string">
            <text:p>宁波热电</text:p>
          </table:table-cell>
          <table:table-cell office:value-type="string">
            <text:p>D 水电煤气</text:p>
          </table:table-cell>
          <table:table-cell office:value-type="string">
            <text:p>宁波热电股份有限公司</text:p>
          </table:table-cell>
          <table:table-cell office:value-type="string">
            <text:p>2004-07-06T00:00:00.000+08</text:p>
          </table:table-cell>
          <table:table-cell table:number-columns-repeated="6"/>
        </table:table-row>
        <table:table-row table:style-name="ro2">
          <table:table-cell office:value-type="string">
            <text:p>600983</text:p>
          </table:table-cell>
          <table:table-cell office:value-type="string">
            <text:p>惠而浦</text:p>
          </table:table-cell>
          <table:table-cell office:value-type="string">
            <text:p>C 制造业</text:p>
          </table:table-cell>
          <table:table-cell office:value-type="string">
            <text:p>惠而浦（中国）股份有限公司</text:p>
          </table:table-cell>
          <table:table-cell office:value-type="string">
            <text:p>2004-07-27T00:00:00.000+08</text:p>
          </table:table-cell>
          <table:table-cell table:number-columns-repeated="6"/>
        </table:table-row>
        <table:table-row table:style-name="ro2">
          <table:table-cell office:value-type="string">
            <text:p>600984</text:p>
          </table:table-cell>
          <table:table-cell office:value-type="string">
            <text:p>建设机械</text:p>
          </table:table-cell>
          <table:table-cell office:value-type="string">
            <text:p>C 制造业</text:p>
          </table:table-cell>
          <table:table-cell office:value-type="string">
            <text:p>陕西建设机械股份有限公司</text:p>
          </table:table-cell>
          <table:table-cell office:value-type="string">
            <text:p>2004-07-07T00:00:00.000+08</text:p>
          </table:table-cell>
          <table:table-cell table:number-columns-repeated="6"/>
        </table:table-row>
        <table:table-row table:style-name="ro2">
          <table:table-cell office:value-type="string">
            <text:p>600985</text:p>
          </table:table-cell>
          <table:table-cell office:value-type="string">
            <text:p>雷鸣科化</text:p>
          </table:table-cell>
          <table:table-cell office:value-type="string">
            <text:p>C 制造业</text:p>
          </table:table-cell>
          <table:table-cell office:value-type="string">
            <text:p>安徽雷鸣科化股份有限公司</text:p>
          </table:table-cell>
          <table:table-cell office:value-type="string">
            <text:p>2004-04-28T00:00:00.000+08</text:p>
          </table:table-cell>
          <table:table-cell table:number-columns-repeated="6"/>
        </table:table-row>
        <table:table-row table:style-name="ro2">
          <table:table-cell office:value-type="string">
            <text:p>600986</text:p>
          </table:table-cell>
          <table:table-cell office:value-type="string">
            <text:p>科达股份</text:p>
          </table:table-cell>
          <table:table-cell office:value-type="string">
            <text:p>I 信息技术</text:p>
          </table:table-cell>
          <table:table-cell office:value-type="string">
            <text:p>科达集团股份有限公司</text:p>
          </table:table-cell>
          <table:table-cell office:value-type="string">
            <text:p>2004-04-26T00:00:00.000+08</text:p>
          </table:table-cell>
          <table:table-cell table:number-columns-repeated="6"/>
        </table:table-row>
        <table:table-row table:style-name="ro2">
          <table:table-cell office:value-type="string">
            <text:p>600987</text:p>
          </table:table-cell>
          <table:table-cell office:value-type="string">
            <text:p>航民股份</text:p>
          </table:table-cell>
          <table:table-cell office:value-type="string">
            <text:p>C 制造业</text:p>
          </table:table-cell>
          <table:table-cell office:value-type="string">
            <text:p>浙江航民股份有限公司</text:p>
          </table:table-cell>
          <table:table-cell office:value-type="string">
            <text:p>2004-08-09T00:00:00.000+08</text:p>
          </table:table-cell>
          <table:table-cell table:number-columns-repeated="6"/>
        </table:table-row>
        <table:table-row table:style-name="ro2">
          <table:table-cell office:value-type="string">
            <text:p>600988</text:p>
          </table:table-cell>
          <table:table-cell office:value-type="string">
            <text:p>赤峰黄金</text:p>
          </table:table-cell>
          <table:table-cell office:value-type="string">
            <text:p>B 采矿业</text:p>
          </table:table-cell>
          <table:table-cell office:value-type="string">
            <text:p>赤峰吉隆黄金矿业股份有限公司</text:p>
          </table:table-cell>
          <table:table-cell office:value-type="string">
            <text:p>2004-04-14T00:00:00.000+08</text:p>
          </table:table-cell>
          <table:table-cell table:number-columns-repeated="6"/>
        </table:table-row>
        <table:table-row table:style-name="ro2">
          <table:table-cell office:value-type="string">
            <text:p>600990</text:p>
          </table:table-cell>
          <table:table-cell office:value-type="string">
            <text:p>四创电子</text:p>
          </table:table-cell>
          <table:table-cell office:value-type="string">
            <text:p>C 制造业</text:p>
          </table:table-cell>
          <table:table-cell office:value-type="string">
            <text:p>安徽四创电子股份有限公司</text:p>
          </table:table-cell>
          <table:table-cell office:value-type="string">
            <text:p>2004-05-10T00:00:00.000+08</text:p>
          </table:table-cell>
          <table:table-cell table:number-columns-repeated="6"/>
        </table:table-row>
        <table:table-row table:style-name="ro2">
          <table:table-cell office:value-type="string">
            <text:p>600992</text:p>
          </table:table-cell>
          <table:table-cell office:value-type="string">
            <text:p>贵绳股份</text:p>
          </table:table-cell>
          <table:table-cell office:value-type="string">
            <text:p>C 制造业</text:p>
          </table:table-cell>
          <table:table-cell office:value-type="string">
            <text:p>贵州钢绳股份有限公司</text:p>
          </table:table-cell>
          <table:table-cell office:value-type="string">
            <text:p>2004-05-14T00:00:00.000+08</text:p>
          </table:table-cell>
          <table:table-cell table:number-columns-repeated="6"/>
        </table:table-row>
        <table:table-row table:style-name="ro2">
          <table:table-cell office:value-type="string">
            <text:p>600993</text:p>
          </table:table-cell>
          <table:table-cell office:value-type="string">
            <text:p>马应龙</text:p>
          </table:table-cell>
          <table:table-cell office:value-type="string">
            <text:p>F 批发零售</text:p>
          </table:table-cell>
          <table:table-cell office:value-type="string">
            <text:p>马应龙药业集团股份有限公司</text:p>
          </table:table-cell>
          <table:table-cell office:value-type="string">
            <text:p>2004-05-17T00:00:00.000+08</text:p>
          </table:table-cell>
          <table:table-cell table:number-columns-repeated="6"/>
        </table:table-row>
        <table:table-row table:style-name="ro2">
          <table:table-cell office:value-type="string">
            <text:p>600995</text:p>
          </table:table-cell>
          <table:table-cell office:value-type="string">
            <text:p>文山电力</text:p>
          </table:table-cell>
          <table:table-cell office:value-type="string">
            <text:p>D 水电煤气</text:p>
          </table:table-cell>
          <table:table-cell office:value-type="string">
            <text:p>云南文山电力股份有限公司</text:p>
          </table:table-cell>
          <table:table-cell office:value-type="string">
            <text:p>2004-06-15T00:00:00.000+08</text:p>
          </table:table-cell>
          <table:table-cell table:number-columns-repeated="6"/>
        </table:table-row>
        <table:table-row table:style-name="ro2">
          <table:table-cell office:value-type="string">
            <text:p>600996</text:p>
          </table:table-cell>
          <table:table-cell office:value-type="string">
            <text:p>贵广网络</text:p>
          </table:table-cell>
          <table:table-cell office:value-type="string">
            <text:p>I 信息技术</text:p>
          </table:table-cell>
          <table:table-cell office:value-type="string">
            <text:p>贵州省广播电视信息网络股份有限公司</text:p>
          </table:table-cell>
          <table:table-cell office:value-type="string">
            <text:p>2004-06-02T00:00:00.000+08</text:p>
          </table:table-cell>
          <table:table-cell table:number-columns-repeated="6"/>
        </table:table-row>
        <table:table-row table:style-name="ro2">
          <table:table-cell office:value-type="string">
            <text:p>600997</text:p>
          </table:table-cell>
          <table:table-cell office:value-type="string">
            <text:p>开滦股份</text:p>
          </table:table-cell>
          <table:table-cell office:value-type="string">
            <text:p>C 制造业</text:p>
          </table:table-cell>
          <table:table-cell office:value-type="string">
            <text:p>开滦能源化工股份有限公司</text:p>
          </table:table-cell>
          <table:table-cell office:value-type="string">
            <text:p>2004-06-02T00:00:00.000+08</text:p>
          </table:table-cell>
          <table:table-cell table:number-columns-repeated="6"/>
        </table:table-row>
        <table:table-row table:style-name="ro2">
          <table:table-cell office:value-type="string">
            <text:p>600998</text:p>
          </table:table-cell>
          <table:table-cell office:value-type="string">
            <text:p>九州通</text:p>
          </table:table-cell>
          <table:table-cell office:value-type="string">
            <text:p>F 批发零售</text:p>
          </table:table-cell>
          <table:table-cell office:value-type="string">
            <text:p>九州通医药集团股份有限公司</text:p>
          </table:table-cell>
          <table:table-cell office:value-type="string">
            <text:p>2010-11-02T00:00:00.000+08</text:p>
          </table:table-cell>
          <table:table-cell table:number-columns-repeated="6"/>
        </table:table-row>
        <table:table-row table:style-name="ro2">
          <table:table-cell office:value-type="string">
            <text:p>600999</text:p>
          </table:table-cell>
          <table:table-cell office:value-type="string">
            <text:p>招商证券</text:p>
          </table:table-cell>
          <table:table-cell office:value-type="string">
            <text:p>J 金融业</text:p>
          </table:table-cell>
          <table:table-cell office:value-type="string">
            <text:p>招商证券股份有限公司</text:p>
          </table:table-cell>
          <table:table-cell office:value-type="string">
            <text:p>2009-11-17T00:00:00.000+08</text:p>
          </table:table-cell>
          <table:table-cell table:number-columns-repeated="6"/>
        </table:table-row>
        <table:table-row table:style-name="ro2">
          <table:table-cell office:value-type="string">
            <text:p>601000</text:p>
          </table:table-cell>
          <table:table-cell office:value-type="string">
            <text:p>唐山港</text:p>
          </table:table-cell>
          <table:table-cell office:value-type="string">
            <text:p>G 运输仓储</text:p>
          </table:table-cell>
          <table:table-cell office:value-type="string">
            <text:p>唐山港集团股份有限公司</text:p>
          </table:table-cell>
          <table:table-cell office:value-type="string">
            <text:p>2010-07-05T00:00:00.000+08</text:p>
          </table:table-cell>
          <table:table-cell table:number-columns-repeated="6"/>
        </table:table-row>
        <table:table-row table:style-name="ro2">
          <table:table-cell office:value-type="string">
            <text:p>601001</text:p>
          </table:table-cell>
          <table:table-cell office:value-type="string">
            <text:p>大同煤业</text:p>
          </table:table-cell>
          <table:table-cell office:value-type="string">
            <text:p>B 采矿业</text:p>
          </table:table-cell>
          <table:table-cell office:value-type="string">
            <text:p>大同煤业股份有限公司</text:p>
          </table:table-cell>
          <table:table-cell office:value-type="string">
            <text:p>2006-06-23T00:00:00.000+08</text:p>
          </table:table-cell>
          <table:table-cell table:number-columns-repeated="6"/>
        </table:table-row>
        <table:table-row table:style-name="ro2">
          <table:table-cell office:value-type="string">
            <text:p>601002</text:p>
          </table:table-cell>
          <table:table-cell office:value-type="string">
            <text:p>晋亿实业</text:p>
          </table:table-cell>
          <table:table-cell office:value-type="string">
            <text:p>C 制造业</text:p>
          </table:table-cell>
          <table:table-cell office:value-type="string">
            <text:p>晋亿实业股份有限公司</text:p>
          </table:table-cell>
          <table:table-cell office:value-type="string">
            <text:p>2007-01-26T00:00:00.000+08</text:p>
          </table:table-cell>
          <table:table-cell table:number-columns-repeated="6"/>
        </table:table-row>
        <table:table-row table:style-name="ro2">
          <table:table-cell office:value-type="string">
            <text:p>601003</text:p>
          </table:table-cell>
          <table:table-cell office:value-type="string">
            <text:p>柳钢股份</text:p>
          </table:table-cell>
          <table:table-cell office:value-type="string">
            <text:p>C 制造业</text:p>
          </table:table-cell>
          <table:table-cell office:value-type="string">
            <text:p>柳州钢铁股份有限公司</text:p>
          </table:table-cell>
          <table:table-cell office:value-type="string">
            <text:p>2007-02-27T00:00:00.000+08</text:p>
          </table:table-cell>
          <table:table-cell table:number-columns-repeated="6"/>
        </table:table-row>
        <table:table-row table:style-name="ro2">
          <table:table-cell office:value-type="string">
            <text:p>601005</text:p>
          </table:table-cell>
          <table:table-cell office:value-type="string">
            <text:p>*ST重钢</text:p>
          </table:table-cell>
          <table:table-cell office:value-type="string">
            <text:p>C 制造业</text:p>
          </table:table-cell>
          <table:table-cell office:value-type="string">
            <text:p>重庆钢铁股份有限公司</text:p>
          </table:table-cell>
          <table:table-cell office:value-type="string">
            <text:p>2007-02-28T00:00:00.000+08</text:p>
          </table:table-cell>
          <table:table-cell table:number-columns-repeated="6"/>
        </table:table-row>
        <table:table-row table:style-name="ro2">
          <table:table-cell office:value-type="string">
            <text:p>601006</text:p>
          </table:table-cell>
          <table:table-cell office:value-type="string">
            <text:p>大秦铁路</text:p>
          </table:table-cell>
          <table:table-cell office:value-type="string">
            <text:p>G 运输仓储</text:p>
          </table:table-cell>
          <table:table-cell office:value-type="string">
            <text:p>大秦铁路股份有限公司</text:p>
          </table:table-cell>
          <table:table-cell office:value-type="string">
            <text:p>2006-08-01T00:00:00.000+08</text:p>
          </table:table-cell>
          <table:table-cell table:number-columns-repeated="6"/>
        </table:table-row>
        <table:table-row table:style-name="ro2">
          <table:table-cell office:value-type="string">
            <text:p>601007</text:p>
          </table:table-cell>
          <table:table-cell office:value-type="string">
            <text:p>金陵饭店</text:p>
          </table:table-cell>
          <table:table-cell office:value-type="string">
            <text:p>H 住宿餐饮</text:p>
          </table:table-cell>
          <table:table-cell office:value-type="string">
            <text:p>金陵饭店股份有限公司</text:p>
          </table:table-cell>
          <table:table-cell office:value-type="string">
            <text:p>2007-04-06T00:00:00.000+08</text:p>
          </table:table-cell>
          <table:table-cell table:number-columns-repeated="6"/>
        </table:table-row>
        <table:table-row table:style-name="ro2">
          <table:table-cell office:value-type="string">
            <text:p>601008</text:p>
          </table:table-cell>
          <table:table-cell office:value-type="string">
            <text:p>连云港</text:p>
          </table:table-cell>
          <table:table-cell office:value-type="string">
            <text:p>G 运输仓储</text:p>
          </table:table-cell>
          <table:table-cell office:value-type="string">
            <text:p>江苏连云港港口股份有限公司</text:p>
          </table:table-cell>
          <table:table-cell office:value-type="string">
            <text:p>2007-04-26T00:00:00.000+08</text:p>
          </table:table-cell>
          <table:table-cell table:number-columns-repeated="6"/>
        </table:table-row>
        <table:table-row table:style-name="ro2">
          <table:table-cell office:value-type="string">
            <text:p>601009</text:p>
          </table:table-cell>
          <table:table-cell office:value-type="string">
            <text:p>南京银行</text:p>
          </table:table-cell>
          <table:table-cell office:value-type="string">
            <text:p>J 金融业</text:p>
          </table:table-cell>
          <table:table-cell office:value-type="string">
            <text:p>南京银行股份有限公司</text:p>
          </table:table-cell>
          <table:table-cell office:value-type="string">
            <text:p>2007-07-19T00:00:00.000+08</text:p>
          </table:table-cell>
          <table:table-cell table:number-columns-repeated="6"/>
        </table:table-row>
        <table:table-row table:style-name="ro2">
          <table:table-cell office:value-type="string">
            <text:p>601010</text:p>
          </table:table-cell>
          <table:table-cell office:value-type="string">
            <text:p>文峰股份</text:p>
          </table:table-cell>
          <table:table-cell office:value-type="string">
            <text:p>F 批发零售</text:p>
          </table:table-cell>
          <table:table-cell office:value-type="string">
            <text:p>文峰大世界连锁发展股份有限公司</text:p>
          </table:table-cell>
          <table:table-cell office:value-type="string">
            <text:p>2011-06-03T00:00:00.000+08</text:p>
          </table:table-cell>
          <table:table-cell table:number-columns-repeated="6"/>
        </table:table-row>
        <table:table-row table:style-name="ro2">
          <table:table-cell office:value-type="string">
            <text:p>601011</text:p>
          </table:table-cell>
          <table:table-cell office:value-type="string">
            <text:p>宝泰隆</text:p>
          </table:table-cell>
          <table:table-cell office:value-type="string">
            <text:p>C 制造业</text:p>
          </table:table-cell>
          <table:table-cell office:value-type="string">
            <text:p>宝泰隆新材料股份有限公司</text:p>
          </table:table-cell>
          <table:table-cell office:value-type="string">
            <text:p>2011-03-09T00:00:00.000+08</text:p>
          </table:table-cell>
          <table:table-cell table:number-columns-repeated="6"/>
        </table:table-row>
        <table:table-row table:style-name="ro2">
          <table:table-cell office:value-type="string">
            <text:p>601012</text:p>
          </table:table-cell>
          <table:table-cell office:value-type="string">
            <text:p>隆基股份</text:p>
          </table:table-cell>
          <table:table-cell office:value-type="string">
            <text:p>C 制造业</text:p>
          </table:table-cell>
          <table:table-cell office:value-type="string">
            <text:p>隆基绿能科技股份有限公司</text:p>
          </table:table-cell>
          <table:table-cell office:value-type="string">
            <text:p>2012-04-11T00:00:00.000+08</text:p>
          </table:table-cell>
          <table:table-cell table:number-columns-repeated="6"/>
        </table:table-row>
        <table:table-row table:style-name="ro2">
          <table:table-cell office:value-type="string">
            <text:p>601015</text:p>
          </table:table-cell>
          <table:table-cell office:value-type="string">
            <text:p>陕西黑猫</text:p>
          </table:table-cell>
          <table:table-cell office:value-type="string">
            <text:p>C 制造业</text:p>
          </table:table-cell>
          <table:table-cell office:value-type="string">
            <text:p>陕西黑猫焦化股份有限公司</text:p>
          </table:table-cell>
          <table:table-cell office:value-type="string">
            <text:p>2014-11-05T00:00:00.000+08</text:p>
          </table:table-cell>
          <table:table-cell table:number-columns-repeated="6"/>
        </table:table-row>
        <table:table-row table:style-name="ro2">
          <table:table-cell office:value-type="string">
            <text:p>601016</text:p>
          </table:table-cell>
          <table:table-cell office:value-type="string">
            <text:p>节能风电</text:p>
          </table:table-cell>
          <table:table-cell office:value-type="string">
            <text:p>D 水电煤气</text:p>
          </table:table-cell>
          <table:table-cell office:value-type="string">
            <text:p>中节能风力发电股份有限公司</text:p>
          </table:table-cell>
          <table:table-cell office:value-type="string">
            <text:p>2014-09-29T00:00:00.000+08</text:p>
          </table:table-cell>
          <table:table-cell table:number-columns-repeated="6"/>
        </table:table-row>
        <table:table-row table:style-name="ro2">
          <table:table-cell office:value-type="string">
            <text:p>601018</text:p>
          </table:table-cell>
          <table:table-cell office:value-type="string">
            <text:p>宁波港</text:p>
          </table:table-cell>
          <table:table-cell office:value-type="string">
            <text:p>G 运输仓储</text:p>
          </table:table-cell>
          <table:table-cell office:value-type="string">
            <text:p>宁波舟山港股份有限公司</text:p>
          </table:table-cell>
          <table:table-cell office:value-type="string">
            <text:p>2010-09-28T00:00:00.000+08</text:p>
          </table:table-cell>
          <table:table-cell table:number-columns-repeated="6"/>
        </table:table-row>
        <table:table-row table:style-name="ro2">
          <table:table-cell office:value-type="string">
            <text:p>601020</text:p>
          </table:table-cell>
          <table:table-cell office:value-type="string">
            <text:p>华钰矿业</text:p>
          </table:table-cell>
          <table:table-cell office:value-type="string">
            <text:p>B 采矿业</text:p>
          </table:table-cell>
          <table:table-cell office:value-type="string">
            <text:p>西藏华钰矿业股份有限公司</text:p>
          </table:table-cell>
          <table:table-cell office:value-type="string">
            <text:p>2016-03-16T00:00:00.000+08</text:p>
          </table:table-cell>
          <table:table-cell table:number-columns-repeated="6"/>
        </table:table-row>
        <table:table-row table:style-name="ro2">
          <table:table-cell office:value-type="string">
            <text:p>601021</text:p>
          </table:table-cell>
          <table:table-cell office:value-type="string">
            <text:p>春秋航空</text:p>
          </table:table-cell>
          <table:table-cell office:value-type="string">
            <text:p>G 运输仓储</text:p>
          </table:table-cell>
          <table:table-cell office:value-type="string">
            <text:p>春秋航空股份有限公司</text:p>
          </table:table-cell>
          <table:table-cell office:value-type="string">
            <text:p>2015-01-21T00:00:00.000+08</text:p>
          </table:table-cell>
          <table:table-cell table:number-columns-repeated="6"/>
        </table:table-row>
        <table:table-row table:style-name="ro2">
          <table:table-cell office:value-type="string">
            <text:p>601028</text:p>
          </table:table-cell>
          <table:table-cell office:value-type="string">
            <text:p>玉龙股份</text:p>
          </table:table-cell>
          <table:table-cell office:value-type="string">
            <text:p>C 制造业</text:p>
          </table:table-cell>
          <table:table-cell office:value-type="string">
            <text:p>江苏玉龙钢管股份有限公司</text:p>
          </table:table-cell>
          <table:table-cell office:value-type="string">
            <text:p>2011-11-07T00:00:00.000+08</text:p>
          </table:table-cell>
          <table:table-cell table:number-columns-repeated="6"/>
        </table:table-row>
        <table:table-row table:style-name="ro2">
          <table:table-cell office:value-type="string">
            <text:p>601038</text:p>
          </table:table-cell>
          <table:table-cell office:value-type="string">
            <text:p>一拖股份</text:p>
          </table:table-cell>
          <table:table-cell office:value-type="string">
            <text:p>C 制造业</text:p>
          </table:table-cell>
          <table:table-cell office:value-type="string">
            <text:p>第一拖拉机股份有限公司</text:p>
          </table:table-cell>
          <table:table-cell office:value-type="string">
            <text:p>2012-08-08T00:00:00.000+08</text:p>
          </table:table-cell>
          <table:table-cell table:number-columns-repeated="6"/>
        </table:table-row>
        <table:table-row table:style-name="ro2">
          <table:table-cell office:value-type="string">
            <text:p>601058</text:p>
          </table:table-cell>
          <table:table-cell office:value-type="string">
            <text:p>赛轮金宇</text:p>
          </table:table-cell>
          <table:table-cell office:value-type="string">
            <text:p>C 制造业</text:p>
          </table:table-cell>
          <table:table-cell office:value-type="string">
            <text:p>赛轮金宇集团股份有限公司</text:p>
          </table:table-cell>
          <table:table-cell office:value-type="string">
            <text:p>2011-06-30T00:00:00.000+08</text:p>
          </table:table-cell>
          <table:table-cell table:number-columns-repeated="6"/>
        </table:table-row>
        <table:table-row table:style-name="ro2">
          <table:table-cell office:value-type="string">
            <text:p>601069</text:p>
          </table:table-cell>
          <table:table-cell office:value-type="string">
            <text:p>西部黄金</text:p>
          </table:table-cell>
          <table:table-cell office:value-type="string">
            <text:p>B 采矿业</text:p>
          </table:table-cell>
          <table:table-cell office:value-type="string">
            <text:p>西部黄金股份有限公司</text:p>
          </table:table-cell>
          <table:table-cell office:value-type="string">
            <text:p>2015-01-22T00:00:00.000+08</text:p>
          </table:table-cell>
          <table:table-cell table:number-columns-repeated="6"/>
        </table:table-row>
        <table:table-row table:style-name="ro2">
          <table:table-cell office:value-type="string">
            <text:p>601088</text:p>
          </table:table-cell>
          <table:table-cell office:value-type="string">
            <text:p>中国神华</text:p>
          </table:table-cell>
          <table:table-cell office:value-type="string">
            <text:p>B 采矿业</text:p>
          </table:table-cell>
          <table:table-cell office:value-type="string">
            <text:p>中国神华能源股份有限公司</text:p>
          </table:table-cell>
          <table:table-cell office:value-type="string">
            <text:p>2007-10-09T00:00:00.000+08</text:p>
          </table:table-cell>
          <table:table-cell table:number-columns-repeated="6"/>
        </table:table-row>
        <table:table-row table:style-name="ro2">
          <table:table-cell office:value-type="string">
            <text:p>601098</text:p>
          </table:table-cell>
          <table:table-cell office:value-type="string">
            <text:p>中南传媒</text:p>
          </table:table-cell>
          <table:table-cell office:value-type="string">
            <text:p>R 文化传播</text:p>
          </table:table-cell>
          <table:table-cell office:value-type="string">
            <text:p>中南出版传媒集团股份有限公司</text:p>
          </table:table-cell>
          <table:table-cell office:value-type="string">
            <text:p>2010-10-28T00:00:00.000+08</text:p>
          </table:table-cell>
          <table:table-cell table:number-columns-repeated="6"/>
        </table:table-row>
        <table:table-row table:style-name="ro2">
          <table:table-cell office:value-type="string">
            <text:p>601099</text:p>
          </table:table-cell>
          <table:table-cell office:value-type="string">
            <text:p>太平洋</text:p>
          </table:table-cell>
          <table:table-cell office:value-type="string">
            <text:p>J 金融业</text:p>
          </table:table-cell>
          <table:table-cell office:value-type="string">
            <text:p>太平洋证券股份有限公司</text:p>
          </table:table-cell>
          <table:table-cell office:value-type="string">
            <text:p>2007-12-28T00:00:00.000+08</text:p>
          </table:table-cell>
          <table:table-cell table:number-columns-repeated="6"/>
        </table:table-row>
        <table:table-row table:style-name="ro2">
          <table:table-cell office:value-type="string">
            <text:p>601100</text:p>
          </table:table-cell>
          <table:table-cell office:value-type="string">
            <text:p>恒立液压</text:p>
          </table:table-cell>
          <table:table-cell office:value-type="string">
            <text:p>C 制造业</text:p>
          </table:table-cell>
          <table:table-cell office:value-type="string">
            <text:p>江苏恒立液压股份有限公司</text:p>
          </table:table-cell>
          <table:table-cell office:value-type="string">
            <text:p>2011-10-28T00:00:00.000+08</text:p>
          </table:table-cell>
          <table:table-cell table:number-columns-repeated="6"/>
        </table:table-row>
        <table:table-row table:style-name="ro2">
          <table:table-cell office:value-type="string">
            <text:p>601101</text:p>
          </table:table-cell>
          <table:table-cell office:value-type="string">
            <text:p>昊华能源</text:p>
          </table:table-cell>
          <table:table-cell office:value-type="string">
            <text:p>B 采矿业</text:p>
          </table:table-cell>
          <table:table-cell office:value-type="string">
            <text:p>北京昊华能源股份有限公司</text:p>
          </table:table-cell>
          <table:table-cell office:value-type="string">
            <text:p>2010-03-31T00:00:00.000+08</text:p>
          </table:table-cell>
          <table:table-cell table:number-columns-repeated="6"/>
        </table:table-row>
        <table:table-row table:style-name="ro2">
          <table:table-cell office:value-type="string">
            <text:p>601106</text:p>
          </table:table-cell>
          <table:table-cell office:value-type="string">
            <text:p>*ST一重</text:p>
          </table:table-cell>
          <table:table-cell office:value-type="string">
            <text:p>C 制造业</text:p>
          </table:table-cell>
          <table:table-cell office:value-type="string">
            <text:p>中国第一重型机械股份公司</text:p>
          </table:table-cell>
          <table:table-cell office:value-type="string">
            <text:p>2010-02-09T00:00:00.000+08</text:p>
          </table:table-cell>
          <table:table-cell table:number-columns-repeated="6"/>
        </table:table-row>
        <table:table-row table:style-name="ro2">
          <table:table-cell office:value-type="string">
            <text:p>601107</text:p>
          </table:table-cell>
          <table:table-cell office:value-type="string">
            <text:p>四川成渝</text:p>
          </table:table-cell>
          <table:table-cell office:value-type="string">
            <text:p>G 运输仓储</text:p>
          </table:table-cell>
          <table:table-cell office:value-type="string">
            <text:p>四川成渝高速公路股份有限公司</text:p>
          </table:table-cell>
          <table:table-cell office:value-type="string">
            <text:p>2009-07-27T00:00:00.000+08</text:p>
          </table:table-cell>
          <table:table-cell table:number-columns-repeated="6"/>
        </table:table-row>
        <table:table-row table:style-name="ro2">
          <table:table-cell office:value-type="string">
            <text:p>601111</text:p>
          </table:table-cell>
          <table:table-cell office:value-type="string">
            <text:p>中国国航</text:p>
          </table:table-cell>
          <table:table-cell office:value-type="string">
            <text:p>G 运输仓储</text:p>
          </table:table-cell>
          <table:table-cell office:value-type="string">
            <text:p>中国国际航空股份有限公司</text:p>
          </table:table-cell>
          <table:table-cell office:value-type="string">
            <text:p>2006-08-18T00:00:00.000+08</text:p>
          </table:table-cell>
          <table:table-cell table:number-columns-repeated="6"/>
        </table:table-row>
        <table:table-row table:style-name="ro2">
          <table:table-cell office:value-type="string">
            <text:p>601113</text:p>
          </table:table-cell>
          <table:table-cell office:value-type="string">
            <text:p>华鼎股份</text:p>
          </table:table-cell>
          <table:table-cell office:value-type="string">
            <text:p>C 制造业</text:p>
          </table:table-cell>
          <table:table-cell office:value-type="string">
            <text:p>义乌华鼎锦纶股份有限公司</text:p>
          </table:table-cell>
          <table:table-cell office:value-type="string">
            <text:p>2011-05-09T00:00:00.000+08</text:p>
          </table:table-cell>
          <table:table-cell table:number-columns-repeated="6"/>
        </table:table-row>
        <table:table-row table:style-name="ro2">
          <table:table-cell office:value-type="string">
            <text:p>601116</text:p>
          </table:table-cell>
          <table:table-cell office:value-type="string">
            <text:p>三江购物</text:p>
          </table:table-cell>
          <table:table-cell office:value-type="string">
            <text:p>F 批发零售</text:p>
          </table:table-cell>
          <table:table-cell office:value-type="string">
            <text:p>三江购物俱乐部股份有限公司</text:p>
          </table:table-cell>
          <table:table-cell office:value-type="string">
            <text:p>2011-03-02T00:00:00.000+08</text:p>
          </table:table-cell>
          <table:table-cell table:number-columns-repeated="6"/>
        </table:table-row>
        <table:table-row table:style-name="ro2">
          <table:table-cell office:value-type="string">
            <text:p>601117</text:p>
          </table:table-cell>
          <table:table-cell office:value-type="string">
            <text:p>中国化学</text:p>
          </table:table-cell>
          <table:table-cell office:value-type="string">
            <text:p>E 建筑业</text:p>
          </table:table-cell>
          <table:table-cell office:value-type="string">
            <text:p>中国化学工程股份有限公司</text:p>
          </table:table-cell>
          <table:table-cell office:value-type="string">
            <text:p>2010-01-07T00:00:00.000+08</text:p>
          </table:table-cell>
          <table:table-cell table:number-columns-repeated="6"/>
        </table:table-row>
        <table:table-row table:style-name="ro2">
          <table:table-cell office:value-type="string">
            <text:p>601118</text:p>
          </table:table-cell>
          <table:table-cell office:value-type="string">
            <text:p>海南橡胶</text:p>
          </table:table-cell>
          <table:table-cell office:value-type="string">
            <text:p>A 农林牧渔</text:p>
          </table:table-cell>
          <table:table-cell office:value-type="string">
            <text:p>海南天然橡胶产业集团股份有限公司</text:p>
          </table:table-cell>
          <table:table-cell office:value-type="string">
            <text:p>2011-01-07T00:00:00.000+08</text:p>
          </table:table-cell>
          <table:table-cell table:number-columns-repeated="6"/>
        </table:table-row>
        <table:table-row table:style-name="ro2">
          <table:table-cell office:value-type="string">
            <text:p>601126</text:p>
          </table:table-cell>
          <table:table-cell office:value-type="string">
            <text:p>四方股份</text:p>
          </table:table-cell>
          <table:table-cell office:value-type="string">
            <text:p>C 制造业</text:p>
          </table:table-cell>
          <table:table-cell office:value-type="string">
            <text:p>北京四方继保自动化股份有限公司</text:p>
          </table:table-cell>
          <table:table-cell office:value-type="string">
            <text:p>2010-12-31T00:00:00.000+08</text:p>
          </table:table-cell>
          <table:table-cell table:number-columns-repeated="6"/>
        </table:table-row>
        <table:table-row table:style-name="ro2">
          <table:table-cell office:value-type="string">
            <text:p>601127</text:p>
          </table:table-cell>
          <table:table-cell office:value-type="string">
            <text:p>小康股份</text:p>
          </table:table-cell>
          <table:table-cell office:value-type="string">
            <text:p>C 制造业</text:p>
          </table:table-cell>
          <table:table-cell office:value-type="string">
            <text:p>重庆小康工业集团股份有限公司</text:p>
          </table:table-cell>
          <table:table-cell office:value-type="string">
            <text:p>2016-06-15T00:00:00.000+08</text:p>
          </table:table-cell>
          <table:table-cell table:number-columns-repeated="6"/>
        </table:table-row>
        <table:table-row table:style-name="ro2">
          <table:table-cell office:value-type="string">
            <text:p>601128</text:p>
          </table:table-cell>
          <table:table-cell office:value-type="string">
            <text:p>常熟银行</text:p>
          </table:table-cell>
          <table:table-cell office:value-type="string">
            <text:p>J 金融业</text:p>
          </table:table-cell>
          <table:table-cell office:value-type="string">
            <text:p>江苏常熟农村商业银行股份有限公司</text:p>
          </table:table-cell>
          <table:table-cell office:value-type="string">
            <text:p>2016-09-30T00:00:00.000+08</text:p>
          </table:table-cell>
          <table:table-cell table:number-columns-repeated="6"/>
        </table:table-row>
        <table:table-row table:style-name="ro2">
          <table:table-cell office:value-type="string">
            <text:p>601137</text:p>
          </table:table-cell>
          <table:table-cell office:value-type="string">
            <text:p>博威合金</text:p>
          </table:table-cell>
          <table:table-cell office:value-type="string">
            <text:p>C 制造业</text:p>
          </table:table-cell>
          <table:table-cell office:value-type="string">
            <text:p>宁波博威合金材料股份有限公司</text:p>
          </table:table-cell>
          <table:table-cell office:value-type="string">
            <text:p>2011-01-27T00:00:00.000+08</text:p>
          </table:table-cell>
          <table:table-cell table:number-columns-repeated="6"/>
        </table:table-row>
        <table:table-row table:style-name="ro2">
          <table:table-cell office:value-type="string">
            <text:p>601139</text:p>
          </table:table-cell>
          <table:table-cell office:value-type="string">
            <text:p>深圳燃气</text:p>
          </table:table-cell>
          <table:table-cell office:value-type="string">
            <text:p>D 水电煤气</text:p>
          </table:table-cell>
          <table:table-cell office:value-type="string">
            <text:p>深圳市燃气集团股份有限公司</text:p>
          </table:table-cell>
          <table:table-cell office:value-type="string">
            <text:p>2009-12-25T00:00:00.000+08</text:p>
          </table:table-cell>
          <table:table-cell table:number-columns-repeated="6"/>
        </table:table-row>
        <table:table-row table:style-name="ro2">
          <table:table-cell office:value-type="string">
            <text:p>601155</text:p>
          </table:table-cell>
          <table:table-cell office:value-type="string">
            <text:p>新城控股</text:p>
          </table:table-cell>
          <table:table-cell office:value-type="string">
            <text:p>K 房地产</text:p>
          </table:table-cell>
          <table:table-cell office:value-type="string">
            <text:p>新城控股集团股份有限公司</text:p>
          </table:table-cell>
          <table:table-cell office:value-type="string">
            <text:p>2015-12-04T00:00:00.000+08</text:p>
          </table:table-cell>
          <table:table-cell table:number-columns-repeated="6"/>
        </table:table-row>
        <table:table-row table:style-name="ro2">
          <table:table-cell office:value-type="string">
            <text:p>601158</text:p>
          </table:table-cell>
          <table:table-cell office:value-type="string">
            <text:p>重庆水务</text:p>
          </table:table-cell>
          <table:table-cell office:value-type="string">
            <text:p>D 水电煤气</text:p>
          </table:table-cell>
          <table:table-cell office:value-type="string">
            <text:p>重庆水务集团股份有限公司</text:p>
          </table:table-cell>
          <table:table-cell office:value-type="string">
            <text:p>2010-03-29T00:00:00.000+08</text:p>
          </table:table-cell>
          <table:table-cell table:number-columns-repeated="6"/>
        </table:table-row>
        <table:table-row table:style-name="ro2">
          <table:table-cell office:value-type="string">
            <text:p>601163</text:p>
          </table:table-cell>
          <table:table-cell office:value-type="string">
            <text:p>三角轮胎</text:p>
          </table:table-cell>
          <table:table-cell office:value-type="string">
            <text:p>C 制造业</text:p>
          </table:table-cell>
          <table:table-cell office:value-type="string">
            <text:p>三角轮胎股份有限公司</text:p>
          </table:table-cell>
          <table:table-cell office:value-type="string">
            <text:p>2016-09-09T00:00:00.000+08</text:p>
          </table:table-cell>
          <table:table-cell table:number-columns-repeated="6"/>
        </table:table-row>
        <table:table-row table:style-name="ro2">
          <table:table-cell office:value-type="string">
            <text:p>601166</text:p>
          </table:table-cell>
          <table:table-cell office:value-type="string">
            <text:p>兴业银行</text:p>
          </table:table-cell>
          <table:table-cell office:value-type="string">
            <text:p>J 金融业</text:p>
          </table:table-cell>
          <table:table-cell office:value-type="string">
            <text:p>兴业银行股份有限公司</text:p>
          </table:table-cell>
          <table:table-cell office:value-type="string">
            <text:p>2007-02-05T00:00:00.000+08</text:p>
          </table:table-cell>
          <table:table-cell table:number-columns-repeated="6"/>
        </table:table-row>
        <table:table-row table:style-name="ro2">
          <table:table-cell office:value-type="string">
            <text:p>601168</text:p>
          </table:table-cell>
          <table:table-cell office:value-type="string">
            <text:p>西部矿业</text:p>
          </table:table-cell>
          <table:table-cell office:value-type="string">
            <text:p>B 采矿业</text:p>
          </table:table-cell>
          <table:table-cell office:value-type="string">
            <text:p>西部矿业股份有限公司</text:p>
          </table:table-cell>
          <table:table-cell office:value-type="string">
            <text:p>2007-07-12T00:00:00.000+08</text:p>
          </table:table-cell>
          <table:table-cell table:number-columns-repeated="6"/>
        </table:table-row>
        <table:table-row table:style-name="ro2">
          <table:table-cell office:value-type="string">
            <text:p>601169</text:p>
          </table:table-cell>
          <table:table-cell office:value-type="string">
            <text:p>北京银行</text:p>
          </table:table-cell>
          <table:table-cell office:value-type="string">
            <text:p>J 金融业</text:p>
          </table:table-cell>
          <table:table-cell office:value-type="string">
            <text:p>北京银行股份有限公司</text:p>
          </table:table-cell>
          <table:table-cell office:value-type="string">
            <text:p>2007-09-19T00:00:00.000+08</text:p>
          </table:table-cell>
          <table:table-cell table:number-columns-repeated="6"/>
        </table:table-row>
        <table:table-row table:style-name="ro2">
          <table:table-cell office:value-type="string">
            <text:p>601177</text:p>
          </table:table-cell>
          <table:table-cell office:value-type="string">
            <text:p>杭齿前进</text:p>
          </table:table-cell>
          <table:table-cell office:value-type="string">
            <text:p>C 制造业</text:p>
          </table:table-cell>
          <table:table-cell office:value-type="string">
            <text:p>杭州前进齿轮箱集团股份有限公司</text:p>
          </table:table-cell>
          <table:table-cell office:value-type="string">
            <text:p>2010-10-11T00:00:00.000+08</text:p>
          </table:table-cell>
          <table:table-cell table:number-columns-repeated="6"/>
        </table:table-row>
        <table:table-row table:style-name="ro2">
          <table:table-cell office:value-type="string">
            <text:p>601179</text:p>
          </table:table-cell>
          <table:table-cell office:value-type="string">
            <text:p>中国西电</text:p>
          </table:table-cell>
          <table:table-cell office:value-type="string">
            <text:p>C 制造业</text:p>
          </table:table-cell>
          <table:table-cell office:value-type="string">
            <text:p>中国西电电气股份有限公司</text:p>
          </table:table-cell>
          <table:table-cell office:value-type="string">
            <text:p>2010-01-28T00:00:00.000+08</text:p>
          </table:table-cell>
          <table:table-cell table:number-columns-repeated="6"/>
        </table:table-row>
        <table:table-row table:style-name="ro2">
          <table:table-cell office:value-type="string">
            <text:p>601186</text:p>
          </table:table-cell>
          <table:table-cell office:value-type="string">
            <text:p>中国铁建</text:p>
          </table:table-cell>
          <table:table-cell office:value-type="string">
            <text:p>E 建筑业</text:p>
          </table:table-cell>
          <table:table-cell office:value-type="string">
            <text:p>中国铁建股份有限公司</text:p>
          </table:table-cell>
          <table:table-cell office:value-type="string">
            <text:p>2008-03-10T00:00:00.000+08</text:p>
          </table:table-cell>
          <table:table-cell table:number-columns-repeated="6"/>
        </table:table-row>
        <table:table-row table:style-name="ro2">
          <table:table-cell office:value-type="string">
            <text:p>601188</text:p>
          </table:table-cell>
          <table:table-cell office:value-type="string">
            <text:p>龙江交通</text:p>
          </table:table-cell>
          <table:table-cell office:value-type="string">
            <text:p>G 运输仓储</text:p>
          </table:table-cell>
          <table:table-cell office:value-type="string">
            <text:p>黑龙江交通发展股份有限公司</text:p>
          </table:table-cell>
          <table:table-cell office:value-type="string">
            <text:p>2010-03-19T00:00:00.000+08</text:p>
          </table:table-cell>
          <table:table-cell table:number-columns-repeated="6"/>
        </table:table-row>
        <table:table-row table:style-name="ro2">
          <table:table-cell office:value-type="string">
            <text:p>601198</text:p>
          </table:table-cell>
          <table:table-cell office:value-type="string">
            <text:p>东兴证券</text:p>
          </table:table-cell>
          <table:table-cell office:value-type="string">
            <text:p>J 金融业</text:p>
          </table:table-cell>
          <table:table-cell office:value-type="string">
            <text:p>东兴证券股份有限公司</text:p>
          </table:table-cell>
          <table:table-cell office:value-type="string">
            <text:p>2015-02-26T00:00:00.000+08</text:p>
          </table:table-cell>
          <table:table-cell table:number-columns-repeated="6"/>
        </table:table-row>
        <table:table-row table:style-name="ro2">
          <table:table-cell office:value-type="string">
            <text:p>601199</text:p>
          </table:table-cell>
          <table:table-cell office:value-type="string">
            <text:p>江南水务</text:p>
          </table:table-cell>
          <table:table-cell office:value-type="string">
            <text:p>D 水电煤气</text:p>
          </table:table-cell>
          <table:table-cell office:value-type="string">
            <text:p>江苏江南水务股份有限公司</text:p>
          </table:table-cell>
          <table:table-cell office:value-type="string">
            <text:p>2011-03-17T00:00:00.000+08</text:p>
          </table:table-cell>
          <table:table-cell table:number-columns-repeated="6"/>
        </table:table-row>
        <table:table-row table:style-name="ro2">
          <table:table-cell office:value-type="string">
            <text:p>601200</text:p>
          </table:table-cell>
          <table:table-cell office:value-type="string">
            <text:p>上海环境</text:p>
          </table:table-cell>
          <table:table-cell office:value-type="string">
            <text:p>N 公共环保</text:p>
          </table:table-cell>
          <table:table-cell office:value-type="string">
            <text:p>上海环境集团股份有限公司</text:p>
          </table:table-cell>
          <table:table-cell office:value-type="string">
            <text:p>2017-03-31T00:00:00.000+08</text:p>
          </table:table-cell>
          <table:table-cell table:number-columns-repeated="6"/>
        </table:table-row>
        <table:table-row table:style-name="ro2">
          <table:table-cell office:value-type="string">
            <text:p>601208</text:p>
          </table:table-cell>
          <table:table-cell office:value-type="string">
            <text:p>东材科技</text:p>
          </table:table-cell>
          <table:table-cell office:value-type="string">
            <text:p>C 制造业</text:p>
          </table:table-cell>
          <table:table-cell office:value-type="string">
            <text:p>四川东材科技集团股份有限公司</text:p>
          </table:table-cell>
          <table:table-cell office:value-type="string">
            <text:p>2011-05-20T00:00:00.000+08</text:p>
          </table:table-cell>
          <table:table-cell table:number-columns-repeated="6"/>
        </table:table-row>
        <table:table-row table:style-name="ro2">
          <table:table-cell office:value-type="string">
            <text:p>601211</text:p>
          </table:table-cell>
          <table:table-cell office:value-type="string">
            <text:p>国泰君安</text:p>
          </table:table-cell>
          <table:table-cell office:value-type="string">
            <text:p>J 金融业</text:p>
          </table:table-cell>
          <table:table-cell office:value-type="string">
            <text:p>国泰君安证券股份有限公司</text:p>
          </table:table-cell>
          <table:table-cell office:value-type="string">
            <text:p>2015-06-26T00:00:00.000+08</text:p>
          </table:table-cell>
          <table:table-cell table:number-columns-repeated="6"/>
        </table:table-row>
        <table:table-row table:style-name="ro2">
          <table:table-cell office:value-type="string">
            <text:p>601212</text:p>
          </table:table-cell>
          <table:table-cell office:value-type="string">
            <text:p>白银有色</text:p>
          </table:table-cell>
          <table:table-cell office:value-type="string">
            <text:p>C 制造业</text:p>
          </table:table-cell>
          <table:table-cell office:value-type="string">
            <text:p>白银有色集团股份有限公司</text:p>
          </table:table-cell>
          <table:table-cell office:value-type="string">
            <text:p>2017-02-15T00:00:00.000+08</text:p>
          </table:table-cell>
          <table:table-cell table:number-columns-repeated="6"/>
        </table:table-row>
        <table:table-row table:style-name="ro2">
          <table:table-cell office:value-type="string">
            <text:p>601216</text:p>
          </table:table-cell>
          <table:table-cell office:value-type="string">
            <text:p>君正集团</text:p>
          </table:table-cell>
          <table:table-cell office:value-type="string">
            <text:p>C 制造业</text:p>
          </table:table-cell>
          <table:table-cell office:value-type="string">
            <text:p>内蒙古君正能源化工集团股份有限公司</text:p>
          </table:table-cell>
          <table:table-cell office:value-type="string">
            <text:p>2011-02-22T00:00:00.000+08</text:p>
          </table:table-cell>
          <table:table-cell table:number-columns-repeated="6"/>
        </table:table-row>
        <table:table-row table:style-name="ro2">
          <table:table-cell office:value-type="string">
            <text:p>601218</text:p>
          </table:table-cell>
          <table:table-cell office:value-type="string">
            <text:p>吉鑫科技</text:p>
          </table:table-cell>
          <table:table-cell office:value-type="string">
            <text:p>C 制造业</text:p>
          </table:table-cell>
          <table:table-cell office:value-type="string">
            <text:p>江苏吉鑫风能科技股份有限公司</text:p>
          </table:table-cell>
          <table:table-cell office:value-type="string">
            <text:p>2011-05-06T00:00:00.000+08</text:p>
          </table:table-cell>
          <table:table-cell table:number-columns-repeated="6"/>
        </table:table-row>
        <table:table-row table:style-name="ro2">
          <table:table-cell office:value-type="string">
            <text:p>601222</text:p>
          </table:table-cell>
          <table:table-cell office:value-type="string">
            <text:p>林洋能源</text:p>
          </table:table-cell>
          <table:table-cell office:value-type="string">
            <text:p>C 制造业</text:p>
          </table:table-cell>
          <table:table-cell office:value-type="string">
            <text:p>江苏林洋能源股份有限公司</text:p>
          </table:table-cell>
          <table:table-cell office:value-type="string">
            <text:p>2011-08-08T00:00:00.000+08</text:p>
          </table:table-cell>
          <table:table-cell table:number-columns-repeated="6"/>
        </table:table-row>
        <table:table-row table:style-name="ro2">
          <table:table-cell office:value-type="string">
            <text:p>601225</text:p>
          </table:table-cell>
          <table:table-cell office:value-type="string">
            <text:p>陕西煤业</text:p>
          </table:table-cell>
          <table:table-cell office:value-type="string">
            <text:p>B 采矿业</text:p>
          </table:table-cell>
          <table:table-cell office:value-type="string">
            <text:p>陕西煤业股份有限公司</text:p>
          </table:table-cell>
          <table:table-cell office:value-type="string">
            <text:p>2014-01-28T00:00:00.000+08</text:p>
          </table:table-cell>
          <table:table-cell table:number-columns-repeated="6"/>
        </table:table-row>
        <table:table-row table:style-name="ro2">
          <table:table-cell office:value-type="string">
            <text:p>601226</text:p>
          </table:table-cell>
          <table:table-cell office:value-type="string">
            <text:p>华电重工</text:p>
          </table:table-cell>
          <table:table-cell office:value-type="string">
            <text:p>M 科研服务</text:p>
          </table:table-cell>
          <table:table-cell office:value-type="string">
            <text:p>华电重工股份有限公司</text:p>
          </table:table-cell>
          <table:table-cell office:value-type="string">
            <text:p>2014-12-11T00:00:00.000+08</text:p>
          </table:table-cell>
          <table:table-cell table:number-columns-repeated="6"/>
        </table:table-row>
        <table:table-row table:style-name="ro2">
          <table:table-cell office:value-type="string">
            <text:p>601228</text:p>
          </table:table-cell>
          <table:table-cell office:value-type="string">
            <text:p>广州港</text:p>
          </table:table-cell>
          <table:table-cell office:value-type="string">
            <text:p>G 运输仓储</text:p>
          </table:table-cell>
          <table:table-cell office:value-type="string">
            <text:p>广州港股份有限公司</text:p>
          </table:table-cell>
          <table:table-cell office:value-type="string">
            <text:p>2017-03-29T00:00:00.000+08</text:p>
          </table:table-cell>
          <table:table-cell table:number-columns-repeated="6"/>
        </table:table-row>
        <table:table-row table:style-name="ro2">
          <table:table-cell office:value-type="string">
            <text:p>601229</text:p>
          </table:table-cell>
          <table:table-cell office:value-type="string">
            <text:p>上海银行</text:p>
          </table:table-cell>
          <table:table-cell office:value-type="string">
            <text:p>J 金融业</text:p>
          </table:table-cell>
          <table:table-cell office:value-type="string">
            <text:p>上海银行股份有限公司</text:p>
          </table:table-cell>
          <table:table-cell office:value-type="string">
            <text:p>2016-11-16T00:00:00.000+08</text:p>
          </table:table-cell>
          <table:table-cell table:number-columns-repeated="6"/>
        </table:table-row>
        <table:table-row table:style-name="ro2">
          <table:table-cell office:value-type="string">
            <text:p>601231</text:p>
          </table:table-cell>
          <table:table-cell office:value-type="string">
            <text:p>环旭电子</text:p>
          </table:table-cell>
          <table:table-cell office:value-type="string">
            <text:p>C 制造业</text:p>
          </table:table-cell>
          <table:table-cell office:value-type="string">
            <text:p>环旭电子股份有限公司</text:p>
          </table:table-cell>
          <table:table-cell office:value-type="string">
            <text:p>2012-02-20T00:00:00.000+08</text:p>
          </table:table-cell>
          <table:table-cell table:number-columns-repeated="6"/>
        </table:table-row>
        <table:table-row table:style-name="ro2">
          <table:table-cell office:value-type="string">
            <text:p>601233</text:p>
          </table:table-cell>
          <table:table-cell office:value-type="string">
            <text:p>桐昆股份</text:p>
          </table:table-cell>
          <table:table-cell office:value-type="string">
            <text:p>C 制造业</text:p>
          </table:table-cell>
          <table:table-cell office:value-type="string">
            <text:p>桐昆集团股份有限公司</text:p>
          </table:table-cell>
          <table:table-cell office:value-type="string">
            <text:p>2011-05-18T00:00:00.000+08</text:p>
          </table:table-cell>
          <table:table-cell table:number-columns-repeated="6"/>
        </table:table-row>
        <table:table-row table:style-name="ro2">
          <table:table-cell office:value-type="string">
            <text:p>601238</text:p>
          </table:table-cell>
          <table:table-cell office:value-type="string">
            <text:p>广汽集团</text:p>
          </table:table-cell>
          <table:table-cell office:value-type="string">
            <text:p>C 制造业</text:p>
          </table:table-cell>
          <table:table-cell office:value-type="string">
            <text:p>广州汽车集团股份有限公司</text:p>
          </table:table-cell>
          <table:table-cell office:value-type="string">
            <text:p>2012-03-29T00:00:00.000+08</text:p>
          </table:table-cell>
          <table:table-cell table:number-columns-repeated="6"/>
        </table:table-row>
        <table:table-row table:style-name="ro2">
          <table:table-cell office:value-type="string">
            <text:p>601258</text:p>
          </table:table-cell>
          <table:table-cell office:value-type="string">
            <text:p>庞大集团</text:p>
          </table:table-cell>
          <table:table-cell office:value-type="string">
            <text:p>F 批发零售</text:p>
          </table:table-cell>
          <table:table-cell office:value-type="string">
            <text:p>庞大汽贸集团股份有限公司</text:p>
          </table:table-cell>
          <table:table-cell office:value-type="string">
            <text:p>2011-04-28T00:00:00.000+08</text:p>
          </table:table-cell>
          <table:table-cell table:number-columns-repeated="6"/>
        </table:table-row>
        <table:table-row table:style-name="ro2">
          <table:table-cell office:value-type="string">
            <text:p>601288</text:p>
          </table:table-cell>
          <table:table-cell office:value-type="string">
            <text:p>农业银行</text:p>
          </table:table-cell>
          <table:table-cell office:value-type="string">
            <text:p>J 金融业</text:p>
          </table:table-cell>
          <table:table-cell office:value-type="string">
            <text:p>中国农业银行股份有限公司</text:p>
          </table:table-cell>
          <table:table-cell office:value-type="string">
            <text:p>2010-07-15T00:00:00.000+08</text:p>
          </table:table-cell>
          <table:table-cell table:number-columns-repeated="6"/>
        </table:table-row>
        <table:table-row table:style-name="ro2">
          <table:table-cell office:value-type="string">
            <text:p>601311</text:p>
          </table:table-cell>
          <table:table-cell office:value-type="string">
            <text:p>骆驼股份</text:p>
          </table:table-cell>
          <table:table-cell office:value-type="string">
            <text:p>C 制造业</text:p>
          </table:table-cell>
          <table:table-cell office:value-type="string">
            <text:p>骆驼集团股份有限公司</text:p>
          </table:table-cell>
          <table:table-cell office:value-type="string">
            <text:p>2011-06-02T00:00:00.000+08</text:p>
          </table:table-cell>
          <table:table-cell table:number-columns-repeated="6"/>
        </table:table-row>
        <table:table-row table:style-name="ro2">
          <table:table-cell office:value-type="string">
            <text:p>601313</text:p>
          </table:table-cell>
          <table:table-cell office:value-type="string">
            <text:p>江南嘉捷</text:p>
          </table:table-cell>
          <table:table-cell office:value-type="string">
            <text:p>C 制造业</text:p>
          </table:table-cell>
          <table:table-cell office:value-type="string">
            <text:p>江南嘉捷电梯股份有限公司</text:p>
          </table:table-cell>
          <table:table-cell office:value-type="string">
            <text:p>2012-01-16T00:00:00.000+08</text:p>
          </table:table-cell>
          <table:table-cell table:number-columns-repeated="6"/>
        </table:table-row>
        <table:table-row table:style-name="ro2">
          <table:table-cell office:value-type="string">
            <text:p>601318</text:p>
          </table:table-cell>
          <table:table-cell office:value-type="string">
            <text:p>中国平安</text:p>
          </table:table-cell>
          <table:table-cell office:value-type="string">
            <text:p>J 金融业</text:p>
          </table:table-cell>
          <table:table-cell office:value-type="string">
            <text:p>中国平安保险（集团）股份有限公司</text:p>
          </table:table-cell>
          <table:table-cell office:value-type="string">
            <text:p>2007-03-01T00:00:00.000+08</text:p>
          </table:table-cell>
          <table:table-cell table:number-columns-repeated="6"/>
        </table:table-row>
        <table:table-row table:style-name="ro2">
          <table:table-cell office:value-type="string">
            <text:p>601328</text:p>
          </table:table-cell>
          <table:table-cell office:value-type="string">
            <text:p>交通银行</text:p>
          </table:table-cell>
          <table:table-cell office:value-type="string">
            <text:p>J 金融业</text:p>
          </table:table-cell>
          <table:table-cell office:value-type="string">
            <text:p>交通银行股份有限公司</text:p>
          </table:table-cell>
          <table:table-cell office:value-type="string">
            <text:p>2007-05-15T00:00:00.000+08</text:p>
          </table:table-cell>
          <table:table-cell table:number-columns-repeated="6"/>
        </table:table-row>
        <table:table-row table:style-name="ro2">
          <table:table-cell office:value-type="string">
            <text:p>601333</text:p>
          </table:table-cell>
          <table:table-cell office:value-type="string">
            <text:p>广深铁路</text:p>
          </table:table-cell>
          <table:table-cell office:value-type="string">
            <text:p>G 运输仓储</text:p>
          </table:table-cell>
          <table:table-cell office:value-type="string">
            <text:p>广深铁路股份有限公司</text:p>
          </table:table-cell>
          <table:table-cell office:value-type="string">
            <text:p>2006-12-22T00:00:00.000+08</text:p>
          </table:table-cell>
          <table:table-cell table:number-columns-repeated="6"/>
        </table:table-row>
        <table:table-row table:style-name="ro2">
          <table:table-cell office:value-type="string">
            <text:p>601336</text:p>
          </table:table-cell>
          <table:table-cell office:value-type="string">
            <text:p>新华保险</text:p>
          </table:table-cell>
          <table:table-cell office:value-type="string">
            <text:p>J 金融业</text:p>
          </table:table-cell>
          <table:table-cell office:value-type="string">
            <text:p>新华人寿保险股份有限公司</text:p>
          </table:table-cell>
          <table:table-cell office:value-type="string">
            <text:p>2011-12-16T00:00:00.000+08</text:p>
          </table:table-cell>
          <table:table-cell table:number-columns-repeated="6"/>
        </table:table-row>
        <table:table-row table:style-name="ro2">
          <table:table-cell office:value-type="string">
            <text:p>601339</text:p>
          </table:table-cell>
          <table:table-cell office:value-type="string">
            <text:p>百隆东方</text:p>
          </table:table-cell>
          <table:table-cell office:value-type="string">
            <text:p>C 制造业</text:p>
          </table:table-cell>
          <table:table-cell office:value-type="string">
            <text:p>百隆东方股份有限公司</text:p>
          </table:table-cell>
          <table:table-cell office:value-type="string">
            <text:p>2012-06-12T00:00:00.000+08</text:p>
          </table:table-cell>
          <table:table-cell table:number-columns-repeated="6"/>
        </table:table-row>
        <table:table-row table:style-name="ro2">
          <table:table-cell office:value-type="string">
            <text:p>601366</text:p>
          </table:table-cell>
          <table:table-cell office:value-type="string">
            <text:p>利群股份</text:p>
          </table:table-cell>
          <table:table-cell office:value-type="string">
            <text:p>F 批发零售</text:p>
          </table:table-cell>
          <table:table-cell office:value-type="string">
            <text:p>青岛利群百货集团股份有限公司</text:p>
          </table:table-cell>
          <table:table-cell office:value-type="string">
            <text:p>2017-04-12T00:00:00.000+08</text:p>
          </table:table-cell>
          <table:table-cell table:number-columns-repeated="6"/>
        </table:table-row>
        <table:table-row table:style-name="ro2">
          <table:table-cell office:value-type="string">
            <text:p>601368</text:p>
          </table:table-cell>
          <table:table-cell office:value-type="string">
            <text:p>绿城水务</text:p>
          </table:table-cell>
          <table:table-cell office:value-type="string">
            <text:p>D 水电煤气</text:p>
          </table:table-cell>
          <table:table-cell office:value-type="string">
            <text:p>广西绿城水务股份有限公司</text:p>
          </table:table-cell>
          <table:table-cell office:value-type="string">
            <text:p>2015-06-12T00:00:00.000+08</text:p>
          </table:table-cell>
          <table:table-cell table:number-columns-repeated="6"/>
        </table:table-row>
        <table:table-row table:style-name="ro2">
          <table:table-cell office:value-type="string">
            <text:p>601369</text:p>
          </table:table-cell>
          <table:table-cell office:value-type="string">
            <text:p>陕鼓动力</text:p>
          </table:table-cell>
          <table:table-cell office:value-type="string">
            <text:p>C 制造业</text:p>
          </table:table-cell>
          <table:table-cell office:value-type="string">
            <text:p>西安陕鼓动力股份有限公司</text:p>
          </table:table-cell>
          <table:table-cell office:value-type="string">
            <text:p>2010-04-28T00:00:00.000+08</text:p>
          </table:table-cell>
          <table:table-cell table:number-columns-repeated="6"/>
        </table:table-row>
        <table:table-row table:style-name="ro2">
          <table:table-cell office:value-type="string">
            <text:p>601375</text:p>
          </table:table-cell>
          <table:table-cell office:value-type="string">
            <text:p>中原证券</text:p>
          </table:table-cell>
          <table:table-cell office:value-type="string">
            <text:p>J 金融业</text:p>
          </table:table-cell>
          <table:table-cell office:value-type="string">
            <text:p>中原证券股份有限公司</text:p>
          </table:table-cell>
          <table:table-cell office:value-type="string">
            <text:p>2017-01-03T00:00:00.000+08</text:p>
          </table:table-cell>
          <table:table-cell table:number-columns-repeated="6"/>
        </table:table-row>
        <table:table-row table:style-name="ro2">
          <table:table-cell office:value-type="string">
            <text:p>601377</text:p>
          </table:table-cell>
          <table:table-cell office:value-type="string">
            <text:p>兴业证券</text:p>
          </table:table-cell>
          <table:table-cell office:value-type="string">
            <text:p>J 金融业</text:p>
          </table:table-cell>
          <table:table-cell office:value-type="string">
            <text:p>兴业证券股份有限公司</text:p>
          </table:table-cell>
          <table:table-cell office:value-type="string">
            <text:p>2010-10-13T00:00:00.000+08</text:p>
          </table:table-cell>
          <table:table-cell table:number-columns-repeated="6"/>
        </table:table-row>
        <table:table-row table:style-name="ro2">
          <table:table-cell office:value-type="string">
            <text:p>601388</text:p>
          </table:table-cell>
          <table:table-cell office:value-type="string">
            <text:p>怡球资源</text:p>
          </table:table-cell>
          <table:table-cell office:value-type="string">
            <text:p>C 制造业</text:p>
          </table:table-cell>
          <table:table-cell office:value-type="string">
            <text:p>怡球金属资源再生（中国）股份有限公司</text:p>
          </table:table-cell>
          <table:table-cell office:value-type="string">
            <text:p>2012-04-23T00:00:00.000+08</text:p>
          </table:table-cell>
          <table:table-cell table:number-columns-repeated="6"/>
        </table:table-row>
        <table:table-row table:style-name="ro2">
          <table:table-cell office:value-type="string">
            <text:p>601390</text:p>
          </table:table-cell>
          <table:table-cell office:value-type="string">
            <text:p>中国中铁</text:p>
          </table:table-cell>
          <table:table-cell office:value-type="string">
            <text:p>E 建筑业</text:p>
          </table:table-cell>
          <table:table-cell office:value-type="string">
            <text:p>中国中铁股份有限公司</text:p>
          </table:table-cell>
          <table:table-cell office:value-type="string">
            <text:p>2007-12-03T00:00:00.000+08</text:p>
          </table:table-cell>
          <table:table-cell table:number-columns-repeated="6"/>
        </table:table-row>
        <table:table-row table:style-name="ro2">
          <table:table-cell office:value-type="string">
            <text:p>601398</text:p>
          </table:table-cell>
          <table:table-cell office:value-type="string">
            <text:p>工商银行</text:p>
          </table:table-cell>
          <table:table-cell office:value-type="string">
            <text:p>J 金融业</text:p>
          </table:table-cell>
          <table:table-cell office:value-type="string">
            <text:p>中国工商银行股份有限公司</text:p>
          </table:table-cell>
          <table:table-cell office:value-type="string">
            <text:p>2006-10-27T00:00:00.000+08</text:p>
          </table:table-cell>
          <table:table-cell table:number-columns-repeated="6"/>
        </table:table-row>
        <table:table-row table:style-name="ro2">
          <table:table-cell office:value-type="string">
            <text:p>601500</text:p>
          </table:table-cell>
          <table:table-cell office:value-type="string">
            <text:p>通用股份</text:p>
          </table:table-cell>
          <table:table-cell office:value-type="string">
            <text:p>C 制造业</text:p>
          </table:table-cell>
          <table:table-cell office:value-type="string">
            <text:p>江苏通用科技股份有限公司</text:p>
          </table:table-cell>
          <table:table-cell office:value-type="string">
            <text:p>2016-09-19T00:00:00.000+08</text:p>
          </table:table-cell>
          <table:table-cell table:number-columns-repeated="6"/>
        </table:table-row>
        <table:table-row table:style-name="ro2">
          <table:table-cell office:value-type="string">
            <text:p>601515</text:p>
          </table:table-cell>
          <table:table-cell office:value-type="string">
            <text:p>东风股份</text:p>
          </table:table-cell>
          <table:table-cell office:value-type="string">
            <text:p>C 制造业</text:p>
          </table:table-cell>
          <table:table-cell office:value-type="string">
            <text:p>汕头东风印刷股份有限公司</text:p>
          </table:table-cell>
          <table:table-cell office:value-type="string">
            <text:p>2012-02-16T00:00:00.000+08</text:p>
          </table:table-cell>
          <table:table-cell table:number-columns-repeated="6"/>
        </table:table-row>
        <table:table-row table:style-name="ro2">
          <table:table-cell office:value-type="string">
            <text:p>601518</text:p>
          </table:table-cell>
          <table:table-cell office:value-type="string">
            <text:p>吉林高速</text:p>
          </table:table-cell>
          <table:table-cell office:value-type="string">
            <text:p>G 运输仓储</text:p>
          </table:table-cell>
          <table:table-cell office:value-type="string">
            <text:p>吉林高速公路股份有限公司</text:p>
          </table:table-cell>
          <table:table-cell office:value-type="string">
            <text:p>2010-03-19T00:00:00.000+08</text:p>
          </table:table-cell>
          <table:table-cell table:number-columns-repeated="6"/>
        </table:table-row>
        <table:table-row table:style-name="ro2">
          <table:table-cell office:value-type="string">
            <text:p>601519</text:p>
          </table:table-cell>
          <table:table-cell office:value-type="string">
            <text:p>*ST智慧</text:p>
          </table:table-cell>
          <table:table-cell office:value-type="string">
            <text:p>I 信息技术</text:p>
          </table:table-cell>
          <table:table-cell office:value-type="string">
            <text:p>上海大智慧股份有限公司</text:p>
          </table:table-cell>
          <table:table-cell office:value-type="string">
            <text:p>2011-01-28T00:00:00.000+08</text:p>
          </table:table-cell>
          <table:table-cell table:number-columns-repeated="6"/>
        </table:table-row>
        <table:table-row table:style-name="ro2">
          <table:table-cell office:value-type="string">
            <text:p>601555</text:p>
          </table:table-cell>
          <table:table-cell office:value-type="string">
            <text:p>东吴证券</text:p>
          </table:table-cell>
          <table:table-cell office:value-type="string">
            <text:p>J 金融业</text:p>
          </table:table-cell>
          <table:table-cell office:value-type="string">
            <text:p>东吴证券股份有限公司</text:p>
          </table:table-cell>
          <table:table-cell office:value-type="string">
            <text:p>2011-12-12T00:00:00.000+08</text:p>
          </table:table-cell>
          <table:table-cell table:number-columns-repeated="6"/>
        </table:table-row>
        <table:table-row table:style-name="ro2">
          <table:table-cell office:value-type="string">
            <text:p>601558</text:p>
          </table:table-cell>
          <table:table-cell office:value-type="string">
            <text:p>*ST锐电</text:p>
          </table:table-cell>
          <table:table-cell office:value-type="string">
            <text:p>C 制造业</text:p>
          </table:table-cell>
          <table:table-cell office:value-type="string">
            <text:p>华锐风电科技（集团）股份有限公司</text:p>
          </table:table-cell>
          <table:table-cell office:value-type="string">
            <text:p>2011-01-13T00:00:00.000+08</text:p>
          </table:table-cell>
          <table:table-cell table:number-columns-repeated="6"/>
        </table:table-row>
        <table:table-row table:style-name="ro2">
          <table:table-cell office:value-type="string">
            <text:p>601566</text:p>
          </table:table-cell>
          <table:table-cell office:value-type="string">
            <text:p>九牧王</text:p>
          </table:table-cell>
          <table:table-cell office:value-type="string">
            <text:p>C 制造业</text:p>
          </table:table-cell>
          <table:table-cell office:value-type="string">
            <text:p>九牧王股份有限公司</text:p>
          </table:table-cell>
          <table:table-cell office:value-type="string">
            <text:p>2011-05-30T00:00:00.000+08</text:p>
          </table:table-cell>
          <table:table-cell table:number-columns-repeated="6"/>
        </table:table-row>
        <table:table-row table:style-name="ro2">
          <table:table-cell office:value-type="string">
            <text:p>601567</text:p>
          </table:table-cell>
          <table:table-cell office:value-type="string">
            <text:p>三星医疗</text:p>
          </table:table-cell>
          <table:table-cell office:value-type="string">
            <text:p>C 制造业</text:p>
          </table:table-cell>
          <table:table-cell office:value-type="string">
            <text:p>宁波三星医疗电气股份有限公司</text:p>
          </table:table-cell>
          <table:table-cell office:value-type="string">
            <text:p>2011-06-15T00:00:00.000+08</text:p>
          </table:table-cell>
          <table:table-cell table:number-columns-repeated="6"/>
        </table:table-row>
        <table:table-row table:style-name="ro2">
          <table:table-cell office:value-type="string">
            <text:p>601579</text:p>
          </table:table-cell>
          <table:table-cell office:value-type="string">
            <text:p>会稽山</text:p>
          </table:table-cell>
          <table:table-cell office:value-type="string">
            <text:p>C 制造业</text:p>
          </table:table-cell>
          <table:table-cell office:value-type="string">
            <text:p>会稽山绍兴酒股份有限公司</text:p>
          </table:table-cell>
          <table:table-cell office:value-type="string">
            <text:p>2014-08-25T00:00:00.000+08</text:p>
          </table:table-cell>
          <table:table-cell table:number-columns-repeated="6"/>
        </table:table-row>
        <table:table-row table:style-name="ro2">
          <table:table-cell office:value-type="string">
            <text:p>601588</text:p>
          </table:table-cell>
          <table:table-cell office:value-type="string">
            <text:p>北辰实业</text:p>
          </table:table-cell>
          <table:table-cell office:value-type="string">
            <text:p>K 房地产</text:p>
          </table:table-cell>
          <table:table-cell office:value-type="string">
            <text:p>北京北辰实业股份有限公司</text:p>
          </table:table-cell>
          <table:table-cell office:value-type="string">
            <text:p>2006-10-16T00:00:00.000+08</text:p>
          </table:table-cell>
          <table:table-cell table:number-columns-repeated="6"/>
        </table:table-row>
        <table:table-row table:style-name="ro2">
          <table:table-cell office:value-type="string">
            <text:p>601595</text:p>
          </table:table-cell>
          <table:table-cell office:value-type="string">
            <text:p>上海电影</text:p>
          </table:table-cell>
          <table:table-cell office:value-type="string">
            <text:p>R 文化传播</text:p>
          </table:table-cell>
          <table:table-cell office:value-type="string">
            <text:p>上海电影股份有限公司</text:p>
          </table:table-cell>
          <table:table-cell office:value-type="string">
            <text:p>2016-08-17T00:00:00.000+08</text:p>
          </table:table-cell>
          <table:table-cell table:number-columns-repeated="6"/>
        </table:table-row>
        <table:table-row table:style-name="ro2">
          <table:table-cell office:value-type="string">
            <text:p>601599</text:p>
          </table:table-cell>
          <table:table-cell office:value-type="string">
            <text:p>鹿港文化</text:p>
          </table:table-cell>
          <table:table-cell office:value-type="string">
            <text:p>C 制造业</text:p>
          </table:table-cell>
          <table:table-cell office:value-type="string">
            <text:p>江苏鹿港文化股份有限公司</text:p>
          </table:table-cell>
          <table:table-cell office:value-type="string">
            <text:p>2011-05-27T00:00:00.000+08</text:p>
          </table:table-cell>
          <table:table-cell table:number-columns-repeated="6"/>
        </table:table-row>
        <table:table-row table:style-name="ro2">
          <table:table-cell office:value-type="string">
            <text:p>601600</text:p>
          </table:table-cell>
          <table:table-cell office:value-type="string">
            <text:p>中国铝业</text:p>
          </table:table-cell>
          <table:table-cell office:value-type="string">
            <text:p>C 制造业</text:p>
          </table:table-cell>
          <table:table-cell office:value-type="string">
            <text:p>中国铝业股份有限公司</text:p>
          </table:table-cell>
          <table:table-cell office:value-type="string">
            <text:p>2007-04-30T00:00:00.000+08</text:p>
          </table:table-cell>
          <table:table-cell table:number-columns-repeated="6"/>
        </table:table-row>
        <table:table-row table:style-name="ro2">
          <table:table-cell office:value-type="string">
            <text:p>601601</text:p>
          </table:table-cell>
          <table:table-cell office:value-type="string">
            <text:p>中国太保</text:p>
          </table:table-cell>
          <table:table-cell office:value-type="string">
            <text:p>J 金融业</text:p>
          </table:table-cell>
          <table:table-cell office:value-type="string">
            <text:p>中国太平洋保险（集团）股份有限公司</text:p>
          </table:table-cell>
          <table:table-cell office:value-type="string">
            <text:p>2007-12-25T00:00:00.000+08</text:p>
          </table:table-cell>
          <table:table-cell table:number-columns-repeated="6"/>
        </table:table-row>
        <table:table-row table:style-name="ro2">
          <table:table-cell office:value-type="string">
            <text:p>601607</text:p>
          </table:table-cell>
          <table:table-cell office:value-type="string">
            <text:p>上海医药</text:p>
          </table:table-cell>
          <table:table-cell office:value-type="string">
            <text:p>F 批发零售</text:p>
          </table:table-cell>
          <table:table-cell office:value-type="string">
            <text:p>上海医药集团股份有限公司</text:p>
          </table:table-cell>
          <table:table-cell office:value-type="string">
            <text:p>1994-03-24T00:00:00.000+08</text:p>
          </table:table-cell>
          <table:table-cell table:number-columns-repeated="6"/>
        </table:table-row>
        <table:table-row table:style-name="ro2">
          <table:table-cell office:value-type="string">
            <text:p>601608</text:p>
          </table:table-cell>
          <table:table-cell office:value-type="string">
            <text:p>中信重工</text:p>
          </table:table-cell>
          <table:table-cell office:value-type="string">
            <text:p>C 制造业</text:p>
          </table:table-cell>
          <table:table-cell office:value-type="string">
            <text:p>中信重工机械股份有限公司</text:p>
          </table:table-cell>
          <table:table-cell office:value-type="string">
            <text:p>2012-07-06T00:00:00.000+08</text:p>
          </table:table-cell>
          <table:table-cell table:number-columns-repeated="6"/>
        </table:table-row>
        <table:table-row table:style-name="ro2">
          <table:table-cell office:value-type="string">
            <text:p>601611</text:p>
          </table:table-cell>
          <table:table-cell office:value-type="string">
            <text:p>中国核建</text:p>
          </table:table-cell>
          <table:table-cell office:value-type="string">
            <text:p>E 建筑业</text:p>
          </table:table-cell>
          <table:table-cell office:value-type="string">
            <text:p>中国核工业建设股份有限公司</text:p>
          </table:table-cell>
          <table:table-cell office:value-type="string">
            <text:p>2016-06-06T00:00:00.000+08</text:p>
          </table:table-cell>
          <table:table-cell table:number-columns-repeated="6"/>
        </table:table-row>
        <table:table-row table:style-name="ro2">
          <table:table-cell office:value-type="string">
            <text:p>601616</text:p>
          </table:table-cell>
          <table:table-cell office:value-type="string">
            <text:p>广电电气</text:p>
          </table:table-cell>
          <table:table-cell office:value-type="string">
            <text:p>C 制造业</text:p>
          </table:table-cell>
          <table:table-cell office:value-type="string">
            <text:p>上海广电电气（集团）股份有限公司</text:p>
          </table:table-cell>
          <table:table-cell office:value-type="string">
            <text:p>2011-02-01T00:00:00.000+08</text:p>
          </table:table-cell>
          <table:table-cell table:number-columns-repeated="6"/>
        </table:table-row>
        <table:table-row table:style-name="ro2">
          <table:table-cell office:value-type="string">
            <text:p>601618</text:p>
          </table:table-cell>
          <table:table-cell office:value-type="string">
            <text:p>中国中冶</text:p>
          </table:table-cell>
          <table:table-cell office:value-type="string">
            <text:p>E 建筑业</text:p>
          </table:table-cell>
          <table:table-cell office:value-type="string">
            <text:p>中国冶金科工股份有限公司</text:p>
          </table:table-cell>
          <table:table-cell office:value-type="string">
            <text:p>2009-09-21T00:00:00.000+08</text:p>
          </table:table-cell>
          <table:table-cell table:number-columns-repeated="6"/>
        </table:table-row>
        <table:table-row table:style-name="ro2">
          <table:table-cell office:value-type="string">
            <text:p>601628</text:p>
          </table:table-cell>
          <table:table-cell office:value-type="string">
            <text:p>中国人寿</text:p>
          </table:table-cell>
          <table:table-cell office:value-type="string">
            <text:p>J 金融业</text:p>
          </table:table-cell>
          <table:table-cell office:value-type="string">
            <text:p>中国人寿保险股份有限公司</text:p>
          </table:table-cell>
          <table:table-cell office:value-type="string">
            <text:p>2007-01-09T00:00:00.000+08</text:p>
          </table:table-cell>
          <table:table-cell table:number-columns-repeated="6"/>
        </table:table-row>
        <table:table-row table:style-name="ro2">
          <table:table-cell office:value-type="string">
            <text:p>601633</text:p>
          </table:table-cell>
          <table:table-cell office:value-type="string">
            <text:p>长城汽车</text:p>
          </table:table-cell>
          <table:table-cell office:value-type="string">
            <text:p>C 制造业</text:p>
          </table:table-cell>
          <table:table-cell office:value-type="string">
            <text:p>长城汽车股份有限公司</text:p>
          </table:table-cell>
          <table:table-cell office:value-type="string">
            <text:p>2011-09-28T00:00:00.000+08</text:p>
          </table:table-cell>
          <table:table-cell table:number-columns-repeated="6"/>
        </table:table-row>
        <table:table-row table:style-name="ro2">
          <table:table-cell office:value-type="string">
            <text:p>601636</text:p>
          </table:table-cell>
          <table:table-cell office:value-type="string">
            <text:p>旗滨集团</text:p>
          </table:table-cell>
          <table:table-cell office:value-type="string">
            <text:p>C 制造业</text:p>
          </table:table-cell>
          <table:table-cell office:value-type="string">
            <text:p>株洲旗滨集团股份有限公司</text:p>
          </table:table-cell>
          <table:table-cell office:value-type="string">
            <text:p>2011-08-12T00:00:00.000+08</text:p>
          </table:table-cell>
          <table:table-cell table:number-columns-repeated="6"/>
        </table:table-row>
        <table:table-row table:style-name="ro2">
          <table:table-cell office:value-type="string">
            <text:p>601666</text:p>
          </table:table-cell>
          <table:table-cell office:value-type="string">
            <text:p>平煤股份</text:p>
          </table:table-cell>
          <table:table-cell office:value-type="string">
            <text:p>B 采矿业</text:p>
          </table:table-cell>
          <table:table-cell office:value-type="string">
            <text:p>平顶山天安煤业股份有限公司</text:p>
          </table:table-cell>
          <table:table-cell office:value-type="string">
            <text:p>2006-11-23T00:00:00.000+08</text:p>
          </table:table-cell>
          <table:table-cell table:number-columns-repeated="6"/>
        </table:table-row>
        <table:table-row table:style-name="ro2">
          <table:table-cell office:value-type="string">
            <text:p>601668</text:p>
          </table:table-cell>
          <table:table-cell office:value-type="string">
            <text:p>中国建筑</text:p>
          </table:table-cell>
          <table:table-cell office:value-type="string">
            <text:p>E 建筑业</text:p>
          </table:table-cell>
          <table:table-cell office:value-type="string">
            <text:p>中国建筑股份有限公司</text:p>
          </table:table-cell>
          <table:table-cell office:value-type="string">
            <text:p>2009-07-29T00:00:00.000+08</text:p>
          </table:table-cell>
          <table:table-cell table:number-columns-repeated="6"/>
        </table:table-row>
        <table:table-row table:style-name="ro2">
          <table:table-cell office:value-type="string">
            <text:p>601669</text:p>
          </table:table-cell>
          <table:table-cell office:value-type="string">
            <text:p>中国电建</text:p>
          </table:table-cell>
          <table:table-cell office:value-type="string">
            <text:p>E 建筑业</text:p>
          </table:table-cell>
          <table:table-cell office:value-type="string">
            <text:p>中国电力建设股份有限公司</text:p>
          </table:table-cell>
          <table:table-cell office:value-type="string">
            <text:p>2011-10-18T00:00:00.000+08</text:p>
          </table:table-cell>
          <table:table-cell table:number-columns-repeated="6"/>
        </table:table-row>
        <table:table-row table:style-name="ro2">
          <table:table-cell office:value-type="string">
            <text:p>601677</text:p>
          </table:table-cell>
          <table:table-cell office:value-type="string">
            <text:p>明泰铝业</text:p>
          </table:table-cell>
          <table:table-cell office:value-type="string">
            <text:p>C 制造业</text:p>
          </table:table-cell>
          <table:table-cell office:value-type="string">
            <text:p>河南明泰铝业股份有限公司</text:p>
          </table:table-cell>
          <table:table-cell office:value-type="string">
            <text:p>2011-09-19T00:00:00.000+08</text:p>
          </table:table-cell>
          <table:table-cell table:number-columns-repeated="6"/>
        </table:table-row>
        <table:table-row table:style-name="ro2">
          <table:table-cell office:value-type="string">
            <text:p>601678</text:p>
          </table:table-cell>
          <table:table-cell office:value-type="string">
            <text:p>滨化股份</text:p>
          </table:table-cell>
          <table:table-cell office:value-type="string">
            <text:p>C 制造业</text:p>
          </table:table-cell>
          <table:table-cell office:value-type="string">
            <text:p>滨化集团股份有限公司</text:p>
          </table:table-cell>
          <table:table-cell office:value-type="string">
            <text:p>2010-02-23T00:00:00.000+08</text:p>
          </table:table-cell>
          <table:table-cell table:number-columns-repeated="6"/>
        </table:table-row>
        <table:table-row table:style-name="ro2">
          <table:table-cell office:value-type="string">
            <text:p>601688</text:p>
          </table:table-cell>
          <table:table-cell office:value-type="string">
            <text:p>华泰证券</text:p>
          </table:table-cell>
          <table:table-cell office:value-type="string">
            <text:p>J 金融业</text:p>
          </table:table-cell>
          <table:table-cell office:value-type="string">
            <text:p>华泰证券股份有限公司</text:p>
          </table:table-cell>
          <table:table-cell office:value-type="string">
            <text:p>2010-02-26T00:00:00.000+08</text:p>
          </table:table-cell>
          <table:table-cell table:number-columns-repeated="6"/>
        </table:table-row>
        <table:table-row table:style-name="ro2">
          <table:table-cell office:value-type="string">
            <text:p>601689</text:p>
          </table:table-cell>
          <table:table-cell office:value-type="string">
            <text:p>拓普集团</text:p>
          </table:table-cell>
          <table:table-cell office:value-type="string">
            <text:p>C 制造业</text:p>
          </table:table-cell>
          <table:table-cell office:value-type="string">
            <text:p>宁波拓普集团股份有限公司</text:p>
          </table:table-cell>
          <table:table-cell office:value-type="string">
            <text:p>2015-03-19T00:00:00.000+08</text:p>
          </table:table-cell>
          <table:table-cell table:number-columns-repeated="6"/>
        </table:table-row>
        <table:table-row table:style-name="ro2">
          <table:table-cell office:value-type="string">
            <text:p>601699</text:p>
          </table:table-cell>
          <table:table-cell office:value-type="string">
            <text:p>潞安环能</text:p>
          </table:table-cell>
          <table:table-cell office:value-type="string">
            <text:p>B 采矿业</text:p>
          </table:table-cell>
          <table:table-cell office:value-type="string">
            <text:p>山西潞安环保能源开发股份有限公司</text:p>
          </table:table-cell>
          <table:table-cell office:value-type="string">
            <text:p>2006-09-22T00:00:00.000+08</text:p>
          </table:table-cell>
          <table:table-cell table:number-columns-repeated="6"/>
        </table:table-row>
        <table:table-row table:style-name="ro2">
          <table:table-cell office:value-type="string">
            <text:p>601700</text:p>
          </table:table-cell>
          <table:table-cell office:value-type="string">
            <text:p>风范股份</text:p>
          </table:table-cell>
          <table:table-cell office:value-type="string">
            <text:p>C 制造业</text:p>
          </table:table-cell>
          <table:table-cell office:value-type="string">
            <text:p>常熟风范电力设备股份有限公司</text:p>
          </table:table-cell>
          <table:table-cell office:value-type="string">
            <text:p>2011-01-18T00:00:00.000+08</text:p>
          </table:table-cell>
          <table:table-cell table:number-columns-repeated="6"/>
        </table:table-row>
        <table:table-row table:style-name="ro2">
          <table:table-cell office:value-type="string">
            <text:p>601717</text:p>
          </table:table-cell>
          <table:table-cell office:value-type="string">
            <text:p>郑煤机</text:p>
          </table:table-cell>
          <table:table-cell office:value-type="string">
            <text:p>C 制造业</text:p>
          </table:table-cell>
          <table:table-cell office:value-type="string">
            <text:p>郑州煤矿机械集团股份有限公司</text:p>
          </table:table-cell>
          <table:table-cell office:value-type="string">
            <text:p>2010-08-03T00:00:00.000+08</text:p>
          </table:table-cell>
          <table:table-cell table:number-columns-repeated="6"/>
        </table:table-row>
        <table:table-row table:style-name="ro2">
          <table:table-cell office:value-type="string">
            <text:p>601718</text:p>
          </table:table-cell>
          <table:table-cell office:value-type="string">
            <text:p>际华集团</text:p>
          </table:table-cell>
          <table:table-cell office:value-type="string">
            <text:p>C 制造业</text:p>
          </table:table-cell>
          <table:table-cell office:value-type="string">
            <text:p>际华集团股份有限公司</text:p>
          </table:table-cell>
          <table:table-cell office:value-type="string">
            <text:p>2010-08-16T00:00:00.000+08</text:p>
          </table:table-cell>
          <table:table-cell table:number-columns-repeated="6"/>
        </table:table-row>
        <table:table-row table:style-name="ro2">
          <table:table-cell office:value-type="string">
            <text:p>601727</text:p>
          </table:table-cell>
          <table:table-cell office:value-type="string">
            <text:p>上海电气</text:p>
          </table:table-cell>
          <table:table-cell office:value-type="string">
            <text:p>C 制造业</text:p>
          </table:table-cell>
          <table:table-cell office:value-type="string">
            <text:p>上海电气集团股份有限公司</text:p>
          </table:table-cell>
          <table:table-cell office:value-type="string">
            <text:p>2008-12-05T00:00:00.000+08</text:p>
          </table:table-cell>
          <table:table-cell table:number-columns-repeated="6"/>
        </table:table-row>
        <table:table-row table:style-name="ro2">
          <table:table-cell office:value-type="string">
            <text:p>601766</text:p>
          </table:table-cell>
          <table:table-cell office:value-type="string">
            <text:p>中国中车</text:p>
          </table:table-cell>
          <table:table-cell office:value-type="string">
            <text:p>C 制造业</text:p>
          </table:table-cell>
          <table:table-cell office:value-type="string">
            <text:p>中国中车股份有限公司</text:p>
          </table:table-cell>
          <table:table-cell office:value-type="string">
            <text:p>2008-08-18T00:00:00.000+08</text:p>
          </table:table-cell>
          <table:table-cell table:number-columns-repeated="6"/>
        </table:table-row>
        <table:table-row table:style-name="ro2">
          <table:table-cell office:value-type="string">
            <text:p>601777</text:p>
          </table:table-cell>
          <table:table-cell office:value-type="string">
            <text:p>力帆股份</text:p>
          </table:table-cell>
          <table:table-cell office:value-type="string">
            <text:p>C 制造业</text:p>
          </table:table-cell>
          <table:table-cell office:value-type="string">
            <text:p>力帆实业（集团）股份有限公司</text:p>
          </table:table-cell>
          <table:table-cell office:value-type="string">
            <text:p>2010-11-25T00:00:00.000+08</text:p>
          </table:table-cell>
          <table:table-cell table:number-columns-repeated="6"/>
        </table:table-row>
        <table:table-row table:style-name="ro2">
          <table:table-cell office:value-type="string">
            <text:p>601788</text:p>
          </table:table-cell>
          <table:table-cell office:value-type="string">
            <text:p>光大证券</text:p>
          </table:table-cell>
          <table:table-cell office:value-type="string">
            <text:p>J 金融业</text:p>
          </table:table-cell>
          <table:table-cell office:value-type="string">
            <text:p>光大证券股份有限公司</text:p>
          </table:table-cell>
          <table:table-cell office:value-type="string">
            <text:p>2009-08-18T00:00:00.000+08</text:p>
          </table:table-cell>
          <table:table-cell table:number-columns-repeated="6"/>
        </table:table-row>
        <table:table-row table:style-name="ro2">
          <table:table-cell office:value-type="string">
            <text:p>601789</text:p>
          </table:table-cell>
          <table:table-cell office:value-type="string">
            <text:p>宁波建工</text:p>
          </table:table-cell>
          <table:table-cell office:value-type="string">
            <text:p>E 建筑业</text:p>
          </table:table-cell>
          <table:table-cell office:value-type="string">
            <text:p>宁波建工股份有限公司</text:p>
          </table:table-cell>
          <table:table-cell office:value-type="string">
            <text:p>2011-08-16T00:00:00.000+08</text:p>
          </table:table-cell>
          <table:table-cell table:number-columns-repeated="6"/>
        </table:table-row>
        <table:table-row table:style-name="ro2">
          <table:table-cell office:value-type="string">
            <text:p>601798</text:p>
          </table:table-cell>
          <table:table-cell office:value-type="string">
            <text:p>蓝科高新</text:p>
          </table:table-cell>
          <table:table-cell office:value-type="string">
            <text:p>C 制造业</text:p>
          </table:table-cell>
          <table:table-cell office:value-type="string">
            <text:p>甘肃蓝科石化高新装备股份有限公司</text:p>
          </table:table-cell>
          <table:table-cell office:value-type="string">
            <text:p>2011-06-22T00:00:00.000+08</text:p>
          </table:table-cell>
          <table:table-cell table:number-columns-repeated="6"/>
        </table:table-row>
        <table:table-row table:style-name="ro2">
          <table:table-cell office:value-type="string">
            <text:p>601799</text:p>
          </table:table-cell>
          <table:table-cell office:value-type="string">
            <text:p>星宇股份</text:p>
          </table:table-cell>
          <table:table-cell office:value-type="string">
            <text:p>C 制造业</text:p>
          </table:table-cell>
          <table:table-cell office:value-type="string">
            <text:p>常州星宇车灯股份有限公司</text:p>
          </table:table-cell>
          <table:table-cell office:value-type="string">
            <text:p>2011-02-01T00:00:00.000+08</text:p>
          </table:table-cell>
          <table:table-cell table:number-columns-repeated="6"/>
        </table:table-row>
        <table:table-row table:style-name="ro2">
          <table:table-cell office:value-type="string">
            <text:p>601800</text:p>
          </table:table-cell>
          <table:table-cell office:value-type="string">
            <text:p>中国交建</text:p>
          </table:table-cell>
          <table:table-cell office:value-type="string">
            <text:p>E 建筑业</text:p>
          </table:table-cell>
          <table:table-cell office:value-type="string">
            <text:p>中国交通建设股份有限公司</text:p>
          </table:table-cell>
          <table:table-cell office:value-type="string">
            <text:p>2012-03-09T00:00:00.000+08</text:p>
          </table:table-cell>
          <table:table-cell table:number-columns-repeated="6"/>
        </table:table-row>
        <table:table-row table:style-name="ro2">
          <table:table-cell office:value-type="string">
            <text:p>601801</text:p>
          </table:table-cell>
          <table:table-cell office:value-type="string">
            <text:p>皖新传媒</text:p>
          </table:table-cell>
          <table:table-cell office:value-type="string">
            <text:p>R 文化传播</text:p>
          </table:table-cell>
          <table:table-cell office:value-type="string">
            <text:p>安徽新华传媒股份有限公司</text:p>
          </table:table-cell>
          <table:table-cell office:value-type="string">
            <text:p>2010-01-18T00:00:00.000+08</text:p>
          </table:table-cell>
          <table:table-cell table:number-columns-repeated="6"/>
        </table:table-row>
        <table:table-row table:style-name="ro2">
          <table:table-cell office:value-type="string">
            <text:p>601808</text:p>
          </table:table-cell>
          <table:table-cell office:value-type="string">
            <text:p>中海油服</text:p>
          </table:table-cell>
          <table:table-cell office:value-type="string">
            <text:p>B 采矿业</text:p>
          </table:table-cell>
          <table:table-cell office:value-type="string">
            <text:p>中海油田服务股份有限公司</text:p>
          </table:table-cell>
          <table:table-cell office:value-type="string">
            <text:p>2007-09-28T00:00:00.000+08</text:p>
          </table:table-cell>
          <table:table-cell table:number-columns-repeated="6"/>
        </table:table-row>
        <table:table-row table:style-name="ro2">
          <table:table-cell office:value-type="string">
            <text:p>601811</text:p>
          </table:table-cell>
          <table:table-cell office:value-type="string">
            <text:p>新华文轩</text:p>
          </table:table-cell>
          <table:table-cell office:value-type="string">
            <text:p>R 文化传播</text:p>
          </table:table-cell>
          <table:table-cell office:value-type="string">
            <text:p>新华文轩出版传媒股份有限公司</text:p>
          </table:table-cell>
          <table:table-cell office:value-type="string">
            <text:p>2016-08-08T00:00:00.000+08</text:p>
          </table:table-cell>
          <table:table-cell table:number-columns-repeated="6"/>
        </table:table-row>
        <table:table-row table:style-name="ro2">
          <table:table-cell office:value-type="string">
            <text:p>601818</text:p>
          </table:table-cell>
          <table:table-cell office:value-type="string">
            <text:p>光大银行</text:p>
          </table:table-cell>
          <table:table-cell office:value-type="string">
            <text:p>J 金融业</text:p>
          </table:table-cell>
          <table:table-cell office:value-type="string">
            <text:p>中国光大银行股份有限公司</text:p>
          </table:table-cell>
          <table:table-cell office:value-type="string">
            <text:p>2010-08-18T00:00:00.000+08</text:p>
          </table:table-cell>
          <table:table-cell table:number-columns-repeated="6"/>
        </table:table-row>
        <table:table-row table:style-name="ro2">
          <table:table-cell office:value-type="string">
            <text:p>601857</text:p>
          </table:table-cell>
          <table:table-cell office:value-type="string">
            <text:p>中国石油</text:p>
          </table:table-cell>
          <table:table-cell office:value-type="string">
            <text:p>B 采矿业</text:p>
          </table:table-cell>
          <table:table-cell office:value-type="string">
            <text:p>中国石油天然气股份有限公司</text:p>
          </table:table-cell>
          <table:table-cell office:value-type="string">
            <text:p>2007-11-05T00:00:00.000+08</text:p>
          </table:table-cell>
          <table:table-cell table:number-columns-repeated="6"/>
        </table:table-row>
        <table:table-row table:style-name="ro2">
          <table:table-cell office:value-type="string">
            <text:p>601858</text:p>
          </table:table-cell>
          <table:table-cell office:value-type="string">
            <text:p>中国科传</text:p>
          </table:table-cell>
          <table:table-cell office:value-type="string">
            <text:p>R 文化传播</text:p>
          </table:table-cell>
          <table:table-cell office:value-type="string">
            <text:p>中国科技出版传媒股份有限公司</text:p>
          </table:table-cell>
          <table:table-cell office:value-type="string">
            <text:p>2017-01-18T00:00:00.000+08</text:p>
          </table:table-cell>
          <table:table-cell table:number-columns-repeated="6"/>
        </table:table-row>
        <table:table-row table:style-name="ro2">
          <table:table-cell office:value-type="string">
            <text:p>601866</text:p>
          </table:table-cell>
          <table:table-cell office:value-type="string">
            <text:p>中远海发</text:p>
          </table:table-cell>
          <table:table-cell office:value-type="string">
            <text:p>G 运输仓储</text:p>
          </table:table-cell>
          <table:table-cell office:value-type="string">
            <text:p>中远海运发展股份有限公司</text:p>
          </table:table-cell>
          <table:table-cell office:value-type="string">
            <text:p>2007-12-12T00:00:00.000+08</text:p>
          </table:table-cell>
          <table:table-cell table:number-columns-repeated="6"/>
        </table:table-row>
        <table:table-row table:style-name="ro2">
          <table:table-cell office:value-type="string">
            <text:p>601872</text:p>
          </table:table-cell>
          <table:table-cell office:value-type="string">
            <text:p>招商轮船</text:p>
          </table:table-cell>
          <table:table-cell office:value-type="string">
            <text:p>G 运输仓储</text:p>
          </table:table-cell>
          <table:table-cell office:value-type="string">
            <text:p>招商局能源运输股份有限公司</text:p>
          </table:table-cell>
          <table:table-cell office:value-type="string">
            <text:p>2006-12-01T00:00:00.000+08</text:p>
          </table:table-cell>
          <table:table-cell table:number-columns-repeated="6"/>
        </table:table-row>
        <table:table-row table:style-name="ro2">
          <table:table-cell office:value-type="string">
            <text:p>601877</text:p>
          </table:table-cell>
          <table:table-cell office:value-type="string">
            <text:p>正泰电器</text:p>
          </table:table-cell>
          <table:table-cell office:value-type="string">
            <text:p>C 制造业</text:p>
          </table:table-cell>
          <table:table-cell office:value-type="string">
            <text:p>浙江正泰电器股份有限公司</text:p>
          </table:table-cell>
          <table:table-cell office:value-type="string">
            <text:p>2010-01-21T00:00:00.000+08</text:p>
          </table:table-cell>
          <table:table-cell table:number-columns-repeated="6"/>
        </table:table-row>
        <table:table-row table:style-name="ro2">
          <table:table-cell office:value-type="string">
            <text:p>601880</text:p>
          </table:table-cell>
          <table:table-cell office:value-type="string">
            <text:p>大连港</text:p>
          </table:table-cell>
          <table:table-cell office:value-type="string">
            <text:p>G 运输仓储</text:p>
          </table:table-cell>
          <table:table-cell office:value-type="string">
            <text:p>大连港股份有限公司</text:p>
          </table:table-cell>
          <table:table-cell office:value-type="string">
            <text:p>2010-12-06T00:00:00.000+08</text:p>
          </table:table-cell>
          <table:table-cell table:number-columns-repeated="6"/>
        </table:table-row>
        <table:table-row table:style-name="ro2">
          <table:table-cell office:value-type="string">
            <text:p>601881</text:p>
          </table:table-cell>
          <table:table-cell office:value-type="string">
            <text:p>中国银河</text:p>
          </table:table-cell>
          <table:table-cell office:value-type="string">
            <text:p>J 金融业</text:p>
          </table:table-cell>
          <table:table-cell office:value-type="string">
            <text:p>中国银河证券股份有限公司</text:p>
          </table:table-cell>
          <table:table-cell office:value-type="string">
            <text:p>2017-01-23T00:00:00.000+08</text:p>
          </table:table-cell>
          <table:table-cell table:number-columns-repeated="6"/>
        </table:table-row>
        <table:table-row table:style-name="ro2">
          <table:table-cell office:value-type="string">
            <text:p>601882</text:p>
          </table:table-cell>
          <table:table-cell office:value-type="string">
            <text:p>海天精工</text:p>
          </table:table-cell>
          <table:table-cell office:value-type="string">
            <text:p>C 制造业</text:p>
          </table:table-cell>
          <table:table-cell office:value-type="string">
            <text:p>宁波海天精工股份有限公司</text:p>
          </table:table-cell>
          <table:table-cell office:value-type="string">
            <text:p>2016-11-07T00:00:00.000+08</text:p>
          </table:table-cell>
          <table:table-cell table:number-columns-repeated="6"/>
        </table:table-row>
        <table:table-row table:style-name="ro2">
          <table:table-cell office:value-type="string">
            <text:p>601886</text:p>
          </table:table-cell>
          <table:table-cell office:value-type="string">
            <text:p>江河集团</text:p>
          </table:table-cell>
          <table:table-cell office:value-type="string">
            <text:p>E 建筑业</text:p>
          </table:table-cell>
          <table:table-cell office:value-type="string">
            <text:p>江河创建集团股份有限公司</text:p>
          </table:table-cell>
          <table:table-cell office:value-type="string">
            <text:p>2011-08-18T00:00:00.000+08</text:p>
          </table:table-cell>
          <table:table-cell table:number-columns-repeated="6"/>
        </table:table-row>
        <table:table-row table:style-name="ro2">
          <table:table-cell office:value-type="string">
            <text:p>601888</text:p>
          </table:table-cell>
          <table:table-cell office:value-type="string">
            <text:p>中国国旅</text:p>
          </table:table-cell>
          <table:table-cell office:value-type="string">
            <text:p>L 商务服务</text:p>
          </table:table-cell>
          <table:table-cell office:value-type="string">
            <text:p>中国国旅股份有限公司</text:p>
          </table:table-cell>
          <table:table-cell office:value-type="string">
            <text:p>2009-10-15T00:00:00.000+08</text:p>
          </table:table-cell>
          <table:table-cell table:number-columns-repeated="6"/>
        </table:table-row>
        <table:table-row table:style-name="ro2">
          <table:table-cell office:value-type="string">
            <text:p>601890</text:p>
          </table:table-cell>
          <table:table-cell office:value-type="string">
            <text:p>亚星锚链</text:p>
          </table:table-cell>
          <table:table-cell office:value-type="string">
            <text:p>C 制造业</text:p>
          </table:table-cell>
          <table:table-cell office:value-type="string">
            <text:p>江苏亚星锚链股份有限公司</text:p>
          </table:table-cell>
          <table:table-cell office:value-type="string">
            <text:p>2010-12-28T00:00:00.000+08</text:p>
          </table:table-cell>
          <table:table-cell table:number-columns-repeated="6"/>
        </table:table-row>
        <table:table-row table:style-name="ro2">
          <table:table-cell office:value-type="string">
            <text:p>601898</text:p>
          </table:table-cell>
          <table:table-cell office:value-type="string">
            <text:p>中煤能源</text:p>
          </table:table-cell>
          <table:table-cell office:value-type="string">
            <text:p>B 采矿业</text:p>
          </table:table-cell>
          <table:table-cell office:value-type="string">
            <text:p>中国中煤能源股份有限公司</text:p>
          </table:table-cell>
          <table:table-cell office:value-type="string">
            <text:p>2008-02-01T00:00:00.000+08</text:p>
          </table:table-cell>
          <table:table-cell table:number-columns-repeated="6"/>
        </table:table-row>
        <table:table-row table:style-name="ro2">
          <table:table-cell office:value-type="string">
            <text:p>601899</text:p>
          </table:table-cell>
          <table:table-cell office:value-type="string">
            <text:p>紫金矿业</text:p>
          </table:table-cell>
          <table:table-cell office:value-type="string">
            <text:p>B 采矿业</text:p>
          </table:table-cell>
          <table:table-cell office:value-type="string">
            <text:p>紫金矿业集团股份有限公司</text:p>
          </table:table-cell>
          <table:table-cell office:value-type="string">
            <text:p>2008-04-25T00:00:00.000+08</text:p>
          </table:table-cell>
          <table:table-cell table:number-columns-repeated="6"/>
        </table:table-row>
        <table:table-row table:style-name="ro2">
          <table:table-cell office:value-type="string">
            <text:p>601900</text:p>
          </table:table-cell>
          <table:table-cell office:value-type="string">
            <text:p>南方传媒</text:p>
          </table:table-cell>
          <table:table-cell office:value-type="string">
            <text:p>R 文化传播</text:p>
          </table:table-cell>
          <table:table-cell office:value-type="string">
            <text:p>南方出版传媒股份有限公司</text:p>
          </table:table-cell>
          <table:table-cell office:value-type="string">
            <text:p>2016-02-15T00:00:00.000+08</text:p>
          </table:table-cell>
          <table:table-cell table:number-columns-repeated="6"/>
        </table:table-row>
        <table:table-row table:style-name="ro2">
          <table:table-cell office:value-type="string">
            <text:p>601901</text:p>
          </table:table-cell>
          <table:table-cell office:value-type="string">
            <text:p>方正证券</text:p>
          </table:table-cell>
          <table:table-cell office:value-type="string">
            <text:p>J 金融业</text:p>
          </table:table-cell>
          <table:table-cell office:value-type="string">
            <text:p>方正证券股份有限公司</text:p>
          </table:table-cell>
          <table:table-cell office:value-type="string">
            <text:p>2011-08-10T00:00:00.000+08</text:p>
          </table:table-cell>
          <table:table-cell table:number-columns-repeated="6"/>
        </table:table-row>
        <table:table-row table:style-name="ro2">
          <table:table-cell office:value-type="string">
            <text:p>601908</text:p>
          </table:table-cell>
          <table:table-cell office:value-type="string">
            <text:p>京运通</text:p>
          </table:table-cell>
          <table:table-cell office:value-type="string">
            <text:p>C 制造业</text:p>
          </table:table-cell>
          <table:table-cell office:value-type="string">
            <text:p>北京京运通科技股份有限公司</text:p>
          </table:table-cell>
          <table:table-cell office:value-type="string">
            <text:p>2011-09-08T00:00:00.000+08</text:p>
          </table:table-cell>
          <table:table-cell table:number-columns-repeated="6"/>
        </table:table-row>
        <table:table-row table:style-name="ro2">
          <table:table-cell office:value-type="string">
            <text:p>601918</text:p>
          </table:table-cell>
          <table:table-cell office:value-type="string">
            <text:p>新集能源</text:p>
          </table:table-cell>
          <table:table-cell office:value-type="string">
            <text:p>B 采矿业</text:p>
          </table:table-cell>
          <table:table-cell office:value-type="string">
            <text:p>中煤新集能源股份有限公司</text:p>
          </table:table-cell>
          <table:table-cell office:value-type="string">
            <text:p>2007-12-19T00:00:00.000+08</text:p>
          </table:table-cell>
          <table:table-cell table:number-columns-repeated="6"/>
        </table:table-row>
        <table:table-row table:style-name="ro2">
          <table:table-cell office:value-type="string">
            <text:p>601919</text:p>
          </table:table-cell>
          <table:table-cell office:value-type="string">
            <text:p>中远海控</text:p>
          </table:table-cell>
          <table:table-cell office:value-type="string">
            <text:p>G 运输仓储</text:p>
          </table:table-cell>
          <table:table-cell office:value-type="string">
            <text:p>中远海运控股股份有限公司</text:p>
          </table:table-cell>
          <table:table-cell office:value-type="string">
            <text:p>2007-06-26T00:00:00.000+08</text:p>
          </table:table-cell>
          <table:table-cell table:number-columns-repeated="6"/>
        </table:table-row>
        <table:table-row table:style-name="ro2">
          <table:table-cell office:value-type="string">
            <text:p>601928</text:p>
          </table:table-cell>
          <table:table-cell office:value-type="string">
            <text:p>凤凰传媒</text:p>
          </table:table-cell>
          <table:table-cell office:value-type="string">
            <text:p>R 文化传播</text:p>
          </table:table-cell>
          <table:table-cell office:value-type="string">
            <text:p>江苏凤凰出版传媒股份有限公司</text:p>
          </table:table-cell>
          <table:table-cell office:value-type="string">
            <text:p>2011-11-30T00:00:00.000+08</text:p>
          </table:table-cell>
          <table:table-cell table:number-columns-repeated="6"/>
        </table:table-row>
        <table:table-row table:style-name="ro2">
          <table:table-cell office:value-type="string">
            <text:p>601929</text:p>
          </table:table-cell>
          <table:table-cell office:value-type="string">
            <text:p>吉视传媒</text:p>
          </table:table-cell>
          <table:table-cell office:value-type="string">
            <text:p>I 信息技术</text:p>
          </table:table-cell>
          <table:table-cell office:value-type="string">
            <text:p>吉视传媒股份有限公司</text:p>
          </table:table-cell>
          <table:table-cell office:value-type="string">
            <text:p>2012-02-23T00:00:00.000+08</text:p>
          </table:table-cell>
          <table:table-cell table:number-columns-repeated="6"/>
        </table:table-row>
        <table:table-row table:style-name="ro2">
          <table:table-cell office:value-type="string">
            <text:p>601933</text:p>
          </table:table-cell>
          <table:table-cell office:value-type="string">
            <text:p>永辉超市</text:p>
          </table:table-cell>
          <table:table-cell office:value-type="string">
            <text:p>F 批发零售</text:p>
          </table:table-cell>
          <table:table-cell office:value-type="string">
            <text:p>永辉超市股份有限公司</text:p>
          </table:table-cell>
          <table:table-cell office:value-type="string">
            <text:p>2010-12-15T00:00:00.000+08</text:p>
          </table:table-cell>
          <table:table-cell table:number-columns-repeated="6"/>
        </table:table-row>
        <table:table-row table:style-name="ro2">
          <table:table-cell office:value-type="string">
            <text:p>601939</text:p>
          </table:table-cell>
          <table:table-cell office:value-type="string">
            <text:p>建设银行</text:p>
          </table:table-cell>
          <table:table-cell office:value-type="string">
            <text:p>J 金融业</text:p>
          </table:table-cell>
          <table:table-cell office:value-type="string">
            <text:p>中国建设银行股份有限公司</text:p>
          </table:table-cell>
          <table:table-cell office:value-type="string">
            <text:p>2007-09-25T00:00:00.000+08</text:p>
          </table:table-cell>
          <table:table-cell table:number-columns-repeated="6"/>
        </table:table-row>
        <table:table-row table:style-name="ro2">
          <table:table-cell office:value-type="string">
            <text:p>601952</text:p>
          </table:table-cell>
          <table:table-cell office:value-type="string">
            <text:p>苏垦农发</text:p>
          </table:table-cell>
          <table:table-cell office:value-type="string">
            <text:p>C 制造业</text:p>
          </table:table-cell>
          <table:table-cell office:value-type="string">
            <text:p>江苏省农垦农业发展股份有限公司</text:p>
          </table:table-cell>
          <table:table-cell office:value-type="string">
            <text:p>2017-05-15T00:00:00.000+08</text:p>
          </table:table-cell>
          <table:table-cell table:number-columns-repeated="6"/>
        </table:table-row>
        <table:table-row table:style-name="ro2">
          <table:table-cell office:value-type="string">
            <text:p>601958</text:p>
          </table:table-cell>
          <table:table-cell office:value-type="string">
            <text:p>金钼股份</text:p>
          </table:table-cell>
          <table:table-cell office:value-type="string">
            <text:p>B 采矿业</text:p>
          </table:table-cell>
          <table:table-cell office:value-type="string">
            <text:p>金堆城钼业股份有限公司</text:p>
          </table:table-cell>
          <table:table-cell office:value-type="string">
            <text:p>2008-04-17T00:00:00.000+08</text:p>
          </table:table-cell>
          <table:table-cell table:number-columns-repeated="6"/>
        </table:table-row>
        <table:table-row table:style-name="ro2">
          <table:table-cell office:value-type="string">
            <text:p>601965</text:p>
          </table:table-cell>
          <table:table-cell office:value-type="string">
            <text:p>中国汽研</text:p>
          </table:table-cell>
          <table:table-cell office:value-type="string">
            <text:p>C 制造业</text:p>
          </table:table-cell>
          <table:table-cell office:value-type="string">
            <text:p>中国汽车工程研究院股份有限公司</text:p>
          </table:table-cell>
          <table:table-cell office:value-type="string">
            <text:p>2012-06-11T00:00:00.000+08</text:p>
          </table:table-cell>
          <table:table-cell table:number-columns-repeated="6"/>
        </table:table-row>
        <table:table-row table:style-name="ro2">
          <table:table-cell office:value-type="string">
            <text:p>601966</text:p>
          </table:table-cell>
          <table:table-cell office:value-type="string">
            <text:p>玲珑轮胎</text:p>
          </table:table-cell>
          <table:table-cell office:value-type="string">
            <text:p>C 制造业</text:p>
          </table:table-cell>
          <table:table-cell office:value-type="string">
            <text:p>山东玲珑轮胎股份有限公司</text:p>
          </table:table-cell>
          <table:table-cell office:value-type="string">
            <text:p>2016-07-06T00:00:00.000+08</text:p>
          </table:table-cell>
          <table:table-cell table:number-columns-repeated="6"/>
        </table:table-row>
        <table:table-row table:style-name="ro2">
          <table:table-cell office:value-type="string">
            <text:p>601968</text:p>
          </table:table-cell>
          <table:table-cell office:value-type="string">
            <text:p>宝钢包装</text:p>
          </table:table-cell>
          <table:table-cell office:value-type="string">
            <text:p>C 制造业</text:p>
          </table:table-cell>
          <table:table-cell office:value-type="string">
            <text:p>上海宝钢包装股份有限公司</text:p>
          </table:table-cell>
          <table:table-cell office:value-type="string">
            <text:p>2015-06-11T00:00:00.000+08</text:p>
          </table:table-cell>
          <table:table-cell table:number-columns-repeated="6"/>
        </table:table-row>
        <table:table-row table:style-name="ro2">
          <table:table-cell office:value-type="string">
            <text:p>601969</text:p>
          </table:table-cell>
          <table:table-cell office:value-type="string">
            <text:p>海南矿业</text:p>
          </table:table-cell>
          <table:table-cell office:value-type="string">
            <text:p>B 采矿业</text:p>
          </table:table-cell>
          <table:table-cell office:value-type="string">
            <text:p>海南矿业股份有限公司</text:p>
          </table:table-cell>
          <table:table-cell office:value-type="string">
            <text:p>2014-12-09T00:00:00.000+08</text:p>
          </table:table-cell>
          <table:table-cell table:number-columns-repeated="6"/>
        </table:table-row>
        <table:table-row table:style-name="ro2">
          <table:table-cell office:value-type="string">
            <text:p>601985</text:p>
          </table:table-cell>
          <table:table-cell office:value-type="string">
            <text:p>中国核电</text:p>
          </table:table-cell>
          <table:table-cell office:value-type="string">
            <text:p>D 水电煤气</text:p>
          </table:table-cell>
          <table:table-cell office:value-type="string">
            <text:p>中国核能电力股份有限公司</text:p>
          </table:table-cell>
          <table:table-cell office:value-type="string">
            <text:p>2015-06-10T00:00:00.000+08</text:p>
          </table:table-cell>
          <table:table-cell table:number-columns-repeated="6"/>
        </table:table-row>
        <table:table-row table:style-name="ro2">
          <table:table-cell office:value-type="string">
            <text:p>601988</text:p>
          </table:table-cell>
          <table:table-cell office:value-type="string">
            <text:p>中国银行</text:p>
          </table:table-cell>
          <table:table-cell office:value-type="string">
            <text:p>J 金融业</text:p>
          </table:table-cell>
          <table:table-cell office:value-type="string">
            <text:p>中国银行股份有限公司</text:p>
          </table:table-cell>
          <table:table-cell office:value-type="string">
            <text:p>2006-07-05T00:00:00.000+08</text:p>
          </table:table-cell>
          <table:table-cell table:number-columns-repeated="6"/>
        </table:table-row>
        <table:table-row table:style-name="ro2">
          <table:table-cell office:value-type="string">
            <text:p>601989</text:p>
          </table:table-cell>
          <table:table-cell office:value-type="string">
            <text:p>中国重工</text:p>
          </table:table-cell>
          <table:table-cell office:value-type="string">
            <text:p>C 制造业</text:p>
          </table:table-cell>
          <table:table-cell office:value-type="string">
            <text:p>中国船舶重工股份有限公司</text:p>
          </table:table-cell>
          <table:table-cell office:value-type="string">
            <text:p>2009-12-16T00:00:00.000+08</text:p>
          </table:table-cell>
          <table:table-cell table:number-columns-repeated="6"/>
        </table:table-row>
        <table:table-row table:style-name="ro2">
          <table:table-cell office:value-type="string">
            <text:p>601991</text:p>
          </table:table-cell>
          <table:table-cell office:value-type="string">
            <text:p>大唐发电</text:p>
          </table:table-cell>
          <table:table-cell office:value-type="string">
            <text:p>D 水电煤气</text:p>
          </table:table-cell>
          <table:table-cell office:value-type="string">
            <text:p>大唐国际发电股份有限公司</text:p>
          </table:table-cell>
          <table:table-cell office:value-type="string">
            <text:p>2006-12-20T00:00:00.000+08</text:p>
          </table:table-cell>
          <table:table-cell table:number-columns-repeated="6"/>
        </table:table-row>
        <table:table-row table:style-name="ro2">
          <table:table-cell office:value-type="string">
            <text:p>601992</text:p>
          </table:table-cell>
          <table:table-cell office:value-type="string">
            <text:p>金隅股份</text:p>
          </table:table-cell>
          <table:table-cell office:value-type="string">
            <text:p>C 制造业</text:p>
          </table:table-cell>
          <table:table-cell office:value-type="string">
            <text:p>北京金隅股份有限公司</text:p>
          </table:table-cell>
          <table:table-cell office:value-type="string">
            <text:p>2011-03-01T00:00:00.000+08</text:p>
          </table:table-cell>
          <table:table-cell table:number-columns-repeated="6"/>
        </table:table-row>
        <table:table-row table:style-name="ro2">
          <table:table-cell office:value-type="string">
            <text:p>601996</text:p>
          </table:table-cell>
          <table:table-cell office:value-type="string">
            <text:p>丰林集团</text:p>
          </table:table-cell>
          <table:table-cell office:value-type="string">
            <text:p>C 制造业</text:p>
          </table:table-cell>
          <table:table-cell office:value-type="string">
            <text:p>广西丰林木业集团股份有限公司</text:p>
          </table:table-cell>
          <table:table-cell office:value-type="string">
            <text:p>2011-09-29T00:00:00.000+08</text:p>
          </table:table-cell>
          <table:table-cell table:number-columns-repeated="6"/>
        </table:table-row>
        <table:table-row table:style-name="ro2">
          <table:table-cell office:value-type="string">
            <text:p>601997</text:p>
          </table:table-cell>
          <table:table-cell office:value-type="string">
            <text:p>贵阳银行</text:p>
          </table:table-cell>
          <table:table-cell office:value-type="string">
            <text:p>J 金融业</text:p>
          </table:table-cell>
          <table:table-cell office:value-type="string">
            <text:p>贵阳银行股份有限公司</text:p>
          </table:table-cell>
          <table:table-cell office:value-type="string">
            <text:p>2016-08-16T00:00:00.000+08</text:p>
          </table:table-cell>
          <table:table-cell table:number-columns-repeated="6"/>
        </table:table-row>
        <table:table-row table:style-name="ro2">
          <table:table-cell office:value-type="string">
            <text:p>601998</text:p>
          </table:table-cell>
          <table:table-cell office:value-type="string">
            <text:p>中信银行</text:p>
          </table:table-cell>
          <table:table-cell office:value-type="string">
            <text:p>J 金融业</text:p>
          </table:table-cell>
          <table:table-cell office:value-type="string">
            <text:p>中信银行股份有限公司</text:p>
          </table:table-cell>
          <table:table-cell office:value-type="string">
            <text:p>2007-04-27T00:00:00.000+08</text:p>
          </table:table-cell>
          <table:table-cell table:number-columns-repeated="6"/>
        </table:table-row>
        <table:table-row table:style-name="ro2">
          <table:table-cell office:value-type="string">
            <text:p>601999</text:p>
          </table:table-cell>
          <table:table-cell office:value-type="string">
            <text:p>出版传媒</text:p>
          </table:table-cell>
          <table:table-cell office:value-type="string">
            <text:p>R 文化传播</text:p>
          </table:table-cell>
          <table:table-cell office:value-type="string">
            <text:p>北方联合出版传媒（集团）股份有限公司</text:p>
          </table:table-cell>
          <table:table-cell office:value-type="string">
            <text:p>2007-12-21T00:00:00.000+08</text:p>
          </table:table-cell>
          <table:table-cell table:number-columns-repeated="6"/>
        </table:table-row>
        <table:table-row table:style-name="ro2">
          <table:table-cell office:value-type="string">
            <text:p>603000</text:p>
          </table:table-cell>
          <table:table-cell office:value-type="string">
            <text:p>人民网</text:p>
          </table:table-cell>
          <table:table-cell office:value-type="string">
            <text:p>I 信息技术</text:p>
          </table:table-cell>
          <table:table-cell office:value-type="string">
            <text:p>人民网股份有限公司</text:p>
          </table:table-cell>
          <table:table-cell office:value-type="string">
            <text:p>2012-04-27T00:00:00.000+08</text:p>
          </table:table-cell>
          <table:table-cell table:number-columns-repeated="6"/>
        </table:table-row>
        <table:table-row table:style-name="ro2">
          <table:table-cell office:value-type="string">
            <text:p>603001</text:p>
          </table:table-cell>
          <table:table-cell office:value-type="string">
            <text:p>奥康国际</text:p>
          </table:table-cell>
          <table:table-cell office:value-type="string">
            <text:p>C 制造业</text:p>
          </table:table-cell>
          <table:table-cell office:value-type="string">
            <text:p>浙江奥康鞋业股份有限公司</text:p>
          </table:table-cell>
          <table:table-cell office:value-type="string">
            <text:p>2012-04-26T00:00:00.000+08</text:p>
          </table:table-cell>
          <table:table-cell table:number-columns-repeated="6"/>
        </table:table-row>
        <table:table-row table:style-name="ro2">
          <table:table-cell office:value-type="string">
            <text:p>603002</text:p>
          </table:table-cell>
          <table:table-cell office:value-type="string">
            <text:p>宏昌电子</text:p>
          </table:table-cell>
          <table:table-cell office:value-type="string">
            <text:p>C 制造业</text:p>
          </table:table-cell>
          <table:table-cell office:value-type="string">
            <text:p>宏昌电子材料股份有限公司</text:p>
          </table:table-cell>
          <table:table-cell office:value-type="string">
            <text:p>2012-05-18T00:00:00.000+08</text:p>
          </table:table-cell>
          <table:table-cell table:number-columns-repeated="6"/>
        </table:table-row>
        <table:table-row table:style-name="ro2">
          <table:table-cell office:value-type="string">
            <text:p>603003</text:p>
          </table:table-cell>
          <table:table-cell office:value-type="string">
            <text:p>龙宇燃油</text:p>
          </table:table-cell>
          <table:table-cell office:value-type="string">
            <text:p>F 批发零售</text:p>
          </table:table-cell>
          <table:table-cell office:value-type="string">
            <text:p>上海龙宇燃油股份有限公司</text:p>
          </table:table-cell>
          <table:table-cell office:value-type="string">
            <text:p>2012-08-17T00:00:00.000+08</text:p>
          </table:table-cell>
          <table:table-cell table:number-columns-repeated="6"/>
        </table:table-row>
        <table:table-row table:style-name="ro2">
          <table:table-cell office:value-type="string">
            <text:p>603005</text:p>
          </table:table-cell>
          <table:table-cell office:value-type="string">
            <text:p>晶方科技</text:p>
          </table:table-cell>
          <table:table-cell office:value-type="string">
            <text:p>C 制造业</text:p>
          </table:table-cell>
          <table:table-cell office:value-type="string">
            <text:p>苏州晶方半导体科技股份有限公司</text:p>
          </table:table-cell>
          <table:table-cell office:value-type="string">
            <text:p>2014-02-10T00:00:00.000+08</text:p>
          </table:table-cell>
          <table:table-cell table:number-columns-repeated="6"/>
        </table:table-row>
        <table:table-row table:style-name="ro2">
          <table:table-cell office:value-type="string">
            <text:p>603006</text:p>
          </table:table-cell>
          <table:table-cell office:value-type="string">
            <text:p>联明股份</text:p>
          </table:table-cell>
          <table:table-cell office:value-type="string">
            <text:p>C 制造业</text:p>
          </table:table-cell>
          <table:table-cell office:value-type="string">
            <text:p>上海联明机械股份有限公司</text:p>
          </table:table-cell>
          <table:table-cell office:value-type="string">
            <text:p>2014-06-30T00:00:00.000+08</text:p>
          </table:table-cell>
          <table:table-cell table:number-columns-repeated="6"/>
        </table:table-row>
        <table:table-row table:style-name="ro2">
          <table:table-cell office:value-type="string">
            <text:p>603007</text:p>
          </table:table-cell>
          <table:table-cell office:value-type="string">
            <text:p>花王股份</text:p>
          </table:table-cell>
          <table:table-cell office:value-type="string">
            <text:p>E 建筑业</text:p>
          </table:table-cell>
          <table:table-cell office:value-type="string">
            <text:p>花王生态工程股份有限公司</text:p>
          </table:table-cell>
          <table:table-cell office:value-type="string">
            <text:p>2016-08-26T00:00:00.000+08</text:p>
          </table:table-cell>
          <table:table-cell table:number-columns-repeated="6"/>
        </table:table-row>
        <table:table-row table:style-name="ro2">
          <table:table-cell office:value-type="string">
            <text:p>603008</text:p>
          </table:table-cell>
          <table:table-cell office:value-type="string">
            <text:p>喜临门</text:p>
          </table:table-cell>
          <table:table-cell office:value-type="string">
            <text:p>C 制造业</text:p>
          </table:table-cell>
          <table:table-cell office:value-type="string">
            <text:p>喜临门家具股份有限公司</text:p>
          </table:table-cell>
          <table:table-cell office:value-type="string">
            <text:p>2012-07-17T00:00:00.000+08</text:p>
          </table:table-cell>
          <table:table-cell table:number-columns-repeated="6"/>
        </table:table-row>
        <table:table-row table:style-name="ro2">
          <table:table-cell office:value-type="string">
            <text:p>603009</text:p>
          </table:table-cell>
          <table:table-cell office:value-type="string">
            <text:p>北特科技</text:p>
          </table:table-cell>
          <table:table-cell office:value-type="string">
            <text:p>C 制造业</text:p>
          </table:table-cell>
          <table:table-cell office:value-type="string">
            <text:p>上海北特科技股份有限公司</text:p>
          </table:table-cell>
          <table:table-cell office:value-type="string">
            <text:p>2014-07-18T00:00:00.000+08</text:p>
          </table:table-cell>
          <table:table-cell table:number-columns-repeated="6"/>
        </table:table-row>
        <table:table-row table:style-name="ro2">
          <table:table-cell office:value-type="string">
            <text:p>603010</text:p>
          </table:table-cell>
          <table:table-cell office:value-type="string">
            <text:p>万盛股份</text:p>
          </table:table-cell>
          <table:table-cell office:value-type="string">
            <text:p>C 制造业</text:p>
          </table:table-cell>
          <table:table-cell office:value-type="string">
            <text:p>浙江万盛股份有限公司</text:p>
          </table:table-cell>
          <table:table-cell office:value-type="string">
            <text:p>2014-10-10T00:00:00.000+08</text:p>
          </table:table-cell>
          <table:table-cell table:number-columns-repeated="6"/>
        </table:table-row>
        <table:table-row table:style-name="ro2">
          <table:table-cell office:value-type="string">
            <text:p>603011</text:p>
          </table:table-cell>
          <table:table-cell office:value-type="string">
            <text:p>合锻智能</text:p>
          </table:table-cell>
          <table:table-cell office:value-type="string">
            <text:p>C 制造业</text:p>
          </table:table-cell>
          <table:table-cell office:value-type="string">
            <text:p>合肥合锻智能制造股份有限公司</text:p>
          </table:table-cell>
          <table:table-cell office:value-type="string">
            <text:p>2014-11-07T00:00:00.000+08</text:p>
          </table:table-cell>
          <table:table-cell table:number-columns-repeated="6"/>
        </table:table-row>
        <table:table-row table:style-name="ro2">
          <table:table-cell office:value-type="string">
            <text:p>603012</text:p>
          </table:table-cell>
          <table:table-cell office:value-type="string">
            <text:p>创力集团</text:p>
          </table:table-cell>
          <table:table-cell office:value-type="string">
            <text:p>C 制造业</text:p>
          </table:table-cell>
          <table:table-cell office:value-type="string">
            <text:p>上海创力集团股份有限公司</text:p>
          </table:table-cell>
          <table:table-cell office:value-type="string">
            <text:p>2015-03-20T00:00:00.000+08</text:p>
          </table:table-cell>
          <table:table-cell table:number-columns-repeated="6"/>
        </table:table-row>
        <table:table-row table:style-name="ro2">
          <table:table-cell office:value-type="string">
            <text:p>603015</text:p>
          </table:table-cell>
          <table:table-cell office:value-type="string">
            <text:p>弘讯科技</text:p>
          </table:table-cell>
          <table:table-cell office:value-type="string">
            <text:p>C 制造业</text:p>
          </table:table-cell>
          <table:table-cell office:value-type="string">
            <text:p>宁波弘讯科技股份有限公司</text:p>
          </table:table-cell>
          <table:table-cell office:value-type="string">
            <text:p>2015-03-03T00:00:00.000+08</text:p>
          </table:table-cell>
          <table:table-cell table:number-columns-repeated="6"/>
        </table:table-row>
        <table:table-row table:style-name="ro2">
          <table:table-cell office:value-type="string">
            <text:p>603016</text:p>
          </table:table-cell>
          <table:table-cell office:value-type="string">
            <text:p>新宏泰</text:p>
          </table:table-cell>
          <table:table-cell office:value-type="string">
            <text:p>C 制造业</text:p>
          </table:table-cell>
          <table:table-cell office:value-type="string">
            <text:p>无锡新宏泰电器科技股份有限公司</text:p>
          </table:table-cell>
          <table:table-cell office:value-type="string">
            <text:p>2016-07-01T00:00:00.000+08</text:p>
          </table:table-cell>
          <table:table-cell table:number-columns-repeated="6"/>
        </table:table-row>
        <table:table-row table:style-name="ro2">
          <table:table-cell office:value-type="string">
            <text:p>603017</text:p>
          </table:table-cell>
          <table:table-cell office:value-type="string">
            <text:p>中衡设计</text:p>
          </table:table-cell>
          <table:table-cell office:value-type="string">
            <text:p>M 科研服务</text:p>
          </table:table-cell>
          <table:table-cell office:value-type="string">
            <text:p>中衡设计集团股份有限公司</text:p>
          </table:table-cell>
          <table:table-cell office:value-type="string">
            <text:p>2014-12-31T00:00:00.000+08</text:p>
          </table:table-cell>
          <table:table-cell table:number-columns-repeated="6"/>
        </table:table-row>
        <table:table-row table:style-name="ro2">
          <table:table-cell office:value-type="string">
            <text:p>603018</text:p>
          </table:table-cell>
          <table:table-cell office:value-type="string">
            <text:p>中设集团</text:p>
          </table:table-cell>
          <table:table-cell office:value-type="string">
            <text:p>M 科研服务</text:p>
          </table:table-cell>
          <table:table-cell office:value-type="string">
            <text:p>中设设计集团股份有限公司</text:p>
          </table:table-cell>
          <table:table-cell office:value-type="string">
            <text:p>2014-10-13T00:00:00.000+08</text:p>
          </table:table-cell>
          <table:table-cell table:number-columns-repeated="6"/>
        </table:table-row>
        <table:table-row table:style-name="ro2">
          <table:table-cell office:value-type="string">
            <text:p>603019</text:p>
          </table:table-cell>
          <table:table-cell office:value-type="string">
            <text:p>中科曙光</text:p>
          </table:table-cell>
          <table:table-cell office:value-type="string">
            <text:p>C 制造业</text:p>
          </table:table-cell>
          <table:table-cell office:value-type="string">
            <text:p>曙光信息产业股份有限公司</text:p>
          </table:table-cell>
          <table:table-cell office:value-type="string">
            <text:p>2014-11-06T00:00:00.000+08</text:p>
          </table:table-cell>
          <table:table-cell table:number-columns-repeated="6"/>
        </table:table-row>
        <table:table-row table:style-name="ro2">
          <table:table-cell office:value-type="string">
            <text:p>603020</text:p>
          </table:table-cell>
          <table:table-cell office:value-type="string">
            <text:p>爱普股份</text:p>
          </table:table-cell>
          <table:table-cell office:value-type="string">
            <text:p>C 制造业</text:p>
          </table:table-cell>
          <table:table-cell office:value-type="string">
            <text:p>爱普香料集团股份有限公司</text:p>
          </table:table-cell>
          <table:table-cell office:value-type="string">
            <text:p>2015-03-25T00:00:00.000+08</text:p>
          </table:table-cell>
          <table:table-cell table:number-columns-repeated="6"/>
        </table:table-row>
        <table:table-row table:style-name="ro2">
          <table:table-cell office:value-type="string">
            <text:p>603021</text:p>
          </table:table-cell>
          <table:table-cell office:value-type="string">
            <text:p>山东华鹏</text:p>
          </table:table-cell>
          <table:table-cell office:value-type="string">
            <text:p>C 制造业</text:p>
          </table:table-cell>
          <table:table-cell office:value-type="string">
            <text:p>山东华鹏玻璃股份有限公司</text:p>
          </table:table-cell>
          <table:table-cell office:value-type="string">
            <text:p>2015-04-23T00:00:00.000+08</text:p>
          </table:table-cell>
          <table:table-cell table:number-columns-repeated="6"/>
        </table:table-row>
        <table:table-row table:style-name="ro2">
          <table:table-cell office:value-type="string">
            <text:p>603022</text:p>
          </table:table-cell>
          <table:table-cell office:value-type="string">
            <text:p>新通联</text:p>
          </table:table-cell>
          <table:table-cell office:value-type="string">
            <text:p>C 制造业</text:p>
          </table:table-cell>
          <table:table-cell office:value-type="string">
            <text:p>上海新通联包装股份有限公司</text:p>
          </table:table-cell>
          <table:table-cell office:value-type="string">
            <text:p>2015-05-18T00:00:00.000+08</text:p>
          </table:table-cell>
          <table:table-cell table:number-columns-repeated="6"/>
        </table:table-row>
        <table:table-row table:style-name="ro2">
          <table:table-cell office:value-type="string">
            <text:p>603023</text:p>
          </table:table-cell>
          <table:table-cell office:value-type="string">
            <text:p>威帝股份</text:p>
          </table:table-cell>
          <table:table-cell office:value-type="string">
            <text:p>C 制造业</text:p>
          </table:table-cell>
          <table:table-cell office:value-type="string">
            <text:p>哈尔滨威帝电子股份有限公司</text:p>
          </table:table-cell>
          <table:table-cell office:value-type="string">
            <text:p>2015-05-27T00:00:00.000+08</text:p>
          </table:table-cell>
          <table:table-cell table:number-columns-repeated="6"/>
        </table:table-row>
        <table:table-row table:style-name="ro2">
          <table:table-cell office:value-type="string">
            <text:p>603025</text:p>
          </table:table-cell>
          <table:table-cell office:value-type="string">
            <text:p>大豪科技</text:p>
          </table:table-cell>
          <table:table-cell office:value-type="string">
            <text:p>C 制造业</text:p>
          </table:table-cell>
          <table:table-cell office:value-type="string">
            <text:p>北京大豪科技股份有限公司</text:p>
          </table:table-cell>
          <table:table-cell office:value-type="string">
            <text:p>2015-04-22T00:00:00.000+08</text:p>
          </table:table-cell>
          <table:table-cell table:number-columns-repeated="6"/>
        </table:table-row>
        <table:table-row table:style-name="ro2">
          <table:table-cell office:value-type="string">
            <text:p>603026</text:p>
          </table:table-cell>
          <table:table-cell office:value-type="string">
            <text:p>石大胜华</text:p>
          </table:table-cell>
          <table:table-cell office:value-type="string">
            <text:p>C 制造业</text:p>
          </table:table-cell>
          <table:table-cell office:value-type="string">
            <text:p>山东石大胜华化工集团股份有限公司</text:p>
          </table:table-cell>
          <table:table-cell office:value-type="string">
            <text:p>2015-05-29T00:00:00.000+08</text:p>
          </table:table-cell>
          <table:table-cell table:number-columns-repeated="6"/>
        </table:table-row>
        <table:table-row table:style-name="ro2">
          <table:table-cell office:value-type="string">
            <text:p>603027</text:p>
          </table:table-cell>
          <table:table-cell office:value-type="string">
            <text:p>千禾味业</text:p>
          </table:table-cell>
          <table:table-cell office:value-type="string">
            <text:p>C 制造业</text:p>
          </table:table-cell>
          <table:table-cell office:value-type="string">
            <text:p>千禾味业食品股份有限公司</text:p>
          </table:table-cell>
          <table:table-cell office:value-type="string">
            <text:p>2016-03-07T00:00:00.000+08</text:p>
          </table:table-cell>
          <table:table-cell table:number-columns-repeated="6"/>
        </table:table-row>
        <table:table-row table:style-name="ro2">
          <table:table-cell office:value-type="string">
            <text:p>603028</text:p>
          </table:table-cell>
          <table:table-cell office:value-type="string">
            <text:p>赛福天</text:p>
          </table:table-cell>
          <table:table-cell office:value-type="string">
            <text:p>C 制造业</text:p>
          </table:table-cell>
          <table:table-cell office:value-type="string">
            <text:p>江苏赛福天钢索股份有限公司</text:p>
          </table:table-cell>
          <table:table-cell office:value-type="string">
            <text:p>2016-03-31T00:00:00.000+08</text:p>
          </table:table-cell>
          <table:table-cell table:number-columns-repeated="6"/>
        </table:table-row>
        <table:table-row table:style-name="ro2">
          <table:table-cell office:value-type="string">
            <text:p>603029</text:p>
          </table:table-cell>
          <table:table-cell office:value-type="string">
            <text:p>天鹅股份</text:p>
          </table:table-cell>
          <table:table-cell office:value-type="string">
            <text:p>C 制造业</text:p>
          </table:table-cell>
          <table:table-cell office:value-type="string">
            <text:p>山东天鹅棉业机械股份有限公司</text:p>
          </table:table-cell>
          <table:table-cell office:value-type="string">
            <text:p>2016-04-27T00:00:00.000+08</text:p>
          </table:table-cell>
          <table:table-cell table:number-columns-repeated="6"/>
        </table:table-row>
        <table:table-row table:style-name="ro2">
          <table:table-cell office:value-type="string">
            <text:p>603030</text:p>
          </table:table-cell>
          <table:table-cell office:value-type="string">
            <text:p>全筑股份</text:p>
          </table:table-cell>
          <table:table-cell office:value-type="string">
            <text:p>E 建筑业</text:p>
          </table:table-cell>
          <table:table-cell office:value-type="string">
            <text:p>上海全筑建筑装饰集团股份有限公司</text:p>
          </table:table-cell>
          <table:table-cell office:value-type="string">
            <text:p>2015-03-20T00:00:00.000+08</text:p>
          </table:table-cell>
          <table:table-cell table:number-columns-repeated="6"/>
        </table:table-row>
        <table:table-row table:style-name="ro2">
          <table:table-cell office:value-type="string">
            <text:p>603031</text:p>
          </table:table-cell>
          <table:table-cell office:value-type="string">
            <text:p>安德利</text:p>
          </table:table-cell>
          <table:table-cell office:value-type="string">
            <text:p>F 批发零售</text:p>
          </table:table-cell>
          <table:table-cell office:value-type="string">
            <text:p>安徽安德利百货股份有限公司</text:p>
          </table:table-cell>
          <table:table-cell office:value-type="string">
            <text:p>2016-08-22T00:00:00.000+08</text:p>
          </table:table-cell>
          <table:table-cell table:number-columns-repeated="6"/>
        </table:table-row>
        <table:table-row table:style-name="ro2">
          <table:table-cell office:value-type="string">
            <text:p>603032</text:p>
          </table:table-cell>
          <table:table-cell office:value-type="string">
            <text:p>德新交运</text:p>
          </table:table-cell>
          <table:table-cell office:value-type="string">
            <text:p>G 运输仓储</text:p>
          </table:table-cell>
          <table:table-cell office:value-type="string">
            <text:p>德力西新疆交通运输集团股份有限公司</text:p>
          </table:table-cell>
          <table:table-cell office:value-type="string">
            <text:p>2017-01-05T00:00:00.000+08</text:p>
          </table:table-cell>
          <table:table-cell table:number-columns-repeated="6"/>
        </table:table-row>
        <table:table-row table:style-name="ro2">
          <table:table-cell office:value-type="string">
            <text:p>603033</text:p>
          </table:table-cell>
          <table:table-cell office:value-type="string">
            <text:p>三维股份</text:p>
          </table:table-cell>
          <table:table-cell office:value-type="string">
            <text:p>C 制造业</text:p>
          </table:table-cell>
          <table:table-cell office:value-type="string">
            <text:p>浙江三维橡胶制品股份有限公司</text:p>
          </table:table-cell>
          <table:table-cell office:value-type="string">
            <text:p>2016-12-07T00:00:00.000+08</text:p>
          </table:table-cell>
          <table:table-cell table:number-columns-repeated="6"/>
        </table:table-row>
        <table:table-row table:style-name="ro2">
          <table:table-cell office:value-type="string">
            <text:p>603035</text:p>
          </table:table-cell>
          <table:table-cell office:value-type="string">
            <text:p>常熟汽饰</text:p>
          </table:table-cell>
          <table:table-cell office:value-type="string">
            <text:p>C 制造业</text:p>
          </table:table-cell>
          <table:table-cell office:value-type="string">
            <text:p>常熟市汽车饰件股份有限公司</text:p>
          </table:table-cell>
          <table:table-cell office:value-type="string">
            <text:p>2017-01-05T00:00:00.000+08</text:p>
          </table:table-cell>
          <table:table-cell table:number-columns-repeated="6"/>
        </table:table-row>
        <table:table-row table:style-name="ro2">
          <table:table-cell office:value-type="string">
            <text:p>603036</text:p>
          </table:table-cell>
          <table:table-cell office:value-type="string">
            <text:p>如通股份</text:p>
          </table:table-cell>
          <table:table-cell office:value-type="string">
            <text:p>C 制造业</text:p>
          </table:table-cell>
          <table:table-cell office:value-type="string">
            <text:p>江苏如通石油机械股份有限公司</text:p>
          </table:table-cell>
          <table:table-cell office:value-type="string">
            <text:p>2016-12-09T00:00:00.000+08</text:p>
          </table:table-cell>
          <table:table-cell table:number-columns-repeated="6"/>
        </table:table-row>
        <table:table-row table:style-name="ro2">
          <table:table-cell office:value-type="string">
            <text:p>603037</text:p>
          </table:table-cell>
          <table:table-cell office:value-type="string">
            <text:p>凯众股份</text:p>
          </table:table-cell>
          <table:table-cell office:value-type="string">
            <text:p>C 制造业</text:p>
          </table:table-cell>
          <table:table-cell office:value-type="string">
            <text:p>上海凯众材料科技股份有限公司</text:p>
          </table:table-cell>
          <table:table-cell office:value-type="string">
            <text:p>2017-01-20T00:00:00.000+08</text:p>
          </table:table-cell>
          <table:table-cell table:number-columns-repeated="6"/>
        </table:table-row>
        <table:table-row table:style-name="ro2">
          <table:table-cell office:value-type="string">
            <text:p>603038</text:p>
          </table:table-cell>
          <table:table-cell office:value-type="string">
            <text:p>华立股份</text:p>
          </table:table-cell>
          <table:table-cell office:value-type="string">
            <text:p>C 制造业</text:p>
          </table:table-cell>
          <table:table-cell office:value-type="string">
            <text:p>东莞市华立实业股份有限公司</text:p>
          </table:table-cell>
          <table:table-cell office:value-type="string">
            <text:p>2017-01-16T00:00:00.000+08</text:p>
          </table:table-cell>
          <table:table-cell table:number-columns-repeated="6"/>
        </table:table-row>
        <table:table-row table:style-name="ro2">
          <table:table-cell office:value-type="string">
            <text:p>603039</text:p>
          </table:table-cell>
          <table:table-cell office:value-type="string">
            <text:p>泛微网络</text:p>
          </table:table-cell>
          <table:table-cell office:value-type="string">
            <text:p>I 信息技术</text:p>
          </table:table-cell>
          <table:table-cell office:value-type="string">
            <text:p>上海泛微网络科技股份有限公司</text:p>
          </table:table-cell>
          <table:table-cell office:value-type="string">
            <text:p>2017-01-13T00:00:00.000+08</text:p>
          </table:table-cell>
          <table:table-cell table:number-columns-repeated="6"/>
        </table:table-row>
        <table:table-row table:style-name="ro2">
          <table:table-cell office:value-type="string">
            <text:p>603040</text:p>
          </table:table-cell>
          <table:table-cell office:value-type="string">
            <text:p>新坐标</text:p>
          </table:table-cell>
          <table:table-cell office:value-type="string">
            <text:p>C 制造业</text:p>
          </table:table-cell>
          <table:table-cell office:value-type="string">
            <text:p>杭州新坐标科技股份有限公司</text:p>
          </table:table-cell>
          <table:table-cell office:value-type="string">
            <text:p>2017-02-09T00:00:00.000+08</text:p>
          </table:table-cell>
          <table:table-cell table:number-columns-repeated="6"/>
        </table:table-row>
        <table:table-row table:style-name="ro2">
          <table:table-cell office:value-type="string">
            <text:p>603041</text:p>
          </table:table-cell>
          <table:table-cell office:value-type="string">
            <text:p>美思德</text:p>
          </table:table-cell>
          <table:table-cell office:value-type="string">
            <text:p>C 制造业</text:p>
          </table:table-cell>
          <table:table-cell office:value-type="string">
            <text:p>江苏美思德化学股份有限公司</text:p>
          </table:table-cell>
          <table:table-cell office:value-type="string">
            <text:p>2017-03-30T00:00:00.000+08</text:p>
          </table:table-cell>
          <table:table-cell table:number-columns-repeated="6"/>
        </table:table-row>
        <table:table-row table:style-name="ro2">
          <table:table-cell office:value-type="string">
            <text:p>603042</text:p>
          </table:table-cell>
          <table:table-cell office:value-type="string">
            <text:p>华脉科技</text:p>
          </table:table-cell>
          <table:table-cell office:value-type="string">
            <text:p>C 制造业</text:p>
          </table:table-cell>
          <table:table-cell office:value-type="string">
            <text:p>南京华脉科技股份有限公司</text:p>
          </table:table-cell>
          <table:table-cell office:value-type="string">
            <text:p>2017-06-02T00:00:00.000+08</text:p>
          </table:table-cell>
          <table:table-cell table:number-columns-repeated="6"/>
        </table:table-row>
        <table:table-row table:style-name="ro2">
          <table:table-cell office:value-type="string">
            <text:p>603050</text:p>
          </table:table-cell>
          <table:table-cell office:value-type="string">
            <text:p>科林电气</text:p>
          </table:table-cell>
          <table:table-cell office:value-type="string">
            <text:p>C 制造业</text:p>
          </table:table-cell>
          <table:table-cell office:value-type="string">
            <text:p>石家庄科林电气股份有限公司</text:p>
          </table:table-cell>
          <table:table-cell office:value-type="string">
            <text:p>2017-04-14T00:00:00.000+08</text:p>
          </table:table-cell>
          <table:table-cell table:number-columns-repeated="6"/>
        </table:table-row>
        <table:table-row table:style-name="ro2">
          <table:table-cell office:value-type="string">
            <text:p>603058</text:p>
          </table:table-cell>
          <table:table-cell office:value-type="string">
            <text:p>永吉股份</text:p>
          </table:table-cell>
          <table:table-cell office:value-type="string">
            <text:p>C 制造业</text:p>
          </table:table-cell>
          <table:table-cell office:value-type="string">
            <text:p>贵州永吉印务股份有限公司</text:p>
          </table:table-cell>
          <table:table-cell office:value-type="string">
            <text:p>2016-12-23T00:00:00.000+08</text:p>
          </table:table-cell>
          <table:table-cell table:number-columns-repeated="6"/>
        </table:table-row>
        <table:table-row table:style-name="ro2">
          <table:table-cell office:value-type="string">
            <text:p>603060</text:p>
          </table:table-cell>
          <table:table-cell office:value-type="string">
            <text:p>国检集团</text:p>
          </table:table-cell>
          <table:table-cell office:value-type="string">
            <text:p>M 科研服务</text:p>
          </table:table-cell>
          <table:table-cell office:value-type="string">
            <text:p>中国建材检验认证集团股份有限公司</text:p>
          </table:table-cell>
          <table:table-cell office:value-type="string">
            <text:p>2016-11-09T00:00:00.000+08</text:p>
          </table:table-cell>
          <table:table-cell table:number-columns-repeated="6"/>
        </table:table-row>
        <table:table-row table:style-name="ro2">
          <table:table-cell office:value-type="string">
            <text:p>603066</text:p>
          </table:table-cell>
          <table:table-cell office:value-type="string">
            <text:p>音飞储存</text:p>
          </table:table-cell>
          <table:table-cell office:value-type="string">
            <text:p>G 运输仓储</text:p>
          </table:table-cell>
          <table:table-cell office:value-type="string">
            <text:p>南京音飞储存设备股份有限公司</text:p>
          </table:table-cell>
          <table:table-cell office:value-type="string">
            <text:p>2015-06-11T00:00:00.000+08</text:p>
          </table:table-cell>
          <table:table-cell table:number-columns-repeated="6"/>
        </table:table-row>
        <table:table-row table:style-name="ro2">
          <table:table-cell office:value-type="string">
            <text:p>603067</text:p>
          </table:table-cell>
          <table:table-cell office:value-type="string">
            <text:p>振华股份</text:p>
          </table:table-cell>
          <table:table-cell office:value-type="string">
            <text:p>C 制造业</text:p>
          </table:table-cell>
          <table:table-cell office:value-type="string">
            <text:p>湖北振华化学股份有限公司</text:p>
          </table:table-cell>
          <table:table-cell office:value-type="string">
            <text:p>2016-09-13T00:00:00.000+08</text:p>
          </table:table-cell>
          <table:table-cell table:number-columns-repeated="6"/>
        </table:table-row>
        <table:table-row table:style-name="ro2">
          <table:table-cell office:value-type="string">
            <text:p>603069</text:p>
          </table:table-cell>
          <table:table-cell office:value-type="string">
            <text:p>海汽集团</text:p>
          </table:table-cell>
          <table:table-cell office:value-type="string">
            <text:p>G 运输仓储</text:p>
          </table:table-cell>
          <table:table-cell office:value-type="string">
            <text:p>海南海汽运输集团股份有限公司</text:p>
          </table:table-cell>
          <table:table-cell office:value-type="string">
            <text:p>2016-07-12T00:00:00.000+08</text:p>
          </table:table-cell>
          <table:table-cell table:number-columns-repeated="6"/>
        </table:table-row>
        <table:table-row table:style-name="ro2">
          <table:table-cell office:value-type="string">
            <text:p>603077</text:p>
          </table:table-cell>
          <table:table-cell office:value-type="string">
            <text:p>和邦生物</text:p>
          </table:table-cell>
          <table:table-cell office:value-type="string">
            <text:p>C 制造业</text:p>
          </table:table-cell>
          <table:table-cell office:value-type="string">
            <text:p>四川和邦生物科技股份有限公司</text:p>
          </table:table-cell>
          <table:table-cell office:value-type="string">
            <text:p>2012-07-31T00:00:00.000+08</text:p>
          </table:table-cell>
          <table:table-cell table:number-columns-repeated="6"/>
        </table:table-row>
        <table:table-row table:style-name="ro2">
          <table:table-cell office:value-type="string">
            <text:p>603078</text:p>
          </table:table-cell>
          <table:table-cell office:value-type="string">
            <text:p>江化微</text:p>
          </table:table-cell>
          <table:table-cell office:value-type="string">
            <text:p>C 制造业</text:p>
          </table:table-cell>
          <table:table-cell office:value-type="string">
            <text:p>江阴江化微电子材料股份有限公司</text:p>
          </table:table-cell>
          <table:table-cell office:value-type="string">
            <text:p>2017-04-10T00:00:00.000+08</text:p>
          </table:table-cell>
          <table:table-cell table:number-columns-repeated="6"/>
        </table:table-row>
        <table:table-row table:style-name="ro2">
          <table:table-cell office:value-type="string">
            <text:p>603081</text:p>
          </table:table-cell>
          <table:table-cell office:value-type="string">
            <text:p>大丰实业</text:p>
          </table:table-cell>
          <table:table-cell office:value-type="string">
            <text:p>C 制造业</text:p>
          </table:table-cell>
          <table:table-cell office:value-type="string">
            <text:p>浙江大丰实业股份有限公司</text:p>
          </table:table-cell>
          <table:table-cell office:value-type="string">
            <text:p>2017-04-20T00:00:00.000+08</text:p>
          </table:table-cell>
          <table:table-cell table:number-columns-repeated="6"/>
        </table:table-row>
        <table:table-row table:style-name="ro2">
          <table:table-cell office:value-type="string">
            <text:p>603085</text:p>
          </table:table-cell>
          <table:table-cell office:value-type="string">
            <text:p>天成自控</text:p>
          </table:table-cell>
          <table:table-cell office:value-type="string">
            <text:p>C 制造业</text:p>
          </table:table-cell>
          <table:table-cell office:value-type="string">
            <text:p>浙江天成自控股份有限公司</text:p>
          </table:table-cell>
          <table:table-cell office:value-type="string">
            <text:p>2015-06-30T00:00:00.000+08</text:p>
          </table:table-cell>
          <table:table-cell table:number-columns-repeated="6"/>
        </table:table-row>
        <table:table-row table:style-name="ro2">
          <table:table-cell office:value-type="string">
            <text:p>603086</text:p>
          </table:table-cell>
          <table:table-cell office:value-type="string">
            <text:p>先达股份</text:p>
          </table:table-cell>
          <table:table-cell office:value-type="string">
            <text:p>C 制造业</text:p>
          </table:table-cell>
          <table:table-cell office:value-type="string">
            <text:p>山东先达农化股份有限公司</text:p>
          </table:table-cell>
          <table:table-cell office:value-type="string">
            <text:p>2017-05-11T00:00:00.000+08</text:p>
          </table:table-cell>
          <table:table-cell table:number-columns-repeated="6"/>
        </table:table-row>
        <table:table-row table:style-name="ro2">
          <table:table-cell office:value-type="string">
            <text:p>603088</text:p>
          </table:table-cell>
          <table:table-cell office:value-type="string">
            <text:p>宁波精达</text:p>
          </table:table-cell>
          <table:table-cell office:value-type="string">
            <text:p>C 制造业</text:p>
          </table:table-cell>
          <table:table-cell office:value-type="string">
            <text:p>宁波精达成形装备股份有限公司</text:p>
          </table:table-cell>
          <table:table-cell office:value-type="string">
            <text:p>2014-11-11T00:00:00.000+08</text:p>
          </table:table-cell>
          <table:table-cell table:number-columns-repeated="6"/>
        </table:table-row>
        <table:table-row table:style-name="ro2">
          <table:table-cell office:value-type="string">
            <text:p>603089</text:p>
          </table:table-cell>
          <table:table-cell office:value-type="string">
            <text:p>正裕工业</text:p>
          </table:table-cell>
          <table:table-cell office:value-type="string">
            <text:p>C 制造业</text:p>
          </table:table-cell>
          <table:table-cell office:value-type="string">
            <text:p>浙江正裕工业股份有限公司</text:p>
          </table:table-cell>
          <table:table-cell office:value-type="string">
            <text:p>2017-01-26T00:00:00.000+08</text:p>
          </table:table-cell>
          <table:table-cell table:number-columns-repeated="6"/>
        </table:table-row>
        <table:table-row table:style-name="ro2">
          <table:table-cell office:value-type="string">
            <text:p>603090</text:p>
          </table:table-cell>
          <table:table-cell office:value-type="string">
            <text:p>宏盛股份</text:p>
          </table:table-cell>
          <table:table-cell office:value-type="string">
            <text:p>C 制造业</text:p>
          </table:table-cell>
          <table:table-cell office:value-type="string">
            <text:p>无锡宏盛换热器制造股份有限公司</text:p>
          </table:table-cell>
          <table:table-cell office:value-type="string">
            <text:p>2016-08-31T00:00:00.000+08</text:p>
          </table:table-cell>
          <table:table-cell table:number-columns-repeated="6"/>
        </table:table-row>
        <table:table-row table:style-name="ro2">
          <table:table-cell office:value-type="string">
            <text:p>603096</text:p>
          </table:table-cell>
          <table:table-cell office:value-type="string">
            <text:p>新经典</text:p>
          </table:table-cell>
          <table:table-cell office:value-type="string">
            <text:p>R 文化传播</text:p>
          </table:table-cell>
          <table:table-cell office:value-type="string">
            <text:p>新经典文化股份有限公司</text:p>
          </table:table-cell>
          <table:table-cell office:value-type="string">
            <text:p>2017-04-25T00:00:00.000+08</text:p>
          </table:table-cell>
          <table:table-cell table:number-columns-repeated="6"/>
        </table:table-row>
        <table:table-row table:style-name="ro2">
          <table:table-cell office:value-type="string">
            <text:p>603098</text:p>
          </table:table-cell>
          <table:table-cell office:value-type="string">
            <text:p>森特股份</text:p>
          </table:table-cell>
          <table:table-cell office:value-type="string">
            <text:p>E 建筑业</text:p>
          </table:table-cell>
          <table:table-cell office:value-type="string">
            <text:p>森特士兴集团股份有限公司</text:p>
          </table:table-cell>
          <table:table-cell office:value-type="string">
            <text:p>2016-12-16T00:00:00.000+08</text:p>
          </table:table-cell>
          <table:table-cell table:number-columns-repeated="6"/>
        </table:table-row>
        <table:table-row table:style-name="ro2">
          <table:table-cell office:value-type="string">
            <text:p>603099</text:p>
          </table:table-cell>
          <table:table-cell office:value-type="string">
            <text:p>长白山</text:p>
          </table:table-cell>
          <table:table-cell office:value-type="string">
            <text:p>N 公共环保</text:p>
          </table:table-cell>
          <table:table-cell office:value-type="string">
            <text:p>长白山旅游股份有限公司</text:p>
          </table:table-cell>
          <table:table-cell office:value-type="string">
            <text:p>2014-08-22T00:00:00.000+08</text:p>
          </table:table-cell>
          <table:table-cell table:number-columns-repeated="6"/>
        </table:table-row>
        <table:table-row table:style-name="ro2">
          <table:table-cell office:value-type="string">
            <text:p>603100</text:p>
          </table:table-cell>
          <table:table-cell office:value-type="string">
            <text:p>川仪股份</text:p>
          </table:table-cell>
          <table:table-cell office:value-type="string">
            <text:p>C 制造业</text:p>
          </table:table-cell>
          <table:table-cell office:value-type="string">
            <text:p>重庆川仪自动化股份有限公司</text:p>
          </table:table-cell>
          <table:table-cell office:value-type="string">
            <text:p>2014-08-05T00:00:00.000+08</text:p>
          </table:table-cell>
          <table:table-cell table:number-columns-repeated="6"/>
        </table:table-row>
        <table:table-row table:style-name="ro2">
          <table:table-cell office:value-type="string">
            <text:p>603101</text:p>
          </table:table-cell>
          <table:table-cell office:value-type="string">
            <text:p>汇嘉时代</text:p>
          </table:table-cell>
          <table:table-cell office:value-type="string">
            <text:p>F 批发零售</text:p>
          </table:table-cell>
          <table:table-cell office:value-type="string">
            <text:p>新疆汇嘉时代百货股份有限公司</text:p>
          </table:table-cell>
          <table:table-cell office:value-type="string">
            <text:p>2016-05-06T00:00:00.000+08</text:p>
          </table:table-cell>
          <table:table-cell table:number-columns-repeated="6"/>
        </table:table-row>
        <table:table-row table:style-name="ro2">
          <table:table-cell office:value-type="string">
            <text:p>603108</text:p>
          </table:table-cell>
          <table:table-cell office:value-type="string">
            <text:p>润达医疗</text:p>
          </table:table-cell>
          <table:table-cell office:value-type="string">
            <text:p>F 批发零售</text:p>
          </table:table-cell>
          <table:table-cell office:value-type="string">
            <text:p>上海润达医疗科技股份有限公司</text:p>
          </table:table-cell>
          <table:table-cell office:value-type="string">
            <text:p>2015-05-27T00:00:00.000+08</text:p>
          </table:table-cell>
          <table:table-cell table:number-columns-repeated="6"/>
        </table:table-row>
        <table:table-row table:style-name="ro2">
          <table:table-cell office:value-type="string">
            <text:p>603111</text:p>
          </table:table-cell>
          <table:table-cell office:value-type="string">
            <text:p>康尼机电</text:p>
          </table:table-cell>
          <table:table-cell office:value-type="string">
            <text:p>C 制造业</text:p>
          </table:table-cell>
          <table:table-cell office:value-type="string">
            <text:p>南京康尼机电股份有限公司</text:p>
          </table:table-cell>
          <table:table-cell office:value-type="string">
            <text:p>2014-08-01T00:00:00.000+08</text:p>
          </table:table-cell>
          <table:table-cell table:number-columns-repeated="6"/>
        </table:table-row>
        <table:table-row table:style-name="ro2">
          <table:table-cell office:value-type="string">
            <text:p>603113</text:p>
          </table:table-cell>
          <table:table-cell office:value-type="string">
            <text:p>金能科技</text:p>
          </table:table-cell>
          <table:table-cell office:value-type="string">
            <text:p>C 制造业</text:p>
          </table:table-cell>
          <table:table-cell office:value-type="string">
            <text:p>金能科技股份有限公司</text:p>
          </table:table-cell>
          <table:table-cell office:value-type="string">
            <text:p>2017-05-11T00:00:00.000+08</text:p>
          </table:table-cell>
          <table:table-cell table:number-columns-repeated="6"/>
        </table:table-row>
        <table:table-row table:style-name="ro2">
          <table:table-cell office:value-type="string">
            <text:p>603116</text:p>
          </table:table-cell>
          <table:table-cell office:value-type="string">
            <text:p>红蜻蜓</text:p>
          </table:table-cell>
          <table:table-cell office:value-type="string">
            <text:p>C 制造业</text:p>
          </table:table-cell>
          <table:table-cell office:value-type="string">
            <text:p>浙江红蜻蜓鞋业股份有限公司</text:p>
          </table:table-cell>
          <table:table-cell office:value-type="string">
            <text:p>2015-06-29T00:00:00.000+08</text:p>
          </table:table-cell>
          <table:table-cell table:number-columns-repeated="6"/>
        </table:table-row>
        <table:table-row table:style-name="ro2">
          <table:table-cell office:value-type="string">
            <text:p>603117</text:p>
          </table:table-cell>
          <table:table-cell office:value-type="string">
            <text:p>万林股份</text:p>
          </table:table-cell>
          <table:table-cell office:value-type="string">
            <text:p>L 商务服务</text:p>
          </table:table-cell>
          <table:table-cell office:value-type="string">
            <text:p>江苏万林现代物流股份有限公司</text:p>
          </table:table-cell>
          <table:table-cell office:value-type="string">
            <text:p>2015-06-29T00:00:00.000+08</text:p>
          </table:table-cell>
          <table:table-cell table:number-columns-repeated="6"/>
        </table:table-row>
        <table:table-row table:style-name="ro2">
          <table:table-cell office:value-type="string">
            <text:p>603118</text:p>
          </table:table-cell>
          <table:table-cell office:value-type="string">
            <text:p>共进股份</text:p>
          </table:table-cell>
          <table:table-cell office:value-type="string">
            <text:p>C 制造业</text:p>
          </table:table-cell>
          <table:table-cell office:value-type="string">
            <text:p>深圳市共进电子股份有限公司</text:p>
          </table:table-cell>
          <table:table-cell office:value-type="string">
            <text:p>2015-02-25T00:00:00.000+08</text:p>
          </table:table-cell>
          <table:table-cell table:number-columns-repeated="6"/>
        </table:table-row>
        <table:table-row table:style-name="ro2">
          <table:table-cell office:value-type="string">
            <text:p>603123</text:p>
          </table:table-cell>
          <table:table-cell office:value-type="string">
            <text:p>翠微股份</text:p>
          </table:table-cell>
          <table:table-cell office:value-type="string">
            <text:p>F 批发零售</text:p>
          </table:table-cell>
          <table:table-cell office:value-type="string">
            <text:p>北京翠微大厦股份有限公司</text:p>
          </table:table-cell>
          <table:table-cell office:value-type="string">
            <text:p>2012-05-03T00:00:00.000+08</text:p>
          </table:table-cell>
          <table:table-cell table:number-columns-repeated="6"/>
        </table:table-row>
        <table:table-row table:style-name="ro2">
          <table:table-cell office:value-type="string">
            <text:p>603126</text:p>
          </table:table-cell>
          <table:table-cell office:value-type="string">
            <text:p>中材节能</text:p>
          </table:table-cell>
          <table:table-cell office:value-type="string">
            <text:p>M 科研服务</text:p>
          </table:table-cell>
          <table:table-cell office:value-type="string">
            <text:p>中材节能股份有限公司</text:p>
          </table:table-cell>
          <table:table-cell office:value-type="string">
            <text:p>2014-07-31T00:00:00.000+08</text:p>
          </table:table-cell>
          <table:table-cell table:number-columns-repeated="6"/>
        </table:table-row>
        <table:table-row table:style-name="ro2">
          <table:table-cell office:value-type="string">
            <text:p>603128</text:p>
          </table:table-cell>
          <table:table-cell office:value-type="string">
            <text:p>华贸物流</text:p>
          </table:table-cell>
          <table:table-cell office:value-type="string">
            <text:p>G 运输仓储</text:p>
          </table:table-cell>
          <table:table-cell office:value-type="string">
            <text:p>港中旅华贸国际物流股份有限公司</text:p>
          </table:table-cell>
          <table:table-cell office:value-type="string">
            <text:p>2012-05-29T00:00:00.000+08</text:p>
          </table:table-cell>
          <table:table-cell table:number-columns-repeated="6"/>
        </table:table-row>
        <table:table-row table:style-name="ro2">
          <table:table-cell office:value-type="string">
            <text:p>603131</text:p>
          </table:table-cell>
          <table:table-cell office:value-type="string">
            <text:p>上海沪工</text:p>
          </table:table-cell>
          <table:table-cell office:value-type="string">
            <text:p>C 制造业</text:p>
          </table:table-cell>
          <table:table-cell office:value-type="string">
            <text:p>上海沪工焊接集团股份有限公司</text:p>
          </table:table-cell>
          <table:table-cell office:value-type="string">
            <text:p>2016-06-07T00:00:00.000+08</text:p>
          </table:table-cell>
          <table:table-cell table:number-columns-repeated="6"/>
        </table:table-row>
        <table:table-row table:style-name="ro2">
          <table:table-cell office:value-type="string">
            <text:p>603133</text:p>
          </table:table-cell>
          <table:table-cell office:value-type="string">
            <text:p>碳元科技</text:p>
          </table:table-cell>
          <table:table-cell office:value-type="string">
            <text:p>C 制造业</text:p>
          </table:table-cell>
          <table:table-cell office:value-type="string">
            <text:p>碳元科技股份有限公司</text:p>
          </table:table-cell>
          <table:table-cell office:value-type="string">
            <text:p>2017-03-20T00:00:00.000+08</text:p>
          </table:table-cell>
          <table:table-cell table:number-columns-repeated="6"/>
        </table:table-row>
        <table:table-row table:style-name="ro2">
          <table:table-cell office:value-type="string">
            <text:p>603138</text:p>
          </table:table-cell>
          <table:table-cell office:value-type="string">
            <text:p>海量数据</text:p>
          </table:table-cell>
          <table:table-cell office:value-type="string">
            <text:p>I 信息技术</text:p>
          </table:table-cell>
          <table:table-cell office:value-type="string">
            <text:p>北京海量数据技术股份有限公司</text:p>
          </table:table-cell>
          <table:table-cell office:value-type="string">
            <text:p>2017-03-06T00:00:00.000+08</text:p>
          </table:table-cell>
          <table:table-cell table:number-columns-repeated="6"/>
        </table:table-row>
        <table:table-row table:style-name="ro2">
          <table:table-cell office:value-type="string">
            <text:p>603139</text:p>
          </table:table-cell>
          <table:table-cell office:value-type="string">
            <text:p>康惠制药</text:p>
          </table:table-cell>
          <table:table-cell office:value-type="string">
            <text:p>C 制造业</text:p>
          </table:table-cell>
          <table:table-cell office:value-type="string">
            <text:p>陕西康惠制药股份有限公司</text:p>
          </table:table-cell>
          <table:table-cell office:value-type="string">
            <text:p>2017-04-21T00:00:00.000+08</text:p>
          </table:table-cell>
          <table:table-cell table:number-columns-repeated="6"/>
        </table:table-row>
        <table:table-row table:style-name="ro2">
          <table:table-cell office:value-type="string">
            <text:p>603158</text:p>
          </table:table-cell>
          <table:table-cell office:value-type="string">
            <text:p>腾龙股份</text:p>
          </table:table-cell>
          <table:table-cell office:value-type="string">
            <text:p>C 制造业</text:p>
          </table:table-cell>
          <table:table-cell office:value-type="string">
            <text:p>常州腾龙汽车零部件股份有限公司</text:p>
          </table:table-cell>
          <table:table-cell office:value-type="string">
            <text:p>2015-03-20T00:00:00.000+08</text:p>
          </table:table-cell>
          <table:table-cell table:number-columns-repeated="6"/>
        </table:table-row>
        <table:table-row table:style-name="ro2">
          <table:table-cell office:value-type="string">
            <text:p>603159</text:p>
          </table:table-cell>
          <table:table-cell office:value-type="string">
            <text:p>上海亚虹</text:p>
          </table:table-cell>
          <table:table-cell office:value-type="string">
            <text:p>C 制造业</text:p>
          </table:table-cell>
          <table:table-cell office:value-type="string">
            <text:p>上海亚虹模具股份有限公司</text:p>
          </table:table-cell>
          <table:table-cell office:value-type="string">
            <text:p>2016-08-12T00:00:00.000+08</text:p>
          </table:table-cell>
          <table:table-cell table:number-columns-repeated="6"/>
        </table:table-row>
        <table:table-row table:style-name="ro2">
          <table:table-cell office:value-type="string">
            <text:p>603160</text:p>
          </table:table-cell>
          <table:table-cell office:value-type="string">
            <text:p>汇顶科技</text:p>
          </table:table-cell>
          <table:table-cell office:value-type="string">
            <text:p>C 制造业</text:p>
          </table:table-cell>
          <table:table-cell office:value-type="string">
            <text:p>深圳市汇顶科技股份有限公司</text:p>
          </table:table-cell>
          <table:table-cell office:value-type="string">
            <text:p>2016-10-17T00:00:00.000+08</text:p>
          </table:table-cell>
          <table:table-cell table:number-columns-repeated="6"/>
        </table:table-row>
        <table:table-row table:style-name="ro2">
          <table:table-cell office:value-type="string">
            <text:p>603165</text:p>
          </table:table-cell>
          <table:table-cell office:value-type="string">
            <text:p>荣晟环保</text:p>
          </table:table-cell>
          <table:table-cell office:value-type="string">
            <text:p>C 制造业</text:p>
          </table:table-cell>
          <table:table-cell office:value-type="string">
            <text:p>浙江荣晟环保纸业股份有限公司</text:p>
          </table:table-cell>
          <table:table-cell office:value-type="string">
            <text:p>2017-01-17T00:00:00.000+08</text:p>
          </table:table-cell>
          <table:table-cell table:number-columns-repeated="6"/>
        </table:table-row>
        <table:table-row table:style-name="ro2">
          <table:table-cell office:value-type="string">
            <text:p>603166</text:p>
          </table:table-cell>
          <table:table-cell office:value-type="string">
            <text:p>福达股份</text:p>
          </table:table-cell>
          <table:table-cell office:value-type="string">
            <text:p>C 制造业</text:p>
          </table:table-cell>
          <table:table-cell office:value-type="string">
            <text:p>桂林福达股份有限公司</text:p>
          </table:table-cell>
          <table:table-cell office:value-type="string">
            <text:p>2014-11-27T00:00:00.000+08</text:p>
          </table:table-cell>
          <table:table-cell table:number-columns-repeated="6"/>
        </table:table-row>
        <table:table-row table:style-name="ro2">
          <table:table-cell office:value-type="string">
            <text:p>603167</text:p>
          </table:table-cell>
          <table:table-cell office:value-type="string">
            <text:p>渤海轮渡</text:p>
          </table:table-cell>
          <table:table-cell office:value-type="string">
            <text:p>G 运输仓储</text:p>
          </table:table-cell>
          <table:table-cell office:value-type="string">
            <text:p>渤海轮渡股份有限公司</text:p>
          </table:table-cell>
          <table:table-cell office:value-type="string">
            <text:p>2012-09-06T00:00:00.000+08</text:p>
          </table:table-cell>
          <table:table-cell table:number-columns-repeated="6"/>
        </table:table-row>
        <table:table-row table:style-name="ro2">
          <table:table-cell office:value-type="string">
            <text:p>603168</text:p>
          </table:table-cell>
          <table:table-cell office:value-type="string">
            <text:p>莎普爱思</text:p>
          </table:table-cell>
          <table:table-cell office:value-type="string">
            <text:p>C 制造业</text:p>
          </table:table-cell>
          <table:table-cell office:value-type="string">
            <text:p>浙江莎普爱思药业股份有限公司</text:p>
          </table:table-cell>
          <table:table-cell office:value-type="string">
            <text:p>2014-07-02T00:00:00.000+08</text:p>
          </table:table-cell>
          <table:table-cell table:number-columns-repeated="6"/>
        </table:table-row>
        <table:table-row table:style-name="ro2">
          <table:table-cell office:value-type="string">
            <text:p>603169</text:p>
          </table:table-cell>
          <table:table-cell office:value-type="string">
            <text:p>兰石重装</text:p>
          </table:table-cell>
          <table:table-cell office:value-type="string">
            <text:p>C 制造业</text:p>
          </table:table-cell>
          <table:table-cell office:value-type="string">
            <text:p>兰州兰石重型装备股份有限公司</text:p>
          </table:table-cell>
          <table:table-cell office:value-type="string">
            <text:p>2014-10-09T00:00:00.000+08</text:p>
          </table:table-cell>
          <table:table-cell table:number-columns-repeated="6"/>
        </table:table-row>
        <table:table-row table:style-name="ro2">
          <table:table-cell office:value-type="string">
            <text:p>603177</text:p>
          </table:table-cell>
          <table:table-cell office:value-type="string">
            <text:p>德创环保</text:p>
          </table:table-cell>
          <table:table-cell office:value-type="string">
            <text:p>N 公共环保</text:p>
          </table:table-cell>
          <table:table-cell office:value-type="string">
            <text:p>浙江德创环保科技股份有限公司</text:p>
          </table:table-cell>
          <table:table-cell office:value-type="string">
            <text:p>2017-02-07T00:00:00.000+08</text:p>
          </table:table-cell>
          <table:table-cell table:number-columns-repeated="6"/>
        </table:table-row>
        <table:table-row table:style-name="ro2">
          <table:table-cell office:value-type="string">
            <text:p>603178</text:p>
          </table:table-cell>
          <table:table-cell office:value-type="string">
            <text:p>圣龙股份</text:p>
          </table:table-cell>
          <table:table-cell office:value-type="string">
            <text:p>C 制造业</text:p>
          </table:table-cell>
          <table:table-cell office:value-type="string">
            <text:p>宁波圣龙汽车动力系统股份有限公司</text:p>
          </table:table-cell>
          <table:table-cell office:value-type="string">
            <text:p>2017-03-28T00:00:00.000+08</text:p>
          </table:table-cell>
          <table:table-cell table:number-columns-repeated="6"/>
        </table:table-row>
        <table:table-row table:style-name="ro2">
          <table:table-cell office:value-type="string">
            <text:p>603179</text:p>
          </table:table-cell>
          <table:table-cell office:value-type="string">
            <text:p>新泉股份</text:p>
          </table:table-cell>
          <table:table-cell office:value-type="string">
            <text:p>C 制造业</text:p>
          </table:table-cell>
          <table:table-cell office:value-type="string">
            <text:p>江苏新泉汽车饰件股份有限公司</text:p>
          </table:table-cell>
          <table:table-cell office:value-type="string">
            <text:p>2017-03-17T00:00:00.000+08</text:p>
          </table:table-cell>
          <table:table-cell table:number-columns-repeated="6"/>
        </table:table-row>
        <table:table-row table:style-name="ro2">
          <table:table-cell office:value-type="string">
            <text:p>603180</text:p>
          </table:table-cell>
          <table:table-cell office:value-type="string">
            <text:p>金牌厨柜</text:p>
          </table:table-cell>
          <table:table-cell office:value-type="string">
            <text:p>C 制造业</text:p>
          </table:table-cell>
          <table:table-cell office:value-type="string">
            <text:p>厦门金牌厨柜股份有限公司</text:p>
          </table:table-cell>
          <table:table-cell office:value-type="string">
            <text:p>2017-05-12T00:00:00.000+08</text:p>
          </table:table-cell>
          <table:table-cell table:number-columns-repeated="6"/>
        </table:table-row>
        <table:table-row table:style-name="ro2">
          <table:table-cell office:value-type="string">
            <text:p>603186</text:p>
          </table:table-cell>
          <table:table-cell office:value-type="string">
            <text:p>华正新材</text:p>
          </table:table-cell>
          <table:table-cell office:value-type="string">
            <text:p>C 制造业</text:p>
          </table:table-cell>
          <table:table-cell office:value-type="string">
            <text:p>浙江华正新材料股份有限公司</text:p>
          </table:table-cell>
          <table:table-cell office:value-type="string">
            <text:p>2017-01-03T00:00:00.000+08</text:p>
          </table:table-cell>
          <table:table-cell table:number-columns-repeated="6"/>
        </table:table-row>
        <table:table-row table:style-name="ro2">
          <table:table-cell office:value-type="string">
            <text:p>603188</text:p>
          </table:table-cell>
          <table:table-cell office:value-type="string">
            <text:p>亚邦股份</text:p>
          </table:table-cell>
          <table:table-cell office:value-type="string">
            <text:p>C 制造业</text:p>
          </table:table-cell>
          <table:table-cell office:value-type="string">
            <text:p>江苏亚邦染料股份有限公司</text:p>
          </table:table-cell>
          <table:table-cell office:value-type="string">
            <text:p>2014-09-09T00:00:00.000+08</text:p>
          </table:table-cell>
          <table:table-cell table:number-columns-repeated="6"/>
        </table:table-row>
        <table:table-row table:style-name="ro2">
          <table:table-cell office:value-type="string">
            <text:p>603189</text:p>
          </table:table-cell>
          <table:table-cell office:value-type="string">
            <text:p>网达软件</text:p>
          </table:table-cell>
          <table:table-cell office:value-type="string">
            <text:p>I 信息技术</text:p>
          </table:table-cell>
          <table:table-cell office:value-type="string">
            <text:p>上海网达软件股份有限公司</text:p>
          </table:table-cell>
          <table:table-cell office:value-type="string">
            <text:p>2016-09-14T00:00:00.000+08</text:p>
          </table:table-cell>
          <table:table-cell table:number-columns-repeated="6"/>
        </table:table-row>
        <table:table-row table:style-name="ro2">
          <table:table-cell office:value-type="string">
            <text:p>603196</text:p>
          </table:table-cell>
          <table:table-cell office:value-type="string">
            <text:p>日播时尚</text:p>
          </table:table-cell>
          <table:table-cell office:value-type="string">
            <text:p>C 制造业</text:p>
          </table:table-cell>
          <table:table-cell office:value-type="string">
            <text:p>日播时尚集团股份有限公司</text:p>
          </table:table-cell>
          <table:table-cell office:value-type="string">
            <text:p>2017-05-31T00:00:00.000+08</text:p>
          </table:table-cell>
          <table:table-cell table:number-columns-repeated="6"/>
        </table:table-row>
        <table:table-row table:style-name="ro2">
          <table:table-cell office:value-type="string">
            <text:p>603197</text:p>
          </table:table-cell>
          <table:table-cell office:value-type="string">
            <text:p>保隆科技</text:p>
          </table:table-cell>
          <table:table-cell office:value-type="string">
            <text:p>C 制造业</text:p>
          </table:table-cell>
          <table:table-cell office:value-type="string">
            <text:p>上海保隆汽车科技股份有限公司</text:p>
          </table:table-cell>
          <table:table-cell office:value-type="string">
            <text:p>2017-05-19T00:00:00.000+08</text:p>
          </table:table-cell>
          <table:table-cell table:number-columns-repeated="6"/>
        </table:table-row>
        <table:table-row table:style-name="ro2">
          <table:table-cell office:value-type="string">
            <text:p>603198</text:p>
          </table:table-cell>
          <table:table-cell office:value-type="string">
            <text:p>迎驾贡酒</text:p>
          </table:table-cell>
          <table:table-cell office:value-type="string">
            <text:p>C 制造业</text:p>
          </table:table-cell>
          <table:table-cell office:value-type="string">
            <text:p>安徽迎驾贡酒股份有限公司</text:p>
          </table:table-cell>
          <table:table-cell office:value-type="string">
            <text:p>2015-05-28T00:00:00.000+08</text:p>
          </table:table-cell>
          <table:table-cell table:number-columns-repeated="6"/>
        </table:table-row>
        <table:table-row table:style-name="ro2">
          <table:table-cell office:value-type="string">
            <text:p>603199</text:p>
          </table:table-cell>
          <table:table-cell office:value-type="string">
            <text:p>九华旅游</text:p>
          </table:table-cell>
          <table:table-cell office:value-type="string">
            <text:p>N 公共环保</text:p>
          </table:table-cell>
          <table:table-cell office:value-type="string">
            <text:p>安徽九华山旅游发展股份有限公司</text:p>
          </table:table-cell>
          <table:table-cell office:value-type="string">
            <text:p>2015-03-26T00:00:00.000+08</text:p>
          </table:table-cell>
          <table:table-cell table:number-columns-repeated="6"/>
        </table:table-row>
        <table:table-row table:style-name="ro2">
          <table:table-cell office:value-type="string">
            <text:p>603200</text:p>
          </table:table-cell>
          <table:table-cell office:value-type="string">
            <text:p>上海洗霸</text:p>
          </table:table-cell>
          <table:table-cell office:value-type="string">
            <text:p>N 公共环保</text:p>
          </table:table-cell>
          <table:table-cell office:value-type="string">
            <text:p>上海洗霸科技股份有限公司</text:p>
          </table:table-cell>
          <table:table-cell office:value-type="string">
            <text:p>2017-06-01T00:00:00.000+08</text:p>
          </table:table-cell>
          <table:table-cell table:number-columns-repeated="6"/>
        </table:table-row>
        <table:table-row table:style-name="ro2">
          <table:table-cell office:value-type="string">
            <text:p>603203</text:p>
          </table:table-cell>
          <table:table-cell office:value-type="string">
            <text:p>快克股份</text:p>
          </table:table-cell>
          <table:table-cell office:value-type="string">
            <text:p>C 制造业</text:p>
          </table:table-cell>
          <table:table-cell office:value-type="string">
            <text:p>常州快克锡焊股份有限公司</text:p>
          </table:table-cell>
          <table:table-cell office:value-type="string">
            <text:p>2016-11-08T00:00:00.000+08</text:p>
          </table:table-cell>
          <table:table-cell table:number-columns-repeated="6"/>
        </table:table-row>
        <table:table-row table:style-name="ro2">
          <table:table-cell office:value-type="string">
            <text:p>603208</text:p>
          </table:table-cell>
          <table:table-cell office:value-type="string">
            <text:p>江山欧派</text:p>
          </table:table-cell>
          <table:table-cell office:value-type="string">
            <text:p>C 制造业</text:p>
          </table:table-cell>
          <table:table-cell office:value-type="string">
            <text:p>江山欧派门业股份有限公司</text:p>
          </table:table-cell>
          <table:table-cell office:value-type="string">
            <text:p>2017-02-10T00:00:00.000+08</text:p>
          </table:table-cell>
          <table:table-cell table:number-columns-repeated="6"/>
        </table:table-row>
        <table:table-row table:style-name="ro2">
          <table:table-cell office:value-type="string">
            <text:p>603218</text:p>
          </table:table-cell>
          <table:table-cell office:value-type="string">
            <text:p>日月股份</text:p>
          </table:table-cell>
          <table:table-cell office:value-type="string">
            <text:p>C 制造业</text:p>
          </table:table-cell>
          <table:table-cell office:value-type="string">
            <text:p>日月重工股份有限公司</text:p>
          </table:table-cell>
          <table:table-cell office:value-type="string">
            <text:p>2016-12-28T00:00:00.000+08</text:p>
          </table:table-cell>
          <table:table-cell table:number-columns-repeated="6"/>
        </table:table-row>
        <table:table-row table:style-name="ro2">
          <table:table-cell office:value-type="string">
            <text:p>603222</text:p>
          </table:table-cell>
          <table:table-cell office:value-type="string">
            <text:p>济民制药</text:p>
          </table:table-cell>
          <table:table-cell office:value-type="string">
            <text:p>C 制造业</text:p>
          </table:table-cell>
          <table:table-cell office:value-type="string">
            <text:p>浙江济民制药股份有限公司</text:p>
          </table:table-cell>
          <table:table-cell office:value-type="string">
            <text:p>2015-02-17T00:00:00.000+08</text:p>
          </table:table-cell>
          <table:table-cell table:number-columns-repeated="6"/>
        </table:table-row>
        <table:table-row table:style-name="ro2">
          <table:table-cell office:value-type="string">
            <text:p>603223</text:p>
          </table:table-cell>
          <table:table-cell office:value-type="string">
            <text:p>恒通股份</text:p>
          </table:table-cell>
          <table:table-cell office:value-type="string">
            <text:p>G 运输仓储</text:p>
          </table:table-cell>
          <table:table-cell office:value-type="string">
            <text:p>恒通物流股份有限公司</text:p>
          </table:table-cell>
          <table:table-cell office:value-type="string">
            <text:p>2015-06-30T00:00:00.000+08</text:p>
          </table:table-cell>
          <table:table-cell table:number-columns-repeated="6"/>
        </table:table-row>
        <table:table-row table:style-name="ro2">
          <table:table-cell office:value-type="string">
            <text:p>603225</text:p>
          </table:table-cell>
          <table:table-cell office:value-type="string">
            <text:p>新凤鸣</text:p>
          </table:table-cell>
          <table:table-cell office:value-type="string">
            <text:p>C 制造业</text:p>
          </table:table-cell>
          <table:table-cell office:value-type="string">
            <text:p>新凤鸣集团股份有限公司</text:p>
          </table:table-cell>
          <table:table-cell office:value-type="string">
            <text:p>2017-04-18T00:00:00.000+08</text:p>
          </table:table-cell>
          <table:table-cell table:number-columns-repeated="6"/>
        </table:table-row>
        <table:table-row table:style-name="ro2">
          <table:table-cell office:value-type="string">
            <text:p>603226</text:p>
          </table:table-cell>
          <table:table-cell office:value-type="string">
            <text:p>菲林格尔</text:p>
          </table:table-cell>
          <table:table-cell office:value-type="string">
            <text:p>C 制造业</text:p>
          </table:table-cell>
          <table:table-cell office:value-type="string">
            <text:p>上海菲林格尔木业股份有限公司</text:p>
          </table:table-cell>
          <table:table-cell office:value-type="string">
            <text:p>2017-06-15T00:00:00.000+08</text:p>
          </table:table-cell>
          <table:table-cell table:number-columns-repeated="6"/>
        </table:table-row>
        <table:table-row table:style-name="ro2">
          <table:table-cell office:value-type="string">
            <text:p>603227</text:p>
          </table:table-cell>
          <table:table-cell office:value-type="string">
            <text:p>雪峰科技</text:p>
          </table:table-cell>
          <table:table-cell office:value-type="string">
            <text:p>C 制造业</text:p>
          </table:table-cell>
          <table:table-cell office:value-type="string">
            <text:p>新疆雪峰科技（集团）股份有限公司</text:p>
          </table:table-cell>
          <table:table-cell office:value-type="string">
            <text:p>2015-05-15T00:00:00.000+08</text:p>
          </table:table-cell>
          <table:table-cell table:number-columns-repeated="6"/>
        </table:table-row>
        <table:table-row table:style-name="ro2">
          <table:table-cell office:value-type="string">
            <text:p>603228</text:p>
          </table:table-cell>
          <table:table-cell office:value-type="string">
            <text:p>景旺电子</text:p>
          </table:table-cell>
          <table:table-cell office:value-type="string">
            <text:p>C 制造业</text:p>
          </table:table-cell>
          <table:table-cell office:value-type="string">
            <text:p>深圳市景旺电子股份有限公司</text:p>
          </table:table-cell>
          <table:table-cell office:value-type="string">
            <text:p>2017-01-06T00:00:00.000+08</text:p>
          </table:table-cell>
          <table:table-cell table:number-columns-repeated="6"/>
        </table:table-row>
        <table:table-row table:style-name="ro2">
          <table:table-cell office:value-type="string">
            <text:p>603229</text:p>
          </table:table-cell>
          <table:table-cell office:value-type="string">
            <text:p>奥翔药业</text:p>
          </table:table-cell>
          <table:table-cell office:value-type="string">
            <text:p>C 制造业</text:p>
          </table:table-cell>
          <table:table-cell office:value-type="string">
            <text:p>浙江奥翔药业股份有限公司</text:p>
          </table:table-cell>
          <table:table-cell office:value-type="string">
            <text:p>2017-05-09T00:00:00.000+08</text:p>
          </table:table-cell>
          <table:table-cell table:number-columns-repeated="6"/>
        </table:table-row>
        <table:table-row table:style-name="ro2">
          <table:table-cell office:value-type="string">
            <text:p>603232</text:p>
          </table:table-cell>
          <table:table-cell office:value-type="string">
            <text:p>格尔软件</text:p>
          </table:table-cell>
          <table:table-cell office:value-type="string">
            <text:p>I 信息技术</text:p>
          </table:table-cell>
          <table:table-cell office:value-type="string">
            <text:p>上海格尔软件股份有限公司</text:p>
          </table:table-cell>
          <table:table-cell office:value-type="string">
            <text:p>2017-04-21T00:00:00.000+08</text:p>
          </table:table-cell>
          <table:table-cell table:number-columns-repeated="6"/>
        </table:table-row>
        <table:table-row table:style-name="ro2">
          <table:table-cell office:value-type="string">
            <text:p>603238</text:p>
          </table:table-cell>
          <table:table-cell office:value-type="string">
            <text:p>诺邦股份</text:p>
          </table:table-cell>
          <table:table-cell office:value-type="string">
            <text:p>C 制造业</text:p>
          </table:table-cell>
          <table:table-cell office:value-type="string">
            <text:p>杭州诺邦无纺股份有限公司</text:p>
          </table:table-cell>
          <table:table-cell office:value-type="string">
            <text:p>2017-02-22T00:00:00.000+08</text:p>
          </table:table-cell>
          <table:table-cell table:number-columns-repeated="6"/>
        </table:table-row>
        <table:table-row table:style-name="ro2">
          <table:table-cell office:value-type="string">
            <text:p>603239</text:p>
          </table:table-cell>
          <table:table-cell office:value-type="string">
            <text:p>浙江仙通</text:p>
          </table:table-cell>
          <table:table-cell office:value-type="string">
            <text:p>C 制造业</text:p>
          </table:table-cell>
          <table:table-cell office:value-type="string">
            <text:p>浙江仙通橡塑股份有限公司</text:p>
          </table:table-cell>
          <table:table-cell office:value-type="string">
            <text:p>2016-12-30T00:00:00.000+08</text:p>
          </table:table-cell>
          <table:table-cell table:number-columns-repeated="6"/>
        </table:table-row>
        <table:table-row table:style-name="ro2">
          <table:table-cell office:value-type="string">
            <text:p>603258</text:p>
          </table:table-cell>
          <table:table-cell office:value-type="string">
            <text:p>电魂网络</text:p>
          </table:table-cell>
          <table:table-cell office:value-type="string">
            <text:p>I 信息技术</text:p>
          </table:table-cell>
          <table:table-cell office:value-type="string">
            <text:p>杭州电魂网络科技股份有限公司</text:p>
          </table:table-cell>
          <table:table-cell office:value-type="string">
            <text:p>2016-10-26T00:00:00.000+08</text:p>
          </table:table-cell>
          <table:table-cell table:number-columns-repeated="6"/>
        </table:table-row>
        <table:table-row table:style-name="ro2">
          <table:table-cell office:value-type="string">
            <text:p>603266</text:p>
          </table:table-cell>
          <table:table-cell office:value-type="string">
            <text:p>天龙股份</text:p>
          </table:table-cell>
          <table:table-cell office:value-type="string">
            <text:p>C 制造业</text:p>
          </table:table-cell>
          <table:table-cell office:value-type="string">
            <text:p>宁波天龙电子股份有限公司</text:p>
          </table:table-cell>
          <table:table-cell office:value-type="string">
            <text:p>2017-01-10T00:00:00.000+08</text:p>
          </table:table-cell>
          <table:table-cell table:number-columns-repeated="6"/>
        </table:table-row>
        <table:table-row table:style-name="ro2">
          <table:table-cell office:value-type="string">
            <text:p>603268</text:p>
          </table:table-cell>
          <table:table-cell office:value-type="string">
            <text:p>松发股份</text:p>
          </table:table-cell>
          <table:table-cell office:value-type="string">
            <text:p>C 制造业</text:p>
          </table:table-cell>
          <table:table-cell office:value-type="string">
            <text:p>广东松发陶瓷股份有限公司</text:p>
          </table:table-cell>
          <table:table-cell office:value-type="string">
            <text:p>2015-03-19T00:00:00.000+08</text:p>
          </table:table-cell>
          <table:table-cell table:number-columns-repeated="6"/>
        </table:table-row>
        <table:table-row table:style-name="ro2">
          <table:table-cell office:value-type="string">
            <text:p>603269</text:p>
          </table:table-cell>
          <table:table-cell office:value-type="string">
            <text:p>海鸥股份</text:p>
          </table:table-cell>
          <table:table-cell office:value-type="string">
            <text:p>C 制造业</text:p>
          </table:table-cell>
          <table:table-cell office:value-type="string">
            <text:p>江苏海鸥冷却塔股份有限公司</text:p>
          </table:table-cell>
          <table:table-cell office:value-type="string">
            <text:p>2017-05-17T00:00:00.000+08</text:p>
          </table:table-cell>
          <table:table-cell table:number-columns-repeated="6"/>
        </table:table-row>
        <table:table-row table:style-name="ro2">
          <table:table-cell office:value-type="string">
            <text:p>603288</text:p>
          </table:table-cell>
          <table:table-cell office:value-type="string">
            <text:p>海天味业</text:p>
          </table:table-cell>
          <table:table-cell office:value-type="string">
            <text:p>C 制造业</text:p>
          </table:table-cell>
          <table:table-cell office:value-type="string">
            <text:p>佛山市海天调味食品股份有限公司</text:p>
          </table:table-cell>
          <table:table-cell office:value-type="string">
            <text:p>2014-02-11T00:00:00.000+08</text:p>
          </table:table-cell>
          <table:table-cell table:number-columns-repeated="6"/>
        </table:table-row>
        <table:table-row table:style-name="ro2">
          <table:table-cell office:value-type="string">
            <text:p>603298</text:p>
          </table:table-cell>
          <table:table-cell office:value-type="string">
            <text:p>杭叉集团</text:p>
          </table:table-cell>
          <table:table-cell office:value-type="string">
            <text:p>C 制造业</text:p>
          </table:table-cell>
          <table:table-cell office:value-type="string">
            <text:p>杭叉集团股份有限公司</text:p>
          </table:table-cell>
          <table:table-cell office:value-type="string">
            <text:p>2016-12-27T00:00:00.000+08</text:p>
          </table:table-cell>
          <table:table-cell table:number-columns-repeated="6"/>
        </table:table-row>
        <table:table-row table:style-name="ro2">
          <table:table-cell office:value-type="string">
            <text:p>603299</text:p>
          </table:table-cell>
          <table:table-cell office:value-type="string">
            <text:p>井神股份</text:p>
          </table:table-cell>
          <table:table-cell office:value-type="string">
            <text:p>C 制造业</text:p>
          </table:table-cell>
          <table:table-cell office:value-type="string">
            <text:p>江苏井神盐化股份有限公司</text:p>
          </table:table-cell>
          <table:table-cell office:value-type="string">
            <text:p>2015-12-31T00:00:00.000+08</text:p>
          </table:table-cell>
          <table:table-cell table:number-columns-repeated="6"/>
        </table:table-row>
        <table:table-row table:style-name="ro2">
          <table:table-cell office:value-type="string">
            <text:p>603300</text:p>
          </table:table-cell>
          <table:table-cell office:value-type="string">
            <text:p>华铁科技</text:p>
          </table:table-cell>
          <table:table-cell office:value-type="string">
            <text:p>L 商务服务</text:p>
          </table:table-cell>
          <table:table-cell office:value-type="string">
            <text:p>浙江华铁建筑安全科技股份有限公司</text:p>
          </table:table-cell>
          <table:table-cell office:value-type="string">
            <text:p>2015-05-29T00:00:00.000+08</text:p>
          </table:table-cell>
          <table:table-cell table:number-columns-repeated="6"/>
        </table:table-row>
        <table:table-row table:style-name="ro2">
          <table:table-cell office:value-type="string">
            <text:p>603303</text:p>
          </table:table-cell>
          <table:table-cell office:value-type="string">
            <text:p>得邦照明</text:p>
          </table:table-cell>
          <table:table-cell office:value-type="string">
            <text:p>C 制造业</text:p>
          </table:table-cell>
          <table:table-cell office:value-type="string">
            <text:p>横店集团得邦照明股份有限公司</text:p>
          </table:table-cell>
          <table:table-cell office:value-type="string">
            <text:p>2017-03-30T00:00:00.000+08</text:p>
          </table:table-cell>
          <table:table-cell table:number-columns-repeated="6"/>
        </table:table-row>
        <table:table-row table:style-name="ro2">
          <table:table-cell office:value-type="string">
            <text:p>603306</text:p>
          </table:table-cell>
          <table:table-cell office:value-type="string">
            <text:p>华懋科技</text:p>
          </table:table-cell>
          <table:table-cell office:value-type="string">
            <text:p>C 制造业</text:p>
          </table:table-cell>
          <table:table-cell office:value-type="string">
            <text:p>华懋（厦门）新材料科技股份有限公司</text:p>
          </table:table-cell>
          <table:table-cell office:value-type="string">
            <text:p>2014-09-26T00:00:00.000+08</text:p>
          </table:table-cell>
          <table:table-cell table:number-columns-repeated="6"/>
        </table:table-row>
        <table:table-row table:style-name="ro2">
          <table:table-cell office:value-type="string">
            <text:p>603308</text:p>
          </table:table-cell>
          <table:table-cell office:value-type="string">
            <text:p>应流股份</text:p>
          </table:table-cell>
          <table:table-cell office:value-type="string">
            <text:p>C 制造业</text:p>
          </table:table-cell>
          <table:table-cell office:value-type="string">
            <text:p>安徽应流机电股份有限公司</text:p>
          </table:table-cell>
          <table:table-cell office:value-type="string">
            <text:p>2014-01-22T00:00:00.000+08</text:p>
          </table:table-cell>
          <table:table-cell table:number-columns-repeated="6"/>
        </table:table-row>
        <table:table-row table:style-name="ro2">
          <table:table-cell office:value-type="string">
            <text:p>603309</text:p>
          </table:table-cell>
          <table:table-cell office:value-type="string">
            <text:p>维力医疗</text:p>
          </table:table-cell>
          <table:table-cell office:value-type="string">
            <text:p>C 制造业</text:p>
          </table:table-cell>
          <table:table-cell office:value-type="string">
            <text:p>广州维力医疗器械股份有限公司</text:p>
          </table:table-cell>
          <table:table-cell office:value-type="string">
            <text:p>2015-03-02T00:00:00.000+08</text:p>
          </table:table-cell>
          <table:table-cell table:number-columns-repeated="6"/>
        </table:table-row>
        <table:table-row table:style-name="ro2">
          <table:table-cell office:value-type="string">
            <text:p>603311</text:p>
          </table:table-cell>
          <table:table-cell office:value-type="string">
            <text:p>金海环境</text:p>
          </table:table-cell>
          <table:table-cell office:value-type="string">
            <text:p>C 制造业</text:p>
          </table:table-cell>
          <table:table-cell office:value-type="string">
            <text:p>浙江金海环境技术股份有限公司</text:p>
          </table:table-cell>
          <table:table-cell office:value-type="string">
            <text:p>2015-05-18T00:00:00.000+08</text:p>
          </table:table-cell>
          <table:table-cell table:number-columns-repeated="6"/>
        </table:table-row>
        <table:table-row table:style-name="ro2">
          <table:table-cell office:value-type="string">
            <text:p>603313</text:p>
          </table:table-cell>
          <table:table-cell office:value-type="string">
            <text:p>梦百合</text:p>
          </table:table-cell>
          <table:table-cell office:value-type="string">
            <text:p>C 制造业</text:p>
          </table:table-cell>
          <table:table-cell office:value-type="string">
            <text:p>梦百合家居科技股份有限公司</text:p>
          </table:table-cell>
          <table:table-cell office:value-type="string">
            <text:p>2016-10-13T00:00:00.000+08</text:p>
          </table:table-cell>
          <table:table-cell table:number-columns-repeated="6"/>
        </table:table-row>
        <table:table-row table:style-name="ro2">
          <table:table-cell office:value-type="string">
            <text:p>603315</text:p>
          </table:table-cell>
          <table:table-cell office:value-type="string">
            <text:p>福鞍股份</text:p>
          </table:table-cell>
          <table:table-cell office:value-type="string">
            <text:p>C 制造业</text:p>
          </table:table-cell>
          <table:table-cell office:value-type="string">
            <text:p>辽宁福鞍重工股份有限公司</text:p>
          </table:table-cell>
          <table:table-cell office:value-type="string">
            <text:p>2015-04-24T00:00:00.000+08</text:p>
          </table:table-cell>
          <table:table-cell table:number-columns-repeated="6"/>
        </table:table-row>
        <table:table-row table:style-name="ro2">
          <table:table-cell office:value-type="string">
            <text:p>603318</text:p>
          </table:table-cell>
          <table:table-cell office:value-type="string">
            <text:p>派思股份</text:p>
          </table:table-cell>
          <table:table-cell office:value-type="string">
            <text:p>C 制造业</text:p>
          </table:table-cell>
          <table:table-cell office:value-type="string">
            <text:p>大连派思燃气系统股份有限公司</text:p>
          </table:table-cell>
          <table:table-cell office:value-type="string">
            <text:p>2015-04-24T00:00:00.000+08</text:p>
          </table:table-cell>
          <table:table-cell table:number-columns-repeated="6"/>
        </table:table-row>
        <table:table-row table:style-name="ro2">
          <table:table-cell office:value-type="string">
            <text:p>603319</text:p>
          </table:table-cell>
          <table:table-cell office:value-type="string">
            <text:p>湘油泵</text:p>
          </table:table-cell>
          <table:table-cell office:value-type="string">
            <text:p>C 制造业</text:p>
          </table:table-cell>
          <table:table-cell office:value-type="string">
            <text:p>湖南机油泵股份有限公司</text:p>
          </table:table-cell>
          <table:table-cell office:value-type="string">
            <text:p>2016-11-30T00:00:00.000+08</text:p>
          </table:table-cell>
          <table:table-cell table:number-columns-repeated="6"/>
        </table:table-row>
        <table:table-row table:style-name="ro2">
          <table:table-cell office:value-type="string">
            <text:p>603320</text:p>
          </table:table-cell>
          <table:table-cell office:value-type="string">
            <text:p>迪贝电气</text:p>
          </table:table-cell>
          <table:table-cell office:value-type="string">
            <text:p>C 制造业</text:p>
          </table:table-cell>
          <table:table-cell office:value-type="string">
            <text:p>浙江迪贝电气股份有限公司</text:p>
          </table:table-cell>
          <table:table-cell office:value-type="string">
            <text:p>2017-05-02T00:00:00.000+08</text:p>
          </table:table-cell>
          <table:table-cell table:number-columns-repeated="6"/>
        </table:table-row>
        <table:table-row table:style-name="ro2">
          <table:table-cell office:value-type="string">
            <text:p>603322</text:p>
          </table:table-cell>
          <table:table-cell office:value-type="string">
            <text:p>超讯通信</text:p>
          </table:table-cell>
          <table:table-cell office:value-type="string">
            <text:p>I 信息技术</text:p>
          </table:table-cell>
          <table:table-cell office:value-type="string">
            <text:p>广东超讯通信技术股份有限公司</text:p>
          </table:table-cell>
          <table:table-cell office:value-type="string">
            <text:p>2016-07-28T00:00:00.000+08</text:p>
          </table:table-cell>
          <table:table-cell table:number-columns-repeated="6"/>
        </table:table-row>
        <table:table-row table:style-name="ro2">
          <table:table-cell office:value-type="string">
            <text:p>603323</text:p>
          </table:table-cell>
          <table:table-cell office:value-type="string">
            <text:p>吴江银行</text:p>
          </table:table-cell>
          <table:table-cell office:value-type="string">
            <text:p>J 金融业</text:p>
          </table:table-cell>
          <table:table-cell office:value-type="string">
            <text:p>江苏吴江农村商业银行股份有限公司</text:p>
          </table:table-cell>
          <table:table-cell office:value-type="string">
            <text:p>2016-11-29T00:00:00.000+08</text:p>
          </table:table-cell>
          <table:table-cell table:number-columns-repeated="6"/>
        </table:table-row>
        <table:table-row table:style-name="ro2">
          <table:table-cell office:value-type="string">
            <text:p>603326</text:p>
          </table:table-cell>
          <table:table-cell office:value-type="string">
            <text:p>我乐家居</text:p>
          </table:table-cell>
          <table:table-cell office:value-type="string">
            <text:p>C 制造业</text:p>
          </table:table-cell>
          <table:table-cell office:value-type="string">
            <text:p>南京我乐家居股份有限公司</text:p>
          </table:table-cell>
          <table:table-cell office:value-type="string">
            <text:p>2017-06-16T00:00:00.000+08</text:p>
          </table:table-cell>
          <table:table-cell table:number-columns-repeated="6"/>
        </table:table-row>
        <table:table-row table:style-name="ro2">
          <table:table-cell office:value-type="string">
            <text:p>603328</text:p>
          </table:table-cell>
          <table:table-cell office:value-type="string">
            <text:p>依顿电子</text:p>
          </table:table-cell>
          <table:table-cell office:value-type="string">
            <text:p>C 制造业</text:p>
          </table:table-cell>
          <table:table-cell office:value-type="string">
            <text:p>广东依顿电子科技股份有限公司</text:p>
          </table:table-cell>
          <table:table-cell office:value-type="string">
            <text:p>2014-07-01T00:00:00.000+08</text:p>
          </table:table-cell>
          <table:table-cell table:number-columns-repeated="6"/>
        </table:table-row>
        <table:table-row table:style-name="ro2">
          <table:table-cell office:value-type="string">
            <text:p>603330</text:p>
          </table:table-cell>
          <table:table-cell office:value-type="string">
            <text:p>上海天洋</text:p>
          </table:table-cell>
          <table:table-cell office:value-type="string">
            <text:p>C 制造业</text:p>
          </table:table-cell>
          <table:table-cell office:value-type="string">
            <text:p>上海天洋热熔粘接材料股份有限公司</text:p>
          </table:table-cell>
          <table:table-cell office:value-type="string">
            <text:p>2017-02-13T00:00:00.000+08</text:p>
          </table:table-cell>
          <table:table-cell table:number-columns-repeated="6"/>
        </table:table-row>
        <table:table-row table:style-name="ro2">
          <table:table-cell office:value-type="string">
            <text:p>603333</text:p>
          </table:table-cell>
          <table:table-cell office:value-type="string">
            <text:p>明星电缆</text:p>
          </table:table-cell>
          <table:table-cell office:value-type="string">
            <text:p>C 制造业</text:p>
          </table:table-cell>
          <table:table-cell office:value-type="string">
            <text:p>四川明星电缆股份有限公司</text:p>
          </table:table-cell>
          <table:table-cell office:value-type="string">
            <text:p>2012-05-07T00:00:00.000+08</text:p>
          </table:table-cell>
          <table:table-cell table:number-columns-repeated="6"/>
        </table:table-row>
        <table:table-row table:style-name="ro2">
          <table:table-cell office:value-type="string">
            <text:p>603336</text:p>
          </table:table-cell>
          <table:table-cell office:value-type="string">
            <text:p>宏辉果蔬</text:p>
          </table:table-cell>
          <table:table-cell office:value-type="string">
            <text:p>C 制造业</text:p>
          </table:table-cell>
          <table:table-cell office:value-type="string">
            <text:p>宏辉果蔬股份有限公司</text:p>
          </table:table-cell>
          <table:table-cell office:value-type="string">
            <text:p>2016-11-24T00:00:00.000+08</text:p>
          </table:table-cell>
          <table:table-cell table:number-columns-repeated="6"/>
        </table:table-row>
        <table:table-row table:style-name="ro2">
          <table:table-cell office:value-type="string">
            <text:p>603337</text:p>
          </table:table-cell>
          <table:table-cell office:value-type="string">
            <text:p>杰克股份</text:p>
          </table:table-cell>
          <table:table-cell office:value-type="string">
            <text:p>C 制造业</text:p>
          </table:table-cell>
          <table:table-cell office:value-type="string">
            <text:p>杰克缝纫机股份有限公司</text:p>
          </table:table-cell>
          <table:table-cell office:value-type="string">
            <text:p>2017-01-19T00:00:00.000+08</text:p>
          </table:table-cell>
          <table:table-cell table:number-columns-repeated="6"/>
        </table:table-row>
        <table:table-row table:style-name="ro2">
          <table:table-cell office:value-type="string">
            <text:p>603338</text:p>
          </table:table-cell>
          <table:table-cell office:value-type="string">
            <text:p>浙江鼎力</text:p>
          </table:table-cell>
          <table:table-cell office:value-type="string">
            <text:p>C 制造业</text:p>
          </table:table-cell>
          <table:table-cell office:value-type="string">
            <text:p>浙江鼎力机械股份有限公司</text:p>
          </table:table-cell>
          <table:table-cell office:value-type="string">
            <text:p>2015-03-25T00:00:00.000+08</text:p>
          </table:table-cell>
          <table:table-cell table:number-columns-repeated="6"/>
        </table:table-row>
        <table:table-row table:style-name="ro2">
          <table:table-cell office:value-type="string">
            <text:p>603339</text:p>
          </table:table-cell>
          <table:table-cell office:value-type="string">
            <text:p>四方冷链</text:p>
          </table:table-cell>
          <table:table-cell office:value-type="string">
            <text:p>C 制造业</text:p>
          </table:table-cell>
          <table:table-cell office:value-type="string">
            <text:p>南通四方冷链装备股份有限公司</text:p>
          </table:table-cell>
          <table:table-cell office:value-type="string">
            <text:p>2016-05-19T00:00:00.000+08</text:p>
          </table:table-cell>
          <table:table-cell table:number-columns-repeated="6"/>
        </table:table-row>
        <table:table-row table:style-name="ro2">
          <table:table-cell office:value-type="string">
            <text:p>603345</text:p>
          </table:table-cell>
          <table:table-cell office:value-type="string">
            <text:p>安井食品</text:p>
          </table:table-cell>
          <table:table-cell office:value-type="string">
            <text:p>C 制造业</text:p>
          </table:table-cell>
          <table:table-cell office:value-type="string">
            <text:p>福建安井食品股份有限公司</text:p>
          </table:table-cell>
          <table:table-cell office:value-type="string">
            <text:p>2017-02-22T00:00:00.000+08</text:p>
          </table:table-cell>
          <table:table-cell table:number-columns-repeated="6"/>
        </table:table-row>
        <table:table-row table:style-name="ro2">
          <table:table-cell office:value-type="string">
            <text:p>603355</text:p>
          </table:table-cell>
          <table:table-cell office:value-type="string">
            <text:p>莱克电气</text:p>
          </table:table-cell>
          <table:table-cell office:value-type="string">
            <text:p>C 制造业</text:p>
          </table:table-cell>
          <table:table-cell office:value-type="string">
            <text:p>莱克电气股份有限公司</text:p>
          </table:table-cell>
          <table:table-cell office:value-type="string">
            <text:p>2015-05-13T00:00:00.000+08</text:p>
          </table:table-cell>
          <table:table-cell table:number-columns-repeated="6"/>
        </table:table-row>
        <table:table-row table:style-name="ro2">
          <table:table-cell office:value-type="string">
            <text:p>603358</text:p>
          </table:table-cell>
          <table:table-cell office:value-type="string">
            <text:p>华达科技</text:p>
          </table:table-cell>
          <table:table-cell office:value-type="string">
            <text:p>C 制造业</text:p>
          </table:table-cell>
          <table:table-cell office:value-type="string">
            <text:p>华达汽车科技股份有限公司</text:p>
          </table:table-cell>
          <table:table-cell office:value-type="string">
            <text:p>2017-01-25T00:00:00.000+08</text:p>
          </table:table-cell>
          <table:table-cell table:number-columns-repeated="6"/>
        </table:table-row>
        <table:table-row table:style-name="ro2">
          <table:table-cell office:value-type="string">
            <text:p>603360</text:p>
          </table:table-cell>
          <table:table-cell office:value-type="string">
            <text:p>百傲化学</text:p>
          </table:table-cell>
          <table:table-cell office:value-type="string">
            <text:p>C 制造业</text:p>
          </table:table-cell>
          <table:table-cell office:value-type="string">
            <text:p>大连百傲化学股份有限公司</text:p>
          </table:table-cell>
          <table:table-cell office:value-type="string">
            <text:p>2017-02-06T00:00:00.000+08</text:p>
          </table:table-cell>
          <table:table-cell table:number-columns-repeated="6"/>
        </table:table-row>
        <table:table-row table:style-name="ro2">
          <table:table-cell office:value-type="string">
            <text:p>603366</text:p>
          </table:table-cell>
          <table:table-cell office:value-type="string">
            <text:p>日出东方</text:p>
          </table:table-cell>
          <table:table-cell office:value-type="string">
            <text:p>C 制造业</text:p>
          </table:table-cell>
          <table:table-cell office:value-type="string">
            <text:p>日出东方太阳能股份有限公司</text:p>
          </table:table-cell>
          <table:table-cell office:value-type="string">
            <text:p>2012-05-21T00:00:00.000+08</text:p>
          </table:table-cell>
          <table:table-cell table:number-columns-repeated="6"/>
        </table:table-row>
        <table:table-row table:style-name="ro2">
          <table:table-cell office:value-type="string">
            <text:p>603368</text:p>
          </table:table-cell>
          <table:table-cell office:value-type="string">
            <text:p>柳州医药</text:p>
          </table:table-cell>
          <table:table-cell office:value-type="string">
            <text:p>F 批发零售</text:p>
          </table:table-cell>
          <table:table-cell office:value-type="string">
            <text:p>广西柳州医药股份有限公司</text:p>
          </table:table-cell>
          <table:table-cell office:value-type="string">
            <text:p>2014-12-04T00:00:00.000+08</text:p>
          </table:table-cell>
          <table:table-cell table:number-columns-repeated="6"/>
        </table:table-row>
        <table:table-row table:style-name="ro2">
          <table:table-cell office:value-type="string">
            <text:p>603369</text:p>
          </table:table-cell>
          <table:table-cell office:value-type="string">
            <text:p>今世缘</text:p>
          </table:table-cell>
          <table:table-cell office:value-type="string">
            <text:p>C 制造业</text:p>
          </table:table-cell>
          <table:table-cell office:value-type="string">
            <text:p>江苏今世缘酒业股份有限公司</text:p>
          </table:table-cell>
          <table:table-cell office:value-type="string">
            <text:p>2014-07-03T00:00:00.000+08</text:p>
          </table:table-cell>
          <table:table-cell table:number-columns-repeated="6"/>
        </table:table-row>
        <table:table-row table:style-name="ro2">
          <table:table-cell office:value-type="string">
            <text:p>603377</text:p>
          </table:table-cell>
          <table:table-cell office:value-type="string">
            <text:p>东方时尚</text:p>
          </table:table-cell>
          <table:table-cell office:value-type="string">
            <text:p>P 教育</text:p>
          </table:table-cell>
          <table:table-cell office:value-type="string">
            <text:p>东方时尚驾驶学校股份有限公司</text:p>
          </table:table-cell>
          <table:table-cell office:value-type="string">
            <text:p>2016-02-05T00:00:00.000+08</text:p>
          </table:table-cell>
          <table:table-cell table:number-columns-repeated="6"/>
        </table:table-row>
        <table:table-row table:style-name="ro2">
          <table:table-cell office:value-type="string">
            <text:p>603383</text:p>
          </table:table-cell>
          <table:table-cell office:value-type="string">
            <text:p>顶点软件</text:p>
          </table:table-cell>
          <table:table-cell office:value-type="string">
            <text:p>I 信息技术</text:p>
          </table:table-cell>
          <table:table-cell office:value-type="string">
            <text:p>福建顶点软件股份有限公司</text:p>
          </table:table-cell>
          <table:table-cell office:value-type="string">
            <text:p>2017-05-22T00:00:00.000+08</text:p>
          </table:table-cell>
          <table:table-cell table:number-columns-repeated="6"/>
        </table:table-row>
        <table:table-row table:style-name="ro2">
          <table:table-cell office:value-type="string">
            <text:p>603385</text:p>
          </table:table-cell>
          <table:table-cell office:value-type="string">
            <text:p>惠达卫浴</text:p>
          </table:table-cell>
          <table:table-cell office:value-type="string">
            <text:p>C 制造业</text:p>
          </table:table-cell>
          <table:table-cell office:value-type="string">
            <text:p>惠达卫浴股份有限公司</text:p>
          </table:table-cell>
          <table:table-cell office:value-type="string">
            <text:p>2017-04-05T00:00:00.000+08</text:p>
          </table:table-cell>
          <table:table-cell table:number-columns-repeated="6"/>
        </table:table-row>
        <table:table-row table:style-name="ro2">
          <table:table-cell office:value-type="string">
            <text:p>603388</text:p>
          </table:table-cell>
          <table:table-cell office:value-type="string">
            <text:p>元成股份</text:p>
          </table:table-cell>
          <table:table-cell office:value-type="string">
            <text:p>E 建筑业</text:p>
          </table:table-cell>
          <table:table-cell office:value-type="string">
            <text:p>浙江元成园林集团股份有限公司</text:p>
          </table:table-cell>
          <table:table-cell office:value-type="string">
            <text:p>2017-03-24T00:00:00.000+08</text:p>
          </table:table-cell>
          <table:table-cell table:number-columns-repeated="6"/>
        </table:table-row>
        <table:table-row table:style-name="ro2">
          <table:table-cell office:value-type="string">
            <text:p>603389</text:p>
          </table:table-cell>
          <table:table-cell office:value-type="string">
            <text:p>亚振家居</text:p>
          </table:table-cell>
          <table:table-cell office:value-type="string">
            <text:p>C 制造业</text:p>
          </table:table-cell>
          <table:table-cell office:value-type="string">
            <text:p>亚振家具股份有限公司</text:p>
          </table:table-cell>
          <table:table-cell office:value-type="string">
            <text:p>2016-12-15T00:00:00.000+08</text:p>
          </table:table-cell>
          <table:table-cell table:number-columns-repeated="6"/>
        </table:table-row>
        <table:table-row table:style-name="ro2">
          <table:table-cell office:value-type="string">
            <text:p>603393</text:p>
          </table:table-cell>
          <table:table-cell office:value-type="string">
            <text:p>新天然气</text:p>
          </table:table-cell>
          <table:table-cell office:value-type="string">
            <text:p>D 水电煤气</text:p>
          </table:table-cell>
          <table:table-cell office:value-type="string">
            <text:p>新疆鑫泰天然气股份有限公司</text:p>
          </table:table-cell>
          <table:table-cell office:value-type="string">
            <text:p>2016-09-12T00:00:00.000+08</text:p>
          </table:table-cell>
          <table:table-cell table:number-columns-repeated="6"/>
        </table:table-row>
        <table:table-row table:style-name="ro2">
          <table:table-cell office:value-type="string">
            <text:p>603398</text:p>
          </table:table-cell>
          <table:table-cell office:value-type="string">
            <text:p>邦宝益智</text:p>
          </table:table-cell>
          <table:table-cell office:value-type="string">
            <text:p>C 制造业</text:p>
          </table:table-cell>
          <table:table-cell office:value-type="string">
            <text:p>广东邦宝益智玩具股份有限公司</text:p>
          </table:table-cell>
          <table:table-cell office:value-type="string">
            <text:p>2015-12-09T00:00:00.000+08</text:p>
          </table:table-cell>
          <table:table-cell table:number-columns-repeated="6"/>
        </table:table-row>
        <table:table-row table:style-name="ro2">
          <table:table-cell office:value-type="string">
            <text:p>603399</text:p>
          </table:table-cell>
          <table:table-cell office:value-type="string">
            <text:p>新华龙</text:p>
          </table:table-cell>
          <table:table-cell office:value-type="string">
            <text:p>C 制造业</text:p>
          </table:table-cell>
          <table:table-cell office:value-type="string">
            <text:p>锦州新华龙钼业股份有限公司</text:p>
          </table:table-cell>
          <table:table-cell office:value-type="string">
            <text:p>2012-08-24T00:00:00.000+08</text:p>
          </table:table-cell>
          <table:table-cell table:number-columns-repeated="6"/>
        </table:table-row>
        <table:table-row table:style-name="ro2">
          <table:table-cell office:value-type="string">
            <text:p>603416</text:p>
          </table:table-cell>
          <table:table-cell office:value-type="string">
            <text:p>信捷电气</text:p>
          </table:table-cell>
          <table:table-cell office:value-type="string">
            <text:p>C 制造业</text:p>
          </table:table-cell>
          <table:table-cell office:value-type="string">
            <text:p>无锡信捷电气股份有限公司</text:p>
          </table:table-cell>
          <table:table-cell office:value-type="string">
            <text:p>2016-12-21T00:00:00.000+08</text:p>
          </table:table-cell>
          <table:table-cell table:number-columns-repeated="6"/>
        </table:table-row>
        <table:table-row table:style-name="ro2">
          <table:table-cell office:value-type="string">
            <text:p>603421</text:p>
          </table:table-cell>
          <table:table-cell office:value-type="string">
            <text:p>鼎信通讯</text:p>
          </table:table-cell>
          <table:table-cell office:value-type="string">
            <text:p>I 信息技术</text:p>
          </table:table-cell>
          <table:table-cell office:value-type="string">
            <text:p>青岛鼎信通讯股份有限公司</text:p>
          </table:table-cell>
          <table:table-cell office:value-type="string">
            <text:p>2016-10-11T00:00:00.000+08</text:p>
          </table:table-cell>
          <table:table-cell table:number-columns-repeated="6"/>
        </table:table-row>
        <table:table-row table:style-name="ro2">
          <table:table-cell office:value-type="string">
            <text:p>603429</text:p>
          </table:table-cell>
          <table:table-cell office:value-type="string">
            <text:p>集友股份</text:p>
          </table:table-cell>
          <table:table-cell office:value-type="string">
            <text:p>C 制造业</text:p>
          </table:table-cell>
          <table:table-cell office:value-type="string">
            <text:p>安徽集友新材料股份有限公司</text:p>
          </table:table-cell>
          <table:table-cell office:value-type="string">
            <text:p>2017-01-24T00:00:00.000+08</text:p>
          </table:table-cell>
          <table:table-cell table:number-columns-repeated="6"/>
        </table:table-row>
        <table:table-row table:style-name="ro2">
          <table:table-cell office:value-type="string">
            <text:p>603444</text:p>
          </table:table-cell>
          <table:table-cell office:value-type="string">
            <text:p>吉比特</text:p>
          </table:table-cell>
          <table:table-cell office:value-type="string">
            <text:p>I 信息技术</text:p>
          </table:table-cell>
          <table:table-cell office:value-type="string">
            <text:p>厦门吉比特网络技术股份有限公司</text:p>
          </table:table-cell>
          <table:table-cell office:value-type="string">
            <text:p>2017-01-04T00:00:00.000+08</text:p>
          </table:table-cell>
          <table:table-cell table:number-columns-repeated="6"/>
        </table:table-row>
        <table:table-row table:style-name="ro2">
          <table:table-cell office:value-type="string">
            <text:p>603456</text:p>
          </table:table-cell>
          <table:table-cell office:value-type="string">
            <text:p>九洲药业</text:p>
          </table:table-cell>
          <table:table-cell office:value-type="string">
            <text:p>C 制造业</text:p>
          </table:table-cell>
          <table:table-cell office:value-type="string">
            <text:p>浙江九洲药业股份有限公司</text:p>
          </table:table-cell>
          <table:table-cell office:value-type="string">
            <text:p>2014-10-10T00:00:00.000+08</text:p>
          </table:table-cell>
          <table:table-cell table:number-columns-repeated="6"/>
        </table:table-row>
        <table:table-row table:style-name="ro2">
          <table:table-cell office:value-type="string">
            <text:p>603488</text:p>
          </table:table-cell>
          <table:table-cell office:value-type="string">
            <text:p>展鹏科技</text:p>
          </table:table-cell>
          <table:table-cell office:value-type="string">
            <text:p>C 制造业</text:p>
          </table:table-cell>
          <table:table-cell office:value-type="string">
            <text:p>展鹏科技股份有限公司</text:p>
          </table:table-cell>
          <table:table-cell office:value-type="string">
            <text:p>2017-05-16T00:00:00.000+08</text:p>
          </table:table-cell>
          <table:table-cell table:number-columns-repeated="6"/>
        </table:table-row>
        <table:table-row table:style-name="ro2">
          <table:table-cell office:value-type="string">
            <text:p>603496</text:p>
          </table:table-cell>
          <table:table-cell office:value-type="string">
            <text:p>恒为科技</text:p>
          </table:table-cell>
          <table:table-cell office:value-type="string">
            <text:p>C 制造业</text:p>
          </table:table-cell>
          <table:table-cell office:value-type="string">
            <text:p>恒为科技（上海）股份有限公司</text:p>
          </table:table-cell>
          <table:table-cell office:value-type="string">
            <text:p>2017-06-07T00:00:00.000+08</text:p>
          </table:table-cell>
          <table:table-cell table:number-columns-repeated="6"/>
        </table:table-row>
        <table:table-row table:style-name="ro2">
          <table:table-cell office:value-type="string">
            <text:p>603501</text:p>
          </table:table-cell>
          <table:table-cell office:value-type="string">
            <text:p>韦尔股份</text:p>
          </table:table-cell>
          <table:table-cell office:value-type="string">
            <text:p>C 制造业</text:p>
          </table:table-cell>
          <table:table-cell office:value-type="string">
            <text:p>上海韦尔半导体股份有限公司</text:p>
          </table:table-cell>
          <table:table-cell office:value-type="string">
            <text:p>2017-05-04T00:00:00.000+08</text:p>
          </table:table-cell>
          <table:table-cell table:number-columns-repeated="6"/>
        </table:table-row>
        <table:table-row table:style-name="ro2">
          <table:table-cell office:value-type="string">
            <text:p>603505</text:p>
          </table:table-cell>
          <table:table-cell office:value-type="string">
            <text:p>金石资源</text:p>
          </table:table-cell>
          <table:table-cell office:value-type="string">
            <text:p>B 采矿业</text:p>
          </table:table-cell>
          <table:table-cell office:value-type="string">
            <text:p>金石资源集团股份有限公司</text:p>
          </table:table-cell>
          <table:table-cell office:value-type="string">
            <text:p>2017-05-03T00:00:00.000+08</text:p>
          </table:table-cell>
          <table:table-cell table:number-columns-repeated="6"/>
        </table:table-row>
        <table:table-row table:style-name="ro2">
          <table:table-cell office:value-type="string">
            <text:p>603508</text:p>
          </table:table-cell>
          <table:table-cell office:value-type="string">
            <text:p>思维列控</text:p>
          </table:table-cell>
          <table:table-cell office:value-type="string">
            <text:p>C 制造业</text:p>
          </table:table-cell>
          <table:table-cell office:value-type="string">
            <text:p>河南思维自动化设备股份有限公司</text:p>
          </table:table-cell>
          <table:table-cell office:value-type="string">
            <text:p>2015-12-24T00:00:00.000+08</text:p>
          </table:table-cell>
          <table:table-cell table:number-columns-repeated="6"/>
        </table:table-row>
        <table:table-row table:style-name="ro2">
          <table:table-cell office:value-type="string">
            <text:p>603515</text:p>
          </table:table-cell>
          <table:table-cell office:value-type="string">
            <text:p>欧普照明</text:p>
          </table:table-cell>
          <table:table-cell office:value-type="string">
            <text:p>C 制造业</text:p>
          </table:table-cell>
          <table:table-cell office:value-type="string">
            <text:p>欧普照明股份有限公司</text:p>
          </table:table-cell>
          <table:table-cell office:value-type="string">
            <text:p>2016-08-19T00:00:00.000+08</text:p>
          </table:table-cell>
          <table:table-cell table:number-columns-repeated="6"/>
        </table:table-row>
        <table:table-row table:style-name="ro2">
          <table:table-cell office:value-type="string">
            <text:p>603517</text:p>
          </table:table-cell>
          <table:table-cell office:value-type="string">
            <text:p>绝味食品</text:p>
          </table:table-cell>
          <table:table-cell office:value-type="string">
            <text:p>C 制造业</text:p>
          </table:table-cell>
          <table:table-cell office:value-type="string">
            <text:p>绝味食品股份有限公司</text:p>
          </table:table-cell>
          <table:table-cell office:value-type="string">
            <text:p>2017-03-17T00:00:00.000+08</text:p>
          </table:table-cell>
          <table:table-cell table:number-columns-repeated="6"/>
        </table:table-row>
        <table:table-row table:style-name="ro2">
          <table:table-cell office:value-type="string">
            <text:p>603518</text:p>
          </table:table-cell>
          <table:table-cell office:value-type="string">
            <text:p>维格娜丝</text:p>
          </table:table-cell>
          <table:table-cell office:value-type="string">
            <text:p>C 制造业</text:p>
          </table:table-cell>
          <table:table-cell office:value-type="string">
            <text:p>维格娜丝时装股份有限公司</text:p>
          </table:table-cell>
          <table:table-cell office:value-type="string">
            <text:p>2014-12-03T00:00:00.000+08</text:p>
          </table:table-cell>
          <table:table-cell table:number-columns-repeated="6"/>
        </table:table-row>
        <table:table-row table:style-name="ro2">
          <table:table-cell office:value-type="string">
            <text:p>603519</text:p>
          </table:table-cell>
          <table:table-cell office:value-type="string">
            <text:p>立霸股份</text:p>
          </table:table-cell>
          <table:table-cell office:value-type="string">
            <text:p>C 制造业</text:p>
          </table:table-cell>
          <table:table-cell office:value-type="string">
            <text:p>江苏立霸实业股份有限公司</text:p>
          </table:table-cell>
          <table:table-cell office:value-type="string">
            <text:p>2015-03-19T00:00:00.000+08</text:p>
          </table:table-cell>
          <table:table-cell table:number-columns-repeated="6"/>
        </table:table-row>
        <table:table-row table:style-name="ro2">
          <table:table-cell office:value-type="string">
            <text:p>603520</text:p>
          </table:table-cell>
          <table:table-cell office:value-type="string">
            <text:p>司太立</text:p>
          </table:table-cell>
          <table:table-cell office:value-type="string">
            <text:p>C 制造业</text:p>
          </table:table-cell>
          <table:table-cell office:value-type="string">
            <text:p>浙江司太立制药股份有限公司</text:p>
          </table:table-cell>
          <table:table-cell office:value-type="string">
            <text:p>2016-03-09T00:00:00.000+08</text:p>
          </table:table-cell>
          <table:table-cell table:number-columns-repeated="6"/>
        </table:table-row>
        <table:table-row table:style-name="ro2">
          <table:table-cell office:value-type="string">
            <text:p>603528</text:p>
          </table:table-cell>
          <table:table-cell office:value-type="string">
            <text:p>多伦科技</text:p>
          </table:table-cell>
          <table:table-cell office:value-type="string">
            <text:p>C 制造业</text:p>
          </table:table-cell>
          <table:table-cell office:value-type="string">
            <text:p>南京多伦科技股份有限公司</text:p>
          </table:table-cell>
          <table:table-cell office:value-type="string">
            <text:p>2016-05-03T00:00:00.000+08</text:p>
          </table:table-cell>
          <table:table-cell table:number-columns-repeated="6"/>
        </table:table-row>
        <table:table-row table:style-name="ro2">
          <table:table-cell office:value-type="string">
            <text:p>603536</text:p>
          </table:table-cell>
          <table:table-cell office:value-type="string">
            <text:p>惠发股份</text:p>
          </table:table-cell>
          <table:table-cell office:value-type="string">
            <text:p>C 制造业</text:p>
          </table:table-cell>
          <table:table-cell office:value-type="string">
            <text:p>山东惠发食品股份有限公司</text:p>
          </table:table-cell>
          <table:table-cell office:value-type="string">
            <text:p>2017-06-13T00:00:00.000+08</text:p>
          </table:table-cell>
          <table:table-cell table:number-columns-repeated="6"/>
        </table:table-row>
        <table:table-row table:style-name="ro2">
          <table:table-cell office:value-type="string">
            <text:p>603538</text:p>
          </table:table-cell>
          <table:table-cell office:value-type="string">
            <text:p>美诺华</text:p>
          </table:table-cell>
          <table:table-cell office:value-type="string">
            <text:p>C 制造业</text:p>
          </table:table-cell>
          <table:table-cell office:value-type="string">
            <text:p>宁波美诺华药业股份有限公司</text:p>
          </table:table-cell>
          <table:table-cell office:value-type="string">
            <text:p>2017-04-07T00:00:00.000+08</text:p>
          </table:table-cell>
          <table:table-cell table:number-columns-repeated="6"/>
        </table:table-row>
        <table:table-row table:style-name="ro2">
          <table:table-cell office:value-type="string">
            <text:p>603555</text:p>
          </table:table-cell>
          <table:table-cell office:value-type="string">
            <text:p>贵人鸟</text:p>
          </table:table-cell>
          <table:table-cell office:value-type="string">
            <text:p>C 制造业</text:p>
          </table:table-cell>
          <table:table-cell office:value-type="string">
            <text:p>贵人鸟股份有限公司</text:p>
          </table:table-cell>
          <table:table-cell office:value-type="string">
            <text:p>2014-01-24T00:00:00.000+08</text:p>
          </table:table-cell>
          <table:table-cell table:number-columns-repeated="6"/>
        </table:table-row>
        <table:table-row table:style-name="ro2">
          <table:table-cell office:value-type="string">
            <text:p>603556</text:p>
          </table:table-cell>
          <table:table-cell office:value-type="string">
            <text:p>海兴电力</text:p>
          </table:table-cell>
          <table:table-cell office:value-type="string">
            <text:p>C 制造业</text:p>
          </table:table-cell>
          <table:table-cell office:value-type="string">
            <text:p>杭州海兴电力科技股份有限公司</text:p>
          </table:table-cell>
          <table:table-cell office:value-type="string">
            <text:p>2016-11-10T00:00:00.000+08</text:p>
          </table:table-cell>
          <table:table-cell table:number-columns-repeated="6"/>
        </table:table-row>
        <table:table-row table:style-name="ro2">
          <table:table-cell office:value-type="string">
            <text:p>603558</text:p>
          </table:table-cell>
          <table:table-cell office:value-type="string">
            <text:p>健盛集团</text:p>
          </table:table-cell>
          <table:table-cell office:value-type="string">
            <text:p>C 制造业</text:p>
          </table:table-cell>
          <table:table-cell office:value-type="string">
            <text:p>浙江健盛集团股份有限公司</text:p>
          </table:table-cell>
          <table:table-cell office:value-type="string">
            <text:p>2015-01-27T00:00:00.000+08</text:p>
          </table:table-cell>
          <table:table-cell table:number-columns-repeated="6"/>
        </table:table-row>
        <table:table-row table:style-name="ro2">
          <table:table-cell office:value-type="string">
            <text:p>603559</text:p>
          </table:table-cell>
          <table:table-cell office:value-type="string">
            <text:p>中通国脉</text:p>
          </table:table-cell>
          <table:table-cell office:value-type="string">
            <text:p>I 信息技术</text:p>
          </table:table-cell>
          <table:table-cell office:value-type="string">
            <text:p>中通国脉通信股份有限公司</text:p>
          </table:table-cell>
          <table:table-cell office:value-type="string">
            <text:p>2016-12-02T00:00:00.000+08</text:p>
          </table:table-cell>
          <table:table-cell table:number-columns-repeated="6"/>
        </table:table-row>
        <table:table-row table:style-name="ro2">
          <table:table-cell office:value-type="string">
            <text:p>603566</text:p>
          </table:table-cell>
          <table:table-cell office:value-type="string">
            <text:p>普莱柯</text:p>
          </table:table-cell>
          <table:table-cell office:value-type="string">
            <text:p>C 制造业</text:p>
          </table:table-cell>
          <table:table-cell office:value-type="string">
            <text:p>普莱柯生物工程股份有限公司</text:p>
          </table:table-cell>
          <table:table-cell office:value-type="string">
            <text:p>2015-05-18T00:00:00.000+08</text:p>
          </table:table-cell>
          <table:table-cell table:number-columns-repeated="6"/>
        </table:table-row>
        <table:table-row table:style-name="ro2">
          <table:table-cell office:value-type="string">
            <text:p>603567</text:p>
          </table:table-cell>
          <table:table-cell office:value-type="string">
            <text:p>珍宝岛</text:p>
          </table:table-cell>
          <table:table-cell office:value-type="string">
            <text:p>C 制造业</text:p>
          </table:table-cell>
          <table:table-cell office:value-type="string">
            <text:p>黑龙江珍宝岛药业股份有限公司</text:p>
          </table:table-cell>
          <table:table-cell office:value-type="string">
            <text:p>2015-04-24T00:00:00.000+08</text:p>
          </table:table-cell>
          <table:table-cell table:number-columns-repeated="6"/>
        </table:table-row>
        <table:table-row table:style-name="ro2">
          <table:table-cell office:value-type="string">
            <text:p>603568</text:p>
          </table:table-cell>
          <table:table-cell office:value-type="string">
            <text:p>伟明环保</text:p>
          </table:table-cell>
          <table:table-cell office:value-type="string">
            <text:p>N 公共环保</text:p>
          </table:table-cell>
          <table:table-cell office:value-type="string">
            <text:p>浙江伟明环保股份有限公司</text:p>
          </table:table-cell>
          <table:table-cell office:value-type="string">
            <text:p>2015-05-28T00:00:00.000+08</text:p>
          </table:table-cell>
          <table:table-cell table:number-columns-repeated="6"/>
        </table:table-row>
        <table:table-row table:style-name="ro2">
          <table:table-cell office:value-type="string">
            <text:p>603569</text:p>
          </table:table-cell>
          <table:table-cell office:value-type="string">
            <text:p>长久物流</text:p>
          </table:table-cell>
          <table:table-cell office:value-type="string">
            <text:p>L 商务服务</text:p>
          </table:table-cell>
          <table:table-cell office:value-type="string">
            <text:p>北京长久物流股份有限公司</text:p>
          </table:table-cell>
          <table:table-cell office:value-type="string">
            <text:p>2016-08-10T00:00:00.000+08</text:p>
          </table:table-cell>
          <table:table-cell table:number-columns-repeated="6"/>
        </table:table-row>
        <table:table-row table:style-name="ro2">
          <table:table-cell office:value-type="string">
            <text:p>603577</text:p>
          </table:table-cell>
          <table:table-cell office:value-type="string">
            <text:p>汇金通</text:p>
          </table:table-cell>
          <table:table-cell office:value-type="string">
            <text:p>C 制造业</text:p>
          </table:table-cell>
          <table:table-cell office:value-type="string">
            <text:p>青岛汇金通电力设备股份有限公司</text:p>
          </table:table-cell>
          <table:table-cell office:value-type="string">
            <text:p>2016-12-22T00:00:00.000+08</text:p>
          </table:table-cell>
          <table:table-cell table:number-columns-repeated="6"/>
        </table:table-row>
        <table:table-row table:style-name="ro2">
          <table:table-cell office:value-type="string">
            <text:p>603578</text:p>
          </table:table-cell>
          <table:table-cell office:value-type="string">
            <text:p>三星新材</text:p>
          </table:table-cell>
          <table:table-cell office:value-type="string">
            <text:p>C 制造业</text:p>
          </table:table-cell>
          <table:table-cell office:value-type="string">
            <text:p>浙江三星新材股份有限公司</text:p>
          </table:table-cell>
          <table:table-cell office:value-type="string">
            <text:p>2017-03-06T00:00:00.000+08</text:p>
          </table:table-cell>
          <table:table-cell table:number-columns-repeated="6"/>
        </table:table-row>
        <table:table-row table:style-name="ro2">
          <table:table-cell office:value-type="string">
            <text:p>603579</text:p>
          </table:table-cell>
          <table:table-cell office:value-type="string">
            <text:p>荣泰健康</text:p>
          </table:table-cell>
          <table:table-cell office:value-type="string">
            <text:p>C 制造业</text:p>
          </table:table-cell>
          <table:table-cell office:value-type="string">
            <text:p>上海荣泰健康科技股份有限公司</text:p>
          </table:table-cell>
          <table:table-cell office:value-type="string">
            <text:p>2017-01-11T00:00:00.000+08</text:p>
          </table:table-cell>
          <table:table-cell table:number-columns-repeated="6"/>
        </table:table-row>
        <table:table-row table:style-name="ro2">
          <table:table-cell office:value-type="string">
            <text:p>603580</text:p>
          </table:table-cell>
          <table:table-cell office:value-type="string">
            <text:p>艾艾精工</text:p>
          </table:table-cell>
          <table:table-cell office:value-type="string">
            <text:p>C 制造业</text:p>
          </table:table-cell>
          <table:table-cell office:value-type="string">
            <text:p>艾艾精密工业输送系统（上海）股份有限公司</text:p>
          </table:table-cell>
          <table:table-cell office:value-type="string">
            <text:p>2017-05-25T00:00:00.000+08</text:p>
          </table:table-cell>
          <table:table-cell table:number-columns-repeated="6"/>
        </table:table-row>
        <table:table-row table:style-name="ro2">
          <table:table-cell office:value-type="string">
            <text:p>603585</text:p>
          </table:table-cell>
          <table:table-cell office:value-type="string">
            <text:p>苏利股份</text:p>
          </table:table-cell>
          <table:table-cell office:value-type="string">
            <text:p>C 制造业</text:p>
          </table:table-cell>
          <table:table-cell office:value-type="string">
            <text:p>江苏苏利精细化工股份有限公司</text:p>
          </table:table-cell>
          <table:table-cell office:value-type="string">
            <text:p>2016-12-14T00:00:00.000+08</text:p>
          </table:table-cell>
          <table:table-cell table:number-columns-repeated="6"/>
        </table:table-row>
        <table:table-row table:style-name="ro2">
          <table:table-cell office:value-type="string">
            <text:p>603586</text:p>
          </table:table-cell>
          <table:table-cell office:value-type="string">
            <text:p>金麒麟</text:p>
          </table:table-cell>
          <table:table-cell office:value-type="string">
            <text:p>C 制造业</text:p>
          </table:table-cell>
          <table:table-cell office:value-type="string">
            <text:p>山东金麒麟股份有限公司</text:p>
          </table:table-cell>
          <table:table-cell office:value-type="string">
            <text:p>2017-04-06T00:00:00.000+08</text:p>
          </table:table-cell>
          <table:table-cell table:number-columns-repeated="6"/>
        </table:table-row>
        <table:table-row table:style-name="ro2">
          <table:table-cell office:value-type="string">
            <text:p>603588</text:p>
          </table:table-cell>
          <table:table-cell office:value-type="string">
            <text:p>高能环境</text:p>
          </table:table-cell>
          <table:table-cell office:value-type="string">
            <text:p>N 公共环保</text:p>
          </table:table-cell>
          <table:table-cell office:value-type="string">
            <text:p>北京高能时代环境技术股份有限公司</text:p>
          </table:table-cell>
          <table:table-cell office:value-type="string">
            <text:p>2014-12-29T00:00:00.000+08</text:p>
          </table:table-cell>
          <table:table-cell table:number-columns-repeated="6"/>
        </table:table-row>
        <table:table-row table:style-name="ro2">
          <table:table-cell office:value-type="string">
            <text:p>603589</text:p>
          </table:table-cell>
          <table:table-cell office:value-type="string">
            <text:p>口子窖</text:p>
          </table:table-cell>
          <table:table-cell office:value-type="string">
            <text:p>C 制造业</text:p>
          </table:table-cell>
          <table:table-cell office:value-type="string">
            <text:p>安徽口子酒业股份有限公司</text:p>
          </table:table-cell>
          <table:table-cell office:value-type="string">
            <text:p>2015-06-29T00:00:00.000+08</text:p>
          </table:table-cell>
          <table:table-cell table:number-columns-repeated="6"/>
        </table:table-row>
        <table:table-row table:style-name="ro2">
          <table:table-cell office:value-type="string">
            <text:p>603598</text:p>
          </table:table-cell>
          <table:table-cell office:value-type="string">
            <text:p>引力传媒</text:p>
          </table:table-cell>
          <table:table-cell office:value-type="string">
            <text:p>L 商务服务</text:p>
          </table:table-cell>
          <table:table-cell office:value-type="string">
            <text:p>引力传媒股份有限公司</text:p>
          </table:table-cell>
          <table:table-cell office:value-type="string">
            <text:p>2015-05-27T00:00:00.000+08</text:p>
          </table:table-cell>
          <table:table-cell table:number-columns-repeated="6"/>
        </table:table-row>
        <table:table-row table:style-name="ro2">
          <table:table-cell office:value-type="string">
            <text:p>603599</text:p>
          </table:table-cell>
          <table:table-cell office:value-type="string">
            <text:p>广信股份</text:p>
          </table:table-cell>
          <table:table-cell office:value-type="string">
            <text:p>C 制造业</text:p>
          </table:table-cell>
          <table:table-cell office:value-type="string">
            <text:p>安徽广信农化股份有限公司</text:p>
          </table:table-cell>
          <table:table-cell office:value-type="string">
            <text:p>2015-05-13T00:00:00.000+08</text:p>
          </table:table-cell>
          <table:table-cell table:number-columns-repeated="6"/>
        </table:table-row>
        <table:table-row table:style-name="ro2">
          <table:table-cell office:value-type="string">
            <text:p>603600</text:p>
          </table:table-cell>
          <table:table-cell office:value-type="string">
            <text:p>永艺股份</text:p>
          </table:table-cell>
          <table:table-cell office:value-type="string">
            <text:p>C 制造业</text:p>
          </table:table-cell>
          <table:table-cell office:value-type="string">
            <text:p>永艺家具股份有限公司</text:p>
          </table:table-cell>
          <table:table-cell office:value-type="string">
            <text:p>2015-01-23T00:00:00.000+08</text:p>
          </table:table-cell>
          <table:table-cell table:number-columns-repeated="6"/>
        </table:table-row>
        <table:table-row table:style-name="ro2">
          <table:table-cell office:value-type="string">
            <text:p>603601</text:p>
          </table:table-cell>
          <table:table-cell office:value-type="string">
            <text:p>再升科技</text:p>
          </table:table-cell>
          <table:table-cell office:value-type="string">
            <text:p>C 制造业</text:p>
          </table:table-cell>
          <table:table-cell office:value-type="string">
            <text:p>重庆再升科技股份有限公司</text:p>
          </table:table-cell>
          <table:table-cell office:value-type="string">
            <text:p>2015-01-22T00:00:00.000+08</text:p>
          </table:table-cell>
          <table:table-cell table:number-columns-repeated="6"/>
        </table:table-row>
        <table:table-row table:style-name="ro2">
          <table:table-cell office:value-type="string">
            <text:p>603603</text:p>
          </table:table-cell>
          <table:table-cell office:value-type="string">
            <text:p>博天环境</text:p>
          </table:table-cell>
          <table:table-cell office:value-type="string">
            <text:p>N 公共环保</text:p>
          </table:table-cell>
          <table:table-cell office:value-type="string">
            <text:p>博天环境集团股份有限公司</text:p>
          </table:table-cell>
          <table:table-cell office:value-type="string">
            <text:p>2017-02-17T00:00:00.000+08</text:p>
          </table:table-cell>
          <table:table-cell table:number-columns-repeated="6"/>
        </table:table-row>
        <table:table-row table:style-name="ro2">
          <table:table-cell office:value-type="string">
            <text:p>603606</text:p>
          </table:table-cell>
          <table:table-cell office:value-type="string">
            <text:p>东方电缆</text:p>
          </table:table-cell>
          <table:table-cell office:value-type="string">
            <text:p>C 制造业</text:p>
          </table:table-cell>
          <table:table-cell office:value-type="string">
            <text:p>宁波东方电缆股份有限公司</text:p>
          </table:table-cell>
          <table:table-cell office:value-type="string">
            <text:p>2014-10-15T00:00:00.000+08</text:p>
          </table:table-cell>
          <table:table-cell table:number-columns-repeated="6"/>
        </table:table-row>
        <table:table-row table:style-name="ro2">
          <table:table-cell office:value-type="string">
            <text:p>603608</text:p>
          </table:table-cell>
          <table:table-cell office:value-type="string">
            <text:p>天创时尚</text:p>
          </table:table-cell>
          <table:table-cell office:value-type="string">
            <text:p>C 制造业</text:p>
          </table:table-cell>
          <table:table-cell office:value-type="string">
            <text:p>广州天创时尚鞋业股份有限公司</text:p>
          </table:table-cell>
          <table:table-cell office:value-type="string">
            <text:p>2016-02-18T00:00:00.000+08</text:p>
          </table:table-cell>
          <table:table-cell table:number-columns-repeated="6"/>
        </table:table-row>
        <table:table-row table:style-name="ro2">
          <table:table-cell office:value-type="string">
            <text:p>603609</text:p>
          </table:table-cell>
          <table:table-cell office:value-type="string">
            <text:p>禾丰牧业</text:p>
          </table:table-cell>
          <table:table-cell office:value-type="string">
            <text:p>C 制造业</text:p>
          </table:table-cell>
          <table:table-cell office:value-type="string">
            <text:p>辽宁禾丰牧业股份有限公司</text:p>
          </table:table-cell>
          <table:table-cell office:value-type="string">
            <text:p>2014-08-08T00:00:00.000+08</text:p>
          </table:table-cell>
          <table:table-cell table:number-columns-repeated="6"/>
        </table:table-row>
        <table:table-row table:style-name="ro2">
          <table:table-cell office:value-type="string">
            <text:p>603611</text:p>
          </table:table-cell>
          <table:table-cell office:value-type="string">
            <text:p>诺力股份</text:p>
          </table:table-cell>
          <table:table-cell office:value-type="string">
            <text:p>C 制造业</text:p>
          </table:table-cell>
          <table:table-cell office:value-type="string">
            <text:p>诺力机械股份有限公司</text:p>
          </table:table-cell>
          <table:table-cell office:value-type="string">
            <text:p>2015-01-28T00:00:00.000+08</text:p>
          </table:table-cell>
          <table:table-cell table:number-columns-repeated="6"/>
        </table:table-row>
        <table:table-row table:style-name="ro2">
          <table:table-cell office:value-type="string">
            <text:p>603615</text:p>
          </table:table-cell>
          <table:table-cell office:value-type="string">
            <text:p>茶花股份</text:p>
          </table:table-cell>
          <table:table-cell office:value-type="string">
            <text:p>C 制造业</text:p>
          </table:table-cell>
          <table:table-cell office:value-type="string">
            <text:p>茶花现代家居用品股份有限公司</text:p>
          </table:table-cell>
          <table:table-cell office:value-type="string">
            <text:p>2017-02-13T00:00:00.000+08</text:p>
          </table:table-cell>
          <table:table-cell table:number-columns-repeated="6"/>
        </table:table-row>
        <table:table-row table:style-name="ro2">
          <table:table-cell office:value-type="string">
            <text:p>603616</text:p>
          </table:table-cell>
          <table:table-cell office:value-type="string">
            <text:p>韩建河山</text:p>
          </table:table-cell>
          <table:table-cell office:value-type="string">
            <text:p>C 制造业</text:p>
          </table:table-cell>
          <table:table-cell office:value-type="string">
            <text:p>北京韩建河山管业股份有限公司</text:p>
          </table:table-cell>
          <table:table-cell office:value-type="string">
            <text:p>2015-06-11T00:00:00.000+08</text:p>
          </table:table-cell>
          <table:table-cell table:number-columns-repeated="6"/>
        </table:table-row>
        <table:table-row table:style-name="ro2">
          <table:table-cell office:value-type="string">
            <text:p>603618</text:p>
          </table:table-cell>
          <table:table-cell office:value-type="string">
            <text:p>杭电股份</text:p>
          </table:table-cell>
          <table:table-cell office:value-type="string">
            <text:p>C 制造业</text:p>
          </table:table-cell>
          <table:table-cell office:value-type="string">
            <text:p>杭州电缆股份有限公司</text:p>
          </table:table-cell>
          <table:table-cell office:value-type="string">
            <text:p>2015-02-17T00:00:00.000+08</text:p>
          </table:table-cell>
          <table:table-cell table:number-columns-repeated="6"/>
        </table:table-row>
        <table:table-row table:style-name="ro2">
          <table:table-cell office:value-type="string">
            <text:p>603626</text:p>
          </table:table-cell>
          <table:table-cell office:value-type="string">
            <text:p>科森科技</text:p>
          </table:table-cell>
          <table:table-cell office:value-type="string">
            <text:p>C 制造业</text:p>
          </table:table-cell>
          <table:table-cell office:value-type="string">
            <text:p>昆山科森科技股份有限公司</text:p>
          </table:table-cell>
          <table:table-cell office:value-type="string">
            <text:p>2017-02-09T00:00:00.000+08</text:p>
          </table:table-cell>
          <table:table-cell table:number-columns-repeated="6"/>
        </table:table-row>
        <table:table-row table:style-name="ro2">
          <table:table-cell office:value-type="string">
            <text:p>603628</text:p>
          </table:table-cell>
          <table:table-cell office:value-type="string">
            <text:p>清源股份</text:p>
          </table:table-cell>
          <table:table-cell office:value-type="string">
            <text:p>C 制造业</text:p>
          </table:table-cell>
          <table:table-cell office:value-type="string">
            <text:p>清源科技（厦门）股份有限公司</text:p>
          </table:table-cell>
          <table:table-cell office:value-type="string">
            <text:p>2017-01-12T00:00:00.000+08</text:p>
          </table:table-cell>
          <table:table-cell table:number-columns-repeated="6"/>
        </table:table-row>
        <table:table-row table:style-name="ro2">
          <table:table-cell office:value-type="string">
            <text:p>603630</text:p>
          </table:table-cell>
          <table:table-cell office:value-type="string">
            <text:p>拉芳家化</text:p>
          </table:table-cell>
          <table:table-cell office:value-type="string">
            <text:p>C 制造业</text:p>
          </table:table-cell>
          <table:table-cell office:value-type="string">
            <text:p>拉芳家化股份有限公司</text:p>
          </table:table-cell>
          <table:table-cell office:value-type="string">
            <text:p>2017-03-13T00:00:00.000+08</text:p>
          </table:table-cell>
          <table:table-cell table:number-columns-repeated="6"/>
        </table:table-row>
        <table:table-row table:style-name="ro2">
          <table:table-cell office:value-type="string">
            <text:p>603633</text:p>
          </table:table-cell>
          <table:table-cell office:value-type="string">
            <text:p>?木股份</text:p>
          </table:table-cell>
          <table:table-cell office:value-type="string">
            <text:p>C 制造业</text:p>
          </table:table-cell>
          <table:table-cell office:value-type="string">
            <text:p>上海徕木电子股份有限公司</text:p>
          </table:table-cell>
          <table:table-cell office:value-type="string">
            <text:p>2016-11-17T00:00:00.000+08</text:p>
          </table:table-cell>
          <table:table-cell table:number-columns-repeated="6"/>
        </table:table-row>
        <table:table-row table:style-name="ro2">
          <table:table-cell office:value-type="string">
            <text:p>603636</text:p>
          </table:table-cell>
          <table:table-cell office:value-type="string">
            <text:p>南威软件</text:p>
          </table:table-cell>
          <table:table-cell office:value-type="string">
            <text:p>I 信息技术</text:p>
          </table:table-cell>
          <table:table-cell office:value-type="string">
            <text:p>南威软件股份有限公司</text:p>
          </table:table-cell>
          <table:table-cell office:value-type="string">
            <text:p>2014-12-30T00:00:00.000+08</text:p>
          </table:table-cell>
          <table:table-cell table:number-columns-repeated="6"/>
        </table:table-row>
        <table:table-row table:style-name="ro2">
          <table:table-cell office:value-type="string">
            <text:p>603637</text:p>
          </table:table-cell>
          <table:table-cell office:value-type="string">
            <text:p>镇海股份</text:p>
          </table:table-cell>
          <table:table-cell office:value-type="string">
            <text:p>M 科研服务</text:p>
          </table:table-cell>
          <table:table-cell office:value-type="string">
            <text:p>镇海石化工程股份有限公司</text:p>
          </table:table-cell>
          <table:table-cell office:value-type="string">
            <text:p>2017-02-08T00:00:00.000+08</text:p>
          </table:table-cell>
          <table:table-cell table:number-columns-repeated="6"/>
        </table:table-row>
        <table:table-row table:style-name="ro2">
          <table:table-cell office:value-type="string">
            <text:p>603638</text:p>
          </table:table-cell>
          <table:table-cell office:value-type="string">
            <text:p>艾迪精密</text:p>
          </table:table-cell>
          <table:table-cell office:value-type="string">
            <text:p>C 制造业</text:p>
          </table:table-cell>
          <table:table-cell office:value-type="string">
            <text:p>烟台艾迪精密机械股份有限公司</text:p>
          </table:table-cell>
          <table:table-cell office:value-type="string">
            <text:p>2017-01-20T00:00:00.000+08</text:p>
          </table:table-cell>
          <table:table-cell table:number-columns-repeated="6"/>
        </table:table-row>
        <table:table-row table:style-name="ro2">
          <table:table-cell office:value-type="string">
            <text:p>603639</text:p>
          </table:table-cell>
          <table:table-cell office:value-type="string">
            <text:p>海利尔</text:p>
          </table:table-cell>
          <table:table-cell office:value-type="string">
            <text:p>C 制造业</text:p>
          </table:table-cell>
          <table:table-cell office:value-type="string">
            <text:p>海利尔药业集团股份有限公司</text:p>
          </table:table-cell>
          <table:table-cell office:value-type="string">
            <text:p>2017-01-12T00:00:00.000+08</text:p>
          </table:table-cell>
          <table:table-cell table:number-columns-repeated="6"/>
        </table:table-row>
        <table:table-row table:style-name="ro2">
          <table:table-cell office:value-type="string">
            <text:p>603656</text:p>
          </table:table-cell>
          <table:table-cell office:value-type="string">
            <text:p>泰禾光电</text:p>
          </table:table-cell>
          <table:table-cell office:value-type="string">
            <text:p>C 制造业</text:p>
          </table:table-cell>
          <table:table-cell office:value-type="string">
            <text:p>合肥泰禾光电科技股份有限公司</text:p>
          </table:table-cell>
          <table:table-cell office:value-type="string">
            <text:p>2017-03-21T00:00:00.000+08</text:p>
          </table:table-cell>
          <table:table-cell table:number-columns-repeated="6"/>
        </table:table-row>
        <table:table-row table:style-name="ro2">
          <table:table-cell office:value-type="string">
            <text:p>603658</text:p>
          </table:table-cell>
          <table:table-cell office:value-type="string">
            <text:p>安图生物</text:p>
          </table:table-cell>
          <table:table-cell office:value-type="string">
            <text:p>C 制造业</text:p>
          </table:table-cell>
          <table:table-cell office:value-type="string">
            <text:p>郑州安图生物工程股份有限公司</text:p>
          </table:table-cell>
          <table:table-cell office:value-type="string">
            <text:p>2016-09-01T00:00:00.000+08</text:p>
          </table:table-cell>
          <table:table-cell table:number-columns-repeated="6"/>
        </table:table-row>
        <table:table-row table:style-name="ro2">
          <table:table-cell office:value-type="string">
            <text:p>603660</text:p>
          </table:table-cell>
          <table:table-cell office:value-type="string">
            <text:p>苏州科达</text:p>
          </table:table-cell>
          <table:table-cell office:value-type="string">
            <text:p>C 制造业</text:p>
          </table:table-cell>
          <table:table-cell office:value-type="string">
            <text:p>苏州科达科技股份有限公司</text:p>
          </table:table-cell>
          <table:table-cell office:value-type="string">
            <text:p>2016-12-01T00:00:00.000+08</text:p>
          </table:table-cell>
          <table:table-cell table:number-columns-repeated="6"/>
        </table:table-row>
        <table:table-row table:style-name="ro2">
          <table:table-cell office:value-type="string">
            <text:p>603663</text:p>
          </table:table-cell>
          <table:table-cell office:value-type="string">
            <text:p>三祥新材</text:p>
          </table:table-cell>
          <table:table-cell office:value-type="string">
            <text:p>C 制造业</text:p>
          </table:table-cell>
          <table:table-cell office:value-type="string">
            <text:p>三祥新材股份有限公司</text:p>
          </table:table-cell>
          <table:table-cell office:value-type="string">
            <text:p>2016-08-01T00:00:00.000+08</text:p>
          </table:table-cell>
          <table:table-cell table:number-columns-repeated="6"/>
        </table:table-row>
        <table:table-row table:style-name="ro2">
          <table:table-cell office:value-type="string">
            <text:p>603665</text:p>
          </table:table-cell>
          <table:table-cell office:value-type="string">
            <text:p>康隆达</text:p>
          </table:table-cell>
          <table:table-cell office:value-type="string">
            <text:p>C 制造业</text:p>
          </table:table-cell>
          <table:table-cell office:value-type="string">
            <text:p>浙江康隆达特种防护科技股份有限公司</text:p>
          </table:table-cell>
          <table:table-cell office:value-type="string">
            <text:p>2017-03-13T00:00:00.000+08</text:p>
          </table:table-cell>
          <table:table-cell table:number-columns-repeated="6"/>
        </table:table-row>
        <table:table-row table:style-name="ro2">
          <table:table-cell office:value-type="string">
            <text:p>603667</text:p>
          </table:table-cell>
          <table:table-cell office:value-type="string">
            <text:p>五洲新春</text:p>
          </table:table-cell>
          <table:table-cell office:value-type="string">
            <text:p>C 制造业</text:p>
          </table:table-cell>
          <table:table-cell office:value-type="string">
            <text:p>浙江五洲新春集团股份有限公司</text:p>
          </table:table-cell>
          <table:table-cell office:value-type="string">
            <text:p>2016-10-25T00:00:00.000+08</text:p>
          </table:table-cell>
          <table:table-cell table:number-columns-repeated="6"/>
        </table:table-row>
        <table:table-row table:style-name="ro2">
          <table:table-cell office:value-type="string">
            <text:p>603668</text:p>
          </table:table-cell>
          <table:table-cell office:value-type="string">
            <text:p>天马科技</text:p>
          </table:table-cell>
          <table:table-cell office:value-type="string">
            <text:p>C 制造业</text:p>
          </table:table-cell>
          <table:table-cell office:value-type="string">
            <text:p>福建天马科技集团股份有限公司</text:p>
          </table:table-cell>
          <table:table-cell office:value-type="string">
            <text:p>2017-01-17T00:00:00.000+08</text:p>
          </table:table-cell>
          <table:table-cell table:number-columns-repeated="6"/>
        </table:table-row>
        <table:table-row table:style-name="ro2">
          <table:table-cell office:value-type="string">
            <text:p>603669</text:p>
          </table:table-cell>
          <table:table-cell office:value-type="string">
            <text:p>灵康药业</text:p>
          </table:table-cell>
          <table:table-cell office:value-type="string">
            <text:p>C 制造业</text:p>
          </table:table-cell>
          <table:table-cell office:value-type="string">
            <text:p>灵康药业集团股份有限公司</text:p>
          </table:table-cell>
          <table:table-cell office:value-type="string">
            <text:p>2015-05-28T00:00:00.000+08</text:p>
          </table:table-cell>
          <table:table-cell table:number-columns-repeated="6"/>
        </table:table-row>
        <table:table-row table:style-name="ro2">
          <table:table-cell office:value-type="string">
            <text:p>603677</text:p>
          </table:table-cell>
          <table:table-cell office:value-type="string">
            <text:p>奇精机械</text:p>
          </table:table-cell>
          <table:table-cell office:value-type="string">
            <text:p>C 制造业</text:p>
          </table:table-cell>
          <table:table-cell office:value-type="string">
            <text:p>奇精机械股份有限公司</text:p>
          </table:table-cell>
          <table:table-cell office:value-type="string">
            <text:p>2017-02-06T00:00:00.000+08</text:p>
          </table:table-cell>
          <table:table-cell table:number-columns-repeated="6"/>
        </table:table-row>
        <table:table-row table:style-name="ro2">
          <table:table-cell office:value-type="string">
            <text:p>603678</text:p>
          </table:table-cell>
          <table:table-cell office:value-type="string">
            <text:p>火炬电子</text:p>
          </table:table-cell>
          <table:table-cell office:value-type="string">
            <text:p>C 制造业</text:p>
          </table:table-cell>
          <table:table-cell office:value-type="string">
            <text:p>福建火炬电子科技股份有限公司</text:p>
          </table:table-cell>
          <table:table-cell office:value-type="string">
            <text:p>2015-01-26T00:00:00.000+08</text:p>
          </table:table-cell>
          <table:table-cell table:number-columns-repeated="6"/>
        </table:table-row>
        <table:table-row table:style-name="ro2">
          <table:table-cell office:value-type="string">
            <text:p>603686</text:p>
          </table:table-cell>
          <table:table-cell office:value-type="string">
            <text:p>龙马环卫</text:p>
          </table:table-cell>
          <table:table-cell office:value-type="string">
            <text:p>C 制造业</text:p>
          </table:table-cell>
          <table:table-cell office:value-type="string">
            <text:p>福建龙马环卫装备股份有限公司</text:p>
          </table:table-cell>
          <table:table-cell office:value-type="string">
            <text:p>2015-01-26T00:00:00.000+08</text:p>
          </table:table-cell>
          <table:table-cell table:number-columns-repeated="6"/>
        </table:table-row>
        <table:table-row table:style-name="ro2">
          <table:table-cell office:value-type="string">
            <text:p>603688</text:p>
          </table:table-cell>
          <table:table-cell office:value-type="string">
            <text:p>石英股份</text:p>
          </table:table-cell>
          <table:table-cell office:value-type="string">
            <text:p>C 制造业</text:p>
          </table:table-cell>
          <table:table-cell office:value-type="string">
            <text:p>江苏太平洋石英股份有限公司</text:p>
          </table:table-cell>
          <table:table-cell office:value-type="string">
            <text:p>2014-10-31T00:00:00.000+08</text:p>
          </table:table-cell>
          <table:table-cell table:number-columns-repeated="6"/>
        </table:table-row>
        <table:table-row table:style-name="ro2">
          <table:table-cell office:value-type="string">
            <text:p>603689</text:p>
          </table:table-cell>
          <table:table-cell office:value-type="string">
            <text:p>皖天然气</text:p>
          </table:table-cell>
          <table:table-cell office:value-type="string">
            <text:p>D 水电煤气</text:p>
          </table:table-cell>
          <table:table-cell office:value-type="string">
            <text:p>安徽省天然气开发股份有限公司</text:p>
          </table:table-cell>
          <table:table-cell office:value-type="string">
            <text:p>2017-01-10T00:00:00.000+08</text:p>
          </table:table-cell>
          <table:table-cell table:number-columns-repeated="6"/>
        </table:table-row>
        <table:table-row table:style-name="ro2">
          <table:table-cell office:value-type="string">
            <text:p>603690</text:p>
          </table:table-cell>
          <table:table-cell office:value-type="string">
            <text:p>至纯科技</text:p>
          </table:table-cell>
          <table:table-cell office:value-type="string">
            <text:p>C 制造业</text:p>
          </table:table-cell>
          <table:table-cell office:value-type="string">
            <text:p>上海至纯洁净系统科技股份有限公司</text:p>
          </table:table-cell>
          <table:table-cell office:value-type="string">
            <text:p>2017-01-13T00:00:00.000+08</text:p>
          </table:table-cell>
          <table:table-cell table:number-columns-repeated="6"/>
        </table:table-row>
        <table:table-row table:style-name="ro2">
          <table:table-cell office:value-type="string">
            <text:p>603696</text:p>
          </table:table-cell>
          <table:table-cell office:value-type="string">
            <text:p>安记食品</text:p>
          </table:table-cell>
          <table:table-cell office:value-type="string">
            <text:p>C 制造业</text:p>
          </table:table-cell>
          <table:table-cell office:value-type="string">
            <text:p>安记食品股份有限公司</text:p>
          </table:table-cell>
          <table:table-cell office:value-type="string">
            <text:p>2015-12-09T00:00:00.000+08</text:p>
          </table:table-cell>
          <table:table-cell table:number-columns-repeated="6"/>
        </table:table-row>
        <table:table-row table:style-name="ro2">
          <table:table-cell office:value-type="string">
            <text:p>603698</text:p>
          </table:table-cell>
          <table:table-cell office:value-type="string">
            <text:p>航天工程</text:p>
          </table:table-cell>
          <table:table-cell office:value-type="string">
            <text:p>M 科研服务</text:p>
          </table:table-cell>
          <table:table-cell office:value-type="string">
            <text:p>航天长征化学工程股份有限公司</text:p>
          </table:table-cell>
          <table:table-cell office:value-type="string">
            <text:p>2015-01-28T00:00:00.000+08</text:p>
          </table:table-cell>
          <table:table-cell table:number-columns-repeated="6"/>
        </table:table-row>
        <table:table-row table:style-name="ro2">
          <table:table-cell office:value-type="string">
            <text:p>603699</text:p>
          </table:table-cell>
          <table:table-cell office:value-type="string">
            <text:p>纽威股份</text:p>
          </table:table-cell>
          <table:table-cell office:value-type="string">
            <text:p>C 制造业</text:p>
          </table:table-cell>
          <table:table-cell office:value-type="string">
            <text:p>苏州纽威阀门股份有限公司</text:p>
          </table:table-cell>
          <table:table-cell office:value-type="string">
            <text:p>2014-01-17T00:00:00.000+08</text:p>
          </table:table-cell>
          <table:table-cell table:number-columns-repeated="6"/>
        </table:table-row>
        <table:table-row table:style-name="ro2">
          <table:table-cell office:value-type="string">
            <text:p>603701</text:p>
          </table:table-cell>
          <table:table-cell office:value-type="string">
            <text:p>德宏股份</text:p>
          </table:table-cell>
          <table:table-cell office:value-type="string">
            <text:p>C 制造业</text:p>
          </table:table-cell>
          <table:table-cell office:value-type="string">
            <text:p>浙江德宏汽车电子电器股份有限公司</text:p>
          </table:table-cell>
          <table:table-cell office:value-type="string">
            <text:p>2016-04-12T00:00:00.000+08</text:p>
          </table:table-cell>
          <table:table-cell table:number-columns-repeated="6"/>
        </table:table-row>
        <table:table-row table:style-name="ro2">
          <table:table-cell office:value-type="string">
            <text:p>603703</text:p>
          </table:table-cell>
          <table:table-cell office:value-type="string">
            <text:p>盛洋科技</text:p>
          </table:table-cell>
          <table:table-cell office:value-type="string">
            <text:p>C 制造业</text:p>
          </table:table-cell>
          <table:table-cell office:value-type="string">
            <text:p>浙江盛洋科技股份有限公司</text:p>
          </table:table-cell>
          <table:table-cell office:value-type="string">
            <text:p>2015-04-23T00:00:00.000+08</text:p>
          </table:table-cell>
          <table:table-cell table:number-columns-repeated="6"/>
        </table:table-row>
        <table:table-row table:style-name="ro2">
          <table:table-cell office:value-type="string">
            <text:p>603708</text:p>
          </table:table-cell>
          <table:table-cell office:value-type="string">
            <text:p>家家悦</text:p>
          </table:table-cell>
          <table:table-cell office:value-type="string">
            <text:p>F 批发零售</text:p>
          </table:table-cell>
          <table:table-cell office:value-type="string">
            <text:p>家家悦集团股份有限公司</text:p>
          </table:table-cell>
          <table:table-cell office:value-type="string">
            <text:p>2016-12-13T00:00:00.000+08</text:p>
          </table:table-cell>
          <table:table-cell table:number-columns-repeated="6"/>
        </table:table-row>
        <table:table-row table:style-name="ro2">
          <table:table-cell office:value-type="string">
            <text:p>603716</text:p>
          </table:table-cell>
          <table:table-cell office:value-type="string">
            <text:p>塞力斯</text:p>
          </table:table-cell>
          <table:table-cell office:value-type="string">
            <text:p>F 批发零售</text:p>
          </table:table-cell>
          <table:table-cell office:value-type="string">
            <text:p>武汉塞力斯医疗科技股份有限公司</text:p>
          </table:table-cell>
          <table:table-cell office:value-type="string">
            <text:p>2016-10-31T00:00:00.000+08</text:p>
          </table:table-cell>
          <table:table-cell table:number-columns-repeated="6"/>
        </table:table-row>
        <table:table-row table:style-name="ro2">
          <table:table-cell office:value-type="string">
            <text:p>603717</text:p>
          </table:table-cell>
          <table:table-cell office:value-type="string">
            <text:p>天域生态</text:p>
          </table:table-cell>
          <table:table-cell office:value-type="string">
            <text:p>E 建筑业</text:p>
          </table:table-cell>
          <table:table-cell office:value-type="string">
            <text:p>天域生态园林股份有限公司</text:p>
          </table:table-cell>
          <table:table-cell office:value-type="string">
            <text:p>2017-03-27T00:00:00.000+08</text:p>
          </table:table-cell>
          <table:table-cell table:number-columns-repeated="6"/>
        </table:table-row>
        <table:table-row table:style-name="ro2">
          <table:table-cell office:value-type="string">
            <text:p>603718</text:p>
          </table:table-cell>
          <table:table-cell office:value-type="string">
            <text:p>海利生物</text:p>
          </table:table-cell>
          <table:table-cell office:value-type="string">
            <text:p>C 制造业</text:p>
          </table:table-cell>
          <table:table-cell office:value-type="string">
            <text:p>上海海利生物技术股份有限公司</text:p>
          </table:table-cell>
          <table:table-cell office:value-type="string">
            <text:p>2015-05-15T00:00:00.000+08</text:p>
          </table:table-cell>
          <table:table-cell table:number-columns-repeated="6"/>
        </table:table-row>
        <table:table-row table:style-name="ro2">
          <table:table-cell office:value-type="string">
            <text:p>603726</text:p>
          </table:table-cell>
          <table:table-cell office:value-type="string">
            <text:p>朗迪集团</text:p>
          </table:table-cell>
          <table:table-cell office:value-type="string">
            <text:p>C 制造业</text:p>
          </table:table-cell>
          <table:table-cell office:value-type="string">
            <text:p>浙江朗迪集团股份有限公司</text:p>
          </table:table-cell>
          <table:table-cell office:value-type="string">
            <text:p>2016-04-21T00:00:00.000+08</text:p>
          </table:table-cell>
          <table:table-cell table:number-columns-repeated="6"/>
        </table:table-row>
        <table:table-row table:style-name="ro2">
          <table:table-cell office:value-type="string">
            <text:p>603727</text:p>
          </table:table-cell>
          <table:table-cell office:value-type="string">
            <text:p>博迈科</text:p>
          </table:table-cell>
          <table:table-cell office:value-type="string">
            <text:p>B 采矿业</text:p>
          </table:table-cell>
          <table:table-cell office:value-type="string">
            <text:p>博迈科海洋工程股份有限公司</text:p>
          </table:table-cell>
          <table:table-cell office:value-type="string">
            <text:p>2016-11-22T00:00:00.000+08</text:p>
          </table:table-cell>
          <table:table-cell table:number-columns-repeated="6"/>
        </table:table-row>
        <table:table-row table:style-name="ro2">
          <table:table-cell office:value-type="string">
            <text:p>603728</text:p>
          </table:table-cell>
          <table:table-cell office:value-type="string">
            <text:p>鸣志电器</text:p>
          </table:table-cell>
          <table:table-cell office:value-type="string">
            <text:p>C 制造业</text:p>
          </table:table-cell>
          <table:table-cell office:value-type="string">
            <text:p>上海鸣志电器股份有限公司</text:p>
          </table:table-cell>
          <table:table-cell office:value-type="string">
            <text:p>2017-05-09T00:00:00.000+08</text:p>
          </table:table-cell>
          <table:table-cell table:number-columns-repeated="6"/>
        </table:table-row>
        <table:table-row table:style-name="ro2">
          <table:table-cell office:value-type="string">
            <text:p>603729</text:p>
          </table:table-cell>
          <table:table-cell office:value-type="string">
            <text:p>龙韵股份</text:p>
          </table:table-cell>
          <table:table-cell office:value-type="string">
            <text:p>L 商务服务</text:p>
          </table:table-cell>
          <table:table-cell office:value-type="string">
            <text:p>上海龙韵广告传播股份有限公司</text:p>
          </table:table-cell>
          <table:table-cell office:value-type="string">
            <text:p>2015-03-24T00:00:00.000+08</text:p>
          </table:table-cell>
          <table:table-cell table:number-columns-repeated="6"/>
        </table:table-row>
        <table:table-row table:style-name="ro2">
          <table:table-cell office:value-type="string">
            <text:p>603737</text:p>
          </table:table-cell>
          <table:table-cell office:value-type="string">
            <text:p>三棵树</text:p>
          </table:table-cell>
          <table:table-cell office:value-type="string">
            <text:p>C 制造业</text:p>
          </table:table-cell>
          <table:table-cell office:value-type="string">
            <text:p>三棵树涂料股份有限公司</text:p>
          </table:table-cell>
          <table:table-cell office:value-type="string">
            <text:p>2016-06-03T00:00:00.000+08</text:p>
          </table:table-cell>
          <table:table-cell table:number-columns-repeated="6"/>
        </table:table-row>
        <table:table-row table:style-name="ro2">
          <table:table-cell office:value-type="string">
            <text:p>603738</text:p>
          </table:table-cell>
          <table:table-cell office:value-type="string">
            <text:p>泰晶科技</text:p>
          </table:table-cell>
          <table:table-cell office:value-type="string">
            <text:p>C 制造业</text:p>
          </table:table-cell>
          <table:table-cell office:value-type="string">
            <text:p>湖北泰晶电子科技股份有限公司</text:p>
          </table:table-cell>
          <table:table-cell office:value-type="string">
            <text:p>2016-09-28T00:00:00.000+08</text:p>
          </table:table-cell>
          <table:table-cell table:number-columns-repeated="6"/>
        </table:table-row>
        <table:table-row table:style-name="ro2">
          <table:table-cell office:value-type="string">
            <text:p>603758</text:p>
          </table:table-cell>
          <table:table-cell office:value-type="string">
            <text:p>秦安股份</text:p>
          </table:table-cell>
          <table:table-cell office:value-type="string">
            <text:p>C 制造业</text:p>
          </table:table-cell>
          <table:table-cell office:value-type="string">
            <text:p>重庆秦安机电股份有限公司</text:p>
          </table:table-cell>
          <table:table-cell office:value-type="string">
            <text:p>2017-05-17T00:00:00.000+08</text:p>
          </table:table-cell>
          <table:table-cell table:number-columns-repeated="6"/>
        </table:table-row>
        <table:table-row table:style-name="ro2">
          <table:table-cell office:value-type="string">
            <text:p>603766</text:p>
          </table:table-cell>
          <table:table-cell office:value-type="string">
            <text:p>隆鑫通用</text:p>
          </table:table-cell>
          <table:table-cell office:value-type="string">
            <text:p>C 制造业</text:p>
          </table:table-cell>
          <table:table-cell office:value-type="string">
            <text:p>隆鑫通用动力股份有限公司</text:p>
          </table:table-cell>
          <table:table-cell office:value-type="string">
            <text:p>2012-08-10T00:00:00.000+08</text:p>
          </table:table-cell>
          <table:table-cell table:number-columns-repeated="6"/>
        </table:table-row>
        <table:table-row table:style-name="ro2">
          <table:table-cell office:value-type="string">
            <text:p>603767</text:p>
          </table:table-cell>
          <table:table-cell office:value-type="string">
            <text:p>中马传动</text:p>
          </table:table-cell>
          <table:table-cell office:value-type="string">
            <text:p>C 制造业</text:p>
          </table:table-cell>
          <table:table-cell office:value-type="string">
            <text:p>浙江中马传动股份有限公司</text:p>
          </table:table-cell>
          <table:table-cell office:value-type="string">
            <text:p>2017-06-13T00:00:00.000+08</text:p>
          </table:table-cell>
          <table:table-cell table:number-columns-repeated="6"/>
        </table:table-row>
        <table:table-row table:style-name="ro2">
          <table:table-cell office:value-type="string">
            <text:p>603768</text:p>
          </table:table-cell>
          <table:table-cell office:value-type="string">
            <text:p>常青股份</text:p>
          </table:table-cell>
          <table:table-cell office:value-type="string">
            <text:p>C 制造业</text:p>
          </table:table-cell>
          <table:table-cell office:value-type="string">
            <text:p>合肥常青机械股份有限公司</text:p>
          </table:table-cell>
          <table:table-cell office:value-type="string">
            <text:p>2017-03-24T00:00:00.000+08</text:p>
          </table:table-cell>
          <table:table-cell table:number-columns-repeated="6"/>
        </table:table-row>
        <table:table-row table:style-name="ro2">
          <table:table-cell office:value-type="string">
            <text:p>603777</text:p>
          </table:table-cell>
          <table:table-cell office:value-type="string">
            <text:p>来伊份</text:p>
          </table:table-cell>
          <table:table-cell office:value-type="string">
            <text:p>F 批发零售</text:p>
          </table:table-cell>
          <table:table-cell office:value-type="string">
            <text:p>上海来伊份股份有限公司</text:p>
          </table:table-cell>
          <table:table-cell office:value-type="string">
            <text:p>2016-10-12T00:00:00.000+08</text:p>
          </table:table-cell>
          <table:table-cell table:number-columns-repeated="6"/>
        </table:table-row>
        <table:table-row table:style-name="ro2">
          <table:table-cell office:value-type="string">
            <text:p>603778</text:p>
          </table:table-cell>
          <table:table-cell office:value-type="string">
            <text:p>乾景园林</text:p>
          </table:table-cell>
          <table:table-cell office:value-type="string">
            <text:p>E 建筑业</text:p>
          </table:table-cell>
          <table:table-cell office:value-type="string">
            <text:p>北京乾景园林股份有限公司</text:p>
          </table:table-cell>
          <table:table-cell office:value-type="string">
            <text:p>2015-12-31T00:00:00.000+08</text:p>
          </table:table-cell>
          <table:table-cell table:number-columns-repeated="6"/>
        </table:table-row>
        <table:table-row table:style-name="ro2">
          <table:table-cell office:value-type="string">
            <text:p>603779</text:p>
          </table:table-cell>
          <table:table-cell office:value-type="string">
            <text:p>威龙股份</text:p>
          </table:table-cell>
          <table:table-cell office:value-type="string">
            <text:p>C 制造业</text:p>
          </table:table-cell>
          <table:table-cell office:value-type="string">
            <text:p>威龙葡萄酒股份有限公司</text:p>
          </table:table-cell>
          <table:table-cell office:value-type="string">
            <text:p>2016-05-16T00:00:00.000+08</text:p>
          </table:table-cell>
          <table:table-cell table:number-columns-repeated="6"/>
        </table:table-row>
        <table:table-row table:style-name="ro2">
          <table:table-cell office:value-type="string">
            <text:p>603787</text:p>
          </table:table-cell>
          <table:table-cell office:value-type="string">
            <text:p>新日股份</text:p>
          </table:table-cell>
          <table:table-cell office:value-type="string">
            <text:p>C 制造业</text:p>
          </table:table-cell>
          <table:table-cell office:value-type="string">
            <text:p>江苏新日电动车股份有限公司</text:p>
          </table:table-cell>
          <table:table-cell office:value-type="string">
            <text:p>2017-04-27T00:00:00.000+08</text:p>
          </table:table-cell>
          <table:table-cell table:number-columns-repeated="6"/>
        </table:table-row>
        <table:table-row table:style-name="ro2">
          <table:table-cell office:value-type="string">
            <text:p>603788</text:p>
          </table:table-cell>
          <table:table-cell office:value-type="string">
            <text:p>宁波高发</text:p>
          </table:table-cell>
          <table:table-cell office:value-type="string">
            <text:p>C 制造业</text:p>
          </table:table-cell>
          <table:table-cell office:value-type="string">
            <text:p>宁波高发汽车控制系统股份有限公司</text:p>
          </table:table-cell>
          <table:table-cell office:value-type="string">
            <text:p>2015-01-20T00:00:00.000+08</text:p>
          </table:table-cell>
          <table:table-cell table:number-columns-repeated="6"/>
        </table:table-row>
        <table:table-row table:style-name="ro2">
          <table:table-cell office:value-type="string">
            <text:p>603789</text:p>
          </table:table-cell>
          <table:table-cell office:value-type="string">
            <text:p>星光农机</text:p>
          </table:table-cell>
          <table:table-cell office:value-type="string">
            <text:p>C 制造业</text:p>
          </table:table-cell>
          <table:table-cell office:value-type="string">
            <text:p>星光农机股份有限公司</text:p>
          </table:table-cell>
          <table:table-cell office:value-type="string">
            <text:p>2015-04-27T00:00:00.000+08</text:p>
          </table:table-cell>
          <table:table-cell table:number-columns-repeated="6"/>
        </table:table-row>
        <table:table-row table:style-name="ro2">
          <table:table-cell office:value-type="string">
            <text:p>603797</text:p>
          </table:table-cell>
          <table:table-cell office:value-type="string">
            <text:p>联泰环保</text:p>
          </table:table-cell>
          <table:table-cell office:value-type="string">
            <text:p>N 公共环保</text:p>
          </table:table-cell>
          <table:table-cell office:value-type="string">
            <text:p>广东联泰环保股份有限公司</text:p>
          </table:table-cell>
          <table:table-cell office:value-type="string">
            <text:p>2017-04-13T00:00:00.000+08</text:p>
          </table:table-cell>
          <table:table-cell table:number-columns-repeated="6"/>
        </table:table-row>
        <table:table-row table:style-name="ro2">
          <table:table-cell office:value-type="string">
            <text:p>603798</text:p>
          </table:table-cell>
          <table:table-cell office:value-type="string">
            <text:p>康普顿</text:p>
          </table:table-cell>
          <table:table-cell office:value-type="string">
            <text:p>C 制造业</text:p>
          </table:table-cell>
          <table:table-cell office:value-type="string">
            <text:p>青岛康普顿科技股份有限公司</text:p>
          </table:table-cell>
          <table:table-cell office:value-type="string">
            <text:p>2016-04-06T00:00:00.000+08</text:p>
          </table:table-cell>
          <table:table-cell table:number-columns-repeated="6"/>
        </table:table-row>
        <table:table-row table:style-name="ro2">
          <table:table-cell office:value-type="string">
            <text:p>603799</text:p>
          </table:table-cell>
          <table:table-cell office:value-type="string">
            <text:p>华友钴业</text:p>
          </table:table-cell>
          <table:table-cell office:value-type="string">
            <text:p>C 制造业</text:p>
          </table:table-cell>
          <table:table-cell office:value-type="string">
            <text:p>浙江华友钴业股份有限公司</text:p>
          </table:table-cell>
          <table:table-cell office:value-type="string">
            <text:p>2015-01-29T00:00:00.000+08</text:p>
          </table:table-cell>
          <table:table-cell table:number-columns-repeated="6"/>
        </table:table-row>
        <table:table-row table:style-name="ro2">
          <table:table-cell office:value-type="string">
            <text:p>603800</text:p>
          </table:table-cell>
          <table:table-cell office:value-type="string">
            <text:p>道森股份</text:p>
          </table:table-cell>
          <table:table-cell office:value-type="string">
            <text:p>C 制造业</text:p>
          </table:table-cell>
          <table:table-cell office:value-type="string">
            <text:p>苏州道森钻采设备股份有限公司</text:p>
          </table:table-cell>
          <table:table-cell office:value-type="string">
            <text:p>2015-12-10T00:00:00.000+08</text:p>
          </table:table-cell>
          <table:table-cell table:number-columns-repeated="6"/>
        </table:table-row>
        <table:table-row table:style-name="ro2">
          <table:table-cell office:value-type="string">
            <text:p>603803</text:p>
          </table:table-cell>
          <table:table-cell office:value-type="string">
            <text:p>瑞斯康达</text:p>
          </table:table-cell>
          <table:table-cell office:value-type="string">
            <text:p>C 制造业</text:p>
          </table:table-cell>
          <table:table-cell office:value-type="string">
            <text:p>瑞斯康达科技发展股份有限公司</text:p>
          </table:table-cell>
          <table:table-cell office:value-type="string">
            <text:p>2017-04-20T00:00:00.000+08</text:p>
          </table:table-cell>
          <table:table-cell table:number-columns-repeated="6"/>
        </table:table-row>
        <table:table-row table:style-name="ro2">
          <table:table-cell office:value-type="string">
            <text:p>603806</text:p>
          </table:table-cell>
          <table:table-cell office:value-type="string">
            <text:p>福斯特</text:p>
          </table:table-cell>
          <table:table-cell office:value-type="string">
            <text:p>C 制造业</text:p>
          </table:table-cell>
          <table:table-cell office:value-type="string">
            <text:p>杭州福斯特应用材料股份有限公司</text:p>
          </table:table-cell>
          <table:table-cell office:value-type="string">
            <text:p>2014-09-05T00:00:00.000+08</text:p>
          </table:table-cell>
          <table:table-cell table:number-columns-repeated="6"/>
        </table:table-row>
        <table:table-row table:style-name="ro2">
          <table:table-cell office:value-type="string">
            <text:p>603808</text:p>
          </table:table-cell>
          <table:table-cell office:value-type="string">
            <text:p>歌力思</text:p>
          </table:table-cell>
          <table:table-cell office:value-type="string">
            <text:p>C 制造业</text:p>
          </table:table-cell>
          <table:table-cell office:value-type="string">
            <text:p>深圳歌力思服饰股份有限公司</text:p>
          </table:table-cell>
          <table:table-cell office:value-type="string">
            <text:p>2015-04-22T00:00:00.000+08</text:p>
          </table:table-cell>
          <table:table-cell table:number-columns-repeated="6"/>
        </table:table-row>
        <table:table-row table:style-name="ro2">
          <table:table-cell office:value-type="string">
            <text:p>603811</text:p>
          </table:table-cell>
          <table:table-cell office:value-type="string">
            <text:p>诚意药业</text:p>
          </table:table-cell>
          <table:table-cell office:value-type="string">
            <text:p>C 制造业</text:p>
          </table:table-cell>
          <table:table-cell office:value-type="string">
            <text:p>浙江诚意药业股份有限公司</text:p>
          </table:table-cell>
          <table:table-cell office:value-type="string">
            <text:p>2017-03-15T00:00:00.000+08</text:p>
          </table:table-cell>
          <table:table-cell table:number-columns-repeated="6"/>
        </table:table-row>
        <table:table-row table:style-name="ro2">
          <table:table-cell office:value-type="string">
            <text:p>603816</text:p>
          </table:table-cell>
          <table:table-cell office:value-type="string">
            <text:p>顾家家居</text:p>
          </table:table-cell>
          <table:table-cell office:value-type="string">
            <text:p>C 制造业</text:p>
          </table:table-cell>
          <table:table-cell office:value-type="string">
            <text:p>顾家家居股份有限公司</text:p>
          </table:table-cell>
          <table:table-cell office:value-type="string">
            <text:p>2016-10-14T00:00:00.000+08</text:p>
          </table:table-cell>
          <table:table-cell table:number-columns-repeated="6"/>
        </table:table-row>
        <table:table-row table:style-name="ro2">
          <table:table-cell office:value-type="string">
            <text:p>603817</text:p>
          </table:table-cell>
          <table:table-cell office:value-type="string">
            <text:p>海峡环保</text:p>
          </table:table-cell>
          <table:table-cell office:value-type="string">
            <text:p>D 水电煤气</text:p>
          </table:table-cell>
          <table:table-cell office:value-type="string">
            <text:p>福建海峡环保集团股份有限公司</text:p>
          </table:table-cell>
          <table:table-cell office:value-type="string">
            <text:p>2017-02-20T00:00:00.000+08</text:p>
          </table:table-cell>
          <table:table-cell table:number-columns-repeated="6"/>
        </table:table-row>
        <table:table-row table:style-name="ro2">
          <table:table-cell office:value-type="string">
            <text:p>603818</text:p>
          </table:table-cell>
          <table:table-cell office:value-type="string">
            <text:p>曲美家居</text:p>
          </table:table-cell>
          <table:table-cell office:value-type="string">
            <text:p>C 制造业</text:p>
          </table:table-cell>
          <table:table-cell office:value-type="string">
            <text:p>曲美家居集团股份有限公司</text:p>
          </table:table-cell>
          <table:table-cell office:value-type="string">
            <text:p>2015-04-22T00:00:00.000+08</text:p>
          </table:table-cell>
          <table:table-cell table:number-columns-repeated="6"/>
        </table:table-row>
        <table:table-row table:style-name="ro2">
          <table:table-cell office:value-type="string">
            <text:p>603819</text:p>
          </table:table-cell>
          <table:table-cell office:value-type="string">
            <text:p>神力股份</text:p>
          </table:table-cell>
          <table:table-cell office:value-type="string">
            <text:p>C 制造业</text:p>
          </table:table-cell>
          <table:table-cell office:value-type="string">
            <text:p>常州神力电机股份有限公司</text:p>
          </table:table-cell>
          <table:table-cell office:value-type="string">
            <text:p>2016-11-25T00:00:00.000+08</text:p>
          </table:table-cell>
          <table:table-cell table:number-columns-repeated="6"/>
        </table:table-row>
        <table:table-row table:style-name="ro2">
          <table:table-cell office:value-type="string">
            <text:p>603822</text:p>
          </table:table-cell>
          <table:table-cell office:value-type="string">
            <text:p>嘉澳环保</text:p>
          </table:table-cell>
          <table:table-cell office:value-type="string">
            <text:p>C 制造业</text:p>
          </table:table-cell>
          <table:table-cell office:value-type="string">
            <text:p>浙江嘉澳环保科技股份有限公司</text:p>
          </table:table-cell>
          <table:table-cell office:value-type="string">
            <text:p>2016-04-28T00:00:00.000+08</text:p>
          </table:table-cell>
          <table:table-cell table:number-columns-repeated="6"/>
        </table:table-row>
        <table:table-row table:style-name="ro2">
          <table:table-cell office:value-type="string">
            <text:p>603823</text:p>
          </table:table-cell>
          <table:table-cell office:value-type="string">
            <text:p>百合花</text:p>
          </table:table-cell>
          <table:table-cell office:value-type="string">
            <text:p>C 制造业</text:p>
          </table:table-cell>
          <table:table-cell office:value-type="string">
            <text:p>百合花集团股份有限公司</text:p>
          </table:table-cell>
          <table:table-cell office:value-type="string">
            <text:p>2016-12-20T00:00:00.000+08</text:p>
          </table:table-cell>
          <table:table-cell table:number-columns-repeated="6"/>
        </table:table-row>
        <table:table-row table:style-name="ro2">
          <table:table-cell office:value-type="string">
            <text:p>603826</text:p>
          </table:table-cell>
          <table:table-cell office:value-type="string">
            <text:p>坤彩科技</text:p>
          </table:table-cell>
          <table:table-cell office:value-type="string">
            <text:p>C 制造业</text:p>
          </table:table-cell>
          <table:table-cell office:value-type="string">
            <text:p>福建坤彩材料科技股份有限公司</text:p>
          </table:table-cell>
          <table:table-cell office:value-type="string">
            <text:p>2017-04-14T00:00:00.000+08</text:p>
          </table:table-cell>
          <table:table-cell table:number-columns-repeated="6"/>
        </table:table-row>
        <table:table-row table:style-name="ro2">
          <table:table-cell office:value-type="string">
            <text:p>603828</text:p>
          </table:table-cell>
          <table:table-cell office:value-type="string">
            <text:p>柯利达</text:p>
          </table:table-cell>
          <table:table-cell office:value-type="string">
            <text:p>E 建筑业</text:p>
          </table:table-cell>
          <table:table-cell office:value-type="string">
            <text:p>苏州柯利达装饰股份有限公司</text:p>
          </table:table-cell>
          <table:table-cell office:value-type="string">
            <text:p>2015-02-26T00:00:00.000+08</text:p>
          </table:table-cell>
          <table:table-cell table:number-columns-repeated="6"/>
        </table:table-row>
        <table:table-row table:style-name="ro2">
          <table:table-cell office:value-type="string">
            <text:p>603833</text:p>
          </table:table-cell>
          <table:table-cell office:value-type="string">
            <text:p>欧派家居</text:p>
          </table:table-cell>
          <table:table-cell office:value-type="string">
            <text:p>C 制造业</text:p>
          </table:table-cell>
          <table:table-cell office:value-type="string">
            <text:p>欧派家居集团股份有限公司</text:p>
          </table:table-cell>
          <table:table-cell office:value-type="string">
            <text:p>2017-03-28T00:00:00.000+08</text:p>
          </table:table-cell>
          <table:table-cell table:number-columns-repeated="6"/>
        </table:table-row>
        <table:table-row table:style-name="ro2">
          <table:table-cell office:value-type="string">
            <text:p>603838</text:p>
          </table:table-cell>
          <table:table-cell office:value-type="string">
            <text:p>四通股份</text:p>
          </table:table-cell>
          <table:table-cell office:value-type="string">
            <text:p>C 制造业</text:p>
          </table:table-cell>
          <table:table-cell office:value-type="string">
            <text:p>广东四通集团股份有限公司</text:p>
          </table:table-cell>
          <table:table-cell office:value-type="string">
            <text:p>2015-07-01T00:00:00.000+08</text:p>
          </table:table-cell>
          <table:table-cell table:number-columns-repeated="6"/>
        </table:table-row>
        <table:table-row table:style-name="ro2">
          <table:table-cell office:value-type="string">
            <text:p>603839</text:p>
          </table:table-cell>
          <table:table-cell office:value-type="string">
            <text:p>安正时尚</text:p>
          </table:table-cell>
          <table:table-cell office:value-type="string">
            <text:p>C 制造业</text:p>
          </table:table-cell>
          <table:table-cell office:value-type="string">
            <text:p>安正时尚集团股份有限公司</text:p>
          </table:table-cell>
          <table:table-cell office:value-type="string">
            <text:p>2017-02-14T00:00:00.000+08</text:p>
          </table:table-cell>
          <table:table-cell table:number-columns-repeated="6"/>
        </table:table-row>
        <table:table-row table:style-name="ro2">
          <table:table-cell office:value-type="string">
            <text:p>603843</text:p>
          </table:table-cell>
          <table:table-cell office:value-type="string">
            <text:p>正平股份</text:p>
          </table:table-cell>
          <table:table-cell office:value-type="string">
            <text:p>E 建筑业</text:p>
          </table:table-cell>
          <table:table-cell office:value-type="string">
            <text:p>正平路桥建设股份有限公司</text:p>
          </table:table-cell>
          <table:table-cell office:value-type="string">
            <text:p>2016-09-05T00:00:00.000+08</text:p>
          </table:table-cell>
          <table:table-cell table:number-columns-repeated="6"/>
        </table:table-row>
        <table:table-row table:style-name="ro2">
          <table:table-cell office:value-type="string">
            <text:p>603855</text:p>
          </table:table-cell>
          <table:table-cell office:value-type="string">
            <text:p>华荣股份</text:p>
          </table:table-cell>
          <table:table-cell office:value-type="string">
            <text:p>C 制造业</text:p>
          </table:table-cell>
          <table:table-cell office:value-type="string">
            <text:p>华荣科技股份有限公司</text:p>
          </table:table-cell>
          <table:table-cell office:value-type="string">
            <text:p>2017-05-24T00:00:00.000+08</text:p>
          </table:table-cell>
          <table:table-cell table:number-columns-repeated="6"/>
        </table:table-row>
        <table:table-row table:style-name="ro2">
          <table:table-cell office:value-type="string">
            <text:p>603858</text:p>
          </table:table-cell>
          <table:table-cell office:value-type="string">
            <text:p>步长制药</text:p>
          </table:table-cell>
          <table:table-cell office:value-type="string">
            <text:p>C 制造业</text:p>
          </table:table-cell>
          <table:table-cell office:value-type="string">
            <text:p>山东步长制药股份有限公司</text:p>
          </table:table-cell>
          <table:table-cell office:value-type="string">
            <text:p>2016-11-18T00:00:00.000+08</text:p>
          </table:table-cell>
          <table:table-cell table:number-columns-repeated="6"/>
        </table:table-row>
        <table:table-row table:style-name="ro2">
          <table:table-cell office:value-type="string">
            <text:p>603859</text:p>
          </table:table-cell>
          <table:table-cell office:value-type="string">
            <text:p>能科股份</text:p>
          </table:table-cell>
          <table:table-cell office:value-type="string">
            <text:p>M 科研服务</text:p>
          </table:table-cell>
          <table:table-cell office:value-type="string">
            <text:p>能科节能技术股份有限公司</text:p>
          </table:table-cell>
          <table:table-cell office:value-type="string">
            <text:p>2016-10-21T00:00:00.000+08</text:p>
          </table:table-cell>
          <table:table-cell table:number-columns-repeated="6"/>
        </table:table-row>
        <table:table-row table:style-name="ro2">
          <table:table-cell office:value-type="string">
            <text:p>603861</text:p>
          </table:table-cell>
          <table:table-cell office:value-type="string">
            <text:p>白云电器</text:p>
          </table:table-cell>
          <table:table-cell office:value-type="string">
            <text:p>C 制造业</text:p>
          </table:table-cell>
          <table:table-cell office:value-type="string">
            <text:p>广州白云电器设备股份有限公司</text:p>
          </table:table-cell>
          <table:table-cell office:value-type="string">
            <text:p>2016-03-22T00:00:00.000+08</text:p>
          </table:table-cell>
          <table:table-cell table:number-columns-repeated="6"/>
        </table:table-row>
        <table:table-row table:style-name="ro2">
          <table:table-cell office:value-type="string">
            <text:p>603866</text:p>
          </table:table-cell>
          <table:table-cell office:value-type="string">
            <text:p>桃李面包</text:p>
          </table:table-cell>
          <table:table-cell office:value-type="string">
            <text:p>C 制造业</text:p>
          </table:table-cell>
          <table:table-cell office:value-type="string">
            <text:p>沈阳桃李面包股份有限公司</text:p>
          </table:table-cell>
          <table:table-cell office:value-type="string">
            <text:p>2015-12-22T00:00:00.000+08</text:p>
          </table:table-cell>
          <table:table-cell table:number-columns-repeated="6"/>
        </table:table-row>
        <table:table-row table:style-name="ro2">
          <table:table-cell office:value-type="string">
            <text:p>603868</text:p>
          </table:table-cell>
          <table:table-cell office:value-type="string">
            <text:p>飞科电器</text:p>
          </table:table-cell>
          <table:table-cell office:value-type="string">
            <text:p>C 制造业</text:p>
          </table:table-cell>
          <table:table-cell office:value-type="string">
            <text:p>上海飞科电器股份有限公司</text:p>
          </table:table-cell>
          <table:table-cell office:value-type="string">
            <text:p>2016-04-18T00:00:00.000+08</text:p>
          </table:table-cell>
          <table:table-cell table:number-columns-repeated="6"/>
        </table:table-row>
        <table:table-row table:style-name="ro2">
          <table:table-cell office:value-type="string">
            <text:p>603869</text:p>
          </table:table-cell>
          <table:table-cell office:value-type="string">
            <text:p>北部湾旅</text:p>
          </table:table-cell>
          <table:table-cell office:value-type="string">
            <text:p>N 公共环保</text:p>
          </table:table-cell>
          <table:table-cell office:value-type="string">
            <text:p>北部湾旅游股份有限公司</text:p>
          </table:table-cell>
          <table:table-cell office:value-type="string">
            <text:p>2015-03-26T00:00:00.000+08</text:p>
          </table:table-cell>
          <table:table-cell table:number-columns-repeated="6"/>
        </table:table-row>
        <table:table-row table:style-name="ro2">
          <table:table-cell office:value-type="string">
            <text:p>603877</text:p>
          </table:table-cell>
          <table:table-cell office:value-type="string">
            <text:p>太平鸟</text:p>
          </table:table-cell>
          <table:table-cell office:value-type="string">
            <text:p>C 制造业</text:p>
          </table:table-cell>
          <table:table-cell office:value-type="string">
            <text:p>宁波太平鸟时尚服饰股份有限公司</text:p>
          </table:table-cell>
          <table:table-cell office:value-type="string">
            <text:p>2017-01-09T00:00:00.000+08</text:p>
          </table:table-cell>
          <table:table-cell table:number-columns-repeated="6"/>
        </table:table-row>
        <table:table-row table:style-name="ro2">
          <table:table-cell office:value-type="string">
            <text:p>603878</text:p>
          </table:table-cell>
          <table:table-cell office:value-type="string">
            <text:p>武进不锈</text:p>
          </table:table-cell>
          <table:table-cell office:value-type="string">
            <text:p>C 制造业</text:p>
          </table:table-cell>
          <table:table-cell office:value-type="string">
            <text:p>江苏武进不锈股份有限公司</text:p>
          </table:table-cell>
          <table:table-cell office:value-type="string">
            <text:p>2016-12-19T00:00:00.000+08</text:p>
          </table:table-cell>
          <table:table-cell table:number-columns-repeated="6"/>
        </table:table-row>
        <table:table-row table:style-name="ro2">
          <table:table-cell office:value-type="string">
            <text:p>603879</text:p>
          </table:table-cell>
          <table:table-cell office:value-type="string">
            <text:p>永悦科技</text:p>
          </table:table-cell>
          <table:table-cell office:value-type="string">
            <text:p>C 制造业</text:p>
          </table:table-cell>
          <table:table-cell office:value-type="string">
            <text:p>永悦科技股份有限公司</text:p>
          </table:table-cell>
          <table:table-cell office:value-type="string">
            <text:p>2017-06-14T00:00:00.000+08</text:p>
          </table:table-cell>
          <table:table-cell table:number-columns-repeated="6"/>
        </table:table-row>
        <table:table-row table:style-name="ro2">
          <table:table-cell office:value-type="string">
            <text:p>603881</text:p>
          </table:table-cell>
          <table:table-cell office:value-type="string">
            <text:p>数据港</text:p>
          </table:table-cell>
          <table:table-cell office:value-type="string">
            <text:p>I 信息技术</text:p>
          </table:table-cell>
          <table:table-cell office:value-type="string">
            <text:p>上海数据港股份有限公司</text:p>
          </table:table-cell>
          <table:table-cell office:value-type="string">
            <text:p>2017-02-08T00:00:00.000+08</text:p>
          </table:table-cell>
          <table:table-cell table:number-columns-repeated="6"/>
        </table:table-row>
        <table:table-row table:style-name="ro2">
          <table:table-cell office:value-type="string">
            <text:p>603883</text:p>
          </table:table-cell>
          <table:table-cell office:value-type="string">
            <text:p>老百姓</text:p>
          </table:table-cell>
          <table:table-cell office:value-type="string">
            <text:p>F 批发零售</text:p>
          </table:table-cell>
          <table:table-cell office:value-type="string">
            <text:p>老百姓大药房连锁股份有限公司</text:p>
          </table:table-cell>
          <table:table-cell office:value-type="string">
            <text:p>2015-04-23T00:00:00.000+08</text:p>
          </table:table-cell>
          <table:table-cell table:number-columns-repeated="6"/>
        </table:table-row>
        <table:table-row table:style-name="ro2">
          <table:table-cell office:value-type="string">
            <text:p>603885</text:p>
          </table:table-cell>
          <table:table-cell office:value-type="string">
            <text:p>吉祥航空</text:p>
          </table:table-cell>
          <table:table-cell office:value-type="string">
            <text:p>G 运输仓储</text:p>
          </table:table-cell>
          <table:table-cell office:value-type="string">
            <text:p>上海吉祥航空股份有限公司</text:p>
          </table:table-cell>
          <table:table-cell office:value-type="string">
            <text:p>2015-05-27T00:00:00.000+08</text:p>
          </table:table-cell>
          <table:table-cell table:number-columns-repeated="6"/>
        </table:table-row>
        <table:table-row table:style-name="ro2">
          <table:table-cell office:value-type="string">
            <text:p>603886</text:p>
          </table:table-cell>
          <table:table-cell office:value-type="string">
            <text:p>元祖股份</text:p>
          </table:table-cell>
          <table:table-cell office:value-type="string">
            <text:p>C 制造业</text:p>
          </table:table-cell>
          <table:table-cell office:value-type="string">
            <text:p>上海元祖梦果子股份有限公司</text:p>
          </table:table-cell>
          <table:table-cell office:value-type="string">
            <text:p>2016-12-28T00:00:00.000+08</text:p>
          </table:table-cell>
          <table:table-cell table:number-columns-repeated="6"/>
        </table:table-row>
        <table:table-row table:style-name="ro2">
          <table:table-cell office:value-type="string">
            <text:p>603887</text:p>
          </table:table-cell>
          <table:table-cell office:value-type="string">
            <text:p>城地股份</text:p>
          </table:table-cell>
          <table:table-cell office:value-type="string">
            <text:p>E 建筑业</text:p>
          </table:table-cell>
          <table:table-cell office:value-type="string">
            <text:p>上海城地建设股份有限公司</text:p>
          </table:table-cell>
          <table:table-cell office:value-type="string">
            <text:p>2016-10-10T00:00:00.000+08</text:p>
          </table:table-cell>
          <table:table-cell table:number-columns-repeated="6"/>
        </table:table-row>
        <table:table-row table:style-name="ro2">
          <table:table-cell office:value-type="string">
            <text:p>603888</text:p>
          </table:table-cell>
          <table:table-cell office:value-type="string">
            <text:p>新华网</text:p>
          </table:table-cell>
          <table:table-cell office:value-type="string">
            <text:p>I 信息技术</text:p>
          </table:table-cell>
          <table:table-cell office:value-type="string">
            <text:p>新华网股份有限公司</text:p>
          </table:table-cell>
          <table:table-cell office:value-type="string">
            <text:p>2016-10-28T00:00:00.000+08</text:p>
          </table:table-cell>
          <table:table-cell table:number-columns-repeated="6"/>
        </table:table-row>
        <table:table-row table:style-name="ro2">
          <table:table-cell office:value-type="string">
            <text:p>603889</text:p>
          </table:table-cell>
          <table:table-cell office:value-type="string">
            <text:p>新澳股份</text:p>
          </table:table-cell>
          <table:table-cell office:value-type="string">
            <text:p>C 制造业</text:p>
          </table:table-cell>
          <table:table-cell office:value-type="string">
            <text:p>浙江新澳纺织股份有限公司</text:p>
          </table:table-cell>
          <table:table-cell office:value-type="string">
            <text:p>2014-12-31T00:00:00.000+08</text:p>
          </table:table-cell>
          <table:table-cell table:number-columns-repeated="6"/>
        </table:table-row>
        <table:table-row table:style-name="ro2">
          <table:table-cell office:value-type="string">
            <text:p>603896</text:p>
          </table:table-cell>
          <table:table-cell office:value-type="string">
            <text:p>寿仙谷</text:p>
          </table:table-cell>
          <table:table-cell office:value-type="string">
            <text:p>C 制造业</text:p>
          </table:table-cell>
          <table:table-cell office:value-type="string">
            <text:p>浙江寿仙谷医药股份有限公司</text:p>
          </table:table-cell>
          <table:table-cell office:value-type="string">
            <text:p>2017-05-10T00:00:00.000+08</text:p>
          </table:table-cell>
          <table:table-cell table:number-columns-repeated="6"/>
        </table:table-row>
        <table:table-row table:style-name="ro2">
          <table:table-cell office:value-type="string">
            <text:p>603898</text:p>
          </table:table-cell>
          <table:table-cell office:value-type="string">
            <text:p>好莱客</text:p>
          </table:table-cell>
          <table:table-cell office:value-type="string">
            <text:p>C 制造业</text:p>
          </table:table-cell>
          <table:table-cell office:value-type="string">
            <text:p>广州好莱客创意家居股份有限公司</text:p>
          </table:table-cell>
          <table:table-cell office:value-type="string">
            <text:p>2015-02-17T00:00:00.000+08</text:p>
          </table:table-cell>
          <table:table-cell table:number-columns-repeated="6"/>
        </table:table-row>
        <table:table-row table:style-name="ro2">
          <table:table-cell office:value-type="string">
            <text:p>603899</text:p>
          </table:table-cell>
          <table:table-cell office:value-type="string">
            <text:p>晨光文具</text:p>
          </table:table-cell>
          <table:table-cell office:value-type="string">
            <text:p>C 制造业</text:p>
          </table:table-cell>
          <table:table-cell office:value-type="string">
            <text:p>上海晨光文具股份有限公司</text:p>
          </table:table-cell>
          <table:table-cell office:value-type="string">
            <text:p>2015-01-27T00:00:00.000+08</text:p>
          </table:table-cell>
          <table:table-cell table:number-columns-repeated="6"/>
        </table:table-row>
        <table:table-row table:style-name="ro2">
          <table:table-cell office:value-type="string">
            <text:p>603900</text:p>
          </table:table-cell>
          <table:table-cell office:value-type="string">
            <text:p>通灵珠宝</text:p>
          </table:table-cell>
          <table:table-cell office:value-type="string">
            <text:p>F 批发零售</text:p>
          </table:table-cell>
          <table:table-cell office:value-type="string">
            <text:p>通灵珠宝股份有限公司</text:p>
          </table:table-cell>
          <table:table-cell office:value-type="string">
            <text:p>2016-11-23T00:00:00.000+08</text:p>
          </table:table-cell>
          <table:table-cell table:number-columns-repeated="6"/>
        </table:table-row>
        <table:table-row table:style-name="ro2">
          <table:table-cell office:value-type="string">
            <text:p>603901</text:p>
          </table:table-cell>
          <table:table-cell office:value-type="string">
            <text:p>永创智能</text:p>
          </table:table-cell>
          <table:table-cell office:value-type="string">
            <text:p>C 制造业</text:p>
          </table:table-cell>
          <table:table-cell office:value-type="string">
            <text:p>杭州永创智能设备股份有限公司</text:p>
          </table:table-cell>
          <table:table-cell office:value-type="string">
            <text:p>2015-05-29T00:00:00.000+08</text:p>
          </table:table-cell>
          <table:table-cell table:number-columns-repeated="6"/>
        </table:table-row>
        <table:table-row table:style-name="ro2">
          <table:table-cell office:value-type="string">
            <text:p>603903</text:p>
          </table:table-cell>
          <table:table-cell office:value-type="string">
            <text:p>中持股份</text:p>
          </table:table-cell>
          <table:table-cell office:value-type="string">
            <text:p>N 公共环保</text:p>
          </table:table-cell>
          <table:table-cell office:value-type="string">
            <text:p>中持水务股份有限公司</text:p>
          </table:table-cell>
          <table:table-cell office:value-type="string">
            <text:p>2017-03-14T00:00:00.000+08</text:p>
          </table:table-cell>
          <table:table-cell table:number-columns-repeated="6"/>
        </table:table-row>
        <table:table-row table:style-name="ro2">
          <table:table-cell office:value-type="string">
            <text:p>603906</text:p>
          </table:table-cell>
          <table:table-cell office:value-type="string">
            <text:p>龙蟠科技</text:p>
          </table:table-cell>
          <table:table-cell office:value-type="string">
            <text:p>C 制造业</text:p>
          </table:table-cell>
          <table:table-cell office:value-type="string">
            <text:p>江苏龙蟠科技股份有限公司</text:p>
          </table:table-cell>
          <table:table-cell office:value-type="string">
            <text:p>2017-04-10T00:00:00.000+08</text:p>
          </table:table-cell>
          <table:table-cell table:number-columns-repeated="6"/>
        </table:table-row>
        <table:table-row table:style-name="ro2">
          <table:table-cell office:value-type="string">
            <text:p>603908</text:p>
          </table:table-cell>
          <table:table-cell office:value-type="string">
            <text:p>牧高笛</text:p>
          </table:table-cell>
          <table:table-cell office:value-type="string">
            <text:p>C 制造业</text:p>
          </table:table-cell>
          <table:table-cell office:value-type="string">
            <text:p>牧高笛户外用品股份有限公司</text:p>
          </table:table-cell>
          <table:table-cell office:value-type="string">
            <text:p>2017-03-07T00:00:00.000+08</text:p>
          </table:table-cell>
          <table:table-cell table:number-columns-repeated="6"/>
        </table:table-row>
        <table:table-row table:style-name="ro2">
          <table:table-cell office:value-type="string">
            <text:p>603909</text:p>
          </table:table-cell>
          <table:table-cell office:value-type="string">
            <text:p>合诚股份</text:p>
          </table:table-cell>
          <table:table-cell office:value-type="string">
            <text:p>M 科研服务</text:p>
          </table:table-cell>
          <table:table-cell office:value-type="string">
            <text:p>合诚工程咨询集团股份有限公司</text:p>
          </table:table-cell>
          <table:table-cell office:value-type="string">
            <text:p>2016-06-28T00:00:00.000+08</text:p>
          </table:table-cell>
          <table:table-cell table:number-columns-repeated="6"/>
        </table:table-row>
        <table:table-row table:style-name="ro2">
          <table:table-cell office:value-type="string">
            <text:p>603918</text:p>
          </table:table-cell>
          <table:table-cell office:value-type="string">
            <text:p>金桥信息</text:p>
          </table:table-cell>
          <table:table-cell office:value-type="string">
            <text:p>I 信息技术</text:p>
          </table:table-cell>
          <table:table-cell office:value-type="string">
            <text:p>上海金桥信息股份有限公司</text:p>
          </table:table-cell>
          <table:table-cell office:value-type="string">
            <text:p>2015-05-28T00:00:00.000+08</text:p>
          </table:table-cell>
          <table:table-cell table:number-columns-repeated="6"/>
        </table:table-row>
        <table:table-row table:style-name="ro2">
          <table:table-cell office:value-type="string">
            <text:p>603919</text:p>
          </table:table-cell>
          <table:table-cell office:value-type="string">
            <text:p>金徽酒</text:p>
          </table:table-cell>
          <table:table-cell office:value-type="string">
            <text:p>C 制造业</text:p>
          </table:table-cell>
          <table:table-cell office:value-type="string">
            <text:p>金徽酒股份有限公司</text:p>
          </table:table-cell>
          <table:table-cell office:value-type="string">
            <text:p>2016-03-10T00:00:00.000+08</text:p>
          </table:table-cell>
          <table:table-cell table:number-columns-repeated="6"/>
        </table:table-row>
        <table:table-row table:style-name="ro2">
          <table:table-cell office:value-type="string">
            <text:p>603920</text:p>
          </table:table-cell>
          <table:table-cell office:value-type="string">
            <text:p>世运电路</text:p>
          </table:table-cell>
          <table:table-cell office:value-type="string">
            <text:p>C 制造业</text:p>
          </table:table-cell>
          <table:table-cell office:value-type="string">
            <text:p>广东世运电路科技股份有限公司</text:p>
          </table:table-cell>
          <table:table-cell office:value-type="string">
            <text:p>2017-04-26T00:00:00.000+08</text:p>
          </table:table-cell>
          <table:table-cell table:number-columns-repeated="6"/>
        </table:table-row>
        <table:table-row table:style-name="ro2">
          <table:table-cell office:value-type="string">
            <text:p>603926</text:p>
          </table:table-cell>
          <table:table-cell office:value-type="string">
            <text:p>铁流股份</text:p>
          </table:table-cell>
          <table:table-cell office:value-type="string">
            <text:p>C 制造业</text:p>
          </table:table-cell>
          <table:table-cell office:value-type="string">
            <text:p>浙江铁流离合器股份有限公司</text:p>
          </table:table-cell>
          <table:table-cell office:value-type="string">
            <text:p>2017-05-10T00:00:00.000+08</text:p>
          </table:table-cell>
          <table:table-cell table:number-columns-repeated="6"/>
        </table:table-row>
        <table:table-row table:style-name="ro2">
          <table:table-cell office:value-type="string">
            <text:p>603928</text:p>
          </table:table-cell>
          <table:table-cell office:value-type="string">
            <text:p>兴业股份</text:p>
          </table:table-cell>
          <table:table-cell office:value-type="string">
            <text:p>C 制造业</text:p>
          </table:table-cell>
          <table:table-cell office:value-type="string">
            <text:p>苏州兴业材料科技股份有限公司</text:p>
          </table:table-cell>
          <table:table-cell office:value-type="string">
            <text:p>2016-12-12T00:00:00.000+08</text:p>
          </table:table-cell>
          <table:table-cell table:number-columns-repeated="6"/>
        </table:table-row>
        <table:table-row table:style-name="ro2">
          <table:table-cell office:value-type="string">
            <text:p>603929</text:p>
          </table:table-cell>
          <table:table-cell office:value-type="string">
            <text:p>亚翔集成</text:p>
          </table:table-cell>
          <table:table-cell office:value-type="string">
            <text:p>E 建筑业</text:p>
          </table:table-cell>
          <table:table-cell office:value-type="string">
            <text:p>亚翔系统集成科技（苏州）股份有限公司</text:p>
          </table:table-cell>
          <table:table-cell office:value-type="string">
            <text:p>2016-12-30T00:00:00.000+08</text:p>
          </table:table-cell>
          <table:table-cell table:number-columns-repeated="6"/>
        </table:table-row>
        <table:table-row table:style-name="ro2">
          <table:table-cell office:value-type="string">
            <text:p>603936</text:p>
          </table:table-cell>
          <table:table-cell office:value-type="string">
            <text:p>博敏电子</text:p>
          </table:table-cell>
          <table:table-cell office:value-type="string">
            <text:p>C 制造业</text:p>
          </table:table-cell>
          <table:table-cell office:value-type="string">
            <text:p>博敏电子股份有限公司</text:p>
          </table:table-cell>
          <table:table-cell office:value-type="string">
            <text:p>2015-12-09T00:00:00.000+08</text:p>
          </table:table-cell>
          <table:table-cell table:number-columns-repeated="6"/>
        </table:table-row>
        <table:table-row table:style-name="ro2">
          <table:table-cell office:value-type="string">
            <text:p>603939</text:p>
          </table:table-cell>
          <table:table-cell office:value-type="string">
            <text:p>益丰药房</text:p>
          </table:table-cell>
          <table:table-cell office:value-type="string">
            <text:p>F 批发零售</text:p>
          </table:table-cell>
          <table:table-cell office:value-type="string">
            <text:p>益丰大药房连锁股份有限公司</text:p>
          </table:table-cell>
          <table:table-cell office:value-type="string">
            <text:p>2015-02-17T00:00:00.000+08</text:p>
          </table:table-cell>
          <table:table-cell table:number-columns-repeated="6"/>
        </table:table-row>
        <table:table-row table:style-name="ro2">
          <table:table-cell office:value-type="string">
            <text:p>603955</text:p>
          </table:table-cell>
          <table:table-cell office:value-type="string">
            <text:p>大千生态</text:p>
          </table:table-cell>
          <table:table-cell office:value-type="string">
            <text:p>E 建筑业</text:p>
          </table:table-cell>
          <table:table-cell office:value-type="string">
            <text:p>大千生态景观股份有限公司</text:p>
          </table:table-cell>
          <table:table-cell office:value-type="string">
            <text:p>2017-03-10T00:00:00.000+08</text:p>
          </table:table-cell>
          <table:table-cell table:number-columns-repeated="6"/>
        </table:table-row>
        <table:table-row table:style-name="ro2">
          <table:table-cell office:value-type="string">
            <text:p>603958</text:p>
          </table:table-cell>
          <table:table-cell office:value-type="string">
            <text:p>哈森股份</text:p>
          </table:table-cell>
          <table:table-cell office:value-type="string">
            <text:p>C 制造业</text:p>
          </table:table-cell>
          <table:table-cell office:value-type="string">
            <text:p>哈森商贸（中国）股份有限公司</text:p>
          </table:table-cell>
          <table:table-cell office:value-type="string">
            <text:p>2016-06-29T00:00:00.000+08</text:p>
          </table:table-cell>
          <table:table-cell table:number-columns-repeated="6"/>
        </table:table-row>
        <table:table-row table:style-name="ro2">
          <table:table-cell office:value-type="string">
            <text:p>603959</text:p>
          </table:table-cell>
          <table:table-cell office:value-type="string">
            <text:p>百利科技</text:p>
          </table:table-cell>
          <table:table-cell office:value-type="string">
            <text:p>M 科研服务</text:p>
          </table:table-cell>
          <table:table-cell office:value-type="string">
            <text:p>湖南百利工程科技股份有限公司</text:p>
          </table:table-cell>
          <table:table-cell office:value-type="string">
            <text:p>2016-05-17T00:00:00.000+08</text:p>
          </table:table-cell>
          <table:table-cell table:number-columns-repeated="6"/>
        </table:table-row>
        <table:table-row table:style-name="ro2">
          <table:table-cell office:value-type="string">
            <text:p>603960</text:p>
          </table:table-cell>
          <table:table-cell office:value-type="string">
            <text:p>克来机电</text:p>
          </table:table-cell>
          <table:table-cell office:value-type="string">
            <text:p>C 制造业</text:p>
          </table:table-cell>
          <table:table-cell office:value-type="string">
            <text:p>上海克来机电自动化工程股份有限公司</text:p>
          </table:table-cell>
          <table:table-cell office:value-type="string">
            <text:p>2017-03-14T00:00:00.000+08</text:p>
          </table:table-cell>
          <table:table-cell table:number-columns-repeated="6"/>
        </table:table-row>
        <table:table-row table:style-name="ro2">
          <table:table-cell office:value-type="string">
            <text:p>603966</text:p>
          </table:table-cell>
          <table:table-cell office:value-type="string">
            <text:p>法兰泰克</text:p>
          </table:table-cell>
          <table:table-cell office:value-type="string">
            <text:p>C 制造业</text:p>
          </table:table-cell>
          <table:table-cell office:value-type="string">
            <text:p>法兰泰克重工股份有限公司</text:p>
          </table:table-cell>
          <table:table-cell office:value-type="string">
            <text:p>2017-01-25T00:00:00.000+08</text:p>
          </table:table-cell>
          <table:table-cell table:number-columns-repeated="6"/>
        </table:table-row>
        <table:table-row table:style-name="ro2">
          <table:table-cell office:value-type="string">
            <text:p>603968</text:p>
          </table:table-cell>
          <table:table-cell office:value-type="string">
            <text:p>醋化股份</text:p>
          </table:table-cell>
          <table:table-cell office:value-type="string">
            <text:p>C 制造业</text:p>
          </table:table-cell>
          <table:table-cell office:value-type="string">
            <text:p>南通醋酸化工股份有限公司</text:p>
          </table:table-cell>
          <table:table-cell office:value-type="string">
            <text:p>2015-05-18T00:00:00.000+08</text:p>
          </table:table-cell>
          <table:table-cell table:number-columns-repeated="6"/>
        </table:table-row>
        <table:table-row table:style-name="ro2">
          <table:table-cell office:value-type="string">
            <text:p>603969</text:p>
          </table:table-cell>
          <table:table-cell office:value-type="string">
            <text:p>银龙股份</text:p>
          </table:table-cell>
          <table:table-cell office:value-type="string">
            <text:p>C 制造业</text:p>
          </table:table-cell>
          <table:table-cell office:value-type="string">
            <text:p>天津银龙预应力材料股份有限公司</text:p>
          </table:table-cell>
          <table:table-cell office:value-type="string">
            <text:p>2015-02-27T00:00:00.000+08</text:p>
          </table:table-cell>
          <table:table-cell table:number-columns-repeated="6"/>
        </table:table-row>
        <table:table-row table:style-name="ro2">
          <table:table-cell office:value-type="string">
            <text:p>603977</text:p>
          </table:table-cell>
          <table:table-cell office:value-type="string">
            <text:p>国泰集团</text:p>
          </table:table-cell>
          <table:table-cell office:value-type="string">
            <text:p>C 制造业</text:p>
          </table:table-cell>
          <table:table-cell office:value-type="string">
            <text:p>江西国泰民爆集团股份有限公司</text:p>
          </table:table-cell>
          <table:table-cell office:value-type="string">
            <text:p>2016-11-11T00:00:00.000+08</text:p>
          </table:table-cell>
          <table:table-cell table:number-columns-repeated="6"/>
        </table:table-row>
        <table:table-row table:style-name="ro2">
          <table:table-cell office:value-type="string">
            <text:p>603979</text:p>
          </table:table-cell>
          <table:table-cell office:value-type="string">
            <text:p>金诚信</text:p>
          </table:table-cell>
          <table:table-cell office:value-type="string">
            <text:p>B 采矿业</text:p>
          </table:table-cell>
          <table:table-cell office:value-type="string">
            <text:p>金诚信矿业管理股份有限公司</text:p>
          </table:table-cell>
          <table:table-cell office:value-type="string">
            <text:p>2015-06-30T00:00:00.000+08</text:p>
          </table:table-cell>
          <table:table-cell table:number-columns-repeated="6"/>
        </table:table-row>
        <table:table-row table:style-name="ro2">
          <table:table-cell office:value-type="string">
            <text:p>603980</text:p>
          </table:table-cell>
          <table:table-cell office:value-type="string">
            <text:p>吉华集团</text:p>
          </table:table-cell>
          <table:table-cell office:value-type="string">
            <text:p>C 制造业</text:p>
          </table:table-cell>
          <table:table-cell office:value-type="string">
            <text:p>浙江吉华集团股份有限公司</text:p>
          </table:table-cell>
          <table:table-cell office:value-type="string">
            <text:p>2017-06-15T00:00:00.000+08</text:p>
          </table:table-cell>
          <table:table-cell table:number-columns-repeated="6"/>
        </table:table-row>
        <table:table-row table:style-name="ro2">
          <table:table-cell office:value-type="string">
            <text:p>603985</text:p>
          </table:table-cell>
          <table:table-cell office:value-type="string">
            <text:p>恒润股份</text:p>
          </table:table-cell>
          <table:table-cell office:value-type="string">
            <text:p>C 制造业</text:p>
          </table:table-cell>
          <table:table-cell office:value-type="string">
            <text:p>江阴市恒润重工股份有限公司</text:p>
          </table:table-cell>
          <table:table-cell office:value-type="string">
            <text:p>2017-05-05T00:00:00.000+08</text:p>
          </table:table-cell>
          <table:table-cell table:number-columns-repeated="6"/>
        </table:table-row>
        <table:table-row table:style-name="ro2">
          <table:table-cell office:value-type="string">
            <text:p>603986</text:p>
          </table:table-cell>
          <table:table-cell office:value-type="string">
            <text:p>兆易创新</text:p>
          </table:table-cell>
          <table:table-cell office:value-type="string">
            <text:p>C 制造业</text:p>
          </table:table-cell>
          <table:table-cell office:value-type="string">
            <text:p>北京兆易创新科技股份有限公司</text:p>
          </table:table-cell>
          <table:table-cell office:value-type="string">
            <text:p>2016-08-18T00:00:00.000+08</text:p>
          </table:table-cell>
          <table:table-cell table:number-columns-repeated="6"/>
        </table:table-row>
        <table:table-row table:style-name="ro2">
          <table:table-cell office:value-type="string">
            <text:p>603987</text:p>
          </table:table-cell>
          <table:table-cell office:value-type="string">
            <text:p>康德莱</text:p>
          </table:table-cell>
          <table:table-cell office:value-type="string">
            <text:p>C 制造业</text:p>
          </table:table-cell>
          <table:table-cell office:value-type="string">
            <text:p>上海康德莱企业发展集团股份有限公司</text:p>
          </table:table-cell>
          <table:table-cell office:value-type="string">
            <text:p>2016-11-21T00:00:00.000+08</text:p>
          </table:table-cell>
          <table:table-cell table:number-columns-repeated="6"/>
        </table:table-row>
        <table:table-row table:style-name="ro2">
          <table:table-cell office:value-type="string">
            <text:p>603988</text:p>
          </table:table-cell>
          <table:table-cell office:value-type="string">
            <text:p>中电电机</text:p>
          </table:table-cell>
          <table:table-cell office:value-type="string">
            <text:p>C 制造业</text:p>
          </table:table-cell>
          <table:table-cell office:value-type="string">
            <text:p>中电电机股份有限公司</text:p>
          </table:table-cell>
          <table:table-cell office:value-type="string">
            <text:p>2014-11-04T00:00:00.000+08</text:p>
          </table:table-cell>
          <table:table-cell table:number-columns-repeated="6"/>
        </table:table-row>
        <table:table-row table:style-name="ro2">
          <table:table-cell office:value-type="string">
            <text:p>603989</text:p>
          </table:table-cell>
          <table:table-cell office:value-type="string">
            <text:p>艾华集团</text:p>
          </table:table-cell>
          <table:table-cell office:value-type="string">
            <text:p>C 制造业</text:p>
          </table:table-cell>
          <table:table-cell office:value-type="string">
            <text:p>湖南艾华集团股份有限公司</text:p>
          </table:table-cell>
          <table:table-cell office:value-type="string">
            <text:p>2015-05-15T00:00:00.000+08</text:p>
          </table:table-cell>
          <table:table-cell table:number-columns-repeated="6"/>
        </table:table-row>
        <table:table-row table:style-name="ro2">
          <table:table-cell office:value-type="string">
            <text:p>603990</text:p>
          </table:table-cell>
          <table:table-cell office:value-type="string">
            <text:p>麦迪科技</text:p>
          </table:table-cell>
          <table:table-cell office:value-type="string">
            <text:p>I 信息技术</text:p>
          </table:table-cell>
          <table:table-cell office:value-type="string">
            <text:p>苏州麦迪斯顿医疗科技股份有限公司</text:p>
          </table:table-cell>
          <table:table-cell office:value-type="string">
            <text:p>2016-12-08T00:00:00.000+08</text:p>
          </table:table-cell>
          <table:table-cell table:number-columns-repeated="6"/>
        </table:table-row>
        <table:table-row table:style-name="ro2">
          <table:table-cell office:value-type="string">
            <text:p>603991</text:p>
          </table:table-cell>
          <table:table-cell office:value-type="string">
            <text:p>至正股份</text:p>
          </table:table-cell>
          <table:table-cell office:value-type="string">
            <text:p>C 制造业</text:p>
          </table:table-cell>
          <table:table-cell office:value-type="string">
            <text:p>上海至正道化高分子材料股份有限公司</text:p>
          </table:table-cell>
          <table:table-cell office:value-type="string">
            <text:p>2017-03-08T00:00:00.000+08</text:p>
          </table:table-cell>
          <table:table-cell table:number-columns-repeated="6"/>
        </table:table-row>
        <table:table-row table:style-name="ro2">
          <table:table-cell office:value-type="string">
            <text:p>603993</text:p>
          </table:table-cell>
          <table:table-cell office:value-type="string">
            <text:p>洛阳钼业</text:p>
          </table:table-cell>
          <table:table-cell office:value-type="string">
            <text:p>B 采矿业</text:p>
          </table:table-cell>
          <table:table-cell office:value-type="string">
            <text:p>洛阳栾川钼业集团股份有限公司</text:p>
          </table:table-cell>
          <table:table-cell office:value-type="string">
            <text:p>2012-10-09T00:00:00.000+08</text:p>
          </table:table-cell>
          <table:table-cell table:number-columns-repeated="6"/>
        </table:table-row>
        <table:table-row table:style-name="ro2">
          <table:table-cell office:value-type="string">
            <text:p>603996</text:p>
          </table:table-cell>
          <table:table-cell office:value-type="string">
            <text:p>中新科技</text:p>
          </table:table-cell>
          <table:table-cell office:value-type="string">
            <text:p>C 制造业</text:p>
          </table:table-cell>
          <table:table-cell office:value-type="string">
            <text:p>中新科技集团股份有限公司</text:p>
          </table:table-cell>
          <table:table-cell office:value-type="string">
            <text:p>2015-12-22T00:00:00.000+08</text:p>
          </table:table-cell>
          <table:table-cell table:number-columns-repeated="6"/>
        </table:table-row>
        <table:table-row table:style-name="ro2">
          <table:table-cell office:value-type="string">
            <text:p>603997</text:p>
          </table:table-cell>
          <table:table-cell office:value-type="string">
            <text:p>继峰股份</text:p>
          </table:table-cell>
          <table:table-cell office:value-type="string">
            <text:p>C 制造业</text:p>
          </table:table-cell>
          <table:table-cell office:value-type="string">
            <text:p>宁波继峰汽车零部件股份有限公司</text:p>
          </table:table-cell>
          <table:table-cell office:value-type="string">
            <text:p>2015-03-02T00:00:00.000+08</text:p>
          </table:table-cell>
          <table:table-cell table:number-columns-repeated="6"/>
        </table:table-row>
        <table:table-row table:style-name="ro2">
          <table:table-cell office:value-type="string">
            <text:p>603998</text:p>
          </table:table-cell>
          <table:table-cell office:value-type="string">
            <text:p>方盛制药</text:p>
          </table:table-cell>
          <table:table-cell office:value-type="string">
            <text:p>C 制造业</text:p>
          </table:table-cell>
          <table:table-cell office:value-type="string">
            <text:p>湖南方盛制药股份有限公司</text:p>
          </table:table-cell>
          <table:table-cell office:value-type="string">
            <text:p>2014-12-05T00:00:00.000+08</text:p>
          </table:table-cell>
          <table:table-cell table:number-columns-repeated="6"/>
        </table:table-row>
        <table:table-row table:style-name="ro2">
          <table:table-cell office:value-type="string">
            <text:p>603999</text:p>
          </table:table-cell>
          <table:table-cell office:value-type="string">
            <text:p>读者传媒</text:p>
          </table:table-cell>
          <table:table-cell office:value-type="string">
            <text:p>R 文化传播</text:p>
          </table:table-cell>
          <table:table-cell office:value-type="string">
            <text:p>读者出版传媒股份有限公司</text:p>
          </table:table-cell>
          <table:table-cell office:value-type="string">
            <text:p>2015-12-10T00:00:00.000+08</text:p>
          </table:table-cell>
          <table:table-cell table:number-columns-repeated="6"/>
        </table:table-row>
      </table:table>
      <table:table table:name="SQL_Update"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2" form:id="control2"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table-column table:style-name="co18" table:default-cell-style-name="Default"/>
        <table:table-column table:style-name="co19" table:default-cell-style-name="Default"/>
        <table:table-column table:style-name="co4" table:number-columns-repeated="4" table:default-cell-style-name="Default"/>
        <table:table-row table:style-name="ro1">
          <table:table-cell office:value-type="string">
            <text:p>Command</text:p>
          </table:table-cell>
          <table:table-cell office:value-type="string">
            <text:p>SQL_UPDATE</text:p>
          </table:table-cell>
          <table:table-cell table:number-columns-repeated="4"/>
        </table:table-row>
        <table:table-row table:style-name="ro1">
          <table:table-cell office:value-type="string">
            <text:p>SQL</text:p>
          </table:table-cell>
          <table:table-cell office:value-type="string">
            <text:p>delete from corp_info where corpId='-'</text:p>
          </table:table-cell>
          <table:table-cell table:number-columns-repeated="4"/>
        </table:table-row>
        <table:table-row table:style-name="ro3">
          <table:table-cell office:value-type="string">
            <text:p>Tmp</text:p>
          </table:table-cell>
          <table:table-cell table:style-name="ce3" office:value-type="string">
            <text:p>delete from corp_report_4</text:p>
          </table:table-cell>
          <table:table-cell table:number-columns-repeated="4"/>
        </table:table-row>
        <table:table-row table:style-name="ro1">
          <table:table-cell office:value-type="string">
            <text:p>Tmp</text:p>
          </table:table-cell>
          <table:table-cell office:value-type="string">
            <text:p>delete from corp_info </text:p>
          </table:table-cell>
          <table:table-cell table:number-columns-repeated="3"/>
          <table:table-cell>
            <draw:control table:end-cell-address="SQL_Update.I7" table:end-x="0.1315in" table:end-y="0.1311in" draw:z-index="0" draw:text-style-name="P1" svg:width="2.072in" svg:height="0.5976in" svg:x="0.7268in" svg:y="0.0669in" draw:control="control2"/>
          </table:table-cell>
        </table:table-row>
        <table:table-row table:style-name="ro1">
          <table:table-cell office:value-type="string">
            <text:p>Data</text:p>
          </table:table-cell>
          <table:table-cell table:number-columns-repeated="5"/>
        </table:table-row>
        <table:table-row table:style-name="ro1">
          <table:table-cell office:value-type="string">
            <text:p>1</text:p>
          </table:table-cell>
          <table:table-cell table:number-columns-repeated="5"/>
        </table:table-row>
      </table:table>
      <table:table table:name="部分企业-减值损失对净利润的影响"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3" form:id="control3"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shapes>
          <draw:control draw:z-index="0" draw:text-style-name="P1" svg:width="1.7283in" svg:height="0.6811in" svg:x="4.424in" svg:y="0.5929in" draw:control="control3"/>
        </table:shapes>
        <table:table-column table:style-name="co25" table:default-cell-style-name="Default"/>
        <table:table-column table:style-name="co26" table:default-cell-style-name="Default"/>
        <table:table-column table:style-name="co4" table:number-columns-repeated="5" table:default-cell-style-name="ce5"/>
        <table:table-row table:style-name="ro1">
          <table:table-cell office:value-type="string">
            <text:p>Command</text:p>
          </table:table-cell>
          <table:table-cell office:value-type="string">
            <text:p>INDEX_TABLE</text:p>
          </table:table-cell>
          <table:table-cell table:number-columns-repeated="5"/>
        </table:table-row>
        <table:table-row table:style-name="ro1">
          <table:table-cell office:value-type="string">
            <text:p>Title</text:p>
          </table:table-cell>
          <table:table-cell office:value-type="string">
            <text:p>径流净利率表</text:p>
          </table:table-cell>
          <table:table-cell table:number-columns-repeated="5"/>
        </table:table-row>
        <table:table-row table:style-name="ro2">
          <table:table-cell office:value-type="string">
            <text:p>Column/Name</text:p>
          </table:table-cell>
          <table:table-cell office:value-type="string">
            <text:p>经流净利率@2016/12/31</text:p>
          </table:table-cell>
          <table:table-cell office:value-type="string">
            <text:p>Y2016</text:p>
          </table:table-cell>
          <table:table-cell table:number-columns-repeated="4"/>
        </table:table-row>
        <table:table-row table:style-name="ro2">
          <table:table-cell office:value-type="string">
            <text:p>Column/Name</text:p>
          </table:table-cell>
          <table:table-cell office:value-type="string">
            <text:p>经流净利率@2015/12/31</text:p>
          </table:table-cell>
          <table:table-cell office:value-type="string">
            <text:p>Y2015</text:p>
          </table:table-cell>
          <table:table-cell table:number-columns-repeated="4"/>
        </table:table-row>
        <table:table-row table:style-name="ro2">
          <table:table-cell office:value-type="string">
            <text:p>Column/Name</text:p>
          </table:table-cell>
          <table:table-cell office:value-type="string">
            <text:p>经流净利率@2014/12/31</text:p>
          </table:table-cell>
          <table:table-cell office:value-type="string">
            <text:p>Y2014</text:p>
          </table:table-cell>
          <table:table-cell table:number-columns-repeated="4"/>
        </table:table-row>
        <table:table-row table:style-name="ro2">
          <table:table-cell office:value-type="string">
            <text:p>Column/Name</text:p>
          </table:table-cell>
          <table:table-cell office:value-type="string">
            <text:p>经流净利率@2013/12/31</text:p>
          </table:table-cell>
          <table:table-cell office:value-type="string">
            <text:p>Y2013</text:p>
          </table:table-cell>
          <table:table-cell table:number-columns-repeated="4"/>
        </table:table-row>
        <table:table-row table:style-name="ro2">
          <table:table-cell office:value-type="string">
            <text:p>Column/Name</text:p>
          </table:table-cell>
          <table:table-cell office:value-type="string">
            <text:p>经流净利率@2012/12/31</text:p>
          </table:table-cell>
          <table:table-cell office:value-type="string">
            <text:p>T2012</text:p>
          </table:table-cell>
          <table:table-cell table:number-columns-repeated="4"/>
        </table:table-row>
        <table:table-row table:style-name="ro1">
          <table:table-cell office:value-type="string">
            <text:p>Tmp</text:p>
          </table:table-cell>
          <table:table-cell table:style-name="ce1"/>
          <table:table-cell table:number-columns-repeated="5"/>
        </table:table-row>
        <table:table-row table:style-name="ro1">
          <table:table-cell office:value-type="string">
            <text:p>Scope</text:p>
          </table:table-cell>
          <table:table-cell table:style-name="ce1" office:value-type="string">
            <text:p>and corpId in ('600664','600276','601607','000538','600129')</text:p>
          </table:table-cell>
          <table:table-cell table:number-columns-repeated="5"/>
        </table:table-row>
        <table:table-row table:style-name="ro1">
          <table:table-cell office:value-type="string">
            <text:p>Data</text:p>
          </table:table-cell>
          <table:table-cell table:number-columns-repeated="6"/>
        </table:table-row>
      </table:table>
      <table:table table:name="部分企业-应收账款周期"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4" form:id="control4"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shapes>
          <draw:control draw:z-index="0" draw:text-style-name="P1" svg:width="2.4933in" svg:height="0.6811in" svg:x="6.3815in" svg:y="0.5929in" draw:control="control4"/>
        </table:shapes>
        <table:table-column table:style-name="co27" table:default-cell-style-name="Default"/>
        <table:table-column table:style-name="co31" table:default-cell-style-name="Default"/>
        <table:table-column table:style-name="co32" table:default-cell-style-name="ce5"/>
        <table:table-column table:style-name="co4" table:default-cell-style-name="ce5"/>
        <table:table-column table:style-name="co33" table:default-cell-style-name="ce5"/>
        <table:table-column table:style-name="co4" table:default-cell-style-name="ce5"/>
        <table:table-column table:style-name="co32" table:default-cell-style-name="ce5"/>
        <table:table-row table:style-name="ro1">
          <table:table-cell office:value-type="string">
            <text:p>Command</text:p>
          </table:table-cell>
          <table:table-cell office:value-type="string">
            <text:p>INDEX_TABLE</text:p>
          </table:table-cell>
          <table:table-cell table:number-columns-repeated="5"/>
        </table:table-row>
        <table:table-row table:style-name="ro1">
          <table:table-cell office:value-type="string">
            <text:p>Title</text:p>
          </table:table-cell>
          <table:table-cell office:value-type="string">
            <text:p>应收账款周期表</text:p>
          </table:table-cell>
          <table:table-cell table:number-columns-repeated="5"/>
        </table:table-row>
        <table:table-row table:style-name="ro2">
          <table:table-cell office:value-type="string">
            <text:p>Column/Name</text:p>
          </table:table-cell>
          <table:table-cell office:value-type="string">
            <text:p>应收账款周期@2016/12/31</text:p>
          </table:table-cell>
          <table:table-cell office:value-type="string">
            <text:p>Y2016</text:p>
          </table:table-cell>
          <table:table-cell table:number-columns-repeated="4"/>
        </table:table-row>
        <table:table-row table:style-name="ro2">
          <table:table-cell office:value-type="string">
            <text:p>Column/Name</text:p>
          </table:table-cell>
          <table:table-cell office:value-type="string">
            <text:p>应收账款周期@2015/12/31</text:p>
          </table:table-cell>
          <table:table-cell office:value-type="string">
            <text:p>Y2015</text:p>
          </table:table-cell>
          <table:table-cell table:number-columns-repeated="4"/>
        </table:table-row>
        <table:table-row table:style-name="ro2">
          <table:table-cell office:value-type="string">
            <text:p>Column/Name</text:p>
          </table:table-cell>
          <table:table-cell office:value-type="string">
            <text:p>应收账款周期@2014/12/31</text:p>
          </table:table-cell>
          <table:table-cell office:value-type="string">
            <text:p>Y2014</text:p>
          </table:table-cell>
          <table:table-cell table:number-columns-repeated="4"/>
        </table:table-row>
        <table:table-row table:style-name="ro2">
          <table:table-cell office:value-type="string">
            <text:p>Column/Name</text:p>
          </table:table-cell>
          <table:table-cell office:value-type="string">
            <text:p>应收账款周期@2013/12/31</text:p>
          </table:table-cell>
          <table:table-cell office:value-type="string">
            <text:p>Y2013</text:p>
          </table:table-cell>
          <table:table-cell table:number-columns-repeated="4"/>
        </table:table-row>
        <table:table-row table:style-name="ro2">
          <table:table-cell office:value-type="string">
            <text:p>Column/Name</text:p>
          </table:table-cell>
          <table:table-cell office:value-type="string">
            <text:p>应收账款周期@2012/12/31</text:p>
          </table:table-cell>
          <table:table-cell office:value-type="string">
            <text:p>Y2012</text:p>
          </table:table-cell>
          <table:table-cell table:number-columns-repeated="4"/>
        </table:table-row>
        <table:table-row table:style-name="ro1">
          <table:table-cell office:value-type="string">
            <text:p>Tmp</text:p>
          </table:table-cell>
          <table:table-cell table:style-name="ce1" office:value-type="string">
            <text:p>and corpId in ('600309','600315','002450','600585','000869','601088','600600','600660','603630','000651','000333','600664','600276')</text:p>
          </table:table-cell>
          <table:table-cell table:number-columns-repeated="5"/>
        </table:table-row>
        <table:table-row table:style-name="ro1">
          <table:table-cell office:value-type="string">
            <text:p>Scope</text:p>
          </table:table-cell>
          <table:table-cell table:style-name="ce1" office:value-type="string">
            <text:p>and corpId in ('600664','600276','601607','000538','600129','300498')</text:p>
          </table:table-cell>
          <table:table-cell table:number-columns-repeated="5"/>
        </table:table-row>
        <table:table-row table:style-name="ro1">
          <table:table-cell office:value-type="string">
            <text:p>Data</text:p>
          </table:table-cell>
          <table:table-cell table:number-columns-repeated="6"/>
        </table:table-row>
        <table:table-row table:style-name="ro1">
          <table:table-cell office:value-type="string">
            <text:p>CORP</text:p>
          </table:table-cell>
          <table:table-cell office:value-type="string">
            <text:p>NAME</text:p>
          </table:table-cell>
          <table:table-cell table:style-name="ce6" office:value-type="string">
            <text:p>Y2016</text:p>
          </table:table-cell>
          <table:table-cell table:style-name="ce6" office:value-type="string">
            <text:p>Y2015</text:p>
          </table:table-cell>
          <table:table-cell table:style-name="ce6" office:value-type="string">
            <text:p>Y2014</text:p>
          </table:table-cell>
          <table:table-cell table:style-name="ce6" office:value-type="string">
            <text:p>Y2013</text:p>
          </table:table-cell>
          <table:table-cell table:style-name="ce6" office:value-type="string">
            <text:p>Y2012</text:p>
          </table:table-cell>
        </table:table-row>
        <table:table-row table:style-name="ro1">
          <table:table-cell office:value-type="string">
            <text:p>000538</text:p>
          </table:table-cell>
          <table:table-cell office:value-type="string">
            <text:p>云南白药</text:p>
          </table:table-cell>
          <table:table-cell table:style-name="ce6" office:value-type="float" office:value="16.8551492259261">
            <text:p>16.86</text:p>
          </table:table-cell>
          <table:table-cell table:style-name="ce6" office:value-type="float" office:value="14.1914025035044">
            <text:p>14.19</text:p>
          </table:table-cell>
          <table:table-cell table:style-name="ce6" office:value-type="float" office:value="10.5861304417847">
            <text:p>10.59</text:p>
          </table:table-cell>
          <table:table-cell table:style-name="ce6" office:value-type="float" office:value="11.5119043629413">
            <text:p>11.51</text:p>
          </table:table-cell>
          <table:table-cell table:style-name="ce6" office:value-type="float" office:value="11.6603126219239">
            <text:p>11.66</text:p>
          </table:table-cell>
        </table:table-row>
        <table:table-row table:style-name="ro1">
          <table:table-cell office:value-type="string">
            <text:p>300498</text:p>
          </table:table-cell>
          <table:table-cell office:value-type="string">
            <text:p>温氏股份</text:p>
          </table:table-cell>
          <table:table-cell table:style-name="ce6" office:value-type="float" office:value="0.998080792866814">
            <text:p>1.00</text:p>
          </table:table-cell>
          <table:table-cell table:style-name="ce6" office:value-type="float" office:value="0.904642500202644">
            <text:p>0.90</text:p>
          </table:table-cell>
          <table:table-cell table:style-name="ce6" office:value-type="float" office:value="0.585781158526118">
            <text:p>0.59</text:p>
          </table:table-cell>
          <table:table-cell table:style-name="ce6" office:value-type="float" office:value="0.810763956977366">
            <text:p>0.81</text:p>
          </table:table-cell>
          <table:table-cell table:style-name="ce6" office:value-type="float" office:value="1.16135061557234">
            <text:p>1.16</text:p>
          </table:table-cell>
        </table:table-row>
        <table:table-row table:style-name="ro1">
          <table:table-cell office:value-type="string">
            <text:p>600129</text:p>
          </table:table-cell>
          <table:table-cell office:value-type="string">
            <text:p>太极集团</text:p>
          </table:table-cell>
          <table:table-cell table:style-name="ce6" office:value-type="float" office:value="40.8416762325919">
            <text:p>40.84</text:p>
          </table:table-cell>
          <table:table-cell table:style-name="ce6" office:value-type="float" office:value="46.822264373736">
            <text:p>46.82</text:p>
          </table:table-cell>
          <table:table-cell table:style-name="ce6" office:value-type="float" office:value="47.3429085735228">
            <text:p>47.34</text:p>
          </table:table-cell>
          <table:table-cell table:style-name="ce6" office:value-type="float" office:value="39.2189213215651">
            <text:p>39.22</text:p>
          </table:table-cell>
          <table:table-cell table:style-name="ce6" office:value-type="float" office:value="32.0594575093452">
            <text:p>32.06</text:p>
          </table:table-cell>
        </table:table-row>
        <table:table-row table:style-name="ro1">
          <table:table-cell office:value-type="string">
            <text:p>600276</text:p>
          </table:table-cell>
          <table:table-cell office:value-type="string">
            <text:p>恒瑞医药</text:p>
          </table:table-cell>
          <table:table-cell table:style-name="ce6" office:value-type="float" office:value="72.6608184630584">
            <text:p>72.66</text:p>
          </table:table-cell>
          <table:table-cell table:style-name="ce6" office:value-type="float" office:value="76.166455201611">
            <text:p>76.17</text:p>
          </table:table-cell>
          <table:table-cell table:style-name="ce6" office:value-type="float" office:value="82.1753866281995">
            <text:p>82.18</text:p>
          </table:table-cell>
          <table:table-cell table:style-name="ce6" office:value-type="float" office:value="88.3583652933145">
            <text:p>88.36</text:p>
          </table:table-cell>
          <table:table-cell table:style-name="ce6" office:value-type="float" office:value="90.4654447872797">
            <text:p>90.47</text:p>
          </table:table-cell>
        </table:table-row>
        <table:table-row table:style-name="ro1">
          <table:table-cell office:value-type="string">
            <text:p>600664</text:p>
          </table:table-cell>
          <table:table-cell office:value-type="string">
            <text:p>哈药股份</text:p>
          </table:table-cell>
          <table:table-cell table:style-name="ce6" office:value-type="float" office:value="69.5494868297269">
            <text:p>69.55</text:p>
          </table:table-cell>
          <table:table-cell table:style-name="ce6" office:value-type="float" office:value="55.4073987415656">
            <text:p>55.41</text:p>
          </table:table-cell>
          <table:table-cell table:style-name="ce6" office:value-type="float" office:value="55.3417215309793">
            <text:p>55.34</text:p>
          </table:table-cell>
          <table:table-cell table:style-name="ce6" office:value-type="float" office:value="49.6354106499417">
            <text:p>49.64</text:p>
          </table:table-cell>
          <table:table-cell table:style-name="ce6" office:value-type="float" office:value="42.9997791988315">
            <text:p>43.00</text:p>
          </table:table-cell>
        </table:table-row>
        <table:table-row table:style-name="ro1">
          <table:table-cell office:value-type="string">
            <text:p>601607</text:p>
          </table:table-cell>
          <table:table-cell office:value-type="string">
            <text:p>上海医药</text:p>
          </table:table-cell>
          <table:table-cell table:style-name="ce6" office:value-type="float" office:value="77.8386566069908">
            <text:p>77.84</text:p>
          </table:table-cell>
          <table:table-cell table:style-name="ce6" office:value-type="float" office:value="76.3719901770897">
            <text:p>76.37</text:p>
          </table:table-cell>
          <table:table-cell table:style-name="ce6" office:value-type="float" office:value="69.3761147996475">
            <text:p>69.38</text:p>
          </table:table-cell>
          <table:table-cell table:style-name="ce6" office:value-type="float" office:value="64.8312426603899">
            <text:p>64.83</text:p>
          </table:table-cell>
          <table:table-cell table:style-name="ce6" office:value-type="float" office:value="62.2218603422069">
            <text:p>62.22</text:p>
          </table:table-cell>
        </table:table-row>
        <table:table-row table:style-name="ro1" table:number-rows-repeated="30">
          <table:table-cell table:number-columns-repeated="2"/>
          <table:table-cell table:style-name="ce6" table:number-columns-repeated="5"/>
        </table:table-row>
        <table:table-row table:style-name="ro1" table:number-rows-repeated="1048528">
          <table:table-cell table:number-columns-repeated="7"/>
        </table:table-row>
        <table:table-row table:style-name="ro1">
          <table:table-cell table:number-columns-repeated="7"/>
        </table:table-row>
      </table:table>
      <table:table table:name="部分企业-径流利润比率表"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5" form:id="control5"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shapes>
          <draw:control draw:z-index="0" draw:text-style-name="P1" svg:width="2.4933in" svg:height="0.6811in" svg:x="6.3815in" svg:y="0.5929in" draw:control="control5"/>
        </table:shapes>
        <table:table-column table:style-name="co27" table:default-cell-style-name="Default"/>
        <table:table-column table:style-name="co34" table:default-cell-style-name="Default"/>
        <table:table-column table:style-name="co32" table:default-cell-style-name="ce5"/>
        <table:table-column table:style-name="co4" table:default-cell-style-name="ce5"/>
        <table:table-column table:style-name="co33" table:default-cell-style-name="ce5"/>
        <table:table-column table:style-name="co4" table:default-cell-style-name="ce5"/>
        <table:table-column table:style-name="co32" table:default-cell-style-name="ce5"/>
        <table:table-column table:style-name="co4" table:default-cell-style-name="Default"/>
        <table:table-row table:style-name="ro1">
          <table:table-cell office:value-type="string">
            <text:p>Command</text:p>
          </table:table-cell>
          <table:table-cell office:value-type="string">
            <text:p>INDEX_TABLE</text:p>
          </table:table-cell>
          <table:table-cell table:number-columns-repeated="6"/>
        </table:table-row>
        <table:table-row table:style-name="ro1">
          <table:table-cell office:value-type="string">
            <text:p>Title</text:p>
          </table:table-cell>
          <table:table-cell office:value-type="string">
            <text:p>径流净利率表</text:p>
          </table:table-cell>
          <table:table-cell table:number-columns-repeated="6"/>
        </table:table-row>
        <table:table-row table:style-name="ro2">
          <table:table-cell office:value-type="string">
            <text:p>Column/Name</text:p>
          </table:table-cell>
          <table:table-cell office:value-type="string">
            <text:p>经流净利率@2016/12/31</text:p>
          </table:table-cell>
          <table:table-cell office:value-type="string">
            <text:p>Y2016</text:p>
          </table:table-cell>
          <table:table-cell table:number-columns-repeated="5"/>
        </table:table-row>
        <table:table-row table:style-name="ro2">
          <table:table-cell office:value-type="string">
            <text:p>Column/Name</text:p>
          </table:table-cell>
          <table:table-cell office:value-type="string">
            <text:p>经流净利率@2015/12/31</text:p>
          </table:table-cell>
          <table:table-cell office:value-type="string">
            <text:p>Y2015</text:p>
          </table:table-cell>
          <table:table-cell table:number-columns-repeated="5"/>
        </table:table-row>
        <table:table-row table:style-name="ro2">
          <table:table-cell office:value-type="string">
            <text:p>Column/Name</text:p>
          </table:table-cell>
          <table:table-cell office:value-type="string">
            <text:p>经流净利率@2014/12/31</text:p>
          </table:table-cell>
          <table:table-cell office:value-type="string">
            <text:p>Y2014</text:p>
          </table:table-cell>
          <table:table-cell table:number-columns-repeated="5"/>
        </table:table-row>
        <table:table-row table:style-name="ro2">
          <table:table-cell office:value-type="string">
            <text:p>Column/Name</text:p>
          </table:table-cell>
          <table:table-cell office:value-type="string">
            <text:p>经流净利率@2013/12/31</text:p>
          </table:table-cell>
          <table:table-cell office:value-type="string">
            <text:p>Y2013</text:p>
          </table:table-cell>
          <table:table-cell table:number-columns-repeated="5"/>
        </table:table-row>
        <table:table-row table:style-name="ro2">
          <table:table-cell office:value-type="string">
            <text:p>Column/Name</text:p>
          </table:table-cell>
          <table:table-cell office:value-type="string">
            <text:p>经流净利率@2012/12/31</text:p>
          </table:table-cell>
          <table:table-cell office:value-type="string">
            <text:p>T2012</text:p>
          </table:table-cell>
          <table:table-cell table:number-columns-repeated="5"/>
        </table:table-row>
        <table:table-row table:style-name="ro1">
          <table:table-cell office:value-type="string">
            <text:p>Tmp</text:p>
          </table:table-cell>
          <table:table-cell table:style-name="ce1" office:value-type="string">
            <text:p>and corpId in ('600309','600315','002450','600585','000869','601088','600600','600660','603630','000651','000333','600664','600276')</text:p>
          </table:table-cell>
          <table:table-cell table:number-columns-repeated="6"/>
        </table:table-row>
        <table:table-row table:style-name="ro1">
          <table:table-cell office:value-type="string">
            <text:p>Scope</text:p>
          </table:table-cell>
          <table:table-cell table:style-name="ce1" office:value-type="string">
            <text:p>and corpId in ('600664','600276','601607','000538','600129')</text:p>
          </table:table-cell>
          <table:table-cell table:number-columns-repeated="6"/>
        </table:table-row>
        <table:table-row table:style-name="ro1">
          <table:table-cell office:value-type="string">
            <text:p>Data</text:p>
          </table:table-cell>
          <table:table-cell table:number-columns-repeated="7"/>
        </table:table-row>
        <table:table-row table:style-name="ro1">
          <table:table-cell office:value-type="string">
            <text:p>CORP</text:p>
          </table:table-cell>
          <table:table-cell office:value-type="string">
            <text:p>NAME</text:p>
          </table:table-cell>
          <table:table-cell table:style-name="ce6" office:value-type="string">
            <text:p>Y2016</text:p>
          </table:table-cell>
          <table:table-cell table:style-name="ce6" office:value-type="string">
            <text:p>Y2015</text:p>
          </table:table-cell>
          <table:table-cell table:style-name="ce6" office:value-type="string">
            <text:p>Y2014</text:p>
          </table:table-cell>
          <table:table-cell table:style-name="ce6" office:value-type="string">
            <text:p>Y2013</text:p>
          </table:table-cell>
          <table:table-cell table:style-name="ce6" office:value-type="string">
            <text:p>T2012</text:p>
          </table:table-cell>
          <table:table-cell>
            <draw:frame table:end-cell-address="'部分企业-径流利润比率表'.P40" table:end-x="0.676in" table:end-y="0.0232in" draw:z-index="1" draw:style-name="gr1" draw:text-style-name="P2" svg:width="7.7469in" svg:height="5.1441in" svg:x="0.0413in" svg:y="0.0354in">
              <draw:object draw:notify-on-update-of-ranges="'部分企业-径流利润比率表'.C11:'部分企业-径流利润比率表'.G11 '部分企业-径流利润比率表'.B12:'部分企业-径流利润比率表'.B12 '部分企业-径流利润比率表'.C12:'部分企业-径流利润比率表'.G12 '部分企业-径流利润比率表'.B16:'部分企业-径流利润比率表'.B16 '部分企业-径流利润比率表'.C16:'部分企业-径流利润比率表'.G16 '部分企业-径流利润比率表'.B13:'部分企业-径流利润比率表'.B13 '部分企业-径流利润比率表'.C13:'部分企业-径流利润比率表'.G13 '部分企业-径流利润比率表'.B14:'部分企业-径流利润比率表'.B14 '部分企业-径流利润比率表'.C14:'部分企业-径流利润比率表'.G14 '部分企业-径流利润比率表'.B15:'部分企业-径流利润比率表'.B15 '部分企业-径流利润比率表'.C15:'部分企业-径流利润比率表'.G15" xlink:href="./Object 1" xlink:type="simple" xlink:show="embed" xlink:actuate="onLoad">
                <text:p/>
              </draw:object>
              <draw:image xlink:href="./ObjectReplacements/Object 1" xlink:type="simple" xlink:show="embed" xlink:actuate="onLoad"/>
            </draw:frame>
          </table:table-cell>
        </table:table-row>
        <table:table-row table:style-name="ro1">
          <table:table-cell office:value-type="string">
            <text:p>000538</text:p>
          </table:table-cell>
          <table:table-cell office:value-type="string">
            <text:p>云南白药</text:p>
          </table:table-cell>
          <table:table-cell table:style-name="ce6" office:value-type="float" office:value="1.01838008250054">
            <text:p>1.02</text:p>
          </table:table-cell>
          <table:table-cell table:style-name="ce6" office:value-type="float" office:value="0.79094056423693">
            <text:p>0.79</text:p>
          </table:table-cell>
          <table:table-cell table:style-name="ce6" office:value-type="float" office:value="0.635422631370304">
            <text:p>0.64</text:p>
          </table:table-cell>
          <table:table-cell table:style-name="ce6" office:value-type="float" office:value="0.147166641538693">
            <text:p>0.15</text:p>
          </table:table-cell>
          <table:table-cell table:style-name="ce6" office:value-type="float" office:value="0.502331724085636">
            <text:p>0.50</text:p>
          </table:table-cell>
          <table:table-cell/>
        </table:table-row>
        <table:table-row table:style-name="ro1">
          <table:table-cell office:value-type="string">
            <text:p>600129</text:p>
          </table:table-cell>
          <table:table-cell office:value-type="string">
            <text:p>太极集团</text:p>
          </table:table-cell>
          <table:table-cell table:style-name="ce6" office:value-type="float" office:value="-0.124353856841758">
            <text:p>-0.12</text:p>
          </table:table-cell>
          <table:table-cell table:style-name="ce6" office:value-type="float" office:value="-0.261288223812622">
            <text:p>-0.26</text:p>
          </table:table-cell>
          <table:table-cell table:style-name="ce6" office:value-type="float" office:value="1.04651515151515">
            <text:p>1.05</text:p>
          </table:table-cell>
          <table:table-cell table:style-name="ce6" office:value-type="float" office:value="-3.16643960036331">
            <text:p>-3.17</text:p>
          </table:table-cell>
          <table:table-cell table:style-name="ce6" office:value-type="float" office:value="-0.439131388462382">
            <text:p>-0.44</text:p>
          </table:table-cell>
          <table:table-cell/>
        </table:table-row>
        <table:table-row table:style-name="ro1">
          <table:table-cell office:value-type="string">
            <text:p>600276</text:p>
          </table:table-cell>
          <table:table-cell office:value-type="string">
            <text:p>恒瑞医药</text:p>
          </table:table-cell>
          <table:table-cell table:style-name="ce6" office:value-type="float" office:value="0.984222854084178">
            <text:p>0.98</text:p>
          </table:table-cell>
          <table:table-cell table:style-name="ce6" office:value-type="float" office:value="1.0239751435496">
            <text:p>1.02</text:p>
          </table:table-cell>
          <table:table-cell table:style-name="ce6" office:value-type="float" office:value="1.00087734355629">
            <text:p>1.00</text:p>
          </table:table-cell>
          <table:table-cell table:style-name="ce6" office:value-type="float" office:value="1.05642970473279">
            <text:p>1.06</text:p>
          </table:table-cell>
          <table:table-cell table:style-name="ce6" office:value-type="float" office:value="0.832344690423046">
            <text:p>0.83</text:p>
          </table:table-cell>
          <table:table-cell/>
        </table:table-row>
        <table:table-row table:style-name="ro1">
          <table:table-cell office:value-type="string">
            <text:p>600664</text:p>
          </table:table-cell>
          <table:table-cell office:value-type="string">
            <text:p>哈药股份</text:p>
          </table:table-cell>
          <table:table-cell table:style-name="ce6" office:value-type="float" office:value="3.29226119933634">
            <text:p>3.29</text:p>
          </table:table-cell>
          <table:table-cell table:style-name="ce6" office:value-type="float" office:value="2.70150371045437">
            <text:p>2.70</text:p>
          </table:table-cell>
          <table:table-cell table:style-name="ce6" office:value-type="float" office:value="5.7471671388102">
            <text:p>5.75</text:p>
          </table:table-cell>
          <table:table-cell table:style-name="ce6" office:value-type="float" office:value="1.03742767157401">
            <text:p>1.04</text:p>
          </table:table-cell>
          <table:table-cell table:style-name="ce6" office:value-type="float" office:value="0.945426503737098">
            <text:p>0.95</text:p>
          </table:table-cell>
          <table:table-cell/>
        </table:table-row>
        <table:table-row table:style-name="ro1">
          <table:table-cell office:value-type="string">
            <text:p>601607</text:p>
          </table:table-cell>
          <table:table-cell office:value-type="string">
            <text:p>上海医药</text:p>
          </table:table-cell>
          <table:table-cell table:style-name="ce6" office:value-type="float" office:value="0.50830741753292">
            <text:p>0.51</text:p>
          </table:table-cell>
          <table:table-cell table:style-name="ce6" office:value-type="float" office:value="0.401014157182474">
            <text:p>0.40</text:p>
          </table:table-cell>
          <table:table-cell table:style-name="ce6" office:value-type="float" office:value="0.44641227803383">
            <text:p>0.45</text:p>
          </table:table-cell>
          <table:table-cell table:style-name="ce6" office:value-type="float" office:value="0.370609376308716">
            <text:p>0.37</text:p>
          </table:table-cell>
          <table:table-cell table:style-name="ce6" office:value-type="float" office:value="0.467680515648686">
            <text:p>0.47</text:p>
          </table:table-cell>
          <table:table-cell/>
        </table:table-row>
        <table:table-row table:style-name="ro1" table:number-rows-repeated="31">
          <table:table-cell table:number-columns-repeated="2"/>
          <table:table-cell table:style-name="ce6" table:number-columns-repeated="5"/>
          <table:table-cell/>
        </table:table-row>
        <table:table-row table:style-name="ro1" table:number-rows-repeated="1048528">
          <table:table-cell table:number-columns-repeated="8"/>
        </table:table-row>
        <table:table-row table:style-name="ro1">
          <table:table-cell table:number-columns-repeated="8"/>
        </table:table-row>
      </table:table>
      <table:table table:name="格力电器-部分指标"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6" form:id="control6"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table-column table:style-name="co4" table:default-cell-style-name="Default"/>
        <table:table-column table:style-name="co35" table:default-cell-style-name="ce4"/>
        <table:table-column table:style-name="co4" table:default-cell-style-name="Default"/>
        <table:table-column table:style-name="co36" table:number-columns-repeated="2" table:default-cell-style-name="Default"/>
        <table:table-column table:style-name="co4" table:number-columns-repeated="3" table:default-cell-style-name="Default"/>
        <table:table-row table:style-name="ro1">
          <table:table-cell office:value-type="string">
            <text:p>Command</text:p>
          </table:table-cell>
          <table:table-cell office:value-type="string">
            <text:p>FILL_INDEX</text:p>
          </table:table-cell>
          <table:table-cell table:number-columns-repeated="6"/>
        </table:table-row>
        <table:table-row table:style-name="ro1">
          <table:table-cell office:value-type="string">
            <text:p>Tmp</text:p>
          </table:table-cell>
          <table:table-cell office:value-type="string">
            <text:p>300498</text:p>
          </table:table-cell>
          <table:table-cell table:number-columns-repeated="5"/>
          <table:table-cell>
            <draw:control table:end-cell-address="'格力电器-部分指标'.K10" table:end-x="0.3831in" table:end-y="0.0319in" draw:z-index="0" draw:text-style-name="P1" svg:width="2.9197in" svg:height="1.3382in" svg:x="0.1307in" svg:y="0.1161in" draw:control="control6"/>
          </table:table-cell>
        </table:table-row>
        <table:table-row table:style-name="ro1">
          <table:table-cell office:value-type="string">
            <text:p>CorpId</text:p>
          </table:table-cell>
          <table:table-cell office:value-type="string">
            <text:p>300498</text:p>
          </table:table-cell>
          <table:table-cell office:value-type="string">
            <text:p>温氏股份</text:p>
          </table:table-cell>
          <table:table-cell table:number-columns-repeated="5"/>
        </table:table-row>
        <table:table-row table:style-name="ro1">
          <table:table-cell office:value-type="string">
            <text:p>Index/Date</text:p>
          </table:table-cell>
          <table:table-cell office:value-type="string">
            <text:p>2016/12/31</text:p>
          </table:table-cell>
          <table:table-cell table:style-name="ce4" office:value-type="string">
            <text:p>2015/12/31</text:p>
          </table:table-cell>
          <table:table-cell table:style-name="ce4" office:value-type="string">
            <text:p>2014/12/31</text:p>
          </table:table-cell>
          <table:table-cell table:style-name="ce4" office:value-type="string">
            <text:p>2013/12/31</text:p>
          </table:table-cell>
          <table:table-cell table:style-name="ce4" office:value-type="string">
            <text:p>2012/12/31</text:p>
          </table:table-cell>
          <table:table-cell table:number-columns-repeated="2"/>
        </table:table-row>
        <table:table-row table:style-name="ro1">
          <table:table-cell office:value-type="string">
            <text:p>存货周期</text:p>
          </table:table-cell>
          <table:table-cell table:style-name="ce6" office:value-type="float" office:value="83.2802318368167">
            <text:p>83.28</text:p>
          </table:table-cell>
          <table:table-cell table:style-name="ce6" office:value-type="float" office:value="79.8845493881943">
            <text:p>79.88</text:p>
          </table:table-cell>
          <table:table-cell table:style-name="ce6" office:value-type="float" office:value="86.3275023842259">
            <text:p>86.33</text:p>
          </table:table-cell>
          <table:table-cell table:style-name="ce6" office:value-type="float" office:value="79.3035465814359">
            <text:p>79.30</text:p>
          </table:table-cell>
          <table:table-cell table:style-name="ce6" office:value-type="float" office:value="74.9909955090134">
            <text:p>74.99</text:p>
          </table:table-cell>
          <table:table-cell table:number-columns-repeated="2"/>
        </table:table-row>
        <table:table-row table:style-name="ro1">
          <table:table-cell office:value-type="string">
            <text:p>应收账款周期</text:p>
          </table:table-cell>
          <table:table-cell table:style-name="ce6" office:value-type="float" office:value="0.998080792866814">
            <text:p>1.00</text:p>
          </table:table-cell>
          <table:table-cell table:style-name="ce6" office:value-type="float" office:value="0.904642500202644">
            <text:p>0.90</text:p>
          </table:table-cell>
          <table:table-cell table:style-name="ce6" office:value-type="float" office:value="0.585781158526118">
            <text:p>0.59</text:p>
          </table:table-cell>
          <table:table-cell table:style-name="ce6" office:value-type="float" office:value="0.810763956977366">
            <text:p>0.81</text:p>
          </table:table-cell>
          <table:table-cell table:style-name="ce6" office:value-type="float" office:value="1.16135061557234">
            <text:p>1.16</text:p>
          </table:table-cell>
          <table:table-cell table:number-columns-repeated="2"/>
        </table:table-row>
        <table:table-row table:style-name="ro1">
          <table:table-cell office:value-type="string">
            <text:p>经营周期</text:p>
          </table:table-cell>
          <table:table-cell table:style-name="ce6" office:value-type="float" office:value="84.2783126296835">
            <text:p>84.28</text:p>
          </table:table-cell>
          <table:table-cell table:style-name="ce6" office:value-type="float" office:value="80.7891918883969">
            <text:p>80.79</text:p>
          </table:table-cell>
          <table:table-cell table:style-name="ce6" office:value-type="float" office:value="86.913283542752">
            <text:p>86.91</text:p>
          </table:table-cell>
          <table:table-cell table:style-name="ce6" office:value-type="float" office:value="80.1143105384133">
            <text:p>80.11</text:p>
          </table:table-cell>
          <table:table-cell table:style-name="ce6" office:value-type="float" office:value="76.1523461245857">
            <text:p>76.15</text:p>
          </table:table-cell>
          <table:table-cell table:number-columns-repeated="2"/>
        </table:table-row>
        <table:table-row table:style-name="ro1">
          <table:table-cell office:value-type="string">
            <text:p>应付账款周期</text:p>
          </table:table-cell>
          <table:table-cell table:style-name="ce6" office:value-type="float" office:value="17.4084853154818">
            <text:p>17.41</text:p>
          </table:table-cell>
          <table:table-cell table:style-name="ce6" office:value-type="float" office:value="14.6865254277849">
            <text:p>14.69</text:p>
          </table:table-cell>
          <table:table-cell table:style-name="ce6" office:value-type="float" office:value="17.4786796657949">
            <text:p>17.48</text:p>
          </table:table-cell>
          <table:table-cell table:style-name="ce6" office:value-type="float" office:value="14.8304543374424">
            <text:p>14.83</text:p>
          </table:table-cell>
          <table:table-cell table:style-name="ce6" office:value-type="float" office:value="11.5266793485886">
            <text:p>11.53</text:p>
          </table:table-cell>
          <table:table-cell table:number-columns-repeated="2"/>
        </table:table-row>
        <table:table-row table:style-name="ro1">
          <table:table-cell office:value-type="string">
            <text:p>现金周期</text:p>
          </table:table-cell>
          <table:table-cell table:style-name="ce6" office:value-type="float" office:value="66.8698273142017">
            <text:p>66.87</text:p>
          </table:table-cell>
          <table:table-cell table:style-name="ce6" office:value-type="float" office:value="66.102666460612">
            <text:p>66.10</text:p>
          </table:table-cell>
          <table:table-cell table:style-name="ce6" office:value-type="float" office:value="69.4346038769572">
            <text:p>69.43</text:p>
          </table:table-cell>
          <table:table-cell table:style-name="ce6" office:value-type="float" office:value="65.2838562009708">
            <text:p>65.28</text:p>
          </table:table-cell>
          <table:table-cell table:style-name="ce6" office:value-type="float" office:value="64.6256667759971">
            <text:p>64.63</text:p>
          </table:table-cell>
          <table:table-cell table:number-columns-repeated="2"/>
        </table:table-row>
        <table:table-row table:style-name="ro1">
          <table:table-cell office:value-type="string">
            <text:p>销售利润率</text:p>
          </table:table-cell>
          <table:table-cell table:style-name="ce5" office:value-type="percentage" office:value="0.206180953863551">
            <text:p>20.62%</text:p>
          </table:table-cell>
          <table:table-cell table:style-name="ce5" office:value-type="percentage" office:value="0.137579640017688">
            <text:p>13.76%</text:p>
          </table:table-cell>
          <table:table-cell table:style-name="ce5" office:value-type="percentage" office:value="0.0756333492200231">
            <text:p>7.56%</text:p>
          </table:table-cell>
          <table:table-cell table:style-name="ce5" office:value-type="percentage" office:value="0.017358654005194">
            <text:p>1.74%</text:p>
          </table:table-cell>
          <table:table-cell table:style-name="ce5" office:value-type="percentage" office:value="0.0873779396611689">
            <text:p>8.74%</text:p>
          </table:table-cell>
          <table:table-cell table:number-columns-repeated="2"/>
        </table:table-row>
        <table:table-row table:style-name="ro1">
          <table:table-cell office:value-type="string">
            <text:p>净资产收益率</text:p>
          </table:table-cell>
          <table:table-cell table:style-name="ce6" office:value-type="float" office:value="0.449849023167303">
            <text:p>0.45</text:p>
          </table:table-cell>
          <table:table-cell table:style-name="ce6" office:value-type="float" office:value="0.348158098300334">
            <text:p>0.35</text:p>
          </table:table-cell>
          <table:table-cell table:style-name="ce6" office:value-type="float" office:value="0.20707869697275">
            <text:p>0.21</text:p>
          </table:table-cell>
          <table:table-cell table:style-name="ce6" office:value-type="float" office:value="0.0459327380175752">
            <text:p>0.05</text:p>
          </table:table-cell>
          <table:table-cell table:style-name="ce6" office:value-type="float" office:value="0.234287042493446">
            <text:p>0.23</text:p>
          </table:table-cell>
          <table:table-cell table:number-columns-repeated="2"/>
        </table:table-row>
        <table:table-row table:style-name="ro1">
          <table:table-cell office:value-type="string">
            <text:p>总资产收益率</text:p>
          </table:table-cell>
          <table:table-cell table:style-name="ce6" office:value-type="float" office:value="0.329982613647639">
            <text:p>0.33</text:p>
          </table:table-cell>
          <table:table-cell table:style-name="ce6" office:value-type="float" office:value="0.228560801351428">
            <text:p>0.23</text:p>
          </table:table-cell>
          <table:table-cell table:style-name="ce6" office:value-type="float" office:value="0.116775804101771">
            <text:p>0.12</text:p>
          </table:table-cell>
          <table:table-cell table:style-name="ce6" office:value-type="float" office:value="0.0266435069974102">
            <text:p>0.03</text:p>
          </table:table-cell>
          <table:table-cell table:style-name="ce6" office:value-type="float" office:value="0.148960123395367">
            <text:p>0.15</text:p>
          </table:table-cell>
          <table:table-cell table:number-columns-repeated="2"/>
        </table:table-row>
        <table:table-row table:style-name="ro1">
          <table:table-cell office:value-type="string">
            <text:p>杠杆率</text:p>
          </table:table-cell>
          <table:table-cell table:style-name="ce6" office:value-type="float" office:value="1.32055391806783">
            <text:p>1.32</text:p>
          </table:table-cell>
          <table:table-cell table:style-name="ce6" office:value-type="float" office:value="1.42142777742075">
            <text:p>1.42</text:p>
          </table:table-cell>
          <table:table-cell table:style-name="ce6" office:value-type="float" office:value="1.67863940854911">
            <text:p>1.68</text:p>
          </table:table-cell>
          <table:table-cell table:style-name="ce6" office:value-type="float" office:value="1.88585986779446">
            <text:p>1.89</text:p>
          </table:table-cell>
          <table:table-cell table:style-name="ce6" office:value-type="float" office:value="1.57615343336062">
            <text:p>1.58</text:p>
          </table:table-cell>
          <table:table-cell table:number-columns-repeated="2"/>
        </table:table-row>
        <table:table-row table:style-name="ro1">
          <table:table-cell office:value-type="string">
            <text:p>有息负债比重</text:p>
          </table:table-cell>
          <table:table-cell table:style-name="ce6" office:value-type="float" office:value="0">
            <text:p>0.00</text:p>
          </table:table-cell>
          <table:table-cell table:style-name="ce6" office:value-type="float" office:value="0.0937629117196427">
            <text:p>0.09</text:p>
          </table:table-cell>
          <table:table-cell table:style-name="ce6" office:value-type="float" office:value="0.300722430490472">
            <text:p>0.30</text:p>
          </table:table-cell>
          <table:table-cell table:style-name="ce6" office:value-type="float" office:value="0.452350780214122">
            <text:p>0.45</text:p>
          </table:table-cell>
          <table:table-cell table:style-name="ce6" office:value-type="float" office:value="0.277937728324897">
            <text:p>0.28</text:p>
          </table:table-cell>
          <table:table-cell table:number-columns-repeated="2"/>
        </table:table-row>
        <table:table-row table:style-name="ro1">
          <table:table-cell office:value-type="string">
            <text:p>无息负债比重</text:p>
          </table:table-cell>
          <table:table-cell table:style-name="ce6" office:value-type="float" office:value="0.495410974293105">
            <text:p>0.50</text:p>
          </table:table-cell>
          <table:table-cell table:style-name="ce6" office:value-type="float" office:value="0.314912527446259">
            <text:p>0.31</text:p>
          </table:table-cell>
          <table:table-cell table:style-name="ce6" office:value-type="float" office:value="0.232954545454545">
            <text:p>0.23</text:p>
          </table:table-cell>
          <table:table-cell table:style-name="ce6" office:value-type="float" office:value="0.246090925825634">
            <text:p>0.25</text:p>
          </table:table-cell>
          <table:table-cell table:style-name="ce6" office:value-type="float" office:value="0.242524427486634">
            <text:p>0.24</text:p>
          </table:table-cell>
          <table:table-cell table:number-columns-repeated="2"/>
        </table:table-row>
        <table:table-row table:style-name="ro1">
          <table:table-cell office:value-type="string">
            <text:p>财务成本比重</text:p>
          </table:table-cell>
          <table:table-cell table:style-name="ce6" office:value-type="float" office:value="-0.0029000007219214">
            <text:p>0.00</text:p>
          </table:table-cell>
          <table:table-cell table:style-name="ce6" office:value-type="float" office:value="0.00237570301354963">
            <text:p>0.00</text:p>
          </table:table-cell>
          <table:table-cell table:style-name="ce6" office:value-type="float" office:value="0.00890976257594415">
            <text:p>0.01</text:p>
          </table:table-cell>
          <table:table-cell table:style-name="ce6" office:value-type="float" office:value="0.00587964419529217">
            <text:p>0.01</text:p>
          </table:table-cell>
          <table:table-cell table:style-name="ce6" office:value-type="float" office:value="0.00311185650938256">
            <text:p>0.00</text:p>
          </table:table-cell>
          <table:table-cell table:number-columns-repeated="2"/>
        </table:table-row>
        <table:table-row table:style-name="ro1">
          <table:table-cell office:value-type="string">
            <text:p>财务费用</text:p>
          </table:table-cell>
          <table:table-cell table:style-name="ce8" office:value-type="float" office:value="-136580000">
            <text:p>-136,580,000</text:p>
          </table:table-cell>
          <table:table-cell table:style-name="ce8" office:value-type="float" office:value="99770000">
            <text:p>99,770,000</text:p>
          </table:table-cell>
          <table:table-cell table:style-name="ce8" office:value-type="float" office:value="315180000">
            <text:p>315,180,000</text:p>
          </table:table-cell>
          <table:table-cell table:style-name="ce8" office:value-type="float" office:value="205570000">
            <text:p>205,570,000</text:p>
          </table:table-cell>
          <table:table-cell table:style-name="ce8" office:value-type="float" office:value="95370000">
            <text:p>95,370,000</text:p>
          </table:table-cell>
          <table:table-cell table:number-columns-repeated="2"/>
        </table:table-row>
        <table:table-row table:style-name="ro1" table:number-rows-repeated="23">
          <table:table-cell/>
          <table:table-cell table:style-name="ce6" table:number-columns-repeated="5"/>
          <table:table-cell table:number-columns-repeated="2"/>
        </table:table-row>
        <table:table-row table:style-name="ro1" table:number-rows-repeated="1048535">
          <table:table-cell table:number-columns-repeated="8"/>
        </table:table-row>
        <table:table-row table:style-name="ro1">
          <table:table-cell table:number-columns-repeated="8"/>
        </table:table-row>
      </table:table>
      <table:table table:name="SYS_INDEX_TABLE" table:style-name="ta1" table:print="false">
        <table:table-column table:style-name="co4"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2" table:default-cell-style-name="Default"/>
        <table:table-column table:style-name="co24" table:default-cell-style-name="Default"/>
        <table:table-column table:style-name="co22" table:default-cell-style-name="Default"/>
        <table:table-column table:style-name="co23" table:default-cell-style-name="Default"/>
        <table:table-column table:style-name="co22" table:default-cell-style-name="Default"/>
        <table:table-column table:style-name="co4" table:number-columns-repeated="7" table:default-cell-style-name="Default"/>
        <table:table-row table:style-name="ro1">
          <table:table-cell office:value-type="string">
            <text:p>ID</text:p>
          </table:table-cell>
          <table:table-cell office:value-type="string">
            <text:p>TABLE</text:p>
          </table:table-cell>
          <table:table-cell office:value-type="string">
            <text:p>INDEX1</text:p>
          </table:table-cell>
          <table:table-cell office:value-type="string">
            <text:p>INDEX2</text:p>
          </table:table-cell>
          <table:table-cell office:value-type="string">
            <text:p>INDEX3</text:p>
          </table:table-cell>
          <table:table-cell office:value-type="string">
            <text:p>INDEX4</text:p>
          </table:table-cell>
          <table:table-cell office:value-type="string">
            <text:p>INDEX5</text:p>
          </table:table-cell>
          <table:table-cell office:value-type="string">
            <text:p>INDEX6</text:p>
          </table:table-cell>
          <table:table-cell office:value-type="string">
            <text:p>INDEX7</text:p>
          </table:table-cell>
          <table:table-cell office:value-type="string">
            <text:p>INDEX8</text:p>
          </table:table-cell>
          <table:table-cell office:value-type="string">
            <text:p>INDEX9</text:p>
          </table:table-cell>
          <table:table-cell office:value-type="string">
            <text:p>INDEX10</text:p>
          </table:table-cell>
          <table:table-cell office:value-type="string">
            <text:p>INDEX11</text:p>
          </table:table-cell>
          <table:table-cell office:value-type="string">
            <text:p>INDEX12</text:p>
          </table:table-cell>
          <table:table-cell office:value-type="string">
            <text:p>INDEX13</text:p>
          </table:table-cell>
          <table:table-cell office:value-type="string">
            <text:p>INDEX14</text:p>
          </table:table-cell>
          <table:table-cell office:value-type="string">
            <text:p>INDEX15</text:p>
          </table:table-cell>
        </table:table-row>
        <table:table-row table:style-name="ro2">
          <table:table-cell office:value-type="float" office:value="1">
            <text:p>1</text:p>
          </table:table-cell>
          <table:table-cell office:value-type="string">
            <text:p>短期流动性比率表</text:p>
          </table:table-cell>
          <table:table-cell office:value-type="string">
            <text:p>流动比率@2016/12/31</text:p>
          </table:table-cell>
          <table:table-cell office:value-type="string">
            <text:p>速动比率@2016/12/31</text:p>
          </table:table-cell>
          <table:table-cell table:style-name="ce1" office:value-type="string">
            <text:p>应收账款周转次数@2016/12/31</text:p>
          </table:table-cell>
          <table:table-cell table:style-name="ce1" office:value-type="string">
            <text:p>应收账款周转天数@2016/12/31</text:p>
          </table:table-cell>
          <table:table-cell office:value-type="string">
            <text:p>存货周转次数@2016/12/31</text:p>
          </table:table-cell>
          <table:table-cell table:number-columns-repeated="10"/>
        </table:table-row>
        <table:table-row table:style-name="ro2">
          <table:table-cell office:value-type="float" office:value="2">
            <text:p>2</text:p>
          </table:table-cell>
          <table:table-cell office:value-type="string">
            <text:p>长期偿债能力比率表</text:p>
          </table:table-cell>
          <table:table-cell office:value-type="string">
            <text:p>资产负债率@2016/12/31</text:p>
          </table:table-cell>
          <table:table-cell office:value-type="string">
            <text:p>净资产负债率@2016/12/31</text:p>
          </table:table-cell>
          <table:table-cell table:style-name="ce1" office:value-type="string">
            <text:p>利息保障倍数@2016/12/31</text:p>
          </table:table-cell>
          <table:table-cell table:number-columns-repeated="12"/>
        </table:table-row>
        <table:table-row table:style-name="ro2">
          <table:table-cell office:value-type="float" office:value="3">
            <text:p>3</text:p>
          </table:table-cell>
          <table:table-cell office:value-type="string">
            <text:p>盈利能力比率表</text:p>
          </table:table-cell>
          <table:table-cell office:value-type="string">
            <text:p>净资产收益率@2016/12/31</text:p>
          </table:table-cell>
          <table:table-cell office:value-type="string">
            <text:p>毛利率@2016/12/31</text:p>
          </table:table-cell>
          <table:table-cell office:value-type="string">
            <text:p>销售利润率@2016/12/31</text:p>
          </table:table-cell>
          <table:table-cell office:value-type="string">
            <text:p>资产周转次数@2016/12/31</text:p>
          </table:table-cell>
          <table:table-cell office:value-type="string">
            <text:p>息税前销售利润率@2016/12/31</text:p>
          </table:table-cell>
          <table:table-cell office:value-type="string">
            <text:p>资产收益率@2016/12/31</text:p>
          </table:table-cell>
          <table:table-cell office:value-type="string">
            <text:p>基本每股收益@2016/12/31</text:p>
          </table:table-cell>
          <table:table-cell table:number-columns-repeated="8"/>
        </table:table-row>
        <table:table-row table:style-name="ro2">
          <table:table-cell office:value-type="float" office:value="401">
            <text:p>401</text:p>
          </table:table-cell>
          <table:table-cell office:value-type="string">
            <text:p>CommonSize利润表</text:p>
          </table:table-cell>
          <table:table-cell office:value-type="string">
            <text:p>营总比@2016/12/31</text:p>
          </table:table-cell>
          <table:table-cell office:value-type="string">
            <text:p>营业总成本比@2016/12/31</text:p>
          </table:table-cell>
          <table:table-cell office:value-type="string">
            <text:p>营业利润比@2016/12/31</text:p>
          </table:table-cell>
          <table:table-cell office:value-type="string">
            <text:p>税前利润比@2016/12/31</text:p>
          </table:table-cell>
          <table:table-cell table:number-columns-repeated="11"/>
        </table:table-row>
        <table:table-row table:style-name="ro2">
          <table:table-cell office:value-type="float" office:value="5">
            <text:p>5</text:p>
          </table:table-cell>
          <table:table-cell office:value-type="string">
            <text:p>市场情况表</text:p>
          </table:table-cell>
          <table:table-cell office:value-type="string">
            <text:p>每股市价@2017/06/15</text:p>
          </table:table-cell>
          <table:table-cell office:value-type="string">
            <text:p>总市值@2017/06/15,2016/12/31</text:p>
          </table:table-cell>
          <table:table-cell table:number-columns-repeated="13"/>
        </table:table-row>
        <table:table-row table:style-name="ro2">
          <table:table-cell office:value-type="float" office:value="6">
            <text:p>6</text:p>
          </table:table-cell>
          <table:table-cell office:value-type="string">
            <text:p>杜邦分析表</text:p>
          </table:table-cell>
          <table:table-cell office:value-type="string">
            <text:p>销售利润率@2016/12/31</text:p>
          </table:table-cell>
          <table:table-cell office:value-type="string">
            <text:p>资产周转次数@2016/12/31,2015/12/31</text:p>
          </table:table-cell>
          <table:table-cell office:value-type="string">
            <text:p>财务杠杆@2016/12/31,2015/12/31</text:p>
          </table:table-cell>
          <table:table-cell office:value-type="string">
            <text:p>净资产收益率@2016/12/31,2015/12/31</text:p>
          </table:table-cell>
          <table:table-cell office:value-type="string">
            <text:p>销售利润率@2015/12/31</text:p>
          </table:table-cell>
          <table:table-cell office:value-type="string">
            <text:p>资产周转次数@2015/12/31,2014/12/31</text:p>
          </table:table-cell>
          <table:table-cell office:value-type="string">
            <text:p>财务杠杆@2015/12/31,2014/12/31</text:p>
          </table:table-cell>
          <table:table-cell office:value-type="string">
            <text:p>净资产收益率@2015/12/31,2014/12/31</text:p>
          </table:table-cell>
          <table:table-cell table:number-columns-repeated="7"/>
        </table:table-row>
        <table:table-row table:style-name="ro2">
          <table:table-cell office:value-type="float" office:value="7">
            <text:p>7</text:p>
          </table:table-cell>
          <table:table-cell office:value-type="string">
            <text:p>净资产收益率表</text:p>
          </table:table-cell>
          <table:table-cell office:value-type="string">
            <text:p>净资产收益率@2016/12/31,2015/12/31</text:p>
          </table:table-cell>
          <table:table-cell office:value-type="string">
            <text:p>净资产收益率@2015/12/31,2014/12/31</text:p>
          </table:table-cell>
          <table:table-cell office:value-type="string">
            <text:p>净资产收益率@2014/12/31,2013/12/31</text:p>
          </table:table-cell>
          <table:table-cell office:value-type="string">
            <text:p>净资产收益率@2013/12/31,2012/12/31</text:p>
          </table:table-cell>
          <table:table-cell office:value-type="string">
            <text:p>净资产收益率@2012/12/31,2011/12/31</text:p>
          </table:table-cell>
          <table:table-cell table:number-columns-repeated="10"/>
        </table:table-row>
        <table:table-row table:style-name="ro2">
          <table:table-cell office:value-type="float" office:value="8">
            <text:p>8</text:p>
          </table:table-cell>
          <table:table-cell office:value-type="string">
            <text:p>净资产收益率变动表</text:p>
          </table:table-cell>
          <table:table-cell office:value-type="string">
            <text:p>净资产收益率变动@2016/12/31,2015/12/31,2014/12/31</text:p>
          </table:table-cell>
          <table:table-cell office:value-type="string">
            <text:p>净资产收益率变动@2015/12/31,2014/12/31,2013/12/31</text:p>
          </table:table-cell>
          <table:table-cell office:value-type="string">
            <text:p>净资产收益率变动@2014/12/31,2013/12/31,2012/12/31</text:p>
          </table:table-cell>
          <table:table-cell office:value-type="string">
            <text:p>净资产收益率变动@2013/12/31,2012/12/31,2011/12/31</text:p>
          </table:table-cell>
          <table:table-cell office:value-type="string">
            <text:p>净资产收益率变动@2012/12/31,2011/12/31,2010/12/31</text:p>
          </table:table-cell>
          <table:table-cell table:number-columns-repeated="10"/>
        </table:table-row>
        <table:table-row table:style-name="ro2">
          <table:table-cell table:style-name="ce7" office:value-type="float" office:value="701">
            <text:p>701</text:p>
          </table:table-cell>
          <table:table-cell office:value-type="string">
            <text:p>财务杠杆率表</text:p>
          </table:table-cell>
          <table:table-cell office:value-type="string">
            <text:p>财务杠杆@2016/12/31,2015/12/31</text:p>
          </table:table-cell>
          <table:table-cell office:value-type="string">
            <text:p>财务杠杆@2015/12/31,2014/12/31</text:p>
          </table:table-cell>
          <table:table-cell office:value-type="string">
            <text:p>财务杠杆@2014/12/31,2013/12/31</text:p>
          </table:table-cell>
          <table:table-cell office:value-type="string">
            <text:p>财务杠杆@2013/12/31,2012/12/31</text:p>
          </table:table-cell>
          <table:table-cell office:value-type="string">
            <text:p>财务杠杆@2012/12/31,2011/12/31</text:p>
          </table:table-cell>
          <table:table-cell table:number-columns-repeated="10"/>
        </table:table-row>
        <table:table-row table:style-name="ro2">
          <table:table-cell office:value-type="float" office:value="702">
            <text:p>702</text:p>
          </table:table-cell>
          <table:table-cell office:value-type="string">
            <text:p>资产周转次数表</text:p>
          </table:table-cell>
          <table:table-cell office:value-type="string">
            <text:p>资产周转次数@2016/12/31,2015/12/31</text:p>
          </table:table-cell>
          <table:table-cell office:value-type="string">
            <text:p>资产周转次数@2015/12/31,2014/12/31</text:p>
          </table:table-cell>
          <table:table-cell office:value-type="string">
            <text:p>资产周转次数@2014/12/31,2013/12/31</text:p>
          </table:table-cell>
          <table:table-cell office:value-type="string">
            <text:p>资产周转次数@2013/12/31,2012/12/31</text:p>
          </table:table-cell>
          <table:table-cell office:value-type="string">
            <text:p>资产周转次数@2012/12/31,2011/12/31</text:p>
          </table:table-cell>
          <table:table-cell table:number-columns-repeated="10"/>
        </table:table-row>
        <table:table-row table:style-name="ro2">
          <table:table-cell office:value-type="float" office:value="703">
            <text:p>703</text:p>
          </table:table-cell>
          <table:table-cell office:value-type="string">
            <text:p>销售利润率表</text:p>
          </table:table-cell>
          <table:table-cell office:value-type="string">
            <text:p>销售利润率@2016/12/31,2015/12/31</text:p>
          </table:table-cell>
          <table:table-cell office:value-type="string">
            <text:p>销售利润率@2015/12/31,2014/12/31</text:p>
          </table:table-cell>
          <table:table-cell office:value-type="string">
            <text:p>销售利润率@2014/12/31,2013/12/31</text:p>
          </table:table-cell>
          <table:table-cell office:value-type="string">
            <text:p>销售利润率@2013/12/31,2012/12/31</text:p>
          </table:table-cell>
          <table:table-cell office:value-type="string">
            <text:p>销售利润率@2012/12/31,2011/12/31</text:p>
          </table:table-cell>
          <table:table-cell table:number-columns-repeated="10"/>
        </table:table-row>
        <table:table-row table:style-name="ro2">
          <table:table-cell office:value-type="float" office:value="70101">
            <text:p>70101</text:p>
          </table:table-cell>
          <table:table-cell office:value-type="string">
            <text:p>财务费用率表</text:p>
          </table:table-cell>
          <table:table-cell office:value-type="string">
            <text:p>财务费用率@2016/12/31</text:p>
          </table:table-cell>
          <table:table-cell office:value-type="string">
            <text:p>财务费用率@2015/12/31</text:p>
          </table:table-cell>
          <table:table-cell office:value-type="string">
            <text:p>财务费用率@2014/12/31</text:p>
          </table:table-cell>
          <table:table-cell office:value-type="string">
            <text:p>财务费用率@2013/12/31</text:p>
          </table:table-cell>
          <table:table-cell office:value-type="string">
            <text:p>财务费用率@2012/12/31</text:p>
          </table:table-cell>
          <table:table-cell table:number-columns-repeated="10"/>
        </table:table-row>
        <table:table-row table:style-name="ro2">
          <table:table-cell office:value-type="float" office:value="801">
            <text:p>801</text:p>
          </table:table-cell>
          <table:table-cell office:value-type="string">
            <text:p>经流净利率表</text:p>
          </table:table-cell>
          <table:table-cell office:value-type="string">
            <text:p>经流净利率@2016/12/31</text:p>
          </table:table-cell>
          <table:table-cell office:value-type="string">
            <text:p>经流净利率@2015/12/31</text:p>
          </table:table-cell>
          <table:table-cell office:value-type="string">
            <text:p>经流净利率@2014/12/31</text:p>
          </table:table-cell>
          <table:table-cell office:value-type="string">
            <text:p>经流净利率@2013/12/31</text:p>
          </table:table-cell>
          <table:table-cell office:value-type="string">
            <text:p>经流净利率@2012/12/31</text:p>
          </table:table-cell>
          <table:table-cell table:number-columns-repeated="10"/>
        </table:table-row>
      </table:table>
      <table:table table:name="SYS_CMDS" table:style-name="ta1" table:print="false">
        <office:forms form:automatic-focus="false" form:apply-design-mode="false">
          <form:form form:name="Form" form:apply-filter="true" form:command-type="table" form:control-implementation="ooo:com.sun.star.form.component.Form" office:target-frame="" xlink:href="" xlink:type="simple">
            <form:button form:name="Sheet-Command" form:control-implementation="ooo:com.sun.star.form.component.CommandButton" xml:id="control7" form:id="control7" form:label="Sheet-Command" office:target-frame="" xlink:href="" form:image-data="" form:default-button="tru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shapes>
          <draw:control draw:z-index="0" draw:text-style-name="P1" svg:width="2.8862in" svg:height="0.6232in" svg:x="10.2764in" svg:y="0.0496in" draw:control="control7"/>
        </table:shapes>
        <table:table-column table:style-name="co4" table:default-cell-style-name="Default"/>
        <table:table-column table:style-name="co37" table:default-cell-style-name="Default"/>
        <table:table-column table:style-name="co38" table:default-cell-style-name="Default"/>
        <table:table-column table:style-name="co4" table:number-columns-repeated="3" table:default-cell-style-name="Default"/>
        <table:table-column table:style-name="co39" table:default-cell-style-name="Default"/>
        <table:table-row table:style-name="ro1">
          <table:table-cell office:value-type="string">
            <text:p>Invoke</text:p>
          </table:table-cell>
          <table:table-cell table:style-name="ce9" office:value-type="float" office:value="80801">
            <text:p>80801</text:p>
          </table:table-cell>
          <table:table-cell table:number-columns-repeated="3"/>
          <table:table-cell office:value-type="string">
            <text:p>TODO</text:p>
          </table:table-cell>
          <table:table-cell office:value-type="string">
            <text:p>dropDownList</text:p>
          </table:table-cell>
        </table:table-row>
        <table:table-row table:style-name="ro1">
          <table:table-cell office:value-type="string">
            <text:p>ID</text:p>
          </table:table-cell>
          <table:table-cell office:value-type="string">
            <text:p>Command</text:p>
          </table:table-cell>
          <table:table-cell office:value-type="string">
            <text:p>Arg0</text:p>
          </table:table-cell>
          <table:table-cell office:value-type="string">
            <text:p>Arg1</text:p>
          </table:table-cell>
          <table:table-cell office:value-type="string">
            <text:p>Arg2</text:p>
          </table:table-cell>
          <table:table-cell/>
          <table:table-cell office:value-type="string">
            <text:p>Description</text:p>
          </table:table-cell>
        </table:table-row>
        <table:table-row table:style-name="ro1">
          <table:table-cell table:style-name="ce9" office:value-type="float" office:value="0">
            <text:p>0</text:p>
          </table:table-cell>
          <table:table-cell office:value-type="string">
            <text:p>RESET_SHEET</text:p>
          </table:table-cell>
          <table:table-cell table:number-columns-repeated="5"/>
        </table:table-row>
        <table:table-row table:style-name="ro2">
          <table:table-cell table:style-name="ce9" office:value-type="float" office:value="12">
            <text:p>12</text:p>
          </table:table-cell>
          <table:table-cell office:value-type="string">
            <text:p>NETEASE_WASHED_2_DB</text:p>
          </table:table-cell>
          <table:table-cell table:number-columns-repeated="4"/>
          <table:table-cell office:value-type="string">
            <text:p>导入指标数据到DB</text:p>
          </table:table-cell>
        </table:table-row>
        <table:table-row table:style-name="ro2">
          <table:table-cell table:style-name="ce9" office:value-type="float" office:value="14">
            <text:p>14</text:p>
          </table:table-cell>
          <table:table-cell office:value-type="string">
            <text:p>SINA_WASHED_2_DB</text:p>
          </table:table-cell>
          <table:table-cell table:number-columns-repeated="4"/>
          <table:table-cell office:value-type="string">
            <text:p>导入市价到DB</text:p>
          </table:table-cell>
        </table:table-row>
        <table:table-row table:style-name="ro1">
          <table:table-cell table:style-name="ce9" office:value-type="float" office:value="130">
            <text:p>130</text:p>
          </table:table-cell>
          <table:table-cell office:value-type="string">
            <text:p>SSE_CORPINFO_2_DB</text:p>
          </table:table-cell>
          <table:table-cell table:number-columns-repeated="4"/>
          <table:table-cell office:value-type="string">
            <text:p>导入上证公司信息</text:p>
          </table:table-cell>
        </table:table-row>
        <table:table-row table:style-name="ro2">
          <table:table-cell table:style-name="ce9" office:value-type="float" office:value="131">
            <text:p>131</text:p>
          </table:table-cell>
          <table:table-cell office:value-type="string">
            <text:p>SSE_CORPINFO_FULLNAME_CATEGORY_2_DB</text:p>
          </table:table-cell>
          <table:table-cell table:number-columns-repeated="4"/>
          <table:table-cell office:value-type="string">
            <text:p>导入上证A股公司全称和分类信息</text:p>
          </table:table-cell>
        </table:table-row>
        <table:table-row table:style-name="ro1">
          <table:table-cell table:style-name="ce9" office:value-type="float" office:value="140">
            <text:p>140</text:p>
          </table:table-cell>
          <table:table-cell office:value-type="string">
            <text:p>SZSE_CORPINFO_2_DB</text:p>
          </table:table-cell>
          <table:table-cell table:number-columns-repeated="4"/>
          <table:table-cell office:value-type="string">
            <text:p>导入深证公司信息</text:p>
          </table:table-cell>
        </table:table-row>
        <table:table-row table:style-name="ro2">
          <table:table-cell table:style-name="ce9" office:value-type="float" office:value="150">
            <text:p>150</text:p>
          </table:table-cell>
          <table:table-cell office:value-type="string">
            <text:p>CNINFO_CORPINFO_2_DB</text:p>
          </table:table-cell>
          <table:table-cell table:number-columns-repeated="4"/>
          <table:table-cell office:value-type="string">
            <text:p>导入基本信息到DB</text:p>
          </table:table-cell>
        </table:table-row>
        <table:table-row table:style-name="ro1">
          <table:table-cell office:value-type="float" office:value="0">
            <text:p>0</text:p>
          </table:table-cell>
          <table:table-cell table:number-columns-repeated="6"/>
        </table:table-row>
        <table:table-row table:style-name="ro1">
          <table:table-cell table:style-name="ce9" office:value-type="float" office:value="21">
            <text:p>21</text:p>
          </table:table-cell>
          <table:table-cell office:value-type="string">
            <text:p>SYS_SQL_QUERY</text:p>
          </table:table-cell>
          <table:table-cell office:value-type="string">
            <text:p>sql_alias</text:p>
          </table:table-cell>
          <table:table-cell table:number-columns-repeated="3"/>
          <table:table-cell office:value-type="string">
            <text:p>查询并显示指标表</text:p>
          </table:table-cell>
        </table:table-row>
        <table:table-row table:style-name="ro1">
          <table:table-cell table:style-name="ce9" office:value-type="float" office:value="22">
            <text:p>22</text:p>
          </table:table-cell>
          <table:table-cell office:value-type="string">
            <text:p>SYS_SQL_QUERY</text:p>
          </table:table-cell>
          <table:table-cell office:value-type="string">
            <text:p>sql_price</text:p>
          </table:table-cell>
          <table:table-cell table:number-columns-repeated="3"/>
          <table:table-cell office:value-type="string">
            <text:p>查询并显示市价</text:p>
          </table:table-cell>
        </table:table-row>
        <table:table-row table:style-name="ro1">
          <table:table-cell table:style-name="ce9" office:value-type="float" office:value="201">
            <text:p>201</text:p>
          </table:table-cell>
          <table:table-cell office:value-type="string">
            <text:p>SYS_SQL_QUERY</text:p>
          </table:table-cell>
          <table:table-cell office:value-type="string">
            <text:p>sql_corpInfo</text:p>
          </table:table-cell>
          <table:table-cell table:number-columns-repeated="3"/>
          <table:table-cell office:value-type="string">
            <text:p>查询公司信息</text:p>
          </table:table-cell>
        </table:table-row>
        <table:table-row table:style-name="ro2">
          <table:table-cell table:style-name="ce9" office:value-type="float" office:value="302">
            <text:p>302</text:p>
          </table:table-cell>
          <table:table-cell office:value-type="string">
            <text:p>SYS_SQL_UPDATE</text:p>
          </table:table-cell>
          <table:table-cell office:value-type="string">
            <text:p>sql_clean4</text:p>
          </table:table-cell>
          <table:table-cell table:number-columns-repeated="3"/>
          <table:table-cell office:value-type="string">
            <text:p>清除报表4</text:p>
          </table:table-cell>
        </table:table-row>
        <table:table-row table:style-name="ro1">
          <table:table-cell table:style-name="ce9" office:value-type="float" office:value="301">
            <text:p>301</text:p>
          </table:table-cell>
          <table:table-cell office:value-type="string">
            <text:p>SYS_SQL_UPDATE</text:p>
          </table:table-cell>
          <table:table-cell office:value-type="string">
            <text:p>sql_clean_corp_info</text:p>
          </table:table-cell>
          <table:table-cell table:number-columns-repeated="3"/>
          <table:table-cell office:value-type="string">
            <text:p>清除公司信息</text:p>
          </table:table-cell>
        </table:table-row>
        <table:table-row table:style-name="ro1">
          <table:table-cell table:style-name="ce9" office:value-type="float" office:value="0">
            <text:p>0</text:p>
          </table:table-cell>
          <table:table-cell table:number-columns-repeated="6"/>
        </table:table-row>
        <table:table-row table:style-name="ro1">
          <table:table-cell table:style-name="ce9" office:value-type="float" office:value="0">
            <text:p>0</text:p>
          </table:table-cell>
          <table:table-cell table:number-columns-repeated="6"/>
        </table:table-row>
        <table:table-row table:style-name="ro1">
          <table:table-cell office:value-type="float" office:value="31">
            <text:p>31</text:p>
          </table:table-cell>
          <table:table-cell office:value-type="string">
            <text:p>SYS_INDEX_TABLE</text:p>
          </table:table-cell>
          <table:table-cell office:value-type="float" office:value="1">
            <text:p>1</text:p>
          </table:table-cell>
          <table:table-cell table:number-columns-repeated="3"/>
          <table:table-cell office:value-type="string">
            <text:p>短期流动性比率表</text:p>
          </table:table-cell>
        </table:table-row>
        <table:table-row table:style-name="ro1">
          <table:table-cell table:style-name="ce9" office:value-type="float" office:value="32">
            <text:p>32</text:p>
          </table:table-cell>
          <table:table-cell office:value-type="string">
            <text:p>SYS_INDEX_TABLE</text:p>
          </table:table-cell>
          <table:table-cell office:value-type="float" office:value="2">
            <text:p>2</text:p>
          </table:table-cell>
          <table:table-cell table:number-columns-repeated="3"/>
          <table:table-cell office:value-type="string">
            <text:p>长期偿债能力比率表</text:p>
          </table:table-cell>
        </table:table-row>
        <table:table-row table:style-name="ro1">
          <table:table-cell table:style-name="ce9" office:value-type="float" office:value="33">
            <text:p>33</text:p>
          </table:table-cell>
          <table:table-cell office:value-type="string">
            <text:p>SYS_INDEX_TABLE</text:p>
          </table:table-cell>
          <table:table-cell office:value-type="float" office:value="3">
            <text:p>3</text:p>
          </table:table-cell>
          <table:table-cell table:number-columns-repeated="3"/>
          <table:table-cell office:value-type="string">
            <text:p>盈利能力比率表</text:p>
          </table:table-cell>
        </table:table-row>
        <table:table-row table:style-name="ro1">
          <table:table-cell table:style-name="ce9" office:value-type="float" office:value="34">
            <text:p>34</text:p>
          </table:table-cell>
          <table:table-cell office:value-type="string">
            <text:p>SYS_INDEX_TABLE</text:p>
          </table:table-cell>
          <table:table-cell office:value-type="float" office:value="4">
            <text:p>4</text:p>
          </table:table-cell>
          <table:table-cell table:number-columns-repeated="3"/>
          <table:table-cell office:value-type="string">
            <text:p>百分比表</text:p>
          </table:table-cell>
        </table:table-row>
        <table:table-row table:style-name="ro1">
          <table:table-cell office:value-type="float" office:value="35">
            <text:p>35</text:p>
          </table:table-cell>
          <table:table-cell office:value-type="string">
            <text:p>SYS_INDEX_TABLE</text:p>
          </table:table-cell>
          <table:table-cell office:value-type="float" office:value="5">
            <text:p>5</text:p>
          </table:table-cell>
          <table:table-cell table:number-columns-repeated="3"/>
          <table:table-cell office:value-type="string">
            <text:p>市场情况表</text:p>
          </table:table-cell>
        </table:table-row>
        <table:table-row table:style-name="ro1">
          <table:table-cell office:value-type="float" office:value="36">
            <text:p>36</text:p>
          </table:table-cell>
          <table:table-cell office:value-type="string">
            <text:p>SYS_INDEX_TABLE</text:p>
          </table:table-cell>
          <table:table-cell office:value-type="float" office:value="6">
            <text:p>6</text:p>
          </table:table-cell>
          <table:table-cell table:number-columns-repeated="3"/>
          <table:table-cell office:value-type="string">
            <text:p>杜邦分析表</text:p>
          </table:table-cell>
        </table:table-row>
        <table:table-row table:style-name="ro1">
          <table:table-cell office:value-type="float" office:value="37">
            <text:p>37</text:p>
          </table:table-cell>
          <table:table-cell office:value-type="string">
            <text:p>SYS_INDEX_TABLE</text:p>
          </table:table-cell>
          <table:table-cell office:value-type="float" office:value="7">
            <text:p>7</text:p>
          </table:table-cell>
          <table:table-cell table:number-columns-repeated="3"/>
          <table:table-cell office:value-type="string">
            <text:p>净资产收益率表</text:p>
          </table:table-cell>
        </table:table-row>
        <table:table-row table:style-name="ro1">
          <table:table-cell office:value-type="float" office:value="38">
            <text:p>38</text:p>
          </table:table-cell>
          <table:table-cell office:value-type="string">
            <text:p>SYS_INDEX_TABLE</text:p>
          </table:table-cell>
          <table:table-cell office:value-type="float" office:value="8">
            <text:p>8</text:p>
          </table:table-cell>
          <table:table-cell table:number-columns-repeated="3"/>
          <table:table-cell office:value-type="string">
            <text:p>净资产收益率变动表</text:p>
          </table:table-cell>
        </table:table-row>
        <table:table-row table:style-name="ro1">
          <table:table-cell office:value-type="float" office:value="701">
            <text:p>701</text:p>
          </table:table-cell>
          <table:table-cell office:value-type="string">
            <text:p>SYS_INDEX_TABLE</text:p>
          </table:table-cell>
          <table:table-cell office:value-type="float" office:value="701">
            <text:p>701</text:p>
          </table:table-cell>
          <table:table-cell table:number-columns-repeated="3"/>
          <table:table-cell office:value-type="string">
            <text:p>财务杠杆率表</text:p>
          </table:table-cell>
        </table:table-row>
        <table:table-row table:style-name="ro1">
          <table:table-cell office:value-type="float" office:value="702">
            <text:p>702</text:p>
          </table:table-cell>
          <table:table-cell office:value-type="string">
            <text:p>SYS_INDEX_TABLE</text:p>
          </table:table-cell>
          <table:table-cell office:value-type="float" office:value="702">
            <text:p>702</text:p>
          </table:table-cell>
          <table:table-cell table:number-columns-repeated="3"/>
          <table:table-cell office:value-type="string">
            <text:p>资产周转次数表</text:p>
          </table:table-cell>
        </table:table-row>
        <table:table-row table:style-name="ro1">
          <table:table-cell office:value-type="float" office:value="703">
            <text:p>703</text:p>
          </table:table-cell>
          <table:table-cell office:value-type="string">
            <text:p>SYS_INDEX_TABLE</text:p>
          </table:table-cell>
          <table:table-cell office:value-type="float" office:value="703">
            <text:p>703</text:p>
          </table:table-cell>
          <table:table-cell table:number-columns-repeated="3"/>
          <table:table-cell office:value-type="string">
            <text:p>销售利润率表</text:p>
          </table:table-cell>
        </table:table-row>
        <table:table-row table:style-name="ro1">
          <table:table-cell office:value-type="float" office:value="807">
            <text:p>807</text:p>
          </table:table-cell>
          <table:table-cell office:value-type="string">
            <text:p>SYS_SCOPED_INDEX_TABLE</text:p>
          </table:table-cell>
          <table:table-cell office:value-type="float" office:value="807">
            <text:p>807</text:p>
          </table:table-cell>
          <table:table-cell table:number-columns-repeated="4"/>
        </table:table-row>
        <table:table-row table:style-name="ro1">
          <table:table-cell office:value-type="float" office:value="80703">
            <text:p>80703</text:p>
          </table:table-cell>
          <table:table-cell office:value-type="string">
            <text:p>SYS_SCOPED_INDEX_TABLE</text:p>
          </table:table-cell>
          <table:table-cell office:value-type="float" office:value="80703">
            <text:p>80703</text:p>
          </table:table-cell>
          <table:table-cell table:number-columns-repeated="4"/>
        </table:table-row>
        <table:table-row table:style-name="ro1">
          <table:table-cell office:value-type="float" office:value="80702">
            <text:p>80702</text:p>
          </table:table-cell>
          <table:table-cell office:value-type="string">
            <text:p>SYS_SCOPED_INDEX_TABLE</text:p>
          </table:table-cell>
          <table:table-cell office:value-type="float" office:value="80702">
            <text:p>80702</text:p>
          </table:table-cell>
          <table:table-cell table:number-columns-repeated="4"/>
        </table:table-row>
        <table:table-row table:style-name="ro1">
          <table:table-cell office:value-type="float" office:value="80701">
            <text:p>80701</text:p>
          </table:table-cell>
          <table:table-cell office:value-type="string">
            <text:p>SYS_SCOPED_INDEX_TABLE</text:p>
          </table:table-cell>
          <table:table-cell office:value-type="float" office:value="80701">
            <text:p>80701</text:p>
          </table:table-cell>
          <table:table-cell table:number-columns-repeated="4"/>
        </table:table-row>
        <table:table-row table:style-name="ro1">
          <table:table-cell office:value-type="float" office:value="8070101">
            <text:p>8070101</text:p>
          </table:table-cell>
          <table:table-cell office:value-type="string">
            <text:p>SYS_SCOPED_INDEX_TABLE</text:p>
          </table:table-cell>
          <table:table-cell office:value-type="float" office:value="8070101">
            <text:p>8070101</text:p>
          </table:table-cell>
          <table:table-cell table:number-columns-repeated="4"/>
        </table:table-row>
        <table:table-row table:style-name="ro1">
          <table:table-cell office:value-type="float" office:value="80801">
            <text:p>80801</text:p>
          </table:table-cell>
          <table:table-cell office:value-type="string">
            <text:p>SYS_SCOPED_INDEX_TABLE</text:p>
          </table:table-cell>
          <table:table-cell office:value-type="float" office:value="80801">
            <text:p>80801</text:p>
          </table:table-cell>
          <table:table-cell table:number-columns-repeated="4"/>
        </table:table-row>
      </table:table>
      <table:table table:name="SYS_SQL_QUERY" table:style-name="ta1" table:print="false">
        <table:table-column table:style-name="co28" table:default-cell-style-name="Default"/>
        <table:table-column table:style-name="co29" table:default-cell-style-name="ce3"/>
        <table:table-column table:style-name="co30" table:default-cell-style-name="Default"/>
        <table:table-column table:style-name="co4" table:default-cell-style-name="Default"/>
        <table:table-row table:style-name="ro3">
          <table:table-cell office:value-type="string">
            <text:p>ID</text:p>
          </table:table-cell>
          <table:table-cell office:value-type="string">
            <text:p>SQL</text:p>
          </table:table-cell>
          <table:table-cell office:value-type="string">
            <text:p>TargetSheet</text:p>
          </table:table-cell>
          <table:table-cell office:value-type="string">
            <text:p>Descirption</text:p>
          </table:table-cell>
        </table:table-row>
        <table:table-row table:style-name="ro3">
          <table:table-cell office:value-type="string">
            <text:p>sql_alias</text:p>
          </table:table-cell>
          <table:table-cell office:value-type="string">
            <text:p>Select * from alias_info</text:p>
          </table:table-cell>
          <table:table-cell office:value-type="string">
            <text:p>SQL001</text:p>
          </table:table-cell>
          <table:table-cell office:value-type="string">
            <text:p>指标别名表</text:p>
          </table:table-cell>
        </table:table-row>
        <table:table-row table:style-name="ro3">
          <table:table-cell office:value-type="string">
            <text:p>sql_corpInfo</text:p>
          </table:table-cell>
          <table:table-cell office:value-type="string">
            <text:p>Select * from corp_info order by corpId</text:p>
          </table:table-cell>
          <table:table-cell office:value-type="string">
            <text:p>SQL_CORP_INFO</text:p>
          </table:table-cell>
          <table:table-cell/>
        </table:table-row>
        <table:table-row table:style-name="ro3">
          <table:table-cell office:value-type="string">
            <text:p>sql_zcfzb</text:p>
          </table:table-cell>
          <table:table-cell office:value-type="string">
            <text:p>Select * from corp_report_1 limit 100</text:p>
          </table:table-cell>
          <table:table-cell office:value-type="string">
            <text:p>SQL_ZCFZB</text:p>
          </table:table-cell>
          <table:table-cell/>
        </table:table-row>
        <table:table-row table:style-name="ro3">
          <table:table-cell office:value-type="string">
            <text:p>sql_lrb</text:p>
          </table:table-cell>
          <table:table-cell office:value-type="string">
            <text:p>Select * from corp_report_2 limit 100</text:p>
          </table:table-cell>
          <table:table-cell office:value-type="string">
            <text:p>SQL_LRB</text:p>
          </table:table-cell>
          <table:table-cell/>
        </table:table-row>
        <table:table-row table:style-name="ro3">
          <table:table-cell office:value-type="string">
            <text:p>sql_xjllb</text:p>
          </table:table-cell>
          <table:table-cell office:value-type="string">
            <text:p>Select * from corp_report_3 limit 100</text:p>
          </table:table-cell>
          <table:table-cell office:value-type="string">
            <text:p>SQL_XJLLB</text:p>
          </table:table-cell>
          <table:table-cell/>
        </table:table-row>
        <table:table-row table:style-name="ro3">
          <table:table-cell office:value-type="string">
            <text:p>sql_zcfzb_2016</text:p>
          </table:table-cell>
          <table:table-cell office:value-type="string">
            <text:p>Select * from corp_report_1 where reportDate=PARSEDATETIME('2016/12/31','yyyy/MM/dd') Limit 100</text:p>
          </table:table-cell>
          <table:table-cell office:value-type="string">
            <text:p>SQL_ZCFZB_2016</text:p>
          </table:table-cell>
          <table:table-cell/>
        </table:table-row>
        <table:table-row table:style-name="ro3">
          <table:table-cell office:value-type="string">
            <text:p>sql_price</text:p>
          </table:table-cell>
          <table:table-cell office:value-type="string">
            <text:p>Select * from corp_report_4 order by corpId limit 3500</text:p>
          </table:table-cell>
          <table:table-cell office:value-type="string">
            <text:p>SQL_PRICE</text:p>
          </table:table-cell>
          <table:table-cell/>
        </table:table-row>
        <table:table-row table:style-name="ro4">
          <table:table-cell office:value-type="string">
            <text:p>sql_tmp</text:p>
          </table:table-cell>
          <table:table-cell office:value-type="string">
            <text:p>select corpId,corpName,(select d_1 from corp_report_1 r1 where r1.reportDate=PARSEDATETIME('2016/12/31','yyyy/MM/dd') and r1.corpId=r2.corpId ),(select d_2 from corp_report_1 r1 where r1.reportDate=PARSEDATETIME('2016/12/31','yyyy/MM/dd') and r1.corpId=r2.corpId ),(select d_1 from corp_report_1 r1 where r1.reportDate=PARSEDATETIME('2016/12/31','yyyy/MM/dd') and r1.corpId=r2.corpId )+IFNULL((select d_2 from corp_report_1 r1 where r1.reportDate=PARSEDATETIME('2016/12/31','yyyy/MM/dd') and r1.corpId=r2.corpId ),0) from corp_info r2 order by corpId</text:p>
          </table:table-cell>
          <table:table-cell office:value-type="string">
            <text:p>SQL_TMP1</text:p>
          </table:table-cell>
          <table:table-cell/>
        </table:table-row>
        <table:table-row table:style-name="ro5">
          <table:table-cell office:value-type="string">
            <text:p>sql_tmp2</text:p>
          </table:table-cell>
          <table:table-cell office:value-type="string">
            <text:p>select corpId as CORP,corpName as NAME,IFNULL((select r.d_52 from corp_report_1 as r where r.corpId = ci.corpId and r.reportDate = PARSEDATETIME('2016/12/31','yyyy/MM/dd')),0) as 总资产_2016_12_31,IFNULL((select r.d_94 from corp_report_1 as r where r.corpId = ci.corpId and r.reportDate = PARSEDATETIME('2016/12/31','yyyy/MM/dd')),0) as 总负债 from corp_info as ci where 1=1 order by corpId</text:p>
          </table:table-cell>
          <table:table-cell office:value-type="string">
            <text:p>SQL_TMP2</text:p>
          </table:table-cell>
          <table:table-cell/>
        </table:table-row>
        <table:table-row table:style-name="ro6">
          <table:table-cell office:value-type="string">
            <text:p>sql_tmp3</text:p>
          </table:table-cell>
          <table:table-cell office:value-type="string">
            <text:p>select corpId as CORP,corpName as NAME,(select r.d_94 from corp_report_1 as r where r.corpId = ci.corpId and r.reportDate = PARSEDATETIME('2016/12/31','yyyy/MM/dd'))/(select r.d_52 from corp_report_1 as r where r.corpId= ci.corpId and r.reportDate = PARSEDATETIME('2016/12/31','yyyy/MM/dd')) as _2016_12_31 from corp_info as ci where 1=1</text:p>
          </table:table-cell>
          <table:table-cell office:value-type="string">
            <text:p>SQL_TMP2</text:p>
          </table:table-cell>
          <table:table-cell/>
        </table:table-row>
        <table:table-row table:style-name="ro6" table:number-rows-repeated="1048564">
          <table:table-cell table:number-columns-repeated="4"/>
        </table:table-row>
        <table:table-row table:style-name="ro6">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17">
      <number:number number:decimal-places="1" number:min-integer-digits="1"/>
      <number:text>%</number:text>
    </number:percentage-style>
    <style:style style:name="Default" style:family="table-cell">
      <style:text-properties style:font-name-asian="微软雅黑"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6">07/06/2017</text:date>, <text:time>22:1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07:46:50.17</meta:creation-date>
    <dc:date>2017-07-06T22:14:57.19</dc:date>
    <meta:editing-duration>P1DT8H23M34S</meta:editing-duration>
    <meta:editing-cycles>622</meta:editing-cycles>
    <meta:generator>OpenOffice/4.1.3$Win32 OpenOffice.org_project/413m1$Build-9783</meta:generator>
    <meta:document-statistic meta:table-count="12" meta:cell-count="25689" meta:object-count="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2">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7" style:family="chart" style:data-style-name="N2">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8" style:family="chart" style:data-style-name="N2">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9" style:family="chart" style:data-style-name="N2">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0" style:family="chart" style:data-style-name="N2">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78cm" svg:height="13.067cm" xlink:href=".." xlink:type="simple" chart:class="chart:line" chart:style-name="ch1">
        <chart:legend chart:legend-position="end" svg:x="16.958cm" svg:y="4.973cm" style:legend-expansion="high" chart:style-name="ch2"/>
        <chart:plot-area chart:style-name="ch3" table:cell-range-address="'部分企业-径流利润比率表'.C11:'部分企业-径流利润比率表'.G15 '部分企业-径流利润比率表'.B11:'部分企业-径流利润比率表'.B15 '部分企业-径流利润比率表'.B16:'部分企业-径流利润比率表'.G16" chart:data-source-has-labels="both" svg:x="0.843cm" svg:y="1.179cm" svg:width="15.329cm" svg:height="11.207cm">
          <chartooo:coordinate-region svg:x="1.861cm" svg:y="1.391cm" svg:width="13.846cm" svg:height="10.783cm"/>
          <chart:axis chart:dimension="x" chart:name="primary-x" chart:style-name="ch4" chartooo:axis-type="auto">
            <chartooo:date-scale/>
            <chart:categories table:cell-range-address="'部分企业-径流利润比率表'.C11:'部分企业-径流利润比率表'.G11"/>
          </chart:axis>
          <chart:axis chart:dimension="y" chart:name="primary-y" chart:style-name="ch4">
            <chart:grid chart:style-name="ch5" chart:class="major"/>
          </chart:axis>
          <chart:series chart:style-name="ch6" chart:values-cell-range-address="'部分企业-径流利润比率表'.C12:'部分企业-径流利润比率表'.G12" chart:label-cell-address="'部分企业-径流利润比率表'.B12:'部分企业-径流利润比率表'.B12" chart:class="chart:line">
            <chart:data-point chart:repeated="5"/>
          </chart:series>
          <chart:series chart:style-name="ch7" chart:values-cell-range-address="'部分企业-径流利润比率表'.C16:'部分企业-径流利润比率表'.G16" chart:label-cell-address="'部分企业-径流利润比率表'.B16:'部分企业-径流利润比率表'.B16" chart:class="chart:line">
            <chart:data-point chart:repeated="5"/>
          </chart:series>
          <chart:series chart:style-name="ch8" chart:values-cell-range-address="'部分企业-径流利润比率表'.C13:'部分企业-径流利润比率表'.G13" chart:label-cell-address="'部分企业-径流利润比率表'.B13:'部分企业-径流利润比率表'.B13" chart:class="chart:line">
            <chart:data-point chart:repeated="5"/>
          </chart:series>
          <chart:series chart:style-name="ch9" chart:values-cell-range-address="'部分企业-径流利润比率表'.C14:'部分企业-径流利润比率表'.G14" chart:label-cell-address="'部分企业-径流利润比率表'.B14:'部分企业-径流利润比率表'.B14" chart:class="chart:line">
            <chart:data-point chart:repeated="5"/>
          </chart:series>
          <chart:series chart:style-name="ch10" chart:values-cell-range-address="'部分企业-径流利润比率表'.C15:'部分企业-径流利润比率表'.G15" chart:label-cell-address="'部分企业-径流利润比率表'.B15:'部分企业-径流利润比率表'.B15"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Y2016</text:p>
                <draw:g>
                  <svg:desc>'部分企业-径流利润比率表'.C11:'部分企业-径流利润比率表'.G11</svg:desc>
                </draw:g>
              </table:table-cell>
              <table:table-cell office:value-type="string">
                <text:p>Y2015</text:p>
              </table:table-cell>
              <table:table-cell office:value-type="string">
                <text:p>Y2014</text:p>
              </table:table-cell>
              <table:table-cell office:value-type="string">
                <text:p>Y2013</text:p>
              </table:table-cell>
              <table:table-cell office:value-type="string">
                <text:p>T2012</text:p>
              </table:table-cell>
            </table:table-row>
          </table:table-header-rows>
          <table:table-rows>
            <table:table-row>
              <table:table-cell office:value-type="string">
                <text:p>云南白药</text:p>
                <draw:g>
                  <svg:desc>'部分企业-径流利润比率表'.B12:'部分企业-径流利润比率表'.B12</svg:desc>
                </draw:g>
              </table:table-cell>
              <table:table-cell office:value-type="float" office:value="1.01838008250054">
                <text:p>1.01838008250054</text:p>
                <draw:g>
                  <svg:desc>'部分企业-径流利润比率表'.C12:'部分企业-径流利润比率表'.G12</svg:desc>
                </draw:g>
              </table:table-cell>
              <table:table-cell office:value-type="float" office:value="0.79094056423693">
                <text:p>0.79094056423693</text:p>
              </table:table-cell>
              <table:table-cell office:value-type="float" office:value="0.635422631370304">
                <text:p>0.635422631370304</text:p>
              </table:table-cell>
              <table:table-cell office:value-type="float" office:value="0.147166641538693">
                <text:p>0.147166641538693</text:p>
              </table:table-cell>
              <table:table-cell office:value-type="float" office:value="0.502331724085636">
                <text:p>0.502331724085636</text:p>
              </table:table-cell>
            </table:table-row>
            <table:table-row>
              <table:table-cell office:value-type="string">
                <text:p>上海医药</text:p>
                <draw:g>
                  <svg:desc>'部分企业-径流利润比率表'.B16:'部分企业-径流利润比率表'.B16</svg:desc>
                </draw:g>
              </table:table-cell>
              <table:table-cell office:value-type="float" office:value="0.50830741753292">
                <text:p>0.50830741753292</text:p>
                <draw:g>
                  <svg:desc>'部分企业-径流利润比率表'.C16:'部分企业-径流利润比率表'.G16</svg:desc>
                </draw:g>
              </table:table-cell>
              <table:table-cell office:value-type="float" office:value="0.401014157182474">
                <text:p>0.401014157182474</text:p>
              </table:table-cell>
              <table:table-cell office:value-type="float" office:value="0.44641227803383">
                <text:p>0.44641227803383</text:p>
              </table:table-cell>
              <table:table-cell office:value-type="float" office:value="0.370609376308716">
                <text:p>0.370609376308716</text:p>
              </table:table-cell>
              <table:table-cell office:value-type="float" office:value="0.467680515648686">
                <text:p>0.467680515648686</text:p>
              </table:table-cell>
            </table:table-row>
            <table:table-row>
              <table:table-cell office:value-type="string">
                <text:p>太极集团</text:p>
                <draw:g>
                  <svg:desc>'部分企业-径流利润比率表'.B13:'部分企业-径流利润比率表'.B13</svg:desc>
                </draw:g>
              </table:table-cell>
              <table:table-cell office:value-type="float" office:value="-0.124353856841758">
                <text:p>-0.124353856841758</text:p>
                <draw:g>
                  <svg:desc>'部分企业-径流利润比率表'.C13:'部分企业-径流利润比率表'.G13</svg:desc>
                </draw:g>
              </table:table-cell>
              <table:table-cell office:value-type="float" office:value="-0.261288223812622">
                <text:p>-0.261288223812622</text:p>
              </table:table-cell>
              <table:table-cell office:value-type="float" office:value="1.04651515151515">
                <text:p>1.04651515151515</text:p>
              </table:table-cell>
              <table:table-cell office:value-type="float" office:value="-3.16643960036331">
                <text:p>-3.16643960036331</text:p>
              </table:table-cell>
              <table:table-cell office:value-type="float" office:value="-0.439131388462382">
                <text:p>-0.439131388462382</text:p>
              </table:table-cell>
            </table:table-row>
            <table:table-row>
              <table:table-cell office:value-type="string">
                <text:p>恒瑞医药</text:p>
                <draw:g>
                  <svg:desc>'部分企业-径流利润比率表'.B14:'部分企业-径流利润比率表'.B14</svg:desc>
                </draw:g>
              </table:table-cell>
              <table:table-cell office:value-type="float" office:value="0.984222854084178">
                <text:p>0.984222854084178</text:p>
                <draw:g>
                  <svg:desc>'部分企业-径流利润比率表'.C14:'部分企业-径流利润比率表'.G14</svg:desc>
                </draw:g>
              </table:table-cell>
              <table:table-cell office:value-type="float" office:value="1.0239751435496">
                <text:p>1.0239751435496</text:p>
              </table:table-cell>
              <table:table-cell office:value-type="float" office:value="1.00087734355629">
                <text:p>1.00087734355629</text:p>
              </table:table-cell>
              <table:table-cell office:value-type="float" office:value="1.05642970473279">
                <text:p>1.05642970473279</text:p>
              </table:table-cell>
              <table:table-cell office:value-type="float" office:value="0.832344690423046">
                <text:p>0.832344690423046</text:p>
              </table:table-cell>
            </table:table-row>
            <table:table-row>
              <table:table-cell office:value-type="string">
                <text:p>哈药股份</text:p>
                <draw:g>
                  <svg:desc>'部分企业-径流利润比率表'.B15:'部分企业-径流利润比率表'.B15</svg:desc>
                </draw:g>
              </table:table-cell>
              <table:table-cell office:value-type="float" office:value="3.29226119933634">
                <text:p>3.29226119933634</text:p>
                <draw:g>
                  <svg:desc>'部分企业-径流利润比率表'.C15:'部分企业-径流利润比率表'.G15</svg:desc>
                </draw:g>
              </table:table-cell>
              <table:table-cell office:value-type="float" office:value="2.70150371045437">
                <text:p>2.70150371045437</text:p>
              </table:table-cell>
              <table:table-cell office:value-type="float" office:value="5.7471671388102">
                <text:p>5.7471671388102</text:p>
              </table:table-cell>
              <table:table-cell office:value-type="float" office:value="1.03742767157401">
                <text:p>1.03742767157401</text:p>
              </table:table-cell>
              <table:table-cell office:value-type="float" office:value="0.945426503737098">
                <text:p>0.94542650373709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Scripts/javascript/Library1/parcel-descriptor.xml><?xml version="1.0" encoding="utf-8"?>
<parcel xmlns:parcel="scripting.dtd" language="JavaScript">
  <script language="JavaScript">
    <locale lang="en">
      <displayname value="Macro1.js"/>
      <description>Macro1.js</description>
    </locale>
    <logicalname value="Macro1.js"/>
    <functionname value="Macro1.js"/>
  </script>
</parcel>
</file>